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7mm"/>
    </style:style>
    <style:style style:name="co2" style:family="table-column">
      <style:table-column-properties fo:break-before="auto" style:column-width="34.71mm"/>
    </style:style>
    <style:style style:name="co3" style:family="table-column">
      <style:table-column-properties fo:break-before="auto" style:column-width="32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1.91mm"/>
    </style:style>
    <style:style style:name="co7" style:family="table-column">
      <style:table-column-properties fo:break-before="auto" style:column-width="10.02mm"/>
    </style:style>
    <style:style style:name="co8" style:family="table-column">
      <style:table-column-properties fo:break-before="auto" style:column-width="16.77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" style:family="table-cell" style:parent-style-name="Default" style:data-style-name="N117"/>
    <style:style style:name="ce10" style:family="table-cell" style:parent-style-name="Default" style:data-style-name="N122"/>
    <style:style style:name="ce11" style:family="table-cell" style:parent-style-name="Default" style:data-style-name="N2"/>
    <style:style style:name="ce12" style:family="table-cell" style:parent-style-name="Default" style:data-style-name="N3"/>
    <style:style style:name="ce13" style:family="table-cell" style:parent-style-name="Default" style:data-style-name="N11"/>
    <style:style style:name="ce14" style:family="table-cell" style:parent-style-name="Default" style:data-style-name="N121"/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3333"/>
    </style:style>
    <style:style style:name="ce17" style:family="table-cell" style:parent-style-name="Default" style:data-style-name="N3">
      <style:table-cell-properties fo:background-color="transparen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marker-start="Pijlpunt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4" table:default-cell-style-name="ce10"/>
        <table:table-column table:style-name="co5" table:number-columns-repeated="20" table:default-cell-style-name="ce12"/>
        <table:table-column table:style-name="co4" table:default-cell-style-name="ce12"/>
        <table:table-column table:style-name="co4" table:default-cell-style-name="ce10"/>
        <table:table-column table:style-name="co5" table:default-cell-style-name="ce10"/>
        <table:table-column table:style-name="co5" table:number-columns-repeated="20" table:default-cell-style-name="ce15"/>
        <table:table-column table:style-name="co4" table:default-cell-style-name="ce15"/>
        <table:table-column table:style-name="co6" table:default-cell-style-name="Default"/>
        <table:table-column table:style-name="co5" table:default-cell-style-name="Default"/>
        <table:table-column table:style-name="co5" table:number-columns-repeated="19" table:default-cell-style-name="ce17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10" table:default-cell-style-name="ce15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is is part of the TXY table compiled</text:p>
            <text:p> by Herminio M. Brau</text:p>
          </table:table-cell>
          <table:covered-table-cell table:number-columns-repeated="2" table:style-name="ce1"/>
          <table:table-cell/>
          <table:table-cell table:style-name="Default" table:number-columns-repeated="45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2">
          <table:table-cell table:style-name="ce2"/>
          <table:table-cell table:style-name="ce1" table:number-columns-repeated="2"/>
          <table:table-cell/>
          <table:table-cell table:style-name="Default" office:value-type="string" calcext:value-type="string">
            <text:p>Interpolated</text:p>
          </table:table-cell>
          <table:table-cell table:style-name="Default" table:number-columns-repeated="21"/>
          <table:table-cell table:style-name="ce9" table:number-columns-repeated="2"/>
          <table:table-cell table:style-name="Default" office:value-type="string" calcext:value-type="string">
            <text:p>Modified to unsigned byte to reduce memory footprint</text:p>
          </table:table-cell>
          <table:table-cell table:style-name="Default" table:number-columns-repeated="20"/>
          <table:table-cell office:value-type="string" calcext:value-type="string">
            <text:p>Interpolated</text:p>
          </table:table-cell>
          <table:table-cell/>
          <table:table-cell table:style-name="Default" table:number-columns-repeated="19"/>
          <table:table-cell table:number-columns-repeated="3"/>
          <table:table-cell table:style-name="Default" office:value-type="string" calcext:value-type="string">
            <text:p>Modified to unsigned byte to reduce memory footprint</text:p>
          </table:table-cell>
          <table:table-cell table:style-name="Default" table:number-columns-repeated="9"/>
          <table:table-cell table:number-columns-repeated="10"/>
        </table:table-row>
        <table:table-row table:style-name="ro3">
          <table:table-cell table:style-name="ce2" office:value-type="string" calcext:value-type="string">
            <text:p>Boiling point °C</text:p>
          </table:table-cell>
          <table:table-cell table:style-name="ce1" office:value-type="string" calcext:value-type="string">
            <text:p>Liquid ABV</text:p>
          </table:table-cell>
          <table:table-cell table:style-name="ce1" office:value-type="string" calcext:value-type="string">
            <text:p>Vapor ABV</text:p>
          </table:table-cell>
          <table:table-cell/>
          <table:table-cell table:style-name="Default" office:value-type="string" calcext:value-type="string">
            <text:p>Liquid array</text:p>
          </table:table-cell>
          <table:table-cell table:style-name="Default" table:number-columns-repeated="44"/>
          <table:table-cell office:value-type="string" calcext:value-type="string">
            <text:p>Vapor array</text:p>
          </table:table-cell>
          <table:table-cell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2">
          <table:table-cell table:style-name="ce2"/>
          <table:table-cell table:style-name="ce1" table:number-columns-repeated="2"/>
          <table:table-cell/>
          <table:table-cell table:style-name="Default" table:number-columns-repeated="45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2">
          <table:table-cell office:value-type="float" office:value="78.3" calcext:value-type="float">
            <text:p>78,300</text:p>
          </table:table-cell>
          <table:table-cell table:number-columns-repeated="2" table:style-name="ce6" office:value-type="percentage" office:value="1" calcext:value-type="percentage">
            <text:p>100,00%</text:p>
          </table:table-cell>
          <table:table-cell/>
          <table:table-cell table:style-name="ce9" table:number-columns-repeated="10"/>
          <table:table-cell table:style-name="Default" table:number-columns-repeated="12"/>
          <table:table-cell table:style-name="ce9" table:number-columns-repeated="2"/>
          <table:table-cell table:number-columns-repeated="21"/>
          <table:table-cell table:style-name="ce15" table:number-columns-repeated="10"/>
          <table:table-cell table:style-name="Default" table:number-columns-repeated="11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2">
          <table:table-cell office:value-type="float" office:value="78.27" calcext:value-type="float">
            <text:p>78,270</text:p>
          </table:table-cell>
          <table:table-cell office:value-type="percentage" office:value="0.997" calcext:value-type="percentage">
            <text:p>99,70%</text:p>
          </table:table-cell>
          <table:table-cell office:value-type="percentage" office:value="0.9963" calcext:value-type="percentage">
            <text:p>99,63%</text:p>
          </table:table-cell>
          <table:table-cell/>
          <table:table-cell table:style-name="ce9"/>
          <table:table-cell table:style-name="ce11" office:value-type="float" office:value="78.18" calcext:value-type="float">
            <text:p>78,18</text:p>
          </table:table-cell>
          <table:table-cell table:style-name="ce11" office:value-type="float" office:value="78.19" calcext:value-type="float">
            <text:p>78,19</text:p>
          </table:table-cell>
          <table:table-cell table:style-name="ce11" office:value-type="float" office:value="78.2" calcext:value-type="float">
            <text:p>78,20</text:p>
          </table:table-cell>
          <table:table-cell table:style-name="ce11" office:value-type="float" office:value="78.21" calcext:value-type="float">
            <text:p>78,21</text:p>
          </table:table-cell>
          <table:table-cell table:style-name="ce11" office:value-type="float" office:value="78.22" calcext:value-type="float">
            <text:p>78,22</text:p>
          </table:table-cell>
          <table:table-cell table:style-name="ce11" office:value-type="float" office:value="78.23" calcext:value-type="float">
            <text:p>78,23</text:p>
          </table:table-cell>
          <table:table-cell table:style-name="ce11" office:value-type="float" office:value="78.24" calcext:value-type="float">
            <text:p>78,24</text:p>
          </table:table-cell>
          <table:table-cell table:style-name="ce11" office:value-type="float" office:value="78.2499999999999" calcext:value-type="float">
            <text:p>78,25</text:p>
          </table:table-cell>
          <table:table-cell table:style-name="ce11" office:value-type="float" office:value="78.2599999999999" calcext:value-type="float">
            <text:p>78,26</text:p>
          </table:table-cell>
          <table:table-cell table:style-name="ce11" office:value-type="float" office:value="78.2699999999999" calcext:value-type="float">
            <text:p>78,27</text:p>
          </table:table-cell>
          <table:table-cell table:style-name="ce11" office:value-type="float" office:value="78.2799999999999" calcext:value-type="float">
            <text:p>78,28</text:p>
          </table:table-cell>
          <table:table-cell table:style-name="ce11" office:value-type="float" office:value="78.2899999999999" calcext:value-type="float">
            <text:p>78,29</text:p>
          </table:table-cell>
          <table:table-cell table:style-name="ce11" office:value-type="float" office:value="78.2999999999999" calcext:value-type="float">
            <text:p>78,30</text:p>
          </table:table-cell>
          <table:table-cell table:style-name="ce11" office:value-type="float" office:value="78.3099999999999" calcext:value-type="float">
            <text:p>78,31</text:p>
          </table:table-cell>
          <table:table-cell table:style-name="ce11" office:value-type="float" office:value="78.3199999999999" calcext:value-type="float">
            <text:p>78,32</text:p>
          </table:table-cell>
          <table:table-cell table:style-name="ce11" office:value-type="float" office:value="78.3299999999998" calcext:value-type="float">
            <text:p>78,33</text:p>
          </table:table-cell>
          <table:table-cell table:style-name="ce11" office:value-type="float" office:value="78.3399999999998" calcext:value-type="float">
            <text:p>78,34</text:p>
          </table:table-cell>
          <table:table-cell table:style-name="ce11" office:value-type="float" office:value="78.3499999999998" calcext:value-type="float">
            <text:p>78,35</text:p>
          </table:table-cell>
          <table:table-cell table:style-name="ce11" office:value-type="float" office:value="78.3599999999998" calcext:value-type="float">
            <text:p>78,36</text:p>
          </table:table-cell>
          <table:table-cell table:style-name="ce11" office:value-type="float" office:value="78.3699999999998" calcext:value-type="float">
            <text:p>78,37</text:p>
          </table:table-cell>
          <table:table-cell table:style-name="ce11"/>
          <table:table-cell table:style-name="ce9" table:number-columns-repeated="2"/>
          <table:table-cell table:style-name="ce11" office:value-type="float" office:value="78.18" calcext:value-type="float">
            <text:p>78,18</text:p>
          </table:table-cell>
          <table:table-cell table:style-name="ce11" office:value-type="float" office:value="78.19" calcext:value-type="float">
            <text:p>78,19</text:p>
          </table:table-cell>
          <table:table-cell table:style-name="ce11" office:value-type="float" office:value="78.2" calcext:value-type="float">
            <text:p>78,20</text:p>
          </table:table-cell>
          <table:table-cell table:style-name="ce11" office:value-type="float" office:value="78.21" calcext:value-type="float">
            <text:p>78,21</text:p>
          </table:table-cell>
          <table:table-cell table:style-name="ce11" office:value-type="float" office:value="78.22" calcext:value-type="float">
            <text:p>78,22</text:p>
          </table:table-cell>
          <table:table-cell table:style-name="ce11" office:value-type="float" office:value="78.23" calcext:value-type="float">
            <text:p>78,23</text:p>
          </table:table-cell>
          <table:table-cell table:style-name="ce11" office:value-type="float" office:value="78.24" calcext:value-type="float">
            <text:p>78,24</text:p>
          </table:table-cell>
          <table:table-cell table:style-name="ce11" office:value-type="float" office:value="78.2499999999999" calcext:value-type="float">
            <text:p>78,25</text:p>
          </table:table-cell>
          <table:table-cell table:style-name="ce11" office:value-type="float" office:value="78.2599999999999" calcext:value-type="float">
            <text:p>78,26</text:p>
          </table:table-cell>
          <table:table-cell table:style-name="ce11" office:value-type="float" office:value="78.2699999999999" calcext:value-type="float">
            <text:p>78,27</text:p>
          </table:table-cell>
          <table:table-cell table:style-name="ce11" office:value-type="float" office:value="78.2799999999999" calcext:value-type="float">
            <text:p>78,28</text:p>
          </table:table-cell>
          <table:table-cell table:style-name="ce11" office:value-type="float" office:value="78.2899999999999" calcext:value-type="float">
            <text:p>78,29</text:p>
          </table:table-cell>
          <table:table-cell table:style-name="ce11" office:value-type="float" office:value="78.2999999999999" calcext:value-type="float">
            <text:p>78,30</text:p>
          </table:table-cell>
          <table:table-cell table:style-name="ce11" office:value-type="float" office:value="78.3099999999999" calcext:value-type="float">
            <text:p>78,31</text:p>
          </table:table-cell>
          <table:table-cell table:style-name="ce11" office:value-type="float" office:value="78.3199999999999" calcext:value-type="float">
            <text:p>78,32</text:p>
          </table:table-cell>
          <table:table-cell table:style-name="ce11" office:value-type="float" office:value="78.3299999999998" calcext:value-type="float">
            <text:p>78,33</text:p>
          </table:table-cell>
          <table:table-cell table:style-name="ce11" office:value-type="float" office:value="78.3399999999998" calcext:value-type="float">
            <text:p>78,34</text:p>
          </table:table-cell>
          <table:table-cell table:style-name="ce11" office:value-type="float" office:value="78.3499999999998" calcext:value-type="float">
            <text:p>78,35</text:p>
          </table:table-cell>
          <table:table-cell table:style-name="ce11" office:value-type="float" office:value="78.3599999999998" calcext:value-type="float">
            <text:p>78,36</text:p>
          </table:table-cell>
          <table:table-cell table:style-name="ce11" office:value-type="float" office:value="78.3699999999998" calcext:value-type="float">
            <text:p>78,37</text:p>
          </table:table-cell>
          <table:table-cell table:style-name="ce11" table:number-columns-repeated="3"/>
          <table:table-cell table:style-name="ce11" office:value-type="float" office:value="78.18" calcext:value-type="float">
            <text:p>78,18</text:p>
          </table:table-cell>
          <table:table-cell table:style-name="ce11" office:value-type="float" office:value="78.19" calcext:value-type="float">
            <text:p>78,19</text:p>
          </table:table-cell>
          <table:table-cell table:style-name="ce11" office:value-type="float" office:value="78.2" calcext:value-type="float">
            <text:p>78,20</text:p>
          </table:table-cell>
          <table:table-cell table:style-name="ce11" office:value-type="float" office:value="78.21" calcext:value-type="float">
            <text:p>78,21</text:p>
          </table:table-cell>
          <table:table-cell table:style-name="ce11" office:value-type="float" office:value="78.22" calcext:value-type="float">
            <text:p>78,22</text:p>
          </table:table-cell>
          <table:table-cell table:style-name="ce11" office:value-type="float" office:value="78.23" calcext:value-type="float">
            <text:p>78,23</text:p>
          </table:table-cell>
          <table:table-cell table:style-name="ce11" office:value-type="float" office:value="78.24" calcext:value-type="float">
            <text:p>78,24</text:p>
          </table:table-cell>
          <table:table-cell table:style-name="ce11" office:value-type="float" office:value="78.2499999999999" calcext:value-type="float">
            <text:p>78,25</text:p>
          </table:table-cell>
          <table:table-cell table:style-name="ce11" office:value-type="float" office:value="78.2599999999999" calcext:value-type="float">
            <text:p>78,26</text:p>
          </table:table-cell>
          <table:table-cell table:style-name="ce11" office:value-type="float" office:value="78.2699999999999" calcext:value-type="float">
            <text:p>78,27</text:p>
          </table:table-cell>
          <table:table-cell table:style-name="ce11" office:value-type="float" office:value="78.2799999999999" calcext:value-type="float">
            <text:p>78,28</text:p>
          </table:table-cell>
          <table:table-cell table:style-name="ce11" office:value-type="float" office:value="78.2899999999999" calcext:value-type="float">
            <text:p>78,29</text:p>
          </table:table-cell>
          <table:table-cell table:style-name="ce11" office:value-type="float" office:value="78.2999999999999" calcext:value-type="float">
            <text:p>78,30</text:p>
          </table:table-cell>
          <table:table-cell table:style-name="ce11" office:value-type="float" office:value="78.3099999999999" calcext:value-type="float">
            <text:p>78,31</text:p>
          </table:table-cell>
          <table:table-cell table:style-name="ce11" office:value-type="float" office:value="78.3199999999999" calcext:value-type="float">
            <text:p>78,32</text:p>
          </table:table-cell>
          <table:table-cell table:style-name="ce11" office:value-type="float" office:value="78.3299999999999" calcext:value-type="float">
            <text:p>78,33</text:p>
          </table:table-cell>
          <table:table-cell table:style-name="ce11" office:value-type="float" office:value="78.3399999999999" calcext:value-type="float">
            <text:p>78,34</text:p>
          </table:table-cell>
          <table:table-cell table:style-name="ce11" office:value-type="float" office:value="78.3499999999999" calcext:value-type="float">
            <text:p>78,35</text:p>
          </table:table-cell>
          <table:table-cell table:style-name="ce11" office:value-type="float" office:value="78.3599999999998" calcext:value-type="float">
            <text:p>78,36</text:p>
          </table:table-cell>
          <table:table-cell table:style-name="ce11" office:value-type="float" office:value="78.3699999999998" calcext:value-type="float">
            <text:p>78,37</text:p>
          </table:table-cell>
          <table:table-cell table:style-name="ce11" table:number-columns-repeated="2"/>
          <table:table-cell table:style-name="ce11" office:value-type="float" office:value="78.18" calcext:value-type="float">
            <text:p>78,18</text:p>
          </table:table-cell>
          <table:table-cell table:style-name="ce11" office:value-type="float" office:value="78.19" calcext:value-type="float">
            <text:p>78,19</text:p>
          </table:table-cell>
          <table:table-cell table:style-name="ce11" office:value-type="float" office:value="78.2" calcext:value-type="float">
            <text:p>78,20</text:p>
          </table:table-cell>
          <table:table-cell table:style-name="ce11" office:value-type="float" office:value="78.21" calcext:value-type="float">
            <text:p>78,21</text:p>
          </table:table-cell>
          <table:table-cell table:style-name="ce11" office:value-type="float" office:value="78.22" calcext:value-type="float">
            <text:p>78,22</text:p>
          </table:table-cell>
          <table:table-cell table:style-name="ce11" office:value-type="float" office:value="78.23" calcext:value-type="float">
            <text:p>78,23</text:p>
          </table:table-cell>
          <table:table-cell table:style-name="ce11" office:value-type="float" office:value="78.24" calcext:value-type="float">
            <text:p>78,24</text:p>
          </table:table-cell>
          <table:table-cell table:style-name="ce11" office:value-type="float" office:value="78.2499999999999" calcext:value-type="float">
            <text:p>78,25</text:p>
          </table:table-cell>
          <table:table-cell table:style-name="ce11" office:value-type="float" office:value="78.2599999999999" calcext:value-type="float">
            <text:p>78,26</text:p>
          </table:table-cell>
          <table:table-cell table:style-name="ce11" office:value-type="float" office:value="78.2699999999999" calcext:value-type="float">
            <text:p>78,27</text:p>
          </table:table-cell>
          <table:table-cell table:style-name="ce11" office:value-type="float" office:value="78.2799999999999" calcext:value-type="float">
            <text:p>78,28</text:p>
          </table:table-cell>
          <table:table-cell table:style-name="ce11" office:value-type="float" office:value="78.2899999999999" calcext:value-type="float">
            <text:p>78,29</text:p>
          </table:table-cell>
          <table:table-cell table:style-name="ce11" office:value-type="float" office:value="78.2999999999999" calcext:value-type="float">
            <text:p>78,30</text:p>
          </table:table-cell>
          <table:table-cell table:style-name="ce11" office:value-type="float" office:value="78.3099999999999" calcext:value-type="float">
            <text:p>78,31</text:p>
          </table:table-cell>
          <table:table-cell table:style-name="ce11" office:value-type="float" office:value="78.3199999999999" calcext:value-type="float">
            <text:p>78,32</text:p>
          </table:table-cell>
          <table:table-cell table:style-name="ce11" office:value-type="float" office:value="78.3299999999999" calcext:value-type="float">
            <text:p>78,33</text:p>
          </table:table-cell>
          <table:table-cell table:style-name="ce11" office:value-type="float" office:value="78.3399999999999" calcext:value-type="float">
            <text:p>78,34</text:p>
          </table:table-cell>
          <table:table-cell table:style-name="ce11" office:value-type="float" office:value="78.3499999999999" calcext:value-type="float">
            <text:p>78,35</text:p>
          </table:table-cell>
          <table:table-cell table:style-name="ce11" office:value-type="float" office:value="78.3599999999998" calcext:value-type="float">
            <text:p>78,36</text:p>
          </table:table-cell>
          <table:table-cell table:style-name="ce11" office:value-type="float" office:value="78.3699999999998" calcext:value-type="float">
            <text:p>78,37</text:p>
          </table:table-cell>
        </table:table-row>
        <table:table-row table:style-name="ro2">
          <table:table-cell office:value-type="float" office:value="78.243" calcext:value-type="float">
            <text:p>78,243</text:p>
          </table:table-cell>
          <table:table-cell office:value-type="percentage" office:value="0.9939" calcext:value-type="percentage">
            <text:p>99,39%</text:p>
          </table:table-cell>
          <table:table-cell office:value-type="percentage" office:value="0.9932" calcext:value-type="percentage">
            <text:p>99,32%</text:p>
          </table:table-cell>
          <table:table-cell/>
          <table:table-cell table:style-name="ce9" table:number-columns-repeated="10"/>
          <table:table-cell table:style-name="Default" table:number-columns-repeated="12"/>
          <table:table-cell table:style-name="ce9" table:number-columns-repeated="2"/>
          <table:table-cell table:number-columns-repeated="21"/>
          <table:table-cell table:style-name="ce15" table:number-columns-repeated="10"/>
          <table:table-cell table:style-name="Default" table:number-columns-repeated="11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2">
          <table:table-cell office:value-type="float" office:value="78.222" calcext:value-type="float">
            <text:p>78,222</text:p>
          </table:table-cell>
          <table:table-cell office:value-type="percentage" office:value="0.9907" calcext:value-type="percentage">
            <text:p>99,07%</text:p>
          </table:table-cell>
          <table:table-cell office:value-type="percentage" office:value="0.9901" calcext:value-type="percentage">
            <text:p>99,01%</text:p>
          </table:table-cell>
          <table:table-cell/>
          <table:table-cell office:value-type="float" office:value="0" calcext:value-type="float">
            <text:p>0,0</text:p>
          </table:table-cell>
          <table:table-cell table:formula="of:=PINTERP([.$A$15:.$A$205];[.$B$15:.$B$205];([.F$6]+[.$E8]))*1000" office:value-type="float" office:value="966.2025" calcext:value-type="float">
            <text:p>966</text:p>
          </table:table-cell>
          <table:table-cell table:formula="of:=PINTERP([.$A$15:.$A$205];[.$B$15:.$B$205];([.G$6]+[.$E8]))*1000" office:value-type="float" office:value="962.925277777779" calcext:value-type="float">
            <text:p>963</text:p>
          </table:table-cell>
          <table:table-cell table:formula="of:=PINTERP([.$A$15:.$A$205];[.$B$15:.$B$205];([.H$6]+[.$E8]))*1000" office:value-type="float" office:value="959.831319444442" calcext:value-type="float">
            <text:p>960</text:p>
          </table:table-cell>
          <table:table-cell table:formula="of:=PINTERP([.$A$15:.$A$205];[.$B$15:.$B$205];([.I$6]+[.$E8]))*1000" office:value-type="float" office:value="957.771041666667" calcext:value-type="float">
            <text:p>958</text:p>
          </table:table-cell>
          <table:table-cell table:formula="of:=PINTERP([.$A$15:.$A$205];[.$B$15:.$B$205];([.J$6]+[.$E8]))*1000" office:value-type="float" office:value="955.664062500001" calcext:value-type="float">
            <text:p>956</text:p>
          </table:table-cell>
          <table:table-cell table:formula="of:=PINTERP([.$A$15:.$A$205];[.$B$15:.$B$205];([.K$6]+[.$E8]))*1000" office:value-type="float" office:value="953.338541666667" calcext:value-type="float">
            <text:p>953</text:p>
          </table:table-cell>
          <table:table-cell table:formula="of:=PINTERP([.$A$15:.$A$205];[.$B$15:.$B$205];([.L$6]+[.$E8]))*1000" office:value-type="float" office:value="950.845486111112" calcext:value-type="float">
            <text:p>951</text:p>
          </table:table-cell>
          <table:table-cell table:formula="of:=PINTERP([.$A$15:.$A$205];[.$B$15:.$B$205];([.M$6]+[.$E8]))*1000" office:value-type="float" office:value="949.464062500019" calcext:value-type="float">
            <text:p>949</text:p>
          </table:table-cell>
          <table:table-cell table:formula="of:=PINTERP([.$A$15:.$A$205];[.$B$15:.$B$205];([.N$6]+[.$E8]))*1000" office:value-type="float" office:value="946.569518097695" calcext:value-type="float">
            <text:p>947</text:p>
          </table:table-cell>
          <table:table-cell table:formula="of:=PINTERP([.$A$15:.$A$205];[.$B$15:.$B$205];([.O$6]+[.$E8]))*1000" office:value-type="float" office:value="939.90000000007" calcext:value-type="float">
            <text:p>940</text:p>
          </table:table-cell>
          <table:table-cell table:formula="of:=PINTERP([.$A$15:.$A$205];[.$B$15:.$B$205];([.P$6]+[.$E8]))*1000" office:value-type="float" office:value="937.003221024275" calcext:value-type="float">
            <text:p>937</text:p>
          </table:table-cell>
          <table:table-cell table:formula="of:=PINTERP([.$A$15:.$A$205];[.$B$15:.$B$205];([.Q$6]+[.$E8]))*1000" office:value-type="float" office:value="936.048814016171" calcext:value-type="float">
            <text:p>936</text:p>
          </table:table-cell>
          <table:table-cell table:formula="of:=PINTERP([.$A$15:.$A$205];[.$B$15:.$B$205];([.R$6]+[.$E8]))*1000" office:value-type="float" office:value="935.627666421643" calcext:value-type="float">
            <text:p>936</text:p>
          </table:table-cell>
          <table:table-cell table:formula="of:=PINTERP([.$A$15:.$A$205];[.$B$15:.$B$205];([.S$6]+[.$E8]))*1000" office:value-type="float" office:value="934.298154864017" calcext:value-type="float">
            <text:p>934</text:p>
          </table:table-cell>
          <table:table-cell table:formula="of:=PINTERP([.$A$15:.$A$205];[.$B$15:.$B$205];([.T$6]+[.$E8]))*1000" office:value-type="float" office:value="932.988850771883" calcext:value-type="float">
            <text:p>933</text:p>
          </table:table-cell>
          <table:table-cell table:formula="of:=PINTERP([.$A$15:.$A$205];[.$B$15:.$B$205];([.U$6]+[.$E8]))*1000" office:value-type="float" office:value="931.636999022509" calcext:value-type="float">
            <text:p>932</text:p>
          </table:table-cell>
          <table:table-cell table:formula="of:=PINTERP([.$A$15:.$A$205];[.$B$15:.$B$205];([.V$6]+[.$E8]))*1000" office:value-type="float" office:value="930.297308336849" calcext:value-type="float">
            <text:p>930</text:p>
          </table:table-cell>
          <table:table-cell table:formula="of:=PINTERP([.$A$15:.$A$205];[.$B$15:.$B$205];([.W$6]+[.$E8]))*1000" office:value-type="float" office:value="929.000000000025" calcext:value-type="float">
            <text:p>929</text:p>
          </table:table-cell>
          <table:table-cell table:formula="of:=PINTERP([.$A$15:.$A$205];[.$B$15:.$B$205];([.X$6]+[.$E8]))*1000" office:value-type="float" office:value="927.962160068051" calcext:value-type="float">
            <text:p>928</text:p>
          </table:table-cell>
          <table:table-cell table:formula="of:=PINTERP([.$A$15:.$A$205];[.$B$15:.$B$205];([.Y$6]+[.$E8]))*1000" office:value-type="float" office:value="926.908877795943" calcext:value-type="float">
            <text:p>927</text:p>
          </table:table-cell>
          <table:table-cell/>
          <table:table-cell office:value-type="float" office:value="0" calcext:value-type="float">
            <text:p>0,0</text:p>
          </table:table-cell>
          <table:table-cell/>
          <table:table-cell table:formula="of:=[.F8]-(2^8)*3" office:value-type="float" office:value="198.2025" calcext:value-type="float">
            <text:p>198</text:p>
          </table:table-cell>
          <table:table-cell table:formula="of:=[.G8]-(2^8)*3" office:value-type="float" office:value="194.925277777779" calcext:value-type="float">
            <text:p>195</text:p>
          </table:table-cell>
          <table:table-cell table:formula="of:=[.H8]-(2^8)*3" office:value-type="float" office:value="191.831319444442" calcext:value-type="float">
            <text:p>192</text:p>
          </table:table-cell>
          <table:table-cell table:formula="of:=[.I8]-(2^8)*3" office:value-type="float" office:value="189.771041666667" calcext:value-type="float">
            <text:p>190</text:p>
          </table:table-cell>
          <table:table-cell table:formula="of:=[.J8]-(2^8)*3" office:value-type="float" office:value="187.664062500001" calcext:value-type="float">
            <text:p>188</text:p>
          </table:table-cell>
          <table:table-cell table:formula="of:=[.K8]-(2^8)*3" office:value-type="float" office:value="185.338541666667" calcext:value-type="float">
            <text:p>185</text:p>
          </table:table-cell>
          <table:table-cell table:formula="of:=[.L8]-(2^8)*3" office:value-type="float" office:value="182.845486111112" calcext:value-type="float">
            <text:p>183</text:p>
          </table:table-cell>
          <table:table-cell table:formula="of:=[.M8]-(2^8)*3" office:value-type="float" office:value="181.464062500019" calcext:value-type="float">
            <text:p>181</text:p>
          </table:table-cell>
          <table:table-cell table:formula="of:=[.N8]-(2^8)*3" office:value-type="float" office:value="178.569518097695" calcext:value-type="float">
            <text:p>179</text:p>
          </table:table-cell>
          <table:table-cell table:formula="of:=[.O8]-(2^8)*3" office:value-type="float" office:value="171.90000000007" calcext:value-type="float">
            <text:p>172</text:p>
          </table:table-cell>
          <table:table-cell table:formula="of:=[.P8]-(2^8)*3" office:value-type="float" office:value="169.003221024275" calcext:value-type="float">
            <text:p>169</text:p>
          </table:table-cell>
          <table:table-cell table:formula="of:=[.Q8]-(2^8)*3" office:value-type="float" office:value="168.048814016171" calcext:value-type="float">
            <text:p>168</text:p>
          </table:table-cell>
          <table:table-cell table:formula="of:=[.R8]-(2^8)*3" office:value-type="float" office:value="167.627666421643" calcext:value-type="float">
            <text:p>168</text:p>
          </table:table-cell>
          <table:table-cell table:formula="of:=[.S8]-(2^8)*3" office:value-type="float" office:value="166.298154864017" calcext:value-type="float">
            <text:p>166</text:p>
          </table:table-cell>
          <table:table-cell table:formula="of:=[.T8]-(2^8)*3" office:value-type="float" office:value="164.988850771883" calcext:value-type="float">
            <text:p>165</text:p>
          </table:table-cell>
          <table:table-cell table:formula="of:=[.U8]-(2^8)*3" office:value-type="float" office:value="163.636999022509" calcext:value-type="float">
            <text:p>164</text:p>
          </table:table-cell>
          <table:table-cell table:formula="of:=[.V8]-(2^8)*3" office:value-type="float" office:value="162.297308336849" calcext:value-type="float">
            <text:p>162</text:p>
          </table:table-cell>
          <table:table-cell table:formula="of:=[.W8]-(2^8)*3" office:value-type="float" office:value="161.000000000025" calcext:value-type="float">
            <text:p>161</text:p>
          </table:table-cell>
          <table:table-cell table:formula="of:=[.X8]-(2^8)*3" office:value-type="float" office:value="159.962160068051" calcext:value-type="float">
            <text:p>160</text:p>
          </table:table-cell>
          <table:table-cell table:formula="of:=[.Y8]-(2^8)*3" office:value-type="float" office:value="158.908877795942" calcext:value-type="float">
            <text:p>159</text:p>
          </table:table-cell>
          <table:table-cell/>
          <table:table-cell table:style-name="ce10" office:value-type="float" office:value="0" calcext:value-type="float">
            <text:p>0,0</text:p>
          </table:table-cell>
          <table:table-cell table:style-name="ce10"/>
          <table:table-cell table:formula="of:=PINTERP([.$A$15:.$A$205];[.$C$15:.$C$205];([.AZ$6]+[.$E8]))*1000" office:value-type="float" office:value="967.173333333334" calcext:value-type="float">
            <text:p>967</text:p>
          </table:table-cell>
          <table:table-cell table:formula="of:=PINTERP([.$A$15:.$A$205];[.$C$15:.$C$205];([.BA$6]+[.$E8]))*1000" office:value-type="float" office:value="964.242314814816" calcext:value-type="float">
            <text:p>964</text:p>
          </table:table-cell>
          <table:table-cell table:formula="of:=PINTERP([.$A$15:.$A$205];[.$C$15:.$C$205];([.BB$6]+[.$E8]))*1000" office:value-type="float" office:value="961.331690538192" calcext:value-type="float">
            <text:p>961</text:p>
          </table:table-cell>
          <table:table-cell table:formula="of:=PINTERP([.$A$15:.$A$205];[.$C$15:.$C$205];([.BC$6]+[.$E8]))*1000" office:value-type="float" office:value="959.807506510417" calcext:value-type="float">
            <text:p>960</text:p>
          </table:table-cell>
          <table:table-cell table:formula="of:=PINTERP([.$A$15:.$A$205];[.$C$15:.$C$205];([.BD$6]+[.$E8]))*1000" office:value-type="float" office:value="958.149902343751" calcext:value-type="float">
            <text:p>958</text:p>
          </table:table-cell>
          <table:table-cell table:formula="of:=PINTERP([.$A$15:.$A$205];[.$C$15:.$C$205];([.BE$6]+[.$E8]))*1000" office:value-type="float" office:value="956.314880952381" calcext:value-type="float">
            <text:p>956</text:p>
          </table:table-cell>
          <table:table-cell table:formula="of:=PINTERP([.$A$15:.$A$205];[.$C$15:.$C$205];([.BF$6]+[.$E8]))*1000" office:value-type="float" office:value="954.390277777779" calcext:value-type="float">
            <text:p>954</text:p>
          </table:table-cell>
          <table:table-cell table:formula="of:=PINTERP([.$A$15:.$A$205];[.$C$15:.$C$205];([.BG$6]+[.$E8]))*1000" office:value-type="float" office:value="953.028571428587" calcext:value-type="float">
            <text:p>953</text:p>
          </table:table-cell>
          <table:table-cell table:formula="of:=PINTERP([.$A$15:.$A$205];[.$C$15:.$C$205];([.BH$6]+[.$E8]))*1000" office:value-type="float" office:value="951.021948653227" calcext:value-type="float">
            <text:p>951</text:p>
          </table:table-cell>
          <table:table-cell table:formula="of:=PINTERP([.$A$15:.$A$205];[.$C$15:.$C$205];([.BI$6]+[.$E8]))*1000" office:value-type="float" office:value="946.300000000059" calcext:value-type="float">
            <text:p>946</text:p>
          </table:table-cell>
          <table:table-cell table:formula="of:=PINTERP([.$A$15:.$A$205];[.$C$15:.$C$205];([.BJ$6]+[.$E8]))*1000" office:value-type="float" office:value="944.2476954178" calcext:value-type="float">
            <text:p>944</text:p>
          </table:table-cell>
          <table:table-cell table:formula="of:=PINTERP([.$A$15:.$A$205];[.$C$15:.$C$205];([.BK$6]+[.$E8]))*1000" office:value-type="float" office:value="943.811796945188" calcext:value-type="float">
            <text:p>944</text:p>
          </table:table-cell>
          <table:table-cell table:formula="of:=PINTERP([.$A$15:.$A$205];[.$C$15:.$C$205];([.BL$6]+[.$E8]))*1000" office:value-type="float" office:value="943.676409921326" calcext:value-type="float">
            <text:p>944</text:p>
          </table:table-cell>
          <table:table-cell table:formula="of:=PINTERP([.$A$15:.$A$205];[.$C$15:.$C$205];([.BM$6]+[.$E8]))*1000" office:value-type="float" office:value="942.63670750634" calcext:value-type="float">
            <text:p>943</text:p>
          </table:table-cell>
          <table:table-cell table:formula="of:=PINTERP([.$A$15:.$A$205];[.$C$15:.$C$205];([.BN$6]+[.$E8]))*1000" office:value-type="float" office:value="941.606975414533" calcext:value-type="float">
            <text:p>942</text:p>
          </table:table-cell>
          <table:table-cell table:formula="of:=PINTERP([.$A$15:.$A$205];[.$C$15:.$C$205];([.BO$6]+[.$E8]))*1000" office:value-type="float" office:value="940.705881394599" calcext:value-type="float">
            <text:p>941</text:p>
          </table:table-cell>
          <table:table-cell table:formula="of:=PINTERP([.$A$15:.$A$205];[.$C$15:.$C$205];([.BP$6]+[.$E8]))*1000" office:value-type="float" office:value="939.917459153756" calcext:value-type="float">
            <text:p>940</text:p>
          </table:table-cell>
          <table:table-cell table:formula="of:=PINTERP([.$A$15:.$A$205];[.$C$15:.$C$205];([.BQ$6]+[.$E8]))*1000" office:value-type="float" office:value="939.200000000007" calcext:value-type="float">
            <text:p>939</text:p>
          </table:table-cell>
          <table:table-cell table:formula="of:=PINTERP([.$A$15:.$A$205];[.$C$15:.$C$205];([.BR$6]+[.$E8]))*1000" office:value-type="float" office:value="938.585933207178" calcext:value-type="float">
            <text:p>939</text:p>
          </table:table-cell>
          <table:table-cell table:style-name="ce17" table:formula="of:=PINTERP([.$A$15:.$A$205];[.$C$15:.$C$205];([.BS$6]+[.$E8]))*1000" office:value-type="float" office:value="937.960262705754" calcext:value-type="float">
            <text:p>938</text:p>
          </table:table-cell>
          <table:table-cell table:style-name="ce17"/>
          <table:table-cell table:style-name="ce10" office:value-type="float" office:value="0" calcext:value-type="float">
            <text:p>0,0</text:p>
          </table:table-cell>
          <table:table-cell table:formula="of:=[.AZ8]-(2^8)*3" office:value-type="float" office:value="199.173333333334" calcext:value-type="float">
            <text:p>199</text:p>
          </table:table-cell>
          <table:table-cell table:formula="of:=[.BA8]-(2^8)*3" office:value-type="float" office:value="196.242314814816" calcext:value-type="float">
            <text:p>196</text:p>
          </table:table-cell>
          <table:table-cell table:formula="of:=[.BB8]-(2^8)*3" office:value-type="float" office:value="193.331690538192" calcext:value-type="float">
            <text:p>193</text:p>
          </table:table-cell>
          <table:table-cell table:formula="of:=[.BC8]-(2^8)*3" office:value-type="float" office:value="191.807506510417" calcext:value-type="float">
            <text:p>192</text:p>
          </table:table-cell>
          <table:table-cell table:formula="of:=[.BD8]-(2^8)*3" office:value-type="float" office:value="190.149902343751" calcext:value-type="float">
            <text:p>190</text:p>
          </table:table-cell>
          <table:table-cell table:formula="of:=[.BE8]-(2^8)*3" office:value-type="float" office:value="188.314880952381" calcext:value-type="float">
            <text:p>188</text:p>
          </table:table-cell>
          <table:table-cell table:formula="of:=[.BF8]-(2^8)*3" office:value-type="float" office:value="186.390277777779" calcext:value-type="float">
            <text:p>186</text:p>
          </table:table-cell>
          <table:table-cell table:formula="of:=[.BG8]-(2^8)*3" office:value-type="float" office:value="185.028571428587" calcext:value-type="float">
            <text:p>185</text:p>
          </table:table-cell>
          <table:table-cell table:formula="of:=[.BH8]-(2^8)*3" office:value-type="float" office:value="183.021948653227" calcext:value-type="float">
            <text:p>183</text:p>
          </table:table-cell>
          <table:table-cell table:formula="of:=[.BI8]-(2^8)*3" office:value-type="float" office:value="178.300000000059" calcext:value-type="float">
            <text:p>178</text:p>
          </table:table-cell>
          <table:table-cell table:style-name="ce15" table:formula="of:=[.BJ8]-(2^8)*3" office:value-type="float" office:value="176.2476954178" calcext:value-type="float">
            <text:p>176</text:p>
          </table:table-cell>
          <table:table-cell table:style-name="ce15" table:formula="of:=[.BK8]-(2^8)*3" office:value-type="float" office:value="175.811796945188" calcext:value-type="float">
            <text:p>176</text:p>
          </table:table-cell>
          <table:table-cell table:style-name="ce15" table:formula="of:=[.BL8]-(2^8)*3" office:value-type="float" office:value="175.676409921326" calcext:value-type="float">
            <text:p>176</text:p>
          </table:table-cell>
          <table:table-cell table:style-name="ce15" table:formula="of:=[.BM8]-(2^8)*3" office:value-type="float" office:value="174.63670750634" calcext:value-type="float">
            <text:p>175</text:p>
          </table:table-cell>
          <table:table-cell table:style-name="ce15" table:formula="of:=[.BN8]-(2^8)*3" office:value-type="float" office:value="173.606975414533" calcext:value-type="float">
            <text:p>174</text:p>
          </table:table-cell>
          <table:table-cell table:style-name="ce15" table:formula="of:=[.BO8]-(2^8)*3" office:value-type="float" office:value="172.705881394599" calcext:value-type="float">
            <text:p>173</text:p>
          </table:table-cell>
          <table:table-cell table:style-name="ce15" table:formula="of:=[.BP8]-(2^8)*3" office:value-type="float" office:value="171.917459153756" calcext:value-type="float">
            <text:p>172</text:p>
          </table:table-cell>
          <table:table-cell table:style-name="ce15" table:formula="of:=[.BQ8]-(2^8)*3" office:value-type="float" office:value="171.200000000007" calcext:value-type="float">
            <text:p>171</text:p>
          </table:table-cell>
          <table:table-cell table:style-name="ce15" table:formula="of:=[.BR8]-(2^8)*3" office:value-type="float" office:value="170.585933207178" calcext:value-type="float">
            <text:p>171</text:p>
          </table:table-cell>
          <table:table-cell table:style-name="ce15" table:formula="of:=[.BS8]-(2^8)*3" office:value-type="float" office:value="169.960262705754" calcext:value-type="float">
            <text:p>170</text:p>
          </table:table-cell>
        </table:table-row>
        <table:table-row table:style-name="ro2">
          <table:table-cell office:value-type="float" office:value="78.205" calcext:value-type="float">
            <text:p>78,205</text:p>
          </table:table-cell>
          <table:table-cell office:value-type="percentage" office:value="0.9876" calcext:value-type="percentage">
            <text:p>98,76%</text:p>
          </table:table-cell>
          <table:table-cell office:value-type="percentage" office:value="0.9863" calcext:value-type="percentage">
            <text:p>98,63%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PINTERP([.$A$15:.$A$205];[.$B$15:.$B$205];([.F$6]+[.$E9]))*1000" office:value-type="float" office:value="925.840153183674" calcext:value-type="float">
            <text:p>926</text:p>
          </table:table-cell>
          <table:table-cell table:formula="of:=PINTERP([.$A$15:.$A$205];[.$B$15:.$B$205];([.G$6]+[.$E9]))*1000" office:value-type="float" office:value="924.593230750687" calcext:value-type="float">
            <text:p>925</text:p>
          </table:table-cell>
          <table:table-cell table:formula="of:=PINTERP([.$A$15:.$A$205];[.$B$15:.$B$205];([.H$6]+[.$E9]))*1000" office:value-type="float" office:value="923.172879091737" calcext:value-type="float">
            <text:p>923</text:p>
          </table:table-cell>
          <table:table-cell table:formula="of:=PINTERP([.$A$15:.$A$205];[.$B$15:.$B$205];([.I$6]+[.$E9]))*1000" office:value-type="float" office:value="921.743443219029" calcext:value-type="float">
            <text:p>922</text:p>
          </table:table-cell>
          <table:table-cell table:formula="of:=PINTERP([.$A$15:.$A$205];[.$B$15:.$B$205];([.J$6]+[.$E9]))*1000" office:value-type="float" office:value="920.563044400452" calcext:value-type="float">
            <text:p>921</text:p>
          </table:table-cell>
          <table:table-cell table:formula="of:=PINTERP([.$A$15:.$A$205];[.$B$15:.$B$205];([.K$6]+[.$E9]))*1000" office:value-type="float" office:value="919.437111142533" calcext:value-type="float">
            <text:p>919</text:p>
          </table:table-cell>
          <table:table-cell table:formula="of:=PINTERP([.$A$15:.$A$205];[.$B$15:.$B$205];([.L$6]+[.$E9]))*1000" office:value-type="float" office:value="918.338798548265" calcext:value-type="float">
            <text:p>918</text:p>
          </table:table-cell>
          <table:table-cell table:formula="of:=PINTERP([.$A$15:.$A$205];[.$B$15:.$B$205];([.M$6]+[.$E9]))*1000" office:value-type="float" office:value="917.138884246892" calcext:value-type="float">
            <text:p>917</text:p>
          </table:table-cell>
          <table:table-cell table:formula="of:=PINTERP([.$A$15:.$A$205];[.$B$15:.$B$205];([.N$6]+[.$E9]))*1000" office:value-type="float" office:value="915.849991644396" calcext:value-type="float">
            <text:p>916</text:p>
          </table:table-cell>
          <table:table-cell table:formula="of:=PINTERP([.$A$15:.$A$205];[.$B$15:.$B$205];([.O$6]+[.$E9]))*1000" office:value-type="float" office:value="914.605550913559" calcext:value-type="float">
            <text:p>915</text:p>
          </table:table-cell>
          <table:table-cell table:formula="of:=PINTERP([.$A$15:.$A$205];[.$B$15:.$B$205];([.P$6]+[.$E9]))*1000" office:value-type="float" office:value="913.980200191966" calcext:value-type="float">
            <text:p>914</text:p>
          </table:table-cell>
          <table:table-cell table:formula="of:=PINTERP([.$A$15:.$A$205];[.$B$15:.$B$205];([.Q$6]+[.$E9]))*1000" office:value-type="float" office:value="913.745207733446" calcext:value-type="float">
            <text:p>914</text:p>
          </table:table-cell>
          <table:table-cell table:formula="of:=PINTERP([.$A$15:.$A$205];[.$B$15:.$B$205];([.R$6]+[.$E9]))*1000" office:value-type="float" office:value="913.249691484991" calcext:value-type="float">
            <text:p>913</text:p>
          </table:table-cell>
          <table:table-cell table:formula="of:=PINTERP([.$A$15:.$A$205];[.$B$15:.$B$205];([.S$6]+[.$E9]))*1000" office:value-type="float" office:value="912.4936514466" calcext:value-type="float">
            <text:p>912</text:p>
          </table:table-cell>
          <table:table-cell table:formula="of:=PINTERP([.$A$15:.$A$205];[.$B$15:.$B$205];([.T$6]+[.$E9]))*1000" office:value-type="float" office:value="911.477087618276" calcext:value-type="float">
            <text:p>911</text:p>
          </table:table-cell>
          <table:table-cell table:formula="of:=PINTERP([.$A$15:.$A$205];[.$B$15:.$B$205];([.U$6]+[.$E9]))*1000" office:value-type="float" office:value="910.200000000028" calcext:value-type="float">
            <text:p>910</text:p>
          </table:table-cell>
          <table:table-cell table:formula="of:=PINTERP([.$A$15:.$A$205];[.$B$15:.$B$205];([.V$6]+[.$E9]))*1000" office:value-type="float" office:value="907.268309509176" calcext:value-type="float">
            <text:p>907</text:p>
          </table:table-cell>
          <table:table-cell table:formula="of:=PINTERP([.$A$15:.$A$205];[.$B$15:.$B$205];([.W$6]+[.$E9]))*1000" office:value-type="float" office:value="905.211128683119" calcext:value-type="float">
            <text:p>905</text:p>
          </table:table-cell>
          <table:table-cell table:formula="of:=PINTERP([.$A$15:.$A$205];[.$B$15:.$B$205];([.X$6]+[.$E9]))*1000" office:value-type="float" office:value="903.86014465252" calcext:value-type="float">
            <text:p>904</text:p>
          </table:table-cell>
          <table:table-cell table:formula="of:=PINTERP([.$A$15:.$A$205];[.$B$15:.$B$205];([.Y$6]+[.$E9]))*1000" office:value-type="float" office:value="902.917870698395" calcext:value-type="float">
            <text:p>903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table:formula="of:=[.F9]-(2^8)*3" office:value-type="float" office:value="157.840153183674" calcext:value-type="float">
            <text:p>158</text:p>
          </table:table-cell>
          <table:table-cell table:formula="of:=[.G9]-(2^8)*3" office:value-type="float" office:value="156.593230750687" calcext:value-type="float">
            <text:p>157</text:p>
          </table:table-cell>
          <table:table-cell table:formula="of:=[.H9]-(2^8)*3" office:value-type="float" office:value="155.172879091737" calcext:value-type="float">
            <text:p>155</text:p>
          </table:table-cell>
          <table:table-cell table:formula="of:=[.I9]-(2^8)*3" office:value-type="float" office:value="153.743443219029" calcext:value-type="float">
            <text:p>154</text:p>
          </table:table-cell>
          <table:table-cell table:formula="of:=[.J9]-(2^8)*3" office:value-type="float" office:value="152.563044400452" calcext:value-type="float">
            <text:p>153</text:p>
          </table:table-cell>
          <table:table-cell table:formula="of:=[.K9]-(2^8)*3" office:value-type="float" office:value="151.437111142533" calcext:value-type="float">
            <text:p>151</text:p>
          </table:table-cell>
          <table:table-cell table:formula="of:=[.L9]-(2^8)*3" office:value-type="float" office:value="150.338798548265" calcext:value-type="float">
            <text:p>150</text:p>
          </table:table-cell>
          <table:table-cell table:formula="of:=[.M9]-(2^8)*3" office:value-type="float" office:value="149.138884246892" calcext:value-type="float">
            <text:p>149</text:p>
          </table:table-cell>
          <table:table-cell table:formula="of:=[.N9]-(2^8)*3" office:value-type="float" office:value="147.849991644396" calcext:value-type="float">
            <text:p>148</text:p>
          </table:table-cell>
          <table:table-cell table:formula="of:=[.O9]-(2^8)*3" office:value-type="float" office:value="146.605550913559" calcext:value-type="float">
            <text:p>147</text:p>
          </table:table-cell>
          <table:table-cell table:formula="of:=[.P9]-(2^8)*3" office:value-type="float" office:value="145.980200191966" calcext:value-type="float">
            <text:p>146</text:p>
          </table:table-cell>
          <table:table-cell table:formula="of:=[.Q9]-(2^8)*3" office:value-type="float" office:value="145.745207733446" calcext:value-type="float">
            <text:p>146</text:p>
          </table:table-cell>
          <table:table-cell table:formula="of:=[.R9]-(2^8)*3" office:value-type="float" office:value="145.249691484991" calcext:value-type="float">
            <text:p>145</text:p>
          </table:table-cell>
          <table:table-cell table:formula="of:=[.S9]-(2^8)*3" office:value-type="float" office:value="144.4936514466" calcext:value-type="float">
            <text:p>144</text:p>
          </table:table-cell>
          <table:table-cell table:formula="of:=[.T9]-(2^8)*3" office:value-type="float" office:value="143.477087618276" calcext:value-type="float">
            <text:p>143</text:p>
          </table:table-cell>
          <table:table-cell table:formula="of:=[.U9]-(2^8)*3" office:value-type="float" office:value="142.200000000028" calcext:value-type="float">
            <text:p>142</text:p>
          </table:table-cell>
          <table:table-cell table:formula="of:=[.V9]-(2^8)*3" office:value-type="float" office:value="139.268309509176" calcext:value-type="float">
            <text:p>139</text:p>
          </table:table-cell>
          <table:table-cell table:formula="of:=[.W9]-(2^8)*3" office:value-type="float" office:value="137.211128683119" calcext:value-type="float">
            <text:p>137</text:p>
          </table:table-cell>
          <table:table-cell table:formula="of:=[.X9]-(2^8)*3" office:value-type="float" office:value="135.86014465252" calcext:value-type="float">
            <text:p>136</text:p>
          </table:table-cell>
          <table:table-cell table:formula="of:=[.Y9]-(2^8)*3" office:value-type="float" office:value="134.917870698395" calcext:value-type="float">
            <text:p>135</text:p>
          </table:table-cell>
          <table:table-cell/>
          <table:table-cell table:style-name="ce10" office:value-type="float" office:value="0.2" calcext:value-type="float">
            <text:p>0,2</text:p>
          </table:table-cell>
          <table:table-cell table:style-name="ce10"/>
          <table:table-cell table:formula="of:=PINTERP([.$A$15:.$A$205];[.$C$15:.$C$205];([.AZ$6]+[.$E9]))*1000" office:value-type="float" office:value="937.322988495728" calcext:value-type="float">
            <text:p>937</text:p>
          </table:table-cell>
          <table:table-cell table:formula="of:=PINTERP([.$A$15:.$A$205];[.$C$15:.$C$205];([.BA$6]+[.$E9]))*1000" office:value-type="float" office:value="936.575655088644" calcext:value-type="float">
            <text:p>937</text:p>
          </table:table-cell>
          <table:table-cell table:formula="of:=PINTERP([.$A$15:.$A$205];[.$C$15:.$C$205];([.BB$6]+[.$E9]))*1000" office:value-type="float" office:value="935.728776677758" calcext:value-type="float">
            <text:p>936</text:p>
          </table:table-cell>
          <table:table-cell table:formula="of:=PINTERP([.$A$15:.$A$205];[.$C$15:.$C$205];([.BC$6]+[.$E9]))*1000" office:value-type="float" office:value="934.884313482645" calcext:value-type="float">
            <text:p>935</text:p>
          </table:table-cell>
          <table:table-cell table:formula="of:=PINTERP([.$A$15:.$A$205];[.$C$15:.$C$205];([.BD$6]+[.$E9]))*1000" office:value-type="float" office:value="934.227467477376" calcext:value-type="float">
            <text:p>934</text:p>
          </table:table-cell>
          <table:table-cell table:formula="of:=PINTERP([.$A$15:.$A$205];[.$C$15:.$C$205];([.BE$6]+[.$E9]))*1000" office:value-type="float" office:value="933.605380373303" calcext:value-type="float">
            <text:p>934</text:p>
          </table:table-cell>
          <table:table-cell table:formula="of:=PINTERP([.$A$15:.$A$205];[.$C$15:.$C$205];([.BF$6]+[.$E9]))*1000" office:value-type="float" office:value="932.99809342006" calcext:value-type="float">
            <text:p>933</text:p>
          </table:table-cell>
          <table:table-cell table:formula="of:=PINTERP([.$A$15:.$A$205];[.$C$15:.$C$205];([.BG$6]+[.$E9]))*1000" office:value-type="float" office:value="932.304258578438" calcext:value-type="float">
            <text:p>932</text:p>
          </table:table-cell>
          <table:table-cell table:formula="of:=PINTERP([.$A$15:.$A$205];[.$C$15:.$C$205];([.BH$6]+[.$E9]))*1000" office:value-type="float" office:value="931.527665441183" calcext:value-type="float">
            <text:p>932</text:p>
          </table:table-cell>
          <table:table-cell table:formula="of:=PINTERP([.$A$15:.$A$205];[.$C$15:.$C$205];([.BI$6]+[.$E9]))*1000" office:value-type="float" office:value="930.770925245105" calcext:value-type="float">
            <text:p>931</text:p>
          </table:table-cell>
          <table:table-cell table:formula="of:=PINTERP([.$A$15:.$A$205];[.$C$15:.$C$205];([.BJ$6]+[.$E9]))*1000" office:value-type="float" office:value="930.383634992459" calcext:value-type="float">
            <text:p>930</text:p>
          </table:table-cell>
          <table:table-cell table:formula="of:=PINTERP([.$A$15:.$A$205];[.$C$15:.$C$205];([.BK$6]+[.$E9]))*1000" office:value-type="float" office:value="930.240723981902" calcext:value-type="float">
            <text:p>930</text:p>
          </table:table-cell>
          <table:table-cell table:formula="of:=PINTERP([.$A$15:.$A$205];[.$C$15:.$C$205];([.BL$6]+[.$E9]))*1000" office:value-type="float" office:value="929.950904977379" calcext:value-type="float">
            <text:p>930</text:p>
          </table:table-cell>
          <table:table-cell table:formula="of:=PINTERP([.$A$15:.$A$205];[.$C$15:.$C$205];([.BM$6]+[.$E9]))*1000" office:value-type="float" office:value="929.514177978888" calcext:value-type="float">
            <text:p>930</text:p>
          </table:table-cell>
          <table:table-cell table:formula="of:=PINTERP([.$A$15:.$A$205];[.$C$15:.$C$205];([.BN$6]+[.$E9]))*1000" office:value-type="float" office:value="928.930542986432" calcext:value-type="float">
            <text:p>929</text:p>
          </table:table-cell>
          <table:table-cell table:formula="of:=PINTERP([.$A$15:.$A$205];[.$C$15:.$C$205];([.BO$6]+[.$E9]))*1000" office:value-type="float" office:value="928.200000000008" calcext:value-type="float">
            <text:p>928</text:p>
          </table:table-cell>
          <table:table-cell table:formula="of:=PINTERP([.$A$15:.$A$205];[.$C$15:.$C$205];([.BP$6]+[.$E9]))*1000" office:value-type="float" office:value="926.502705505296" calcext:value-type="float">
            <text:p>927</text:p>
          </table:table-cell>
          <table:table-cell table:formula="of:=PINTERP([.$A$15:.$A$205];[.$C$15:.$C$205];([.BQ$6]+[.$E9]))*1000" office:value-type="float" office:value="925.309801647558" calcext:value-type="float">
            <text:p>925</text:p>
          </table:table-cell>
          <table:table-cell table:formula="of:=PINTERP([.$A$15:.$A$205];[.$C$15:.$C$205];([.BR$6]+[.$E9]))*1000" office:value-type="float" office:value="924.526782400727" calcext:value-type="float">
            <text:p>925</text:p>
          </table:table-cell>
          <table:table-cell table:style-name="ce17" table:formula="of:=PINTERP([.$A$15:.$A$205];[.$C$15:.$C$205];([.BS$6]+[.$E9]))*1000" office:value-type="float" office:value="923.982561270974" calcext:value-type="float">
            <text:p>924</text:p>
          </table:table-cell>
          <table:table-cell table:style-name="ce17"/>
          <table:table-cell table:style-name="ce10" office:value-type="float" office:value="0.2" calcext:value-type="float">
            <text:p>0,2</text:p>
          </table:table-cell>
          <table:table-cell table:formula="of:=[.AZ9]-(2^8)*3" office:value-type="float" office:value="169.322988495727" calcext:value-type="float">
            <text:p>169</text:p>
          </table:table-cell>
          <table:table-cell table:formula="of:=[.BA9]-(2^8)*3" office:value-type="float" office:value="168.575655088644" calcext:value-type="float">
            <text:p>169</text:p>
          </table:table-cell>
          <table:table-cell table:formula="of:=[.BB9]-(2^8)*3" office:value-type="float" office:value="167.728776677758" calcext:value-type="float">
            <text:p>168</text:p>
          </table:table-cell>
          <table:table-cell table:formula="of:=[.BC9]-(2^8)*3" office:value-type="float" office:value="166.884313482645" calcext:value-type="float">
            <text:p>167</text:p>
          </table:table-cell>
          <table:table-cell table:formula="of:=[.BD9]-(2^8)*3" office:value-type="float" office:value="166.227467477376" calcext:value-type="float">
            <text:p>166</text:p>
          </table:table-cell>
          <table:table-cell table:formula="of:=[.BE9]-(2^8)*3" office:value-type="float" office:value="165.605380373303" calcext:value-type="float">
            <text:p>166</text:p>
          </table:table-cell>
          <table:table-cell table:formula="of:=[.BF9]-(2^8)*3" office:value-type="float" office:value="164.99809342006" calcext:value-type="float">
            <text:p>165</text:p>
          </table:table-cell>
          <table:table-cell table:formula="of:=[.BG9]-(2^8)*3" office:value-type="float" office:value="164.304258578438" calcext:value-type="float">
            <text:p>164</text:p>
          </table:table-cell>
          <table:table-cell table:formula="of:=[.BH9]-(2^8)*3" office:value-type="float" office:value="163.527665441183" calcext:value-type="float">
            <text:p>164</text:p>
          </table:table-cell>
          <table:table-cell table:formula="of:=[.BI9]-(2^8)*3" office:value-type="float" office:value="162.770925245105" calcext:value-type="float">
            <text:p>163</text:p>
          </table:table-cell>
          <table:table-cell table:style-name="ce15" table:formula="of:=[.BJ9]-(2^8)*3" office:value-type="float" office:value="162.383634992459" calcext:value-type="float">
            <text:p>162</text:p>
          </table:table-cell>
          <table:table-cell table:style-name="ce15" table:formula="of:=[.BK9]-(2^8)*3" office:value-type="float" office:value="162.240723981902" calcext:value-type="float">
            <text:p>162</text:p>
          </table:table-cell>
          <table:table-cell table:style-name="ce15" table:formula="of:=[.BL9]-(2^8)*3" office:value-type="float" office:value="161.950904977379" calcext:value-type="float">
            <text:p>162</text:p>
          </table:table-cell>
          <table:table-cell table:style-name="ce15" table:formula="of:=[.BM9]-(2^8)*3" office:value-type="float" office:value="161.514177978888" calcext:value-type="float">
            <text:p>162</text:p>
          </table:table-cell>
          <table:table-cell table:style-name="ce15" table:formula="of:=[.BN9]-(2^8)*3" office:value-type="float" office:value="160.930542986432" calcext:value-type="float">
            <text:p>161</text:p>
          </table:table-cell>
          <table:table-cell table:style-name="ce15" table:formula="of:=[.BO9]-(2^8)*3" office:value-type="float" office:value="160.200000000008" calcext:value-type="float">
            <text:p>160</text:p>
          </table:table-cell>
          <table:table-cell table:style-name="ce15" table:formula="of:=[.BP9]-(2^8)*3" office:value-type="float" office:value="158.502705505296" calcext:value-type="float">
            <text:p>159</text:p>
          </table:table-cell>
          <table:table-cell table:style-name="ce15" table:formula="of:=[.BQ9]-(2^8)*3" office:value-type="float" office:value="157.309801647558" calcext:value-type="float">
            <text:p>157</text:p>
          </table:table-cell>
          <table:table-cell table:style-name="ce15" table:formula="of:=[.BR9]-(2^8)*3" office:value-type="float" office:value="156.526782400727" calcext:value-type="float">
            <text:p>157</text:p>
          </table:table-cell>
          <table:table-cell table:style-name="ce15" table:formula="of:=[.BS9]-(2^8)*3" office:value-type="float" office:value="155.982561270974" calcext:value-type="float">
            <text:p>156</text:p>
          </table:table-cell>
        </table:table-row>
        <table:table-row table:style-name="ro2">
          <table:table-cell office:value-type="float" office:value="78.191" calcext:value-type="float">
            <text:p>78,191</text:p>
          </table:table-cell>
          <table:table-cell office:value-type="percentage" office:value="0.9844" calcext:value-type="percentage">
            <text:p>98,44%</text:p>
          </table:table-cell>
          <table:table-cell office:value-type="percentage" office:value="0.9832" calcext:value-type="percentage">
            <text:p>98,32%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PINTERP([.$A$15:.$A$205];[.$B$15:.$B$205];([.F$6]+[.$E10]))*1000" office:value-type="float" office:value="902.090525140977" calcext:value-type="float">
            <text:p>902</text:p>
          </table:table-cell>
          <table:table-cell table:formula="of:=PINTERP([.$A$15:.$A$205];[.$B$15:.$B$205];([.G$6]+[.$E10]))*1000" office:value-type="float" office:value="901.068227208646" calcext:value-type="float">
            <text:p>901</text:p>
          </table:table-cell>
          <table:table-cell table:formula="of:=PINTERP([.$A$15:.$A$205];[.$B$15:.$B$205];([.H$6]+[.$E10]))*1000" office:value-type="float" office:value="900.041464990601" calcext:value-type="float">
            <text:p>900</text:p>
          </table:table-cell>
          <table:table-cell table:formula="of:=PINTERP([.$A$15:.$A$205];[.$B$15:.$B$205];([.I$6]+[.$E10]))*1000" office:value-type="float" office:value="899.010238486842" calcext:value-type="float">
            <text:p>899</text:p>
          </table:table-cell>
          <table:table-cell table:formula="of:=PINTERP([.$A$15:.$A$205];[.$B$15:.$B$205];([.J$6]+[.$E10]))*1000" office:value-type="float" office:value="897.834555729803" calcext:value-type="float">
            <text:p>898</text:p>
          </table:table-cell>
          <table:table-cell table:formula="of:=PINTERP([.$A$15:.$A$205];[.$B$15:.$B$205];([.K$6]+[.$E10]))*1000" office:value-type="float" office:value="896.610174063428" calcext:value-type="float">
            <text:p>897</text:p>
          </table:table-cell>
          <table:table-cell table:formula="of:=PINTERP([.$A$15:.$A$205];[.$B$15:.$B$205];([.L$6]+[.$E10]))*1000" office:value-type="float" office:value="895.399871562992" calcext:value-type="float">
            <text:p>895</text:p>
          </table:table-cell>
          <table:table-cell table:formula="of:=PINTERP([.$A$15:.$A$205];[.$B$15:.$B$205];([.M$6]+[.$E10]))*1000" office:value-type="float" office:value="894.331435810637" calcext:value-type="float">
            <text:p>894</text:p>
          </table:table-cell>
          <table:table-cell table:formula="of:=PINTERP([.$A$15:.$A$205];[.$B$15:.$B$205];([.N$6]+[.$E10]))*1000" office:value-type="float" office:value="893.406209392902" calcext:value-type="float">
            <text:p>893</text:p>
          </table:table-cell>
          <table:table-cell table:formula="of:=PINTERP([.$A$15:.$A$205];[.$B$15:.$B$205];([.O$6]+[.$E10]))*1000" office:value-type="float" office:value="892.496852256515" calcext:value-type="float">
            <text:p>892</text:p>
          </table:table-cell>
          <table:table-cell table:formula="of:=PINTERP([.$A$15:.$A$205];[.$B$15:.$B$205];([.P$6]+[.$E10]))*1000" office:value-type="float" office:value="891.603364401473" calcext:value-type="float">
            <text:p>892</text:p>
          </table:table-cell>
          <table:table-cell table:formula="of:=PINTERP([.$A$15:.$A$205];[.$B$15:.$B$205];([.Q$6]+[.$E10]))*1000" office:value-type="float" office:value="890.678758796346" calcext:value-type="float">
            <text:p>891</text:p>
          </table:table-cell>
          <table:table-cell table:formula="of:=PINTERP([.$A$15:.$A$205];[.$B$15:.$B$205];([.R$6]+[.$E10]))*1000" office:value-type="float" office:value="889.571920780268" calcext:value-type="float">
            <text:p>890</text:p>
          </table:table-cell>
          <table:table-cell table:formula="of:=PINTERP([.$A$15:.$A$205];[.$B$15:.$B$205];([.S$6]+[.$E10]))*1000" office:value-type="float" office:value="888.464029434589" calcext:value-type="float">
            <text:p>888</text:p>
          </table:table-cell>
          <table:table-cell table:formula="of:=PINTERP([.$A$15:.$A$205];[.$B$15:.$B$205];([.T$6]+[.$E10]))*1000" office:value-type="float" office:value="887.355084759312" calcext:value-type="float">
            <text:p>887</text:p>
          </table:table-cell>
          <table:table-cell table:formula="of:=PINTERP([.$A$15:.$A$205];[.$B$15:.$B$205];([.U$6]+[.$E10]))*1000" office:value-type="float" office:value="886.361170657858" calcext:value-type="float">
            <text:p>886</text:p>
          </table:table-cell>
          <table:table-cell table:formula="of:=PINTERP([.$A$15:.$A$205];[.$B$15:.$B$205];([.V$6]+[.$E10]))*1000" office:value-type="float" office:value="885.433617819066" calcext:value-type="float">
            <text:p>885</text:p>
          </table:table-cell>
          <table:table-cell table:formula="of:=PINTERP([.$A$15:.$A$205];[.$B$15:.$B$205];([.W$6]+[.$E10]))*1000" office:value-type="float" office:value="884.520234118551" calcext:value-type="float">
            <text:p>885</text:p>
          </table:table-cell>
          <table:table-cell table:formula="of:=PINTERP([.$A$15:.$A$205];[.$B$15:.$B$205];([.X$6]+[.$E10]))*1000" office:value-type="float" office:value="883.621019556311" calcext:value-type="float">
            <text:p>884</text:p>
          </table:table-cell>
          <table:table-cell table:formula="of:=PINTERP([.$A$15:.$A$205];[.$B$15:.$B$205];([.Y$6]+[.$E10]))*1000" office:value-type="float" office:value="882.709349175653" calcext:value-type="float">
            <text:p>883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table:formula="of:=[.F10]-(2^8)*3" office:value-type="float" office:value="134.090525140976" calcext:value-type="float">
            <text:p>134</text:p>
          </table:table-cell>
          <table:table-cell table:formula="of:=[.G10]-(2^8)*3" office:value-type="float" office:value="133.068227208646" calcext:value-type="float">
            <text:p>133</text:p>
          </table:table-cell>
          <table:table-cell table:formula="of:=[.H10]-(2^8)*3" office:value-type="float" office:value="132.041464990601" calcext:value-type="float">
            <text:p>132</text:p>
          </table:table-cell>
          <table:table-cell table:formula="of:=[.I10]-(2^8)*3" office:value-type="float" office:value="131.010238486842" calcext:value-type="float">
            <text:p>131</text:p>
          </table:table-cell>
          <table:table-cell table:formula="of:=[.J10]-(2^8)*3" office:value-type="float" office:value="129.834555729803" calcext:value-type="float">
            <text:p>130</text:p>
          </table:table-cell>
          <table:table-cell table:formula="of:=[.K10]-(2^8)*3" office:value-type="float" office:value="128.610174063428" calcext:value-type="float">
            <text:p>129</text:p>
          </table:table-cell>
          <table:table-cell table:formula="of:=[.L10]-(2^8)*3" office:value-type="float" office:value="127.399871562991" calcext:value-type="float">
            <text:p>127</text:p>
          </table:table-cell>
          <table:table-cell table:formula="of:=[.M10]-(2^8)*3" office:value-type="float" office:value="126.331435810637" calcext:value-type="float">
            <text:p>126</text:p>
          </table:table-cell>
          <table:table-cell table:formula="of:=[.N10]-(2^8)*3" office:value-type="float" office:value="125.406209392902" calcext:value-type="float">
            <text:p>125</text:p>
          </table:table-cell>
          <table:table-cell table:formula="of:=[.O10]-(2^8)*3" office:value-type="float" office:value="124.496852256515" calcext:value-type="float">
            <text:p>124</text:p>
          </table:table-cell>
          <table:table-cell table:formula="of:=[.P10]-(2^8)*3" office:value-type="float" office:value="123.603364401473" calcext:value-type="float">
            <text:p>124</text:p>
          </table:table-cell>
          <table:table-cell table:formula="of:=[.Q10]-(2^8)*3" office:value-type="float" office:value="122.678758796346" calcext:value-type="float">
            <text:p>123</text:p>
          </table:table-cell>
          <table:table-cell table:formula="of:=[.R10]-(2^8)*3" office:value-type="float" office:value="121.571920780268" calcext:value-type="float">
            <text:p>122</text:p>
          </table:table-cell>
          <table:table-cell table:formula="of:=[.S10]-(2^8)*3" office:value-type="float" office:value="120.464029434589" calcext:value-type="float">
            <text:p>120</text:p>
          </table:table-cell>
          <table:table-cell table:formula="of:=[.T10]-(2^8)*3" office:value-type="float" office:value="119.355084759312" calcext:value-type="float">
            <text:p>119</text:p>
          </table:table-cell>
          <table:table-cell table:formula="of:=[.U10]-(2^8)*3" office:value-type="float" office:value="118.361170657858" calcext:value-type="float">
            <text:p>118</text:p>
          </table:table-cell>
          <table:table-cell table:formula="of:=[.V10]-(2^8)*3" office:value-type="float" office:value="117.433617819066" calcext:value-type="float">
            <text:p>117</text:p>
          </table:table-cell>
          <table:table-cell table:formula="of:=[.W10]-(2^8)*3" office:value-type="float" office:value="116.520234118551" calcext:value-type="float">
            <text:p>117</text:p>
          </table:table-cell>
          <table:table-cell table:formula="of:=[.X10]-(2^8)*3" office:value-type="float" office:value="115.621019556311" calcext:value-type="float">
            <text:p>116</text:p>
          </table:table-cell>
          <table:table-cell table:formula="of:=[.Y10]-(2^8)*3" office:value-type="float" office:value="114.709349175653" calcext:value-type="float">
            <text:p>115</text:p>
          </table:table-cell>
          <table:table-cell/>
          <table:table-cell table:style-name="ce10" office:value-type="float" office:value="0.4" calcext:value-type="float">
            <text:p>0,4</text:p>
          </table:table-cell>
          <table:table-cell table:style-name="ce10"/>
          <table:table-cell table:formula="of:=PINTERP([.$A$15:.$A$205];[.$C$15:.$C$205];([.AZ$6]+[.$E10]))*1000" office:value-type="float" office:value="923.514209351503" calcext:value-type="float">
            <text:p>924</text:p>
          </table:table-cell>
          <table:table-cell table:formula="of:=PINTERP([.$A$15:.$A$205];[.$C$15:.$C$205];([.BA$6]+[.$E10]))*1000" office:value-type="float" office:value="922.939279840226" calcext:value-type="float">
            <text:p>923</text:p>
          </table:table-cell>
          <table:table-cell table:formula="of:=PINTERP([.$A$15:.$A$205];[.$C$15:.$C$205];([.BB$6]+[.$E10]))*1000" office:value-type="float" office:value="922.359886043233" calcext:value-type="float">
            <text:p>922</text:p>
          </table:table-cell>
          <table:table-cell table:formula="of:=PINTERP([.$A$15:.$A$205];[.$C$15:.$C$205];([.BC$6]+[.$E10]))*1000" office:value-type="float" office:value="921.776027960527" calcext:value-type="float">
            <text:p>922</text:p>
          </table:table-cell>
          <table:table-cell table:formula="of:=PINTERP([.$A$15:.$A$205];[.$C$15:.$C$205];([.BD$6]+[.$E10]))*1000" office:value-type="float" office:value="921.071193836699" calcext:value-type="float">
            <text:p>921</text:p>
          </table:table-cell>
          <table:table-cell table:formula="of:=PINTERP([.$A$15:.$A$205];[.$C$15:.$C$205];([.BE$6]+[.$E10]))*1000" office:value-type="float" office:value="920.340703876332" calcext:value-type="float">
            <text:p>920</text:p>
          </table:table-cell>
          <table:table-cell table:formula="of:=PINTERP([.$A$15:.$A$205];[.$C$15:.$C$205];([.BF$6]+[.$E10]))*1000" office:value-type="float" office:value="919.639563816882" calcext:value-type="float">
            <text:p>920</text:p>
          </table:table-cell>
          <table:table-cell table:formula="of:=PINTERP([.$A$15:.$A$205];[.$C$15:.$C$205];([.BG$6]+[.$E10]))*1000" office:value-type="float" office:value="919.112274963325" calcext:value-type="float">
            <text:p>919</text:p>
          </table:table-cell>
          <table:table-cell table:formula="of:=PINTERP([.$A$15:.$A$205];[.$C$15:.$C$205];([.BH$6]+[.$E10]))*1000" office:value-type="float" office:value="918.747329967885" calcext:value-type="float">
            <text:p>919</text:p>
          </table:table-cell>
          <table:table-cell table:formula="of:=PINTERP([.$A$15:.$A$205];[.$C$15:.$C$205];([.BI$6]+[.$E10]))*1000" office:value-type="float" office:value="918.396391743" calcext:value-type="float">
            <text:p>918</text:p>
          </table:table-cell>
          <table:table-cell table:formula="of:=PINTERP([.$A$15:.$A$205];[.$C$15:.$C$205];([.BJ$6]+[.$E10]))*1000" office:value-type="float" office:value="918.059460288669" calcext:value-type="float">
            <text:p>918</text:p>
          </table:table-cell>
          <table:table-cell table:formula="of:=PINTERP([.$A$15:.$A$205];[.$C$15:.$C$205];([.BK$6]+[.$E10]))*1000" office:value-type="float" office:value="917.675810449372" calcext:value-type="float">
            <text:p>918</text:p>
          </table:table-cell>
          <table:table-cell table:formula="of:=PINTERP([.$A$15:.$A$205];[.$C$15:.$C$205];([.BL$6]+[.$E10]))*1000" office:value-type="float" office:value="917.053398028675" calcext:value-type="float">
            <text:p>917</text:p>
          </table:table-cell>
          <table:table-cell table:formula="of:=PINTERP([.$A$15:.$A$205];[.$C$15:.$C$205];([.BM$6]+[.$E10]))*1000" office:value-type="float" office:value="916.428544495428" calcext:value-type="float">
            <text:p>916</text:p>
          </table:table-cell>
          <table:table-cell table:formula="of:=PINTERP([.$A$15:.$A$205];[.$C$15:.$C$205];([.BN$6]+[.$E10]))*1000" office:value-type="float" office:value="915.801249849632" calcext:value-type="float">
            <text:p>916</text:p>
          </table:table-cell>
          <table:table-cell table:formula="of:=PINTERP([.$A$15:.$A$205];[.$C$15:.$C$205];([.BO$6]+[.$E10]))*1000" office:value-type="float" office:value="915.344343636548" calcext:value-type="float">
            <text:p>915</text:p>
          </table:table-cell>
          <table:table-cell table:formula="of:=PINTERP([.$A$15:.$A$205];[.$C$15:.$C$205];([.BP$6]+[.$E10]))*1000" office:value-type="float" office:value="914.973222443116" calcext:value-type="float">
            <text:p>915</text:p>
          </table:table-cell>
          <table:table-cell table:formula="of:=PINTERP([.$A$15:.$A$205];[.$C$15:.$C$205];([.BQ$6]+[.$E10]))*1000" office:value-type="float" office:value="914.607867972238" calcext:value-type="float">
            <text:p>915</text:p>
          </table:table-cell>
          <table:table-cell table:formula="of:=PINTERP([.$A$15:.$A$205];[.$C$15:.$C$205];([.BR$6]+[.$E10]))*1000" office:value-type="float" office:value="914.248280223916" calcext:value-type="float">
            <text:p>914</text:p>
          </table:table-cell>
          <table:table-cell table:style-name="ce17" table:formula="of:=PINTERP([.$A$15:.$A$205];[.$C$15:.$C$205];([.BS$6]+[.$E10]))*1000" office:value-type="float" office:value="913.824038959077" calcext:value-type="float">
            <text:p>914</text:p>
          </table:table-cell>
          <table:table-cell table:style-name="ce17"/>
          <table:table-cell table:style-name="ce10" office:value-type="float" office:value="0.4" calcext:value-type="float">
            <text:p>0,4</text:p>
          </table:table-cell>
          <table:table-cell table:formula="of:=[.AZ10]-(2^8)*3" office:value-type="float" office:value="155.514209351503" calcext:value-type="float">
            <text:p>156</text:p>
          </table:table-cell>
          <table:table-cell table:formula="of:=[.BA10]-(2^8)*3" office:value-type="float" office:value="154.939279840226" calcext:value-type="float">
            <text:p>155</text:p>
          </table:table-cell>
          <table:table-cell table:formula="of:=[.BB10]-(2^8)*3" office:value-type="float" office:value="154.359886043233" calcext:value-type="float">
            <text:p>154</text:p>
          </table:table-cell>
          <table:table-cell table:formula="of:=[.BC10]-(2^8)*3" office:value-type="float" office:value="153.776027960526" calcext:value-type="float">
            <text:p>154</text:p>
          </table:table-cell>
          <table:table-cell table:formula="of:=[.BD10]-(2^8)*3" office:value-type="float" office:value="153.071193836699" calcext:value-type="float">
            <text:p>153</text:p>
          </table:table-cell>
          <table:table-cell table:formula="of:=[.BE10]-(2^8)*3" office:value-type="float" office:value="152.340703876332" calcext:value-type="float">
            <text:p>152</text:p>
          </table:table-cell>
          <table:table-cell table:formula="of:=[.BF10]-(2^8)*3" office:value-type="float" office:value="151.639563816882" calcext:value-type="float">
            <text:p>152</text:p>
          </table:table-cell>
          <table:table-cell table:formula="of:=[.BG10]-(2^8)*3" office:value-type="float" office:value="151.112274963325" calcext:value-type="float">
            <text:p>151</text:p>
          </table:table-cell>
          <table:table-cell table:formula="of:=[.BH10]-(2^8)*3" office:value-type="float" office:value="150.747329967885" calcext:value-type="float">
            <text:p>151</text:p>
          </table:table-cell>
          <table:table-cell table:formula="of:=[.BI10]-(2^8)*3" office:value-type="float" office:value="150.396391743" calcext:value-type="float">
            <text:p>150</text:p>
          </table:table-cell>
          <table:table-cell table:style-name="ce15" table:formula="of:=[.BJ10]-(2^8)*3" office:value-type="float" office:value="150.059460288669" calcext:value-type="float">
            <text:p>150</text:p>
          </table:table-cell>
          <table:table-cell table:style-name="ce15" table:formula="of:=[.BK10]-(2^8)*3" office:value-type="float" office:value="149.675810449372" calcext:value-type="float">
            <text:p>150</text:p>
          </table:table-cell>
          <table:table-cell table:style-name="ce15" table:formula="of:=[.BL10]-(2^8)*3" office:value-type="float" office:value="149.053398028675" calcext:value-type="float">
            <text:p>149</text:p>
          </table:table-cell>
          <table:table-cell table:style-name="ce15" table:formula="of:=[.BM10]-(2^8)*3" office:value-type="float" office:value="148.428544495428" calcext:value-type="float">
            <text:p>148</text:p>
          </table:table-cell>
          <table:table-cell table:style-name="ce15" table:formula="of:=[.BN10]-(2^8)*3" office:value-type="float" office:value="147.801249849632" calcext:value-type="float">
            <text:p>148</text:p>
          </table:table-cell>
          <table:table-cell table:style-name="ce15" table:formula="of:=[.BO10]-(2^8)*3" office:value-type="float" office:value="147.344343636548" calcext:value-type="float">
            <text:p>147</text:p>
          </table:table-cell>
          <table:table-cell table:style-name="ce15" table:formula="of:=[.BP10]-(2^8)*3" office:value-type="float" office:value="146.973222443116" calcext:value-type="float">
            <text:p>147</text:p>
          </table:table-cell>
          <table:table-cell table:style-name="ce15" table:formula="of:=[.BQ10]-(2^8)*3" office:value-type="float" office:value="146.607867972238" calcext:value-type="float">
            <text:p>147</text:p>
          </table:table-cell>
          <table:table-cell table:style-name="ce15" table:formula="of:=[.BR10]-(2^8)*3" office:value-type="float" office:value="146.248280223916" calcext:value-type="float">
            <text:p>146</text:p>
          </table:table-cell>
          <table:table-cell table:style-name="ce15" table:formula="of:=[.BS10]-(2^8)*3" office:value-type="float" office:value="145.824038959077" calcext:value-type="float">
            <text:p>146</text:p>
          </table:table-cell>
        </table:table-row>
        <table:table-row table:style-name="ro2">
          <table:table-cell office:value-type="float" office:value="78.181" calcext:value-type="float">
            <text:p>78,181</text:p>
          </table:table-cell>
          <table:table-cell office:value-type="percentage" office:value="0.9812" calcext:value-type="percentage">
            <text:p>98,12%</text:p>
          </table:table-cell>
          <table:table-cell office:value-type="percentage" office:value="0.9798" calcext:value-type="percentage">
            <text:p>97,98%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PINTERP([.$A$15:.$A$205];[.$B$15:.$B$205];([.F$6]+[.$E11]))*1000" office:value-type="float" office:value="881.729259457081" calcext:value-type="float">
            <text:p>882</text:p>
          </table:table-cell>
          <table:table-cell table:formula="of:=PINTERP([.$A$15:.$A$205];[.$B$15:.$B$205];([.G$6]+[.$E11]))*1000" office:value-type="float" office:value="880.731856450314" calcext:value-type="float">
            <text:p>881</text:p>
          </table:table-cell>
          <table:table-cell table:formula="of:=PINTERP([.$A$15:.$A$205];[.$B$15:.$B$205];([.H$6]+[.$E11]))*1000" office:value-type="float" office:value="879.717140155332" calcext:value-type="float">
            <text:p>880</text:p>
          </table:table-cell>
          <table:table-cell table:formula="of:=PINTERP([.$A$15:.$A$205];[.$B$15:.$B$205];([.I$6]+[.$E11]))*1000" office:value-type="float" office:value="878.691999925094" calcext:value-type="float">
            <text:p>879</text:p>
          </table:table-cell>
          <table:table-cell table:formula="of:=PINTERP([.$A$15:.$A$205];[.$B$15:.$B$205];([.J$6]+[.$E11]))*1000" office:value-type="float" office:value="877.658563282428" calcext:value-type="float">
            <text:p>878</text:p>
          </table:table-cell>
          <table:table-cell table:formula="of:=PINTERP([.$A$15:.$A$205];[.$B$15:.$B$205];([.K$6]+[.$E11]))*1000" office:value-type="float" office:value="876.60593170348" calcext:value-type="float">
            <text:p>877</text:p>
          </table:table-cell>
          <table:table-cell table:formula="of:=PINTERP([.$A$15:.$A$205];[.$B$15:.$B$205];([.L$6]+[.$E11]))*1000" office:value-type="float" office:value="875.534105188251" calcext:value-type="float">
            <text:p>876</text:p>
          </table:table-cell>
          <table:table-cell table:formula="of:=PINTERP([.$A$15:.$A$205];[.$B$15:.$B$205];([.M$6]+[.$E11]))*1000" office:value-type="float" office:value="874.398019990429" calcext:value-type="float">
            <text:p>874</text:p>
          </table:table-cell>
          <table:table-cell table:formula="of:=PINTERP([.$A$15:.$A$205];[.$B$15:.$B$205];([.N$6]+[.$E11]))*1000" office:value-type="float" office:value="873.243010295255" calcext:value-type="float">
            <text:p>873</text:p>
          </table:table-cell>
          <table:table-cell table:formula="of:=PINTERP([.$A$15:.$A$205];[.$B$15:.$B$205];([.O$6]+[.$E11]))*1000" office:value-type="float" office:value="872.106696834416" calcext:value-type="float">
            <text:p>872</text:p>
          </table:table-cell>
          <table:table-cell table:formula="of:=PINTERP([.$A$15:.$A$205];[.$B$15:.$B$205];([.P$6]+[.$E11]))*1000" office:value-type="float" office:value="871.004866127736" calcext:value-type="float">
            <text:p>871</text:p>
          </table:table-cell>
          <table:table-cell table:formula="of:=PINTERP([.$A$15:.$A$205];[.$B$15:.$B$205];([.Q$6]+[.$E11]))*1000" office:value-type="float" office:value="870.068202474419" calcext:value-type="float">
            <text:p>870</text:p>
          </table:table-cell>
          <table:table-cell table:formula="of:=PINTERP([.$A$15:.$A$205];[.$B$15:.$B$205];([.R$6]+[.$E11]))*1000" office:value-type="float" office:value="869.158220765509" calcext:value-type="float">
            <text:p>869</text:p>
          </table:table-cell>
          <table:table-cell table:formula="of:=PINTERP([.$A$15:.$A$205];[.$B$15:.$B$205];([.S$6]+[.$E11]))*1000" office:value-type="float" office:value="868.274921001004" calcext:value-type="float">
            <text:p>868</text:p>
          </table:table-cell>
          <table:table-cell table:formula="of:=PINTERP([.$A$15:.$A$205];[.$B$15:.$B$205];([.T$6]+[.$E11]))*1000" office:value-type="float" office:value="867.418303180906" calcext:value-type="float">
            <text:p>867</text:p>
          </table:table-cell>
          <table:table-cell table:formula="of:=PINTERP([.$A$15:.$A$205];[.$B$15:.$B$205];([.U$6]+[.$E11]))*1000" office:value-type="float" office:value="866.549885855229" calcext:value-type="float">
            <text:p>867</text:p>
          </table:table-cell>
          <table:table-cell table:formula="of:=PINTERP([.$A$15:.$A$205];[.$B$15:.$B$205];([.V$6]+[.$E11]))*1000" office:value-type="float" office:value="865.637813775428" calcext:value-type="float">
            <text:p>866</text:p>
          </table:table-cell>
          <table:table-cell table:formula="of:=PINTERP([.$A$15:.$A$205];[.$B$15:.$B$205];([.W$6]+[.$E11]))*1000" office:value-type="float" office:value="864.709949975334" calcext:value-type="float">
            <text:p>865</text:p>
          </table:table-cell>
          <table:table-cell table:formula="of:=PINTERP([.$A$15:.$A$205];[.$B$15:.$B$205];([.X$6]+[.$E11]))*1000" office:value-type="float" office:value="863.766294454944" calcext:value-type="float">
            <text:p>864</text:p>
          </table:table-cell>
          <table:table-cell table:formula="of:=PINTERP([.$A$15:.$A$205];[.$B$15:.$B$205];([.Y$6]+[.$E11]))*1000" office:value-type="float" office:value="862.797076845609" calcext:value-type="float">
            <text:p>863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formula="of:=[.F11]-(2^8)*3" office:value-type="float" office:value="113.729259457081" calcext:value-type="float">
            <text:p>114</text:p>
          </table:table-cell>
          <table:table-cell table:formula="of:=[.G11]-(2^8)*3" office:value-type="float" office:value="112.731856450314" calcext:value-type="float">
            <text:p>113</text:p>
          </table:table-cell>
          <table:table-cell table:formula="of:=[.H11]-(2^8)*3" office:value-type="float" office:value="111.717140155332" calcext:value-type="float">
            <text:p>112</text:p>
          </table:table-cell>
          <table:table-cell table:formula="of:=[.I11]-(2^8)*3" office:value-type="float" office:value="110.691999925094" calcext:value-type="float">
            <text:p>111</text:p>
          </table:table-cell>
          <table:table-cell table:formula="of:=[.J11]-(2^8)*3" office:value-type="float" office:value="109.658563282428" calcext:value-type="float">
            <text:p>110</text:p>
          </table:table-cell>
          <table:table-cell table:formula="of:=[.K11]-(2^8)*3" office:value-type="float" office:value="108.60593170348" calcext:value-type="float">
            <text:p>109</text:p>
          </table:table-cell>
          <table:table-cell table:formula="of:=[.L11]-(2^8)*3" office:value-type="float" office:value="107.534105188251" calcext:value-type="float">
            <text:p>108</text:p>
          </table:table-cell>
          <table:table-cell table:formula="of:=[.M11]-(2^8)*3" office:value-type="float" office:value="106.398019990429" calcext:value-type="float">
            <text:p>106</text:p>
          </table:table-cell>
          <table:table-cell table:formula="of:=[.N11]-(2^8)*3" office:value-type="float" office:value="105.243010295255" calcext:value-type="float">
            <text:p>105</text:p>
          </table:table-cell>
          <table:table-cell table:formula="of:=[.O11]-(2^8)*3" office:value-type="float" office:value="104.106696834416" calcext:value-type="float">
            <text:p>104</text:p>
          </table:table-cell>
          <table:table-cell table:formula="of:=[.P11]-(2^8)*3" office:value-type="float" office:value="103.004866127736" calcext:value-type="float">
            <text:p>103</text:p>
          </table:table-cell>
          <table:table-cell table:formula="of:=[.Q11]-(2^8)*3" office:value-type="float" office:value="102.068202474419" calcext:value-type="float">
            <text:p>102</text:p>
          </table:table-cell>
          <table:table-cell table:formula="of:=[.R11]-(2^8)*3" office:value-type="float" office:value="101.158220765509" calcext:value-type="float">
            <text:p>101</text:p>
          </table:table-cell>
          <table:table-cell table:formula="of:=[.S11]-(2^8)*3" office:value-type="float" office:value="100.274921001004" calcext:value-type="float">
            <text:p>100</text:p>
          </table:table-cell>
          <table:table-cell table:formula="of:=[.T11]-(2^8)*3" office:value-type="float" office:value="99.418303180906" calcext:value-type="float">
            <text:p>99</text:p>
          </table:table-cell>
          <table:table-cell table:formula="of:=[.U11]-(2^8)*3" office:value-type="float" office:value="98.5498858552285" calcext:value-type="float">
            <text:p>99</text:p>
          </table:table-cell>
          <table:table-cell table:formula="of:=[.V11]-(2^8)*3" office:value-type="float" office:value="97.6378137754277" calcext:value-type="float">
            <text:p>98</text:p>
          </table:table-cell>
          <table:table-cell table:formula="of:=[.W11]-(2^8)*3" office:value-type="float" office:value="96.7099499753336" calcext:value-type="float">
            <text:p>97</text:p>
          </table:table-cell>
          <table:table-cell table:formula="of:=[.X11]-(2^8)*3" office:value-type="float" office:value="95.7662944549438" calcext:value-type="float">
            <text:p>96</text:p>
          </table:table-cell>
          <table:table-cell table:formula="of:=[.Y11]-(2^8)*3" office:value-type="float" office:value="94.7970768456089" calcext:value-type="float">
            <text:p>95</text:p>
          </table:table-cell>
          <table:table-cell/>
          <table:table-cell table:style-name="ce10" office:value-type="float" office:value="0.6" calcext:value-type="float">
            <text:p>0,6</text:p>
          </table:table-cell>
          <table:table-cell table:style-name="ce10"/>
          <table:table-cell table:formula="of:=PINTERP([.$A$15:.$A$205];[.$C$15:.$C$205];([.AZ$6]+[.$E11]))*1000" office:value-type="float" office:value="913.23634414967" calcext:value-type="float">
            <text:p>913</text:p>
          </table:table-cell>
          <table:table-cell table:formula="of:=PINTERP([.$A$15:.$A$205];[.$C$15:.$C$205];([.BA$6]+[.$E11]))*1000" office:value-type="float" office:value="912.646867792146" calcext:value-type="float">
            <text:p>913</text:p>
          </table:table-cell>
          <table:table-cell table:formula="of:=PINTERP([.$A$15:.$A$205];[.$C$15:.$C$205];([.BB$6]+[.$E11]))*1000" office:value-type="float" office:value="912.055609886493" calcext:value-type="float">
            <text:p>912</text:p>
          </table:table-cell>
          <table:table-cell table:formula="of:=PINTERP([.$A$15:.$A$205];[.$C$15:.$C$205];([.BC$6]+[.$E11]))*1000" office:value-type="float" office:value="911.528035602946" calcext:value-type="float">
            <text:p>912</text:p>
          </table:table-cell>
          <table:table-cell table:formula="of:=PINTERP([.$A$15:.$A$205];[.$C$15:.$C$205];([.BD$6]+[.$E11]))*1000" office:value-type="float" office:value="911.112608084057" calcext:value-type="float">
            <text:p>911</text:p>
          </table:table-cell>
          <table:table-cell table:formula="of:=PINTERP([.$A$15:.$A$205];[.$C$15:.$C$205];([.BE$6]+[.$E11]))*1000" office:value-type="float" office:value="910.717871241952" calcext:value-type="float">
            <text:p>911</text:p>
          </table:table-cell>
          <table:table-cell table:formula="of:=PINTERP([.$A$15:.$A$205];[.$C$15:.$C$205];([.BF$6]+[.$E11]))*1000" office:value-type="float" office:value="910.34382507663" calcext:value-type="float">
            <text:p>910</text:p>
          </table:table-cell>
          <table:table-cell table:formula="of:=PINTERP([.$A$15:.$A$205];[.$C$15:.$C$205];([.BG$6]+[.$E11]))*1000" office:value-type="float" office:value="909.95456144166" calcext:value-type="float">
            <text:p>910</text:p>
          </table:table-cell>
          <table:table-cell table:formula="of:=PINTERP([.$A$15:.$A$205];[.$C$15:.$C$205];([.BH$6]+[.$E11]))*1000" office:value-type="float" office:value="909.534734604145" calcext:value-type="float">
            <text:p>910</text:p>
          </table:table-cell>
          <table:table-cell table:formula="of:=PINTERP([.$A$15:.$A$205];[.$C$15:.$C$205];([.BI$6]+[.$E11]))*1000" office:value-type="float" office:value="909.101454549621" calcext:value-type="float">
            <text:p>909</text:p>
          </table:table-cell>
          <table:table-cell table:formula="of:=PINTERP([.$A$15:.$A$205];[.$C$15:.$C$205];([.BJ$6]+[.$E11]))*1000" office:value-type="float" office:value="908.648750523645" calcext:value-type="float">
            <text:p>909</text:p>
          </table:table-cell>
          <table:table-cell table:formula="of:=PINTERP([.$A$15:.$A$205];[.$C$15:.$C$205];([.BK$6]+[.$E11]))*1000" office:value-type="float" office:value="908.139310035588" calcext:value-type="float">
            <text:p>908</text:p>
          </table:table-cell>
          <table:table-cell table:formula="of:=PINTERP([.$A$15:.$A$205];[.$C$15:.$C$205];([.BL$6]+[.$E11]))*1000" office:value-type="float" office:value="907.635422775799" calcext:value-type="float">
            <text:p>908</text:p>
          </table:table-cell>
          <table:table-cell table:formula="of:=PINTERP([.$A$15:.$A$205];[.$C$15:.$C$205];([.BM$6]+[.$E11]))*1000" office:value-type="float" office:value="907.13708874428" calcext:value-type="float">
            <text:p>907</text:p>
          </table:table-cell>
          <table:table-cell table:formula="of:=PINTERP([.$A$15:.$A$205];[.$C$15:.$C$205];([.BN$6]+[.$E11]))*1000" office:value-type="float" office:value="906.64430794103" calcext:value-type="float">
            <text:p>907</text:p>
          </table:table-cell>
          <table:table-cell table:formula="of:=PINTERP([.$A$15:.$A$205];[.$C$15:.$C$205];([.BO$6]+[.$E11]))*1000" office:value-type="float" office:value="906.200633222731" calcext:value-type="float">
            <text:p>906</text:p>
          </table:table-cell>
          <table:table-cell table:formula="of:=PINTERP([.$A$15:.$A$205];[.$C$15:.$C$205];([.BP$6]+[.$E11]))*1000" office:value-type="float" office:value="905.812415667377" calcext:value-type="float">
            <text:p>906</text:p>
          </table:table-cell>
          <table:table-cell table:formula="of:=PINTERP([.$A$15:.$A$205];[.$C$15:.$C$205];([.BQ$6]+[.$E11]))*1000" office:value-type="float" office:value="905.438219444283" calcext:value-type="float">
            <text:p>905</text:p>
          </table:table-cell>
          <table:table-cell table:formula="of:=PINTERP([.$A$15:.$A$205];[.$C$15:.$C$205];([.BR$6]+[.$E11]))*1000" office:value-type="float" office:value="905.07804455345" calcext:value-type="float">
            <text:p>905</text:p>
          </table:table-cell>
          <table:table-cell table:style-name="ce17" table:formula="of:=PINTERP([.$A$15:.$A$205];[.$C$15:.$C$205];([.BS$6]+[.$E11]))*1000" office:value-type="float" office:value="904.733132509788" calcext:value-type="float">
            <text:p>905</text:p>
          </table:table-cell>
          <table:table-cell table:style-name="ce17"/>
          <table:table-cell table:style-name="ce10" office:value-type="float" office:value="0.6" calcext:value-type="float">
            <text:p>0,6</text:p>
          </table:table-cell>
          <table:table-cell table:formula="of:=[.AZ11]-(2^8)*3" office:value-type="float" office:value="145.236344149669" calcext:value-type="float">
            <text:p>145</text:p>
          </table:table-cell>
          <table:table-cell table:formula="of:=[.BA11]-(2^8)*3" office:value-type="float" office:value="144.646867792146" calcext:value-type="float">
            <text:p>145</text:p>
          </table:table-cell>
          <table:table-cell table:formula="of:=[.BB11]-(2^8)*3" office:value-type="float" office:value="144.055609886493" calcext:value-type="float">
            <text:p>144</text:p>
          </table:table-cell>
          <table:table-cell table:formula="of:=[.BC11]-(2^8)*3" office:value-type="float" office:value="143.528035602946" calcext:value-type="float">
            <text:p>144</text:p>
          </table:table-cell>
          <table:table-cell table:formula="of:=[.BD11]-(2^8)*3" office:value-type="float" office:value="143.112608084057" calcext:value-type="float">
            <text:p>143</text:p>
          </table:table-cell>
          <table:table-cell table:formula="of:=[.BE11]-(2^8)*3" office:value-type="float" office:value="142.717871241952" calcext:value-type="float">
            <text:p>143</text:p>
          </table:table-cell>
          <table:table-cell table:formula="of:=[.BF11]-(2^8)*3" office:value-type="float" office:value="142.34382507663" calcext:value-type="float">
            <text:p>142</text:p>
          </table:table-cell>
          <table:table-cell table:formula="of:=[.BG11]-(2^8)*3" office:value-type="float" office:value="141.95456144166" calcext:value-type="float">
            <text:p>142</text:p>
          </table:table-cell>
          <table:table-cell table:formula="of:=[.BH11]-(2^8)*3" office:value-type="float" office:value="141.534734604145" calcext:value-type="float">
            <text:p>142</text:p>
          </table:table-cell>
          <table:table-cell table:formula="of:=[.BI11]-(2^8)*3" office:value-type="float" office:value="141.101454549621" calcext:value-type="float">
            <text:p>141</text:p>
          </table:table-cell>
          <table:table-cell table:style-name="ce15" table:formula="of:=[.BJ11]-(2^8)*3" office:value-type="float" office:value="140.648750523645" calcext:value-type="float">
            <text:p>141</text:p>
          </table:table-cell>
          <table:table-cell table:style-name="ce15" table:formula="of:=[.BK11]-(2^8)*3" office:value-type="float" office:value="140.139310035587" calcext:value-type="float">
            <text:p>140</text:p>
          </table:table-cell>
          <table:table-cell table:style-name="ce15" table:formula="of:=[.BL11]-(2^8)*3" office:value-type="float" office:value="139.635422775799" calcext:value-type="float">
            <text:p>140</text:p>
          </table:table-cell>
          <table:table-cell table:style-name="ce15" table:formula="of:=[.BM11]-(2^8)*3" office:value-type="float" office:value="139.13708874428" calcext:value-type="float">
            <text:p>139</text:p>
          </table:table-cell>
          <table:table-cell table:style-name="ce15" table:formula="of:=[.BN11]-(2^8)*3" office:value-type="float" office:value="138.64430794103" calcext:value-type="float">
            <text:p>139</text:p>
          </table:table-cell>
          <table:table-cell table:style-name="ce15" table:formula="of:=[.BO11]-(2^8)*3" office:value-type="float" office:value="138.200633222731" calcext:value-type="float">
            <text:p>138</text:p>
          </table:table-cell>
          <table:table-cell table:style-name="ce15" table:formula="of:=[.BP11]-(2^8)*3" office:value-type="float" office:value="137.812415667377" calcext:value-type="float">
            <text:p>138</text:p>
          </table:table-cell>
          <table:table-cell table:style-name="ce15" table:formula="of:=[.BQ11]-(2^8)*3" office:value-type="float" office:value="137.438219444282" calcext:value-type="float">
            <text:p>137</text:p>
          </table:table-cell>
          <table:table-cell table:style-name="ce15" table:formula="of:=[.BR11]-(2^8)*3" office:value-type="float" office:value="137.07804455345" calcext:value-type="float">
            <text:p>137</text:p>
          </table:table-cell>
          <table:table-cell table:style-name="ce15" table:formula="of:=[.BS11]-(2^8)*3" office:value-type="float" office:value="136.733132509788" calcext:value-type="float">
            <text:p>137</text:p>
          </table:table-cell>
        </table:table-row>
        <table:table-row table:style-name="ro2">
          <table:table-cell office:value-type="float" office:value="78.179" calcext:value-type="float">
            <text:p>78,179</text:p>
          </table:table-cell>
          <table:table-cell office:value-type="percentage" office:value="0.9779" calcext:value-type="percentage">
            <text:p>97,79%</text:p>
          </table:table-cell>
          <table:table-cell office:value-type="percentage" office:value="0.9766" calcext:value-type="percentage">
            <text:p>97,66%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PINTERP([.$A$15:.$A$205];[.$B$15:.$B$205];([.F$6]+[.$E12]))*1000" office:value-type="float" office:value="861.779181843654" calcext:value-type="float">
            <text:p>862</text:p>
          </table:table-cell>
          <table:table-cell table:formula="of:=PINTERP([.$A$15:.$A$205];[.$B$15:.$B$205];([.G$6]+[.$E12]))*1000" office:value-type="float" office:value="860.755821458592" calcext:value-type="float">
            <text:p>861</text:p>
          </table:table-cell>
          <table:table-cell table:formula="of:=PINTERP([.$A$15:.$A$205];[.$B$15:.$B$205];([.H$6]+[.$E12]))*1000" office:value-type="float" office:value="859.726995690402" calcext:value-type="float">
            <text:p>860</text:p>
          </table:table-cell>
          <table:table-cell table:formula="of:=PINTERP([.$A$15:.$A$205];[.$B$15:.$B$205];([.I$6]+[.$E12]))*1000" office:value-type="float" office:value="858.700317124736" calcext:value-type="float">
            <text:p>859</text:p>
          </table:table-cell>
          <table:table-cell table:formula="of:=PINTERP([.$A$15:.$A$205];[.$B$15:.$B$205];([.J$6]+[.$E12]))*1000" office:value-type="float" office:value="857.708569918454" calcext:value-type="float">
            <text:p>858</text:p>
          </table:table-cell>
          <table:table-cell table:formula="of:=PINTERP([.$A$15:.$A$205];[.$B$15:.$B$205];([.K$6]+[.$E12]))*1000" office:value-type="float" office:value="856.727934662236" calcext:value-type="float">
            <text:p>857</text:p>
          </table:table-cell>
          <table:table-cell table:formula="of:=PINTERP([.$A$15:.$A$205];[.$B$15:.$B$205];([.L$6]+[.$E12]))*1000" office:value-type="float" office:value="855.758411356086" calcext:value-type="float">
            <text:p>856</text:p>
          </table:table-cell>
          <table:table-cell table:formula="of:=PINTERP([.$A$15:.$A$205];[.$B$15:.$B$205];([.M$6]+[.$E12]))*1000" office:value-type="float" office:value="854.800000000009" calcext:value-type="float">
            <text:p>855</text:p>
          </table:table-cell>
          <table:table-cell table:formula="of:=PINTERP([.$A$15:.$A$205];[.$B$15:.$B$205];([.N$6]+[.$E12]))*1000" office:value-type="float" office:value="853.883879054083" calcext:value-type="float">
            <text:p>854</text:p>
          </table:table-cell>
          <table:table-cell table:formula="of:=PINTERP([.$A$15:.$A$205];[.$B$15:.$B$205];([.O$6]+[.$E12]))*1000" office:value-type="float" office:value="852.958524439985" calcext:value-type="float">
            <text:p>853</text:p>
          </table:table-cell>
          <table:table-cell table:formula="of:=PINTERP([.$A$15:.$A$205];[.$B$15:.$B$205];([.P$6]+[.$E12]))*1000" office:value-type="float" office:value="852.023936157715" calcext:value-type="float">
            <text:p>852</text:p>
          </table:table-cell>
          <table:table-cell table:formula="of:=PINTERP([.$A$15:.$A$205];[.$B$15:.$B$205];([.Q$6]+[.$E12]))*1000" office:value-type="float" office:value="851.080114207273" calcext:value-type="float">
            <text:p>851</text:p>
          </table:table-cell>
          <table:table-cell table:formula="of:=PINTERP([.$A$15:.$A$205];[.$B$15:.$B$205];([.R$6]+[.$E12]))*1000" office:value-type="float" office:value="850.057753194292" calcext:value-type="float">
            <text:p>850</text:p>
          </table:table-cell>
          <table:table-cell table:formula="of:=PINTERP([.$A$15:.$A$205];[.$B$15:.$B$205];([.S$6]+[.$E12]))*1000" office:value-type="float" office:value="848.996616659466" calcext:value-type="float">
            <text:p>849</text:p>
          </table:table-cell>
          <table:table-cell table:formula="of:=PINTERP([.$A$15:.$A$205];[.$B$15:.$B$205];([.T$6]+[.$E12]))*1000" office:value-type="float" office:value="847.947073634693" calcext:value-type="float">
            <text:p>848</text:p>
          </table:table-cell>
          <table:table-cell table:formula="of:=PINTERP([.$A$15:.$A$205];[.$B$15:.$B$205];([.U$6]+[.$E12]))*1000" office:value-type="float" office:value="846.909124119978" calcext:value-type="float">
            <text:p>847</text:p>
          </table:table-cell>
          <table:table-cell table:formula="of:=PINTERP([.$A$15:.$A$205];[.$B$15:.$B$205];([.V$6]+[.$E12]))*1000" office:value-type="float" office:value="846.008431531351" calcext:value-type="float">
            <text:p>846</text:p>
          </table:table-cell>
          <table:table-cell table:formula="of:=PINTERP([.$A$15:.$A$205];[.$B$15:.$B$205];([.W$6]+[.$E12]))*1000" office:value-type="float" office:value="845.173256109913" calcext:value-type="float">
            <text:p>845</text:p>
          </table:table-cell>
          <table:table-cell table:formula="of:=PINTERP([.$A$15:.$A$205];[.$B$15:.$B$205];([.X$6]+[.$E12]))*1000" office:value-type="float" office:value="844.34975408958" calcext:value-type="float">
            <text:p>844</text:p>
          </table:table-cell>
          <table:table-cell table:formula="of:=PINTERP([.$A$15:.$A$205];[.$B$15:.$B$205];([.Y$6]+[.$E12]))*1000" office:value-type="float" office:value="843.537925470354" calcext:value-type="float">
            <text:p>844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table:formula="of:=[.F12]-(2^8)*3" office:value-type="float" office:value="93.7791818436534" calcext:value-type="float">
            <text:p>94</text:p>
          </table:table-cell>
          <table:table-cell table:formula="of:=[.G12]-(2^8)*3" office:value-type="float" office:value="92.7558214585923" calcext:value-type="float">
            <text:p>93</text:p>
          </table:table-cell>
          <table:table-cell table:formula="of:=[.H12]-(2^8)*3" office:value-type="float" office:value="91.7269956904024" calcext:value-type="float">
            <text:p>92</text:p>
          </table:table-cell>
          <table:table-cell table:formula="of:=[.I12]-(2^8)*3" office:value-type="float" office:value="90.7003171247361" calcext:value-type="float">
            <text:p>91</text:p>
          </table:table-cell>
          <table:table-cell table:formula="of:=[.J12]-(2^8)*3" office:value-type="float" office:value="89.7085699184536" calcext:value-type="float">
            <text:p>90</text:p>
          </table:table-cell>
          <table:table-cell table:formula="of:=[.K12]-(2^8)*3" office:value-type="float" office:value="88.7279346622364" calcext:value-type="float">
            <text:p>89</text:p>
          </table:table-cell>
          <table:table-cell table:formula="of:=[.L12]-(2^8)*3" office:value-type="float" office:value="87.7584113560862" calcext:value-type="float">
            <text:p>88</text:p>
          </table:table-cell>
          <table:table-cell table:formula="of:=[.M12]-(2^8)*3" office:value-type="float" office:value="86.8000000000095" calcext:value-type="float">
            <text:p>87</text:p>
          </table:table-cell>
          <table:table-cell table:formula="of:=[.N12]-(2^8)*3" office:value-type="float" office:value="85.8838790540825" calcext:value-type="float">
            <text:p>86</text:p>
          </table:table-cell>
          <table:table-cell table:formula="of:=[.O12]-(2^8)*3" office:value-type="float" office:value="84.9585244399852" calcext:value-type="float">
            <text:p>85</text:p>
          </table:table-cell>
          <table:table-cell table:formula="of:=[.P12]-(2^8)*3" office:value-type="float" office:value="84.0239361577151" calcext:value-type="float">
            <text:p>84</text:p>
          </table:table-cell>
          <table:table-cell table:formula="of:=[.Q12]-(2^8)*3" office:value-type="float" office:value="83.0801142072733" calcext:value-type="float">
            <text:p>83</text:p>
          </table:table-cell>
          <table:table-cell table:formula="of:=[.R12]-(2^8)*3" office:value-type="float" office:value="82.0577531942917" calcext:value-type="float">
            <text:p>82</text:p>
          </table:table-cell>
          <table:table-cell table:formula="of:=[.S12]-(2^8)*3" office:value-type="float" office:value="80.9966166594661" calcext:value-type="float">
            <text:p>81</text:p>
          </table:table-cell>
          <table:table-cell table:formula="of:=[.T12]-(2^8)*3" office:value-type="float" office:value="79.9470736346925" calcext:value-type="float">
            <text:p>80</text:p>
          </table:table-cell>
          <table:table-cell table:formula="of:=[.U12]-(2^8)*3" office:value-type="float" office:value="78.9091241199779" calcext:value-type="float">
            <text:p>79</text:p>
          </table:table-cell>
          <table:table-cell table:formula="of:=[.V12]-(2^8)*3" office:value-type="float" office:value="78.0084315313508" calcext:value-type="float">
            <text:p>78</text:p>
          </table:table-cell>
          <table:table-cell table:formula="of:=[.W12]-(2^8)*3" office:value-type="float" office:value="77.1732561099126" calcext:value-type="float">
            <text:p>77</text:p>
          </table:table-cell>
          <table:table-cell table:formula="of:=[.X12]-(2^8)*3" office:value-type="float" office:value="76.3497540895801" calcext:value-type="float">
            <text:p>76</text:p>
          </table:table-cell>
          <table:table-cell table:formula="of:=[.Y12]-(2^8)*3" office:value-type="float" office:value="75.5379254703544" calcext:value-type="float">
            <text:p>76</text:p>
          </table:table-cell>
          <table:table-cell/>
          <table:table-cell table:style-name="ce10" office:value-type="float" office:value="0.8" calcext:value-type="float">
            <text:p>0,8</text:p>
          </table:table-cell>
          <table:table-cell table:style-name="ce10"/>
          <table:table-cell table:formula="of:=PINTERP([.$A$15:.$A$205];[.$C$15:.$C$205];([.AZ$6]+[.$E12]))*1000" office:value-type="float" office:value="904.385954253771" calcext:value-type="float">
            <text:p>904</text:p>
          </table:table-cell>
          <table:table-cell table:formula="of:=PINTERP([.$A$15:.$A$205];[.$C$15:.$C$205];([.BA$6]+[.$E12]))*1000" office:value-type="float" office:value="904.01737465623" calcext:value-type="float">
            <text:p>904</text:p>
          </table:table-cell>
          <table:table-cell table:formula="of:=PINTERP([.$A$15:.$A$205];[.$C$15:.$C$205];([.BB$6]+[.$E12]))*1000" office:value-type="float" office:value="903.627393717158" calcext:value-type="float">
            <text:p>904</text:p>
          </table:table-cell>
          <table:table-cell table:formula="of:=PINTERP([.$A$15:.$A$205];[.$C$15:.$C$205];([.BC$6]+[.$E12]))*1000" office:value-type="float" office:value="903.189282215233" calcext:value-type="float">
            <text:p>903</text:p>
          </table:table-cell>
          <table:table-cell table:formula="of:=PINTERP([.$A$15:.$A$205];[.$C$15:.$C$205];([.BD$6]+[.$E12]))*1000" office:value-type="float" office:value="902.637484254259" calcext:value-type="float">
            <text:p>903</text:p>
          </table:table-cell>
          <table:table-cell table:formula="of:=PINTERP([.$A$15:.$A$205];[.$C$15:.$C$205];([.BE$6]+[.$E12]))*1000" office:value-type="float" office:value="902.088671231397" calcext:value-type="float">
            <text:p>902</text:p>
          </table:table-cell>
          <table:table-cell table:formula="of:=PINTERP([.$A$15:.$A$205];[.$C$15:.$C$205];([.BF$6]+[.$E12]))*1000" office:value-type="float" office:value="901.542843146644" calcext:value-type="float">
            <text:p>902</text:p>
          </table:table-cell>
          <table:table-cell table:formula="of:=PINTERP([.$A$15:.$A$205];[.$C$15:.$C$205];([.BG$6]+[.$E12]))*1000" office:value-type="float" office:value="901.000000000005" calcext:value-type="float">
            <text:p>901</text:p>
          </table:table-cell>
          <table:table-cell table:formula="of:=PINTERP([.$A$15:.$A$205];[.$C$15:.$C$205];([.BH$6]+[.$E12]))*1000" office:value-type="float" office:value="900.6324333064" calcext:value-type="float">
            <text:p>901</text:p>
          </table:table-cell>
          <table:table-cell table:formula="of:=PINTERP([.$A$15:.$A$205];[.$C$15:.$C$205];([.BI$6]+[.$E12]))*1000" office:value-type="float" office:value="900.280547555558" calcext:value-type="float">
            <text:p>900</text:p>
          </table:table-cell>
          <table:table-cell table:formula="of:=PINTERP([.$A$15:.$A$205];[.$C$15:.$C$205];([.BJ$6]+[.$E12]))*1000" office:value-type="float" office:value="899.944342747477" calcext:value-type="float">
            <text:p>900</text:p>
          </table:table-cell>
          <table:table-cell table:formula="of:=PINTERP([.$A$15:.$A$205];[.$C$15:.$C$205];([.BK$6]+[.$E12]))*1000" office:value-type="float" office:value="899.623818882158" calcext:value-type="float">
            <text:p>900</text:p>
          </table:table-cell>
          <table:table-cell table:formula="of:=PINTERP([.$A$15:.$A$205];[.$C$15:.$C$205];([.BL$6]+[.$E12]))*1000" office:value-type="float" office:value="899.249853224484" calcext:value-type="float">
            <text:p>899</text:p>
          </table:table-cell>
          <table:table-cell table:formula="of:=PINTERP([.$A$15:.$A$205];[.$C$15:.$C$205];([.BM$6]+[.$E12]))*1000" office:value-type="float" office:value="898.836168541539" calcext:value-type="float">
            <text:p>899</text:p>
          </table:table-cell>
          <table:table-cell table:formula="of:=PINTERP([.$A$15:.$A$205];[.$C$15:.$C$205];([.BN$6]+[.$E12]))*1000" office:value-type="float" office:value="898.426517120581" calcext:value-type="float">
            <text:p>898</text:p>
          </table:table-cell>
          <table:table-cell table:formula="of:=PINTERP([.$A$15:.$A$205];[.$C$15:.$C$205];([.BO$6]+[.$E12]))*1000" office:value-type="float" office:value="898.020898961608" calcext:value-type="float">
            <text:p>898</text:p>
          </table:table-cell>
          <table:table-cell table:formula="of:=PINTERP([.$A$15:.$A$205];[.$C$15:.$C$205];([.BP$6]+[.$E12]))*1000" office:value-type="float" office:value="897.652433853702" calcext:value-type="float">
            <text:p>898</text:p>
          </table:table-cell>
          <table:table-cell table:formula="of:=PINTERP([.$A$15:.$A$205];[.$C$15:.$C$205];([.BQ$6]+[.$E12]))*1000" office:value-type="float" office:value="897.319984690785" calcext:value-type="float">
            <text:p>897</text:p>
          </table:table-cell>
          <table:table-cell table:formula="of:=PINTERP([.$A$15:.$A$205];[.$C$15:.$C$205];([.BR$6]+[.$E12]))*1000" office:value-type="float" office:value="897.012496422422" calcext:value-type="float">
            <text:p>897</text:p>
          </table:table-cell>
          <table:table-cell table:style-name="ce17" table:formula="of:=PINTERP([.$A$15:.$A$205];[.$C$15:.$C$205];([.BS$6]+[.$E12]))*1000" office:value-type="float" office:value="896.729969048608" calcext:value-type="float">
            <text:p>897</text:p>
          </table:table-cell>
          <table:table-cell table:style-name="ce17"/>
          <table:table-cell table:style-name="ce10" office:value-type="float" office:value="0.8" calcext:value-type="float">
            <text:p>0,8</text:p>
          </table:table-cell>
          <table:table-cell table:formula="of:=[.AZ12]-(2^8)*3" office:value-type="float" office:value="136.385954253771" calcext:value-type="float">
            <text:p>136</text:p>
          </table:table-cell>
          <table:table-cell table:formula="of:=[.BA12]-(2^8)*3" office:value-type="float" office:value="136.01737465623" calcext:value-type="float">
            <text:p>136</text:p>
          </table:table-cell>
          <table:table-cell table:formula="of:=[.BB12]-(2^8)*3" office:value-type="float" office:value="135.627393717158" calcext:value-type="float">
            <text:p>136</text:p>
          </table:table-cell>
          <table:table-cell table:formula="of:=[.BC12]-(2^8)*3" office:value-type="float" office:value="135.189282215233" calcext:value-type="float">
            <text:p>135</text:p>
          </table:table-cell>
          <table:table-cell table:formula="of:=[.BD12]-(2^8)*3" office:value-type="float" office:value="134.637484254259" calcext:value-type="float">
            <text:p>135</text:p>
          </table:table-cell>
          <table:table-cell table:formula="of:=[.BE12]-(2^8)*3" office:value-type="float" office:value="134.088671231396" calcext:value-type="float">
            <text:p>134</text:p>
          </table:table-cell>
          <table:table-cell table:formula="of:=[.BF12]-(2^8)*3" office:value-type="float" office:value="133.542843146644" calcext:value-type="float">
            <text:p>134</text:p>
          </table:table-cell>
          <table:table-cell table:formula="of:=[.BG12]-(2^8)*3" office:value-type="float" office:value="133.000000000005" calcext:value-type="float">
            <text:p>133</text:p>
          </table:table-cell>
          <table:table-cell table:formula="of:=[.BH12]-(2^8)*3" office:value-type="float" office:value="132.6324333064" calcext:value-type="float">
            <text:p>133</text:p>
          </table:table-cell>
          <table:table-cell table:formula="of:=[.BI12]-(2^8)*3" office:value-type="float" office:value="132.280547555558" calcext:value-type="float">
            <text:p>132</text:p>
          </table:table-cell>
          <table:table-cell table:style-name="ce15" table:formula="of:=[.BJ12]-(2^8)*3" office:value-type="float" office:value="131.944342747477" calcext:value-type="float">
            <text:p>132</text:p>
          </table:table-cell>
          <table:table-cell table:style-name="ce15" table:formula="of:=[.BK12]-(2^8)*3" office:value-type="float" office:value="131.623818882158" calcext:value-type="float">
            <text:p>132</text:p>
          </table:table-cell>
          <table:table-cell table:style-name="ce15" table:formula="of:=[.BL12]-(2^8)*3" office:value-type="float" office:value="131.249853224484" calcext:value-type="float">
            <text:p>131</text:p>
          </table:table-cell>
          <table:table-cell table:style-name="ce15" table:formula="of:=[.BM12]-(2^8)*3" office:value-type="float" office:value="130.836168541539" calcext:value-type="float">
            <text:p>131</text:p>
          </table:table-cell>
          <table:table-cell table:style-name="ce15" table:formula="of:=[.BN12]-(2^8)*3" office:value-type="float" office:value="130.426517120581" calcext:value-type="float">
            <text:p>130</text:p>
          </table:table-cell>
          <table:table-cell table:style-name="ce15" table:formula="of:=[.BO12]-(2^8)*3" office:value-type="float" office:value="130.020898961608" calcext:value-type="float">
            <text:p>130</text:p>
          </table:table-cell>
          <table:table-cell table:style-name="ce15" table:formula="of:=[.BP12]-(2^8)*3" office:value-type="float" office:value="129.652433853702" calcext:value-type="float">
            <text:p>130</text:p>
          </table:table-cell>
          <table:table-cell table:style-name="ce15" table:formula="of:=[.BQ12]-(2^8)*3" office:value-type="float" office:value="129.319984690785" calcext:value-type="float">
            <text:p>129</text:p>
          </table:table-cell>
          <table:table-cell table:style-name="ce15" table:formula="of:=[.BR12]-(2^8)*3" office:value-type="float" office:value="129.012496422422" calcext:value-type="float">
            <text:p>129</text:p>
          </table:table-cell>
          <table:table-cell table:style-name="ce15" table:formula="of:=[.BS12]-(2^8)*3" office:value-type="float" office:value="128.729969048608" calcext:value-type="float">
            <text:p>129</text:p>
          </table:table-cell>
        </table:table-row>
        <table:table-row table:style-name="ro2">
          <table:table-cell office:value-type="float" office:value="78.174" calcext:value-type="float">
            <text:p>78,174</text:p>
          </table:table-cell>
          <table:table-cell office:value-type="percentage" office:value="0.97464" calcext:value-type="percentage">
            <text:p>97,46%</text:p>
          </table:table-cell>
          <table:table-cell office:value-type="percentage" office:value="0.97381" calcext:value-type="percentage">
            <text:p>97,38%</text:p>
          </table:table-cell>
          <table:table-cell/>
          <table:table-cell office:value-type="float" office:value="1" calcext:value-type="float">
            <text:p>1,0</text:p>
          </table:table-cell>
          <table:table-cell table:formula="of:=PINTERP([.$A$15:.$A$205];[.$B$15:.$B$205];([.F$6]+[.$E13]))*1000" office:value-type="float" office:value="842.73777025222" calcext:value-type="float">
            <text:p>843</text:p>
          </table:table-cell>
          <table:table-cell table:formula="of:=PINTERP([.$A$15:.$A$205];[.$B$15:.$B$205];([.G$6]+[.$E13]))*1000" office:value-type="float" office:value="841.847009440391" calcext:value-type="float">
            <text:p>842</text:p>
          </table:table-cell>
          <table:table-cell table:formula="of:=PINTERP([.$A$15:.$A$205];[.$B$15:.$B$205];([.H$6]+[.$E13]))*1000" office:value-type="float" office:value="840.904194687445" calcext:value-type="float">
            <text:p>841</text:p>
          </table:table-cell>
          <table:table-cell table:formula="of:=PINTERP([.$A$15:.$A$205];[.$B$15:.$B$205];([.I$6]+[.$E13]))*1000" office:value-type="float" office:value="839.949649232901" calcext:value-type="float">
            <text:p>840</text:p>
          </table:table-cell>
          <table:table-cell table:formula="of:=PINTERP([.$A$15:.$A$205];[.$B$15:.$B$205];([.J$6]+[.$E13]))*1000" office:value-type="float" office:value="838.983373076755" calcext:value-type="float">
            <text:p>839</text:p>
          </table:table-cell>
          <table:table-cell table:formula="of:=PINTERP([.$A$15:.$A$205];[.$B$15:.$B$205];([.K$6]+[.$E13]))*1000" office:value-type="float" office:value="838.020506498205" calcext:value-type="float">
            <text:p>838</text:p>
          </table:table-cell>
          <table:table-cell table:formula="of:=PINTERP([.$A$15:.$A$205];[.$B$15:.$B$205];([.L$6]+[.$E13]))*1000" office:value-type="float" office:value="837.08880658281" calcext:value-type="float">
            <text:p>837</text:p>
          </table:table-cell>
          <table:table-cell table:formula="of:=PINTERP([.$A$15:.$A$205];[.$B$15:.$B$205];([.M$6]+[.$E13]))*1000" office:value-type="float" office:value="836.157022191408" calcext:value-type="float">
            <text:p>836</text:p>
          </table:table-cell>
          <table:table-cell table:formula="of:=PINTERP([.$A$15:.$A$205];[.$B$15:.$B$205];([.N$6]+[.$E13]))*1000" office:value-type="float" office:value="835.225153323979" calcext:value-type="float">
            <text:p>835</text:p>
          </table:table-cell>
          <table:table-cell table:formula="of:=PINTERP([.$A$15:.$A$205];[.$B$15:.$B$205];([.O$6]+[.$E13]))*1000" office:value-type="float" office:value="834.293199980535" calcext:value-type="float">
            <text:p>834</text:p>
          </table:table-cell>
          <table:table-cell table:formula="of:=PINTERP([.$A$15:.$A$205];[.$B$15:.$B$205];([.P$6]+[.$E13]))*1000" office:value-type="float" office:value="833.336752651364" calcext:value-type="float">
            <text:p>833</text:p>
          </table:table-cell>
          <table:table-cell table:formula="of:=PINTERP([.$A$15:.$A$205];[.$B$15:.$B$205];([.Q$6]+[.$E13]))*1000" office:value-type="float" office:value="832.379493240037" calcext:value-type="float">
            <text:p>832</text:p>
          </table:table-cell>
          <table:table-cell table:formula="of:=PINTERP([.$A$15:.$A$205];[.$B$15:.$B$205];([.R$6]+[.$E13]))*1000" office:value-type="float" office:value="831.424238364913" calcext:value-type="float">
            <text:p>831</text:p>
          </table:table-cell>
          <table:table-cell table:formula="of:=PINTERP([.$A$15:.$A$205];[.$B$15:.$B$205];([.S$6]+[.$E13]))*1000" office:value-type="float" office:value="830.470988025988" calcext:value-type="float">
            <text:p>830</text:p>
          </table:table-cell>
          <table:table-cell table:formula="of:=PINTERP([.$A$15:.$A$205];[.$B$15:.$B$205];([.T$6]+[.$E13]))*1000" office:value-type="float" office:value="829.539158812212" calcext:value-type="float">
            <text:p>830</text:p>
          </table:table-cell>
          <table:table-cell table:formula="of:=PINTERP([.$A$15:.$A$205];[.$B$15:.$B$205];([.U$6]+[.$E13]))*1000" office:value-type="float" office:value="828.633409006471" calcext:value-type="float">
            <text:p>829</text:p>
          </table:table-cell>
          <table:table-cell table:formula="of:=PINTERP([.$A$15:.$A$205];[.$B$15:.$B$205];([.V$6]+[.$E13]))*1000" office:value-type="float" office:value="827.722449434641" calcext:value-type="float">
            <text:p>828</text:p>
          </table:table-cell>
          <table:table-cell table:formula="of:=PINTERP([.$A$15:.$A$205];[.$B$15:.$B$205];([.W$6]+[.$E13]))*1000" office:value-type="float" office:value="826.806280096733" calcext:value-type="float">
            <text:p>827</text:p>
          </table:table-cell>
          <table:table-cell table:formula="of:=PINTERP([.$A$15:.$A$205];[.$B$15:.$B$205];([.X$6]+[.$E13]))*1000" office:value-type="float" office:value="825.884900992745" calcext:value-type="float">
            <text:p>826</text:p>
          </table:table-cell>
          <table:table-cell table:formula="of:=PINTERP([.$A$15:.$A$205];[.$B$15:.$B$205];([.Y$6]+[.$E13]))*1000" office:value-type="float" office:value="824.897697994456" calcext:value-type="float">
            <text:p>825</text:p>
          </table:table-cell>
          <table:table-cell/>
          <table:table-cell office:value-type="float" office:value="1" calcext:value-type="float">
            <text:p>1,0</text:p>
          </table:table-cell>
          <table:table-cell/>
          <table:table-cell table:formula="of:=[.F13]-(2^8)*3" office:value-type="float" office:value="74.7377702522197" calcext:value-type="float">
            <text:p>75</text:p>
          </table:table-cell>
          <table:table-cell table:formula="of:=[.G13]-(2^8)*3" office:value-type="float" office:value="73.8470094403913" calcext:value-type="float">
            <text:p>74</text:p>
          </table:table-cell>
          <table:table-cell table:formula="of:=[.H13]-(2^8)*3" office:value-type="float" office:value="72.9041946874455" calcext:value-type="float">
            <text:p>73</text:p>
          </table:table-cell>
          <table:table-cell table:formula="of:=[.I13]-(2^8)*3" office:value-type="float" office:value="71.9496492329007" calcext:value-type="float">
            <text:p>72</text:p>
          </table:table-cell>
          <table:table-cell table:formula="of:=[.J13]-(2^8)*3" office:value-type="float" office:value="70.9833730767547" calcext:value-type="float">
            <text:p>71</text:p>
          </table:table-cell>
          <table:table-cell table:formula="of:=[.K13]-(2^8)*3" office:value-type="float" office:value="70.0205064982047" calcext:value-type="float">
            <text:p>70</text:p>
          </table:table-cell>
          <table:table-cell table:formula="of:=[.L13]-(2^8)*3" office:value-type="float" office:value="69.0888065828105" calcext:value-type="float">
            <text:p>69</text:p>
          </table:table-cell>
          <table:table-cell table:formula="of:=[.M13]-(2^8)*3" office:value-type="float" office:value="68.1570221914078" calcext:value-type="float">
            <text:p>68</text:p>
          </table:table-cell>
          <table:table-cell table:formula="of:=[.N13]-(2^8)*3" office:value-type="float" office:value="67.2251533239789" calcext:value-type="float">
            <text:p>67</text:p>
          </table:table-cell>
          <table:table-cell table:formula="of:=[.O13]-(2^8)*3" office:value-type="float" office:value="66.2931999805351" calcext:value-type="float">
            <text:p>66</text:p>
          </table:table-cell>
          <table:table-cell table:formula="of:=[.P13]-(2^8)*3" office:value-type="float" office:value="65.3367526513641" calcext:value-type="float">
            <text:p>65</text:p>
          </table:table-cell>
          <table:table-cell table:formula="of:=[.Q13]-(2^8)*3" office:value-type="float" office:value="64.3794932400373" calcext:value-type="float">
            <text:p>64</text:p>
          </table:table-cell>
          <table:table-cell table:formula="of:=[.R13]-(2^8)*3" office:value-type="float" office:value="63.4242383649128" calcext:value-type="float">
            <text:p>63</text:p>
          </table:table-cell>
          <table:table-cell table:formula="of:=[.S13]-(2^8)*3" office:value-type="float" office:value="62.4709880259878" calcext:value-type="float">
            <text:p>62</text:p>
          </table:table-cell>
          <table:table-cell table:formula="of:=[.T13]-(2^8)*3" office:value-type="float" office:value="61.5391588122121" calcext:value-type="float">
            <text:p>62</text:p>
          </table:table-cell>
          <table:table-cell table:formula="of:=[.U13]-(2^8)*3" office:value-type="float" office:value="60.6334090064707" calcext:value-type="float">
            <text:p>61</text:p>
          </table:table-cell>
          <table:table-cell table:formula="of:=[.V13]-(2^8)*3" office:value-type="float" office:value="59.7224494346411" calcext:value-type="float">
            <text:p>60</text:p>
          </table:table-cell>
          <table:table-cell table:formula="of:=[.W13]-(2^8)*3" office:value-type="float" office:value="58.8062800967334" calcext:value-type="float">
            <text:p>59</text:p>
          </table:table-cell>
          <table:table-cell table:formula="of:=[.X13]-(2^8)*3" office:value-type="float" office:value="57.884900992745" calcext:value-type="float">
            <text:p>58</text:p>
          </table:table-cell>
          <table:table-cell table:formula="of:=[.Y13]-(2^8)*3" office:value-type="float" office:value="56.8976979944561" calcext:value-type="float">
            <text:p>57</text:p>
          </table:table-cell>
          <table:table-cell/>
          <table:table-cell table:style-name="ce10" office:value-type="float" office:value="1" calcext:value-type="float">
            <text:p>1,0</text:p>
          </table:table-cell>
          <table:table-cell table:style-name="ce10"/>
          <table:table-cell table:formula="of:=PINTERP([.$A$15:.$A$205];[.$C$15:.$C$205];([.AZ$6]+[.$E13]))*1000" office:value-type="float" office:value="896.472402569341" calcext:value-type="float">
            <text:p>896</text:p>
          </table:table-cell>
          <table:table-cell table:formula="of:=PINTERP([.$A$15:.$A$205];[.$C$15:.$C$205];([.BA$6]+[.$E13]))*1000" office:value-type="float" office:value="896.28320203974" calcext:value-type="float">
            <text:p>896</text:p>
          </table:table-cell>
          <table:table-cell table:formula="of:=PINTERP([.$A$15:.$A$205];[.$C$15:.$C$205];([.BB$6]+[.$E13]))*1000" office:value-type="float" office:value="896.109472481098" calcext:value-type="float">
            <text:p>896</text:p>
          </table:table-cell>
          <table:table-cell table:formula="of:=PINTERP([.$A$15:.$A$205];[.$C$15:.$C$205];([.BC$6]+[.$E13]))*1000" office:value-type="float" office:value="895.927654299279" calcext:value-type="float">
            <text:p>896</text:p>
          </table:table-cell>
          <table:table-cell table:formula="of:=PINTERP([.$A$15:.$A$205];[.$C$15:.$C$205];([.BD$6]+[.$E13]))*1000" office:value-type="float" office:value="895.737747494285" calcext:value-type="float">
            <text:p>896</text:p>
          </table:table-cell>
          <table:table-cell table:formula="of:=PINTERP([.$A$15:.$A$205];[.$C$15:.$C$205];([.BE$6]+[.$E13]))*1000" office:value-type="float" office:value="895.501521729037" calcext:value-type="float">
            <text:p>896</text:p>
          </table:table-cell>
          <table:table-cell table:formula="of:=PINTERP([.$A$15:.$A$205];[.$C$15:.$C$205];([.BF$6]+[.$E13]))*1000" office:value-type="float" office:value="895.162044216424" calcext:value-type="float">
            <text:p>895</text:p>
          </table:table-cell>
          <table:table-cell table:formula="of:=PINTERP([.$A$15:.$A$205];[.$C$15:.$C$205];([.BG$6]+[.$E13]))*1000" office:value-type="float" office:value="894.805310381655" calcext:value-type="float">
            <text:p>895</text:p>
          </table:table-cell>
          <table:table-cell table:formula="of:=PINTERP([.$A$15:.$A$205];[.$C$15:.$C$205];([.BH$6]+[.$E13]))*1000" office:value-type="float" office:value="894.431320224723" calcext:value-type="float">
            <text:p>894</text:p>
          </table:table-cell>
          <table:table-cell table:formula="of:=PINTERP([.$A$15:.$A$205];[.$C$15:.$C$205];([.BI$6]+[.$E13]))*1000" office:value-type="float" office:value="894.040073745632" calcext:value-type="float">
            <text:p>894</text:p>
          </table:table-cell>
          <table:table-cell table:formula="of:=PINTERP([.$A$15:.$A$205];[.$C$15:.$C$205];([.BJ$6]+[.$E13]))*1000" office:value-type="float" office:value="893.697064196188" calcext:value-type="float">
            <text:p>894</text:p>
          </table:table-cell>
          <table:table-cell table:formula="of:=PINTERP([.$A$15:.$A$205];[.$C$15:.$C$205];([.BK$6]+[.$E13]))*1000" office:value-type="float" office:value="893.362190471964" calcext:value-type="float">
            <text:p>893</text:p>
          </table:table-cell>
          <table:table-cell table:formula="of:=PINTERP([.$A$15:.$A$205];[.$C$15:.$C$205];([.BL$6]+[.$E13]))*1000" office:value-type="float" office:value="893.029128972318" calcext:value-type="float">
            <text:p>893</text:p>
          </table:table-cell>
          <table:table-cell table:formula="of:=PINTERP([.$A$15:.$A$205];[.$C$15:.$C$205];([.BM$6]+[.$E13]))*1000" office:value-type="float" office:value="892.697879697248" calcext:value-type="float">
            <text:p>893</text:p>
          </table:table-cell>
          <table:table-cell table:formula="of:=PINTERP([.$A$15:.$A$205];[.$C$15:.$C$205];([.BN$6]+[.$E13]))*1000" office:value-type="float" office:value="892.365369413199" calcext:value-type="float">
            <text:p>892</text:p>
          </table:table-cell>
          <table:table-cell table:formula="of:=PINTERP([.$A$15:.$A$205];[.$C$15:.$C$205];([.BO$6]+[.$E13]))*1000" office:value-type="float" office:value="892.025043072873" calcext:value-type="float">
            <text:p>892</text:p>
          </table:table-cell>
          <table:table-cell table:formula="of:=PINTERP([.$A$15:.$A$205];[.$C$15:.$C$205];([.BP$6]+[.$E13]))*1000" office:value-type="float" office:value="891.679359770668" calcext:value-type="float">
            <text:p>892</text:p>
          </table:table-cell>
          <table:table-cell table:formula="of:=PINTERP([.$A$15:.$A$205];[.$C$15:.$C$205];([.BQ$6]+[.$E13]))*1000" office:value-type="float" office:value="891.328319506584" calcext:value-type="float">
            <text:p>891</text:p>
          </table:table-cell>
          <table:table-cell table:formula="of:=PINTERP([.$A$15:.$A$205];[.$C$15:.$C$205];([.BR$6]+[.$E13]))*1000" office:value-type="float" office:value="890.971922280625" calcext:value-type="float">
            <text:p>891</text:p>
          </table:table-cell>
          <table:table-cell table:style-name="ce17" table:formula="of:=PINTERP([.$A$15:.$A$205];[.$C$15:.$C$205];([.BS$6]+[.$E13]))*1000" office:value-type="float" office:value="890.590013698065" calcext:value-type="float">
            <text:p>891</text:p>
          </table:table-cell>
          <table:table-cell table:style-name="ce17"/>
          <table:table-cell table:style-name="ce10" office:value-type="float" office:value="1" calcext:value-type="float">
            <text:p>1,0</text:p>
          </table:table-cell>
          <table:table-cell table:formula="of:=[.AZ13]-(2^8)*3" office:value-type="float" office:value="128.472402569341" calcext:value-type="float">
            <text:p>128</text:p>
          </table:table-cell>
          <table:table-cell table:formula="of:=[.BA13]-(2^8)*3" office:value-type="float" office:value="128.28320203974" calcext:value-type="float">
            <text:p>128</text:p>
          </table:table-cell>
          <table:table-cell table:formula="of:=[.BB13]-(2^8)*3" office:value-type="float" office:value="128.109472481098" calcext:value-type="float">
            <text:p>128</text:p>
          </table:table-cell>
          <table:table-cell table:formula="of:=[.BC13]-(2^8)*3" office:value-type="float" office:value="127.927654299279" calcext:value-type="float">
            <text:p>128</text:p>
          </table:table-cell>
          <table:table-cell table:formula="of:=[.BD13]-(2^8)*3" office:value-type="float" office:value="127.737747494285" calcext:value-type="float">
            <text:p>128</text:p>
          </table:table-cell>
          <table:table-cell table:formula="of:=[.BE13]-(2^8)*3" office:value-type="float" office:value="127.501521729037" calcext:value-type="float">
            <text:p>128</text:p>
          </table:table-cell>
          <table:table-cell table:formula="of:=[.BF13]-(2^8)*3" office:value-type="float" office:value="127.162044216424" calcext:value-type="float">
            <text:p>127</text:p>
          </table:table-cell>
          <table:table-cell table:formula="of:=[.BG13]-(2^8)*3" office:value-type="float" office:value="126.805310381655" calcext:value-type="float">
            <text:p>127</text:p>
          </table:table-cell>
          <table:table-cell table:formula="of:=[.BH13]-(2^8)*3" office:value-type="float" office:value="126.431320224723" calcext:value-type="float">
            <text:p>126</text:p>
          </table:table-cell>
          <table:table-cell table:formula="of:=[.BI13]-(2^8)*3" office:value-type="float" office:value="126.040073745632" calcext:value-type="float">
            <text:p>126</text:p>
          </table:table-cell>
          <table:table-cell table:style-name="ce15" table:formula="of:=[.BJ13]-(2^8)*3" office:value-type="float" office:value="125.697064196188" calcext:value-type="float">
            <text:p>126</text:p>
          </table:table-cell>
          <table:table-cell table:style-name="ce15" table:formula="of:=[.BK13]-(2^8)*3" office:value-type="float" office:value="125.362190471964" calcext:value-type="float">
            <text:p>125</text:p>
          </table:table-cell>
          <table:table-cell table:style-name="ce15" table:formula="of:=[.BL13]-(2^8)*3" office:value-type="float" office:value="125.029128972318" calcext:value-type="float">
            <text:p>125</text:p>
          </table:table-cell>
          <table:table-cell table:style-name="ce15" table:formula="of:=[.BM13]-(2^8)*3" office:value-type="float" office:value="124.697879697248" calcext:value-type="float">
            <text:p>125</text:p>
          </table:table-cell>
          <table:table-cell table:style-name="ce15" table:formula="of:=[.BN13]-(2^8)*3" office:value-type="float" office:value="124.365369413199" calcext:value-type="float">
            <text:p>124</text:p>
          </table:table-cell>
          <table:table-cell table:style-name="ce15" table:formula="of:=[.BO13]-(2^8)*3" office:value-type="float" office:value="124.025043072873" calcext:value-type="float">
            <text:p>124</text:p>
          </table:table-cell>
          <table:table-cell table:style-name="ce15" table:formula="of:=[.BP13]-(2^8)*3" office:value-type="float" office:value="123.679359770667" calcext:value-type="float">
            <text:p>124</text:p>
          </table:table-cell>
          <table:table-cell table:style-name="ce15" table:formula="of:=[.BQ13]-(2^8)*3" office:value-type="float" office:value="123.328319506584" calcext:value-type="float">
            <text:p>123</text:p>
          </table:table-cell>
          <table:table-cell table:style-name="ce15" table:formula="of:=[.BR13]-(2^8)*3" office:value-type="float" office:value="122.971922280625" calcext:value-type="float">
            <text:p>123</text:p>
          </table:table-cell>
          <table:table-cell table:style-name="ce15" table:formula="of:=[.BS13]-(2^8)*3" office:value-type="float" office:value="122.590013698065" calcext:value-type="float">
            <text:p>123</text:p>
          </table:table-cell>
        </table:table-row>
        <table:table-row table:style-name="ro2">
          <table:table-cell office:value-type="float" office:value="78.174" calcext:value-type="float">
            <text:p>78,174</text:p>
          </table:table-cell>
          <table:table-cell table:number-columns-repeated="2" office:value-type="percentage" office:value="0.97184" calcext:value-type="percentage">
            <text:p>97,18%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PINTERP([.$A$15:.$A$205];[.$B$15:.$B$205];([.F$6]+[.$E14]))*1000" office:value-type="float" office:value="823.896343873516" calcext:value-type="float">
            <text:p>824</text:p>
          </table:table-cell>
          <table:table-cell table:formula="of:=PINTERP([.$A$15:.$A$205];[.$B$15:.$B$205];([.G$6]+[.$E14]))*1000" office:value-type="float" office:value="822.896682403747" calcext:value-type="float">
            <text:p>823</text:p>
          </table:table-cell>
          <table:table-cell table:formula="of:=PINTERP([.$A$15:.$A$205];[.$B$15:.$B$205];([.H$6]+[.$E14]))*1000" office:value-type="float" office:value="821.898713585126" calcext:value-type="float">
            <text:p>822</text:p>
          </table:table-cell>
          <table:table-cell table:formula="of:=PINTERP([.$A$15:.$A$205];[.$B$15:.$B$205];([.I$6]+[.$E14]))*1000" office:value-type="float" office:value="820.935019693007" calcext:value-type="float">
            <text:p>821</text:p>
          </table:table-cell>
          <table:table-cell table:formula="of:=PINTERP([.$A$15:.$A$205];[.$B$15:.$B$205];([.J$6]+[.$E14]))*1000" office:value-type="float" office:value="820.010833661982" calcext:value-type="float">
            <text:p>820</text:p>
          </table:table-cell>
          <table:table-cell table:formula="of:=PINTERP([.$A$15:.$A$205];[.$B$15:.$B$205];([.K$6]+[.$E14]))*1000" office:value-type="float" office:value="819.108457398412" calcext:value-type="float">
            <text:p>819</text:p>
          </table:table-cell>
          <table:table-cell table:formula="of:=PINTERP([.$A$15:.$A$205];[.$B$15:.$B$205];([.L$6]+[.$E14]))*1000" office:value-type="float" office:value="818.227890902298" calcext:value-type="float">
            <text:p>818</text:p>
          </table:table-cell>
          <table:table-cell table:formula="of:=PINTERP([.$A$15:.$A$205];[.$B$15:.$B$205];([.M$6]+[.$E14]))*1000" office:value-type="float" office:value="817.369134173646" calcext:value-type="float">
            <text:p>817</text:p>
          </table:table-cell>
          <table:table-cell table:formula="of:=PINTERP([.$A$15:.$A$205];[.$B$15:.$B$205];([.N$6]+[.$E14]))*1000" office:value-type="float" office:value="816.628915162564" calcext:value-type="float">
            <text:p>817</text:p>
          </table:table-cell>
          <table:table-cell table:formula="of:=PINTERP([.$A$15:.$A$205];[.$B$15:.$B$205];([.O$6]+[.$E14]))*1000" office:value-type="float" office:value="815.883620402407" calcext:value-type="float">
            <text:p>816</text:p>
          </table:table-cell>
          <table:table-cell table:formula="of:=PINTERP([.$A$15:.$A$205];[.$B$15:.$B$205];([.P$6]+[.$E14]))*1000" office:value-type="float" office:value="815.103393738523" calcext:value-type="float">
            <text:p>815</text:p>
          </table:table-cell>
          <table:table-cell table:formula="of:=PINTERP([.$A$15:.$A$205];[.$B$15:.$B$205];([.Q$6]+[.$E14]))*1000" office:value-type="float" office:value="814.288235170912" calcext:value-type="float">
            <text:p>814</text:p>
          </table:table-cell>
          <table:table-cell table:formula="of:=PINTERP([.$A$15:.$A$205];[.$B$15:.$B$205];([.R$6]+[.$E14]))*1000" office:value-type="float" office:value="813.438144699575" calcext:value-type="float">
            <text:p>813</text:p>
          </table:table-cell>
          <table:table-cell table:formula="of:=PINTERP([.$A$15:.$A$205];[.$B$15:.$B$205];([.S$6]+[.$E14]))*1000" office:value-type="float" office:value="812.416744155446" calcext:value-type="float">
            <text:p>812</text:p>
          </table:table-cell>
          <table:table-cell table:formula="of:=PINTERP([.$A$15:.$A$205];[.$B$15:.$B$205];([.T$6]+[.$E14]))*1000" office:value-type="float" office:value="811.236716616971" calcext:value-type="float">
            <text:p>811</text:p>
          </table:table-cell>
          <table:table-cell table:formula="of:=PINTERP([.$A$15:.$A$205];[.$B$15:.$B$205];([.U$6]+[.$E14]))*1000" office:value-type="float" office:value="810.038667946046" calcext:value-type="float">
            <text:p>810</text:p>
          </table:table-cell>
          <table:table-cell table:formula="of:=PINTERP([.$A$15:.$A$205];[.$B$15:.$B$205];([.V$6]+[.$E14]))*1000" office:value-type="float" office:value="808.822598142648" calcext:value-type="float">
            <text:p>809</text:p>
          </table:table-cell>
          <table:table-cell table:formula="of:=PINTERP([.$A$15:.$A$205];[.$B$15:.$B$205];([.W$6]+[.$E14]))*1000" office:value-type="float" office:value="807.773855656302" calcext:value-type="float">
            <text:p>808</text:p>
          </table:table-cell>
          <table:table-cell table:formula="of:=PINTERP([.$A$15:.$A$205];[.$B$15:.$B$205];([.X$6]+[.$E14]))*1000" office:value-type="float" office:value="806.772913651988" calcext:value-type="float">
            <text:p>807</text:p>
          </table:table-cell>
          <table:table-cell table:formula="of:=PINTERP([.$A$15:.$A$205];[.$B$15:.$B$205];([.Y$6]+[.$E14]))*1000" office:value-type="float" office:value="805.801558243974" calcext:value-type="float">
            <text:p>806</text:p>
          </table:table-cell>
          <table:table-cell/>
          <table:table-cell office:value-type="float" office:value="1.2" calcext:value-type="float">
            <text:p>1,2</text:p>
          </table:table-cell>
          <table:table-cell/>
          <table:table-cell table:formula="of:=[.F14]-(2^8)*3" office:value-type="float" office:value="55.8963438735163" calcext:value-type="float">
            <text:p>56</text:p>
          </table:table-cell>
          <table:table-cell table:formula="of:=[.G14]-(2^8)*3" office:value-type="float" office:value="54.8966824037472" calcext:value-type="float">
            <text:p>55</text:p>
          </table:table-cell>
          <table:table-cell table:formula="of:=[.H14]-(2^8)*3" office:value-type="float" office:value="53.8987135851256" calcext:value-type="float">
            <text:p>54</text:p>
          </table:table-cell>
          <table:table-cell table:formula="of:=[.I14]-(2^8)*3" office:value-type="float" office:value="52.9350196930071" calcext:value-type="float">
            <text:p>53</text:p>
          </table:table-cell>
          <table:table-cell table:formula="of:=[.J14]-(2^8)*3" office:value-type="float" office:value="52.0108336619821" calcext:value-type="float">
            <text:p>52</text:p>
          </table:table-cell>
          <table:table-cell table:formula="of:=[.K14]-(2^8)*3" office:value-type="float" office:value="51.1084573984119" calcext:value-type="float">
            <text:p>51</text:p>
          </table:table-cell>
          <table:table-cell table:formula="of:=[.L14]-(2^8)*3" office:value-type="float" office:value="50.2278909022979" calcext:value-type="float">
            <text:p>50</text:p>
          </table:table-cell>
          <table:table-cell table:formula="of:=[.M14]-(2^8)*3" office:value-type="float" office:value="49.3691341736455" calcext:value-type="float">
            <text:p>49</text:p>
          </table:table-cell>
          <table:table-cell table:formula="of:=[.N14]-(2^8)*3" office:value-type="float" office:value="48.6289151625638" calcext:value-type="float">
            <text:p>49</text:p>
          </table:table-cell>
          <table:table-cell table:formula="of:=[.O14]-(2^8)*3" office:value-type="float" office:value="47.883620402407" calcext:value-type="float">
            <text:p>48</text:p>
          </table:table-cell>
          <table:table-cell table:formula="of:=[.P14]-(2^8)*3" office:value-type="float" office:value="47.1033937385226" calcext:value-type="float">
            <text:p>47</text:p>
          </table:table-cell>
          <table:table-cell table:formula="of:=[.Q14]-(2^8)*3" office:value-type="float" office:value="46.2882351709115" calcext:value-type="float">
            <text:p>46</text:p>
          </table:table-cell>
          <table:table-cell table:formula="of:=[.R14]-(2^8)*3" office:value-type="float" office:value="45.4381446995747" calcext:value-type="float">
            <text:p>45</text:p>
          </table:table-cell>
          <table:table-cell table:formula="of:=[.S14]-(2^8)*3" office:value-type="float" office:value="44.4167441554456" calcext:value-type="float">
            <text:p>44</text:p>
          </table:table-cell>
          <table:table-cell table:formula="of:=[.T14]-(2^8)*3" office:value-type="float" office:value="43.2367166169711" calcext:value-type="float">
            <text:p>43</text:p>
          </table:table-cell>
          <table:table-cell table:formula="of:=[.U14]-(2^8)*3" office:value-type="float" office:value="42.0386679460463" calcext:value-type="float">
            <text:p>42</text:p>
          </table:table-cell>
          <table:table-cell table:formula="of:=[.V14]-(2^8)*3" office:value-type="float" office:value="40.8225981426483" calcext:value-type="float">
            <text:p>41</text:p>
          </table:table-cell>
          <table:table-cell table:formula="of:=[.W14]-(2^8)*3" office:value-type="float" office:value="39.7738556563022" calcext:value-type="float">
            <text:p>40</text:p>
          </table:table-cell>
          <table:table-cell table:formula="of:=[.X14]-(2^8)*3" office:value-type="float" office:value="38.7729136519882" calcext:value-type="float">
            <text:p>39</text:p>
          </table:table-cell>
          <table:table-cell table:formula="of:=[.Y14]-(2^8)*3" office:value-type="float" office:value="37.8015582439743" calcext:value-type="float">
            <text:p>38</text:p>
          </table:table-cell>
          <table:table-cell/>
          <table:table-cell table:style-name="ce10" office:value-type="float" office:value="1.2" calcext:value-type="float">
            <text:p>1,2</text:p>
          </table:table-cell>
          <table:table-cell table:style-name="ce10"/>
          <table:table-cell table:formula="of:=PINTERP([.$A$15:.$A$205];[.$C$15:.$C$205];([.AZ$6]+[.$E14]))*1000" office:value-type="float" office:value="890.205988142292" calcext:value-type="float">
            <text:p>890</text:p>
          </table:table-cell>
          <table:table-cell table:formula="of:=PINTERP([.$A$15:.$A$205];[.$C$15:.$C$205];([.BA$6]+[.$E14]))*1000" office:value-type="float" office:value="889.825804055043" calcext:value-type="float">
            <text:p>890</text:p>
          </table:table-cell>
          <table:table-cell table:formula="of:=PINTERP([.$A$15:.$A$205];[.$C$15:.$C$205];([.BB$6]+[.$E14]))*1000" office:value-type="float" office:value="889.449461436309" calcext:value-type="float">
            <text:p>889</text:p>
          </table:table-cell>
          <table:table-cell table:formula="of:=PINTERP([.$A$15:.$A$205];[.$C$15:.$C$205];([.BC$6]+[.$E14]))*1000" office:value-type="float" office:value="889.082762080454" calcext:value-type="float">
            <text:p>889</text:p>
          </table:table-cell>
          <table:table-cell table:formula="of:=PINTERP([.$A$15:.$A$205];[.$C$15:.$C$205];([.BD$6]+[.$E14]))*1000" office:value-type="float" office:value="888.739580099969" calcext:value-type="float">
            <text:p>889</text:p>
          </table:table-cell>
          <table:table-cell table:formula="of:=PINTERP([.$A$15:.$A$205];[.$C$15:.$C$205];([.BE$6]+[.$E14]))*1000" office:value-type="float" office:value="888.419999642933" calcext:value-type="float">
            <text:p>888</text:p>
          </table:table-cell>
          <table:table-cell table:formula="of:=PINTERP([.$A$15:.$A$205];[.$C$15:.$C$205];([.BF$6]+[.$E14]))*1000" office:value-type="float" office:value="888.124020709349" calcext:value-type="float">
            <text:p>888</text:p>
          </table:table-cell>
          <table:table-cell table:formula="of:=PINTERP([.$A$15:.$A$205];[.$C$15:.$C$205];([.BG$6]+[.$E14]))*1000" office:value-type="float" office:value="887.851643299216" calcext:value-type="float">
            <text:p>888</text:p>
          </table:table-cell>
          <table:table-cell table:formula="of:=PINTERP([.$A$15:.$A$205];[.$C$15:.$C$205];([.BH$6]+[.$E14]))*1000" office:value-type="float" office:value="887.709812779562" calcext:value-type="float">
            <text:p>888</text:p>
          </table:table-cell>
          <table:table-cell table:formula="of:=PINTERP([.$A$15:.$A$205];[.$C$15:.$C$205];([.BI$6]+[.$E14]))*1000" office:value-type="float" office:value="887.581795005742" calcext:value-type="float">
            <text:p>888</text:p>
          </table:table-cell>
          <table:table-cell table:formula="of:=PINTERP([.$A$15:.$A$205];[.$C$15:.$C$205];([.BJ$6]+[.$E14]))*1000" office:value-type="float" office:value="887.436795289399" calcext:value-type="float">
            <text:p>887</text:p>
          </table:table-cell>
          <table:table-cell table:formula="of:=PINTERP([.$A$15:.$A$205];[.$C$15:.$C$205];([.BK$6]+[.$E14]))*1000" office:value-type="float" office:value="887.274813630532" calcext:value-type="float">
            <text:p>887</text:p>
          </table:table-cell>
          <table:table-cell table:formula="of:=PINTERP([.$A$15:.$A$205];[.$C$15:.$C$205];([.BL$6]+[.$E14]))*1000" office:value-type="float" office:value="887.095850029143" calcext:value-type="float">
            <text:p>887</text:p>
          </table:table-cell>
          <table:table-cell table:formula="of:=PINTERP([.$A$15:.$A$205];[.$C$15:.$C$205];([.BM$6]+[.$E14]))*1000" office:value-type="float" office:value="886.795507170501" calcext:value-type="float">
            <text:p>887</text:p>
          </table:table-cell>
          <table:table-cell table:formula="of:=PINTERP([.$A$15:.$A$205];[.$C$15:.$C$205];([.BN$6]+[.$E14]))*1000" office:value-type="float" office:value="886.369364034669" calcext:value-type="float">
            <text:p>886</text:p>
          </table:table-cell>
          <table:table-cell table:formula="of:=PINTERP([.$A$15:.$A$205];[.$C$15:.$C$205];([.BO$6]+[.$E14]))*1000" office:value-type="float" office:value="885.920344263072" calcext:value-type="float">
            <text:p>886</text:p>
          </table:table-cell>
          <table:table-cell table:formula="of:=PINTERP([.$A$15:.$A$205];[.$C$15:.$C$205];([.BP$6]+[.$E14]))*1000" office:value-type="float" office:value="885.448447855708" calcext:value-type="float">
            <text:p>885</text:p>
          </table:table-cell>
          <table:table-cell table:formula="of:=PINTERP([.$A$15:.$A$205];[.$C$15:.$C$205];([.BQ$6]+[.$E14]))*1000" office:value-type="float" office:value="885.055388151178" calcext:value-type="float">
            <text:p>885</text:p>
          </table:table-cell>
          <table:table-cell table:formula="of:=PINTERP([.$A$15:.$A$205];[.$C$15:.$C$205];([.BR$6]+[.$E14]))*1000" office:value-type="float" office:value="884.682944614693" calcext:value-type="float">
            <text:p>885</text:p>
          </table:table-cell>
          <table:table-cell table:style-name="ce17" table:formula="of:=PINTERP([.$A$15:.$A$205];[.$C$15:.$C$205];([.BS$6]+[.$E14]))*1000" office:value-type="float" office:value="884.32151004427" calcext:value-type="float">
            <text:p>884</text:p>
          </table:table-cell>
          <table:table-cell table:style-name="ce17"/>
          <table:table-cell table:style-name="ce10" office:value-type="float" office:value="1.2" calcext:value-type="float">
            <text:p>1,2</text:p>
          </table:table-cell>
          <table:table-cell table:formula="of:=[.AZ14]-(2^8)*3" office:value-type="float" office:value="122.205988142292" calcext:value-type="float">
            <text:p>122</text:p>
          </table:table-cell>
          <table:table-cell table:formula="of:=[.BA14]-(2^8)*3" office:value-type="float" office:value="121.825804055043" calcext:value-type="float">
            <text:p>122</text:p>
          </table:table-cell>
          <table:table-cell table:formula="of:=[.BB14]-(2^8)*3" office:value-type="float" office:value="121.449461436309" calcext:value-type="float">
            <text:p>121</text:p>
          </table:table-cell>
          <table:table-cell table:formula="of:=[.BC14]-(2^8)*3" office:value-type="float" office:value="121.082762080453" calcext:value-type="float">
            <text:p>121</text:p>
          </table:table-cell>
          <table:table-cell table:formula="of:=[.BD14]-(2^8)*3" office:value-type="float" office:value="120.739580099969" calcext:value-type="float">
            <text:p>121</text:p>
          </table:table-cell>
          <table:table-cell table:formula="of:=[.BE14]-(2^8)*3" office:value-type="float" office:value="120.419999642933" calcext:value-type="float">
            <text:p>120</text:p>
          </table:table-cell>
          <table:table-cell table:formula="of:=[.BF14]-(2^8)*3" office:value-type="float" office:value="120.124020709349" calcext:value-type="float">
            <text:p>120</text:p>
          </table:table-cell>
          <table:table-cell table:formula="of:=[.BG14]-(2^8)*3" office:value-type="float" office:value="119.851643299216" calcext:value-type="float">
            <text:p>120</text:p>
          </table:table-cell>
          <table:table-cell table:formula="of:=[.BH14]-(2^8)*3" office:value-type="float" office:value="119.709812779562" calcext:value-type="float">
            <text:p>120</text:p>
          </table:table-cell>
          <table:table-cell table:formula="of:=[.BI14]-(2^8)*3" office:value-type="float" office:value="119.581795005742" calcext:value-type="float">
            <text:p>120</text:p>
          </table:table-cell>
          <table:table-cell table:style-name="ce15" table:formula="of:=[.BJ14]-(2^8)*3" office:value-type="float" office:value="119.436795289399" calcext:value-type="float">
            <text:p>119</text:p>
          </table:table-cell>
          <table:table-cell table:style-name="ce15" table:formula="of:=[.BK14]-(2^8)*3" office:value-type="float" office:value="119.274813630532" calcext:value-type="float">
            <text:p>119</text:p>
          </table:table-cell>
          <table:table-cell table:style-name="ce15" table:formula="of:=[.BL14]-(2^8)*3" office:value-type="float" office:value="119.095850029143" calcext:value-type="float">
            <text:p>119</text:p>
          </table:table-cell>
          <table:table-cell table:style-name="ce15" table:formula="of:=[.BM14]-(2^8)*3" office:value-type="float" office:value="118.7955071705" calcext:value-type="float">
            <text:p>119</text:p>
          </table:table-cell>
          <table:table-cell table:style-name="ce15" table:formula="of:=[.BN14]-(2^8)*3" office:value-type="float" office:value="118.36936403467" calcext:value-type="float">
            <text:p>118</text:p>
          </table:table-cell>
          <table:table-cell table:style-name="ce15" table:formula="of:=[.BO14]-(2^8)*3" office:value-type="float" office:value="117.920344263072" calcext:value-type="float">
            <text:p>118</text:p>
          </table:table-cell>
          <table:table-cell table:style-name="ce15" table:formula="of:=[.BP14]-(2^8)*3" office:value-type="float" office:value="117.448447855708" calcext:value-type="float">
            <text:p>117</text:p>
          </table:table-cell>
          <table:table-cell table:style-name="ce15" table:formula="of:=[.BQ14]-(2^8)*3" office:value-type="float" office:value="117.055388151178" calcext:value-type="float">
            <text:p>117</text:p>
          </table:table-cell>
          <table:table-cell table:style-name="ce15" table:formula="of:=[.BR14]-(2^8)*3" office:value-type="float" office:value="116.682944614693" calcext:value-type="float">
            <text:p>117</text:p>
          </table:table-cell>
          <table:table-cell table:style-name="ce15" table:formula="of:=[.BS14]-(2^8)*3" office:value-type="float" office:value="116.32151004427" calcext:value-type="float">
            <text:p>116</text:p>
          </table:table-cell>
        </table:table-row>
        <table:table-row table:style-name="ro2">
          <table:table-cell office:value-type="float" office:value="78.174" calcext:value-type="float">
            <text:p>78,174</text:p>
          </table:table-cell>
          <table:table-cell office:value-type="percentage" office:value="0.97129" calcext:value-type="percentage">
            <text:p>97,13%</text:p>
          </table:table-cell>
          <table:table-cell office:value-type="percentage" office:value="0.97164" calcext:value-type="percentage">
            <text:p>97,16%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PINTERP([.$A$15:.$A$205];[.$B$15:.$B$205];([.F$6]+[.$E15]))*1000" office:value-type="float" office:value="804.859789432242" calcext:value-type="float">
            <text:p>805</text:p>
          </table:table-cell>
          <table:table-cell table:formula="of:=PINTERP([.$A$15:.$A$205];[.$B$15:.$B$205];([.G$6]+[.$E15]))*1000" office:value-type="float" office:value="803.906989552169" calcext:value-type="float">
            <text:p>804</text:p>
          </table:table-cell>
          <table:table-cell table:formula="of:=PINTERP([.$A$15:.$A$205];[.$B$15:.$B$205];([.H$6]+[.$E15]))*1000" office:value-type="float" office:value="802.932393159047" calcext:value-type="float">
            <text:p>803</text:p>
          </table:table-cell>
          <table:table-cell table:formula="of:=PINTERP([.$A$15:.$A$205];[.$B$15:.$B$205];([.I$6]+[.$E15]))*1000" office:value-type="float" office:value="801.973029435979" calcext:value-type="float">
            <text:p>802</text:p>
          </table:table-cell>
          <table:table-cell table:formula="of:=PINTERP([.$A$15:.$A$205];[.$B$15:.$B$205];([.J$6]+[.$E15]))*1000" office:value-type="float" office:value="801.028898382963" calcext:value-type="float">
            <text:p>801</text:p>
          </table:table-cell>
          <table:table-cell table:formula="of:=PINTERP([.$A$15:.$A$205];[.$B$15:.$B$205];([.K$6]+[.$E15]))*1000" office:value-type="float" office:value="800.099999999999" calcext:value-type="float">
            <text:p>800</text:p>
          </table:table-cell>
          <table:table-cell table:formula="of:=PINTERP([.$A$15:.$A$205];[.$B$15:.$B$205];([.L$6]+[.$E15]))*1000" office:value-type="float" office:value="799.313514954017" calcext:value-type="float">
            <text:p>799</text:p>
          </table:table-cell>
          <table:table-cell table:formula="of:=PINTERP([.$A$15:.$A$205];[.$B$15:.$B$205];([.M$6]+[.$E15]))*1000" office:value-type="float" office:value="798.506702636757" calcext:value-type="float">
            <text:p>799</text:p>
          </table:table-cell>
          <table:table-cell table:formula="of:=PINTERP([.$A$15:.$A$205];[.$B$15:.$B$205];([.N$6]+[.$E15]))*1000" office:value-type="float" office:value="797.679563048205" calcext:value-type="float">
            <text:p>798</text:p>
          </table:table-cell>
          <table:table-cell table:formula="of:=PINTERP([.$A$15:.$A$205];[.$B$15:.$B$205];([.O$6]+[.$E15]))*1000" office:value-type="float" office:value="796.832096188368" calcext:value-type="float">
            <text:p>797</text:p>
          </table:table-cell>
          <table:table-cell table:formula="of:=PINTERP([.$A$15:.$A$205];[.$B$15:.$B$205];([.P$6]+[.$E15]))*1000" office:value-type="float" office:value="795.964302057246" calcext:value-type="float">
            <text:p>796</text:p>
          </table:table-cell>
          <table:table-cell table:formula="of:=PINTERP([.$A$15:.$A$205];[.$B$15:.$B$205];([.Q$6]+[.$E15]))*1000" office:value-type="float" office:value="794.918410203281" calcext:value-type="float">
            <text:p>795</text:p>
          </table:table-cell>
          <table:table-cell table:formula="of:=PINTERP([.$A$15:.$A$205];[.$B$15:.$B$205];([.R$6]+[.$E15]))*1000" office:value-type="float" office:value="793.793615427803" calcext:value-type="float">
            <text:p>794</text:p>
          </table:table-cell>
          <table:table-cell table:formula="of:=PINTERP([.$A$15:.$A$205];[.$B$15:.$B$205];([.S$6]+[.$E15]))*1000" office:value-type="float" office:value="792.659128978196" calcext:value-type="float">
            <text:p>793</text:p>
          </table:table-cell>
          <table:table-cell table:formula="of:=PINTERP([.$A$15:.$A$205];[.$B$15:.$B$205];([.T$6]+[.$E15]))*1000" office:value-type="float" office:value="791.514950854462" calcext:value-type="float">
            <text:p>792</text:p>
          </table:table-cell>
          <table:table-cell table:formula="of:=PINTERP([.$A$15:.$A$205];[.$B$15:.$B$205];([.U$6]+[.$E15]))*1000" office:value-type="float" office:value="790.523622116511" calcext:value-type="float">
            <text:p>791</text:p>
          </table:table-cell>
          <table:table-cell table:formula="of:=PINTERP([.$A$15:.$A$205];[.$B$15:.$B$205];([.V$6]+[.$E15]))*1000" office:value-type="float" office:value="789.569880839877" calcext:value-type="float">
            <text:p>790</text:p>
          </table:table-cell>
          <table:table-cell table:formula="of:=PINTERP([.$A$15:.$A$205];[.$B$15:.$B$205];([.W$6]+[.$E15]))*1000" office:value-type="float" office:value="788.637204749842" calcext:value-type="float">
            <text:p>789</text:p>
          </table:table-cell>
          <table:table-cell table:formula="of:=PINTERP([.$A$15:.$A$205];[.$B$15:.$B$205];([.X$6]+[.$E15]))*1000" office:value-type="float" office:value="787.725593846401" calcext:value-type="float">
            <text:p>788</text:p>
          </table:table-cell>
          <table:table-cell table:formula="of:=PINTERP([.$A$15:.$A$205];[.$B$15:.$B$205];([.Y$6]+[.$E15]))*1000" office:value-type="float" office:value="786.811977097941" calcext:value-type="float">
            <text:p>787</text:p>
          </table:table-cell>
          <table:table-cell/>
          <table:table-cell office:value-type="float" office:value="1.4" calcext:value-type="float">
            <text:p>1,4</text:p>
          </table:table-cell>
          <table:table-cell/>
          <table:table-cell table:formula="of:=[.F15]-(2^8)*3" office:value-type="float" office:value="36.8597894322421" calcext:value-type="float">
            <text:p>37</text:p>
          </table:table-cell>
          <table:table-cell table:formula="of:=[.G15]-(2^8)*3" office:value-type="float" office:value="35.9069895521686" calcext:value-type="float">
            <text:p>36</text:p>
          </table:table-cell>
          <table:table-cell table:formula="of:=[.H15]-(2^8)*3" office:value-type="float" office:value="34.9323931590468" calcext:value-type="float">
            <text:p>35</text:p>
          </table:table-cell>
          <table:table-cell table:formula="of:=[.I15]-(2^8)*3" office:value-type="float" office:value="33.973029435979" calcext:value-type="float">
            <text:p>34</text:p>
          </table:table-cell>
          <table:table-cell table:formula="of:=[.J15]-(2^8)*3" office:value-type="float" office:value="33.0288983829627" calcext:value-type="float">
            <text:p>33</text:p>
          </table:table-cell>
          <table:table-cell table:formula="of:=[.K15]-(2^8)*3" office:value-type="float" office:value="32.0999999999989" calcext:value-type="float">
            <text:p>32</text:p>
          </table:table-cell>
          <table:table-cell table:formula="of:=[.L15]-(2^8)*3" office:value-type="float" office:value="31.313514954017" calcext:value-type="float">
            <text:p>31</text:p>
          </table:table-cell>
          <table:table-cell table:formula="of:=[.M15]-(2^8)*3" office:value-type="float" office:value="30.5067026367573" calcext:value-type="float">
            <text:p>31</text:p>
          </table:table-cell>
          <table:table-cell table:formula="of:=[.N15]-(2^8)*3" office:value-type="float" office:value="29.6795630482046" calcext:value-type="float">
            <text:p>30</text:p>
          </table:table-cell>
          <table:table-cell table:formula="of:=[.O15]-(2^8)*3" office:value-type="float" office:value="28.8320961883683" calcext:value-type="float">
            <text:p>29</text:p>
          </table:table-cell>
          <table:table-cell table:formula="of:=[.P15]-(2^8)*3" office:value-type="float" office:value="27.964302057246" calcext:value-type="float">
            <text:p>28</text:p>
          </table:table-cell>
          <table:table-cell table:formula="of:=[.Q15]-(2^8)*3" office:value-type="float" office:value="26.9184102032812" calcext:value-type="float">
            <text:p>27</text:p>
          </table:table-cell>
          <table:table-cell table:formula="of:=[.R15]-(2^8)*3" office:value-type="float" office:value="25.793615427803" calcext:value-type="float">
            <text:p>26</text:p>
          </table:table-cell>
          <table:table-cell table:formula="of:=[.S15]-(2^8)*3" office:value-type="float" office:value="24.6591289781958" calcext:value-type="float">
            <text:p>25</text:p>
          </table:table-cell>
          <table:table-cell table:formula="of:=[.T15]-(2^8)*3" office:value-type="float" office:value="23.5149508544624" calcext:value-type="float">
            <text:p>24</text:p>
          </table:table-cell>
          <table:table-cell table:formula="of:=[.U15]-(2^8)*3" office:value-type="float" office:value="22.5236221165105" calcext:value-type="float">
            <text:p>23</text:p>
          </table:table-cell>
          <table:table-cell table:formula="of:=[.V15]-(2^8)*3" office:value-type="float" office:value="21.5698808398774" calcext:value-type="float">
            <text:p>22</text:p>
          </table:table-cell>
          <table:table-cell table:formula="of:=[.W15]-(2^8)*3" office:value-type="float" office:value="20.6372047498417" calcext:value-type="float">
            <text:p>21</text:p>
          </table:table-cell>
          <table:table-cell table:formula="of:=[.X15]-(2^8)*3" office:value-type="float" office:value="19.7255938464007" calcext:value-type="float">
            <text:p>20</text:p>
          </table:table-cell>
          <table:table-cell table:formula="of:=[.Y15]-(2^8)*3" office:value-type="float" office:value="18.8119770979409" calcext:value-type="float">
            <text:p>19</text:p>
          </table:table-cell>
          <table:table-cell/>
          <table:table-cell table:style-name="ce10" office:value-type="float" office:value="1.4" calcext:value-type="float">
            <text:p>1,4</text:p>
          </table:table-cell>
          <table:table-cell table:style-name="ce10"/>
          <table:table-cell table:formula="of:=PINTERP([.$A$15:.$A$205];[.$C$15:.$C$205];([.AZ$6]+[.$E15]))*1000" office:value-type="float" office:value="883.971084439904" calcext:value-type="float">
            <text:p>884</text:p>
          </table:table-cell>
          <table:table-cell table:formula="of:=PINTERP([.$A$15:.$A$205];[.$C$15:.$C$205];([.BA$6]+[.$E15]))*1000" office:value-type="float" office:value="883.60043547449" calcext:value-type="float">
            <text:p>884</text:p>
          </table:table-cell>
          <table:table-cell table:formula="of:=PINTERP([.$A$15:.$A$205];[.$C$15:.$C$205];([.BB$6]+[.$E15]))*1000" office:value-type="float" office:value="883.217646484268" calcext:value-type="float">
            <text:p>883</text:p>
          </table:table-cell>
          <table:table-cell table:formula="of:=PINTERP([.$A$15:.$A$205];[.$C$15:.$C$205];([.BC$6]+[.$E15]))*1000" office:value-type="float" office:value="882.85664424178" calcext:value-type="float">
            <text:p>883</text:p>
          </table:table-cell>
          <table:table-cell table:formula="of:=PINTERP([.$A$15:.$A$205];[.$C$15:.$C$205];([.BD$6]+[.$E15]))*1000" office:value-type="float" office:value="882.517428747024" calcext:value-type="float">
            <text:p>883</text:p>
          </table:table-cell>
          <table:table-cell table:formula="of:=PINTERP([.$A$15:.$A$205];[.$C$15:.$C$205];([.BE$6]+[.$E15]))*1000" office:value-type="float" office:value="882.2" calcext:value-type="float">
            <text:p>882</text:p>
          </table:table-cell>
          <table:table-cell table:formula="of:=PINTERP([.$A$15:.$A$205];[.$C$15:.$C$205];([.BF$6]+[.$E15]))*1000" office:value-type="float" office:value="882.067984218616" calcext:value-type="float">
            <text:p>882</text:p>
          </table:table-cell>
          <table:table-cell table:formula="of:=PINTERP([.$A$15:.$A$205];[.$C$15:.$C$205];([.BG$6]+[.$E15]))*1000" office:value-type="float" office:value="881.927164895446" calcext:value-type="float">
            <text:p>882</text:p>
          </table:table-cell>
          <table:table-cell table:formula="of:=PINTERP([.$A$15:.$A$205];[.$C$15:.$C$205];([.BH$6]+[.$E15]))*1000" office:value-type="float" office:value="881.777542030487" calcext:value-type="float">
            <text:p>882</text:p>
          </table:table-cell>
          <table:table-cell table:formula="of:=PINTERP([.$A$15:.$A$205];[.$C$15:.$C$205];([.BI$6]+[.$E15]))*1000" office:value-type="float" office:value="881.619115623742" calcext:value-type="float">
            <text:p>882</text:p>
          </table:table-cell>
          <table:table-cell table:formula="of:=PINTERP([.$A$15:.$A$205];[.$C$15:.$C$205];([.BJ$6]+[.$E15]))*1000" office:value-type="float" office:value="881.45188567521" calcext:value-type="float">
            <text:p>881</text:p>
          </table:table-cell>
          <table:table-cell table:formula="of:=PINTERP([.$A$15:.$A$205];[.$C$15:.$C$205];([.BK$6]+[.$E15]))*1000" office:value-type="float" office:value="881.128010061126" calcext:value-type="float">
            <text:p>881</text:p>
          </table:table-cell>
          <table:table-cell table:formula="of:=PINTERP([.$A$15:.$A$205];[.$C$15:.$C$205];([.BL$6]+[.$E15]))*1000" office:value-type="float" office:value="880.721632850984" calcext:value-type="float">
            <text:p>881</text:p>
          </table:table-cell>
          <table:table-cell table:formula="of:=PINTERP([.$A$15:.$A$205];[.$C$15:.$C$205];([.BM$6]+[.$E15]))*1000" office:value-type="float" office:value="880.294290753075" calcext:value-type="float">
            <text:p>880</text:p>
          </table:table-cell>
          <table:table-cell table:formula="of:=PINTERP([.$A$15:.$A$205];[.$C$15:.$C$205];([.BN$6]+[.$E15]))*1000" office:value-type="float" office:value="879.8459837674" calcext:value-type="float">
            <text:p>880</text:p>
          </table:table-cell>
          <table:table-cell table:formula="of:=PINTERP([.$A$15:.$A$205];[.$C$15:.$C$205];([.BO$6]+[.$E15]))*1000" office:value-type="float" office:value="879.468507664486" calcext:value-type="float">
            <text:p>879</text:p>
          </table:table-cell>
          <table:table-cell table:formula="of:=PINTERP([.$A$15:.$A$205];[.$C$15:.$C$205];([.BP$6]+[.$E15]))*1000" office:value-type="float" office:value="879.110709222255" calcext:value-type="float">
            <text:p>879</text:p>
          </table:table-cell>
          <table:table-cell table:formula="of:=PINTERP([.$A$15:.$A$205];[.$C$15:.$C$205];([.BQ$6]+[.$E15]))*1000" office:value-type="float" office:value="878.763991174774" calcext:value-type="float">
            <text:p>879</text:p>
          </table:table-cell>
          <table:table-cell table:formula="of:=PINTERP([.$A$15:.$A$205];[.$C$15:.$C$205];([.BR$6]+[.$E15]))*1000" office:value-type="float" office:value="878.428353522044" calcext:value-type="float">
            <text:p>878</text:p>
          </table:table-cell>
          <table:table-cell table:style-name="ce17" table:formula="of:=PINTERP([.$A$15:.$A$205];[.$C$15:.$C$205];([.BS$6]+[.$E15]))*1000" office:value-type="float" office:value="878.090980684739" calcext:value-type="float">
            <text:p>878</text:p>
          </table:table-cell>
          <table:table-cell table:style-name="ce17"/>
          <table:table-cell table:style-name="ce10" office:value-type="float" office:value="1.4" calcext:value-type="float">
            <text:p>1,4</text:p>
          </table:table-cell>
          <table:table-cell table:formula="of:=[.AZ15]-(2^8)*3" office:value-type="float" office:value="115.971084439904" calcext:value-type="float">
            <text:p>116</text:p>
          </table:table-cell>
          <table:table-cell table:formula="of:=[.BA15]-(2^8)*3" office:value-type="float" office:value="115.60043547449" calcext:value-type="float">
            <text:p>116</text:p>
          </table:table-cell>
          <table:table-cell table:formula="of:=[.BB15]-(2^8)*3" office:value-type="float" office:value="115.217646484268" calcext:value-type="float">
            <text:p>115</text:p>
          </table:table-cell>
          <table:table-cell table:formula="of:=[.BC15]-(2^8)*3" office:value-type="float" office:value="114.85664424178" calcext:value-type="float">
            <text:p>115</text:p>
          </table:table-cell>
          <table:table-cell table:formula="of:=[.BD15]-(2^8)*3" office:value-type="float" office:value="114.517428747024" calcext:value-type="float">
            <text:p>115</text:p>
          </table:table-cell>
          <table:table-cell table:formula="of:=[.BE15]-(2^8)*3" office:value-type="float" office:value="114.2" calcext:value-type="float">
            <text:p>114</text:p>
          </table:table-cell>
          <table:table-cell table:formula="of:=[.BF15]-(2^8)*3" office:value-type="float" office:value="114.067984218616" calcext:value-type="float">
            <text:p>114</text:p>
          </table:table-cell>
          <table:table-cell table:formula="of:=[.BG15]-(2^8)*3" office:value-type="float" office:value="113.927164895446" calcext:value-type="float">
            <text:p>114</text:p>
          </table:table-cell>
          <table:table-cell table:formula="of:=[.BH15]-(2^8)*3" office:value-type="float" office:value="113.777542030487" calcext:value-type="float">
            <text:p>114</text:p>
          </table:table-cell>
          <table:table-cell table:formula="of:=[.BI15]-(2^8)*3" office:value-type="float" office:value="113.619115623742" calcext:value-type="float">
            <text:p>114</text:p>
          </table:table-cell>
          <table:table-cell table:style-name="ce15" table:formula="of:=[.BJ15]-(2^8)*3" office:value-type="float" office:value="113.45188567521" calcext:value-type="float">
            <text:p>113</text:p>
          </table:table-cell>
          <table:table-cell table:style-name="ce15" table:formula="of:=[.BK15]-(2^8)*3" office:value-type="float" office:value="113.128010061126" calcext:value-type="float">
            <text:p>113</text:p>
          </table:table-cell>
          <table:table-cell table:style-name="ce15" table:formula="of:=[.BL15]-(2^8)*3" office:value-type="float" office:value="112.721632850984" calcext:value-type="float">
            <text:p>113</text:p>
          </table:table-cell>
          <table:table-cell table:style-name="ce15" table:formula="of:=[.BM15]-(2^8)*3" office:value-type="float" office:value="112.294290753075" calcext:value-type="float">
            <text:p>112</text:p>
          </table:table-cell>
          <table:table-cell table:style-name="ce15" table:formula="of:=[.BN15]-(2^8)*3" office:value-type="float" office:value="111.8459837674" calcext:value-type="float">
            <text:p>112</text:p>
          </table:table-cell>
          <table:table-cell table:style-name="ce15" table:formula="of:=[.BO15]-(2^8)*3" office:value-type="float" office:value="111.468507664486" calcext:value-type="float">
            <text:p>111</text:p>
          </table:table-cell>
          <table:table-cell table:style-name="ce15" table:formula="of:=[.BP15]-(2^8)*3" office:value-type="float" office:value="111.110709222255" calcext:value-type="float">
            <text:p>111</text:p>
          </table:table-cell>
          <table:table-cell table:style-name="ce15" table:formula="of:=[.BQ15]-(2^8)*3" office:value-type="float" office:value="110.763991174774" calcext:value-type="float">
            <text:p>111</text:p>
          </table:table-cell>
          <table:table-cell table:style-name="ce15" table:formula="of:=[.BR15]-(2^8)*3" office:value-type="float" office:value="110.428353522044" calcext:value-type="float">
            <text:p>110</text:p>
          </table:table-cell>
          <table:table-cell table:style-name="ce15" table:formula="of:=[.BS15]-(2^8)*3" office:value-type="float" office:value="110.090980684739" calcext:value-type="float">
            <text:p>110</text:p>
          </table:table-cell>
        </table:table-row>
        <table:table-row table:style-name="ro2">
          <table:table-cell office:value-type="float" office:value="78.177" calcext:value-type="float">
            <text:p>78,177</text:p>
          </table:table-cell>
          <table:table-cell office:value-type="percentage" office:value="0.9679" calcext:value-type="percentage">
            <text:p>96,79%</text:p>
          </table:table-cell>
          <table:table-cell office:value-type="percentage" office:value="0.9686" calcext:value-type="percentage">
            <text:p>96,86%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PINTERP([.$A$15:.$A$205];[.$B$15:.$B$205];([.F$6]+[.$E16]))*1000" office:value-type="float" office:value="785.852975404518" calcext:value-type="float">
            <text:p>786</text:p>
          </table:table-cell>
          <table:table-cell table:formula="of:=PINTERP([.$A$15:.$A$205];[.$B$15:.$B$205];([.G$6]+[.$E16]))*1000" office:value-type="float" office:value="784.895627013964" calcext:value-type="float">
            <text:p>785</text:p>
          </table:table-cell>
          <table:table-cell table:formula="of:=PINTERP([.$A$15:.$A$205];[.$B$15:.$B$205];([.H$6]+[.$E16]))*1000" office:value-type="float" office:value="783.939931926258" calcext:value-type="float">
            <text:p>784</text:p>
          </table:table-cell>
          <table:table-cell table:formula="of:=PINTERP([.$A$15:.$A$205];[.$B$15:.$B$205];([.I$6]+[.$E16]))*1000" office:value-type="float" office:value="782.985890141403" calcext:value-type="float">
            <text:p>783</text:p>
          </table:table-cell>
          <table:table-cell table:formula="of:=PINTERP([.$A$15:.$A$205];[.$B$15:.$B$205];([.J$6]+[.$E16]))*1000" office:value-type="float" office:value="782.060549817423" calcext:value-type="float">
            <text:p>782</text:p>
          </table:table-cell>
          <table:table-cell table:formula="of:=PINTERP([.$A$15:.$A$205];[.$B$15:.$B$205];([.K$6]+[.$E16]))*1000" office:value-type="float" office:value="781.145079545552" calcext:value-type="float">
            <text:p>781</text:p>
          </table:table-cell>
          <table:table-cell table:formula="of:=PINTERP([.$A$15:.$A$205];[.$B$15:.$B$205];([.L$6]+[.$E16]))*1000" office:value-type="float" office:value="780.227291613627" calcext:value-type="float">
            <text:p>780</text:p>
          </table:table-cell>
          <table:table-cell table:formula="of:=PINTERP([.$A$15:.$A$205];[.$B$15:.$B$205];([.M$6]+[.$E16]))*1000" office:value-type="float" office:value="779.307186021656" calcext:value-type="float">
            <text:p>779</text:p>
          </table:table-cell>
          <table:table-cell table:formula="of:=PINTERP([.$A$15:.$A$205];[.$B$15:.$B$205];([.N$6]+[.$E16]))*1000" office:value-type="float" office:value="778.384762769622" calcext:value-type="float">
            <text:p>778</text:p>
          </table:table-cell>
          <table:table-cell table:formula="of:=PINTERP([.$A$15:.$A$205];[.$B$15:.$B$205];([.O$6]+[.$E16]))*1000" office:value-type="float" office:value="777.427460754043" calcext:value-type="float">
            <text:p>777</text:p>
          </table:table-cell>
          <table:table-cell table:formula="of:=PINTERP([.$A$15:.$A$205];[.$B$15:.$B$205];([.P$6]+[.$E16]))*1000" office:value-type="float" office:value="776.455987361677" calcext:value-type="float">
            <text:p>776</text:p>
          </table:table-cell>
          <table:table-cell table:formula="of:=PINTERP([.$A$15:.$A$205];[.$B$15:.$B$205];([.Q$6]+[.$E16]))*1000" office:value-type="float" office:value="775.478070263859" calcext:value-type="float">
            <text:p>775</text:p>
          </table:table-cell>
          <table:table-cell table:formula="of:=PINTERP([.$A$15:.$A$205];[.$B$15:.$B$205];([.R$6]+[.$E16]))*1000" office:value-type="float" office:value="774.49370946059" calcext:value-type="float">
            <text:p>774</text:p>
          </table:table-cell>
          <table:table-cell table:formula="of:=PINTERP([.$A$15:.$A$205];[.$B$15:.$B$205];([.S$6]+[.$E16]))*1000" office:value-type="float" office:value="773.503283715986" calcext:value-type="float">
            <text:p>774</text:p>
          </table:table-cell>
          <table:table-cell table:formula="of:=PINTERP([.$A$15:.$A$205];[.$B$15:.$B$205];([.T$6]+[.$E16]))*1000" office:value-type="float" office:value="772.516002952758" calcext:value-type="float">
            <text:p>773</text:p>
          </table:table-cell>
          <table:table-cell table:formula="of:=PINTERP([.$A$15:.$A$205];[.$B$15:.$B$205];([.U$6]+[.$E16]))*1000" office:value-type="float" office:value="771.535164970727" calcext:value-type="float">
            <text:p>772</text:p>
          </table:table-cell>
          <table:table-cell table:formula="of:=PINTERP([.$A$15:.$A$205];[.$B$15:.$B$205];([.V$6]+[.$E16]))*1000" office:value-type="float" office:value="770.560769769874" calcext:value-type="float">
            <text:p>771</text:p>
          </table:table-cell>
          <table:table-cell table:formula="of:=PINTERP([.$A$15:.$A$205];[.$B$15:.$B$205];([.W$6]+[.$E16]))*1000" office:value-type="float" office:value="769.59281735021" calcext:value-type="float">
            <text:p>770</text:p>
          </table:table-cell>
          <table:table-cell table:formula="of:=PINTERP([.$A$15:.$A$205];[.$B$15:.$B$205];([.X$6]+[.$E16]))*1000" office:value-type="float" office:value="768.683695774556" calcext:value-type="float">
            <text:p>769</text:p>
          </table:table-cell>
          <table:table-cell table:formula="of:=PINTERP([.$A$15:.$A$205];[.$B$15:.$B$205];([.Y$6]+[.$E16]))*1000" office:value-type="float" office:value="767.77873661955" calcext:value-type="float">
            <text:p>768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table:formula="of:=[.F16]-(2^8)*3" office:value-type="float" office:value="17.8529754045182" calcext:value-type="float">
            <text:p>18</text:p>
          </table:table-cell>
          <table:table-cell table:formula="of:=[.G16]-(2^8)*3" office:value-type="float" office:value="16.8956270139641" calcext:value-type="float">
            <text:p>17</text:p>
          </table:table-cell>
          <table:table-cell table:formula="of:=[.H16]-(2^8)*3" office:value-type="float" office:value="15.9399319262581" calcext:value-type="float">
            <text:p>16</text:p>
          </table:table-cell>
          <table:table-cell table:formula="of:=[.I16]-(2^8)*3" office:value-type="float" office:value="14.9858901414026" calcext:value-type="float">
            <text:p>15</text:p>
          </table:table-cell>
          <table:table-cell table:formula="of:=[.J16]-(2^8)*3" office:value-type="float" office:value="14.0605498174232" calcext:value-type="float">
            <text:p>14</text:p>
          </table:table-cell>
          <table:table-cell table:formula="of:=[.K16]-(2^8)*3" office:value-type="float" office:value="13.1450795455518" calcext:value-type="float">
            <text:p>13</text:p>
          </table:table-cell>
          <table:table-cell table:formula="of:=[.L16]-(2^8)*3" office:value-type="float" office:value="12.2272916136271" calcext:value-type="float">
            <text:p>12</text:p>
          </table:table-cell>
          <table:table-cell table:formula="of:=[.M16]-(2^8)*3" office:value-type="float" office:value="11.3071860216563" calcext:value-type="float">
            <text:p>11</text:p>
          </table:table-cell>
          <table:table-cell table:formula="of:=[.N16]-(2^8)*3" office:value-type="float" office:value="10.3847627696218" calcext:value-type="float">
            <text:p>10</text:p>
          </table:table-cell>
          <table:table-cell table:formula="of:=[.O16]-(2^8)*3" office:value-type="float" office:value="9.42746075404295" calcext:value-type="float">
            <text:p>9</text:p>
          </table:table-cell>
          <table:table-cell table:formula="of:=[.P16]-(2^8)*3" office:value-type="float" office:value="8.45598736167665" calcext:value-type="float">
            <text:p>8</text:p>
          </table:table-cell>
          <table:table-cell table:formula="of:=[.Q16]-(2^8)*3" office:value-type="float" office:value="7.47807026385851" calcext:value-type="float">
            <text:p>7</text:p>
          </table:table-cell>
          <table:table-cell table:formula="of:=[.R16]-(2^8)*3" office:value-type="float" office:value="6.4937094605898" calcext:value-type="float">
            <text:p>6</text:p>
          </table:table-cell>
          <table:table-cell table:formula="of:=[.S16]-(2^8)*3" office:value-type="float" office:value="5.50328371598641" calcext:value-type="float">
            <text:p>6</text:p>
          </table:table-cell>
          <table:table-cell table:formula="of:=[.T16]-(2^8)*3" office:value-type="float" office:value="4.51600295275819" calcext:value-type="float">
            <text:p>5</text:p>
          </table:table-cell>
          <table:table-cell table:formula="of:=[.U16]-(2^8)*3" office:value-type="float" office:value="3.53516497072667" calcext:value-type="float">
            <text:p>4</text:p>
          </table:table-cell>
          <table:table-cell table:formula="of:=[.V16]-(2^8)*3" office:value-type="float" office:value="2.56076976987367" calcext:value-type="float">
            <text:p>3</text:p>
          </table:table-cell>
          <table:table-cell table:formula="of:=[.W16]-(2^8)*3" office:value-type="float" office:value="1.59281735021034" calcext:value-type="float">
            <text:p>2</text:p>
          </table:table-cell>
          <table:table-cell table:formula="of:=[.X16]-(2^8)*3" office:value-type="float" office:value="0.683695774555986" calcext:value-type="float">
            <text:p>1</text:p>
          </table:table-cell>
          <table:table-cell table:formula="of:=[.Y16]-(2^8)*3" office:value-type="float" office:value="-0.221263380449727" calcext:value-type="float">
            <text:p>0</text:p>
          </table:table-cell>
          <table:table-cell/>
          <table:table-cell table:style-name="ce10" office:value-type="float" office:value="1.6" calcext:value-type="float">
            <text:p>1,6</text:p>
          </table:table-cell>
          <table:table-cell table:style-name="ce10"/>
          <table:table-cell table:formula="of:=PINTERP([.$A$15:.$A$205];[.$C$15:.$C$205];([.AZ$6]+[.$E16]))*1000" office:value-type="float" office:value="877.738862964696" calcext:value-type="float">
            <text:p>878</text:p>
          </table:table-cell>
          <table:table-cell table:formula="of:=PINTERP([.$A$15:.$A$205];[.$C$15:.$C$205];([.BA$6]+[.$E16]))*1000" office:value-type="float" office:value="877.404099087004" calcext:value-type="float">
            <text:p>877</text:p>
          </table:table-cell>
          <table:table-cell table:formula="of:=PINTERP([.$A$15:.$A$205];[.$C$15:.$C$205];([.BB$6]+[.$E16]))*1000" office:value-type="float" office:value="877.086689051653" calcext:value-type="float">
            <text:p>877</text:p>
          </table:table-cell>
          <table:table-cell table:formula="of:=PINTERP([.$A$15:.$A$205];[.$C$15:.$C$205];([.BC$6]+[.$E16]))*1000" office:value-type="float" office:value="876.786632858646" calcext:value-type="float">
            <text:p>877</text:p>
          </table:table-cell>
          <table:table-cell table:formula="of:=PINTERP([.$A$15:.$A$205];[.$C$15:.$C$205];([.BD$6]+[.$E16]))*1000" office:value-type="float" office:value="876.577837705957" calcext:value-type="float">
            <text:p>877</text:p>
          </table:table-cell>
          <table:table-cell table:formula="of:=PINTERP([.$A$15:.$A$205];[.$C$15:.$C$205];([.BE$6]+[.$E16]))*1000" office:value-type="float" office:value="876.399614180896" calcext:value-type="float">
            <text:p>876</text:p>
          </table:table-cell>
          <table:table-cell table:formula="of:=PINTERP([.$A$15:.$A$205];[.$C$15:.$C$205];([.BF$6]+[.$E16]))*1000" office:value-type="float" office:value="876.217030700374" calcext:value-type="float">
            <text:p>876</text:p>
          </table:table-cell>
          <table:table-cell table:formula="of:=PINTERP([.$A$15:.$A$205];[.$C$15:.$C$205];([.BG$6]+[.$E16]))*1000" office:value-type="float" office:value="876.030087264392" calcext:value-type="float">
            <text:p>876</text:p>
          </table:table-cell>
          <table:table-cell table:formula="of:=PINTERP([.$A$15:.$A$205];[.$C$15:.$C$205];([.BH$6]+[.$E16]))*1000" office:value-type="float" office:value="875.838783872946" calcext:value-type="float">
            <text:p>876</text:p>
          </table:table-cell>
          <table:table-cell table:formula="of:=PINTERP([.$A$15:.$A$205];[.$C$15:.$C$205];([.BI$6]+[.$E16]))*1000" office:value-type="float" office:value="875.530948226292" calcext:value-type="float">
            <text:p>876</text:p>
          </table:table-cell>
          <table:table-cell table:formula="of:=PINTERP([.$A$15:.$A$205];[.$C$15:.$C$205];([.BJ$6]+[.$E16]))*1000" office:value-type="float" office:value="875.180972685903" calcext:value-type="float">
            <text:p>875</text:p>
          </table:table-cell>
          <table:table-cell table:formula="of:=PINTERP([.$A$15:.$A$205];[.$C$15:.$C$205];([.BK$6]+[.$E16]))*1000" office:value-type="float" office:value="874.815818453017" calcext:value-type="float">
            <text:p>875</text:p>
          </table:table-cell>
          <table:table-cell table:formula="of:=PINTERP([.$A$15:.$A$205];[.$C$15:.$C$205];([.BL$6]+[.$E16]))*1000" office:value-type="float" office:value="874.435485527634" calcext:value-type="float">
            <text:p>874</text:p>
          </table:table-cell>
          <table:table-cell table:formula="of:=PINTERP([.$A$15:.$A$205];[.$C$15:.$C$205];([.BM$6]+[.$E16]))*1000" office:value-type="float" office:value="874.053676239737" calcext:value-type="float">
            <text:p>874</text:p>
          </table:table-cell>
          <table:table-cell table:formula="of:=PINTERP([.$A$15:.$A$205];[.$C$15:.$C$205];([.BN$6]+[.$E16]))*1000" office:value-type="float" office:value="873.701107653785" calcext:value-type="float">
            <text:p>874</text:p>
          </table:table-cell>
          <table:table-cell table:formula="of:=PINTERP([.$A$15:.$A$205];[.$C$15:.$C$205];([.BO$6]+[.$E16]))*1000" office:value-type="float" office:value="873.367454517426" calcext:value-type="float">
            <text:p>873</text:p>
          </table:table-cell>
          <table:table-cell table:formula="of:=PINTERP([.$A$15:.$A$205];[.$C$15:.$C$205];([.BP$6]+[.$E16]))*1000" office:value-type="float" office:value="873.052716830659" calcext:value-type="float">
            <text:p>873</text:p>
          </table:table-cell>
          <table:table-cell table:formula="of:=PINTERP([.$A$15:.$A$205];[.$C$15:.$C$205];([.BQ$6]+[.$E16]))*1000" office:value-type="float" office:value="872.756894593486" calcext:value-type="float">
            <text:p>873</text:p>
          </table:table-cell>
          <table:table-cell table:formula="of:=PINTERP([.$A$15:.$A$205];[.$C$15:.$C$205];([.BR$6]+[.$E16]))*1000" office:value-type="float" office:value="872.5608022652" calcext:value-type="float">
            <text:p>873</text:p>
          </table:table-cell>
          <table:table-cell table:style-name="ce17" table:formula="of:=PINTERP([.$A$15:.$A$205];[.$C$15:.$C$205];([.BS$6]+[.$E16]))*1000" office:value-type="float" office:value="872.380728822522" calcext:value-type="float">
            <text:p>872</text:p>
          </table:table-cell>
          <table:table-cell table:style-name="ce17"/>
          <table:table-cell table:style-name="ce10" office:value-type="float" office:value="1.6" calcext:value-type="float">
            <text:p>1,6</text:p>
          </table:table-cell>
          <table:table-cell table:formula="of:=[.AZ16]-(2^8)*3" office:value-type="float" office:value="109.738862964696" calcext:value-type="float">
            <text:p>110</text:p>
          </table:table-cell>
          <table:table-cell table:formula="of:=[.BA16]-(2^8)*3" office:value-type="float" office:value="109.404099087004" calcext:value-type="float">
            <text:p>109</text:p>
          </table:table-cell>
          <table:table-cell table:formula="of:=[.BB16]-(2^8)*3" office:value-type="float" office:value="109.086689051653" calcext:value-type="float">
            <text:p>109</text:p>
          </table:table-cell>
          <table:table-cell table:formula="of:=[.BC16]-(2^8)*3" office:value-type="float" office:value="108.786632858646" calcext:value-type="float">
            <text:p>109</text:p>
          </table:table-cell>
          <table:table-cell table:formula="of:=[.BD16]-(2^8)*3" office:value-type="float" office:value="108.577837705957" calcext:value-type="float">
            <text:p>109</text:p>
          </table:table-cell>
          <table:table-cell table:formula="of:=[.BE16]-(2^8)*3" office:value-type="float" office:value="108.399614180896" calcext:value-type="float">
            <text:p>108</text:p>
          </table:table-cell>
          <table:table-cell table:formula="of:=[.BF16]-(2^8)*3" office:value-type="float" office:value="108.217030700374" calcext:value-type="float">
            <text:p>108</text:p>
          </table:table-cell>
          <table:table-cell table:formula="of:=[.BG16]-(2^8)*3" office:value-type="float" office:value="108.030087264392" calcext:value-type="float">
            <text:p>108</text:p>
          </table:table-cell>
          <table:table-cell table:formula="of:=[.BH16]-(2^8)*3" office:value-type="float" office:value="107.838783872946" calcext:value-type="float">
            <text:p>108</text:p>
          </table:table-cell>
          <table:table-cell table:formula="of:=[.BI16]-(2^8)*3" office:value-type="float" office:value="107.530948226292" calcext:value-type="float">
            <text:p>108</text:p>
          </table:table-cell>
          <table:table-cell table:style-name="ce15" table:formula="of:=[.BJ16]-(2^8)*3" office:value-type="float" office:value="107.180972685903" calcext:value-type="float">
            <text:p>107</text:p>
          </table:table-cell>
          <table:table-cell table:style-name="ce15" table:formula="of:=[.BK16]-(2^8)*3" office:value-type="float" office:value="106.815818453017" calcext:value-type="float">
            <text:p>107</text:p>
          </table:table-cell>
          <table:table-cell table:style-name="ce15" table:formula="of:=[.BL16]-(2^8)*3" office:value-type="float" office:value="106.435485527634" calcext:value-type="float">
            <text:p>106</text:p>
          </table:table-cell>
          <table:table-cell table:style-name="ce15" table:formula="of:=[.BM16]-(2^8)*3" office:value-type="float" office:value="106.053676239737" calcext:value-type="float">
            <text:p>106</text:p>
          </table:table-cell>
          <table:table-cell table:style-name="ce15" table:formula="of:=[.BN16]-(2^8)*3" office:value-type="float" office:value="105.701107653785" calcext:value-type="float">
            <text:p>106</text:p>
          </table:table-cell>
          <table:table-cell table:style-name="ce15" table:formula="of:=[.BO16]-(2^8)*3" office:value-type="float" office:value="105.367454517426" calcext:value-type="float">
            <text:p>105</text:p>
          </table:table-cell>
          <table:table-cell table:style-name="ce15" table:formula="of:=[.BP16]-(2^8)*3" office:value-type="float" office:value="105.052716830659" calcext:value-type="float">
            <text:p>105</text:p>
          </table:table-cell>
          <table:table-cell table:style-name="ce15" table:formula="of:=[.BQ16]-(2^8)*3" office:value-type="float" office:value="104.756894593486" calcext:value-type="float">
            <text:p>105</text:p>
          </table:table-cell>
          <table:table-cell table:style-name="ce15" table:formula="of:=[.BR16]-(2^8)*3" office:value-type="float" office:value="104.5608022652" calcext:value-type="float">
            <text:p>105</text:p>
          </table:table-cell>
          <table:table-cell table:style-name="ce15" table:formula="of:=[.BS16]-(2^8)*3" office:value-type="float" office:value="104.380728822522" calcext:value-type="float">
            <text:p>104</text:p>
          </table:table-cell>
        </table:table-row>
        <table:table-row table:style-name="ro2">
          <table:table-cell office:value-type="float" office:value="78.186" calcext:value-type="float">
            <text:p>78,186</text:p>
          </table:table-cell>
          <table:table-cell office:value-type="percentage" office:value="0.9645" calcext:value-type="percentage">
            <text:p>96,45%</text:p>
          </table:table-cell>
          <table:table-cell office:value-type="percentage" office:value="0.9658" calcext:value-type="percentage">
            <text:p>96,58%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PINTERP([.$A$15:.$A$205];[.$B$15:.$B$205];([.F$6]+[.$E17]))*1000" office:value-type="float" office:value="766.863134272107" calcext:value-type="float">
            <text:p>767</text:p>
          </table:table-cell>
          <table:table-cell table:formula="of:=PINTERP([.$A$15:.$A$205];[.$B$15:.$B$205];([.G$6]+[.$E17]))*1000" office:value-type="float" office:value="765.936888732264" calcext:value-type="float">
            <text:p>766</text:p>
          </table:table-cell>
          <table:table-cell table:formula="of:=PINTERP([.$A$15:.$A$205];[.$B$15:.$B$205];([.H$6]+[.$E17]))*1000" office:value-type="float" office:value="765" calcext:value-type="float">
            <text:p>765</text:p>
          </table:table-cell>
          <table:table-cell table:formula="of:=PINTERP([.$A$15:.$A$205];[.$B$15:.$B$205];([.I$6]+[.$E17]))*1000" office:value-type="float" office:value="763.920182123029" calcext:value-type="float">
            <text:p>764</text:p>
          </table:table-cell>
          <table:table-cell table:formula="of:=PINTERP([.$A$15:.$A$205];[.$B$15:.$B$205];([.J$6]+[.$E17]))*1000" office:value-type="float" office:value="762.845607562022" calcext:value-type="float">
            <text:p>763</text:p>
          </table:table-cell>
          <table:table-cell table:formula="of:=PINTERP([.$A$15:.$A$205];[.$B$15:.$B$205];([.K$6]+[.$E17]))*1000" office:value-type="float" office:value="761.776276316978" calcext:value-type="float">
            <text:p>762</text:p>
          </table:table-cell>
          <table:table-cell table:formula="of:=PINTERP([.$A$15:.$A$205];[.$B$15:.$B$205];([.L$6]+[.$E17]))*1000" office:value-type="float" office:value="760.712188387901" calcext:value-type="float">
            <text:p>761</text:p>
          </table:table-cell>
          <table:table-cell table:formula="of:=PINTERP([.$A$15:.$A$205];[.$B$15:.$B$205];([.M$6]+[.$E17]))*1000" office:value-type="float" office:value="759.784285929435" calcext:value-type="float">
            <text:p>760</text:p>
          </table:table-cell>
          <table:table-cell table:formula="of:=PINTERP([.$A$15:.$A$205];[.$B$15:.$B$205];([.N$6]+[.$E17]))*1000" office:value-type="float" office:value="758.902995778965" calcext:value-type="float">
            <text:p>759</text:p>
          </table:table-cell>
          <table:table-cell table:formula="of:=PINTERP([.$A$15:.$A$205];[.$B$15:.$B$205];([.O$6]+[.$E17]))*1000" office:value-type="float" office:value="758.036541670441" calcext:value-type="float">
            <text:p>758</text:p>
          </table:table-cell>
          <table:table-cell table:formula="of:=PINTERP([.$A$15:.$A$205];[.$B$15:.$B$205];([.P$6]+[.$E17]))*1000" office:value-type="float" office:value="757.184923603859" calcext:value-type="float">
            <text:p>757</text:p>
          </table:table-cell>
          <table:table-cell table:formula="of:=PINTERP([.$A$15:.$A$205];[.$B$15:.$B$205];([.Q$6]+[.$E17]))*1000" office:value-type="float" office:value="756.348141579221" calcext:value-type="float">
            <text:p>756</text:p>
          </table:table-cell>
          <table:table-cell table:formula="of:=PINTERP([.$A$15:.$A$205];[.$B$15:.$B$205];([.R$6]+[.$E17]))*1000" office:value-type="float" office:value="755.447911164476" calcext:value-type="float">
            <text:p>755</text:p>
          </table:table-cell>
          <table:table-cell table:formula="of:=PINTERP([.$A$15:.$A$205];[.$B$15:.$B$205];([.S$6]+[.$E17]))*1000" office:value-type="float" office:value="754.513433291693" calcext:value-type="float">
            <text:p>755</text:p>
          </table:table-cell>
          <table:table-cell table:formula="of:=PINTERP([.$A$15:.$A$205];[.$B$15:.$B$205];([.T$6]+[.$E17]))*1000" office:value-type="float" office:value="753.575517308975" calcext:value-type="float">
            <text:p>754</text:p>
          </table:table-cell>
          <table:table-cell table:formula="of:=PINTERP([.$A$15:.$A$205];[.$B$15:.$B$205];([.U$6]+[.$E17]))*1000" office:value-type="float" office:value="752.634163216326" calcext:value-type="float">
            <text:p>753</text:p>
          </table:table-cell>
          <table:table-cell table:formula="of:=PINTERP([.$A$15:.$A$205];[.$B$15:.$B$205];([.V$6]+[.$E17]))*1000" office:value-type="float" office:value="751.68937101373" calcext:value-type="float">
            <text:p>752</text:p>
          </table:table-cell>
          <table:table-cell table:formula="of:=PINTERP([.$A$15:.$A$205];[.$B$15:.$B$205];([.W$6]+[.$E17]))*1000" office:value-type="float" office:value="750.792417633022" calcext:value-type="float">
            <text:p>751</text:p>
          </table:table-cell>
          <table:table-cell table:formula="of:=PINTERP([.$A$15:.$A$205];[.$B$15:.$B$205];([.X$6]+[.$E17]))*1000" office:value-type="float" office:value="749.902021087723" calcext:value-type="float">
            <text:p>750</text:p>
          </table:table-cell>
          <table:table-cell table:formula="of:=PINTERP([.$A$15:.$A$205];[.$B$15:.$B$205];([.Y$6]+[.$E17]))*1000" office:value-type="float" office:value="749.005048335141" calcext:value-type="float">
            <text:p>749</text:p>
          </table:table-cell>
          <table:table-cell/>
          <table:table-cell office:value-type="float" office:value="1.8" calcext:value-type="float">
            <text:p>1,8</text:p>
          </table:table-cell>
          <table:table-cell/>
          <table:table-cell table:style-name="ce16" table:formula="of:=[.F17]-(2^8)*2" office:value-type="float" office:value="254.863134272107" calcext:value-type="float">
            <text:p>255</text:p>
          </table:table-cell>
          <table:table-cell table:formula="of:=[.G17]-(2^8)*2" office:value-type="float" office:value="253.936888732264" calcext:value-type="float">
            <text:p>254</text:p>
          </table:table-cell>
          <table:table-cell table:formula="of:=[.H17]-(2^8)*2" office:value-type="float" office:value="253" calcext:value-type="float">
            <text:p>253</text:p>
          </table:table-cell>
          <table:table-cell table:formula="of:=[.I17]-(2^8)*2" office:value-type="float" office:value="251.920182123029" calcext:value-type="float">
            <text:p>252</text:p>
          </table:table-cell>
          <table:table-cell table:formula="of:=[.J17]-(2^8)*2" office:value-type="float" office:value="250.845607562022" calcext:value-type="float">
            <text:p>251</text:p>
          </table:table-cell>
          <table:table-cell table:formula="of:=[.K17]-(2^8)*2" office:value-type="float" office:value="249.776276316978" calcext:value-type="float">
            <text:p>250</text:p>
          </table:table-cell>
          <table:table-cell table:formula="of:=[.L17]-(2^8)*2" office:value-type="float" office:value="248.712188387901" calcext:value-type="float">
            <text:p>249</text:p>
          </table:table-cell>
          <table:table-cell table:formula="of:=[.M17]-(2^8)*2" office:value-type="float" office:value="247.784285929435" calcext:value-type="float">
            <text:p>248</text:p>
          </table:table-cell>
          <table:table-cell table:formula="of:=[.N17]-(2^8)*2" office:value-type="float" office:value="246.902995778965" calcext:value-type="float">
            <text:p>247</text:p>
          </table:table-cell>
          <table:table-cell table:formula="of:=[.O17]-(2^8)*2" office:value-type="float" office:value="246.036541670441" calcext:value-type="float">
            <text:p>246</text:p>
          </table:table-cell>
          <table:table-cell table:formula="of:=[.P17]-(2^8)*2" office:value-type="float" office:value="245.184923603859" calcext:value-type="float">
            <text:p>245</text:p>
          </table:table-cell>
          <table:table-cell table:formula="of:=[.Q17]-(2^8)*2" office:value-type="float" office:value="244.348141579221" calcext:value-type="float">
            <text:p>244</text:p>
          </table:table-cell>
          <table:table-cell table:formula="of:=[.R17]-(2^8)*2" office:value-type="float" office:value="243.447911164476" calcext:value-type="float">
            <text:p>243</text:p>
          </table:table-cell>
          <table:table-cell table:formula="of:=[.S17]-(2^8)*2" office:value-type="float" office:value="242.513433291693" calcext:value-type="float">
            <text:p>243</text:p>
          </table:table-cell>
          <table:table-cell table:formula="of:=[.T17]-(2^8)*2" office:value-type="float" office:value="241.575517308975" calcext:value-type="float">
            <text:p>242</text:p>
          </table:table-cell>
          <table:table-cell table:formula="of:=[.U17]-(2^8)*2" office:value-type="float" office:value="240.634163216326" calcext:value-type="float">
            <text:p>241</text:p>
          </table:table-cell>
          <table:table-cell table:formula="of:=[.V17]-(2^8)*2" office:value-type="float" office:value="239.68937101373" calcext:value-type="float">
            <text:p>240</text:p>
          </table:table-cell>
          <table:table-cell table:formula="of:=[.W17]-(2^8)*2" office:value-type="float" office:value="238.792417633022" calcext:value-type="float">
            <text:p>239</text:p>
          </table:table-cell>
          <table:table-cell table:formula="of:=[.X17]-(2^8)*2" office:value-type="float" office:value="237.902021087723" calcext:value-type="float">
            <text:p>238</text:p>
          </table:table-cell>
          <table:table-cell table:formula="of:=[.Y17]-(2^8)*2" office:value-type="float" office:value="237.005048335141" calcext:value-type="float">
            <text:p>237</text:p>
          </table:table-cell>
          <table:table-cell/>
          <table:table-cell table:style-name="ce10" office:value-type="float" office:value="1.8" calcext:value-type="float">
            <text:p>1,8</text:p>
          </table:table-cell>
          <table:table-cell table:style-name="ce10"/>
          <table:table-cell table:formula="of:=PINTERP([.$A$15:.$A$205];[.$C$15:.$C$205];([.AZ$6]+[.$E17]))*1000" office:value-type="float" office:value="872.193903964094" calcext:value-type="float">
            <text:p>872</text:p>
          </table:table-cell>
          <table:table-cell table:formula="of:=PINTERP([.$A$15:.$A$205];[.$C$15:.$C$205];([.BA$6]+[.$E17]))*1000" office:value-type="float" office:value="872.000327689921" calcext:value-type="float">
            <text:p>872</text:p>
          </table:table-cell>
          <table:table-cell table:formula="of:=PINTERP([.$A$15:.$A$205];[.$C$15:.$C$205];([.BB$6]+[.$E17]))*1000" office:value-type="float" office:value="871.8" calcext:value-type="float">
            <text:p>872</text:p>
          </table:table-cell>
          <table:table-cell table:formula="of:=PINTERP([.$A$15:.$A$205];[.$C$15:.$C$205];([.BC$6]+[.$E17]))*1000" office:value-type="float" office:value="871.414886097809" calcext:value-type="float">
            <text:p>871</text:p>
          </table:table-cell>
          <table:table-cell table:formula="of:=PINTERP([.$A$15:.$A$205];[.$C$15:.$C$205];([.BD$6]+[.$E17]))*1000" office:value-type="float" office:value="871.032373146391" calcext:value-type="float">
            <text:p>871</text:p>
          </table:table-cell>
          <table:table-cell table:formula="of:=PINTERP([.$A$15:.$A$205];[.$C$15:.$C$205];([.BE$6]+[.$E17]))*1000" office:value-type="float" office:value="870.652461145749" calcext:value-type="float">
            <text:p>871</text:p>
          </table:table-cell>
          <table:table-cell table:formula="of:=PINTERP([.$A$15:.$A$205];[.$C$15:.$C$205];([.BF$6]+[.$E17]))*1000" office:value-type="float" office:value="870.275150095881" calcext:value-type="float">
            <text:p>870</text:p>
          </table:table-cell>
          <table:table-cell table:formula="of:=PINTERP([.$A$15:.$A$205];[.$C$15:.$C$205];([.BG$6]+[.$E17]))*1000" office:value-type="float" office:value="870.030656305535" calcext:value-type="float">
            <text:p>870</text:p>
          </table:table-cell>
          <table:table-cell table:formula="of:=PINTERP([.$A$15:.$A$205];[.$C$15:.$C$205];([.BH$6]+[.$E17]))*1000" office:value-type="float" office:value="869.841923285445" calcext:value-type="float">
            <text:p>870</text:p>
          </table:table-cell>
          <table:table-cell table:formula="of:=PINTERP([.$A$15:.$A$205];[.$C$15:.$C$205];([.BI$6]+[.$E17]))*1000" office:value-type="float" office:value="869.678686485349" calcext:value-type="float">
            <text:p>870</text:p>
          </table:table-cell>
          <table:table-cell table:formula="of:=PINTERP([.$A$15:.$A$205];[.$C$15:.$C$205];([.BJ$6]+[.$E17]))*1000" office:value-type="float" office:value="869.540945905245" calcext:value-type="float">
            <text:p>870</text:p>
          </table:table-cell>
          <table:table-cell table:formula="of:=PINTERP([.$A$15:.$A$205];[.$C$15:.$C$205];([.BK$6]+[.$E17]))*1000" office:value-type="float" office:value="869.428701545135" calcext:value-type="float">
            <text:p>869</text:p>
          </table:table-cell>
          <table:table-cell table:formula="of:=PINTERP([.$A$15:.$A$205];[.$C$15:.$C$205];([.BL$6]+[.$E17]))*1000" office:value-type="float" office:value="869.32855342137" calcext:value-type="float">
            <text:p>869</text:p>
          </table:table-cell>
          <table:table-cell table:formula="of:=PINTERP([.$A$15:.$A$205];[.$C$15:.$C$205];([.BM$6]+[.$E17]))*1000" office:value-type="float" office:value="869.209976398724" calcext:value-type="float">
            <text:p>869</text:p>
          </table:table-cell>
          <table:table-cell table:formula="of:=PINTERP([.$A$15:.$A$205];[.$C$15:.$C$205];([.BN$6]+[.$E17]))*1000" office:value-type="float" office:value="869.07197527991" calcext:value-type="float">
            <text:p>869</text:p>
          </table:table-cell>
          <table:table-cell table:formula="of:=PINTERP([.$A$15:.$A$205];[.$C$15:.$C$205];([.BO$6]+[.$E17]))*1000" office:value-type="float" office:value="868.914550064926" calcext:value-type="float">
            <text:p>869</text:p>
          </table:table-cell>
          <table:table-cell table:formula="of:=PINTERP([.$A$15:.$A$205];[.$C$15:.$C$205];([.BP$6]+[.$E17]))*1000" office:value-type="float" office:value="868.737700753773" calcext:value-type="float">
            <text:p>869</text:p>
          </table:table-cell>
          <table:table-cell table:formula="of:=PINTERP([.$A$15:.$A$205];[.$C$15:.$C$205];([.BQ$6]+[.$E17]))*1000" office:value-type="float" office:value="868.426731710761" calcext:value-type="float">
            <text:p>868</text:p>
          </table:table-cell>
          <table:table-cell table:formula="of:=PINTERP([.$A$15:.$A$205];[.$C$15:.$C$205];([.BR$6]+[.$E17]))*1000" office:value-type="float" office:value="868.082796069913" calcext:value-type="float">
            <text:p>868</text:p>
          </table:table-cell>
          <table:table-cell table:style-name="ce17" table:formula="of:=PINTERP([.$A$15:.$A$205];[.$C$15:.$C$205];([.BS$6]+[.$E17]))*1000" office:value-type="float" office:value="867.736249007619" calcext:value-type="float">
            <text:p>868</text:p>
          </table:table-cell>
          <table:table-cell table:style-name="ce17"/>
          <table:table-cell table:style-name="ce10" office:value-type="float" office:value="1.8" calcext:value-type="float">
            <text:p>1,8</text:p>
          </table:table-cell>
          <table:table-cell table:formula="of:=[.AZ17]-(2^8)*3" office:value-type="float" office:value="104.193903964093" calcext:value-type="float">
            <text:p>104</text:p>
          </table:table-cell>
          <table:table-cell table:formula="of:=[.BA17]-(2^8)*3" office:value-type="float" office:value="104.000327689921" calcext:value-type="float">
            <text:p>104</text:p>
          </table:table-cell>
          <table:table-cell table:formula="of:=[.BB17]-(2^8)*3" office:value-type="float" office:value="103.8" calcext:value-type="float">
            <text:p>104</text:p>
          </table:table-cell>
          <table:table-cell table:formula="of:=[.BC17]-(2^8)*3" office:value-type="float" office:value="103.414886097809" calcext:value-type="float">
            <text:p>103</text:p>
          </table:table-cell>
          <table:table-cell table:formula="of:=[.BD17]-(2^8)*3" office:value-type="float" office:value="103.032373146391" calcext:value-type="float">
            <text:p>103</text:p>
          </table:table-cell>
          <table:table-cell table:formula="of:=[.BE17]-(2^8)*3" office:value-type="float" office:value="102.652461145749" calcext:value-type="float">
            <text:p>103</text:p>
          </table:table-cell>
          <table:table-cell table:formula="of:=[.BF17]-(2^8)*3" office:value-type="float" office:value="102.275150095881" calcext:value-type="float">
            <text:p>102</text:p>
          </table:table-cell>
          <table:table-cell table:formula="of:=[.BG17]-(2^8)*3" office:value-type="float" office:value="102.030656305535" calcext:value-type="float">
            <text:p>102</text:p>
          </table:table-cell>
          <table:table-cell table:formula="of:=[.BH17]-(2^8)*3" office:value-type="float" office:value="101.841923285445" calcext:value-type="float">
            <text:p>102</text:p>
          </table:table-cell>
          <table:table-cell table:formula="of:=[.BI17]-(2^8)*3" office:value-type="float" office:value="101.678686485349" calcext:value-type="float">
            <text:p>102</text:p>
          </table:table-cell>
          <table:table-cell table:style-name="ce15" table:formula="of:=[.BJ17]-(2^8)*3" office:value-type="float" office:value="101.540945905245" calcext:value-type="float">
            <text:p>102</text:p>
          </table:table-cell>
          <table:table-cell table:style-name="ce15" table:formula="of:=[.BK17]-(2^8)*3" office:value-type="float" office:value="101.428701545135" calcext:value-type="float">
            <text:p>101</text:p>
          </table:table-cell>
          <table:table-cell table:style-name="ce15" table:formula="of:=[.BL17]-(2^8)*3" office:value-type="float" office:value="101.32855342137" calcext:value-type="float">
            <text:p>101</text:p>
          </table:table-cell>
          <table:table-cell table:style-name="ce15" table:formula="of:=[.BM17]-(2^8)*3" office:value-type="float" office:value="101.209976398724" calcext:value-type="float">
            <text:p>101</text:p>
          </table:table-cell>
          <table:table-cell table:style-name="ce15" table:formula="of:=[.BN17]-(2^8)*3" office:value-type="float" office:value="101.07197527991" calcext:value-type="float">
            <text:p>101</text:p>
          </table:table-cell>
          <table:table-cell table:style-name="ce15" table:formula="of:=[.BO17]-(2^8)*3" office:value-type="float" office:value="100.914550064926" calcext:value-type="float">
            <text:p>101</text:p>
          </table:table-cell>
          <table:table-cell table:style-name="ce15" table:formula="of:=[.BP17]-(2^8)*3" office:value-type="float" office:value="100.737700753773" calcext:value-type="float">
            <text:p>101</text:p>
          </table:table-cell>
          <table:table-cell table:style-name="ce15" table:formula="of:=[.BQ17]-(2^8)*3" office:value-type="float" office:value="100.426731710761" calcext:value-type="float">
            <text:p>100</text:p>
          </table:table-cell>
          <table:table-cell table:style-name="ce15" table:formula="of:=[.BR17]-(2^8)*3" office:value-type="float" office:value="100.082796069913" calcext:value-type="float">
            <text:p>100</text:p>
          </table:table-cell>
          <table:table-cell table:style-name="ce15" table:formula="of:=[.BS17]-(2^8)*3" office:value-type="float" office:value="99.736249007619" calcext:value-type="float">
            <text:p>100</text:p>
          </table:table-cell>
        </table:table-row>
        <table:table-row table:style-name="ro2">
          <table:table-cell table:style-name="ce4" office:value-type="float" office:value="78.195" calcext:value-type="float">
            <text:p>78,195</text:p>
          </table:table-cell>
          <table:table-cell table:style-name="ce8" office:value-type="percentage" office:value="0.9611" calcext:value-type="percentage">
            <text:p>96,11%</text:p>
          </table:table-cell>
          <table:table-cell table:style-name="ce8" office:value-type="percentage" office:value="0.9624" calcext:value-type="percentage">
            <text:p>96,24%</text:p>
          </table:table-cell>
          <table:table-cell/>
          <table:table-cell office:value-type="float" office:value="2" calcext:value-type="float">
            <text:p>2,0</text:p>
          </table:table-cell>
          <table:table-cell table:formula="of:=PINTERP([.$A$15:.$A$205];[.$B$15:.$B$205];([.F$6]+[.$E18]))*1000" office:value-type="float" office:value="748.10149937526" calcext:value-type="float">
            <text:p>748</text:p>
          </table:table-cell>
          <table:table-cell table:formula="of:=PINTERP([.$A$15:.$A$205];[.$B$15:.$B$205];([.G$6]+[.$E18]))*1000" office:value-type="float" office:value="747.191374208116" calcext:value-type="float">
            <text:p>747</text:p>
          </table:table-cell>
          <table:table-cell table:formula="of:=PINTERP([.$A$15:.$A$205];[.$B$15:.$B$205];([.H$6]+[.$E18]))*1000" office:value-type="float" office:value="746.190133995704" calcext:value-type="float">
            <text:p>746</text:p>
          </table:table-cell>
          <table:table-cell table:formula="of:=PINTERP([.$A$15:.$A$205];[.$B$15:.$B$205];([.I$6]+[.$E18]))*1000" office:value-type="float" office:value="745.184801020409" calcext:value-type="float">
            <text:p>745</text:p>
          </table:table-cell>
          <table:table-cell table:formula="of:=PINTERP([.$A$15:.$A$205];[.$B$15:.$B$205];([.J$6]+[.$E18]))*1000" office:value-type="float" office:value="744.185393573219" calcext:value-type="float">
            <text:p>744</text:p>
          </table:table-cell>
          <table:table-cell table:formula="of:=PINTERP([.$A$15:.$A$205];[.$B$15:.$B$205];([.K$6]+[.$E18]))*1000" office:value-type="float" office:value="743.191911654135" calcext:value-type="float">
            <text:p>743</text:p>
          </table:table-cell>
          <table:table-cell table:formula="of:=PINTERP([.$A$15:.$A$205];[.$B$15:.$B$205];([.L$6]+[.$E18]))*1000" office:value-type="float" office:value="742.245096153846" calcext:value-type="float">
            <text:p>742</text:p>
          </table:table-cell>
          <table:table-cell table:formula="of:=PINTERP([.$A$15:.$A$205];[.$B$15:.$B$205];([.M$6]+[.$E18]))*1000" office:value-type="float" office:value="741.399583333341" calcext:value-type="float">
            <text:p>741</text:p>
          </table:table-cell>
          <table:table-cell table:formula="of:=PINTERP([.$A$15:.$A$205];[.$B$15:.$B$205];([.N$6]+[.$E18]))*1000" office:value-type="float" office:value="740.560480769238" calcext:value-type="float">
            <text:p>741</text:p>
          </table:table-cell>
          <table:table-cell table:formula="of:=PINTERP([.$A$15:.$A$205];[.$B$15:.$B$205];([.O$6]+[.$E18]))*1000" office:value-type="float" office:value="739.727788461547" calcext:value-type="float">
            <text:p>740</text:p>
          </table:table-cell>
          <table:table-cell table:formula="of:=PINTERP([.$A$15:.$A$205];[.$B$15:.$B$205];([.P$6]+[.$E18]))*1000" office:value-type="float" office:value="738.901506410264" calcext:value-type="float">
            <text:p>739</text:p>
          </table:table-cell>
          <table:table-cell table:formula="of:=PINTERP([.$A$15:.$A$205];[.$B$15:.$B$205];([.Q$6]+[.$E18]))*1000" office:value-type="float" office:value="738.081634615392" calcext:value-type="float">
            <text:p>738</text:p>
          </table:table-cell>
          <table:table-cell table:formula="of:=PINTERP([.$A$15:.$A$205];[.$B$15:.$B$205];([.R$6]+[.$E18]))*1000" office:value-type="float" office:value="737.165543076932" calcext:value-type="float">
            <text:p>737</text:p>
          </table:table-cell>
          <table:table-cell table:formula="of:=PINTERP([.$A$15:.$A$205];[.$B$15:.$B$205];([.S$6]+[.$E18]))*1000" office:value-type="float" office:value="736.232425128214" calcext:value-type="float">
            <text:p>736</text:p>
          </table:table-cell>
          <table:table-cell table:formula="of:=PINTERP([.$A$15:.$A$205];[.$B$15:.$B$205];([.T$6]+[.$E18]))*1000" office:value-type="float" office:value="735.29305076924" calcext:value-type="float">
            <text:p>735</text:p>
          </table:table-cell>
          <table:table-cell table:formula="of:=PINTERP([.$A$15:.$A$205];[.$B$15:.$B$205];([.U$6]+[.$E18]))*1000" office:value-type="float" office:value="734.347420000019" calcext:value-type="float">
            <text:p>734</text:p>
          </table:table-cell>
          <table:table-cell table:formula="of:=PINTERP([.$A$15:.$A$205];[.$B$15:.$B$205];([.V$6]+[.$E18]))*1000" office:value-type="float" office:value="733.395532820531" calcext:value-type="float">
            <text:p>733</text:p>
          </table:table-cell>
          <table:table-cell table:formula="of:=PINTERP([.$A$15:.$A$205];[.$B$15:.$B$205];([.W$6]+[.$E18]))*1000" office:value-type="float" office:value="732.497593678456" calcext:value-type="float">
            <text:p>732</text:p>
          </table:table-cell>
          <table:table-cell table:formula="of:=PINTERP([.$A$15:.$A$205];[.$B$15:.$B$205];([.X$6]+[.$E18]))*1000" office:value-type="float" office:value="731.602121074815" calcext:value-type="float">
            <text:p>732</text:p>
          </table:table-cell>
          <table:table-cell table:formula="of:=PINTERP([.$A$15:.$A$205];[.$B$15:.$B$205];([.Y$6]+[.$E18]))*1000" office:value-type="float" office:value="730.702532656302" calcext:value-type="float">
            <text:p>731</text:p>
          </table:table-cell>
          <table:table-cell/>
          <table:table-cell office:value-type="float" office:value="2" calcext:value-type="float">
            <text:p>2,0</text:p>
          </table:table-cell>
          <table:table-cell/>
          <table:table-cell table:formula="of:=[.F18]-(2^8)*2" office:value-type="float" office:value="236.10149937526" calcext:value-type="float">
            <text:p>236</text:p>
          </table:table-cell>
          <table:table-cell table:formula="of:=[.G18]-(2^8)*2" office:value-type="float" office:value="235.191374208116" calcext:value-type="float">
            <text:p>235</text:p>
          </table:table-cell>
          <table:table-cell table:formula="of:=[.H18]-(2^8)*2" office:value-type="float" office:value="234.190133995703" calcext:value-type="float">
            <text:p>234</text:p>
          </table:table-cell>
          <table:table-cell table:formula="of:=[.I18]-(2^8)*2" office:value-type="float" office:value="233.184801020409" calcext:value-type="float">
            <text:p>233</text:p>
          </table:table-cell>
          <table:table-cell table:formula="of:=[.J18]-(2^8)*2" office:value-type="float" office:value="232.185393573219" calcext:value-type="float">
            <text:p>232</text:p>
          </table:table-cell>
          <table:table-cell table:formula="of:=[.K18]-(2^8)*2" office:value-type="float" office:value="231.191911654135" calcext:value-type="float">
            <text:p>231</text:p>
          </table:table-cell>
          <table:table-cell table:formula="of:=[.L18]-(2^8)*2" office:value-type="float" office:value="230.245096153846" calcext:value-type="float">
            <text:p>230</text:p>
          </table:table-cell>
          <table:table-cell table:formula="of:=[.M18]-(2^8)*2" office:value-type="float" office:value="229.399583333341" calcext:value-type="float">
            <text:p>229</text:p>
          </table:table-cell>
          <table:table-cell table:formula="of:=[.N18]-(2^8)*2" office:value-type="float" office:value="228.560480769238" calcext:value-type="float">
            <text:p>229</text:p>
          </table:table-cell>
          <table:table-cell table:formula="of:=[.O18]-(2^8)*2" office:value-type="float" office:value="227.727788461547" calcext:value-type="float">
            <text:p>228</text:p>
          </table:table-cell>
          <table:table-cell table:formula="of:=[.P18]-(2^8)*2" office:value-type="float" office:value="226.901506410264" calcext:value-type="float">
            <text:p>227</text:p>
          </table:table-cell>
          <table:table-cell table:formula="of:=[.Q18]-(2^8)*2" office:value-type="float" office:value="226.081634615392" calcext:value-type="float">
            <text:p>226</text:p>
          </table:table-cell>
          <table:table-cell table:formula="of:=[.R18]-(2^8)*2" office:value-type="float" office:value="225.165543076932" calcext:value-type="float">
            <text:p>225</text:p>
          </table:table-cell>
          <table:table-cell table:formula="of:=[.S18]-(2^8)*2" office:value-type="float" office:value="224.232425128214" calcext:value-type="float">
            <text:p>224</text:p>
          </table:table-cell>
          <table:table-cell table:formula="of:=[.T18]-(2^8)*2" office:value-type="float" office:value="223.29305076924" calcext:value-type="float">
            <text:p>223</text:p>
          </table:table-cell>
          <table:table-cell table:formula="of:=[.U18]-(2^8)*2" office:value-type="float" office:value="222.347420000019" calcext:value-type="float">
            <text:p>222</text:p>
          </table:table-cell>
          <table:table-cell table:formula="of:=[.V18]-(2^8)*2" office:value-type="float" office:value="221.395532820531" calcext:value-type="float">
            <text:p>221</text:p>
          </table:table-cell>
          <table:table-cell table:formula="of:=[.W18]-(2^8)*2" office:value-type="float" office:value="220.497593678456" calcext:value-type="float">
            <text:p>220</text:p>
          </table:table-cell>
          <table:table-cell table:formula="of:=[.X18]-(2^8)*2" office:value-type="float" office:value="219.602121074815" calcext:value-type="float">
            <text:p>220</text:p>
          </table:table-cell>
          <table:table-cell table:formula="of:=[.Y18]-(2^8)*2" office:value-type="float" office:value="218.702532656302" calcext:value-type="float">
            <text:p>219</text:p>
          </table:table-cell>
          <table:table-cell/>
          <table:table-cell table:style-name="ce10" office:value-type="float" office:value="2" calcext:value-type="float">
            <text:p>2,0</text:p>
          </table:table-cell>
          <table:table-cell table:style-name="ce10"/>
          <table:table-cell table:formula="of:=PINTERP([.$A$15:.$A$205];[.$C$15:.$C$205];([.AZ$6]+[.$E18]))*1000" office:value-type="float" office:value="867.387090523876" calcext:value-type="float">
            <text:p>867</text:p>
          </table:table-cell>
          <table:table-cell table:formula="of:=PINTERP([.$A$15:.$A$205];[.$C$15:.$C$205];([.BA$6]+[.$E18]))*1000" office:value-type="float" office:value="867.035320618697" calcext:value-type="float">
            <text:p>867</text:p>
          </table:table-cell>
          <table:table-cell table:formula="of:=PINTERP([.$A$15:.$A$205];[.$C$15:.$C$205];([.BB$6]+[.$E18]))*1000" office:value-type="float" office:value="866.833530036271" calcext:value-type="float">
            <text:p>867</text:p>
          </table:table-cell>
          <table:table-cell table:formula="of:=PINTERP([.$A$15:.$A$205];[.$C$15:.$C$205];([.BC$6]+[.$E18]))*1000" office:value-type="float" office:value="866.654239574091" calcext:value-type="float">
            <text:p>867</text:p>
          </table:table-cell>
          <table:table-cell table:formula="of:=PINTERP([.$A$15:.$A$205];[.$C$15:.$C$205];([.BD$6]+[.$E18]))*1000" office:value-type="float" office:value="866.480924021579" calcext:value-type="float">
            <text:p>866</text:p>
          </table:table-cell>
          <table:table-cell table:formula="of:=PINTERP([.$A$15:.$A$205];[.$C$15:.$C$205];([.BE$6]+[.$E18]))*1000" office:value-type="float" office:value="866.313583378737" calcext:value-type="float">
            <text:p>866</text:p>
          </table:table-cell>
          <table:table-cell table:formula="of:=PINTERP([.$A$15:.$A$205];[.$C$15:.$C$205];([.BF$6]+[.$E18]))*1000" office:value-type="float" office:value="866.110447788926" calcext:value-type="float">
            <text:p>866</text:p>
          </table:table-cell>
          <table:table-cell table:formula="of:=PINTERP([.$A$15:.$A$205];[.$C$15:.$C$205];([.BG$6]+[.$E18]))*1000" office:value-type="float" office:value="865.812504025768" calcext:value-type="float">
            <text:p>866</text:p>
          </table:table-cell>
          <table:table-cell table:formula="of:=PINTERP([.$A$15:.$A$205];[.$C$15:.$C$205];([.BH$6]+[.$E18]))*1000" office:value-type="float" office:value="865.51542735043" calcext:value-type="float">
            <text:p>866</text:p>
          </table:table-cell>
          <table:table-cell table:formula="of:=PINTERP([.$A$15:.$A$205];[.$C$15:.$C$205];([.BI$6]+[.$E18]))*1000" office:value-type="float" office:value="865.219217762916" calcext:value-type="float">
            <text:p>865</text:p>
          </table:table-cell>
          <table:table-cell table:formula="of:=PINTERP([.$A$15:.$A$205];[.$C$15:.$C$205];([.BJ$6]+[.$E18]))*1000" office:value-type="float" office:value="864.923875263226" calcext:value-type="float">
            <text:p>865</text:p>
          </table:table-cell>
          <table:table-cell table:formula="of:=PINTERP([.$A$15:.$A$205];[.$C$15:.$C$205];([.BK$6]+[.$E18]))*1000" office:value-type="float" office:value="864.629399851359" calcext:value-type="float">
            <text:p>865</text:p>
          </table:table-cell>
          <table:table-cell table:formula="of:=PINTERP([.$A$15:.$A$205];[.$C$15:.$C$205];([.BL$6]+[.$E18]))*1000" office:value-type="float" office:value="864.461340512822" calcext:value-type="float">
            <text:p>864</text:p>
          </table:table-cell>
          <table:table-cell table:formula="of:=PINTERP([.$A$15:.$A$205];[.$C$15:.$C$205];([.BM$6]+[.$E18]))*1000" office:value-type="float" office:value="864.304524558406" calcext:value-type="float">
            <text:p>864</text:p>
          </table:table-cell>
          <table:table-cell table:formula="of:=PINTERP([.$A$15:.$A$205];[.$C$15:.$C$205];([.BN$6]+[.$E18]))*1000" office:value-type="float" office:value="864.144814017096" calcext:value-type="float">
            <text:p>864</text:p>
          </table:table-cell>
          <table:table-cell table:formula="of:=PINTERP([.$A$15:.$A$205];[.$C$15:.$C$205];([.BO$6]+[.$E18]))*1000" office:value-type="float" office:value="863.98220888889" calcext:value-type="float">
            <text:p>864</text:p>
          </table:table-cell>
          <table:table-cell table:formula="of:=PINTERP([.$A$15:.$A$205];[.$C$15:.$C$205];([.BP$6]+[.$E18]))*1000" office:value-type="float" office:value="863.816709173791" calcext:value-type="float">
            <text:p>864</text:p>
          </table:table-cell>
          <table:table-cell table:formula="of:=PINTERP([.$A$15:.$A$205];[.$C$15:.$C$205];([.BQ$6]+[.$E18]))*1000" office:value-type="float" office:value="863.517076481688" calcext:value-type="float">
            <text:p>864</text:p>
          </table:table-cell>
          <table:table-cell table:formula="of:=PINTERP([.$A$15:.$A$205];[.$C$15:.$C$205];([.BR$6]+[.$E18]))*1000" office:value-type="float" office:value="863.200103110338" calcext:value-type="float">
            <text:p>863</text:p>
          </table:table-cell>
          <table:table-cell table:style-name="ce17" table:formula="of:=PINTERP([.$A$15:.$A$205];[.$C$15:.$C$205];([.BS$6]+[.$E18]))*1000" office:value-type="float" office:value="862.880378258396" calcext:value-type="float">
            <text:p>863</text:p>
          </table:table-cell>
          <table:table-cell table:style-name="ce17"/>
          <table:table-cell table:style-name="ce10" office:value-type="float" office:value="2" calcext:value-type="float">
            <text:p>2,0</text:p>
          </table:table-cell>
          <table:table-cell table:formula="of:=[.AZ18]-(2^8)*3" office:value-type="float" office:value="99.3870905238756" calcext:value-type="float">
            <text:p>99</text:p>
          </table:table-cell>
          <table:table-cell table:formula="of:=[.BA18]-(2^8)*3" office:value-type="float" office:value="99.0353206186974" calcext:value-type="float">
            <text:p>99</text:p>
          </table:table-cell>
          <table:table-cell table:formula="of:=[.BB18]-(2^8)*3" office:value-type="float" office:value="98.8335300362709" calcext:value-type="float">
            <text:p>99</text:p>
          </table:table-cell>
          <table:table-cell table:formula="of:=[.BC18]-(2^8)*3" office:value-type="float" office:value="98.6542395740907" calcext:value-type="float">
            <text:p>99</text:p>
          </table:table-cell>
          <table:table-cell table:formula="of:=[.BD18]-(2^8)*3" office:value-type="float" office:value="98.4809240215792" calcext:value-type="float">
            <text:p>98</text:p>
          </table:table-cell>
          <table:table-cell table:formula="of:=[.BE18]-(2^8)*3" office:value-type="float" office:value="98.3135833787368" calcext:value-type="float">
            <text:p>98</text:p>
          </table:table-cell>
          <table:table-cell table:formula="of:=[.BF18]-(2^8)*3" office:value-type="float" office:value="98.1104477889262" calcext:value-type="float">
            <text:p>98</text:p>
          </table:table-cell>
          <table:table-cell table:formula="of:=[.BG18]-(2^8)*3" office:value-type="float" office:value="97.8125040257677" calcext:value-type="float">
            <text:p>98</text:p>
          </table:table-cell>
          <table:table-cell table:formula="of:=[.BH18]-(2^8)*3" office:value-type="float" office:value="97.5154273504301" calcext:value-type="float">
            <text:p>98</text:p>
          </table:table-cell>
          <table:table-cell table:formula="of:=[.BI18]-(2^8)*3" office:value-type="float" office:value="97.2192177629164" calcext:value-type="float">
            <text:p>97</text:p>
          </table:table-cell>
          <table:table-cell table:style-name="ce15" table:formula="of:=[.BJ18]-(2^8)*3" office:value-type="float" office:value="96.923875263226" calcext:value-type="float">
            <text:p>97</text:p>
          </table:table-cell>
          <table:table-cell table:style-name="ce15" table:formula="of:=[.BK18]-(2^8)*3" office:value-type="float" office:value="96.6293998513592" calcext:value-type="float">
            <text:p>97</text:p>
          </table:table-cell>
          <table:table-cell table:style-name="ce15" table:formula="of:=[.BL18]-(2^8)*3" office:value-type="float" office:value="96.4613405128219" calcext:value-type="float">
            <text:p>96</text:p>
          </table:table-cell>
          <table:table-cell table:style-name="ce15" table:formula="of:=[.BM18]-(2^8)*3" office:value-type="float" office:value="96.304524558406" calcext:value-type="float">
            <text:p>96</text:p>
          </table:table-cell>
          <table:table-cell table:style-name="ce15" table:formula="of:=[.BN18]-(2^8)*3" office:value-type="float" office:value="96.1448140170955" calcext:value-type="float">
            <text:p>96</text:p>
          </table:table-cell>
          <table:table-cell table:style-name="ce15" table:formula="of:=[.BO18]-(2^8)*3" office:value-type="float" office:value="95.9822088888905" calcext:value-type="float">
            <text:p>96</text:p>
          </table:table-cell>
          <table:table-cell table:style-name="ce15" table:formula="of:=[.BP18]-(2^8)*3" office:value-type="float" office:value="95.8167091737908" calcext:value-type="float">
            <text:p>96</text:p>
          </table:table-cell>
          <table:table-cell table:style-name="ce15" table:formula="of:=[.BQ18]-(2^8)*3" office:value-type="float" office:value="95.5170764816877" calcext:value-type="float">
            <text:p>96</text:p>
          </table:table-cell>
          <table:table-cell table:style-name="ce15" table:formula="of:=[.BR18]-(2^8)*3" office:value-type="float" office:value="95.2001031103375" calcext:value-type="float">
            <text:p>95</text:p>
          </table:table-cell>
          <table:table-cell table:style-name="ce15" table:formula="of:=[.BS18]-(2^8)*3" office:value-type="float" office:value="94.8803782583964" calcext:value-type="float">
            <text:p>95</text:p>
          </table:table-cell>
        </table:table-row>
        <table:table-row table:style-name="ro2">
          <table:table-cell office:value-type="float" office:value="78.211" calcext:value-type="float">
            <text:p>78,211</text:p>
          </table:table-cell>
          <table:table-cell office:value-type="percentage" office:value="0.9576" calcext:value-type="percentage">
            <text:p>95,76%</text:p>
          </table:table-cell>
          <table:table-cell office:value-type="percentage" office:value="0.9597" calcext:value-type="percentage">
            <text:p>95,97%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PINTERP([.$A$15:.$A$205];[.$B$15:.$B$205];([.F$6]+[.$E19]))*1000" office:value-type="float" office:value="729.798828422899" calcext:value-type="float">
            <text:p>730</text:p>
          </table:table-cell>
          <table:table-cell table:formula="of:=PINTERP([.$A$15:.$A$205];[.$B$15:.$B$205];([.G$6]+[.$E19]))*1000" office:value-type="float" office:value="728.891008374644" calcext:value-type="float">
            <text:p>729</text:p>
          </table:table-cell>
          <table:table-cell table:formula="of:=PINTERP([.$A$15:.$A$205];[.$B$15:.$B$205];([.H$6]+[.$E19]))*1000" office:value-type="float" office:value="727.914080371813" calcext:value-type="float">
            <text:p>728</text:p>
          </table:table-cell>
          <table:table-cell table:formula="of:=PINTERP([.$A$15:.$A$205];[.$B$15:.$B$205];([.I$6]+[.$E19]))*1000" office:value-type="float" office:value="726.932541098471" calcext:value-type="float">
            <text:p>727</text:p>
          </table:table-cell>
          <table:table-cell table:formula="of:=PINTERP([.$A$15:.$A$205];[.$B$15:.$B$205];([.J$6]+[.$E19]))*1000" office:value-type="float" office:value="725.953965897851" calcext:value-type="float">
            <text:p>726</text:p>
          </table:table-cell>
          <table:table-cell table:formula="of:=PINTERP([.$A$15:.$A$205];[.$B$15:.$B$205];([.K$6]+[.$E19]))*1000" office:value-type="float" office:value="724.978354769955" calcext:value-type="float">
            <text:p>725</text:p>
          </table:table-cell>
          <table:table-cell table:formula="of:=PINTERP([.$A$15:.$A$205];[.$B$15:.$B$205];([.L$6]+[.$E19]))*1000" office:value-type="float" office:value="724.023342845896" calcext:value-type="float">
            <text:p>724</text:p>
          </table:table-cell>
          <table:table-cell table:formula="of:=PINTERP([.$A$15:.$A$205];[.$B$15:.$B$205];([.M$6]+[.$E19]))*1000" office:value-type="float" office:value="723.143671485317" calcext:value-type="float">
            <text:p>723</text:p>
          </table:table-cell>
          <table:table-cell table:formula="of:=PINTERP([.$A$15:.$A$205];[.$B$15:.$B$205];([.N$6]+[.$E19]))*1000" office:value-type="float" office:value="722.270024141286" calcext:value-type="float">
            <text:p>722</text:p>
          </table:table-cell>
          <table:table-cell table:formula="of:=PINTERP([.$A$15:.$A$205];[.$B$15:.$B$205];([.O$6]+[.$E19]))*1000" office:value-type="float" office:value="721.402400813812" calcext:value-type="float">
            <text:p>721</text:p>
          </table:table-cell>
          <table:table-cell table:formula="of:=PINTERP([.$A$15:.$A$205];[.$B$15:.$B$205];([.P$6]+[.$E19]))*1000" office:value-type="float" office:value="720.540801502894" calcext:value-type="float">
            <text:p>721</text:p>
          </table:table-cell>
          <table:table-cell table:formula="of:=PINTERP([.$A$15:.$A$205];[.$B$15:.$B$205];([.Q$6]+[.$E19]))*1000" office:value-type="float" office:value="719.685226208533" calcext:value-type="float">
            <text:p>720</text:p>
          </table:table-cell>
          <table:table-cell table:formula="of:=PINTERP([.$A$15:.$A$205];[.$B$15:.$B$205];([.R$6]+[.$E19]))*1000" office:value-type="float" office:value="718.781614628377" calcext:value-type="float">
            <text:p>719</text:p>
          </table:table-cell>
          <table:table-cell table:formula="of:=PINTERP([.$A$15:.$A$205];[.$B$15:.$B$205];([.S$6]+[.$E19]))*1000" office:value-type="float" office:value="717.867346927132" calcext:value-type="float">
            <text:p>718</text:p>
          </table:table-cell>
          <table:table-cell table:formula="of:=PINTERP([.$A$15:.$A$205];[.$B$15:.$B$205];([.T$6]+[.$E19]))*1000" office:value-type="float" office:value="716.947868045202" calcext:value-type="float">
            <text:p>717</text:p>
          </table:table-cell>
          <table:table-cell table:formula="of:=PINTERP([.$A$15:.$A$205];[.$B$15:.$B$205];([.U$6]+[.$E19]))*1000" office:value-type="float" office:value="716.023177982592" calcext:value-type="float">
            <text:p>716</text:p>
          </table:table-cell>
          <table:table-cell table:formula="of:=PINTERP([.$A$15:.$A$205];[.$B$15:.$B$205];([.V$6]+[.$E19]))*1000" office:value-type="float" office:value="715.093276739286" calcext:value-type="float">
            <text:p>715</text:p>
          </table:table-cell>
          <table:table-cell table:formula="of:=PINTERP([.$A$15:.$A$205];[.$B$15:.$B$205];([.W$6]+[.$E19]))*1000" office:value-type="float" office:value="714.170588235313" calcext:value-type="float">
            <text:p>714</text:p>
          </table:table-cell>
          <table:table-cell table:formula="of:=PINTERP([.$A$15:.$A$205];[.$B$15:.$B$205];([.X$6]+[.$E19]))*1000" office:value-type="float" office:value="713.249019607861" calcext:value-type="float">
            <text:p>713</text:p>
          </table:table-cell>
          <table:table-cell table:formula="of:=PINTERP([.$A$15:.$A$205];[.$B$15:.$B$205];([.Y$6]+[.$E19]))*1000" office:value-type="float" office:value="712.32745098041" calcext:value-type="float">
            <text:p>712</text:p>
          </table:table-cell>
          <table:table-cell/>
          <table:table-cell office:value-type="float" office:value="2.2" calcext:value-type="float">
            <text:p>2,2</text:p>
          </table:table-cell>
          <table:table-cell/>
          <table:table-cell table:formula="of:=[.F19]-(2^8)*2" office:value-type="float" office:value="217.798828422899" calcext:value-type="float">
            <text:p>218</text:p>
          </table:table-cell>
          <table:table-cell table:formula="of:=[.G19]-(2^8)*2" office:value-type="float" office:value="216.891008374644" calcext:value-type="float">
            <text:p>217</text:p>
          </table:table-cell>
          <table:table-cell table:formula="of:=[.H19]-(2^8)*2" office:value-type="float" office:value="215.914080371813" calcext:value-type="float">
            <text:p>216</text:p>
          </table:table-cell>
          <table:table-cell table:formula="of:=[.I19]-(2^8)*2" office:value-type="float" office:value="214.932541098471" calcext:value-type="float">
            <text:p>215</text:p>
          </table:table-cell>
          <table:table-cell table:formula="of:=[.J19]-(2^8)*2" office:value-type="float" office:value="213.953965897851" calcext:value-type="float">
            <text:p>214</text:p>
          </table:table-cell>
          <table:table-cell table:formula="of:=[.K19]-(2^8)*2" office:value-type="float" office:value="212.978354769955" calcext:value-type="float">
            <text:p>213</text:p>
          </table:table-cell>
          <table:table-cell table:formula="of:=[.L19]-(2^8)*2" office:value-type="float" office:value="212.023342845896" calcext:value-type="float">
            <text:p>212</text:p>
          </table:table-cell>
          <table:table-cell table:formula="of:=[.M19]-(2^8)*2" office:value-type="float" office:value="211.143671485317" calcext:value-type="float">
            <text:p>211</text:p>
          </table:table-cell>
          <table:table-cell table:formula="of:=[.N19]-(2^8)*2" office:value-type="float" office:value="210.270024141286" calcext:value-type="float">
            <text:p>210</text:p>
          </table:table-cell>
          <table:table-cell table:formula="of:=[.O19]-(2^8)*2" office:value-type="float" office:value="209.402400813812" calcext:value-type="float">
            <text:p>209</text:p>
          </table:table-cell>
          <table:table-cell table:formula="of:=[.P19]-(2^8)*2" office:value-type="float" office:value="208.540801502894" calcext:value-type="float">
            <text:p>209</text:p>
          </table:table-cell>
          <table:table-cell table:formula="of:=[.Q19]-(2^8)*2" office:value-type="float" office:value="207.685226208533" calcext:value-type="float">
            <text:p>208</text:p>
          </table:table-cell>
          <table:table-cell table:formula="of:=[.R19]-(2^8)*2" office:value-type="float" office:value="206.781614628377" calcext:value-type="float">
            <text:p>207</text:p>
          </table:table-cell>
          <table:table-cell table:formula="of:=[.S19]-(2^8)*2" office:value-type="float" office:value="205.867346927132" calcext:value-type="float">
            <text:p>206</text:p>
          </table:table-cell>
          <table:table-cell table:formula="of:=[.T19]-(2^8)*2" office:value-type="float" office:value="204.947868045202" calcext:value-type="float">
            <text:p>205</text:p>
          </table:table-cell>
          <table:table-cell table:formula="of:=[.U19]-(2^8)*2" office:value-type="float" office:value="204.023177982592" calcext:value-type="float">
            <text:p>204</text:p>
          </table:table-cell>
          <table:table-cell table:formula="of:=[.V19]-(2^8)*2" office:value-type="float" office:value="203.093276739286" calcext:value-type="float">
            <text:p>203</text:p>
          </table:table-cell>
          <table:table-cell table:formula="of:=[.W19]-(2^8)*2" office:value-type="float" office:value="202.170588235312" calcext:value-type="float">
            <text:p>202</text:p>
          </table:table-cell>
          <table:table-cell table:formula="of:=[.X19]-(2^8)*2" office:value-type="float" office:value="201.249019607861" calcext:value-type="float">
            <text:p>201</text:p>
          </table:table-cell>
          <table:table-cell table:formula="of:=[.Y19]-(2^8)*2" office:value-type="float" office:value="200.32745098041" calcext:value-type="float">
            <text:p>200</text:p>
          </table:table-cell>
          <table:table-cell/>
          <table:table-cell table:style-name="ce10" office:value-type="float" office:value="2.2" calcext:value-type="float">
            <text:p>2,2</text:p>
          </table:table-cell>
          <table:table-cell table:style-name="ce10"/>
          <table:table-cell table:formula="of:=PINTERP([.$A$15:.$A$205];[.$C$15:.$C$205];([.AZ$6]+[.$E19]))*1000" office:value-type="float" office:value="862.557901925861" calcext:value-type="float">
            <text:p>863</text:p>
          </table:table-cell>
          <table:table-cell table:formula="of:=PINTERP([.$A$15:.$A$205];[.$C$15:.$C$205];([.BA$6]+[.$E19]))*1000" office:value-type="float" office:value="862.232674112744" calcext:value-type="float">
            <text:p>862</text:p>
          </table:table-cell>
          <table:table-cell table:formula="of:=PINTERP([.$A$15:.$A$205];[.$C$15:.$C$205];([.BB$6]+[.$E19]))*1000" office:value-type="float" office:value="862.020656151838" calcext:value-type="float">
            <text:p>862</text:p>
          </table:table-cell>
          <table:table-cell table:formula="of:=PINTERP([.$A$15:.$A$205];[.$C$15:.$C$205];([.BC$6]+[.$E19]))*1000" office:value-type="float" office:value="861.825275999785" calcext:value-type="float">
            <text:p>862</text:p>
          </table:table-cell>
          <table:table-cell table:formula="of:=PINTERP([.$A$15:.$A$205];[.$C$15:.$C$205];([.BD$6]+[.$E19]))*1000" office:value-type="float" office:value="861.633991416522" calcext:value-type="float">
            <text:p>862</text:p>
          </table:table-cell>
          <table:table-cell table:formula="of:=PINTERP([.$A$15:.$A$205];[.$C$15:.$C$205];([.BE$6]+[.$E19]))*1000" office:value-type="float" office:value="861.446802402049" calcext:value-type="float">
            <text:p>861</text:p>
          </table:table-cell>
          <table:table-cell table:formula="of:=PINTERP([.$A$15:.$A$205];[.$C$15:.$C$205];([.BF$6]+[.$E19]))*1000" office:value-type="float" office:value="861.242963296996" calcext:value-type="float">
            <text:p>861</text:p>
          </table:table-cell>
          <table:table-cell table:formula="of:=PINTERP([.$A$15:.$A$205];[.$C$15:.$C$205];([.BG$6]+[.$E19]))*1000" office:value-type="float" office:value="860.958289110704" calcext:value-type="float">
            <text:p>861</text:p>
          </table:table-cell>
          <table:table-cell table:formula="of:=PINTERP([.$A$15:.$A$205];[.$C$15:.$C$205];([.BH$6]+[.$E19]))*1000" office:value-type="float" office:value="860.674463805625" calcext:value-type="float">
            <text:p>861</text:p>
          </table:table-cell>
          <table:table-cell table:formula="of:=PINTERP([.$A$15:.$A$205];[.$C$15:.$C$205];([.BI$6]+[.$E19]))*1000" office:value-type="float" office:value="860.391487381762" calcext:value-type="float">
            <text:p>860</text:p>
          </table:table-cell>
          <table:table-cell table:formula="of:=PINTERP([.$A$15:.$A$205];[.$C$15:.$C$205];([.BJ$6]+[.$E19]))*1000" office:value-type="float" office:value="860.109359839113" calcext:value-type="float">
            <text:p>860</text:p>
          </table:table-cell>
          <table:table-cell table:formula="of:=PINTERP([.$A$15:.$A$205];[.$C$15:.$C$205];([.BK$6]+[.$E19]))*1000" office:value-type="float" office:value="859.828081177679" calcext:value-type="float">
            <text:p>860</text:p>
          </table:table-cell>
          <table:table-cell table:formula="of:=PINTERP([.$A$15:.$A$205];[.$C$15:.$C$205];([.BL$6]+[.$E19]))*1000" office:value-type="float" office:value="859.615320062312" calcext:value-type="float">
            <text:p>860</text:p>
          </table:table-cell>
          <table:table-cell table:formula="of:=PINTERP([.$A$15:.$A$205];[.$C$15:.$C$205];([.BM$6]+[.$E19]))*1000" office:value-type="float" office:value="859.421798148242" calcext:value-type="float">
            <text:p>859</text:p>
          </table:table-cell>
          <table:table-cell table:formula="of:=PINTERP([.$A$15:.$A$205];[.$C$15:.$C$205];([.BN$6]+[.$E19]))*1000" office:value-type="float" office:value="859.240568883327" calcext:value-type="float">
            <text:p>859</text:p>
          </table:table-cell>
          <table:table-cell table:formula="of:=PINTERP([.$A$15:.$A$205];[.$C$15:.$C$205];([.BO$6]+[.$E19]))*1000" office:value-type="float" office:value="859.071632267566" calcext:value-type="float">
            <text:p>859</text:p>
          </table:table-cell>
          <table:table-cell table:formula="of:=PINTERP([.$A$15:.$A$205];[.$C$15:.$C$205];([.BP$6]+[.$E19]))*1000" office:value-type="float" office:value="858.914988300958" calcext:value-type="float">
            <text:p>859</text:p>
          </table:table-cell>
          <table:table-cell table:formula="of:=PINTERP([.$A$15:.$A$205];[.$C$15:.$C$205];([.BQ$6]+[.$E19]))*1000" office:value-type="float" office:value="858.758823529413" calcext:value-type="float">
            <text:p>859</text:p>
          </table:table-cell>
          <table:table-cell table:formula="of:=PINTERP([.$A$15:.$A$205];[.$C$15:.$C$205];([.BR$6]+[.$E19]))*1000" office:value-type="float" office:value="858.601960784317" calcext:value-type="float">
            <text:p>859</text:p>
          </table:table-cell>
          <table:table-cell table:style-name="ce17" table:formula="of:=PINTERP([.$A$15:.$A$205];[.$C$15:.$C$205];([.BS$6]+[.$E19]))*1000" office:value-type="float" office:value="858.445098039219" calcext:value-type="float">
            <text:p>858</text:p>
          </table:table-cell>
          <table:table-cell table:style-name="ce17"/>
          <table:table-cell table:style-name="ce10" office:value-type="float" office:value="2.2" calcext:value-type="float">
            <text:p>2,2</text:p>
          </table:table-cell>
          <table:table-cell table:formula="of:=[.AZ19]-(2^8)*3" office:value-type="float" office:value="94.5579019258608" calcext:value-type="float">
            <text:p>95</text:p>
          </table:table-cell>
          <table:table-cell table:formula="of:=[.BA19]-(2^8)*3" office:value-type="float" office:value="94.2326741127442" calcext:value-type="float">
            <text:p>94</text:p>
          </table:table-cell>
          <table:table-cell table:formula="of:=[.BB19]-(2^8)*3" office:value-type="float" office:value="94.0206561518376" calcext:value-type="float">
            <text:p>94</text:p>
          </table:table-cell>
          <table:table-cell table:formula="of:=[.BC19]-(2^8)*3" office:value-type="float" office:value="93.8252759997849" calcext:value-type="float">
            <text:p>94</text:p>
          </table:table-cell>
          <table:table-cell table:formula="of:=[.BD19]-(2^8)*3" office:value-type="float" office:value="93.6339914165223" calcext:value-type="float">
            <text:p>94</text:p>
          </table:table-cell>
          <table:table-cell table:formula="of:=[.BE19]-(2^8)*3" office:value-type="float" office:value="93.4468024020495" calcext:value-type="float">
            <text:p>93</text:p>
          </table:table-cell>
          <table:table-cell table:formula="of:=[.BF19]-(2^8)*3" office:value-type="float" office:value="93.2429632969955" calcext:value-type="float">
            <text:p>93</text:p>
          </table:table-cell>
          <table:table-cell table:formula="of:=[.BG19]-(2^8)*3" office:value-type="float" office:value="92.9582891107044" calcext:value-type="float">
            <text:p>93</text:p>
          </table:table-cell>
          <table:table-cell table:formula="of:=[.BH19]-(2^8)*3" office:value-type="float" office:value="92.6744638056252" calcext:value-type="float">
            <text:p>93</text:p>
          </table:table-cell>
          <table:table-cell table:formula="of:=[.BI19]-(2^8)*3" office:value-type="float" office:value="92.3914873817617" calcext:value-type="float">
            <text:p>92</text:p>
          </table:table-cell>
          <table:table-cell table:style-name="ce15" table:formula="of:=[.BJ19]-(2^8)*3" office:value-type="float" office:value="92.1093598391127" calcext:value-type="float">
            <text:p>92</text:p>
          </table:table-cell>
          <table:table-cell table:style-name="ce15" table:formula="of:=[.BK19]-(2^8)*3" office:value-type="float" office:value="91.828081177679" calcext:value-type="float">
            <text:p>92</text:p>
          </table:table-cell>
          <table:table-cell table:style-name="ce15" table:formula="of:=[.BL19]-(2^8)*3" office:value-type="float" office:value="91.6153200623122" calcext:value-type="float">
            <text:p>92</text:p>
          </table:table-cell>
          <table:table-cell table:style-name="ce15" table:formula="of:=[.BM19]-(2^8)*3" office:value-type="float" office:value="91.4217981482421" calcext:value-type="float">
            <text:p>91</text:p>
          </table:table-cell>
          <table:table-cell table:style-name="ce15" table:formula="of:=[.BN19]-(2^8)*3" office:value-type="float" office:value="91.2405688833268" calcext:value-type="float">
            <text:p>91</text:p>
          </table:table-cell>
          <table:table-cell table:style-name="ce15" table:formula="of:=[.BO19]-(2^8)*3" office:value-type="float" office:value="91.0716322675655" calcext:value-type="float">
            <text:p>91</text:p>
          </table:table-cell>
          <table:table-cell table:style-name="ce15" table:formula="of:=[.BP19]-(2^8)*3" office:value-type="float" office:value="90.9149883009585" calcext:value-type="float">
            <text:p>91</text:p>
          </table:table-cell>
          <table:table-cell table:style-name="ce15" table:formula="of:=[.BQ19]-(2^8)*3" office:value-type="float" office:value="90.7588235294134" calcext:value-type="float">
            <text:p>91</text:p>
          </table:table-cell>
          <table:table-cell table:style-name="ce15" table:formula="of:=[.BR19]-(2^8)*3" office:value-type="float" office:value="90.6019607843167" calcext:value-type="float">
            <text:p>91</text:p>
          </table:table-cell>
          <table:table-cell table:style-name="ce15" table:formula="of:=[.BS19]-(2^8)*3" office:value-type="float" office:value="90.4450980392187" calcext:value-type="float">
            <text:p>90</text:p>
          </table:table-cell>
        </table:table-row>
        <table:table-row table:style-name="ro2">
          <table:table-cell office:value-type="float" office:value="78.227" calcext:value-type="float">
            <text:p>78,227</text:p>
          </table:table-cell>
          <table:table-cell office:value-type="percentage" office:value="0.9541" calcext:value-type="percentage">
            <text:p>95,41%</text:p>
          </table:table-cell>
          <table:table-cell office:value-type="percentage" office:value="0.9569" calcext:value-type="percentage">
            <text:p>95,69%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PINTERP([.$A$15:.$A$205];[.$B$15:.$B$205];([.F$6]+[.$E20]))*1000" office:value-type="float" office:value="711.40588235294" calcext:value-type="float">
            <text:p>711</text:p>
          </table:table-cell>
          <table:table-cell table:formula="of:=PINTERP([.$A$15:.$A$205];[.$B$15:.$B$205];([.G$6]+[.$E20]))*1000" office:value-type="float" office:value="710.48431372549" calcext:value-type="float">
            <text:p>710</text:p>
          </table:table-cell>
          <table:table-cell table:formula="of:=PINTERP([.$A$15:.$A$205];[.$B$15:.$B$205];([.H$6]+[.$E20]))*1000" office:value-type="float" office:value="709.513746801797" calcext:value-type="float">
            <text:p>710</text:p>
          </table:table-cell>
          <table:table-cell table:formula="of:=PINTERP([.$A$15:.$A$205];[.$B$15:.$B$205];([.I$6]+[.$E20]))*1000" office:value-type="float" office:value="708.557851660225" calcext:value-type="float">
            <text:p>709</text:p>
          </table:table-cell>
          <table:table-cell table:formula="of:=PINTERP([.$A$15:.$A$205];[.$B$15:.$B$205];([.J$6]+[.$E20]))*1000" office:value-type="float" office:value="707.631869136629" calcext:value-type="float">
            <text:p>708</text:p>
          </table:table-cell>
          <table:table-cell table:formula="of:=PINTERP([.$A$15:.$A$205];[.$B$15:.$B$205];([.K$6]+[.$E20]))*1000" office:value-type="float" office:value="706.735799231011" calcext:value-type="float">
            <text:p>707</text:p>
          </table:table-cell>
          <table:table-cell table:formula="of:=PINTERP([.$A$15:.$A$205];[.$B$15:.$B$205];([.L$6]+[.$E20]))*1000" office:value-type="float" office:value="705.86964194337" calcext:value-type="float">
            <text:p>706</text:p>
          </table:table-cell>
          <table:table-cell table:formula="of:=PINTERP([.$A$15:.$A$205];[.$B$15:.$B$205];([.M$6]+[.$E20]))*1000" office:value-type="float" office:value="705.278407143909" calcext:value-type="float">
            <text:p>705</text:p>
          </table:table-cell>
          <table:table-cell table:formula="of:=PINTERP([.$A$15:.$A$205];[.$B$15:.$B$205];([.N$6]+[.$E20]))*1000" office:value-type="float" office:value="704.760895920466" calcext:value-type="float">
            <text:p>705</text:p>
          </table:table-cell>
          <table:table-cell table:formula="of:=PINTERP([.$A$15:.$A$205];[.$B$15:.$B$205];([.O$6]+[.$E20]))*1000" office:value-type="float" office:value="704.253917859999" calcext:value-type="float">
            <text:p>704</text:p>
          </table:table-cell>
          <table:table-cell table:formula="of:=PINTERP([.$A$15:.$A$205];[.$B$15:.$B$205];([.P$6]+[.$E20]))*1000" office:value-type="float" office:value="703.757472962504" calcext:value-type="float">
            <text:p>704</text:p>
          </table:table-cell>
          <table:table-cell table:formula="of:=PINTERP([.$A$15:.$A$205];[.$B$15:.$B$205];([.Q$6]+[.$E20]))*1000" office:value-type="float" office:value="703.271561227985" calcext:value-type="float">
            <text:p>703</text:p>
          </table:table-cell>
          <table:table-cell table:formula="of:=PINTERP([.$A$15:.$A$205];[.$B$15:.$B$205];([.R$6]+[.$E20]))*1000" office:value-type="float" office:value="702.79618265644" calcext:value-type="float">
            <text:p>703</text:p>
          </table:table-cell>
          <table:table-cell table:formula="of:=PINTERP([.$A$15:.$A$205];[.$B$15:.$B$205];([.S$6]+[.$E20]))*1000" office:value-type="float" office:value="702.331337247869" calcext:value-type="float">
            <text:p>702</text:p>
          </table:table-cell>
          <table:table-cell table:formula="of:=PINTERP([.$A$15:.$A$205];[.$B$15:.$B$205];([.T$6]+[.$E20]))*1000" office:value-type="float" office:value="701.877025002273" calcext:value-type="float">
            <text:p>702</text:p>
          </table:table-cell>
          <table:table-cell table:formula="of:=PINTERP([.$A$15:.$A$205];[.$B$15:.$B$205];([.U$6]+[.$E20]))*1000" office:value-type="float" office:value="701.433245919656" calcext:value-type="float">
            <text:p>701</text:p>
          </table:table-cell>
          <table:table-cell table:formula="of:=PINTERP([.$A$15:.$A$205];[.$B$15:.$B$205];([.V$6]+[.$E20]))*1000" office:value-type="float" office:value="701.000000000008" calcext:value-type="float">
            <text:p>701</text:p>
          </table:table-cell>
          <table:table-cell table:formula="of:=PINTERP([.$A$15:.$A$205];[.$B$15:.$B$205];([.W$6]+[.$E20]))*1000" office:value-type="float" office:value="700.264727030067" calcext:value-type="float">
            <text:p>700</text:p>
          </table:table-cell>
          <table:table-cell table:formula="of:=PINTERP([.$A$15:.$A$205];[.$B$15:.$B$205];([.X$6]+[.$E20]))*1000" office:value-type="float" office:value="699.510229914765" calcext:value-type="float">
            <text:p>700</text:p>
          </table:table-cell>
          <table:table-cell table:formula="of:=PINTERP([.$A$15:.$A$205];[.$B$15:.$B$205];([.Y$6]+[.$E20]))*1000" office:value-type="float" office:value="698.736508654109" calcext:value-type="float">
            <text:p>699</text:p>
          </table:table-cell>
          <table:table-cell/>
          <table:table-cell office:value-type="float" office:value="2.4" calcext:value-type="float">
            <text:p>2,4</text:p>
          </table:table-cell>
          <table:table-cell/>
          <table:table-cell table:formula="of:=[.F20]-(2^8)*2" office:value-type="float" office:value="199.40588235294" calcext:value-type="float">
            <text:p>199</text:p>
          </table:table-cell>
          <table:table-cell table:formula="of:=[.G20]-(2^8)*2" office:value-type="float" office:value="198.48431372549" calcext:value-type="float">
            <text:p>198</text:p>
          </table:table-cell>
          <table:table-cell table:formula="of:=[.H20]-(2^8)*2" office:value-type="float" office:value="197.513746801797" calcext:value-type="float">
            <text:p>198</text:p>
          </table:table-cell>
          <table:table-cell table:formula="of:=[.I20]-(2^8)*2" office:value-type="float" office:value="196.557851660225" calcext:value-type="float">
            <text:p>197</text:p>
          </table:table-cell>
          <table:table-cell table:formula="of:=[.J20]-(2^8)*2" office:value-type="float" office:value="195.631869136629" calcext:value-type="float">
            <text:p>196</text:p>
          </table:table-cell>
          <table:table-cell table:formula="of:=[.K20]-(2^8)*2" office:value-type="float" office:value="194.735799231011" calcext:value-type="float">
            <text:p>195</text:p>
          </table:table-cell>
          <table:table-cell table:formula="of:=[.L20]-(2^8)*2" office:value-type="float" office:value="193.86964194337" calcext:value-type="float">
            <text:p>194</text:p>
          </table:table-cell>
          <table:table-cell table:formula="of:=[.M20]-(2^8)*2" office:value-type="float" office:value="193.278407143909" calcext:value-type="float">
            <text:p>193</text:p>
          </table:table-cell>
          <table:table-cell table:formula="of:=[.N20]-(2^8)*2" office:value-type="float" office:value="192.760895920466" calcext:value-type="float">
            <text:p>193</text:p>
          </table:table-cell>
          <table:table-cell table:formula="of:=[.O20]-(2^8)*2" office:value-type="float" office:value="192.253917859999" calcext:value-type="float">
            <text:p>192</text:p>
          </table:table-cell>
          <table:table-cell table:formula="of:=[.P20]-(2^8)*2" office:value-type="float" office:value="191.757472962504" calcext:value-type="float">
            <text:p>192</text:p>
          </table:table-cell>
          <table:table-cell table:formula="of:=[.Q20]-(2^8)*2" office:value-type="float" office:value="191.271561227985" calcext:value-type="float">
            <text:p>191</text:p>
          </table:table-cell>
          <table:table-cell table:formula="of:=[.R20]-(2^8)*2" office:value-type="float" office:value="190.79618265644" calcext:value-type="float">
            <text:p>191</text:p>
          </table:table-cell>
          <table:table-cell table:formula="of:=[.S20]-(2^8)*2" office:value-type="float" office:value="190.331337247869" calcext:value-type="float">
            <text:p>190</text:p>
          </table:table-cell>
          <table:table-cell table:formula="of:=[.T20]-(2^8)*2" office:value-type="float" office:value="189.877025002273" calcext:value-type="float">
            <text:p>190</text:p>
          </table:table-cell>
          <table:table-cell table:formula="of:=[.U20]-(2^8)*2" office:value-type="float" office:value="189.433245919656" calcext:value-type="float">
            <text:p>189</text:p>
          </table:table-cell>
          <table:table-cell table:formula="of:=[.V20]-(2^8)*2" office:value-type="float" office:value="189.000000000008" calcext:value-type="float">
            <text:p>189</text:p>
          </table:table-cell>
          <table:table-cell table:formula="of:=[.W20]-(2^8)*2" office:value-type="float" office:value="188.264727030067" calcext:value-type="float">
            <text:p>188</text:p>
          </table:table-cell>
          <table:table-cell table:formula="of:=[.X20]-(2^8)*2" office:value-type="float" office:value="187.510229914765" calcext:value-type="float">
            <text:p>188</text:p>
          </table:table-cell>
          <table:table-cell table:formula="of:=[.Y20]-(2^8)*2" office:value-type="float" office:value="186.736508654109" calcext:value-type="float">
            <text:p>187</text:p>
          </table:table-cell>
          <table:table-cell/>
          <table:table-cell table:style-name="ce10" office:value-type="float" office:value="2.4" calcext:value-type="float">
            <text:p>2,4</text:p>
          </table:table-cell>
          <table:table-cell table:style-name="ce10"/>
          <table:table-cell table:formula="of:=PINTERP([.$A$15:.$A$205];[.$C$15:.$C$205];([.AZ$6]+[.$E20]))*1000" office:value-type="float" office:value="858.288235294118" calcext:value-type="float">
            <text:p>858</text:p>
          </table:table-cell>
          <table:table-cell table:formula="of:=PINTERP([.$A$15:.$A$205];[.$C$15:.$C$205];([.BA$6]+[.$E20]))*1000" office:value-type="float" office:value="858.13137254902" calcext:value-type="float">
            <text:p>858</text:p>
          </table:table-cell>
          <table:table-cell table:formula="of:=PINTERP([.$A$15:.$A$205];[.$C$15:.$C$205];([.BB$6]+[.$E20]))*1000" office:value-type="float" office:value="857.956790658035" calcext:value-type="float">
            <text:p>858</text:p>
          </table:table-cell>
          <table:table-cell table:formula="of:=PINTERP([.$A$15:.$A$205];[.$C$15:.$C$205];([.BC$6]+[.$E20]))*1000" office:value-type="float" office:value="857.777355413774" calcext:value-type="float">
            <text:p>858</text:p>
          </table:table-cell>
          <table:table-cell table:formula="of:=PINTERP([.$A$15:.$A$205];[.$C$15:.$C$205];([.BD$6]+[.$E20]))*1000" office:value-type="float" office:value="857.59744953973" calcext:value-type="float">
            <text:p>858</text:p>
          </table:table-cell>
          <table:table-cell table:formula="of:=PINTERP([.$A$15:.$A$205];[.$C$15:.$C$205];([.BE$6]+[.$E20]))*1000" office:value-type="float" office:value="857.417073035904" calcext:value-type="float">
            <text:p>857</text:p>
          </table:table-cell>
          <table:table-cell table:formula="of:=PINTERP([.$A$15:.$A$205];[.$C$15:.$C$205];([.BF$6]+[.$E20]))*1000" office:value-type="float" office:value="857.236225902296" calcext:value-type="float">
            <text:p>857</text:p>
          </table:table-cell>
          <table:table-cell table:formula="of:=PINTERP([.$A$15:.$A$205];[.$C$15:.$C$205];([.BG$6]+[.$E20]))*1000" office:value-type="float" office:value="857.100680597933" calcext:value-type="float">
            <text:p>857</text:p>
          </table:table-cell>
          <table:table-cell table:formula="of:=PINTERP([.$A$15:.$A$205];[.$C$15:.$C$205];([.BH$6]+[.$E20]))*1000" office:value-type="float" office:value="856.970748950967" calcext:value-type="float">
            <text:p>857</text:p>
          </table:table-cell>
          <table:table-cell table:formula="of:=PINTERP([.$A$15:.$A$205];[.$C$15:.$C$205];([.BI$6]+[.$E20]))*1000" office:value-type="float" office:value="856.834392421356" calcext:value-type="float">
            <text:p>857</text:p>
          </table:table-cell>
          <table:table-cell table:formula="of:=PINTERP([.$A$15:.$A$205];[.$C$15:.$C$205];([.BJ$6]+[.$E20]))*1000" office:value-type="float" office:value="856.691611009099" calcext:value-type="float">
            <text:p>857</text:p>
          </table:table-cell>
          <table:table-cell table:formula="of:=PINTERP([.$A$15:.$A$205];[.$C$15:.$C$205];([.BK$6]+[.$E20]))*1000" office:value-type="float" office:value="856.542404714196" calcext:value-type="float">
            <text:p>857</text:p>
          </table:table-cell>
          <table:table-cell table:formula="of:=PINTERP([.$A$15:.$A$205];[.$C$15:.$C$205];([.BL$6]+[.$E20]))*1000" office:value-type="float" office:value="856.386773536649" calcext:value-type="float">
            <text:p>856</text:p>
          </table:table-cell>
          <table:table-cell table:formula="of:=PINTERP([.$A$15:.$A$205];[.$C$15:.$C$205];([.BM$6]+[.$E20]))*1000" office:value-type="float" office:value="856.224717476455" calcext:value-type="float">
            <text:p>856</text:p>
          </table:table-cell>
          <table:table-cell table:formula="of:=PINTERP([.$A$15:.$A$205];[.$C$15:.$C$205];([.BN$6]+[.$E20]))*1000" office:value-type="float" office:value="856.056236533616" calcext:value-type="float">
            <text:p>856</text:p>
          </table:table-cell>
          <table:table-cell table:formula="of:=PINTERP([.$A$15:.$A$205];[.$C$15:.$C$205];([.BO$6]+[.$E20]))*1000" office:value-type="float" office:value="855.881330708132" calcext:value-type="float">
            <text:p>856</text:p>
          </table:table-cell>
          <table:table-cell table:formula="of:=PINTERP([.$A$15:.$A$205];[.$C$15:.$C$205];([.BP$6]+[.$E20]))*1000" office:value-type="float" office:value="855.700000000001" calcext:value-type="float">
            <text:p>856</text:p>
          </table:table-cell>
          <table:table-cell table:formula="of:=PINTERP([.$A$15:.$A$205];[.$C$15:.$C$205];([.BQ$6]+[.$E20]))*1000" office:value-type="float" office:value="855.406029342119" calcext:value-type="float">
            <text:p>855</text:p>
          </table:table-cell>
          <table:table-cell table:formula="of:=PINTERP([.$A$15:.$A$205];[.$C$15:.$C$205];([.BR$6]+[.$E20]))*1000" office:value-type="float" office:value="855.116313614059" calcext:value-type="float">
            <text:p>855</text:p>
          </table:table-cell>
          <table:table-cell table:style-name="ce17" table:formula="of:=PINTERP([.$A$15:.$A$205];[.$C$15:.$C$205];([.BS$6]+[.$E20]))*1000" office:value-type="float" office:value="854.830852815815" calcext:value-type="float">
            <text:p>855</text:p>
          </table:table-cell>
          <table:table-cell table:style-name="ce17"/>
          <table:table-cell table:style-name="ce10" office:value-type="float" office:value="2.4" calcext:value-type="float">
            <text:p>2,4</text:p>
          </table:table-cell>
          <table:table-cell table:formula="of:=[.AZ20]-(2^8)*3" office:value-type="float" office:value="90.2882352941176" calcext:value-type="float">
            <text:p>90</text:p>
          </table:table-cell>
          <table:table-cell table:formula="of:=[.BA20]-(2^8)*3" office:value-type="float" office:value="90.1313725490196" calcext:value-type="float">
            <text:p>90</text:p>
          </table:table-cell>
          <table:table-cell table:formula="of:=[.BB20]-(2^8)*3" office:value-type="float" office:value="89.9567906580346" calcext:value-type="float">
            <text:p>90</text:p>
          </table:table-cell>
          <table:table-cell table:formula="of:=[.BC20]-(2^8)*3" office:value-type="float" office:value="89.7773554137738" calcext:value-type="float">
            <text:p>90</text:p>
          </table:table-cell>
          <table:table-cell table:formula="of:=[.BD20]-(2^8)*3" office:value-type="float" office:value="89.5974495397303" calcext:value-type="float">
            <text:p>90</text:p>
          </table:table-cell>
          <table:table-cell table:formula="of:=[.BE20]-(2^8)*3" office:value-type="float" office:value="89.4170730359041" calcext:value-type="float">
            <text:p>89</text:p>
          </table:table-cell>
          <table:table-cell table:formula="of:=[.BF20]-(2^8)*3" office:value-type="float" office:value="89.2362259022956" calcext:value-type="float">
            <text:p>89</text:p>
          </table:table-cell>
          <table:table-cell table:formula="of:=[.BG20]-(2^8)*3" office:value-type="float" office:value="89.1006805979331" calcext:value-type="float">
            <text:p>89</text:p>
          </table:table-cell>
          <table:table-cell table:formula="of:=[.BH20]-(2^8)*3" office:value-type="float" office:value="88.9707489509672" calcext:value-type="float">
            <text:p>89</text:p>
          </table:table-cell>
          <table:table-cell table:formula="of:=[.BI20]-(2^8)*3" office:value-type="float" office:value="88.8343924213557" calcext:value-type="float">
            <text:p>89</text:p>
          </table:table-cell>
          <table:table-cell table:style-name="ce15" table:formula="of:=[.BJ20]-(2^8)*3" office:value-type="float" office:value="88.6916110090988" calcext:value-type="float">
            <text:p>89</text:p>
          </table:table-cell>
          <table:table-cell table:style-name="ce15" table:formula="of:=[.BK20]-(2^8)*3" office:value-type="float" office:value="88.5424047141962" calcext:value-type="float">
            <text:p>89</text:p>
          </table:table-cell>
          <table:table-cell table:style-name="ce15" table:formula="of:=[.BL20]-(2^8)*3" office:value-type="float" office:value="88.3867735366485" calcext:value-type="float">
            <text:p>88</text:p>
          </table:table-cell>
          <table:table-cell table:style-name="ce15" table:formula="of:=[.BM20]-(2^8)*3" office:value-type="float" office:value="88.2247174764548" calcext:value-type="float">
            <text:p>88</text:p>
          </table:table-cell>
          <table:table-cell table:style-name="ce15" table:formula="of:=[.BN20]-(2^8)*3" office:value-type="float" office:value="88.056236533616" calcext:value-type="float">
            <text:p>88</text:p>
          </table:table-cell>
          <table:table-cell table:style-name="ce15" table:formula="of:=[.BO20]-(2^8)*3" office:value-type="float" office:value="87.8813307081316" calcext:value-type="float">
            <text:p>88</text:p>
          </table:table-cell>
          <table:table-cell table:style-name="ce15" table:formula="of:=[.BP20]-(2^8)*3" office:value-type="float" office:value="87.7000000000015" calcext:value-type="float">
            <text:p>88</text:p>
          </table:table-cell>
          <table:table-cell table:style-name="ce15" table:formula="of:=[.BQ20]-(2^8)*3" office:value-type="float" office:value="87.4060293421193" calcext:value-type="float">
            <text:p>87</text:p>
          </table:table-cell>
          <table:table-cell table:style-name="ce15" table:formula="of:=[.BR20]-(2^8)*3" office:value-type="float" office:value="87.1163136140588" calcext:value-type="float">
            <text:p>87</text:p>
          </table:table-cell>
          <table:table-cell table:style-name="ce15" table:formula="of:=[.BS20]-(2^8)*3" office:value-type="float" office:value="86.8308528158152" calcext:value-type="float">
            <text:p>87</text:p>
          </table:table-cell>
        </table:table-row>
        <table:table-row table:style-name="ro2">
          <table:table-cell table:style-name="ce4" office:value-type="float" office:value="78.241" calcext:value-type="float">
            <text:p>78,241</text:p>
          </table:table-cell>
          <table:table-cell table:style-name="ce8" office:value-type="percentage" office:value="0.9506" calcext:value-type="percentage">
            <text:p>95,06%</text:p>
          </table:table-cell>
          <table:table-cell table:style-name="ce8" office:value-type="percentage" office:value="0.9542" calcext:value-type="percentage">
            <text:p>95,42%</text:p>
          </table:table-cell>
          <table:table-cell/>
          <table:table-cell office:value-type="float" office:value="2.6" calcext:value-type="float">
            <text:p>2,6</text:p>
          </table:table-cell>
          <table:table-cell table:formula="of:=PINTERP([.$A$15:.$A$205];[.$B$15:.$B$205];([.F$6]+[.$E21]))*1000" office:value-type="float" office:value="697.943563248084" calcext:value-type="float">
            <text:p>698</text:p>
          </table:table-cell>
          <table:table-cell table:formula="of:=PINTERP([.$A$15:.$A$205];[.$B$15:.$B$205];([.G$6]+[.$E21]))*1000" office:value-type="float" office:value="697.13139369672" calcext:value-type="float">
            <text:p>697</text:p>
          </table:table-cell>
          <table:table-cell table:formula="of:=PINTERP([.$A$15:.$A$205];[.$B$15:.$B$205];([.H$6]+[.$E21]))*1000" office:value-type="float" office:value="696.3" calcext:value-type="float">
            <text:p>696</text:p>
          </table:table-cell>
          <table:table-cell table:formula="of:=PINTERP([.$A$15:.$A$205];[.$B$15:.$B$205];([.I$6]+[.$E21]))*1000" office:value-type="float" office:value="695.552272727274" calcext:value-type="float">
            <text:p>696</text:p>
          </table:table-cell>
          <table:table-cell table:formula="of:=PINTERP([.$A$15:.$A$205];[.$B$15:.$B$205];([.J$6]+[.$E21]))*1000" office:value-type="float" office:value="694.790303030304" calcext:value-type="float">
            <text:p>695</text:p>
          </table:table-cell>
          <table:table-cell table:formula="of:=PINTERP([.$A$15:.$A$205];[.$B$15:.$B$205];([.K$6]+[.$E21]))*1000" office:value-type="float" office:value="694.014090909091" calcext:value-type="float">
            <text:p>694</text:p>
          </table:table-cell>
          <table:table-cell table:formula="of:=PINTERP([.$A$15:.$A$205];[.$B$15:.$B$205];([.L$6]+[.$E21]))*1000" office:value-type="float" office:value="693.223636363637" calcext:value-type="float">
            <text:p>693</text:p>
          </table:table-cell>
          <table:table-cell table:formula="of:=PINTERP([.$A$15:.$A$205];[.$B$15:.$B$205];([.M$6]+[.$E21]))*1000" office:value-type="float" office:value="692.418939393948" calcext:value-type="float">
            <text:p>692</text:p>
          </table:table-cell>
          <table:table-cell table:formula="of:=PINTERP([.$A$15:.$A$205];[.$B$15:.$B$205];([.N$6]+[.$E21]))*1000" office:value-type="float" office:value="691.600000000008" calcext:value-type="float">
            <text:p>692</text:p>
          </table:table-cell>
          <table:table-cell table:formula="of:=PINTERP([.$A$15:.$A$205];[.$B$15:.$B$205];([.O$6]+[.$E21]))*1000" office:value-type="float" office:value="690.692484848495" calcext:value-type="float">
            <text:p>691</text:p>
          </table:table-cell>
          <table:table-cell table:formula="of:=PINTERP([.$A$15:.$A$205];[.$B$15:.$B$205];([.P$6]+[.$E21]))*1000" office:value-type="float" office:value="689.768727272737" calcext:value-type="float">
            <text:p>690</text:p>
          </table:table-cell>
          <table:table-cell table:formula="of:=PINTERP([.$A$15:.$A$205];[.$B$15:.$B$205];([.Q$6]+[.$E21]))*1000" office:value-type="float" office:value="688.828727272737" calcext:value-type="float">
            <text:p>689</text:p>
          </table:table-cell>
          <table:table-cell table:formula="of:=PINTERP([.$A$15:.$A$205];[.$B$15:.$B$205];([.R$6]+[.$E21]))*1000" office:value-type="float" office:value="687.872484848495" calcext:value-type="float">
            <text:p>688</text:p>
          </table:table-cell>
          <table:table-cell table:formula="of:=PINTERP([.$A$15:.$A$205];[.$B$15:.$B$205];([.S$6]+[.$E21]))*1000" office:value-type="float" office:value="686.90000000001" calcext:value-type="float">
            <text:p>687</text:p>
          </table:table-cell>
          <table:table-cell table:formula="of:=PINTERP([.$A$15:.$A$205];[.$B$15:.$B$205];([.T$6]+[.$E21]))*1000" office:value-type="float" office:value="685.997333333343" calcext:value-type="float">
            <text:p>686</text:p>
          </table:table-cell>
          <table:table-cell table:formula="of:=PINTERP([.$A$15:.$A$205];[.$B$15:.$B$205];([.U$6]+[.$E21]))*1000" office:value-type="float" office:value="685.066000000019" calcext:value-type="float">
            <text:p>685</text:p>
          </table:table-cell>
          <table:table-cell table:formula="of:=PINTERP([.$A$15:.$A$205];[.$B$15:.$B$205];([.V$6]+[.$E21]))*1000" office:value-type="float" office:value="684.106000000019" calcext:value-type="float">
            <text:p>684</text:p>
          </table:table-cell>
          <table:table-cell table:formula="of:=PINTERP([.$A$15:.$A$205];[.$B$15:.$B$205];([.W$6]+[.$E21]))*1000" office:value-type="float" office:value="683.117333333354" calcext:value-type="float">
            <text:p>683</text:p>
          </table:table-cell>
          <table:table-cell table:formula="of:=PINTERP([.$A$15:.$A$205];[.$B$15:.$B$205];([.X$6]+[.$E21]))*1000" office:value-type="float" office:value="682.100000000021" calcext:value-type="float">
            <text:p>682</text:p>
          </table:table-cell>
          <table:table-cell table:formula="of:=PINTERP([.$A$15:.$A$205];[.$B$15:.$B$205];([.Y$6]+[.$E21]))*1000" office:value-type="float" office:value="680.935312500023" calcext:value-type="float">
            <text:p>681</text:p>
          </table:table-cell>
          <table:table-cell/>
          <table:table-cell office:value-type="float" office:value="2.6" calcext:value-type="float">
            <text:p>2,6</text:p>
          </table:table-cell>
          <table:table-cell/>
          <table:table-cell table:formula="of:=[.F21]-(2^8)*2" office:value-type="float" office:value="185.943563248084" calcext:value-type="float">
            <text:p>186</text:p>
          </table:table-cell>
          <table:table-cell table:formula="of:=[.G21]-(2^8)*2" office:value-type="float" office:value="185.13139369672" calcext:value-type="float">
            <text:p>185</text:p>
          </table:table-cell>
          <table:table-cell table:formula="of:=[.H21]-(2^8)*2" office:value-type="float" office:value="184.3" calcext:value-type="float">
            <text:p>184</text:p>
          </table:table-cell>
          <table:table-cell table:formula="of:=[.I21]-(2^8)*2" office:value-type="float" office:value="183.552272727273" calcext:value-type="float">
            <text:p>184</text:p>
          </table:table-cell>
          <table:table-cell table:formula="of:=[.J21]-(2^8)*2" office:value-type="float" office:value="182.790303030303" calcext:value-type="float">
            <text:p>183</text:p>
          </table:table-cell>
          <table:table-cell table:formula="of:=[.K21]-(2^8)*2" office:value-type="float" office:value="182.014090909091" calcext:value-type="float">
            <text:p>182</text:p>
          </table:table-cell>
          <table:table-cell table:formula="of:=[.L21]-(2^8)*2" office:value-type="float" office:value="181.223636363637" calcext:value-type="float">
            <text:p>181</text:p>
          </table:table-cell>
          <table:table-cell table:formula="of:=[.M21]-(2^8)*2" office:value-type="float" office:value="180.418939393948" calcext:value-type="float">
            <text:p>180</text:p>
          </table:table-cell>
          <table:table-cell table:formula="of:=[.N21]-(2^8)*2" office:value-type="float" office:value="179.600000000008" calcext:value-type="float">
            <text:p>180</text:p>
          </table:table-cell>
          <table:table-cell table:formula="of:=[.O21]-(2^8)*2" office:value-type="float" office:value="178.692484848495" calcext:value-type="float">
            <text:p>179</text:p>
          </table:table-cell>
          <table:table-cell table:formula="of:=[.P21]-(2^8)*2" office:value-type="float" office:value="177.768727272737" calcext:value-type="float">
            <text:p>178</text:p>
          </table:table-cell>
          <table:table-cell table:formula="of:=[.Q21]-(2^8)*2" office:value-type="float" office:value="176.828727272737" calcext:value-type="float">
            <text:p>177</text:p>
          </table:table-cell>
          <table:table-cell table:formula="of:=[.R21]-(2^8)*2" office:value-type="float" office:value="175.872484848495" calcext:value-type="float">
            <text:p>176</text:p>
          </table:table-cell>
          <table:table-cell table:formula="of:=[.S21]-(2^8)*2" office:value-type="float" office:value="174.90000000001" calcext:value-type="float">
            <text:p>175</text:p>
          </table:table-cell>
          <table:table-cell table:formula="of:=[.T21]-(2^8)*2" office:value-type="float" office:value="173.997333333343" calcext:value-type="float">
            <text:p>174</text:p>
          </table:table-cell>
          <table:table-cell table:formula="of:=[.U21]-(2^8)*2" office:value-type="float" office:value="173.066000000019" calcext:value-type="float">
            <text:p>173</text:p>
          </table:table-cell>
          <table:table-cell table:formula="of:=[.V21]-(2^8)*2" office:value-type="float" office:value="172.106000000019" calcext:value-type="float">
            <text:p>172</text:p>
          </table:table-cell>
          <table:table-cell table:formula="of:=[.W21]-(2^8)*2" office:value-type="float" office:value="171.117333333354" calcext:value-type="float">
            <text:p>171</text:p>
          </table:table-cell>
          <table:table-cell table:formula="of:=[.X21]-(2^8)*2" office:value-type="float" office:value="170.100000000021" calcext:value-type="float">
            <text:p>170</text:p>
          </table:table-cell>
          <table:table-cell table:formula="of:=[.Y21]-(2^8)*2" office:value-type="float" office:value="168.935312500023" calcext:value-type="float">
            <text:p>169</text:p>
          </table:table-cell>
          <table:table-cell/>
          <table:table-cell table:style-name="ce10" office:value-type="float" office:value="2.6" calcext:value-type="float">
            <text:p>2,6</text:p>
          </table:table-cell>
          <table:table-cell table:style-name="ce10"/>
          <table:table-cell table:formula="of:=PINTERP([.$A$15:.$A$205];[.$C$15:.$C$205];([.AZ$6]+[.$E21]))*1000" office:value-type="float" office:value="854.549646947386" calcext:value-type="float">
            <text:p>855</text:p>
          </table:table-cell>
          <table:table-cell table:formula="of:=PINTERP([.$A$15:.$A$205];[.$C$15:.$C$205];([.BA$6]+[.$E21]))*1000" office:value-type="float" office:value="854.272696008783" calcext:value-type="float">
            <text:p>854</text:p>
          </table:table-cell>
          <table:table-cell table:formula="of:=PINTERP([.$A$15:.$A$205];[.$C$15:.$C$205];([.BB$6]+[.$E21]))*1000" office:value-type="float" office:value="854" calcext:value-type="float">
            <text:p>854</text:p>
          </table:table-cell>
          <table:table-cell table:formula="of:=PINTERP([.$A$15:.$A$205];[.$C$15:.$C$205];([.BC$6]+[.$E21]))*1000" office:value-type="float" office:value="853.841477272727" calcext:value-type="float">
            <text:p>854</text:p>
          </table:table-cell>
          <table:table-cell table:formula="of:=PINTERP([.$A$15:.$A$205];[.$C$15:.$C$205];([.BD$6]+[.$E21]))*1000" office:value-type="float" office:value="853.69303030303" calcext:value-type="float">
            <text:p>854</text:p>
          </table:table-cell>
          <table:table-cell table:formula="of:=PINTERP([.$A$15:.$A$205];[.$C$15:.$C$205];([.BE$6]+[.$E21]))*1000" office:value-type="float" office:value="853.554659090909" calcext:value-type="float">
            <text:p>854</text:p>
          </table:table-cell>
          <table:table-cell table:formula="of:=PINTERP([.$A$15:.$A$205];[.$C$15:.$C$205];([.BF$6]+[.$E21]))*1000" office:value-type="float" office:value="853.426363636364" calcext:value-type="float">
            <text:p>853</text:p>
          </table:table-cell>
          <table:table-cell table:formula="of:=PINTERP([.$A$15:.$A$205];[.$C$15:.$C$205];([.BG$6]+[.$E21]))*1000" office:value-type="float" office:value="853.308143939395" calcext:value-type="float">
            <text:p>853</text:p>
          </table:table-cell>
          <table:table-cell table:formula="of:=PINTERP([.$A$15:.$A$205];[.$C$15:.$C$205];([.BH$6]+[.$E21]))*1000" office:value-type="float" office:value="853.200000000001" calcext:value-type="float">
            <text:p>853</text:p>
          </table:table-cell>
          <table:table-cell table:formula="of:=PINTERP([.$A$15:.$A$205];[.$C$15:.$C$205];([.BI$6]+[.$E21]))*1000" office:value-type="float" office:value="853.04484848485" calcext:value-type="float">
            <text:p>853</text:p>
          </table:table-cell>
          <table:table-cell table:formula="of:=PINTERP([.$A$15:.$A$205];[.$C$15:.$C$205];([.BJ$6]+[.$E21]))*1000" office:value-type="float" office:value="852.887272727275" calcext:value-type="float">
            <text:p>853</text:p>
          </table:table-cell>
          <table:table-cell table:formula="of:=PINTERP([.$A$15:.$A$205];[.$C$15:.$C$205];([.BK$6]+[.$E21]))*1000" office:value-type="float" office:value="852.727272727274" calcext:value-type="float">
            <text:p>853</text:p>
          </table:table-cell>
          <table:table-cell table:formula="of:=PINTERP([.$A$15:.$A$205];[.$C$15:.$C$205];([.BL$6]+[.$E21]))*1000" office:value-type="float" office:value="852.56484848485" calcext:value-type="float">
            <text:p>853</text:p>
          </table:table-cell>
          <table:table-cell table:formula="of:=PINTERP([.$A$15:.$A$205];[.$C$15:.$C$205];([.BM$6]+[.$E21]))*1000" office:value-type="float" office:value="852.400000000002" calcext:value-type="float">
            <text:p>852</text:p>
          </table:table-cell>
          <table:table-cell table:formula="of:=PINTERP([.$A$15:.$A$205];[.$C$15:.$C$205];([.BN$6]+[.$E21]))*1000" office:value-type="float" office:value="852.29888888889" calcext:value-type="float">
            <text:p>852</text:p>
          </table:table-cell>
          <table:table-cell table:formula="of:=PINTERP([.$A$15:.$A$205];[.$C$15:.$C$205];([.BO$6]+[.$E21]))*1000" office:value-type="float" office:value="852.168333333335" calcext:value-type="float">
            <text:p>852</text:p>
          </table:table-cell>
          <table:table-cell table:formula="of:=PINTERP([.$A$15:.$A$205];[.$C$15:.$C$205];([.BP$6]+[.$E21]))*1000" office:value-type="float" office:value="852.008333333335" calcext:value-type="float">
            <text:p>852</text:p>
          </table:table-cell>
          <table:table-cell table:formula="of:=PINTERP([.$A$15:.$A$205];[.$C$15:.$C$205];([.BQ$6]+[.$E21]))*1000" office:value-type="float" office:value="851.818888888891" calcext:value-type="float">
            <text:p>852</text:p>
          </table:table-cell>
          <table:table-cell table:formula="of:=PINTERP([.$A$15:.$A$205];[.$C$15:.$C$205];([.BR$6]+[.$E21]))*1000" office:value-type="float" office:value="851.600000000005" calcext:value-type="float">
            <text:p>852</text:p>
          </table:table-cell>
          <table:table-cell table:style-name="ce17" table:formula="of:=PINTERP([.$A$15:.$A$205];[.$C$15:.$C$205];([.BS$6]+[.$E21]))*1000" office:value-type="float" office:value="851.176979166675" calcext:value-type="float">
            <text:p>851</text:p>
          </table:table-cell>
          <table:table-cell table:style-name="ce17"/>
          <table:table-cell table:style-name="ce10" office:value-type="float" office:value="2.6" calcext:value-type="float">
            <text:p>2,6</text:p>
          </table:table-cell>
          <table:table-cell table:formula="of:=[.AZ21]-(2^8)*3" office:value-type="float" office:value="86.5496469473865" calcext:value-type="float">
            <text:p>87</text:p>
          </table:table-cell>
          <table:table-cell table:formula="of:=[.BA21]-(2^8)*3" office:value-type="float" office:value="86.2726960087833" calcext:value-type="float">
            <text:p>86</text:p>
          </table:table-cell>
          <table:table-cell table:formula="of:=[.BB21]-(2^8)*3" office:value-type="float" office:value="86" calcext:value-type="float">
            <text:p>86</text:p>
          </table:table-cell>
          <table:table-cell table:formula="of:=[.BC21]-(2^8)*3" office:value-type="float" office:value="85.8414772727274" calcext:value-type="float">
            <text:p>86</text:p>
          </table:table-cell>
          <table:table-cell table:formula="of:=[.BD21]-(2^8)*3" office:value-type="float" office:value="85.6930303030304" calcext:value-type="float">
            <text:p>86</text:p>
          </table:table-cell>
          <table:table-cell table:formula="of:=[.BE21]-(2^8)*3" office:value-type="float" office:value="85.5546590909091" calcext:value-type="float">
            <text:p>86</text:p>
          </table:table-cell>
          <table:table-cell table:formula="of:=[.BF21]-(2^8)*3" office:value-type="float" office:value="85.4263636363638" calcext:value-type="float">
            <text:p>85</text:p>
          </table:table-cell>
          <table:table-cell table:formula="of:=[.BG21]-(2^8)*3" office:value-type="float" office:value="85.3081439393951" calcext:value-type="float">
            <text:p>85</text:p>
          </table:table-cell>
          <table:table-cell table:formula="of:=[.BH21]-(2^8)*3" office:value-type="float" office:value="85.2000000000012" calcext:value-type="float">
            <text:p>85</text:p>
          </table:table-cell>
          <table:table-cell table:formula="of:=[.BI21]-(2^8)*3" office:value-type="float" office:value="85.0448484848502" calcext:value-type="float">
            <text:p>85</text:p>
          </table:table-cell>
          <table:table-cell table:style-name="ce15" table:formula="of:=[.BJ21]-(2^8)*3" office:value-type="float" office:value="84.8872727272745" calcext:value-type="float">
            <text:p>85</text:p>
          </table:table-cell>
          <table:table-cell table:style-name="ce15" table:formula="of:=[.BK21]-(2^8)*3" office:value-type="float" office:value="84.7272727272743" calcext:value-type="float">
            <text:p>85</text:p>
          </table:table-cell>
          <table:table-cell table:style-name="ce15" table:formula="of:=[.BL21]-(2^8)*3" office:value-type="float" office:value="84.5648484848502" calcext:value-type="float">
            <text:p>85</text:p>
          </table:table-cell>
          <table:table-cell table:style-name="ce15" table:formula="of:=[.BM21]-(2^8)*3" office:value-type="float" office:value="84.4000000000017" calcext:value-type="float">
            <text:p>84</text:p>
          </table:table-cell>
          <table:table-cell table:style-name="ce15" table:formula="of:=[.BN21]-(2^8)*3" office:value-type="float" office:value="84.29888888889" calcext:value-type="float">
            <text:p>84</text:p>
          </table:table-cell>
          <table:table-cell table:style-name="ce15" table:formula="of:=[.BO21]-(2^8)*3" office:value-type="float" office:value="84.1683333333349" calcext:value-type="float">
            <text:p>84</text:p>
          </table:table-cell>
          <table:table-cell table:style-name="ce15" table:formula="of:=[.BP21]-(2^8)*3" office:value-type="float" office:value="84.008333333335" calcext:value-type="float">
            <text:p>84</text:p>
          </table:table-cell>
          <table:table-cell table:style-name="ce15" table:formula="of:=[.BQ21]-(2^8)*3" office:value-type="float" office:value="83.8188888888909" calcext:value-type="float">
            <text:p>84</text:p>
          </table:table-cell>
          <table:table-cell table:style-name="ce15" table:formula="of:=[.BR21]-(2^8)*3" office:value-type="float" office:value="83.6000000000047" calcext:value-type="float">
            <text:p>84</text:p>
          </table:table-cell>
          <table:table-cell table:style-name="ce15" table:formula="of:=[.BS21]-(2^8)*3" office:value-type="float" office:value="83.176979166675" calcext:value-type="float">
            <text:p>83</text:p>
          </table:table-cell>
        </table:table-row>
        <table:table-row table:style-name="ro2">
          <table:table-cell table:style-name="ce4" office:value-type="float" office:value="78.259" calcext:value-type="float">
            <text:p>78,259</text:p>
          </table:table-cell>
          <table:table-cell table:style-name="ce8" office:value-type="percentage" office:value="0.9471" calcext:value-type="percentage">
            <text:p>94,71%</text:p>
          </table:table-cell>
          <table:table-cell table:style-name="ce8" office:value-type="percentage" office:value="0.9513" calcext:value-type="percentage">
            <text:p>95,13%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PINTERP([.$A$15:.$A$205];[.$B$15:.$B$205];([.F$6]+[.$E22]))*1000" office:value-type="float" office:value="679.747083333332" calcext:value-type="float">
            <text:p>680</text:p>
          </table:table-cell>
          <table:table-cell table:formula="of:=PINTERP([.$A$15:.$A$205];[.$B$15:.$B$205];([.G$6]+[.$E22]))*1000" office:value-type="float" office:value="678.5353125" calcext:value-type="float">
            <text:p>679</text:p>
          </table:table-cell>
          <table:table-cell table:formula="of:=PINTERP([.$A$15:.$A$205];[.$B$15:.$B$205];([.H$6]+[.$E22]))*1000" office:value-type="float" office:value="677.3" calcext:value-type="float">
            <text:p>677</text:p>
          </table:table-cell>
          <table:table-cell table:formula="of:=PINTERP([.$A$15:.$A$205];[.$B$15:.$B$205];([.I$6]+[.$E22]))*1000" office:value-type="float" office:value="676.125000000001" calcext:value-type="float">
            <text:p>676</text:p>
          </table:table-cell>
          <table:table-cell table:formula="of:=PINTERP([.$A$15:.$A$205];[.$B$15:.$B$205];([.J$6]+[.$E22]))*1000" office:value-type="float" office:value="674.950000000001" calcext:value-type="float">
            <text:p>675</text:p>
          </table:table-cell>
          <table:table-cell table:formula="of:=PINTERP([.$A$15:.$A$205];[.$B$15:.$B$205];([.K$6]+[.$E22]))*1000" office:value-type="float" office:value="673.775" calcext:value-type="float">
            <text:p>674</text:p>
          </table:table-cell>
          <table:table-cell table:formula="of:=PINTERP([.$A$15:.$A$205];[.$B$15:.$B$205];([.L$6]+[.$E22]))*1000" office:value-type="float" office:value="672.600000000002" calcext:value-type="float">
            <text:p>673</text:p>
          </table:table-cell>
          <table:table-cell table:formula="of:=PINTERP([.$A$15:.$A$205];[.$B$15:.$B$205];([.M$6]+[.$E22]))*1000" office:value-type="float" office:value="671.364687500013" calcext:value-type="float">
            <text:p>671</text:p>
          </table:table-cell>
          <table:table-cell table:formula="of:=PINTERP([.$A$15:.$A$205];[.$B$15:.$B$205];([.N$6]+[.$E22]))*1000" office:value-type="float" office:value="670.152916666679" calcext:value-type="float">
            <text:p>670</text:p>
          </table:table-cell>
          <table:table-cell table:formula="of:=PINTERP([.$A$15:.$A$205];[.$B$15:.$B$205];([.O$6]+[.$E22]))*1000" office:value-type="float" office:value="668.964687500013" calcext:value-type="float">
            <text:p>669</text:p>
          </table:table-cell>
          <table:table-cell table:formula="of:=PINTERP([.$A$15:.$A$205];[.$B$15:.$B$205];([.P$6]+[.$E22]))*1000" office:value-type="float" office:value="667.800000000012" calcext:value-type="float">
            <text:p>668</text:p>
          </table:table-cell>
          <table:table-cell table:formula="of:=PINTERP([.$A$15:.$A$205];[.$B$15:.$B$205];([.Q$6]+[.$E22]))*1000" office:value-type="float" office:value="666.786666666676" calcext:value-type="float">
            <text:p>667</text:p>
          </table:table-cell>
          <table:table-cell table:formula="of:=PINTERP([.$A$15:.$A$205];[.$B$15:.$B$205];([.R$6]+[.$E22]))*1000" office:value-type="float" office:value="665.80000000001" calcext:value-type="float">
            <text:p>666</text:p>
          </table:table-cell>
          <table:table-cell table:formula="of:=PINTERP([.$A$15:.$A$205];[.$B$15:.$B$205];([.S$6]+[.$E22]))*1000" office:value-type="float" office:value="664.840000000009" calcext:value-type="float">
            <text:p>665</text:p>
          </table:table-cell>
          <table:table-cell table:formula="of:=PINTERP([.$A$15:.$A$205];[.$B$15:.$B$205];([.T$6]+[.$E22]))*1000" office:value-type="float" office:value="663.906666666676" calcext:value-type="float">
            <text:p>664</text:p>
          </table:table-cell>
          <table:table-cell table:formula="of:=PINTERP([.$A$15:.$A$205];[.$B$15:.$B$205];([.U$6]+[.$E22]))*1000" office:value-type="float" office:value="663.000000000018" calcext:value-type="float">
            <text:p>663</text:p>
          </table:table-cell>
          <table:table-cell table:formula="of:=PINTERP([.$A$15:.$A$205];[.$B$15:.$B$205];([.V$6]+[.$E22]))*1000" office:value-type="float" office:value="662.044000000019" calcext:value-type="float">
            <text:p>662</text:p>
          </table:table-cell>
          <table:table-cell table:formula="of:=PINTERP([.$A$15:.$A$205];[.$B$15:.$B$205];([.W$6]+[.$E22]))*1000" office:value-type="float" office:value="661.08600000002" calcext:value-type="float">
            <text:p>661</text:p>
          </table:table-cell>
          <table:table-cell table:formula="of:=PINTERP([.$A$15:.$A$205];[.$B$15:.$B$205];([.X$6]+[.$E22]))*1000" office:value-type="float" office:value="660.12600000002" calcext:value-type="float">
            <text:p>660</text:p>
          </table:table-cell>
          <table:table-cell table:formula="of:=PINTERP([.$A$15:.$A$205];[.$B$15:.$B$205];([.Y$6]+[.$E22]))*1000" office:value-type="float" office:value="659.164000000019" calcext:value-type="float">
            <text:p>659</text:p>
          </table:table-cell>
          <table:table-cell/>
          <table:table-cell office:value-type="float" office:value="2.8" calcext:value-type="float">
            <text:p>2,8</text:p>
          </table:table-cell>
          <table:table-cell/>
          <table:table-cell table:formula="of:=[.F22]-(2^8)*2" office:value-type="float" office:value="167.747083333332" calcext:value-type="float">
            <text:p>168</text:p>
          </table:table-cell>
          <table:table-cell table:formula="of:=[.G22]-(2^8)*2" office:value-type="float" office:value="166.5353125" calcext:value-type="float">
            <text:p>167</text:p>
          </table:table-cell>
          <table:table-cell table:formula="of:=[.H22]-(2^8)*2" office:value-type="float" office:value="165.3" calcext:value-type="float">
            <text:p>165</text:p>
          </table:table-cell>
          <table:table-cell table:formula="of:=[.I22]-(2^8)*2" office:value-type="float" office:value="164.125000000001" calcext:value-type="float">
            <text:p>164</text:p>
          </table:table-cell>
          <table:table-cell table:formula="of:=[.J22]-(2^8)*2" office:value-type="float" office:value="162.950000000001" calcext:value-type="float">
            <text:p>163</text:p>
          </table:table-cell>
          <table:table-cell table:formula="of:=[.K22]-(2^8)*2" office:value-type="float" office:value="161.775" calcext:value-type="float">
            <text:p>162</text:p>
          </table:table-cell>
          <table:table-cell table:formula="of:=[.L22]-(2^8)*2" office:value-type="float" office:value="160.600000000002" calcext:value-type="float">
            <text:p>161</text:p>
          </table:table-cell>
          <table:table-cell table:formula="of:=[.M22]-(2^8)*2" office:value-type="float" office:value="159.364687500013" calcext:value-type="float">
            <text:p>159</text:p>
          </table:table-cell>
          <table:table-cell table:formula="of:=[.N22]-(2^8)*2" office:value-type="float" office:value="158.152916666679" calcext:value-type="float">
            <text:p>158</text:p>
          </table:table-cell>
          <table:table-cell table:formula="of:=[.O22]-(2^8)*2" office:value-type="float" office:value="156.964687500013" calcext:value-type="float">
            <text:p>157</text:p>
          </table:table-cell>
          <table:table-cell table:formula="of:=[.P22]-(2^8)*2" office:value-type="float" office:value="155.800000000012" calcext:value-type="float">
            <text:p>156</text:p>
          </table:table-cell>
          <table:table-cell table:formula="of:=[.Q22]-(2^8)*2" office:value-type="float" office:value="154.786666666676" calcext:value-type="float">
            <text:p>155</text:p>
          </table:table-cell>
          <table:table-cell table:formula="of:=[.R22]-(2^8)*2" office:value-type="float" office:value="153.80000000001" calcext:value-type="float">
            <text:p>154</text:p>
          </table:table-cell>
          <table:table-cell table:formula="of:=[.S22]-(2^8)*2" office:value-type="float" office:value="152.840000000009" calcext:value-type="float">
            <text:p>153</text:p>
          </table:table-cell>
          <table:table-cell table:formula="of:=[.T22]-(2^8)*2" office:value-type="float" office:value="151.906666666676" calcext:value-type="float">
            <text:p>152</text:p>
          </table:table-cell>
          <table:table-cell table:formula="of:=[.U22]-(2^8)*2" office:value-type="float" office:value="151.000000000018" calcext:value-type="float">
            <text:p>151</text:p>
          </table:table-cell>
          <table:table-cell table:formula="of:=[.V22]-(2^8)*2" office:value-type="float" office:value="150.044000000019" calcext:value-type="float">
            <text:p>150</text:p>
          </table:table-cell>
          <table:table-cell table:formula="of:=[.W22]-(2^8)*2" office:value-type="float" office:value="149.08600000002" calcext:value-type="float">
            <text:p>149</text:p>
          </table:table-cell>
          <table:table-cell table:formula="of:=[.X22]-(2^8)*2" office:value-type="float" office:value="148.12600000002" calcext:value-type="float">
            <text:p>148</text:p>
          </table:table-cell>
          <table:table-cell table:formula="of:=[.Y22]-(2^8)*2" office:value-type="float" office:value="147.164000000019" calcext:value-type="float">
            <text:p>147</text:p>
          </table:table-cell>
          <table:table-cell/>
          <table:table-cell table:style-name="ce10" office:value-type="float" office:value="2.8" calcext:value-type="float">
            <text:p>2,8</text:p>
          </table:table-cell>
          <table:table-cell table:style-name="ce10"/>
          <table:table-cell table:formula="of:=PINTERP([.$A$15:.$A$205];[.$C$15:.$C$205];([.AZ$6]+[.$E22]))*1000" office:value-type="float" office:value="850.752638888889" calcext:value-type="float">
            <text:p>851</text:p>
          </table:table-cell>
          <table:table-cell table:formula="of:=PINTERP([.$A$15:.$A$205];[.$C$15:.$C$205];([.BA$6]+[.$E22]))*1000" office:value-type="float" office:value="850.326979166667" calcext:value-type="float">
            <text:p>850</text:p>
          </table:table-cell>
          <table:table-cell table:formula="of:=PINTERP([.$A$15:.$A$205];[.$C$15:.$C$205];([.BB$6]+[.$E22]))*1000" office:value-type="float" office:value="849.9" calcext:value-type="float">
            <text:p>850</text:p>
          </table:table-cell>
          <table:table-cell table:formula="of:=PINTERP([.$A$15:.$A$205];[.$C$15:.$C$205];([.BC$6]+[.$E22]))*1000" office:value-type="float" office:value="849.6625" calcext:value-type="float">
            <text:p>850</text:p>
          </table:table-cell>
          <table:table-cell table:formula="of:=PINTERP([.$A$15:.$A$205];[.$C$15:.$C$205];([.BD$6]+[.$E22]))*1000" office:value-type="float" office:value="849.45" calcext:value-type="float">
            <text:p>849</text:p>
          </table:table-cell>
          <table:table-cell table:formula="of:=PINTERP([.$A$15:.$A$205];[.$C$15:.$C$205];([.BE$6]+[.$E22]))*1000" office:value-type="float" office:value="849.2625" calcext:value-type="float">
            <text:p>849</text:p>
          </table:table-cell>
          <table:table-cell table:formula="of:=PINTERP([.$A$15:.$A$205];[.$C$15:.$C$205];([.BF$6]+[.$E22]))*1000" office:value-type="float" office:value="849.1" calcext:value-type="float">
            <text:p>849</text:p>
          </table:table-cell>
          <table:table-cell table:formula="of:=PINTERP([.$A$15:.$A$205];[.$C$15:.$C$205];([.BG$6]+[.$E22]))*1000" office:value-type="float" office:value="848.868854166669" calcext:value-type="float">
            <text:p>849</text:p>
          </table:table-cell>
          <table:table-cell table:formula="of:=PINTERP([.$A$15:.$A$205];[.$C$15:.$C$205];([.BH$6]+[.$E22]))*1000" office:value-type="float" office:value="848.641805555558" calcext:value-type="float">
            <text:p>849</text:p>
          </table:table-cell>
          <table:table-cell table:formula="of:=PINTERP([.$A$15:.$A$205];[.$C$15:.$C$205];([.BI$6]+[.$E22]))*1000" office:value-type="float" office:value="848.418854166669" calcext:value-type="float">
            <text:p>848</text:p>
          </table:table-cell>
          <table:table-cell table:formula="of:=PINTERP([.$A$15:.$A$205];[.$C$15:.$C$205];([.BJ$6]+[.$E22]))*1000" office:value-type="float" office:value="848.200000000002" calcext:value-type="float">
            <text:p>848</text:p>
          </table:table-cell>
          <table:table-cell table:formula="of:=PINTERP([.$A$15:.$A$205];[.$C$15:.$C$205];([.BK$6]+[.$E22]))*1000" office:value-type="float" office:value="848.057555555557" calcext:value-type="float">
            <text:p>848</text:p>
          </table:table-cell>
          <table:table-cell table:formula="of:=PINTERP([.$A$15:.$A$205];[.$C$15:.$C$205];([.BL$6]+[.$E22]))*1000" office:value-type="float" office:value="847.906333333335" calcext:value-type="float">
            <text:p>848</text:p>
          </table:table-cell>
          <table:table-cell table:formula="of:=PINTERP([.$A$15:.$A$205];[.$C$15:.$C$205];([.BM$6]+[.$E22]))*1000" office:value-type="float" office:value="847.746333333335" calcext:value-type="float">
            <text:p>848</text:p>
          </table:table-cell>
          <table:table-cell table:formula="of:=PINTERP([.$A$15:.$A$205];[.$C$15:.$C$205];([.BN$6]+[.$E22]))*1000" office:value-type="float" office:value="847.577555555557" calcext:value-type="float">
            <text:p>848</text:p>
          </table:table-cell>
          <table:table-cell table:formula="of:=PINTERP([.$A$15:.$A$205];[.$C$15:.$C$205];([.BO$6]+[.$E22]))*1000" office:value-type="float" office:value="847.400000000002" calcext:value-type="float">
            <text:p>847</text:p>
          </table:table-cell>
          <table:table-cell table:formula="of:=PINTERP([.$A$15:.$A$205];[.$C$15:.$C$205];([.BP$6]+[.$E22]))*1000" office:value-type="float" office:value="847.080000000003" calcext:value-type="float">
            <text:p>847</text:p>
          </table:table-cell>
          <table:table-cell table:formula="of:=PINTERP([.$A$15:.$A$205];[.$C$15:.$C$205];([.BQ$6]+[.$E22]))*1000" office:value-type="float" office:value="846.760000000003" calcext:value-type="float">
            <text:p>847</text:p>
          </table:table-cell>
          <table:table-cell table:formula="of:=PINTERP([.$A$15:.$A$205];[.$C$15:.$C$205];([.BR$6]+[.$E22]))*1000" office:value-type="float" office:value="846.440000000007" calcext:value-type="float">
            <text:p>846</text:p>
          </table:table-cell>
          <table:table-cell table:style-name="ce17" table:formula="of:=PINTERP([.$A$15:.$A$205];[.$C$15:.$C$205];([.BS$6]+[.$E22]))*1000" office:value-type="float" office:value="846.120000000007" calcext:value-type="float">
            <text:p>846</text:p>
          </table:table-cell>
          <table:table-cell table:style-name="ce17"/>
          <table:table-cell table:style-name="ce10" office:value-type="float" office:value="2.8" calcext:value-type="float">
            <text:p>2,8</text:p>
          </table:table-cell>
          <table:table-cell table:formula="of:=[.AZ22]-(2^8)*3" office:value-type="float" office:value="82.7526388888887" calcext:value-type="float">
            <text:p>83</text:p>
          </table:table-cell>
          <table:table-cell table:formula="of:=[.BA22]-(2^8)*3" office:value-type="float" office:value="82.3269791666668" calcext:value-type="float">
            <text:p>82</text:p>
          </table:table-cell>
          <table:table-cell table:formula="of:=[.BB22]-(2^8)*3" office:value-type="float" office:value="81.9" calcext:value-type="float">
            <text:p>82</text:p>
          </table:table-cell>
          <table:table-cell table:formula="of:=[.BC22]-(2^8)*3" office:value-type="float" office:value="81.6625000000004" calcext:value-type="float">
            <text:p>82</text:p>
          </table:table-cell>
          <table:table-cell table:formula="of:=[.BD22]-(2^8)*3" office:value-type="float" office:value="81.4500000000002" calcext:value-type="float">
            <text:p>81</text:p>
          </table:table-cell>
          <table:table-cell table:formula="of:=[.BE22]-(2^8)*3" office:value-type="float" office:value="81.2625000000002" calcext:value-type="float">
            <text:p>81</text:p>
          </table:table-cell>
          <table:table-cell table:formula="of:=[.BF22]-(2^8)*3" office:value-type="float" office:value="81.1000000000002" calcext:value-type="float">
            <text:p>81</text:p>
          </table:table-cell>
          <table:table-cell table:formula="of:=[.BG22]-(2^8)*3" office:value-type="float" office:value="80.8688541666692" calcext:value-type="float">
            <text:p>81</text:p>
          </table:table-cell>
          <table:table-cell table:formula="of:=[.BH22]-(2^8)*3" office:value-type="float" office:value="80.6418055555578" calcext:value-type="float">
            <text:p>81</text:p>
          </table:table-cell>
          <table:table-cell table:formula="of:=[.BI22]-(2^8)*3" office:value-type="float" office:value="80.4188541666692" calcext:value-type="float">
            <text:p>80</text:p>
          </table:table-cell>
          <table:table-cell table:style-name="ce15" table:formula="of:=[.BJ22]-(2^8)*3" office:value-type="float" office:value="80.2000000000023" calcext:value-type="float">
            <text:p>80</text:p>
          </table:table-cell>
          <table:table-cell table:style-name="ce15" table:formula="of:=[.BK22]-(2^8)*3" office:value-type="float" office:value="80.0575555555569" calcext:value-type="float">
            <text:p>80</text:p>
          </table:table-cell>
          <table:table-cell table:style-name="ce15" table:formula="of:=[.BL22]-(2^8)*3" office:value-type="float" office:value="79.9063333333349" calcext:value-type="float">
            <text:p>80</text:p>
          </table:table-cell>
          <table:table-cell table:style-name="ce15" table:formula="of:=[.BM22]-(2^8)*3" office:value-type="float" office:value="79.746333333335" calcext:value-type="float">
            <text:p>80</text:p>
          </table:table-cell>
          <table:table-cell table:style-name="ce15" table:formula="of:=[.BN22]-(2^8)*3" office:value-type="float" office:value="79.5775555555574" calcext:value-type="float">
            <text:p>80</text:p>
          </table:table-cell>
          <table:table-cell table:style-name="ce15" table:formula="of:=[.BO22]-(2^8)*3" office:value-type="float" office:value="79.4000000000019" calcext:value-type="float">
            <text:p>79</text:p>
          </table:table-cell>
          <table:table-cell table:style-name="ce15" table:formula="of:=[.BP22]-(2^8)*3" office:value-type="float" office:value="79.080000000003" calcext:value-type="float">
            <text:p>79</text:p>
          </table:table-cell>
          <table:table-cell table:style-name="ce15" table:formula="of:=[.BQ22]-(2^8)*3" office:value-type="float" office:value="78.7600000000034" calcext:value-type="float">
            <text:p>79</text:p>
          </table:table-cell>
          <table:table-cell table:style-name="ce15" table:formula="of:=[.BR22]-(2^8)*3" office:value-type="float" office:value="78.4400000000066" calcext:value-type="float">
            <text:p>78</text:p>
          </table:table-cell>
          <table:table-cell table:style-name="ce15" table:formula="of:=[.BS22]-(2^8)*3" office:value-type="float" office:value="78.1200000000065" calcext:value-type="float">
            <text:p>78</text:p>
          </table:table-cell>
        </table:table-row>
        <table:table-row table:style-name="ro2">
          <table:table-cell office:value-type="float" office:value="78.265" calcext:value-type="float">
            <text:p>78,265</text:p>
          </table:table-cell>
          <table:table-cell office:value-type="percentage" office:value="0.9435" calcext:value-type="percentage">
            <text:p>94,35%</text:p>
          </table:table-cell>
          <table:table-cell office:value-type="percentage" office:value="0.9492" calcext:value-type="percentage">
            <text:p>94,92%</text:p>
          </table:table-cell>
          <table:table-cell/>
          <table:table-cell office:value-type="float" office:value="3" calcext:value-type="float">
            <text:p>3,0</text:p>
          </table:table-cell>
          <table:table-cell table:formula="of:=PINTERP([.$A$15:.$A$205];[.$B$15:.$B$205];([.F$6]+[.$E23]))*1000" office:value-type="float" office:value="658.2" calcext:value-type="float">
            <text:p>658</text:p>
          </table:table-cell>
          <table:table-cell table:formula="of:=PINTERP([.$A$15:.$A$205];[.$B$15:.$B$205];([.G$6]+[.$E23]))*1000" office:value-type="float" office:value="657.220000000001" calcext:value-type="float">
            <text:p>657</text:p>
          </table:table-cell>
          <table:table-cell table:formula="of:=PINTERP([.$A$15:.$A$205];[.$B$15:.$B$205];([.H$6]+[.$E23]))*1000" office:value-type="float" office:value="656.240000000001" calcext:value-type="float">
            <text:p>656</text:p>
          </table:table-cell>
          <table:table-cell table:formula="of:=PINTERP([.$A$15:.$A$205];[.$B$15:.$B$205];([.I$6]+[.$E23]))*1000" office:value-type="float" office:value="655.260000000001" calcext:value-type="float">
            <text:p>655</text:p>
          </table:table-cell>
          <table:table-cell table:formula="of:=PINTERP([.$A$15:.$A$205];[.$B$15:.$B$205];([.J$6]+[.$E23]))*1000" office:value-type="float" office:value="654.280000000001" calcext:value-type="float">
            <text:p>654</text:p>
          </table:table-cell>
          <table:table-cell table:formula="of:=PINTERP([.$A$15:.$A$205];[.$B$15:.$B$205];([.K$6]+[.$E23]))*1000" office:value-type="float" office:value="653.3" calcext:value-type="float">
            <text:p>653</text:p>
          </table:table-cell>
          <table:table-cell table:formula="of:=PINTERP([.$A$15:.$A$205];[.$B$15:.$B$205];([.L$6]+[.$E23]))*1000" office:value-type="float" office:value="652.340000000001" calcext:value-type="float">
            <text:p>652</text:p>
          </table:table-cell>
          <table:table-cell table:formula="of:=PINTERP([.$A$15:.$A$205];[.$B$15:.$B$205];([.M$6]+[.$E23]))*1000" office:value-type="float" office:value="651.38000000001" calcext:value-type="float">
            <text:p>651</text:p>
          </table:table-cell>
          <table:table-cell table:formula="of:=PINTERP([.$A$15:.$A$205];[.$B$15:.$B$205];([.N$6]+[.$E23]))*1000" office:value-type="float" office:value="650.420000000009" calcext:value-type="float">
            <text:p>650</text:p>
          </table:table-cell>
          <table:table-cell table:formula="of:=PINTERP([.$A$15:.$A$205];[.$B$15:.$B$205];([.O$6]+[.$E23]))*1000" office:value-type="float" office:value="649.46000000001" calcext:value-type="float">
            <text:p>649</text:p>
          </table:table-cell>
          <table:table-cell table:formula="of:=PINTERP([.$A$15:.$A$205];[.$B$15:.$B$205];([.P$6]+[.$E23]))*1000" office:value-type="float" office:value="648.50000000001" calcext:value-type="float">
            <text:p>649</text:p>
          </table:table-cell>
          <table:table-cell table:formula="of:=PINTERP([.$A$15:.$A$205];[.$B$15:.$B$205];([.Q$6]+[.$E23]))*1000" office:value-type="float" office:value="647.524000000009" calcext:value-type="float">
            <text:p>648</text:p>
          </table:table-cell>
          <table:table-cell table:formula="of:=PINTERP([.$A$15:.$A$205];[.$B$15:.$B$205];([.R$6]+[.$E23]))*1000" office:value-type="float" office:value="646.54600000001" calcext:value-type="float">
            <text:p>647</text:p>
          </table:table-cell>
          <table:table-cell table:formula="of:=PINTERP([.$A$15:.$A$205];[.$B$15:.$B$205];([.S$6]+[.$E23]))*1000" office:value-type="float" office:value="645.56600000001" calcext:value-type="float">
            <text:p>646</text:p>
          </table:table-cell>
          <table:table-cell table:formula="of:=PINTERP([.$A$15:.$A$205];[.$B$15:.$B$205];([.T$6]+[.$E23]))*1000" office:value-type="float" office:value="644.58400000001" calcext:value-type="float">
            <text:p>645</text:p>
          </table:table-cell>
          <table:table-cell table:formula="of:=PINTERP([.$A$15:.$A$205];[.$B$15:.$B$205];([.U$6]+[.$E23]))*1000" office:value-type="float" office:value="643.60000000002" calcext:value-type="float">
            <text:p>644</text:p>
          </table:table-cell>
          <table:table-cell table:formula="of:=PINTERP([.$A$15:.$A$205];[.$B$15:.$B$205];([.V$6]+[.$E23]))*1000" office:value-type="float" office:value="642.590303030322" calcext:value-type="float">
            <text:p>643</text:p>
          </table:table-cell>
          <table:table-cell table:formula="of:=PINTERP([.$A$15:.$A$205];[.$B$15:.$B$205];([.W$6]+[.$E23]))*1000" office:value-type="float" office:value="641.595454545474" calcext:value-type="float">
            <text:p>642</text:p>
          </table:table-cell>
          <table:table-cell table:formula="of:=PINTERP([.$A$15:.$A$205];[.$B$15:.$B$205];([.X$6]+[.$E23]))*1000" office:value-type="float" office:value="640.615454545474" calcext:value-type="float">
            <text:p>641</text:p>
          </table:table-cell>
          <table:table-cell table:formula="of:=PINTERP([.$A$15:.$A$205];[.$B$15:.$B$205];([.Y$6]+[.$E23]))*1000" office:value-type="float" office:value="639.650303030321" calcext:value-type="float">
            <text:p>640</text:p>
          </table:table-cell>
          <table:table-cell/>
          <table:table-cell office:value-type="float" office:value="3" calcext:value-type="float">
            <text:p>3,0</text:p>
          </table:table-cell>
          <table:table-cell/>
          <table:table-cell table:formula="of:=[.F23]-(2^8)*2" office:value-type="float" office:value="146.2" calcext:value-type="float">
            <text:p>146</text:p>
          </table:table-cell>
          <table:table-cell table:formula="of:=[.G23]-(2^8)*2" office:value-type="float" office:value="145.220000000001" calcext:value-type="float">
            <text:p>145</text:p>
          </table:table-cell>
          <table:table-cell table:formula="of:=[.H23]-(2^8)*2" office:value-type="float" office:value="144.24" calcext:value-type="float">
            <text:p>144</text:p>
          </table:table-cell>
          <table:table-cell table:formula="of:=[.I23]-(2^8)*2" office:value-type="float" office:value="143.260000000001" calcext:value-type="float">
            <text:p>143</text:p>
          </table:table-cell>
          <table:table-cell table:formula="of:=[.J23]-(2^8)*2" office:value-type="float" office:value="142.280000000001" calcext:value-type="float">
            <text:p>142</text:p>
          </table:table-cell>
          <table:table-cell table:formula="of:=[.K23]-(2^8)*2" office:value-type="float" office:value="141.3" calcext:value-type="float">
            <text:p>141</text:p>
          </table:table-cell>
          <table:table-cell table:formula="of:=[.L23]-(2^8)*2" office:value-type="float" office:value="140.340000000001" calcext:value-type="float">
            <text:p>140</text:p>
          </table:table-cell>
          <table:table-cell table:formula="of:=[.M23]-(2^8)*2" office:value-type="float" office:value="139.38000000001" calcext:value-type="float">
            <text:p>139</text:p>
          </table:table-cell>
          <table:table-cell table:formula="of:=[.N23]-(2^8)*2" office:value-type="float" office:value="138.420000000009" calcext:value-type="float">
            <text:p>138</text:p>
          </table:table-cell>
          <table:table-cell table:formula="of:=[.O23]-(2^8)*2" office:value-type="float" office:value="137.46000000001" calcext:value-type="float">
            <text:p>137</text:p>
          </table:table-cell>
          <table:table-cell table:formula="of:=[.P23]-(2^8)*2" office:value-type="float" office:value="136.50000000001" calcext:value-type="float">
            <text:p>137</text:p>
          </table:table-cell>
          <table:table-cell table:formula="of:=[.Q23]-(2^8)*2" office:value-type="float" office:value="135.524000000009" calcext:value-type="float">
            <text:p>136</text:p>
          </table:table-cell>
          <table:table-cell table:formula="of:=[.R23]-(2^8)*2" office:value-type="float" office:value="134.54600000001" calcext:value-type="float">
            <text:p>135</text:p>
          </table:table-cell>
          <table:table-cell table:formula="of:=[.S23]-(2^8)*2" office:value-type="float" office:value="133.566000000009" calcext:value-type="float">
            <text:p>134</text:p>
          </table:table-cell>
          <table:table-cell table:formula="of:=[.T23]-(2^8)*2" office:value-type="float" office:value="132.58400000001" calcext:value-type="float">
            <text:p>133</text:p>
          </table:table-cell>
          <table:table-cell table:formula="of:=[.U23]-(2^8)*2" office:value-type="float" office:value="131.60000000002" calcext:value-type="float">
            <text:p>132</text:p>
          </table:table-cell>
          <table:table-cell table:formula="of:=[.V23]-(2^8)*2" office:value-type="float" office:value="130.590303030322" calcext:value-type="float">
            <text:p>131</text:p>
          </table:table-cell>
          <table:table-cell table:formula="of:=[.W23]-(2^8)*2" office:value-type="float" office:value="129.595454545474" calcext:value-type="float">
            <text:p>130</text:p>
          </table:table-cell>
          <table:table-cell table:formula="of:=[.X23]-(2^8)*2" office:value-type="float" office:value="128.615454545474" calcext:value-type="float">
            <text:p>129</text:p>
          </table:table-cell>
          <table:table-cell table:formula="of:=[.Y23]-(2^8)*2" office:value-type="float" office:value="127.650303030321" calcext:value-type="float">
            <text:p>128</text:p>
          </table:table-cell>
          <table:table-cell/>
          <table:table-cell table:style-name="ce10" office:value-type="float" office:value="3" calcext:value-type="float">
            <text:p>3,0</text:p>
          </table:table-cell>
          <table:table-cell table:style-name="ce10"/>
          <table:table-cell table:formula="of:=PINTERP([.$A$15:.$A$205];[.$C$15:.$C$205];([.AZ$6]+[.$E23]))*1000" office:value-type="float" office:value="845.8" calcext:value-type="float">
            <text:p>846</text:p>
          </table:table-cell>
          <table:table-cell table:formula="of:=PINTERP([.$A$15:.$A$205];[.$C$15:.$C$205];([.BA$6]+[.$E23]))*1000" office:value-type="float" office:value="845.608" calcext:value-type="float">
            <text:p>846</text:p>
          </table:table-cell>
          <table:table-cell table:formula="of:=PINTERP([.$A$15:.$A$205];[.$C$15:.$C$205];([.BB$6]+[.$E23]))*1000" office:value-type="float" office:value="845.432" calcext:value-type="float">
            <text:p>845</text:p>
          </table:table-cell>
          <table:table-cell table:formula="of:=PINTERP([.$A$15:.$A$205];[.$C$15:.$C$205];([.BC$6]+[.$E23]))*1000" office:value-type="float" office:value="845.272" calcext:value-type="float">
            <text:p>845</text:p>
          </table:table-cell>
          <table:table-cell table:formula="of:=PINTERP([.$A$15:.$A$205];[.$C$15:.$C$205];([.BD$6]+[.$E23]))*1000" office:value-type="float" office:value="845.128" calcext:value-type="float">
            <text:p>845</text:p>
          </table:table-cell>
          <table:table-cell table:formula="of:=PINTERP([.$A$15:.$A$205];[.$C$15:.$C$205];([.BE$6]+[.$E23]))*1000" office:value-type="float" office:value="845" calcext:value-type="float">
            <text:p>845</text:p>
          </table:table-cell>
          <table:table-cell table:formula="of:=PINTERP([.$A$15:.$A$205];[.$C$15:.$C$205];([.BF$6]+[.$E23]))*1000" office:value-type="float" office:value="844.844" calcext:value-type="float">
            <text:p>845</text:p>
          </table:table-cell>
          <table:table-cell table:formula="of:=PINTERP([.$A$15:.$A$205];[.$C$15:.$C$205];([.BG$6]+[.$E23]))*1000" office:value-type="float" office:value="844.686000000002" calcext:value-type="float">
            <text:p>845</text:p>
          </table:table-cell>
          <table:table-cell table:formula="of:=PINTERP([.$A$15:.$A$205];[.$C$15:.$C$205];([.BH$6]+[.$E23]))*1000" office:value-type="float" office:value="844.526000000002" calcext:value-type="float">
            <text:p>845</text:p>
          </table:table-cell>
          <table:table-cell table:formula="of:=PINTERP([.$A$15:.$A$205];[.$C$15:.$C$205];([.BI$6]+[.$E23]))*1000" office:value-type="float" office:value="844.364000000002" calcext:value-type="float">
            <text:p>844</text:p>
          </table:table-cell>
          <table:table-cell table:formula="of:=PINTERP([.$A$15:.$A$205];[.$C$15:.$C$205];([.BJ$6]+[.$E23]))*1000" office:value-type="float" office:value="844.200000000002" calcext:value-type="float">
            <text:p>844</text:p>
          </table:table-cell>
          <table:table-cell table:formula="of:=PINTERP([.$A$15:.$A$205];[.$C$15:.$C$205];([.BK$6]+[.$E23]))*1000" office:value-type="float" office:value="844.052000000002" calcext:value-type="float">
            <text:p>844</text:p>
          </table:table-cell>
          <table:table-cell table:formula="of:=PINTERP([.$A$15:.$A$205];[.$C$15:.$C$205];([.BL$6]+[.$E23]))*1000" office:value-type="float" office:value="843.888000000002" calcext:value-type="float">
            <text:p>844</text:p>
          </table:table-cell>
          <table:table-cell table:formula="of:=PINTERP([.$A$15:.$A$205];[.$C$15:.$C$205];([.BM$6]+[.$E23]))*1000" office:value-type="float" office:value="843.708000000002" calcext:value-type="float">
            <text:p>844</text:p>
          </table:table-cell>
          <table:table-cell table:formula="of:=PINTERP([.$A$15:.$A$205];[.$C$15:.$C$205];([.BN$6]+[.$E23]))*1000" office:value-type="float" office:value="843.512000000002" calcext:value-type="float">
            <text:p>844</text:p>
          </table:table-cell>
          <table:table-cell table:formula="of:=PINTERP([.$A$15:.$A$205];[.$C$15:.$C$205];([.BO$6]+[.$E23]))*1000" office:value-type="float" office:value="843.300000000002" calcext:value-type="float">
            <text:p>843</text:p>
          </table:table-cell>
          <table:table-cell table:formula="of:=PINTERP([.$A$15:.$A$205];[.$C$15:.$C$205];([.BP$6]+[.$E23]))*1000" office:value-type="float" office:value="842.977090909094" calcext:value-type="float">
            <text:p>843</text:p>
          </table:table-cell>
          <table:table-cell table:formula="of:=PINTERP([.$A$15:.$A$205];[.$C$15:.$C$205];([.BQ$6]+[.$E23]))*1000" office:value-type="float" office:value="842.65563636364" calcext:value-type="float">
            <text:p>843</text:p>
          </table:table-cell>
          <table:table-cell table:formula="of:=PINTERP([.$A$15:.$A$205];[.$C$15:.$C$205];([.BR$6]+[.$E23]))*1000" office:value-type="float" office:value="842.335636363643" calcext:value-type="float">
            <text:p>842</text:p>
          </table:table-cell>
          <table:table-cell table:style-name="ce17" table:formula="of:=PINTERP([.$A$15:.$A$205];[.$C$15:.$C$205];([.BS$6]+[.$E23]))*1000" office:value-type="float" office:value="842.017090909097" calcext:value-type="float">
            <text:p>842</text:p>
          </table:table-cell>
          <table:table-cell table:style-name="ce17"/>
          <table:table-cell table:style-name="ce10" office:value-type="float" office:value="3" calcext:value-type="float">
            <text:p>3,0</text:p>
          </table:table-cell>
          <table:table-cell table:formula="of:=[.AZ23]-(2^8)*3" office:value-type="float" office:value="77.8" calcext:value-type="float">
            <text:p>78</text:p>
          </table:table-cell>
          <table:table-cell table:formula="of:=[.BA23]-(2^8)*3" office:value-type="float" office:value="77.6080000000002" calcext:value-type="float">
            <text:p>78</text:p>
          </table:table-cell>
          <table:table-cell table:formula="of:=[.BB23]-(2^8)*3" office:value-type="float" office:value="77.4320000000001" calcext:value-type="float">
            <text:p>77</text:p>
          </table:table-cell>
          <table:table-cell table:formula="of:=[.BC23]-(2^8)*3" office:value-type="float" office:value="77.2720000000002" calcext:value-type="float">
            <text:p>77</text:p>
          </table:table-cell>
          <table:table-cell table:formula="of:=[.BD23]-(2^8)*3" office:value-type="float" office:value="77.128" calcext:value-type="float">
            <text:p>77</text:p>
          </table:table-cell>
          <table:table-cell table:formula="of:=[.BE23]-(2^8)*3" office:value-type="float" office:value="77" calcext:value-type="float">
            <text:p>77</text:p>
          </table:table-cell>
          <table:table-cell table:formula="of:=[.BF23]-(2^8)*3" office:value-type="float" office:value="76.8440000000002" calcext:value-type="float">
            <text:p>77</text:p>
          </table:table-cell>
          <table:table-cell table:formula="of:=[.BG23]-(2^8)*3" office:value-type="float" office:value="76.6860000000016" calcext:value-type="float">
            <text:p>77</text:p>
          </table:table-cell>
          <table:table-cell table:formula="of:=[.BH23]-(2^8)*3" office:value-type="float" office:value="76.5260000000015" calcext:value-type="float">
            <text:p>77</text:p>
          </table:table-cell>
          <table:table-cell table:formula="of:=[.BI23]-(2^8)*3" office:value-type="float" office:value="76.3640000000017" calcext:value-type="float">
            <text:p>76</text:p>
          </table:table-cell>
          <table:table-cell table:style-name="ce15" table:formula="of:=[.BJ23]-(2^8)*3" office:value-type="float" office:value="76.2000000000016" calcext:value-type="float">
            <text:p>76</text:p>
          </table:table-cell>
          <table:table-cell table:style-name="ce15" table:formula="of:=[.BK23]-(2^8)*3" office:value-type="float" office:value="76.0520000000016" calcext:value-type="float">
            <text:p>76</text:p>
          </table:table-cell>
          <table:table-cell table:style-name="ce15" table:formula="of:=[.BL23]-(2^8)*3" office:value-type="float" office:value="75.8880000000019" calcext:value-type="float">
            <text:p>76</text:p>
          </table:table-cell>
          <table:table-cell table:style-name="ce15" table:formula="of:=[.BM23]-(2^8)*3" office:value-type="float" office:value="75.7080000000019" calcext:value-type="float">
            <text:p>76</text:p>
          </table:table-cell>
          <table:table-cell table:style-name="ce15" table:formula="of:=[.BN23]-(2^8)*3" office:value-type="float" office:value="75.5120000000022" calcext:value-type="float">
            <text:p>76</text:p>
          </table:table-cell>
          <table:table-cell table:style-name="ce15" table:formula="of:=[.BO23]-(2^8)*3" office:value-type="float" office:value="75.3000000000022" calcext:value-type="float">
            <text:p>75</text:p>
          </table:table-cell>
          <table:table-cell table:style-name="ce15" table:formula="of:=[.BP23]-(2^8)*3" office:value-type="float" office:value="74.9770909090941" calcext:value-type="float">
            <text:p>75</text:p>
          </table:table-cell>
          <table:table-cell table:style-name="ce15" table:formula="of:=[.BQ23]-(2^8)*3" office:value-type="float" office:value="74.6556363636397" calcext:value-type="float">
            <text:p>75</text:p>
          </table:table-cell>
          <table:table-cell table:style-name="ce15" table:formula="of:=[.BR23]-(2^8)*3" office:value-type="float" office:value="74.3356363636426" calcext:value-type="float">
            <text:p>74</text:p>
          </table:table-cell>
          <table:table-cell table:style-name="ce15" table:formula="of:=[.BS23]-(2^8)*3" office:value-type="float" office:value="74.017090909097" calcext:value-type="float">
            <text:p>74</text:p>
          </table:table-cell>
        </table:table-row>
        <table:table-row table:style-name="ro2">
          <table:table-cell office:value-type="float" office:value="78.27" calcext:value-type="float">
            <text:p>78,270</text:p>
          </table:table-cell>
          <table:table-cell office:value-type="percentage" office:value="0.9399" calcext:value-type="percentage">
            <text:p>93,99%</text:p>
          </table:table-cell>
          <table:table-cell office:value-type="percentage" office:value="0.9463" calcext:value-type="percentage">
            <text:p>94,63%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PINTERP([.$A$15:.$A$205];[.$B$15:.$B$205];([.F$6]+[.$E24]))*1000" office:value-type="float" office:value="638.699999999999" calcext:value-type="float">
            <text:p>639</text:p>
          </table:table-cell>
          <table:table-cell table:formula="of:=PINTERP([.$A$15:.$A$205];[.$B$15:.$B$205];([.G$6]+[.$E24]))*1000" office:value-type="float" office:value="637.883333333333" calcext:value-type="float">
            <text:p>638</text:p>
          </table:table-cell>
          <table:table-cell table:formula="of:=PINTERP([.$A$15:.$A$205];[.$B$15:.$B$205];([.H$6]+[.$E24]))*1000" office:value-type="float" office:value="637.066666666666" calcext:value-type="float">
            <text:p>637</text:p>
          </table:table-cell>
          <table:table-cell table:formula="of:=PINTERP([.$A$15:.$A$205];[.$B$15:.$B$205];([.I$6]+[.$E24]))*1000" office:value-type="float" office:value="636.25" calcext:value-type="float">
            <text:p>636</text:p>
          </table:table-cell>
          <table:table-cell table:formula="of:=PINTERP([.$A$15:.$A$205];[.$B$15:.$B$205];([.J$6]+[.$E24]))*1000" office:value-type="float" office:value="635.433333333333" calcext:value-type="float">
            <text:p>635</text:p>
          </table:table-cell>
          <table:table-cell table:formula="of:=PINTERP([.$A$15:.$A$205];[.$B$15:.$B$205];([.K$6]+[.$E24]))*1000" office:value-type="float" office:value="634.616666666666" calcext:value-type="float">
            <text:p>635</text:p>
          </table:table-cell>
          <table:table-cell table:formula="of:=PINTERP([.$A$15:.$A$205];[.$B$15:.$B$205];([.L$6]+[.$E24]))*1000" office:value-type="float" office:value="633.8" calcext:value-type="float">
            <text:p>634</text:p>
          </table:table-cell>
          <table:table-cell table:formula="of:=PINTERP([.$A$15:.$A$205];[.$B$15:.$B$205];([.M$6]+[.$E24]))*1000" office:value-type="float" office:value="632.820000000009" calcext:value-type="float">
            <text:p>633</text:p>
          </table:table-cell>
          <table:table-cell table:formula="of:=PINTERP([.$A$15:.$A$205];[.$B$15:.$B$205];([.N$6]+[.$E24]))*1000" office:value-type="float" office:value="631.840000000009" calcext:value-type="float">
            <text:p>632</text:p>
          </table:table-cell>
          <table:table-cell table:formula="of:=PINTERP([.$A$15:.$A$205];[.$B$15:.$B$205];([.O$6]+[.$E24]))*1000" office:value-type="float" office:value="630.860000000009" calcext:value-type="float">
            <text:p>631</text:p>
          </table:table-cell>
          <table:table-cell table:formula="of:=PINTERP([.$A$15:.$A$205];[.$B$15:.$B$205];([.P$6]+[.$E24]))*1000" office:value-type="float" office:value="629.880000000009" calcext:value-type="float">
            <text:p>630</text:p>
          </table:table-cell>
          <table:table-cell table:formula="of:=PINTERP([.$A$15:.$A$205];[.$B$15:.$B$205];([.Q$6]+[.$E24]))*1000" office:value-type="float" office:value="628.900000000008" calcext:value-type="float">
            <text:p>629</text:p>
          </table:table-cell>
          <table:table-cell table:formula="of:=PINTERP([.$A$15:.$A$205];[.$B$15:.$B$205];([.R$6]+[.$E24]))*1000" office:value-type="float" office:value="628.087878787887" calcext:value-type="float">
            <text:p>628</text:p>
          </table:table-cell>
          <table:table-cell table:formula="of:=PINTERP([.$A$15:.$A$205];[.$B$15:.$B$205];([.S$6]+[.$E24]))*1000" office:value-type="float" office:value="627.273939393947" calcext:value-type="float">
            <text:p>627</text:p>
          </table:table-cell>
          <table:table-cell table:formula="of:=PINTERP([.$A$15:.$A$205];[.$B$15:.$B$205];([.T$6]+[.$E24]))*1000" office:value-type="float" office:value="626.45818181819" calcext:value-type="float">
            <text:p>626</text:p>
          </table:table-cell>
          <table:table-cell table:formula="of:=PINTERP([.$A$15:.$A$205];[.$B$15:.$B$205];([.U$6]+[.$E24]))*1000" office:value-type="float" office:value="625.640606060622" calcext:value-type="float">
            <text:p>626</text:p>
          </table:table-cell>
          <table:table-cell table:formula="of:=PINTERP([.$A$15:.$A$205];[.$B$15:.$B$205];([.V$6]+[.$E24]))*1000" office:value-type="float" office:value="624.821212121228" calcext:value-type="float">
            <text:p>625</text:p>
          </table:table-cell>
          <table:table-cell table:formula="of:=PINTERP([.$A$15:.$A$205];[.$B$15:.$B$205];([.W$6]+[.$E24]))*1000" office:value-type="float" office:value="624.000000000016" calcext:value-type="float">
            <text:p>624</text:p>
          </table:table-cell>
          <table:table-cell table:formula="of:=PINTERP([.$A$15:.$A$205];[.$B$15:.$B$205];([.X$6]+[.$E24]))*1000" office:value-type="float" office:value="623.029333333352" calcext:value-type="float">
            <text:p>623</text:p>
          </table:table-cell>
          <table:table-cell table:formula="of:=PINTERP([.$A$15:.$A$205];[.$B$15:.$B$205];([.Y$6]+[.$E24]))*1000" office:value-type="float" office:value="622.044000000019" calcext:value-type="float">
            <text:p>622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table:formula="of:=[.F24]-(2^8)*2" office:value-type="float" office:value="126.699999999999" calcext:value-type="float">
            <text:p>127</text:p>
          </table:table-cell>
          <table:table-cell table:formula="of:=[.G24]-(2^8)*2" office:value-type="float" office:value="125.883333333333" calcext:value-type="float">
            <text:p>126</text:p>
          </table:table-cell>
          <table:table-cell table:formula="of:=[.H24]-(2^8)*2" office:value-type="float" office:value="125.066666666666" calcext:value-type="float">
            <text:p>125</text:p>
          </table:table-cell>
          <table:table-cell table:formula="of:=[.I24]-(2^8)*2" office:value-type="float" office:value="124.25" calcext:value-type="float">
            <text:p>124</text:p>
          </table:table-cell>
          <table:table-cell table:formula="of:=[.J24]-(2^8)*2" office:value-type="float" office:value="123.433333333333" calcext:value-type="float">
            <text:p>123</text:p>
          </table:table-cell>
          <table:table-cell table:formula="of:=[.K24]-(2^8)*2" office:value-type="float" office:value="122.616666666666" calcext:value-type="float">
            <text:p>123</text:p>
          </table:table-cell>
          <table:table-cell table:formula="of:=[.L24]-(2^8)*2" office:value-type="float" office:value="121.8" calcext:value-type="float">
            <text:p>122</text:p>
          </table:table-cell>
          <table:table-cell table:formula="of:=[.M24]-(2^8)*2" office:value-type="float" office:value="120.820000000009" calcext:value-type="float">
            <text:p>121</text:p>
          </table:table-cell>
          <table:table-cell table:formula="of:=[.N24]-(2^8)*2" office:value-type="float" office:value="119.840000000009" calcext:value-type="float">
            <text:p>120</text:p>
          </table:table-cell>
          <table:table-cell table:formula="of:=[.O24]-(2^8)*2" office:value-type="float" office:value="118.860000000009" calcext:value-type="float">
            <text:p>119</text:p>
          </table:table-cell>
          <table:table-cell table:formula="of:=[.P24]-(2^8)*2" office:value-type="float" office:value="117.880000000009" calcext:value-type="float">
            <text:p>118</text:p>
          </table:table-cell>
          <table:table-cell table:formula="of:=[.Q24]-(2^8)*2" office:value-type="float" office:value="116.900000000008" calcext:value-type="float">
            <text:p>117</text:p>
          </table:table-cell>
          <table:table-cell table:formula="of:=[.R24]-(2^8)*2" office:value-type="float" office:value="116.087878787887" calcext:value-type="float">
            <text:p>116</text:p>
          </table:table-cell>
          <table:table-cell table:formula="of:=[.S24]-(2^8)*2" office:value-type="float" office:value="115.273939393947" calcext:value-type="float">
            <text:p>115</text:p>
          </table:table-cell>
          <table:table-cell table:formula="of:=[.T24]-(2^8)*2" office:value-type="float" office:value="114.45818181819" calcext:value-type="float">
            <text:p>114</text:p>
          </table:table-cell>
          <table:table-cell table:formula="of:=[.U24]-(2^8)*2" office:value-type="float" office:value="113.640606060622" calcext:value-type="float">
            <text:p>114</text:p>
          </table:table-cell>
          <table:table-cell table:formula="of:=[.V24]-(2^8)*2" office:value-type="float" office:value="112.821212121228" calcext:value-type="float">
            <text:p>113</text:p>
          </table:table-cell>
          <table:table-cell table:formula="of:=[.W24]-(2^8)*2" office:value-type="float" office:value="112.000000000016" calcext:value-type="float">
            <text:p>112</text:p>
          </table:table-cell>
          <table:table-cell table:formula="of:=[.X24]-(2^8)*2" office:value-type="float" office:value="111.029333333352" calcext:value-type="float">
            <text:p>111</text:p>
          </table:table-cell>
          <table:table-cell table:formula="of:=[.Y24]-(2^8)*2" office:value-type="float" office:value="110.044000000019" calcext:value-type="float">
            <text:p>110</text:p>
          </table:table-cell>
          <table:table-cell/>
          <table:table-cell table:style-name="ce10" office:value-type="float" office:value="3.2" calcext:value-type="float">
            <text:p>3,2</text:p>
          </table:table-cell>
          <table:table-cell table:style-name="ce10"/>
          <table:table-cell table:formula="of:=PINTERP([.$A$15:.$A$205];[.$C$15:.$C$205];([.AZ$6]+[.$E24]))*1000" office:value-type="float" office:value="841.7" calcext:value-type="float">
            <text:p>842</text:p>
          </table:table-cell>
          <table:table-cell table:formula="of:=PINTERP([.$A$15:.$A$205];[.$C$15:.$C$205];([.BA$6]+[.$E24]))*1000" office:value-type="float" office:value="841.513636363636" calcext:value-type="float">
            <text:p>842</text:p>
          </table:table-cell>
          <table:table-cell table:formula="of:=PINTERP([.$A$15:.$A$205];[.$C$15:.$C$205];([.BB$6]+[.$E24]))*1000" office:value-type="float" office:value="841.341818181818" calcext:value-type="float">
            <text:p>841</text:p>
          </table:table-cell>
          <table:table-cell table:formula="of:=PINTERP([.$A$15:.$A$205];[.$C$15:.$C$205];([.BC$6]+[.$E24]))*1000" office:value-type="float" office:value="841.184545454546" calcext:value-type="float">
            <text:p>841</text:p>
          </table:table-cell>
          <table:table-cell table:formula="of:=PINTERP([.$A$15:.$A$205];[.$C$15:.$C$205];([.BD$6]+[.$E24]))*1000" office:value-type="float" office:value="841.041818181818" calcext:value-type="float">
            <text:p>841</text:p>
          </table:table-cell>
          <table:table-cell table:formula="of:=PINTERP([.$A$15:.$A$205];[.$C$15:.$C$205];([.BE$6]+[.$E24]))*1000" office:value-type="float" office:value="840.913636363636" calcext:value-type="float">
            <text:p>841</text:p>
          </table:table-cell>
          <table:table-cell table:formula="of:=PINTERP([.$A$15:.$A$205];[.$C$15:.$C$205];([.BF$6]+[.$E24]))*1000" office:value-type="float" office:value="840.8" calcext:value-type="float">
            <text:p>841</text:p>
          </table:table-cell>
          <table:table-cell table:formula="of:=PINTERP([.$A$15:.$A$205];[.$C$15:.$C$205];([.BG$6]+[.$E24]))*1000" office:value-type="float" office:value="840.636969696971" calcext:value-type="float">
            <text:p>841</text:p>
          </table:table-cell>
          <table:table-cell table:formula="of:=PINTERP([.$A$15:.$A$205];[.$C$15:.$C$205];([.BH$6]+[.$E24]))*1000" office:value-type="float" office:value="840.475454545456" calcext:value-type="float">
            <text:p>840</text:p>
          </table:table-cell>
          <table:table-cell table:formula="of:=PINTERP([.$A$15:.$A$205];[.$C$15:.$C$205];([.BI$6]+[.$E24]))*1000" office:value-type="float" office:value="840.315454545456" calcext:value-type="float">
            <text:p>840</text:p>
          </table:table-cell>
          <table:table-cell table:formula="of:=PINTERP([.$A$15:.$A$205];[.$C$15:.$C$205];([.BJ$6]+[.$E24]))*1000" office:value-type="float" office:value="840.156969696971" calcext:value-type="float">
            <text:p>840</text:p>
          </table:table-cell>
          <table:table-cell table:formula="of:=PINTERP([.$A$15:.$A$205];[.$C$15:.$C$205];([.BK$6]+[.$E24]))*1000" office:value-type="float" office:value="840.000000000001" calcext:value-type="float">
            <text:p>840</text:p>
          </table:table-cell>
          <table:table-cell table:formula="of:=PINTERP([.$A$15:.$A$205];[.$C$15:.$C$205];([.BL$6]+[.$E24]))*1000" office:value-type="float" office:value="839.871212121213" calcext:value-type="float">
            <text:p>840</text:p>
          </table:table-cell>
          <table:table-cell table:formula="of:=PINTERP([.$A$15:.$A$205];[.$C$15:.$C$205];([.BM$6]+[.$E24]))*1000" office:value-type="float" office:value="839.740606060607" calcext:value-type="float">
            <text:p>840</text:p>
          </table:table-cell>
          <table:table-cell table:formula="of:=PINTERP([.$A$15:.$A$205];[.$C$15:.$C$205];([.BN$6]+[.$E24]))*1000" office:value-type="float" office:value="839.608181818183" calcext:value-type="float">
            <text:p>840</text:p>
          </table:table-cell>
          <table:table-cell table:formula="of:=PINTERP([.$A$15:.$A$205];[.$C$15:.$C$205];([.BO$6]+[.$E24]))*1000" office:value-type="float" office:value="839.473939393941" calcext:value-type="float">
            <text:p>839</text:p>
          </table:table-cell>
          <table:table-cell table:formula="of:=PINTERP([.$A$15:.$A$205];[.$C$15:.$C$205];([.BP$6]+[.$E24]))*1000" office:value-type="float" office:value="839.33787878788" calcext:value-type="float">
            <text:p>839</text:p>
          </table:table-cell>
          <table:table-cell table:formula="of:=PINTERP([.$A$15:.$A$205];[.$C$15:.$C$205];([.BQ$6]+[.$E24]))*1000" office:value-type="float" office:value="839.200000000001" calcext:value-type="float">
            <text:p>839</text:p>
          </table:table-cell>
          <table:table-cell table:formula="of:=PINTERP([.$A$15:.$A$205];[.$C$15:.$C$205];([.BR$6]+[.$E24]))*1000" office:value-type="float" office:value="839.024484848488" calcext:value-type="float">
            <text:p>839</text:p>
          </table:table-cell>
          <table:table-cell table:style-name="ce17" table:formula="of:=PINTERP([.$A$15:.$A$205];[.$C$15:.$C$205];([.BS$6]+[.$E24]))*1000" office:value-type="float" office:value="838.846727272731" calcext:value-type="float">
            <text:p>839</text:p>
          </table:table-cell>
          <table:table-cell table:style-name="ce17"/>
          <table:table-cell table:style-name="ce10" office:value-type="float" office:value="3.2" calcext:value-type="float">
            <text:p>3,2</text:p>
          </table:table-cell>
          <table:table-cell table:formula="of:=[.AZ24]-(2^8)*3" office:value-type="float" office:value="73.6999999999998" calcext:value-type="float">
            <text:p>74</text:p>
          </table:table-cell>
          <table:table-cell table:formula="of:=[.BA24]-(2^8)*3" office:value-type="float" office:value="73.5136363636364" calcext:value-type="float">
            <text:p>74</text:p>
          </table:table-cell>
          <table:table-cell table:formula="of:=[.BB24]-(2^8)*3" office:value-type="float" office:value="73.3418181818179" calcext:value-type="float">
            <text:p>73</text:p>
          </table:table-cell>
          <table:table-cell table:formula="of:=[.BC24]-(2^8)*3" office:value-type="float" office:value="73.1845454545455" calcext:value-type="float">
            <text:p>73</text:p>
          </table:table-cell>
          <table:table-cell table:formula="of:=[.BD24]-(2^8)*3" office:value-type="float" office:value="73.041818181818" calcext:value-type="float">
            <text:p>73</text:p>
          </table:table-cell>
          <table:table-cell table:formula="of:=[.BE24]-(2^8)*3" office:value-type="float" office:value="72.9136363636362" calcext:value-type="float">
            <text:p>73</text:p>
          </table:table-cell>
          <table:table-cell table:formula="of:=[.BF24]-(2^8)*3" office:value-type="float" office:value="72.8" calcext:value-type="float">
            <text:p>73</text:p>
          </table:table-cell>
          <table:table-cell table:formula="of:=[.BG24]-(2^8)*3" office:value-type="float" office:value="72.6369696969712" calcext:value-type="float">
            <text:p>73</text:p>
          </table:table-cell>
          <table:table-cell table:formula="of:=[.BH24]-(2^8)*3" office:value-type="float" office:value="72.4754545454559" calcext:value-type="float">
            <text:p>72</text:p>
          </table:table-cell>
          <table:table-cell table:formula="of:=[.BI24]-(2^8)*3" office:value-type="float" office:value="72.3154545454561" calcext:value-type="float">
            <text:p>72</text:p>
          </table:table-cell>
          <table:table-cell table:style-name="ce15" table:formula="of:=[.BJ24]-(2^8)*3" office:value-type="float" office:value="72.156969696971" calcext:value-type="float">
            <text:p>72</text:p>
          </table:table-cell>
          <table:table-cell table:style-name="ce15" table:formula="of:=[.BK24]-(2^8)*3" office:value-type="float" office:value="72.0000000000014" calcext:value-type="float">
            <text:p>72</text:p>
          </table:table-cell>
          <table:table-cell table:style-name="ce15" table:formula="of:=[.BL24]-(2^8)*3" office:value-type="float" office:value="71.8712121212133" calcext:value-type="float">
            <text:p>72</text:p>
          </table:table-cell>
          <table:table-cell table:style-name="ce15" table:formula="of:=[.BM24]-(2^8)*3" office:value-type="float" office:value="71.7406060606071" calcext:value-type="float">
            <text:p>72</text:p>
          </table:table-cell>
          <table:table-cell table:style-name="ce15" table:formula="of:=[.BN24]-(2^8)*3" office:value-type="float" office:value="71.6081818181831" calcext:value-type="float">
            <text:p>72</text:p>
          </table:table-cell>
          <table:table-cell table:style-name="ce15" table:formula="of:=[.BO24]-(2^8)*3" office:value-type="float" office:value="71.4739393939407" calcext:value-type="float">
            <text:p>71</text:p>
          </table:table-cell>
          <table:table-cell table:style-name="ce15" table:formula="of:=[.BP24]-(2^8)*3" office:value-type="float" office:value="71.3378787878801" calcext:value-type="float">
            <text:p>71</text:p>
          </table:table-cell>
          <table:table-cell table:style-name="ce15" table:formula="of:=[.BQ24]-(2^8)*3" office:value-type="float" office:value="71.2000000000014" calcext:value-type="float">
            <text:p>71</text:p>
          </table:table-cell>
          <table:table-cell table:style-name="ce15" table:formula="of:=[.BR24]-(2^8)*3" office:value-type="float" office:value="71.0244848484882" calcext:value-type="float">
            <text:p>71</text:p>
          </table:table-cell>
          <table:table-cell table:style-name="ce15" table:formula="of:=[.BS24]-(2^8)*3" office:value-type="float" office:value="70.8467272727307" calcext:value-type="float">
            <text:p>71</text:p>
          </table:table-cell>
        </table:table-row>
        <table:table-row table:style-name="ro2">
          <table:table-cell office:value-type="float" office:value="78.295" calcext:value-type="float">
            <text:p>78,295</text:p>
          </table:table-cell>
          <table:table-cell office:value-type="percentage" office:value="0.9363" calcext:value-type="percentage">
            <text:p>93,63%</text:p>
          </table:table-cell>
          <table:table-cell office:value-type="percentage" office:value="0.9442" calcext:value-type="percentage">
            <text:p>94,42%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PINTERP([.$A$15:.$A$205];[.$B$15:.$B$205];([.F$6]+[.$E25]))*1000" office:value-type="float" office:value="621.043999999998" calcext:value-type="float">
            <text:p>621</text:p>
          </table:table-cell>
          <table:table-cell table:formula="of:=PINTERP([.$A$15:.$A$205];[.$B$15:.$B$205];([.G$6]+[.$E25]))*1000" office:value-type="float" office:value="620.029333333333" calcext:value-type="float">
            <text:p>620</text:p>
          </table:table-cell>
          <table:table-cell table:formula="of:=PINTERP([.$A$15:.$A$205];[.$B$15:.$B$205];([.H$6]+[.$E25]))*1000" office:value-type="float" office:value="618.999999999999" calcext:value-type="float">
            <text:p>619</text:p>
          </table:table-cell>
          <table:table-cell table:formula="of:=PINTERP([.$A$15:.$A$205];[.$B$15:.$B$205];([.I$6]+[.$E25]))*1000" office:value-type="float" office:value="618.02" calcext:value-type="float">
            <text:p>618</text:p>
          </table:table-cell>
          <table:table-cell table:formula="of:=PINTERP([.$A$15:.$A$205];[.$B$15:.$B$205];([.J$6]+[.$E25]))*1000" office:value-type="float" office:value="617.039999999999" calcext:value-type="float">
            <text:p>617</text:p>
          </table:table-cell>
          <table:table-cell table:formula="of:=PINTERP([.$A$15:.$A$205];[.$B$15:.$B$205];([.K$6]+[.$E25]))*1000" office:value-type="float" office:value="616.059999999999" calcext:value-type="float">
            <text:p>616</text:p>
          </table:table-cell>
          <table:table-cell table:formula="of:=PINTERP([.$A$15:.$A$205];[.$B$15:.$B$205];([.L$6]+[.$E25]))*1000" office:value-type="float" office:value="615.08" calcext:value-type="float">
            <text:p>615</text:p>
          </table:table-cell>
          <table:table-cell table:formula="of:=PINTERP([.$A$15:.$A$205];[.$B$15:.$B$205];([.M$6]+[.$E25]))*1000" office:value-type="float" office:value="614.10000000001" calcext:value-type="float">
            <text:p>614</text:p>
          </table:table-cell>
          <table:table-cell table:formula="of:=PINTERP([.$A$15:.$A$205];[.$B$15:.$B$205];([.N$6]+[.$E25]))*1000" office:value-type="float" office:value="613.073696969707" calcext:value-type="float">
            <text:p>613</text:p>
          </table:table-cell>
          <table:table-cell table:formula="of:=PINTERP([.$A$15:.$A$205];[.$B$15:.$B$205];([.O$6]+[.$E25]))*1000" office:value-type="float" office:value="612.060545454556" calcext:value-type="float">
            <text:p>612</text:p>
          </table:table-cell>
          <table:table-cell table:formula="of:=PINTERP([.$A$15:.$A$205];[.$B$15:.$B$205];([.P$6]+[.$E25]))*1000" office:value-type="float" office:value="611.060545454555" calcext:value-type="float">
            <text:p>611</text:p>
          </table:table-cell>
          <table:table-cell table:formula="of:=PINTERP([.$A$15:.$A$205];[.$B$15:.$B$205];([.Q$6]+[.$E25]))*1000" office:value-type="float" office:value="610.073696969706" calcext:value-type="float">
            <text:p>610</text:p>
          </table:table-cell>
          <table:table-cell table:formula="of:=PINTERP([.$A$15:.$A$205];[.$B$15:.$B$205];([.R$6]+[.$E25]))*1000" office:value-type="float" office:value="609.10000000001" calcext:value-type="float">
            <text:p>609</text:p>
          </table:table-cell>
          <table:table-cell table:formula="of:=PINTERP([.$A$15:.$A$205];[.$B$15:.$B$205];([.S$6]+[.$E25]))*1000" office:value-type="float" office:value="608.266666666674" calcext:value-type="float">
            <text:p>608</text:p>
          </table:table-cell>
          <table:table-cell table:formula="of:=PINTERP([.$A$15:.$A$205];[.$B$15:.$B$205];([.T$6]+[.$E25]))*1000" office:value-type="float" office:value="607.433333333342" calcext:value-type="float">
            <text:p>607</text:p>
          </table:table-cell>
          <table:table-cell table:formula="of:=PINTERP([.$A$15:.$A$205];[.$B$15:.$B$205];([.U$6]+[.$E25]))*1000" office:value-type="float" office:value="606.600000000017" calcext:value-type="float">
            <text:p>607</text:p>
          </table:table-cell>
          <table:table-cell table:formula="of:=PINTERP([.$A$15:.$A$205];[.$B$15:.$B$205];([.V$6]+[.$E25]))*1000" office:value-type="float" office:value="605.766666666683" calcext:value-type="float">
            <text:p>606</text:p>
          </table:table-cell>
          <table:table-cell table:formula="of:=PINTERP([.$A$15:.$A$205];[.$B$15:.$B$205];([.W$6]+[.$E25]))*1000" office:value-type="float" office:value="604.93333333335" calcext:value-type="float">
            <text:p>605</text:p>
          </table:table-cell>
          <table:table-cell table:formula="of:=PINTERP([.$A$15:.$A$205];[.$B$15:.$B$205];([.X$6]+[.$E25]))*1000" office:value-type="float" office:value="604.100000000017" calcext:value-type="float">
            <text:p>604</text:p>
          </table:table-cell>
          <table:table-cell table:formula="of:=PINTERP([.$A$15:.$A$205];[.$B$15:.$B$205];([.Y$6]+[.$E25]))*1000" office:value-type="float" office:value="603.134303030322" calcext:value-type="float">
            <text:p>603</text:p>
          </table:table-cell>
          <table:table-cell/>
          <table:table-cell office:value-type="float" office:value="3.4" calcext:value-type="float">
            <text:p>3,4</text:p>
          </table:table-cell>
          <table:table-cell/>
          <table:table-cell table:formula="of:=[.F25]-(2^8)*2" office:value-type="float" office:value="109.043999999998" calcext:value-type="float">
            <text:p>109</text:p>
          </table:table-cell>
          <table:table-cell table:formula="of:=[.G25]-(2^8)*2" office:value-type="float" office:value="108.029333333332" calcext:value-type="float">
            <text:p>108</text:p>
          </table:table-cell>
          <table:table-cell table:formula="of:=[.H25]-(2^8)*2" office:value-type="float" office:value="106.999999999999" calcext:value-type="float">
            <text:p>107</text:p>
          </table:table-cell>
          <table:table-cell table:formula="of:=[.I25]-(2^8)*2" office:value-type="float" office:value="106.02" calcext:value-type="float">
            <text:p>106</text:p>
          </table:table-cell>
          <table:table-cell table:formula="of:=[.J25]-(2^8)*2" office:value-type="float" office:value="105.039999999999" calcext:value-type="float">
            <text:p>105</text:p>
          </table:table-cell>
          <table:table-cell table:formula="of:=[.K25]-(2^8)*2" office:value-type="float" office:value="104.059999999999" calcext:value-type="float">
            <text:p>104</text:p>
          </table:table-cell>
          <table:table-cell table:formula="of:=[.L25]-(2^8)*2" office:value-type="float" office:value="103.08" calcext:value-type="float">
            <text:p>103</text:p>
          </table:table-cell>
          <table:table-cell table:formula="of:=[.M25]-(2^8)*2" office:value-type="float" office:value="102.10000000001" calcext:value-type="float">
            <text:p>102</text:p>
          </table:table-cell>
          <table:table-cell table:formula="of:=[.N25]-(2^8)*2" office:value-type="float" office:value="101.073696969707" calcext:value-type="float">
            <text:p>101</text:p>
          </table:table-cell>
          <table:table-cell table:formula="of:=[.O25]-(2^8)*2" office:value-type="float" office:value="100.060545454556" calcext:value-type="float">
            <text:p>100</text:p>
          </table:table-cell>
          <table:table-cell table:formula="of:=[.P25]-(2^8)*2" office:value-type="float" office:value="99.060545454555" calcext:value-type="float">
            <text:p>99</text:p>
          </table:table-cell>
          <table:table-cell table:formula="of:=[.Q25]-(2^8)*2" office:value-type="float" office:value="98.0736969697059" calcext:value-type="float">
            <text:p>98</text:p>
          </table:table-cell>
          <table:table-cell table:formula="of:=[.R25]-(2^8)*2" office:value-type="float" office:value="97.1000000000097" calcext:value-type="float">
            <text:p>97</text:p>
          </table:table-cell>
          <table:table-cell table:formula="of:=[.S25]-(2^8)*2" office:value-type="float" office:value="96.2666666666745" calcext:value-type="float">
            <text:p>96</text:p>
          </table:table-cell>
          <table:table-cell table:formula="of:=[.T25]-(2^8)*2" office:value-type="float" office:value="95.433333333342" calcext:value-type="float">
            <text:p>95</text:p>
          </table:table-cell>
          <table:table-cell table:formula="of:=[.U25]-(2^8)*2" office:value-type="float" office:value="94.6000000000167" calcext:value-type="float">
            <text:p>95</text:p>
          </table:table-cell>
          <table:table-cell table:formula="of:=[.V25]-(2^8)*2" office:value-type="float" office:value="93.766666666683" calcext:value-type="float">
            <text:p>94</text:p>
          </table:table-cell>
          <table:table-cell table:formula="of:=[.W25]-(2^8)*2" office:value-type="float" office:value="92.9333333333505" calcext:value-type="float">
            <text:p>93</text:p>
          </table:table-cell>
          <table:table-cell table:formula="of:=[.X25]-(2^8)*2" office:value-type="float" office:value="92.1000000000166" calcext:value-type="float">
            <text:p>92</text:p>
          </table:table-cell>
          <table:table-cell table:formula="of:=[.Y25]-(2^8)*2" office:value-type="float" office:value="91.1343030303219" calcext:value-type="float">
            <text:p>91</text:p>
          </table:table-cell>
          <table:table-cell/>
          <table:table-cell table:style-name="ce10" office:value-type="float" office:value="3.4" calcext:value-type="float">
            <text:p>3,4</text:p>
          </table:table-cell>
          <table:table-cell table:style-name="ce10"/>
          <table:table-cell table:formula="of:=PINTERP([.$A$15:.$A$205];[.$C$15:.$C$205];([.AZ$6]+[.$E25]))*1000" office:value-type="float" office:value="838.666727272727" calcext:value-type="float">
            <text:p>839</text:p>
          </table:table-cell>
          <table:table-cell table:formula="of:=PINTERP([.$A$15:.$A$205];[.$C$15:.$C$205];([.BA$6]+[.$E25]))*1000" office:value-type="float" office:value="838.484484848485" calcext:value-type="float">
            <text:p>838</text:p>
          </table:table-cell>
          <table:table-cell table:formula="of:=PINTERP([.$A$15:.$A$205];[.$C$15:.$C$205];([.BB$6]+[.$E25]))*1000" office:value-type="float" office:value="838.3" calcext:value-type="float">
            <text:p>838</text:p>
          </table:table-cell>
          <table:table-cell table:formula="of:=PINTERP([.$A$15:.$A$205];[.$C$15:.$C$205];([.BC$6]+[.$E25]))*1000" office:value-type="float" office:value="838.136" calcext:value-type="float">
            <text:p>838</text:p>
          </table:table-cell>
          <table:table-cell table:formula="of:=PINTERP([.$A$15:.$A$205];[.$C$15:.$C$205];([.BD$6]+[.$E25]))*1000" office:value-type="float" office:value="837.974" calcext:value-type="float">
            <text:p>838</text:p>
          </table:table-cell>
          <table:table-cell table:formula="of:=PINTERP([.$A$15:.$A$205];[.$C$15:.$C$205];([.BE$6]+[.$E25]))*1000" office:value-type="float" office:value="837.814" calcext:value-type="float">
            <text:p>838</text:p>
          </table:table-cell>
          <table:table-cell table:formula="of:=PINTERP([.$A$15:.$A$205];[.$C$15:.$C$205];([.BF$6]+[.$E25]))*1000" office:value-type="float" office:value="837.656" calcext:value-type="float">
            <text:p>838</text:p>
          </table:table-cell>
          <table:table-cell table:formula="of:=PINTERP([.$A$15:.$A$205];[.$C$15:.$C$205];([.BG$6]+[.$E25]))*1000" office:value-type="float" office:value="837.500000000002" calcext:value-type="float">
            <text:p>838</text:p>
          </table:table-cell>
          <table:table-cell table:formula="of:=PINTERP([.$A$15:.$A$205];[.$C$15:.$C$205];([.BH$6]+[.$E25]))*1000" office:value-type="float" office:value="837.338181818183" calcext:value-type="float">
            <text:p>837</text:p>
          </table:table-cell>
          <table:table-cell table:formula="of:=PINTERP([.$A$15:.$A$205];[.$C$15:.$C$205];([.BI$6]+[.$E25]))*1000" office:value-type="float" office:value="837.177272727274" calcext:value-type="float">
            <text:p>837</text:p>
          </table:table-cell>
          <table:table-cell table:formula="of:=PINTERP([.$A$15:.$A$205];[.$C$15:.$C$205];([.BJ$6]+[.$E25]))*1000" office:value-type="float" office:value="837.017272727274" calcext:value-type="float">
            <text:p>837</text:p>
          </table:table-cell>
          <table:table-cell table:formula="of:=PINTERP([.$A$15:.$A$205];[.$C$15:.$C$205];([.BK$6]+[.$E25]))*1000" office:value-type="float" office:value="836.858181818183" calcext:value-type="float">
            <text:p>837</text:p>
          </table:table-cell>
          <table:table-cell table:formula="of:=PINTERP([.$A$15:.$A$205];[.$C$15:.$C$205];([.BL$6]+[.$E25]))*1000" office:value-type="float" office:value="836.700000000002" calcext:value-type="float">
            <text:p>837</text:p>
          </table:table-cell>
          <table:table-cell table:formula="of:=PINTERP([.$A$15:.$A$205];[.$C$15:.$C$205];([.BM$6]+[.$E25]))*1000" office:value-type="float" office:value="836.586363636365" calcext:value-type="float">
            <text:p>837</text:p>
          </table:table-cell>
          <table:table-cell table:formula="of:=PINTERP([.$A$15:.$A$205];[.$C$15:.$C$205];([.BN$6]+[.$E25]))*1000" office:value-type="float" office:value="836.458181818183" calcext:value-type="float">
            <text:p>836</text:p>
          </table:table-cell>
          <table:table-cell table:formula="of:=PINTERP([.$A$15:.$A$205];[.$C$15:.$C$205];([.BO$6]+[.$E25]))*1000" office:value-type="float" office:value="836.315454545456" calcext:value-type="float">
            <text:p>836</text:p>
          </table:table-cell>
          <table:table-cell table:formula="of:=PINTERP([.$A$15:.$A$205];[.$C$15:.$C$205];([.BP$6]+[.$E25]))*1000" office:value-type="float" office:value="836.158181818183" calcext:value-type="float">
            <text:p>836</text:p>
          </table:table-cell>
          <table:table-cell table:formula="of:=PINTERP([.$A$15:.$A$205];[.$C$15:.$C$205];([.BQ$6]+[.$E25]))*1000" office:value-type="float" office:value="835.986363636365" calcext:value-type="float">
            <text:p>836</text:p>
          </table:table-cell>
          <table:table-cell table:formula="of:=PINTERP([.$A$15:.$A$205];[.$C$15:.$C$205];([.BR$6]+[.$E25]))*1000" office:value-type="float" office:value="835.800000000004" calcext:value-type="float">
            <text:p>836</text:p>
          </table:table-cell>
          <table:table-cell table:style-name="ce17" table:formula="of:=PINTERP([.$A$15:.$A$205];[.$C$15:.$C$205];([.BS$6]+[.$E25]))*1000" office:value-type="float" office:value="835.482909090915" calcext:value-type="float">
            <text:p>835</text:p>
          </table:table-cell>
          <table:table-cell table:style-name="ce17"/>
          <table:table-cell table:style-name="ce10" office:value-type="float" office:value="3.4" calcext:value-type="float">
            <text:p>3,4</text:p>
          </table:table-cell>
          <table:table-cell table:formula="of:=[.AZ25]-(2^8)*3" office:value-type="float" office:value="70.666727272727" calcext:value-type="float">
            <text:p>71</text:p>
          </table:table-cell>
          <table:table-cell table:formula="of:=[.BA25]-(2^8)*3" office:value-type="float" office:value="70.4844848484847" calcext:value-type="float">
            <text:p>70</text:p>
          </table:table-cell>
          <table:table-cell table:formula="of:=[.BB25]-(2^8)*3" office:value-type="float" office:value="70.2999999999998" calcext:value-type="float">
            <text:p>70</text:p>
          </table:table-cell>
          <table:table-cell table:formula="of:=[.BC25]-(2^8)*3" office:value-type="float" office:value="70.136" calcext:value-type="float">
            <text:p>70</text:p>
          </table:table-cell>
          <table:table-cell table:formula="of:=[.BD25]-(2^8)*3" office:value-type="float" office:value="69.9739999999999" calcext:value-type="float">
            <text:p>70</text:p>
          </table:table-cell>
          <table:table-cell table:formula="of:=[.BE25]-(2^8)*3" office:value-type="float" office:value="69.8139999999999" calcext:value-type="float">
            <text:p>70</text:p>
          </table:table-cell>
          <table:table-cell table:formula="of:=[.BF25]-(2^8)*3" office:value-type="float" office:value="69.6560000000001" calcext:value-type="float">
            <text:p>70</text:p>
          </table:table-cell>
          <table:table-cell table:formula="of:=[.BG25]-(2^8)*3" office:value-type="float" office:value="69.5000000000016" calcext:value-type="float">
            <text:p>70</text:p>
          </table:table-cell>
          <table:table-cell table:formula="of:=[.BH25]-(2^8)*3" office:value-type="float" office:value="69.3381818181832" calcext:value-type="float">
            <text:p>69</text:p>
          </table:table-cell>
          <table:table-cell table:formula="of:=[.BI25]-(2^8)*3" office:value-type="float" office:value="69.1772727272744" calcext:value-type="float">
            <text:p>69</text:p>
          </table:table-cell>
          <table:table-cell table:style-name="ce15" table:formula="of:=[.BJ25]-(2^8)*3" office:value-type="float" office:value="69.0172727272742" calcext:value-type="float">
            <text:p>69</text:p>
          </table:table-cell>
          <table:table-cell table:style-name="ce15" table:formula="of:=[.BK25]-(2^8)*3" office:value-type="float" office:value="68.8581818181832" calcext:value-type="float">
            <text:p>69</text:p>
          </table:table-cell>
          <table:table-cell table:style-name="ce15" table:formula="of:=[.BL25]-(2^8)*3" office:value-type="float" office:value="68.7000000000016" calcext:value-type="float">
            <text:p>69</text:p>
          </table:table-cell>
          <table:table-cell table:style-name="ce15" table:formula="of:=[.BM25]-(2^8)*3" office:value-type="float" office:value="68.5863636363648" calcext:value-type="float">
            <text:p>69</text:p>
          </table:table-cell>
          <table:table-cell table:style-name="ce15" table:formula="of:=[.BN25]-(2^8)*3" office:value-type="float" office:value="68.4581818181832" calcext:value-type="float">
            <text:p>68</text:p>
          </table:table-cell>
          <table:table-cell table:style-name="ce15" table:formula="of:=[.BO25]-(2^8)*3" office:value-type="float" office:value="68.3154545454561" calcext:value-type="float">
            <text:p>68</text:p>
          </table:table-cell>
          <table:table-cell table:style-name="ce15" table:formula="of:=[.BP25]-(2^8)*3" office:value-type="float" office:value="68.1581818181834" calcext:value-type="float">
            <text:p>68</text:p>
          </table:table-cell>
          <table:table-cell table:style-name="ce15" table:formula="of:=[.BQ25]-(2^8)*3" office:value-type="float" office:value="67.9863636363655" calcext:value-type="float">
            <text:p>68</text:p>
          </table:table-cell>
          <table:table-cell table:style-name="ce15" table:formula="of:=[.BR25]-(2^8)*3" office:value-type="float" office:value="67.8000000000038" calcext:value-type="float">
            <text:p>68</text:p>
          </table:table-cell>
          <table:table-cell table:style-name="ce15" table:formula="of:=[.BS25]-(2^8)*3" office:value-type="float" office:value="67.4829090909153" calcext:value-type="float">
            <text:p>67</text:p>
          </table:table-cell>
        </table:table-row>
        <table:table-row table:style-name="ro2">
          <table:table-cell office:value-type="float" office:value="78.323" calcext:value-type="float">
            <text:p>78,323</text:p>
          </table:table-cell>
          <table:table-cell office:value-type="percentage" office:value="0.9326" calcext:value-type="percentage">
            <text:p>93,26%</text:p>
          </table:table-cell>
          <table:table-cell office:value-type="percentage" office:value="0.9413" calcext:value-type="percentage">
            <text:p>94,13%</text:p>
          </table:table-cell>
          <table:table-cell/>
          <table:table-cell office:value-type="float" office:value="3.6" calcext:value-type="float">
            <text:p>3,6</text:p>
          </table:table-cell>
          <table:table-cell table:formula="of:=PINTERP([.$A$15:.$A$205];[.$B$15:.$B$205];([.F$6]+[.$E26]))*1000" office:value-type="float" office:value="602.151454545455" calcext:value-type="float">
            <text:p>602</text:p>
          </table:table-cell>
          <table:table-cell table:formula="of:=PINTERP([.$A$15:.$A$205];[.$B$15:.$B$205];([.G$6]+[.$E26]))*1000" office:value-type="float" office:value="601.151454545456" calcext:value-type="float">
            <text:p>601</text:p>
          </table:table-cell>
          <table:table-cell table:formula="of:=PINTERP([.$A$15:.$A$205];[.$B$15:.$B$205];([.H$6]+[.$E26]))*1000" office:value-type="float" office:value="600.134303030304" calcext:value-type="float">
            <text:p>600</text:p>
          </table:table-cell>
          <table:table-cell table:formula="of:=PINTERP([.$A$15:.$A$205];[.$B$15:.$B$205];([.I$6]+[.$E26]))*1000" office:value-type="float" office:value="599.100000000002" calcext:value-type="float">
            <text:p>599</text:p>
          </table:table-cell>
          <table:table-cell table:formula="of:=PINTERP([.$A$15:.$A$205];[.$B$15:.$B$205];([.J$6]+[.$E26]))*1000" office:value-type="float" office:value="598.080000000001" calcext:value-type="float">
            <text:p>598</text:p>
          </table:table-cell>
          <table:table-cell table:formula="of:=PINTERP([.$A$15:.$A$205];[.$B$15:.$B$205];([.K$6]+[.$E26]))*1000" office:value-type="float" office:value="597.06" calcext:value-type="float">
            <text:p>597</text:p>
          </table:table-cell>
          <table:table-cell table:formula="of:=PINTERP([.$A$15:.$A$205];[.$B$15:.$B$205];([.L$6]+[.$E26]))*1000" office:value-type="float" office:value="596.040000000001" calcext:value-type="float">
            <text:p>596</text:p>
          </table:table-cell>
          <table:table-cell table:formula="of:=PINTERP([.$A$15:.$A$205];[.$B$15:.$B$205];([.M$6]+[.$E26]))*1000" office:value-type="float" office:value="595.020000000011" calcext:value-type="float">
            <text:p>595</text:p>
          </table:table-cell>
          <table:table-cell table:formula="of:=PINTERP([.$A$15:.$A$205];[.$B$15:.$B$205];([.N$6]+[.$E26]))*1000" office:value-type="float" office:value="594.00000000001" calcext:value-type="float">
            <text:p>594</text:p>
          </table:table-cell>
          <table:table-cell table:formula="of:=PINTERP([.$A$15:.$A$205];[.$B$15:.$B$205];([.O$6]+[.$E26]))*1000" office:value-type="float" office:value="593.000000000011" calcext:value-type="float">
            <text:p>593</text:p>
          </table:table-cell>
          <table:table-cell table:formula="of:=PINTERP([.$A$15:.$A$205];[.$B$15:.$B$205];([.P$6]+[.$E26]))*1000" office:value-type="float" office:value="592.00000000001" calcext:value-type="float">
            <text:p>592</text:p>
          </table:table-cell>
          <table:table-cell table:formula="of:=PINTERP([.$A$15:.$A$205];[.$B$15:.$B$205];([.Q$6]+[.$E26]))*1000" office:value-type="float" office:value="591.00000000001" calcext:value-type="float">
            <text:p>591</text:p>
          </table:table-cell>
          <table:table-cell table:formula="of:=PINTERP([.$A$15:.$A$205];[.$B$15:.$B$205];([.R$6]+[.$E26]))*1000" office:value-type="float" office:value="590.00000000001" calcext:value-type="float">
            <text:p>590</text:p>
          </table:table-cell>
          <table:table-cell table:formula="of:=PINTERP([.$A$15:.$A$205];[.$B$15:.$B$205];([.S$6]+[.$E26]))*1000" office:value-type="float" office:value="589.00000000001" calcext:value-type="float">
            <text:p>589</text:p>
          </table:table-cell>
          <table:table-cell table:formula="of:=PINTERP([.$A$15:.$A$205];[.$B$15:.$B$205];([.T$6]+[.$E26]))*1000" office:value-type="float" office:value="587.950060606072" calcext:value-type="float">
            <text:p>588</text:p>
          </table:table-cell>
          <table:table-cell table:formula="of:=PINTERP([.$A$15:.$A$205];[.$B$15:.$B$205];([.U$6]+[.$E26]))*1000" office:value-type="float" office:value="586.915090909112" calcext:value-type="float">
            <text:p>587</text:p>
          </table:table-cell>
          <table:table-cell table:formula="of:=PINTERP([.$A$15:.$A$205];[.$B$15:.$B$205];([.V$6]+[.$E26]))*1000" office:value-type="float" office:value="585.895090909111" calcext:value-type="float">
            <text:p>586</text:p>
          </table:table-cell>
          <table:table-cell table:formula="of:=PINTERP([.$A$15:.$A$205];[.$B$15:.$B$205];([.W$6]+[.$E26]))*1000" office:value-type="float" office:value="584.890060606081" calcext:value-type="float">
            <text:p>585</text:p>
          </table:table-cell>
          <table:table-cell table:formula="of:=PINTERP([.$A$15:.$A$205];[.$B$15:.$B$205];([.X$6]+[.$E26]))*1000" office:value-type="float" office:value="583.900000000019" calcext:value-type="float">
            <text:p>584</text:p>
          </table:table-cell>
          <table:table-cell table:formula="of:=PINTERP([.$A$15:.$A$205];[.$B$15:.$B$205];([.Y$6]+[.$E26]))*1000" office:value-type="float" office:value="583.066666666683" calcext:value-type="float">
            <text:p>583</text:p>
          </table:table-cell>
          <table:table-cell/>
          <table:table-cell office:value-type="float" office:value="3.6" calcext:value-type="float">
            <text:p>3,6</text:p>
          </table:table-cell>
          <table:table-cell/>
          <table:table-cell table:formula="of:=[.F26]-(2^8)*2" office:value-type="float" office:value="90.1514545454548" calcext:value-type="float">
            <text:p>90</text:p>
          </table:table-cell>
          <table:table-cell table:formula="of:=[.G26]-(2^8)*2" office:value-type="float" office:value="89.151454545456" calcext:value-type="float">
            <text:p>89</text:p>
          </table:table-cell>
          <table:table-cell table:formula="of:=[.H26]-(2^8)*2" office:value-type="float" office:value="88.1343030303037" calcext:value-type="float">
            <text:p>88</text:p>
          </table:table-cell>
          <table:table-cell table:formula="of:=[.I26]-(2^8)*2" office:value-type="float" office:value="87.1000000000015" calcext:value-type="float">
            <text:p>87</text:p>
          </table:table-cell>
          <table:table-cell table:formula="of:=[.J26]-(2^8)*2" office:value-type="float" office:value="86.080000000001" calcext:value-type="float">
            <text:p>86</text:p>
          </table:table-cell>
          <table:table-cell table:formula="of:=[.K26]-(2^8)*2" office:value-type="float" office:value="85.0600000000004" calcext:value-type="float">
            <text:p>85</text:p>
          </table:table-cell>
          <table:table-cell table:formula="of:=[.L26]-(2^8)*2" office:value-type="float" office:value="84.040000000001" calcext:value-type="float">
            <text:p>84</text:p>
          </table:table-cell>
          <table:table-cell table:formula="of:=[.M26]-(2^8)*2" office:value-type="float" office:value="83.0200000000107" calcext:value-type="float">
            <text:p>83</text:p>
          </table:table-cell>
          <table:table-cell table:formula="of:=[.N26]-(2^8)*2" office:value-type="float" office:value="82.0000000000104" calcext:value-type="float">
            <text:p>82</text:p>
          </table:table-cell>
          <table:table-cell table:formula="of:=[.O26]-(2^8)*2" office:value-type="float" office:value="81.0000000000107" calcext:value-type="float">
            <text:p>81</text:p>
          </table:table-cell>
          <table:table-cell table:formula="of:=[.P26]-(2^8)*2" office:value-type="float" office:value="80.0000000000102" calcext:value-type="float">
            <text:p>80</text:p>
          </table:table-cell>
          <table:table-cell table:formula="of:=[.Q26]-(2^8)*2" office:value-type="float" office:value="79.0000000000097" calcext:value-type="float">
            <text:p>79</text:p>
          </table:table-cell>
          <table:table-cell table:formula="of:=[.R26]-(2^8)*2" office:value-type="float" office:value="78.0000000000105" calcext:value-type="float">
            <text:p>78</text:p>
          </table:table-cell>
          <table:table-cell table:formula="of:=[.S26]-(2^8)*2" office:value-type="float" office:value="77.0000000000098" calcext:value-type="float">
            <text:p>77</text:p>
          </table:table-cell>
          <table:table-cell table:formula="of:=[.T26]-(2^8)*2" office:value-type="float" office:value="75.9500606060718" calcext:value-type="float">
            <text:p>76</text:p>
          </table:table-cell>
          <table:table-cell table:formula="of:=[.U26]-(2^8)*2" office:value-type="float" office:value="74.9150909091117" calcext:value-type="float">
            <text:p>75</text:p>
          </table:table-cell>
          <table:table-cell table:formula="of:=[.V26]-(2^8)*2" office:value-type="float" office:value="73.8950909091107" calcext:value-type="float">
            <text:p>74</text:p>
          </table:table-cell>
          <table:table-cell table:formula="of:=[.W26]-(2^8)*2" office:value-type="float" office:value="72.890060606081" calcext:value-type="float">
            <text:p>73</text:p>
          </table:table-cell>
          <table:table-cell table:formula="of:=[.X26]-(2^8)*2" office:value-type="float" office:value="71.9000000000194" calcext:value-type="float">
            <text:p>72</text:p>
          </table:table-cell>
          <table:table-cell table:formula="of:=[.Y26]-(2^8)*2" office:value-type="float" office:value="71.066666666683" calcext:value-type="float">
            <text:p>71</text:p>
          </table:table-cell>
          <table:table-cell/>
          <table:table-cell table:style-name="ce10" office:value-type="float" office:value="3.6" calcext:value-type="float">
            <text:p>3,6</text:p>
          </table:table-cell>
          <table:table-cell table:style-name="ce10"/>
          <table:table-cell table:formula="of:=PINTERP([.$A$15:.$A$205];[.$C$15:.$C$205];([.AZ$6]+[.$E26]))*1000" office:value-type="float" office:value="835.164363636364" calcext:value-type="float">
            <text:p>835</text:p>
          </table:table-cell>
          <table:table-cell table:formula="of:=PINTERP([.$A$15:.$A$205];[.$C$15:.$C$205];([.BA$6]+[.$E26]))*1000" office:value-type="float" office:value="834.844363636364" calcext:value-type="float">
            <text:p>835</text:p>
          </table:table-cell>
          <table:table-cell table:formula="of:=PINTERP([.$A$15:.$A$205];[.$C$15:.$C$205];([.BB$6]+[.$E26]))*1000" office:value-type="float" office:value="834.522909090909" calcext:value-type="float">
            <text:p>835</text:p>
          </table:table-cell>
          <table:table-cell table:formula="of:=PINTERP([.$A$15:.$A$205];[.$C$15:.$C$205];([.BC$6]+[.$E26]))*1000" office:value-type="float" office:value="834.200000000001" calcext:value-type="float">
            <text:p>834</text:p>
          </table:table-cell>
          <table:table-cell table:formula="of:=PINTERP([.$A$15:.$A$205];[.$C$15:.$C$205];([.BD$6]+[.$E26]))*1000" office:value-type="float" office:value="833.988" calcext:value-type="float">
            <text:p>834</text:p>
          </table:table-cell>
          <table:table-cell table:formula="of:=PINTERP([.$A$15:.$A$205];[.$C$15:.$C$205];([.BE$6]+[.$E26]))*1000" office:value-type="float" office:value="833.792" calcext:value-type="float">
            <text:p>834</text:p>
          </table:table-cell>
          <table:table-cell table:formula="of:=PINTERP([.$A$15:.$A$205];[.$C$15:.$C$205];([.BF$6]+[.$E26]))*1000" office:value-type="float" office:value="833.612" calcext:value-type="float">
            <text:p>834</text:p>
          </table:table-cell>
          <table:table-cell table:formula="of:=PINTERP([.$A$15:.$A$205];[.$C$15:.$C$205];([.BG$6]+[.$E26]))*1000" office:value-type="float" office:value="833.448000000002" calcext:value-type="float">
            <text:p>833</text:p>
          </table:table-cell>
          <table:table-cell table:formula="of:=PINTERP([.$A$15:.$A$205];[.$C$15:.$C$205];([.BH$6]+[.$E26]))*1000" office:value-type="float" office:value="833.300000000002" calcext:value-type="float">
            <text:p>833</text:p>
          </table:table-cell>
          <table:table-cell table:formula="of:=PINTERP([.$A$15:.$A$205];[.$C$15:.$C$205];([.BI$6]+[.$E26]))*1000" office:value-type="float" office:value="833.140000000002" calcext:value-type="float">
            <text:p>833</text:p>
          </table:table-cell>
          <table:table-cell table:formula="of:=PINTERP([.$A$15:.$A$205];[.$C$15:.$C$205];([.BJ$6]+[.$E26]))*1000" office:value-type="float" office:value="832.980000000002" calcext:value-type="float">
            <text:p>833</text:p>
          </table:table-cell>
          <table:table-cell table:formula="of:=PINTERP([.$A$15:.$A$205];[.$C$15:.$C$205];([.BK$6]+[.$E26]))*1000" office:value-type="float" office:value="832.820000000002" calcext:value-type="float">
            <text:p>833</text:p>
          </table:table-cell>
          <table:table-cell table:formula="of:=PINTERP([.$A$15:.$A$205];[.$C$15:.$C$205];([.BL$6]+[.$E26]))*1000" office:value-type="float" office:value="832.660000000002" calcext:value-type="float">
            <text:p>833</text:p>
          </table:table-cell>
          <table:table-cell table:formula="of:=PINTERP([.$A$15:.$A$205];[.$C$15:.$C$205];([.BM$6]+[.$E26]))*1000" office:value-type="float" office:value="832.500000000002" calcext:value-type="float">
            <text:p>833</text:p>
          </table:table-cell>
          <table:table-cell table:formula="of:=PINTERP([.$A$15:.$A$205];[.$C$15:.$C$205];([.BN$6]+[.$E26]))*1000" office:value-type="float" office:value="832.315515151517" calcext:value-type="float">
            <text:p>832</text:p>
          </table:table-cell>
          <table:table-cell table:formula="of:=PINTERP([.$A$15:.$A$205];[.$C$15:.$C$205];([.BO$6]+[.$E26]))*1000" office:value-type="float" office:value="832.133272727275" calcext:value-type="float">
            <text:p>832</text:p>
          </table:table-cell>
          <table:table-cell table:formula="of:=PINTERP([.$A$15:.$A$205];[.$C$15:.$C$205];([.BP$6]+[.$E26]))*1000" office:value-type="float" office:value="831.953272727274" calcext:value-type="float">
            <text:p>832</text:p>
          </table:table-cell>
          <table:table-cell table:formula="of:=PINTERP([.$A$15:.$A$205];[.$C$15:.$C$205];([.BQ$6]+[.$E26]))*1000" office:value-type="float" office:value="831.775515151517" calcext:value-type="float">
            <text:p>832</text:p>
          </table:table-cell>
          <table:table-cell table:formula="of:=PINTERP([.$A$15:.$A$205];[.$C$15:.$C$205];([.BR$6]+[.$E26]))*1000" office:value-type="float" office:value="831.600000000004" calcext:value-type="float">
            <text:p>832</text:p>
          </table:table-cell>
          <table:table-cell table:style-name="ce17" table:formula="of:=PINTERP([.$A$15:.$A$205];[.$C$15:.$C$205];([.BS$6]+[.$E26]))*1000" office:value-type="float" office:value="831.466666666669" calcext:value-type="float">
            <text:p>831</text:p>
          </table:table-cell>
          <table:table-cell table:style-name="ce17"/>
          <table:table-cell table:style-name="ce10" office:value-type="float" office:value="3.6" calcext:value-type="float">
            <text:p>3,6</text:p>
          </table:table-cell>
          <table:table-cell table:formula="of:=[.AZ26]-(2^8)*3" office:value-type="float" office:value="67.1643636363638" calcext:value-type="float">
            <text:p>67</text:p>
          </table:table-cell>
          <table:table-cell table:formula="of:=[.BA26]-(2^8)*3" office:value-type="float" office:value="66.8443636363639" calcext:value-type="float">
            <text:p>67</text:p>
          </table:table-cell>
          <table:table-cell table:formula="of:=[.BB26]-(2^8)*3" office:value-type="float" office:value="66.5229090909094" calcext:value-type="float">
            <text:p>67</text:p>
          </table:table-cell>
          <table:table-cell table:formula="of:=[.BC26]-(2^8)*3" office:value-type="float" office:value="66.2000000000006" calcext:value-type="float">
            <text:p>66</text:p>
          </table:table-cell>
          <table:table-cell table:formula="of:=[.BD26]-(2^8)*3" office:value-type="float" office:value="65.9880000000002" calcext:value-type="float">
            <text:p>66</text:p>
          </table:table-cell>
          <table:table-cell table:formula="of:=[.BE26]-(2^8)*3" office:value-type="float" office:value="65.7920000000001" calcext:value-type="float">
            <text:p>66</text:p>
          </table:table-cell>
          <table:table-cell table:formula="of:=[.BF26]-(2^8)*3" office:value-type="float" office:value="65.6120000000003" calcext:value-type="float">
            <text:p>66</text:p>
          </table:table-cell>
          <table:table-cell table:formula="of:=[.BG26]-(2^8)*3" office:value-type="float" office:value="65.4480000000018" calcext:value-type="float">
            <text:p>65</text:p>
          </table:table-cell>
          <table:table-cell table:formula="of:=[.BH26]-(2^8)*3" office:value-type="float" office:value="65.3000000000016" calcext:value-type="float">
            <text:p>65</text:p>
          </table:table-cell>
          <table:table-cell table:formula="of:=[.BI26]-(2^8)*3" office:value-type="float" office:value="65.1400000000018" calcext:value-type="float">
            <text:p>65</text:p>
          </table:table-cell>
          <table:table-cell table:style-name="ce15" table:formula="of:=[.BJ26]-(2^8)*3" office:value-type="float" office:value="64.9800000000017" calcext:value-type="float">
            <text:p>65</text:p>
          </table:table-cell>
          <table:table-cell table:style-name="ce15" table:formula="of:=[.BK26]-(2^8)*3" office:value-type="float" office:value="64.8200000000016" calcext:value-type="float">
            <text:p>65</text:p>
          </table:table-cell>
          <table:table-cell table:style-name="ce15" table:formula="of:=[.BL26]-(2^8)*3" office:value-type="float" office:value="64.6600000000017" calcext:value-type="float">
            <text:p>65</text:p>
          </table:table-cell>
          <table:table-cell table:style-name="ce15" table:formula="of:=[.BM26]-(2^8)*3" office:value-type="float" office:value="64.5000000000016" calcext:value-type="float">
            <text:p>65</text:p>
          </table:table-cell>
          <table:table-cell table:style-name="ce15" table:formula="of:=[.BN26]-(2^8)*3" office:value-type="float" office:value="64.3155151515171" calcext:value-type="float">
            <text:p>64</text:p>
          </table:table-cell>
          <table:table-cell table:style-name="ce15" table:formula="of:=[.BO26]-(2^8)*3" office:value-type="float" office:value="64.1332727272746" calcext:value-type="float">
            <text:p>64</text:p>
          </table:table-cell>
          <table:table-cell table:style-name="ce15" table:formula="of:=[.BP26]-(2^8)*3" office:value-type="float" office:value="63.9532727272745" calcext:value-type="float">
            <text:p>64</text:p>
          </table:table-cell>
          <table:table-cell table:style-name="ce15" table:formula="of:=[.BQ26]-(2^8)*3" office:value-type="float" office:value="63.7755151515171" calcext:value-type="float">
            <text:p>64</text:p>
          </table:table-cell>
          <table:table-cell table:style-name="ce15" table:formula="of:=[.BR26]-(2^8)*3" office:value-type="float" office:value="63.6000000000036" calcext:value-type="float">
            <text:p>64</text:p>
          </table:table-cell>
          <table:table-cell table:style-name="ce15" table:formula="of:=[.BS26]-(2^8)*3" office:value-type="float" office:value="63.4666666666693" calcext:value-type="float">
            <text:p>63</text:p>
          </table:table-cell>
        </table:table-row>
        <table:table-row table:style-name="ro2">
          <table:table-cell office:value-type="float" office:value="78.35" calcext:value-type="float">
            <text:p>78,350</text:p>
          </table:table-cell>
          <table:table-cell office:value-type="percentage" office:value="0.929" calcext:value-type="percentage">
            <text:p>92,90%</text:p>
          </table:table-cell>
          <table:table-cell office:value-type="percentage" office:value="0.9392" calcext:value-type="percentage">
            <text:p>93,92%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PINTERP([.$A$15:.$A$205];[.$B$15:.$B$205];([.F$6]+[.$E27]))*1000" office:value-type="float" office:value="582.233333333333" calcext:value-type="float">
            <text:p>582</text:p>
          </table:table-cell>
          <table:table-cell table:formula="of:=PINTERP([.$A$15:.$A$205];[.$B$15:.$B$205];([.G$6]+[.$E27]))*1000" office:value-type="float" office:value="581.4" calcext:value-type="float">
            <text:p>581</text:p>
          </table:table-cell>
          <table:table-cell table:formula="of:=PINTERP([.$A$15:.$A$205];[.$B$15:.$B$205];([.H$6]+[.$E27]))*1000" office:value-type="float" office:value="580.566666666666" calcext:value-type="float">
            <text:p>581</text:p>
          </table:table-cell>
          <table:table-cell table:formula="of:=PINTERP([.$A$15:.$A$205];[.$B$15:.$B$205];([.I$6]+[.$E27]))*1000" office:value-type="float" office:value="579.733333333334" calcext:value-type="float">
            <text:p>580</text:p>
          </table:table-cell>
          <table:table-cell table:formula="of:=PINTERP([.$A$15:.$A$205];[.$B$15:.$B$205];([.J$6]+[.$E27]))*1000" office:value-type="float" office:value="578.9" calcext:value-type="float">
            <text:p>579</text:p>
          </table:table-cell>
          <table:table-cell table:formula="of:=PINTERP([.$A$15:.$A$205];[.$B$15:.$B$205];([.K$6]+[.$E27]))*1000" office:value-type="float" office:value="577.88303030303" calcext:value-type="float">
            <text:p>578</text:p>
          </table:table-cell>
          <table:table-cell table:formula="of:=PINTERP([.$A$15:.$A$205];[.$B$15:.$B$205];([.L$6]+[.$E27]))*1000" office:value-type="float" office:value="576.864545454546" calcext:value-type="float">
            <text:p>577</text:p>
          </table:table-cell>
          <table:table-cell table:formula="of:=PINTERP([.$A$15:.$A$205];[.$B$15:.$B$205];([.M$6]+[.$E27]))*1000" office:value-type="float" office:value="575.844545454555" calcext:value-type="float">
            <text:p>576</text:p>
          </table:table-cell>
          <table:table-cell table:formula="of:=PINTERP([.$A$15:.$A$205];[.$B$15:.$B$205];([.N$6]+[.$E27]))*1000" office:value-type="float" office:value="574.82303030304" calcext:value-type="float">
            <text:p>575</text:p>
          </table:table-cell>
          <table:table-cell table:formula="of:=PINTERP([.$A$15:.$A$205];[.$B$15:.$B$205];([.O$6]+[.$E27]))*1000" office:value-type="float" office:value="573.80000000001" calcext:value-type="float">
            <text:p>574</text:p>
          </table:table-cell>
          <table:table-cell table:formula="of:=PINTERP([.$A$15:.$A$205];[.$B$15:.$B$205];([.P$6]+[.$E27]))*1000" office:value-type="float" office:value="572.914835858594" calcext:value-type="float">
            <text:p>573</text:p>
          </table:table-cell>
          <table:table-cell table:formula="of:=PINTERP([.$A$15:.$A$205];[.$B$15:.$B$205];([.Q$6]+[.$E27]))*1000" office:value-type="float" office:value="572.043737373745" calcext:value-type="float">
            <text:p>572</text:p>
          </table:table-cell>
          <table:table-cell table:formula="of:=PINTERP([.$A$15:.$A$205];[.$B$15:.$B$205];([.R$6]+[.$E27]))*1000" office:value-type="float" office:value="571.186704545463" calcext:value-type="float">
            <text:p>571</text:p>
          </table:table-cell>
          <table:table-cell table:formula="of:=PINTERP([.$A$15:.$A$205];[.$B$15:.$B$205];([.S$6]+[.$E27]))*1000" office:value-type="float" office:value="570.343737373745" calcext:value-type="float">
            <text:p>570</text:p>
          </table:table-cell>
          <table:table-cell table:formula="of:=PINTERP([.$A$15:.$A$205];[.$B$15:.$B$205];([.T$6]+[.$E27]))*1000" office:value-type="float" office:value="569.514835858594" calcext:value-type="float">
            <text:p>570</text:p>
          </table:table-cell>
          <table:table-cell table:formula="of:=PINTERP([.$A$15:.$A$205];[.$B$15:.$B$205];([.U$6]+[.$E27]))*1000" office:value-type="float" office:value="568.700000000016" calcext:value-type="float">
            <text:p>569</text:p>
          </table:table-cell>
          <table:table-cell table:formula="of:=PINTERP([.$A$15:.$A$205];[.$B$15:.$B$205];([.V$6]+[.$E27]))*1000" office:value-type="float" office:value="567.83333333335" calcext:value-type="float">
            <text:p>568</text:p>
          </table:table-cell>
          <table:table-cell table:formula="of:=PINTERP([.$A$15:.$A$205];[.$B$15:.$B$205];([.W$6]+[.$E27]))*1000" office:value-type="float" office:value="566.966666666685" calcext:value-type="float">
            <text:p>567</text:p>
          </table:table-cell>
          <table:table-cell table:formula="of:=PINTERP([.$A$15:.$A$205];[.$B$15:.$B$205];([.X$6]+[.$E27]))*1000" office:value-type="float" office:value="566.100000000017" calcext:value-type="float">
            <text:p>566</text:p>
          </table:table-cell>
          <table:table-cell table:formula="of:=PINTERP([.$A$15:.$A$205];[.$B$15:.$B$205];([.Y$6]+[.$E27]))*1000" office:value-type="float" office:value="565.23333333335" calcext:value-type="float">
            <text:p>565</text:p>
          </table:table-cell>
          <table:table-cell/>
          <table:table-cell office:value-type="float" office:value="3.8" calcext:value-type="float">
            <text:p>3,8</text:p>
          </table:table-cell>
          <table:table-cell/>
          <table:table-cell table:formula="of:=[.F27]-(2^8)*2" office:value-type="float" office:value="70.2333333333326" calcext:value-type="float">
            <text:p>70</text:p>
          </table:table-cell>
          <table:table-cell table:formula="of:=[.G27]-(2^8)*2" office:value-type="float" office:value="69.3999999999999" calcext:value-type="float">
            <text:p>69</text:p>
          </table:table-cell>
          <table:table-cell table:formula="of:=[.H27]-(2^8)*2" office:value-type="float" office:value="68.5666666666664" calcext:value-type="float">
            <text:p>69</text:p>
          </table:table-cell>
          <table:table-cell table:formula="of:=[.I27]-(2^8)*2" office:value-type="float" office:value="67.7333333333338" calcext:value-type="float">
            <text:p>68</text:p>
          </table:table-cell>
          <table:table-cell table:formula="of:=[.J27]-(2^8)*2" office:value-type="float" office:value="66.9000000000001" calcext:value-type="float">
            <text:p>67</text:p>
          </table:table-cell>
          <table:table-cell table:formula="of:=[.K27]-(2^8)*2" office:value-type="float" office:value="65.8830303030298" calcext:value-type="float">
            <text:p>66</text:p>
          </table:table-cell>
          <table:table-cell table:formula="of:=[.L27]-(2^8)*2" office:value-type="float" office:value="64.8645454545457" calcext:value-type="float">
            <text:p>65</text:p>
          </table:table-cell>
          <table:table-cell table:formula="of:=[.M27]-(2^8)*2" office:value-type="float" office:value="63.8445454545553" calcext:value-type="float">
            <text:p>64</text:p>
          </table:table-cell>
          <table:table-cell table:formula="of:=[.N27]-(2^8)*2" office:value-type="float" office:value="62.8230303030396" calcext:value-type="float">
            <text:p>63</text:p>
          </table:table-cell>
          <table:table-cell table:formula="of:=[.O27]-(2^8)*2" office:value-type="float" office:value="61.8000000000102" calcext:value-type="float">
            <text:p>62</text:p>
          </table:table-cell>
          <table:table-cell table:formula="of:=[.P27]-(2^8)*2" office:value-type="float" office:value="60.9148358585942" calcext:value-type="float">
            <text:p>61</text:p>
          </table:table-cell>
          <table:table-cell table:formula="of:=[.Q27]-(2^8)*2" office:value-type="float" office:value="60.0437373737451" calcext:value-type="float">
            <text:p>60</text:p>
          </table:table-cell>
          <table:table-cell table:formula="of:=[.R27]-(2^8)*2" office:value-type="float" office:value="59.1867045454629" calcext:value-type="float">
            <text:p>59</text:p>
          </table:table-cell>
          <table:table-cell table:formula="of:=[.S27]-(2^8)*2" office:value-type="float" office:value="58.3437373737453" calcext:value-type="float">
            <text:p>58</text:p>
          </table:table-cell>
          <table:table-cell table:formula="of:=[.T27]-(2^8)*2" office:value-type="float" office:value="57.5148358585944" calcext:value-type="float">
            <text:p>58</text:p>
          </table:table-cell>
          <table:table-cell table:formula="of:=[.U27]-(2^8)*2" office:value-type="float" office:value="56.7000000000162" calcext:value-type="float">
            <text:p>57</text:p>
          </table:table-cell>
          <table:table-cell table:formula="of:=[.V27]-(2^8)*2" office:value-type="float" office:value="55.8333333333502" calcext:value-type="float">
            <text:p>56</text:p>
          </table:table-cell>
          <table:table-cell table:formula="of:=[.W27]-(2^8)*2" office:value-type="float" office:value="54.9666666666844" calcext:value-type="float">
            <text:p>55</text:p>
          </table:table-cell>
          <table:table-cell table:formula="of:=[.X27]-(2^8)*2" office:value-type="float" office:value="54.1000000000172" calcext:value-type="float">
            <text:p>54</text:p>
          </table:table-cell>
          <table:table-cell table:formula="of:=[.Y27]-(2^8)*2" office:value-type="float" office:value="53.2333333333502" calcext:value-type="float">
            <text:p>53</text:p>
          </table:table-cell>
          <table:table-cell/>
          <table:table-cell table:style-name="ce10" office:value-type="float" office:value="3.8" calcext:value-type="float">
            <text:p>3,8</text:p>
          </table:table-cell>
          <table:table-cell table:style-name="ce10"/>
          <table:table-cell table:formula="of:=PINTERP([.$A$15:.$A$205];[.$C$15:.$C$205];([.AZ$6]+[.$E27]))*1000" office:value-type="float" office:value="831.333333333333" calcext:value-type="float">
            <text:p>831</text:p>
          </table:table-cell>
          <table:table-cell table:formula="of:=PINTERP([.$A$15:.$A$205];[.$C$15:.$C$205];([.BA$6]+[.$E27]))*1000" office:value-type="float" office:value="831.2" calcext:value-type="float">
            <text:p>831</text:p>
          </table:table-cell>
          <table:table-cell table:formula="of:=PINTERP([.$A$15:.$A$205];[.$C$15:.$C$205];([.BB$6]+[.$E27]))*1000" office:value-type="float" office:value="831.066666666667" calcext:value-type="float">
            <text:p>831</text:p>
          </table:table-cell>
          <table:table-cell table:formula="of:=PINTERP([.$A$15:.$A$205];[.$C$15:.$C$205];([.BC$6]+[.$E27]))*1000" office:value-type="float" office:value="830.933333333334" calcext:value-type="float">
            <text:p>831</text:p>
          </table:table-cell>
          <table:table-cell table:formula="of:=PINTERP([.$A$15:.$A$205];[.$C$15:.$C$205];([.BD$6]+[.$E27]))*1000" office:value-type="float" office:value="830.8" calcext:value-type="float">
            <text:p>831</text:p>
          </table:table-cell>
          <table:table-cell table:formula="of:=PINTERP([.$A$15:.$A$205];[.$C$15:.$C$205];([.BE$6]+[.$E27]))*1000" office:value-type="float" office:value="830.62" calcext:value-type="float">
            <text:p>831</text:p>
          </table:table-cell>
          <table:table-cell table:formula="of:=PINTERP([.$A$15:.$A$205];[.$C$15:.$C$205];([.BF$6]+[.$E27]))*1000" office:value-type="float" office:value="830.44" calcext:value-type="float">
            <text:p>830</text:p>
          </table:table-cell>
          <table:table-cell table:formula="of:=PINTERP([.$A$15:.$A$205];[.$C$15:.$C$205];([.BG$6]+[.$E27]))*1000" office:value-type="float" office:value="830.260000000002" calcext:value-type="float">
            <text:p>830</text:p>
          </table:table-cell>
          <table:table-cell table:formula="of:=PINTERP([.$A$15:.$A$205];[.$C$15:.$C$205];([.BH$6]+[.$E27]))*1000" office:value-type="float" office:value="830.080000000002" calcext:value-type="float">
            <text:p>830</text:p>
          </table:table-cell>
          <table:table-cell table:formula="of:=PINTERP([.$A$15:.$A$205];[.$C$15:.$C$205];([.BI$6]+[.$E27]))*1000" office:value-type="float" office:value="829.900000000002" calcext:value-type="float">
            <text:p>830</text:p>
          </table:table-cell>
          <table:table-cell table:formula="of:=PINTERP([.$A$15:.$A$205];[.$C$15:.$C$205];([.BJ$6]+[.$E27]))*1000" office:value-type="float" office:value="829.759532828284" calcext:value-type="float">
            <text:p>830</text:p>
          </table:table-cell>
          <table:table-cell table:formula="of:=PINTERP([.$A$15:.$A$205];[.$C$15:.$C$205];([.BK$6]+[.$E27]))*1000" office:value-type="float" office:value="829.62191919192" calcext:value-type="float">
            <text:p>830</text:p>
          </table:table-cell>
          <table:table-cell table:formula="of:=PINTERP([.$A$15:.$A$205];[.$C$15:.$C$205];([.BL$6]+[.$E27]))*1000" office:value-type="float" office:value="829.487159090911" calcext:value-type="float">
            <text:p>829</text:p>
          </table:table-cell>
          <table:table-cell table:formula="of:=PINTERP([.$A$15:.$A$205];[.$C$15:.$C$205];([.BM$6]+[.$E27]))*1000" office:value-type="float" office:value="829.355252525254" calcext:value-type="float">
            <text:p>829</text:p>
          </table:table-cell>
          <table:table-cell table:formula="of:=PINTERP([.$A$15:.$A$205];[.$C$15:.$C$205];([.BN$6]+[.$E27]))*1000" office:value-type="float" office:value="829.226199494951" calcext:value-type="float">
            <text:p>829</text:p>
          </table:table-cell>
          <table:table-cell table:formula="of:=PINTERP([.$A$15:.$A$205];[.$C$15:.$C$205];([.BO$6]+[.$E27]))*1000" office:value-type="float" office:value="829.100000000001" calcext:value-type="float">
            <text:p>829</text:p>
          </table:table-cell>
          <table:table-cell table:formula="of:=PINTERP([.$A$15:.$A$205];[.$C$15:.$C$205];([.BP$6]+[.$E27]))*1000" office:value-type="float" office:value="828.977777777779" calcext:value-type="float">
            <text:p>829</text:p>
          </table:table-cell>
          <table:table-cell table:formula="of:=PINTERP([.$A$15:.$A$205];[.$C$15:.$C$205];([.BQ$6]+[.$E27]))*1000" office:value-type="float" office:value="828.844444444446" calcext:value-type="float">
            <text:p>829</text:p>
          </table:table-cell>
          <table:table-cell table:formula="of:=PINTERP([.$A$15:.$A$205];[.$C$15:.$C$205];([.BR$6]+[.$E27]))*1000" office:value-type="float" office:value="828.700000000003" calcext:value-type="float">
            <text:p>829</text:p>
          </table:table-cell>
          <table:table-cell table:style-name="ce17" table:formula="of:=PINTERP([.$A$15:.$A$205];[.$C$15:.$C$205];([.BS$6]+[.$E27]))*1000" office:value-type="float" office:value="828.544444444448" calcext:value-type="float">
            <text:p>829</text:p>
          </table:table-cell>
          <table:table-cell table:style-name="ce17"/>
          <table:table-cell table:style-name="ce10" office:value-type="float" office:value="3.8" calcext:value-type="float">
            <text:p>3,8</text:p>
          </table:table-cell>
          <table:table-cell table:formula="of:=[.AZ27]-(2^8)*3" office:value-type="float" office:value="63.3333333333333" calcext:value-type="float">
            <text:p>63</text:p>
          </table:table-cell>
          <table:table-cell table:formula="of:=[.BA27]-(2^8)*3" office:value-type="float" office:value="63.1999999999999" calcext:value-type="float">
            <text:p>63</text:p>
          </table:table-cell>
          <table:table-cell table:formula="of:=[.BB27]-(2^8)*3" office:value-type="float" office:value="63.0666666666667" calcext:value-type="float">
            <text:p>63</text:p>
          </table:table-cell>
          <table:table-cell table:formula="of:=[.BC27]-(2^8)*3" office:value-type="float" office:value="62.9333333333334" calcext:value-type="float">
            <text:p>63</text:p>
          </table:table-cell>
          <table:table-cell table:formula="of:=[.BD27]-(2^8)*3" office:value-type="float" office:value="62.8000000000001" calcext:value-type="float">
            <text:p>63</text:p>
          </table:table-cell>
          <table:table-cell table:formula="of:=[.BE27]-(2^8)*3" office:value-type="float" office:value="62.62" calcext:value-type="float">
            <text:p>63</text:p>
          </table:table-cell>
          <table:table-cell table:formula="of:=[.BF27]-(2^8)*3" office:value-type="float" office:value="62.4400000000002" calcext:value-type="float">
            <text:p>62</text:p>
          </table:table-cell>
          <table:table-cell table:formula="of:=[.BG27]-(2^8)*3" office:value-type="float" office:value="62.2600000000019" calcext:value-type="float">
            <text:p>62</text:p>
          </table:table-cell>
          <table:table-cell table:formula="of:=[.BH27]-(2^8)*3" office:value-type="float" office:value="62.0800000000019" calcext:value-type="float">
            <text:p>62</text:p>
          </table:table-cell>
          <table:table-cell table:formula="of:=[.BI27]-(2^8)*3" office:value-type="float" office:value="61.900000000002" calcext:value-type="float">
            <text:p>62</text:p>
          </table:table-cell>
          <table:table-cell table:style-name="ce15" table:formula="of:=[.BJ27]-(2^8)*3" office:value-type="float" office:value="61.7595328282843" calcext:value-type="float">
            <text:p>62</text:p>
          </table:table-cell>
          <table:table-cell table:style-name="ce15" table:formula="of:=[.BK27]-(2^8)*3" office:value-type="float" office:value="61.6219191919204" calcext:value-type="float">
            <text:p>62</text:p>
          </table:table-cell>
          <table:table-cell table:style-name="ce15" table:formula="of:=[.BL27]-(2^8)*3" office:value-type="float" office:value="61.4871590909105" calcext:value-type="float">
            <text:p>61</text:p>
          </table:table-cell>
          <table:table-cell table:style-name="ce15" table:formula="of:=[.BM27]-(2^8)*3" office:value-type="float" office:value="61.3552525252537" calcext:value-type="float">
            <text:p>61</text:p>
          </table:table-cell>
          <table:table-cell table:style-name="ce15" table:formula="of:=[.BN27]-(2^8)*3" office:value-type="float" office:value="61.2261994949509" calcext:value-type="float">
            <text:p>61</text:p>
          </table:table-cell>
          <table:table-cell table:style-name="ce15" table:formula="of:=[.BO27]-(2^8)*3" office:value-type="float" office:value="61.1000000000012" calcext:value-type="float">
            <text:p>61</text:p>
          </table:table-cell>
          <table:table-cell table:style-name="ce15" table:formula="of:=[.BP27]-(2^8)*3" office:value-type="float" office:value="60.977777777779" calcext:value-type="float">
            <text:p>61</text:p>
          </table:table-cell>
          <table:table-cell table:style-name="ce15" table:formula="of:=[.BQ27]-(2^8)*3" office:value-type="float" office:value="60.8444444444459" calcext:value-type="float">
            <text:p>61</text:p>
          </table:table-cell>
          <table:table-cell table:style-name="ce15" table:formula="of:=[.BR27]-(2^8)*3" office:value-type="float" office:value="60.7000000000031" calcext:value-type="float">
            <text:p>61</text:p>
          </table:table-cell>
          <table:table-cell table:style-name="ce15" table:formula="of:=[.BS27]-(2^8)*3" office:value-type="float" office:value="60.5444444444477" calcext:value-type="float">
            <text:p>61</text:p>
          </table:table-cell>
        </table:table-row>
        <table:table-row table:style-name="ro2">
          <table:table-cell office:value-type="float" office:value="78.385" calcext:value-type="float">
            <text:p>78,385</text:p>
          </table:table-cell>
          <table:table-cell office:value-type="percentage" office:value="0.9253" calcext:value-type="percentage">
            <text:p>92,53%</text:p>
          </table:table-cell>
          <table:table-cell office:value-type="percentage" office:value="0.937" calcext:value-type="percentage">
            <text:p>93,70%</text:p>
          </table:table-cell>
          <table:table-cell/>
          <table:table-cell office:value-type="float" office:value="4" calcext:value-type="float">
            <text:p>4,0</text:p>
          </table:table-cell>
          <table:table-cell table:formula="of:=PINTERP([.$A$15:.$A$205];[.$B$15:.$B$205];([.F$6]+[.$E28]))*1000" office:value-type="float" office:value="564.366666666666" calcext:value-type="float">
            <text:p>564</text:p>
          </table:table-cell>
          <table:table-cell table:formula="of:=PINTERP([.$A$15:.$A$205];[.$B$15:.$B$205];([.G$6]+[.$E28]))*1000" office:value-type="float" office:value="563.5" calcext:value-type="float">
            <text:p>564</text:p>
          </table:table-cell>
          <table:table-cell table:formula="of:=PINTERP([.$A$15:.$A$205];[.$B$15:.$B$205];([.H$6]+[.$E28]))*1000" office:value-type="float" office:value="562.689709595959" calcext:value-type="float">
            <text:p>563</text:p>
          </table:table-cell>
          <table:table-cell table:formula="of:=PINTERP([.$A$15:.$A$205];[.$B$15:.$B$205];([.I$6]+[.$E28]))*1000" office:value-type="float" office:value="561.863535353536" calcext:value-type="float">
            <text:p>562</text:p>
          </table:table-cell>
          <table:table-cell table:formula="of:=PINTERP([.$A$15:.$A$205];[.$B$15:.$B$205];([.J$6]+[.$E28]))*1000" office:value-type="float" office:value="561.021477272727" calcext:value-type="float">
            <text:p>561</text:p>
          </table:table-cell>
          <table:table-cell table:formula="of:=PINTERP([.$A$15:.$A$205];[.$B$15:.$B$205];([.K$6]+[.$E28]))*1000" office:value-type="float" office:value="560.163535353535" calcext:value-type="float">
            <text:p>560</text:p>
          </table:table-cell>
          <table:table-cell table:formula="of:=PINTERP([.$A$15:.$A$205];[.$B$15:.$B$205];([.L$6]+[.$E28]))*1000" office:value-type="float" office:value="559.28970959596" calcext:value-type="float">
            <text:p>559</text:p>
          </table:table-cell>
          <table:table-cell table:formula="of:=PINTERP([.$A$15:.$A$205];[.$B$15:.$B$205];([.M$6]+[.$E28]))*1000" office:value-type="float" office:value="558.400000000009" calcext:value-type="float">
            <text:p>558</text:p>
          </table:table-cell>
          <table:table-cell table:formula="of:=PINTERP([.$A$15:.$A$205];[.$B$15:.$B$205];([.N$6]+[.$E28]))*1000" office:value-type="float" office:value="557.342640692651" calcext:value-type="float">
            <text:p>557</text:p>
          </table:table-cell>
          <table:table-cell table:formula="of:=PINTERP([.$A$15:.$A$205];[.$B$15:.$B$205];([.O$6]+[.$E28]))*1000" office:value-type="float" office:value="556.293961038972" calcext:value-type="float">
            <text:p>556</text:p>
          </table:table-cell>
          <table:table-cell table:formula="of:=PINTERP([.$A$15:.$A$205];[.$B$15:.$B$205];([.P$6]+[.$E28]))*1000" office:value-type="float" office:value="555.253961038971" calcext:value-type="float">
            <text:p>555</text:p>
          </table:table-cell>
          <table:table-cell table:formula="of:=PINTERP([.$A$15:.$A$205];[.$B$15:.$B$205];([.Q$6]+[.$E28]))*1000" office:value-type="float" office:value="554.22264069265" calcext:value-type="float">
            <text:p>554</text:p>
          </table:table-cell>
          <table:table-cell table:formula="of:=PINTERP([.$A$15:.$A$205];[.$B$15:.$B$205];([.R$6]+[.$E28]))*1000" office:value-type="float" office:value="553.20000000001" calcext:value-type="float">
            <text:p>553</text:p>
          </table:table-cell>
          <table:table-cell table:formula="of:=PINTERP([.$A$15:.$A$205];[.$B$15:.$B$205];([.S$6]+[.$E28]))*1000" office:value-type="float" office:value="552.471428571436" calcext:value-type="float">
            <text:p>552</text:p>
          </table:table-cell>
          <table:table-cell table:formula="of:=PINTERP([.$A$15:.$A$205];[.$B$15:.$B$205];([.T$6]+[.$E28]))*1000" office:value-type="float" office:value="551.742857142865" calcext:value-type="float">
            <text:p>552</text:p>
          </table:table-cell>
          <table:table-cell table:formula="of:=PINTERP([.$A$15:.$A$205];[.$B$15:.$B$205];([.U$6]+[.$E28]))*1000" office:value-type="float" office:value="551.0142857143" calcext:value-type="float">
            <text:p>551</text:p>
          </table:table-cell>
          <table:table-cell table:formula="of:=PINTERP([.$A$15:.$A$205];[.$B$15:.$B$205];([.V$6]+[.$E28]))*1000" office:value-type="float" office:value="550.285714285729" calcext:value-type="float">
            <text:p>550</text:p>
          </table:table-cell>
          <table:table-cell table:formula="of:=PINTERP([.$A$15:.$A$205];[.$B$15:.$B$205];([.W$6]+[.$E28]))*1000" office:value-type="float" office:value="549.557142857158" calcext:value-type="float">
            <text:p>550</text:p>
          </table:table-cell>
          <table:table-cell table:formula="of:=PINTERP([.$A$15:.$A$205];[.$B$15:.$B$205];([.X$6]+[.$E28]))*1000" office:value-type="float" office:value="548.828571428586" calcext:value-type="float">
            <text:p>549</text:p>
          </table:table-cell>
          <table:table-cell table:formula="of:=PINTERP([.$A$15:.$A$205];[.$B$15:.$B$205];([.Y$6]+[.$E28]))*1000" office:value-type="float" office:value="548.100000000014" calcext:value-type="float">
            <text:p>548</text:p>
          </table:table-cell>
          <table:table-cell/>
          <table:table-cell office:value-type="float" office:value="4" calcext:value-type="float">
            <text:p>4,0</text:p>
          </table:table-cell>
          <table:table-cell/>
          <table:table-cell table:formula="of:=[.F28]-(2^8)*2" office:value-type="float" office:value="52.3666666666658" calcext:value-type="float">
            <text:p>52</text:p>
          </table:table-cell>
          <table:table-cell table:formula="of:=[.G28]-(2^8)*2" office:value-type="float" office:value="51.5000000000001" calcext:value-type="float">
            <text:p>52</text:p>
          </table:table-cell>
          <table:table-cell table:formula="of:=[.H28]-(2^8)*2" office:value-type="float" office:value="50.6897095959593" calcext:value-type="float">
            <text:p>51</text:p>
          </table:table-cell>
          <table:table-cell table:formula="of:=[.I28]-(2^8)*2" office:value-type="float" office:value="49.8635353535358" calcext:value-type="float">
            <text:p>50</text:p>
          </table:table-cell>
          <table:table-cell table:formula="of:=[.J28]-(2^8)*2" office:value-type="float" office:value="49.0214772727273" calcext:value-type="float">
            <text:p>49</text:p>
          </table:table-cell>
          <table:table-cell table:formula="of:=[.K28]-(2^8)*2" office:value-type="float" office:value="48.1635353535351" calcext:value-type="float">
            <text:p>48</text:p>
          </table:table-cell>
          <table:table-cell table:formula="of:=[.L28]-(2^8)*2" office:value-type="float" office:value="47.2897095959601" calcext:value-type="float">
            <text:p>47</text:p>
          </table:table-cell>
          <table:table-cell table:formula="of:=[.M28]-(2^8)*2" office:value-type="float" office:value="46.4000000000091" calcext:value-type="float">
            <text:p>46</text:p>
          </table:table-cell>
          <table:table-cell table:formula="of:=[.N28]-(2^8)*2" office:value-type="float" office:value="45.3426406926505" calcext:value-type="float">
            <text:p>45</text:p>
          </table:table-cell>
          <table:table-cell table:formula="of:=[.O28]-(2^8)*2" office:value-type="float" office:value="44.2939610389718" calcext:value-type="float">
            <text:p>44</text:p>
          </table:table-cell>
          <table:table-cell table:formula="of:=[.P28]-(2^8)*2" office:value-type="float" office:value="43.2539610389711" calcext:value-type="float">
            <text:p>43</text:p>
          </table:table-cell>
          <table:table-cell table:formula="of:=[.Q28]-(2^8)*2" office:value-type="float" office:value="42.2226406926501" calcext:value-type="float">
            <text:p>42</text:p>
          </table:table-cell>
          <table:table-cell table:formula="of:=[.R28]-(2^8)*2" office:value-type="float" office:value="41.2000000000102" calcext:value-type="float">
            <text:p>41</text:p>
          </table:table-cell>
          <table:table-cell table:formula="of:=[.S28]-(2^8)*2" office:value-type="float" office:value="40.4714285714355" calcext:value-type="float">
            <text:p>40</text:p>
          </table:table-cell>
          <table:table-cell table:formula="of:=[.T28]-(2^8)*2" office:value-type="float" office:value="39.7428571428649" calcext:value-type="float">
            <text:p>40</text:p>
          </table:table-cell>
          <table:table-cell table:formula="of:=[.U28]-(2^8)*2" office:value-type="float" office:value="39.0142857143004" calcext:value-type="float">
            <text:p>39</text:p>
          </table:table-cell>
          <table:table-cell table:formula="of:=[.V28]-(2^8)*2" office:value-type="float" office:value="38.2857142857285" calcext:value-type="float">
            <text:p>38</text:p>
          </table:table-cell>
          <table:table-cell table:formula="of:=[.W28]-(2^8)*2" office:value-type="float" office:value="37.5571428571579" calcext:value-type="float">
            <text:p>38</text:p>
          </table:table-cell>
          <table:table-cell table:formula="of:=[.X28]-(2^8)*2" office:value-type="float" office:value="36.8285714285862" calcext:value-type="float">
            <text:p>37</text:p>
          </table:table-cell>
          <table:table-cell table:formula="of:=[.Y28]-(2^8)*2" office:value-type="float" office:value="36.1000000000145" calcext:value-type="float">
            <text:p>36</text:p>
          </table:table-cell>
          <table:table-cell/>
          <table:table-cell table:style-name="ce10" office:value-type="float" office:value="4" calcext:value-type="float">
            <text:p>4,0</text:p>
          </table:table-cell>
          <table:table-cell table:style-name="ce10"/>
          <table:table-cell table:formula="of:=PINTERP([.$A$15:.$A$205];[.$C$15:.$C$205];([.AZ$6]+[.$E28]))*1000" office:value-type="float" office:value="828.377777777778" calcext:value-type="float">
            <text:p>828</text:p>
          </table:table-cell>
          <table:table-cell table:formula="of:=PINTERP([.$A$15:.$A$205];[.$C$15:.$C$205];([.BA$6]+[.$E28]))*1000" office:value-type="float" office:value="828.2" calcext:value-type="float">
            <text:p>828</text:p>
          </table:table-cell>
          <table:table-cell table:formula="of:=PINTERP([.$A$15:.$A$205];[.$C$15:.$C$205];([.BB$6]+[.$E28]))*1000" office:value-type="float" office:value="827.933396464646" calcext:value-type="float">
            <text:p>828</text:p>
          </table:table-cell>
          <table:table-cell table:formula="of:=PINTERP([.$A$15:.$A$205];[.$C$15:.$C$205];([.BC$6]+[.$E28]))*1000" office:value-type="float" office:value="827.666767676768" calcext:value-type="float">
            <text:p>828</text:p>
          </table:table-cell>
          <table:table-cell table:formula="of:=PINTERP([.$A$15:.$A$205];[.$C$15:.$C$205];([.BD$6]+[.$E28]))*1000" office:value-type="float" office:value="827.400113636364" calcext:value-type="float">
            <text:p>827</text:p>
          </table:table-cell>
          <table:table-cell table:formula="of:=PINTERP([.$A$15:.$A$205];[.$C$15:.$C$205];([.BE$6]+[.$E28]))*1000" office:value-type="float" office:value="827.133434343434" calcext:value-type="float">
            <text:p>827</text:p>
          </table:table-cell>
          <table:table-cell table:formula="of:=PINTERP([.$A$15:.$A$205];[.$C$15:.$C$205];([.BF$6]+[.$E28]))*1000" office:value-type="float" office:value="826.86672979798" calcext:value-type="float">
            <text:p>827</text:p>
          </table:table-cell>
          <table:table-cell table:formula="of:=PINTERP([.$A$15:.$A$205];[.$C$15:.$C$205];([.BG$6]+[.$E28]))*1000" office:value-type="float" office:value="826.600000000003" calcext:value-type="float">
            <text:p>827</text:p>
          </table:table-cell>
          <table:table-cell table:formula="of:=PINTERP([.$A$15:.$A$205];[.$C$15:.$C$205];([.BH$6]+[.$E28]))*1000" office:value-type="float" office:value="826.41536796537" calcext:value-type="float">
            <text:p>826</text:p>
          </table:table-cell>
          <table:table-cell table:formula="of:=PINTERP([.$A$15:.$A$205];[.$C$15:.$C$205];([.BI$6]+[.$E28]))*1000" office:value-type="float" office:value="826.243051948054" calcext:value-type="float">
            <text:p>826</text:p>
          </table:table-cell>
          <table:table-cell table:formula="of:=PINTERP([.$A$15:.$A$205];[.$C$15:.$C$205];([.BJ$6]+[.$E28]))*1000" office:value-type="float" office:value="826.083051948054" calcext:value-type="float">
            <text:p>826</text:p>
          </table:table-cell>
          <table:table-cell table:formula="of:=PINTERP([.$A$15:.$A$205];[.$C$15:.$C$205];([.BK$6]+[.$E28]))*1000" office:value-type="float" office:value="825.935367965369" calcext:value-type="float">
            <text:p>826</text:p>
          </table:table-cell>
          <table:table-cell table:formula="of:=PINTERP([.$A$15:.$A$205];[.$C$15:.$C$205];([.BL$6]+[.$E28]))*1000" office:value-type="float" office:value="825.800000000001" calcext:value-type="float">
            <text:p>826</text:p>
          </table:table-cell>
          <table:table-cell table:formula="of:=PINTERP([.$A$15:.$A$205];[.$C$15:.$C$205];([.BM$6]+[.$E28]))*1000" office:value-type="float" office:value="825.71642857143" calcext:value-type="float">
            <text:p>826</text:p>
          </table:table-cell>
          <table:table-cell table:formula="of:=PINTERP([.$A$15:.$A$205];[.$C$15:.$C$205];([.BN$6]+[.$E28]))*1000" office:value-type="float" office:value="825.617857142859" calcext:value-type="float">
            <text:p>826</text:p>
          </table:table-cell>
          <table:table-cell table:formula="of:=PINTERP([.$A$15:.$A$205];[.$C$15:.$C$205];([.BO$6]+[.$E28]))*1000" office:value-type="float" office:value="825.504285714287" calcext:value-type="float">
            <text:p>826</text:p>
          </table:table-cell>
          <table:table-cell table:formula="of:=PINTERP([.$A$15:.$A$205];[.$C$15:.$C$205];([.BP$6]+[.$E28]))*1000" office:value-type="float" office:value="825.375714285716" calcext:value-type="float">
            <text:p>825</text:p>
          </table:table-cell>
          <table:table-cell table:formula="of:=PINTERP([.$A$15:.$A$205];[.$C$15:.$C$205];([.BQ$6]+[.$E28]))*1000" office:value-type="float" office:value="825.232142857145" calcext:value-type="float">
            <text:p>825</text:p>
          </table:table-cell>
          <table:table-cell table:formula="of:=PINTERP([.$A$15:.$A$205];[.$C$15:.$C$205];([.BR$6]+[.$E28]))*1000" office:value-type="float" office:value="825.073571428575" calcext:value-type="float">
            <text:p>825</text:p>
          </table:table-cell>
          <table:table-cell table:style-name="ce17" table:formula="of:=PINTERP([.$A$15:.$A$205];[.$C$15:.$C$205];([.BS$6]+[.$E28]))*1000" office:value-type="float" office:value="824.900000000004" calcext:value-type="float">
            <text:p>825</text:p>
          </table:table-cell>
          <table:table-cell table:style-name="ce17"/>
          <table:table-cell table:style-name="ce10" office:value-type="float" office:value="4" calcext:value-type="float">
            <text:p>4,0</text:p>
          </table:table-cell>
          <table:table-cell table:formula="of:=[.AZ28]-(2^8)*3" office:value-type="float" office:value="60.3777777777775" calcext:value-type="float">
            <text:p>60</text:p>
          </table:table-cell>
          <table:table-cell table:formula="of:=[.BA28]-(2^8)*3" office:value-type="float" office:value="60.2000000000001" calcext:value-type="float">
            <text:p>60</text:p>
          </table:table-cell>
          <table:table-cell table:formula="of:=[.BB28]-(2^8)*3" office:value-type="float" office:value="59.9333964646464" calcext:value-type="float">
            <text:p>60</text:p>
          </table:table-cell>
          <table:table-cell table:formula="of:=[.BC28]-(2^8)*3" office:value-type="float" office:value="59.6667676767678" calcext:value-type="float">
            <text:p>60</text:p>
          </table:table-cell>
          <table:table-cell table:formula="of:=[.BD28]-(2^8)*3" office:value-type="float" office:value="59.4001136363637" calcext:value-type="float">
            <text:p>59</text:p>
          </table:table-cell>
          <table:table-cell table:formula="of:=[.BE28]-(2^8)*3" office:value-type="float" office:value="59.1334343434343" calcext:value-type="float">
            <text:p>59</text:p>
          </table:table-cell>
          <table:table-cell table:formula="of:=[.BF28]-(2^8)*3" office:value-type="float" office:value="58.8667297979799" calcext:value-type="float">
            <text:p>59</text:p>
          </table:table-cell>
          <table:table-cell table:formula="of:=[.BG28]-(2^8)*3" office:value-type="float" office:value="58.6000000000026" calcext:value-type="float">
            <text:p>59</text:p>
          </table:table-cell>
          <table:table-cell table:formula="of:=[.BH28]-(2^8)*3" office:value-type="float" office:value="58.4153679653698" calcext:value-type="float">
            <text:p>58</text:p>
          </table:table-cell>
          <table:table-cell table:formula="of:=[.BI28]-(2^8)*3" office:value-type="float" office:value="58.2430519480537" calcext:value-type="float">
            <text:p>58</text:p>
          </table:table-cell>
          <table:table-cell table:style-name="ce15" table:formula="of:=[.BJ28]-(2^8)*3" office:value-type="float" office:value="58.0830519480535" calcext:value-type="float">
            <text:p>58</text:p>
          </table:table-cell>
          <table:table-cell table:style-name="ce15" table:formula="of:=[.BK28]-(2^8)*3" office:value-type="float" office:value="57.9353679653693" calcext:value-type="float">
            <text:p>58</text:p>
          </table:table-cell>
          <table:table-cell table:style-name="ce15" table:formula="of:=[.BL28]-(2^8)*3" office:value-type="float" office:value="57.8000000000013" calcext:value-type="float">
            <text:p>58</text:p>
          </table:table-cell>
          <table:table-cell table:style-name="ce15" table:formula="of:=[.BM28]-(2^8)*3" office:value-type="float" office:value="57.7164285714296" calcext:value-type="float">
            <text:p>58</text:p>
          </table:table-cell>
          <table:table-cell table:style-name="ce15" table:formula="of:=[.BN28]-(2^8)*3" office:value-type="float" office:value="57.6178571428584" calcext:value-type="float">
            <text:p>58</text:p>
          </table:table-cell>
          <table:table-cell table:style-name="ce15" table:formula="of:=[.BO28]-(2^8)*3" office:value-type="float" office:value="57.5042857142871" calcext:value-type="float">
            <text:p>58</text:p>
          </table:table-cell>
          <table:table-cell table:style-name="ce15" table:formula="of:=[.BP28]-(2^8)*3" office:value-type="float" office:value="57.3757142857156" calcext:value-type="float">
            <text:p>57</text:p>
          </table:table-cell>
          <table:table-cell table:style-name="ce15" table:formula="of:=[.BQ28]-(2^8)*3" office:value-type="float" office:value="57.2321428571446" calcext:value-type="float">
            <text:p>57</text:p>
          </table:table-cell>
          <table:table-cell table:style-name="ce15" table:formula="of:=[.BR28]-(2^8)*3" office:value-type="float" office:value="57.0735714285748" calcext:value-type="float">
            <text:p>57</text:p>
          </table:table-cell>
          <table:table-cell table:style-name="ce15" table:formula="of:=[.BS28]-(2^8)*3" office:value-type="float" office:value="56.9000000000036" calcext:value-type="float">
            <text:p>57</text:p>
          </table:table-cell>
        </table:table-row>
        <table:table-row table:style-name="ro2">
          <table:table-cell office:value-type="float" office:value="78.411" calcext:value-type="float">
            <text:p>78,411</text:p>
          </table:table-cell>
          <table:table-cell office:value-type="percentage" office:value="0.9216" calcext:value-type="percentage">
            <text:p>92,16%</text:p>
          </table:table-cell>
          <table:table-cell office:value-type="percentage" office:value="0.9348" calcext:value-type="percentage">
            <text:p>93,48%</text:p>
          </table:table-cell>
          <table:table-cell/>
          <table:table-cell office:value-type="float" office:value="4.2" calcext:value-type="float">
            <text:p>4,2</text:p>
          </table:table-cell>
          <table:table-cell table:formula="of:=PINTERP([.$A$15:.$A$205];[.$B$15:.$B$205];([.F$6]+[.$E29]))*1000" office:value-type="float" office:value="547.080389610389" calcext:value-type="float">
            <text:p>547</text:p>
          </table:table-cell>
          <table:table-cell table:formula="of:=PINTERP([.$A$15:.$A$205];[.$B$15:.$B$205];([.G$6]+[.$E29]))*1000" office:value-type="float" office:value="546.050584415585" calcext:value-type="float">
            <text:p>546</text:p>
          </table:table-cell>
          <table:table-cell table:formula="of:=PINTERP([.$A$15:.$A$205];[.$B$15:.$B$205];([.H$6]+[.$E29]))*1000" office:value-type="float" office:value="545.010584415584" calcext:value-type="float">
            <text:p>545</text:p>
          </table:table-cell>
          <table:table-cell table:formula="of:=PINTERP([.$A$15:.$A$205];[.$B$15:.$B$205];([.I$6]+[.$E29]))*1000" office:value-type="float" office:value="543.96038961039" calcext:value-type="float">
            <text:p>544</text:p>
          </table:table-cell>
          <table:table-cell table:formula="of:=PINTERP([.$A$15:.$A$205];[.$B$15:.$B$205];([.J$6]+[.$E29]))*1000" office:value-type="float" office:value="542.9" calcext:value-type="float">
            <text:p>543</text:p>
          </table:table-cell>
          <table:table-cell table:formula="of:=PINTERP([.$A$15:.$A$205];[.$B$15:.$B$205];([.K$6]+[.$E29]))*1000" office:value-type="float" office:value="541.997411616161" calcext:value-type="float">
            <text:p>542</text:p>
          </table:table-cell>
          <table:table-cell table:formula="of:=PINTERP([.$A$15:.$A$205];[.$B$15:.$B$205];([.L$6]+[.$E29]))*1000" office:value-type="float" office:value="541.109191919192" calcext:value-type="float">
            <text:p>541</text:p>
          </table:table-cell>
          <table:table-cell table:formula="of:=PINTERP([.$A$15:.$A$205];[.$B$15:.$B$205];([.M$6]+[.$E29]))*1000" office:value-type="float" office:value="540.2353409091" calcext:value-type="float">
            <text:p>540</text:p>
          </table:table-cell>
          <table:table-cell table:formula="of:=PINTERP([.$A$15:.$A$205];[.$B$15:.$B$205];([.N$6]+[.$E29]))*1000" office:value-type="float" office:value="539.375858585867" calcext:value-type="float">
            <text:p>539</text:p>
          </table:table-cell>
          <table:table-cell table:formula="of:=PINTERP([.$A$15:.$A$205];[.$B$15:.$B$205];([.O$6]+[.$E29]))*1000" office:value-type="float" office:value="538.530744949504" calcext:value-type="float">
            <text:p>539</text:p>
          </table:table-cell>
          <table:table-cell table:formula="of:=PINTERP([.$A$15:.$A$205];[.$B$15:.$B$205];([.P$6]+[.$E29]))*1000" office:value-type="float" office:value="537.700000000008" calcext:value-type="float">
            <text:p>538</text:p>
          </table:table-cell>
          <table:table-cell table:formula="of:=PINTERP([.$A$15:.$A$205];[.$B$15:.$B$205];([.Q$6]+[.$E29]))*1000" office:value-type="float" office:value="536.816666666675" calcext:value-type="float">
            <text:p>537</text:p>
          </table:table-cell>
          <table:table-cell table:formula="of:=PINTERP([.$A$15:.$A$205];[.$B$15:.$B$205];([.R$6]+[.$E29]))*1000" office:value-type="float" office:value="535.933333333343" calcext:value-type="float">
            <text:p>536</text:p>
          </table:table-cell>
          <table:table-cell table:formula="of:=PINTERP([.$A$15:.$A$205];[.$B$15:.$B$205];([.S$6]+[.$E29]))*1000" office:value-type="float" office:value="535.050000000009" calcext:value-type="float">
            <text:p>535</text:p>
          </table:table-cell>
          <table:table-cell table:formula="of:=PINTERP([.$A$15:.$A$205];[.$B$15:.$B$205];([.T$6]+[.$E29]))*1000" office:value-type="float" office:value="534.166666666676" calcext:value-type="float">
            <text:p>534</text:p>
          </table:table-cell>
          <table:table-cell table:formula="of:=PINTERP([.$A$15:.$A$205];[.$B$15:.$B$205];([.U$6]+[.$E29]))*1000" office:value-type="float" office:value="533.283333333351" calcext:value-type="float">
            <text:p>533</text:p>
          </table:table-cell>
          <table:table-cell table:formula="of:=PINTERP([.$A$15:.$A$205];[.$B$15:.$B$205];([.V$6]+[.$E29]))*1000" office:value-type="float" office:value="532.400000000018" calcext:value-type="float">
            <text:p>532</text:p>
          </table:table-cell>
          <table:table-cell table:formula="of:=PINTERP([.$A$15:.$A$205];[.$B$15:.$B$205];([.W$6]+[.$E29]))*1000" office:value-type="float" office:value="531.533333333351" calcext:value-type="float">
            <text:p>532</text:p>
          </table:table-cell>
          <table:table-cell table:formula="of:=PINTERP([.$A$15:.$A$205];[.$B$15:.$B$205];([.X$6]+[.$E29]))*1000" office:value-type="float" office:value="530.666666666684" calcext:value-type="float">
            <text:p>531</text:p>
          </table:table-cell>
          <table:table-cell table:formula="of:=PINTERP([.$A$15:.$A$205];[.$B$15:.$B$205];([.Y$6]+[.$E29]))*1000" office:value-type="float" office:value="529.800000000017" calcext:value-type="float">
            <text:p>530</text:p>
          </table:table-cell>
          <table:table-cell/>
          <table:table-cell office:value-type="float" office:value="4.2" calcext:value-type="float">
            <text:p>4,2</text:p>
          </table:table-cell>
          <table:table-cell/>
          <table:table-cell table:formula="of:=[.F29]-(2^8)*2" office:value-type="float" office:value="35.0803896103889" calcext:value-type="float">
            <text:p>35</text:p>
          </table:table-cell>
          <table:table-cell table:formula="of:=[.G29]-(2^8)*2" office:value-type="float" office:value="34.0505844155847" calcext:value-type="float">
            <text:p>34</text:p>
          </table:table-cell>
          <table:table-cell table:formula="of:=[.H29]-(2^8)*2" office:value-type="float" office:value="33.0105844155842" calcext:value-type="float">
            <text:p>33</text:p>
          </table:table-cell>
          <table:table-cell table:formula="of:=[.I29]-(2^8)*2" office:value-type="float" office:value="31.9603896103902" calcext:value-type="float">
            <text:p>32</text:p>
          </table:table-cell>
          <table:table-cell table:formula="of:=[.J29]-(2^8)*2" office:value-type="float" office:value="30.9000000000002" calcext:value-type="float">
            <text:p>31</text:p>
          </table:table-cell>
          <table:table-cell table:formula="of:=[.K29]-(2^8)*2" office:value-type="float" office:value="29.9974116161612" calcext:value-type="float">
            <text:p>30</text:p>
          </table:table-cell>
          <table:table-cell table:formula="of:=[.L29]-(2^8)*2" office:value-type="float" office:value="29.1091919191924" calcext:value-type="float">
            <text:p>29</text:p>
          </table:table-cell>
          <table:table-cell table:formula="of:=[.M29]-(2^8)*2" office:value-type="float" office:value="28.2353409090996" calcext:value-type="float">
            <text:p>28</text:p>
          </table:table-cell>
          <table:table-cell table:formula="of:=[.N29]-(2^8)*2" office:value-type="float" office:value="27.3758585858667" calcext:value-type="float">
            <text:p>27</text:p>
          </table:table-cell>
          <table:table-cell table:formula="of:=[.O29]-(2^8)*2" office:value-type="float" office:value="26.5307449495039" calcext:value-type="float">
            <text:p>27</text:p>
          </table:table-cell>
          <table:table-cell table:formula="of:=[.P29]-(2^8)*2" office:value-type="float" office:value="25.7000000000081" calcext:value-type="float">
            <text:p>26</text:p>
          </table:table-cell>
          <table:table-cell table:formula="of:=[.Q29]-(2^8)*2" office:value-type="float" office:value="24.8166666666751" calcext:value-type="float">
            <text:p>25</text:p>
          </table:table-cell>
          <table:table-cell table:formula="of:=[.R29]-(2^8)*2" office:value-type="float" office:value="23.9333333333426" calcext:value-type="float">
            <text:p>24</text:p>
          </table:table-cell>
          <table:table-cell table:formula="of:=[.S29]-(2^8)*2" office:value-type="float" office:value="23.0500000000089" calcext:value-type="float">
            <text:p>23</text:p>
          </table:table-cell>
          <table:table-cell table:formula="of:=[.T29]-(2^8)*2" office:value-type="float" office:value="22.1666666666764" calcext:value-type="float">
            <text:p>22</text:p>
          </table:table-cell>
          <table:table-cell table:formula="of:=[.U29]-(2^8)*2" office:value-type="float" office:value="21.2833333333514" calcext:value-type="float">
            <text:p>21</text:p>
          </table:table-cell>
          <table:table-cell table:formula="of:=[.V29]-(2^8)*2" office:value-type="float" office:value="20.4000000000175" calcext:value-type="float">
            <text:p>20</text:p>
          </table:table-cell>
          <table:table-cell table:formula="of:=[.W29]-(2^8)*2" office:value-type="float" office:value="19.533333333351" calcext:value-type="float">
            <text:p>20</text:p>
          </table:table-cell>
          <table:table-cell table:formula="of:=[.X29]-(2^8)*2" office:value-type="float" office:value="18.6666666666839" calcext:value-type="float">
            <text:p>19</text:p>
          </table:table-cell>
          <table:table-cell table:formula="of:=[.Y29]-(2^8)*2" office:value-type="float" office:value="17.8000000000166" calcext:value-type="float">
            <text:p>18</text:p>
          </table:table-cell>
          <table:table-cell/>
          <table:table-cell table:style-name="ce10" office:value-type="float" office:value="4.2" calcext:value-type="float">
            <text:p>4,2</text:p>
          </table:table-cell>
          <table:table-cell table:style-name="ce10"/>
          <table:table-cell table:formula="of:=PINTERP([.$A$15:.$A$205];[.$C$15:.$C$205];([.AZ$6]+[.$E29]))*1000" office:value-type="float" office:value="824.560692640693" calcext:value-type="float">
            <text:p>825</text:p>
          </table:table-cell>
          <table:table-cell table:formula="of:=PINTERP([.$A$15:.$A$205];[.$C$15:.$C$205];([.BA$6]+[.$E29]))*1000" office:value-type="float" office:value="824.221038961039" calcext:value-type="float">
            <text:p>824</text:p>
          </table:table-cell>
          <table:table-cell table:formula="of:=PINTERP([.$A$15:.$A$205];[.$C$15:.$C$205];([.BB$6]+[.$E29]))*1000" office:value-type="float" office:value="823.881038961039" calcext:value-type="float">
            <text:p>824</text:p>
          </table:table-cell>
          <table:table-cell table:formula="of:=PINTERP([.$A$15:.$A$205];[.$C$15:.$C$205];([.BC$6]+[.$E29]))*1000" office:value-type="float" office:value="823.540692640693" calcext:value-type="float">
            <text:p>824</text:p>
          </table:table-cell>
          <table:table-cell table:formula="of:=PINTERP([.$A$15:.$A$205];[.$C$15:.$C$205];([.BD$6]+[.$E29]))*1000" office:value-type="float" office:value="823.2" calcext:value-type="float">
            <text:p>823</text:p>
          </table:table-cell>
          <table:table-cell table:formula="of:=PINTERP([.$A$15:.$A$205];[.$C$15:.$C$205];([.BE$6]+[.$E29]))*1000" office:value-type="float" office:value="823.003345959596" calcext:value-type="float">
            <text:p>823</text:p>
          </table:table-cell>
          <table:table-cell table:formula="of:=PINTERP([.$A$15:.$A$205];[.$C$15:.$C$205];([.BF$6]+[.$E29]))*1000" office:value-type="float" office:value="822.825353535354" calcext:value-type="float">
            <text:p>823</text:p>
          </table:table-cell>
          <table:table-cell table:formula="of:=PINTERP([.$A$15:.$A$205];[.$C$15:.$C$205];([.BG$6]+[.$E29]))*1000" office:value-type="float" office:value="822.666022727274" calcext:value-type="float">
            <text:p>823</text:p>
          </table:table-cell>
          <table:table-cell table:formula="of:=PINTERP([.$A$15:.$A$205];[.$C$15:.$C$205];([.BH$6]+[.$E29]))*1000" office:value-type="float" office:value="822.525353535355" calcext:value-type="float">
            <text:p>823</text:p>
          </table:table-cell>
          <table:table-cell table:formula="of:=PINTERP([.$A$15:.$A$205];[.$C$15:.$C$205];([.BI$6]+[.$E29]))*1000" office:value-type="float" office:value="822.403345959597" calcext:value-type="float">
            <text:p>822</text:p>
          </table:table-cell>
          <table:table-cell table:formula="of:=PINTERP([.$A$15:.$A$205];[.$C$15:.$C$205];([.BJ$6]+[.$E29]))*1000" office:value-type="float" office:value="822.300000000001" calcext:value-type="float">
            <text:p>822</text:p>
          </table:table-cell>
          <table:table-cell table:formula="of:=PINTERP([.$A$15:.$A$205];[.$C$15:.$C$205];([.BK$6]+[.$E29]))*1000" office:value-type="float" office:value="822.163194444446" calcext:value-type="float">
            <text:p>822</text:p>
          </table:table-cell>
          <table:table-cell table:formula="of:=PINTERP([.$A$15:.$A$205];[.$C$15:.$C$205];([.BL$6]+[.$E29]))*1000" office:value-type="float" office:value="822.027777777779" calcext:value-type="float">
            <text:p>822</text:p>
          </table:table-cell>
          <table:table-cell table:formula="of:=PINTERP([.$A$15:.$A$205];[.$C$15:.$C$205];([.BM$6]+[.$E29]))*1000" office:value-type="float" office:value="821.893750000002" calcext:value-type="float">
            <text:p>822</text:p>
          </table:table-cell>
          <table:table-cell table:formula="of:=PINTERP([.$A$15:.$A$205];[.$C$15:.$C$205];([.BN$6]+[.$E29]))*1000" office:value-type="float" office:value="821.761111111113" calcext:value-type="float">
            <text:p>822</text:p>
          </table:table-cell>
          <table:table-cell table:formula="of:=PINTERP([.$A$15:.$A$205];[.$C$15:.$C$205];([.BO$6]+[.$E29]))*1000" office:value-type="float" office:value="821.629861111112" calcext:value-type="float">
            <text:p>822</text:p>
          </table:table-cell>
          <table:table-cell table:formula="of:=PINTERP([.$A$15:.$A$205];[.$C$15:.$C$205];([.BP$6]+[.$E29]))*1000" office:value-type="float" office:value="821.500000000001" calcext:value-type="float">
            <text:p>822</text:p>
          </table:table-cell>
          <table:table-cell table:formula="of:=PINTERP([.$A$15:.$A$205];[.$C$15:.$C$205];([.BQ$6]+[.$E29]))*1000" office:value-type="float" office:value="821.40138888889" calcext:value-type="float">
            <text:p>821</text:p>
          </table:table-cell>
          <table:table-cell table:formula="of:=PINTERP([.$A$15:.$A$205];[.$C$15:.$C$205];([.BR$6]+[.$E29]))*1000" office:value-type="float" office:value="821.288888888891" calcext:value-type="float">
            <text:p>821</text:p>
          </table:table-cell>
          <table:table-cell table:style-name="ce17" table:formula="of:=PINTERP([.$A$15:.$A$205];[.$C$15:.$C$205];([.BS$6]+[.$E29]))*1000" office:value-type="float" office:value="821.162500000002" calcext:value-type="float">
            <text:p>821</text:p>
          </table:table-cell>
          <table:table-cell table:style-name="ce17"/>
          <table:table-cell table:style-name="ce10" office:value-type="float" office:value="4.2" calcext:value-type="float">
            <text:p>4,2</text:p>
          </table:table-cell>
          <table:table-cell table:formula="of:=[.AZ29]-(2^8)*3" office:value-type="float" office:value="56.5606926406925" calcext:value-type="float">
            <text:p>57</text:p>
          </table:table-cell>
          <table:table-cell table:formula="of:=[.BA29]-(2^8)*3" office:value-type="float" office:value="56.2210389610391" calcext:value-type="float">
            <text:p>56</text:p>
          </table:table-cell>
          <table:table-cell table:formula="of:=[.BB29]-(2^8)*3" office:value-type="float" office:value="55.8810389610391" calcext:value-type="float">
            <text:p>56</text:p>
          </table:table-cell>
          <table:table-cell table:formula="of:=[.BC29]-(2^8)*3" office:value-type="float" office:value="55.5406926406929" calcext:value-type="float">
            <text:p>56</text:p>
          </table:table-cell>
          <table:table-cell table:formula="of:=[.BD29]-(2^8)*3" office:value-type="float" office:value="55.2000000000001" calcext:value-type="float">
            <text:p>55</text:p>
          </table:table-cell>
          <table:table-cell table:formula="of:=[.BE29]-(2^8)*3" office:value-type="float" office:value="55.0033459595959" calcext:value-type="float">
            <text:p>55</text:p>
          </table:table-cell>
          <table:table-cell table:formula="of:=[.BF29]-(2^8)*3" office:value-type="float" office:value="54.8253535353535" calcext:value-type="float">
            <text:p>55</text:p>
          </table:table-cell>
          <table:table-cell table:formula="of:=[.BG29]-(2^8)*3" office:value-type="float" office:value="54.6660227272743" calcext:value-type="float">
            <text:p>55</text:p>
          </table:table-cell>
          <table:table-cell table:formula="of:=[.BH29]-(2^8)*3" office:value-type="float" office:value="54.5253535353547" calcext:value-type="float">
            <text:p>55</text:p>
          </table:table-cell>
          <table:table-cell table:formula="of:=[.BI29]-(2^8)*3" office:value-type="float" office:value="54.4033459595971" calcext:value-type="float">
            <text:p>54</text:p>
          </table:table-cell>
          <table:table-cell table:style-name="ce15" table:formula="of:=[.BJ29]-(2^8)*3" office:value-type="float" office:value="54.300000000001" calcext:value-type="float">
            <text:p>54</text:p>
          </table:table-cell>
          <table:table-cell table:style-name="ce15" table:formula="of:=[.BK29]-(2^8)*3" office:value-type="float" office:value="54.1631944444458" calcext:value-type="float">
            <text:p>54</text:p>
          </table:table-cell>
          <table:table-cell table:style-name="ce15" table:formula="of:=[.BL29]-(2^8)*3" office:value-type="float" office:value="54.0277777777791" calcext:value-type="float">
            <text:p>54</text:p>
          </table:table-cell>
          <table:table-cell table:style-name="ce15" table:formula="of:=[.BM29]-(2^8)*3" office:value-type="float" office:value="53.8937500000014" calcext:value-type="float">
            <text:p>54</text:p>
          </table:table-cell>
          <table:table-cell table:style-name="ce15" table:formula="of:=[.BN29]-(2^8)*3" office:value-type="float" office:value="53.7611111111125" calcext:value-type="float">
            <text:p>54</text:p>
          </table:table-cell>
          <table:table-cell table:style-name="ce15" table:formula="of:=[.BO29]-(2^8)*3" office:value-type="float" office:value="53.6298611111125" calcext:value-type="float">
            <text:p>54</text:p>
          </table:table-cell>
          <table:table-cell table:style-name="ce15" table:formula="of:=[.BP29]-(2^8)*3" office:value-type="float" office:value="53.5000000000013" calcext:value-type="float">
            <text:p>54</text:p>
          </table:table-cell>
          <table:table-cell table:style-name="ce15" table:formula="of:=[.BQ29]-(2^8)*3" office:value-type="float" office:value="53.40138888889" calcext:value-type="float">
            <text:p>53</text:p>
          </table:table-cell>
          <table:table-cell table:style-name="ce15" table:formula="of:=[.BR29]-(2^8)*3" office:value-type="float" office:value="53.2888888888913" calcext:value-type="float">
            <text:p>53</text:p>
          </table:table-cell>
          <table:table-cell table:style-name="ce15" table:formula="of:=[.BS29]-(2^8)*3" office:value-type="float" office:value="53.1625000000024" calcext:value-type="float">
            <text:p>53</text:p>
          </table:table-cell>
        </table:table-row>
        <table:table-row table:style-name="ro2">
          <table:table-cell table:style-name="ce4" office:value-type="float" office:value="78.445" calcext:value-type="float">
            <text:p>78,445</text:p>
          </table:table-cell>
          <table:table-cell table:style-name="ce8" office:value-type="percentage" office:value="0.9178" calcext:value-type="percentage">
            <text:p>91,78%</text:p>
          </table:table-cell>
          <table:table-cell table:style-name="ce8" office:value-type="percentage" office:value="0.9327" calcext:value-type="percentage">
            <text:p>93,27%</text:p>
          </table:table-cell>
          <table:table-cell/>
          <table:table-cell office:value-type="float" office:value="4.4" calcext:value-type="float">
            <text:p>4,4</text:p>
          </table:table-cell>
          <table:table-cell table:formula="of:=PINTERP([.$A$15:.$A$205];[.$B$15:.$B$205];([.F$6]+[.$E30]))*1000" office:value-type="float" office:value="528.933333333332" calcext:value-type="float">
            <text:p>529</text:p>
          </table:table-cell>
          <table:table-cell table:formula="of:=PINTERP([.$A$15:.$A$205];[.$B$15:.$B$205];([.G$6]+[.$E30]))*1000" office:value-type="float" office:value="528.066666666666" calcext:value-type="float">
            <text:p>528</text:p>
          </table:table-cell>
          <table:table-cell table:formula="of:=PINTERP([.$A$15:.$A$205];[.$B$15:.$B$205];([.H$6]+[.$E30]))*1000" office:value-type="float" office:value="527.199999999999" calcext:value-type="float">
            <text:p>527</text:p>
          </table:table-cell>
          <table:table-cell table:formula="of:=PINTERP([.$A$15:.$A$205];[.$B$15:.$B$205];([.I$6]+[.$E30]))*1000" office:value-type="float" office:value="526.316666666666" calcext:value-type="float">
            <text:p>526</text:p>
          </table:table-cell>
          <table:table-cell table:formula="of:=PINTERP([.$A$15:.$A$205];[.$B$15:.$B$205];([.J$6]+[.$E30]))*1000" office:value-type="float" office:value="525.433333333332" calcext:value-type="float">
            <text:p>525</text:p>
          </table:table-cell>
          <table:table-cell table:formula="of:=PINTERP([.$A$15:.$A$205];[.$B$15:.$B$205];([.K$6]+[.$E30]))*1000" office:value-type="float" office:value="524.549999999999" calcext:value-type="float">
            <text:p>525</text:p>
          </table:table-cell>
          <table:table-cell table:formula="of:=PINTERP([.$A$15:.$A$205];[.$B$15:.$B$205];([.L$6]+[.$E30]))*1000" office:value-type="float" office:value="523.666666666666" calcext:value-type="float">
            <text:p>524</text:p>
          </table:table-cell>
          <table:table-cell table:formula="of:=PINTERP([.$A$15:.$A$205];[.$B$15:.$B$205];([.M$6]+[.$E30]))*1000" office:value-type="float" office:value="522.783333333341" calcext:value-type="float">
            <text:p>523</text:p>
          </table:table-cell>
          <table:table-cell table:formula="of:=PINTERP([.$A$15:.$A$205];[.$B$15:.$B$205];([.N$6]+[.$E30]))*1000" office:value-type="float" office:value="521.900000000008" calcext:value-type="float">
            <text:p>522</text:p>
          </table:table-cell>
          <table:table-cell table:formula="of:=PINTERP([.$A$15:.$A$205];[.$B$15:.$B$205];([.O$6]+[.$E30]))*1000" office:value-type="float" office:value="521.033333333342" calcext:value-type="float">
            <text:p>521</text:p>
          </table:table-cell>
          <table:table-cell table:formula="of:=PINTERP([.$A$15:.$A$205];[.$B$15:.$B$205];([.P$6]+[.$E30]))*1000" office:value-type="float" office:value="520.166666666675" calcext:value-type="float">
            <text:p>520</text:p>
          </table:table-cell>
          <table:table-cell table:formula="of:=PINTERP([.$A$15:.$A$205];[.$B$15:.$B$205];([.Q$6]+[.$E30]))*1000" office:value-type="float" office:value="519.300000000007" calcext:value-type="float">
            <text:p>519</text:p>
          </table:table-cell>
          <table:table-cell table:formula="of:=PINTERP([.$A$15:.$A$205];[.$B$15:.$B$205];([.R$6]+[.$E30]))*1000" office:value-type="float" office:value="518.433333333342" calcext:value-type="float">
            <text:p>518</text:p>
          </table:table-cell>
          <table:table-cell table:formula="of:=PINTERP([.$A$15:.$A$205];[.$B$15:.$B$205];([.S$6]+[.$E30]))*1000" office:value-type="float" office:value="517.566666666674" calcext:value-type="float">
            <text:p>518</text:p>
          </table:table-cell>
          <table:table-cell table:formula="of:=PINTERP([.$A$15:.$A$205];[.$B$15:.$B$205];([.T$6]+[.$E30]))*1000" office:value-type="float" office:value="516.700000000009" calcext:value-type="float">
            <text:p>517</text:p>
          </table:table-cell>
          <table:table-cell table:formula="of:=PINTERP([.$A$15:.$A$205];[.$B$15:.$B$205];([.U$6]+[.$E30]))*1000" office:value-type="float" office:value="515.860290404057" calcext:value-type="float">
            <text:p>516</text:p>
          </table:table-cell>
          <table:table-cell table:formula="of:=PINTERP([.$A$15:.$A$205];[.$B$15:.$B$205];([.V$6]+[.$E30]))*1000" office:value-type="float" office:value="515.003131313148" calcext:value-type="float">
            <text:p>515</text:p>
          </table:table-cell>
          <table:table-cell table:formula="of:=PINTERP([.$A$15:.$A$205];[.$B$15:.$B$205];([.W$6]+[.$E30]))*1000" office:value-type="float" office:value="514.12852272729" calcext:value-type="float">
            <text:p>514</text:p>
          </table:table-cell>
          <table:table-cell table:formula="of:=PINTERP([.$A$15:.$A$205];[.$B$15:.$B$205];([.X$6]+[.$E30]))*1000" office:value-type="float" office:value="513.236464646482" calcext:value-type="float">
            <text:p>513</text:p>
          </table:table-cell>
          <table:table-cell table:formula="of:=PINTERP([.$A$15:.$A$205];[.$B$15:.$B$205];([.Y$6]+[.$E30]))*1000" office:value-type="float" office:value="512.326957070725" calcext:value-type="float">
            <text:p>512</text:p>
          </table:table-cell>
          <table:table-cell/>
          <table:table-cell office:value-type="float" office:value="4.4" calcext:value-type="float">
            <text:p>4,4</text:p>
          </table:table-cell>
          <table:table-cell/>
          <table:table-cell table:formula="of:=[.F30]-(2^8)*2" office:value-type="float" office:value="16.9333333333321" calcext:value-type="float">
            <text:p>17</text:p>
          </table:table-cell>
          <table:table-cell table:formula="of:=[.G30]-(2^8)*2" office:value-type="float" office:value="16.0666666666662" calcext:value-type="float">
            <text:p>16</text:p>
          </table:table-cell>
          <table:table-cell table:formula="of:=[.H30]-(2^8)*2" office:value-type="float" office:value="15.1999999999988" calcext:value-type="float">
            <text:p>15</text:p>
          </table:table-cell>
          <table:table-cell table:formula="of:=[.I30]-(2^8)*2" office:value-type="float" office:value="14.3166666666664" calcext:value-type="float">
            <text:p>14</text:p>
          </table:table-cell>
          <table:table-cell table:formula="of:=[.J30]-(2^8)*2" office:value-type="float" office:value="13.4333333333323" calcext:value-type="float">
            <text:p>13</text:p>
          </table:table-cell>
          <table:table-cell table:formula="of:=[.K30]-(2^8)*2" office:value-type="float" office:value="12.5499999999987" calcext:value-type="float">
            <text:p>13</text:p>
          </table:table-cell>
          <table:table-cell table:formula="of:=[.L30]-(2^8)*2" office:value-type="float" office:value="11.6666666666661" calcext:value-type="float">
            <text:p>12</text:p>
          </table:table-cell>
          <table:table-cell table:formula="of:=[.M30]-(2^8)*2" office:value-type="float" office:value="10.7833333333413" calcext:value-type="float">
            <text:p>11</text:p>
          </table:table-cell>
          <table:table-cell table:formula="of:=[.N30]-(2^8)*2" office:value-type="float" office:value="9.90000000000759" calcext:value-type="float">
            <text:p>10</text:p>
          </table:table-cell>
          <table:table-cell table:formula="of:=[.O30]-(2^8)*2" office:value-type="float" office:value="9.0333333333416" calcext:value-type="float">
            <text:p>9</text:p>
          </table:table-cell>
          <table:table-cell table:formula="of:=[.P30]-(2^8)*2" office:value-type="float" office:value="8.16666666667459" calcext:value-type="float">
            <text:p>8</text:p>
          </table:table-cell>
          <table:table-cell table:formula="of:=[.Q30]-(2^8)*2" office:value-type="float" office:value="7.30000000000746" calcext:value-type="float">
            <text:p>7</text:p>
          </table:table-cell>
          <table:table-cell table:formula="of:=[.R30]-(2^8)*2" office:value-type="float" office:value="6.43333333334158" calcext:value-type="float">
            <text:p>6</text:p>
          </table:table-cell>
          <table:table-cell table:formula="of:=[.S30]-(2^8)*2" office:value-type="float" office:value="5.56666666667445" calcext:value-type="float">
            <text:p>6</text:p>
          </table:table-cell>
          <table:table-cell table:formula="of:=[.T30]-(2^8)*2" office:value-type="float" office:value="4.70000000000857" calcext:value-type="float">
            <text:p>5</text:p>
          </table:table-cell>
          <table:table-cell table:formula="of:=[.U30]-(2^8)*2" office:value-type="float" office:value="3.86029040405685" calcext:value-type="float">
            <text:p>4</text:p>
          </table:table-cell>
          <table:table-cell table:formula="of:=[.V30]-(2^8)*2" office:value-type="float" office:value="3.00313131314795" calcext:value-type="float">
            <text:p>3</text:p>
          </table:table-cell>
          <table:table-cell table:formula="of:=[.W30]-(2^8)*2" office:value-type="float" office:value="2.12852272729026" calcext:value-type="float">
            <text:p>2</text:p>
          </table:table-cell>
          <table:table-cell table:formula="of:=[.X30]-(2^8)*2" office:value-type="float" office:value="1.2364646464822" calcext:value-type="float">
            <text:p>1</text:p>
          </table:table-cell>
          <table:table-cell table:formula="of:=[.Y30]-(2^8)*2" office:value-type="float" office:value="0.326957070724575" calcext:value-type="float">
            <text:p>0</text:p>
          </table:table-cell>
          <table:table-cell/>
          <table:table-cell table:style-name="ce10" office:value-type="float" office:value="4.4" calcext:value-type="float">
            <text:p>4,4</text:p>
          </table:table-cell>
          <table:table-cell table:style-name="ce10"/>
          <table:table-cell table:formula="of:=PINTERP([.$A$15:.$A$205];[.$C$15:.$C$205];([.AZ$6]+[.$E30]))*1000" office:value-type="float" office:value="821.022222222222" calcext:value-type="float">
            <text:p>821</text:p>
          </table:table-cell>
          <table:table-cell table:formula="of:=PINTERP([.$A$15:.$A$205];[.$C$15:.$C$205];([.BA$6]+[.$E30]))*1000" office:value-type="float" office:value="820.868055555555" calcext:value-type="float">
            <text:p>821</text:p>
          </table:table-cell>
          <table:table-cell table:formula="of:=PINTERP([.$A$15:.$A$205];[.$C$15:.$C$205];([.BB$6]+[.$E30]))*1000" office:value-type="float" office:value="820.7" calcext:value-type="float">
            <text:p>821</text:p>
          </table:table-cell>
          <table:table-cell table:formula="of:=PINTERP([.$A$15:.$A$205];[.$C$15:.$C$205];([.BC$6]+[.$E30]))*1000" office:value-type="float" office:value="820.4" calcext:value-type="float">
            <text:p>820</text:p>
          </table:table-cell>
          <table:table-cell table:formula="of:=PINTERP([.$A$15:.$A$205];[.$C$15:.$C$205];([.BD$6]+[.$E30]))*1000" office:value-type="float" office:value="820.1" calcext:value-type="float">
            <text:p>820</text:p>
          </table:table-cell>
          <table:table-cell table:formula="of:=PINTERP([.$A$15:.$A$205];[.$C$15:.$C$205];([.BE$6]+[.$E30]))*1000" office:value-type="float" office:value="819.8" calcext:value-type="float">
            <text:p>820</text:p>
          </table:table-cell>
          <table:table-cell table:formula="of:=PINTERP([.$A$15:.$A$205];[.$C$15:.$C$205];([.BF$6]+[.$E30]))*1000" office:value-type="float" office:value="819.5" calcext:value-type="float">
            <text:p>820</text:p>
          </table:table-cell>
          <table:table-cell table:formula="of:=PINTERP([.$A$15:.$A$205];[.$C$15:.$C$205];([.BG$6]+[.$E30]))*1000" office:value-type="float" office:value="819.200000000003" calcext:value-type="float">
            <text:p>819</text:p>
          </table:table-cell>
          <table:table-cell table:formula="of:=PINTERP([.$A$15:.$A$205];[.$C$15:.$C$205];([.BH$6]+[.$E30]))*1000" office:value-type="float" office:value="818.900000000003" calcext:value-type="float">
            <text:p>819</text:p>
          </table:table-cell>
          <table:table-cell table:formula="of:=PINTERP([.$A$15:.$A$205];[.$C$15:.$C$205];([.BI$6]+[.$E30]))*1000" office:value-type="float" office:value="818.714583333335" calcext:value-type="float">
            <text:p>819</text:p>
          </table:table-cell>
          <table:table-cell table:formula="of:=PINTERP([.$A$15:.$A$205];[.$C$15:.$C$205];([.BJ$6]+[.$E30]))*1000" office:value-type="float" office:value="818.550000000001" calcext:value-type="float">
            <text:p>819</text:p>
          </table:table-cell>
          <table:table-cell table:formula="of:=PINTERP([.$A$15:.$A$205];[.$C$15:.$C$205];([.BK$6]+[.$E30]))*1000" office:value-type="float" office:value="818.406250000001" calcext:value-type="float">
            <text:p>818</text:p>
          </table:table-cell>
          <table:table-cell table:formula="of:=PINTERP([.$A$15:.$A$205];[.$C$15:.$C$205];([.BL$6]+[.$E30]))*1000" office:value-type="float" office:value="818.283333333334" calcext:value-type="float">
            <text:p>818</text:p>
          </table:table-cell>
          <table:table-cell table:formula="of:=PINTERP([.$A$15:.$A$205];[.$C$15:.$C$205];([.BM$6]+[.$E30]))*1000" office:value-type="float" office:value="818.181250000001" calcext:value-type="float">
            <text:p>818</text:p>
          </table:table-cell>
          <table:table-cell table:formula="of:=PINTERP([.$A$15:.$A$205];[.$C$15:.$C$205];([.BN$6]+[.$E30]))*1000" office:value-type="float" office:value="818.100000000001" calcext:value-type="float">
            <text:p>818</text:p>
          </table:table-cell>
          <table:table-cell table:formula="of:=PINTERP([.$A$15:.$A$205];[.$C$15:.$C$205];([.BO$6]+[.$E30]))*1000" office:value-type="float" office:value="818.084911616162" calcext:value-type="float">
            <text:p>818</text:p>
          </table:table-cell>
          <table:table-cell table:formula="of:=PINTERP([.$A$15:.$A$205];[.$C$15:.$C$205];([.BP$6]+[.$E30]))*1000" office:value-type="float" office:value="818.055858585859" calcext:value-type="float">
            <text:p>818</text:p>
          </table:table-cell>
          <table:table-cell table:formula="of:=PINTERP([.$A$15:.$A$205];[.$C$15:.$C$205];([.BQ$6]+[.$E30]))*1000" office:value-type="float" office:value="818.012840909092" calcext:value-type="float">
            <text:p>818</text:p>
          </table:table-cell>
          <table:table-cell table:formula="of:=PINTERP([.$A$15:.$A$205];[.$C$15:.$C$205];([.BR$6]+[.$E30]))*1000" office:value-type="float" office:value="817.95585858586" calcext:value-type="float">
            <text:p>818</text:p>
          </table:table-cell>
          <table:table-cell table:style-name="ce17" table:formula="of:=PINTERP([.$A$15:.$A$205];[.$C$15:.$C$205];([.BS$6]+[.$E30]))*1000" office:value-type="float" office:value="817.884911616163" calcext:value-type="float">
            <text:p>818</text:p>
          </table:table-cell>
          <table:table-cell table:style-name="ce17"/>
          <table:table-cell table:style-name="ce10" office:value-type="float" office:value="4.4" calcext:value-type="float">
            <text:p>4,4</text:p>
          </table:table-cell>
          <table:table-cell table:formula="of:=[.AZ30]-(2^8)*3" office:value-type="float" office:value="53.022222222222" calcext:value-type="float">
            <text:p>53</text:p>
          </table:table-cell>
          <table:table-cell table:formula="of:=[.BA30]-(2^8)*3" office:value-type="float" office:value="52.8680555555554" calcext:value-type="float">
            <text:p>53</text:p>
          </table:table-cell>
          <table:table-cell table:formula="of:=[.BB30]-(2^8)*3" office:value-type="float" office:value="52.6999999999995" calcext:value-type="float">
            <text:p>53</text:p>
          </table:table-cell>
          <table:table-cell table:formula="of:=[.BC30]-(2^8)*3" office:value-type="float" office:value="52.3999999999999" calcext:value-type="float">
            <text:p>52</text:p>
          </table:table-cell>
          <table:table-cell table:formula="of:=[.BD30]-(2^8)*3" office:value-type="float" office:value="52.0999999999998" calcext:value-type="float">
            <text:p>52</text:p>
          </table:table-cell>
          <table:table-cell table:formula="of:=[.BE30]-(2^8)*3" office:value-type="float" office:value="51.7999999999996" calcext:value-type="float">
            <text:p>52</text:p>
          </table:table-cell>
          <table:table-cell table:formula="of:=[.BF30]-(2^8)*3" office:value-type="float" office:value="51.4999999999999" calcext:value-type="float">
            <text:p>51</text:p>
          </table:table-cell>
          <table:table-cell table:formula="of:=[.BG30]-(2^8)*3" office:value-type="float" office:value="51.2000000000028" calcext:value-type="float">
            <text:p>51</text:p>
          </table:table-cell>
          <table:table-cell table:formula="of:=[.BH30]-(2^8)*3" office:value-type="float" office:value="50.9000000000026" calcext:value-type="float">
            <text:p>51</text:p>
          </table:table-cell>
          <table:table-cell table:formula="of:=[.BI30]-(2^8)*3" office:value-type="float" office:value="50.7145833333351" calcext:value-type="float">
            <text:p>51</text:p>
          </table:table-cell>
          <table:table-cell table:style-name="ce15" table:formula="of:=[.BJ30]-(2^8)*3" office:value-type="float" office:value="50.5500000000013" calcext:value-type="float">
            <text:p>51</text:p>
          </table:table-cell>
          <table:table-cell table:style-name="ce15" table:formula="of:=[.BK30]-(2^8)*3" office:value-type="float" office:value="50.4062500000013" calcext:value-type="float">
            <text:p>50</text:p>
          </table:table-cell>
          <table:table-cell table:style-name="ce15" table:formula="of:=[.BL30]-(2^8)*3" office:value-type="float" office:value="50.2833333333343" calcext:value-type="float">
            <text:p>50</text:p>
          </table:table-cell>
          <table:table-cell table:style-name="ce15" table:formula="of:=[.BM30]-(2^8)*3" office:value-type="float" office:value="50.1812500000008" calcext:value-type="float">
            <text:p>50</text:p>
          </table:table-cell>
          <table:table-cell table:style-name="ce15" table:formula="of:=[.BN30]-(2^8)*3" office:value-type="float" office:value="50.1000000000007" calcext:value-type="float">
            <text:p>50</text:p>
          </table:table-cell>
          <table:table-cell table:style-name="ce15" table:formula="of:=[.BO30]-(2^8)*3" office:value-type="float" office:value="50.0849116161619" calcext:value-type="float">
            <text:p>50</text:p>
          </table:table-cell>
          <table:table-cell table:style-name="ce15" table:formula="of:=[.BP30]-(2^8)*3" office:value-type="float" office:value="50.0558585858589" calcext:value-type="float">
            <text:p>50</text:p>
          </table:table-cell>
          <table:table-cell table:style-name="ce15" table:formula="of:=[.BQ30]-(2^8)*3" office:value-type="float" office:value="50.0128409090916" calcext:value-type="float">
            <text:p>50</text:p>
          </table:table-cell>
          <table:table-cell table:style-name="ce15" table:formula="of:=[.BR30]-(2^8)*3" office:value-type="float" office:value="49.9558585858599" calcext:value-type="float">
            <text:p>50</text:p>
          </table:table-cell>
          <table:table-cell table:style-name="ce15" table:formula="of:=[.BS30]-(2^8)*3" office:value-type="float" office:value="49.8849116161632" calcext:value-type="float">
            <text:p>50</text:p>
          </table:table-cell>
        </table:table-row>
        <table:table-row table:style-name="ro2">
          <table:table-cell office:value-type="float" office:value="78.475" calcext:value-type="float">
            <text:p>78,475</text:p>
          </table:table-cell>
          <table:table-cell office:value-type="percentage" office:value="0.914" calcext:value-type="percentage">
            <text:p>91,40%</text:p>
          </table:table-cell>
          <table:table-cell office:value-type="percentage" office:value="0.9304" calcext:value-type="percentage">
            <text:p>93,04%</text:p>
          </table:table-cell>
          <table:table-cell/>
          <table:table-cell office:value-type="float" office:value="4.6" calcext:value-type="float">
            <text:p>4,6</text:p>
          </table:table-cell>
          <table:table-cell table:formula="of:=PINTERP([.$A$15:.$A$205];[.$B$15:.$B$205];([.F$6]+[.$E31]))*1000" office:value-type="float" office:value="511.4" calcext:value-type="float">
            <text:p>511</text:p>
          </table:table-cell>
          <table:table-cell table:formula="of:=PINTERP([.$A$15:.$A$205];[.$B$15:.$B$205];([.G$6]+[.$E31]))*1000" office:value-type="float" office:value="510.340000000001" calcext:value-type="float">
            <text:p>510</text:p>
          </table:table-cell>
          <table:table-cell table:formula="of:=PINTERP([.$A$15:.$A$205];[.$B$15:.$B$205];([.H$6]+[.$E31]))*1000" office:value-type="float" office:value="509.28" calcext:value-type="float">
            <text:p>509</text:p>
          </table:table-cell>
          <table:table-cell table:formula="of:=PINTERP([.$A$15:.$A$205];[.$B$15:.$B$205];([.I$6]+[.$E31]))*1000" office:value-type="float" office:value="508.220000000001" calcext:value-type="float">
            <text:p>508</text:p>
          </table:table-cell>
          <table:table-cell table:formula="of:=PINTERP([.$A$15:.$A$205];[.$B$15:.$B$205];([.J$6]+[.$E31]))*1000" office:value-type="float" office:value="507.160000000001" calcext:value-type="float">
            <text:p>507</text:p>
          </table:table-cell>
          <table:table-cell table:formula="of:=PINTERP([.$A$15:.$A$205];[.$B$15:.$B$205];([.K$6]+[.$E31]))*1000" office:value-type="float" office:value="506.1" calcext:value-type="float">
            <text:p>506</text:p>
          </table:table-cell>
          <table:table-cell table:formula="of:=PINTERP([.$A$15:.$A$205];[.$B$15:.$B$205];([.L$6]+[.$E31]))*1000" office:value-type="float" office:value="505.179987373738" calcext:value-type="float">
            <text:p>505</text:p>
          </table:table-cell>
          <table:table-cell table:formula="of:=PINTERP([.$A$15:.$A$205];[.$B$15:.$B$205];([.M$6]+[.$E31]))*1000" office:value-type="float" office:value="504.274646464656" calcext:value-type="float">
            <text:p>504</text:p>
          </table:table-cell>
          <table:table-cell table:formula="of:=PINTERP([.$A$15:.$A$205];[.$B$15:.$B$205];([.N$6]+[.$E31]))*1000" office:value-type="float" office:value="503.383977272736" calcext:value-type="float">
            <text:p>503</text:p>
          </table:table-cell>
          <table:table-cell table:formula="of:=PINTERP([.$A$15:.$A$205];[.$B$15:.$B$205];([.O$6]+[.$E31]))*1000" office:value-type="float" office:value="502.507979797989" calcext:value-type="float">
            <text:p>503</text:p>
          </table:table-cell>
          <table:table-cell table:formula="of:=PINTERP([.$A$15:.$A$205];[.$B$15:.$B$205];([.P$6]+[.$E31]))*1000" office:value-type="float" office:value="501.646654040413" calcext:value-type="float">
            <text:p>502</text:p>
          </table:table-cell>
          <table:table-cell table:formula="of:=PINTERP([.$A$15:.$A$205];[.$B$15:.$B$205];([.Q$6]+[.$E31]))*1000" office:value-type="float" office:value="500.800000000008" calcext:value-type="float">
            <text:p>501</text:p>
          </table:table-cell>
          <table:table-cell table:formula="of:=PINTERP([.$A$15:.$A$205];[.$B$15:.$B$205];([.R$6]+[.$E31]))*1000" office:value-type="float" office:value="499.90000000001" calcext:value-type="float">
            <text:p>500</text:p>
          </table:table-cell>
          <table:table-cell table:formula="of:=PINTERP([.$A$15:.$A$205];[.$B$15:.$B$205];([.S$6]+[.$E31]))*1000" office:value-type="float" office:value="499.000000000009" calcext:value-type="float">
            <text:p>499</text:p>
          </table:table-cell>
          <table:table-cell table:formula="of:=PINTERP([.$A$15:.$A$205];[.$B$15:.$B$205];([.T$6]+[.$E31]))*1000" office:value-type="float" office:value="498.10000000001" calcext:value-type="float">
            <text:p>498</text:p>
          </table:table-cell>
          <table:table-cell table:formula="of:=PINTERP([.$A$15:.$A$205];[.$B$15:.$B$205];([.U$6]+[.$E31]))*1000" office:value-type="float" office:value="497.200000000019" calcext:value-type="float">
            <text:p>497</text:p>
          </table:table-cell>
          <table:table-cell table:formula="of:=PINTERP([.$A$15:.$A$205];[.$B$15:.$B$205];([.V$6]+[.$E31]))*1000" office:value-type="float" office:value="496.300000000018" calcext:value-type="float">
            <text:p>496</text:p>
          </table:table-cell>
          <table:table-cell table:formula="of:=PINTERP([.$A$15:.$A$205];[.$B$15:.$B$205];([.W$6]+[.$E31]))*1000" office:value-type="float" office:value="495.400000000019" calcext:value-type="float">
            <text:p>495</text:p>
          </table:table-cell>
          <table:table-cell table:formula="of:=PINTERP([.$A$15:.$A$205];[.$B$15:.$B$205];([.X$6]+[.$E31]))*1000" office:value-type="float" office:value="494.516666666685" calcext:value-type="float">
            <text:p>495</text:p>
          </table:table-cell>
          <table:table-cell table:formula="of:=PINTERP([.$A$15:.$A$205];[.$B$15:.$B$205];([.Y$6]+[.$E31]))*1000" office:value-type="float" office:value="493.633333333351" calcext:value-type="float">
            <text:p>494</text:p>
          </table:table-cell>
          <table:table-cell/>
          <table:table-cell office:value-type="float" office:value="4.6" calcext:value-type="float">
            <text:p>4,6</text:p>
          </table:table-cell>
          <table:table-cell/>
          <table:table-cell table:style-name="ce16" table:formula="of:=[.F31]-(2^8)*1" office:value-type="float" office:value="255.4" calcext:value-type="float">
            <text:p>255</text:p>
          </table:table-cell>
          <table:table-cell table:formula="of:=[.G31]-(2^8)*1" office:value-type="float" office:value="254.340000000001" calcext:value-type="float">
            <text:p>254</text:p>
          </table:table-cell>
          <table:table-cell table:formula="of:=[.H31]-(2^8)*1" office:value-type="float" office:value="253.28" calcext:value-type="float">
            <text:p>253</text:p>
          </table:table-cell>
          <table:table-cell table:formula="of:=[.I31]-(2^8)*1" office:value-type="float" office:value="252.220000000001" calcext:value-type="float">
            <text:p>252</text:p>
          </table:table-cell>
          <table:table-cell table:formula="of:=[.J31]-(2^8)*1" office:value-type="float" office:value="251.160000000001" calcext:value-type="float">
            <text:p>251</text:p>
          </table:table-cell>
          <table:table-cell table:formula="of:=[.K31]-(2^8)*1" office:value-type="float" office:value="250.1" calcext:value-type="float">
            <text:p>250</text:p>
          </table:table-cell>
          <table:table-cell table:formula="of:=[.L31]-(2^8)*1" office:value-type="float" office:value="249.179987373738" calcext:value-type="float">
            <text:p>249</text:p>
          </table:table-cell>
          <table:table-cell table:formula="of:=[.M31]-(2^8)*1" office:value-type="float" office:value="248.274646464656" calcext:value-type="float">
            <text:p>248</text:p>
          </table:table-cell>
          <table:table-cell table:formula="of:=[.N31]-(2^8)*1" office:value-type="float" office:value="247.383977272736" calcext:value-type="float">
            <text:p>247</text:p>
          </table:table-cell>
          <table:table-cell table:formula="of:=[.O31]-(2^8)*1" office:value-type="float" office:value="246.507979797989" calcext:value-type="float">
            <text:p>247</text:p>
          </table:table-cell>
          <table:table-cell table:formula="of:=[.P31]-(2^8)*1" office:value-type="float" office:value="245.646654040413" calcext:value-type="float">
            <text:p>246</text:p>
          </table:table-cell>
          <table:table-cell table:formula="of:=[.Q31]-(2^8)*1" office:value-type="float" office:value="244.800000000008" calcext:value-type="float">
            <text:p>245</text:p>
          </table:table-cell>
          <table:table-cell table:formula="of:=[.R31]-(2^8)*1" office:value-type="float" office:value="243.90000000001" calcext:value-type="float">
            <text:p>244</text:p>
          </table:table-cell>
          <table:table-cell table:formula="of:=[.S31]-(2^8)*1" office:value-type="float" office:value="243.000000000009" calcext:value-type="float">
            <text:p>243</text:p>
          </table:table-cell>
          <table:table-cell table:formula="of:=[.T31]-(2^8)*1" office:value-type="float" office:value="242.10000000001" calcext:value-type="float">
            <text:p>242</text:p>
          </table:table-cell>
          <table:table-cell table:formula="of:=[.U31]-(2^8)*1" office:value-type="float" office:value="241.200000000019" calcext:value-type="float">
            <text:p>241</text:p>
          </table:table-cell>
          <table:table-cell table:formula="of:=[.V31]-(2^8)*1" office:value-type="float" office:value="240.300000000018" calcext:value-type="float">
            <text:p>240</text:p>
          </table:table-cell>
          <table:table-cell table:formula="of:=[.W31]-(2^8)*1" office:value-type="float" office:value="239.400000000019" calcext:value-type="float">
            <text:p>239</text:p>
          </table:table-cell>
          <table:table-cell table:formula="of:=[.X31]-(2^8)*1" office:value-type="float" office:value="238.516666666685" calcext:value-type="float">
            <text:p>239</text:p>
          </table:table-cell>
          <table:table-cell table:formula="of:=[.Y31]-(2^8)*1" office:value-type="float" office:value="237.633333333351" calcext:value-type="float">
            <text:p>238</text:p>
          </table:table-cell>
          <table:table-cell/>
          <table:table-cell table:style-name="ce10" office:value-type="float" office:value="4.6" calcext:value-type="float">
            <text:p>4,6</text:p>
          </table:table-cell>
          <table:table-cell table:style-name="ce10"/>
          <table:table-cell table:formula="of:=PINTERP([.$A$15:.$A$205];[.$C$15:.$C$205];([.AZ$6]+[.$E31]))*1000" office:value-type="float" office:value="817.8" calcext:value-type="float">
            <text:p>818</text:p>
          </table:table-cell>
          <table:table-cell table:formula="of:=PINTERP([.$A$15:.$A$205];[.$C$15:.$C$205];([.BA$6]+[.$E31]))*1000" office:value-type="float" office:value="817.562424242424" calcext:value-type="float">
            <text:p>818</text:p>
          </table:table-cell>
          <table:table-cell table:formula="of:=PINTERP([.$A$15:.$A$205];[.$C$15:.$C$205];([.BB$6]+[.$E31]))*1000" office:value-type="float" office:value="817.303636363637" calcext:value-type="float">
            <text:p>817</text:p>
          </table:table-cell>
          <table:table-cell table:formula="of:=PINTERP([.$A$15:.$A$205];[.$C$15:.$C$205];([.BC$6]+[.$E31]))*1000" office:value-type="float" office:value="817.023636363637" calcext:value-type="float">
            <text:p>817</text:p>
          </table:table-cell>
          <table:table-cell table:formula="of:=PINTERP([.$A$15:.$A$205];[.$C$15:.$C$205];([.BD$6]+[.$E31]))*1000" office:value-type="float" office:value="816.722424242425" calcext:value-type="float">
            <text:p>817</text:p>
          </table:table-cell>
          <table:table-cell table:formula="of:=PINTERP([.$A$15:.$A$205];[.$C$15:.$C$205];([.BE$6]+[.$E31]))*1000" office:value-type="float" office:value="816.4" calcext:value-type="float">
            <text:p>816</text:p>
          </table:table-cell>
          <table:table-cell table:formula="of:=PINTERP([.$A$15:.$A$205];[.$C$15:.$C$205];([.BF$6]+[.$E31]))*1000" office:value-type="float" office:value="816.089646464647" calcext:value-type="float">
            <text:p>816</text:p>
          </table:table-cell>
          <table:table-cell table:formula="of:=PINTERP([.$A$15:.$A$205];[.$C$15:.$C$205];([.BG$6]+[.$E31]))*1000" office:value-type="float" office:value="815.790101010104" calcext:value-type="float">
            <text:p>816</text:p>
          </table:table-cell>
          <table:table-cell table:formula="of:=PINTERP([.$A$15:.$A$205];[.$C$15:.$C$205];([.BH$6]+[.$E31]))*1000" office:value-type="float" office:value="815.501363636366" calcext:value-type="float">
            <text:p>816</text:p>
          </table:table-cell>
          <table:table-cell table:formula="of:=PINTERP([.$A$15:.$A$205];[.$C$15:.$C$205];([.BI$6]+[.$E31]))*1000" office:value-type="float" office:value="815.223434343437" calcext:value-type="float">
            <text:p>815</text:p>
          </table:table-cell>
          <table:table-cell table:formula="of:=PINTERP([.$A$15:.$A$205];[.$C$15:.$C$205];([.BJ$6]+[.$E31]))*1000" office:value-type="float" office:value="814.956313131316" calcext:value-type="float">
            <text:p>815</text:p>
          </table:table-cell>
          <table:table-cell table:formula="of:=PINTERP([.$A$15:.$A$205];[.$C$15:.$C$205];([.BK$6]+[.$E31]))*1000" office:value-type="float" office:value="814.700000000003" calcext:value-type="float">
            <text:p>815</text:p>
          </table:table-cell>
          <table:table-cell table:formula="of:=PINTERP([.$A$15:.$A$205];[.$C$15:.$C$205];([.BL$6]+[.$E31]))*1000" office:value-type="float" office:value="814.518750000002" calcext:value-type="float">
            <text:p>815</text:p>
          </table:table-cell>
          <table:table-cell table:formula="of:=PINTERP([.$A$15:.$A$205];[.$C$15:.$C$205];([.BM$6]+[.$E31]))*1000" office:value-type="float" office:value="814.350000000002" calcext:value-type="float">
            <text:p>814</text:p>
          </table:table-cell>
          <table:table-cell table:formula="of:=PINTERP([.$A$15:.$A$205];[.$C$15:.$C$205];([.BN$6]+[.$E31]))*1000" office:value-type="float" office:value="814.193750000002" calcext:value-type="float">
            <text:p>814</text:p>
          </table:table-cell>
          <table:table-cell table:formula="of:=PINTERP([.$A$15:.$A$205];[.$C$15:.$C$205];([.BO$6]+[.$E31]))*1000" office:value-type="float" office:value="814.050000000002" calcext:value-type="float">
            <text:p>814</text:p>
          </table:table-cell>
          <table:table-cell table:formula="of:=PINTERP([.$A$15:.$A$205];[.$C$15:.$C$205];([.BP$6]+[.$E31]))*1000" office:value-type="float" office:value="813.918750000001" calcext:value-type="float">
            <text:p>814</text:p>
          </table:table-cell>
          <table:table-cell table:formula="of:=PINTERP([.$A$15:.$A$205];[.$C$15:.$C$205];([.BQ$6]+[.$E31]))*1000" office:value-type="float" office:value="813.800000000001" calcext:value-type="float">
            <text:p>814</text:p>
          </table:table-cell>
          <table:table-cell table:formula="of:=PINTERP([.$A$15:.$A$205];[.$C$15:.$C$205];([.BR$6]+[.$E31]))*1000" office:value-type="float" office:value="813.697916666669" calcext:value-type="float">
            <text:p>814</text:p>
          </table:table-cell>
          <table:table-cell table:style-name="ce17" table:formula="of:=PINTERP([.$A$15:.$A$205];[.$C$15:.$C$205];([.BS$6]+[.$E31]))*1000" office:value-type="float" office:value="813.583333333336" calcext:value-type="float">
            <text:p>814</text:p>
          </table:table-cell>
          <table:table-cell table:style-name="ce17"/>
          <table:table-cell table:style-name="ce10" office:value-type="float" office:value="4.6" calcext:value-type="float">
            <text:p>4,6</text:p>
          </table:table-cell>
          <table:table-cell table:formula="of:=[.AZ31]-(2^8)*3" office:value-type="float" office:value="49.8000000000001" calcext:value-type="float">
            <text:p>50</text:p>
          </table:table-cell>
          <table:table-cell table:formula="of:=[.BA31]-(2^8)*3" office:value-type="float" office:value="49.5624242424244" calcext:value-type="float">
            <text:p>50</text:p>
          </table:table-cell>
          <table:table-cell table:formula="of:=[.BB31]-(2^8)*3" office:value-type="float" office:value="49.3036363636365" calcext:value-type="float">
            <text:p>49</text:p>
          </table:table-cell>
          <table:table-cell table:formula="of:=[.BC31]-(2^8)*3" office:value-type="float" office:value="49.0236363636368" calcext:value-type="float">
            <text:p>49</text:p>
          </table:table-cell>
          <table:table-cell table:formula="of:=[.BD31]-(2^8)*3" office:value-type="float" office:value="48.7224242424245" calcext:value-type="float">
            <text:p>49</text:p>
          </table:table-cell>
          <table:table-cell table:formula="of:=[.BE31]-(2^8)*3" office:value-type="float" office:value="48.4" calcext:value-type="float">
            <text:p>48</text:p>
          </table:table-cell>
          <table:table-cell table:formula="of:=[.BF31]-(2^8)*3" office:value-type="float" office:value="48.0896464646469" calcext:value-type="float">
            <text:p>48</text:p>
          </table:table-cell>
          <table:table-cell table:formula="of:=[.BG31]-(2^8)*3" office:value-type="float" office:value="47.7901010101041" calcext:value-type="float">
            <text:p>48</text:p>
          </table:table-cell>
          <table:table-cell table:formula="of:=[.BH31]-(2^8)*3" office:value-type="float" office:value="47.5013636363665" calcext:value-type="float">
            <text:p>48</text:p>
          </table:table-cell>
          <table:table-cell table:formula="of:=[.BI31]-(2^8)*3" office:value-type="float" office:value="47.2234343434375" calcext:value-type="float">
            <text:p>47</text:p>
          </table:table-cell>
          <table:table-cell table:style-name="ce15" table:formula="of:=[.BJ31]-(2^8)*3" office:value-type="float" office:value="46.9563131313159" calcext:value-type="float">
            <text:p>47</text:p>
          </table:table-cell>
          <table:table-cell table:style-name="ce15" table:formula="of:=[.BK31]-(2^8)*3" office:value-type="float" office:value="46.7000000000026" calcext:value-type="float">
            <text:p>47</text:p>
          </table:table-cell>
          <table:table-cell table:style-name="ce15" table:formula="of:=[.BL31]-(2^8)*3" office:value-type="float" office:value="46.5187500000021" calcext:value-type="float">
            <text:p>47</text:p>
          </table:table-cell>
          <table:table-cell table:style-name="ce15" table:formula="of:=[.BM31]-(2^8)*3" office:value-type="float" office:value="46.3500000000017" calcext:value-type="float">
            <text:p>46</text:p>
          </table:table-cell>
          <table:table-cell table:style-name="ce15" table:formula="of:=[.BN31]-(2^8)*3" office:value-type="float" office:value="46.1937500000018" calcext:value-type="float">
            <text:p>46</text:p>
          </table:table-cell>
          <table:table-cell table:style-name="ce15" table:formula="of:=[.BO31]-(2^8)*3" office:value-type="float" office:value="46.0500000000017" calcext:value-type="float">
            <text:p>46</text:p>
          </table:table-cell>
          <table:table-cell table:style-name="ce15" table:formula="of:=[.BP31]-(2^8)*3" office:value-type="float" office:value="45.9187500000014" calcext:value-type="float">
            <text:p>46</text:p>
          </table:table-cell>
          <table:table-cell table:style-name="ce15" table:formula="of:=[.BQ31]-(2^8)*3" office:value-type="float" office:value="45.8000000000014" calcext:value-type="float">
            <text:p>46</text:p>
          </table:table-cell>
          <table:table-cell table:style-name="ce15" table:formula="of:=[.BR31]-(2^8)*3" office:value-type="float" office:value="45.6979166666689" calcext:value-type="float">
            <text:p>46</text:p>
          </table:table-cell>
          <table:table-cell table:style-name="ce15" table:formula="of:=[.BS31]-(2^8)*3" office:value-type="float" office:value="45.5833333333358" calcext:value-type="float">
            <text:p>46</text:p>
          </table:table-cell>
        </table:table-row>
        <table:table-row table:style-name="ro2">
          <table:table-cell office:value-type="float" office:value="78.53" calcext:value-type="float">
            <text:p>78,530</text:p>
          </table:table-cell>
          <table:table-cell office:value-type="percentage" office:value="0.9102" calcext:value-type="percentage">
            <text:p>91,02%</text:p>
          </table:table-cell>
          <table:table-cell office:value-type="percentage" office:value="0.9282" calcext:value-type="percentage">
            <text:p>92,82%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PINTERP([.$A$15:.$A$205];[.$B$15:.$B$205];([.F$6]+[.$E32]))*1000" office:value-type="float" office:value="492.75" calcext:value-type="float">
            <text:p>493</text:p>
          </table:table-cell>
          <table:table-cell table:formula="of:=PINTERP([.$A$15:.$A$205];[.$B$15:.$B$205];([.G$6]+[.$E32]))*1000" office:value-type="float" office:value="491.866666666668" calcext:value-type="float">
            <text:p>492</text:p>
          </table:table-cell>
          <table:table-cell table:formula="of:=PINTERP([.$A$15:.$A$205];[.$B$15:.$B$205];([.H$6]+[.$E32]))*1000" office:value-type="float" office:value="490.983333333334" calcext:value-type="float">
            <text:p>491</text:p>
          </table:table-cell>
          <table:table-cell table:formula="of:=PINTERP([.$A$15:.$A$205];[.$B$15:.$B$205];([.I$6]+[.$E32]))*1000" office:value-type="float" office:value="490.100000000001" calcext:value-type="float">
            <text:p>490</text:p>
          </table:table-cell>
          <table:table-cell table:formula="of:=PINTERP([.$A$15:.$A$205];[.$B$15:.$B$205];([.J$6]+[.$E32]))*1000" office:value-type="float" office:value="489.200000000001" calcext:value-type="float">
            <text:p>489</text:p>
          </table:table-cell>
          <table:table-cell table:formula="of:=PINTERP([.$A$15:.$A$205];[.$B$15:.$B$205];([.K$6]+[.$E32]))*1000" office:value-type="float" office:value="488.3" calcext:value-type="float">
            <text:p>488</text:p>
          </table:table-cell>
          <table:table-cell table:formula="of:=PINTERP([.$A$15:.$A$205];[.$B$15:.$B$205];([.L$6]+[.$E32]))*1000" office:value-type="float" office:value="487.400000000001" calcext:value-type="float">
            <text:p>487</text:p>
          </table:table-cell>
          <table:table-cell table:formula="of:=PINTERP([.$A$15:.$A$205];[.$B$15:.$B$205];([.M$6]+[.$E32]))*1000" office:value-type="float" office:value="486.500000000009" calcext:value-type="float">
            <text:p>487</text:p>
          </table:table-cell>
          <table:table-cell table:formula="of:=PINTERP([.$A$15:.$A$205];[.$B$15:.$B$205];([.N$6]+[.$E32]))*1000" office:value-type="float" office:value="485.600000000008" calcext:value-type="float">
            <text:p>486</text:p>
          </table:table-cell>
          <table:table-cell table:formula="of:=PINTERP([.$A$15:.$A$205];[.$B$15:.$B$205];([.O$6]+[.$E32]))*1000" office:value-type="float" office:value="484.700000000009" calcext:value-type="float">
            <text:p>485</text:p>
          </table:table-cell>
          <table:table-cell table:formula="of:=PINTERP([.$A$15:.$A$205];[.$B$15:.$B$205];([.P$6]+[.$E32]))*1000" office:value-type="float" office:value="483.862436868695" calcext:value-type="float">
            <text:p>484</text:p>
          </table:table-cell>
          <table:table-cell table:formula="of:=PINTERP([.$A$15:.$A$205];[.$B$15:.$B$205];([.Q$6]+[.$E32]))*1000" office:value-type="float" office:value="483.006565656573" calcext:value-type="float">
            <text:p>483</text:p>
          </table:table-cell>
          <table:table-cell table:formula="of:=PINTERP([.$A$15:.$A$205];[.$B$15:.$B$205];([.R$6]+[.$E32]))*1000" office:value-type="float" office:value="482.132386363645" calcext:value-type="float">
            <text:p>482</text:p>
          </table:table-cell>
          <table:table-cell table:formula="of:=PINTERP([.$A$15:.$A$205];[.$B$15:.$B$205];([.S$6]+[.$E32]))*1000" office:value-type="float" office:value="481.239898989907" calcext:value-type="float">
            <text:p>481</text:p>
          </table:table-cell>
          <table:table-cell table:formula="of:=PINTERP([.$A$15:.$A$205];[.$B$15:.$B$205];([.T$6]+[.$E32]))*1000" office:value-type="float" office:value="480.329103535363" calcext:value-type="float">
            <text:p>480</text:p>
          </table:table-cell>
          <table:table-cell table:formula="of:=PINTERP([.$A$15:.$A$205];[.$B$15:.$B$205];([.U$6]+[.$E32]))*1000" office:value-type="float" office:value="479.400000000019" calcext:value-type="float">
            <text:p>479</text:p>
          </table:table-cell>
          <table:table-cell table:formula="of:=PINTERP([.$A$15:.$A$205];[.$B$15:.$B$205];([.V$6]+[.$E32]))*1000" office:value-type="float" office:value="478.303030303052" calcext:value-type="float">
            <text:p>478</text:p>
          </table:table-cell>
          <table:table-cell table:formula="of:=PINTERP([.$A$15:.$A$205];[.$B$15:.$B$205];([.W$6]+[.$E32]))*1000" office:value-type="float" office:value="477.204545454568" calcext:value-type="float">
            <text:p>477</text:p>
          </table:table-cell>
          <table:table-cell table:formula="of:=PINTERP([.$A$15:.$A$205];[.$B$15:.$B$205];([.X$6]+[.$E32]))*1000" office:value-type="float" office:value="476.104545454568" calcext:value-type="float">
            <text:p>476</text:p>
          </table:table-cell>
          <table:table-cell table:formula="of:=PINTERP([.$A$15:.$A$205];[.$B$15:.$B$205];([.Y$6]+[.$E32]))*1000" office:value-type="float" office:value="475.003030303053" calcext:value-type="float">
            <text:p>475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table:formula="of:=[.F32]-(2^8)*1" office:value-type="float" office:value="236.75" calcext:value-type="float">
            <text:p>237</text:p>
          </table:table-cell>
          <table:table-cell table:formula="of:=[.G32]-(2^8)*1" office:value-type="float" office:value="235.866666666668" calcext:value-type="float">
            <text:p>236</text:p>
          </table:table-cell>
          <table:table-cell table:formula="of:=[.H32]-(2^8)*1" office:value-type="float" office:value="234.983333333334" calcext:value-type="float">
            <text:p>235</text:p>
          </table:table-cell>
          <table:table-cell table:formula="of:=[.I32]-(2^8)*1" office:value-type="float" office:value="234.100000000001" calcext:value-type="float">
            <text:p>234</text:p>
          </table:table-cell>
          <table:table-cell table:formula="of:=[.J32]-(2^8)*1" office:value-type="float" office:value="233.200000000001" calcext:value-type="float">
            <text:p>233</text:p>
          </table:table-cell>
          <table:table-cell table:formula="of:=[.K32]-(2^8)*1" office:value-type="float" office:value="232.3" calcext:value-type="float">
            <text:p>232</text:p>
          </table:table-cell>
          <table:table-cell table:formula="of:=[.L32]-(2^8)*1" office:value-type="float" office:value="231.400000000001" calcext:value-type="float">
            <text:p>231</text:p>
          </table:table-cell>
          <table:table-cell table:formula="of:=[.M32]-(2^8)*1" office:value-type="float" office:value="230.500000000009" calcext:value-type="float">
            <text:p>231</text:p>
          </table:table-cell>
          <table:table-cell table:formula="of:=[.N32]-(2^8)*1" office:value-type="float" office:value="229.600000000008" calcext:value-type="float">
            <text:p>230</text:p>
          </table:table-cell>
          <table:table-cell table:formula="of:=[.O32]-(2^8)*1" office:value-type="float" office:value="228.700000000009" calcext:value-type="float">
            <text:p>229</text:p>
          </table:table-cell>
          <table:table-cell table:formula="of:=[.P32]-(2^8)*1" office:value-type="float" office:value="227.862436868695" calcext:value-type="float">
            <text:p>228</text:p>
          </table:table-cell>
          <table:table-cell table:formula="of:=[.Q32]-(2^8)*1" office:value-type="float" office:value="227.006565656573" calcext:value-type="float">
            <text:p>227</text:p>
          </table:table-cell>
          <table:table-cell table:formula="of:=[.R32]-(2^8)*1" office:value-type="float" office:value="226.132386363645" calcext:value-type="float">
            <text:p>226</text:p>
          </table:table-cell>
          <table:table-cell table:formula="of:=[.S32]-(2^8)*1" office:value-type="float" office:value="225.239898989907" calcext:value-type="float">
            <text:p>225</text:p>
          </table:table-cell>
          <table:table-cell table:formula="of:=[.T32]-(2^8)*1" office:value-type="float" office:value="224.329103535363" calcext:value-type="float">
            <text:p>224</text:p>
          </table:table-cell>
          <table:table-cell table:formula="of:=[.U32]-(2^8)*1" office:value-type="float" office:value="223.400000000019" calcext:value-type="float">
            <text:p>223</text:p>
          </table:table-cell>
          <table:table-cell table:formula="of:=[.V32]-(2^8)*1" office:value-type="float" office:value="222.303030303052" calcext:value-type="float">
            <text:p>222</text:p>
          </table:table-cell>
          <table:table-cell table:formula="of:=[.W32]-(2^8)*1" office:value-type="float" office:value="221.204545454568" calcext:value-type="float">
            <text:p>221</text:p>
          </table:table-cell>
          <table:table-cell table:formula="of:=[.X32]-(2^8)*1" office:value-type="float" office:value="220.104545454568" calcext:value-type="float">
            <text:p>220</text:p>
          </table:table-cell>
          <table:table-cell table:formula="of:=[.Y32]-(2^8)*1" office:value-type="float" office:value="219.003030303053" calcext:value-type="float">
            <text:p>219</text:p>
          </table:table-cell>
          <table:table-cell/>
          <table:table-cell table:style-name="ce10" office:value-type="float" office:value="4.8" calcext:value-type="float">
            <text:p>4,8</text:p>
          </table:table-cell>
          <table:table-cell table:style-name="ce10"/>
          <table:table-cell table:formula="of:=PINTERP([.$A$15:.$A$205];[.$C$15:.$C$205];([.AZ$6]+[.$E32]))*1000" office:value-type="float" office:value="813.45625" calcext:value-type="float">
            <text:p>813</text:p>
          </table:table-cell>
          <table:table-cell table:formula="of:=PINTERP([.$A$15:.$A$205];[.$C$15:.$C$205];([.BA$6]+[.$E32]))*1000" office:value-type="float" office:value="813.316666666667" calcext:value-type="float">
            <text:p>813</text:p>
          </table:table-cell>
          <table:table-cell table:formula="of:=PINTERP([.$A$15:.$A$205];[.$C$15:.$C$205];([.BB$6]+[.$E32]))*1000" office:value-type="float" office:value="813.164583333334" calcext:value-type="float">
            <text:p>813</text:p>
          </table:table-cell>
          <table:table-cell table:formula="of:=PINTERP([.$A$15:.$A$205];[.$C$15:.$C$205];([.BC$6]+[.$E32]))*1000" office:value-type="float" office:value="813" calcext:value-type="float">
            <text:p>813</text:p>
          </table:table-cell>
          <table:table-cell table:formula="of:=PINTERP([.$A$15:.$A$205];[.$C$15:.$C$205];([.BD$6]+[.$E32]))*1000" office:value-type="float" office:value="812.7" calcext:value-type="float">
            <text:p>813</text:p>
          </table:table-cell>
          <table:table-cell table:formula="of:=PINTERP([.$A$15:.$A$205];[.$C$15:.$C$205];([.BE$6]+[.$E32]))*1000" office:value-type="float" office:value="812.4" calcext:value-type="float">
            <text:p>812</text:p>
          </table:table-cell>
          <table:table-cell table:formula="of:=PINTERP([.$A$15:.$A$205];[.$C$15:.$C$205];([.BF$6]+[.$E32]))*1000" office:value-type="float" office:value="812.1" calcext:value-type="float">
            <text:p>812</text:p>
          </table:table-cell>
          <table:table-cell table:formula="of:=PINTERP([.$A$15:.$A$205];[.$C$15:.$C$205];([.BG$6]+[.$E32]))*1000" office:value-type="float" office:value="811.800000000003" calcext:value-type="float">
            <text:p>812</text:p>
          </table:table-cell>
          <table:table-cell table:formula="of:=PINTERP([.$A$15:.$A$205];[.$C$15:.$C$205];([.BH$6]+[.$E32]))*1000" office:value-type="float" office:value="811.500000000003" calcext:value-type="float">
            <text:p>812</text:p>
          </table:table-cell>
          <table:table-cell table:formula="of:=PINTERP([.$A$15:.$A$205];[.$C$15:.$C$205];([.BI$6]+[.$E32]))*1000" office:value-type="float" office:value="811.200000000003" calcext:value-type="float">
            <text:p>811</text:p>
          </table:table-cell>
          <table:table-cell table:formula="of:=PINTERP([.$A$15:.$A$205];[.$C$15:.$C$205];([.BJ$6]+[.$E32]))*1000" office:value-type="float" office:value="811.038005050507" calcext:value-type="float">
            <text:p>811</text:p>
          </table:table-cell>
          <table:table-cell table:formula="of:=PINTERP([.$A$15:.$A$205];[.$C$15:.$C$205];([.BK$6]+[.$E32]))*1000" office:value-type="float" office:value="810.887474747476" calcext:value-type="float">
            <text:p>811</text:p>
          </table:table-cell>
          <table:table-cell table:formula="of:=PINTERP([.$A$15:.$A$205];[.$C$15:.$C$205];([.BL$6]+[.$E32]))*1000" office:value-type="float" office:value="810.74840909091" calcext:value-type="float">
            <text:p>811</text:p>
          </table:table-cell>
          <table:table-cell table:formula="of:=PINTERP([.$A$15:.$A$205];[.$C$15:.$C$205];([.BM$6]+[.$E32]))*1000" office:value-type="float" office:value="810.620808080809" calcext:value-type="float">
            <text:p>811</text:p>
          </table:table-cell>
          <table:table-cell table:formula="of:=PINTERP([.$A$15:.$A$205];[.$C$15:.$C$205];([.BN$6]+[.$E32]))*1000" office:value-type="float" office:value="810.504671717173" calcext:value-type="float">
            <text:p>811</text:p>
          </table:table-cell>
          <table:table-cell table:formula="of:=PINTERP([.$A$15:.$A$205];[.$C$15:.$C$205];([.BO$6]+[.$E32]))*1000" office:value-type="float" office:value="810.400000000001" calcext:value-type="float">
            <text:p>810</text:p>
          </table:table-cell>
          <table:table-cell table:formula="of:=PINTERP([.$A$15:.$A$205];[.$C$15:.$C$205];([.BP$6]+[.$E32]))*1000" office:value-type="float" office:value="810.243030303032" calcext:value-type="float">
            <text:p>810</text:p>
          </table:table-cell>
          <table:table-cell table:formula="of:=PINTERP([.$A$15:.$A$205];[.$C$15:.$C$205];([.BQ$6]+[.$E32]))*1000" office:value-type="float" office:value="810.084545454547" calcext:value-type="float">
            <text:p>810</text:p>
          </table:table-cell>
          <table:table-cell table:formula="of:=PINTERP([.$A$15:.$A$205];[.$C$15:.$C$205];([.BR$6]+[.$E32]))*1000" office:value-type="float" office:value="809.924545454549" calcext:value-type="float">
            <text:p>810</text:p>
          </table:table-cell>
          <table:table-cell table:style-name="ce17" table:formula="of:=PINTERP([.$A$15:.$A$205];[.$C$15:.$C$205];([.BS$6]+[.$E32]))*1000" office:value-type="float" office:value="809.763030303034" calcext:value-type="float">
            <text:p>810</text:p>
          </table:table-cell>
          <table:table-cell table:style-name="ce17"/>
          <table:table-cell table:style-name="ce10" office:value-type="float" office:value="4.8" calcext:value-type="float">
            <text:p>4,8</text:p>
          </table:table-cell>
          <table:table-cell table:formula="of:=[.AZ32]-(2^8)*3" office:value-type="float" office:value="45.4562500000002" calcext:value-type="float">
            <text:p>45</text:p>
          </table:table-cell>
          <table:table-cell table:formula="of:=[.BA32]-(2^8)*3" office:value-type="float" office:value="45.316666666667" calcext:value-type="float">
            <text:p>45</text:p>
          </table:table-cell>
          <table:table-cell table:formula="of:=[.BB32]-(2^8)*3" office:value-type="float" office:value="45.1645833333336" calcext:value-type="float">
            <text:p>45</text:p>
          </table:table-cell>
          <table:table-cell table:formula="of:=[.BC32]-(2^8)*3" office:value-type="float" office:value="45.0000000000002" calcext:value-type="float">
            <text:p>45</text:p>
          </table:table-cell>
          <table:table-cell table:formula="of:=[.BD32]-(2^8)*3" office:value-type="float" office:value="44.7000000000003" calcext:value-type="float">
            <text:p>45</text:p>
          </table:table-cell>
          <table:table-cell table:formula="of:=[.BE32]-(2^8)*3" office:value-type="float" office:value="44.4000000000001" calcext:value-type="float">
            <text:p>44</text:p>
          </table:table-cell>
          <table:table-cell table:formula="of:=[.BF32]-(2^8)*3" office:value-type="float" office:value="44.1000000000003" calcext:value-type="float">
            <text:p>44</text:p>
          </table:table-cell>
          <table:table-cell table:formula="of:=[.BG32]-(2^8)*3" office:value-type="float" office:value="43.800000000003" calcext:value-type="float">
            <text:p>44</text:p>
          </table:table-cell>
          <table:table-cell table:formula="of:=[.BH32]-(2^8)*3" office:value-type="float" office:value="43.5000000000028" calcext:value-type="float">
            <text:p>44</text:p>
          </table:table-cell>
          <table:table-cell table:formula="of:=[.BI32]-(2^8)*3" office:value-type="float" office:value="43.200000000003" calcext:value-type="float">
            <text:p>43</text:p>
          </table:table-cell>
          <table:table-cell table:style-name="ce15" table:formula="of:=[.BJ32]-(2^8)*3" office:value-type="float" office:value="43.0380050505066" calcext:value-type="float">
            <text:p>43</text:p>
          </table:table-cell>
          <table:table-cell table:style-name="ce15" table:formula="of:=[.BK32]-(2^8)*3" office:value-type="float" office:value="42.887474747476" calcext:value-type="float">
            <text:p>43</text:p>
          </table:table-cell>
          <table:table-cell table:style-name="ce15" table:formula="of:=[.BL32]-(2^8)*3" office:value-type="float" office:value="42.7484090909104" calcext:value-type="float">
            <text:p>43</text:p>
          </table:table-cell>
          <table:table-cell table:style-name="ce15" table:formula="of:=[.BM32]-(2^8)*3" office:value-type="float" office:value="42.6208080808092" calcext:value-type="float">
            <text:p>43</text:p>
          </table:table-cell>
          <table:table-cell table:style-name="ce15" table:formula="of:=[.BN32]-(2^8)*3" office:value-type="float" office:value="42.5046717171729" calcext:value-type="float">
            <text:p>43</text:p>
          </table:table-cell>
          <table:table-cell table:style-name="ce15" table:formula="of:=[.BO32]-(2^8)*3" office:value-type="float" office:value="42.4000000000009" calcext:value-type="float">
            <text:p>42</text:p>
          </table:table-cell>
          <table:table-cell table:style-name="ce15" table:formula="of:=[.BP32]-(2^8)*3" office:value-type="float" office:value="42.2430303030318" calcext:value-type="float">
            <text:p>42</text:p>
          </table:table-cell>
          <table:table-cell table:style-name="ce15" table:formula="of:=[.BQ32]-(2^8)*3" office:value-type="float" office:value="42.0845454545472" calcext:value-type="float">
            <text:p>42</text:p>
          </table:table-cell>
          <table:table-cell table:style-name="ce15" table:formula="of:=[.BR32]-(2^8)*3" office:value-type="float" office:value="41.9245454545487" calcext:value-type="float">
            <text:p>42</text:p>
          </table:table-cell>
          <table:table-cell table:style-name="ce15" table:formula="of:=[.BS32]-(2^8)*3" office:value-type="float" office:value="41.7630303030336" calcext:value-type="float">
            <text:p>42</text:p>
          </table:table-cell>
        </table:table-row>
        <table:table-row table:style-name="ro2">
          <table:table-cell office:value-type="float" office:value="78.543" calcext:value-type="float">
            <text:p>78,543</text:p>
          </table:table-cell>
          <table:table-cell office:value-type="percentage" office:value="0.9064" calcext:value-type="percentage">
            <text:p>90,64%</text:p>
          </table:table-cell>
          <table:table-cell office:value-type="percentage" office:value="0.926" calcext:value-type="percentage">
            <text:p>92,60%</text:p>
          </table:table-cell>
          <table:table-cell/>
          <table:table-cell office:value-type="float" office:value="5" calcext:value-type="float">
            <text:p>5,0</text:p>
          </table:table-cell>
          <table:table-cell table:formula="of:=PINTERP([.$A$15:.$A$205];[.$B$15:.$B$205];([.F$6]+[.$E33]))*1000" office:value-type="float" office:value="473.9" calcext:value-type="float">
            <text:p>474</text:p>
          </table:table-cell>
          <table:table-cell table:formula="of:=PINTERP([.$A$15:.$A$205];[.$B$15:.$B$205];([.G$6]+[.$E33]))*1000" office:value-type="float" office:value="472.958017676768" calcext:value-type="float">
            <text:p>473</text:p>
          </table:table-cell>
          <table:table-cell table:formula="of:=PINTERP([.$A$15:.$A$205];[.$B$15:.$B$205];([.H$6]+[.$E33]))*1000" office:value-type="float" office:value="472.032828282828" calcext:value-type="float">
            <text:p>472</text:p>
          </table:table-cell>
          <table:table-cell table:formula="of:=PINTERP([.$A$15:.$A$205];[.$B$15:.$B$205];([.I$6]+[.$E33]))*1000" office:value-type="float" office:value="471.124431818183" calcext:value-type="float">
            <text:p>471</text:p>
          </table:table-cell>
          <table:table-cell table:formula="of:=PINTERP([.$A$15:.$A$205];[.$B$15:.$B$205];([.J$6]+[.$E33]))*1000" office:value-type="float" office:value="470.232828282828" calcext:value-type="float">
            <text:p>470</text:p>
          </table:table-cell>
          <table:table-cell table:formula="of:=PINTERP([.$A$15:.$A$205];[.$B$15:.$B$205];([.K$6]+[.$E33]))*1000" office:value-type="float" office:value="469.358017676767" calcext:value-type="float">
            <text:p>469</text:p>
          </table:table-cell>
          <table:table-cell table:formula="of:=PINTERP([.$A$15:.$A$205];[.$B$15:.$B$205];([.L$6]+[.$E33]))*1000" office:value-type="float" office:value="468.5" calcext:value-type="float">
            <text:p>469</text:p>
          </table:table-cell>
          <table:table-cell table:formula="of:=PINTERP([.$A$15:.$A$205];[.$B$15:.$B$205];([.M$6]+[.$E33]))*1000" office:value-type="float" office:value="467.558875152634" calcext:value-type="float">
            <text:p>468</text:p>
          </table:table-cell>
          <table:table-cell table:formula="of:=PINTERP([.$A$15:.$A$205];[.$B$15:.$B$205];([.N$6]+[.$E33]))*1000" office:value-type="float" office:value="466.627533577542" calcext:value-type="float">
            <text:p>467</text:p>
          </table:table-cell>
          <table:table-cell table:formula="of:=PINTERP([.$A$15:.$A$205];[.$B$15:.$B$205];([.O$6]+[.$E33]))*1000" office:value-type="float" office:value="465.705975274734" calcext:value-type="float">
            <text:p>466</text:p>
          </table:table-cell>
          <table:table-cell table:formula="of:=PINTERP([.$A$15:.$A$205];[.$B$15:.$B$205];([.P$6]+[.$E33]))*1000" office:value-type="float" office:value="464.794200244209" calcext:value-type="float">
            <text:p>465</text:p>
          </table:table-cell>
          <table:table-cell table:formula="of:=PINTERP([.$A$15:.$A$205];[.$B$15:.$B$205];([.Q$6]+[.$E33]))*1000" office:value-type="float" office:value="463.892208485967" calcext:value-type="float">
            <text:p>464</text:p>
          </table:table-cell>
          <table:table-cell table:formula="of:=PINTERP([.$A$15:.$A$205];[.$B$15:.$B$205];([.R$6]+[.$E33]))*1000" office:value-type="float" office:value="463.000000000009" calcext:value-type="float">
            <text:p>463</text:p>
          </table:table-cell>
          <table:table-cell table:formula="of:=PINTERP([.$A$15:.$A$205];[.$B$15:.$B$205];([.S$6]+[.$E33]))*1000" office:value-type="float" office:value="462.198116169552" calcext:value-type="float">
            <text:p>462</text:p>
          </table:table-cell>
          <table:table-cell table:formula="of:=PINTERP([.$A$15:.$A$205];[.$B$15:.$B$205];([.T$6]+[.$E33]))*1000" office:value-type="float" office:value="461.406384092107" calcext:value-type="float">
            <text:p>461</text:p>
          </table:table-cell>
          <table:table-cell table:formula="of:=PINTERP([.$A$15:.$A$205];[.$B$15:.$B$205];([.U$6]+[.$E33]))*1000" office:value-type="float" office:value="460.624803767677" calcext:value-type="float">
            <text:p>461</text:p>
          </table:table-cell>
          <table:table-cell table:formula="of:=PINTERP([.$A$15:.$A$205];[.$B$15:.$B$205];([.V$6]+[.$E33]))*1000" office:value-type="float" office:value="459.853375196248" calcext:value-type="float">
            <text:p>460</text:p>
          </table:table-cell>
          <table:table-cell table:formula="of:=PINTERP([.$A$15:.$A$205];[.$B$15:.$B$205];([.W$6]+[.$E33]))*1000" office:value-type="float" office:value="459.092098377828" calcext:value-type="float">
            <text:p>459</text:p>
          </table:table-cell>
          <table:table-cell table:formula="of:=PINTERP([.$A$15:.$A$205];[.$B$15:.$B$205];([.X$6]+[.$E33]))*1000" office:value-type="float" office:value="458.340973312417" calcext:value-type="float">
            <text:p>458</text:p>
          </table:table-cell>
          <table:table-cell table:formula="of:=PINTERP([.$A$15:.$A$205];[.$B$15:.$B$205];([.Y$6]+[.$E33]))*1000" office:value-type="float" office:value="457.600000000015" calcext:value-type="float">
            <text:p>458</text:p>
          </table:table-cell>
          <table:table-cell/>
          <table:table-cell office:value-type="float" office:value="5" calcext:value-type="float">
            <text:p>5,0</text:p>
          </table:table-cell>
          <table:table-cell/>
          <table:table-cell table:formula="of:=[.F33]-(2^8)*1" office:value-type="float" office:value="217.9" calcext:value-type="float">
            <text:p>218</text:p>
          </table:table-cell>
          <table:table-cell table:formula="of:=[.G33]-(2^8)*1" office:value-type="float" office:value="216.958017676768" calcext:value-type="float">
            <text:p>217</text:p>
          </table:table-cell>
          <table:table-cell table:formula="of:=[.H33]-(2^8)*1" office:value-type="float" office:value="216.032828282828" calcext:value-type="float">
            <text:p>216</text:p>
          </table:table-cell>
          <table:table-cell table:formula="of:=[.I33]-(2^8)*1" office:value-type="float" office:value="215.124431818183" calcext:value-type="float">
            <text:p>215</text:p>
          </table:table-cell>
          <table:table-cell table:formula="of:=[.J33]-(2^8)*1" office:value-type="float" office:value="214.232828282828" calcext:value-type="float">
            <text:p>214</text:p>
          </table:table-cell>
          <table:table-cell table:formula="of:=[.K33]-(2^8)*1" office:value-type="float" office:value="213.358017676767" calcext:value-type="float">
            <text:p>213</text:p>
          </table:table-cell>
          <table:table-cell table:formula="of:=[.L33]-(2^8)*1" office:value-type="float" office:value="212.5" calcext:value-type="float">
            <text:p>213</text:p>
          </table:table-cell>
          <table:table-cell table:formula="of:=[.M33]-(2^8)*1" office:value-type="float" office:value="211.558875152634" calcext:value-type="float">
            <text:p>212</text:p>
          </table:table-cell>
          <table:table-cell table:formula="of:=[.N33]-(2^8)*1" office:value-type="float" office:value="210.627533577542" calcext:value-type="float">
            <text:p>211</text:p>
          </table:table-cell>
          <table:table-cell table:formula="of:=[.O33]-(2^8)*1" office:value-type="float" office:value="209.705975274734" calcext:value-type="float">
            <text:p>210</text:p>
          </table:table-cell>
          <table:table-cell table:formula="of:=[.P33]-(2^8)*1" office:value-type="float" office:value="208.794200244209" calcext:value-type="float">
            <text:p>209</text:p>
          </table:table-cell>
          <table:table-cell table:formula="of:=[.Q33]-(2^8)*1" office:value-type="float" office:value="207.892208485967" calcext:value-type="float">
            <text:p>208</text:p>
          </table:table-cell>
          <table:table-cell table:formula="of:=[.R33]-(2^8)*1" office:value-type="float" office:value="207.000000000009" calcext:value-type="float">
            <text:p>207</text:p>
          </table:table-cell>
          <table:table-cell table:formula="of:=[.S33]-(2^8)*1" office:value-type="float" office:value="206.198116169552" calcext:value-type="float">
            <text:p>206</text:p>
          </table:table-cell>
          <table:table-cell table:formula="of:=[.T33]-(2^8)*1" office:value-type="float" office:value="205.406384092107" calcext:value-type="float">
            <text:p>205</text:p>
          </table:table-cell>
          <table:table-cell table:formula="of:=[.U33]-(2^8)*1" office:value-type="float" office:value="204.624803767677" calcext:value-type="float">
            <text:p>205</text:p>
          </table:table-cell>
          <table:table-cell table:formula="of:=[.V33]-(2^8)*1" office:value-type="float" office:value="203.853375196247" calcext:value-type="float">
            <text:p>204</text:p>
          </table:table-cell>
          <table:table-cell table:formula="of:=[.W33]-(2^8)*1" office:value-type="float" office:value="203.092098377828" calcext:value-type="float">
            <text:p>203</text:p>
          </table:table-cell>
          <table:table-cell table:formula="of:=[.X33]-(2^8)*1" office:value-type="float" office:value="202.340973312417" calcext:value-type="float">
            <text:p>202</text:p>
          </table:table-cell>
          <table:table-cell table:formula="of:=[.Y33]-(2^8)*1" office:value-type="float" office:value="201.600000000015" calcext:value-type="float">
            <text:p>202</text:p>
          </table:table-cell>
          <table:table-cell/>
          <table:table-cell table:style-name="ce10" office:value-type="float" office:value="5" calcext:value-type="float">
            <text:p>5,0</text:p>
          </table:table-cell>
          <table:table-cell table:style-name="ce10"/>
          <table:table-cell table:formula="of:=PINTERP([.$A$15:.$A$205];[.$C$15:.$C$205];([.AZ$6]+[.$E33]))*1000" office:value-type="float" office:value="809.6" calcext:value-type="float">
            <text:p>810</text:p>
          </table:table-cell>
          <table:table-cell table:formula="of:=PINTERP([.$A$15:.$A$205];[.$C$15:.$C$205];([.BA$6]+[.$E33]))*1000" office:value-type="float" office:value="809.475505050505" calcext:value-type="float">
            <text:p>809</text:p>
          </table:table-cell>
          <table:table-cell table:formula="of:=PINTERP([.$A$15:.$A$205];[.$C$15:.$C$205];([.BB$6]+[.$E33]))*1000" office:value-type="float" office:value="809.340808080808" calcext:value-type="float">
            <text:p>809</text:p>
          </table:table-cell>
          <table:table-cell table:formula="of:=PINTERP([.$A$15:.$A$205];[.$C$15:.$C$205];([.BC$6]+[.$E33]))*1000" office:value-type="float" office:value="809.195909090909" calcext:value-type="float">
            <text:p>809</text:p>
          </table:table-cell>
          <table:table-cell table:formula="of:=PINTERP([.$A$15:.$A$205];[.$C$15:.$C$205];([.BD$6]+[.$E33]))*1000" office:value-type="float" office:value="809.040808080808" calcext:value-type="float">
            <text:p>809</text:p>
          </table:table-cell>
          <table:table-cell table:formula="of:=PINTERP([.$A$15:.$A$205];[.$C$15:.$C$205];([.BE$6]+[.$E33]))*1000" office:value-type="float" office:value="808.875505050505" calcext:value-type="float">
            <text:p>809</text:p>
          </table:table-cell>
          <table:table-cell table:formula="of:=PINTERP([.$A$15:.$A$205];[.$C$15:.$C$205];([.BF$6]+[.$E33]))*1000" office:value-type="float" office:value="808.7" calcext:value-type="float">
            <text:p>809</text:p>
          </table:table-cell>
          <table:table-cell table:formula="of:=PINTERP([.$A$15:.$A$205];[.$C$15:.$C$205];([.BG$6]+[.$E33]))*1000" office:value-type="float" office:value="808.411935286938" calcext:value-type="float">
            <text:p>808</text:p>
          </table:table-cell>
          <table:table-cell table:formula="of:=PINTERP([.$A$15:.$A$205];[.$C$15:.$C$205];([.BH$6]+[.$E33]))*1000" office:value-type="float" office:value="808.125763125766" calcext:value-type="float">
            <text:p>808</text:p>
          </table:table-cell>
          <table:table-cell table:formula="of:=PINTERP([.$A$15:.$A$205];[.$C$15:.$C$205];([.BI$6]+[.$E33]))*1000" office:value-type="float" office:value="807.841483516486" calcext:value-type="float">
            <text:p>808</text:p>
          </table:table-cell>
          <table:table-cell table:formula="of:=PINTERP([.$A$15:.$A$205];[.$C$15:.$C$205];([.BJ$6]+[.$E33]))*1000" office:value-type="float" office:value="807.559096459099" calcext:value-type="float">
            <text:p>808</text:p>
          </table:table-cell>
          <table:table-cell table:formula="of:=PINTERP([.$A$15:.$A$205];[.$C$15:.$C$205];([.BK$6]+[.$E33]))*1000" office:value-type="float" office:value="807.278601953604" calcext:value-type="float">
            <text:p>807</text:p>
          </table:table-cell>
          <table:table-cell table:formula="of:=PINTERP([.$A$15:.$A$205];[.$C$15:.$C$205];([.BL$6]+[.$E33]))*1000" office:value-type="float" office:value="807.000000000003" calcext:value-type="float">
            <text:p>807</text:p>
          </table:table-cell>
          <table:table-cell table:formula="of:=PINTERP([.$A$15:.$A$205];[.$C$15:.$C$205];([.BM$6]+[.$E33]))*1000" office:value-type="float" office:value="806.877315541603" calcext:value-type="float">
            <text:p>807</text:p>
          </table:table-cell>
          <table:table-cell table:formula="of:=PINTERP([.$A$15:.$A$205];[.$C$15:.$C$205];([.BN$6]+[.$E33]))*1000" office:value-type="float" office:value="806.757430664575" calcext:value-type="float">
            <text:p>807</text:p>
          </table:table-cell>
          <table:table-cell table:formula="of:=PINTERP([.$A$15:.$A$205];[.$C$15:.$C$205];([.BO$6]+[.$E33]))*1000" office:value-type="float" office:value="806.640345368918" calcext:value-type="float">
            <text:p>807</text:p>
          </table:table-cell>
          <table:table-cell table:formula="of:=PINTERP([.$A$15:.$A$205];[.$C$15:.$C$205];([.BP$6]+[.$E33]))*1000" office:value-type="float" office:value="806.526059654632" calcext:value-type="float">
            <text:p>807</text:p>
          </table:table-cell>
          <table:table-cell table:formula="of:=PINTERP([.$A$15:.$A$205];[.$C$15:.$C$205];([.BQ$6]+[.$E33]))*1000" office:value-type="float" office:value="806.414573521718" calcext:value-type="float">
            <text:p>806</text:p>
          </table:table-cell>
          <table:table-cell table:formula="of:=PINTERP([.$A$15:.$A$205];[.$C$15:.$C$205];([.BR$6]+[.$E33]))*1000" office:value-type="float" office:value="806.305886970175" calcext:value-type="float">
            <text:p>806</text:p>
          </table:table-cell>
          <table:table-cell table:style-name="ce17" table:formula="of:=PINTERP([.$A$15:.$A$205];[.$C$15:.$C$205];([.BS$6]+[.$E33]))*1000" office:value-type="float" office:value="806.200000000002" calcext:value-type="float">
            <text:p>806</text:p>
          </table:table-cell>
          <table:table-cell table:style-name="ce17"/>
          <table:table-cell table:style-name="ce10" office:value-type="float" office:value="5" calcext:value-type="float">
            <text:p>5,0</text:p>
          </table:table-cell>
          <table:table-cell table:formula="of:=[.AZ33]-(2^8)*3" office:value-type="float" office:value="41.6000000000001" calcext:value-type="float">
            <text:p>42</text:p>
          </table:table-cell>
          <table:table-cell table:formula="of:=[.BA33]-(2^8)*3" office:value-type="float" office:value="41.4755050505052" calcext:value-type="float">
            <text:p>41</text:p>
          </table:table-cell>
          <table:table-cell table:formula="of:=[.BB33]-(2^8)*3" office:value-type="float" office:value="41.340808080808" calcext:value-type="float">
            <text:p>41</text:p>
          </table:table-cell>
          <table:table-cell table:formula="of:=[.BC33]-(2^8)*3" office:value-type="float" office:value="41.1959090909093" calcext:value-type="float">
            <text:p>41</text:p>
          </table:table-cell>
          <table:table-cell table:formula="of:=[.BD33]-(2^8)*3" office:value-type="float" office:value="41.0408080808081" calcext:value-type="float">
            <text:p>41</text:p>
          </table:table-cell>
          <table:table-cell table:formula="of:=[.BE33]-(2^8)*3" office:value-type="float" office:value="40.875505050505" calcext:value-type="float">
            <text:p>41</text:p>
          </table:table-cell>
          <table:table-cell table:formula="of:=[.BF33]-(2^8)*3" office:value-type="float" office:value="40.7000000000001" calcext:value-type="float">
            <text:p>41</text:p>
          </table:table-cell>
          <table:table-cell table:formula="of:=[.BG33]-(2^8)*3" office:value-type="float" office:value="40.4119352869381" calcext:value-type="float">
            <text:p>40</text:p>
          </table:table-cell>
          <table:table-cell table:formula="of:=[.BH33]-(2^8)*3" office:value-type="float" office:value="40.1257631257657" calcext:value-type="float">
            <text:p>40</text:p>
          </table:table-cell>
          <table:table-cell table:formula="of:=[.BI33]-(2^8)*3" office:value-type="float" office:value="39.8414835164864" calcext:value-type="float">
            <text:p>40</text:p>
          </table:table-cell>
          <table:table-cell table:style-name="ce15" table:formula="of:=[.BJ33]-(2^8)*3" office:value-type="float" office:value="39.5590964590991" calcext:value-type="float">
            <text:p>40</text:p>
          </table:table-cell>
          <table:table-cell table:style-name="ce15" table:formula="of:=[.BK33]-(2^8)*3" office:value-type="float" office:value="39.2786019536045" calcext:value-type="float">
            <text:p>39</text:p>
          </table:table-cell>
          <table:table-cell table:style-name="ce15" table:formula="of:=[.BL33]-(2^8)*3" office:value-type="float" office:value="39.000000000003" calcext:value-type="float">
            <text:p>39</text:p>
          </table:table-cell>
          <table:table-cell table:style-name="ce15" table:formula="of:=[.BM33]-(2^8)*3" office:value-type="float" office:value="38.8773155416026" calcext:value-type="float">
            <text:p>39</text:p>
          </table:table-cell>
          <table:table-cell table:style-name="ce15" table:formula="of:=[.BN33]-(2^8)*3" office:value-type="float" office:value="38.7574306645749" calcext:value-type="float">
            <text:p>39</text:p>
          </table:table-cell>
          <table:table-cell table:style-name="ce15" table:formula="of:=[.BO33]-(2^8)*3" office:value-type="float" office:value="38.6403453689178" calcext:value-type="float">
            <text:p>39</text:p>
          </table:table-cell>
          <table:table-cell table:style-name="ce15" table:formula="of:=[.BP33]-(2^8)*3" office:value-type="float" office:value="38.526059654632" calcext:value-type="float">
            <text:p>39</text:p>
          </table:table-cell>
          <table:table-cell table:style-name="ce15" table:formula="of:=[.BQ33]-(2^8)*3" office:value-type="float" office:value="38.4145735217176" calcext:value-type="float">
            <text:p>38</text:p>
          </table:table-cell>
          <table:table-cell table:style-name="ce15" table:formula="of:=[.BR33]-(2^8)*3" office:value-type="float" office:value="38.305886970175" calcext:value-type="float">
            <text:p>38</text:p>
          </table:table-cell>
          <table:table-cell table:style-name="ce15" table:formula="of:=[.BS33]-(2^8)*3" office:value-type="float" office:value="38.200000000002" calcext:value-type="float">
            <text:p>38</text:p>
          </table:table-cell>
        </table:table-row>
        <table:table-row table:style-name="ro2">
          <table:table-cell office:value-type="float" office:value="78.575" calcext:value-type="float">
            <text:p>78,575</text:p>
          </table:table-cell>
          <table:table-cell office:value-type="percentage" office:value="0.9026" calcext:value-type="percentage">
            <text:p>90,26%</text:p>
          </table:table-cell>
          <table:table-cell office:value-type="percentage" office:value="0.9238" calcext:value-type="percentage">
            <text:p>92,38%</text:p>
          </table:table-cell>
          <table:table-cell/>
          <table:table-cell office:value-type="float" office:value="5.2" calcext:value-type="float">
            <text:p>5,2</text:p>
          </table:table-cell>
          <table:table-cell table:formula="of:=PINTERP([.$A$15:.$A$205];[.$B$15:.$B$205];([.F$6]+[.$E34]))*1000" office:value-type="float" office:value="456.814285714285" calcext:value-type="float">
            <text:p>457</text:p>
          </table:table-cell>
          <table:table-cell table:formula="of:=PINTERP([.$A$15:.$A$205];[.$B$15:.$B$205];([.G$6]+[.$E34]))*1000" office:value-type="float" office:value="456.028571428572" calcext:value-type="float">
            <text:p>456</text:p>
          </table:table-cell>
          <table:table-cell table:formula="of:=PINTERP([.$A$15:.$A$205];[.$B$15:.$B$205];([.H$6]+[.$E34]))*1000" office:value-type="float" office:value="455.242857142857" calcext:value-type="float">
            <text:p>455</text:p>
          </table:table-cell>
          <table:table-cell table:formula="of:=PINTERP([.$A$15:.$A$205];[.$B$15:.$B$205];([.I$6]+[.$E34]))*1000" office:value-type="float" office:value="454.457142857143" calcext:value-type="float">
            <text:p>454</text:p>
          </table:table-cell>
          <table:table-cell table:formula="of:=PINTERP([.$A$15:.$A$205];[.$B$15:.$B$205];([.J$6]+[.$E34]))*1000" office:value-type="float" office:value="453.671428571429" calcext:value-type="float">
            <text:p>454</text:p>
          </table:table-cell>
          <table:table-cell table:formula="of:=PINTERP([.$A$15:.$A$205];[.$B$15:.$B$205];([.K$6]+[.$E34]))*1000" office:value-type="float" office:value="452.885714285714" calcext:value-type="float">
            <text:p>453</text:p>
          </table:table-cell>
          <table:table-cell table:formula="of:=PINTERP([.$A$15:.$A$205];[.$B$15:.$B$205];([.L$6]+[.$E34]))*1000" office:value-type="float" office:value="452.1" calcext:value-type="float">
            <text:p>452</text:p>
          </table:table-cell>
          <table:table-cell table:formula="of:=PINTERP([.$A$15:.$A$205];[.$B$15:.$B$205];([.M$6]+[.$E34]))*1000" office:value-type="float" office:value="451.331632653069" calcext:value-type="float">
            <text:p>451</text:p>
          </table:table-cell>
          <table:table-cell table:formula="of:=PINTERP([.$A$15:.$A$205];[.$B$15:.$B$205];([.N$6]+[.$E34]))*1000" office:value-type="float" office:value="450.562244897966" calcext:value-type="float">
            <text:p>451</text:p>
          </table:table-cell>
          <table:table-cell table:formula="of:=PINTERP([.$A$15:.$A$205];[.$B$15:.$B$205];([.O$6]+[.$E34]))*1000" office:value-type="float" office:value="449.791836734702" calcext:value-type="float">
            <text:p>450</text:p>
          </table:table-cell>
          <table:table-cell table:formula="of:=PINTERP([.$A$15:.$A$205];[.$B$15:.$B$205];([.P$6]+[.$E34]))*1000" office:value-type="float" office:value="449.020408163273" calcext:value-type="float">
            <text:p>449</text:p>
          </table:table-cell>
          <table:table-cell table:formula="of:=PINTERP([.$A$15:.$A$205];[.$B$15:.$B$205];([.Q$6]+[.$E34]))*1000" office:value-type="float" office:value="448.247959183681" calcext:value-type="float">
            <text:p>448</text:p>
          </table:table-cell>
          <table:table-cell table:formula="of:=PINTERP([.$A$15:.$A$205];[.$B$15:.$B$205];([.R$6]+[.$E34]))*1000" office:value-type="float" office:value="447.474489795926" calcext:value-type="float">
            <text:p>447</text:p>
          </table:table-cell>
          <table:table-cell table:formula="of:=PINTERP([.$A$15:.$A$205];[.$B$15:.$B$205];([.S$6]+[.$E34]))*1000" office:value-type="float" office:value="446.700000000008" calcext:value-type="float">
            <text:p>447</text:p>
          </table:table-cell>
          <table:table-cell table:formula="of:=PINTERP([.$A$15:.$A$205];[.$B$15:.$B$205];([.T$6]+[.$E34]))*1000" office:value-type="float" office:value="445.900000000009" calcext:value-type="float">
            <text:p>446</text:p>
          </table:table-cell>
          <table:table-cell table:formula="of:=PINTERP([.$A$15:.$A$205];[.$B$15:.$B$205];([.U$6]+[.$E34]))*1000" office:value-type="float" office:value="445.100000000016" calcext:value-type="float">
            <text:p>445</text:p>
          </table:table-cell>
          <table:table-cell table:formula="of:=PINTERP([.$A$15:.$A$205];[.$B$15:.$B$205];([.V$6]+[.$E34]))*1000" office:value-type="float" office:value="444.300000000016" calcext:value-type="float">
            <text:p>444</text:p>
          </table:table-cell>
          <table:table-cell table:formula="of:=PINTERP([.$A$15:.$A$205];[.$B$15:.$B$205];([.W$6]+[.$E34]))*1000" office:value-type="float" office:value="443.500000000016" calcext:value-type="float">
            <text:p>444</text:p>
          </table:table-cell>
          <table:table-cell table:formula="of:=PINTERP([.$A$15:.$A$205];[.$B$15:.$B$205];([.X$6]+[.$E34]))*1000" office:value-type="float" office:value="442.700000000016" calcext:value-type="float">
            <text:p>443</text:p>
          </table:table-cell>
          <table:table-cell table:formula="of:=PINTERP([.$A$15:.$A$205];[.$B$15:.$B$205];([.Y$6]+[.$E34]))*1000" office:value-type="float" office:value="441.900000000015" calcext:value-type="float">
            <text:p>442</text:p>
          </table:table-cell>
          <table:table-cell/>
          <table:table-cell office:value-type="float" office:value="5.2" calcext:value-type="float">
            <text:p>5,2</text:p>
          </table:table-cell>
          <table:table-cell/>
          <table:table-cell table:formula="of:=[.F34]-(2^8)*1" office:value-type="float" office:value="200.814285714285" calcext:value-type="float">
            <text:p>201</text:p>
          </table:table-cell>
          <table:table-cell table:formula="of:=[.G34]-(2^8)*1" office:value-type="float" office:value="200.028571428572" calcext:value-type="float">
            <text:p>200</text:p>
          </table:table-cell>
          <table:table-cell table:formula="of:=[.H34]-(2^8)*1" office:value-type="float" office:value="199.242857142857" calcext:value-type="float">
            <text:p>199</text:p>
          </table:table-cell>
          <table:table-cell table:formula="of:=[.I34]-(2^8)*1" office:value-type="float" office:value="198.457142857143" calcext:value-type="float">
            <text:p>198</text:p>
          </table:table-cell>
          <table:table-cell table:formula="of:=[.J34]-(2^8)*1" office:value-type="float" office:value="197.671428571428" calcext:value-type="float">
            <text:p>198</text:p>
          </table:table-cell>
          <table:table-cell table:formula="of:=[.K34]-(2^8)*1" office:value-type="float" office:value="196.885714285714" calcext:value-type="float">
            <text:p>197</text:p>
          </table:table-cell>
          <table:table-cell table:formula="of:=[.L34]-(2^8)*1" office:value-type="float" office:value="196.1" calcext:value-type="float">
            <text:p>196</text:p>
          </table:table-cell>
          <table:table-cell table:formula="of:=[.M34]-(2^8)*1" office:value-type="float" office:value="195.331632653069" calcext:value-type="float">
            <text:p>195</text:p>
          </table:table-cell>
          <table:table-cell table:formula="of:=[.N34]-(2^8)*1" office:value-type="float" office:value="194.562244897966" calcext:value-type="float">
            <text:p>195</text:p>
          </table:table-cell>
          <table:table-cell table:formula="of:=[.O34]-(2^8)*1" office:value-type="float" office:value="193.791836734702" calcext:value-type="float">
            <text:p>194</text:p>
          </table:table-cell>
          <table:table-cell table:formula="of:=[.P34]-(2^8)*1" office:value-type="float" office:value="193.020408163273" calcext:value-type="float">
            <text:p>193</text:p>
          </table:table-cell>
          <table:table-cell table:formula="of:=[.Q34]-(2^8)*1" office:value-type="float" office:value="192.247959183681" calcext:value-type="float">
            <text:p>192</text:p>
          </table:table-cell>
          <table:table-cell table:formula="of:=[.R34]-(2^8)*1" office:value-type="float" office:value="191.474489795926" calcext:value-type="float">
            <text:p>191</text:p>
          </table:table-cell>
          <table:table-cell table:formula="of:=[.S34]-(2^8)*1" office:value-type="float" office:value="190.700000000008" calcext:value-type="float">
            <text:p>191</text:p>
          </table:table-cell>
          <table:table-cell table:formula="of:=[.T34]-(2^8)*1" office:value-type="float" office:value="189.900000000009" calcext:value-type="float">
            <text:p>190</text:p>
          </table:table-cell>
          <table:table-cell table:formula="of:=[.U34]-(2^8)*1" office:value-type="float" office:value="189.100000000016" calcext:value-type="float">
            <text:p>189</text:p>
          </table:table-cell>
          <table:table-cell table:formula="of:=[.V34]-(2^8)*1" office:value-type="float" office:value="188.300000000016" calcext:value-type="float">
            <text:p>188</text:p>
          </table:table-cell>
          <table:table-cell table:formula="of:=[.W34]-(2^8)*1" office:value-type="float" office:value="187.500000000016" calcext:value-type="float">
            <text:p>188</text:p>
          </table:table-cell>
          <table:table-cell table:formula="of:=[.X34]-(2^8)*1" office:value-type="float" office:value="186.700000000016" calcext:value-type="float">
            <text:p>187</text:p>
          </table:table-cell>
          <table:table-cell table:formula="of:=[.Y34]-(2^8)*1" office:value-type="float" office:value="185.900000000015" calcext:value-type="float">
            <text:p>186</text:p>
          </table:table-cell>
          <table:table-cell/>
          <table:table-cell table:style-name="ce10" office:value-type="float" office:value="5.2" calcext:value-type="float">
            <text:p>5,2</text:p>
          </table:table-cell>
          <table:table-cell table:style-name="ce10"/>
          <table:table-cell table:formula="of:=PINTERP([.$A$15:.$A$205];[.$C$15:.$C$205];([.AZ$6]+[.$E34]))*1000" office:value-type="float" office:value="805.970408163265" calcext:value-type="float">
            <text:p>806</text:p>
          </table:table-cell>
          <table:table-cell table:formula="of:=PINTERP([.$A$15:.$A$205];[.$C$15:.$C$205];([.BA$6]+[.$E34]))*1000" office:value-type="float" office:value="805.731632653061" calcext:value-type="float">
            <text:p>806</text:p>
          </table:table-cell>
          <table:table-cell table:formula="of:=PINTERP([.$A$15:.$A$205];[.$C$15:.$C$205];([.BB$6]+[.$E34]))*1000" office:value-type="float" office:value="805.483673469388" calcext:value-type="float">
            <text:p>805</text:p>
          </table:table-cell>
          <table:table-cell table:formula="of:=PINTERP([.$A$15:.$A$205];[.$C$15:.$C$205];([.BC$6]+[.$E34]))*1000" office:value-type="float" office:value="805.226530612245" calcext:value-type="float">
            <text:p>805</text:p>
          </table:table-cell>
          <table:table-cell table:formula="of:=PINTERP([.$A$15:.$A$205];[.$C$15:.$C$205];([.BD$6]+[.$E34]))*1000" office:value-type="float" office:value="804.960204081633" calcext:value-type="float">
            <text:p>805</text:p>
          </table:table-cell>
          <table:table-cell table:formula="of:=PINTERP([.$A$15:.$A$205];[.$C$15:.$C$205];([.BE$6]+[.$E34]))*1000" office:value-type="float" office:value="804.684693877551" calcext:value-type="float">
            <text:p>805</text:p>
          </table:table-cell>
          <table:table-cell table:formula="of:=PINTERP([.$A$15:.$A$205];[.$C$15:.$C$205];([.BF$6]+[.$E34]))*1000" office:value-type="float" office:value="804.4" calcext:value-type="float">
            <text:p>804</text:p>
          </table:table-cell>
          <table:table-cell table:formula="of:=PINTERP([.$A$15:.$A$205];[.$C$15:.$C$205];([.BG$6]+[.$E34]))*1000" office:value-type="float" office:value="804.129591836737" calcext:value-type="float">
            <text:p>804</text:p>
          </table:table-cell>
          <table:table-cell table:formula="of:=PINTERP([.$A$15:.$A$205];[.$C$15:.$C$205];([.BH$6]+[.$E34]))*1000" office:value-type="float" office:value="803.868367346941" calcext:value-type="float">
            <text:p>804</text:p>
          </table:table-cell>
          <table:table-cell table:formula="of:=PINTERP([.$A$15:.$A$205];[.$C$15:.$C$205];([.BI$6]+[.$E34]))*1000" office:value-type="float" office:value="803.616326530615" calcext:value-type="float">
            <text:p>804</text:p>
          </table:table-cell>
          <table:table-cell table:formula="of:=PINTERP([.$A$15:.$A$205];[.$C$15:.$C$205];([.BJ$6]+[.$E34]))*1000" office:value-type="float" office:value="803.373469387758" calcext:value-type="float">
            <text:p>803</text:p>
          </table:table-cell>
          <table:table-cell table:formula="of:=PINTERP([.$A$15:.$A$205];[.$C$15:.$C$205];([.BK$6]+[.$E34]))*1000" office:value-type="float" office:value="803.13979591837" calcext:value-type="float">
            <text:p>803</text:p>
          </table:table-cell>
          <table:table-cell table:formula="of:=PINTERP([.$A$15:.$A$205];[.$C$15:.$C$205];([.BL$6]+[.$E34]))*1000" office:value-type="float" office:value="802.915306122451" calcext:value-type="float">
            <text:p>803</text:p>
          </table:table-cell>
          <table:table-cell table:formula="of:=PINTERP([.$A$15:.$A$205];[.$C$15:.$C$205];([.BM$6]+[.$E34]))*1000" office:value-type="float" office:value="802.700000000002" calcext:value-type="float">
            <text:p>803</text:p>
          </table:table-cell>
          <table:table-cell table:formula="of:=PINTERP([.$A$15:.$A$205];[.$C$15:.$C$205];([.BN$6]+[.$E34]))*1000" office:value-type="float" office:value="802.543877551022" calcext:value-type="float">
            <text:p>803</text:p>
          </table:table-cell>
          <table:table-cell table:formula="of:=PINTERP([.$A$15:.$A$205];[.$C$15:.$C$205];([.BO$6]+[.$E34]))*1000" office:value-type="float" office:value="802.396938775512" calcext:value-type="float">
            <text:p>802</text:p>
          </table:table-cell>
          <table:table-cell table:formula="of:=PINTERP([.$A$15:.$A$205];[.$C$15:.$C$205];([.BP$6]+[.$E34]))*1000" office:value-type="float" office:value="802.259183673471" calcext:value-type="float">
            <text:p>802</text:p>
          </table:table-cell>
          <table:table-cell table:formula="of:=PINTERP([.$A$15:.$A$205];[.$C$15:.$C$205];([.BQ$6]+[.$E34]))*1000" office:value-type="float" office:value="802.130612244899" calcext:value-type="float">
            <text:p>802</text:p>
          </table:table-cell>
          <table:table-cell table:formula="of:=PINTERP([.$A$15:.$A$205];[.$C$15:.$C$205];([.BR$6]+[.$E34]))*1000" office:value-type="float" office:value="802.011224489798" calcext:value-type="float">
            <text:p>802</text:p>
          </table:table-cell>
          <table:table-cell table:style-name="ce17" table:formula="of:=PINTERP([.$A$15:.$A$205];[.$C$15:.$C$205];([.BS$6]+[.$E34]))*1000" office:value-type="float" office:value="801.901020408165" calcext:value-type="float">
            <text:p>802</text:p>
          </table:table-cell>
          <table:table-cell table:style-name="ce17"/>
          <table:table-cell table:style-name="ce10" office:value-type="float" office:value="5.2" calcext:value-type="float">
            <text:p>5,2</text:p>
          </table:table-cell>
          <table:table-cell table:formula="of:=[.AZ34]-(2^8)*3" office:value-type="float" office:value="37.9704081632652" calcext:value-type="float">
            <text:p>38</text:p>
          </table:table-cell>
          <table:table-cell table:formula="of:=[.BA34]-(2^8)*3" office:value-type="float" office:value="37.7316326530613" calcext:value-type="float">
            <text:p>38</text:p>
          </table:table-cell>
          <table:table-cell table:formula="of:=[.BB34]-(2^8)*3" office:value-type="float" office:value="37.4836734693877" calcext:value-type="float">
            <text:p>37</text:p>
          </table:table-cell>
          <table:table-cell table:formula="of:=[.BC34]-(2^8)*3" office:value-type="float" office:value="37.226530612245" calcext:value-type="float">
            <text:p>37</text:p>
          </table:table-cell>
          <table:table-cell table:formula="of:=[.BD34]-(2^8)*3" office:value-type="float" office:value="36.9602040816326" calcext:value-type="float">
            <text:p>37</text:p>
          </table:table-cell>
          <table:table-cell table:formula="of:=[.BE34]-(2^8)*3" office:value-type="float" office:value="36.6846938775508" calcext:value-type="float">
            <text:p>37</text:p>
          </table:table-cell>
          <table:table-cell table:formula="of:=[.BF34]-(2^8)*3" office:value-type="float" office:value="36.4" calcext:value-type="float">
            <text:p>36</text:p>
          </table:table-cell>
          <table:table-cell table:formula="of:=[.BG34]-(2^8)*3" office:value-type="float" office:value="36.1295918367373" calcext:value-type="float">
            <text:p>36</text:p>
          </table:table-cell>
          <table:table-cell table:formula="of:=[.BH34]-(2^8)*3" office:value-type="float" office:value="35.8683673469411" calcext:value-type="float">
            <text:p>36</text:p>
          </table:table-cell>
          <table:table-cell table:formula="of:=[.BI34]-(2^8)*3" office:value-type="float" office:value="35.6163265306147" calcext:value-type="float">
            <text:p>36</text:p>
          </table:table-cell>
          <table:table-cell table:style-name="ce15" table:formula="of:=[.BJ34]-(2^8)*3" office:value-type="float" office:value="35.3734693877575" calcext:value-type="float">
            <text:p>35</text:p>
          </table:table-cell>
          <table:table-cell table:style-name="ce15" table:formula="of:=[.BK34]-(2^8)*3" office:value-type="float" office:value="35.1397959183696" calcext:value-type="float">
            <text:p>35</text:p>
          </table:table-cell>
          <table:table-cell table:style-name="ce15" table:formula="of:=[.BL34]-(2^8)*3" office:value-type="float" office:value="34.9153061224512" calcext:value-type="float">
            <text:p>35</text:p>
          </table:table-cell>
          <table:table-cell table:style-name="ce15" table:formula="of:=[.BM34]-(2^8)*3" office:value-type="float" office:value="34.7000000000021" calcext:value-type="float">
            <text:p>35</text:p>
          </table:table-cell>
          <table:table-cell table:style-name="ce15" table:formula="of:=[.BN34]-(2^8)*3" office:value-type="float" office:value="34.5438775510221" calcext:value-type="float">
            <text:p>35</text:p>
          </table:table-cell>
          <table:table-cell table:style-name="ce15" table:formula="of:=[.BO34]-(2^8)*3" office:value-type="float" office:value="34.3969387755118" calcext:value-type="float">
            <text:p>34</text:p>
          </table:table-cell>
          <table:table-cell table:style-name="ce15" table:formula="of:=[.BP34]-(2^8)*3" office:value-type="float" office:value="34.2591836734708" calcext:value-type="float">
            <text:p>34</text:p>
          </table:table-cell>
          <table:table-cell table:style-name="ce15" table:formula="of:=[.BQ34]-(2^8)*3" office:value-type="float" office:value="34.1306122448993" calcext:value-type="float">
            <text:p>34</text:p>
          </table:table-cell>
          <table:table-cell table:style-name="ce15" table:formula="of:=[.BR34]-(2^8)*3" office:value-type="float" office:value="34.0112244897982" calcext:value-type="float">
            <text:p>34</text:p>
          </table:table-cell>
          <table:table-cell table:style-name="ce15" table:formula="of:=[.BS34]-(2^8)*3" office:value-type="float" office:value="33.9010204081653" calcext:value-type="float">
            <text:p>34</text:p>
          </table:table-cell>
        </table:table-row>
        <table:table-row table:style-name="ro2">
          <table:table-cell office:value-type="float" office:value="78.613" calcext:value-type="float">
            <text:p>78,613</text:p>
          </table:table-cell>
          <table:table-cell office:value-type="percentage" office:value="0.8987" calcext:value-type="percentage">
            <text:p>89,87%</text:p>
          </table:table-cell>
          <table:table-cell office:value-type="percentage" office:value="0.9216" calcext:value-type="percentage">
            <text:p>92,16%</text:p>
          </table:table-cell>
          <table:table-cell/>
          <table:table-cell office:value-type="float" office:value="5.4" calcext:value-type="float">
            <text:p>5,4</text:p>
          </table:table-cell>
          <table:table-cell table:formula="of:=PINTERP([.$A$15:.$A$205];[.$B$15:.$B$205];([.F$6]+[.$E35]))*1000" office:value-type="float" office:value="441.099999999999" calcext:value-type="float">
            <text:p>441</text:p>
          </table:table-cell>
          <table:table-cell table:formula="of:=PINTERP([.$A$15:.$A$205];[.$B$15:.$B$205];([.G$6]+[.$E35]))*1000" office:value-type="float" office:value="440.328571428571" calcext:value-type="float">
            <text:p>440</text:p>
          </table:table-cell>
          <table:table-cell table:formula="of:=PINTERP([.$A$15:.$A$205];[.$B$15:.$B$205];([.H$6]+[.$E35]))*1000" office:value-type="float" office:value="439.557142857142" calcext:value-type="float">
            <text:p>440</text:p>
          </table:table-cell>
          <table:table-cell table:formula="of:=PINTERP([.$A$15:.$A$205];[.$B$15:.$B$205];([.I$6]+[.$E35]))*1000" office:value-type="float" office:value="438.785714285714" calcext:value-type="float">
            <text:p>439</text:p>
          </table:table-cell>
          <table:table-cell table:formula="of:=PINTERP([.$A$15:.$A$205];[.$B$15:.$B$205];([.J$6]+[.$E35]))*1000" office:value-type="float" office:value="438.014285714286" calcext:value-type="float">
            <text:p>438</text:p>
          </table:table-cell>
          <table:table-cell table:formula="of:=PINTERP([.$A$15:.$A$205];[.$B$15:.$B$205];([.K$6]+[.$E35]))*1000" office:value-type="float" office:value="437.242857142857" calcext:value-type="float">
            <text:p>437</text:p>
          </table:table-cell>
          <table:table-cell table:formula="of:=PINTERP([.$A$15:.$A$205];[.$B$15:.$B$205];([.L$6]+[.$E35]))*1000" office:value-type="float" office:value="436.471428571429" calcext:value-type="float">
            <text:p>436</text:p>
          </table:table-cell>
          <table:table-cell table:formula="of:=PINTERP([.$A$15:.$A$205];[.$B$15:.$B$205];([.M$6]+[.$E35]))*1000" office:value-type="float" office:value="435.700000000008" calcext:value-type="float">
            <text:p>436</text:p>
          </table:table-cell>
          <table:table-cell table:formula="of:=PINTERP([.$A$15:.$A$205];[.$B$15:.$B$205];([.N$6]+[.$E35]))*1000" office:value-type="float" office:value="434.903061224497" calcext:value-type="float">
            <text:p>435</text:p>
          </table:table-cell>
          <table:table-cell table:formula="of:=PINTERP([.$A$15:.$A$205];[.$B$15:.$B$205];([.O$6]+[.$E35]))*1000" office:value-type="float" office:value="434.105102040824" calcext:value-type="float">
            <text:p>434</text:p>
          </table:table-cell>
          <table:table-cell table:formula="of:=PINTERP([.$A$15:.$A$205];[.$B$15:.$B$205];([.P$6]+[.$E35]))*1000" office:value-type="float" office:value="433.306122448987" calcext:value-type="float">
            <text:p>433</text:p>
          </table:table-cell>
          <table:table-cell table:formula="of:=PINTERP([.$A$15:.$A$205];[.$B$15:.$B$205];([.Q$6]+[.$E35]))*1000" office:value-type="float" office:value="432.506122448987" calcext:value-type="float">
            <text:p>433</text:p>
          </table:table-cell>
          <table:table-cell table:formula="of:=PINTERP([.$A$15:.$A$205];[.$B$15:.$B$205];([.R$6]+[.$E35]))*1000" office:value-type="float" office:value="431.705102040824" calcext:value-type="float">
            <text:p>432</text:p>
          </table:table-cell>
          <table:table-cell table:formula="of:=PINTERP([.$A$15:.$A$205];[.$B$15:.$B$205];([.S$6]+[.$E35]))*1000" office:value-type="float" office:value="430.903061224497" calcext:value-type="float">
            <text:p>431</text:p>
          </table:table-cell>
          <table:table-cell table:formula="of:=PINTERP([.$A$15:.$A$205];[.$B$15:.$B$205];([.T$6]+[.$E35]))*1000" office:value-type="float" office:value="430.100000000008" calcext:value-type="float">
            <text:p>430</text:p>
          </table:table-cell>
          <table:table-cell table:formula="of:=PINTERP([.$A$15:.$A$205];[.$B$15:.$B$205];([.U$6]+[.$E35]))*1000" office:value-type="float" office:value="429.294081632669" calcext:value-type="float">
            <text:p>429</text:p>
          </table:table-cell>
          <table:table-cell table:formula="of:=PINTERP([.$A$15:.$A$205];[.$B$15:.$B$205];([.V$6]+[.$E35]))*1000" office:value-type="float" office:value="428.494897959199" calcext:value-type="float">
            <text:p>428</text:p>
          </table:table-cell>
          <table:table-cell table:formula="of:=PINTERP([.$A$15:.$A$205];[.$B$15:.$B$205];([.W$6]+[.$E35]))*1000" office:value-type="float" office:value="427.702448979608" calcext:value-type="float">
            <text:p>428</text:p>
          </table:table-cell>
          <table:table-cell table:formula="of:=PINTERP([.$A$15:.$A$205];[.$B$15:.$B$205];([.X$6]+[.$E35]))*1000" office:value-type="float" office:value="426.916734693893" calcext:value-type="float">
            <text:p>427</text:p>
          </table:table-cell>
          <table:table-cell table:formula="of:=PINTERP([.$A$15:.$A$205];[.$B$15:.$B$205];([.Y$6]+[.$E35]))*1000" office:value-type="float" office:value="426.137755102056" calcext:value-type="float">
            <text:p>426</text:p>
          </table:table-cell>
          <table:table-cell/>
          <table:table-cell office:value-type="float" office:value="5.4" calcext:value-type="float">
            <text:p>5,4</text:p>
          </table:table-cell>
          <table:table-cell/>
          <table:table-cell table:formula="of:=[.F35]-(2^8)*1" office:value-type="float" office:value="185.099999999999" calcext:value-type="float">
            <text:p>185</text:p>
          </table:table-cell>
          <table:table-cell table:formula="of:=[.G35]-(2^8)*1" office:value-type="float" office:value="184.328571428571" calcext:value-type="float">
            <text:p>184</text:p>
          </table:table-cell>
          <table:table-cell table:formula="of:=[.H35]-(2^8)*1" office:value-type="float" office:value="183.557142857142" calcext:value-type="float">
            <text:p>184</text:p>
          </table:table-cell>
          <table:table-cell table:formula="of:=[.I35]-(2^8)*1" office:value-type="float" office:value="182.785714285714" calcext:value-type="float">
            <text:p>183</text:p>
          </table:table-cell>
          <table:table-cell table:formula="of:=[.J35]-(2^8)*1" office:value-type="float" office:value="182.014285714286" calcext:value-type="float">
            <text:p>182</text:p>
          </table:table-cell>
          <table:table-cell table:formula="of:=[.K35]-(2^8)*1" office:value-type="float" office:value="181.242857142857" calcext:value-type="float">
            <text:p>181</text:p>
          </table:table-cell>
          <table:table-cell table:formula="of:=[.L35]-(2^8)*1" office:value-type="float" office:value="180.471428571429" calcext:value-type="float">
            <text:p>180</text:p>
          </table:table-cell>
          <table:table-cell table:formula="of:=[.M35]-(2^8)*1" office:value-type="float" office:value="179.700000000008" calcext:value-type="float">
            <text:p>180</text:p>
          </table:table-cell>
          <table:table-cell table:formula="of:=[.N35]-(2^8)*1" office:value-type="float" office:value="178.903061224497" calcext:value-type="float">
            <text:p>179</text:p>
          </table:table-cell>
          <table:table-cell table:formula="of:=[.O35]-(2^8)*1" office:value-type="float" office:value="178.105102040824" calcext:value-type="float">
            <text:p>178</text:p>
          </table:table-cell>
          <table:table-cell table:formula="of:=[.P35]-(2^8)*1" office:value-type="float" office:value="177.306122448987" calcext:value-type="float">
            <text:p>177</text:p>
          </table:table-cell>
          <table:table-cell table:formula="of:=[.Q35]-(2^8)*1" office:value-type="float" office:value="176.506122448987" calcext:value-type="float">
            <text:p>177</text:p>
          </table:table-cell>
          <table:table-cell table:formula="of:=[.R35]-(2^8)*1" office:value-type="float" office:value="175.705102040824" calcext:value-type="float">
            <text:p>176</text:p>
          </table:table-cell>
          <table:table-cell table:formula="of:=[.S35]-(2^8)*1" office:value-type="float" office:value="174.903061224497" calcext:value-type="float">
            <text:p>175</text:p>
          </table:table-cell>
          <table:table-cell table:formula="of:=[.T35]-(2^8)*1" office:value-type="float" office:value="174.100000000008" calcext:value-type="float">
            <text:p>174</text:p>
          </table:table-cell>
          <table:table-cell table:formula="of:=[.U35]-(2^8)*1" office:value-type="float" office:value="173.294081632669" calcext:value-type="float">
            <text:p>173</text:p>
          </table:table-cell>
          <table:table-cell table:formula="of:=[.V35]-(2^8)*1" office:value-type="float" office:value="172.494897959199" calcext:value-type="float">
            <text:p>172</text:p>
          </table:table-cell>
          <table:table-cell table:formula="of:=[.W35]-(2^8)*1" office:value-type="float" office:value="171.702448979608" calcext:value-type="float">
            <text:p>172</text:p>
          </table:table-cell>
          <table:table-cell table:formula="of:=[.X35]-(2^8)*1" office:value-type="float" office:value="170.916734693893" calcext:value-type="float">
            <text:p>171</text:p>
          </table:table-cell>
          <table:table-cell table:formula="of:=[.Y35]-(2^8)*1" office:value-type="float" office:value="170.137755102056" calcext:value-type="float">
            <text:p>170</text:p>
          </table:table-cell>
          <table:table-cell/>
          <table:table-cell table:style-name="ce10" office:value-type="float" office:value="5.4" calcext:value-type="float">
            <text:p>5,4</text:p>
          </table:table-cell>
          <table:table-cell table:style-name="ce10"/>
          <table:table-cell table:formula="of:=PINTERP([.$A$15:.$A$205];[.$C$15:.$C$205];([.AZ$6]+[.$E35]))*1000" office:value-type="float" office:value="801.8" calcext:value-type="float">
            <text:p>802</text:p>
          </table:table-cell>
          <table:table-cell table:formula="of:=PINTERP([.$A$15:.$A$205];[.$C$15:.$C$205];([.BA$6]+[.$E35]))*1000" office:value-type="float" office:value="801.713265306123" calcext:value-type="float">
            <text:p>802</text:p>
          </table:table-cell>
          <table:table-cell table:formula="of:=PINTERP([.$A$15:.$A$205];[.$C$15:.$C$205];([.BB$6]+[.$E35]))*1000" office:value-type="float" office:value="801.617346938776" calcext:value-type="float">
            <text:p>802</text:p>
          </table:table-cell>
          <table:table-cell table:formula="of:=PINTERP([.$A$15:.$A$205];[.$C$15:.$C$205];([.BC$6]+[.$E35]))*1000" office:value-type="float" office:value="801.512244897959" calcext:value-type="float">
            <text:p>802</text:p>
          </table:table-cell>
          <table:table-cell table:formula="of:=PINTERP([.$A$15:.$A$205];[.$C$15:.$C$205];([.BD$6]+[.$E35]))*1000" office:value-type="float" office:value="801.397959183674" calcext:value-type="float">
            <text:p>801</text:p>
          </table:table-cell>
          <table:table-cell table:formula="of:=PINTERP([.$A$15:.$A$205];[.$C$15:.$C$205];([.BE$6]+[.$E35]))*1000" office:value-type="float" office:value="801.274489795918" calcext:value-type="float">
            <text:p>801</text:p>
          </table:table-cell>
          <table:table-cell table:formula="of:=PINTERP([.$A$15:.$A$205];[.$C$15:.$C$205];([.BF$6]+[.$E35]))*1000" office:value-type="float" office:value="801.141836734694" calcext:value-type="float">
            <text:p>801</text:p>
          </table:table-cell>
          <table:table-cell table:formula="of:=PINTERP([.$A$15:.$A$205];[.$C$15:.$C$205];([.BG$6]+[.$E35]))*1000" office:value-type="float" office:value="801.000000000001" calcext:value-type="float">
            <text:p>801</text:p>
          </table:table-cell>
          <table:table-cell table:formula="of:=PINTERP([.$A$15:.$A$205];[.$C$15:.$C$205];([.BH$6]+[.$E35]))*1000" office:value-type="float" office:value="800.770408163267" calcext:value-type="float">
            <text:p>801</text:p>
          </table:table-cell>
          <table:table-cell table:formula="of:=PINTERP([.$A$15:.$A$205];[.$C$15:.$C$205];([.BI$6]+[.$E35]))*1000" office:value-type="float" office:value="800.531632653064" calcext:value-type="float">
            <text:p>801</text:p>
          </table:table-cell>
          <table:table-cell table:formula="of:=PINTERP([.$A$15:.$A$205];[.$C$15:.$C$205];([.BJ$6]+[.$E35]))*1000" office:value-type="float" office:value="800.28367346939" calcext:value-type="float">
            <text:p>800</text:p>
          </table:table-cell>
          <table:table-cell table:formula="of:=PINTERP([.$A$15:.$A$205];[.$C$15:.$C$205];([.BK$6]+[.$E35]))*1000" office:value-type="float" office:value="800.026530612247" calcext:value-type="float">
            <text:p>800</text:p>
          </table:table-cell>
          <table:table-cell table:formula="of:=PINTERP([.$A$15:.$A$205];[.$C$15:.$C$205];([.BL$6]+[.$E35]))*1000" office:value-type="float" office:value="799.760204081635" calcext:value-type="float">
            <text:p>800</text:p>
          </table:table-cell>
          <table:table-cell table:formula="of:=PINTERP([.$A$15:.$A$205];[.$C$15:.$C$205];([.BM$6]+[.$E35]))*1000" office:value-type="float" office:value="799.484693877554" calcext:value-type="float">
            <text:p>799</text:p>
          </table:table-cell>
          <table:table-cell table:formula="of:=PINTERP([.$A$15:.$A$205];[.$C$15:.$C$205];([.BN$6]+[.$E35]))*1000" office:value-type="float" office:value="799.200000000003" calcext:value-type="float">
            <text:p>799</text:p>
          </table:table-cell>
          <table:table-cell table:formula="of:=PINTERP([.$A$15:.$A$205];[.$C$15:.$C$205];([.BO$6]+[.$E35]))*1000" office:value-type="float" office:value="798.928010204084" calcext:value-type="float">
            <text:p>799</text:p>
          </table:table-cell>
          <table:table-cell table:formula="of:=PINTERP([.$A$15:.$A$205];[.$C$15:.$C$205];([.BP$6]+[.$E35]))*1000" office:value-type="float" office:value="798.665731292519" calcext:value-type="float">
            <text:p>799</text:p>
          </table:table-cell>
          <table:table-cell table:formula="of:=PINTERP([.$A$15:.$A$205];[.$C$15:.$C$205];([.BQ$6]+[.$E35]))*1000" office:value-type="float" office:value="798.413163265309" calcext:value-type="float">
            <text:p>798</text:p>
          </table:table-cell>
          <table:table-cell table:formula="of:=PINTERP([.$A$15:.$A$205];[.$C$15:.$C$205];([.BR$6]+[.$E35]))*1000" office:value-type="float" office:value="798.170306122454" calcext:value-type="float">
            <text:p>798</text:p>
          </table:table-cell>
          <table:table-cell table:style-name="ce17" table:formula="of:=PINTERP([.$A$15:.$A$205];[.$C$15:.$C$205];([.BS$6]+[.$E35]))*1000" office:value-type="float" office:value="797.93715986395" calcext:value-type="float">
            <text:p>798</text:p>
          </table:table-cell>
          <table:table-cell table:style-name="ce17"/>
          <table:table-cell table:style-name="ce10" office:value-type="float" office:value="5.4" calcext:value-type="float">
            <text:p>5,4</text:p>
          </table:table-cell>
          <table:table-cell table:formula="of:=[.AZ35]-(2^8)*3" office:value-type="float" office:value="33.7999999999998" calcext:value-type="float">
            <text:p>34</text:p>
          </table:table-cell>
          <table:table-cell table:formula="of:=[.BA35]-(2^8)*3" office:value-type="float" office:value="33.7132653061225" calcext:value-type="float">
            <text:p>34</text:p>
          </table:table-cell>
          <table:table-cell table:formula="of:=[.BB35]-(2^8)*3" office:value-type="float" office:value="33.6173469387755" calcext:value-type="float">
            <text:p>34</text:p>
          </table:table-cell>
          <table:table-cell table:formula="of:=[.BC35]-(2^8)*3" office:value-type="float" office:value="33.5122448979592" calcext:value-type="float">
            <text:p>34</text:p>
          </table:table-cell>
          <table:table-cell table:formula="of:=[.BD35]-(2^8)*3" office:value-type="float" office:value="33.3979591836735" calcext:value-type="float">
            <text:p>33</text:p>
          </table:table-cell>
          <table:table-cell table:formula="of:=[.BE35]-(2^8)*3" office:value-type="float" office:value="33.2744897959183" calcext:value-type="float">
            <text:p>33</text:p>
          </table:table-cell>
          <table:table-cell table:formula="of:=[.BF35]-(2^8)*3" office:value-type="float" office:value="33.141836734694" calcext:value-type="float">
            <text:p>33</text:p>
          </table:table-cell>
          <table:table-cell table:formula="of:=[.BG35]-(2^8)*3" office:value-type="float" office:value="33.0000000000015" calcext:value-type="float">
            <text:p>33</text:p>
          </table:table-cell>
          <table:table-cell table:formula="of:=[.BH35]-(2^8)*3" office:value-type="float" office:value="32.7704081632675" calcext:value-type="float">
            <text:p>33</text:p>
          </table:table-cell>
          <table:table-cell table:formula="of:=[.BI35]-(2^8)*3" office:value-type="float" office:value="32.5316326530639" calcext:value-type="float">
            <text:p>33</text:p>
          </table:table-cell>
          <table:table-cell table:style-name="ce15" table:formula="of:=[.BJ35]-(2^8)*3" office:value-type="float" office:value="32.2836734693901" calcext:value-type="float">
            <text:p>32</text:p>
          </table:table-cell>
          <table:table-cell table:style-name="ce15" table:formula="of:=[.BK35]-(2^8)*3" office:value-type="float" office:value="32.0265306122474" calcext:value-type="float">
            <text:p>32</text:p>
          </table:table-cell>
          <table:table-cell table:style-name="ce15" table:formula="of:=[.BL35]-(2^8)*3" office:value-type="float" office:value="31.7602040816352" calcext:value-type="float">
            <text:p>32</text:p>
          </table:table-cell>
          <table:table-cell table:style-name="ce15" table:formula="of:=[.BM35]-(2^8)*3" office:value-type="float" office:value="31.4846938775537" calcext:value-type="float">
            <text:p>31</text:p>
          </table:table-cell>
          <table:table-cell table:style-name="ce15" table:formula="of:=[.BN35]-(2^8)*3" office:value-type="float" office:value="31.200000000003" calcext:value-type="float">
            <text:p>31</text:p>
          </table:table-cell>
          <table:table-cell table:style-name="ce15" table:formula="of:=[.BO35]-(2^8)*3" office:value-type="float" office:value="30.9280102040841" calcext:value-type="float">
            <text:p>31</text:p>
          </table:table-cell>
          <table:table-cell table:style-name="ce15" table:formula="of:=[.BP35]-(2^8)*3" office:value-type="float" office:value="30.6657312925194" calcext:value-type="float">
            <text:p>31</text:p>
          </table:table-cell>
          <table:table-cell table:style-name="ce15" table:formula="of:=[.BQ35]-(2^8)*3" office:value-type="float" office:value="30.4131632653086" calcext:value-type="float">
            <text:p>30</text:p>
          </table:table-cell>
          <table:table-cell table:style-name="ce15" table:formula="of:=[.BR35]-(2^8)*3" office:value-type="float" office:value="30.1703061224537" calcext:value-type="float">
            <text:p>30</text:p>
          </table:table-cell>
          <table:table-cell table:style-name="ce15" table:formula="of:=[.BS35]-(2^8)*3" office:value-type="float" office:value="29.9371598639501" calcext:value-type="float">
            <text:p>30</text:p>
          </table:table-cell>
        </table:table-row>
        <table:table-row table:style-name="ro2">
          <table:table-cell office:value-type="float" office:value="78.645" calcext:value-type="float">
            <text:p>78,645</text:p>
          </table:table-cell>
          <table:table-cell office:value-type="percentage" office:value="0.8948" calcext:value-type="percentage">
            <text:p>89,48%</text:p>
          </table:table-cell>
          <table:table-cell office:value-type="percentage" office:value="0.9193" calcext:value-type="percentage">
            <text:p>91,93%</text:p>
          </table:table-cell>
          <table:table-cell/>
          <table:table-cell office:value-type="float" office:value="5.6" calcext:value-type="float">
            <text:p>5,6</text:p>
          </table:table-cell>
          <table:table-cell table:formula="of:=PINTERP([.$A$15:.$A$205];[.$B$15:.$B$205];([.F$6]+[.$E36]))*1000" office:value-type="float" office:value="425.365510204082" calcext:value-type="float">
            <text:p>425</text:p>
          </table:table-cell>
          <table:table-cell table:formula="of:=PINTERP([.$A$15:.$A$205];[.$B$15:.$B$205];([.G$6]+[.$E36]))*1000" office:value-type="float" office:value="424.600000000001" calcext:value-type="float">
            <text:p>425</text:p>
          </table:table-cell>
          <table:table-cell table:formula="of:=PINTERP([.$A$15:.$A$205];[.$B$15:.$B$205];([.H$6]+[.$E36]))*1000" office:value-type="float" office:value="423.861699346406" calcext:value-type="float">
            <text:p>424</text:p>
          </table:table-cell>
          <table:table-cell table:formula="of:=PINTERP([.$A$15:.$A$205];[.$B$15:.$B$205];([.I$6]+[.$E36]))*1000" office:value-type="float" office:value="423.134341736696" calcext:value-type="float">
            <text:p>423</text:p>
          </table:table-cell>
          <table:table-cell table:formula="of:=PINTERP([.$A$15:.$A$205];[.$B$15:.$B$205];([.J$6]+[.$E36]))*1000" office:value-type="float" office:value="422.417927170869" calcext:value-type="float">
            <text:p>422</text:p>
          </table:table-cell>
          <table:table-cell table:formula="of:=PINTERP([.$A$15:.$A$205];[.$B$15:.$B$205];([.K$6]+[.$E36]))*1000" office:value-type="float" office:value="421.712455648927" calcext:value-type="float">
            <text:p>422</text:p>
          </table:table-cell>
          <table:table-cell table:formula="of:=PINTERP([.$A$15:.$A$205];[.$B$15:.$B$205];([.L$6]+[.$E36]))*1000" office:value-type="float" office:value="421.01792717087" calcext:value-type="float">
            <text:p>421</text:p>
          </table:table-cell>
          <table:table-cell table:formula="of:=PINTERP([.$A$15:.$A$205];[.$B$15:.$B$205];([.M$6]+[.$E36]))*1000" office:value-type="float" office:value="420.334341736702" calcext:value-type="float">
            <text:p>420</text:p>
          </table:table-cell>
          <table:table-cell table:formula="of:=PINTERP([.$A$15:.$A$205];[.$B$15:.$B$205];([.N$6]+[.$E36]))*1000" office:value-type="float" office:value="419.661699346412" calcext:value-type="float">
            <text:p>420</text:p>
          </table:table-cell>
          <table:table-cell table:formula="of:=PINTERP([.$A$15:.$A$205];[.$B$15:.$B$205];([.O$6]+[.$E36]))*1000" office:value-type="float" office:value="419.000000000008" calcext:value-type="float">
            <text:p>419</text:p>
          </table:table-cell>
          <table:table-cell table:formula="of:=PINTERP([.$A$15:.$A$205];[.$B$15:.$B$205];([.P$6]+[.$E36]))*1000" office:value-type="float" office:value="418.391830065366" calcext:value-type="float">
            <text:p>418</text:p>
          </table:table-cell>
          <table:table-cell table:formula="of:=PINTERP([.$A$15:.$A$205];[.$B$15:.$B$205];([.Q$6]+[.$E36]))*1000" office:value-type="float" office:value="417.782924836607" calcext:value-type="float">
            <text:p>418</text:p>
          </table:table-cell>
          <table:table-cell table:formula="of:=PINTERP([.$A$15:.$A$205];[.$B$15:.$B$205];([.R$6]+[.$E36]))*1000" office:value-type="float" office:value="417.173284313732" calcext:value-type="float">
            <text:p>417</text:p>
          </table:table-cell>
          <table:table-cell table:formula="of:=PINTERP([.$A$15:.$A$205];[.$B$15:.$B$205];([.S$6]+[.$E36]))*1000" office:value-type="float" office:value="416.562908496738" calcext:value-type="float">
            <text:p>417</text:p>
          </table:table-cell>
          <table:table-cell table:formula="of:=PINTERP([.$A$15:.$A$205];[.$B$15:.$B$205];([.T$6]+[.$E36]))*1000" office:value-type="float" office:value="415.951797385628" calcext:value-type="float">
            <text:p>416</text:p>
          </table:table-cell>
          <table:table-cell table:formula="of:=PINTERP([.$A$15:.$A$205];[.$B$15:.$B$205];([.U$6]+[.$E36]))*1000" office:value-type="float" office:value="415.339950980405" calcext:value-type="float">
            <text:p>415</text:p>
          </table:table-cell>
          <table:table-cell table:formula="of:=PINTERP([.$A$15:.$A$205];[.$B$15:.$B$205];([.V$6]+[.$E36]))*1000" office:value-type="float" office:value="414.727369281058" calcext:value-type="float">
            <text:p>415</text:p>
          </table:table-cell>
          <table:table-cell table:formula="of:=PINTERP([.$A$15:.$A$205];[.$B$15:.$B$205];([.W$6]+[.$E36]))*1000" office:value-type="float" office:value="414.114052287594" calcext:value-type="float">
            <text:p>414</text:p>
          </table:table-cell>
          <table:table-cell table:formula="of:=PINTERP([.$A$15:.$A$205];[.$B$15:.$B$205];([.X$6]+[.$E36]))*1000" office:value-type="float" office:value="413.500000000012" calcext:value-type="float">
            <text:p>414</text:p>
          </table:table-cell>
          <table:table-cell table:formula="of:=PINTERP([.$A$15:.$A$205];[.$B$15:.$B$205];([.Y$6]+[.$E36]))*1000" office:value-type="float" office:value="412.80563980802" calcext:value-type="float">
            <text:p>413</text:p>
          </table:table-cell>
          <table:table-cell/>
          <table:table-cell office:value-type="float" office:value="5.6" calcext:value-type="float">
            <text:p>5,6</text:p>
          </table:table-cell>
          <table:table-cell/>
          <table:table-cell table:formula="of:=[.F36]-(2^8)*1" office:value-type="float" office:value="169.365510204082" calcext:value-type="float">
            <text:p>169</text:p>
          </table:table-cell>
          <table:table-cell table:formula="of:=[.G36]-(2^8)*1" office:value-type="float" office:value="168.600000000001" calcext:value-type="float">
            <text:p>169</text:p>
          </table:table-cell>
          <table:table-cell table:formula="of:=[.H36]-(2^8)*1" office:value-type="float" office:value="167.861699346406" calcext:value-type="float">
            <text:p>168</text:p>
          </table:table-cell>
          <table:table-cell table:formula="of:=[.I36]-(2^8)*1" office:value-type="float" office:value="167.134341736696" calcext:value-type="float">
            <text:p>167</text:p>
          </table:table-cell>
          <table:table-cell table:formula="of:=[.J36]-(2^8)*1" office:value-type="float" office:value="166.417927170869" calcext:value-type="float">
            <text:p>166</text:p>
          </table:table-cell>
          <table:table-cell table:formula="of:=[.K36]-(2^8)*1" office:value-type="float" office:value="165.712455648927" calcext:value-type="float">
            <text:p>166</text:p>
          </table:table-cell>
          <table:table-cell table:formula="of:=[.L36]-(2^8)*1" office:value-type="float" office:value="165.01792717087" calcext:value-type="float">
            <text:p>165</text:p>
          </table:table-cell>
          <table:table-cell table:formula="of:=[.M36]-(2^8)*1" office:value-type="float" office:value="164.334341736702" calcext:value-type="float">
            <text:p>164</text:p>
          </table:table-cell>
          <table:table-cell table:formula="of:=[.N36]-(2^8)*1" office:value-type="float" office:value="163.661699346412" calcext:value-type="float">
            <text:p>164</text:p>
          </table:table-cell>
          <table:table-cell table:formula="of:=[.O36]-(2^8)*1" office:value-type="float" office:value="163.000000000008" calcext:value-type="float">
            <text:p>163</text:p>
          </table:table-cell>
          <table:table-cell table:formula="of:=[.P36]-(2^8)*1" office:value-type="float" office:value="162.391830065366" calcext:value-type="float">
            <text:p>162</text:p>
          </table:table-cell>
          <table:table-cell table:formula="of:=[.Q36]-(2^8)*1" office:value-type="float" office:value="161.782924836607" calcext:value-type="float">
            <text:p>162</text:p>
          </table:table-cell>
          <table:table-cell table:formula="of:=[.R36]-(2^8)*1" office:value-type="float" office:value="161.173284313732" calcext:value-type="float">
            <text:p>161</text:p>
          </table:table-cell>
          <table:table-cell table:formula="of:=[.S36]-(2^8)*1" office:value-type="float" office:value="160.562908496738" calcext:value-type="float">
            <text:p>161</text:p>
          </table:table-cell>
          <table:table-cell table:formula="of:=[.T36]-(2^8)*1" office:value-type="float" office:value="159.951797385628" calcext:value-type="float">
            <text:p>160</text:p>
          </table:table-cell>
          <table:table-cell table:formula="of:=[.U36]-(2^8)*1" office:value-type="float" office:value="159.339950980405" calcext:value-type="float">
            <text:p>159</text:p>
          </table:table-cell>
          <table:table-cell table:formula="of:=[.V36]-(2^8)*1" office:value-type="float" office:value="158.727369281058" calcext:value-type="float">
            <text:p>159</text:p>
          </table:table-cell>
          <table:table-cell table:formula="of:=[.W36]-(2^8)*1" office:value-type="float" office:value="158.114052287594" calcext:value-type="float">
            <text:p>158</text:p>
          </table:table-cell>
          <table:table-cell table:formula="of:=[.X36]-(2^8)*1" office:value-type="float" office:value="157.500000000012" calcext:value-type="float">
            <text:p>158</text:p>
          </table:table-cell>
          <table:table-cell table:formula="of:=[.Y36]-(2^8)*1" office:value-type="float" office:value="156.80563980802" calcext:value-type="float">
            <text:p>157</text:p>
          </table:table-cell>
          <table:table-cell/>
          <table:table-cell table:style-name="ce10" office:value-type="float" office:value="5.6" calcext:value-type="float">
            <text:p>5,6</text:p>
          </table:table-cell>
          <table:table-cell table:style-name="ce10"/>
          <table:table-cell table:formula="of:=PINTERP([.$A$15:.$A$205];[.$C$15:.$C$205];([.AZ$6]+[.$E36]))*1000" office:value-type="float" office:value="797.713724489796" calcext:value-type="float">
            <text:p>798</text:p>
          </table:table-cell>
          <table:table-cell table:formula="of:=PINTERP([.$A$15:.$A$205];[.$C$15:.$C$205];([.BA$6]+[.$E36]))*1000" office:value-type="float" office:value="797.5" calcext:value-type="float">
            <text:p>798</text:p>
          </table:table-cell>
          <table:table-cell table:formula="of:=PINTERP([.$A$15:.$A$205];[.$C$15:.$C$205];([.BB$6]+[.$E36]))*1000" office:value-type="float" office:value="797.372810457516" calcext:value-type="float">
            <text:p>797</text:p>
          </table:table-cell>
          <table:table-cell table:formula="of:=PINTERP([.$A$15:.$A$205];[.$C$15:.$C$205];([.BC$6]+[.$E36]))*1000" office:value-type="float" office:value="797.249817927171" calcext:value-type="float">
            <text:p>797</text:p>
          </table:table-cell>
          <table:table-cell table:formula="of:=PINTERP([.$A$15:.$A$205];[.$C$15:.$C$205];([.BD$6]+[.$E36]))*1000" office:value-type="float" office:value="797.131022408964" calcext:value-type="float">
            <text:p>797</text:p>
          </table:table-cell>
          <table:table-cell table:formula="of:=PINTERP([.$A$15:.$A$205];[.$C$15:.$C$205];([.BE$6]+[.$E36]))*1000" office:value-type="float" office:value="797.016423902895" calcext:value-type="float">
            <text:p>797</text:p>
          </table:table-cell>
          <table:table-cell table:formula="of:=PINTERP([.$A$15:.$A$205];[.$C$15:.$C$205];([.BF$6]+[.$E36]))*1000" office:value-type="float" office:value="796.906022408964" calcext:value-type="float">
            <text:p>797</text:p>
          </table:table-cell>
          <table:table-cell table:formula="of:=PINTERP([.$A$15:.$A$205];[.$C$15:.$C$205];([.BG$6]+[.$E36]))*1000" office:value-type="float" office:value="796.799817927172" calcext:value-type="float">
            <text:p>797</text:p>
          </table:table-cell>
          <table:table-cell table:formula="of:=PINTERP([.$A$15:.$A$205];[.$C$15:.$C$205];([.BH$6]+[.$E36]))*1000" office:value-type="float" office:value="796.697810457517" calcext:value-type="float">
            <text:p>797</text:p>
          </table:table-cell>
          <table:table-cell table:formula="of:=PINTERP([.$A$15:.$A$205];[.$C$15:.$C$205];([.BI$6]+[.$E36]))*1000" office:value-type="float" office:value="796.600000000001" calcext:value-type="float">
            <text:p>797</text:p>
          </table:table-cell>
          <table:table-cell table:formula="of:=PINTERP([.$A$15:.$A$205];[.$C$15:.$C$205];([.BJ$6]+[.$E36]))*1000" office:value-type="float" office:value="796.411111111113" calcext:value-type="float">
            <text:p>796</text:p>
          </table:table-cell>
          <table:table-cell table:formula="of:=PINTERP([.$A$15:.$A$205];[.$C$15:.$C$205];([.BK$6]+[.$E36]))*1000" office:value-type="float" office:value="796.222222222224" calcext:value-type="float">
            <text:p>796</text:p>
          </table:table-cell>
          <table:table-cell table:formula="of:=PINTERP([.$A$15:.$A$205];[.$C$15:.$C$205];([.BL$6]+[.$E36]))*1000" office:value-type="float" office:value="796.033333333336" calcext:value-type="float">
            <text:p>796</text:p>
          </table:table-cell>
          <table:table-cell table:formula="of:=PINTERP([.$A$15:.$A$205];[.$C$15:.$C$205];([.BM$6]+[.$E36]))*1000" office:value-type="float" office:value="795.844444444446" calcext:value-type="float">
            <text:p>796</text:p>
          </table:table-cell>
          <table:table-cell table:formula="of:=PINTERP([.$A$15:.$A$205];[.$C$15:.$C$205];([.BN$6]+[.$E36]))*1000" office:value-type="float" office:value="795.655555555558" calcext:value-type="float">
            <text:p>796</text:p>
          </table:table-cell>
          <table:table-cell table:formula="of:=PINTERP([.$A$15:.$A$205];[.$C$15:.$C$205];([.BO$6]+[.$E36]))*1000" office:value-type="float" office:value="795.466666666669" calcext:value-type="float">
            <text:p>795</text:p>
          </table:table-cell>
          <table:table-cell table:formula="of:=PINTERP([.$A$15:.$A$205];[.$C$15:.$C$205];([.BP$6]+[.$E36]))*1000" office:value-type="float" office:value="795.27777777778" calcext:value-type="float">
            <text:p>795</text:p>
          </table:table-cell>
          <table:table-cell table:formula="of:=PINTERP([.$A$15:.$A$205];[.$C$15:.$C$205];([.BQ$6]+[.$E36]))*1000" office:value-type="float" office:value="795.088888888891" calcext:value-type="float">
            <text:p>795</text:p>
          </table:table-cell>
          <table:table-cell table:formula="of:=PINTERP([.$A$15:.$A$205];[.$C$15:.$C$205];([.BR$6]+[.$E36]))*1000" office:value-type="float" office:value="794.900000000004" calcext:value-type="float">
            <text:p>795</text:p>
          </table:table-cell>
          <table:table-cell table:style-name="ce17" table:formula="of:=PINTERP([.$A$15:.$A$205];[.$C$15:.$C$205];([.BS$6]+[.$E36]))*1000" office:value-type="float" office:value="794.779976000819" calcext:value-type="float">
            <text:p>795</text:p>
          </table:table-cell>
          <table:table-cell table:style-name="ce17"/>
          <table:table-cell table:style-name="ce10" office:value-type="float" office:value="5.6" calcext:value-type="float">
            <text:p>5,6</text:p>
          </table:table-cell>
          <table:table-cell table:formula="of:=[.AZ36]-(2^8)*3" office:value-type="float" office:value="29.7137244897959" calcext:value-type="float">
            <text:p>30</text:p>
          </table:table-cell>
          <table:table-cell table:formula="of:=[.BA36]-(2^8)*3" office:value-type="float" office:value="29.5000000000003" calcext:value-type="float">
            <text:p>30</text:p>
          </table:table-cell>
          <table:table-cell table:formula="of:=[.BB36]-(2^8)*3" office:value-type="float" office:value="29.3728104575164" calcext:value-type="float">
            <text:p>29</text:p>
          </table:table-cell>
          <table:table-cell table:formula="of:=[.BC36]-(2^8)*3" office:value-type="float" office:value="29.2498179271712" calcext:value-type="float">
            <text:p>29</text:p>
          </table:table-cell>
          <table:table-cell table:formula="of:=[.BD36]-(2^8)*3" office:value-type="float" office:value="29.1310224089638" calcext:value-type="float">
            <text:p>29</text:p>
          </table:table-cell>
          <table:table-cell table:formula="of:=[.BE36]-(2^8)*3" office:value-type="float" office:value="29.0164239028948" calcext:value-type="float">
            <text:p>29</text:p>
          </table:table-cell>
          <table:table-cell table:formula="of:=[.BF36]-(2^8)*3" office:value-type="float" office:value="28.9060224089638" calcext:value-type="float">
            <text:p>29</text:p>
          </table:table-cell>
          <table:table-cell table:formula="of:=[.BG36]-(2^8)*3" office:value-type="float" office:value="28.7998179271722" calcext:value-type="float">
            <text:p>29</text:p>
          </table:table-cell>
          <table:table-cell table:formula="of:=[.BH36]-(2^8)*3" office:value-type="float" office:value="28.6978104575174" calcext:value-type="float">
            <text:p>29</text:p>
          </table:table-cell>
          <table:table-cell table:formula="of:=[.BI36]-(2^8)*3" office:value-type="float" office:value="28.6000000000012" calcext:value-type="float">
            <text:p>29</text:p>
          </table:table-cell>
          <table:table-cell table:style-name="ce15" table:formula="of:=[.BJ36]-(2^8)*3" office:value-type="float" office:value="28.4111111111133" calcext:value-type="float">
            <text:p>28</text:p>
          </table:table-cell>
          <table:table-cell table:style-name="ce15" table:formula="of:=[.BK36]-(2^8)*3" office:value-type="float" office:value="28.2222222222242" calcext:value-type="float">
            <text:p>28</text:p>
          </table:table-cell>
          <table:table-cell table:style-name="ce15" table:formula="of:=[.BL36]-(2^8)*3" office:value-type="float" office:value="28.0333333333356" calcext:value-type="float">
            <text:p>28</text:p>
          </table:table-cell>
          <table:table-cell table:style-name="ce15" table:formula="of:=[.BM36]-(2^8)*3" office:value-type="float" office:value="27.8444444444465" calcext:value-type="float">
            <text:p>28</text:p>
          </table:table-cell>
          <table:table-cell table:style-name="ce15" table:formula="of:=[.BN36]-(2^8)*3" office:value-type="float" office:value="27.6555555555577" calcext:value-type="float">
            <text:p>28</text:p>
          </table:table-cell>
          <table:table-cell table:style-name="ce15" table:formula="of:=[.BO36]-(2^8)*3" office:value-type="float" office:value="27.4666666666687" calcext:value-type="float">
            <text:p>27</text:p>
          </table:table-cell>
          <table:table-cell table:style-name="ce15" table:formula="of:=[.BP36]-(2^8)*3" office:value-type="float" office:value="27.2777777777796" calcext:value-type="float">
            <text:p>27</text:p>
          </table:table-cell>
          <table:table-cell table:style-name="ce15" table:formula="of:=[.BQ36]-(2^8)*3" office:value-type="float" office:value="27.088888888891" calcext:value-type="float">
            <text:p>27</text:p>
          </table:table-cell>
          <table:table-cell table:style-name="ce15" table:formula="of:=[.BR36]-(2^8)*3" office:value-type="float" office:value="26.9000000000038" calcext:value-type="float">
            <text:p>27</text:p>
          </table:table-cell>
          <table:table-cell table:style-name="ce15" table:formula="of:=[.BS36]-(2^8)*3" office:value-type="float" office:value="26.7799760008194" calcext:value-type="float">
            <text:p>27</text:p>
          </table:table-cell>
        </table:table-row>
        <table:table-row table:style-name="ro2">
          <table:table-cell table:style-name="ce4" office:value-type="float" office:value="78.688" calcext:value-type="float">
            <office:annotation draw:style-name="gr1" draw:text-style-name="P2" svg:width="28.99mm" svg:height="9.91mm" svg:x="37.87mm" svg:y="177.51mm" draw:caption-point-x="-6.1mm" draw:caption-point-y="18.54mm">
              <dc:date>2015-10-19T00:00:00</dc:date>
              <text:p text:style-name="P1"><text:span text:style-name="T1">Was 76,688 in original table</text:span></text:p>
            </office:annotation>
            <text:p>78,688</text:p>
          </table:table-cell>
          <table:table-cell table:style-name="ce8" office:value-type="percentage" office:value="0.8909" calcext:value-type="percentage">
            <text:p>89,09%</text:p>
          </table:table-cell>
          <table:table-cell table:style-name="ce8" office:value-type="percentage" office:value="0.9178" calcext:value-type="percentage">
            <text:p>91,78%</text:p>
          </table:table-cell>
          <table:table-cell/>
          <table:table-cell office:value-type="float" office:value="5.8" calcext:value-type="float">
            <text:p>5,8</text:p>
          </table:table-cell>
          <table:table-cell table:formula="of:=PINTERP([.$A$15:.$A$205];[.$B$15:.$B$205];([.F$6]+[.$E37]))*1000" office:value-type="float" office:value="412.106096813725" calcext:value-type="float">
            <text:p>412</text:p>
          </table:table-cell>
          <table:table-cell table:formula="of:=PINTERP([.$A$15:.$A$205];[.$B$15:.$B$205];([.G$6]+[.$E37]))*1000" office:value-type="float" office:value="411.401371017157" calcext:value-type="float">
            <text:p>411</text:p>
          </table:table-cell>
          <table:table-cell table:formula="of:=PINTERP([.$A$15:.$A$205];[.$B$15:.$B$205];([.H$6]+[.$E37]))*1000" office:value-type="float" office:value="410.691462418301" calcext:value-type="float">
            <text:p>411</text:p>
          </table:table-cell>
          <table:table-cell table:formula="of:=PINTERP([.$A$15:.$A$205];[.$B$15:.$B$205];([.I$6]+[.$E37]))*1000" office:value-type="float" office:value="409.976371017158" calcext:value-type="float">
            <text:p>410</text:p>
          </table:table-cell>
          <table:table-cell table:formula="of:=PINTERP([.$A$15:.$A$205];[.$B$15:.$B$205];([.J$6]+[.$E37]))*1000" office:value-type="float" office:value="409.256096813726" calcext:value-type="float">
            <text:p>409</text:p>
          </table:table-cell>
          <table:table-cell table:formula="of:=PINTERP([.$A$15:.$A$205];[.$B$15:.$B$205];([.K$6]+[.$E37]))*1000" office:value-type="float" office:value="408.530639808007" calcext:value-type="float">
            <text:p>409</text:p>
          </table:table-cell>
          <table:table-cell table:formula="of:=PINTERP([.$A$15:.$A$205];[.$B$15:.$B$205];([.L$6]+[.$E37]))*1000" office:value-type="float" office:value="407.800000000001" calcext:value-type="float">
            <text:p>408</text:p>
          </table:table-cell>
          <table:table-cell table:formula="of:=PINTERP([.$A$15:.$A$205];[.$B$15:.$B$205];([.M$6]+[.$E37]))*1000" office:value-type="float" office:value="407.097265625008" calcext:value-type="float">
            <text:p>407</text:p>
          </table:table-cell>
          <table:table-cell table:formula="of:=PINTERP([.$A$15:.$A$205];[.$B$15:.$B$205];([.N$6]+[.$E37]))*1000" office:value-type="float" office:value="406.395312500007" calcext:value-type="float">
            <text:p>406</text:p>
          </table:table-cell>
          <table:table-cell table:formula="of:=PINTERP([.$A$15:.$A$205];[.$B$15:.$B$205];([.O$6]+[.$E37]))*1000" office:value-type="float" office:value="405.694140625008" calcext:value-type="float">
            <text:p>406</text:p>
          </table:table-cell>
          <table:table-cell table:formula="of:=PINTERP([.$A$15:.$A$205];[.$B$15:.$B$205];([.P$6]+[.$E37]))*1000" office:value-type="float" office:value="404.993750000008" calcext:value-type="float">
            <text:p>405</text:p>
          </table:table-cell>
          <table:table-cell table:formula="of:=PINTERP([.$A$15:.$A$205];[.$B$15:.$B$205];([.Q$6]+[.$E37]))*1000" office:value-type="float" office:value="404.294140625007" calcext:value-type="float">
            <text:p>404</text:p>
          </table:table-cell>
          <table:table-cell table:formula="of:=PINTERP([.$A$15:.$A$205];[.$B$15:.$B$205];([.R$6]+[.$E37]))*1000" office:value-type="float" office:value="403.595312500008" calcext:value-type="float">
            <text:p>404</text:p>
          </table:table-cell>
          <table:table-cell table:formula="of:=PINTERP([.$A$15:.$A$205];[.$B$15:.$B$205];([.S$6]+[.$E37]))*1000" office:value-type="float" office:value="402.897265625007" calcext:value-type="float">
            <text:p>403</text:p>
          </table:table-cell>
          <table:table-cell table:formula="of:=PINTERP([.$A$15:.$A$205];[.$B$15:.$B$205];([.T$6]+[.$E37]))*1000" office:value-type="float" office:value="402.200000000008" calcext:value-type="float">
            <text:p>402</text:p>
          </table:table-cell>
          <table:table-cell table:formula="of:=PINTERP([.$A$15:.$A$205];[.$B$15:.$B$205];([.U$6]+[.$E37]))*1000" office:value-type="float" office:value="401.502734375015" calcext:value-type="float">
            <text:p>402</text:p>
          </table:table-cell>
          <table:table-cell table:formula="of:=PINTERP([.$A$15:.$A$205];[.$B$15:.$B$205];([.V$6]+[.$E37]))*1000" office:value-type="float" office:value="400.804687500014" calcext:value-type="float">
            <text:p>401</text:p>
          </table:table-cell>
          <table:table-cell table:formula="of:=PINTERP([.$A$15:.$A$205];[.$B$15:.$B$205];([.W$6]+[.$E37]))*1000" office:value-type="float" office:value="400.105859375015" calcext:value-type="float">
            <text:p>400</text:p>
          </table:table-cell>
          <table:table-cell table:formula="of:=PINTERP([.$A$15:.$A$205];[.$B$15:.$B$205];([.X$6]+[.$E37]))*1000" office:value-type="float" office:value="399.406250000014" calcext:value-type="float">
            <text:p>399</text:p>
          </table:table-cell>
          <table:table-cell table:formula="of:=PINTERP([.$A$15:.$A$205];[.$B$15:.$B$205];([.Y$6]+[.$E37]))*1000" office:value-type="float" office:value="398.705859375014" calcext:value-type="float">
            <text:p>399</text:p>
          </table:table-cell>
          <table:table-cell/>
          <table:table-cell office:value-type="float" office:value="5.8" calcext:value-type="float">
            <text:p>5,8</text:p>
          </table:table-cell>
          <table:table-cell/>
          <table:table-cell table:formula="of:=[.F37]-(2^8)*1" office:value-type="float" office:value="156.106096813725" calcext:value-type="float">
            <text:p>156</text:p>
          </table:table-cell>
          <table:table-cell table:formula="of:=[.G37]-(2^8)*1" office:value-type="float" office:value="155.401371017157" calcext:value-type="float">
            <text:p>155</text:p>
          </table:table-cell>
          <table:table-cell table:formula="of:=[.H37]-(2^8)*1" office:value-type="float" office:value="154.691462418301" calcext:value-type="float">
            <text:p>155</text:p>
          </table:table-cell>
          <table:table-cell table:formula="of:=[.I37]-(2^8)*1" office:value-type="float" office:value="153.976371017158" calcext:value-type="float">
            <text:p>154</text:p>
          </table:table-cell>
          <table:table-cell table:formula="of:=[.J37]-(2^8)*1" office:value-type="float" office:value="153.256096813726" calcext:value-type="float">
            <text:p>153</text:p>
          </table:table-cell>
          <table:table-cell table:formula="of:=[.K37]-(2^8)*1" office:value-type="float" office:value="152.530639808007" calcext:value-type="float">
            <text:p>153</text:p>
          </table:table-cell>
          <table:table-cell table:formula="of:=[.L37]-(2^8)*1" office:value-type="float" office:value="151.800000000001" calcext:value-type="float">
            <text:p>152</text:p>
          </table:table-cell>
          <table:table-cell table:formula="of:=[.M37]-(2^8)*1" office:value-type="float" office:value="151.097265625008" calcext:value-type="float">
            <text:p>151</text:p>
          </table:table-cell>
          <table:table-cell table:formula="of:=[.N37]-(2^8)*1" office:value-type="float" office:value="150.395312500007" calcext:value-type="float">
            <text:p>150</text:p>
          </table:table-cell>
          <table:table-cell table:formula="of:=[.O37]-(2^8)*1" office:value-type="float" office:value="149.694140625008" calcext:value-type="float">
            <text:p>150</text:p>
          </table:table-cell>
          <table:table-cell table:formula="of:=[.P37]-(2^8)*1" office:value-type="float" office:value="148.993750000007" calcext:value-type="float">
            <text:p>149</text:p>
          </table:table-cell>
          <table:table-cell table:formula="of:=[.Q37]-(2^8)*1" office:value-type="float" office:value="148.294140625007" calcext:value-type="float">
            <text:p>148</text:p>
          </table:table-cell>
          <table:table-cell table:formula="of:=[.R37]-(2^8)*1" office:value-type="float" office:value="147.595312500008" calcext:value-type="float">
            <text:p>148</text:p>
          </table:table-cell>
          <table:table-cell table:formula="of:=[.S37]-(2^8)*1" office:value-type="float" office:value="146.897265625007" calcext:value-type="float">
            <text:p>147</text:p>
          </table:table-cell>
          <table:table-cell table:formula="of:=[.T37]-(2^8)*1" office:value-type="float" office:value="146.200000000008" calcext:value-type="float">
            <text:p>146</text:p>
          </table:table-cell>
          <table:table-cell table:formula="of:=[.U37]-(2^8)*1" office:value-type="float" office:value="145.502734375014" calcext:value-type="float">
            <text:p>146</text:p>
          </table:table-cell>
          <table:table-cell table:formula="of:=[.V37]-(2^8)*1" office:value-type="float" office:value="144.804687500014" calcext:value-type="float">
            <text:p>145</text:p>
          </table:table-cell>
          <table:table-cell table:formula="of:=[.W37]-(2^8)*1" office:value-type="float" office:value="144.105859375015" calcext:value-type="float">
            <text:p>144</text:p>
          </table:table-cell>
          <table:table-cell table:formula="of:=[.X37]-(2^8)*1" office:value-type="float" office:value="143.406250000014" calcext:value-type="float">
            <text:p>143</text:p>
          </table:table-cell>
          <table:table-cell table:formula="of:=[.Y37]-(2^8)*1" office:value-type="float" office:value="142.705859375014" calcext:value-type="float">
            <text:p>143</text:p>
          </table:table-cell>
          <table:table-cell/>
          <table:table-cell table:style-name="ce10" office:value-type="float" office:value="5.8" calcext:value-type="float">
            <text:p>5,8</text:p>
          </table:table-cell>
          <table:table-cell table:style-name="ce10"/>
          <table:table-cell table:formula="of:=PINTERP([.$A$15:.$A$205];[.$C$15:.$C$205];([.AZ$6]+[.$E37]))*1000" office:value-type="float" office:value="794.662101715686" calcext:value-type="float">
            <text:p>795</text:p>
          </table:table-cell>
          <table:table-cell table:formula="of:=PINTERP([.$A$15:.$A$205];[.$C$15:.$C$205];([.BA$6]+[.$E37]))*1000" office:value-type="float" office:value="794.546377144608" calcext:value-type="float">
            <text:p>795</text:p>
          </table:table-cell>
          <table:table-cell table:formula="of:=PINTERP([.$A$15:.$A$205];[.$C$15:.$C$205];([.BB$6]+[.$E37]))*1000" office:value-type="float" office:value="794.432802287582" calcext:value-type="float">
            <text:p>794</text:p>
          </table:table-cell>
          <table:table-cell table:formula="of:=PINTERP([.$A$15:.$A$205];[.$C$15:.$C$205];([.BC$6]+[.$E37]))*1000" office:value-type="float" office:value="794.321377144608" calcext:value-type="float">
            <text:p>794</text:p>
          </table:table-cell>
          <table:table-cell table:formula="of:=PINTERP([.$A$15:.$A$205];[.$C$15:.$C$205];([.BD$6]+[.$E37]))*1000" office:value-type="float" office:value="794.212101715686" calcext:value-type="float">
            <text:p>794</text:p>
          </table:table-cell>
          <table:table-cell table:formula="of:=PINTERP([.$A$15:.$A$205];[.$C$15:.$C$205];([.BE$6]+[.$E37]))*1000" office:value-type="float" office:value="794.104976000817" calcext:value-type="float">
            <text:p>794</text:p>
          </table:table-cell>
          <table:table-cell table:formula="of:=PINTERP([.$A$15:.$A$205];[.$C$15:.$C$205];([.BF$6]+[.$E37]))*1000" office:value-type="float" office:value="794" calcext:value-type="float">
            <text:p>794</text:p>
          </table:table-cell>
          <table:table-cell table:formula="of:=PINTERP([.$A$15:.$A$205];[.$C$15:.$C$205];([.BG$6]+[.$E37]))*1000" office:value-type="float" office:value="793.888281250001" calcext:value-type="float">
            <text:p>794</text:p>
          </table:table-cell>
          <table:table-cell table:formula="of:=PINTERP([.$A$15:.$A$205];[.$C$15:.$C$205];([.BH$6]+[.$E37]))*1000" office:value-type="float" office:value="793.765625000001" calcext:value-type="float">
            <text:p>794</text:p>
          </table:table-cell>
          <table:table-cell table:formula="of:=PINTERP([.$A$15:.$A$205];[.$C$15:.$C$205];([.BI$6]+[.$E37]))*1000" office:value-type="float" office:value="793.632031250002" calcext:value-type="float">
            <text:p>794</text:p>
          </table:table-cell>
          <table:table-cell table:formula="of:=PINTERP([.$A$15:.$A$205];[.$C$15:.$C$205];([.BJ$6]+[.$E37]))*1000" office:value-type="float" office:value="793.487500000002" calcext:value-type="float">
            <text:p>793</text:p>
          </table:table-cell>
          <table:table-cell table:formula="of:=PINTERP([.$A$15:.$A$205];[.$C$15:.$C$205];([.BK$6]+[.$E37]))*1000" office:value-type="float" office:value="793.332031250002" calcext:value-type="float">
            <text:p>793</text:p>
          </table:table-cell>
          <table:table-cell table:formula="of:=PINTERP([.$A$15:.$A$205];[.$C$15:.$C$205];([.BL$6]+[.$E37]))*1000" office:value-type="float" office:value="793.165625000002" calcext:value-type="float">
            <text:p>793</text:p>
          </table:table-cell>
          <table:table-cell table:formula="of:=PINTERP([.$A$15:.$A$205];[.$C$15:.$C$205];([.BM$6]+[.$E37]))*1000" office:value-type="float" office:value="792.988281250002" calcext:value-type="float">
            <text:p>793</text:p>
          </table:table-cell>
          <table:table-cell table:formula="of:=PINTERP([.$A$15:.$A$205];[.$C$15:.$C$205];([.BN$6]+[.$E37]))*1000" office:value-type="float" office:value="792.800000000002" calcext:value-type="float">
            <text:p>793</text:p>
          </table:table-cell>
          <table:table-cell table:formula="of:=PINTERP([.$A$15:.$A$205];[.$C$15:.$C$205];([.BO$6]+[.$E37]))*1000" office:value-type="float" office:value="792.526171875003" calcext:value-type="float">
            <text:p>793</text:p>
          </table:table-cell>
          <table:table-cell table:formula="of:=PINTERP([.$A$15:.$A$205];[.$C$15:.$C$205];([.BP$6]+[.$E37]))*1000" office:value-type="float" office:value="792.248437500003" calcext:value-type="float">
            <text:p>792</text:p>
          </table:table-cell>
          <table:table-cell table:formula="of:=PINTERP([.$A$15:.$A$205];[.$C$15:.$C$205];([.BQ$6]+[.$E37]))*1000" office:value-type="float" office:value="791.966796875003" calcext:value-type="float">
            <text:p>792</text:p>
          </table:table-cell>
          <table:table-cell table:formula="of:=PINTERP([.$A$15:.$A$205];[.$C$15:.$C$205];([.BR$6]+[.$E37]))*1000" office:value-type="float" office:value="791.681250000006" calcext:value-type="float">
            <text:p>792</text:p>
          </table:table-cell>
          <table:table-cell table:style-name="ce17" table:formula="of:=PINTERP([.$A$15:.$A$205];[.$C$15:.$C$205];([.BS$6]+[.$E37]))*1000" office:value-type="float" office:value="791.391796875006" calcext:value-type="float">
            <text:p>791</text:p>
          </table:table-cell>
          <table:table-cell table:style-name="ce17"/>
          <table:table-cell table:style-name="ce10" office:value-type="float" office:value="5.8" calcext:value-type="float">
            <text:p>5,8</text:p>
          </table:table-cell>
          <table:table-cell table:formula="of:=[.AZ37]-(2^8)*3" office:value-type="float" office:value="26.6621017156862" calcext:value-type="float">
            <text:p>27</text:p>
          </table:table-cell>
          <table:table-cell table:formula="of:=[.BA37]-(2^8)*3" office:value-type="float" office:value="26.5463771446081" calcext:value-type="float">
            <text:p>27</text:p>
          </table:table-cell>
          <table:table-cell table:formula="of:=[.BB37]-(2^8)*3" office:value-type="float" office:value="26.4328022875817" calcext:value-type="float">
            <text:p>26</text:p>
          </table:table-cell>
          <table:table-cell table:formula="of:=[.BC37]-(2^8)*3" office:value-type="float" office:value="26.321377144608" calcext:value-type="float">
            <text:p>26</text:p>
          </table:table-cell>
          <table:table-cell table:formula="of:=[.BD37]-(2^8)*3" office:value-type="float" office:value="26.2121017156863" calcext:value-type="float">
            <text:p>26</text:p>
          </table:table-cell>
          <table:table-cell table:formula="of:=[.BE37]-(2^8)*3" office:value-type="float" office:value="26.104976000817" calcext:value-type="float">
            <text:p>26</text:p>
          </table:table-cell>
          <table:table-cell table:formula="of:=[.BF37]-(2^8)*3" office:value-type="float" office:value="26.0000000000001" calcext:value-type="float">
            <text:p>26</text:p>
          </table:table-cell>
          <table:table-cell table:formula="of:=[.BG37]-(2^8)*3" office:value-type="float" office:value="25.8882812500013" calcext:value-type="float">
            <text:p>26</text:p>
          </table:table-cell>
          <table:table-cell table:formula="of:=[.BH37]-(2^8)*3" office:value-type="float" office:value="25.7656250000014" calcext:value-type="float">
            <text:p>26</text:p>
          </table:table-cell>
          <table:table-cell table:formula="of:=[.BI37]-(2^8)*3" office:value-type="float" office:value="25.6320312500015" calcext:value-type="float">
            <text:p>26</text:p>
          </table:table-cell>
          <table:table-cell table:style-name="ce15" table:formula="of:=[.BJ37]-(2^8)*3" office:value-type="float" office:value="25.4875000000017" calcext:value-type="float">
            <text:p>25</text:p>
          </table:table-cell>
          <table:table-cell table:style-name="ce15" table:formula="of:=[.BK37]-(2^8)*3" office:value-type="float" office:value="25.3320312500017" calcext:value-type="float">
            <text:p>25</text:p>
          </table:table-cell>
          <table:table-cell table:style-name="ce15" table:formula="of:=[.BL37]-(2^8)*3" office:value-type="float" office:value="25.1656250000019" calcext:value-type="float">
            <text:p>25</text:p>
          </table:table-cell>
          <table:table-cell table:style-name="ce15" table:formula="of:=[.BM37]-(2^8)*3" office:value-type="float" office:value="24.9882812500019" calcext:value-type="float">
            <text:p>25</text:p>
          </table:table-cell>
          <table:table-cell table:style-name="ce15" table:formula="of:=[.BN37]-(2^8)*3" office:value-type="float" office:value="24.8000000000022" calcext:value-type="float">
            <text:p>25</text:p>
          </table:table-cell>
          <table:table-cell table:style-name="ce15" table:formula="of:=[.BO37]-(2^8)*3" office:value-type="float" office:value="24.5261718750031" calcext:value-type="float">
            <text:p>25</text:p>
          </table:table-cell>
          <table:table-cell table:style-name="ce15" table:formula="of:=[.BP37]-(2^8)*3" office:value-type="float" office:value="24.248437500003" calcext:value-type="float">
            <text:p>24</text:p>
          </table:table-cell>
          <table:table-cell table:style-name="ce15" table:formula="of:=[.BQ37]-(2^8)*3" office:value-type="float" office:value="23.9667968750033" calcext:value-type="float">
            <text:p>24</text:p>
          </table:table-cell>
          <table:table-cell table:style-name="ce15" table:formula="of:=[.BR37]-(2^8)*3" office:value-type="float" office:value="23.681250000006" calcext:value-type="float">
            <text:p>24</text:p>
          </table:table-cell>
          <table:table-cell table:style-name="ce15" table:formula="of:=[.BS37]-(2^8)*3" office:value-type="float" office:value="23.391796875006" calcext:value-type="float">
            <text:p>23</text:p>
          </table:table-cell>
        </table:table-row>
        <table:table-row table:style-name="ro2">
          <table:table-cell office:value-type="float" office:value="78.7232" calcext:value-type="float">
            <text:p>78,723</text:p>
          </table:table-cell>
          <table:table-cell office:value-type="percentage" office:value="0.887" calcext:value-type="percentage">
            <text:p>88,70%</text:p>
          </table:table-cell>
          <table:table-cell office:value-type="percentage" office:value="0.9156" calcext:value-type="percentage">
            <text:p>91,56%</text:p>
          </table:table-cell>
          <table:table-cell/>
          <table:table-cell office:value-type="float" office:value="6" calcext:value-type="float">
            <text:p>6,0</text:p>
          </table:table-cell>
          <table:table-cell table:formula="of:=PINTERP([.$A$15:.$A$205];[.$B$15:.$B$205];([.F$6]+[.$E38]))*1000" office:value-type="float" office:value="398.0046875" calcext:value-type="float">
            <text:p>398</text:p>
          </table:table-cell>
          <table:table-cell table:formula="of:=PINTERP([.$A$15:.$A$205];[.$B$15:.$B$205];([.G$6]+[.$E38]))*1000" office:value-type="float" office:value="397.302734375" calcext:value-type="float">
            <text:p>397</text:p>
          </table:table-cell>
          <table:table-cell table:formula="of:=PINTERP([.$A$15:.$A$205];[.$B$15:.$B$205];([.H$6]+[.$E38]))*1000" office:value-type="float" office:value="396.6" calcext:value-type="float">
            <text:p>397</text:p>
          </table:table-cell>
          <table:table-cell table:formula="of:=PINTERP([.$A$15:.$A$205];[.$B$15:.$B$205];([.I$6]+[.$E38]))*1000" office:value-type="float" office:value="395.869360191994" calcext:value-type="float">
            <text:p>396</text:p>
          </table:table-cell>
          <table:table-cell table:formula="of:=PINTERP([.$A$15:.$A$205];[.$B$15:.$B$205];([.J$6]+[.$E38]))*1000" office:value-type="float" office:value="395.143903186275" calcext:value-type="float">
            <text:p>395</text:p>
          </table:table-cell>
          <table:table-cell table:formula="of:=PINTERP([.$A$15:.$A$205];[.$B$15:.$B$205];([.K$6]+[.$E38]))*1000" office:value-type="float" office:value="394.423628982843" calcext:value-type="float">
            <text:p>394</text:p>
          </table:table-cell>
          <table:table-cell table:formula="of:=PINTERP([.$A$15:.$A$205];[.$B$15:.$B$205];([.L$6]+[.$E38]))*1000" office:value-type="float" office:value="393.7085375817" calcext:value-type="float">
            <text:p>394</text:p>
          </table:table-cell>
          <table:table-cell table:formula="of:=PINTERP([.$A$15:.$A$205];[.$B$15:.$B$205];([.M$6]+[.$E38]))*1000" office:value-type="float" office:value="392.99862898285" calcext:value-type="float">
            <text:p>393</text:p>
          </table:table-cell>
          <table:table-cell table:formula="of:=PINTERP([.$A$15:.$A$205];[.$B$15:.$B$205];([.N$6]+[.$E38]))*1000" office:value-type="float" office:value="392.293903186281" calcext:value-type="float">
            <text:p>392</text:p>
          </table:table-cell>
          <table:table-cell table:formula="of:=PINTERP([.$A$15:.$A$205];[.$B$15:.$B$205];([.O$6]+[.$E38]))*1000" office:value-type="float" office:value="391.594360192001" calcext:value-type="float">
            <text:p>392</text:p>
          </table:table-cell>
          <table:table-cell table:formula="of:=PINTERP([.$A$15:.$A$205];[.$B$15:.$B$205];([.P$6]+[.$E38]))*1000" office:value-type="float" office:value="390.900000000007" calcext:value-type="float">
            <text:p>391</text:p>
          </table:table-cell>
          <table:table-cell table:formula="of:=PINTERP([.$A$15:.$A$205];[.$B$15:.$B$205];([.Q$6]+[.$E38]))*1000" office:value-type="float" office:value="390.272440087152" calcext:value-type="float">
            <text:p>390</text:p>
          </table:table-cell>
          <table:table-cell table:formula="of:=PINTERP([.$A$15:.$A$205];[.$B$15:.$B$205];([.R$6]+[.$E38]))*1000" office:value-type="float" office:value="389.648992374734" calcext:value-type="float">
            <text:p>390</text:p>
          </table:table-cell>
          <table:table-cell table:formula="of:=PINTERP([.$A$15:.$A$205];[.$B$15:.$B$205];([.S$6]+[.$E38]))*1000" office:value-type="float" office:value="389.029656862751" calcext:value-type="float">
            <text:p>389</text:p>
          </table:table-cell>
          <table:table-cell table:formula="of:=PINTERP([.$A$15:.$A$205];[.$B$15:.$B$205];([.T$6]+[.$E38]))*1000" office:value-type="float" office:value="388.414433551205" calcext:value-type="float">
            <text:p>388</text:p>
          </table:table-cell>
          <table:table-cell table:formula="of:=PINTERP([.$A$15:.$A$205];[.$B$15:.$B$205];([.U$6]+[.$E38]))*1000" office:value-type="float" office:value="387.8033224401" calcext:value-type="float">
            <text:p>388</text:p>
          </table:table-cell>
          <table:table-cell table:formula="of:=PINTERP([.$A$15:.$A$205];[.$B$15:.$B$205];([.V$6]+[.$E38]))*1000" office:value-type="float" office:value="387.196323529424" calcext:value-type="float">
            <text:p>387</text:p>
          </table:table-cell>
          <table:table-cell table:formula="of:=PINTERP([.$A$15:.$A$205];[.$B$15:.$B$205];([.W$6]+[.$E38]))*1000" office:value-type="float" office:value="386.593436819185" calcext:value-type="float">
            <text:p>387</text:p>
          </table:table-cell>
          <table:table-cell table:formula="of:=PINTERP([.$A$15:.$A$205];[.$B$15:.$B$205];([.X$6]+[.$E38]))*1000" office:value-type="float" office:value="385.99466230938" calcext:value-type="float">
            <text:p>386</text:p>
          </table:table-cell>
          <table:table-cell table:formula="of:=PINTERP([.$A$15:.$A$205];[.$B$15:.$B$205];([.Y$6]+[.$E38]))*1000" office:value-type="float" office:value="385.400000000012" calcext:value-type="float">
            <text:p>385</text:p>
          </table:table-cell>
          <table:table-cell/>
          <table:table-cell office:value-type="float" office:value="6" calcext:value-type="float">
            <text:p>6,0</text:p>
          </table:table-cell>
          <table:table-cell/>
          <table:table-cell table:formula="of:=[.F38]-(2^8)*1" office:value-type="float" office:value="142.0046875" calcext:value-type="float">
            <text:p>142</text:p>
          </table:table-cell>
          <table:table-cell table:formula="of:=[.G38]-(2^8)*1" office:value-type="float" office:value="141.302734375" calcext:value-type="float">
            <text:p>141</text:p>
          </table:table-cell>
          <table:table-cell table:formula="of:=[.H38]-(2^8)*1" office:value-type="float" office:value="140.6" calcext:value-type="float">
            <text:p>141</text:p>
          </table:table-cell>
          <table:table-cell table:formula="of:=[.I38]-(2^8)*1" office:value-type="float" office:value="139.869360191994" calcext:value-type="float">
            <text:p>140</text:p>
          </table:table-cell>
          <table:table-cell table:formula="of:=[.J38]-(2^8)*1" office:value-type="float" office:value="139.143903186275" calcext:value-type="float">
            <text:p>139</text:p>
          </table:table-cell>
          <table:table-cell table:formula="of:=[.K38]-(2^8)*1" office:value-type="float" office:value="138.423628982843" calcext:value-type="float">
            <text:p>138</text:p>
          </table:table-cell>
          <table:table-cell table:formula="of:=[.L38]-(2^8)*1" office:value-type="float" office:value="137.7085375817" calcext:value-type="float">
            <text:p>138</text:p>
          </table:table-cell>
          <table:table-cell table:formula="of:=[.M38]-(2^8)*1" office:value-type="float" office:value="136.99862898285" calcext:value-type="float">
            <text:p>137</text:p>
          </table:table-cell>
          <table:table-cell table:formula="of:=[.N38]-(2^8)*1" office:value-type="float" office:value="136.293903186281" calcext:value-type="float">
            <text:p>136</text:p>
          </table:table-cell>
          <table:table-cell table:formula="of:=[.O38]-(2^8)*1" office:value-type="float" office:value="135.594360192001" calcext:value-type="float">
            <text:p>136</text:p>
          </table:table-cell>
          <table:table-cell table:formula="of:=[.P38]-(2^8)*1" office:value-type="float" office:value="134.900000000007" calcext:value-type="float">
            <text:p>135</text:p>
          </table:table-cell>
          <table:table-cell table:formula="of:=[.Q38]-(2^8)*1" office:value-type="float" office:value="134.272440087152" calcext:value-type="float">
            <text:p>134</text:p>
          </table:table-cell>
          <table:table-cell table:formula="of:=[.R38]-(2^8)*1" office:value-type="float" office:value="133.648992374734" calcext:value-type="float">
            <text:p>134</text:p>
          </table:table-cell>
          <table:table-cell table:formula="of:=[.S38]-(2^8)*1" office:value-type="float" office:value="133.029656862751" calcext:value-type="float">
            <text:p>133</text:p>
          </table:table-cell>
          <table:table-cell table:formula="of:=[.T38]-(2^8)*1" office:value-type="float" office:value="132.414433551205" calcext:value-type="float">
            <text:p>132</text:p>
          </table:table-cell>
          <table:table-cell table:formula="of:=[.U38]-(2^8)*1" office:value-type="float" office:value="131.8033224401" calcext:value-type="float">
            <text:p>132</text:p>
          </table:table-cell>
          <table:table-cell table:formula="of:=[.V38]-(2^8)*1" office:value-type="float" office:value="131.196323529424" calcext:value-type="float">
            <text:p>131</text:p>
          </table:table-cell>
          <table:table-cell table:formula="of:=[.W38]-(2^8)*1" office:value-type="float" office:value="130.593436819185" calcext:value-type="float">
            <text:p>131</text:p>
          </table:table-cell>
          <table:table-cell table:formula="of:=[.X38]-(2^8)*1" office:value-type="float" office:value="129.99466230938" calcext:value-type="float">
            <text:p>130</text:p>
          </table:table-cell>
          <table:table-cell table:formula="of:=[.Y38]-(2^8)*1" office:value-type="float" office:value="129.400000000012" calcext:value-type="float">
            <text:p>129</text:p>
          </table:table-cell>
          <table:table-cell/>
          <table:table-cell table:style-name="ce10" office:value-type="float" office:value="6" calcext:value-type="float">
            <text:p>6,0</text:p>
          </table:table-cell>
          <table:table-cell table:style-name="ce10"/>
          <table:table-cell table:formula="of:=PINTERP([.$A$15:.$A$205];[.$C$15:.$C$205];([.AZ$6]+[.$E38]))*1000" office:value-type="float" office:value="791.0984375" calcext:value-type="float">
            <text:p>791</text:p>
          </table:table-cell>
          <table:table-cell table:formula="of:=PINTERP([.$A$15:.$A$205];[.$C$15:.$C$205];([.BA$6]+[.$E38]))*1000" office:value-type="float" office:value="790.801171875" calcext:value-type="float">
            <text:p>791</text:p>
          </table:table-cell>
          <table:table-cell table:formula="of:=PINTERP([.$A$15:.$A$205];[.$C$15:.$C$205];([.BB$6]+[.$E38]))*1000" office:value-type="float" office:value="790.5" calcext:value-type="float">
            <text:p>791</text:p>
          </table:table-cell>
          <table:table-cell table:formula="of:=PINTERP([.$A$15:.$A$205];[.$C$15:.$C$205];([.BC$6]+[.$E38]))*1000" office:value-type="float" office:value="790.266232638889" calcext:value-type="float">
            <text:p>790</text:p>
          </table:table-cell>
          <table:table-cell table:formula="of:=PINTERP([.$A$15:.$A$205];[.$C$15:.$C$205];([.BD$6]+[.$E38]))*1000" office:value-type="float" office:value="790.038541666667" calcext:value-type="float">
            <text:p>790</text:p>
          </table:table-cell>
          <table:table-cell table:formula="of:=PINTERP([.$A$15:.$A$205];[.$C$15:.$C$205];([.BE$6]+[.$E38]))*1000" office:value-type="float" office:value="789.816927083333" calcext:value-type="float">
            <text:p>790</text:p>
          </table:table-cell>
          <table:table-cell table:formula="of:=PINTERP([.$A$15:.$A$205];[.$C$15:.$C$205];([.BF$6]+[.$E38]))*1000" office:value-type="float" office:value="789.601388888889" calcext:value-type="float">
            <text:p>790</text:p>
          </table:table-cell>
          <table:table-cell table:formula="of:=PINTERP([.$A$15:.$A$205];[.$C$15:.$C$205];([.BG$6]+[.$E38]))*1000" office:value-type="float" office:value="789.391927083336" calcext:value-type="float">
            <text:p>789</text:p>
          </table:table-cell>
          <table:table-cell table:formula="of:=PINTERP([.$A$15:.$A$205];[.$C$15:.$C$205];([.BH$6]+[.$E38]))*1000" office:value-type="float" office:value="789.188541666669" calcext:value-type="float">
            <text:p>789</text:p>
          </table:table-cell>
          <table:table-cell table:formula="of:=PINTERP([.$A$15:.$A$205];[.$C$15:.$C$205];([.BI$6]+[.$E38]))*1000" office:value-type="float" office:value="788.991232638891" calcext:value-type="float">
            <text:p>789</text:p>
          </table:table-cell>
          <table:table-cell table:formula="of:=PINTERP([.$A$15:.$A$205];[.$C$15:.$C$205];([.BJ$6]+[.$E38]))*1000" office:value-type="float" office:value="788.800000000002" calcext:value-type="float">
            <text:p>789</text:p>
          </table:table-cell>
          <table:table-cell table:formula="of:=PINTERP([.$A$15:.$A$205];[.$C$15:.$C$205];([.BK$6]+[.$E38]))*1000" office:value-type="float" office:value="788.585802469138" calcext:value-type="float">
            <text:p>789</text:p>
          </table:table-cell>
          <table:table-cell table:formula="of:=PINTERP([.$A$15:.$A$205];[.$C$15:.$C$205];([.BL$6]+[.$E38]))*1000" office:value-type="float" office:value="788.377932098768" calcext:value-type="float">
            <text:p>788</text:p>
          </table:table-cell>
          <table:table-cell table:formula="of:=PINTERP([.$A$15:.$A$205];[.$C$15:.$C$205];([.BM$6]+[.$E38]))*1000" office:value-type="float" office:value="788.176388888891" calcext:value-type="float">
            <text:p>788</text:p>
          </table:table-cell>
          <table:table-cell table:formula="of:=PINTERP([.$A$15:.$A$205];[.$C$15:.$C$205];([.BN$6]+[.$E38]))*1000" office:value-type="float" office:value="787.981172839508" calcext:value-type="float">
            <text:p>788</text:p>
          </table:table-cell>
          <table:table-cell table:formula="of:=PINTERP([.$A$15:.$A$205];[.$C$15:.$C$205];([.BO$6]+[.$E38]))*1000" office:value-type="float" office:value="787.792283950619" calcext:value-type="float">
            <text:p>788</text:p>
          </table:table-cell>
          <table:table-cell table:formula="of:=PINTERP([.$A$15:.$A$205];[.$C$15:.$C$205];([.BP$6]+[.$E38]))*1000" office:value-type="float" office:value="787.609722222224" calcext:value-type="float">
            <text:p>788</text:p>
          </table:table-cell>
          <table:table-cell table:formula="of:=PINTERP([.$A$15:.$A$205];[.$C$15:.$C$205];([.BQ$6]+[.$E38]))*1000" office:value-type="float" office:value="787.433487654323" calcext:value-type="float">
            <text:p>787</text:p>
          </table:table-cell>
          <table:table-cell table:formula="of:=PINTERP([.$A$15:.$A$205];[.$C$15:.$C$205];([.BR$6]+[.$E38]))*1000" office:value-type="float" office:value="787.263580246917" calcext:value-type="float">
            <text:p>787</text:p>
          </table:table-cell>
          <table:table-cell table:style-name="ce17" table:formula="of:=PINTERP([.$A$15:.$A$205];[.$C$15:.$C$205];([.BS$6]+[.$E38]))*1000" office:value-type="float" office:value="787.100000000003" calcext:value-type="float">
            <text:p>787</text:p>
          </table:table-cell>
          <table:table-cell table:style-name="ce17"/>
          <table:table-cell table:style-name="ce10" office:value-type="float" office:value="6" calcext:value-type="float">
            <text:p>6,0</text:p>
          </table:table-cell>
          <table:table-cell table:formula="of:=[.AZ38]-(2^8)*3" office:value-type="float" office:value="23.0984374999999" calcext:value-type="float">
            <text:p>23</text:p>
          </table:table-cell>
          <table:table-cell table:formula="of:=[.BA38]-(2^8)*3" office:value-type="float" office:value="22.8011718750004" calcext:value-type="float">
            <text:p>23</text:p>
          </table:table-cell>
          <table:table-cell table:formula="of:=[.BB38]-(2^8)*3" office:value-type="float" office:value="22.5000000000001" calcext:value-type="float">
            <text:p>23</text:p>
          </table:table-cell>
          <table:table-cell table:formula="of:=[.BC38]-(2^8)*3" office:value-type="float" office:value="22.2662326388892" calcext:value-type="float">
            <text:p>22</text:p>
          </table:table-cell>
          <table:table-cell table:formula="of:=[.BD38]-(2^8)*3" office:value-type="float" office:value="22.0385416666669" calcext:value-type="float">
            <text:p>22</text:p>
          </table:table-cell>
          <table:table-cell table:formula="of:=[.BE38]-(2^8)*3" office:value-type="float" office:value="21.8169270833334" calcext:value-type="float">
            <text:p>22</text:p>
          </table:table-cell>
          <table:table-cell table:formula="of:=[.BF38]-(2^8)*3" office:value-type="float" office:value="21.6013888888892" calcext:value-type="float">
            <text:p>22</text:p>
          </table:table-cell>
          <table:table-cell table:formula="of:=[.BG38]-(2^8)*3" office:value-type="float" office:value="21.3919270833355" calcext:value-type="float">
            <text:p>21</text:p>
          </table:table-cell>
          <table:table-cell table:formula="of:=[.BH38]-(2^8)*3" office:value-type="float" office:value="21.1885416666686" calcext:value-type="float">
            <text:p>21</text:p>
          </table:table-cell>
          <table:table-cell table:formula="of:=[.BI38]-(2^8)*3" office:value-type="float" office:value="20.9912326388909" calcext:value-type="float">
            <text:p>21</text:p>
          </table:table-cell>
          <table:table-cell table:style-name="ce15" table:formula="of:=[.BJ38]-(2^8)*3" office:value-type="float" office:value="20.800000000002" calcext:value-type="float">
            <text:p>21</text:p>
          </table:table-cell>
          <table:table-cell table:style-name="ce15" table:formula="of:=[.BK38]-(2^8)*3" office:value-type="float" office:value="20.585802469138" calcext:value-type="float">
            <text:p>21</text:p>
          </table:table-cell>
          <table:table-cell table:style-name="ce15" table:formula="of:=[.BL38]-(2^8)*3" office:value-type="float" office:value="20.3779320987676" calcext:value-type="float">
            <text:p>20</text:p>
          </table:table-cell>
          <table:table-cell table:style-name="ce15" table:formula="of:=[.BM38]-(2^8)*3" office:value-type="float" office:value="20.1763888888909" calcext:value-type="float">
            <text:p>20</text:p>
          </table:table-cell>
          <table:table-cell table:style-name="ce15" table:formula="of:=[.BN38]-(2^8)*3" office:value-type="float" office:value="19.9811728395082" calcext:value-type="float">
            <text:p>20</text:p>
          </table:table-cell>
          <table:table-cell table:style-name="ce15" table:formula="of:=[.BO38]-(2^8)*3" office:value-type="float" office:value="19.7922839506193" calcext:value-type="float">
            <text:p>20</text:p>
          </table:table-cell>
          <table:table-cell table:style-name="ce15" table:formula="of:=[.BP38]-(2^8)*3" office:value-type="float" office:value="19.609722222224" calcext:value-type="float">
            <text:p>20</text:p>
          </table:table-cell>
          <table:table-cell table:style-name="ce15" table:formula="of:=[.BQ38]-(2^8)*3" office:value-type="float" office:value="19.4334876543229" calcext:value-type="float">
            <text:p>19</text:p>
          </table:table-cell>
          <table:table-cell table:style-name="ce15" table:formula="of:=[.BR38]-(2^8)*3" office:value-type="float" office:value="19.2635802469171" calcext:value-type="float">
            <text:p>19</text:p>
          </table:table-cell>
          <table:table-cell table:style-name="ce15" table:formula="of:=[.BS38]-(2^8)*3" office:value-type="float" office:value="19.1000000000032" calcext:value-type="float">
            <text:p>19</text:p>
          </table:table-cell>
        </table:table-row>
        <table:table-row table:style-name="ro2">
          <table:table-cell office:value-type="float" office:value="78.767" calcext:value-type="float">
            <text:p>78,767</text:p>
          </table:table-cell>
          <table:table-cell office:value-type="percentage" office:value="0.883" calcext:value-type="percentage">
            <text:p>88,30%</text:p>
          </table:table-cell>
          <table:table-cell office:value-type="percentage" office:value="0.914" calcext:value-type="percentage">
            <text:p>91,40%</text:p>
          </table:table-cell>
          <table:table-cell/>
          <table:table-cell office:value-type="float" office:value="6.2" calcext:value-type="float">
            <text:p>6,2</text:p>
          </table:table-cell>
          <table:table-cell table:formula="of:=PINTERP([.$A$15:.$A$205];[.$B$15:.$B$205];([.F$6]+[.$E39]))*1000" office:value-type="float" office:value="384.778976034858" calcext:value-type="float">
            <text:p>385</text:p>
          </table:table-cell>
          <table:table-cell table:formula="of:=PINTERP([.$A$15:.$A$205];[.$B$15:.$B$205];([.G$6]+[.$E39]))*1000" office:value-type="float" office:value="384.152096949891" calcext:value-type="float">
            <text:p>384</text:p>
          </table:table-cell>
          <table:table-cell table:formula="of:=PINTERP([.$A$15:.$A$205];[.$B$15:.$B$205];([.H$6]+[.$E39]))*1000" office:value-type="float" office:value="383.519362745098" calcext:value-type="float">
            <text:p>384</text:p>
          </table:table-cell>
          <table:table-cell table:formula="of:=PINTERP([.$A$15:.$A$205];[.$B$15:.$B$205];([.I$6]+[.$E39]))*1000" office:value-type="float" office:value="382.880773420479" calcext:value-type="float">
            <text:p>383</text:p>
          </table:table-cell>
          <table:table-cell table:formula="of:=PINTERP([.$A$15:.$A$205];[.$B$15:.$B$205];([.J$6]+[.$E39]))*1000" office:value-type="float" office:value="382.236328976035" calcext:value-type="float">
            <text:p>382</text:p>
          </table:table-cell>
          <table:table-cell table:formula="of:=PINTERP([.$A$15:.$A$205];[.$B$15:.$B$205];([.K$6]+[.$E39]))*1000" office:value-type="float" office:value="381.586029411764" calcext:value-type="float">
            <text:p>382</text:p>
          </table:table-cell>
          <table:table-cell table:formula="of:=PINTERP([.$A$15:.$A$205];[.$B$15:.$B$205];([.L$6]+[.$E39]))*1000" office:value-type="float" office:value="380.929874727669" calcext:value-type="float">
            <text:p>381</text:p>
          </table:table-cell>
          <table:table-cell table:formula="of:=PINTERP([.$A$15:.$A$205];[.$B$15:.$B$205];([.M$6]+[.$E39]))*1000" office:value-type="float" office:value="380.267864923753" calcext:value-type="float">
            <text:p>380</text:p>
          </table:table-cell>
          <table:table-cell table:formula="of:=PINTERP([.$A$15:.$A$205];[.$B$15:.$B$205];([.N$6]+[.$E39]))*1000" office:value-type="float" office:value="379.600000000006" calcext:value-type="float">
            <text:p>380</text:p>
          </table:table-cell>
          <table:table-cell table:formula="of:=PINTERP([.$A$15:.$A$205];[.$B$15:.$B$205];([.O$6]+[.$E39]))*1000" office:value-type="float" office:value="378.901511437915" calcext:value-type="float">
            <text:p>379</text:p>
          </table:table-cell>
          <table:table-cell table:formula="of:=PINTERP([.$A$15:.$A$205];[.$B$15:.$B$205];([.P$6]+[.$E39]))*1000" office:value-type="float" office:value="378.19901960785" calcext:value-type="float">
            <text:p>378</text:p>
          </table:table-cell>
          <table:table-cell table:formula="of:=PINTERP([.$A$15:.$A$205];[.$B$15:.$B$205];([.Q$6]+[.$E39]))*1000" office:value-type="float" office:value="377.49252450981" calcext:value-type="float">
            <text:p>377</text:p>
          </table:table-cell>
          <table:table-cell table:formula="of:=PINTERP([.$A$15:.$A$205];[.$B$15:.$B$205];([.R$6]+[.$E39]))*1000" office:value-type="float" office:value="376.782026143798" calcext:value-type="float">
            <text:p>377</text:p>
          </table:table-cell>
          <table:table-cell table:formula="of:=PINTERP([.$A$15:.$A$205];[.$B$15:.$B$205];([.S$6]+[.$E39]))*1000" office:value-type="float" office:value="376.067524509811" calcext:value-type="float">
            <text:p>376</text:p>
          </table:table-cell>
          <table:table-cell table:formula="of:=PINTERP([.$A$15:.$A$205];[.$B$15:.$B$205];([.T$6]+[.$E39]))*1000" office:value-type="float" office:value="375.349019607851" calcext:value-type="float">
            <text:p>375</text:p>
          </table:table-cell>
          <table:table-cell table:formula="of:=PINTERP([.$A$15:.$A$205];[.$B$15:.$B$205];([.U$6]+[.$E39]))*1000" office:value-type="float" office:value="374.626511437923" calcext:value-type="float">
            <text:p>375</text:p>
          </table:table-cell>
          <table:table-cell table:formula="of:=PINTERP([.$A$15:.$A$205];[.$B$15:.$B$205];([.V$6]+[.$E39]))*1000" office:value-type="float" office:value="373.900000000014" calcext:value-type="float">
            <text:p>374</text:p>
          </table:table-cell>
          <table:table-cell table:formula="of:=PINTERP([.$A$15:.$A$205];[.$B$15:.$B$205];([.W$6]+[.$E39]))*1000" office:value-type="float" office:value="373.184765625015" calcext:value-type="float">
            <text:p>373</text:p>
          </table:table-cell>
          <table:table-cell table:formula="of:=PINTERP([.$A$15:.$A$205];[.$B$15:.$B$205];([.X$6]+[.$E39]))*1000" office:value-type="float" office:value="372.470312500014" calcext:value-type="float">
            <text:p>372</text:p>
          </table:table-cell>
          <table:table-cell table:formula="of:=PINTERP([.$A$15:.$A$205];[.$B$15:.$B$205];([.Y$6]+[.$E39]))*1000" office:value-type="float" office:value="371.756640625014" calcext:value-type="float">
            <text:p>372</text:p>
          </table:table-cell>
          <table:table-cell/>
          <table:table-cell office:value-type="float" office:value="6.2" calcext:value-type="float">
            <text:p>6,2</text:p>
          </table:table-cell>
          <table:table-cell/>
          <table:table-cell table:formula="of:=[.F39]-(2^8)*1" office:value-type="float" office:value="128.778976034858" calcext:value-type="float">
            <text:p>129</text:p>
          </table:table-cell>
          <table:table-cell table:formula="of:=[.G39]-(2^8)*1" office:value-type="float" office:value="128.152096949891" calcext:value-type="float">
            <text:p>128</text:p>
          </table:table-cell>
          <table:table-cell table:formula="of:=[.H39]-(2^8)*1" office:value-type="float" office:value="127.519362745098" calcext:value-type="float">
            <text:p>128</text:p>
          </table:table-cell>
          <table:table-cell table:formula="of:=[.I39]-(2^8)*1" office:value-type="float" office:value="126.88077342048" calcext:value-type="float">
            <text:p>127</text:p>
          </table:table-cell>
          <table:table-cell table:formula="of:=[.J39]-(2^8)*1" office:value-type="float" office:value="126.236328976035" calcext:value-type="float">
            <text:p>126</text:p>
          </table:table-cell>
          <table:table-cell table:formula="of:=[.K39]-(2^8)*1" office:value-type="float" office:value="125.586029411764" calcext:value-type="float">
            <text:p>126</text:p>
          </table:table-cell>
          <table:table-cell table:formula="of:=[.L39]-(2^8)*1" office:value-type="float" office:value="124.929874727669" calcext:value-type="float">
            <text:p>125</text:p>
          </table:table-cell>
          <table:table-cell table:formula="of:=[.M39]-(2^8)*1" office:value-type="float" office:value="124.267864923753" calcext:value-type="float">
            <text:p>124</text:p>
          </table:table-cell>
          <table:table-cell table:formula="of:=[.N39]-(2^8)*1" office:value-type="float" office:value="123.600000000006" calcext:value-type="float">
            <text:p>124</text:p>
          </table:table-cell>
          <table:table-cell table:formula="of:=[.O39]-(2^8)*1" office:value-type="float" office:value="122.901511437915" calcext:value-type="float">
            <text:p>123</text:p>
          </table:table-cell>
          <table:table-cell table:formula="of:=[.P39]-(2^8)*1" office:value-type="float" office:value="122.19901960785" calcext:value-type="float">
            <text:p>122</text:p>
          </table:table-cell>
          <table:table-cell table:formula="of:=[.Q39]-(2^8)*1" office:value-type="float" office:value="121.49252450981" calcext:value-type="float">
            <text:p>121</text:p>
          </table:table-cell>
          <table:table-cell table:formula="of:=[.R39]-(2^8)*1" office:value-type="float" office:value="120.782026143798" calcext:value-type="float">
            <text:p>121</text:p>
          </table:table-cell>
          <table:table-cell table:formula="of:=[.S39]-(2^8)*1" office:value-type="float" office:value="120.067524509811" calcext:value-type="float">
            <text:p>120</text:p>
          </table:table-cell>
          <table:table-cell table:formula="of:=[.T39]-(2^8)*1" office:value-type="float" office:value="119.349019607851" calcext:value-type="float">
            <text:p>119</text:p>
          </table:table-cell>
          <table:table-cell table:formula="of:=[.U39]-(2^8)*1" office:value-type="float" office:value="118.626511437923" calcext:value-type="float">
            <text:p>119</text:p>
          </table:table-cell>
          <table:table-cell table:formula="of:=[.V39]-(2^8)*1" office:value-type="float" office:value="117.900000000014" calcext:value-type="float">
            <text:p>118</text:p>
          </table:table-cell>
          <table:table-cell table:formula="of:=[.W39]-(2^8)*1" office:value-type="float" office:value="117.184765625015" calcext:value-type="float">
            <text:p>117</text:p>
          </table:table-cell>
          <table:table-cell table:formula="of:=[.X39]-(2^8)*1" office:value-type="float" office:value="116.470312500014" calcext:value-type="float">
            <text:p>116</text:p>
          </table:table-cell>
          <table:table-cell table:formula="of:=[.Y39]-(2^8)*1" office:value-type="float" office:value="115.756640625014" calcext:value-type="float">
            <text:p>116</text:p>
          </table:table-cell>
          <table:table-cell/>
          <table:table-cell table:style-name="ce10" office:value-type="float" office:value="6.2" calcext:value-type="float">
            <text:p>6,2</text:p>
          </table:table-cell>
          <table:table-cell table:style-name="ce10"/>
          <table:table-cell table:formula="of:=PINTERP([.$A$15:.$A$205];[.$C$15:.$C$205];([.AZ$6]+[.$E39]))*1000" office:value-type="float" office:value="787.009658678286" calcext:value-type="float">
            <text:p>787</text:p>
          </table:table-cell>
          <table:table-cell table:formula="of:=PINTERP([.$A$15:.$A$205];[.$C$15:.$C$205];([.BA$6]+[.$E39]))*1000" office:value-type="float" office:value="786.916902687001" calcext:value-type="float">
            <text:p>787</text:p>
          </table:table-cell>
          <table:table-cell table:formula="of:=PINTERP([.$A$15:.$A$205];[.$C$15:.$C$205];([.BB$6]+[.$E39]))*1000" office:value-type="float" office:value="786.821732026144" calcext:value-type="float">
            <text:p>787</text:p>
          </table:table-cell>
          <table:table-cell table:formula="of:=PINTERP([.$A$15:.$A$205];[.$C$15:.$C$205];([.BC$6]+[.$E39]))*1000" office:value-type="float" office:value="786.724146695715" calcext:value-type="float">
            <text:p>787</text:p>
          </table:table-cell>
          <table:table-cell table:formula="of:=PINTERP([.$A$15:.$A$205];[.$C$15:.$C$205];([.BD$6]+[.$E39]))*1000" office:value-type="float" office:value="786.624146695715" calcext:value-type="float">
            <text:p>787</text:p>
          </table:table-cell>
          <table:table-cell table:formula="of:=PINTERP([.$A$15:.$A$205];[.$C$15:.$C$205];([.BE$6]+[.$E39]))*1000" office:value-type="float" office:value="786.521732026144" calcext:value-type="float">
            <text:p>787</text:p>
          </table:table-cell>
          <table:table-cell table:formula="of:=PINTERP([.$A$15:.$A$205];[.$C$15:.$C$205];([.BF$6]+[.$E39]))*1000" office:value-type="float" office:value="786.416902687001" calcext:value-type="float">
            <text:p>786</text:p>
          </table:table-cell>
          <table:table-cell table:formula="of:=PINTERP([.$A$15:.$A$205];[.$C$15:.$C$205];([.BG$6]+[.$E39]))*1000" office:value-type="float" office:value="786.309658678287" calcext:value-type="float">
            <text:p>786</text:p>
          </table:table-cell>
          <table:table-cell table:formula="of:=PINTERP([.$A$15:.$A$205];[.$C$15:.$C$205];([.BH$6]+[.$E39]))*1000" office:value-type="float" office:value="786.200000000001" calcext:value-type="float">
            <text:p>786</text:p>
          </table:table-cell>
          <table:table-cell table:formula="of:=PINTERP([.$A$15:.$A$205];[.$C$15:.$C$205];([.BI$6]+[.$E39]))*1000" office:value-type="float" office:value="786.00073529412" calcext:value-type="float">
            <text:p>786</text:p>
          </table:table-cell>
          <table:table-cell table:formula="of:=PINTERP([.$A$15:.$A$205];[.$C$15:.$C$205];([.BJ$6]+[.$E39]))*1000" office:value-type="float" office:value="785.794117647061" calcext:value-type="float">
            <text:p>786</text:p>
          </table:table-cell>
          <table:table-cell table:formula="of:=PINTERP([.$A$15:.$A$205];[.$C$15:.$C$205];([.BK$6]+[.$E39]))*1000" office:value-type="float" office:value="785.580147058826" calcext:value-type="float">
            <text:p>786</text:p>
          </table:table-cell>
          <table:table-cell table:formula="of:=PINTERP([.$A$15:.$A$205];[.$C$15:.$C$205];([.BL$6]+[.$E39]))*1000" office:value-type="float" office:value="785.358823529414" calcext:value-type="float">
            <text:p>785</text:p>
          </table:table-cell>
          <table:table-cell table:formula="of:=PINTERP([.$A$15:.$A$205];[.$C$15:.$C$205];([.BM$6]+[.$E39]))*1000" office:value-type="float" office:value="785.130147058826" calcext:value-type="float">
            <text:p>785</text:p>
          </table:table-cell>
          <table:table-cell table:formula="of:=PINTERP([.$A$15:.$A$205];[.$C$15:.$C$205];([.BN$6]+[.$E39]))*1000" office:value-type="float" office:value="784.894117647061" calcext:value-type="float">
            <text:p>785</text:p>
          </table:table-cell>
          <table:table-cell table:formula="of:=PINTERP([.$A$15:.$A$205];[.$C$15:.$C$205];([.BO$6]+[.$E39]))*1000" office:value-type="float" office:value="784.65073529412" calcext:value-type="float">
            <text:p>785</text:p>
          </table:table-cell>
          <table:table-cell table:formula="of:=PINTERP([.$A$15:.$A$205];[.$C$15:.$C$205];([.BP$6]+[.$E39]))*1000" office:value-type="float" office:value="784.400000000003" calcext:value-type="float">
            <text:p>784</text:p>
          </table:table-cell>
          <table:table-cell table:formula="of:=PINTERP([.$A$15:.$A$205];[.$C$15:.$C$205];([.BQ$6]+[.$E39]))*1000" office:value-type="float" office:value="784.172265625003" calcext:value-type="float">
            <text:p>784</text:p>
          </table:table-cell>
          <table:table-cell table:formula="of:=PINTERP([.$A$15:.$A$205];[.$C$15:.$C$205];([.BR$6]+[.$E39]))*1000" office:value-type="float" office:value="783.945312500005" calcext:value-type="float">
            <text:p>784</text:p>
          </table:table-cell>
          <table:table-cell table:style-name="ce17" table:formula="of:=PINTERP([.$A$15:.$A$205];[.$C$15:.$C$205];([.BS$6]+[.$E39]))*1000" office:value-type="float" office:value="783.719140625005" calcext:value-type="float">
            <text:p>784</text:p>
          </table:table-cell>
          <table:table-cell table:style-name="ce17"/>
          <table:table-cell table:style-name="ce10" office:value-type="float" office:value="6.2" calcext:value-type="float">
            <text:p>6,2</text:p>
          </table:table-cell>
          <table:table-cell table:formula="of:=[.AZ39]-(2^8)*3" office:value-type="float" office:value="19.009658678286" calcext:value-type="float">
            <text:p>19</text:p>
          </table:table-cell>
          <table:table-cell table:formula="of:=[.BA39]-(2^8)*3" office:value-type="float" office:value="18.9169026870007" calcext:value-type="float">
            <text:p>19</text:p>
          </table:table-cell>
          <table:table-cell table:formula="of:=[.BB39]-(2^8)*3" office:value-type="float" office:value="18.8217320261436" calcext:value-type="float">
            <text:p>19</text:p>
          </table:table-cell>
          <table:table-cell table:formula="of:=[.BC39]-(2^8)*3" office:value-type="float" office:value="18.7241466957154" calcext:value-type="float">
            <text:p>19</text:p>
          </table:table-cell>
          <table:table-cell table:formula="of:=[.BD39]-(2^8)*3" office:value-type="float" office:value="18.6241466957152" calcext:value-type="float">
            <text:p>19</text:p>
          </table:table-cell>
          <table:table-cell table:formula="of:=[.BE39]-(2^8)*3" office:value-type="float" office:value="18.5217320261436" calcext:value-type="float">
            <text:p>19</text:p>
          </table:table-cell>
          <table:table-cell table:formula="of:=[.BF39]-(2^8)*3" office:value-type="float" office:value="18.4169026870009" calcext:value-type="float">
            <text:p>18</text:p>
          </table:table-cell>
          <table:table-cell table:formula="of:=[.BG39]-(2^8)*3" office:value-type="float" office:value="18.3096586782871" calcext:value-type="float">
            <text:p>18</text:p>
          </table:table-cell>
          <table:table-cell table:formula="of:=[.BH39]-(2^8)*3" office:value-type="float" office:value="18.200000000001" calcext:value-type="float">
            <text:p>18</text:p>
          </table:table-cell>
          <table:table-cell table:formula="of:=[.BI39]-(2^8)*3" office:value-type="float" office:value="18.0007352941195" calcext:value-type="float">
            <text:p>18</text:p>
          </table:table-cell>
          <table:table-cell table:style-name="ce15" table:formula="of:=[.BJ39]-(2^8)*3" office:value-type="float" office:value="17.7941176470607" calcext:value-type="float">
            <text:p>18</text:p>
          </table:table-cell>
          <table:table-cell table:style-name="ce15" table:formula="of:=[.BK39]-(2^8)*3" office:value-type="float" office:value="17.5801470588256" calcext:value-type="float">
            <text:p>18</text:p>
          </table:table-cell>
          <table:table-cell table:style-name="ce15" table:formula="of:=[.BL39]-(2^8)*3" office:value-type="float" office:value="17.3588235294141" calcext:value-type="float">
            <text:p>17</text:p>
          </table:table-cell>
          <table:table-cell table:style-name="ce15" table:formula="of:=[.BM39]-(2^8)*3" office:value-type="float" office:value="17.1301470588257" calcext:value-type="float">
            <text:p>17</text:p>
          </table:table-cell>
          <table:table-cell table:style-name="ce15" table:formula="of:=[.BN39]-(2^8)*3" office:value-type="float" office:value="16.8941176470614" calcext:value-type="float">
            <text:p>17</text:p>
          </table:table-cell>
          <table:table-cell table:style-name="ce15" table:formula="of:=[.BO39]-(2^8)*3" office:value-type="float" office:value="16.6507352941202" calcext:value-type="float">
            <text:p>17</text:p>
          </table:table-cell>
          <table:table-cell table:style-name="ce15" table:formula="of:=[.BP39]-(2^8)*3" office:value-type="float" office:value="16.4000000000026" calcext:value-type="float">
            <text:p>16</text:p>
          </table:table-cell>
          <table:table-cell table:style-name="ce15" table:formula="of:=[.BQ39]-(2^8)*3" office:value-type="float" office:value="16.1722656250025" calcext:value-type="float">
            <text:p>16</text:p>
          </table:table-cell>
          <table:table-cell table:style-name="ce15" table:formula="of:=[.BR39]-(2^8)*3" office:value-type="float" office:value="15.9453125000047" calcext:value-type="float">
            <text:p>16</text:p>
          </table:table-cell>
          <table:table-cell table:style-name="ce15" table:formula="of:=[.BS39]-(2^8)*3" office:value-type="float" office:value="15.7191406250046" calcext:value-type="float">
            <text:p>16</text:p>
          </table:table-cell>
        </table:table-row>
        <table:table-row table:style-name="ro2">
          <table:table-cell office:value-type="float" office:value="78.806" calcext:value-type="float">
            <text:p>78,806</text:p>
          </table:table-cell>
          <table:table-cell office:value-type="percentage" office:value="0.8791" calcext:value-type="percentage">
            <text:p>87,91%</text:p>
          </table:table-cell>
          <table:table-cell office:value-type="percentage" office:value="0.9117" calcext:value-type="percentage">
            <text:p>91,17%</text:p>
          </table:table-cell>
          <table:table-cell/>
          <table:table-cell office:value-type="float" office:value="6.4" calcext:value-type="float">
            <text:p>6,4</text:p>
          </table:table-cell>
          <table:table-cell table:formula="of:=PINTERP([.$A$15:.$A$205];[.$B$15:.$B$205];([.F$6]+[.$E40]))*1000" office:value-type="float" office:value="371.04375" calcext:value-type="float">
            <text:p>371</text:p>
          </table:table-cell>
          <table:table-cell table:formula="of:=PINTERP([.$A$15:.$A$205];[.$B$15:.$B$205];([.G$6]+[.$E40]))*1000" office:value-type="float" office:value="370.331640625" calcext:value-type="float">
            <text:p>370</text:p>
          </table:table-cell>
          <table:table-cell table:formula="of:=PINTERP([.$A$15:.$A$205];[.$B$15:.$B$205];([.H$6]+[.$E40]))*1000" office:value-type="float" office:value="369.6203125" calcext:value-type="float">
            <text:p>370</text:p>
          </table:table-cell>
          <table:table-cell table:formula="of:=PINTERP([.$A$15:.$A$205];[.$B$15:.$B$205];([.I$6]+[.$E40]))*1000" office:value-type="float" office:value="368.909765625" calcext:value-type="float">
            <text:p>369</text:p>
          </table:table-cell>
          <table:table-cell table:formula="of:=PINTERP([.$A$15:.$A$205];[.$B$15:.$B$205];([.J$6]+[.$E40]))*1000" office:value-type="float" office:value="368.2" calcext:value-type="float">
            <text:p>368</text:p>
          </table:table-cell>
          <table:table-cell table:formula="of:=PINTERP([.$A$15:.$A$205];[.$B$15:.$B$205];([.K$6]+[.$E40]))*1000" office:value-type="float" office:value="367.485827716503" calcext:value-type="float">
            <text:p>367</text:p>
          </table:table-cell>
          <table:table-cell table:formula="of:=PINTERP([.$A$15:.$A$205];[.$B$15:.$B$205];([.L$6]+[.$E40]))*1000" office:value-type="float" office:value="366.775704656863" calcext:value-type="float">
            <text:p>367</text:p>
          </table:table-cell>
          <table:table-cell table:formula="of:=PINTERP([.$A$15:.$A$205];[.$B$15:.$B$205];([.M$6]+[.$E40]))*1000" office:value-type="float" office:value="366.069630821085" calcext:value-type="float">
            <text:p>366</text:p>
          </table:table-cell>
          <table:table-cell table:formula="of:=PINTERP([.$A$15:.$A$205];[.$B$15:.$B$205];([.N$6]+[.$E40]))*1000" office:value-type="float" office:value="365.367606209157" calcext:value-type="float">
            <text:p>365</text:p>
          </table:table-cell>
          <table:table-cell table:formula="of:=PINTERP([.$A$15:.$A$205];[.$B$15:.$B$205];([.O$6]+[.$E40]))*1000" office:value-type="float" office:value="364.669630821085" calcext:value-type="float">
            <text:p>365</text:p>
          </table:table-cell>
          <table:table-cell table:formula="of:=PINTERP([.$A$15:.$A$205];[.$B$15:.$B$205];([.P$6]+[.$E40]))*1000" office:value-type="float" office:value="363.975704656869" calcext:value-type="float">
            <text:p>364</text:p>
          </table:table-cell>
          <table:table-cell table:formula="of:=PINTERP([.$A$15:.$A$205];[.$B$15:.$B$205];([.Q$6]+[.$E40]))*1000" office:value-type="float" office:value="363.285827716509" calcext:value-type="float">
            <text:p>363</text:p>
          </table:table-cell>
          <table:table-cell table:formula="of:=PINTERP([.$A$15:.$A$205];[.$B$15:.$B$205];([.R$6]+[.$E40]))*1000" office:value-type="float" office:value="362.600000000007" calcext:value-type="float">
            <text:p>363</text:p>
          </table:table-cell>
          <table:table-cell table:formula="of:=PINTERP([.$A$15:.$A$205];[.$B$15:.$B$205];([.S$6]+[.$E40]))*1000" office:value-type="float" office:value="361.988515406168" calcext:value-type="float">
            <text:p>362</text:p>
          </table:table-cell>
          <table:table-cell table:formula="of:=PINTERP([.$A$15:.$A$205];[.$B$15:.$B$205];([.T$6]+[.$E40]))*1000" office:value-type="float" office:value="361.36879084968" calcext:value-type="float">
            <text:p>361</text:p>
          </table:table-cell>
          <table:table-cell table:formula="of:=PINTERP([.$A$15:.$A$205];[.$B$15:.$B$205];([.U$6]+[.$E40]))*1000" office:value-type="float" office:value="360.740826330545" calcext:value-type="float">
            <text:p>361</text:p>
          </table:table-cell>
          <table:table-cell table:formula="of:=PINTERP([.$A$15:.$A$205];[.$B$15:.$B$205];([.V$6]+[.$E40]))*1000" office:value-type="float" office:value="360.104621848752" calcext:value-type="float">
            <text:p>360</text:p>
          </table:table-cell>
          <table:table-cell table:formula="of:=PINTERP([.$A$15:.$A$205];[.$B$15:.$B$205];([.W$6]+[.$E40]))*1000" office:value-type="float" office:value="359.460177404308" calcext:value-type="float">
            <text:p>359</text:p>
          </table:table-cell>
          <table:table-cell table:formula="of:=PINTERP([.$A$15:.$A$205];[.$B$15:.$B$205];([.X$6]+[.$E40]))*1000" office:value-type="float" office:value="358.807492997212" calcext:value-type="float">
            <text:p>359</text:p>
          </table:table-cell>
          <table:table-cell table:formula="of:=PINTERP([.$A$15:.$A$205];[.$B$15:.$B$205];([.Y$6]+[.$E40]))*1000" office:value-type="float" office:value="358.146568627464" calcext:value-type="float">
            <text:p>358</text:p>
          </table:table-cell>
          <table:table-cell/>
          <table:table-cell office:value-type="float" office:value="6.4" calcext:value-type="float">
            <text:p>6,4</text:p>
          </table:table-cell>
          <table:table-cell/>
          <table:table-cell table:formula="of:=[.F40]-(2^8)*1" office:value-type="float" office:value="115.04375" calcext:value-type="float">
            <text:p>115</text:p>
          </table:table-cell>
          <table:table-cell table:formula="of:=[.G40]-(2^8)*1" office:value-type="float" office:value="114.331640625" calcext:value-type="float">
            <text:p>114</text:p>
          </table:table-cell>
          <table:table-cell table:formula="of:=[.H40]-(2^8)*1" office:value-type="float" office:value="113.6203125" calcext:value-type="float">
            <text:p>114</text:p>
          </table:table-cell>
          <table:table-cell table:formula="of:=[.I40]-(2^8)*1" office:value-type="float" office:value="112.909765625" calcext:value-type="float">
            <text:p>113</text:p>
          </table:table-cell>
          <table:table-cell table:formula="of:=[.J40]-(2^8)*1" office:value-type="float" office:value="112.2" calcext:value-type="float">
            <text:p>112</text:p>
          </table:table-cell>
          <table:table-cell table:formula="of:=[.K40]-(2^8)*1" office:value-type="float" office:value="111.485827716503" calcext:value-type="float">
            <text:p>111</text:p>
          </table:table-cell>
          <table:table-cell table:formula="of:=[.L40]-(2^8)*1" office:value-type="float" office:value="110.775704656863" calcext:value-type="float">
            <text:p>111</text:p>
          </table:table-cell>
          <table:table-cell table:formula="of:=[.M40]-(2^8)*1" office:value-type="float" office:value="110.069630821085" calcext:value-type="float">
            <text:p>110</text:p>
          </table:table-cell>
          <table:table-cell table:formula="of:=[.N40]-(2^8)*1" office:value-type="float" office:value="109.367606209157" calcext:value-type="float">
            <text:p>109</text:p>
          </table:table-cell>
          <table:table-cell table:formula="of:=[.O40]-(2^8)*1" office:value-type="float" office:value="108.669630821086" calcext:value-type="float">
            <text:p>109</text:p>
          </table:table-cell>
          <table:table-cell table:formula="of:=[.P40]-(2^8)*1" office:value-type="float" office:value="107.975704656869" calcext:value-type="float">
            <text:p>108</text:p>
          </table:table-cell>
          <table:table-cell table:formula="of:=[.Q40]-(2^8)*1" office:value-type="float" office:value="107.285827716509" calcext:value-type="float">
            <text:p>107</text:p>
          </table:table-cell>
          <table:table-cell table:formula="of:=[.R40]-(2^8)*1" office:value-type="float" office:value="106.600000000007" calcext:value-type="float">
            <text:p>107</text:p>
          </table:table-cell>
          <table:table-cell table:formula="of:=[.S40]-(2^8)*1" office:value-type="float" office:value="105.988515406168" calcext:value-type="float">
            <text:p>106</text:p>
          </table:table-cell>
          <table:table-cell table:formula="of:=[.T40]-(2^8)*1" office:value-type="float" office:value="105.36879084968" calcext:value-type="float">
            <text:p>105</text:p>
          </table:table-cell>
          <table:table-cell table:formula="of:=[.U40]-(2^8)*1" office:value-type="float" office:value="104.740826330545" calcext:value-type="float">
            <text:p>105</text:p>
          </table:table-cell>
          <table:table-cell table:formula="of:=[.V40]-(2^8)*1" office:value-type="float" office:value="104.104621848752" calcext:value-type="float">
            <text:p>104</text:p>
          </table:table-cell>
          <table:table-cell table:formula="of:=[.W40]-(2^8)*1" office:value-type="float" office:value="103.460177404308" calcext:value-type="float">
            <text:p>103</text:p>
          </table:table-cell>
          <table:table-cell table:formula="of:=[.X40]-(2^8)*1" office:value-type="float" office:value="102.807492997212" calcext:value-type="float">
            <text:p>103</text:p>
          </table:table-cell>
          <table:table-cell table:formula="of:=[.Y40]-(2^8)*1" office:value-type="float" office:value="102.146568627464" calcext:value-type="float">
            <text:p>102</text:p>
          </table:table-cell>
          <table:table-cell/>
          <table:table-cell table:style-name="ce10" office:value-type="float" office:value="6.4" calcext:value-type="float">
            <text:p>6,4</text:p>
          </table:table-cell>
          <table:table-cell table:style-name="ce10"/>
          <table:table-cell table:formula="of:=PINTERP([.$A$15:.$A$205];[.$C$15:.$C$205];([.AZ$6]+[.$E40]))*1000" office:value-type="float" office:value="783.49375" calcext:value-type="float">
            <text:p>783</text:p>
          </table:table-cell>
          <table:table-cell table:formula="of:=PINTERP([.$A$15:.$A$205];[.$C$15:.$C$205];([.BA$6]+[.$E40]))*1000" office:value-type="float" office:value="783.269140625" calcext:value-type="float">
            <text:p>783</text:p>
          </table:table-cell>
          <table:table-cell table:formula="of:=PINTERP([.$A$15:.$A$205];[.$C$15:.$C$205];([.BB$6]+[.$E40]))*1000" office:value-type="float" office:value="783.0453125" calcext:value-type="float">
            <text:p>783</text:p>
          </table:table-cell>
          <table:table-cell table:formula="of:=PINTERP([.$A$15:.$A$205];[.$C$15:.$C$205];([.BC$6]+[.$E40]))*1000" office:value-type="float" office:value="782.822265625" calcext:value-type="float">
            <text:p>783</text:p>
          </table:table-cell>
          <table:table-cell table:formula="of:=PINTERP([.$A$15:.$A$205];[.$C$15:.$C$205];([.BD$6]+[.$E40]))*1000" office:value-type="float" office:value="782.6" calcext:value-type="float">
            <text:p>783</text:p>
          </table:table-cell>
          <table:table-cell table:formula="of:=PINTERP([.$A$15:.$A$205];[.$C$15:.$C$205];([.BE$6]+[.$E40]))*1000" office:value-type="float" office:value="782.379904513889" calcext:value-type="float">
            <text:p>782</text:p>
          </table:table-cell>
          <table:table-cell table:formula="of:=PINTERP([.$A$15:.$A$205];[.$C$15:.$C$205];([.BF$6]+[.$E40]))*1000" office:value-type="float" office:value="782.161979166667" calcext:value-type="float">
            <text:p>782</text:p>
          </table:table-cell>
          <table:table-cell table:formula="of:=PINTERP([.$A$15:.$A$205];[.$C$15:.$C$205];([.BG$6]+[.$E40]))*1000" office:value-type="float" office:value="781.946223958336" calcext:value-type="float">
            <text:p>782</text:p>
          </table:table-cell>
          <table:table-cell table:formula="of:=PINTERP([.$A$15:.$A$205];[.$C$15:.$C$205];([.BH$6]+[.$E40]))*1000" office:value-type="float" office:value="781.732638888891" calcext:value-type="float">
            <text:p>782</text:p>
          </table:table-cell>
          <table:table-cell table:formula="of:=PINTERP([.$A$15:.$A$205];[.$C$15:.$C$205];([.BI$6]+[.$E40]))*1000" office:value-type="float" office:value="781.521223958336" calcext:value-type="float">
            <text:p>782</text:p>
          </table:table-cell>
          <table:table-cell table:formula="of:=PINTERP([.$A$15:.$A$205];[.$C$15:.$C$205];([.BJ$6]+[.$E40]))*1000" office:value-type="float" office:value="781.311979166669" calcext:value-type="float">
            <text:p>781</text:p>
          </table:table-cell>
          <table:table-cell table:formula="of:=PINTERP([.$A$15:.$A$205];[.$C$15:.$C$205];([.BK$6]+[.$E40]))*1000" office:value-type="float" office:value="781.104904513891" calcext:value-type="float">
            <text:p>781</text:p>
          </table:table-cell>
          <table:table-cell table:formula="of:=PINTERP([.$A$15:.$A$205];[.$C$15:.$C$205];([.BL$6]+[.$E40]))*1000" office:value-type="float" office:value="780.900000000002" calcext:value-type="float">
            <text:p>781</text:p>
          </table:table-cell>
          <table:table-cell table:formula="of:=PINTERP([.$A$15:.$A$205];[.$C$15:.$C$205];([.BM$6]+[.$E40]))*1000" office:value-type="float" office:value="780.722619047621" calcext:value-type="float">
            <text:p>781</text:p>
          </table:table-cell>
          <table:table-cell table:formula="of:=PINTERP([.$A$15:.$A$205];[.$C$15:.$C$205];([.BN$6]+[.$E40]))*1000" office:value-type="float" office:value="780.542361111113" calcext:value-type="float">
            <text:p>781</text:p>
          </table:table-cell>
          <table:table-cell table:formula="of:=PINTERP([.$A$15:.$A$205];[.$C$15:.$C$205];([.BO$6]+[.$E40]))*1000" office:value-type="float" office:value="780.359226190478" calcext:value-type="float">
            <text:p>780</text:p>
          </table:table-cell>
          <table:table-cell table:formula="of:=PINTERP([.$A$15:.$A$205];[.$C$15:.$C$205];([.BP$6]+[.$E40]))*1000" office:value-type="float" office:value="780.173214285716" calcext:value-type="float">
            <text:p>780</text:p>
          </table:table-cell>
          <table:table-cell table:formula="of:=PINTERP([.$A$15:.$A$205];[.$C$15:.$C$205];([.BQ$6]+[.$E40]))*1000" office:value-type="float" office:value="779.984325396827" calcext:value-type="float">
            <text:p>780</text:p>
          </table:table-cell>
          <table:table-cell table:formula="of:=PINTERP([.$A$15:.$A$205];[.$C$15:.$C$205];([.BR$6]+[.$E40]))*1000" office:value-type="float" office:value="779.792559523813" calcext:value-type="float">
            <text:p>780</text:p>
          </table:table-cell>
          <table:table-cell table:style-name="ce17" table:formula="of:=PINTERP([.$A$15:.$A$205];[.$C$15:.$C$205];([.BS$6]+[.$E40]))*1000" office:value-type="float" office:value="779.597916666671" calcext:value-type="float">
            <text:p>780</text:p>
          </table:table-cell>
          <table:table-cell table:style-name="ce17"/>
          <table:table-cell table:style-name="ce10" office:value-type="float" office:value="6.4" calcext:value-type="float">
            <text:p>6,4</text:p>
          </table:table-cell>
          <table:table-cell table:formula="of:=[.AZ40]-(2^8)*3" office:value-type="float" office:value="15.4937499999999" calcext:value-type="float">
            <text:p>15</text:p>
          </table:table-cell>
          <table:table-cell table:formula="of:=[.BA40]-(2^8)*3" office:value-type="float" office:value="15.2691406250001" calcext:value-type="float">
            <text:p>15</text:p>
          </table:table-cell>
          <table:table-cell table:formula="of:=[.BB40]-(2^8)*3" office:value-type="float" office:value="15.0453125" calcext:value-type="float">
            <text:p>15</text:p>
          </table:table-cell>
          <table:table-cell table:formula="of:=[.BC40]-(2^8)*3" office:value-type="float" office:value="14.8222656250001" calcext:value-type="float">
            <text:p>15</text:p>
          </table:table-cell>
          <table:table-cell table:formula="of:=[.BD40]-(2^8)*3" office:value-type="float" office:value="14.6000000000001" calcext:value-type="float">
            <text:p>15</text:p>
          </table:table-cell>
          <table:table-cell table:formula="of:=[.BE40]-(2^8)*3" office:value-type="float" office:value="14.3799045138888" calcext:value-type="float">
            <text:p>14</text:p>
          </table:table-cell>
          <table:table-cell table:formula="of:=[.BF40]-(2^8)*3" office:value-type="float" office:value="14.1619791666667" calcext:value-type="float">
            <text:p>14</text:p>
          </table:table-cell>
          <table:table-cell table:formula="of:=[.BG40]-(2^8)*3" office:value-type="float" office:value="13.9462239583355" calcext:value-type="float">
            <text:p>14</text:p>
          </table:table-cell>
          <table:table-cell table:formula="of:=[.BH40]-(2^8)*3" office:value-type="float" office:value="13.7326388888908" calcext:value-type="float">
            <text:p>14</text:p>
          </table:table-cell>
          <table:table-cell table:formula="of:=[.BI40]-(2^8)*3" office:value-type="float" office:value="13.5212239583354" calcext:value-type="float">
            <text:p>14</text:p>
          </table:table-cell>
          <table:table-cell table:style-name="ce15" table:formula="of:=[.BJ40]-(2^8)*3" office:value-type="float" office:value="13.3119791666687" calcext:value-type="float">
            <text:p>13</text:p>
          </table:table-cell>
          <table:table-cell table:style-name="ce15" table:formula="of:=[.BK40]-(2^8)*3" office:value-type="float" office:value="13.1049045138908" calcext:value-type="float">
            <text:p>13</text:p>
          </table:table-cell>
          <table:table-cell table:style-name="ce15" table:formula="of:=[.BL40]-(2^8)*3" office:value-type="float" office:value="12.9000000000021" calcext:value-type="float">
            <text:p>13</text:p>
          </table:table-cell>
          <table:table-cell table:style-name="ce15" table:formula="of:=[.BM40]-(2^8)*3" office:value-type="float" office:value="12.7226190476208" calcext:value-type="float">
            <text:p>13</text:p>
          </table:table-cell>
          <table:table-cell table:style-name="ce15" table:formula="of:=[.BN40]-(2^8)*3" office:value-type="float" office:value="12.5423611111131" calcext:value-type="float">
            <text:p>13</text:p>
          </table:table-cell>
          <table:table-cell table:style-name="ce15" table:formula="of:=[.BO40]-(2^8)*3" office:value-type="float" office:value="12.359226190478" calcext:value-type="float">
            <text:p>12</text:p>
          </table:table-cell>
          <table:table-cell table:style-name="ce15" table:formula="of:=[.BP40]-(2^8)*3" office:value-type="float" office:value="12.1732142857161" calcext:value-type="float">
            <text:p>12</text:p>
          </table:table-cell>
          <table:table-cell table:style-name="ce15" table:formula="of:=[.BQ40]-(2^8)*3" office:value-type="float" office:value="11.9843253968273" calcext:value-type="float">
            <text:p>12</text:p>
          </table:table-cell>
          <table:table-cell table:style-name="ce15" table:formula="of:=[.BR40]-(2^8)*3" office:value-type="float" office:value="11.7925595238133" calcext:value-type="float">
            <text:p>12</text:p>
          </table:table-cell>
          <table:table-cell table:style-name="ce15" table:formula="of:=[.BS40]-(2^8)*3" office:value-type="float" office:value="11.5979166666706" calcext:value-type="float">
            <text:p>12</text:p>
          </table:table-cell>
        </table:table-row>
        <table:table-row table:style-name="ro2">
          <table:table-cell office:value-type="float" office:value="78.844" calcext:value-type="float">
            <text:p>78,844</text:p>
          </table:table-cell>
          <table:table-cell office:value-type="percentage" office:value="0.8751" calcext:value-type="percentage">
            <text:p>87,51%</text:p>
          </table:table-cell>
          <table:table-cell office:value-type="percentage" office:value="0.9102" calcext:value-type="percentage">
            <text:p>91,02%</text:p>
          </table:table-cell>
          <table:table-cell/>
          <table:table-cell office:value-type="float" office:value="6.6" calcext:value-type="float">
            <text:p>6,6</text:p>
          </table:table-cell>
          <table:table-cell table:formula="of:=PINTERP([.$A$15:.$A$205];[.$B$15:.$B$205];([.F$6]+[.$E41]))*1000" office:value-type="float" office:value="357.477404295052" calcext:value-type="float">
            <text:p>357</text:p>
          </table:table-cell>
          <table:table-cell table:formula="of:=PINTERP([.$A$15:.$A$205];[.$B$15:.$B$205];([.G$6]+[.$E41]))*1000" office:value-type="float" office:value="356.800000000001" calcext:value-type="float">
            <text:p>357</text:p>
          </table:table-cell>
          <table:table-cell table:formula="of:=PINTERP([.$A$15:.$A$205];[.$B$15:.$B$205];([.H$6]+[.$E41]))*1000" office:value-type="float" office:value="355.971428571429" calcext:value-type="float">
            <text:p>356</text:p>
          </table:table-cell>
          <table:table-cell table:formula="of:=PINTERP([.$A$15:.$A$205];[.$B$15:.$B$205];([.I$6]+[.$E41]))*1000" office:value-type="float" office:value="355.142857142858" calcext:value-type="float">
            <text:p>355</text:p>
          </table:table-cell>
          <table:table-cell table:formula="of:=PINTERP([.$A$15:.$A$205];[.$B$15:.$B$205];([.J$6]+[.$E41]))*1000" office:value-type="float" office:value="354.314285714287" calcext:value-type="float">
            <text:p>354</text:p>
          </table:table-cell>
          <table:table-cell table:formula="of:=PINTERP([.$A$15:.$A$205];[.$B$15:.$B$205];([.K$6]+[.$E41]))*1000" office:value-type="float" office:value="353.485714285715" calcext:value-type="float">
            <text:p>353</text:p>
          </table:table-cell>
          <table:table-cell table:formula="of:=PINTERP([.$A$15:.$A$205];[.$B$15:.$B$205];([.L$6]+[.$E41]))*1000" office:value-type="float" office:value="352.657142857144" calcext:value-type="float">
            <text:p>353</text:p>
          </table:table-cell>
          <table:table-cell table:formula="of:=PINTERP([.$A$15:.$A$205];[.$B$15:.$B$205];([.M$6]+[.$E41]))*1000" office:value-type="float" office:value="351.82857142858" calcext:value-type="float">
            <text:p>352</text:p>
          </table:table-cell>
          <table:table-cell table:formula="of:=PINTERP([.$A$15:.$A$205];[.$B$15:.$B$205];([.N$6]+[.$E41]))*1000" office:value-type="float" office:value="351.000000000008" calcext:value-type="float">
            <text:p>351</text:p>
          </table:table-cell>
          <table:table-cell table:formula="of:=PINTERP([.$A$15:.$A$205];[.$B$15:.$B$205];([.O$6]+[.$E41]))*1000" office:value-type="float" office:value="350.307054673729" calcext:value-type="float">
            <text:p>350</text:p>
          </table:table-cell>
          <table:table-cell table:formula="of:=PINTERP([.$A$15:.$A$205];[.$B$15:.$B$205];([.P$6]+[.$E41]))*1000" office:value-type="float" office:value="349.626234567908" calcext:value-type="float">
            <text:p>350</text:p>
          </table:table-cell>
          <table:table-cell table:formula="of:=PINTERP([.$A$15:.$A$205];[.$B$15:.$B$205];([.Q$6]+[.$E41]))*1000" office:value-type="float" office:value="348.957539682546" calcext:value-type="float">
            <text:p>349</text:p>
          </table:table-cell>
          <table:table-cell table:formula="of:=PINTERP([.$A$15:.$A$205];[.$B$15:.$B$205];([.R$6]+[.$E41]))*1000" office:value-type="float" office:value="348.300970017644" calcext:value-type="float">
            <text:p>348</text:p>
          </table:table-cell>
          <table:table-cell table:formula="of:=PINTERP([.$A$15:.$A$205];[.$B$15:.$B$205];([.S$6]+[.$E41]))*1000" office:value-type="float" office:value="347.656525573199" calcext:value-type="float">
            <text:p>348</text:p>
          </table:table-cell>
          <table:table-cell table:formula="of:=PINTERP([.$A$15:.$A$205];[.$B$15:.$B$205];([.T$6]+[.$E41]))*1000" office:value-type="float" office:value="347.024206349213" calcext:value-type="float">
            <text:p>347</text:p>
          </table:table-cell>
          <table:table-cell table:formula="of:=PINTERP([.$A$15:.$A$205];[.$B$15:.$B$205];([.U$6]+[.$E41]))*1000" office:value-type="float" office:value="346.404012345692" calcext:value-type="float">
            <text:p>346</text:p>
          </table:table-cell>
          <table:table-cell table:formula="of:=PINTERP([.$A$15:.$A$205];[.$B$15:.$B$205];([.V$6]+[.$E41]))*1000" office:value-type="float" office:value="345.795943562622" calcext:value-type="float">
            <text:p>346</text:p>
          </table:table-cell>
          <table:table-cell table:formula="of:=PINTERP([.$A$15:.$A$205];[.$B$15:.$B$205];([.W$6]+[.$E41]))*1000" office:value-type="float" office:value="345.200000000013" calcext:value-type="float">
            <text:p>345</text:p>
          </table:table-cell>
          <table:table-cell table:formula="of:=PINTERP([.$A$15:.$A$205];[.$B$15:.$B$205];([.X$6]+[.$E41]))*1000" office:value-type="float" office:value="344.564197530877" calcext:value-type="float">
            <text:p>345</text:p>
          </table:table-cell>
          <table:table-cell table:formula="of:=PINTERP([.$A$15:.$A$205];[.$B$15:.$B$205];([.Y$6]+[.$E41]))*1000" office:value-type="float" office:value="343.929012345692" calcext:value-type="float">
            <text:p>344</text:p>
          </table:table-cell>
          <table:table-cell/>
          <table:table-cell office:value-type="float" office:value="6.6" calcext:value-type="float">
            <text:p>6,6</text:p>
          </table:table-cell>
          <table:table-cell/>
          <table:table-cell table:formula="of:=[.F41]-(2^8)*1" office:value-type="float" office:value="101.477404295052" calcext:value-type="float">
            <text:p>101</text:p>
          </table:table-cell>
          <table:table-cell table:formula="of:=[.G41]-(2^8)*1" office:value-type="float" office:value="100.800000000001" calcext:value-type="float">
            <text:p>101</text:p>
          </table:table-cell>
          <table:table-cell table:formula="of:=[.H41]-(2^8)*1" office:value-type="float" office:value="99.9714285714293" calcext:value-type="float">
            <text:p>100</text:p>
          </table:table-cell>
          <table:table-cell table:formula="of:=[.I41]-(2^8)*1" office:value-type="float" office:value="99.1428571428585" calcext:value-type="float">
            <text:p>99</text:p>
          </table:table-cell>
          <table:table-cell table:formula="of:=[.J41]-(2^8)*1" office:value-type="float" office:value="98.3142857142866" calcext:value-type="float">
            <text:p>98</text:p>
          </table:table-cell>
          <table:table-cell table:formula="of:=[.K41]-(2^8)*1" office:value-type="float" office:value="97.4857142857147" calcext:value-type="float">
            <text:p>97</text:p>
          </table:table-cell>
          <table:table-cell table:formula="of:=[.L41]-(2^8)*1" office:value-type="float" office:value="96.6571428571439" calcext:value-type="float">
            <text:p>97</text:p>
          </table:table-cell>
          <table:table-cell table:formula="of:=[.M41]-(2^8)*1" office:value-type="float" office:value="95.8285714285802" calcext:value-type="float">
            <text:p>96</text:p>
          </table:table-cell>
          <table:table-cell table:formula="of:=[.N41]-(2^8)*1" office:value-type="float" office:value="95.0000000000083" calcext:value-type="float">
            <text:p>95</text:p>
          </table:table-cell>
          <table:table-cell table:formula="of:=[.O41]-(2^8)*1" office:value-type="float" office:value="94.3070546737288" calcext:value-type="float">
            <text:p>94</text:p>
          </table:table-cell>
          <table:table-cell table:formula="of:=[.P41]-(2^8)*1" office:value-type="float" office:value="93.6262345679083" calcext:value-type="float">
            <text:p>94</text:p>
          </table:table-cell>
          <table:table-cell table:formula="of:=[.Q41]-(2^8)*1" office:value-type="float" office:value="92.9575396825462" calcext:value-type="float">
            <text:p>93</text:p>
          </table:table-cell>
          <table:table-cell table:formula="of:=[.R41]-(2^8)*1" office:value-type="float" office:value="92.3009700176437" calcext:value-type="float">
            <text:p>92</text:p>
          </table:table-cell>
          <table:table-cell table:formula="of:=[.S41]-(2^8)*1" office:value-type="float" office:value="91.6565255731988" calcext:value-type="float">
            <text:p>92</text:p>
          </table:table-cell>
          <table:table-cell table:formula="of:=[.T41]-(2^8)*1" office:value-type="float" office:value="91.0242063492134" calcext:value-type="float">
            <text:p>91</text:p>
          </table:table-cell>
          <table:table-cell table:formula="of:=[.U41]-(2^8)*1" office:value-type="float" office:value="90.4040123456918" calcext:value-type="float">
            <text:p>90</text:p>
          </table:table-cell>
          <table:table-cell table:formula="of:=[.V41]-(2^8)*1" office:value-type="float" office:value="89.7959435626224" calcext:value-type="float">
            <text:p>90</text:p>
          </table:table-cell>
          <table:table-cell table:formula="of:=[.W41]-(2^8)*1" office:value-type="float" office:value="89.2000000000126" calcext:value-type="float">
            <text:p>89</text:p>
          </table:table-cell>
          <table:table-cell table:formula="of:=[.X41]-(2^8)*1" office:value-type="float" office:value="88.5641975308774" calcext:value-type="float">
            <text:p>89</text:p>
          </table:table-cell>
          <table:table-cell table:formula="of:=[.Y41]-(2^8)*1" office:value-type="float" office:value="87.929012345692" calcext:value-type="float">
            <text:p>88</text:p>
          </table:table-cell>
          <table:table-cell/>
          <table:table-cell table:style-name="ce10" office:value-type="float" office:value="6.6" calcext:value-type="float">
            <text:p>6,6</text:p>
          </table:table-cell>
          <table:table-cell table:style-name="ce10"/>
          <table:table-cell table:formula="of:=PINTERP([.$A$15:.$A$205];[.$C$15:.$C$205];([.AZ$6]+[.$E41]))*1000" office:value-type="float" office:value="779.400396825397" calcext:value-type="float">
            <text:p>779</text:p>
          </table:table-cell>
          <table:table-cell table:formula="of:=PINTERP([.$A$15:.$A$205];[.$C$15:.$C$205];([.BA$6]+[.$E41]))*1000" office:value-type="float" office:value="779.2" calcext:value-type="float">
            <text:p>779</text:p>
          </table:table-cell>
          <table:table-cell table:formula="of:=PINTERP([.$A$15:.$A$205];[.$C$15:.$C$205];([.BB$6]+[.$E41]))*1000" office:value-type="float" office:value="778.944940476191" calcext:value-type="float">
            <text:p>779</text:p>
          </table:table-cell>
          <table:table-cell table:formula="of:=PINTERP([.$A$15:.$A$205];[.$C$15:.$C$205];([.BC$6]+[.$E41]))*1000" office:value-type="float" office:value="778.689186507937" calcext:value-type="float">
            <text:p>779</text:p>
          </table:table-cell>
          <table:table-cell table:formula="of:=PINTERP([.$A$15:.$A$205];[.$C$15:.$C$205];([.BD$6]+[.$E41]))*1000" office:value-type="float" office:value="778.432738095238" calcext:value-type="float">
            <text:p>778</text:p>
          </table:table-cell>
          <table:table-cell table:formula="of:=PINTERP([.$A$15:.$A$205];[.$C$15:.$C$205];([.BE$6]+[.$E41]))*1000" office:value-type="float" office:value="778.175595238095" calcext:value-type="float">
            <text:p>778</text:p>
          </table:table-cell>
          <table:table-cell table:formula="of:=PINTERP([.$A$15:.$A$205];[.$C$15:.$C$205];([.BF$6]+[.$E41]))*1000" office:value-type="float" office:value="777.917757936508" calcext:value-type="float">
            <text:p>778</text:p>
          </table:table-cell>
          <table:table-cell table:formula="of:=PINTERP([.$A$15:.$A$205];[.$C$15:.$C$205];([.BG$6]+[.$E41]))*1000" office:value-type="float" office:value="777.659226190479" calcext:value-type="float">
            <text:p>778</text:p>
          </table:table-cell>
          <table:table-cell table:formula="of:=PINTERP([.$A$15:.$A$205];[.$C$15:.$C$205];([.BH$6]+[.$E41]))*1000" office:value-type="float" office:value="777.400000000003" calcext:value-type="float">
            <text:p>777</text:p>
          </table:table-cell>
          <table:table-cell table:formula="of:=PINTERP([.$A$15:.$A$205];[.$C$15:.$C$205];([.BI$6]+[.$E41]))*1000" office:value-type="float" office:value="777.205467372136" calcext:value-type="float">
            <text:p>777</text:p>
          </table:table-cell>
          <table:table-cell table:formula="of:=PINTERP([.$A$15:.$A$205];[.$C$15:.$C$205];([.BJ$6]+[.$E41]))*1000" office:value-type="float" office:value="777.009567901237" calcext:value-type="float">
            <text:p>777</text:p>
          </table:table-cell>
          <table:table-cell table:formula="of:=PINTERP([.$A$15:.$A$205];[.$C$15:.$C$205];([.BK$6]+[.$E41]))*1000" office:value-type="float" office:value="776.812301587304" calcext:value-type="float">
            <text:p>777</text:p>
          </table:table-cell>
          <table:table-cell table:formula="of:=PINTERP([.$A$15:.$A$205];[.$C$15:.$C$205];([.BL$6]+[.$E41]))*1000" office:value-type="float" office:value="776.613668430337" calcext:value-type="float">
            <text:p>777</text:p>
          </table:table-cell>
          <table:table-cell table:formula="of:=PINTERP([.$A$15:.$A$205];[.$C$15:.$C$205];([.BM$6]+[.$E41]))*1000" office:value-type="float" office:value="776.413668430337" calcext:value-type="float">
            <text:p>776</text:p>
          </table:table-cell>
          <table:table-cell table:formula="of:=PINTERP([.$A$15:.$A$205];[.$C$15:.$C$205];([.BN$6]+[.$E41]))*1000" office:value-type="float" office:value="776.212301587304" calcext:value-type="float">
            <text:p>776</text:p>
          </table:table-cell>
          <table:table-cell table:formula="of:=PINTERP([.$A$15:.$A$205];[.$C$15:.$C$205];([.BO$6]+[.$E41]))*1000" office:value-type="float" office:value="776.009567901237" calcext:value-type="float">
            <text:p>776</text:p>
          </table:table-cell>
          <table:table-cell table:formula="of:=PINTERP([.$A$15:.$A$205];[.$C$15:.$C$205];([.BP$6]+[.$E41]))*1000" office:value-type="float" office:value="775.805467372136" calcext:value-type="float">
            <text:p>776</text:p>
          </table:table-cell>
          <table:table-cell table:formula="of:=PINTERP([.$A$15:.$A$205];[.$C$15:.$C$205];([.BQ$6]+[.$E41]))*1000" office:value-type="float" office:value="775.600000000002" calcext:value-type="float">
            <text:p>776</text:p>
          </table:table-cell>
          <table:table-cell table:formula="of:=PINTERP([.$A$15:.$A$205];[.$C$15:.$C$205];([.BR$6]+[.$E41]))*1000" office:value-type="float" office:value="775.311111111117" calcext:value-type="float">
            <text:p>775</text:p>
          </table:table-cell>
          <table:table-cell table:style-name="ce17" table:formula="of:=PINTERP([.$A$15:.$A$205];[.$C$15:.$C$205];([.BS$6]+[.$E41]))*1000" office:value-type="float" office:value="775.022222222228" calcext:value-type="float">
            <text:p>775</text:p>
          </table:table-cell>
          <table:table-cell table:style-name="ce17"/>
          <table:table-cell table:style-name="ce10" office:value-type="float" office:value="6.6" calcext:value-type="float">
            <text:p>6,6</text:p>
          </table:table-cell>
          <table:table-cell table:formula="of:=[.AZ41]-(2^8)*3" office:value-type="float" office:value="11.400396825397" calcext:value-type="float">
            <text:p>11</text:p>
          </table:table-cell>
          <table:table-cell table:formula="of:=[.BA41]-(2^8)*3" office:value-type="float" office:value="11.2000000000003" calcext:value-type="float">
            <text:p>11</text:p>
          </table:table-cell>
          <table:table-cell table:formula="of:=[.BB41]-(2^8)*3" office:value-type="float" office:value="10.9449404761906" calcext:value-type="float">
            <text:p>11</text:p>
          </table:table-cell>
          <table:table-cell table:formula="of:=[.BC41]-(2^8)*3" office:value-type="float" office:value="10.6891865079368" calcext:value-type="float">
            <text:p>11</text:p>
          </table:table-cell>
          <table:table-cell table:formula="of:=[.BD41]-(2^8)*3" office:value-type="float" office:value="10.4327380952384" calcext:value-type="float">
            <text:p>10</text:p>
          </table:table-cell>
          <table:table-cell table:formula="of:=[.BE41]-(2^8)*3" office:value-type="float" office:value="10.1755952380953" calcext:value-type="float">
            <text:p>10</text:p>
          </table:table-cell>
          <table:table-cell table:formula="of:=[.BF41]-(2^8)*3" office:value-type="float" office:value="9.91775793650834" calcext:value-type="float">
            <text:p>10</text:p>
          </table:table-cell>
          <table:table-cell table:formula="of:=[.BG41]-(2^8)*3" office:value-type="float" office:value="9.65922619047899" calcext:value-type="float">
            <text:p>10</text:p>
          </table:table-cell>
          <table:table-cell table:formula="of:=[.BH41]-(2^8)*3" office:value-type="float" office:value="9.40000000000259" calcext:value-type="float">
            <text:p>9</text:p>
          </table:table-cell>
          <table:table-cell table:formula="of:=[.BI41]-(2^8)*3" office:value-type="float" office:value="9.20546737213624" calcext:value-type="float">
            <text:p>9</text:p>
          </table:table-cell>
          <table:table-cell table:style-name="ce15" table:formula="of:=[.BJ41]-(2^8)*3" office:value-type="float" office:value="9.00956790123678" calcext:value-type="float">
            <text:p>9</text:p>
          </table:table-cell>
          <table:table-cell table:style-name="ce15" table:formula="of:=[.BK41]-(2^8)*3" office:value-type="float" office:value="8.81230158730364" calcext:value-type="float">
            <text:p>9</text:p>
          </table:table-cell>
          <table:table-cell table:style-name="ce15" table:formula="of:=[.BL41]-(2^8)*3" office:value-type="float" office:value="8.61366843033727" calcext:value-type="float">
            <text:p>9</text:p>
          </table:table-cell>
          <table:table-cell table:style-name="ce15" table:formula="of:=[.BM41]-(2^8)*3" office:value-type="float" office:value="8.41366843033734" calcext:value-type="float">
            <text:p>8</text:p>
          </table:table-cell>
          <table:table-cell table:style-name="ce15" table:formula="of:=[.BN41]-(2^8)*3" office:value-type="float" office:value="8.21230158730396" calcext:value-type="float">
            <text:p>8</text:p>
          </table:table-cell>
          <table:table-cell table:style-name="ce15" table:formula="of:=[.BO41]-(2^8)*3" office:value-type="float" office:value="8.00956790123689" calcext:value-type="float">
            <text:p>8</text:p>
          </table:table-cell>
          <table:table-cell table:style-name="ce15" table:formula="of:=[.BP41]-(2^8)*3" office:value-type="float" office:value="7.80546737213615" calcext:value-type="float">
            <text:p>8</text:p>
          </table:table-cell>
          <table:table-cell table:style-name="ce15" table:formula="of:=[.BQ41]-(2^8)*3" office:value-type="float" office:value="7.60000000000241" calcext:value-type="float">
            <text:p>8</text:p>
          </table:table-cell>
          <table:table-cell table:style-name="ce15" table:formula="of:=[.BR41]-(2^8)*3" office:value-type="float" office:value="7.31111111111716" calcext:value-type="float">
            <text:p>7</text:p>
          </table:table-cell>
          <table:table-cell table:style-name="ce15" table:formula="of:=[.BS41]-(2^8)*3" office:value-type="float" office:value="7.02222222222815" calcext:value-type="float">
            <text:p>7</text:p>
          </table:table-cell>
        </table:table-row>
        <table:table-row table:style-name="ro2">
          <table:table-cell office:value-type="float" office:value="78.879" calcext:value-type="float">
            <text:p>78,879</text:p>
          </table:table-cell>
          <table:table-cell office:value-type="percentage" office:value="0.8711" calcext:value-type="percentage">
            <text:p>87,11%</text:p>
          </table:table-cell>
          <table:table-cell office:value-type="percentage" office:value="0.9087" calcext:value-type="percentage">
            <text:p>90,87%</text:p>
          </table:table-cell>
          <table:table-cell/>
          <table:table-cell office:value-type="float" office:value="6.8" calcext:value-type="float">
            <text:p>6,8</text:p>
          </table:table-cell>
          <table:table-cell table:formula="of:=PINTERP([.$A$15:.$A$205];[.$B$15:.$B$205];([.F$6]+[.$E42]))*1000" office:value-type="float" office:value="343.294444444445" calcext:value-type="float">
            <text:p>343</text:p>
          </table:table-cell>
          <table:table-cell table:formula="of:=PINTERP([.$A$15:.$A$205];[.$B$15:.$B$205];([.G$6]+[.$E42]))*1000" office:value-type="float" office:value="342.660493827161" calcext:value-type="float">
            <text:p>343</text:p>
          </table:table-cell>
          <table:table-cell table:formula="of:=PINTERP([.$A$15:.$A$205];[.$B$15:.$B$205];([.H$6]+[.$E42]))*1000" office:value-type="float" office:value="342.027160493827" calcext:value-type="float">
            <text:p>342</text:p>
          </table:table-cell>
          <table:table-cell table:formula="of:=PINTERP([.$A$15:.$A$205];[.$B$15:.$B$205];([.I$6]+[.$E42]))*1000" office:value-type="float" office:value="341.394444444445" calcext:value-type="float">
            <text:p>341</text:p>
          </table:table-cell>
          <table:table-cell table:formula="of:=PINTERP([.$A$15:.$A$205];[.$B$15:.$B$205];([.J$6]+[.$E42]))*1000" office:value-type="float" office:value="340.762345679013" calcext:value-type="float">
            <text:p>341</text:p>
          </table:table-cell>
          <table:table-cell table:formula="of:=PINTERP([.$A$15:.$A$205];[.$B$15:.$B$205];([.K$6]+[.$E42]))*1000" office:value-type="float" office:value="340.130864197531" calcext:value-type="float">
            <text:p>340</text:p>
          </table:table-cell>
          <table:table-cell table:formula="of:=PINTERP([.$A$15:.$A$205];[.$B$15:.$B$205];([.L$6]+[.$E42]))*1000" office:value-type="float" office:value="339.500000000001" calcext:value-type="float">
            <text:p>340</text:p>
          </table:table-cell>
          <table:table-cell table:formula="of:=PINTERP([.$A$15:.$A$205];[.$B$15:.$B$205];([.M$6]+[.$E42]))*1000" office:value-type="float" office:value="338.871604938278" calcext:value-type="float">
            <text:p>339</text:p>
          </table:table-cell>
          <table:table-cell table:formula="of:=PINTERP([.$A$15:.$A$205];[.$B$15:.$B$205];([.N$6]+[.$E42]))*1000" office:value-type="float" office:value="338.241975308648" calcext:value-type="float">
            <text:p>338</text:p>
          </table:table-cell>
          <table:table-cell table:formula="of:=PINTERP([.$A$15:.$A$205];[.$B$15:.$B$205];([.O$6]+[.$E42]))*1000" office:value-type="float" office:value="337.611111111118" calcext:value-type="float">
            <text:p>338</text:p>
          </table:table-cell>
          <table:table-cell table:formula="of:=PINTERP([.$A$15:.$A$205];[.$B$15:.$B$205];([.P$6]+[.$E42]))*1000" office:value-type="float" office:value="336.979012345685" calcext:value-type="float">
            <text:p>337</text:p>
          </table:table-cell>
          <table:table-cell table:formula="of:=PINTERP([.$A$15:.$A$205];[.$B$15:.$B$205];([.Q$6]+[.$E42]))*1000" office:value-type="float" office:value="336.345679012352" calcext:value-type="float">
            <text:p>336</text:p>
          </table:table-cell>
          <table:table-cell table:formula="of:=PINTERP([.$A$15:.$A$205];[.$B$15:.$B$205];([.R$6]+[.$E42]))*1000" office:value-type="float" office:value="335.711111111118" calcext:value-type="float">
            <text:p>336</text:p>
          </table:table-cell>
          <table:table-cell table:formula="of:=PINTERP([.$A$15:.$A$205];[.$B$15:.$B$205];([.S$6]+[.$E42]))*1000" office:value-type="float" office:value="335.075308641982" calcext:value-type="float">
            <text:p>335</text:p>
          </table:table-cell>
          <table:table-cell table:formula="of:=PINTERP([.$A$15:.$A$205];[.$B$15:.$B$205];([.T$6]+[.$E42]))*1000" office:value-type="float" office:value="334.438271604945" calcext:value-type="float">
            <text:p>334</text:p>
          </table:table-cell>
          <table:table-cell table:formula="of:=PINTERP([.$A$15:.$A$205];[.$B$15:.$B$205];([.U$6]+[.$E42]))*1000" office:value-type="float" office:value="333.800000000013" calcext:value-type="float">
            <text:p>334</text:p>
          </table:table-cell>
          <table:table-cell table:formula="of:=PINTERP([.$A$15:.$A$205];[.$B$15:.$B$205];([.V$6]+[.$E42]))*1000" office:value-type="float" office:value="333.133476283314" calcext:value-type="float">
            <text:p>333</text:p>
          </table:table-cell>
          <table:table-cell table:formula="of:=PINTERP([.$A$15:.$A$205];[.$B$15:.$B$205];([.W$6]+[.$E42]))*1000" office:value-type="float" office:value="332.469694606901" calcext:value-type="float">
            <text:p>332</text:p>
          </table:table-cell>
          <table:table-cell table:formula="of:=PINTERP([.$A$15:.$A$205];[.$B$15:.$B$205];([.X$6]+[.$E42]))*1000" office:value-type="float" office:value="331.808654970773" calcext:value-type="float">
            <text:p>332</text:p>
          </table:table-cell>
          <table:table-cell table:formula="of:=PINTERP([.$A$15:.$A$205];[.$B$15:.$B$205];([.Y$6]+[.$E42]))*1000" office:value-type="float" office:value="331.150357374932" calcext:value-type="float">
            <text:p>331</text:p>
          </table:table-cell>
          <table:table-cell/>
          <table:table-cell office:value-type="float" office:value="6.8" calcext:value-type="float">
            <text:p>6,8</text:p>
          </table:table-cell>
          <table:table-cell/>
          <table:table-cell table:formula="of:=[.F42]-(2^8)*1" office:value-type="float" office:value="87.2944444444445" calcext:value-type="float">
            <text:p>87</text:p>
          </table:table-cell>
          <table:table-cell table:formula="of:=[.G42]-(2^8)*1" office:value-type="float" office:value="86.6604938271611" calcext:value-type="float">
            <text:p>87</text:p>
          </table:table-cell>
          <table:table-cell table:formula="of:=[.H42]-(2^8)*1" office:value-type="float" office:value="86.0271604938275" calcext:value-type="float">
            <text:p>86</text:p>
          </table:table-cell>
          <table:table-cell table:formula="of:=[.I42]-(2^8)*1" office:value-type="float" office:value="85.3944444444454" calcext:value-type="float">
            <text:p>85</text:p>
          </table:table-cell>
          <table:table-cell table:formula="of:=[.J42]-(2^8)*1" office:value-type="float" office:value="84.762345679013" calcext:value-type="float">
            <text:p>85</text:p>
          </table:table-cell>
          <table:table-cell table:formula="of:=[.K42]-(2^8)*1" office:value-type="float" office:value="84.1308641975312" calcext:value-type="float">
            <text:p>84</text:p>
          </table:table-cell>
          <table:table-cell table:formula="of:=[.L42]-(2^8)*1" office:value-type="float" office:value="83.500000000001" calcext:value-type="float">
            <text:p>84</text:p>
          </table:table-cell>
          <table:table-cell table:formula="of:=[.M42]-(2^8)*1" office:value-type="float" office:value="82.8716049382784" calcext:value-type="float">
            <text:p>83</text:p>
          </table:table-cell>
          <table:table-cell table:formula="of:=[.N42]-(2^8)*1" office:value-type="float" office:value="82.2419753086484" calcext:value-type="float">
            <text:p>82</text:p>
          </table:table-cell>
          <table:table-cell table:formula="of:=[.O42]-(2^8)*1" office:value-type="float" office:value="81.611111111118" calcext:value-type="float">
            <text:p>82</text:p>
          </table:table-cell>
          <table:table-cell table:formula="of:=[.P42]-(2^8)*1" office:value-type="float" office:value="80.9790123456855" calcext:value-type="float">
            <text:p>81</text:p>
          </table:table-cell>
          <table:table-cell table:formula="of:=[.Q42]-(2^8)*1" office:value-type="float" office:value="80.3456790123519" calcext:value-type="float">
            <text:p>80</text:p>
          </table:table-cell>
          <table:table-cell table:formula="of:=[.R42]-(2^8)*1" office:value-type="float" office:value="79.7111111111178" calcext:value-type="float">
            <text:p>80</text:p>
          </table:table-cell>
          <table:table-cell table:formula="of:=[.S42]-(2^8)*1" office:value-type="float" office:value="79.0753086419816" calcext:value-type="float">
            <text:p>79</text:p>
          </table:table-cell>
          <table:table-cell table:formula="of:=[.T42]-(2^8)*1" office:value-type="float" office:value="78.438271604945" calcext:value-type="float">
            <text:p>78</text:p>
          </table:table-cell>
          <table:table-cell table:formula="of:=[.U42]-(2^8)*1" office:value-type="float" office:value="77.8000000000128" calcext:value-type="float">
            <text:p>78</text:p>
          </table:table-cell>
          <table:table-cell table:formula="of:=[.V42]-(2^8)*1" office:value-type="float" office:value="77.1334762833138" calcext:value-type="float">
            <text:p>77</text:p>
          </table:table-cell>
          <table:table-cell table:formula="of:=[.W42]-(2^8)*1" office:value-type="float" office:value="76.4696946069011" calcext:value-type="float">
            <text:p>76</text:p>
          </table:table-cell>
          <table:table-cell table:formula="of:=[.X42]-(2^8)*1" office:value-type="float" office:value="75.8086549707734" calcext:value-type="float">
            <text:p>76</text:p>
          </table:table-cell>
          <table:table-cell table:formula="of:=[.Y42]-(2^8)*1" office:value-type="float" office:value="75.1503573749316" calcext:value-type="float">
            <text:p>75</text:p>
          </table:table-cell>
          <table:table-cell/>
          <table:table-cell table:style-name="ce10" office:value-type="float" office:value="6.8" calcext:value-type="float">
            <text:p>6,8</text:p>
          </table:table-cell>
          <table:table-cell table:style-name="ce10"/>
          <table:table-cell table:formula="of:=PINTERP([.$A$15:.$A$205];[.$C$15:.$C$205];([.AZ$6]+[.$E42]))*1000" office:value-type="float" office:value="774.733333333333" calcext:value-type="float">
            <text:p>775</text:p>
          </table:table-cell>
          <table:table-cell table:formula="of:=PINTERP([.$A$15:.$A$205];[.$C$15:.$C$205];([.BA$6]+[.$E42]))*1000" office:value-type="float" office:value="774.444444444445" calcext:value-type="float">
            <text:p>774</text:p>
          </table:table-cell>
          <table:table-cell table:formula="of:=PINTERP([.$A$15:.$A$205];[.$C$15:.$C$205];([.BB$6]+[.$E42]))*1000" office:value-type="float" office:value="774.155555555556" calcext:value-type="float">
            <text:p>774</text:p>
          </table:table-cell>
          <table:table-cell table:formula="of:=PINTERP([.$A$15:.$A$205];[.$C$15:.$C$205];([.BC$6]+[.$E42]))*1000" office:value-type="float" office:value="773.866666666667" calcext:value-type="float">
            <text:p>774</text:p>
          </table:table-cell>
          <table:table-cell table:formula="of:=PINTERP([.$A$15:.$A$205];[.$C$15:.$C$205];([.BD$6]+[.$E42]))*1000" office:value-type="float" office:value="773.577777777778" calcext:value-type="float">
            <text:p>774</text:p>
          </table:table-cell>
          <table:table-cell table:formula="of:=PINTERP([.$A$15:.$A$205];[.$C$15:.$C$205];([.BE$6]+[.$E42]))*1000" office:value-type="float" office:value="773.288888888889" calcext:value-type="float">
            <text:p>773</text:p>
          </table:table-cell>
          <table:table-cell table:formula="of:=PINTERP([.$A$15:.$A$205];[.$C$15:.$C$205];([.BF$6]+[.$E42]))*1000" office:value-type="float" office:value="773.000000000001" calcext:value-type="float">
            <text:p>773</text:p>
          </table:table-cell>
          <table:table-cell table:formula="of:=PINTERP([.$A$15:.$A$205];[.$C$15:.$C$205];([.BG$6]+[.$E42]))*1000" office:value-type="float" office:value="772.780246913583" calcext:value-type="float">
            <text:p>773</text:p>
          </table:table-cell>
          <table:table-cell table:formula="of:=PINTERP([.$A$15:.$A$205];[.$C$15:.$C$205];([.BH$6]+[.$E42]))*1000" office:value-type="float" office:value="772.565432098768" calcext:value-type="float">
            <text:p>773</text:p>
          </table:table-cell>
          <table:table-cell table:formula="of:=PINTERP([.$A$15:.$A$205];[.$C$15:.$C$205];([.BI$6]+[.$E42]))*1000" office:value-type="float" office:value="772.355555555558" calcext:value-type="float">
            <text:p>772</text:p>
          </table:table-cell>
          <table:table-cell table:formula="of:=PINTERP([.$A$15:.$A$205];[.$C$15:.$C$205];([.BJ$6]+[.$E42]))*1000" office:value-type="float" office:value="772.150617283953" calcext:value-type="float">
            <text:p>772</text:p>
          </table:table-cell>
          <table:table-cell table:formula="of:=PINTERP([.$A$15:.$A$205];[.$C$15:.$C$205];([.BK$6]+[.$E42]))*1000" office:value-type="float" office:value="771.950617283953" calcext:value-type="float">
            <text:p>772</text:p>
          </table:table-cell>
          <table:table-cell table:formula="of:=PINTERP([.$A$15:.$A$205];[.$C$15:.$C$205];([.BL$6]+[.$E42]))*1000" office:value-type="float" office:value="771.755555555558" calcext:value-type="float">
            <text:p>772</text:p>
          </table:table-cell>
          <table:table-cell table:formula="of:=PINTERP([.$A$15:.$A$205];[.$C$15:.$C$205];([.BM$6]+[.$E42]))*1000" office:value-type="float" office:value="771.565432098767" calcext:value-type="float">
            <text:p>772</text:p>
          </table:table-cell>
          <table:table-cell table:formula="of:=PINTERP([.$A$15:.$A$205];[.$C$15:.$C$205];([.BN$6]+[.$E42]))*1000" office:value-type="float" office:value="771.380246913582" calcext:value-type="float">
            <text:p>771</text:p>
          </table:table-cell>
          <table:table-cell table:formula="of:=PINTERP([.$A$15:.$A$205];[.$C$15:.$C$205];([.BO$6]+[.$E42]))*1000" office:value-type="float" office:value="771.200000000002" calcext:value-type="float">
            <text:p>771</text:p>
          </table:table-cell>
          <table:table-cell table:formula="of:=PINTERP([.$A$15:.$A$205];[.$C$15:.$C$205];([.BP$6]+[.$E42]))*1000" office:value-type="float" office:value="771.012631578949" calcext:value-type="float">
            <text:p>771</text:p>
          </table:table-cell>
          <table:table-cell table:formula="of:=PINTERP([.$A$15:.$A$205];[.$C$15:.$C$205];([.BQ$6]+[.$E42]))*1000" office:value-type="float" office:value="770.82210526316" calcext:value-type="float">
            <text:p>771</text:p>
          </table:table-cell>
          <table:table-cell table:formula="of:=PINTERP([.$A$15:.$A$205];[.$C$15:.$C$205];([.BR$6]+[.$E42]))*1000" office:value-type="float" office:value="770.628421052635" calcext:value-type="float">
            <text:p>771</text:p>
          </table:table-cell>
          <table:table-cell table:style-name="ce17" table:formula="of:=PINTERP([.$A$15:.$A$205];[.$C$15:.$C$205];([.BS$6]+[.$E42]))*1000" office:value-type="float" office:value="770.431578947372" calcext:value-type="float">
            <text:p>770</text:p>
          </table:table-cell>
          <table:table-cell table:style-name="ce17"/>
          <table:table-cell table:style-name="ce10" office:value-type="float" office:value="6.8" calcext:value-type="float">
            <text:p>6,8</text:p>
          </table:table-cell>
          <table:table-cell table:formula="of:=[.AZ42]-(2^8)*3" office:value-type="float" office:value="6.73333333333335" calcext:value-type="float">
            <text:p>7</text:p>
          </table:table-cell>
          <table:table-cell table:formula="of:=[.BA42]-(2^8)*3" office:value-type="float" office:value="6.44444444444468" calcext:value-type="float">
            <text:p>6</text:p>
          </table:table-cell>
          <table:table-cell table:formula="of:=[.BB42]-(2^8)*3" office:value-type="float" office:value="6.15555555555568" calcext:value-type="float">
            <text:p>6</text:p>
          </table:table-cell>
          <table:table-cell table:formula="of:=[.BC42]-(2^8)*3" office:value-type="float" office:value="5.86666666666713" calcext:value-type="float">
            <text:p>6</text:p>
          </table:table-cell>
          <table:table-cell table:formula="of:=[.BD42]-(2^8)*3" office:value-type="float" office:value="5.57777777777801" calcext:value-type="float">
            <text:p>6</text:p>
          </table:table-cell>
          <table:table-cell table:formula="of:=[.BE42]-(2^8)*3" office:value-type="float" office:value="5.28888888888912" calcext:value-type="float">
            <text:p>5</text:p>
          </table:table-cell>
          <table:table-cell table:formula="of:=[.BF42]-(2^8)*3" office:value-type="float" office:value="5.00000000000046" calcext:value-type="float">
            <text:p>5</text:p>
          </table:table-cell>
          <table:table-cell table:formula="of:=[.BG42]-(2^8)*3" office:value-type="float" office:value="4.78024691358269" calcext:value-type="float">
            <text:p>5</text:p>
          </table:table-cell>
          <table:table-cell table:formula="of:=[.BH42]-(2^8)*3" office:value-type="float" office:value="4.56543209876759" calcext:value-type="float">
            <text:p>5</text:p>
          </table:table-cell>
          <table:table-cell table:formula="of:=[.BI42]-(2^8)*3" office:value-type="float" office:value="4.35555555555777" calcext:value-type="float">
            <text:p>4</text:p>
          </table:table-cell>
          <table:table-cell table:style-name="ce15" table:formula="of:=[.BJ42]-(2^8)*3" office:value-type="float" office:value="4.15061728395278" calcext:value-type="float">
            <text:p>4</text:p>
          </table:table-cell>
          <table:table-cell table:style-name="ce15" table:formula="of:=[.BK42]-(2^8)*3" office:value-type="float" office:value="3.95061728395251" calcext:value-type="float">
            <text:p>4</text:p>
          </table:table-cell>
          <table:table-cell table:style-name="ce15" table:formula="of:=[.BL42]-(2^8)*3" office:value-type="float" office:value="3.75555555555763" calcext:value-type="float">
            <text:p>4</text:p>
          </table:table-cell>
          <table:table-cell table:style-name="ce15" table:formula="of:=[.BM42]-(2^8)*3" office:value-type="float" office:value="3.56543209876725" calcext:value-type="float">
            <text:p>4</text:p>
          </table:table-cell>
          <table:table-cell table:style-name="ce15" table:formula="of:=[.BN42]-(2^8)*3" office:value-type="float" office:value="3.38024691358237" calcext:value-type="float">
            <text:p>3</text:p>
          </table:table-cell>
          <table:table-cell table:style-name="ce15" table:formula="of:=[.BO42]-(2^8)*3" office:value-type="float" office:value="3.20000000000175" calcext:value-type="float">
            <text:p>3</text:p>
          </table:table-cell>
          <table:table-cell table:style-name="ce15" table:formula="of:=[.BP42]-(2^8)*3" office:value-type="float" office:value="3.01263157894914" calcext:value-type="float">
            <text:p>3</text:p>
          </table:table-cell>
          <table:table-cell table:style-name="ce15" table:formula="of:=[.BQ42]-(2^8)*3" office:value-type="float" office:value="2.82210526315987" calcext:value-type="float">
            <text:p>3</text:p>
          </table:table-cell>
          <table:table-cell table:style-name="ce15" table:formula="of:=[.BR42]-(2^8)*3" office:value-type="float" office:value="2.62842105263542" calcext:value-type="float">
            <text:p>3</text:p>
          </table:table-cell>
          <table:table-cell table:style-name="ce15" table:formula="of:=[.BS42]-(2^8)*3" office:value-type="float" office:value="2.43157894737226" calcext:value-type="float">
            <text:p>2</text:p>
          </table:table-cell>
        </table:table-row>
        <table:table-row table:style-name="ro2">
          <table:table-cell office:value-type="float" office:value="78.925" calcext:value-type="float">
            <text:p>78,925</text:p>
          </table:table-cell>
          <table:table-cell office:value-type="percentage" office:value="0.867" calcext:value-type="percentage">
            <text:p>86,70%</text:p>
          </table:table-cell>
          <table:table-cell office:value-type="percentage" office:value="0.9064" calcext:value-type="percentage">
            <text:p>90,64%</text:p>
          </table:table-cell>
          <table:table-cell/>
          <table:table-cell office:value-type="float" office:value="7" calcext:value-type="float">
            <text:p>7,0</text:p>
          </table:table-cell>
          <table:table-cell table:formula="of:=PINTERP([.$A$15:.$A$205];[.$B$15:.$B$205];([.F$6]+[.$E43]))*1000" office:value-type="float" office:value="330.494801819363" calcext:value-type="float">
            <text:p>330</text:p>
          </table:table-cell>
          <table:table-cell table:formula="of:=PINTERP([.$A$15:.$A$205];[.$B$15:.$B$205];([.G$6]+[.$E43]))*1000" office:value-type="float" office:value="329.841988304094" calcext:value-type="float">
            <text:p>330</text:p>
          </table:table-cell>
          <table:table-cell table:formula="of:=PINTERP([.$A$15:.$A$205];[.$B$15:.$B$205];([.H$6]+[.$E43]))*1000" office:value-type="float" office:value="329.19191682911" calcext:value-type="float">
            <text:p>329</text:p>
          </table:table-cell>
          <table:table-cell table:formula="of:=PINTERP([.$A$15:.$A$205];[.$B$15:.$B$205];([.I$6]+[.$E43]))*1000" office:value-type="float" office:value="328.544587394412" calcext:value-type="float">
            <text:p>329</text:p>
          </table:table-cell>
          <table:table-cell table:formula="of:=PINTERP([.$A$15:.$A$205];[.$B$15:.$B$205];([.J$6]+[.$E43]))*1000" office:value-type="float" office:value="327.9" calcext:value-type="float">
            <text:p>328</text:p>
          </table:table-cell>
          <table:table-cell table:formula="of:=PINTERP([.$A$15:.$A$205];[.$B$15:.$B$205];([.K$6]+[.$E43]))*1000" office:value-type="float" office:value="327.32" calcext:value-type="float">
            <text:p>327</text:p>
          </table:table-cell>
          <table:table-cell table:formula="of:=PINTERP([.$A$15:.$A$205];[.$B$15:.$B$205];([.L$6]+[.$E43]))*1000" office:value-type="float" office:value="326.74" calcext:value-type="float">
            <text:p>327</text:p>
          </table:table-cell>
          <table:table-cell table:formula="of:=PINTERP([.$A$15:.$A$205];[.$B$15:.$B$205];([.M$6]+[.$E43]))*1000" office:value-type="float" office:value="326.160000000006" calcext:value-type="float">
            <text:p>326</text:p>
          </table:table-cell>
          <table:table-cell table:formula="of:=PINTERP([.$A$15:.$A$205];[.$B$15:.$B$205];([.N$6]+[.$E43]))*1000" office:value-type="float" office:value="325.580000000005" calcext:value-type="float">
            <text:p>326</text:p>
          </table:table-cell>
          <table:table-cell table:formula="of:=PINTERP([.$A$15:.$A$205];[.$B$15:.$B$205];([.O$6]+[.$E43]))*1000" office:value-type="float" office:value="325.000000000006" calcext:value-type="float">
            <text:p>325</text:p>
          </table:table-cell>
          <table:table-cell table:formula="of:=PINTERP([.$A$15:.$A$205];[.$B$15:.$B$205];([.P$6]+[.$E43]))*1000" office:value-type="float" office:value="324.420000000005" calcext:value-type="float">
            <text:p>324</text:p>
          </table:table-cell>
          <table:table-cell table:formula="of:=PINTERP([.$A$15:.$A$205];[.$B$15:.$B$205];([.Q$6]+[.$E43]))*1000" office:value-type="float" office:value="323.840000000005" calcext:value-type="float">
            <text:p>324</text:p>
          </table:table-cell>
          <table:table-cell table:formula="of:=PINTERP([.$A$15:.$A$205];[.$B$15:.$B$205];([.R$6]+[.$E43]))*1000" office:value-type="float" office:value="323.260000000006" calcext:value-type="float">
            <text:p>323</text:p>
          </table:table-cell>
          <table:table-cell table:formula="of:=PINTERP([.$A$15:.$A$205];[.$B$15:.$B$205];([.S$6]+[.$E43]))*1000" office:value-type="float" office:value="322.680000000005" calcext:value-type="float">
            <text:p>323</text:p>
          </table:table-cell>
          <table:table-cell table:formula="of:=PINTERP([.$A$15:.$A$205];[.$B$15:.$B$205];([.T$6]+[.$E43]))*1000" office:value-type="float" office:value="322.100000000006" calcext:value-type="float">
            <text:p>322</text:p>
          </table:table-cell>
          <table:table-cell table:formula="of:=PINTERP([.$A$15:.$A$205];[.$B$15:.$B$205];([.U$6]+[.$E43]))*1000" office:value-type="float" office:value="321.455412605601" calcext:value-type="float">
            <text:p>321</text:p>
          </table:table-cell>
          <table:table-cell table:formula="of:=PINTERP([.$A$15:.$A$205];[.$B$15:.$B$205];([.V$6]+[.$E43]))*1000" office:value-type="float" office:value="320.808083170902" calcext:value-type="float">
            <text:p>321</text:p>
          </table:table-cell>
          <table:table-cell table:formula="of:=PINTERP([.$A$15:.$A$205];[.$B$15:.$B$205];([.W$6]+[.$E43]))*1000" office:value-type="float" office:value="320.158011695919" calcext:value-type="float">
            <text:p>320</text:p>
          </table:table-cell>
          <table:table-cell table:formula="of:=PINTERP([.$A$15:.$A$205];[.$B$15:.$B$205];([.X$6]+[.$E43]))*1000" office:value-type="float" office:value="319.505198180649" calcext:value-type="float">
            <text:p>320</text:p>
          </table:table-cell>
          <table:table-cell table:formula="of:=PINTERP([.$A$15:.$A$205];[.$B$15:.$B$205];([.Y$6]+[.$E43]))*1000" office:value-type="float" office:value="318.849642625094" calcext:value-type="float">
            <text:p>319</text:p>
          </table:table-cell>
          <table:table-cell/>
          <table:table-cell office:value-type="float" office:value="7" calcext:value-type="float">
            <text:p>7,0</text:p>
          </table:table-cell>
          <table:table-cell/>
          <table:table-cell table:formula="of:=[.F43]-(2^8)*1" office:value-type="float" office:value="74.4948018193626" calcext:value-type="float">
            <text:p>74</text:p>
          </table:table-cell>
          <table:table-cell table:formula="of:=[.G43]-(2^8)*1" office:value-type="float" office:value="73.8419883040936" calcext:value-type="float">
            <text:p>74</text:p>
          </table:table-cell>
          <table:table-cell table:formula="of:=[.H43]-(2^8)*1" office:value-type="float" office:value="73.1919168291095" calcext:value-type="float">
            <text:p>73</text:p>
          </table:table-cell>
          <table:table-cell table:formula="of:=[.I43]-(2^8)*1" office:value-type="float" office:value="72.5445873944123" calcext:value-type="float">
            <text:p>73</text:p>
          </table:table-cell>
          <table:table-cell table:formula="of:=[.J43]-(2^8)*1" office:value-type="float" office:value="71.9" calcext:value-type="float">
            <text:p>72</text:p>
          </table:table-cell>
          <table:table-cell table:formula="of:=[.K43]-(2^8)*1" office:value-type="float" office:value="71.3199999999997" calcext:value-type="float">
            <text:p>71</text:p>
          </table:table-cell>
          <table:table-cell table:formula="of:=[.L43]-(2^8)*1" office:value-type="float" office:value="70.7400000000001" calcext:value-type="float">
            <text:p>71</text:p>
          </table:table-cell>
          <table:table-cell table:formula="of:=[.M43]-(2^8)*1" office:value-type="float" office:value="70.1600000000056" calcext:value-type="float">
            <text:p>70</text:p>
          </table:table-cell>
          <table:table-cell table:formula="of:=[.N43]-(2^8)*1" office:value-type="float" office:value="69.5800000000053" calcext:value-type="float">
            <text:p>70</text:p>
          </table:table-cell>
          <table:table-cell table:formula="of:=[.O43]-(2^8)*1" office:value-type="float" office:value="69.0000000000058" calcext:value-type="float">
            <text:p>69</text:p>
          </table:table-cell>
          <table:table-cell table:formula="of:=[.P43]-(2^8)*1" office:value-type="float" office:value="68.4200000000054" calcext:value-type="float">
            <text:p>68</text:p>
          </table:table-cell>
          <table:table-cell table:formula="of:=[.Q43]-(2^8)*1" office:value-type="float" office:value="67.8400000000051" calcext:value-type="float">
            <text:p>68</text:p>
          </table:table-cell>
          <table:table-cell table:formula="of:=[.R43]-(2^8)*1" office:value-type="float" office:value="67.2600000000056" calcext:value-type="float">
            <text:p>67</text:p>
          </table:table-cell>
          <table:table-cell table:formula="of:=[.S43]-(2^8)*1" office:value-type="float" office:value="66.6800000000052" calcext:value-type="float">
            <text:p>67</text:p>
          </table:table-cell>
          <table:table-cell table:formula="of:=[.T43]-(2^8)*1" office:value-type="float" office:value="66.1000000000058" calcext:value-type="float">
            <text:p>66</text:p>
          </table:table-cell>
          <table:table-cell table:formula="of:=[.U43]-(2^8)*1" office:value-type="float" office:value="65.4554126056005" calcext:value-type="float">
            <text:p>65</text:p>
          </table:table-cell>
          <table:table-cell table:formula="of:=[.V43]-(2^8)*1" office:value-type="float" office:value="64.8080831709024" calcext:value-type="float">
            <text:p>65</text:p>
          </table:table-cell>
          <table:table-cell table:formula="of:=[.W43]-(2^8)*1" office:value-type="float" office:value="64.1580116959194" calcext:value-type="float">
            <text:p>64</text:p>
          </table:table-cell>
          <table:table-cell table:formula="of:=[.X43]-(2^8)*1" office:value-type="float" office:value="63.5051981806495" calcext:value-type="float">
            <text:p>64</text:p>
          </table:table-cell>
          <table:table-cell table:formula="of:=[.Y43]-(2^8)*1" office:value-type="float" office:value="62.8496426250936" calcext:value-type="float">
            <text:p>63</text:p>
          </table:table-cell>
          <table:table-cell/>
          <table:table-cell table:style-name="ce10" office:value-type="float" office:value="7" calcext:value-type="float">
            <text:p>7,0</text:p>
          </table:table-cell>
          <table:table-cell table:style-name="ce10"/>
          <table:table-cell table:formula="of:=PINTERP([.$A$15:.$A$205];[.$C$15:.$C$205];([.AZ$6]+[.$E43]))*1000" office:value-type="float" office:value="770.231578947368" calcext:value-type="float">
            <text:p>770</text:p>
          </table:table-cell>
          <table:table-cell table:formula="of:=PINTERP([.$A$15:.$A$205];[.$C$15:.$C$205];([.BA$6]+[.$E43]))*1000" office:value-type="float" office:value="770.028421052632" calcext:value-type="float">
            <text:p>770</text:p>
          </table:table-cell>
          <table:table-cell table:formula="of:=PINTERP([.$A$15:.$A$205];[.$C$15:.$C$205];([.BB$6]+[.$E43]))*1000" office:value-type="float" office:value="769.822105263158" calcext:value-type="float">
            <text:p>770</text:p>
          </table:table-cell>
          <table:table-cell table:formula="of:=PINTERP([.$A$15:.$A$205];[.$C$15:.$C$205];([.BC$6]+[.$E43]))*1000" office:value-type="float" office:value="769.612631578948" calcext:value-type="float">
            <text:p>770</text:p>
          </table:table-cell>
          <table:table-cell table:formula="of:=PINTERP([.$A$15:.$A$205];[.$C$15:.$C$205];([.BD$6]+[.$E43]))*1000" office:value-type="float" office:value="769.4" calcext:value-type="float">
            <text:p>769</text:p>
          </table:table-cell>
          <table:table-cell table:formula="of:=PINTERP([.$A$15:.$A$205];[.$C$15:.$C$205];([.BE$6]+[.$E43]))*1000" office:value-type="float" office:value="769.163684210526" calcext:value-type="float">
            <text:p>769</text:p>
          </table:table-cell>
          <table:table-cell table:formula="of:=PINTERP([.$A$15:.$A$205];[.$C$15:.$C$205];([.BF$6]+[.$E43]))*1000" office:value-type="float" office:value="768.922105263158" calcext:value-type="float">
            <text:p>769</text:p>
          </table:table-cell>
          <table:table-cell table:formula="of:=PINTERP([.$A$15:.$A$205];[.$C$15:.$C$205];([.BG$6]+[.$E43]))*1000" office:value-type="float" office:value="768.675263157897" calcext:value-type="float">
            <text:p>769</text:p>
          </table:table-cell>
          <table:table-cell table:formula="of:=PINTERP([.$A$15:.$A$205];[.$C$15:.$C$205];([.BH$6]+[.$E43]))*1000" office:value-type="float" office:value="768.423157894739" calcext:value-type="float">
            <text:p>768</text:p>
          </table:table-cell>
          <table:table-cell table:formula="of:=PINTERP([.$A$15:.$A$205];[.$C$15:.$C$205];([.BI$6]+[.$E43]))*1000" office:value-type="float" office:value="768.165789473687" calcext:value-type="float">
            <text:p>768</text:p>
          </table:table-cell>
          <table:table-cell table:formula="of:=PINTERP([.$A$15:.$A$205];[.$C$15:.$C$205];([.BJ$6]+[.$E43]))*1000" office:value-type="float" office:value="767.903157894739" calcext:value-type="float">
            <text:p>768</text:p>
          </table:table-cell>
          <table:table-cell table:formula="of:=PINTERP([.$A$15:.$A$205];[.$C$15:.$C$205];([.BK$6]+[.$E43]))*1000" office:value-type="float" office:value="767.635263157897" calcext:value-type="float">
            <text:p>768</text:p>
          </table:table-cell>
          <table:table-cell table:formula="of:=PINTERP([.$A$15:.$A$205];[.$C$15:.$C$205];([.BL$6]+[.$E43]))*1000" office:value-type="float" office:value="767.362105263161" calcext:value-type="float">
            <text:p>767</text:p>
          </table:table-cell>
          <table:table-cell table:formula="of:=PINTERP([.$A$15:.$A$205];[.$C$15:.$C$205];([.BM$6]+[.$E43]))*1000" office:value-type="float" office:value="767.083684210529" calcext:value-type="float">
            <text:p>767</text:p>
          </table:table-cell>
          <table:table-cell table:formula="of:=PINTERP([.$A$15:.$A$205];[.$C$15:.$C$205];([.BN$6]+[.$E43]))*1000" office:value-type="float" office:value="766.800000000003" calcext:value-type="float">
            <text:p>767</text:p>
          </table:table-cell>
          <table:table-cell table:formula="of:=PINTERP([.$A$15:.$A$205];[.$C$15:.$C$205];([.BO$6]+[.$E43]))*1000" office:value-type="float" office:value="766.486198830412" calcext:value-type="float">
            <text:p>766</text:p>
          </table:table-cell>
          <table:table-cell table:formula="of:=PINTERP([.$A$15:.$A$205];[.$C$15:.$C$205];([.BP$6]+[.$E43]))*1000" office:value-type="float" office:value="766.175847953219" calcext:value-type="float">
            <text:p>766</text:p>
          </table:table-cell>
          <table:table-cell table:formula="of:=PINTERP([.$A$15:.$A$205];[.$C$15:.$C$205];([.BQ$6]+[.$E43]))*1000" office:value-type="float" office:value="765.868947368424" calcext:value-type="float">
            <text:p>766</text:p>
          </table:table-cell>
          <table:table-cell table:formula="of:=PINTERP([.$A$15:.$A$205];[.$C$15:.$C$205];([.BR$6]+[.$E43]))*1000" office:value-type="float" office:value="765.565497076029" calcext:value-type="float">
            <text:p>766</text:p>
          </table:table-cell>
          <table:table-cell table:style-name="ce17" table:formula="of:=PINTERP([.$A$15:.$A$205];[.$C$15:.$C$205];([.BS$6]+[.$E43]))*1000" office:value-type="float" office:value="765.265497076029" calcext:value-type="float">
            <text:p>765</text:p>
          </table:table-cell>
          <table:table-cell table:style-name="ce17"/>
          <table:table-cell table:style-name="ce10" office:value-type="float" office:value="7" calcext:value-type="float">
            <text:p>7,0</text:p>
          </table:table-cell>
          <table:table-cell table:formula="of:=[.AZ43]-(2^8)*3" office:value-type="float" office:value="2.23157894736835" calcext:value-type="float">
            <text:p>2</text:p>
          </table:table-cell>
          <table:table-cell table:formula="of:=[.BA43]-(2^8)*3" office:value-type="float" office:value="2.02842105263153" calcext:value-type="float">
            <text:p>2</text:p>
          </table:table-cell>
          <table:table-cell table:formula="of:=[.BB43]-(2^8)*3" office:value-type="float" office:value="1.82210526315782" calcext:value-type="float">
            <text:p>2</text:p>
          </table:table-cell>
          <table:table-cell table:formula="of:=[.BC43]-(2^8)*3" office:value-type="float" office:value="1.61263157894757" calcext:value-type="float">
            <text:p>2</text:p>
          </table:table-cell>
          <table:table-cell table:formula="of:=[.BD43]-(2^8)*3" office:value-type="float" office:value="1.40000000000009" calcext:value-type="float">
            <text:p>1</text:p>
          </table:table-cell>
          <table:table-cell table:formula="of:=[.BE43]-(2^8)*3" office:value-type="float" office:value="1.1636842105263" calcext:value-type="float">
            <text:p>1</text:p>
          </table:table-cell>
          <table:table-cell table:formula="of:=[.BF43]-(2^8)*3" office:value-type="float" office:value="0.922105263158073" calcext:value-type="float">
            <text:p>1</text:p>
          </table:table-cell>
          <table:table-cell table:formula="of:=[.BG43]-(2^8)*3" office:value-type="float" office:value="0.67526315789712" calcext:value-type="float">
            <text:p>1</text:p>
          </table:table-cell>
          <table:table-cell table:formula="of:=[.BH43]-(2^8)*3" office:value-type="float" office:value="0.423157894739234" calcext:value-type="float">
            <text:p>0</text:p>
          </table:table-cell>
          <table:table-cell table:formula="of:=[.BI43]-(2^8)*3" office:value-type="float" office:value="0.1657894736868" calcext:value-type="float">
            <text:p>0</text:p>
          </table:table-cell>
          <table:table-cell table:style-name="ce15" table:formula="of:=[.BJ43]-(2^8)*3" office:value-type="float" office:value="-0.0968421052606345" calcext:value-type="float">
            <text:p>0</text:p>
          </table:table-cell>
          <table:table-cell table:style-name="ce15" table:formula="of:=[.BK43]-(2^8)*3" office:value-type="float" office:value="-0.364736842102843" calcext:value-type="float">
            <text:p>0</text:p>
          </table:table-cell>
          <table:table-cell table:style-name="ce16" table:formula="of:=[.BL43]-(2^8)*2" office:value-type="float" office:value="255.362105263161" calcext:value-type="float">
            <text:p>255</text:p>
          </table:table-cell>
          <table:table-cell table:style-name="ce15" table:formula="of:=[.BM43]-(2^8)*2" office:value-type="float" office:value="255.083684210529" calcext:value-type="float">
            <text:p>255</text:p>
          </table:table-cell>
          <table:table-cell table:style-name="ce15" table:formula="of:=[.BN43]-(2^8)*2" office:value-type="float" office:value="254.800000000003" calcext:value-type="float">
            <text:p>255</text:p>
          </table:table-cell>
          <table:table-cell table:style-name="ce15" table:formula="of:=[.BO43]-(2^8)*2" office:value-type="float" office:value="254.486198830412" calcext:value-type="float">
            <text:p>254</text:p>
          </table:table-cell>
          <table:table-cell table:style-name="ce15" table:formula="of:=[.BP43]-(2^8)*2" office:value-type="float" office:value="254.175847953219" calcext:value-type="float">
            <text:p>254</text:p>
          </table:table-cell>
          <table:table-cell table:style-name="ce15" table:formula="of:=[.BQ43]-(2^8)*2" office:value-type="float" office:value="253.868947368424" calcext:value-type="float">
            <text:p>254</text:p>
          </table:table-cell>
          <table:table-cell table:style-name="ce15" table:formula="of:=[.BR43]-(2^8)*2" office:value-type="float" office:value="253.565497076029" calcext:value-type="float">
            <text:p>254</text:p>
          </table:table-cell>
          <table:table-cell table:style-name="ce15" table:formula="of:=[.BS43]-(2^8)*2" office:value-type="float" office:value="253.265497076029" calcext:value-type="float">
            <text:p>253</text:p>
          </table:table-cell>
        </table:table-row>
        <table:table-row table:style-name="ro2">
          <table:table-cell office:value-type="float" office:value="78.968" calcext:value-type="float">
            <text:p>78,968</text:p>
          </table:table-cell>
          <table:table-cell office:value-type="percentage" office:value="0.863" calcext:value-type="percentage">
            <text:p>86,30%</text:p>
          </table:table-cell>
          <table:table-cell office:value-type="percentage" office:value="0.9048" calcext:value-type="percentage">
            <text:p>90,48%</text:p>
          </table:table-cell>
          <table:table-cell/>
          <table:table-cell office:value-type="float" office:value="7.2" calcext:value-type="float">
            <text:p>7,2</text:p>
          </table:table-cell>
          <table:table-cell table:formula="of:=PINTERP([.$A$15:.$A$205];[.$B$15:.$B$205];([.F$6]+[.$E44]))*1000" office:value-type="float" office:value="318.191345029239" calcext:value-type="float">
            <text:p>318</text:p>
          </table:table-cell>
          <table:table-cell table:formula="of:=PINTERP([.$A$15:.$A$205];[.$B$15:.$B$205];([.G$6]+[.$E44]))*1000" office:value-type="float" office:value="317.530305393112" calcext:value-type="float">
            <text:p>318</text:p>
          </table:table-cell>
          <table:table-cell table:formula="of:=PINTERP([.$A$15:.$A$205];[.$B$15:.$B$205];([.H$6]+[.$E44]))*1000" office:value-type="float" office:value="316.866523716699" calcext:value-type="float">
            <text:p>317</text:p>
          </table:table-cell>
          <table:table-cell table:formula="of:=PINTERP([.$A$15:.$A$205];[.$B$15:.$B$205];([.I$6]+[.$E44]))*1000" office:value-type="float" office:value="316.2" calcext:value-type="float">
            <text:p>316</text:p>
          </table:table-cell>
          <table:table-cell table:formula="of:=PINTERP([.$A$15:.$A$205];[.$B$15:.$B$205];([.J$6]+[.$E44]))*1000" office:value-type="float" office:value="315.586238198983" calcext:value-type="float">
            <text:p>316</text:p>
          </table:table-cell>
          <table:table-cell table:formula="of:=PINTERP([.$A$15:.$A$205];[.$B$15:.$B$205];([.K$6]+[.$E44]))*1000" office:value-type="float" office:value="314.967583514887" calcext:value-type="float">
            <text:p>315</text:p>
          </table:table-cell>
          <table:table-cell table:formula="of:=PINTERP([.$A$15:.$A$205];[.$B$15:.$B$205];([.L$6]+[.$E44]))*1000" office:value-type="float" office:value="314.344035947712" calcext:value-type="float">
            <text:p>314</text:p>
          </table:table-cell>
          <table:table-cell table:formula="of:=PINTERP([.$A$15:.$A$205];[.$B$15:.$B$205];([.M$6]+[.$E44]))*1000" office:value-type="float" office:value="313.715595497464" calcext:value-type="float">
            <text:p>314</text:p>
          </table:table-cell>
          <table:table-cell table:formula="of:=PINTERP([.$A$15:.$A$205];[.$B$15:.$B$205];([.N$6]+[.$E44]))*1000" office:value-type="float" office:value="313.082262164131" calcext:value-type="float">
            <text:p>313</text:p>
          </table:table-cell>
          <table:table-cell table:formula="of:=PINTERP([.$A$15:.$A$205];[.$B$15:.$B$205];([.O$6]+[.$E44]))*1000" office:value-type="float" office:value="312.444035947719" calcext:value-type="float">
            <text:p>312</text:p>
          </table:table-cell>
          <table:table-cell table:formula="of:=PINTERP([.$A$15:.$A$205];[.$B$15:.$B$205];([.P$6]+[.$E44]))*1000" office:value-type="float" office:value="311.800916848227" calcext:value-type="float">
            <text:p>312</text:p>
          </table:table-cell>
          <table:table-cell table:formula="of:=PINTERP([.$A$15:.$A$205];[.$B$15:.$B$205];([.Q$6]+[.$E44]))*1000" office:value-type="float" office:value="311.152904865656" calcext:value-type="float">
            <text:p>311</text:p>
          </table:table-cell>
          <table:table-cell table:formula="of:=PINTERP([.$A$15:.$A$205];[.$B$15:.$B$205];([.R$6]+[.$E44]))*1000" office:value-type="float" office:value="310.500000000007" calcext:value-type="float">
            <text:p>311</text:p>
          </table:table-cell>
          <table:table-cell table:formula="of:=PINTERP([.$A$15:.$A$205];[.$B$15:.$B$205];([.S$6]+[.$E44]))*1000" office:value-type="float" office:value="309.764787581706" calcext:value-type="float">
            <text:p>310</text:p>
          </table:table-cell>
          <table:table-cell table:formula="of:=PINTERP([.$A$15:.$A$205];[.$B$15:.$B$205];([.T$6]+[.$E44]))*1000" office:value-type="float" office:value="309.028921568635" calcext:value-type="float">
            <text:p>309</text:p>
          </table:table-cell>
          <table:table-cell table:formula="of:=PINTERP([.$A$15:.$A$205];[.$B$15:.$B$205];([.U$6]+[.$E44]))*1000" office:value-type="float" office:value="308.292401960799" calcext:value-type="float">
            <text:p>308</text:p>
          </table:table-cell>
          <table:table-cell table:formula="of:=PINTERP([.$A$15:.$A$205];[.$B$15:.$B$205];([.V$6]+[.$E44]))*1000" office:value-type="float" office:value="307.555228758184" calcext:value-type="float">
            <text:p>308</text:p>
          </table:table-cell>
          <table:table-cell table:formula="of:=PINTERP([.$A$15:.$A$205];[.$B$15:.$B$205];([.W$6]+[.$E44]))*1000" office:value-type="float" office:value="306.817401960799" calcext:value-type="float">
            <text:p>307</text:p>
          </table:table-cell>
          <table:table-cell table:formula="of:=PINTERP([.$A$15:.$A$205];[.$B$15:.$B$205];([.X$6]+[.$E44]))*1000" office:value-type="float" office:value="306.078921568642" calcext:value-type="float">
            <text:p>306</text:p>
          </table:table-cell>
          <table:table-cell table:formula="of:=PINTERP([.$A$15:.$A$205];[.$B$15:.$B$205];([.Y$6]+[.$E44]))*1000" office:value-type="float" office:value="305.339787581713" calcext:value-type="float">
            <text:p>305</text:p>
          </table:table-cell>
          <table:table-cell/>
          <table:table-cell office:value-type="float" office:value="7.2" calcext:value-type="float">
            <text:p>7,2</text:p>
          </table:table-cell>
          <table:table-cell/>
          <table:table-cell table:formula="of:=[.F44]-(2^8)*1" office:value-type="float" office:value="62.1913450292388" calcext:value-type="float">
            <text:p>62</text:p>
          </table:table-cell>
          <table:table-cell table:formula="of:=[.G44]-(2^8)*1" office:value-type="float" office:value="61.530305393112" calcext:value-type="float">
            <text:p>62</text:p>
          </table:table-cell>
          <table:table-cell table:formula="of:=[.H44]-(2^8)*1" office:value-type="float" office:value="60.8665237166986" calcext:value-type="float">
            <text:p>61</text:p>
          </table:table-cell>
          <table:table-cell table:formula="of:=[.I44]-(2^8)*1" office:value-type="float" office:value="60.2000000000001" calcext:value-type="float">
            <text:p>60</text:p>
          </table:table-cell>
          <table:table-cell table:formula="of:=[.J44]-(2^8)*1" office:value-type="float" office:value="59.5862381989832" calcext:value-type="float">
            <text:p>60</text:p>
          </table:table-cell>
          <table:table-cell table:formula="of:=[.K44]-(2^8)*1" office:value-type="float" office:value="58.9675835148868" calcext:value-type="float">
            <text:p>59</text:p>
          </table:table-cell>
          <table:table-cell table:formula="of:=[.L44]-(2^8)*1" office:value-type="float" office:value="58.3440359477124" calcext:value-type="float">
            <text:p>58</text:p>
          </table:table-cell>
          <table:table-cell table:formula="of:=[.M44]-(2^8)*1" office:value-type="float" office:value="57.7155954974643" calcext:value-type="float">
            <text:p>58</text:p>
          </table:table-cell>
          <table:table-cell table:formula="of:=[.N44]-(2^8)*1" office:value-type="float" office:value="57.0822621641307" calcext:value-type="float">
            <text:p>57</text:p>
          </table:table-cell>
          <table:table-cell table:formula="of:=[.O44]-(2^8)*1" office:value-type="float" office:value="56.4440359477189" calcext:value-type="float">
            <text:p>56</text:p>
          </table:table-cell>
          <table:table-cell table:formula="of:=[.P44]-(2^8)*1" office:value-type="float" office:value="55.8009168482269" calcext:value-type="float">
            <text:p>56</text:p>
          </table:table-cell>
          <table:table-cell table:formula="of:=[.Q44]-(2^8)*1" office:value-type="float" office:value="55.1529048656558" calcext:value-type="float">
            <text:p>55</text:p>
          </table:table-cell>
          <table:table-cell table:formula="of:=[.R44]-(2^8)*1" office:value-type="float" office:value="54.5000000000065" calcext:value-type="float">
            <text:p>55</text:p>
          </table:table-cell>
          <table:table-cell table:formula="of:=[.S44]-(2^8)*1" office:value-type="float" office:value="53.7647875817062" calcext:value-type="float">
            <text:p>54</text:p>
          </table:table-cell>
          <table:table-cell table:formula="of:=[.T44]-(2^8)*1" office:value-type="float" office:value="53.028921568635" calcext:value-type="float">
            <text:p>53</text:p>
          </table:table-cell>
          <table:table-cell table:formula="of:=[.U44]-(2^8)*1" office:value-type="float" office:value="52.2924019607989" calcext:value-type="float">
            <text:p>52</text:p>
          </table:table-cell>
          <table:table-cell table:formula="of:=[.V44]-(2^8)*1" office:value-type="float" office:value="51.5552287581841" calcext:value-type="float">
            <text:p>52</text:p>
          </table:table-cell>
          <table:table-cell table:formula="of:=[.W44]-(2^8)*1" office:value-type="float" office:value="50.8174019607992" calcext:value-type="float">
            <text:p>51</text:p>
          </table:table-cell>
          <table:table-cell table:formula="of:=[.X44]-(2^8)*1" office:value-type="float" office:value="50.0789215686419" calcext:value-type="float">
            <text:p>50</text:p>
          </table:table-cell>
          <table:table-cell table:formula="of:=[.Y44]-(2^8)*1" office:value-type="float" office:value="49.3397875817134" calcext:value-type="float">
            <text:p>49</text:p>
          </table:table-cell>
          <table:table-cell/>
          <table:table-cell table:style-name="ce10" office:value-type="float" office:value="7.2" calcext:value-type="float">
            <text:p>7,2</text:p>
          </table:table-cell>
          <table:table-cell table:style-name="ce10"/>
          <table:table-cell table:formula="of:=PINTERP([.$A$15:.$A$205];[.$C$15:.$C$205];([.AZ$6]+[.$E44]))*1000" office:value-type="float" office:value="764.968947368421" calcext:value-type="float">
            <text:p>765</text:p>
          </table:table-cell>
          <table:table-cell table:formula="of:=PINTERP([.$A$15:.$A$205];[.$C$15:.$C$205];([.BA$6]+[.$E44]))*1000" office:value-type="float" office:value="764.675847953216" calcext:value-type="float">
            <text:p>765</text:p>
          </table:table-cell>
          <table:table-cell table:formula="of:=PINTERP([.$A$15:.$A$205];[.$C$15:.$C$205];([.BB$6]+[.$E44]))*1000" office:value-type="float" office:value="764.386198830409" calcext:value-type="float">
            <text:p>764</text:p>
          </table:table-cell>
          <table:table-cell table:formula="of:=PINTERP([.$A$15:.$A$205];[.$C$15:.$C$205];([.BC$6]+[.$E44]))*1000" office:value-type="float" office:value="764.1" calcext:value-type="float">
            <text:p>764</text:p>
          </table:table-cell>
          <table:table-cell table:formula="of:=PINTERP([.$A$15:.$A$205];[.$C$15:.$C$205];([.BD$6]+[.$E44]))*1000" office:value-type="float" office:value="763.910130718954" calcext:value-type="float">
            <text:p>764</text:p>
          </table:table-cell>
          <table:table-cell table:formula="of:=PINTERP([.$A$15:.$A$205];[.$C$15:.$C$205];([.BE$6]+[.$E44]))*1000" office:value-type="float" office:value="763.71772875817" calcext:value-type="float">
            <text:p>764</text:p>
          </table:table-cell>
          <table:table-cell table:formula="of:=PINTERP([.$A$15:.$A$205];[.$C$15:.$C$205];([.BF$6]+[.$E44]))*1000" office:value-type="float" office:value="763.522794117647" calcext:value-type="float">
            <text:p>764</text:p>
          </table:table-cell>
          <table:table-cell table:formula="of:=PINTERP([.$A$15:.$A$205];[.$C$15:.$C$205];([.BG$6]+[.$E44]))*1000" office:value-type="float" office:value="763.325326797388" calcext:value-type="float">
            <text:p>763</text:p>
          </table:table-cell>
          <table:table-cell table:formula="of:=PINTERP([.$A$15:.$A$205];[.$C$15:.$C$205];([.BH$6]+[.$E44]))*1000" office:value-type="float" office:value="763.125326797388" calcext:value-type="float">
            <text:p>763</text:p>
          </table:table-cell>
          <table:table-cell table:formula="of:=PINTERP([.$A$15:.$A$205];[.$C$15:.$C$205];([.BI$6]+[.$E44]))*1000" office:value-type="float" office:value="762.922794117649" calcext:value-type="float">
            <text:p>763</text:p>
          </table:table-cell>
          <table:table-cell table:formula="of:=PINTERP([.$A$15:.$A$205];[.$C$15:.$C$205];([.BJ$6]+[.$E44]))*1000" office:value-type="float" office:value="762.717728758172" calcext:value-type="float">
            <text:p>763</text:p>
          </table:table-cell>
          <table:table-cell table:formula="of:=PINTERP([.$A$15:.$A$205];[.$C$15:.$C$205];([.BK$6]+[.$E44]))*1000" office:value-type="float" office:value="762.510130718956" calcext:value-type="float">
            <text:p>763</text:p>
          </table:table-cell>
          <table:table-cell table:formula="of:=PINTERP([.$A$15:.$A$205];[.$C$15:.$C$205];([.BL$6]+[.$E44]))*1000" office:value-type="float" office:value="762.300000000002" calcext:value-type="float">
            <text:p>762</text:p>
          </table:table-cell>
          <table:table-cell table:formula="of:=PINTERP([.$A$15:.$A$205];[.$C$15:.$C$205];([.BM$6]+[.$E44]))*1000" office:value-type="float" office:value="761.962500000003" calcext:value-type="float">
            <text:p>762</text:p>
          </table:table-cell>
          <table:table-cell table:formula="of:=PINTERP([.$A$15:.$A$205];[.$C$15:.$C$205];([.BN$6]+[.$E44]))*1000" office:value-type="float" office:value="761.625000000004" calcext:value-type="float">
            <text:p>762</text:p>
          </table:table-cell>
          <table:table-cell table:formula="of:=PINTERP([.$A$15:.$A$205];[.$C$15:.$C$205];([.BO$6]+[.$E44]))*1000" office:value-type="float" office:value="761.287500000003" calcext:value-type="float">
            <text:p>761</text:p>
          </table:table-cell>
          <table:table-cell table:formula="of:=PINTERP([.$A$15:.$A$205];[.$C$15:.$C$205];([.BP$6]+[.$E44]))*1000" office:value-type="float" office:value="760.950000000003" calcext:value-type="float">
            <text:p>761</text:p>
          </table:table-cell>
          <table:table-cell table:formula="of:=PINTERP([.$A$15:.$A$205];[.$C$15:.$C$205];([.BQ$6]+[.$E44]))*1000" office:value-type="float" office:value="760.612500000004" calcext:value-type="float">
            <text:p>761</text:p>
          </table:table-cell>
          <table:table-cell table:formula="of:=PINTERP([.$A$15:.$A$205];[.$C$15:.$C$205];([.BR$6]+[.$E44]))*1000" office:value-type="float" office:value="760.275000000007" calcext:value-type="float">
            <text:p>760</text:p>
          </table:table-cell>
          <table:table-cell table:style-name="ce17" table:formula="of:=PINTERP([.$A$15:.$A$205];[.$C$15:.$C$205];([.BS$6]+[.$E44]))*1000" office:value-type="float" office:value="759.937500000007" calcext:value-type="float">
            <text:p>760</text:p>
          </table:table-cell>
          <table:table-cell table:style-name="ce17"/>
          <table:table-cell table:style-name="ce10" office:value-type="float" office:value="7.2" calcext:value-type="float">
            <text:p>7,2</text:p>
          </table:table-cell>
          <table:table-cell table:formula="of:=[.AZ44]-(2^8)*2" office:value-type="float" office:value="252.968947368421" calcext:value-type="float">
            <text:p>253</text:p>
          </table:table-cell>
          <table:table-cell table:formula="of:=[.BA44]-(2^8)*2" office:value-type="float" office:value="252.675847953216" calcext:value-type="float">
            <text:p>253</text:p>
          </table:table-cell>
          <table:table-cell table:formula="of:=[.BB44]-(2^8)*2" office:value-type="float" office:value="252.386198830409" calcext:value-type="float">
            <text:p>252</text:p>
          </table:table-cell>
          <table:table-cell table:formula="of:=[.BC44]-(2^8)*2" office:value-type="float" office:value="252.1" calcext:value-type="float">
            <text:p>252</text:p>
          </table:table-cell>
          <table:table-cell table:formula="of:=[.BD44]-(2^8)*2" office:value-type="float" office:value="251.910130718954" calcext:value-type="float">
            <text:p>252</text:p>
          </table:table-cell>
          <table:table-cell table:formula="of:=[.BE44]-(2^8)*2" office:value-type="float" office:value="251.71772875817" calcext:value-type="float">
            <text:p>252</text:p>
          </table:table-cell>
          <table:table-cell table:formula="of:=[.BF44]-(2^8)*2" office:value-type="float" office:value="251.522794117647" calcext:value-type="float">
            <text:p>252</text:p>
          </table:table-cell>
          <table:table-cell table:formula="of:=[.BG44]-(2^8)*2" office:value-type="float" office:value="251.325326797388" calcext:value-type="float">
            <text:p>251</text:p>
          </table:table-cell>
          <table:table-cell table:formula="of:=[.BH44]-(2^8)*2" office:value-type="float" office:value="251.125326797387" calcext:value-type="float">
            <text:p>251</text:p>
          </table:table-cell>
          <table:table-cell table:formula="of:=[.BI44]-(2^8)*2" office:value-type="float" office:value="250.922794117649" calcext:value-type="float">
            <text:p>251</text:p>
          </table:table-cell>
          <table:table-cell table:style-name="ce15" table:formula="of:=[.BJ44]-(2^8)*2" office:value-type="float" office:value="250.717728758172" calcext:value-type="float">
            <text:p>251</text:p>
          </table:table-cell>
          <table:table-cell table:style-name="ce15" table:formula="of:=[.BK44]-(2^8)*2" office:value-type="float" office:value="250.510130718956" calcext:value-type="float">
            <text:p>251</text:p>
          </table:table-cell>
          <table:table-cell table:style-name="ce15" table:formula="of:=[.BL44]-(2^8)*2" office:value-type="float" office:value="250.300000000002" calcext:value-type="float">
            <text:p>250</text:p>
          </table:table-cell>
          <table:table-cell table:style-name="ce15" table:formula="of:=[.BM44]-(2^8)*2" office:value-type="float" office:value="249.962500000003" calcext:value-type="float">
            <text:p>250</text:p>
          </table:table-cell>
          <table:table-cell table:style-name="ce15" table:formula="of:=[.BN44]-(2^8)*2" office:value-type="float" office:value="249.625000000004" calcext:value-type="float">
            <text:p>250</text:p>
          </table:table-cell>
          <table:table-cell table:style-name="ce15" table:formula="of:=[.BO44]-(2^8)*2" office:value-type="float" office:value="249.287500000003" calcext:value-type="float">
            <text:p>249</text:p>
          </table:table-cell>
          <table:table-cell table:style-name="ce15" table:formula="of:=[.BP44]-(2^8)*2" office:value-type="float" office:value="248.950000000003" calcext:value-type="float">
            <text:p>249</text:p>
          </table:table-cell>
          <table:table-cell table:style-name="ce15" table:formula="of:=[.BQ44]-(2^8)*2" office:value-type="float" office:value="248.612500000004" calcext:value-type="float">
            <text:p>249</text:p>
          </table:table-cell>
          <table:table-cell table:style-name="ce15" table:formula="of:=[.BR44]-(2^8)*2" office:value-type="float" office:value="248.275000000007" calcext:value-type="float">
            <text:p>248</text:p>
          </table:table-cell>
          <table:table-cell table:style-name="ce15" table:formula="of:=[.BS44]-(2^8)*2" office:value-type="float" office:value="247.937500000006" calcext:value-type="float">
            <text:p>248</text:p>
          </table:table-cell>
        </table:table-row>
        <table:table-row table:style-name="ro2">
          <table:table-cell office:value-type="float" office:value="79.008" calcext:value-type="float">
            <text:p>79,008</text:p>
          </table:table-cell>
          <table:table-cell office:value-type="percentage" office:value="0.8589" calcext:value-type="percentage">
            <text:p>85,89%</text:p>
          </table:table-cell>
          <table:table-cell office:value-type="percentage" office:value="0.9033" calcext:value-type="percentage">
            <text:p>90,33%</text:p>
          </table:table-cell>
          <table:table-cell/>
          <table:table-cell office:value-type="float" office:value="7.4" calcext:value-type="float">
            <text:p>7,4</text:p>
          </table:table-cell>
          <table:table-cell table:formula="of:=PINTERP([.$A$15:.$A$205];[.$B$15:.$B$205];([.F$6]+[.$E45]))*1000" office:value-type="float" office:value="304.599999999999" calcext:value-type="float">
            <text:p>305</text:p>
          </table:table-cell>
          <table:table-cell table:formula="of:=PINTERP([.$A$15:.$A$205];[.$B$15:.$B$205];([.G$6]+[.$E45]))*1000" office:value-type="float" office:value="303.936129266521" calcext:value-type="float">
            <text:p>304</text:p>
          </table:table-cell>
          <table:table-cell table:formula="of:=PINTERP([.$A$15:.$A$205];[.$B$15:.$B$205];([.H$6]+[.$E45]))*1000" office:value-type="float" office:value="303.277115105301" calcext:value-type="float">
            <text:p>303</text:p>
          </table:table-cell>
          <table:table-cell table:formula="of:=PINTERP([.$A$15:.$A$205];[.$B$15:.$B$205];([.I$6]+[.$E45]))*1000" office:value-type="float" office:value="302.62295751634" calcext:value-type="float">
            <text:p>303</text:p>
          </table:table-cell>
          <table:table-cell table:formula="of:=PINTERP([.$A$15:.$A$205];[.$B$15:.$B$205];([.J$6]+[.$E45]))*1000" office:value-type="float" office:value="301.973656499637" calcext:value-type="float">
            <text:p>302</text:p>
          </table:table-cell>
          <table:table-cell table:formula="of:=PINTERP([.$A$15:.$A$205];[.$B$15:.$B$205];([.K$6]+[.$E45]))*1000" office:value-type="float" office:value="301.329212055192" calcext:value-type="float">
            <text:p>301</text:p>
          </table:table-cell>
          <table:table-cell table:formula="of:=PINTERP([.$A$15:.$A$205];[.$B$15:.$B$205];([.L$6]+[.$E45]))*1000" office:value-type="float" office:value="300.689624183006" calcext:value-type="float">
            <text:p>301</text:p>
          </table:table-cell>
          <table:table-cell table:formula="of:=PINTERP([.$A$15:.$A$205];[.$B$15:.$B$205];([.M$6]+[.$E45]))*1000" office:value-type="float" office:value="300.054892883085" calcext:value-type="float">
            <text:p>300</text:p>
          </table:table-cell>
          <table:table-cell table:formula="of:=PINTERP([.$A$15:.$A$205];[.$B$15:.$B$205];([.N$6]+[.$E45]))*1000" office:value-type="float" office:value="299.425018155416" calcext:value-type="float">
            <text:p>299</text:p>
          </table:table-cell>
          <table:table-cell table:formula="of:=PINTERP([.$A$15:.$A$205];[.$B$15:.$B$205];([.O$6]+[.$E45]))*1000" office:value-type="float" office:value="298.800000000006" calcext:value-type="float">
            <text:p>299</text:p>
          </table:table-cell>
          <table:table-cell table:formula="of:=PINTERP([.$A$15:.$A$205];[.$B$15:.$B$205];([.P$6]+[.$E45]))*1000" office:value-type="float" office:value="298.149382716056" calcext:value-type="float">
            <text:p>298</text:p>
          </table:table-cell>
          <table:table-cell table:formula="of:=PINTERP([.$A$15:.$A$205];[.$B$15:.$B$205];([.Q$6]+[.$E45]))*1000" office:value-type="float" office:value="297.497530864203" calcext:value-type="float">
            <text:p>297</text:p>
          </table:table-cell>
          <table:table-cell table:formula="of:=PINTERP([.$A$15:.$A$205];[.$B$15:.$B$205];([.R$6]+[.$E45]))*1000" office:value-type="float" office:value="296.844444444451" calcext:value-type="float">
            <text:p>297</text:p>
          </table:table-cell>
          <table:table-cell table:formula="of:=PINTERP([.$A$15:.$A$205];[.$B$15:.$B$205];([.S$6]+[.$E45]))*1000" office:value-type="float" office:value="296.190123456796" calcext:value-type="float">
            <text:p>296</text:p>
          </table:table-cell>
          <table:table-cell table:formula="of:=PINTERP([.$A$15:.$A$205];[.$B$15:.$B$205];([.T$6]+[.$E45]))*1000" office:value-type="float" office:value="295.534567901241" calcext:value-type="float">
            <text:p>296</text:p>
          </table:table-cell>
          <table:table-cell table:formula="of:=PINTERP([.$A$15:.$A$205];[.$B$15:.$B$205];([.U$6]+[.$E45]))*1000" office:value-type="float" office:value="294.877777777791" calcext:value-type="float">
            <text:p>295</text:p>
          </table:table-cell>
          <table:table-cell table:formula="of:=PINTERP([.$A$15:.$A$205];[.$B$15:.$B$205];([.V$6]+[.$E45]))*1000" office:value-type="float" office:value="294.219753086433" calcext:value-type="float">
            <text:p>294</text:p>
          </table:table-cell>
          <table:table-cell table:formula="of:=PINTERP([.$A$15:.$A$205];[.$B$15:.$B$205];([.W$6]+[.$E45]))*1000" office:value-type="float" office:value="293.560493827174" calcext:value-type="float">
            <text:p>294</text:p>
          </table:table-cell>
          <table:table-cell table:formula="of:=PINTERP([.$A$15:.$A$205];[.$B$15:.$B$205];([.X$6]+[.$E45]))*1000" office:value-type="float" office:value="292.900000000013" calcext:value-type="float">
            <text:p>293</text:p>
          </table:table-cell>
          <table:table-cell table:formula="of:=PINTERP([.$A$15:.$A$205];[.$B$15:.$B$205];([.Y$6]+[.$E45]))*1000" office:value-type="float" office:value="292.233333333346" calcext:value-type="float">
            <text:p>292</text:p>
          </table:table-cell>
          <table:table-cell/>
          <table:table-cell office:value-type="float" office:value="7.4" calcext:value-type="float">
            <text:p>7,4</text:p>
          </table:table-cell>
          <table:table-cell/>
          <table:table-cell table:formula="of:=[.F45]-(2^8)*1" office:value-type="float" office:value="48.5999999999991" calcext:value-type="float">
            <text:p>49</text:p>
          </table:table-cell>
          <table:table-cell table:formula="of:=[.G45]-(2^8)*1" office:value-type="float" office:value="47.9361292665212" calcext:value-type="float">
            <text:p>48</text:p>
          </table:table-cell>
          <table:table-cell table:formula="of:=[.H45]-(2^8)*1" office:value-type="float" office:value="47.2771151053008" calcext:value-type="float">
            <text:p>47</text:p>
          </table:table-cell>
          <table:table-cell table:formula="of:=[.I45]-(2^8)*1" office:value-type="float" office:value="46.6229575163399" calcext:value-type="float">
            <text:p>47</text:p>
          </table:table-cell>
          <table:table-cell table:formula="of:=[.J45]-(2^8)*1" office:value-type="float" office:value="45.9736564996366" calcext:value-type="float">
            <text:p>46</text:p>
          </table:table-cell>
          <table:table-cell table:formula="of:=[.K45]-(2^8)*1" office:value-type="float" office:value="45.3292120551918" calcext:value-type="float">
            <text:p>45</text:p>
          </table:table-cell>
          <table:table-cell table:formula="of:=[.L45]-(2^8)*1" office:value-type="float" office:value="44.6896241830065" calcext:value-type="float">
            <text:p>45</text:p>
          </table:table-cell>
          <table:table-cell table:formula="of:=[.M45]-(2^8)*1" office:value-type="float" office:value="44.0548928830851" calcext:value-type="float">
            <text:p>44</text:p>
          </table:table-cell>
          <table:table-cell table:formula="of:=[.N45]-(2^8)*1" office:value-type="float" office:value="43.425018155416" calcext:value-type="float">
            <text:p>43</text:p>
          </table:table-cell>
          <table:table-cell table:formula="of:=[.O45]-(2^8)*1" office:value-type="float" office:value="42.8000000000062" calcext:value-type="float">
            <text:p>43</text:p>
          </table:table-cell>
          <table:table-cell table:formula="of:=[.P45]-(2^8)*1" office:value-type="float" office:value="42.1493827160556" calcext:value-type="float">
            <text:p>42</text:p>
          </table:table-cell>
          <table:table-cell table:formula="of:=[.Q45]-(2^8)*1" office:value-type="float" office:value="41.4975308642034" calcext:value-type="float">
            <text:p>41</text:p>
          </table:table-cell>
          <table:table-cell table:formula="of:=[.R45]-(2^8)*1" office:value-type="float" office:value="40.844444444451" calcext:value-type="float">
            <text:p>41</text:p>
          </table:table-cell>
          <table:table-cell table:formula="of:=[.S45]-(2^8)*1" office:value-type="float" office:value="40.1901234567964" calcext:value-type="float">
            <text:p>40</text:p>
          </table:table-cell>
          <table:table-cell table:formula="of:=[.T45]-(2^8)*1" office:value-type="float" office:value="39.5345679012414" calcext:value-type="float">
            <text:p>40</text:p>
          </table:table-cell>
          <table:table-cell table:formula="of:=[.U45]-(2^8)*1" office:value-type="float" office:value="38.8777777777909" calcext:value-type="float">
            <text:p>39</text:p>
          </table:table-cell>
          <table:table-cell table:formula="of:=[.V45]-(2^8)*1" office:value-type="float" office:value="38.2197530864325" calcext:value-type="float">
            <text:p>38</text:p>
          </table:table-cell>
          <table:table-cell table:formula="of:=[.W45]-(2^8)*1" office:value-type="float" office:value="37.560493827174" calcext:value-type="float">
            <text:p>38</text:p>
          </table:table-cell>
          <table:table-cell table:formula="of:=[.X45]-(2^8)*1" office:value-type="float" office:value="36.9000000000132" calcext:value-type="float">
            <text:p>37</text:p>
          </table:table-cell>
          <table:table-cell table:formula="of:=[.Y45]-(2^8)*1" office:value-type="float" office:value="36.2333333333462" calcext:value-type="float">
            <text:p>36</text:p>
          </table:table-cell>
          <table:table-cell/>
          <table:table-cell table:style-name="ce10" office:value-type="float" office:value="7.4" calcext:value-type="float">
            <text:p>7,4</text:p>
          </table:table-cell>
          <table:table-cell table:style-name="ce10"/>
          <table:table-cell table:formula="of:=PINTERP([.$A$15:.$A$205];[.$C$15:.$C$205];([.AZ$6]+[.$E45]))*1000" office:value-type="float" office:value="759.6" calcext:value-type="float">
            <text:p>760</text:p>
          </table:table-cell>
          <table:table-cell table:formula="of:=PINTERP([.$A$15:.$A$205];[.$C$15:.$C$205];([.BA$6]+[.$E45]))*1000" office:value-type="float" office:value="759.387400145243" calcext:value-type="float">
            <text:p>759</text:p>
          </table:table-cell>
          <table:table-cell table:formula="of:=PINTERP([.$A$15:.$A$205];[.$C$15:.$C$205];([.BB$6]+[.$E45]))*1000" office:value-type="float" office:value="759.177950254176" calcext:value-type="float">
            <text:p>759</text:p>
          </table:table-cell>
          <table:table-cell table:formula="of:=PINTERP([.$A$15:.$A$205];[.$C$15:.$C$205];([.BC$6]+[.$E45]))*1000" office:value-type="float" office:value="758.971650326797" calcext:value-type="float">
            <text:p>759</text:p>
          </table:table-cell>
          <table:table-cell table:formula="of:=PINTERP([.$A$15:.$A$205];[.$C$15:.$C$205];([.BD$6]+[.$E45]))*1000" office:value-type="float" office:value="758.768500363108" calcext:value-type="float">
            <text:p>759</text:p>
          </table:table-cell>
          <table:table-cell table:formula="of:=PINTERP([.$A$15:.$A$205];[.$C$15:.$C$205];([.BE$6]+[.$E45]))*1000" office:value-type="float" office:value="758.568500363108" calcext:value-type="float">
            <text:p>759</text:p>
          </table:table-cell>
          <table:table-cell table:formula="of:=PINTERP([.$A$15:.$A$205];[.$C$15:.$C$205];([.BF$6]+[.$E45]))*1000" office:value-type="float" office:value="758.371650326797" calcext:value-type="float">
            <text:p>758</text:p>
          </table:table-cell>
          <table:table-cell table:formula="of:=PINTERP([.$A$15:.$A$205];[.$C$15:.$C$205];([.BG$6]+[.$E45]))*1000" office:value-type="float" office:value="758.177950254178" calcext:value-type="float">
            <text:p>758</text:p>
          </table:table-cell>
          <table:table-cell table:formula="of:=PINTERP([.$A$15:.$A$205];[.$C$15:.$C$205];([.BH$6]+[.$E45]))*1000" office:value-type="float" office:value="757.987400145245" calcext:value-type="float">
            <text:p>758</text:p>
          </table:table-cell>
          <table:table-cell table:formula="of:=PINTERP([.$A$15:.$A$205];[.$C$15:.$C$205];([.BI$6]+[.$E45]))*1000" office:value-type="float" office:value="757.800000000002" calcext:value-type="float">
            <text:p>758</text:p>
          </table:table-cell>
          <table:table-cell table:formula="of:=PINTERP([.$A$15:.$A$205];[.$C$15:.$C$205];([.BJ$6]+[.$E45]))*1000" office:value-type="float" office:value="757.535802469138" calcext:value-type="float">
            <text:p>758</text:p>
          </table:table-cell>
          <table:table-cell table:formula="of:=PINTERP([.$A$15:.$A$205];[.$C$15:.$C$205];([.BK$6]+[.$E45]))*1000" office:value-type="float" office:value="757.265432098768" calcext:value-type="float">
            <text:p>757</text:p>
          </table:table-cell>
          <table:table-cell table:formula="of:=PINTERP([.$A$15:.$A$205];[.$C$15:.$C$205];([.BL$6]+[.$E45]))*1000" office:value-type="float" office:value="756.988888888892" calcext:value-type="float">
            <text:p>757</text:p>
          </table:table-cell>
          <table:table-cell table:formula="of:=PINTERP([.$A$15:.$A$205];[.$C$15:.$C$205];([.BM$6]+[.$E45]))*1000" office:value-type="float" office:value="756.706172839509" calcext:value-type="float">
            <text:p>757</text:p>
          </table:table-cell>
          <table:table-cell table:formula="of:=PINTERP([.$A$15:.$A$205];[.$C$15:.$C$205];([.BN$6]+[.$E45]))*1000" office:value-type="float" office:value="756.41728395062" calcext:value-type="float">
            <text:p>756</text:p>
          </table:table-cell>
          <table:table-cell table:formula="of:=PINTERP([.$A$15:.$A$205];[.$C$15:.$C$205];([.BO$6]+[.$E45]))*1000" office:value-type="float" office:value="756.122222222225" calcext:value-type="float">
            <text:p>756</text:p>
          </table:table-cell>
          <table:table-cell table:formula="of:=PINTERP([.$A$15:.$A$205];[.$C$15:.$C$205];([.BP$6]+[.$E45]))*1000" office:value-type="float" office:value="755.820987654324" calcext:value-type="float">
            <text:p>756</text:p>
          </table:table-cell>
          <table:table-cell table:formula="of:=PINTERP([.$A$15:.$A$205];[.$C$15:.$C$205];([.BQ$6]+[.$E45]))*1000" office:value-type="float" office:value="755.513580246917" calcext:value-type="float">
            <text:p>756</text:p>
          </table:table-cell>
          <table:table-cell table:formula="of:=PINTERP([.$A$15:.$A$205];[.$C$15:.$C$205];([.BR$6]+[.$E45]))*1000" office:value-type="float" office:value="755.200000000006" calcext:value-type="float">
            <text:p>755</text:p>
          </table:table-cell>
          <table:table-cell table:style-name="ce17" table:formula="of:=PINTERP([.$A$15:.$A$205];[.$C$15:.$C$205];([.BS$6]+[.$E45]))*1000" office:value-type="float" office:value="754.891358024697" calcext:value-type="float">
            <text:p>755</text:p>
          </table:table-cell>
          <table:table-cell table:style-name="ce17"/>
          <table:table-cell table:style-name="ce10" office:value-type="float" office:value="7.4" calcext:value-type="float">
            <text:p>7,4</text:p>
          </table:table-cell>
          <table:table-cell table:formula="of:=[.AZ45]-(2^8)*2" office:value-type="float" office:value="247.6" calcext:value-type="float">
            <text:p>248</text:p>
          </table:table-cell>
          <table:table-cell table:formula="of:=[.BA45]-(2^8)*2" office:value-type="float" office:value="247.387400145243" calcext:value-type="float">
            <text:p>247</text:p>
          </table:table-cell>
          <table:table-cell table:formula="of:=[.BB45]-(2^8)*2" office:value-type="float" office:value="247.177950254176" calcext:value-type="float">
            <text:p>247</text:p>
          </table:table-cell>
          <table:table-cell table:formula="of:=[.BC45]-(2^8)*2" office:value-type="float" office:value="246.971650326797" calcext:value-type="float">
            <text:p>247</text:p>
          </table:table-cell>
          <table:table-cell table:formula="of:=[.BD45]-(2^8)*2" office:value-type="float" office:value="246.768500363108" calcext:value-type="float">
            <text:p>247</text:p>
          </table:table-cell>
          <table:table-cell table:formula="of:=[.BE45]-(2^8)*2" office:value-type="float" office:value="246.568500363108" calcext:value-type="float">
            <text:p>247</text:p>
          </table:table-cell>
          <table:table-cell table:formula="of:=[.BF45]-(2^8)*2" office:value-type="float" office:value="246.371650326797" calcext:value-type="float">
            <text:p>246</text:p>
          </table:table-cell>
          <table:table-cell table:formula="of:=[.BG45]-(2^8)*2" office:value-type="float" office:value="246.177950254178" calcext:value-type="float">
            <text:p>246</text:p>
          </table:table-cell>
          <table:table-cell table:formula="of:=[.BH45]-(2^8)*2" office:value-type="float" office:value="245.987400145245" calcext:value-type="float">
            <text:p>246</text:p>
          </table:table-cell>
          <table:table-cell table:formula="of:=[.BI45]-(2^8)*2" office:value-type="float" office:value="245.800000000002" calcext:value-type="float">
            <text:p>246</text:p>
          </table:table-cell>
          <table:table-cell table:style-name="ce15" table:formula="of:=[.BJ45]-(2^8)*2" office:value-type="float" office:value="245.535802469138" calcext:value-type="float">
            <text:p>246</text:p>
          </table:table-cell>
          <table:table-cell table:style-name="ce15" table:formula="of:=[.BK45]-(2^8)*2" office:value-type="float" office:value="245.265432098768" calcext:value-type="float">
            <text:p>245</text:p>
          </table:table-cell>
          <table:table-cell table:style-name="ce15" table:formula="of:=[.BL45]-(2^8)*2" office:value-type="float" office:value="244.988888888892" calcext:value-type="float">
            <text:p>245</text:p>
          </table:table-cell>
          <table:table-cell table:style-name="ce15" table:formula="of:=[.BM45]-(2^8)*2" office:value-type="float" office:value="244.706172839509" calcext:value-type="float">
            <text:p>245</text:p>
          </table:table-cell>
          <table:table-cell table:style-name="ce15" table:formula="of:=[.BN45]-(2^8)*2" office:value-type="float" office:value="244.41728395062" calcext:value-type="float">
            <text:p>244</text:p>
          </table:table-cell>
          <table:table-cell table:style-name="ce15" table:formula="of:=[.BO45]-(2^8)*2" office:value-type="float" office:value="244.122222222225" calcext:value-type="float">
            <text:p>244</text:p>
          </table:table-cell>
          <table:table-cell table:style-name="ce15" table:formula="of:=[.BP45]-(2^8)*2" office:value-type="float" office:value="243.820987654324" calcext:value-type="float">
            <text:p>244</text:p>
          </table:table-cell>
          <table:table-cell table:style-name="ce15" table:formula="of:=[.BQ45]-(2^8)*2" office:value-type="float" office:value="243.513580246917" calcext:value-type="float">
            <text:p>244</text:p>
          </table:table-cell>
          <table:table-cell table:style-name="ce15" table:formula="of:=[.BR45]-(2^8)*2" office:value-type="float" office:value="243.200000000006" calcext:value-type="float">
            <text:p>243</text:p>
          </table:table-cell>
          <table:table-cell table:style-name="ce15" table:formula="of:=[.BS45]-(2^8)*2" office:value-type="float" office:value="242.891358024697" calcext:value-type="float">
            <text:p>243</text:p>
          </table:table-cell>
        </table:table-row>
        <table:table-row table:style-name="ro2">
          <table:table-cell office:value-type="float" office:value="79.05" calcext:value-type="float">
            <text:p>79,050</text:p>
          </table:table-cell>
          <table:table-cell office:value-type="percentage" office:value="0.8548" calcext:value-type="percentage">
            <text:p>85,48%</text:p>
          </table:table-cell>
          <table:table-cell office:value-type="percentage" office:value="0.901" calcext:value-type="percentage">
            <text:p>90,10%</text:p>
          </table:table-cell>
          <table:table-cell/>
          <table:table-cell office:value-type="float" office:value="7.6" calcext:value-type="float">
            <text:p>7,6</text:p>
          </table:table-cell>
          <table:table-cell table:formula="of:=PINTERP([.$A$15:.$A$205];[.$B$15:.$B$205];([.F$6]+[.$E46]))*1000" office:value-type="float" office:value="291.566666666667" calcext:value-type="float">
            <text:p>292</text:p>
          </table:table-cell>
          <table:table-cell table:formula="of:=PINTERP([.$A$15:.$A$205];[.$B$15:.$B$205];([.G$6]+[.$E46]))*1000" office:value-type="float" office:value="290.900000000001" calcext:value-type="float">
            <text:p>291</text:p>
          </table:table-cell>
          <table:table-cell table:formula="of:=PINTERP([.$A$15:.$A$205];[.$B$15:.$B$205];([.H$6]+[.$E46]))*1000" office:value-type="float" office:value="290.233333333334" calcext:value-type="float">
            <text:p>290</text:p>
          </table:table-cell>
          <table:table-cell table:formula="of:=PINTERP([.$A$15:.$A$205];[.$B$15:.$B$205];([.I$6]+[.$E46]))*1000" office:value-type="float" office:value="289.566666666667" calcext:value-type="float">
            <text:p>290</text:p>
          </table:table-cell>
          <table:table-cell table:formula="of:=PINTERP([.$A$15:.$A$205];[.$B$15:.$B$205];([.J$6]+[.$E46]))*1000" office:value-type="float" office:value="288.9" calcext:value-type="float">
            <text:p>289</text:p>
          </table:table-cell>
          <table:table-cell table:formula="of:=PINTERP([.$A$15:.$A$205];[.$B$15:.$B$205];([.K$6]+[.$E46]))*1000" office:value-type="float" office:value="288.233333333333" calcext:value-type="float">
            <text:p>288</text:p>
          </table:table-cell>
          <table:table-cell table:formula="of:=PINTERP([.$A$15:.$A$205];[.$B$15:.$B$205];([.L$6]+[.$E46]))*1000" office:value-type="float" office:value="287.566666666667" calcext:value-type="float">
            <text:p>288</text:p>
          </table:table-cell>
          <table:table-cell table:formula="of:=PINTERP([.$A$15:.$A$205];[.$B$15:.$B$205];([.M$6]+[.$E46]))*1000" office:value-type="float" office:value="286.900000000007" calcext:value-type="float">
            <text:p>287</text:p>
          </table:table-cell>
          <table:table-cell table:formula="of:=PINTERP([.$A$15:.$A$205];[.$B$15:.$B$205];([.N$6]+[.$E46]))*1000" office:value-type="float" office:value="286.2612563544" calcext:value-type="float">
            <text:p>286</text:p>
          </table:table-cell>
          <table:table-cell table:formula="of:=PINTERP([.$A$15:.$A$205];[.$B$15:.$B$205];([.O$6]+[.$E46]))*1000" office:value-type="float" office:value="285.618309731307" calcext:value-type="float">
            <text:p>286</text:p>
          </table:table-cell>
          <table:table-cell table:formula="of:=PINTERP([.$A$15:.$A$205];[.$B$15:.$B$205];([.P$6]+[.$E46]))*1000" office:value-type="float" office:value="284.971160130725" calcext:value-type="float">
            <text:p>285</text:p>
          </table:table-cell>
          <table:table-cell table:formula="of:=PINTERP([.$A$15:.$A$205];[.$B$15:.$B$205];([.Q$6]+[.$E46]))*1000" office:value-type="float" office:value="284.319807552657" calcext:value-type="float">
            <text:p>284</text:p>
          </table:table-cell>
          <table:table-cell table:formula="of:=PINTERP([.$A$15:.$A$205];[.$B$15:.$B$205];([.R$6]+[.$E46]))*1000" office:value-type="float" office:value="283.664251997102" calcext:value-type="float">
            <text:p>284</text:p>
          </table:table-cell>
          <table:table-cell table:formula="of:=PINTERP([.$A$15:.$A$205];[.$B$15:.$B$205];([.S$6]+[.$E46]))*1000" office:value-type="float" office:value="283.004493464059" calcext:value-type="float">
            <text:p>283</text:p>
          </table:table-cell>
          <table:table-cell table:formula="of:=PINTERP([.$A$15:.$A$205];[.$B$15:.$B$205];([.T$6]+[.$E46]))*1000" office:value-type="float" office:value="282.340531953529" calcext:value-type="float">
            <text:p>282</text:p>
          </table:table-cell>
          <table:table-cell table:formula="of:=PINTERP([.$A$15:.$A$205];[.$B$15:.$B$205];([.U$6]+[.$E46]))*1000" office:value-type="float" office:value="281.672367465518" calcext:value-type="float">
            <text:p>282</text:p>
          </table:table-cell>
          <table:table-cell table:formula="of:=PINTERP([.$A$15:.$A$205];[.$B$15:.$B$205];([.V$6]+[.$E46]))*1000" office:value-type="float" office:value="281.000000000013" calcext:value-type="float">
            <text:p>281</text:p>
          </table:table-cell>
          <table:table-cell table:formula="of:=PINTERP([.$A$15:.$A$205];[.$B$15:.$B$205];([.W$6]+[.$E46]))*1000" office:value-type="float" office:value="280.262500000015" calcext:value-type="float">
            <text:p>280</text:p>
          </table:table-cell>
          <table:table-cell table:formula="of:=PINTERP([.$A$15:.$A$205];[.$B$15:.$B$205];([.X$6]+[.$E46]))*1000" office:value-type="float" office:value="279.525000000015" calcext:value-type="float">
            <text:p>280</text:p>
          </table:table-cell>
          <table:table-cell table:formula="of:=PINTERP([.$A$15:.$A$205];[.$B$15:.$B$205];([.Y$6]+[.$E46]))*1000" office:value-type="float" office:value="278.787500000015" calcext:value-type="float">
            <text:p>279</text:p>
          </table:table-cell>
          <table:table-cell/>
          <table:table-cell office:value-type="float" office:value="7.6" calcext:value-type="float">
            <text:p>7,6</text:p>
          </table:table-cell>
          <table:table-cell/>
          <table:table-cell table:formula="of:=[.F46]-(2^8)*1" office:value-type="float" office:value="35.5666666666668" calcext:value-type="float">
            <text:p>36</text:p>
          </table:table-cell>
          <table:table-cell table:formula="of:=[.G46]-(2^8)*1" office:value-type="float" office:value="34.9000000000007" calcext:value-type="float">
            <text:p>35</text:p>
          </table:table-cell>
          <table:table-cell table:formula="of:=[.H46]-(2^8)*1" office:value-type="float" office:value="34.2333333333336" calcext:value-type="float">
            <text:p>34</text:p>
          </table:table-cell>
          <table:table-cell table:formula="of:=[.I46]-(2^8)*1" office:value-type="float" office:value="33.5666666666673" calcext:value-type="float">
            <text:p>34</text:p>
          </table:table-cell>
          <table:table-cell table:formula="of:=[.J46]-(2^8)*1" office:value-type="float" office:value="32.9000000000003" calcext:value-type="float">
            <text:p>33</text:p>
          </table:table-cell>
          <table:table-cell table:formula="of:=[.K46]-(2^8)*1" office:value-type="float" office:value="32.2333333333332" calcext:value-type="float">
            <text:p>32</text:p>
          </table:table-cell>
          <table:table-cell table:formula="of:=[.L46]-(2^8)*1" office:value-type="float" office:value="31.5666666666671" calcext:value-type="float">
            <text:p>32</text:p>
          </table:table-cell>
          <table:table-cell table:formula="of:=[.M46]-(2^8)*1" office:value-type="float" office:value="30.9000000000066" calcext:value-type="float">
            <text:p>31</text:p>
          </table:table-cell>
          <table:table-cell table:formula="of:=[.N46]-(2^8)*1" office:value-type="float" office:value="30.2612563543997" calcext:value-type="float">
            <text:p>30</text:p>
          </table:table-cell>
          <table:table-cell table:formula="of:=[.O46]-(2^8)*1" office:value-type="float" office:value="29.6183097313066" calcext:value-type="float">
            <text:p>30</text:p>
          </table:table-cell>
          <table:table-cell table:formula="of:=[.P46]-(2^8)*1" office:value-type="float" office:value="28.9711601307254" calcext:value-type="float">
            <text:p>29</text:p>
          </table:table-cell>
          <table:table-cell table:formula="of:=[.Q46]-(2^8)*1" office:value-type="float" office:value="28.3198075526569" calcext:value-type="float">
            <text:p>28</text:p>
          </table:table-cell>
          <table:table-cell table:formula="of:=[.R46]-(2^8)*1" office:value-type="float" office:value="27.664251997102" calcext:value-type="float">
            <text:p>28</text:p>
          </table:table-cell>
          <table:table-cell table:formula="of:=[.S46]-(2^8)*1" office:value-type="float" office:value="27.0044934640589" calcext:value-type="float">
            <text:p>27</text:p>
          </table:table-cell>
          <table:table-cell table:formula="of:=[.T46]-(2^8)*1" office:value-type="float" office:value="26.3405319535294" calcext:value-type="float">
            <text:p>26</text:p>
          </table:table-cell>
          <table:table-cell table:formula="of:=[.U46]-(2^8)*1" office:value-type="float" office:value="25.6723674655184" calcext:value-type="float">
            <text:p>26</text:p>
          </table:table-cell>
          <table:table-cell table:formula="of:=[.V46]-(2^8)*1" office:value-type="float" office:value="25.0000000000135" calcext:value-type="float">
            <text:p>25</text:p>
          </table:table-cell>
          <table:table-cell table:formula="of:=[.W46]-(2^8)*1" office:value-type="float" office:value="24.2625000000154" calcext:value-type="float">
            <text:p>24</text:p>
          </table:table-cell>
          <table:table-cell table:formula="of:=[.X46]-(2^8)*1" office:value-type="float" office:value="23.525000000015" calcext:value-type="float">
            <text:p>24</text:p>
          </table:table-cell>
          <table:table-cell table:formula="of:=[.Y46]-(2^8)*1" office:value-type="float" office:value="22.7875000000146" calcext:value-type="float">
            <text:p>23</text:p>
          </table:table-cell>
          <table:table-cell/>
          <table:table-cell table:style-name="ce10" office:value-type="float" office:value="7.6" calcext:value-type="float">
            <text:p>7,6</text:p>
          </table:table-cell>
          <table:table-cell table:style-name="ce10"/>
          <table:table-cell table:formula="of:=PINTERP([.$A$15:.$A$205];[.$C$15:.$C$205];([.AZ$6]+[.$E46]))*1000" office:value-type="float" office:value="754.582098765432" calcext:value-type="float">
            <text:p>755</text:p>
          </table:table-cell>
          <table:table-cell table:formula="of:=PINTERP([.$A$15:.$A$205];[.$C$15:.$C$205];([.BA$6]+[.$E46]))*1000" office:value-type="float" office:value="754.272222222223" calcext:value-type="float">
            <text:p>754</text:p>
          </table:table-cell>
          <table:table-cell table:formula="of:=PINTERP([.$A$15:.$A$205];[.$C$15:.$C$205];([.BB$6]+[.$E46]))*1000" office:value-type="float" office:value="753.961728395062" calcext:value-type="float">
            <text:p>754</text:p>
          </table:table-cell>
          <table:table-cell table:formula="of:=PINTERP([.$A$15:.$A$205];[.$C$15:.$C$205];([.BC$6]+[.$E46]))*1000" office:value-type="float" office:value="753.650617283951" calcext:value-type="float">
            <text:p>754</text:p>
          </table:table-cell>
          <table:table-cell table:formula="of:=PINTERP([.$A$15:.$A$205];[.$C$15:.$C$205];([.BD$6]+[.$E46]))*1000" office:value-type="float" office:value="753.338888888889" calcext:value-type="float">
            <text:p>753</text:p>
          </table:table-cell>
          <table:table-cell table:formula="of:=PINTERP([.$A$15:.$A$205];[.$C$15:.$C$205];([.BE$6]+[.$E46]))*1000" office:value-type="float" office:value="753.026543209876" calcext:value-type="float">
            <text:p>753</text:p>
          </table:table-cell>
          <table:table-cell table:formula="of:=PINTERP([.$A$15:.$A$205];[.$C$15:.$C$205];([.BF$6]+[.$E46]))*1000" office:value-type="float" office:value="752.713580246914" calcext:value-type="float">
            <text:p>753</text:p>
          </table:table-cell>
          <table:table-cell table:formula="of:=PINTERP([.$A$15:.$A$205];[.$C$15:.$C$205];([.BG$6]+[.$E46]))*1000" office:value-type="float" office:value="752.400000000003" calcext:value-type="float">
            <text:p>752</text:p>
          </table:table-cell>
          <table:table-cell table:formula="of:=PINTERP([.$A$15:.$A$205];[.$C$15:.$C$205];([.BH$6]+[.$E46]))*1000" office:value-type="float" office:value="752.103413217142" calcext:value-type="float">
            <text:p>752</text:p>
          </table:table-cell>
          <table:table-cell table:formula="of:=PINTERP([.$A$15:.$A$205];[.$C$15:.$C$205];([.BI$6]+[.$E46]))*1000" office:value-type="float" office:value="751.805973129996" calcext:value-type="float">
            <text:p>752</text:p>
          </table:table-cell>
          <table:table-cell table:formula="of:=PINTERP([.$A$15:.$A$205];[.$C$15:.$C$205];([.BJ$6]+[.$E46]))*1000" office:value-type="float" office:value="751.507679738565" calcext:value-type="float">
            <text:p>752</text:p>
          </table:table-cell>
          <table:table-cell table:formula="of:=PINTERP([.$A$15:.$A$205];[.$C$15:.$C$205];([.BK$6]+[.$E46]))*1000" office:value-type="float" office:value="751.20853304285" calcext:value-type="float">
            <text:p>751</text:p>
          </table:table-cell>
          <table:table-cell table:formula="of:=PINTERP([.$A$15:.$A$205];[.$C$15:.$C$205];([.BL$6]+[.$E46]))*1000" office:value-type="float" office:value="750.90853304285" calcext:value-type="float">
            <text:p>751</text:p>
          </table:table-cell>
          <table:table-cell table:formula="of:=PINTERP([.$A$15:.$A$205];[.$C$15:.$C$205];([.BM$6]+[.$E46]))*1000" office:value-type="float" office:value="750.607679738565" calcext:value-type="float">
            <text:p>751</text:p>
          </table:table-cell>
          <table:table-cell table:formula="of:=PINTERP([.$A$15:.$A$205];[.$C$15:.$C$205];([.BN$6]+[.$E46]))*1000" office:value-type="float" office:value="750.305973129996" calcext:value-type="float">
            <text:p>750</text:p>
          </table:table-cell>
          <table:table-cell table:formula="of:=PINTERP([.$A$15:.$A$205];[.$C$15:.$C$205];([.BO$6]+[.$E46]))*1000" office:value-type="float" office:value="750.003413217142" calcext:value-type="float">
            <text:p>750</text:p>
          </table:table-cell>
          <table:table-cell table:formula="of:=PINTERP([.$A$15:.$A$205];[.$C$15:.$C$205];([.BP$6]+[.$E46]))*1000" office:value-type="float" office:value="749.700000000003" calcext:value-type="float">
            <text:p>750</text:p>
          </table:table-cell>
          <table:table-cell table:formula="of:=PINTERP([.$A$15:.$A$205];[.$C$15:.$C$205];([.BQ$6]+[.$E46]))*1000" office:value-type="float" office:value="749.375000000004" calcext:value-type="float">
            <text:p>749</text:p>
          </table:table-cell>
          <table:table-cell table:formula="of:=PINTERP([.$A$15:.$A$205];[.$C$15:.$C$205];([.BR$6]+[.$E46]))*1000" office:value-type="float" office:value="749.050000000007" calcext:value-type="float">
            <text:p>749</text:p>
          </table:table-cell>
          <table:table-cell table:style-name="ce17" table:formula="of:=PINTERP([.$A$15:.$A$205];[.$C$15:.$C$205];([.BS$6]+[.$E46]))*1000" office:value-type="float" office:value="748.725000000007" calcext:value-type="float">
            <text:p>749</text:p>
          </table:table-cell>
          <table:table-cell table:style-name="ce17"/>
          <table:table-cell table:style-name="ce10" office:value-type="float" office:value="7.6" calcext:value-type="float">
            <text:p>7,6</text:p>
          </table:table-cell>
          <table:table-cell table:formula="of:=[.AZ46]-(2^8)*2" office:value-type="float" office:value="242.582098765432" calcext:value-type="float">
            <text:p>243</text:p>
          </table:table-cell>
          <table:table-cell table:formula="of:=[.BA46]-(2^8)*2" office:value-type="float" office:value="242.272222222223" calcext:value-type="float">
            <text:p>242</text:p>
          </table:table-cell>
          <table:table-cell table:formula="of:=[.BB46]-(2^8)*2" office:value-type="float" office:value="241.961728395062" calcext:value-type="float">
            <text:p>242</text:p>
          </table:table-cell>
          <table:table-cell table:formula="of:=[.BC46]-(2^8)*2" office:value-type="float" office:value="241.650617283951" calcext:value-type="float">
            <text:p>242</text:p>
          </table:table-cell>
          <table:table-cell table:formula="of:=[.BD46]-(2^8)*2" office:value-type="float" office:value="241.338888888889" calcext:value-type="float">
            <text:p>241</text:p>
          </table:table-cell>
          <table:table-cell table:formula="of:=[.BE46]-(2^8)*2" office:value-type="float" office:value="241.026543209876" calcext:value-type="float">
            <text:p>241</text:p>
          </table:table-cell>
          <table:table-cell table:formula="of:=[.BF46]-(2^8)*2" office:value-type="float" office:value="240.713580246914" calcext:value-type="float">
            <text:p>241</text:p>
          </table:table-cell>
          <table:table-cell table:formula="of:=[.BG46]-(2^8)*2" office:value-type="float" office:value="240.400000000003" calcext:value-type="float">
            <text:p>240</text:p>
          </table:table-cell>
          <table:table-cell table:formula="of:=[.BH46]-(2^8)*2" office:value-type="float" office:value="240.103413217142" calcext:value-type="float">
            <text:p>240</text:p>
          </table:table-cell>
          <table:table-cell table:formula="of:=[.BI46]-(2^8)*2" office:value-type="float" office:value="239.805973129996" calcext:value-type="float">
            <text:p>240</text:p>
          </table:table-cell>
          <table:table-cell table:style-name="ce15" table:formula="of:=[.BJ46]-(2^8)*2" office:value-type="float" office:value="239.507679738565" calcext:value-type="float">
            <text:p>240</text:p>
          </table:table-cell>
          <table:table-cell table:style-name="ce15" table:formula="of:=[.BK46]-(2^8)*2" office:value-type="float" office:value="239.20853304285" calcext:value-type="float">
            <text:p>239</text:p>
          </table:table-cell>
          <table:table-cell table:style-name="ce15" table:formula="of:=[.BL46]-(2^8)*2" office:value-type="float" office:value="238.90853304285" calcext:value-type="float">
            <text:p>239</text:p>
          </table:table-cell>
          <table:table-cell table:style-name="ce15" table:formula="of:=[.BM46]-(2^8)*2" office:value-type="float" office:value="238.607679738565" calcext:value-type="float">
            <text:p>239</text:p>
          </table:table-cell>
          <table:table-cell table:style-name="ce15" table:formula="of:=[.BN46]-(2^8)*2" office:value-type="float" office:value="238.305973129996" calcext:value-type="float">
            <text:p>238</text:p>
          </table:table-cell>
          <table:table-cell table:style-name="ce15" table:formula="of:=[.BO46]-(2^8)*2" office:value-type="float" office:value="238.003413217142" calcext:value-type="float">
            <text:p>238</text:p>
          </table:table-cell>
          <table:table-cell table:style-name="ce15" table:formula="of:=[.BP46]-(2^8)*2" office:value-type="float" office:value="237.700000000003" calcext:value-type="float">
            <text:p>238</text:p>
          </table:table-cell>
          <table:table-cell table:style-name="ce15" table:formula="of:=[.BQ46]-(2^8)*2" office:value-type="float" office:value="237.375000000004" calcext:value-type="float">
            <text:p>237</text:p>
          </table:table-cell>
          <table:table-cell table:style-name="ce15" table:formula="of:=[.BR46]-(2^8)*2" office:value-type="float" office:value="237.050000000007" calcext:value-type="float">
            <text:p>237</text:p>
          </table:table-cell>
          <table:table-cell table:style-name="ce15" table:formula="of:=[.BS46]-(2^8)*2" office:value-type="float" office:value="236.725000000007" calcext:value-type="float">
            <text:p>237</text:p>
          </table:table-cell>
        </table:table-row>
        <table:table-row table:style-name="ro2">
          <table:table-cell office:value-type="float" office:value="79.094" calcext:value-type="float">
            <text:p>79,094</text:p>
          </table:table-cell>
          <table:table-cell office:value-type="percentage" office:value="0.8507" calcext:value-type="percentage">
            <text:p>85,07%</text:p>
          </table:table-cell>
          <table:table-cell office:value-type="percentage" office:value="0.8995" calcext:value-type="percentage">
            <text:p>89,95%</text:p>
          </table:table-cell>
          <table:table-cell/>
          <table:table-cell office:value-type="float" office:value="7.8" calcext:value-type="float">
            <text:p>7,8</text:p>
          </table:table-cell>
          <table:table-cell table:formula="of:=PINTERP([.$A$15:.$A$205];[.$B$15:.$B$205];([.F$6]+[.$E47]))*1000" office:value-type="float" office:value="278.049999999999" calcext:value-type="float">
            <text:p>278</text:p>
          </table:table-cell>
          <table:table-cell table:formula="of:=PINTERP([.$A$15:.$A$205];[.$B$15:.$B$205];([.G$6]+[.$E47]))*1000" office:value-type="float" office:value="277.3125" calcext:value-type="float">
            <text:p>277</text:p>
          </table:table-cell>
          <table:table-cell table:formula="of:=PINTERP([.$A$15:.$A$205];[.$B$15:.$B$205];([.H$6]+[.$E47]))*1000" office:value-type="float" office:value="276.575" calcext:value-type="float">
            <text:p>277</text:p>
          </table:table-cell>
          <table:table-cell table:formula="of:=PINTERP([.$A$15:.$A$205];[.$B$15:.$B$205];([.I$6]+[.$E47]))*1000" office:value-type="float" office:value="275.8375" calcext:value-type="float">
            <text:p>276</text:p>
          </table:table-cell>
          <table:table-cell table:formula="of:=PINTERP([.$A$15:.$A$205];[.$B$15:.$B$205];([.J$6]+[.$E47]))*1000" office:value-type="float" office:value="275.1" calcext:value-type="float">
            <text:p>275</text:p>
          </table:table-cell>
          <table:table-cell table:formula="of:=PINTERP([.$A$15:.$A$205];[.$B$15:.$B$205];([.K$6]+[.$E47]))*1000" office:value-type="float" office:value="274.378439751969" calcext:value-type="float">
            <text:p>274</text:p>
          </table:table-cell>
          <table:table-cell table:formula="of:=PINTERP([.$A$15:.$A$205];[.$B$15:.$B$205];([.L$6]+[.$E47]))*1000" office:value-type="float" office:value="273.673380677057" calcext:value-type="float">
            <text:p>274</text:p>
          </table:table-cell>
          <table:table-cell table:formula="of:=PINTERP([.$A$15:.$A$205];[.$B$15:.$B$205];([.M$6]+[.$E47]))*1000" office:value-type="float" office:value="272.984822775271" calcext:value-type="float">
            <text:p>273</text:p>
          </table:table-cell>
          <table:table-cell table:formula="of:=PINTERP([.$A$15:.$A$205];[.$B$15:.$B$205];([.N$6]+[.$E47]))*1000" office:value-type="float" office:value="272.312766046596" calcext:value-type="float">
            <text:p>272</text:p>
          </table:table-cell>
          <table:table-cell table:formula="of:=PINTERP([.$A$15:.$A$205];[.$B$15:.$B$205];([.O$6]+[.$E47]))*1000" office:value-type="float" office:value="271.657210491041" calcext:value-type="float">
            <text:p>272</text:p>
          </table:table-cell>
          <table:table-cell table:formula="of:=PINTERP([.$A$15:.$A$205];[.$B$15:.$B$205];([.P$6]+[.$E47]))*1000" office:value-type="float" office:value="271.018156108604" calcext:value-type="float">
            <text:p>271</text:p>
          </table:table-cell>
          <table:table-cell table:formula="of:=PINTERP([.$A$15:.$A$205];[.$B$15:.$B$205];([.Q$6]+[.$E47]))*1000" office:value-type="float" office:value="270.395602899285" calcext:value-type="float">
            <text:p>270</text:p>
          </table:table-cell>
          <table:table-cell table:formula="of:=PINTERP([.$A$15:.$A$205];[.$B$15:.$B$205];([.R$6]+[.$E47]))*1000" office:value-type="float" office:value="269.789550863086" calcext:value-type="float">
            <text:p>270</text:p>
          </table:table-cell>
          <table:table-cell table:formula="of:=PINTERP([.$A$15:.$A$205];[.$B$15:.$B$205];([.S$6]+[.$E47]))*1000" office:value-type="float" office:value="269.200000000006" calcext:value-type="float">
            <text:p>269</text:p>
          </table:table-cell>
          <table:table-cell table:formula="of:=PINTERP([.$A$15:.$A$205];[.$B$15:.$B$205];([.T$6]+[.$E47]))*1000" office:value-type="float" office:value="268.82901566952" calcext:value-type="float">
            <text:p>269</text:p>
          </table:table-cell>
          <table:table-cell table:formula="of:=PINTERP([.$A$15:.$A$205];[.$B$15:.$B$205];([.U$6]+[.$E47]))*1000" office:value-type="float" office:value="268.469823361831" calcext:value-type="float">
            <text:p>268</text:p>
          </table:table-cell>
          <table:table-cell table:formula="of:=PINTERP([.$A$15:.$A$205];[.$B$15:.$B$205];([.V$6]+[.$E47]))*1000" office:value-type="float" office:value="268.12242307693" calcext:value-type="float">
            <text:p>268</text:p>
          </table:table-cell>
          <table:table-cell table:formula="of:=PINTERP([.$A$15:.$A$205];[.$B$15:.$B$205];([.W$6]+[.$E47]))*1000" office:value-type="float" office:value="267.786814814822" calcext:value-type="float">
            <text:p>268</text:p>
          </table:table-cell>
          <table:table-cell table:formula="of:=PINTERP([.$A$15:.$A$205];[.$B$15:.$B$205];([.X$6]+[.$E47]))*1000" office:value-type="float" office:value="267.462998575505" calcext:value-type="float">
            <text:p>267</text:p>
          </table:table-cell>
          <table:table-cell table:formula="of:=PINTERP([.$A$15:.$A$205];[.$B$15:.$B$205];([.Y$6]+[.$E47]))*1000" office:value-type="float" office:value="267.15097435898" calcext:value-type="float">
            <text:p>267</text:p>
          </table:table-cell>
          <table:table-cell/>
          <table:table-cell office:value-type="float" office:value="7.8" calcext:value-type="float">
            <text:p>7,8</text:p>
          </table:table-cell>
          <table:table-cell/>
          <table:table-cell table:formula="of:=[.F47]-(2^8)*1" office:value-type="float" office:value="22.0499999999994" calcext:value-type="float">
            <text:p>22</text:p>
          </table:table-cell>
          <table:table-cell table:formula="of:=[.G47]-(2^8)*1" office:value-type="float" office:value="21.3125000000002" calcext:value-type="float">
            <text:p>21</text:p>
          </table:table-cell>
          <table:table-cell table:formula="of:=[.H47]-(2^8)*1" office:value-type="float" office:value="20.5749999999999" calcext:value-type="float">
            <text:p>21</text:p>
          </table:table-cell>
          <table:table-cell table:formula="of:=[.I47]-(2^8)*1" office:value-type="float" office:value="19.8375000000004" calcext:value-type="float">
            <text:p>20</text:p>
          </table:table-cell>
          <table:table-cell table:formula="of:=[.J47]-(2^8)*1" office:value-type="float" office:value="19.1" calcext:value-type="float">
            <text:p>19</text:p>
          </table:table-cell>
          <table:table-cell table:formula="of:=[.K47]-(2^8)*1" office:value-type="float" office:value="18.3784397519689" calcext:value-type="float">
            <text:p>18</text:p>
          </table:table-cell>
          <table:table-cell table:formula="of:=[.L47]-(2^8)*1" office:value-type="float" office:value="17.6733806770575" calcext:value-type="float">
            <text:p>18</text:p>
          </table:table-cell>
          <table:table-cell table:formula="of:=[.M47]-(2^8)*1" office:value-type="float" office:value="16.9848227752707" calcext:value-type="float">
            <text:p>17</text:p>
          </table:table-cell>
          <table:table-cell table:formula="of:=[.N47]-(2^8)*1" office:value-type="float" office:value="16.3127660465959" calcext:value-type="float">
            <text:p>16</text:p>
          </table:table-cell>
          <table:table-cell table:formula="of:=[.O47]-(2^8)*1" office:value-type="float" office:value="15.6572104910408" calcext:value-type="float">
            <text:p>16</text:p>
          </table:table-cell>
          <table:table-cell table:formula="of:=[.P47]-(2^8)*1" office:value-type="float" office:value="15.0181561086036" calcext:value-type="float">
            <text:p>15</text:p>
          </table:table-cell>
          <table:table-cell table:formula="of:=[.Q47]-(2^8)*1" office:value-type="float" office:value="14.3956028992852" calcext:value-type="float">
            <text:p>14</text:p>
          </table:table-cell>
          <table:table-cell table:formula="of:=[.R47]-(2^8)*1" office:value-type="float" office:value="13.7895508630865" calcext:value-type="float">
            <text:p>14</text:p>
          </table:table-cell>
          <table:table-cell table:formula="of:=[.S47]-(2^8)*1" office:value-type="float" office:value="13.2000000000058" calcext:value-type="float">
            <text:p>13</text:p>
          </table:table-cell>
          <table:table-cell table:formula="of:=[.T47]-(2^8)*1" office:value-type="float" office:value="12.8290156695196" calcext:value-type="float">
            <text:p>13</text:p>
          </table:table-cell>
          <table:table-cell table:formula="of:=[.U47]-(2^8)*1" office:value-type="float" office:value="12.4698233618306" calcext:value-type="float">
            <text:p>12</text:p>
          </table:table-cell>
          <table:table-cell table:formula="of:=[.V47]-(2^8)*1" office:value-type="float" office:value="12.1224230769299" calcext:value-type="float">
            <text:p>12</text:p>
          </table:table-cell>
          <table:table-cell table:formula="of:=[.W47]-(2^8)*1" office:value-type="float" office:value="11.7868148148216" calcext:value-type="float">
            <text:p>12</text:p>
          </table:table-cell>
          <table:table-cell table:formula="of:=[.X47]-(2^8)*1" office:value-type="float" office:value="11.462998575505" calcext:value-type="float">
            <text:p>11</text:p>
          </table:table-cell>
          <table:table-cell table:formula="of:=[.Y47]-(2^8)*1" office:value-type="float" office:value="11.1509743589804" calcext:value-type="float">
            <text:p>11</text:p>
          </table:table-cell>
          <table:table-cell/>
          <table:table-cell table:style-name="ce10" office:value-type="float" office:value="7.8" calcext:value-type="float">
            <text:p>7,8</text:p>
          </table:table-cell>
          <table:table-cell table:style-name="ce10"/>
          <table:table-cell table:formula="of:=PINTERP([.$A$15:.$A$205];[.$C$15:.$C$205];([.AZ$6]+[.$E47]))*1000" office:value-type="float" office:value="748.4" calcext:value-type="float">
            <text:p>748</text:p>
          </table:table-cell>
          <table:table-cell table:formula="of:=PINTERP([.$A$15:.$A$205];[.$C$15:.$C$205];([.BA$6]+[.$E47]))*1000" office:value-type="float" office:value="748.075" calcext:value-type="float">
            <text:p>748</text:p>
          </table:table-cell>
          <table:table-cell table:formula="of:=PINTERP([.$A$15:.$A$205];[.$C$15:.$C$205];([.BB$6]+[.$E47]))*1000" office:value-type="float" office:value="747.75" calcext:value-type="float">
            <text:p>748</text:p>
          </table:table-cell>
          <table:table-cell table:formula="of:=PINTERP([.$A$15:.$A$205];[.$C$15:.$C$205];([.BC$6]+[.$E47]))*1000" office:value-type="float" office:value="747.425" calcext:value-type="float">
            <text:p>747</text:p>
          </table:table-cell>
          <table:table-cell table:formula="of:=PINTERP([.$A$15:.$A$205];[.$C$15:.$C$205];([.BD$6]+[.$E47]))*1000" office:value-type="float" office:value="747.1" calcext:value-type="float">
            <text:p>747</text:p>
          </table:table-cell>
          <table:table-cell table:formula="of:=PINTERP([.$A$15:.$A$205];[.$C$15:.$C$205];([.BE$6]+[.$E47]))*1000" office:value-type="float" office:value="746.775997988939" calcext:value-type="float">
            <text:p>747</text:p>
          </table:table-cell>
          <table:table-cell table:formula="of:=PINTERP([.$A$15:.$A$205];[.$C$15:.$C$205];([.BF$6]+[.$E47]))*1000" office:value-type="float" office:value="746.457996480644" calcext:value-type="float">
            <text:p>746</text:p>
          </table:table-cell>
          <table:table-cell table:formula="of:=PINTERP([.$A$15:.$A$205];[.$C$15:.$C$205];([.BG$6]+[.$E47]))*1000" office:value-type="float" office:value="746.145995475116" calcext:value-type="float">
            <text:p>746</text:p>
          </table:table-cell>
          <table:table-cell table:formula="of:=PINTERP([.$A$15:.$A$205];[.$C$15:.$C$205];([.BH$6]+[.$E47]))*1000" office:value-type="float" office:value="745.839994972351" calcext:value-type="float">
            <text:p>746</text:p>
          </table:table-cell>
          <table:table-cell table:formula="of:=PINTERP([.$A$15:.$A$205];[.$C$15:.$C$205];([.BI$6]+[.$E47]))*1000" office:value-type="float" office:value="745.539994972351" calcext:value-type="float">
            <text:p>746</text:p>
          </table:table-cell>
          <table:table-cell table:formula="of:=PINTERP([.$A$15:.$A$205];[.$C$15:.$C$205];([.BJ$6]+[.$E47]))*1000" office:value-type="float" office:value="745.245995475116" calcext:value-type="float">
            <text:p>745</text:p>
          </table:table-cell>
          <table:table-cell table:formula="of:=PINTERP([.$A$15:.$A$205];[.$C$15:.$C$205];([.BK$6]+[.$E47]))*1000" office:value-type="float" office:value="744.957996480646" calcext:value-type="float">
            <text:p>745</text:p>
          </table:table-cell>
          <table:table-cell table:formula="of:=PINTERP([.$A$15:.$A$205];[.$C$15:.$C$205];([.BL$6]+[.$E47]))*1000" office:value-type="float" office:value="744.675997988942" calcext:value-type="float">
            <text:p>745</text:p>
          </table:table-cell>
          <table:table-cell table:formula="of:=PINTERP([.$A$15:.$A$205];[.$C$15:.$C$205];([.BM$6]+[.$E47]))*1000" office:value-type="float" office:value="744.400000000003" calcext:value-type="float">
            <text:p>744</text:p>
          </table:table-cell>
          <table:table-cell table:formula="of:=PINTERP([.$A$15:.$A$205];[.$C$15:.$C$205];([.BN$6]+[.$E47]))*1000" office:value-type="float" office:value="744.210177350429" calcext:value-type="float">
            <text:p>744</text:p>
          </table:table-cell>
          <table:table-cell table:formula="of:=PINTERP([.$A$15:.$A$205];[.$C$15:.$C$205];([.BO$6]+[.$E47]))*1000" office:value-type="float" office:value="744.024940170942" calcext:value-type="float">
            <text:p>744</text:p>
          </table:table-cell>
          <table:table-cell table:formula="of:=PINTERP([.$A$15:.$A$205];[.$C$15:.$C$205];([.BP$6]+[.$E47]))*1000" office:value-type="float" office:value="743.84428846154" calcext:value-type="float">
            <text:p>744</text:p>
          </table:table-cell>
          <table:table-cell table:formula="of:=PINTERP([.$A$15:.$A$205];[.$C$15:.$C$205];([.BQ$6]+[.$E47]))*1000" office:value-type="float" office:value="743.668222222224" calcext:value-type="float">
            <text:p>744</text:p>
          </table:table-cell>
          <table:table-cell table:formula="of:=PINTERP([.$A$15:.$A$205];[.$C$15:.$C$205];([.BR$6]+[.$E47]))*1000" office:value-type="float" office:value="743.496741452995" calcext:value-type="float">
            <text:p>743</text:p>
          </table:table-cell>
          <table:table-cell table:style-name="ce17" table:formula="of:=PINTERP([.$A$15:.$A$205];[.$C$15:.$C$205];([.BS$6]+[.$E47]))*1000" office:value-type="float" office:value="743.32984615385" calcext:value-type="float">
            <text:p>743</text:p>
          </table:table-cell>
          <table:table-cell table:style-name="ce17"/>
          <table:table-cell table:style-name="ce10" office:value-type="float" office:value="7.8" calcext:value-type="float">
            <text:p>7,8</text:p>
          </table:table-cell>
          <table:table-cell table:formula="of:=[.AZ47]-(2^8)*2" office:value-type="float" office:value="236.4" calcext:value-type="float">
            <text:p>236</text:p>
          </table:table-cell>
          <table:table-cell table:formula="of:=[.BA47]-(2^8)*2" office:value-type="float" office:value="236.075" calcext:value-type="float">
            <text:p>236</text:p>
          </table:table-cell>
          <table:table-cell table:formula="of:=[.BB47]-(2^8)*2" office:value-type="float" office:value="235.75" calcext:value-type="float">
            <text:p>236</text:p>
          </table:table-cell>
          <table:table-cell table:formula="of:=[.BC47]-(2^8)*2" office:value-type="float" office:value="235.425" calcext:value-type="float">
            <text:p>235</text:p>
          </table:table-cell>
          <table:table-cell table:formula="of:=[.BD47]-(2^8)*2" office:value-type="float" office:value="235.1" calcext:value-type="float">
            <text:p>235</text:p>
          </table:table-cell>
          <table:table-cell table:formula="of:=[.BE47]-(2^8)*2" office:value-type="float" office:value="234.775997988939" calcext:value-type="float">
            <text:p>235</text:p>
          </table:table-cell>
          <table:table-cell table:formula="of:=[.BF47]-(2^8)*2" office:value-type="float" office:value="234.457996480644" calcext:value-type="float">
            <text:p>234</text:p>
          </table:table-cell>
          <table:table-cell table:formula="of:=[.BG47]-(2^8)*2" office:value-type="float" office:value="234.145995475116" calcext:value-type="float">
            <text:p>234</text:p>
          </table:table-cell>
          <table:table-cell table:formula="of:=[.BH47]-(2^8)*2" office:value-type="float" office:value="233.839994972351" calcext:value-type="float">
            <text:p>234</text:p>
          </table:table-cell>
          <table:table-cell table:formula="of:=[.BI47]-(2^8)*2" office:value-type="float" office:value="233.539994972351" calcext:value-type="float">
            <text:p>234</text:p>
          </table:table-cell>
          <table:table-cell table:style-name="ce15" table:formula="of:=[.BJ47]-(2^8)*2" office:value-type="float" office:value="233.245995475116" calcext:value-type="float">
            <text:p>233</text:p>
          </table:table-cell>
          <table:table-cell table:style-name="ce15" table:formula="of:=[.BK47]-(2^8)*2" office:value-type="float" office:value="232.957996480646" calcext:value-type="float">
            <text:p>233</text:p>
          </table:table-cell>
          <table:table-cell table:style-name="ce15" table:formula="of:=[.BL47]-(2^8)*2" office:value-type="float" office:value="232.675997988942" calcext:value-type="float">
            <text:p>233</text:p>
          </table:table-cell>
          <table:table-cell table:style-name="ce15" table:formula="of:=[.BM47]-(2^8)*2" office:value-type="float" office:value="232.400000000003" calcext:value-type="float">
            <text:p>232</text:p>
          </table:table-cell>
          <table:table-cell table:style-name="ce15" table:formula="of:=[.BN47]-(2^8)*2" office:value-type="float" office:value="232.210177350429" calcext:value-type="float">
            <text:p>232</text:p>
          </table:table-cell>
          <table:table-cell table:style-name="ce15" table:formula="of:=[.BO47]-(2^8)*2" office:value-type="float" office:value="232.024940170942" calcext:value-type="float">
            <text:p>232</text:p>
          </table:table-cell>
          <table:table-cell table:style-name="ce15" table:formula="of:=[.BP47]-(2^8)*2" office:value-type="float" office:value="231.84428846154" calcext:value-type="float">
            <text:p>232</text:p>
          </table:table-cell>
          <table:table-cell table:style-name="ce15" table:formula="of:=[.BQ47]-(2^8)*2" office:value-type="float" office:value="231.668222222224" calcext:value-type="float">
            <text:p>232</text:p>
          </table:table-cell>
          <table:table-cell table:style-name="ce15" table:formula="of:=[.BR47]-(2^8)*2" office:value-type="float" office:value="231.496741452995" calcext:value-type="float">
            <text:p>231</text:p>
          </table:table-cell>
          <table:table-cell table:style-name="ce15" table:formula="of:=[.BS47]-(2^8)*2" office:value-type="float" office:value="231.32984615385" calcext:value-type="float">
            <text:p>231</text:p>
          </table:table-cell>
        </table:table-row>
        <table:table-row table:style-name="ro2">
          <table:table-cell office:value-type="float" office:value="79.133" calcext:value-type="float">
            <text:p>79,133</text:p>
          </table:table-cell>
          <table:table-cell office:value-type="percentage" office:value="0.8466" calcext:value-type="percentage">
            <text:p>84,66%</text:p>
          </table:table-cell>
          <table:table-cell office:value-type="percentage" office:value="0.8979" calcext:value-type="percentage">
            <text:p>89,79%</text:p>
          </table:table-cell>
          <table:table-cell/>
          <table:table-cell office:value-type="float" office:value="8" calcext:value-type="float">
            <text:p>8,0</text:p>
          </table:table-cell>
          <table:table-cell table:formula="of:=PINTERP([.$A$15:.$A$205];[.$B$15:.$B$205];([.F$6]+[.$E48]))*1000" office:value-type="float" office:value="266.850742165242" calcext:value-type="float">
            <text:p>267</text:p>
          </table:table-cell>
          <table:table-cell table:formula="of:=PINTERP([.$A$15:.$A$205];[.$B$15:.$B$205];([.G$6]+[.$E48]))*1000" office:value-type="float" office:value="266.562301994302" calcext:value-type="float">
            <text:p>267</text:p>
          </table:table-cell>
          <table:table-cell table:formula="of:=PINTERP([.$A$15:.$A$205];[.$B$15:.$B$205];([.H$6]+[.$E48]))*1000" office:value-type="float" office:value="266.285653846154" calcext:value-type="float">
            <text:p>266</text:p>
          </table:table-cell>
          <table:table-cell table:formula="of:=PINTERP([.$A$15:.$A$205];[.$B$15:.$B$205];([.I$6]+[.$E48]))*1000" office:value-type="float" office:value="266.020797720798" calcext:value-type="float">
            <text:p>266</text:p>
          </table:table-cell>
          <table:table-cell table:formula="of:=PINTERP([.$A$15:.$A$205];[.$B$15:.$B$205];([.J$6]+[.$E48]))*1000" office:value-type="float" office:value="265.767733618234" calcext:value-type="float">
            <text:p>266</text:p>
          </table:table-cell>
          <table:table-cell table:formula="of:=PINTERP([.$A$15:.$A$205];[.$B$15:.$B$205];([.K$6]+[.$E48]))*1000" office:value-type="float" office:value="265.526461538462" calcext:value-type="float">
            <text:p>266</text:p>
          </table:table-cell>
          <table:table-cell table:formula="of:=PINTERP([.$A$15:.$A$205];[.$B$15:.$B$205];([.L$6]+[.$E48]))*1000" office:value-type="float" office:value="265.296981481482" calcext:value-type="float">
            <text:p>265</text:p>
          </table:table-cell>
          <table:table-cell table:formula="of:=PINTERP([.$A$15:.$A$205];[.$B$15:.$B$205];([.M$6]+[.$E48]))*1000" office:value-type="float" office:value="265.079293447296" calcext:value-type="float">
            <text:p>265</text:p>
          </table:table-cell>
          <table:table-cell table:formula="of:=PINTERP([.$A$15:.$A$205];[.$B$15:.$B$205];([.N$6]+[.$E48]))*1000" office:value-type="float" office:value="264.873397435899" calcext:value-type="float">
            <text:p>265</text:p>
          </table:table-cell>
          <table:table-cell table:formula="of:=PINTERP([.$A$15:.$A$205];[.$B$15:.$B$205];([.O$6]+[.$E48]))*1000" office:value-type="float" office:value="264.679293447295" calcext:value-type="float">
            <text:p>265</text:p>
          </table:table-cell>
          <table:table-cell table:formula="of:=PINTERP([.$A$15:.$A$205];[.$B$15:.$B$205];([.P$6]+[.$E48]))*1000" office:value-type="float" office:value="264.496981481483" calcext:value-type="float">
            <text:p>264</text:p>
          </table:table-cell>
          <table:table-cell table:formula="of:=PINTERP([.$A$15:.$A$205];[.$B$15:.$B$205];([.Q$6]+[.$E48]))*1000" office:value-type="float" office:value="264.326461538463" calcext:value-type="float">
            <text:p>264</text:p>
          </table:table-cell>
          <table:table-cell table:formula="of:=PINTERP([.$A$15:.$A$205];[.$B$15:.$B$205];([.R$6]+[.$E48]))*1000" office:value-type="float" office:value="264.167733618235" calcext:value-type="float">
            <text:p>264</text:p>
          </table:table-cell>
          <table:table-cell table:formula="of:=PINTERP([.$A$15:.$A$205];[.$B$15:.$B$205];([.S$6]+[.$E48]))*1000" office:value-type="float" office:value="264.020797720799" calcext:value-type="float">
            <text:p>264</text:p>
          </table:table-cell>
          <table:table-cell table:formula="of:=PINTERP([.$A$15:.$A$205];[.$B$15:.$B$205];([.T$6]+[.$E48]))*1000" office:value-type="float" office:value="263.885653846155" calcext:value-type="float">
            <text:p>264</text:p>
          </table:table-cell>
          <table:table-cell table:formula="of:=PINTERP([.$A$15:.$A$205];[.$B$15:.$B$205];([.U$6]+[.$E48]))*1000" office:value-type="float" office:value="263.762301994304" calcext:value-type="float">
            <text:p>264</text:p>
          </table:table-cell>
          <table:table-cell table:formula="of:=PINTERP([.$A$15:.$A$205];[.$B$15:.$B$205];([.V$6]+[.$E48]))*1000" office:value-type="float" office:value="263.650742165244" calcext:value-type="float">
            <text:p>264</text:p>
          </table:table-cell>
          <table:table-cell table:formula="of:=PINTERP([.$A$15:.$A$205];[.$B$15:.$B$205];([.W$6]+[.$E48]))*1000" office:value-type="float" office:value="263.550974358976" calcext:value-type="float">
            <text:p>264</text:p>
          </table:table-cell>
          <table:table-cell table:formula="of:=PINTERP([.$A$15:.$A$205];[.$B$15:.$B$205];([.X$6]+[.$E48]))*1000" office:value-type="float" office:value="263.4629985755" calcext:value-type="float">
            <text:p>263</text:p>
          </table:table-cell>
          <table:table-cell table:formula="of:=PINTERP([.$A$15:.$A$205];[.$B$15:.$B$205];([.Y$6]+[.$E48]))*1000" office:value-type="float" office:value="263.386814814816" calcext:value-type="float">
            <text:p>263</text:p>
          </table:table-cell>
          <table:table-cell/>
          <table:table-cell office:value-type="float" office:value="8" calcext:value-type="float">
            <text:p>8,0</text:p>
          </table:table-cell>
          <table:table-cell/>
          <table:table-cell table:formula="of:=[.F48]-(2^8)*1" office:value-type="float" office:value="10.850742165242" calcext:value-type="float">
            <text:p>11</text:p>
          </table:table-cell>
          <table:table-cell table:formula="of:=[.G48]-(2^8)*1" office:value-type="float" office:value="10.5623019943021" calcext:value-type="float">
            <text:p>11</text:p>
          </table:table-cell>
          <table:table-cell table:formula="of:=[.H48]-(2^8)*1" office:value-type="float" office:value="10.2856538461538" calcext:value-type="float">
            <text:p>10</text:p>
          </table:table-cell>
          <table:table-cell table:formula="of:=[.I48]-(2^8)*1" office:value-type="float" office:value="10.0207977207979" calcext:value-type="float">
            <text:p>10</text:p>
          </table:table-cell>
          <table:table-cell table:formula="of:=[.J48]-(2^8)*1" office:value-type="float" office:value="9.76773361823376" calcext:value-type="float">
            <text:p>10</text:p>
          </table:table-cell>
          <table:table-cell table:formula="of:=[.K48]-(2^8)*1" office:value-type="float" office:value="9.52646153846155" calcext:value-type="float">
            <text:p>10</text:p>
          </table:table-cell>
          <table:table-cell table:formula="of:=[.L48]-(2^8)*1" office:value-type="float" office:value="9.29698148148162" calcext:value-type="float">
            <text:p>9</text:p>
          </table:table-cell>
          <table:table-cell table:formula="of:=[.M48]-(2^8)*1" office:value-type="float" office:value="9.07929344729564" calcext:value-type="float">
            <text:p>9</text:p>
          </table:table-cell>
          <table:table-cell table:formula="of:=[.N48]-(2^8)*1" office:value-type="float" office:value="8.87339743589939" calcext:value-type="float">
            <text:p>9</text:p>
          </table:table-cell>
          <table:table-cell table:formula="of:=[.O48]-(2^8)*1" office:value-type="float" office:value="8.67929344729544" calcext:value-type="float">
            <text:p>9</text:p>
          </table:table-cell>
          <table:table-cell table:formula="of:=[.P48]-(2^8)*1" office:value-type="float" office:value="8.49698148148326" calcext:value-type="float">
            <text:p>8</text:p>
          </table:table-cell>
          <table:table-cell table:formula="of:=[.Q48]-(2^8)*1" office:value-type="float" office:value="8.32646153846309" calcext:value-type="float">
            <text:p>8</text:p>
          </table:table-cell>
          <table:table-cell table:formula="of:=[.R48]-(2^8)*1" office:value-type="float" office:value="8.16773361823522" calcext:value-type="float">
            <text:p>8</text:p>
          </table:table-cell>
          <table:table-cell table:formula="of:=[.S48]-(2^8)*1" office:value-type="float" office:value="8.02079772079912" calcext:value-type="float">
            <text:p>8</text:p>
          </table:table-cell>
          <table:table-cell table:formula="of:=[.T48]-(2^8)*1" office:value-type="float" office:value="7.88565384615521" calcext:value-type="float">
            <text:p>8</text:p>
          </table:table-cell>
          <table:table-cell table:formula="of:=[.U48]-(2^8)*1" office:value-type="float" office:value="7.76230199430432" calcext:value-type="float">
            <text:p>8</text:p>
          </table:table-cell>
          <table:table-cell table:formula="of:=[.V48]-(2^8)*1" office:value-type="float" office:value="7.65074216524431" calcext:value-type="float">
            <text:p>8</text:p>
          </table:table-cell>
          <table:table-cell table:formula="of:=[.W48]-(2^8)*1" office:value-type="float" office:value="7.55097435897636" calcext:value-type="float">
            <text:p>8</text:p>
          </table:table-cell>
          <table:table-cell table:formula="of:=[.X48]-(2^8)*1" office:value-type="float" office:value="7.46299857550014" calcext:value-type="float">
            <text:p>7</text:p>
          </table:table-cell>
          <table:table-cell table:formula="of:=[.Y48]-(2^8)*1" office:value-type="float" office:value="7.38681481481621" calcext:value-type="float">
            <text:p>7</text:p>
          </table:table-cell>
          <table:table-cell/>
          <table:table-cell table:style-name="ce10" office:value-type="float" office:value="8" calcext:value-type="float">
            <text:p>8,0</text:p>
          </table:table-cell>
          <table:table-cell table:style-name="ce10"/>
          <table:table-cell table:formula="of:=PINTERP([.$A$15:.$A$205];[.$C$15:.$C$205];([.AZ$6]+[.$E48]))*1000" office:value-type="float" office:value="743.167536324786" calcext:value-type="float">
            <text:p>743</text:p>
          </table:table-cell>
          <table:table-cell table:formula="of:=PINTERP([.$A$15:.$A$205];[.$C$15:.$C$205];([.BA$6]+[.$E48]))*1000" office:value-type="float" office:value="743.009811965812" calcext:value-type="float">
            <text:p>743</text:p>
          </table:table-cell>
          <table:table-cell table:formula="of:=PINTERP([.$A$15:.$A$205];[.$C$15:.$C$205];([.BB$6]+[.$E48]))*1000" office:value-type="float" office:value="742.856673076923" calcext:value-type="float">
            <text:p>743</text:p>
          </table:table-cell>
          <table:table-cell table:formula="of:=PINTERP([.$A$15:.$A$205];[.$C$15:.$C$205];([.BC$6]+[.$E48]))*1000" office:value-type="float" office:value="742.70811965812" calcext:value-type="float">
            <text:p>743</text:p>
          </table:table-cell>
          <table:table-cell table:formula="of:=PINTERP([.$A$15:.$A$205];[.$C$15:.$C$205];([.BD$6]+[.$E48]))*1000" office:value-type="float" office:value="742.564151709402" calcext:value-type="float">
            <text:p>743</text:p>
          </table:table-cell>
          <table:table-cell table:formula="of:=PINTERP([.$A$15:.$A$205];[.$C$15:.$C$205];([.BE$6]+[.$E48]))*1000" office:value-type="float" office:value="742.424769230769" calcext:value-type="float">
            <text:p>742</text:p>
          </table:table-cell>
          <table:table-cell table:formula="of:=PINTERP([.$A$15:.$A$205];[.$C$15:.$C$205];([.BF$6]+[.$E48]))*1000" office:value-type="float" office:value="742.289972222222" calcext:value-type="float">
            <text:p>742</text:p>
          </table:table-cell>
          <table:table-cell table:formula="of:=PINTERP([.$A$15:.$A$205];[.$C$15:.$C$205];([.BG$6]+[.$E48]))*1000" office:value-type="float" office:value="742.159760683762" calcext:value-type="float">
            <text:p>742</text:p>
          </table:table-cell>
          <table:table-cell table:formula="of:=PINTERP([.$A$15:.$A$205];[.$C$15:.$C$205];([.BH$6]+[.$E48]))*1000" office:value-type="float" office:value="742.034134615386" calcext:value-type="float">
            <text:p>742</text:p>
          </table:table-cell>
          <table:table-cell table:formula="of:=PINTERP([.$A$15:.$A$205];[.$C$15:.$C$205];([.BI$6]+[.$E48]))*1000" office:value-type="float" office:value="741.913094017095" calcext:value-type="float">
            <text:p>742</text:p>
          </table:table-cell>
          <table:table-cell table:formula="of:=PINTERP([.$A$15:.$A$205];[.$C$15:.$C$205];([.BJ$6]+[.$E48]))*1000" office:value-type="float" office:value="741.79663888889" calcext:value-type="float">
            <text:p>742</text:p>
          </table:table-cell>
          <table:table-cell table:formula="of:=PINTERP([.$A$15:.$A$205];[.$C$15:.$C$205];([.BK$6]+[.$E48]))*1000" office:value-type="float" office:value="741.68476923077" calcext:value-type="float">
            <text:p>742</text:p>
          </table:table-cell>
          <table:table-cell table:formula="of:=PINTERP([.$A$15:.$A$205];[.$C$15:.$C$205];([.BL$6]+[.$E48]))*1000" office:value-type="float" office:value="741.577485042736" calcext:value-type="float">
            <text:p>742</text:p>
          </table:table-cell>
          <table:table-cell table:formula="of:=PINTERP([.$A$15:.$A$205];[.$C$15:.$C$205];([.BM$6]+[.$E48]))*1000" office:value-type="float" office:value="741.474786324787" calcext:value-type="float">
            <text:p>741</text:p>
          </table:table-cell>
          <table:table-cell table:formula="of:=PINTERP([.$A$15:.$A$205];[.$C$15:.$C$205];([.BN$6]+[.$E48]))*1000" office:value-type="float" office:value="741.376673076924" calcext:value-type="float">
            <text:p>741</text:p>
          </table:table-cell>
          <table:table-cell table:formula="of:=PINTERP([.$A$15:.$A$205];[.$C$15:.$C$205];([.BO$6]+[.$E48]))*1000" office:value-type="float" office:value="741.283145299146" calcext:value-type="float">
            <text:p>741</text:p>
          </table:table-cell>
          <table:table-cell table:formula="of:=PINTERP([.$A$15:.$A$205];[.$C$15:.$C$205];([.BP$6]+[.$E48]))*1000" office:value-type="float" office:value="741.194202991454" calcext:value-type="float">
            <text:p>741</text:p>
          </table:table-cell>
          <table:table-cell table:formula="of:=PINTERP([.$A$15:.$A$205];[.$C$15:.$C$205];([.BQ$6]+[.$E48]))*1000" office:value-type="float" office:value="741.109846153847" calcext:value-type="float">
            <text:p>741</text:p>
          </table:table-cell>
          <table:table-cell table:formula="of:=PINTERP([.$A$15:.$A$205];[.$C$15:.$C$205];([.BR$6]+[.$E48]))*1000" office:value-type="float" office:value="741.030074786327" calcext:value-type="float">
            <text:p>741</text:p>
          </table:table-cell>
          <table:table-cell table:style-name="ce17" table:formula="of:=PINTERP([.$A$15:.$A$205];[.$C$15:.$C$205];([.BS$6]+[.$E48]))*1000" office:value-type="float" office:value="740.95488888889" calcext:value-type="float">
            <text:p>741</text:p>
          </table:table-cell>
          <table:table-cell table:style-name="ce17"/>
          <table:table-cell table:style-name="ce10" office:value-type="float" office:value="8" calcext:value-type="float">
            <text:p>8,0</text:p>
          </table:table-cell>
          <table:table-cell table:formula="of:=[.AZ48]-(2^8)*2" office:value-type="float" office:value="231.167536324786" calcext:value-type="float">
            <text:p>231</text:p>
          </table:table-cell>
          <table:table-cell table:formula="of:=[.BA48]-(2^8)*2" office:value-type="float" office:value="231.009811965812" calcext:value-type="float">
            <text:p>231</text:p>
          </table:table-cell>
          <table:table-cell table:formula="of:=[.BB48]-(2^8)*2" office:value-type="float" office:value="230.856673076923" calcext:value-type="float">
            <text:p>231</text:p>
          </table:table-cell>
          <table:table-cell table:formula="of:=[.BC48]-(2^8)*2" office:value-type="float" office:value="230.70811965812" calcext:value-type="float">
            <text:p>231</text:p>
          </table:table-cell>
          <table:table-cell table:formula="of:=[.BD48]-(2^8)*2" office:value-type="float" office:value="230.564151709402" calcext:value-type="float">
            <text:p>231</text:p>
          </table:table-cell>
          <table:table-cell table:formula="of:=[.BE48]-(2^8)*2" office:value-type="float" office:value="230.424769230769" calcext:value-type="float">
            <text:p>230</text:p>
          </table:table-cell>
          <table:table-cell table:formula="of:=[.BF48]-(2^8)*2" office:value-type="float" office:value="230.289972222222" calcext:value-type="float">
            <text:p>230</text:p>
          </table:table-cell>
          <table:table-cell table:formula="of:=[.BG48]-(2^8)*2" office:value-type="float" office:value="230.159760683762" calcext:value-type="float">
            <text:p>230</text:p>
          </table:table-cell>
          <table:table-cell table:formula="of:=[.BH48]-(2^8)*2" office:value-type="float" office:value="230.034134615386" calcext:value-type="float">
            <text:p>230</text:p>
          </table:table-cell>
          <table:table-cell table:formula="of:=[.BI48]-(2^8)*2" office:value-type="float" office:value="229.913094017095" calcext:value-type="float">
            <text:p>230</text:p>
          </table:table-cell>
          <table:table-cell table:style-name="ce15" table:formula="of:=[.BJ48]-(2^8)*2" office:value-type="float" office:value="229.79663888889" calcext:value-type="float">
            <text:p>230</text:p>
          </table:table-cell>
          <table:table-cell table:style-name="ce15" table:formula="of:=[.BK48]-(2^8)*2" office:value-type="float" office:value="229.68476923077" calcext:value-type="float">
            <text:p>230</text:p>
          </table:table-cell>
          <table:table-cell table:style-name="ce15" table:formula="of:=[.BL48]-(2^8)*2" office:value-type="float" office:value="229.577485042736" calcext:value-type="float">
            <text:p>230</text:p>
          </table:table-cell>
          <table:table-cell table:style-name="ce15" table:formula="of:=[.BM48]-(2^8)*2" office:value-type="float" office:value="229.474786324787" calcext:value-type="float">
            <text:p>229</text:p>
          </table:table-cell>
          <table:table-cell table:style-name="ce15" table:formula="of:=[.BN48]-(2^8)*2" office:value-type="float" office:value="229.376673076924" calcext:value-type="float">
            <text:p>229</text:p>
          </table:table-cell>
          <table:table-cell table:style-name="ce15" table:formula="of:=[.BO48]-(2^8)*2" office:value-type="float" office:value="229.283145299146" calcext:value-type="float">
            <text:p>229</text:p>
          </table:table-cell>
          <table:table-cell table:style-name="ce15" table:formula="of:=[.BP48]-(2^8)*2" office:value-type="float" office:value="229.194202991454" calcext:value-type="float">
            <text:p>229</text:p>
          </table:table-cell>
          <table:table-cell table:style-name="ce15" table:formula="of:=[.BQ48]-(2^8)*2" office:value-type="float" office:value="229.109846153847" calcext:value-type="float">
            <text:p>229</text:p>
          </table:table-cell>
          <table:table-cell table:style-name="ce15" table:formula="of:=[.BR48]-(2^8)*2" office:value-type="float" office:value="229.030074786326" calcext:value-type="float">
            <text:p>229</text:p>
          </table:table-cell>
          <table:table-cell table:style-name="ce15" table:formula="of:=[.BS48]-(2^8)*2" office:value-type="float" office:value="228.95488888889" calcext:value-type="float">
            <text:p>229</text:p>
          </table:table-cell>
        </table:table-row>
        <table:table-row table:style-name="ro2">
          <table:table-cell office:value-type="float" office:value="79.183" calcext:value-type="float">
            <text:p>79,183</text:p>
          </table:table-cell>
          <table:table-cell office:value-type="percentage" office:value="0.8425" calcext:value-type="percentage">
            <text:p>84,25%</text:p>
          </table:table-cell>
          <table:table-cell office:value-type="percentage" office:value="0.8964" calcext:value-type="percentage">
            <text:p>89,64%</text:p>
          </table:table-cell>
          <table:table-cell/>
          <table:table-cell office:value-type="float" office:value="8.2" calcext:value-type="float">
            <text:p>8,2</text:p>
          </table:table-cell>
          <table:table-cell table:formula="of:=PINTERP([.$A$15:.$A$205];[.$B$15:.$B$205];([.F$6]+[.$E49]))*1000" office:value-type="float" office:value="263.322423076923" calcext:value-type="float">
            <text:p>263</text:p>
          </table:table-cell>
          <table:table-cell table:formula="of:=PINTERP([.$A$15:.$A$205];[.$B$15:.$B$205];([.G$6]+[.$E49]))*1000" office:value-type="float" office:value="263.269823361823" calcext:value-type="float">
            <text:p>263</text:p>
          </table:table-cell>
          <table:table-cell table:formula="of:=PINTERP([.$A$15:.$A$205];[.$B$15:.$B$205];([.H$6]+[.$E49]))*1000" office:value-type="float" office:value="263.229015669516" calcext:value-type="float">
            <text:p>263</text:p>
          </table:table-cell>
          <table:table-cell table:formula="of:=PINTERP([.$A$15:.$A$205];[.$B$15:.$B$205];([.I$6]+[.$E49]))*1000" office:value-type="float" office:value="263.2" calcext:value-type="float">
            <text:p>263</text:p>
          </table:table-cell>
          <table:table-cell table:formula="of:=PINTERP([.$A$15:.$A$205];[.$B$15:.$B$205];([.J$6]+[.$E49]))*1000" office:value-type="float" office:value="263.005106674893" calcext:value-type="float">
            <text:p>263</text:p>
          </table:table-cell>
          <table:table-cell table:formula="of:=PINTERP([.$A$15:.$A$205];[.$B$15:.$B$205];([.K$6]+[.$E49]))*1000" office:value-type="float" office:value="262.810320935425" calcext:value-type="float">
            <text:p>263</text:p>
          </table:table-cell>
          <table:table-cell table:formula="of:=PINTERP([.$A$15:.$A$205];[.$B$15:.$B$205];([.L$6]+[.$E49]))*1000" office:value-type="float" office:value="262.615642781597" calcext:value-type="float">
            <text:p>263</text:p>
          </table:table-cell>
          <table:table-cell table:formula="of:=PINTERP([.$A$15:.$A$205];[.$B$15:.$B$205];([.M$6]+[.$E49]))*1000" office:value-type="float" office:value="262.42107221341" calcext:value-type="float">
            <text:p>262</text:p>
          </table:table-cell>
          <table:table-cell table:formula="of:=PINTERP([.$A$15:.$A$205];[.$B$15:.$B$205];([.N$6]+[.$E49]))*1000" office:value-type="float" office:value="262.226609230861" calcext:value-type="float">
            <text:p>262</text:p>
          </table:table-cell>
          <table:table-cell table:formula="of:=PINTERP([.$A$15:.$A$205];[.$B$15:.$B$205];([.O$6]+[.$E49]))*1000" office:value-type="float" office:value="262.032253833952" calcext:value-type="float">
            <text:p>262</text:p>
          </table:table-cell>
          <table:table-cell table:formula="of:=PINTERP([.$A$15:.$A$205];[.$B$15:.$B$205];([.P$6]+[.$E49]))*1000" office:value-type="float" office:value="261.838006022682" calcext:value-type="float">
            <text:p>262</text:p>
          </table:table-cell>
          <table:table-cell table:formula="of:=PINTERP([.$A$15:.$A$205];[.$B$15:.$B$205];([.Q$6]+[.$E49]))*1000" office:value-type="float" office:value="261.643865797052" calcext:value-type="float">
            <text:p>262</text:p>
          </table:table-cell>
          <table:table-cell table:formula="of:=PINTERP([.$A$15:.$A$205];[.$B$15:.$B$205];([.R$6]+[.$E49]))*1000" office:value-type="float" office:value="261.449833157062" calcext:value-type="float">
            <text:p>261</text:p>
          </table:table-cell>
          <table:table-cell table:formula="of:=PINTERP([.$A$15:.$A$205];[.$B$15:.$B$205];([.S$6]+[.$E49]))*1000" office:value-type="float" office:value="261.25590810271" calcext:value-type="float">
            <text:p>261</text:p>
          </table:table-cell>
          <table:table-cell table:formula="of:=PINTERP([.$A$15:.$A$205];[.$B$15:.$B$205];([.T$6]+[.$E49]))*1000" office:value-type="float" office:value="261.062090633999" calcext:value-type="float">
            <text:p>261</text:p>
          </table:table-cell>
          <table:table-cell table:formula="of:=PINTERP([.$A$15:.$A$205];[.$B$15:.$B$205];([.U$6]+[.$E49]))*1000" office:value-type="float" office:value="260.868380750929" calcext:value-type="float">
            <text:p>261</text:p>
          </table:table-cell>
          <table:table-cell table:formula="of:=PINTERP([.$A$15:.$A$205];[.$B$15:.$B$205];([.V$6]+[.$E49]))*1000" office:value-type="float" office:value="260.674778453497" calcext:value-type="float">
            <text:p>261</text:p>
          </table:table-cell>
          <table:table-cell table:formula="of:=PINTERP([.$A$15:.$A$205];[.$B$15:.$B$205];([.W$6]+[.$E49]))*1000" office:value-type="float" office:value="260.481283741704" calcext:value-type="float">
            <text:p>260</text:p>
          </table:table-cell>
          <table:table-cell table:formula="of:=PINTERP([.$A$15:.$A$205];[.$B$15:.$B$205];([.X$6]+[.$E49]))*1000" office:value-type="float" office:value="260.287896615551" calcext:value-type="float">
            <text:p>260</text:p>
          </table:table-cell>
          <table:table-cell table:formula="of:=PINTERP([.$A$15:.$A$205];[.$B$15:.$B$205];([.Y$6]+[.$E49]))*1000" office:value-type="float" office:value="260.094617075037" calcext:value-type="float">
            <text:p>260</text:p>
          </table:table-cell>
          <table:table-cell/>
          <table:table-cell office:value-type="float" office:value="8.2" calcext:value-type="float">
            <text:p>8,2</text:p>
          </table:table-cell>
          <table:table-cell/>
          <table:table-cell table:formula="of:=[.F49]-(2^8)*1" office:value-type="float" office:value="7.32242307692297" calcext:value-type="float">
            <text:p>7</text:p>
          </table:table-cell>
          <table:table-cell table:formula="of:=[.G49]-(2^8)*1" office:value-type="float" office:value="7.26982336182334" calcext:value-type="float">
            <text:p>7</text:p>
          </table:table-cell>
          <table:table-cell table:formula="of:=[.H49]-(2^8)*1" office:value-type="float" office:value="7.2290156695156" calcext:value-type="float">
            <text:p>7</text:p>
          </table:table-cell>
          <table:table-cell table:formula="of:=[.I49]-(2^8)*1" office:value-type="float" office:value="7.19999999999999" calcext:value-type="float">
            <text:p>7</text:p>
          </table:table-cell>
          <table:table-cell table:formula="of:=[.J49]-(2^8)*1" office:value-type="float" office:value="7.00510667489266" calcext:value-type="float">
            <text:p>7</text:p>
          </table:table-cell>
          <table:table-cell table:formula="of:=[.K49]-(2^8)*1" office:value-type="float" office:value="6.8103209354249" calcext:value-type="float">
            <text:p>7</text:p>
          </table:table-cell>
          <table:table-cell table:formula="of:=[.L49]-(2^8)*1" office:value-type="float" office:value="6.61564278159699" calcext:value-type="float">
            <text:p>7</text:p>
          </table:table-cell>
          <table:table-cell table:formula="of:=[.M49]-(2^8)*1" office:value-type="float" office:value="6.42107221341036" calcext:value-type="float">
            <text:p>6</text:p>
          </table:table-cell>
          <table:table-cell table:formula="of:=[.N49]-(2^8)*1" office:value-type="float" office:value="6.22660923086136" calcext:value-type="float">
            <text:p>6</text:p>
          </table:table-cell>
          <table:table-cell table:formula="of:=[.O49]-(2^8)*1" office:value-type="float" office:value="6.03225383395215" calcext:value-type="float">
            <text:p>6</text:p>
          </table:table-cell>
          <table:table-cell table:formula="of:=[.P49]-(2^8)*1" office:value-type="float" office:value="5.83800602268229" calcext:value-type="float">
            <text:p>6</text:p>
          </table:table-cell>
          <table:table-cell table:formula="of:=[.Q49]-(2^8)*1" office:value-type="float" office:value="5.64386579705194" calcext:value-type="float">
            <text:p>6</text:p>
          </table:table-cell>
          <table:table-cell table:formula="of:=[.R49]-(2^8)*1" office:value-type="float" office:value="5.44983315706162" calcext:value-type="float">
            <text:p>5</text:p>
          </table:table-cell>
          <table:table-cell table:formula="of:=[.S49]-(2^8)*1" office:value-type="float" office:value="5.25590810271046" calcext:value-type="float">
            <text:p>5</text:p>
          </table:table-cell>
          <table:table-cell table:formula="of:=[.T49]-(2^8)*1" office:value-type="float" office:value="5.06209063399928" calcext:value-type="float">
            <text:p>5</text:p>
          </table:table-cell>
          <table:table-cell table:formula="of:=[.U49]-(2^8)*1" office:value-type="float" office:value="4.86838075092919" calcext:value-type="float">
            <text:p>5</text:p>
          </table:table-cell>
          <table:table-cell table:formula="of:=[.V49]-(2^8)*1" office:value-type="float" office:value="4.6747784534968" calcext:value-type="float">
            <text:p>5</text:p>
          </table:table-cell>
          <table:table-cell table:formula="of:=[.W49]-(2^8)*1" office:value-type="float" office:value="4.4812837417042" calcext:value-type="float">
            <text:p>4</text:p>
          </table:table-cell>
          <table:table-cell table:formula="of:=[.X49]-(2^8)*1" office:value-type="float" office:value="4.28789661555106" calcext:value-type="float">
            <text:p>4</text:p>
          </table:table-cell>
          <table:table-cell table:formula="of:=[.Y49]-(2^8)*1" office:value-type="float" office:value="4.09461707503738" calcext:value-type="float">
            <text:p>4</text:p>
          </table:table-cell>
          <table:table-cell/>
          <table:table-cell table:style-name="ce10" office:value-type="float" office:value="8.2" calcext:value-type="float">
            <text:p>8,2</text:p>
          </table:table-cell>
          <table:table-cell table:style-name="ce10"/>
          <table:table-cell table:formula="of:=PINTERP([.$A$15:.$A$205];[.$C$15:.$C$205];([.AZ$6]+[.$E49]))*1000" office:value-type="float" office:value="740.884288461538" calcext:value-type="float">
            <text:p>741</text:p>
          </table:table-cell>
          <table:table-cell table:formula="of:=PINTERP([.$A$15:.$A$205];[.$C$15:.$C$205];([.BA$6]+[.$E49]))*1000" office:value-type="float" office:value="740.818273504274" calcext:value-type="float">
            <text:p>741</text:p>
          </table:table-cell>
          <table:table-cell table:formula="of:=PINTERP([.$A$15:.$A$205];[.$C$15:.$C$205];([.BB$6]+[.$E49]))*1000" office:value-type="float" office:value="740.756844017094" calcext:value-type="float">
            <text:p>741</text:p>
          </table:table-cell>
          <table:table-cell table:formula="of:=PINTERP([.$A$15:.$A$205];[.$C$15:.$C$205];([.BC$6]+[.$E49]))*1000" office:value-type="float" office:value="740.7" calcext:value-type="float">
            <text:p>741</text:p>
          </table:table-cell>
          <table:table-cell table:formula="of:=PINTERP([.$A$15:.$A$205];[.$C$15:.$C$205];([.BD$6]+[.$E49]))*1000" office:value-type="float" office:value="740.579041086433" calcext:value-type="float">
            <text:p>741</text:p>
          </table:table-cell>
          <table:table-cell table:formula="of:=PINTERP([.$A$15:.$A$205];[.$C$15:.$C$205];([.BE$6]+[.$E49]))*1000" office:value-type="float" office:value="740.458148304836" calcext:value-type="float">
            <text:p>740</text:p>
          </table:table-cell>
          <table:table-cell table:formula="of:=PINTERP([.$A$15:.$A$205];[.$C$15:.$C$205];([.BF$6]+[.$E49]))*1000" office:value-type="float" office:value="740.337321655209" calcext:value-type="float">
            <text:p>740</text:p>
          </table:table-cell>
          <table:table-cell table:formula="of:=PINTERP([.$A$15:.$A$205];[.$C$15:.$C$205];([.BG$6]+[.$E49]))*1000" office:value-type="float" office:value="740.216561137553" calcext:value-type="float">
            <text:p>740</text:p>
          </table:table-cell>
          <table:table-cell table:formula="of:=PINTERP([.$A$15:.$A$205];[.$C$15:.$C$205];([.BH$6]+[.$E49]))*1000" office:value-type="float" office:value="740.095866751867" calcext:value-type="float">
            <text:p>740</text:p>
          </table:table-cell>
          <table:table-cell table:formula="of:=PINTERP([.$A$15:.$A$205];[.$C$15:.$C$205];([.BI$6]+[.$E49]))*1000" office:value-type="float" office:value="739.97523849815" calcext:value-type="float">
            <text:p>740</text:p>
          </table:table-cell>
          <table:table-cell table:formula="of:=PINTERP([.$A$15:.$A$205];[.$C$15:.$C$205];([.BJ$6]+[.$E49]))*1000" office:value-type="float" office:value="739.854676376404" calcext:value-type="float">
            <text:p>740</text:p>
          </table:table-cell>
          <table:table-cell table:formula="of:=PINTERP([.$A$15:.$A$205];[.$C$15:.$C$205];([.BK$6]+[.$E49]))*1000" office:value-type="float" office:value="739.734180386628" calcext:value-type="float">
            <text:p>740</text:p>
          </table:table-cell>
          <table:table-cell table:formula="of:=PINTERP([.$A$15:.$A$205];[.$C$15:.$C$205];([.BL$6]+[.$E49]))*1000" office:value-type="float" office:value="739.613750528822" calcext:value-type="float">
            <text:p>740</text:p>
          </table:table-cell>
          <table:table-cell table:formula="of:=PINTERP([.$A$15:.$A$205];[.$C$15:.$C$205];([.BM$6]+[.$E49]))*1000" office:value-type="float" office:value="739.493386802986" calcext:value-type="float">
            <text:p>739</text:p>
          </table:table-cell>
          <table:table-cell table:formula="of:=PINTERP([.$A$15:.$A$205];[.$C$15:.$C$205];([.BN$6]+[.$E49]))*1000" office:value-type="float" office:value="739.37308920912" calcext:value-type="float">
            <text:p>739</text:p>
          </table:table-cell>
          <table:table-cell table:formula="of:=PINTERP([.$A$15:.$A$205];[.$C$15:.$C$205];([.BO$6]+[.$E49]))*1000" office:value-type="float" office:value="739.252857747225" calcext:value-type="float">
            <text:p>739</text:p>
          </table:table-cell>
          <table:table-cell table:formula="of:=PINTERP([.$A$15:.$A$205];[.$C$15:.$C$205];([.BP$6]+[.$E49]))*1000" office:value-type="float" office:value="739.132692417299" calcext:value-type="float">
            <text:p>739</text:p>
          </table:table-cell>
          <table:table-cell table:formula="of:=PINTERP([.$A$15:.$A$205];[.$C$15:.$C$205];([.BQ$6]+[.$E49]))*1000" office:value-type="float" office:value="739.012593219344" calcext:value-type="float">
            <text:p>739</text:p>
          </table:table-cell>
          <table:table-cell table:formula="of:=PINTERP([.$A$15:.$A$205];[.$C$15:.$C$205];([.BR$6]+[.$E49]))*1000" office:value-type="float" office:value="738.89256015336" calcext:value-type="float">
            <text:p>739</text:p>
          </table:table-cell>
          <table:table-cell table:style-name="ce17" table:formula="of:=PINTERP([.$A$15:.$A$205];[.$C$15:.$C$205];([.BS$6]+[.$E49]))*1000" office:value-type="float" office:value="738.772593219345" calcext:value-type="float">
            <text:p>739</text:p>
          </table:table-cell>
          <table:table-cell table:style-name="ce17"/>
          <table:table-cell table:style-name="ce10" office:value-type="float" office:value="8.2" calcext:value-type="float">
            <text:p>8,2</text:p>
          </table:table-cell>
          <table:table-cell table:formula="of:=[.AZ49]-(2^8)*2" office:value-type="float" office:value="228.884288461538" calcext:value-type="float">
            <text:p>229</text:p>
          </table:table-cell>
          <table:table-cell table:formula="of:=[.BA49]-(2^8)*2" office:value-type="float" office:value="228.818273504273" calcext:value-type="float">
            <text:p>229</text:p>
          </table:table-cell>
          <table:table-cell table:formula="of:=[.BB49]-(2^8)*2" office:value-type="float" office:value="228.756844017094" calcext:value-type="float">
            <text:p>229</text:p>
          </table:table-cell>
          <table:table-cell table:formula="of:=[.BC49]-(2^8)*2" office:value-type="float" office:value="228.7" calcext:value-type="float">
            <text:p>229</text:p>
          </table:table-cell>
          <table:table-cell table:formula="of:=[.BD49]-(2^8)*2" office:value-type="float" office:value="228.579041086433" calcext:value-type="float">
            <text:p>229</text:p>
          </table:table-cell>
          <table:table-cell table:formula="of:=[.BE49]-(2^8)*2" office:value-type="float" office:value="228.458148304836" calcext:value-type="float">
            <text:p>228</text:p>
          </table:table-cell>
          <table:table-cell table:formula="of:=[.BF49]-(2^8)*2" office:value-type="float" office:value="228.337321655209" calcext:value-type="float">
            <text:p>228</text:p>
          </table:table-cell>
          <table:table-cell table:formula="of:=[.BG49]-(2^8)*2" office:value-type="float" office:value="228.216561137553" calcext:value-type="float">
            <text:p>228</text:p>
          </table:table-cell>
          <table:table-cell table:formula="of:=[.BH49]-(2^8)*2" office:value-type="float" office:value="228.095866751867" calcext:value-type="float">
            <text:p>228</text:p>
          </table:table-cell>
          <table:table-cell table:formula="of:=[.BI49]-(2^8)*2" office:value-type="float" office:value="227.97523849815" calcext:value-type="float">
            <text:p>228</text:p>
          </table:table-cell>
          <table:table-cell table:style-name="ce15" table:formula="of:=[.BJ49]-(2^8)*2" office:value-type="float" office:value="227.854676376404" calcext:value-type="float">
            <text:p>228</text:p>
          </table:table-cell>
          <table:table-cell table:style-name="ce15" table:formula="of:=[.BK49]-(2^8)*2" office:value-type="float" office:value="227.734180386628" calcext:value-type="float">
            <text:p>228</text:p>
          </table:table-cell>
          <table:table-cell table:style-name="ce15" table:formula="of:=[.BL49]-(2^8)*2" office:value-type="float" office:value="227.613750528822" calcext:value-type="float">
            <text:p>228</text:p>
          </table:table-cell>
          <table:table-cell table:style-name="ce15" table:formula="of:=[.BM49]-(2^8)*2" office:value-type="float" office:value="227.493386802986" calcext:value-type="float">
            <text:p>227</text:p>
          </table:table-cell>
          <table:table-cell table:style-name="ce15" table:formula="of:=[.BN49]-(2^8)*2" office:value-type="float" office:value="227.37308920912" calcext:value-type="float">
            <text:p>227</text:p>
          </table:table-cell>
          <table:table-cell table:style-name="ce15" table:formula="of:=[.BO49]-(2^8)*2" office:value-type="float" office:value="227.252857747225" calcext:value-type="float">
            <text:p>227</text:p>
          </table:table-cell>
          <table:table-cell table:style-name="ce15" table:formula="of:=[.BP49]-(2^8)*2" office:value-type="float" office:value="227.132692417299" calcext:value-type="float">
            <text:p>227</text:p>
          </table:table-cell>
          <table:table-cell table:style-name="ce15" table:formula="of:=[.BQ49]-(2^8)*2" office:value-type="float" office:value="227.012593219344" calcext:value-type="float">
            <text:p>227</text:p>
          </table:table-cell>
          <table:table-cell table:style-name="ce15" table:formula="of:=[.BR49]-(2^8)*2" office:value-type="float" office:value="226.89256015336" calcext:value-type="float">
            <text:p>227</text:p>
          </table:table-cell>
          <table:table-cell table:style-name="ce15" table:formula="of:=[.BS49]-(2^8)*2" office:value-type="float" office:value="226.772593219345" calcext:value-type="float">
            <text:p>227</text:p>
          </table:table-cell>
        </table:table-row>
        <table:table-row table:style-name="ro2">
          <table:table-cell office:value-type="float" office:value="79.227" calcext:value-type="float">
            <text:p>79,227</text:p>
          </table:table-cell>
          <table:table-cell office:value-type="percentage" office:value="0.8383" calcext:value-type="percentage">
            <text:p>83,83%</text:p>
          </table:table-cell>
          <table:table-cell office:value-type="percentage" office:value="0.8956" calcext:value-type="percentage">
            <text:p>89,56%</text:p>
          </table:table-cell>
          <table:table-cell/>
          <table:table-cell office:value-type="float" office:value="8.4" calcext:value-type="float">
            <text:p>8,4</text:p>
          </table:table-cell>
          <table:table-cell table:formula="of:=PINTERP([.$A$15:.$A$205];[.$B$15:.$B$205];([.F$6]+[.$E50]))*1000" office:value-type="float" office:value="259.90144512016" calcext:value-type="float">
            <text:p>260</text:p>
          </table:table-cell>
          <table:table-cell table:formula="of:=PINTERP([.$A$15:.$A$205];[.$B$15:.$B$205];([.G$6]+[.$E50]))*1000" office:value-type="float" office:value="259.708380750925" calcext:value-type="float">
            <text:p>260</text:p>
          </table:table-cell>
          <table:table-cell table:formula="of:=PINTERP([.$A$15:.$A$205];[.$B$15:.$B$205];([.H$6]+[.$E50]))*1000" office:value-type="float" office:value="259.51542396733" calcext:value-type="float">
            <text:p>260</text:p>
          </table:table-cell>
          <table:table-cell table:formula="of:=PINTERP([.$A$15:.$A$205];[.$B$15:.$B$205];([.I$6]+[.$E50]))*1000" office:value-type="float" office:value="259.322574769375" calcext:value-type="float">
            <text:p>259</text:p>
          </table:table-cell>
          <table:table-cell table:formula="of:=PINTERP([.$A$15:.$A$205];[.$B$15:.$B$205];([.J$6]+[.$E50]))*1000" office:value-type="float" office:value="259.12983315706" calcext:value-type="float">
            <text:p>259</text:p>
          </table:table-cell>
          <table:table-cell table:formula="of:=PINTERP([.$A$15:.$A$205];[.$B$15:.$B$205];([.K$6]+[.$E50]))*1000" office:value-type="float" office:value="258.937199130383" calcext:value-type="float">
            <text:p>259</text:p>
          </table:table-cell>
          <table:table-cell table:formula="of:=PINTERP([.$A$15:.$A$205];[.$B$15:.$B$205];([.L$6]+[.$E50]))*1000" office:value-type="float" office:value="258.744672689347" calcext:value-type="float">
            <text:p>259</text:p>
          </table:table-cell>
          <table:table-cell table:formula="of:=PINTERP([.$A$15:.$A$205];[.$B$15:.$B$205];([.M$6]+[.$E50]))*1000" office:value-type="float" office:value="258.552253833952" calcext:value-type="float">
            <text:p>259</text:p>
          </table:table-cell>
          <table:table-cell table:formula="of:=PINTERP([.$A$15:.$A$205];[.$B$15:.$B$205];([.N$6]+[.$E50]))*1000" office:value-type="float" office:value="258.359942564195" calcext:value-type="float">
            <text:p>258</text:p>
          </table:table-cell>
          <table:table-cell table:formula="of:=PINTERP([.$A$15:.$A$205];[.$B$15:.$B$205];([.O$6]+[.$E50]))*1000" office:value-type="float" office:value="258.167738880077" calcext:value-type="float">
            <text:p>258</text:p>
          </table:table-cell>
          <table:table-cell table:formula="of:=PINTERP([.$A$15:.$A$205];[.$B$15:.$B$205];([.P$6]+[.$E50]))*1000" office:value-type="float" office:value="257.975642781599" calcext:value-type="float">
            <text:p>258</text:p>
          </table:table-cell>
          <table:table-cell table:formula="of:=PINTERP([.$A$15:.$A$205];[.$B$15:.$B$205];([.Q$6]+[.$E50]))*1000" office:value-type="float" office:value="257.78365426876" calcext:value-type="float">
            <text:p>258</text:p>
          </table:table-cell>
          <table:table-cell table:formula="of:=PINTERP([.$A$15:.$A$205];[.$B$15:.$B$205];([.R$6]+[.$E50]))*1000" office:value-type="float" office:value="257.591773341561" calcext:value-type="float">
            <text:p>258</text:p>
          </table:table-cell>
          <table:table-cell table:formula="of:=PINTERP([.$A$15:.$A$205];[.$B$15:.$B$205];([.S$6]+[.$E50]))*1000" office:value-type="float" office:value="257.400000000002" calcext:value-type="float">
            <text:p>257</text:p>
          </table:table-cell>
          <table:table-cell table:formula="of:=PINTERP([.$A$15:.$A$205];[.$B$15:.$B$205];([.T$6]+[.$E50]))*1000" office:value-type="float" office:value="257.207271285036" calcext:value-type="float">
            <text:p>257</text:p>
          </table:table-cell>
          <table:table-cell table:formula="of:=PINTERP([.$A$15:.$A$205];[.$B$15:.$B$205];([.U$6]+[.$E50]))*1000" office:value-type="float" office:value="257.014487925264" calcext:value-type="float">
            <text:p>257</text:p>
          </table:table-cell>
          <table:table-cell table:formula="of:=PINTERP([.$A$15:.$A$205];[.$B$15:.$B$205];([.V$6]+[.$E50]))*1000" office:value-type="float" office:value="256.82164992068" calcext:value-type="float">
            <text:p>257</text:p>
          </table:table-cell>
          <table:table-cell table:formula="of:=PINTERP([.$A$15:.$A$205];[.$B$15:.$B$205];([.W$6]+[.$E50]))*1000" office:value-type="float" office:value="256.628757271289" calcext:value-type="float">
            <text:p>257</text:p>
          </table:table-cell>
          <table:table-cell table:formula="of:=PINTERP([.$A$15:.$A$205];[.$B$15:.$B$205];([.X$6]+[.$E50]))*1000" office:value-type="float" office:value="256.435809977088" calcext:value-type="float">
            <text:p>256</text:p>
          </table:table-cell>
          <table:table-cell table:formula="of:=PINTERP([.$A$15:.$A$205];[.$B$15:.$B$205];([.Y$6]+[.$E50]))*1000" office:value-type="float" office:value="256.242808038079" calcext:value-type="float">
            <text:p>256</text:p>
          </table:table-cell>
          <table:table-cell/>
          <table:table-cell office:value-type="float" office:value="8.4" calcext:value-type="float">
            <text:p>8,4</text:p>
          </table:table-cell>
          <table:table-cell/>
          <table:table-cell table:formula="of:=[.F50]-(2^8)*1" office:value-type="float" office:value="3.90144512015951" calcext:value-type="float">
            <text:p>4</text:p>
          </table:table-cell>
          <table:table-cell table:formula="of:=[.G50]-(2^8)*1" office:value-type="float" office:value="3.7083807509253" calcext:value-type="float">
            <text:p>4</text:p>
          </table:table-cell>
          <table:table-cell table:formula="of:=[.H50]-(2^8)*1" office:value-type="float" office:value="3.51542396733038" calcext:value-type="float">
            <text:p>4</text:p>
          </table:table-cell>
          <table:table-cell table:formula="of:=[.I50]-(2^8)*1" office:value-type="float" office:value="3.32257476937531" calcext:value-type="float">
            <text:p>3</text:p>
          </table:table-cell>
          <table:table-cell table:formula="of:=[.J50]-(2^8)*1" office:value-type="float" office:value="3.12983315705958" calcext:value-type="float">
            <text:p>3</text:p>
          </table:table-cell>
          <table:table-cell table:formula="of:=[.K50]-(2^8)*1" office:value-type="float" office:value="2.93719913038336" calcext:value-type="float">
            <text:p>3</text:p>
          </table:table-cell>
          <table:table-cell table:formula="of:=[.L50]-(2^8)*1" office:value-type="float" office:value="2.74467268934717" calcext:value-type="float">
            <text:p>3</text:p>
          </table:table-cell>
          <table:table-cell table:formula="of:=[.M50]-(2^8)*1" office:value-type="float" office:value="2.55225383395197" calcext:value-type="float">
            <text:p>3</text:p>
          </table:table-cell>
          <table:table-cell table:formula="of:=[.N50]-(2^8)*1" office:value-type="float" office:value="2.35994256419451" calcext:value-type="float">
            <text:p>2</text:p>
          </table:table-cell>
          <table:table-cell table:formula="of:=[.O50]-(2^8)*1" office:value-type="float" office:value="2.16773888007697" calcext:value-type="float">
            <text:p>2</text:p>
          </table:table-cell>
          <table:table-cell table:formula="of:=[.P50]-(2^8)*1" office:value-type="float" office:value="1.97564278159871" calcext:value-type="float">
            <text:p>2</text:p>
          </table:table-cell>
          <table:table-cell table:formula="of:=[.Q50]-(2^8)*1" office:value-type="float" office:value="1.78365426875996" calcext:value-type="float">
            <text:p>2</text:p>
          </table:table-cell>
          <table:table-cell table:formula="of:=[.R50]-(2^8)*1" office:value-type="float" office:value="1.59177334156118" calcext:value-type="float">
            <text:p>2</text:p>
          </table:table-cell>
          <table:table-cell table:formula="of:=[.S50]-(2^8)*1" office:value-type="float" office:value="1.40000000000163" calcext:value-type="float">
            <text:p>1</text:p>
          </table:table-cell>
          <table:table-cell table:formula="of:=[.T50]-(2^8)*1" office:value-type="float" office:value="1.20727128503626" calcext:value-type="float">
            <text:p>1</text:p>
          </table:table-cell>
          <table:table-cell table:formula="of:=[.U50]-(2^8)*1" office:value-type="float" office:value="1.01448792526367" calcext:value-type="float">
            <text:p>1</text:p>
          </table:table-cell>
          <table:table-cell table:formula="of:=[.V50]-(2^8)*1" office:value-type="float" office:value="0.821649920680443" calcext:value-type="float">
            <text:p>1</text:p>
          </table:table-cell>
          <table:table-cell table:formula="of:=[.W50]-(2^8)*1" office:value-type="float" office:value="0.628757271288691" calcext:value-type="float">
            <text:p>1</text:p>
          </table:table-cell>
          <table:table-cell table:formula="of:=[.X50]-(2^8)*1" office:value-type="float" office:value="0.43580997708807" calcext:value-type="float">
            <text:p>0</text:p>
          </table:table-cell>
          <table:table-cell table:formula="of:=[.Y50]-(2^8)*1" office:value-type="float" office:value="0.242808038078692" calcext:value-type="float">
            <text:p>0</text:p>
          </table:table-cell>
          <table:table-cell/>
          <table:table-cell table:style-name="ce10" office:value-type="float" office:value="8.4" calcext:value-type="float">
            <text:p>8,4</text:p>
          </table:table-cell>
          <table:table-cell table:style-name="ce10"/>
          <table:table-cell table:formula="of:=PINTERP([.$A$15:.$A$205];[.$C$15:.$C$205];([.AZ$6]+[.$E50]))*1000" office:value-type="float" office:value="738.652692417298" calcext:value-type="float">
            <text:p>739</text:p>
          </table:table-cell>
          <table:table-cell table:formula="of:=PINTERP([.$A$15:.$A$205];[.$C$15:.$C$205];([.BA$6]+[.$E50]))*1000" office:value-type="float" office:value="738.532857747224" calcext:value-type="float">
            <text:p>739</text:p>
          </table:table-cell>
          <table:table-cell table:formula="of:=PINTERP([.$A$15:.$A$205];[.$C$15:.$C$205];([.BB$6]+[.$E50]))*1000" office:value-type="float" office:value="738.413089209119" calcext:value-type="float">
            <text:p>738</text:p>
          </table:table-cell>
          <table:table-cell table:formula="of:=PINTERP([.$A$15:.$A$205];[.$C$15:.$C$205];([.BC$6]+[.$E50]))*1000" office:value-type="float" office:value="738.293386802985" calcext:value-type="float">
            <text:p>738</text:p>
          </table:table-cell>
          <table:table-cell table:formula="of:=PINTERP([.$A$15:.$A$205];[.$C$15:.$C$205];([.BD$6]+[.$E50]))*1000" office:value-type="float" office:value="738.173750528821" calcext:value-type="float">
            <text:p>738</text:p>
          </table:table-cell>
          <table:table-cell table:formula="of:=PINTERP([.$A$15:.$A$205];[.$C$15:.$C$205];([.BE$6]+[.$E50]))*1000" office:value-type="float" office:value="738.054180386627" calcext:value-type="float">
            <text:p>738</text:p>
          </table:table-cell>
          <table:table-cell table:formula="of:=PINTERP([.$A$15:.$A$205];[.$C$15:.$C$205];([.BF$6]+[.$E50]))*1000" office:value-type="float" office:value="737.934676376403" calcext:value-type="float">
            <text:p>738</text:p>
          </table:table-cell>
          <table:table-cell table:formula="of:=PINTERP([.$A$15:.$A$205];[.$C$15:.$C$205];([.BG$6]+[.$E50]))*1000" office:value-type="float" office:value="737.81523849815" calcext:value-type="float">
            <text:p>738</text:p>
          </table:table-cell>
          <table:table-cell table:formula="of:=PINTERP([.$A$15:.$A$205];[.$C$15:.$C$205];([.BH$6]+[.$E50]))*1000" office:value-type="float" office:value="737.695866751867" calcext:value-type="float">
            <text:p>738</text:p>
          </table:table-cell>
          <table:table-cell table:formula="of:=PINTERP([.$A$15:.$A$205];[.$C$15:.$C$205];([.BI$6]+[.$E50]))*1000" office:value-type="float" office:value="737.576561137553" calcext:value-type="float">
            <text:p>738</text:p>
          </table:table-cell>
          <table:table-cell table:formula="of:=PINTERP([.$A$15:.$A$205];[.$C$15:.$C$205];([.BJ$6]+[.$E50]))*1000" office:value-type="float" office:value="737.45732165521" calcext:value-type="float">
            <text:p>737</text:p>
          </table:table-cell>
          <table:table-cell table:formula="of:=PINTERP([.$A$15:.$A$205];[.$C$15:.$C$205];([.BK$6]+[.$E50]))*1000" office:value-type="float" office:value="737.338148304837" calcext:value-type="float">
            <text:p>737</text:p>
          </table:table-cell>
          <table:table-cell table:formula="of:=PINTERP([.$A$15:.$A$205];[.$C$15:.$C$205];([.BL$6]+[.$E50]))*1000" office:value-type="float" office:value="737.219041086434" calcext:value-type="float">
            <text:p>737</text:p>
          </table:table-cell>
          <table:table-cell table:formula="of:=PINTERP([.$A$15:.$A$205];[.$C$15:.$C$205];([.BM$6]+[.$E50]))*1000" office:value-type="float" office:value="737.100000000001" calcext:value-type="float">
            <text:p>737</text:p>
          </table:table-cell>
          <table:table-cell table:formula="of:=PINTERP([.$A$15:.$A$205];[.$C$15:.$C$205];([.BN$6]+[.$E50]))*1000" office:value-type="float" office:value="736.981464833423" calcext:value-type="float">
            <text:p>737</text:p>
          </table:table-cell>
          <table:table-cell table:formula="of:=PINTERP([.$A$15:.$A$205];[.$C$15:.$C$205];([.BO$6]+[.$E50]))*1000" office:value-type="float" office:value="736.862875022035" calcext:value-type="float">
            <text:p>737</text:p>
          </table:table-cell>
          <table:table-cell table:formula="of:=PINTERP([.$A$15:.$A$205];[.$C$15:.$C$205];([.BP$6]+[.$E50]))*1000" office:value-type="float" office:value="736.744230565839" calcext:value-type="float">
            <text:p>737</text:p>
          </table:table-cell>
          <table:table-cell table:formula="of:=PINTERP([.$A$15:.$A$205];[.$C$15:.$C$205];([.BQ$6]+[.$E50]))*1000" office:value-type="float" office:value="736.625531464835" calcext:value-type="float">
            <text:p>737</text:p>
          </table:table-cell>
          <table:table-cell table:formula="of:=PINTERP([.$A$15:.$A$205];[.$C$15:.$C$205];([.BR$6]+[.$E50]))*1000" office:value-type="float" office:value="736.506777719022" calcext:value-type="float">
            <text:p>737</text:p>
          </table:table-cell>
          <table:table-cell table:style-name="ce17" table:formula="of:=PINTERP([.$A$15:.$A$205];[.$C$15:.$C$205];([.BS$6]+[.$E50]))*1000" office:value-type="float" office:value="736.3879693284" calcext:value-type="float">
            <text:p>736</text:p>
          </table:table-cell>
          <table:table-cell table:style-name="ce17"/>
          <table:table-cell table:style-name="ce10" office:value-type="float" office:value="8.4" calcext:value-type="float">
            <text:p>8,4</text:p>
          </table:table-cell>
          <table:table-cell table:formula="of:=[.AZ50]-(2^8)*2" office:value-type="float" office:value="226.652692417298" calcext:value-type="float">
            <text:p>227</text:p>
          </table:table-cell>
          <table:table-cell table:formula="of:=[.BA50]-(2^8)*2" office:value-type="float" office:value="226.532857747224" calcext:value-type="float">
            <text:p>227</text:p>
          </table:table-cell>
          <table:table-cell table:formula="of:=[.BB50]-(2^8)*2" office:value-type="float" office:value="226.413089209119" calcext:value-type="float">
            <text:p>226</text:p>
          </table:table-cell>
          <table:table-cell table:formula="of:=[.BC50]-(2^8)*2" office:value-type="float" office:value="226.293386802985" calcext:value-type="float">
            <text:p>226</text:p>
          </table:table-cell>
          <table:table-cell table:formula="of:=[.BD50]-(2^8)*2" office:value-type="float" office:value="226.173750528821" calcext:value-type="float">
            <text:p>226</text:p>
          </table:table-cell>
          <table:table-cell table:formula="of:=[.BE50]-(2^8)*2" office:value-type="float" office:value="226.054180386627" calcext:value-type="float">
            <text:p>226</text:p>
          </table:table-cell>
          <table:table-cell table:formula="of:=[.BF50]-(2^8)*2" office:value-type="float" office:value="225.934676376403" calcext:value-type="float">
            <text:p>226</text:p>
          </table:table-cell>
          <table:table-cell table:formula="of:=[.BG50]-(2^8)*2" office:value-type="float" office:value="225.81523849815" calcext:value-type="float">
            <text:p>226</text:p>
          </table:table-cell>
          <table:table-cell table:formula="of:=[.BH50]-(2^8)*2" office:value-type="float" office:value="225.695866751867" calcext:value-type="float">
            <text:p>226</text:p>
          </table:table-cell>
          <table:table-cell table:formula="of:=[.BI50]-(2^8)*2" office:value-type="float" office:value="225.576561137553" calcext:value-type="float">
            <text:p>226</text:p>
          </table:table-cell>
          <table:table-cell table:style-name="ce15" table:formula="of:=[.BJ50]-(2^8)*2" office:value-type="float" office:value="225.45732165521" calcext:value-type="float">
            <text:p>225</text:p>
          </table:table-cell>
          <table:table-cell table:style-name="ce15" table:formula="of:=[.BK50]-(2^8)*2" office:value-type="float" office:value="225.338148304837" calcext:value-type="float">
            <text:p>225</text:p>
          </table:table-cell>
          <table:table-cell table:style-name="ce15" table:formula="of:=[.BL50]-(2^8)*2" office:value-type="float" office:value="225.219041086434" calcext:value-type="float">
            <text:p>225</text:p>
          </table:table-cell>
          <table:table-cell table:style-name="ce15" table:formula="of:=[.BM50]-(2^8)*2" office:value-type="float" office:value="225.100000000001" calcext:value-type="float">
            <text:p>225</text:p>
          </table:table-cell>
          <table:table-cell table:style-name="ce15" table:formula="of:=[.BN50]-(2^8)*2" office:value-type="float" office:value="224.981464833423" calcext:value-type="float">
            <text:p>225</text:p>
          </table:table-cell>
          <table:table-cell table:style-name="ce15" table:formula="of:=[.BO50]-(2^8)*2" office:value-type="float" office:value="224.862875022035" calcext:value-type="float">
            <text:p>225</text:p>
          </table:table-cell>
          <table:table-cell table:style-name="ce15" table:formula="of:=[.BP50]-(2^8)*2" office:value-type="float" office:value="224.744230565839" calcext:value-type="float">
            <text:p>225</text:p>
          </table:table-cell>
          <table:table-cell table:style-name="ce15" table:formula="of:=[.BQ50]-(2^8)*2" office:value-type="float" office:value="224.625531464835" calcext:value-type="float">
            <text:p>225</text:p>
          </table:table-cell>
          <table:table-cell table:style-name="ce15" table:formula="of:=[.BR50]-(2^8)*2" office:value-type="float" office:value="224.506777719022" calcext:value-type="float">
            <text:p>225</text:p>
          </table:table-cell>
          <table:table-cell table:style-name="ce15" table:formula="of:=[.BS50]-(2^8)*2" office:value-type="float" office:value="224.3879693284" calcext:value-type="float">
            <text:p>224</text:p>
          </table:table-cell>
        </table:table-row>
        <table:table-row table:style-name="ro2">
          <table:table-cell office:value-type="float" office:value="79.271" calcext:value-type="float">
            <text:p>79,271</text:p>
          </table:table-cell>
          <table:table-cell office:value-type="percentage" office:value="0.8342" calcext:value-type="percentage">
            <text:p>83,42%</text:p>
          </table:table-cell>
          <table:table-cell office:value-type="percentage" office:value="0.894" calcext:value-type="percentage">
            <text:p>89,40%</text:p>
          </table:table-cell>
          <table:table-cell/>
          <table:table-cell office:value-type="float" office:value="8.6" calcext:value-type="float">
            <text:p>8,6</text:p>
          </table:table-cell>
          <table:table-cell table:formula="of:=PINTERP([.$A$15:.$A$205];[.$B$15:.$B$205];([.F$6]+[.$E51]))*1000" office:value-type="float" office:value="256.049751454257" calcext:value-type="float">
            <text:p>256</text:p>
          </table:table-cell>
          <table:table-cell table:formula="of:=PINTERP([.$A$15:.$A$205];[.$B$15:.$B$205];([.G$6]+[.$E51]))*1000" office:value-type="float" office:value="255.85664022563" calcext:value-type="float">
            <text:p>256</text:p>
          </table:table-cell>
          <table:table-cell table:formula="of:=PINTERP([.$A$15:.$A$205];[.$B$15:.$B$205];([.H$6]+[.$E51]))*1000" office:value-type="float" office:value="255.663474352195" calcext:value-type="float">
            <text:p>256</text:p>
          </table:table-cell>
          <table:table-cell table:formula="of:=PINTERP([.$A$15:.$A$205];[.$B$15:.$B$205];([.I$6]+[.$E51]))*1000" office:value-type="float" office:value="255.47025383395" calcext:value-type="float">
            <text:p>255</text:p>
          </table:table-cell>
          <table:table-cell table:formula="of:=PINTERP([.$A$15:.$A$205];[.$B$15:.$B$205];([.J$6]+[.$E51]))*1000" office:value-type="float" office:value="255.276978670897" calcext:value-type="float">
            <text:p>255</text:p>
          </table:table-cell>
          <table:table-cell table:formula="of:=PINTERP([.$A$15:.$A$205];[.$B$15:.$B$205];([.K$6]+[.$E51]))*1000" office:value-type="float" office:value="255.083648863035" calcext:value-type="float">
            <text:p>255</text:p>
          </table:table-cell>
          <table:table-cell table:formula="of:=PINTERP([.$A$15:.$A$205];[.$B$15:.$B$205];([.L$6]+[.$E51]))*1000" office:value-type="float" office:value="254.890264410365" calcext:value-type="float">
            <text:p>255</text:p>
          </table:table-cell>
          <table:table-cell table:formula="of:=PINTERP([.$A$15:.$A$205];[.$B$15:.$B$205];([.M$6]+[.$E51]))*1000" office:value-type="float" office:value="254.696825312888" calcext:value-type="float">
            <text:p>255</text:p>
          </table:table-cell>
          <table:table-cell table:formula="of:=PINTERP([.$A$15:.$A$205];[.$B$15:.$B$205];([.N$6]+[.$E51]))*1000" office:value-type="float" office:value="254.503331570599" calcext:value-type="float">
            <text:p>255</text:p>
          </table:table-cell>
          <table:table-cell table:formula="of:=PINTERP([.$A$15:.$A$205];[.$B$15:.$B$205];([.O$6]+[.$E51]))*1000" office:value-type="float" office:value="254.309783183503" calcext:value-type="float">
            <text:p>254</text:p>
          </table:table-cell>
          <table:table-cell table:formula="of:=PINTERP([.$A$15:.$A$205];[.$B$15:.$B$205];([.P$6]+[.$E51]))*1000" office:value-type="float" office:value="254.116180151597" calcext:value-type="float">
            <text:p>254</text:p>
          </table:table-cell>
          <table:table-cell table:formula="of:=PINTERP([.$A$15:.$A$205];[.$B$15:.$B$205];([.Q$6]+[.$E51]))*1000" office:value-type="float" office:value="253.922522474883" calcext:value-type="float">
            <text:p>254</text:p>
          </table:table-cell>
          <table:table-cell table:formula="of:=PINTERP([.$A$15:.$A$205];[.$B$15:.$B$205];([.R$6]+[.$E51]))*1000" office:value-type="float" office:value="253.72881015336" calcext:value-type="float">
            <text:p>254</text:p>
          </table:table-cell>
          <table:table-cell table:formula="of:=PINTERP([.$A$15:.$A$205];[.$B$15:.$B$205];([.S$6]+[.$E51]))*1000" office:value-type="float" office:value="253.535043187028" calcext:value-type="float">
            <text:p>254</text:p>
          </table:table-cell>
          <table:table-cell table:formula="of:=PINTERP([.$A$15:.$A$205];[.$B$15:.$B$205];([.T$6]+[.$E51]))*1000" office:value-type="float" office:value="253.341221575888" calcext:value-type="float">
            <text:p>253</text:p>
          </table:table-cell>
          <table:table-cell table:formula="of:=PINTERP([.$A$15:.$A$205];[.$B$15:.$B$205];([.U$6]+[.$E51]))*1000" office:value-type="float" office:value="253.14734531994" calcext:value-type="float">
            <text:p>253</text:p>
          </table:table-cell>
          <table:table-cell table:formula="of:=PINTERP([.$A$15:.$A$205];[.$B$15:.$B$205];([.V$6]+[.$E51]))*1000" office:value-type="float" office:value="252.953414419182" calcext:value-type="float">
            <text:p>253</text:p>
          </table:table-cell>
          <table:table-cell table:formula="of:=PINTERP([.$A$15:.$A$205];[.$B$15:.$B$205];([.W$6]+[.$E51]))*1000" office:value-type="float" office:value="252.759428873616" calcext:value-type="float">
            <text:p>253</text:p>
          </table:table-cell>
          <table:table-cell table:formula="of:=PINTERP([.$A$15:.$A$205];[.$B$15:.$B$205];([.X$6]+[.$E51]))*1000" office:value-type="float" office:value="252.56538868324" calcext:value-type="float">
            <text:p>253</text:p>
          </table:table-cell>
          <table:table-cell table:formula="of:=PINTERP([.$A$15:.$A$205];[.$B$15:.$B$205];([.Y$6]+[.$E51]))*1000" office:value-type="float" office:value="252.371293848056" calcext:value-type="float">
            <text:p>252</text:p>
          </table:table-cell>
          <table:table-cell/>
          <table:table-cell office:value-type="float" office:value="8.6" calcext:value-type="float">
            <text:p>8,6</text:p>
          </table:table-cell>
          <table:table-cell/>
          <table:table-cell table:formula="of:=[.F51]-(2^8)*1" office:value-type="float" office:value="0.0497514542569206" calcext:value-type="float">
            <text:p>0</text:p>
          </table:table-cell>
          <table:table-cell table:formula="of:=[.G51]-(2^8)*1" office:value-type="float" office:value="-0.143359774369799" calcext:value-type="float">
            <text:p>0</text:p>
          </table:table-cell>
          <table:table-cell table:formula="of:=[.H51]-(2^8)*1" office:value-type="float" office:value="-0.336525647805445" calcext:value-type="float">
            <text:p>0</text:p>
          </table:table-cell>
          <table:table-cell table:style-name="ce16" table:formula="of:=[.I51]-(2^8)*0" office:value-type="float" office:value="255.47025383395" calcext:value-type="float">
            <text:p>255</text:p>
          </table:table-cell>
          <table:table-cell table:formula="of:=[.J51]-(2^8)*0" office:value-type="float" office:value="255.276978670897" calcext:value-type="float">
            <text:p>255</text:p>
          </table:table-cell>
          <table:table-cell table:formula="of:=[.K51]-(2^8)*0" office:value-type="float" office:value="255.083648863035" calcext:value-type="float">
            <text:p>255</text:p>
          </table:table-cell>
          <table:table-cell table:formula="of:=[.L51]-(2^8)*0" office:value-type="float" office:value="254.890264410365" calcext:value-type="float">
            <text:p>255</text:p>
          </table:table-cell>
          <table:table-cell table:formula="of:=[.M51]-(2^8)*0" office:value-type="float" office:value="254.696825312888" calcext:value-type="float">
            <text:p>255</text:p>
          </table:table-cell>
          <table:table-cell table:formula="of:=[.N51]-(2^8)*0" office:value-type="float" office:value="254.503331570599" calcext:value-type="float">
            <text:p>255</text:p>
          </table:table-cell>
          <table:table-cell table:formula="of:=[.O51]-(2^8)*0" office:value-type="float" office:value="254.309783183503" calcext:value-type="float">
            <text:p>254</text:p>
          </table:table-cell>
          <table:table-cell table:formula="of:=[.P51]-(2^8)*0" office:value-type="float" office:value="254.116180151597" calcext:value-type="float">
            <text:p>254</text:p>
          </table:table-cell>
          <table:table-cell table:formula="of:=[.Q51]-(2^8)*0" office:value-type="float" office:value="253.922522474883" calcext:value-type="float">
            <text:p>254</text:p>
          </table:table-cell>
          <table:table-cell table:formula="of:=[.R51]-(2^8)*0" office:value-type="float" office:value="253.72881015336" calcext:value-type="float">
            <text:p>254</text:p>
          </table:table-cell>
          <table:table-cell table:formula="of:=[.S51]-(2^8)*0" office:value-type="float" office:value="253.535043187028" calcext:value-type="float">
            <text:p>254</text:p>
          </table:table-cell>
          <table:table-cell table:formula="of:=[.T51]-(2^8)*0" office:value-type="float" office:value="253.341221575888" calcext:value-type="float">
            <text:p>253</text:p>
          </table:table-cell>
          <table:table-cell table:formula="of:=[.U51]-(2^8)*0" office:value-type="float" office:value="253.14734531994" calcext:value-type="float">
            <text:p>253</text:p>
          </table:table-cell>
          <table:table-cell table:formula="of:=[.V51]-(2^8)*0" office:value-type="float" office:value="252.953414419182" calcext:value-type="float">
            <text:p>253</text:p>
          </table:table-cell>
          <table:table-cell table:formula="of:=[.W51]-(2^8)*0" office:value-type="float" office:value="252.759428873616" calcext:value-type="float">
            <text:p>253</text:p>
          </table:table-cell>
          <table:table-cell table:formula="of:=[.X51]-(2^8)*0" office:value-type="float" office:value="252.56538868324" calcext:value-type="float">
            <text:p>253</text:p>
          </table:table-cell>
          <table:table-cell table:formula="of:=[.Y51]-(2^8)*0" office:value-type="float" office:value="252.371293848056" calcext:value-type="float">
            <text:p>252</text:p>
          </table:table-cell>
          <table:table-cell/>
          <table:table-cell table:style-name="ce10" office:value-type="float" office:value="8.6" calcext:value-type="float">
            <text:p>8,6</text:p>
          </table:table-cell>
          <table:table-cell table:style-name="ce10"/>
          <table:table-cell table:formula="of:=PINTERP([.$A$15:.$A$205];[.$C$15:.$C$205];([.AZ$6]+[.$E51]))*1000" office:value-type="float" office:value="736.269106292967" calcext:value-type="float">
            <text:p>736</text:p>
          </table:table-cell>
          <table:table-cell table:formula="of:=PINTERP([.$A$15:.$A$205];[.$C$15:.$C$205];([.BA$6]+[.$E51]))*1000" office:value-type="float" office:value="736.150188612727" calcext:value-type="float">
            <text:p>736</text:p>
          </table:table-cell>
          <table:table-cell table:formula="of:=PINTERP([.$A$15:.$A$205];[.$C$15:.$C$205];([.BB$6]+[.$E51]))*1000" office:value-type="float" office:value="736.031216287678" calcext:value-type="float">
            <text:p>736</text:p>
          </table:table-cell>
          <table:table-cell table:formula="of:=PINTERP([.$A$15:.$A$205];[.$C$15:.$C$205];([.BC$6]+[.$E51]))*1000" office:value-type="float" office:value="735.912189317822" calcext:value-type="float">
            <text:p>736</text:p>
          </table:table-cell>
          <table:table-cell table:formula="of:=PINTERP([.$A$15:.$A$205];[.$C$15:.$C$205];([.BD$6]+[.$E51]))*1000" office:value-type="float" office:value="735.793107703155" calcext:value-type="float">
            <text:p>736</text:p>
          </table:table-cell>
          <table:table-cell table:formula="of:=PINTERP([.$A$15:.$A$205];[.$C$15:.$C$205];([.BE$6]+[.$E51]))*1000" office:value-type="float" office:value="735.673971443681" calcext:value-type="float">
            <text:p>736</text:p>
          </table:table-cell>
          <table:table-cell table:formula="of:=PINTERP([.$A$15:.$A$205];[.$C$15:.$C$205];([.BF$6]+[.$E51]))*1000" office:value-type="float" office:value="735.554780539397" calcext:value-type="float">
            <text:p>736</text:p>
          </table:table-cell>
          <table:table-cell table:formula="of:=PINTERP([.$A$15:.$A$205];[.$C$15:.$C$205];([.BG$6]+[.$E51]))*1000" office:value-type="float" office:value="735.435534990306" calcext:value-type="float">
            <text:p>735</text:p>
          </table:table-cell>
          <table:table-cell table:formula="of:=PINTERP([.$A$15:.$A$205];[.$C$15:.$C$205];([.BH$6]+[.$E51]))*1000" office:value-type="float" office:value="735.316234796405" calcext:value-type="float">
            <text:p>735</text:p>
          </table:table-cell>
          <table:table-cell table:formula="of:=PINTERP([.$A$15:.$A$205];[.$C$15:.$C$205];([.BI$6]+[.$E51]))*1000" office:value-type="float" office:value="735.196879957696" calcext:value-type="float">
            <text:p>735</text:p>
          </table:table-cell>
          <table:table-cell table:formula="of:=PINTERP([.$A$15:.$A$205];[.$C$15:.$C$205];([.BJ$6]+[.$E51]))*1000" office:value-type="float" office:value="735.077470474177" calcext:value-type="float">
            <text:p>735</text:p>
          </table:table-cell>
          <table:table-cell table:formula="of:=PINTERP([.$A$15:.$A$205];[.$C$15:.$C$205];([.BK$6]+[.$E51]))*1000" office:value-type="float" office:value="734.95800634585" calcext:value-type="float">
            <text:p>735</text:p>
          </table:table-cell>
          <table:table-cell table:formula="of:=PINTERP([.$A$15:.$A$205];[.$C$15:.$C$205];([.BL$6]+[.$E51]))*1000" office:value-type="float" office:value="734.838487572714" calcext:value-type="float">
            <text:p>735</text:p>
          </table:table-cell>
          <table:table-cell table:formula="of:=PINTERP([.$A$15:.$A$205];[.$C$15:.$C$205];([.BM$6]+[.$E51]))*1000" office:value-type="float" office:value="734.718914154769" calcext:value-type="float">
            <text:p>735</text:p>
          </table:table-cell>
          <table:table-cell table:formula="of:=PINTERP([.$A$15:.$A$205];[.$C$15:.$C$205];([.BN$6]+[.$E51]))*1000" office:value-type="float" office:value="734.599286092016" calcext:value-type="float">
            <text:p>735</text:p>
          </table:table-cell>
          <table:table-cell table:formula="of:=PINTERP([.$A$15:.$A$205];[.$C$15:.$C$205];([.BO$6]+[.$E51]))*1000" office:value-type="float" office:value="734.479603384454" calcext:value-type="float">
            <text:p>734</text:p>
          </table:table-cell>
          <table:table-cell table:formula="of:=PINTERP([.$A$15:.$A$205];[.$C$15:.$C$205];([.BP$6]+[.$E51]))*1000" office:value-type="float" office:value="734.359866032083" calcext:value-type="float">
            <text:p>734</text:p>
          </table:table-cell>
          <table:table-cell table:formula="of:=PINTERP([.$A$15:.$A$205];[.$C$15:.$C$205];([.BQ$6]+[.$E51]))*1000" office:value-type="float" office:value="734.240074034904" calcext:value-type="float">
            <text:p>734</text:p>
          </table:table-cell>
          <table:table-cell table:formula="of:=PINTERP([.$A$15:.$A$205];[.$C$15:.$C$205];([.BR$6]+[.$E51]))*1000" office:value-type="float" office:value="734.120227392916" calcext:value-type="float">
            <text:p>734</text:p>
          </table:table-cell>
          <table:table-cell table:style-name="ce17" table:formula="of:=PINTERP([.$A$15:.$A$205];[.$C$15:.$C$205];([.BS$6]+[.$E51]))*1000" office:value-type="float" office:value="734.000326106119" calcext:value-type="float">
            <text:p>734</text:p>
          </table:table-cell>
          <table:table-cell table:style-name="ce17"/>
          <table:table-cell table:style-name="ce10" office:value-type="float" office:value="8.6" calcext:value-type="float">
            <text:p>8,6</text:p>
          </table:table-cell>
          <table:table-cell table:formula="of:=[.AZ51]-(2^8)*2" office:value-type="float" office:value="224.269106292967" calcext:value-type="float">
            <text:p>224</text:p>
          </table:table-cell>
          <table:table-cell table:formula="of:=[.BA51]-(2^8)*2" office:value-type="float" office:value="224.150188612727" calcext:value-type="float">
            <text:p>224</text:p>
          </table:table-cell>
          <table:table-cell table:formula="of:=[.BB51]-(2^8)*2" office:value-type="float" office:value="224.031216287678" calcext:value-type="float">
            <text:p>224</text:p>
          </table:table-cell>
          <table:table-cell table:formula="of:=[.BC51]-(2^8)*2" office:value-type="float" office:value="223.912189317821" calcext:value-type="float">
            <text:p>224</text:p>
          </table:table-cell>
          <table:table-cell table:formula="of:=[.BD51]-(2^8)*2" office:value-type="float" office:value="223.793107703155" calcext:value-type="float">
            <text:p>224</text:p>
          </table:table-cell>
          <table:table-cell table:formula="of:=[.BE51]-(2^8)*2" office:value-type="float" office:value="223.673971443681" calcext:value-type="float">
            <text:p>224</text:p>
          </table:table-cell>
          <table:table-cell table:formula="of:=[.BF51]-(2^8)*2" office:value-type="float" office:value="223.554780539397" calcext:value-type="float">
            <text:p>224</text:p>
          </table:table-cell>
          <table:table-cell table:formula="of:=[.BG51]-(2^8)*2" office:value-type="float" office:value="223.435534990306" calcext:value-type="float">
            <text:p>223</text:p>
          </table:table-cell>
          <table:table-cell table:formula="of:=[.BH51]-(2^8)*2" office:value-type="float" office:value="223.316234796405" calcext:value-type="float">
            <text:p>223</text:p>
          </table:table-cell>
          <table:table-cell table:formula="of:=[.BI51]-(2^8)*2" office:value-type="float" office:value="223.196879957696" calcext:value-type="float">
            <text:p>223</text:p>
          </table:table-cell>
          <table:table-cell table:style-name="ce15" table:formula="of:=[.BJ51]-(2^8)*2" office:value-type="float" office:value="223.077470474177" calcext:value-type="float">
            <text:p>223</text:p>
          </table:table-cell>
          <table:table-cell table:style-name="ce15" table:formula="of:=[.BK51]-(2^8)*2" office:value-type="float" office:value="222.95800634585" calcext:value-type="float">
            <text:p>223</text:p>
          </table:table-cell>
          <table:table-cell table:style-name="ce15" table:formula="of:=[.BL51]-(2^8)*2" office:value-type="float" office:value="222.838487572714" calcext:value-type="float">
            <text:p>223</text:p>
          </table:table-cell>
          <table:table-cell table:style-name="ce15" table:formula="of:=[.BM51]-(2^8)*2" office:value-type="float" office:value="222.718914154769" calcext:value-type="float">
            <text:p>223</text:p>
          </table:table-cell>
          <table:table-cell table:style-name="ce15" table:formula="of:=[.BN51]-(2^8)*2" office:value-type="float" office:value="222.599286092016" calcext:value-type="float">
            <text:p>223</text:p>
          </table:table-cell>
          <table:table-cell table:style-name="ce15" table:formula="of:=[.BO51]-(2^8)*2" office:value-type="float" office:value="222.479603384454" calcext:value-type="float">
            <text:p>222</text:p>
          </table:table-cell>
          <table:table-cell table:style-name="ce15" table:formula="of:=[.BP51]-(2^8)*2" office:value-type="float" office:value="222.359866032083" calcext:value-type="float">
            <text:p>222</text:p>
          </table:table-cell>
          <table:table-cell table:style-name="ce15" table:formula="of:=[.BQ51]-(2^8)*2" office:value-type="float" office:value="222.240074034903" calcext:value-type="float">
            <text:p>222</text:p>
          </table:table-cell>
          <table:table-cell table:style-name="ce15" table:formula="of:=[.BR51]-(2^8)*2" office:value-type="float" office:value="222.120227392916" calcext:value-type="float">
            <text:p>222</text:p>
          </table:table-cell>
          <table:table-cell table:style-name="ce15" table:formula="of:=[.BS51]-(2^8)*2" office:value-type="float" office:value="222.000326106119" calcext:value-type="float">
            <text:p>222</text:p>
          </table:table-cell>
        </table:table-row>
        <table:table-row table:style-name="ro2">
          <table:table-cell office:value-type="float" office:value="79.316" calcext:value-type="float">
            <text:p>79,316</text:p>
          </table:table-cell>
          <table:table-cell office:value-type="percentage" office:value="0.8299" calcext:value-type="percentage">
            <text:p>82,99%</text:p>
          </table:table-cell>
          <table:table-cell office:value-type="percentage" office:value="0.8925" calcext:value-type="percentage">
            <text:p>89,25%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PINTERP([.$A$15:.$A$205];[.$B$15:.$B$205];([.F$6]+[.$E52]))*1000" office:value-type="float" office:value="252.177144368059" calcext:value-type="float">
            <text:p>252</text:p>
          </table:table-cell>
          <table:table-cell table:formula="of:=PINTERP([.$A$15:.$A$205];[.$B$15:.$B$205];([.G$6]+[.$E52]))*1000" office:value-type="float" office:value="251.982940243258" calcext:value-type="float">
            <text:p>252</text:p>
          </table:table-cell>
          <table:table-cell table:formula="of:=PINTERP([.$A$15:.$A$205];[.$B$15:.$B$205];([.H$6]+[.$E52]))*1000" office:value-type="float" office:value="251.788681473647" calcext:value-type="float">
            <text:p>252</text:p>
          </table:table-cell>
          <table:table-cell table:formula="of:=PINTERP([.$A$15:.$A$205];[.$B$15:.$B$205];([.I$6]+[.$E52]))*1000" office:value-type="float" office:value="251.594368059228" calcext:value-type="float">
            <text:p>252</text:p>
          </table:table-cell>
          <table:table-cell table:formula="of:=PINTERP([.$A$15:.$A$205];[.$B$15:.$B$205];([.J$6]+[.$E52]))*1000" office:value-type="float" office:value="251.4" calcext:value-type="float">
            <text:p>251</text:p>
          </table:table-cell>
          <table:table-cell table:formula="of:=PINTERP([.$A$15:.$A$205];[.$B$15:.$B$205];([.K$6]+[.$E52]))*1000" office:value-type="float" office:value="251.269593082241" calcext:value-type="float">
            <text:p>251</text:p>
          </table:table-cell>
          <table:table-cell table:formula="of:=PINTERP([.$A$15:.$A$205];[.$B$15:.$B$205];([.L$6]+[.$E52]))*1000" office:value-type="float" office:value="251.134616526627" calcext:value-type="float">
            <text:p>251</text:p>
          </table:table-cell>
          <table:table-cell table:formula="of:=PINTERP([.$A$15:.$A$205];[.$B$15:.$B$205];([.M$6]+[.$E52]))*1000" office:value-type="float" office:value="250.995070333158" calcext:value-type="float">
            <text:p>251</text:p>
          </table:table-cell>
          <table:table-cell table:formula="of:=PINTERP([.$A$15:.$A$205];[.$B$15:.$B$205];([.N$6]+[.$E52]))*1000" office:value-type="float" office:value="250.850954501833" calcext:value-type="float">
            <text:p>251</text:p>
          </table:table-cell>
          <table:table-cell table:formula="of:=PINTERP([.$A$15:.$A$205];[.$B$15:.$B$205];([.O$6]+[.$E52]))*1000" office:value-type="float" office:value="250.702269032651" calcext:value-type="float">
            <text:p>251</text:p>
          </table:table-cell>
          <table:table-cell table:formula="of:=PINTERP([.$A$15:.$A$205];[.$B$15:.$B$205];([.P$6]+[.$E52]))*1000" office:value-type="float" office:value="250.549013925614" calcext:value-type="float">
            <text:p>251</text:p>
          </table:table-cell>
          <table:table-cell table:formula="of:=PINTERP([.$A$15:.$A$205];[.$B$15:.$B$205];([.Q$6]+[.$E52]))*1000" office:value-type="float" office:value="250.391189180721" calcext:value-type="float">
            <text:p>250</text:p>
          </table:table-cell>
          <table:table-cell table:formula="of:=PINTERP([.$A$15:.$A$205];[.$B$15:.$B$205];([.R$6]+[.$E52]))*1000" office:value-type="float" office:value="250.228794797973" calcext:value-type="float">
            <text:p>250</text:p>
          </table:table-cell>
          <table:table-cell table:formula="of:=PINTERP([.$A$15:.$A$205];[.$B$15:.$B$205];([.S$6]+[.$E52]))*1000" office:value-type="float" office:value="250.061830777368" calcext:value-type="float">
            <text:p>250</text:p>
          </table:table-cell>
          <table:table-cell table:formula="of:=PINTERP([.$A$15:.$A$205];[.$B$15:.$B$205];([.T$6]+[.$E52]))*1000" office:value-type="float" office:value="249.890297118908" calcext:value-type="float">
            <text:p>250</text:p>
          </table:table-cell>
          <table:table-cell table:formula="of:=PINTERP([.$A$15:.$A$205];[.$B$15:.$B$205];([.U$6]+[.$E52]))*1000" office:value-type="float" office:value="249.714193822594" calcext:value-type="float">
            <text:p>250</text:p>
          </table:table-cell>
          <table:table-cell table:formula="of:=PINTERP([.$A$15:.$A$205];[.$B$15:.$B$205];([.V$6]+[.$E52]))*1000" office:value-type="float" office:value="249.533520888422" calcext:value-type="float">
            <text:p>250</text:p>
          </table:table-cell>
          <table:table-cell table:formula="of:=PINTERP([.$A$15:.$A$205];[.$B$15:.$B$205];([.W$6]+[.$E52]))*1000" office:value-type="float" office:value="249.348278316395" calcext:value-type="float">
            <text:p>249</text:p>
          </table:table-cell>
          <table:table-cell table:formula="of:=PINTERP([.$A$15:.$A$205];[.$B$15:.$B$205];([.X$6]+[.$E52]))*1000" office:value-type="float" office:value="249.158466106512" calcext:value-type="float">
            <text:p>249</text:p>
          </table:table-cell>
          <table:table-cell table:formula="of:=PINTERP([.$A$15:.$A$205];[.$B$15:.$B$205];([.Y$6]+[.$E52]))*1000" office:value-type="float" office:value="248.964084258773" calcext:value-type="float">
            <text:p>249</text:p>
          </table:table-cell>
          <table:table-cell/>
          <table:table-cell office:value-type="float" office:value="8.8" calcext:value-type="float">
            <text:p>8,8</text:p>
          </table:table-cell>
          <table:table-cell/>
          <table:table-cell table:formula="of:=[.F52]-(2^8)*0" office:value-type="float" office:value="252.177144368059" calcext:value-type="float">
            <text:p>252</text:p>
          </table:table-cell>
          <table:table-cell table:formula="of:=[.G52]-(2^8)*0" office:value-type="float" office:value="251.982940243258" calcext:value-type="float">
            <text:p>252</text:p>
          </table:table-cell>
          <table:table-cell table:formula="of:=[.H52]-(2^8)*0" office:value-type="float" office:value="251.788681473647" calcext:value-type="float">
            <text:p>252</text:p>
          </table:table-cell>
          <table:table-cell table:formula="of:=[.I52]-(2^8)*0" office:value-type="float" office:value="251.594368059228" calcext:value-type="float">
            <text:p>252</text:p>
          </table:table-cell>
          <table:table-cell table:formula="of:=[.J52]-(2^8)*0" office:value-type="float" office:value="251.4" calcext:value-type="float">
            <text:p>251</text:p>
          </table:table-cell>
          <table:table-cell table:formula="of:=[.K52]-(2^8)*0" office:value-type="float" office:value="251.269593082241" calcext:value-type="float">
            <text:p>251</text:p>
          </table:table-cell>
          <table:table-cell table:formula="of:=[.L52]-(2^8)*0" office:value-type="float" office:value="251.134616526627" calcext:value-type="float">
            <text:p>251</text:p>
          </table:table-cell>
          <table:table-cell table:formula="of:=[.M52]-(2^8)*0" office:value-type="float" office:value="250.995070333158" calcext:value-type="float">
            <text:p>251</text:p>
          </table:table-cell>
          <table:table-cell table:formula="of:=[.N52]-(2^8)*0" office:value-type="float" office:value="250.850954501833" calcext:value-type="float">
            <text:p>251</text:p>
          </table:table-cell>
          <table:table-cell table:formula="of:=[.O52]-(2^8)*0" office:value-type="float" office:value="250.702269032651" calcext:value-type="float">
            <text:p>251</text:p>
          </table:table-cell>
          <table:table-cell table:formula="of:=[.P52]-(2^8)*0" office:value-type="float" office:value="250.549013925614" calcext:value-type="float">
            <text:p>251</text:p>
          </table:table-cell>
          <table:table-cell table:formula="of:=[.Q52]-(2^8)*0" office:value-type="float" office:value="250.391189180721" calcext:value-type="float">
            <text:p>250</text:p>
          </table:table-cell>
          <table:table-cell table:formula="of:=[.R52]-(2^8)*0" office:value-type="float" office:value="250.228794797973" calcext:value-type="float">
            <text:p>250</text:p>
          </table:table-cell>
          <table:table-cell table:formula="of:=[.S52]-(2^8)*0" office:value-type="float" office:value="250.061830777368" calcext:value-type="float">
            <text:p>250</text:p>
          </table:table-cell>
          <table:table-cell table:formula="of:=[.T52]-(2^8)*0" office:value-type="float" office:value="249.890297118908" calcext:value-type="float">
            <text:p>250</text:p>
          </table:table-cell>
          <table:table-cell table:formula="of:=[.U52]-(2^8)*0" office:value-type="float" office:value="249.714193822594" calcext:value-type="float">
            <text:p>250</text:p>
          </table:table-cell>
          <table:table-cell table:formula="of:=[.V52]-(2^8)*0" office:value-type="float" office:value="249.533520888422" calcext:value-type="float">
            <text:p>250</text:p>
          </table:table-cell>
          <table:table-cell table:formula="of:=[.W52]-(2^8)*0" office:value-type="float" office:value="249.348278316395" calcext:value-type="float">
            <text:p>249</text:p>
          </table:table-cell>
          <table:table-cell table:formula="of:=[.X52]-(2^8)*0" office:value-type="float" office:value="249.158466106512" calcext:value-type="float">
            <text:p>249</text:p>
          </table:table-cell>
          <table:table-cell table:formula="of:=[.Y52]-(2^8)*0" office:value-type="float" office:value="248.964084258773" calcext:value-type="float">
            <text:p>249</text:p>
          </table:table-cell>
          <table:table-cell/>
          <table:table-cell table:style-name="ce10" office:value-type="float" office:value="8.8" calcext:value-type="float">
            <text:p>8,8</text:p>
          </table:table-cell>
          <table:table-cell table:style-name="ce10"/>
          <table:table-cell table:formula="of:=PINTERP([.$A$15:.$A$205];[.$C$15:.$C$205];([.AZ$6]+[.$E52]))*1000" office:value-type="float" office:value="733.880370174511" calcext:value-type="float">
            <text:p>734</text:p>
          </table:table-cell>
          <table:table-cell table:formula="of:=PINTERP([.$A$15:.$A$205];[.$C$15:.$C$205];([.BA$6]+[.$E52]))*1000" office:value-type="float" office:value="733.760359598096" calcext:value-type="float">
            <text:p>734</text:p>
          </table:table-cell>
          <table:table-cell table:formula="of:=PINTERP([.$A$15:.$A$205];[.$C$15:.$C$205];([.BB$6]+[.$E52]))*1000" office:value-type="float" office:value="733.640294376873" calcext:value-type="float">
            <text:p>734</text:p>
          </table:table-cell>
          <table:table-cell table:formula="of:=PINTERP([.$A$15:.$A$205];[.$C$15:.$C$205];([.BC$6]+[.$E52]))*1000" office:value-type="float" office:value="733.520174510841" calcext:value-type="float">
            <text:p>734</text:p>
          </table:table-cell>
          <table:table-cell table:formula="of:=PINTERP([.$A$15:.$A$205];[.$C$15:.$C$205];([.BD$6]+[.$E52]))*1000" office:value-type="float" office:value="733.4" calcext:value-type="float">
            <text:p>733</text:p>
          </table:table-cell>
          <table:table-cell table:formula="of:=PINTERP([.$A$15:.$A$205];[.$C$15:.$C$205];([.BE$6]+[.$E52]))*1000" office:value-type="float" office:value="733.315204966998" calcext:value-type="float">
            <text:p>733</text:p>
          </table:table-cell>
          <table:table-cell table:formula="of:=PINTERP([.$A$15:.$A$205];[.$C$15:.$C$205];([.BF$6]+[.$E52]))*1000" office:value-type="float" office:value="733.227752120179" calcext:value-type="float">
            <text:p>733</text:p>
          </table:table-cell>
          <table:table-cell table:formula="of:=PINTERP([.$A$15:.$A$205];[.$C$15:.$C$205];([.BG$6]+[.$E52]))*1000" office:value-type="float" office:value="733.137641459546" calcext:value-type="float">
            <text:p>733</text:p>
          </table:table-cell>
          <table:table-cell table:formula="of:=PINTERP([.$A$15:.$A$205];[.$C$15:.$C$205];([.BH$6]+[.$E52]))*1000" office:value-type="float" office:value="733.044872985096" calcext:value-type="float">
            <text:p>733</text:p>
          </table:table-cell>
          <table:table-cell table:formula="of:=PINTERP([.$A$15:.$A$205];[.$C$15:.$C$205];([.BI$6]+[.$E52]))*1000" office:value-type="float" office:value="732.94944669683" calcext:value-type="float">
            <text:p>733</text:p>
          </table:table-cell>
          <table:table-cell table:formula="of:=PINTERP([.$A$15:.$A$205];[.$C$15:.$C$205];([.BJ$6]+[.$E52]))*1000" office:value-type="float" office:value="732.851362594748" calcext:value-type="float">
            <text:p>733</text:p>
          </table:table-cell>
          <table:table-cell table:formula="of:=PINTERP([.$A$15:.$A$205];[.$C$15:.$C$205];([.BK$6]+[.$E52]))*1000" office:value-type="float" office:value="732.75062067885" calcext:value-type="float">
            <text:p>733</text:p>
          </table:table-cell>
          <table:table-cell table:formula="of:=PINTERP([.$A$15:.$A$205];[.$C$15:.$C$205];([.BL$6]+[.$E52]))*1000" office:value-type="float" office:value="732.647220949136" calcext:value-type="float">
            <text:p>733</text:p>
          </table:table-cell>
          <table:table-cell table:formula="of:=PINTERP([.$A$15:.$A$205];[.$C$15:.$C$205];([.BM$6]+[.$E52]))*1000" office:value-type="float" office:value="732.541163405607" calcext:value-type="float">
            <text:p>733</text:p>
          </table:table-cell>
          <table:table-cell table:formula="of:=PINTERP([.$A$15:.$A$205];[.$C$15:.$C$205];([.BN$6]+[.$E52]))*1000" office:value-type="float" office:value="732.432448048261" calcext:value-type="float">
            <text:p>732</text:p>
          </table:table-cell>
          <table:table-cell table:formula="of:=PINTERP([.$A$15:.$A$205];[.$C$15:.$C$205];([.BO$6]+[.$E52]))*1000" office:value-type="float" office:value="732.321074877099" calcext:value-type="float">
            <text:p>732</text:p>
          </table:table-cell>
          <table:table-cell table:formula="of:=PINTERP([.$A$15:.$A$205];[.$C$15:.$C$205];([.BP$6]+[.$E52]))*1000" office:value-type="float" office:value="732.207043892122" calcext:value-type="float">
            <text:p>732</text:p>
          </table:table-cell>
          <table:table-cell table:formula="of:=PINTERP([.$A$15:.$A$205];[.$C$15:.$C$205];([.BQ$6]+[.$E52]))*1000" office:value-type="float" office:value="732.090355093328" calcext:value-type="float">
            <text:p>732</text:p>
          </table:table-cell>
          <table:table-cell table:formula="of:=PINTERP([.$A$15:.$A$205];[.$C$15:.$C$205];([.BR$6]+[.$E52]))*1000" office:value-type="float" office:value="731.97100848072" calcext:value-type="float">
            <text:p>732</text:p>
          </table:table-cell>
          <table:table-cell table:style-name="ce17" table:formula="of:=PINTERP([.$A$15:.$A$205];[.$C$15:.$C$205];([.BS$6]+[.$E52]))*1000" office:value-type="float" office:value="731.849004054295" calcext:value-type="float">
            <text:p>732</text:p>
          </table:table-cell>
          <table:table-cell table:style-name="ce17"/>
          <table:table-cell table:style-name="ce10" office:value-type="float" office:value="8.8" calcext:value-type="float">
            <text:p>8,8</text:p>
          </table:table-cell>
          <table:table-cell table:formula="of:=[.AZ52]-(2^8)*2" office:value-type="float" office:value="221.880370174511" calcext:value-type="float">
            <text:p>222</text:p>
          </table:table-cell>
          <table:table-cell table:formula="of:=[.BA52]-(2^8)*2" office:value-type="float" office:value="221.760359598096" calcext:value-type="float">
            <text:p>222</text:p>
          </table:table-cell>
          <table:table-cell table:formula="of:=[.BB52]-(2^8)*2" office:value-type="float" office:value="221.640294376873" calcext:value-type="float">
            <text:p>222</text:p>
          </table:table-cell>
          <table:table-cell table:formula="of:=[.BC52]-(2^8)*2" office:value-type="float" office:value="221.520174510841" calcext:value-type="float">
            <text:p>222</text:p>
          </table:table-cell>
          <table:table-cell table:formula="of:=[.BD52]-(2^8)*2" office:value-type="float" office:value="221.4" calcext:value-type="float">
            <text:p>221</text:p>
          </table:table-cell>
          <table:table-cell table:formula="of:=[.BE52]-(2^8)*2" office:value-type="float" office:value="221.315204966998" calcext:value-type="float">
            <text:p>221</text:p>
          </table:table-cell>
          <table:table-cell table:formula="of:=[.BF52]-(2^8)*2" office:value-type="float" office:value="221.227752120179" calcext:value-type="float">
            <text:p>221</text:p>
          </table:table-cell>
          <table:table-cell table:formula="of:=[.BG52]-(2^8)*2" office:value-type="float" office:value="221.137641459546" calcext:value-type="float">
            <text:p>221</text:p>
          </table:table-cell>
          <table:table-cell table:formula="of:=[.BH52]-(2^8)*2" office:value-type="float" office:value="221.044872985096" calcext:value-type="float">
            <text:p>221</text:p>
          </table:table-cell>
          <table:table-cell table:formula="of:=[.BI52]-(2^8)*2" office:value-type="float" office:value="220.94944669683" calcext:value-type="float">
            <text:p>221</text:p>
          </table:table-cell>
          <table:table-cell table:style-name="ce15" table:formula="of:=[.BJ52]-(2^8)*2" office:value-type="float" office:value="220.851362594748" calcext:value-type="float">
            <text:p>221</text:p>
          </table:table-cell>
          <table:table-cell table:style-name="ce15" table:formula="of:=[.BK52]-(2^8)*2" office:value-type="float" office:value="220.75062067885" calcext:value-type="float">
            <text:p>221</text:p>
          </table:table-cell>
          <table:table-cell table:style-name="ce15" table:formula="of:=[.BL52]-(2^8)*2" office:value-type="float" office:value="220.647220949136" calcext:value-type="float">
            <text:p>221</text:p>
          </table:table-cell>
          <table:table-cell table:style-name="ce15" table:formula="of:=[.BM52]-(2^8)*2" office:value-type="float" office:value="220.541163405607" calcext:value-type="float">
            <text:p>221</text:p>
          </table:table-cell>
          <table:table-cell table:style-name="ce15" table:formula="of:=[.BN52]-(2^8)*2" office:value-type="float" office:value="220.432448048261" calcext:value-type="float">
            <text:p>220</text:p>
          </table:table-cell>
          <table:table-cell table:style-name="ce15" table:formula="of:=[.BO52]-(2^8)*2" office:value-type="float" office:value="220.321074877099" calcext:value-type="float">
            <text:p>220</text:p>
          </table:table-cell>
          <table:table-cell table:style-name="ce15" table:formula="of:=[.BP52]-(2^8)*2" office:value-type="float" office:value="220.207043892122" calcext:value-type="float">
            <text:p>220</text:p>
          </table:table-cell>
          <table:table-cell table:style-name="ce15" table:formula="of:=[.BQ52]-(2^8)*2" office:value-type="float" office:value="220.090355093328" calcext:value-type="float">
            <text:p>220</text:p>
          </table:table-cell>
          <table:table-cell table:style-name="ce15" table:formula="of:=[.BR52]-(2^8)*2" office:value-type="float" office:value="219.97100848072" calcext:value-type="float">
            <text:p>220</text:p>
          </table:table-cell>
          <table:table-cell table:style-name="ce15" table:formula="of:=[.BS52]-(2^8)*2" office:value-type="float" office:value="219.849004054294" calcext:value-type="float">
            <text:p>220</text:p>
          </table:table-cell>
        </table:table-row>
        <table:table-row table:style-name="ro2">
          <table:table-cell office:value-type="float" office:value="79.362" calcext:value-type="float">
            <text:p>79,362</text:p>
          </table:table-cell>
          <table:table-cell office:value-type="percentage" office:value="0.8257" calcext:value-type="percentage">
            <text:p>82,57%</text:p>
          </table:table-cell>
          <table:table-cell office:value-type="percentage" office:value="0.8909" calcext:value-type="percentage">
            <text:p>89,09%</text:p>
          </table:table-cell>
          <table:table-cell/>
          <table:table-cell office:value-type="float" office:value="9" calcext:value-type="float">
            <text:p>9,0</text:p>
          </table:table-cell>
          <table:table-cell table:formula="of:=PINTERP([.$A$15:.$A$205];[.$B$15:.$B$205];([.F$6]+[.$E53]))*1000" office:value-type="float" office:value="248.765132773175" calcext:value-type="float">
            <text:p>249</text:p>
          </table:table-cell>
          <table:table-cell table:formula="of:=PINTERP([.$A$15:.$A$205];[.$B$15:.$B$205];([.G$6]+[.$E53]))*1000" office:value-type="float" office:value="248.561611649725" calcext:value-type="float">
            <text:p>249</text:p>
          </table:table-cell>
          <table:table-cell table:formula="of:=PINTERP([.$A$15:.$A$205];[.$B$15:.$B$205];([.H$6]+[.$E53]))*1000" office:value-type="float" office:value="248.353520888419" calcext:value-type="float">
            <text:p>248</text:p>
          </table:table-cell>
          <table:table-cell table:formula="of:=PINTERP([.$A$15:.$A$205];[.$B$15:.$B$205];([.I$6]+[.$E53]))*1000" office:value-type="float" office:value="248.140860489257" calcext:value-type="float">
            <text:p>248</text:p>
          </table:table-cell>
          <table:table-cell table:formula="of:=PINTERP([.$A$15:.$A$205];[.$B$15:.$B$205];([.J$6]+[.$E53]))*1000" office:value-type="float" office:value="247.92363045224" calcext:value-type="float">
            <text:p>248</text:p>
          </table:table-cell>
          <table:table-cell table:formula="of:=PINTERP([.$A$15:.$A$205];[.$B$15:.$B$205];([.K$6]+[.$E53]))*1000" office:value-type="float" office:value="247.701830777366" calcext:value-type="float">
            <text:p>248</text:p>
          </table:table-cell>
          <table:table-cell table:formula="of:=PINTERP([.$A$15:.$A$205];[.$B$15:.$B$205];([.L$6]+[.$E53]))*1000" office:value-type="float" office:value="247.475461464637" calcext:value-type="float">
            <text:p>247</text:p>
          </table:table-cell>
          <table:table-cell table:formula="of:=PINTERP([.$A$15:.$A$205];[.$B$15:.$B$205];([.M$6]+[.$E53]))*1000" office:value-type="float" office:value="247.244522514055" calcext:value-type="float">
            <text:p>247</text:p>
          </table:table-cell>
          <table:table-cell table:formula="of:=PINTERP([.$A$15:.$A$205];[.$B$15:.$B$205];([.N$6]+[.$E53]))*1000" office:value-type="float" office:value="247.009013925615" calcext:value-type="float">
            <text:p>247</text:p>
          </table:table-cell>
          <table:table-cell table:formula="of:=PINTERP([.$A$15:.$A$205];[.$B$15:.$B$205];([.O$6]+[.$E53]))*1000" office:value-type="float" office:value="246.768935699319" calcext:value-type="float">
            <text:p>247</text:p>
          </table:table-cell>
          <table:table-cell table:formula="of:=PINTERP([.$A$15:.$A$205];[.$B$15:.$B$205];([.P$6]+[.$E53]))*1000" office:value-type="float" office:value="246.524287835167" calcext:value-type="float">
            <text:p>247</text:p>
          </table:table-cell>
          <table:table-cell table:formula="of:=PINTERP([.$A$15:.$A$205];[.$B$15:.$B$205];([.Q$6]+[.$E53]))*1000" office:value-type="float" office:value="246.275070333159" calcext:value-type="float">
            <text:p>246</text:p>
          </table:table-cell>
          <table:table-cell table:formula="of:=PINTERP([.$A$15:.$A$205];[.$B$15:.$B$205];([.R$6]+[.$E53]))*1000" office:value-type="float" office:value="246.021283193296" calcext:value-type="float">
            <text:p>246</text:p>
          </table:table-cell>
          <table:table-cell table:formula="of:=PINTERP([.$A$15:.$A$205];[.$B$15:.$B$205];([.S$6]+[.$E53]))*1000" office:value-type="float" office:value="245.762926415577" calcext:value-type="float">
            <text:p>246</text:p>
          </table:table-cell>
          <table:table-cell table:formula="of:=PINTERP([.$A$15:.$A$205];[.$B$15:.$B$205];([.T$6]+[.$E53]))*1000" office:value-type="float" office:value="245.500000000003" calcext:value-type="float">
            <text:p>246</text:p>
          </table:table-cell>
          <table:table-cell table:formula="of:=PINTERP([.$A$15:.$A$205];[.$B$15:.$B$205];([.U$6]+[.$E53]))*1000" office:value-type="float" office:value="245.131629629637" calcext:value-type="float">
            <text:p>245</text:p>
          </table:table-cell>
          <table:table-cell table:formula="of:=PINTERP([.$A$15:.$A$205];[.$B$15:.$B$205];([.V$6]+[.$E53]))*1000" office:value-type="float" office:value="244.758740740748" calcext:value-type="float">
            <text:p>245</text:p>
          </table:table-cell>
          <table:table-cell table:formula="of:=PINTERP([.$A$15:.$A$205];[.$B$15:.$B$205];([.W$6]+[.$E53]))*1000" office:value-type="float" office:value="244.381333333341" calcext:value-type="float">
            <text:p>244</text:p>
          </table:table-cell>
          <table:table-cell table:formula="of:=PINTERP([.$A$15:.$A$205];[.$B$15:.$B$205];([.X$6]+[.$E53]))*1000" office:value-type="float" office:value="243.999407407415" calcext:value-type="float">
            <text:p>244</text:p>
          </table:table-cell>
          <table:table-cell table:formula="of:=PINTERP([.$A$15:.$A$205];[.$B$15:.$B$205];([.Y$6]+[.$E53]))*1000" office:value-type="float" office:value="243.61296296297" calcext:value-type="float">
            <text:p>244</text:p>
          </table:table-cell>
          <table:table-cell/>
          <table:table-cell office:value-type="float" office:value="9" calcext:value-type="float">
            <text:p>9,0</text:p>
          </table:table-cell>
          <table:table-cell/>
          <table:table-cell table:formula="of:=[.F53]-(2^8)*0" office:value-type="float" office:value="248.765132773175" calcext:value-type="float">
            <text:p>249</text:p>
          </table:table-cell>
          <table:table-cell table:formula="of:=[.G53]-(2^8)*0" office:value-type="float" office:value="248.561611649725" calcext:value-type="float">
            <text:p>249</text:p>
          </table:table-cell>
          <table:table-cell table:formula="of:=[.H53]-(2^8)*0" office:value-type="float" office:value="248.353520888419" calcext:value-type="float">
            <text:p>248</text:p>
          </table:table-cell>
          <table:table-cell table:formula="of:=[.I53]-(2^8)*0" office:value-type="float" office:value="248.140860489257" calcext:value-type="float">
            <text:p>248</text:p>
          </table:table-cell>
          <table:table-cell table:formula="of:=[.J53]-(2^8)*0" office:value-type="float" office:value="247.92363045224" calcext:value-type="float">
            <text:p>248</text:p>
          </table:table-cell>
          <table:table-cell table:formula="of:=[.K53]-(2^8)*0" office:value-type="float" office:value="247.701830777366" calcext:value-type="float">
            <text:p>248</text:p>
          </table:table-cell>
          <table:table-cell table:formula="of:=[.L53]-(2^8)*0" office:value-type="float" office:value="247.475461464637" calcext:value-type="float">
            <text:p>247</text:p>
          </table:table-cell>
          <table:table-cell table:formula="of:=[.M53]-(2^8)*0" office:value-type="float" office:value="247.244522514055" calcext:value-type="float">
            <text:p>247</text:p>
          </table:table-cell>
          <table:table-cell table:formula="of:=[.N53]-(2^8)*0" office:value-type="float" office:value="247.009013925615" calcext:value-type="float">
            <text:p>247</text:p>
          </table:table-cell>
          <table:table-cell table:formula="of:=[.O53]-(2^8)*0" office:value-type="float" office:value="246.768935699319" calcext:value-type="float">
            <text:p>247</text:p>
          </table:table-cell>
          <table:table-cell table:formula="of:=[.P53]-(2^8)*0" office:value-type="float" office:value="246.524287835167" calcext:value-type="float">
            <text:p>247</text:p>
          </table:table-cell>
          <table:table-cell table:formula="of:=[.Q53]-(2^8)*0" office:value-type="float" office:value="246.275070333159" calcext:value-type="float">
            <text:p>246</text:p>
          </table:table-cell>
          <table:table-cell table:formula="of:=[.R53]-(2^8)*0" office:value-type="float" office:value="246.021283193296" calcext:value-type="float">
            <text:p>246</text:p>
          </table:table-cell>
          <table:table-cell table:formula="of:=[.S53]-(2^8)*0" office:value-type="float" office:value="245.762926415577" calcext:value-type="float">
            <text:p>246</text:p>
          </table:table-cell>
          <table:table-cell table:formula="of:=[.T53]-(2^8)*0" office:value-type="float" office:value="245.500000000003" calcext:value-type="float">
            <text:p>246</text:p>
          </table:table-cell>
          <table:table-cell table:formula="of:=[.U53]-(2^8)*0" office:value-type="float" office:value="245.131629629637" calcext:value-type="float">
            <text:p>245</text:p>
          </table:table-cell>
          <table:table-cell table:formula="of:=[.V53]-(2^8)*0" office:value-type="float" office:value="244.758740740748" calcext:value-type="float">
            <text:p>245</text:p>
          </table:table-cell>
          <table:table-cell table:formula="of:=[.W53]-(2^8)*0" office:value-type="float" office:value="244.381333333341" calcext:value-type="float">
            <text:p>244</text:p>
          </table:table-cell>
          <table:table-cell table:formula="of:=[.X53]-(2^8)*0" office:value-type="float" office:value="243.999407407415" calcext:value-type="float">
            <text:p>244</text:p>
          </table:table-cell>
          <table:table-cell table:formula="of:=[.Y53]-(2^8)*0" office:value-type="float" office:value="243.61296296297" calcext:value-type="float">
            <text:p>244</text:p>
          </table:table-cell>
          <table:table-cell/>
          <table:table-cell table:style-name="ce10" office:value-type="float" office:value="9" calcext:value-type="float">
            <text:p>9,0</text:p>
          </table:table-cell>
          <table:table-cell table:style-name="ce10"/>
          <table:table-cell table:formula="of:=PINTERP([.$A$15:.$A$205];[.$C$15:.$C$205];([.AZ$6]+[.$E53]))*1000" office:value-type="float" office:value="731.724341814051" calcext:value-type="float">
            <text:p>732</text:p>
          </table:table-cell>
          <table:table-cell table:formula="of:=PINTERP([.$A$15:.$A$205];[.$C$15:.$C$205];([.BA$6]+[.$E53]))*1000" office:value-type="float" office:value="731.597021759994" calcext:value-type="float">
            <text:p>732</text:p>
          </table:table-cell>
          <table:table-cell table:formula="of:=PINTERP([.$A$15:.$A$205];[.$C$15:.$C$205];([.BB$6]+[.$E53]))*1000" office:value-type="float" office:value="731.467043892121" calcext:value-type="float">
            <text:p>731</text:p>
          </table:table-cell>
          <table:table-cell table:formula="of:=PINTERP([.$A$15:.$A$205];[.$C$15:.$C$205];([.BC$6]+[.$E53]))*1000" office:value-type="float" office:value="731.334408210432" calcext:value-type="float">
            <text:p>731</text:p>
          </table:table-cell>
          <table:table-cell table:formula="of:=PINTERP([.$A$15:.$A$205];[.$C$15:.$C$205];([.BD$6]+[.$E53]))*1000" office:value-type="float" office:value="731.199114714926" calcext:value-type="float">
            <text:p>731</text:p>
          </table:table-cell>
          <table:table-cell table:formula="of:=PINTERP([.$A$15:.$A$205];[.$C$15:.$C$205];([.BE$6]+[.$E53]))*1000" office:value-type="float" office:value="731.061163405605" calcext:value-type="float">
            <text:p>731</text:p>
          </table:table-cell>
          <table:table-cell table:formula="of:=PINTERP([.$A$15:.$A$205];[.$C$15:.$C$205];([.BF$6]+[.$E53]))*1000" office:value-type="float" office:value="730.920554282469" calcext:value-type="float">
            <text:p>731</text:p>
          </table:table-cell>
          <table:table-cell table:formula="of:=PINTERP([.$A$15:.$A$205];[.$C$15:.$C$205];([.BG$6]+[.$E53]))*1000" office:value-type="float" office:value="730.777287345517" calcext:value-type="float">
            <text:p>731</text:p>
          </table:table-cell>
          <table:table-cell table:formula="of:=PINTERP([.$A$15:.$A$205];[.$C$15:.$C$205];([.BH$6]+[.$E53]))*1000" office:value-type="float" office:value="730.631362594748" calcext:value-type="float">
            <text:p>731</text:p>
          </table:table-cell>
          <table:table-cell table:formula="of:=PINTERP([.$A$15:.$A$205];[.$C$15:.$C$205];([.BI$6]+[.$E53]))*1000" office:value-type="float" office:value="730.482780030164" calcext:value-type="float">
            <text:p>730</text:p>
          </table:table-cell>
          <table:table-cell table:formula="of:=PINTERP([.$A$15:.$A$205];[.$C$15:.$C$205];([.BJ$6]+[.$E53]))*1000" office:value-type="float" office:value="730.331539651763" calcext:value-type="float">
            <text:p>730</text:p>
          </table:table-cell>
          <table:table-cell table:formula="of:=PINTERP([.$A$15:.$A$205];[.$C$15:.$C$205];([.BK$6]+[.$E53]))*1000" office:value-type="float" office:value="730.177641459547" calcext:value-type="float">
            <text:p>730</text:p>
          </table:table-cell>
          <table:table-cell table:formula="of:=PINTERP([.$A$15:.$A$205];[.$C$15:.$C$205];([.BL$6]+[.$E53]))*1000" office:value-type="float" office:value="730.021085453514" calcext:value-type="float">
            <text:p>730</text:p>
          </table:table-cell>
          <table:table-cell table:formula="of:=PINTERP([.$A$15:.$A$205];[.$C$15:.$C$205];([.BM$6]+[.$E53]))*1000" office:value-type="float" office:value="729.861871633666" calcext:value-type="float">
            <text:p>730</text:p>
          </table:table-cell>
          <table:table-cell table:formula="of:=PINTERP([.$A$15:.$A$205];[.$C$15:.$C$205];([.BN$6]+[.$E53]))*1000" office:value-type="float" office:value="729.700000000002" calcext:value-type="float">
            <text:p>730</text:p>
          </table:table-cell>
          <table:table-cell table:formula="of:=PINTERP([.$A$15:.$A$205];[.$C$15:.$C$205];([.BO$6]+[.$E53]))*1000" office:value-type="float" office:value="729.481259259261" calcext:value-type="float">
            <text:p>729</text:p>
          </table:table-cell>
          <table:table-cell table:formula="of:=PINTERP([.$A$15:.$A$205];[.$C$15:.$C$205];([.BP$6]+[.$E53]))*1000" office:value-type="float" office:value="729.259481481483" calcext:value-type="float">
            <text:p>729</text:p>
          </table:table-cell>
          <table:table-cell table:formula="of:=PINTERP([.$A$15:.$A$205];[.$C$15:.$C$205];([.BQ$6]+[.$E53]))*1000" office:value-type="float" office:value="729.034666666669" calcext:value-type="float">
            <text:p>729</text:p>
          </table:table-cell>
          <table:table-cell table:formula="of:=PINTERP([.$A$15:.$A$205];[.$C$15:.$C$205];([.BR$6]+[.$E53]))*1000" office:value-type="float" office:value="728.806814814819" calcext:value-type="float">
            <text:p>729</text:p>
          </table:table-cell>
          <table:table-cell table:style-name="ce17" table:formula="of:=PINTERP([.$A$15:.$A$205];[.$C$15:.$C$205];([.BS$6]+[.$E53]))*1000" office:value-type="float" office:value="728.57592592593" calcext:value-type="float">
            <text:p>729</text:p>
          </table:table-cell>
          <table:table-cell table:style-name="ce17"/>
          <table:table-cell table:style-name="ce10" office:value-type="float" office:value="9" calcext:value-type="float">
            <text:p>9,0</text:p>
          </table:table-cell>
          <table:table-cell table:formula="of:=[.AZ53]-(2^8)*2" office:value-type="float" office:value="219.724341814051" calcext:value-type="float">
            <text:p>220</text:p>
          </table:table-cell>
          <table:table-cell table:formula="of:=[.BA53]-(2^8)*2" office:value-type="float" office:value="219.597021759994" calcext:value-type="float">
            <text:p>220</text:p>
          </table:table-cell>
          <table:table-cell table:formula="of:=[.BB53]-(2^8)*2" office:value-type="float" office:value="219.46704389212" calcext:value-type="float">
            <text:p>219</text:p>
          </table:table-cell>
          <table:table-cell table:formula="of:=[.BC53]-(2^8)*2" office:value-type="float" office:value="219.334408210432" calcext:value-type="float">
            <text:p>219</text:p>
          </table:table-cell>
          <table:table-cell table:formula="of:=[.BD53]-(2^8)*2" office:value-type="float" office:value="219.199114714926" calcext:value-type="float">
            <text:p>219</text:p>
          </table:table-cell>
          <table:table-cell table:formula="of:=[.BE53]-(2^8)*2" office:value-type="float" office:value="219.061163405605" calcext:value-type="float">
            <text:p>219</text:p>
          </table:table-cell>
          <table:table-cell table:formula="of:=[.BF53]-(2^8)*2" office:value-type="float" office:value="218.920554282469" calcext:value-type="float">
            <text:p>219</text:p>
          </table:table-cell>
          <table:table-cell table:formula="of:=[.BG53]-(2^8)*2" office:value-type="float" office:value="218.777287345517" calcext:value-type="float">
            <text:p>219</text:p>
          </table:table-cell>
          <table:table-cell table:formula="of:=[.BH53]-(2^8)*2" office:value-type="float" office:value="218.631362594748" calcext:value-type="float">
            <text:p>219</text:p>
          </table:table-cell>
          <table:table-cell table:formula="of:=[.BI53]-(2^8)*2" office:value-type="float" office:value="218.482780030164" calcext:value-type="float">
            <text:p>218</text:p>
          </table:table-cell>
          <table:table-cell table:style-name="ce15" table:formula="of:=[.BJ53]-(2^8)*2" office:value-type="float" office:value="218.331539651763" calcext:value-type="float">
            <text:p>218</text:p>
          </table:table-cell>
          <table:table-cell table:style-name="ce15" table:formula="of:=[.BK53]-(2^8)*2" office:value-type="float" office:value="218.177641459547" calcext:value-type="float">
            <text:p>218</text:p>
          </table:table-cell>
          <table:table-cell table:style-name="ce15" table:formula="of:=[.BL53]-(2^8)*2" office:value-type="float" office:value="218.021085453514" calcext:value-type="float">
            <text:p>218</text:p>
          </table:table-cell>
          <table:table-cell table:style-name="ce15" table:formula="of:=[.BM53]-(2^8)*2" office:value-type="float" office:value="217.861871633666" calcext:value-type="float">
            <text:p>218</text:p>
          </table:table-cell>
          <table:table-cell table:style-name="ce15" table:formula="of:=[.BN53]-(2^8)*2" office:value-type="float" office:value="217.700000000002" calcext:value-type="float">
            <text:p>218</text:p>
          </table:table-cell>
          <table:table-cell table:style-name="ce15" table:formula="of:=[.BO53]-(2^8)*2" office:value-type="float" office:value="217.481259259261" calcext:value-type="float">
            <text:p>217</text:p>
          </table:table-cell>
          <table:table-cell table:style-name="ce15" table:formula="of:=[.BP53]-(2^8)*2" office:value-type="float" office:value="217.259481481483" calcext:value-type="float">
            <text:p>217</text:p>
          </table:table-cell>
          <table:table-cell table:style-name="ce15" table:formula="of:=[.BQ53]-(2^8)*2" office:value-type="float" office:value="217.034666666669" calcext:value-type="float">
            <text:p>217</text:p>
          </table:table-cell>
          <table:table-cell table:style-name="ce15" table:formula="of:=[.BR53]-(2^8)*2" office:value-type="float" office:value="216.806814814819" calcext:value-type="float">
            <text:p>217</text:p>
          </table:table-cell>
          <table:table-cell table:style-name="ce15" table:formula="of:=[.BS53]-(2^8)*2" office:value-type="float" office:value="216.57592592593" calcext:value-type="float">
            <text:p>217</text:p>
          </table:table-cell>
        </table:table-row>
        <table:table-row table:style-name="ro2">
          <table:table-cell office:value-type="float" office:value="79.404" calcext:value-type="float">
            <text:p>79,404</text:p>
          </table:table-cell>
          <table:table-cell office:value-type="percentage" office:value="0.8215" calcext:value-type="percentage">
            <text:p>82,15%</text:p>
          </table:table-cell>
          <table:table-cell office:value-type="percentage" office:value="0.8893" calcext:value-type="percentage">
            <text:p>88,93%</text:p>
          </table:table-cell>
          <table:table-cell/>
          <table:table-cell office:value-type="float" office:value="9.2" calcext:value-type="float">
            <text:p>9,2</text:p>
          </table:table-cell>
          <table:table-cell table:formula="of:=PINTERP([.$A$15:.$A$205];[.$B$15:.$B$205];([.F$6]+[.$E54]))*1000" office:value-type="float" office:value="243.221999999999" calcext:value-type="float">
            <text:p>243</text:p>
          </table:table-cell>
          <table:table-cell table:formula="of:=PINTERP([.$A$15:.$A$205];[.$B$15:.$B$205];([.G$6]+[.$E54]))*1000" office:value-type="float" office:value="242.826518518518" calcext:value-type="float">
            <text:p>243</text:p>
          </table:table-cell>
          <table:table-cell table:formula="of:=PINTERP([.$A$15:.$A$205];[.$B$15:.$B$205];([.H$6]+[.$E54]))*1000" office:value-type="float" office:value="242.426518518518" calcext:value-type="float">
            <text:p>242</text:p>
          </table:table-cell>
          <table:table-cell table:formula="of:=PINTERP([.$A$15:.$A$205];[.$B$15:.$B$205];([.I$6]+[.$E54]))*1000" office:value-type="float" office:value="242.022" calcext:value-type="float">
            <text:p>242</text:p>
          </table:table-cell>
          <table:table-cell table:formula="of:=PINTERP([.$A$15:.$A$205];[.$B$15:.$B$205];([.J$6]+[.$E54]))*1000" office:value-type="float" office:value="241.612962962963" calcext:value-type="float">
            <text:p>242</text:p>
          </table:table-cell>
          <table:table-cell table:formula="of:=PINTERP([.$A$15:.$A$205];[.$B$15:.$B$205];([.K$6]+[.$E54]))*1000" office:value-type="float" office:value="241.199407407407" calcext:value-type="float">
            <text:p>241</text:p>
          </table:table-cell>
          <table:table-cell table:formula="of:=PINTERP([.$A$15:.$A$205];[.$B$15:.$B$205];([.L$6]+[.$E54]))*1000" office:value-type="float" office:value="240.781333333333" calcext:value-type="float">
            <text:p>241</text:p>
          </table:table-cell>
          <table:table-cell table:formula="of:=PINTERP([.$A$15:.$A$205];[.$B$15:.$B$205];([.M$6]+[.$E54]))*1000" office:value-type="float" office:value="240.358740740745" calcext:value-type="float">
            <text:p>240</text:p>
          </table:table-cell>
          <table:table-cell table:formula="of:=PINTERP([.$A$15:.$A$205];[.$B$15:.$B$205];([.N$6]+[.$E54]))*1000" office:value-type="float" office:value="239.931629629634" calcext:value-type="float">
            <text:p>240</text:p>
          </table:table-cell>
          <table:table-cell table:formula="of:=PINTERP([.$A$15:.$A$205];[.$B$15:.$B$205];([.O$6]+[.$E54]))*1000" office:value-type="float" office:value="239.500000000004" calcext:value-type="float">
            <text:p>240</text:p>
          </table:table-cell>
          <table:table-cell table:formula="of:=PINTERP([.$A$15:.$A$205];[.$B$15:.$B$205];([.P$6]+[.$E54]))*1000" office:value-type="float" office:value="239.100000000004" calcext:value-type="float">
            <text:p>239</text:p>
          </table:table-cell>
          <table:table-cell table:formula="of:=PINTERP([.$A$15:.$A$205];[.$B$15:.$B$205];([.Q$6]+[.$E54]))*1000" office:value-type="float" office:value="238.700000000004" calcext:value-type="float">
            <text:p>239</text:p>
          </table:table-cell>
          <table:table-cell table:formula="of:=PINTERP([.$A$15:.$A$205];[.$B$15:.$B$205];([.R$6]+[.$E54]))*1000" office:value-type="float" office:value="238.300000000004" calcext:value-type="float">
            <text:p>238</text:p>
          </table:table-cell>
          <table:table-cell table:formula="of:=PINTERP([.$A$15:.$A$205];[.$B$15:.$B$205];([.S$6]+[.$E54]))*1000" office:value-type="float" office:value="237.900000000004" calcext:value-type="float">
            <text:p>238</text:p>
          </table:table-cell>
          <table:table-cell table:formula="of:=PINTERP([.$A$15:.$A$205];[.$B$15:.$B$205];([.T$6]+[.$E54]))*1000" office:value-type="float" office:value="237.500000000004" calcext:value-type="float">
            <text:p>238</text:p>
          </table:table-cell>
          <table:table-cell table:formula="of:=PINTERP([.$A$15:.$A$205];[.$B$15:.$B$205];([.U$6]+[.$E54]))*1000" office:value-type="float" office:value="237.100000000008" calcext:value-type="float">
            <text:p>237</text:p>
          </table:table-cell>
          <table:table-cell table:formula="of:=PINTERP([.$A$15:.$A$205];[.$B$15:.$B$205];([.V$6]+[.$E54]))*1000" office:value-type="float" office:value="236.700000000008" calcext:value-type="float">
            <text:p>237</text:p>
          </table:table-cell>
          <table:table-cell table:formula="of:=PINTERP([.$A$15:.$A$205];[.$B$15:.$B$205];([.W$6]+[.$E54]))*1000" office:value-type="float" office:value="236.300000000008" calcext:value-type="float">
            <text:p>236</text:p>
          </table:table-cell>
          <table:table-cell table:formula="of:=PINTERP([.$A$15:.$A$205];[.$B$15:.$B$205];([.X$6]+[.$E54]))*1000" office:value-type="float" office:value="235.900000000008" calcext:value-type="float">
            <text:p>236</text:p>
          </table:table-cell>
          <table:table-cell table:formula="of:=PINTERP([.$A$15:.$A$205];[.$B$15:.$B$205];([.Y$6]+[.$E54]))*1000" office:value-type="float" office:value="235.500000000008" calcext:value-type="float">
            <text:p>236</text:p>
          </table:table-cell>
          <table:table-cell/>
          <table:table-cell office:value-type="float" office:value="9.2" calcext:value-type="float">
            <text:p>9,2</text:p>
          </table:table-cell>
          <table:table-cell/>
          <table:table-cell table:formula="of:=[.F54]-(2^8)*0" office:value-type="float" office:value="243.221999999999" calcext:value-type="float">
            <text:p>243</text:p>
          </table:table-cell>
          <table:table-cell table:formula="of:=[.G54]-(2^8)*0" office:value-type="float" office:value="242.826518518518" calcext:value-type="float">
            <text:p>243</text:p>
          </table:table-cell>
          <table:table-cell table:formula="of:=[.H54]-(2^8)*0" office:value-type="float" office:value="242.426518518518" calcext:value-type="float">
            <text:p>242</text:p>
          </table:table-cell>
          <table:table-cell table:formula="of:=[.I54]-(2^8)*0" office:value-type="float" office:value="242.022" calcext:value-type="float">
            <text:p>242</text:p>
          </table:table-cell>
          <table:table-cell table:formula="of:=[.J54]-(2^8)*0" office:value-type="float" office:value="241.612962962963" calcext:value-type="float">
            <text:p>242</text:p>
          </table:table-cell>
          <table:table-cell table:formula="of:=[.K54]-(2^8)*0" office:value-type="float" office:value="241.199407407407" calcext:value-type="float">
            <text:p>241</text:p>
          </table:table-cell>
          <table:table-cell table:formula="of:=[.L54]-(2^8)*0" office:value-type="float" office:value="240.781333333333" calcext:value-type="float">
            <text:p>241</text:p>
          </table:table-cell>
          <table:table-cell table:formula="of:=[.M54]-(2^8)*0" office:value-type="float" office:value="240.358740740745" calcext:value-type="float">
            <text:p>240</text:p>
          </table:table-cell>
          <table:table-cell table:formula="of:=[.N54]-(2^8)*0" office:value-type="float" office:value="239.931629629634" calcext:value-type="float">
            <text:p>240</text:p>
          </table:table-cell>
          <table:table-cell table:formula="of:=[.O54]-(2^8)*0" office:value-type="float" office:value="239.500000000004" calcext:value-type="float">
            <text:p>240</text:p>
          </table:table-cell>
          <table:table-cell table:formula="of:=[.P54]-(2^8)*0" office:value-type="float" office:value="239.100000000004" calcext:value-type="float">
            <text:p>239</text:p>
          </table:table-cell>
          <table:table-cell table:formula="of:=[.Q54]-(2^8)*0" office:value-type="float" office:value="238.700000000004" calcext:value-type="float">
            <text:p>239</text:p>
          </table:table-cell>
          <table:table-cell table:formula="of:=[.R54]-(2^8)*0" office:value-type="float" office:value="238.300000000004" calcext:value-type="float">
            <text:p>238</text:p>
          </table:table-cell>
          <table:table-cell table:formula="of:=[.S54]-(2^8)*0" office:value-type="float" office:value="237.900000000004" calcext:value-type="float">
            <text:p>238</text:p>
          </table:table-cell>
          <table:table-cell table:formula="of:=[.T54]-(2^8)*0" office:value-type="float" office:value="237.500000000004" calcext:value-type="float">
            <text:p>238</text:p>
          </table:table-cell>
          <table:table-cell table:formula="of:=[.U54]-(2^8)*0" office:value-type="float" office:value="237.100000000008" calcext:value-type="float">
            <text:p>237</text:p>
          </table:table-cell>
          <table:table-cell table:formula="of:=[.V54]-(2^8)*0" office:value-type="float" office:value="236.700000000008" calcext:value-type="float">
            <text:p>237</text:p>
          </table:table-cell>
          <table:table-cell table:formula="of:=[.W54]-(2^8)*0" office:value-type="float" office:value="236.300000000008" calcext:value-type="float">
            <text:p>236</text:p>
          </table:table-cell>
          <table:table-cell table:formula="of:=[.X54]-(2^8)*0" office:value-type="float" office:value="235.900000000008" calcext:value-type="float">
            <text:p>236</text:p>
          </table:table-cell>
          <table:table-cell table:formula="of:=[.Y54]-(2^8)*0" office:value-type="float" office:value="235.500000000008" calcext:value-type="float">
            <text:p>236</text:p>
          </table:table-cell>
          <table:table-cell/>
          <table:table-cell table:style-name="ce10" office:value-type="float" office:value="9.2" calcext:value-type="float">
            <text:p>9,2</text:p>
          </table:table-cell>
          <table:table-cell table:style-name="ce10"/>
          <table:table-cell table:formula="of:=PINTERP([.$A$15:.$A$205];[.$C$15:.$C$205];([.AZ$6]+[.$E54]))*1000" office:value-type="float" office:value="728.342" calcext:value-type="float">
            <text:p>728</text:p>
          </table:table-cell>
          <table:table-cell table:formula="of:=PINTERP([.$A$15:.$A$205];[.$C$15:.$C$205];([.BA$6]+[.$E54]))*1000" office:value-type="float" office:value="728.105037037037" calcext:value-type="float">
            <text:p>728</text:p>
          </table:table-cell>
          <table:table-cell table:formula="of:=PINTERP([.$A$15:.$A$205];[.$C$15:.$C$205];([.BB$6]+[.$E54]))*1000" office:value-type="float" office:value="727.865037037037" calcext:value-type="float">
            <text:p>728</text:p>
          </table:table-cell>
          <table:table-cell table:formula="of:=PINTERP([.$A$15:.$A$205];[.$C$15:.$C$205];([.BC$6]+[.$E54]))*1000" office:value-type="float" office:value="727.622" calcext:value-type="float">
            <text:p>728</text:p>
          </table:table-cell>
          <table:table-cell table:formula="of:=PINTERP([.$A$15:.$A$205];[.$C$15:.$C$205];([.BD$6]+[.$E54]))*1000" office:value-type="float" office:value="727.375925925926" calcext:value-type="float">
            <text:p>727</text:p>
          </table:table-cell>
          <table:table-cell table:formula="of:=PINTERP([.$A$15:.$A$205];[.$C$15:.$C$205];([.BE$6]+[.$E54]))*1000" office:value-type="float" office:value="727.126814814815" calcext:value-type="float">
            <text:p>727</text:p>
          </table:table-cell>
          <table:table-cell table:formula="of:=PINTERP([.$A$15:.$A$205];[.$C$15:.$C$205];([.BF$6]+[.$E54]))*1000" office:value-type="float" office:value="726.874666666667" calcext:value-type="float">
            <text:p>727</text:p>
          </table:table-cell>
          <table:table-cell table:formula="of:=PINTERP([.$A$15:.$A$205];[.$C$15:.$C$205];([.BG$6]+[.$E54]))*1000" office:value-type="float" office:value="726.619481481484" calcext:value-type="float">
            <text:p>727</text:p>
          </table:table-cell>
          <table:table-cell table:formula="of:=PINTERP([.$A$15:.$A$205];[.$C$15:.$C$205];([.BH$6]+[.$E54]))*1000" office:value-type="float" office:value="726.361259259262" calcext:value-type="float">
            <text:p>726</text:p>
          </table:table-cell>
          <table:table-cell table:formula="of:=PINTERP([.$A$15:.$A$205];[.$C$15:.$C$205];([.BI$6]+[.$E54]))*1000" office:value-type="float" office:value="726.100000000003" calcext:value-type="float">
            <text:p>726</text:p>
          </table:table-cell>
          <table:table-cell table:formula="of:=PINTERP([.$A$15:.$A$205];[.$C$15:.$C$205];([.BJ$6]+[.$E54]))*1000" office:value-type="float" office:value="725.860666666669" calcext:value-type="float">
            <text:p>726</text:p>
          </table:table-cell>
          <table:table-cell table:formula="of:=PINTERP([.$A$15:.$A$205];[.$C$15:.$C$205];([.BK$6]+[.$E54]))*1000" office:value-type="float" office:value="725.619333333336" calcext:value-type="float">
            <text:p>726</text:p>
          </table:table-cell>
          <table:table-cell table:formula="of:=PINTERP([.$A$15:.$A$205];[.$C$15:.$C$205];([.BL$6]+[.$E54]))*1000" office:value-type="float" office:value="725.376000000002" calcext:value-type="float">
            <text:p>725</text:p>
          </table:table-cell>
          <table:table-cell table:formula="of:=PINTERP([.$A$15:.$A$205];[.$C$15:.$C$205];([.BM$6]+[.$E54]))*1000" office:value-type="float" office:value="725.130666666669" calcext:value-type="float">
            <text:p>725</text:p>
          </table:table-cell>
          <table:table-cell table:formula="of:=PINTERP([.$A$15:.$A$205];[.$C$15:.$C$205];([.BN$6]+[.$E54]))*1000" office:value-type="float" office:value="724.883333333336" calcext:value-type="float">
            <text:p>725</text:p>
          </table:table-cell>
          <table:table-cell table:formula="of:=PINTERP([.$A$15:.$A$205];[.$C$15:.$C$205];([.BO$6]+[.$E54]))*1000" office:value-type="float" office:value="724.634000000003" calcext:value-type="float">
            <text:p>725</text:p>
          </table:table-cell>
          <table:table-cell table:formula="of:=PINTERP([.$A$15:.$A$205];[.$C$15:.$C$205];([.BP$6]+[.$E54]))*1000" office:value-type="float" office:value="724.382666666669" calcext:value-type="float">
            <text:p>724</text:p>
          </table:table-cell>
          <table:table-cell table:formula="of:=PINTERP([.$A$15:.$A$205];[.$C$15:.$C$205];([.BQ$6]+[.$E54]))*1000" office:value-type="float" office:value="724.129333333336" calcext:value-type="float">
            <text:p>724</text:p>
          </table:table-cell>
          <table:table-cell table:formula="of:=PINTERP([.$A$15:.$A$205];[.$C$15:.$C$205];([.BR$6]+[.$E54]))*1000" office:value-type="float" office:value="723.874000000005" calcext:value-type="float">
            <text:p>724</text:p>
          </table:table-cell>
          <table:table-cell table:style-name="ce17" table:formula="of:=PINTERP([.$A$15:.$A$205];[.$C$15:.$C$205];([.BS$6]+[.$E54]))*1000" office:value-type="float" office:value="723.616666666672" calcext:value-type="float">
            <text:p>724</text:p>
          </table:table-cell>
          <table:table-cell table:style-name="ce17"/>
          <table:table-cell table:style-name="ce10" office:value-type="float" office:value="9.2" calcext:value-type="float">
            <text:p>9,2</text:p>
          </table:table-cell>
          <table:table-cell table:formula="of:=[.AZ54]-(2^8)*2" office:value-type="float" office:value="216.342" calcext:value-type="float">
            <text:p>216</text:p>
          </table:table-cell>
          <table:table-cell table:formula="of:=[.BA54]-(2^8)*2" office:value-type="float" office:value="216.105037037037" calcext:value-type="float">
            <text:p>216</text:p>
          </table:table-cell>
          <table:table-cell table:formula="of:=[.BB54]-(2^8)*2" office:value-type="float" office:value="215.865037037037" calcext:value-type="float">
            <text:p>216</text:p>
          </table:table-cell>
          <table:table-cell table:formula="of:=[.BC54]-(2^8)*2" office:value-type="float" office:value="215.622" calcext:value-type="float">
            <text:p>216</text:p>
          </table:table-cell>
          <table:table-cell table:formula="of:=[.BD54]-(2^8)*2" office:value-type="float" office:value="215.375925925926" calcext:value-type="float">
            <text:p>215</text:p>
          </table:table-cell>
          <table:table-cell table:formula="of:=[.BE54]-(2^8)*2" office:value-type="float" office:value="215.126814814815" calcext:value-type="float">
            <text:p>215</text:p>
          </table:table-cell>
          <table:table-cell table:formula="of:=[.BF54]-(2^8)*2" office:value-type="float" office:value="214.874666666667" calcext:value-type="float">
            <text:p>215</text:p>
          </table:table-cell>
          <table:table-cell table:formula="of:=[.BG54]-(2^8)*2" office:value-type="float" office:value="214.619481481484" calcext:value-type="float">
            <text:p>215</text:p>
          </table:table-cell>
          <table:table-cell table:formula="of:=[.BH54]-(2^8)*2" office:value-type="float" office:value="214.361259259262" calcext:value-type="float">
            <text:p>214</text:p>
          </table:table-cell>
          <table:table-cell table:formula="of:=[.BI54]-(2^8)*2" office:value-type="float" office:value="214.100000000003" calcext:value-type="float">
            <text:p>214</text:p>
          </table:table-cell>
          <table:table-cell table:style-name="ce15" table:formula="of:=[.BJ54]-(2^8)*2" office:value-type="float" office:value="213.860666666669" calcext:value-type="float">
            <text:p>214</text:p>
          </table:table-cell>
          <table:table-cell table:style-name="ce15" table:formula="of:=[.BK54]-(2^8)*2" office:value-type="float" office:value="213.619333333336" calcext:value-type="float">
            <text:p>214</text:p>
          </table:table-cell>
          <table:table-cell table:style-name="ce15" table:formula="of:=[.BL54]-(2^8)*2" office:value-type="float" office:value="213.376000000002" calcext:value-type="float">
            <text:p>213</text:p>
          </table:table-cell>
          <table:table-cell table:style-name="ce15" table:formula="of:=[.BM54]-(2^8)*2" office:value-type="float" office:value="213.130666666669" calcext:value-type="float">
            <text:p>213</text:p>
          </table:table-cell>
          <table:table-cell table:style-name="ce15" table:formula="of:=[.BN54]-(2^8)*2" office:value-type="float" office:value="212.883333333336" calcext:value-type="float">
            <text:p>213</text:p>
          </table:table-cell>
          <table:table-cell table:style-name="ce15" table:formula="of:=[.BO54]-(2^8)*2" office:value-type="float" office:value="212.634000000003" calcext:value-type="float">
            <text:p>213</text:p>
          </table:table-cell>
          <table:table-cell table:style-name="ce15" table:formula="of:=[.BP54]-(2^8)*2" office:value-type="float" office:value="212.382666666669" calcext:value-type="float">
            <text:p>212</text:p>
          </table:table-cell>
          <table:table-cell table:style-name="ce15" table:formula="of:=[.BQ54]-(2^8)*2" office:value-type="float" office:value="212.129333333336" calcext:value-type="float">
            <text:p>212</text:p>
          </table:table-cell>
          <table:table-cell table:style-name="ce15" table:formula="of:=[.BR54]-(2^8)*2" office:value-type="float" office:value="211.874000000005" calcext:value-type="float">
            <text:p>212</text:p>
          </table:table-cell>
          <table:table-cell table:style-name="ce15" table:formula="of:=[.BS54]-(2^8)*2" office:value-type="float" office:value="211.616666666672" calcext:value-type="float">
            <text:p>212</text:p>
          </table:table-cell>
        </table:table-row>
        <table:table-row table:style-name="ro2">
          <table:table-cell office:value-type="float" office:value="79.452" calcext:value-type="float">
            <text:p>79,452</text:p>
          </table:table-cell>
          <table:table-cell office:value-type="percentage" office:value="0.8172" calcext:value-type="percentage">
            <text:p>81,72%</text:p>
          </table:table-cell>
          <table:table-cell office:value-type="percentage" office:value="0.8878" calcext:value-type="percentage">
            <text:p>88,78%</text:p>
          </table:table-cell>
          <table:table-cell/>
          <table:table-cell office:value-type="float" office:value="9.4" calcext:value-type="float">
            <text:p>9,4</text:p>
          </table:table-cell>
          <table:table-cell table:formula="of:=PINTERP([.$A$15:.$A$205];[.$B$15:.$B$205];([.F$6]+[.$E55]))*1000" office:value-type="float" office:value="235.1" calcext:value-type="float">
            <text:p>235</text:p>
          </table:table-cell>
          <table:table-cell table:formula="of:=PINTERP([.$A$15:.$A$205];[.$B$15:.$B$205];([.G$6]+[.$E55]))*1000" office:value-type="float" office:value="234.7" calcext:value-type="float">
            <text:p>235</text:p>
          </table:table-cell>
          <table:table-cell table:formula="of:=PINTERP([.$A$15:.$A$205];[.$B$15:.$B$205];([.H$6]+[.$E55]))*1000" office:value-type="float" office:value="234.3" calcext:value-type="float">
            <text:p>234</text:p>
          </table:table-cell>
          <table:table-cell table:formula="of:=PINTERP([.$A$15:.$A$205];[.$B$15:.$B$205];([.I$6]+[.$E55]))*1000" office:value-type="float" office:value="233.9" calcext:value-type="float">
            <text:p>234</text:p>
          </table:table-cell>
          <table:table-cell table:formula="of:=PINTERP([.$A$15:.$A$205];[.$B$15:.$B$205];([.J$6]+[.$E55]))*1000" office:value-type="float" office:value="233.5" calcext:value-type="float">
            <text:p>234</text:p>
          </table:table-cell>
          <table:table-cell table:formula="of:=PINTERP([.$A$15:.$A$205];[.$B$15:.$B$205];([.K$6]+[.$E55]))*1000" office:value-type="float" office:value="233.1" calcext:value-type="float">
            <text:p>233</text:p>
          </table:table-cell>
          <table:table-cell table:formula="of:=PINTERP([.$A$15:.$A$205];[.$B$15:.$B$205];([.L$6]+[.$E55]))*1000" office:value-type="float" office:value="232.7" calcext:value-type="float">
            <text:p>233</text:p>
          </table:table-cell>
          <table:table-cell table:formula="of:=PINTERP([.$A$15:.$A$205];[.$B$15:.$B$205];([.M$6]+[.$E55]))*1000" office:value-type="float" office:value="232.300000000004" calcext:value-type="float">
            <text:p>232</text:p>
          </table:table-cell>
          <table:table-cell table:formula="of:=PINTERP([.$A$15:.$A$205];[.$B$15:.$B$205];([.N$6]+[.$E55]))*1000" office:value-type="float" office:value="231.900000000004" calcext:value-type="float">
            <text:p>232</text:p>
          </table:table-cell>
          <table:table-cell table:formula="of:=PINTERP([.$A$15:.$A$205];[.$B$15:.$B$205];([.O$6]+[.$E55]))*1000" office:value-type="float" office:value="231.500000000004" calcext:value-type="float">
            <text:p>232</text:p>
          </table:table-cell>
          <table:table-cell table:formula="of:=PINTERP([.$A$15:.$A$205];[.$B$15:.$B$205];([.P$6]+[.$E55]))*1000" office:value-type="float" office:value="231.100000000004" calcext:value-type="float">
            <text:p>231</text:p>
          </table:table-cell>
          <table:table-cell table:formula="of:=PINTERP([.$A$15:.$A$205];[.$B$15:.$B$205];([.Q$6]+[.$E55]))*1000" office:value-type="float" office:value="230.700000000004" calcext:value-type="float">
            <text:p>231</text:p>
          </table:table-cell>
          <table:table-cell table:formula="of:=PINTERP([.$A$15:.$A$205];[.$B$15:.$B$205];([.R$6]+[.$E55]))*1000" office:value-type="float" office:value="230.300000000004" calcext:value-type="float">
            <text:p>230</text:p>
          </table:table-cell>
          <table:table-cell table:formula="of:=PINTERP([.$A$15:.$A$205];[.$B$15:.$B$205];([.S$6]+[.$E55]))*1000" office:value-type="float" office:value="229.900000000004" calcext:value-type="float">
            <text:p>230</text:p>
          </table:table-cell>
          <table:table-cell table:formula="of:=PINTERP([.$A$15:.$A$205];[.$B$15:.$B$205];([.T$6]+[.$E55]))*1000" office:value-type="float" office:value="229.500000000004" calcext:value-type="float">
            <text:p>230</text:p>
          </table:table-cell>
          <table:table-cell table:formula="of:=PINTERP([.$A$15:.$A$205];[.$B$15:.$B$205];([.U$6]+[.$E55]))*1000" office:value-type="float" office:value="229.100000000008" calcext:value-type="float">
            <text:p>229</text:p>
          </table:table-cell>
          <table:table-cell table:formula="of:=PINTERP([.$A$15:.$A$205];[.$B$15:.$B$205];([.V$6]+[.$E55]))*1000" office:value-type="float" office:value="228.700000000008" calcext:value-type="float">
            <text:p>229</text:p>
          </table:table-cell>
          <table:table-cell table:formula="of:=PINTERP([.$A$15:.$A$205];[.$B$15:.$B$205];([.W$6]+[.$E55]))*1000" office:value-type="float" office:value="228.300000000008" calcext:value-type="float">
            <text:p>228</text:p>
          </table:table-cell>
          <table:table-cell table:formula="of:=PINTERP([.$A$15:.$A$205];[.$B$15:.$B$205];([.X$6]+[.$E55]))*1000" office:value-type="float" office:value="227.900000000008" calcext:value-type="float">
            <text:p>228</text:p>
          </table:table-cell>
          <table:table-cell table:formula="of:=PINTERP([.$A$15:.$A$205];[.$B$15:.$B$205];([.Y$6]+[.$E55]))*1000" office:value-type="float" office:value="227.500000000007" calcext:value-type="float">
            <text:p>228</text:p>
          </table:table-cell>
          <table:table-cell/>
          <table:table-cell office:value-type="float" office:value="9.4" calcext:value-type="float">
            <text:p>9,4</text:p>
          </table:table-cell>
          <table:table-cell/>
          <table:table-cell table:formula="of:=[.F55]-(2^8)*0" office:value-type="float" office:value="235.1" calcext:value-type="float">
            <text:p>235</text:p>
          </table:table-cell>
          <table:table-cell table:formula="of:=[.G55]-(2^8)*0" office:value-type="float" office:value="234.7" calcext:value-type="float">
            <text:p>235</text:p>
          </table:table-cell>
          <table:table-cell table:formula="of:=[.H55]-(2^8)*0" office:value-type="float" office:value="234.3" calcext:value-type="float">
            <text:p>234</text:p>
          </table:table-cell>
          <table:table-cell table:formula="of:=[.I55]-(2^8)*0" office:value-type="float" office:value="233.9" calcext:value-type="float">
            <text:p>234</text:p>
          </table:table-cell>
          <table:table-cell table:formula="of:=[.J55]-(2^8)*0" office:value-type="float" office:value="233.5" calcext:value-type="float">
            <text:p>234</text:p>
          </table:table-cell>
          <table:table-cell table:formula="of:=[.K55]-(2^8)*0" office:value-type="float" office:value="233.1" calcext:value-type="float">
            <text:p>233</text:p>
          </table:table-cell>
          <table:table-cell table:formula="of:=[.L55]-(2^8)*0" office:value-type="float" office:value="232.7" calcext:value-type="float">
            <text:p>233</text:p>
          </table:table-cell>
          <table:table-cell table:formula="of:=[.M55]-(2^8)*0" office:value-type="float" office:value="232.300000000004" calcext:value-type="float">
            <text:p>232</text:p>
          </table:table-cell>
          <table:table-cell table:formula="of:=[.N55]-(2^8)*0" office:value-type="float" office:value="231.900000000004" calcext:value-type="float">
            <text:p>232</text:p>
          </table:table-cell>
          <table:table-cell table:formula="of:=[.O55]-(2^8)*0" office:value-type="float" office:value="231.500000000004" calcext:value-type="float">
            <text:p>232</text:p>
          </table:table-cell>
          <table:table-cell table:formula="of:=[.P55]-(2^8)*0" office:value-type="float" office:value="231.100000000004" calcext:value-type="float">
            <text:p>231</text:p>
          </table:table-cell>
          <table:table-cell table:formula="of:=[.Q55]-(2^8)*0" office:value-type="float" office:value="230.700000000004" calcext:value-type="float">
            <text:p>231</text:p>
          </table:table-cell>
          <table:table-cell table:formula="of:=[.R55]-(2^8)*0" office:value-type="float" office:value="230.300000000004" calcext:value-type="float">
            <text:p>230</text:p>
          </table:table-cell>
          <table:table-cell table:formula="of:=[.S55]-(2^8)*0" office:value-type="float" office:value="229.900000000004" calcext:value-type="float">
            <text:p>230</text:p>
          </table:table-cell>
          <table:table-cell table:formula="of:=[.T55]-(2^8)*0" office:value-type="float" office:value="229.500000000004" calcext:value-type="float">
            <text:p>230</text:p>
          </table:table-cell>
          <table:table-cell table:formula="of:=[.U55]-(2^8)*0" office:value-type="float" office:value="229.100000000008" calcext:value-type="float">
            <text:p>229</text:p>
          </table:table-cell>
          <table:table-cell table:formula="of:=[.V55]-(2^8)*0" office:value-type="float" office:value="228.700000000008" calcext:value-type="float">
            <text:p>229</text:p>
          </table:table-cell>
          <table:table-cell table:formula="of:=[.W55]-(2^8)*0" office:value-type="float" office:value="228.300000000008" calcext:value-type="float">
            <text:p>228</text:p>
          </table:table-cell>
          <table:table-cell table:formula="of:=[.X55]-(2^8)*0" office:value-type="float" office:value="227.900000000008" calcext:value-type="float">
            <text:p>228</text:p>
          </table:table-cell>
          <table:table-cell table:formula="of:=[.Y55]-(2^8)*0" office:value-type="float" office:value="227.500000000007" calcext:value-type="float">
            <text:p>228</text:p>
          </table:table-cell>
          <table:table-cell/>
          <table:table-cell table:style-name="ce10" office:value-type="float" office:value="9.4" calcext:value-type="float">
            <text:p>9,4</text:p>
          </table:table-cell>
          <table:table-cell table:style-name="ce10"/>
          <table:table-cell table:formula="of:=PINTERP([.$A$15:.$A$205];[.$C$15:.$C$205];([.AZ$6]+[.$E55]))*1000" office:value-type="float" office:value="723.357333333333" calcext:value-type="float">
            <text:p>723</text:p>
          </table:table-cell>
          <table:table-cell table:formula="of:=PINTERP([.$A$15:.$A$205];[.$C$15:.$C$205];([.BA$6]+[.$E55]))*1000" office:value-type="float" office:value="723.096" calcext:value-type="float">
            <text:p>723</text:p>
          </table:table-cell>
          <table:table-cell table:formula="of:=PINTERP([.$A$15:.$A$205];[.$C$15:.$C$205];([.BB$6]+[.$E55]))*1000" office:value-type="float" office:value="722.832666666667" calcext:value-type="float">
            <text:p>723</text:p>
          </table:table-cell>
          <table:table-cell table:formula="of:=PINTERP([.$A$15:.$A$205];[.$C$15:.$C$205];([.BC$6]+[.$E55]))*1000" office:value-type="float" office:value="722.567333333334" calcext:value-type="float">
            <text:p>723</text:p>
          </table:table-cell>
          <table:table-cell table:formula="of:=PINTERP([.$A$15:.$A$205];[.$C$15:.$C$205];([.BD$6]+[.$E55]))*1000" office:value-type="float" office:value="722.3" calcext:value-type="float">
            <text:p>722</text:p>
          </table:table-cell>
          <table:table-cell table:formula="of:=PINTERP([.$A$15:.$A$205];[.$C$15:.$C$205];([.BE$6]+[.$E55]))*1000" office:value-type="float" office:value="721.998444444444" calcext:value-type="float">
            <text:p>722</text:p>
          </table:table-cell>
          <table:table-cell table:formula="of:=PINTERP([.$A$15:.$A$205];[.$C$15:.$C$205];([.BF$6]+[.$E55]))*1000" office:value-type="float" office:value="721.697111111111" calcext:value-type="float">
            <text:p>722</text:p>
          </table:table-cell>
          <table:table-cell table:formula="of:=PINTERP([.$A$15:.$A$205];[.$C$15:.$C$205];([.BG$6]+[.$E55]))*1000" office:value-type="float" office:value="721.396000000003" calcext:value-type="float">
            <text:p>721</text:p>
          </table:table-cell>
          <table:table-cell table:formula="of:=PINTERP([.$A$15:.$A$205];[.$C$15:.$C$205];([.BH$6]+[.$E55]))*1000" office:value-type="float" office:value="721.095111111114" calcext:value-type="float">
            <text:p>721</text:p>
          </table:table-cell>
          <table:table-cell table:formula="of:=PINTERP([.$A$15:.$A$205];[.$C$15:.$C$205];([.BI$6]+[.$E55]))*1000" office:value-type="float" office:value="720.794444444448" calcext:value-type="float">
            <text:p>721</text:p>
          </table:table-cell>
          <table:table-cell table:formula="of:=PINTERP([.$A$15:.$A$205];[.$C$15:.$C$205];([.BJ$6]+[.$E55]))*1000" office:value-type="float" office:value="720.494000000003" calcext:value-type="float">
            <text:p>720</text:p>
          </table:table-cell>
          <table:table-cell table:formula="of:=PINTERP([.$A$15:.$A$205];[.$C$15:.$C$205];([.BK$6]+[.$E55]))*1000" office:value-type="float" office:value="720.19377777778" calcext:value-type="float">
            <text:p>720</text:p>
          </table:table-cell>
          <table:table-cell table:formula="of:=PINTERP([.$A$15:.$A$205];[.$C$15:.$C$205];([.BL$6]+[.$E55]))*1000" office:value-type="float" office:value="719.893777777781" calcext:value-type="float">
            <text:p>720</text:p>
          </table:table-cell>
          <table:table-cell table:formula="of:=PINTERP([.$A$15:.$A$205];[.$C$15:.$C$205];([.BM$6]+[.$E55]))*1000" office:value-type="float" office:value="719.594000000003" calcext:value-type="float">
            <text:p>720</text:p>
          </table:table-cell>
          <table:table-cell table:formula="of:=PINTERP([.$A$15:.$A$205];[.$C$15:.$C$205];([.BN$6]+[.$E55]))*1000" office:value-type="float" office:value="719.294444444448" calcext:value-type="float">
            <text:p>719</text:p>
          </table:table-cell>
          <table:table-cell table:formula="of:=PINTERP([.$A$15:.$A$205];[.$C$15:.$C$205];([.BO$6]+[.$E55]))*1000" office:value-type="float" office:value="718.995111111114" calcext:value-type="float">
            <text:p>719</text:p>
          </table:table-cell>
          <table:table-cell table:formula="of:=PINTERP([.$A$15:.$A$205];[.$C$15:.$C$205];([.BP$6]+[.$E55]))*1000" office:value-type="float" office:value="718.696000000003" calcext:value-type="float">
            <text:p>719</text:p>
          </table:table-cell>
          <table:table-cell table:formula="of:=PINTERP([.$A$15:.$A$205];[.$C$15:.$C$205];([.BQ$6]+[.$E55]))*1000" office:value-type="float" office:value="718.397111111114" calcext:value-type="float">
            <text:p>718</text:p>
          </table:table-cell>
          <table:table-cell table:formula="of:=PINTERP([.$A$15:.$A$205];[.$C$15:.$C$205];([.BR$6]+[.$E55]))*1000" office:value-type="float" office:value="718.09844444445" calcext:value-type="float">
            <text:p>718</text:p>
          </table:table-cell>
          <table:table-cell table:style-name="ce17" table:formula="of:=PINTERP([.$A$15:.$A$205];[.$C$15:.$C$205];([.BS$6]+[.$E55]))*1000" office:value-type="float" office:value="717.800000000005" calcext:value-type="float">
            <text:p>718</text:p>
          </table:table-cell>
          <table:table-cell table:style-name="ce17"/>
          <table:table-cell table:style-name="ce10" office:value-type="float" office:value="9.4" calcext:value-type="float">
            <text:p>9,4</text:p>
          </table:table-cell>
          <table:table-cell table:formula="of:=[.AZ55]-(2^8)*2" office:value-type="float" office:value="211.357333333333" calcext:value-type="float">
            <text:p>211</text:p>
          </table:table-cell>
          <table:table-cell table:formula="of:=[.BA55]-(2^8)*2" office:value-type="float" office:value="211.096" calcext:value-type="float">
            <text:p>211</text:p>
          </table:table-cell>
          <table:table-cell table:formula="of:=[.BB55]-(2^8)*2" office:value-type="float" office:value="210.832666666667" calcext:value-type="float">
            <text:p>211</text:p>
          </table:table-cell>
          <table:table-cell table:formula="of:=[.BC55]-(2^8)*2" office:value-type="float" office:value="210.567333333333" calcext:value-type="float">
            <text:p>211</text:p>
          </table:table-cell>
          <table:table-cell table:formula="of:=[.BD55]-(2^8)*2" office:value-type="float" office:value="210.3" calcext:value-type="float">
            <text:p>210</text:p>
          </table:table-cell>
          <table:table-cell table:formula="of:=[.BE55]-(2^8)*2" office:value-type="float" office:value="209.998444444444" calcext:value-type="float">
            <text:p>210</text:p>
          </table:table-cell>
          <table:table-cell table:formula="of:=[.BF55]-(2^8)*2" office:value-type="float" office:value="209.697111111111" calcext:value-type="float">
            <text:p>210</text:p>
          </table:table-cell>
          <table:table-cell table:formula="of:=[.BG55]-(2^8)*2" office:value-type="float" office:value="209.396000000003" calcext:value-type="float">
            <text:p>209</text:p>
          </table:table-cell>
          <table:table-cell table:formula="of:=[.BH55]-(2^8)*2" office:value-type="float" office:value="209.095111111114" calcext:value-type="float">
            <text:p>209</text:p>
          </table:table-cell>
          <table:table-cell table:formula="of:=[.BI55]-(2^8)*2" office:value-type="float" office:value="208.794444444448" calcext:value-type="float">
            <text:p>209</text:p>
          </table:table-cell>
          <table:table-cell table:style-name="ce15" table:formula="of:=[.BJ55]-(2^8)*2" office:value-type="float" office:value="208.494000000003" calcext:value-type="float">
            <text:p>208</text:p>
          </table:table-cell>
          <table:table-cell table:style-name="ce15" table:formula="of:=[.BK55]-(2^8)*2" office:value-type="float" office:value="208.19377777778" calcext:value-type="float">
            <text:p>208</text:p>
          </table:table-cell>
          <table:table-cell table:style-name="ce15" table:formula="of:=[.BL55]-(2^8)*2" office:value-type="float" office:value="207.893777777781" calcext:value-type="float">
            <text:p>208</text:p>
          </table:table-cell>
          <table:table-cell table:style-name="ce15" table:formula="of:=[.BM55]-(2^8)*2" office:value-type="float" office:value="207.594000000003" calcext:value-type="float">
            <text:p>208</text:p>
          </table:table-cell>
          <table:table-cell table:style-name="ce15" table:formula="of:=[.BN55]-(2^8)*2" office:value-type="float" office:value="207.294444444447" calcext:value-type="float">
            <text:p>207</text:p>
          </table:table-cell>
          <table:table-cell table:style-name="ce15" table:formula="of:=[.BO55]-(2^8)*2" office:value-type="float" office:value="206.995111111114" calcext:value-type="float">
            <text:p>207</text:p>
          </table:table-cell>
          <table:table-cell table:style-name="ce15" table:formula="of:=[.BP55]-(2^8)*2" office:value-type="float" office:value="206.696000000003" calcext:value-type="float">
            <text:p>207</text:p>
          </table:table-cell>
          <table:table-cell table:style-name="ce15" table:formula="of:=[.BQ55]-(2^8)*2" office:value-type="float" office:value="206.397111111114" calcext:value-type="float">
            <text:p>206</text:p>
          </table:table-cell>
          <table:table-cell table:style-name="ce15" table:formula="of:=[.BR55]-(2^8)*2" office:value-type="float" office:value="206.09844444445" calcext:value-type="float">
            <text:p>206</text:p>
          </table:table-cell>
          <table:table-cell table:style-name="ce15" table:formula="of:=[.BS55]-(2^8)*2" office:value-type="float" office:value="205.800000000005" calcext:value-type="float">
            <text:p>206</text:p>
          </table:table-cell>
        </table:table-row>
        <table:table-row table:style-name="ro2">
          <table:table-cell office:value-type="float" office:value="79.505" calcext:value-type="float">
            <text:p>79,505</text:p>
          </table:table-cell>
          <table:table-cell office:value-type="percentage" office:value="0.813" calcext:value-type="percentage">
            <text:p>81,30%</text:p>
          </table:table-cell>
          <table:table-cell office:value-type="percentage" office:value="0.887" calcext:value-type="percentage">
            <text:p>88,70%</text:p>
          </table:table-cell>
          <table:table-cell/>
          <table:table-cell office:value-type="float" office:value="9.6" calcext:value-type="float">
            <text:p>9,6</text:p>
          </table:table-cell>
          <table:table-cell table:formula="of:=PINTERP([.$A$15:.$A$205];[.$B$15:.$B$205];([.F$6]+[.$E56]))*1000" office:value-type="float" office:value="227.082662538699" calcext:value-type="float">
            <text:p>227</text:p>
          </table:table-cell>
          <table:table-cell table:formula="of:=PINTERP([.$A$15:.$A$205];[.$B$15:.$B$205];([.G$6]+[.$E56]))*1000" office:value-type="float" office:value="226.667801857585" calcext:value-type="float">
            <text:p>227</text:p>
          </table:table-cell>
          <table:table-cell table:formula="of:=PINTERP([.$A$15:.$A$205];[.$B$15:.$B$205];([.H$6]+[.$E56]))*1000" office:value-type="float" office:value="226.255417956656" calcext:value-type="float">
            <text:p>226</text:p>
          </table:table-cell>
          <table:table-cell table:formula="of:=PINTERP([.$A$15:.$A$205];[.$B$15:.$B$205];([.I$6]+[.$E56]))*1000" office:value-type="float" office:value="225.845510835914" calcext:value-type="float">
            <text:p>226</text:p>
          </table:table-cell>
          <table:table-cell table:formula="of:=PINTERP([.$A$15:.$A$205];[.$B$15:.$B$205];([.J$6]+[.$E56]))*1000" office:value-type="float" office:value="225.438080495356" calcext:value-type="float">
            <text:p>225</text:p>
          </table:table-cell>
          <table:table-cell table:formula="of:=PINTERP([.$A$15:.$A$205];[.$B$15:.$B$205];([.K$6]+[.$E56]))*1000" office:value-type="float" office:value="225.033126934984" calcext:value-type="float">
            <text:p>225</text:p>
          </table:table-cell>
          <table:table-cell table:formula="of:=PINTERP([.$A$15:.$A$205];[.$B$15:.$B$205];([.L$6]+[.$E56]))*1000" office:value-type="float" office:value="224.630650154799" calcext:value-type="float">
            <text:p>225</text:p>
          </table:table-cell>
          <table:table-cell table:formula="of:=PINTERP([.$A$15:.$A$205];[.$B$15:.$B$205];([.M$6]+[.$E56]))*1000" office:value-type="float" office:value="224.230650154803" calcext:value-type="float">
            <text:p>224</text:p>
          </table:table-cell>
          <table:table-cell table:formula="of:=PINTERP([.$A$15:.$A$205];[.$B$15:.$B$205];([.N$6]+[.$E56]))*1000" office:value-type="float" office:value="223.833126934988" calcext:value-type="float">
            <text:p>224</text:p>
          </table:table-cell>
          <table:table-cell table:formula="of:=PINTERP([.$A$15:.$A$205];[.$B$15:.$B$205];([.O$6]+[.$E56]))*1000" office:value-type="float" office:value="223.43808049536" calcext:value-type="float">
            <text:p>223</text:p>
          </table:table-cell>
          <table:table-cell table:formula="of:=PINTERP([.$A$15:.$A$205];[.$B$15:.$B$205];([.P$6]+[.$E56]))*1000" office:value-type="float" office:value="223.045510835917" calcext:value-type="float">
            <text:p>223</text:p>
          </table:table-cell>
          <table:table-cell table:formula="of:=PINTERP([.$A$15:.$A$205];[.$B$15:.$B$205];([.Q$6]+[.$E56]))*1000" office:value-type="float" office:value="222.65541795666" calcext:value-type="float">
            <text:p>223</text:p>
          </table:table-cell>
          <table:table-cell table:formula="of:=PINTERP([.$A$15:.$A$205];[.$B$15:.$B$205];([.R$6]+[.$E56]))*1000" office:value-type="float" office:value="222.267801857589" calcext:value-type="float">
            <text:p>222</text:p>
          </table:table-cell>
          <table:table-cell table:formula="of:=PINTERP([.$A$15:.$A$205];[.$B$15:.$B$205];([.S$6]+[.$E56]))*1000" office:value-type="float" office:value="221.882662538704" calcext:value-type="float">
            <text:p>222</text:p>
          </table:table-cell>
          <table:table-cell table:formula="of:=PINTERP([.$A$15:.$A$205];[.$B$15:.$B$205];([.T$6]+[.$E56]))*1000" office:value-type="float" office:value="221.500000000004" calcext:value-type="float">
            <text:p>222</text:p>
          </table:table-cell>
          <table:table-cell table:formula="of:=PINTERP([.$A$15:.$A$205];[.$B$15:.$B$205];([.U$6]+[.$E56]))*1000" office:value-type="float" office:value="221.155152587358" calcext:value-type="float">
            <text:p>221</text:p>
          </table:table-cell>
          <table:table-cell table:formula="of:=PINTERP([.$A$15:.$A$205];[.$B$15:.$B$205];([.V$6]+[.$E56]))*1000" office:value-type="float" office:value="220.813533834593" calcext:value-type="float">
            <text:p>221</text:p>
          </table:table-cell>
          <table:table-cell table:formula="of:=PINTERP([.$A$15:.$A$205];[.$B$15:.$B$205];([.W$6]+[.$E56]))*1000" office:value-type="float" office:value="220.475143741714" calcext:value-type="float">
            <text:p>220</text:p>
          </table:table-cell>
          <table:table-cell table:formula="of:=PINTERP([.$A$15:.$A$205];[.$B$15:.$B$205];([.X$6]+[.$E56]))*1000" office:value-type="float" office:value="220.13998230872" calcext:value-type="float">
            <text:p>220</text:p>
          </table:table-cell>
          <table:table-cell table:formula="of:=PINTERP([.$A$15:.$A$205];[.$B$15:.$B$205];([.Y$6]+[.$E56]))*1000" office:value-type="float" office:value="219.80804953561" calcext:value-type="float">
            <text:p>220</text:p>
          </table:table-cell>
          <table:table-cell/>
          <table:table-cell office:value-type="float" office:value="9.6" calcext:value-type="float">
            <text:p>9,6</text:p>
          </table:table-cell>
          <table:table-cell/>
          <table:table-cell table:formula="of:=[.F56]-(2^8)*0" office:value-type="float" office:value="227.082662538699" calcext:value-type="float">
            <text:p>227</text:p>
          </table:table-cell>
          <table:table-cell table:formula="of:=[.G56]-(2^8)*0" office:value-type="float" office:value="226.667801857585" calcext:value-type="float">
            <text:p>227</text:p>
          </table:table-cell>
          <table:table-cell table:formula="of:=[.H56]-(2^8)*0" office:value-type="float" office:value="226.255417956656" calcext:value-type="float">
            <text:p>226</text:p>
          </table:table-cell>
          <table:table-cell table:formula="of:=[.I56]-(2^8)*0" office:value-type="float" office:value="225.845510835914" calcext:value-type="float">
            <text:p>226</text:p>
          </table:table-cell>
          <table:table-cell table:formula="of:=[.J56]-(2^8)*0" office:value-type="float" office:value="225.438080495356" calcext:value-type="float">
            <text:p>225</text:p>
          </table:table-cell>
          <table:table-cell table:formula="of:=[.K56]-(2^8)*0" office:value-type="float" office:value="225.033126934984" calcext:value-type="float">
            <text:p>225</text:p>
          </table:table-cell>
          <table:table-cell table:formula="of:=[.L56]-(2^8)*0" office:value-type="float" office:value="224.630650154799" calcext:value-type="float">
            <text:p>225</text:p>
          </table:table-cell>
          <table:table-cell table:formula="of:=[.M56]-(2^8)*0" office:value-type="float" office:value="224.230650154803" calcext:value-type="float">
            <text:p>224</text:p>
          </table:table-cell>
          <table:table-cell table:formula="of:=[.N56]-(2^8)*0" office:value-type="float" office:value="223.833126934988" calcext:value-type="float">
            <text:p>224</text:p>
          </table:table-cell>
          <table:table-cell table:formula="of:=[.O56]-(2^8)*0" office:value-type="float" office:value="223.43808049536" calcext:value-type="float">
            <text:p>223</text:p>
          </table:table-cell>
          <table:table-cell table:formula="of:=[.P56]-(2^8)*0" office:value-type="float" office:value="223.045510835917" calcext:value-type="float">
            <text:p>223</text:p>
          </table:table-cell>
          <table:table-cell table:formula="of:=[.Q56]-(2^8)*0" office:value-type="float" office:value="222.65541795666" calcext:value-type="float">
            <text:p>223</text:p>
          </table:table-cell>
          <table:table-cell table:formula="of:=[.R56]-(2^8)*0" office:value-type="float" office:value="222.267801857589" calcext:value-type="float">
            <text:p>222</text:p>
          </table:table-cell>
          <table:table-cell table:formula="of:=[.S56]-(2^8)*0" office:value-type="float" office:value="221.882662538704" calcext:value-type="float">
            <text:p>222</text:p>
          </table:table-cell>
          <table:table-cell table:formula="of:=[.T56]-(2^8)*0" office:value-type="float" office:value="221.500000000004" calcext:value-type="float">
            <text:p>222</text:p>
          </table:table-cell>
          <table:table-cell table:formula="of:=[.U56]-(2^8)*0" office:value-type="float" office:value="221.155152587358" calcext:value-type="float">
            <text:p>221</text:p>
          </table:table-cell>
          <table:table-cell table:formula="of:=[.V56]-(2^8)*0" office:value-type="float" office:value="220.813533834593" calcext:value-type="float">
            <text:p>221</text:p>
          </table:table-cell>
          <table:table-cell table:formula="of:=[.W56]-(2^8)*0" office:value-type="float" office:value="220.475143741714" calcext:value-type="float">
            <text:p>220</text:p>
          </table:table-cell>
          <table:table-cell table:formula="of:=[.X56]-(2^8)*0" office:value-type="float" office:value="220.13998230872" calcext:value-type="float">
            <text:p>220</text:p>
          </table:table-cell>
          <table:table-cell table:formula="of:=[.Y56]-(2^8)*0" office:value-type="float" office:value="219.80804953561" calcext:value-type="float">
            <text:p>220</text:p>
          </table:table-cell>
          <table:table-cell/>
          <table:table-cell table:style-name="ce10" office:value-type="float" office:value="9.6" calcext:value-type="float">
            <text:p>9,6</text:p>
          </table:table-cell>
          <table:table-cell table:style-name="ce10"/>
          <table:table-cell table:formula="of:=PINTERP([.$A$15:.$A$205];[.$C$15:.$C$205];([.AZ$6]+[.$E56]))*1000" office:value-type="float" office:value="717.541033367733" calcext:value-type="float">
            <text:p>718</text:p>
          </table:table-cell>
          <table:table-cell table:formula="of:=PINTERP([.$A$15:.$A$205];[.$C$15:.$C$205];([.BA$6]+[.$E56]))*1000" office:value-type="float" office:value="717.283823873409" calcext:value-type="float">
            <text:p>717</text:p>
          </table:table-cell>
          <table:table-cell table:formula="of:=PINTERP([.$A$15:.$A$205];[.$C$15:.$C$205];([.BB$6]+[.$E56]))*1000" office:value-type="float" office:value="717.028371517028" calcext:value-type="float">
            <text:p>717</text:p>
          </table:table-cell>
          <table:table-cell table:formula="of:=PINTERP([.$A$15:.$A$205];[.$C$15:.$C$205];([.BC$6]+[.$E56]))*1000" office:value-type="float" office:value="716.77467629859" calcext:value-type="float">
            <text:p>717</text:p>
          </table:table-cell>
          <table:table-cell table:formula="of:=PINTERP([.$A$15:.$A$205];[.$C$15:.$C$205];([.BD$6]+[.$E56]))*1000" office:value-type="float" office:value="716.522738218094" calcext:value-type="float">
            <text:p>717</text:p>
          </table:table-cell>
          <table:table-cell table:formula="of:=PINTERP([.$A$15:.$A$205];[.$C$15:.$C$205];([.BE$6]+[.$E56]))*1000" office:value-type="float" office:value="716.272557275542" calcext:value-type="float">
            <text:p>716</text:p>
          </table:table-cell>
          <table:table-cell table:formula="of:=PINTERP([.$A$15:.$A$205];[.$C$15:.$C$205];([.BF$6]+[.$E56]))*1000" office:value-type="float" office:value="716.024133470932" calcext:value-type="float">
            <text:p>716</text:p>
          </table:table-cell>
          <table:table-cell table:formula="of:=PINTERP([.$A$15:.$A$205];[.$C$15:.$C$205];([.BG$6]+[.$E56]))*1000" office:value-type="float" office:value="715.777466804268" calcext:value-type="float">
            <text:p>716</text:p>
          </table:table-cell>
          <table:table-cell table:formula="of:=PINTERP([.$A$15:.$A$205];[.$C$15:.$C$205];([.BH$6]+[.$E56]))*1000" office:value-type="float" office:value="715.532557275544" calcext:value-type="float">
            <text:p>716</text:p>
          </table:table-cell>
          <table:table-cell table:formula="of:=PINTERP([.$A$15:.$A$205];[.$C$15:.$C$205];([.BI$6]+[.$E56]))*1000" office:value-type="float" office:value="715.289404884764" calcext:value-type="float">
            <text:p>715</text:p>
          </table:table-cell>
          <table:table-cell table:formula="of:=PINTERP([.$A$15:.$A$205];[.$C$15:.$C$205];([.BJ$6]+[.$E56]))*1000" office:value-type="float" office:value="715.048009631926" calcext:value-type="float">
            <text:p>715</text:p>
          </table:table-cell>
          <table:table-cell table:formula="of:=PINTERP([.$A$15:.$A$205];[.$C$15:.$C$205];([.BK$6]+[.$E56]))*1000" office:value-type="float" office:value="714.80837151703" calcext:value-type="float">
            <text:p>715</text:p>
          </table:table-cell>
          <table:table-cell table:formula="of:=PINTERP([.$A$15:.$A$205];[.$C$15:.$C$205];([.BL$6]+[.$E56]))*1000" office:value-type="float" office:value="714.570490540078" calcext:value-type="float">
            <text:p>715</text:p>
          </table:table-cell>
          <table:table-cell table:formula="of:=PINTERP([.$A$15:.$A$205];[.$C$15:.$C$205];([.BM$6]+[.$E56]))*1000" office:value-type="float" office:value="714.334366701069" calcext:value-type="float">
            <text:p>714</text:p>
          </table:table-cell>
          <table:table-cell table:formula="of:=PINTERP([.$A$15:.$A$205];[.$C$15:.$C$205];([.BN$6]+[.$E56]))*1000" office:value-type="float" office:value="714.100000000003" calcext:value-type="float">
            <text:p>714</text:p>
          </table:table-cell>
          <table:table-cell table:formula="of:=PINTERP([.$A$15:.$A$205];[.$C$15:.$C$205];([.BO$6]+[.$E56]))*1000" office:value-type="float" office:value="713.846445157013" calcext:value-type="float">
            <text:p>714</text:p>
          </table:table-cell>
          <table:table-cell table:formula="of:=PINTERP([.$A$15:.$A$205];[.$C$15:.$C$205];([.BP$6]+[.$E56]))*1000" office:value-type="float" office:value="713.593577694238" calcext:value-type="float">
            <text:p>714</text:p>
          </table:table-cell>
          <table:table-cell table:formula="of:=PINTERP([.$A$15:.$A$205];[.$C$15:.$C$205];([.BQ$6]+[.$E56]))*1000" office:value-type="float" office:value="713.341397611679" calcext:value-type="float">
            <text:p>713</text:p>
          </table:table-cell>
          <table:table-cell table:formula="of:=PINTERP([.$A$15:.$A$205];[.$C$15:.$C$205];([.BR$6]+[.$E56]))*1000" office:value-type="float" office:value="713.089904909338" calcext:value-type="float">
            <text:p>713</text:p>
          </table:table-cell>
          <table:table-cell table:style-name="ce17" table:formula="of:=PINTERP([.$A$15:.$A$205];[.$C$15:.$C$205];([.BS$6]+[.$E56]))*1000" office:value-type="float" office:value="712.839099587209" calcext:value-type="float">
            <text:p>713</text:p>
          </table:table-cell>
          <table:table-cell table:style-name="ce17"/>
          <table:table-cell table:style-name="ce10" office:value-type="float" office:value="9.6" calcext:value-type="float">
            <text:p>9,6</text:p>
          </table:table-cell>
          <table:table-cell table:formula="of:=[.AZ56]-(2^8)*2" office:value-type="float" office:value="205.541033367733" calcext:value-type="float">
            <text:p>206</text:p>
          </table:table-cell>
          <table:table-cell table:formula="of:=[.BA56]-(2^8)*2" office:value-type="float" office:value="205.283823873409" calcext:value-type="float">
            <text:p>205</text:p>
          </table:table-cell>
          <table:table-cell table:formula="of:=[.BB56]-(2^8)*2" office:value-type="float" office:value="205.028371517028" calcext:value-type="float">
            <text:p>205</text:p>
          </table:table-cell>
          <table:table-cell table:formula="of:=[.BC56]-(2^8)*2" office:value-type="float" office:value="204.77467629859" calcext:value-type="float">
            <text:p>205</text:p>
          </table:table-cell>
          <table:table-cell table:formula="of:=[.BD56]-(2^8)*2" office:value-type="float" office:value="204.522738218094" calcext:value-type="float">
            <text:p>205</text:p>
          </table:table-cell>
          <table:table-cell table:formula="of:=[.BE56]-(2^8)*2" office:value-type="float" office:value="204.272557275542" calcext:value-type="float">
            <text:p>204</text:p>
          </table:table-cell>
          <table:table-cell table:formula="of:=[.BF56]-(2^8)*2" office:value-type="float" office:value="204.024133470932" calcext:value-type="float">
            <text:p>204</text:p>
          </table:table-cell>
          <table:table-cell table:formula="of:=[.BG56]-(2^8)*2" office:value-type="float" office:value="203.777466804268" calcext:value-type="float">
            <text:p>204</text:p>
          </table:table-cell>
          <table:table-cell table:formula="of:=[.BH56]-(2^8)*2" office:value-type="float" office:value="203.532557275544" calcext:value-type="float">
            <text:p>204</text:p>
          </table:table-cell>
          <table:table-cell table:formula="of:=[.BI56]-(2^8)*2" office:value-type="float" office:value="203.289404884764" calcext:value-type="float">
            <text:p>203</text:p>
          </table:table-cell>
          <table:table-cell table:style-name="ce15" table:formula="of:=[.BJ56]-(2^8)*2" office:value-type="float" office:value="203.048009631926" calcext:value-type="float">
            <text:p>203</text:p>
          </table:table-cell>
          <table:table-cell table:style-name="ce15" table:formula="of:=[.BK56]-(2^8)*2" office:value-type="float" office:value="202.80837151703" calcext:value-type="float">
            <text:p>203</text:p>
          </table:table-cell>
          <table:table-cell table:style-name="ce15" table:formula="of:=[.BL56]-(2^8)*2" office:value-type="float" office:value="202.570490540078" calcext:value-type="float">
            <text:p>203</text:p>
          </table:table-cell>
          <table:table-cell table:style-name="ce15" table:formula="of:=[.BM56]-(2^8)*2" office:value-type="float" office:value="202.334366701069" calcext:value-type="float">
            <text:p>202</text:p>
          </table:table-cell>
          <table:table-cell table:style-name="ce15" table:formula="of:=[.BN56]-(2^8)*2" office:value-type="float" office:value="202.100000000003" calcext:value-type="float">
            <text:p>202</text:p>
          </table:table-cell>
          <table:table-cell table:style-name="ce15" table:formula="of:=[.BO56]-(2^8)*2" office:value-type="float" office:value="201.846445157013" calcext:value-type="float">
            <text:p>202</text:p>
          </table:table-cell>
          <table:table-cell table:style-name="ce15" table:formula="of:=[.BP56]-(2^8)*2" office:value-type="float" office:value="201.593577694238" calcext:value-type="float">
            <text:p>202</text:p>
          </table:table-cell>
          <table:table-cell table:style-name="ce15" table:formula="of:=[.BQ56]-(2^8)*2" office:value-type="float" office:value="201.341397611679" calcext:value-type="float">
            <text:p>201</text:p>
          </table:table-cell>
          <table:table-cell table:style-name="ce15" table:formula="of:=[.BR56]-(2^8)*2" office:value-type="float" office:value="201.089904909338" calcext:value-type="float">
            <text:p>201</text:p>
          </table:table-cell>
          <table:table-cell table:style-name="ce15" table:formula="of:=[.BS56]-(2^8)*2" office:value-type="float" office:value="200.839099587208" calcext:value-type="float">
            <text:p>201</text:p>
          </table:table-cell>
        </table:table-row>
        <table:table-row table:style-name="ro2">
          <table:table-cell office:value-type="float" office:value="79.541" calcext:value-type="float">
            <text:p>79,541</text:p>
          </table:table-cell>
          <table:table-cell office:value-type="percentage" office:value="0.8087" calcext:value-type="percentage">
            <text:p>80,87%</text:p>
          </table:table-cell>
          <table:table-cell office:value-type="percentage" office:value="0.8854" calcext:value-type="percentage">
            <text:p>88,54%</text:p>
          </table:table-cell>
          <table:table-cell/>
          <table:table-cell office:value-type="float" office:value="9.8" calcext:value-type="float">
            <text:p>9,8</text:p>
          </table:table-cell>
          <table:table-cell table:formula="of:=PINTERP([.$A$15:.$A$205];[.$B$15:.$B$205];([.F$6]+[.$E57]))*1000" office:value-type="float" office:value="219.479345422379" calcext:value-type="float">
            <text:p>219</text:p>
          </table:table-cell>
          <table:table-cell table:formula="of:=PINTERP([.$A$15:.$A$205];[.$B$15:.$B$205];([.G$6]+[.$E57]))*1000" office:value-type="float" office:value="219.15386996904" calcext:value-type="float">
            <text:p>219</text:p>
          </table:table-cell>
          <table:table-cell table:formula="of:=PINTERP([.$A$15:.$A$205];[.$B$15:.$B$205];([.H$6]+[.$E57]))*1000" office:value-type="float" office:value="218.831623175586" calcext:value-type="float">
            <text:p>219</text:p>
          </table:table-cell>
          <table:table-cell table:formula="of:=PINTERP([.$A$15:.$A$205];[.$B$15:.$B$205];([.I$6]+[.$E57]))*1000" office:value-type="float" office:value="218.512605042017" calcext:value-type="float">
            <text:p>219</text:p>
          </table:table-cell>
          <table:table-cell table:formula="of:=PINTERP([.$A$15:.$A$205];[.$B$15:.$B$205];([.J$6]+[.$E57]))*1000" office:value-type="float" office:value="218.196815568333" calcext:value-type="float">
            <text:p>218</text:p>
          </table:table-cell>
          <table:table-cell table:formula="of:=PINTERP([.$A$15:.$A$205];[.$B$15:.$B$205];([.K$6]+[.$E57]))*1000" office:value-type="float" office:value="217.884254754533" calcext:value-type="float">
            <text:p>218</text:p>
          </table:table-cell>
          <table:table-cell table:formula="of:=PINTERP([.$A$15:.$A$205];[.$B$15:.$B$205];([.L$6]+[.$E57]))*1000" office:value-type="float" office:value="217.574922600619" calcext:value-type="float">
            <text:p>218</text:p>
          </table:table-cell>
          <table:table-cell table:formula="of:=PINTERP([.$A$15:.$A$205];[.$B$15:.$B$205];([.M$6]+[.$E57]))*1000" office:value-type="float" office:value="217.268819106593" calcext:value-type="float">
            <text:p>217</text:p>
          </table:table-cell>
          <table:table-cell table:formula="of:=PINTERP([.$A$15:.$A$205];[.$B$15:.$B$205];([.N$6]+[.$E57]))*1000" office:value-type="float" office:value="216.965944272449" calcext:value-type="float">
            <text:p>217</text:p>
          </table:table-cell>
          <table:table-cell table:formula="of:=PINTERP([.$A$15:.$A$205];[.$B$15:.$B$205];([.O$6]+[.$E57]))*1000" office:value-type="float" office:value="216.66629809819" calcext:value-type="float">
            <text:p>217</text:p>
          </table:table-cell>
          <table:table-cell table:formula="of:=PINTERP([.$A$15:.$A$205];[.$B$15:.$B$205];([.P$6]+[.$E57]))*1000" office:value-type="float" office:value="216.369880583815" calcext:value-type="float">
            <text:p>216</text:p>
          </table:table-cell>
          <table:table-cell table:formula="of:=PINTERP([.$A$15:.$A$205];[.$B$15:.$B$205];([.Q$6]+[.$E57]))*1000" office:value-type="float" office:value="216.076691729326" calcext:value-type="float">
            <text:p>216</text:p>
          </table:table-cell>
          <table:table-cell table:formula="of:=PINTERP([.$A$15:.$A$205];[.$B$15:.$B$205];([.R$6]+[.$E57]))*1000" office:value-type="float" office:value="215.786731534722" calcext:value-type="float">
            <text:p>216</text:p>
          </table:table-cell>
          <table:table-cell table:formula="of:=PINTERP([.$A$15:.$A$205];[.$B$15:.$B$205];([.S$6]+[.$E57]))*1000" office:value-type="float" office:value="215.500000000003" calcext:value-type="float">
            <text:p>216</text:p>
          </table:table-cell>
          <table:table-cell table:formula="of:=PINTERP([.$A$15:.$A$205];[.$B$15:.$B$205];([.T$6]+[.$E57]))*1000" office:value-type="float" office:value="215.210251237854" calcext:value-type="float">
            <text:p>215</text:p>
          </table:table-cell>
          <table:table-cell table:formula="of:=PINTERP([.$A$15:.$A$205];[.$B$15:.$B$205];([.U$6]+[.$E57]))*1000" office:value-type="float" office:value="214.920905923351" calcext:value-type="float">
            <text:p>215</text:p>
          </table:table-cell>
          <table:table-cell table:formula="of:=PINTERP([.$A$15:.$A$205];[.$B$15:.$B$205];([.V$6]+[.$E57]))*1000" office:value-type="float" office:value="214.631964056488" calcext:value-type="float">
            <text:p>215</text:p>
          </table:table-cell>
          <table:table-cell table:formula="of:=PINTERP([.$A$15:.$A$205];[.$B$15:.$B$205];([.W$6]+[.$E57]))*1000" office:value-type="float" office:value="214.34342563727" calcext:value-type="float">
            <text:p>214</text:p>
          </table:table-cell>
          <table:table-cell table:formula="of:=PINTERP([.$A$15:.$A$205];[.$B$15:.$B$205];([.X$6]+[.$E57]))*1000" office:value-type="float" office:value="214.055290665694" calcext:value-type="float">
            <text:p>214</text:p>
          </table:table-cell>
          <table:table-cell table:formula="of:=PINTERP([.$A$15:.$A$205];[.$B$15:.$B$205];([.Y$6]+[.$E57]))*1000" office:value-type="float" office:value="213.767559141762" calcext:value-type="float">
            <text:p>214</text:p>
          </table:table-cell>
          <table:table-cell/>
          <table:table-cell office:value-type="float" office:value="9.8" calcext:value-type="float">
            <text:p>9,8</text:p>
          </table:table-cell>
          <table:table-cell/>
          <table:table-cell table:formula="of:=[.F57]-(2^8)*0" office:value-type="float" office:value="219.479345422379" calcext:value-type="float">
            <text:p>219</text:p>
          </table:table-cell>
          <table:table-cell table:formula="of:=[.G57]-(2^8)*0" office:value-type="float" office:value="219.15386996904" calcext:value-type="float">
            <text:p>219</text:p>
          </table:table-cell>
          <table:table-cell table:formula="of:=[.H57]-(2^8)*0" office:value-type="float" office:value="218.831623175586" calcext:value-type="float">
            <text:p>219</text:p>
          </table:table-cell>
          <table:table-cell table:formula="of:=[.I57]-(2^8)*0" office:value-type="float" office:value="218.512605042017" calcext:value-type="float">
            <text:p>219</text:p>
          </table:table-cell>
          <table:table-cell table:formula="of:=[.J57]-(2^8)*0" office:value-type="float" office:value="218.196815568333" calcext:value-type="float">
            <text:p>218</text:p>
          </table:table-cell>
          <table:table-cell table:formula="of:=[.K57]-(2^8)*0" office:value-type="float" office:value="217.884254754533" calcext:value-type="float">
            <text:p>218</text:p>
          </table:table-cell>
          <table:table-cell table:formula="of:=[.L57]-(2^8)*0" office:value-type="float" office:value="217.574922600619" calcext:value-type="float">
            <text:p>218</text:p>
          </table:table-cell>
          <table:table-cell table:formula="of:=[.M57]-(2^8)*0" office:value-type="float" office:value="217.268819106593" calcext:value-type="float">
            <text:p>217</text:p>
          </table:table-cell>
          <table:table-cell table:formula="of:=[.N57]-(2^8)*0" office:value-type="float" office:value="216.965944272449" calcext:value-type="float">
            <text:p>217</text:p>
          </table:table-cell>
          <table:table-cell table:formula="of:=[.O57]-(2^8)*0" office:value-type="float" office:value="216.66629809819" calcext:value-type="float">
            <text:p>217</text:p>
          </table:table-cell>
          <table:table-cell table:formula="of:=[.P57]-(2^8)*0" office:value-type="float" office:value="216.369880583815" calcext:value-type="float">
            <text:p>216</text:p>
          </table:table-cell>
          <table:table-cell table:formula="of:=[.Q57]-(2^8)*0" office:value-type="float" office:value="216.076691729326" calcext:value-type="float">
            <text:p>216</text:p>
          </table:table-cell>
          <table:table-cell table:formula="of:=[.R57]-(2^8)*0" office:value-type="float" office:value="215.786731534722" calcext:value-type="float">
            <text:p>216</text:p>
          </table:table-cell>
          <table:table-cell table:formula="of:=[.S57]-(2^8)*0" office:value-type="float" office:value="215.500000000003" calcext:value-type="float">
            <text:p>216</text:p>
          </table:table-cell>
          <table:table-cell table:formula="of:=[.T57]-(2^8)*0" office:value-type="float" office:value="215.210251237854" calcext:value-type="float">
            <text:p>215</text:p>
          </table:table-cell>
          <table:table-cell table:formula="of:=[.U57]-(2^8)*0" office:value-type="float" office:value="214.920905923351" calcext:value-type="float">
            <text:p>215</text:p>
          </table:table-cell>
          <table:table-cell table:formula="of:=[.V57]-(2^8)*0" office:value-type="float" office:value="214.631964056488" calcext:value-type="float">
            <text:p>215</text:p>
          </table:table-cell>
          <table:table-cell table:formula="of:=[.W57]-(2^8)*0" office:value-type="float" office:value="214.34342563727" calcext:value-type="float">
            <text:p>214</text:p>
          </table:table-cell>
          <table:table-cell table:formula="of:=[.X57]-(2^8)*0" office:value-type="float" office:value="214.055290665694" calcext:value-type="float">
            <text:p>214</text:p>
          </table:table-cell>
          <table:table-cell table:formula="of:=[.Y57]-(2^8)*0" office:value-type="float" office:value="213.767559141762" calcext:value-type="float">
            <text:p>214</text:p>
          </table:table-cell>
          <table:table-cell/>
          <table:table-cell table:style-name="ce10" office:value-type="float" office:value="9.8" calcext:value-type="float">
            <text:p>9,8</text:p>
          </table:table-cell>
          <table:table-cell table:style-name="ce10"/>
          <table:table-cell table:formula="of:=PINTERP([.$A$15:.$A$205];[.$C$15:.$C$205];([.AZ$6]+[.$E57]))*1000" office:value-type="float" office:value="712.58898164529" calcext:value-type="float">
            <text:p>713</text:p>
          </table:table-cell>
          <table:table-cell table:formula="of:=PINTERP([.$A$15:.$A$205];[.$C$15:.$C$205];([.BA$6]+[.$E57]))*1000" office:value-type="float" office:value="712.339551083592" calcext:value-type="float">
            <text:p>712</text:p>
          </table:table-cell>
          <table:table-cell table:formula="of:=PINTERP([.$A$15:.$A$205];[.$C$15:.$C$205];([.BB$6]+[.$E57]))*1000" office:value-type="float" office:value="712.090807902108" calcext:value-type="float">
            <text:p>712</text:p>
          </table:table-cell>
          <table:table-cell table:formula="of:=PINTERP([.$A$15:.$A$205];[.$C$15:.$C$205];([.BC$6]+[.$E57]))*1000" office:value-type="float" office:value="711.842752100841" calcext:value-type="float">
            <text:p>712</text:p>
          </table:table-cell>
          <table:table-cell table:formula="of:=PINTERP([.$A$15:.$A$205];[.$C$15:.$C$205];([.BD$6]+[.$E57]))*1000" office:value-type="float" office:value="711.595383679788" calcext:value-type="float">
            <text:p>712</text:p>
          </table:table-cell>
          <table:table-cell table:formula="of:=PINTERP([.$A$15:.$A$205];[.$C$15:.$C$205];([.BE$6]+[.$E57]))*1000" office:value-type="float" office:value="711.34870263895" calcext:value-type="float">
            <text:p>711</text:p>
          </table:table-cell>
          <table:table-cell table:formula="of:=PINTERP([.$A$15:.$A$205];[.$C$15:.$C$205];([.BF$6]+[.$E57]))*1000" office:value-type="float" office:value="711.102708978328" calcext:value-type="float">
            <text:p>711</text:p>
          </table:table-cell>
          <table:table-cell table:formula="of:=PINTERP([.$A$15:.$A$205];[.$C$15:.$C$205];([.BG$6]+[.$E57]))*1000" office:value-type="float" office:value="710.857402697924" calcext:value-type="float">
            <text:p>711</text:p>
          </table:table-cell>
          <table:table-cell table:formula="of:=PINTERP([.$A$15:.$A$205];[.$C$15:.$C$205];([.BH$6]+[.$E57]))*1000" office:value-type="float" office:value="710.612783797732" calcext:value-type="float">
            <text:p>711</text:p>
          </table:table-cell>
          <table:table-cell table:formula="of:=PINTERP([.$A$15:.$A$205];[.$C$15:.$C$205];([.BI$6]+[.$E57]))*1000" office:value-type="float" office:value="710.368852277756" calcext:value-type="float">
            <text:p>710</text:p>
          </table:table-cell>
          <table:table-cell table:formula="of:=PINTERP([.$A$15:.$A$205];[.$C$15:.$C$205];([.BJ$6]+[.$E57]))*1000" office:value-type="float" office:value="710.125608137995" calcext:value-type="float">
            <text:p>710</text:p>
          </table:table-cell>
          <table:table-cell table:formula="of:=PINTERP([.$A$15:.$A$205];[.$C$15:.$C$205];([.BK$6]+[.$E57]))*1000" office:value-type="float" office:value="709.883051378448" calcext:value-type="float">
            <text:p>710</text:p>
          </table:table-cell>
          <table:table-cell table:formula="of:=PINTERP([.$A$15:.$A$205];[.$C$15:.$C$205];([.BL$6]+[.$E57]))*1000" office:value-type="float" office:value="709.641181999118" calcext:value-type="float">
            <text:p>710</text:p>
          </table:table-cell>
          <table:table-cell table:formula="of:=PINTERP([.$A$15:.$A$205];[.$C$15:.$C$205];([.BM$6]+[.$E57]))*1000" office:value-type="float" office:value="709.400000000003" calcext:value-type="float">
            <text:p>709</text:p>
          </table:table-cell>
          <table:table-cell table:formula="of:=PINTERP([.$A$15:.$A$205];[.$C$15:.$C$205];([.BN$6]+[.$E57]))*1000" office:value-type="float" office:value="709.177763005076" calcext:value-type="float">
            <text:p>709</text:p>
          </table:table-cell>
          <table:table-cell table:formula="of:=PINTERP([.$A$15:.$A$205];[.$C$15:.$C$205];([.BO$6]+[.$E57]))*1000" office:value-type="float" office:value="708.955844947738" calcext:value-type="float">
            <text:p>709</text:p>
          </table:table-cell>
          <table:table-cell table:formula="of:=PINTERP([.$A$15:.$A$205];[.$C$15:.$C$205];([.BP$6]+[.$E57]))*1000" office:value-type="float" office:value="708.734245827987" calcext:value-type="float">
            <text:p>709</text:p>
          </table:table-cell>
          <table:table-cell table:formula="of:=PINTERP([.$A$15:.$A$205];[.$C$15:.$C$205];([.BQ$6]+[.$E57]))*1000" office:value-type="float" office:value="708.512965645824" calcext:value-type="float">
            <text:p>709</text:p>
          </table:table-cell>
          <table:table-cell table:formula="of:=PINTERP([.$A$15:.$A$205];[.$C$15:.$C$205];([.BR$6]+[.$E57]))*1000" office:value-type="float" office:value="708.292004401251" calcext:value-type="float">
            <text:p>708</text:p>
          </table:table-cell>
          <table:table-cell table:style-name="ce17" table:formula="of:=PINTERP([.$A$15:.$A$205];[.$C$15:.$C$205];([.BS$6]+[.$E57]))*1000" office:value-type="float" office:value="708.071362094264" calcext:value-type="float">
            <text:p>708</text:p>
          </table:table-cell>
          <table:table-cell table:style-name="ce17"/>
          <table:table-cell table:style-name="ce10" office:value-type="float" office:value="9.8" calcext:value-type="float">
            <text:p>9,8</text:p>
          </table:table-cell>
          <table:table-cell table:formula="of:=[.AZ57]-(2^8)*2" office:value-type="float" office:value="200.58898164529" calcext:value-type="float">
            <text:p>201</text:p>
          </table:table-cell>
          <table:table-cell table:formula="of:=[.BA57]-(2^8)*2" office:value-type="float" office:value="200.339551083592" calcext:value-type="float">
            <text:p>200</text:p>
          </table:table-cell>
          <table:table-cell table:formula="of:=[.BB57]-(2^8)*2" office:value-type="float" office:value="200.090807902108" calcext:value-type="float">
            <text:p>200</text:p>
          </table:table-cell>
          <table:table-cell table:formula="of:=[.BC57]-(2^8)*2" office:value-type="float" office:value="199.842752100841" calcext:value-type="float">
            <text:p>200</text:p>
          </table:table-cell>
          <table:table-cell table:formula="of:=[.BD57]-(2^8)*2" office:value-type="float" office:value="199.595383679788" calcext:value-type="float">
            <text:p>200</text:p>
          </table:table-cell>
          <table:table-cell table:formula="of:=[.BE57]-(2^8)*2" office:value-type="float" office:value="199.34870263895" calcext:value-type="float">
            <text:p>199</text:p>
          </table:table-cell>
          <table:table-cell table:formula="of:=[.BF57]-(2^8)*2" office:value-type="float" office:value="199.102708978328" calcext:value-type="float">
            <text:p>199</text:p>
          </table:table-cell>
          <table:table-cell table:formula="of:=[.BG57]-(2^8)*2" office:value-type="float" office:value="198.857402697924" calcext:value-type="float">
            <text:p>199</text:p>
          </table:table-cell>
          <table:table-cell table:formula="of:=[.BH57]-(2^8)*2" office:value-type="float" office:value="198.612783797732" calcext:value-type="float">
            <text:p>199</text:p>
          </table:table-cell>
          <table:table-cell table:formula="of:=[.BI57]-(2^8)*2" office:value-type="float" office:value="198.368852277756" calcext:value-type="float">
            <text:p>198</text:p>
          </table:table-cell>
          <table:table-cell table:style-name="ce15" table:formula="of:=[.BJ57]-(2^8)*2" office:value-type="float" office:value="198.125608137995" calcext:value-type="float">
            <text:p>198</text:p>
          </table:table-cell>
          <table:table-cell table:style-name="ce15" table:formula="of:=[.BK57]-(2^8)*2" office:value-type="float" office:value="197.883051378448" calcext:value-type="float">
            <text:p>198</text:p>
          </table:table-cell>
          <table:table-cell table:style-name="ce15" table:formula="of:=[.BL57]-(2^8)*2" office:value-type="float" office:value="197.641181999118" calcext:value-type="float">
            <text:p>198</text:p>
          </table:table-cell>
          <table:table-cell table:style-name="ce15" table:formula="of:=[.BM57]-(2^8)*2" office:value-type="float" office:value="197.400000000003" calcext:value-type="float">
            <text:p>197</text:p>
          </table:table-cell>
          <table:table-cell table:style-name="ce15" table:formula="of:=[.BN57]-(2^8)*2" office:value-type="float" office:value="197.177763005076" calcext:value-type="float">
            <text:p>197</text:p>
          </table:table-cell>
          <table:table-cell table:style-name="ce15" table:formula="of:=[.BO57]-(2^8)*2" office:value-type="float" office:value="196.955844947738" calcext:value-type="float">
            <text:p>197</text:p>
          </table:table-cell>
          <table:table-cell table:style-name="ce15" table:formula="of:=[.BP57]-(2^8)*2" office:value-type="float" office:value="196.734245827987" calcext:value-type="float">
            <text:p>197</text:p>
          </table:table-cell>
          <table:table-cell table:style-name="ce15" table:formula="of:=[.BQ57]-(2^8)*2" office:value-type="float" office:value="196.512965645824" calcext:value-type="float">
            <text:p>197</text:p>
          </table:table-cell>
          <table:table-cell table:style-name="ce15" table:formula="of:=[.BR57]-(2^8)*2" office:value-type="float" office:value="196.292004401251" calcext:value-type="float">
            <text:p>196</text:p>
          </table:table-cell>
          <table:table-cell table:style-name="ce15" table:formula="of:=[.BS57]-(2^8)*2" office:value-type="float" office:value="196.071362094264" calcext:value-type="float">
            <text:p>196</text:p>
          </table:table-cell>
        </table:table-row>
        <table:table-row table:style-name="ro2">
          <table:table-cell office:value-type="float" office:value="79.585" calcext:value-type="float">
            <text:p>79,585</text:p>
          </table:table-cell>
          <table:table-cell office:value-type="percentage" office:value="0.8044" calcext:value-type="percentage">
            <text:p>80,44%</text:p>
          </table:table-cell>
          <table:table-cell office:value-type="percentage" office:value="0.8838" calcext:value-type="percentage">
            <text:p>88,38%</text:p>
          </table:table-cell>
          <table:table-cell/>
          <table:table-cell office:value-type="float" office:value="10" calcext:value-type="float">
            <text:p>10,0</text:p>
          </table:table-cell>
          <table:table-cell table:formula="of:=PINTERP([.$A$15:.$A$205];[.$B$15:.$B$205];([.F$6]+[.$E58]))*1000" office:value-type="float" office:value="213.480231065468" calcext:value-type="float">
            <text:p>213</text:p>
          </table:table-cell>
          <table:table-cell table:formula="of:=PINTERP([.$A$15:.$A$205];[.$B$15:.$B$205];([.G$6]+[.$E58]))*1000" office:value-type="float" office:value="213.193306436824" calcext:value-type="float">
            <text:p>213</text:p>
          </table:table-cell>
          <table:table-cell table:formula="of:=PINTERP([.$A$15:.$A$205];[.$B$15:.$B$205];([.H$6]+[.$E58]))*1000" office:value-type="float" office:value="212.906785255822" calcext:value-type="float">
            <text:p>213</text:p>
          </table:table-cell>
          <table:table-cell table:formula="of:=PINTERP([.$A$15:.$A$205];[.$B$15:.$B$205];([.I$6]+[.$E58]))*1000" office:value-type="float" office:value="212.620667522465" calcext:value-type="float">
            <text:p>213</text:p>
          </table:table-cell>
          <table:table-cell table:formula="of:=PINTERP([.$A$15:.$A$205];[.$B$15:.$B$205];([.J$6]+[.$E58]))*1000" office:value-type="float" office:value="212.33495323675" calcext:value-type="float">
            <text:p>212</text:p>
          </table:table-cell>
          <table:table-cell table:formula="of:=PINTERP([.$A$15:.$A$205];[.$B$15:.$B$205];([.K$6]+[.$E58]))*1000" office:value-type="float" office:value="212.049642398679" calcext:value-type="float">
            <text:p>212</text:p>
          </table:table-cell>
          <table:table-cell table:formula="of:=PINTERP([.$A$15:.$A$205];[.$B$15:.$B$205];([.L$6]+[.$E58]))*1000" office:value-type="float" office:value="211.764735008252" calcext:value-type="float">
            <text:p>212</text:p>
          </table:table-cell>
          <table:table-cell table:formula="of:=PINTERP([.$A$15:.$A$205];[.$B$15:.$B$205];([.M$6]+[.$E58]))*1000" office:value-type="float" office:value="211.480231065471" calcext:value-type="float">
            <text:p>211</text:p>
          </table:table-cell>
          <table:table-cell table:formula="of:=PINTERP([.$A$15:.$A$205];[.$B$15:.$B$205];([.N$6]+[.$E58]))*1000" office:value-type="float" office:value="211.196130570331" calcext:value-type="float">
            <text:p>211</text:p>
          </table:table-cell>
          <table:table-cell table:formula="of:=PINTERP([.$A$15:.$A$205];[.$B$15:.$B$205];([.O$6]+[.$E58]))*1000" office:value-type="float" office:value="210.912433522834" calcext:value-type="float">
            <text:p>211</text:p>
          </table:table-cell>
          <table:table-cell table:formula="of:=PINTERP([.$A$15:.$A$205];[.$B$15:.$B$205];([.P$6]+[.$E58]))*1000" office:value-type="float" office:value="210.629139922981" calcext:value-type="float">
            <text:p>211</text:p>
          </table:table-cell>
          <table:table-cell table:formula="of:=PINTERP([.$A$15:.$A$205];[.$B$15:.$B$205];([.Q$6]+[.$E58]))*1000" office:value-type="float" office:value="210.346249770771" calcext:value-type="float">
            <text:p>210</text:p>
          </table:table-cell>
          <table:table-cell table:formula="of:=PINTERP([.$A$15:.$A$205];[.$B$15:.$B$205];([.R$6]+[.$E58]))*1000" office:value-type="float" office:value="210.063763066205" calcext:value-type="float">
            <text:p>210</text:p>
          </table:table-cell>
          <table:table-cell table:formula="of:=PINTERP([.$A$15:.$A$205];[.$B$15:.$B$205];([.S$6]+[.$E58]))*1000" office:value-type="float" office:value="209.781679809282" calcext:value-type="float">
            <text:p>210</text:p>
          </table:table-cell>
          <table:table-cell table:formula="of:=PINTERP([.$A$15:.$A$205];[.$B$15:.$B$205];([.T$6]+[.$E58]))*1000" office:value-type="float" office:value="209.500000000003" calcext:value-type="float">
            <text:p>210</text:p>
          </table:table-cell>
          <table:table-cell table:formula="of:=PINTERP([.$A$15:.$A$205];[.$B$15:.$B$205];([.U$6]+[.$E58]))*1000" office:value-type="float" office:value="209.204497604535" calcext:value-type="float">
            <text:p>209</text:p>
          </table:table-cell>
          <table:table-cell table:formula="of:=PINTERP([.$A$15:.$A$205];[.$B$15:.$B$205];([.V$6]+[.$E58]))*1000" office:value-type="float" office:value="208.908521777009" calcext:value-type="float">
            <text:p>209</text:p>
          </table:table-cell>
          <table:table-cell table:formula="of:=PINTERP([.$A$15:.$A$205];[.$B$15:.$B$205];([.W$6]+[.$E58]))*1000" office:value-type="float" office:value="208.612072517427" calcext:value-type="float">
            <text:p>209</text:p>
          </table:table-cell>
          <table:table-cell table:formula="of:=PINTERP([.$A$15:.$A$205];[.$B$15:.$B$205];([.X$6]+[.$E58]))*1000" office:value-type="float" office:value="208.31514982579" calcext:value-type="float">
            <text:p>208</text:p>
          </table:table-cell>
          <table:table-cell table:formula="of:=PINTERP([.$A$15:.$A$205];[.$B$15:.$B$205];([.Y$6]+[.$E58]))*1000" office:value-type="float" office:value="208.017753702096" calcext:value-type="float">
            <text:p>208</text:p>
          </table:table-cell>
          <table:table-cell/>
          <table:table-cell office:value-type="float" office:value="10" calcext:value-type="float">
            <text:p>10,0</text:p>
          </table:table-cell>
          <table:table-cell/>
          <table:table-cell table:formula="of:=[.F58]-(2^8)*0" office:value-type="float" office:value="213.480231065468" calcext:value-type="float">
            <text:p>213</text:p>
          </table:table-cell>
          <table:table-cell table:formula="of:=[.G58]-(2^8)*0" office:value-type="float" office:value="213.193306436824" calcext:value-type="float">
            <text:p>213</text:p>
          </table:table-cell>
          <table:table-cell table:formula="of:=[.H58]-(2^8)*0" office:value-type="float" office:value="212.906785255822" calcext:value-type="float">
            <text:p>213</text:p>
          </table:table-cell>
          <table:table-cell table:formula="of:=[.I58]-(2^8)*0" office:value-type="float" office:value="212.620667522465" calcext:value-type="float">
            <text:p>213</text:p>
          </table:table-cell>
          <table:table-cell table:formula="of:=[.J58]-(2^8)*0" office:value-type="float" office:value="212.33495323675" calcext:value-type="float">
            <text:p>212</text:p>
          </table:table-cell>
          <table:table-cell table:formula="of:=[.K58]-(2^8)*0" office:value-type="float" office:value="212.049642398679" calcext:value-type="float">
            <text:p>212</text:p>
          </table:table-cell>
          <table:table-cell table:formula="of:=[.L58]-(2^8)*0" office:value-type="float" office:value="211.764735008252" calcext:value-type="float">
            <text:p>212</text:p>
          </table:table-cell>
          <table:table-cell table:formula="of:=[.M58]-(2^8)*0" office:value-type="float" office:value="211.480231065471" calcext:value-type="float">
            <text:p>211</text:p>
          </table:table-cell>
          <table:table-cell table:formula="of:=[.N58]-(2^8)*0" office:value-type="float" office:value="211.196130570331" calcext:value-type="float">
            <text:p>211</text:p>
          </table:table-cell>
          <table:table-cell table:formula="of:=[.O58]-(2^8)*0" office:value-type="float" office:value="210.912433522834" calcext:value-type="float">
            <text:p>211</text:p>
          </table:table-cell>
          <table:table-cell table:formula="of:=[.P58]-(2^8)*0" office:value-type="float" office:value="210.629139922981" calcext:value-type="float">
            <text:p>211</text:p>
          </table:table-cell>
          <table:table-cell table:formula="of:=[.Q58]-(2^8)*0" office:value-type="float" office:value="210.346249770771" calcext:value-type="float">
            <text:p>210</text:p>
          </table:table-cell>
          <table:table-cell table:formula="of:=[.R58]-(2^8)*0" office:value-type="float" office:value="210.063763066205" calcext:value-type="float">
            <text:p>210</text:p>
          </table:table-cell>
          <table:table-cell table:formula="of:=[.S58]-(2^8)*0" office:value-type="float" office:value="209.781679809282" calcext:value-type="float">
            <text:p>210</text:p>
          </table:table-cell>
          <table:table-cell table:formula="of:=[.T58]-(2^8)*0" office:value-type="float" office:value="209.500000000003" calcext:value-type="float">
            <text:p>210</text:p>
          </table:table-cell>
          <table:table-cell table:formula="of:=[.U58]-(2^8)*0" office:value-type="float" office:value="209.204497604535" calcext:value-type="float">
            <text:p>209</text:p>
          </table:table-cell>
          <table:table-cell table:formula="of:=[.V58]-(2^8)*0" office:value-type="float" office:value="208.908521777009" calcext:value-type="float">
            <text:p>209</text:p>
          </table:table-cell>
          <table:table-cell table:formula="of:=[.W58]-(2^8)*0" office:value-type="float" office:value="208.612072517427" calcext:value-type="float">
            <text:p>209</text:p>
          </table:table-cell>
          <table:table-cell table:formula="of:=[.X58]-(2^8)*0" office:value-type="float" office:value="208.31514982579" calcext:value-type="float">
            <text:p>208</text:p>
          </table:table-cell>
          <table:table-cell table:formula="of:=[.Y58]-(2^8)*0" office:value-type="float" office:value="208.017753702096" calcext:value-type="float">
            <text:p>208</text:p>
          </table:table-cell>
          <table:table-cell/>
          <table:table-cell table:style-name="ce10" office:value-type="float" office:value="10" calcext:value-type="float">
            <text:p>10,0</text:p>
          </table:table-cell>
          <table:table-cell table:style-name="ce10"/>
          <table:table-cell table:formula="of:=PINTERP([.$A$15:.$A$205];[.$C$15:.$C$205];([.AZ$6]+[.$E58]))*1000" office:value-type="float" office:value="707.851038724861" calcext:value-type="float">
            <text:p>708</text:p>
          </table:table-cell>
          <table:table-cell table:formula="of:=PINTERP([.$A$15:.$A$205];[.$C$15:.$C$205];([.BA$6]+[.$E58]))*1000" office:value-type="float" office:value="707.63103429305" calcext:value-type="float">
            <text:p>708</text:p>
          </table:table-cell>
          <table:table-cell table:formula="of:=PINTERP([.$A$15:.$A$205];[.$C$15:.$C$205];([.BB$6]+[.$E58]))*1000" office:value-type="float" office:value="707.411348798826" calcext:value-type="float">
            <text:p>707</text:p>
          </table:table-cell>
          <table:table-cell table:formula="of:=PINTERP([.$A$15:.$A$205];[.$C$15:.$C$205];([.BC$6]+[.$E58]))*1000" office:value-type="float" office:value="707.191982242191" calcext:value-type="float">
            <text:p>707</text:p>
          </table:table-cell>
          <table:table-cell table:formula="of:=PINTERP([.$A$15:.$A$205];[.$C$15:.$C$205];([.BD$6]+[.$E58]))*1000" office:value-type="float" office:value="706.972934623143" calcext:value-type="float">
            <text:p>707</text:p>
          </table:table-cell>
          <table:table-cell table:formula="of:=PINTERP([.$A$15:.$A$205];[.$C$15:.$C$205];([.BE$6]+[.$E58]))*1000" office:value-type="float" office:value="706.754205941683" calcext:value-type="float">
            <text:p>707</text:p>
          </table:table-cell>
          <table:table-cell table:formula="of:=PINTERP([.$A$15:.$A$205];[.$C$15:.$C$205];([.BF$6]+[.$E58]))*1000" office:value-type="float" office:value="706.535796197812" calcext:value-type="float">
            <text:p>707</text:p>
          </table:table-cell>
          <table:table-cell table:formula="of:=PINTERP([.$A$15:.$A$205];[.$C$15:.$C$205];([.BG$6]+[.$E58]))*1000" office:value-type="float" office:value="706.31770539153" calcext:value-type="float">
            <text:p>706</text:p>
          </table:table-cell>
          <table:table-cell table:formula="of:=PINTERP([.$A$15:.$A$205];[.$C$15:.$C$205];([.BH$6]+[.$E58]))*1000" office:value-type="float" office:value="706.099933522834" calcext:value-type="float">
            <text:p>706</text:p>
          </table:table-cell>
          <table:table-cell table:formula="of:=PINTERP([.$A$15:.$A$205];[.$C$15:.$C$205];([.BI$6]+[.$E58]))*1000" office:value-type="float" office:value="705.882480591725" calcext:value-type="float">
            <text:p>706</text:p>
          </table:table-cell>
          <table:table-cell table:formula="of:=PINTERP([.$A$15:.$A$205];[.$C$15:.$C$205];([.BJ$6]+[.$E58]))*1000" office:value-type="float" office:value="705.665346598205" calcext:value-type="float">
            <text:p>706</text:p>
          </table:table-cell>
          <table:table-cell table:formula="of:=PINTERP([.$A$15:.$A$205];[.$C$15:.$C$205];([.BK$6]+[.$E58]))*1000" office:value-type="float" office:value="705.448531542272" calcext:value-type="float">
            <text:p>705</text:p>
          </table:table-cell>
          <table:table-cell table:formula="of:=PINTERP([.$A$15:.$A$205];[.$C$15:.$C$205];([.BL$6]+[.$E58]))*1000" office:value-type="float" office:value="705.232035423928" calcext:value-type="float">
            <text:p>705</text:p>
          </table:table-cell>
          <table:table-cell table:formula="of:=PINTERP([.$A$15:.$A$205];[.$C$15:.$C$205];([.BM$6]+[.$E58]))*1000" office:value-type="float" office:value="705.015858243171" calcext:value-type="float">
            <text:p>705</text:p>
          </table:table-cell>
          <table:table-cell table:formula="of:=PINTERP([.$A$15:.$A$205];[.$C$15:.$C$205];([.BN$6]+[.$E58]))*1000" office:value-type="float" office:value="704.800000000002" calcext:value-type="float">
            <text:p>705</text:p>
          </table:table-cell>
          <table:table-cell table:formula="of:=PINTERP([.$A$15:.$A$205];[.$C$15:.$C$205];([.BO$6]+[.$E58]))*1000" office:value-type="float" office:value="704.569883783394" calcext:value-type="float">
            <text:p>705</text:p>
          </table:table-cell>
          <table:table-cell table:formula="of:=PINTERP([.$A$15:.$A$205];[.$C$15:.$C$205];([.BP$6]+[.$E58]))*1000" office:value-type="float" office:value="704.339253484323" calcext:value-type="float">
            <text:p>704</text:p>
          </table:table-cell>
          <table:table-cell table:formula="of:=PINTERP([.$A$15:.$A$205];[.$C$15:.$C$205];([.BQ$6]+[.$E58]))*1000" office:value-type="float" office:value="704.10810910279" calcext:value-type="float">
            <text:p>704</text:p>
          </table:table-cell>
          <table:table-cell table:formula="of:=PINTERP([.$A$15:.$A$205];[.$C$15:.$C$205];([.BR$6]+[.$E58]))*1000" office:value-type="float" office:value="703.876450638797" calcext:value-type="float">
            <text:p>704</text:p>
          </table:table-cell>
          <table:table-cell table:style-name="ce17" table:formula="of:=PINTERP([.$A$15:.$A$205];[.$C$15:.$C$205];([.BS$6]+[.$E58]))*1000" office:value-type="float" office:value="703.644278092339" calcext:value-type="float">
            <text:p>704</text:p>
          </table:table-cell>
          <table:table-cell table:style-name="ce17"/>
          <table:table-cell table:style-name="ce10" office:value-type="float" office:value="10" calcext:value-type="float">
            <text:p>10,0</text:p>
          </table:table-cell>
          <table:table-cell table:formula="of:=[.AZ58]-(2^8)*2" office:value-type="float" office:value="195.851038724861" calcext:value-type="float">
            <text:p>196</text:p>
          </table:table-cell>
          <table:table-cell table:formula="of:=[.BA58]-(2^8)*2" office:value-type="float" office:value="195.63103429305" calcext:value-type="float">
            <text:p>196</text:p>
          </table:table-cell>
          <table:table-cell table:formula="of:=[.BB58]-(2^8)*2" office:value-type="float" office:value="195.411348798826" calcext:value-type="float">
            <text:p>195</text:p>
          </table:table-cell>
          <table:table-cell table:formula="of:=[.BC58]-(2^8)*2" office:value-type="float" office:value="195.191982242191" calcext:value-type="float">
            <text:p>195</text:p>
          </table:table-cell>
          <table:table-cell table:formula="of:=[.BD58]-(2^8)*2" office:value-type="float" office:value="194.972934623143" calcext:value-type="float">
            <text:p>195</text:p>
          </table:table-cell>
          <table:table-cell table:formula="of:=[.BE58]-(2^8)*2" office:value-type="float" office:value="194.754205941683" calcext:value-type="float">
            <text:p>195</text:p>
          </table:table-cell>
          <table:table-cell table:formula="of:=[.BF58]-(2^8)*2" office:value-type="float" office:value="194.535796197812" calcext:value-type="float">
            <text:p>195</text:p>
          </table:table-cell>
          <table:table-cell table:formula="of:=[.BG58]-(2^8)*2" office:value-type="float" office:value="194.31770539153" calcext:value-type="float">
            <text:p>194</text:p>
          </table:table-cell>
          <table:table-cell table:formula="of:=[.BH58]-(2^8)*2" office:value-type="float" office:value="194.099933522833" calcext:value-type="float">
            <text:p>194</text:p>
          </table:table-cell>
          <table:table-cell table:formula="of:=[.BI58]-(2^8)*2" office:value-type="float" office:value="193.882480591725" calcext:value-type="float">
            <text:p>194</text:p>
          </table:table-cell>
          <table:table-cell table:style-name="ce15" table:formula="of:=[.BJ58]-(2^8)*2" office:value-type="float" office:value="193.665346598205" calcext:value-type="float">
            <text:p>194</text:p>
          </table:table-cell>
          <table:table-cell table:style-name="ce15" table:formula="of:=[.BK58]-(2^8)*2" office:value-type="float" office:value="193.448531542272" calcext:value-type="float">
            <text:p>193</text:p>
          </table:table-cell>
          <table:table-cell table:style-name="ce15" table:formula="of:=[.BL58]-(2^8)*2" office:value-type="float" office:value="193.232035423928" calcext:value-type="float">
            <text:p>193</text:p>
          </table:table-cell>
          <table:table-cell table:style-name="ce15" table:formula="of:=[.BM58]-(2^8)*2" office:value-type="float" office:value="193.015858243171" calcext:value-type="float">
            <text:p>193</text:p>
          </table:table-cell>
          <table:table-cell table:style-name="ce15" table:formula="of:=[.BN58]-(2^8)*2" office:value-type="float" office:value="192.800000000002" calcext:value-type="float">
            <text:p>193</text:p>
          </table:table-cell>
          <table:table-cell table:style-name="ce15" table:formula="of:=[.BO58]-(2^8)*2" office:value-type="float" office:value="192.569883783394" calcext:value-type="float">
            <text:p>193</text:p>
          </table:table-cell>
          <table:table-cell table:style-name="ce15" table:formula="of:=[.BP58]-(2^8)*2" office:value-type="float" office:value="192.339253484323" calcext:value-type="float">
            <text:p>192</text:p>
          </table:table-cell>
          <table:table-cell table:style-name="ce15" table:formula="of:=[.BQ58]-(2^8)*2" office:value-type="float" office:value="192.10810910279" calcext:value-type="float">
            <text:p>192</text:p>
          </table:table-cell>
          <table:table-cell table:style-name="ce15" table:formula="of:=[.BR58]-(2^8)*2" office:value-type="float" office:value="191.876450638797" calcext:value-type="float">
            <text:p>192</text:p>
          </table:table-cell>
          <table:table-cell table:style-name="ce15" table:formula="of:=[.BS58]-(2^8)*2" office:value-type="float" office:value="191.644278092339" calcext:value-type="float">
            <text:p>192</text:p>
          </table:table-cell>
        </table:table-row>
        <table:table-row table:style-name="ro2">
          <table:table-cell office:value-type="float" office:value="79.63" calcext:value-type="float">
            <text:p>79,630</text:p>
          </table:table-cell>
          <table:table-cell table:style-name="ce8" office:value-type="percentage" office:value="0.8001" calcext:value-type="percentage">
            <text:p>80,01%</text:p>
          </table:table-cell>
          <table:table-cell table:style-name="ce8" office:value-type="percentage" office:value="0.8822" calcext:value-type="percentage">
            <text:p>88,22%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PINTERP([.$A$15:.$A$205];[.$B$15:.$B$205];([.F$6]+[.$E59]))*1000" office:value-type="float" office:value="207.719884146341" calcext:value-type="float">
            <text:p>208</text:p>
          </table:table-cell>
          <table:table-cell table:formula="of:=PINTERP([.$A$15:.$A$205];[.$B$15:.$B$205];([.G$6]+[.$E59]))*1000" office:value-type="float" office:value="207.421541158536" calcext:value-type="float">
            <text:p>207</text:p>
          </table:table-cell>
          <table:table-cell table:formula="of:=PINTERP([.$A$15:.$A$205];[.$B$15:.$B$205];([.H$6]+[.$E59]))*1000" office:value-type="float" office:value="207.122724738676" calcext:value-type="float">
            <text:p>207</text:p>
          </table:table-cell>
          <table:table-cell table:formula="of:=PINTERP([.$A$15:.$A$205];[.$B$15:.$B$205];([.I$6]+[.$E59]))*1000" office:value-type="float" office:value="206.82343488676" calcext:value-type="float">
            <text:p>207</text:p>
          </table:table-cell>
          <table:table-cell table:formula="of:=PINTERP([.$A$15:.$A$205];[.$B$15:.$B$205];([.J$6]+[.$E59]))*1000" office:value-type="float" office:value="206.523671602787" calcext:value-type="float">
            <text:p>207</text:p>
          </table:table-cell>
          <table:table-cell table:formula="of:=PINTERP([.$A$15:.$A$205];[.$B$15:.$B$205];([.K$6]+[.$E59]))*1000" office:value-type="float" office:value="206.223434886759" calcext:value-type="float">
            <text:p>206</text:p>
          </table:table-cell>
          <table:table-cell table:formula="of:=PINTERP([.$A$15:.$A$205];[.$B$15:.$B$205];([.L$6]+[.$E59]))*1000" office:value-type="float" office:value="205.922724738676" calcext:value-type="float">
            <text:p>206</text:p>
          </table:table-cell>
          <table:table-cell table:formula="of:=PINTERP([.$A$15:.$A$205];[.$B$15:.$B$205];([.M$6]+[.$E59]))*1000" office:value-type="float" office:value="205.621541158539" calcext:value-type="float">
            <text:p>206</text:p>
          </table:table-cell>
          <table:table-cell table:formula="of:=PINTERP([.$A$15:.$A$205];[.$B$15:.$B$205];([.N$6]+[.$E59]))*1000" office:value-type="float" office:value="205.319884146344" calcext:value-type="float">
            <text:p>205</text:p>
          </table:table-cell>
          <table:table-cell table:formula="of:=PINTERP([.$A$15:.$A$205];[.$B$15:.$B$205];([.O$6]+[.$E59]))*1000" office:value-type="float" office:value="205.017753702094" calcext:value-type="float">
            <text:p>205</text:p>
          </table:table-cell>
          <table:table-cell table:formula="of:=PINTERP([.$A$15:.$A$205];[.$B$15:.$B$205];([.P$6]+[.$E59]))*1000" office:value-type="float" office:value="204.715149825787" calcext:value-type="float">
            <text:p>205</text:p>
          </table:table-cell>
          <table:table-cell table:formula="of:=PINTERP([.$A$15:.$A$205];[.$B$15:.$B$205];([.Q$6]+[.$E59]))*1000" office:value-type="float" office:value="204.412072517424" calcext:value-type="float">
            <text:p>204</text:p>
          </table:table-cell>
          <table:table-cell table:formula="of:=PINTERP([.$A$15:.$A$205];[.$B$15:.$B$205];([.R$6]+[.$E59]))*1000" office:value-type="float" office:value="204.108521777006" calcext:value-type="float">
            <text:p>204</text:p>
          </table:table-cell>
          <table:table-cell table:formula="of:=PINTERP([.$A$15:.$A$205];[.$B$15:.$B$205];([.S$6]+[.$E59]))*1000" office:value-type="float" office:value="203.804497604532" calcext:value-type="float">
            <text:p>204</text:p>
          </table:table-cell>
          <table:table-cell table:formula="of:=PINTERP([.$A$15:.$A$205];[.$B$15:.$B$205];([.T$6]+[.$E59]))*1000" office:value-type="float" office:value="203.500000000003" calcext:value-type="float">
            <text:p>204</text:p>
          </table:table-cell>
          <table:table-cell table:formula="of:=PINTERP([.$A$15:.$A$205];[.$B$15:.$B$205];([.U$6]+[.$E59]))*1000" office:value-type="float" office:value="203.188887716456" calcext:value-type="float">
            <text:p>203</text:p>
          </table:table-cell>
          <table:table-cell table:formula="of:=PINTERP([.$A$15:.$A$205];[.$B$15:.$B$205];([.V$6]+[.$E59]))*1000" office:value-type="float" office:value="202.878418831175" calcext:value-type="float">
            <text:p>203</text:p>
          </table:table-cell>
          <table:table-cell table:formula="of:=PINTERP([.$A$15:.$A$205];[.$B$15:.$B$205];([.W$6]+[.$E59]))*1000" office:value-type="float" office:value="202.568593344162" calcext:value-type="float">
            <text:p>203</text:p>
          </table:table-cell>
          <table:table-cell table:formula="of:=PINTERP([.$A$15:.$A$205];[.$B$15:.$B$205];([.X$6]+[.$E59]))*1000" office:value-type="float" office:value="202.259411255417" calcext:value-type="float">
            <text:p>202</text:p>
          </table:table-cell>
          <table:table-cell table:formula="of:=PINTERP([.$A$15:.$A$205];[.$B$15:.$B$205];([.Y$6]+[.$E59]))*1000" office:value-type="float" office:value="201.950872564941" calcext:value-type="float">
            <text:p>202</text:p>
          </table:table-cell>
          <table:table-cell/>
          <table:table-cell office:value-type="float" office:value="10.2" calcext:value-type="float">
            <text:p>10,2</text:p>
          </table:table-cell>
          <table:table-cell/>
          <table:table-cell table:formula="of:=[.F59]-(2^8)*0" office:value-type="float" office:value="207.719884146341" calcext:value-type="float">
            <text:p>208</text:p>
          </table:table-cell>
          <table:table-cell table:formula="of:=[.G59]-(2^8)*0" office:value-type="float" office:value="207.421541158536" calcext:value-type="float">
            <text:p>207</text:p>
          </table:table-cell>
          <table:table-cell table:formula="of:=[.H59]-(2^8)*0" office:value-type="float" office:value="207.122724738676" calcext:value-type="float">
            <text:p>207</text:p>
          </table:table-cell>
          <table:table-cell table:formula="of:=[.I59]-(2^8)*0" office:value-type="float" office:value="206.82343488676" calcext:value-type="float">
            <text:p>207</text:p>
          </table:table-cell>
          <table:table-cell table:formula="of:=[.J59]-(2^8)*0" office:value-type="float" office:value="206.523671602787" calcext:value-type="float">
            <text:p>207</text:p>
          </table:table-cell>
          <table:table-cell table:formula="of:=[.K59]-(2^8)*0" office:value-type="float" office:value="206.223434886759" calcext:value-type="float">
            <text:p>206</text:p>
          </table:table-cell>
          <table:table-cell table:formula="of:=[.L59]-(2^8)*0" office:value-type="float" office:value="205.922724738676" calcext:value-type="float">
            <text:p>206</text:p>
          </table:table-cell>
          <table:table-cell table:formula="of:=[.M59]-(2^8)*0" office:value-type="float" office:value="205.621541158539" calcext:value-type="float">
            <text:p>206</text:p>
          </table:table-cell>
          <table:table-cell table:formula="of:=[.N59]-(2^8)*0" office:value-type="float" office:value="205.319884146344" calcext:value-type="float">
            <text:p>205</text:p>
          </table:table-cell>
          <table:table-cell table:formula="of:=[.O59]-(2^8)*0" office:value-type="float" office:value="205.017753702094" calcext:value-type="float">
            <text:p>205</text:p>
          </table:table-cell>
          <table:table-cell table:formula="of:=[.P59]-(2^8)*0" office:value-type="float" office:value="204.715149825787" calcext:value-type="float">
            <text:p>205</text:p>
          </table:table-cell>
          <table:table-cell table:formula="of:=[.Q59]-(2^8)*0" office:value-type="float" office:value="204.412072517424" calcext:value-type="float">
            <text:p>204</text:p>
          </table:table-cell>
          <table:table-cell table:formula="of:=[.R59]-(2^8)*0" office:value-type="float" office:value="204.108521777006" calcext:value-type="float">
            <text:p>204</text:p>
          </table:table-cell>
          <table:table-cell table:formula="of:=[.S59]-(2^8)*0" office:value-type="float" office:value="203.804497604532" calcext:value-type="float">
            <text:p>204</text:p>
          </table:table-cell>
          <table:table-cell table:formula="of:=[.T59]-(2^8)*0" office:value-type="float" office:value="203.500000000003" calcext:value-type="float">
            <text:p>204</text:p>
          </table:table-cell>
          <table:table-cell table:formula="of:=[.U59]-(2^8)*0" office:value-type="float" office:value="203.188887716456" calcext:value-type="float">
            <text:p>203</text:p>
          </table:table-cell>
          <table:table-cell table:formula="of:=[.V59]-(2^8)*0" office:value-type="float" office:value="202.878418831175" calcext:value-type="float">
            <text:p>203</text:p>
          </table:table-cell>
          <table:table-cell table:formula="of:=[.W59]-(2^8)*0" office:value-type="float" office:value="202.568593344162" calcext:value-type="float">
            <text:p>203</text:p>
          </table:table-cell>
          <table:table-cell table:formula="of:=[.X59]-(2^8)*0" office:value-type="float" office:value="202.259411255417" calcext:value-type="float">
            <text:p>202</text:p>
          </table:table-cell>
          <table:table-cell table:formula="of:=[.Y59]-(2^8)*0" office:value-type="float" office:value="201.950872564941" calcext:value-type="float">
            <text:p>202</text:p>
          </table:table-cell>
          <table:table-cell/>
          <table:table-cell table:style-name="ce10" office:value-type="float" office:value="10.2" calcext:value-type="float">
            <text:p>10,2</text:p>
          </table:table-cell>
          <table:table-cell table:style-name="ce10"/>
          <table:table-cell table:formula="of:=PINTERP([.$A$15:.$A$205];[.$C$15:.$C$205];([.AZ$6]+[.$E59]))*1000" office:value-type="float" office:value="703.411591463414" calcext:value-type="float">
            <text:p>703</text:p>
          </table:table-cell>
          <table:table-cell table:formula="of:=PINTERP([.$A$15:.$A$205];[.$C$15:.$C$205];([.BA$6]+[.$E59]))*1000" office:value-type="float" office:value="703.178390752032" calcext:value-type="float">
            <text:p>703</text:p>
          </table:table-cell>
          <table:table-cell table:formula="of:=PINTERP([.$A$15:.$A$205];[.$C$15:.$C$205];([.BB$6]+[.$E59]))*1000" office:value-type="float" office:value="702.944675958188" calcext:value-type="float">
            <text:p>703</text:p>
          </table:table-cell>
          <table:table-cell table:formula="of:=PINTERP([.$A$15:.$A$205];[.$C$15:.$C$205];([.BC$6]+[.$E59]))*1000" office:value-type="float" office:value="702.710447081882" calcext:value-type="float">
            <text:p>703</text:p>
          </table:table-cell>
          <table:table-cell table:formula="of:=PINTERP([.$A$15:.$A$205];[.$C$15:.$C$205];([.BD$6]+[.$E59]))*1000" office:value-type="float" office:value="702.475704123113" calcext:value-type="float">
            <text:p>702</text:p>
          </table:table-cell>
          <table:table-cell table:formula="of:=PINTERP([.$A$15:.$A$205];[.$C$15:.$C$205];([.BE$6]+[.$E59]))*1000" office:value-type="float" office:value="702.240447081881" calcext:value-type="float">
            <text:p>702</text:p>
          </table:table-cell>
          <table:table-cell table:formula="of:=PINTERP([.$A$15:.$A$205];[.$C$15:.$C$205];([.BF$6]+[.$E59]))*1000" office:value-type="float" office:value="702.004675958188" calcext:value-type="float">
            <text:p>702</text:p>
          </table:table-cell>
          <table:table-cell table:formula="of:=PINTERP([.$A$15:.$A$205];[.$C$15:.$C$205];([.BG$6]+[.$E59]))*1000" office:value-type="float" office:value="701.768390752035" calcext:value-type="float">
            <text:p>702</text:p>
          </table:table-cell>
          <table:table-cell table:formula="of:=PINTERP([.$A$15:.$A$205];[.$C$15:.$C$205];([.BH$6]+[.$E59]))*1000" office:value-type="float" office:value="701.531591463417" calcext:value-type="float">
            <text:p>702</text:p>
          </table:table-cell>
          <table:table-cell table:formula="of:=PINTERP([.$A$15:.$A$205];[.$C$15:.$C$205];([.BI$6]+[.$E59]))*1000" office:value-type="float" office:value="701.294278092337" calcext:value-type="float">
            <text:p>701</text:p>
          </table:table-cell>
          <table:table-cell table:formula="of:=PINTERP([.$A$15:.$A$205];[.$C$15:.$C$205];([.BJ$6]+[.$E59]))*1000" office:value-type="float" office:value="701.056450638794" calcext:value-type="float">
            <text:p>701</text:p>
          </table:table-cell>
          <table:table-cell table:formula="of:=PINTERP([.$A$15:.$A$205];[.$C$15:.$C$205];([.BK$6]+[.$E59]))*1000" office:value-type="float" office:value="700.81810910279" calcext:value-type="float">
            <text:p>701</text:p>
          </table:table-cell>
          <table:table-cell table:formula="of:=PINTERP([.$A$15:.$A$205];[.$C$15:.$C$205];([.BL$6]+[.$E59]))*1000" office:value-type="float" office:value="700.579253484323" calcext:value-type="float">
            <text:p>701</text:p>
          </table:table-cell>
          <table:table-cell table:formula="of:=PINTERP([.$A$15:.$A$205];[.$C$15:.$C$205];([.BM$6]+[.$E59]))*1000" office:value-type="float" office:value="700.339883783394" calcext:value-type="float">
            <text:p>700</text:p>
          </table:table-cell>
          <table:table-cell table:formula="of:=PINTERP([.$A$15:.$A$205];[.$C$15:.$C$205];([.BN$6]+[.$E59]))*1000" office:value-type="float" office:value="700.100000000002" calcext:value-type="float">
            <text:p>700</text:p>
          </table:table-cell>
          <table:table-cell table:formula="of:=PINTERP([.$A$15:.$A$205];[.$C$15:.$C$205];([.BO$6]+[.$E59]))*1000" office:value-type="float" office:value="699.864477543292" calcext:value-type="float">
            <text:p>700</text:p>
          </table:table-cell>
          <table:table-cell table:formula="of:=PINTERP([.$A$15:.$A$205];[.$C$15:.$C$205];([.BP$6]+[.$E59]))*1000" office:value-type="float" office:value="699.628483766236" calcext:value-type="float">
            <text:p>700</text:p>
          </table:table-cell>
          <table:table-cell table:formula="of:=PINTERP([.$A$15:.$A$205];[.$C$15:.$C$205];([.BQ$6]+[.$E59]))*1000" office:value-type="float" office:value="699.392018668834" calcext:value-type="float">
            <text:p>699</text:p>
          </table:table-cell>
          <table:table-cell table:formula="of:=PINTERP([.$A$15:.$A$205];[.$C$15:.$C$205];([.BR$6]+[.$E59]))*1000" office:value-type="float" office:value="699.155082251087" calcext:value-type="float">
            <text:p>699</text:p>
          </table:table-cell>
          <table:table-cell table:style-name="ce17" table:formula="of:=PINTERP([.$A$15:.$A$205];[.$C$15:.$C$205];([.BS$6]+[.$E59]))*1000" office:value-type="float" office:value="698.917674512992" calcext:value-type="float">
            <text:p>699</text:p>
          </table:table-cell>
          <table:table-cell table:style-name="ce17"/>
          <table:table-cell table:style-name="ce10" office:value-type="float" office:value="10.2" calcext:value-type="float">
            <text:p>10,2</text:p>
          </table:table-cell>
          <table:table-cell table:formula="of:=[.AZ59]-(2^8)*2" office:value-type="float" office:value="191.411591463414" calcext:value-type="float">
            <text:p>191</text:p>
          </table:table-cell>
          <table:table-cell table:formula="of:=[.BA59]-(2^8)*2" office:value-type="float" office:value="191.178390752032" calcext:value-type="float">
            <text:p>191</text:p>
          </table:table-cell>
          <table:table-cell table:formula="of:=[.BB59]-(2^8)*2" office:value-type="float" office:value="190.944675958188" calcext:value-type="float">
            <text:p>191</text:p>
          </table:table-cell>
          <table:table-cell table:formula="of:=[.BC59]-(2^8)*2" office:value-type="float" office:value="190.710447081882" calcext:value-type="float">
            <text:p>191</text:p>
          </table:table-cell>
          <table:table-cell table:formula="of:=[.BD59]-(2^8)*2" office:value-type="float" office:value="190.475704123113" calcext:value-type="float">
            <text:p>190</text:p>
          </table:table-cell>
          <table:table-cell table:formula="of:=[.BE59]-(2^8)*2" office:value-type="float" office:value="190.240447081881" calcext:value-type="float">
            <text:p>190</text:p>
          </table:table-cell>
          <table:table-cell table:formula="of:=[.BF59]-(2^8)*2" office:value-type="float" office:value="190.004675958188" calcext:value-type="float">
            <text:p>190</text:p>
          </table:table-cell>
          <table:table-cell table:formula="of:=[.BG59]-(2^8)*2" office:value-type="float" office:value="189.768390752035" calcext:value-type="float">
            <text:p>190</text:p>
          </table:table-cell>
          <table:table-cell table:formula="of:=[.BH59]-(2^8)*2" office:value-type="float" office:value="189.531591463417" calcext:value-type="float">
            <text:p>190</text:p>
          </table:table-cell>
          <table:table-cell table:formula="of:=[.BI59]-(2^8)*2" office:value-type="float" office:value="189.294278092337" calcext:value-type="float">
            <text:p>189</text:p>
          </table:table-cell>
          <table:table-cell table:style-name="ce15" table:formula="of:=[.BJ59]-(2^8)*2" office:value-type="float" office:value="189.056450638794" calcext:value-type="float">
            <text:p>189</text:p>
          </table:table-cell>
          <table:table-cell table:style-name="ce15" table:formula="of:=[.BK59]-(2^8)*2" office:value-type="float" office:value="188.81810910279" calcext:value-type="float">
            <text:p>189</text:p>
          </table:table-cell>
          <table:table-cell table:style-name="ce15" table:formula="of:=[.BL59]-(2^8)*2" office:value-type="float" office:value="188.579253484323" calcext:value-type="float">
            <text:p>189</text:p>
          </table:table-cell>
          <table:table-cell table:style-name="ce15" table:formula="of:=[.BM59]-(2^8)*2" office:value-type="float" office:value="188.339883783394" calcext:value-type="float">
            <text:p>188</text:p>
          </table:table-cell>
          <table:table-cell table:style-name="ce15" table:formula="of:=[.BN59]-(2^8)*2" office:value-type="float" office:value="188.100000000002" calcext:value-type="float">
            <text:p>188</text:p>
          </table:table-cell>
          <table:table-cell table:style-name="ce15" table:formula="of:=[.BO59]-(2^8)*2" office:value-type="float" office:value="187.864477543292" calcext:value-type="float">
            <text:p>188</text:p>
          </table:table-cell>
          <table:table-cell table:style-name="ce15" table:formula="of:=[.BP59]-(2^8)*2" office:value-type="float" office:value="187.628483766236" calcext:value-type="float">
            <text:p>188</text:p>
          </table:table-cell>
          <table:table-cell table:style-name="ce15" table:formula="of:=[.BQ59]-(2^8)*2" office:value-type="float" office:value="187.392018668834" calcext:value-type="float">
            <text:p>187</text:p>
          </table:table-cell>
          <table:table-cell table:style-name="ce15" table:formula="of:=[.BR59]-(2^8)*2" office:value-type="float" office:value="187.155082251087" calcext:value-type="float">
            <text:p>187</text:p>
          </table:table-cell>
          <table:table-cell table:style-name="ce15" table:formula="of:=[.BS59]-(2^8)*2" office:value-type="float" office:value="186.917674512992" calcext:value-type="float">
            <text:p>187</text:p>
          </table:table-cell>
        </table:table-row>
        <table:table-row table:style-name="ro2">
          <table:table-cell office:value-type="float" office:value="79.683" calcext:value-type="float">
            <text:p>79,683</text:p>
          </table:table-cell>
          <table:table-cell office:value-type="percentage" office:value="0.7957" calcext:value-type="percentage">
            <text:p>79,57%</text:p>
          </table:table-cell>
          <table:table-cell office:value-type="percentage" office:value="0.8814" calcext:value-type="percentage">
            <text:p>88,14%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PINTERP([.$A$15:.$A$205];[.$B$15:.$B$205];([.F$6]+[.$E60]))*1000" office:value-type="float" office:value="201.642977272727" calcext:value-type="float">
            <text:p>202</text:p>
          </table:table-cell>
          <table:table-cell table:formula="of:=PINTERP([.$A$15:.$A$205];[.$B$15:.$B$205];([.G$6]+[.$E60]))*1000" office:value-type="float" office:value="201.335725378788" calcext:value-type="float">
            <text:p>201</text:p>
          </table:table-cell>
          <table:table-cell table:formula="of:=PINTERP([.$A$15:.$A$205];[.$B$15:.$B$205];([.H$6]+[.$E60]))*1000" office:value-type="float" office:value="201.029116883117" calcext:value-type="float">
            <text:p>201</text:p>
          </table:table-cell>
          <table:table-cell table:formula="of:=PINTERP([.$A$15:.$A$205];[.$B$15:.$B$205];([.I$6]+[.$E60]))*1000" office:value-type="float" office:value="200.723151785714" calcext:value-type="float">
            <text:p>201</text:p>
          </table:table-cell>
          <table:table-cell table:formula="of:=PINTERP([.$A$15:.$A$205];[.$B$15:.$B$205];([.J$6]+[.$E60]))*1000" office:value-type="float" office:value="200.41783008658" calcext:value-type="float">
            <text:p>200</text:p>
          </table:table-cell>
          <table:table-cell table:formula="of:=PINTERP([.$A$15:.$A$205];[.$B$15:.$B$205];([.K$6]+[.$E60]))*1000" office:value-type="float" office:value="200.113151785714" calcext:value-type="float">
            <text:p>200</text:p>
          </table:table-cell>
          <table:table-cell table:formula="of:=PINTERP([.$A$15:.$A$205];[.$B$15:.$B$205];([.L$6]+[.$E60]))*1000" office:value-type="float" office:value="199.809116883117" calcext:value-type="float">
            <text:p>200</text:p>
          </table:table-cell>
          <table:table-cell table:formula="of:=PINTERP([.$A$15:.$A$205];[.$B$15:.$B$205];([.M$6]+[.$E60]))*1000" office:value-type="float" office:value="199.505725378791" calcext:value-type="float">
            <text:p>200</text:p>
          </table:table-cell>
          <table:table-cell table:formula="of:=PINTERP([.$A$15:.$A$205];[.$B$15:.$B$205];([.N$6]+[.$E60]))*1000" office:value-type="float" office:value="199.20297727273" calcext:value-type="float">
            <text:p>199</text:p>
          </table:table-cell>
          <table:table-cell table:formula="of:=PINTERP([.$A$15:.$A$205];[.$B$15:.$B$205];([.O$6]+[.$E60]))*1000" office:value-type="float" office:value="198.900872564938" calcext:value-type="float">
            <text:p>199</text:p>
          </table:table-cell>
          <table:table-cell table:formula="of:=PINTERP([.$A$15:.$A$205];[.$B$15:.$B$205];([.P$6]+[.$E60]))*1000" office:value-type="float" office:value="198.599411255414" calcext:value-type="float">
            <text:p>199</text:p>
          </table:table-cell>
          <table:table-cell table:formula="of:=PINTERP([.$A$15:.$A$205];[.$B$15:.$B$205];([.Q$6]+[.$E60]))*1000" office:value-type="float" office:value="198.298593344158" calcext:value-type="float">
            <text:p>198</text:p>
          </table:table-cell>
          <table:table-cell table:formula="of:=PINTERP([.$A$15:.$A$205];[.$B$15:.$B$205];([.R$6]+[.$E60]))*1000" office:value-type="float" office:value="197.998418831172" calcext:value-type="float">
            <text:p>198</text:p>
          </table:table-cell>
          <table:table-cell table:formula="of:=PINTERP([.$A$15:.$A$205];[.$B$15:.$B$205];([.S$6]+[.$E60]))*1000" office:value-type="float" office:value="197.698887716453" calcext:value-type="float">
            <text:p>198</text:p>
          </table:table-cell>
          <table:table-cell table:formula="of:=PINTERP([.$A$15:.$A$205];[.$B$15:.$B$205];([.T$6]+[.$E60]))*1000" office:value-type="float" office:value="197.400000000003" calcext:value-type="float">
            <text:p>197</text:p>
          </table:table-cell>
          <table:table-cell table:formula="of:=PINTERP([.$A$15:.$A$205];[.$B$15:.$B$205];([.U$6]+[.$E60]))*1000" office:value-type="float" office:value="197.11920454546" calcext:value-type="float">
            <text:p>197</text:p>
          </table:table-cell>
          <table:table-cell table:formula="of:=PINTERP([.$A$15:.$A$205];[.$B$15:.$B$205];([.V$6]+[.$E60]))*1000" office:value-type="float" office:value="196.839177489183" calcext:value-type="float">
            <text:p>197</text:p>
          </table:table-cell>
          <table:table-cell table:formula="of:=PINTERP([.$A$15:.$A$205];[.$B$15:.$B$205];([.W$6]+[.$E60]))*1000" office:value-type="float" office:value="196.559918831174" calcext:value-type="float">
            <text:p>197</text:p>
          </table:table-cell>
          <table:table-cell table:formula="of:=PINTERP([.$A$15:.$A$205];[.$B$15:.$B$205];([.X$6]+[.$E60]))*1000" office:value-type="float" office:value="196.281428571434" calcext:value-type="float">
            <text:p>196</text:p>
          </table:table-cell>
          <table:table-cell table:formula="of:=PINTERP([.$A$15:.$A$205];[.$B$15:.$B$205];([.Y$6]+[.$E60]))*1000" office:value-type="float" office:value="196.003706709962" calcext:value-type="float">
            <text:p>196</text:p>
          </table:table-cell>
          <table:table-cell/>
          <table:table-cell office:value-type="float" office:value="10.4" calcext:value-type="float">
            <text:p>10,4</text:p>
          </table:table-cell>
          <table:table-cell/>
          <table:table-cell table:formula="of:=[.F60]-(2^8)*0" office:value-type="float" office:value="201.642977272727" calcext:value-type="float">
            <text:p>202</text:p>
          </table:table-cell>
          <table:table-cell table:formula="of:=[.G60]-(2^8)*0" office:value-type="float" office:value="201.335725378788" calcext:value-type="float">
            <text:p>201</text:p>
          </table:table-cell>
          <table:table-cell table:formula="of:=[.H60]-(2^8)*0" office:value-type="float" office:value="201.029116883117" calcext:value-type="float">
            <text:p>201</text:p>
          </table:table-cell>
          <table:table-cell table:formula="of:=[.I60]-(2^8)*0" office:value-type="float" office:value="200.723151785714" calcext:value-type="float">
            <text:p>201</text:p>
          </table:table-cell>
          <table:table-cell table:formula="of:=[.J60]-(2^8)*0" office:value-type="float" office:value="200.41783008658" calcext:value-type="float">
            <text:p>200</text:p>
          </table:table-cell>
          <table:table-cell table:formula="of:=[.K60]-(2^8)*0" office:value-type="float" office:value="200.113151785714" calcext:value-type="float">
            <text:p>200</text:p>
          </table:table-cell>
          <table:table-cell table:formula="of:=[.L60]-(2^8)*0" office:value-type="float" office:value="199.809116883117" calcext:value-type="float">
            <text:p>200</text:p>
          </table:table-cell>
          <table:table-cell table:formula="of:=[.M60]-(2^8)*0" office:value-type="float" office:value="199.505725378791" calcext:value-type="float">
            <text:p>200</text:p>
          </table:table-cell>
          <table:table-cell table:formula="of:=[.N60]-(2^8)*0" office:value-type="float" office:value="199.20297727273" calcext:value-type="float">
            <text:p>199</text:p>
          </table:table-cell>
          <table:table-cell table:formula="of:=[.O60]-(2^8)*0" office:value-type="float" office:value="198.900872564938" calcext:value-type="float">
            <text:p>199</text:p>
          </table:table-cell>
          <table:table-cell table:formula="of:=[.P60]-(2^8)*0" office:value-type="float" office:value="198.599411255414" calcext:value-type="float">
            <text:p>199</text:p>
          </table:table-cell>
          <table:table-cell table:formula="of:=[.Q60]-(2^8)*0" office:value-type="float" office:value="198.298593344158" calcext:value-type="float">
            <text:p>198</text:p>
          </table:table-cell>
          <table:table-cell table:formula="of:=[.R60]-(2^8)*0" office:value-type="float" office:value="197.998418831172" calcext:value-type="float">
            <text:p>198</text:p>
          </table:table-cell>
          <table:table-cell table:formula="of:=[.S60]-(2^8)*0" office:value-type="float" office:value="197.698887716453" calcext:value-type="float">
            <text:p>198</text:p>
          </table:table-cell>
          <table:table-cell table:formula="of:=[.T60]-(2^8)*0" office:value-type="float" office:value="197.400000000003" calcext:value-type="float">
            <text:p>197</text:p>
          </table:table-cell>
          <table:table-cell table:formula="of:=[.U60]-(2^8)*0" office:value-type="float" office:value="197.11920454546" calcext:value-type="float">
            <text:p>197</text:p>
          </table:table-cell>
          <table:table-cell table:formula="of:=[.V60]-(2^8)*0" office:value-type="float" office:value="196.839177489183" calcext:value-type="float">
            <text:p>197</text:p>
          </table:table-cell>
          <table:table-cell table:formula="of:=[.W60]-(2^8)*0" office:value-type="float" office:value="196.559918831174" calcext:value-type="float">
            <text:p>197</text:p>
          </table:table-cell>
          <table:table-cell table:formula="of:=[.X60]-(2^8)*0" office:value-type="float" office:value="196.281428571434" calcext:value-type="float">
            <text:p>196</text:p>
          </table:table-cell>
          <table:table-cell table:formula="of:=[.Y60]-(2^8)*0" office:value-type="float" office:value="196.003706709962" calcext:value-type="float">
            <text:p>196</text:p>
          </table:table-cell>
          <table:table-cell/>
          <table:table-cell table:style-name="ce10" office:value-type="float" office:value="10.4" calcext:value-type="float">
            <text:p>10,4</text:p>
          </table:table-cell>
          <table:table-cell table:style-name="ce10"/>
          <table:table-cell table:formula="of:=PINTERP([.$A$15:.$A$205];[.$C$15:.$C$205];([.AZ$6]+[.$E60]))*1000" office:value-type="float" office:value="698.679795454545" calcext:value-type="float">
            <text:p>699</text:p>
          </table:table-cell>
          <table:table-cell table:formula="of:=PINTERP([.$A$15:.$A$205];[.$C$15:.$C$205];([.BA$6]+[.$E60]))*1000" office:value-type="float" office:value="698.441445075758" calcext:value-type="float">
            <text:p>698</text:p>
          </table:table-cell>
          <table:table-cell table:formula="of:=PINTERP([.$A$15:.$A$205];[.$C$15:.$C$205];([.BB$6]+[.$E60]))*1000" office:value-type="float" office:value="698.202623376623" calcext:value-type="float">
            <text:p>698</text:p>
          </table:table-cell>
          <table:table-cell table:formula="of:=PINTERP([.$A$15:.$A$205];[.$C$15:.$C$205];([.BC$6]+[.$E60]))*1000" office:value-type="float" office:value="697.963330357143" calcext:value-type="float">
            <text:p>698</text:p>
          </table:table-cell>
          <table:table-cell table:formula="of:=PINTERP([.$A$15:.$A$205];[.$C$15:.$C$205];([.BD$6]+[.$E60]))*1000" office:value-type="float" office:value="697.723566017316" calcext:value-type="float">
            <text:p>698</text:p>
          </table:table-cell>
          <table:table-cell table:formula="of:=PINTERP([.$A$15:.$A$205];[.$C$15:.$C$205];([.BE$6]+[.$E60]))*1000" office:value-type="float" office:value="697.483330357143" calcext:value-type="float">
            <text:p>697</text:p>
          </table:table-cell>
          <table:table-cell table:formula="of:=PINTERP([.$A$15:.$A$205];[.$C$15:.$C$205];([.BF$6]+[.$E60]))*1000" office:value-type="float" office:value="697.242623376623" calcext:value-type="float">
            <text:p>697</text:p>
          </table:table-cell>
          <table:table-cell table:formula="of:=PINTERP([.$A$15:.$A$205];[.$C$15:.$C$205];([.BG$6]+[.$E60]))*1000" office:value-type="float" office:value="697.00144507576" calcext:value-type="float">
            <text:p>697</text:p>
          </table:table-cell>
          <table:table-cell table:formula="of:=PINTERP([.$A$15:.$A$205];[.$C$15:.$C$205];([.BH$6]+[.$E60]))*1000" office:value-type="float" office:value="696.759795454548" calcext:value-type="float">
            <text:p>697</text:p>
          </table:table-cell>
          <table:table-cell table:formula="of:=PINTERP([.$A$15:.$A$205];[.$C$15:.$C$205];([.BI$6]+[.$E60]))*1000" office:value-type="float" office:value="696.517674512989" calcext:value-type="float">
            <text:p>697</text:p>
          </table:table-cell>
          <table:table-cell table:formula="of:=PINTERP([.$A$15:.$A$205];[.$C$15:.$C$205];([.BJ$6]+[.$E60]))*1000" office:value-type="float" office:value="696.275082251085" calcext:value-type="float">
            <text:p>696</text:p>
          </table:table-cell>
          <table:table-cell table:formula="of:=PINTERP([.$A$15:.$A$205];[.$C$15:.$C$205];([.BK$6]+[.$E60]))*1000" office:value-type="float" office:value="696.032018668833" calcext:value-type="float">
            <text:p>696</text:p>
          </table:table-cell>
          <table:table-cell table:formula="of:=PINTERP([.$A$15:.$A$205];[.$C$15:.$C$205];([.BL$6]+[.$E60]))*1000" office:value-type="float" office:value="695.788483766236" calcext:value-type="float">
            <text:p>696</text:p>
          </table:table-cell>
          <table:table-cell table:formula="of:=PINTERP([.$A$15:.$A$205];[.$C$15:.$C$205];([.BM$6]+[.$E60]))*1000" office:value-type="float" office:value="695.544477543292" calcext:value-type="float">
            <text:p>696</text:p>
          </table:table-cell>
          <table:table-cell table:formula="of:=PINTERP([.$A$15:.$A$205];[.$C$15:.$C$205];([.BN$6]+[.$E60]))*1000" office:value-type="float" office:value="695.300000000002" calcext:value-type="float">
            <text:p>695</text:p>
          </table:table-cell>
          <table:table-cell table:formula="of:=PINTERP([.$A$15:.$A$205];[.$C$15:.$C$205];([.BO$6]+[.$E60]))*1000" office:value-type="float" office:value="695.050175619837" calcext:value-type="float">
            <text:p>695</text:p>
          </table:table-cell>
          <table:table-cell table:formula="of:=PINTERP([.$A$15:.$A$205];[.$C$15:.$C$205];([.BP$6]+[.$E60]))*1000" office:value-type="float" office:value="694.79990161354" calcext:value-type="float">
            <text:p>695</text:p>
          </table:table-cell>
          <table:table-cell table:formula="of:=PINTERP([.$A$15:.$A$205];[.$C$15:.$C$205];([.BQ$6]+[.$E60]))*1000" office:value-type="float" office:value="694.549177981112" calcext:value-type="float">
            <text:p>695</text:p>
          </table:table-cell>
          <table:table-cell table:formula="of:=PINTERP([.$A$15:.$A$205];[.$C$15:.$C$205];([.BR$6]+[.$E60]))*1000" office:value-type="float" office:value="694.298004722555" calcext:value-type="float">
            <text:p>694</text:p>
          </table:table-cell>
          <table:table-cell table:style-name="ce17" table:formula="of:=PINTERP([.$A$15:.$A$205];[.$C$15:.$C$205];([.BS$6]+[.$E60]))*1000" office:value-type="float" office:value="694.046381837864" calcext:value-type="float">
            <text:p>694</text:p>
          </table:table-cell>
          <table:table-cell table:style-name="ce17"/>
          <table:table-cell table:style-name="ce10" office:value-type="float" office:value="10.4" calcext:value-type="float">
            <text:p>10,4</text:p>
          </table:table-cell>
          <table:table-cell table:formula="of:=[.AZ60]-(2^8)*2" office:value-type="float" office:value="186.679795454545" calcext:value-type="float">
            <text:p>187</text:p>
          </table:table-cell>
          <table:table-cell table:formula="of:=[.BA60]-(2^8)*2" office:value-type="float" office:value="186.441445075758" calcext:value-type="float">
            <text:p>186</text:p>
          </table:table-cell>
          <table:table-cell table:formula="of:=[.BB60]-(2^8)*2" office:value-type="float" office:value="186.202623376623" calcext:value-type="float">
            <text:p>186</text:p>
          </table:table-cell>
          <table:table-cell table:formula="of:=[.BC60]-(2^8)*2" office:value-type="float" office:value="185.963330357143" calcext:value-type="float">
            <text:p>186</text:p>
          </table:table-cell>
          <table:table-cell table:formula="of:=[.BD60]-(2^8)*2" office:value-type="float" office:value="185.723566017316" calcext:value-type="float">
            <text:p>186</text:p>
          </table:table-cell>
          <table:table-cell table:formula="of:=[.BE60]-(2^8)*2" office:value-type="float" office:value="185.483330357143" calcext:value-type="float">
            <text:p>185</text:p>
          </table:table-cell>
          <table:table-cell table:formula="of:=[.BF60]-(2^8)*2" office:value-type="float" office:value="185.242623376623" calcext:value-type="float">
            <text:p>185</text:p>
          </table:table-cell>
          <table:table-cell table:formula="of:=[.BG60]-(2^8)*2" office:value-type="float" office:value="185.00144507576" calcext:value-type="float">
            <text:p>185</text:p>
          </table:table-cell>
          <table:table-cell table:formula="of:=[.BH60]-(2^8)*2" office:value-type="float" office:value="184.759795454548" calcext:value-type="float">
            <text:p>185</text:p>
          </table:table-cell>
          <table:table-cell table:formula="of:=[.BI60]-(2^8)*2" office:value-type="float" office:value="184.517674512989" calcext:value-type="float">
            <text:p>185</text:p>
          </table:table-cell>
          <table:table-cell table:style-name="ce15" table:formula="of:=[.BJ60]-(2^8)*2" office:value-type="float" office:value="184.275082251085" calcext:value-type="float">
            <text:p>184</text:p>
          </table:table-cell>
          <table:table-cell table:style-name="ce15" table:formula="of:=[.BK60]-(2^8)*2" office:value-type="float" office:value="184.032018668833" calcext:value-type="float">
            <text:p>184</text:p>
          </table:table-cell>
          <table:table-cell table:style-name="ce15" table:formula="of:=[.BL60]-(2^8)*2" office:value-type="float" office:value="183.788483766236" calcext:value-type="float">
            <text:p>184</text:p>
          </table:table-cell>
          <table:table-cell table:style-name="ce15" table:formula="of:=[.BM60]-(2^8)*2" office:value-type="float" office:value="183.544477543292" calcext:value-type="float">
            <text:p>184</text:p>
          </table:table-cell>
          <table:table-cell table:style-name="ce15" table:formula="of:=[.BN60]-(2^8)*2" office:value-type="float" office:value="183.300000000002" calcext:value-type="float">
            <text:p>183</text:p>
          </table:table-cell>
          <table:table-cell table:style-name="ce15" table:formula="of:=[.BO60]-(2^8)*2" office:value-type="float" office:value="183.050175619837" calcext:value-type="float">
            <text:p>183</text:p>
          </table:table-cell>
          <table:table-cell table:style-name="ce15" table:formula="of:=[.BP60]-(2^8)*2" office:value-type="float" office:value="182.79990161354" calcext:value-type="float">
            <text:p>183</text:p>
          </table:table-cell>
          <table:table-cell table:style-name="ce15" table:formula="of:=[.BQ60]-(2^8)*2" office:value-type="float" office:value="182.549177981112" calcext:value-type="float">
            <text:p>183</text:p>
          </table:table-cell>
          <table:table-cell table:style-name="ce15" table:formula="of:=[.BR60]-(2^8)*2" office:value-type="float" office:value="182.298004722555" calcext:value-type="float">
            <text:p>182</text:p>
          </table:table-cell>
          <table:table-cell table:style-name="ce15" table:formula="of:=[.BS60]-(2^8)*2" office:value-type="float" office:value="182.046381837864" calcext:value-type="float">
            <text:p>182</text:p>
          </table:table-cell>
        </table:table-row>
        <table:table-row table:style-name="ro2">
          <table:table-cell office:value-type="float" office:value="79.721" calcext:value-type="float">
            <text:p>79,721</text:p>
          </table:table-cell>
          <table:table-cell office:value-type="percentage" office:value="0.7914" calcext:value-type="percentage">
            <text:p>79,14%</text:p>
          </table:table-cell>
          <table:table-cell office:value-type="percentage" office:value="0.8798" calcext:value-type="percentage">
            <text:p>87,98%</text:p>
          </table:table-cell>
          <table:table-cell/>
          <table:table-cell office:value-type="float" office:value="10.6" calcext:value-type="float">
            <text:p>10,6</text:p>
          </table:table-cell>
          <table:table-cell table:formula="of:=PINTERP([.$A$15:.$A$205];[.$B$15:.$B$205];([.F$6]+[.$E61]))*1000" office:value-type="float" office:value="195.726753246753" calcext:value-type="float">
            <text:p>196</text:p>
          </table:table-cell>
          <table:table-cell table:formula="of:=PINTERP([.$A$15:.$A$205];[.$B$15:.$B$205];([.G$6]+[.$E61]))*1000" office:value-type="float" office:value="195.450568181818" calcext:value-type="float">
            <text:p>195</text:p>
          </table:table-cell>
          <table:table-cell table:formula="of:=PINTERP([.$A$15:.$A$205];[.$B$15:.$B$205];([.H$6]+[.$E61]))*1000" office:value-type="float" office:value="195.175151515152" calcext:value-type="float">
            <text:p>195</text:p>
          </table:table-cell>
          <table:table-cell table:formula="of:=PINTERP([.$A$15:.$A$205];[.$B$15:.$B$205];([.I$6]+[.$E61]))*1000" office:value-type="float" office:value="194.900503246754" calcext:value-type="float">
            <text:p>195</text:p>
          </table:table-cell>
          <table:table-cell table:formula="of:=PINTERP([.$A$15:.$A$205];[.$B$15:.$B$205];([.J$6]+[.$E61]))*1000" office:value-type="float" office:value="194.626623376624" calcext:value-type="float">
            <text:p>195</text:p>
          </table:table-cell>
          <table:table-cell table:formula="of:=PINTERP([.$A$15:.$A$205];[.$B$15:.$B$205];([.K$6]+[.$E61]))*1000" office:value-type="float" office:value="194.353511904762" calcext:value-type="float">
            <text:p>194</text:p>
          </table:table-cell>
          <table:table-cell table:formula="of:=PINTERP([.$A$15:.$A$205];[.$B$15:.$B$205];([.L$6]+[.$E61]))*1000" office:value-type="float" office:value="194.081168831169" calcext:value-type="float">
            <text:p>194</text:p>
          </table:table-cell>
          <table:table-cell table:formula="of:=PINTERP([.$A$15:.$A$205];[.$B$15:.$B$205];([.M$6]+[.$E61]))*1000" office:value-type="float" office:value="193.809594155847" calcext:value-type="float">
            <text:p>194</text:p>
          </table:table-cell>
          <table:table-cell table:formula="of:=PINTERP([.$A$15:.$A$205];[.$B$15:.$B$205];([.N$6]+[.$E61]))*1000" office:value-type="float" office:value="193.538787878791" calcext:value-type="float">
            <text:p>194</text:p>
          </table:table-cell>
          <table:table-cell table:formula="of:=PINTERP([.$A$15:.$A$205];[.$B$15:.$B$205];([.O$6]+[.$E61]))*1000" office:value-type="float" office:value="193.268750000003" calcext:value-type="float">
            <text:p>193</text:p>
          </table:table-cell>
          <table:table-cell table:formula="of:=PINTERP([.$A$15:.$A$205];[.$B$15:.$B$205];([.P$6]+[.$E61]))*1000" office:value-type="float" office:value="192.999480519483" calcext:value-type="float">
            <text:p>193</text:p>
          </table:table-cell>
          <table:table-cell table:formula="of:=PINTERP([.$A$15:.$A$205];[.$B$15:.$B$205];([.Q$6]+[.$E61]))*1000" office:value-type="float" office:value="192.730979437232" calcext:value-type="float">
            <text:p>193</text:p>
          </table:table-cell>
          <table:table-cell table:formula="of:=PINTERP([.$A$15:.$A$205];[.$B$15:.$B$205];([.R$6]+[.$E61]))*1000" office:value-type="float" office:value="192.46324675325" calcext:value-type="float">
            <text:p>192</text:p>
          </table:table-cell>
          <table:table-cell table:formula="of:=PINTERP([.$A$15:.$A$205];[.$B$15:.$B$205];([.S$6]+[.$E61]))*1000" office:value-type="float" office:value="192.196282467535" calcext:value-type="float">
            <text:p>192</text:p>
          </table:table-cell>
          <table:table-cell table:formula="of:=PINTERP([.$A$15:.$A$205];[.$B$15:.$B$205];([.T$6]+[.$E61]))*1000" office:value-type="float" office:value="191.93008658009" calcext:value-type="float">
            <text:p>192</text:p>
          </table:table-cell>
          <table:table-cell table:formula="of:=PINTERP([.$A$15:.$A$205];[.$B$15:.$B$205];([.U$6]+[.$E61]))*1000" office:value-type="float" office:value="191.664659090915" calcext:value-type="float">
            <text:p>192</text:p>
          </table:table-cell>
          <table:table-cell table:formula="of:=PINTERP([.$A$15:.$A$205];[.$B$15:.$B$205];([.V$6]+[.$E61]))*1000" office:value-type="float" office:value="191.400000000005" calcext:value-type="float">
            <text:p>191</text:p>
          </table:table-cell>
          <table:table-cell table:formula="of:=PINTERP([.$A$15:.$A$205];[.$B$15:.$B$205];([.W$6]+[.$E61]))*1000" office:value-type="float" office:value="191.136590909096" calcext:value-type="float">
            <text:p>191</text:p>
          </table:table-cell>
          <table:table-cell table:formula="of:=PINTERP([.$A$15:.$A$205];[.$B$15:.$B$205];([.X$6]+[.$E61]))*1000" office:value-type="float" office:value="190.8722943723" calcext:value-type="float">
            <text:p>191</text:p>
          </table:table-cell>
          <table:table-cell table:formula="of:=PINTERP([.$A$15:.$A$205];[.$B$15:.$B$205];([.Y$6]+[.$E61]))*1000" office:value-type="float" office:value="190.607110389616" calcext:value-type="float">
            <text:p>191</text:p>
          </table:table-cell>
          <table:table-cell/>
          <table:table-cell office:value-type="float" office:value="10.6" calcext:value-type="float">
            <text:p>10,6</text:p>
          </table:table-cell>
          <table:table-cell/>
          <table:table-cell table:formula="of:=[.F61]-(2^8)*0" office:value-type="float" office:value="195.726753246753" calcext:value-type="float">
            <text:p>196</text:p>
          </table:table-cell>
          <table:table-cell table:formula="of:=[.G61]-(2^8)*0" office:value-type="float" office:value="195.450568181818" calcext:value-type="float">
            <text:p>195</text:p>
          </table:table-cell>
          <table:table-cell table:formula="of:=[.H61]-(2^8)*0" office:value-type="float" office:value="195.175151515152" calcext:value-type="float">
            <text:p>195</text:p>
          </table:table-cell>
          <table:table-cell table:formula="of:=[.I61]-(2^8)*0" office:value-type="float" office:value="194.900503246754" calcext:value-type="float">
            <text:p>195</text:p>
          </table:table-cell>
          <table:table-cell table:formula="of:=[.J61]-(2^8)*0" office:value-type="float" office:value="194.626623376624" calcext:value-type="float">
            <text:p>195</text:p>
          </table:table-cell>
          <table:table-cell table:formula="of:=[.K61]-(2^8)*0" office:value-type="float" office:value="194.353511904762" calcext:value-type="float">
            <text:p>194</text:p>
          </table:table-cell>
          <table:table-cell table:formula="of:=[.L61]-(2^8)*0" office:value-type="float" office:value="194.081168831169" calcext:value-type="float">
            <text:p>194</text:p>
          </table:table-cell>
          <table:table-cell table:formula="of:=[.M61]-(2^8)*0" office:value-type="float" office:value="193.809594155847" calcext:value-type="float">
            <text:p>194</text:p>
          </table:table-cell>
          <table:table-cell table:formula="of:=[.N61]-(2^8)*0" office:value-type="float" office:value="193.538787878791" calcext:value-type="float">
            <text:p>194</text:p>
          </table:table-cell>
          <table:table-cell table:formula="of:=[.O61]-(2^8)*0" office:value-type="float" office:value="193.268750000003" calcext:value-type="float">
            <text:p>193</text:p>
          </table:table-cell>
          <table:table-cell table:formula="of:=[.P61]-(2^8)*0" office:value-type="float" office:value="192.999480519483" calcext:value-type="float">
            <text:p>193</text:p>
          </table:table-cell>
          <table:table-cell table:formula="of:=[.Q61]-(2^8)*0" office:value-type="float" office:value="192.730979437232" calcext:value-type="float">
            <text:p>193</text:p>
          </table:table-cell>
          <table:table-cell table:formula="of:=[.R61]-(2^8)*0" office:value-type="float" office:value="192.46324675325" calcext:value-type="float">
            <text:p>192</text:p>
          </table:table-cell>
          <table:table-cell table:formula="of:=[.S61]-(2^8)*0" office:value-type="float" office:value="192.196282467535" calcext:value-type="float">
            <text:p>192</text:p>
          </table:table-cell>
          <table:table-cell table:formula="of:=[.T61]-(2^8)*0" office:value-type="float" office:value="191.93008658009" calcext:value-type="float">
            <text:p>192</text:p>
          </table:table-cell>
          <table:table-cell table:formula="of:=[.U61]-(2^8)*0" office:value-type="float" office:value="191.664659090915" calcext:value-type="float">
            <text:p>192</text:p>
          </table:table-cell>
          <table:table-cell table:formula="of:=[.V61]-(2^8)*0" office:value-type="float" office:value="191.400000000005" calcext:value-type="float">
            <text:p>191</text:p>
          </table:table-cell>
          <table:table-cell table:formula="of:=[.W61]-(2^8)*0" office:value-type="float" office:value="191.136590909096" calcext:value-type="float">
            <text:p>191</text:p>
          </table:table-cell>
          <table:table-cell table:formula="of:=[.X61]-(2^8)*0" office:value-type="float" office:value="190.8722943723" calcext:value-type="float">
            <text:p>191</text:p>
          </table:table-cell>
          <table:table-cell table:formula="of:=[.Y61]-(2^8)*0" office:value-type="float" office:value="190.607110389616" calcext:value-type="float">
            <text:p>191</text:p>
          </table:table-cell>
          <table:table-cell/>
          <table:table-cell table:style-name="ce10" office:value-type="float" office:value="10.6" calcext:value-type="float">
            <text:p>10,6</text:p>
          </table:table-cell>
          <table:table-cell table:style-name="ce10"/>
          <table:table-cell table:formula="of:=PINTERP([.$A$15:.$A$205];[.$C$15:.$C$205];([.AZ$6]+[.$E61]))*1000" office:value-type="float" office:value="693.794309327036" calcext:value-type="float">
            <text:p>694</text:p>
          </table:table-cell>
          <table:table-cell table:formula="of:=PINTERP([.$A$15:.$A$205];[.$C$15:.$C$205];([.BA$6]+[.$E61]))*1000" office:value-type="float" office:value="693.541787190083" calcext:value-type="float">
            <text:p>694</text:p>
          </table:table-cell>
          <table:table-cell table:formula="of:=PINTERP([.$A$15:.$A$205];[.$C$15:.$C$205];([.BB$6]+[.$E61]))*1000" office:value-type="float" office:value="693.288815426997" calcext:value-type="float">
            <text:p>693</text:p>
          </table:table-cell>
          <table:table-cell table:formula="of:=PINTERP([.$A$15:.$A$205];[.$C$15:.$C$205];([.BC$6]+[.$E61]))*1000" office:value-type="float" office:value="693.035394037781" calcext:value-type="float">
            <text:p>693</text:p>
          </table:table-cell>
          <table:table-cell table:formula="of:=PINTERP([.$A$15:.$A$205];[.$C$15:.$C$205];([.BD$6]+[.$E61]))*1000" office:value-type="float" office:value="692.781523022432" calcext:value-type="float">
            <text:p>693</text:p>
          </table:table-cell>
          <table:table-cell table:formula="of:=PINTERP([.$A$15:.$A$205];[.$C$15:.$C$205];([.BE$6]+[.$E61]))*1000" office:value-type="float" office:value="692.527202380952" calcext:value-type="float">
            <text:p>693</text:p>
          </table:table-cell>
          <table:table-cell table:formula="of:=PINTERP([.$A$15:.$A$205];[.$C$15:.$C$205];([.BF$6]+[.$E61]))*1000" office:value-type="float" office:value="692.272432113341" calcext:value-type="float">
            <text:p>692</text:p>
          </table:table-cell>
          <table:table-cell table:formula="of:=PINTERP([.$A$15:.$A$205];[.$C$15:.$C$205];([.BG$6]+[.$E61]))*1000" office:value-type="float" office:value="692.017212219601" calcext:value-type="float">
            <text:p>692</text:p>
          </table:table-cell>
          <table:table-cell table:formula="of:=PINTERP([.$A$15:.$A$205];[.$C$15:.$C$205];([.BH$6]+[.$E61]))*1000" office:value-type="float" office:value="691.761542699727" calcext:value-type="float">
            <text:p>692</text:p>
          </table:table-cell>
          <table:table-cell table:formula="of:=PINTERP([.$A$15:.$A$205];[.$C$15:.$C$205];([.BI$6]+[.$E61]))*1000" office:value-type="float" office:value="691.505423553722" calcext:value-type="float">
            <text:p>692</text:p>
          </table:table-cell>
          <table:table-cell table:formula="of:=PINTERP([.$A$15:.$A$205];[.$C$15:.$C$205];([.BJ$6]+[.$E61]))*1000" office:value-type="float" office:value="691.248854781585" calcext:value-type="float">
            <text:p>691</text:p>
          </table:table-cell>
          <table:table-cell table:formula="of:=PINTERP([.$A$15:.$A$205];[.$C$15:.$C$205];([.BK$6]+[.$E61]))*1000" office:value-type="float" office:value="690.991836383316" calcext:value-type="float">
            <text:p>691</text:p>
          </table:table-cell>
          <table:table-cell table:formula="of:=PINTERP([.$A$15:.$A$205];[.$C$15:.$C$205];([.BL$6]+[.$E61]))*1000" office:value-type="float" office:value="690.734368358916" calcext:value-type="float">
            <text:p>691</text:p>
          </table:table-cell>
          <table:table-cell table:formula="of:=PINTERP([.$A$15:.$A$205];[.$C$15:.$C$205];([.BM$6]+[.$E61]))*1000" office:value-type="float" office:value="690.476450708385" calcext:value-type="float">
            <text:p>690</text:p>
          </table:table-cell>
          <table:table-cell table:formula="of:=PINTERP([.$A$15:.$A$205];[.$C$15:.$C$205];([.BN$6]+[.$E61]))*1000" office:value-type="float" office:value="690.218083431723" calcext:value-type="float">
            <text:p>690</text:p>
          </table:table-cell>
          <table:table-cell table:formula="of:=PINTERP([.$A$15:.$A$205];[.$C$15:.$C$205];([.BO$6]+[.$E61]))*1000" office:value-type="float" office:value="689.959266528928" calcext:value-type="float">
            <text:p>690</text:p>
          </table:table-cell>
          <table:table-cell table:formula="of:=PINTERP([.$A$15:.$A$205];[.$C$15:.$C$205];([.BP$6]+[.$E61]))*1000" office:value-type="float" office:value="689.700000000003" calcext:value-type="float">
            <text:p>690</text:p>
          </table:table-cell>
          <table:table-cell table:formula="of:=PINTERP([.$A$15:.$A$205];[.$C$15:.$C$205];([.BQ$6]+[.$E61]))*1000" office:value-type="float" office:value="689.448471074383" calcext:value-type="float">
            <text:p>689</text:p>
          </table:table-cell>
          <table:table-cell table:formula="of:=PINTERP([.$A$15:.$A$205];[.$C$15:.$C$205];([.BR$6]+[.$E61]))*1000" office:value-type="float" office:value="689.196221959864" calcext:value-type="float">
            <text:p>689</text:p>
          </table:table-cell>
          <table:table-cell table:style-name="ce17" table:formula="of:=PINTERP([.$A$15:.$A$205];[.$C$15:.$C$205];([.BS$6]+[.$E61]))*1000" office:value-type="float" office:value="688.94325265644" calcext:value-type="float">
            <text:p>689</text:p>
          </table:table-cell>
          <table:table-cell table:style-name="ce17"/>
          <table:table-cell table:style-name="ce10" office:value-type="float" office:value="10.6" calcext:value-type="float">
            <text:p>10,6</text:p>
          </table:table-cell>
          <table:table-cell table:formula="of:=[.AZ61]-(2^8)*2" office:value-type="float" office:value="181.794309327036" calcext:value-type="float">
            <text:p>182</text:p>
          </table:table-cell>
          <table:table-cell table:formula="of:=[.BA61]-(2^8)*2" office:value-type="float" office:value="181.541787190083" calcext:value-type="float">
            <text:p>182</text:p>
          </table:table-cell>
          <table:table-cell table:formula="of:=[.BB61]-(2^8)*2" office:value-type="float" office:value="181.288815426997" calcext:value-type="float">
            <text:p>181</text:p>
          </table:table-cell>
          <table:table-cell table:formula="of:=[.BC61]-(2^8)*2" office:value-type="float" office:value="181.035394037781" calcext:value-type="float">
            <text:p>181</text:p>
          </table:table-cell>
          <table:table-cell table:formula="of:=[.BD61]-(2^8)*2" office:value-type="float" office:value="180.781523022432" calcext:value-type="float">
            <text:p>181</text:p>
          </table:table-cell>
          <table:table-cell table:formula="of:=[.BE61]-(2^8)*2" office:value-type="float" office:value="180.527202380952" calcext:value-type="float">
            <text:p>181</text:p>
          </table:table-cell>
          <table:table-cell table:formula="of:=[.BF61]-(2^8)*2" office:value-type="float" office:value="180.272432113341" calcext:value-type="float">
            <text:p>180</text:p>
          </table:table-cell>
          <table:table-cell table:formula="of:=[.BG61]-(2^8)*2" office:value-type="float" office:value="180.017212219601" calcext:value-type="float">
            <text:p>180</text:p>
          </table:table-cell>
          <table:table-cell table:formula="of:=[.BH61]-(2^8)*2" office:value-type="float" office:value="179.761542699727" calcext:value-type="float">
            <text:p>180</text:p>
          </table:table-cell>
          <table:table-cell table:formula="of:=[.BI61]-(2^8)*2" office:value-type="float" office:value="179.505423553722" calcext:value-type="float">
            <text:p>180</text:p>
          </table:table-cell>
          <table:table-cell table:style-name="ce15" table:formula="of:=[.BJ61]-(2^8)*2" office:value-type="float" office:value="179.248854781585" calcext:value-type="float">
            <text:p>179</text:p>
          </table:table-cell>
          <table:table-cell table:style-name="ce15" table:formula="of:=[.BK61]-(2^8)*2" office:value-type="float" office:value="178.991836383316" calcext:value-type="float">
            <text:p>179</text:p>
          </table:table-cell>
          <table:table-cell table:style-name="ce15" table:formula="of:=[.BL61]-(2^8)*2" office:value-type="float" office:value="178.734368358916" calcext:value-type="float">
            <text:p>179</text:p>
          </table:table-cell>
          <table:table-cell table:style-name="ce15" table:formula="of:=[.BM61]-(2^8)*2" office:value-type="float" office:value="178.476450708385" calcext:value-type="float">
            <text:p>178</text:p>
          </table:table-cell>
          <table:table-cell table:style-name="ce15" table:formula="of:=[.BN61]-(2^8)*2" office:value-type="float" office:value="178.218083431723" calcext:value-type="float">
            <text:p>178</text:p>
          </table:table-cell>
          <table:table-cell table:style-name="ce15" table:formula="of:=[.BO61]-(2^8)*2" office:value-type="float" office:value="177.959266528928" calcext:value-type="float">
            <text:p>178</text:p>
          </table:table-cell>
          <table:table-cell table:style-name="ce15" table:formula="of:=[.BP61]-(2^8)*2" office:value-type="float" office:value="177.700000000003" calcext:value-type="float">
            <text:p>178</text:p>
          </table:table-cell>
          <table:table-cell table:style-name="ce15" table:formula="of:=[.BQ61]-(2^8)*2" office:value-type="float" office:value="177.448471074383" calcext:value-type="float">
            <text:p>177</text:p>
          </table:table-cell>
          <table:table-cell table:style-name="ce15" table:formula="of:=[.BR61]-(2^8)*2" office:value-type="float" office:value="177.196221959863" calcext:value-type="float">
            <text:p>177</text:p>
          </table:table-cell>
          <table:table-cell table:style-name="ce15" table:formula="of:=[.BS61]-(2^8)*2" office:value-type="float" office:value="176.94325265644" calcext:value-type="float">
            <text:p>177</text:p>
          </table:table-cell>
        </table:table-row>
        <table:table-row table:style-name="ro2">
          <table:table-cell office:value-type="float" office:value="79.767" calcext:value-type="float">
            <text:p>79,767</text:p>
          </table:table-cell>
          <table:table-cell office:value-type="percentage" office:value="0.7871" calcext:value-type="percentage">
            <text:p>78,71%</text:p>
          </table:table-cell>
          <table:table-cell office:value-type="percentage" office:value="0.8782" calcext:value-type="percentage">
            <text:p>87,82%</text:p>
          </table:table-cell>
          <table:table-cell/>
          <table:table-cell office:value-type="float" office:value="10.8" calcext:value-type="float">
            <text:p>10,8</text:p>
          </table:table-cell>
          <table:table-cell table:formula="of:=PINTERP([.$A$15:.$A$205];[.$B$15:.$B$205];([.F$6]+[.$E62]))*1000" office:value-type="float" office:value="190.341038961039" calcext:value-type="float">
            <text:p>190</text:p>
          </table:table-cell>
          <table:table-cell table:formula="of:=PINTERP([.$A$15:.$A$205];[.$B$15:.$B$205];([.G$6]+[.$E62]))*1000" office:value-type="float" office:value="190.07408008658" calcext:value-type="float">
            <text:p>190</text:p>
          </table:table-cell>
          <table:table-cell table:formula="of:=PINTERP([.$A$15:.$A$205];[.$B$15:.$B$205];([.H$6]+[.$E62]))*1000" office:value-type="float" office:value="189.806233766234" calcext:value-type="float">
            <text:p>190</text:p>
          </table:table-cell>
          <table:table-cell table:formula="of:=PINTERP([.$A$15:.$A$205];[.$B$15:.$B$205];([.I$6]+[.$E62]))*1000" office:value-type="float" office:value="189.5375" calcext:value-type="float">
            <text:p>190</text:p>
          </table:table-cell>
          <table:table-cell table:formula="of:=PINTERP([.$A$15:.$A$205];[.$B$15:.$B$205];([.J$6]+[.$E62]))*1000" office:value-type="float" office:value="189.267878787879" calcext:value-type="float">
            <text:p>189</text:p>
          </table:table-cell>
          <table:table-cell table:formula="of:=PINTERP([.$A$15:.$A$205];[.$B$15:.$B$205];([.K$6]+[.$E62]))*1000" office:value-type="float" office:value="188.99737012987" calcext:value-type="float">
            <text:p>189</text:p>
          </table:table-cell>
          <table:table-cell table:formula="of:=PINTERP([.$A$15:.$A$205];[.$B$15:.$B$205];([.L$6]+[.$E62]))*1000" office:value-type="float" office:value="188.725974025974" calcext:value-type="float">
            <text:p>189</text:p>
          </table:table-cell>
          <table:table-cell table:formula="of:=PINTERP([.$A$15:.$A$205];[.$B$15:.$B$205];([.M$6]+[.$E62]))*1000" office:value-type="float" office:value="188.453690476193" calcext:value-type="float">
            <text:p>188</text:p>
          </table:table-cell>
          <table:table-cell table:formula="of:=PINTERP([.$A$15:.$A$205];[.$B$15:.$B$205];([.N$6]+[.$E62]))*1000" office:value-type="float" office:value="188.180519480522" calcext:value-type="float">
            <text:p>188</text:p>
          </table:table-cell>
          <table:table-cell table:formula="of:=PINTERP([.$A$15:.$A$205];[.$B$15:.$B$205];([.O$6]+[.$E62]))*1000" office:value-type="float" office:value="187.906461038964" calcext:value-type="float">
            <text:p>188</text:p>
          </table:table-cell>
          <table:table-cell table:formula="of:=PINTERP([.$A$15:.$A$205];[.$B$15:.$B$205];([.P$6]+[.$E62]))*1000" office:value-type="float" office:value="187.631515151518" calcext:value-type="float">
            <text:p>188</text:p>
          </table:table-cell>
          <table:table-cell table:formula="of:=PINTERP([.$A$15:.$A$205];[.$B$15:.$B$205];([.Q$6]+[.$E62]))*1000" office:value-type="float" office:value="187.355681818184" calcext:value-type="float">
            <text:p>187</text:p>
          </table:table-cell>
          <table:table-cell table:formula="of:=PINTERP([.$A$15:.$A$205];[.$B$15:.$B$205];([.R$6]+[.$E62]))*1000" office:value-type="float" office:value="187.078961038964" calcext:value-type="float">
            <text:p>187</text:p>
          </table:table-cell>
          <table:table-cell table:formula="of:=PINTERP([.$A$15:.$A$205];[.$B$15:.$B$205];([.S$6]+[.$E62]))*1000" office:value-type="float" office:value="186.801352813856" calcext:value-type="float">
            <text:p>187</text:p>
          </table:table-cell>
          <table:table-cell table:formula="of:=PINTERP([.$A$15:.$A$205];[.$B$15:.$B$205];([.T$6]+[.$E62]))*1000" office:value-type="float" office:value="186.52285714286" calcext:value-type="float">
            <text:p>187</text:p>
          </table:table-cell>
          <table:table-cell table:formula="of:=PINTERP([.$A$15:.$A$205];[.$B$15:.$B$205];([.U$6]+[.$E62]))*1000" office:value-type="float" office:value="186.24347402598" calcext:value-type="float">
            <text:p>186</text:p>
          </table:table-cell>
          <table:table-cell table:formula="of:=PINTERP([.$A$15:.$A$205];[.$B$15:.$B$205];([.V$6]+[.$E62]))*1000" office:value-type="float" office:value="185.963203463209" calcext:value-type="float">
            <text:p>186</text:p>
          </table:table-cell>
          <table:table-cell table:formula="of:=PINTERP([.$A$15:.$A$205];[.$B$15:.$B$205];([.W$6]+[.$E62]))*1000" office:value-type="float" office:value="185.682045454551" calcext:value-type="float">
            <text:p>186</text:p>
          </table:table-cell>
          <table:table-cell table:formula="of:=PINTERP([.$A$15:.$A$205];[.$B$15:.$B$205];([.X$6]+[.$E62]))*1000" office:value-type="float" office:value="185.400000000006" calcext:value-type="float">
            <text:p>185</text:p>
          </table:table-cell>
          <table:table-cell table:formula="of:=PINTERP([.$A$15:.$A$205];[.$B$15:.$B$205];([.Y$6]+[.$E62]))*1000" office:value-type="float" office:value="185.096055735937" calcext:value-type="float">
            <text:p>185</text:p>
          </table:table-cell>
          <table:table-cell/>
          <table:table-cell office:value-type="float" office:value="10.8" calcext:value-type="float">
            <text:p>10,8</text:p>
          </table:table-cell>
          <table:table-cell/>
          <table:table-cell table:formula="of:=[.F62]-(2^8)*0" office:value-type="float" office:value="190.341038961039" calcext:value-type="float">
            <text:p>190</text:p>
          </table:table-cell>
          <table:table-cell table:formula="of:=[.G62]-(2^8)*0" office:value-type="float" office:value="190.07408008658" calcext:value-type="float">
            <text:p>190</text:p>
          </table:table-cell>
          <table:table-cell table:formula="of:=[.H62]-(2^8)*0" office:value-type="float" office:value="189.806233766234" calcext:value-type="float">
            <text:p>190</text:p>
          </table:table-cell>
          <table:table-cell table:formula="of:=[.I62]-(2^8)*0" office:value-type="float" office:value="189.5375" calcext:value-type="float">
            <text:p>190</text:p>
          </table:table-cell>
          <table:table-cell table:formula="of:=[.J62]-(2^8)*0" office:value-type="float" office:value="189.267878787879" calcext:value-type="float">
            <text:p>189</text:p>
          </table:table-cell>
          <table:table-cell table:formula="of:=[.K62]-(2^8)*0" office:value-type="float" office:value="188.99737012987" calcext:value-type="float">
            <text:p>189</text:p>
          </table:table-cell>
          <table:table-cell table:formula="of:=[.L62]-(2^8)*0" office:value-type="float" office:value="188.725974025974" calcext:value-type="float">
            <text:p>189</text:p>
          </table:table-cell>
          <table:table-cell table:formula="of:=[.M62]-(2^8)*0" office:value-type="float" office:value="188.453690476193" calcext:value-type="float">
            <text:p>188</text:p>
          </table:table-cell>
          <table:table-cell table:formula="of:=[.N62]-(2^8)*0" office:value-type="float" office:value="188.180519480522" calcext:value-type="float">
            <text:p>188</text:p>
          </table:table-cell>
          <table:table-cell table:formula="of:=[.O62]-(2^8)*0" office:value-type="float" office:value="187.906461038964" calcext:value-type="float">
            <text:p>188</text:p>
          </table:table-cell>
          <table:table-cell table:formula="of:=[.P62]-(2^8)*0" office:value-type="float" office:value="187.631515151518" calcext:value-type="float">
            <text:p>188</text:p>
          </table:table-cell>
          <table:table-cell table:formula="of:=[.Q62]-(2^8)*0" office:value-type="float" office:value="187.355681818184" calcext:value-type="float">
            <text:p>187</text:p>
          </table:table-cell>
          <table:table-cell table:formula="of:=[.R62]-(2^8)*0" office:value-type="float" office:value="187.078961038964" calcext:value-type="float">
            <text:p>187</text:p>
          </table:table-cell>
          <table:table-cell table:formula="of:=[.S62]-(2^8)*0" office:value-type="float" office:value="186.801352813856" calcext:value-type="float">
            <text:p>187</text:p>
          </table:table-cell>
          <table:table-cell table:formula="of:=[.T62]-(2^8)*0" office:value-type="float" office:value="186.52285714286" calcext:value-type="float">
            <text:p>187</text:p>
          </table:table-cell>
          <table:table-cell table:formula="of:=[.U62]-(2^8)*0" office:value-type="float" office:value="186.24347402598" calcext:value-type="float">
            <text:p>186</text:p>
          </table:table-cell>
          <table:table-cell table:formula="of:=[.V62]-(2^8)*0" office:value-type="float" office:value="185.963203463209" calcext:value-type="float">
            <text:p>186</text:p>
          </table:table-cell>
          <table:table-cell table:formula="of:=[.W62]-(2^8)*0" office:value-type="float" office:value="185.682045454551" calcext:value-type="float">
            <text:p>186</text:p>
          </table:table-cell>
          <table:table-cell table:formula="of:=[.X62]-(2^8)*0" office:value-type="float" office:value="185.400000000006" calcext:value-type="float">
            <text:p>185</text:p>
          </table:table-cell>
          <table:table-cell table:formula="of:=[.Y62]-(2^8)*0" office:value-type="float" office:value="185.096055735937" calcext:value-type="float">
            <text:p>185</text:p>
          </table:table-cell>
          <table:table-cell/>
          <table:table-cell table:style-name="ce10" office:value-type="float" office:value="10.8" calcext:value-type="float">
            <text:p>10,8</text:p>
          </table:table-cell>
          <table:table-cell table:style-name="ce10"/>
          <table:table-cell table:formula="of:=PINTERP([.$A$15:.$A$205];[.$C$15:.$C$205];([.AZ$6]+[.$E62]))*1000" office:value-type="float" office:value="688.689563164108" calcext:value-type="float">
            <text:p>689</text:p>
          </table:table-cell>
          <table:table-cell table:formula="of:=PINTERP([.$A$15:.$A$205];[.$C$15:.$C$205];([.BA$6]+[.$E62]))*1000" office:value-type="float" office:value="688.435153482881" calcext:value-type="float">
            <text:p>688</text:p>
          </table:table-cell>
          <table:table-cell table:formula="of:=PINTERP([.$A$15:.$A$205];[.$C$15:.$C$205];([.BB$6]+[.$E62]))*1000" office:value-type="float" office:value="688.180023612751" calcext:value-type="float">
            <text:p>688</text:p>
          </table:table-cell>
          <table:table-cell table:formula="of:=PINTERP([.$A$15:.$A$205];[.$C$15:.$C$205];([.BC$6]+[.$E62]))*1000" office:value-type="float" office:value="687.924173553719" calcext:value-type="float">
            <text:p>688</text:p>
          </table:table-cell>
          <table:table-cell table:formula="of:=PINTERP([.$A$15:.$A$205];[.$C$15:.$C$205];([.BD$6]+[.$E62]))*1000" office:value-type="float" office:value="687.667603305785" calcext:value-type="float">
            <text:p>688</text:p>
          </table:table-cell>
          <table:table-cell table:formula="of:=PINTERP([.$A$15:.$A$205];[.$C$15:.$C$205];([.BE$6]+[.$E62]))*1000" office:value-type="float" office:value="687.410312868949" calcext:value-type="float">
            <text:p>687</text:p>
          </table:table-cell>
          <table:table-cell table:formula="of:=PINTERP([.$A$15:.$A$205];[.$C$15:.$C$205];([.BF$6]+[.$E62]))*1000" office:value-type="float" office:value="687.152302243211" calcext:value-type="float">
            <text:p>687</text:p>
          </table:table-cell>
          <table:table-cell table:formula="of:=PINTERP([.$A$15:.$A$205];[.$C$15:.$C$205];([.BG$6]+[.$E62]))*1000" office:value-type="float" office:value="686.893571428574" calcext:value-type="float">
            <text:p>687</text:p>
          </table:table-cell>
          <table:table-cell table:formula="of:=PINTERP([.$A$15:.$A$205];[.$C$15:.$C$205];([.BH$6]+[.$E62]))*1000" office:value-type="float" office:value="686.634120425032" calcext:value-type="float">
            <text:p>687</text:p>
          </table:table-cell>
          <table:table-cell table:formula="of:=PINTERP([.$A$15:.$A$205];[.$C$15:.$C$205];([.BI$6]+[.$E62]))*1000" office:value-type="float" office:value="686.373949232588" calcext:value-type="float">
            <text:p>686</text:p>
          </table:table-cell>
          <table:table-cell table:formula="of:=PINTERP([.$A$15:.$A$205];[.$C$15:.$C$205];([.BJ$6]+[.$E62]))*1000" office:value-type="float" office:value="686.113057851242" calcext:value-type="float">
            <text:p>686</text:p>
          </table:table-cell>
          <table:table-cell table:formula="of:=PINTERP([.$A$15:.$A$205];[.$C$15:.$C$205];([.BK$6]+[.$E62]))*1000" office:value-type="float" office:value="685.851446280994" calcext:value-type="float">
            <text:p>686</text:p>
          </table:table-cell>
          <table:table-cell table:formula="of:=PINTERP([.$A$15:.$A$205];[.$C$15:.$C$205];([.BL$6]+[.$E62]))*1000" office:value-type="float" office:value="685.589114521845" calcext:value-type="float">
            <text:p>686</text:p>
          </table:table-cell>
          <table:table-cell table:formula="of:=PINTERP([.$A$15:.$A$205];[.$C$15:.$C$205];([.BM$6]+[.$E62]))*1000" office:value-type="float" office:value="685.326062573792" calcext:value-type="float">
            <text:p>685</text:p>
          </table:table-cell>
          <table:table-cell table:formula="of:=PINTERP([.$A$15:.$A$205];[.$C$15:.$C$205];([.BN$6]+[.$E62]))*1000" office:value-type="float" office:value="685.062290436839" calcext:value-type="float">
            <text:p>685</text:p>
          </table:table-cell>
          <table:table-cell table:formula="of:=PINTERP([.$A$15:.$A$205];[.$C$15:.$C$205];([.BO$6]+[.$E62]))*1000" office:value-type="float" office:value="684.797798110983" calcext:value-type="float">
            <text:p>685</text:p>
          </table:table-cell>
          <table:table-cell table:formula="of:=PINTERP([.$A$15:.$A$205];[.$C$15:.$C$205];([.BP$6]+[.$E62]))*1000" office:value-type="float" office:value="684.532585596225" calcext:value-type="float">
            <text:p>685</text:p>
          </table:table-cell>
          <table:table-cell table:formula="of:=PINTERP([.$A$15:.$A$205];[.$C$15:.$C$205];([.BQ$6]+[.$E62]))*1000" office:value-type="float" office:value="684.266652892565" calcext:value-type="float">
            <text:p>684</text:p>
          </table:table-cell>
          <table:table-cell table:formula="of:=PINTERP([.$A$15:.$A$205];[.$C$15:.$C$205];([.BR$6]+[.$E62]))*1000" office:value-type="float" office:value="684.000000000005" calcext:value-type="float">
            <text:p>684</text:p>
          </table:table-cell>
          <table:table-cell table:style-name="ce17" table:formula="of:=PINTERP([.$A$15:.$A$205];[.$C$15:.$C$205];([.BS$6]+[.$E62]))*1000" office:value-type="float" office:value="683.720860389616" calcext:value-type="float">
            <text:p>684</text:p>
          </table:table-cell>
          <table:table-cell table:style-name="ce17"/>
          <table:table-cell table:style-name="ce10" office:value-type="float" office:value="10.8" calcext:value-type="float">
            <text:p>10,8</text:p>
          </table:table-cell>
          <table:table-cell table:formula="of:=[.AZ62]-(2^8)*2" office:value-type="float" office:value="176.689563164108" calcext:value-type="float">
            <text:p>177</text:p>
          </table:table-cell>
          <table:table-cell table:formula="of:=[.BA62]-(2^8)*2" office:value-type="float" office:value="176.435153482881" calcext:value-type="float">
            <text:p>176</text:p>
          </table:table-cell>
          <table:table-cell table:formula="of:=[.BB62]-(2^8)*2" office:value-type="float" office:value="176.180023612751" calcext:value-type="float">
            <text:p>176</text:p>
          </table:table-cell>
          <table:table-cell table:formula="of:=[.BC62]-(2^8)*2" office:value-type="float" office:value="175.924173553719" calcext:value-type="float">
            <text:p>176</text:p>
          </table:table-cell>
          <table:table-cell table:formula="of:=[.BD62]-(2^8)*2" office:value-type="float" office:value="175.667603305785" calcext:value-type="float">
            <text:p>176</text:p>
          </table:table-cell>
          <table:table-cell table:formula="of:=[.BE62]-(2^8)*2" office:value-type="float" office:value="175.410312868949" calcext:value-type="float">
            <text:p>175</text:p>
          </table:table-cell>
          <table:table-cell table:formula="of:=[.BF62]-(2^8)*2" office:value-type="float" office:value="175.152302243211" calcext:value-type="float">
            <text:p>175</text:p>
          </table:table-cell>
          <table:table-cell table:formula="of:=[.BG62]-(2^8)*2" office:value-type="float" office:value="174.893571428574" calcext:value-type="float">
            <text:p>175</text:p>
          </table:table-cell>
          <table:table-cell table:formula="of:=[.BH62]-(2^8)*2" office:value-type="float" office:value="174.634120425032" calcext:value-type="float">
            <text:p>175</text:p>
          </table:table-cell>
          <table:table-cell table:formula="of:=[.BI62]-(2^8)*2" office:value-type="float" office:value="174.373949232588" calcext:value-type="float">
            <text:p>174</text:p>
          </table:table-cell>
          <table:table-cell table:style-name="ce15" table:formula="of:=[.BJ62]-(2^8)*2" office:value-type="float" office:value="174.113057851242" calcext:value-type="float">
            <text:p>174</text:p>
          </table:table-cell>
          <table:table-cell table:style-name="ce15" table:formula="of:=[.BK62]-(2^8)*2" office:value-type="float" office:value="173.851446280994" calcext:value-type="float">
            <text:p>174</text:p>
          </table:table-cell>
          <table:table-cell table:style-name="ce15" table:formula="of:=[.BL62]-(2^8)*2" office:value-type="float" office:value="173.589114521845" calcext:value-type="float">
            <text:p>174</text:p>
          </table:table-cell>
          <table:table-cell table:style-name="ce15" table:formula="of:=[.BM62]-(2^8)*2" office:value-type="float" office:value="173.326062573792" calcext:value-type="float">
            <text:p>173</text:p>
          </table:table-cell>
          <table:table-cell table:style-name="ce15" table:formula="of:=[.BN62]-(2^8)*2" office:value-type="float" office:value="173.062290436839" calcext:value-type="float">
            <text:p>173</text:p>
          </table:table-cell>
          <table:table-cell table:style-name="ce15" table:formula="of:=[.BO62]-(2^8)*2" office:value-type="float" office:value="172.797798110983" calcext:value-type="float">
            <text:p>173</text:p>
          </table:table-cell>
          <table:table-cell table:style-name="ce15" table:formula="of:=[.BP62]-(2^8)*2" office:value-type="float" office:value="172.532585596225" calcext:value-type="float">
            <text:p>173</text:p>
          </table:table-cell>
          <table:table-cell table:style-name="ce15" table:formula="of:=[.BQ62]-(2^8)*2" office:value-type="float" office:value="172.266652892565" calcext:value-type="float">
            <text:p>172</text:p>
          </table:table-cell>
          <table:table-cell table:style-name="ce15" table:formula="of:=[.BR62]-(2^8)*2" office:value-type="float" office:value="172.000000000005" calcext:value-type="float">
            <text:p>172</text:p>
          </table:table-cell>
          <table:table-cell table:style-name="ce15" table:formula="of:=[.BS62]-(2^8)*2" office:value-type="float" office:value="171.720860389616" calcext:value-type="float">
            <text:p>172</text:p>
          </table:table-cell>
        </table:table-row>
        <table:table-row table:style-name="ro2">
          <table:table-cell office:value-type="float" office:value="79.813" calcext:value-type="float">
            <text:p>79,813</text:p>
          </table:table-cell>
          <table:table-cell office:value-type="percentage" office:value="0.7827" calcext:value-type="percentage">
            <text:p>78,27%</text:p>
          </table:table-cell>
          <table:table-cell office:value-type="percentage" office:value="0.8767" calcext:value-type="percentage">
            <text:p>87,67%</text:p>
          </table:table-cell>
          <table:table-cell/>
          <table:table-cell office:value-type="float" office:value="11" calcext:value-type="float">
            <text:p>11,0</text:p>
          </table:table-cell>
          <table:table-cell table:formula="of:=PINTERP([.$A$15:.$A$205];[.$B$15:.$B$205];([.F$6]+[.$E63]))*1000" office:value-type="float" office:value="184.791474025974" calcext:value-type="float">
            <text:p>185</text:p>
          </table:table-cell>
          <table:table-cell table:formula="of:=PINTERP([.$A$15:.$A$205];[.$B$15:.$B$205];([.G$6]+[.$E63]))*1000" office:value-type="float" office:value="184.48625487013" calcext:value-type="float">
            <text:p>184</text:p>
          </table:table-cell>
          <table:table-cell table:formula="of:=PINTERP([.$A$15:.$A$205];[.$B$15:.$B$205];([.H$6]+[.$E63]))*1000" office:value-type="float" office:value="184.180398268398" calcext:value-type="float">
            <text:p>184</text:p>
          </table:table-cell>
          <table:table-cell table:formula="of:=PINTERP([.$A$15:.$A$205];[.$B$15:.$B$205];([.I$6]+[.$E63]))*1000" office:value-type="float" office:value="183.873904220779" calcext:value-type="float">
            <text:p>184</text:p>
          </table:table-cell>
          <table:table-cell table:formula="of:=PINTERP([.$A$15:.$A$205];[.$B$15:.$B$205];([.J$6]+[.$E63]))*1000" office:value-type="float" office:value="183.566772727273" calcext:value-type="float">
            <text:p>184</text:p>
          </table:table-cell>
          <table:table-cell table:formula="of:=PINTERP([.$A$15:.$A$205];[.$B$15:.$B$205];([.K$6]+[.$E63]))*1000" office:value-type="float" office:value="183.259003787879" calcext:value-type="float">
            <text:p>183</text:p>
          </table:table-cell>
          <table:table-cell table:formula="of:=PINTERP([.$A$15:.$A$205];[.$B$15:.$B$205];([.L$6]+[.$E63]))*1000" office:value-type="float" office:value="182.950597402597" calcext:value-type="float">
            <text:p>183</text:p>
          </table:table-cell>
          <table:table-cell table:formula="of:=PINTERP([.$A$15:.$A$205];[.$B$15:.$B$205];([.M$6]+[.$E63]))*1000" office:value-type="float" office:value="182.641553571432" calcext:value-type="float">
            <text:p>183</text:p>
          </table:table-cell>
          <table:table-cell table:formula="of:=PINTERP([.$A$15:.$A$205];[.$B$15:.$B$205];([.N$6]+[.$E63]))*1000" office:value-type="float" office:value="182.331872294375" calcext:value-type="float">
            <text:p>182</text:p>
          </table:table-cell>
          <table:table-cell table:formula="of:=PINTERP([.$A$15:.$A$205];[.$B$15:.$B$205];([.O$6]+[.$E63]))*1000" office:value-type="float" office:value="182.021553571432" calcext:value-type="float">
            <text:p>182</text:p>
          </table:table-cell>
          <table:table-cell table:formula="of:=PINTERP([.$A$15:.$A$205];[.$B$15:.$B$205];([.P$6]+[.$E63]))*1000" office:value-type="float" office:value="181.7105974026" calcext:value-type="float">
            <text:p>182</text:p>
          </table:table-cell>
          <table:table-cell table:formula="of:=PINTERP([.$A$15:.$A$205];[.$B$15:.$B$205];([.Q$6]+[.$E63]))*1000" office:value-type="float" office:value="181.399003787882" calcext:value-type="float">
            <text:p>181</text:p>
          </table:table-cell>
          <table:table-cell table:formula="of:=PINTERP([.$A$15:.$A$205];[.$B$15:.$B$205];([.R$6]+[.$E63]))*1000" office:value-type="float" office:value="181.086772727276" calcext:value-type="float">
            <text:p>181</text:p>
          </table:table-cell>
          <table:table-cell table:formula="of:=PINTERP([.$A$15:.$A$205];[.$B$15:.$B$205];([.S$6]+[.$E63]))*1000" office:value-type="float" office:value="180.773904220782" calcext:value-type="float">
            <text:p>181</text:p>
          </table:table-cell>
          <table:table-cell table:formula="of:=PINTERP([.$A$15:.$A$205];[.$B$15:.$B$205];([.T$6]+[.$E63]))*1000" office:value-type="float" office:value="180.460398268402" calcext:value-type="float">
            <text:p>180</text:p>
          </table:table-cell>
          <table:table-cell table:formula="of:=PINTERP([.$A$15:.$A$205];[.$B$15:.$B$205];([.U$6]+[.$E63]))*1000" office:value-type="float" office:value="180.146254870136" calcext:value-type="float">
            <text:p>180</text:p>
          </table:table-cell>
          <table:table-cell table:formula="of:=PINTERP([.$A$15:.$A$205];[.$B$15:.$B$205];([.V$6]+[.$E63]))*1000" office:value-type="float" office:value="179.83147402598" calcext:value-type="float">
            <text:p>180</text:p>
          </table:table-cell>
          <table:table-cell table:formula="of:=PINTERP([.$A$15:.$A$205];[.$B$15:.$B$205];([.W$6]+[.$E63]))*1000" office:value-type="float" office:value="179.516055735937" calcext:value-type="float">
            <text:p>180</text:p>
          </table:table-cell>
          <table:table-cell table:formula="of:=PINTERP([.$A$15:.$A$205];[.$B$15:.$B$205];([.X$6]+[.$E63]))*1000" office:value-type="float" office:value="179.200000000006" calcext:value-type="float">
            <text:p>179</text:p>
          </table:table-cell>
          <table:table-cell table:formula="of:=PINTERP([.$A$15:.$A$205];[.$B$15:.$B$205];([.Y$6]+[.$E63]))*1000" office:value-type="float" office:value="178.889940470178" calcext:value-type="float">
            <text:p>179</text:p>
          </table:table-cell>
          <table:table-cell/>
          <table:table-cell office:value-type="float" office:value="11" calcext:value-type="float">
            <text:p>11,0</text:p>
          </table:table-cell>
          <table:table-cell/>
          <table:table-cell table:formula="of:=[.F63]-(2^8)*0" office:value-type="float" office:value="184.791474025974" calcext:value-type="float">
            <text:p>185</text:p>
          </table:table-cell>
          <table:table-cell table:formula="of:=[.G63]-(2^8)*0" office:value-type="float" office:value="184.48625487013" calcext:value-type="float">
            <text:p>184</text:p>
          </table:table-cell>
          <table:table-cell table:formula="of:=[.H63]-(2^8)*0" office:value-type="float" office:value="184.180398268398" calcext:value-type="float">
            <text:p>184</text:p>
          </table:table-cell>
          <table:table-cell table:formula="of:=[.I63]-(2^8)*0" office:value-type="float" office:value="183.873904220779" calcext:value-type="float">
            <text:p>184</text:p>
          </table:table-cell>
          <table:table-cell table:formula="of:=[.J63]-(2^8)*0" office:value-type="float" office:value="183.566772727273" calcext:value-type="float">
            <text:p>184</text:p>
          </table:table-cell>
          <table:table-cell table:formula="of:=[.K63]-(2^8)*0" office:value-type="float" office:value="183.259003787879" calcext:value-type="float">
            <text:p>183</text:p>
          </table:table-cell>
          <table:table-cell table:formula="of:=[.L63]-(2^8)*0" office:value-type="float" office:value="182.950597402597" calcext:value-type="float">
            <text:p>183</text:p>
          </table:table-cell>
          <table:table-cell table:formula="of:=[.M63]-(2^8)*0" office:value-type="float" office:value="182.641553571432" calcext:value-type="float">
            <text:p>183</text:p>
          </table:table-cell>
          <table:table-cell table:formula="of:=[.N63]-(2^8)*0" office:value-type="float" office:value="182.331872294375" calcext:value-type="float">
            <text:p>182</text:p>
          </table:table-cell>
          <table:table-cell table:formula="of:=[.O63]-(2^8)*0" office:value-type="float" office:value="182.021553571432" calcext:value-type="float">
            <text:p>182</text:p>
          </table:table-cell>
          <table:table-cell table:formula="of:=[.P63]-(2^8)*0" office:value-type="float" office:value="181.7105974026" calcext:value-type="float">
            <text:p>182</text:p>
          </table:table-cell>
          <table:table-cell table:formula="of:=[.Q63]-(2^8)*0" office:value-type="float" office:value="181.399003787882" calcext:value-type="float">
            <text:p>181</text:p>
          </table:table-cell>
          <table:table-cell table:formula="of:=[.R63]-(2^8)*0" office:value-type="float" office:value="181.086772727276" calcext:value-type="float">
            <text:p>181</text:p>
          </table:table-cell>
          <table:table-cell table:formula="of:=[.S63]-(2^8)*0" office:value-type="float" office:value="180.773904220782" calcext:value-type="float">
            <text:p>181</text:p>
          </table:table-cell>
          <table:table-cell table:formula="of:=[.T63]-(2^8)*0" office:value-type="float" office:value="180.460398268402" calcext:value-type="float">
            <text:p>180</text:p>
          </table:table-cell>
          <table:table-cell table:formula="of:=[.U63]-(2^8)*0" office:value-type="float" office:value="180.146254870136" calcext:value-type="float">
            <text:p>180</text:p>
          </table:table-cell>
          <table:table-cell table:formula="of:=[.V63]-(2^8)*0" office:value-type="float" office:value="179.83147402598" calcext:value-type="float">
            <text:p>180</text:p>
          </table:table-cell>
          <table:table-cell table:formula="of:=[.W63]-(2^8)*0" office:value-type="float" office:value="179.516055735937" calcext:value-type="float">
            <text:p>180</text:p>
          </table:table-cell>
          <table:table-cell table:formula="of:=[.X63]-(2^8)*0" office:value-type="float" office:value="179.200000000006" calcext:value-type="float">
            <text:p>179</text:p>
          </table:table-cell>
          <table:table-cell table:formula="of:=[.Y63]-(2^8)*0" office:value-type="float" office:value="178.889940470178" calcext:value-type="float">
            <text:p>179</text:p>
          </table:table-cell>
          <table:table-cell/>
          <table:table-cell table:style-name="ce10" office:value-type="float" office:value="11" calcext:value-type="float">
            <text:p>11,0</text:p>
          </table:table-cell>
          <table:table-cell table:style-name="ce10"/>
          <table:table-cell table:formula="of:=PINTERP([.$A$15:.$A$205];[.$C$15:.$C$205];([.AZ$6]+[.$E63]))*1000" office:value-type="float" office:value="683.441103896104" calcext:value-type="float">
            <text:p>683</text:p>
          </table:table-cell>
          <table:table-cell table:formula="of:=PINTERP([.$A$15:.$A$205];[.$C$15:.$C$205];([.BA$6]+[.$E63]))*1000" office:value-type="float" office:value="683.16073051948" calcext:value-type="float">
            <text:p>683</text:p>
          </table:table-cell>
          <table:table-cell table:formula="of:=PINTERP([.$A$15:.$A$205];[.$C$15:.$C$205];([.BB$6]+[.$E63]))*1000" office:value-type="float" office:value="682.87974025974" calcext:value-type="float">
            <text:p>683</text:p>
          </table:table-cell>
          <table:table-cell table:formula="of:=PINTERP([.$A$15:.$A$205];[.$C$15:.$C$205];([.BC$6]+[.$E63]))*1000" office:value-type="float" office:value="682.598133116883" calcext:value-type="float">
            <text:p>683</text:p>
          </table:table-cell>
          <table:table-cell table:formula="of:=PINTERP([.$A$15:.$A$205];[.$C$15:.$C$205];([.BD$6]+[.$E63]))*1000" office:value-type="float" office:value="682.315909090909" calcext:value-type="float">
            <text:p>682</text:p>
          </table:table-cell>
          <table:table-cell table:formula="of:=PINTERP([.$A$15:.$A$205];[.$C$15:.$C$205];([.BE$6]+[.$E63]))*1000" office:value-type="float" office:value="682.033068181818" calcext:value-type="float">
            <text:p>682</text:p>
          </table:table-cell>
          <table:table-cell table:formula="of:=PINTERP([.$A$15:.$A$205];[.$C$15:.$C$205];([.BF$6]+[.$E63]))*1000" office:value-type="float" office:value="681.749610389611" calcext:value-type="float">
            <text:p>682</text:p>
          </table:table-cell>
          <table:table-cell table:formula="of:=PINTERP([.$A$15:.$A$205];[.$C$15:.$C$205];([.BG$6]+[.$E63]))*1000" office:value-type="float" office:value="681.465535714288" calcext:value-type="float">
            <text:p>681</text:p>
          </table:table-cell>
          <table:table-cell table:formula="of:=PINTERP([.$A$15:.$A$205];[.$C$15:.$C$205];([.BH$6]+[.$E63]))*1000" office:value-type="float" office:value="681.180844155847" calcext:value-type="float">
            <text:p>681</text:p>
          </table:table-cell>
          <table:table-cell table:formula="of:=PINTERP([.$A$15:.$A$205];[.$C$15:.$C$205];([.BI$6]+[.$E63]))*1000" office:value-type="float" office:value="680.895535714289" calcext:value-type="float">
            <text:p>681</text:p>
          </table:table-cell>
          <table:table-cell table:formula="of:=PINTERP([.$A$15:.$A$205];[.$C$15:.$C$205];([.BJ$6]+[.$E63]))*1000" office:value-type="float" office:value="680.609610389613" calcext:value-type="float">
            <text:p>681</text:p>
          </table:table-cell>
          <table:table-cell table:formula="of:=PINTERP([.$A$15:.$A$205];[.$C$15:.$C$205];([.BK$6]+[.$E63]))*1000" office:value-type="float" office:value="680.323068181821" calcext:value-type="float">
            <text:p>680</text:p>
          </table:table-cell>
          <table:table-cell table:formula="of:=PINTERP([.$A$15:.$A$205];[.$C$15:.$C$205];([.BL$6]+[.$E63]))*1000" office:value-type="float" office:value="680.035909090912" calcext:value-type="float">
            <text:p>680</text:p>
          </table:table-cell>
          <table:table-cell table:formula="of:=PINTERP([.$A$15:.$A$205];[.$C$15:.$C$205];([.BM$6]+[.$E63]))*1000" office:value-type="float" office:value="679.748133116886" calcext:value-type="float">
            <text:p>680</text:p>
          </table:table-cell>
          <table:table-cell table:formula="of:=PINTERP([.$A$15:.$A$205];[.$C$15:.$C$205];([.BN$6]+[.$E63]))*1000" office:value-type="float" office:value="679.459740259743" calcext:value-type="float">
            <text:p>679</text:p>
          </table:table-cell>
          <table:table-cell table:formula="of:=PINTERP([.$A$15:.$A$205];[.$C$15:.$C$205];([.BO$6]+[.$E63]))*1000" office:value-type="float" office:value="679.170730519484" calcext:value-type="float">
            <text:p>679</text:p>
          </table:table-cell>
          <table:table-cell table:formula="of:=PINTERP([.$A$15:.$A$205];[.$C$15:.$C$205];([.BP$6]+[.$E63]))*1000" office:value-type="float" office:value="678.881103896107" calcext:value-type="float">
            <text:p>679</text:p>
          </table:table-cell>
          <table:table-cell table:formula="of:=PINTERP([.$A$15:.$A$205];[.$C$15:.$C$205];([.BQ$6]+[.$E63]))*1000" office:value-type="float" office:value="678.590860389614" calcext:value-type="float">
            <text:p>679</text:p>
          </table:table-cell>
          <table:table-cell table:formula="of:=PINTERP([.$A$15:.$A$205];[.$C$15:.$C$205];([.BR$6]+[.$E63]))*1000" office:value-type="float" office:value="678.300000000006" calcext:value-type="float">
            <text:p>678</text:p>
          </table:table-cell>
          <table:table-cell table:style-name="ce17" table:formula="of:=PINTERP([.$A$15:.$A$205];[.$C$15:.$C$205];([.BS$6]+[.$E63]))*1000" office:value-type="float" office:value="678.016392821037" calcext:value-type="float">
            <text:p>678</text:p>
          </table:table-cell>
          <table:table-cell table:style-name="ce17"/>
          <table:table-cell table:style-name="ce10" office:value-type="float" office:value="11" calcext:value-type="float">
            <text:p>11,0</text:p>
          </table:table-cell>
          <table:table-cell table:formula="of:=[.AZ63]-(2^8)*2" office:value-type="float" office:value="171.441103896104" calcext:value-type="float">
            <text:p>171</text:p>
          </table:table-cell>
          <table:table-cell table:formula="of:=[.BA63]-(2^8)*2" office:value-type="float" office:value="171.16073051948" calcext:value-type="float">
            <text:p>171</text:p>
          </table:table-cell>
          <table:table-cell table:formula="of:=[.BB63]-(2^8)*2" office:value-type="float" office:value="170.87974025974" calcext:value-type="float">
            <text:p>171</text:p>
          </table:table-cell>
          <table:table-cell table:formula="of:=[.BC63]-(2^8)*2" office:value-type="float" office:value="170.598133116883" calcext:value-type="float">
            <text:p>171</text:p>
          </table:table-cell>
          <table:table-cell table:formula="of:=[.BD63]-(2^8)*2" office:value-type="float" office:value="170.315909090909" calcext:value-type="float">
            <text:p>170</text:p>
          </table:table-cell>
          <table:table-cell table:formula="of:=[.BE63]-(2^8)*2" office:value-type="float" office:value="170.033068181818" calcext:value-type="float">
            <text:p>170</text:p>
          </table:table-cell>
          <table:table-cell table:formula="of:=[.BF63]-(2^8)*2" office:value-type="float" office:value="169.749610389611" calcext:value-type="float">
            <text:p>170</text:p>
          </table:table-cell>
          <table:table-cell table:formula="of:=[.BG63]-(2^8)*2" office:value-type="float" office:value="169.465535714288" calcext:value-type="float">
            <text:p>169</text:p>
          </table:table-cell>
          <table:table-cell table:formula="of:=[.BH63]-(2^8)*2" office:value-type="float" office:value="169.180844155847" calcext:value-type="float">
            <text:p>169</text:p>
          </table:table-cell>
          <table:table-cell table:formula="of:=[.BI63]-(2^8)*2" office:value-type="float" office:value="168.895535714289" calcext:value-type="float">
            <text:p>169</text:p>
          </table:table-cell>
          <table:table-cell table:style-name="ce15" table:formula="of:=[.BJ63]-(2^8)*2" office:value-type="float" office:value="168.609610389613" calcext:value-type="float">
            <text:p>169</text:p>
          </table:table-cell>
          <table:table-cell table:style-name="ce15" table:formula="of:=[.BK63]-(2^8)*2" office:value-type="float" office:value="168.323068181821" calcext:value-type="float">
            <text:p>168</text:p>
          </table:table-cell>
          <table:table-cell table:style-name="ce15" table:formula="of:=[.BL63]-(2^8)*2" office:value-type="float" office:value="168.035909090912" calcext:value-type="float">
            <text:p>168</text:p>
          </table:table-cell>
          <table:table-cell table:style-name="ce15" table:formula="of:=[.BM63]-(2^8)*2" office:value-type="float" office:value="167.748133116886" calcext:value-type="float">
            <text:p>168</text:p>
          </table:table-cell>
          <table:table-cell table:style-name="ce15" table:formula="of:=[.BN63]-(2^8)*2" office:value-type="float" office:value="167.459740259743" calcext:value-type="float">
            <text:p>167</text:p>
          </table:table-cell>
          <table:table-cell table:style-name="ce15" table:formula="of:=[.BO63]-(2^8)*2" office:value-type="float" office:value="167.170730519484" calcext:value-type="float">
            <text:p>167</text:p>
          </table:table-cell>
          <table:table-cell table:style-name="ce15" table:formula="of:=[.BP63]-(2^8)*2" office:value-type="float" office:value="166.881103896107" calcext:value-type="float">
            <text:p>167</text:p>
          </table:table-cell>
          <table:table-cell table:style-name="ce15" table:formula="of:=[.BQ63]-(2^8)*2" office:value-type="float" office:value="166.590860389613" calcext:value-type="float">
            <text:p>167</text:p>
          </table:table-cell>
          <table:table-cell table:style-name="ce15" table:formula="of:=[.BR63]-(2^8)*2" office:value-type="float" office:value="166.300000000006" calcext:value-type="float">
            <text:p>166</text:p>
          </table:table-cell>
          <table:table-cell table:style-name="ce15" table:formula="of:=[.BS63]-(2^8)*2" office:value-type="float" office:value="166.016392821037" calcext:value-type="float">
            <text:p>166</text:p>
          </table:table-cell>
        </table:table-row>
        <table:table-row table:style-name="ro2">
          <table:table-cell table:style-name="ce4" office:value-type="float" office:value="79.862" calcext:value-type="float">
            <text:p>79,862</text:p>
          </table:table-cell>
          <table:table-cell table:style-name="ce8" office:value-type="percentage" office:value="0.7782" calcext:value-type="percentage">
            <text:p>77,82%</text:p>
          </table:table-cell>
          <table:table-cell table:style-name="ce8" office:value-type="percentage" office:value="0.8758" calcext:value-type="percentage">
            <text:p>87,58%</text:p>
          </table:table-cell>
          <table:table-cell/>
          <table:table-cell office:value-type="float" office:value="11.2" calcext:value-type="float">
            <text:p>11,2</text:p>
          </table:table-cell>
          <table:table-cell table:formula="of:=PINTERP([.$A$15:.$A$205];[.$B$15:.$B$205];([.F$6]+[.$E64]))*1000" office:value-type="float" office:value="178.58093983822" calcext:value-type="float">
            <text:p>179</text:p>
          </table:table-cell>
          <table:table-cell table:formula="of:=PINTERP([.$A$15:.$A$205];[.$B$15:.$B$205];([.G$6]+[.$E64]))*1000" office:value-type="float" office:value="178.272998104146" calcext:value-type="float">
            <text:p>178</text:p>
          </table:table-cell>
          <table:table-cell table:formula="of:=PINTERP([.$A$15:.$A$205];[.$B$15:.$B$205];([.H$6]+[.$E64]))*1000" office:value-type="float" office:value="177.966115267947" calcext:value-type="float">
            <text:p>178</text:p>
          </table:table-cell>
          <table:table-cell table:formula="of:=PINTERP([.$A$15:.$A$205];[.$B$15:.$B$205];([.I$6]+[.$E64]))*1000" office:value-type="float" office:value="177.660291329626" calcext:value-type="float">
            <text:p>178</text:p>
          </table:table-cell>
          <table:table-cell table:formula="of:=PINTERP([.$A$15:.$A$205];[.$B$15:.$B$205];([.J$6]+[.$E64]))*1000" office:value-type="float" office:value="177.355526289181" calcext:value-type="float">
            <text:p>177</text:p>
          </table:table-cell>
          <table:table-cell table:formula="of:=PINTERP([.$A$15:.$A$205];[.$B$15:.$B$205];([.K$6]+[.$E64]))*1000" office:value-type="float" office:value="177.051820146613" calcext:value-type="float">
            <text:p>177</text:p>
          </table:table-cell>
          <table:table-cell table:formula="of:=PINTERP([.$A$15:.$A$205];[.$B$15:.$B$205];([.L$6]+[.$E64]))*1000" office:value-type="float" office:value="176.749172901921" calcext:value-type="float">
            <text:p>177</text:p>
          </table:table-cell>
          <table:table-cell table:formula="of:=PINTERP([.$A$15:.$A$205];[.$B$15:.$B$205];([.M$6]+[.$E64]))*1000" office:value-type="float" office:value="176.447584555109" calcext:value-type="float">
            <text:p>176</text:p>
          </table:table-cell>
          <table:table-cell table:formula="of:=PINTERP([.$A$15:.$A$205];[.$B$15:.$B$205];([.N$6]+[.$E64]))*1000" office:value-type="float" office:value="176.147055106171" calcext:value-type="float">
            <text:p>176</text:p>
          </table:table-cell>
          <table:table-cell table:formula="of:=PINTERP([.$A$15:.$A$205];[.$B$15:.$B$205];([.O$6]+[.$E64]))*1000" office:value-type="float" office:value="175.847584555109" calcext:value-type="float">
            <text:p>176</text:p>
          </table:table-cell>
          <table:table-cell table:formula="of:=PINTERP([.$A$15:.$A$205];[.$B$15:.$B$205];([.P$6]+[.$E64]))*1000" office:value-type="float" office:value="175.549172901924" calcext:value-type="float">
            <text:p>176</text:p>
          </table:table-cell>
          <table:table-cell table:formula="of:=PINTERP([.$A$15:.$A$205];[.$B$15:.$B$205];([.Q$6]+[.$E64]))*1000" office:value-type="float" office:value="175.251820146615" calcext:value-type="float">
            <text:p>175</text:p>
          </table:table-cell>
          <table:table-cell table:formula="of:=PINTERP([.$A$15:.$A$205];[.$B$15:.$B$205];([.R$6]+[.$E64]))*1000" office:value-type="float" office:value="174.955526289184" calcext:value-type="float">
            <text:p>175</text:p>
          </table:table-cell>
          <table:table-cell table:formula="of:=PINTERP([.$A$15:.$A$205];[.$B$15:.$B$205];([.S$6]+[.$E64]))*1000" office:value-type="float" office:value="174.660291329629" calcext:value-type="float">
            <text:p>175</text:p>
          </table:table-cell>
          <table:table-cell table:formula="of:=PINTERP([.$A$15:.$A$205];[.$B$15:.$B$205];([.T$6]+[.$E64]))*1000" office:value-type="float" office:value="174.366115267951" calcext:value-type="float">
            <text:p>174</text:p>
          </table:table-cell>
          <table:table-cell table:formula="of:=PINTERP([.$A$15:.$A$205];[.$B$15:.$B$205];([.U$6]+[.$E64]))*1000" office:value-type="float" office:value="174.072998104151" calcext:value-type="float">
            <text:p>174</text:p>
          </table:table-cell>
          <table:table-cell table:formula="of:=PINTERP([.$A$15:.$A$205];[.$B$15:.$B$205];([.V$6]+[.$E64]))*1000" office:value-type="float" office:value="173.780939838226" calcext:value-type="float">
            <text:p>174</text:p>
          </table:table-cell>
          <table:table-cell table:formula="of:=PINTERP([.$A$15:.$A$205];[.$B$15:.$B$205];([.W$6]+[.$E64]))*1000" office:value-type="float" office:value="173.489940470178" calcext:value-type="float">
            <text:p>173</text:p>
          </table:table-cell>
          <table:table-cell table:formula="of:=PINTERP([.$A$15:.$A$205];[.$B$15:.$B$205];([.X$6]+[.$E64]))*1000" office:value-type="float" office:value="173.200000000006" calcext:value-type="float">
            <text:p>173</text:p>
          </table:table-cell>
          <table:table-cell table:formula="of:=PINTERP([.$A$15:.$A$205];[.$B$15:.$B$205];([.Y$6]+[.$E64]))*1000" office:value-type="float" office:value="172.925884732058" calcext:value-type="float">
            <text:p>173</text:p>
          </table:table-cell>
          <table:table-cell/>
          <table:table-cell office:value-type="float" office:value="11.2" calcext:value-type="float">
            <text:p>11,2</text:p>
          </table:table-cell>
          <table:table-cell/>
          <table:table-cell table:formula="of:=[.F64]-(2^8)*0" office:value-type="float" office:value="178.58093983822" calcext:value-type="float">
            <text:p>179</text:p>
          </table:table-cell>
          <table:table-cell table:formula="of:=[.G64]-(2^8)*0" office:value-type="float" office:value="178.272998104146" calcext:value-type="float">
            <text:p>178</text:p>
          </table:table-cell>
          <table:table-cell table:formula="of:=[.H64]-(2^8)*0" office:value-type="float" office:value="177.966115267947" calcext:value-type="float">
            <text:p>178</text:p>
          </table:table-cell>
          <table:table-cell table:formula="of:=[.I64]-(2^8)*0" office:value-type="float" office:value="177.660291329626" calcext:value-type="float">
            <text:p>178</text:p>
          </table:table-cell>
          <table:table-cell table:formula="of:=[.J64]-(2^8)*0" office:value-type="float" office:value="177.355526289181" calcext:value-type="float">
            <text:p>177</text:p>
          </table:table-cell>
          <table:table-cell table:formula="of:=[.K64]-(2^8)*0" office:value-type="float" office:value="177.051820146613" calcext:value-type="float">
            <text:p>177</text:p>
          </table:table-cell>
          <table:table-cell table:formula="of:=[.L64]-(2^8)*0" office:value-type="float" office:value="176.749172901921" calcext:value-type="float">
            <text:p>177</text:p>
          </table:table-cell>
          <table:table-cell table:formula="of:=[.M64]-(2^8)*0" office:value-type="float" office:value="176.447584555109" calcext:value-type="float">
            <text:p>176</text:p>
          </table:table-cell>
          <table:table-cell table:formula="of:=[.N64]-(2^8)*0" office:value-type="float" office:value="176.147055106171" calcext:value-type="float">
            <text:p>176</text:p>
          </table:table-cell>
          <table:table-cell table:formula="of:=[.O64]-(2^8)*0" office:value-type="float" office:value="175.847584555109" calcext:value-type="float">
            <text:p>176</text:p>
          </table:table-cell>
          <table:table-cell table:formula="of:=[.P64]-(2^8)*0" office:value-type="float" office:value="175.549172901924" calcext:value-type="float">
            <text:p>176</text:p>
          </table:table-cell>
          <table:table-cell table:formula="of:=[.Q64]-(2^8)*0" office:value-type="float" office:value="175.251820146615" calcext:value-type="float">
            <text:p>175</text:p>
          </table:table-cell>
          <table:table-cell table:formula="of:=[.R64]-(2^8)*0" office:value-type="float" office:value="174.955526289184" calcext:value-type="float">
            <text:p>175</text:p>
          </table:table-cell>
          <table:table-cell table:formula="of:=[.S64]-(2^8)*0" office:value-type="float" office:value="174.660291329629" calcext:value-type="float">
            <text:p>175</text:p>
          </table:table-cell>
          <table:table-cell table:formula="of:=[.T64]-(2^8)*0" office:value-type="float" office:value="174.366115267951" calcext:value-type="float">
            <text:p>174</text:p>
          </table:table-cell>
          <table:table-cell table:formula="of:=[.U64]-(2^8)*0" office:value-type="float" office:value="174.072998104151" calcext:value-type="float">
            <text:p>174</text:p>
          </table:table-cell>
          <table:table-cell table:formula="of:=[.V64]-(2^8)*0" office:value-type="float" office:value="173.780939838226" calcext:value-type="float">
            <text:p>174</text:p>
          </table:table-cell>
          <table:table-cell table:formula="of:=[.W64]-(2^8)*0" office:value-type="float" office:value="173.489940470178" calcext:value-type="float">
            <text:p>173</text:p>
          </table:table-cell>
          <table:table-cell table:formula="of:=[.X64]-(2^8)*0" office:value-type="float" office:value="173.200000000006" calcext:value-type="float">
            <text:p>173</text:p>
          </table:table-cell>
          <table:table-cell table:formula="of:=[.Y64]-(2^8)*0" office:value-type="float" office:value="172.925884732058" calcext:value-type="float">
            <text:p>173</text:p>
          </table:table-cell>
          <table:table-cell/>
          <table:table-cell table:style-name="ce10" office:value-type="float" office:value="11.2" calcext:value-type="float">
            <text:p>11,2</text:p>
          </table:table-cell>
          <table:table-cell table:style-name="ce10"/>
          <table:table-cell table:formula="of:=PINTERP([.$A$15:.$A$205];[.$C$15:.$C$205];([.AZ$6]+[.$E64]))*1000" office:value-type="float" office:value="677.732639029322" calcext:value-type="float">
            <text:p>678</text:p>
          </table:table-cell>
          <table:table-cell table:formula="of:=PINTERP([.$A$15:.$A$205];[.$C$15:.$C$205];([.BA$6]+[.$E64]))*1000" office:value-type="float" office:value="677.448738624874" calcext:value-type="float">
            <text:p>677</text:p>
          </table:table-cell>
          <table:table-cell table:formula="of:=PINTERP([.$A$15:.$A$205];[.$C$15:.$C$205];([.BB$6]+[.$E64]))*1000" office:value-type="float" office:value="677.164691607684" calcext:value-type="float">
            <text:p>677</text:p>
          </table:table-cell>
          <table:table-cell table:formula="of:=PINTERP([.$A$15:.$A$205];[.$C$15:.$C$205];([.BC$6]+[.$E64]))*1000" office:value-type="float" office:value="676.880497977755" calcext:value-type="float">
            <text:p>677</text:p>
          </table:table-cell>
          <table:table-cell table:formula="of:=PINTERP([.$A$15:.$A$205];[.$C$15:.$C$205];([.BD$6]+[.$E64]))*1000" office:value-type="float" office:value="676.596157735086" calcext:value-type="float">
            <text:p>677</text:p>
          </table:table-cell>
          <table:table-cell table:formula="of:=PINTERP([.$A$15:.$A$205];[.$C$15:.$C$205];([.BE$6]+[.$E64]))*1000" office:value-type="float" office:value="676.311670879676" calcext:value-type="float">
            <text:p>676</text:p>
          </table:table-cell>
          <table:table-cell table:formula="of:=PINTERP([.$A$15:.$A$205];[.$C$15:.$C$205];([.BF$6]+[.$E64]))*1000" office:value-type="float" office:value="676.027037411527" calcext:value-type="float">
            <text:p>676</text:p>
          </table:table-cell>
          <table:table-cell table:formula="of:=PINTERP([.$A$15:.$A$205];[.$C$15:.$C$205];([.BG$6]+[.$E64]))*1000" office:value-type="float" office:value="675.74225733064" calcext:value-type="float">
            <text:p>676</text:p>
          </table:table-cell>
          <table:table-cell table:formula="of:=PINTERP([.$A$15:.$A$205];[.$C$15:.$C$205];([.BH$6]+[.$E64]))*1000" office:value-type="float" office:value="675.45733063701" calcext:value-type="float">
            <text:p>675</text:p>
          </table:table-cell>
          <table:table-cell table:formula="of:=PINTERP([.$A$15:.$A$205];[.$C$15:.$C$205];([.BI$6]+[.$E64]))*1000" office:value-type="float" office:value="675.17225733064" calcext:value-type="float">
            <text:p>675</text:p>
          </table:table-cell>
          <table:table-cell table:formula="of:=PINTERP([.$A$15:.$A$205];[.$C$15:.$C$205];([.BJ$6]+[.$E64]))*1000" office:value-type="float" office:value="674.88703741153" calcext:value-type="float">
            <text:p>675</text:p>
          </table:table-cell>
          <table:table-cell table:formula="of:=PINTERP([.$A$15:.$A$205];[.$C$15:.$C$205];([.BK$6]+[.$E64]))*1000" office:value-type="float" office:value="674.601670879679" calcext:value-type="float">
            <text:p>675</text:p>
          </table:table-cell>
          <table:table-cell table:formula="of:=PINTERP([.$A$15:.$A$205];[.$C$15:.$C$205];([.BL$6]+[.$E64]))*1000" office:value-type="float" office:value="674.316157735089" calcext:value-type="float">
            <text:p>674</text:p>
          </table:table-cell>
          <table:table-cell table:formula="of:=PINTERP([.$A$15:.$A$205];[.$C$15:.$C$205];([.BM$6]+[.$E64]))*1000" office:value-type="float" office:value="674.030497977758" calcext:value-type="float">
            <text:p>674</text:p>
          </table:table-cell>
          <table:table-cell table:formula="of:=PINTERP([.$A$15:.$A$205];[.$C$15:.$C$205];([.BN$6]+[.$E64]))*1000" office:value-type="float" office:value="673.744691607688" calcext:value-type="float">
            <text:p>674</text:p>
          </table:table-cell>
          <table:table-cell table:formula="of:=PINTERP([.$A$15:.$A$205];[.$C$15:.$C$205];([.BO$6]+[.$E64]))*1000" office:value-type="float" office:value="673.458738624877" calcext:value-type="float">
            <text:p>673</text:p>
          </table:table-cell>
          <table:table-cell table:formula="of:=PINTERP([.$A$15:.$A$205];[.$C$15:.$C$205];([.BP$6]+[.$E64]))*1000" office:value-type="float" office:value="673.172639029325" calcext:value-type="float">
            <text:p>673</text:p>
          </table:table-cell>
          <table:table-cell table:formula="of:=PINTERP([.$A$15:.$A$205];[.$C$15:.$C$205];([.BQ$6]+[.$E64]))*1000" office:value-type="float" office:value="672.886392821034" calcext:value-type="float">
            <text:p>673</text:p>
          </table:table-cell>
          <table:table-cell table:formula="of:=PINTERP([.$A$15:.$A$205];[.$C$15:.$C$205];([.BR$6]+[.$E64]))*1000" office:value-type="float" office:value="672.600000000006" calcext:value-type="float">
            <text:p>673</text:p>
          </table:table-cell>
          <table:table-cell table:style-name="ce17" table:formula="of:=PINTERP([.$A$15:.$A$205];[.$C$15:.$C$205];([.BS$6]+[.$E64]))*1000" office:value-type="float" office:value="672.311348089864" calcext:value-type="float">
            <text:p>672</text:p>
          </table:table-cell>
          <table:table-cell table:style-name="ce17"/>
          <table:table-cell table:style-name="ce10" office:value-type="float" office:value="11.2" calcext:value-type="float">
            <text:p>11,2</text:p>
          </table:table-cell>
          <table:table-cell table:formula="of:=[.AZ64]-(2^8)*2" office:value-type="float" office:value="165.732639029322" calcext:value-type="float">
            <text:p>166</text:p>
          </table:table-cell>
          <table:table-cell table:formula="of:=[.BA64]-(2^8)*2" office:value-type="float" office:value="165.448738624874" calcext:value-type="float">
            <text:p>165</text:p>
          </table:table-cell>
          <table:table-cell table:formula="of:=[.BB64]-(2^8)*2" office:value-type="float" office:value="165.164691607684" calcext:value-type="float">
            <text:p>165</text:p>
          </table:table-cell>
          <table:table-cell table:formula="of:=[.BC64]-(2^8)*2" office:value-type="float" office:value="164.880497977755" calcext:value-type="float">
            <text:p>165</text:p>
          </table:table-cell>
          <table:table-cell table:formula="of:=[.BD64]-(2^8)*2" office:value-type="float" office:value="164.596157735086" calcext:value-type="float">
            <text:p>165</text:p>
          </table:table-cell>
          <table:table-cell table:formula="of:=[.BE64]-(2^8)*2" office:value-type="float" office:value="164.311670879676" calcext:value-type="float">
            <text:p>164</text:p>
          </table:table-cell>
          <table:table-cell table:formula="of:=[.BF64]-(2^8)*2" office:value-type="float" office:value="164.027037411527" calcext:value-type="float">
            <text:p>164</text:p>
          </table:table-cell>
          <table:table-cell table:formula="of:=[.BG64]-(2^8)*2" office:value-type="float" office:value="163.74225733064" calcext:value-type="float">
            <text:p>164</text:p>
          </table:table-cell>
          <table:table-cell table:formula="of:=[.BH64]-(2^8)*2" office:value-type="float" office:value="163.45733063701" calcext:value-type="float">
            <text:p>163</text:p>
          </table:table-cell>
          <table:table-cell table:formula="of:=[.BI64]-(2^8)*2" office:value-type="float" office:value="163.17225733064" calcext:value-type="float">
            <text:p>163</text:p>
          </table:table-cell>
          <table:table-cell table:style-name="ce15" table:formula="of:=[.BJ64]-(2^8)*2" office:value-type="float" office:value="162.88703741153" calcext:value-type="float">
            <text:p>163</text:p>
          </table:table-cell>
          <table:table-cell table:style-name="ce15" table:formula="of:=[.BK64]-(2^8)*2" office:value-type="float" office:value="162.601670879679" calcext:value-type="float">
            <text:p>163</text:p>
          </table:table-cell>
          <table:table-cell table:style-name="ce15" table:formula="of:=[.BL64]-(2^8)*2" office:value-type="float" office:value="162.316157735089" calcext:value-type="float">
            <text:p>162</text:p>
          </table:table-cell>
          <table:table-cell table:style-name="ce15" table:formula="of:=[.BM64]-(2^8)*2" office:value-type="float" office:value="162.030497977758" calcext:value-type="float">
            <text:p>162</text:p>
          </table:table-cell>
          <table:table-cell table:style-name="ce15" table:formula="of:=[.BN64]-(2^8)*2" office:value-type="float" office:value="161.744691607688" calcext:value-type="float">
            <text:p>162</text:p>
          </table:table-cell>
          <table:table-cell table:style-name="ce15" table:formula="of:=[.BO64]-(2^8)*2" office:value-type="float" office:value="161.458738624876" calcext:value-type="float">
            <text:p>161</text:p>
          </table:table-cell>
          <table:table-cell table:style-name="ce15" table:formula="of:=[.BP64]-(2^8)*2" office:value-type="float" office:value="161.172639029325" calcext:value-type="float">
            <text:p>161</text:p>
          </table:table-cell>
          <table:table-cell table:style-name="ce15" table:formula="of:=[.BQ64]-(2^8)*2" office:value-type="float" office:value="160.886392821034" calcext:value-type="float">
            <text:p>161</text:p>
          </table:table-cell>
          <table:table-cell table:style-name="ce15" table:formula="of:=[.BR64]-(2^8)*2" office:value-type="float" office:value="160.600000000006" calcext:value-type="float">
            <text:p>161</text:p>
          </table:table-cell>
          <table:table-cell table:style-name="ce15" table:formula="of:=[.BS64]-(2^8)*2" office:value-type="float" office:value="160.311348089864" calcext:value-type="float">
            <text:p>160</text:p>
          </table:table-cell>
        </table:table-row>
        <table:table-row table:style-name="ro2">
          <table:table-cell table:style-name="ce4" office:value-type="float" office:value="79.906" calcext:value-type="float">
            <text:p>79,906</text:p>
          </table:table-cell>
          <table:table-cell table:style-name="ce8" office:value-type="percentage" office:value="0.7739" calcext:value-type="percentage">
            <text:p>77,39%</text:p>
          </table:table-cell>
          <table:table-cell table:style-name="ce8" office:value-type="percentage" office:value="0.8742" calcext:value-type="percentage">
            <text:p>87,42%</text:p>
          </table:table-cell>
          <table:table-cell/>
          <table:table-cell office:value-type="float" office:value="11.4" calcext:value-type="float">
            <text:p>11,4</text:p>
          </table:table-cell>
          <table:table-cell table:formula="of:=PINTERP([.$A$15:.$A$205];[.$B$15:.$B$205];([.F$6]+[.$E65]))*1000" office:value-type="float" office:value="172.652578361982" calcext:value-type="float">
            <text:p>173</text:p>
          </table:table-cell>
          <table:table-cell table:formula="of:=PINTERP([.$A$15:.$A$205];[.$B$15:.$B$205];([.G$6]+[.$E65]))*1000" office:value-type="float" office:value="172.380080889788" calcext:value-type="float">
            <text:p>172</text:p>
          </table:table-cell>
          <table:table-cell table:formula="of:=PINTERP([.$A$15:.$A$205];[.$B$15:.$B$205];([.H$6]+[.$E65]))*1000" office:value-type="float" office:value="172.10839231547" calcext:value-type="float">
            <text:p>172</text:p>
          </table:table-cell>
          <table:table-cell table:formula="of:=PINTERP([.$A$15:.$A$205];[.$B$15:.$B$205];([.I$6]+[.$E65]))*1000" office:value-type="float" office:value="171.837512639029" calcext:value-type="float">
            <text:p>172</text:p>
          </table:table-cell>
          <table:table-cell table:formula="of:=PINTERP([.$A$15:.$A$205];[.$B$15:.$B$205];([.J$6]+[.$E65]))*1000" office:value-type="float" office:value="171.567441860465" calcext:value-type="float">
            <text:p>172</text:p>
          </table:table-cell>
          <table:table-cell table:formula="of:=PINTERP([.$A$15:.$A$205];[.$B$15:.$B$205];([.K$6]+[.$E65]))*1000" office:value-type="float" office:value="171.298179979777" calcext:value-type="float">
            <text:p>171</text:p>
          </table:table-cell>
          <table:table-cell table:formula="of:=PINTERP([.$A$15:.$A$205];[.$B$15:.$B$205];([.L$6]+[.$E65]))*1000" office:value-type="float" office:value="171.029726996967" calcext:value-type="float">
            <text:p>171</text:p>
          </table:table-cell>
          <table:table-cell table:formula="of:=PINTERP([.$A$15:.$A$205];[.$B$15:.$B$205];([.M$6]+[.$E65]))*1000" office:value-type="float" office:value="170.762082912035" calcext:value-type="float">
            <text:p>171</text:p>
          </table:table-cell>
          <table:table-cell table:formula="of:=PINTERP([.$A$15:.$A$205];[.$B$15:.$B$205];([.N$6]+[.$E65]))*1000" office:value-type="float" office:value="170.495247724977" calcext:value-type="float">
            <text:p>170</text:p>
          </table:table-cell>
          <table:table-cell table:formula="of:=PINTERP([.$A$15:.$A$205];[.$B$15:.$B$205];([.O$6]+[.$E65]))*1000" office:value-type="float" office:value="170.229221435796" calcext:value-type="float">
            <text:p>170</text:p>
          </table:table-cell>
          <table:table-cell table:formula="of:=PINTERP([.$A$15:.$A$205];[.$B$15:.$B$205];([.P$6]+[.$E65]))*1000" office:value-type="float" office:value="169.964004044492" calcext:value-type="float">
            <text:p>170</text:p>
          </table:table-cell>
          <table:table-cell table:formula="of:=PINTERP([.$A$15:.$A$205];[.$B$15:.$B$205];([.Q$6]+[.$E65]))*1000" office:value-type="float" office:value="169.699595551064" calcext:value-type="float">
            <text:p>170</text:p>
          </table:table-cell>
          <table:table-cell table:formula="of:=PINTERP([.$A$15:.$A$205];[.$B$15:.$B$205];([.R$6]+[.$E65]))*1000" office:value-type="float" office:value="169.435995955513" calcext:value-type="float">
            <text:p>169</text:p>
          </table:table-cell>
          <table:table-cell table:formula="of:=PINTERP([.$A$15:.$A$205];[.$B$15:.$B$205];([.S$6]+[.$E65]))*1000" office:value-type="float" office:value="169.173205257839" calcext:value-type="float">
            <text:p>169</text:p>
          </table:table-cell>
          <table:table-cell table:formula="of:=PINTERP([.$A$15:.$A$205];[.$B$15:.$B$205];([.T$6]+[.$E65]))*1000" office:value-type="float" office:value="168.911223458041" calcext:value-type="float">
            <text:p>169</text:p>
          </table:table-cell>
          <table:table-cell table:formula="of:=PINTERP([.$A$15:.$A$205];[.$B$15:.$B$205];([.U$6]+[.$E65]))*1000" office:value-type="float" office:value="168.650050556123" calcext:value-type="float">
            <text:p>169</text:p>
          </table:table-cell>
          <table:table-cell table:formula="of:=PINTERP([.$A$15:.$A$205];[.$B$15:.$B$205];([.V$6]+[.$E65]))*1000" office:value-type="float" office:value="168.389686552078" calcext:value-type="float">
            <text:p>168</text:p>
          </table:table-cell>
          <table:table-cell table:formula="of:=PINTERP([.$A$15:.$A$205];[.$B$15:.$B$205];([.W$6]+[.$E65]))*1000" office:value-type="float" office:value="168.13013144591" calcext:value-type="float">
            <text:p>168</text:p>
          </table:table-cell>
          <table:table-cell table:formula="of:=PINTERP([.$A$15:.$A$205];[.$B$15:.$B$205];([.X$6]+[.$E65]))*1000" office:value-type="float" office:value="167.871385237619" calcext:value-type="float">
            <text:p>168</text:p>
          </table:table-cell>
          <table:table-cell table:formula="of:=PINTERP([.$A$15:.$A$205];[.$B$15:.$B$205];([.Y$6]+[.$E65]))*1000" office:value-type="float" office:value="167.613447927204" calcext:value-type="float">
            <text:p>168</text:p>
          </table:table-cell>
          <table:table-cell/>
          <table:table-cell office:value-type="float" office:value="11.4" calcext:value-type="float">
            <text:p>11,4</text:p>
          </table:table-cell>
          <table:table-cell/>
          <table:table-cell table:formula="of:=[.F65]-(2^8)*0" office:value-type="float" office:value="172.652578361982" calcext:value-type="float">
            <text:p>173</text:p>
          </table:table-cell>
          <table:table-cell table:formula="of:=[.G65]-(2^8)*0" office:value-type="float" office:value="172.380080889788" calcext:value-type="float">
            <text:p>172</text:p>
          </table:table-cell>
          <table:table-cell table:formula="of:=[.H65]-(2^8)*0" office:value-type="float" office:value="172.10839231547" calcext:value-type="float">
            <text:p>172</text:p>
          </table:table-cell>
          <table:table-cell table:formula="of:=[.I65]-(2^8)*0" office:value-type="float" office:value="171.837512639029" calcext:value-type="float">
            <text:p>172</text:p>
          </table:table-cell>
          <table:table-cell table:formula="of:=[.J65]-(2^8)*0" office:value-type="float" office:value="171.567441860465" calcext:value-type="float">
            <text:p>172</text:p>
          </table:table-cell>
          <table:table-cell table:formula="of:=[.K65]-(2^8)*0" office:value-type="float" office:value="171.298179979777" calcext:value-type="float">
            <text:p>171</text:p>
          </table:table-cell>
          <table:table-cell table:formula="of:=[.L65]-(2^8)*0" office:value-type="float" office:value="171.029726996967" calcext:value-type="float">
            <text:p>171</text:p>
          </table:table-cell>
          <table:table-cell table:formula="of:=[.M65]-(2^8)*0" office:value-type="float" office:value="170.762082912035" calcext:value-type="float">
            <text:p>171</text:p>
          </table:table-cell>
          <table:table-cell table:formula="of:=[.N65]-(2^8)*0" office:value-type="float" office:value="170.495247724977" calcext:value-type="float">
            <text:p>170</text:p>
          </table:table-cell>
          <table:table-cell table:formula="of:=[.O65]-(2^8)*0" office:value-type="float" office:value="170.229221435796" calcext:value-type="float">
            <text:p>170</text:p>
          </table:table-cell>
          <table:table-cell table:formula="of:=[.P65]-(2^8)*0" office:value-type="float" office:value="169.964004044492" calcext:value-type="float">
            <text:p>170</text:p>
          </table:table-cell>
          <table:table-cell table:formula="of:=[.Q65]-(2^8)*0" office:value-type="float" office:value="169.699595551064" calcext:value-type="float">
            <text:p>170</text:p>
          </table:table-cell>
          <table:table-cell table:formula="of:=[.R65]-(2^8)*0" office:value-type="float" office:value="169.435995955513" calcext:value-type="float">
            <text:p>169</text:p>
          </table:table-cell>
          <table:table-cell table:formula="of:=[.S65]-(2^8)*0" office:value-type="float" office:value="169.173205257839" calcext:value-type="float">
            <text:p>169</text:p>
          </table:table-cell>
          <table:table-cell table:formula="of:=[.T65]-(2^8)*0" office:value-type="float" office:value="168.911223458041" calcext:value-type="float">
            <text:p>169</text:p>
          </table:table-cell>
          <table:table-cell table:formula="of:=[.U65]-(2^8)*0" office:value-type="float" office:value="168.650050556123" calcext:value-type="float">
            <text:p>169</text:p>
          </table:table-cell>
          <table:table-cell table:formula="of:=[.V65]-(2^8)*0" office:value-type="float" office:value="168.389686552078" calcext:value-type="float">
            <text:p>168</text:p>
          </table:table-cell>
          <table:table-cell table:formula="of:=[.W65]-(2^8)*0" office:value-type="float" office:value="168.13013144591" calcext:value-type="float">
            <text:p>168</text:p>
          </table:table-cell>
          <table:table-cell table:formula="of:=[.X65]-(2^8)*0" office:value-type="float" office:value="167.871385237619" calcext:value-type="float">
            <text:p>168</text:p>
          </table:table-cell>
          <table:table-cell table:formula="of:=[.Y65]-(2^8)*0" office:value-type="float" office:value="167.613447927204" calcext:value-type="float">
            <text:p>168</text:p>
          </table:table-cell>
          <table:table-cell/>
          <table:table-cell table:style-name="ce10" office:value-type="float" office:value="11.4" calcext:value-type="float">
            <text:p>11,4</text:p>
          </table:table-cell>
          <table:table-cell table:style-name="ce10"/>
          <table:table-cell table:formula="of:=PINTERP([.$A$15:.$A$205];[.$C$15:.$C$205];([.AZ$6]+[.$E65]))*1000" office:value-type="float" office:value="672.022455049017" calcext:value-type="float">
            <text:p>672</text:p>
          </table:table-cell>
          <table:table-cell table:formula="of:=PINTERP([.$A$15:.$A$205];[.$C$15:.$C$205];([.BA$6]+[.$E65]))*1000" office:value-type="float" office:value="671.733320877478" calcext:value-type="float">
            <text:p>672</text:p>
          </table:table-cell>
          <table:table-cell table:formula="of:=PINTERP([.$A$15:.$A$205];[.$C$15:.$C$205];([.BB$6]+[.$E65]))*1000" office:value-type="float" office:value="671.443945575241" calcext:value-type="float">
            <text:p>671</text:p>
          </table:table-cell>
          <table:table-cell table:formula="of:=PINTERP([.$A$15:.$A$205];[.$C$15:.$C$205];([.BC$6]+[.$E65]))*1000" office:value-type="float" office:value="671.154329142305" calcext:value-type="float">
            <text:p>671</text:p>
          </table:table-cell>
          <table:table-cell table:formula="of:=PINTERP([.$A$15:.$A$205];[.$C$15:.$C$205];([.BD$6]+[.$E65]))*1000" office:value-type="float" office:value="670.86447157867" calcext:value-type="float">
            <text:p>671</text:p>
          </table:table-cell>
          <table:table-cell table:formula="of:=PINTERP([.$A$15:.$A$205];[.$C$15:.$C$205];([.BE$6]+[.$E65]))*1000" office:value-type="float" office:value="670.574372884336" calcext:value-type="float">
            <text:p>671</text:p>
          </table:table-cell>
          <table:table-cell table:formula="of:=PINTERP([.$A$15:.$A$205];[.$C$15:.$C$205];([.BF$6]+[.$E65]))*1000" office:value-type="float" office:value="670.284033059305" calcext:value-type="float">
            <text:p>670</text:p>
          </table:table-cell>
          <table:table-cell table:formula="of:=PINTERP([.$A$15:.$A$205];[.$C$15:.$C$205];([.BG$6]+[.$E65]))*1000" office:value-type="float" office:value="669.993452103577" calcext:value-type="float">
            <text:p>670</text:p>
          </table:table-cell>
          <table:table-cell table:formula="of:=PINTERP([.$A$15:.$A$205];[.$C$15:.$C$205];([.BH$6]+[.$E65]))*1000" office:value-type="float" office:value="669.702630017148" calcext:value-type="float">
            <text:p>670</text:p>
          </table:table-cell>
          <table:table-cell table:formula="of:=PINTERP([.$A$15:.$A$205];[.$C$15:.$C$205];([.BI$6]+[.$E65]))*1000" office:value-type="float" office:value="669.411566800021" calcext:value-type="float">
            <text:p>669</text:p>
          </table:table-cell>
          <table:table-cell table:formula="of:=PINTERP([.$A$15:.$A$205];[.$C$15:.$C$205];([.BJ$6]+[.$E65]))*1000" office:value-type="float" office:value="669.120262452194" calcext:value-type="float">
            <text:p>669</text:p>
          </table:table-cell>
          <table:table-cell table:formula="of:=PINTERP([.$A$15:.$A$205];[.$C$15:.$C$205];([.BK$6]+[.$E65]))*1000" office:value-type="float" office:value="668.82871697367" calcext:value-type="float">
            <text:p>669</text:p>
          </table:table-cell>
          <table:table-cell table:formula="of:=PINTERP([.$A$15:.$A$205];[.$C$15:.$C$205];([.BL$6]+[.$E65]))*1000" office:value-type="float" office:value="668.536930364447" calcext:value-type="float">
            <text:p>669</text:p>
          </table:table-cell>
          <table:table-cell table:formula="of:=PINTERP([.$A$15:.$A$205];[.$C$15:.$C$205];([.BM$6]+[.$E65]))*1000" office:value-type="float" office:value="668.244902624525" calcext:value-type="float">
            <text:p>668</text:p>
          </table:table-cell>
          <table:table-cell table:formula="of:=PINTERP([.$A$15:.$A$205];[.$C$15:.$C$205];([.BN$6]+[.$E65]))*1000" office:value-type="float" office:value="667.952633753905" calcext:value-type="float">
            <text:p>668</text:p>
          </table:table-cell>
          <table:table-cell table:formula="of:=PINTERP([.$A$15:.$A$205];[.$C$15:.$C$205];([.BO$6]+[.$E65]))*1000" office:value-type="float" office:value="667.660123752586" calcext:value-type="float">
            <text:p>668</text:p>
          </table:table-cell>
          <table:table-cell table:formula="of:=PINTERP([.$A$15:.$A$205];[.$C$15:.$C$205];([.BP$6]+[.$E65]))*1000" office:value-type="float" office:value="667.367372620568" calcext:value-type="float">
            <text:p>667</text:p>
          </table:table-cell>
          <table:table-cell table:formula="of:=PINTERP([.$A$15:.$A$205];[.$C$15:.$C$205];([.BQ$6]+[.$E65]))*1000" office:value-type="float" office:value="667.074380357853" calcext:value-type="float">
            <text:p>667</text:p>
          </table:table-cell>
          <table:table-cell table:formula="of:=PINTERP([.$A$15:.$A$205];[.$C$15:.$C$205];([.BR$6]+[.$E65]))*1000" office:value-type="float" office:value="666.781146964441" calcext:value-type="float">
            <text:p>667</text:p>
          </table:table-cell>
          <table:table-cell table:style-name="ce17" table:formula="of:=PINTERP([.$A$15:.$A$205];[.$C$15:.$C$205];([.BS$6]+[.$E65]))*1000" office:value-type="float" office:value="666.487672440328" calcext:value-type="float">
            <text:p>666</text:p>
          </table:table-cell>
          <table:table-cell table:style-name="ce17"/>
          <table:table-cell table:style-name="ce10" office:value-type="float" office:value="11.4" calcext:value-type="float">
            <text:p>11,4</text:p>
          </table:table-cell>
          <table:table-cell table:formula="of:=[.AZ65]-(2^8)*2" office:value-type="float" office:value="160.022455049017" calcext:value-type="float">
            <text:p>160</text:p>
          </table:table-cell>
          <table:table-cell table:formula="of:=[.BA65]-(2^8)*2" office:value-type="float" office:value="159.733320877478" calcext:value-type="float">
            <text:p>160</text:p>
          </table:table-cell>
          <table:table-cell table:formula="of:=[.BB65]-(2^8)*2" office:value-type="float" office:value="159.443945575241" calcext:value-type="float">
            <text:p>159</text:p>
          </table:table-cell>
          <table:table-cell table:formula="of:=[.BC65]-(2^8)*2" office:value-type="float" office:value="159.154329142305" calcext:value-type="float">
            <text:p>159</text:p>
          </table:table-cell>
          <table:table-cell table:formula="of:=[.BD65]-(2^8)*2" office:value-type="float" office:value="158.86447157867" calcext:value-type="float">
            <text:p>159</text:p>
          </table:table-cell>
          <table:table-cell table:formula="of:=[.BE65]-(2^8)*2" office:value-type="float" office:value="158.574372884336" calcext:value-type="float">
            <text:p>159</text:p>
          </table:table-cell>
          <table:table-cell table:formula="of:=[.BF65]-(2^8)*2" office:value-type="float" office:value="158.284033059305" calcext:value-type="float">
            <text:p>158</text:p>
          </table:table-cell>
          <table:table-cell table:formula="of:=[.BG65]-(2^8)*2" office:value-type="float" office:value="157.993452103577" calcext:value-type="float">
            <text:p>158</text:p>
          </table:table-cell>
          <table:table-cell table:formula="of:=[.BH65]-(2^8)*2" office:value-type="float" office:value="157.702630017148" calcext:value-type="float">
            <text:p>158</text:p>
          </table:table-cell>
          <table:table-cell table:formula="of:=[.BI65]-(2^8)*2" office:value-type="float" office:value="157.411566800021" calcext:value-type="float">
            <text:p>157</text:p>
          </table:table-cell>
          <table:table-cell table:style-name="ce15" table:formula="of:=[.BJ65]-(2^8)*2" office:value-type="float" office:value="157.120262452194" calcext:value-type="float">
            <text:p>157</text:p>
          </table:table-cell>
          <table:table-cell table:style-name="ce15" table:formula="of:=[.BK65]-(2^8)*2" office:value-type="float" office:value="156.82871697367" calcext:value-type="float">
            <text:p>157</text:p>
          </table:table-cell>
          <table:table-cell table:style-name="ce15" table:formula="of:=[.BL65]-(2^8)*2" office:value-type="float" office:value="156.536930364447" calcext:value-type="float">
            <text:p>157</text:p>
          </table:table-cell>
          <table:table-cell table:style-name="ce15" table:formula="of:=[.BM65]-(2^8)*2" office:value-type="float" office:value="156.244902624525" calcext:value-type="float">
            <text:p>156</text:p>
          </table:table-cell>
          <table:table-cell table:style-name="ce15" table:formula="of:=[.BN65]-(2^8)*2" office:value-type="float" office:value="155.952633753905" calcext:value-type="float">
            <text:p>156</text:p>
          </table:table-cell>
          <table:table-cell table:style-name="ce15" table:formula="of:=[.BO65]-(2^8)*2" office:value-type="float" office:value="155.660123752586" calcext:value-type="float">
            <text:p>156</text:p>
          </table:table-cell>
          <table:table-cell table:style-name="ce15" table:formula="of:=[.BP65]-(2^8)*2" office:value-type="float" office:value="155.367372620568" calcext:value-type="float">
            <text:p>155</text:p>
          </table:table-cell>
          <table:table-cell table:style-name="ce15" table:formula="of:=[.BQ65]-(2^8)*2" office:value-type="float" office:value="155.074380357853" calcext:value-type="float">
            <text:p>155</text:p>
          </table:table-cell>
          <table:table-cell table:style-name="ce15" table:formula="of:=[.BR65]-(2^8)*2" office:value-type="float" office:value="154.781146964441" calcext:value-type="float">
            <text:p>155</text:p>
          </table:table-cell>
          <table:table-cell table:style-name="ce15" table:formula="of:=[.BS65]-(2^8)*2" office:value-type="float" office:value="154.487672440328" calcext:value-type="float">
            <text:p>154</text:p>
          </table:table-cell>
        </table:table-row>
        <table:table-row table:style-name="ro2">
          <table:table-cell office:value-type="float" office:value="79.952" calcext:value-type="float">
            <text:p>79,952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8727" calcext:value-type="percentage">
            <text:p>87,27%</text:p>
          </table:table-cell>
          <table:table-cell/>
          <table:table-cell office:value-type="float" office:value="11.6" calcext:value-type="float">
            <text:p>11,6</text:p>
          </table:table-cell>
          <table:table-cell table:formula="of:=PINTERP([.$A$15:.$A$205];[.$B$15:.$B$205];([.F$6]+[.$E66]))*1000" office:value-type="float" office:value="167.356319514661" calcext:value-type="float">
            <text:p>167</text:p>
          </table:table-cell>
          <table:table-cell table:formula="of:=PINTERP([.$A$15:.$A$205];[.$B$15:.$B$205];([.G$6]+[.$E66]))*1000" office:value-type="float" office:value="167.1" calcext:value-type="float">
            <text:p>167</text:p>
          </table:table-cell>
          <table:table-cell table:formula="of:=PINTERP([.$A$15:.$A$205];[.$B$15:.$B$205];([.H$6]+[.$E66]))*1000" office:value-type="float" office:value="166.823797345025" calcext:value-type="float">
            <text:p>167</text:p>
          </table:table-cell>
          <table:table-cell table:formula="of:=PINTERP([.$A$15:.$A$205];[.$B$15:.$B$205];([.I$6]+[.$E66]))*1000" office:value-type="float" office:value="166.548593350384" calcext:value-type="float">
            <text:p>167</text:p>
          </table:table-cell>
          <table:table-cell table:formula="of:=PINTERP([.$A$15:.$A$205];[.$B$15:.$B$205];([.J$6]+[.$E66]))*1000" office:value-type="float" office:value="166.274388016076" calcext:value-type="float">
            <text:p>166</text:p>
          </table:table-cell>
          <table:table-cell table:formula="of:=PINTERP([.$A$15:.$A$205];[.$B$15:.$B$205];([.K$6]+[.$E66]))*1000" office:value-type="float" office:value="166.001181342102" calcext:value-type="float">
            <text:p>166</text:p>
          </table:table-cell>
          <table:table-cell table:formula="of:=PINTERP([.$A$15:.$A$205];[.$B$15:.$B$205];([.L$6]+[.$E66]))*1000" office:value-type="float" office:value="165.728973328462" calcext:value-type="float">
            <text:p>166</text:p>
          </table:table-cell>
          <table:table-cell table:formula="of:=PINTERP([.$A$15:.$A$205];[.$B$15:.$B$205];([.M$6]+[.$E66]))*1000" office:value-type="float" office:value="165.457763975158" calcext:value-type="float">
            <text:p>165</text:p>
          </table:table-cell>
          <table:table-cell table:formula="of:=PINTERP([.$A$15:.$A$205];[.$B$15:.$B$205];([.N$6]+[.$E66]))*1000" office:value-type="float" office:value="165.187553282185" calcext:value-type="float">
            <text:p>165</text:p>
          </table:table-cell>
          <table:table-cell table:formula="of:=PINTERP([.$A$15:.$A$205];[.$B$15:.$B$205];([.O$6]+[.$E66]))*1000" office:value-type="float" office:value="164.918341249546" calcext:value-type="float">
            <text:p>165</text:p>
          </table:table-cell>
          <table:table-cell table:formula="of:=PINTERP([.$A$15:.$A$205];[.$B$15:.$B$205];([.P$6]+[.$E66]))*1000" office:value-type="float" office:value="164.650127877241" calcext:value-type="float">
            <text:p>165</text:p>
          </table:table-cell>
          <table:table-cell table:formula="of:=PINTERP([.$A$15:.$A$205];[.$B$15:.$B$205];([.Q$6]+[.$E66]))*1000" office:value-type="float" office:value="164.382913165269" calcext:value-type="float">
            <text:p>164</text:p>
          </table:table-cell>
          <table:table-cell table:formula="of:=PINTERP([.$A$15:.$A$205];[.$B$15:.$B$205];([.R$6]+[.$E66]))*1000" office:value-type="float" office:value="164.116697113631" calcext:value-type="float">
            <text:p>164</text:p>
          </table:table-cell>
          <table:table-cell table:formula="of:=PINTERP([.$A$15:.$A$205];[.$B$15:.$B$205];([.S$6]+[.$E66]))*1000" office:value-type="float" office:value="163.851479722326" calcext:value-type="float">
            <text:p>164</text:p>
          </table:table-cell>
          <table:table-cell table:formula="of:=PINTERP([.$A$15:.$A$205];[.$B$15:.$B$205];([.T$6]+[.$E66]))*1000" office:value-type="float" office:value="163.587260991356" calcext:value-type="float">
            <text:p>164</text:p>
          </table:table-cell>
          <table:table-cell table:formula="of:=PINTERP([.$A$15:.$A$205];[.$B$15:.$B$205];([.U$6]+[.$E66]))*1000" office:value-type="float" office:value="163.324040920722" calcext:value-type="float">
            <text:p>163</text:p>
          </table:table-cell>
          <table:table-cell table:formula="of:=PINTERP([.$A$15:.$A$205];[.$B$15:.$B$205];([.V$6]+[.$E66]))*1000" office:value-type="float" office:value="163.061819510418" calcext:value-type="float">
            <text:p>163</text:p>
          </table:table-cell>
          <table:table-cell table:formula="of:=PINTERP([.$A$15:.$A$205];[.$B$15:.$B$205];([.W$6]+[.$E66]))*1000" office:value-type="float" office:value="162.800596760449" calcext:value-type="float">
            <text:p>163</text:p>
          </table:table-cell>
          <table:table-cell table:formula="of:=PINTERP([.$A$15:.$A$205];[.$B$15:.$B$205];([.X$6]+[.$E66]))*1000" office:value-type="float" office:value="162.540372670813" calcext:value-type="float">
            <text:p>163</text:p>
          </table:table-cell>
          <table:table-cell table:formula="of:=PINTERP([.$A$15:.$A$205];[.$B$15:.$B$205];([.Y$6]+[.$E66]))*1000" office:value-type="float" office:value="162.28114724151" calcext:value-type="float">
            <text:p>162</text:p>
          </table:table-cell>
          <table:table-cell/>
          <table:table-cell office:value-type="float" office:value="11.6" calcext:value-type="float">
            <text:p>11,6</text:p>
          </table:table-cell>
          <table:table-cell/>
          <table:table-cell table:formula="of:=[.F66]-(2^8)*0" office:value-type="float" office:value="167.356319514661" calcext:value-type="float">
            <text:p>167</text:p>
          </table:table-cell>
          <table:table-cell table:formula="of:=[.G66]-(2^8)*0" office:value-type="float" office:value="167.1" calcext:value-type="float">
            <text:p>167</text:p>
          </table:table-cell>
          <table:table-cell table:formula="of:=[.H66]-(2^8)*0" office:value-type="float" office:value="166.823797345025" calcext:value-type="float">
            <text:p>167</text:p>
          </table:table-cell>
          <table:table-cell table:formula="of:=[.I66]-(2^8)*0" office:value-type="float" office:value="166.548593350384" calcext:value-type="float">
            <text:p>167</text:p>
          </table:table-cell>
          <table:table-cell table:formula="of:=[.J66]-(2^8)*0" office:value-type="float" office:value="166.274388016076" calcext:value-type="float">
            <text:p>166</text:p>
          </table:table-cell>
          <table:table-cell table:formula="of:=[.K66]-(2^8)*0" office:value-type="float" office:value="166.001181342102" calcext:value-type="float">
            <text:p>166</text:p>
          </table:table-cell>
          <table:table-cell table:formula="of:=[.L66]-(2^8)*0" office:value-type="float" office:value="165.728973328462" calcext:value-type="float">
            <text:p>166</text:p>
          </table:table-cell>
          <table:table-cell table:formula="of:=[.M66]-(2^8)*0" office:value-type="float" office:value="165.457763975158" calcext:value-type="float">
            <text:p>165</text:p>
          </table:table-cell>
          <table:table-cell table:formula="of:=[.N66]-(2^8)*0" office:value-type="float" office:value="165.187553282185" calcext:value-type="float">
            <text:p>165</text:p>
          </table:table-cell>
          <table:table-cell table:formula="of:=[.O66]-(2^8)*0" office:value-type="float" office:value="164.918341249546" calcext:value-type="float">
            <text:p>165</text:p>
          </table:table-cell>
          <table:table-cell table:formula="of:=[.P66]-(2^8)*0" office:value-type="float" office:value="164.650127877241" calcext:value-type="float">
            <text:p>165</text:p>
          </table:table-cell>
          <table:table-cell table:formula="of:=[.Q66]-(2^8)*0" office:value-type="float" office:value="164.382913165269" calcext:value-type="float">
            <text:p>164</text:p>
          </table:table-cell>
          <table:table-cell table:formula="of:=[.R66]-(2^8)*0" office:value-type="float" office:value="164.116697113631" calcext:value-type="float">
            <text:p>164</text:p>
          </table:table-cell>
          <table:table-cell table:formula="of:=[.S66]-(2^8)*0" office:value-type="float" office:value="163.851479722326" calcext:value-type="float">
            <text:p>164</text:p>
          </table:table-cell>
          <table:table-cell table:formula="of:=[.T66]-(2^8)*0" office:value-type="float" office:value="163.587260991356" calcext:value-type="float">
            <text:p>164</text:p>
          </table:table-cell>
          <table:table-cell table:formula="of:=[.U66]-(2^8)*0" office:value-type="float" office:value="163.324040920722" calcext:value-type="float">
            <text:p>163</text:p>
          </table:table-cell>
          <table:table-cell table:formula="of:=[.V66]-(2^8)*0" office:value-type="float" office:value="163.061819510418" calcext:value-type="float">
            <text:p>163</text:p>
          </table:table-cell>
          <table:table-cell table:formula="of:=[.W66]-(2^8)*0" office:value-type="float" office:value="162.800596760449" calcext:value-type="float">
            <text:p>163</text:p>
          </table:table-cell>
          <table:table-cell table:formula="of:=[.X66]-(2^8)*0" office:value-type="float" office:value="162.540372670813" calcext:value-type="float">
            <text:p>163</text:p>
          </table:table-cell>
          <table:table-cell table:formula="of:=[.Y66]-(2^8)*0" office:value-type="float" office:value="162.28114724151" calcext:value-type="float">
            <text:p>162</text:p>
          </table:table-cell>
          <table:table-cell/>
          <table:table-cell table:style-name="ce10" office:value-type="float" office:value="11.6" calcext:value-type="float">
            <text:p>11,6</text:p>
          </table:table-cell>
          <table:table-cell table:style-name="ce10"/>
          <table:table-cell table:formula="of:=PINTERP([.$A$15:.$A$205];[.$C$15:.$C$205];([.AZ$6]+[.$E66]))*1000" office:value-type="float" office:value="666.19395678551" calcext:value-type="float">
            <text:p>666</text:p>
          </table:table-cell>
          <table:table-cell table:formula="of:=PINTERP([.$A$15:.$A$205];[.$C$15:.$C$205];([.BA$6]+[.$E66]))*1000" office:value-type="float" office:value="665.900000000001" calcext:value-type="float">
            <text:p>666</text:p>
          </table:table-cell>
          <table:table-cell table:formula="of:=PINTERP([.$A$15:.$A$205];[.$C$15:.$C$205];([.BB$6]+[.$E66]))*1000" office:value-type="float" office:value="665.600933133178" calcext:value-type="float">
            <text:p>666</text:p>
          </table:table-cell>
          <table:table-cell table:formula="of:=PINTERP([.$A$15:.$A$205];[.$C$15:.$C$205];([.BC$6]+[.$E66]))*1000" office:value-type="float" office:value="665.302176692984" calcext:value-type="float">
            <text:p>665</text:p>
          </table:table-cell>
          <table:table-cell table:formula="of:=PINTERP([.$A$15:.$A$205];[.$C$15:.$C$205];([.BD$6]+[.$E66]))*1000" office:value-type="float" office:value="665.003730679418" calcext:value-type="float">
            <text:p>665</text:p>
          </table:table-cell>
          <table:table-cell table:formula="of:=PINTERP([.$A$15:.$A$205];[.$C$15:.$C$205];([.BE$6]+[.$E66]))*1000" office:value-type="float" office:value="664.70559509248" calcext:value-type="float">
            <text:p>665</text:p>
          </table:table-cell>
          <table:table-cell table:formula="of:=PINTERP([.$A$15:.$A$205];[.$C$15:.$C$205];([.BF$6]+[.$E66]))*1000" office:value-type="float" office:value="664.40776993217" calcext:value-type="float">
            <text:p>664</text:p>
          </table:table-cell>
          <table:table-cell table:formula="of:=PINTERP([.$A$15:.$A$205];[.$C$15:.$C$205];([.BG$6]+[.$E66]))*1000" office:value-type="float" office:value="664.110255198491" calcext:value-type="float">
            <text:p>664</text:p>
          </table:table-cell>
          <table:table-cell table:formula="of:=PINTERP([.$A$15:.$A$205];[.$C$15:.$C$205];([.BH$6]+[.$E66]))*1000" office:value-type="float" office:value="663.813050891437" calcext:value-type="float">
            <text:p>664</text:p>
          </table:table-cell>
          <table:table-cell table:formula="of:=PINTERP([.$A$15:.$A$205];[.$C$15:.$C$205];([.BI$6]+[.$E66]))*1000" office:value-type="float" office:value="663.516157011012" calcext:value-type="float">
            <text:p>664</text:p>
          </table:table-cell>
          <table:table-cell table:formula="of:=PINTERP([.$A$15:.$A$205];[.$C$15:.$C$205];([.BJ$6]+[.$E66]))*1000" office:value-type="float" office:value="663.219573557214" calcext:value-type="float">
            <text:p>663</text:p>
          </table:table-cell>
          <table:table-cell table:formula="of:=PINTERP([.$A$15:.$A$205];[.$C$15:.$C$205];([.BK$6]+[.$E66]))*1000" office:value-type="float" office:value="662.923300530045" calcext:value-type="float">
            <text:p>663</text:p>
          </table:table-cell>
          <table:table-cell table:formula="of:=PINTERP([.$A$15:.$A$205];[.$C$15:.$C$205];([.BL$6]+[.$E66]))*1000" office:value-type="float" office:value="662.627337929504" calcext:value-type="float">
            <text:p>663</text:p>
          </table:table-cell>
          <table:table-cell table:formula="of:=PINTERP([.$A$15:.$A$205];[.$C$15:.$C$205];([.BM$6]+[.$E66]))*1000" office:value-type="float" office:value="662.331685755591" calcext:value-type="float">
            <text:p>662</text:p>
          </table:table-cell>
          <table:table-cell table:formula="of:=PINTERP([.$A$15:.$A$205];[.$C$15:.$C$205];([.BN$6]+[.$E66]))*1000" office:value-type="float" office:value="662.036344008306" calcext:value-type="float">
            <text:p>662</text:p>
          </table:table-cell>
          <table:table-cell table:formula="of:=PINTERP([.$A$15:.$A$205];[.$C$15:.$C$205];([.BO$6]+[.$E66]))*1000" office:value-type="float" office:value="661.741312687649" calcext:value-type="float">
            <text:p>662</text:p>
          </table:table-cell>
          <table:table-cell table:formula="of:=PINTERP([.$A$15:.$A$205];[.$C$15:.$C$205];([.BP$6]+[.$E66]))*1000" office:value-type="float" office:value="661.44659179362" calcext:value-type="float">
            <text:p>661</text:p>
          </table:table-cell>
          <table:table-cell table:formula="of:=PINTERP([.$A$15:.$A$205];[.$C$15:.$C$205];([.BQ$6]+[.$E66]))*1000" office:value-type="float" office:value="661.15218132622" calcext:value-type="float">
            <text:p>661</text:p>
          </table:table-cell>
          <table:table-cell table:formula="of:=PINTERP([.$A$15:.$A$205];[.$C$15:.$C$205];([.BR$6]+[.$E66]))*1000" office:value-type="float" office:value="660.85808128545" calcext:value-type="float">
            <text:p>661</text:p>
          </table:table-cell>
          <table:table-cell table:style-name="ce17" table:formula="of:=PINTERP([.$A$15:.$A$205];[.$C$15:.$C$205];([.BS$6]+[.$E66]))*1000" office:value-type="float" office:value="660.564291671306" calcext:value-type="float">
            <text:p>661</text:p>
          </table:table-cell>
          <table:table-cell table:style-name="ce17"/>
          <table:table-cell table:style-name="ce10" office:value-type="float" office:value="11.6" calcext:value-type="float">
            <text:p>11,6</text:p>
          </table:table-cell>
          <table:table-cell table:formula="of:=[.AZ66]-(2^8)*2" office:value-type="float" office:value="154.19395678551" calcext:value-type="float">
            <text:p>154</text:p>
          </table:table-cell>
          <table:table-cell table:formula="of:=[.BA66]-(2^8)*2" office:value-type="float" office:value="153.900000000001" calcext:value-type="float">
            <text:p>154</text:p>
          </table:table-cell>
          <table:table-cell table:formula="of:=[.BB66]-(2^8)*2" office:value-type="float" office:value="153.600933133178" calcext:value-type="float">
            <text:p>154</text:p>
          </table:table-cell>
          <table:table-cell table:formula="of:=[.BC66]-(2^8)*2" office:value-type="float" office:value="153.302176692984" calcext:value-type="float">
            <text:p>153</text:p>
          </table:table-cell>
          <table:table-cell table:formula="of:=[.BD66]-(2^8)*2" office:value-type="float" office:value="153.003730679418" calcext:value-type="float">
            <text:p>153</text:p>
          </table:table-cell>
          <table:table-cell table:formula="of:=[.BE66]-(2^8)*2" office:value-type="float" office:value="152.70559509248" calcext:value-type="float">
            <text:p>153</text:p>
          </table:table-cell>
          <table:table-cell table:formula="of:=[.BF66]-(2^8)*2" office:value-type="float" office:value="152.40776993217" calcext:value-type="float">
            <text:p>152</text:p>
          </table:table-cell>
          <table:table-cell table:formula="of:=[.BG66]-(2^8)*2" office:value-type="float" office:value="152.110255198491" calcext:value-type="float">
            <text:p>152</text:p>
          </table:table-cell>
          <table:table-cell table:formula="of:=[.BH66]-(2^8)*2" office:value-type="float" office:value="151.813050891437" calcext:value-type="float">
            <text:p>152</text:p>
          </table:table-cell>
          <table:table-cell table:formula="of:=[.BI66]-(2^8)*2" office:value-type="float" office:value="151.516157011012" calcext:value-type="float">
            <text:p>152</text:p>
          </table:table-cell>
          <table:table-cell table:style-name="ce15" table:formula="of:=[.BJ66]-(2^8)*2" office:value-type="float" office:value="151.219573557214" calcext:value-type="float">
            <text:p>151</text:p>
          </table:table-cell>
          <table:table-cell table:style-name="ce15" table:formula="of:=[.BK66]-(2^8)*2" office:value-type="float" office:value="150.923300530045" calcext:value-type="float">
            <text:p>151</text:p>
          </table:table-cell>
          <table:table-cell table:style-name="ce15" table:formula="of:=[.BL66]-(2^8)*2" office:value-type="float" office:value="150.627337929504" calcext:value-type="float">
            <text:p>151</text:p>
          </table:table-cell>
          <table:table-cell table:style-name="ce15" table:formula="of:=[.BM66]-(2^8)*2" office:value-type="float" office:value="150.331685755591" calcext:value-type="float">
            <text:p>150</text:p>
          </table:table-cell>
          <table:table-cell table:style-name="ce15" table:formula="of:=[.BN66]-(2^8)*2" office:value-type="float" office:value="150.036344008306" calcext:value-type="float">
            <text:p>150</text:p>
          </table:table-cell>
          <table:table-cell table:style-name="ce15" table:formula="of:=[.BO66]-(2^8)*2" office:value-type="float" office:value="149.741312687649" calcext:value-type="float">
            <text:p>150</text:p>
          </table:table-cell>
          <table:table-cell table:style-name="ce15" table:formula="of:=[.BP66]-(2^8)*2" office:value-type="float" office:value="149.44659179362" calcext:value-type="float">
            <text:p>149</text:p>
          </table:table-cell>
          <table:table-cell table:style-name="ce15" table:formula="of:=[.BQ66]-(2^8)*2" office:value-type="float" office:value="149.15218132622" calcext:value-type="float">
            <text:p>149</text:p>
          </table:table-cell>
          <table:table-cell table:style-name="ce15" table:formula="of:=[.BR66]-(2^8)*2" office:value-type="float" office:value="148.85808128545" calcext:value-type="float">
            <text:p>149</text:p>
          </table:table-cell>
          <table:table-cell table:style-name="ce15" table:formula="of:=[.BS66]-(2^8)*2" office:value-type="float" office:value="148.564291671306" calcext:value-type="float">
            <text:p>149</text:p>
          </table:table-cell>
        </table:table-row>
        <table:table-row table:style-name="ro2">
          <table:table-cell table:style-name="ce4" office:value-type="float" office:value="80" calcext:value-type="float">
            <text:p>80,000</text:p>
          </table:table-cell>
          <table:table-cell office:value-type="percentage" office:value="0.765" calcext:value-type="percentage">
            <text:p>76,50%</text:p>
          </table:table-cell>
          <table:table-cell office:value-type="percentage" office:value="0.8718" calcext:value-type="percentage">
            <text:p>87,18%</text:p>
          </table:table-cell>
          <table:table-cell/>
          <table:table-cell office:value-type="float" office:value="11.8" calcext:value-type="float">
            <text:p>11,8</text:p>
          </table:table-cell>
          <table:table-cell table:formula="of:=PINTERP([.$A$15:.$A$205];[.$B$15:.$B$205];([.F$6]+[.$E67]))*1000" office:value-type="float" office:value="162.022920472537" calcext:value-type="float">
            <text:p>162</text:p>
          </table:table-cell>
          <table:table-cell table:formula="of:=PINTERP([.$A$15:.$A$205];[.$B$15:.$B$205];([.G$6]+[.$E67]))*1000" office:value-type="float" office:value="161.765692363902" calcext:value-type="float">
            <text:p>162</text:p>
          </table:table-cell>
          <table:table-cell table:formula="of:=PINTERP([.$A$15:.$A$205];[.$B$15:.$B$205];([.H$6]+[.$E67]))*1000" office:value-type="float" office:value="161.509462915601" calcext:value-type="float">
            <text:p>162</text:p>
          </table:table-cell>
          <table:table-cell table:formula="of:=PINTERP([.$A$15:.$A$205];[.$B$15:.$B$205];([.I$6]+[.$E67]))*1000" office:value-type="float" office:value="161.254232127634" calcext:value-type="float">
            <text:p>161</text:p>
          </table:table-cell>
          <table:table-cell table:formula="of:=PINTERP([.$A$15:.$A$205];[.$B$15:.$B$205];([.J$6]+[.$E67]))*1000" office:value-type="float" office:value="161" calcext:value-type="float">
            <text:p>161</text:p>
          </table:table-cell>
          <table:table-cell table:formula="of:=PINTERP([.$A$15:.$A$205];[.$B$15:.$B$205];([.K$6]+[.$E67]))*1000" office:value-type="float" office:value="160.78258608" calcext:value-type="float">
            <text:p>161</text:p>
          </table:table-cell>
          <table:table-cell table:formula="of:=PINTERP([.$A$15:.$A$205];[.$B$15:.$B$205];([.L$6]+[.$E67]))*1000" office:value-type="float" office:value="160.565403878943" calcext:value-type="float">
            <text:p>161</text:p>
          </table:table-cell>
          <table:table-cell table:formula="of:=PINTERP([.$A$15:.$A$205];[.$B$15:.$B$205];([.M$6]+[.$E67]))*1000" office:value-type="float" office:value="160.348453396829" calcext:value-type="float">
            <text:p>160</text:p>
          </table:table-cell>
          <table:table-cell table:formula="of:=PINTERP([.$A$15:.$A$205];[.$B$15:.$B$205];([.N$6]+[.$E67]))*1000" office:value-type="float" office:value="160.131734633655" calcext:value-type="float">
            <text:p>160</text:p>
          </table:table-cell>
          <table:table-cell table:formula="of:=PINTERP([.$A$15:.$A$205];[.$B$15:.$B$205];([.O$6]+[.$E67]))*1000" office:value-type="float" office:value="159.915247589423" calcext:value-type="float">
            <text:p>160</text:p>
          </table:table-cell>
          <table:table-cell table:formula="of:=PINTERP([.$A$15:.$A$205];[.$B$15:.$B$205];([.P$6]+[.$E67]))*1000" office:value-type="float" office:value="159.698992264132" calcext:value-type="float">
            <text:p>160</text:p>
          </table:table-cell>
          <table:table-cell table:formula="of:=PINTERP([.$A$15:.$A$205];[.$B$15:.$B$205];([.Q$6]+[.$E67]))*1000" office:value-type="float" office:value="159.482968657783" calcext:value-type="float">
            <text:p>159</text:p>
          </table:table-cell>
          <table:table-cell table:formula="of:=PINTERP([.$A$15:.$A$205];[.$B$15:.$B$205];([.R$6]+[.$E67]))*1000" office:value-type="float" office:value="159.267176770376" calcext:value-type="float">
            <text:p>159</text:p>
          </table:table-cell>
          <table:table-cell table:formula="of:=PINTERP([.$A$15:.$A$205];[.$B$15:.$B$205];([.S$6]+[.$E67]))*1000" office:value-type="float" office:value="159.05161660191" calcext:value-type="float">
            <text:p>159</text:p>
          </table:table-cell>
          <table:table-cell table:formula="of:=PINTERP([.$A$15:.$A$205];[.$B$15:.$B$205];([.T$6]+[.$E67]))*1000" office:value-type="float" office:value="158.836288152387" calcext:value-type="float">
            <text:p>159</text:p>
          </table:table-cell>
          <table:table-cell table:formula="of:=PINTERP([.$A$15:.$A$205];[.$B$15:.$B$205];([.U$6]+[.$E67]))*1000" office:value-type="float" office:value="158.621191421807" calcext:value-type="float">
            <text:p>159</text:p>
          </table:table-cell>
          <table:table-cell table:formula="of:=PINTERP([.$A$15:.$A$205];[.$B$15:.$B$205];([.V$6]+[.$E67]))*1000" office:value-type="float" office:value="158.406326410167" calcext:value-type="float">
            <text:p>158</text:p>
          </table:table-cell>
          <table:table-cell table:formula="of:=PINTERP([.$A$15:.$A$205];[.$B$15:.$B$205];([.W$6]+[.$E67]))*1000" office:value-type="float" office:value="158.191693117469" calcext:value-type="float">
            <text:p>158</text:p>
          </table:table-cell>
          <table:table-cell table:formula="of:=PINTERP([.$A$15:.$A$205];[.$B$15:.$B$205];([.X$6]+[.$E67]))*1000" office:value-type="float" office:value="157.977291543712" calcext:value-type="float">
            <text:p>158</text:p>
          </table:table-cell>
          <table:table-cell table:formula="of:=PINTERP([.$A$15:.$A$205];[.$B$15:.$B$205];([.Y$6]+[.$E67]))*1000" office:value-type="float" office:value="157.763121688897" calcext:value-type="float">
            <text:p>158</text:p>
          </table:table-cell>
          <table:table-cell/>
          <table:table-cell office:value-type="float" office:value="11.8" calcext:value-type="float">
            <text:p>11,8</text:p>
          </table:table-cell>
          <table:table-cell/>
          <table:table-cell table:formula="of:=[.F67]-(2^8)*0" office:value-type="float" office:value="162.022920472537" calcext:value-type="float">
            <text:p>162</text:p>
          </table:table-cell>
          <table:table-cell table:formula="of:=[.G67]-(2^8)*0" office:value-type="float" office:value="161.765692363902" calcext:value-type="float">
            <text:p>162</text:p>
          </table:table-cell>
          <table:table-cell table:formula="of:=[.H67]-(2^8)*0" office:value-type="float" office:value="161.509462915601" calcext:value-type="float">
            <text:p>162</text:p>
          </table:table-cell>
          <table:table-cell table:formula="of:=[.I67]-(2^8)*0" office:value-type="float" office:value="161.254232127634" calcext:value-type="float">
            <text:p>161</text:p>
          </table:table-cell>
          <table:table-cell table:formula="of:=[.J67]-(2^8)*0" office:value-type="float" office:value="161" calcext:value-type="float">
            <text:p>161</text:p>
          </table:table-cell>
          <table:table-cell table:formula="of:=[.K67]-(2^8)*0" office:value-type="float" office:value="160.78258608" calcext:value-type="float">
            <text:p>161</text:p>
          </table:table-cell>
          <table:table-cell table:formula="of:=[.L67]-(2^8)*0" office:value-type="float" office:value="160.565403878943" calcext:value-type="float">
            <text:p>161</text:p>
          </table:table-cell>
          <table:table-cell table:formula="of:=[.M67]-(2^8)*0" office:value-type="float" office:value="160.348453396829" calcext:value-type="float">
            <text:p>160</text:p>
          </table:table-cell>
          <table:table-cell table:formula="of:=[.N67]-(2^8)*0" office:value-type="float" office:value="160.131734633655" calcext:value-type="float">
            <text:p>160</text:p>
          </table:table-cell>
          <table:table-cell table:formula="of:=[.O67]-(2^8)*0" office:value-type="float" office:value="159.915247589423" calcext:value-type="float">
            <text:p>160</text:p>
          </table:table-cell>
          <table:table-cell table:formula="of:=[.P67]-(2^8)*0" office:value-type="float" office:value="159.698992264132" calcext:value-type="float">
            <text:p>160</text:p>
          </table:table-cell>
          <table:table-cell table:formula="of:=[.Q67]-(2^8)*0" office:value-type="float" office:value="159.482968657783" calcext:value-type="float">
            <text:p>159</text:p>
          </table:table-cell>
          <table:table-cell table:formula="of:=[.R67]-(2^8)*0" office:value-type="float" office:value="159.267176770376" calcext:value-type="float">
            <text:p>159</text:p>
          </table:table-cell>
          <table:table-cell table:formula="of:=[.S67]-(2^8)*0" office:value-type="float" office:value="159.05161660191" calcext:value-type="float">
            <text:p>159</text:p>
          </table:table-cell>
          <table:table-cell table:formula="of:=[.T67]-(2^8)*0" office:value-type="float" office:value="158.836288152387" calcext:value-type="float">
            <text:p>159</text:p>
          </table:table-cell>
          <table:table-cell table:formula="of:=[.U67]-(2^8)*0" office:value-type="float" office:value="158.621191421807" calcext:value-type="float">
            <text:p>159</text:p>
          </table:table-cell>
          <table:table-cell table:formula="of:=[.V67]-(2^8)*0" office:value-type="float" office:value="158.406326410167" calcext:value-type="float">
            <text:p>158</text:p>
          </table:table-cell>
          <table:table-cell table:formula="of:=[.W67]-(2^8)*0" office:value-type="float" office:value="158.191693117469" calcext:value-type="float">
            <text:p>158</text:p>
          </table:table-cell>
          <table:table-cell table:formula="of:=[.X67]-(2^8)*0" office:value-type="float" office:value="157.977291543712" calcext:value-type="float">
            <text:p>158</text:p>
          </table:table-cell>
          <table:table-cell table:formula="of:=[.Y67]-(2^8)*0" office:value-type="float" office:value="157.763121688897" calcext:value-type="float">
            <text:p>158</text:p>
          </table:table-cell>
          <table:table-cell/>
          <table:table-cell table:style-name="ce10" office:value-type="float" office:value="11.8" calcext:value-type="float">
            <text:p>11,8</text:p>
          </table:table-cell>
          <table:table-cell table:style-name="ce10"/>
          <table:table-cell table:formula="of:=PINTERP([.$A$15:.$A$205];[.$C$15:.$C$205];([.AZ$6]+[.$E67]))*1000" office:value-type="float" office:value="660.270812483784" calcext:value-type="float">
            <text:p>660</text:p>
          </table:table-cell>
          <table:table-cell table:formula="of:=PINTERP([.$A$15:.$A$205];[.$C$15:.$C$205];([.BA$6]+[.$E67]))*1000" office:value-type="float" office:value="659.977643722896" calcext:value-type="float">
            <text:p>660</text:p>
          </table:table-cell>
          <table:table-cell table:formula="of:=PINTERP([.$A$15:.$A$205];[.$C$15:.$C$205];([.BB$6]+[.$E67]))*1000" office:value-type="float" office:value="659.684785388636" calcext:value-type="float">
            <text:p>660</text:p>
          </table:table-cell>
          <table:table-cell table:formula="of:=PINTERP([.$A$15:.$A$205];[.$C$15:.$C$205];([.BC$6]+[.$E67]))*1000" office:value-type="float" office:value="659.392237481004" calcext:value-type="float">
            <text:p>659</text:p>
          </table:table-cell>
          <table:table-cell table:formula="of:=PINTERP([.$A$15:.$A$205];[.$C$15:.$C$205];([.BD$6]+[.$E67]))*1000" office:value-type="float" office:value="659.1" calcext:value-type="float">
            <text:p>659</text:p>
          </table:table-cell>
          <table:table-cell table:formula="of:=PINTERP([.$A$15:.$A$205];[.$C$15:.$C$205];([.BE$6]+[.$E67]))*1000" office:value-type="float" office:value="658.832514017312" calcext:value-type="float">
            <text:p>659</text:p>
          </table:table-cell>
          <table:table-cell table:formula="of:=PINTERP([.$A$15:.$A$205];[.$C$15:.$C$205];([.BF$6]+[.$E67]))*1000" office:value-type="float" office:value="658.56447144075" calcext:value-type="float">
            <text:p>659</text:p>
          </table:table-cell>
          <table:table-cell table:formula="of:=PINTERP([.$A$15:.$A$205];[.$C$15:.$C$205];([.BG$6]+[.$E67]))*1000" office:value-type="float" office:value="658.295872270315" calcext:value-type="float">
            <text:p>658</text:p>
          </table:table-cell>
          <table:table-cell table:formula="of:=PINTERP([.$A$15:.$A$205];[.$C$15:.$C$205];([.BH$6]+[.$E67]))*1000" office:value-type="float" office:value="658.026716506003" calcext:value-type="float">
            <text:p>658</text:p>
          </table:table-cell>
          <table:table-cell table:formula="of:=PINTERP([.$A$15:.$A$205];[.$C$15:.$C$205];([.BI$6]+[.$E67]))*1000" office:value-type="float" office:value="657.757004147816" calcext:value-type="float">
            <text:p>658</text:p>
          </table:table-cell>
          <table:table-cell table:formula="of:=PINTERP([.$A$15:.$A$205];[.$C$15:.$C$205];([.BJ$6]+[.$E67]))*1000" office:value-type="float" office:value="657.486735195753" calcext:value-type="float">
            <text:p>657</text:p>
          </table:table-cell>
          <table:table-cell table:formula="of:=PINTERP([.$A$15:.$A$205];[.$C$15:.$C$205];([.BK$6]+[.$E67]))*1000" office:value-type="float" office:value="657.215909649816" calcext:value-type="float">
            <text:p>657</text:p>
          </table:table-cell>
          <table:table-cell table:formula="of:=PINTERP([.$A$15:.$A$205];[.$C$15:.$C$205];([.BL$6]+[.$E67]))*1000" office:value-type="float" office:value="656.944527510003" calcext:value-type="float">
            <text:p>657</text:p>
          </table:table-cell>
          <table:table-cell table:formula="of:=PINTERP([.$A$15:.$A$205];[.$C$15:.$C$205];([.BM$6]+[.$E67]))*1000" office:value-type="float" office:value="656.672588776316" calcext:value-type="float">
            <text:p>657</text:p>
          </table:table-cell>
          <table:table-cell table:formula="of:=PINTERP([.$A$15:.$A$205];[.$C$15:.$C$205];([.BN$6]+[.$E67]))*1000" office:value-type="float" office:value="656.400093448754" calcext:value-type="float">
            <text:p>656</text:p>
          </table:table-cell>
          <table:table-cell table:formula="of:=PINTERP([.$A$15:.$A$205];[.$C$15:.$C$205];([.BO$6]+[.$E67]))*1000" office:value-type="float" office:value="656.127041527316" calcext:value-type="float">
            <text:p>656</text:p>
          </table:table-cell>
          <table:table-cell table:formula="of:=PINTERP([.$A$15:.$A$205];[.$C$15:.$C$205];([.BP$6]+[.$E67]))*1000" office:value-type="float" office:value="655.853433012003" calcext:value-type="float">
            <text:p>656</text:p>
          </table:table-cell>
          <table:table-cell table:formula="of:=PINTERP([.$A$15:.$A$205];[.$C$15:.$C$205];([.BQ$6]+[.$E67]))*1000" office:value-type="float" office:value="655.579267902816" calcext:value-type="float">
            <text:p>656</text:p>
          </table:table-cell>
          <table:table-cell table:formula="of:=PINTERP([.$A$15:.$A$205];[.$C$15:.$C$205];([.BR$6]+[.$E67]))*1000" office:value-type="float" office:value="655.304546199756" calcext:value-type="float">
            <text:p>655</text:p>
          </table:table-cell>
          <table:table-cell table:style-name="ce17" table:formula="of:=PINTERP([.$A$15:.$A$205];[.$C$15:.$C$205];([.BS$6]+[.$E67]))*1000" office:value-type="float" office:value="655.029267902819" calcext:value-type="float">
            <text:p>655</text:p>
          </table:table-cell>
          <table:table-cell table:style-name="ce17"/>
          <table:table-cell table:style-name="ce10" office:value-type="float" office:value="11.8" calcext:value-type="float">
            <text:p>11,8</text:p>
          </table:table-cell>
          <table:table-cell table:formula="of:=[.AZ67]-(2^8)*2" office:value-type="float" office:value="148.270812483784" calcext:value-type="float">
            <text:p>148</text:p>
          </table:table-cell>
          <table:table-cell table:formula="of:=[.BA67]-(2^8)*2" office:value-type="float" office:value="147.977643722896" calcext:value-type="float">
            <text:p>148</text:p>
          </table:table-cell>
          <table:table-cell table:formula="of:=[.BB67]-(2^8)*2" office:value-type="float" office:value="147.684785388636" calcext:value-type="float">
            <text:p>148</text:p>
          </table:table-cell>
          <table:table-cell table:formula="of:=[.BC67]-(2^8)*2" office:value-type="float" office:value="147.392237481004" calcext:value-type="float">
            <text:p>147</text:p>
          </table:table-cell>
          <table:table-cell table:formula="of:=[.BD67]-(2^8)*2" office:value-type="float" office:value="147.1" calcext:value-type="float">
            <text:p>147</text:p>
          </table:table-cell>
          <table:table-cell table:formula="of:=[.BE67]-(2^8)*2" office:value-type="float" office:value="146.832514017312" calcext:value-type="float">
            <text:p>147</text:p>
          </table:table-cell>
          <table:table-cell table:formula="of:=[.BF67]-(2^8)*2" office:value-type="float" office:value="146.56447144075" calcext:value-type="float">
            <text:p>147</text:p>
          </table:table-cell>
          <table:table-cell table:formula="of:=[.BG67]-(2^8)*2" office:value-type="float" office:value="146.295872270315" calcext:value-type="float">
            <text:p>146</text:p>
          </table:table-cell>
          <table:table-cell table:formula="of:=[.BH67]-(2^8)*2" office:value-type="float" office:value="146.026716506003" calcext:value-type="float">
            <text:p>146</text:p>
          </table:table-cell>
          <table:table-cell table:formula="of:=[.BI67]-(2^8)*2" office:value-type="float" office:value="145.757004147816" calcext:value-type="float">
            <text:p>146</text:p>
          </table:table-cell>
          <table:table-cell table:style-name="ce15" table:formula="of:=[.BJ67]-(2^8)*2" office:value-type="float" office:value="145.486735195753" calcext:value-type="float">
            <text:p>145</text:p>
          </table:table-cell>
          <table:table-cell table:style-name="ce15" table:formula="of:=[.BK67]-(2^8)*2" office:value-type="float" office:value="145.215909649816" calcext:value-type="float">
            <text:p>145</text:p>
          </table:table-cell>
          <table:table-cell table:style-name="ce15" table:formula="of:=[.BL67]-(2^8)*2" office:value-type="float" office:value="144.944527510003" calcext:value-type="float">
            <text:p>145</text:p>
          </table:table-cell>
          <table:table-cell table:style-name="ce15" table:formula="of:=[.BM67]-(2^8)*2" office:value-type="float" office:value="144.672588776316" calcext:value-type="float">
            <text:p>145</text:p>
          </table:table-cell>
          <table:table-cell table:style-name="ce15" table:formula="of:=[.BN67]-(2^8)*2" office:value-type="float" office:value="144.400093448754" calcext:value-type="float">
            <text:p>144</text:p>
          </table:table-cell>
          <table:table-cell table:style-name="ce15" table:formula="of:=[.BO67]-(2^8)*2" office:value-type="float" office:value="144.127041527316" calcext:value-type="float">
            <text:p>144</text:p>
          </table:table-cell>
          <table:table-cell table:style-name="ce15" table:formula="of:=[.BP67]-(2^8)*2" office:value-type="float" office:value="143.853433012003" calcext:value-type="float">
            <text:p>144</text:p>
          </table:table-cell>
          <table:table-cell table:style-name="ce15" table:formula="of:=[.BQ67]-(2^8)*2" office:value-type="float" office:value="143.579267902816" calcext:value-type="float">
            <text:p>144</text:p>
          </table:table-cell>
          <table:table-cell table:style-name="ce15" table:formula="of:=[.BR67]-(2^8)*2" office:value-type="float" office:value="143.304546199756" calcext:value-type="float">
            <text:p>143</text:p>
          </table:table-cell>
          <table:table-cell table:style-name="ce15" table:formula="of:=[.BS67]-(2^8)*2" office:value-type="float" office:value="143.029267902819" calcext:value-type="float">
            <text:p>143</text:p>
          </table:table-cell>
        </table:table-row>
        <table:table-row table:style-name="ro2">
          <table:table-cell table:style-name="ce4" office:value-type="float" office:value="80.042" calcext:value-type="float">
            <text:p>80,042</text:p>
          </table:table-cell>
          <table:table-cell table:style-name="ce8" office:value-type="percentage" office:value="0.7605" calcext:value-type="percentage">
            <text:p>76,05%</text:p>
          </table:table-cell>
          <table:table-cell table:style-name="ce8" office:value-type="percentage" office:value="0.8702" calcext:value-type="percentage">
            <text:p>87,02%</text:p>
          </table:table-cell>
          <table:table-cell/>
          <table:table-cell office:value-type="float" office:value="12" calcext:value-type="float">
            <text:p>12,0</text:p>
          </table:table-cell>
          <table:table-cell table:formula="of:=PINTERP([.$A$15:.$A$205];[.$B$15:.$B$205];([.F$6]+[.$E68]))*1000" office:value-type="float" office:value="157.54918355302" calcext:value-type="float">
            <text:p>158</text:p>
          </table:table-cell>
          <table:table-cell table:formula="of:=PINTERP([.$A$15:.$A$205];[.$B$15:.$B$205];([.G$6]+[.$E68]))*1000" office:value-type="float" office:value="157.335477136088" calcext:value-type="float">
            <text:p>157</text:p>
          </table:table-cell>
          <table:table-cell table:formula="of:=PINTERP([.$A$15:.$A$205];[.$B$15:.$B$205];([.H$6]+[.$E68]))*1000" office:value-type="float" office:value="157.122002438099" calcext:value-type="float">
            <text:p>157</text:p>
          </table:table-cell>
          <table:table-cell table:formula="of:=PINTERP([.$A$15:.$A$205];[.$B$15:.$B$205];([.I$6]+[.$E68]))*1000" office:value-type="float" office:value="156.908759459051" calcext:value-type="float">
            <text:p>157</text:p>
          </table:table-cell>
          <table:table-cell table:formula="of:=PINTERP([.$A$15:.$A$205];[.$B$15:.$B$205];([.J$6]+[.$E68]))*1000" office:value-type="float" office:value="156.695748198945" calcext:value-type="float">
            <text:p>157</text:p>
          </table:table-cell>
          <table:table-cell table:formula="of:=PINTERP([.$A$15:.$A$205];[.$B$15:.$B$205];([.K$6]+[.$E68]))*1000" office:value-type="float" office:value="156.482968657781" calcext:value-type="float">
            <text:p>156</text:p>
          </table:table-cell>
          <table:table-cell table:formula="of:=PINTERP([.$A$15:.$A$205];[.$B$15:.$B$205];([.L$6]+[.$E68]))*1000" office:value-type="float" office:value="156.270420835558" calcext:value-type="float">
            <text:p>156</text:p>
          </table:table-cell>
          <table:table-cell table:formula="of:=PINTERP([.$A$15:.$A$205];[.$B$15:.$B$205];([.M$6]+[.$E68]))*1000" office:value-type="float" office:value="156.05810473228" calcext:value-type="float">
            <text:p>156</text:p>
          </table:table-cell>
          <table:table-cell table:formula="of:=PINTERP([.$A$15:.$A$205];[.$B$15:.$B$205];([.N$6]+[.$E68]))*1000" office:value-type="float" office:value="155.84602034794" calcext:value-type="float">
            <text:p>156</text:p>
          </table:table-cell>
          <table:table-cell table:formula="of:=PINTERP([.$A$15:.$A$205];[.$B$15:.$B$205];([.O$6]+[.$E68]))*1000" office:value-type="float" office:value="155.634167682543" calcext:value-type="float">
            <text:p>156</text:p>
          </table:table-cell>
          <table:table-cell table:formula="of:=PINTERP([.$A$15:.$A$205];[.$B$15:.$B$205];([.P$6]+[.$E68]))*1000" office:value-type="float" office:value="155.422546736088" calcext:value-type="float">
            <text:p>155</text:p>
          </table:table-cell>
          <table:table-cell table:formula="of:=PINTERP([.$A$15:.$A$205];[.$B$15:.$B$205];([.Q$6]+[.$E68]))*1000" office:value-type="float" office:value="155.211157508574" calcext:value-type="float">
            <text:p>155</text:p>
          </table:table-cell>
          <table:table-cell table:formula="of:=PINTERP([.$A$15:.$A$205];[.$B$15:.$B$205];([.R$6]+[.$E68]))*1000" office:value-type="float" office:value="155.000000000002" calcext:value-type="float">
            <text:p>155</text:p>
          </table:table-cell>
          <table:table-cell table:formula="of:=PINTERP([.$A$15:.$A$205];[.$B$15:.$B$205];([.S$6]+[.$E68]))*1000" office:value-type="float" office:value="154.743827542059" calcext:value-type="float">
            <text:p>155</text:p>
          </table:table-cell>
          <table:table-cell table:formula="of:=PINTERP([.$A$15:.$A$205];[.$B$15:.$B$205];([.T$6]+[.$E68]))*1000" office:value-type="float" office:value="154.487829500749" calcext:value-type="float">
            <text:p>154</text:p>
          </table:table-cell>
          <table:table-cell table:formula="of:=PINTERP([.$A$15:.$A$205];[.$B$15:.$B$205];([.U$6]+[.$E68]))*1000" office:value-type="float" office:value="154.232005876073" calcext:value-type="float">
            <text:p>154</text:p>
          </table:table-cell>
          <table:table-cell table:formula="of:=PINTERP([.$A$15:.$A$205];[.$B$15:.$B$205];([.V$6]+[.$E68]))*1000" office:value-type="float" office:value="153.976356668028" calcext:value-type="float">
            <text:p>154</text:p>
          </table:table-cell>
          <table:table-cell table:formula="of:=PINTERP([.$A$15:.$A$205];[.$B$15:.$B$205];([.W$6]+[.$E68]))*1000" office:value-type="float" office:value="153.720881876616" calcext:value-type="float">
            <text:p>154</text:p>
          </table:table-cell>
          <table:table-cell table:formula="of:=PINTERP([.$A$15:.$A$205];[.$B$15:.$B$205];([.X$6]+[.$E68]))*1000" office:value-type="float" office:value="153.465581501837" calcext:value-type="float">
            <text:p>153</text:p>
          </table:table-cell>
          <table:table-cell table:formula="of:=PINTERP([.$A$15:.$A$205];[.$B$15:.$B$205];([.Y$6]+[.$E68]))*1000" office:value-type="float" office:value="153.21045554369" calcext:value-type="float">
            <text:p>153</text:p>
          </table:table-cell>
          <table:table-cell/>
          <table:table-cell office:value-type="float" office:value="12" calcext:value-type="float">
            <text:p>12,0</text:p>
          </table:table-cell>
          <table:table-cell/>
          <table:table-cell table:formula="of:=[.F68]-(2^8)*0" office:value-type="float" office:value="157.54918355302" calcext:value-type="float">
            <text:p>158</text:p>
          </table:table-cell>
          <table:table-cell table:formula="of:=[.G68]-(2^8)*0" office:value-type="float" office:value="157.335477136088" calcext:value-type="float">
            <text:p>157</text:p>
          </table:table-cell>
          <table:table-cell table:formula="of:=[.H68]-(2^8)*0" office:value-type="float" office:value="157.122002438099" calcext:value-type="float">
            <text:p>157</text:p>
          </table:table-cell>
          <table:table-cell table:formula="of:=[.I68]-(2^8)*0" office:value-type="float" office:value="156.908759459051" calcext:value-type="float">
            <text:p>157</text:p>
          </table:table-cell>
          <table:table-cell table:formula="of:=[.J68]-(2^8)*0" office:value-type="float" office:value="156.695748198945" calcext:value-type="float">
            <text:p>157</text:p>
          </table:table-cell>
          <table:table-cell table:formula="of:=[.K68]-(2^8)*0" office:value-type="float" office:value="156.482968657781" calcext:value-type="float">
            <text:p>156</text:p>
          </table:table-cell>
          <table:table-cell table:formula="of:=[.L68]-(2^8)*0" office:value-type="float" office:value="156.270420835558" calcext:value-type="float">
            <text:p>156</text:p>
          </table:table-cell>
          <table:table-cell table:formula="of:=[.M68]-(2^8)*0" office:value-type="float" office:value="156.05810473228" calcext:value-type="float">
            <text:p>156</text:p>
          </table:table-cell>
          <table:table-cell table:formula="of:=[.N68]-(2^8)*0" office:value-type="float" office:value="155.84602034794" calcext:value-type="float">
            <text:p>156</text:p>
          </table:table-cell>
          <table:table-cell table:formula="of:=[.O68]-(2^8)*0" office:value-type="float" office:value="155.634167682543" calcext:value-type="float">
            <text:p>156</text:p>
          </table:table-cell>
          <table:table-cell table:formula="of:=[.P68]-(2^8)*0" office:value-type="float" office:value="155.422546736088" calcext:value-type="float">
            <text:p>155</text:p>
          </table:table-cell>
          <table:table-cell table:formula="of:=[.Q68]-(2^8)*0" office:value-type="float" office:value="155.211157508574" calcext:value-type="float">
            <text:p>155</text:p>
          </table:table-cell>
          <table:table-cell table:formula="of:=[.R68]-(2^8)*0" office:value-type="float" office:value="155.000000000002" calcext:value-type="float">
            <text:p>155</text:p>
          </table:table-cell>
          <table:table-cell table:formula="of:=[.S68]-(2^8)*0" office:value-type="float" office:value="154.743827542059" calcext:value-type="float">
            <text:p>155</text:p>
          </table:table-cell>
          <table:table-cell table:formula="of:=[.T68]-(2^8)*0" office:value-type="float" office:value="154.487829500749" calcext:value-type="float">
            <text:p>154</text:p>
          </table:table-cell>
          <table:table-cell table:formula="of:=[.U68]-(2^8)*0" office:value-type="float" office:value="154.232005876073" calcext:value-type="float">
            <text:p>154</text:p>
          </table:table-cell>
          <table:table-cell table:formula="of:=[.V68]-(2^8)*0" office:value-type="float" office:value="153.976356668028" calcext:value-type="float">
            <text:p>154</text:p>
          </table:table-cell>
          <table:table-cell table:formula="of:=[.W68]-(2^8)*0" office:value-type="float" office:value="153.720881876616" calcext:value-type="float">
            <text:p>154</text:p>
          </table:table-cell>
          <table:table-cell table:formula="of:=[.X68]-(2^8)*0" office:value-type="float" office:value="153.465581501837" calcext:value-type="float">
            <text:p>153</text:p>
          </table:table-cell>
          <table:table-cell table:formula="of:=[.Y68]-(2^8)*0" office:value-type="float" office:value="153.21045554369" calcext:value-type="float">
            <text:p>153</text:p>
          </table:table-cell>
          <table:table-cell/>
          <table:table-cell table:style-name="ce10" office:value-type="float" office:value="12" calcext:value-type="float">
            <text:p>12,0</text:p>
          </table:table-cell>
          <table:table-cell table:style-name="ce10"/>
          <table:table-cell table:formula="of:=PINTERP([.$A$15:.$A$205];[.$C$15:.$C$205];([.AZ$6]+[.$E68]))*1000" office:value-type="float" office:value="654.753433012" calcext:value-type="float">
            <text:p>655</text:p>
          </table:table-cell>
          <table:table-cell table:formula="of:=PINTERP([.$A$15:.$A$205];[.$C$15:.$C$205];([.BA$6]+[.$E68]))*1000" office:value-type="float" office:value="654.477041527313" calcext:value-type="float">
            <text:p>654</text:p>
          </table:table-cell>
          <table:table-cell table:formula="of:=PINTERP([.$A$15:.$A$205];[.$C$15:.$C$205];([.BB$6]+[.$E68]))*1000" office:value-type="float" office:value="654.20009344875" calcext:value-type="float">
            <text:p>654</text:p>
          </table:table-cell>
          <table:table-cell table:formula="of:=PINTERP([.$A$15:.$A$205];[.$C$15:.$C$205];([.BC$6]+[.$E68]))*1000" office:value-type="float" office:value="653.922588776313" calcext:value-type="float">
            <text:p>654</text:p>
          </table:table-cell>
          <table:table-cell table:formula="of:=PINTERP([.$A$15:.$A$205];[.$C$15:.$C$205];([.BD$6]+[.$E68]))*1000" office:value-type="float" office:value="653.644527510001" calcext:value-type="float">
            <text:p>654</text:p>
          </table:table-cell>
          <table:table-cell table:formula="of:=PINTERP([.$A$15:.$A$205];[.$C$15:.$C$205];([.BE$6]+[.$E68]))*1000" office:value-type="float" office:value="653.365909649813" calcext:value-type="float">
            <text:p>653</text:p>
          </table:table-cell>
          <table:table-cell table:formula="of:=PINTERP([.$A$15:.$A$205];[.$C$15:.$C$205];([.BF$6]+[.$E68]))*1000" office:value-type="float" office:value="653.086735195751" calcext:value-type="float">
            <text:p>653</text:p>
          </table:table-cell>
          <table:table-cell table:formula="of:=PINTERP([.$A$15:.$A$205];[.$C$15:.$C$205];([.BG$6]+[.$E68]))*1000" office:value-type="float" office:value="652.807004147816" calcext:value-type="float">
            <text:p>653</text:p>
          </table:table-cell>
          <table:table-cell table:formula="of:=PINTERP([.$A$15:.$A$205];[.$C$15:.$C$205];([.BH$6]+[.$E68]))*1000" office:value-type="float" office:value="652.526716506003" calcext:value-type="float">
            <text:p>653</text:p>
          </table:table-cell>
          <table:table-cell table:formula="of:=PINTERP([.$A$15:.$A$205];[.$C$15:.$C$205];([.BI$6]+[.$E68]))*1000" office:value-type="float" office:value="652.245872270316" calcext:value-type="float">
            <text:p>652</text:p>
          </table:table-cell>
          <table:table-cell table:formula="of:=PINTERP([.$A$15:.$A$205];[.$C$15:.$C$205];([.BJ$6]+[.$E68]))*1000" office:value-type="float" office:value="651.964471440753" calcext:value-type="float">
            <text:p>652</text:p>
          </table:table-cell>
          <table:table-cell table:formula="of:=PINTERP([.$A$15:.$A$205];[.$C$15:.$C$205];([.BK$6]+[.$E68]))*1000" office:value-type="float" office:value="651.682514017315" calcext:value-type="float">
            <text:p>652</text:p>
          </table:table-cell>
          <table:table-cell table:formula="of:=PINTERP([.$A$15:.$A$205];[.$C$15:.$C$205];([.BL$6]+[.$E68]))*1000" office:value-type="float" office:value="651.400000000003" calcext:value-type="float">
            <text:p>651</text:p>
          </table:table-cell>
          <table:table-cell table:formula="of:=PINTERP([.$A$15:.$A$205];[.$C$15:.$C$205];([.BM$6]+[.$E68]))*1000" office:value-type="float" office:value="651.07931386515" calcext:value-type="float">
            <text:p>651</text:p>
          </table:table-cell>
          <table:table-cell table:formula="of:=PINTERP([.$A$15:.$A$205];[.$C$15:.$C$205];([.BN$6]+[.$E68]))*1000" office:value-type="float" office:value="650.758252611589" calcext:value-type="float">
            <text:p>651</text:p>
          </table:table-cell>
          <table:table-cell table:formula="of:=PINTERP([.$A$15:.$A$205];[.$C$15:.$C$205];([.BO$6]+[.$E68]))*1000" office:value-type="float" office:value="650.436816239319" calcext:value-type="float">
            <text:p>650</text:p>
          </table:table-cell>
          <table:table-cell table:formula="of:=PINTERP([.$A$15:.$A$205];[.$C$15:.$C$205];([.BP$6]+[.$E68]))*1000" office:value-type="float" office:value="650.115004748341" calcext:value-type="float">
            <text:p>650</text:p>
          </table:table-cell>
          <table:table-cell table:formula="of:=PINTERP([.$A$15:.$A$205];[.$C$15:.$C$205];([.BQ$6]+[.$E68]))*1000" office:value-type="float" office:value="649.792818138655" calcext:value-type="float">
            <text:p>650</text:p>
          </table:table-cell>
          <table:table-cell table:formula="of:=PINTERP([.$A$15:.$A$205];[.$C$15:.$C$205];([.BR$6]+[.$E68]))*1000" office:value-type="float" office:value="649.470256410263" calcext:value-type="float">
            <text:p>649</text:p>
          </table:table-cell>
          <table:table-cell table:style-name="ce17" table:formula="of:=PINTERP([.$A$15:.$A$205];[.$C$15:.$C$205];([.BS$6]+[.$E68]))*1000" office:value-type="float" office:value="649.147319563159" calcext:value-type="float">
            <text:p>649</text:p>
          </table:table-cell>
          <table:table-cell table:style-name="ce17"/>
          <table:table-cell table:style-name="ce10" office:value-type="float" office:value="12" calcext:value-type="float">
            <text:p>12,0</text:p>
          </table:table-cell>
          <table:table-cell table:formula="of:=[.AZ68]-(2^8)*2" office:value-type="float" office:value="142.753433012" calcext:value-type="float">
            <text:p>143</text:p>
          </table:table-cell>
          <table:table-cell table:formula="of:=[.BA68]-(2^8)*2" office:value-type="float" office:value="142.477041527313" calcext:value-type="float">
            <text:p>142</text:p>
          </table:table-cell>
          <table:table-cell table:formula="of:=[.BB68]-(2^8)*2" office:value-type="float" office:value="142.20009344875" calcext:value-type="float">
            <text:p>142</text:p>
          </table:table-cell>
          <table:table-cell table:formula="of:=[.BC68]-(2^8)*2" office:value-type="float" office:value="141.922588776313" calcext:value-type="float">
            <text:p>142</text:p>
          </table:table-cell>
          <table:table-cell table:formula="of:=[.BD68]-(2^8)*2" office:value-type="float" office:value="141.644527510001" calcext:value-type="float">
            <text:p>142</text:p>
          </table:table-cell>
          <table:table-cell table:formula="of:=[.BE68]-(2^8)*2" office:value-type="float" office:value="141.365909649813" calcext:value-type="float">
            <text:p>141</text:p>
          </table:table-cell>
          <table:table-cell table:formula="of:=[.BF68]-(2^8)*2" office:value-type="float" office:value="141.086735195751" calcext:value-type="float">
            <text:p>141</text:p>
          </table:table-cell>
          <table:table-cell table:formula="of:=[.BG68]-(2^8)*2" office:value-type="float" office:value="140.807004147816" calcext:value-type="float">
            <text:p>141</text:p>
          </table:table-cell>
          <table:table-cell table:formula="of:=[.BH68]-(2^8)*2" office:value-type="float" office:value="140.526716506003" calcext:value-type="float">
            <text:p>141</text:p>
          </table:table-cell>
          <table:table-cell table:formula="of:=[.BI68]-(2^8)*2" office:value-type="float" office:value="140.245872270316" calcext:value-type="float">
            <text:p>140</text:p>
          </table:table-cell>
          <table:table-cell table:style-name="ce15" table:formula="of:=[.BJ68]-(2^8)*2" office:value-type="float" office:value="139.964471440753" calcext:value-type="float">
            <text:p>140</text:p>
          </table:table-cell>
          <table:table-cell table:style-name="ce15" table:formula="of:=[.BK68]-(2^8)*2" office:value-type="float" office:value="139.682514017315" calcext:value-type="float">
            <text:p>140</text:p>
          </table:table-cell>
          <table:table-cell table:style-name="ce15" table:formula="of:=[.BL68]-(2^8)*2" office:value-type="float" office:value="139.400000000003" calcext:value-type="float">
            <text:p>139</text:p>
          </table:table-cell>
          <table:table-cell table:style-name="ce15" table:formula="of:=[.BM68]-(2^8)*2" office:value-type="float" office:value="139.07931386515" calcext:value-type="float">
            <text:p>139</text:p>
          </table:table-cell>
          <table:table-cell table:style-name="ce15" table:formula="of:=[.BN68]-(2^8)*2" office:value-type="float" office:value="138.758252611589" calcext:value-type="float">
            <text:p>139</text:p>
          </table:table-cell>
          <table:table-cell table:style-name="ce15" table:formula="of:=[.BO68]-(2^8)*2" office:value-type="float" office:value="138.436816239319" calcext:value-type="float">
            <text:p>138</text:p>
          </table:table-cell>
          <table:table-cell table:style-name="ce15" table:formula="of:=[.BP68]-(2^8)*2" office:value-type="float" office:value="138.115004748341" calcext:value-type="float">
            <text:p>138</text:p>
          </table:table-cell>
          <table:table-cell table:style-name="ce15" table:formula="of:=[.BQ68]-(2^8)*2" office:value-type="float" office:value="137.792818138655" calcext:value-type="float">
            <text:p>138</text:p>
          </table:table-cell>
          <table:table-cell table:style-name="ce15" table:formula="of:=[.BR68]-(2^8)*2" office:value-type="float" office:value="137.470256410263" calcext:value-type="float">
            <text:p>137</text:p>
          </table:table-cell>
          <table:table-cell table:style-name="ce15" table:formula="of:=[.BS68]-(2^8)*2" office:value-type="float" office:value="137.147319563159" calcext:value-type="float">
            <text:p>137</text:p>
          </table:table-cell>
        </table:table-row>
        <table:table-row table:style-name="ro2">
          <table:table-cell office:value-type="float" office:value="80.093" calcext:value-type="float">
            <text:p>80,093</text:p>
          </table:table-cell>
          <table:table-cell office:value-type="percentage" office:value="0.7561" calcext:value-type="percentage">
            <text:p>75,61%</text:p>
          </table:table-cell>
          <table:table-cell office:value-type="percentage" office:value="0.8694" calcext:value-type="percentage">
            <text:p>86,94%</text:p>
          </table:table-cell>
          <table:table-cell/>
          <table:table-cell office:value-type="float" office:value="12.2" calcext:value-type="float">
            <text:p>12,2</text:p>
          </table:table-cell>
          <table:table-cell table:formula="of:=PINTERP([.$A$15:.$A$205];[.$B$15:.$B$205];([.F$6]+[.$E69]))*1000" office:value-type="float" office:value="152.95550400217" calcext:value-type="float">
            <text:p>153</text:p>
          </table:table-cell>
          <table:table-cell table:formula="of:=PINTERP([.$A$15:.$A$205];[.$B$15:.$B$205];([.G$6]+[.$E69]))*1000" office:value-type="float" office:value="152.700726877289" calcext:value-type="float">
            <text:p>153</text:p>
          </table:table-cell>
          <table:table-cell table:formula="of:=PINTERP([.$A$15:.$A$205];[.$B$15:.$B$205];([.H$6]+[.$E69]))*1000" office:value-type="float" office:value="152.446124169041" calcext:value-type="float">
            <text:p>152</text:p>
          </table:table-cell>
          <table:table-cell table:formula="of:=PINTERP([.$A$15:.$A$205];[.$B$15:.$B$205];([.I$6]+[.$E69]))*1000" office:value-type="float" office:value="152.191695877425" calcext:value-type="float">
            <text:p>152</text:p>
          </table:table-cell>
          <table:table-cell table:formula="of:=PINTERP([.$A$15:.$A$205];[.$B$15:.$B$205];([.J$6]+[.$E69]))*1000" office:value-type="float" office:value="151.937442002442" calcext:value-type="float">
            <text:p>152</text:p>
          </table:table-cell>
          <table:table-cell table:formula="of:=PINTERP([.$A$15:.$A$205];[.$B$15:.$B$205];([.K$6]+[.$E69]))*1000" office:value-type="float" office:value="151.683362544092" calcext:value-type="float">
            <text:p>152</text:p>
          </table:table-cell>
          <table:table-cell table:formula="of:=PINTERP([.$A$15:.$A$205];[.$B$15:.$B$205];([.L$6]+[.$E69]))*1000" office:value-type="float" office:value="151.429457502374" calcext:value-type="float">
            <text:p>151</text:p>
          </table:table-cell>
          <table:table-cell table:formula="of:=PINTERP([.$A$15:.$A$205];[.$B$15:.$B$205];([.M$6]+[.$E69]))*1000" office:value-type="float" office:value="151.175726877292" calcext:value-type="float">
            <text:p>151</text:p>
          </table:table-cell>
          <table:table-cell table:formula="of:=PINTERP([.$A$15:.$A$205];[.$B$15:.$B$205];([.N$6]+[.$E69]))*1000" office:value-type="float" office:value="150.92217066884" calcext:value-type="float">
            <text:p>151</text:p>
          </table:table-cell>
          <table:table-cell table:formula="of:=PINTERP([.$A$15:.$A$205];[.$B$15:.$B$205];([.O$6]+[.$E69]))*1000" office:value-type="float" office:value="150.668788877021" calcext:value-type="float">
            <text:p>151</text:p>
          </table:table-cell>
          <table:table-cell table:formula="of:=PINTERP([.$A$15:.$A$205];[.$B$15:.$B$205];([.P$6]+[.$E69]))*1000" office:value-type="float" office:value="150.415581501834" calcext:value-type="float">
            <text:p>150</text:p>
          </table:table-cell>
          <table:table-cell table:formula="of:=PINTERP([.$A$15:.$A$205];[.$B$15:.$B$205];([.Q$6]+[.$E69]))*1000" office:value-type="float" office:value="150.16254854328" calcext:value-type="float">
            <text:p>150</text:p>
          </table:table-cell>
          <table:table-cell table:formula="of:=PINTERP([.$A$15:.$A$205];[.$B$15:.$B$205];([.R$6]+[.$E69]))*1000" office:value-type="float" office:value="149.909690001359" calcext:value-type="float">
            <text:p>150</text:p>
          </table:table-cell>
          <table:table-cell table:formula="of:=PINTERP([.$A$15:.$A$205];[.$B$15:.$B$205];([.S$6]+[.$E69]))*1000" office:value-type="float" office:value="149.657005876071" calcext:value-type="float">
            <text:p>150</text:p>
          </table:table-cell>
          <table:table-cell table:formula="of:=PINTERP([.$A$15:.$A$205];[.$B$15:.$B$205];([.T$6]+[.$E69]))*1000" office:value-type="float" office:value="149.404496167416" calcext:value-type="float">
            <text:p>149</text:p>
          </table:table-cell>
          <table:table-cell table:formula="of:=PINTERP([.$A$15:.$A$205];[.$B$15:.$B$205];([.U$6]+[.$E69]))*1000" office:value-type="float" office:value="149.152160875395" calcext:value-type="float">
            <text:p>149</text:p>
          </table:table-cell>
          <table:table-cell table:formula="of:=PINTERP([.$A$15:.$A$205];[.$B$15:.$B$205];([.V$6]+[.$E69]))*1000" office:value-type="float" office:value="148.900000000005" calcext:value-type="float">
            <text:p>149</text:p>
          </table:table-cell>
          <table:table-cell table:formula="of:=PINTERP([.$A$15:.$A$205];[.$B$15:.$B$205];([.W$6]+[.$E69]))*1000" office:value-type="float" office:value="148.687540784837" calcext:value-type="float">
            <text:p>149</text:p>
          </table:table-cell>
          <table:table-cell table:formula="of:=PINTERP([.$A$15:.$A$205];[.$B$15:.$B$205];([.X$6]+[.$E69]))*1000" office:value-type="float" office:value="148.47571094083" calcext:value-type="float">
            <text:p>148</text:p>
          </table:table-cell>
          <table:table-cell table:formula="of:=PINTERP([.$A$15:.$A$205];[.$B$15:.$B$205];([.Y$6]+[.$E69]))*1000" office:value-type="float" office:value="148.264510467984" calcext:value-type="float">
            <text:p>148</text:p>
          </table:table-cell>
          <table:table-cell/>
          <table:table-cell office:value-type="float" office:value="12.2" calcext:value-type="float">
            <text:p>12,2</text:p>
          </table:table-cell>
          <table:table-cell/>
          <table:table-cell table:formula="of:=[.F69]-(2^8)*0" office:value-type="float" office:value="152.95550400217" calcext:value-type="float">
            <text:p>153</text:p>
          </table:table-cell>
          <table:table-cell table:formula="of:=[.G69]-(2^8)*0" office:value-type="float" office:value="152.700726877289" calcext:value-type="float">
            <text:p>153</text:p>
          </table:table-cell>
          <table:table-cell table:formula="of:=[.H69]-(2^8)*0" office:value-type="float" office:value="152.446124169041" calcext:value-type="float">
            <text:p>152</text:p>
          </table:table-cell>
          <table:table-cell table:formula="of:=[.I69]-(2^8)*0" office:value-type="float" office:value="152.191695877425" calcext:value-type="float">
            <text:p>152</text:p>
          </table:table-cell>
          <table:table-cell table:formula="of:=[.J69]-(2^8)*0" office:value-type="float" office:value="151.937442002442" calcext:value-type="float">
            <text:p>152</text:p>
          </table:table-cell>
          <table:table-cell table:formula="of:=[.K69]-(2^8)*0" office:value-type="float" office:value="151.683362544092" calcext:value-type="float">
            <text:p>152</text:p>
          </table:table-cell>
          <table:table-cell table:formula="of:=[.L69]-(2^8)*0" office:value-type="float" office:value="151.429457502374" calcext:value-type="float">
            <text:p>151</text:p>
          </table:table-cell>
          <table:table-cell table:formula="of:=[.M69]-(2^8)*0" office:value-type="float" office:value="151.175726877292" calcext:value-type="float">
            <text:p>151</text:p>
          </table:table-cell>
          <table:table-cell table:formula="of:=[.N69]-(2^8)*0" office:value-type="float" office:value="150.92217066884" calcext:value-type="float">
            <text:p>151</text:p>
          </table:table-cell>
          <table:table-cell table:formula="of:=[.O69]-(2^8)*0" office:value-type="float" office:value="150.668788877021" calcext:value-type="float">
            <text:p>151</text:p>
          </table:table-cell>
          <table:table-cell table:formula="of:=[.P69]-(2^8)*0" office:value-type="float" office:value="150.415581501834" calcext:value-type="float">
            <text:p>150</text:p>
          </table:table-cell>
          <table:table-cell table:formula="of:=[.Q69]-(2^8)*0" office:value-type="float" office:value="150.16254854328" calcext:value-type="float">
            <text:p>150</text:p>
          </table:table-cell>
          <table:table-cell table:formula="of:=[.R69]-(2^8)*0" office:value-type="float" office:value="149.909690001359" calcext:value-type="float">
            <text:p>150</text:p>
          </table:table-cell>
          <table:table-cell table:formula="of:=[.S69]-(2^8)*0" office:value-type="float" office:value="149.657005876071" calcext:value-type="float">
            <text:p>150</text:p>
          </table:table-cell>
          <table:table-cell table:formula="of:=[.T69]-(2^8)*0" office:value-type="float" office:value="149.404496167416" calcext:value-type="float">
            <text:p>149</text:p>
          </table:table-cell>
          <table:table-cell table:formula="of:=[.U69]-(2^8)*0" office:value-type="float" office:value="149.152160875395" calcext:value-type="float">
            <text:p>149</text:p>
          </table:table-cell>
          <table:table-cell table:formula="of:=[.V69]-(2^8)*0" office:value-type="float" office:value="148.900000000005" calcext:value-type="float">
            <text:p>149</text:p>
          </table:table-cell>
          <table:table-cell table:formula="of:=[.W69]-(2^8)*0" office:value-type="float" office:value="148.687540784837" calcext:value-type="float">
            <text:p>149</text:p>
          </table:table-cell>
          <table:table-cell table:formula="of:=[.X69]-(2^8)*0" office:value-type="float" office:value="148.47571094083" calcext:value-type="float">
            <text:p>148</text:p>
          </table:table-cell>
          <table:table-cell table:formula="of:=[.Y69]-(2^8)*0" office:value-type="float" office:value="148.264510467984" calcext:value-type="float">
            <text:p>148</text:p>
          </table:table-cell>
          <table:table-cell/>
          <table:table-cell table:style-name="ce10" office:value-type="float" office:value="12.2" calcext:value-type="float">
            <text:p>12,2</text:p>
          </table:table-cell>
          <table:table-cell table:style-name="ce10"/>
          <table:table-cell table:formula="of:=PINTERP([.$A$15:.$A$205];[.$C$15:.$C$205];([.AZ$6]+[.$E69]))*1000" office:value-type="float" office:value="648.824007597341" calcext:value-type="float">
            <text:p>649</text:p>
          </table:table-cell>
          <table:table-cell table:formula="of:=PINTERP([.$A$15:.$A$205];[.$C$15:.$C$205];([.BA$6]+[.$E69]))*1000" office:value-type="float" office:value="648.500320512821" calcext:value-type="float">
            <text:p>649</text:p>
          </table:table-cell>
          <table:table-cell table:formula="of:=PINTERP([.$A$15:.$A$205];[.$C$15:.$C$205];([.BB$6]+[.$E69]))*1000" office:value-type="float" office:value="648.176258309592" calcext:value-type="float">
            <text:p>648</text:p>
          </table:table-cell>
          <table:table-cell table:formula="of:=PINTERP([.$A$15:.$A$205];[.$C$15:.$C$205];([.BC$6]+[.$E69]))*1000" office:value-type="float" office:value="647.851820987655" calcext:value-type="float">
            <text:p>648</text:p>
          </table:table-cell>
          <table:table-cell table:formula="of:=PINTERP([.$A$15:.$A$205];[.$C$15:.$C$205];([.BD$6]+[.$E69]))*1000" office:value-type="float" office:value="647.527008547009" calcext:value-type="float">
            <text:p>648</text:p>
          </table:table-cell>
          <table:table-cell table:formula="of:=PINTERP([.$A$15:.$A$205];[.$C$15:.$C$205];([.BE$6]+[.$E69]))*1000" office:value-type="float" office:value="647.201820987654" calcext:value-type="float">
            <text:p>647</text:p>
          </table:table-cell>
          <table:table-cell table:formula="of:=PINTERP([.$A$15:.$A$205];[.$C$15:.$C$205];([.BF$6]+[.$E69]))*1000" office:value-type="float" office:value="646.876258309592" calcext:value-type="float">
            <text:p>647</text:p>
          </table:table-cell>
          <table:table-cell table:formula="of:=PINTERP([.$A$15:.$A$205];[.$C$15:.$C$205];([.BG$6]+[.$E69]))*1000" office:value-type="float" office:value="646.550320512824" calcext:value-type="float">
            <text:p>647</text:p>
          </table:table-cell>
          <table:table-cell table:formula="of:=PINTERP([.$A$15:.$A$205];[.$C$15:.$C$205];([.BH$6]+[.$E69]))*1000" office:value-type="float" office:value="646.224007597344" calcext:value-type="float">
            <text:p>646</text:p>
          </table:table-cell>
          <table:table-cell table:formula="of:=PINTERP([.$A$15:.$A$205];[.$C$15:.$C$205];([.BI$6]+[.$E69]))*1000" office:value-type="float" office:value="645.897319563156" calcext:value-type="float">
            <text:p>646</text:p>
          </table:table-cell>
          <table:table-cell table:formula="of:=PINTERP([.$A$15:.$A$205];[.$C$15:.$C$205];([.BJ$6]+[.$E69]))*1000" office:value-type="float" office:value="645.57025641026" calcext:value-type="float">
            <text:p>646</text:p>
          </table:table-cell>
          <table:table-cell table:formula="of:=PINTERP([.$A$15:.$A$205];[.$C$15:.$C$205];([.BK$6]+[.$E69]))*1000" office:value-type="float" office:value="645.242818138655" calcext:value-type="float">
            <text:p>645</text:p>
          </table:table-cell>
          <table:table-cell table:formula="of:=PINTERP([.$A$15:.$A$205];[.$C$15:.$C$205];([.BL$6]+[.$E69]))*1000" office:value-type="float" office:value="644.915004748341" calcext:value-type="float">
            <text:p>645</text:p>
          </table:table-cell>
          <table:table-cell table:formula="of:=PINTERP([.$A$15:.$A$205];[.$C$15:.$C$205];([.BM$6]+[.$E69]))*1000" office:value-type="float" office:value="644.586816239319" calcext:value-type="float">
            <text:p>645</text:p>
          </table:table-cell>
          <table:table-cell table:formula="of:=PINTERP([.$A$15:.$A$205];[.$C$15:.$C$205];([.BN$6]+[.$E69]))*1000" office:value-type="float" office:value="644.25825261159" calcext:value-type="float">
            <text:p>644</text:p>
          </table:table-cell>
          <table:table-cell table:formula="of:=PINTERP([.$A$15:.$A$205];[.$C$15:.$C$205];([.BO$6]+[.$E69]))*1000" office:value-type="float" office:value="643.929313865151" calcext:value-type="float">
            <text:p>644</text:p>
          </table:table-cell>
          <table:table-cell table:formula="of:=PINTERP([.$A$15:.$A$205];[.$C$15:.$C$205];([.BP$6]+[.$E69]))*1000" office:value-type="float" office:value="643.600000000003" calcext:value-type="float">
            <text:p>644</text:p>
          </table:table-cell>
          <table:table-cell table:formula="of:=PINTERP([.$A$15:.$A$205];[.$C$15:.$C$205];([.BQ$6]+[.$E69]))*1000" office:value-type="float" office:value="643.312330246917" calcext:value-type="float">
            <text:p>643</text:p>
          </table:table-cell>
          <table:table-cell table:formula="of:=PINTERP([.$A$15:.$A$205];[.$C$15:.$C$205];([.BR$6]+[.$E69]))*1000" office:value-type="float" office:value="643.024269902092" calcext:value-type="float">
            <text:p>643</text:p>
          </table:table-cell>
          <table:table-cell table:style-name="ce17" table:formula="of:=PINTERP([.$A$15:.$A$205];[.$C$15:.$C$205];([.BS$6]+[.$E69]))*1000" office:value-type="float" office:value="642.735818965523" calcext:value-type="float">
            <text:p>643</text:p>
          </table:table-cell>
          <table:table-cell table:style-name="ce17"/>
          <table:table-cell table:style-name="ce10" office:value-type="float" office:value="12.2" calcext:value-type="float">
            <text:p>12,2</text:p>
          </table:table-cell>
          <table:table-cell table:formula="of:=[.AZ69]-(2^8)*2" office:value-type="float" office:value="136.82400759734" calcext:value-type="float">
            <text:p>137</text:p>
          </table:table-cell>
          <table:table-cell table:formula="of:=[.BA69]-(2^8)*2" office:value-type="float" office:value="136.500320512821" calcext:value-type="float">
            <text:p>137</text:p>
          </table:table-cell>
          <table:table-cell table:formula="of:=[.BB69]-(2^8)*2" office:value-type="float" office:value="136.176258309592" calcext:value-type="float">
            <text:p>136</text:p>
          </table:table-cell>
          <table:table-cell table:formula="of:=[.BC69]-(2^8)*2" office:value-type="float" office:value="135.851820987655" calcext:value-type="float">
            <text:p>136</text:p>
          </table:table-cell>
          <table:table-cell table:formula="of:=[.BD69]-(2^8)*2" office:value-type="float" office:value="135.527008547009" calcext:value-type="float">
            <text:p>136</text:p>
          </table:table-cell>
          <table:table-cell table:formula="of:=[.BE69]-(2^8)*2" office:value-type="float" office:value="135.201820987654" calcext:value-type="float">
            <text:p>135</text:p>
          </table:table-cell>
          <table:table-cell table:formula="of:=[.BF69]-(2^8)*2" office:value-type="float" office:value="134.876258309592" calcext:value-type="float">
            <text:p>135</text:p>
          </table:table-cell>
          <table:table-cell table:formula="of:=[.BG69]-(2^8)*2" office:value-type="float" office:value="134.550320512824" calcext:value-type="float">
            <text:p>135</text:p>
          </table:table-cell>
          <table:table-cell table:formula="of:=[.BH69]-(2^8)*2" office:value-type="float" office:value="134.224007597344" calcext:value-type="float">
            <text:p>134</text:p>
          </table:table-cell>
          <table:table-cell table:formula="of:=[.BI69]-(2^8)*2" office:value-type="float" office:value="133.897319563156" calcext:value-type="float">
            <text:p>134</text:p>
          </table:table-cell>
          <table:table-cell table:style-name="ce15" table:formula="of:=[.BJ69]-(2^8)*2" office:value-type="float" office:value="133.57025641026" calcext:value-type="float">
            <text:p>134</text:p>
          </table:table-cell>
          <table:table-cell table:style-name="ce15" table:formula="of:=[.BK69]-(2^8)*2" office:value-type="float" office:value="133.242818138655" calcext:value-type="float">
            <text:p>133</text:p>
          </table:table-cell>
          <table:table-cell table:style-name="ce15" table:formula="of:=[.BL69]-(2^8)*2" office:value-type="float" office:value="132.915004748341" calcext:value-type="float">
            <text:p>133</text:p>
          </table:table-cell>
          <table:table-cell table:style-name="ce15" table:formula="of:=[.BM69]-(2^8)*2" office:value-type="float" office:value="132.586816239319" calcext:value-type="float">
            <text:p>133</text:p>
          </table:table-cell>
          <table:table-cell table:style-name="ce15" table:formula="of:=[.BN69]-(2^8)*2" office:value-type="float" office:value="132.25825261159" calcext:value-type="float">
            <text:p>132</text:p>
          </table:table-cell>
          <table:table-cell table:style-name="ce15" table:formula="of:=[.BO69]-(2^8)*2" office:value-type="float" office:value="131.929313865151" calcext:value-type="float">
            <text:p>132</text:p>
          </table:table-cell>
          <table:table-cell table:style-name="ce15" table:formula="of:=[.BP69]-(2^8)*2" office:value-type="float" office:value="131.600000000003" calcext:value-type="float">
            <text:p>132</text:p>
          </table:table-cell>
          <table:table-cell table:style-name="ce15" table:formula="of:=[.BQ69]-(2^8)*2" office:value-type="float" office:value="131.312330246917" calcext:value-type="float">
            <text:p>131</text:p>
          </table:table-cell>
          <table:table-cell table:style-name="ce15" table:formula="of:=[.BR69]-(2^8)*2" office:value-type="float" office:value="131.024269902092" calcext:value-type="float">
            <text:p>131</text:p>
          </table:table-cell>
          <table:table-cell table:style-name="ce15" table:formula="of:=[.BS69]-(2^8)*2" office:value-type="float" office:value="130.735818965523" calcext:value-type="float">
            <text:p>131</text:p>
          </table:table-cell>
        </table:table-row>
        <table:table-row table:style-name="ro2">
          <table:table-cell office:value-type="float" office:value="80.142" calcext:value-type="float">
            <text:p>80,142</text:p>
          </table:table-cell>
          <table:table-cell office:value-type="percentage" office:value="0.7515" calcext:value-type="percentage">
            <text:p>75,15%</text:p>
          </table:table-cell>
          <table:table-cell office:value-type="percentage" office:value="0.8687" calcext:value-type="percentage">
            <text:p>86,87%</text:p>
          </table:table-cell>
          <table:table-cell/>
          <table:table-cell office:value-type="float" office:value="12.4" calcext:value-type="float">
            <text:p>12,4</text:p>
          </table:table-cell>
          <table:table-cell table:formula="of:=PINTERP([.$A$15:.$A$205];[.$B$15:.$B$205];([.F$6]+[.$E70]))*1000" office:value-type="float" office:value="148.053939366296" calcext:value-type="float">
            <text:p>148</text:p>
          </table:table-cell>
          <table:table-cell table:formula="of:=PINTERP([.$A$15:.$A$205];[.$B$15:.$B$205];([.G$6]+[.$E70]))*1000" office:value-type="float" office:value="147.843997635772" calcext:value-type="float">
            <text:p>148</text:p>
          </table:table-cell>
          <table:table-cell table:formula="of:=PINTERP([.$A$15:.$A$205];[.$B$15:.$B$205];([.H$6]+[.$E70]))*1000" office:value-type="float" office:value="147.634685276409" calcext:value-type="float">
            <text:p>148</text:p>
          </table:table-cell>
          <table:table-cell table:formula="of:=PINTERP([.$A$15:.$A$205];[.$B$15:.$B$205];([.I$6]+[.$E70]))*1000" office:value-type="float" office:value="147.426002288208" calcext:value-type="float">
            <text:p>147</text:p>
          </table:table-cell>
          <table:table-cell table:formula="of:=PINTERP([.$A$15:.$A$205];[.$B$15:.$B$205];([.J$6]+[.$E70]))*1000" office:value-type="float" office:value="147.217948671167" calcext:value-type="float">
            <text:p>147</text:p>
          </table:table-cell>
          <table:table-cell table:formula="of:=PINTERP([.$A$15:.$A$205];[.$B$15:.$B$205];([.K$6]+[.$E70]))*1000" office:value-type="float" office:value="147.010524425287" calcext:value-type="float">
            <text:p>147</text:p>
          </table:table-cell>
          <table:table-cell table:formula="of:=PINTERP([.$A$15:.$A$205];[.$B$15:.$B$205];([.L$6]+[.$E70]))*1000" office:value-type="float" office:value="146.803729550569" calcext:value-type="float">
            <text:p>147</text:p>
          </table:table-cell>
          <table:table-cell table:formula="of:=PINTERP([.$A$15:.$A$205];[.$B$15:.$B$205];([.M$6]+[.$E70]))*1000" office:value-type="float" office:value="146.597564047013" calcext:value-type="float">
            <text:p>147</text:p>
          </table:table-cell>
          <table:table-cell table:formula="of:=PINTERP([.$A$15:.$A$205];[.$B$15:.$B$205];([.N$6]+[.$E70]))*1000" office:value-type="float" office:value="146.392027914616" calcext:value-type="float">
            <text:p>146</text:p>
          </table:table-cell>
          <table:table-cell table:formula="of:=PINTERP([.$A$15:.$A$205];[.$B$15:.$B$205];([.O$6]+[.$E70]))*1000" office:value-type="float" office:value="146.18712115338" calcext:value-type="float">
            <text:p>146</text:p>
          </table:table-cell>
          <table:table-cell table:formula="of:=PINTERP([.$A$15:.$A$205];[.$B$15:.$B$205];([.P$6]+[.$E70]))*1000" office:value-type="float" office:value="145.982843763306" calcext:value-type="float">
            <text:p>146</text:p>
          </table:table-cell>
          <table:table-cell table:formula="of:=PINTERP([.$A$15:.$A$205];[.$B$15:.$B$205];([.Q$6]+[.$E70]))*1000" office:value-type="float" office:value="145.779195744392" calcext:value-type="float">
            <text:p>146</text:p>
          </table:table-cell>
          <table:table-cell table:formula="of:=PINTERP([.$A$15:.$A$205];[.$B$15:.$B$205];([.R$6]+[.$E70]))*1000" office:value-type="float" office:value="145.576177096639" calcext:value-type="float">
            <text:p>146</text:p>
          </table:table-cell>
          <table:table-cell table:formula="of:=PINTERP([.$A$15:.$A$205];[.$B$15:.$B$205];([.S$6]+[.$E70]))*1000" office:value-type="float" office:value="145.373787820047" calcext:value-type="float">
            <text:p>145</text:p>
          </table:table-cell>
          <table:table-cell table:formula="of:=PINTERP([.$A$15:.$A$205];[.$B$15:.$B$205];([.T$6]+[.$E70]))*1000" office:value-type="float" office:value="145.172027914616" calcext:value-type="float">
            <text:p>145</text:p>
          </table:table-cell>
          <table:table-cell table:formula="of:=PINTERP([.$A$15:.$A$205];[.$B$15:.$B$205];([.U$6]+[.$E70]))*1000" office:value-type="float" office:value="144.970897380348" calcext:value-type="float">
            <text:p>145</text:p>
          </table:table-cell>
          <table:table-cell table:formula="of:=PINTERP([.$A$15:.$A$205];[.$B$15:.$B$205];([.V$6]+[.$E70]))*1000" office:value-type="float" office:value="144.770396217239" calcext:value-type="float">
            <text:p>145</text:p>
          </table:table-cell>
          <table:table-cell table:formula="of:=PINTERP([.$A$15:.$A$205];[.$B$15:.$B$205];([.W$6]+[.$E70]))*1000" office:value-type="float" office:value="144.570524425291" calcext:value-type="float">
            <text:p>145</text:p>
          </table:table-cell>
          <table:table-cell table:formula="of:=PINTERP([.$A$15:.$A$205];[.$B$15:.$B$205];([.X$6]+[.$E70]))*1000" office:value-type="float" office:value="144.371282004504" calcext:value-type="float">
            <text:p>144</text:p>
          </table:table-cell>
          <table:table-cell table:formula="of:=PINTERP([.$A$15:.$A$205];[.$B$15:.$B$205];([.Y$6]+[.$E70]))*1000" office:value-type="float" office:value="144.172668954878" calcext:value-type="float">
            <text:p>144</text:p>
          </table:table-cell>
          <table:table-cell/>
          <table:table-cell office:value-type="float" office:value="12.4" calcext:value-type="float">
            <text:p>12,4</text:p>
          </table:table-cell>
          <table:table-cell/>
          <table:table-cell table:formula="of:=[.F70]-(2^8)*0" office:value-type="float" office:value="148.053939366296" calcext:value-type="float">
            <text:p>148</text:p>
          </table:table-cell>
          <table:table-cell table:formula="of:=[.G70]-(2^8)*0" office:value-type="float" office:value="147.843997635772" calcext:value-type="float">
            <text:p>148</text:p>
          </table:table-cell>
          <table:table-cell table:formula="of:=[.H70]-(2^8)*0" office:value-type="float" office:value="147.634685276409" calcext:value-type="float">
            <text:p>148</text:p>
          </table:table-cell>
          <table:table-cell table:formula="of:=[.I70]-(2^8)*0" office:value-type="float" office:value="147.426002288208" calcext:value-type="float">
            <text:p>147</text:p>
          </table:table-cell>
          <table:table-cell table:formula="of:=[.J70]-(2^8)*0" office:value-type="float" office:value="147.217948671167" calcext:value-type="float">
            <text:p>147</text:p>
          </table:table-cell>
          <table:table-cell table:formula="of:=[.K70]-(2^8)*0" office:value-type="float" office:value="147.010524425287" calcext:value-type="float">
            <text:p>147</text:p>
          </table:table-cell>
          <table:table-cell table:formula="of:=[.L70]-(2^8)*0" office:value-type="float" office:value="146.803729550569" calcext:value-type="float">
            <text:p>147</text:p>
          </table:table-cell>
          <table:table-cell table:formula="of:=[.M70]-(2^8)*0" office:value-type="float" office:value="146.597564047013" calcext:value-type="float">
            <text:p>147</text:p>
          </table:table-cell>
          <table:table-cell table:formula="of:=[.N70]-(2^8)*0" office:value-type="float" office:value="146.392027914616" calcext:value-type="float">
            <text:p>146</text:p>
          </table:table-cell>
          <table:table-cell table:formula="of:=[.O70]-(2^8)*0" office:value-type="float" office:value="146.18712115338" calcext:value-type="float">
            <text:p>146</text:p>
          </table:table-cell>
          <table:table-cell table:formula="of:=[.P70]-(2^8)*0" office:value-type="float" office:value="145.982843763306" calcext:value-type="float">
            <text:p>146</text:p>
          </table:table-cell>
          <table:table-cell table:formula="of:=[.Q70]-(2^8)*0" office:value-type="float" office:value="145.779195744392" calcext:value-type="float">
            <text:p>146</text:p>
          </table:table-cell>
          <table:table-cell table:formula="of:=[.R70]-(2^8)*0" office:value-type="float" office:value="145.576177096639" calcext:value-type="float">
            <text:p>146</text:p>
          </table:table-cell>
          <table:table-cell table:formula="of:=[.S70]-(2^8)*0" office:value-type="float" office:value="145.373787820047" calcext:value-type="float">
            <text:p>145</text:p>
          </table:table-cell>
          <table:table-cell table:formula="of:=[.T70]-(2^8)*0" office:value-type="float" office:value="145.172027914616" calcext:value-type="float">
            <text:p>145</text:p>
          </table:table-cell>
          <table:table-cell table:formula="of:=[.U70]-(2^8)*0" office:value-type="float" office:value="144.970897380348" calcext:value-type="float">
            <text:p>145</text:p>
          </table:table-cell>
          <table:table-cell table:formula="of:=[.V70]-(2^8)*0" office:value-type="float" office:value="144.770396217239" calcext:value-type="float">
            <text:p>145</text:p>
          </table:table-cell>
          <table:table-cell table:formula="of:=[.W70]-(2^8)*0" office:value-type="float" office:value="144.570524425291" calcext:value-type="float">
            <text:p>145</text:p>
          </table:table-cell>
          <table:table-cell table:formula="of:=[.X70]-(2^8)*0" office:value-type="float" office:value="144.371282004504" calcext:value-type="float">
            <text:p>144</text:p>
          </table:table-cell>
          <table:table-cell table:formula="of:=[.Y70]-(2^8)*0" office:value-type="float" office:value="144.172668954878" calcext:value-type="float">
            <text:p>144</text:p>
          </table:table-cell>
          <table:table-cell/>
          <table:table-cell table:style-name="ce10" office:value-type="float" office:value="12.4" calcext:value-type="float">
            <text:p>12,4</text:p>
          </table:table-cell>
          <table:table-cell table:style-name="ce10"/>
          <table:table-cell table:formula="of:=PINTERP([.$A$15:.$A$205];[.$C$15:.$C$205];([.AZ$6]+[.$E70]))*1000" office:value-type="float" office:value="642.446977437207" calcext:value-type="float">
            <text:p>642</text:p>
          </table:table-cell>
          <table:table-cell table:formula="of:=PINTERP([.$A$15:.$A$205];[.$C$15:.$C$205];([.BA$6]+[.$E70]))*1000" office:value-type="float" office:value="642.157745317156" calcext:value-type="float">
            <text:p>642</text:p>
          </table:table-cell>
          <table:table-cell table:formula="of:=PINTERP([.$A$15:.$A$205];[.$C$15:.$C$205];([.BB$6]+[.$E70]))*1000" office:value-type="float" office:value="641.868122605364" calcext:value-type="float">
            <text:p>642</text:p>
          </table:table-cell>
          <table:table-cell table:formula="of:=PINTERP([.$A$15:.$A$205];[.$C$15:.$C$205];([.BC$6]+[.$E70]))*1000" office:value-type="float" office:value="641.578109301831" calcext:value-type="float">
            <text:p>642</text:p>
          </table:table-cell>
          <table:table-cell table:formula="of:=PINTERP([.$A$15:.$A$205];[.$C$15:.$C$205];([.BD$6]+[.$E70]))*1000" office:value-type="float" office:value="641.287705406556" calcext:value-type="float">
            <text:p>641</text:p>
          </table:table-cell>
          <table:table-cell table:formula="of:=PINTERP([.$A$15:.$A$205];[.$C$15:.$C$205];([.BE$6]+[.$E70]))*1000" office:value-type="float" office:value="640.99691091954" calcext:value-type="float">
            <text:p>641</text:p>
          </table:table-cell>
          <table:table-cell table:formula="of:=PINTERP([.$A$15:.$A$205];[.$C$15:.$C$205];([.BF$6]+[.$E70]))*1000" office:value-type="float" office:value="640.705725840784" calcext:value-type="float">
            <text:p>641</text:p>
          </table:table-cell>
          <table:table-cell table:formula="of:=PINTERP([.$A$15:.$A$205];[.$C$15:.$C$205];([.BG$6]+[.$E70]))*1000" office:value-type="float" office:value="640.414150170288" calcext:value-type="float">
            <text:p>640</text:p>
          </table:table-cell>
          <table:table-cell table:formula="of:=PINTERP([.$A$15:.$A$205];[.$C$15:.$C$205];([.BH$6]+[.$E70]))*1000" office:value-type="float" office:value="640.122183908049" calcext:value-type="float">
            <text:p>640</text:p>
          </table:table-cell>
          <table:table-cell table:formula="of:=PINTERP([.$A$15:.$A$205];[.$C$15:.$C$205];([.BI$6]+[.$E70]))*1000" office:value-type="float" office:value="639.829827054069" calcext:value-type="float">
            <text:p>640</text:p>
          </table:table-cell>
          <table:table-cell table:formula="of:=PINTERP([.$A$15:.$A$205];[.$C$15:.$C$205];([.BJ$6]+[.$E70]))*1000" office:value-type="float" office:value="639.537079608347" calcext:value-type="float">
            <text:p>640</text:p>
          </table:table-cell>
          <table:table-cell table:formula="of:=PINTERP([.$A$15:.$A$205];[.$C$15:.$C$205];([.BK$6]+[.$E70]))*1000" office:value-type="float" office:value="639.243941570884" calcext:value-type="float">
            <text:p>639</text:p>
          </table:table-cell>
          <table:table-cell table:formula="of:=PINTERP([.$A$15:.$A$205];[.$C$15:.$C$205];([.BL$6]+[.$E70]))*1000" office:value-type="float" office:value="638.95041294168" calcext:value-type="float">
            <text:p>639</text:p>
          </table:table-cell>
          <table:table-cell table:formula="of:=PINTERP([.$A$15:.$A$205];[.$C$15:.$C$205];([.BM$6]+[.$E70]))*1000" office:value-type="float" office:value="638.656493720735" calcext:value-type="float">
            <text:p>639</text:p>
          </table:table-cell>
          <table:table-cell table:formula="of:=PINTERP([.$A$15:.$A$205];[.$C$15:.$C$205];([.BN$6]+[.$E70]))*1000" office:value-type="float" office:value="638.362183908049" calcext:value-type="float">
            <text:p>638</text:p>
          </table:table-cell>
          <table:table-cell table:formula="of:=PINTERP([.$A$15:.$A$205];[.$C$15:.$C$205];([.BO$6]+[.$E70]))*1000" office:value-type="float" office:value="638.067483503622" calcext:value-type="float">
            <text:p>638</text:p>
          </table:table-cell>
          <table:table-cell table:formula="of:=PINTERP([.$A$15:.$A$205];[.$C$15:.$C$205];([.BP$6]+[.$E70]))*1000" office:value-type="float" office:value="637.772392507453" calcext:value-type="float">
            <text:p>638</text:p>
          </table:table-cell>
          <table:table-cell table:formula="of:=PINTERP([.$A$15:.$A$205];[.$C$15:.$C$205];([.BQ$6]+[.$E70]))*1000" office:value-type="float" office:value="637.476910919543" calcext:value-type="float">
            <text:p>637</text:p>
          </table:table-cell>
          <table:table-cell table:formula="of:=PINTERP([.$A$15:.$A$205];[.$C$15:.$C$205];([.BR$6]+[.$E70]))*1000" office:value-type="float" office:value="637.181038739895" calcext:value-type="float">
            <text:p>637</text:p>
          </table:table-cell>
          <table:table-cell table:style-name="ce17" table:formula="of:=PINTERP([.$A$15:.$A$205];[.$C$15:.$C$205];([.BS$6]+[.$E70]))*1000" office:value-type="float" office:value="636.884775968503" calcext:value-type="float">
            <text:p>637</text:p>
          </table:table-cell>
          <table:table-cell table:style-name="ce17"/>
          <table:table-cell table:style-name="ce10" office:value-type="float" office:value="12.4" calcext:value-type="float">
            <text:p>12,4</text:p>
          </table:table-cell>
          <table:table-cell table:formula="of:=[.AZ70]-(2^8)*2" office:value-type="float" office:value="130.446977437207" calcext:value-type="float">
            <text:p>130</text:p>
          </table:table-cell>
          <table:table-cell table:formula="of:=[.BA70]-(2^8)*2" office:value-type="float" office:value="130.157745317156" calcext:value-type="float">
            <text:p>130</text:p>
          </table:table-cell>
          <table:table-cell table:formula="of:=[.BB70]-(2^8)*2" office:value-type="float" office:value="129.868122605364" calcext:value-type="float">
            <text:p>130</text:p>
          </table:table-cell>
          <table:table-cell table:formula="of:=[.BC70]-(2^8)*2" office:value-type="float" office:value="129.578109301831" calcext:value-type="float">
            <text:p>130</text:p>
          </table:table-cell>
          <table:table-cell table:formula="of:=[.BD70]-(2^8)*2" office:value-type="float" office:value="129.287705406556" calcext:value-type="float">
            <text:p>129</text:p>
          </table:table-cell>
          <table:table-cell table:formula="of:=[.BE70]-(2^8)*2" office:value-type="float" office:value="128.99691091954" calcext:value-type="float">
            <text:p>129</text:p>
          </table:table-cell>
          <table:table-cell table:formula="of:=[.BF70]-(2^8)*2" office:value-type="float" office:value="128.705725840784" calcext:value-type="float">
            <text:p>129</text:p>
          </table:table-cell>
          <table:table-cell table:formula="of:=[.BG70]-(2^8)*2" office:value-type="float" office:value="128.414150170288" calcext:value-type="float">
            <text:p>128</text:p>
          </table:table-cell>
          <table:table-cell table:formula="of:=[.BH70]-(2^8)*2" office:value-type="float" office:value="128.122183908049" calcext:value-type="float">
            <text:p>128</text:p>
          </table:table-cell>
          <table:table-cell table:formula="of:=[.BI70]-(2^8)*2" office:value-type="float" office:value="127.829827054069" calcext:value-type="float">
            <text:p>128</text:p>
          </table:table-cell>
          <table:table-cell table:style-name="ce15" table:formula="of:=[.BJ70]-(2^8)*2" office:value-type="float" office:value="127.537079608347" calcext:value-type="float">
            <text:p>128</text:p>
          </table:table-cell>
          <table:table-cell table:style-name="ce15" table:formula="of:=[.BK70]-(2^8)*2" office:value-type="float" office:value="127.243941570884" calcext:value-type="float">
            <text:p>127</text:p>
          </table:table-cell>
          <table:table-cell table:style-name="ce15" table:formula="of:=[.BL70]-(2^8)*2" office:value-type="float" office:value="126.95041294168" calcext:value-type="float">
            <text:p>127</text:p>
          </table:table-cell>
          <table:table-cell table:style-name="ce15" table:formula="of:=[.BM70]-(2^8)*2" office:value-type="float" office:value="126.656493720735" calcext:value-type="float">
            <text:p>127</text:p>
          </table:table-cell>
          <table:table-cell table:style-name="ce15" table:formula="of:=[.BN70]-(2^8)*2" office:value-type="float" office:value="126.362183908049" calcext:value-type="float">
            <text:p>126</text:p>
          </table:table-cell>
          <table:table-cell table:style-name="ce15" table:formula="of:=[.BO70]-(2^8)*2" office:value-type="float" office:value="126.067483503622" calcext:value-type="float">
            <text:p>126</text:p>
          </table:table-cell>
          <table:table-cell table:style-name="ce15" table:formula="of:=[.BP70]-(2^8)*2" office:value-type="float" office:value="125.772392507453" calcext:value-type="float">
            <text:p>126</text:p>
          </table:table-cell>
          <table:table-cell table:style-name="ce15" table:formula="of:=[.BQ70]-(2^8)*2" office:value-type="float" office:value="125.476910919543" calcext:value-type="float">
            <text:p>125</text:p>
          </table:table-cell>
          <table:table-cell table:style-name="ce15" table:formula="of:=[.BR70]-(2^8)*2" office:value-type="float" office:value="125.181038739895" calcext:value-type="float">
            <text:p>125</text:p>
          </table:table-cell>
          <table:table-cell table:style-name="ce15" table:formula="of:=[.BS70]-(2^8)*2" office:value-type="float" office:value="124.884775968503" calcext:value-type="float">
            <text:p>125</text:p>
          </table:table-cell>
        </table:table-row>
        <table:table-row table:style-name="ro2">
          <table:table-cell table:style-name="ce4" office:value-type="float" office:value="80.191" calcext:value-type="float">
            <text:p>80,191</text:p>
          </table:table-cell>
          <table:table-cell table:style-name="ce8" office:value-type="percentage" office:value="0.7471" calcext:value-type="percentage">
            <text:p>74,71%</text:p>
          </table:table-cell>
          <table:table-cell table:style-name="ce8" office:value-type="percentage" office:value="0.867" calcext:value-type="percentage">
            <text:p>86,70%</text:p>
          </table:table-cell>
          <table:table-cell/>
          <table:table-cell office:value-type="float" office:value="12.6" calcext:value-type="float">
            <text:p>12,6</text:p>
          </table:table-cell>
          <table:table-cell table:formula="of:=PINTERP([.$A$15:.$A$205];[.$B$15:.$B$205];([.F$6]+[.$E71]))*1000" office:value-type="float" office:value="143.974685276409" calcext:value-type="float">
            <text:p>144</text:p>
          </table:table-cell>
          <table:table-cell table:formula="of:=PINTERP([.$A$15:.$A$205];[.$B$15:.$B$205];([.G$6]+[.$E71]))*1000" office:value-type="float" office:value="143.777330969106" calcext:value-type="float">
            <text:p>144</text:p>
          </table:table-cell>
          <table:table-cell table:formula="of:=PINTERP([.$A$15:.$A$205];[.$B$15:.$B$205];([.H$6]+[.$E71]))*1000" office:value-type="float" office:value="143.580606032963" calcext:value-type="float">
            <text:p>144</text:p>
          </table:table-cell>
          <table:table-cell table:formula="of:=PINTERP([.$A$15:.$A$205];[.$B$15:.$B$205];([.I$6]+[.$E71]))*1000" office:value-type="float" office:value="143.384510467981" calcext:value-type="float">
            <text:p>143</text:p>
          </table:table-cell>
          <table:table-cell table:formula="of:=PINTERP([.$A$15:.$A$205];[.$B$15:.$B$205];([.J$6]+[.$E71]))*1000" office:value-type="float" office:value="143.189044274159" calcext:value-type="float">
            <text:p>143</text:p>
          </table:table-cell>
          <table:table-cell table:formula="of:=PINTERP([.$A$15:.$A$205];[.$B$15:.$B$205];([.K$6]+[.$E71]))*1000" office:value-type="float" office:value="142.994207451499" calcext:value-type="float">
            <text:p>143</text:p>
          </table:table-cell>
          <table:table-cell table:formula="of:=PINTERP([.$A$15:.$A$205];[.$B$15:.$B$205];([.L$6]+[.$E71]))*1000" office:value-type="float" office:value="142.8" calcext:value-type="float">
            <text:p>143</text:p>
          </table:table-cell>
          <table:table-cell table:formula="of:=PINTERP([.$A$15:.$A$205];[.$B$15:.$B$205];([.M$6]+[.$E71]))*1000" office:value-type="float" office:value="142.573634430415" calcext:value-type="float">
            <text:p>143</text:p>
          </table:table-cell>
          <table:table-cell table:formula="of:=PINTERP([.$A$15:.$A$205];[.$B$15:.$B$205];([.N$6]+[.$E71]))*1000" office:value-type="float" office:value="142.347634564395" calcext:value-type="float">
            <text:p>142</text:p>
          </table:table-cell>
          <table:table-cell table:formula="of:=PINTERP([.$A$15:.$A$205];[.$B$15:.$B$205];([.O$6]+[.$E71]))*1000" office:value-type="float" office:value="142.122000401943" calcext:value-type="float">
            <text:p>142</text:p>
          </table:table-cell>
          <table:table-cell table:formula="of:=PINTERP([.$A$15:.$A$205];[.$B$15:.$B$205];([.P$6]+[.$E71]))*1000" office:value-type="float" office:value="141.896731943058" calcext:value-type="float">
            <text:p>142</text:p>
          </table:table-cell>
          <table:table-cell table:formula="of:=PINTERP([.$A$15:.$A$205];[.$B$15:.$B$205];([.Q$6]+[.$E71]))*1000" office:value-type="float" office:value="141.67182918774" calcext:value-type="float">
            <text:p>142</text:p>
          </table:table-cell>
          <table:table-cell table:formula="of:=PINTERP([.$A$15:.$A$205];[.$B$15:.$B$205];([.R$6]+[.$E71]))*1000" office:value-type="float" office:value="141.447292135989" calcext:value-type="float">
            <text:p>141</text:p>
          </table:table-cell>
          <table:table-cell table:formula="of:=PINTERP([.$A$15:.$A$205];[.$B$15:.$B$205];([.S$6]+[.$E71]))*1000" office:value-type="float" office:value="141.223120787806" calcext:value-type="float">
            <text:p>141</text:p>
          </table:table-cell>
          <table:table-cell table:formula="of:=PINTERP([.$A$15:.$A$205];[.$B$15:.$B$205];([.T$6]+[.$E71]))*1000" office:value-type="float" office:value="140.99931514319" calcext:value-type="float">
            <text:p>141</text:p>
          </table:table-cell>
          <table:table-cell table:formula="of:=PINTERP([.$A$15:.$A$205];[.$B$15:.$B$205];([.U$6]+[.$E71]))*1000" office:value-type="float" office:value="140.775875202143" calcext:value-type="float">
            <text:p>141</text:p>
          </table:table-cell>
          <table:table-cell table:formula="of:=PINTERP([.$A$15:.$A$205];[.$B$15:.$B$205];([.V$6]+[.$E71]))*1000" office:value-type="float" office:value="140.552800964662" calcext:value-type="float">
            <text:p>141</text:p>
          </table:table-cell>
          <table:table-cell table:formula="of:=PINTERP([.$A$15:.$A$205];[.$B$15:.$B$205];([.W$6]+[.$E71]))*1000" office:value-type="float" office:value="140.330092430748" calcext:value-type="float">
            <text:p>140</text:p>
          </table:table-cell>
          <table:table-cell table:formula="of:=PINTERP([.$A$15:.$A$205];[.$B$15:.$B$205];([.X$6]+[.$E71]))*1000" office:value-type="float" office:value="140.107749600401" calcext:value-type="float">
            <text:p>140</text:p>
          </table:table-cell>
          <table:table-cell table:formula="of:=PINTERP([.$A$15:.$A$205];[.$B$15:.$B$205];([.Y$6]+[.$E71]))*1000" office:value-type="float" office:value="139.885772473621" calcext:value-type="float">
            <text:p>140</text:p>
          </table:table-cell>
          <table:table-cell/>
          <table:table-cell office:value-type="float" office:value="12.6" calcext:value-type="float">
            <text:p>12,6</text:p>
          </table:table-cell>
          <table:table-cell/>
          <table:table-cell table:formula="of:=[.F71]-(2^8)*0" office:value-type="float" office:value="143.974685276409" calcext:value-type="float">
            <text:p>144</text:p>
          </table:table-cell>
          <table:table-cell table:formula="of:=[.G71]-(2^8)*0" office:value-type="float" office:value="143.777330969106" calcext:value-type="float">
            <text:p>144</text:p>
          </table:table-cell>
          <table:table-cell table:formula="of:=[.H71]-(2^8)*0" office:value-type="float" office:value="143.580606032963" calcext:value-type="float">
            <text:p>144</text:p>
          </table:table-cell>
          <table:table-cell table:formula="of:=[.I71]-(2^8)*0" office:value-type="float" office:value="143.384510467981" calcext:value-type="float">
            <text:p>143</text:p>
          </table:table-cell>
          <table:table-cell table:formula="of:=[.J71]-(2^8)*0" office:value-type="float" office:value="143.189044274159" calcext:value-type="float">
            <text:p>143</text:p>
          </table:table-cell>
          <table:table-cell table:formula="of:=[.K71]-(2^8)*0" office:value-type="float" office:value="142.994207451499" calcext:value-type="float">
            <text:p>143</text:p>
          </table:table-cell>
          <table:table-cell table:formula="of:=[.L71]-(2^8)*0" office:value-type="float" office:value="142.8" calcext:value-type="float">
            <text:p>143</text:p>
          </table:table-cell>
          <table:table-cell table:formula="of:=[.M71]-(2^8)*0" office:value-type="float" office:value="142.573634430415" calcext:value-type="float">
            <text:p>143</text:p>
          </table:table-cell>
          <table:table-cell table:formula="of:=[.N71]-(2^8)*0" office:value-type="float" office:value="142.347634564395" calcext:value-type="float">
            <text:p>142</text:p>
          </table:table-cell>
          <table:table-cell table:formula="of:=[.O71]-(2^8)*0" office:value-type="float" office:value="142.122000401943" calcext:value-type="float">
            <text:p>142</text:p>
          </table:table-cell>
          <table:table-cell table:formula="of:=[.P71]-(2^8)*0" office:value-type="float" office:value="141.896731943058" calcext:value-type="float">
            <text:p>142</text:p>
          </table:table-cell>
          <table:table-cell table:formula="of:=[.Q71]-(2^8)*0" office:value-type="float" office:value="141.67182918774" calcext:value-type="float">
            <text:p>142</text:p>
          </table:table-cell>
          <table:table-cell table:formula="of:=[.R71]-(2^8)*0" office:value-type="float" office:value="141.447292135989" calcext:value-type="float">
            <text:p>141</text:p>
          </table:table-cell>
          <table:table-cell table:formula="of:=[.S71]-(2^8)*0" office:value-type="float" office:value="141.223120787806" calcext:value-type="float">
            <text:p>141</text:p>
          </table:table-cell>
          <table:table-cell table:formula="of:=[.T71]-(2^8)*0" office:value-type="float" office:value="140.99931514319" calcext:value-type="float">
            <text:p>141</text:p>
          </table:table-cell>
          <table:table-cell table:formula="of:=[.U71]-(2^8)*0" office:value-type="float" office:value="140.775875202143" calcext:value-type="float">
            <text:p>141</text:p>
          </table:table-cell>
          <table:table-cell table:formula="of:=[.V71]-(2^8)*0" office:value-type="float" office:value="140.552800964662" calcext:value-type="float">
            <text:p>141</text:p>
          </table:table-cell>
          <table:table-cell table:formula="of:=[.W71]-(2^8)*0" office:value-type="float" office:value="140.330092430748" calcext:value-type="float">
            <text:p>140</text:p>
          </table:table-cell>
          <table:table-cell table:formula="of:=[.X71]-(2^8)*0" office:value-type="float" office:value="140.107749600401" calcext:value-type="float">
            <text:p>140</text:p>
          </table:table-cell>
          <table:table-cell table:formula="of:=[.Y71]-(2^8)*0" office:value-type="float" office:value="139.885772473621" calcext:value-type="float">
            <text:p>140</text:p>
          </table:table-cell>
          <table:table-cell/>
          <table:table-cell table:style-name="ce10" office:value-type="float" office:value="12.6" calcext:value-type="float">
            <text:p>12,6</text:p>
          </table:table-cell>
          <table:table-cell table:style-name="ce10"/>
          <table:table-cell table:formula="of:=PINTERP([.$A$15:.$A$205];[.$C$15:.$C$205];([.AZ$6]+[.$E71]))*1000" office:value-type="float" office:value="636.588122605364" calcext:value-type="float">
            <text:p>637</text:p>
          </table:table-cell>
          <table:table-cell table:formula="of:=PINTERP([.$A$15:.$A$205];[.$C$15:.$C$205];([.BA$6]+[.$E71]))*1000" office:value-type="float" office:value="636.29107865049" calcext:value-type="float">
            <text:p>636</text:p>
          </table:table-cell>
          <table:table-cell table:formula="of:=PINTERP([.$A$15:.$A$205];[.$C$15:.$C$205];([.BB$6]+[.$E71]))*1000" office:value-type="float" office:value="635.993644103874" calcext:value-type="float">
            <text:p>636</text:p>
          </table:table-cell>
          <table:table-cell table:formula="of:=PINTERP([.$A$15:.$A$205];[.$C$15:.$C$205];([.BC$6]+[.$E71]))*1000" office:value-type="float" office:value="635.695818965518" calcext:value-type="float">
            <text:p>636</text:p>
          </table:table-cell>
          <table:table-cell table:formula="of:=PINTERP([.$A$15:.$A$205];[.$C$15:.$C$205];([.BD$6]+[.$E71]))*1000" office:value-type="float" office:value="635.39760323542" calcext:value-type="float">
            <text:p>635</text:p>
          </table:table-cell>
          <table:table-cell table:formula="of:=PINTERP([.$A$15:.$A$205];[.$C$15:.$C$205];([.BE$6]+[.$E71]))*1000" office:value-type="float" office:value="635.098996913581" calcext:value-type="float">
            <text:p>635</text:p>
          </table:table-cell>
          <table:table-cell table:formula="of:=PINTERP([.$A$15:.$A$205];[.$C$15:.$C$205];([.BF$6]+[.$E71]))*1000" office:value-type="float" office:value="634.8" calcext:value-type="float">
            <text:p>635</text:p>
          </table:table-cell>
          <table:table-cell table:formula="of:=PINTERP([.$A$15:.$A$205];[.$C$15:.$C$205];([.BG$6]+[.$E71]))*1000" office:value-type="float" office:value="634.451021723487" calcext:value-type="float">
            <text:p>634</text:p>
          </table:table-cell>
          <table:table-cell table:formula="of:=PINTERP([.$A$15:.$A$205];[.$C$15:.$C$205];([.BH$6]+[.$E71]))*1000" office:value-type="float" office:value="634.10196776375" calcext:value-type="float">
            <text:p>634</text:p>
          </table:table-cell>
          <table:table-cell table:formula="of:=PINTERP([.$A$15:.$A$205];[.$C$15:.$C$205];([.BI$6]+[.$E71]))*1000" office:value-type="float" office:value="633.752838120792" calcext:value-type="float">
            <text:p>634</text:p>
          </table:table-cell>
          <table:table-cell table:formula="of:=PINTERP([.$A$15:.$A$205];[.$C$15:.$C$205];([.BJ$6]+[.$E71]))*1000" office:value-type="float" office:value="633.403632794612" calcext:value-type="float">
            <text:p>633</text:p>
          </table:table-cell>
          <table:table-cell table:formula="of:=PINTERP([.$A$15:.$A$205];[.$C$15:.$C$205];([.BK$6]+[.$E71]))*1000" office:value-type="float" office:value="633.054351785212" calcext:value-type="float">
            <text:p>633</text:p>
          </table:table-cell>
          <table:table-cell table:formula="of:=PINTERP([.$A$15:.$A$205];[.$C$15:.$C$205];([.BL$6]+[.$E71]))*1000" office:value-type="float" office:value="632.704995092591" calcext:value-type="float">
            <text:p>633</text:p>
          </table:table-cell>
          <table:table-cell table:formula="of:=PINTERP([.$A$15:.$A$205];[.$C$15:.$C$205];([.BM$6]+[.$E71]))*1000" office:value-type="float" office:value="632.355562716748" calcext:value-type="float">
            <text:p>632</text:p>
          </table:table-cell>
          <table:table-cell table:formula="of:=PINTERP([.$A$15:.$A$205];[.$C$15:.$C$205];([.BN$6]+[.$E71]))*1000" office:value-type="float" office:value="632.006054657685" calcext:value-type="float">
            <text:p>632</text:p>
          </table:table-cell>
          <table:table-cell table:formula="of:=PINTERP([.$A$15:.$A$205];[.$C$15:.$C$205];([.BO$6]+[.$E71]))*1000" office:value-type="float" office:value="631.6564709154" calcext:value-type="float">
            <text:p>632</text:p>
          </table:table-cell>
          <table:table-cell table:formula="of:=PINTERP([.$A$15:.$A$205];[.$C$15:.$C$205];([.BP$6]+[.$E71]))*1000" office:value-type="float" office:value="631.306811489895" calcext:value-type="float">
            <text:p>631</text:p>
          </table:table-cell>
          <table:table-cell table:formula="of:=PINTERP([.$A$15:.$A$205];[.$C$15:.$C$205];([.BQ$6]+[.$E71]))*1000" office:value-type="float" office:value="630.957076381168" calcext:value-type="float">
            <text:p>631</text:p>
          </table:table-cell>
          <table:table-cell table:formula="of:=PINTERP([.$A$15:.$A$205];[.$C$15:.$C$205];([.BR$6]+[.$E71]))*1000" office:value-type="float" office:value="630.607265589224" calcext:value-type="float">
            <text:p>631</text:p>
          </table:table-cell>
          <table:table-cell table:style-name="ce17" table:formula="of:=PINTERP([.$A$15:.$A$205];[.$C$15:.$C$205];([.BS$6]+[.$E71]))*1000" office:value-type="float" office:value="630.257379114055" calcext:value-type="float">
            <text:p>630</text:p>
          </table:table-cell>
          <table:table-cell table:style-name="ce17"/>
          <table:table-cell table:style-name="ce10" office:value-type="float" office:value="12.6" calcext:value-type="float">
            <text:p>12,6</text:p>
          </table:table-cell>
          <table:table-cell table:formula="of:=[.AZ71]-(2^8)*2" office:value-type="float" office:value="124.588122605364" calcext:value-type="float">
            <text:p>125</text:p>
          </table:table-cell>
          <table:table-cell table:formula="of:=[.BA71]-(2^8)*2" office:value-type="float" office:value="124.29107865049" calcext:value-type="float">
            <text:p>124</text:p>
          </table:table-cell>
          <table:table-cell table:formula="of:=[.BB71]-(2^8)*2" office:value-type="float" office:value="123.993644103874" calcext:value-type="float">
            <text:p>124</text:p>
          </table:table-cell>
          <table:table-cell table:formula="of:=[.BC71]-(2^8)*2" office:value-type="float" office:value="123.695818965518" calcext:value-type="float">
            <text:p>124</text:p>
          </table:table-cell>
          <table:table-cell table:formula="of:=[.BD71]-(2^8)*2" office:value-type="float" office:value="123.39760323542" calcext:value-type="float">
            <text:p>123</text:p>
          </table:table-cell>
          <table:table-cell table:formula="of:=[.BE71]-(2^8)*2" office:value-type="float" office:value="123.098996913581" calcext:value-type="float">
            <text:p>123</text:p>
          </table:table-cell>
          <table:table-cell table:formula="of:=[.BF71]-(2^8)*2" office:value-type="float" office:value="122.8" calcext:value-type="float">
            <text:p>123</text:p>
          </table:table-cell>
          <table:table-cell table:formula="of:=[.BG71]-(2^8)*2" office:value-type="float" office:value="122.451021723487" calcext:value-type="float">
            <text:p>122</text:p>
          </table:table-cell>
          <table:table-cell table:formula="of:=[.BH71]-(2^8)*2" office:value-type="float" office:value="122.10196776375" calcext:value-type="float">
            <text:p>122</text:p>
          </table:table-cell>
          <table:table-cell table:formula="of:=[.BI71]-(2^8)*2" office:value-type="float" office:value="121.752838120792" calcext:value-type="float">
            <text:p>122</text:p>
          </table:table-cell>
          <table:table-cell table:style-name="ce15" table:formula="of:=[.BJ71]-(2^8)*2" office:value-type="float" office:value="121.403632794612" calcext:value-type="float">
            <text:p>121</text:p>
          </table:table-cell>
          <table:table-cell table:style-name="ce15" table:formula="of:=[.BK71]-(2^8)*2" office:value-type="float" office:value="121.054351785212" calcext:value-type="float">
            <text:p>121</text:p>
          </table:table-cell>
          <table:table-cell table:style-name="ce15" table:formula="of:=[.BL71]-(2^8)*2" office:value-type="float" office:value="120.70499509259" calcext:value-type="float">
            <text:p>121</text:p>
          </table:table-cell>
          <table:table-cell table:style-name="ce15" table:formula="of:=[.BM71]-(2^8)*2" office:value-type="float" office:value="120.355562716748" calcext:value-type="float">
            <text:p>120</text:p>
          </table:table-cell>
          <table:table-cell table:style-name="ce15" table:formula="of:=[.BN71]-(2^8)*2" office:value-type="float" office:value="120.006054657685" calcext:value-type="float">
            <text:p>120</text:p>
          </table:table-cell>
          <table:table-cell table:style-name="ce15" table:formula="of:=[.BO71]-(2^8)*2" office:value-type="float" office:value="119.6564709154" calcext:value-type="float">
            <text:p>120</text:p>
          </table:table-cell>
          <table:table-cell table:style-name="ce15" table:formula="of:=[.BP71]-(2^8)*2" office:value-type="float" office:value="119.306811489895" calcext:value-type="float">
            <text:p>119</text:p>
          </table:table-cell>
          <table:table-cell table:style-name="ce15" table:formula="of:=[.BQ71]-(2^8)*2" office:value-type="float" office:value="118.957076381168" calcext:value-type="float">
            <text:p>119</text:p>
          </table:table-cell>
          <table:table-cell table:style-name="ce15" table:formula="of:=[.BR71]-(2^8)*2" office:value-type="float" office:value="118.607265589224" calcext:value-type="float">
            <text:p>119</text:p>
          </table:table-cell>
          <table:table-cell table:style-name="ce15" table:formula="of:=[.BS71]-(2^8)*2" office:value-type="float" office:value="118.257379114055" calcext:value-type="float">
            <text:p>118</text:p>
          </table:table-cell>
        </table:table-row>
        <table:table-row table:style-name="ro2">
          <table:table-cell office:value-type="float" office:value="80.237" calcext:value-type="float">
            <text:p>80,237</text:p>
          </table:table-cell>
          <table:table-cell office:value-type="percentage" office:value="0.7425" calcext:value-type="percentage">
            <text:p>74,25%</text:p>
          </table:table-cell>
          <table:table-cell table:style-name="ce8" office:value-type="percentage" office:value="0.8662" calcext:value-type="percentage">
            <text:p>86,62%</text:p>
          </table:table-cell>
          <table:table-cell/>
          <table:table-cell office:value-type="float" office:value="12.8" calcext:value-type="float">
            <text:p>12,8</text:p>
          </table:table-cell>
          <table:table-cell table:formula="of:=PINTERP([.$A$15:.$A$205];[.$B$15:.$B$205];([.F$6]+[.$E72]))*1000" office:value-type="float" office:value="139.664161050405" calcext:value-type="float">
            <text:p>140</text:p>
          </table:table-cell>
          <table:table-cell table:formula="of:=PINTERP([.$A$15:.$A$205];[.$B$15:.$B$205];([.G$6]+[.$E72]))*1000" office:value-type="float" office:value="139.44291533076" calcext:value-type="float">
            <text:p>139</text:p>
          </table:table-cell>
          <table:table-cell table:formula="of:=PINTERP([.$A$15:.$A$205];[.$B$15:.$B$205];([.H$6]+[.$E72]))*1000" office:value-type="float" office:value="139.222035314682" calcext:value-type="float">
            <text:p>139</text:p>
          </table:table-cell>
          <table:table-cell table:formula="of:=PINTERP([.$A$15:.$A$205];[.$B$15:.$B$205];([.I$6]+[.$E72]))*1000" office:value-type="float" office:value="139.001521002172" calcext:value-type="float">
            <text:p>139</text:p>
          </table:table-cell>
          <table:table-cell table:formula="of:=PINTERP([.$A$15:.$A$205];[.$B$15:.$B$205];([.J$6]+[.$E72]))*1000" office:value-type="float" office:value="138.781372393229" calcext:value-type="float">
            <text:p>139</text:p>
          </table:table-cell>
          <table:table-cell table:formula="of:=PINTERP([.$A$15:.$A$205];[.$B$15:.$B$205];([.K$6]+[.$E72]))*1000" office:value-type="float" office:value="138.561589487853" calcext:value-type="float">
            <text:p>139</text:p>
          </table:table-cell>
          <table:table-cell table:formula="of:=PINTERP([.$A$15:.$A$205];[.$B$15:.$B$205];([.L$6]+[.$E72]))*1000" office:value-type="float" office:value="138.342172286045" calcext:value-type="float">
            <text:p>138</text:p>
          </table:table-cell>
          <table:table-cell table:formula="of:=PINTERP([.$A$15:.$A$205];[.$B$15:.$B$205];([.M$6]+[.$E72]))*1000" office:value-type="float" office:value="138.123120787806" calcext:value-type="float">
            <text:p>138</text:p>
          </table:table-cell>
          <table:table-cell table:formula="of:=PINTERP([.$A$15:.$A$205];[.$B$15:.$B$205];([.N$6]+[.$E72]))*1000" office:value-type="float" office:value="137.904434993132" calcext:value-type="float">
            <text:p>138</text:p>
          </table:table-cell>
          <table:table-cell table:formula="of:=PINTERP([.$A$15:.$A$205];[.$B$15:.$B$205];([.O$6]+[.$E72]))*1000" office:value-type="float" office:value="137.686114902026" calcext:value-type="float">
            <text:p>138</text:p>
          </table:table-cell>
          <table:table-cell table:formula="of:=PINTERP([.$A$15:.$A$205];[.$B$15:.$B$205];([.P$6]+[.$E72]))*1000" office:value-type="float" office:value="137.468160514486" calcext:value-type="float">
            <text:p>137</text:p>
          </table:table-cell>
          <table:table-cell table:formula="of:=PINTERP([.$A$15:.$A$205];[.$B$15:.$B$205];([.Q$6]+[.$E72]))*1000" office:value-type="float" office:value="137.250571830514" calcext:value-type="float">
            <text:p>137</text:p>
          </table:table-cell>
          <table:table-cell table:formula="of:=PINTERP([.$A$15:.$A$205];[.$B$15:.$B$205];([.R$6]+[.$E72]))*1000" office:value-type="float" office:value="137.03334885011" calcext:value-type="float">
            <text:p>137</text:p>
          </table:table-cell>
          <table:table-cell table:formula="of:=PINTERP([.$A$15:.$A$205];[.$B$15:.$B$205];([.S$6]+[.$E72]))*1000" office:value-type="float" office:value="136.816491573272" calcext:value-type="float">
            <text:p>137</text:p>
          </table:table-cell>
          <table:table-cell table:formula="of:=PINTERP([.$A$15:.$A$205];[.$B$15:.$B$205];([.T$6]+[.$E72]))*1000" office:value-type="float" office:value="136.600000000002" calcext:value-type="float">
            <text:p>137</text:p>
          </table:table-cell>
          <table:table-cell table:formula="of:=PINTERP([.$A$15:.$A$205];[.$B$15:.$B$205];([.U$6]+[.$E72]))*1000" office:value-type="float" office:value="136.409406343186" calcext:value-type="float">
            <text:p>136</text:p>
          </table:table-cell>
          <table:table-cell table:formula="of:=PINTERP([.$A$15:.$A$205];[.$B$15:.$B$205];([.V$6]+[.$E72]))*1000" office:value-type="float" office:value="136.2194903768" calcext:value-type="float">
            <text:p>136</text:p>
          </table:table-cell>
          <table:table-cell table:formula="of:=PINTERP([.$A$15:.$A$205];[.$B$15:.$B$205];([.W$6]+[.$E72]))*1000" office:value-type="float" office:value="136.030252100844" calcext:value-type="float">
            <text:p>136</text:p>
          </table:table-cell>
          <table:table-cell table:formula="of:=PINTERP([.$A$15:.$A$205];[.$B$15:.$B$205];([.X$6]+[.$E72]))*1000" office:value-type="float" office:value="135.84169151532" calcext:value-type="float">
            <text:p>136</text:p>
          </table:table-cell>
          <table:table-cell table:formula="of:=PINTERP([.$A$15:.$A$205];[.$B$15:.$B$205];([.Y$6]+[.$E72]))*1000" office:value-type="float" office:value="135.653808620226" calcext:value-type="float">
            <text:p>136</text:p>
          </table:table-cell>
          <table:table-cell/>
          <table:table-cell office:value-type="float" office:value="12.8" calcext:value-type="float">
            <text:p>12,8</text:p>
          </table:table-cell>
          <table:table-cell/>
          <table:table-cell table:formula="of:=[.F72]-(2^8)*0" office:value-type="float" office:value="139.664161050405" calcext:value-type="float">
            <text:p>140</text:p>
          </table:table-cell>
          <table:table-cell table:formula="of:=[.G72]-(2^8)*0" office:value-type="float" office:value="139.44291533076" calcext:value-type="float">
            <text:p>139</text:p>
          </table:table-cell>
          <table:table-cell table:formula="of:=[.H72]-(2^8)*0" office:value-type="float" office:value="139.222035314682" calcext:value-type="float">
            <text:p>139</text:p>
          </table:table-cell>
          <table:table-cell table:formula="of:=[.I72]-(2^8)*0" office:value-type="float" office:value="139.001521002172" calcext:value-type="float">
            <text:p>139</text:p>
          </table:table-cell>
          <table:table-cell table:formula="of:=[.J72]-(2^8)*0" office:value-type="float" office:value="138.781372393229" calcext:value-type="float">
            <text:p>139</text:p>
          </table:table-cell>
          <table:table-cell table:formula="of:=[.K72]-(2^8)*0" office:value-type="float" office:value="138.561589487853" calcext:value-type="float">
            <text:p>139</text:p>
          </table:table-cell>
          <table:table-cell table:formula="of:=[.L72]-(2^8)*0" office:value-type="float" office:value="138.342172286045" calcext:value-type="float">
            <text:p>138</text:p>
          </table:table-cell>
          <table:table-cell table:formula="of:=[.M72]-(2^8)*0" office:value-type="float" office:value="138.123120787806" calcext:value-type="float">
            <text:p>138</text:p>
          </table:table-cell>
          <table:table-cell table:formula="of:=[.N72]-(2^8)*0" office:value-type="float" office:value="137.904434993132" calcext:value-type="float">
            <text:p>138</text:p>
          </table:table-cell>
          <table:table-cell table:formula="of:=[.O72]-(2^8)*0" office:value-type="float" office:value="137.686114902026" calcext:value-type="float">
            <text:p>138</text:p>
          </table:table-cell>
          <table:table-cell table:formula="of:=[.P72]-(2^8)*0" office:value-type="float" office:value="137.468160514486" calcext:value-type="float">
            <text:p>137</text:p>
          </table:table-cell>
          <table:table-cell table:formula="of:=[.Q72]-(2^8)*0" office:value-type="float" office:value="137.250571830514" calcext:value-type="float">
            <text:p>137</text:p>
          </table:table-cell>
          <table:table-cell table:formula="of:=[.R72]-(2^8)*0" office:value-type="float" office:value="137.03334885011" calcext:value-type="float">
            <text:p>137</text:p>
          </table:table-cell>
          <table:table-cell table:formula="of:=[.S72]-(2^8)*0" office:value-type="float" office:value="136.816491573272" calcext:value-type="float">
            <text:p>137</text:p>
          </table:table-cell>
          <table:table-cell table:formula="of:=[.T72]-(2^8)*0" office:value-type="float" office:value="136.600000000002" calcext:value-type="float">
            <text:p>137</text:p>
          </table:table-cell>
          <table:table-cell table:formula="of:=[.U72]-(2^8)*0" office:value-type="float" office:value="136.409406343186" calcext:value-type="float">
            <text:p>136</text:p>
          </table:table-cell>
          <table:table-cell table:formula="of:=[.V72]-(2^8)*0" office:value-type="float" office:value="136.2194903768" calcext:value-type="float">
            <text:p>136</text:p>
          </table:table-cell>
          <table:table-cell table:formula="of:=[.W72]-(2^8)*0" office:value-type="float" office:value="136.030252100844" calcext:value-type="float">
            <text:p>136</text:p>
          </table:table-cell>
          <table:table-cell table:formula="of:=[.X72]-(2^8)*0" office:value-type="float" office:value="135.84169151532" calcext:value-type="float">
            <text:p>136</text:p>
          </table:table-cell>
          <table:table-cell table:formula="of:=[.Y72]-(2^8)*0" office:value-type="float" office:value="135.653808620226" calcext:value-type="float">
            <text:p>136</text:p>
          </table:table-cell>
          <table:table-cell/>
          <table:table-cell table:style-name="ce10" office:value-type="float" office:value="12.8" calcext:value-type="float">
            <text:p>12,8</text:p>
          </table:table-cell>
          <table:table-cell table:style-name="ce10"/>
          <table:table-cell table:formula="of:=PINTERP([.$A$15:.$A$205];[.$C$15:.$C$205];([.AZ$6]+[.$E72]))*1000" office:value-type="float" office:value="629.907416955659" calcext:value-type="float">
            <text:p>630</text:p>
          </table:table-cell>
          <table:table-cell table:formula="of:=PINTERP([.$A$15:.$A$205];[.$C$15:.$C$205];([.BA$6]+[.$E72]))*1000" office:value-type="float" office:value="629.557379114049" calcext:value-type="float">
            <text:p>630</text:p>
          </table:table-cell>
          <table:table-cell table:formula="of:=PINTERP([.$A$15:.$A$205];[.$C$15:.$C$205];([.BB$6]+[.$E72]))*1000" office:value-type="float" office:value="629.207265589217" calcext:value-type="float">
            <text:p>629</text:p>
          </table:table-cell>
          <table:table-cell table:formula="of:=PINTERP([.$A$15:.$A$205];[.$C$15:.$C$205];([.BC$6]+[.$E72]))*1000" office:value-type="float" office:value="628.857076381165" calcext:value-type="float">
            <text:p>629</text:p>
          </table:table-cell>
          <table:table-cell table:formula="of:=PINTERP([.$A$15:.$A$205];[.$C$15:.$C$205];([.BD$6]+[.$E72]))*1000" office:value-type="float" office:value="628.506811489891" calcext:value-type="float">
            <text:p>629</text:p>
          </table:table-cell>
          <table:table-cell table:formula="of:=PINTERP([.$A$15:.$A$205];[.$C$15:.$C$205];([.BE$6]+[.$E72]))*1000" office:value-type="float" office:value="628.156470915397" calcext:value-type="float">
            <text:p>628</text:p>
          </table:table-cell>
          <table:table-cell table:formula="of:=PINTERP([.$A$15:.$A$205];[.$C$15:.$C$205];([.BF$6]+[.$E72]))*1000" office:value-type="float" office:value="627.806054657681" calcext:value-type="float">
            <text:p>628</text:p>
          </table:table-cell>
          <table:table-cell table:formula="of:=PINTERP([.$A$15:.$A$205];[.$C$15:.$C$205];([.BG$6]+[.$E72]))*1000" office:value-type="float" office:value="627.455562716748" calcext:value-type="float">
            <text:p>627</text:p>
          </table:table-cell>
          <table:table-cell table:formula="of:=PINTERP([.$A$15:.$A$205];[.$C$15:.$C$205];([.BH$6]+[.$E72]))*1000" office:value-type="float" office:value="627.10499509259" calcext:value-type="float">
            <text:p>627</text:p>
          </table:table-cell>
          <table:table-cell table:formula="of:=PINTERP([.$A$15:.$A$205];[.$C$15:.$C$205];([.BI$6]+[.$E72]))*1000" office:value-type="float" office:value="626.754351785212" calcext:value-type="float">
            <text:p>627</text:p>
          </table:table-cell>
          <table:table-cell table:formula="of:=PINTERP([.$A$15:.$A$205];[.$C$15:.$C$205];([.BJ$6]+[.$E72]))*1000" office:value-type="float" office:value="626.403632794612" calcext:value-type="float">
            <text:p>626</text:p>
          </table:table-cell>
          <table:table-cell table:formula="of:=PINTERP([.$A$15:.$A$205];[.$C$15:.$C$205];([.BK$6]+[.$E72]))*1000" office:value-type="float" office:value="626.052838120791" calcext:value-type="float">
            <text:p>626</text:p>
          </table:table-cell>
          <table:table-cell table:formula="of:=PINTERP([.$A$15:.$A$205];[.$C$15:.$C$205];([.BL$6]+[.$E72]))*1000" office:value-type="float" office:value="625.70196776375" calcext:value-type="float">
            <text:p>626</text:p>
          </table:table-cell>
          <table:table-cell table:formula="of:=PINTERP([.$A$15:.$A$205];[.$C$15:.$C$205];([.BM$6]+[.$E72]))*1000" office:value-type="float" office:value="625.351021723487" calcext:value-type="float">
            <text:p>625</text:p>
          </table:table-cell>
          <table:table-cell table:formula="of:=PINTERP([.$A$15:.$A$205];[.$C$15:.$C$205];([.BN$6]+[.$E72]))*1000" office:value-type="float" office:value="625.000000000004" calcext:value-type="float">
            <text:p>625</text:p>
          </table:table-cell>
          <table:table-cell table:formula="of:=PINTERP([.$A$15:.$A$205];[.$C$15:.$C$205];([.BO$6]+[.$E72]))*1000" office:value-type="float" office:value="624.683160090415" calcext:value-type="float">
            <text:p>625</text:p>
          </table:table-cell>
          <table:table-cell table:formula="of:=PINTERP([.$A$15:.$A$205];[.$C$15:.$C$205];([.BP$6]+[.$E72]))*1000" office:value-type="float" office:value="624.367697287647" calcext:value-type="float">
            <text:p>624</text:p>
          </table:table-cell>
          <table:table-cell table:formula="of:=PINTERP([.$A$15:.$A$205];[.$C$15:.$C$205];([.BQ$6]+[.$E72]))*1000" office:value-type="float" office:value="624.053611591699" calcext:value-type="float">
            <text:p>624</text:p>
          </table:table-cell>
          <table:table-cell table:formula="of:=PINTERP([.$A$15:.$A$205];[.$C$15:.$C$205];([.BR$6]+[.$E72]))*1000" office:value-type="float" office:value="623.740903002574" calcext:value-type="float">
            <text:p>624</text:p>
          </table:table-cell>
          <table:table-cell table:style-name="ce17" table:formula="of:=PINTERP([.$A$15:.$A$205];[.$C$15:.$C$205];([.BS$6]+[.$E72]))*1000" office:value-type="float" office:value="623.429571520265" calcext:value-type="float">
            <text:p>623</text:p>
          </table:table-cell>
          <table:table-cell table:style-name="ce17"/>
          <table:table-cell table:style-name="ce10" office:value-type="float" office:value="12.8" calcext:value-type="float">
            <text:p>12,8</text:p>
          </table:table-cell>
          <table:table-cell table:formula="of:=[.AZ72]-(2^8)*2" office:value-type="float" office:value="117.907416955659" calcext:value-type="float">
            <text:p>118</text:p>
          </table:table-cell>
          <table:table-cell table:formula="of:=[.BA72]-(2^8)*2" office:value-type="float" office:value="117.557379114049" calcext:value-type="float">
            <text:p>118</text:p>
          </table:table-cell>
          <table:table-cell table:formula="of:=[.BB72]-(2^8)*2" office:value-type="float" office:value="117.207265589217" calcext:value-type="float">
            <text:p>117</text:p>
          </table:table-cell>
          <table:table-cell table:formula="of:=[.BC72]-(2^8)*2" office:value-type="float" office:value="116.857076381165" calcext:value-type="float">
            <text:p>117</text:p>
          </table:table-cell>
          <table:table-cell table:formula="of:=[.BD72]-(2^8)*2" office:value-type="float" office:value="116.506811489891" calcext:value-type="float">
            <text:p>117</text:p>
          </table:table-cell>
          <table:table-cell table:formula="of:=[.BE72]-(2^8)*2" office:value-type="float" office:value="116.156470915397" calcext:value-type="float">
            <text:p>116</text:p>
          </table:table-cell>
          <table:table-cell table:formula="of:=[.BF72]-(2^8)*2" office:value-type="float" office:value="115.806054657681" calcext:value-type="float">
            <text:p>116</text:p>
          </table:table-cell>
          <table:table-cell table:formula="of:=[.BG72]-(2^8)*2" office:value-type="float" office:value="115.455562716748" calcext:value-type="float">
            <text:p>115</text:p>
          </table:table-cell>
          <table:table-cell table:formula="of:=[.BH72]-(2^8)*2" office:value-type="float" office:value="115.10499509259" calcext:value-type="float">
            <text:p>115</text:p>
          </table:table-cell>
          <table:table-cell table:formula="of:=[.BI72]-(2^8)*2" office:value-type="float" office:value="114.754351785212" calcext:value-type="float">
            <text:p>115</text:p>
          </table:table-cell>
          <table:table-cell table:style-name="ce15" table:formula="of:=[.BJ72]-(2^8)*2" office:value-type="float" office:value="114.403632794612" calcext:value-type="float">
            <text:p>114</text:p>
          </table:table-cell>
          <table:table-cell table:style-name="ce15" table:formula="of:=[.BK72]-(2^8)*2" office:value-type="float" office:value="114.052838120791" calcext:value-type="float">
            <text:p>114</text:p>
          </table:table-cell>
          <table:table-cell table:style-name="ce15" table:formula="of:=[.BL72]-(2^8)*2" office:value-type="float" office:value="113.70196776375" calcext:value-type="float">
            <text:p>114</text:p>
          </table:table-cell>
          <table:table-cell table:style-name="ce15" table:formula="of:=[.BM72]-(2^8)*2" office:value-type="float" office:value="113.351021723487" calcext:value-type="float">
            <text:p>113</text:p>
          </table:table-cell>
          <table:table-cell table:style-name="ce15" table:formula="of:=[.BN72]-(2^8)*2" office:value-type="float" office:value="113.000000000004" calcext:value-type="float">
            <text:p>113</text:p>
          </table:table-cell>
          <table:table-cell table:style-name="ce15" table:formula="of:=[.BO72]-(2^8)*2" office:value-type="float" office:value="112.683160090415" calcext:value-type="float">
            <text:p>113</text:p>
          </table:table-cell>
          <table:table-cell table:style-name="ce15" table:formula="of:=[.BP72]-(2^8)*2" office:value-type="float" office:value="112.367697287647" calcext:value-type="float">
            <text:p>112</text:p>
          </table:table-cell>
          <table:table-cell table:style-name="ce15" table:formula="of:=[.BQ72]-(2^8)*2" office:value-type="float" office:value="112.053611591699" calcext:value-type="float">
            <text:p>112</text:p>
          </table:table-cell>
          <table:table-cell table:style-name="ce15" table:formula="of:=[.BR72]-(2^8)*2" office:value-type="float" office:value="111.740903002574" calcext:value-type="float">
            <text:p>112</text:p>
          </table:table-cell>
          <table:table-cell table:style-name="ce15" table:formula="of:=[.BS72]-(2^8)*2" office:value-type="float" office:value="111.429571520265" calcext:value-type="float">
            <text:p>111</text:p>
          </table:table-cell>
        </table:table-row>
        <table:table-row table:style-name="ro2">
          <table:table-cell office:value-type="float" office:value="80.291" calcext:value-type="float">
            <text:p>80,291</text:p>
          </table:table-cell>
          <table:table-cell office:value-type="percentage" office:value="0.738" calcext:value-type="percentage">
            <text:p>73,80%</text:p>
          </table:table-cell>
          <table:table-cell office:value-type="percentage" office:value="0.8646" calcext:value-type="percentage">
            <text:p>86,46%</text:p>
          </table:table-cell>
          <table:table-cell/>
          <table:table-cell office:value-type="float" office:value="13" calcext:value-type="float">
            <text:p>13,0</text:p>
          </table:table-cell>
          <table:table-cell table:formula="of:=PINTERP([.$A$15:.$A$205];[.$B$15:.$B$205];([.F$6]+[.$E73]))*1000" office:value-type="float" office:value="135.46660341556" calcext:value-type="float">
            <text:p>135</text:p>
          </table:table-cell>
          <table:table-cell table:formula="of:=PINTERP([.$A$15:.$A$205];[.$B$15:.$B$205];([.G$6]+[.$E73]))*1000" office:value-type="float" office:value="135.280075901328" calcext:value-type="float">
            <text:p>135</text:p>
          </table:table-cell>
          <table:table-cell table:formula="of:=PINTERP([.$A$15:.$A$205];[.$B$15:.$B$205];([.H$6]+[.$E73]))*1000" office:value-type="float" office:value="135.094226077528" calcext:value-type="float">
            <text:p>135</text:p>
          </table:table-cell>
          <table:table-cell table:formula="of:=PINTERP([.$A$15:.$A$205];[.$B$15:.$B$205];([.I$6]+[.$E73]))*1000" office:value-type="float" office:value="134.909053944158" calcext:value-type="float">
            <text:p>135</text:p>
          </table:table-cell>
          <table:table-cell table:formula="of:=PINTERP([.$A$15:.$A$205];[.$B$15:.$B$205];([.J$6]+[.$E73]))*1000" office:value-type="float" office:value="134.72455950122" calcext:value-type="float">
            <text:p>135</text:p>
          </table:table-cell>
          <table:table-cell table:formula="of:=PINTERP([.$A$15:.$A$205];[.$B$15:.$B$205];([.K$6]+[.$E73]))*1000" office:value-type="float" office:value="134.540742748712" calcext:value-type="float">
            <text:p>135</text:p>
          </table:table-cell>
          <table:table-cell table:formula="of:=PINTERP([.$A$15:.$A$205];[.$B$15:.$B$205];([.L$6]+[.$E73]))*1000" office:value-type="float" office:value="134.357603686636" calcext:value-type="float">
            <text:p>134</text:p>
          </table:table-cell>
          <table:table-cell table:formula="of:=PINTERP([.$A$15:.$A$205];[.$B$15:.$B$205];([.M$6]+[.$E73]))*1000" office:value-type="float" office:value="134.175142314992" calcext:value-type="float">
            <text:p>134</text:p>
          </table:table-cell>
          <table:table-cell table:formula="of:=PINTERP([.$A$15:.$A$205];[.$B$15:.$B$205];([.N$6]+[.$E73]))*1000" office:value-type="float" office:value="133.993358633778" calcext:value-type="float">
            <text:p>134</text:p>
          </table:table-cell>
          <table:table-cell table:formula="of:=PINTERP([.$A$15:.$A$205];[.$B$15:.$B$205];([.O$6]+[.$E73]))*1000" office:value-type="float" office:value="133.812252642995" calcext:value-type="float">
            <text:p>134</text:p>
          </table:table-cell>
          <table:table-cell table:formula="of:=PINTERP([.$A$15:.$A$205];[.$B$15:.$B$205];([.P$6]+[.$E73]))*1000" office:value-type="float" office:value="133.631824342642" calcext:value-type="float">
            <text:p>134</text:p>
          </table:table-cell>
          <table:table-cell table:formula="of:=PINTERP([.$A$15:.$A$205];[.$B$15:.$B$205];([.Q$6]+[.$E73]))*1000" office:value-type="float" office:value="133.452073732721" calcext:value-type="float">
            <text:p>133</text:p>
          </table:table-cell>
          <table:table-cell table:formula="of:=PINTERP([.$A$15:.$A$205];[.$B$15:.$B$205];([.R$6]+[.$E73]))*1000" office:value-type="float" office:value="133.27300081323" calcext:value-type="float">
            <text:p>133</text:p>
          </table:table-cell>
          <table:table-cell table:formula="of:=PINTERP([.$A$15:.$A$205];[.$B$15:.$B$205];([.S$6]+[.$E73]))*1000" office:value-type="float" office:value="133.094605584171" calcext:value-type="float">
            <text:p>133</text:p>
          </table:table-cell>
          <table:table-cell table:formula="of:=PINTERP([.$A$15:.$A$205];[.$B$15:.$B$205];([.T$6]+[.$E73]))*1000" office:value-type="float" office:value="132.916888045543" calcext:value-type="float">
            <text:p>133</text:p>
          </table:table-cell>
          <table:table-cell table:formula="of:=PINTERP([.$A$15:.$A$205];[.$B$15:.$B$205];([.U$6]+[.$E73]))*1000" office:value-type="float" office:value="132.739848197347" calcext:value-type="float">
            <text:p>133</text:p>
          </table:table-cell>
          <table:table-cell table:formula="of:=PINTERP([.$A$15:.$A$205];[.$B$15:.$B$205];([.V$6]+[.$E73]))*1000" office:value-type="float" office:value="132.563486039581" calcext:value-type="float">
            <text:p>133</text:p>
          </table:table-cell>
          <table:table-cell table:formula="of:=PINTERP([.$A$15:.$A$205];[.$B$15:.$B$205];([.W$6]+[.$E73]))*1000" office:value-type="float" office:value="132.387801572245" calcext:value-type="float">
            <text:p>132</text:p>
          </table:table-cell>
          <table:table-cell table:formula="of:=PINTERP([.$A$15:.$A$205];[.$B$15:.$B$205];([.X$6]+[.$E73]))*1000" office:value-type="float" office:value="132.212794795341" calcext:value-type="float">
            <text:p>132</text:p>
          </table:table-cell>
          <table:table-cell table:formula="of:=PINTERP([.$A$15:.$A$205];[.$B$15:.$B$205];([.Y$6]+[.$E73]))*1000" office:value-type="float" office:value="132.038465708868" calcext:value-type="float">
            <text:p>132</text:p>
          </table:table-cell>
          <table:table-cell/>
          <table:table-cell office:value-type="float" office:value="13" calcext:value-type="float">
            <text:p>13,0</text:p>
          </table:table-cell>
          <table:table-cell/>
          <table:table-cell table:formula="of:=[.F73]-(2^8)*0" office:value-type="float" office:value="135.46660341556" calcext:value-type="float">
            <text:p>135</text:p>
          </table:table-cell>
          <table:table-cell table:formula="of:=[.G73]-(2^8)*0" office:value-type="float" office:value="135.280075901328" calcext:value-type="float">
            <text:p>135</text:p>
          </table:table-cell>
          <table:table-cell table:formula="of:=[.H73]-(2^8)*0" office:value-type="float" office:value="135.094226077528" calcext:value-type="float">
            <text:p>135</text:p>
          </table:table-cell>
          <table:table-cell table:formula="of:=[.I73]-(2^8)*0" office:value-type="float" office:value="134.909053944158" calcext:value-type="float">
            <text:p>135</text:p>
          </table:table-cell>
          <table:table-cell table:formula="of:=[.J73]-(2^8)*0" office:value-type="float" office:value="134.72455950122" calcext:value-type="float">
            <text:p>135</text:p>
          </table:table-cell>
          <table:table-cell table:formula="of:=[.K73]-(2^8)*0" office:value-type="float" office:value="134.540742748712" calcext:value-type="float">
            <text:p>135</text:p>
          </table:table-cell>
          <table:table-cell table:formula="of:=[.L73]-(2^8)*0" office:value-type="float" office:value="134.357603686636" calcext:value-type="float">
            <text:p>134</text:p>
          </table:table-cell>
          <table:table-cell table:formula="of:=[.M73]-(2^8)*0" office:value-type="float" office:value="134.175142314992" calcext:value-type="float">
            <text:p>134</text:p>
          </table:table-cell>
          <table:table-cell table:formula="of:=[.N73]-(2^8)*0" office:value-type="float" office:value="133.993358633778" calcext:value-type="float">
            <text:p>134</text:p>
          </table:table-cell>
          <table:table-cell table:formula="of:=[.O73]-(2^8)*0" office:value-type="float" office:value="133.812252642995" calcext:value-type="float">
            <text:p>134</text:p>
          </table:table-cell>
          <table:table-cell table:formula="of:=[.P73]-(2^8)*0" office:value-type="float" office:value="133.631824342642" calcext:value-type="float">
            <text:p>134</text:p>
          </table:table-cell>
          <table:table-cell table:formula="of:=[.Q73]-(2^8)*0" office:value-type="float" office:value="133.452073732721" calcext:value-type="float">
            <text:p>133</text:p>
          </table:table-cell>
          <table:table-cell table:formula="of:=[.R73]-(2^8)*0" office:value-type="float" office:value="133.27300081323" calcext:value-type="float">
            <text:p>133</text:p>
          </table:table-cell>
          <table:table-cell table:formula="of:=[.S73]-(2^8)*0" office:value-type="float" office:value="133.094605584171" calcext:value-type="float">
            <text:p>133</text:p>
          </table:table-cell>
          <table:table-cell table:formula="of:=[.T73]-(2^8)*0" office:value-type="float" office:value="132.916888045543" calcext:value-type="float">
            <text:p>133</text:p>
          </table:table-cell>
          <table:table-cell table:formula="of:=[.U73]-(2^8)*0" office:value-type="float" office:value="132.739848197347" calcext:value-type="float">
            <text:p>133</text:p>
          </table:table-cell>
          <table:table-cell table:formula="of:=[.V73]-(2^8)*0" office:value-type="float" office:value="132.563486039581" calcext:value-type="float">
            <text:p>133</text:p>
          </table:table-cell>
          <table:table-cell table:formula="of:=[.W73]-(2^8)*0" office:value-type="float" office:value="132.387801572245" calcext:value-type="float">
            <text:p>132</text:p>
          </table:table-cell>
          <table:table-cell table:formula="of:=[.X73]-(2^8)*0" office:value-type="float" office:value="132.212794795341" calcext:value-type="float">
            <text:p>132</text:p>
          </table:table-cell>
          <table:table-cell table:formula="of:=[.Y73]-(2^8)*0" office:value-type="float" office:value="132.038465708868" calcext:value-type="float">
            <text:p>132</text:p>
          </table:table-cell>
          <table:table-cell/>
          <table:table-cell table:style-name="ce10" office:value-type="float" office:value="13" calcext:value-type="float">
            <text:p>13,0</text:p>
          </table:table-cell>
          <table:table-cell table:style-name="ce10"/>
          <table:table-cell table:formula="of:=PINTERP([.$A$15:.$A$205];[.$C$15:.$C$205];([.AZ$6]+[.$E73]))*1000" office:value-type="float" office:value="623.11961714477" calcext:value-type="float">
            <text:p>623</text:p>
          </table:table-cell>
          <table:table-cell table:formula="of:=PINTERP([.$A$15:.$A$205];[.$C$15:.$C$205];([.BA$6]+[.$E73]))*1000" office:value-type="float" office:value="622.811039876102" calcext:value-type="float">
            <text:p>623</text:p>
          </table:table-cell>
          <table:table-cell table:formula="of:=PINTERP([.$A$15:.$A$205];[.$C$15:.$C$205];([.BB$6]+[.$E73]))*1000" office:value-type="float" office:value="622.503839714254" calcext:value-type="float">
            <text:p>623</text:p>
          </table:table-cell>
          <table:table-cell table:formula="of:=PINTERP([.$A$15:.$A$205];[.$C$15:.$C$205];([.BC$6]+[.$E73]))*1000" office:value-type="float" office:value="622.198016659226" calcext:value-type="float">
            <text:p>622</text:p>
          </table:table-cell>
          <table:table-cell table:formula="of:=PINTERP([.$A$15:.$A$205];[.$C$15:.$C$205];([.BD$6]+[.$E73]))*1000" office:value-type="float" office:value="621.893570711017" calcext:value-type="float">
            <text:p>622</text:p>
          </table:table-cell>
          <table:table-cell table:formula="of:=PINTERP([.$A$15:.$A$205];[.$C$15:.$C$205];([.BE$6]+[.$E73]))*1000" office:value-type="float" office:value="621.590501869628" calcext:value-type="float">
            <text:p>622</text:p>
          </table:table-cell>
          <table:table-cell table:formula="of:=PINTERP([.$A$15:.$A$205];[.$C$15:.$C$205];([.BF$6]+[.$E73]))*1000" office:value-type="float" office:value="621.28881013506" calcext:value-type="float">
            <text:p>621</text:p>
          </table:table-cell>
          <table:table-cell table:formula="of:=PINTERP([.$A$15:.$A$205];[.$C$15:.$C$205];([.BG$6]+[.$E73]))*1000" office:value-type="float" office:value="620.988495507314" calcext:value-type="float">
            <text:p>621</text:p>
          </table:table-cell>
          <table:table-cell table:formula="of:=PINTERP([.$A$15:.$A$205];[.$C$15:.$C$205];([.BH$6]+[.$E73]))*1000" office:value-type="float" office:value="620.689557986385" calcext:value-type="float">
            <text:p>621</text:p>
          </table:table-cell>
          <table:table-cell table:formula="of:=PINTERP([.$A$15:.$A$205];[.$C$15:.$C$205];([.BI$6]+[.$E73]))*1000" office:value-type="float" office:value="620.391997572277" calcext:value-type="float">
            <text:p>620</text:p>
          </table:table-cell>
          <table:table-cell table:formula="of:=PINTERP([.$A$15:.$A$205];[.$C$15:.$C$205];([.BJ$6]+[.$E73]))*1000" office:value-type="float" office:value="620.095814264988" calcext:value-type="float">
            <text:p>620</text:p>
          </table:table-cell>
          <table:table-cell table:formula="of:=PINTERP([.$A$15:.$A$205];[.$C$15:.$C$205];([.BK$6]+[.$E73]))*1000" office:value-type="float" office:value="619.801008064519" calcext:value-type="float">
            <text:p>620</text:p>
          </table:table-cell>
          <table:table-cell table:formula="of:=PINTERP([.$A$15:.$A$205];[.$C$15:.$C$205];([.BL$6]+[.$E73]))*1000" office:value-type="float" office:value="619.507578970871" calcext:value-type="float">
            <text:p>620</text:p>
          </table:table-cell>
          <table:table-cell table:formula="of:=PINTERP([.$A$15:.$A$205];[.$C$15:.$C$205];([.BM$6]+[.$E73]))*1000" office:value-type="float" office:value="619.215526984041" calcext:value-type="float">
            <text:p>619</text:p>
          </table:table-cell>
          <table:table-cell table:formula="of:=PINTERP([.$A$15:.$A$205];[.$C$15:.$C$205];([.BN$6]+[.$E73]))*1000" office:value-type="float" office:value="618.924852104032" calcext:value-type="float">
            <text:p>619</text:p>
          </table:table-cell>
          <table:table-cell table:formula="of:=PINTERP([.$A$15:.$A$205];[.$C$15:.$C$205];([.BO$6]+[.$E73]))*1000" office:value-type="float" office:value="618.635554330843" calcext:value-type="float">
            <text:p>619</text:p>
          </table:table-cell>
          <table:table-cell table:formula="of:=PINTERP([.$A$15:.$A$205];[.$C$15:.$C$205];([.BP$6]+[.$E73]))*1000" office:value-type="float" office:value="618.347633664474" calcext:value-type="float">
            <text:p>618</text:p>
          </table:table-cell>
          <table:table-cell table:formula="of:=PINTERP([.$A$15:.$A$205];[.$C$15:.$C$205];([.BQ$6]+[.$E73]))*1000" office:value-type="float" office:value="618.061090104925" calcext:value-type="float">
            <text:p>618</text:p>
          </table:table-cell>
          <table:table-cell table:formula="of:=PINTERP([.$A$15:.$A$205];[.$C$15:.$C$205];([.BR$6]+[.$E73]))*1000" office:value-type="float" office:value="617.775923652199" calcext:value-type="float">
            <text:p>618</text:p>
          </table:table-cell>
          <table:table-cell table:style-name="ce17" table:formula="of:=PINTERP([.$A$15:.$A$205];[.$C$15:.$C$205];([.BS$6]+[.$E73]))*1000" office:value-type="float" office:value="617.49213430629" calcext:value-type="float">
            <text:p>617</text:p>
          </table:table-cell>
          <table:table-cell table:style-name="ce17"/>
          <table:table-cell table:style-name="ce10" office:value-type="float" office:value="13" calcext:value-type="float">
            <text:p>13,0</text:p>
          </table:table-cell>
          <table:table-cell table:formula="of:=[.AZ73]-(2^8)*2" office:value-type="float" office:value="111.11961714477" calcext:value-type="float">
            <text:p>111</text:p>
          </table:table-cell>
          <table:table-cell table:formula="of:=[.BA73]-(2^8)*2" office:value-type="float" office:value="110.811039876102" calcext:value-type="float">
            <text:p>111</text:p>
          </table:table-cell>
          <table:table-cell table:formula="of:=[.BB73]-(2^8)*2" office:value-type="float" office:value="110.503839714254" calcext:value-type="float">
            <text:p>111</text:p>
          </table:table-cell>
          <table:table-cell table:formula="of:=[.BC73]-(2^8)*2" office:value-type="float" office:value="110.198016659226" calcext:value-type="float">
            <text:p>110</text:p>
          </table:table-cell>
          <table:table-cell table:formula="of:=[.BD73]-(2^8)*2" office:value-type="float" office:value="109.893570711017" calcext:value-type="float">
            <text:p>110</text:p>
          </table:table-cell>
          <table:table-cell table:formula="of:=[.BE73]-(2^8)*2" office:value-type="float" office:value="109.590501869628" calcext:value-type="float">
            <text:p>110</text:p>
          </table:table-cell>
          <table:table-cell table:formula="of:=[.BF73]-(2^8)*2" office:value-type="float" office:value="109.28881013506" calcext:value-type="float">
            <text:p>109</text:p>
          </table:table-cell>
          <table:table-cell table:formula="of:=[.BG73]-(2^8)*2" office:value-type="float" office:value="108.988495507314" calcext:value-type="float">
            <text:p>109</text:p>
          </table:table-cell>
          <table:table-cell table:formula="of:=[.BH73]-(2^8)*2" office:value-type="float" office:value="108.689557986385" calcext:value-type="float">
            <text:p>109</text:p>
          </table:table-cell>
          <table:table-cell table:formula="of:=[.BI73]-(2^8)*2" office:value-type="float" office:value="108.391997572277" calcext:value-type="float">
            <text:p>108</text:p>
          </table:table-cell>
          <table:table-cell table:style-name="ce15" table:formula="of:=[.BJ73]-(2^8)*2" office:value-type="float" office:value="108.095814264988" calcext:value-type="float">
            <text:p>108</text:p>
          </table:table-cell>
          <table:table-cell table:style-name="ce15" table:formula="of:=[.BK73]-(2^8)*2" office:value-type="float" office:value="107.801008064519" calcext:value-type="float">
            <text:p>108</text:p>
          </table:table-cell>
          <table:table-cell table:style-name="ce15" table:formula="of:=[.BL73]-(2^8)*2" office:value-type="float" office:value="107.50757897087" calcext:value-type="float">
            <text:p>108</text:p>
          </table:table-cell>
          <table:table-cell table:style-name="ce15" table:formula="of:=[.BM73]-(2^8)*2" office:value-type="float" office:value="107.215526984041" calcext:value-type="float">
            <text:p>107</text:p>
          </table:table-cell>
          <table:table-cell table:style-name="ce15" table:formula="of:=[.BN73]-(2^8)*2" office:value-type="float" office:value="106.924852104032" calcext:value-type="float">
            <text:p>107</text:p>
          </table:table-cell>
          <table:table-cell table:style-name="ce15" table:formula="of:=[.BO73]-(2^8)*2" office:value-type="float" office:value="106.635554330843" calcext:value-type="float">
            <text:p>107</text:p>
          </table:table-cell>
          <table:table-cell table:style-name="ce15" table:formula="of:=[.BP73]-(2^8)*2" office:value-type="float" office:value="106.347633664474" calcext:value-type="float">
            <text:p>106</text:p>
          </table:table-cell>
          <table:table-cell table:style-name="ce15" table:formula="of:=[.BQ73]-(2^8)*2" office:value-type="float" office:value="106.061090104925" calcext:value-type="float">
            <text:p>106</text:p>
          </table:table-cell>
          <table:table-cell table:style-name="ce15" table:formula="of:=[.BR73]-(2^8)*2" office:value-type="float" office:value="105.775923652199" calcext:value-type="float">
            <text:p>106</text:p>
          </table:table-cell>
          <table:table-cell table:style-name="ce15" table:formula="of:=[.BS73]-(2^8)*2" office:value-type="float" office:value="105.49213430629" calcext:value-type="float">
            <text:p>105</text:p>
          </table:table-cell>
        </table:table-row>
        <table:table-row table:style-name="ro2">
          <table:table-cell office:value-type="float" office:value="80.341" calcext:value-type="float">
            <text:p>80,341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638" calcext:value-type="percentage">
            <text:p>86,38%</text:p>
          </table:table-cell>
          <table:table-cell/>
          <table:table-cell office:value-type="float" office:value="13.2" calcext:value-type="float">
            <text:p>13,2</text:p>
          </table:table-cell>
          <table:table-cell table:formula="of:=PINTERP([.$A$15:.$A$205];[.$B$15:.$B$205];([.F$6]+[.$E74]))*1000" office:value-type="float" office:value="131.864814312822" calcext:value-type="float">
            <text:p>132</text:p>
          </table:table-cell>
          <table:table-cell table:formula="of:=PINTERP([.$A$15:.$A$205];[.$B$15:.$B$205];([.G$6]+[.$E74]))*1000" office:value-type="float" office:value="131.691840607211" calcext:value-type="float">
            <text:p>132</text:p>
          </table:table-cell>
          <table:table-cell table:formula="of:=PINTERP([.$A$15:.$A$205];[.$B$15:.$B$205];([.H$6]+[.$E74]))*1000" office:value-type="float" office:value="131.51954459203" calcext:value-type="float">
            <text:p>132</text:p>
          </table:table-cell>
          <table:table-cell table:formula="of:=PINTERP([.$A$15:.$A$205];[.$B$15:.$B$205];([.I$6]+[.$E74]))*1000" office:value-type="float" office:value="131.347926267281" calcext:value-type="float">
            <text:p>131</text:p>
          </table:table-cell>
          <table:table-cell table:formula="of:=PINTERP([.$A$15:.$A$205];[.$B$15:.$B$205];([.J$6]+[.$E74]))*1000" office:value-type="float" office:value="131.176985632963" calcext:value-type="float">
            <text:p>131</text:p>
          </table:table-cell>
          <table:table-cell table:formula="of:=PINTERP([.$A$15:.$A$205];[.$B$15:.$B$205];([.K$6]+[.$E74]))*1000" office:value-type="float" office:value="131.006722689075" calcext:value-type="float">
            <text:p>131</text:p>
          </table:table-cell>
          <table:table-cell table:formula="of:=PINTERP([.$A$15:.$A$205];[.$B$15:.$B$205];([.L$6]+[.$E74]))*1000" office:value-type="float" office:value="130.837137435619" calcext:value-type="float">
            <text:p>131</text:p>
          </table:table-cell>
          <table:table-cell table:formula="of:=PINTERP([.$A$15:.$A$205];[.$B$15:.$B$205];([.M$6]+[.$E74]))*1000" office:value-type="float" office:value="130.668229872596" calcext:value-type="float">
            <text:p>131</text:p>
          </table:table-cell>
          <table:table-cell table:formula="of:=PINTERP([.$A$15:.$A$205];[.$B$15:.$B$205];([.N$6]+[.$E74]))*1000" office:value-type="float" office:value="130.500000000001" calcext:value-type="float">
            <text:p>131</text:p>
          </table:table-cell>
          <table:table-cell table:formula="of:=PINTERP([.$A$15:.$A$205];[.$B$15:.$B$205];([.O$6]+[.$E74]))*1000" office:value-type="float" office:value="130.327614889708" calcext:value-type="float">
            <text:p>130</text:p>
          </table:table-cell>
          <table:table-cell table:formula="of:=PINTERP([.$A$15:.$A$205];[.$B$15:.$B$205];([.P$6]+[.$E74]))*1000" office:value-type="float" office:value="130.15480392157" calcext:value-type="float">
            <text:p>130</text:p>
          </table:table-cell>
          <table:table-cell table:formula="of:=PINTERP([.$A$15:.$A$205];[.$B$15:.$B$205];([.Q$6]+[.$E74]))*1000" office:value-type="float" office:value="129.98156709559" calcext:value-type="float">
            <text:p>130</text:p>
          </table:table-cell>
          <table:table-cell table:formula="of:=PINTERP([.$A$15:.$A$205];[.$B$15:.$B$205];([.R$6]+[.$E74]))*1000" office:value-type="float" office:value="129.807904411766" calcext:value-type="float">
            <text:p>130</text:p>
          </table:table-cell>
          <table:table-cell table:formula="of:=PINTERP([.$A$15:.$A$205];[.$B$15:.$B$205];([.S$6]+[.$E74]))*1000" office:value-type="float" office:value="129.6338158701" calcext:value-type="float">
            <text:p>130</text:p>
          </table:table-cell>
          <table:table-cell table:formula="of:=PINTERP([.$A$15:.$A$205];[.$B$15:.$B$205];([.T$6]+[.$E74]))*1000" office:value-type="float" office:value="129.45930147059" calcext:value-type="float">
            <text:p>129</text:p>
          </table:table-cell>
          <table:table-cell table:formula="of:=PINTERP([.$A$15:.$A$205];[.$B$15:.$B$205];([.U$6]+[.$E74]))*1000" office:value-type="float" office:value="129.284361213239" calcext:value-type="float">
            <text:p>129</text:p>
          </table:table-cell>
          <table:table-cell table:formula="of:=PINTERP([.$A$15:.$A$205];[.$B$15:.$B$205];([.V$6]+[.$E74]))*1000" office:value-type="float" office:value="129.108995098043" calcext:value-type="float">
            <text:p>129</text:p>
          </table:table-cell>
          <table:table-cell table:formula="of:=PINTERP([.$A$15:.$A$205];[.$B$15:.$B$205];([.W$6]+[.$E74]))*1000" office:value-type="float" office:value="128.933203125003" calcext:value-type="float">
            <text:p>129</text:p>
          </table:table-cell>
          <table:table-cell table:formula="of:=PINTERP([.$A$15:.$A$205];[.$B$15:.$B$205];([.X$6]+[.$E74]))*1000" office:value-type="float" office:value="128.756985294121" calcext:value-type="float">
            <text:p>129</text:p>
          </table:table-cell>
          <table:table-cell table:formula="of:=PINTERP([.$A$15:.$A$205];[.$B$15:.$B$205];([.Y$6]+[.$E74]))*1000" office:value-type="float" office:value="128.580341605395" calcext:value-type="float">
            <text:p>129</text:p>
          </table:table-cell>
          <table:table-cell/>
          <table:table-cell office:value-type="float" office:value="13.2" calcext:value-type="float">
            <text:p>13,2</text:p>
          </table:table-cell>
          <table:table-cell/>
          <table:table-cell table:formula="of:=[.F74]-(2^8)*0" office:value-type="float" office:value="131.864814312822" calcext:value-type="float">
            <text:p>132</text:p>
          </table:table-cell>
          <table:table-cell table:formula="of:=[.G74]-(2^8)*0" office:value-type="float" office:value="131.691840607211" calcext:value-type="float">
            <text:p>132</text:p>
          </table:table-cell>
          <table:table-cell table:formula="of:=[.H74]-(2^8)*0" office:value-type="float" office:value="131.51954459203" calcext:value-type="float">
            <text:p>132</text:p>
          </table:table-cell>
          <table:table-cell table:formula="of:=[.I74]-(2^8)*0" office:value-type="float" office:value="131.347926267281" calcext:value-type="float">
            <text:p>131</text:p>
          </table:table-cell>
          <table:table-cell table:formula="of:=[.J74]-(2^8)*0" office:value-type="float" office:value="131.176985632963" calcext:value-type="float">
            <text:p>131</text:p>
          </table:table-cell>
          <table:table-cell table:formula="of:=[.K74]-(2^8)*0" office:value-type="float" office:value="131.006722689075" calcext:value-type="float">
            <text:p>131</text:p>
          </table:table-cell>
          <table:table-cell table:formula="of:=[.L74]-(2^8)*0" office:value-type="float" office:value="130.837137435619" calcext:value-type="float">
            <text:p>131</text:p>
          </table:table-cell>
          <table:table-cell table:formula="of:=[.M74]-(2^8)*0" office:value-type="float" office:value="130.668229872596" calcext:value-type="float">
            <text:p>131</text:p>
          </table:table-cell>
          <table:table-cell table:formula="of:=[.N74]-(2^8)*0" office:value-type="float" office:value="130.500000000001" calcext:value-type="float">
            <text:p>131</text:p>
          </table:table-cell>
          <table:table-cell table:formula="of:=[.O74]-(2^8)*0" office:value-type="float" office:value="130.327614889708" calcext:value-type="float">
            <text:p>130</text:p>
          </table:table-cell>
          <table:table-cell table:formula="of:=[.P74]-(2^8)*0" office:value-type="float" office:value="130.15480392157" calcext:value-type="float">
            <text:p>130</text:p>
          </table:table-cell>
          <table:table-cell table:formula="of:=[.Q74]-(2^8)*0" office:value-type="float" office:value="129.98156709559" calcext:value-type="float">
            <text:p>130</text:p>
          </table:table-cell>
          <table:table-cell table:formula="of:=[.R74]-(2^8)*0" office:value-type="float" office:value="129.807904411766" calcext:value-type="float">
            <text:p>130</text:p>
          </table:table-cell>
          <table:table-cell table:formula="of:=[.S74]-(2^8)*0" office:value-type="float" office:value="129.6338158701" calcext:value-type="float">
            <text:p>130</text:p>
          </table:table-cell>
          <table:table-cell table:formula="of:=[.T74]-(2^8)*0" office:value-type="float" office:value="129.45930147059" calcext:value-type="float">
            <text:p>129</text:p>
          </table:table-cell>
          <table:table-cell table:formula="of:=[.U74]-(2^8)*0" office:value-type="float" office:value="129.284361213239" calcext:value-type="float">
            <text:p>129</text:p>
          </table:table-cell>
          <table:table-cell table:formula="of:=[.V74]-(2^8)*0" office:value-type="float" office:value="129.108995098043" calcext:value-type="float">
            <text:p>129</text:p>
          </table:table-cell>
          <table:table-cell table:formula="of:=[.W74]-(2^8)*0" office:value-type="float" office:value="128.933203125003" calcext:value-type="float">
            <text:p>129</text:p>
          </table:table-cell>
          <table:table-cell table:formula="of:=[.X74]-(2^8)*0" office:value-type="float" office:value="128.756985294121" calcext:value-type="float">
            <text:p>129</text:p>
          </table:table-cell>
          <table:table-cell table:formula="of:=[.Y74]-(2^8)*0" office:value-type="float" office:value="128.580341605395" calcext:value-type="float">
            <text:p>129</text:p>
          </table:table-cell>
          <table:table-cell/>
          <table:table-cell table:style-name="ce10" office:value-type="float" office:value="13.2" calcext:value-type="float">
            <text:p>13,2</text:p>
          </table:table-cell>
          <table:table-cell table:style-name="ce10"/>
          <table:table-cell table:formula="of:=PINTERP([.$A$15:.$A$205];[.$C$15:.$C$205];([.AZ$6]+[.$E74]))*1000" office:value-type="float" office:value="617.209722067195" calcext:value-type="float">
            <text:p>617</text:p>
          </table:table-cell>
          <table:table-cell table:formula="of:=PINTERP([.$A$15:.$A$205];[.$C$15:.$C$205];([.BA$6]+[.$E74]))*1000" office:value-type="float" office:value="616.928686934926" calcext:value-type="float">
            <text:p>617</text:p>
          </table:table-cell>
          <table:table-cell table:formula="of:=PINTERP([.$A$15:.$A$205];[.$C$15:.$C$205];([.BB$6]+[.$E74]))*1000" office:value-type="float" office:value="616.649028909476" calcext:value-type="float">
            <text:p>617</text:p>
          </table:table-cell>
          <table:table-cell table:formula="of:=PINTERP([.$A$15:.$A$205];[.$C$15:.$C$205];([.BC$6]+[.$E74]))*1000" office:value-type="float" office:value="616.370747990847" calcext:value-type="float">
            <text:p>616</text:p>
          </table:table-cell>
          <table:table-cell table:formula="of:=PINTERP([.$A$15:.$A$205];[.$C$15:.$C$205];([.BD$6]+[.$E74]))*1000" office:value-type="float" office:value="616.093844179038" calcext:value-type="float">
            <text:p>616</text:p>
          </table:table-cell>
          <table:table-cell table:formula="of:=PINTERP([.$A$15:.$A$205];[.$C$15:.$C$205];([.BE$6]+[.$E74]))*1000" office:value-type="float" office:value="615.818317474048" calcext:value-type="float">
            <text:p>616</text:p>
          </table:table-cell>
          <table:table-cell table:formula="of:=PINTERP([.$A$15:.$A$205];[.$C$15:.$C$205];([.BF$6]+[.$E74]))*1000" office:value-type="float" office:value="615.544167875879" calcext:value-type="float">
            <text:p>616</text:p>
          </table:table-cell>
          <table:table-cell table:formula="of:=PINTERP([.$A$15:.$A$205];[.$C$15:.$C$205];([.BG$6]+[.$E74]))*1000" office:value-type="float" office:value="615.271395384532" calcext:value-type="float">
            <text:p>615</text:p>
          </table:table-cell>
          <table:table-cell table:formula="of:=PINTERP([.$A$15:.$A$205];[.$C$15:.$C$205];([.BH$6]+[.$E74]))*1000" office:value-type="float" office:value="615.000000000002" calcext:value-type="float">
            <text:p>615</text:p>
          </table:table-cell>
          <table:table-cell table:formula="of:=PINTERP([.$A$15:.$A$205];[.$C$15:.$C$205];([.BI$6]+[.$E74]))*1000" office:value-type="float" office:value="614.758289359864" calcext:value-type="float">
            <text:p>615</text:p>
          </table:table-cell>
          <table:table-cell table:formula="of:=PINTERP([.$A$15:.$A$205];[.$C$15:.$C$205];([.BJ$6]+[.$E74]))*1000" office:value-type="float" office:value="614.515363321802" calcext:value-type="float">
            <text:p>615</text:p>
          </table:table-cell>
          <table:table-cell table:formula="of:=PINTERP([.$A$15:.$A$205];[.$C$15:.$C$205];([.BK$6]+[.$E74]))*1000" office:value-type="float" office:value="614.271221885815" calcext:value-type="float">
            <text:p>614</text:p>
          </table:table-cell>
          <table:table-cell table:formula="of:=PINTERP([.$A$15:.$A$205];[.$C$15:.$C$205];([.BL$6]+[.$E74]))*1000" office:value-type="float" office:value="614.025865051905" calcext:value-type="float">
            <text:p>614</text:p>
          </table:table-cell>
          <table:table-cell table:formula="of:=PINTERP([.$A$15:.$A$205];[.$C$15:.$C$205];([.BM$6]+[.$E74]))*1000" office:value-type="float" office:value="613.779292820072" calcext:value-type="float">
            <text:p>614</text:p>
          </table:table-cell>
          <table:table-cell table:formula="of:=PINTERP([.$A$15:.$A$205];[.$C$15:.$C$205];([.BN$6]+[.$E74]))*1000" office:value-type="float" office:value="613.531505190314" calcext:value-type="float">
            <text:p>614</text:p>
          </table:table-cell>
          <table:table-cell table:formula="of:=PINTERP([.$A$15:.$A$205];[.$C$15:.$C$205];([.BO$6]+[.$E74]))*1000" office:value-type="float" office:value="613.282502162632" calcext:value-type="float">
            <text:p>613</text:p>
          </table:table-cell>
          <table:table-cell table:formula="of:=PINTERP([.$A$15:.$A$205];[.$C$15:.$C$205];([.BP$6]+[.$E74]))*1000" office:value-type="float" office:value="613.032283737026" calcext:value-type="float">
            <text:p>613</text:p>
          </table:table-cell>
          <table:table-cell table:formula="of:=PINTERP([.$A$15:.$A$205];[.$C$15:.$C$205];([.BQ$6]+[.$E74]))*1000" office:value-type="float" office:value="612.780849913497" calcext:value-type="float">
            <text:p>613</text:p>
          </table:table-cell>
          <table:table-cell table:formula="of:=PINTERP([.$A$15:.$A$205];[.$C$15:.$C$205];([.BR$6]+[.$E74]))*1000" office:value-type="float" office:value="612.528200692046" calcext:value-type="float">
            <text:p>613</text:p>
          </table:table-cell>
          <table:table-cell table:style-name="ce17" table:formula="of:=PINTERP([.$A$15:.$A$205];[.$C$15:.$C$205];([.BS$6]+[.$E74]))*1000" office:value-type="float" office:value="612.274336072669" calcext:value-type="float">
            <text:p>612</text:p>
          </table:table-cell>
          <table:table-cell table:style-name="ce17"/>
          <table:table-cell table:style-name="ce10" office:value-type="float" office:value="13.2" calcext:value-type="float">
            <text:p>13,2</text:p>
          </table:table-cell>
          <table:table-cell table:formula="of:=[.AZ74]-(2^8)*2" office:value-type="float" office:value="105.209722067195" calcext:value-type="float">
            <text:p>105</text:p>
          </table:table-cell>
          <table:table-cell table:formula="of:=[.BA74]-(2^8)*2" office:value-type="float" office:value="104.928686934926" calcext:value-type="float">
            <text:p>105</text:p>
          </table:table-cell>
          <table:table-cell table:formula="of:=[.BB74]-(2^8)*2" office:value-type="float" office:value="104.649028909476" calcext:value-type="float">
            <text:p>105</text:p>
          </table:table-cell>
          <table:table-cell table:formula="of:=[.BC74]-(2^8)*2" office:value-type="float" office:value="104.370747990847" calcext:value-type="float">
            <text:p>104</text:p>
          </table:table-cell>
          <table:table-cell table:formula="of:=[.BD74]-(2^8)*2" office:value-type="float" office:value="104.093844179038" calcext:value-type="float">
            <text:p>104</text:p>
          </table:table-cell>
          <table:table-cell table:formula="of:=[.BE74]-(2^8)*2" office:value-type="float" office:value="103.818317474048" calcext:value-type="float">
            <text:p>104</text:p>
          </table:table-cell>
          <table:table-cell table:formula="of:=[.BF74]-(2^8)*2" office:value-type="float" office:value="103.544167875879" calcext:value-type="float">
            <text:p>104</text:p>
          </table:table-cell>
          <table:table-cell table:formula="of:=[.BG74]-(2^8)*2" office:value-type="float" office:value="103.271395384532" calcext:value-type="float">
            <text:p>103</text:p>
          </table:table-cell>
          <table:table-cell table:formula="of:=[.BH74]-(2^8)*2" office:value-type="float" office:value="103.000000000002" calcext:value-type="float">
            <text:p>103</text:p>
          </table:table-cell>
          <table:table-cell table:formula="of:=[.BI74]-(2^8)*2" office:value-type="float" office:value="102.758289359864" calcext:value-type="float">
            <text:p>103</text:p>
          </table:table-cell>
          <table:table-cell table:style-name="ce15" table:formula="of:=[.BJ74]-(2^8)*2" office:value-type="float" office:value="102.515363321802" calcext:value-type="float">
            <text:p>103</text:p>
          </table:table-cell>
          <table:table-cell table:style-name="ce15" table:formula="of:=[.BK74]-(2^8)*2" office:value-type="float" office:value="102.271221885815" calcext:value-type="float">
            <text:p>102</text:p>
          </table:table-cell>
          <table:table-cell table:style-name="ce15" table:formula="of:=[.BL74]-(2^8)*2" office:value-type="float" office:value="102.025865051905" calcext:value-type="float">
            <text:p>102</text:p>
          </table:table-cell>
          <table:table-cell table:style-name="ce15" table:formula="of:=[.BM74]-(2^8)*2" office:value-type="float" office:value="101.779292820072" calcext:value-type="float">
            <text:p>102</text:p>
          </table:table-cell>
          <table:table-cell table:style-name="ce15" table:formula="of:=[.BN74]-(2^8)*2" office:value-type="float" office:value="101.531505190314" calcext:value-type="float">
            <text:p>102</text:p>
          </table:table-cell>
          <table:table-cell table:style-name="ce15" table:formula="of:=[.BO74]-(2^8)*2" office:value-type="float" office:value="101.282502162632" calcext:value-type="float">
            <text:p>101</text:p>
          </table:table-cell>
          <table:table-cell table:style-name="ce15" table:formula="of:=[.BP74]-(2^8)*2" office:value-type="float" office:value="101.032283737026" calcext:value-type="float">
            <text:p>101</text:p>
          </table:table-cell>
          <table:table-cell table:style-name="ce15" table:formula="of:=[.BQ74]-(2^8)*2" office:value-type="float" office:value="100.780849913497" calcext:value-type="float">
            <text:p>101</text:p>
          </table:table-cell>
          <table:table-cell table:style-name="ce15" table:formula="of:=[.BR74]-(2^8)*2" office:value-type="float" office:value="100.528200692046" calcext:value-type="float">
            <text:p>101</text:p>
          </table:table-cell>
          <table:table-cell table:style-name="ce15" table:formula="of:=[.BS74]-(2^8)*2" office:value-type="float" office:value="100.274336072669" calcext:value-type="float">
            <text:p>100</text:p>
          </table:table-cell>
        </table:table-row>
        <table:table-row table:style-name="ro2">
          <table:table-cell office:value-type="float" office:value="80.391" calcext:value-type="float">
            <text:p>80,391</text:p>
          </table:table-cell>
          <table:table-cell office:value-type="percentage" office:value="0.7288" calcext:value-type="percentage">
            <text:p>72,88%</text:p>
          </table:table-cell>
          <table:table-cell table:style-name="ce8" office:value-type="percentage" office:value="0.8622" calcext:value-type="percentage">
            <text:p>86,22%</text:p>
          </table:table-cell>
          <table:table-cell/>
          <table:table-cell office:value-type="float" office:value="13.4" calcext:value-type="float">
            <text:p>13,4</text:p>
          </table:table-cell>
          <table:table-cell table:formula="of:=PINTERP([.$A$15:.$A$205];[.$B$15:.$B$205];([.F$6]+[.$E75]))*1000" office:value-type="float" office:value="128.403272058823" calcext:value-type="float">
            <text:p>128</text:p>
          </table:table-cell>
          <table:table-cell table:formula="of:=PINTERP([.$A$15:.$A$205];[.$B$15:.$B$205];([.G$6]+[.$E75]))*1000" office:value-type="float" office:value="128.225776654412" calcext:value-type="float">
            <text:p>128</text:p>
          </table:table-cell>
          <table:table-cell table:formula="of:=PINTERP([.$A$15:.$A$205];[.$B$15:.$B$205];([.H$6]+[.$E75]))*1000" office:value-type="float" office:value="128.047855392157" calcext:value-type="float">
            <text:p>128</text:p>
          </table:table-cell>
          <table:table-cell table:formula="of:=PINTERP([.$A$15:.$A$205];[.$B$15:.$B$205];([.I$6]+[.$E75]))*1000" office:value-type="float" office:value="127.869508272059" calcext:value-type="float">
            <text:p>128</text:p>
          </table:table-cell>
          <table:table-cell table:formula="of:=PINTERP([.$A$15:.$A$205];[.$B$15:.$B$205];([.J$6]+[.$E75]))*1000" office:value-type="float" office:value="127.690735294117" calcext:value-type="float">
            <text:p>128</text:p>
          </table:table-cell>
          <table:table-cell table:formula="of:=PINTERP([.$A$15:.$A$205];[.$B$15:.$B$205];([.K$6]+[.$E75]))*1000" office:value-type="float" office:value="127.511536458333" calcext:value-type="float">
            <text:p>128</text:p>
          </table:table-cell>
          <table:table-cell table:formula="of:=PINTERP([.$A$15:.$A$205];[.$B$15:.$B$205];([.L$6]+[.$E75]))*1000" office:value-type="float" office:value="127.331911764706" calcext:value-type="float">
            <text:p>127</text:p>
          </table:table-cell>
          <table:table-cell table:formula="of:=PINTERP([.$A$15:.$A$205];[.$B$15:.$B$205];([.M$6]+[.$E75]))*1000" office:value-type="float" office:value="127.151861213237" calcext:value-type="float">
            <text:p>127</text:p>
          </table:table-cell>
          <table:table-cell table:formula="of:=PINTERP([.$A$15:.$A$205];[.$B$15:.$B$205];([.N$6]+[.$E75]))*1000" office:value-type="float" office:value="126.971384803923" calcext:value-type="float">
            <text:p>127</text:p>
          </table:table-cell>
          <table:table-cell table:formula="of:=PINTERP([.$A$15:.$A$205];[.$B$15:.$B$205];([.O$6]+[.$E75]))*1000" office:value-type="float" office:value="126.790482536766" calcext:value-type="float">
            <text:p>127</text:p>
          </table:table-cell>
          <table:table-cell table:formula="of:=PINTERP([.$A$15:.$A$205];[.$B$15:.$B$205];([.P$6]+[.$E75]))*1000" office:value-type="float" office:value="126.609154411766" calcext:value-type="float">
            <text:p>127</text:p>
          </table:table-cell>
          <table:table-cell table:formula="of:=PINTERP([.$A$15:.$A$205];[.$B$15:.$B$205];([.Q$6]+[.$E75]))*1000" office:value-type="float" office:value="126.427400428923" calcext:value-type="float">
            <text:p>126</text:p>
          </table:table-cell>
          <table:table-cell table:formula="of:=PINTERP([.$A$15:.$A$205];[.$B$15:.$B$205];([.R$6]+[.$E75]))*1000" office:value-type="float" office:value="126.245220588237" calcext:value-type="float">
            <text:p>126</text:p>
          </table:table-cell>
          <table:table-cell table:formula="of:=PINTERP([.$A$15:.$A$205];[.$B$15:.$B$205];([.S$6]+[.$E75]))*1000" office:value-type="float" office:value="126.062614889708" calcext:value-type="float">
            <text:p>126</text:p>
          </table:table-cell>
          <table:table-cell table:formula="of:=PINTERP([.$A$15:.$A$205];[.$B$15:.$B$205];([.T$6]+[.$E75]))*1000" office:value-type="float" office:value="125.879583333335" calcext:value-type="float">
            <text:p>126</text:p>
          </table:table-cell>
          <table:table-cell table:formula="of:=PINTERP([.$A$15:.$A$205];[.$B$15:.$B$205];([.U$6]+[.$E75]))*1000" office:value-type="float" office:value="125.696125919121" calcext:value-type="float">
            <text:p>126</text:p>
          </table:table-cell>
          <table:table-cell table:formula="of:=PINTERP([.$A$15:.$A$205];[.$B$15:.$B$205];([.V$6]+[.$E75]))*1000" office:value-type="float" office:value="125.512242647062" calcext:value-type="float">
            <text:p>126</text:p>
          </table:table-cell>
          <table:table-cell table:formula="of:=PINTERP([.$A$15:.$A$205];[.$B$15:.$B$205];([.W$6]+[.$E75]))*1000" office:value-type="float" office:value="125.32793351716" calcext:value-type="float">
            <text:p>125</text:p>
          </table:table-cell>
          <table:table-cell table:formula="of:=PINTERP([.$A$15:.$A$205];[.$B$15:.$B$205];([.X$6]+[.$E75]))*1000" office:value-type="float" office:value="125.143198529415" calcext:value-type="float">
            <text:p>125</text:p>
          </table:table-cell>
          <table:table-cell table:formula="of:=PINTERP([.$A$15:.$A$205];[.$B$15:.$B$205];([.Y$6]+[.$E75]))*1000" office:value-type="float" office:value="124.958037683827" calcext:value-type="float">
            <text:p>125</text:p>
          </table:table-cell>
          <table:table-cell/>
          <table:table-cell office:value-type="float" office:value="13.4" calcext:value-type="float">
            <text:p>13,4</text:p>
          </table:table-cell>
          <table:table-cell/>
          <table:table-cell table:formula="of:=[.F75]-(2^8)*0" office:value-type="float" office:value="128.403272058823" calcext:value-type="float">
            <text:p>128</text:p>
          </table:table-cell>
          <table:table-cell table:formula="of:=[.G75]-(2^8)*0" office:value-type="float" office:value="128.225776654412" calcext:value-type="float">
            <text:p>128</text:p>
          </table:table-cell>
          <table:table-cell table:formula="of:=[.H75]-(2^8)*0" office:value-type="float" office:value="128.047855392157" calcext:value-type="float">
            <text:p>128</text:p>
          </table:table-cell>
          <table:table-cell table:formula="of:=[.I75]-(2^8)*0" office:value-type="float" office:value="127.869508272059" calcext:value-type="float">
            <text:p>128</text:p>
          </table:table-cell>
          <table:table-cell table:formula="of:=[.J75]-(2^8)*0" office:value-type="float" office:value="127.690735294117" calcext:value-type="float">
            <text:p>128</text:p>
          </table:table-cell>
          <table:table-cell table:formula="of:=[.K75]-(2^8)*0" office:value-type="float" office:value="127.511536458333" calcext:value-type="float">
            <text:p>128</text:p>
          </table:table-cell>
          <table:table-cell table:formula="of:=[.L75]-(2^8)*0" office:value-type="float" office:value="127.331911764706" calcext:value-type="float">
            <text:p>127</text:p>
          </table:table-cell>
          <table:table-cell table:formula="of:=[.M75]-(2^8)*0" office:value-type="float" office:value="127.151861213237" calcext:value-type="float">
            <text:p>127</text:p>
          </table:table-cell>
          <table:table-cell table:formula="of:=[.N75]-(2^8)*0" office:value-type="float" office:value="126.971384803923" calcext:value-type="float">
            <text:p>127</text:p>
          </table:table-cell>
          <table:table-cell table:formula="of:=[.O75]-(2^8)*0" office:value-type="float" office:value="126.790482536766" calcext:value-type="float">
            <text:p>127</text:p>
          </table:table-cell>
          <table:table-cell table:formula="of:=[.P75]-(2^8)*0" office:value-type="float" office:value="126.609154411766" calcext:value-type="float">
            <text:p>127</text:p>
          </table:table-cell>
          <table:table-cell table:formula="of:=[.Q75]-(2^8)*0" office:value-type="float" office:value="126.427400428923" calcext:value-type="float">
            <text:p>126</text:p>
          </table:table-cell>
          <table:table-cell table:formula="of:=[.R75]-(2^8)*0" office:value-type="float" office:value="126.245220588237" calcext:value-type="float">
            <text:p>126</text:p>
          </table:table-cell>
          <table:table-cell table:formula="of:=[.S75]-(2^8)*0" office:value-type="float" office:value="126.062614889708" calcext:value-type="float">
            <text:p>126</text:p>
          </table:table-cell>
          <table:table-cell table:formula="of:=[.T75]-(2^8)*0" office:value-type="float" office:value="125.879583333335" calcext:value-type="float">
            <text:p>126</text:p>
          </table:table-cell>
          <table:table-cell table:formula="of:=[.U75]-(2^8)*0" office:value-type="float" office:value="125.696125919121" calcext:value-type="float">
            <text:p>126</text:p>
          </table:table-cell>
          <table:table-cell table:formula="of:=[.V75]-(2^8)*0" office:value-type="float" office:value="125.512242647062" calcext:value-type="float">
            <text:p>126</text:p>
          </table:table-cell>
          <table:table-cell table:formula="of:=[.W75]-(2^8)*0" office:value-type="float" office:value="125.32793351716" calcext:value-type="float">
            <text:p>125</text:p>
          </table:table-cell>
          <table:table-cell table:formula="of:=[.X75]-(2^8)*0" office:value-type="float" office:value="125.143198529415" calcext:value-type="float">
            <text:p>125</text:p>
          </table:table-cell>
          <table:table-cell table:formula="of:=[.Y75]-(2^8)*0" office:value-type="float" office:value="124.958037683827" calcext:value-type="float">
            <text:p>125</text:p>
          </table:table-cell>
          <table:table-cell/>
          <table:table-cell table:style-name="ce10" office:value-type="float" office:value="13.4" calcext:value-type="float">
            <text:p>13,4</text:p>
          </table:table-cell>
          <table:table-cell table:style-name="ce10"/>
          <table:table-cell table:formula="of:=PINTERP([.$A$15:.$A$205];[.$C$15:.$C$205];([.AZ$6]+[.$E75]))*1000" office:value-type="float" office:value="612.019256055363" calcext:value-type="float">
            <text:p>612</text:p>
          </table:table-cell>
          <table:table-cell table:formula="of:=PINTERP([.$A$15:.$A$205];[.$C$15:.$C$205];([.BA$6]+[.$E75]))*1000" office:value-type="float" office:value="611.762960640138" calcext:value-type="float">
            <text:p>612</text:p>
          </table:table-cell>
          <table:table-cell table:formula="of:=PINTERP([.$A$15:.$A$205];[.$C$15:.$C$205];([.BB$6]+[.$E75]))*1000" office:value-type="float" office:value="611.505449826989" calcext:value-type="float">
            <text:p>612</text:p>
          </table:table-cell>
          <table:table-cell table:formula="of:=PINTERP([.$A$15:.$A$205];[.$C$15:.$C$205];([.BC$6]+[.$E75]))*1000" office:value-type="float" office:value="611.246723615917" calcext:value-type="float">
            <text:p>611</text:p>
          </table:table-cell>
          <table:table-cell table:formula="of:=PINTERP([.$A$15:.$A$205];[.$C$15:.$C$205];([.BD$6]+[.$E75]))*1000" office:value-type="float" office:value="610.98678200692" calcext:value-type="float">
            <text:p>611</text:p>
          </table:table-cell>
          <table:table-cell table:formula="of:=PINTERP([.$A$15:.$A$205];[.$C$15:.$C$205];([.BE$6]+[.$E75]))*1000" office:value-type="float" office:value="610.725625" calcext:value-type="float">
            <text:p>611</text:p>
          </table:table-cell>
          <table:table-cell table:formula="of:=PINTERP([.$A$15:.$A$205];[.$C$15:.$C$205];([.BF$6]+[.$E75]))*1000" office:value-type="float" office:value="610.463252595156" calcext:value-type="float">
            <text:p>610</text:p>
          </table:table-cell>
          <table:table-cell table:formula="of:=PINTERP([.$A$15:.$A$205];[.$C$15:.$C$205];([.BG$6]+[.$E75]))*1000" office:value-type="float" office:value="610.19966479239" calcext:value-type="float">
            <text:p>610</text:p>
          </table:table-cell>
          <table:table-cell table:formula="of:=PINTERP([.$A$15:.$A$205];[.$C$15:.$C$205];([.BH$6]+[.$E75]))*1000" office:value-type="float" office:value="609.934861591698" calcext:value-type="float">
            <text:p>610</text:p>
          </table:table-cell>
          <table:table-cell table:formula="of:=PINTERP([.$A$15:.$A$205];[.$C$15:.$C$205];([.BI$6]+[.$E75]))*1000" office:value-type="float" office:value="609.668842993082" calcext:value-type="float">
            <text:p>610</text:p>
          </table:table-cell>
          <table:table-cell table:formula="of:=PINTERP([.$A$15:.$A$205];[.$C$15:.$C$205];([.BJ$6]+[.$E75]))*1000" office:value-type="float" office:value="609.401608996542" calcext:value-type="float">
            <text:p>609</text:p>
          </table:table-cell>
          <table:table-cell table:formula="of:=PINTERP([.$A$15:.$A$205];[.$C$15:.$C$205];([.BK$6]+[.$E75]))*1000" office:value-type="float" office:value="609.133159602078" calcext:value-type="float">
            <text:p>609</text:p>
          </table:table-cell>
          <table:table-cell table:formula="of:=PINTERP([.$A$15:.$A$205];[.$C$15:.$C$205];([.BL$6]+[.$E75]))*1000" office:value-type="float" office:value="608.863494809691" calcext:value-type="float">
            <text:p>609</text:p>
          </table:table-cell>
          <table:table-cell table:formula="of:=PINTERP([.$A$15:.$A$205];[.$C$15:.$C$205];([.BM$6]+[.$E75]))*1000" office:value-type="float" office:value="608.59261461938" calcext:value-type="float">
            <text:p>609</text:p>
          </table:table-cell>
          <table:table-cell table:formula="of:=PINTERP([.$A$15:.$A$205];[.$C$15:.$C$205];([.BN$6]+[.$E75]))*1000" office:value-type="float" office:value="608.320519031145" calcext:value-type="float">
            <text:p>608</text:p>
          </table:table-cell>
          <table:table-cell table:formula="of:=PINTERP([.$A$15:.$A$205];[.$C$15:.$C$205];([.BO$6]+[.$E75]))*1000" office:value-type="float" office:value="608.047208044985" calcext:value-type="float">
            <text:p>608</text:p>
          </table:table-cell>
          <table:table-cell table:formula="of:=PINTERP([.$A$15:.$A$205];[.$C$15:.$C$205];([.BP$6]+[.$E75]))*1000" office:value-type="float" office:value="607.772681660902" calcext:value-type="float">
            <text:p>608</text:p>
          </table:table-cell>
          <table:table-cell table:formula="of:=PINTERP([.$A$15:.$A$205];[.$C$15:.$C$205];([.BQ$6]+[.$E75]))*1000" office:value-type="float" office:value="607.496939878896" calcext:value-type="float">
            <text:p>607</text:p>
          </table:table-cell>
          <table:table-cell table:formula="of:=PINTERP([.$A$15:.$A$205];[.$C$15:.$C$205];([.BR$6]+[.$E75]))*1000" office:value-type="float" office:value="607.219982698967" calcext:value-type="float">
            <text:p>607</text:p>
          </table:table-cell>
          <table:table-cell table:style-name="ce17" table:formula="of:=PINTERP([.$A$15:.$A$205];[.$C$15:.$C$205];([.BS$6]+[.$E75]))*1000" office:value-type="float" office:value="606.941810121112" calcext:value-type="float">
            <text:p>607</text:p>
          </table:table-cell>
          <table:table-cell table:style-name="ce17"/>
          <table:table-cell table:style-name="ce10" office:value-type="float" office:value="13.4" calcext:value-type="float">
            <text:p>13,4</text:p>
          </table:table-cell>
          <table:table-cell table:formula="of:=[.AZ75]-(2^8)*2" office:value-type="float" office:value="100.019256055363" calcext:value-type="float">
            <text:p>100</text:p>
          </table:table-cell>
          <table:table-cell table:formula="of:=[.BA75]-(2^8)*2" office:value-type="float" office:value="99.7629606401383" calcext:value-type="float">
            <text:p>100</text:p>
          </table:table-cell>
          <table:table-cell table:formula="of:=[.BB75]-(2^8)*2" office:value-type="float" office:value="99.5054498269893" calcext:value-type="float">
            <text:p>100</text:p>
          </table:table-cell>
          <table:table-cell table:formula="of:=[.BC75]-(2^8)*2" office:value-type="float" office:value="99.2467236159169" calcext:value-type="float">
            <text:p>99</text:p>
          </table:table-cell>
          <table:table-cell table:formula="of:=[.BD75]-(2^8)*2" office:value-type="float" office:value="98.9867820069203" calcext:value-type="float">
            <text:p>99</text:p>
          </table:table-cell>
          <table:table-cell table:formula="of:=[.BE75]-(2^8)*2" office:value-type="float" office:value="98.7256249999997" calcext:value-type="float">
            <text:p>99</text:p>
          </table:table-cell>
          <table:table-cell table:formula="of:=[.BF75]-(2^8)*2" office:value-type="float" office:value="98.4632525951555" calcext:value-type="float">
            <text:p>98</text:p>
          </table:table-cell>
          <table:table-cell table:formula="of:=[.BG75]-(2^8)*2" office:value-type="float" office:value="98.19966479239" calcext:value-type="float">
            <text:p>98</text:p>
          </table:table-cell>
          <table:table-cell table:formula="of:=[.BH75]-(2^8)*2" office:value-type="float" office:value="97.9348615916979" calcext:value-type="float">
            <text:p>98</text:p>
          </table:table-cell>
          <table:table-cell table:formula="of:=[.BI75]-(2^8)*2" office:value-type="float" office:value="97.6688429930822" calcext:value-type="float">
            <text:p>98</text:p>
          </table:table-cell>
          <table:table-cell table:style-name="ce15" table:formula="of:=[.BJ75]-(2^8)*2" office:value-type="float" office:value="97.4016089965421" calcext:value-type="float">
            <text:p>97</text:p>
          </table:table-cell>
          <table:table-cell table:style-name="ce15" table:formula="of:=[.BK75]-(2^8)*2" office:value-type="float" office:value="97.1331596020784" calcext:value-type="float">
            <text:p>97</text:p>
          </table:table-cell>
          <table:table-cell table:style-name="ce15" table:formula="of:=[.BL75]-(2^8)*2" office:value-type="float" office:value="96.8634948096911" calcext:value-type="float">
            <text:p>97</text:p>
          </table:table-cell>
          <table:table-cell table:style-name="ce15" table:formula="of:=[.BM75]-(2^8)*2" office:value-type="float" office:value="96.5926146193797" calcext:value-type="float">
            <text:p>97</text:p>
          </table:table-cell>
          <table:table-cell table:style-name="ce15" table:formula="of:=[.BN75]-(2^8)*2" office:value-type="float" office:value="96.3205190311445" calcext:value-type="float">
            <text:p>96</text:p>
          </table:table-cell>
          <table:table-cell table:style-name="ce15" table:formula="of:=[.BO75]-(2^8)*2" office:value-type="float" office:value="96.0472080449853" calcext:value-type="float">
            <text:p>96</text:p>
          </table:table-cell>
          <table:table-cell table:style-name="ce15" table:formula="of:=[.BP75]-(2^8)*2" office:value-type="float" office:value="95.772681660902" calcext:value-type="float">
            <text:p>96</text:p>
          </table:table-cell>
          <table:table-cell table:style-name="ce15" table:formula="of:=[.BQ75]-(2^8)*2" office:value-type="float" office:value="95.4969398788955" calcext:value-type="float">
            <text:p>95</text:p>
          </table:table-cell>
          <table:table-cell table:style-name="ce15" table:formula="of:=[.BR75]-(2^8)*2" office:value-type="float" office:value="95.2199826989672" calcext:value-type="float">
            <text:p>95</text:p>
          </table:table-cell>
          <table:table-cell table:style-name="ce15" table:formula="of:=[.BS75]-(2^8)*2" office:value-type="float" office:value="94.9418101211124" calcext:value-type="float">
            <text:p>95</text:p>
          </table:table-cell>
        </table:table-row>
        <table:table-row table:style-name="ro2">
          <table:table-cell office:value-type="float" office:value="80.438" calcext:value-type="float">
            <text:p>80,438</text:p>
          </table:table-cell>
          <table:table-cell office:value-type="percentage" office:value="0.7242" calcext:value-type="percentage">
            <text:p>72,42%</text:p>
          </table:table-cell>
          <table:table-cell office:value-type="percentage" office:value="0.8613" calcext:value-type="percentage">
            <text:p>86,13%</text:p>
          </table:table-cell>
          <table:table-cell/>
          <table:table-cell office:value-type="float" office:value="13.6" calcext:value-type="float">
            <text:p>13,6</text:p>
          </table:table-cell>
          <table:table-cell table:formula="of:=PINTERP([.$A$15:.$A$205];[.$B$15:.$B$205];([.F$6]+[.$E76]))*1000" office:value-type="float" office:value="124.772450980392" calcext:value-type="float">
            <text:p>125</text:p>
          </table:table-cell>
          <table:table-cell table:formula="of:=PINTERP([.$A$15:.$A$205];[.$B$15:.$B$205];([.G$6]+[.$E76]))*1000" office:value-type="float" office:value="124.586438419118" calcext:value-type="float">
            <text:p>125</text:p>
          </table:table-cell>
          <table:table-cell table:formula="of:=PINTERP([.$A$15:.$A$205];[.$B$15:.$B$205];([.H$6]+[.$E76]))*1000" office:value-type="float" office:value="124.4" calcext:value-type="float">
            <text:p>124</text:p>
          </table:table-cell>
          <table:table-cell table:formula="of:=PINTERP([.$A$15:.$A$205];[.$B$15:.$B$205];([.I$6]+[.$E76]))*1000" office:value-type="float" office:value="124.195756591952" calcext:value-type="float">
            <text:p>124</text:p>
          </table:table-cell>
          <table:table-cell table:formula="of:=PINTERP([.$A$15:.$A$205];[.$B$15:.$B$205];([.J$6]+[.$E76]))*1000" office:value-type="float" office:value="123.991346062619" calcext:value-type="float">
            <text:p>124</text:p>
          </table:table-cell>
          <table:table-cell table:formula="of:=PINTERP([.$A$15:.$A$205];[.$B$15:.$B$205];([.K$6]+[.$E76]))*1000" office:value-type="float" office:value="123.786768412002" calcext:value-type="float">
            <text:p>124</text:p>
          </table:table-cell>
          <table:table-cell table:formula="of:=PINTERP([.$A$15:.$A$205];[.$B$15:.$B$205];([.L$6]+[.$E76]))*1000" office:value-type="float" office:value="123.582023640101" calcext:value-type="float">
            <text:p>124</text:p>
          </table:table-cell>
          <table:table-cell table:formula="of:=PINTERP([.$A$15:.$A$205];[.$B$15:.$B$205];([.M$6]+[.$E76]))*1000" office:value-type="float" office:value="123.377111746919" calcext:value-type="float">
            <text:p>123</text:p>
          </table:table-cell>
          <table:table-cell table:formula="of:=PINTERP([.$A$15:.$A$205];[.$B$15:.$B$205];([.N$6]+[.$E76]))*1000" office:value-type="float" office:value="123.17203273245" calcext:value-type="float">
            <text:p>123</text:p>
          </table:table-cell>
          <table:table-cell table:formula="of:=PINTERP([.$A$15:.$A$205];[.$B$15:.$B$205];([.O$6]+[.$E76]))*1000" office:value-type="float" office:value="122.966786596697" calcext:value-type="float">
            <text:p>123</text:p>
          </table:table-cell>
          <table:table-cell table:formula="of:=PINTERP([.$A$15:.$A$205];[.$B$15:.$B$205];([.P$6]+[.$E76]))*1000" office:value-type="float" office:value="122.76137333966" calcext:value-type="float">
            <text:p>123</text:p>
          </table:table-cell>
          <table:table-cell table:formula="of:=PINTERP([.$A$15:.$A$205];[.$B$15:.$B$205];([.Q$6]+[.$E76]))*1000" office:value-type="float" office:value="122.55579296134" calcext:value-type="float">
            <text:p>123</text:p>
          </table:table-cell>
          <table:table-cell table:formula="of:=PINTERP([.$A$15:.$A$205];[.$B$15:.$B$205];([.R$6]+[.$E76]))*1000" office:value-type="float" office:value="122.350045461735" calcext:value-type="float">
            <text:p>122</text:p>
          </table:table-cell>
          <table:table-cell table:formula="of:=PINTERP([.$A$15:.$A$205];[.$B$15:.$B$205];([.S$6]+[.$E76]))*1000" office:value-type="float" office:value="122.144130840846" calcext:value-type="float">
            <text:p>122</text:p>
          </table:table-cell>
          <table:table-cell table:formula="of:=PINTERP([.$A$15:.$A$205];[.$B$15:.$B$205];([.T$6]+[.$E76]))*1000" office:value-type="float" office:value="121.938049098674" calcext:value-type="float">
            <text:p>122</text:p>
          </table:table-cell>
          <table:table-cell table:formula="of:=PINTERP([.$A$15:.$A$205];[.$B$15:.$B$205];([.U$6]+[.$E76]))*1000" office:value-type="float" office:value="121.731800235219" calcext:value-type="float">
            <text:p>122</text:p>
          </table:table-cell>
          <table:table-cell table:formula="of:=PINTERP([.$A$15:.$A$205];[.$B$15:.$B$205];([.V$6]+[.$E76]))*1000" office:value-type="float" office:value="121.525384250478" calcext:value-type="float">
            <text:p>122</text:p>
          </table:table-cell>
          <table:table-cell table:formula="of:=PINTERP([.$A$15:.$A$205];[.$B$15:.$B$205];([.W$6]+[.$E76]))*1000" office:value-type="float" office:value="121.318801144454" calcext:value-type="float">
            <text:p>121</text:p>
          </table:table-cell>
          <table:table-cell table:formula="of:=PINTERP([.$A$15:.$A$205];[.$B$15:.$B$205];([.X$6]+[.$E76]))*1000" office:value-type="float" office:value="121.112050917145" calcext:value-type="float">
            <text:p>121</text:p>
          </table:table-cell>
          <table:table-cell table:formula="of:=PINTERP([.$A$15:.$A$205];[.$B$15:.$B$205];([.Y$6]+[.$E76]))*1000" office:value-type="float" office:value="120.905133568552" calcext:value-type="float">
            <text:p>121</text:p>
          </table:table-cell>
          <table:table-cell/>
          <table:table-cell office:value-type="float" office:value="13.6" calcext:value-type="float">
            <text:p>13,6</text:p>
          </table:table-cell>
          <table:table-cell/>
          <table:table-cell table:formula="of:=[.F76]-(2^8)*0" office:value-type="float" office:value="124.772450980392" calcext:value-type="float">
            <text:p>125</text:p>
          </table:table-cell>
          <table:table-cell table:formula="of:=[.G76]-(2^8)*0" office:value-type="float" office:value="124.586438419118" calcext:value-type="float">
            <text:p>125</text:p>
          </table:table-cell>
          <table:table-cell table:formula="of:=[.H76]-(2^8)*0" office:value-type="float" office:value="124.4" calcext:value-type="float">
            <text:p>124</text:p>
          </table:table-cell>
          <table:table-cell table:formula="of:=[.I76]-(2^8)*0" office:value-type="float" office:value="124.195756591952" calcext:value-type="float">
            <text:p>124</text:p>
          </table:table-cell>
          <table:table-cell table:formula="of:=[.J76]-(2^8)*0" office:value-type="float" office:value="123.991346062619" calcext:value-type="float">
            <text:p>124</text:p>
          </table:table-cell>
          <table:table-cell table:formula="of:=[.K76]-(2^8)*0" office:value-type="float" office:value="123.786768412002" calcext:value-type="float">
            <text:p>124</text:p>
          </table:table-cell>
          <table:table-cell table:formula="of:=[.L76]-(2^8)*0" office:value-type="float" office:value="123.582023640101" calcext:value-type="float">
            <text:p>124</text:p>
          </table:table-cell>
          <table:table-cell table:formula="of:=[.M76]-(2^8)*0" office:value-type="float" office:value="123.377111746919" calcext:value-type="float">
            <text:p>123</text:p>
          </table:table-cell>
          <table:table-cell table:formula="of:=[.N76]-(2^8)*0" office:value-type="float" office:value="123.17203273245" calcext:value-type="float">
            <text:p>123</text:p>
          </table:table-cell>
          <table:table-cell table:formula="of:=[.O76]-(2^8)*0" office:value-type="float" office:value="122.966786596697" calcext:value-type="float">
            <text:p>123</text:p>
          </table:table-cell>
          <table:table-cell table:formula="of:=[.P76]-(2^8)*0" office:value-type="float" office:value="122.76137333966" calcext:value-type="float">
            <text:p>123</text:p>
          </table:table-cell>
          <table:table-cell table:formula="of:=[.Q76]-(2^8)*0" office:value-type="float" office:value="122.55579296134" calcext:value-type="float">
            <text:p>123</text:p>
          </table:table-cell>
          <table:table-cell table:formula="of:=[.R76]-(2^8)*0" office:value-type="float" office:value="122.350045461735" calcext:value-type="float">
            <text:p>122</text:p>
          </table:table-cell>
          <table:table-cell table:formula="of:=[.S76]-(2^8)*0" office:value-type="float" office:value="122.144130840846" calcext:value-type="float">
            <text:p>122</text:p>
          </table:table-cell>
          <table:table-cell table:formula="of:=[.T76]-(2^8)*0" office:value-type="float" office:value="121.938049098674" calcext:value-type="float">
            <text:p>122</text:p>
          </table:table-cell>
          <table:table-cell table:formula="of:=[.U76]-(2^8)*0" office:value-type="float" office:value="121.731800235219" calcext:value-type="float">
            <text:p>122</text:p>
          </table:table-cell>
          <table:table-cell table:formula="of:=[.V76]-(2^8)*0" office:value-type="float" office:value="121.525384250478" calcext:value-type="float">
            <text:p>122</text:p>
          </table:table-cell>
          <table:table-cell table:formula="of:=[.W76]-(2^8)*0" office:value-type="float" office:value="121.318801144454" calcext:value-type="float">
            <text:p>121</text:p>
          </table:table-cell>
          <table:table-cell table:formula="of:=[.X76]-(2^8)*0" office:value-type="float" office:value="121.112050917145" calcext:value-type="float">
            <text:p>121</text:p>
          </table:table-cell>
          <table:table-cell table:formula="of:=[.Y76]-(2^8)*0" office:value-type="float" office:value="120.905133568552" calcext:value-type="float">
            <text:p>121</text:p>
          </table:table-cell>
          <table:table-cell/>
          <table:table-cell table:style-name="ce10" office:value-type="float" office:value="13.6" calcext:value-type="float">
            <text:p>13,6</text:p>
          </table:table-cell>
          <table:table-cell table:style-name="ce10"/>
          <table:table-cell table:formula="of:=PINTERP([.$A$15:.$A$205];[.$C$15:.$C$205];([.AZ$6]+[.$E76]))*1000" office:value-type="float" office:value="606.662422145329" calcext:value-type="float">
            <text:p>607</text:p>
          </table:table-cell>
          <table:table-cell table:formula="of:=PINTERP([.$A$15:.$A$205];[.$C$15:.$C$205];([.BA$6]+[.$E76]))*1000" office:value-type="float" office:value="606.381818771626" calcext:value-type="float">
            <text:p>606</text:p>
          </table:table-cell>
          <table:table-cell table:formula="of:=PINTERP([.$A$15:.$A$205];[.$C$15:.$C$205];([.BB$6]+[.$E76]))*1000" office:value-type="float" office:value="606.1" calcext:value-type="float">
            <text:p>606</text:p>
          </table:table-cell>
          <table:table-cell table:formula="of:=PINTERP([.$A$15:.$A$205];[.$C$15:.$C$205];([.BC$6]+[.$E76]))*1000" office:value-type="float" office:value="605.749113792695" calcext:value-type="float">
            <text:p>606</text:p>
          </table:table-cell>
          <table:table-cell table:formula="of:=PINTERP([.$A$15:.$A$205];[.$C$15:.$C$205];([.BD$6]+[.$E76]))*1000" office:value-type="float" office:value="605.39690939279" calcext:value-type="float">
            <text:p>605</text:p>
          </table:table-cell>
          <table:table-cell table:formula="of:=PINTERP([.$A$15:.$A$205];[.$C$15:.$C$205];([.BE$6]+[.$E76]))*1000" office:value-type="float" office:value="605.043386800285" calcext:value-type="float">
            <text:p>605</text:p>
          </table:table-cell>
          <table:table-cell table:formula="of:=PINTERP([.$A$15:.$A$205];[.$C$15:.$C$205];([.BF$6]+[.$E76]))*1000" office:value-type="float" office:value="604.688546015181" calcext:value-type="float">
            <text:p>605</text:p>
          </table:table-cell>
          <table:table-cell table:formula="of:=PINTERP([.$A$15:.$A$205];[.$C$15:.$C$205];([.BG$6]+[.$E76]))*1000" office:value-type="float" office:value="604.33238703748" calcext:value-type="float">
            <text:p>604</text:p>
          </table:table-cell>
          <table:table-cell table:formula="of:=PINTERP([.$A$15:.$A$205];[.$C$15:.$C$205];([.BH$6]+[.$E76]))*1000" office:value-type="float" office:value="603.974909867176" calcext:value-type="float">
            <text:p>604</text:p>
          </table:table-cell>
          <table:table-cell table:formula="of:=PINTERP([.$A$15:.$A$205];[.$C$15:.$C$205];([.BI$6]+[.$E76]))*1000" office:value-type="float" office:value="603.616114504273" calcext:value-type="float">
            <text:p>604</text:p>
          </table:table-cell>
          <table:table-cell table:formula="of:=PINTERP([.$A$15:.$A$205];[.$C$15:.$C$205];([.BJ$6]+[.$E76]))*1000" office:value-type="float" office:value="603.25600094877" calcext:value-type="float">
            <text:p>603</text:p>
          </table:table-cell>
          <table:table-cell table:formula="of:=PINTERP([.$A$15:.$A$205];[.$C$15:.$C$205];([.BK$6]+[.$E76]))*1000" office:value-type="float" office:value="602.894569200668" calcext:value-type="float">
            <text:p>603</text:p>
          </table:table-cell>
          <table:table-cell table:formula="of:=PINTERP([.$A$15:.$A$205];[.$C$15:.$C$205];([.BL$6]+[.$E76]))*1000" office:value-type="float" office:value="602.531819259966" calcext:value-type="float">
            <text:p>603</text:p>
          </table:table-cell>
          <table:table-cell table:formula="of:=PINTERP([.$A$15:.$A$205];[.$C$15:.$C$205];([.BM$6]+[.$E76]))*1000" office:value-type="float" office:value="602.167751126664" calcext:value-type="float">
            <text:p>602</text:p>
          </table:table-cell>
          <table:table-cell table:formula="of:=PINTERP([.$A$15:.$A$205];[.$C$15:.$C$205];([.BN$6]+[.$E76]))*1000" office:value-type="float" office:value="601.802364800763" calcext:value-type="float">
            <text:p>602</text:p>
          </table:table-cell>
          <table:table-cell table:formula="of:=PINTERP([.$A$15:.$A$205];[.$C$15:.$C$205];([.BO$6]+[.$E76]))*1000" office:value-type="float" office:value="601.435660282262" calcext:value-type="float">
            <text:p>601</text:p>
          </table:table-cell>
          <table:table-cell table:formula="of:=PINTERP([.$A$15:.$A$205];[.$C$15:.$C$205];([.BP$6]+[.$E76]))*1000" office:value-type="float" office:value="601.067637571161" calcext:value-type="float">
            <text:p>601</text:p>
          </table:table-cell>
          <table:table-cell table:formula="of:=PINTERP([.$A$15:.$A$205];[.$C$15:.$C$205];([.BQ$6]+[.$E76]))*1000" office:value-type="float" office:value="600.698296667461" calcext:value-type="float">
            <text:p>601</text:p>
          </table:table-cell>
          <table:table-cell table:formula="of:=PINTERP([.$A$15:.$A$205];[.$C$15:.$C$205];([.BR$6]+[.$E76]))*1000" office:value-type="float" office:value="600.327637571165" calcext:value-type="float">
            <text:p>600</text:p>
          </table:table-cell>
          <table:table-cell table:style-name="ce17" table:formula="of:=PINTERP([.$A$15:.$A$205];[.$C$15:.$C$205];([.BS$6]+[.$E76]))*1000" office:value-type="float" office:value="599.955660282265" calcext:value-type="float">
            <text:p>600</text:p>
          </table:table-cell>
          <table:table-cell table:style-name="ce17"/>
          <table:table-cell table:style-name="ce10" office:value-type="float" office:value="13.6" calcext:value-type="float">
            <text:p>13,6</text:p>
          </table:table-cell>
          <table:table-cell table:formula="of:=[.AZ76]-(2^8)*2" office:value-type="float" office:value="94.6624221453288" calcext:value-type="float">
            <text:p>95</text:p>
          </table:table-cell>
          <table:table-cell table:formula="of:=[.BA76]-(2^8)*2" office:value-type="float" office:value="94.3818187716264" calcext:value-type="float">
            <text:p>94</text:p>
          </table:table-cell>
          <table:table-cell table:formula="of:=[.BB76]-(2^8)*2" office:value-type="float" office:value="94.1000000000001" calcext:value-type="float">
            <text:p>94</text:p>
          </table:table-cell>
          <table:table-cell table:formula="of:=[.BC76]-(2^8)*2" office:value-type="float" office:value="93.7491137926949" calcext:value-type="float">
            <text:p>94</text:p>
          </table:table-cell>
          <table:table-cell table:formula="of:=[.BD76]-(2^8)*2" office:value-type="float" office:value="93.3969093927896" calcext:value-type="float">
            <text:p>93</text:p>
          </table:table-cell>
          <table:table-cell table:formula="of:=[.BE76]-(2^8)*2" office:value-type="float" office:value="93.0433868002846" calcext:value-type="float">
            <text:p>93</text:p>
          </table:table-cell>
          <table:table-cell table:formula="of:=[.BF76]-(2^8)*2" office:value-type="float" office:value="92.6885460151806" calcext:value-type="float">
            <text:p>93</text:p>
          </table:table-cell>
          <table:table-cell table:formula="of:=[.BG76]-(2^8)*2" office:value-type="float" office:value="92.33238703748" calcext:value-type="float">
            <text:p>92</text:p>
          </table:table-cell>
          <table:table-cell table:formula="of:=[.BH76]-(2^8)*2" office:value-type="float" office:value="91.9749098671763" calcext:value-type="float">
            <text:p>92</text:p>
          </table:table-cell>
          <table:table-cell table:formula="of:=[.BI76]-(2^8)*2" office:value-type="float" office:value="91.6161145042734" calcext:value-type="float">
            <text:p>92</text:p>
          </table:table-cell>
          <table:table-cell table:style-name="ce15" table:formula="of:=[.BJ76]-(2^8)*2" office:value-type="float" office:value="91.2560009487702" calcext:value-type="float">
            <text:p>91</text:p>
          </table:table-cell>
          <table:table-cell table:style-name="ce15" table:formula="of:=[.BK76]-(2^8)*2" office:value-type="float" office:value="90.8945692006676" calcext:value-type="float">
            <text:p>91</text:p>
          </table:table-cell>
          <table:table-cell table:style-name="ce15" table:formula="of:=[.BL76]-(2^8)*2" office:value-type="float" office:value="90.5318192599659" calcext:value-type="float">
            <text:p>91</text:p>
          </table:table-cell>
          <table:table-cell table:style-name="ce15" table:formula="of:=[.BM76]-(2^8)*2" office:value-type="float" office:value="90.1677511266639" calcext:value-type="float">
            <text:p>90</text:p>
          </table:table-cell>
          <table:table-cell table:style-name="ce15" table:formula="of:=[.BN76]-(2^8)*2" office:value-type="float" office:value="89.802364800763" calcext:value-type="float">
            <text:p>90</text:p>
          </table:table-cell>
          <table:table-cell table:style-name="ce15" table:formula="of:=[.BO76]-(2^8)*2" office:value-type="float" office:value="89.4356602822618" calcext:value-type="float">
            <text:p>89</text:p>
          </table:table-cell>
          <table:table-cell table:style-name="ce15" table:formula="of:=[.BP76]-(2^8)*2" office:value-type="float" office:value="89.0676375711611" calcext:value-type="float">
            <text:p>89</text:p>
          </table:table-cell>
          <table:table-cell table:style-name="ce15" table:formula="of:=[.BQ76]-(2^8)*2" office:value-type="float" office:value="88.6982966674612" calcext:value-type="float">
            <text:p>89</text:p>
          </table:table-cell>
          <table:table-cell table:style-name="ce15" table:formula="of:=[.BR76]-(2^8)*2" office:value-type="float" office:value="88.3276375711649" calcext:value-type="float">
            <text:p>88</text:p>
          </table:table-cell>
          <table:table-cell table:style-name="ce15" table:formula="of:=[.BS76]-(2^8)*2" office:value-type="float" office:value="87.9556602822653" calcext:value-type="float">
            <text:p>88</text:p>
          </table:table-cell>
        </table:table-row>
        <table:table-row table:style-name="ro2">
          <table:table-cell office:value-type="float" office:value="80.491" calcext:value-type="float">
            <text:p>80,491</text:p>
          </table:table-cell>
          <table:table-cell office:value-type="percentage" office:value="0.7196" calcext:value-type="percentage">
            <text:p>71,96%</text:p>
          </table:table-cell>
          <table:table-cell office:value-type="percentage" office:value="0.8598" calcext:value-type="percentage">
            <text:p>85,98%</text:p>
          </table:table-cell>
          <table:table-cell/>
          <table:table-cell office:value-type="float" office:value="13.8" calcext:value-type="float">
            <text:p>13,8</text:p>
          </table:table-cell>
          <table:table-cell table:formula="of:=PINTERP([.$A$15:.$A$205];[.$B$15:.$B$205];([.F$6]+[.$E77]))*1000" office:value-type="float" office:value="120.698049098672" calcext:value-type="float">
            <text:p>121</text:p>
          </table:table-cell>
          <table:table-cell table:formula="of:=PINTERP([.$A$15:.$A$205];[.$B$15:.$B$205];([.G$6]+[.$E77]))*1000" office:value-type="float" office:value="120.490797507511" calcext:value-type="float">
            <text:p>120</text:p>
          </table:table-cell>
          <table:table-cell table:formula="of:=PINTERP([.$A$15:.$A$205];[.$B$15:.$B$205];([.H$6]+[.$E77]))*1000" office:value-type="float" office:value="120.283378795066" calcext:value-type="float">
            <text:p>120</text:p>
          </table:table-cell>
          <table:table-cell table:formula="of:=PINTERP([.$A$15:.$A$205];[.$B$15:.$B$205];([.I$6]+[.$E77]))*1000" office:value-type="float" office:value="120.075792961338" calcext:value-type="float">
            <text:p>120</text:p>
          </table:table-cell>
          <table:table-cell table:formula="of:=PINTERP([.$A$15:.$A$205];[.$B$15:.$B$205];([.J$6]+[.$E77]))*1000" office:value-type="float" office:value="119.868040006325" calcext:value-type="float">
            <text:p>120</text:p>
          </table:table-cell>
          <table:table-cell table:formula="of:=PINTERP([.$A$15:.$A$205];[.$B$15:.$B$205];([.K$6]+[.$E77]))*1000" office:value-type="float" office:value="119.660119930028" calcext:value-type="float">
            <text:p>120</text:p>
          </table:table-cell>
          <table:table-cell table:formula="of:=PINTERP([.$A$15:.$A$205];[.$B$15:.$B$205];([.L$6]+[.$E77]))*1000" office:value-type="float" office:value="119.452032732448" calcext:value-type="float">
            <text:p>119</text:p>
          </table:table-cell>
          <table:table-cell table:formula="of:=PINTERP([.$A$15:.$A$205];[.$B$15:.$B$205];([.M$6]+[.$E77]))*1000" office:value-type="float" office:value="119.243778413585" calcext:value-type="float">
            <text:p>119</text:p>
          </table:table-cell>
          <table:table-cell table:formula="of:=PINTERP([.$A$15:.$A$205];[.$B$15:.$B$205];([.N$6]+[.$E77]))*1000" office:value-type="float" office:value="119.035356973436" calcext:value-type="float">
            <text:p>119</text:p>
          </table:table-cell>
          <table:table-cell table:formula="of:=PINTERP([.$A$15:.$A$205];[.$B$15:.$B$205];([.O$6]+[.$E77]))*1000" office:value-type="float" office:value="118.826768412004" calcext:value-type="float">
            <text:p>119</text:p>
          </table:table-cell>
          <table:table-cell table:formula="of:=PINTERP([.$A$15:.$A$205];[.$B$15:.$B$205];([.P$6]+[.$E77]))*1000" office:value-type="float" office:value="118.618012729287" calcext:value-type="float">
            <text:p>119</text:p>
          </table:table-cell>
          <table:table-cell table:formula="of:=PINTERP([.$A$15:.$A$205];[.$B$15:.$B$205];([.Q$6]+[.$E77]))*1000" office:value-type="float" office:value="118.409089925287" calcext:value-type="float">
            <text:p>118</text:p>
          </table:table-cell>
          <table:table-cell table:formula="of:=PINTERP([.$A$15:.$A$205];[.$B$15:.$B$205];([.R$6]+[.$E77]))*1000" office:value-type="float" office:value="118.200000000002" calcext:value-type="float">
            <text:p>118</text:p>
          </table:table-cell>
          <table:table-cell table:formula="of:=PINTERP([.$A$15:.$A$205];[.$B$15:.$B$205];([.S$6]+[.$E77]))*1000" office:value-type="float" office:value="118.000536662584" calcext:value-type="float">
            <text:p>118</text:p>
          </table:table-cell>
          <table:table-cell table:formula="of:=PINTERP([.$A$15:.$A$205];[.$B$15:.$B$205];([.T$6]+[.$E77]))*1000" office:value-type="float" office:value="117.801643540483" calcext:value-type="float">
            <text:p>118</text:p>
          </table:table-cell>
          <table:table-cell table:formula="of:=PINTERP([.$A$15:.$A$205];[.$B$15:.$B$205];([.U$6]+[.$E77]))*1000" office:value-type="float" office:value="117.603320633701" calcext:value-type="float">
            <text:p>118</text:p>
          </table:table-cell>
          <table:table-cell table:formula="of:=PINTERP([.$A$15:.$A$205];[.$B$15:.$B$205];([.V$6]+[.$E77]))*1000" office:value-type="float" office:value="117.405567942234" calcext:value-type="float">
            <text:p>117</text:p>
          </table:table-cell>
          <table:table-cell table:formula="of:=PINTERP([.$A$15:.$A$205];[.$B$15:.$B$205];([.W$6]+[.$E77]))*1000" office:value-type="float" office:value="117.208385466086" calcext:value-type="float">
            <text:p>117</text:p>
          </table:table-cell>
          <table:table-cell table:formula="of:=PINTERP([.$A$15:.$A$205];[.$B$15:.$B$205];([.X$6]+[.$E77]))*1000" office:value-type="float" office:value="117.011773205254" calcext:value-type="float">
            <text:p>117</text:p>
          </table:table-cell>
          <table:table-cell table:formula="of:=PINTERP([.$A$15:.$A$205];[.$B$15:.$B$205];([.Y$6]+[.$E77]))*1000" office:value-type="float" office:value="116.815731159739" calcext:value-type="float">
            <text:p>117</text:p>
          </table:table-cell>
          <table:table-cell/>
          <table:table-cell office:value-type="float" office:value="13.8" calcext:value-type="float">
            <text:p>13,8</text:p>
          </table:table-cell>
          <table:table-cell/>
          <table:table-cell table:formula="of:=[.F77]-(2^8)*0" office:value-type="float" office:value="120.698049098672" calcext:value-type="float">
            <text:p>121</text:p>
          </table:table-cell>
          <table:table-cell table:formula="of:=[.G77]-(2^8)*0" office:value-type="float" office:value="120.490797507511" calcext:value-type="float">
            <text:p>120</text:p>
          </table:table-cell>
          <table:table-cell table:formula="of:=[.H77]-(2^8)*0" office:value-type="float" office:value="120.283378795066" calcext:value-type="float">
            <text:p>120</text:p>
          </table:table-cell>
          <table:table-cell table:formula="of:=[.I77]-(2^8)*0" office:value-type="float" office:value="120.075792961338" calcext:value-type="float">
            <text:p>120</text:p>
          </table:table-cell>
          <table:table-cell table:formula="of:=[.J77]-(2^8)*0" office:value-type="float" office:value="119.868040006325" calcext:value-type="float">
            <text:p>120</text:p>
          </table:table-cell>
          <table:table-cell table:formula="of:=[.K77]-(2^8)*0" office:value-type="float" office:value="119.660119930028" calcext:value-type="float">
            <text:p>120</text:p>
          </table:table-cell>
          <table:table-cell table:formula="of:=[.L77]-(2^8)*0" office:value-type="float" office:value="119.452032732448" calcext:value-type="float">
            <text:p>119</text:p>
          </table:table-cell>
          <table:table-cell table:formula="of:=[.M77]-(2^8)*0" office:value-type="float" office:value="119.243778413585" calcext:value-type="float">
            <text:p>119</text:p>
          </table:table-cell>
          <table:table-cell table:formula="of:=[.N77]-(2^8)*0" office:value-type="float" office:value="119.035356973436" calcext:value-type="float">
            <text:p>119</text:p>
          </table:table-cell>
          <table:table-cell table:formula="of:=[.O77]-(2^8)*0" office:value-type="float" office:value="118.826768412004" calcext:value-type="float">
            <text:p>119</text:p>
          </table:table-cell>
          <table:table-cell table:formula="of:=[.P77]-(2^8)*0" office:value-type="float" office:value="118.618012729287" calcext:value-type="float">
            <text:p>119</text:p>
          </table:table-cell>
          <table:table-cell table:formula="of:=[.Q77]-(2^8)*0" office:value-type="float" office:value="118.409089925287" calcext:value-type="float">
            <text:p>118</text:p>
          </table:table-cell>
          <table:table-cell table:formula="of:=[.R77]-(2^8)*0" office:value-type="float" office:value="118.200000000002" calcext:value-type="float">
            <text:p>118</text:p>
          </table:table-cell>
          <table:table-cell table:formula="of:=[.S77]-(2^8)*0" office:value-type="float" office:value="118.000536662584" calcext:value-type="float">
            <text:p>118</text:p>
          </table:table-cell>
          <table:table-cell table:formula="of:=[.T77]-(2^8)*0" office:value-type="float" office:value="117.801643540483" calcext:value-type="float">
            <text:p>118</text:p>
          </table:table-cell>
          <table:table-cell table:formula="of:=[.U77]-(2^8)*0" office:value-type="float" office:value="117.603320633701" calcext:value-type="float">
            <text:p>118</text:p>
          </table:table-cell>
          <table:table-cell table:formula="of:=[.V77]-(2^8)*0" office:value-type="float" office:value="117.405567942234" calcext:value-type="float">
            <text:p>117</text:p>
          </table:table-cell>
          <table:table-cell table:formula="of:=[.W77]-(2^8)*0" office:value-type="float" office:value="117.208385466086" calcext:value-type="float">
            <text:p>117</text:p>
          </table:table-cell>
          <table:table-cell table:formula="of:=[.X77]-(2^8)*0" office:value-type="float" office:value="117.011773205254" calcext:value-type="float">
            <text:p>117</text:p>
          </table:table-cell>
          <table:table-cell table:formula="of:=[.Y77]-(2^8)*0" office:value-type="float" office:value="116.815731159739" calcext:value-type="float">
            <text:p>117</text:p>
          </table:table-cell>
          <table:table-cell/>
          <table:table-cell table:style-name="ce10" office:value-type="float" office:value="13.8" calcext:value-type="float">
            <text:p>13,8</text:p>
          </table:table-cell>
          <table:table-cell table:style-name="ce10"/>
          <table:table-cell table:formula="of:=PINTERP([.$A$15:.$A$205];[.$C$15:.$C$205];([.AZ$6]+[.$E77]))*1000" office:value-type="float" office:value="599.582364800759" calcext:value-type="float">
            <text:p>600</text:p>
          </table:table-cell>
          <table:table-cell table:formula="of:=PINTERP([.$A$15:.$A$205];[.$C$15:.$C$205];([.BA$6]+[.$E77]))*1000" office:value-type="float" office:value="599.20775112666" calcext:value-type="float">
            <text:p>599</text:p>
          </table:table-cell>
          <table:table-cell table:formula="of:=PINTERP([.$A$15:.$A$205];[.$C$15:.$C$205];([.BB$6]+[.$E77]))*1000" office:value-type="float" office:value="598.831819259962" calcext:value-type="float">
            <text:p>599</text:p>
          </table:table-cell>
          <table:table-cell table:formula="of:=PINTERP([.$A$15:.$A$205];[.$C$15:.$C$205];([.BC$6]+[.$E77]))*1000" office:value-type="float" office:value="598.454569200664" calcext:value-type="float">
            <text:p>598</text:p>
          </table:table-cell>
          <table:table-cell table:formula="of:=PINTERP([.$A$15:.$A$205];[.$C$15:.$C$205];([.BD$6]+[.$E77]))*1000" office:value-type="float" office:value="598.076000948767" calcext:value-type="float">
            <text:p>598</text:p>
          </table:table-cell>
          <table:table-cell table:formula="of:=PINTERP([.$A$15:.$A$205];[.$C$15:.$C$205];([.BE$6]+[.$E77]))*1000" office:value-type="float" office:value="597.696114504269" calcext:value-type="float">
            <text:p>598</text:p>
          </table:table-cell>
          <table:table-cell table:formula="of:=PINTERP([.$A$15:.$A$205];[.$C$15:.$C$205];([.BF$6]+[.$E77]))*1000" office:value-type="float" office:value="597.314909867173" calcext:value-type="float">
            <text:p>597</text:p>
          </table:table-cell>
          <table:table-cell table:formula="of:=PINTERP([.$A$15:.$A$205];[.$C$15:.$C$205];([.BG$6]+[.$E77]))*1000" office:value-type="float" office:value="596.93238703748" calcext:value-type="float">
            <text:p>597</text:p>
          </table:table-cell>
          <table:table-cell table:formula="of:=PINTERP([.$A$15:.$A$205];[.$C$15:.$C$205];([.BH$6]+[.$E77]))*1000" office:value-type="float" office:value="596.548546015184" calcext:value-type="float">
            <text:p>597</text:p>
          </table:table-cell>
          <table:table-cell table:formula="of:=PINTERP([.$A$15:.$A$205];[.$C$15:.$C$205];([.BI$6]+[.$E77]))*1000" office:value-type="float" office:value="596.163386800288" calcext:value-type="float">
            <text:p>596</text:p>
          </table:table-cell>
          <table:table-cell table:formula="of:=PINTERP([.$A$15:.$A$205];[.$C$15:.$C$205];([.BJ$6]+[.$E77]))*1000" office:value-type="float" office:value="595.776909392793" calcext:value-type="float">
            <text:p>596</text:p>
          </table:table-cell>
          <table:table-cell table:formula="of:=PINTERP([.$A$15:.$A$205];[.$C$15:.$C$205];([.BK$6]+[.$E77]))*1000" office:value-type="float" office:value="595.389113792698" calcext:value-type="float">
            <text:p>595</text:p>
          </table:table-cell>
          <table:table-cell table:formula="of:=PINTERP([.$A$15:.$A$205];[.$C$15:.$C$205];([.BL$6]+[.$E77]))*1000" office:value-type="float" office:value="595.000000000004" calcext:value-type="float">
            <text:p>595</text:p>
          </table:table-cell>
          <table:table-cell table:formula="of:=PINTERP([.$A$15:.$A$205];[.$C$15:.$C$205];([.BM$6]+[.$E77]))*1000" office:value-type="float" office:value="594.645523386441" calcext:value-type="float">
            <text:p>595</text:p>
          </table:table-cell>
          <table:table-cell table:formula="of:=PINTERP([.$A$15:.$A$205];[.$C$15:.$C$205];([.BN$6]+[.$E77]))*1000" office:value-type="float" office:value="594.291537199561" calcext:value-type="float">
            <text:p>594</text:p>
          </table:table-cell>
          <table:table-cell table:formula="of:=PINTERP([.$A$15:.$A$205];[.$C$15:.$C$205];([.BO$6]+[.$E77]))*1000" office:value-type="float" office:value="593.938041439361" calcext:value-type="float">
            <text:p>594</text:p>
          </table:table-cell>
          <table:table-cell table:formula="of:=PINTERP([.$A$15:.$A$205];[.$C$15:.$C$205];([.BP$6]+[.$E77]))*1000" office:value-type="float" office:value="593.585036105843" calcext:value-type="float">
            <text:p>594</text:p>
          </table:table-cell>
          <table:table-cell table:formula="of:=PINTERP([.$A$15:.$A$205];[.$C$15:.$C$205];([.BQ$6]+[.$E77]))*1000" office:value-type="float" office:value="593.232521199007" calcext:value-type="float">
            <text:p>593</text:p>
          </table:table-cell>
          <table:table-cell table:formula="of:=PINTERP([.$A$15:.$A$205];[.$C$15:.$C$205];([.BR$6]+[.$E77]))*1000" office:value-type="float" office:value="592.880496718856" calcext:value-type="float">
            <text:p>593</text:p>
          </table:table-cell>
          <table:table-cell table:style-name="ce17" table:formula="of:=PINTERP([.$A$15:.$A$205];[.$C$15:.$C$205];([.BS$6]+[.$E77]))*1000" office:value-type="float" office:value="592.528962665382" calcext:value-type="float">
            <text:p>593</text:p>
          </table:table-cell>
          <table:table-cell table:style-name="ce17"/>
          <table:table-cell table:style-name="ce10" office:value-type="float" office:value="13.8" calcext:value-type="float">
            <text:p>13,8</text:p>
          </table:table-cell>
          <table:table-cell table:formula="of:=[.AZ77]-(2^8)*2" office:value-type="float" office:value="87.5823648007588" calcext:value-type="float">
            <text:p>88</text:p>
          </table:table-cell>
          <table:table-cell table:formula="of:=[.BA77]-(2^8)*2" office:value-type="float" office:value="87.2077511266604" calcext:value-type="float">
            <text:p>87</text:p>
          </table:table-cell>
          <table:table-cell table:formula="of:=[.BB77]-(2^8)*2" office:value-type="float" office:value="86.8318192599619" calcext:value-type="float">
            <text:p>87</text:p>
          </table:table-cell>
          <table:table-cell table:formula="of:=[.BC77]-(2^8)*2" office:value-type="float" office:value="86.4545692006643" calcext:value-type="float">
            <text:p>86</text:p>
          </table:table-cell>
          <table:table-cell table:formula="of:=[.BD77]-(2^8)*2" office:value-type="float" office:value="86.0760009487667" calcext:value-type="float">
            <text:p>86</text:p>
          </table:table-cell>
          <table:table-cell table:formula="of:=[.BE77]-(2^8)*2" office:value-type="float" office:value="85.6961145042693" calcext:value-type="float">
            <text:p>86</text:p>
          </table:table-cell>
          <table:table-cell table:formula="of:=[.BF77]-(2^8)*2" office:value-type="float" office:value="85.3149098671728" calcext:value-type="float">
            <text:p>85</text:p>
          </table:table-cell>
          <table:table-cell table:formula="of:=[.BG77]-(2^8)*2" office:value-type="float" office:value="84.93238703748" calcext:value-type="float">
            <text:p>85</text:p>
          </table:table-cell>
          <table:table-cell table:formula="of:=[.BH77]-(2^8)*2" office:value-type="float" office:value="84.5485460151839" calcext:value-type="float">
            <text:p>85</text:p>
          </table:table-cell>
          <table:table-cell table:formula="of:=[.BI77]-(2^8)*2" office:value-type="float" office:value="84.1633868002884" calcext:value-type="float">
            <text:p>84</text:p>
          </table:table-cell>
          <table:table-cell table:style-name="ce15" table:formula="of:=[.BJ77]-(2^8)*2" office:value-type="float" office:value="83.7769093927931" calcext:value-type="float">
            <text:p>84</text:p>
          </table:table-cell>
          <table:table-cell table:style-name="ce15" table:formula="of:=[.BK77]-(2^8)*2" office:value-type="float" office:value="83.3891137926981" calcext:value-type="float">
            <text:p>83</text:p>
          </table:table-cell>
          <table:table-cell table:style-name="ce15" table:formula="of:=[.BL77]-(2^8)*2" office:value-type="float" office:value="83.0000000000039" calcext:value-type="float">
            <text:p>83</text:p>
          </table:table-cell>
          <table:table-cell table:style-name="ce15" table:formula="of:=[.BM77]-(2^8)*2" office:value-type="float" office:value="82.6455233864413" calcext:value-type="float">
            <text:p>83</text:p>
          </table:table-cell>
          <table:table-cell table:style-name="ce15" table:formula="of:=[.BN77]-(2^8)*2" office:value-type="float" office:value="82.2915371995608" calcext:value-type="float">
            <text:p>82</text:p>
          </table:table-cell>
          <table:table-cell table:style-name="ce15" table:formula="of:=[.BO77]-(2^8)*2" office:value-type="float" office:value="81.9380414393614" calcext:value-type="float">
            <text:p>82</text:p>
          </table:table-cell>
          <table:table-cell table:style-name="ce15" table:formula="of:=[.BP77]-(2^8)*2" office:value-type="float" office:value="81.5850361058434" calcext:value-type="float">
            <text:p>82</text:p>
          </table:table-cell>
          <table:table-cell table:style-name="ce15" table:formula="of:=[.BQ77]-(2^8)*2" office:value-type="float" office:value="81.2325211990072" calcext:value-type="float">
            <text:p>81</text:p>
          </table:table-cell>
          <table:table-cell table:style-name="ce15" table:formula="of:=[.BR77]-(2^8)*2" office:value-type="float" office:value="80.8804967188557" calcext:value-type="float">
            <text:p>81</text:p>
          </table:table-cell>
          <table:table-cell table:style-name="ce15" table:formula="of:=[.BS77]-(2^8)*2" office:value-type="float" office:value="80.528962665382" calcext:value-type="float">
            <text:p>81</text:p>
          </table:table-cell>
        </table:table-row>
        <table:table-row table:style-name="ro2">
          <table:table-cell office:value-type="float" office:value="80.541" calcext:value-type="float">
            <text:p>80,541</text:p>
          </table:table-cell>
          <table:table-cell office:value-type="percentage" office:value="0.715" calcext:value-type="percentage">
            <text:p>71,50%</text:p>
          </table:table-cell>
          <table:table-cell office:value-type="percentage" office:value="0.8589" calcext:value-type="percentage">
            <text:p>85,89%</text:p>
          </table:table-cell>
          <table:table-cell/>
          <table:table-cell office:value-type="float" office:value="14" calcext:value-type="float">
            <text:p>14,0</text:p>
          </table:table-cell>
          <table:table-cell table:formula="of:=PINTERP([.$A$15:.$A$205];[.$B$15:.$B$205];([.F$6]+[.$E78]))*1000" office:value-type="float" office:value="116.620259329538" calcext:value-type="float">
            <text:p>117</text:p>
          </table:table-cell>
          <table:table-cell table:formula="of:=PINTERP([.$A$15:.$A$205];[.$B$15:.$B$205];([.G$6]+[.$E78]))*1000" office:value-type="float" office:value="116.425357714658" calcext:value-type="float">
            <text:p>116</text:p>
          </table:table-cell>
          <table:table-cell table:formula="of:=PINTERP([.$A$15:.$A$205];[.$B$15:.$B$205];([.H$6]+[.$E78]))*1000" office:value-type="float" office:value="116.231026315096" calcext:value-type="float">
            <text:p>116</text:p>
          </table:table-cell>
          <table:table-cell table:formula="of:=PINTERP([.$A$15:.$A$205];[.$B$15:.$B$205];([.I$6]+[.$E78]))*1000" office:value-type="float" office:value="116.037265130851" calcext:value-type="float">
            <text:p>116</text:p>
          </table:table-cell>
          <table:table-cell table:formula="of:=PINTERP([.$A$15:.$A$205];[.$B$15:.$B$205];([.J$6]+[.$E78]))*1000" office:value-type="float" office:value="115.844074161923" calcext:value-type="float">
            <text:p>116</text:p>
          </table:table-cell>
          <table:table-cell table:formula="of:=PINTERP([.$A$15:.$A$205];[.$B$15:.$B$205];([.K$6]+[.$E78]))*1000" office:value-type="float" office:value="115.651453408312" calcext:value-type="float">
            <text:p>116</text:p>
          </table:table-cell>
          <table:table-cell table:formula="of:=PINTERP([.$A$15:.$A$205];[.$B$15:.$B$205];([.L$6]+[.$E78]))*1000" office:value-type="float" office:value="115.459402870019" calcext:value-type="float">
            <text:p>115</text:p>
          </table:table-cell>
          <table:table-cell table:formula="of:=PINTERP([.$A$15:.$A$205];[.$B$15:.$B$205];([.M$6]+[.$E78]))*1000" office:value-type="float" office:value="115.267922547045" calcext:value-type="float">
            <text:p>115</text:p>
          </table:table-cell>
          <table:table-cell table:formula="of:=PINTERP([.$A$15:.$A$205];[.$B$15:.$B$205];([.N$6]+[.$E78]))*1000" office:value-type="float" office:value="115.077012439386" calcext:value-type="float">
            <text:p>115</text:p>
          </table:table-cell>
          <table:table-cell table:formula="of:=PINTERP([.$A$15:.$A$205];[.$B$15:.$B$205];([.O$6]+[.$E78]))*1000" office:value-type="float" office:value="114.886672547045" calcext:value-type="float">
            <text:p>115</text:p>
          </table:table-cell>
          <table:table-cell table:formula="of:=PINTERP([.$A$15:.$A$205];[.$B$15:.$B$205];([.P$6]+[.$E78]))*1000" office:value-type="float" office:value="114.696902870021" calcext:value-type="float">
            <text:p>115</text:p>
          </table:table-cell>
          <table:table-cell table:formula="of:=PINTERP([.$A$15:.$A$205];[.$B$15:.$B$205];([.Q$6]+[.$E78]))*1000" office:value-type="float" office:value="114.507703408314" calcext:value-type="float">
            <text:p>115</text:p>
          </table:table-cell>
          <table:table-cell table:formula="of:=PINTERP([.$A$15:.$A$205];[.$B$15:.$B$205];([.R$6]+[.$E78]))*1000" office:value-type="float" office:value="114.319074161925" calcext:value-type="float">
            <text:p>114</text:p>
          </table:table-cell>
          <table:table-cell table:formula="of:=PINTERP([.$A$15:.$A$205];[.$B$15:.$B$205];([.S$6]+[.$E78]))*1000" office:value-type="float" office:value="114.131015130853" calcext:value-type="float">
            <text:p>114</text:p>
          </table:table-cell>
          <table:table-cell table:formula="of:=PINTERP([.$A$15:.$A$205];[.$B$15:.$B$205];([.T$6]+[.$E78]))*1000" office:value-type="float" office:value="113.943526315098" calcext:value-type="float">
            <text:p>114</text:p>
          </table:table-cell>
          <table:table-cell table:formula="of:=PINTERP([.$A$15:.$A$205];[.$B$15:.$B$205];([.U$6]+[.$E78]))*1000" office:value-type="float" office:value="113.756607714662" calcext:value-type="float">
            <text:p>114</text:p>
          </table:table-cell>
          <table:table-cell table:formula="of:=PINTERP([.$A$15:.$A$205];[.$B$15:.$B$205];([.V$6]+[.$E78]))*1000" office:value-type="float" office:value="113.570259329542" calcext:value-type="float">
            <text:p>114</text:p>
          </table:table-cell>
          <table:table-cell table:formula="of:=PINTERP([.$A$15:.$A$205];[.$B$15:.$B$205];([.W$6]+[.$E78]))*1000" office:value-type="float" office:value="113.384481159739" calcext:value-type="float">
            <text:p>113</text:p>
          </table:table-cell>
          <table:table-cell table:formula="of:=PINTERP([.$A$15:.$A$205];[.$B$15:.$B$205];([.X$6]+[.$E78]))*1000" office:value-type="float" office:value="113.199273205254" calcext:value-type="float">
            <text:p>113</text:p>
          </table:table-cell>
          <table:table-cell table:formula="of:=PINTERP([.$A$15:.$A$205];[.$B$15:.$B$205];([.Y$6]+[.$E78]))*1000" office:value-type="float" office:value="113.014635466085" calcext:value-type="float">
            <text:p>113</text:p>
          </table:table-cell>
          <table:table-cell/>
          <table:table-cell office:value-type="float" office:value="14" calcext:value-type="float">
            <text:p>14,0</text:p>
          </table:table-cell>
          <table:table-cell/>
          <table:table-cell table:formula="of:=[.F78]-(2^8)*0" office:value-type="float" office:value="116.620259329538" calcext:value-type="float">
            <text:p>117</text:p>
          </table:table-cell>
          <table:table-cell table:formula="of:=[.G78]-(2^8)*0" office:value-type="float" office:value="116.425357714658" calcext:value-type="float">
            <text:p>116</text:p>
          </table:table-cell>
          <table:table-cell table:formula="of:=[.H78]-(2^8)*0" office:value-type="float" office:value="116.231026315096" calcext:value-type="float">
            <text:p>116</text:p>
          </table:table-cell>
          <table:table-cell table:formula="of:=[.I78]-(2^8)*0" office:value-type="float" office:value="116.037265130851" calcext:value-type="float">
            <text:p>116</text:p>
          </table:table-cell>
          <table:table-cell table:formula="of:=[.J78]-(2^8)*0" office:value-type="float" office:value="115.844074161923" calcext:value-type="float">
            <text:p>116</text:p>
          </table:table-cell>
          <table:table-cell table:formula="of:=[.K78]-(2^8)*0" office:value-type="float" office:value="115.651453408312" calcext:value-type="float">
            <text:p>116</text:p>
          </table:table-cell>
          <table:table-cell table:formula="of:=[.L78]-(2^8)*0" office:value-type="float" office:value="115.459402870019" calcext:value-type="float">
            <text:p>115</text:p>
          </table:table-cell>
          <table:table-cell table:formula="of:=[.M78]-(2^8)*0" office:value-type="float" office:value="115.267922547045" calcext:value-type="float">
            <text:p>115</text:p>
          </table:table-cell>
          <table:table-cell table:formula="of:=[.N78]-(2^8)*0" office:value-type="float" office:value="115.077012439386" calcext:value-type="float">
            <text:p>115</text:p>
          </table:table-cell>
          <table:table-cell table:formula="of:=[.O78]-(2^8)*0" office:value-type="float" office:value="114.886672547045" calcext:value-type="float">
            <text:p>115</text:p>
          </table:table-cell>
          <table:table-cell table:formula="of:=[.P78]-(2^8)*0" office:value-type="float" office:value="114.696902870021" calcext:value-type="float">
            <text:p>115</text:p>
          </table:table-cell>
          <table:table-cell table:formula="of:=[.Q78]-(2^8)*0" office:value-type="float" office:value="114.507703408314" calcext:value-type="float">
            <text:p>115</text:p>
          </table:table-cell>
          <table:table-cell table:formula="of:=[.R78]-(2^8)*0" office:value-type="float" office:value="114.319074161925" calcext:value-type="float">
            <text:p>114</text:p>
          </table:table-cell>
          <table:table-cell table:formula="of:=[.S78]-(2^8)*0" office:value-type="float" office:value="114.131015130853" calcext:value-type="float">
            <text:p>114</text:p>
          </table:table-cell>
          <table:table-cell table:formula="of:=[.T78]-(2^8)*0" office:value-type="float" office:value="113.943526315098" calcext:value-type="float">
            <text:p>114</text:p>
          </table:table-cell>
          <table:table-cell table:formula="of:=[.U78]-(2^8)*0" office:value-type="float" office:value="113.756607714662" calcext:value-type="float">
            <text:p>114</text:p>
          </table:table-cell>
          <table:table-cell table:formula="of:=[.V78]-(2^8)*0" office:value-type="float" office:value="113.570259329542" calcext:value-type="float">
            <text:p>114</text:p>
          </table:table-cell>
          <table:table-cell table:formula="of:=[.W78]-(2^8)*0" office:value-type="float" office:value="113.384481159739" calcext:value-type="float">
            <text:p>113</text:p>
          </table:table-cell>
          <table:table-cell table:formula="of:=[.X78]-(2^8)*0" office:value-type="float" office:value="113.199273205254" calcext:value-type="float">
            <text:p>113</text:p>
          </table:table-cell>
          <table:table-cell table:formula="of:=[.Y78]-(2^8)*0" office:value-type="float" office:value="113.014635466085" calcext:value-type="float">
            <text:p>113</text:p>
          </table:table-cell>
          <table:table-cell/>
          <table:table-cell table:style-name="ce10" office:value-type="float" office:value="14" calcext:value-type="float">
            <text:p>14,0</text:p>
          </table:table-cell>
          <table:table-cell table:style-name="ce10"/>
          <table:table-cell table:formula="of:=PINTERP([.$A$15:.$A$205];[.$C$15:.$C$205];([.AZ$6]+[.$E78]))*1000" office:value-type="float" office:value="592.177919038583" calcext:value-type="float">
            <text:p>592</text:p>
          </table:table-cell>
          <table:table-cell table:formula="of:=PINTERP([.$A$15:.$A$205];[.$C$15:.$C$205];([.BA$6]+[.$E78]))*1000" office:value-type="float" office:value="591.827365838472" calcext:value-type="float">
            <text:p>592</text:p>
          </table:table-cell>
          <table:table-cell table:formula="of:=PINTERP([.$A$15:.$A$205];[.$C$15:.$C$205];([.BB$6]+[.$E78]))*1000" office:value-type="float" office:value="591.477303065043" calcext:value-type="float">
            <text:p>591</text:p>
          </table:table-cell>
          <table:table-cell table:formula="of:=PINTERP([.$A$15:.$A$205];[.$C$15:.$C$205];([.BC$6]+[.$E78]))*1000" office:value-type="float" office:value="591.127730718296" calcext:value-type="float">
            <text:p>591</text:p>
          </table:table-cell>
          <table:table-cell table:formula="of:=PINTERP([.$A$15:.$A$205];[.$C$15:.$C$205];([.BD$6]+[.$E78]))*1000" office:value-type="float" office:value="590.778648798229" calcext:value-type="float">
            <text:p>591</text:p>
          </table:table-cell>
          <table:table-cell table:formula="of:=PINTERP([.$A$15:.$A$205];[.$C$15:.$C$205];([.BE$6]+[.$E78]))*1000" office:value-type="float" office:value="590.430057304844" calcext:value-type="float">
            <text:p>590</text:p>
          </table:table-cell>
          <table:table-cell table:formula="of:=PINTERP([.$A$15:.$A$205];[.$C$15:.$C$205];([.BF$6]+[.$E78]))*1000" office:value-type="float" office:value="590.081956238141" calcext:value-type="float">
            <text:p>590</text:p>
          </table:table-cell>
          <table:table-cell table:formula="of:=PINTERP([.$A$15:.$A$205];[.$C$15:.$C$205];([.BG$6]+[.$E78]))*1000" office:value-type="float" office:value="589.734345598122" calcext:value-type="float">
            <text:p>590</text:p>
          </table:table-cell>
          <table:table-cell table:formula="of:=PINTERP([.$A$15:.$A$205];[.$C$15:.$C$205];([.BH$6]+[.$E78]))*1000" office:value-type="float" office:value="589.387225384781" calcext:value-type="float">
            <text:p>589</text:p>
          </table:table-cell>
          <table:table-cell table:formula="of:=PINTERP([.$A$15:.$A$205];[.$C$15:.$C$205];([.BI$6]+[.$E78]))*1000" office:value-type="float" office:value="589.040595598122" calcext:value-type="float">
            <text:p>589</text:p>
          </table:table-cell>
          <table:table-cell table:formula="of:=PINTERP([.$A$15:.$A$205];[.$C$15:.$C$205];([.BJ$6]+[.$E78]))*1000" office:value-type="float" office:value="588.694456238144" calcext:value-type="float">
            <text:p>589</text:p>
          </table:table-cell>
          <table:table-cell table:formula="of:=PINTERP([.$A$15:.$A$205];[.$C$15:.$C$205];([.BK$6]+[.$E78]))*1000" office:value-type="float" office:value="588.348807304847" calcext:value-type="float">
            <text:p>588</text:p>
          </table:table-cell>
          <table:table-cell table:formula="of:=PINTERP([.$A$15:.$A$205];[.$C$15:.$C$205];([.BL$6]+[.$E78]))*1000" office:value-type="float" office:value="588.003648798233" calcext:value-type="float">
            <text:p>588</text:p>
          </table:table-cell>
          <table:table-cell table:formula="of:=PINTERP([.$A$15:.$A$205];[.$C$15:.$C$205];([.BM$6]+[.$E78]))*1000" office:value-type="float" office:value="587.658980718299" calcext:value-type="float">
            <text:p>588</text:p>
          </table:table-cell>
          <table:table-cell table:formula="of:=PINTERP([.$A$15:.$A$205];[.$C$15:.$C$205];([.BN$6]+[.$E78]))*1000" office:value-type="float" office:value="587.314803065047" calcext:value-type="float">
            <text:p>587</text:p>
          </table:table-cell>
          <table:table-cell table:formula="of:=PINTERP([.$A$15:.$A$205];[.$C$15:.$C$205];([.BO$6]+[.$E78]))*1000" office:value-type="float" office:value="586.971115838476" calcext:value-type="float">
            <text:p>587</text:p>
          </table:table-cell>
          <table:table-cell table:formula="of:=PINTERP([.$A$15:.$A$205];[.$C$15:.$C$205];([.BP$6]+[.$E78]))*1000" office:value-type="float" office:value="586.627919038587" calcext:value-type="float">
            <text:p>587</text:p>
          </table:table-cell>
          <table:table-cell table:formula="of:=PINTERP([.$A$15:.$A$205];[.$C$15:.$C$205];([.BQ$6]+[.$E78]))*1000" office:value-type="float" office:value="586.285212665379" calcext:value-type="float">
            <text:p>586</text:p>
          </table:table-cell>
          <table:table-cell table:formula="of:=PINTERP([.$A$15:.$A$205];[.$C$15:.$C$205];([.BR$6]+[.$E78]))*1000" office:value-type="float" office:value="585.942996718856" calcext:value-type="float">
            <text:p>586</text:p>
          </table:table-cell>
          <table:table-cell table:style-name="ce17" table:formula="of:=PINTERP([.$A$15:.$A$205];[.$C$15:.$C$205];([.BS$6]+[.$E78]))*1000" office:value-type="float" office:value="585.60127119901" calcext:value-type="float">
            <text:p>586</text:p>
          </table:table-cell>
          <table:table-cell table:style-name="ce17"/>
          <table:table-cell table:style-name="ce10" office:value-type="float" office:value="14" calcext:value-type="float">
            <text:p>14,0</text:p>
          </table:table-cell>
          <table:table-cell table:formula="of:=[.AZ78]-(2^8)*2" office:value-type="float" office:value="80.1779190385828" calcext:value-type="float">
            <text:p>80</text:p>
          </table:table-cell>
          <table:table-cell table:formula="of:=[.BA78]-(2^8)*2" office:value-type="float" office:value="79.8273658384724" calcext:value-type="float">
            <text:p>80</text:p>
          </table:table-cell>
          <table:table-cell table:formula="of:=[.BB78]-(2^8)*2" office:value-type="float" office:value="79.477303065043" calcext:value-type="float">
            <text:p>79</text:p>
          </table:table-cell>
          <table:table-cell table:formula="of:=[.BC78]-(2^8)*2" office:value-type="float" office:value="79.1277307182955" calcext:value-type="float">
            <text:p>79</text:p>
          </table:table-cell>
          <table:table-cell table:formula="of:=[.BD78]-(2^8)*2" office:value-type="float" office:value="78.7786487982288" calcext:value-type="float">
            <text:p>79</text:p>
          </table:table-cell>
          <table:table-cell table:formula="of:=[.BE78]-(2^8)*2" office:value-type="float" office:value="78.4300573048438" calcext:value-type="float">
            <text:p>78</text:p>
          </table:table-cell>
          <table:table-cell table:formula="of:=[.BF78]-(2^8)*2" office:value-type="float" office:value="78.0819562381405" calcext:value-type="float">
            <text:p>78</text:p>
          </table:table-cell>
          <table:table-cell table:formula="of:=[.BG78]-(2^8)*2" office:value-type="float" office:value="77.7343455981216" calcext:value-type="float">
            <text:p>78</text:p>
          </table:table-cell>
          <table:table-cell table:formula="of:=[.BH78]-(2^8)*2" office:value-type="float" office:value="77.3872253847808" calcext:value-type="float">
            <text:p>77</text:p>
          </table:table-cell>
          <table:table-cell table:formula="of:=[.BI78]-(2^8)*2" office:value-type="float" office:value="77.0405955981219" calcext:value-type="float">
            <text:p>77</text:p>
          </table:table-cell>
          <table:table-cell table:style-name="ce15" table:formula="of:=[.BJ78]-(2^8)*2" office:value-type="float" office:value="76.6944562381439" calcext:value-type="float">
            <text:p>77</text:p>
          </table:table-cell>
          <table:table-cell table:style-name="ce15" table:formula="of:=[.BK78]-(2^8)*2" office:value-type="float" office:value="76.3488073048471" calcext:value-type="float">
            <text:p>76</text:p>
          </table:table-cell>
          <table:table-cell table:style-name="ce15" table:formula="of:=[.BL78]-(2^8)*2" office:value-type="float" office:value="76.0036487982326" calcext:value-type="float">
            <text:p>76</text:p>
          </table:table-cell>
          <table:table-cell table:style-name="ce15" table:formula="of:=[.BM78]-(2^8)*2" office:value-type="float" office:value="75.6589807182987" calcext:value-type="float">
            <text:p>76</text:p>
          </table:table-cell>
          <table:table-cell table:style-name="ce15" table:formula="of:=[.BN78]-(2^8)*2" office:value-type="float" office:value="75.3148030650468" calcext:value-type="float">
            <text:p>75</text:p>
          </table:table-cell>
          <table:table-cell table:style-name="ce15" table:formula="of:=[.BO78]-(2^8)*2" office:value-type="float" office:value="74.9711158384758" calcext:value-type="float">
            <text:p>75</text:p>
          </table:table-cell>
          <table:table-cell table:style-name="ce15" table:formula="of:=[.BP78]-(2^8)*2" office:value-type="float" office:value="74.6279190385865" calcext:value-type="float">
            <text:p>75</text:p>
          </table:table-cell>
          <table:table-cell table:style-name="ce15" table:formula="of:=[.BQ78]-(2^8)*2" office:value-type="float" office:value="74.2852126653789" calcext:value-type="float">
            <text:p>74</text:p>
          </table:table-cell>
          <table:table-cell table:style-name="ce15" table:formula="of:=[.BR78]-(2^8)*2" office:value-type="float" office:value="73.9429967188557" calcext:value-type="float">
            <text:p>74</text:p>
          </table:table-cell>
          <table:table-cell table:style-name="ce15" table:formula="of:=[.BS78]-(2^8)*2" office:value-type="float" office:value="73.6012711990104" calcext:value-type="float">
            <text:p>74</text:p>
          </table:table-cell>
        </table:table-row>
        <table:table-row table:style-name="ro2">
          <table:table-cell office:value-type="float" office:value="80.592" calcext:value-type="float">
            <text:p>80,592</text:p>
          </table:table-cell>
          <table:table-cell office:value-type="percentage" office:value="0.7103" calcext:value-type="percentage">
            <text:p>71,03%</text:p>
          </table:table-cell>
          <table:table-cell office:value-type="percentage" office:value="0.8581" calcext:value-type="percentage">
            <text:p>85,81%</text:p>
          </table:table-cell>
          <table:table-cell/>
          <table:table-cell office:value-type="float" office:value="14.2" calcext:value-type="float">
            <text:p>14,2</text:p>
          </table:table-cell>
          <table:table-cell table:formula="of:=PINTERP([.$A$15:.$A$205];[.$B$15:.$B$205];([.F$6]+[.$E79]))*1000" office:value-type="float" office:value="112.830567942231" calcext:value-type="float">
            <text:p>113</text:p>
          </table:table-cell>
          <table:table-cell table:formula="of:=PINTERP([.$A$15:.$A$205];[.$B$15:.$B$205];([.G$6]+[.$E79]))*1000" office:value-type="float" office:value="112.647070633697" calcext:value-type="float">
            <text:p>113</text:p>
          </table:table-cell>
          <table:table-cell table:formula="of:=PINTERP([.$A$15:.$A$205];[.$B$15:.$B$205];([.H$6]+[.$E79]))*1000" office:value-type="float" office:value="112.464143540481" calcext:value-type="float">
            <text:p>112</text:p>
          </table:table-cell>
          <table:table-cell table:formula="of:=PINTERP([.$A$15:.$A$205];[.$B$15:.$B$205];([.I$6]+[.$E79]))*1000" office:value-type="float" office:value="112.281786662582" calcext:value-type="float">
            <text:p>112</text:p>
          </table:table-cell>
          <table:table-cell table:formula="of:=PINTERP([.$A$15:.$A$205];[.$B$15:.$B$205];([.J$6]+[.$E79]))*1000" office:value-type="float" office:value="112.1" calcext:value-type="float">
            <text:p>112</text:p>
          </table:table-cell>
          <table:table-cell table:formula="of:=PINTERP([.$A$15:.$A$205];[.$B$15:.$B$205];([.K$6]+[.$E79]))*1000" office:value-type="float" office:value="111.931359783497" calcext:value-type="float">
            <text:p>112</text:p>
          </table:table-cell>
          <table:table-cell table:formula="of:=PINTERP([.$A$15:.$A$205];[.$B$15:.$B$205];([.L$6]+[.$E79]))*1000" office:value-type="float" office:value="111.762673611111" calcext:value-type="float">
            <text:p>112</text:p>
          </table:table-cell>
          <table:table-cell table:formula="of:=PINTERP([.$A$15:.$A$205];[.$B$15:.$B$205];([.M$6]+[.$E79]))*1000" office:value-type="float" office:value="111.593941482845" calcext:value-type="float">
            <text:p>112</text:p>
          </table:table-cell>
          <table:table-cell table:formula="of:=PINTERP([.$A$15:.$A$205];[.$B$15:.$B$205];([.N$6]+[.$E79]))*1000" office:value-type="float" office:value="111.425163398694" calcext:value-type="float">
            <text:p>111</text:p>
          </table:table-cell>
          <table:table-cell table:formula="of:=PINTERP([.$A$15:.$A$205];[.$B$15:.$B$205];([.O$6]+[.$E79]))*1000" office:value-type="float" office:value="111.256339358662" calcext:value-type="float">
            <text:p>111</text:p>
          </table:table-cell>
          <table:table-cell table:formula="of:=PINTERP([.$A$15:.$A$205];[.$B$15:.$B$205];([.P$6]+[.$E79]))*1000" office:value-type="float" office:value="111.087469362747" calcext:value-type="float">
            <text:p>111</text:p>
          </table:table-cell>
          <table:table-cell table:formula="of:=PINTERP([.$A$15:.$A$205];[.$B$15:.$B$205];([.Q$6]+[.$E79]))*1000" office:value-type="float" office:value="110.918553410949" calcext:value-type="float">
            <text:p>111</text:p>
          </table:table-cell>
          <table:table-cell table:formula="of:=PINTERP([.$A$15:.$A$205];[.$B$15:.$B$205];([.R$6]+[.$E79]))*1000" office:value-type="float" office:value="110.74959150327" calcext:value-type="float">
            <text:p>111</text:p>
          </table:table-cell>
          <table:table-cell table:formula="of:=PINTERP([.$A$15:.$A$205];[.$B$15:.$B$205];([.S$6]+[.$E79]))*1000" office:value-type="float" office:value="110.580583639708" calcext:value-type="float">
            <text:p>111</text:p>
          </table:table-cell>
          <table:table-cell table:formula="of:=PINTERP([.$A$15:.$A$205];[.$B$15:.$B$205];([.T$6]+[.$E79]))*1000" office:value-type="float" office:value="110.411529820263" calcext:value-type="float">
            <text:p>110</text:p>
          </table:table-cell>
          <table:table-cell table:formula="of:=PINTERP([.$A$15:.$A$205];[.$B$15:.$B$205];([.U$6]+[.$E79]))*1000" office:value-type="float" office:value="110.242430044938" calcext:value-type="float">
            <text:p>110</text:p>
          </table:table-cell>
          <table:table-cell table:formula="of:=PINTERP([.$A$15:.$A$205];[.$B$15:.$B$205];([.V$6]+[.$E79]))*1000" office:value-type="float" office:value="110.073284313729" calcext:value-type="float">
            <text:p>110</text:p>
          </table:table-cell>
          <table:table-cell table:formula="of:=PINTERP([.$A$15:.$A$205];[.$B$15:.$B$205];([.W$6]+[.$E79]))*1000" office:value-type="float" office:value="109.904092626637" calcext:value-type="float">
            <text:p>110</text:p>
          </table:table-cell>
          <table:table-cell table:formula="of:=PINTERP([.$A$15:.$A$205];[.$B$15:.$B$205];([.X$6]+[.$E79]))*1000" office:value-type="float" office:value="109.734854983664" calcext:value-type="float">
            <text:p>110</text:p>
          </table:table-cell>
          <table:table-cell table:formula="of:=PINTERP([.$A$15:.$A$205];[.$B$15:.$B$205];([.Y$6]+[.$E79]))*1000" office:value-type="float" office:value="109.565571384807" calcext:value-type="float">
            <text:p>110</text:p>
          </table:table-cell>
          <table:table-cell/>
          <table:table-cell office:value-type="float" office:value="14.2" calcext:value-type="float">
            <text:p>14,2</text:p>
          </table:table-cell>
          <table:table-cell/>
          <table:table-cell table:formula="of:=[.F79]-(2^8)*0" office:value-type="float" office:value="112.830567942231" calcext:value-type="float">
            <text:p>113</text:p>
          </table:table-cell>
          <table:table-cell table:formula="of:=[.G79]-(2^8)*0" office:value-type="float" office:value="112.647070633697" calcext:value-type="float">
            <text:p>113</text:p>
          </table:table-cell>
          <table:table-cell table:formula="of:=[.H79]-(2^8)*0" office:value-type="float" office:value="112.464143540481" calcext:value-type="float">
            <text:p>112</text:p>
          </table:table-cell>
          <table:table-cell table:formula="of:=[.I79]-(2^8)*0" office:value-type="float" office:value="112.281786662582" calcext:value-type="float">
            <text:p>112</text:p>
          </table:table-cell>
          <table:table-cell table:formula="of:=[.J79]-(2^8)*0" office:value-type="float" office:value="112.1" calcext:value-type="float">
            <text:p>112</text:p>
          </table:table-cell>
          <table:table-cell table:formula="of:=[.K79]-(2^8)*0" office:value-type="float" office:value="111.931359783497" calcext:value-type="float">
            <text:p>112</text:p>
          </table:table-cell>
          <table:table-cell table:formula="of:=[.L79]-(2^8)*0" office:value-type="float" office:value="111.762673611111" calcext:value-type="float">
            <text:p>112</text:p>
          </table:table-cell>
          <table:table-cell table:formula="of:=[.M79]-(2^8)*0" office:value-type="float" office:value="111.593941482845" calcext:value-type="float">
            <text:p>112</text:p>
          </table:table-cell>
          <table:table-cell table:formula="of:=[.N79]-(2^8)*0" office:value-type="float" office:value="111.425163398694" calcext:value-type="float">
            <text:p>111</text:p>
          </table:table-cell>
          <table:table-cell table:formula="of:=[.O79]-(2^8)*0" office:value-type="float" office:value="111.256339358662" calcext:value-type="float">
            <text:p>111</text:p>
          </table:table-cell>
          <table:table-cell table:formula="of:=[.P79]-(2^8)*0" office:value-type="float" office:value="111.087469362747" calcext:value-type="float">
            <text:p>111</text:p>
          </table:table-cell>
          <table:table-cell table:formula="of:=[.Q79]-(2^8)*0" office:value-type="float" office:value="110.918553410949" calcext:value-type="float">
            <text:p>111</text:p>
          </table:table-cell>
          <table:table-cell table:formula="of:=[.R79]-(2^8)*0" office:value-type="float" office:value="110.74959150327" calcext:value-type="float">
            <text:p>111</text:p>
          </table:table-cell>
          <table:table-cell table:formula="of:=[.S79]-(2^8)*0" office:value-type="float" office:value="110.580583639708" calcext:value-type="float">
            <text:p>111</text:p>
          </table:table-cell>
          <table:table-cell table:formula="of:=[.T79]-(2^8)*0" office:value-type="float" office:value="110.411529820263" calcext:value-type="float">
            <text:p>110</text:p>
          </table:table-cell>
          <table:table-cell table:formula="of:=[.U79]-(2^8)*0" office:value-type="float" office:value="110.242430044938" calcext:value-type="float">
            <text:p>110</text:p>
          </table:table-cell>
          <table:table-cell table:formula="of:=[.V79]-(2^8)*0" office:value-type="float" office:value="110.073284313729" calcext:value-type="float">
            <text:p>110</text:p>
          </table:table-cell>
          <table:table-cell table:formula="of:=[.W79]-(2^8)*0" office:value-type="float" office:value="109.904092626637" calcext:value-type="float">
            <text:p>110</text:p>
          </table:table-cell>
          <table:table-cell table:formula="of:=[.X79]-(2^8)*0" office:value-type="float" office:value="109.734854983664" calcext:value-type="float">
            <text:p>110</text:p>
          </table:table-cell>
          <table:table-cell table:formula="of:=[.Y79]-(2^8)*0" office:value-type="float" office:value="109.565571384807" calcext:value-type="float">
            <text:p>110</text:p>
          </table:table-cell>
          <table:table-cell/>
          <table:table-cell table:style-name="ce10" office:value-type="float" office:value="14.2" calcext:value-type="float">
            <text:p>14,2</text:p>
          </table:table-cell>
          <table:table-cell table:style-name="ce10"/>
          <table:table-cell table:formula="of:=PINTERP([.$A$15:.$A$205];[.$C$15:.$C$205];([.AZ$6]+[.$E79]))*1000" office:value-type="float" office:value="585.26003610584" calcext:value-type="float">
            <text:p>585</text:p>
          </table:table-cell>
          <table:table-cell table:formula="of:=PINTERP([.$A$15:.$A$205];[.$C$15:.$C$205];([.BA$6]+[.$E79]))*1000" office:value-type="float" office:value="584.919291439358" calcext:value-type="float">
            <text:p>585</text:p>
          </table:table-cell>
          <table:table-cell table:formula="of:=PINTERP([.$A$15:.$A$205];[.$C$15:.$C$205];([.BB$6]+[.$E79]))*1000" office:value-type="float" office:value="584.579037199557" calcext:value-type="float">
            <text:p>585</text:p>
          </table:table-cell>
          <table:table-cell table:formula="of:=PINTERP([.$A$15:.$A$205];[.$C$15:.$C$205];([.BC$6]+[.$E79]))*1000" office:value-type="float" office:value="584.239273386438" calcext:value-type="float">
            <text:p>584</text:p>
          </table:table-cell>
          <table:table-cell table:formula="of:=PINTERP([.$A$15:.$A$205];[.$C$15:.$C$205];([.BD$6]+[.$E79]))*1000" office:value-type="float" office:value="583.9" calcext:value-type="float">
            <text:p>584</text:p>
          </table:table-cell>
          <table:table-cell table:formula="of:=PINTERP([.$A$15:.$A$205];[.$C$15:.$C$205];([.BE$6]+[.$E79]))*1000" office:value-type="float" office:value="583.570761846405" calcext:value-type="float">
            <text:p>584</text:p>
          </table:table-cell>
          <table:table-cell table:formula="of:=PINTERP([.$A$15:.$A$205];[.$C$15:.$C$205];([.BF$6]+[.$E79]))*1000" office:value-type="float" office:value="583.240972222222" calcext:value-type="float">
            <text:p>583</text:p>
          </table:table-cell>
          <table:table-cell table:formula="of:=PINTERP([.$A$15:.$A$205];[.$C$15:.$C$205];([.BG$6]+[.$E79]))*1000" office:value-type="float" office:value="582.910631127454" calcext:value-type="float">
            <text:p>583</text:p>
          </table:table-cell>
          <table:table-cell table:formula="of:=PINTERP([.$A$15:.$A$205];[.$C$15:.$C$205];([.BH$6]+[.$E79]))*1000" office:value-type="float" office:value="582.579738562095" calcext:value-type="float">
            <text:p>583</text:p>
          </table:table-cell>
          <table:table-cell table:formula="of:=PINTERP([.$A$15:.$A$205];[.$C$15:.$C$205];([.BI$6]+[.$E79]))*1000" office:value-type="float" office:value="582.248294526147" calcext:value-type="float">
            <text:p>582</text:p>
          </table:table-cell>
          <table:table-cell table:formula="of:=PINTERP([.$A$15:.$A$205];[.$C$15:.$C$205];([.BJ$6]+[.$E79]))*1000" office:value-type="float" office:value="581.916299019611" calcext:value-type="float">
            <text:p>582</text:p>
          </table:table-cell>
          <table:table-cell table:formula="of:=PINTERP([.$A$15:.$A$205];[.$C$15:.$C$205];([.BK$6]+[.$E79]))*1000" office:value-type="float" office:value="581.583752042487" calcext:value-type="float">
            <text:p>582</text:p>
          </table:table-cell>
          <table:table-cell table:formula="of:=PINTERP([.$A$15:.$A$205];[.$C$15:.$C$205];([.BL$6]+[.$E79]))*1000" office:value-type="float" office:value="581.250653594775" calcext:value-type="float">
            <text:p>581</text:p>
          </table:table-cell>
          <table:table-cell table:formula="of:=PINTERP([.$A$15:.$A$205];[.$C$15:.$C$205];([.BM$6]+[.$E79]))*1000" office:value-type="float" office:value="580.917003676474" calcext:value-type="float">
            <text:p>581</text:p>
          </table:table-cell>
          <table:table-cell table:formula="of:=PINTERP([.$A$15:.$A$205];[.$C$15:.$C$205];([.BN$6]+[.$E79]))*1000" office:value-type="float" office:value="580.582802287585" calcext:value-type="float">
            <text:p>581</text:p>
          </table:table-cell>
          <table:table-cell table:formula="of:=PINTERP([.$A$15:.$A$205];[.$C$15:.$C$205];([.BO$6]+[.$E79]))*1000" office:value-type="float" office:value="580.248049428108" calcext:value-type="float">
            <text:p>580</text:p>
          </table:table-cell>
          <table:table-cell table:formula="of:=PINTERP([.$A$15:.$A$205];[.$C$15:.$C$205];([.BP$6]+[.$E79]))*1000" office:value-type="float" office:value="579.912745098042" calcext:value-type="float">
            <text:p>580</text:p>
          </table:table-cell>
          <table:table-cell table:formula="of:=PINTERP([.$A$15:.$A$205];[.$C$15:.$C$205];([.BQ$6]+[.$E79]))*1000" office:value-type="float" office:value="579.576889297389" calcext:value-type="float">
            <text:p>580</text:p>
          </table:table-cell>
          <table:table-cell table:formula="of:=PINTERP([.$A$15:.$A$205];[.$C$15:.$C$205];([.BR$6]+[.$E79]))*1000" office:value-type="float" office:value="579.24048202615" calcext:value-type="float">
            <text:p>579</text:p>
          </table:table-cell>
          <table:table-cell table:style-name="ce17" table:formula="of:=PINTERP([.$A$15:.$A$205];[.$C$15:.$C$205];([.BS$6]+[.$E79]))*1000" office:value-type="float" office:value="578.90352328432" calcext:value-type="float">
            <text:p>579</text:p>
          </table:table-cell>
          <table:table-cell table:style-name="ce17"/>
          <table:table-cell table:style-name="ce10" office:value-type="float" office:value="14.2" calcext:value-type="float">
            <text:p>14,2</text:p>
          </table:table-cell>
          <table:table-cell table:formula="of:=[.AZ79]-(2^8)*2" office:value-type="float" office:value="73.2600361058398" calcext:value-type="float">
            <text:p>73</text:p>
          </table:table-cell>
          <table:table-cell table:formula="of:=[.BA79]-(2^8)*2" office:value-type="float" office:value="72.9192914393579" calcext:value-type="float">
            <text:p>73</text:p>
          </table:table-cell>
          <table:table-cell table:formula="of:=[.BB79]-(2^8)*2" office:value-type="float" office:value="72.579037199557" calcext:value-type="float">
            <text:p>73</text:p>
          </table:table-cell>
          <table:table-cell table:formula="of:=[.BC79]-(2^8)*2" office:value-type="float" office:value="72.239273386438" calcext:value-type="float">
            <text:p>72</text:p>
          </table:table-cell>
          <table:table-cell table:formula="of:=[.BD79]-(2^8)*2" office:value-type="float" office:value="71.9" calcext:value-type="float">
            <text:p>72</text:p>
          </table:table-cell>
          <table:table-cell table:formula="of:=[.BE79]-(2^8)*2" office:value-type="float" office:value="71.5707618464049" calcext:value-type="float">
            <text:p>72</text:p>
          </table:table-cell>
          <table:table-cell table:formula="of:=[.BF79]-(2^8)*2" office:value-type="float" office:value="71.2409722222225" calcext:value-type="float">
            <text:p>71</text:p>
          </table:table-cell>
          <table:table-cell table:formula="of:=[.BG79]-(2^8)*2" office:value-type="float" office:value="70.9106311274543" calcext:value-type="float">
            <text:p>71</text:p>
          </table:table-cell>
          <table:table-cell table:formula="of:=[.BH79]-(2^8)*2" office:value-type="float" office:value="70.5797385620946" calcext:value-type="float">
            <text:p>71</text:p>
          </table:table-cell>
          <table:table-cell table:formula="of:=[.BI79]-(2^8)*2" office:value-type="float" office:value="70.2482945261472" calcext:value-type="float">
            <text:p>70</text:p>
          </table:table-cell>
          <table:table-cell table:style-name="ce15" table:formula="of:=[.BJ79]-(2^8)*2" office:value-type="float" office:value="69.9162990196112" calcext:value-type="float">
            <text:p>70</text:p>
          </table:table-cell>
          <table:table-cell table:style-name="ce15" table:formula="of:=[.BK79]-(2^8)*2" office:value-type="float" office:value="69.5837520424867" calcext:value-type="float">
            <text:p>70</text:p>
          </table:table-cell>
          <table:table-cell table:style-name="ce15" table:formula="of:=[.BL79]-(2^8)*2" office:value-type="float" office:value="69.2506535947746" calcext:value-type="float">
            <text:p>69</text:p>
          </table:table-cell>
          <table:table-cell table:style-name="ce15" table:formula="of:=[.BM79]-(2^8)*2" office:value-type="float" office:value="68.9170036764738" calcext:value-type="float">
            <text:p>69</text:p>
          </table:table-cell>
          <table:table-cell table:style-name="ce15" table:formula="of:=[.BN79]-(2^8)*2" office:value-type="float" office:value="68.5828022875853" calcext:value-type="float">
            <text:p>69</text:p>
          </table:table-cell>
          <table:table-cell table:style-name="ce15" table:formula="of:=[.BO79]-(2^8)*2" office:value-type="float" office:value="68.248049428108" calcext:value-type="float">
            <text:p>68</text:p>
          </table:table-cell>
          <table:table-cell table:style-name="ce15" table:formula="of:=[.BP79]-(2^8)*2" office:value-type="float" office:value="67.9127450980423" calcext:value-type="float">
            <text:p>68</text:p>
          </table:table-cell>
          <table:table-cell table:style-name="ce15" table:formula="of:=[.BQ79]-(2^8)*2" office:value-type="float" office:value="67.5768892973891" calcext:value-type="float">
            <text:p>68</text:p>
          </table:table-cell>
          <table:table-cell table:style-name="ce15" table:formula="of:=[.BR79]-(2^8)*2" office:value-type="float" office:value="67.2404820261504" calcext:value-type="float">
            <text:p>67</text:p>
          </table:table-cell>
          <table:table-cell table:style-name="ce15" table:formula="of:=[.BS79]-(2^8)*2" office:value-type="float" office:value="66.9035232843202" calcext:value-type="float">
            <text:p>67</text:p>
          </table:table-cell>
        </table:table-row>
        <table:table-row table:style-name="ro2">
          <table:table-cell office:value-type="float" office:value="80.642" calcext:value-type="float">
            <text:p>80,642</text:p>
          </table:table-cell>
          <table:table-cell office:value-type="percentage" office:value="0.7057" calcext:value-type="percentage">
            <text:p>70,57%</text:p>
          </table:table-cell>
          <table:table-cell office:value-type="percentage" office:value="0.8572" calcext:value-type="percentage">
            <text:p>85,72%</text:p>
          </table:table-cell>
          <table:table-cell/>
          <table:table-cell office:value-type="float" office:value="14.4" calcext:value-type="float">
            <text:p>14,4</text:p>
          </table:table-cell>
          <table:table-cell table:formula="of:=PINTERP([.$A$15:.$A$205];[.$B$15:.$B$205];([.F$6]+[.$E80]))*1000" office:value-type="float" office:value="109.396241830065" calcext:value-type="float">
            <text:p>109</text:p>
          </table:table-cell>
          <table:table-cell table:formula="of:=PINTERP([.$A$15:.$A$205];[.$B$15:.$B$205];([.G$6]+[.$E80]))*1000" office:value-type="float" office:value="109.226866319444" calcext:value-type="float">
            <text:p>109</text:p>
          </table:table-cell>
          <table:table-cell table:formula="of:=PINTERP([.$A$15:.$A$205];[.$B$15:.$B$205];([.H$6]+[.$E80]))*1000" office:value-type="float" office:value="109.057444852941" calcext:value-type="float">
            <text:p>109</text:p>
          </table:table-cell>
          <table:table-cell table:formula="of:=PINTERP([.$A$15:.$A$205];[.$B$15:.$B$205];([.I$6]+[.$E80]))*1000" office:value-type="float" office:value="108.887977430556" calcext:value-type="float">
            <text:p>109</text:p>
          </table:table-cell>
          <table:table-cell table:formula="of:=PINTERP([.$A$15:.$A$205];[.$B$15:.$B$205];([.J$6]+[.$E80]))*1000" office:value-type="float" office:value="108.718464052288" calcext:value-type="float">
            <text:p>109</text:p>
          </table:table-cell>
          <table:table-cell table:formula="of:=PINTERP([.$A$15:.$A$205];[.$B$15:.$B$205];([.K$6]+[.$E80]))*1000" office:value-type="float" office:value="108.548904718137" calcext:value-type="float">
            <text:p>109</text:p>
          </table:table-cell>
          <table:table-cell table:formula="of:=PINTERP([.$A$15:.$A$205];[.$B$15:.$B$205];([.L$6]+[.$E80]))*1000" office:value-type="float" office:value="108.379299428105" calcext:value-type="float">
            <text:p>108</text:p>
          </table:table-cell>
          <table:table-cell table:formula="of:=PINTERP([.$A$15:.$A$205];[.$B$15:.$B$205];([.M$6]+[.$E80]))*1000" office:value-type="float" office:value="108.209648182191" calcext:value-type="float">
            <text:p>108</text:p>
          </table:table-cell>
          <table:table-cell table:formula="of:=PINTERP([.$A$15:.$A$205];[.$B$15:.$B$205];([.N$6]+[.$E80]))*1000" office:value-type="float" office:value="108.039950980394" calcext:value-type="float">
            <text:p>108</text:p>
          </table:table-cell>
          <table:table-cell table:formula="of:=PINTERP([.$A$15:.$A$205];[.$B$15:.$B$205];([.O$6]+[.$E80]))*1000" office:value-type="float" office:value="107.870207822714" calcext:value-type="float">
            <text:p>108</text:p>
          </table:table-cell>
          <table:table-cell table:formula="of:=PINTERP([.$A$15:.$A$205];[.$B$15:.$B$205];([.P$6]+[.$E80]))*1000" office:value-type="float" office:value="107.700418709152" calcext:value-type="float">
            <text:p>108</text:p>
          </table:table-cell>
          <table:table-cell table:formula="of:=PINTERP([.$A$15:.$A$205];[.$B$15:.$B$205];([.Q$6]+[.$E80]))*1000" office:value-type="float" office:value="107.530583639707" calcext:value-type="float">
            <text:p>108</text:p>
          </table:table-cell>
          <table:table-cell table:formula="of:=PINTERP([.$A$15:.$A$205];[.$B$15:.$B$205];([.R$6]+[.$E80]))*1000" office:value-type="float" office:value="107.360702614381" calcext:value-type="float">
            <text:p>107</text:p>
          </table:table-cell>
          <table:table-cell table:formula="of:=PINTERP([.$A$15:.$A$205];[.$B$15:.$B$205];([.S$6]+[.$E80]))*1000" office:value-type="float" office:value="107.190775633172" calcext:value-type="float">
            <text:p>107</text:p>
          </table:table-cell>
          <table:table-cell table:formula="of:=PINTERP([.$A$15:.$A$205];[.$B$15:.$B$205];([.T$6]+[.$E80]))*1000" office:value-type="float" office:value="107.02080269608" calcext:value-type="float">
            <text:p>107</text:p>
          </table:table-cell>
          <table:table-cell table:formula="of:=PINTERP([.$A$15:.$A$205];[.$B$15:.$B$205];([.U$6]+[.$E80]))*1000" office:value-type="float" office:value="106.850783803108" calcext:value-type="float">
            <text:p>107</text:p>
          </table:table-cell>
          <table:table-cell table:formula="of:=PINTERP([.$A$15:.$A$205];[.$B$15:.$B$205];([.V$6]+[.$E80]))*1000" office:value-type="float" office:value="106.680718954252" calcext:value-type="float">
            <text:p>107</text:p>
          </table:table-cell>
          <table:table-cell table:formula="of:=PINTERP([.$A$15:.$A$205];[.$B$15:.$B$205];([.W$6]+[.$E80]))*1000" office:value-type="float" office:value="106.510608149513" calcext:value-type="float">
            <text:p>107</text:p>
          </table:table-cell>
          <table:table-cell table:formula="of:=PINTERP([.$A$15:.$A$205];[.$B$15:.$B$205];([.X$6]+[.$E80]))*1000" office:value-type="float" office:value="106.340451388892" calcext:value-type="float">
            <text:p>106</text:p>
          </table:table-cell>
          <table:table-cell table:formula="of:=PINTERP([.$A$15:.$A$205];[.$B$15:.$B$205];([.Y$6]+[.$E80]))*1000" office:value-type="float" office:value="106.170248672389" calcext:value-type="float">
            <text:p>106</text:p>
          </table:table-cell>
          <table:table-cell/>
          <table:table-cell office:value-type="float" office:value="14.4" calcext:value-type="float">
            <text:p>14,4</text:p>
          </table:table-cell>
          <table:table-cell/>
          <table:table-cell table:formula="of:=[.F80]-(2^8)*0" office:value-type="float" office:value="109.396241830065" calcext:value-type="float">
            <text:p>109</text:p>
          </table:table-cell>
          <table:table-cell table:formula="of:=[.G80]-(2^8)*0" office:value-type="float" office:value="109.226866319444" calcext:value-type="float">
            <text:p>109</text:p>
          </table:table-cell>
          <table:table-cell table:formula="of:=[.H80]-(2^8)*0" office:value-type="float" office:value="109.057444852941" calcext:value-type="float">
            <text:p>109</text:p>
          </table:table-cell>
          <table:table-cell table:formula="of:=[.I80]-(2^8)*0" office:value-type="float" office:value="108.887977430556" calcext:value-type="float">
            <text:p>109</text:p>
          </table:table-cell>
          <table:table-cell table:formula="of:=[.J80]-(2^8)*0" office:value-type="float" office:value="108.718464052288" calcext:value-type="float">
            <text:p>109</text:p>
          </table:table-cell>
          <table:table-cell table:formula="of:=[.K80]-(2^8)*0" office:value-type="float" office:value="108.548904718137" calcext:value-type="float">
            <text:p>109</text:p>
          </table:table-cell>
          <table:table-cell table:formula="of:=[.L80]-(2^8)*0" office:value-type="float" office:value="108.379299428105" calcext:value-type="float">
            <text:p>108</text:p>
          </table:table-cell>
          <table:table-cell table:formula="of:=[.M80]-(2^8)*0" office:value-type="float" office:value="108.209648182191" calcext:value-type="float">
            <text:p>108</text:p>
          </table:table-cell>
          <table:table-cell table:formula="of:=[.N80]-(2^8)*0" office:value-type="float" office:value="108.039950980394" calcext:value-type="float">
            <text:p>108</text:p>
          </table:table-cell>
          <table:table-cell table:formula="of:=[.O80]-(2^8)*0" office:value-type="float" office:value="107.870207822714" calcext:value-type="float">
            <text:p>108</text:p>
          </table:table-cell>
          <table:table-cell table:formula="of:=[.P80]-(2^8)*0" office:value-type="float" office:value="107.700418709152" calcext:value-type="float">
            <text:p>108</text:p>
          </table:table-cell>
          <table:table-cell table:formula="of:=[.Q80]-(2^8)*0" office:value-type="float" office:value="107.530583639707" calcext:value-type="float">
            <text:p>108</text:p>
          </table:table-cell>
          <table:table-cell table:formula="of:=[.R80]-(2^8)*0" office:value-type="float" office:value="107.360702614381" calcext:value-type="float">
            <text:p>107</text:p>
          </table:table-cell>
          <table:table-cell table:formula="of:=[.S80]-(2^8)*0" office:value-type="float" office:value="107.190775633172" calcext:value-type="float">
            <text:p>107</text:p>
          </table:table-cell>
          <table:table-cell table:formula="of:=[.T80]-(2^8)*0" office:value-type="float" office:value="107.02080269608" calcext:value-type="float">
            <text:p>107</text:p>
          </table:table-cell>
          <table:table-cell table:formula="of:=[.U80]-(2^8)*0" office:value-type="float" office:value="106.850783803108" calcext:value-type="float">
            <text:p>107</text:p>
          </table:table-cell>
          <table:table-cell table:formula="of:=[.V80]-(2^8)*0" office:value-type="float" office:value="106.680718954252" calcext:value-type="float">
            <text:p>107</text:p>
          </table:table-cell>
          <table:table-cell table:formula="of:=[.W80]-(2^8)*0" office:value-type="float" office:value="106.510608149513" calcext:value-type="float">
            <text:p>107</text:p>
          </table:table-cell>
          <table:table-cell table:formula="of:=[.X80]-(2^8)*0" office:value-type="float" office:value="106.340451388892" calcext:value-type="float">
            <text:p>106</text:p>
          </table:table-cell>
          <table:table-cell table:formula="of:=[.Y80]-(2^8)*0" office:value-type="float" office:value="106.170248672389" calcext:value-type="float">
            <text:p>106</text:p>
          </table:table-cell>
          <table:table-cell/>
          <table:table-cell table:style-name="ce10" office:value-type="float" office:value="14.4" calcext:value-type="float">
            <text:p>14,4</text:p>
          </table:table-cell>
          <table:table-cell table:style-name="ce10"/>
          <table:table-cell table:formula="of:=PINTERP([.$A$15:.$A$205];[.$C$15:.$C$205];([.AZ$6]+[.$E80]))*1000" office:value-type="float" office:value="578.566013071895" calcext:value-type="float">
            <text:p>579</text:p>
          </table:table-cell>
          <table:table-cell table:formula="of:=PINTERP([.$A$15:.$A$205];[.$C$15:.$C$205];([.BA$6]+[.$E80]))*1000" office:value-type="float" office:value="578.227951388889" calcext:value-type="float">
            <text:p>578</text:p>
          </table:table-cell>
          <table:table-cell table:formula="of:=PINTERP([.$A$15:.$A$205];[.$C$15:.$C$205];([.BB$6]+[.$E80]))*1000" office:value-type="float" office:value="577.889338235294" calcext:value-type="float">
            <text:p>578</text:p>
          </table:table-cell>
          <table:table-cell table:formula="of:=PINTERP([.$A$15:.$A$205];[.$C$15:.$C$205];([.BC$6]+[.$E80]))*1000" office:value-type="float" office:value="577.550173611111" calcext:value-type="float">
            <text:p>578</text:p>
          </table:table-cell>
          <table:table-cell table:formula="of:=PINTERP([.$A$15:.$A$205];[.$C$15:.$C$205];([.BD$6]+[.$E80]))*1000" office:value-type="float" office:value="577.21045751634" calcext:value-type="float">
            <text:p>577</text:p>
          </table:table-cell>
          <table:table-cell table:formula="of:=PINTERP([.$A$15:.$A$205];[.$C$15:.$C$205];([.BE$6]+[.$E80]))*1000" office:value-type="float" office:value="576.87018995098" calcext:value-type="float">
            <text:p>577</text:p>
          </table:table-cell>
          <table:table-cell table:formula="of:=PINTERP([.$A$15:.$A$205];[.$C$15:.$C$205];([.BF$6]+[.$E80]))*1000" office:value-type="float" office:value="576.529370915033" calcext:value-type="float">
            <text:p>577</text:p>
          </table:table-cell>
          <table:table-cell table:formula="of:=PINTERP([.$A$15:.$A$205];[.$C$15:.$C$205];([.BG$6]+[.$E80]))*1000" office:value-type="float" office:value="576.1880004085" calcext:value-type="float">
            <text:p>576</text:p>
          </table:table-cell>
          <table:table-cell table:formula="of:=PINTERP([.$A$15:.$A$205];[.$C$15:.$C$205];([.BH$6]+[.$E80]))*1000" office:value-type="float" office:value="575.846078431376" calcext:value-type="float">
            <text:p>576</text:p>
          </table:table-cell>
          <table:table-cell table:formula="of:=PINTERP([.$A$15:.$A$205];[.$C$15:.$C$205];([.BI$6]+[.$E80]))*1000" office:value-type="float" office:value="575.503604983664" calcext:value-type="float">
            <text:p>576</text:p>
          </table:table-cell>
          <table:table-cell table:formula="of:=PINTERP([.$A$15:.$A$205];[.$C$15:.$C$205];([.BJ$6]+[.$E80]))*1000" office:value-type="float" office:value="575.160580065363" calcext:value-type="float">
            <text:p>575</text:p>
          </table:table-cell>
          <table:table-cell table:formula="of:=PINTERP([.$A$15:.$A$205];[.$C$15:.$C$205];([.BK$6]+[.$E80]))*1000" office:value-type="float" office:value="574.817003676474" calcext:value-type="float">
            <text:p>575</text:p>
          </table:table-cell>
          <table:table-cell table:formula="of:=PINTERP([.$A$15:.$A$205];[.$C$15:.$C$205];([.BL$6]+[.$E80]))*1000" office:value-type="float" office:value="574.472875816997" calcext:value-type="float">
            <text:p>574</text:p>
          </table:table-cell>
          <table:table-cell table:formula="of:=PINTERP([.$A$15:.$A$205];[.$C$15:.$C$205];([.BM$6]+[.$E80]))*1000" office:value-type="float" office:value="574.128196486931" calcext:value-type="float">
            <text:p>574</text:p>
          </table:table-cell>
          <table:table-cell table:formula="of:=PINTERP([.$A$15:.$A$205];[.$C$15:.$C$205];([.BN$6]+[.$E80]))*1000" office:value-type="float" office:value="573.782965686278" calcext:value-type="float">
            <text:p>574</text:p>
          </table:table-cell>
          <table:table-cell table:formula="of:=PINTERP([.$A$15:.$A$205];[.$C$15:.$C$205];([.BO$6]+[.$E80]))*1000" office:value-type="float" office:value="573.437183415036" calcext:value-type="float">
            <text:p>573</text:p>
          </table:table-cell>
          <table:table-cell table:formula="of:=PINTERP([.$A$15:.$A$205];[.$C$15:.$C$205];([.BP$6]+[.$E80]))*1000" office:value-type="float" office:value="573.090849673206" calcext:value-type="float">
            <text:p>573</text:p>
          </table:table-cell>
          <table:table-cell table:formula="of:=PINTERP([.$A$15:.$A$205];[.$C$15:.$C$205];([.BQ$6]+[.$E80]))*1000" office:value-type="float" office:value="572.743964460788" calcext:value-type="float">
            <text:p>573</text:p>
          </table:table-cell>
          <table:table-cell table:formula="of:=PINTERP([.$A$15:.$A$205];[.$C$15:.$C$205];([.BR$6]+[.$E80]))*1000" office:value-type="float" office:value="572.396527777785" calcext:value-type="float">
            <text:p>572</text:p>
          </table:table-cell>
          <table:table-cell table:style-name="ce17" table:formula="of:=PINTERP([.$A$15:.$A$205];[.$C$15:.$C$205];([.BS$6]+[.$E80]))*1000" office:value-type="float" office:value="572.04853962419" calcext:value-type="float">
            <text:p>572</text:p>
          </table:table-cell>
          <table:table-cell table:style-name="ce17"/>
          <table:table-cell table:style-name="ce10" office:value-type="float" office:value="14.4" calcext:value-type="float">
            <text:p>14,4</text:p>
          </table:table-cell>
          <table:table-cell table:formula="of:=[.AZ80]-(2^8)*2" office:value-type="float" office:value="66.566013071895" calcext:value-type="float">
            <text:p>67</text:p>
          </table:table-cell>
          <table:table-cell table:formula="of:=[.BA80]-(2^8)*2" office:value-type="float" office:value="66.2279513888889" calcext:value-type="float">
            <text:p>66</text:p>
          </table:table-cell>
          <table:table-cell table:formula="of:=[.BB80]-(2^8)*2" office:value-type="float" office:value="65.8893382352939" calcext:value-type="float">
            <text:p>66</text:p>
          </table:table-cell>
          <table:table-cell table:formula="of:=[.BC80]-(2^8)*2" office:value-type="float" office:value="65.5501736111112" calcext:value-type="float">
            <text:p>66</text:p>
          </table:table-cell>
          <table:table-cell table:formula="of:=[.BD80]-(2^8)*2" office:value-type="float" office:value="65.2104575163398" calcext:value-type="float">
            <text:p>65</text:p>
          </table:table-cell>
          <table:table-cell table:formula="of:=[.BE80]-(2^8)*2" office:value-type="float" office:value="64.87018995098" calcext:value-type="float">
            <text:p>65</text:p>
          </table:table-cell>
          <table:table-cell table:formula="of:=[.BF80]-(2^8)*2" office:value-type="float" office:value="64.5293709150328" calcext:value-type="float">
            <text:p>65</text:p>
          </table:table-cell>
          <table:table-cell table:formula="of:=[.BG80]-(2^8)*2" office:value-type="float" office:value="64.1880004085001" calcext:value-type="float">
            <text:p>64</text:p>
          </table:table-cell>
          <table:table-cell table:formula="of:=[.BH80]-(2^8)*2" office:value-type="float" office:value="63.8460784313756" calcext:value-type="float">
            <text:p>64</text:p>
          </table:table-cell>
          <table:table-cell table:formula="of:=[.BI80]-(2^8)*2" office:value-type="float" office:value="63.5036049836637" calcext:value-type="float">
            <text:p>64</text:p>
          </table:table-cell>
          <table:table-cell table:style-name="ce15" table:formula="of:=[.BJ80]-(2^8)*2" office:value-type="float" office:value="63.1605800653628" calcext:value-type="float">
            <text:p>63</text:p>
          </table:table-cell>
          <table:table-cell table:style-name="ce15" table:formula="of:=[.BK80]-(2^8)*2" office:value-type="float" office:value="62.8170036764737" calcext:value-type="float">
            <text:p>63</text:p>
          </table:table-cell>
          <table:table-cell table:style-name="ce15" table:formula="of:=[.BL80]-(2^8)*2" office:value-type="float" office:value="62.4728758169969" calcext:value-type="float">
            <text:p>62</text:p>
          </table:table-cell>
          <table:table-cell table:style-name="ce15" table:formula="of:=[.BM80]-(2^8)*2" office:value-type="float" office:value="62.1281964869313" calcext:value-type="float">
            <text:p>62</text:p>
          </table:table-cell>
          <table:table-cell table:style-name="ce15" table:formula="of:=[.BN80]-(2^8)*2" office:value-type="float" office:value="61.7829656862781" calcext:value-type="float">
            <text:p>62</text:p>
          </table:table-cell>
          <table:table-cell table:style-name="ce15" table:formula="of:=[.BO80]-(2^8)*2" office:value-type="float" office:value="61.437183415036" calcext:value-type="float">
            <text:p>61</text:p>
          </table:table-cell>
          <table:table-cell table:style-name="ce15" table:formula="of:=[.BP80]-(2^8)*2" office:value-type="float" office:value="61.0908496732058" calcext:value-type="float">
            <text:p>61</text:p>
          </table:table-cell>
          <table:table-cell table:style-name="ce15" table:formula="of:=[.BQ80]-(2^8)*2" office:value-type="float" office:value="60.7439644607877" calcext:value-type="float">
            <text:p>61</text:p>
          </table:table-cell>
          <table:table-cell table:style-name="ce15" table:formula="of:=[.BR80]-(2^8)*2" office:value-type="float" office:value="60.3965277777845" calcext:value-type="float">
            <text:p>60</text:p>
          </table:table-cell>
          <table:table-cell table:style-name="ce15" table:formula="of:=[.BS80]-(2^8)*2" office:value-type="float" office:value="60.0485396241895" calcext:value-type="float">
            <text:p>60</text:p>
          </table:table-cell>
        </table:table-row>
        <table:table-row table:style-name="ro2">
          <table:table-cell office:value-type="float" office:value="80.74" calcext:value-type="float">
            <text:p>80,740</text:p>
          </table:table-cell>
          <table:table-cell office:value-type="percentage" office:value="0.701" calcext:value-type="percentage">
            <text:p>70,10%</text:p>
          </table:table-cell>
          <table:table-cell office:value-type="percentage" office:value="0.8557" calcext:value-type="percentage">
            <text:p>85,57%</text:p>
          </table:table-cell>
          <table:table-cell/>
          <table:table-cell office:value-type="float" office:value="14.6" calcext:value-type="float">
            <text:p>14,6</text:p>
          </table:table-cell>
          <table:table-cell table:formula="of:=PINTERP([.$A$15:.$A$205];[.$B$15:.$B$205];([.F$6]+[.$E81]))*1000" office:value-type="float" office:value="106" calcext:value-type="float">
            <text:p>106</text:p>
          </table:table-cell>
          <table:table-cell table:formula="of:=PINTERP([.$A$15:.$A$205];[.$B$15:.$B$205];([.G$6]+[.$E81]))*1000" office:value-type="float" office:value="105.815019403595" calcext:value-type="float">
            <text:p>106</text:p>
          </table:table-cell>
          <table:table-cell table:formula="of:=PINTERP([.$A$15:.$A$205];[.$B$15:.$B$205];([.H$6]+[.$E81]))*1000" office:value-type="float" office:value="105.629473039216" calcext:value-type="float">
            <text:p>106</text:p>
          </table:table-cell>
          <table:table-cell table:formula="of:=PINTERP([.$A$15:.$A$205];[.$B$15:.$B$205];([.I$6]+[.$E81]))*1000" office:value-type="float" office:value="105.443360906863" calcext:value-type="float">
            <text:p>105</text:p>
          </table:table-cell>
          <table:table-cell table:formula="of:=PINTERP([.$A$15:.$A$205];[.$B$15:.$B$205];([.J$6]+[.$E81]))*1000" office:value-type="float" office:value="105.256683006536" calcext:value-type="float">
            <text:p>105</text:p>
          </table:table-cell>
          <table:table-cell table:formula="of:=PINTERP([.$A$15:.$A$205];[.$B$15:.$B$205];([.K$6]+[.$E81]))*1000" office:value-type="float" office:value="105.069439338235" calcext:value-type="float">
            <text:p>105</text:p>
          </table:table-cell>
          <table:table-cell table:formula="of:=PINTERP([.$A$15:.$A$205];[.$B$15:.$B$205];([.L$6]+[.$E81]))*1000" office:value-type="float" office:value="104.881629901961" calcext:value-type="float">
            <text:p>105</text:p>
          </table:table-cell>
          <table:table-cell table:formula="of:=PINTERP([.$A$15:.$A$205];[.$B$15:.$B$205];([.M$6]+[.$E81]))*1000" office:value-type="float" office:value="104.693254697714" calcext:value-type="float">
            <text:p>105</text:p>
          </table:table-cell>
          <table:table-cell table:formula="of:=PINTERP([.$A$15:.$A$205];[.$B$15:.$B$205];([.N$6]+[.$E81]))*1000" office:value-type="float" office:value="104.504313725492" calcext:value-type="float">
            <text:p>105</text:p>
          </table:table-cell>
          <table:table-cell table:formula="of:=PINTERP([.$A$15:.$A$205];[.$B$15:.$B$205];([.O$6]+[.$E81]))*1000" office:value-type="float" office:value="104.314806985296" calcext:value-type="float">
            <text:p>104</text:p>
          </table:table-cell>
          <table:table-cell table:formula="of:=PINTERP([.$A$15:.$A$205];[.$B$15:.$B$205];([.P$6]+[.$E81]))*1000" office:value-type="float" office:value="104.124734477126" calcext:value-type="float">
            <text:p>104</text:p>
          </table:table-cell>
          <table:table-cell table:formula="of:=PINTERP([.$A$15:.$A$205];[.$B$15:.$B$205];([.Q$6]+[.$E81]))*1000" office:value-type="float" office:value="103.934096200982" calcext:value-type="float">
            <text:p>104</text:p>
          </table:table-cell>
          <table:table-cell table:formula="of:=PINTERP([.$A$15:.$A$205];[.$B$15:.$B$205];([.R$6]+[.$E81]))*1000" office:value-type="float" office:value="103.742892156865" calcext:value-type="float">
            <text:p>104</text:p>
          </table:table-cell>
          <table:table-cell table:formula="of:=PINTERP([.$A$15:.$A$205];[.$B$15:.$B$205];([.S$6]+[.$E81]))*1000" office:value-type="float" office:value="103.551122344773" calcext:value-type="float">
            <text:p>104</text:p>
          </table:table-cell>
          <table:table-cell table:formula="of:=PINTERP([.$A$15:.$A$205];[.$B$15:.$B$205];([.T$6]+[.$E81]))*1000" office:value-type="float" office:value="103.358786764708" calcext:value-type="float">
            <text:p>103</text:p>
          </table:table-cell>
          <table:table-cell table:formula="of:=PINTERP([.$A$15:.$A$205];[.$B$15:.$B$205];([.U$6]+[.$E81]))*1000" office:value-type="float" office:value="103.165885416671" calcext:value-type="float">
            <text:p>103</text:p>
          </table:table-cell>
          <table:table-cell table:formula="of:=PINTERP([.$A$15:.$A$205];[.$B$15:.$B$205];([.V$6]+[.$E81]))*1000" office:value-type="float" office:value="102.972418300657" calcext:value-type="float">
            <text:p>103</text:p>
          </table:table-cell>
          <table:table-cell table:formula="of:=PINTERP([.$A$15:.$A$205];[.$B$15:.$B$205];([.W$6]+[.$E81]))*1000" office:value-type="float" office:value="102.778385416671" calcext:value-type="float">
            <text:p>103</text:p>
          </table:table-cell>
          <table:table-cell table:formula="of:=PINTERP([.$A$15:.$A$205];[.$B$15:.$B$205];([.X$6]+[.$E81]))*1000" office:value-type="float" office:value="102.58378676471" calcext:value-type="float">
            <text:p>103</text:p>
          </table:table-cell>
          <table:table-cell table:formula="of:=PINTERP([.$A$15:.$A$205];[.$B$15:.$B$205];([.Y$6]+[.$E81]))*1000" office:value-type="float" office:value="102.388622344775" calcext:value-type="float">
            <text:p>102</text:p>
          </table:table-cell>
          <table:table-cell/>
          <table:table-cell office:value-type="float" office:value="14.6" calcext:value-type="float">
            <text:p>14,6</text:p>
          </table:table-cell>
          <table:table-cell/>
          <table:table-cell table:formula="of:=[.F81]-(2^8)*0" office:value-type="float" office:value="106" calcext:value-type="float">
            <text:p>106</text:p>
          </table:table-cell>
          <table:table-cell table:formula="of:=[.G81]-(2^8)*0" office:value-type="float" office:value="105.815019403595" calcext:value-type="float">
            <text:p>106</text:p>
          </table:table-cell>
          <table:table-cell table:formula="of:=[.H81]-(2^8)*0" office:value-type="float" office:value="105.629473039216" calcext:value-type="float">
            <text:p>106</text:p>
          </table:table-cell>
          <table:table-cell table:formula="of:=[.I81]-(2^8)*0" office:value-type="float" office:value="105.443360906863" calcext:value-type="float">
            <text:p>105</text:p>
          </table:table-cell>
          <table:table-cell table:formula="of:=[.J81]-(2^8)*0" office:value-type="float" office:value="105.256683006536" calcext:value-type="float">
            <text:p>105</text:p>
          </table:table-cell>
          <table:table-cell table:formula="of:=[.K81]-(2^8)*0" office:value-type="float" office:value="105.069439338235" calcext:value-type="float">
            <text:p>105</text:p>
          </table:table-cell>
          <table:table-cell table:formula="of:=[.L81]-(2^8)*0" office:value-type="float" office:value="104.881629901961" calcext:value-type="float">
            <text:p>105</text:p>
          </table:table-cell>
          <table:table-cell table:formula="of:=[.M81]-(2^8)*0" office:value-type="float" office:value="104.693254697714" calcext:value-type="float">
            <text:p>105</text:p>
          </table:table-cell>
          <table:table-cell table:formula="of:=[.N81]-(2^8)*0" office:value-type="float" office:value="104.504313725492" calcext:value-type="float">
            <text:p>105</text:p>
          </table:table-cell>
          <table:table-cell table:formula="of:=[.O81]-(2^8)*0" office:value-type="float" office:value="104.314806985296" calcext:value-type="float">
            <text:p>104</text:p>
          </table:table-cell>
          <table:table-cell table:formula="of:=[.P81]-(2^8)*0" office:value-type="float" office:value="104.124734477126" calcext:value-type="float">
            <text:p>104</text:p>
          </table:table-cell>
          <table:table-cell table:formula="of:=[.Q81]-(2^8)*0" office:value-type="float" office:value="103.934096200982" calcext:value-type="float">
            <text:p>104</text:p>
          </table:table-cell>
          <table:table-cell table:formula="of:=[.R81]-(2^8)*0" office:value-type="float" office:value="103.742892156865" calcext:value-type="float">
            <text:p>104</text:p>
          </table:table-cell>
          <table:table-cell table:formula="of:=[.S81]-(2^8)*0" office:value-type="float" office:value="103.551122344773" calcext:value-type="float">
            <text:p>104</text:p>
          </table:table-cell>
          <table:table-cell table:formula="of:=[.T81]-(2^8)*0" office:value-type="float" office:value="103.358786764708" calcext:value-type="float">
            <text:p>103</text:p>
          </table:table-cell>
          <table:table-cell table:formula="of:=[.U81]-(2^8)*0" office:value-type="float" office:value="103.165885416671" calcext:value-type="float">
            <text:p>103</text:p>
          </table:table-cell>
          <table:table-cell table:formula="of:=[.V81]-(2^8)*0" office:value-type="float" office:value="102.972418300657" calcext:value-type="float">
            <text:p>103</text:p>
          </table:table-cell>
          <table:table-cell table:formula="of:=[.W81]-(2^8)*0" office:value-type="float" office:value="102.778385416671" calcext:value-type="float">
            <text:p>103</text:p>
          </table:table-cell>
          <table:table-cell table:formula="of:=[.X81]-(2^8)*0" office:value-type="float" office:value="102.58378676471" calcext:value-type="float">
            <text:p>103</text:p>
          </table:table-cell>
          <table:table-cell table:formula="of:=[.Y81]-(2^8)*0" office:value-type="float" office:value="102.388622344775" calcext:value-type="float">
            <text:p>102</text:p>
          </table:table-cell>
          <table:table-cell/>
          <table:table-cell table:style-name="ce10" office:value-type="float" office:value="14.6" calcext:value-type="float">
            <text:p>14,6</text:p>
          </table:table-cell>
          <table:table-cell table:style-name="ce10"/>
          <table:table-cell table:formula="of:=PINTERP([.$A$15:.$A$205];[.$C$15:.$C$205];([.AZ$6]+[.$E81]))*1000" office:value-type="float" office:value="571.7" calcext:value-type="float">
            <text:p>572</text:p>
          </table:table-cell>
          <table:table-cell table:formula="of:=PINTERP([.$A$15:.$A$205];[.$C$15:.$C$205];([.BA$6]+[.$E81]))*1000" office:value-type="float" office:value="571.350732741013" calcext:value-type="float">
            <text:p>571</text:p>
          </table:table-cell>
          <table:table-cell table:formula="of:=PINTERP([.$A$15:.$A$205];[.$C$15:.$C$205];([.BB$6]+[.$E81]))*1000" office:value-type="float" office:value="570.999200466477" calcext:value-type="float">
            <text:p>571</text:p>
          </table:table-cell>
          <table:table-cell table:formula="of:=PINTERP([.$A$15:.$A$205];[.$C$15:.$C$205];([.BC$6]+[.$E81]))*1000" office:value-type="float" office:value="570.645403176392" calcext:value-type="float">
            <text:p>571</text:p>
          </table:table-cell>
          <table:table-cell table:formula="of:=PINTERP([.$A$15:.$A$205];[.$C$15:.$C$205];([.BD$6]+[.$E81]))*1000" office:value-type="float" office:value="570.289340870757" calcext:value-type="float">
            <text:p>570</text:p>
          </table:table-cell>
          <table:table-cell table:formula="of:=PINTERP([.$A$15:.$A$205];[.$C$15:.$C$205];([.BE$6]+[.$E81]))*1000" office:value-type="float" office:value="569.931013549573" calcext:value-type="float">
            <text:p>570</text:p>
          </table:table-cell>
          <table:table-cell table:formula="of:=PINTERP([.$A$15:.$A$205];[.$C$15:.$C$205];([.BF$6]+[.$E81]))*1000" office:value-type="float" office:value="569.57042121284" calcext:value-type="float">
            <text:p>570</text:p>
          </table:table-cell>
          <table:table-cell table:formula="of:=PINTERP([.$A$15:.$A$205];[.$C$15:.$C$205];([.BG$6]+[.$E81]))*1000" office:value-type="float" office:value="569.207563860561" calcext:value-type="float">
            <text:p>569</text:p>
          </table:table-cell>
          <table:table-cell table:formula="of:=PINTERP([.$A$15:.$A$205];[.$C$15:.$C$205];([.BH$6]+[.$E81]))*1000" office:value-type="float" office:value="568.84244149273" calcext:value-type="float">
            <text:p>569</text:p>
          </table:table-cell>
          <table:table-cell table:formula="of:=PINTERP([.$A$15:.$A$205];[.$C$15:.$C$205];([.BI$6]+[.$E81]))*1000" office:value-type="float" office:value="568.475054109349" calcext:value-type="float">
            <text:p>568</text:p>
          </table:table-cell>
          <table:table-cell table:formula="of:=PINTERP([.$A$15:.$A$205];[.$C$15:.$C$205];([.BJ$6]+[.$E81]))*1000" office:value-type="float" office:value="568.105401710419" calcext:value-type="float">
            <text:p>568</text:p>
          </table:table-cell>
          <table:table-cell table:formula="of:=PINTERP([.$A$15:.$A$205];[.$C$15:.$C$205];([.BK$6]+[.$E81]))*1000" office:value-type="float" office:value="567.73348429594" calcext:value-type="float">
            <text:p>568</text:p>
          </table:table-cell>
          <table:table-cell table:formula="of:=PINTERP([.$A$15:.$A$205];[.$C$15:.$C$205];([.BL$6]+[.$E81]))*1000" office:value-type="float" office:value="567.359301865912" calcext:value-type="float">
            <text:p>567</text:p>
          </table:table-cell>
          <table:table-cell table:formula="of:=PINTERP([.$A$15:.$A$205];[.$C$15:.$C$205];([.BM$6]+[.$E81]))*1000" office:value-type="float" office:value="566.982854420334" calcext:value-type="float">
            <text:p>567</text:p>
          </table:table-cell>
          <table:table-cell table:formula="of:=PINTERP([.$A$15:.$A$205];[.$C$15:.$C$205];([.BN$6]+[.$E81]))*1000" office:value-type="float" office:value="566.604141959207" calcext:value-type="float">
            <text:p>567</text:p>
          </table:table-cell>
          <table:table-cell table:formula="of:=PINTERP([.$A$15:.$A$205];[.$C$15:.$C$205];([.BO$6]+[.$E81]))*1000" office:value-type="float" office:value="566.223164482531" calcext:value-type="float">
            <text:p>566</text:p>
          </table:table-cell>
          <table:table-cell table:formula="of:=PINTERP([.$A$15:.$A$205];[.$C$15:.$C$205];([.BP$6]+[.$E81]))*1000" office:value-type="float" office:value="565.839921990305" calcext:value-type="float">
            <text:p>566</text:p>
          </table:table-cell>
          <table:table-cell table:formula="of:=PINTERP([.$A$15:.$A$205];[.$C$15:.$C$205];([.BQ$6]+[.$E81]))*1000" office:value-type="float" office:value="565.454414482531" calcext:value-type="float">
            <text:p>565</text:p>
          </table:table-cell>
          <table:table-cell table:formula="of:=PINTERP([.$A$15:.$A$205];[.$C$15:.$C$205];([.BR$6]+[.$E81]))*1000" office:value-type="float" office:value="565.066641959211" calcext:value-type="float">
            <text:p>565</text:p>
          </table:table-cell>
          <table:table-cell table:style-name="ce17" table:formula="of:=PINTERP([.$A$15:.$A$205];[.$C$15:.$C$205];([.BS$6]+[.$E81]))*1000" office:value-type="float" office:value="564.676604420338" calcext:value-type="float">
            <text:p>565</text:p>
          </table:table-cell>
          <table:table-cell table:style-name="ce17"/>
          <table:table-cell table:style-name="ce10" office:value-type="float" office:value="14.6" calcext:value-type="float">
            <text:p>14,6</text:p>
          </table:table-cell>
          <table:table-cell table:formula="of:=[.AZ81]-(2^8)*2" office:value-type="float" office:value="59.6999999999999" calcext:value-type="float">
            <text:p>60</text:p>
          </table:table-cell>
          <table:table-cell table:formula="of:=[.BA81]-(2^8)*2" office:value-type="float" office:value="59.3507327410133" calcext:value-type="float">
            <text:p>59</text:p>
          </table:table-cell>
          <table:table-cell table:formula="of:=[.BB81]-(2^8)*2" office:value-type="float" office:value="58.999200466477" calcext:value-type="float">
            <text:p>59</text:p>
          </table:table-cell>
          <table:table-cell table:formula="of:=[.BC81]-(2^8)*2" office:value-type="float" office:value="58.6454031763921" calcext:value-type="float">
            <text:p>59</text:p>
          </table:table-cell>
          <table:table-cell table:formula="of:=[.BD81]-(2^8)*2" office:value-type="float" office:value="58.289340870757" calcext:value-type="float">
            <text:p>58</text:p>
          </table:table-cell>
          <table:table-cell table:formula="of:=[.BE81]-(2^8)*2" office:value-type="float" office:value="57.9310135495731" calcext:value-type="float">
            <text:p>58</text:p>
          </table:table-cell>
          <table:table-cell table:formula="of:=[.BF81]-(2^8)*2" office:value-type="float" office:value="57.5704212128404" calcext:value-type="float">
            <text:p>58</text:p>
          </table:table-cell>
          <table:table-cell table:formula="of:=[.BG81]-(2^8)*2" office:value-type="float" office:value="57.2075638605612" calcext:value-type="float">
            <text:p>57</text:p>
          </table:table-cell>
          <table:table-cell table:formula="of:=[.BH81]-(2^8)*2" office:value-type="float" office:value="56.8424414927297" calcext:value-type="float">
            <text:p>57</text:p>
          </table:table-cell>
          <table:table-cell table:formula="of:=[.BI81]-(2^8)*2" office:value-type="float" office:value="56.4750541093494" calcext:value-type="float">
            <text:p>56</text:p>
          </table:table-cell>
          <table:table-cell table:style-name="ce15" table:formula="of:=[.BJ81]-(2^8)*2" office:value-type="float" office:value="56.1054017104191" calcext:value-type="float">
            <text:p>56</text:p>
          </table:table-cell>
          <table:table-cell table:style-name="ce15" table:formula="of:=[.BK81]-(2^8)*2" office:value-type="float" office:value="55.7334842959398" calcext:value-type="float">
            <text:p>56</text:p>
          </table:table-cell>
          <table:table-cell table:style-name="ce15" table:formula="of:=[.BL81]-(2^8)*2" office:value-type="float" office:value="55.3593018659116" calcext:value-type="float">
            <text:p>55</text:p>
          </table:table-cell>
          <table:table-cell table:style-name="ce15" table:formula="of:=[.BM81]-(2^8)*2" office:value-type="float" office:value="54.9828544203336" calcext:value-type="float">
            <text:p>55</text:p>
          </table:table-cell>
          <table:table-cell table:style-name="ce15" table:formula="of:=[.BN81]-(2^8)*2" office:value-type="float" office:value="54.6041419592071" calcext:value-type="float">
            <text:p>55</text:p>
          </table:table-cell>
          <table:table-cell table:style-name="ce15" table:formula="of:=[.BO81]-(2^8)*2" office:value-type="float" office:value="54.2231644825308" calcext:value-type="float">
            <text:p>54</text:p>
          </table:table-cell>
          <table:table-cell table:style-name="ce15" table:formula="of:=[.BP81]-(2^8)*2" office:value-type="float" office:value="53.8399219903052" calcext:value-type="float">
            <text:p>54</text:p>
          </table:table-cell>
          <table:table-cell table:style-name="ce15" table:formula="of:=[.BQ81]-(2^8)*2" office:value-type="float" office:value="53.454414482531" calcext:value-type="float">
            <text:p>53</text:p>
          </table:table-cell>
          <table:table-cell table:style-name="ce15" table:formula="of:=[.BR81]-(2^8)*2" office:value-type="float" office:value="53.0666419592108" calcext:value-type="float">
            <text:p>53</text:p>
          </table:table-cell>
          <table:table-cell table:style-name="ce15" table:formula="of:=[.BS81]-(2^8)*2" office:value-type="float" office:value="52.6766044203376" calcext:value-type="float">
            <text:p>53</text:p>
          </table:table-cell>
        </table:table-row>
        <table:table-row table:style-name="ro2">
          <table:table-cell table:style-name="ce4" office:value-type="float" office:value="80.8" calcext:value-type="float">
            <text:p>80,800</text:p>
          </table:table-cell>
          <table:table-cell office:value-type="percentage" office:value="0.6963" calcext:value-type="percentage">
            <text:p>69,63%</text:p>
          </table:table-cell>
          <table:table-cell office:value-type="percentage" office:value="0.854" calcext:value-type="percentage">
            <text:p>85,40%</text:p>
          </table:table-cell>
          <table:table-cell/>
          <table:table-cell office:value-type="float" office:value="14.8" calcext:value-type="float">
            <text:p>14,8</text:p>
          </table:table-cell>
          <table:table-cell table:formula="of:=PINTERP([.$A$15:.$A$205];[.$B$15:.$B$205];([.F$6]+[.$E82]))*1000" office:value-type="float" office:value="102.192892156863" calcext:value-type="float">
            <text:p>102</text:p>
          </table:table-cell>
          <table:table-cell table:formula="of:=PINTERP([.$A$15:.$A$205];[.$B$15:.$B$205];([.G$6]+[.$E82]))*1000" office:value-type="float" office:value="101.99659620098" calcext:value-type="float">
            <text:p>102</text:p>
          </table:table-cell>
          <table:table-cell table:formula="of:=PINTERP([.$A$15:.$A$205];[.$B$15:.$B$205];([.H$6]+[.$E82]))*1000" office:value-type="float" office:value="101.799734477124" calcext:value-type="float">
            <text:p>102</text:p>
          </table:table-cell>
          <table:table-cell table:formula="of:=PINTERP([.$A$15:.$A$205];[.$B$15:.$B$205];([.I$6]+[.$E82]))*1000" office:value-type="float" office:value="101.602306985294" calcext:value-type="float">
            <text:p>102</text:p>
          </table:table-cell>
          <table:table-cell table:formula="of:=PINTERP([.$A$15:.$A$205];[.$B$15:.$B$205];([.J$6]+[.$E82]))*1000" office:value-type="float" office:value="101.40431372549" calcext:value-type="float">
            <text:p>101</text:p>
          </table:table-cell>
          <table:table-cell table:formula="of:=PINTERP([.$A$15:.$A$205];[.$B$15:.$B$205];([.K$6]+[.$E82]))*1000" office:value-type="float" office:value="101.205754697712" calcext:value-type="float">
            <text:p>101</text:p>
          </table:table-cell>
          <table:table-cell table:formula="of:=PINTERP([.$A$15:.$A$205];[.$B$15:.$B$205];([.L$6]+[.$E82]))*1000" office:value-type="float" office:value="101.006629901961" calcext:value-type="float">
            <text:p>101</text:p>
          </table:table-cell>
          <table:table-cell table:formula="of:=PINTERP([.$A$15:.$A$205];[.$B$15:.$B$205];([.M$6]+[.$E82]))*1000" office:value-type="float" office:value="100.806939338237" calcext:value-type="float">
            <text:p>101</text:p>
          </table:table-cell>
          <table:table-cell table:formula="of:=PINTERP([.$A$15:.$A$205];[.$B$15:.$B$205];([.N$6]+[.$E82]))*1000" office:value-type="float" office:value="100.606683006538" calcext:value-type="float">
            <text:p>101</text:p>
          </table:table-cell>
          <table:table-cell table:formula="of:=PINTERP([.$A$15:.$A$205];[.$B$15:.$B$205];([.O$6]+[.$E82]))*1000" office:value-type="float" office:value="100.405860906865" calcext:value-type="float">
            <text:p>100</text:p>
          </table:table-cell>
          <table:table-cell table:formula="of:=PINTERP([.$A$15:.$A$205];[.$B$15:.$B$205];([.P$6]+[.$E82]))*1000" office:value-type="float" office:value="100.204473039218" calcext:value-type="float">
            <text:p>100</text:p>
          </table:table-cell>
          <table:table-cell table:formula="of:=PINTERP([.$A$15:.$A$205];[.$B$15:.$B$205];([.Q$6]+[.$E82]))*1000" office:value-type="float" office:value="100.002519403597" calcext:value-type="float">
            <text:p>100</text:p>
          </table:table-cell>
          <table:table-cell table:formula="of:=PINTERP([.$A$15:.$A$205];[.$B$15:.$B$205];([.R$6]+[.$E82]))*1000" office:value-type="float" office:value="99.800000000002" calcext:value-type="float">
            <text:p>100</text:p>
          </table:table-cell>
          <table:table-cell table:formula="of:=PINTERP([.$A$15:.$A$205];[.$B$15:.$B$205];([.S$6]+[.$E82]))*1000" office:value-type="float" office:value="99.591332521647" calcext:value-type="float">
            <text:p>100</text:p>
          </table:table-cell>
          <table:table-cell table:formula="of:=PINTERP([.$A$15:.$A$205];[.$B$15:.$B$205];([.T$6]+[.$E82]))*1000" office:value-type="float" office:value="99.3828030303052" calcext:value-type="float">
            <text:p>99</text:p>
          </table:table-cell>
          <table:table-cell table:formula="of:=PINTERP([.$A$15:.$A$205];[.$B$15:.$B$205];([.U$6]+[.$E82]))*1000" office:value-type="float" office:value="99.1744115259782" calcext:value-type="float">
            <text:p>99</text:p>
          </table:table-cell>
          <table:table-cell table:formula="of:=PINTERP([.$A$15:.$A$205];[.$B$15:.$B$205];([.V$6]+[.$E82]))*1000" office:value-type="float" office:value="98.966158008662" calcext:value-type="float">
            <text:p>99</text:p>
          </table:table-cell>
          <table:table-cell table:formula="of:=PINTERP([.$A$15:.$A$205];[.$B$15:.$B$205];([.W$6]+[.$E82]))*1000" office:value-type="float" office:value="98.7580424783592" calcext:value-type="float">
            <text:p>99</text:p>
          </table:table-cell>
          <table:table-cell table:formula="of:=PINTERP([.$A$15:.$A$205];[.$B$15:.$B$205];([.X$6]+[.$E82]))*1000" office:value-type="float" office:value="98.5500649350691" calcext:value-type="float">
            <text:p>99</text:p>
          </table:table-cell>
          <table:table-cell table:formula="of:=PINTERP([.$A$15:.$A$205];[.$B$15:.$B$205];([.Y$6]+[.$E82]))*1000" office:value-type="float" office:value="98.3422253787919" calcext:value-type="float">
            <text:p>98</text:p>
          </table:table-cell>
          <table:table-cell/>
          <table:table-cell office:value-type="float" office:value="14.8" calcext:value-type="float">
            <text:p>14,8</text:p>
          </table:table-cell>
          <table:table-cell/>
          <table:table-cell table:formula="of:=[.F82]-(2^8)*0" office:value-type="float" office:value="102.192892156863" calcext:value-type="float">
            <text:p>102</text:p>
          </table:table-cell>
          <table:table-cell table:formula="of:=[.G82]-(2^8)*0" office:value-type="float" office:value="101.99659620098" calcext:value-type="float">
            <text:p>102</text:p>
          </table:table-cell>
          <table:table-cell table:formula="of:=[.H82]-(2^8)*0" office:value-type="float" office:value="101.799734477124" calcext:value-type="float">
            <text:p>102</text:p>
          </table:table-cell>
          <table:table-cell table:formula="of:=[.I82]-(2^8)*0" office:value-type="float" office:value="101.602306985294" calcext:value-type="float">
            <text:p>102</text:p>
          </table:table-cell>
          <table:table-cell table:formula="of:=[.J82]-(2^8)*0" office:value-type="float" office:value="101.40431372549" calcext:value-type="float">
            <text:p>101</text:p>
          </table:table-cell>
          <table:table-cell table:formula="of:=[.K82]-(2^8)*0" office:value-type="float" office:value="101.205754697712" calcext:value-type="float">
            <text:p>101</text:p>
          </table:table-cell>
          <table:table-cell table:formula="of:=[.L82]-(2^8)*0" office:value-type="float" office:value="101.006629901961" calcext:value-type="float">
            <text:p>101</text:p>
          </table:table-cell>
          <table:table-cell table:formula="of:=[.M82]-(2^8)*0" office:value-type="float" office:value="100.806939338237" calcext:value-type="float">
            <text:p>101</text:p>
          </table:table-cell>
          <table:table-cell table:formula="of:=[.N82]-(2^8)*0" office:value-type="float" office:value="100.606683006538" calcext:value-type="float">
            <text:p>101</text:p>
          </table:table-cell>
          <table:table-cell table:formula="of:=[.O82]-(2^8)*0" office:value-type="float" office:value="100.405860906865" calcext:value-type="float">
            <text:p>100</text:p>
          </table:table-cell>
          <table:table-cell table:formula="of:=[.P82]-(2^8)*0" office:value-type="float" office:value="100.204473039218" calcext:value-type="float">
            <text:p>100</text:p>
          </table:table-cell>
          <table:table-cell table:formula="of:=[.Q82]-(2^8)*0" office:value-type="float" office:value="100.002519403597" calcext:value-type="float">
            <text:p>100</text:p>
          </table:table-cell>
          <table:table-cell table:formula="of:=[.R82]-(2^8)*0" office:value-type="float" office:value="99.800000000002" calcext:value-type="float">
            <text:p>100</text:p>
          </table:table-cell>
          <table:table-cell table:formula="of:=[.S82]-(2^8)*0" office:value-type="float" office:value="99.591332521647" calcext:value-type="float">
            <text:p>100</text:p>
          </table:table-cell>
          <table:table-cell table:formula="of:=[.T82]-(2^8)*0" office:value-type="float" office:value="99.3828030303052" calcext:value-type="float">
            <text:p>99</text:p>
          </table:table-cell>
          <table:table-cell table:formula="of:=[.U82]-(2^8)*0" office:value-type="float" office:value="99.1744115259782" calcext:value-type="float">
            <text:p>99</text:p>
          </table:table-cell>
          <table:table-cell table:formula="of:=[.V82]-(2^8)*0" office:value-type="float" office:value="98.966158008662" calcext:value-type="float">
            <text:p>99</text:p>
          </table:table-cell>
          <table:table-cell table:formula="of:=[.W82]-(2^8)*0" office:value-type="float" office:value="98.7580424783592" calcext:value-type="float">
            <text:p>99</text:p>
          </table:table-cell>
          <table:table-cell table:formula="of:=[.X82]-(2^8)*0" office:value-type="float" office:value="98.5500649350691" calcext:value-type="float">
            <text:p>99</text:p>
          </table:table-cell>
          <table:table-cell table:formula="of:=[.Y82]-(2^8)*0" office:value-type="float" office:value="98.3422253787919" calcext:value-type="float">
            <text:p>98</text:p>
          </table:table-cell>
          <table:table-cell/>
          <table:table-cell table:style-name="ce10" office:value-type="float" office:value="14.8" calcext:value-type="float">
            <text:p>14,8</text:p>
          </table:table-cell>
          <table:table-cell table:style-name="ce10"/>
          <table:table-cell table:formula="of:=PINTERP([.$A$15:.$A$205];[.$C$15:.$C$205];([.AZ$6]+[.$E82]))*1000" office:value-type="float" office:value="564.284301865907" calcext:value-type="float">
            <text:p>564</text:p>
          </table:table-cell>
          <table:table-cell table:formula="of:=PINTERP([.$A$15:.$A$205];[.$C$15:.$C$205];([.BA$6]+[.$E82]))*1000" office:value-type="float" office:value="563.889734295936" calcext:value-type="float">
            <text:p>564</text:p>
          </table:table-cell>
          <table:table-cell table:formula="of:=PINTERP([.$A$15:.$A$205];[.$C$15:.$C$205];([.BB$6]+[.$E82]))*1000" office:value-type="float" office:value="563.492901710415" calcext:value-type="float">
            <text:p>563</text:p>
          </table:table-cell>
          <table:table-cell table:formula="of:=PINTERP([.$A$15:.$A$205];[.$C$15:.$C$205];([.BC$6]+[.$E82]))*1000" office:value-type="float" office:value="563.093804109345" calcext:value-type="float">
            <text:p>563</text:p>
          </table:table-cell>
          <table:table-cell table:formula="of:=PINTERP([.$A$15:.$A$205];[.$C$15:.$C$205];([.BD$6]+[.$E82]))*1000" office:value-type="float" office:value="562.692441492726" calcext:value-type="float">
            <text:p>563</text:p>
          </table:table-cell>
          <table:table-cell table:formula="of:=PINTERP([.$A$15:.$A$205];[.$C$15:.$C$205];([.BE$6]+[.$E82]))*1000" office:value-type="float" office:value="562.288813860557" calcext:value-type="float">
            <text:p>562</text:p>
          </table:table-cell>
          <table:table-cell table:formula="of:=PINTERP([.$A$15:.$A$205];[.$C$15:.$C$205];([.BF$6]+[.$E82]))*1000" office:value-type="float" office:value="561.88292121284" calcext:value-type="float">
            <text:p>562</text:p>
          </table:table-cell>
          <table:table-cell table:formula="of:=PINTERP([.$A$15:.$A$205];[.$C$15:.$C$205];([.BG$6]+[.$E82]))*1000" office:value-type="float" office:value="561.474763549577" calcext:value-type="float">
            <text:p>561</text:p>
          </table:table-cell>
          <table:table-cell table:formula="of:=PINTERP([.$A$15:.$A$205];[.$C$15:.$C$205];([.BH$6]+[.$E82]))*1000" office:value-type="float" office:value="561.064340870761" calcext:value-type="float">
            <text:p>561</text:p>
          </table:table-cell>
          <table:table-cell table:formula="of:=PINTERP([.$A$15:.$A$205];[.$C$15:.$C$205];([.BI$6]+[.$E82]))*1000" office:value-type="float" office:value="560.651653176396" calcext:value-type="float">
            <text:p>561</text:p>
          </table:table-cell>
          <table:table-cell table:formula="of:=PINTERP([.$A$15:.$A$205];[.$C$15:.$C$205];([.BJ$6]+[.$E82]))*1000" office:value-type="float" office:value="560.236700466481" calcext:value-type="float">
            <text:p>560</text:p>
          </table:table-cell>
          <table:table-cell table:formula="of:=PINTERP([.$A$15:.$A$205];[.$C$15:.$C$205];([.BK$6]+[.$E82]))*1000" office:value-type="float" office:value="559.819482741017" calcext:value-type="float">
            <text:p>560</text:p>
          </table:table-cell>
          <table:table-cell table:formula="of:=PINTERP([.$A$15:.$A$205];[.$C$15:.$C$205];([.BL$6]+[.$E82]))*1000" office:value-type="float" office:value="559.400000000004" calcext:value-type="float">
            <text:p>559</text:p>
          </table:table-cell>
          <table:table-cell table:formula="of:=PINTERP([.$A$15:.$A$205];[.$C$15:.$C$205];([.BM$6]+[.$E82]))*1000" office:value-type="float" office:value="558.929697112741" calcext:value-type="float">
            <text:p>559</text:p>
          </table:table-cell>
          <table:table-cell table:formula="of:=PINTERP([.$A$15:.$A$205];[.$C$15:.$C$205];([.BN$6]+[.$E82]))*1000" office:value-type="float" office:value="558.458495574025" calcext:value-type="float">
            <text:p>558</text:p>
          </table:table-cell>
          <table:table-cell table:formula="of:=PINTERP([.$A$15:.$A$205];[.$C$15:.$C$205];([.BO$6]+[.$E82]))*1000" office:value-type="float" office:value="557.986395383855" calcext:value-type="float">
            <text:p>558</text:p>
          </table:table-cell>
          <table:table-cell table:formula="of:=PINTERP([.$A$15:.$A$205];[.$C$15:.$C$205];([.BP$6]+[.$E82]))*1000" office:value-type="float" office:value="557.513396542232" calcext:value-type="float">
            <text:p>558</text:p>
          </table:table-cell>
          <table:table-cell table:formula="of:=PINTERP([.$A$15:.$A$205];[.$C$15:.$C$205];([.BQ$6]+[.$E82]))*1000" office:value-type="float" office:value="557.039499049156" calcext:value-type="float">
            <text:p>557</text:p>
          </table:table-cell>
          <table:table-cell table:formula="of:=PINTERP([.$A$15:.$A$205];[.$C$15:.$C$205];([.BR$6]+[.$E82]))*1000" office:value-type="float" office:value="556.564702904632" calcext:value-type="float">
            <text:p>557</text:p>
          </table:table-cell>
          <table:table-cell table:style-name="ce17" table:formula="of:=PINTERP([.$A$15:.$A$205];[.$C$15:.$C$205];([.BS$6]+[.$E82]))*1000" office:value-type="float" office:value="556.089008108649" calcext:value-type="float">
            <text:p>556</text:p>
          </table:table-cell>
          <table:table-cell table:style-name="ce17"/>
          <table:table-cell table:style-name="ce10" office:value-type="float" office:value="14.8" calcext:value-type="float">
            <text:p>14,8</text:p>
          </table:table-cell>
          <table:table-cell table:formula="of:=[.AZ82]-(2^8)*2" office:value-type="float" office:value="52.2843018659073" calcext:value-type="float">
            <text:p>52</text:p>
          </table:table-cell>
          <table:table-cell table:formula="of:=[.BA82]-(2^8)*2" office:value-type="float" office:value="51.8897342959361" calcext:value-type="float">
            <text:p>52</text:p>
          </table:table-cell>
          <table:table-cell table:formula="of:=[.BB82]-(2^8)*2" office:value-type="float" office:value="51.4929017104153" calcext:value-type="float">
            <text:p>51</text:p>
          </table:table-cell>
          <table:table-cell table:formula="of:=[.BC82]-(2^8)*2" office:value-type="float" office:value="51.0938041093455" calcext:value-type="float">
            <text:p>51</text:p>
          </table:table-cell>
          <table:table-cell table:formula="of:=[.BD82]-(2^8)*2" office:value-type="float" office:value="50.6924414927261" calcext:value-type="float">
            <text:p>51</text:p>
          </table:table-cell>
          <table:table-cell table:formula="of:=[.BE82]-(2^8)*2" office:value-type="float" office:value="50.2888138605574" calcext:value-type="float">
            <text:p>50</text:p>
          </table:table-cell>
          <table:table-cell table:formula="of:=[.BF82]-(2^8)*2" office:value-type="float" office:value="49.8829212128401" calcext:value-type="float">
            <text:p>50</text:p>
          </table:table-cell>
          <table:table-cell table:formula="of:=[.BG82]-(2^8)*2" office:value-type="float" office:value="49.474763549577" calcext:value-type="float">
            <text:p>49</text:p>
          </table:table-cell>
          <table:table-cell table:formula="of:=[.BH82]-(2^8)*2" office:value-type="float" office:value="49.0643408707607" calcext:value-type="float">
            <text:p>49</text:p>
          </table:table-cell>
          <table:table-cell table:formula="of:=[.BI82]-(2^8)*2" office:value-type="float" office:value="48.6516531763957" calcext:value-type="float">
            <text:p>49</text:p>
          </table:table-cell>
          <table:table-cell table:style-name="ce15" table:formula="of:=[.BJ82]-(2^8)*2" office:value-type="float" office:value="48.2367004664809" calcext:value-type="float">
            <text:p>48</text:p>
          </table:table-cell>
          <table:table-cell table:style-name="ce15" table:formula="of:=[.BK82]-(2^8)*2" office:value-type="float" office:value="47.8194827410168" calcext:value-type="float">
            <text:p>48</text:p>
          </table:table-cell>
          <table:table-cell table:style-name="ce15" table:formula="of:=[.BL82]-(2^8)*2" office:value-type="float" office:value="47.4000000000041" calcext:value-type="float">
            <text:p>47</text:p>
          </table:table-cell>
          <table:table-cell table:style-name="ce15" table:formula="of:=[.BM82]-(2^8)*2" office:value-type="float" office:value="46.929697112741" calcext:value-type="float">
            <text:p>47</text:p>
          </table:table-cell>
          <table:table-cell table:style-name="ce15" table:formula="of:=[.BN82]-(2^8)*2" office:value-type="float" office:value="46.4584955740247" calcext:value-type="float">
            <text:p>46</text:p>
          </table:table-cell>
          <table:table-cell table:style-name="ce15" table:formula="of:=[.BO82]-(2^8)*2" office:value-type="float" office:value="45.9863953838546" calcext:value-type="float">
            <text:p>46</text:p>
          </table:table-cell>
          <table:table-cell table:style-name="ce15" table:formula="of:=[.BP82]-(2^8)*2" office:value-type="float" office:value="45.5133965422317" calcext:value-type="float">
            <text:p>46</text:p>
          </table:table-cell>
          <table:table-cell table:style-name="ce15" table:formula="of:=[.BQ82]-(2^8)*2" office:value-type="float" office:value="45.0394990491561" calcext:value-type="float">
            <text:p>45</text:p>
          </table:table-cell>
          <table:table-cell table:style-name="ce15" table:formula="of:=[.BR82]-(2^8)*2" office:value-type="float" office:value="44.5647029046318" calcext:value-type="float">
            <text:p>45</text:p>
          </table:table-cell>
          <table:table-cell table:style-name="ce15" table:formula="of:=[.BS82]-(2^8)*2" office:value-type="float" office:value="44.0890081086494" calcext:value-type="float">
            <text:p>44</text:p>
          </table:table-cell>
        </table:table-row>
        <table:table-row table:style-name="ro2">
          <table:table-cell table:style-name="ce4" office:value-type="float" office:value="80.86" calcext:value-type="float">
            <text:p>80,860</text:p>
          </table:table-cell>
          <table:table-cell office:value-type="percentage" office:value="0.6916" calcext:value-type="percentage">
            <text:p>69,16%</text:p>
          </table:table-cell>
          <table:table-cell office:value-type="percentage" office:value="0.8532" calcext:value-type="percentage">
            <text:p>85,32%</text:p>
          </table:table-cell>
          <table:table-cell/>
          <table:table-cell office:value-type="float" office:value="15" calcext:value-type="float">
            <text:p>15,0</text:p>
          </table:table-cell>
          <table:table-cell table:formula="of:=PINTERP([.$A$15:.$A$205];[.$B$15:.$B$205];([.F$6]+[.$E83]))*1000" office:value-type="float" office:value="98.1345238095236" calcext:value-type="float">
            <text:p>98</text:p>
          </table:table-cell>
          <table:table-cell table:formula="of:=PINTERP([.$A$15:.$A$205];[.$B$15:.$B$205];([.G$6]+[.$E83]))*1000" office:value-type="float" office:value="97.9269602272727" calcext:value-type="float">
            <text:p>98</text:p>
          </table:table-cell>
          <table:table-cell table:formula="of:=PINTERP([.$A$15:.$A$205];[.$B$15:.$B$205];([.H$6]+[.$E83]))*1000" office:value-type="float" office:value="97.7195346320345" calcext:value-type="float">
            <text:p>98</text:p>
          </table:table-cell>
          <table:table-cell table:formula="of:=PINTERP([.$A$15:.$A$205];[.$B$15:.$B$205];([.I$6]+[.$E83]))*1000" office:value-type="float" office:value="97.5122470238096" calcext:value-type="float">
            <text:p>98</text:p>
          </table:table-cell>
          <table:table-cell table:formula="of:=PINTERP([.$A$15:.$A$205];[.$B$15:.$B$205];([.J$6]+[.$E83]))*1000" office:value-type="float" office:value="97.3050974025974" calcext:value-type="float">
            <text:p>97</text:p>
          </table:table-cell>
          <table:table-cell table:formula="of:=PINTERP([.$A$15:.$A$205];[.$B$15:.$B$205];([.K$6]+[.$E83]))*1000" office:value-type="float" office:value="97.0980857683982" calcext:value-type="float">
            <text:p>97</text:p>
          </table:table-cell>
          <table:table-cell table:formula="of:=PINTERP([.$A$15:.$A$205];[.$B$15:.$B$205];([.L$6]+[.$E83]))*1000" office:value-type="float" office:value="96.8912121212122" calcext:value-type="float">
            <text:p>97</text:p>
          </table:table-cell>
          <table:table-cell table:formula="of:=PINTERP([.$A$15:.$A$205];[.$B$15:.$B$205];([.M$6]+[.$E83]))*1000" office:value-type="float" office:value="96.684476461041" calcext:value-type="float">
            <text:p>97</text:p>
          </table:table-cell>
          <table:table-cell table:formula="of:=PINTERP([.$A$15:.$A$205];[.$B$15:.$B$205];([.N$6]+[.$E83]))*1000" office:value-type="float" office:value="96.4778787878807" calcext:value-type="float">
            <text:p>96</text:p>
          </table:table-cell>
          <table:table-cell table:formula="of:=PINTERP([.$A$15:.$A$205];[.$B$15:.$B$205];([.O$6]+[.$E83]))*1000" office:value-type="float" office:value="96.2714191017338" calcext:value-type="float">
            <text:p>96</text:p>
          </table:table-cell>
          <table:table-cell table:formula="of:=PINTERP([.$A$15:.$A$205];[.$B$15:.$B$205];([.P$6]+[.$E83]))*1000" office:value-type="float" office:value="96.0650974025995" calcext:value-type="float">
            <text:p>96</text:p>
          </table:table-cell>
          <table:table-cell table:formula="of:=PINTERP([.$A$15:.$A$205];[.$B$15:.$B$205];([.Q$6]+[.$E83]))*1000" office:value-type="float" office:value="95.8589136904781" calcext:value-type="float">
            <text:p>96</text:p>
          </table:table-cell>
          <table:table-cell table:formula="of:=PINTERP([.$A$15:.$A$205];[.$B$15:.$B$205];([.R$6]+[.$E83]))*1000" office:value-type="float" office:value="95.6528679653701" calcext:value-type="float">
            <text:p>96</text:p>
          </table:table-cell>
          <table:table-cell table:formula="of:=PINTERP([.$A$15:.$A$205];[.$B$15:.$B$205];([.S$6]+[.$E83]))*1000" office:value-type="float" office:value="95.4469602272748" calcext:value-type="float">
            <text:p>95</text:p>
          </table:table-cell>
          <table:table-cell table:formula="of:=PINTERP([.$A$15:.$A$205];[.$B$15:.$B$205];([.T$6]+[.$E83]))*1000" office:value-type="float" office:value="95.2411904761927" calcext:value-type="float">
            <text:p>95</text:p>
          </table:table-cell>
          <table:table-cell table:formula="of:=PINTERP([.$A$15:.$A$205];[.$B$15:.$B$205];([.U$6]+[.$E83]))*1000" office:value-type="float" office:value="95.0355587121254" calcext:value-type="float">
            <text:p>95</text:p>
          </table:table-cell>
          <table:table-cell table:formula="of:=PINTERP([.$A$15:.$A$205];[.$B$15:.$B$205];([.V$6]+[.$E83]))*1000" office:value-type="float" office:value="94.830064935069" calcext:value-type="float">
            <text:p>95</text:p>
          </table:table-cell>
          <table:table-cell table:formula="of:=PINTERP([.$A$15:.$A$205];[.$B$15:.$B$205];([.W$6]+[.$E83]))*1000" office:value-type="float" office:value="94.6247091450259" calcext:value-type="float">
            <text:p>95</text:p>
          </table:table-cell>
          <table:table-cell table:formula="of:=PINTERP([.$A$15:.$A$205];[.$B$15:.$B$205];([.X$6]+[.$E83]))*1000" office:value-type="float" office:value="94.4194913419955" calcext:value-type="float">
            <text:p>94</text:p>
          </table:table-cell>
          <table:table-cell table:formula="of:=PINTERP([.$A$15:.$A$205];[.$B$15:.$B$205];([.Y$6]+[.$E83]))*1000" office:value-type="float" office:value="94.2144115259781" calcext:value-type="float">
            <text:p>94</text:p>
          </table:table-cell>
          <table:table-cell/>
          <table:table-cell office:value-type="float" office:value="15" calcext:value-type="float">
            <text:p>15,0</text:p>
          </table:table-cell>
          <table:table-cell/>
          <table:table-cell table:formula="of:=[.F83]-(2^8)*0" office:value-type="float" office:value="98.1345238095236" calcext:value-type="float">
            <text:p>98</text:p>
          </table:table-cell>
          <table:table-cell table:formula="of:=[.G83]-(2^8)*0" office:value-type="float" office:value="97.9269602272727" calcext:value-type="float">
            <text:p>98</text:p>
          </table:table-cell>
          <table:table-cell table:formula="of:=[.H83]-(2^8)*0" office:value-type="float" office:value="97.7195346320345" calcext:value-type="float">
            <text:p>98</text:p>
          </table:table-cell>
          <table:table-cell table:formula="of:=[.I83]-(2^8)*0" office:value-type="float" office:value="97.5122470238096" calcext:value-type="float">
            <text:p>98</text:p>
          </table:table-cell>
          <table:table-cell table:formula="of:=[.J83]-(2^8)*0" office:value-type="float" office:value="97.3050974025974" calcext:value-type="float">
            <text:p>97</text:p>
          </table:table-cell>
          <table:table-cell table:formula="of:=[.K83]-(2^8)*0" office:value-type="float" office:value="97.0980857683982" calcext:value-type="float">
            <text:p>97</text:p>
          </table:table-cell>
          <table:table-cell table:formula="of:=[.L83]-(2^8)*0" office:value-type="float" office:value="96.8912121212122" calcext:value-type="float">
            <text:p>97</text:p>
          </table:table-cell>
          <table:table-cell table:formula="of:=[.M83]-(2^8)*0" office:value-type="float" office:value="96.684476461041" calcext:value-type="float">
            <text:p>97</text:p>
          </table:table-cell>
          <table:table-cell table:formula="of:=[.N83]-(2^8)*0" office:value-type="float" office:value="96.4778787878807" calcext:value-type="float">
            <text:p>96</text:p>
          </table:table-cell>
          <table:table-cell table:formula="of:=[.O83]-(2^8)*0" office:value-type="float" office:value="96.2714191017338" calcext:value-type="float">
            <text:p>96</text:p>
          </table:table-cell>
          <table:table-cell table:formula="of:=[.P83]-(2^8)*0" office:value-type="float" office:value="96.0650974025995" calcext:value-type="float">
            <text:p>96</text:p>
          </table:table-cell>
          <table:table-cell table:formula="of:=[.Q83]-(2^8)*0" office:value-type="float" office:value="95.8589136904781" calcext:value-type="float">
            <text:p>96</text:p>
          </table:table-cell>
          <table:table-cell table:formula="of:=[.R83]-(2^8)*0" office:value-type="float" office:value="95.6528679653701" calcext:value-type="float">
            <text:p>96</text:p>
          </table:table-cell>
          <table:table-cell table:formula="of:=[.S83]-(2^8)*0" office:value-type="float" office:value="95.4469602272748" calcext:value-type="float">
            <text:p>95</text:p>
          </table:table-cell>
          <table:table-cell table:formula="of:=[.T83]-(2^8)*0" office:value-type="float" office:value="95.2411904761927" calcext:value-type="float">
            <text:p>95</text:p>
          </table:table-cell>
          <table:table-cell table:formula="of:=[.U83]-(2^8)*0" office:value-type="float" office:value="95.0355587121254" calcext:value-type="float">
            <text:p>95</text:p>
          </table:table-cell>
          <table:table-cell table:formula="of:=[.V83]-(2^8)*0" office:value-type="float" office:value="94.830064935069" calcext:value-type="float">
            <text:p>95</text:p>
          </table:table-cell>
          <table:table-cell table:formula="of:=[.W83]-(2^8)*0" office:value-type="float" office:value="94.6247091450259" calcext:value-type="float">
            <text:p>95</text:p>
          </table:table-cell>
          <table:table-cell table:formula="of:=[.X83]-(2^8)*0" office:value-type="float" office:value="94.4194913419955" calcext:value-type="float">
            <text:p>94</text:p>
          </table:table-cell>
          <table:table-cell table:formula="of:=[.Y83]-(2^8)*0" office:value-type="float" office:value="94.2144115259781" calcext:value-type="float">
            <text:p>94</text:p>
          </table:table-cell>
          <table:table-cell/>
          <table:table-cell table:style-name="ce10" office:value-type="float" office:value="15" calcext:value-type="float">
            <text:p>15,0</text:p>
          </table:table-cell>
          <table:table-cell table:style-name="ce10"/>
          <table:table-cell table:formula="of:=PINTERP([.$A$15:.$A$205];[.$C$15:.$C$205];([.AZ$6]+[.$E83]))*1000" office:value-type="float" office:value="555.612414661205" calcext:value-type="float">
            <text:p>556</text:p>
          </table:table-cell>
          <table:table-cell table:formula="of:=PINTERP([.$A$15:.$A$205];[.$C$15:.$C$205];([.BA$6]+[.$E83]))*1000" office:value-type="float" office:value="555.134922562317" calcext:value-type="float">
            <text:p>555</text:p>
          </table:table-cell>
          <table:table-cell table:formula="of:=PINTERP([.$A$15:.$A$205];[.$C$15:.$C$205];([.BB$6]+[.$E83]))*1000" office:value-type="float" office:value="554.656531811975" calcext:value-type="float">
            <text:p>555</text:p>
          </table:table-cell>
          <table:table-cell table:formula="of:=PINTERP([.$A$15:.$A$205];[.$C$15:.$C$205];([.BC$6]+[.$E83]))*1000" office:value-type="float" office:value="554.177242410181" calcext:value-type="float">
            <text:p>554</text:p>
          </table:table-cell>
          <table:table-cell table:formula="of:=PINTERP([.$A$15:.$A$205];[.$C$15:.$C$205];([.BD$6]+[.$E83]))*1000" office:value-type="float" office:value="553.697054356933" calcext:value-type="float">
            <text:p>554</text:p>
          </table:table-cell>
          <table:table-cell table:formula="of:=PINTERP([.$A$15:.$A$205];[.$C$15:.$C$205];([.BE$6]+[.$E83]))*1000" office:value-type="float" office:value="553.215967652233" calcext:value-type="float">
            <text:p>553</text:p>
          </table:table-cell>
          <table:table-cell table:formula="of:=PINTERP([.$A$15:.$A$205];[.$C$15:.$C$205];([.BF$6]+[.$E83]))*1000" office:value-type="float" office:value="552.733982296079" calcext:value-type="float">
            <text:p>553</text:p>
          </table:table-cell>
          <table:table-cell table:formula="of:=PINTERP([.$A$15:.$A$205];[.$C$15:.$C$205];([.BG$6]+[.$E83]))*1000" office:value-type="float" office:value="552.251098288477" calcext:value-type="float">
            <text:p>552</text:p>
          </table:table-cell>
          <table:table-cell table:formula="of:=PINTERP([.$A$15:.$A$205];[.$C$15:.$C$205];([.BH$6]+[.$E83]))*1000" office:value-type="float" office:value="551.767315629417" calcext:value-type="float">
            <text:p>552</text:p>
          </table:table-cell>
          <table:table-cell table:formula="of:=PINTERP([.$A$15:.$A$205];[.$C$15:.$C$205];([.BI$6]+[.$E83]))*1000" office:value-type="float" office:value="551.282634318905" calcext:value-type="float">
            <text:p>551</text:p>
          </table:table-cell>
          <table:table-cell table:formula="of:=PINTERP([.$A$15:.$A$205];[.$C$15:.$C$205];([.BJ$6]+[.$E83]))*1000" office:value-type="float" office:value="550.797054356938" calcext:value-type="float">
            <text:p>551</text:p>
          </table:table-cell>
          <table:table-cell table:formula="of:=PINTERP([.$A$15:.$A$205];[.$C$15:.$C$205];([.BK$6]+[.$E83]))*1000" office:value-type="float" office:value="550.310575743519" calcext:value-type="float">
            <text:p>550</text:p>
          </table:table-cell>
          <table:table-cell table:formula="of:=PINTERP([.$A$15:.$A$205];[.$C$15:.$C$205];([.BL$6]+[.$E83]))*1000" office:value-type="float" office:value="549.823198478647" calcext:value-type="float">
            <text:p>550</text:p>
          </table:table-cell>
          <table:table-cell table:formula="of:=PINTERP([.$A$15:.$A$205];[.$C$15:.$C$205];([.BM$6]+[.$E83]))*1000" office:value-type="float" office:value="549.334922562322" calcext:value-type="float">
            <text:p>549</text:p>
          </table:table-cell>
          <table:table-cell table:formula="of:=PINTERP([.$A$15:.$A$205];[.$C$15:.$C$205];([.BN$6]+[.$E83]))*1000" office:value-type="float" office:value="548.845747994544" calcext:value-type="float">
            <text:p>549</text:p>
          </table:table-cell>
          <table:table-cell table:formula="of:=PINTERP([.$A$15:.$A$205];[.$C$15:.$C$205];([.BO$6]+[.$E83]))*1000" office:value-type="float" office:value="548.355674775312" calcext:value-type="float">
            <text:p>548</text:p>
          </table:table-cell>
          <table:table-cell table:formula="of:=PINTERP([.$A$15:.$A$205];[.$C$15:.$C$205];([.BP$6]+[.$E83]))*1000" office:value-type="float" office:value="547.864702904627" calcext:value-type="float">
            <text:p>548</text:p>
          </table:table-cell>
          <table:table-cell table:formula="of:=PINTERP([.$A$15:.$A$205];[.$C$15:.$C$205];([.BQ$6]+[.$E83]))*1000" office:value-type="float" office:value="547.37283238249" calcext:value-type="float">
            <text:p>547</text:p>
          </table:table-cell>
          <table:table-cell table:formula="of:=PINTERP([.$A$15:.$A$205];[.$C$15:.$C$205];([.BR$6]+[.$E83]))*1000" office:value-type="float" office:value="546.880063208904" calcext:value-type="float">
            <text:p>547</text:p>
          </table:table-cell>
          <table:table-cell table:style-name="ce17" table:formula="of:=PINTERP([.$A$15:.$A$205];[.$C$15:.$C$205];([.BS$6]+[.$E83]))*1000" office:value-type="float" office:value="546.38639538386" calcext:value-type="float">
            <text:p>546</text:p>
          </table:table-cell>
          <table:table-cell table:style-name="ce17"/>
          <table:table-cell table:style-name="ce10" office:value-type="float" office:value="15" calcext:value-type="float">
            <text:p>15,0</text:p>
          </table:table-cell>
          <table:table-cell table:formula="of:=[.AZ83]-(2^8)*2" office:value-type="float" office:value="43.6124146612045" calcext:value-type="float">
            <text:p>44</text:p>
          </table:table-cell>
          <table:table-cell table:formula="of:=[.BA83]-(2^8)*2" office:value-type="float" office:value="43.1349225623167" calcext:value-type="float">
            <text:p>43</text:p>
          </table:table-cell>
          <table:table-cell table:formula="of:=[.BB83]-(2^8)*2" office:value-type="float" office:value="42.6565318119752" calcext:value-type="float">
            <text:p>43</text:p>
          </table:table-cell>
          <table:table-cell table:formula="of:=[.BC83]-(2^8)*2" office:value-type="float" office:value="42.1772424101812" calcext:value-type="float">
            <text:p>42</text:p>
          </table:table-cell>
          <table:table-cell table:formula="of:=[.BD83]-(2^8)*2" office:value-type="float" office:value="41.6970543569335" calcext:value-type="float">
            <text:p>42</text:p>
          </table:table-cell>
          <table:table-cell table:formula="of:=[.BE83]-(2^8)*2" office:value-type="float" office:value="41.2159676522326" calcext:value-type="float">
            <text:p>41</text:p>
          </table:table-cell>
          <table:table-cell table:formula="of:=[.BF83]-(2^8)*2" office:value-type="float" office:value="40.7339822960793" calcext:value-type="float">
            <text:p>41</text:p>
          </table:table-cell>
          <table:table-cell table:formula="of:=[.BG83]-(2^8)*2" office:value-type="float" office:value="40.2510982884772" calcext:value-type="float">
            <text:p>40</text:p>
          </table:table-cell>
          <table:table-cell table:formula="of:=[.BH83]-(2^8)*2" office:value-type="float" office:value="39.767315629417" calcext:value-type="float">
            <text:p>40</text:p>
          </table:table-cell>
          <table:table-cell table:formula="of:=[.BI83]-(2^8)*2" office:value-type="float" office:value="39.2826343189045" calcext:value-type="float">
            <text:p>39</text:p>
          </table:table-cell>
          <table:table-cell table:style-name="ce15" table:formula="of:=[.BJ83]-(2^8)*2" office:value-type="float" office:value="38.7970543569382" calcext:value-type="float">
            <text:p>39</text:p>
          </table:table-cell>
          <table:table-cell table:style-name="ce15" table:formula="of:=[.BK83]-(2^8)*2" office:value-type="float" office:value="38.3105757435189" calcext:value-type="float">
            <text:p>38</text:p>
          </table:table-cell>
          <table:table-cell table:style-name="ce15" table:formula="of:=[.BL83]-(2^8)*2" office:value-type="float" office:value="37.8231984786471" calcext:value-type="float">
            <text:p>38</text:p>
          </table:table-cell>
          <table:table-cell table:style-name="ce15" table:formula="of:=[.BM83]-(2^8)*2" office:value-type="float" office:value="37.3349225623216" calcext:value-type="float">
            <text:p>37</text:p>
          </table:table-cell>
          <table:table-cell table:style-name="ce15" table:formula="of:=[.BN83]-(2^8)*2" office:value-type="float" office:value="36.8457479945438" calcext:value-type="float">
            <text:p>37</text:p>
          </table:table-cell>
          <table:table-cell table:style-name="ce15" table:formula="of:=[.BO83]-(2^8)*2" office:value-type="float" office:value="36.355674775312" calcext:value-type="float">
            <text:p>36</text:p>
          </table:table-cell>
          <table:table-cell table:style-name="ce15" table:formula="of:=[.BP83]-(2^8)*2" office:value-type="float" office:value="35.8647029046271" calcext:value-type="float">
            <text:p>36</text:p>
          </table:table-cell>
          <table:table-cell table:style-name="ce15" table:formula="of:=[.BQ83]-(2^8)*2" office:value-type="float" office:value="35.3728323824901" calcext:value-type="float">
            <text:p>35</text:p>
          </table:table-cell>
          <table:table-cell table:style-name="ce15" table:formula="of:=[.BR83]-(2^8)*2" office:value-type="float" office:value="34.8800632089039" calcext:value-type="float">
            <text:p>35</text:p>
          </table:table-cell>
          <table:table-cell table:style-name="ce15" table:formula="of:=[.BS83]-(2^8)*2" office:value-type="float" office:value="34.3863953838601" calcext:value-type="float">
            <text:p>34</text:p>
          </table:table-cell>
        </table:table-row>
        <table:table-row table:style-name="ro2">
          <table:table-cell office:value-type="float" office:value="80.91" calcext:value-type="float">
            <text:p>80,910</text:p>
          </table:table-cell>
          <table:table-cell office:value-type="percentage" office:value="0.6869" calcext:value-type="percentage">
            <text:p>68,69%</text:p>
          </table:table-cell>
          <table:table-cell office:value-type="percentage" office:value="0.8524" calcext:value-type="percentage">
            <text:p>85,24%</text:p>
          </table:table-cell>
          <table:table-cell/>
          <table:table-cell office:value-type="float" office:value="15.2" calcext:value-type="float">
            <text:p>15,2</text:p>
          </table:table-cell>
          <table:table-cell table:formula="of:=PINTERP([.$A$15:.$A$205];[.$B$15:.$B$205];([.F$6]+[.$E84]))*1000" office:value-type="float" office:value="94.0094696969696" calcext:value-type="float">
            <text:p>94</text:p>
          </table:table-cell>
          <table:table-cell table:formula="of:=PINTERP([.$A$15:.$A$205];[.$B$15:.$B$205];([.G$6]+[.$E84]))*1000" office:value-type="float" office:value="93.8046658549785" calcext:value-type="float">
            <text:p>94</text:p>
          </table:table-cell>
          <table:table-cell table:formula="of:=PINTERP([.$A$15:.$A$205];[.$B$15:.$B$205];([.H$6]+[.$E84]))*1000" office:value-type="float" office:value="93.6" calcext:value-type="float">
            <text:p>94</text:p>
          </table:table-cell>
          <table:table-cell table:formula="of:=PINTERP([.$A$15:.$A$205];[.$B$15:.$B$205];([.I$6]+[.$E84]))*1000" office:value-type="float" office:value="93.4056604656606" calcext:value-type="float">
            <text:p>93</text:p>
          </table:table-cell>
          <table:table-cell table:formula="of:=PINTERP([.$A$15:.$A$205];[.$B$15:.$B$205];([.J$6]+[.$E84]))*1000" office:value-type="float" office:value="93.2119141219142" calcext:value-type="float">
            <text:p>93</text:p>
          </table:table-cell>
          <table:table-cell table:formula="of:=PINTERP([.$A$15:.$A$205];[.$B$15:.$B$205];([.K$6]+[.$E84]))*1000" office:value-type="float" office:value="93.018760968761" calcext:value-type="float">
            <text:p>93</text:p>
          </table:table-cell>
          <table:table-cell table:formula="of:=PINTERP([.$A$15:.$A$205];[.$B$15:.$B$205];([.L$6]+[.$E84]))*1000" office:value-type="float" office:value="92.8262010062012" calcext:value-type="float">
            <text:p>93</text:p>
          </table:table-cell>
          <table:table-cell table:formula="of:=PINTERP([.$A$15:.$A$205];[.$B$15:.$B$205];([.M$6]+[.$E84]))*1000" office:value-type="float" office:value="92.6342342342362" calcext:value-type="float">
            <text:p>93</text:p>
          </table:table-cell>
          <table:table-cell table:formula="of:=PINTERP([.$A$15:.$A$205];[.$B$15:.$B$205];([.N$6]+[.$E84]))*1000" office:value-type="float" office:value="92.4428606528625" calcext:value-type="float">
            <text:p>92</text:p>
          </table:table-cell>
          <table:table-cell table:formula="of:=PINTERP([.$A$15:.$A$205];[.$B$15:.$B$205];([.O$6]+[.$E84]))*1000" office:value-type="float" office:value="92.2520802620823" calcext:value-type="float">
            <text:p>92</text:p>
          </table:table-cell>
          <table:table-cell table:formula="of:=PINTERP([.$A$15:.$A$205];[.$B$15:.$B$205];([.P$6]+[.$E84]))*1000" office:value-type="float" office:value="92.061893061895" calcext:value-type="float">
            <text:p>92</text:p>
          </table:table-cell>
          <table:table-cell table:formula="of:=PINTERP([.$A$15:.$A$205];[.$B$15:.$B$205];([.Q$6]+[.$E84]))*1000" office:value-type="float" office:value="91.8722990523009" calcext:value-type="float">
            <text:p>92</text:p>
          </table:table-cell>
          <table:table-cell table:formula="of:=PINTERP([.$A$15:.$A$205];[.$B$15:.$B$205];([.R$6]+[.$E84]))*1000" office:value-type="float" office:value="91.6832982333002" calcext:value-type="float">
            <text:p>92</text:p>
          </table:table-cell>
          <table:table-cell table:formula="of:=PINTERP([.$A$15:.$A$205];[.$B$15:.$B$205];([.S$6]+[.$E84]))*1000" office:value-type="float" office:value="91.4948906048925" calcext:value-type="float">
            <text:p>91</text:p>
          </table:table-cell>
          <table:table-cell table:formula="of:=PINTERP([.$A$15:.$A$205];[.$B$15:.$B$205];([.T$6]+[.$E84]))*1000" office:value-type="float" office:value="91.3070761670782" calcext:value-type="float">
            <text:p>91</text:p>
          </table:table-cell>
          <table:table-cell table:formula="of:=PINTERP([.$A$15:.$A$205];[.$B$15:.$B$205];([.U$6]+[.$E84]))*1000" office:value-type="float" office:value="91.1198549198587" calcext:value-type="float">
            <text:p>91</text:p>
          </table:table-cell>
          <table:table-cell table:formula="of:=PINTERP([.$A$15:.$A$205];[.$B$15:.$B$205];([.V$6]+[.$E84]))*1000" office:value-type="float" office:value="90.9332268632306" calcext:value-type="float">
            <text:p>91</text:p>
          </table:table-cell>
          <table:table-cell table:formula="of:=PINTERP([.$A$15:.$A$205];[.$B$15:.$B$205];([.W$6]+[.$E84]))*1000" office:value-type="float" office:value="90.7471919971959" calcext:value-type="float">
            <text:p>91</text:p>
          </table:table-cell>
          <table:table-cell table:formula="of:=PINTERP([.$A$15:.$A$205];[.$B$15:.$B$205];([.X$6]+[.$E84]))*1000" office:value-type="float" office:value="90.5617503217541" calcext:value-type="float">
            <text:p>91</text:p>
          </table:table-cell>
          <table:table-cell table:formula="of:=PINTERP([.$A$15:.$A$205];[.$B$15:.$B$205];([.Y$6]+[.$E84]))*1000" office:value-type="float" office:value="90.3769018369055" calcext:value-type="float">
            <text:p>90</text:p>
          </table:table-cell>
          <table:table-cell/>
          <table:table-cell office:value-type="float" office:value="15.2" calcext:value-type="float">
            <text:p>15,2</text:p>
          </table:table-cell>
          <table:table-cell/>
          <table:table-cell table:formula="of:=[.F84]-(2^8)*0" office:value-type="float" office:value="94.0094696969696" calcext:value-type="float">
            <text:p>94</text:p>
          </table:table-cell>
          <table:table-cell table:formula="of:=[.G84]-(2^8)*0" office:value-type="float" office:value="93.8046658549785" calcext:value-type="float">
            <text:p>94</text:p>
          </table:table-cell>
          <table:table-cell table:formula="of:=[.H84]-(2^8)*0" office:value-type="float" office:value="93.6" calcext:value-type="float">
            <text:p>94</text:p>
          </table:table-cell>
          <table:table-cell table:formula="of:=[.I84]-(2^8)*0" office:value-type="float" office:value="93.4056604656606" calcext:value-type="float">
            <text:p>93</text:p>
          </table:table-cell>
          <table:table-cell table:formula="of:=[.J84]-(2^8)*0" office:value-type="float" office:value="93.2119141219142" calcext:value-type="float">
            <text:p>93</text:p>
          </table:table-cell>
          <table:table-cell table:formula="of:=[.K84]-(2^8)*0" office:value-type="float" office:value="93.018760968761" calcext:value-type="float">
            <text:p>93</text:p>
          </table:table-cell>
          <table:table-cell table:formula="of:=[.L84]-(2^8)*0" office:value-type="float" office:value="92.8262010062012" calcext:value-type="float">
            <text:p>93</text:p>
          </table:table-cell>
          <table:table-cell table:formula="of:=[.M84]-(2^8)*0" office:value-type="float" office:value="92.6342342342362" calcext:value-type="float">
            <text:p>93</text:p>
          </table:table-cell>
          <table:table-cell table:formula="of:=[.N84]-(2^8)*0" office:value-type="float" office:value="92.4428606528625" calcext:value-type="float">
            <text:p>92</text:p>
          </table:table-cell>
          <table:table-cell table:formula="of:=[.O84]-(2^8)*0" office:value-type="float" office:value="92.2520802620823" calcext:value-type="float">
            <text:p>92</text:p>
          </table:table-cell>
          <table:table-cell table:formula="of:=[.P84]-(2^8)*0" office:value-type="float" office:value="92.061893061895" calcext:value-type="float">
            <text:p>92</text:p>
          </table:table-cell>
          <table:table-cell table:formula="of:=[.Q84]-(2^8)*0" office:value-type="float" office:value="91.8722990523009" calcext:value-type="float">
            <text:p>92</text:p>
          </table:table-cell>
          <table:table-cell table:formula="of:=[.R84]-(2^8)*0" office:value-type="float" office:value="91.6832982333002" calcext:value-type="float">
            <text:p>92</text:p>
          </table:table-cell>
          <table:table-cell table:formula="of:=[.S84]-(2^8)*0" office:value-type="float" office:value="91.4948906048925" calcext:value-type="float">
            <text:p>91</text:p>
          </table:table-cell>
          <table:table-cell table:formula="of:=[.T84]-(2^8)*0" office:value-type="float" office:value="91.3070761670782" calcext:value-type="float">
            <text:p>91</text:p>
          </table:table-cell>
          <table:table-cell table:formula="of:=[.U84]-(2^8)*0" office:value-type="float" office:value="91.1198549198587" calcext:value-type="float">
            <text:p>91</text:p>
          </table:table-cell>
          <table:table-cell table:formula="of:=[.V84]-(2^8)*0" office:value-type="float" office:value="90.9332268632306" calcext:value-type="float">
            <text:p>91</text:p>
          </table:table-cell>
          <table:table-cell table:formula="of:=[.W84]-(2^8)*0" office:value-type="float" office:value="90.7471919971959" calcext:value-type="float">
            <text:p>91</text:p>
          </table:table-cell>
          <table:table-cell table:formula="of:=[.X84]-(2^8)*0" office:value-type="float" office:value="90.5617503217541" calcext:value-type="float">
            <text:p>91</text:p>
          </table:table-cell>
          <table:table-cell table:formula="of:=[.Y84]-(2^8)*0" office:value-type="float" office:value="90.3769018369055" calcext:value-type="float">
            <text:p>90</text:p>
          </table:table-cell>
          <table:table-cell/>
          <table:table-cell table:style-name="ce10" office:value-type="float" office:value="15.2" calcext:value-type="float">
            <text:p>15,2</text:p>
          </table:table-cell>
          <table:table-cell table:style-name="ce10"/>
          <table:table-cell table:formula="of:=PINTERP([.$A$15:.$A$205];[.$C$15:.$C$205];([.AZ$6]+[.$E84]))*1000" office:value-type="float" office:value="545.891828907353" calcext:value-type="float">
            <text:p>546</text:p>
          </table:table-cell>
          <table:table-cell table:formula="of:=PINTERP([.$A$15:.$A$205];[.$C$15:.$C$205];([.BA$6]+[.$E84]))*1000" office:value-type="float" office:value="545.396363779404" calcext:value-type="float">
            <text:p>545</text:p>
          </table:table-cell>
          <table:table-cell table:formula="of:=PINTERP([.$A$15:.$A$205];[.$C$15:.$C$205];([.BB$6]+[.$E84]))*1000" office:value-type="float" office:value="544.9" calcext:value-type="float">
            <text:p>545</text:p>
          </table:table-cell>
          <table:table-cell table:formula="of:=PINTERP([.$A$15:.$A$205];[.$C$15:.$C$205];([.BC$6]+[.$E84]))*1000" office:value-type="float" office:value="544.453415493416" calcext:value-type="float">
            <text:p>544</text:p>
          </table:table-cell>
          <table:table-cell table:formula="of:=PINTERP([.$A$15:.$A$205];[.$C$15:.$C$205];([.BD$6]+[.$E84]))*1000" office:value-type="float" office:value="544.007280397281" calcext:value-type="float">
            <text:p>544</text:p>
          </table:table-cell>
          <table:table-cell table:formula="of:=PINTERP([.$A$15:.$A$205];[.$C$15:.$C$205];([.BE$6]+[.$E84]))*1000" office:value-type="float" office:value="543.561594711595" calcext:value-type="float">
            <text:p>544</text:p>
          </table:table-cell>
          <table:table-cell table:formula="of:=PINTERP([.$A$15:.$A$205];[.$C$15:.$C$205];([.BF$6]+[.$E84]))*1000" office:value-type="float" office:value="543.116358436359" calcext:value-type="float">
            <text:p>543</text:p>
          </table:table-cell>
          <table:table-cell table:formula="of:=PINTERP([.$A$15:.$A$205];[.$C$15:.$C$205];([.BG$6]+[.$E84]))*1000" office:value-type="float" office:value="542.671571571576" calcext:value-type="float">
            <text:p>543</text:p>
          </table:table-cell>
          <table:table-cell table:formula="of:=PINTERP([.$A$15:.$A$205];[.$C$15:.$C$205];([.BH$6]+[.$E84]))*1000" office:value-type="float" office:value="542.227234117239" calcext:value-type="float">
            <text:p>542</text:p>
          </table:table-cell>
          <table:table-cell table:formula="of:=PINTERP([.$A$15:.$A$205];[.$C$15:.$C$205];([.BI$6]+[.$E84]))*1000" office:value-type="float" office:value="541.783346073351" calcext:value-type="float">
            <text:p>542</text:p>
          </table:table-cell>
          <table:table-cell table:formula="of:=PINTERP([.$A$15:.$A$205];[.$C$15:.$C$205];([.BJ$6]+[.$E84]))*1000" office:value-type="float" office:value="541.339907439912" calcext:value-type="float">
            <text:p>541</text:p>
          </table:table-cell>
          <table:table-cell table:formula="of:=PINTERP([.$A$15:.$A$205];[.$C$15:.$C$205];([.BK$6]+[.$E84]))*1000" office:value-type="float" office:value="540.896918216923" calcext:value-type="float">
            <text:p>541</text:p>
          </table:table-cell>
          <table:table-cell table:formula="of:=PINTERP([.$A$15:.$A$205];[.$C$15:.$C$205];([.BL$6]+[.$E84]))*1000" office:value-type="float" office:value="540.454378404383" calcext:value-type="float">
            <text:p>540</text:p>
          </table:table-cell>
          <table:table-cell table:formula="of:=PINTERP([.$A$15:.$A$205];[.$C$15:.$C$205];([.BM$6]+[.$E84]))*1000" office:value-type="float" office:value="540.012288002293" calcext:value-type="float">
            <text:p>540</text:p>
          </table:table-cell>
          <table:table-cell table:formula="of:=PINTERP([.$A$15:.$A$205];[.$C$15:.$C$205];([.BN$6]+[.$E84]))*1000" office:value-type="float" office:value="539.570647010652" calcext:value-type="float">
            <text:p>540</text:p>
          </table:table-cell>
          <table:table-cell table:formula="of:=PINTERP([.$A$15:.$A$205];[.$C$15:.$C$205];([.BO$6]+[.$E84]))*1000" office:value-type="float" office:value="539.12945542946" calcext:value-type="float">
            <text:p>539</text:p>
          </table:table-cell>
          <table:table-cell table:formula="of:=PINTERP([.$A$15:.$A$205];[.$C$15:.$C$205];([.BP$6]+[.$E84]))*1000" office:value-type="float" office:value="538.688713258718" calcext:value-type="float">
            <text:p>539</text:p>
          </table:table-cell>
          <table:table-cell table:formula="of:=PINTERP([.$A$15:.$A$205];[.$C$15:.$C$205];([.BQ$6]+[.$E84]))*1000" office:value-type="float" office:value="538.248420498425" calcext:value-type="float">
            <text:p>538</text:p>
          </table:table-cell>
          <table:table-cell table:formula="of:=PINTERP([.$A$15:.$A$205];[.$C$15:.$C$205];([.BR$6]+[.$E84]))*1000" office:value-type="float" office:value="537.808577148586" calcext:value-type="float">
            <text:p>538</text:p>
          </table:table-cell>
          <table:table-cell table:style-name="ce17" table:formula="of:=PINTERP([.$A$15:.$A$205];[.$C$15:.$C$205];([.BS$6]+[.$E84]))*1000" office:value-type="float" office:value="537.369183209192" calcext:value-type="float">
            <text:p>537</text:p>
          </table:table-cell>
          <table:table-cell table:style-name="ce17"/>
          <table:table-cell table:style-name="ce10" office:value-type="float" office:value="15.2" calcext:value-type="float">
            <text:p>15,2</text:p>
          </table:table-cell>
          <table:table-cell table:formula="of:=[.AZ84]-(2^8)*2" office:value-type="float" office:value="33.8918289073529" calcext:value-type="float">
            <text:p>34</text:p>
          </table:table-cell>
          <table:table-cell table:formula="of:=[.BA84]-(2^8)*2" office:value-type="float" office:value="33.3963637794035" calcext:value-type="float">
            <text:p>33</text:p>
          </table:table-cell>
          <table:table-cell table:formula="of:=[.BB84]-(2^8)*2" office:value-type="float" office:value="32.9000000000001" calcext:value-type="float">
            <text:p>33</text:p>
          </table:table-cell>
          <table:table-cell table:formula="of:=[.BC84]-(2^8)*2" office:value-type="float" office:value="32.4534154934159" calcext:value-type="float">
            <text:p>32</text:p>
          </table:table-cell>
          <table:table-cell table:formula="of:=[.BD84]-(2^8)*2" office:value-type="float" office:value="32.0072803972806" calcext:value-type="float">
            <text:p>32</text:p>
          </table:table-cell>
          <table:table-cell table:formula="of:=[.BE84]-(2^8)*2" office:value-type="float" office:value="31.5615947115948" calcext:value-type="float">
            <text:p>32</text:p>
          </table:table-cell>
          <table:table-cell table:formula="of:=[.BF84]-(2^8)*2" office:value-type="float" office:value="31.1163584363588" calcext:value-type="float">
            <text:p>31</text:p>
          </table:table-cell>
          <table:table-cell table:formula="of:=[.BG84]-(2^8)*2" office:value-type="float" office:value="30.6715715715761" calcext:value-type="float">
            <text:p>31</text:p>
          </table:table-cell>
          <table:table-cell table:formula="of:=[.BH84]-(2^8)*2" office:value-type="float" office:value="30.2272341172386" calcext:value-type="float">
            <text:p>30</text:p>
          </table:table-cell>
          <table:table-cell table:formula="of:=[.BI84]-(2^8)*2" office:value-type="float" office:value="29.7833460733509" calcext:value-type="float">
            <text:p>30</text:p>
          </table:table-cell>
          <table:table-cell table:style-name="ce15" table:formula="of:=[.BJ84]-(2^8)*2" office:value-type="float" office:value="29.339907439912" calcext:value-type="float">
            <text:p>29</text:p>
          </table:table-cell>
          <table:table-cell table:style-name="ce15" table:formula="of:=[.BK84]-(2^8)*2" office:value-type="float" office:value="28.8969182169226" calcext:value-type="float">
            <text:p>29</text:p>
          </table:table-cell>
          <table:table-cell table:style-name="ce15" table:formula="of:=[.BL84]-(2^8)*2" office:value-type="float" office:value="28.4543784043832" calcext:value-type="float">
            <text:p>28</text:p>
          </table:table-cell>
          <table:table-cell table:style-name="ce15" table:formula="of:=[.BM84]-(2^8)*2" office:value-type="float" office:value="28.0122880022925" calcext:value-type="float">
            <text:p>28</text:p>
          </table:table-cell>
          <table:table-cell table:style-name="ce15" table:formula="of:=[.BN84]-(2^8)*2" office:value-type="float" office:value="27.5706470106519" calcext:value-type="float">
            <text:p>28</text:p>
          </table:table-cell>
          <table:table-cell table:style-name="ce15" table:formula="of:=[.BO84]-(2^8)*2" office:value-type="float" office:value="27.12945542946" calcext:value-type="float">
            <text:p>27</text:p>
          </table:table-cell>
          <table:table-cell table:style-name="ce15" table:formula="of:=[.BP84]-(2^8)*2" office:value-type="float" office:value="26.6887132587177" calcext:value-type="float">
            <text:p>27</text:p>
          </table:table-cell>
          <table:table-cell table:style-name="ce15" table:formula="of:=[.BQ84]-(2^8)*2" office:value-type="float" office:value="26.2484204984254" calcext:value-type="float">
            <text:p>26</text:p>
          </table:table-cell>
          <table:table-cell table:style-name="ce15" table:formula="of:=[.BR84]-(2^8)*2" office:value-type="float" office:value="25.808577148586" calcext:value-type="float">
            <text:p>26</text:p>
          </table:table-cell>
          <table:table-cell table:style-name="ce15" table:formula="of:=[.BS84]-(2^8)*2" office:value-type="float" office:value="25.3691832091919" calcext:value-type="float">
            <text:p>25</text:p>
          </table:table-cell>
        </table:table-row>
        <table:table-row table:style-name="ro2">
          <table:table-cell office:value-type="float" office:value="80.96" calcext:value-type="float">
            <text:p>80,960</text:p>
          </table:table-cell>
          <table:table-cell table:style-name="ce8" office:value-type="percentage" office:value="0.6821" calcext:value-type="percentage">
            <text:p>68,21%</text:p>
          </table:table-cell>
          <table:table-cell office:value-type="percentage" office:value="0.8516" calcext:value-type="percentage">
            <text:p>85,16%</text:p>
          </table:table-cell>
          <table:table-cell/>
          <table:table-cell office:value-type="float" office:value="15.4" calcext:value-type="float">
            <text:p>15,4</text:p>
          </table:table-cell>
          <table:table-cell table:formula="of:=PINTERP([.$A$15:.$A$205];[.$B$15:.$B$205];([.F$6]+[.$E85]))*1000" office:value-type="float" office:value="90.1926465426464" calcext:value-type="float">
            <text:p>90</text:p>
          </table:table-cell>
          <table:table-cell table:formula="of:=PINTERP([.$A$15:.$A$205];[.$B$15:.$B$205];([.G$6]+[.$E85]))*1000" office:value-type="float" office:value="90.0089844389845" calcext:value-type="float">
            <text:p>90</text:p>
          </table:table-cell>
          <table:table-cell table:formula="of:=PINTERP([.$A$15:.$A$205];[.$B$15:.$B$205];([.H$6]+[.$E85]))*1000" office:value-type="float" office:value="89.8259155259155" calcext:value-type="float">
            <text:p>90</text:p>
          </table:table-cell>
          <table:table-cell table:formula="of:=PINTERP([.$A$15:.$A$205];[.$B$15:.$B$205];([.I$6]+[.$E85]))*1000" office:value-type="float" office:value="89.6434398034399" calcext:value-type="float">
            <text:p>90</text:p>
          </table:table-cell>
          <table:table-cell table:formula="of:=PINTERP([.$A$15:.$A$205];[.$B$15:.$B$205];([.J$6]+[.$E85]))*1000" office:value-type="float" office:value="89.4615572715573" calcext:value-type="float">
            <text:p>89</text:p>
          </table:table-cell>
          <table:table-cell table:formula="of:=PINTERP([.$A$15:.$A$205];[.$B$15:.$B$205];([.K$6]+[.$E85]))*1000" office:value-type="float" office:value="89.2802679302679" calcext:value-type="float">
            <text:p>89</text:p>
          </table:table-cell>
          <table:table-cell table:formula="of:=PINTERP([.$A$15:.$A$205];[.$B$15:.$B$205];([.L$6]+[.$E85]))*1000" office:value-type="float" office:value="89.0995717795719" calcext:value-type="float">
            <text:p>89</text:p>
          </table:table-cell>
          <table:table-cell table:formula="of:=PINTERP([.$A$15:.$A$205];[.$B$15:.$B$205];([.M$6]+[.$E85]))*1000" office:value-type="float" office:value="88.9194688194706" calcext:value-type="float">
            <text:p>89</text:p>
          </table:table-cell>
          <table:table-cell table:formula="of:=PINTERP([.$A$15:.$A$205];[.$B$15:.$B$205];([.N$6]+[.$E85]))*1000" office:value-type="float" office:value="88.7399590499608" calcext:value-type="float">
            <text:p>89</text:p>
          </table:table-cell>
          <table:table-cell table:formula="of:=PINTERP([.$A$15:.$A$205];[.$B$15:.$B$205];([.O$6]+[.$E85]))*1000" office:value-type="float" office:value="88.5610424710443" calcext:value-type="float">
            <text:p>89</text:p>
          </table:table-cell>
          <table:table-cell table:formula="of:=PINTERP([.$A$15:.$A$205];[.$B$15:.$B$205];([.P$6]+[.$E85]))*1000" office:value-type="float" office:value="88.3827190827208" calcext:value-type="float">
            <text:p>88</text:p>
          </table:table-cell>
          <table:table-cell table:formula="of:=PINTERP([.$A$15:.$A$205];[.$B$15:.$B$205];([.Q$6]+[.$E85]))*1000" office:value-type="float" office:value="88.2049888849905" calcext:value-type="float">
            <text:p>88</text:p>
          </table:table-cell>
          <table:table-cell table:formula="of:=PINTERP([.$A$15:.$A$205];[.$B$15:.$B$205];([.R$6]+[.$E85]))*1000" office:value-type="float" office:value="88.0278518778537" calcext:value-type="float">
            <text:p>88</text:p>
          </table:table-cell>
          <table:table-cell table:formula="of:=PINTERP([.$A$15:.$A$205];[.$B$15:.$B$205];([.S$6]+[.$E85]))*1000" office:value-type="float" office:value="87.8513080613098" calcext:value-type="float">
            <text:p>88</text:p>
          </table:table-cell>
          <table:table-cell table:formula="of:=PINTERP([.$A$15:.$A$205];[.$B$15:.$B$205];([.T$6]+[.$E85]))*1000" office:value-type="float" office:value="87.6753574353593" calcext:value-type="float">
            <text:p>88</text:p>
          </table:table-cell>
          <table:table-cell table:formula="of:=PINTERP([.$A$15:.$A$205];[.$B$15:.$B$205];([.U$6]+[.$E85]))*1000" office:value-type="float" office:value="87.5000000000035" calcext:value-type="float">
            <text:p>88</text:p>
          </table:table-cell>
          <table:table-cell table:formula="of:=PINTERP([.$A$15:.$A$205];[.$B$15:.$B$205];([.V$6]+[.$E85]))*1000" office:value-type="float" office:value="87.3208787769116" calcext:value-type="float">
            <text:p>87</text:p>
          </table:table-cell>
          <table:table-cell table:formula="of:=PINTERP([.$A$15:.$A$205];[.$B$15:.$B$205];([.W$6]+[.$E85]))*1000" office:value-type="float" office:value="87.1423994235712" calcext:value-type="float">
            <text:p>87</text:p>
          </table:table-cell>
          <table:table-cell table:formula="of:=PINTERP([.$A$15:.$A$205];[.$B$15:.$B$205];([.X$6]+[.$E85]))*1000" office:value-type="float" office:value="86.9645619399819" calcext:value-type="float">
            <text:p>87</text:p>
          </table:table-cell>
          <table:table-cell table:formula="of:=PINTERP([.$A$15:.$A$205];[.$B$15:.$B$205];([.Y$6]+[.$E85]))*1000" office:value-type="float" office:value="86.787366326144" calcext:value-type="float">
            <text:p>87</text:p>
          </table:table-cell>
          <table:table-cell/>
          <table:table-cell office:value-type="float" office:value="15.4" calcext:value-type="float">
            <text:p>15,4</text:p>
          </table:table-cell>
          <table:table-cell/>
          <table:table-cell table:formula="of:=[.F85]-(2^8)*0" office:value-type="float" office:value="90.1926465426464" calcext:value-type="float">
            <text:p>90</text:p>
          </table:table-cell>
          <table:table-cell table:formula="of:=[.G85]-(2^8)*0" office:value-type="float" office:value="90.0089844389845" calcext:value-type="float">
            <text:p>90</text:p>
          </table:table-cell>
          <table:table-cell table:formula="of:=[.H85]-(2^8)*0" office:value-type="float" office:value="89.8259155259155" calcext:value-type="float">
            <text:p>90</text:p>
          </table:table-cell>
          <table:table-cell table:formula="of:=[.I85]-(2^8)*0" office:value-type="float" office:value="89.6434398034399" calcext:value-type="float">
            <text:p>90</text:p>
          </table:table-cell>
          <table:table-cell table:formula="of:=[.J85]-(2^8)*0" office:value-type="float" office:value="89.4615572715573" calcext:value-type="float">
            <text:p>89</text:p>
          </table:table-cell>
          <table:table-cell table:formula="of:=[.K85]-(2^8)*0" office:value-type="float" office:value="89.2802679302679" calcext:value-type="float">
            <text:p>89</text:p>
          </table:table-cell>
          <table:table-cell table:formula="of:=[.L85]-(2^8)*0" office:value-type="float" office:value="89.0995717795719" calcext:value-type="float">
            <text:p>89</text:p>
          </table:table-cell>
          <table:table-cell table:formula="of:=[.M85]-(2^8)*0" office:value-type="float" office:value="88.9194688194706" calcext:value-type="float">
            <text:p>89</text:p>
          </table:table-cell>
          <table:table-cell table:formula="of:=[.N85]-(2^8)*0" office:value-type="float" office:value="88.7399590499608" calcext:value-type="float">
            <text:p>89</text:p>
          </table:table-cell>
          <table:table-cell table:formula="of:=[.O85]-(2^8)*0" office:value-type="float" office:value="88.5610424710443" calcext:value-type="float">
            <text:p>89</text:p>
          </table:table-cell>
          <table:table-cell table:formula="of:=[.P85]-(2^8)*0" office:value-type="float" office:value="88.3827190827208" calcext:value-type="float">
            <text:p>88</text:p>
          </table:table-cell>
          <table:table-cell table:formula="of:=[.Q85]-(2^8)*0" office:value-type="float" office:value="88.2049888849905" calcext:value-type="float">
            <text:p>88</text:p>
          </table:table-cell>
          <table:table-cell table:formula="of:=[.R85]-(2^8)*0" office:value-type="float" office:value="88.0278518778537" calcext:value-type="float">
            <text:p>88</text:p>
          </table:table-cell>
          <table:table-cell table:formula="of:=[.S85]-(2^8)*0" office:value-type="float" office:value="87.8513080613098" calcext:value-type="float">
            <text:p>88</text:p>
          </table:table-cell>
          <table:table-cell table:formula="of:=[.T85]-(2^8)*0" office:value-type="float" office:value="87.6753574353593" calcext:value-type="float">
            <text:p>88</text:p>
          </table:table-cell>
          <table:table-cell table:formula="of:=[.U85]-(2^8)*0" office:value-type="float" office:value="87.5000000000035" calcext:value-type="float">
            <text:p>88</text:p>
          </table:table-cell>
          <table:table-cell table:formula="of:=[.V85]-(2^8)*0" office:value-type="float" office:value="87.3208787769116" calcext:value-type="float">
            <text:p>87</text:p>
          </table:table-cell>
          <table:table-cell table:formula="of:=[.W85]-(2^8)*0" office:value-type="float" office:value="87.1423994235712" calcext:value-type="float">
            <text:p>87</text:p>
          </table:table-cell>
          <table:table-cell table:formula="of:=[.X85]-(2^8)*0" office:value-type="float" office:value="86.9645619399819" calcext:value-type="float">
            <text:p>87</text:p>
          </table:table-cell>
          <table:table-cell table:formula="of:=[.Y85]-(2^8)*0" office:value-type="float" office:value="86.787366326144" calcext:value-type="float">
            <text:p>87</text:p>
          </table:table-cell>
          <table:table-cell/>
          <table:table-cell table:style-name="ce10" office:value-type="float" office:value="15.4" calcext:value-type="float">
            <text:p>15,4</text:p>
          </table:table-cell>
          <table:table-cell table:style-name="ce10"/>
          <table:table-cell table:formula="of:=PINTERP([.$A$15:.$A$205];[.$C$15:.$C$205];([.AZ$6]+[.$E85]))*1000" office:value-type="float" office:value="536.930238680239" calcext:value-type="float">
            <text:p>537</text:p>
          </table:table-cell>
          <table:table-cell table:formula="of:=PINTERP([.$A$15:.$A$205];[.$C$15:.$C$205];([.BA$6]+[.$E85]))*1000" office:value-type="float" office:value="536.491743561744" calcext:value-type="float">
            <text:p>536</text:p>
          </table:table-cell>
          <table:table-cell table:formula="of:=PINTERP([.$A$15:.$A$205];[.$C$15:.$C$205];([.BB$6]+[.$E85]))*1000" office:value-type="float" office:value="536.053697853698" calcext:value-type="float">
            <text:p>536</text:p>
          </table:table-cell>
          <table:table-cell table:formula="of:=PINTERP([.$A$15:.$A$205];[.$C$15:.$C$205];([.BC$6]+[.$E85]))*1000" office:value-type="float" office:value="535.616101556102" calcext:value-type="float">
            <text:p>536</text:p>
          </table:table-cell>
          <table:table-cell table:formula="of:=PINTERP([.$A$15:.$A$205];[.$C$15:.$C$205];([.BD$6]+[.$E85]))*1000" office:value-type="float" office:value="535.178954668955" calcext:value-type="float">
            <text:p>535</text:p>
          </table:table-cell>
          <table:table-cell table:formula="of:=PINTERP([.$A$15:.$A$205];[.$C$15:.$C$205];([.BE$6]+[.$E85]))*1000" office:value-type="float" office:value="534.742257192257" calcext:value-type="float">
            <text:p>535</text:p>
          </table:table-cell>
          <table:table-cell table:formula="of:=PINTERP([.$A$15:.$A$205];[.$C$15:.$C$205];([.BF$6]+[.$E85]))*1000" office:value-type="float" office:value="534.306009126009" calcext:value-type="float">
            <text:p>534</text:p>
          </table:table-cell>
          <table:table-cell table:formula="of:=PINTERP([.$A$15:.$A$205];[.$C$15:.$C$205];([.BG$6]+[.$E85]))*1000" office:value-type="float" office:value="533.870210470215" calcext:value-type="float">
            <text:p>534</text:p>
          </table:table-cell>
          <table:table-cell table:formula="of:=PINTERP([.$A$15:.$A$205];[.$C$15:.$C$205];([.BH$6]+[.$E85]))*1000" office:value-type="float" office:value="533.434861224865" calcext:value-type="float">
            <text:p>533</text:p>
          </table:table-cell>
          <table:table-cell table:formula="of:=PINTERP([.$A$15:.$A$205];[.$C$15:.$C$205];([.BI$6]+[.$E85]))*1000" office:value-type="float" office:value="532.999961389966" calcext:value-type="float">
            <text:p>533</text:p>
          </table:table-cell>
          <table:table-cell table:formula="of:=PINTERP([.$A$15:.$A$205];[.$C$15:.$C$205];([.BJ$6]+[.$E85]))*1000" office:value-type="float" office:value="532.565510965515" calcext:value-type="float">
            <text:p>533</text:p>
          </table:table-cell>
          <table:table-cell table:formula="of:=PINTERP([.$A$15:.$A$205];[.$C$15:.$C$205];([.BK$6]+[.$E85]))*1000" office:value-type="float" office:value="532.131509951514" calcext:value-type="float">
            <text:p>532</text:p>
          </table:table-cell>
          <table:table-cell table:formula="of:=PINTERP([.$A$15:.$A$205];[.$C$15:.$C$205];([.BL$6]+[.$E85]))*1000" office:value-type="float" office:value="531.697958347963" calcext:value-type="float">
            <text:p>532</text:p>
          </table:table-cell>
          <table:table-cell table:formula="of:=PINTERP([.$A$15:.$A$205];[.$C$15:.$C$205];([.BM$6]+[.$E85]))*1000" office:value-type="float" office:value="531.26485615486" calcext:value-type="float">
            <text:p>531</text:p>
          </table:table-cell>
          <table:table-cell table:formula="of:=PINTERP([.$A$15:.$A$205];[.$C$15:.$C$205];([.BN$6]+[.$E85]))*1000" office:value-type="float" office:value="530.832203372208" calcext:value-type="float">
            <text:p>531</text:p>
          </table:table-cell>
          <table:table-cell table:formula="of:=PINTERP([.$A$15:.$A$205];[.$C$15:.$C$205];([.BO$6]+[.$E85]))*1000" office:value-type="float" office:value="530.400000000004" calcext:value-type="float">
            <text:p>530</text:p>
          </table:table-cell>
          <table:table-cell table:formula="of:=PINTERP([.$A$15:.$A$205];[.$C$15:.$C$205];([.BP$6]+[.$E85]))*1000" office:value-type="float" office:value="529.939642332669" calcext:value-type="float">
            <text:p>530</text:p>
          </table:table-cell>
          <table:table-cell table:formula="of:=PINTERP([.$A$15:.$A$205];[.$C$15:.$C$205];([.BQ$6]+[.$E85]))*1000" office:value-type="float" office:value="529.479484715922" calcext:value-type="float">
            <text:p>529</text:p>
          </table:table-cell>
          <table:table-cell table:formula="of:=PINTERP([.$A$15:.$A$205];[.$C$15:.$C$205];([.BR$6]+[.$E85]))*1000" office:value-type="float" office:value="529.019527149767" calcext:value-type="float">
            <text:p>529</text:p>
          </table:table-cell>
          <table:table-cell table:style-name="ce17" table:formula="of:=PINTERP([.$A$15:.$A$205];[.$C$15:.$C$205];([.BS$6]+[.$E85]))*1000" office:value-type="float" office:value="528.559769634195" calcext:value-type="float">
            <text:p>529</text:p>
          </table:table-cell>
          <table:table-cell table:style-name="ce17"/>
          <table:table-cell table:style-name="ce10" office:value-type="float" office:value="15.4" calcext:value-type="float">
            <text:p>15,4</text:p>
          </table:table-cell>
          <table:table-cell table:formula="of:=[.AZ85]-(2^8)*2" office:value-type="float" office:value="24.9302386802385" calcext:value-type="float">
            <text:p>25</text:p>
          </table:table-cell>
          <table:table-cell table:formula="of:=[.BA85]-(2^8)*2" office:value-type="float" office:value="24.4917435617436" calcext:value-type="float">
            <text:p>24</text:p>
          </table:table-cell>
          <table:table-cell table:formula="of:=[.BB85]-(2^8)*2" office:value-type="float" office:value="24.0536978536977" calcext:value-type="float">
            <text:p>24</text:p>
          </table:table-cell>
          <table:table-cell table:formula="of:=[.BC85]-(2^8)*2" office:value-type="float" office:value="23.6161015561019" calcext:value-type="float">
            <text:p>24</text:p>
          </table:table-cell>
          <table:table-cell table:formula="of:=[.BD85]-(2^8)*2" office:value-type="float" office:value="23.1789546689547" calcext:value-type="float">
            <text:p>23</text:p>
          </table:table-cell>
          <table:table-cell table:formula="of:=[.BE85]-(2^8)*2" office:value-type="float" office:value="22.7422571922571" calcext:value-type="float">
            <text:p>23</text:p>
          </table:table-cell>
          <table:table-cell table:formula="of:=[.BF85]-(2^8)*2" office:value-type="float" office:value="22.3060091260094" calcext:value-type="float">
            <text:p>22</text:p>
          </table:table-cell>
          <table:table-cell table:formula="of:=[.BG85]-(2^8)*2" office:value-type="float" office:value="21.8702104702148" calcext:value-type="float">
            <text:p>22</text:p>
          </table:table-cell>
          <table:table-cell table:formula="of:=[.BH85]-(2^8)*2" office:value-type="float" office:value="21.4348612248654" calcext:value-type="float">
            <text:p>21</text:p>
          </table:table-cell>
          <table:table-cell table:formula="of:=[.BI85]-(2^8)*2" office:value-type="float" office:value="20.9999613899658" calcext:value-type="float">
            <text:p>21</text:p>
          </table:table-cell>
          <table:table-cell table:style-name="ce15" table:formula="of:=[.BJ85]-(2^8)*2" office:value-type="float" office:value="20.5655109655153" calcext:value-type="float">
            <text:p>21</text:p>
          </table:table-cell>
          <table:table-cell table:style-name="ce15" table:formula="of:=[.BK85]-(2^8)*2" office:value-type="float" office:value="20.1315099515139" calcext:value-type="float">
            <text:p>20</text:p>
          </table:table-cell>
          <table:table-cell table:style-name="ce15" table:formula="of:=[.BL85]-(2^8)*2" office:value-type="float" office:value="19.6979583479628" calcext:value-type="float">
            <text:p>20</text:p>
          </table:table-cell>
          <table:table-cell table:style-name="ce15" table:formula="of:=[.BM85]-(2^8)*2" office:value-type="float" office:value="19.2648561548602" calcext:value-type="float">
            <text:p>19</text:p>
          </table:table-cell>
          <table:table-cell table:style-name="ce15" table:formula="of:=[.BN85]-(2^8)*2" office:value-type="float" office:value="18.8322033722079" calcext:value-type="float">
            <text:p>19</text:p>
          </table:table-cell>
          <table:table-cell table:style-name="ce15" table:formula="of:=[.BO85]-(2^8)*2" office:value-type="float" office:value="18.4000000000042" calcext:value-type="float">
            <text:p>18</text:p>
          </table:table-cell>
          <table:table-cell table:style-name="ce15" table:formula="of:=[.BP85]-(2^8)*2" office:value-type="float" office:value="17.9396423326692" calcext:value-type="float">
            <text:p>18</text:p>
          </table:table-cell>
          <table:table-cell table:style-name="ce15" table:formula="of:=[.BQ85]-(2^8)*2" office:value-type="float" office:value="17.4794847159221" calcext:value-type="float">
            <text:p>17</text:p>
          </table:table-cell>
          <table:table-cell table:style-name="ce15" table:formula="of:=[.BR85]-(2^8)*2" office:value-type="float" office:value="17.0195271497668" calcext:value-type="float">
            <text:p>17</text:p>
          </table:table-cell>
          <table:table-cell table:style-name="ce15" table:formula="of:=[.BS85]-(2^8)*2" office:value-type="float" office:value="16.5597696341945" calcext:value-type="float">
            <text:p>17</text:p>
          </table:table-cell>
        </table:table-row>
        <table:table-row table:style-name="ro2">
          <table:table-cell table:style-name="ce4" office:value-type="float" office:value="81" calcext:value-type="float">
            <text:p>81,000</text:p>
          </table:table-cell>
          <table:table-cell office:value-type="percentage" office:value="0.6773" calcext:value-type="percentage">
            <text:p>67,73%</text:p>
          </table:table-cell>
          <table:table-cell office:value-type="percentage" office:value="0.8499" calcext:value-type="percentage">
            <text:p>84,99%</text:p>
          </table:table-cell>
          <table:table-cell/>
          <table:table-cell office:value-type="float" office:value="15.6" calcext:value-type="float">
            <text:p>15,6</text:p>
          </table:table-cell>
          <table:table-cell table:formula="of:=PINTERP([.$A$15:.$A$205];[.$B$15:.$B$205];([.F$6]+[.$E86]))*1000" office:value-type="float" office:value="86.6108125820541" calcext:value-type="float">
            <text:p>87</text:p>
          </table:table-cell>
          <table:table-cell table:formula="of:=PINTERP([.$A$15:.$A$205];[.$B$15:.$B$205];([.G$6]+[.$E86]))*1000" office:value-type="float" office:value="86.4349007077191" calcext:value-type="float">
            <text:p>86</text:p>
          </table:table-cell>
          <table:table-cell table:formula="of:=PINTERP([.$A$15:.$A$205];[.$B$15:.$B$205];([.H$6]+[.$E86]))*1000" office:value-type="float" office:value="86.2596307031353" calcext:value-type="float">
            <text:p>86</text:p>
          </table:table-cell>
          <table:table-cell table:formula="of:=PINTERP([.$A$15:.$A$205];[.$B$15:.$B$205];([.I$6]+[.$E86]))*1000" office:value-type="float" office:value="86.085002568303" calcext:value-type="float">
            <text:p>86</text:p>
          </table:table-cell>
          <table:table-cell table:formula="of:=PINTERP([.$A$15:.$A$205];[.$B$15:.$B$205];([.J$6]+[.$E86]))*1000" office:value-type="float" office:value="85.9110163032218" calcext:value-type="float">
            <text:p>86</text:p>
          </table:table-cell>
          <table:table-cell table:formula="of:=PINTERP([.$A$15:.$A$205];[.$B$15:.$B$205];([.K$6]+[.$E86]))*1000" office:value-type="float" office:value="85.737671907892" calcext:value-type="float">
            <text:p>86</text:p>
          </table:table-cell>
          <table:table-cell table:formula="of:=PINTERP([.$A$15:.$A$205];[.$B$15:.$B$205];([.L$6]+[.$E86]))*1000" office:value-type="float" office:value="85.5649693823137" calcext:value-type="float">
            <text:p>86</text:p>
          </table:table-cell>
          <table:table-cell table:formula="of:=PINTERP([.$A$15:.$A$205];[.$B$15:.$B$205];([.M$6]+[.$E86]))*1000" office:value-type="float" office:value="85.3929087264883" calcext:value-type="float">
            <text:p>85</text:p>
          </table:table-cell>
          <table:table-cell table:formula="of:=PINTERP([.$A$15:.$A$205];[.$B$15:.$B$205];([.N$6]+[.$E86]))*1000" office:value-type="float" office:value="85.2214899404126" calcext:value-type="float">
            <text:p>85</text:p>
          </table:table-cell>
          <table:table-cell table:formula="of:=PINTERP([.$A$15:.$A$205];[.$B$15:.$B$205];([.O$6]+[.$E86]))*1000" office:value-type="float" office:value="85.0507130240884" calcext:value-type="float">
            <text:p>85</text:p>
          </table:table-cell>
          <table:table-cell table:formula="of:=PINTERP([.$A$15:.$A$205];[.$B$15:.$B$205];([.P$6]+[.$E86]))*1000" office:value-type="float" office:value="84.8805779775153" calcext:value-type="float">
            <text:p>85</text:p>
          </table:table-cell>
          <table:table-cell table:formula="of:=PINTERP([.$A$15:.$A$205];[.$B$15:.$B$205];([.Q$6]+[.$E86]))*1000" office:value-type="float" office:value="84.7110848006936" calcext:value-type="float">
            <text:p>85</text:p>
          </table:table-cell>
          <table:table-cell table:formula="of:=PINTERP([.$A$15:.$A$205];[.$B$15:.$B$205];([.R$6]+[.$E86]))*1000" office:value-type="float" office:value="84.5422334936235" calcext:value-type="float">
            <text:p>85</text:p>
          </table:table-cell>
          <table:table-cell table:formula="of:=PINTERP([.$A$15:.$A$205];[.$B$15:.$B$205];([.S$6]+[.$E86]))*1000" office:value-type="float" office:value="84.3740240563045" calcext:value-type="float">
            <text:p>84</text:p>
          </table:table-cell>
          <table:table-cell table:formula="of:=PINTERP([.$A$15:.$A$205];[.$B$15:.$B$205];([.T$6]+[.$E86]))*1000" office:value-type="float" office:value="84.206456488737" calcext:value-type="float">
            <text:p>84</text:p>
          </table:table-cell>
          <table:table-cell table:formula="of:=PINTERP([.$A$15:.$A$205];[.$B$15:.$B$205];([.U$6]+[.$E86]))*1000" office:value-type="float" office:value="84.0395307909224" calcext:value-type="float">
            <text:p>84</text:p>
          </table:table-cell>
          <table:table-cell table:formula="of:=PINTERP([.$A$15:.$A$205];[.$B$15:.$B$205];([.V$6]+[.$E86]))*1000" office:value-type="float" office:value="83.8732469628574" calcext:value-type="float">
            <text:p>84</text:p>
          </table:table-cell>
          <table:table-cell table:formula="of:=PINTERP([.$A$15:.$A$205];[.$B$15:.$B$205];([.W$6]+[.$E86]))*1000" office:value-type="float" office:value="83.707605004544" calcext:value-type="float">
            <text:p>84</text:p>
          </table:table-cell>
          <table:table-cell table:formula="of:=PINTERP([.$A$15:.$A$205];[.$B$15:.$B$205];([.X$6]+[.$E86]))*1000" office:value-type="float" office:value="83.5426049159818" calcext:value-type="float">
            <text:p>84</text:p>
          </table:table-cell>
          <table:table-cell table:formula="of:=PINTERP([.$A$15:.$A$205];[.$B$15:.$B$205];([.Y$6]+[.$E86]))*1000" office:value-type="float" office:value="83.3782466971709" calcext:value-type="float">
            <text:p>83</text:p>
          </table:table-cell>
          <table:table-cell/>
          <table:table-cell office:value-type="float" office:value="15.6" calcext:value-type="float">
            <text:p>15,6</text:p>
          </table:table-cell>
          <table:table-cell/>
          <table:table-cell table:formula="of:=[.F86]-(2^8)*0" office:value-type="float" office:value="86.6108125820541" calcext:value-type="float">
            <text:p>87</text:p>
          </table:table-cell>
          <table:table-cell table:formula="of:=[.G86]-(2^8)*0" office:value-type="float" office:value="86.4349007077191" calcext:value-type="float">
            <text:p>86</text:p>
          </table:table-cell>
          <table:table-cell table:formula="of:=[.H86]-(2^8)*0" office:value-type="float" office:value="86.2596307031353" calcext:value-type="float">
            <text:p>86</text:p>
          </table:table-cell>
          <table:table-cell table:formula="of:=[.I86]-(2^8)*0" office:value-type="float" office:value="86.085002568303" calcext:value-type="float">
            <text:p>86</text:p>
          </table:table-cell>
          <table:table-cell table:formula="of:=[.J86]-(2^8)*0" office:value-type="float" office:value="85.9110163032218" calcext:value-type="float">
            <text:p>86</text:p>
          </table:table-cell>
          <table:table-cell table:formula="of:=[.K86]-(2^8)*0" office:value-type="float" office:value="85.737671907892" calcext:value-type="float">
            <text:p>86</text:p>
          </table:table-cell>
          <table:table-cell table:formula="of:=[.L86]-(2^8)*0" office:value-type="float" office:value="85.5649693823137" calcext:value-type="float">
            <text:p>86</text:p>
          </table:table-cell>
          <table:table-cell table:formula="of:=[.M86]-(2^8)*0" office:value-type="float" office:value="85.3929087264883" calcext:value-type="float">
            <text:p>85</text:p>
          </table:table-cell>
          <table:table-cell table:formula="of:=[.N86]-(2^8)*0" office:value-type="float" office:value="85.2214899404126" calcext:value-type="float">
            <text:p>85</text:p>
          </table:table-cell>
          <table:table-cell table:formula="of:=[.O86]-(2^8)*0" office:value-type="float" office:value="85.0507130240884" calcext:value-type="float">
            <text:p>85</text:p>
          </table:table-cell>
          <table:table-cell table:formula="of:=[.P86]-(2^8)*0" office:value-type="float" office:value="84.8805779775153" calcext:value-type="float">
            <text:p>85</text:p>
          </table:table-cell>
          <table:table-cell table:formula="of:=[.Q86]-(2^8)*0" office:value-type="float" office:value="84.7110848006936" calcext:value-type="float">
            <text:p>85</text:p>
          </table:table-cell>
          <table:table-cell table:formula="of:=[.R86]-(2^8)*0" office:value-type="float" office:value="84.5422334936235" calcext:value-type="float">
            <text:p>85</text:p>
          </table:table-cell>
          <table:table-cell table:formula="of:=[.S86]-(2^8)*0" office:value-type="float" office:value="84.3740240563045" calcext:value-type="float">
            <text:p>84</text:p>
          </table:table-cell>
          <table:table-cell table:formula="of:=[.T86]-(2^8)*0" office:value-type="float" office:value="84.206456488737" calcext:value-type="float">
            <text:p>84</text:p>
          </table:table-cell>
          <table:table-cell table:formula="of:=[.U86]-(2^8)*0" office:value-type="float" office:value="84.0395307909224" calcext:value-type="float">
            <text:p>84</text:p>
          </table:table-cell>
          <table:table-cell table:formula="of:=[.V86]-(2^8)*0" office:value-type="float" office:value="83.8732469628574" calcext:value-type="float">
            <text:p>84</text:p>
          </table:table-cell>
          <table:table-cell table:formula="of:=[.W86]-(2^8)*0" office:value-type="float" office:value="83.707605004544" calcext:value-type="float">
            <text:p>84</text:p>
          </table:table-cell>
          <table:table-cell table:formula="of:=[.X86]-(2^8)*0" office:value-type="float" office:value="83.5426049159818" calcext:value-type="float">
            <text:p>84</text:p>
          </table:table-cell>
          <table:table-cell table:formula="of:=[.Y86]-(2^8)*0" office:value-type="float" office:value="83.3782466971709" calcext:value-type="float">
            <text:p>83</text:p>
          </table:table-cell>
          <table:table-cell/>
          <table:table-cell table:style-name="ce10" office:value-type="float" office:value="15.6" calcext:value-type="float">
            <text:p>15,6</text:p>
          </table:table-cell>
          <table:table-cell table:style-name="ce10"/>
          <table:table-cell table:formula="of:=PINTERP([.$A$15:.$A$205];[.$C$15:.$C$205];([.AZ$6]+[.$E86]))*1000" office:value-type="float" office:value="528.100212169201" calcext:value-type="float">
            <text:p>528</text:p>
          </table:table-cell>
          <table:table-cell table:formula="of:=PINTERP([.$A$15:.$A$205];[.$C$15:.$C$205];([.BA$6]+[.$E86]))*1000" office:value-type="float" office:value="527.640854754805" calcext:value-type="float">
            <text:p>528</text:p>
          </table:table-cell>
          <table:table-cell table:formula="of:=PINTERP([.$A$15:.$A$205];[.$C$15:.$C$205];([.BB$6]+[.$E86]))*1000" office:value-type="float" office:value="527.181697390996" calcext:value-type="float">
            <text:p>527</text:p>
          </table:table-cell>
          <table:table-cell table:formula="of:=PINTERP([.$A$15:.$A$205];[.$C$15:.$C$205];([.BC$6]+[.$E86]))*1000" office:value-type="float" office:value="526.722740077775" calcext:value-type="float">
            <text:p>527</text:p>
          </table:table-cell>
          <table:table-cell table:formula="of:=PINTERP([.$A$15:.$A$205];[.$C$15:.$C$205];([.BD$6]+[.$E86]))*1000" office:value-type="float" office:value="526.263982815141" calcext:value-type="float">
            <text:p>526</text:p>
          </table:table-cell>
          <table:table-cell table:formula="of:=PINTERP([.$A$15:.$A$205];[.$C$15:.$C$205];([.BE$6]+[.$E86]))*1000" office:value-type="float" office:value="525.805425603095" calcext:value-type="float">
            <text:p>526</text:p>
          </table:table-cell>
          <table:table-cell table:formula="of:=PINTERP([.$A$15:.$A$205];[.$C$15:.$C$205];([.BF$6]+[.$E86]))*1000" office:value-type="float" office:value="525.347068441637" calcext:value-type="float">
            <text:p>525</text:p>
          </table:table-cell>
          <table:table-cell table:formula="of:=PINTERP([.$A$15:.$A$205];[.$C$15:.$C$205];([.BG$6]+[.$E86]))*1000" office:value-type="float" office:value="524.888911330771" calcext:value-type="float">
            <text:p>525</text:p>
          </table:table-cell>
          <table:table-cell table:formula="of:=PINTERP([.$A$15:.$A$205];[.$C$15:.$C$205];([.BH$6]+[.$E86]))*1000" office:value-type="float" office:value="524.430954270488" calcext:value-type="float">
            <text:p>524</text:p>
          </table:table-cell>
          <table:table-cell table:formula="of:=PINTERP([.$A$15:.$A$205];[.$C$15:.$C$205];([.BI$6]+[.$E86]))*1000" office:value-type="float" office:value="523.973197260793" calcext:value-type="float">
            <text:p>524</text:p>
          </table:table-cell>
          <table:table-cell table:formula="of:=PINTERP([.$A$15:.$A$205];[.$C$15:.$C$205];([.BJ$6]+[.$E86]))*1000" office:value-type="float" office:value="523.515640301685" calcext:value-type="float">
            <text:p>524</text:p>
          </table:table-cell>
          <table:table-cell table:formula="of:=PINTERP([.$A$15:.$A$205];[.$C$15:.$C$205];([.BK$6]+[.$E86]))*1000" office:value-type="float" office:value="523.058283393165" calcext:value-type="float">
            <text:p>523</text:p>
          </table:table-cell>
          <table:table-cell table:formula="of:=PINTERP([.$A$15:.$A$205];[.$C$15:.$C$205];([.BL$6]+[.$E86]))*1000" office:value-type="float" office:value="522.601126535233" calcext:value-type="float">
            <text:p>523</text:p>
          </table:table-cell>
          <table:table-cell table:formula="of:=PINTERP([.$A$15:.$A$205];[.$C$15:.$C$205];([.BM$6]+[.$E86]))*1000" office:value-type="float" office:value="522.144169727888" calcext:value-type="float">
            <text:p>522</text:p>
          </table:table-cell>
          <table:table-cell table:formula="of:=PINTERP([.$A$15:.$A$205];[.$C$15:.$C$205];([.BN$6]+[.$E86]))*1000" office:value-type="float" office:value="521.687412971132" calcext:value-type="float">
            <text:p>522</text:p>
          </table:table-cell>
          <table:table-cell table:formula="of:=PINTERP([.$A$15:.$A$205];[.$C$15:.$C$205];([.BO$6]+[.$E86]))*1000" office:value-type="float" office:value="521.230856264963" calcext:value-type="float">
            <text:p>521</text:p>
          </table:table-cell>
          <table:table-cell table:formula="of:=PINTERP([.$A$15:.$A$205];[.$C$15:.$C$205];([.BP$6]+[.$E86]))*1000" office:value-type="float" office:value="520.774499609381" calcext:value-type="float">
            <text:p>521</text:p>
          </table:table-cell>
          <table:table-cell table:formula="of:=PINTERP([.$A$15:.$A$205];[.$C$15:.$C$205];([.BQ$6]+[.$E86]))*1000" office:value-type="float" office:value="520.318343004388" calcext:value-type="float">
            <text:p>520</text:p>
          </table:table-cell>
          <table:table-cell table:formula="of:=PINTERP([.$A$15:.$A$205];[.$C$15:.$C$205];([.BR$6]+[.$E86]))*1000" office:value-type="float" office:value="519.862386449986" calcext:value-type="float">
            <text:p>520</text:p>
          </table:table-cell>
          <table:table-cell table:style-name="ce17" table:formula="of:=PINTERP([.$A$15:.$A$205];[.$C$15:.$C$205];([.BS$6]+[.$E86]))*1000" office:value-type="float" office:value="519.406629946168" calcext:value-type="float">
            <text:p>519</text:p>
          </table:table-cell>
          <table:table-cell table:style-name="ce17"/>
          <table:table-cell table:style-name="ce10" office:value-type="float" office:value="15.6" calcext:value-type="float">
            <text:p>15,6</text:p>
          </table:table-cell>
          <table:table-cell table:formula="of:=[.AZ86]-(2^8)*2" office:value-type="float" office:value="16.1002121692012" calcext:value-type="float">
            <text:p>16</text:p>
          </table:table-cell>
          <table:table-cell table:formula="of:=[.BA86]-(2^8)*2" office:value-type="float" office:value="15.6408547548049" calcext:value-type="float">
            <text:p>16</text:p>
          </table:table-cell>
          <table:table-cell table:formula="of:=[.BB86]-(2^8)*2" office:value-type="float" office:value="15.1816973909956" calcext:value-type="float">
            <text:p>15</text:p>
          </table:table-cell>
          <table:table-cell table:formula="of:=[.BC86]-(2^8)*2" office:value-type="float" office:value="14.7227400777748" calcext:value-type="float">
            <text:p>15</text:p>
          </table:table-cell>
          <table:table-cell table:formula="of:=[.BD86]-(2^8)*2" office:value-type="float" office:value="14.2639828151409" calcext:value-type="float">
            <text:p>14</text:p>
          </table:table-cell>
          <table:table-cell table:formula="of:=[.BE86]-(2^8)*2" office:value-type="float" office:value="13.8054256030946" calcext:value-type="float">
            <text:p>14</text:p>
          </table:table-cell>
          <table:table-cell table:formula="of:=[.BF86]-(2^8)*2" office:value-type="float" office:value="13.3470684416368" calcext:value-type="float">
            <text:p>13</text:p>
          </table:table-cell>
          <table:table-cell table:formula="of:=[.BG86]-(2^8)*2" office:value-type="float" office:value="12.8889113307706" calcext:value-type="float">
            <text:p>13</text:p>
          </table:table-cell>
          <table:table-cell table:formula="of:=[.BH86]-(2^8)*2" office:value-type="float" office:value="12.4309542704875" calcext:value-type="float">
            <text:p>12</text:p>
          </table:table-cell>
          <table:table-cell table:formula="of:=[.BI86]-(2^8)*2" office:value-type="float" office:value="11.9731972607927" calcext:value-type="float">
            <text:p>12</text:p>
          </table:table-cell>
          <table:table-cell table:style-name="ce15" table:formula="of:=[.BJ86]-(2^8)*2" office:value-type="float" office:value="11.5156403016847" calcext:value-type="float">
            <text:p>12</text:p>
          </table:table-cell>
          <table:table-cell table:style-name="ce15" table:formula="of:=[.BK86]-(2^8)*2" office:value-type="float" office:value="11.0582833931647" calcext:value-type="float">
            <text:p>11</text:p>
          </table:table-cell>
          <table:table-cell table:style-name="ce15" table:formula="of:=[.BL86]-(2^8)*2" office:value-type="float" office:value="10.6011265352331" calcext:value-type="float">
            <text:p>11</text:p>
          </table:table-cell>
          <table:table-cell table:style-name="ce15" table:formula="of:=[.BM86]-(2^8)*2" office:value-type="float" office:value="10.1441697278883" calcext:value-type="float">
            <text:p>10</text:p>
          </table:table-cell>
          <table:table-cell table:style-name="ce15" table:formula="of:=[.BN86]-(2^8)*2" office:value-type="float" office:value="9.68741297113206" calcext:value-type="float">
            <text:p>10</text:p>
          </table:table-cell>
          <table:table-cell table:style-name="ce15" table:formula="of:=[.BO86]-(2^8)*2" office:value-type="float" office:value="9.23085626496265" calcext:value-type="float">
            <text:p>9</text:p>
          </table:table-cell>
          <table:table-cell table:style-name="ce15" table:formula="of:=[.BP86]-(2^8)*2" office:value-type="float" office:value="8.774499609381" calcext:value-type="float">
            <text:p>9</text:p>
          </table:table-cell>
          <table:table-cell table:style-name="ce15" table:formula="of:=[.BQ86]-(2^8)*2" office:value-type="float" office:value="8.318343004388" calcext:value-type="float">
            <text:p>8</text:p>
          </table:table-cell>
          <table:table-cell table:style-name="ce15" table:formula="of:=[.BR86]-(2^8)*2" office:value-type="float" office:value="7.86238644998605" calcext:value-type="float">
            <text:p>8</text:p>
          </table:table-cell>
          <table:table-cell table:style-name="ce15" table:formula="of:=[.BS86]-(2^8)*2" office:value-type="float" office:value="7.40662994616753" calcext:value-type="float">
            <text:p>7</text:p>
          </table:table-cell>
        </table:table-row>
        <table:table-row table:style-name="ro2">
          <table:table-cell office:value-type="float" office:value="81.04" calcext:value-type="float">
            <text:p>81,040</text:p>
          </table:table-cell>
          <table:table-cell office:value-type="percentage" office:value="0.6726" calcext:value-type="percentage">
            <text:p>67,26%</text:p>
          </table:table-cell>
          <table:table-cell office:value-type="percentage" office:value="0.8491" calcext:value-type="percentage">
            <text:p>84,91%</text:p>
          </table:table-cell>
          <table:table-cell/>
          <table:table-cell office:value-type="float" office:value="15.8" calcext:value-type="float">
            <text:p>15,8</text:p>
          </table:table-cell>
          <table:table-cell table:formula="of:=PINTERP([.$A$15:.$A$205];[.$B$15:.$B$205];([.F$6]+[.$E87]))*1000" office:value-type="float" office:value="83.2145303481081" calcext:value-type="float">
            <text:p>83</text:p>
          </table:table-cell>
          <table:table-cell table:formula="of:=PINTERP([.$A$15:.$A$205];[.$B$15:.$B$205];([.G$6]+[.$E87]))*1000" office:value-type="float" office:value="83.0514558688001" calcext:value-type="float">
            <text:p>83</text:p>
          </table:table-cell>
          <table:table-cell table:formula="of:=PINTERP([.$A$15:.$A$205];[.$B$15:.$B$205];([.H$6]+[.$E87]))*1000" office:value-type="float" office:value="82.8890232592432" calcext:value-type="float">
            <text:p>83</text:p>
          </table:table-cell>
          <table:table-cell table:formula="of:=PINTERP([.$A$15:.$A$205];[.$B$15:.$B$205];([.I$6]+[.$E87]))*1000" office:value-type="float" office:value="82.727232519438" calcext:value-type="float">
            <text:p>83</text:p>
          </table:table-cell>
          <table:table-cell table:formula="of:=PINTERP([.$A$15:.$A$205];[.$B$15:.$B$205];([.J$6]+[.$E87]))*1000" office:value-type="float" office:value="82.5660836493838" calcext:value-type="float">
            <text:p>83</text:p>
          </table:table-cell>
          <table:table-cell table:formula="of:=PINTERP([.$A$15:.$A$205];[.$B$15:.$B$205];([.K$6]+[.$E87]))*1000" office:value-type="float" office:value="82.405576649081" calcext:value-type="float">
            <text:p>82</text:p>
          </table:table-cell>
          <table:table-cell table:formula="of:=PINTERP([.$A$15:.$A$205];[.$B$15:.$B$205];([.L$6]+[.$E87]))*1000" office:value-type="float" office:value="82.2457115185298" calcext:value-type="float">
            <text:p>82</text:p>
          </table:table-cell>
          <table:table-cell table:formula="of:=PINTERP([.$A$15:.$A$205];[.$B$15:.$B$205];([.M$6]+[.$E87]))*1000" office:value-type="float" office:value="82.0864882577313" calcext:value-type="float">
            <text:p>82</text:p>
          </table:table-cell>
          <table:table-cell table:formula="of:=PINTERP([.$A$15:.$A$205];[.$B$15:.$B$205];([.N$6]+[.$E87]))*1000" office:value-type="float" office:value="81.9279068666826" calcext:value-type="float">
            <text:p>82</text:p>
          </table:table-cell>
          <table:table-cell table:formula="of:=PINTERP([.$A$15:.$A$205];[.$B$15:.$B$205];([.O$6]+[.$E87]))*1000" office:value-type="float" office:value="81.7699673453854" calcext:value-type="float">
            <text:p>82</text:p>
          </table:table-cell>
          <table:table-cell table:formula="of:=PINTERP([.$A$15:.$A$205];[.$B$15:.$B$205];([.P$6]+[.$E87]))*1000" office:value-type="float" office:value="81.6126696938393" calcext:value-type="float">
            <text:p>82</text:p>
          </table:table-cell>
          <table:table-cell table:formula="of:=PINTERP([.$A$15:.$A$205];[.$B$15:.$B$205];([.Q$6]+[.$E87]))*1000" office:value-type="float" office:value="81.4560139120447" calcext:value-type="float">
            <text:p>81</text:p>
          </table:table-cell>
          <table:table-cell table:formula="of:=PINTERP([.$A$15:.$A$205];[.$B$15:.$B$205];([.R$6]+[.$E87]))*1000" office:value-type="float" office:value="81.3000000000015" calcext:value-type="float">
            <text:p>81</text:p>
          </table:table-cell>
          <table:table-cell table:formula="of:=PINTERP([.$A$15:.$A$205];[.$B$15:.$B$205];([.S$6]+[.$E87]))*1000" office:value-type="float" office:value="81.182674958691" calcext:value-type="float">
            <text:p>81</text:p>
          </table:table-cell>
          <table:table-cell table:formula="of:=PINTERP([.$A$15:.$A$205];[.$B$15:.$B$205];([.T$6]+[.$E87]))*1000" office:value-type="float" office:value="81.0645740254972" calcext:value-type="float">
            <text:p>81</text:p>
          </table:table-cell>
          <table:table-cell table:formula="of:=PINTERP([.$A$15:.$A$205];[.$B$15:.$B$205];([.U$6]+[.$E87]))*1000" office:value-type="float" office:value="80.9456972004206" calcext:value-type="float">
            <text:p>81</text:p>
          </table:table-cell>
          <table:table-cell table:formula="of:=PINTERP([.$A$15:.$A$205];[.$B$15:.$B$205];([.V$6]+[.$E87]))*1000" office:value-type="float" office:value="80.8260444834591" calcext:value-type="float">
            <text:p>81</text:p>
          </table:table-cell>
          <table:table-cell table:formula="of:=PINTERP([.$A$15:.$A$205];[.$B$15:.$B$205];([.W$6]+[.$E87]))*1000" office:value-type="float" office:value="80.7056158746139" calcext:value-type="float">
            <text:p>81</text:p>
          </table:table-cell>
          <table:table-cell table:formula="of:=PINTERP([.$A$15:.$A$205];[.$B$15:.$B$205];([.X$6]+[.$E87]))*1000" office:value-type="float" office:value="80.5844113738847" calcext:value-type="float">
            <text:p>81</text:p>
          </table:table-cell>
          <table:table-cell table:formula="of:=PINTERP([.$A$15:.$A$205];[.$B$15:.$B$205];([.Y$6]+[.$E87]))*1000" office:value-type="float" office:value="80.4624309812717" calcext:value-type="float">
            <text:p>80</text:p>
          </table:table-cell>
          <table:table-cell/>
          <table:table-cell office:value-type="float" office:value="15.8" calcext:value-type="float">
            <text:p>15,8</text:p>
          </table:table-cell>
          <table:table-cell/>
          <table:table-cell table:formula="of:=[.F87]-(2^8)*0" office:value-type="float" office:value="83.2145303481081" calcext:value-type="float">
            <text:p>83</text:p>
          </table:table-cell>
          <table:table-cell table:formula="of:=[.G87]-(2^8)*0" office:value-type="float" office:value="83.0514558688001" calcext:value-type="float">
            <text:p>83</text:p>
          </table:table-cell>
          <table:table-cell table:formula="of:=[.H87]-(2^8)*0" office:value-type="float" office:value="82.8890232592432" calcext:value-type="float">
            <text:p>83</text:p>
          </table:table-cell>
          <table:table-cell table:formula="of:=[.I87]-(2^8)*0" office:value-type="float" office:value="82.727232519438" calcext:value-type="float">
            <text:p>83</text:p>
          </table:table-cell>
          <table:table-cell table:formula="of:=[.J87]-(2^8)*0" office:value-type="float" office:value="82.5660836493838" calcext:value-type="float">
            <text:p>83</text:p>
          </table:table-cell>
          <table:table-cell table:formula="of:=[.K87]-(2^8)*0" office:value-type="float" office:value="82.405576649081" calcext:value-type="float">
            <text:p>82</text:p>
          </table:table-cell>
          <table:table-cell table:formula="of:=[.L87]-(2^8)*0" office:value-type="float" office:value="82.2457115185298" calcext:value-type="float">
            <text:p>82</text:p>
          </table:table-cell>
          <table:table-cell table:formula="of:=[.M87]-(2^8)*0" office:value-type="float" office:value="82.0864882577313" calcext:value-type="float">
            <text:p>82</text:p>
          </table:table-cell>
          <table:table-cell table:formula="of:=[.N87]-(2^8)*0" office:value-type="float" office:value="81.9279068666826" calcext:value-type="float">
            <text:p>82</text:p>
          </table:table-cell>
          <table:table-cell table:formula="of:=[.O87]-(2^8)*0" office:value-type="float" office:value="81.7699673453854" calcext:value-type="float">
            <text:p>82</text:p>
          </table:table-cell>
          <table:table-cell table:formula="of:=[.P87]-(2^8)*0" office:value-type="float" office:value="81.6126696938393" calcext:value-type="float">
            <text:p>82</text:p>
          </table:table-cell>
          <table:table-cell table:formula="of:=[.Q87]-(2^8)*0" office:value-type="float" office:value="81.4560139120447" calcext:value-type="float">
            <text:p>81</text:p>
          </table:table-cell>
          <table:table-cell table:formula="of:=[.R87]-(2^8)*0" office:value-type="float" office:value="81.3000000000015" calcext:value-type="float">
            <text:p>81</text:p>
          </table:table-cell>
          <table:table-cell table:formula="of:=[.S87]-(2^8)*0" office:value-type="float" office:value="81.182674958691" calcext:value-type="float">
            <text:p>81</text:p>
          </table:table-cell>
          <table:table-cell table:formula="of:=[.T87]-(2^8)*0" office:value-type="float" office:value="81.0645740254972" calcext:value-type="float">
            <text:p>81</text:p>
          </table:table-cell>
          <table:table-cell table:formula="of:=[.U87]-(2^8)*0" office:value-type="float" office:value="80.9456972004206" calcext:value-type="float">
            <text:p>81</text:p>
          </table:table-cell>
          <table:table-cell table:formula="of:=[.V87]-(2^8)*0" office:value-type="float" office:value="80.8260444834591" calcext:value-type="float">
            <text:p>81</text:p>
          </table:table-cell>
          <table:table-cell table:formula="of:=[.W87]-(2^8)*0" office:value-type="float" office:value="80.7056158746139" calcext:value-type="float">
            <text:p>81</text:p>
          </table:table-cell>
          <table:table-cell table:formula="of:=[.X87]-(2^8)*0" office:value-type="float" office:value="80.5844113738847" calcext:value-type="float">
            <text:p>81</text:p>
          </table:table-cell>
          <table:table-cell table:formula="of:=[.Y87]-(2^8)*0" office:value-type="float" office:value="80.4624309812717" calcext:value-type="float">
            <text:p>80</text:p>
          </table:table-cell>
          <table:table-cell/>
          <table:table-cell table:style-name="ce10" office:value-type="float" office:value="15.8" calcext:value-type="float">
            <text:p>15,8</text:p>
          </table:table-cell>
          <table:table-cell table:style-name="ce10"/>
          <table:table-cell table:formula="of:=PINTERP([.$A$15:.$A$205];[.$C$15:.$C$205];([.AZ$6]+[.$E87]))*1000" office:value-type="float" office:value="518.951073492928" calcext:value-type="float">
            <text:p>519</text:p>
          </table:table-cell>
          <table:table-cell table:formula="of:=PINTERP([.$A$15:.$A$205];[.$C$15:.$C$205];([.BA$6]+[.$E87]))*1000" office:value-type="float" office:value="518.495717090285" calcext:value-type="float">
            <text:p>518</text:p>
          </table:table-cell>
          <table:table-cell table:formula="of:=PINTERP([.$A$15:.$A$205];[.$C$15:.$C$205];([.BB$6]+[.$E87]))*1000" office:value-type="float" office:value="518.04056073823" calcext:value-type="float">
            <text:p>518</text:p>
          </table:table-cell>
          <table:table-cell table:formula="of:=PINTERP([.$A$15:.$A$205];[.$C$15:.$C$205];([.BC$6]+[.$E87]))*1000" office:value-type="float" office:value="517.585604436763" calcext:value-type="float">
            <text:p>518</text:p>
          </table:table-cell>
          <table:table-cell table:formula="of:=PINTERP([.$A$15:.$A$205];[.$C$15:.$C$205];([.BD$6]+[.$E87]))*1000" office:value-type="float" office:value="517.130848185882" calcext:value-type="float">
            <text:p>517</text:p>
          </table:table-cell>
          <table:table-cell table:formula="of:=PINTERP([.$A$15:.$A$205];[.$C$15:.$C$205];([.BE$6]+[.$E87]))*1000" office:value-type="float" office:value="516.67629198559" calcext:value-type="float">
            <text:p>517</text:p>
          </table:table-cell>
          <table:table-cell table:formula="of:=PINTERP([.$A$15:.$A$205];[.$C$15:.$C$205];([.BF$6]+[.$E87]))*1000" office:value-type="float" office:value="516.221935835886" calcext:value-type="float">
            <text:p>516</text:p>
          </table:table-cell>
          <table:table-cell table:formula="of:=PINTERP([.$A$15:.$A$205];[.$C$15:.$C$205];([.BG$6]+[.$E87]))*1000" office:value-type="float" office:value="515.767779736773" calcext:value-type="float">
            <text:p>516</text:p>
          </table:table-cell>
          <table:table-cell table:formula="of:=PINTERP([.$A$15:.$A$205];[.$C$15:.$C$205];([.BH$6]+[.$E87]))*1000" office:value-type="float" office:value="515.313823688244" calcext:value-type="float">
            <text:p>515</text:p>
          </table:table-cell>
          <table:table-cell table:formula="of:=PINTERP([.$A$15:.$A$205];[.$C$15:.$C$205];([.BI$6]+[.$E87]))*1000" office:value-type="float" office:value="514.860067690303" calcext:value-type="float">
            <text:p>515</text:p>
          </table:table-cell>
          <table:table-cell table:formula="of:=PINTERP([.$A$15:.$A$205];[.$C$15:.$C$205];([.BJ$6]+[.$E87]))*1000" office:value-type="float" office:value="514.406511742949" calcext:value-type="float">
            <text:p>514</text:p>
          </table:table-cell>
          <table:table-cell table:formula="of:=PINTERP([.$A$15:.$A$205];[.$C$15:.$C$205];([.BK$6]+[.$E87]))*1000" office:value-type="float" office:value="513.953155846183" calcext:value-type="float">
            <text:p>514</text:p>
          </table:table-cell>
          <table:table-cell table:formula="of:=PINTERP([.$A$15:.$A$205];[.$C$15:.$C$205];([.BL$6]+[.$E87]))*1000" office:value-type="float" office:value="513.500000000005" calcext:value-type="float">
            <text:p>514</text:p>
          </table:table-cell>
          <table:table-cell table:formula="of:=PINTERP([.$A$15:.$A$205];[.$C$15:.$C$205];([.BM$6]+[.$E87]))*1000" office:value-type="float" office:value="513.163221422709" calcext:value-type="float">
            <text:p>513</text:p>
          </table:table-cell>
          <table:table-cell table:formula="of:=PINTERP([.$A$15:.$A$205];[.$C$15:.$C$205];([.BN$6]+[.$E87]))*1000" office:value-type="float" office:value="512.822763439189" calcext:value-type="float">
            <text:p>513</text:p>
          </table:table-cell>
          <table:table-cell table:formula="of:=PINTERP([.$A$15:.$A$205];[.$C$15:.$C$205];([.BO$6]+[.$E87]))*1000" office:value-type="float" office:value="512.478626049442" calcext:value-type="float">
            <text:p>512</text:p>
          </table:table-cell>
          <table:table-cell table:formula="of:=PINTERP([.$A$15:.$A$205];[.$C$15:.$C$205];([.BP$6]+[.$E87]))*1000" office:value-type="float" office:value="512.130809253469" calcext:value-type="float">
            <text:p>512</text:p>
          </table:table-cell>
          <table:table-cell table:formula="of:=PINTERP([.$A$15:.$A$205];[.$C$15:.$C$205];([.BQ$6]+[.$E87]))*1000" office:value-type="float" office:value="511.779313051269" calcext:value-type="float">
            <text:p>512</text:p>
          </table:table-cell>
          <table:table-cell table:formula="of:=PINTERP([.$A$15:.$A$205];[.$C$15:.$C$205];([.BR$6]+[.$E87]))*1000" office:value-type="float" office:value="511.424137442845" calcext:value-type="float">
            <text:p>511</text:p>
          </table:table-cell>
          <table:table-cell table:style-name="ce17" table:formula="of:=PINTERP([.$A$15:.$A$205];[.$C$15:.$C$205];([.BS$6]+[.$E87]))*1000" office:value-type="float" office:value="511.065282428192" calcext:value-type="float">
            <text:p>511</text:p>
          </table:table-cell>
          <table:table-cell table:style-name="ce17"/>
          <table:table-cell table:style-name="ce10" office:value-type="float" office:value="15.8" calcext:value-type="float">
            <text:p>15,8</text:p>
          </table:table-cell>
          <table:table-cell table:formula="of:=[.AZ87]-(2^8)*2" office:value-type="float" office:value="6.95107349292755" calcext:value-type="float">
            <text:p>7</text:p>
          </table:table-cell>
          <table:table-cell table:formula="of:=[.BA87]-(2^8)*2" office:value-type="float" office:value="6.4957170902851" calcext:value-type="float">
            <text:p>6</text:p>
          </table:table-cell>
          <table:table-cell table:formula="of:=[.BB87]-(2^8)*2" office:value-type="float" office:value="6.0405607382296" calcext:value-type="float">
            <text:p>6</text:p>
          </table:table-cell>
          <table:table-cell table:formula="of:=[.BC87]-(2^8)*2" office:value-type="float" office:value="5.58560443676254" calcext:value-type="float">
            <text:p>6</text:p>
          </table:table-cell>
          <table:table-cell table:formula="of:=[.BD87]-(2^8)*2" office:value-type="float" office:value="5.1308481858822" calcext:value-type="float">
            <text:p>5</text:p>
          </table:table-cell>
          <table:table-cell table:formula="of:=[.BE87]-(2^8)*2" office:value-type="float" office:value="4.67629198558984" calcext:value-type="float">
            <text:p>5</text:p>
          </table:table-cell>
          <table:table-cell table:formula="of:=[.BF87]-(2^8)*2" office:value-type="float" office:value="4.22193583588569" calcext:value-type="float">
            <text:p>4</text:p>
          </table:table-cell>
          <table:table-cell table:formula="of:=[.BG87]-(2^8)*2" office:value-type="float" office:value="3.76777973677326" calcext:value-type="float">
            <text:p>4</text:p>
          </table:table-cell>
          <table:table-cell table:formula="of:=[.BH87]-(2^8)*2" office:value-type="float" office:value="3.31382368824381" calcext:value-type="float">
            <text:p>3</text:p>
          </table:table-cell>
          <table:table-cell table:formula="of:=[.BI87]-(2^8)*2" office:value-type="float" office:value="2.8600676903028" calcext:value-type="float">
            <text:p>3</text:p>
          </table:table-cell>
          <table:table-cell table:style-name="ce15" table:formula="of:=[.BJ87]-(2^8)*2" office:value-type="float" office:value="2.40651174294885" calcext:value-type="float">
            <text:p>2</text:p>
          </table:table-cell>
          <table:table-cell table:style-name="ce15" table:formula="of:=[.BK87]-(2^8)*2" office:value-type="float" office:value="1.95315584618254" calcext:value-type="float">
            <text:p>2</text:p>
          </table:table-cell>
          <table:table-cell table:style-name="ce15" table:formula="of:=[.BL87]-(2^8)*2" office:value-type="float" office:value="1.50000000000455" calcext:value-type="float">
            <text:p>2</text:p>
          </table:table-cell>
          <table:table-cell table:style-name="ce15" table:formula="of:=[.BM87]-(2^8)*2" office:value-type="float" office:value="1.16322142270928" calcext:value-type="float">
            <text:p>1</text:p>
          </table:table-cell>
          <table:table-cell table:style-name="ce15" table:formula="of:=[.BN87]-(2^8)*2" office:value-type="float" office:value="0.822763439189203" calcext:value-type="float">
            <text:p>1</text:p>
          </table:table-cell>
          <table:table-cell table:style-name="ce15" table:formula="of:=[.BO87]-(2^8)*2" office:value-type="float" office:value="0.478626049442028" calcext:value-type="float">
            <text:p>0</text:p>
          </table:table-cell>
          <table:table-cell table:style-name="ce15" table:formula="of:=[.BP87]-(2^8)*2" office:value-type="float" office:value="0.130809253468556" calcext:value-type="float">
            <text:p>0</text:p>
          </table:table-cell>
          <table:table-cell table:style-name="ce15" table:formula="of:=[.BQ87]-(2^8)*2" office:value-type="float" office:value="-0.220686948731213" calcext:value-type="float">
            <text:p>0</text:p>
          </table:table-cell>
          <table:table-cell table:style-name="ce16" table:formula="of:=[.BR87]-(2^8)*1" office:value-type="float" office:value="255.424137442845" calcext:value-type="float">
            <text:p>255</text:p>
          </table:table-cell>
          <table:table-cell table:style-name="ce15" table:formula="of:=[.BS87]-(2^8)*1" office:value-type="float" office:value="255.065282428192" calcext:value-type="float">
            <text:p>255</text:p>
          </table:table-cell>
        </table:table-row>
        <table:table-row table:style-name="ro2">
          <table:table-cell table:style-name="ce4" office:value-type="float" office:value="81.08" calcext:value-type="float">
            <text:p>81,080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8482" calcext:value-type="percentage">
            <text:p>84,82%</text:p>
          </table:table-cell>
          <table:table-cell/>
          <table:table-cell office:value-type="float" office:value="16" calcext:value-type="float">
            <text:p>16,0</text:p>
          </table:table-cell>
          <table:table-cell table:formula="of:=PINTERP([.$A$15:.$A$205];[.$B$15:.$B$205];([.F$6]+[.$E88]))*1000" office:value-type="float" office:value="80.3396746967725" calcext:value-type="float">
            <text:p>80</text:p>
          </table:table-cell>
          <table:table-cell table:formula="of:=PINTERP([.$A$15:.$A$205];[.$B$15:.$B$205];([.G$6]+[.$E88]))*1000" office:value-type="float" office:value="80.2161425203921" calcext:value-type="float">
            <text:p>80</text:p>
          </table:table-cell>
          <table:table-cell table:formula="of:=PINTERP([.$A$15:.$A$205];[.$B$15:.$B$205];([.H$6]+[.$E88]))*1000" office:value-type="float" office:value="80.0918344521277" calcext:value-type="float">
            <text:p>80</text:p>
          </table:table-cell>
          <table:table-cell table:formula="of:=PINTERP([.$A$15:.$A$205];[.$B$15:.$B$205];([.I$6]+[.$E88]))*1000" office:value-type="float" office:value="79.9667504919797" calcext:value-type="float">
            <text:p>80</text:p>
          </table:table-cell>
          <table:table-cell table:formula="of:=PINTERP([.$A$15:.$A$205];[.$B$15:.$B$205];([.J$6]+[.$E88]))*1000" office:value-type="float" office:value="79.8408906399477" calcext:value-type="float">
            <text:p>80</text:p>
          </table:table-cell>
          <table:table-cell table:formula="of:=PINTERP([.$A$15:.$A$205];[.$B$15:.$B$205];([.K$6]+[.$E88]))*1000" office:value-type="float" office:value="79.7142548960319" calcext:value-type="float">
            <text:p>80</text:p>
          </table:table-cell>
          <table:table-cell table:formula="of:=PINTERP([.$A$15:.$A$205];[.$B$15:.$B$205];([.L$6]+[.$E88]))*1000" office:value-type="float" office:value="79.5868432602325" calcext:value-type="float">
            <text:p>80</text:p>
          </table:table-cell>
          <table:table-cell table:formula="of:=PINTERP([.$A$15:.$A$205];[.$B$15:.$B$205];([.M$6]+[.$E88]))*1000" office:value-type="float" office:value="79.4586557325504" calcext:value-type="float">
            <text:p>79</text:p>
          </table:table-cell>
          <table:table-cell table:formula="of:=PINTERP([.$A$15:.$A$205];[.$B$15:.$B$205];([.N$6]+[.$E88]))*1000" office:value-type="float" office:value="79.3296923129832" calcext:value-type="float">
            <text:p>79</text:p>
          </table:table-cell>
          <table:table-cell table:formula="of:=PINTERP([.$A$15:.$A$205];[.$B$15:.$B$205];([.O$6]+[.$E88]))*1000" office:value-type="float" office:value="79.1999530015324" calcext:value-type="float">
            <text:p>79</text:p>
          </table:table-cell>
          <table:table-cell table:formula="of:=PINTERP([.$A$15:.$A$205];[.$B$15:.$B$205];([.P$6]+[.$E88]))*1000" office:value-type="float" office:value="79.0694377981976" calcext:value-type="float">
            <text:p>79</text:p>
          </table:table-cell>
          <table:table-cell table:formula="of:=PINTERP([.$A$15:.$A$205];[.$B$15:.$B$205];([.Q$6]+[.$E88]))*1000" office:value-type="float" office:value="78.938146702979" calcext:value-type="float">
            <text:p>79</text:p>
          </table:table-cell>
          <table:table-cell table:formula="of:=PINTERP([.$A$15:.$A$205];[.$B$15:.$B$205];([.R$6]+[.$E88]))*1000" office:value-type="float" office:value="78.8060797158767" calcext:value-type="float">
            <text:p>79</text:p>
          </table:table-cell>
          <table:table-cell table:formula="of:=PINTERP([.$A$15:.$A$205];[.$B$15:.$B$205];([.S$6]+[.$E88]))*1000" office:value-type="float" office:value="78.6732368368905" calcext:value-type="float">
            <text:p>79</text:p>
          </table:table-cell>
          <table:table-cell table:formula="of:=PINTERP([.$A$15:.$A$205];[.$B$15:.$B$205];([.T$6]+[.$E88]))*1000" office:value-type="float" office:value="78.5396180660207" calcext:value-type="float">
            <text:p>79</text:p>
          </table:table-cell>
          <table:table-cell table:formula="of:=PINTERP([.$A$15:.$A$205];[.$B$15:.$B$205];([.U$6]+[.$E88]))*1000" office:value-type="float" office:value="78.4052234032682" calcext:value-type="float">
            <text:p>78</text:p>
          </table:table-cell>
          <table:table-cell table:formula="of:=PINTERP([.$A$15:.$A$205];[.$B$15:.$B$205];([.V$6]+[.$E88]))*1000" office:value-type="float" office:value="78.2700528486306" calcext:value-type="float">
            <text:p>78</text:p>
          </table:table-cell>
          <table:table-cell table:formula="of:=PINTERP([.$A$15:.$A$205];[.$B$15:.$B$205];([.W$6]+[.$E88]))*1000" office:value-type="float" office:value="78.1341064021094" calcext:value-type="float">
            <text:p>78</text:p>
          </table:table-cell>
          <table:table-cell table:formula="of:=PINTERP([.$A$15:.$A$205];[.$B$15:.$B$205];([.X$6]+[.$E88]))*1000" office:value-type="float" office:value="77.9973840637042" calcext:value-type="float">
            <text:p>78</text:p>
          </table:table-cell>
          <table:table-cell table:formula="of:=PINTERP([.$A$15:.$A$205];[.$B$15:.$B$205];([.Y$6]+[.$E88]))*1000" office:value-type="float" office:value="77.8598858334152" calcext:value-type="float">
            <text:p>78</text:p>
          </table:table-cell>
          <table:table-cell/>
          <table:table-cell office:value-type="float" office:value="16" calcext:value-type="float">
            <text:p>16,0</text:p>
          </table:table-cell>
          <table:table-cell/>
          <table:table-cell table:formula="of:=[.F88]-(2^8)*0" office:value-type="float" office:value="80.3396746967725" calcext:value-type="float">
            <text:p>80</text:p>
          </table:table-cell>
          <table:table-cell table:formula="of:=[.G88]-(2^8)*0" office:value-type="float" office:value="80.2161425203921" calcext:value-type="float">
            <text:p>80</text:p>
          </table:table-cell>
          <table:table-cell table:formula="of:=[.H88]-(2^8)*0" office:value-type="float" office:value="80.0918344521277" calcext:value-type="float">
            <text:p>80</text:p>
          </table:table-cell>
          <table:table-cell table:formula="of:=[.I88]-(2^8)*0" office:value-type="float" office:value="79.9667504919797" calcext:value-type="float">
            <text:p>80</text:p>
          </table:table-cell>
          <table:table-cell table:formula="of:=[.J88]-(2^8)*0" office:value-type="float" office:value="79.8408906399477" calcext:value-type="float">
            <text:p>80</text:p>
          </table:table-cell>
          <table:table-cell table:formula="of:=[.K88]-(2^8)*0" office:value-type="float" office:value="79.7142548960319" calcext:value-type="float">
            <text:p>80</text:p>
          </table:table-cell>
          <table:table-cell table:formula="of:=[.L88]-(2^8)*0" office:value-type="float" office:value="79.5868432602325" calcext:value-type="float">
            <text:p>80</text:p>
          </table:table-cell>
          <table:table-cell table:formula="of:=[.M88]-(2^8)*0" office:value-type="float" office:value="79.4586557325504" calcext:value-type="float">
            <text:p>79</text:p>
          </table:table-cell>
          <table:table-cell table:formula="of:=[.N88]-(2^8)*0" office:value-type="float" office:value="79.3296923129832" calcext:value-type="float">
            <text:p>79</text:p>
          </table:table-cell>
          <table:table-cell table:formula="of:=[.O88]-(2^8)*0" office:value-type="float" office:value="79.1999530015324" calcext:value-type="float">
            <text:p>79</text:p>
          </table:table-cell>
          <table:table-cell table:formula="of:=[.P88]-(2^8)*0" office:value-type="float" office:value="79.0694377981976" calcext:value-type="float">
            <text:p>79</text:p>
          </table:table-cell>
          <table:table-cell table:formula="of:=[.Q88]-(2^8)*0" office:value-type="float" office:value="78.938146702979" calcext:value-type="float">
            <text:p>79</text:p>
          </table:table-cell>
          <table:table-cell table:formula="of:=[.R88]-(2^8)*0" office:value-type="float" office:value="78.8060797158767" calcext:value-type="float">
            <text:p>79</text:p>
          </table:table-cell>
          <table:table-cell table:formula="of:=[.S88]-(2^8)*0" office:value-type="float" office:value="78.6732368368905" calcext:value-type="float">
            <text:p>79</text:p>
          </table:table-cell>
          <table:table-cell table:formula="of:=[.T88]-(2^8)*0" office:value-type="float" office:value="78.5396180660207" calcext:value-type="float">
            <text:p>79</text:p>
          </table:table-cell>
          <table:table-cell table:formula="of:=[.U88]-(2^8)*0" office:value-type="float" office:value="78.4052234032682" calcext:value-type="float">
            <text:p>78</text:p>
          </table:table-cell>
          <table:table-cell table:formula="of:=[.V88]-(2^8)*0" office:value-type="float" office:value="78.2700528486306" calcext:value-type="float">
            <text:p>78</text:p>
          </table:table-cell>
          <table:table-cell table:formula="of:=[.W88]-(2^8)*0" office:value-type="float" office:value="78.1341064021094" calcext:value-type="float">
            <text:p>78</text:p>
          </table:table-cell>
          <table:table-cell table:formula="of:=[.X88]-(2^8)*0" office:value-type="float" office:value="77.9973840637042" calcext:value-type="float">
            <text:p>78</text:p>
          </table:table-cell>
          <table:table-cell table:formula="of:=[.Y88]-(2^8)*0" office:value-type="float" office:value="77.8598858334152" calcext:value-type="float">
            <text:p>78</text:p>
          </table:table-cell>
          <table:table-cell/>
          <table:table-cell table:style-name="ce10" office:value-type="float" office:value="16" calcext:value-type="float">
            <text:p>16,0</text:p>
          </table:table-cell>
          <table:table-cell table:style-name="ce10"/>
          <table:table-cell table:formula="of:=PINTERP([.$A$15:.$A$205];[.$C$15:.$C$205];([.AZ$6]+[.$E88]))*1000" office:value-type="float" office:value="510.702748007305" calcext:value-type="float">
            <text:p>511</text:p>
          </table:table-cell>
          <table:table-cell table:formula="of:=PINTERP([.$A$15:.$A$205];[.$C$15:.$C$205];([.BA$6]+[.$E88]))*1000" office:value-type="float" office:value="510.336534180199" calcext:value-type="float">
            <text:p>510</text:p>
          </table:table-cell>
          <table:table-cell table:formula="of:=PINTERP([.$A$15:.$A$205];[.$C$15:.$C$205];([.BB$6]+[.$E88]))*1000" office:value-type="float" office:value="509.966640946866" calcext:value-type="float">
            <text:p>510</text:p>
          </table:table-cell>
          <table:table-cell table:formula="of:=PINTERP([.$A$15:.$A$205];[.$C$15:.$C$205];([.BC$6]+[.$E88]))*1000" office:value-type="float" office:value="509.593068307307" calcext:value-type="float">
            <text:p>510</text:p>
          </table:table-cell>
          <table:table-cell table:formula="of:=PINTERP([.$A$15:.$A$205];[.$C$15:.$C$205];([.BD$6]+[.$E88]))*1000" office:value-type="float" office:value="509.215816261521" calcext:value-type="float">
            <text:p>509</text:p>
          </table:table-cell>
          <table:table-cell table:formula="of:=PINTERP([.$A$15:.$A$205];[.$C$15:.$C$205];([.BE$6]+[.$E88]))*1000" office:value-type="float" office:value="508.834884809508" calcext:value-type="float">
            <text:p>509</text:p>
          </table:table-cell>
          <table:table-cell table:formula="of:=PINTERP([.$A$15:.$A$205];[.$C$15:.$C$205];([.BF$6]+[.$E88]))*1000" office:value-type="float" office:value="508.450273951269" calcext:value-type="float">
            <text:p>508</text:p>
          </table:table-cell>
          <table:table-cell table:formula="of:=PINTERP([.$A$15:.$A$205];[.$C$15:.$C$205];([.BG$6]+[.$E88]))*1000" office:value-type="float" office:value="508.061983686807" calcext:value-type="float">
            <text:p>508</text:p>
          </table:table-cell>
          <table:table-cell table:formula="of:=PINTERP([.$A$15:.$A$205];[.$C$15:.$C$205];([.BH$6]+[.$E88]))*1000" office:value-type="float" office:value="507.670014016115" calcext:value-type="float">
            <text:p>508</text:p>
          </table:table-cell>
          <table:table-cell table:formula="of:=PINTERP([.$A$15:.$A$205];[.$C$15:.$C$205];([.BI$6]+[.$E88]))*1000" office:value-type="float" office:value="507.274364939197" calcext:value-type="float">
            <text:p>507</text:p>
          </table:table-cell>
          <table:table-cell table:formula="of:=PINTERP([.$A$15:.$A$205];[.$C$15:.$C$205];([.BJ$6]+[.$E88]))*1000" office:value-type="float" office:value="506.875036456051" calcext:value-type="float">
            <text:p>507</text:p>
          </table:table-cell>
          <table:table-cell table:formula="of:=PINTERP([.$A$15:.$A$205];[.$C$15:.$C$205];([.BK$6]+[.$E88]))*1000" office:value-type="float" office:value="506.472028566679" calcext:value-type="float">
            <text:p>506</text:p>
          </table:table-cell>
          <table:table-cell table:formula="of:=PINTERP([.$A$15:.$A$205];[.$C$15:.$C$205];([.BL$6]+[.$E88]))*1000" office:value-type="float" office:value="506.065341271082" calcext:value-type="float">
            <text:p>506</text:p>
          </table:table-cell>
          <table:table-cell table:formula="of:=PINTERP([.$A$15:.$A$205];[.$C$15:.$C$205];([.BM$6]+[.$E88]))*1000" office:value-type="float" office:value="505.654974569256" calcext:value-type="float">
            <text:p>506</text:p>
          </table:table-cell>
          <table:table-cell table:formula="of:=PINTERP([.$A$15:.$A$205];[.$C$15:.$C$205];([.BN$6]+[.$E88]))*1000" office:value-type="float" office:value="505.240928461205" calcext:value-type="float">
            <text:p>505</text:p>
          </table:table-cell>
          <table:table-cell table:formula="of:=PINTERP([.$A$15:.$A$205];[.$C$15:.$C$205];([.BO$6]+[.$E88]))*1000" office:value-type="float" office:value="504.823202946927" calcext:value-type="float">
            <text:p>505</text:p>
          </table:table-cell>
          <table:table-cell table:formula="of:=PINTERP([.$A$15:.$A$205];[.$C$15:.$C$205];([.BP$6]+[.$E88]))*1000" office:value-type="float" office:value="504.401798026422" calcext:value-type="float">
            <text:p>504</text:p>
          </table:table-cell>
          <table:table-cell table:formula="of:=PINTERP([.$A$15:.$A$205];[.$C$15:.$C$205];([.BQ$6]+[.$E88]))*1000" office:value-type="float" office:value="503.976713699692" calcext:value-type="float">
            <text:p>504</text:p>
          </table:table-cell>
          <table:table-cell table:formula="of:=PINTERP([.$A$15:.$A$205];[.$C$15:.$C$205];([.BR$6]+[.$E88]))*1000" office:value-type="float" office:value="503.547949966738" calcext:value-type="float">
            <text:p>504</text:p>
          </table:table-cell>
          <table:table-cell table:style-name="ce17" table:formula="of:=PINTERP([.$A$15:.$A$205];[.$C$15:.$C$205];([.BS$6]+[.$E88]))*1000" office:value-type="float" office:value="503.115506827554" calcext:value-type="float">
            <text:p>503</text:p>
          </table:table-cell>
          <table:table-cell table:style-name="ce17"/>
          <table:table-cell table:style-name="ce10" office:value-type="float" office:value="16" calcext:value-type="float">
            <text:p>16,0</text:p>
          </table:table-cell>
          <table:table-cell table:formula="of:=[.AZ88]-(2^8)*1" office:value-type="float" office:value="254.702748007305" calcext:value-type="float">
            <text:p>255</text:p>
          </table:table-cell>
          <table:table-cell table:formula="of:=[.BA88]-(2^8)*1" office:value-type="float" office:value="254.336534180199" calcext:value-type="float">
            <text:p>254</text:p>
          </table:table-cell>
          <table:table-cell table:formula="of:=[.BB88]-(2^8)*1" office:value-type="float" office:value="253.966640946866" calcext:value-type="float">
            <text:p>254</text:p>
          </table:table-cell>
          <table:table-cell table:formula="of:=[.BC88]-(2^8)*1" office:value-type="float" office:value="253.593068307307" calcext:value-type="float">
            <text:p>254</text:p>
          </table:table-cell>
          <table:table-cell table:formula="of:=[.BD88]-(2^8)*1" office:value-type="float" office:value="253.215816261521" calcext:value-type="float">
            <text:p>253</text:p>
          </table:table-cell>
          <table:table-cell table:formula="of:=[.BE88]-(2^8)*1" office:value-type="float" office:value="252.834884809508" calcext:value-type="float">
            <text:p>253</text:p>
          </table:table-cell>
          <table:table-cell table:formula="of:=[.BF88]-(2^8)*1" office:value-type="float" office:value="252.450273951269" calcext:value-type="float">
            <text:p>252</text:p>
          </table:table-cell>
          <table:table-cell table:formula="of:=[.BG88]-(2^8)*1" office:value-type="float" office:value="252.061983686807" calcext:value-type="float">
            <text:p>252</text:p>
          </table:table-cell>
          <table:table-cell table:formula="of:=[.BH88]-(2^8)*1" office:value-type="float" office:value="251.670014016115" calcext:value-type="float">
            <text:p>252</text:p>
          </table:table-cell>
          <table:table-cell table:formula="of:=[.BI88]-(2^8)*1" office:value-type="float" office:value="251.274364939197" calcext:value-type="float">
            <text:p>251</text:p>
          </table:table-cell>
          <table:table-cell table:style-name="ce15" table:formula="of:=[.BJ88]-(2^8)*1" office:value-type="float" office:value="250.875036456051" calcext:value-type="float">
            <text:p>251</text:p>
          </table:table-cell>
          <table:table-cell table:style-name="ce15" table:formula="of:=[.BK88]-(2^8)*1" office:value-type="float" office:value="250.472028566679" calcext:value-type="float">
            <text:p>250</text:p>
          </table:table-cell>
          <table:table-cell table:style-name="ce15" table:formula="of:=[.BL88]-(2^8)*1" office:value-type="float" office:value="250.065341271081" calcext:value-type="float">
            <text:p>250</text:p>
          </table:table-cell>
          <table:table-cell table:style-name="ce15" table:formula="of:=[.BM88]-(2^8)*1" office:value-type="float" office:value="249.654974569256" calcext:value-type="float">
            <text:p>250</text:p>
          </table:table-cell>
          <table:table-cell table:style-name="ce15" table:formula="of:=[.BN88]-(2^8)*1" office:value-type="float" office:value="249.240928461205" calcext:value-type="float">
            <text:p>249</text:p>
          </table:table-cell>
          <table:table-cell table:style-name="ce15" table:formula="of:=[.BO88]-(2^8)*1" office:value-type="float" office:value="248.823202946927" calcext:value-type="float">
            <text:p>249</text:p>
          </table:table-cell>
          <table:table-cell table:style-name="ce15" table:formula="of:=[.BP88]-(2^8)*1" office:value-type="float" office:value="248.401798026422" calcext:value-type="float">
            <text:p>248</text:p>
          </table:table-cell>
          <table:table-cell table:style-name="ce15" table:formula="of:=[.BQ88]-(2^8)*1" office:value-type="float" office:value="247.976713699692" calcext:value-type="float">
            <text:p>248</text:p>
          </table:table-cell>
          <table:table-cell table:style-name="ce15" table:formula="of:=[.BR88]-(2^8)*1" office:value-type="float" office:value="247.547949966738" calcext:value-type="float">
            <text:p>248</text:p>
          </table:table-cell>
          <table:table-cell table:style-name="ce15" table:formula="of:=[.BS88]-(2^8)*1" office:value-type="float" office:value="247.115506827554" calcext:value-type="float">
            <text:p>247</text:p>
          </table:table-cell>
        </table:table-row>
        <table:table-row table:style-name="ro2">
          <table:table-cell office:value-type="float" office:value="81.13" calcext:value-type="float">
            <text:p>81,130</text:p>
          </table:table-cell>
          <table:table-cell office:value-type="percentage" office:value="0.663" calcext:value-type="percentage">
            <text:p>66,30%</text:p>
          </table:table-cell>
          <table:table-cell office:value-type="percentage" office:value="0.8474" calcext:value-type="percentage">
            <text:p>84,74%</text:p>
          </table:table-cell>
          <table:table-cell/>
          <table:table-cell office:value-type="float" office:value="16.2" calcext:value-type="float">
            <text:p>16,2</text:p>
          </table:table-cell>
          <table:table-cell table:formula="of:=PINTERP([.$A$15:.$A$205];[.$B$15:.$B$205];([.F$6]+[.$E89]))*1000" office:value-type="float" office:value="77.7216117112396" calcext:value-type="float">
            <text:p>78</text:p>
          </table:table-cell>
          <table:table-cell table:formula="of:=PINTERP([.$A$15:.$A$205];[.$B$15:.$B$205];([.G$6]+[.$E89]))*1000" office:value-type="float" office:value="77.5825616971832" calcext:value-type="float">
            <text:p>78</text:p>
          </table:table-cell>
          <table:table-cell table:formula="of:=PINTERP([.$A$15:.$A$205];[.$B$15:.$B$205];([.H$6]+[.$E89]))*1000" office:value-type="float" office:value="77.4427357912428" calcext:value-type="float">
            <text:p>77</text:p>
          </table:table-cell>
          <table:table-cell table:formula="of:=PINTERP([.$A$15:.$A$205];[.$B$15:.$B$205];([.I$6]+[.$E89]))*1000" office:value-type="float" office:value="77.3021339934187" calcext:value-type="float">
            <text:p>77</text:p>
          </table:table-cell>
          <table:table-cell table:formula="of:=PINTERP([.$A$15:.$A$205];[.$B$15:.$B$205];([.J$6]+[.$E89]))*1000" office:value-type="float" office:value="77.1607563037107" calcext:value-type="float">
            <text:p>77</text:p>
          </table:table-cell>
          <table:table-cell table:formula="of:=PINTERP([.$A$15:.$A$205];[.$B$15:.$B$205];([.K$6]+[.$E89]))*1000" office:value-type="float" office:value="77.0186027221188" calcext:value-type="float">
            <text:p>77</text:p>
          </table:table-cell>
          <table:table-cell table:formula="of:=PINTERP([.$A$15:.$A$205];[.$B$15:.$B$205];([.L$6]+[.$E89]))*1000" office:value-type="float" office:value="76.8756732486434" calcext:value-type="float">
            <text:p>77</text:p>
          </table:table-cell>
          <table:table-cell table:formula="of:=PINTERP([.$A$15:.$A$205];[.$B$15:.$B$205];([.M$6]+[.$E89]))*1000" office:value-type="float" office:value="76.7319678832854" calcext:value-type="float">
            <text:p>77</text:p>
          </table:table-cell>
          <table:table-cell table:formula="of:=PINTERP([.$A$15:.$A$205];[.$B$15:.$B$205];([.N$6]+[.$E89]))*1000" office:value-type="float" office:value="76.5874866260422" calcext:value-type="float">
            <text:p>77</text:p>
          </table:table-cell>
          <table:table-cell table:formula="of:=PINTERP([.$A$15:.$A$205];[.$B$15:.$B$205];([.O$6]+[.$E89]))*1000" office:value-type="float" office:value="76.4422294769153" calcext:value-type="float">
            <text:p>76</text:p>
          </table:table-cell>
          <table:table-cell table:formula="of:=PINTERP([.$A$15:.$A$205];[.$B$15:.$B$205];([.P$6]+[.$E89]))*1000" office:value-type="float" office:value="76.2961964359045" calcext:value-type="float">
            <text:p>76</text:p>
          </table:table-cell>
          <table:table-cell table:formula="of:=PINTERP([.$A$15:.$A$205];[.$B$15:.$B$205];([.Q$6]+[.$E89]))*1000" office:value-type="float" office:value="76.1493875030098" calcext:value-type="float">
            <text:p>76</text:p>
          </table:table-cell>
          <table:table-cell table:formula="of:=PINTERP([.$A$15:.$A$205];[.$B$15:.$B$205];([.R$6]+[.$E89]))*1000" office:value-type="float" office:value="76.0018026782316" calcext:value-type="float">
            <text:p>76</text:p>
          </table:table-cell>
          <table:table-cell table:formula="of:=PINTERP([.$A$15:.$A$205];[.$B$15:.$B$205];([.S$6]+[.$E89]))*1000" office:value-type="float" office:value="75.8534419615694" calcext:value-type="float">
            <text:p>76</text:p>
          </table:table-cell>
          <table:table-cell table:formula="of:=PINTERP([.$A$15:.$A$205];[.$B$15:.$B$205];([.T$6]+[.$E89]))*1000" office:value-type="float" office:value="75.7043053530235" calcext:value-type="float">
            <text:p>76</text:p>
          </table:table-cell>
          <table:table-cell table:formula="of:=PINTERP([.$A$15:.$A$205];[.$B$15:.$B$205];([.U$6]+[.$E89]))*1000" office:value-type="float" office:value="75.5543928525952" calcext:value-type="float">
            <text:p>76</text:p>
          </table:table-cell>
          <table:table-cell table:formula="of:=PINTERP([.$A$15:.$A$205];[.$B$15:.$B$205];([.V$6]+[.$E89]))*1000" office:value-type="float" office:value="75.4037044602815" calcext:value-type="float">
            <text:p>75</text:p>
          </table:table-cell>
          <table:table-cell table:formula="of:=PINTERP([.$A$15:.$A$205];[.$B$15:.$B$205];([.W$6]+[.$E89]))*1000" office:value-type="float" office:value="75.2522401760843" calcext:value-type="float">
            <text:p>75</text:p>
          </table:table-cell>
          <table:table-cell table:formula="of:=PINTERP([.$A$15:.$A$205];[.$B$15:.$B$205];([.X$6]+[.$E89]))*1000" office:value-type="float" office:value="75.100000000003" calcext:value-type="float">
            <text:p>75</text:p>
          </table:table-cell>
          <table:table-cell table:formula="of:=PINTERP([.$A$15:.$A$205];[.$B$15:.$B$205];([.Y$6]+[.$E89]))*1000" office:value-type="float" office:value="74.8829977377789" calcext:value-type="float">
            <text:p>75</text:p>
          </table:table-cell>
          <table:table-cell/>
          <table:table-cell office:value-type="float" office:value="16.2" calcext:value-type="float">
            <text:p>16,2</text:p>
          </table:table-cell>
          <table:table-cell/>
          <table:table-cell table:formula="of:=[.F89]-(2^8)*0" office:value-type="float" office:value="77.7216117112396" calcext:value-type="float">
            <text:p>78</text:p>
          </table:table-cell>
          <table:table-cell table:formula="of:=[.G89]-(2^8)*0" office:value-type="float" office:value="77.5825616971832" calcext:value-type="float">
            <text:p>78</text:p>
          </table:table-cell>
          <table:table-cell table:formula="of:=[.H89]-(2^8)*0" office:value-type="float" office:value="77.4427357912428" calcext:value-type="float">
            <text:p>77</text:p>
          </table:table-cell>
          <table:table-cell table:formula="of:=[.I89]-(2^8)*0" office:value-type="float" office:value="77.3021339934187" calcext:value-type="float">
            <text:p>77</text:p>
          </table:table-cell>
          <table:table-cell table:formula="of:=[.J89]-(2^8)*0" office:value-type="float" office:value="77.1607563037107" calcext:value-type="float">
            <text:p>77</text:p>
          </table:table-cell>
          <table:table-cell table:formula="of:=[.K89]-(2^8)*0" office:value-type="float" office:value="77.0186027221188" calcext:value-type="float">
            <text:p>77</text:p>
          </table:table-cell>
          <table:table-cell table:formula="of:=[.L89]-(2^8)*0" office:value-type="float" office:value="76.8756732486434" calcext:value-type="float">
            <text:p>77</text:p>
          </table:table-cell>
          <table:table-cell table:formula="of:=[.M89]-(2^8)*0" office:value-type="float" office:value="76.7319678832854" calcext:value-type="float">
            <text:p>77</text:p>
          </table:table-cell>
          <table:table-cell table:formula="of:=[.N89]-(2^8)*0" office:value-type="float" office:value="76.5874866260422" calcext:value-type="float">
            <text:p>77</text:p>
          </table:table-cell>
          <table:table-cell table:formula="of:=[.O89]-(2^8)*0" office:value-type="float" office:value="76.4422294769153" calcext:value-type="float">
            <text:p>76</text:p>
          </table:table-cell>
          <table:table-cell table:formula="of:=[.P89]-(2^8)*0" office:value-type="float" office:value="76.2961964359045" calcext:value-type="float">
            <text:p>76</text:p>
          </table:table-cell>
          <table:table-cell table:formula="of:=[.Q89]-(2^8)*0" office:value-type="float" office:value="76.1493875030098" calcext:value-type="float">
            <text:p>76</text:p>
          </table:table-cell>
          <table:table-cell table:formula="of:=[.R89]-(2^8)*0" office:value-type="float" office:value="76.0018026782316" calcext:value-type="float">
            <text:p>76</text:p>
          </table:table-cell>
          <table:table-cell table:formula="of:=[.S89]-(2^8)*0" office:value-type="float" office:value="75.8534419615694" calcext:value-type="float">
            <text:p>76</text:p>
          </table:table-cell>
          <table:table-cell table:formula="of:=[.T89]-(2^8)*0" office:value-type="float" office:value="75.7043053530235" calcext:value-type="float">
            <text:p>76</text:p>
          </table:table-cell>
          <table:table-cell table:formula="of:=[.U89]-(2^8)*0" office:value-type="float" office:value="75.5543928525952" calcext:value-type="float">
            <text:p>76</text:p>
          </table:table-cell>
          <table:table-cell table:formula="of:=[.V89]-(2^8)*0" office:value-type="float" office:value="75.4037044602815" calcext:value-type="float">
            <text:p>75</text:p>
          </table:table-cell>
          <table:table-cell table:formula="of:=[.W89]-(2^8)*0" office:value-type="float" office:value="75.2522401760843" calcext:value-type="float">
            <text:p>75</text:p>
          </table:table-cell>
          <table:table-cell table:formula="of:=[.X89]-(2^8)*0" office:value-type="float" office:value="75.100000000003" calcext:value-type="float">
            <text:p>75</text:p>
          </table:table-cell>
          <table:table-cell table:formula="of:=[.Y89]-(2^8)*0" office:value-type="float" office:value="74.8829977377789" calcext:value-type="float">
            <text:p>75</text:p>
          </table:table-cell>
          <table:table-cell/>
          <table:table-cell table:style-name="ce10" office:value-type="float" office:value="16.2" calcext:value-type="float">
            <text:p>16,2</text:p>
          </table:table-cell>
          <table:table-cell table:style-name="ce10"/>
          <table:table-cell table:formula="of:=PINTERP([.$A$15:.$A$205];[.$C$15:.$C$205];([.AZ$6]+[.$E89]))*1000" office:value-type="float" office:value="502.679384282134" calcext:value-type="float">
            <text:p>503</text:p>
          </table:table-cell>
          <table:table-cell table:formula="of:=PINTERP([.$A$15:.$A$205];[.$C$15:.$C$205];([.BA$6]+[.$E89]))*1000" office:value-type="float" office:value="502.239582330497" calcext:value-type="float">
            <text:p>502</text:p>
          </table:table-cell>
          <table:table-cell table:formula="of:=PINTERP([.$A$15:.$A$205];[.$C$15:.$C$205];([.BB$6]+[.$E89]))*1000" office:value-type="float" office:value="501.796100972633" calcext:value-type="float">
            <text:p>502</text:p>
          </table:table-cell>
          <table:table-cell table:formula="of:=PINTERP([.$A$15:.$A$205];[.$C$15:.$C$205];([.BC$6]+[.$E89]))*1000" office:value-type="float" office:value="501.348940208543" calcext:value-type="float">
            <text:p>501</text:p>
          </table:table-cell>
          <table:table-cell table:formula="of:=PINTERP([.$A$15:.$A$205];[.$C$15:.$C$205];([.BD$6]+[.$E89]))*1000" office:value-type="float" office:value="500.898100038226" calcext:value-type="float">
            <text:p>501</text:p>
          </table:table-cell>
          <table:table-cell table:formula="of:=PINTERP([.$A$15:.$A$205];[.$C$15:.$C$205];([.BE$6]+[.$E89]))*1000" office:value-type="float" office:value="500.443580461682" calcext:value-type="float">
            <text:p>500</text:p>
          </table:table-cell>
          <table:table-cell table:formula="of:=PINTERP([.$A$15:.$A$205];[.$C$15:.$C$205];([.BF$6]+[.$E89]))*1000" office:value-type="float" office:value="499.985381478912" calcext:value-type="float">
            <text:p>500</text:p>
          </table:table-cell>
          <table:table-cell table:formula="of:=PINTERP([.$A$15:.$A$205];[.$C$15:.$C$205];([.BG$6]+[.$E89]))*1000" office:value-type="float" office:value="499.52350308992" calcext:value-type="float">
            <text:p>500</text:p>
          </table:table-cell>
          <table:table-cell table:formula="of:=PINTERP([.$A$15:.$A$205];[.$C$15:.$C$205];([.BH$6]+[.$E89]))*1000" office:value-type="float" office:value="499.057945294697" calcext:value-type="float">
            <text:p>499</text:p>
          </table:table-cell>
          <table:table-cell table:formula="of:=PINTERP([.$A$15:.$A$205];[.$C$15:.$C$205];([.BI$6]+[.$E89]))*1000" office:value-type="float" office:value="498.588708093247" calcext:value-type="float">
            <text:p>499</text:p>
          </table:table-cell>
          <table:table-cell table:formula="of:=PINTERP([.$A$15:.$A$205];[.$C$15:.$C$205];([.BJ$6]+[.$E89]))*1000" office:value-type="float" office:value="498.115791485571" calcext:value-type="float">
            <text:p>498</text:p>
          </table:table-cell>
          <table:table-cell table:formula="of:=PINTERP([.$A$15:.$A$205];[.$C$15:.$C$205];([.BK$6]+[.$E89]))*1000" office:value-type="float" office:value="497.639195471668" calcext:value-type="float">
            <text:p>498</text:p>
          </table:table-cell>
          <table:table-cell table:formula="of:=PINTERP([.$A$15:.$A$205];[.$C$15:.$C$205];([.BL$6]+[.$E89]))*1000" office:value-type="float" office:value="497.158920051539" calcext:value-type="float">
            <text:p>497</text:p>
          </table:table-cell>
          <table:table-cell table:formula="of:=PINTERP([.$A$15:.$A$205];[.$C$15:.$C$205];([.BM$6]+[.$E89]))*1000" office:value-type="float" office:value="496.674965225183" calcext:value-type="float">
            <text:p>497</text:p>
          </table:table-cell>
          <table:table-cell table:formula="of:=PINTERP([.$A$15:.$A$205];[.$C$15:.$C$205];([.BN$6]+[.$E89]))*1000" office:value-type="float" office:value="496.187330992601" calcext:value-type="float">
            <text:p>496</text:p>
          </table:table-cell>
          <table:table-cell table:formula="of:=PINTERP([.$A$15:.$A$205];[.$C$15:.$C$205];([.BO$6]+[.$E89]))*1000" office:value-type="float" office:value="495.696017353792" calcext:value-type="float">
            <text:p>496</text:p>
          </table:table-cell>
          <table:table-cell table:formula="of:=PINTERP([.$A$15:.$A$205];[.$C$15:.$C$205];([.BP$6]+[.$E89]))*1000" office:value-type="float" office:value="495.201024308756" calcext:value-type="float">
            <text:p>495</text:p>
          </table:table-cell>
          <table:table-cell table:formula="of:=PINTERP([.$A$15:.$A$205];[.$C$15:.$C$205];([.BQ$6]+[.$E89]))*1000" office:value-type="float" office:value="494.702351857494" calcext:value-type="float">
            <text:p>495</text:p>
          </table:table-cell>
          <table:table-cell table:formula="of:=PINTERP([.$A$15:.$A$205];[.$C$15:.$C$205];([.BR$6]+[.$E89]))*1000" office:value-type="float" office:value="494.20000000001" calcext:value-type="float">
            <text:p>494</text:p>
          </table:table-cell>
          <table:table-cell table:style-name="ce17" table:formula="of:=PINTERP([.$A$15:.$A$205];[.$C$15:.$C$205];([.BS$6]+[.$E89]))*1000" office:value-type="float" office:value="493.528837239062" calcext:value-type="float">
            <text:p>494</text:p>
          </table:table-cell>
          <table:table-cell table:style-name="ce17"/>
          <table:table-cell table:style-name="ce10" office:value-type="float" office:value="16.2" calcext:value-type="float">
            <text:p>16,2</text:p>
          </table:table-cell>
          <table:table-cell table:formula="of:=[.AZ89]-(2^8)*1" office:value-type="float" office:value="246.679384282134" calcext:value-type="float">
            <text:p>247</text:p>
          </table:table-cell>
          <table:table-cell table:formula="of:=[.BA89]-(2^8)*1" office:value-type="float" office:value="246.239582330497" calcext:value-type="float">
            <text:p>246</text:p>
          </table:table-cell>
          <table:table-cell table:formula="of:=[.BB89]-(2^8)*1" office:value-type="float" office:value="245.796100972633" calcext:value-type="float">
            <text:p>246</text:p>
          </table:table-cell>
          <table:table-cell table:formula="of:=[.BC89]-(2^8)*1" office:value-type="float" office:value="245.348940208543" calcext:value-type="float">
            <text:p>245</text:p>
          </table:table-cell>
          <table:table-cell table:formula="of:=[.BD89]-(2^8)*1" office:value-type="float" office:value="244.898100038226" calcext:value-type="float">
            <text:p>245</text:p>
          </table:table-cell>
          <table:table-cell table:formula="of:=[.BE89]-(2^8)*1" office:value-type="float" office:value="244.443580461682" calcext:value-type="float">
            <text:p>244</text:p>
          </table:table-cell>
          <table:table-cell table:formula="of:=[.BF89]-(2^8)*1" office:value-type="float" office:value="243.985381478912" calcext:value-type="float">
            <text:p>244</text:p>
          </table:table-cell>
          <table:table-cell table:formula="of:=[.BG89]-(2^8)*1" office:value-type="float" office:value="243.52350308992" calcext:value-type="float">
            <text:p>244</text:p>
          </table:table-cell>
          <table:table-cell table:formula="of:=[.BH89]-(2^8)*1" office:value-type="float" office:value="243.057945294697" calcext:value-type="float">
            <text:p>243</text:p>
          </table:table-cell>
          <table:table-cell table:formula="of:=[.BI89]-(2^8)*1" office:value-type="float" office:value="242.588708093247" calcext:value-type="float">
            <text:p>243</text:p>
          </table:table-cell>
          <table:table-cell table:style-name="ce15" table:formula="of:=[.BJ89]-(2^8)*1" office:value-type="float" office:value="242.115791485571" calcext:value-type="float">
            <text:p>242</text:p>
          </table:table-cell>
          <table:table-cell table:style-name="ce15" table:formula="of:=[.BK89]-(2^8)*1" office:value-type="float" office:value="241.639195471668" calcext:value-type="float">
            <text:p>242</text:p>
          </table:table-cell>
          <table:table-cell table:style-name="ce15" table:formula="of:=[.BL89]-(2^8)*1" office:value-type="float" office:value="241.158920051539" calcext:value-type="float">
            <text:p>241</text:p>
          </table:table-cell>
          <table:table-cell table:style-name="ce15" table:formula="of:=[.BM89]-(2^8)*1" office:value-type="float" office:value="240.674965225183" calcext:value-type="float">
            <text:p>241</text:p>
          </table:table-cell>
          <table:table-cell table:style-name="ce15" table:formula="of:=[.BN89]-(2^8)*1" office:value-type="float" office:value="240.187330992601" calcext:value-type="float">
            <text:p>240</text:p>
          </table:table-cell>
          <table:table-cell table:style-name="ce15" table:formula="of:=[.BO89]-(2^8)*1" office:value-type="float" office:value="239.696017353791" calcext:value-type="float">
            <text:p>240</text:p>
          </table:table-cell>
          <table:table-cell table:style-name="ce15" table:formula="of:=[.BP89]-(2^8)*1" office:value-type="float" office:value="239.201024308756" calcext:value-type="float">
            <text:p>239</text:p>
          </table:table-cell>
          <table:table-cell table:style-name="ce15" table:formula="of:=[.BQ89]-(2^8)*1" office:value-type="float" office:value="238.702351857494" calcext:value-type="float">
            <text:p>239</text:p>
          </table:table-cell>
          <table:table-cell table:style-name="ce15" table:formula="of:=[.BR89]-(2^8)*1" office:value-type="float" office:value="238.20000000001" calcext:value-type="float">
            <text:p>238</text:p>
          </table:table-cell>
          <table:table-cell table:style-name="ce15" table:formula="of:=[.BS89]-(2^8)*1" office:value-type="float" office:value="237.528837239062" calcext:value-type="float">
            <text:p>238</text:p>
          </table:table-cell>
        </table:table-row>
        <table:table-row table:style-name="ro2">
          <table:table-cell table:style-name="ce4" office:value-type="float" office:value="81.18" calcext:value-type="float">
            <text:p>81,180</text:p>
          </table:table-cell>
          <table:table-cell office:value-type="percentage" office:value="0.6582" calcext:value-type="percentage">
            <text:p>65,82%</text:p>
          </table:table-cell>
          <table:table-cell office:value-type="percentage" office:value="0.8458" calcext:value-type="percentage">
            <text:p>84,58%</text:p>
          </table:table-cell>
          <table:table-cell/>
          <table:table-cell office:value-type="float" office:value="16.4" calcext:value-type="float">
            <text:p>16,4</text:p>
          </table:table-cell>
          <table:table-cell table:formula="of:=PINTERP([.$A$15:.$A$205];[.$B$15:.$B$205];([.F$6]+[.$E90]))*1000" office:value-type="float" office:value="74.6656676007932" calcext:value-type="float">
            <text:p>75</text:p>
          </table:table-cell>
          <table:table-cell table:formula="of:=PINTERP([.$A$15:.$A$205];[.$B$15:.$B$205];([.G$6]+[.$E90]))*1000" office:value-type="float" office:value="74.4480095890565" calcext:value-type="float">
            <text:p>74</text:p>
          </table:table-cell>
          <table:table-cell table:formula="of:=PINTERP([.$A$15:.$A$205];[.$B$15:.$B$205];([.H$6]+[.$E90]))*1000" office:value-type="float" office:value="74.2300237025639" calcext:value-type="float">
            <text:p>74</text:p>
          </table:table-cell>
          <table:table-cell table:formula="of:=PINTERP([.$A$15:.$A$205];[.$B$15:.$B$205];([.I$6]+[.$E90]))*1000" office:value-type="float" office:value="74.0117099413156" calcext:value-type="float">
            <text:p>74</text:p>
          </table:table-cell>
          <table:table-cell table:formula="of:=PINTERP([.$A$15:.$A$205];[.$B$15:.$B$205];([.J$6]+[.$E90]))*1000" office:value-type="float" office:value="73.7930683053108" calcext:value-type="float">
            <text:p>74</text:p>
          </table:table-cell>
          <table:table-cell table:formula="of:=PINTERP([.$A$15:.$A$205];[.$B$15:.$B$205];([.K$6]+[.$E90]))*1000" office:value-type="float" office:value="73.5740987945509" calcext:value-type="float">
            <text:p>74</text:p>
          </table:table-cell>
          <table:table-cell table:formula="of:=PINTERP([.$A$15:.$A$205];[.$B$15:.$B$205];([.L$6]+[.$E90]))*1000" office:value-type="float" office:value="73.3548014090352" calcext:value-type="float">
            <text:p>73</text:p>
          </table:table-cell>
          <table:table-cell table:formula="of:=PINTERP([.$A$15:.$A$205];[.$B$15:.$B$205];([.M$6]+[.$E90]))*1000" office:value-type="float" office:value="73.1351761487655" calcext:value-type="float">
            <text:p>73</text:p>
          </table:table-cell>
          <table:table-cell table:formula="of:=PINTERP([.$A$15:.$A$205];[.$B$15:.$B$205];([.N$6]+[.$E90]))*1000" office:value-type="float" office:value="72.9152230137376" calcext:value-type="float">
            <text:p>73</text:p>
          </table:table-cell>
          <table:table-cell table:formula="of:=PINTERP([.$A$15:.$A$205];[.$B$15:.$B$205];([.O$6]+[.$E90]))*1000" office:value-type="float" office:value="72.6949420039545" calcext:value-type="float">
            <text:p>73</text:p>
          </table:table-cell>
          <table:table-cell table:formula="of:=PINTERP([.$A$15:.$A$205];[.$B$15:.$B$205];([.P$6]+[.$E90]))*1000" office:value-type="float" office:value="72.4743331194157" calcext:value-type="float">
            <text:p>72</text:p>
          </table:table-cell>
          <table:table-cell table:formula="of:=PINTERP([.$A$15:.$A$205];[.$B$15:.$B$205];([.Q$6]+[.$E90]))*1000" office:value-type="float" office:value="72.2533963601203" calcext:value-type="float">
            <text:p>72</text:p>
          </table:table-cell>
          <table:table-cell table:formula="of:=PINTERP([.$A$15:.$A$205];[.$B$15:.$B$205];([.R$6]+[.$E90]))*1000" office:value-type="float" office:value="72.0321317260698" calcext:value-type="float">
            <text:p>72</text:p>
          </table:table-cell>
          <table:table-cell table:formula="of:=PINTERP([.$A$15:.$A$205];[.$B$15:.$B$205];([.S$6]+[.$E90]))*1000" office:value-type="float" office:value="71.8105392172636" calcext:value-type="float">
            <text:p>72</text:p>
          </table:table-cell>
          <table:table-cell table:formula="of:=PINTERP([.$A$15:.$A$205];[.$B$15:.$B$205];([.T$6]+[.$E90]))*1000" office:value-type="float" office:value="71.5886188337016" calcext:value-type="float">
            <text:p>72</text:p>
          </table:table-cell>
          <table:table-cell table:formula="of:=PINTERP([.$A$15:.$A$205];[.$B$15:.$B$205];([.U$6]+[.$E90]))*1000" office:value-type="float" office:value="71.3663705753856" calcext:value-type="float">
            <text:p>71</text:p>
          </table:table-cell>
          <table:table-cell table:formula="of:=PINTERP([.$A$15:.$A$205];[.$B$15:.$B$205];([.V$6]+[.$E90]))*1000" office:value-type="float" office:value="71.1437944423113" calcext:value-type="float">
            <text:p>71</text:p>
          </table:table-cell>
          <table:table-cell table:formula="of:=PINTERP([.$A$15:.$A$205];[.$B$15:.$B$205];([.W$6]+[.$E90]))*1000" office:value-type="float" office:value="70.9208904344819" calcext:value-type="float">
            <text:p>71</text:p>
          </table:table-cell>
          <table:table-cell table:formula="of:=PINTERP([.$A$15:.$A$205];[.$B$15:.$B$205];([.X$6]+[.$E90]))*1000" office:value-type="float" office:value="70.6976585518967" calcext:value-type="float">
            <text:p>71</text:p>
          </table:table-cell>
          <table:table-cell table:formula="of:=PINTERP([.$A$15:.$A$205];[.$B$15:.$B$205];([.Y$6]+[.$E90]))*1000" office:value-type="float" office:value="70.474098794555" calcext:value-type="float">
            <text:p>70</text:p>
          </table:table-cell>
          <table:table-cell/>
          <table:table-cell office:value-type="float" office:value="16.4" calcext:value-type="float">
            <text:p>16,4</text:p>
          </table:table-cell>
          <table:table-cell/>
          <table:table-cell table:formula="of:=[.F90]-(2^8)*0" office:value-type="float" office:value="74.6656676007932" calcext:value-type="float">
            <text:p>75</text:p>
          </table:table-cell>
          <table:table-cell table:formula="of:=[.G90]-(2^8)*0" office:value-type="float" office:value="74.4480095890565" calcext:value-type="float">
            <text:p>74</text:p>
          </table:table-cell>
          <table:table-cell table:formula="of:=[.H90]-(2^8)*0" office:value-type="float" office:value="74.2300237025639" calcext:value-type="float">
            <text:p>74</text:p>
          </table:table-cell>
          <table:table-cell table:formula="of:=[.I90]-(2^8)*0" office:value-type="float" office:value="74.0117099413156" calcext:value-type="float">
            <text:p>74</text:p>
          </table:table-cell>
          <table:table-cell table:formula="of:=[.J90]-(2^8)*0" office:value-type="float" office:value="73.7930683053108" calcext:value-type="float">
            <text:p>74</text:p>
          </table:table-cell>
          <table:table-cell table:formula="of:=[.K90]-(2^8)*0" office:value-type="float" office:value="73.5740987945509" calcext:value-type="float">
            <text:p>74</text:p>
          </table:table-cell>
          <table:table-cell table:formula="of:=[.L90]-(2^8)*0" office:value-type="float" office:value="73.3548014090352" calcext:value-type="float">
            <text:p>73</text:p>
          </table:table-cell>
          <table:table-cell table:formula="of:=[.M90]-(2^8)*0" office:value-type="float" office:value="73.1351761487655" calcext:value-type="float">
            <text:p>73</text:p>
          </table:table-cell>
          <table:table-cell table:formula="of:=[.N90]-(2^8)*0" office:value-type="float" office:value="72.9152230137376" calcext:value-type="float">
            <text:p>73</text:p>
          </table:table-cell>
          <table:table-cell table:formula="of:=[.O90]-(2^8)*0" office:value-type="float" office:value="72.6949420039545" calcext:value-type="float">
            <text:p>73</text:p>
          </table:table-cell>
          <table:table-cell table:formula="of:=[.P90]-(2^8)*0" office:value-type="float" office:value="72.4743331194157" calcext:value-type="float">
            <text:p>72</text:p>
          </table:table-cell>
          <table:table-cell table:formula="of:=[.Q90]-(2^8)*0" office:value-type="float" office:value="72.2533963601203" calcext:value-type="float">
            <text:p>72</text:p>
          </table:table-cell>
          <table:table-cell table:formula="of:=[.R90]-(2^8)*0" office:value-type="float" office:value="72.0321317260698" calcext:value-type="float">
            <text:p>72</text:p>
          </table:table-cell>
          <table:table-cell table:formula="of:=[.S90]-(2^8)*0" office:value-type="float" office:value="71.8105392172636" calcext:value-type="float">
            <text:p>72</text:p>
          </table:table-cell>
          <table:table-cell table:formula="of:=[.T90]-(2^8)*0" office:value-type="float" office:value="71.5886188337016" calcext:value-type="float">
            <text:p>72</text:p>
          </table:table-cell>
          <table:table-cell table:formula="of:=[.U90]-(2^8)*0" office:value-type="float" office:value="71.3663705753856" calcext:value-type="float">
            <text:p>71</text:p>
          </table:table-cell>
          <table:table-cell table:formula="of:=[.V90]-(2^8)*0" office:value-type="float" office:value="71.1437944423113" calcext:value-type="float">
            <text:p>71</text:p>
          </table:table-cell>
          <table:table-cell table:formula="of:=[.W90]-(2^8)*0" office:value-type="float" office:value="70.9208904344819" calcext:value-type="float">
            <text:p>71</text:p>
          </table:table-cell>
          <table:table-cell table:formula="of:=[.X90]-(2^8)*0" office:value-type="float" office:value="70.6976585518967" calcext:value-type="float">
            <text:p>71</text:p>
          </table:table-cell>
          <table:table-cell table:formula="of:=[.Y90]-(2^8)*0" office:value-type="float" office:value="70.474098794555" calcext:value-type="float">
            <text:p>70</text:p>
          </table:table-cell>
          <table:table-cell/>
          <table:table-cell table:style-name="ce10" office:value-type="float" office:value="16.4" calcext:value-type="float">
            <text:p>16,4</text:p>
          </table:table-cell>
          <table:table-cell table:style-name="ce10"/>
          <table:table-cell table:formula="of:=PINTERP([.$A$15:.$A$205];[.$C$15:.$C$205];([.AZ$6]+[.$E90]))*1000" office:value-type="float" office:value="492.853686534464" calcext:value-type="float">
            <text:p>493</text:p>
          </table:table-cell>
          <table:table-cell table:formula="of:=PINTERP([.$A$15:.$A$205];[.$C$15:.$C$205];([.BA$6]+[.$E90]))*1000" office:value-type="float" office:value="492.174547886247" calcext:value-type="float">
            <text:p>492</text:p>
          </table:table-cell>
          <table:table-cell table:formula="of:=PINTERP([.$A$15:.$A$205];[.$C$15:.$C$205];([.BB$6]+[.$E90]))*1000" office:value-type="float" office:value="491.491421294397" calcext:value-type="float">
            <text:p>491</text:p>
          </table:table-cell>
          <table:table-cell table:formula="of:=PINTERP([.$A$15:.$A$205];[.$C$15:.$C$205];([.BC$6]+[.$E90]))*1000" office:value-type="float" office:value="490.804306758913" calcext:value-type="float">
            <text:p>491</text:p>
          </table:table-cell>
          <table:table-cell table:formula="of:=PINTERP([.$A$15:.$A$205];[.$C$15:.$C$205];([.BD$6]+[.$E90]))*1000" office:value-type="float" office:value="490.113204279795" calcext:value-type="float">
            <text:p>490</text:p>
          </table:table-cell>
          <table:table-cell table:formula="of:=PINTERP([.$A$15:.$A$205];[.$C$15:.$C$205];([.BE$6]+[.$E90]))*1000" office:value-type="float" office:value="489.418113857045" calcext:value-type="float">
            <text:p>489</text:p>
          </table:table-cell>
          <table:table-cell table:formula="of:=PINTERP([.$A$15:.$A$205];[.$C$15:.$C$205];([.BF$6]+[.$E90]))*1000" office:value-type="float" office:value="488.719035490662" calcext:value-type="float">
            <text:p>489</text:p>
          </table:table-cell>
          <table:table-cell table:formula="of:=PINTERP([.$A$15:.$A$205];[.$C$15:.$C$205];([.BG$6]+[.$E90]))*1000" office:value-type="float" office:value="488.015969180651" calcext:value-type="float">
            <text:p>488</text:p>
          </table:table-cell>
          <table:table-cell table:formula="of:=PINTERP([.$A$15:.$A$205];[.$C$15:.$C$205];([.BH$6]+[.$E90]))*1000" office:value-type="float" office:value="487.308914926999" calcext:value-type="float">
            <text:p>487</text:p>
          </table:table-cell>
          <table:table-cell table:formula="of:=PINTERP([.$A$15:.$A$205];[.$C$15:.$C$205];([.BI$6]+[.$E90]))*1000" office:value-type="float" office:value="486.597872729716" calcext:value-type="float">
            <text:p>487</text:p>
          </table:table-cell>
          <table:table-cell table:formula="of:=PINTERP([.$A$15:.$A$205];[.$C$15:.$C$205];([.BJ$6]+[.$E90]))*1000" office:value-type="float" office:value="485.8828425888" calcext:value-type="float">
            <text:p>486</text:p>
          </table:table-cell>
          <table:table-cell table:formula="of:=PINTERP([.$A$15:.$A$205];[.$C$15:.$C$205];([.BK$6]+[.$E90]))*1000" office:value-type="float" office:value="485.163824504249" calcext:value-type="float">
            <text:p>485</text:p>
          </table:table-cell>
          <table:table-cell table:formula="of:=PINTERP([.$A$15:.$A$205];[.$C$15:.$C$205];([.BL$6]+[.$E90]))*1000" office:value-type="float" office:value="484.440818476066" calcext:value-type="float">
            <text:p>484</text:p>
          </table:table-cell>
          <table:table-cell table:formula="of:=PINTERP([.$A$15:.$A$205];[.$C$15:.$C$205];([.BM$6]+[.$E90]))*1000" office:value-type="float" office:value="483.71382450425" calcext:value-type="float">
            <text:p>484</text:p>
          </table:table-cell>
          <table:table-cell table:formula="of:=PINTERP([.$A$15:.$A$205];[.$C$15:.$C$205];([.BN$6]+[.$E90]))*1000" office:value-type="float" office:value="482.982842588801" calcext:value-type="float">
            <text:p>483</text:p>
          </table:table-cell>
          <table:table-cell table:formula="of:=PINTERP([.$A$15:.$A$205];[.$C$15:.$C$205];([.BO$6]+[.$E90]))*1000" office:value-type="float" office:value="482.247872729716" calcext:value-type="float">
            <text:p>482</text:p>
          </table:table-cell>
          <table:table-cell table:formula="of:=PINTERP([.$A$15:.$A$205];[.$C$15:.$C$205];([.BP$6]+[.$E90]))*1000" office:value-type="float" office:value="481.508914927001" calcext:value-type="float">
            <text:p>482</text:p>
          </table:table-cell>
          <table:table-cell table:formula="of:=PINTERP([.$A$15:.$A$205];[.$C$15:.$C$205];([.BQ$6]+[.$E90]))*1000" office:value-type="float" office:value="480.765969180652" calcext:value-type="float">
            <text:p>481</text:p>
          </table:table-cell>
          <table:table-cell table:formula="of:=PINTERP([.$A$15:.$A$205];[.$C$15:.$C$205];([.BR$6]+[.$E90]))*1000" office:value-type="float" office:value="480.019035490676" calcext:value-type="float">
            <text:p>480</text:p>
          </table:table-cell>
          <table:table-cell table:style-name="ce17" table:formula="of:=PINTERP([.$A$15:.$A$205];[.$C$15:.$C$205];([.BS$6]+[.$E90]))*1000" office:value-type="float" office:value="479.268113857059" calcext:value-type="float">
            <text:p>479</text:p>
          </table:table-cell>
          <table:table-cell table:style-name="ce17"/>
          <table:table-cell table:style-name="ce10" office:value-type="float" office:value="16.4" calcext:value-type="float">
            <text:p>16,4</text:p>
          </table:table-cell>
          <table:table-cell table:formula="of:=[.AZ90]-(2^8)*1" office:value-type="float" office:value="236.853686534464" calcext:value-type="float">
            <text:p>237</text:p>
          </table:table-cell>
          <table:table-cell table:formula="of:=[.BA90]-(2^8)*1" office:value-type="float" office:value="236.174547886247" calcext:value-type="float">
            <text:p>236</text:p>
          </table:table-cell>
          <table:table-cell table:formula="of:=[.BB90]-(2^8)*1" office:value-type="float" office:value="235.491421294397" calcext:value-type="float">
            <text:p>235</text:p>
          </table:table-cell>
          <table:table-cell table:formula="of:=[.BC90]-(2^8)*1" office:value-type="float" office:value="234.804306758913" calcext:value-type="float">
            <text:p>235</text:p>
          </table:table-cell>
          <table:table-cell table:formula="of:=[.BD90]-(2^8)*1" office:value-type="float" office:value="234.113204279795" calcext:value-type="float">
            <text:p>234</text:p>
          </table:table-cell>
          <table:table-cell table:formula="of:=[.BE90]-(2^8)*1" office:value-type="float" office:value="233.418113857045" calcext:value-type="float">
            <text:p>233</text:p>
          </table:table-cell>
          <table:table-cell table:formula="of:=[.BF90]-(2^8)*1" office:value-type="float" office:value="232.719035490661" calcext:value-type="float">
            <text:p>233</text:p>
          </table:table-cell>
          <table:table-cell table:formula="of:=[.BG90]-(2^8)*1" office:value-type="float" office:value="232.015969180651" calcext:value-type="float">
            <text:p>232</text:p>
          </table:table-cell>
          <table:table-cell table:formula="of:=[.BH90]-(2^8)*1" office:value-type="float" office:value="231.308914926999" calcext:value-type="float">
            <text:p>231</text:p>
          </table:table-cell>
          <table:table-cell table:formula="of:=[.BI90]-(2^8)*1" office:value-type="float" office:value="230.597872729716" calcext:value-type="float">
            <text:p>231</text:p>
          </table:table-cell>
          <table:table-cell table:style-name="ce15" table:formula="of:=[.BJ90]-(2^8)*1" office:value-type="float" office:value="229.8828425888" calcext:value-type="float">
            <text:p>230</text:p>
          </table:table-cell>
          <table:table-cell table:style-name="ce15" table:formula="of:=[.BK90]-(2^8)*1" office:value-type="float" office:value="229.163824504249" calcext:value-type="float">
            <text:p>229</text:p>
          </table:table-cell>
          <table:table-cell table:style-name="ce15" table:formula="of:=[.BL90]-(2^8)*1" office:value-type="float" office:value="228.440818476066" calcext:value-type="float">
            <text:p>228</text:p>
          </table:table-cell>
          <table:table-cell table:style-name="ce15" table:formula="of:=[.BM90]-(2^8)*1" office:value-type="float" office:value="227.71382450425" calcext:value-type="float">
            <text:p>228</text:p>
          </table:table-cell>
          <table:table-cell table:style-name="ce15" table:formula="of:=[.BN90]-(2^8)*1" office:value-type="float" office:value="226.982842588801" calcext:value-type="float">
            <text:p>227</text:p>
          </table:table-cell>
          <table:table-cell table:style-name="ce15" table:formula="of:=[.BO90]-(2^8)*1" office:value-type="float" office:value="226.247872729716" calcext:value-type="float">
            <text:p>226</text:p>
          </table:table-cell>
          <table:table-cell table:style-name="ce15" table:formula="of:=[.BP90]-(2^8)*1" office:value-type="float" office:value="225.508914927001" calcext:value-type="float">
            <text:p>226</text:p>
          </table:table-cell>
          <table:table-cell table:style-name="ce15" table:formula="of:=[.BQ90]-(2^8)*1" office:value-type="float" office:value="224.765969180652" calcext:value-type="float">
            <text:p>225</text:p>
          </table:table-cell>
          <table:table-cell table:style-name="ce15" table:formula="of:=[.BR90]-(2^8)*1" office:value-type="float" office:value="224.019035490676" calcext:value-type="float">
            <text:p>224</text:p>
          </table:table-cell>
          <table:table-cell table:style-name="ce15" table:formula="of:=[.BS90]-(2^8)*1" office:value-type="float" office:value="223.268113857059" calcext:value-type="float">
            <text:p>223</text:p>
          </table:table-cell>
        </table:table-row>
        <table:table-row table:style-name="ro2">
          <table:table-cell office:value-type="float" office:value="81.23" calcext:value-type="float">
            <text:p>81,230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845" calcext:value-type="percentage">
            <text:p>84,50%</text:p>
          </table:table-cell>
          <table:table-cell/>
          <table:table-cell office:value-type="float" office:value="16.6" calcext:value-type="float">
            <text:p>16,6</text:p>
          </table:table-cell>
          <table:table-cell table:formula="of:=PINTERP([.$A$15:.$A$205];[.$B$15:.$B$205];([.F$6]+[.$E91]))*1000" office:value-type="float" office:value="70.2502111624538" calcext:value-type="float">
            <text:p>70</text:p>
          </table:table-cell>
          <table:table-cell table:formula="of:=PINTERP([.$A$15:.$A$205];[.$B$15:.$B$205];([.G$6]+[.$E91]))*1000" office:value-type="float" office:value="70.0259956556012" calcext:value-type="float">
            <text:p>70</text:p>
          </table:table-cell>
          <table:table-cell table:formula="of:=PINTERP([.$A$15:.$A$205];[.$B$15:.$B$205];([.H$6]+[.$E91]))*1000" office:value-type="float" office:value="69.8014522739922" calcext:value-type="float">
            <text:p>70</text:p>
          </table:table-cell>
          <table:table-cell table:formula="of:=PINTERP([.$A$15:.$A$205];[.$B$15:.$B$205];([.I$6]+[.$E91]))*1000" office:value-type="float" office:value="69.576581017628" calcext:value-type="float">
            <text:p>70</text:p>
          </table:table-cell>
          <table:table-cell table:formula="of:=PINTERP([.$A$15:.$A$205];[.$B$15:.$B$205];([.J$6]+[.$E91]))*1000" office:value-type="float" office:value="69.351381886508" calcext:value-type="float">
            <text:p>69</text:p>
          </table:table-cell>
          <table:table-cell table:formula="of:=PINTERP([.$A$15:.$A$205];[.$B$15:.$B$205];([.K$6]+[.$E91]))*1000" office:value-type="float" office:value="69.1258548806316" calcext:value-type="float">
            <text:p>69</text:p>
          </table:table-cell>
          <table:table-cell table:formula="of:=PINTERP([.$A$15:.$A$205];[.$B$15:.$B$205];([.L$6]+[.$E91]))*1000" office:value-type="float" office:value="68.9" calcext:value-type="float">
            <text:p>69</text:p>
          </table:table-cell>
          <table:table-cell table:formula="of:=PINTERP([.$A$15:.$A$205];[.$B$15:.$B$205];([.M$6]+[.$E91]))*1000" office:value-type="float" office:value="68.71463160167" calcext:value-type="float">
            <text:p>69</text:p>
          </table:table-cell>
          <table:table-cell table:formula="of:=PINTERP([.$A$15:.$A$205];[.$B$15:.$B$205];([.N$6]+[.$E91]))*1000" office:value-type="float" office:value="68.5303215235897" calcext:value-type="float">
            <text:p>69</text:p>
          </table:table-cell>
          <table:table-cell table:formula="of:=PINTERP([.$A$15:.$A$205];[.$B$15:.$B$205];([.O$6]+[.$E91]))*1000" office:value-type="float" office:value="68.3470697657606" calcext:value-type="float">
            <text:p>68</text:p>
          </table:table-cell>
          <table:table-cell table:formula="of:=PINTERP([.$A$15:.$A$205];[.$B$15:.$B$205];([.P$6]+[.$E91]))*1000" office:value-type="float" office:value="68.1648763281822" calcext:value-type="float">
            <text:p>68</text:p>
          </table:table-cell>
          <table:table-cell table:formula="of:=PINTERP([.$A$15:.$A$205];[.$B$15:.$B$205];([.Q$6]+[.$E91]))*1000" office:value-type="float" office:value="67.9837412108555" calcext:value-type="float">
            <text:p>68</text:p>
          </table:table-cell>
          <table:table-cell table:formula="of:=PINTERP([.$A$15:.$A$205];[.$B$15:.$B$205];([.R$6]+[.$E91]))*1000" office:value-type="float" office:value="67.80366441378" calcext:value-type="float">
            <text:p>68</text:p>
          </table:table-cell>
          <table:table-cell table:formula="of:=PINTERP([.$A$15:.$A$205];[.$B$15:.$B$205];([.S$6]+[.$E91]))*1000" office:value-type="float" office:value="67.6246459369552" calcext:value-type="float">
            <text:p>68</text:p>
          </table:table-cell>
          <table:table-cell table:formula="of:=PINTERP([.$A$15:.$A$205];[.$B$15:.$B$205];([.T$6]+[.$E91]))*1000" office:value-type="float" office:value="67.4466857803822" calcext:value-type="float">
            <text:p>67</text:p>
          </table:table-cell>
          <table:table-cell table:formula="of:=PINTERP([.$A$15:.$A$205];[.$B$15:.$B$205];([.U$6]+[.$E91]))*1000" office:value-type="float" office:value="67.2697839440619" calcext:value-type="float">
            <text:p>67</text:p>
          </table:table-cell>
          <table:table-cell table:formula="of:=PINTERP([.$A$15:.$A$205];[.$B$15:.$B$205];([.V$6]+[.$E91]))*1000" office:value-type="float" office:value="67.0939404279912" calcext:value-type="float">
            <text:p>67</text:p>
          </table:table-cell>
          <table:table-cell table:formula="of:=PINTERP([.$A$15:.$A$205];[.$B$15:.$B$205];([.W$6]+[.$E91]))*1000" office:value-type="float" office:value="66.9191552321718" calcext:value-type="float">
            <text:p>67</text:p>
          </table:table-cell>
          <table:table-cell table:formula="of:=PINTERP([.$A$15:.$A$205];[.$B$15:.$B$205];([.X$6]+[.$E91]))*1000" office:value-type="float" office:value="66.7454283566031" calcext:value-type="float">
            <text:p>67</text:p>
          </table:table-cell>
          <table:table-cell table:formula="of:=PINTERP([.$A$15:.$A$205];[.$B$15:.$B$205];([.Y$6]+[.$E91]))*1000" office:value-type="float" office:value="66.5727598012862" calcext:value-type="float">
            <text:p>67</text:p>
          </table:table-cell>
          <table:table-cell/>
          <table:table-cell office:value-type="float" office:value="16.6" calcext:value-type="float">
            <text:p>16,6</text:p>
          </table:table-cell>
          <table:table-cell/>
          <table:table-cell table:formula="of:=[.F91]-(2^8)*0" office:value-type="float" office:value="70.2502111624538" calcext:value-type="float">
            <text:p>70</text:p>
          </table:table-cell>
          <table:table-cell table:formula="of:=[.G91]-(2^8)*0" office:value-type="float" office:value="70.0259956556012" calcext:value-type="float">
            <text:p>70</text:p>
          </table:table-cell>
          <table:table-cell table:formula="of:=[.H91]-(2^8)*0" office:value-type="float" office:value="69.8014522739922" calcext:value-type="float">
            <text:p>70</text:p>
          </table:table-cell>
          <table:table-cell table:formula="of:=[.I91]-(2^8)*0" office:value-type="float" office:value="69.576581017628" calcext:value-type="float">
            <text:p>70</text:p>
          </table:table-cell>
          <table:table-cell table:formula="of:=[.J91]-(2^8)*0" office:value-type="float" office:value="69.351381886508" calcext:value-type="float">
            <text:p>69</text:p>
          </table:table-cell>
          <table:table-cell table:formula="of:=[.K91]-(2^8)*0" office:value-type="float" office:value="69.1258548806316" calcext:value-type="float">
            <text:p>69</text:p>
          </table:table-cell>
          <table:table-cell table:formula="of:=[.L91]-(2^8)*0" office:value-type="float" office:value="68.9" calcext:value-type="float">
            <text:p>69</text:p>
          </table:table-cell>
          <table:table-cell table:formula="of:=[.M91]-(2^8)*0" office:value-type="float" office:value="68.71463160167" calcext:value-type="float">
            <text:p>69</text:p>
          </table:table-cell>
          <table:table-cell table:formula="of:=[.N91]-(2^8)*0" office:value-type="float" office:value="68.5303215235897" calcext:value-type="float">
            <text:p>69</text:p>
          </table:table-cell>
          <table:table-cell table:formula="of:=[.O91]-(2^8)*0" office:value-type="float" office:value="68.3470697657606" calcext:value-type="float">
            <text:p>68</text:p>
          </table:table-cell>
          <table:table-cell table:formula="of:=[.P91]-(2^8)*0" office:value-type="float" office:value="68.1648763281822" calcext:value-type="float">
            <text:p>68</text:p>
          </table:table-cell>
          <table:table-cell table:formula="of:=[.Q91]-(2^8)*0" office:value-type="float" office:value="67.9837412108555" calcext:value-type="float">
            <text:p>68</text:p>
          </table:table-cell>
          <table:table-cell table:formula="of:=[.R91]-(2^8)*0" office:value-type="float" office:value="67.80366441378" calcext:value-type="float">
            <text:p>68</text:p>
          </table:table-cell>
          <table:table-cell table:formula="of:=[.S91]-(2^8)*0" office:value-type="float" office:value="67.6246459369552" calcext:value-type="float">
            <text:p>68</text:p>
          </table:table-cell>
          <table:table-cell table:formula="of:=[.T91]-(2^8)*0" office:value-type="float" office:value="67.4466857803822" calcext:value-type="float">
            <text:p>67</text:p>
          </table:table-cell>
          <table:table-cell table:formula="of:=[.U91]-(2^8)*0" office:value-type="float" office:value="67.2697839440619" calcext:value-type="float">
            <text:p>67</text:p>
          </table:table-cell>
          <table:table-cell table:formula="of:=[.V91]-(2^8)*0" office:value-type="float" office:value="67.0939404279912" calcext:value-type="float">
            <text:p>67</text:p>
          </table:table-cell>
          <table:table-cell table:formula="of:=[.W91]-(2^8)*0" office:value-type="float" office:value="66.9191552321718" calcext:value-type="float">
            <text:p>67</text:p>
          </table:table-cell>
          <table:table-cell table:formula="of:=[.X91]-(2^8)*0" office:value-type="float" office:value="66.7454283566031" calcext:value-type="float">
            <text:p>67</text:p>
          </table:table-cell>
          <table:table-cell table:formula="of:=[.Y91]-(2^8)*0" office:value-type="float" office:value="66.5727598012862" calcext:value-type="float">
            <text:p>67</text:p>
          </table:table-cell>
          <table:table-cell/>
          <table:table-cell table:style-name="ce10" office:value-type="float" office:value="16.6" calcext:value-type="float">
            <text:p>16,6</text:p>
          </table:table-cell>
          <table:table-cell table:style-name="ce10"/>
          <table:table-cell table:formula="of:=PINTERP([.$A$15:.$A$205];[.$C$15:.$C$205];([.AZ$6]+[.$E91]))*1000" office:value-type="float" office:value="478.513204279795" calcext:value-type="float">
            <text:p>479</text:p>
          </table:table-cell>
          <table:table-cell table:formula="of:=PINTERP([.$A$15:.$A$205];[.$C$15:.$C$205];([.BA$6]+[.$E91]))*1000" office:value-type="float" office:value="477.754306758913" calcext:value-type="float">
            <text:p>478</text:p>
          </table:table-cell>
          <table:table-cell table:formula="of:=PINTERP([.$A$15:.$A$205];[.$C$15:.$C$205];([.BB$6]+[.$E91]))*1000" office:value-type="float" office:value="476.991421294396" calcext:value-type="float">
            <text:p>477</text:p>
          </table:table-cell>
          <table:table-cell table:formula="of:=PINTERP([.$A$15:.$A$205];[.$C$15:.$C$205];([.BC$6]+[.$E91]))*1000" office:value-type="float" office:value="476.224547886247" calcext:value-type="float">
            <text:p>476</text:p>
          </table:table-cell>
          <table:table-cell table:formula="of:=PINTERP([.$A$15:.$A$205];[.$C$15:.$C$205];([.BD$6]+[.$E91]))*1000" office:value-type="float" office:value="475.453686534465" calcext:value-type="float">
            <text:p>475</text:p>
          </table:table-cell>
          <table:table-cell table:formula="of:=PINTERP([.$A$15:.$A$205];[.$C$15:.$C$205];([.BE$6]+[.$E91]))*1000" office:value-type="float" office:value="474.678837239048" calcext:value-type="float">
            <text:p>475</text:p>
          </table:table-cell>
          <table:table-cell table:formula="of:=PINTERP([.$A$15:.$A$205];[.$C$15:.$C$205];([.BF$6]+[.$E91]))*1000" office:value-type="float" office:value="473.9" calcext:value-type="float">
            <text:p>474</text:p>
          </table:table-cell>
          <table:table-cell table:formula="of:=PINTERP([.$A$15:.$A$205];[.$C$15:.$C$205];([.BG$6]+[.$E91]))*1000" office:value-type="float" office:value="473.146517236237" calcext:value-type="float">
            <text:p>473</text:p>
          </table:table-cell>
          <table:table-cell table:formula="of:=PINTERP([.$A$15:.$A$205];[.$C$15:.$C$205];([.BH$6]+[.$E91]))*1000" office:value-type="float" office:value="472.395071947608" calcext:value-type="float">
            <text:p>472</text:p>
          </table:table-cell>
          <table:table-cell table:formula="of:=PINTERP([.$A$15:.$A$205];[.$C$15:.$C$205];([.BI$6]+[.$E91]))*1000" office:value-type="float" office:value="471.645664134119" calcext:value-type="float">
            <text:p>472</text:p>
          </table:table-cell>
          <table:table-cell table:formula="of:=PINTERP([.$A$15:.$A$205];[.$C$15:.$C$205];([.BJ$6]+[.$E91]))*1000" office:value-type="float" office:value="470.898293795767" calcext:value-type="float">
            <text:p>471</text:p>
          </table:table-cell>
          <table:table-cell table:formula="of:=PINTERP([.$A$15:.$A$205];[.$C$15:.$C$205];([.BK$6]+[.$E91]))*1000" office:value-type="float" office:value="470.152960932557" calcext:value-type="float">
            <text:p>470</text:p>
          </table:table-cell>
          <table:table-cell table:formula="of:=PINTERP([.$A$15:.$A$205];[.$C$15:.$C$205];([.BL$6]+[.$E91]))*1000" office:value-type="float" office:value="469.409665544486" calcext:value-type="float">
            <text:p>469</text:p>
          </table:table-cell>
          <table:table-cell table:formula="of:=PINTERP([.$A$15:.$A$205];[.$C$15:.$C$205];([.BM$6]+[.$E91]))*1000" office:value-type="float" office:value="468.668407631554" calcext:value-type="float">
            <text:p>469</text:p>
          </table:table-cell>
          <table:table-cell table:formula="of:=PINTERP([.$A$15:.$A$205];[.$C$15:.$C$205];([.BN$6]+[.$E91]))*1000" office:value-type="float" office:value="467.929187193763" calcext:value-type="float">
            <text:p>468</text:p>
          </table:table-cell>
          <table:table-cell table:formula="of:=PINTERP([.$A$15:.$A$205];[.$C$15:.$C$205];([.BO$6]+[.$E91]))*1000" office:value-type="float" office:value="467.192004231112" calcext:value-type="float">
            <text:p>467</text:p>
          </table:table-cell>
          <table:table-cell table:formula="of:=PINTERP([.$A$15:.$A$205];[.$C$15:.$C$205];([.BP$6]+[.$E91]))*1000" office:value-type="float" office:value="466.456858743599" calcext:value-type="float">
            <text:p>466</text:p>
          </table:table-cell>
          <table:table-cell table:formula="of:=PINTERP([.$A$15:.$A$205];[.$C$15:.$C$205];([.BQ$6]+[.$E91]))*1000" office:value-type="float" office:value="465.723750731227" calcext:value-type="float">
            <text:p>466</text:p>
          </table:table-cell>
          <table:table-cell table:formula="of:=PINTERP([.$A$15:.$A$205];[.$C$15:.$C$205];([.BR$6]+[.$E91]))*1000" office:value-type="float" office:value="464.992680194002" calcext:value-type="float">
            <text:p>465</text:p>
          </table:table-cell>
          <table:table-cell table:style-name="ce17" table:formula="of:=PINTERP([.$A$15:.$A$205];[.$C$15:.$C$205];([.BS$6]+[.$E91]))*1000" office:value-type="float" office:value="464.26364713191" calcext:value-type="float">
            <text:p>464</text:p>
          </table:table-cell>
          <table:table-cell table:style-name="ce17"/>
          <table:table-cell table:style-name="ce10" office:value-type="float" office:value="16.6" calcext:value-type="float">
            <text:p>16,6</text:p>
          </table:table-cell>
          <table:table-cell table:formula="of:=[.AZ91]-(2^8)*1" office:value-type="float" office:value="222.513204279795" calcext:value-type="float">
            <text:p>223</text:p>
          </table:table-cell>
          <table:table-cell table:formula="of:=[.BA91]-(2^8)*1" office:value-type="float" office:value="221.754306758913" calcext:value-type="float">
            <text:p>222</text:p>
          </table:table-cell>
          <table:table-cell table:formula="of:=[.BB91]-(2^8)*1" office:value-type="float" office:value="220.991421294396" calcext:value-type="float">
            <text:p>221</text:p>
          </table:table-cell>
          <table:table-cell table:formula="of:=[.BC91]-(2^8)*1" office:value-type="float" office:value="220.224547886247" calcext:value-type="float">
            <text:p>220</text:p>
          </table:table-cell>
          <table:table-cell table:formula="of:=[.BD91]-(2^8)*1" office:value-type="float" office:value="219.453686534465" calcext:value-type="float">
            <text:p>219</text:p>
          </table:table-cell>
          <table:table-cell table:formula="of:=[.BE91]-(2^8)*1" office:value-type="float" office:value="218.678837239048" calcext:value-type="float">
            <text:p>219</text:p>
          </table:table-cell>
          <table:table-cell table:formula="of:=[.BF91]-(2^8)*1" office:value-type="float" office:value="217.9" calcext:value-type="float">
            <text:p>218</text:p>
          </table:table-cell>
          <table:table-cell table:formula="of:=[.BG91]-(2^8)*1" office:value-type="float" office:value="217.146517236237" calcext:value-type="float">
            <text:p>217</text:p>
          </table:table-cell>
          <table:table-cell table:formula="of:=[.BH91]-(2^8)*1" office:value-type="float" office:value="216.395071947608" calcext:value-type="float">
            <text:p>216</text:p>
          </table:table-cell>
          <table:table-cell table:formula="of:=[.BI91]-(2^8)*1" office:value-type="float" office:value="215.645664134119" calcext:value-type="float">
            <text:p>216</text:p>
          </table:table-cell>
          <table:table-cell table:style-name="ce15" table:formula="of:=[.BJ91]-(2^8)*1" office:value-type="float" office:value="214.898293795767" calcext:value-type="float">
            <text:p>215</text:p>
          </table:table-cell>
          <table:table-cell table:style-name="ce15" table:formula="of:=[.BK91]-(2^8)*1" office:value-type="float" office:value="214.152960932557" calcext:value-type="float">
            <text:p>214</text:p>
          </table:table-cell>
          <table:table-cell table:style-name="ce15" table:formula="of:=[.BL91]-(2^8)*1" office:value-type="float" office:value="213.409665544486" calcext:value-type="float">
            <text:p>213</text:p>
          </table:table-cell>
          <table:table-cell table:style-name="ce15" table:formula="of:=[.BM91]-(2^8)*1" office:value-type="float" office:value="212.668407631554" calcext:value-type="float">
            <text:p>213</text:p>
          </table:table-cell>
          <table:table-cell table:style-name="ce15" table:formula="of:=[.BN91]-(2^8)*1" office:value-type="float" office:value="211.929187193763" calcext:value-type="float">
            <text:p>212</text:p>
          </table:table-cell>
          <table:table-cell table:style-name="ce15" table:formula="of:=[.BO91]-(2^8)*1" office:value-type="float" office:value="211.192004231112" calcext:value-type="float">
            <text:p>211</text:p>
          </table:table-cell>
          <table:table-cell table:style-name="ce15" table:formula="of:=[.BP91]-(2^8)*1" office:value-type="float" office:value="210.456858743599" calcext:value-type="float">
            <text:p>210</text:p>
          </table:table-cell>
          <table:table-cell table:style-name="ce15" table:formula="of:=[.BQ91]-(2^8)*1" office:value-type="float" office:value="209.723750731227" calcext:value-type="float">
            <text:p>210</text:p>
          </table:table-cell>
          <table:table-cell table:style-name="ce15" table:formula="of:=[.BR91]-(2^8)*1" office:value-type="float" office:value="208.992680194002" calcext:value-type="float">
            <text:p>209</text:p>
          </table:table-cell>
          <table:table-cell table:style-name="ce15" table:formula="of:=[.BS91]-(2^8)*1" office:value-type="float" office:value="208.26364713191" calcext:value-type="float">
            <text:p>208</text:p>
          </table:table-cell>
        </table:table-row>
        <table:table-row table:style-name="ro2">
          <table:table-cell table:style-name="ce4" office:value-type="float" office:value="81.28" calcext:value-type="float">
            <text:p>81,280</text:p>
          </table:table-cell>
          <table:table-cell office:value-type="percentage" office:value="0.6485" calcext:value-type="percentage">
            <text:p>64,85%</text:p>
          </table:table-cell>
          <table:table-cell office:value-type="percentage" office:value="0.8442" calcext:value-type="percentage">
            <text:p>84,42%</text:p>
          </table:table-cell>
          <table:table-cell/>
          <table:table-cell office:value-type="float" office:value="16.8" calcext:value-type="float">
            <text:p>16,8</text:p>
          </table:table-cell>
          <table:table-cell table:formula="of:=PINTERP([.$A$15:.$A$205];[.$B$15:.$B$205];([.F$6]+[.$E92]))*1000" office:value-type="float" office:value="66.4011495662167" calcext:value-type="float">
            <text:p>66</text:p>
          </table:table-cell>
          <table:table-cell table:formula="of:=PINTERP([.$A$15:.$A$205];[.$B$15:.$B$205];([.G$6]+[.$E92]))*1000" office:value-type="float" office:value="66.2305976514022" calcext:value-type="float">
            <text:p>66</text:p>
          </table:table-cell>
          <table:table-cell table:formula="of:=PINTERP([.$A$15:.$A$205];[.$B$15:.$B$205];([.H$6]+[.$E92]))*1000" office:value-type="float" office:value="66.0611040568386" calcext:value-type="float">
            <text:p>66</text:p>
          </table:table-cell>
          <table:table-cell table:formula="of:=PINTERP([.$A$15:.$A$205];[.$B$15:.$B$205];([.I$6]+[.$E92]))*1000" office:value-type="float" office:value="65.8926687825265" calcext:value-type="float">
            <text:p>66</text:p>
          </table:table-cell>
          <table:table-cell table:formula="of:=PINTERP([.$A$15:.$A$205];[.$B$15:.$B$205];([.J$6]+[.$E92]))*1000" office:value-type="float" office:value="65.7252918284654" calcext:value-type="float">
            <text:p>66</text:p>
          </table:table-cell>
          <table:table-cell table:formula="of:=PINTERP([.$A$15:.$A$205];[.$B$15:.$B$205];([.K$6]+[.$E92]))*1000" office:value-type="float" office:value="65.5589731946555" calcext:value-type="float">
            <text:p>66</text:p>
          </table:table-cell>
          <table:table-cell table:formula="of:=PINTERP([.$A$15:.$A$205];[.$B$15:.$B$205];([.L$6]+[.$E92]))*1000" office:value-type="float" office:value="65.3937128810971" calcext:value-type="float">
            <text:p>65</text:p>
          </table:table-cell>
          <table:table-cell table:formula="of:=PINTERP([.$A$15:.$A$205];[.$B$15:.$B$205];([.M$6]+[.$E92]))*1000" office:value-type="float" office:value="65.2295108877912" calcext:value-type="float">
            <text:p>65</text:p>
          </table:table-cell>
          <table:table-cell table:formula="of:=PINTERP([.$A$15:.$A$205];[.$B$15:.$B$205];([.N$6]+[.$E92]))*1000" office:value-type="float" office:value="65.066367214735" calcext:value-type="float">
            <text:p>65</text:p>
          </table:table-cell>
          <table:table-cell table:formula="of:=PINTERP([.$A$15:.$A$205];[.$B$15:.$B$205];([.O$6]+[.$E92]))*1000" office:value-type="float" office:value="64.9042818619301" calcext:value-type="float">
            <text:p>65</text:p>
          </table:table-cell>
          <table:table-cell table:formula="of:=PINTERP([.$A$15:.$A$205];[.$B$15:.$B$205];([.P$6]+[.$E92]))*1000" office:value-type="float" office:value="64.7432548293763" calcext:value-type="float">
            <text:p>65</text:p>
          </table:table-cell>
          <table:table-cell table:formula="of:=PINTERP([.$A$15:.$A$205];[.$B$15:.$B$205];([.Q$6]+[.$E92]))*1000" office:value-type="float" office:value="64.5832861170737" calcext:value-type="float">
            <text:p>65</text:p>
          </table:table-cell>
          <table:table-cell table:formula="of:=PINTERP([.$A$15:.$A$205];[.$B$15:.$B$205];([.R$6]+[.$E92]))*1000" office:value-type="float" office:value="64.4243757250225" calcext:value-type="float">
            <text:p>64</text:p>
          </table:table-cell>
          <table:table-cell table:formula="of:=PINTERP([.$A$15:.$A$205];[.$B$15:.$B$205];([.S$6]+[.$E92]))*1000" office:value-type="float" office:value="64.2665236532223" calcext:value-type="float">
            <text:p>64</text:p>
          </table:table-cell>
          <table:table-cell table:formula="of:=PINTERP([.$A$15:.$A$205];[.$B$15:.$B$205];([.T$6]+[.$E92]))*1000" office:value-type="float" office:value="64.1097299016736" calcext:value-type="float">
            <text:p>64</text:p>
          </table:table-cell>
          <table:table-cell table:formula="of:=PINTERP([.$A$15:.$A$205];[.$B$15:.$B$205];([.U$6]+[.$E92]))*1000" office:value-type="float" office:value="63.9539944703774" calcext:value-type="float">
            <text:p>64</text:p>
          </table:table-cell>
          <table:table-cell table:formula="of:=PINTERP([.$A$15:.$A$205];[.$B$15:.$B$205];([.V$6]+[.$E92]))*1000" office:value-type="float" office:value="63.7993173593308" calcext:value-type="float">
            <text:p>64</text:p>
          </table:table-cell>
          <table:table-cell table:formula="of:=PINTERP([.$A$15:.$A$205];[.$B$15:.$B$205];([.W$6]+[.$E92]))*1000" office:value-type="float" office:value="63.6456985685357" calcext:value-type="float">
            <text:p>64</text:p>
          </table:table-cell>
          <table:table-cell table:formula="of:=PINTERP([.$A$15:.$A$205];[.$B$15:.$B$205];([.X$6]+[.$E92]))*1000" office:value-type="float" office:value="63.4931380979916" calcext:value-type="float">
            <text:p>63</text:p>
          </table:table-cell>
          <table:table-cell table:formula="of:=PINTERP([.$A$15:.$A$205];[.$B$15:.$B$205];([.Y$6]+[.$E92]))*1000" office:value-type="float" office:value="63.3416359476987" calcext:value-type="float">
            <text:p>63</text:p>
          </table:table-cell>
          <table:table-cell/>
          <table:table-cell office:value-type="float" office:value="16.8" calcext:value-type="float">
            <text:p>16,8</text:p>
          </table:table-cell>
          <table:table-cell/>
          <table:table-cell table:formula="of:=[.F92]-(2^8)*0" office:value-type="float" office:value="66.4011495662167" calcext:value-type="float">
            <text:p>66</text:p>
          </table:table-cell>
          <table:table-cell table:formula="of:=[.G92]-(2^8)*0" office:value-type="float" office:value="66.2305976514022" calcext:value-type="float">
            <text:p>66</text:p>
          </table:table-cell>
          <table:table-cell table:formula="of:=[.H92]-(2^8)*0" office:value-type="float" office:value="66.0611040568386" calcext:value-type="float">
            <text:p>66</text:p>
          </table:table-cell>
          <table:table-cell table:formula="of:=[.I92]-(2^8)*0" office:value-type="float" office:value="65.8926687825265" calcext:value-type="float">
            <text:p>66</text:p>
          </table:table-cell>
          <table:table-cell table:formula="of:=[.J92]-(2^8)*0" office:value-type="float" office:value="65.7252918284654" calcext:value-type="float">
            <text:p>66</text:p>
          </table:table-cell>
          <table:table-cell table:formula="of:=[.K92]-(2^8)*0" office:value-type="float" office:value="65.5589731946555" calcext:value-type="float">
            <text:p>66</text:p>
          </table:table-cell>
          <table:table-cell table:formula="of:=[.L92]-(2^8)*0" office:value-type="float" office:value="65.3937128810971" calcext:value-type="float">
            <text:p>65</text:p>
          </table:table-cell>
          <table:table-cell table:formula="of:=[.M92]-(2^8)*0" office:value-type="float" office:value="65.2295108877912" calcext:value-type="float">
            <text:p>65</text:p>
          </table:table-cell>
          <table:table-cell table:formula="of:=[.N92]-(2^8)*0" office:value-type="float" office:value="65.066367214735" calcext:value-type="float">
            <text:p>65</text:p>
          </table:table-cell>
          <table:table-cell table:formula="of:=[.O92]-(2^8)*0" office:value-type="float" office:value="64.9042818619301" calcext:value-type="float">
            <text:p>65</text:p>
          </table:table-cell>
          <table:table-cell table:formula="of:=[.P92]-(2^8)*0" office:value-type="float" office:value="64.7432548293763" calcext:value-type="float">
            <text:p>65</text:p>
          </table:table-cell>
          <table:table-cell table:formula="of:=[.Q92]-(2^8)*0" office:value-type="float" office:value="64.5832861170737" calcext:value-type="float">
            <text:p>65</text:p>
          </table:table-cell>
          <table:table-cell table:formula="of:=[.R92]-(2^8)*0" office:value-type="float" office:value="64.4243757250225" calcext:value-type="float">
            <text:p>64</text:p>
          </table:table-cell>
          <table:table-cell table:formula="of:=[.S92]-(2^8)*0" office:value-type="float" office:value="64.2665236532223" calcext:value-type="float">
            <text:p>64</text:p>
          </table:table-cell>
          <table:table-cell table:formula="of:=[.T92]-(2^8)*0" office:value-type="float" office:value="64.1097299016736" calcext:value-type="float">
            <text:p>64</text:p>
          </table:table-cell>
          <table:table-cell table:formula="of:=[.U92]-(2^8)*0" office:value-type="float" office:value="63.9539944703774" calcext:value-type="float">
            <text:p>64</text:p>
          </table:table-cell>
          <table:table-cell table:formula="of:=[.V92]-(2^8)*0" office:value-type="float" office:value="63.7993173593308" calcext:value-type="float">
            <text:p>64</text:p>
          </table:table-cell>
          <table:table-cell table:formula="of:=[.W92]-(2^8)*0" office:value-type="float" office:value="63.6456985685357" calcext:value-type="float">
            <text:p>64</text:p>
          </table:table-cell>
          <table:table-cell table:formula="of:=[.X92]-(2^8)*0" office:value-type="float" office:value="63.4931380979916" calcext:value-type="float">
            <text:p>63</text:p>
          </table:table-cell>
          <table:table-cell table:formula="of:=[.Y92]-(2^8)*0" office:value-type="float" office:value="63.3416359476987" calcext:value-type="float">
            <text:p>63</text:p>
          </table:table-cell>
          <table:table-cell/>
          <table:table-cell table:style-name="ce10" office:value-type="float" office:value="16.8" calcext:value-type="float">
            <text:p>16,8</text:p>
          </table:table-cell>
          <table:table-cell table:style-name="ce10"/>
          <table:table-cell table:formula="of:=PINTERP([.$A$15:.$A$205];[.$C$15:.$C$205];([.AZ$6]+[.$E92]))*1000" office:value-type="float" office:value="463.536651544942" calcext:value-type="float">
            <text:p>464</text:p>
          </table:table-cell>
          <table:table-cell table:formula="of:=PINTERP([.$A$15:.$A$205];[.$C$15:.$C$205];([.BA$6]+[.$E92]))*1000" office:value-type="float" office:value="462.811693433129" calcext:value-type="float">
            <text:p>463</text:p>
          </table:table-cell>
          <table:table-cell table:formula="of:=PINTERP([.$A$15:.$A$205];[.$C$15:.$C$205];([.BB$6]+[.$E92]))*1000" office:value-type="float" office:value="462.088772796456" calcext:value-type="float">
            <text:p>462</text:p>
          </table:table-cell>
          <table:table-cell table:formula="of:=PINTERP([.$A$15:.$A$205];[.$C$15:.$C$205];([.BC$6]+[.$E92]))*1000" office:value-type="float" office:value="461.367889634923" calcext:value-type="float">
            <text:p>461</text:p>
          </table:table-cell>
          <table:table-cell table:formula="of:=PINTERP([.$A$15:.$A$205];[.$C$15:.$C$205];([.BD$6]+[.$E92]))*1000" office:value-type="float" office:value="460.649043948529" calcext:value-type="float">
            <text:p>461</text:p>
          </table:table-cell>
          <table:table-cell table:formula="of:=PINTERP([.$A$15:.$A$205];[.$C$15:.$C$205];([.BE$6]+[.$E92]))*1000" office:value-type="float" office:value="459.932235737274" calcext:value-type="float">
            <text:p>460</text:p>
          </table:table-cell>
          <table:table-cell table:formula="of:=PINTERP([.$A$15:.$A$205];[.$C$15:.$C$205];([.BF$6]+[.$E92]))*1000" office:value-type="float" office:value="459.21746500116" calcext:value-type="float">
            <text:p>459</text:p>
          </table:table-cell>
          <table:table-cell table:formula="of:=PINTERP([.$A$15:.$A$205];[.$C$15:.$C$205];([.BG$6]+[.$E92]))*1000" office:value-type="float" office:value="458.504731740192" calcext:value-type="float">
            <text:p>459</text:p>
          </table:table-cell>
          <table:table-cell table:formula="of:=PINTERP([.$A$15:.$A$205];[.$C$15:.$C$205];([.BH$6]+[.$E92]))*1000" office:value-type="float" office:value="457.794035954357" calcext:value-type="float">
            <text:p>458</text:p>
          </table:table-cell>
          <table:table-cell table:formula="of:=PINTERP([.$A$15:.$A$205];[.$C$15:.$C$205];([.BI$6]+[.$E92]))*1000" office:value-type="float" office:value="457.085377643663" calcext:value-type="float">
            <text:p>457</text:p>
          </table:table-cell>
          <table:table-cell table:formula="of:=PINTERP([.$A$15:.$A$205];[.$C$15:.$C$205];([.BJ$6]+[.$E92]))*1000" office:value-type="float" office:value="456.378756808107" calcext:value-type="float">
            <text:p>456</text:p>
          </table:table-cell>
          <table:table-cell table:formula="of:=PINTERP([.$A$15:.$A$205];[.$C$15:.$C$205];([.BK$6]+[.$E92]))*1000" office:value-type="float" office:value="455.674173447691" calcext:value-type="float">
            <text:p>456</text:p>
          </table:table-cell>
          <table:table-cell table:formula="of:=PINTERP([.$A$15:.$A$205];[.$C$15:.$C$205];([.BL$6]+[.$E92]))*1000" office:value-type="float" office:value="454.971627562416" calcext:value-type="float">
            <text:p>455</text:p>
          </table:table-cell>
          <table:table-cell table:formula="of:=PINTERP([.$A$15:.$A$205];[.$C$15:.$C$205];([.BM$6]+[.$E92]))*1000" office:value-type="float" office:value="454.27111915228" calcext:value-type="float">
            <text:p>454</text:p>
          </table:table-cell>
          <table:table-cell table:formula="of:=PINTERP([.$A$15:.$A$205];[.$C$15:.$C$205];([.BN$6]+[.$E92]))*1000" office:value-type="float" office:value="453.572648217284" calcext:value-type="float">
            <text:p>454</text:p>
          </table:table-cell>
          <table:table-cell table:formula="of:=PINTERP([.$A$15:.$A$205];[.$C$15:.$C$205];([.BO$6]+[.$E92]))*1000" office:value-type="float" office:value="452.876214757427" calcext:value-type="float">
            <text:p>453</text:p>
          </table:table-cell>
          <table:table-cell table:formula="of:=PINTERP([.$A$15:.$A$205];[.$C$15:.$C$205];([.BP$6]+[.$E92]))*1000" office:value-type="float" office:value="452.18181877271" calcext:value-type="float">
            <text:p>452</text:p>
          </table:table-cell>
          <table:table-cell table:formula="of:=PINTERP([.$A$15:.$A$205];[.$C$15:.$C$205];([.BQ$6]+[.$E92]))*1000" office:value-type="float" office:value="451.489460263133" calcext:value-type="float">
            <text:p>451</text:p>
          </table:table-cell>
          <table:table-cell table:formula="of:=PINTERP([.$A$15:.$A$205];[.$C$15:.$C$205];([.BR$6]+[.$E92]))*1000" office:value-type="float" office:value="450.799139228703" calcext:value-type="float">
            <text:p>451</text:p>
          </table:table-cell>
          <table:table-cell table:style-name="ce17" table:formula="of:=PINTERP([.$A$15:.$A$205];[.$C$15:.$C$205];([.BS$6]+[.$E92]))*1000" office:value-type="float" office:value="450.110855669405" calcext:value-type="float">
            <text:p>450</text:p>
          </table:table-cell>
          <table:table-cell table:style-name="ce17"/>
          <table:table-cell table:style-name="ce10" office:value-type="float" office:value="16.8" calcext:value-type="float">
            <text:p>16,8</text:p>
          </table:table-cell>
          <table:table-cell table:formula="of:=[.AZ92]-(2^8)*1" office:value-type="float" office:value="207.536651544942" calcext:value-type="float">
            <text:p>208</text:p>
          </table:table-cell>
          <table:table-cell table:formula="of:=[.BA92]-(2^8)*1" office:value-type="float" office:value="206.811693433129" calcext:value-type="float">
            <text:p>207</text:p>
          </table:table-cell>
          <table:table-cell table:formula="of:=[.BB92]-(2^8)*1" office:value-type="float" office:value="206.088772796456" calcext:value-type="float">
            <text:p>206</text:p>
          </table:table-cell>
          <table:table-cell table:formula="of:=[.BC92]-(2^8)*1" office:value-type="float" office:value="205.367889634923" calcext:value-type="float">
            <text:p>205</text:p>
          </table:table-cell>
          <table:table-cell table:formula="of:=[.BD92]-(2^8)*1" office:value-type="float" office:value="204.649043948528" calcext:value-type="float">
            <text:p>205</text:p>
          </table:table-cell>
          <table:table-cell table:formula="of:=[.BE92]-(2^8)*1" office:value-type="float" office:value="203.932235737274" calcext:value-type="float">
            <text:p>204</text:p>
          </table:table-cell>
          <table:table-cell table:formula="of:=[.BF92]-(2^8)*1" office:value-type="float" office:value="203.21746500116" calcext:value-type="float">
            <text:p>203</text:p>
          </table:table-cell>
          <table:table-cell table:formula="of:=[.BG92]-(2^8)*1" office:value-type="float" office:value="202.504731740192" calcext:value-type="float">
            <text:p>203</text:p>
          </table:table-cell>
          <table:table-cell table:formula="of:=[.BH92]-(2^8)*1" office:value-type="float" office:value="201.794035954357" calcext:value-type="float">
            <text:p>202</text:p>
          </table:table-cell>
          <table:table-cell table:formula="of:=[.BI92]-(2^8)*1" office:value-type="float" office:value="201.085377643663" calcext:value-type="float">
            <text:p>201</text:p>
          </table:table-cell>
          <table:table-cell table:style-name="ce15" table:formula="of:=[.BJ92]-(2^8)*1" office:value-type="float" office:value="200.378756808107" calcext:value-type="float">
            <text:p>200</text:p>
          </table:table-cell>
          <table:table-cell table:style-name="ce15" table:formula="of:=[.BK92]-(2^8)*1" office:value-type="float" office:value="199.674173447691" calcext:value-type="float">
            <text:p>200</text:p>
          </table:table-cell>
          <table:table-cell table:style-name="ce15" table:formula="of:=[.BL92]-(2^8)*1" office:value-type="float" office:value="198.971627562416" calcext:value-type="float">
            <text:p>199</text:p>
          </table:table-cell>
          <table:table-cell table:style-name="ce15" table:formula="of:=[.BM92]-(2^8)*1" office:value-type="float" office:value="198.27111915228" calcext:value-type="float">
            <text:p>198</text:p>
          </table:table-cell>
          <table:table-cell table:style-name="ce15" table:formula="of:=[.BN92]-(2^8)*1" office:value-type="float" office:value="197.572648217284" calcext:value-type="float">
            <text:p>198</text:p>
          </table:table-cell>
          <table:table-cell table:style-name="ce15" table:formula="of:=[.BO92]-(2^8)*1" office:value-type="float" office:value="196.876214757427" calcext:value-type="float">
            <text:p>197</text:p>
          </table:table-cell>
          <table:table-cell table:style-name="ce15" table:formula="of:=[.BP92]-(2^8)*1" office:value-type="float" office:value="196.18181877271" calcext:value-type="float">
            <text:p>196</text:p>
          </table:table-cell>
          <table:table-cell table:style-name="ce15" table:formula="of:=[.BQ92]-(2^8)*1" office:value-type="float" office:value="195.489460263133" calcext:value-type="float">
            <text:p>195</text:p>
          </table:table-cell>
          <table:table-cell table:style-name="ce15" table:formula="of:=[.BR92]-(2^8)*1" office:value-type="float" office:value="194.799139228703" calcext:value-type="float">
            <text:p>195</text:p>
          </table:table-cell>
          <table:table-cell table:style-name="ce15" table:formula="of:=[.BS92]-(2^8)*1" office:value-type="float" office:value="194.110855669405" calcext:value-type="float">
            <text:p>194</text:p>
          </table:table-cell>
        </table:table-row>
        <table:table-row table:style-name="ro2">
          <table:table-cell office:value-type="float" office:value="81.33" calcext:value-type="float">
            <text:p>81,330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8433" calcext:value-type="percentage">
            <text:p>84,33%</text:p>
          </table:table-cell>
          <table:table-cell/>
          <table:table-cell office:value-type="float" office:value="17" calcext:value-type="float">
            <text:p>17,0</text:p>
          </table:table-cell>
          <table:table-cell table:formula="of:=PINTERP([.$A$15:.$A$205];[.$B$15:.$B$205];([.F$6]+[.$E93]))*1000" office:value-type="float" office:value="63.1911921176541" calcext:value-type="float">
            <text:p>63</text:p>
          </table:table-cell>
          <table:table-cell table:formula="of:=PINTERP([.$A$15:.$A$205];[.$B$15:.$B$205];([.G$6]+[.$E93]))*1000" office:value-type="float" office:value="63.0418066078638" calcext:value-type="float">
            <text:p>63</text:p>
          </table:table-cell>
          <table:table-cell table:formula="of:=PINTERP([.$A$15:.$A$205];[.$B$15:.$B$205];([.H$6]+[.$E93]))*1000" office:value-type="float" office:value="62.8934794183246" calcext:value-type="float">
            <text:p>63</text:p>
          </table:table-cell>
          <table:table-cell table:formula="of:=PINTERP([.$A$15:.$A$205];[.$B$15:.$B$205];([.I$6]+[.$E93]))*1000" office:value-type="float" office:value="62.7462105490368" calcext:value-type="float">
            <text:p>63</text:p>
          </table:table-cell>
          <table:table-cell table:formula="of:=PINTERP([.$A$15:.$A$205];[.$B$15:.$B$205];([.J$6]+[.$E93]))*1000" office:value-type="float" office:value="62.6" calcext:value-type="float">
            <text:p>63</text:p>
          </table:table-cell>
          <table:table-cell table:formula="of:=PINTERP([.$A$15:.$A$205];[.$B$15:.$B$205];([.K$6]+[.$E93]))*1000" office:value-type="float" office:value="62.4524236404527" calcext:value-type="float">
            <text:p>62</text:p>
          </table:table-cell>
          <table:table-cell table:formula="of:=PINTERP([.$A$15:.$A$205];[.$B$15:.$B$205];([.L$6]+[.$E93]))*1000" office:value-type="float" office:value="62.3047870744927" calcext:value-type="float">
            <text:p>62</text:p>
          </table:table-cell>
          <table:table-cell table:formula="of:=PINTERP([.$A$15:.$A$205];[.$B$15:.$B$205];([.M$6]+[.$E93]))*1000" office:value-type="float" office:value="62.1570903021211" calcext:value-type="float">
            <text:p>62</text:p>
          </table:table-cell>
          <table:table-cell table:formula="of:=PINTERP([.$A$15:.$A$205];[.$B$15:.$B$205];([.N$6]+[.$E93]))*1000" office:value-type="float" office:value="62.0093333233351" calcext:value-type="float">
            <text:p>62</text:p>
          </table:table-cell>
          <table:table-cell table:formula="of:=PINTERP([.$A$15:.$A$205];[.$B$15:.$B$205];([.O$6]+[.$E93]))*1000" office:value-type="float" office:value="61.8615161381365" calcext:value-type="float">
            <text:p>62</text:p>
          </table:table-cell>
          <table:table-cell table:formula="of:=PINTERP([.$A$15:.$A$205];[.$B$15:.$B$205];([.P$6]+[.$E93]))*1000" office:value-type="float" office:value="61.7136387465248" calcext:value-type="float">
            <text:p>62</text:p>
          </table:table-cell>
          <table:table-cell table:formula="of:=PINTERP([.$A$15:.$A$205];[.$B$15:.$B$205];([.Q$6]+[.$E93]))*1000" office:value-type="float" office:value="61.5657011485002" calcext:value-type="float">
            <text:p>62</text:p>
          </table:table-cell>
          <table:table-cell table:formula="of:=PINTERP([.$A$15:.$A$205];[.$B$15:.$B$205];([.R$6]+[.$E93]))*1000" office:value-type="float" office:value="61.4177033440629" calcext:value-type="float">
            <text:p>61</text:p>
          </table:table-cell>
          <table:table-cell table:formula="of:=PINTERP([.$A$15:.$A$205];[.$B$15:.$B$205];([.S$6]+[.$E93]))*1000" office:value-type="float" office:value="61.2696453332125" calcext:value-type="float">
            <text:p>61</text:p>
          </table:table-cell>
          <table:table-cell table:formula="of:=PINTERP([.$A$15:.$A$205];[.$B$15:.$B$205];([.T$6]+[.$E93]))*1000" office:value-type="float" office:value="61.1215271159495" calcext:value-type="float">
            <text:p>61</text:p>
          </table:table-cell>
          <table:table-cell table:formula="of:=PINTERP([.$A$15:.$A$205];[.$B$15:.$B$205];([.U$6]+[.$E93]))*1000" office:value-type="float" office:value="60.9733486922748" calcext:value-type="float">
            <text:p>61</text:p>
          </table:table-cell>
          <table:table-cell table:formula="of:=PINTERP([.$A$15:.$A$205];[.$B$15:.$B$205];([.V$6]+[.$E93]))*1000" office:value-type="float" office:value="60.8251100621858" calcext:value-type="float">
            <text:p>61</text:p>
          </table:table-cell>
          <table:table-cell table:formula="of:=PINTERP([.$A$15:.$A$205];[.$B$15:.$B$205];([.W$6]+[.$E93]))*1000" office:value-type="float" office:value="60.6768112256841" calcext:value-type="float">
            <text:p>61</text:p>
          </table:table-cell>
          <table:table-cell table:formula="of:=PINTERP([.$A$15:.$A$205];[.$B$15:.$B$205];([.X$6]+[.$E93]))*1000" office:value-type="float" office:value="60.5284521827693" calcext:value-type="float">
            <text:p>61</text:p>
          </table:table-cell>
          <table:table-cell table:formula="of:=PINTERP([.$A$15:.$A$205];[.$B$15:.$B$205];([.Y$6]+[.$E93]))*1000" office:value-type="float" office:value="60.3800329334416" calcext:value-type="float">
            <text:p>60</text:p>
          </table:table-cell>
          <table:table-cell/>
          <table:table-cell office:value-type="float" office:value="17" calcext:value-type="float">
            <text:p>17,0</text:p>
          </table:table-cell>
          <table:table-cell/>
          <table:table-cell table:formula="of:=[.F93]-(2^8)*0" office:value-type="float" office:value="63.1911921176541" calcext:value-type="float">
            <text:p>63</text:p>
          </table:table-cell>
          <table:table-cell table:formula="of:=[.G93]-(2^8)*0" office:value-type="float" office:value="63.0418066078638" calcext:value-type="float">
            <text:p>63</text:p>
          </table:table-cell>
          <table:table-cell table:formula="of:=[.H93]-(2^8)*0" office:value-type="float" office:value="62.8934794183246" calcext:value-type="float">
            <text:p>63</text:p>
          </table:table-cell>
          <table:table-cell table:formula="of:=[.I93]-(2^8)*0" office:value-type="float" office:value="62.7462105490368" calcext:value-type="float">
            <text:p>63</text:p>
          </table:table-cell>
          <table:table-cell table:formula="of:=[.J93]-(2^8)*0" office:value-type="float" office:value="62.6" calcext:value-type="float">
            <text:p>63</text:p>
          </table:table-cell>
          <table:table-cell table:formula="of:=[.K93]-(2^8)*0" office:value-type="float" office:value="62.4524236404527" calcext:value-type="float">
            <text:p>62</text:p>
          </table:table-cell>
          <table:table-cell table:formula="of:=[.L93]-(2^8)*0" office:value-type="float" office:value="62.3047870744927" calcext:value-type="float">
            <text:p>62</text:p>
          </table:table-cell>
          <table:table-cell table:formula="of:=[.M93]-(2^8)*0" office:value-type="float" office:value="62.1570903021211" calcext:value-type="float">
            <text:p>62</text:p>
          </table:table-cell>
          <table:table-cell table:formula="of:=[.N93]-(2^8)*0" office:value-type="float" office:value="62.0093333233351" calcext:value-type="float">
            <text:p>62</text:p>
          </table:table-cell>
          <table:table-cell table:formula="of:=[.O93]-(2^8)*0" office:value-type="float" office:value="61.8615161381365" calcext:value-type="float">
            <text:p>62</text:p>
          </table:table-cell>
          <table:table-cell table:formula="of:=[.P93]-(2^8)*0" office:value-type="float" office:value="61.7136387465248" calcext:value-type="float">
            <text:p>62</text:p>
          </table:table-cell>
          <table:table-cell table:formula="of:=[.Q93]-(2^8)*0" office:value-type="float" office:value="61.5657011485002" calcext:value-type="float">
            <text:p>62</text:p>
          </table:table-cell>
          <table:table-cell table:formula="of:=[.R93]-(2^8)*0" office:value-type="float" office:value="61.4177033440629" calcext:value-type="float">
            <text:p>61</text:p>
          </table:table-cell>
          <table:table-cell table:formula="of:=[.S93]-(2^8)*0" office:value-type="float" office:value="61.2696453332125" calcext:value-type="float">
            <text:p>61</text:p>
          </table:table-cell>
          <table:table-cell table:formula="of:=[.T93]-(2^8)*0" office:value-type="float" office:value="61.1215271159495" calcext:value-type="float">
            <text:p>61</text:p>
          </table:table-cell>
          <table:table-cell table:formula="of:=[.U93]-(2^8)*0" office:value-type="float" office:value="60.9733486922748" calcext:value-type="float">
            <text:p>61</text:p>
          </table:table-cell>
          <table:table-cell table:formula="of:=[.V93]-(2^8)*0" office:value-type="float" office:value="60.8251100621858" calcext:value-type="float">
            <text:p>61</text:p>
          </table:table-cell>
          <table:table-cell table:formula="of:=[.W93]-(2^8)*0" office:value-type="float" office:value="60.6768112256841" calcext:value-type="float">
            <text:p>61</text:p>
          </table:table-cell>
          <table:table-cell table:formula="of:=[.X93]-(2^8)*0" office:value-type="float" office:value="60.5284521827693" calcext:value-type="float">
            <text:p>61</text:p>
          </table:table-cell>
          <table:table-cell table:formula="of:=[.Y93]-(2^8)*0" office:value-type="float" office:value="60.3800329334416" calcext:value-type="float">
            <text:p>60</text:p>
          </table:table-cell>
          <table:table-cell/>
          <table:table-cell table:style-name="ce10" office:value-type="float" office:value="17" calcext:value-type="float">
            <text:p>17,0</text:p>
          </table:table-cell>
          <table:table-cell table:style-name="ce10"/>
          <table:table-cell table:formula="of:=PINTERP([.$A$15:.$A$205];[.$C$15:.$C$205];([.AZ$6]+[.$E93]))*1000" office:value-type="float" office:value="449.424609585233" calcext:value-type="float">
            <text:p>449</text:p>
          </table:table-cell>
          <table:table-cell table:formula="of:=PINTERP([.$A$15:.$A$205];[.$C$15:.$C$205];([.BA$6]+[.$E93]))*1000" office:value-type="float" office:value="448.740400976216" calcext:value-type="float">
            <text:p>449</text:p>
          </table:table-cell>
          <table:table-cell table:formula="of:=PINTERP([.$A$15:.$A$205];[.$C$15:.$C$205];([.BB$6]+[.$E93]))*1000" office:value-type="float" office:value="448.058229842337" calcext:value-type="float">
            <text:p>448</text:p>
          </table:table-cell>
          <table:table-cell table:formula="of:=PINTERP([.$A$15:.$A$205];[.$C$15:.$C$205];([.BC$6]+[.$E93]))*1000" office:value-type="float" office:value="447.378096183599" calcext:value-type="float">
            <text:p>447</text:p>
          </table:table-cell>
          <table:table-cell table:formula="of:=PINTERP([.$A$15:.$A$205];[.$C$15:.$C$205];([.BD$6]+[.$E93]))*1000" office:value-type="float" office:value="446.7" calcext:value-type="float">
            <text:p>447</text:p>
          </table:table-cell>
          <table:table-cell table:formula="of:=PINTERP([.$A$15:.$A$205];[.$C$15:.$C$205];([.BE$6]+[.$E93]))*1000" office:value-type="float" office:value="446.177015451491" calcext:value-type="float">
            <text:p>446</text:p>
          </table:table-cell>
          <table:table-cell table:formula="of:=PINTERP([.$A$15:.$A$205];[.$C$15:.$C$205];([.BF$6]+[.$E93]))*1000" office:value-type="float" office:value="445.651887447481" calcext:value-type="float">
            <text:p>446</text:p>
          </table:table-cell>
          <table:table-cell table:formula="of:=PINTERP([.$A$15:.$A$205];[.$C$15:.$C$205];([.BG$6]+[.$E93]))*1000" office:value-type="float" office:value="445.124615987974" calcext:value-type="float">
            <text:p>445</text:p>
          </table:table-cell>
          <table:table-cell table:formula="of:=PINTERP([.$A$15:.$A$205];[.$C$15:.$C$205];([.BH$6]+[.$E93]))*1000" office:value-type="float" office:value="444.595201072961" calcext:value-type="float">
            <text:p>445</text:p>
          </table:table-cell>
          <table:table-cell table:formula="of:=PINTERP([.$A$15:.$A$205];[.$C$15:.$C$205];([.BI$6]+[.$E93]))*1000" office:value-type="float" office:value="444.063642702447" calcext:value-type="float">
            <text:p>444</text:p>
          </table:table-cell>
          <table:table-cell table:formula="of:=PINTERP([.$A$15:.$A$205];[.$C$15:.$C$205];([.BJ$6]+[.$E93]))*1000" office:value-type="float" office:value="443.529940876431" calcext:value-type="float">
            <text:p>444</text:p>
          </table:table-cell>
          <table:table-cell table:formula="of:=PINTERP([.$A$15:.$A$205];[.$C$15:.$C$205];([.BK$6]+[.$E93]))*1000" office:value-type="float" office:value="442.994095594913" calcext:value-type="float">
            <text:p>443</text:p>
          </table:table-cell>
          <table:table-cell table:formula="of:=PINTERP([.$A$15:.$A$205];[.$C$15:.$C$205];([.BL$6]+[.$E93]))*1000" office:value-type="float" office:value="442.456106857895" calcext:value-type="float">
            <text:p>442</text:p>
          </table:table-cell>
          <table:table-cell table:formula="of:=PINTERP([.$A$15:.$A$205];[.$C$15:.$C$205];([.BM$6]+[.$E93]))*1000" office:value-type="float" office:value="441.915974665374" calcext:value-type="float">
            <text:p>442</text:p>
          </table:table-cell>
          <table:table-cell table:formula="of:=PINTERP([.$A$15:.$A$205];[.$C$15:.$C$205];([.BN$6]+[.$E93]))*1000" office:value-type="float" office:value="441.373699017354" calcext:value-type="float">
            <text:p>441</text:p>
          </table:table-cell>
          <table:table-cell table:formula="of:=PINTERP([.$A$15:.$A$205];[.$C$15:.$C$205];([.BO$6]+[.$E93]))*1000" office:value-type="float" office:value="440.829279913831" calcext:value-type="float">
            <text:p>441</text:p>
          </table:table-cell>
          <table:table-cell table:formula="of:=PINTERP([.$A$15:.$A$205];[.$C$15:.$C$205];([.BP$6]+[.$E93]))*1000" office:value-type="float" office:value="440.282717354806" calcext:value-type="float">
            <text:p>440</text:p>
          </table:table-cell>
          <table:table-cell table:formula="of:=PINTERP([.$A$15:.$A$205];[.$C$15:.$C$205];([.BQ$6]+[.$E93]))*1000" office:value-type="float" office:value="439.734011340281" calcext:value-type="float">
            <text:p>440</text:p>
          </table:table-cell>
          <table:table-cell table:formula="of:=PINTERP([.$A$15:.$A$205];[.$C$15:.$C$205];([.BR$6]+[.$E93]))*1000" office:value-type="float" office:value="439.183161870259" calcext:value-type="float">
            <text:p>439</text:p>
          </table:table-cell>
          <table:table-cell table:style-name="ce17" table:formula="of:=PINTERP([.$A$15:.$A$205];[.$C$15:.$C$205];([.BS$6]+[.$E93]))*1000" office:value-type="float" office:value="438.630168944731" calcext:value-type="float">
            <text:p>439</text:p>
          </table:table-cell>
          <table:table-cell table:style-name="ce17"/>
          <table:table-cell table:style-name="ce10" office:value-type="float" office:value="17" calcext:value-type="float">
            <text:p>17,0</text:p>
          </table:table-cell>
          <table:table-cell table:formula="of:=[.AZ93]-(2^8)*1" office:value-type="float" office:value="193.424609585233" calcext:value-type="float">
            <text:p>193</text:p>
          </table:table-cell>
          <table:table-cell table:formula="of:=[.BA93]-(2^8)*1" office:value-type="float" office:value="192.740400976216" calcext:value-type="float">
            <text:p>193</text:p>
          </table:table-cell>
          <table:table-cell table:formula="of:=[.BB93]-(2^8)*1" office:value-type="float" office:value="192.058229842337" calcext:value-type="float">
            <text:p>192</text:p>
          </table:table-cell>
          <table:table-cell table:formula="of:=[.BC93]-(2^8)*1" office:value-type="float" office:value="191.378096183599" calcext:value-type="float">
            <text:p>191</text:p>
          </table:table-cell>
          <table:table-cell table:formula="of:=[.BD93]-(2^8)*1" office:value-type="float" office:value="190.7" calcext:value-type="float">
            <text:p>191</text:p>
          </table:table-cell>
          <table:table-cell table:formula="of:=[.BE93]-(2^8)*1" office:value-type="float" office:value="190.177015451491" calcext:value-type="float">
            <text:p>190</text:p>
          </table:table-cell>
          <table:table-cell table:formula="of:=[.BF93]-(2^8)*1" office:value-type="float" office:value="189.651887447481" calcext:value-type="float">
            <text:p>190</text:p>
          </table:table-cell>
          <table:table-cell table:formula="of:=[.BG93]-(2^8)*1" office:value-type="float" office:value="189.124615987974" calcext:value-type="float">
            <text:p>189</text:p>
          </table:table-cell>
          <table:table-cell table:formula="of:=[.BH93]-(2^8)*1" office:value-type="float" office:value="188.595201072961" calcext:value-type="float">
            <text:p>189</text:p>
          </table:table-cell>
          <table:table-cell table:formula="of:=[.BI93]-(2^8)*1" office:value-type="float" office:value="188.063642702447" calcext:value-type="float">
            <text:p>188</text:p>
          </table:table-cell>
          <table:table-cell table:style-name="ce15" table:formula="of:=[.BJ93]-(2^8)*1" office:value-type="float" office:value="187.529940876431" calcext:value-type="float">
            <text:p>188</text:p>
          </table:table-cell>
          <table:table-cell table:style-name="ce15" table:formula="of:=[.BK93]-(2^8)*1" office:value-type="float" office:value="186.994095594913" calcext:value-type="float">
            <text:p>187</text:p>
          </table:table-cell>
          <table:table-cell table:style-name="ce15" table:formula="of:=[.BL93]-(2^8)*1" office:value-type="float" office:value="186.456106857895" calcext:value-type="float">
            <text:p>186</text:p>
          </table:table-cell>
          <table:table-cell table:style-name="ce15" table:formula="of:=[.BM93]-(2^8)*1" office:value-type="float" office:value="185.915974665375" calcext:value-type="float">
            <text:p>186</text:p>
          </table:table-cell>
          <table:table-cell table:style-name="ce15" table:formula="of:=[.BN93]-(2^8)*1" office:value-type="float" office:value="185.373699017354" calcext:value-type="float">
            <text:p>185</text:p>
          </table:table-cell>
          <table:table-cell table:style-name="ce15" table:formula="of:=[.BO93]-(2^8)*1" office:value-type="float" office:value="184.829279913831" calcext:value-type="float">
            <text:p>185</text:p>
          </table:table-cell>
          <table:table-cell table:style-name="ce15" table:formula="of:=[.BP93]-(2^8)*1" office:value-type="float" office:value="184.282717354806" calcext:value-type="float">
            <text:p>184</text:p>
          </table:table-cell>
          <table:table-cell table:style-name="ce15" table:formula="of:=[.BQ93]-(2^8)*1" office:value-type="float" office:value="183.734011340281" calcext:value-type="float">
            <text:p>184</text:p>
          </table:table-cell>
          <table:table-cell table:style-name="ce15" table:formula="of:=[.BR93]-(2^8)*1" office:value-type="float" office:value="183.183161870259" calcext:value-type="float">
            <text:p>183</text:p>
          </table:table-cell>
          <table:table-cell table:style-name="ce15" table:formula="of:=[.BS93]-(2^8)*1" office:value-type="float" office:value="182.630168944731" calcext:value-type="float">
            <text:p>183</text:p>
          </table:table-cell>
        </table:table-row>
        <table:table-row table:style-name="ro2">
          <table:table-cell office:value-type="float" office:value="81.38" calcext:value-type="float">
            <text:p>81,380</text:p>
          </table:table-cell>
          <table:table-cell office:value-type="percentage" office:value="0.6387" calcext:value-type="percentage">
            <text:p>63,87%</text:p>
          </table:table-cell>
          <table:table-cell office:value-type="percentage" office:value="0.8417" calcext:value-type="percentage">
            <text:p>84,17%</text:p>
          </table:table-cell>
          <table:table-cell/>
          <table:table-cell office:value-type="float" office:value="17.2" calcext:value-type="float">
            <text:p>17,2</text:p>
          </table:table-cell>
          <table:table-cell table:formula="of:=PINTERP([.$A$15:.$A$205];[.$B$15:.$B$205];([.F$6]+[.$E94]))*1000" office:value-type="float" office:value="60.2315534776981" calcext:value-type="float">
            <text:p>60</text:p>
          </table:table-cell>
          <table:table-cell table:formula="of:=PINTERP([.$A$15:.$A$205];[.$B$15:.$B$205];([.G$6]+[.$E94]))*1000" office:value-type="float" office:value="60.0830138155449" calcext:value-type="float">
            <text:p>60</text:p>
          </table:table-cell>
          <table:table-cell table:formula="of:=PINTERP([.$A$15:.$A$205];[.$B$15:.$B$205];([.H$6]+[.$E94]))*1000" office:value-type="float" office:value="59.9344139469786" calcext:value-type="float">
            <text:p>60</text:p>
          </table:table-cell>
          <table:table-cell table:formula="of:=PINTERP([.$A$15:.$A$205];[.$B$15:.$B$205];([.I$6]+[.$E94]))*1000" office:value-type="float" office:value="59.7857538719996" calcext:value-type="float">
            <text:p>60</text:p>
          </table:table-cell>
          <table:table-cell table:formula="of:=PINTERP([.$A$15:.$A$205];[.$B$15:.$B$205];([.J$6]+[.$E94]))*1000" office:value-type="float" office:value="59.6370335906076" calcext:value-type="float">
            <text:p>60</text:p>
          </table:table-cell>
          <table:table-cell table:formula="of:=PINTERP([.$A$15:.$A$205];[.$B$15:.$B$205];([.K$6]+[.$E94]))*1000" office:value-type="float" office:value="59.4882531028026" calcext:value-type="float">
            <text:p>59</text:p>
          </table:table-cell>
          <table:table-cell table:formula="of:=PINTERP([.$A$15:.$A$205];[.$B$15:.$B$205];([.L$6]+[.$E94]))*1000" office:value-type="float" office:value="59.339412408585" calcext:value-type="float">
            <text:p>59</text:p>
          </table:table-cell>
          <table:table-cell table:formula="of:=PINTERP([.$A$15:.$A$205];[.$B$15:.$B$205];([.M$6]+[.$E94]))*1000" office:value-type="float" office:value="59.1905115079557" calcext:value-type="float">
            <text:p>59</text:p>
          </table:table-cell>
          <table:table-cell table:formula="of:=PINTERP([.$A$15:.$A$205];[.$B$15:.$B$205];([.N$6]+[.$E94]))*1000" office:value-type="float" office:value="59.0415504009121" calcext:value-type="float">
            <text:p>59</text:p>
          </table:table-cell>
          <table:table-cell table:formula="of:=PINTERP([.$A$15:.$A$205];[.$B$15:.$B$205];([.O$6]+[.$E94]))*1000" office:value-type="float" office:value="58.8925290874559" calcext:value-type="float">
            <text:p>59</text:p>
          </table:table-cell>
          <table:table-cell table:formula="of:=PINTERP([.$A$15:.$A$205];[.$B$15:.$B$205];([.P$6]+[.$E94]))*1000" office:value-type="float" office:value="58.7434475675865" calcext:value-type="float">
            <text:p>59</text:p>
          </table:table-cell>
          <table:table-cell table:formula="of:=PINTERP([.$A$15:.$A$205];[.$B$15:.$B$205];([.Q$6]+[.$E94]))*1000" office:value-type="float" office:value="58.5943058413043" calcext:value-type="float">
            <text:p>59</text:p>
          </table:table-cell>
          <table:table-cell table:formula="of:=PINTERP([.$A$15:.$A$205];[.$B$15:.$B$205];([.R$6]+[.$E94]))*1000" office:value-type="float" office:value="58.4451039086093" calcext:value-type="float">
            <text:p>58</text:p>
          </table:table-cell>
          <table:table-cell table:formula="of:=PINTERP([.$A$15:.$A$205];[.$B$15:.$B$205];([.S$6]+[.$E94]))*1000" office:value-type="float" office:value="58.2958417695013" calcext:value-type="float">
            <text:p>58</text:p>
          </table:table-cell>
          <table:table-cell table:formula="of:=PINTERP([.$A$15:.$A$205];[.$B$15:.$B$205];([.T$6]+[.$E94]))*1000" office:value-type="float" office:value="58.1465194239806" calcext:value-type="float">
            <text:p>58</text:p>
          </table:table-cell>
          <table:table-cell table:formula="of:=PINTERP([.$A$15:.$A$205];[.$B$15:.$B$205];([.U$6]+[.$E94]))*1000" office:value-type="float" office:value="57.9971368720484" calcext:value-type="float">
            <text:p>58</text:p>
          </table:table-cell>
          <table:table-cell table:formula="of:=PINTERP([.$A$15:.$A$205];[.$B$15:.$B$205];([.V$6]+[.$E94]))*1000" office:value-type="float" office:value="57.8476941137017" calcext:value-type="float">
            <text:p>58</text:p>
          </table:table-cell>
          <table:table-cell table:formula="of:=PINTERP([.$A$15:.$A$205];[.$B$15:.$B$205];([.W$6]+[.$E94]))*1000" office:value-type="float" office:value="57.6981911489424" calcext:value-type="float">
            <text:p>58</text:p>
          </table:table-cell>
          <table:table-cell table:formula="of:=PINTERP([.$A$15:.$A$205];[.$B$15:.$B$205];([.X$6]+[.$E94]))*1000" office:value-type="float" office:value="57.54862797777" calcext:value-type="float">
            <text:p>58</text:p>
          </table:table-cell>
          <table:table-cell table:formula="of:=PINTERP([.$A$15:.$A$205];[.$B$15:.$B$205];([.Y$6]+[.$E94]))*1000" office:value-type="float" office:value="57.3990046001847" calcext:value-type="float">
            <text:p>57</text:p>
          </table:table-cell>
          <table:table-cell/>
          <table:table-cell office:value-type="float" office:value="17.2" calcext:value-type="float">
            <text:p>17,2</text:p>
          </table:table-cell>
          <table:table-cell/>
          <table:table-cell table:formula="of:=[.F94]-(2^8)*0" office:value-type="float" office:value="60.2315534776981" calcext:value-type="float">
            <text:p>60</text:p>
          </table:table-cell>
          <table:table-cell table:formula="of:=[.G94]-(2^8)*0" office:value-type="float" office:value="60.0830138155449" calcext:value-type="float">
            <text:p>60</text:p>
          </table:table-cell>
          <table:table-cell table:formula="of:=[.H94]-(2^8)*0" office:value-type="float" office:value="59.9344139469786" calcext:value-type="float">
            <text:p>60</text:p>
          </table:table-cell>
          <table:table-cell table:formula="of:=[.I94]-(2^8)*0" office:value-type="float" office:value="59.7857538719996" calcext:value-type="float">
            <text:p>60</text:p>
          </table:table-cell>
          <table:table-cell table:formula="of:=[.J94]-(2^8)*0" office:value-type="float" office:value="59.6370335906076" calcext:value-type="float">
            <text:p>60</text:p>
          </table:table-cell>
          <table:table-cell table:formula="of:=[.K94]-(2^8)*0" office:value-type="float" office:value="59.4882531028026" calcext:value-type="float">
            <text:p>59</text:p>
          </table:table-cell>
          <table:table-cell table:formula="of:=[.L94]-(2^8)*0" office:value-type="float" office:value="59.339412408585" calcext:value-type="float">
            <text:p>59</text:p>
          </table:table-cell>
          <table:table-cell table:formula="of:=[.M94]-(2^8)*0" office:value-type="float" office:value="59.1905115079557" calcext:value-type="float">
            <text:p>59</text:p>
          </table:table-cell>
          <table:table-cell table:formula="of:=[.N94]-(2^8)*0" office:value-type="float" office:value="59.0415504009121" calcext:value-type="float">
            <text:p>59</text:p>
          </table:table-cell>
          <table:table-cell table:formula="of:=[.O94]-(2^8)*0" office:value-type="float" office:value="58.8925290874559" calcext:value-type="float">
            <text:p>59</text:p>
          </table:table-cell>
          <table:table-cell table:formula="of:=[.P94]-(2^8)*0" office:value-type="float" office:value="58.7434475675865" calcext:value-type="float">
            <text:p>59</text:p>
          </table:table-cell>
          <table:table-cell table:formula="of:=[.Q94]-(2^8)*0" office:value-type="float" office:value="58.5943058413043" calcext:value-type="float">
            <text:p>59</text:p>
          </table:table-cell>
          <table:table-cell table:formula="of:=[.R94]-(2^8)*0" office:value-type="float" office:value="58.4451039086093" calcext:value-type="float">
            <text:p>58</text:p>
          </table:table-cell>
          <table:table-cell table:formula="of:=[.S94]-(2^8)*0" office:value-type="float" office:value="58.2958417695013" calcext:value-type="float">
            <text:p>58</text:p>
          </table:table-cell>
          <table:table-cell table:formula="of:=[.T94]-(2^8)*0" office:value-type="float" office:value="58.1465194239806" calcext:value-type="float">
            <text:p>58</text:p>
          </table:table-cell>
          <table:table-cell table:formula="of:=[.U94]-(2^8)*0" office:value-type="float" office:value="57.9971368720484" calcext:value-type="float">
            <text:p>58</text:p>
          </table:table-cell>
          <table:table-cell table:formula="of:=[.V94]-(2^8)*0" office:value-type="float" office:value="57.8476941137017" calcext:value-type="float">
            <text:p>58</text:p>
          </table:table-cell>
          <table:table-cell table:formula="of:=[.W94]-(2^8)*0" office:value-type="float" office:value="57.6981911489424" calcext:value-type="float">
            <text:p>58</text:p>
          </table:table-cell>
          <table:table-cell table:formula="of:=[.X94]-(2^8)*0" office:value-type="float" office:value="57.54862797777" calcext:value-type="float">
            <text:p>58</text:p>
          </table:table-cell>
          <table:table-cell table:formula="of:=[.Y94]-(2^8)*0" office:value-type="float" office:value="57.3990046001847" calcext:value-type="float">
            <text:p>57</text:p>
          </table:table-cell>
          <table:table-cell/>
          <table:table-cell table:style-name="ce10" office:value-type="float" office:value="17.2" calcext:value-type="float">
            <text:p>17,2</text:p>
          </table:table-cell>
          <table:table-cell table:style-name="ce10"/>
          <table:table-cell table:formula="of:=PINTERP([.$A$15:.$A$205];[.$C$15:.$C$205];([.AZ$6]+[.$E94]))*1000" office:value-type="float" office:value="438.07503256369" calcext:value-type="float">
            <text:p>438</text:p>
          </table:table-cell>
          <table:table-cell table:formula="of:=PINTERP([.$A$15:.$A$205];[.$C$15:.$C$205];([.BA$6]+[.$E94]))*1000" office:value-type="float" office:value="437.517752727159" calcext:value-type="float">
            <text:p>438</text:p>
          </table:table-cell>
          <table:table-cell table:formula="of:=PINTERP([.$A$15:.$A$205];[.$C$15:.$C$205];([.BB$6]+[.$E94]))*1000" office:value-type="float" office:value="436.958329435127" calcext:value-type="float">
            <text:p>437</text:p>
          </table:table-cell>
          <table:table-cell table:formula="of:=PINTERP([.$A$15:.$A$205];[.$C$15:.$C$205];([.BC$6]+[.$E94]))*1000" office:value-type="float" office:value="436.396762687593" calcext:value-type="float">
            <text:p>436</text:p>
          </table:table-cell>
          <table:table-cell table:formula="of:=PINTERP([.$A$15:.$A$205];[.$C$15:.$C$205];([.BD$6]+[.$E94]))*1000" office:value-type="float" office:value="435.833052484558" calcext:value-type="float">
            <text:p>436</text:p>
          </table:table-cell>
          <table:table-cell table:formula="of:=PINTERP([.$A$15:.$A$205];[.$C$15:.$C$205];([.BE$6]+[.$E94]))*1000" office:value-type="float" office:value="435.267198826021" calcext:value-type="float">
            <text:p>435</text:p>
          </table:table-cell>
          <table:table-cell table:formula="of:=PINTERP([.$A$15:.$A$205];[.$C$15:.$C$205];([.BF$6]+[.$E94]))*1000" office:value-type="float" office:value="434.699201711983" calcext:value-type="float">
            <text:p>435</text:p>
          </table:table-cell>
          <table:table-cell table:formula="of:=PINTERP([.$A$15:.$A$205];[.$C$15:.$C$205];([.BG$6]+[.$E94]))*1000" office:value-type="float" office:value="434.129061142449" calcext:value-type="float">
            <text:p>434</text:p>
          </table:table-cell>
          <table:table-cell table:formula="of:=PINTERP([.$A$15:.$A$205];[.$C$15:.$C$205];([.BH$6]+[.$E94]))*1000" office:value-type="float" office:value="433.556777117408" calcext:value-type="float">
            <text:p>434</text:p>
          </table:table-cell>
          <table:table-cell table:formula="of:=PINTERP([.$A$15:.$A$205];[.$C$15:.$C$205];([.BI$6]+[.$E94]))*1000" office:value-type="float" office:value="432.982349636867" calcext:value-type="float">
            <text:p>433</text:p>
          </table:table-cell>
          <table:table-cell table:formula="of:=PINTERP([.$A$15:.$A$205];[.$C$15:.$C$205];([.BJ$6]+[.$E94]))*1000" office:value-type="float" office:value="432.405778700823" calcext:value-type="float">
            <text:p>432</text:p>
          </table:table-cell>
          <table:table-cell table:formula="of:=PINTERP([.$A$15:.$A$205];[.$C$15:.$C$205];([.BK$6]+[.$E94]))*1000" office:value-type="float" office:value="431.827064309278" calcext:value-type="float">
            <text:p>432</text:p>
          </table:table-cell>
          <table:table-cell table:formula="of:=PINTERP([.$A$15:.$A$205];[.$C$15:.$C$205];([.BL$6]+[.$E94]))*1000" office:value-type="float" office:value="431.246206462232" calcext:value-type="float">
            <text:p>431</text:p>
          </table:table-cell>
          <table:table-cell table:formula="of:=PINTERP([.$A$15:.$A$205];[.$C$15:.$C$205];([.BM$6]+[.$E94]))*1000" office:value-type="float" office:value="430.663205159684" calcext:value-type="float">
            <text:p>431</text:p>
          </table:table-cell>
          <table:table-cell table:formula="of:=PINTERP([.$A$15:.$A$205];[.$C$15:.$C$205];([.BN$6]+[.$E94]))*1000" office:value-type="float" office:value="430.078060401636" calcext:value-type="float">
            <text:p>430</text:p>
          </table:table-cell>
          <table:table-cell table:formula="of:=PINTERP([.$A$15:.$A$205];[.$C$15:.$C$205];([.BO$6]+[.$E94]))*1000" office:value-type="float" office:value="429.490772188085" calcext:value-type="float">
            <text:p>429</text:p>
          </table:table-cell>
          <table:table-cell table:formula="of:=PINTERP([.$A$15:.$A$205];[.$C$15:.$C$205];([.BP$6]+[.$E94]))*1000" office:value-type="float" office:value="428.901340519033" calcext:value-type="float">
            <text:p>429</text:p>
          </table:table-cell>
          <table:table-cell table:formula="of:=PINTERP([.$A$15:.$A$205];[.$C$15:.$C$205];([.BQ$6]+[.$E94]))*1000" office:value-type="float" office:value="428.309765394481" calcext:value-type="float">
            <text:p>428</text:p>
          </table:table-cell>
          <table:table-cell table:formula="of:=PINTERP([.$A$15:.$A$205];[.$C$15:.$C$205];([.BR$6]+[.$E94]))*1000" office:value-type="float" office:value="427.716046814432" calcext:value-type="float">
            <text:p>428</text:p>
          </table:table-cell>
          <table:table-cell table:style-name="ce17" table:formula="of:=PINTERP([.$A$15:.$A$205];[.$C$15:.$C$205];([.BS$6]+[.$E94]))*1000" office:value-type="float" office:value="427.120184778876" calcext:value-type="float">
            <text:p>427</text:p>
          </table:table-cell>
          <table:table-cell table:style-name="ce17"/>
          <table:table-cell table:style-name="ce10" office:value-type="float" office:value="17.2" calcext:value-type="float">
            <text:p>17,2</text:p>
          </table:table-cell>
          <table:table-cell table:formula="of:=[.AZ94]-(2^8)*1" office:value-type="float" office:value="182.07503256369" calcext:value-type="float">
            <text:p>182</text:p>
          </table:table-cell>
          <table:table-cell table:formula="of:=[.BA94]-(2^8)*1" office:value-type="float" office:value="181.517752727159" calcext:value-type="float">
            <text:p>182</text:p>
          </table:table-cell>
          <table:table-cell table:formula="of:=[.BB94]-(2^8)*1" office:value-type="float" office:value="180.958329435127" calcext:value-type="float">
            <text:p>181</text:p>
          </table:table-cell>
          <table:table-cell table:formula="of:=[.BC94]-(2^8)*1" office:value-type="float" office:value="180.396762687593" calcext:value-type="float">
            <text:p>180</text:p>
          </table:table-cell>
          <table:table-cell table:formula="of:=[.BD94]-(2^8)*1" office:value-type="float" office:value="179.833052484558" calcext:value-type="float">
            <text:p>180</text:p>
          </table:table-cell>
          <table:table-cell table:formula="of:=[.BE94]-(2^8)*1" office:value-type="float" office:value="179.267198826021" calcext:value-type="float">
            <text:p>179</text:p>
          </table:table-cell>
          <table:table-cell table:formula="of:=[.BF94]-(2^8)*1" office:value-type="float" office:value="178.699201711983" calcext:value-type="float">
            <text:p>179</text:p>
          </table:table-cell>
          <table:table-cell table:formula="of:=[.BG94]-(2^8)*1" office:value-type="float" office:value="178.129061142449" calcext:value-type="float">
            <text:p>178</text:p>
          </table:table-cell>
          <table:table-cell table:formula="of:=[.BH94]-(2^8)*1" office:value-type="float" office:value="177.556777117408" calcext:value-type="float">
            <text:p>178</text:p>
          </table:table-cell>
          <table:table-cell table:formula="of:=[.BI94]-(2^8)*1" office:value-type="float" office:value="176.982349636867" calcext:value-type="float">
            <text:p>177</text:p>
          </table:table-cell>
          <table:table-cell table:style-name="ce15" table:formula="of:=[.BJ94]-(2^8)*1" office:value-type="float" office:value="176.405778700823" calcext:value-type="float">
            <text:p>176</text:p>
          </table:table-cell>
          <table:table-cell table:style-name="ce15" table:formula="of:=[.BK94]-(2^8)*1" office:value-type="float" office:value="175.827064309278" calcext:value-type="float">
            <text:p>176</text:p>
          </table:table-cell>
          <table:table-cell table:style-name="ce15" table:formula="of:=[.BL94]-(2^8)*1" office:value-type="float" office:value="175.246206462232" calcext:value-type="float">
            <text:p>175</text:p>
          </table:table-cell>
          <table:table-cell table:style-name="ce15" table:formula="of:=[.BM94]-(2^8)*1" office:value-type="float" office:value="174.663205159684" calcext:value-type="float">
            <text:p>175</text:p>
          </table:table-cell>
          <table:table-cell table:style-name="ce15" table:formula="of:=[.BN94]-(2^8)*1" office:value-type="float" office:value="174.078060401636" calcext:value-type="float">
            <text:p>174</text:p>
          </table:table-cell>
          <table:table-cell table:style-name="ce15" table:formula="of:=[.BO94]-(2^8)*1" office:value-type="float" office:value="173.490772188085" calcext:value-type="float">
            <text:p>173</text:p>
          </table:table-cell>
          <table:table-cell table:style-name="ce15" table:formula="of:=[.BP94]-(2^8)*1" office:value-type="float" office:value="172.901340519033" calcext:value-type="float">
            <text:p>173</text:p>
          </table:table-cell>
          <table:table-cell table:style-name="ce15" table:formula="of:=[.BQ94]-(2^8)*1" office:value-type="float" office:value="172.309765394481" calcext:value-type="float">
            <text:p>172</text:p>
          </table:table-cell>
          <table:table-cell table:style-name="ce15" table:formula="of:=[.BR94]-(2^8)*1" office:value-type="float" office:value="171.716046814432" calcext:value-type="float">
            <text:p>172</text:p>
          </table:table-cell>
          <table:table-cell table:style-name="ce15" table:formula="of:=[.BS94]-(2^8)*1" office:value-type="float" office:value="171.120184778876" calcext:value-type="float">
            <text:p>171</text:p>
          </table:table-cell>
        </table:table-row>
        <table:table-row table:style-name="ro2">
          <table:table-cell office:value-type="float" office:value="81.44" calcext:value-type="float">
            <text:p>81,440</text:p>
          </table:table-cell>
          <table:table-cell office:value-type="percentage" office:value="0.6338" calcext:value-type="percentage">
            <text:p>63,38%</text:p>
          </table:table-cell>
          <table:table-cell office:value-type="percentage" office:value="0.8408" calcext:value-type="percentage">
            <text:p>84,08%</text:p>
          </table:table-cell>
          <table:table-cell/>
          <table:table-cell office:value-type="float" office:value="17.4" calcext:value-type="float">
            <text:p>17,4</text:p>
          </table:table-cell>
          <table:table-cell table:formula="of:=PINTERP([.$A$15:.$A$205];[.$B$15:.$B$205];([.F$6]+[.$E95]))*1000" office:value-type="float" office:value="57.2493210161835" calcext:value-type="float">
            <text:p>57</text:p>
          </table:table-cell>
          <table:table-cell table:formula="of:=PINTERP([.$A$15:.$A$205];[.$B$15:.$B$205];([.G$6]+[.$E95]))*1000" office:value-type="float" office:value="57.0995772257727" calcext:value-type="float">
            <text:p>57</text:p>
          </table:table-cell>
          <table:table-cell table:formula="of:=PINTERP([.$A$15:.$A$205];[.$B$15:.$B$205];([.H$6]+[.$E95]))*1000" office:value-type="float" office:value="56.9497732289489" calcext:value-type="float">
            <text:p>57</text:p>
          </table:table-cell>
          <table:table-cell table:formula="of:=PINTERP([.$A$15:.$A$205];[.$B$15:.$B$205];([.I$6]+[.$E95]))*1000" office:value-type="float" office:value="56.7999090257123" calcext:value-type="float">
            <text:p>57</text:p>
          </table:table-cell>
          <table:table-cell table:formula="of:=PINTERP([.$A$15:.$A$205];[.$B$15:.$B$205];([.J$6]+[.$E95]))*1000" office:value-type="float" office:value="56.6499846160624" calcext:value-type="float">
            <text:p>57</text:p>
          </table:table-cell>
          <table:table-cell table:formula="of:=PINTERP([.$A$15:.$A$205];[.$B$15:.$B$205];([.K$6]+[.$E95]))*1000" office:value-type="float" office:value="56.5" calcext:value-type="float">
            <text:p>57</text:p>
          </table:table-cell>
          <table:table-cell table:formula="of:=PINTERP([.$A$15:.$A$205];[.$B$15:.$B$205];([.L$6]+[.$E95]))*1000" office:value-type="float" office:value="56.3231619455461" calcext:value-type="float">
            <text:p>56</text:p>
          </table:table-cell>
          <table:table-cell table:formula="of:=PINTERP([.$A$15:.$A$205];[.$B$15:.$B$205];([.M$6]+[.$E95]))*1000" office:value-type="float" office:value="56.1466887679927" calcext:value-type="float">
            <text:p>56</text:p>
          </table:table-cell>
          <table:table-cell table:formula="of:=PINTERP([.$A$15:.$A$205];[.$B$15:.$B$205];([.N$6]+[.$E95]))*1000" office:value-type="float" office:value="55.9705804673365" calcext:value-type="float">
            <text:p>56</text:p>
          </table:table-cell>
          <table:table-cell table:formula="of:=PINTERP([.$A$15:.$A$205];[.$B$15:.$B$205];([.O$6]+[.$E95]))*1000" office:value-type="float" office:value="55.7948370435798" calcext:value-type="float">
            <text:p>56</text:p>
          </table:table-cell>
          <table:table-cell table:formula="of:=PINTERP([.$A$15:.$A$205];[.$B$15:.$B$205];([.P$6]+[.$E95]))*1000" office:value-type="float" office:value="55.6194584967223" calcext:value-type="float">
            <text:p>56</text:p>
          </table:table-cell>
          <table:table-cell table:formula="of:=PINTERP([.$A$15:.$A$205];[.$B$15:.$B$205];([.Q$6]+[.$E95]))*1000" office:value-type="float" office:value="55.4444448267634" calcext:value-type="float">
            <text:p>55</text:p>
          </table:table-cell>
          <table:table-cell table:formula="of:=PINTERP([.$A$15:.$A$205];[.$B$15:.$B$205];([.R$6]+[.$E95]))*1000" office:value-type="float" office:value="55.269796033704" calcext:value-type="float">
            <text:p>55</text:p>
          </table:table-cell>
          <table:table-cell table:formula="of:=PINTERP([.$A$15:.$A$205];[.$B$15:.$B$205];([.S$6]+[.$E95]))*1000" office:value-type="float" office:value="55.0955121175438" calcext:value-type="float">
            <text:p>55</text:p>
          </table:table-cell>
          <table:table-cell table:formula="of:=PINTERP([.$A$15:.$A$205];[.$B$15:.$B$205];([.T$6]+[.$E95]))*1000" office:value-type="float" office:value="54.9215930782827" calcext:value-type="float">
            <text:p>55</text:p>
          </table:table-cell>
          <table:table-cell table:formula="of:=PINTERP([.$A$15:.$A$205];[.$B$15:.$B$205];([.U$6]+[.$E95]))*1000" office:value-type="float" office:value="54.7480389159221" calcext:value-type="float">
            <text:p>55</text:p>
          </table:table-cell>
          <table:table-cell table:formula="of:=PINTERP([.$A$15:.$A$205];[.$B$15:.$B$205];([.V$6]+[.$E95]))*1000" office:value-type="float" office:value="54.5748496304587" calcext:value-type="float">
            <text:p>55</text:p>
          </table:table-cell>
          <table:table-cell table:formula="of:=PINTERP([.$A$15:.$A$205];[.$B$15:.$B$205];([.W$6]+[.$E95]))*1000" office:value-type="float" office:value="54.4020252218949" calcext:value-type="float">
            <text:p>54</text:p>
          </table:table-cell>
          <table:table-cell table:formula="of:=PINTERP([.$A$15:.$A$205];[.$B$15:.$B$205];([.X$6]+[.$E95]))*1000" office:value-type="float" office:value="54.2295656902301" calcext:value-type="float">
            <text:p>54</text:p>
          </table:table-cell>
          <table:table-cell table:formula="of:=PINTERP([.$A$15:.$A$205];[.$B$15:.$B$205];([.Y$6]+[.$E95]))*1000" office:value-type="float" office:value="54.057471035464" calcext:value-type="float">
            <text:p>54</text:p>
          </table:table-cell>
          <table:table-cell/>
          <table:table-cell office:value-type="float" office:value="17.4" calcext:value-type="float">
            <text:p>17,4</text:p>
          </table:table-cell>
          <table:table-cell/>
          <table:table-cell table:formula="of:=[.F95]-(2^8)*0" office:value-type="float" office:value="57.2493210161835" calcext:value-type="float">
            <text:p>57</text:p>
          </table:table-cell>
          <table:table-cell table:formula="of:=[.G95]-(2^8)*0" office:value-type="float" office:value="57.0995772257727" calcext:value-type="float">
            <text:p>57</text:p>
          </table:table-cell>
          <table:table-cell table:formula="of:=[.H95]-(2^8)*0" office:value-type="float" office:value="56.9497732289489" calcext:value-type="float">
            <text:p>57</text:p>
          </table:table-cell>
          <table:table-cell table:formula="of:=[.I95]-(2^8)*0" office:value-type="float" office:value="56.7999090257123" calcext:value-type="float">
            <text:p>57</text:p>
          </table:table-cell>
          <table:table-cell table:formula="of:=[.J95]-(2^8)*0" office:value-type="float" office:value="56.6499846160624" calcext:value-type="float">
            <text:p>57</text:p>
          </table:table-cell>
          <table:table-cell table:formula="of:=[.K95]-(2^8)*0" office:value-type="float" office:value="56.5" calcext:value-type="float">
            <text:p>57</text:p>
          </table:table-cell>
          <table:table-cell table:formula="of:=[.L95]-(2^8)*0" office:value-type="float" office:value="56.3231619455461" calcext:value-type="float">
            <text:p>56</text:p>
          </table:table-cell>
          <table:table-cell table:formula="of:=[.M95]-(2^8)*0" office:value-type="float" office:value="56.1466887679927" calcext:value-type="float">
            <text:p>56</text:p>
          </table:table-cell>
          <table:table-cell table:formula="of:=[.N95]-(2^8)*0" office:value-type="float" office:value="55.9705804673365" calcext:value-type="float">
            <text:p>56</text:p>
          </table:table-cell>
          <table:table-cell table:formula="of:=[.O95]-(2^8)*0" office:value-type="float" office:value="55.7948370435798" calcext:value-type="float">
            <text:p>56</text:p>
          </table:table-cell>
          <table:table-cell table:formula="of:=[.P95]-(2^8)*0" office:value-type="float" office:value="55.6194584967223" calcext:value-type="float">
            <text:p>56</text:p>
          </table:table-cell>
          <table:table-cell table:formula="of:=[.Q95]-(2^8)*0" office:value-type="float" office:value="55.4444448267634" calcext:value-type="float">
            <text:p>55</text:p>
          </table:table-cell>
          <table:table-cell table:formula="of:=[.R95]-(2^8)*0" office:value-type="float" office:value="55.269796033704" calcext:value-type="float">
            <text:p>55</text:p>
          </table:table-cell>
          <table:table-cell table:formula="of:=[.S95]-(2^8)*0" office:value-type="float" office:value="55.0955121175438" calcext:value-type="float">
            <text:p>55</text:p>
          </table:table-cell>
          <table:table-cell table:formula="of:=[.T95]-(2^8)*0" office:value-type="float" office:value="54.9215930782827" calcext:value-type="float">
            <text:p>55</text:p>
          </table:table-cell>
          <table:table-cell table:formula="of:=[.U95]-(2^8)*0" office:value-type="float" office:value="54.7480389159221" calcext:value-type="float">
            <text:p>55</text:p>
          </table:table-cell>
          <table:table-cell table:formula="of:=[.V95]-(2^8)*0" office:value-type="float" office:value="54.5748496304587" calcext:value-type="float">
            <text:p>55</text:p>
          </table:table-cell>
          <table:table-cell table:formula="of:=[.W95]-(2^8)*0" office:value-type="float" office:value="54.4020252218949" calcext:value-type="float">
            <text:p>54</text:p>
          </table:table-cell>
          <table:table-cell table:formula="of:=[.X95]-(2^8)*0" office:value-type="float" office:value="54.2295656902301" calcext:value-type="float">
            <text:p>54</text:p>
          </table:table-cell>
          <table:table-cell table:formula="of:=[.Y95]-(2^8)*0" office:value-type="float" office:value="54.057471035464" calcext:value-type="float">
            <text:p>54</text:p>
          </table:table-cell>
          <table:table-cell/>
          <table:table-cell table:style-name="ce10" office:value-type="float" office:value="17.4" calcext:value-type="float">
            <text:p>17,4</text:p>
          </table:table-cell>
          <table:table-cell table:style-name="ce10"/>
          <table:table-cell table:formula="of:=PINTERP([.$A$15:.$A$205];[.$C$15:.$C$205];([.AZ$6]+[.$E95]))*1000" office:value-type="float" office:value="426.522179287806" calcext:value-type="float">
            <text:p>427</text:p>
          </table:table-cell>
          <table:table-cell table:formula="of:=PINTERP([.$A$15:.$A$205];[.$C$15:.$C$205];([.BA$6]+[.$E95]))*1000" office:value-type="float" office:value="425.922030341248" calcext:value-type="float">
            <text:p>426</text:p>
          </table:table-cell>
          <table:table-cell table:formula="of:=PINTERP([.$A$15:.$A$205];[.$C$15:.$C$205];([.BB$6]+[.$E95]))*1000" office:value-type="float" office:value="425.319737939189" calcext:value-type="float">
            <text:p>425</text:p>
          </table:table-cell>
          <table:table-cell table:formula="of:=PINTERP([.$A$15:.$A$205];[.$C$15:.$C$205];([.BC$6]+[.$E95]))*1000" office:value-type="float" office:value="424.715302081628" calcext:value-type="float">
            <text:p>425</text:p>
          </table:table-cell>
          <table:table-cell table:formula="of:=PINTERP([.$A$15:.$A$205];[.$C$15:.$C$205];([.BD$6]+[.$E95]))*1000" office:value-type="float" office:value="424.108722768564" calcext:value-type="float">
            <text:p>424</text:p>
          </table:table-cell>
          <table:table-cell table:formula="of:=PINTERP([.$A$15:.$A$205];[.$C$15:.$C$205];([.BE$6]+[.$E95]))*1000" office:value-type="float" office:value="423.5" calcext:value-type="float">
            <text:p>424</text:p>
          </table:table-cell>
          <table:table-cell table:formula="of:=PINTERP([.$A$15:.$A$205];[.$C$15:.$C$205];([.BF$6]+[.$E95]))*1000" office:value-type="float" office:value="422.623090411939" calcext:value-type="float">
            <text:p>423</text:p>
          </table:table-cell>
          <table:table-cell table:formula="of:=PINTERP([.$A$15:.$A$205];[.$C$15:.$C$205];([.BG$6]+[.$E95]))*1000" office:value-type="float" office:value="421.745949074273" calcext:value-type="float">
            <text:p>422</text:p>
          </table:table-cell>
          <table:table-cell table:formula="of:=PINTERP([.$A$15:.$A$205];[.$C$15:.$C$205];([.BH$6]+[.$E95]))*1000" office:value-type="float" office:value="420.868575986984" calcext:value-type="float">
            <text:p>421</text:p>
          </table:table-cell>
          <table:table-cell table:formula="of:=PINTERP([.$A$15:.$A$205];[.$C$15:.$C$205];([.BI$6]+[.$E95]))*1000" office:value-type="float" office:value="419.990971150086" calcext:value-type="float">
            <text:p>420</text:p>
          </table:table-cell>
          <table:table-cell table:formula="of:=PINTERP([.$A$15:.$A$205];[.$C$15:.$C$205];([.BJ$6]+[.$E95]))*1000" office:value-type="float" office:value="419.113134563576" calcext:value-type="float">
            <text:p>419</text:p>
          </table:table-cell>
          <table:table-cell table:formula="of:=PINTERP([.$A$15:.$A$205];[.$C$15:.$C$205];([.BK$6]+[.$E95]))*1000" office:value-type="float" office:value="418.235066227452" calcext:value-type="float">
            <text:p>418</text:p>
          </table:table-cell>
          <table:table-cell table:formula="of:=PINTERP([.$A$15:.$A$205];[.$C$15:.$C$205];([.BL$6]+[.$E95]))*1000" office:value-type="float" office:value="417.356766141717" calcext:value-type="float">
            <text:p>417</text:p>
          </table:table-cell>
          <table:table-cell table:formula="of:=PINTERP([.$A$15:.$A$205];[.$C$15:.$C$205];([.BM$6]+[.$E95]))*1000" office:value-type="float" office:value="416.478234306371" calcext:value-type="float">
            <text:p>416</text:p>
          </table:table-cell>
          <table:table-cell table:formula="of:=PINTERP([.$A$15:.$A$205];[.$C$15:.$C$205];([.BN$6]+[.$E95]))*1000" office:value-type="float" office:value="415.599470721412" calcext:value-type="float">
            <text:p>416</text:p>
          </table:table-cell>
          <table:table-cell table:formula="of:=PINTERP([.$A$15:.$A$205];[.$C$15:.$C$205];([.BO$6]+[.$E95]))*1000" office:value-type="float" office:value="414.720475386839" calcext:value-type="float">
            <text:p>415</text:p>
          </table:table-cell>
          <table:table-cell table:formula="of:=PINTERP([.$A$15:.$A$205];[.$C$15:.$C$205];([.BP$6]+[.$E95]))*1000" office:value-type="float" office:value="413.841248302656" calcext:value-type="float">
            <text:p>414</text:p>
          </table:table-cell>
          <table:table-cell table:formula="of:=PINTERP([.$A$15:.$A$205];[.$C$15:.$C$205];([.BQ$6]+[.$E95]))*1000" office:value-type="float" office:value="412.961789468861" calcext:value-type="float">
            <text:p>413</text:p>
          </table:table-cell>
          <table:table-cell table:formula="of:=PINTERP([.$A$15:.$A$205];[.$C$15:.$C$205];([.BR$6]+[.$E95]))*1000" office:value-type="float" office:value="412.082098885461" calcext:value-type="float">
            <text:p>412</text:p>
          </table:table-cell>
          <table:table-cell table:style-name="ce17" table:formula="of:=PINTERP([.$A$15:.$A$205];[.$C$15:.$C$205];([.BS$6]+[.$E95]))*1000" office:value-type="float" office:value="411.202176552439" calcext:value-type="float">
            <text:p>411</text:p>
          </table:table-cell>
          <table:table-cell table:style-name="ce17"/>
          <table:table-cell table:style-name="ce10" office:value-type="float" office:value="17.4" calcext:value-type="float">
            <text:p>17,4</text:p>
          </table:table-cell>
          <table:table-cell table:formula="of:=[.AZ95]-(2^8)*1" office:value-type="float" office:value="170.522179287806" calcext:value-type="float">
            <text:p>171</text:p>
          </table:table-cell>
          <table:table-cell table:formula="of:=[.BA95]-(2^8)*1" office:value-type="float" office:value="169.922030341248" calcext:value-type="float">
            <text:p>170</text:p>
          </table:table-cell>
          <table:table-cell table:formula="of:=[.BB95]-(2^8)*1" office:value-type="float" office:value="169.319737939188" calcext:value-type="float">
            <text:p>169</text:p>
          </table:table-cell>
          <table:table-cell table:formula="of:=[.BC95]-(2^8)*1" office:value-type="float" office:value="168.715302081628" calcext:value-type="float">
            <text:p>169</text:p>
          </table:table-cell>
          <table:table-cell table:formula="of:=[.BD95]-(2^8)*1" office:value-type="float" office:value="168.108722768564" calcext:value-type="float">
            <text:p>168</text:p>
          </table:table-cell>
          <table:table-cell table:formula="of:=[.BE95]-(2^8)*1" office:value-type="float" office:value="167.5" calcext:value-type="float">
            <text:p>168</text:p>
          </table:table-cell>
          <table:table-cell table:formula="of:=[.BF95]-(2^8)*1" office:value-type="float" office:value="166.623090411939" calcext:value-type="float">
            <text:p>167</text:p>
          </table:table-cell>
          <table:table-cell table:formula="of:=[.BG95]-(2^8)*1" office:value-type="float" office:value="165.745949074273" calcext:value-type="float">
            <text:p>166</text:p>
          </table:table-cell>
          <table:table-cell table:formula="of:=[.BH95]-(2^8)*1" office:value-type="float" office:value="164.868575986984" calcext:value-type="float">
            <text:p>165</text:p>
          </table:table-cell>
          <table:table-cell table:formula="of:=[.BI95]-(2^8)*1" office:value-type="float" office:value="163.990971150086" calcext:value-type="float">
            <text:p>164</text:p>
          </table:table-cell>
          <table:table-cell table:style-name="ce15" table:formula="of:=[.BJ95]-(2^8)*1" office:value-type="float" office:value="163.113134563576" calcext:value-type="float">
            <text:p>163</text:p>
          </table:table-cell>
          <table:table-cell table:style-name="ce15" table:formula="of:=[.BK95]-(2^8)*1" office:value-type="float" office:value="162.235066227452" calcext:value-type="float">
            <text:p>162</text:p>
          </table:table-cell>
          <table:table-cell table:style-name="ce15" table:formula="of:=[.BL95]-(2^8)*1" office:value-type="float" office:value="161.356766141717" calcext:value-type="float">
            <text:p>161</text:p>
          </table:table-cell>
          <table:table-cell table:style-name="ce15" table:formula="of:=[.BM95]-(2^8)*1" office:value-type="float" office:value="160.478234306371" calcext:value-type="float">
            <text:p>160</text:p>
          </table:table-cell>
          <table:table-cell table:style-name="ce15" table:formula="of:=[.BN95]-(2^8)*1" office:value-type="float" office:value="159.599470721412" calcext:value-type="float">
            <text:p>160</text:p>
          </table:table-cell>
          <table:table-cell table:style-name="ce15" table:formula="of:=[.BO95]-(2^8)*1" office:value-type="float" office:value="158.720475386839" calcext:value-type="float">
            <text:p>159</text:p>
          </table:table-cell>
          <table:table-cell table:style-name="ce15" table:formula="of:=[.BP95]-(2^8)*1" office:value-type="float" office:value="157.841248302656" calcext:value-type="float">
            <text:p>158</text:p>
          </table:table-cell>
          <table:table-cell table:style-name="ce15" table:formula="of:=[.BQ95]-(2^8)*1" office:value-type="float" office:value="156.961789468861" calcext:value-type="float">
            <text:p>157</text:p>
          </table:table-cell>
          <table:table-cell table:style-name="ce15" table:formula="of:=[.BR95]-(2^8)*1" office:value-type="float" office:value="156.082098885461" calcext:value-type="float">
            <text:p>156</text:p>
          </table:table-cell>
          <table:table-cell table:style-name="ce15" table:formula="of:=[.BS95]-(2^8)*1" office:value-type="float" office:value="155.202176552439" calcext:value-type="float">
            <text:p>155</text:p>
          </table:table-cell>
        </table:table-row>
        <table:table-row table:style-name="ro2">
          <table:table-cell office:value-type="float" office:value="81.49" calcext:value-type="float">
            <text:p>81,490</text:p>
          </table:table-cell>
          <table:table-cell office:value-type="percentage" office:value="0.6289" calcext:value-type="percentage">
            <text:p>62,89%</text:p>
          </table:table-cell>
          <table:table-cell office:value-type="percentage" office:value="0.84" calcext:value-type="percentage">
            <text:p>84,00%</text:p>
          </table:table-cell>
          <table:table-cell/>
          <table:table-cell office:value-type="float" office:value="17.6" calcext:value-type="float">
            <text:p>17,6</text:p>
          </table:table-cell>
          <table:table-cell table:formula="of:=PINTERP([.$A$15:.$A$205];[.$B$15:.$B$205];([.F$6]+[.$E96]))*1000" office:value-type="float" office:value="53.8857412575941" calcext:value-type="float">
            <text:p>54</text:p>
          </table:table-cell>
          <table:table-cell table:formula="of:=PINTERP([.$A$15:.$A$205];[.$B$15:.$B$205];([.G$6]+[.$E96]))*1000" office:value-type="float" office:value="53.7143763566266" calcext:value-type="float">
            <text:p>54</text:p>
          </table:table-cell>
          <table:table-cell table:formula="of:=PINTERP([.$A$15:.$A$205];[.$B$15:.$B$205];([.H$6]+[.$E96]))*1000" office:value-type="float" office:value="53.5433763325578" calcext:value-type="float">
            <text:p>54</text:p>
          </table:table-cell>
          <table:table-cell table:formula="of:=PINTERP([.$A$15:.$A$205];[.$B$15:.$B$205];([.I$6]+[.$E96]))*1000" office:value-type="float" office:value="53.3727411853886" calcext:value-type="float">
            <text:p>53</text:p>
          </table:table-cell>
          <table:table-cell table:formula="of:=PINTERP([.$A$15:.$A$205];[.$B$15:.$B$205];([.J$6]+[.$E96]))*1000" office:value-type="float" office:value="53.2024709151185" calcext:value-type="float">
            <text:p>53</text:p>
          </table:table-cell>
          <table:table-cell table:formula="of:=PINTERP([.$A$15:.$A$205];[.$B$15:.$B$205];([.K$6]+[.$E96]))*1000" office:value-type="float" office:value="53.032565521747" calcext:value-type="float">
            <text:p>53</text:p>
          </table:table-cell>
          <table:table-cell table:formula="of:=PINTERP([.$A$15:.$A$205];[.$B$15:.$B$205];([.L$6]+[.$E96]))*1000" office:value-type="float" office:value="52.8630250052751" calcext:value-type="float">
            <text:p>53</text:p>
          </table:table-cell>
          <table:table-cell table:formula="of:=PINTERP([.$A$15:.$A$205];[.$B$15:.$B$205];([.M$6]+[.$E96]))*1000" office:value-type="float" office:value="52.6938493657037" calcext:value-type="float">
            <text:p>53</text:p>
          </table:table-cell>
          <table:table-cell table:formula="of:=PINTERP([.$A$15:.$A$205];[.$B$15:.$B$205];([.N$6]+[.$E96]))*1000" office:value-type="float" office:value="52.52503860303" calcext:value-type="float">
            <text:p>53</text:p>
          </table:table-cell>
          <table:table-cell table:formula="of:=PINTERP([.$A$15:.$A$205];[.$B$15:.$B$205];([.O$6]+[.$E96]))*1000" office:value-type="float" office:value="52.3565927172554" calcext:value-type="float">
            <text:p>52</text:p>
          </table:table-cell>
          <table:table-cell table:formula="of:=PINTERP([.$A$15:.$A$205];[.$B$15:.$B$205];([.P$6]+[.$E96]))*1000" office:value-type="float" office:value="52.1885117083794" calcext:value-type="float">
            <text:p>52</text:p>
          </table:table-cell>
          <table:table-cell table:formula="of:=PINTERP([.$A$15:.$A$205];[.$B$15:.$B$205];([.Q$6]+[.$E96]))*1000" office:value-type="float" office:value="52.020795576403" calcext:value-type="float">
            <text:p>52</text:p>
          </table:table-cell>
          <table:table-cell table:formula="of:=PINTERP([.$A$15:.$A$205];[.$B$15:.$B$205];([.R$6]+[.$E96]))*1000" office:value-type="float" office:value="51.8534443213257" calcext:value-type="float">
            <text:p>52</text:p>
          </table:table-cell>
          <table:table-cell table:formula="of:=PINTERP([.$A$15:.$A$205];[.$B$15:.$B$205];([.S$6]+[.$E96]))*1000" office:value-type="float" office:value="51.6864579431471" calcext:value-type="float">
            <text:p>52</text:p>
          </table:table-cell>
          <table:table-cell table:formula="of:=PINTERP([.$A$15:.$A$205];[.$B$15:.$B$205];([.T$6]+[.$E96]))*1000" office:value-type="float" office:value="51.5198364418679" calcext:value-type="float">
            <text:p>52</text:p>
          </table:table-cell>
          <table:table-cell table:formula="of:=PINTERP([.$A$15:.$A$205];[.$B$15:.$B$205];([.U$6]+[.$E96]))*1000" office:value-type="float" office:value="51.3535798174894" calcext:value-type="float">
            <text:p>51</text:p>
          </table:table-cell>
          <table:table-cell table:formula="of:=PINTERP([.$A$15:.$A$205];[.$B$15:.$B$205];([.V$6]+[.$E96]))*1000" office:value-type="float" office:value="51.1876880700085" calcext:value-type="float">
            <text:p>51</text:p>
          </table:table-cell>
          <table:table-cell table:formula="of:=PINTERP([.$A$15:.$A$205];[.$B$15:.$B$205];([.W$6]+[.$E96]))*1000" office:value-type="float" office:value="51.0221611994267" calcext:value-type="float">
            <text:p>51</text:p>
          </table:table-cell>
          <table:table-cell table:formula="of:=PINTERP([.$A$15:.$A$205];[.$B$15:.$B$205];([.X$6]+[.$E96]))*1000" office:value-type="float" office:value="50.8569992057435" calcext:value-type="float">
            <text:p>51</text:p>
          </table:table-cell>
          <table:table-cell table:formula="of:=PINTERP([.$A$15:.$A$205];[.$B$15:.$B$205];([.Y$6]+[.$E96]))*1000" office:value-type="float" office:value="50.6922020889599" calcext:value-type="float">
            <text:p>51</text:p>
          </table:table-cell>
          <table:table-cell/>
          <table:table-cell office:value-type="float" office:value="17.6" calcext:value-type="float">
            <text:p>17,6</text:p>
          </table:table-cell>
          <table:table-cell/>
          <table:table-cell table:formula="of:=[.F96]-(2^8)*0" office:value-type="float" office:value="53.8857412575941" calcext:value-type="float">
            <text:p>54</text:p>
          </table:table-cell>
          <table:table-cell table:formula="of:=[.G96]-(2^8)*0" office:value-type="float" office:value="53.7143763566266" calcext:value-type="float">
            <text:p>54</text:p>
          </table:table-cell>
          <table:table-cell table:formula="of:=[.H96]-(2^8)*0" office:value-type="float" office:value="53.5433763325578" calcext:value-type="float">
            <text:p>54</text:p>
          </table:table-cell>
          <table:table-cell table:formula="of:=[.I96]-(2^8)*0" office:value-type="float" office:value="53.3727411853886" calcext:value-type="float">
            <text:p>53</text:p>
          </table:table-cell>
          <table:table-cell table:formula="of:=[.J96]-(2^8)*0" office:value-type="float" office:value="53.2024709151185" calcext:value-type="float">
            <text:p>53</text:p>
          </table:table-cell>
          <table:table-cell table:formula="of:=[.K96]-(2^8)*0" office:value-type="float" office:value="53.032565521747" calcext:value-type="float">
            <text:p>53</text:p>
          </table:table-cell>
          <table:table-cell table:formula="of:=[.L96]-(2^8)*0" office:value-type="float" office:value="52.8630250052751" calcext:value-type="float">
            <text:p>53</text:p>
          </table:table-cell>
          <table:table-cell table:formula="of:=[.M96]-(2^8)*0" office:value-type="float" office:value="52.6938493657037" calcext:value-type="float">
            <text:p>53</text:p>
          </table:table-cell>
          <table:table-cell table:formula="of:=[.N96]-(2^8)*0" office:value-type="float" office:value="52.52503860303" calcext:value-type="float">
            <text:p>53</text:p>
          </table:table-cell>
          <table:table-cell table:formula="of:=[.O96]-(2^8)*0" office:value-type="float" office:value="52.3565927172554" calcext:value-type="float">
            <text:p>52</text:p>
          </table:table-cell>
          <table:table-cell table:formula="of:=[.P96]-(2^8)*0" office:value-type="float" office:value="52.1885117083794" calcext:value-type="float">
            <text:p>52</text:p>
          </table:table-cell>
          <table:table-cell table:formula="of:=[.Q96]-(2^8)*0" office:value-type="float" office:value="52.020795576403" calcext:value-type="float">
            <text:p>52</text:p>
          </table:table-cell>
          <table:table-cell table:formula="of:=[.R96]-(2^8)*0" office:value-type="float" office:value="51.8534443213257" calcext:value-type="float">
            <text:p>52</text:p>
          </table:table-cell>
          <table:table-cell table:formula="of:=[.S96]-(2^8)*0" office:value-type="float" office:value="51.6864579431471" calcext:value-type="float">
            <text:p>52</text:p>
          </table:table-cell>
          <table:table-cell table:formula="of:=[.T96]-(2^8)*0" office:value-type="float" office:value="51.5198364418679" calcext:value-type="float">
            <text:p>52</text:p>
          </table:table-cell>
          <table:table-cell table:formula="of:=[.U96]-(2^8)*0" office:value-type="float" office:value="51.3535798174894" calcext:value-type="float">
            <text:p>51</text:p>
          </table:table-cell>
          <table:table-cell table:formula="of:=[.V96]-(2^8)*0" office:value-type="float" office:value="51.1876880700085" calcext:value-type="float">
            <text:p>51</text:p>
          </table:table-cell>
          <table:table-cell table:formula="of:=[.W96]-(2^8)*0" office:value-type="float" office:value="51.0221611994267" calcext:value-type="float">
            <text:p>51</text:p>
          </table:table-cell>
          <table:table-cell table:formula="of:=[.X96]-(2^8)*0" office:value-type="float" office:value="50.8569992057435" calcext:value-type="float">
            <text:p>51</text:p>
          </table:table-cell>
          <table:table-cell table:formula="of:=[.Y96]-(2^8)*0" office:value-type="float" office:value="50.6922020889599" calcext:value-type="float">
            <text:p>51</text:p>
          </table:table-cell>
          <table:table-cell/>
          <table:table-cell table:style-name="ce10" office:value-type="float" office:value="17.6" calcext:value-type="float">
            <text:p>17,6</text:p>
          </table:table-cell>
          <table:table-cell table:style-name="ce10"/>
          <table:table-cell table:formula="of:=PINTERP([.$A$15:.$A$205];[.$C$15:.$C$205];([.AZ$6]+[.$E96]))*1000" office:value-type="float" office:value="410.32202246979" calcext:value-type="float">
            <text:p>410</text:p>
          </table:table-cell>
          <table:table-cell table:formula="of:=PINTERP([.$A$15:.$A$205];[.$C$15:.$C$205];([.BA$6]+[.$E96]))*1000" office:value-type="float" office:value="409.441636637546" calcext:value-type="float">
            <text:p>409</text:p>
          </table:table-cell>
          <table:table-cell table:formula="of:=PINTERP([.$A$15:.$A$205];[.$C$15:.$C$205];([.BB$6]+[.$E96]))*1000" office:value-type="float" office:value="408.561019055688" calcext:value-type="float">
            <text:p>409</text:p>
          </table:table-cell>
          <table:table-cell table:formula="of:=PINTERP([.$A$15:.$A$205];[.$C$15:.$C$205];([.BC$6]+[.$E96]))*1000" office:value-type="float" office:value="407.680169724219" calcext:value-type="float">
            <text:p>408</text:p>
          </table:table-cell>
          <table:table-cell table:formula="of:=PINTERP([.$A$15:.$A$205];[.$C$15:.$C$205];([.BD$6]+[.$E96]))*1000" office:value-type="float" office:value="406.799088643139" calcext:value-type="float">
            <text:p>407</text:p>
          </table:table-cell>
          <table:table-cell table:formula="of:=PINTERP([.$A$15:.$A$205];[.$C$15:.$C$205];([.BE$6]+[.$E96]))*1000" office:value-type="float" office:value="405.917775812444" calcext:value-type="float">
            <text:p>406</text:p>
          </table:table-cell>
          <table:table-cell table:formula="of:=PINTERP([.$A$15:.$A$205];[.$C$15:.$C$205];([.BF$6]+[.$E96]))*1000" office:value-type="float" office:value="405.03623123214" calcext:value-type="float">
            <text:p>405</text:p>
          </table:table-cell>
          <table:table-cell table:formula="of:=PINTERP([.$A$15:.$A$205];[.$C$15:.$C$205];([.BG$6]+[.$E96]))*1000" office:value-type="float" office:value="404.15445490223" calcext:value-type="float">
            <text:p>404</text:p>
          </table:table-cell>
          <table:table-cell table:formula="of:=PINTERP([.$A$15:.$A$205];[.$C$15:.$C$205];([.BH$6]+[.$E96]))*1000" office:value-type="float" office:value="403.272446822701" calcext:value-type="float">
            <text:p>403</text:p>
          </table:table-cell>
          <table:table-cell table:formula="of:=PINTERP([.$A$15:.$A$205];[.$C$15:.$C$205];([.BI$6]+[.$E96]))*1000" office:value-type="float" office:value="402.39020699356" calcext:value-type="float">
            <text:p>402</text:p>
          </table:table-cell>
          <table:table-cell table:formula="of:=PINTERP([.$A$15:.$A$205];[.$C$15:.$C$205];([.BJ$6]+[.$E96]))*1000" office:value-type="float" office:value="401.507735414805" calcext:value-type="float">
            <text:p>402</text:p>
          </table:table-cell>
          <table:table-cell table:formula="of:=PINTERP([.$A$15:.$A$205];[.$C$15:.$C$205];([.BK$6]+[.$E96]))*1000" office:value-type="float" office:value="400.625032086439" calcext:value-type="float">
            <text:p>401</text:p>
          </table:table-cell>
          <table:table-cell table:formula="of:=PINTERP([.$A$15:.$A$205];[.$C$15:.$C$205];([.BL$6]+[.$E96]))*1000" office:value-type="float" office:value="399.742097008462" calcext:value-type="float">
            <text:p>400</text:p>
          </table:table-cell>
          <table:table-cell table:formula="of:=PINTERP([.$A$15:.$A$205];[.$C$15:.$C$205];([.BM$6]+[.$E96]))*1000" office:value-type="float" office:value="398.858930180869" calcext:value-type="float">
            <text:p>399</text:p>
          </table:table-cell>
          <table:table-cell table:formula="of:=PINTERP([.$A$15:.$A$205];[.$C$15:.$C$205];([.BN$6]+[.$E96]))*1000" office:value-type="float" office:value="397.975531603668" calcext:value-type="float">
            <text:p>398</text:p>
          </table:table-cell>
          <table:table-cell table:formula="of:=PINTERP([.$A$15:.$A$205];[.$C$15:.$C$205];([.BO$6]+[.$E96]))*1000" office:value-type="float" office:value="397.091901276854" calcext:value-type="float">
            <text:p>397</text:p>
          </table:table-cell>
          <table:table-cell table:formula="of:=PINTERP([.$A$15:.$A$205];[.$C$15:.$C$205];([.BP$6]+[.$E96]))*1000" office:value-type="float" office:value="396.208039200425" calcext:value-type="float">
            <text:p>396</text:p>
          </table:table-cell>
          <table:table-cell table:formula="of:=PINTERP([.$A$15:.$A$205];[.$C$15:.$C$205];([.BQ$6]+[.$E96]))*1000" office:value-type="float" office:value="395.323945374387" calcext:value-type="float">
            <text:p>395</text:p>
          </table:table-cell>
          <table:table-cell table:formula="of:=PINTERP([.$A$15:.$A$205];[.$C$15:.$C$205];([.BR$6]+[.$E96]))*1000" office:value-type="float" office:value="394.439619798744" calcext:value-type="float">
            <text:p>394</text:p>
          </table:table-cell>
          <table:table-cell table:style-name="ce17" table:formula="of:=PINTERP([.$A$15:.$A$205];[.$C$15:.$C$205];([.BS$6]+[.$E96]))*1000" office:value-type="float" office:value="393.555062473481" calcext:value-type="float">
            <text:p>394</text:p>
          </table:table-cell>
          <table:table-cell table:style-name="ce17"/>
          <table:table-cell table:style-name="ce10" office:value-type="float" office:value="17.6" calcext:value-type="float">
            <text:p>17,6</text:p>
          </table:table-cell>
          <table:table-cell table:formula="of:=[.AZ96]-(2^8)*1" office:value-type="float" office:value="154.32202246979" calcext:value-type="float">
            <text:p>154</text:p>
          </table:table-cell>
          <table:table-cell table:formula="of:=[.BA96]-(2^8)*1" office:value-type="float" office:value="153.441636637546" calcext:value-type="float">
            <text:p>153</text:p>
          </table:table-cell>
          <table:table-cell table:formula="of:=[.BB96]-(2^8)*1" office:value-type="float" office:value="152.561019055687" calcext:value-type="float">
            <text:p>153</text:p>
          </table:table-cell>
          <table:table-cell table:formula="of:=[.BC96]-(2^8)*1" office:value-type="float" office:value="151.680169724219" calcext:value-type="float">
            <text:p>152</text:p>
          </table:table-cell>
          <table:table-cell table:formula="of:=[.BD96]-(2^8)*1" office:value-type="float" office:value="150.799088643139" calcext:value-type="float">
            <text:p>151</text:p>
          </table:table-cell>
          <table:table-cell table:formula="of:=[.BE96]-(2^8)*1" office:value-type="float" office:value="149.917775812444" calcext:value-type="float">
            <text:p>150</text:p>
          </table:table-cell>
          <table:table-cell table:formula="of:=[.BF96]-(2^8)*1" office:value-type="float" office:value="149.03623123214" calcext:value-type="float">
            <text:p>149</text:p>
          </table:table-cell>
          <table:table-cell table:formula="of:=[.BG96]-(2^8)*1" office:value-type="float" office:value="148.15445490223" calcext:value-type="float">
            <text:p>148</text:p>
          </table:table-cell>
          <table:table-cell table:formula="of:=[.BH96]-(2^8)*1" office:value-type="float" office:value="147.272446822701" calcext:value-type="float">
            <text:p>147</text:p>
          </table:table-cell>
          <table:table-cell table:formula="of:=[.BI96]-(2^8)*1" office:value-type="float" office:value="146.39020699356" calcext:value-type="float">
            <text:p>146</text:p>
          </table:table-cell>
          <table:table-cell table:style-name="ce15" table:formula="of:=[.BJ96]-(2^8)*1" office:value-type="float" office:value="145.507735414805" calcext:value-type="float">
            <text:p>146</text:p>
          </table:table-cell>
          <table:table-cell table:style-name="ce15" table:formula="of:=[.BK96]-(2^8)*1" office:value-type="float" office:value="144.625032086439" calcext:value-type="float">
            <text:p>145</text:p>
          </table:table-cell>
          <table:table-cell table:style-name="ce15" table:formula="of:=[.BL96]-(2^8)*1" office:value-type="float" office:value="143.742097008462" calcext:value-type="float">
            <text:p>144</text:p>
          </table:table-cell>
          <table:table-cell table:style-name="ce15" table:formula="of:=[.BM96]-(2^8)*1" office:value-type="float" office:value="142.85893018087" calcext:value-type="float">
            <text:p>143</text:p>
          </table:table-cell>
          <table:table-cell table:style-name="ce15" table:formula="of:=[.BN96]-(2^8)*1" office:value-type="float" office:value="141.975531603668" calcext:value-type="float">
            <text:p>142</text:p>
          </table:table-cell>
          <table:table-cell table:style-name="ce15" table:formula="of:=[.BO96]-(2^8)*1" office:value-type="float" office:value="141.091901276854" calcext:value-type="float">
            <text:p>141</text:p>
          </table:table-cell>
          <table:table-cell table:style-name="ce15" table:formula="of:=[.BP96]-(2^8)*1" office:value-type="float" office:value="140.208039200425" calcext:value-type="float">
            <text:p>140</text:p>
          </table:table-cell>
          <table:table-cell table:style-name="ce15" table:formula="of:=[.BQ96]-(2^8)*1" office:value-type="float" office:value="139.323945374387" calcext:value-type="float">
            <text:p>139</text:p>
          </table:table-cell>
          <table:table-cell table:style-name="ce15" table:formula="of:=[.BR96]-(2^8)*1" office:value-type="float" office:value="138.439619798744" calcext:value-type="float">
            <text:p>138</text:p>
          </table:table-cell>
          <table:table-cell table:style-name="ce15" table:formula="of:=[.BS96]-(2^8)*1" office:value-type="float" office:value="137.555062473481" calcext:value-type="float">
            <text:p>138</text:p>
          </table:table-cell>
        </table:table-row>
        <table:table-row table:style-name="ro2">
          <table:table-cell office:value-type="float" office:value="81.55" calcext:value-type="float">
            <text:p>81,550</text:p>
          </table:table-cell>
          <table:table-cell office:value-type="percentage" office:value="0.624" calcext:value-type="percentage">
            <text:p>62,40%</text:p>
          </table:table-cell>
          <table:table-cell office:value-type="percentage" office:value="0.8392" calcext:value-type="percentage">
            <text:p>83,92%</text:p>
          </table:table-cell>
          <table:table-cell/>
          <table:table-cell office:value-type="float" office:value="17.8" calcext:value-type="float">
            <text:p>17,8</text:p>
          </table:table-cell>
          <table:table-cell table:formula="of:=PINTERP([.$A$15:.$A$205];[.$B$15:.$B$205];([.F$6]+[.$E97]))*1000" office:value-type="float" office:value="50.5277698490719" calcext:value-type="float">
            <text:p>51</text:p>
          </table:table-cell>
          <table:table-cell table:formula="of:=PINTERP([.$A$15:.$A$205];[.$B$15:.$B$205];([.G$6]+[.$E97]))*1000" office:value-type="float" office:value="50.3637024860865" calcext:value-type="float">
            <text:p>50</text:p>
          </table:table-cell>
          <table:table-cell table:formula="of:=PINTERP([.$A$15:.$A$205];[.$B$15:.$B$205];([.H$6]+[.$E97]))*1000" office:value-type="float" office:value="50.2" calcext:value-type="float">
            <text:p>50</text:p>
          </table:table-cell>
          <table:table-cell table:formula="of:=PINTERP([.$A$15:.$A$205];[.$B$15:.$B$205];([.I$6]+[.$E97]))*1000" office:value-type="float" office:value="50.07217378669" calcext:value-type="float">
            <text:p>50</text:p>
          </table:table-cell>
          <table:table-cell table:formula="of:=PINTERP([.$A$15:.$A$205];[.$B$15:.$B$205];([.J$6]+[.$E97]))*1000" office:value-type="float" office:value="49.9449698252925" calcext:value-type="float">
            <text:p>50</text:p>
          </table:table-cell>
          <table:table-cell table:formula="of:=PINTERP([.$A$15:.$A$205];[.$B$15:.$B$205];([.K$6]+[.$E97]))*1000" office:value-type="float" office:value="49.8183881158075" calcext:value-type="float">
            <text:p>50</text:p>
          </table:table-cell>
          <table:table-cell table:formula="of:=PINTERP([.$A$15:.$A$205];[.$B$15:.$B$205];([.L$6]+[.$E97]))*1000" office:value-type="float" office:value="49.6924286582352" calcext:value-type="float">
            <text:p>50</text:p>
          </table:table-cell>
          <table:table-cell table:formula="of:=PINTERP([.$A$15:.$A$205];[.$B$15:.$B$205];([.M$6]+[.$E97]))*1000" office:value-type="float" office:value="49.5670914525766" calcext:value-type="float">
            <text:p>50</text:p>
          </table:table-cell>
          <table:table-cell table:formula="of:=PINTERP([.$A$15:.$A$205];[.$B$15:.$B$205];([.N$6]+[.$E97]))*1000" office:value-type="float" office:value="49.4423764988293" calcext:value-type="float">
            <text:p>49</text:p>
          </table:table-cell>
          <table:table-cell table:formula="of:=PINTERP([.$A$15:.$A$205];[.$B$15:.$B$205];([.O$6]+[.$E97]))*1000" office:value-type="float" office:value="49.3182837969948" calcext:value-type="float">
            <text:p>49</text:p>
          </table:table-cell>
          <table:table-cell table:formula="of:=PINTERP([.$A$15:.$A$205];[.$B$15:.$B$205];([.P$6]+[.$E97]))*1000" office:value-type="float" office:value="49.1948133470727" calcext:value-type="float">
            <text:p>49</text:p>
          </table:table-cell>
          <table:table-cell table:formula="of:=PINTERP([.$A$15:.$A$205];[.$B$15:.$B$205];([.Q$6]+[.$E97]))*1000" office:value-type="float" office:value="49.0719651490631" calcext:value-type="float">
            <text:p>49</text:p>
          </table:table-cell>
          <table:table-cell table:formula="of:=PINTERP([.$A$15:.$A$205];[.$B$15:.$B$205];([.R$6]+[.$E97]))*1000" office:value-type="float" office:value="48.9497392029663" calcext:value-type="float">
            <text:p>49</text:p>
          </table:table-cell>
          <table:table-cell table:formula="of:=PINTERP([.$A$15:.$A$205];[.$B$15:.$B$205];([.S$6]+[.$E97]))*1000" office:value-type="float" office:value="48.8281355087819" calcext:value-type="float">
            <text:p>49</text:p>
          </table:table-cell>
          <table:table-cell table:formula="of:=PINTERP([.$A$15:.$A$205];[.$B$15:.$B$205];([.T$6]+[.$E97]))*1000" office:value-type="float" office:value="48.7071540665102" calcext:value-type="float">
            <text:p>49</text:p>
          </table:table-cell>
          <table:table-cell table:formula="of:=PINTERP([.$A$15:.$A$205];[.$B$15:.$B$205];([.U$6]+[.$E97]))*1000" office:value-type="float" office:value="48.5867948761522" calcext:value-type="float">
            <text:p>49</text:p>
          </table:table-cell>
          <table:table-cell table:formula="of:=PINTERP([.$A$15:.$A$205];[.$B$15:.$B$205];([.V$6]+[.$E97]))*1000" office:value-type="float" office:value="48.4670579377055" calcext:value-type="float">
            <text:p>48</text:p>
          </table:table-cell>
          <table:table-cell table:formula="of:=PINTERP([.$A$15:.$A$205];[.$B$15:.$B$205];([.W$6]+[.$E97]))*1000" office:value-type="float" office:value="48.3479432511715" calcext:value-type="float">
            <text:p>48</text:p>
          </table:table-cell>
          <table:table-cell table:formula="of:=PINTERP([.$A$15:.$A$205];[.$B$15:.$B$205];([.X$6]+[.$E97]))*1000" office:value-type="float" office:value="48.22945081655" calcext:value-type="float">
            <text:p>48</text:p>
          </table:table-cell>
          <table:table-cell table:formula="of:=PINTERP([.$A$15:.$A$205];[.$B$15:.$B$205];([.Y$6]+[.$E97]))*1000" office:value-type="float" office:value="48.111580633841" calcext:value-type="float">
            <text:p>48</text:p>
          </table:table-cell>
          <table:table-cell/>
          <table:table-cell office:value-type="float" office:value="17.8" calcext:value-type="float">
            <text:p>17,8</text:p>
          </table:table-cell>
          <table:table-cell/>
          <table:table-cell table:formula="of:=[.F97]-(2^8)*0" office:value-type="float" office:value="50.5277698490719" calcext:value-type="float">
            <text:p>51</text:p>
          </table:table-cell>
          <table:table-cell table:formula="of:=[.G97]-(2^8)*0" office:value-type="float" office:value="50.3637024860865" calcext:value-type="float">
            <text:p>50</text:p>
          </table:table-cell>
          <table:table-cell table:formula="of:=[.H97]-(2^8)*0" office:value-type="float" office:value="50.2" calcext:value-type="float">
            <text:p>50</text:p>
          </table:table-cell>
          <table:table-cell table:formula="of:=[.I97]-(2^8)*0" office:value-type="float" office:value="50.07217378669" calcext:value-type="float">
            <text:p>50</text:p>
          </table:table-cell>
          <table:table-cell table:formula="of:=[.J97]-(2^8)*0" office:value-type="float" office:value="49.9449698252925" calcext:value-type="float">
            <text:p>50</text:p>
          </table:table-cell>
          <table:table-cell table:formula="of:=[.K97]-(2^8)*0" office:value-type="float" office:value="49.8183881158075" calcext:value-type="float">
            <text:p>50</text:p>
          </table:table-cell>
          <table:table-cell table:formula="of:=[.L97]-(2^8)*0" office:value-type="float" office:value="49.6924286582352" calcext:value-type="float">
            <text:p>50</text:p>
          </table:table-cell>
          <table:table-cell table:formula="of:=[.M97]-(2^8)*0" office:value-type="float" office:value="49.5670914525766" calcext:value-type="float">
            <text:p>50</text:p>
          </table:table-cell>
          <table:table-cell table:formula="of:=[.N97]-(2^8)*0" office:value-type="float" office:value="49.4423764988293" calcext:value-type="float">
            <text:p>49</text:p>
          </table:table-cell>
          <table:table-cell table:formula="of:=[.O97]-(2^8)*0" office:value-type="float" office:value="49.3182837969948" calcext:value-type="float">
            <text:p>49</text:p>
          </table:table-cell>
          <table:table-cell table:formula="of:=[.P97]-(2^8)*0" office:value-type="float" office:value="49.1948133470727" calcext:value-type="float">
            <text:p>49</text:p>
          </table:table-cell>
          <table:table-cell table:formula="of:=[.Q97]-(2^8)*0" office:value-type="float" office:value="49.0719651490631" calcext:value-type="float">
            <text:p>49</text:p>
          </table:table-cell>
          <table:table-cell table:formula="of:=[.R97]-(2^8)*0" office:value-type="float" office:value="48.9497392029663" calcext:value-type="float">
            <text:p>49</text:p>
          </table:table-cell>
          <table:table-cell table:formula="of:=[.S97]-(2^8)*0" office:value-type="float" office:value="48.8281355087819" calcext:value-type="float">
            <text:p>49</text:p>
          </table:table-cell>
          <table:table-cell table:formula="of:=[.T97]-(2^8)*0" office:value-type="float" office:value="48.7071540665102" calcext:value-type="float">
            <text:p>49</text:p>
          </table:table-cell>
          <table:table-cell table:formula="of:=[.U97]-(2^8)*0" office:value-type="float" office:value="48.5867948761522" calcext:value-type="float">
            <text:p>49</text:p>
          </table:table-cell>
          <table:table-cell table:formula="of:=[.V97]-(2^8)*0" office:value-type="float" office:value="48.4670579377055" calcext:value-type="float">
            <text:p>48</text:p>
          </table:table-cell>
          <table:table-cell table:formula="of:=[.W97]-(2^8)*0" office:value-type="float" office:value="48.3479432511715" calcext:value-type="float">
            <text:p>48</text:p>
          </table:table-cell>
          <table:table-cell table:formula="of:=[.X97]-(2^8)*0" office:value-type="float" office:value="48.22945081655" calcext:value-type="float">
            <text:p>48</text:p>
          </table:table-cell>
          <table:table-cell table:formula="of:=[.Y97]-(2^8)*0" office:value-type="float" office:value="48.111580633841" calcext:value-type="float">
            <text:p>48</text:p>
          </table:table-cell>
          <table:table-cell/>
          <table:table-cell table:style-name="ce10" office:value-type="float" office:value="17.8" calcext:value-type="float">
            <text:p>17,8</text:p>
          </table:table-cell>
          <table:table-cell table:style-name="ce10"/>
          <table:table-cell table:formula="of:=PINTERP([.$A$15:.$A$205];[.$C$15:.$C$205];([.AZ$6]+[.$E97]))*1000" office:value-type="float" office:value="392.670273398587" calcext:value-type="float">
            <text:p>393</text:p>
          </table:table-cell>
          <table:table-cell table:formula="of:=PINTERP([.$A$15:.$A$205];[.$C$15:.$C$205];([.BA$6]+[.$E97]))*1000" office:value-type="float" office:value="391.7852525741" calcext:value-type="float">
            <text:p>392</text:p>
          </table:table-cell>
          <table:table-cell table:formula="of:=PINTERP([.$A$15:.$A$205];[.$C$15:.$C$205];([.BB$6]+[.$E97]))*1000" office:value-type="float" office:value="390.9" calcext:value-type="float">
            <text:p>391</text:p>
          </table:table-cell>
          <table:table-cell table:formula="of:=PINTERP([.$A$15:.$A$205];[.$C$15:.$C$205];([.BC$6]+[.$E97]))*1000" office:value-type="float" office:value="390.325326939844" calcext:value-type="float">
            <text:p>390</text:p>
          </table:table-cell>
          <table:table-cell table:formula="of:=PINTERP([.$A$15:.$A$205];[.$C$15:.$C$205];([.BD$6]+[.$E97]))*1000" office:value-type="float" office:value="389.752395237718" calcext:value-type="float">
            <text:p>390</text:p>
          </table:table-cell>
          <table:table-cell table:formula="of:=PINTERP([.$A$15:.$A$205];[.$C$15:.$C$205];([.BE$6]+[.$E97]))*1000" office:value-type="float" office:value="389.181204893624" calcext:value-type="float">
            <text:p>389</text:p>
          </table:table-cell>
          <table:table-cell table:formula="of:=PINTERP([.$A$15:.$A$205];[.$C$15:.$C$205];([.BF$6]+[.$E97]))*1000" office:value-type="float" office:value="388.611755907563" calcext:value-type="float">
            <text:p>389</text:p>
          </table:table-cell>
          <table:table-cell table:formula="of:=PINTERP([.$A$15:.$A$205];[.$C$15:.$C$205];([.BG$6]+[.$E97]))*1000" office:value-type="float" office:value="388.044048279538" calcext:value-type="float">
            <text:p>388</text:p>
          </table:table-cell>
          <table:table-cell table:formula="of:=PINTERP([.$A$15:.$A$205];[.$C$15:.$C$205];([.BH$6]+[.$E97]))*1000" office:value-type="float" office:value="387.478082009539" calcext:value-type="float">
            <text:p>387</text:p>
          </table:table-cell>
          <table:table-cell table:formula="of:=PINTERP([.$A$15:.$A$205];[.$C$15:.$C$205];([.BI$6]+[.$E97]))*1000" office:value-type="float" office:value="386.913857097573" calcext:value-type="float">
            <text:p>387</text:p>
          </table:table-cell>
          <table:table-cell table:formula="of:=PINTERP([.$A$15:.$A$205];[.$C$15:.$C$205];([.BJ$6]+[.$E97]))*1000" office:value-type="float" office:value="386.351373543637" calcext:value-type="float">
            <text:p>386</text:p>
          </table:table-cell>
          <table:table-cell table:formula="of:=PINTERP([.$A$15:.$A$205];[.$C$15:.$C$205];([.BK$6]+[.$E97]))*1000" office:value-type="float" office:value="385.790631347734" calcext:value-type="float">
            <text:p>386</text:p>
          </table:table-cell>
          <table:table-cell table:formula="of:=PINTERP([.$A$15:.$A$205];[.$C$15:.$C$205];([.BL$6]+[.$E97]))*1000" office:value-type="float" office:value="385.231630509862" calcext:value-type="float">
            <text:p>385</text:p>
          </table:table-cell>
          <table:table-cell table:formula="of:=PINTERP([.$A$15:.$A$205];[.$C$15:.$C$205];([.BM$6]+[.$E97]))*1000" office:value-type="float" office:value="384.674371030022" calcext:value-type="float">
            <text:p>385</text:p>
          </table:table-cell>
          <table:table-cell table:formula="of:=PINTERP([.$A$15:.$A$205];[.$C$15:.$C$205];([.BN$6]+[.$E97]))*1000" office:value-type="float" office:value="384.118852908214" calcext:value-type="float">
            <text:p>384</text:p>
          </table:table-cell>
          <table:table-cell table:formula="of:=PINTERP([.$A$15:.$A$205];[.$C$15:.$C$205];([.BO$6]+[.$E97]))*1000" office:value-type="float" office:value="383.565076144437" calcext:value-type="float">
            <text:p>384</text:p>
          </table:table-cell>
          <table:table-cell table:formula="of:=PINTERP([.$A$15:.$A$205];[.$C$15:.$C$205];([.BP$6]+[.$E97]))*1000" office:value-type="float" office:value="383.013040738691" calcext:value-type="float">
            <text:p>383</text:p>
          </table:table-cell>
          <table:table-cell table:formula="of:=PINTERP([.$A$15:.$A$205];[.$C$15:.$C$205];([.BQ$6]+[.$E97]))*1000" office:value-type="float" office:value="382.462746690979" calcext:value-type="float">
            <text:p>382</text:p>
          </table:table-cell>
          <table:table-cell table:formula="of:=PINTERP([.$A$15:.$A$205];[.$C$15:.$C$205];([.BR$6]+[.$E97]))*1000" office:value-type="float" office:value="381.914194001302" calcext:value-type="float">
            <text:p>382</text:p>
          </table:table-cell>
          <table:table-cell table:style-name="ce17" table:formula="of:=PINTERP([.$A$15:.$A$205];[.$C$15:.$C$205];([.BS$6]+[.$E97]))*1000" office:value-type="float" office:value="381.367382669652" calcext:value-type="float">
            <text:p>381</text:p>
          </table:table-cell>
          <table:table-cell table:style-name="ce17"/>
          <table:table-cell table:style-name="ce10" office:value-type="float" office:value="17.8" calcext:value-type="float">
            <text:p>17,8</text:p>
          </table:table-cell>
          <table:table-cell table:formula="of:=[.AZ97]-(2^8)*1" office:value-type="float" office:value="136.670273398587" calcext:value-type="float">
            <text:p>137</text:p>
          </table:table-cell>
          <table:table-cell table:formula="of:=[.BA97]-(2^8)*1" office:value-type="float" office:value="135.7852525741" calcext:value-type="float">
            <text:p>136</text:p>
          </table:table-cell>
          <table:table-cell table:formula="of:=[.BB97]-(2^8)*1" office:value-type="float" office:value="134.9" calcext:value-type="float">
            <text:p>135</text:p>
          </table:table-cell>
          <table:table-cell table:formula="of:=[.BC97]-(2^8)*1" office:value-type="float" office:value="134.325326939844" calcext:value-type="float">
            <text:p>134</text:p>
          </table:table-cell>
          <table:table-cell table:formula="of:=[.BD97]-(2^8)*1" office:value-type="float" office:value="133.752395237718" calcext:value-type="float">
            <text:p>134</text:p>
          </table:table-cell>
          <table:table-cell table:formula="of:=[.BE97]-(2^8)*1" office:value-type="float" office:value="133.181204893624" calcext:value-type="float">
            <text:p>133</text:p>
          </table:table-cell>
          <table:table-cell table:formula="of:=[.BF97]-(2^8)*1" office:value-type="float" office:value="132.611755907563" calcext:value-type="float">
            <text:p>133</text:p>
          </table:table-cell>
          <table:table-cell table:formula="of:=[.BG97]-(2^8)*1" office:value-type="float" office:value="132.044048279538" calcext:value-type="float">
            <text:p>132</text:p>
          </table:table-cell>
          <table:table-cell table:formula="of:=[.BH97]-(2^8)*1" office:value-type="float" office:value="131.478082009539" calcext:value-type="float">
            <text:p>131</text:p>
          </table:table-cell>
          <table:table-cell table:formula="of:=[.BI97]-(2^8)*1" office:value-type="float" office:value="130.913857097573" calcext:value-type="float">
            <text:p>131</text:p>
          </table:table-cell>
          <table:table-cell table:style-name="ce15" table:formula="of:=[.BJ97]-(2^8)*1" office:value-type="float" office:value="130.351373543637" calcext:value-type="float">
            <text:p>130</text:p>
          </table:table-cell>
          <table:table-cell table:style-name="ce15" table:formula="of:=[.BK97]-(2^8)*1" office:value-type="float" office:value="129.790631347734" calcext:value-type="float">
            <text:p>130</text:p>
          </table:table-cell>
          <table:table-cell table:style-name="ce15" table:formula="of:=[.BL97]-(2^8)*1" office:value-type="float" office:value="129.231630509862" calcext:value-type="float">
            <text:p>129</text:p>
          </table:table-cell>
          <table:table-cell table:style-name="ce15" table:formula="of:=[.BM97]-(2^8)*1" office:value-type="float" office:value="128.674371030022" calcext:value-type="float">
            <text:p>129</text:p>
          </table:table-cell>
          <table:table-cell table:style-name="ce15" table:formula="of:=[.BN97]-(2^8)*1" office:value-type="float" office:value="128.118852908214" calcext:value-type="float">
            <text:p>128</text:p>
          </table:table-cell>
          <table:table-cell table:style-name="ce15" table:formula="of:=[.BO97]-(2^8)*1" office:value-type="float" office:value="127.565076144437" calcext:value-type="float">
            <text:p>128</text:p>
          </table:table-cell>
          <table:table-cell table:style-name="ce15" table:formula="of:=[.BP97]-(2^8)*1" office:value-type="float" office:value="127.013040738691" calcext:value-type="float">
            <text:p>127</text:p>
          </table:table-cell>
          <table:table-cell table:style-name="ce15" table:formula="of:=[.BQ97]-(2^8)*1" office:value-type="float" office:value="126.462746690979" calcext:value-type="float">
            <text:p>126</text:p>
          </table:table-cell>
          <table:table-cell table:style-name="ce15" table:formula="of:=[.BR97]-(2^8)*1" office:value-type="float" office:value="125.914194001302" calcext:value-type="float">
            <text:p>126</text:p>
          </table:table-cell>
          <table:table-cell table:style-name="ce15" table:formula="of:=[.BS97]-(2^8)*1" office:value-type="float" office:value="125.367382669652" calcext:value-type="float">
            <text:p>125</text:p>
          </table:table-cell>
        </table:table-row>
        <table:table-row table:style-name="ro2">
          <table:table-cell table:style-name="ce4" office:value-type="float" office:value="81.6" calcext:value-type="float">
            <text:p>81,600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8383" calcext:value-type="percentage">
            <text:p>83,83%</text:p>
          </table:table-cell>
          <table:table-cell/>
          <table:table-cell office:value-type="float" office:value="18" calcext:value-type="float">
            <text:p>18,0</text:p>
          </table:table-cell>
          <table:table-cell table:formula="of:=PINTERP([.$A$15:.$A$205];[.$B$15:.$B$205];([.F$6]+[.$E98]))*1000" office:value-type="float" office:value="47.9943327030423" calcext:value-type="float">
            <text:p>48</text:p>
          </table:table-cell>
          <table:table-cell table:formula="of:=PINTERP([.$A$15:.$A$205];[.$B$15:.$B$205];([.G$6]+[.$E98]))*1000" office:value-type="float" office:value="47.8777070241587" calcext:value-type="float">
            <text:p>48</text:p>
          </table:table-cell>
          <table:table-cell table:formula="of:=PINTERP([.$A$15:.$A$205];[.$B$15:.$B$205];([.H$6]+[.$E98]))*1000" office:value-type="float" office:value="47.7617035971875" calcext:value-type="float">
            <text:p>48</text:p>
          </table:table-cell>
          <table:table-cell table:formula="of:=PINTERP([.$A$15:.$A$205];[.$B$15:.$B$205];([.I$6]+[.$E98]))*1000" office:value-type="float" office:value="47.646322422129" calcext:value-type="float">
            <text:p>48</text:p>
          </table:table-cell>
          <table:table-cell table:formula="of:=PINTERP([.$A$15:.$A$205];[.$B$15:.$B$205];([.J$6]+[.$E98]))*1000" office:value-type="float" office:value="47.5315634989829" calcext:value-type="float">
            <text:p>48</text:p>
          </table:table-cell>
          <table:table-cell table:formula="of:=PINTERP([.$A$15:.$A$205];[.$B$15:.$B$205];([.K$6]+[.$E98]))*1000" office:value-type="float" office:value="47.4174268277494" calcext:value-type="float">
            <text:p>47</text:p>
          </table:table-cell>
          <table:table-cell table:formula="of:=PINTERP([.$A$15:.$A$205];[.$B$15:.$B$205];([.L$6]+[.$E98]))*1000" office:value-type="float" office:value="47.3039124084286" calcext:value-type="float">
            <text:p>47</text:p>
          </table:table-cell>
          <table:table-cell table:formula="of:=PINTERP([.$A$15:.$A$205];[.$B$15:.$B$205];([.M$6]+[.$E98]))*1000" office:value-type="float" office:value="47.1910202410214" calcext:value-type="float">
            <text:p>47</text:p>
          </table:table-cell>
          <table:table-cell table:formula="of:=PINTERP([.$A$15:.$A$205];[.$B$15:.$B$205];([.N$6]+[.$E98]))*1000" office:value-type="float" office:value="47.0787503255256" calcext:value-type="float">
            <text:p>47</text:p>
          </table:table-cell>
          <table:table-cell table:formula="of:=PINTERP([.$A$15:.$A$205];[.$B$15:.$B$205];([.O$6]+[.$E98]))*1000" office:value-type="float" office:value="46.9671026619425" calcext:value-type="float">
            <text:p>47</text:p>
          </table:table-cell>
          <table:table-cell table:formula="of:=PINTERP([.$A$15:.$A$205];[.$B$15:.$B$205];([.P$6]+[.$E98]))*1000" office:value-type="float" office:value="46.8560772502719" calcext:value-type="float">
            <text:p>47</text:p>
          </table:table-cell>
          <table:table-cell table:formula="of:=PINTERP([.$A$15:.$A$205];[.$B$15:.$B$205];([.Q$6]+[.$E98]))*1000" office:value-type="float" office:value="46.7456740905138" calcext:value-type="float">
            <text:p>47</text:p>
          </table:table-cell>
          <table:table-cell table:formula="of:=PINTERP([.$A$15:.$A$205];[.$B$15:.$B$205];([.R$6]+[.$E98]))*1000" office:value-type="float" office:value="46.6358931826685" calcext:value-type="float">
            <text:p>47</text:p>
          </table:table-cell>
          <table:table-cell table:formula="of:=PINTERP([.$A$15:.$A$205];[.$B$15:.$B$205];([.S$6]+[.$E98]))*1000" office:value-type="float" office:value="46.5267345267356" calcext:value-type="float">
            <text:p>47</text:p>
          </table:table-cell>
          <table:table-cell table:formula="of:=PINTERP([.$A$15:.$A$205];[.$B$15:.$B$205];([.T$6]+[.$E98]))*1000" office:value-type="float" office:value="46.4181981227154" calcext:value-type="float">
            <text:p>46</text:p>
          </table:table-cell>
          <table:table-cell table:formula="of:=PINTERP([.$A$15:.$A$205];[.$B$15:.$B$205];([.U$6]+[.$E98]))*1000" office:value-type="float" office:value="46.3102839706087" calcext:value-type="float">
            <text:p>46</text:p>
          </table:table-cell>
          <table:table-cell table:formula="of:=PINTERP([.$A$15:.$A$205];[.$B$15:.$B$205];([.V$6]+[.$E98]))*1000" office:value-type="float" office:value="46.2029920704135" calcext:value-type="float">
            <text:p>46</text:p>
          </table:table-cell>
          <table:table-cell table:formula="of:=PINTERP([.$A$15:.$A$205];[.$B$15:.$B$205];([.W$6]+[.$E98]))*1000" office:value-type="float" office:value="46.0963224221311" calcext:value-type="float">
            <text:p>46</text:p>
          </table:table-cell>
          <table:table-cell table:formula="of:=PINTERP([.$A$15:.$A$205];[.$B$15:.$B$205];([.X$6]+[.$E98]))*1000" office:value-type="float" office:value="45.990275025761" calcext:value-type="float">
            <text:p>46</text:p>
          </table:table-cell>
          <table:table-cell table:formula="of:=PINTERP([.$A$15:.$A$205];[.$B$15:.$B$205];([.Y$6]+[.$E98]))*1000" office:value-type="float" office:value="45.8848498813036" calcext:value-type="float">
            <text:p>46</text:p>
          </table:table-cell>
          <table:table-cell/>
          <table:table-cell office:value-type="float" office:value="18" calcext:value-type="float">
            <text:p>18,0</text:p>
          </table:table-cell>
          <table:table-cell/>
          <table:table-cell table:formula="of:=[.F98]-(2^8)*0" office:value-type="float" office:value="47.9943327030423" calcext:value-type="float">
            <text:p>48</text:p>
          </table:table-cell>
          <table:table-cell table:formula="of:=[.G98]-(2^8)*0" office:value-type="float" office:value="47.8777070241587" calcext:value-type="float">
            <text:p>48</text:p>
          </table:table-cell>
          <table:table-cell table:formula="of:=[.H98]-(2^8)*0" office:value-type="float" office:value="47.7617035971875" calcext:value-type="float">
            <text:p>48</text:p>
          </table:table-cell>
          <table:table-cell table:formula="of:=[.I98]-(2^8)*0" office:value-type="float" office:value="47.646322422129" calcext:value-type="float">
            <text:p>48</text:p>
          </table:table-cell>
          <table:table-cell table:formula="of:=[.J98]-(2^8)*0" office:value-type="float" office:value="47.5315634989829" calcext:value-type="float">
            <text:p>48</text:p>
          </table:table-cell>
          <table:table-cell table:formula="of:=[.K98]-(2^8)*0" office:value-type="float" office:value="47.4174268277494" calcext:value-type="float">
            <text:p>47</text:p>
          </table:table-cell>
          <table:table-cell table:formula="of:=[.L98]-(2^8)*0" office:value-type="float" office:value="47.3039124084286" calcext:value-type="float">
            <text:p>47</text:p>
          </table:table-cell>
          <table:table-cell table:formula="of:=[.M98]-(2^8)*0" office:value-type="float" office:value="47.1910202410214" calcext:value-type="float">
            <text:p>47</text:p>
          </table:table-cell>
          <table:table-cell table:formula="of:=[.N98]-(2^8)*0" office:value-type="float" office:value="47.0787503255256" calcext:value-type="float">
            <text:p>47</text:p>
          </table:table-cell>
          <table:table-cell table:formula="of:=[.O98]-(2^8)*0" office:value-type="float" office:value="46.9671026619425" calcext:value-type="float">
            <text:p>47</text:p>
          </table:table-cell>
          <table:table-cell table:formula="of:=[.P98]-(2^8)*0" office:value-type="float" office:value="46.8560772502719" calcext:value-type="float">
            <text:p>47</text:p>
          </table:table-cell>
          <table:table-cell table:formula="of:=[.Q98]-(2^8)*0" office:value-type="float" office:value="46.7456740905138" calcext:value-type="float">
            <text:p>47</text:p>
          </table:table-cell>
          <table:table-cell table:formula="of:=[.R98]-(2^8)*0" office:value-type="float" office:value="46.6358931826685" calcext:value-type="float">
            <text:p>47</text:p>
          </table:table-cell>
          <table:table-cell table:formula="of:=[.S98]-(2^8)*0" office:value-type="float" office:value="46.5267345267356" calcext:value-type="float">
            <text:p>47</text:p>
          </table:table-cell>
          <table:table-cell table:formula="of:=[.T98]-(2^8)*0" office:value-type="float" office:value="46.4181981227154" calcext:value-type="float">
            <text:p>46</text:p>
          </table:table-cell>
          <table:table-cell table:formula="of:=[.U98]-(2^8)*0" office:value-type="float" office:value="46.3102839706087" calcext:value-type="float">
            <text:p>46</text:p>
          </table:table-cell>
          <table:table-cell table:formula="of:=[.V98]-(2^8)*0" office:value-type="float" office:value="46.2029920704135" calcext:value-type="float">
            <text:p>46</text:p>
          </table:table-cell>
          <table:table-cell table:formula="of:=[.W98]-(2^8)*0" office:value-type="float" office:value="46.0963224221311" calcext:value-type="float">
            <text:p>46</text:p>
          </table:table-cell>
          <table:table-cell table:formula="of:=[.X98]-(2^8)*0" office:value-type="float" office:value="45.990275025761" calcext:value-type="float">
            <text:p>46</text:p>
          </table:table-cell>
          <table:table-cell table:formula="of:=[.Y98]-(2^8)*0" office:value-type="float" office:value="45.8848498813036" calcext:value-type="float">
            <text:p>46</text:p>
          </table:table-cell>
          <table:table-cell/>
          <table:table-cell table:style-name="ce10" office:value-type="float" office:value="18" calcext:value-type="float">
            <text:p>18,0</text:p>
          </table:table-cell>
          <table:table-cell table:style-name="ce10"/>
          <table:table-cell table:formula="of:=PINTERP([.$A$15:.$A$205];[.$C$15:.$C$205];([.AZ$6]+[.$E98]))*1000" office:value-type="float" office:value="380.822312696022" calcext:value-type="float">
            <text:p>381</text:p>
          </table:table-cell>
          <table:table-cell table:formula="of:=PINTERP([.$A$15:.$A$205];[.$C$15:.$C$205];([.BA$6]+[.$E98]))*1000" office:value-type="float" office:value="380.278984080436" calcext:value-type="float">
            <text:p>380</text:p>
          </table:table-cell>
          <table:table-cell table:formula="of:=PINTERP([.$A$15:.$A$205];[.$C$15:.$C$205];([.BB$6]+[.$E98]))*1000" office:value-type="float" office:value="379.737396822881" calcext:value-type="float">
            <text:p>380</text:p>
          </table:table-cell>
          <table:table-cell table:formula="of:=PINTERP([.$A$15:.$A$205];[.$C$15:.$C$205];([.BC$6]+[.$E98]))*1000" office:value-type="float" office:value="379.197550923358" calcext:value-type="float">
            <text:p>379</text:p>
          </table:table-cell>
          <table:table-cell table:formula="of:=PINTERP([.$A$15:.$A$205];[.$C$15:.$C$205];([.BD$6]+[.$E98]))*1000" office:value-type="float" office:value="378.659446381866" calcext:value-type="float">
            <text:p>379</text:p>
          </table:table-cell>
          <table:table-cell table:formula="of:=PINTERP([.$A$15:.$A$205];[.$C$15:.$C$205];([.BE$6]+[.$E98]))*1000" office:value-type="float" office:value="378.123083198406" calcext:value-type="float">
            <text:p>378</text:p>
          </table:table-cell>
          <table:table-cell table:formula="of:=PINTERP([.$A$15:.$A$205];[.$C$15:.$C$205];([.BF$6]+[.$E98]))*1000" office:value-type="float" office:value="377.588461372978" calcext:value-type="float">
            <text:p>378</text:p>
          </table:table-cell>
          <table:table-cell table:formula="of:=PINTERP([.$A$15:.$A$205];[.$C$15:.$C$205];([.BG$6]+[.$E98]))*1000" office:value-type="float" office:value="377.055580905586" calcext:value-type="float">
            <text:p>377</text:p>
          </table:table-cell>
          <table:table-cell table:formula="of:=PINTERP([.$A$15:.$A$205];[.$C$15:.$C$205];([.BH$6]+[.$E98]))*1000" office:value-type="float" office:value="376.524441796221" calcext:value-type="float">
            <text:p>377</text:p>
          </table:table-cell>
          <table:table-cell table:formula="of:=PINTERP([.$A$15:.$A$205];[.$C$15:.$C$205];([.BI$6]+[.$E98]))*1000" office:value-type="float" office:value="375.995044044888" calcext:value-type="float">
            <text:p>376</text:p>
          </table:table-cell>
          <table:table-cell table:formula="of:=PINTERP([.$A$15:.$A$205];[.$C$15:.$C$205];([.BJ$6]+[.$E98]))*1000" office:value-type="float" office:value="375.467387651586" calcext:value-type="float">
            <text:p>375</text:p>
          </table:table-cell>
          <table:table-cell table:formula="of:=PINTERP([.$A$15:.$A$205];[.$C$15:.$C$205];([.BK$6]+[.$E98]))*1000" office:value-type="float" office:value="374.941472616316" calcext:value-type="float">
            <text:p>375</text:p>
          </table:table-cell>
          <table:table-cell table:formula="of:=PINTERP([.$A$15:.$A$205];[.$C$15:.$C$205];([.BL$6]+[.$E98]))*1000" office:value-type="float" office:value="374.417298939079" calcext:value-type="float">
            <text:p>374</text:p>
          </table:table-cell>
          <table:table-cell table:formula="of:=PINTERP([.$A$15:.$A$205];[.$C$15:.$C$205];([.BM$6]+[.$E98]))*1000" office:value-type="float" office:value="373.894866619872" calcext:value-type="float">
            <text:p>374</text:p>
          </table:table-cell>
          <table:table-cell table:formula="of:=PINTERP([.$A$15:.$A$205];[.$C$15:.$C$205];([.BN$6]+[.$E98]))*1000" office:value-type="float" office:value="373.374175658697" calcext:value-type="float">
            <text:p>373</text:p>
          </table:table-cell>
          <table:table-cell table:formula="of:=PINTERP([.$A$15:.$A$205];[.$C$15:.$C$205];([.BO$6]+[.$E98]))*1000" office:value-type="float" office:value="372.855226055554" calcext:value-type="float">
            <text:p>373</text:p>
          </table:table-cell>
          <table:table-cell table:formula="of:=PINTERP([.$A$15:.$A$205];[.$C$15:.$C$205];([.BP$6]+[.$E98]))*1000" office:value-type="float" office:value="372.338017810442" calcext:value-type="float">
            <text:p>372</text:p>
          </table:table-cell>
          <table:table-cell table:formula="of:=PINTERP([.$A$15:.$A$205];[.$C$15:.$C$205];([.BQ$6]+[.$E98]))*1000" office:value-type="float" office:value="371.822550923363" calcext:value-type="float">
            <text:p>372</text:p>
          </table:table-cell>
          <table:table-cell table:formula="of:=PINTERP([.$A$15:.$A$205];[.$C$15:.$C$205];([.BR$6]+[.$E98]))*1000" office:value-type="float" office:value="371.30882539432" calcext:value-type="float">
            <text:p>371</text:p>
          </table:table-cell>
          <table:table-cell table:style-name="ce17" table:formula="of:=PINTERP([.$A$15:.$A$205];[.$C$15:.$C$205];([.BS$6]+[.$E98]))*1000" office:value-type="float" office:value="370.796841223303" calcext:value-type="float">
            <text:p>371</text:p>
          </table:table-cell>
          <table:table-cell table:style-name="ce17"/>
          <table:table-cell table:style-name="ce10" office:value-type="float" office:value="18" calcext:value-type="float">
            <text:p>18,0</text:p>
          </table:table-cell>
          <table:table-cell table:formula="of:=[.AZ98]-(2^8)*1" office:value-type="float" office:value="124.822312696022" calcext:value-type="float">
            <text:p>125</text:p>
          </table:table-cell>
          <table:table-cell table:formula="of:=[.BA98]-(2^8)*1" office:value-type="float" office:value="124.278984080436" calcext:value-type="float">
            <text:p>124</text:p>
          </table:table-cell>
          <table:table-cell table:formula="of:=[.BB98]-(2^8)*1" office:value-type="float" office:value="123.737396822881" calcext:value-type="float">
            <text:p>124</text:p>
          </table:table-cell>
          <table:table-cell table:formula="of:=[.BC98]-(2^8)*1" office:value-type="float" office:value="123.197550923358" calcext:value-type="float">
            <text:p>123</text:p>
          </table:table-cell>
          <table:table-cell table:formula="of:=[.BD98]-(2^8)*1" office:value-type="float" office:value="122.659446381866" calcext:value-type="float">
            <text:p>123</text:p>
          </table:table-cell>
          <table:table-cell table:formula="of:=[.BE98]-(2^8)*1" office:value-type="float" office:value="122.123083198406" calcext:value-type="float">
            <text:p>122</text:p>
          </table:table-cell>
          <table:table-cell table:formula="of:=[.BF98]-(2^8)*1" office:value-type="float" office:value="121.588461372978" calcext:value-type="float">
            <text:p>122</text:p>
          </table:table-cell>
          <table:table-cell table:formula="of:=[.BG98]-(2^8)*1" office:value-type="float" office:value="121.055580905586" calcext:value-type="float">
            <text:p>121</text:p>
          </table:table-cell>
          <table:table-cell table:formula="of:=[.BH98]-(2^8)*1" office:value-type="float" office:value="120.524441796221" calcext:value-type="float">
            <text:p>121</text:p>
          </table:table-cell>
          <table:table-cell table:formula="of:=[.BI98]-(2^8)*1" office:value-type="float" office:value="119.995044044888" calcext:value-type="float">
            <text:p>120</text:p>
          </table:table-cell>
          <table:table-cell table:style-name="ce15" table:formula="of:=[.BJ98]-(2^8)*1" office:value-type="float" office:value="119.467387651586" calcext:value-type="float">
            <text:p>119</text:p>
          </table:table-cell>
          <table:table-cell table:style-name="ce15" table:formula="of:=[.BK98]-(2^8)*1" office:value-type="float" office:value="118.941472616316" calcext:value-type="float">
            <text:p>119</text:p>
          </table:table-cell>
          <table:table-cell table:style-name="ce15" table:formula="of:=[.BL98]-(2^8)*1" office:value-type="float" office:value="118.417298939079" calcext:value-type="float">
            <text:p>118</text:p>
          </table:table-cell>
          <table:table-cell table:style-name="ce15" table:formula="of:=[.BM98]-(2^8)*1" office:value-type="float" office:value="117.894866619872" calcext:value-type="float">
            <text:p>118</text:p>
          </table:table-cell>
          <table:table-cell table:style-name="ce15" table:formula="of:=[.BN98]-(2^8)*1" office:value-type="float" office:value="117.374175658697" calcext:value-type="float">
            <text:p>117</text:p>
          </table:table-cell>
          <table:table-cell table:style-name="ce15" table:formula="of:=[.BO98]-(2^8)*1" office:value-type="float" office:value="116.855226055554" calcext:value-type="float">
            <text:p>117</text:p>
          </table:table-cell>
          <table:table-cell table:style-name="ce15" table:formula="of:=[.BP98]-(2^8)*1" office:value-type="float" office:value="116.338017810442" calcext:value-type="float">
            <text:p>116</text:p>
          </table:table-cell>
          <table:table-cell table:style-name="ce15" table:formula="of:=[.BQ98]-(2^8)*1" office:value-type="float" office:value="115.822550923363" calcext:value-type="float">
            <text:p>116</text:p>
          </table:table-cell>
          <table:table-cell table:style-name="ce15" table:formula="of:=[.BR98]-(2^8)*1" office:value-type="float" office:value="115.30882539432" calcext:value-type="float">
            <text:p>115</text:p>
          </table:table-cell>
          <table:table-cell table:style-name="ce15" table:formula="of:=[.BS98]-(2^8)*1" office:value-type="float" office:value="114.796841223303" calcext:value-type="float">
            <text:p>115</text:p>
          </table:table-cell>
        </table:table-row>
        <table:table-row table:style-name="ro2">
          <table:table-cell office:value-type="float" office:value="81.65" calcext:value-type="float">
            <text:p>81,650</text:p>
          </table:table-cell>
          <table:table-cell office:value-type="percentage" office:value="0.6141" calcext:value-type="percentage">
            <text:p>61,41%</text:p>
          </table:table-cell>
          <table:table-cell office:value-type="percentage" office:value="0.8375" calcext:value-type="percentage">
            <text:p>83,75%</text:p>
          </table:table-cell>
          <table:table-cell/>
          <table:table-cell office:value-type="float" office:value="18.2" calcext:value-type="float">
            <text:p>18,2</text:p>
          </table:table-cell>
          <table:table-cell table:formula="of:=PINTERP([.$A$15:.$A$205];[.$B$15:.$B$205];([.F$6]+[.$E99]))*1000" office:value-type="float" office:value="45.7800469887566" calcext:value-type="float">
            <text:p>46</text:p>
          </table:table-cell>
          <table:table-cell table:formula="of:=PINTERP([.$A$15:.$A$205];[.$B$15:.$B$205];([.G$6]+[.$E99]))*1000" office:value-type="float" office:value="45.6758663481244" calcext:value-type="float">
            <text:p>46</text:p>
          </table:table-cell>
          <table:table-cell table:formula="of:=PINTERP([.$A$15:.$A$205];[.$B$15:.$B$205];([.H$6]+[.$E99]))*1000" office:value-type="float" office:value="45.5723079594047" calcext:value-type="float">
            <text:p>46</text:p>
          </table:table-cell>
          <table:table-cell table:formula="of:=PINTERP([.$A$15:.$A$205];[.$B$15:.$B$205];([.I$6]+[.$E99]))*1000" office:value-type="float" office:value="45.4693718225977" calcext:value-type="float">
            <text:p>45</text:p>
          </table:table-cell>
          <table:table-cell table:formula="of:=PINTERP([.$A$15:.$A$205];[.$B$15:.$B$205];([.J$6]+[.$E99]))*1000" office:value-type="float" office:value="45.3670579377031" calcext:value-type="float">
            <text:p>45</text:p>
          </table:table-cell>
          <table:table-cell table:formula="of:=PINTERP([.$A$15:.$A$205];[.$B$15:.$B$205];([.K$6]+[.$E99]))*1000" office:value-type="float" office:value="45.2653663047211" calcext:value-type="float">
            <text:p>45</text:p>
          </table:table-cell>
          <table:table-cell table:formula="of:=PINTERP([.$A$15:.$A$205];[.$B$15:.$B$205];([.L$6]+[.$E99]))*1000" office:value-type="float" office:value="45.1642969236518" calcext:value-type="float">
            <text:p>45</text:p>
          </table:table-cell>
          <table:table-cell table:formula="of:=PINTERP([.$A$15:.$A$205];[.$B$15:.$B$205];([.M$6]+[.$E99]))*1000" office:value-type="float" office:value="45.0638497944959" calcext:value-type="float">
            <text:p>45</text:p>
          </table:table-cell>
          <table:table-cell table:formula="of:=PINTERP([.$A$15:.$A$205];[.$B$15:.$B$205];([.N$6]+[.$E99]))*1000" office:value-type="float" office:value="44.9640249172517" calcext:value-type="float">
            <text:p>45</text:p>
          </table:table-cell>
          <table:table-cell table:formula="of:=PINTERP([.$A$15:.$A$205];[.$B$15:.$B$205];([.O$6]+[.$E99]))*1000" office:value-type="float" office:value="44.8648222919201" calcext:value-type="float">
            <text:p>45</text:p>
          </table:table-cell>
          <table:table-cell table:formula="of:=PINTERP([.$A$15:.$A$205];[.$B$15:.$B$205];([.P$6]+[.$E99]))*1000" office:value-type="float" office:value="44.7662419185009" calcext:value-type="float">
            <text:p>45</text:p>
          </table:table-cell>
          <table:table-cell table:formula="of:=PINTERP([.$A$15:.$A$205];[.$B$15:.$B$205];([.Q$6]+[.$E99]))*1000" office:value-type="float" office:value="44.6682837969944" calcext:value-type="float">
            <text:p>45</text:p>
          </table:table-cell>
          <table:table-cell table:formula="of:=PINTERP([.$A$15:.$A$205];[.$B$15:.$B$205];([.R$6]+[.$E99]))*1000" office:value-type="float" office:value="44.5709479274005" calcext:value-type="float">
            <text:p>45</text:p>
          </table:table-cell>
          <table:table-cell table:formula="of:=PINTERP([.$A$15:.$A$205];[.$B$15:.$B$205];([.S$6]+[.$E99]))*1000" office:value-type="float" office:value="44.4742343097191" calcext:value-type="float">
            <text:p>44</text:p>
          </table:table-cell>
          <table:table-cell table:formula="of:=PINTERP([.$A$15:.$A$205];[.$B$15:.$B$205];([.T$6]+[.$E99]))*1000" office:value-type="float" office:value="44.3781429439504" calcext:value-type="float">
            <text:p>44</text:p>
          </table:table-cell>
          <table:table-cell table:formula="of:=PINTERP([.$A$15:.$A$205];[.$B$15:.$B$205];([.U$6]+[.$E99]))*1000" office:value-type="float" office:value="44.2826738300951" calcext:value-type="float">
            <text:p>44</text:p>
          </table:table-cell>
          <table:table-cell table:formula="of:=PINTERP([.$A$15:.$A$205];[.$B$15:.$B$205];([.V$6]+[.$E99]))*1000" office:value-type="float" office:value="44.1878269681514" calcext:value-type="float">
            <text:p>44</text:p>
          </table:table-cell>
          <table:table-cell table:formula="of:=PINTERP([.$A$15:.$A$205];[.$B$15:.$B$205];([.W$6]+[.$E99]))*1000" office:value-type="float" office:value="44.0936023581204" calcext:value-type="float">
            <text:p>44</text:p>
          </table:table-cell>
          <table:table-cell table:formula="of:=PINTERP([.$A$15:.$A$205];[.$B$15:.$B$205];([.X$6]+[.$E99]))*1000" office:value-type="float" office:value="44.0000000000018" calcext:value-type="float">
            <text:p>44</text:p>
          </table:table-cell>
          <table:table-cell table:formula="of:=PINTERP([.$A$15:.$A$205];[.$B$15:.$B$205];([.Y$6]+[.$E99]))*1000" office:value-type="float" office:value="43.9017826078483" calcext:value-type="float">
            <text:p>44</text:p>
          </table:table-cell>
          <table:table-cell/>
          <table:table-cell office:value-type="float" office:value="18.2" calcext:value-type="float">
            <text:p>18,2</text:p>
          </table:table-cell>
          <table:table-cell/>
          <table:table-cell table:formula="of:=[.F99]-(2^8)*0" office:value-type="float" office:value="45.7800469887566" calcext:value-type="float">
            <text:p>46</text:p>
          </table:table-cell>
          <table:table-cell table:formula="of:=[.G99]-(2^8)*0" office:value-type="float" office:value="45.6758663481244" calcext:value-type="float">
            <text:p>46</text:p>
          </table:table-cell>
          <table:table-cell table:formula="of:=[.H99]-(2^8)*0" office:value-type="float" office:value="45.5723079594047" calcext:value-type="float">
            <text:p>46</text:p>
          </table:table-cell>
          <table:table-cell table:formula="of:=[.I99]-(2^8)*0" office:value-type="float" office:value="45.4693718225977" calcext:value-type="float">
            <text:p>45</text:p>
          </table:table-cell>
          <table:table-cell table:formula="of:=[.J99]-(2^8)*0" office:value-type="float" office:value="45.3670579377031" calcext:value-type="float">
            <text:p>45</text:p>
          </table:table-cell>
          <table:table-cell table:formula="of:=[.K99]-(2^8)*0" office:value-type="float" office:value="45.2653663047211" calcext:value-type="float">
            <text:p>45</text:p>
          </table:table-cell>
          <table:table-cell table:formula="of:=[.L99]-(2^8)*0" office:value-type="float" office:value="45.1642969236518" calcext:value-type="float">
            <text:p>45</text:p>
          </table:table-cell>
          <table:table-cell table:formula="of:=[.M99]-(2^8)*0" office:value-type="float" office:value="45.0638497944959" calcext:value-type="float">
            <text:p>45</text:p>
          </table:table-cell>
          <table:table-cell table:formula="of:=[.N99]-(2^8)*0" office:value-type="float" office:value="44.9640249172517" calcext:value-type="float">
            <text:p>45</text:p>
          </table:table-cell>
          <table:table-cell table:formula="of:=[.O99]-(2^8)*0" office:value-type="float" office:value="44.8648222919201" calcext:value-type="float">
            <text:p>45</text:p>
          </table:table-cell>
          <table:table-cell table:formula="of:=[.P99]-(2^8)*0" office:value-type="float" office:value="44.7662419185009" calcext:value-type="float">
            <text:p>45</text:p>
          </table:table-cell>
          <table:table-cell table:formula="of:=[.Q99]-(2^8)*0" office:value-type="float" office:value="44.6682837969944" calcext:value-type="float">
            <text:p>45</text:p>
          </table:table-cell>
          <table:table-cell table:formula="of:=[.R99]-(2^8)*0" office:value-type="float" office:value="44.5709479274005" calcext:value-type="float">
            <text:p>45</text:p>
          </table:table-cell>
          <table:table-cell table:formula="of:=[.S99]-(2^8)*0" office:value-type="float" office:value="44.4742343097191" calcext:value-type="float">
            <text:p>44</text:p>
          </table:table-cell>
          <table:table-cell table:formula="of:=[.T99]-(2^8)*0" office:value-type="float" office:value="44.3781429439504" calcext:value-type="float">
            <text:p>44</text:p>
          </table:table-cell>
          <table:table-cell table:formula="of:=[.U99]-(2^8)*0" office:value-type="float" office:value="44.2826738300951" calcext:value-type="float">
            <text:p>44</text:p>
          </table:table-cell>
          <table:table-cell table:formula="of:=[.V99]-(2^8)*0" office:value-type="float" office:value="44.1878269681514" calcext:value-type="float">
            <text:p>44</text:p>
          </table:table-cell>
          <table:table-cell table:formula="of:=[.W99]-(2^8)*0" office:value-type="float" office:value="44.0936023581204" calcext:value-type="float">
            <text:p>44</text:p>
          </table:table-cell>
          <table:table-cell table:formula="of:=[.X99]-(2^8)*0" office:value-type="float" office:value="44.0000000000018" calcext:value-type="float">
            <text:p>44</text:p>
          </table:table-cell>
          <table:table-cell table:formula="of:=[.Y99]-(2^8)*0" office:value-type="float" office:value="43.9017826078483" calcext:value-type="float">
            <text:p>44</text:p>
          </table:table-cell>
          <table:table-cell/>
          <table:table-cell table:style-name="ce10" office:value-type="float" office:value="18.2" calcext:value-type="float">
            <text:p>18,2</text:p>
          </table:table-cell>
          <table:table-cell table:style-name="ce10"/>
          <table:table-cell table:formula="of:=PINTERP([.$A$15:.$A$205];[.$C$15:.$C$205];([.AZ$6]+[.$E99]))*1000" office:value-type="float" office:value="370.286598410308" calcext:value-type="float">
            <text:p>370</text:p>
          </table:table-cell>
          <table:table-cell table:formula="of:=PINTERP([.$A$15:.$A$205];[.$C$15:.$C$205];([.BA$6]+[.$E99]))*1000" office:value-type="float" office:value="369.778096955355" calcext:value-type="float">
            <text:p>370</text:p>
          </table:table-cell>
          <table:table-cell table:formula="of:=PINTERP([.$A$15:.$A$205];[.$C$15:.$C$205];([.BB$6]+[.$E99]))*1000" office:value-type="float" office:value="369.271336858433" calcext:value-type="float">
            <text:p>369</text:p>
          </table:table-cell>
          <table:table-cell table:formula="of:=PINTERP([.$A$15:.$A$205];[.$C$15:.$C$205];([.BC$6]+[.$E99]))*1000" office:value-type="float" office:value="368.766318119544" calcext:value-type="float">
            <text:p>369</text:p>
          </table:table-cell>
          <table:table-cell table:formula="of:=PINTERP([.$A$15:.$A$205];[.$C$15:.$C$205];([.BD$6]+[.$E99]))*1000" office:value-type="float" office:value="368.263040738686" calcext:value-type="float">
            <text:p>368</text:p>
          </table:table-cell>
          <table:table-cell table:formula="of:=PINTERP([.$A$15:.$A$205];[.$C$15:.$C$205];([.BE$6]+[.$E99]))*1000" office:value-type="float" office:value="367.761504715859" calcext:value-type="float">
            <text:p>368</text:p>
          </table:table-cell>
          <table:table-cell table:formula="of:=PINTERP([.$A$15:.$A$205];[.$C$15:.$C$205];([.BF$6]+[.$E99]))*1000" office:value-type="float" office:value="367.261710051065" calcext:value-type="float">
            <text:p>367</text:p>
          </table:table-cell>
          <table:table-cell table:formula="of:=PINTERP([.$A$15:.$A$205];[.$C$15:.$C$205];([.BG$6]+[.$E99]))*1000" office:value-type="float" office:value="366.763656744307" calcext:value-type="float">
            <text:p>367</text:p>
          </table:table-cell>
          <table:table-cell table:formula="of:=PINTERP([.$A$15:.$A$205];[.$C$15:.$C$205];([.BH$6]+[.$E99]))*1000" office:value-type="float" office:value="366.267344795575" calcext:value-type="float">
            <text:p>366</text:p>
          </table:table-cell>
          <table:table-cell table:formula="of:=PINTERP([.$A$15:.$A$205];[.$C$15:.$C$205];([.BI$6]+[.$E99]))*1000" office:value-type="float" office:value="365.772774204876" calcext:value-type="float">
            <text:p>366</text:p>
          </table:table-cell>
          <table:table-cell table:formula="of:=PINTERP([.$A$15:.$A$205];[.$C$15:.$C$205];([.BJ$6]+[.$E99]))*1000" office:value-type="float" office:value="365.279944972208" calcext:value-type="float">
            <text:p>365</text:p>
          </table:table-cell>
          <table:table-cell table:formula="of:=PINTERP([.$A$15:.$A$205];[.$C$15:.$C$205];([.BK$6]+[.$E99]))*1000" office:value-type="float" office:value="364.788857097571" calcext:value-type="float">
            <text:p>365</text:p>
          </table:table-cell>
          <table:table-cell table:formula="of:=PINTERP([.$A$15:.$A$205];[.$C$15:.$C$205];([.BL$6]+[.$E99]))*1000" office:value-type="float" office:value="364.299510580967" calcext:value-type="float">
            <text:p>364</text:p>
          </table:table-cell>
          <table:table-cell table:formula="of:=PINTERP([.$A$15:.$A$205];[.$C$15:.$C$205];([.BM$6]+[.$E99]))*1000" office:value-type="float" office:value="363.811905422394" calcext:value-type="float">
            <text:p>364</text:p>
          </table:table-cell>
          <table:table-cell table:formula="of:=PINTERP([.$A$15:.$A$205];[.$C$15:.$C$205];([.BN$6]+[.$E99]))*1000" office:value-type="float" office:value="363.326041621853" calcext:value-type="float">
            <text:p>363</text:p>
          </table:table-cell>
          <table:table-cell table:formula="of:=PINTERP([.$A$15:.$A$205];[.$C$15:.$C$205];([.BO$6]+[.$E99]))*1000" office:value-type="float" office:value="362.841919179343" calcext:value-type="float">
            <text:p>363</text:p>
          </table:table-cell>
          <table:table-cell table:formula="of:=PINTERP([.$A$15:.$A$205];[.$C$15:.$C$205];([.BP$6]+[.$E99]))*1000" office:value-type="float" office:value="362.359538094865" calcext:value-type="float">
            <text:p>362</text:p>
          </table:table-cell>
          <table:table-cell table:formula="of:=PINTERP([.$A$15:.$A$205];[.$C$15:.$C$205];([.BQ$6]+[.$E99]))*1000" office:value-type="float" office:value="361.87889836842" calcext:value-type="float">
            <text:p>362</text:p>
          </table:table-cell>
          <table:table-cell table:formula="of:=PINTERP([.$A$15:.$A$205];[.$C$15:.$C$205];([.BR$6]+[.$E99]))*1000" office:value-type="float" office:value="361.40000000001" calcext:value-type="float">
            <text:p>361</text:p>
          </table:table-cell>
          <table:table-cell table:style-name="ce17" table:formula="of:=PINTERP([.$A$15:.$A$205];[.$C$15:.$C$205];([.BS$6]+[.$E99]))*1000" office:value-type="float" office:value="360.776088777537" calcext:value-type="float">
            <text:p>361</text:p>
          </table:table-cell>
          <table:table-cell table:style-name="ce17"/>
          <table:table-cell table:style-name="ce10" office:value-type="float" office:value="18.2" calcext:value-type="float">
            <text:p>18,2</text:p>
          </table:table-cell>
          <table:table-cell table:formula="of:=[.AZ99]-(2^8)*1" office:value-type="float" office:value="114.286598410308" calcext:value-type="float">
            <text:p>114</text:p>
          </table:table-cell>
          <table:table-cell table:formula="of:=[.BA99]-(2^8)*1" office:value-type="float" office:value="113.778096955355" calcext:value-type="float">
            <text:p>114</text:p>
          </table:table-cell>
          <table:table-cell table:formula="of:=[.BB99]-(2^8)*1" office:value-type="float" office:value="113.271336858433" calcext:value-type="float">
            <text:p>113</text:p>
          </table:table-cell>
          <table:table-cell table:formula="of:=[.BC99]-(2^8)*1" office:value-type="float" office:value="112.766318119544" calcext:value-type="float">
            <text:p>113</text:p>
          </table:table-cell>
          <table:table-cell table:formula="of:=[.BD99]-(2^8)*1" office:value-type="float" office:value="112.263040738686" calcext:value-type="float">
            <text:p>112</text:p>
          </table:table-cell>
          <table:table-cell table:formula="of:=[.BE99]-(2^8)*1" office:value-type="float" office:value="111.761504715859" calcext:value-type="float">
            <text:p>112</text:p>
          </table:table-cell>
          <table:table-cell table:formula="of:=[.BF99]-(2^8)*1" office:value-type="float" office:value="111.261710051065" calcext:value-type="float">
            <text:p>111</text:p>
          </table:table-cell>
          <table:table-cell table:formula="of:=[.BG99]-(2^8)*1" office:value-type="float" office:value="110.763656744307" calcext:value-type="float">
            <text:p>111</text:p>
          </table:table-cell>
          <table:table-cell table:formula="of:=[.BH99]-(2^8)*1" office:value-type="float" office:value="110.267344795575" calcext:value-type="float">
            <text:p>110</text:p>
          </table:table-cell>
          <table:table-cell table:formula="of:=[.BI99]-(2^8)*1" office:value-type="float" office:value="109.772774204876" calcext:value-type="float">
            <text:p>110</text:p>
          </table:table-cell>
          <table:table-cell table:style-name="ce15" table:formula="of:=[.BJ99]-(2^8)*1" office:value-type="float" office:value="109.279944972208" calcext:value-type="float">
            <text:p>109</text:p>
          </table:table-cell>
          <table:table-cell table:style-name="ce15" table:formula="of:=[.BK99]-(2^8)*1" office:value-type="float" office:value="108.788857097571" calcext:value-type="float">
            <text:p>109</text:p>
          </table:table-cell>
          <table:table-cell table:style-name="ce15" table:formula="of:=[.BL99]-(2^8)*1" office:value-type="float" office:value="108.299510580967" calcext:value-type="float">
            <text:p>108</text:p>
          </table:table-cell>
          <table:table-cell table:style-name="ce15" table:formula="of:=[.BM99]-(2^8)*1" office:value-type="float" office:value="107.811905422394" calcext:value-type="float">
            <text:p>108</text:p>
          </table:table-cell>
          <table:table-cell table:style-name="ce15" table:formula="of:=[.BN99]-(2^8)*1" office:value-type="float" office:value="107.326041621853" calcext:value-type="float">
            <text:p>107</text:p>
          </table:table-cell>
          <table:table-cell table:style-name="ce15" table:formula="of:=[.BO99]-(2^8)*1" office:value-type="float" office:value="106.841919179343" calcext:value-type="float">
            <text:p>107</text:p>
          </table:table-cell>
          <table:table-cell table:style-name="ce15" table:formula="of:=[.BP99]-(2^8)*1" office:value-type="float" office:value="106.359538094865" calcext:value-type="float">
            <text:p>106</text:p>
          </table:table-cell>
          <table:table-cell table:style-name="ce15" table:formula="of:=[.BQ99]-(2^8)*1" office:value-type="float" office:value="105.87889836842" calcext:value-type="float">
            <text:p>106</text:p>
          </table:table-cell>
          <table:table-cell table:style-name="ce15" table:formula="of:=[.BR99]-(2^8)*1" office:value-type="float" office:value="105.40000000001" calcext:value-type="float">
            <text:p>105</text:p>
          </table:table-cell>
          <table:table-cell table:style-name="ce15" table:formula="of:=[.BS99]-(2^8)*1" office:value-type="float" office:value="104.776088777537" calcext:value-type="float">
            <text:p>105</text:p>
          </table:table-cell>
        </table:table-row>
        <table:table-row table:style-name="ro2">
          <table:table-cell office:value-type="float" office:value="81.7" calcext:value-type="float">
            <text:p>81,700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8367" calcext:value-type="percentage">
            <text:p>83,67%</text:p>
          </table:table-cell>
          <table:table-cell/>
          <table:table-cell office:value-type="float" office:value="18.4" calcext:value-type="float">
            <text:p>18,4</text:p>
          </table:table-cell>
          <table:table-cell table:formula="of:=PINTERP([.$A$15:.$A$205];[.$B$15:.$B$205];([.F$6]+[.$E100]))*1000" office:value-type="float" office:value="43.8030278127085" calcext:value-type="float">
            <text:p>44</text:p>
          </table:table-cell>
          <table:table-cell table:formula="of:=PINTERP([.$A$15:.$A$205];[.$B$15:.$B$205];([.G$6]+[.$E100]))*1000" office:value-type="float" office:value="43.7037356145867" calcext:value-type="float">
            <text:p>44</text:p>
          </table:table-cell>
          <table:table-cell table:formula="of:=PINTERP([.$A$15:.$A$205];[.$B$15:.$B$205];([.H$6]+[.$E100]))*1000" office:value-type="float" office:value="43.6039060134806" calcext:value-type="float">
            <text:p>44</text:p>
          </table:table-cell>
          <table:table-cell table:formula="of:=PINTERP([.$A$15:.$A$205];[.$B$15:.$B$205];([.I$6]+[.$E100]))*1000" office:value-type="float" office:value="43.5035390093903" calcext:value-type="float">
            <text:p>44</text:p>
          </table:table-cell>
          <table:table-cell table:formula="of:=PINTERP([.$A$15:.$A$205];[.$B$15:.$B$205];([.J$6]+[.$E100]))*1000" office:value-type="float" office:value="43.4026346023154" calcext:value-type="float">
            <text:p>43</text:p>
          </table:table-cell>
          <table:table-cell table:formula="of:=PINTERP([.$A$15:.$A$205];[.$B$15:.$B$205];([.K$6]+[.$E100]))*1000" office:value-type="float" office:value="43.3011927922567" calcext:value-type="float">
            <text:p>43</text:p>
          </table:table-cell>
          <table:table-cell table:formula="of:=PINTERP([.$A$15:.$A$205];[.$B$15:.$B$205];([.L$6]+[.$E100]))*1000" office:value-type="float" office:value="43.1992135792137" calcext:value-type="float">
            <text:p>43</text:p>
          </table:table-cell>
          <table:table-cell table:formula="of:=PINTERP([.$A$15:.$A$205];[.$B$15:.$B$205];([.M$6]+[.$E100]))*1000" office:value-type="float" office:value="43.0966969631874" calcext:value-type="float">
            <text:p>43</text:p>
          </table:table-cell>
          <table:table-cell table:formula="of:=PINTERP([.$A$15:.$A$205];[.$B$15:.$B$205];([.N$6]+[.$E100]))*1000" office:value-type="float" office:value="42.9936429441758" calcext:value-type="float">
            <text:p>43</text:p>
          </table:table-cell>
          <table:table-cell table:formula="of:=PINTERP([.$A$15:.$A$205];[.$B$15:.$B$205];([.O$6]+[.$E100]))*1000" office:value-type="float" office:value="42.8900515221802" calcext:value-type="float">
            <text:p>43</text:p>
          </table:table-cell>
          <table:table-cell table:formula="of:=PINTERP([.$A$15:.$A$205];[.$B$15:.$B$205];([.P$6]+[.$E100]))*1000" office:value-type="float" office:value="42.7859226972004" calcext:value-type="float">
            <text:p>43</text:p>
          </table:table-cell>
          <table:table-cell table:formula="of:=PINTERP([.$A$15:.$A$205];[.$B$15:.$B$205];([.Q$6]+[.$E100]))*1000" office:value-type="float" office:value="42.6812564692361" calcext:value-type="float">
            <text:p>43</text:p>
          </table:table-cell>
          <table:table-cell table:formula="of:=PINTERP([.$A$15:.$A$205];[.$B$15:.$B$205];([.R$6]+[.$E100]))*1000" office:value-type="float" office:value="42.5760528382879" calcext:value-type="float">
            <text:p>43</text:p>
          </table:table-cell>
          <table:table-cell table:formula="of:=PINTERP([.$A$15:.$A$205];[.$B$15:.$B$205];([.S$6]+[.$E100]))*1000" office:value-type="float" office:value="42.4703118043555" calcext:value-type="float">
            <text:p>42</text:p>
          </table:table-cell>
          <table:table-cell table:formula="of:=PINTERP([.$A$15:.$A$205];[.$B$15:.$B$205];([.T$6]+[.$E100]))*1000" office:value-type="float" office:value="42.3640333674389" calcext:value-type="float">
            <text:p>42</text:p>
          </table:table-cell>
          <table:table-cell table:formula="of:=PINTERP([.$A$15:.$A$205];[.$B$15:.$B$205];([.U$6]+[.$E100]))*1000" office:value-type="float" office:value="42.2572175275389" calcext:value-type="float">
            <text:p>42</text:p>
          </table:table-cell>
          <table:table-cell table:formula="of:=PINTERP([.$A$15:.$A$205];[.$B$15:.$B$205];([.V$6]+[.$E100]))*1000" office:value-type="float" office:value="42.1498642846536" calcext:value-type="float">
            <text:p>42</text:p>
          </table:table-cell>
          <table:table-cell table:formula="of:=PINTERP([.$A$15:.$A$205];[.$B$15:.$B$205];([.W$6]+[.$E100]))*1000" office:value-type="float" office:value="42.0419736387843" calcext:value-type="float">
            <text:p>42</text:p>
          </table:table-cell>
          <table:table-cell table:formula="of:=PINTERP([.$A$15:.$A$205];[.$B$15:.$B$205];([.X$6]+[.$E100]))*1000" office:value-type="float" office:value="41.9335455899308" calcext:value-type="float">
            <text:p>42</text:p>
          </table:table-cell>
          <table:table-cell table:formula="of:=PINTERP([.$A$15:.$A$205];[.$B$15:.$B$205];([.Y$6]+[.$E100]))*1000" office:value-type="float" office:value="41.8245801380929" calcext:value-type="float">
            <text:p>42</text:p>
          </table:table-cell>
          <table:table-cell/>
          <table:table-cell office:value-type="float" office:value="18.4" calcext:value-type="float">
            <text:p>18,4</text:p>
          </table:table-cell>
          <table:table-cell/>
          <table:table-cell table:formula="of:=[.F100]-(2^8)*0" office:value-type="float" office:value="43.8030278127085" calcext:value-type="float">
            <text:p>44</text:p>
          </table:table-cell>
          <table:table-cell table:formula="of:=[.G100]-(2^8)*0" office:value-type="float" office:value="43.7037356145867" calcext:value-type="float">
            <text:p>44</text:p>
          </table:table-cell>
          <table:table-cell table:formula="of:=[.H100]-(2^8)*0" office:value-type="float" office:value="43.6039060134806" calcext:value-type="float">
            <text:p>44</text:p>
          </table:table-cell>
          <table:table-cell table:formula="of:=[.I100]-(2^8)*0" office:value-type="float" office:value="43.5035390093903" calcext:value-type="float">
            <text:p>44</text:p>
          </table:table-cell>
          <table:table-cell table:formula="of:=[.J100]-(2^8)*0" office:value-type="float" office:value="43.4026346023154" calcext:value-type="float">
            <text:p>43</text:p>
          </table:table-cell>
          <table:table-cell table:formula="of:=[.K100]-(2^8)*0" office:value-type="float" office:value="43.3011927922567" calcext:value-type="float">
            <text:p>43</text:p>
          </table:table-cell>
          <table:table-cell table:formula="of:=[.L100]-(2^8)*0" office:value-type="float" office:value="43.1992135792137" calcext:value-type="float">
            <text:p>43</text:p>
          </table:table-cell>
          <table:table-cell table:formula="of:=[.M100]-(2^8)*0" office:value-type="float" office:value="43.0966969631874" calcext:value-type="float">
            <text:p>43</text:p>
          </table:table-cell>
          <table:table-cell table:formula="of:=[.N100]-(2^8)*0" office:value-type="float" office:value="42.9936429441758" calcext:value-type="float">
            <text:p>43</text:p>
          </table:table-cell>
          <table:table-cell table:formula="of:=[.O100]-(2^8)*0" office:value-type="float" office:value="42.8900515221802" calcext:value-type="float">
            <text:p>43</text:p>
          </table:table-cell>
          <table:table-cell table:formula="of:=[.P100]-(2^8)*0" office:value-type="float" office:value="42.7859226972004" calcext:value-type="float">
            <text:p>43</text:p>
          </table:table-cell>
          <table:table-cell table:formula="of:=[.Q100]-(2^8)*0" office:value-type="float" office:value="42.6812564692361" calcext:value-type="float">
            <text:p>43</text:p>
          </table:table-cell>
          <table:table-cell table:formula="of:=[.R100]-(2^8)*0" office:value-type="float" office:value="42.5760528382879" calcext:value-type="float">
            <text:p>43</text:p>
          </table:table-cell>
          <table:table-cell table:formula="of:=[.S100]-(2^8)*0" office:value-type="float" office:value="42.4703118043555" calcext:value-type="float">
            <text:p>42</text:p>
          </table:table-cell>
          <table:table-cell table:formula="of:=[.T100]-(2^8)*0" office:value-type="float" office:value="42.3640333674389" calcext:value-type="float">
            <text:p>42</text:p>
          </table:table-cell>
          <table:table-cell table:formula="of:=[.U100]-(2^8)*0" office:value-type="float" office:value="42.2572175275389" calcext:value-type="float">
            <text:p>42</text:p>
          </table:table-cell>
          <table:table-cell table:formula="of:=[.V100]-(2^8)*0" office:value-type="float" office:value="42.1498642846536" calcext:value-type="float">
            <text:p>42</text:p>
          </table:table-cell>
          <table:table-cell table:formula="of:=[.W100]-(2^8)*0" office:value-type="float" office:value="42.0419736387843" calcext:value-type="float">
            <text:p>42</text:p>
          </table:table-cell>
          <table:table-cell table:formula="of:=[.X100]-(2^8)*0" office:value-type="float" office:value="41.9335455899308" calcext:value-type="float">
            <text:p>42</text:p>
          </table:table-cell>
          <table:table-cell table:formula="of:=[.Y100]-(2^8)*0" office:value-type="float" office:value="41.8245801380929" calcext:value-type="float">
            <text:p>42</text:p>
          </table:table-cell>
          <table:table-cell/>
          <table:table-cell table:style-name="ce10" office:value-type="float" office:value="18.4" calcext:value-type="float">
            <text:p>18,4</text:p>
          </table:table-cell>
          <table:table-cell table:style-name="ce10"/>
          <table:table-cell table:formula="of:=PINTERP([.$A$15:.$A$205];[.$C$15:.$C$205];([.AZ$6]+[.$E100]))*1000" office:value-type="float" office:value="360.14727191009" calcext:value-type="float">
            <text:p>360</text:p>
          </table:table-cell>
          <table:table-cell table:formula="of:=PINTERP([.$A$15:.$A$205];[.$C$15:.$C$205];([.BA$6]+[.$E100]))*1000" office:value-type="float" office:value="359.513549397698" calcext:value-type="float">
            <text:p>360</text:p>
          </table:table-cell>
          <table:table-cell table:formula="of:=PINTERP([.$A$15:.$A$205];[.$C$15:.$C$205];([.BB$6]+[.$E100]))*1000" office:value-type="float" office:value="358.874921240347" calcext:value-type="float">
            <text:p>359</text:p>
          </table:table-cell>
          <table:table-cell table:formula="of:=PINTERP([.$A$15:.$A$205];[.$C$15:.$C$205];([.BC$6]+[.$E100]))*1000" office:value-type="float" office:value="358.231387438037" calcext:value-type="float">
            <text:p>358</text:p>
          </table:table-cell>
          <table:table-cell table:formula="of:=PINTERP([.$A$15:.$A$205];[.$C$15:.$C$205];([.BD$6]+[.$E100]))*1000" office:value-type="float" office:value="357.582947990767" calcext:value-type="float">
            <text:p>358</text:p>
          </table:table-cell>
          <table:table-cell table:formula="of:=PINTERP([.$A$15:.$A$205];[.$C$15:.$C$205];([.BE$6]+[.$E100]))*1000" office:value-type="float" office:value="356.929602898539" calcext:value-type="float">
            <text:p>357</text:p>
          </table:table-cell>
          <table:table-cell table:formula="of:=PINTERP([.$A$15:.$A$205];[.$C$15:.$C$205];([.BF$6]+[.$E100]))*1000" office:value-type="float" office:value="356.271352161353" calcext:value-type="float">
            <text:p>356</text:p>
          </table:table-cell>
          <table:table-cell table:formula="of:=PINTERP([.$A$15:.$A$205];[.$C$15:.$C$205];([.BG$6]+[.$E100]))*1000" office:value-type="float" office:value="355.608195779214" calcext:value-type="float">
            <text:p>356</text:p>
          </table:table-cell>
          <table:table-cell table:formula="of:=PINTERP([.$A$15:.$A$205];[.$C$15:.$C$205];([.BH$6]+[.$E100]))*1000" office:value-type="float" office:value="354.940133752108" calcext:value-type="float">
            <text:p>355</text:p>
          </table:table-cell>
          <table:table-cell table:formula="of:=PINTERP([.$A$15:.$A$205];[.$C$15:.$C$205];([.BI$6]+[.$E100]))*1000" office:value-type="float" office:value="354.267166080045" calcext:value-type="float">
            <text:p>354</text:p>
          </table:table-cell>
          <table:table-cell table:formula="of:=PINTERP([.$A$15:.$A$205];[.$C$15:.$C$205];([.BJ$6]+[.$E100]))*1000" office:value-type="float" office:value="353.589292763024" calcext:value-type="float">
            <text:p>354</text:p>
          </table:table-cell>
          <table:table-cell table:formula="of:=PINTERP([.$A$15:.$A$205];[.$C$15:.$C$205];([.BK$6]+[.$E100]))*1000" office:value-type="float" office:value="352.906513801041" calcext:value-type="float">
            <text:p>353</text:p>
          </table:table-cell>
          <table:table-cell table:formula="of:=PINTERP([.$A$15:.$A$205];[.$C$15:.$C$205];([.BL$6]+[.$E100]))*1000" office:value-type="float" office:value="352.218829194102" calcext:value-type="float">
            <text:p>352</text:p>
          </table:table-cell>
          <table:table-cell table:formula="of:=PINTERP([.$A$15:.$A$205];[.$C$15:.$C$205];([.BM$6]+[.$E100]))*1000" office:value-type="float" office:value="351.526238942204" calcext:value-type="float">
            <text:p>352</text:p>
          </table:table-cell>
          <table:table-cell table:formula="of:=PINTERP([.$A$15:.$A$205];[.$C$15:.$C$205];([.BN$6]+[.$E100]))*1000" office:value-type="float" office:value="350.828743045347" calcext:value-type="float">
            <text:p>351</text:p>
          </table:table-cell>
          <table:table-cell table:formula="of:=PINTERP([.$A$15:.$A$205];[.$C$15:.$C$205];([.BO$6]+[.$E100]))*1000" office:value-type="float" office:value="350.126341503529" calcext:value-type="float">
            <text:p>350</text:p>
          </table:table-cell>
          <table:table-cell table:formula="of:=PINTERP([.$A$15:.$A$205];[.$C$15:.$C$205];([.BP$6]+[.$E100]))*1000" office:value-type="float" office:value="349.419034316755" calcext:value-type="float">
            <text:p>349</text:p>
          </table:table-cell>
          <table:table-cell table:formula="of:=PINTERP([.$A$15:.$A$205];[.$C$15:.$C$205];([.BQ$6]+[.$E100]))*1000" office:value-type="float" office:value="348.706821485021" calcext:value-type="float">
            <text:p>349</text:p>
          </table:table-cell>
          <table:table-cell table:formula="of:=PINTERP([.$A$15:.$A$205];[.$C$15:.$C$205];([.BR$6]+[.$E100]))*1000" office:value-type="float" office:value="347.989703008335" calcext:value-type="float">
            <text:p>348</text:p>
          </table:table-cell>
          <table:table-cell table:style-name="ce17" table:formula="of:=PINTERP([.$A$15:.$A$205];[.$C$15:.$C$205];([.BS$6]+[.$E100]))*1000" office:value-type="float" office:value="347.267678886682" calcext:value-type="float">
            <text:p>347</text:p>
          </table:table-cell>
          <table:table-cell table:style-name="ce17"/>
          <table:table-cell table:style-name="ce10" office:value-type="float" office:value="18.4" calcext:value-type="float">
            <text:p>18,4</text:p>
          </table:table-cell>
          <table:table-cell table:formula="of:=[.AZ100]-(2^8)*1" office:value-type="float" office:value="104.14727191009" calcext:value-type="float">
            <text:p>104</text:p>
          </table:table-cell>
          <table:table-cell table:formula="of:=[.BA100]-(2^8)*1" office:value-type="float" office:value="103.513549397698" calcext:value-type="float">
            <text:p>104</text:p>
          </table:table-cell>
          <table:table-cell table:formula="of:=[.BB100]-(2^8)*1" office:value-type="float" office:value="102.874921240347" calcext:value-type="float">
            <text:p>103</text:p>
          </table:table-cell>
          <table:table-cell table:formula="of:=[.BC100]-(2^8)*1" office:value-type="float" office:value="102.231387438037" calcext:value-type="float">
            <text:p>102</text:p>
          </table:table-cell>
          <table:table-cell table:formula="of:=[.BD100]-(2^8)*1" office:value-type="float" office:value="101.582947990767" calcext:value-type="float">
            <text:p>102</text:p>
          </table:table-cell>
          <table:table-cell table:formula="of:=[.BE100]-(2^8)*1" office:value-type="float" office:value="100.929602898539" calcext:value-type="float">
            <text:p>101</text:p>
          </table:table-cell>
          <table:table-cell table:formula="of:=[.BF100]-(2^8)*1" office:value-type="float" office:value="100.271352161353" calcext:value-type="float">
            <text:p>100</text:p>
          </table:table-cell>
          <table:table-cell table:formula="of:=[.BG100]-(2^8)*1" office:value-type="float" office:value="99.6081957792137" calcext:value-type="float">
            <text:p>100</text:p>
          </table:table-cell>
          <table:table-cell table:formula="of:=[.BH100]-(2^8)*1" office:value-type="float" office:value="98.9401337521078" calcext:value-type="float">
            <text:p>99</text:p>
          </table:table-cell>
          <table:table-cell table:formula="of:=[.BI100]-(2^8)*1" office:value-type="float" office:value="98.2671660800452" calcext:value-type="float">
            <text:p>98</text:p>
          </table:table-cell>
          <table:table-cell table:style-name="ce15" table:formula="of:=[.BJ100]-(2^8)*1" office:value-type="float" office:value="97.5892927630235" calcext:value-type="float">
            <text:p>98</text:p>
          </table:table-cell>
          <table:table-cell table:style-name="ce15" table:formula="of:=[.BK100]-(2^8)*1" office:value-type="float" office:value="96.9065138010412" calcext:value-type="float">
            <text:p>97</text:p>
          </table:table-cell>
          <table:table-cell table:style-name="ce15" table:formula="of:=[.BL100]-(2^8)*1" office:value-type="float" office:value="96.2188291941019" calcext:value-type="float">
            <text:p>96</text:p>
          </table:table-cell>
          <table:table-cell table:style-name="ce15" table:formula="of:=[.BM100]-(2^8)*1" office:value-type="float" office:value="95.5262389422038" calcext:value-type="float">
            <text:p>96</text:p>
          </table:table-cell>
          <table:table-cell table:style-name="ce15" table:formula="of:=[.BN100]-(2^8)*1" office:value-type="float" office:value="94.8287430453469" calcext:value-type="float">
            <text:p>95</text:p>
          </table:table-cell>
          <table:table-cell table:style-name="ce15" table:formula="of:=[.BO100]-(2^8)*1" office:value-type="float" office:value="94.1263415035292" calcext:value-type="float">
            <text:p>94</text:p>
          </table:table-cell>
          <table:table-cell table:style-name="ce15" table:formula="of:=[.BP100]-(2^8)*1" office:value-type="float" office:value="93.4190343167546" calcext:value-type="float">
            <text:p>93</text:p>
          </table:table-cell>
          <table:table-cell table:style-name="ce15" table:formula="of:=[.BQ100]-(2^8)*1" office:value-type="float" office:value="92.7068214850212" calcext:value-type="float">
            <text:p>93</text:p>
          </table:table-cell>
          <table:table-cell table:style-name="ce15" table:formula="of:=[.BR100]-(2^8)*1" office:value-type="float" office:value="91.9897030083351" calcext:value-type="float">
            <text:p>92</text:p>
          </table:table-cell>
          <table:table-cell table:style-name="ce15" table:formula="of:=[.BS100]-(2^8)*1" office:value-type="float" office:value="91.2676788866819" calcext:value-type="float">
            <text:p>91</text:p>
          </table:table-cell>
        </table:table-row>
        <table:table-row table:style-name="ro2">
          <table:table-cell office:value-type="float" office:value="81.76" calcext:value-type="float">
            <text:p>81,760</text:p>
          </table:table-cell>
          <table:table-cell office:value-type="percentage" office:value="0.6041" calcext:value-type="percentage">
            <text:p>60,41%</text:p>
          </table:table-cell>
          <table:table-cell office:value-type="percentage" office:value="0.8358" calcext:value-type="percentage">
            <text:p>83,58%</text:p>
          </table:table-cell>
          <table:table-cell/>
          <table:table-cell office:value-type="float" office:value="18.6" calcext:value-type="float">
            <text:p>18,6</text:p>
          </table:table-cell>
          <table:table-cell table:formula="of:=PINTERP([.$A$15:.$A$205];[.$B$15:.$B$205];([.F$6]+[.$E101]))*1000" office:value-type="float" office:value="41.7150772832688" calcext:value-type="float">
            <text:p>42</text:p>
          </table:table-cell>
          <table:table-cell table:formula="of:=PINTERP([.$A$15:.$A$205];[.$B$15:.$B$205];([.G$6]+[.$E101]))*1000" office:value-type="float" office:value="41.6050370254627" calcext:value-type="float">
            <text:p>42</text:p>
          </table:table-cell>
          <table:table-cell table:formula="of:=PINTERP([.$A$15:.$A$205];[.$B$15:.$B$205];([.H$6]+[.$E101]))*1000" office:value-type="float" office:value="41.494459364672" calcext:value-type="float">
            <text:p>41</text:p>
          </table:table-cell>
          <table:table-cell table:formula="of:=PINTERP([.$A$15:.$A$205];[.$B$15:.$B$205];([.I$6]+[.$E101]))*1000" office:value-type="float" office:value="41.3833443008975" calcext:value-type="float">
            <text:p>41</text:p>
          </table:table-cell>
          <table:table-cell table:formula="of:=PINTERP([.$A$15:.$A$205];[.$B$15:.$B$205];([.J$6]+[.$E101]))*1000" office:value-type="float" office:value="41.2716918341387" calcext:value-type="float">
            <text:p>41</text:p>
          </table:table-cell>
          <table:table-cell table:formula="of:=PINTERP([.$A$15:.$A$205];[.$B$15:.$B$205];([.K$6]+[.$E101]))*1000" office:value-type="float" office:value="41.1595019643954" calcext:value-type="float">
            <text:p>41</text:p>
          </table:table-cell>
          <table:table-cell table:formula="of:=PINTERP([.$A$15:.$A$205];[.$B$15:.$B$205];([.L$6]+[.$E101]))*1000" office:value-type="float" office:value="41.0467746916683" calcext:value-type="float">
            <text:p>41</text:p>
          </table:table-cell>
          <table:table-cell table:formula="of:=PINTERP([.$A$15:.$A$205];[.$B$15:.$B$205];([.M$6]+[.$E101]))*1000" office:value-type="float" office:value="40.9335100159579" calcext:value-type="float">
            <text:p>41</text:p>
          </table:table-cell>
          <table:table-cell table:formula="of:=PINTERP([.$A$15:.$A$205];[.$B$15:.$B$205];([.N$6]+[.$E101]))*1000" office:value-type="float" office:value="40.8197079372623" calcext:value-type="float">
            <text:p>41</text:p>
          </table:table-cell>
          <table:table-cell table:formula="of:=PINTERP([.$A$15:.$A$205];[.$B$15:.$B$205];([.O$6]+[.$E101]))*1000" office:value-type="float" office:value="40.7053684555825" calcext:value-type="float">
            <text:p>41</text:p>
          </table:table-cell>
          <table:table-cell table:formula="of:=PINTERP([.$A$15:.$A$205];[.$B$15:.$B$205];([.P$6]+[.$E101]))*1000" office:value-type="float" office:value="40.5904915709181" calcext:value-type="float">
            <text:p>41</text:p>
          </table:table-cell>
          <table:table-cell table:formula="of:=PINTERP([.$A$15:.$A$205];[.$B$15:.$B$205];([.Q$6]+[.$E101]))*1000" office:value-type="float" office:value="40.4750772832699" calcext:value-type="float">
            <text:p>40</text:p>
          </table:table-cell>
          <table:table-cell table:formula="of:=PINTERP([.$A$15:.$A$205];[.$B$15:.$B$205];([.R$6]+[.$E101]))*1000" office:value-type="float" office:value="40.3591255926375" calcext:value-type="float">
            <text:p>40</text:p>
          </table:table-cell>
          <table:table-cell table:formula="of:=PINTERP([.$A$15:.$A$205];[.$B$15:.$B$205];([.S$6]+[.$E101]))*1000" office:value-type="float" office:value="40.2426364990205" calcext:value-type="float">
            <text:p>40</text:p>
          </table:table-cell>
          <table:table-cell table:formula="of:=PINTERP([.$A$15:.$A$205];[.$B$15:.$B$205];([.T$6]+[.$E101]))*1000" office:value-type="float" office:value="40.1256100024197" calcext:value-type="float">
            <text:p>40</text:p>
          </table:table-cell>
          <table:table-cell table:formula="of:=PINTERP([.$A$15:.$A$205];[.$B$15:.$B$205];([.U$6]+[.$E101]))*1000" office:value-type="float" office:value="40.0080461028356" calcext:value-type="float">
            <text:p>40</text:p>
          </table:table-cell>
          <table:table-cell table:formula="of:=PINTERP([.$A$15:.$A$205];[.$B$15:.$B$205];([.V$6]+[.$E101]))*1000" office:value-type="float" office:value="39.8899448002663" calcext:value-type="float">
            <text:p>40</text:p>
          </table:table-cell>
          <table:table-cell table:formula="of:=PINTERP([.$A$15:.$A$205];[.$B$15:.$B$205];([.W$6]+[.$E101]))*1000" office:value-type="float" office:value="39.7713060947129" calcext:value-type="float">
            <text:p>40</text:p>
          </table:table-cell>
          <table:table-cell table:formula="of:=PINTERP([.$A$15:.$A$205];[.$B$15:.$B$205];([.X$6]+[.$E101]))*1000" office:value-type="float" office:value="39.6521299861748" calcext:value-type="float">
            <text:p>40</text:p>
          </table:table-cell>
          <table:table-cell table:formula="of:=PINTERP([.$A$15:.$A$205];[.$B$15:.$B$205];([.Y$6]+[.$E101]))*1000" office:value-type="float" office:value="39.5324164746529" calcext:value-type="float">
            <text:p>40</text:p>
          </table:table-cell>
          <table:table-cell/>
          <table:table-cell office:value-type="float" office:value="18.6" calcext:value-type="float">
            <text:p>18,6</text:p>
          </table:table-cell>
          <table:table-cell/>
          <table:table-cell table:formula="of:=[.F101]-(2^8)*0" office:value-type="float" office:value="41.7150772832688" calcext:value-type="float">
            <text:p>42</text:p>
          </table:table-cell>
          <table:table-cell table:formula="of:=[.G101]-(2^8)*0" office:value-type="float" office:value="41.6050370254627" calcext:value-type="float">
            <text:p>42</text:p>
          </table:table-cell>
          <table:table-cell table:formula="of:=[.H101]-(2^8)*0" office:value-type="float" office:value="41.494459364672" calcext:value-type="float">
            <text:p>41</text:p>
          </table:table-cell>
          <table:table-cell table:formula="of:=[.I101]-(2^8)*0" office:value-type="float" office:value="41.3833443008975" calcext:value-type="float">
            <text:p>41</text:p>
          </table:table-cell>
          <table:table-cell table:formula="of:=[.J101]-(2^8)*0" office:value-type="float" office:value="41.2716918341387" calcext:value-type="float">
            <text:p>41</text:p>
          </table:table-cell>
          <table:table-cell table:formula="of:=[.K101]-(2^8)*0" office:value-type="float" office:value="41.1595019643954" calcext:value-type="float">
            <text:p>41</text:p>
          </table:table-cell>
          <table:table-cell table:formula="of:=[.L101]-(2^8)*0" office:value-type="float" office:value="41.0467746916683" calcext:value-type="float">
            <text:p>41</text:p>
          </table:table-cell>
          <table:table-cell table:formula="of:=[.M101]-(2^8)*0" office:value-type="float" office:value="40.9335100159579" calcext:value-type="float">
            <text:p>41</text:p>
          </table:table-cell>
          <table:table-cell table:formula="of:=[.N101]-(2^8)*0" office:value-type="float" office:value="40.8197079372623" calcext:value-type="float">
            <text:p>41</text:p>
          </table:table-cell>
          <table:table-cell table:formula="of:=[.O101]-(2^8)*0" office:value-type="float" office:value="40.7053684555825" calcext:value-type="float">
            <text:p>41</text:p>
          </table:table-cell>
          <table:table-cell table:formula="of:=[.P101]-(2^8)*0" office:value-type="float" office:value="40.5904915709181" calcext:value-type="float">
            <text:p>41</text:p>
          </table:table-cell>
          <table:table-cell table:formula="of:=[.Q101]-(2^8)*0" office:value-type="float" office:value="40.4750772832699" calcext:value-type="float">
            <text:p>40</text:p>
          </table:table-cell>
          <table:table-cell table:formula="of:=[.R101]-(2^8)*0" office:value-type="float" office:value="40.3591255926375" calcext:value-type="float">
            <text:p>40</text:p>
          </table:table-cell>
          <table:table-cell table:formula="of:=[.S101]-(2^8)*0" office:value-type="float" office:value="40.2426364990205" calcext:value-type="float">
            <text:p>40</text:p>
          </table:table-cell>
          <table:table-cell table:formula="of:=[.T101]-(2^8)*0" office:value-type="float" office:value="40.1256100024197" calcext:value-type="float">
            <text:p>40</text:p>
          </table:table-cell>
          <table:table-cell table:formula="of:=[.U101]-(2^8)*0" office:value-type="float" office:value="40.0080461028356" calcext:value-type="float">
            <text:p>40</text:p>
          </table:table-cell>
          <table:table-cell table:formula="of:=[.V101]-(2^8)*0" office:value-type="float" office:value="39.8899448002663" calcext:value-type="float">
            <text:p>40</text:p>
          </table:table-cell>
          <table:table-cell table:formula="of:=[.W101]-(2^8)*0" office:value-type="float" office:value="39.7713060947129" calcext:value-type="float">
            <text:p>40</text:p>
          </table:table-cell>
          <table:table-cell table:formula="of:=[.X101]-(2^8)*0" office:value-type="float" office:value="39.6521299861748" calcext:value-type="float">
            <text:p>40</text:p>
          </table:table-cell>
          <table:table-cell table:formula="of:=[.Y101]-(2^8)*0" office:value-type="float" office:value="39.5324164746529" calcext:value-type="float">
            <text:p>40</text:p>
          </table:table-cell>
          <table:table-cell/>
          <table:table-cell table:style-name="ce10" office:value-type="float" office:value="18.6" calcext:value-type="float">
            <text:p>18,6</text:p>
          </table:table-cell>
          <table:table-cell table:style-name="ce10"/>
          <table:table-cell table:formula="of:=PINTERP([.$A$15:.$A$205];[.$C$15:.$C$205];([.AZ$6]+[.$E101]))*1000" office:value-type="float" office:value="346.540749120058" calcext:value-type="float">
            <text:p>347</text:p>
          </table:table-cell>
          <table:table-cell table:formula="of:=PINTERP([.$A$15:.$A$205];[.$C$15:.$C$205];([.BA$6]+[.$E101]))*1000" office:value-type="float" office:value="345.808913708489" calcext:value-type="float">
            <text:p>346</text:p>
          </table:table-cell>
          <table:table-cell table:formula="of:=PINTERP([.$A$15:.$A$205];[.$C$15:.$C$205];([.BB$6]+[.$E101]))*1000" office:value-type="float" office:value="345.072172651959" calcext:value-type="float">
            <text:p>345</text:p>
          </table:table-cell>
          <table:table-cell table:formula="of:=PINTERP([.$A$15:.$A$205];[.$C$15:.$C$205];([.BC$6]+[.$E101]))*1000" office:value-type="float" office:value="344.330525950473" calcext:value-type="float">
            <text:p>344</text:p>
          </table:table-cell>
          <table:table-cell table:formula="of:=PINTERP([.$A$15:.$A$205];[.$C$15:.$C$205];([.BD$6]+[.$E101]))*1000" office:value-type="float" office:value="343.583973604027" calcext:value-type="float">
            <text:p>344</text:p>
          </table:table-cell>
          <table:table-cell table:formula="of:=PINTERP([.$A$15:.$A$205];[.$C$15:.$C$205];([.BE$6]+[.$E101]))*1000" office:value-type="float" office:value="342.832515612621" calcext:value-type="float">
            <text:p>343</text:p>
          </table:table-cell>
          <table:table-cell table:formula="of:=PINTERP([.$A$15:.$A$205];[.$C$15:.$C$205];([.BF$6]+[.$E101]))*1000" office:value-type="float" office:value="342.076151976258" calcext:value-type="float">
            <text:p>342</text:p>
          </table:table-cell>
          <table:table-cell table:formula="of:=PINTERP([.$A$15:.$A$205];[.$C$15:.$C$205];([.BG$6]+[.$E101]))*1000" office:value-type="float" office:value="341.314882694943" calcext:value-type="float">
            <text:p>341</text:p>
          </table:table-cell>
          <table:table-cell table:formula="of:=PINTERP([.$A$15:.$A$205];[.$C$15:.$C$205];([.BH$6]+[.$E101]))*1000" office:value-type="float" office:value="340.548707768662" calcext:value-type="float">
            <text:p>341</text:p>
          </table:table-cell>
          <table:table-cell table:formula="of:=PINTERP([.$A$15:.$A$205];[.$C$15:.$C$205];([.BI$6]+[.$E101]))*1000" office:value-type="float" office:value="339.777627197423" calcext:value-type="float">
            <text:p>340</text:p>
          </table:table-cell>
          <table:table-cell table:formula="of:=PINTERP([.$A$15:.$A$205];[.$C$15:.$C$205];([.BJ$6]+[.$E101]))*1000" office:value-type="float" office:value="339.001640981222" calcext:value-type="float">
            <text:p>339</text:p>
          </table:table-cell>
          <table:table-cell table:formula="of:=PINTERP([.$A$15:.$A$205];[.$C$15:.$C$205];([.BK$6]+[.$E101]))*1000" office:value-type="float" office:value="338.220749120065" calcext:value-type="float">
            <text:p>338</text:p>
          </table:table-cell>
          <table:table-cell table:formula="of:=PINTERP([.$A$15:.$A$205];[.$C$15:.$C$205];([.BL$6]+[.$E101]))*1000" office:value-type="float" office:value="337.43495161395" calcext:value-type="float">
            <text:p>337</text:p>
          </table:table-cell>
          <table:table-cell table:formula="of:=PINTERP([.$A$15:.$A$205];[.$C$15:.$C$205];([.BM$6]+[.$E101]))*1000" office:value-type="float" office:value="336.644248462872" calcext:value-type="float">
            <text:p>337</text:p>
          </table:table-cell>
          <table:table-cell table:formula="of:=PINTERP([.$A$15:.$A$205];[.$C$15:.$C$205];([.BN$6]+[.$E101]))*1000" office:value-type="float" office:value="335.848639666839" calcext:value-type="float">
            <text:p>336</text:p>
          </table:table-cell>
          <table:table-cell table:formula="of:=PINTERP([.$A$15:.$A$205];[.$C$15:.$C$205];([.BO$6]+[.$E101]))*1000" office:value-type="float" office:value="335.048125225847" calcext:value-type="float">
            <text:p>335</text:p>
          </table:table-cell>
          <table:table-cell table:formula="of:=PINTERP([.$A$15:.$A$205];[.$C$15:.$C$205];([.BP$6]+[.$E101]))*1000" office:value-type="float" office:value="334.242705139893" calcext:value-type="float">
            <text:p>334</text:p>
          </table:table-cell>
          <table:table-cell table:formula="of:=PINTERP([.$A$15:.$A$205];[.$C$15:.$C$205];([.BQ$6]+[.$E101]))*1000" office:value-type="float" office:value="333.432379408983" calcext:value-type="float">
            <text:p>333</text:p>
          </table:table-cell>
          <table:table-cell table:formula="of:=PINTERP([.$A$15:.$A$205];[.$C$15:.$C$205];([.BR$6]+[.$E101]))*1000" office:value-type="float" office:value="332.617148033121" calcext:value-type="float">
            <text:p>333</text:p>
          </table:table-cell>
          <table:table-cell table:style-name="ce17" table:formula="of:=PINTERP([.$A$15:.$A$205];[.$C$15:.$C$205];([.BS$6]+[.$E101]))*1000" office:value-type="float" office:value="331.797011012293" calcext:value-type="float">
            <text:p>332</text:p>
          </table:table-cell>
          <table:table-cell table:style-name="ce17"/>
          <table:table-cell table:style-name="ce10" office:value-type="float" office:value="18.6" calcext:value-type="float">
            <text:p>18,6</text:p>
          </table:table-cell>
          <table:table-cell table:formula="of:=[.AZ101]-(2^8)*1" office:value-type="float" office:value="90.5407491200576" calcext:value-type="float">
            <text:p>91</text:p>
          </table:table-cell>
          <table:table-cell table:formula="of:=[.BA101]-(2^8)*1" office:value-type="float" office:value="89.8089137084888" calcext:value-type="float">
            <text:p>90</text:p>
          </table:table-cell>
          <table:table-cell table:formula="of:=[.BB101]-(2^8)*1" office:value-type="float" office:value="89.0721726519591" calcext:value-type="float">
            <text:p>89</text:p>
          </table:table-cell>
          <table:table-cell table:formula="of:=[.BC101]-(2^8)*1" office:value-type="float" office:value="88.3305259504726" calcext:value-type="float">
            <text:p>88</text:p>
          </table:table-cell>
          <table:table-cell table:formula="of:=[.BD101]-(2^8)*1" office:value-type="float" office:value="87.5839736040274" calcext:value-type="float">
            <text:p>88</text:p>
          </table:table-cell>
          <table:table-cell table:formula="of:=[.BE101]-(2^8)*1" office:value-type="float" office:value="86.8325156126211" calcext:value-type="float">
            <text:p>87</text:p>
          </table:table-cell>
          <table:table-cell table:formula="of:=[.BF101]-(2^8)*1" office:value-type="float" office:value="86.0761519762582" calcext:value-type="float">
            <text:p>86</text:p>
          </table:table-cell>
          <table:table-cell table:formula="of:=[.BG101]-(2^8)*1" office:value-type="float" office:value="85.3148826949428" calcext:value-type="float">
            <text:p>85</text:p>
          </table:table-cell>
          <table:table-cell table:formula="of:=[.BH101]-(2^8)*1" office:value-type="float" office:value="84.5487077686624" calcext:value-type="float">
            <text:p>85</text:p>
          </table:table-cell>
          <table:table-cell table:formula="of:=[.BI101]-(2^8)*1" office:value-type="float" office:value="83.7776271974229" calcext:value-type="float">
            <text:p>84</text:p>
          </table:table-cell>
          <table:table-cell table:style-name="ce15" table:formula="of:=[.BJ101]-(2^8)*1" office:value-type="float" office:value="83.0016409812225" calcext:value-type="float">
            <text:p>83</text:p>
          </table:table-cell>
          <table:table-cell table:style-name="ce15" table:formula="of:=[.BK101]-(2^8)*1" office:value-type="float" office:value="82.2207491200654" calcext:value-type="float">
            <text:p>82</text:p>
          </table:table-cell>
          <table:table-cell table:style-name="ce15" table:formula="of:=[.BL101]-(2^8)*1" office:value-type="float" office:value="81.4349516139495" calcext:value-type="float">
            <text:p>81</text:p>
          </table:table-cell>
          <table:table-cell table:style-name="ce15" table:formula="of:=[.BM101]-(2^8)*1" office:value-type="float" office:value="80.6442484628725" calcext:value-type="float">
            <text:p>81</text:p>
          </table:table-cell>
          <table:table-cell table:style-name="ce15" table:formula="of:=[.BN101]-(2^8)*1" office:value-type="float" office:value="79.848639666839" calcext:value-type="float">
            <text:p>80</text:p>
          </table:table-cell>
          <table:table-cell table:style-name="ce15" table:formula="of:=[.BO101]-(2^8)*1" office:value-type="float" office:value="79.0481252258466" calcext:value-type="float">
            <text:p>79</text:p>
          </table:table-cell>
          <table:table-cell table:style-name="ce15" table:formula="of:=[.BP101]-(2^8)*1" office:value-type="float" office:value="78.2427051398931" calcext:value-type="float">
            <text:p>78</text:p>
          </table:table-cell>
          <table:table-cell table:style-name="ce15" table:formula="of:=[.BQ101]-(2^8)*1" office:value-type="float" office:value="77.432379408983" calcext:value-type="float">
            <text:p>77</text:p>
          </table:table-cell>
          <table:table-cell table:style-name="ce15" table:formula="of:=[.BR101]-(2^8)*1" office:value-type="float" office:value="76.6171480331211" calcext:value-type="float">
            <text:p>77</text:p>
          </table:table-cell>
          <table:table-cell table:style-name="ce15" table:formula="of:=[.BS101]-(2^8)*1" office:value-type="float" office:value="75.7970110122935" calcext:value-type="float">
            <text:p>76</text:p>
          </table:table-cell>
        </table:table-row>
        <table:table-row table:style-name="ro2">
          <table:table-cell table:style-name="ce4" office:value-type="float" office:value="81.81" calcext:value-type="float">
            <text:p>81,810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8342" calcext:value-type="percentage">
            <text:p>83,42%</text:p>
          </table:table-cell>
          <table:table-cell/>
          <table:table-cell office:value-type="float" office:value="18.8" calcext:value-type="float">
            <text:p>18,8</text:p>
          </table:table-cell>
          <table:table-cell table:formula="of:=PINTERP([.$A$15:.$A$205];[.$B$15:.$B$205];([.F$6]+[.$E102]))*1000" office:value-type="float" office:value="39.4121655601442" calcext:value-type="float">
            <text:p>39</text:p>
          </table:table-cell>
          <table:table-cell table:formula="of:=PINTERP([.$A$15:.$A$205];[.$B$15:.$B$205];([.G$6]+[.$E102]))*1000" office:value-type="float" office:value="39.2913772426539" calcext:value-type="float">
            <text:p>39</text:p>
          </table:table-cell>
          <table:table-cell table:formula="of:=PINTERP([.$A$15:.$A$205];[.$B$15:.$B$205];([.H$6]+[.$E102]))*1000" office:value-type="float" office:value="39.1700515221792" calcext:value-type="float">
            <text:p>39</text:p>
          </table:table-cell>
          <table:table-cell table:formula="of:=PINTERP([.$A$15:.$A$205];[.$B$15:.$B$205];([.I$6]+[.$E102]))*1000" office:value-type="float" office:value="39.0481883987204" calcext:value-type="float">
            <text:p>39</text:p>
          </table:table-cell>
          <table:table-cell table:formula="of:=PINTERP([.$A$15:.$A$205];[.$B$15:.$B$205];([.J$6]+[.$E102]))*1000" office:value-type="float" office:value="38.9257878722773" calcext:value-type="float">
            <text:p>39</text:p>
          </table:table-cell>
          <table:table-cell table:formula="of:=PINTERP([.$A$15:.$A$205];[.$B$15:.$B$205];([.K$6]+[.$E102]))*1000" office:value-type="float" office:value="38.8028499428499" calcext:value-type="float">
            <text:p>39</text:p>
          </table:table-cell>
          <table:table-cell table:formula="of:=PINTERP([.$A$15:.$A$205];[.$B$15:.$B$205];([.L$6]+[.$E102]))*1000" office:value-type="float" office:value="38.6793746104385" calcext:value-type="float">
            <text:p>39</text:p>
          </table:table-cell>
          <table:table-cell table:formula="of:=PINTERP([.$A$15:.$A$205];[.$B$15:.$B$205];([.M$6]+[.$E102]))*1000" office:value-type="float" office:value="38.555361875044" calcext:value-type="float">
            <text:p>39</text:p>
          </table:table-cell>
          <table:table-cell table:formula="of:=PINTERP([.$A$15:.$A$205];[.$B$15:.$B$205];([.N$6]+[.$E102]))*1000" office:value-type="float" office:value="38.430811736664" calcext:value-type="float">
            <text:p>38</text:p>
          </table:table-cell>
          <table:table-cell table:formula="of:=PINTERP([.$A$15:.$A$205];[.$B$15:.$B$205];([.O$6]+[.$E102]))*1000" office:value-type="float" office:value="38.3057241953" calcext:value-type="float">
            <text:p>38</text:p>
          </table:table-cell>
          <table:table-cell table:formula="of:=PINTERP([.$A$15:.$A$205];[.$B$15:.$B$205];([.P$6]+[.$E102]))*1000" office:value-type="float" office:value="38.1800992509516" calcext:value-type="float">
            <text:p>38</text:p>
          </table:table-cell>
          <table:table-cell table:formula="of:=PINTERP([.$A$15:.$A$205];[.$B$15:.$B$205];([.Q$6]+[.$E102]))*1000" office:value-type="float" office:value="38.053936903619" calcext:value-type="float">
            <text:p>38</text:p>
          </table:table-cell>
          <table:table-cell table:formula="of:=PINTERP([.$A$15:.$A$205];[.$B$15:.$B$205];([.R$6]+[.$E102]))*1000" office:value-type="float" office:value="37.9272371533023" calcext:value-type="float">
            <text:p>38</text:p>
          </table:table-cell>
          <table:table-cell table:formula="of:=PINTERP([.$A$15:.$A$205];[.$B$15:.$B$205];([.S$6]+[.$E102]))*1000" office:value-type="float" office:value="37.8000000000013" calcext:value-type="float">
            <text:p>38</text:p>
          </table:table-cell>
          <table:table-cell table:formula="of:=PINTERP([.$A$15:.$A$205];[.$B$15:.$B$205];([.T$6]+[.$E102]))*1000" office:value-type="float" office:value="37.6388290432989" calcext:value-type="float">
            <text:p>38</text:p>
          </table:table-cell>
          <table:table-cell table:formula="of:=PINTERP([.$A$15:.$A$205];[.$B$15:.$B$205];([.U$6]+[.$E102]))*1000" office:value-type="float" office:value="37.4776387442378" calcext:value-type="float">
            <text:p>37</text:p>
          </table:table-cell>
          <table:table-cell table:formula="of:=PINTERP([.$A$15:.$A$205];[.$B$15:.$B$205];([.V$6]+[.$E102]))*1000" office:value-type="float" office:value="37.3164291028153" calcext:value-type="float">
            <text:p>37</text:p>
          </table:table-cell>
          <table:table-cell table:formula="of:=PINTERP([.$A$15:.$A$205];[.$B$15:.$B$205];([.W$6]+[.$E102]))*1000" office:value-type="float" office:value="37.1552001190332" calcext:value-type="float">
            <text:p>37</text:p>
          </table:table-cell>
          <table:table-cell table:formula="of:=PINTERP([.$A$15:.$A$205];[.$B$15:.$B$205];([.X$6]+[.$E102]))*1000" office:value-type="float" office:value="36.9939517928912" calcext:value-type="float">
            <text:p>37</text:p>
          </table:table-cell>
          <table:table-cell table:formula="of:=PINTERP([.$A$15:.$A$205];[.$B$15:.$B$205];([.Y$6]+[.$E102]))*1000" office:value-type="float" office:value="36.8326841243894" calcext:value-type="float">
            <text:p>37</text:p>
          </table:table-cell>
          <table:table-cell/>
          <table:table-cell office:value-type="float" office:value="18.8" calcext:value-type="float">
            <text:p>18,8</text:p>
          </table:table-cell>
          <table:table-cell/>
          <table:table-cell table:formula="of:=[.F102]-(2^8)*0" office:value-type="float" office:value="39.4121655601442" calcext:value-type="float">
            <text:p>39</text:p>
          </table:table-cell>
          <table:table-cell table:formula="of:=[.G102]-(2^8)*0" office:value-type="float" office:value="39.2913772426539" calcext:value-type="float">
            <text:p>39</text:p>
          </table:table-cell>
          <table:table-cell table:formula="of:=[.H102]-(2^8)*0" office:value-type="float" office:value="39.1700515221792" calcext:value-type="float">
            <text:p>39</text:p>
          </table:table-cell>
          <table:table-cell table:formula="of:=[.I102]-(2^8)*0" office:value-type="float" office:value="39.0481883987204" calcext:value-type="float">
            <text:p>39</text:p>
          </table:table-cell>
          <table:table-cell table:formula="of:=[.J102]-(2^8)*0" office:value-type="float" office:value="38.9257878722773" calcext:value-type="float">
            <text:p>39</text:p>
          </table:table-cell>
          <table:table-cell table:formula="of:=[.K102]-(2^8)*0" office:value-type="float" office:value="38.8028499428499" calcext:value-type="float">
            <text:p>39</text:p>
          </table:table-cell>
          <table:table-cell table:formula="of:=[.L102]-(2^8)*0" office:value-type="float" office:value="38.6793746104385" calcext:value-type="float">
            <text:p>39</text:p>
          </table:table-cell>
          <table:table-cell table:formula="of:=[.M102]-(2^8)*0" office:value-type="float" office:value="38.555361875044" calcext:value-type="float">
            <text:p>39</text:p>
          </table:table-cell>
          <table:table-cell table:formula="of:=[.N102]-(2^8)*0" office:value-type="float" office:value="38.430811736664" calcext:value-type="float">
            <text:p>38</text:p>
          </table:table-cell>
          <table:table-cell table:formula="of:=[.O102]-(2^8)*0" office:value-type="float" office:value="38.3057241953" calcext:value-type="float">
            <text:p>38</text:p>
          </table:table-cell>
          <table:table-cell table:formula="of:=[.P102]-(2^8)*0" office:value-type="float" office:value="38.1800992509516" calcext:value-type="float">
            <text:p>38</text:p>
          </table:table-cell>
          <table:table-cell table:formula="of:=[.Q102]-(2^8)*0" office:value-type="float" office:value="38.053936903619" calcext:value-type="float">
            <text:p>38</text:p>
          </table:table-cell>
          <table:table-cell table:formula="of:=[.R102]-(2^8)*0" office:value-type="float" office:value="37.9272371533023" calcext:value-type="float">
            <text:p>38</text:p>
          </table:table-cell>
          <table:table-cell table:formula="of:=[.S102]-(2^8)*0" office:value-type="float" office:value="37.8000000000013" calcext:value-type="float">
            <text:p>38</text:p>
          </table:table-cell>
          <table:table-cell table:formula="of:=[.T102]-(2^8)*0" office:value-type="float" office:value="37.6388290432989" calcext:value-type="float">
            <text:p>38</text:p>
          </table:table-cell>
          <table:table-cell table:formula="of:=[.U102]-(2^8)*0" office:value-type="float" office:value="37.4776387442378" calcext:value-type="float">
            <text:p>37</text:p>
          </table:table-cell>
          <table:table-cell table:formula="of:=[.V102]-(2^8)*0" office:value-type="float" office:value="37.3164291028153" calcext:value-type="float">
            <text:p>37</text:p>
          </table:table-cell>
          <table:table-cell table:formula="of:=[.W102]-(2^8)*0" office:value-type="float" office:value="37.1552001190332" calcext:value-type="float">
            <text:p>37</text:p>
          </table:table-cell>
          <table:table-cell table:formula="of:=[.X102]-(2^8)*0" office:value-type="float" office:value="36.9939517928912" calcext:value-type="float">
            <text:p>37</text:p>
          </table:table-cell>
          <table:table-cell table:formula="of:=[.Y102]-(2^8)*0" office:value-type="float" office:value="36.8326841243894" calcext:value-type="float">
            <text:p>37</text:p>
          </table:table-cell>
          <table:table-cell/>
          <table:table-cell table:style-name="ce10" office:value-type="float" office:value="18.8" calcext:value-type="float">
            <text:p>18,8</text:p>
          </table:table-cell>
          <table:table-cell table:style-name="ce10"/>
          <table:table-cell table:formula="of:=PINTERP([.$A$15:.$A$205];[.$C$15:.$C$205];([.AZ$6]+[.$E102]))*1000" office:value-type="float" office:value="330.971968346489" calcext:value-type="float">
            <text:p>331</text:p>
          </table:table-cell>
          <table:table-cell table:formula="of:=PINTERP([.$A$15:.$A$205];[.$C$15:.$C$205];([.BA$6]+[.$E102]))*1000" office:value-type="float" office:value="330.142020035744" calcext:value-type="float">
            <text:p>330</text:p>
          </table:table-cell>
          <table:table-cell table:formula="of:=PINTERP([.$A$15:.$A$205];[.$C$15:.$C$205];([.BB$6]+[.$E102]))*1000" office:value-type="float" office:value="329.307166080038" calcext:value-type="float">
            <text:p>329</text:p>
          </table:table-cell>
          <table:table-cell table:formula="of:=PINTERP([.$A$15:.$A$205];[.$C$15:.$C$205];([.BC$6]+[.$E102]))*1000" office:value-type="float" office:value="328.467406479375" calcext:value-type="float">
            <text:p>328</text:p>
          </table:table-cell>
          <table:table-cell table:formula="of:=PINTERP([.$A$15:.$A$205];[.$C$15:.$C$205];([.BD$6]+[.$E102]))*1000" office:value-type="float" office:value="327.622741233752" calcext:value-type="float">
            <text:p>328</text:p>
          </table:table-cell>
          <table:table-cell table:formula="of:=PINTERP([.$A$15:.$A$205];[.$C$15:.$C$205];([.BE$6]+[.$E102]))*1000" office:value-type="float" office:value="326.77317034317" calcext:value-type="float">
            <text:p>327</text:p>
          </table:table-cell>
          <table:table-cell table:formula="of:=PINTERP([.$A$15:.$A$205];[.$C$15:.$C$205];([.BF$6]+[.$E102]))*1000" office:value-type="float" office:value="325.918693807631" calcext:value-type="float">
            <text:p>326</text:p>
          </table:table-cell>
          <table:table-cell table:formula="of:=PINTERP([.$A$15:.$A$205];[.$C$15:.$C$205];([.BG$6]+[.$E102]))*1000" office:value-type="float" office:value="325.05931162714" calcext:value-type="float">
            <text:p>325</text:p>
          </table:table-cell>
          <table:table-cell table:formula="of:=PINTERP([.$A$15:.$A$205];[.$C$15:.$C$205];([.BH$6]+[.$E102]))*1000" office:value-type="float" office:value="324.195023801681" calcext:value-type="float">
            <text:p>324</text:p>
          </table:table-cell>
          <table:table-cell table:formula="of:=PINTERP([.$A$15:.$A$205];[.$C$15:.$C$205];([.BI$6]+[.$E102]))*1000" office:value-type="float" office:value="323.325830331265" calcext:value-type="float">
            <text:p>323</text:p>
          </table:table-cell>
          <table:table-cell table:formula="of:=PINTERP([.$A$15:.$A$205];[.$C$15:.$C$205];([.BJ$6]+[.$E102]))*1000" office:value-type="float" office:value="322.451731215889" calcext:value-type="float">
            <text:p>322</text:p>
          </table:table-cell>
          <table:table-cell table:formula="of:=PINTERP([.$A$15:.$A$205];[.$C$15:.$C$205];([.BK$6]+[.$E102]))*1000" office:value-type="float" office:value="321.572726455554" calcext:value-type="float">
            <text:p>322</text:p>
          </table:table-cell>
          <table:table-cell table:formula="of:=PINTERP([.$A$15:.$A$205];[.$C$15:.$C$205];([.BL$6]+[.$E102]))*1000" office:value-type="float" office:value="320.688816050261" calcext:value-type="float">
            <text:p>321</text:p>
          </table:table-cell>
          <table:table-cell table:formula="of:=PINTERP([.$A$15:.$A$205];[.$C$15:.$C$205];([.BM$6]+[.$E102]))*1000" office:value-type="float" office:value="319.800000000009" calcext:value-type="float">
            <text:p>320</text:p>
          </table:table-cell>
          <table:table-cell table:formula="of:=PINTERP([.$A$15:.$A$205];[.$C$15:.$C$205];([.BN$6]+[.$E102]))*1000" office:value-type="float" office:value="318.785743192988" calcext:value-type="float">
            <text:p>319</text:p>
          </table:table-cell>
          <table:table-cell table:formula="of:=PINTERP([.$A$15:.$A$205];[.$C$15:.$C$205];([.BO$6]+[.$E102]))*1000" office:value-type="float" office:value="317.771022169331" calcext:value-type="float">
            <text:p>318</text:p>
          </table:table-cell>
          <table:table-cell table:formula="of:=PINTERP([.$A$15:.$A$205];[.$C$15:.$C$205];([.BP$6]+[.$E102]))*1000" office:value-type="float" office:value="316.755836929038" calcext:value-type="float">
            <text:p>317</text:p>
          </table:table-cell>
          <table:table-cell table:formula="of:=PINTERP([.$A$15:.$A$205];[.$C$15:.$C$205];([.BQ$6]+[.$E102]))*1000" office:value-type="float" office:value="315.740187472113" calcext:value-type="float">
            <text:p>316</text:p>
          </table:table-cell>
          <table:table-cell table:formula="of:=PINTERP([.$A$15:.$A$205];[.$C$15:.$C$205];([.BR$6]+[.$E102]))*1000" office:value-type="float" office:value="314.724073798562" calcext:value-type="float">
            <text:p>315</text:p>
          </table:table-cell>
          <table:table-cell table:style-name="ce17" table:formula="of:=PINTERP([.$A$15:.$A$205];[.$C$15:.$C$205];([.BS$6]+[.$E102]))*1000" office:value-type="float" office:value="313.707495908367" calcext:value-type="float">
            <text:p>314</text:p>
          </table:table-cell>
          <table:table-cell table:style-name="ce17"/>
          <table:table-cell table:style-name="ce10" office:value-type="float" office:value="18.8" calcext:value-type="float">
            <text:p>18,8</text:p>
          </table:table-cell>
          <table:table-cell table:formula="of:=[.AZ102]-(2^8)*1" office:value-type="float" office:value="74.9719683464893" calcext:value-type="float">
            <text:p>75</text:p>
          </table:table-cell>
          <table:table-cell table:formula="of:=[.BA102]-(2^8)*1" office:value-type="float" office:value="74.1420200357439" calcext:value-type="float">
            <text:p>74</text:p>
          </table:table-cell>
          <table:table-cell table:formula="of:=[.BB102]-(2^8)*1" office:value-type="float" office:value="73.3071660800385" calcext:value-type="float">
            <text:p>73</text:p>
          </table:table-cell>
          <table:table-cell table:formula="of:=[.BC102]-(2^8)*1" office:value-type="float" office:value="72.4674064793753" calcext:value-type="float">
            <text:p>72</text:p>
          </table:table-cell>
          <table:table-cell table:formula="of:=[.BD102]-(2^8)*1" office:value-type="float" office:value="71.6227412337522" calcext:value-type="float">
            <text:p>72</text:p>
          </table:table-cell>
          <table:table-cell table:formula="of:=[.BE102]-(2^8)*1" office:value-type="float" office:value="70.7731703431702" calcext:value-type="float">
            <text:p>71</text:p>
          </table:table-cell>
          <table:table-cell table:formula="of:=[.BF102]-(2^8)*1" office:value-type="float" office:value="69.9186938076307" calcext:value-type="float">
            <text:p>70</text:p>
          </table:table-cell>
          <table:table-cell table:formula="of:=[.BG102]-(2^8)*1" office:value-type="float" office:value="69.0593116271396" calcext:value-type="float">
            <text:p>69</text:p>
          </table:table-cell>
          <table:table-cell table:formula="of:=[.BH102]-(2^8)*1" office:value-type="float" office:value="68.1950238016812" calcext:value-type="float">
            <text:p>68</text:p>
          </table:table-cell>
          <table:table-cell table:formula="of:=[.BI102]-(2^8)*1" office:value-type="float" office:value="67.3258303312651" calcext:value-type="float">
            <text:p>67</text:p>
          </table:table-cell>
          <table:table-cell table:style-name="ce15" table:formula="of:=[.BJ102]-(2^8)*1" office:value-type="float" office:value="66.451731215889" calcext:value-type="float">
            <text:p>66</text:p>
          </table:table-cell>
          <table:table-cell table:style-name="ce15" table:formula="of:=[.BK102]-(2^8)*1" office:value-type="float" office:value="65.5727264555541" calcext:value-type="float">
            <text:p>66</text:p>
          </table:table-cell>
          <table:table-cell table:style-name="ce15" table:formula="of:=[.BL102]-(2^8)*1" office:value-type="float" office:value="64.6888160502615" calcext:value-type="float">
            <text:p>65</text:p>
          </table:table-cell>
          <table:table-cell table:style-name="ce15" table:formula="of:=[.BM102]-(2^8)*1" office:value-type="float" office:value="63.8000000000089" calcext:value-type="float">
            <text:p>64</text:p>
          </table:table-cell>
          <table:table-cell table:style-name="ce15" table:formula="of:=[.BN102]-(2^8)*1" office:value-type="float" office:value="62.7857431929883" calcext:value-type="float">
            <text:p>63</text:p>
          </table:table-cell>
          <table:table-cell table:style-name="ce15" table:formula="of:=[.BO102]-(2^8)*1" office:value-type="float" office:value="61.7710221693306" calcext:value-type="float">
            <text:p>62</text:p>
          </table:table-cell>
          <table:table-cell table:style-name="ce15" table:formula="of:=[.BP102]-(2^8)*1" office:value-type="float" office:value="60.7558369290384" calcext:value-type="float">
            <text:p>61</text:p>
          </table:table-cell>
          <table:table-cell table:style-name="ce15" table:formula="of:=[.BQ102]-(2^8)*1" office:value-type="float" office:value="59.7401874721133" calcext:value-type="float">
            <text:p>60</text:p>
          </table:table-cell>
          <table:table-cell table:style-name="ce15" table:formula="of:=[.BR102]-(2^8)*1" office:value-type="float" office:value="58.7240737985624" calcext:value-type="float">
            <text:p>59</text:p>
          </table:table-cell>
          <table:table-cell table:style-name="ce15" table:formula="of:=[.BS102]-(2^8)*1" office:value-type="float" office:value="57.707495908367" calcext:value-type="float">
            <text:p>58</text:p>
          </table:table-cell>
        </table:table-row>
        <table:table-row table:style-name="ro2">
          <table:table-cell table:style-name="ce4" office:value-type="float" office:value="81.86" calcext:value-type="float">
            <text:p>81,860</text:p>
          </table:table-cell>
          <table:table-cell office:value-type="percentage" office:value="0.594" calcext:value-type="percentage">
            <text:p>59,40%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float" office:value="19" calcext:value-type="float">
            <text:p>19,0</text:p>
          </table:table-cell>
          <table:table-cell table:formula="of:=PINTERP([.$A$15:.$A$205];[.$B$15:.$B$205];([.F$6]+[.$E103]))*1000" office:value-type="float" office:value="36.6713971135246" calcext:value-type="float">
            <text:p>37</text:p>
          </table:table-cell>
          <table:table-cell table:formula="of:=PINTERP([.$A$15:.$A$205];[.$B$15:.$B$205];([.G$6]+[.$E103]))*1000" office:value-type="float" office:value="36.5100907603036" calcext:value-type="float">
            <text:p>37</text:p>
          </table:table-cell>
          <table:table-cell table:formula="of:=PINTERP([.$A$15:.$A$205];[.$B$15:.$B$205];([.H$6]+[.$E103]))*1000" office:value-type="float" office:value="36.3487650647225" calcext:value-type="float">
            <text:p>36</text:p>
          </table:table-cell>
          <table:table-cell table:formula="of:=PINTERP([.$A$15:.$A$205];[.$B$15:.$B$205];([.I$6]+[.$E103]))*1000" office:value-type="float" office:value="36.1874200267818" calcext:value-type="float">
            <text:p>36</text:p>
          </table:table-cell>
          <table:table-cell table:formula="of:=PINTERP([.$A$15:.$A$205];[.$B$15:.$B$205];([.J$6]+[.$E103]))*1000" office:value-type="float" office:value="36.0260556464812" calcext:value-type="float">
            <text:p>36</text:p>
          </table:table-cell>
          <table:table-cell table:formula="of:=PINTERP([.$A$15:.$A$205];[.$B$15:.$B$205];([.K$6]+[.$E103]))*1000" office:value-type="float" office:value="35.8646719238208" calcext:value-type="float">
            <text:p>36</text:p>
          </table:table-cell>
          <table:table-cell table:formula="of:=PINTERP([.$A$15:.$A$205];[.$B$15:.$B$205];([.L$6]+[.$E103]))*1000" office:value-type="float" office:value="35.7032688588009" calcext:value-type="float">
            <text:p>36</text:p>
          </table:table-cell>
          <table:table-cell table:formula="of:=PINTERP([.$A$15:.$A$205];[.$B$15:.$B$205];([.M$6]+[.$E103]))*1000" office:value-type="float" office:value="35.5418464514225" calcext:value-type="float">
            <text:p>36</text:p>
          </table:table-cell>
          <table:table-cell table:formula="of:=PINTERP([.$A$15:.$A$205];[.$B$15:.$B$205];([.N$6]+[.$E103]))*1000" office:value-type="float" office:value="35.3804047016828" calcext:value-type="float">
            <text:p>35</text:p>
          </table:table-cell>
          <table:table-cell table:formula="of:=PINTERP([.$A$15:.$A$205];[.$B$15:.$B$205];([.O$6]+[.$E103]))*1000" office:value-type="float" office:value="35.2189436095836" calcext:value-type="float">
            <text:p>35</text:p>
          </table:table-cell>
          <table:table-cell table:formula="of:=PINTERP([.$A$15:.$A$205];[.$B$15:.$B$205];([.P$6]+[.$E103]))*1000" office:value-type="float" office:value="35.0574631751243" calcext:value-type="float">
            <text:p>35</text:p>
          </table:table-cell>
          <table:table-cell table:formula="of:=PINTERP([.$A$15:.$A$205];[.$B$15:.$B$205];([.Q$6]+[.$E103]))*1000" office:value-type="float" office:value="34.8959633983053" calcext:value-type="float">
            <text:p>35</text:p>
          </table:table-cell>
          <table:table-cell table:formula="of:=PINTERP([.$A$15:.$A$205];[.$B$15:.$B$205];([.R$6]+[.$E103]))*1000" office:value-type="float" office:value="34.7344442791268" calcext:value-type="float">
            <text:p>35</text:p>
          </table:table-cell>
          <table:table-cell table:formula="of:=PINTERP([.$A$15:.$A$205];[.$B$15:.$B$205];([.S$6]+[.$E103]))*1000" office:value-type="float" office:value="34.5729058175882" calcext:value-type="float">
            <text:p>35</text:p>
          </table:table-cell>
          <table:table-cell table:formula="of:=PINTERP([.$A$15:.$A$205];[.$B$15:.$B$205];([.T$6]+[.$E103]))*1000" office:value-type="float" office:value="34.4113480136901" calcext:value-type="float">
            <text:p>34</text:p>
          </table:table-cell>
          <table:table-cell table:formula="of:=PINTERP([.$A$15:.$A$205];[.$B$15:.$B$205];([.U$6]+[.$E103]))*1000" office:value-type="float" office:value="34.2497708674337" calcext:value-type="float">
            <text:p>34</text:p>
          </table:table-cell>
          <table:table-cell table:formula="of:=PINTERP([.$A$15:.$A$205];[.$B$15:.$B$205];([.V$6]+[.$E103]))*1000" office:value-type="float" office:value="34.0881743788158" calcext:value-type="float">
            <text:p>34</text:p>
          </table:table-cell>
          <table:table-cell table:formula="of:=PINTERP([.$A$15:.$A$205];[.$B$15:.$B$205];([.W$6]+[.$E103]))*1000" office:value-type="float" office:value="33.9265585478385" calcext:value-type="float">
            <text:p>34</text:p>
          </table:table-cell>
          <table:table-cell table:formula="of:=PINTERP([.$A$15:.$A$205];[.$B$15:.$B$205];([.X$6]+[.$E103]))*1000" office:value-type="float" office:value="33.7649233745011" calcext:value-type="float">
            <text:p>34</text:p>
          </table:table-cell>
          <table:table-cell table:formula="of:=PINTERP([.$A$15:.$A$205];[.$B$15:.$B$205];([.Y$6]+[.$E103]))*1000" office:value-type="float" office:value="33.6032688588039" calcext:value-type="float">
            <text:p>34</text:p>
          </table:table-cell>
          <table:table-cell/>
          <table:table-cell office:value-type="float" office:value="19" calcext:value-type="float">
            <text:p>19,0</text:p>
          </table:table-cell>
          <table:table-cell/>
          <table:table-cell table:formula="of:=[.F103]-(2^8)*0" office:value-type="float" office:value="36.6713971135246" calcext:value-type="float">
            <text:p>37</text:p>
          </table:table-cell>
          <table:table-cell table:formula="of:=[.G103]-(2^8)*0" office:value-type="float" office:value="36.5100907603036" calcext:value-type="float">
            <text:p>37</text:p>
          </table:table-cell>
          <table:table-cell table:formula="of:=[.H103]-(2^8)*0" office:value-type="float" office:value="36.3487650647225" calcext:value-type="float">
            <text:p>36</text:p>
          </table:table-cell>
          <table:table-cell table:formula="of:=[.I103]-(2^8)*0" office:value-type="float" office:value="36.1874200267818" calcext:value-type="float">
            <text:p>36</text:p>
          </table:table-cell>
          <table:table-cell table:formula="of:=[.J103]-(2^8)*0" office:value-type="float" office:value="36.0260556464812" calcext:value-type="float">
            <text:p>36</text:p>
          </table:table-cell>
          <table:table-cell table:formula="of:=[.K103]-(2^8)*0" office:value-type="float" office:value="35.8646719238208" calcext:value-type="float">
            <text:p>36</text:p>
          </table:table-cell>
          <table:table-cell table:formula="of:=[.L103]-(2^8)*0" office:value-type="float" office:value="35.7032688588009" calcext:value-type="float">
            <text:p>36</text:p>
          </table:table-cell>
          <table:table-cell table:formula="of:=[.M103]-(2^8)*0" office:value-type="float" office:value="35.5418464514225" calcext:value-type="float">
            <text:p>36</text:p>
          </table:table-cell>
          <table:table-cell table:formula="of:=[.N103]-(2^8)*0" office:value-type="float" office:value="35.3804047016828" calcext:value-type="float">
            <text:p>35</text:p>
          </table:table-cell>
          <table:table-cell table:formula="of:=[.O103]-(2^8)*0" office:value-type="float" office:value="35.2189436095836" calcext:value-type="float">
            <text:p>35</text:p>
          </table:table-cell>
          <table:table-cell table:formula="of:=[.P103]-(2^8)*0" office:value-type="float" office:value="35.0574631751243" calcext:value-type="float">
            <text:p>35</text:p>
          </table:table-cell>
          <table:table-cell table:formula="of:=[.Q103]-(2^8)*0" office:value-type="float" office:value="34.8959633983053" calcext:value-type="float">
            <text:p>35</text:p>
          </table:table-cell>
          <table:table-cell table:formula="of:=[.R103]-(2^8)*0" office:value-type="float" office:value="34.7344442791268" calcext:value-type="float">
            <text:p>35</text:p>
          </table:table-cell>
          <table:table-cell table:formula="of:=[.S103]-(2^8)*0" office:value-type="float" office:value="34.5729058175882" calcext:value-type="float">
            <text:p>35</text:p>
          </table:table-cell>
          <table:table-cell table:formula="of:=[.T103]-(2^8)*0" office:value-type="float" office:value="34.4113480136901" calcext:value-type="float">
            <text:p>34</text:p>
          </table:table-cell>
          <table:table-cell table:formula="of:=[.U103]-(2^8)*0" office:value-type="float" office:value="34.2497708674337" calcext:value-type="float">
            <text:p>34</text:p>
          </table:table-cell>
          <table:table-cell table:formula="of:=[.V103]-(2^8)*0" office:value-type="float" office:value="34.0881743788158" calcext:value-type="float">
            <text:p>34</text:p>
          </table:table-cell>
          <table:table-cell table:formula="of:=[.W103]-(2^8)*0" office:value-type="float" office:value="33.9265585478385" calcext:value-type="float">
            <text:p>34</text:p>
          </table:table-cell>
          <table:table-cell table:formula="of:=[.X103]-(2^8)*0" office:value-type="float" office:value="33.7649233745011" calcext:value-type="float">
            <text:p>34</text:p>
          </table:table-cell>
          <table:table-cell table:formula="of:=[.Y103]-(2^8)*0" office:value-type="float" office:value="33.6032688588039" calcext:value-type="float">
            <text:p>34</text:p>
          </table:table-cell>
          <table:table-cell/>
          <table:table-cell table:style-name="ce10" office:value-type="float" office:value="19" calcext:value-type="float">
            <text:p>19,0</text:p>
          </table:table-cell>
          <table:table-cell table:style-name="ce10"/>
          <table:table-cell table:formula="of:=PINTERP([.$A$15:.$A$205];[.$C$15:.$C$205];([.AZ$6]+[.$E103]))*1000" office:value-type="float" office:value="312.690453801517" calcext:value-type="float">
            <text:p>313</text:p>
          </table:table-cell>
          <table:table-cell table:formula="of:=PINTERP([.$A$15:.$A$205];[.$C$15:.$C$205];([.BA$6]+[.$E103]))*1000" office:value-type="float" office:value="311.672947478054" calcext:value-type="float">
            <text:p>312</text:p>
          </table:table-cell>
          <table:table-cell table:formula="of:=PINTERP([.$A$15:.$A$205];[.$C$15:.$C$205];([.BB$6]+[.$E103]))*1000" office:value-type="float" office:value="310.654976937955" calcext:value-type="float">
            <text:p>311</text:p>
          </table:table-cell>
          <table:table-cell table:formula="of:=PINTERP([.$A$15:.$A$205];[.$C$15:.$C$205];([.BC$6]+[.$E103]))*1000" office:value-type="float" office:value="309.636542181224" calcext:value-type="float">
            <text:p>310</text:p>
          </table:table-cell>
          <table:table-cell table:formula="of:=PINTERP([.$A$15:.$A$205];[.$C$15:.$C$205];([.BD$6]+[.$E103]))*1000" office:value-type="float" office:value="308.617643207856" calcext:value-type="float">
            <text:p>309</text:p>
          </table:table-cell>
          <table:table-cell table:formula="of:=PINTERP([.$A$15:.$A$205];[.$C$15:.$C$205];([.BE$6]+[.$E103]))*1000" office:value-type="float" office:value="307.598280017854" calcext:value-type="float">
            <text:p>308</text:p>
          </table:table-cell>
          <table:table-cell table:formula="of:=PINTERP([.$A$15:.$A$205];[.$C$15:.$C$205];([.BF$6]+[.$E103]))*1000" office:value-type="float" office:value="306.578452611219" calcext:value-type="float">
            <text:p>307</text:p>
          </table:table-cell>
          <table:table-cell table:formula="of:=PINTERP([.$A$15:.$A$205];[.$C$15:.$C$205];([.BG$6]+[.$E103]))*1000" office:value-type="float" office:value="305.558160987958" calcext:value-type="float">
            <text:p>306</text:p>
          </table:table-cell>
          <table:table-cell table:formula="of:=PINTERP([.$A$15:.$A$205];[.$C$15:.$C$205];([.BH$6]+[.$E103]))*1000" office:value-type="float" office:value="304.537405148053" calcext:value-type="float">
            <text:p>305</text:p>
          </table:table-cell>
          <table:table-cell table:formula="of:=PINTERP([.$A$15:.$A$205];[.$C$15:.$C$205];([.BI$6]+[.$E103]))*1000" office:value-type="float" office:value="303.516185091515" calcext:value-type="float">
            <text:p>304</text:p>
          </table:table-cell>
          <table:table-cell table:formula="of:=PINTERP([.$A$15:.$A$205];[.$C$15:.$C$205];([.BJ$6]+[.$E103]))*1000" office:value-type="float" office:value="302.494500818341" calcext:value-type="float">
            <text:p>302</text:p>
          </table:table-cell>
          <table:table-cell table:formula="of:=PINTERP([.$A$15:.$A$205];[.$C$15:.$C$205];([.BK$6]+[.$E103]))*1000" office:value-type="float" office:value="301.472352328532" calcext:value-type="float">
            <text:p>301</text:p>
          </table:table-cell>
          <table:table-cell table:formula="of:=PINTERP([.$A$15:.$A$205];[.$C$15:.$C$205];([.BL$6]+[.$E103]))*1000" office:value-type="float" office:value="300.449739622091" calcext:value-type="float">
            <text:p>300</text:p>
          </table:table-cell>
          <table:table-cell table:formula="of:=PINTERP([.$A$15:.$A$205];[.$C$15:.$C$205];([.BM$6]+[.$E103]))*1000" office:value-type="float" office:value="299.426662699013" calcext:value-type="float">
            <text:p>299</text:p>
          </table:table-cell>
          <table:table-cell table:formula="of:=PINTERP([.$A$15:.$A$205];[.$C$15:.$C$205];([.BN$6]+[.$E103]))*1000" office:value-type="float" office:value="298.403121559303" calcext:value-type="float">
            <text:p>298</text:p>
          </table:table-cell>
          <table:table-cell table:formula="of:=PINTERP([.$A$15:.$A$205];[.$C$15:.$C$205];([.BO$6]+[.$E103]))*1000" office:value-type="float" office:value="297.379116202956" calcext:value-type="float">
            <text:p>297</text:p>
          </table:table-cell>
          <table:table-cell table:formula="of:=PINTERP([.$A$15:.$A$205];[.$C$15:.$C$205];([.BP$6]+[.$E103]))*1000" office:value-type="float" office:value="296.354646629976" calcext:value-type="float">
            <text:p>296</text:p>
          </table:table-cell>
          <table:table-cell table:formula="of:=PINTERP([.$A$15:.$A$205];[.$C$15:.$C$205];([.BQ$6]+[.$E103]))*1000" office:value-type="float" office:value="295.329712840362" calcext:value-type="float">
            <text:p>295</text:p>
          </table:table-cell>
          <table:table-cell table:formula="of:=PINTERP([.$A$15:.$A$205];[.$C$15:.$C$205];([.BR$6]+[.$E103]))*1000" office:value-type="float" office:value="294.304314834123" calcext:value-type="float">
            <text:p>294</text:p>
          </table:table-cell>
          <table:table-cell table:style-name="ce17" table:formula="of:=PINTERP([.$A$15:.$A$205];[.$C$15:.$C$205];([.BS$6]+[.$E103]))*1000" office:value-type="float" office:value="293.278452611239" calcext:value-type="float">
            <text:p>293</text:p>
          </table:table-cell>
          <table:table-cell table:style-name="ce17"/>
          <table:table-cell table:style-name="ce10" office:value-type="float" office:value="19" calcext:value-type="float">
            <text:p>19,0</text:p>
          </table:table-cell>
          <table:table-cell table:formula="of:=[.AZ103]-(2^8)*1" office:value-type="float" office:value="56.6904538015169" calcext:value-type="float">
            <text:p>57</text:p>
          </table:table-cell>
          <table:table-cell table:formula="of:=[.BA103]-(2^8)*1" office:value-type="float" office:value="55.6729474780541" calcext:value-type="float">
            <text:p>56</text:p>
          </table:table-cell>
          <table:table-cell table:formula="of:=[.BB103]-(2^8)*1" office:value-type="float" office:value="54.6549769379553" calcext:value-type="float">
            <text:p>55</text:p>
          </table:table-cell>
          <table:table-cell table:formula="of:=[.BC103]-(2^8)*1" office:value-type="float" office:value="53.6365421812237" calcext:value-type="float">
            <text:p>54</text:p>
          </table:table-cell>
          <table:table-cell table:formula="of:=[.BD103]-(2^8)*1" office:value-type="float" office:value="52.6176432078561" calcext:value-type="float">
            <text:p>53</text:p>
          </table:table-cell>
          <table:table-cell table:formula="of:=[.BE103]-(2^8)*1" office:value-type="float" office:value="51.5982800178541" calcext:value-type="float">
            <text:p>52</text:p>
          </table:table-cell>
          <table:table-cell table:formula="of:=[.BF103]-(2^8)*1" office:value-type="float" office:value="50.5784526112191" calcext:value-type="float">
            <text:p>51</text:p>
          </table:table-cell>
          <table:table-cell table:formula="of:=[.BG103]-(2^8)*1" office:value-type="float" office:value="49.5581609879583" calcext:value-type="float">
            <text:p>50</text:p>
          </table:table-cell>
          <table:table-cell table:formula="of:=[.BH103]-(2^8)*1" office:value-type="float" office:value="48.537405148053" calcext:value-type="float">
            <text:p>49</text:p>
          </table:table-cell>
          <table:table-cell table:formula="of:=[.BI103]-(2^8)*1" office:value-type="float" office:value="47.5161850915148" calcext:value-type="float">
            <text:p>48</text:p>
          </table:table-cell>
          <table:table-cell table:style-name="ce15" table:formula="of:=[.BJ103]-(2^8)*1" office:value-type="float" office:value="46.4945008183406" calcext:value-type="float">
            <text:p>46</text:p>
          </table:table-cell>
          <table:table-cell table:style-name="ce15" table:formula="of:=[.BK103]-(2^8)*1" office:value-type="float" office:value="45.4723523285322" calcext:value-type="float">
            <text:p>45</text:p>
          </table:table-cell>
          <table:table-cell table:style-name="ce15" table:formula="of:=[.BL103]-(2^8)*1" office:value-type="float" office:value="44.4497396220905" calcext:value-type="float">
            <text:p>44</text:p>
          </table:table-cell>
          <table:table-cell table:style-name="ce15" table:formula="of:=[.BM103]-(2^8)*1" office:value-type="float" office:value="43.4266626990131" calcext:value-type="float">
            <text:p>43</text:p>
          </table:table-cell>
          <table:table-cell table:style-name="ce15" table:formula="of:=[.BN103]-(2^8)*1" office:value-type="float" office:value="42.4031215593027" calcext:value-type="float">
            <text:p>42</text:p>
          </table:table-cell>
          <table:table-cell table:style-name="ce15" table:formula="of:=[.BO103]-(2^8)*1" office:value-type="float" office:value="41.3791162029563" calcext:value-type="float">
            <text:p>41</text:p>
          </table:table-cell>
          <table:table-cell table:style-name="ce15" table:formula="of:=[.BP103]-(2^8)*1" office:value-type="float" office:value="40.3546466299756" calcext:value-type="float">
            <text:p>40</text:p>
          </table:table-cell>
          <table:table-cell table:style-name="ce15" table:formula="of:=[.BQ103]-(2^8)*1" office:value-type="float" office:value="39.3297128403619" calcext:value-type="float">
            <text:p>39</text:p>
          </table:table-cell>
          <table:table-cell table:style-name="ce15" table:formula="of:=[.BR103]-(2^8)*1" office:value-type="float" office:value="38.3043148341225" calcext:value-type="float">
            <text:p>38</text:p>
          </table:table-cell>
          <table:table-cell table:style-name="ce15" table:formula="of:=[.BS103]-(2^8)*1" office:value-type="float" office:value="37.2784526112386" calcext:value-type="float">
            <text:p>37</text:p>
          </table:table-cell>
        </table:table-row>
        <table:table-row table:style-name="ro2">
          <table:table-cell table:style-name="ce4" office:value-type="float" office:value="81.91" calcext:value-type="float">
            <text:p>81,910</text:p>
          </table:table-cell>
          <table:table-cell table:style-name="ce8" office:value-type="percentage" office:value="0.589" calcext:value-type="percentage">
            <text:p>58,90%</text:p>
          </table:table-cell>
          <table:table-cell table:style-name="ce8" office:value-type="percentage" office:value="0.8325" calcext:value-type="percentage">
            <text:p>83,25%</text:p>
          </table:table-cell>
          <table:table-cell/>
          <table:table-cell office:value-type="float" office:value="19.2" calcext:value-type="float">
            <text:p>19,2</text:p>
          </table:table-cell>
          <table:table-cell table:formula="of:=PINTERP([.$A$15:.$A$205];[.$B$15:.$B$205];([.F$6]+[.$E104]))*1000" office:value-type="float" office:value="33.4415950007438" calcext:value-type="float">
            <text:p>33</text:p>
          </table:table-cell>
          <table:table-cell table:formula="of:=PINTERP([.$A$15:.$A$205];[.$B$15:.$B$205];([.G$6]+[.$E104]))*1000" office:value-type="float" office:value="33.2799018003273" calcext:value-type="float">
            <text:p>33</text:p>
          </table:table-cell>
          <table:table-cell table:formula="of:=PINTERP([.$A$15:.$A$205];[.$B$15:.$B$205];([.H$6]+[.$E104]))*1000" office:value-type="float" office:value="33.1181892575509" calcext:value-type="float">
            <text:p>33</text:p>
          </table:table-cell>
          <table:table-cell table:formula="of:=PINTERP([.$A$15:.$A$205];[.$B$15:.$B$205];([.I$6]+[.$E104]))*1000" office:value-type="float" office:value="32.9564573724149" calcext:value-type="float">
            <text:p>33</text:p>
          </table:table-cell>
          <table:table-cell table:formula="of:=PINTERP([.$A$15:.$A$205];[.$B$15:.$B$205];([.J$6]+[.$E104]))*1000" office:value-type="float" office:value="32.7947061449189" calcext:value-type="float">
            <text:p>33</text:p>
          </table:table-cell>
          <table:table-cell table:formula="of:=PINTERP([.$A$15:.$A$205];[.$B$15:.$B$205];([.K$6]+[.$E104]))*1000" office:value-type="float" office:value="32.6329355750631" calcext:value-type="float">
            <text:p>33</text:p>
          </table:table-cell>
          <table:table-cell table:formula="of:=PINTERP([.$A$15:.$A$205];[.$B$15:.$B$205];([.L$6]+[.$E104]))*1000" office:value-type="float" office:value="32.4711456628478" calcext:value-type="float">
            <text:p>32</text:p>
          </table:table-cell>
          <table:table-cell table:formula="of:=PINTERP([.$A$15:.$A$205];[.$B$15:.$B$205];([.M$6]+[.$E104]))*1000" office:value-type="float" office:value="32.3093364082741" calcext:value-type="float">
            <text:p>32</text:p>
          </table:table-cell>
          <table:table-cell table:formula="of:=PINTERP([.$A$15:.$A$205];[.$B$15:.$B$205];([.N$6]+[.$E104]))*1000" office:value-type="float" office:value="32.1475078113391" calcext:value-type="float">
            <text:p>32</text:p>
          </table:table-cell>
          <table:table-cell table:formula="of:=PINTERP([.$A$15:.$A$205];[.$B$15:.$B$205];([.O$6]+[.$E104]))*1000" office:value-type="float" office:value="31.9856598720445" calcext:value-type="float">
            <text:p>32</text:p>
          </table:table-cell>
          <table:table-cell table:formula="of:=PINTERP([.$A$15:.$A$205];[.$B$15:.$B$205];([.P$6]+[.$E104]))*1000" office:value-type="float" office:value="31.8237925903899" calcext:value-type="float">
            <text:p>32</text:p>
          </table:table-cell>
          <table:table-cell table:formula="of:=PINTERP([.$A$15:.$A$205];[.$B$15:.$B$205];([.Q$6]+[.$E104]))*1000" office:value-type="float" office:value="31.6619059663755" calcext:value-type="float">
            <text:p>32</text:p>
          </table:table-cell>
          <table:table-cell table:formula="of:=PINTERP([.$A$15:.$A$205];[.$B$15:.$B$205];([.R$6]+[.$E104]))*1000" office:value-type="float" office:value="31.5000000000016" calcext:value-type="float">
            <text:p>32</text:p>
          </table:table-cell>
          <table:table-cell table:formula="of:=PINTERP([.$A$15:.$A$205];[.$B$15:.$B$205];([.S$6]+[.$E104]))*1000" office:value-type="float" office:value="31.3749020086308" calcext:value-type="float">
            <text:p>31</text:p>
          </table:table-cell>
          <table:table-cell table:formula="of:=PINTERP([.$A$15:.$A$205];[.$B$15:.$B$205];([.T$6]+[.$E104]))*1000" office:value-type="float" office:value="31.2501948519578" calcext:value-type="float">
            <text:p>31</text:p>
          </table:table-cell>
          <table:table-cell table:formula="of:=PINTERP([.$A$15:.$A$205];[.$B$15:.$B$205];([.U$6]+[.$E104]))*1000" office:value-type="float" office:value="31.1258785299831" calcext:value-type="float">
            <text:p>31</text:p>
          </table:table-cell>
          <table:table-cell table:formula="of:=PINTERP([.$A$15:.$A$205];[.$B$15:.$B$205];([.V$6]+[.$E104]))*1000" office:value-type="float" office:value="31.0019530427044" calcext:value-type="float">
            <text:p>31</text:p>
          </table:table-cell>
          <table:table-cell table:formula="of:=PINTERP([.$A$15:.$A$205];[.$B$15:.$B$205];([.W$6]+[.$E104]))*1000" office:value-type="float" office:value="30.878418390123" calcext:value-type="float">
            <text:p>31</text:p>
          </table:table-cell>
          <table:table-cell table:formula="of:=PINTERP([.$A$15:.$A$205];[.$B$15:.$B$205];([.X$6]+[.$E104]))*1000" office:value-type="float" office:value="30.7552745722387" calcext:value-type="float">
            <text:p>31</text:p>
          </table:table-cell>
          <table:table-cell table:formula="of:=PINTERP([.$A$15:.$A$205];[.$B$15:.$B$205];([.Y$6]+[.$E104]))*1000" office:value-type="float" office:value="30.6325215890516" calcext:value-type="float">
            <text:p>31</text:p>
          </table:table-cell>
          <table:table-cell/>
          <table:table-cell office:value-type="float" office:value="19.2" calcext:value-type="float">
            <text:p>19,2</text:p>
          </table:table-cell>
          <table:table-cell/>
          <table:table-cell table:formula="of:=[.F104]-(2^8)*0" office:value-type="float" office:value="33.4415950007438" calcext:value-type="float">
            <text:p>33</text:p>
          </table:table-cell>
          <table:table-cell table:formula="of:=[.G104]-(2^8)*0" office:value-type="float" office:value="33.2799018003273" calcext:value-type="float">
            <text:p>33</text:p>
          </table:table-cell>
          <table:table-cell table:formula="of:=[.H104]-(2^8)*0" office:value-type="float" office:value="33.1181892575509" calcext:value-type="float">
            <text:p>33</text:p>
          </table:table-cell>
          <table:table-cell table:formula="of:=[.I104]-(2^8)*0" office:value-type="float" office:value="32.9564573724149" calcext:value-type="float">
            <text:p>33</text:p>
          </table:table-cell>
          <table:table-cell table:formula="of:=[.J104]-(2^8)*0" office:value-type="float" office:value="32.7947061449189" calcext:value-type="float">
            <text:p>33</text:p>
          </table:table-cell>
          <table:table-cell table:formula="of:=[.K104]-(2^8)*0" office:value-type="float" office:value="32.6329355750631" calcext:value-type="float">
            <text:p>33</text:p>
          </table:table-cell>
          <table:table-cell table:formula="of:=[.L104]-(2^8)*0" office:value-type="float" office:value="32.4711456628478" calcext:value-type="float">
            <text:p>32</text:p>
          </table:table-cell>
          <table:table-cell table:formula="of:=[.M104]-(2^8)*0" office:value-type="float" office:value="32.3093364082741" calcext:value-type="float">
            <text:p>32</text:p>
          </table:table-cell>
          <table:table-cell table:formula="of:=[.N104]-(2^8)*0" office:value-type="float" office:value="32.1475078113391" calcext:value-type="float">
            <text:p>32</text:p>
          </table:table-cell>
          <table:table-cell table:formula="of:=[.O104]-(2^8)*0" office:value-type="float" office:value="31.9856598720445" calcext:value-type="float">
            <text:p>32</text:p>
          </table:table-cell>
          <table:table-cell table:formula="of:=[.P104]-(2^8)*0" office:value-type="float" office:value="31.8237925903899" calcext:value-type="float">
            <text:p>32</text:p>
          </table:table-cell>
          <table:table-cell table:formula="of:=[.Q104]-(2^8)*0" office:value-type="float" office:value="31.6619059663755" calcext:value-type="float">
            <text:p>32</text:p>
          </table:table-cell>
          <table:table-cell table:formula="of:=[.R104]-(2^8)*0" office:value-type="float" office:value="31.5000000000016" calcext:value-type="float">
            <text:p>32</text:p>
          </table:table-cell>
          <table:table-cell table:formula="of:=[.S104]-(2^8)*0" office:value-type="float" office:value="31.3749020086308" calcext:value-type="float">
            <text:p>31</text:p>
          </table:table-cell>
          <table:table-cell table:formula="of:=[.T104]-(2^8)*0" office:value-type="float" office:value="31.2501948519578" calcext:value-type="float">
            <text:p>31</text:p>
          </table:table-cell>
          <table:table-cell table:formula="of:=[.U104]-(2^8)*0" office:value-type="float" office:value="31.1258785299831" calcext:value-type="float">
            <text:p>31</text:p>
          </table:table-cell>
          <table:table-cell table:formula="of:=[.V104]-(2^8)*0" office:value-type="float" office:value="31.0019530427044" calcext:value-type="float">
            <text:p>31</text:p>
          </table:table-cell>
          <table:table-cell table:formula="of:=[.W104]-(2^8)*0" office:value-type="float" office:value="30.878418390123" calcext:value-type="float">
            <text:p>31</text:p>
          </table:table-cell>
          <table:table-cell table:formula="of:=[.X104]-(2^8)*0" office:value-type="float" office:value="30.7552745722387" calcext:value-type="float">
            <text:p>31</text:p>
          </table:table-cell>
          <table:table-cell table:formula="of:=[.Y104]-(2^8)*0" office:value-type="float" office:value="30.6325215890516" calcext:value-type="float">
            <text:p>31</text:p>
          </table:table-cell>
          <table:table-cell/>
          <table:table-cell table:style-name="ce10" office:value-type="float" office:value="19.2" calcext:value-type="float">
            <text:p>19,2</text:p>
          </table:table-cell>
          <table:table-cell table:style-name="ce10"/>
          <table:table-cell table:formula="of:=PINTERP([.$A$15:.$A$205];[.$C$15:.$C$205];([.AZ$6]+[.$E104]))*1000" office:value-type="float" office:value="292.2521261717" calcext:value-type="float">
            <text:p>292</text:p>
          </table:table-cell>
          <table:table-cell table:formula="of:=PINTERP([.$A$15:.$A$205];[.$C$15:.$C$205];([.BA$6]+[.$E104]))*1000" office:value-type="float" office:value="291.225335515548" calcext:value-type="float">
            <text:p>291</text:p>
          </table:table-cell>
          <table:table-cell table:formula="of:=PINTERP([.$A$15:.$A$205];[.$C$15:.$C$205];([.BB$6]+[.$E104]))*1000" office:value-type="float" office:value="290.198080642761" calcext:value-type="float">
            <text:p>290</text:p>
          </table:table-cell>
          <table:table-cell table:formula="of:=PINTERP([.$A$15:.$A$205];[.$C$15:.$C$205];([.BC$6]+[.$E104]))*1000" office:value-type="float" office:value="289.170361553341" calcext:value-type="float">
            <text:p>289</text:p>
          </table:table-cell>
          <table:table-cell table:formula="of:=PINTERP([.$A$15:.$A$205];[.$C$15:.$C$205];([.BD$6]+[.$E104]))*1000" office:value-type="float" office:value="288.142178247285" calcext:value-type="float">
            <text:p>288</text:p>
          </table:table-cell>
          <table:table-cell table:formula="of:=PINTERP([.$A$15:.$A$205];[.$C$15:.$C$205];([.BE$6]+[.$E104]))*1000" office:value-type="float" office:value="287.113530724594" calcext:value-type="float">
            <text:p>287</text:p>
          </table:table-cell>
          <table:table-cell table:formula="of:=PINTERP([.$A$15:.$A$205];[.$C$15:.$C$205];([.BF$6]+[.$E104]))*1000" office:value-type="float" office:value="286.08441898527" calcext:value-type="float">
            <text:p>286</text:p>
          </table:table-cell>
          <table:table-cell table:formula="of:=PINTERP([.$A$15:.$A$205];[.$C$15:.$C$205];([.BG$6]+[.$E104]))*1000" office:value-type="float" office:value="285.054843029321" calcext:value-type="float">
            <text:p>285</text:p>
          </table:table-cell>
          <table:table-cell table:formula="of:=PINTERP([.$A$15:.$A$205];[.$C$15:.$C$205];([.BH$6]+[.$E104]))*1000" office:value-type="float" office:value="284.024802856727" calcext:value-type="float">
            <text:p>284</text:p>
          </table:table-cell>
          <table:table-cell table:formula="of:=PINTERP([.$A$15:.$A$205];[.$C$15:.$C$205];([.BI$6]+[.$E104]))*1000" office:value-type="float" office:value="282.9942984675" calcext:value-type="float">
            <text:p>283</text:p>
          </table:table-cell>
          <table:table-cell table:formula="of:=PINTERP([.$A$15:.$A$205];[.$C$15:.$C$205];([.BJ$6]+[.$E104]))*1000" office:value-type="float" office:value="281.963329861638" calcext:value-type="float">
            <text:p>282</text:p>
          </table:table-cell>
          <table:table-cell table:formula="of:=PINTERP([.$A$15:.$A$205];[.$C$15:.$C$205];([.BK$6]+[.$E104]))*1000" office:value-type="float" office:value="280.93189703914" calcext:value-type="float">
            <text:p>281</text:p>
          </table:table-cell>
          <table:table-cell table:formula="of:=PINTERP([.$A$15:.$A$205];[.$C$15:.$C$205];([.BL$6]+[.$E104]))*1000" office:value-type="float" office:value="279.90000000001" calcext:value-type="float">
            <text:p>280</text:p>
          </table:table-cell>
          <table:table-cell table:formula="of:=PINTERP([.$A$15:.$A$205];[.$C$15:.$C$205];([.BM$6]+[.$E104]))*1000" office:value-type="float" office:value="279.127981856449" calcext:value-type="float">
            <text:p>279</text:p>
          </table:table-cell>
          <table:table-cell table:formula="of:=PINTERP([.$A$15:.$A$205];[.$C$15:.$C$205];([.BN$6]+[.$E104]))*1000" office:value-type="float" office:value="278.354927347838" calcext:value-type="float">
            <text:p>278</text:p>
          </table:table-cell>
          <table:table-cell table:formula="of:=PINTERP([.$A$15:.$A$205];[.$C$15:.$C$205];([.BO$6]+[.$E104]))*1000" office:value-type="float" office:value="277.580836474172" calcext:value-type="float">
            <text:p>278</text:p>
          </table:table-cell>
          <table:table-cell table:formula="of:=PINTERP([.$A$15:.$A$205];[.$C$15:.$C$205];([.BP$6]+[.$E104]))*1000" office:value-type="float" office:value="276.805709235453" calcext:value-type="float">
            <text:p>277</text:p>
          </table:table-cell>
          <table:table-cell table:formula="of:=PINTERP([.$A$15:.$A$205];[.$C$15:.$C$205];([.BQ$6]+[.$E104]))*1000" office:value-type="float" office:value="276.029545631681" calcext:value-type="float">
            <text:p>276</text:p>
          </table:table-cell>
          <table:table-cell table:formula="of:=PINTERP([.$A$15:.$A$205];[.$C$15:.$C$205];([.BR$6]+[.$E104]))*1000" office:value-type="float" office:value="275.252345662863" calcext:value-type="float">
            <text:p>275</text:p>
          </table:table-cell>
          <table:table-cell table:style-name="ce17" table:formula="of:=PINTERP([.$A$15:.$A$205];[.$C$15:.$C$205];([.BS$6]+[.$E104]))*1000" office:value-type="float" office:value="274.474109328984" calcext:value-type="float">
            <text:p>274</text:p>
          </table:table-cell>
          <table:table-cell table:style-name="ce17"/>
          <table:table-cell table:style-name="ce10" office:value-type="float" office:value="19.2" calcext:value-type="float">
            <text:p>19,2</text:p>
          </table:table-cell>
          <table:table-cell table:formula="of:=[.AZ104]-(2^8)*1" office:value-type="float" office:value="36.2521261716996" calcext:value-type="float">
            <text:p>36</text:p>
          </table:table-cell>
          <table:table-cell table:formula="of:=[.BA104]-(2^8)*1" office:value-type="float" office:value="35.2253355155482" calcext:value-type="float">
            <text:p>35</text:p>
          </table:table-cell>
          <table:table-cell table:formula="of:=[.BB104]-(2^8)*1" office:value-type="float" office:value="34.1980806427609" calcext:value-type="float">
            <text:p>34</text:p>
          </table:table-cell>
          <table:table-cell table:formula="of:=[.BC104]-(2^8)*1" office:value-type="float" office:value="33.1703615533407" calcext:value-type="float">
            <text:p>33</text:p>
          </table:table-cell>
          <table:table-cell table:formula="of:=[.BD104]-(2^8)*1" office:value-type="float" office:value="32.1421782472845" calcext:value-type="float">
            <text:p>32</text:p>
          </table:table-cell>
          <table:table-cell table:formula="of:=[.BE104]-(2^8)*1" office:value-type="float" office:value="31.1135307245939" calcext:value-type="float">
            <text:p>31</text:p>
          </table:table-cell>
          <table:table-cell table:formula="of:=[.BF104]-(2^8)*1" office:value-type="float" office:value="30.0844189852703" calcext:value-type="float">
            <text:p>30</text:p>
          </table:table-cell>
          <table:table-cell table:formula="of:=[.BG104]-(2^8)*1" office:value-type="float" office:value="29.054843029321" calcext:value-type="float">
            <text:p>29</text:p>
          </table:table-cell>
          <table:table-cell table:formula="of:=[.BH104]-(2^8)*1" office:value-type="float" office:value="28.0248028567271" calcext:value-type="float">
            <text:p>28</text:p>
          </table:table-cell>
          <table:table-cell table:formula="of:=[.BI104]-(2^8)*1" office:value-type="float" office:value="26.9942984675004" calcext:value-type="float">
            <text:p>27</text:p>
          </table:table-cell>
          <table:table-cell table:style-name="ce15" table:formula="of:=[.BJ104]-(2^8)*1" office:value-type="float" office:value="25.9633298616376" calcext:value-type="float">
            <text:p>26</text:p>
          </table:table-cell>
          <table:table-cell table:style-name="ce15" table:formula="of:=[.BK104]-(2^8)*1" office:value-type="float" office:value="24.9318970391405" calcext:value-type="float">
            <text:p>25</text:p>
          </table:table-cell>
          <table:table-cell table:style-name="ce15" table:formula="of:=[.BL104]-(2^8)*1" office:value-type="float" office:value="23.9000000000103" calcext:value-type="float">
            <text:p>24</text:p>
          </table:table-cell>
          <table:table-cell table:style-name="ce15" table:formula="of:=[.BM104]-(2^8)*1" office:value-type="float" office:value="23.1279818564487" calcext:value-type="float">
            <text:p>23</text:p>
          </table:table-cell>
          <table:table-cell table:style-name="ce15" table:formula="of:=[.BN104]-(2^8)*1" office:value-type="float" office:value="22.3549273478375" calcext:value-type="float">
            <text:p>22</text:p>
          </table:table-cell>
          <table:table-cell table:style-name="ce15" table:formula="of:=[.BO104]-(2^8)*1" office:value-type="float" office:value="21.5808364741717" calcext:value-type="float">
            <text:p>22</text:p>
          </table:table-cell>
          <table:table-cell table:style-name="ce15" table:formula="of:=[.BP104]-(2^8)*1" office:value-type="float" office:value="20.8057092354527" calcext:value-type="float">
            <text:p>21</text:p>
          </table:table-cell>
          <table:table-cell table:style-name="ce15" table:formula="of:=[.BQ104]-(2^8)*1" office:value-type="float" office:value="20.0295456316813" calcext:value-type="float">
            <text:p>20</text:p>
          </table:table-cell>
          <table:table-cell table:style-name="ce15" table:formula="of:=[.BR104]-(2^8)*1" office:value-type="float" office:value="19.2523456628631" calcext:value-type="float">
            <text:p>19</text:p>
          </table:table-cell>
          <table:table-cell table:style-name="ce15" table:formula="of:=[.BS104]-(2^8)*1" office:value-type="float" office:value="18.4741093289838" calcext:value-type="float">
            <text:p>18</text:p>
          </table:table-cell>
        </table:table-row>
        <table:table-row table:style-name="ro2">
          <table:table-cell table:style-name="ce4" office:value-type="float" office:value="81.96" calcext:value-type="float">
            <text:p>81,960</text:p>
          </table:table-cell>
          <table:table-cell table:style-name="ce8" office:value-type="percentage" office:value="0.5839" calcext:value-type="percentage">
            <text:p>58,39%</text:p>
          </table:table-cell>
          <table:table-cell table:style-name="ce8" office:value-type="percentage" office:value="0.8316" calcext:value-type="percentage">
            <text:p>83,16%</text:p>
          </table:table-cell>
          <table:table-cell/>
          <table:table-cell office:value-type="float" office:value="19.4" calcext:value-type="float">
            <text:p>19,4</text:p>
          </table:table-cell>
          <table:table-cell table:formula="of:=PINTERP([.$A$15:.$A$205];[.$B$15:.$B$205];([.F$6]+[.$E105]))*1000" office:value-type="float" office:value="30.5101594405593" calcext:value-type="float">
            <text:p>31</text:p>
          </table:table-cell>
          <table:table-cell table:formula="of:=PINTERP([.$A$15:.$A$205];[.$B$15:.$B$205];([.G$6]+[.$E105]))*1000" office:value-type="float" office:value="30.3881881267668" calcext:value-type="float">
            <text:p>30</text:p>
          </table:table-cell>
          <table:table-cell table:formula="of:=PINTERP([.$A$15:.$A$205];[.$B$15:.$B$205];([.H$6]+[.$E105]))*1000" office:value-type="float" office:value="30.2666076476715" calcext:value-type="float">
            <text:p>30</text:p>
          </table:table-cell>
          <table:table-cell table:formula="of:=PINTERP([.$A$15:.$A$205];[.$B$15:.$B$205];([.I$6]+[.$E105]))*1000" office:value-type="float" office:value="30.1454180032735" calcext:value-type="float">
            <text:p>30</text:p>
          </table:table-cell>
          <table:table-cell table:formula="of:=PINTERP([.$A$15:.$A$205];[.$B$15:.$B$205];([.J$6]+[.$E105]))*1000" office:value-type="float" office:value="30.0246191935723" calcext:value-type="float">
            <text:p>30</text:p>
          </table:table-cell>
          <table:table-cell table:formula="of:=PINTERP([.$A$15:.$A$205];[.$B$15:.$B$205];([.K$6]+[.$E105]))*1000" office:value-type="float" office:value="29.9042112185687" calcext:value-type="float">
            <text:p>30</text:p>
          </table:table-cell>
          <table:table-cell table:formula="of:=PINTERP([.$A$15:.$A$205];[.$B$15:.$B$205];([.L$6]+[.$E105]))*1000" office:value-type="float" office:value="29.7841940782623" calcext:value-type="float">
            <text:p>30</text:p>
          </table:table-cell>
          <table:table-cell table:formula="of:=PINTERP([.$A$15:.$A$205];[.$B$15:.$B$205];([.M$6]+[.$E105]))*1000" office:value-type="float" office:value="29.6645677726542" calcext:value-type="float">
            <text:p>30</text:p>
          </table:table-cell>
          <table:table-cell table:formula="of:=PINTERP([.$A$15:.$A$205];[.$B$15:.$B$205];([.N$6]+[.$E105]))*1000" office:value-type="float" office:value="29.5453323017419" calcext:value-type="float">
            <text:p>30</text:p>
          </table:table-cell>
          <table:table-cell table:formula="of:=PINTERP([.$A$15:.$A$205];[.$B$15:.$B$205];([.O$6]+[.$E105]))*1000" office:value-type="float" office:value="29.4264876655271" calcext:value-type="float">
            <text:p>29</text:p>
          </table:table-cell>
          <table:table-cell table:formula="of:=PINTERP([.$A$15:.$A$205];[.$B$15:.$B$205];([.P$6]+[.$E105]))*1000" office:value-type="float" office:value="29.3080338640096" calcext:value-type="float">
            <text:p>29</text:p>
          </table:table-cell>
          <table:table-cell table:formula="of:=PINTERP([.$A$15:.$A$205];[.$B$15:.$B$205];([.Q$6]+[.$E105]))*1000" office:value-type="float" office:value="29.1899708971889" calcext:value-type="float">
            <text:p>29</text:p>
          </table:table-cell>
          <table:table-cell table:formula="of:=PINTERP([.$A$15:.$A$205];[.$B$15:.$B$205];([.R$6]+[.$E105]))*1000" office:value-type="float" office:value="29.0722987650659" calcext:value-type="float">
            <text:p>29</text:p>
          </table:table-cell>
          <table:table-cell table:formula="of:=PINTERP([.$A$15:.$A$205];[.$B$15:.$B$205];([.S$6]+[.$E105]))*1000" office:value-type="float" office:value="28.95501746764" calcext:value-type="float">
            <text:p>29</text:p>
          </table:table-cell>
          <table:table-cell table:formula="of:=PINTERP([.$A$15:.$A$205];[.$B$15:.$B$205];([.T$6]+[.$E105]))*1000" office:value-type="float" office:value="28.8381270049113" calcext:value-type="float">
            <text:p>29</text:p>
          </table:table-cell>
          <table:table-cell table:formula="of:=PINTERP([.$A$15:.$A$205];[.$B$15:.$B$205];([.U$6]+[.$E105]))*1000" office:value-type="float" office:value="28.7216273768809" calcext:value-type="float">
            <text:p>29</text:p>
          </table:table-cell>
          <table:table-cell table:formula="of:=PINTERP([.$A$15:.$A$205];[.$B$15:.$B$205];([.V$6]+[.$E105]))*1000" office:value-type="float" office:value="28.6055185835463" calcext:value-type="float">
            <text:p>29</text:p>
          </table:table-cell>
          <table:table-cell table:formula="of:=PINTERP([.$A$15:.$A$205];[.$B$15:.$B$205];([.W$6]+[.$E105]))*1000" office:value-type="float" office:value="28.4898006249093" calcext:value-type="float">
            <text:p>28</text:p>
          </table:table-cell>
          <table:table-cell table:formula="of:=PINTERP([.$A$15:.$A$205];[.$B$15:.$B$205];([.X$6]+[.$E105]))*1000" office:value-type="float" office:value="28.3744735009695" calcext:value-type="float">
            <text:p>28</text:p>
          </table:table-cell>
          <table:table-cell table:formula="of:=PINTERP([.$A$15:.$A$205];[.$B$15:.$B$205];([.Y$6]+[.$E105]))*1000" office:value-type="float" office:value="28.2595372117266" calcext:value-type="float">
            <text:p>28</text:p>
          </table:table-cell>
          <table:table-cell/>
          <table:table-cell office:value-type="float" office:value="19.4" calcext:value-type="float">
            <text:p>19,4</text:p>
          </table:table-cell>
          <table:table-cell/>
          <table:table-cell table:formula="of:=[.F105]-(2^8)*0" office:value-type="float" office:value="30.5101594405593" calcext:value-type="float">
            <text:p>31</text:p>
          </table:table-cell>
          <table:table-cell table:formula="of:=[.G105]-(2^8)*0" office:value-type="float" office:value="30.3881881267668" calcext:value-type="float">
            <text:p>30</text:p>
          </table:table-cell>
          <table:table-cell table:formula="of:=[.H105]-(2^8)*0" office:value-type="float" office:value="30.2666076476715" calcext:value-type="float">
            <text:p>30</text:p>
          </table:table-cell>
          <table:table-cell table:formula="of:=[.I105]-(2^8)*0" office:value-type="float" office:value="30.1454180032735" calcext:value-type="float">
            <text:p>30</text:p>
          </table:table-cell>
          <table:table-cell table:formula="of:=[.J105]-(2^8)*0" office:value-type="float" office:value="30.0246191935723" calcext:value-type="float">
            <text:p>30</text:p>
          </table:table-cell>
          <table:table-cell table:formula="of:=[.K105]-(2^8)*0" office:value-type="float" office:value="29.9042112185687" calcext:value-type="float">
            <text:p>30</text:p>
          </table:table-cell>
          <table:table-cell table:formula="of:=[.L105]-(2^8)*0" office:value-type="float" office:value="29.7841940782623" calcext:value-type="float">
            <text:p>30</text:p>
          </table:table-cell>
          <table:table-cell table:formula="of:=[.M105]-(2^8)*0" office:value-type="float" office:value="29.6645677726542" calcext:value-type="float">
            <text:p>30</text:p>
          </table:table-cell>
          <table:table-cell table:formula="of:=[.N105]-(2^8)*0" office:value-type="float" office:value="29.5453323017419" calcext:value-type="float">
            <text:p>30</text:p>
          </table:table-cell>
          <table:table-cell table:formula="of:=[.O105]-(2^8)*0" office:value-type="float" office:value="29.4264876655271" calcext:value-type="float">
            <text:p>29</text:p>
          </table:table-cell>
          <table:table-cell table:formula="of:=[.P105]-(2^8)*0" office:value-type="float" office:value="29.3080338640096" calcext:value-type="float">
            <text:p>29</text:p>
          </table:table-cell>
          <table:table-cell table:formula="of:=[.Q105]-(2^8)*0" office:value-type="float" office:value="29.1899708971889" calcext:value-type="float">
            <text:p>29</text:p>
          </table:table-cell>
          <table:table-cell table:formula="of:=[.R105]-(2^8)*0" office:value-type="float" office:value="29.0722987650659" calcext:value-type="float">
            <text:p>29</text:p>
          </table:table-cell>
          <table:table-cell table:formula="of:=[.S105]-(2^8)*0" office:value-type="float" office:value="28.95501746764" calcext:value-type="float">
            <text:p>29</text:p>
          </table:table-cell>
          <table:table-cell table:formula="of:=[.T105]-(2^8)*0" office:value-type="float" office:value="28.8381270049113" calcext:value-type="float">
            <text:p>29</text:p>
          </table:table-cell>
          <table:table-cell table:formula="of:=[.U105]-(2^8)*0" office:value-type="float" office:value="28.7216273768809" calcext:value-type="float">
            <text:p>29</text:p>
          </table:table-cell>
          <table:table-cell table:formula="of:=[.V105]-(2^8)*0" office:value-type="float" office:value="28.6055185835463" calcext:value-type="float">
            <text:p>29</text:p>
          </table:table-cell>
          <table:table-cell table:formula="of:=[.W105]-(2^8)*0" office:value-type="float" office:value="28.4898006249093" calcext:value-type="float">
            <text:p>28</text:p>
          </table:table-cell>
          <table:table-cell table:formula="of:=[.X105]-(2^8)*0" office:value-type="float" office:value="28.3744735009695" calcext:value-type="float">
            <text:p>28</text:p>
          </table:table-cell>
          <table:table-cell table:formula="of:=[.Y105]-(2^8)*0" office:value-type="float" office:value="28.2595372117266" calcext:value-type="float">
            <text:p>28</text:p>
          </table:table-cell>
          <table:table-cell/>
          <table:table-cell table:style-name="ce10" office:value-type="float" office:value="19.4" calcext:value-type="float">
            <text:p>19,4</text:p>
          </table:table-cell>
          <table:table-cell table:style-name="ce10"/>
          <table:table-cell table:formula="of:=PINTERP([.$A$15:.$A$205];[.$C$15:.$C$205];([.AZ$6]+[.$E105]))*1000" office:value-type="float" office:value="273.694836630036" calcext:value-type="float">
            <text:p>274</text:p>
          </table:table-cell>
          <table:table-cell table:formula="of:=PINTERP([.$A$15:.$A$205];[.$C$15:.$C$205];([.BA$6]+[.$E105]))*1000" office:value-type="float" office:value="272.914527566051" calcext:value-type="float">
            <text:p>273</text:p>
          </table:table-cell>
          <table:table-cell table:formula="of:=PINTERP([.$A$15:.$A$205];[.$C$15:.$C$205];([.BB$6]+[.$E105]))*1000" office:value-type="float" office:value="272.133182137012" calcext:value-type="float">
            <text:p>272</text:p>
          </table:table-cell>
          <table:table-cell table:formula="of:=PINTERP([.$A$15:.$A$205];[.$C$15:.$C$205];([.BC$6]+[.$E105]))*1000" office:value-type="float" office:value="271.350800342921" calcext:value-type="float">
            <text:p>271</text:p>
          </table:table-cell>
          <table:table-cell table:formula="of:=PINTERP([.$A$15:.$A$205];[.$C$15:.$C$205];([.BD$6]+[.$E105]))*1000" office:value-type="float" office:value="270.567382183773" calcext:value-type="float">
            <text:p>271</text:p>
          </table:table-cell>
          <table:table-cell table:formula="of:=PINTERP([.$A$15:.$A$205];[.$C$15:.$C$205];([.BE$6]+[.$E105]))*1000" office:value-type="float" office:value="269.782927659575" calcext:value-type="float">
            <text:p>270</text:p>
          </table:table-cell>
          <table:table-cell table:formula="of:=PINTERP([.$A$15:.$A$205];[.$C$15:.$C$205];([.BF$6]+[.$E105]))*1000" office:value-type="float" office:value="268.997436770323" calcext:value-type="float">
            <text:p>269</text:p>
          </table:table-cell>
          <table:table-cell table:formula="of:=PINTERP([.$A$15:.$A$205];[.$C$15:.$C$205];([.BG$6]+[.$E105]))*1000" office:value-type="float" office:value="268.210909516024" calcext:value-type="float">
            <text:p>268</text:p>
          </table:table-cell>
          <table:table-cell table:formula="of:=PINTERP([.$A$15:.$A$205];[.$C$15:.$C$205];([.BH$6]+[.$E105]))*1000" office:value-type="float" office:value="267.423345896663" calcext:value-type="float">
            <text:p>267</text:p>
          </table:table-cell>
          <table:table-cell table:formula="of:=PINTERP([.$A$15:.$A$205];[.$C$15:.$C$205];([.BI$6]+[.$E105]))*1000" office:value-type="float" office:value="266.634745912251" calcext:value-type="float">
            <text:p>267</text:p>
          </table:table-cell>
          <table:table-cell table:formula="of:=PINTERP([.$A$15:.$A$205];[.$C$15:.$C$205];([.BJ$6]+[.$E105]))*1000" office:value-type="float" office:value="265.845109562786" calcext:value-type="float">
            <text:p>266</text:p>
          </table:table-cell>
          <table:table-cell table:formula="of:=PINTERP([.$A$15:.$A$205];[.$C$15:.$C$205];([.BK$6]+[.$E105]))*1000" office:value-type="float" office:value="265.054436848265" calcext:value-type="float">
            <text:p>265</text:p>
          </table:table-cell>
          <table:table-cell table:formula="of:=PINTERP([.$A$15:.$A$205];[.$C$15:.$C$205];([.BL$6]+[.$E105]))*1000" office:value-type="float" office:value="264.262727768693" calcext:value-type="float">
            <text:p>264</text:p>
          </table:table-cell>
          <table:table-cell table:formula="of:=PINTERP([.$A$15:.$A$205];[.$C$15:.$C$205];([.BM$6]+[.$E105]))*1000" office:value-type="float" office:value="263.469982324067" calcext:value-type="float">
            <text:p>263</text:p>
          </table:table-cell>
          <table:table-cell table:formula="of:=PINTERP([.$A$15:.$A$205];[.$C$15:.$C$205];([.BN$6]+[.$E105]))*1000" office:value-type="float" office:value="262.676200514388" calcext:value-type="float">
            <text:p>263</text:p>
          </table:table-cell>
          <table:table-cell table:formula="of:=PINTERP([.$A$15:.$A$205];[.$C$15:.$C$205];([.BO$6]+[.$E105]))*1000" office:value-type="float" office:value="261.881382339654" calcext:value-type="float">
            <text:p>262</text:p>
          </table:table-cell>
          <table:table-cell table:formula="of:=PINTERP([.$A$15:.$A$205];[.$C$15:.$C$205];([.BP$6]+[.$E105]))*1000" office:value-type="float" office:value="261.085527799868" calcext:value-type="float">
            <text:p>261</text:p>
          </table:table-cell>
          <table:table-cell table:formula="of:=PINTERP([.$A$15:.$A$205];[.$C$15:.$C$205];([.BQ$6]+[.$E105]))*1000" office:value-type="float" office:value="260.288636895029" calcext:value-type="float">
            <text:p>260</text:p>
          </table:table-cell>
          <table:table-cell table:formula="of:=PINTERP([.$A$15:.$A$205];[.$C$15:.$C$205];([.BR$6]+[.$E105]))*1000" office:value-type="float" office:value="259.490709625143" calcext:value-type="float">
            <text:p>259</text:p>
          </table:table-cell>
          <table:table-cell table:style-name="ce17" table:formula="of:=PINTERP([.$A$15:.$A$205];[.$C$15:.$C$205];([.BS$6]+[.$E105]))*1000" office:value-type="float" office:value="258.691745990195" calcext:value-type="float">
            <text:p>259</text:p>
          </table:table-cell>
          <table:table-cell table:style-name="ce17"/>
          <table:table-cell table:style-name="ce10" office:value-type="float" office:value="19.4" calcext:value-type="float">
            <text:p>19,4</text:p>
          </table:table-cell>
          <table:table-cell table:formula="of:=[.AZ105]-(2^8)*1" office:value-type="float" office:value="17.6948366300356" calcext:value-type="float">
            <text:p>18</text:p>
          </table:table-cell>
          <table:table-cell table:formula="of:=[.BA105]-(2^8)*1" office:value-type="float" office:value="16.9145275660507" calcext:value-type="float">
            <text:p>17</text:p>
          </table:table-cell>
          <table:table-cell table:formula="of:=[.BB105]-(2^8)*1" office:value-type="float" office:value="16.1331821370124" calcext:value-type="float">
            <text:p>16</text:p>
          </table:table-cell>
          <table:table-cell table:formula="of:=[.BC105]-(2^8)*1" office:value-type="float" office:value="15.3508003429207" calcext:value-type="float">
            <text:p>15</text:p>
          </table:table-cell>
          <table:table-cell table:formula="of:=[.BD105]-(2^8)*1" office:value-type="float" office:value="14.5673821837733" calcext:value-type="float">
            <text:p>15</text:p>
          </table:table-cell>
          <table:table-cell table:formula="of:=[.BE105]-(2^8)*1" office:value-type="float" office:value="13.7829276595747" calcext:value-type="float">
            <text:p>14</text:p>
          </table:table-cell>
          <table:table-cell table:formula="of:=[.BF105]-(2^8)*1" office:value-type="float" office:value="12.9974367703229" calcext:value-type="float">
            <text:p>13</text:p>
          </table:table-cell>
          <table:table-cell table:formula="of:=[.BG105]-(2^8)*1" office:value-type="float" office:value="12.2109095160243" calcext:value-type="float">
            <text:p>12</text:p>
          </table:table-cell>
          <table:table-cell table:formula="of:=[.BH105]-(2^8)*1" office:value-type="float" office:value="11.4233458966635" calcext:value-type="float">
            <text:p>11</text:p>
          </table:table-cell>
          <table:table-cell table:formula="of:=[.BI105]-(2^8)*1" office:value-type="float" office:value="10.6347459122514" calcext:value-type="float">
            <text:p>11</text:p>
          </table:table-cell>
          <table:table-cell table:style-name="ce15" table:formula="of:=[.BJ105]-(2^8)*1" office:value-type="float" office:value="9.84510956278604" calcext:value-type="float">
            <text:p>10</text:p>
          </table:table-cell>
          <table:table-cell table:style-name="ce15" table:formula="of:=[.BK105]-(2^8)*1" office:value-type="float" office:value="9.05443684826503" calcext:value-type="float">
            <text:p>9</text:p>
          </table:table-cell>
          <table:table-cell table:style-name="ce15" table:formula="of:=[.BL105]-(2^8)*1" office:value-type="float" office:value="8.2627277686928" calcext:value-type="float">
            <text:p>8</text:p>
          </table:table-cell>
          <table:table-cell table:style-name="ce15" table:formula="of:=[.BM105]-(2^8)*1" office:value-type="float" office:value="7.46998232406725" calcext:value-type="float">
            <text:p>7</text:p>
          </table:table-cell>
          <table:table-cell table:style-name="ce15" table:formula="of:=[.BN105]-(2^8)*1" office:value-type="float" office:value="6.67620051438826" calcext:value-type="float">
            <text:p>7</text:p>
          </table:table-cell>
          <table:table-cell table:style-name="ce15" table:formula="of:=[.BO105]-(2^8)*1" office:value-type="float" office:value="5.88138233965373" calcext:value-type="float">
            <text:p>6</text:p>
          </table:table-cell>
          <table:table-cell table:style-name="ce15" table:formula="of:=[.BP105]-(2^8)*1" office:value-type="float" office:value="5.08552779986798" calcext:value-type="float">
            <text:p>5</text:p>
          </table:table-cell>
          <table:table-cell table:style-name="ce15" table:formula="of:=[.BQ105]-(2^8)*1" office:value-type="float" office:value="4.28863689502884" calcext:value-type="float">
            <text:p>4</text:p>
          </table:table-cell>
          <table:table-cell table:style-name="ce15" table:formula="of:=[.BR105]-(2^8)*1" office:value-type="float" office:value="3.49070962514321" calcext:value-type="float">
            <text:p>3</text:p>
          </table:table-cell>
          <table:table-cell table:style-name="ce15" table:formula="of:=[.BS105]-(2^8)*1" office:value-type="float" office:value="2.69174599019499" calcext:value-type="float">
            <text:p>3</text:p>
          </table:table-cell>
        </table:table-row>
        <table:table-row table:style-name="ro2">
          <table:table-cell table:style-name="ce5" office:value-type="float" office:value="82.02" calcext:value-type="float">
            <text:p>82,020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8308" calcext:value-type="percentage">
            <text:p>83,08%</text:p>
          </table:table-cell>
          <table:table-cell/>
          <table:table-cell office:value-type="float" office:value="19.6" calcext:value-type="float">
            <text:p>19,6</text:p>
          </table:table-cell>
          <table:table-cell table:formula="of:=PINTERP([.$A$15:.$A$205];[.$B$15:.$B$205];([.F$6]+[.$E106]))*1000" office:value-type="float" office:value="28.144991757179" calcext:value-type="float">
            <text:p>28</text:p>
          </table:table-cell>
          <table:table-cell table:formula="of:=PINTERP([.$A$15:.$A$205];[.$B$15:.$B$205];([.G$6]+[.$E106]))*1000" office:value-type="float" office:value="28.0308371373308" calcext:value-type="float">
            <text:p>28</text:p>
          </table:table-cell>
          <table:table-cell table:formula="of:=PINTERP([.$A$15:.$A$205];[.$B$15:.$B$205];([.H$6]+[.$E106]))*1000" office:value-type="float" office:value="27.9170733521796" calcext:value-type="float">
            <text:p>28</text:p>
          </table:table-cell>
          <table:table-cell table:formula="of:=PINTERP([.$A$15:.$A$205];[.$B$15:.$B$205];([.I$6]+[.$E106]))*1000" office:value-type="float" office:value="27.8037004017259" calcext:value-type="float">
            <text:p>28</text:p>
          </table:table-cell>
          <table:table-cell table:formula="of:=PINTERP([.$A$15:.$A$205];[.$B$15:.$B$205];([.J$6]+[.$E106]))*1000" office:value-type="float" office:value="27.6907182859694" calcext:value-type="float">
            <text:p>28</text:p>
          </table:table-cell>
          <table:table-cell table:formula="of:=PINTERP([.$A$15:.$A$205];[.$B$15:.$B$205];([.K$6]+[.$E106]))*1000" office:value-type="float" office:value="27.5781270049098" calcext:value-type="float">
            <text:p>28</text:p>
          </table:table-cell>
          <table:table-cell table:formula="of:=PINTERP([.$A$15:.$A$205];[.$B$15:.$B$205];([.L$6]+[.$E106]))*1000" office:value-type="float" office:value="27.4659265585478" calcext:value-type="float">
            <text:p>27</text:p>
          </table:table-cell>
          <table:table-cell table:formula="of:=PINTERP([.$A$15:.$A$205];[.$B$15:.$B$205];([.M$6]+[.$E106]))*1000" office:value-type="float" office:value="27.3541169468839" calcext:value-type="float">
            <text:p>27</text:p>
          </table:table-cell>
          <table:table-cell table:formula="of:=PINTERP([.$A$15:.$A$205];[.$B$15:.$B$205];([.N$6]+[.$E106]))*1000" office:value-type="float" office:value="27.2426981699163" calcext:value-type="float">
            <text:p>27</text:p>
          </table:table-cell>
          <table:table-cell table:formula="of:=PINTERP([.$A$15:.$A$205];[.$B$15:.$B$205];([.O$6]+[.$E106]))*1000" office:value-type="float" office:value="27.1316702276459" calcext:value-type="float">
            <text:p>27</text:p>
          </table:table-cell>
          <table:table-cell table:formula="of:=PINTERP([.$A$15:.$A$205];[.$B$15:.$B$205];([.P$6]+[.$E106]))*1000" office:value-type="float" office:value="27.0210331200724" calcext:value-type="float">
            <text:p>27</text:p>
          </table:table-cell>
          <table:table-cell table:formula="of:=PINTERP([.$A$15:.$A$205];[.$B$15:.$B$205];([.Q$6]+[.$E106]))*1000" office:value-type="float" office:value="26.9107868471964" calcext:value-type="float">
            <text:p>27</text:p>
          </table:table-cell>
          <table:table-cell table:formula="of:=PINTERP([.$A$15:.$A$205];[.$B$15:.$B$205];([.R$6]+[.$E106]))*1000" office:value-type="float" office:value="26.8009314090177" calcext:value-type="float">
            <text:p>27</text:p>
          </table:table-cell>
          <table:table-cell table:formula="of:=PINTERP([.$A$15:.$A$205];[.$B$15:.$B$205];([.S$6]+[.$E106]))*1000" office:value-type="float" office:value="26.6914668055358" calcext:value-type="float">
            <text:p>27</text:p>
          </table:table-cell>
          <table:table-cell table:formula="of:=PINTERP([.$A$15:.$A$205];[.$B$15:.$B$205];([.T$6]+[.$E106]))*1000" office:value-type="float" office:value="26.5823930367515" calcext:value-type="float">
            <text:p>27</text:p>
          </table:table-cell>
          <table:table-cell table:formula="of:=PINTERP([.$A$15:.$A$205];[.$B$15:.$B$205];([.U$6]+[.$E106]))*1000" office:value-type="float" office:value="26.4737101026654" calcext:value-type="float">
            <text:p>26</text:p>
          </table:table-cell>
          <table:table-cell table:formula="of:=PINTERP([.$A$15:.$A$205];[.$B$15:.$B$205];([.V$6]+[.$E106]))*1000" office:value-type="float" office:value="26.3654180032755" calcext:value-type="float">
            <text:p>26</text:p>
          </table:table-cell>
          <table:table-cell table:formula="of:=PINTERP([.$A$15:.$A$205];[.$B$15:.$B$205];([.W$6]+[.$E106]))*1000" office:value-type="float" office:value="26.2575167385828" calcext:value-type="float">
            <text:p>26</text:p>
          </table:table-cell>
          <table:table-cell table:formula="of:=PINTERP([.$A$15:.$A$205];[.$B$15:.$B$205];([.X$6]+[.$E106]))*1000" office:value-type="float" office:value="26.1500063085871" calcext:value-type="float">
            <text:p>26</text:p>
          </table:table-cell>
          <table:table-cell table:formula="of:=PINTERP([.$A$15:.$A$205];[.$B$15:.$B$205];([.Y$6]+[.$E106]))*1000" office:value-type="float" office:value="26.0428867132888" calcext:value-type="float">
            <text:p>26</text:p>
          </table:table-cell>
          <table:table-cell/>
          <table:table-cell office:value-type="float" office:value="19.6" calcext:value-type="float">
            <text:p>19,6</text:p>
          </table:table-cell>
          <table:table-cell/>
          <table:table-cell table:formula="of:=[.F106]-(2^8)*0" office:value-type="float" office:value="28.144991757179" calcext:value-type="float">
            <text:p>28</text:p>
          </table:table-cell>
          <table:table-cell table:formula="of:=[.G106]-(2^8)*0" office:value-type="float" office:value="28.0308371373308" calcext:value-type="float">
            <text:p>28</text:p>
          </table:table-cell>
          <table:table-cell table:formula="of:=[.H106]-(2^8)*0" office:value-type="float" office:value="27.9170733521796" calcext:value-type="float">
            <text:p>28</text:p>
          </table:table-cell>
          <table:table-cell table:formula="of:=[.I106]-(2^8)*0" office:value-type="float" office:value="27.8037004017259" calcext:value-type="float">
            <text:p>28</text:p>
          </table:table-cell>
          <table:table-cell table:formula="of:=[.J106]-(2^8)*0" office:value-type="float" office:value="27.6907182859694" calcext:value-type="float">
            <text:p>28</text:p>
          </table:table-cell>
          <table:table-cell table:formula="of:=[.K106]-(2^8)*0" office:value-type="float" office:value="27.5781270049098" calcext:value-type="float">
            <text:p>28</text:p>
          </table:table-cell>
          <table:table-cell table:formula="of:=[.L106]-(2^8)*0" office:value-type="float" office:value="27.4659265585478" calcext:value-type="float">
            <text:p>27</text:p>
          </table:table-cell>
          <table:table-cell table:formula="of:=[.M106]-(2^8)*0" office:value-type="float" office:value="27.3541169468839" calcext:value-type="float">
            <text:p>27</text:p>
          </table:table-cell>
          <table:table-cell table:formula="of:=[.N106]-(2^8)*0" office:value-type="float" office:value="27.2426981699163" calcext:value-type="float">
            <text:p>27</text:p>
          </table:table-cell>
          <table:table-cell table:formula="of:=[.O106]-(2^8)*0" office:value-type="float" office:value="27.1316702276459" calcext:value-type="float">
            <text:p>27</text:p>
          </table:table-cell>
          <table:table-cell table:formula="of:=[.P106]-(2^8)*0" office:value-type="float" office:value="27.0210331200724" calcext:value-type="float">
            <text:p>27</text:p>
          </table:table-cell>
          <table:table-cell table:formula="of:=[.Q106]-(2^8)*0" office:value-type="float" office:value="26.9107868471964" calcext:value-type="float">
            <text:p>27</text:p>
          </table:table-cell>
          <table:table-cell table:formula="of:=[.R106]-(2^8)*0" office:value-type="float" office:value="26.8009314090177" calcext:value-type="float">
            <text:p>27</text:p>
          </table:table-cell>
          <table:table-cell table:formula="of:=[.S106]-(2^8)*0" office:value-type="float" office:value="26.6914668055358" calcext:value-type="float">
            <text:p>27</text:p>
          </table:table-cell>
          <table:table-cell table:formula="of:=[.T106]-(2^8)*0" office:value-type="float" office:value="26.5823930367515" calcext:value-type="float">
            <text:p>27</text:p>
          </table:table-cell>
          <table:table-cell table:formula="of:=[.U106]-(2^8)*0" office:value-type="float" office:value="26.4737101026654" calcext:value-type="float">
            <text:p>26</text:p>
          </table:table-cell>
          <table:table-cell table:formula="of:=[.V106]-(2^8)*0" office:value-type="float" office:value="26.3654180032755" calcext:value-type="float">
            <text:p>26</text:p>
          </table:table-cell>
          <table:table-cell table:formula="of:=[.W106]-(2^8)*0" office:value-type="float" office:value="26.2575167385828" calcext:value-type="float">
            <text:p>26</text:p>
          </table:table-cell>
          <table:table-cell table:formula="of:=[.X106]-(2^8)*0" office:value-type="float" office:value="26.1500063085871" calcext:value-type="float">
            <text:p>26</text:p>
          </table:table-cell>
          <table:table-cell table:formula="of:=[.Y106]-(2^8)*0" office:value-type="float" office:value="26.0428867132888" calcext:value-type="float">
            <text:p>26</text:p>
          </table:table-cell>
          <table:table-cell/>
          <table:table-cell table:style-name="ce10" office:value-type="float" office:value="19.6" calcext:value-type="float">
            <text:p>19,6</text:p>
          </table:table-cell>
          <table:table-cell table:style-name="ce10"/>
          <table:table-cell table:formula="of:=PINTERP([.$A$15:.$A$205];[.$C$15:.$C$205];([.AZ$6]+[.$E106]))*1000" office:value-type="float" office:value="257.89174599018" calcext:value-type="float">
            <text:p>258</text:p>
          </table:table-cell>
          <table:table-cell table:formula="of:=PINTERP([.$A$15:.$A$205];[.$C$15:.$C$205];([.BA$6]+[.$E106]))*1000" office:value-type="float" office:value="257.090709625127" calcext:value-type="float">
            <text:p>257</text:p>
          </table:table-cell>
          <table:table-cell table:formula="of:=PINTERP([.$A$15:.$A$205];[.$C$15:.$C$205];([.BB$6]+[.$E106]))*1000" office:value-type="float" office:value="256.288636895019" calcext:value-type="float">
            <text:p>256</text:p>
          </table:table-cell>
          <table:table-cell table:formula="of:=PINTERP([.$A$15:.$A$205];[.$C$15:.$C$205];([.BC$6]+[.$E106]))*1000" office:value-type="float" office:value="255.485527799859" calcext:value-type="float">
            <text:p>255</text:p>
          </table:table-cell>
          <table:table-cell table:formula="of:=PINTERP([.$A$15:.$A$205];[.$C$15:.$C$205];([.BD$6]+[.$E106]))*1000" office:value-type="float" office:value="254.681382339647" calcext:value-type="float">
            <text:p>255</text:p>
          </table:table-cell>
          <table:table-cell table:formula="of:=PINTERP([.$A$15:.$A$205];[.$C$15:.$C$205];([.BE$6]+[.$E106]))*1000" office:value-type="float" office:value="253.876200514378" calcext:value-type="float">
            <text:p>254</text:p>
          </table:table-cell>
          <table:table-cell table:formula="of:=PINTERP([.$A$15:.$A$205];[.$C$15:.$C$205];([.BF$6]+[.$E106]))*1000" office:value-type="float" office:value="253.069982324059" calcext:value-type="float">
            <text:p>253</text:p>
          </table:table-cell>
          <table:table-cell table:formula="of:=PINTERP([.$A$15:.$A$205];[.$C$15:.$C$205];([.BG$6]+[.$E106]))*1000" office:value-type="float" office:value="252.262727768692" calcext:value-type="float">
            <text:p>252</text:p>
          </table:table-cell>
          <table:table-cell table:formula="of:=PINTERP([.$A$15:.$A$205];[.$C$15:.$C$205];([.BH$6]+[.$E106]))*1000" office:value-type="float" office:value="251.454436848266" calcext:value-type="float">
            <text:p>251</text:p>
          </table:table-cell>
          <table:table-cell table:formula="of:=PINTERP([.$A$15:.$A$205];[.$C$15:.$C$205];([.BI$6]+[.$E106]))*1000" office:value-type="float" office:value="250.645109562786" calcext:value-type="float">
            <text:p>251</text:p>
          </table:table-cell>
          <table:table-cell table:formula="of:=PINTERP([.$A$15:.$A$205];[.$C$15:.$C$205];([.BJ$6]+[.$E106]))*1000" office:value-type="float" office:value="249.834745912251" calcext:value-type="float">
            <text:p>250</text:p>
          </table:table-cell>
          <table:table-cell table:formula="of:=PINTERP([.$A$15:.$A$205];[.$C$15:.$C$205];([.BK$6]+[.$E106]))*1000" office:value-type="float" office:value="249.023345896664" calcext:value-type="float">
            <text:p>249</text:p>
          </table:table-cell>
          <table:table-cell table:formula="of:=PINTERP([.$A$15:.$A$205];[.$C$15:.$C$205];([.BL$6]+[.$E106]))*1000" office:value-type="float" office:value="248.210909516025" calcext:value-type="float">
            <text:p>248</text:p>
          </table:table-cell>
          <table:table-cell table:formula="of:=PINTERP([.$A$15:.$A$205];[.$C$15:.$C$205];([.BM$6]+[.$E106]))*1000" office:value-type="float" office:value="247.397436770329" calcext:value-type="float">
            <text:p>247</text:p>
          </table:table-cell>
          <table:table-cell table:formula="of:=PINTERP([.$A$15:.$A$205];[.$C$15:.$C$205];([.BN$6]+[.$E106]))*1000" office:value-type="float" office:value="246.582927659582" calcext:value-type="float">
            <text:p>247</text:p>
          </table:table-cell>
          <table:table-cell table:formula="of:=PINTERP([.$A$15:.$A$205];[.$C$15:.$C$205];([.BO$6]+[.$E106]))*1000" office:value-type="float" office:value="245.767382183782" calcext:value-type="float">
            <text:p>246</text:p>
          </table:table-cell>
          <table:table-cell table:formula="of:=PINTERP([.$A$15:.$A$205];[.$C$15:.$C$205];([.BP$6]+[.$E106]))*1000" office:value-type="float" office:value="244.950800342926" calcext:value-type="float">
            <text:p>245</text:p>
          </table:table-cell>
          <table:table-cell table:formula="of:=PINTERP([.$A$15:.$A$205];[.$C$15:.$C$205];([.BQ$6]+[.$E106]))*1000" office:value-type="float" office:value="244.13318213702" calcext:value-type="float">
            <text:p>244</text:p>
          </table:table-cell>
          <table:table-cell table:formula="of:=PINTERP([.$A$15:.$A$205];[.$C$15:.$C$205];([.BR$6]+[.$E106]))*1000" office:value-type="float" office:value="243.314527566066" calcext:value-type="float">
            <text:p>243</text:p>
          </table:table-cell>
          <table:table-cell table:style-name="ce17" table:formula="of:=PINTERP([.$A$15:.$A$205];[.$C$15:.$C$205];([.BS$6]+[.$E106]))*1000" office:value-type="float" office:value="242.494836630053" calcext:value-type="float">
            <text:p>242</text:p>
          </table:table-cell>
          <table:table-cell table:style-name="ce17"/>
          <table:table-cell table:style-name="ce10" office:value-type="float" office:value="19.6" calcext:value-type="float">
            <text:p>19,6</text:p>
          </table:table-cell>
          <table:table-cell table:formula="of:=[.AZ106]-(2^8)*1" office:value-type="float" office:value="1.89174599017986" calcext:value-type="float">
            <text:p>2</text:p>
          </table:table-cell>
          <table:table-cell table:formula="of:=[.BA106]-(2^8)*1" office:value-type="float" office:value="1.0907096251272" calcext:value-type="float">
            <text:p>1</text:p>
          </table:table-cell>
          <table:table-cell table:formula="of:=[.BB106]-(2^8)*1" office:value-type="float" office:value="0.288636895018897" calcext:value-type="float">
            <text:p>0</text:p>
          </table:table-cell>
          <table:table-cell table:style-name="ce16" table:formula="of:=[.BC106]-(2^8)*0" office:value-type="float" office:value="255.485527799859" calcext:value-type="float">
            <text:p>255</text:p>
          </table:table-cell>
          <table:table-cell table:formula="of:=[.BD106]-(2^8)*0" office:value-type="float" office:value="254.681382339647" calcext:value-type="float">
            <text:p>255</text:p>
          </table:table-cell>
          <table:table-cell table:formula="of:=[.BE106]-(2^8)*0" office:value-type="float" office:value="253.876200514378" calcext:value-type="float">
            <text:p>254</text:p>
          </table:table-cell>
          <table:table-cell table:formula="of:=[.BF106]-(2^8)*0" office:value-type="float" office:value="253.069982324059" calcext:value-type="float">
            <text:p>253</text:p>
          </table:table-cell>
          <table:table-cell table:formula="of:=[.BG106]-(2^8)*0" office:value-type="float" office:value="252.262727768692" calcext:value-type="float">
            <text:p>252</text:p>
          </table:table-cell>
          <table:table-cell table:formula="of:=[.BH106]-(2^8)*0" office:value-type="float" office:value="251.454436848266" calcext:value-type="float">
            <text:p>251</text:p>
          </table:table-cell>
          <table:table-cell table:formula="of:=[.BI106]-(2^8)*0" office:value-type="float" office:value="250.645109562786" calcext:value-type="float">
            <text:p>251</text:p>
          </table:table-cell>
          <table:table-cell table:style-name="ce15" table:formula="of:=[.BJ106]-(2^8)*0" office:value-type="float" office:value="249.834745912251" calcext:value-type="float">
            <text:p>250</text:p>
          </table:table-cell>
          <table:table-cell table:style-name="ce15" table:formula="of:=[.BK106]-(2^8)*0" office:value-type="float" office:value="249.023345896664" calcext:value-type="float">
            <text:p>249</text:p>
          </table:table-cell>
          <table:table-cell table:style-name="ce15" table:formula="of:=[.BL106]-(2^8)*0" office:value-type="float" office:value="248.210909516025" calcext:value-type="float">
            <text:p>248</text:p>
          </table:table-cell>
          <table:table-cell table:style-name="ce15" table:formula="of:=[.BM106]-(2^8)*0" office:value-type="float" office:value="247.397436770329" calcext:value-type="float">
            <text:p>247</text:p>
          </table:table-cell>
          <table:table-cell table:style-name="ce15" table:formula="of:=[.BN106]-(2^8)*0" office:value-type="float" office:value="246.582927659582" calcext:value-type="float">
            <text:p>247</text:p>
          </table:table-cell>
          <table:table-cell table:style-name="ce15" table:formula="of:=[.BO106]-(2^8)*0" office:value-type="float" office:value="245.767382183782" calcext:value-type="float">
            <text:p>246</text:p>
          </table:table-cell>
          <table:table-cell table:style-name="ce15" table:formula="of:=[.BP106]-(2^8)*0" office:value-type="float" office:value="244.950800342926" calcext:value-type="float">
            <text:p>245</text:p>
          </table:table-cell>
          <table:table-cell table:style-name="ce15" table:formula="of:=[.BQ106]-(2^8)*0" office:value-type="float" office:value="244.13318213702" calcext:value-type="float">
            <text:p>244</text:p>
          </table:table-cell>
          <table:table-cell table:style-name="ce15" table:formula="of:=[.BR106]-(2^8)*0" office:value-type="float" office:value="243.314527566066" calcext:value-type="float">
            <text:p>243</text:p>
          </table:table-cell>
          <table:table-cell table:style-name="ce15" table:formula="of:=[.BS106]-(2^8)*0" office:value-type="float" office:value="242.494836630053" calcext:value-type="float">
            <text:p>242</text:p>
          </table:table-cell>
        </table:table-row>
        <table:table-row table:style-name="ro2">
          <table:table-cell office:value-type="float" office:value="82.07" calcext:value-type="float">
            <text:p>82,070</text:p>
          </table:table-cell>
          <table:table-cell office:value-type="percentage" office:value="0.5738" calcext:value-type="percentage">
            <text:p>57,38%</text:p>
          </table:table-cell>
          <table:table-cell office:value-type="percentage" office:value="0.8299" calcext:value-type="percentage">
            <text:p>82,99%</text:p>
          </table:table-cell>
          <table:table-cell/>
          <table:table-cell office:value-type="float" office:value="19.8" calcext:value-type="float">
            <text:p>19,8</text:p>
          </table:table-cell>
          <table:table-cell table:formula="of:=PINTERP([.$A$15:.$A$205];[.$B$15:.$B$205];([.F$6]+[.$E107]))*1000" office:value-type="float" office:value="25.9361579526855" calcext:value-type="float">
            <text:p>26</text:p>
          </table:table-cell>
          <table:table-cell table:formula="of:=PINTERP([.$A$15:.$A$205];[.$B$15:.$B$205];([.G$6]+[.$E107]))*1000" office:value-type="float" office:value="25.8298200267818" calcext:value-type="float">
            <text:p>26</text:p>
          </table:table-cell>
          <table:table-cell table:formula="of:=PINTERP([.$A$15:.$A$205];[.$B$15:.$B$205];([.H$6]+[.$E107]))*1000" office:value-type="float" office:value="25.723872935575" calcext:value-type="float">
            <text:p>26</text:p>
          </table:table-cell>
          <table:table-cell table:formula="of:=PINTERP([.$A$15:.$A$205];[.$B$15:.$B$205];([.I$6]+[.$E107]))*1000" office:value-type="float" office:value="25.6183166790657" calcext:value-type="float">
            <text:p>26</text:p>
          </table:table-cell>
          <table:table-cell table:formula="of:=PINTERP([.$A$15:.$A$205];[.$B$15:.$B$205];([.J$6]+[.$E107]))*1000" office:value-type="float" office:value="25.5131512572534" calcext:value-type="float">
            <text:p>26</text:p>
          </table:table-cell>
          <table:table-cell table:formula="of:=PINTERP([.$A$15:.$A$205];[.$B$15:.$B$205];([.K$6]+[.$E107]))*1000" office:value-type="float" office:value="25.4083766701383" calcext:value-type="float">
            <text:p>25</text:p>
          </table:table-cell>
          <table:table-cell table:formula="of:=PINTERP([.$A$15:.$A$205];[.$B$15:.$B$205];([.L$6]+[.$E107]))*1000" office:value-type="float" office:value="25.3039929177206" calcext:value-type="float">
            <text:p>25</text:p>
          </table:table-cell>
          <table:table-cell table:formula="of:=PINTERP([.$A$15:.$A$205];[.$B$15:.$B$205];([.M$6]+[.$E107]))*1000" office:value-type="float" office:value="25.200000000001" calcext:value-type="float">
            <text:p>25</text:p>
          </table:table-cell>
          <table:table-cell table:formula="of:=PINTERP([.$A$15:.$A$205];[.$B$15:.$B$205];([.N$6]+[.$E107]))*1000" office:value-type="float" office:value="25.0852477272738" calcext:value-type="float">
            <text:p>25</text:p>
          </table:table-cell>
          <table:table-cell table:formula="of:=PINTERP([.$A$15:.$A$205];[.$B$15:.$B$205];([.O$6]+[.$E107]))*1000" office:value-type="float" office:value="24.9700363636376" calcext:value-type="float">
            <text:p>25</text:p>
          </table:table-cell>
          <table:table-cell table:formula="of:=PINTERP([.$A$15:.$A$205];[.$B$15:.$B$205];([.P$6]+[.$E107]))*1000" office:value-type="float" office:value="24.854365909092" calcext:value-type="float">
            <text:p>25</text:p>
          </table:table-cell>
          <table:table-cell table:formula="of:=PINTERP([.$A$15:.$A$205];[.$B$15:.$B$205];([.Q$6]+[.$E107]))*1000" office:value-type="float" office:value="24.7382363636374" calcext:value-type="float">
            <text:p>25</text:p>
          </table:table-cell>
          <table:table-cell table:formula="of:=PINTERP([.$A$15:.$A$205];[.$B$15:.$B$205];([.R$6]+[.$E107]))*1000" office:value-type="float" office:value="24.6216477272739" calcext:value-type="float">
            <text:p>25</text:p>
          </table:table-cell>
          <table:table-cell table:formula="of:=PINTERP([.$A$15:.$A$205];[.$B$15:.$B$205];([.S$6]+[.$E107]))*1000" office:value-type="float" office:value="24.5046000000011" calcext:value-type="float">
            <text:p>25</text:p>
          </table:table-cell>
          <table:table-cell table:formula="of:=PINTERP([.$A$15:.$A$205];[.$B$15:.$B$205];([.T$6]+[.$E107]))*1000" office:value-type="float" office:value="24.3870931818194" calcext:value-type="float">
            <text:p>24</text:p>
          </table:table-cell>
          <table:table-cell table:formula="of:=PINTERP([.$A$15:.$A$205];[.$B$15:.$B$205];([.U$6]+[.$E107]))*1000" office:value-type="float" office:value="24.2691272727296" calcext:value-type="float">
            <text:p>24</text:p>
          </table:table-cell>
          <table:table-cell table:formula="of:=PINTERP([.$A$15:.$A$205];[.$B$15:.$B$205];([.V$6]+[.$E107]))*1000" office:value-type="float" office:value="24.1507022727296" calcext:value-type="float">
            <text:p>24</text:p>
          </table:table-cell>
          <table:table-cell table:formula="of:=PINTERP([.$A$15:.$A$205];[.$B$15:.$B$205];([.W$6]+[.$E107]))*1000" office:value-type="float" office:value="24.0318181818206" calcext:value-type="float">
            <text:p>24</text:p>
          </table:table-cell>
          <table:table-cell table:formula="of:=PINTERP([.$A$15:.$A$205];[.$B$15:.$B$205];([.X$6]+[.$E107]))*1000" office:value-type="float" office:value="23.9124750000024" calcext:value-type="float">
            <text:p>24</text:p>
          </table:table-cell>
          <table:table-cell table:formula="of:=PINTERP([.$A$15:.$A$205];[.$B$15:.$B$205];([.Y$6]+[.$E107]))*1000" office:value-type="float" office:value="23.7926727272751" calcext:value-type="float">
            <text:p>24</text:p>
          </table:table-cell>
          <table:table-cell/>
          <table:table-cell office:value-type="float" office:value="19.8" calcext:value-type="float">
            <text:p>19,8</text:p>
          </table:table-cell>
          <table:table-cell/>
          <table:table-cell table:formula="of:=[.F107]-(2^8)*0" office:value-type="float" office:value="25.9361579526855" calcext:value-type="float">
            <text:p>26</text:p>
          </table:table-cell>
          <table:table-cell table:formula="of:=[.G107]-(2^8)*0" office:value-type="float" office:value="25.8298200267818" calcext:value-type="float">
            <text:p>26</text:p>
          </table:table-cell>
          <table:table-cell table:formula="of:=[.H107]-(2^8)*0" office:value-type="float" office:value="25.723872935575" calcext:value-type="float">
            <text:p>26</text:p>
          </table:table-cell>
          <table:table-cell table:formula="of:=[.I107]-(2^8)*0" office:value-type="float" office:value="25.6183166790657" calcext:value-type="float">
            <text:p>26</text:p>
          </table:table-cell>
          <table:table-cell table:formula="of:=[.J107]-(2^8)*0" office:value-type="float" office:value="25.5131512572534" calcext:value-type="float">
            <text:p>26</text:p>
          </table:table-cell>
          <table:table-cell table:formula="of:=[.K107]-(2^8)*0" office:value-type="float" office:value="25.4083766701383" calcext:value-type="float">
            <text:p>25</text:p>
          </table:table-cell>
          <table:table-cell table:formula="of:=[.L107]-(2^8)*0" office:value-type="float" office:value="25.3039929177206" calcext:value-type="float">
            <text:p>25</text:p>
          </table:table-cell>
          <table:table-cell table:formula="of:=[.M107]-(2^8)*0" office:value-type="float" office:value="25.200000000001" calcext:value-type="float">
            <text:p>25</text:p>
          </table:table-cell>
          <table:table-cell table:formula="of:=[.N107]-(2^8)*0" office:value-type="float" office:value="25.0852477272738" calcext:value-type="float">
            <text:p>25</text:p>
          </table:table-cell>
          <table:table-cell table:formula="of:=[.O107]-(2^8)*0" office:value-type="float" office:value="24.9700363636376" calcext:value-type="float">
            <text:p>25</text:p>
          </table:table-cell>
          <table:table-cell table:formula="of:=[.P107]-(2^8)*0" office:value-type="float" office:value="24.854365909092" calcext:value-type="float">
            <text:p>25</text:p>
          </table:table-cell>
          <table:table-cell table:formula="of:=[.Q107]-(2^8)*0" office:value-type="float" office:value="24.7382363636374" calcext:value-type="float">
            <text:p>25</text:p>
          </table:table-cell>
          <table:table-cell table:formula="of:=[.R107]-(2^8)*0" office:value-type="float" office:value="24.6216477272739" calcext:value-type="float">
            <text:p>25</text:p>
          </table:table-cell>
          <table:table-cell table:formula="of:=[.S107]-(2^8)*0" office:value-type="float" office:value="24.5046000000011" calcext:value-type="float">
            <text:p>25</text:p>
          </table:table-cell>
          <table:table-cell table:formula="of:=[.T107]-(2^8)*0" office:value-type="float" office:value="24.3870931818194" calcext:value-type="float">
            <text:p>24</text:p>
          </table:table-cell>
          <table:table-cell table:formula="of:=[.U107]-(2^8)*0" office:value-type="float" office:value="24.2691272727296" calcext:value-type="float">
            <text:p>24</text:p>
          </table:table-cell>
          <table:table-cell table:formula="of:=[.V107]-(2^8)*0" office:value-type="float" office:value="24.1507022727296" calcext:value-type="float">
            <text:p>24</text:p>
          </table:table-cell>
          <table:table-cell table:formula="of:=[.W107]-(2^8)*0" office:value-type="float" office:value="24.0318181818206" calcext:value-type="float">
            <text:p>24</text:p>
          </table:table-cell>
          <table:table-cell table:formula="of:=[.X107]-(2^8)*0" office:value-type="float" office:value="23.9124750000024" calcext:value-type="float">
            <text:p>24</text:p>
          </table:table-cell>
          <table:table-cell table:formula="of:=[.Y107]-(2^8)*0" office:value-type="float" office:value="23.7926727272751" calcext:value-type="float">
            <text:p>24</text:p>
          </table:table-cell>
          <table:table-cell/>
          <table:table-cell table:style-name="ce10" office:value-type="float" office:value="19.8" calcext:value-type="float">
            <text:p>19,8</text:p>
          </table:table-cell>
          <table:table-cell table:style-name="ce10"/>
          <table:table-cell table:formula="of:=PINTERP([.$A$15:.$A$205];[.$C$15:.$C$205];([.AZ$6]+[.$E107]))*1000" office:value-type="float" office:value="241.674109328968" calcext:value-type="float">
            <text:p>242</text:p>
          </table:table-cell>
          <table:table-cell table:formula="of:=PINTERP([.$A$15:.$A$205];[.$C$15:.$C$205];([.BA$6]+[.$E107]))*1000" office:value-type="float" office:value="240.852345662848" calcext:value-type="float">
            <text:p>241</text:p>
          </table:table-cell>
          <table:table-cell table:formula="of:=PINTERP([.$A$15:.$A$205];[.$C$15:.$C$205];([.BB$6]+[.$E107]))*1000" office:value-type="float" office:value="240.029545631673" calcext:value-type="float">
            <text:p>240</text:p>
          </table:table-cell>
          <table:table-cell table:formula="of:=PINTERP([.$A$15:.$A$205];[.$C$15:.$C$205];([.BC$6]+[.$E107]))*1000" office:value-type="float" office:value="239.205709235446" calcext:value-type="float">
            <text:p>239</text:p>
          </table:table-cell>
          <table:table-cell table:formula="of:=PINTERP([.$A$15:.$A$205];[.$C$15:.$C$205];([.BD$6]+[.$E107]))*1000" office:value-type="float" office:value="238.380836474164" calcext:value-type="float">
            <text:p>238</text:p>
          </table:table-cell>
          <table:table-cell table:formula="of:=PINTERP([.$A$15:.$A$205];[.$C$15:.$C$205];([.BE$6]+[.$E107]))*1000" office:value-type="float" office:value="237.554927347829" calcext:value-type="float">
            <text:p>238</text:p>
          </table:table-cell>
          <table:table-cell table:formula="of:=PINTERP([.$A$15:.$A$205];[.$C$15:.$C$205];([.BF$6]+[.$E107]))*1000" office:value-type="float" office:value="236.727981856442" calcext:value-type="float">
            <text:p>237</text:p>
          </table:table-cell>
          <table:table-cell table:formula="of:=PINTERP([.$A$15:.$A$205];[.$C$15:.$C$205];([.BG$6]+[.$E107]))*1000" office:value-type="float" office:value="235.900000000008" calcext:value-type="float">
            <text:p>236</text:p>
          </table:table-cell>
          <table:table-cell table:formula="of:=PINTERP([.$A$15:.$A$205];[.$C$15:.$C$205];([.BH$6]+[.$E107]))*1000" office:value-type="float" office:value="234.849897222232" calcext:value-type="float">
            <text:p>235</text:p>
          </table:table-cell>
          <table:table-cell table:formula="of:=PINTERP([.$A$15:.$A$205];[.$C$15:.$C$205];([.BI$6]+[.$E107]))*1000" office:value-type="float" office:value="233.795390476201" calcext:value-type="float">
            <text:p>234</text:p>
          </table:table-cell>
          <table:table-cell table:formula="of:=PINTERP([.$A$15:.$A$205];[.$C$15:.$C$205];([.BJ$6]+[.$E107]))*1000" office:value-type="float" office:value="232.736479761915" calcext:value-type="float">
            <text:p>233</text:p>
          </table:table-cell>
          <table:table-cell table:formula="of:=PINTERP([.$A$15:.$A$205];[.$C$15:.$C$205];([.BK$6]+[.$E107]))*1000" office:value-type="float" office:value="231.673165079375" calcext:value-type="float">
            <text:p>232</text:p>
          </table:table-cell>
          <table:table-cell table:formula="of:=PINTERP([.$A$15:.$A$205];[.$C$15:.$C$205];([.BL$6]+[.$E107]))*1000" office:value-type="float" office:value="230.605446428582" calcext:value-type="float">
            <text:p>231</text:p>
          </table:table-cell>
          <table:table-cell table:formula="of:=PINTERP([.$A$15:.$A$205];[.$C$15:.$C$205];([.BM$6]+[.$E107]))*1000" office:value-type="float" office:value="229.533323809534" calcext:value-type="float">
            <text:p>230</text:p>
          </table:table-cell>
          <table:table-cell table:formula="of:=PINTERP([.$A$15:.$A$205];[.$C$15:.$C$205];([.BN$6]+[.$E107]))*1000" office:value-type="float" office:value="228.456797222234" calcext:value-type="float">
            <text:p>228</text:p>
          </table:table-cell>
          <table:table-cell table:formula="of:=PINTERP([.$A$15:.$A$205];[.$C$15:.$C$205];([.BO$6]+[.$E107]))*1000" office:value-type="float" office:value="227.375866666678" calcext:value-type="float">
            <text:p>227</text:p>
          </table:table-cell>
          <table:table-cell table:formula="of:=PINTERP([.$A$15:.$A$205];[.$C$15:.$C$205];([.BP$6]+[.$E107]))*1000" office:value-type="float" office:value="226.290532142868" calcext:value-type="float">
            <text:p>226</text:p>
          </table:table-cell>
          <table:table-cell table:formula="of:=PINTERP([.$A$15:.$A$205];[.$C$15:.$C$205];([.BQ$6]+[.$E107]))*1000" office:value-type="float" office:value="225.200793650805" calcext:value-type="float">
            <text:p>225</text:p>
          </table:table-cell>
          <table:table-cell table:formula="of:=PINTERP([.$A$15:.$A$205];[.$C$15:.$C$205];([.BR$6]+[.$E107]))*1000" office:value-type="float" office:value="224.106651190498" calcext:value-type="float">
            <text:p>224</text:p>
          </table:table-cell>
          <table:table-cell table:style-name="ce17" table:formula="of:=PINTERP([.$A$15:.$A$205];[.$C$15:.$C$205];([.BS$6]+[.$E107]))*1000" office:value-type="float" office:value="223.008104761926" calcext:value-type="float">
            <text:p>223</text:p>
          </table:table-cell>
          <table:table-cell table:style-name="ce17"/>
          <table:table-cell table:style-name="ce10" office:value-type="float" office:value="19.8" calcext:value-type="float">
            <text:p>19,8</text:p>
          </table:table-cell>
          <table:table-cell table:formula="of:=[.AZ107]-(2^8)*0" office:value-type="float" office:value="241.674109328968" calcext:value-type="float">
            <text:p>242</text:p>
          </table:table-cell>
          <table:table-cell table:formula="of:=[.BA107]-(2^8)*0" office:value-type="float" office:value="240.852345662848" calcext:value-type="float">
            <text:p>241</text:p>
          </table:table-cell>
          <table:table-cell table:formula="of:=[.BB107]-(2^8)*0" office:value-type="float" office:value="240.029545631673" calcext:value-type="float">
            <text:p>240</text:p>
          </table:table-cell>
          <table:table-cell table:formula="of:=[.BC107]-(2^8)*0" office:value-type="float" office:value="239.205709235446" calcext:value-type="float">
            <text:p>239</text:p>
          </table:table-cell>
          <table:table-cell table:formula="of:=[.BD107]-(2^8)*0" office:value-type="float" office:value="238.380836474164" calcext:value-type="float">
            <text:p>238</text:p>
          </table:table-cell>
          <table:table-cell table:formula="of:=[.BE107]-(2^8)*0" office:value-type="float" office:value="237.554927347829" calcext:value-type="float">
            <text:p>238</text:p>
          </table:table-cell>
          <table:table-cell table:formula="of:=[.BF107]-(2^8)*0" office:value-type="float" office:value="236.727981856442" calcext:value-type="float">
            <text:p>237</text:p>
          </table:table-cell>
          <table:table-cell table:formula="of:=[.BG107]-(2^8)*0" office:value-type="float" office:value="235.900000000008" calcext:value-type="float">
            <text:p>236</text:p>
          </table:table-cell>
          <table:table-cell table:formula="of:=[.BH107]-(2^8)*0" office:value-type="float" office:value="234.849897222232" calcext:value-type="float">
            <text:p>235</text:p>
          </table:table-cell>
          <table:table-cell table:formula="of:=[.BI107]-(2^8)*0" office:value-type="float" office:value="233.795390476201" calcext:value-type="float">
            <text:p>234</text:p>
          </table:table-cell>
          <table:table-cell table:style-name="ce15" table:formula="of:=[.BJ107]-(2^8)*0" office:value-type="float" office:value="232.736479761915" calcext:value-type="float">
            <text:p>233</text:p>
          </table:table-cell>
          <table:table-cell table:style-name="ce15" table:formula="of:=[.BK107]-(2^8)*0" office:value-type="float" office:value="231.673165079375" calcext:value-type="float">
            <text:p>232</text:p>
          </table:table-cell>
          <table:table-cell table:style-name="ce15" table:formula="of:=[.BL107]-(2^8)*0" office:value-type="float" office:value="230.605446428582" calcext:value-type="float">
            <text:p>231</text:p>
          </table:table-cell>
          <table:table-cell table:style-name="ce15" table:formula="of:=[.BM107]-(2^8)*0" office:value-type="float" office:value="229.533323809534" calcext:value-type="float">
            <text:p>230</text:p>
          </table:table-cell>
          <table:table-cell table:style-name="ce15" table:formula="of:=[.BN107]-(2^8)*0" office:value-type="float" office:value="228.456797222234" calcext:value-type="float">
            <text:p>228</text:p>
          </table:table-cell>
          <table:table-cell table:style-name="ce15" table:formula="of:=[.BO107]-(2^8)*0" office:value-type="float" office:value="227.375866666678" calcext:value-type="float">
            <text:p>227</text:p>
          </table:table-cell>
          <table:table-cell table:style-name="ce15" table:formula="of:=[.BP107]-(2^8)*0" office:value-type="float" office:value="226.290532142868" calcext:value-type="float">
            <text:p>226</text:p>
          </table:table-cell>
          <table:table-cell table:style-name="ce15" table:formula="of:=[.BQ107]-(2^8)*0" office:value-type="float" office:value="225.200793650805" calcext:value-type="float">
            <text:p>225</text:p>
          </table:table-cell>
          <table:table-cell table:style-name="ce15" table:formula="of:=[.BR107]-(2^8)*0" office:value-type="float" office:value="224.106651190498" calcext:value-type="float">
            <text:p>224</text:p>
          </table:table-cell>
          <table:table-cell table:style-name="ce15" table:formula="of:=[.BS107]-(2^8)*0" office:value-type="float" office:value="223.008104761926" calcext:value-type="float">
            <text:p>223</text:p>
          </table:table-cell>
        </table:table-row>
        <table:table-row table:style-name="ro2">
          <table:table-cell office:value-type="float" office:value="82.13" calcext:value-type="float">
            <text:p>82,130</text:p>
          </table:table-cell>
          <table:table-cell office:value-type="percentage" office:value="0.5687" calcext:value-type="percentage">
            <text:p>56,87%</text:p>
          </table:table-cell>
          <table:table-cell office:value-type="percentage" office:value="0.8291" calcext:value-type="percentage">
            <text:p>82,91%</text:p>
          </table:table-cell>
          <table:table-cell/>
          <table:table-cell office:value-type="float" office:value="20" calcext:value-type="float">
            <text:p>20,0</text:p>
          </table:table-cell>
          <table:table-cell table:formula="of:=PINTERP([.$A$15:.$A$205];[.$B$15:.$B$205];([.F$6]+[.$E108]))*1000" office:value-type="float" office:value="23.6724113636362" calcext:value-type="float">
            <text:p>24</text:p>
          </table:table-cell>
          <table:table-cell table:formula="of:=PINTERP([.$A$15:.$A$205];[.$B$15:.$B$205];([.G$6]+[.$E108]))*1000" office:value-type="float" office:value="23.5516909090909" calcext:value-type="float">
            <text:p>24</text:p>
          </table:table-cell>
          <table:table-cell table:formula="of:=PINTERP([.$A$15:.$A$205];[.$B$15:.$B$205];([.H$6]+[.$E108]))*1000" office:value-type="float" office:value="23.4305113636363" calcext:value-type="float">
            <text:p>23</text:p>
          </table:table-cell>
          <table:table-cell table:formula="of:=PINTERP([.$A$15:.$A$205];[.$B$15:.$B$205];([.I$6]+[.$E108]))*1000" office:value-type="float" office:value="23.3088727272728" calcext:value-type="float">
            <text:p>23</text:p>
          </table:table-cell>
          <table:table-cell table:formula="of:=PINTERP([.$A$15:.$A$205];[.$B$15:.$B$205];([.J$6]+[.$E108]))*1000" office:value-type="float" office:value="23.186775" calcext:value-type="float">
            <text:p>23</text:p>
          </table:table-cell>
          <table:table-cell table:formula="of:=PINTERP([.$A$15:.$A$205];[.$B$15:.$B$205];([.K$6]+[.$E108]))*1000" office:value-type="float" office:value="23.0642181818181" calcext:value-type="float">
            <text:p>23</text:p>
          </table:table-cell>
          <table:table-cell table:formula="of:=PINTERP([.$A$15:.$A$205];[.$B$15:.$B$205];([.L$6]+[.$E108]))*1000" office:value-type="float" office:value="22.9412022727273" calcext:value-type="float">
            <text:p>23</text:p>
          </table:table-cell>
          <table:table-cell table:formula="of:=PINTERP([.$A$15:.$A$205];[.$B$15:.$B$205];([.M$6]+[.$E108]))*1000" office:value-type="float" office:value="22.8177272727285" calcext:value-type="float">
            <text:p>23</text:p>
          </table:table-cell>
          <table:table-cell table:formula="of:=PINTERP([.$A$15:.$A$205];[.$B$15:.$B$205];([.N$6]+[.$E108]))*1000" office:value-type="float" office:value="22.6937931818193" calcext:value-type="float">
            <text:p>23</text:p>
          </table:table-cell>
          <table:table-cell table:formula="of:=PINTERP([.$A$15:.$A$205];[.$B$15:.$B$205];([.O$6]+[.$E108]))*1000" office:value-type="float" office:value="22.5694000000012" calcext:value-type="float">
            <text:p>23</text:p>
          </table:table-cell>
          <table:table-cell table:formula="of:=PINTERP([.$A$15:.$A$205];[.$B$15:.$B$205];([.P$6]+[.$E108]))*1000" office:value-type="float" office:value="22.4445477272739" calcext:value-type="float">
            <text:p>22</text:p>
          </table:table-cell>
          <table:table-cell table:formula="of:=PINTERP([.$A$15:.$A$205];[.$B$15:.$B$205];([.Q$6]+[.$E108]))*1000" office:value-type="float" office:value="22.3192363636375" calcext:value-type="float">
            <text:p>22</text:p>
          </table:table-cell>
          <table:table-cell table:formula="of:=PINTERP([.$A$15:.$A$205];[.$B$15:.$B$205];([.R$6]+[.$E108]))*1000" office:value-type="float" office:value="22.1934659090922" calcext:value-type="float">
            <text:p>22</text:p>
          </table:table-cell>
          <table:table-cell table:formula="of:=PINTERP([.$A$15:.$A$205];[.$B$15:.$B$205];([.S$6]+[.$E108]))*1000" office:value-type="float" office:value="22.0672363636375" calcext:value-type="float">
            <text:p>22</text:p>
          </table:table-cell>
          <table:table-cell table:formula="of:=PINTERP([.$A$15:.$A$205];[.$B$15:.$B$205];([.T$6]+[.$E108]))*1000" office:value-type="float" office:value="21.940547727274" calcext:value-type="float">
            <text:p>22</text:p>
          </table:table-cell>
          <table:table-cell table:formula="of:=PINTERP([.$A$15:.$A$205];[.$B$15:.$B$205];([.U$6]+[.$E108]))*1000" office:value-type="float" office:value="21.8134000000025" calcext:value-type="float">
            <text:p>22</text:p>
          </table:table-cell>
          <table:table-cell table:formula="of:=PINTERP([.$A$15:.$A$205];[.$B$15:.$B$205];([.V$6]+[.$E108]))*1000" office:value-type="float" office:value="21.6857931818206" calcext:value-type="float">
            <text:p>22</text:p>
          </table:table-cell>
          <table:table-cell table:formula="of:=PINTERP([.$A$15:.$A$205];[.$B$15:.$B$205];([.W$6]+[.$E108]))*1000" office:value-type="float" office:value="21.5577272727299" calcext:value-type="float">
            <text:p>22</text:p>
          </table:table-cell>
          <table:table-cell table:formula="of:=PINTERP([.$A$15:.$A$205];[.$B$15:.$B$205];([.X$6]+[.$E108]))*1000" office:value-type="float" office:value="21.4292022727298" calcext:value-type="float">
            <text:p>21</text:p>
          </table:table-cell>
          <table:table-cell table:formula="of:=PINTERP([.$A$15:.$A$205];[.$B$15:.$B$205];([.Y$6]+[.$E108]))*1000" office:value-type="float" office:value="21.3002181818206" calcext:value-type="float">
            <text:p>21</text:p>
          </table:table-cell>
          <table:table-cell/>
          <table:table-cell office:value-type="float" office:value="20" calcext:value-type="float">
            <text:p>20,0</text:p>
          </table:table-cell>
          <table:table-cell/>
          <table:table-cell table:formula="of:=[.F108]-(2^8)*0" office:value-type="float" office:value="23.6724113636362" calcext:value-type="float">
            <text:p>24</text:p>
          </table:table-cell>
          <table:table-cell table:formula="of:=[.G108]-(2^8)*0" office:value-type="float" office:value="23.5516909090909" calcext:value-type="float">
            <text:p>24</text:p>
          </table:table-cell>
          <table:table-cell table:formula="of:=[.H108]-(2^8)*0" office:value-type="float" office:value="23.4305113636363" calcext:value-type="float">
            <text:p>23</text:p>
          </table:table-cell>
          <table:table-cell table:formula="of:=[.I108]-(2^8)*0" office:value-type="float" office:value="23.3088727272728" calcext:value-type="float">
            <text:p>23</text:p>
          </table:table-cell>
          <table:table-cell table:formula="of:=[.J108]-(2^8)*0" office:value-type="float" office:value="23.186775" calcext:value-type="float">
            <text:p>23</text:p>
          </table:table-cell>
          <table:table-cell table:formula="of:=[.K108]-(2^8)*0" office:value-type="float" office:value="23.0642181818181" calcext:value-type="float">
            <text:p>23</text:p>
          </table:table-cell>
          <table:table-cell table:formula="of:=[.L108]-(2^8)*0" office:value-type="float" office:value="22.9412022727273" calcext:value-type="float">
            <text:p>23</text:p>
          </table:table-cell>
          <table:table-cell table:formula="of:=[.M108]-(2^8)*0" office:value-type="float" office:value="22.8177272727285" calcext:value-type="float">
            <text:p>23</text:p>
          </table:table-cell>
          <table:table-cell table:formula="of:=[.N108]-(2^8)*0" office:value-type="float" office:value="22.6937931818193" calcext:value-type="float">
            <text:p>23</text:p>
          </table:table-cell>
          <table:table-cell table:formula="of:=[.O108]-(2^8)*0" office:value-type="float" office:value="22.5694000000012" calcext:value-type="float">
            <text:p>23</text:p>
          </table:table-cell>
          <table:table-cell table:formula="of:=[.P108]-(2^8)*0" office:value-type="float" office:value="22.4445477272739" calcext:value-type="float">
            <text:p>22</text:p>
          </table:table-cell>
          <table:table-cell table:formula="of:=[.Q108]-(2^8)*0" office:value-type="float" office:value="22.3192363636375" calcext:value-type="float">
            <text:p>22</text:p>
          </table:table-cell>
          <table:table-cell table:formula="of:=[.R108]-(2^8)*0" office:value-type="float" office:value="22.1934659090922" calcext:value-type="float">
            <text:p>22</text:p>
          </table:table-cell>
          <table:table-cell table:formula="of:=[.S108]-(2^8)*0" office:value-type="float" office:value="22.0672363636375" calcext:value-type="float">
            <text:p>22</text:p>
          </table:table-cell>
          <table:table-cell table:formula="of:=[.T108]-(2^8)*0" office:value-type="float" office:value="21.940547727274" calcext:value-type="float">
            <text:p>22</text:p>
          </table:table-cell>
          <table:table-cell table:formula="of:=[.U108]-(2^8)*0" office:value-type="float" office:value="21.8134000000025" calcext:value-type="float">
            <text:p>22</text:p>
          </table:table-cell>
          <table:table-cell table:formula="of:=[.V108]-(2^8)*0" office:value-type="float" office:value="21.6857931818206" calcext:value-type="float">
            <text:p>22</text:p>
          </table:table-cell>
          <table:table-cell table:formula="of:=[.W108]-(2^8)*0" office:value-type="float" office:value="21.5577272727299" calcext:value-type="float">
            <text:p>22</text:p>
          </table:table-cell>
          <table:table-cell table:formula="of:=[.X108]-(2^8)*0" office:value-type="float" office:value="21.4292022727298" calcext:value-type="float">
            <text:p>21</text:p>
          </table:table-cell>
          <table:table-cell table:formula="of:=[.Y108]-(2^8)*0" office:value-type="float" office:value="21.3002181818206" calcext:value-type="float">
            <text:p>21</text:p>
          </table:table-cell>
          <table:table-cell/>
          <table:table-cell table:style-name="ce10" office:value-type="float" office:value="20" calcext:value-type="float">
            <text:p>20,0</text:p>
          </table:table-cell>
          <table:table-cell table:style-name="ce10"/>
          <table:table-cell table:formula="of:=PINTERP([.$A$15:.$A$205];[.$C$15:.$C$205];([.AZ$6]+[.$E108]))*1000" office:value-type="float" office:value="221.905154365078" calcext:value-type="float">
            <text:p>222</text:p>
          </table:table-cell>
          <table:table-cell table:formula="of:=PINTERP([.$A$15:.$A$205];[.$C$15:.$C$205];([.BA$6]+[.$E108]))*1000" office:value-type="float" office:value="220.7978" calcext:value-type="float">
            <text:p>221</text:p>
          </table:table-cell>
          <table:table-cell table:formula="of:=PINTERP([.$A$15:.$A$205];[.$C$15:.$C$205];([.BB$6]+[.$E108]))*1000" office:value-type="float" office:value="219.686041666666" calcext:value-type="float">
            <text:p>220</text:p>
          </table:table-cell>
          <table:table-cell table:formula="of:=PINTERP([.$A$15:.$A$205];[.$C$15:.$C$205];([.BC$6]+[.$E108]))*1000" office:value-type="float" office:value="218.56987936508" calcext:value-type="float">
            <text:p>219</text:p>
          </table:table-cell>
          <table:table-cell table:formula="of:=PINTERP([.$A$15:.$A$205];[.$C$15:.$C$205];([.BD$6]+[.$E108]))*1000" office:value-type="float" office:value="217.449313095238" calcext:value-type="float">
            <text:p>217</text:p>
          </table:table-cell>
          <table:table-cell table:formula="of:=PINTERP([.$A$15:.$A$205];[.$C$15:.$C$205];([.BE$6]+[.$E108]))*1000" office:value-type="float" office:value="216.324342857142" calcext:value-type="float">
            <text:p>216</text:p>
          </table:table-cell>
          <table:table-cell table:formula="of:=PINTERP([.$A$15:.$A$205];[.$C$15:.$C$205];([.BF$6]+[.$E108]))*1000" office:value-type="float" office:value="215.194968650794" calcext:value-type="float">
            <text:p>215</text:p>
          </table:table-cell>
          <table:table-cell table:formula="of:=PINTERP([.$A$15:.$A$205];[.$C$15:.$C$205];([.BG$6]+[.$E108]))*1000" office:value-type="float" office:value="214.061190476201" calcext:value-type="float">
            <text:p>214</text:p>
          </table:table-cell>
          <table:table-cell table:formula="of:=PINTERP([.$A$15:.$A$205];[.$C$15:.$C$205];([.BH$6]+[.$E108]))*1000" office:value-type="float" office:value="212.923008333344" calcext:value-type="float">
            <text:p>213</text:p>
          </table:table-cell>
          <table:table-cell table:formula="of:=PINTERP([.$A$15:.$A$205];[.$C$15:.$C$205];([.BI$6]+[.$E108]))*1000" office:value-type="float" office:value="211.780422222234" calcext:value-type="float">
            <text:p>212</text:p>
          </table:table-cell>
          <table:table-cell table:formula="of:=PINTERP([.$A$15:.$A$205];[.$C$15:.$C$205];([.BJ$6]+[.$E108]))*1000" office:value-type="float" office:value="210.633432142868" calcext:value-type="float">
            <text:p>211</text:p>
          </table:table-cell>
          <table:table-cell table:formula="of:=PINTERP([.$A$15:.$A$205];[.$C$15:.$C$205];([.BK$6]+[.$E108]))*1000" office:value-type="float" office:value="209.482038095248" calcext:value-type="float">
            <text:p>209</text:p>
          </table:table-cell>
          <table:table-cell table:formula="of:=PINTERP([.$A$15:.$A$205];[.$C$15:.$C$205];([.BL$6]+[.$E108]))*1000" office:value-type="float" office:value="208.326240079377" calcext:value-type="float">
            <text:p>208</text:p>
          </table:table-cell>
          <table:table-cell table:formula="of:=PINTERP([.$A$15:.$A$205];[.$C$15:.$C$205];([.BM$6]+[.$E108]))*1000" office:value-type="float" office:value="207.166038095249" calcext:value-type="float">
            <text:p>207</text:p>
          </table:table-cell>
          <table:table-cell table:formula="of:=PINTERP([.$A$15:.$A$205];[.$C$15:.$C$205];([.BN$6]+[.$E108]))*1000" office:value-type="float" office:value="206.001432142869" calcext:value-type="float">
            <text:p>206</text:p>
          </table:table-cell>
          <table:table-cell table:formula="of:=PINTERP([.$A$15:.$A$205];[.$C$15:.$C$205];([.BO$6]+[.$E108]))*1000" office:value-type="float" office:value="204.832422222234" calcext:value-type="float">
            <text:p>205</text:p>
          </table:table-cell>
          <table:table-cell table:formula="of:=PINTERP([.$A$15:.$A$205];[.$C$15:.$C$205];([.BP$6]+[.$E108]))*1000" office:value-type="float" office:value="203.659008333344" calcext:value-type="float">
            <text:p>204</text:p>
          </table:table-cell>
          <table:table-cell table:formula="of:=PINTERP([.$A$15:.$A$205];[.$C$15:.$C$205];([.BQ$6]+[.$E108]))*1000" office:value-type="float" office:value="202.481190476202" calcext:value-type="float">
            <text:p>202</text:p>
          </table:table-cell>
          <table:table-cell table:formula="of:=PINTERP([.$A$15:.$A$205];[.$C$15:.$C$205];([.BR$6]+[.$E108]))*1000" office:value-type="float" office:value="201.298968650817" calcext:value-type="float">
            <text:p>201</text:p>
          </table:table-cell>
          <table:table-cell table:style-name="ce17" table:formula="of:=PINTERP([.$A$15:.$A$205];[.$C$15:.$C$205];([.BS$6]+[.$E108]))*1000" office:value-type="float" office:value="200.112342857166" calcext:value-type="float">
            <text:p>200</text:p>
          </table:table-cell>
          <table:table-cell table:style-name="ce17"/>
          <table:table-cell table:style-name="ce10" office:value-type="float" office:value="20" calcext:value-type="float">
            <text:p>20,0</text:p>
          </table:table-cell>
          <table:table-cell table:formula="of:=[.AZ108]-(2^8)*0" office:value-type="float" office:value="221.905154365078" calcext:value-type="float">
            <text:p>222</text:p>
          </table:table-cell>
          <table:table-cell table:formula="of:=[.BA108]-(2^8)*0" office:value-type="float" office:value="220.7978" calcext:value-type="float">
            <text:p>221</text:p>
          </table:table-cell>
          <table:table-cell table:formula="of:=[.BB108]-(2^8)*0" office:value-type="float" office:value="219.686041666666" calcext:value-type="float">
            <text:p>220</text:p>
          </table:table-cell>
          <table:table-cell table:formula="of:=[.BC108]-(2^8)*0" office:value-type="float" office:value="218.56987936508" calcext:value-type="float">
            <text:p>219</text:p>
          </table:table-cell>
          <table:table-cell table:formula="of:=[.BD108]-(2^8)*0" office:value-type="float" office:value="217.449313095238" calcext:value-type="float">
            <text:p>217</text:p>
          </table:table-cell>
          <table:table-cell table:formula="of:=[.BE108]-(2^8)*0" office:value-type="float" office:value="216.324342857142" calcext:value-type="float">
            <text:p>216</text:p>
          </table:table-cell>
          <table:table-cell table:formula="of:=[.BF108]-(2^8)*0" office:value-type="float" office:value="215.194968650794" calcext:value-type="float">
            <text:p>215</text:p>
          </table:table-cell>
          <table:table-cell table:formula="of:=[.BG108]-(2^8)*0" office:value-type="float" office:value="214.061190476201" calcext:value-type="float">
            <text:p>214</text:p>
          </table:table-cell>
          <table:table-cell table:formula="of:=[.BH108]-(2^8)*0" office:value-type="float" office:value="212.923008333344" calcext:value-type="float">
            <text:p>213</text:p>
          </table:table-cell>
          <table:table-cell table:formula="of:=[.BI108]-(2^8)*0" office:value-type="float" office:value="211.780422222234" calcext:value-type="float">
            <text:p>212</text:p>
          </table:table-cell>
          <table:table-cell table:style-name="ce15" table:formula="of:=[.BJ108]-(2^8)*0" office:value-type="float" office:value="210.633432142868" calcext:value-type="float">
            <text:p>211</text:p>
          </table:table-cell>
          <table:table-cell table:style-name="ce15" table:formula="of:=[.BK108]-(2^8)*0" office:value-type="float" office:value="209.482038095248" calcext:value-type="float">
            <text:p>209</text:p>
          </table:table-cell>
          <table:table-cell table:style-name="ce15" table:formula="of:=[.BL108]-(2^8)*0" office:value-type="float" office:value="208.326240079377" calcext:value-type="float">
            <text:p>208</text:p>
          </table:table-cell>
          <table:table-cell table:style-name="ce15" table:formula="of:=[.BM108]-(2^8)*0" office:value-type="float" office:value="207.166038095249" calcext:value-type="float">
            <text:p>207</text:p>
          </table:table-cell>
          <table:table-cell table:style-name="ce15" table:formula="of:=[.BN108]-(2^8)*0" office:value-type="float" office:value="206.001432142869" calcext:value-type="float">
            <text:p>206</text:p>
          </table:table-cell>
          <table:table-cell table:style-name="ce15" table:formula="of:=[.BO108]-(2^8)*0" office:value-type="float" office:value="204.832422222234" calcext:value-type="float">
            <text:p>205</text:p>
          </table:table-cell>
          <table:table-cell table:style-name="ce15" table:formula="of:=[.BP108]-(2^8)*0" office:value-type="float" office:value="203.659008333344" calcext:value-type="float">
            <text:p>204</text:p>
          </table:table-cell>
          <table:table-cell table:style-name="ce15" table:formula="of:=[.BQ108]-(2^8)*0" office:value-type="float" office:value="202.481190476202" calcext:value-type="float">
            <text:p>202</text:p>
          </table:table-cell>
          <table:table-cell table:style-name="ce15" table:formula="of:=[.BR108]-(2^8)*0" office:value-type="float" office:value="201.298968650817" calcext:value-type="float">
            <text:p>201</text:p>
          </table:table-cell>
          <table:table-cell table:style-name="ce15" table:formula="of:=[.BS108]-(2^8)*0" office:value-type="float" office:value="200.112342857166" calcext:value-type="float">
            <text:p>200</text:p>
          </table:table-cell>
        </table:table-row>
        <table:table-row table:style-name="ro2">
          <table:table-cell office:value-type="float" office:value="82.19" calcext:value-type="float">
            <text:p>82,190</text:p>
          </table:table-cell>
          <table:table-cell office:value-type="percentage" office:value="0.5635" calcext:value-type="percentage">
            <text:p>56,35%</text:p>
          </table:table-cell>
          <table:table-cell table:style-name="ce8" office:value-type="percentage" office:value="0.8282" calcext:value-type="percentage">
            <text:p>82,82%</text:p>
          </table:table-cell>
          <table:table-cell/>
          <table:table-cell office:value-type="float" office:value="20.2" calcext:value-type="float">
            <text:p>20,2</text:p>
          </table:table-cell>
          <table:table-cell table:formula="of:=PINTERP([.$A$15:.$A$205];[.$B$15:.$B$205];([.F$6]+[.$E109]))*1000" office:value-type="float" office:value="21.1707749999998" calcext:value-type="float">
            <text:p>21</text:p>
          </table:table-cell>
          <table:table-cell table:formula="of:=PINTERP([.$A$15:.$A$205];[.$B$15:.$B$205];([.G$6]+[.$E109]))*1000" office:value-type="float" office:value="21.0408727272727" calcext:value-type="float">
            <text:p>21</text:p>
          </table:table-cell>
          <table:table-cell table:formula="of:=PINTERP([.$A$15:.$A$205];[.$B$15:.$B$205];([.H$6]+[.$E109]))*1000" office:value-type="float" office:value="20.9105113636362" calcext:value-type="float">
            <text:p>21</text:p>
          </table:table-cell>
          <table:table-cell table:formula="of:=PINTERP([.$A$15:.$A$205];[.$B$15:.$B$205];([.I$6]+[.$E109]))*1000" office:value-type="float" office:value="20.7796909090909" calcext:value-type="float">
            <text:p>21</text:p>
          </table:table-cell>
          <table:table-cell table:formula="of:=PINTERP([.$A$15:.$A$205];[.$B$15:.$B$205];([.J$6]+[.$E109]))*1000" office:value-type="float" office:value="20.6484113636363" calcext:value-type="float">
            <text:p>21</text:p>
          </table:table-cell>
          <table:table-cell table:formula="of:=PINTERP([.$A$15:.$A$205];[.$B$15:.$B$205];([.K$6]+[.$E109]))*1000" office:value-type="float" office:value="20.5166727272726" calcext:value-type="float">
            <text:p>21</text:p>
          </table:table-cell>
          <table:table-cell table:formula="of:=PINTERP([.$A$15:.$A$205];[.$B$15:.$B$205];([.L$6]+[.$E109]))*1000" office:value-type="float" office:value="20.384475" calcext:value-type="float">
            <text:p>20</text:p>
          </table:table-cell>
          <table:table-cell table:formula="of:=PINTERP([.$A$15:.$A$205];[.$B$15:.$B$205];([.M$6]+[.$E109]))*1000" office:value-type="float" office:value="20.2518181818194" calcext:value-type="float">
            <text:p>20</text:p>
          </table:table-cell>
          <table:table-cell table:formula="of:=PINTERP([.$A$15:.$A$205];[.$B$15:.$B$205];([.N$6]+[.$E109]))*1000" office:value-type="float" office:value="20.1187022727284" calcext:value-type="float">
            <text:p>20</text:p>
          </table:table-cell>
          <table:table-cell table:formula="of:=PINTERP([.$A$15:.$A$205];[.$B$15:.$B$205];([.O$6]+[.$E109]))*1000" office:value-type="float" office:value="19.9851272727286" calcext:value-type="float">
            <text:p>20</text:p>
          </table:table-cell>
          <table:table-cell table:formula="of:=PINTERP([.$A$15:.$A$205];[.$B$15:.$B$205];([.P$6]+[.$E109]))*1000" office:value-type="float" office:value="19.8510931818194" calcext:value-type="float">
            <text:p>20</text:p>
          </table:table-cell>
          <table:table-cell table:formula="of:=PINTERP([.$A$15:.$A$205];[.$B$15:.$B$205];([.Q$6]+[.$E109]))*1000" office:value-type="float" office:value="19.7166000000012" calcext:value-type="float">
            <text:p>20</text:p>
          </table:table-cell>
          <table:table-cell table:formula="of:=PINTERP([.$A$15:.$A$205];[.$B$15:.$B$205];([.R$6]+[.$E109]))*1000" office:value-type="float" office:value="19.581647727274" calcext:value-type="float">
            <text:p>20</text:p>
          </table:table-cell>
          <table:table-cell table:formula="of:=PINTERP([.$A$15:.$A$205];[.$B$15:.$B$205];([.S$6]+[.$E109]))*1000" office:value-type="float" office:value="19.4462363636376" calcext:value-type="float">
            <text:p>19</text:p>
          </table:table-cell>
          <table:table-cell table:formula="of:=PINTERP([.$A$15:.$A$205];[.$B$15:.$B$205];([.T$6]+[.$E109]))*1000" office:value-type="float" office:value="19.3103659090923" calcext:value-type="float">
            <text:p>19</text:p>
          </table:table-cell>
          <table:table-cell table:formula="of:=PINTERP([.$A$15:.$A$205];[.$B$15:.$B$205];([.U$6]+[.$E109]))*1000" office:value-type="float" office:value="19.174036363639" calcext:value-type="float">
            <text:p>19</text:p>
          </table:table-cell>
          <table:table-cell table:formula="of:=PINTERP([.$A$15:.$A$205];[.$B$15:.$B$205];([.V$6]+[.$E109]))*1000" office:value-type="float" office:value="19.0372477272753" calcext:value-type="float">
            <text:p>19</text:p>
          </table:table-cell>
          <table:table-cell table:formula="of:=PINTERP([.$A$15:.$A$205];[.$B$15:.$B$205];([.W$6]+[.$E109]))*1000" office:value-type="float" office:value="18.9000000000027" calcext:value-type="float">
            <text:p>19</text:p>
          </table:table-cell>
          <table:table-cell table:formula="of:=PINTERP([.$A$15:.$A$205];[.$B$15:.$B$205];([.X$6]+[.$E109]))*1000" office:value-type="float" office:value="18.737105844159" calcext:value-type="float">
            <text:p>19</text:p>
          </table:table-cell>
          <table:table-cell table:formula="of:=PINTERP([.$A$15:.$A$205];[.$B$15:.$B$205];([.Y$6]+[.$E109]))*1000" office:value-type="float" office:value="18.5744883116914" calcext:value-type="float">
            <text:p>19</text:p>
          </table:table-cell>
          <table:table-cell/>
          <table:table-cell office:value-type="float" office:value="20.2" calcext:value-type="float">
            <text:p>20,2</text:p>
          </table:table-cell>
          <table:table-cell/>
          <table:table-cell table:formula="of:=[.F109]-(2^8)*0" office:value-type="float" office:value="21.1707749999998" calcext:value-type="float">
            <text:p>21</text:p>
          </table:table-cell>
          <table:table-cell table:formula="of:=[.G109]-(2^8)*0" office:value-type="float" office:value="21.0408727272727" calcext:value-type="float">
            <text:p>21</text:p>
          </table:table-cell>
          <table:table-cell table:formula="of:=[.H109]-(2^8)*0" office:value-type="float" office:value="20.9105113636362" calcext:value-type="float">
            <text:p>21</text:p>
          </table:table-cell>
          <table:table-cell table:formula="of:=[.I109]-(2^8)*0" office:value-type="float" office:value="20.7796909090909" calcext:value-type="float">
            <text:p>21</text:p>
          </table:table-cell>
          <table:table-cell table:formula="of:=[.J109]-(2^8)*0" office:value-type="float" office:value="20.6484113636363" calcext:value-type="float">
            <text:p>21</text:p>
          </table:table-cell>
          <table:table-cell table:formula="of:=[.K109]-(2^8)*0" office:value-type="float" office:value="20.5166727272726" calcext:value-type="float">
            <text:p>21</text:p>
          </table:table-cell>
          <table:table-cell table:formula="of:=[.L109]-(2^8)*0" office:value-type="float" office:value="20.384475" calcext:value-type="float">
            <text:p>20</text:p>
          </table:table-cell>
          <table:table-cell table:formula="of:=[.M109]-(2^8)*0" office:value-type="float" office:value="20.2518181818194" calcext:value-type="float">
            <text:p>20</text:p>
          </table:table-cell>
          <table:table-cell table:formula="of:=[.N109]-(2^8)*0" office:value-type="float" office:value="20.1187022727284" calcext:value-type="float">
            <text:p>20</text:p>
          </table:table-cell>
          <table:table-cell table:formula="of:=[.O109]-(2^8)*0" office:value-type="float" office:value="19.9851272727286" calcext:value-type="float">
            <text:p>20</text:p>
          </table:table-cell>
          <table:table-cell table:formula="of:=[.P109]-(2^8)*0" office:value-type="float" office:value="19.8510931818194" calcext:value-type="float">
            <text:p>20</text:p>
          </table:table-cell>
          <table:table-cell table:formula="of:=[.Q109]-(2^8)*0" office:value-type="float" office:value="19.7166000000012" calcext:value-type="float">
            <text:p>20</text:p>
          </table:table-cell>
          <table:table-cell table:formula="of:=[.R109]-(2^8)*0" office:value-type="float" office:value="19.581647727274" calcext:value-type="float">
            <text:p>20</text:p>
          </table:table-cell>
          <table:table-cell table:formula="of:=[.S109]-(2^8)*0" office:value-type="float" office:value="19.4462363636376" calcext:value-type="float">
            <text:p>19</text:p>
          </table:table-cell>
          <table:table-cell table:formula="of:=[.T109]-(2^8)*0" office:value-type="float" office:value="19.3103659090923" calcext:value-type="float">
            <text:p>19</text:p>
          </table:table-cell>
          <table:table-cell table:formula="of:=[.U109]-(2^8)*0" office:value-type="float" office:value="19.174036363639" calcext:value-type="float">
            <text:p>19</text:p>
          </table:table-cell>
          <table:table-cell table:formula="of:=[.V109]-(2^8)*0" office:value-type="float" office:value="19.0372477272753" calcext:value-type="float">
            <text:p>19</text:p>
          </table:table-cell>
          <table:table-cell table:formula="of:=[.W109]-(2^8)*0" office:value-type="float" office:value="18.9000000000027" calcext:value-type="float">
            <text:p>19</text:p>
          </table:table-cell>
          <table:table-cell table:formula="of:=[.X109]-(2^8)*0" office:value-type="float" office:value="18.737105844159" calcext:value-type="float">
            <text:p>19</text:p>
          </table:table-cell>
          <table:table-cell table:formula="of:=[.Y109]-(2^8)*0" office:value-type="float" office:value="18.5744883116914" calcext:value-type="float">
            <text:p>19</text:p>
          </table:table-cell>
          <table:table-cell/>
          <table:table-cell table:style-name="ce10" office:value-type="float" office:value="20.2" calcext:value-type="float">
            <text:p>20,2</text:p>
          </table:table-cell>
          <table:table-cell table:style-name="ce10"/>
          <table:table-cell table:formula="of:=PINTERP([.$A$15:.$A$205];[.$C$15:.$C$205];([.AZ$6]+[.$E109]))*1000" office:value-type="float" office:value="198.921313095237" calcext:value-type="float">
            <text:p>199</text:p>
          </table:table-cell>
          <table:table-cell table:formula="of:=PINTERP([.$A$15:.$A$205];[.$C$15:.$C$205];([.BA$6]+[.$E109]))*1000" office:value-type="float" office:value="197.725879365079" calcext:value-type="float">
            <text:p>198</text:p>
          </table:table-cell>
          <table:table-cell table:formula="of:=PINTERP([.$A$15:.$A$205];[.$C$15:.$C$205];([.BB$6]+[.$E109]))*1000" office:value-type="float" office:value="196.526041666666" calcext:value-type="float">
            <text:p>197</text:p>
          </table:table-cell>
          <table:table-cell table:formula="of:=PINTERP([.$A$15:.$A$205];[.$C$15:.$C$205];([.BC$6]+[.$E109]))*1000" office:value-type="float" office:value="195.3218" calcext:value-type="float">
            <text:p>195</text:p>
          </table:table-cell>
          <table:table-cell table:formula="of:=PINTERP([.$A$15:.$A$205];[.$C$15:.$C$205];([.BD$6]+[.$E109]))*1000" office:value-type="float" office:value="194.113154365079" calcext:value-type="float">
            <text:p>194</text:p>
          </table:table-cell>
          <table:table-cell table:formula="of:=PINTERP([.$A$15:.$A$205];[.$C$15:.$C$205];([.BE$6]+[.$E109]))*1000" office:value-type="float" office:value="192.900104761904" calcext:value-type="float">
            <text:p>193</text:p>
          </table:table-cell>
          <table:table-cell table:formula="of:=PINTERP([.$A$15:.$A$205];[.$C$15:.$C$205];([.BF$6]+[.$E109]))*1000" office:value-type="float" office:value="191.682651190476" calcext:value-type="float">
            <text:p>192</text:p>
          </table:table-cell>
          <table:table-cell table:formula="of:=PINTERP([.$A$15:.$A$205];[.$C$15:.$C$205];([.BG$6]+[.$E109]))*1000" office:value-type="float" office:value="190.460793650805" calcext:value-type="float">
            <text:p>190</text:p>
          </table:table-cell>
          <table:table-cell table:formula="of:=PINTERP([.$A$15:.$A$205];[.$C$15:.$C$205];([.BH$6]+[.$E109]))*1000" office:value-type="float" office:value="189.234532142868" calcext:value-type="float">
            <text:p>189</text:p>
          </table:table-cell>
          <table:table-cell table:formula="of:=PINTERP([.$A$15:.$A$205];[.$C$15:.$C$205];([.BI$6]+[.$E109]))*1000" office:value-type="float" office:value="188.003866666679" calcext:value-type="float">
            <text:p>188</text:p>
          </table:table-cell>
          <table:table-cell table:formula="of:=PINTERP([.$A$15:.$A$205];[.$C$15:.$C$205];([.BJ$6]+[.$E109]))*1000" office:value-type="float" office:value="186.768797222234" calcext:value-type="float">
            <text:p>187</text:p>
          </table:table-cell>
          <table:table-cell table:formula="of:=PINTERP([.$A$15:.$A$205];[.$C$15:.$C$205];([.BK$6]+[.$E109]))*1000" office:value-type="float" office:value="185.529323809535" calcext:value-type="float">
            <text:p>186</text:p>
          </table:table-cell>
          <table:table-cell table:formula="of:=PINTERP([.$A$15:.$A$205];[.$C$15:.$C$205];([.BL$6]+[.$E109]))*1000" office:value-type="float" office:value="184.285446428583" calcext:value-type="float">
            <text:p>184</text:p>
          </table:table-cell>
          <table:table-cell table:formula="of:=PINTERP([.$A$15:.$A$205];[.$C$15:.$C$205];([.BM$6]+[.$E109]))*1000" office:value-type="float" office:value="183.037165079377" calcext:value-type="float">
            <text:p>183</text:p>
          </table:table-cell>
          <table:table-cell table:formula="of:=PINTERP([.$A$15:.$A$205];[.$C$15:.$C$205];([.BN$6]+[.$E109]))*1000" office:value-type="float" office:value="181.784479761917" calcext:value-type="float">
            <text:p>182</text:p>
          </table:table-cell>
          <table:table-cell table:formula="of:=PINTERP([.$A$15:.$A$205];[.$C$15:.$C$205];([.BO$6]+[.$E109]))*1000" office:value-type="float" office:value="180.527390476203" calcext:value-type="float">
            <text:p>181</text:p>
          </table:table-cell>
          <table:table-cell table:formula="of:=PINTERP([.$A$15:.$A$205];[.$C$15:.$C$205];([.BP$6]+[.$E109]))*1000" office:value-type="float" office:value="179.265897222234" calcext:value-type="float">
            <text:p>179</text:p>
          </table:table-cell>
          <table:table-cell table:formula="of:=PINTERP([.$A$15:.$A$205];[.$C$15:.$C$205];([.BQ$6]+[.$E109]))*1000" office:value-type="float" office:value="178.000000000013" calcext:value-type="float">
            <text:p>178</text:p>
          </table:table-cell>
          <table:table-cell table:formula="of:=PINTERP([.$A$15:.$A$205];[.$C$15:.$C$205];([.BR$6]+[.$E109]))*1000" office:value-type="float" office:value="176.706997186172" calcext:value-type="float">
            <text:p>177</text:p>
          </table:table-cell>
          <table:table-cell table:style-name="ce17" table:formula="of:=PINTERP([.$A$15:.$A$205];[.$C$15:.$C$205];([.BS$6]+[.$E109]))*1000" office:value-type="float" office:value="175.416327849952" calcext:value-type="float">
            <text:p>175</text:p>
          </table:table-cell>
          <table:table-cell table:style-name="ce17"/>
          <table:table-cell table:style-name="ce10" office:value-type="float" office:value="20.2" calcext:value-type="float">
            <text:p>20,2</text:p>
          </table:table-cell>
          <table:table-cell table:formula="of:=[.AZ109]-(2^8)*0" office:value-type="float" office:value="198.921313095237" calcext:value-type="float">
            <text:p>199</text:p>
          </table:table-cell>
          <table:table-cell table:formula="of:=[.BA109]-(2^8)*0" office:value-type="float" office:value="197.725879365079" calcext:value-type="float">
            <text:p>198</text:p>
          </table:table-cell>
          <table:table-cell table:formula="of:=[.BB109]-(2^8)*0" office:value-type="float" office:value="196.526041666666" calcext:value-type="float">
            <text:p>197</text:p>
          </table:table-cell>
          <table:table-cell table:formula="of:=[.BC109]-(2^8)*0" office:value-type="float" office:value="195.3218" calcext:value-type="float">
            <text:p>195</text:p>
          </table:table-cell>
          <table:table-cell table:formula="of:=[.BD109]-(2^8)*0" office:value-type="float" office:value="194.113154365079" calcext:value-type="float">
            <text:p>194</text:p>
          </table:table-cell>
          <table:table-cell table:formula="of:=[.BE109]-(2^8)*0" office:value-type="float" office:value="192.900104761904" calcext:value-type="float">
            <text:p>193</text:p>
          </table:table-cell>
          <table:table-cell table:formula="of:=[.BF109]-(2^8)*0" office:value-type="float" office:value="191.682651190476" calcext:value-type="float">
            <text:p>192</text:p>
          </table:table-cell>
          <table:table-cell table:formula="of:=[.BG109]-(2^8)*0" office:value-type="float" office:value="190.460793650805" calcext:value-type="float">
            <text:p>190</text:p>
          </table:table-cell>
          <table:table-cell table:formula="of:=[.BH109]-(2^8)*0" office:value-type="float" office:value="189.234532142868" calcext:value-type="float">
            <text:p>189</text:p>
          </table:table-cell>
          <table:table-cell table:formula="of:=[.BI109]-(2^8)*0" office:value-type="float" office:value="188.003866666679" calcext:value-type="float">
            <text:p>188</text:p>
          </table:table-cell>
          <table:table-cell table:style-name="ce15" table:formula="of:=[.BJ109]-(2^8)*0" office:value-type="float" office:value="186.768797222234" calcext:value-type="float">
            <text:p>187</text:p>
          </table:table-cell>
          <table:table-cell table:style-name="ce15" table:formula="of:=[.BK109]-(2^8)*0" office:value-type="float" office:value="185.529323809535" calcext:value-type="float">
            <text:p>186</text:p>
          </table:table-cell>
          <table:table-cell table:style-name="ce15" table:formula="of:=[.BL109]-(2^8)*0" office:value-type="float" office:value="184.285446428583" calcext:value-type="float">
            <text:p>184</text:p>
          </table:table-cell>
          <table:table-cell table:style-name="ce15" table:formula="of:=[.BM109]-(2^8)*0" office:value-type="float" office:value="183.037165079377" calcext:value-type="float">
            <text:p>183</text:p>
          </table:table-cell>
          <table:table-cell table:style-name="ce15" table:formula="of:=[.BN109]-(2^8)*0" office:value-type="float" office:value="181.784479761917" calcext:value-type="float">
            <text:p>182</text:p>
          </table:table-cell>
          <table:table-cell table:style-name="ce15" table:formula="of:=[.BO109]-(2^8)*0" office:value-type="float" office:value="180.527390476203" calcext:value-type="float">
            <text:p>181</text:p>
          </table:table-cell>
          <table:table-cell table:style-name="ce15" table:formula="of:=[.BP109]-(2^8)*0" office:value-type="float" office:value="179.265897222234" calcext:value-type="float">
            <text:p>179</text:p>
          </table:table-cell>
          <table:table-cell table:style-name="ce15" table:formula="of:=[.BQ109]-(2^8)*0" office:value-type="float" office:value="178.000000000013" calcext:value-type="float">
            <text:p>178</text:p>
          </table:table-cell>
          <table:table-cell table:style-name="ce15" table:formula="of:=[.BR109]-(2^8)*0" office:value-type="float" office:value="176.706997186172" calcext:value-type="float">
            <text:p>177</text:p>
          </table:table-cell>
          <table:table-cell table:style-name="ce15" table:formula="of:=[.BS109]-(2^8)*0" office:value-type="float" office:value="175.416327849952" calcext:value-type="float">
            <text:p>175</text:p>
          </table:table-cell>
        </table:table-row>
        <table:table-row table:style-name="ro2">
          <table:table-cell office:value-type="float" office:value="82.25" calcext:value-type="float">
            <text:p>82,250</text:p>
          </table:table-cell>
          <table:table-cell office:value-type="percentage" office:value="0.5584" calcext:value-type="percentage">
            <text:p>55,84%</text:p>
          </table:table-cell>
          <table:table-cell table:style-name="ce8" office:value-type="percentage" office:value="0.8266" calcext:value-type="percentage">
            <text:p>82,66%</text:p>
          </table:table-cell>
          <table:table-cell/>
          <table:table-cell office:value-type="float" office:value="20.4" calcext:value-type="float">
            <text:p>20,4</text:p>
          </table:table-cell>
          <table:table-cell table:formula="of:=PINTERP([.$A$15:.$A$205];[.$B$15:.$B$205];([.F$6]+[.$E110]))*1000" office:value-type="float" office:value="18.4121474025972" calcext:value-type="float">
            <text:p>18</text:p>
          </table:table-cell>
          <table:table-cell table:formula="of:=PINTERP([.$A$15:.$A$205];[.$B$15:.$B$205];([.G$6]+[.$E110]))*1000" office:value-type="float" office:value="18.250083116883" calcext:value-type="float">
            <text:p>18</text:p>
          </table:table-cell>
          <table:table-cell table:formula="of:=PINTERP([.$A$15:.$A$205];[.$B$15:.$B$205];([.H$6]+[.$E110]))*1000" office:value-type="float" office:value="18.0882954545455" calcext:value-type="float">
            <text:p>18</text:p>
          </table:table-cell>
          <table:table-cell table:formula="of:=PINTERP([.$A$15:.$A$205];[.$B$15:.$B$205];([.I$6]+[.$E110]))*1000" office:value-type="float" office:value="17.9267844155846" calcext:value-type="float">
            <text:p>18</text:p>
          </table:table-cell>
          <table:table-cell table:formula="of:=PINTERP([.$A$15:.$A$205];[.$B$15:.$B$205];([.J$6]+[.$E110]))*1000" office:value-type="float" office:value="17.7655499999999" calcext:value-type="float">
            <text:p>18</text:p>
          </table:table-cell>
          <table:table-cell table:formula="of:=PINTERP([.$A$15:.$A$205];[.$B$15:.$B$205];([.K$6]+[.$E110]))*1000" office:value-type="float" office:value="17.6045922077923" calcext:value-type="float">
            <text:p>18</text:p>
          </table:table-cell>
          <table:table-cell table:formula="of:=PINTERP([.$A$15:.$A$205];[.$B$15:.$B$205];([.L$6]+[.$E110]))*1000" office:value-type="float" office:value="17.4439110389612" calcext:value-type="float">
            <text:p>17</text:p>
          </table:table-cell>
          <table:table-cell table:formula="of:=PINTERP([.$A$15:.$A$205];[.$B$15:.$B$205];([.M$6]+[.$E110]))*1000" office:value-type="float" office:value="17.2835064935082" calcext:value-type="float">
            <text:p>17</text:p>
          </table:table-cell>
          <table:table-cell table:formula="of:=PINTERP([.$A$15:.$A$205];[.$B$15:.$B$205];([.N$6]+[.$E110]))*1000" office:value-type="float" office:value="17.12337857143" calcext:value-type="float">
            <text:p>17</text:p>
          </table:table-cell>
          <table:table-cell table:formula="of:=PINTERP([.$A$15:.$A$205];[.$B$15:.$B$205];([.O$6]+[.$E110]))*1000" office:value-type="float" office:value="16.9635272727288" calcext:value-type="float">
            <text:p>17</text:p>
          </table:table-cell>
          <table:table-cell table:formula="of:=PINTERP([.$A$15:.$A$205];[.$B$15:.$B$205];([.P$6]+[.$E110]))*1000" office:value-type="float" office:value="16.8039525974043" calcext:value-type="float">
            <text:p>17</text:p>
          </table:table-cell>
          <table:table-cell table:formula="of:=PINTERP([.$A$15:.$A$205];[.$B$15:.$B$205];([.Q$6]+[.$E110]))*1000" office:value-type="float" office:value="16.6446545454559" calcext:value-type="float">
            <text:p>17</text:p>
          </table:table-cell>
          <table:table-cell table:formula="of:=PINTERP([.$A$15:.$A$205];[.$B$15:.$B$205];([.R$6]+[.$E110]))*1000" office:value-type="float" office:value="16.4856331168846" calcext:value-type="float">
            <text:p>16</text:p>
          </table:table-cell>
          <table:table-cell table:formula="of:=PINTERP([.$A$15:.$A$205];[.$B$15:.$B$205];([.S$6]+[.$E110]))*1000" office:value-type="float" office:value="16.32688831169" calcext:value-type="float">
            <text:p>16</text:p>
          </table:table-cell>
          <table:table-cell table:formula="of:=PINTERP([.$A$15:.$A$205];[.$B$15:.$B$205];([.T$6]+[.$E110]))*1000" office:value-type="float" office:value="16.1684201298719" calcext:value-type="float">
            <text:p>16</text:p>
          </table:table-cell>
          <table:table-cell table:formula="of:=PINTERP([.$A$15:.$A$205];[.$B$15:.$B$205];([.U$6]+[.$E110]))*1000" office:value-type="float" office:value="16.0102285714319" calcext:value-type="float">
            <text:p>16</text:p>
          </table:table-cell>
          <table:table-cell table:formula="of:=PINTERP([.$A$15:.$A$205];[.$B$15:.$B$205];([.V$6]+[.$E110]))*1000" office:value-type="float" office:value="15.8523136363666" calcext:value-type="float">
            <text:p>16</text:p>
          </table:table-cell>
          <table:table-cell table:formula="of:=PINTERP([.$A$15:.$A$205];[.$B$15:.$B$205];([.W$6]+[.$E110]))*1000" office:value-type="float" office:value="15.6946753246785" calcext:value-type="float">
            <text:p>16</text:p>
          </table:table-cell>
          <table:table-cell table:formula="of:=PINTERP([.$A$15:.$A$205];[.$B$15:.$B$205];([.X$6]+[.$E110]))*1000" office:value-type="float" office:value="15.5373136363669" calcext:value-type="float">
            <text:p>16</text:p>
          </table:table-cell>
          <table:table-cell table:formula="of:=PINTERP([.$A$15:.$A$205];[.$B$15:.$B$205];([.Y$6]+[.$E110]))*1000" office:value-type="float" office:value="15.3802285714315" calcext:value-type="float">
            <text:p>15</text:p>
          </table:table-cell>
          <table:table-cell/>
          <table:table-cell office:value-type="float" office:value="20.4" calcext:value-type="float">
            <text:p>20,4</text:p>
          </table:table-cell>
          <table:table-cell/>
          <table:table-cell table:formula="of:=[.F110]-(2^8)*0" office:value-type="float" office:value="18.4121474025972" calcext:value-type="float">
            <text:p>18</text:p>
          </table:table-cell>
          <table:table-cell table:formula="of:=[.G110]-(2^8)*0" office:value-type="float" office:value="18.250083116883" calcext:value-type="float">
            <text:p>18</text:p>
          </table:table-cell>
          <table:table-cell table:formula="of:=[.H110]-(2^8)*0" office:value-type="float" office:value="18.0882954545455" calcext:value-type="float">
            <text:p>18</text:p>
          </table:table-cell>
          <table:table-cell table:formula="of:=[.I110]-(2^8)*0" office:value-type="float" office:value="17.9267844155846" calcext:value-type="float">
            <text:p>18</text:p>
          </table:table-cell>
          <table:table-cell table:formula="of:=[.J110]-(2^8)*0" office:value-type="float" office:value="17.7655499999999" calcext:value-type="float">
            <text:p>18</text:p>
          </table:table-cell>
          <table:table-cell table:formula="of:=[.K110]-(2^8)*0" office:value-type="float" office:value="17.6045922077923" calcext:value-type="float">
            <text:p>18</text:p>
          </table:table-cell>
          <table:table-cell table:formula="of:=[.L110]-(2^8)*0" office:value-type="float" office:value="17.4439110389612" calcext:value-type="float">
            <text:p>17</text:p>
          </table:table-cell>
          <table:table-cell table:formula="of:=[.M110]-(2^8)*0" office:value-type="float" office:value="17.2835064935082" calcext:value-type="float">
            <text:p>17</text:p>
          </table:table-cell>
          <table:table-cell table:formula="of:=[.N110]-(2^8)*0" office:value-type="float" office:value="17.12337857143" calcext:value-type="float">
            <text:p>17</text:p>
          </table:table-cell>
          <table:table-cell table:formula="of:=[.O110]-(2^8)*0" office:value-type="float" office:value="16.9635272727288" calcext:value-type="float">
            <text:p>17</text:p>
          </table:table-cell>
          <table:table-cell table:formula="of:=[.P110]-(2^8)*0" office:value-type="float" office:value="16.8039525974043" calcext:value-type="float">
            <text:p>17</text:p>
          </table:table-cell>
          <table:table-cell table:formula="of:=[.Q110]-(2^8)*0" office:value-type="float" office:value="16.6446545454559" calcext:value-type="float">
            <text:p>17</text:p>
          </table:table-cell>
          <table:table-cell table:formula="of:=[.R110]-(2^8)*0" office:value-type="float" office:value="16.4856331168846" calcext:value-type="float">
            <text:p>16</text:p>
          </table:table-cell>
          <table:table-cell table:formula="of:=[.S110]-(2^8)*0" office:value-type="float" office:value="16.32688831169" calcext:value-type="float">
            <text:p>16</text:p>
          </table:table-cell>
          <table:table-cell table:formula="of:=[.T110]-(2^8)*0" office:value-type="float" office:value="16.1684201298719" calcext:value-type="float">
            <text:p>16</text:p>
          </table:table-cell>
          <table:table-cell table:formula="of:=[.U110]-(2^8)*0" office:value-type="float" office:value="16.0102285714319" calcext:value-type="float">
            <text:p>16</text:p>
          </table:table-cell>
          <table:table-cell table:formula="of:=[.V110]-(2^8)*0" office:value-type="float" office:value="15.8523136363666" calcext:value-type="float">
            <text:p>16</text:p>
          </table:table-cell>
          <table:table-cell table:formula="of:=[.W110]-(2^8)*0" office:value-type="float" office:value="15.6946753246785" calcext:value-type="float">
            <text:p>16</text:p>
          </table:table-cell>
          <table:table-cell table:formula="of:=[.X110]-(2^8)*0" office:value-type="float" office:value="15.5373136363669" calcext:value-type="float">
            <text:p>16</text:p>
          </table:table-cell>
          <table:table-cell table:formula="of:=[.Y110]-(2^8)*0" office:value-type="float" office:value="15.3802285714315" calcext:value-type="float">
            <text:p>15</text:p>
          </table:table-cell>
          <table:table-cell/>
          <table:table-cell table:style-name="ce10" office:value-type="float" office:value="20.4" calcext:value-type="float">
            <text:p>20,4</text:p>
          </table:table-cell>
          <table:table-cell table:style-name="ce10"/>
          <table:table-cell table:formula="of:=PINTERP([.$A$15:.$A$205];[.$C$15:.$C$205];([.AZ$6]+[.$E110]))*1000" office:value-type="float" office:value="174.12799199134" calcext:value-type="float">
            <text:p>174</text:p>
          </table:table-cell>
          <table:table-cell table:formula="of:=PINTERP([.$A$15:.$A$205];[.$C$15:.$C$205];([.BA$6]+[.$E110]))*1000" office:value-type="float" office:value="172.841989610389" calcext:value-type="float">
            <text:p>173</text:p>
          </table:table-cell>
          <table:table-cell table:formula="of:=PINTERP([.$A$15:.$A$205];[.$C$15:.$C$205];([.BB$6]+[.$E110]))*1000" office:value-type="float" office:value="171.558320707071" calcext:value-type="float">
            <text:p>172</text:p>
          </table:table-cell>
          <table:table-cell table:formula="of:=PINTERP([.$A$15:.$A$205];[.$C$15:.$C$205];([.BC$6]+[.$E110]))*1000" office:value-type="float" office:value="170.276985281387" calcext:value-type="float">
            <text:p>170</text:p>
          </table:table-cell>
          <table:table-cell table:formula="of:=PINTERP([.$A$15:.$A$205];[.$C$15:.$C$205];([.BD$6]+[.$E110]))*1000" office:value-type="float" office:value="168.997983333333" calcext:value-type="float">
            <text:p>169</text:p>
          </table:table-cell>
          <table:table-cell table:formula="of:=PINTERP([.$A$15:.$A$205];[.$C$15:.$C$205];([.BE$6]+[.$E110]))*1000" office:value-type="float" office:value="167.721314862915" calcext:value-type="float">
            <text:p>168</text:p>
          </table:table-cell>
          <table:table-cell table:formula="of:=PINTERP([.$A$15:.$A$205];[.$C$15:.$C$205];([.BF$6]+[.$E110]))*1000" office:value-type="float" office:value="166.446979870131" calcext:value-type="float">
            <text:p>166</text:p>
          </table:table-cell>
          <table:table-cell table:formula="of:=PINTERP([.$A$15:.$A$205];[.$C$15:.$C$205];([.BG$6]+[.$E110]))*1000" office:value-type="float" office:value="165.174978354992" calcext:value-type="float">
            <text:p>165</text:p>
          </table:table-cell>
          <table:table-cell table:formula="of:=PINTERP([.$A$15:.$A$205];[.$C$15:.$C$205];([.BH$6]+[.$E110]))*1000" office:value-type="float" office:value="163.905310317471" calcext:value-type="float">
            <text:p>164</text:p>
          </table:table-cell>
          <table:table-cell table:formula="of:=PINTERP([.$A$15:.$A$205];[.$C$15:.$C$205];([.BI$6]+[.$E110]))*1000" office:value-type="float" office:value="162.637975757588" calcext:value-type="float">
            <text:p>163</text:p>
          </table:table-cell>
          <table:table-cell table:formula="of:=PINTERP([.$A$15:.$A$205];[.$C$15:.$C$205];([.BJ$6]+[.$E110]))*1000" office:value-type="float" office:value="161.372974675338" calcext:value-type="float">
            <text:p>161</text:p>
          </table:table-cell>
          <table:table-cell table:formula="of:=PINTERP([.$A$15:.$A$205];[.$C$15:.$C$205];([.BK$6]+[.$E110]))*1000" office:value-type="float" office:value="160.110307070718" calcext:value-type="float">
            <text:p>160</text:p>
          </table:table-cell>
          <table:table-cell table:formula="of:=PINTERP([.$A$15:.$A$205];[.$C$15:.$C$205];([.BL$6]+[.$E110]))*1000" office:value-type="float" office:value="158.849972943735" calcext:value-type="float">
            <text:p>159</text:p>
          </table:table-cell>
          <table:table-cell table:formula="of:=PINTERP([.$A$15:.$A$205];[.$C$15:.$C$205];([.BM$6]+[.$E110]))*1000" office:value-type="float" office:value="157.591972294385" calcext:value-type="float">
            <text:p>158</text:p>
          </table:table-cell>
          <table:table-cell table:formula="of:=PINTERP([.$A$15:.$A$205];[.$C$15:.$C$205];([.BN$6]+[.$E110]))*1000" office:value-type="float" office:value="156.336305122669" calcext:value-type="float">
            <text:p>156</text:p>
          </table:table-cell>
          <table:table-cell table:formula="of:=PINTERP([.$A$15:.$A$205];[.$C$15:.$C$205];([.BO$6]+[.$E110]))*1000" office:value-type="float" office:value="155.082971428583" calcext:value-type="float">
            <text:p>155</text:p>
          </table:table-cell>
          <table:table-cell table:formula="of:=PINTERP([.$A$15:.$A$205];[.$C$15:.$C$205];([.BP$6]+[.$E110]))*1000" office:value-type="float" office:value="153.831971212134" calcext:value-type="float">
            <text:p>154</text:p>
          </table:table-cell>
          <table:table-cell table:formula="of:=PINTERP([.$A$15:.$A$205];[.$C$15:.$C$205];([.BQ$6]+[.$E110]))*1000" office:value-type="float" office:value="152.583304473319" calcext:value-type="float">
            <text:p>153</text:p>
          </table:table-cell>
          <table:table-cell table:formula="of:=PINTERP([.$A$15:.$A$205];[.$C$15:.$C$205];([.BR$6]+[.$E110]))*1000" office:value-type="float" office:value="151.336971212147" calcext:value-type="float">
            <text:p>151</text:p>
          </table:table-cell>
          <table:table-cell table:style-name="ce17" table:formula="of:=PINTERP([.$A$15:.$A$205];[.$C$15:.$C$205];([.BS$6]+[.$E110]))*1000" office:value-type="float" office:value="150.092971428595" calcext:value-type="float">
            <text:p>150</text:p>
          </table:table-cell>
          <table:table-cell table:style-name="ce17"/>
          <table:table-cell table:style-name="ce10" office:value-type="float" office:value="20.4" calcext:value-type="float">
            <text:p>20,4</text:p>
          </table:table-cell>
          <table:table-cell table:formula="of:=[.AZ110]-(2^8)*0" office:value-type="float" office:value="174.12799199134" calcext:value-type="float">
            <text:p>174</text:p>
          </table:table-cell>
          <table:table-cell table:formula="of:=[.BA110]-(2^8)*0" office:value-type="float" office:value="172.841989610389" calcext:value-type="float">
            <text:p>173</text:p>
          </table:table-cell>
          <table:table-cell table:formula="of:=[.BB110]-(2^8)*0" office:value-type="float" office:value="171.558320707071" calcext:value-type="float">
            <text:p>172</text:p>
          </table:table-cell>
          <table:table-cell table:formula="of:=[.BC110]-(2^8)*0" office:value-type="float" office:value="170.276985281387" calcext:value-type="float">
            <text:p>170</text:p>
          </table:table-cell>
          <table:table-cell table:formula="of:=[.BD110]-(2^8)*0" office:value-type="float" office:value="168.997983333333" calcext:value-type="float">
            <text:p>169</text:p>
          </table:table-cell>
          <table:table-cell table:formula="of:=[.BE110]-(2^8)*0" office:value-type="float" office:value="167.721314862915" calcext:value-type="float">
            <text:p>168</text:p>
          </table:table-cell>
          <table:table-cell table:formula="of:=[.BF110]-(2^8)*0" office:value-type="float" office:value="166.446979870131" calcext:value-type="float">
            <text:p>166</text:p>
          </table:table-cell>
          <table:table-cell table:formula="of:=[.BG110]-(2^8)*0" office:value-type="float" office:value="165.174978354992" calcext:value-type="float">
            <text:p>165</text:p>
          </table:table-cell>
          <table:table-cell table:formula="of:=[.BH110]-(2^8)*0" office:value-type="float" office:value="163.905310317471" calcext:value-type="float">
            <text:p>164</text:p>
          </table:table-cell>
          <table:table-cell table:formula="of:=[.BI110]-(2^8)*0" office:value-type="float" office:value="162.637975757588" calcext:value-type="float">
            <text:p>163</text:p>
          </table:table-cell>
          <table:table-cell table:style-name="ce15" table:formula="of:=[.BJ110]-(2^8)*0" office:value-type="float" office:value="161.372974675338" calcext:value-type="float">
            <text:p>161</text:p>
          </table:table-cell>
          <table:table-cell table:style-name="ce15" table:formula="of:=[.BK110]-(2^8)*0" office:value-type="float" office:value="160.110307070718" calcext:value-type="float">
            <text:p>160</text:p>
          </table:table-cell>
          <table:table-cell table:style-name="ce15" table:formula="of:=[.BL110]-(2^8)*0" office:value-type="float" office:value="158.849972943735" calcext:value-type="float">
            <text:p>159</text:p>
          </table:table-cell>
          <table:table-cell table:style-name="ce15" table:formula="of:=[.BM110]-(2^8)*0" office:value-type="float" office:value="157.591972294385" calcext:value-type="float">
            <text:p>158</text:p>
          </table:table-cell>
          <table:table-cell table:style-name="ce15" table:formula="of:=[.BN110]-(2^8)*0" office:value-type="float" office:value="156.336305122669" calcext:value-type="float">
            <text:p>156</text:p>
          </table:table-cell>
          <table:table-cell table:style-name="ce15" table:formula="of:=[.BO110]-(2^8)*0" office:value-type="float" office:value="155.082971428583" calcext:value-type="float">
            <text:p>155</text:p>
          </table:table-cell>
          <table:table-cell table:style-name="ce15" table:formula="of:=[.BP110]-(2^8)*0" office:value-type="float" office:value="153.831971212134" calcext:value-type="float">
            <text:p>154</text:p>
          </table:table-cell>
          <table:table-cell table:style-name="ce15" table:formula="of:=[.BQ110]-(2^8)*0" office:value-type="float" office:value="152.583304473319" calcext:value-type="float">
            <text:p>153</text:p>
          </table:table-cell>
          <table:table-cell table:style-name="ce15" table:formula="of:=[.BR110]-(2^8)*0" office:value-type="float" office:value="151.336971212147" calcext:value-type="float">
            <text:p>151</text:p>
          </table:table-cell>
          <table:table-cell table:style-name="ce15" table:formula="of:=[.BS110]-(2^8)*0" office:value-type="float" office:value="150.092971428595" calcext:value-type="float">
            <text:p>150</text:p>
          </table:table-cell>
        </table:table-row>
        <table:table-row table:style-name="ro2">
          <table:table-cell office:value-type="float" office:value="82.3" calcext:value-type="float">
            <text:p>82,300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8258" calcext:value-type="percentage">
            <text:p>82,58%</text:p>
          </table:table-cell>
          <table:table-cell/>
          <table:table-cell office:value-type="float" office:value="20.6" calcext:value-type="float">
            <text:p>20,6</text:p>
          </table:table-cell>
          <table:table-cell table:formula="of:=PINTERP([.$A$15:.$A$205];[.$B$15:.$B$205];([.F$6]+[.$E111]))*1000" office:value-type="float" office:value="15.2234201298701" calcext:value-type="float">
            <text:p>15</text:p>
          </table:table-cell>
          <table:table-cell table:formula="of:=PINTERP([.$A$15:.$A$205];[.$B$15:.$B$205];([.G$6]+[.$E111]))*1000" office:value-type="float" office:value="15.0668883116884" calcext:value-type="float">
            <text:p>15</text:p>
          </table:table-cell>
          <table:table-cell table:formula="of:=PINTERP([.$A$15:.$A$205];[.$B$15:.$B$205];([.H$6]+[.$E111]))*1000" office:value-type="float" office:value="14.9106331168829" calcext:value-type="float">
            <text:p>15</text:p>
          </table:table-cell>
          <table:table-cell table:formula="of:=PINTERP([.$A$15:.$A$205];[.$B$15:.$B$205];([.I$6]+[.$E111]))*1000" office:value-type="float" office:value="14.7546545454545" calcext:value-type="float">
            <text:p>15</text:p>
          </table:table-cell>
          <table:table-cell table:formula="of:=PINTERP([.$A$15:.$A$205];[.$B$15:.$B$205];([.J$6]+[.$E111]))*1000" office:value-type="float" office:value="14.5989525974027" calcext:value-type="float">
            <text:p>15</text:p>
          </table:table-cell>
          <table:table-cell table:formula="of:=PINTERP([.$A$15:.$A$205];[.$B$15:.$B$205];([.K$6]+[.$E111]))*1000" office:value-type="float" office:value="14.4435272727271" calcext:value-type="float">
            <text:p>14</text:p>
          </table:table-cell>
          <table:table-cell table:formula="of:=PINTERP([.$A$15:.$A$205];[.$B$15:.$B$205];([.L$6]+[.$E111]))*1000" office:value-type="float" office:value="14.2883785714285" calcext:value-type="float">
            <text:p>14</text:p>
          </table:table-cell>
          <table:table-cell table:formula="of:=PINTERP([.$A$15:.$A$205];[.$B$15:.$B$205];([.M$6]+[.$E111]))*1000" office:value-type="float" office:value="14.1335064935079" calcext:value-type="float">
            <text:p>14</text:p>
          </table:table-cell>
          <table:table-cell table:formula="of:=PINTERP([.$A$15:.$A$205];[.$B$15:.$B$205];([.N$6]+[.$E111]))*1000" office:value-type="float" office:value="13.9789110389626" calcext:value-type="float">
            <text:p>14</text:p>
          </table:table-cell>
          <table:table-cell table:formula="of:=PINTERP([.$A$15:.$A$205];[.$B$15:.$B$205];([.O$6]+[.$E111]))*1000" office:value-type="float" office:value="13.8245922077939" calcext:value-type="float">
            <text:p>14</text:p>
          </table:table-cell>
          <table:table-cell table:formula="of:=PINTERP([.$A$15:.$A$205];[.$B$15:.$B$205];([.P$6]+[.$E111]))*1000" office:value-type="float" office:value="13.6705500000014" calcext:value-type="float">
            <text:p>14</text:p>
          </table:table-cell>
          <table:table-cell table:formula="of:=PINTERP([.$A$15:.$A$205];[.$B$15:.$B$205];([.Q$6]+[.$E111]))*1000" office:value-type="float" office:value="13.516784415586" calcext:value-type="float">
            <text:p>14</text:p>
          </table:table-cell>
          <table:table-cell table:formula="of:=PINTERP([.$A$15:.$A$205];[.$B$15:.$B$205];([.R$6]+[.$E111]))*1000" office:value-type="float" office:value="13.3632954545471" calcext:value-type="float">
            <text:p>13</text:p>
          </table:table-cell>
          <table:table-cell table:formula="of:=PINTERP([.$A$15:.$A$205];[.$B$15:.$B$205];([.S$6]+[.$E111]))*1000" office:value-type="float" office:value="13.2100831168845" calcext:value-type="float">
            <text:p>13</text:p>
          </table:table-cell>
          <table:table-cell table:formula="of:=PINTERP([.$A$15:.$A$205];[.$B$15:.$B$205];([.T$6]+[.$E111]))*1000" office:value-type="float" office:value="13.0571474025989" calcext:value-type="float">
            <text:p>13</text:p>
          </table:table-cell>
          <table:table-cell table:formula="of:=PINTERP([.$A$15:.$A$205];[.$B$15:.$B$205];([.U$6]+[.$E111]))*1000" office:value-type="float" office:value="12.9044883116913" calcext:value-type="float">
            <text:p>13</text:p>
          </table:table-cell>
          <table:table-cell table:formula="of:=PINTERP([.$A$15:.$A$205];[.$B$15:.$B$205];([.V$6]+[.$E111]))*1000" office:value-type="float" office:value="12.752105844159" calcext:value-type="float">
            <text:p>13</text:p>
          </table:table-cell>
          <table:table-cell table:formula="of:=PINTERP([.$A$15:.$A$205];[.$B$15:.$B$205];([.W$6]+[.$E111]))*1000" office:value-type="float" office:value="12.6000000000032" calcext:value-type="float">
            <text:p>13</text:p>
          </table:table-cell>
          <table:table-cell table:formula="of:=PINTERP([.$A$15:.$A$205];[.$B$15:.$B$205];([.X$6]+[.$E111]))*1000" office:value-type="float" office:value="12.4681915584441" calcext:value-type="float">
            <text:p>12</text:p>
          </table:table-cell>
          <table:table-cell table:formula="of:=PINTERP([.$A$15:.$A$205];[.$B$15:.$B$205];([.Y$6]+[.$E111]))*1000" office:value-type="float" office:value="12.337636363639" calcext:value-type="float">
            <text:p>12</text:p>
          </table:table-cell>
          <table:table-cell/>
          <table:table-cell office:value-type="float" office:value="20.6" calcext:value-type="float">
            <text:p>20,6</text:p>
          </table:table-cell>
          <table:table-cell/>
          <table:table-cell table:formula="of:=[.F111]-(2^8)*0" office:value-type="float" office:value="15.2234201298701" calcext:value-type="float">
            <text:p>15</text:p>
          </table:table-cell>
          <table:table-cell table:formula="of:=[.G111]-(2^8)*0" office:value-type="float" office:value="15.0668883116884" calcext:value-type="float">
            <text:p>15</text:p>
          </table:table-cell>
          <table:table-cell table:formula="of:=[.H111]-(2^8)*0" office:value-type="float" office:value="14.9106331168829" calcext:value-type="float">
            <text:p>15</text:p>
          </table:table-cell>
          <table:table-cell table:formula="of:=[.I111]-(2^8)*0" office:value-type="float" office:value="14.7546545454545" calcext:value-type="float">
            <text:p>15</text:p>
          </table:table-cell>
          <table:table-cell table:formula="of:=[.J111]-(2^8)*0" office:value-type="float" office:value="14.5989525974027" calcext:value-type="float">
            <text:p>15</text:p>
          </table:table-cell>
          <table:table-cell table:formula="of:=[.K111]-(2^8)*0" office:value-type="float" office:value="14.4435272727271" calcext:value-type="float">
            <text:p>14</text:p>
          </table:table-cell>
          <table:table-cell table:formula="of:=[.L111]-(2^8)*0" office:value-type="float" office:value="14.2883785714285" calcext:value-type="float">
            <text:p>14</text:p>
          </table:table-cell>
          <table:table-cell table:formula="of:=[.M111]-(2^8)*0" office:value-type="float" office:value="14.1335064935079" calcext:value-type="float">
            <text:p>14</text:p>
          </table:table-cell>
          <table:table-cell table:formula="of:=[.N111]-(2^8)*0" office:value-type="float" office:value="13.9789110389626" calcext:value-type="float">
            <text:p>14</text:p>
          </table:table-cell>
          <table:table-cell table:formula="of:=[.O111]-(2^8)*0" office:value-type="float" office:value="13.8245922077939" calcext:value-type="float">
            <text:p>14</text:p>
          </table:table-cell>
          <table:table-cell table:formula="of:=[.P111]-(2^8)*0" office:value-type="float" office:value="13.6705500000014" calcext:value-type="float">
            <text:p>14</text:p>
          </table:table-cell>
          <table:table-cell table:formula="of:=[.Q111]-(2^8)*0" office:value-type="float" office:value="13.516784415586" calcext:value-type="float">
            <text:p>14</text:p>
          </table:table-cell>
          <table:table-cell table:formula="of:=[.R111]-(2^8)*0" office:value-type="float" office:value="13.3632954545471" calcext:value-type="float">
            <text:p>13</text:p>
          </table:table-cell>
          <table:table-cell table:formula="of:=[.S111]-(2^8)*0" office:value-type="float" office:value="13.2100831168845" calcext:value-type="float">
            <text:p>13</text:p>
          </table:table-cell>
          <table:table-cell table:formula="of:=[.T111]-(2^8)*0" office:value-type="float" office:value="13.0571474025989" calcext:value-type="float">
            <text:p>13</text:p>
          </table:table-cell>
          <table:table-cell table:formula="of:=[.U111]-(2^8)*0" office:value-type="float" office:value="12.9044883116913" calcext:value-type="float">
            <text:p>13</text:p>
          </table:table-cell>
          <table:table-cell table:formula="of:=[.V111]-(2^8)*0" office:value-type="float" office:value="12.752105844159" calcext:value-type="float">
            <text:p>13</text:p>
          </table:table-cell>
          <table:table-cell table:formula="of:=[.W111]-(2^8)*0" office:value-type="float" office:value="12.6000000000032" calcext:value-type="float">
            <text:p>13</text:p>
          </table:table-cell>
          <table:table-cell table:formula="of:=[.X111]-(2^8)*0" office:value-type="float" office:value="12.4681915584441" calcext:value-type="float">
            <text:p>12</text:p>
          </table:table-cell>
          <table:table-cell table:formula="of:=[.Y111]-(2^8)*0" office:value-type="float" office:value="12.337636363639" calcext:value-type="float">
            <text:p>12</text:p>
          </table:table-cell>
          <table:table-cell/>
          <table:table-cell table:style-name="ce10" office:value-type="float" office:value="20.6" calcext:value-type="float">
            <text:p>20,6</text:p>
          </table:table-cell>
          <table:table-cell table:style-name="ce10"/>
          <table:table-cell table:formula="of:=PINTERP([.$A$15:.$A$205];[.$C$15:.$C$205];([.AZ$6]+[.$E111]))*1000" office:value-type="float" office:value="148.851305122655" calcext:value-type="float">
            <text:p>149</text:p>
          </table:table-cell>
          <table:table-cell table:formula="of:=PINTERP([.$A$15:.$A$205];[.$C$15:.$C$205];([.BA$6]+[.$E111]))*1000" office:value-type="float" office:value="147.611972294373" calcext:value-type="float">
            <text:p>148</text:p>
          </table:table-cell>
          <table:table-cell table:formula="of:=PINTERP([.$A$15:.$A$205];[.$C$15:.$C$205];([.BB$6]+[.$E111]))*1000" office:value-type="float" office:value="146.374972943722" calcext:value-type="float">
            <text:p>146</text:p>
          </table:table-cell>
          <table:table-cell table:formula="of:=PINTERP([.$A$15:.$A$205];[.$C$15:.$C$205];([.BC$6]+[.$E111]))*1000" office:value-type="float" office:value="145.140307070707" calcext:value-type="float">
            <text:p>145</text:p>
          </table:table-cell>
          <table:table-cell table:formula="of:=PINTERP([.$A$15:.$A$205];[.$C$15:.$C$205];([.BD$6]+[.$E111]))*1000" office:value-type="float" office:value="143.907974675326" calcext:value-type="float">
            <text:p>144</text:p>
          </table:table-cell>
          <table:table-cell table:formula="of:=PINTERP([.$A$15:.$A$205];[.$C$15:.$C$205];([.BE$6]+[.$E111]))*1000" office:value-type="float" office:value="142.677975757574" calcext:value-type="float">
            <text:p>143</text:p>
          </table:table-cell>
          <table:table-cell table:formula="of:=PINTERP([.$A$15:.$A$205];[.$C$15:.$C$205];([.BF$6]+[.$E111]))*1000" office:value-type="float" office:value="141.45031031746" calcext:value-type="float">
            <text:p>141</text:p>
          </table:table-cell>
          <table:table-cell table:formula="of:=PINTERP([.$A$15:.$A$205];[.$C$15:.$C$205];([.BG$6]+[.$E111]))*1000" office:value-type="float" office:value="140.22497835499" calcext:value-type="float">
            <text:p>140</text:p>
          </table:table-cell>
          <table:table-cell table:formula="of:=PINTERP([.$A$15:.$A$205];[.$C$15:.$C$205];([.BH$6]+[.$E111]))*1000" office:value-type="float" office:value="139.001979870142" calcext:value-type="float">
            <text:p>139</text:p>
          </table:table-cell>
          <table:table-cell table:formula="of:=PINTERP([.$A$15:.$A$205];[.$C$15:.$C$205];([.BI$6]+[.$E111]))*1000" office:value-type="float" office:value="137.781314862928" calcext:value-type="float">
            <text:p>138</text:p>
          </table:table-cell>
          <table:table-cell table:formula="of:=PINTERP([.$A$15:.$A$205];[.$C$15:.$C$205];([.BJ$6]+[.$E111]))*1000" office:value-type="float" office:value="136.562983333345" calcext:value-type="float">
            <text:p>137</text:p>
          </table:table-cell>
          <table:table-cell table:formula="of:=PINTERP([.$A$15:.$A$205];[.$C$15:.$C$205];([.BK$6]+[.$E111]))*1000" office:value-type="float" office:value="135.346985281398" calcext:value-type="float">
            <text:p>135</text:p>
          </table:table-cell>
          <table:table-cell table:formula="of:=PINTERP([.$A$15:.$A$205];[.$C$15:.$C$205];([.BL$6]+[.$E111]))*1000" office:value-type="float" office:value="134.133320707084" calcext:value-type="float">
            <text:p>134</text:p>
          </table:table-cell>
          <table:table-cell table:formula="of:=PINTERP([.$A$15:.$A$205];[.$C$15:.$C$205];([.BM$6]+[.$E111]))*1000" office:value-type="float" office:value="132.921989610401" calcext:value-type="float">
            <text:p>133</text:p>
          </table:table-cell>
          <table:table-cell table:formula="of:=PINTERP([.$A$15:.$A$205];[.$C$15:.$C$205];([.BN$6]+[.$E111]))*1000" office:value-type="float" office:value="131.712991991354" calcext:value-type="float">
            <text:p>132</text:p>
          </table:table-cell>
          <table:table-cell table:formula="of:=PINTERP([.$A$15:.$A$205];[.$C$15:.$C$205];([.BO$6]+[.$E111]))*1000" office:value-type="float" office:value="130.506327849941" calcext:value-type="float">
            <text:p>131</text:p>
          </table:table-cell>
          <table:table-cell table:formula="of:=PINTERP([.$A$15:.$A$205];[.$C$15:.$C$205];([.BP$6]+[.$E111]))*1000" office:value-type="float" office:value="129.301997186158" calcext:value-type="float">
            <text:p>129</text:p>
          </table:table-cell>
          <table:table-cell table:formula="of:=PINTERP([.$A$15:.$A$205];[.$C$15:.$C$205];([.BQ$6]+[.$E111]))*1000" office:value-type="float" office:value="128.100000000012" calcext:value-type="float">
            <text:p>128</text:p>
          </table:table-cell>
          <table:table-cell table:formula="of:=PINTERP([.$A$15:.$A$205];[.$C$15:.$C$205];([.BR$6]+[.$E111]))*1000" office:value-type="float" office:value="126.988944805216" calcext:value-type="float">
            <text:p>127</text:p>
          </table:table-cell>
          <table:table-cell table:style-name="ce17" table:formula="of:=PINTERP([.$A$15:.$A$205];[.$C$15:.$C$205];([.BS$6]+[.$E111]))*1000" office:value-type="float" office:value="125.884545454568" calcext:value-type="float">
            <text:p>126</text:p>
          </table:table-cell>
          <table:table-cell table:style-name="ce17"/>
          <table:table-cell table:style-name="ce10" office:value-type="float" office:value="20.6" calcext:value-type="float">
            <text:p>20,6</text:p>
          </table:table-cell>
          <table:table-cell table:formula="of:=[.AZ111]-(2^8)*0" office:value-type="float" office:value="148.851305122655" calcext:value-type="float">
            <text:p>149</text:p>
          </table:table-cell>
          <table:table-cell table:formula="of:=[.BA111]-(2^8)*0" office:value-type="float" office:value="147.611972294373" calcext:value-type="float">
            <text:p>148</text:p>
          </table:table-cell>
          <table:table-cell table:formula="of:=[.BB111]-(2^8)*0" office:value-type="float" office:value="146.374972943722" calcext:value-type="float">
            <text:p>146</text:p>
          </table:table-cell>
          <table:table-cell table:formula="of:=[.BC111]-(2^8)*0" office:value-type="float" office:value="145.140307070707" calcext:value-type="float">
            <text:p>145</text:p>
          </table:table-cell>
          <table:table-cell table:formula="of:=[.BD111]-(2^8)*0" office:value-type="float" office:value="143.907974675326" calcext:value-type="float">
            <text:p>144</text:p>
          </table:table-cell>
          <table:table-cell table:formula="of:=[.BE111]-(2^8)*0" office:value-type="float" office:value="142.677975757574" calcext:value-type="float">
            <text:p>143</text:p>
          </table:table-cell>
          <table:table-cell table:formula="of:=[.BF111]-(2^8)*0" office:value-type="float" office:value="141.45031031746" calcext:value-type="float">
            <text:p>141</text:p>
          </table:table-cell>
          <table:table-cell table:formula="of:=[.BG111]-(2^8)*0" office:value-type="float" office:value="140.22497835499" calcext:value-type="float">
            <text:p>140</text:p>
          </table:table-cell>
          <table:table-cell table:formula="of:=[.BH111]-(2^8)*0" office:value-type="float" office:value="139.001979870142" calcext:value-type="float">
            <text:p>139</text:p>
          </table:table-cell>
          <table:table-cell table:formula="of:=[.BI111]-(2^8)*0" office:value-type="float" office:value="137.781314862928" calcext:value-type="float">
            <text:p>138</text:p>
          </table:table-cell>
          <table:table-cell table:style-name="ce15" table:formula="of:=[.BJ111]-(2^8)*0" office:value-type="float" office:value="136.562983333345" calcext:value-type="float">
            <text:p>137</text:p>
          </table:table-cell>
          <table:table-cell table:style-name="ce15" table:formula="of:=[.BK111]-(2^8)*0" office:value-type="float" office:value="135.346985281398" calcext:value-type="float">
            <text:p>135</text:p>
          </table:table-cell>
          <table:table-cell table:style-name="ce15" table:formula="of:=[.BL111]-(2^8)*0" office:value-type="float" office:value="134.133320707084" calcext:value-type="float">
            <text:p>134</text:p>
          </table:table-cell>
          <table:table-cell table:style-name="ce15" table:formula="of:=[.BM111]-(2^8)*0" office:value-type="float" office:value="132.921989610401" calcext:value-type="float">
            <text:p>133</text:p>
          </table:table-cell>
          <table:table-cell table:style-name="ce15" table:formula="of:=[.BN111]-(2^8)*0" office:value-type="float" office:value="131.712991991354" calcext:value-type="float">
            <text:p>132</text:p>
          </table:table-cell>
          <table:table-cell table:style-name="ce15" table:formula="of:=[.BO111]-(2^8)*0" office:value-type="float" office:value="130.506327849941" calcext:value-type="float">
            <text:p>131</text:p>
          </table:table-cell>
          <table:table-cell table:style-name="ce15" table:formula="of:=[.BP111]-(2^8)*0" office:value-type="float" office:value="129.301997186158" calcext:value-type="float">
            <text:p>129</text:p>
          </table:table-cell>
          <table:table-cell table:style-name="ce15" table:formula="of:=[.BQ111]-(2^8)*0" office:value-type="float" office:value="128.100000000012" calcext:value-type="float">
            <text:p>128</text:p>
          </table:table-cell>
          <table:table-cell table:style-name="ce15" table:formula="of:=[.BR111]-(2^8)*0" office:value-type="float" office:value="126.988944805216" calcext:value-type="float">
            <text:p>127</text:p>
          </table:table-cell>
          <table:table-cell table:style-name="ce15" table:formula="of:=[.BS111]-(2^8)*0" office:value-type="float" office:value="125.884545454568" calcext:value-type="float">
            <text:p>126</text:p>
          </table:table-cell>
        </table:table-row>
        <table:table-row table:style-name="ro2">
          <table:table-cell office:value-type="float" office:value="82.37" calcext:value-type="float">
            <text:p>82,370</text:p>
          </table:table-cell>
          <table:table-cell office:value-type="percentage" office:value="0.5481" calcext:value-type="percentage">
            <text:p>54,81%</text:p>
          </table:table-cell>
          <table:table-cell office:value-type="percentage" office:value="0.8249" calcext:value-type="percentage">
            <text:p>82,49%</text:p>
          </table:table-cell>
          <table:table-cell/>
          <table:table-cell office:value-type="float" office:value="20.8" calcext:value-type="float">
            <text:p>20,8</text:p>
          </table:table-cell>
          <table:table-cell table:formula="of:=PINTERP([.$A$15:.$A$205];[.$B$15:.$B$205];([.F$6]+[.$E112]))*1000" office:value-type="float" office:value="12.2083344155844" calcext:value-type="float">
            <text:p>12</text:p>
          </table:table-cell>
          <table:table-cell table:formula="of:=PINTERP([.$A$15:.$A$205];[.$B$15:.$B$205];([.G$6]+[.$E112]))*1000" office:value-type="float" office:value="12.0802857142858" calcext:value-type="float">
            <text:p>12</text:p>
          </table:table-cell>
          <table:table-cell table:formula="of:=PINTERP([.$A$15:.$A$205];[.$B$15:.$B$205];([.H$6]+[.$E112]))*1000" office:value-type="float" office:value="11.9534902597403" calcext:value-type="float">
            <text:p>12</text:p>
          </table:table-cell>
          <table:table-cell table:formula="of:=PINTERP([.$A$15:.$A$205];[.$B$15:.$B$205];([.I$6]+[.$E112]))*1000" office:value-type="float" office:value="11.8279480519482" calcext:value-type="float">
            <text:p>12</text:p>
          </table:table-cell>
          <table:table-cell table:formula="of:=PINTERP([.$A$15:.$A$205];[.$B$15:.$B$205];([.J$6]+[.$E112]))*1000" office:value-type="float" office:value="11.7036590909092" calcext:value-type="float">
            <text:p>12</text:p>
          </table:table-cell>
          <table:table-cell table:formula="of:=PINTERP([.$A$15:.$A$205];[.$B$15:.$B$205];([.K$6]+[.$E112]))*1000" office:value-type="float" office:value="11.5806233766234" calcext:value-type="float">
            <text:p>12</text:p>
          </table:table-cell>
          <table:table-cell table:formula="of:=PINTERP([.$A$15:.$A$205];[.$B$15:.$B$205];([.L$6]+[.$E112]))*1000" office:value-type="float" office:value="11.4588409090911" calcext:value-type="float">
            <text:p>11</text:p>
          </table:table-cell>
          <table:table-cell table:formula="of:=PINTERP([.$A$15:.$A$205];[.$B$15:.$B$205];([.M$6]+[.$E112]))*1000" office:value-type="float" office:value="11.338311688313" calcext:value-type="float">
            <text:p>11</text:p>
          </table:table-cell>
          <table:table-cell table:formula="of:=PINTERP([.$A$15:.$A$205];[.$B$15:.$B$205];([.N$6]+[.$E112]))*1000" office:value-type="float" office:value="11.2190357142869" calcext:value-type="float">
            <text:p>11</text:p>
          </table:table-cell>
          <table:table-cell table:formula="of:=PINTERP([.$A$15:.$A$205];[.$B$15:.$B$205];([.O$6]+[.$E112]))*1000" office:value-type="float" office:value="11.1010129870143" calcext:value-type="float">
            <text:p>11</text:p>
          </table:table-cell>
          <table:table-cell table:formula="of:=PINTERP([.$A$15:.$A$205];[.$B$15:.$B$205];([.P$6]+[.$E112]))*1000" office:value-type="float" office:value="10.9842435064947" calcext:value-type="float">
            <text:p>11</text:p>
          </table:table-cell>
          <table:table-cell table:formula="of:=PINTERP([.$A$15:.$A$205];[.$B$15:.$B$205];([.Q$6]+[.$E112]))*1000" office:value-type="float" office:value="10.8687272727284" calcext:value-type="float">
            <text:p>11</text:p>
          </table:table-cell>
          <table:table-cell table:formula="of:=PINTERP([.$A$15:.$A$205];[.$B$15:.$B$205];([.R$6]+[.$E112]))*1000" office:value-type="float" office:value="10.7544642857155" calcext:value-type="float">
            <text:p>11</text:p>
          </table:table-cell>
          <table:table-cell table:formula="of:=PINTERP([.$A$15:.$A$205];[.$B$15:.$B$205];([.S$6]+[.$E112]))*1000" office:value-type="float" office:value="10.6414545454557" calcext:value-type="float">
            <text:p>11</text:p>
          </table:table-cell>
          <table:table-cell table:formula="of:=PINTERP([.$A$15:.$A$205];[.$B$15:.$B$205];([.T$6]+[.$E112]))*1000" office:value-type="float" office:value="10.5296980519493" calcext:value-type="float">
            <text:p>11</text:p>
          </table:table-cell>
          <table:table-cell table:formula="of:=PINTERP([.$A$15:.$A$205];[.$B$15:.$B$205];([.U$6]+[.$E112]))*1000" office:value-type="float" office:value="10.4191948051971" calcext:value-type="float">
            <text:p>10</text:p>
          </table:table-cell>
          <table:table-cell table:formula="of:=PINTERP([.$A$15:.$A$205];[.$B$15:.$B$205];([.V$6]+[.$E112]))*1000" office:value-type="float" office:value="10.309944805197" calcext:value-type="float">
            <text:p>10</text:p>
          </table:table-cell>
          <table:table-cell table:formula="of:=PINTERP([.$A$15:.$A$205];[.$B$15:.$B$205];([.W$6]+[.$E112]))*1000" office:value-type="float" office:value="10.2019480519503" calcext:value-type="float">
            <text:p>10</text:p>
          </table:table-cell>
          <table:table-cell table:formula="of:=PINTERP([.$A$15:.$A$205];[.$B$15:.$B$205];([.X$6]+[.$E112]))*1000" office:value-type="float" office:value="10.0952045454568" calcext:value-type="float">
            <text:p>10</text:p>
          </table:table-cell>
          <table:table-cell table:formula="of:=PINTERP([.$A$15:.$A$205];[.$B$15:.$B$205];([.Y$6]+[.$E112]))*1000" office:value-type="float" office:value="9.98971428571641" calcext:value-type="float">
            <text:p>10</text:p>
          </table:table-cell>
          <table:table-cell/>
          <table:table-cell office:value-type="float" office:value="20.8" calcext:value-type="float">
            <text:p>20,8</text:p>
          </table:table-cell>
          <table:table-cell/>
          <table:table-cell table:formula="of:=[.F112]-(2^8)*0" office:value-type="float" office:value="12.2083344155844" calcext:value-type="float">
            <text:p>12</text:p>
          </table:table-cell>
          <table:table-cell table:formula="of:=[.G112]-(2^8)*0" office:value-type="float" office:value="12.0802857142858" calcext:value-type="float">
            <text:p>12</text:p>
          </table:table-cell>
          <table:table-cell table:formula="of:=[.H112]-(2^8)*0" office:value-type="float" office:value="11.9534902597403" calcext:value-type="float">
            <text:p>12</text:p>
          </table:table-cell>
          <table:table-cell table:formula="of:=[.I112]-(2^8)*0" office:value-type="float" office:value="11.8279480519482" calcext:value-type="float">
            <text:p>12</text:p>
          </table:table-cell>
          <table:table-cell table:formula="of:=[.J112]-(2^8)*0" office:value-type="float" office:value="11.7036590909092" calcext:value-type="float">
            <text:p>12</text:p>
          </table:table-cell>
          <table:table-cell table:formula="of:=[.K112]-(2^8)*0" office:value-type="float" office:value="11.5806233766234" calcext:value-type="float">
            <text:p>12</text:p>
          </table:table-cell>
          <table:table-cell table:formula="of:=[.L112]-(2^8)*0" office:value-type="float" office:value="11.4588409090911" calcext:value-type="float">
            <text:p>11</text:p>
          </table:table-cell>
          <table:table-cell table:formula="of:=[.M112]-(2^8)*0" office:value-type="float" office:value="11.338311688313" calcext:value-type="float">
            <text:p>11</text:p>
          </table:table-cell>
          <table:table-cell table:formula="of:=[.N112]-(2^8)*0" office:value-type="float" office:value="11.2190357142869" calcext:value-type="float">
            <text:p>11</text:p>
          </table:table-cell>
          <table:table-cell table:formula="of:=[.O112]-(2^8)*0" office:value-type="float" office:value="11.1010129870143" calcext:value-type="float">
            <text:p>11</text:p>
          </table:table-cell>
          <table:table-cell table:formula="of:=[.P112]-(2^8)*0" office:value-type="float" office:value="10.9842435064947" calcext:value-type="float">
            <text:p>11</text:p>
          </table:table-cell>
          <table:table-cell table:formula="of:=[.Q112]-(2^8)*0" office:value-type="float" office:value="10.8687272727284" calcext:value-type="float">
            <text:p>11</text:p>
          </table:table-cell>
          <table:table-cell table:formula="of:=[.R112]-(2^8)*0" office:value-type="float" office:value="10.7544642857155" calcext:value-type="float">
            <text:p>11</text:p>
          </table:table-cell>
          <table:table-cell table:formula="of:=[.S112]-(2^8)*0" office:value-type="float" office:value="10.6414545454557" calcext:value-type="float">
            <text:p>11</text:p>
          </table:table-cell>
          <table:table-cell table:formula="of:=[.T112]-(2^8)*0" office:value-type="float" office:value="10.5296980519493" calcext:value-type="float">
            <text:p>11</text:p>
          </table:table-cell>
          <table:table-cell table:formula="of:=[.U112]-(2^8)*0" office:value-type="float" office:value="10.4191948051971" calcext:value-type="float">
            <text:p>10</text:p>
          </table:table-cell>
          <table:table-cell table:formula="of:=[.V112]-(2^8)*0" office:value-type="float" office:value="10.309944805197" calcext:value-type="float">
            <text:p>10</text:p>
          </table:table-cell>
          <table:table-cell table:formula="of:=[.W112]-(2^8)*0" office:value-type="float" office:value="10.2019480519503" calcext:value-type="float">
            <text:p>10</text:p>
          </table:table-cell>
          <table:table-cell table:formula="of:=[.X112]-(2^8)*0" office:value-type="float" office:value="10.0952045454568" calcext:value-type="float">
            <text:p>10</text:p>
          </table:table-cell>
          <table:table-cell table:formula="of:=[.Y112]-(2^8)*0" office:value-type="float" office:value="9.98971428571641" calcext:value-type="float">
            <text:p>10</text:p>
          </table:table-cell>
          <table:table-cell/>
          <table:table-cell table:style-name="ce10" office:value-type="float" office:value="20.8" calcext:value-type="float">
            <text:p>20,8</text:p>
          </table:table-cell>
          <table:table-cell table:style-name="ce10"/>
          <table:table-cell table:formula="of:=PINTERP([.$A$15:.$A$205];[.$C$15:.$C$205];([.AZ$6]+[.$E112]))*1000" office:value-type="float" office:value="124.786801948052" calcext:value-type="float">
            <text:p>125</text:p>
          </table:table-cell>
          <table:table-cell table:formula="of:=PINTERP([.$A$15:.$A$205];[.$C$15:.$C$205];([.BA$6]+[.$E112]))*1000" office:value-type="float" office:value="123.695714285715" calcext:value-type="float">
            <text:p>124</text:p>
          </table:table-cell>
          <table:table-cell table:formula="of:=PINTERP([.$A$15:.$A$205];[.$C$15:.$C$205];([.BB$6]+[.$E112]))*1000" office:value-type="float" office:value="122.611282467533" calcext:value-type="float">
            <text:p>123</text:p>
          </table:table-cell>
          <table:table-cell table:formula="of:=PINTERP([.$A$15:.$A$205];[.$C$15:.$C$205];([.BC$6]+[.$E112]))*1000" office:value-type="float" office:value="121.533506493508" calcext:value-type="float">
            <text:p>122</text:p>
          </table:table-cell>
          <table:table-cell table:formula="of:=PINTERP([.$A$15:.$A$205];[.$C$15:.$C$205];([.BD$6]+[.$E112]))*1000" office:value-type="float" office:value="120.462386363637" calcext:value-type="float">
            <text:p>120</text:p>
          </table:table-cell>
          <table:table-cell table:formula="of:=PINTERP([.$A$15:.$A$205];[.$C$15:.$C$205];([.BE$6]+[.$E112]))*1000" office:value-type="float" office:value="119.397922077922" calcext:value-type="float">
            <text:p>119</text:p>
          </table:table-cell>
          <table:table-cell table:formula="of:=PINTERP([.$A$15:.$A$205];[.$C$15:.$C$205];([.BF$6]+[.$E112]))*1000" office:value-type="float" office:value="118.340113636365" calcext:value-type="float">
            <text:p>118</text:p>
          </table:table-cell>
          <table:table-cell table:formula="of:=PINTERP([.$A$15:.$A$205];[.$C$15:.$C$205];([.BG$6]+[.$E112]))*1000" office:value-type="float" office:value="117.288961038972" calcext:value-type="float">
            <text:p>117</text:p>
          </table:table-cell>
          <table:table-cell table:formula="of:=PINTERP([.$A$15:.$A$205];[.$C$15:.$C$205];([.BH$6]+[.$E112]))*1000" office:value-type="float" office:value="116.244464285725" calcext:value-type="float">
            <text:p>116</text:p>
          </table:table-cell>
          <table:table-cell table:formula="of:=PINTERP([.$A$15:.$A$205];[.$C$15:.$C$205];([.BI$6]+[.$E112]))*1000" office:value-type="float" office:value="115.206623376635" calcext:value-type="float">
            <text:p>115</text:p>
          </table:table-cell>
          <table:table-cell table:formula="of:=PINTERP([.$A$15:.$A$205];[.$C$15:.$C$205];([.BJ$6]+[.$E112]))*1000" office:value-type="float" office:value="114.175438311699" calcext:value-type="float">
            <text:p>114</text:p>
          </table:table-cell>
          <table:table-cell table:formula="of:=PINTERP([.$A$15:.$A$205];[.$C$15:.$C$205];([.BK$6]+[.$E112]))*1000" office:value-type="float" office:value="113.150909090919" calcext:value-type="float">
            <text:p>113</text:p>
          </table:table-cell>
          <table:table-cell table:formula="of:=PINTERP([.$A$15:.$A$205];[.$C$15:.$C$205];([.BL$6]+[.$E112]))*1000" office:value-type="float" office:value="112.133035714297" calcext:value-type="float">
            <text:p>112</text:p>
          </table:table-cell>
          <table:table-cell table:formula="of:=PINTERP([.$A$15:.$A$205];[.$C$15:.$C$205];([.BM$6]+[.$E112]))*1000" office:value-type="float" office:value="111.121818181829" calcext:value-type="float">
            <text:p>111</text:p>
          </table:table-cell>
          <table:table-cell table:formula="of:=PINTERP([.$A$15:.$A$205];[.$C$15:.$C$205];([.BN$6]+[.$E112]))*1000" office:value-type="float" office:value="110.117256493518" calcext:value-type="float">
            <text:p>110</text:p>
          </table:table-cell>
          <table:table-cell table:formula="of:=PINTERP([.$A$15:.$A$205];[.$C$15:.$C$205];([.BO$6]+[.$E112]))*1000" office:value-type="float" office:value="109.119350649362" calcext:value-type="float">
            <text:p>109</text:p>
          </table:table-cell>
          <table:table-cell table:formula="of:=PINTERP([.$A$15:.$A$205];[.$C$15:.$C$205];([.BP$6]+[.$E112]))*1000" office:value-type="float" office:value="108.128100649361" calcext:value-type="float">
            <text:p>108</text:p>
          </table:table-cell>
          <table:table-cell table:formula="of:=PINTERP([.$A$15:.$A$205];[.$C$15:.$C$205];([.BQ$6]+[.$E112]))*1000" office:value-type="float" office:value="107.143506493518" calcext:value-type="float">
            <text:p>107</text:p>
          </table:table-cell>
          <table:table-cell table:formula="of:=PINTERP([.$A$15:.$A$205];[.$C$15:.$C$205];([.BR$6]+[.$E112]))*1000" office:value-type="float" office:value="106.165568181838" calcext:value-type="float">
            <text:p>106</text:p>
          </table:table-cell>
          <table:table-cell table:style-name="ce17" table:formula="of:=PINTERP([.$A$15:.$A$205];[.$C$15:.$C$205];([.BS$6]+[.$E112]))*1000" office:value-type="float" office:value="105.194285714305" calcext:value-type="float">
            <text:p>105</text:p>
          </table:table-cell>
          <table:table-cell table:style-name="ce17"/>
          <table:table-cell table:style-name="ce10" office:value-type="float" office:value="20.8" calcext:value-type="float">
            <text:p>20,8</text:p>
          </table:table-cell>
          <table:table-cell table:formula="of:=[.AZ112]-(2^8)*0" office:value-type="float" office:value="124.786801948052" calcext:value-type="float">
            <text:p>125</text:p>
          </table:table-cell>
          <table:table-cell table:formula="of:=[.BA112]-(2^8)*0" office:value-type="float" office:value="123.695714285715" calcext:value-type="float">
            <text:p>124</text:p>
          </table:table-cell>
          <table:table-cell table:formula="of:=[.BB112]-(2^8)*0" office:value-type="float" office:value="122.611282467533" calcext:value-type="float">
            <text:p>123</text:p>
          </table:table-cell>
          <table:table-cell table:formula="of:=[.BC112]-(2^8)*0" office:value-type="float" office:value="121.533506493508" calcext:value-type="float">
            <text:p>122</text:p>
          </table:table-cell>
          <table:table-cell table:formula="of:=[.BD112]-(2^8)*0" office:value-type="float" office:value="120.462386363637" calcext:value-type="float">
            <text:p>120</text:p>
          </table:table-cell>
          <table:table-cell table:formula="of:=[.BE112]-(2^8)*0" office:value-type="float" office:value="119.397922077922" calcext:value-type="float">
            <text:p>119</text:p>
          </table:table-cell>
          <table:table-cell table:formula="of:=[.BF112]-(2^8)*0" office:value-type="float" office:value="118.340113636365" calcext:value-type="float">
            <text:p>118</text:p>
          </table:table-cell>
          <table:table-cell table:formula="of:=[.BG112]-(2^8)*0" office:value-type="float" office:value="117.288961038972" calcext:value-type="float">
            <text:p>117</text:p>
          </table:table-cell>
          <table:table-cell table:formula="of:=[.BH112]-(2^8)*0" office:value-type="float" office:value="116.244464285725" calcext:value-type="float">
            <text:p>116</text:p>
          </table:table-cell>
          <table:table-cell table:formula="of:=[.BI112]-(2^8)*0" office:value-type="float" office:value="115.206623376635" calcext:value-type="float">
            <text:p>115</text:p>
          </table:table-cell>
          <table:table-cell table:style-name="ce15" table:formula="of:=[.BJ112]-(2^8)*0" office:value-type="float" office:value="114.175438311699" calcext:value-type="float">
            <text:p>114</text:p>
          </table:table-cell>
          <table:table-cell table:style-name="ce15" table:formula="of:=[.BK112]-(2^8)*0" office:value-type="float" office:value="113.150909090919" calcext:value-type="float">
            <text:p>113</text:p>
          </table:table-cell>
          <table:table-cell table:style-name="ce15" table:formula="of:=[.BL112]-(2^8)*0" office:value-type="float" office:value="112.133035714297" calcext:value-type="float">
            <text:p>112</text:p>
          </table:table-cell>
          <table:table-cell table:style-name="ce15" table:formula="of:=[.BM112]-(2^8)*0" office:value-type="float" office:value="111.121818181829" calcext:value-type="float">
            <text:p>111</text:p>
          </table:table-cell>
          <table:table-cell table:style-name="ce15" table:formula="of:=[.BN112]-(2^8)*0" office:value-type="float" office:value="110.117256493518" calcext:value-type="float">
            <text:p>110</text:p>
          </table:table-cell>
          <table:table-cell table:style-name="ce15" table:formula="of:=[.BO112]-(2^8)*0" office:value-type="float" office:value="109.119350649362" calcext:value-type="float">
            <text:p>109</text:p>
          </table:table-cell>
          <table:table-cell table:style-name="ce15" table:formula="of:=[.BP112]-(2^8)*0" office:value-type="float" office:value="108.128100649361" calcext:value-type="float">
            <text:p>108</text:p>
          </table:table-cell>
          <table:table-cell table:style-name="ce15" table:formula="of:=[.BQ112]-(2^8)*0" office:value-type="float" office:value="107.143506493518" calcext:value-type="float">
            <text:p>107</text:p>
          </table:table-cell>
          <table:table-cell table:style-name="ce15" table:formula="of:=[.BR112]-(2^8)*0" office:value-type="float" office:value="106.165568181838" calcext:value-type="float">
            <text:p>106</text:p>
          </table:table-cell>
          <table:table-cell table:style-name="ce15" table:formula="of:=[.BS112]-(2^8)*0" office:value-type="float" office:value="105.194285714305" calcext:value-type="float">
            <text:p>105</text:p>
          </table:table-cell>
        </table:table-row>
        <table:table-row table:style-name="ro2">
          <table:table-cell office:value-type="float" office:value="82.42" calcext:value-type="float">
            <text:p>82,420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8232" calcext:value-type="percentage">
            <text:p>82,32%</text:p>
          </table:table-cell>
          <table:table-cell/>
          <table:table-cell office:value-type="float" office:value="21" calcext:value-type="float">
            <text:p>21,0</text:p>
          </table:table-cell>
          <table:table-cell table:formula="of:=PINTERP([.$A$15:.$A$205];[.$B$15:.$B$205];([.F$6]+[.$E113]))*1000" office:value-type="float" office:value="9.88547727272726" calcext:value-type="float">
            <text:p>10</text:p>
          </table:table-cell>
          <table:table-cell table:formula="of:=PINTERP([.$A$15:.$A$205];[.$B$15:.$B$205];([.G$6]+[.$E113]))*1000" office:value-type="float" office:value="9.78249350649359" calcext:value-type="float">
            <text:p>10</text:p>
          </table:table-cell>
          <table:table-cell table:formula="of:=PINTERP([.$A$15:.$A$205];[.$B$15:.$B$205];([.H$6]+[.$E113]))*1000" office:value-type="float" office:value="9.68076298701302" calcext:value-type="float">
            <text:p>10</text:p>
          </table:table-cell>
          <table:table-cell table:formula="of:=PINTERP([.$A$15:.$A$205];[.$B$15:.$B$205];([.I$6]+[.$E113]))*1000" office:value-type="float" office:value="9.58028571428584" calcext:value-type="float">
            <text:p>10</text:p>
          </table:table-cell>
          <table:table-cell table:formula="of:=PINTERP([.$A$15:.$A$205];[.$B$15:.$B$205];([.J$6]+[.$E113]))*1000" office:value-type="float" office:value="9.48106168831176" calcext:value-type="float">
            <text:p>9</text:p>
          </table:table-cell>
          <table:table-cell table:formula="of:=PINTERP([.$A$15:.$A$205];[.$B$15:.$B$205];([.K$6]+[.$E113]))*1000" office:value-type="float" office:value="9.38309090909093" calcext:value-type="float">
            <text:p>9</text:p>
          </table:table-cell>
          <table:table-cell table:formula="of:=PINTERP([.$A$15:.$A$205];[.$B$15:.$B$205];([.L$6]+[.$E113]))*1000" office:value-type="float" office:value="9.28637337662349" calcext:value-type="float">
            <text:p>9</text:p>
          </table:table-cell>
          <table:table-cell table:formula="of:=PINTERP([.$A$15:.$A$205];[.$B$15:.$B$205];([.M$6]+[.$E113]))*1000" office:value-type="float" office:value="9.19090909091009" calcext:value-type="float">
            <text:p>9</text:p>
          </table:table-cell>
          <table:table-cell table:formula="of:=PINTERP([.$A$15:.$A$205];[.$B$15:.$B$205];([.N$6]+[.$E113]))*1000" office:value-type="float" office:value="9.09669805194899" calcext:value-type="float">
            <text:p>9</text:p>
          </table:table-cell>
          <table:table-cell table:formula="of:=PINTERP([.$A$15:.$A$205];[.$B$15:.$B$205];([.O$6]+[.$E113]))*1000" office:value-type="float" office:value="9.00374025974127" calcext:value-type="float">
            <text:p>9</text:p>
          </table:table-cell>
          <table:table-cell table:formula="of:=PINTERP([.$A$15:.$A$205];[.$B$15:.$B$205];([.P$6]+[.$E113]))*1000" office:value-type="float" office:value="8.91203571428667" calcext:value-type="float">
            <text:p>9</text:p>
          </table:table-cell>
          <table:table-cell table:formula="of:=PINTERP([.$A$15:.$A$205];[.$B$15:.$B$205];([.Q$6]+[.$E113]))*1000" office:value-type="float" office:value="8.82158441558531" calcext:value-type="float">
            <text:p>9</text:p>
          </table:table-cell>
          <table:table-cell table:formula="of:=PINTERP([.$A$15:.$A$205];[.$B$15:.$B$205];([.R$6]+[.$E113]))*1000" office:value-type="float" office:value="8.73238636363733" calcext:value-type="float">
            <text:p>9</text:p>
          </table:table-cell>
          <table:table-cell table:formula="of:=PINTERP([.$A$15:.$A$205];[.$B$15:.$B$205];([.S$6]+[.$E113]))*1000" office:value-type="float" office:value="8.64444155844246" calcext:value-type="float">
            <text:p>9</text:p>
          </table:table-cell>
          <table:table-cell table:formula="of:=PINTERP([.$A$15:.$A$205];[.$B$15:.$B$205];([.T$6]+[.$E113]))*1000" office:value-type="float" office:value="8.55775000000097" calcext:value-type="float">
            <text:p>9</text:p>
          </table:table-cell>
          <table:table-cell table:formula="of:=PINTERP([.$A$15:.$A$205];[.$B$15:.$B$205];([.U$6]+[.$E113]))*1000" office:value-type="float" office:value="8.47231168831345" calcext:value-type="float">
            <text:p>8</text:p>
          </table:table-cell>
          <table:table-cell table:formula="of:=PINTERP([.$A$15:.$A$205];[.$B$15:.$B$205];([.V$6]+[.$E113]))*1000" office:value-type="float" office:value="8.38812662337832" calcext:value-type="float">
            <text:p>8</text:p>
          </table:table-cell>
          <table:table-cell table:formula="of:=PINTERP([.$A$15:.$A$205];[.$B$15:.$B$205];([.W$6]+[.$E113]))*1000" office:value-type="float" office:value="8.30519480519655" calcext:value-type="float">
            <text:p>8</text:p>
          </table:table-cell>
          <table:table-cell table:formula="of:=PINTERP([.$A$15:.$A$205];[.$B$15:.$B$205];([.X$6]+[.$E113]))*1000" office:value-type="float" office:value="8.22351623376791" calcext:value-type="float">
            <text:p>8</text:p>
          </table:table-cell>
          <table:table-cell table:formula="of:=PINTERP([.$A$15:.$A$205];[.$B$15:.$B$205];([.Y$6]+[.$E113]))*1000" office:value-type="float" office:value="8.14309090909252" calcext:value-type="float">
            <text:p>8</text:p>
          </table:table-cell>
          <table:table-cell/>
          <table:table-cell office:value-type="float" office:value="21" calcext:value-type="float">
            <text:p>21,0</text:p>
          </table:table-cell>
          <table:table-cell/>
          <table:table-cell table:formula="of:=[.F113]-(2^8)*0" office:value-type="float" office:value="9.88547727272726" calcext:value-type="float">
            <text:p>10</text:p>
          </table:table-cell>
          <table:table-cell table:formula="of:=[.G113]-(2^8)*0" office:value-type="float" office:value="9.78249350649359" calcext:value-type="float">
            <text:p>10</text:p>
          </table:table-cell>
          <table:table-cell table:formula="of:=[.H113]-(2^8)*0" office:value-type="float" office:value="9.68076298701302" calcext:value-type="float">
            <text:p>10</text:p>
          </table:table-cell>
          <table:table-cell table:formula="of:=[.I113]-(2^8)*0" office:value-type="float" office:value="9.58028571428584" calcext:value-type="float">
            <text:p>10</text:p>
          </table:table-cell>
          <table:table-cell table:formula="of:=[.J113]-(2^8)*0" office:value-type="float" office:value="9.48106168831176" calcext:value-type="float">
            <text:p>9</text:p>
          </table:table-cell>
          <table:table-cell table:formula="of:=[.K113]-(2^8)*0" office:value-type="float" office:value="9.38309090909093" calcext:value-type="float">
            <text:p>9</text:p>
          </table:table-cell>
          <table:table-cell table:formula="of:=[.L113]-(2^8)*0" office:value-type="float" office:value="9.28637337662349" calcext:value-type="float">
            <text:p>9</text:p>
          </table:table-cell>
          <table:table-cell table:formula="of:=[.M113]-(2^8)*0" office:value-type="float" office:value="9.19090909091009" calcext:value-type="float">
            <text:p>9</text:p>
          </table:table-cell>
          <table:table-cell table:formula="of:=[.N113]-(2^8)*0" office:value-type="float" office:value="9.09669805194899" calcext:value-type="float">
            <text:p>9</text:p>
          </table:table-cell>
          <table:table-cell table:formula="of:=[.O113]-(2^8)*0" office:value-type="float" office:value="9.00374025974127" calcext:value-type="float">
            <text:p>9</text:p>
          </table:table-cell>
          <table:table-cell table:formula="of:=[.P113]-(2^8)*0" office:value-type="float" office:value="8.91203571428667" calcext:value-type="float">
            <text:p>9</text:p>
          </table:table-cell>
          <table:table-cell table:formula="of:=[.Q113]-(2^8)*0" office:value-type="float" office:value="8.82158441558531" calcext:value-type="float">
            <text:p>9</text:p>
          </table:table-cell>
          <table:table-cell table:formula="of:=[.R113]-(2^8)*0" office:value-type="float" office:value="8.73238636363733" calcext:value-type="float">
            <text:p>9</text:p>
          </table:table-cell>
          <table:table-cell table:formula="of:=[.S113]-(2^8)*0" office:value-type="float" office:value="8.64444155844246" calcext:value-type="float">
            <text:p>9</text:p>
          </table:table-cell>
          <table:table-cell table:formula="of:=[.T113]-(2^8)*0" office:value-type="float" office:value="8.55775000000097" calcext:value-type="float">
            <text:p>9</text:p>
          </table:table-cell>
          <table:table-cell table:formula="of:=[.U113]-(2^8)*0" office:value-type="float" office:value="8.47231168831345" calcext:value-type="float">
            <text:p>8</text:p>
          </table:table-cell>
          <table:table-cell table:formula="of:=[.V113]-(2^8)*0" office:value-type="float" office:value="8.38812662337832" calcext:value-type="float">
            <text:p>8</text:p>
          </table:table-cell>
          <table:table-cell table:formula="of:=[.W113]-(2^8)*0" office:value-type="float" office:value="8.30519480519655" calcext:value-type="float">
            <text:p>8</text:p>
          </table:table-cell>
          <table:table-cell table:formula="of:=[.X113]-(2^8)*0" office:value-type="float" office:value="8.22351623376791" calcext:value-type="float">
            <text:p>8</text:p>
          </table:table-cell>
          <table:table-cell table:formula="of:=[.Y113]-(2^8)*0" office:value-type="float" office:value="8.14309090909252" calcext:value-type="float">
            <text:p>8</text:p>
          </table:table-cell>
          <table:table-cell/>
          <table:table-cell table:style-name="ce10" office:value-type="float" office:value="21" calcext:value-type="float">
            <text:p>21,0</text:p>
          </table:table-cell>
          <table:table-cell table:style-name="ce10"/>
          <table:table-cell table:formula="of:=PINTERP([.$A$15:.$A$205];[.$C$15:.$C$205];([.AZ$6]+[.$E113]))*1000" office:value-type="float" office:value="104.229659090909" calcext:value-type="float">
            <text:p>104</text:p>
          </table:table-cell>
          <table:table-cell table:formula="of:=PINTERP([.$A$15:.$A$205];[.$C$15:.$C$205];([.BA$6]+[.$E113]))*1000" office:value-type="float" office:value="103.271688311689" calcext:value-type="float">
            <text:p>103</text:p>
          </table:table-cell>
          <table:table-cell table:formula="of:=PINTERP([.$A$15:.$A$205];[.$C$15:.$C$205];([.BB$6]+[.$E113]))*1000" office:value-type="float" office:value="102.320373376624" calcext:value-type="float">
            <text:p>102</text:p>
          </table:table-cell>
          <table:table-cell table:formula="of:=PINTERP([.$A$15:.$A$205];[.$C$15:.$C$205];([.BC$6]+[.$E113]))*1000" office:value-type="float" office:value="101.375714285715" calcext:value-type="float">
            <text:p>101</text:p>
          </table:table-cell>
          <table:table-cell table:formula="of:=PINTERP([.$A$15:.$A$205];[.$C$15:.$C$205];([.BD$6]+[.$E113]))*1000" office:value-type="float" office:value="100.437711038962" calcext:value-type="float">
            <text:p>100</text:p>
          </table:table-cell>
          <table:table-cell table:formula="of:=PINTERP([.$A$15:.$A$205];[.$C$15:.$C$205];([.BE$6]+[.$E113]))*1000" office:value-type="float" office:value="99.5063636363638" calcext:value-type="float">
            <text:p>100</text:p>
          </table:table-cell>
          <table:table-cell table:formula="of:=PINTERP([.$A$15:.$A$205];[.$C$15:.$C$205];([.BF$6]+[.$E113]))*1000" office:value-type="float" office:value="98.5816720779231" calcext:value-type="float">
            <text:p>99</text:p>
          </table:table-cell>
          <table:table-cell table:formula="of:=PINTERP([.$A$15:.$A$205];[.$C$15:.$C$205];([.BG$6]+[.$E113]))*1000" office:value-type="float" office:value="97.663636363646" calcext:value-type="float">
            <text:p>98</text:p>
          </table:table-cell>
          <table:table-cell table:formula="of:=PINTERP([.$A$15:.$A$205];[.$C$15:.$C$205];([.BH$6]+[.$E113]))*1000" office:value-type="float" office:value="96.7522564935156" calcext:value-type="float">
            <text:p>97</text:p>
          </table:table-cell>
          <table:table-cell table:formula="of:=PINTERP([.$A$15:.$A$205];[.$C$15:.$C$205];([.BI$6]+[.$E113]))*1000" office:value-type="float" office:value="95.8475324675424" calcext:value-type="float">
            <text:p>96</text:p>
          </table:table-cell>
          <table:table-cell table:formula="of:=PINTERP([.$A$15:.$A$205];[.$C$15:.$C$205];([.BJ$6]+[.$E113]))*1000" office:value-type="float" office:value="94.9494642857236" calcext:value-type="float">
            <text:p>95</text:p>
          </table:table-cell>
          <table:table-cell table:formula="of:=PINTERP([.$A$15:.$A$205];[.$C$15:.$C$205];([.BK$6]+[.$E113]))*1000" office:value-type="float" office:value="94.0580519480608" calcext:value-type="float">
            <text:p>94</text:p>
          </table:table-cell>
          <table:table-cell table:formula="of:=PINTERP([.$A$15:.$A$205];[.$C$15:.$C$205];([.BL$6]+[.$E113]))*1000" office:value-type="float" office:value="93.173295454555" calcext:value-type="float">
            <text:p>93</text:p>
          </table:table-cell>
          <table:table-cell table:formula="of:=PINTERP([.$A$15:.$A$205];[.$C$15:.$C$205];([.BM$6]+[.$E113]))*1000" office:value-type="float" office:value="92.2951948052039" calcext:value-type="float">
            <text:p>92</text:p>
          </table:table-cell>
          <table:table-cell table:formula="of:=PINTERP([.$A$15:.$A$205];[.$C$15:.$C$205];([.BN$6]+[.$E113]))*1000" office:value-type="float" office:value="91.4237500000098" calcext:value-type="float">
            <text:p>91</text:p>
          </table:table-cell>
          <table:table-cell table:formula="of:=PINTERP([.$A$15:.$A$205];[.$C$15:.$C$205];([.BO$6]+[.$E113]))*1000" office:value-type="float" office:value="90.5589610389703" calcext:value-type="float">
            <text:p>91</text:p>
          </table:table-cell>
          <table:table-cell table:formula="of:=PINTERP([.$A$15:.$A$205];[.$C$15:.$C$205];([.BP$6]+[.$E113]))*1000" office:value-type="float" office:value="89.7008279220867" calcext:value-type="float">
            <text:p>90</text:p>
          </table:table-cell>
          <table:table-cell table:formula="of:=PINTERP([.$A$15:.$A$205];[.$C$15:.$C$205];([.BQ$6]+[.$E113]))*1000" office:value-type="float" office:value="88.8493506493601" calcext:value-type="float">
            <text:p>89</text:p>
          </table:table-cell>
          <table:table-cell table:formula="of:=PINTERP([.$A$15:.$A$205];[.$C$15:.$C$205];([.BR$6]+[.$E113]))*1000" office:value-type="float" office:value="88.0045292207966" calcext:value-type="float">
            <text:p>88</text:p>
          </table:table-cell>
          <table:table-cell table:style-name="ce17" table:formula="of:=PINTERP([.$A$15:.$A$205];[.$C$15:.$C$205];([.BS$6]+[.$E113]))*1000" office:value-type="float" office:value="87.1663636363804" calcext:value-type="float">
            <text:p>87</text:p>
          </table:table-cell>
          <table:table-cell table:style-name="ce17"/>
          <table:table-cell table:style-name="ce10" office:value-type="float" office:value="21" calcext:value-type="float">
            <text:p>21,0</text:p>
          </table:table-cell>
          <table:table-cell table:formula="of:=[.AZ113]-(2^8)*0" office:value-type="float" office:value="104.229659090909" calcext:value-type="float">
            <text:p>104</text:p>
          </table:table-cell>
          <table:table-cell table:formula="of:=[.BA113]-(2^8)*0" office:value-type="float" office:value="103.271688311689" calcext:value-type="float">
            <text:p>103</text:p>
          </table:table-cell>
          <table:table-cell table:formula="of:=[.BB113]-(2^8)*0" office:value-type="float" office:value="102.320373376624" calcext:value-type="float">
            <text:p>102</text:p>
          </table:table-cell>
          <table:table-cell table:formula="of:=[.BC113]-(2^8)*0" office:value-type="float" office:value="101.375714285715" calcext:value-type="float">
            <text:p>101</text:p>
          </table:table-cell>
          <table:table-cell table:formula="of:=[.BD113]-(2^8)*0" office:value-type="float" office:value="100.437711038962" calcext:value-type="float">
            <text:p>100</text:p>
          </table:table-cell>
          <table:table-cell table:formula="of:=[.BE113]-(2^8)*0" office:value-type="float" office:value="99.5063636363638" calcext:value-type="float">
            <text:p>100</text:p>
          </table:table-cell>
          <table:table-cell table:formula="of:=[.BF113]-(2^8)*0" office:value-type="float" office:value="98.5816720779231" calcext:value-type="float">
            <text:p>99</text:p>
          </table:table-cell>
          <table:table-cell table:formula="of:=[.BG113]-(2^8)*0" office:value-type="float" office:value="97.663636363646" calcext:value-type="float">
            <text:p>98</text:p>
          </table:table-cell>
          <table:table-cell table:formula="of:=[.BH113]-(2^8)*0" office:value-type="float" office:value="96.7522564935156" calcext:value-type="float">
            <text:p>97</text:p>
          </table:table-cell>
          <table:table-cell table:formula="of:=[.BI113]-(2^8)*0" office:value-type="float" office:value="95.8475324675424" calcext:value-type="float">
            <text:p>96</text:p>
          </table:table-cell>
          <table:table-cell table:style-name="ce15" table:formula="of:=[.BJ113]-(2^8)*0" office:value-type="float" office:value="94.9494642857236" calcext:value-type="float">
            <text:p>95</text:p>
          </table:table-cell>
          <table:table-cell table:style-name="ce15" table:formula="of:=[.BK113]-(2^8)*0" office:value-type="float" office:value="94.0580519480608" calcext:value-type="float">
            <text:p>94</text:p>
          </table:table-cell>
          <table:table-cell table:style-name="ce15" table:formula="of:=[.BL113]-(2^8)*0" office:value-type="float" office:value="93.173295454555" calcext:value-type="float">
            <text:p>93</text:p>
          </table:table-cell>
          <table:table-cell table:style-name="ce15" table:formula="of:=[.BM113]-(2^8)*0" office:value-type="float" office:value="92.2951948052039" calcext:value-type="float">
            <text:p>92</text:p>
          </table:table-cell>
          <table:table-cell table:style-name="ce15" table:formula="of:=[.BN113]-(2^8)*0" office:value-type="float" office:value="91.4237500000098" calcext:value-type="float">
            <text:p>91</text:p>
          </table:table-cell>
          <table:table-cell table:style-name="ce15" table:formula="of:=[.BO113]-(2^8)*0" office:value-type="float" office:value="90.5589610389703" calcext:value-type="float">
            <text:p>91</text:p>
          </table:table-cell>
          <table:table-cell table:style-name="ce15" table:formula="of:=[.BP113]-(2^8)*0" office:value-type="float" office:value="89.7008279220867" calcext:value-type="float">
            <text:p>90</text:p>
          </table:table-cell>
          <table:table-cell table:style-name="ce15" table:formula="of:=[.BQ113]-(2^8)*0" office:value-type="float" office:value="88.8493506493601" calcext:value-type="float">
            <text:p>89</text:p>
          </table:table-cell>
          <table:table-cell table:style-name="ce15" table:formula="of:=[.BR113]-(2^8)*0" office:value-type="float" office:value="88.0045292207966" calcext:value-type="float">
            <text:p>88</text:p>
          </table:table-cell>
          <table:table-cell table:style-name="ce15" table:formula="of:=[.BS113]-(2^8)*0" office:value-type="float" office:value="87.1663636363804" calcext:value-type="float">
            <text:p>87</text:p>
          </table:table-cell>
        </table:table-row>
        <table:table-row table:style-name="ro2">
          <table:table-cell office:value-type="float" office:value="82.48" calcext:value-type="float">
            <text:p>82,480</text:p>
          </table:table-cell>
          <table:table-cell office:value-type="percentage" office:value="0.5377" calcext:value-type="percentage">
            <text:p>53,77%</text:p>
          </table:table-cell>
          <table:table-cell office:value-type="percentage" office:value="0.8223" calcext:value-type="percentage">
            <text:p>82,23%</text:p>
          </table:table-cell>
          <table:table-cell/>
          <table:table-cell office:value-type="float" office:value="21.2" calcext:value-type="float">
            <text:p>21,2</text:p>
          </table:table-cell>
          <table:table-cell table:formula="of:=PINTERP([.$A$15:.$A$205];[.$B$15:.$B$205];([.F$6]+[.$E114]))*1000" office:value-type="float" office:value="8.06391883116881" calcext:value-type="float">
            <text:p>8</text:p>
          </table:table-cell>
          <table:table-cell table:formula="of:=PINTERP([.$A$15:.$A$205];[.$B$15:.$B$205];([.G$6]+[.$E114]))*1000" office:value-type="float" office:value="7.98600000000005" calcext:value-type="float">
            <text:p>8</text:p>
          </table:table-cell>
          <table:table-cell table:formula="of:=PINTERP([.$A$15:.$A$205];[.$B$15:.$B$205];([.H$6]+[.$E114]))*1000" office:value-type="float" office:value="7.90933441558443" calcext:value-type="float">
            <text:p>8</text:p>
          </table:table-cell>
          <table:table-cell table:formula="of:=PINTERP([.$A$15:.$A$205];[.$B$15:.$B$205];([.I$6]+[.$E114]))*1000" office:value-type="float" office:value="7.83392207792216" calcext:value-type="float">
            <text:p>8</text:p>
          </table:table-cell>
          <table:table-cell table:formula="of:=PINTERP([.$A$15:.$A$205];[.$B$15:.$B$205];([.J$6]+[.$E114]))*1000" office:value-type="float" office:value="7.75976298701303" calcext:value-type="float">
            <text:p>8</text:p>
          </table:table-cell>
          <table:table-cell table:formula="of:=PINTERP([.$A$15:.$A$205];[.$B$15:.$B$205];([.K$6]+[.$E114]))*1000" office:value-type="float" office:value="7.68685714285715" calcext:value-type="float">
            <text:p>8</text:p>
          </table:table-cell>
          <table:table-cell table:formula="of:=PINTERP([.$A$15:.$A$205];[.$B$15:.$B$205];([.L$6]+[.$E114]))*1000" office:value-type="float" office:value="7.61520454545461" calcext:value-type="float">
            <text:p>8</text:p>
          </table:table-cell>
          <table:table-cell table:formula="of:=PINTERP([.$A$15:.$A$205];[.$B$15:.$B$205];([.M$6]+[.$E114]))*1000" office:value-type="float" office:value="7.54480519480592" calcext:value-type="float">
            <text:p>8</text:p>
          </table:table-cell>
          <table:table-cell table:formula="of:=PINTERP([.$A$15:.$A$205];[.$B$15:.$B$205];([.N$6]+[.$E114]))*1000" office:value-type="float" office:value="7.47565909090977" calcext:value-type="float">
            <text:p>7</text:p>
          </table:table-cell>
          <table:table-cell table:formula="of:=PINTERP([.$A$15:.$A$205];[.$B$15:.$B$205];([.O$6]+[.$E114]))*1000" office:value-type="float" office:value="7.40776623376696" calcext:value-type="float">
            <text:p>7</text:p>
          </table:table-cell>
          <table:table-cell table:formula="of:=PINTERP([.$A$15:.$A$205];[.$B$15:.$B$205];([.P$6]+[.$E114]))*1000" office:value-type="float" office:value="7.3411266233773" calcext:value-type="float">
            <text:p>7</text:p>
          </table:table-cell>
          <table:table-cell table:formula="of:=PINTERP([.$A$15:.$A$205];[.$B$15:.$B$205];([.Q$6]+[.$E114]))*1000" office:value-type="float" office:value="7.27574025974089" calcext:value-type="float">
            <text:p>7</text:p>
          </table:table-cell>
          <table:table-cell table:formula="of:=PINTERP([.$A$15:.$A$205];[.$B$15:.$B$205];([.R$6]+[.$E114]))*1000" office:value-type="float" office:value="7.21160714285782" calcext:value-type="float">
            <text:p>7</text:p>
          </table:table-cell>
          <table:table-cell table:formula="of:=PINTERP([.$A$15:.$A$205];[.$B$15:.$B$205];([.S$6]+[.$E114]))*1000" office:value-type="float" office:value="7.14872727272791" calcext:value-type="float">
            <text:p>7</text:p>
          </table:table-cell>
          <table:table-cell table:formula="of:=PINTERP([.$A$15:.$A$205];[.$B$15:.$B$205];([.T$6]+[.$E114]))*1000" office:value-type="float" office:value="7.08710064935133" calcext:value-type="float">
            <text:p>7</text:p>
          </table:table-cell>
          <table:table-cell table:formula="of:=PINTERP([.$A$15:.$A$205];[.$B$15:.$B$205];([.U$6]+[.$E114]))*1000" office:value-type="float" office:value="7.0267272727285" calcext:value-type="float">
            <text:p>7</text:p>
          </table:table-cell>
          <table:table-cell table:formula="of:=PINTERP([.$A$15:.$A$205];[.$B$15:.$B$205];([.V$6]+[.$E114]))*1000" office:value-type="float" office:value="6.96760714285831" calcext:value-type="float">
            <text:p>7</text:p>
          </table:table-cell>
          <table:table-cell table:formula="of:=PINTERP([.$A$15:.$A$205];[.$B$15:.$B$205];([.W$6]+[.$E114]))*1000" office:value-type="float" office:value="6.90974025974146" calcext:value-type="float">
            <text:p>7</text:p>
          </table:table-cell>
          <table:table-cell table:formula="of:=PINTERP([.$A$15:.$A$205];[.$B$15:.$B$205];([.X$6]+[.$E114]))*1000" office:value-type="float" office:value="6.85312662337777" calcext:value-type="float">
            <text:p>7</text:p>
          </table:table-cell>
          <table:table-cell table:formula="of:=PINTERP([.$A$15:.$A$205];[.$B$15:.$B$205];([.Y$6]+[.$E114]))*1000" office:value-type="float" office:value="6.79776623376732" calcext:value-type="float">
            <text:p>7</text:p>
          </table:table-cell>
          <table:table-cell/>
          <table:table-cell office:value-type="float" office:value="21.2" calcext:value-type="float">
            <text:p>21,2</text:p>
          </table:table-cell>
          <table:table-cell/>
          <table:table-cell table:formula="of:=[.F114]-(2^8)*0" office:value-type="float" office:value="8.06391883116881" calcext:value-type="float">
            <text:p>8</text:p>
          </table:table-cell>
          <table:table-cell table:formula="of:=[.G114]-(2^8)*0" office:value-type="float" office:value="7.98600000000005" calcext:value-type="float">
            <text:p>8</text:p>
          </table:table-cell>
          <table:table-cell table:formula="of:=[.H114]-(2^8)*0" office:value-type="float" office:value="7.90933441558443" calcext:value-type="float">
            <text:p>8</text:p>
          </table:table-cell>
          <table:table-cell table:formula="of:=[.I114]-(2^8)*0" office:value-type="float" office:value="7.83392207792216" calcext:value-type="float">
            <text:p>8</text:p>
          </table:table-cell>
          <table:table-cell table:formula="of:=[.J114]-(2^8)*0" office:value-type="float" office:value="7.75976298701303" calcext:value-type="float">
            <text:p>8</text:p>
          </table:table-cell>
          <table:table-cell table:formula="of:=[.K114]-(2^8)*0" office:value-type="float" office:value="7.68685714285715" calcext:value-type="float">
            <text:p>8</text:p>
          </table:table-cell>
          <table:table-cell table:formula="of:=[.L114]-(2^8)*0" office:value-type="float" office:value="7.61520454545461" calcext:value-type="float">
            <text:p>8</text:p>
          </table:table-cell>
          <table:table-cell table:formula="of:=[.M114]-(2^8)*0" office:value-type="float" office:value="7.54480519480592" calcext:value-type="float">
            <text:p>8</text:p>
          </table:table-cell>
          <table:table-cell table:formula="of:=[.N114]-(2^8)*0" office:value-type="float" office:value="7.47565909090977" calcext:value-type="float">
            <text:p>7</text:p>
          </table:table-cell>
          <table:table-cell table:formula="of:=[.O114]-(2^8)*0" office:value-type="float" office:value="7.40776623376696" calcext:value-type="float">
            <text:p>7</text:p>
          </table:table-cell>
          <table:table-cell table:formula="of:=[.P114]-(2^8)*0" office:value-type="float" office:value="7.3411266233773" calcext:value-type="float">
            <text:p>7</text:p>
          </table:table-cell>
          <table:table-cell table:formula="of:=[.Q114]-(2^8)*0" office:value-type="float" office:value="7.27574025974089" calcext:value-type="float">
            <text:p>7</text:p>
          </table:table-cell>
          <table:table-cell table:formula="of:=[.R114]-(2^8)*0" office:value-type="float" office:value="7.21160714285782" calcext:value-type="float">
            <text:p>7</text:p>
          </table:table-cell>
          <table:table-cell table:formula="of:=[.S114]-(2^8)*0" office:value-type="float" office:value="7.14872727272791" calcext:value-type="float">
            <text:p>7</text:p>
          </table:table-cell>
          <table:table-cell table:formula="of:=[.T114]-(2^8)*0" office:value-type="float" office:value="7.08710064935133" calcext:value-type="float">
            <text:p>7</text:p>
          </table:table-cell>
          <table:table-cell table:formula="of:=[.U114]-(2^8)*0" office:value-type="float" office:value="7.0267272727285" calcext:value-type="float">
            <text:p>7</text:p>
          </table:table-cell>
          <table:table-cell table:formula="of:=[.V114]-(2^8)*0" office:value-type="float" office:value="6.96760714285831" calcext:value-type="float">
            <text:p>7</text:p>
          </table:table-cell>
          <table:table-cell table:formula="of:=[.W114]-(2^8)*0" office:value-type="float" office:value="6.90974025974146" calcext:value-type="float">
            <text:p>7</text:p>
          </table:table-cell>
          <table:table-cell table:formula="of:=[.X114]-(2^8)*0" office:value-type="float" office:value="6.85312662337777" calcext:value-type="float">
            <text:p>7</text:p>
          </table:table-cell>
          <table:table-cell table:formula="of:=[.Y114]-(2^8)*0" office:value-type="float" office:value="6.79776623376732" calcext:value-type="float">
            <text:p>7</text:p>
          </table:table-cell>
          <table:table-cell/>
          <table:table-cell table:style-name="ce10" office:value-type="float" office:value="21.2" calcext:value-type="float">
            <text:p>21,2</text:p>
          </table:table-cell>
          <table:table-cell table:style-name="ce10"/>
          <table:table-cell table:formula="of:=PINTERP([.$A$15:.$A$205];[.$C$15:.$C$205];([.AZ$6]+[.$E114]))*1000" office:value-type="float" office:value="86.3348538961037" calcext:value-type="float">
            <text:p>86</text:p>
          </table:table-cell>
          <table:table-cell table:formula="of:=PINTERP([.$A$15:.$A$205];[.$C$15:.$C$205];([.BA$6]+[.$E114]))*1000" office:value-type="float" office:value="85.5100000000005" calcext:value-type="float">
            <text:p>86</text:p>
          </table:table-cell>
          <table:table-cell table:formula="of:=PINTERP([.$A$15:.$A$205];[.$C$15:.$C$205];([.BB$6]+[.$E114]))*1000" office:value-type="float" office:value="84.691801948052" calcext:value-type="float">
            <text:p>85</text:p>
          </table:table-cell>
          <table:table-cell table:formula="of:=PINTERP([.$A$15:.$A$205];[.$C$15:.$C$205];([.BC$6]+[.$E114]))*1000" office:value-type="float" office:value="83.8802597402606" calcext:value-type="float">
            <text:p>84</text:p>
          </table:table-cell>
          <table:table-cell table:formula="of:=PINTERP([.$A$15:.$A$205];[.$C$15:.$C$205];([.BD$6]+[.$E114]))*1000" office:value-type="float" office:value="83.0753733766238" calcext:value-type="float">
            <text:p>83</text:p>
          </table:table-cell>
          <table:table-cell table:formula="of:=PINTERP([.$A$15:.$A$205];[.$C$15:.$C$205];([.BE$6]+[.$E114]))*1000" office:value-type="float" office:value="82.2771428571428" calcext:value-type="float">
            <text:p>82</text:p>
          </table:table-cell>
          <table:table-cell table:formula="of:=PINTERP([.$A$15:.$A$205];[.$C$15:.$C$205];([.BF$6]+[.$E114]))*1000" office:value-type="float" office:value="81.4855681818189" calcext:value-type="float">
            <text:p>81</text:p>
          </table:table-cell>
          <table:table-cell table:formula="of:=PINTERP([.$A$15:.$A$205];[.$C$15:.$C$205];([.BG$6]+[.$E114]))*1000" office:value-type="float" office:value="80.7006493506574" calcext:value-type="float">
            <text:p>81</text:p>
          </table:table-cell>
          <table:table-cell table:formula="of:=PINTERP([.$A$15:.$A$205];[.$C$15:.$C$205];([.BH$6]+[.$E114]))*1000" office:value-type="float" office:value="79.922386363644" calcext:value-type="float">
            <text:p>80</text:p>
          </table:table-cell>
          <table:table-cell table:formula="of:=PINTERP([.$A$15:.$A$205];[.$C$15:.$C$205];([.BI$6]+[.$E114]))*1000" office:value-type="float" office:value="79.1507792207875" calcext:value-type="float">
            <text:p>79</text:p>
          </table:table-cell>
          <table:table-cell table:formula="of:=PINTERP([.$A$15:.$A$205];[.$C$15:.$C$205];([.BJ$6]+[.$E114]))*1000" office:value-type="float" office:value="78.3858279220857" calcext:value-type="float">
            <text:p>78</text:p>
          </table:table-cell>
          <table:table-cell table:formula="of:=PINTERP([.$A$15:.$A$205];[.$C$15:.$C$205];([.BK$6]+[.$E114]))*1000" office:value-type="float" office:value="77.6275324675398" calcext:value-type="float">
            <text:p>78</text:p>
          </table:table-cell>
          <table:table-cell table:formula="of:=PINTERP([.$A$15:.$A$205];[.$C$15:.$C$205];([.BL$6]+[.$E114]))*1000" office:value-type="float" office:value="76.8758928571508" calcext:value-type="float">
            <text:p>77</text:p>
          </table:table-cell>
          <table:table-cell table:formula="of:=PINTERP([.$A$15:.$A$205];[.$C$15:.$C$205];([.BM$6]+[.$E114]))*1000" office:value-type="float" office:value="76.1309090909166" calcext:value-type="float">
            <text:p>76</text:p>
          </table:table-cell>
          <table:table-cell table:formula="of:=PINTERP([.$A$15:.$A$205];[.$C$15:.$C$205];([.BN$6]+[.$E114]))*1000" office:value-type="float" office:value="75.3925811688393" calcext:value-type="float">
            <text:p>75</text:p>
          </table:table-cell>
          <table:table-cell table:formula="of:=PINTERP([.$A$15:.$A$205];[.$C$15:.$C$205];([.BO$6]+[.$E114]))*1000" office:value-type="float" office:value="74.6609090909167" calcext:value-type="float">
            <text:p>75</text:p>
          </table:table-cell>
          <table:table-cell table:formula="of:=PINTERP([.$A$15:.$A$205];[.$C$15:.$C$205];([.BP$6]+[.$E114]))*1000" office:value-type="float" office:value="73.9358928571501" calcext:value-type="float">
            <text:p>74</text:p>
          </table:table-cell>
          <table:table-cell table:formula="of:=PINTERP([.$A$15:.$A$205];[.$C$15:.$C$205];([.BQ$6]+[.$E114]))*1000" office:value-type="float" office:value="73.2175324675402" calcext:value-type="float">
            <text:p>73</text:p>
          </table:table-cell>
          <table:table-cell table:formula="of:=PINTERP([.$A$15:.$A$205];[.$C$15:.$C$205];([.BR$6]+[.$E114]))*1000" office:value-type="float" office:value="72.5058279220923" calcext:value-type="float">
            <text:p>73</text:p>
          </table:table-cell>
          <table:table-cell table:style-name="ce17" table:formula="of:=PINTERP([.$A$15:.$A$205];[.$C$15:.$C$205];([.BS$6]+[.$E114]))*1000" office:value-type="float" office:value="71.8007792207931" calcext:value-type="float">
            <text:p>72</text:p>
          </table:table-cell>
          <table:table-cell table:style-name="ce17"/>
          <table:table-cell table:style-name="ce10" office:value-type="float" office:value="21.2" calcext:value-type="float">
            <text:p>21,2</text:p>
          </table:table-cell>
          <table:table-cell table:formula="of:=[.AZ114]-(2^8)*0" office:value-type="float" office:value="86.3348538961037" calcext:value-type="float">
            <text:p>86</text:p>
          </table:table-cell>
          <table:table-cell table:formula="of:=[.BA114]-(2^8)*0" office:value-type="float" office:value="85.5100000000005" calcext:value-type="float">
            <text:p>86</text:p>
          </table:table-cell>
          <table:table-cell table:formula="of:=[.BB114]-(2^8)*0" office:value-type="float" office:value="84.691801948052" calcext:value-type="float">
            <text:p>85</text:p>
          </table:table-cell>
          <table:table-cell table:formula="of:=[.BC114]-(2^8)*0" office:value-type="float" office:value="83.8802597402606" calcext:value-type="float">
            <text:p>84</text:p>
          </table:table-cell>
          <table:table-cell table:formula="of:=[.BD114]-(2^8)*0" office:value-type="float" office:value="83.0753733766238" calcext:value-type="float">
            <text:p>83</text:p>
          </table:table-cell>
          <table:table-cell table:formula="of:=[.BE114]-(2^8)*0" office:value-type="float" office:value="82.2771428571428" calcext:value-type="float">
            <text:p>82</text:p>
          </table:table-cell>
          <table:table-cell table:formula="of:=[.BF114]-(2^8)*0" office:value-type="float" office:value="81.4855681818189" calcext:value-type="float">
            <text:p>81</text:p>
          </table:table-cell>
          <table:table-cell table:formula="of:=[.BG114]-(2^8)*0" office:value-type="float" office:value="80.7006493506574" calcext:value-type="float">
            <text:p>81</text:p>
          </table:table-cell>
          <table:table-cell table:formula="of:=[.BH114]-(2^8)*0" office:value-type="float" office:value="79.922386363644" calcext:value-type="float">
            <text:p>80</text:p>
          </table:table-cell>
          <table:table-cell table:formula="of:=[.BI114]-(2^8)*0" office:value-type="float" office:value="79.1507792207875" calcext:value-type="float">
            <text:p>79</text:p>
          </table:table-cell>
          <table:table-cell table:style-name="ce15" table:formula="of:=[.BJ114]-(2^8)*0" office:value-type="float" office:value="78.3858279220857" calcext:value-type="float">
            <text:p>78</text:p>
          </table:table-cell>
          <table:table-cell table:style-name="ce15" table:formula="of:=[.BK114]-(2^8)*0" office:value-type="float" office:value="77.6275324675398" calcext:value-type="float">
            <text:p>78</text:p>
          </table:table-cell>
          <table:table-cell table:style-name="ce15" table:formula="of:=[.BL114]-(2^8)*0" office:value-type="float" office:value="76.8758928571508" calcext:value-type="float">
            <text:p>77</text:p>
          </table:table-cell>
          <table:table-cell table:style-name="ce15" table:formula="of:=[.BM114]-(2^8)*0" office:value-type="float" office:value="76.1309090909166" calcext:value-type="float">
            <text:p>76</text:p>
          </table:table-cell>
          <table:table-cell table:style-name="ce15" table:formula="of:=[.BN114]-(2^8)*0" office:value-type="float" office:value="75.3925811688393" calcext:value-type="float">
            <text:p>75</text:p>
          </table:table-cell>
          <table:table-cell table:style-name="ce15" table:formula="of:=[.BO114]-(2^8)*0" office:value-type="float" office:value="74.6609090909167" calcext:value-type="float">
            <text:p>75</text:p>
          </table:table-cell>
          <table:table-cell table:style-name="ce15" table:formula="of:=[.BP114]-(2^8)*0" office:value-type="float" office:value="73.9358928571501" calcext:value-type="float">
            <text:p>74</text:p>
          </table:table-cell>
          <table:table-cell table:style-name="ce15" table:formula="of:=[.BQ114]-(2^8)*0" office:value-type="float" office:value="73.2175324675402" calcext:value-type="float">
            <text:p>73</text:p>
          </table:table-cell>
          <table:table-cell table:style-name="ce15" table:formula="of:=[.BR114]-(2^8)*0" office:value-type="float" office:value="72.5058279220923" calcext:value-type="float">
            <text:p>73</text:p>
          </table:table-cell>
          <table:table-cell table:style-name="ce15" table:formula="of:=[.BS114]-(2^8)*0" office:value-type="float" office:value="71.8007792207931" calcext:value-type="float">
            <text:p>72</text:p>
          </table:table-cell>
        </table:table-row>
        <table:table-row table:style-name="ro2">
          <table:table-cell office:value-type="float" office:value="82.54" calcext:value-type="float">
            <text:p>82,540</text:p>
          </table:table-cell>
          <table:table-cell office:value-type="percentage" office:value="0.5324" calcext:value-type="percentage">
            <text:p>53,24%</text:p>
          </table:table-cell>
          <table:table-cell office:value-type="percentage" office:value="0.8215" calcext:value-type="percentage">
            <text:p>82,15%</text:p>
          </table:table-cell>
          <table:table-cell/>
          <table:table-cell office:value-type="float" office:value="21.4" calcext:value-type="float">
            <text:p>21,4</text:p>
          </table:table-cell>
          <table:table-cell table:formula="of:=PINTERP([.$A$15:.$A$205];[.$B$15:.$B$205];([.F$6]+[.$E115]))*1000" office:value-type="float" office:value="6.74365909090906" calcext:value-type="float">
            <text:p>7</text:p>
          </table:table-cell>
          <table:table-cell table:formula="of:=PINTERP([.$A$15:.$A$205];[.$B$15:.$B$205];([.G$6]+[.$E115]))*1000" office:value-type="float" office:value="6.69080519480521" calcext:value-type="float">
            <text:p>7</text:p>
          </table:table-cell>
          <table:table-cell table:formula="of:=PINTERP([.$A$15:.$A$205];[.$B$15:.$B$205];([.H$6]+[.$E115]))*1000" office:value-type="float" office:value="6.63920454545461" calcext:value-type="float">
            <text:p>7</text:p>
          </table:table-cell>
          <table:table-cell table:formula="of:=PINTERP([.$A$15:.$A$205];[.$B$15:.$B$205];([.I$6]+[.$E115]))*1000" office:value-type="float" office:value="6.58885714285725" calcext:value-type="float">
            <text:p>7</text:p>
          </table:table-cell>
          <table:table-cell table:formula="of:=PINTERP([.$A$15:.$A$205];[.$B$15:.$B$205];([.J$6]+[.$E115]))*1000" office:value-type="float" office:value="6.539762987013" calcext:value-type="float">
            <text:p>7</text:p>
          </table:table-cell>
          <table:table-cell table:formula="of:=PINTERP([.$A$15:.$A$205];[.$B$15:.$B$205];([.K$6]+[.$E115]))*1000" office:value-type="float" office:value="6.49192207792213" calcext:value-type="float">
            <text:p>6</text:p>
          </table:table-cell>
          <table:table-cell table:formula="of:=PINTERP([.$A$15:.$A$205];[.$B$15:.$B$205];([.L$6]+[.$E115]))*1000" office:value-type="float" office:value="6.4453344155845" calcext:value-type="float">
            <text:p>6</text:p>
          </table:table-cell>
          <table:table-cell table:formula="of:=PINTERP([.$A$15:.$A$205];[.$B$15:.$B$205];([.M$6]+[.$E115]))*1000" office:value-type="float" office:value="6.40000000000051" calcext:value-type="float">
            <text:p>6</text:p>
          </table:table-cell>
          <table:table-cell table:formula="of:=PINTERP([.$A$15:.$A$205];[.$B$15:.$B$205];([.N$6]+[.$E115]))*1000" office:value-type="float" office:value="6.35591883116924" calcext:value-type="float">
            <text:p>6</text:p>
          </table:table-cell>
          <table:table-cell table:formula="of:=PINTERP([.$A$15:.$A$205];[.$B$15:.$B$205];([.O$6]+[.$E115]))*1000" office:value-type="float" office:value="6.31309090909135" calcext:value-type="float">
            <text:p>6</text:p>
          </table:table-cell>
          <table:table-cell table:formula="of:=PINTERP([.$A$15:.$A$205];[.$B$15:.$B$205];([.P$6]+[.$E115]))*1000" office:value-type="float" office:value="6.27151623376669" calcext:value-type="float">
            <text:p>6</text:p>
          </table:table-cell>
          <table:table-cell table:formula="of:=PINTERP([.$A$15:.$A$205];[.$B$15:.$B$205];([.Q$6]+[.$E115]))*1000" office:value-type="float" office:value="6.23119480519517" calcext:value-type="float">
            <text:p>6</text:p>
          </table:table-cell>
          <table:table-cell table:formula="of:=PINTERP([.$A$15:.$A$205];[.$B$15:.$B$205];([.R$6]+[.$E115]))*1000" office:value-type="float" office:value="6.19212662337701" calcext:value-type="float">
            <text:p>6</text:p>
          </table:table-cell>
          <table:table-cell table:formula="of:=PINTERP([.$A$15:.$A$205];[.$B$15:.$B$205];([.S$6]+[.$E115]))*1000" office:value-type="float" office:value="6.1543116883121" calcext:value-type="float">
            <text:p>6</text:p>
          </table:table-cell>
          <table:table-cell table:formula="of:=PINTERP([.$A$15:.$A$205];[.$B$15:.$B$205];([.T$6]+[.$E115]))*1000" office:value-type="float" office:value="6.11775000000043" calcext:value-type="float">
            <text:p>6</text:p>
          </table:table-cell>
          <table:table-cell table:formula="of:=PINTERP([.$A$15:.$A$205];[.$B$15:.$B$205];([.U$6]+[.$E115]))*1000" office:value-type="float" office:value="6.0824415584423" calcext:value-type="float">
            <text:p>6</text:p>
          </table:table-cell>
          <table:table-cell table:formula="of:=PINTERP([.$A$15:.$A$205];[.$B$15:.$B$205];([.V$6]+[.$E115]))*1000" office:value-type="float" office:value="6.04838636363701" calcext:value-type="float">
            <text:p>6</text:p>
          </table:table-cell>
          <table:table-cell table:formula="of:=PINTERP([.$A$15:.$A$205];[.$B$15:.$B$205];([.W$6]+[.$E115]))*1000" office:value-type="float" office:value="6.01558441558506" calcext:value-type="float">
            <text:p>6</text:p>
          </table:table-cell>
          <table:table-cell table:formula="of:=PINTERP([.$A$15:.$A$205];[.$B$15:.$B$205];([.X$6]+[.$E115]))*1000" office:value-type="float" office:value="5.98403571428636" calcext:value-type="float">
            <text:p>6</text:p>
          </table:table-cell>
          <table:table-cell table:formula="of:=PINTERP([.$A$15:.$A$205];[.$B$15:.$B$205];([.Y$6]+[.$E115]))*1000" office:value-type="float" office:value="5.95374025974082" calcext:value-type="float">
            <text:p>6</text:p>
          </table:table-cell>
          <table:table-cell/>
          <table:table-cell office:value-type="float" office:value="21.4" calcext:value-type="float">
            <text:p>21,4</text:p>
          </table:table-cell>
          <table:table-cell/>
          <table:table-cell table:formula="of:=[.F115]-(2^8)*0" office:value-type="float" office:value="6.74365909090906" calcext:value-type="float">
            <text:p>7</text:p>
          </table:table-cell>
          <table:table-cell table:formula="of:=[.G115]-(2^8)*0" office:value-type="float" office:value="6.69080519480521" calcext:value-type="float">
            <text:p>7</text:p>
          </table:table-cell>
          <table:table-cell table:formula="of:=[.H115]-(2^8)*0" office:value-type="float" office:value="6.63920454545461" calcext:value-type="float">
            <text:p>7</text:p>
          </table:table-cell>
          <table:table-cell table:formula="of:=[.I115]-(2^8)*0" office:value-type="float" office:value="6.58885714285725" calcext:value-type="float">
            <text:p>7</text:p>
          </table:table-cell>
          <table:table-cell table:formula="of:=[.J115]-(2^8)*0" office:value-type="float" office:value="6.539762987013" calcext:value-type="float">
            <text:p>7</text:p>
          </table:table-cell>
          <table:table-cell table:formula="of:=[.K115]-(2^8)*0" office:value-type="float" office:value="6.49192207792213" calcext:value-type="float">
            <text:p>6</text:p>
          </table:table-cell>
          <table:table-cell table:formula="of:=[.L115]-(2^8)*0" office:value-type="float" office:value="6.4453344155845" calcext:value-type="float">
            <text:p>6</text:p>
          </table:table-cell>
          <table:table-cell table:formula="of:=[.M115]-(2^8)*0" office:value-type="float" office:value="6.40000000000051" calcext:value-type="float">
            <text:p>6</text:p>
          </table:table-cell>
          <table:table-cell table:formula="of:=[.N115]-(2^8)*0" office:value-type="float" office:value="6.35591883116924" calcext:value-type="float">
            <text:p>6</text:p>
          </table:table-cell>
          <table:table-cell table:formula="of:=[.O115]-(2^8)*0" office:value-type="float" office:value="6.31309090909135" calcext:value-type="float">
            <text:p>6</text:p>
          </table:table-cell>
          <table:table-cell table:formula="of:=[.P115]-(2^8)*0" office:value-type="float" office:value="6.27151623376669" calcext:value-type="float">
            <text:p>6</text:p>
          </table:table-cell>
          <table:table-cell table:formula="of:=[.Q115]-(2^8)*0" office:value-type="float" office:value="6.23119480519517" calcext:value-type="float">
            <text:p>6</text:p>
          </table:table-cell>
          <table:table-cell table:formula="of:=[.R115]-(2^8)*0" office:value-type="float" office:value="6.19212662337701" calcext:value-type="float">
            <text:p>6</text:p>
          </table:table-cell>
          <table:table-cell table:formula="of:=[.S115]-(2^8)*0" office:value-type="float" office:value="6.1543116883121" calcext:value-type="float">
            <text:p>6</text:p>
          </table:table-cell>
          <table:table-cell table:formula="of:=[.T115]-(2^8)*0" office:value-type="float" office:value="6.11775000000043" calcext:value-type="float">
            <text:p>6</text:p>
          </table:table-cell>
          <table:table-cell table:formula="of:=[.U115]-(2^8)*0" office:value-type="float" office:value="6.0824415584423" calcext:value-type="float">
            <text:p>6</text:p>
          </table:table-cell>
          <table:table-cell table:formula="of:=[.V115]-(2^8)*0" office:value-type="float" office:value="6.04838636363701" calcext:value-type="float">
            <text:p>6</text:p>
          </table:table-cell>
          <table:table-cell table:formula="of:=[.W115]-(2^8)*0" office:value-type="float" office:value="6.01558441558506" calcext:value-type="float">
            <text:p>6</text:p>
          </table:table-cell>
          <table:table-cell table:formula="of:=[.X115]-(2^8)*0" office:value-type="float" office:value="5.98403571428636" calcext:value-type="float">
            <text:p>6</text:p>
          </table:table-cell>
          <table:table-cell table:formula="of:=[.Y115]-(2^8)*0" office:value-type="float" office:value="5.95374025974082" calcext:value-type="float">
            <text:p>6</text:p>
          </table:table-cell>
          <table:table-cell/>
          <table:table-cell table:style-name="ce10" office:value-type="float" office:value="21.4" calcext:value-type="float">
            <text:p>21,4</text:p>
          </table:table-cell>
          <table:table-cell table:style-name="ce10"/>
          <table:table-cell table:formula="of:=PINTERP([.$A$15:.$A$205];[.$C$15:.$C$205];([.AZ$6]+[.$E115]))*1000" office:value-type="float" office:value="71.1023863636359" calcext:value-type="float">
            <text:p>71</text:p>
          </table:table-cell>
          <table:table-cell table:formula="of:=PINTERP([.$A$15:.$A$205];[.$C$15:.$C$205];([.BA$6]+[.$E115]))*1000" office:value-type="float" office:value="70.4106493506496" calcext:value-type="float">
            <text:p>70</text:p>
          </table:table-cell>
          <table:table-cell table:formula="of:=PINTERP([.$A$15:.$A$205];[.$C$15:.$C$205];([.BB$6]+[.$E115]))*1000" office:value-type="float" office:value="69.725568181819" calcext:value-type="float">
            <text:p>70</text:p>
          </table:table-cell>
          <table:table-cell table:formula="of:=PINTERP([.$A$15:.$A$205];[.$C$15:.$C$205];([.BC$6]+[.$E115]))*1000" office:value-type="float" office:value="69.0471428571443" calcext:value-type="float">
            <text:p>69</text:p>
          </table:table-cell>
          <table:table-cell table:formula="of:=PINTERP([.$A$15:.$A$205];[.$C$15:.$C$205];([.BD$6]+[.$E115]))*1000" office:value-type="float" office:value="68.3753733766235" calcext:value-type="float">
            <text:p>68</text:p>
          </table:table-cell>
          <table:table-cell table:formula="of:=PINTERP([.$A$15:.$A$205];[.$C$15:.$C$205];([.BE$6]+[.$E115]))*1000" office:value-type="float" office:value="67.7102597402604" calcext:value-type="float">
            <text:p>68</text:p>
          </table:table-cell>
          <table:table-cell table:formula="of:=PINTERP([.$A$15:.$A$205];[.$C$15:.$C$205];([.BF$6]+[.$E115]))*1000" office:value-type="float" office:value="67.0518019480532" calcext:value-type="float">
            <text:p>67</text:p>
          </table:table-cell>
          <table:table-cell table:formula="of:=PINTERP([.$A$15:.$A$205];[.$C$15:.$C$205];([.BG$6]+[.$E115]))*1000" office:value-type="float" office:value="66.4000000000074" calcext:value-type="float">
            <text:p>66</text:p>
          </table:table-cell>
          <table:table-cell table:formula="of:=PINTERP([.$A$15:.$A$205];[.$C$15:.$C$205];([.BH$6]+[.$E115]))*1000" office:value-type="float" office:value="65.7548538961099" calcext:value-type="float">
            <text:p>66</text:p>
          </table:table-cell>
          <table:table-cell table:formula="of:=PINTERP([.$A$15:.$A$205];[.$C$15:.$C$205];([.BI$6]+[.$E115]))*1000" office:value-type="float" office:value="65.1163636363702" calcext:value-type="float">
            <text:p>65</text:p>
          </table:table-cell>
          <table:table-cell table:formula="of:=PINTERP([.$A$15:.$A$205];[.$C$15:.$C$205];([.BJ$6]+[.$E115]))*1000" office:value-type="float" office:value="64.4845292207863" calcext:value-type="float">
            <text:p>64</text:p>
          </table:table-cell>
          <table:table-cell table:formula="of:=PINTERP([.$A$15:.$A$205];[.$C$15:.$C$205];([.BK$6]+[.$E115]))*1000" office:value-type="float" office:value="63.8593506493564" calcext:value-type="float">
            <text:p>64</text:p>
          </table:table-cell>
          <table:table-cell table:formula="of:=PINTERP([.$A$15:.$A$205];[.$C$15:.$C$205];([.BL$6]+[.$E115]))*1000" office:value-type="float" office:value="63.2408279220842" calcext:value-type="float">
            <text:p>63</text:p>
          </table:table-cell>
          <table:table-cell table:formula="of:=PINTERP([.$A$15:.$A$205];[.$C$15:.$C$205];([.BM$6]+[.$E115]))*1000" office:value-type="float" office:value="62.6289610389678" calcext:value-type="float">
            <text:p>63</text:p>
          </table:table-cell>
          <table:table-cell table:formula="of:=PINTERP([.$A$15:.$A$205];[.$C$15:.$C$205];([.BN$6]+[.$E115]))*1000" office:value-type="float" office:value="62.0237500000072" calcext:value-type="float">
            <text:p>62</text:p>
          </table:table-cell>
          <table:table-cell table:formula="of:=PINTERP([.$A$15:.$A$205];[.$C$15:.$C$205];([.BO$6]+[.$E115]))*1000" office:value-type="float" office:value="61.4251948052008" calcext:value-type="float">
            <text:p>61</text:p>
          </table:table-cell>
          <table:table-cell table:formula="of:=PINTERP([.$A$15:.$A$205];[.$C$15:.$C$205];([.BP$6]+[.$E115]))*1000" office:value-type="float" office:value="60.8332954545519" calcext:value-type="float">
            <text:p>61</text:p>
          </table:table-cell>
          <table:table-cell table:formula="of:=PINTERP([.$A$15:.$A$205];[.$C$15:.$C$205];([.BQ$6]+[.$E115]))*1000" office:value-type="float" office:value="60.2480519480588" calcext:value-type="float">
            <text:p>60</text:p>
          </table:table-cell>
          <table:table-cell table:formula="of:=PINTERP([.$A$15:.$A$205];[.$C$15:.$C$205];([.BR$6]+[.$E115]))*1000" office:value-type="float" office:value="59.6694642857265" calcext:value-type="float">
            <text:p>60</text:p>
          </table:table-cell>
          <table:table-cell table:style-name="ce17" table:formula="of:=PINTERP([.$A$15:.$A$205];[.$C$15:.$C$205];([.BS$6]+[.$E115]))*1000" office:value-type="float" office:value="59.0975324675434" calcext:value-type="float">
            <text:p>59</text:p>
          </table:table-cell>
          <table:table-cell table:style-name="ce17"/>
          <table:table-cell table:style-name="ce10" office:value-type="float" office:value="21.4" calcext:value-type="float">
            <text:p>21,4</text:p>
          </table:table-cell>
          <table:table-cell table:formula="of:=[.AZ115]-(2^8)*0" office:value-type="float" office:value="71.1023863636359" calcext:value-type="float">
            <text:p>71</text:p>
          </table:table-cell>
          <table:table-cell table:formula="of:=[.BA115]-(2^8)*0" office:value-type="float" office:value="70.4106493506496" calcext:value-type="float">
            <text:p>70</text:p>
          </table:table-cell>
          <table:table-cell table:formula="of:=[.BB115]-(2^8)*0" office:value-type="float" office:value="69.725568181819" calcext:value-type="float">
            <text:p>70</text:p>
          </table:table-cell>
          <table:table-cell table:formula="of:=[.BC115]-(2^8)*0" office:value-type="float" office:value="69.0471428571443" calcext:value-type="float">
            <text:p>69</text:p>
          </table:table-cell>
          <table:table-cell table:formula="of:=[.BD115]-(2^8)*0" office:value-type="float" office:value="68.3753733766235" calcext:value-type="float">
            <text:p>68</text:p>
          </table:table-cell>
          <table:table-cell table:formula="of:=[.BE115]-(2^8)*0" office:value-type="float" office:value="67.7102597402604" calcext:value-type="float">
            <text:p>68</text:p>
          </table:table-cell>
          <table:table-cell table:formula="of:=[.BF115]-(2^8)*0" office:value-type="float" office:value="67.0518019480532" calcext:value-type="float">
            <text:p>67</text:p>
          </table:table-cell>
          <table:table-cell table:formula="of:=[.BG115]-(2^8)*0" office:value-type="float" office:value="66.4000000000074" calcext:value-type="float">
            <text:p>66</text:p>
          </table:table-cell>
          <table:table-cell table:formula="of:=[.BH115]-(2^8)*0" office:value-type="float" office:value="65.7548538961099" calcext:value-type="float">
            <text:p>66</text:p>
          </table:table-cell>
          <table:table-cell table:formula="of:=[.BI115]-(2^8)*0" office:value-type="float" office:value="65.1163636363702" calcext:value-type="float">
            <text:p>65</text:p>
          </table:table-cell>
          <table:table-cell table:style-name="ce15" table:formula="of:=[.BJ115]-(2^8)*0" office:value-type="float" office:value="64.4845292207863" calcext:value-type="float">
            <text:p>64</text:p>
          </table:table-cell>
          <table:table-cell table:style-name="ce15" table:formula="of:=[.BK115]-(2^8)*0" office:value-type="float" office:value="63.8593506493564" calcext:value-type="float">
            <text:p>64</text:p>
          </table:table-cell>
          <table:table-cell table:style-name="ce15" table:formula="of:=[.BL115]-(2^8)*0" office:value-type="float" office:value="63.2408279220842" calcext:value-type="float">
            <text:p>63</text:p>
          </table:table-cell>
          <table:table-cell table:style-name="ce15" table:formula="of:=[.BM115]-(2^8)*0" office:value-type="float" office:value="62.6289610389678" calcext:value-type="float">
            <text:p>63</text:p>
          </table:table-cell>
          <table:table-cell table:style-name="ce15" table:formula="of:=[.BN115]-(2^8)*0" office:value-type="float" office:value="62.0237500000072" calcext:value-type="float">
            <text:p>62</text:p>
          </table:table-cell>
          <table:table-cell table:style-name="ce15" table:formula="of:=[.BO115]-(2^8)*0" office:value-type="float" office:value="61.4251948052008" calcext:value-type="float">
            <text:p>61</text:p>
          </table:table-cell>
          <table:table-cell table:style-name="ce15" table:formula="of:=[.BP115]-(2^8)*0" office:value-type="float" office:value="60.8332954545519" calcext:value-type="float">
            <text:p>61</text:p>
          </table:table-cell>
          <table:table-cell table:style-name="ce15" table:formula="of:=[.BQ115]-(2^8)*0" office:value-type="float" office:value="60.2480519480588" calcext:value-type="float">
            <text:p>60</text:p>
          </table:table-cell>
          <table:table-cell table:style-name="ce15" table:formula="of:=[.BR115]-(2^8)*0" office:value-type="float" office:value="59.6694642857265" calcext:value-type="float">
            <text:p>60</text:p>
          </table:table-cell>
          <table:table-cell table:style-name="ce15" table:formula="of:=[.BS115]-(2^8)*0" office:value-type="float" office:value="59.0975324675434" calcext:value-type="float">
            <text:p>59</text:p>
          </table:table-cell>
        </table:table-row>
        <table:table-row table:style-name="ro2">
          <table:table-cell table:style-name="ce4" office:value-type="float" office:value="82.6" calcext:value-type="float">
            <text:p>82,600</text:p>
          </table:table-cell>
          <table:table-cell office:value-type="percentage" office:value="0.5272" calcext:value-type="percentage">
            <text:p>52,72%</text:p>
          </table:table-cell>
          <table:table-cell office:value-type="percentage" office:value="0.8207" calcext:value-type="percentage">
            <text:p>82,07%</text:p>
          </table:table-cell>
          <table:table-cell/>
          <table:table-cell office:value-type="float" office:value="21.6" calcext:value-type="float">
            <text:p>21,6</text:p>
          </table:table-cell>
          <table:table-cell table:formula="of:=PINTERP([.$A$15:.$A$205];[.$B$15:.$B$205];([.F$6]+[.$E116]))*1000" office:value-type="float" office:value="5.92469805194805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.6" calcext:value-type="float">
            <text:p>21,6</text:p>
          </table:table-cell>
          <table:table-cell/>
          <table:table-cell table:formula="of:=[.F116]-(2^8)*0" office:value-type="float" office:value="5.92469805194805" calcext:value-type="float">
            <text:p>6</text:p>
          </table:table-cell>
          <table:table-cell table:formula="of:=[.G116]-(2^8)*0" office:value-type="float" office:value="5" calcext:value-type="float">
            <text:p>5</text:p>
          </table:table-cell>
          <table:table-cell table:formula="of:=[.H116]-(2^8)*0" office:value-type="float" office:value="5" calcext:value-type="float">
            <text:p>5</text:p>
          </table:table-cell>
          <table:table-cell table:formula="of:=[.I116]-(2^8)*0" office:value-type="float" office:value="5" calcext:value-type="float">
            <text:p>5</text:p>
          </table:table-cell>
          <table:table-cell table:formula="of:=[.J116]-(2^8)*0" office:value-type="float" office:value="5" calcext:value-type="float">
            <text:p>5</text:p>
          </table:table-cell>
          <table:table-cell table:formula="of:=[.K116]-(2^8)*0" office:value-type="float" office:value="5" calcext:value-type="float">
            <text:p>5</text:p>
          </table:table-cell>
          <table:table-cell table:formula="of:=[.L116]-(2^8)*0" office:value-type="float" office:value="4" calcext:value-type="float">
            <text:p>4</text:p>
          </table:table-cell>
          <table:table-cell table:formula="of:=[.M116]-(2^8)*0" office:value-type="float" office:value="4" calcext:value-type="float">
            <text:p>4</text:p>
          </table:table-cell>
          <table:table-cell table:formula="of:=[.N116]-(2^8)*0" office:value-type="float" office:value="4" calcext:value-type="float">
            <text:p>4</text:p>
          </table:table-cell>
          <table:table-cell table:formula="of:=[.O116]-(2^8)*0" office:value-type="float" office:value="4" calcext:value-type="float">
            <text:p>4</text:p>
          </table:table-cell>
          <table:table-cell table:formula="of:=[.P116]-(2^8)*0" office:value-type="float" office:value="3" calcext:value-type="float">
            <text:p>3</text:p>
          </table:table-cell>
          <table:table-cell table:formula="of:=[.Q116]-(2^8)*0" office:value-type="float" office:value="3" calcext:value-type="float">
            <text:p>3</text:p>
          </table:table-cell>
          <table:table-cell table:formula="of:=[.R116]-(2^8)*0" office:value-type="float" office:value="3" calcext:value-type="float">
            <text:p>3</text:p>
          </table:table-cell>
          <table:table-cell table:formula="of:=[.S116]-(2^8)*0" office:value-type="float" office:value="3" calcext:value-type="float">
            <text:p>3</text:p>
          </table:table-cell>
          <table:table-cell table:formula="of:=[.T116]-(2^8)*0" office:value-type="float" office:value="2" calcext:value-type="float">
            <text:p>2</text:p>
          </table:table-cell>
          <table:table-cell table:formula="of:=[.U116]-(2^8)*0" office:value-type="float" office:value="2" calcext:value-type="float">
            <text:p>2</text:p>
          </table:table-cell>
          <table:table-cell table:formula="of:=[.V116]-(2^8)*0" office:value-type="float" office:value="2" calcext:value-type="float">
            <text:p>2</text:p>
          </table:table-cell>
          <table:table-cell table:formula="of:=[.W116]-(2^8)*0" office:value-type="float" office:value="2" calcext:value-type="float">
            <text:p>2</text:p>
          </table:table-cell>
          <table:table-cell table:formula="of:=[.X116]-(2^8)*0" office:value-type="float" office:value="1" calcext:value-type="float">
            <text:p>1</text:p>
          </table:table-cell>
          <table:table-cell table:formula="of:=[.Y116]-(2^8)*0" office:value-type="float" office:value="1" calcext:value-type="float">
            <text:p>1</text:p>
          </table:table-cell>
          <table:table-cell/>
          <table:table-cell table:style-name="ce10" office:value-type="float" office:value="21.6" calcext:value-type="float">
            <text:p>21,6</text:p>
          </table:table-cell>
          <table:table-cell table:style-name="ce10"/>
          <table:table-cell table:formula="of:=PINTERP([.$A$15:.$A$205];[.$C$15:.$C$205];([.AZ$6]+[.$E116]))*1000" office:value-type="float" office:value="58.5322564935066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0" office:value-type="float" office:value="21.6" calcext:value-type="float">
            <text:p>21,6</text:p>
          </table:table-cell>
          <table:table-cell table:formula="of:=[.AZ116]-(2^8)*0" office:value-type="float" office:value="58.5322564935066" calcext:value-type="float">
            <text:p>59</text:p>
          </table:table-cell>
          <table:table-cell table:formula="of:=[.BA116]-(2^8)*0" office:value-type="float" office:value="56" calcext:value-type="float">
            <text:p>56</text:p>
          </table:table-cell>
          <table:table-cell table:formula="of:=[.BB116]-(2^8)*0" office:value-type="float" office:value="53" calcext:value-type="float">
            <text:p>53</text:p>
          </table:table-cell>
          <table:table-cell table:formula="of:=[.BC116]-(2^8)*0" office:value-type="float" office:value="50" calcext:value-type="float">
            <text:p>50</text:p>
          </table:table-cell>
          <table:table-cell table:formula="of:=[.BD116]-(2^8)*0" office:value-type="float" office:value="47" calcext:value-type="float">
            <text:p>47</text:p>
          </table:table-cell>
          <table:table-cell table:formula="of:=[.BE116]-(2^8)*0" office:value-type="float" office:value="43" calcext:value-type="float">
            <text:p>43</text:p>
          </table:table-cell>
          <table:table-cell table:formula="of:=[.BF116]-(2^8)*0" office:value-type="float" office:value="40" calcext:value-type="float">
            <text:p>40</text:p>
          </table:table-cell>
          <table:table-cell table:formula="of:=[.BG116]-(2^8)*0" office:value-type="float" office:value="38" calcext:value-type="float">
            <text:p>38</text:p>
          </table:table-cell>
          <table:table-cell table:formula="of:=[.BH116]-(2^8)*0" office:value-type="float" office:value="36" calcext:value-type="float">
            <text:p>36</text:p>
          </table:table-cell>
          <table:table-cell table:formula="of:=[.BI116]-(2^8)*0" office:value-type="float" office:value="33" calcext:value-type="float">
            <text:p>33</text:p>
          </table:table-cell>
          <table:table-cell table:style-name="ce15" table:formula="of:=[.BJ116]-(2^8)*0" office:value-type="float" office:value="30" calcext:value-type="float">
            <text:p>30</text:p>
          </table:table-cell>
          <table:table-cell table:style-name="ce15" table:formula="of:=[.BK116]-(2^8)*0" office:value-type="float" office:value="27" calcext:value-type="float">
            <text:p>27</text:p>
          </table:table-cell>
          <table:table-cell table:style-name="ce15" table:formula="of:=[.BL116]-(2^8)*0" office:value-type="float" office:value="25" calcext:value-type="float">
            <text:p>25</text:p>
          </table:table-cell>
          <table:table-cell table:style-name="ce15" table:formula="of:=[.BM116]-(2^8)*0" office:value-type="float" office:value="22" calcext:value-type="float">
            <text:p>22</text:p>
          </table:table-cell>
          <table:table-cell table:style-name="ce15" table:formula="of:=[.BN116]-(2^8)*0" office:value-type="float" office:value="20" calcext:value-type="float">
            <text:p>20</text:p>
          </table:table-cell>
          <table:table-cell table:style-name="ce15" table:formula="of:=[.BO116]-(2^8)*0" office:value-type="float" office:value="18" calcext:value-type="float">
            <text:p>18</text:p>
          </table:table-cell>
          <table:table-cell table:style-name="ce15" table:formula="of:=[.BP116]-(2^8)*0" office:value-type="float" office:value="16" calcext:value-type="float">
            <text:p>16</text:p>
          </table:table-cell>
          <table:table-cell table:style-name="ce15" table:formula="of:=[.BQ116]-(2^8)*0" office:value-type="float" office:value="13" calcext:value-type="float">
            <text:p>13</text:p>
          </table:table-cell>
          <table:table-cell table:style-name="ce15" table:formula="of:=[.BR116]-(2^8)*0" office:value-type="float" office:value="10" calcext:value-type="float">
            <text:p>10</text:p>
          </table:table-cell>
          <table:table-cell table:style-name="ce15" table:formula="of:=[.BS116]-(2^8)*0" office:value-type="float" office:value="8" calcext:value-type="float">
            <text:p>8</text:p>
          </table:table-cell>
        </table:table-row>
        <table:table-row table:style-name="ro2">
          <table:table-cell table:style-name="ce4" office:value-type="float" office:value="82.66" calcext:value-type="float">
            <text:p>82,660</text:p>
          </table:table-cell>
          <table:table-cell table:style-name="ce8" office:value-type="percentage" office:value="0.5219" calcext:value-type="percentage">
            <text:p>52,19%</text:p>
          </table:table-cell>
          <table:table-cell table:style-name="ce8" office:value-type="percentage" office:value="0.8189" calcext:value-type="percentage">
            <text:p>81,89%</text:p>
          </table:table-cell>
          <table:table-cell/>
          <table:table-cell office:value-type="float" office:value="21.8" calcext:value-type="float">
            <text:p>21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21.8" calcext:value-type="float">
            <text:p>21,8</text:p>
          </table:table-cell>
          <table:table-cell/>
          <table:table-cell table:formula="of:=[.F117]-(2^8)*0" office:value-type="float" office:value="1" calcext:value-type="float">
            <text:p>1</text:p>
          </table:table-cell>
          <table:table-cell table:formula="of:=[.G117]-(2^8)*0" office:value-type="float" office:value="1" calcext:value-type="float">
            <text:p>1</text:p>
          </table:table-cell>
          <table:table-cell table:formula="of:=[.H117]-(2^8)*0" office:value-type="float" office:value="0" calcext:value-type="float">
            <text:p>0</text:p>
          </table:table-cell>
          <table:table-cell table:number-columns-repeated="18"/>
          <table:table-cell table:style-name="ce10" office:value-type="float" office:value="21.8" calcext:value-type="float">
            <text:p>21,8</text:p>
          </table:table-cell>
          <table:table-cell table:style-name="ce10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6"/>
          <table:table-cell table:style-name="ce17" table:number-columns-repeated="2"/>
          <table:table-cell table:style-name="ce10" office:value-type="float" office:value="21.8" calcext:value-type="float">
            <text:p>21,8</text:p>
          </table:table-cell>
          <table:table-cell table:formula="of:=[.AZ117]-(2^8)*0" office:value-type="float" office:value="6" calcext:value-type="float">
            <text:p>6</text:p>
          </table:table-cell>
          <table:table-cell table:formula="of:=[.BA117]-(2^8)*0" office:value-type="float" office:value="3" calcext:value-type="float">
            <text:p>3</text:p>
          </table:table-cell>
          <table:table-cell table:formula="of:=[.BB117]-(2^8)*0" office:value-type="float" office:value="0" calcext:value-type="float">
            <text:p>0</text:p>
          </table:table-cell>
          <table:table-cell table:number-columns-repeated="7"/>
          <table:table-cell table:style-name="ce15" table:number-columns-repeated="10"/>
        </table:table-row>
        <table:table-row table:style-name="ro2">
          <table:table-cell office:value-type="float" office:value="82.72" calcext:value-type="float">
            <text:p>82,720</text:p>
          </table:table-cell>
          <table:table-cell office:value-type="percentage" office:value="0.5167" calcext:value-type="percentage">
            <text:p>51,67%</text:p>
          </table:table-cell>
          <table:table-cell table:style-name="ce8" office:value-type="percentage" office:value="0.8181" calcext:value-type="percentage">
            <text:p>81,8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2.78" calcext:value-type="float">
            <text:p>82,780</text:p>
          </table:table-cell>
          <table:table-cell table:style-name="ce8" office:value-type="percentage" office:value="0.5114" calcext:value-type="percentage">
            <text:p>51,14%</text:p>
          </table:table-cell>
          <table:table-cell table:style-name="ce8" office:value-type="percentage" office:value="0.8178" calcext:value-type="percentage">
            <text:p>81,7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2.83" calcext:value-type="float">
            <text:p>82,830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8164" calcext:value-type="percentage">
            <text:p>81,64%</text:p>
          </table:table-cell>
          <table:table-cell table:number-columns-repeated="46"/>
          <table:table-cell table:style-name="ce15" table:number-columns-repeated="2"/>
          <table:table-cell/>
          <table:table-cell table:style-name="Default" table:number-columns-repeated="9"/>
          <table:table-cell table:number-columns-repeated="32"/>
        </table:table-row>
        <table:table-row table:style-name="ro2">
          <table:table-cell office:value-type="float" office:value="82.89" calcext:value-type="float">
            <text:p>82,890</text:p>
          </table:table-cell>
          <table:table-cell office:value-type="percentage" office:value="0.5008" calcext:value-type="percentage">
            <office:annotation draw:style-name="gr1" draw:text-style-name="P2" svg:width="28.99mm" svg:height="9.91mm" svg:x="72.58mm" svg:y="613.12mm" draw:caption-point-x="-6.1mm" draw:caption-point-y="27.43mm">
              <dc:date>2015-10-19T00:00:00</dc:date>
              <text:p text:style-name="P1"><text:span text:style-name="T1">Was 50,8 in original table</text:span></text:p>
            </office:annotation>
            <text:p>50,08%</text:p>
          </table:table-cell>
          <table:table-cell office:value-type="percentage" office:value="0.8147" calcext:value-type="percentage">
            <text:p>81,47%</text:p>
          </table:table-cell>
          <table:table-cell table:number-columns-repeated="46"/>
          <table:table-cell table:style-name="ce15" table:number-columns-repeated="2"/>
          <table:table-cell table:style-name="Default" table:number-columns-repeated="10"/>
          <table:table-cell table:number-columns-repeated="32"/>
        </table:table-row>
        <table:table-row table:style-name="ro2">
          <table:table-cell table:style-name="ce4" office:value-type="float" office:value="82.95" calcext:value-type="float">
            <text:p>82,950</text:p>
          </table:table-cell>
          <table:table-cell table:style-name="ce8" office:value-type="percentage" office:value="0.4954" calcext:value-type="percentage">
            <text:p>49,54%</text:p>
          </table:table-cell>
          <table:table-cell table:style-name="ce8" office:value-type="percentage" office:value="0.8138" calcext:value-type="percentage">
            <text:p>81,38%</text:p>
          </table:table-cell>
          <table:table-cell table:number-columns-repeated="46"/>
          <table:table-cell table:style-name="ce15" table:number-columns-repeated="2"/>
          <table:table-cell table:style-name="Default" table:number-columns-repeated="3"/>
          <table:table-cell table:style-name="ce18" table:number-columns-repeated="7"/>
          <table:table-cell table:number-columns-repeated="32"/>
        </table:table-row>
        <table:table-row table:style-name="ro2">
          <table:table-cell office:value-type="float" office:value="83.01" calcext:value-type="float">
            <text:p>83,010</text:p>
          </table:table-cell>
          <table:table-cell office:value-type="percentage" office:value="0.4901" calcext:value-type="percentage">
            <text:p>49,01%</text:p>
          </table:table-cell>
          <table:table-cell office:value-type="percentage" office:value="0.813" calcext:value-type="percentage">
            <text:p>81,3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07" calcext:value-type="float">
            <text:p>83,070</text:p>
          </table:table-cell>
          <table:table-cell office:value-type="percentage" office:value="0.4847" calcext:value-type="percentage">
            <text:p>48,47%</text:p>
          </table:table-cell>
          <table:table-cell table:style-name="ce8" office:value-type="percentage" office:value="0.8112" calcext:value-type="percentage">
            <text:p>81,1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13" calcext:value-type="float">
            <text:p>83,130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8104" calcext:value-type="percentage">
            <text:p>81,0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18" calcext:value-type="float">
            <text:p>83,180</text:p>
          </table:table-cell>
          <table:table-cell office:value-type="percentage" office:value="0.4739" calcext:value-type="percentage">
            <text:p>47,39%</text:p>
          </table:table-cell>
          <table:table-cell office:value-type="percentage" office:value="0.8096" calcext:value-type="percentage">
            <text:p>80,96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3.24" calcext:value-type="float">
            <text:p>83,240</text:p>
          </table:table-cell>
          <table:table-cell table:style-name="ce8" office:value-type="percentage" office:value="0.4685" calcext:value-type="percentage">
            <text:p>46,85%</text:p>
          </table:table-cell>
          <table:table-cell table:style-name="ce8" office:value-type="percentage" office:value="0.8087" calcext:value-type="percentage">
            <text:p>80,8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3" calcext:value-type="float">
            <text:p>83,300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807" calcext:value-type="percentage">
            <text:p>80,7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37" calcext:value-type="float">
            <text:p>83,370</text:p>
          </table:table-cell>
          <table:table-cell office:value-type="percentage" office:value="0.4576" calcext:value-type="percentage">
            <text:p>45,76%</text:p>
          </table:table-cell>
          <table:table-cell table:style-name="ce8" office:value-type="percentage" office:value="0.8062" calcext:value-type="percentage">
            <text:p>80,6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3.44" calcext:value-type="float">
            <text:p>83,440</text:p>
          </table:table-cell>
          <table:table-cell table:style-name="ce8" office:value-type="percentage" office:value="0.4521" calcext:value-type="percentage">
            <text:p>45,21%</text:p>
          </table:table-cell>
          <table:table-cell table:style-name="ce8" office:value-type="percentage" office:value="0.8044" calcext:value-type="percentage">
            <text:p>80,4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51" calcext:value-type="float">
            <text:p>83,510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8027" calcext:value-type="percentage">
            <text:p>80,2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58" calcext:value-type="float">
            <text:p>83,580</text:p>
          </table:table-cell>
          <table:table-cell office:value-type="percentage" office:value="0.4411" calcext:value-type="percentage">
            <text:p>44,11%</text:p>
          </table:table-cell>
          <table:table-cell table:style-name="ce8" office:value-type="percentage" office:value="0.8018" calcext:value-type="percentage">
            <text:p>80,1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65" calcext:value-type="float">
            <text:p>83,650</text:p>
          </table:table-cell>
          <table:table-cell office:value-type="percentage" office:value="0.4357" calcext:value-type="percentage">
            <text:p>43,57%</text:p>
          </table:table-cell>
          <table:table-cell table:style-name="ce8" office:value-type="percentage" office:value="0.801" calcext:value-type="percentage">
            <text:p>80,1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72" calcext:value-type="float">
            <text:p>83,720</text:p>
          </table:table-cell>
          <table:table-cell office:value-type="percentage" office:value="0.4301" calcext:value-type="percentage">
            <text:p>43,01%</text:p>
          </table:table-cell>
          <table:table-cell office:value-type="percentage" office:value="0.7992" calcext:value-type="percentage">
            <text:p>79,9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79" calcext:value-type="float">
            <text:p>83,790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7975" calcext:value-type="percentage">
            <text:p>79,75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87" calcext:value-type="float">
            <text:p>83,87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7966" calcext:value-type="percentage">
            <text:p>79,66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3.96" calcext:value-type="float">
            <text:p>83,960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7949" calcext:value-type="percentage">
            <text:p>79,4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4.04" calcext:value-type="float">
            <text:p>84,040</text:p>
          </table:table-cell>
          <table:table-cell table:style-name="ce8" office:value-type="percentage" office:value="0.4078" calcext:value-type="percentage">
            <text:p>40,78%</text:p>
          </table:table-cell>
          <table:table-cell table:style-name="ce8" office:value-type="percentage" office:value="0.794" calcext:value-type="percentage">
            <text:p>79,4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4.12" calcext:value-type="float">
            <text:p>84,120</text:p>
          </table:table-cell>
          <table:table-cell table:style-name="ce8" office:value-type="percentage" office:value="0.4022" calcext:value-type="percentage">
            <text:p>40,22%</text:p>
          </table:table-cell>
          <table:table-cell table:style-name="ce8" office:value-type="percentage" office:value="0.7928" calcext:value-type="percentage">
            <text:p>79,2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2" calcext:value-type="float">
            <text:p>84,200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7905" calcext:value-type="percentage">
            <text:p>79,05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28" calcext:value-type="float">
            <text:p>84,280</text:p>
          </table:table-cell>
          <table:table-cell office:value-type="percentage" office:value="0.3909" calcext:value-type="percentage">
            <text:p>39,09%</text:p>
          </table:table-cell>
          <table:table-cell office:value-type="percentage" office:value="0.7888" calcext:value-type="percentage">
            <text:p>78,8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37" calcext:value-type="float">
            <text:p>84,370</text:p>
          </table:table-cell>
          <table:table-cell office:value-type="percentage" office:value="0.3854" calcext:value-type="percentage">
            <text:p>38,54%</text:p>
          </table:table-cell>
          <table:table-cell office:value-type="percentage" office:value="0.7871" calcext:value-type="percentage">
            <text:p>78,7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46" calcext:value-type="float">
            <text:p>84,460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54" calcext:value-type="float">
            <text:p>84,540</text:p>
          </table:table-cell>
          <table:table-cell office:value-type="percentage" office:value="0.3739" calcext:value-type="percentage">
            <text:p>37,39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62" calcext:value-type="float">
            <text:p>84,620</text:p>
          </table:table-cell>
          <table:table-cell office:value-type="percentage" office:value="0.3682" calcext:value-type="percentage">
            <text:p>36,82%</text:p>
          </table:table-cell>
          <table:table-cell office:value-type="percentage" office:value="0.7826" calcext:value-type="percentage">
            <text:p>78,26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7" calcext:value-type="float">
            <text:p>84,700</text:p>
          </table:table-cell>
          <table:table-cell office:value-type="percentage" office:value="0.3626" calcext:value-type="percentage">
            <text:p>36,26%</text:p>
          </table:table-cell>
          <table:table-cell office:value-type="percentage" office:value="0.7809" calcext:value-type="percentage">
            <text:p>78,0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79" calcext:value-type="float">
            <text:p>84,790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7792" calcext:value-type="percentage">
            <text:p>77,9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86" calcext:value-type="float">
            <text:p>84,86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7774" calcext:value-type="percentage">
            <text:p>77,7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4.95" calcext:value-type="float">
            <text:p>84,950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7756" calcext:value-type="percentage">
            <text:p>77,56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5.04" calcext:value-type="float">
            <text:p>85,040</text:p>
          </table:table-cell>
          <table:table-cell table:style-name="ce8" office:value-type="percentage" office:value="0.3395" calcext:value-type="percentage">
            <text:p>33,95%</text:p>
          </table:table-cell>
          <table:table-cell table:style-name="ce8" office:value-type="percentage" office:value="0.773" calcext:value-type="percentage">
            <text:p>77,3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5.13" calcext:value-type="float">
            <text:p>85,130</text:p>
          </table:table-cell>
          <table:table-cell office:value-type="percentage" office:value="0.3338" calcext:value-type="percentage">
            <text:p>33,38%</text:p>
          </table:table-cell>
          <table:table-cell office:value-type="percentage" office:value="0.7712" calcext:value-type="percentage">
            <text:p>77,1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5.22" calcext:value-type="float">
            <text:p>85,220</text:p>
          </table:table-cell>
          <table:table-cell office:value-type="percentage" office:value="0.3279" calcext:value-type="percentage">
            <text:p>32,79%</text:p>
          </table:table-cell>
          <table:table-cell office:value-type="percentage" office:value="0.7694" calcext:value-type="percentage">
            <text:p>76,9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5.32" calcext:value-type="float">
            <text:p>85,320</text:p>
          </table:table-cell>
          <table:table-cell office:value-type="percentage" office:value="0.3221" calcext:value-type="percentage">
            <text:p>32,21%</text:p>
          </table:table-cell>
          <table:table-cell office:value-type="percentage" office:value="0.7668" calcext:value-type="percentage">
            <text:p>76,6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5.41" calcext:value-type="float">
            <text:p>85,410</text:p>
          </table:table-cell>
          <table:table-cell table:style-name="ce8" office:value-type="percentage" office:value="0.3162" calcext:value-type="percentage">
            <text:p>31,62%</text:p>
          </table:table-cell>
          <table:table-cell table:style-name="ce8" office:value-type="percentage" office:value="0.7641" calcext:value-type="percentage">
            <text:p>76,4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5.5" calcext:value-type="float">
            <text:p>85,500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7623" calcext:value-type="percentage">
            <text:p>76,23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5.58" calcext:value-type="float">
            <text:p>85,580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7596" calcext:value-type="percentage">
            <text:p>75,96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5.67" calcext:value-type="float">
            <text:p>85,670</text:p>
          </table:table-cell>
          <table:table-cell table:style-name="ce8" office:value-type="percentage" office:value="0.2988" calcext:value-type="percentage">
            <text:p>29,88%</text:p>
          </table:table-cell>
          <table:table-cell table:style-name="ce8" office:value-type="percentage" office:value="0.7578" calcext:value-type="percentage">
            <text:p>75,7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5.76" calcext:value-type="float">
            <text:p>85,760</text:p>
          </table:table-cell>
          <table:table-cell table:style-name="ce8" office:value-type="percentage" office:value="0.2929" calcext:value-type="percentage">
            <text:p>29,29%</text:p>
          </table:table-cell>
          <table:table-cell table:style-name="ce8" office:value-type="percentage" office:value="0.7552" calcext:value-type="percentage">
            <text:p>75,5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5.85" calcext:value-type="float">
            <text:p>85,850</text:p>
          </table:table-cell>
          <table:table-cell office:value-type="percentage" office:value="0.2869" calcext:value-type="percentage">
            <text:p>28,69%</text:p>
          </table:table-cell>
          <table:table-cell office:value-type="percentage" office:value="0.7524" calcext:value-type="percentage">
            <text:p>75,2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5.94" calcext:value-type="float">
            <text:p>85,940</text:p>
          </table:table-cell>
          <table:table-cell table:style-name="ce8" office:value-type="percentage" office:value="0.281" calcext:value-type="percentage">
            <text:p>28,10%</text:p>
          </table:table-cell>
          <table:table-cell office:value-type="percentage" office:value="0.7497" calcext:value-type="percentage">
            <text:p>74,9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6.02" calcext:value-type="float">
            <text:p>86,020</text:p>
          </table:table-cell>
          <table:table-cell office:value-type="percentage" office:value="0.2751" calcext:value-type="percentage">
            <text:p>27,51%</text:p>
          </table:table-cell>
          <table:table-cell office:value-type="percentage" office:value="0.7471" calcext:value-type="percentage">
            <text:p>74,7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6.11" calcext:value-type="float">
            <text:p>86,110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7444" calcext:value-type="percentage">
            <text:p>74,4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6.41" calcext:value-type="float">
            <text:p>86,410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7407" calcext:value-type="percentage">
            <text:p>74,0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6.71" calcext:value-type="float">
            <text:p>86,710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7371" calcext:value-type="percentage">
            <text:p>73,7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7.02" calcext:value-type="float">
            <text:p>87,020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7334" calcext:value-type="percentage">
            <text:p>73,3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7.32" calcext:value-type="float">
            <text:p>87,320</text:p>
          </table:table-cell>
          <table:table-cell table:style-name="ce8" office:value-type="percentage" office:value="0.2455" calcext:value-type="percentage">
            <text:p>24,55%</text:p>
          </table:table-cell>
          <table:table-cell table:style-name="ce8" office:value-type="percentage" office:value="0.7297" calcext:value-type="percentage">
            <text:p>72,9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7.47" calcext:value-type="float">
            <text:p>87,470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7261" calcext:value-type="percentage">
            <text:p>72,6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7.62" calcext:value-type="float">
            <text:p>87,620</text:p>
          </table:table-cell>
          <table:table-cell office:value-type="percentage" office:value="0.2335" calcext:value-type="percentage">
            <text:p>23,35%</text:p>
          </table:table-cell>
          <table:table-cell office:value-type="percentage" office:value="0.7223" calcext:value-type="percentage">
            <text:p>72,23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7.77" calcext:value-type="float">
            <text:p>87,770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7178" calcext:value-type="percentage">
            <text:p>71,7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7.92" calcext:value-type="float">
            <text:p>87,920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7141" calcext:value-type="percentage">
            <text:p>71,4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8.11" calcext:value-type="float">
            <text:p>88,110</text:p>
          </table:table-cell>
          <table:table-cell table:style-name="ce8" office:value-type="percentage" office:value="0.2155" calcext:value-type="percentage">
            <text:p>21,55%</text:p>
          </table:table-cell>
          <table:table-cell table:style-name="ce8" office:value-type="percentage" office:value="0.7094" calcext:value-type="percentage">
            <text:p>70,9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8.32" calcext:value-type="float">
            <text:p>88,320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7048" calcext:value-type="percentage">
            <text:p>70,4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8.52" calcext:value-type="float">
            <text:p>88,520</text:p>
          </table:table-cell>
          <table:table-cell table:style-name="ce8" office:value-type="percentage" office:value="0.2035" calcext:value-type="percentage">
            <text:p>20,35%</text:p>
          </table:table-cell>
          <table:table-cell table:style-name="ce8" office:value-type="percentage" office:value="0.7001" calcext:value-type="percentage">
            <text:p>70,0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8.72" calcext:value-type="float">
            <text:p>88,720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6953" calcext:value-type="percentage">
            <text:p>69,53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8.94" calcext:value-type="float">
            <text:p>88,940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6897" calcext:value-type="percentage">
            <text:p>68,9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89.16" calcext:value-type="float">
            <text:p>89,160</text:p>
          </table:table-cell>
          <table:table-cell table:style-name="ce8" office:value-type="percentage" office:value="0.1854" calcext:value-type="percentage">
            <text:p>18,54%</text:p>
          </table:table-cell>
          <table:table-cell table:style-name="ce8" office:value-type="percentage" office:value="0.684" calcext:value-type="percentage">
            <text:p>68,4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9.36" calcext:value-type="float">
            <text:p>89,360</text:p>
          </table:table-cell>
          <table:table-cell office:value-type="percentage" office:value="0.1792" calcext:value-type="percentage">
            <text:p>17,92%</text:p>
          </table:table-cell>
          <table:table-cell office:value-type="percentage" office:value="0.6783" calcext:value-type="percentage">
            <text:p>67,83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9.56" calcext:value-type="float">
            <text:p>89,560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6726" calcext:value-type="percentage">
            <text:p>67,26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89.79" calcext:value-type="float">
            <text:p>89,790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6659" calcext:value-type="percentage">
            <text:p>66,5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0.02" calcext:value-type="float">
            <text:p>90,020</text:p>
          </table:table-cell>
          <table:table-cell table:style-name="ce8" office:value-type="percentage" office:value="0.161" calcext:value-type="percentage">
            <text:p>16,10%</text:p>
          </table:table-cell>
          <table:table-cell office:value-type="percentage" office:value="0.6591" calcext:value-type="percentage">
            <text:p>65,9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0.3" calcext:value-type="float">
            <text:p>90,300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6514" calcext:value-type="percentage">
            <text:p>65,1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0.54" calcext:value-type="float">
            <text:p>90,540</text:p>
          </table:table-cell>
          <table:table-cell office:value-type="percentage" office:value="0.1489" calcext:value-type="percentage">
            <text:p>14,89%</text:p>
          </table:table-cell>
          <table:table-cell office:value-type="percentage" office:value="0.6436" calcext:value-type="percentage">
            <text:p>64,36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0.84" calcext:value-type="float">
            <text:p>90,840</text:p>
          </table:table-cell>
          <table:table-cell office:value-type="percentage" office:value="0.1428" calcext:value-type="percentage">
            <text:p>14,28%</text:p>
          </table:table-cell>
          <table:table-cell office:value-type="percentage" office:value="0.6348" calcext:value-type="percentage">
            <text:p>63,4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1.12" calcext:value-type="float">
            <text:p>91,120</text:p>
          </table:table-cell>
          <table:table-cell office:value-type="percentage" office:value="0.1366" calcext:value-type="percentage">
            <text:p>13,66%</text:p>
          </table:table-cell>
          <table:table-cell office:value-type="percentage" office:value="0.625" calcext:value-type="percentage">
            <text:p>62,5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1.46" calcext:value-type="float">
            <text:p>91,460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615" calcext:value-type="percentage">
            <text:p>61,5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1.8" calcext:value-type="float">
            <text:p>91,800</text:p>
          </table:table-cell>
          <table:table-cell office:value-type="percentage" office:value="0.1244" calcext:value-type="percentage">
            <text:p>12,44%</text:p>
          </table:table-cell>
          <table:table-cell table:style-name="ce8" office:value-type="percentage" office:value="0.6061" calcext:value-type="percentage">
            <text:p>60,6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2.1" calcext:value-type="float">
            <text:p>92,100</text:p>
          </table:table-cell>
          <table:table-cell table:style-name="ce8" office:value-type="percentage" office:value="0.1182" calcext:value-type="percentage">
            <text:p>11,82%</text:p>
          </table:table-cell>
          <table:table-cell office:value-type="percentage" office:value="0.595" calcext:value-type="percentage">
            <text:p>59,5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2.42" calcext:value-type="float">
            <text:p>92,420</text:p>
          </table:table-cell>
          <table:table-cell table:style-name="ce8" office:value-type="percentage" office:value="0.1121" calcext:value-type="percentage">
            <text:p>11,21%</text:p>
          </table:table-cell>
          <table:table-cell office:value-type="percentage" office:value="0.5839" calcext:value-type="percentage">
            <text:p>58,3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2.78" calcext:value-type="float">
            <text:p>92,780</text:p>
          </table:table-cell>
          <table:table-cell table:style-name="ce8" office:value-type="percentage" office:value="0.106" calcext:value-type="percentage">
            <text:p>10,60%</text:p>
          </table:table-cell>
          <table:table-cell office:value-type="percentage" office:value="0.5717" calcext:value-type="percentage">
            <text:p>57,1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3.1" calcext:value-type="float">
            <text:p>93,100</text:p>
          </table:table-cell>
          <table:table-cell office:value-type="percentage" office:value="0.0998" calcext:value-type="percentage">
            <text:p>9,98%</text:p>
          </table:table-cell>
          <table:table-cell office:value-type="percentage" office:value="0.5594" calcext:value-type="percentage">
            <text:p>55,9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3.4" calcext:value-type="float">
            <text:p>93,400</text:p>
          </table:table-cell>
          <table:table-cell office:value-type="percentage" office:value="0.0936" calcext:value-type="percentage">
            <text:p>9,36%</text:p>
          </table:table-cell>
          <table:table-cell office:value-type="percentage" office:value="0.5449" calcext:value-type="percentage">
            <text:p>54,4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3.73" calcext:value-type="float">
            <text:p>93,730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5304" calcext:value-type="percentage">
            <text:p>53,0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4.1" calcext:value-type="float">
            <text:p>94,10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5135" calcext:value-type="percentage">
            <text:p>51,35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4.56" calcext:value-type="float">
            <text:p>94,560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4942" calcext:value-type="percentage">
            <text:p>49,42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4.84" calcext:value-type="float">
            <text:p>94,840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4739" calcext:value-type="percentage">
            <text:p>47,3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5.22" calcext:value-type="float">
            <text:p>95,220</text:p>
          </table:table-cell>
          <table:table-cell table:style-name="ce8" office:value-type="percentage" office:value="0.0626" calcext:value-type="percentage">
            <text:p>6,26%</text:p>
          </table:table-cell>
          <table:table-cell office:value-type="percentage" office:value="0.4467" calcext:value-type="percentage">
            <text:p>44,67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5.63" calcext:value-type="float">
            <text:p>95,630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6" calcext:value-type="float">
            <text:p>96,000</text:p>
          </table:table-cell>
          <table:table-cell office:value-type="percentage" office:value="0.0502" calcext:value-type="percentage">
            <text:p>5,02%</text:p>
          </table:table-cell>
          <table:table-cell office:value-type="percentage" office:value="0.3909" calcext:value-type="percentage">
            <text:p>39,0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6.56" calcext:value-type="float">
            <text:p>96,560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3614" calcext:value-type="percentage">
            <text:p>36,1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7.11" calcext:value-type="float">
            <text:p>97,110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7.5" calcext:value-type="float">
            <text:p>97,500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2799" calcext:value-type="percentage">
            <text:p>27,9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8.05" calcext:value-type="float">
            <text:p>98,050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2359" calcext:value-type="percentage">
            <text:p>23,59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8.55" calcext:value-type="float">
            <text:p>98,550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178" calcext:value-type="percentage">
            <text:p>17,8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office:value-type="float" office:value="98.95" calcext:value-type="float">
            <text:p>98,950</text:p>
          </table:table-cell>
          <table:table-cell table:style-name="ce8" office:value-type="percentage" office:value="0.0126" calcext:value-type="percentage">
            <text:p>1,26%</text:p>
          </table:table-cell>
          <table:table-cell table:style-name="ce8" office:value-type="percentage" office:value="0.1281" calcext:value-type="percentage">
            <text:p>12,81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99.65" calcext:value-type="float">
            <text:p>99,650</text:p>
          </table:table-cell>
          <table:table-cell table:style-name="ce8" office:value-type="percentage" office:value="0.0064" calcext:value-type="percentage">
            <text:p>0,64%</text:p>
          </table:table-cell>
          <table:table-cell table:style-name="ce8" office:value-type="percentage" office:value="0.0664" calcext:value-type="percentage">
            <text:p>6,64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2">
          <table:table-cell table:style-name="ce4" office:value-type="float" office:value="100" calcext:value-type="float">
            <text:p>100,000</text:p>
          </table:table-cell>
          <table:table-cell table:number-columns-repeated="2" table:style-name="ce8" office:value-type="percentage" office:value="0" calcext:value-type="percentage">
            <text:p>0,00%</text:p>
          </table:table-cell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4" table:number-rows-repeated="12">
          <table:table-cell table:style-name="Default" table:number-columns-repeated="3"/>
          <table:table-cell table:number-columns-repeated="46"/>
          <table:table-cell table:style-name="ce15" table:number-columns-repeated="2"/>
          <table:table-cell table:number-columns-repeated="42"/>
        </table:table-row>
        <table:table-row table:style-name="ro4" table:number-rows-repeated="5">
          <table:table-cell table:style-name="Default" table:number-columns-repeated="3"/>
          <table:table-cell/>
          <table:table-cell table:style-name="Default" table:number-columns-repeated="11"/>
          <table:table-cell table:number-columns-repeated="34"/>
          <table:table-cell table:style-name="ce15" table:number-columns-repeated="2"/>
          <table:table-cell table:number-columns-repeated="4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11"/>
          <table:table-cell table:number-columns-repeated="34"/>
          <table:table-cell table:style-name="ce15" table:number-columns-repeated="2"/>
          <table:table-cell table:style-name="Default" table:number-columns-repeated="10"/>
          <table:table-cell table:number-columns-repeated="3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11"/>
          <table:table-cell table:number-columns-repeated="34"/>
          <table:table-cell table:style-name="ce15" table:number-columns-repeated="2"/>
          <table:table-cell table:style-name="Default" table:number-columns-repeated="10"/>
          <table:table-cell table:style-name="ce18" table:number-columns-repeated="9"/>
          <table:table-cell table:number-columns-repeated="23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11"/>
          <table:table-cell table:number-columns-repeated="34"/>
          <table:table-cell table:style-name="ce15" table:number-columns-repeated="2"/>
          <table:table-cell table:style-name="Default" table:number-columns-repeated="10"/>
          <table:table-cell table:style-name="ce18" table:number-columns-repeated="9"/>
          <table:table-cell table:number-columns-repeated="6"/>
          <table:table-cell table:style-name="Default" table:number-columns-repeated="7"/>
          <table:table-cell table:number-columns-repeated="10"/>
        </table:table-row>
        <table:table-row table:style-name="ro4" table:number-rows-repeated="11">
          <table:table-cell table:style-name="Default" table:number-columns-repeated="3"/>
          <table:table-cell/>
          <table:table-cell table:style-name="ce9"/>
          <table:table-cell table:number-columns-repeated="21"/>
          <table:table-cell table:style-name="ce9" table:number-columns-repeated="2"/>
          <table:table-cell table:style-name="Default" table:number-columns-repeated="21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4" table:number-rows-repeated="106">
          <table:table-cell table:style-name="Default" table:number-columns-repeated="3"/>
          <table:table-cell/>
          <table:table-cell table:style-name="Default" table:number-columns-repeated="45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4" table:number-rows-repeated="4">
          <table:table-cell table:style-name="Default" table:number-columns-repeated="3"/>
          <table:table-cell/>
          <table:table-cell table:style-name="Default"/>
          <table:table-cell table:style-name="ce13" table:number-columns-repeated="2"/>
          <table:table-cell table:style-name="ce14" table:number-columns-repeated="2"/>
          <table:table-cell table:style-name="ce11"/>
          <table:table-cell table:style-name="Default" table:number-columns-repeated="39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style-name="ce14" table:number-columns-repeated="2"/>
          <table:table-cell table:style-name="ce11"/>
          <table:table-cell table:style-name="Default" table:number-columns-repeated="39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4" table:number-rows-repeated="5">
          <table:table-cell table:style-name="Default" table:number-columns-repeated="3"/>
          <table:table-cell/>
          <table:table-cell table:style-name="Default"/>
          <table:table-cell table:style-name="ce13" table:number-columns-repeated="2"/>
          <table:table-cell table:style-name="ce14" table:number-columns-repeated="2"/>
          <table:table-cell table:style-name="ce11"/>
          <table:table-cell table:style-name="Default" table:number-columns-repeated="39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  <table:table-row table:style-name="ro4">
          <table:table-cell table:style-name="Default" table:number-columns-repeated="3"/>
          <table:table-cell/>
          <table:table-cell table:style-name="Default"/>
          <table:table-cell table:style-name="ce13" table:number-columns-repeated="2"/>
          <table:table-cell table:style-name="ce14" table:number-columns-repeated="2"/>
          <table:table-cell table:style-name="ce11"/>
          <table:table-cell table:style-name="Default" table:number-columns-repeated="39"/>
          <table:table-cell table:number-columns-repeated="2"/>
          <table:table-cell table:style-name="Default" table:number-columns-repeated="19"/>
          <table:table-cell table:number-columns-repeated="3"/>
          <table:table-cell table:style-name="Default" table:number-columns-repeated="10"/>
          <table:table-cell table:number-columns-repeated="10"/>
        </table:table-row>
      </table:table>
      <table:table table:name="Liquid Array" table:style-name="ta1">
        <table:table-column table:style-name="co7" table:number-columns-repeated="19" table:default-cell-style-name="ce20"/>
        <table:table-column table:style-name="co7" table:default-cell-style-name="Default"/>
        <table:table-column table:style-name="co4" table:default-cell-style-name="Default"/>
        <table:table-row table:style-name="ro4">
          <table:table-cell table:style-name="ce19" table:formula="of:=ADDCOMMA([Blad1.AC8];0)" office:value-type="string" office:string-value="198," calcext:value-type="string">
            <text:p>198,</text:p>
          </table:table-cell>
          <table:table-cell table:style-name="ce19" table:formula="of:=ADDCOMMA([Blad1.AD8];0)" office:value-type="string" office:string-value="195," calcext:value-type="string">
            <text:p>195,</text:p>
          </table:table-cell>
          <table:table-cell table:style-name="ce19" table:formula="of:=ADDCOMMA([Blad1.AE8];0)" office:value-type="string" office:string-value="192," calcext:value-type="string">
            <text:p>192,</text:p>
          </table:table-cell>
          <table:table-cell table:style-name="ce19" table:formula="of:=ADDCOMMA([Blad1.AF8];0)" office:value-type="string" office:string-value="190," calcext:value-type="string">
            <text:p>190,</text:p>
          </table:table-cell>
          <table:table-cell table:style-name="ce19" table:formula="of:=ADDCOMMA([Blad1.AG8];0)" office:value-type="string" office:string-value="188," calcext:value-type="string">
            <text:p>188,</text:p>
          </table:table-cell>
          <table:table-cell table:style-name="ce19" table:formula="of:=ADDCOMMA([Blad1.AH8];0)" office:value-type="string" office:string-value="185," calcext:value-type="string">
            <text:p>185,</text:p>
          </table:table-cell>
          <table:table-cell table:style-name="ce19" table:formula="of:=ADDCOMMA([Blad1.AI8];0)" office:value-type="string" office:string-value="183," calcext:value-type="string">
            <text:p>183,</text:p>
          </table:table-cell>
          <table:table-cell table:style-name="ce19" table:formula="of:=ADDCOMMA([Blad1.AJ8];0)" office:value-type="string" office:string-value="181," calcext:value-type="string">
            <text:p>181,</text:p>
          </table:table-cell>
          <table:table-cell table:style-name="ce19" table:formula="of:=ADDCOMMA([Blad1.AK8];0)" office:value-type="string" office:string-value="179," calcext:value-type="string">
            <text:p>179,</text:p>
          </table:table-cell>
          <table:table-cell table:style-name="ce19" table:formula="of:=ADDCOMMA([Blad1.AL8];0)" office:value-type="string" office:string-value="172," calcext:value-type="string">
            <text:p>172,</text:p>
          </table:table-cell>
          <table:table-cell table:style-name="ce19" table:formula="of:=ADDCOMMA([Blad1.AM8];0)" office:value-type="string" office:string-value="169," calcext:value-type="string">
            <text:p>169,</text:p>
          </table:table-cell>
          <table:table-cell table:style-name="ce19" table:formula="of:=ADDCOMMA([Blad1.AN8];0)" office:value-type="string" office:string-value="168," calcext:value-type="string">
            <text:p>168,</text:p>
          </table:table-cell>
          <table:table-cell table:style-name="ce19" table:formula="of:=ADDCOMMA([Blad1.AO8];0)" office:value-type="string" office:string-value="168," calcext:value-type="string">
            <text:p>168,</text:p>
          </table:table-cell>
          <table:table-cell table:style-name="ce19" table:formula="of:=ADDCOMMA([Blad1.AP8];0)" office:value-type="string" office:string-value="166," calcext:value-type="string">
            <text:p>166,</text:p>
          </table:table-cell>
          <table:table-cell table:style-name="ce19" table:formula="of:=ADDCOMMA([Blad1.AQ8];0)" office:value-type="string" office:string-value="165," calcext:value-type="string">
            <text:p>165,</text:p>
          </table:table-cell>
          <table:table-cell table:style-name="ce19" table:formula="of:=ADDCOMMA([Blad1.AR8];0)" office:value-type="string" office:string-value="164," calcext:value-type="string">
            <text:p>164,</text:p>
          </table:table-cell>
          <table:table-cell table:style-name="ce19" table:formula="of:=ADDCOMMA([Blad1.AS8];0)" office:value-type="string" office:string-value="162," calcext:value-type="string">
            <text:p>162,</text:p>
          </table:table-cell>
          <table:table-cell table:style-name="ce19" table:formula="of:=ADDCOMMA([Blad1.AT8];0)" office:value-type="string" office:string-value="161," calcext:value-type="string">
            <text:p>161,</text:p>
          </table:table-cell>
          <table:table-cell table:style-name="ce19" table:formula="of:=ADDCOMMA([Blad1.AU8];0)" office:value-type="string" office:string-value="160," calcext:value-type="string">
            <text:p>160,</text:p>
          </table:table-cell>
          <table:table-cell table:style-name="ce19" table:formula="of:=ADDCOMMA([Blad1.AV8];0)" office:value-type="string" office:string-value="159," calcext:value-type="string">
            <text:p>159,</text:p>
          </table:table-cell>
          <table:table-cell table:style-name="ce15"/>
        </table:table-row>
        <table:table-row table:style-name="ro4">
          <table:table-cell table:style-name="ce19" table:formula="of:=ADDCOMMA([Blad1.AC9];0)" office:value-type="string" office:string-value="158," calcext:value-type="string">
            <text:p>158,</text:p>
          </table:table-cell>
          <table:table-cell table:style-name="ce19" table:formula="of:=ADDCOMMA([Blad1.AD9];0)" office:value-type="string" office:string-value="157," calcext:value-type="string">
            <text:p>157,</text:p>
          </table:table-cell>
          <table:table-cell table:style-name="ce19" table:formula="of:=ADDCOMMA([Blad1.AE9];0)" office:value-type="string" office:string-value="155," calcext:value-type="string">
            <text:p>155,</text:p>
          </table:table-cell>
          <table:table-cell table:style-name="ce19" table:formula="of:=ADDCOMMA([Blad1.AF9];0)" office:value-type="string" office:string-value="154," calcext:value-type="string">
            <text:p>154,</text:p>
          </table:table-cell>
          <table:table-cell table:style-name="ce19" table:formula="of:=ADDCOMMA([Blad1.AG9];0)" office:value-type="string" office:string-value="153," calcext:value-type="string">
            <text:p>153,</text:p>
          </table:table-cell>
          <table:table-cell table:style-name="ce19" table:formula="of:=ADDCOMMA([Blad1.AH9];0)" office:value-type="string" office:string-value="151," calcext:value-type="string">
            <text:p>151,</text:p>
          </table:table-cell>
          <table:table-cell table:style-name="ce19" table:formula="of:=ADDCOMMA([Blad1.AI9];0)" office:value-type="string" office:string-value="150," calcext:value-type="string">
            <text:p>150,</text:p>
          </table:table-cell>
          <table:table-cell table:style-name="ce19" table:formula="of:=ADDCOMMA([Blad1.AJ9];0)" office:value-type="string" office:string-value="149," calcext:value-type="string">
            <text:p>149,</text:p>
          </table:table-cell>
          <table:table-cell table:style-name="ce19" table:formula="of:=ADDCOMMA([Blad1.AK9];0)" office:value-type="string" office:string-value="148," calcext:value-type="string">
            <text:p>148,</text:p>
          </table:table-cell>
          <table:table-cell table:style-name="ce19" table:formula="of:=ADDCOMMA([Blad1.AL9];0)" office:value-type="string" office:string-value="147," calcext:value-type="string">
            <text:p>147,</text:p>
          </table:table-cell>
          <table:table-cell table:style-name="ce19" table:formula="of:=ADDCOMMA([Blad1.AM9];0)" office:value-type="string" office:string-value="146," calcext:value-type="string">
            <text:p>146,</text:p>
          </table:table-cell>
          <table:table-cell table:style-name="ce19" table:formula="of:=ADDCOMMA([Blad1.AN9];0)" office:value-type="string" office:string-value="146," calcext:value-type="string">
            <text:p>146,</text:p>
          </table:table-cell>
          <table:table-cell table:style-name="ce19" table:formula="of:=ADDCOMMA([Blad1.AO9];0)" office:value-type="string" office:string-value="145," calcext:value-type="string">
            <text:p>145,</text:p>
          </table:table-cell>
          <table:table-cell table:style-name="ce19" table:formula="of:=ADDCOMMA([Blad1.AP9];0)" office:value-type="string" office:string-value="144," calcext:value-type="string">
            <text:p>144,</text:p>
          </table:table-cell>
          <table:table-cell table:style-name="ce19" table:formula="of:=ADDCOMMA([Blad1.AQ9];0)" office:value-type="string" office:string-value="143," calcext:value-type="string">
            <text:p>143,</text:p>
          </table:table-cell>
          <table:table-cell table:style-name="ce19" table:formula="of:=ADDCOMMA([Blad1.AR9];0)" office:value-type="string" office:string-value="142," calcext:value-type="string">
            <text:p>142,</text:p>
          </table:table-cell>
          <table:table-cell table:style-name="ce19" table:formula="of:=ADDCOMMA([Blad1.AS9];0)" office:value-type="string" office:string-value="139," calcext:value-type="string">
            <text:p>139,</text:p>
          </table:table-cell>
          <table:table-cell table:style-name="ce19" table:formula="of:=ADDCOMMA([Blad1.AT9];0)" office:value-type="string" office:string-value="137," calcext:value-type="string">
            <text:p>137,</text:p>
          </table:table-cell>
          <table:table-cell table:style-name="ce19" table:formula="of:=ADDCOMMA([Blad1.AU9];0)" office:value-type="string" office:string-value="136," calcext:value-type="string">
            <text:p>136,</text:p>
          </table:table-cell>
          <table:table-cell table:style-name="ce19" table:formula="of:=ADDCOMMA([Blad1.AV9];0)" office:value-type="string" office:string-value="135," calcext:value-type="string">
            <text:p>135,</text:p>
          </table:table-cell>
          <table:table-cell/>
        </table:table-row>
        <table:table-row table:style-name="ro4">
          <table:table-cell table:style-name="ce19" table:formula="of:=ADDCOMMA([Blad1.AC10];0)" office:value-type="string" office:string-value="134," calcext:value-type="string">
            <text:p>134,</text:p>
          </table:table-cell>
          <table:table-cell table:style-name="ce19" table:formula="of:=ADDCOMMA([Blad1.AD10];0)" office:value-type="string" office:string-value="133," calcext:value-type="string">
            <text:p>133,</text:p>
          </table:table-cell>
          <table:table-cell table:style-name="ce19" table:formula="of:=ADDCOMMA([Blad1.AE10];0)" office:value-type="string" office:string-value="132," calcext:value-type="string">
            <text:p>132,</text:p>
          </table:table-cell>
          <table:table-cell table:style-name="ce19" table:formula="of:=ADDCOMMA([Blad1.AF10];0)" office:value-type="string" office:string-value="131," calcext:value-type="string">
            <text:p>131,</text:p>
          </table:table-cell>
          <table:table-cell table:style-name="ce19" table:formula="of:=ADDCOMMA([Blad1.AG10];0)" office:value-type="string" office:string-value="130," calcext:value-type="string">
            <text:p>130,</text:p>
          </table:table-cell>
          <table:table-cell table:style-name="ce19" table:formula="of:=ADDCOMMA([Blad1.AH10];0)" office:value-type="string" office:string-value="129," calcext:value-type="string">
            <text:p>129,</text:p>
          </table:table-cell>
          <table:table-cell table:style-name="ce19" table:formula="of:=ADDCOMMA([Blad1.AI10];0)" office:value-type="string" office:string-value="127," calcext:value-type="string">
            <text:p>127,</text:p>
          </table:table-cell>
          <table:table-cell table:style-name="ce19" table:formula="of:=ADDCOMMA([Blad1.AJ10];0)" office:value-type="string" office:string-value="126," calcext:value-type="string">
            <text:p>126,</text:p>
          </table:table-cell>
          <table:table-cell table:style-name="ce19" table:formula="of:=ADDCOMMA([Blad1.AK10];0)" office:value-type="string" office:string-value="125," calcext:value-type="string">
            <text:p>125,</text:p>
          </table:table-cell>
          <table:table-cell table:style-name="ce19" table:formula="of:=ADDCOMMA([Blad1.AL10];0)" office:value-type="string" office:string-value="124," calcext:value-type="string">
            <text:p>124,</text:p>
          </table:table-cell>
          <table:table-cell table:style-name="ce19" table:formula="of:=ADDCOMMA([Blad1.AM10];0)" office:value-type="string" office:string-value="124," calcext:value-type="string">
            <text:p>124,</text:p>
          </table:table-cell>
          <table:table-cell table:style-name="ce19" table:formula="of:=ADDCOMMA([Blad1.AN10];0)" office:value-type="string" office:string-value="123," calcext:value-type="string">
            <text:p>123,</text:p>
          </table:table-cell>
          <table:table-cell table:style-name="ce19" table:formula="of:=ADDCOMMA([Blad1.AO10];0)" office:value-type="string" office:string-value="122," calcext:value-type="string">
            <text:p>122,</text:p>
          </table:table-cell>
          <table:table-cell table:style-name="ce19" table:formula="of:=ADDCOMMA([Blad1.AP10];0)" office:value-type="string" office:string-value="120," calcext:value-type="string">
            <text:p>120,</text:p>
          </table:table-cell>
          <table:table-cell table:style-name="ce19" table:formula="of:=ADDCOMMA([Blad1.AQ10];0)" office:value-type="string" office:string-value="119," calcext:value-type="string">
            <text:p>119,</text:p>
          </table:table-cell>
          <table:table-cell table:style-name="ce19" table:formula="of:=ADDCOMMA([Blad1.AR10];0)" office:value-type="string" office:string-value="118," calcext:value-type="string">
            <text:p>118,</text:p>
          </table:table-cell>
          <table:table-cell table:style-name="ce19" table:formula="of:=ADDCOMMA([Blad1.AS10];0)" office:value-type="string" office:string-value="117," calcext:value-type="string">
            <text:p>117,</text:p>
          </table:table-cell>
          <table:table-cell table:style-name="ce19" table:formula="of:=ADDCOMMA([Blad1.AT10];0)" office:value-type="string" office:string-value="117," calcext:value-type="string">
            <text:p>117,</text:p>
          </table:table-cell>
          <table:table-cell table:style-name="ce19" table:formula="of:=ADDCOMMA([Blad1.AU10];0)" office:value-type="string" office:string-value="116," calcext:value-type="string">
            <text:p>116,</text:p>
          </table:table-cell>
          <table:table-cell table:style-name="ce19" table:formula="of:=ADDCOMMA([Blad1.AV10];0)" office:value-type="string" office:string-value="115," calcext:value-type="string">
            <text:p>115,</text:p>
          </table:table-cell>
          <table:table-cell/>
        </table:table-row>
        <table:table-row table:style-name="ro4">
          <table:table-cell table:style-name="ce19" table:formula="of:=ADDCOMMA([Blad1.AC11];0)" office:value-type="string" office:string-value="114," calcext:value-type="string">
            <text:p>114,</text:p>
          </table:table-cell>
          <table:table-cell table:style-name="ce19" table:formula="of:=ADDCOMMA([Blad1.AD11];0)" office:value-type="string" office:string-value="113," calcext:value-type="string">
            <text:p>113,</text:p>
          </table:table-cell>
          <table:table-cell table:style-name="ce19" table:formula="of:=ADDCOMMA([Blad1.AE11];0)" office:value-type="string" office:string-value="112," calcext:value-type="string">
            <text:p>112,</text:p>
          </table:table-cell>
          <table:table-cell table:style-name="ce19" table:formula="of:=ADDCOMMA([Blad1.AF11];0)" office:value-type="string" office:string-value="111," calcext:value-type="string">
            <text:p>111,</text:p>
          </table:table-cell>
          <table:table-cell table:style-name="ce19" table:formula="of:=ADDCOMMA([Blad1.AG11];0)" office:value-type="string" office:string-value="110," calcext:value-type="string">
            <text:p>110,</text:p>
          </table:table-cell>
          <table:table-cell table:style-name="ce19" table:formula="of:=ADDCOMMA([Blad1.AH11];0)" office:value-type="string" office:string-value="109," calcext:value-type="string">
            <text:p>109,</text:p>
          </table:table-cell>
          <table:table-cell table:style-name="ce19" table:formula="of:=ADDCOMMA([Blad1.AI11];0)" office:value-type="string" office:string-value="108," calcext:value-type="string">
            <text:p>108,</text:p>
          </table:table-cell>
          <table:table-cell table:style-name="ce19" table:formula="of:=ADDCOMMA([Blad1.AJ11];0)" office:value-type="string" office:string-value="106," calcext:value-type="string">
            <text:p>106,</text:p>
          </table:table-cell>
          <table:table-cell table:style-name="ce19" table:formula="of:=ADDCOMMA([Blad1.AK11];0)" office:value-type="string" office:string-value="105," calcext:value-type="string">
            <text:p>105,</text:p>
          </table:table-cell>
          <table:table-cell table:style-name="ce19" table:formula="of:=ADDCOMMA([Blad1.AL11];0)" office:value-type="string" office:string-value="104," calcext:value-type="string">
            <text:p>104,</text:p>
          </table:table-cell>
          <table:table-cell table:style-name="ce19" table:formula="of:=ADDCOMMA([Blad1.AM11];0)" office:value-type="string" office:string-value="103," calcext:value-type="string">
            <text:p>103,</text:p>
          </table:table-cell>
          <table:table-cell table:style-name="ce19" table:formula="of:=ADDCOMMA([Blad1.AN11];0)" office:value-type="string" office:string-value="102," calcext:value-type="string">
            <text:p>102,</text:p>
          </table:table-cell>
          <table:table-cell table:style-name="ce19" table:formula="of:=ADDCOMMA([Blad1.AO11];0)" office:value-type="string" office:string-value="101," calcext:value-type="string">
            <text:p>101,</text:p>
          </table:table-cell>
          <table:table-cell table:style-name="ce19" table:formula="of:=ADDCOMMA([Blad1.AP11];0)" office:value-type="string" office:string-value="100," calcext:value-type="string">
            <text:p>100,</text:p>
          </table:table-cell>
          <table:table-cell table:style-name="ce19" table:formula="of:=ADDCOMMA([Blad1.AQ11];0)" office:value-type="string" office:string-value="99," calcext:value-type="string">
            <text:p>99,</text:p>
          </table:table-cell>
          <table:table-cell table:style-name="ce19" table:formula="of:=ADDCOMMA([Blad1.AR11];0)" office:value-type="string" office:string-value="99," calcext:value-type="string">
            <text:p>99,</text:p>
          </table:table-cell>
          <table:table-cell table:style-name="ce19" table:formula="of:=ADDCOMMA([Blad1.AS11];0)" office:value-type="string" office:string-value="98," calcext:value-type="string">
            <text:p>98,</text:p>
          </table:table-cell>
          <table:table-cell table:style-name="ce19" table:formula="of:=ADDCOMMA([Blad1.AT11];0)" office:value-type="string" office:string-value="97," calcext:value-type="string">
            <text:p>97,</text:p>
          </table:table-cell>
          <table:table-cell table:style-name="ce19" table:formula="of:=ADDCOMMA([Blad1.AU11];0)" office:value-type="string" office:string-value="96," calcext:value-type="string">
            <text:p>96,</text:p>
          </table:table-cell>
          <table:table-cell table:style-name="ce19" table:formula="of:=ADDCOMMA([Blad1.AV11];0)" office:value-type="string" office:string-value="95," calcext:value-type="string">
            <text:p>95,</text:p>
          </table:table-cell>
          <table:table-cell/>
        </table:table-row>
        <table:table-row table:style-name="ro4">
          <table:table-cell table:style-name="ce19" table:formula="of:=ADDCOMMA([Blad1.AC12];0)" office:value-type="string" office:string-value="94," calcext:value-type="string">
            <text:p>94,</text:p>
          </table:table-cell>
          <table:table-cell table:style-name="ce19" table:formula="of:=ADDCOMMA([Blad1.AD12];0)" office:value-type="string" office:string-value="93," calcext:value-type="string">
            <text:p>93,</text:p>
          </table:table-cell>
          <table:table-cell table:style-name="ce19" table:formula="of:=ADDCOMMA([Blad1.AE12];0)" office:value-type="string" office:string-value="92," calcext:value-type="string">
            <text:p>92,</text:p>
          </table:table-cell>
          <table:table-cell table:style-name="ce19" table:formula="of:=ADDCOMMA([Blad1.AF12];0)" office:value-type="string" office:string-value="91," calcext:value-type="string">
            <text:p>91,</text:p>
          </table:table-cell>
          <table:table-cell table:style-name="ce19" table:formula="of:=ADDCOMMA([Blad1.AG12];0)" office:value-type="string" office:string-value="90," calcext:value-type="string">
            <text:p>90,</text:p>
          </table:table-cell>
          <table:table-cell table:style-name="ce19" table:formula="of:=ADDCOMMA([Blad1.AH12];0)" office:value-type="string" office:string-value="89," calcext:value-type="string">
            <text:p>89,</text:p>
          </table:table-cell>
          <table:table-cell table:style-name="ce19" table:formula="of:=ADDCOMMA([Blad1.AI12];0)" office:value-type="string" office:string-value="88," calcext:value-type="string">
            <text:p>88,</text:p>
          </table:table-cell>
          <table:table-cell table:style-name="ce19" table:formula="of:=ADDCOMMA([Blad1.AJ12];0)" office:value-type="string" office:string-value="87," calcext:value-type="string">
            <text:p>87,</text:p>
          </table:table-cell>
          <table:table-cell table:style-name="ce19" table:formula="of:=ADDCOMMA([Blad1.AK12];0)" office:value-type="string" office:string-value="86," calcext:value-type="string">
            <text:p>86,</text:p>
          </table:table-cell>
          <table:table-cell table:style-name="ce19" table:formula="of:=ADDCOMMA([Blad1.AL12];0)" office:value-type="string" office:string-value="85," calcext:value-type="string">
            <text:p>85,</text:p>
          </table:table-cell>
          <table:table-cell table:style-name="ce19" table:formula="of:=ADDCOMMA([Blad1.AM12];0)" office:value-type="string" office:string-value="84," calcext:value-type="string">
            <text:p>84,</text:p>
          </table:table-cell>
          <table:table-cell table:style-name="ce19" table:formula="of:=ADDCOMMA([Blad1.AN12];0)" office:value-type="string" office:string-value="83," calcext:value-type="string">
            <text:p>83,</text:p>
          </table:table-cell>
          <table:table-cell table:style-name="ce19" table:formula="of:=ADDCOMMA([Blad1.AO12];0)" office:value-type="string" office:string-value="82," calcext:value-type="string">
            <text:p>82,</text:p>
          </table:table-cell>
          <table:table-cell table:style-name="ce19" table:formula="of:=ADDCOMMA([Blad1.AP12];0)" office:value-type="string" office:string-value="81," calcext:value-type="string">
            <text:p>81,</text:p>
          </table:table-cell>
          <table:table-cell table:style-name="ce19" table:formula="of:=ADDCOMMA([Blad1.AQ12];0)" office:value-type="string" office:string-value="80," calcext:value-type="string">
            <text:p>80,</text:p>
          </table:table-cell>
          <table:table-cell table:style-name="ce19" table:formula="of:=ADDCOMMA([Blad1.AR12];0)" office:value-type="string" office:string-value="79," calcext:value-type="string">
            <text:p>79,</text:p>
          </table:table-cell>
          <table:table-cell table:style-name="ce19" table:formula="of:=ADDCOMMA([Blad1.AS12];0)" office:value-type="string" office:string-value="78," calcext:value-type="string">
            <text:p>78,</text:p>
          </table:table-cell>
          <table:table-cell table:style-name="ce19" table:formula="of:=ADDCOMMA([Blad1.AT12];0)" office:value-type="string" office:string-value="77," calcext:value-type="string">
            <text:p>77,</text:p>
          </table:table-cell>
          <table:table-cell table:style-name="ce19" table:formula="of:=ADDCOMMA([Blad1.AU12];0)" office:value-type="string" office:string-value="76," calcext:value-type="string">
            <text:p>76,</text:p>
          </table:table-cell>
          <table:table-cell table:style-name="ce19" table:formula="of:=ADDCOMMA([Blad1.AV12];0)" office:value-type="string" office:string-value="76," calcext:value-type="string">
            <text:p>76,</text:p>
          </table:table-cell>
          <table:table-cell/>
        </table:table-row>
        <table:table-row table:style-name="ro4">
          <table:table-cell table:style-name="ce19" table:formula="of:=ADDCOMMA([Blad1.AC13];0)" office:value-type="string" office:string-value="75," calcext:value-type="string">
            <text:p>75,</text:p>
          </table:table-cell>
          <table:table-cell table:style-name="ce19" table:formula="of:=ADDCOMMA([Blad1.AD13];0)" office:value-type="string" office:string-value="74," calcext:value-type="string">
            <text:p>74,</text:p>
          </table:table-cell>
          <table:table-cell table:style-name="ce19" table:formula="of:=ADDCOMMA([Blad1.AE13];0)" office:value-type="string" office:string-value="73," calcext:value-type="string">
            <text:p>73,</text:p>
          </table:table-cell>
          <table:table-cell table:style-name="ce19" table:formula="of:=ADDCOMMA([Blad1.AF13];0)" office:value-type="string" office:string-value="72," calcext:value-type="string">
            <text:p>72,</text:p>
          </table:table-cell>
          <table:table-cell table:style-name="ce19" table:formula="of:=ADDCOMMA([Blad1.AG13];0)" office:value-type="string" office:string-value="71," calcext:value-type="string">
            <text:p>71,</text:p>
          </table:table-cell>
          <table:table-cell table:style-name="ce19" table:formula="of:=ADDCOMMA([Blad1.AH13];0)" office:value-type="string" office:string-value="70," calcext:value-type="string">
            <text:p>70,</text:p>
          </table:table-cell>
          <table:table-cell table:style-name="ce19" table:formula="of:=ADDCOMMA([Blad1.AI13];0)" office:value-type="string" office:string-value="69," calcext:value-type="string">
            <text:p>69,</text:p>
          </table:table-cell>
          <table:table-cell table:style-name="ce19" table:formula="of:=ADDCOMMA([Blad1.AJ13];0)" office:value-type="string" office:string-value="68," calcext:value-type="string">
            <text:p>68,</text:p>
          </table:table-cell>
          <table:table-cell table:style-name="ce19" table:formula="of:=ADDCOMMA([Blad1.AK13];0)" office:value-type="string" office:string-value="67," calcext:value-type="string">
            <text:p>67,</text:p>
          </table:table-cell>
          <table:table-cell table:style-name="ce19" table:formula="of:=ADDCOMMA([Blad1.AL13];0)" office:value-type="string" office:string-value="66," calcext:value-type="string">
            <text:p>66,</text:p>
          </table:table-cell>
          <table:table-cell table:style-name="ce19" table:formula="of:=ADDCOMMA([Blad1.AM13];0)" office:value-type="string" office:string-value="65," calcext:value-type="string">
            <text:p>65,</text:p>
          </table:table-cell>
          <table:table-cell table:style-name="ce19" table:formula="of:=ADDCOMMA([Blad1.AN13];0)" office:value-type="string" office:string-value="64," calcext:value-type="string">
            <text:p>64,</text:p>
          </table:table-cell>
          <table:table-cell table:style-name="ce19" table:formula="of:=ADDCOMMA([Blad1.AO13];0)" office:value-type="string" office:string-value="63," calcext:value-type="string">
            <text:p>63,</text:p>
          </table:table-cell>
          <table:table-cell table:style-name="ce19" table:formula="of:=ADDCOMMA([Blad1.AP13];0)" office:value-type="string" office:string-value="62," calcext:value-type="string">
            <text:p>62,</text:p>
          </table:table-cell>
          <table:table-cell table:style-name="ce19" table:formula="of:=ADDCOMMA([Blad1.AQ13];0)" office:value-type="string" office:string-value="62," calcext:value-type="string">
            <text:p>62,</text:p>
          </table:table-cell>
          <table:table-cell table:style-name="ce19" table:formula="of:=ADDCOMMA([Blad1.AR13];0)" office:value-type="string" office:string-value="61," calcext:value-type="string">
            <text:p>61,</text:p>
          </table:table-cell>
          <table:table-cell table:style-name="ce19" table:formula="of:=ADDCOMMA([Blad1.AS13];0)" office:value-type="string" office:string-value="60," calcext:value-type="string">
            <text:p>60,</text:p>
          </table:table-cell>
          <table:table-cell table:style-name="ce19" table:formula="of:=ADDCOMMA([Blad1.AT13];0)" office:value-type="string" office:string-value="59," calcext:value-type="string">
            <text:p>59,</text:p>
          </table:table-cell>
          <table:table-cell table:style-name="ce19" table:formula="of:=ADDCOMMA([Blad1.AU13];0)" office:value-type="string" office:string-value="58," calcext:value-type="string">
            <text:p>58,</text:p>
          </table:table-cell>
          <table:table-cell table:style-name="ce19" table:formula="of:=ADDCOMMA([Blad1.AV13];0)" office:value-type="string" office:string-value="57," calcext:value-type="string">
            <text:p>57,</text:p>
          </table:table-cell>
          <table:table-cell/>
        </table:table-row>
        <table:table-row table:style-name="ro4">
          <table:table-cell table:style-name="ce19" table:formula="of:=ADDCOMMA([Blad1.AC14];0)" office:value-type="string" office:string-value="56," calcext:value-type="string">
            <text:p>56,</text:p>
          </table:table-cell>
          <table:table-cell table:style-name="ce19" table:formula="of:=ADDCOMMA([Blad1.AD14];0)" office:value-type="string" office:string-value="55," calcext:value-type="string">
            <text:p>55,</text:p>
          </table:table-cell>
          <table:table-cell table:style-name="ce19" table:formula="of:=ADDCOMMA([Blad1.AE14];0)" office:value-type="string" office:string-value="54," calcext:value-type="string">
            <text:p>54,</text:p>
          </table:table-cell>
          <table:table-cell table:style-name="ce19" table:formula="of:=ADDCOMMA([Blad1.AF14];0)" office:value-type="string" office:string-value="53," calcext:value-type="string">
            <text:p>53,</text:p>
          </table:table-cell>
          <table:table-cell table:style-name="ce19" table:formula="of:=ADDCOMMA([Blad1.AG14];0)" office:value-type="string" office:string-value="52," calcext:value-type="string">
            <text:p>52,</text:p>
          </table:table-cell>
          <table:table-cell table:style-name="ce19" table:formula="of:=ADDCOMMA([Blad1.AH14];0)" office:value-type="string" office:string-value="51," calcext:value-type="string">
            <text:p>51,</text:p>
          </table:table-cell>
          <table:table-cell table:style-name="ce19" table:formula="of:=ADDCOMMA([Blad1.AI14];0)" office:value-type="string" office:string-value="50," calcext:value-type="string">
            <text:p>50,</text:p>
          </table:table-cell>
          <table:table-cell table:style-name="ce19" table:formula="of:=ADDCOMMA([Blad1.AJ14];0)" office:value-type="string" office:string-value="49," calcext:value-type="string">
            <text:p>49,</text:p>
          </table:table-cell>
          <table:table-cell table:style-name="ce19" table:formula="of:=ADDCOMMA([Blad1.AK14];0)" office:value-type="string" office:string-value="49," calcext:value-type="string">
            <text:p>49,</text:p>
          </table:table-cell>
          <table:table-cell table:style-name="ce19" table:formula="of:=ADDCOMMA([Blad1.AL14];0)" office:value-type="string" office:string-value="48," calcext:value-type="string">
            <text:p>48,</text:p>
          </table:table-cell>
          <table:table-cell table:style-name="ce19" table:formula="of:=ADDCOMMA([Blad1.AM14];0)" office:value-type="string" office:string-value="47," calcext:value-type="string">
            <text:p>47,</text:p>
          </table:table-cell>
          <table:table-cell table:style-name="ce19" table:formula="of:=ADDCOMMA([Blad1.AN14];0)" office:value-type="string" office:string-value="46," calcext:value-type="string">
            <text:p>46,</text:p>
          </table:table-cell>
          <table:table-cell table:style-name="ce19" table:formula="of:=ADDCOMMA([Blad1.AO14];0)" office:value-type="string" office:string-value="45," calcext:value-type="string">
            <text:p>45,</text:p>
          </table:table-cell>
          <table:table-cell table:style-name="ce19" table:formula="of:=ADDCOMMA([Blad1.AP14];0)" office:value-type="string" office:string-value="44," calcext:value-type="string">
            <text:p>44,</text:p>
          </table:table-cell>
          <table:table-cell table:style-name="ce19" table:formula="of:=ADDCOMMA([Blad1.AQ14];0)" office:value-type="string" office:string-value="43," calcext:value-type="string">
            <text:p>43,</text:p>
          </table:table-cell>
          <table:table-cell table:style-name="ce19" table:formula="of:=ADDCOMMA([Blad1.AR14];0)" office:value-type="string" office:string-value="42," calcext:value-type="string">
            <text:p>42,</text:p>
          </table:table-cell>
          <table:table-cell table:style-name="ce19" table:formula="of:=ADDCOMMA([Blad1.AS14];0)" office:value-type="string" office:string-value="41," calcext:value-type="string">
            <text:p>41,</text:p>
          </table:table-cell>
          <table:table-cell table:style-name="ce19" table:formula="of:=ADDCOMMA([Blad1.AT14];0)" office:value-type="string" office:string-value="40," calcext:value-type="string">
            <text:p>40,</text:p>
          </table:table-cell>
          <table:table-cell table:style-name="ce19" table:formula="of:=ADDCOMMA([Blad1.AU14];0)" office:value-type="string" office:string-value="39," calcext:value-type="string">
            <text:p>39,</text:p>
          </table:table-cell>
          <table:table-cell table:style-name="ce19" table:formula="of:=ADDCOMMA([Blad1.AV14];0)" office:value-type="string" office:string-value="38," calcext:value-type="string">
            <text:p>38,</text:p>
          </table:table-cell>
          <table:table-cell/>
        </table:table-row>
        <table:table-row table:style-name="ro4">
          <table:table-cell table:style-name="ce19" table:formula="of:=ADDCOMMA([Blad1.AC15];0)" office:value-type="string" office:string-value="37," calcext:value-type="string">
            <text:p>37,</text:p>
          </table:table-cell>
          <table:table-cell table:style-name="ce19" table:formula="of:=ADDCOMMA([Blad1.AD15];0)" office:value-type="string" office:string-value="36," calcext:value-type="string">
            <text:p>36,</text:p>
          </table:table-cell>
          <table:table-cell table:style-name="ce19" table:formula="of:=ADDCOMMA([Blad1.AE15];0)" office:value-type="string" office:string-value="35," calcext:value-type="string">
            <text:p>35,</text:p>
          </table:table-cell>
          <table:table-cell table:style-name="ce19" table:formula="of:=ADDCOMMA([Blad1.AF15];0)" office:value-type="string" office:string-value="34," calcext:value-type="string">
            <text:p>34,</text:p>
          </table:table-cell>
          <table:table-cell table:style-name="ce19" table:formula="of:=ADDCOMMA([Blad1.AG15];0)" office:value-type="string" office:string-value="33," calcext:value-type="string">
            <text:p>33,</text:p>
          </table:table-cell>
          <table:table-cell table:style-name="ce19" table:formula="of:=ADDCOMMA([Blad1.AH15];0)" office:value-type="string" office:string-value="32," calcext:value-type="string">
            <text:p>32,</text:p>
          </table:table-cell>
          <table:table-cell table:style-name="ce19" table:formula="of:=ADDCOMMA([Blad1.AI15];0)" office:value-type="string" office:string-value="31," calcext:value-type="string">
            <text:p>31,</text:p>
          </table:table-cell>
          <table:table-cell table:style-name="ce19" table:formula="of:=ADDCOMMA([Blad1.AJ15];0)" office:value-type="string" office:string-value="31," calcext:value-type="string">
            <text:p>31,</text:p>
          </table:table-cell>
          <table:table-cell table:style-name="ce19" table:formula="of:=ADDCOMMA([Blad1.AK15];0)" office:value-type="string" office:string-value="30," calcext:value-type="string">
            <text:p>30,</text:p>
          </table:table-cell>
          <table:table-cell table:style-name="ce19" table:formula="of:=ADDCOMMA([Blad1.AL15];0)" office:value-type="string" office:string-value="29," calcext:value-type="string">
            <text:p>29,</text:p>
          </table:table-cell>
          <table:table-cell table:style-name="ce19" table:formula="of:=ADDCOMMA([Blad1.AM15];0)" office:value-type="string" office:string-value="28," calcext:value-type="string">
            <text:p>28,</text:p>
          </table:table-cell>
          <table:table-cell table:style-name="ce19" table:formula="of:=ADDCOMMA([Blad1.AN15];0)" office:value-type="string" office:string-value="27," calcext:value-type="string">
            <text:p>27,</text:p>
          </table:table-cell>
          <table:table-cell table:style-name="ce19" table:formula="of:=ADDCOMMA([Blad1.AO15];0)" office:value-type="string" office:string-value="26," calcext:value-type="string">
            <text:p>26,</text:p>
          </table:table-cell>
          <table:table-cell table:style-name="ce19" table:formula="of:=ADDCOMMA([Blad1.AP15];0)" office:value-type="string" office:string-value="25," calcext:value-type="string">
            <text:p>25,</text:p>
          </table:table-cell>
          <table:table-cell table:style-name="ce19" table:formula="of:=ADDCOMMA([Blad1.AQ15];0)" office:value-type="string" office:string-value="24," calcext:value-type="string">
            <text:p>24,</text:p>
          </table:table-cell>
          <table:table-cell table:style-name="ce19" table:formula="of:=ADDCOMMA([Blad1.AR15];0)" office:value-type="string" office:string-value="23," calcext:value-type="string">
            <text:p>23,</text:p>
          </table:table-cell>
          <table:table-cell table:style-name="ce19" table:formula="of:=ADDCOMMA([Blad1.AS15];0)" office:value-type="string" office:string-value="22," calcext:value-type="string">
            <text:p>22,</text:p>
          </table:table-cell>
          <table:table-cell table:style-name="ce19" table:formula="of:=ADDCOMMA([Blad1.AT15];0)" office:value-type="string" office:string-value="21," calcext:value-type="string">
            <text:p>21,</text:p>
          </table:table-cell>
          <table:table-cell table:style-name="ce19" table:formula="of:=ADDCOMMA([Blad1.AU15];0)" office:value-type="string" office:string-value="20," calcext:value-type="string">
            <text:p>20,</text:p>
          </table:table-cell>
          <table:table-cell table:style-name="ce19" table:formula="of:=ADDCOMMA([Blad1.AV15];0)" office:value-type="string" office:string-value="19," calcext:value-type="string">
            <text:p>19,</text:p>
          </table:table-cell>
          <table:table-cell/>
        </table:table-row>
        <table:table-row table:style-name="ro4">
          <table:table-cell table:style-name="ce19" table:formula="of:=ADDCOMMA([Blad1.AC16];0)" office:value-type="string" office:string-value="18," calcext:value-type="string">
            <text:p>18,</text:p>
          </table:table-cell>
          <table:table-cell table:style-name="ce19" table:formula="of:=ADDCOMMA([Blad1.AD16];0)" office:value-type="string" office:string-value="17," calcext:value-type="string">
            <text:p>17,</text:p>
          </table:table-cell>
          <table:table-cell table:style-name="ce19" table:formula="of:=ADDCOMMA([Blad1.AE16];0)" office:value-type="string" office:string-value="16," calcext:value-type="string">
            <text:p>16,</text:p>
          </table:table-cell>
          <table:table-cell table:style-name="ce19" table:formula="of:=ADDCOMMA([Blad1.AF16];0)" office:value-type="string" office:string-value="15," calcext:value-type="string">
            <text:p>15,</text:p>
          </table:table-cell>
          <table:table-cell table:style-name="ce19" table:formula="of:=ADDCOMMA([Blad1.AG16];0)" office:value-type="string" office:string-value="14," calcext:value-type="string">
            <text:p>14,</text:p>
          </table:table-cell>
          <table:table-cell table:style-name="ce19" table:formula="of:=ADDCOMMA([Blad1.AH16];0)" office:value-type="string" office:string-value="13," calcext:value-type="string">
            <text:p>13,</text:p>
          </table:table-cell>
          <table:table-cell table:style-name="ce19" table:formula="of:=ADDCOMMA([Blad1.AI16];0)" office:value-type="string" office:string-value="12," calcext:value-type="string">
            <text:p>12,</text:p>
          </table:table-cell>
          <table:table-cell table:style-name="ce19" table:formula="of:=ADDCOMMA([Blad1.AJ16];0)" office:value-type="string" office:string-value="11," calcext:value-type="string">
            <text:p>11,</text:p>
          </table:table-cell>
          <table:table-cell table:style-name="ce19" table:formula="of:=ADDCOMMA([Blad1.AK16];0)" office:value-type="string" office:string-value="10," calcext:value-type="string">
            <text:p>10,</text:p>
          </table:table-cell>
          <table:table-cell table:style-name="ce19" table:formula="of:=ADDCOMMA([Blad1.AL16];0)" office:value-type="string" office:string-value="9," calcext:value-type="string">
            <text:p>9,</text:p>
          </table:table-cell>
          <table:table-cell table:style-name="ce19" table:formula="of:=ADDCOMMA([Blad1.AM16];0)" office:value-type="string" office:string-value="8," calcext:value-type="string">
            <text:p>8,</text:p>
          </table:table-cell>
          <table:table-cell table:style-name="ce19" table:formula="of:=ADDCOMMA([Blad1.AN16];0)" office:value-type="string" office:string-value="7," calcext:value-type="string">
            <text:p>7,</text:p>
          </table:table-cell>
          <table:table-cell table:style-name="ce19" table:formula="of:=ADDCOMMA([Blad1.AO16];0)" office:value-type="string" office:string-value="6," calcext:value-type="string">
            <text:p>6,</text:p>
          </table:table-cell>
          <table:table-cell table:style-name="ce19" table:formula="of:=ADDCOMMA([Blad1.AP16];0)" office:value-type="string" office:string-value="6," calcext:value-type="string">
            <text:p>6,</text:p>
          </table:table-cell>
          <table:table-cell table:style-name="ce19" table:formula="of:=ADDCOMMA([Blad1.AQ16];0)" office:value-type="string" office:string-value="5," calcext:value-type="string">
            <text:p>5,</text:p>
          </table:table-cell>
          <table:table-cell table:style-name="ce19" table:formula="of:=ADDCOMMA([Blad1.AR16];0)" office:value-type="string" office:string-value="4," calcext:value-type="string">
            <text:p>4,</text:p>
          </table:table-cell>
          <table:table-cell table:style-name="ce19" table:formula="of:=ADDCOMMA([Blad1.AS16];0)" office:value-type="string" office:string-value="3," calcext:value-type="string">
            <text:p>3,</text:p>
          </table:table-cell>
          <table:table-cell table:style-name="ce19" table:formula="of:=ADDCOMMA([Blad1.AT16];0)" office:value-type="string" office:string-value="2," calcext:value-type="string">
            <text:p>2,</text:p>
          </table:table-cell>
          <table:table-cell table:style-name="ce19" table:formula="of:=ADDCOMMA([Blad1.AU16];0)" office:value-type="string" office:string-value="1," calcext:value-type="string">
            <text:p>1,</text:p>
          </table:table-cell>
          <table:table-cell table:style-name="ce19" table:formula="of:=ADDCOMMA([Blad1.AV16];0)" office:value-type="string" office:string-value="0," calcext:value-type="string">
            <text:p>0,</text:p>
          </table:table-cell>
          <table:table-cell/>
        </table:table-row>
        <table:table-row table:style-name="ro4">
          <table:table-cell table:style-name="ce19" table:formula="of:=ADDCOMMA([Blad1.AC17];0)" office:value-type="string" office:string-value="255," calcext:value-type="string">
            <text:p>255,</text:p>
          </table:table-cell>
          <table:table-cell table:style-name="ce19" table:formula="of:=ADDCOMMA([Blad1.AD17];0)" office:value-type="string" office:string-value="254," calcext:value-type="string">
            <text:p>254,</text:p>
          </table:table-cell>
          <table:table-cell table:style-name="ce19" table:formula="of:=ADDCOMMA([Blad1.AE17];0)" office:value-type="string" office:string-value="253," calcext:value-type="string">
            <text:p>253,</text:p>
          </table:table-cell>
          <table:table-cell table:style-name="ce19" table:formula="of:=ADDCOMMA([Blad1.AF17];0)" office:value-type="string" office:string-value="252," calcext:value-type="string">
            <text:p>252,</text:p>
          </table:table-cell>
          <table:table-cell table:style-name="ce19" table:formula="of:=ADDCOMMA([Blad1.AG17];0)" office:value-type="string" office:string-value="251," calcext:value-type="string">
            <text:p>251,</text:p>
          </table:table-cell>
          <table:table-cell table:style-name="ce19" table:formula="of:=ADDCOMMA([Blad1.AH17];0)" office:value-type="string" office:string-value="250," calcext:value-type="string">
            <text:p>250,</text:p>
          </table:table-cell>
          <table:table-cell table:style-name="ce19" table:formula="of:=ADDCOMMA([Blad1.AI17];0)" office:value-type="string" office:string-value="249," calcext:value-type="string">
            <text:p>249,</text:p>
          </table:table-cell>
          <table:table-cell table:style-name="ce19" table:formula="of:=ADDCOMMA([Blad1.AJ17];0)" office:value-type="string" office:string-value="248," calcext:value-type="string">
            <text:p>248,</text:p>
          </table:table-cell>
          <table:table-cell table:style-name="ce19" table:formula="of:=ADDCOMMA([Blad1.AK17];0)" office:value-type="string" office:string-value="247," calcext:value-type="string">
            <text:p>247,</text:p>
          </table:table-cell>
          <table:table-cell table:style-name="ce19" table:formula="of:=ADDCOMMA([Blad1.AL17];0)" office:value-type="string" office:string-value="246," calcext:value-type="string">
            <text:p>246,</text:p>
          </table:table-cell>
          <table:table-cell table:style-name="ce19" table:formula="of:=ADDCOMMA([Blad1.AM17];0)" office:value-type="string" office:string-value="245," calcext:value-type="string">
            <text:p>245,</text:p>
          </table:table-cell>
          <table:table-cell table:style-name="ce19" table:formula="of:=ADDCOMMA([Blad1.AN17];0)" office:value-type="string" office:string-value="244," calcext:value-type="string">
            <text:p>244,</text:p>
          </table:table-cell>
          <table:table-cell table:style-name="ce19" table:formula="of:=ADDCOMMA([Blad1.AO17];0)" office:value-type="string" office:string-value="243," calcext:value-type="string">
            <text:p>243,</text:p>
          </table:table-cell>
          <table:table-cell table:style-name="ce19" table:formula="of:=ADDCOMMA([Blad1.AP17];0)" office:value-type="string" office:string-value="243," calcext:value-type="string">
            <text:p>243,</text:p>
          </table:table-cell>
          <table:table-cell table:style-name="ce19" table:formula="of:=ADDCOMMA([Blad1.AQ17];0)" office:value-type="string" office:string-value="242," calcext:value-type="string">
            <text:p>242,</text:p>
          </table:table-cell>
          <table:table-cell table:style-name="ce19" table:formula="of:=ADDCOMMA([Blad1.AR17];0)" office:value-type="string" office:string-value="241," calcext:value-type="string">
            <text:p>241,</text:p>
          </table:table-cell>
          <table:table-cell table:style-name="ce19" table:formula="of:=ADDCOMMA([Blad1.AS17];0)" office:value-type="string" office:string-value="240," calcext:value-type="string">
            <text:p>240,</text:p>
          </table:table-cell>
          <table:table-cell table:style-name="ce19" table:formula="of:=ADDCOMMA([Blad1.AT17];0)" office:value-type="string" office:string-value="239," calcext:value-type="string">
            <text:p>239,</text:p>
          </table:table-cell>
          <table:table-cell table:style-name="ce19" table:formula="of:=ADDCOMMA([Blad1.AU17];0)" office:value-type="string" office:string-value="238," calcext:value-type="string">
            <text:p>238,</text:p>
          </table:table-cell>
          <table:table-cell table:style-name="ce19" table:formula="of:=ADDCOMMA([Blad1.AV17];0)" office:value-type="string" office:string-value="237," calcext:value-type="string">
            <text:p>237,</text:p>
          </table:table-cell>
          <table:table-cell/>
        </table:table-row>
        <table:table-row table:style-name="ro4">
          <table:table-cell table:style-name="ce19" table:formula="of:=ADDCOMMA([Blad1.AC18];0)" office:value-type="string" office:string-value="236," calcext:value-type="string">
            <text:p>236,</text:p>
          </table:table-cell>
          <table:table-cell table:style-name="ce19" table:formula="of:=ADDCOMMA([Blad1.AD18];0)" office:value-type="string" office:string-value="235," calcext:value-type="string">
            <text:p>235,</text:p>
          </table:table-cell>
          <table:table-cell table:style-name="ce19" table:formula="of:=ADDCOMMA([Blad1.AE18];0)" office:value-type="string" office:string-value="234," calcext:value-type="string">
            <text:p>234,</text:p>
          </table:table-cell>
          <table:table-cell table:style-name="ce19" table:formula="of:=ADDCOMMA([Blad1.AF18];0)" office:value-type="string" office:string-value="233," calcext:value-type="string">
            <text:p>233,</text:p>
          </table:table-cell>
          <table:table-cell table:style-name="ce19" table:formula="of:=ADDCOMMA([Blad1.AG18];0)" office:value-type="string" office:string-value="232," calcext:value-type="string">
            <text:p>232,</text:p>
          </table:table-cell>
          <table:table-cell table:style-name="ce19" table:formula="of:=ADDCOMMA([Blad1.AH18];0)" office:value-type="string" office:string-value="231," calcext:value-type="string">
            <text:p>231,</text:p>
          </table:table-cell>
          <table:table-cell table:style-name="ce19" table:formula="of:=ADDCOMMA([Blad1.AI18];0)" office:value-type="string" office:string-value="230," calcext:value-type="string">
            <text:p>230,</text:p>
          </table:table-cell>
          <table:table-cell table:style-name="ce19" table:formula="of:=ADDCOMMA([Blad1.AJ18];0)" office:value-type="string" office:string-value="229," calcext:value-type="string">
            <text:p>229,</text:p>
          </table:table-cell>
          <table:table-cell table:style-name="ce19" table:formula="of:=ADDCOMMA([Blad1.AK18];0)" office:value-type="string" office:string-value="229," calcext:value-type="string">
            <text:p>229,</text:p>
          </table:table-cell>
          <table:table-cell table:style-name="ce19" table:formula="of:=ADDCOMMA([Blad1.AL18];0)" office:value-type="string" office:string-value="228," calcext:value-type="string">
            <text:p>228,</text:p>
          </table:table-cell>
          <table:table-cell table:style-name="ce19" table:formula="of:=ADDCOMMA([Blad1.AM18];0)" office:value-type="string" office:string-value="227," calcext:value-type="string">
            <text:p>227,</text:p>
          </table:table-cell>
          <table:table-cell table:style-name="ce19" table:formula="of:=ADDCOMMA([Blad1.AN18];0)" office:value-type="string" office:string-value="226," calcext:value-type="string">
            <text:p>226,</text:p>
          </table:table-cell>
          <table:table-cell table:style-name="ce19" table:formula="of:=ADDCOMMA([Blad1.AO18];0)" office:value-type="string" office:string-value="225," calcext:value-type="string">
            <text:p>225,</text:p>
          </table:table-cell>
          <table:table-cell table:style-name="ce19" table:formula="of:=ADDCOMMA([Blad1.AP18];0)" office:value-type="string" office:string-value="224," calcext:value-type="string">
            <text:p>224,</text:p>
          </table:table-cell>
          <table:table-cell table:style-name="ce19" table:formula="of:=ADDCOMMA([Blad1.AQ18];0)" office:value-type="string" office:string-value="223," calcext:value-type="string">
            <text:p>223,</text:p>
          </table:table-cell>
          <table:table-cell table:style-name="ce19" table:formula="of:=ADDCOMMA([Blad1.AR18];0)" office:value-type="string" office:string-value="222," calcext:value-type="string">
            <text:p>222,</text:p>
          </table:table-cell>
          <table:table-cell table:style-name="ce19" table:formula="of:=ADDCOMMA([Blad1.AS18];0)" office:value-type="string" office:string-value="221," calcext:value-type="string">
            <text:p>221,</text:p>
          </table:table-cell>
          <table:table-cell table:style-name="ce19" table:formula="of:=ADDCOMMA([Blad1.AT18];0)" office:value-type="string" office:string-value="220," calcext:value-type="string">
            <text:p>220,</text:p>
          </table:table-cell>
          <table:table-cell table:style-name="ce19" table:formula="of:=ADDCOMMA([Blad1.AU18];0)" office:value-type="string" office:string-value="220," calcext:value-type="string">
            <text:p>220,</text:p>
          </table:table-cell>
          <table:table-cell table:style-name="ce19" table:formula="of:=ADDCOMMA([Blad1.AV18];0)" office:value-type="string" office:string-value="219," calcext:value-type="string">
            <text:p>219,</text:p>
          </table:table-cell>
          <table:table-cell/>
        </table:table-row>
        <table:table-row table:style-name="ro4">
          <table:table-cell table:style-name="ce19" table:formula="of:=ADDCOMMA([Blad1.AC19];0)" office:value-type="string" office:string-value="218," calcext:value-type="string">
            <text:p>218,</text:p>
          </table:table-cell>
          <table:table-cell table:style-name="ce19" table:formula="of:=ADDCOMMA([Blad1.AD19];0)" office:value-type="string" office:string-value="217," calcext:value-type="string">
            <text:p>217,</text:p>
          </table:table-cell>
          <table:table-cell table:style-name="ce19" table:formula="of:=ADDCOMMA([Blad1.AE19];0)" office:value-type="string" office:string-value="216," calcext:value-type="string">
            <text:p>216,</text:p>
          </table:table-cell>
          <table:table-cell table:style-name="ce19" table:formula="of:=ADDCOMMA([Blad1.AF19];0)" office:value-type="string" office:string-value="215," calcext:value-type="string">
            <text:p>215,</text:p>
          </table:table-cell>
          <table:table-cell table:style-name="ce19" table:formula="of:=ADDCOMMA([Blad1.AG19];0)" office:value-type="string" office:string-value="214," calcext:value-type="string">
            <text:p>214,</text:p>
          </table:table-cell>
          <table:table-cell table:style-name="ce19" table:formula="of:=ADDCOMMA([Blad1.AH19];0)" office:value-type="string" office:string-value="213," calcext:value-type="string">
            <text:p>213,</text:p>
          </table:table-cell>
          <table:table-cell table:style-name="ce19" table:formula="of:=ADDCOMMA([Blad1.AI19];0)" office:value-type="string" office:string-value="212," calcext:value-type="string">
            <text:p>212,</text:p>
          </table:table-cell>
          <table:table-cell table:style-name="ce19" table:formula="of:=ADDCOMMA([Blad1.AJ19];0)" office:value-type="string" office:string-value="211," calcext:value-type="string">
            <text:p>211,</text:p>
          </table:table-cell>
          <table:table-cell table:style-name="ce19" table:formula="of:=ADDCOMMA([Blad1.AK19];0)" office:value-type="string" office:string-value="210," calcext:value-type="string">
            <text:p>210,</text:p>
          </table:table-cell>
          <table:table-cell table:style-name="ce19" table:formula="of:=ADDCOMMA([Blad1.AL19];0)" office:value-type="string" office:string-value="209," calcext:value-type="string">
            <text:p>209,</text:p>
          </table:table-cell>
          <table:table-cell table:style-name="ce19" table:formula="of:=ADDCOMMA([Blad1.AM19];0)" office:value-type="string" office:string-value="209," calcext:value-type="string">
            <text:p>209,</text:p>
          </table:table-cell>
          <table:table-cell table:style-name="ce19" table:formula="of:=ADDCOMMA([Blad1.AN19];0)" office:value-type="string" office:string-value="208," calcext:value-type="string">
            <text:p>208,</text:p>
          </table:table-cell>
          <table:table-cell table:style-name="ce19" table:formula="of:=ADDCOMMA([Blad1.AO19];0)" office:value-type="string" office:string-value="207," calcext:value-type="string">
            <text:p>207,</text:p>
          </table:table-cell>
          <table:table-cell table:style-name="ce19" table:formula="of:=ADDCOMMA([Blad1.AP19];0)" office:value-type="string" office:string-value="206," calcext:value-type="string">
            <text:p>206,</text:p>
          </table:table-cell>
          <table:table-cell table:style-name="ce19" table:formula="of:=ADDCOMMA([Blad1.AQ19];0)" office:value-type="string" office:string-value="205," calcext:value-type="string">
            <text:p>205,</text:p>
          </table:table-cell>
          <table:table-cell table:style-name="ce19" table:formula="of:=ADDCOMMA([Blad1.AR19];0)" office:value-type="string" office:string-value="204," calcext:value-type="string">
            <text:p>204,</text:p>
          </table:table-cell>
          <table:table-cell table:style-name="ce19" table:formula="of:=ADDCOMMA([Blad1.AS19];0)" office:value-type="string" office:string-value="203," calcext:value-type="string">
            <text:p>203,</text:p>
          </table:table-cell>
          <table:table-cell table:style-name="ce19" table:formula="of:=ADDCOMMA([Blad1.AT19];0)" office:value-type="string" office:string-value="202," calcext:value-type="string">
            <text:p>202,</text:p>
          </table:table-cell>
          <table:table-cell table:style-name="ce19" table:formula="of:=ADDCOMMA([Blad1.AU19];0)" office:value-type="string" office:string-value="201," calcext:value-type="string">
            <text:p>201,</text:p>
          </table:table-cell>
          <table:table-cell table:style-name="ce19" table:formula="of:=ADDCOMMA([Blad1.AV19];0)" office:value-type="string" office:string-value="200," calcext:value-type="string">
            <text:p>200,</text:p>
          </table:table-cell>
          <table:table-cell/>
        </table:table-row>
        <table:table-row table:style-name="ro4">
          <table:table-cell table:style-name="ce19" table:formula="of:=ADDCOMMA([Blad1.AC20];0)" office:value-type="string" office:string-value="199," calcext:value-type="string">
            <text:p>199,</text:p>
          </table:table-cell>
          <table:table-cell table:style-name="ce19" table:formula="of:=ADDCOMMA([Blad1.AD20];0)" office:value-type="string" office:string-value="198," calcext:value-type="string">
            <text:p>198,</text:p>
          </table:table-cell>
          <table:table-cell table:style-name="ce19" table:formula="of:=ADDCOMMA([Blad1.AE20];0)" office:value-type="string" office:string-value="198," calcext:value-type="string">
            <text:p>198,</text:p>
          </table:table-cell>
          <table:table-cell table:style-name="ce19" table:formula="of:=ADDCOMMA([Blad1.AF20];0)" office:value-type="string" office:string-value="197," calcext:value-type="string">
            <text:p>197,</text:p>
          </table:table-cell>
          <table:table-cell table:style-name="ce19" table:formula="of:=ADDCOMMA([Blad1.AG20];0)" office:value-type="string" office:string-value="196," calcext:value-type="string">
            <text:p>196,</text:p>
          </table:table-cell>
          <table:table-cell table:style-name="ce19" table:formula="of:=ADDCOMMA([Blad1.AH20];0)" office:value-type="string" office:string-value="195," calcext:value-type="string">
            <text:p>195,</text:p>
          </table:table-cell>
          <table:table-cell table:style-name="ce19" table:formula="of:=ADDCOMMA([Blad1.AI20];0)" office:value-type="string" office:string-value="194," calcext:value-type="string">
            <text:p>194,</text:p>
          </table:table-cell>
          <table:table-cell table:style-name="ce19" table:formula="of:=ADDCOMMA([Blad1.AJ20];0)" office:value-type="string" office:string-value="193," calcext:value-type="string">
            <text:p>193,</text:p>
          </table:table-cell>
          <table:table-cell table:style-name="ce19" table:formula="of:=ADDCOMMA([Blad1.AK20];0)" office:value-type="string" office:string-value="193," calcext:value-type="string">
            <text:p>193,</text:p>
          </table:table-cell>
          <table:table-cell table:style-name="ce19" table:formula="of:=ADDCOMMA([Blad1.AL20];0)" office:value-type="string" office:string-value="192," calcext:value-type="string">
            <text:p>192,</text:p>
          </table:table-cell>
          <table:table-cell table:style-name="ce19" table:formula="of:=ADDCOMMA([Blad1.AM20];0)" office:value-type="string" office:string-value="192," calcext:value-type="string">
            <text:p>192,</text:p>
          </table:table-cell>
          <table:table-cell table:style-name="ce19" table:formula="of:=ADDCOMMA([Blad1.AN20];0)" office:value-type="string" office:string-value="191," calcext:value-type="string">
            <text:p>191,</text:p>
          </table:table-cell>
          <table:table-cell table:style-name="ce19" table:formula="of:=ADDCOMMA([Blad1.AO20];0)" office:value-type="string" office:string-value="191," calcext:value-type="string">
            <text:p>191,</text:p>
          </table:table-cell>
          <table:table-cell table:style-name="ce19" table:formula="of:=ADDCOMMA([Blad1.AP20];0)" office:value-type="string" office:string-value="190," calcext:value-type="string">
            <text:p>190,</text:p>
          </table:table-cell>
          <table:table-cell table:style-name="ce19" table:formula="of:=ADDCOMMA([Blad1.AQ20];0)" office:value-type="string" office:string-value="190," calcext:value-type="string">
            <text:p>190,</text:p>
          </table:table-cell>
          <table:table-cell table:style-name="ce19" table:formula="of:=ADDCOMMA([Blad1.AR20];0)" office:value-type="string" office:string-value="189," calcext:value-type="string">
            <text:p>189,</text:p>
          </table:table-cell>
          <table:table-cell table:style-name="ce19" table:formula="of:=ADDCOMMA([Blad1.AS20];0)" office:value-type="string" office:string-value="189," calcext:value-type="string">
            <text:p>189,</text:p>
          </table:table-cell>
          <table:table-cell table:style-name="ce19" table:formula="of:=ADDCOMMA([Blad1.AT20];0)" office:value-type="string" office:string-value="188," calcext:value-type="string">
            <text:p>188,</text:p>
          </table:table-cell>
          <table:table-cell table:style-name="ce19" table:formula="of:=ADDCOMMA([Blad1.AU20];0)" office:value-type="string" office:string-value="188," calcext:value-type="string">
            <text:p>188,</text:p>
          </table:table-cell>
          <table:table-cell table:style-name="ce19" table:formula="of:=ADDCOMMA([Blad1.AV20];0)" office:value-type="string" office:string-value="187," calcext:value-type="string">
            <text:p>187,</text:p>
          </table:table-cell>
          <table:table-cell/>
        </table:table-row>
        <table:table-row table:style-name="ro4">
          <table:table-cell table:style-name="ce19" table:formula="of:=ADDCOMMA([Blad1.AC21];0)" office:value-type="string" office:string-value="186," calcext:value-type="string">
            <text:p>186,</text:p>
          </table:table-cell>
          <table:table-cell table:style-name="ce19" table:formula="of:=ADDCOMMA([Blad1.AD21];0)" office:value-type="string" office:string-value="185," calcext:value-type="string">
            <text:p>185,</text:p>
          </table:table-cell>
          <table:table-cell table:style-name="ce19" table:formula="of:=ADDCOMMA([Blad1.AE21];0)" office:value-type="string" office:string-value="184," calcext:value-type="string">
            <text:p>184,</text:p>
          </table:table-cell>
          <table:table-cell table:style-name="ce19" table:formula="of:=ADDCOMMA([Blad1.AF21];0)" office:value-type="string" office:string-value="184," calcext:value-type="string">
            <text:p>184,</text:p>
          </table:table-cell>
          <table:table-cell table:style-name="ce19" table:formula="of:=ADDCOMMA([Blad1.AG21];0)" office:value-type="string" office:string-value="183," calcext:value-type="string">
            <text:p>183,</text:p>
          </table:table-cell>
          <table:table-cell table:style-name="ce19" table:formula="of:=ADDCOMMA([Blad1.AH21];0)" office:value-type="string" office:string-value="182," calcext:value-type="string">
            <text:p>182,</text:p>
          </table:table-cell>
          <table:table-cell table:style-name="ce19" table:formula="of:=ADDCOMMA([Blad1.AI21];0)" office:value-type="string" office:string-value="181," calcext:value-type="string">
            <text:p>181,</text:p>
          </table:table-cell>
          <table:table-cell table:style-name="ce19" table:formula="of:=ADDCOMMA([Blad1.AJ21];0)" office:value-type="string" office:string-value="180," calcext:value-type="string">
            <text:p>180,</text:p>
          </table:table-cell>
          <table:table-cell table:style-name="ce19" table:formula="of:=ADDCOMMA([Blad1.AK21];0)" office:value-type="string" office:string-value="180," calcext:value-type="string">
            <text:p>180,</text:p>
          </table:table-cell>
          <table:table-cell table:style-name="ce19" table:formula="of:=ADDCOMMA([Blad1.AL21];0)" office:value-type="string" office:string-value="179," calcext:value-type="string">
            <text:p>179,</text:p>
          </table:table-cell>
          <table:table-cell table:style-name="ce19" table:formula="of:=ADDCOMMA([Blad1.AM21];0)" office:value-type="string" office:string-value="178," calcext:value-type="string">
            <text:p>178,</text:p>
          </table:table-cell>
          <table:table-cell table:style-name="ce19" table:formula="of:=ADDCOMMA([Blad1.AN21];0)" office:value-type="string" office:string-value="177," calcext:value-type="string">
            <text:p>177,</text:p>
          </table:table-cell>
          <table:table-cell table:style-name="ce19" table:formula="of:=ADDCOMMA([Blad1.AO21];0)" office:value-type="string" office:string-value="176," calcext:value-type="string">
            <text:p>176,</text:p>
          </table:table-cell>
          <table:table-cell table:style-name="ce19" table:formula="of:=ADDCOMMA([Blad1.AP21];0)" office:value-type="string" office:string-value="175," calcext:value-type="string">
            <text:p>175,</text:p>
          </table:table-cell>
          <table:table-cell table:style-name="ce19" table:formula="of:=ADDCOMMA([Blad1.AQ21];0)" office:value-type="string" office:string-value="174," calcext:value-type="string">
            <text:p>174,</text:p>
          </table:table-cell>
          <table:table-cell table:style-name="ce19" table:formula="of:=ADDCOMMA([Blad1.AR21];0)" office:value-type="string" office:string-value="173," calcext:value-type="string">
            <text:p>173,</text:p>
          </table:table-cell>
          <table:table-cell table:style-name="ce19" table:formula="of:=ADDCOMMA([Blad1.AS21];0)" office:value-type="string" office:string-value="172," calcext:value-type="string">
            <text:p>172,</text:p>
          </table:table-cell>
          <table:table-cell table:style-name="ce19" table:formula="of:=ADDCOMMA([Blad1.AT21];0)" office:value-type="string" office:string-value="171," calcext:value-type="string">
            <text:p>171,</text:p>
          </table:table-cell>
          <table:table-cell table:style-name="ce19" table:formula="of:=ADDCOMMA([Blad1.AU21];0)" office:value-type="string" office:string-value="170," calcext:value-type="string">
            <text:p>170,</text:p>
          </table:table-cell>
          <table:table-cell table:style-name="ce19" table:formula="of:=ADDCOMMA([Blad1.AV21];0)" office:value-type="string" office:string-value="169," calcext:value-type="string">
            <text:p>169,</text:p>
          </table:table-cell>
          <table:table-cell/>
        </table:table-row>
        <table:table-row table:style-name="ro4">
          <table:table-cell table:style-name="ce19" table:formula="of:=ADDCOMMA([Blad1.AC22];0)" office:value-type="string" office:string-value="168," calcext:value-type="string">
            <text:p>168,</text:p>
          </table:table-cell>
          <table:table-cell table:style-name="ce19" table:formula="of:=ADDCOMMA([Blad1.AD22];0)" office:value-type="string" office:string-value="167," calcext:value-type="string">
            <text:p>167,</text:p>
          </table:table-cell>
          <table:table-cell table:style-name="ce19" table:formula="of:=ADDCOMMA([Blad1.AE22];0)" office:value-type="string" office:string-value="165," calcext:value-type="string">
            <text:p>165,</text:p>
          </table:table-cell>
          <table:table-cell table:style-name="ce19" table:formula="of:=ADDCOMMA([Blad1.AF22];0)" office:value-type="string" office:string-value="164," calcext:value-type="string">
            <text:p>164,</text:p>
          </table:table-cell>
          <table:table-cell table:style-name="ce19" table:formula="of:=ADDCOMMA([Blad1.AG22];0)" office:value-type="string" office:string-value="163," calcext:value-type="string">
            <text:p>163,</text:p>
          </table:table-cell>
          <table:table-cell table:style-name="ce19" table:formula="of:=ADDCOMMA([Blad1.AH22];0)" office:value-type="string" office:string-value="162," calcext:value-type="string">
            <text:p>162,</text:p>
          </table:table-cell>
          <table:table-cell table:style-name="ce19" table:formula="of:=ADDCOMMA([Blad1.AI22];0)" office:value-type="string" office:string-value="161," calcext:value-type="string">
            <text:p>161,</text:p>
          </table:table-cell>
          <table:table-cell table:style-name="ce19" table:formula="of:=ADDCOMMA([Blad1.AJ22];0)" office:value-type="string" office:string-value="159," calcext:value-type="string">
            <text:p>159,</text:p>
          </table:table-cell>
          <table:table-cell table:style-name="ce19" table:formula="of:=ADDCOMMA([Blad1.AK22];0)" office:value-type="string" office:string-value="158," calcext:value-type="string">
            <text:p>158,</text:p>
          </table:table-cell>
          <table:table-cell table:style-name="ce19" table:formula="of:=ADDCOMMA([Blad1.AL22];0)" office:value-type="string" office:string-value="157," calcext:value-type="string">
            <text:p>157,</text:p>
          </table:table-cell>
          <table:table-cell table:style-name="ce19" table:formula="of:=ADDCOMMA([Blad1.AM22];0)" office:value-type="string" office:string-value="156," calcext:value-type="string">
            <text:p>156,</text:p>
          </table:table-cell>
          <table:table-cell table:style-name="ce19" table:formula="of:=ADDCOMMA([Blad1.AN22];0)" office:value-type="string" office:string-value="155," calcext:value-type="string">
            <text:p>155,</text:p>
          </table:table-cell>
          <table:table-cell table:style-name="ce19" table:formula="of:=ADDCOMMA([Blad1.AO22];0)" office:value-type="string" office:string-value="154," calcext:value-type="string">
            <text:p>154,</text:p>
          </table:table-cell>
          <table:table-cell table:style-name="ce19" table:formula="of:=ADDCOMMA([Blad1.AP22];0)" office:value-type="string" office:string-value="153," calcext:value-type="string">
            <text:p>153,</text:p>
          </table:table-cell>
          <table:table-cell table:style-name="ce19" table:formula="of:=ADDCOMMA([Blad1.AQ22];0)" office:value-type="string" office:string-value="152," calcext:value-type="string">
            <text:p>152,</text:p>
          </table:table-cell>
          <table:table-cell table:style-name="ce19" table:formula="of:=ADDCOMMA([Blad1.AR22];0)" office:value-type="string" office:string-value="151," calcext:value-type="string">
            <text:p>151,</text:p>
          </table:table-cell>
          <table:table-cell table:style-name="ce19" table:formula="of:=ADDCOMMA([Blad1.AS22];0)" office:value-type="string" office:string-value="150," calcext:value-type="string">
            <text:p>150,</text:p>
          </table:table-cell>
          <table:table-cell table:style-name="ce19" table:formula="of:=ADDCOMMA([Blad1.AT22];0)" office:value-type="string" office:string-value="149," calcext:value-type="string">
            <text:p>149,</text:p>
          </table:table-cell>
          <table:table-cell table:style-name="ce19" table:formula="of:=ADDCOMMA([Blad1.AU22];0)" office:value-type="string" office:string-value="148," calcext:value-type="string">
            <text:p>148,</text:p>
          </table:table-cell>
          <table:table-cell table:style-name="ce19" table:formula="of:=ADDCOMMA([Blad1.AV22];0)" office:value-type="string" office:string-value="147," calcext:value-type="string">
            <text:p>147,</text:p>
          </table:table-cell>
          <table:table-cell/>
        </table:table-row>
        <table:table-row table:style-name="ro4">
          <table:table-cell table:style-name="ce19" table:formula="of:=ADDCOMMA([Blad1.AC23];0)" office:value-type="string" office:string-value="146," calcext:value-type="string">
            <text:p>146,</text:p>
          </table:table-cell>
          <table:table-cell table:style-name="ce19" table:formula="of:=ADDCOMMA([Blad1.AD23];0)" office:value-type="string" office:string-value="145," calcext:value-type="string">
            <text:p>145,</text:p>
          </table:table-cell>
          <table:table-cell table:style-name="ce19" table:formula="of:=ADDCOMMA([Blad1.AE23];0)" office:value-type="string" office:string-value="144," calcext:value-type="string">
            <text:p>144,</text:p>
          </table:table-cell>
          <table:table-cell table:style-name="ce19" table:formula="of:=ADDCOMMA([Blad1.AF23];0)" office:value-type="string" office:string-value="143," calcext:value-type="string">
            <text:p>143,</text:p>
          </table:table-cell>
          <table:table-cell table:style-name="ce19" table:formula="of:=ADDCOMMA([Blad1.AG23];0)" office:value-type="string" office:string-value="142," calcext:value-type="string">
            <text:p>142,</text:p>
          </table:table-cell>
          <table:table-cell table:style-name="ce19" table:formula="of:=ADDCOMMA([Blad1.AH23];0)" office:value-type="string" office:string-value="141," calcext:value-type="string">
            <text:p>141,</text:p>
          </table:table-cell>
          <table:table-cell table:style-name="ce19" table:formula="of:=ADDCOMMA([Blad1.AI23];0)" office:value-type="string" office:string-value="140," calcext:value-type="string">
            <text:p>140,</text:p>
          </table:table-cell>
          <table:table-cell table:style-name="ce19" table:formula="of:=ADDCOMMA([Blad1.AJ23];0)" office:value-type="string" office:string-value="139," calcext:value-type="string">
            <text:p>139,</text:p>
          </table:table-cell>
          <table:table-cell table:style-name="ce19" table:formula="of:=ADDCOMMA([Blad1.AK23];0)" office:value-type="string" office:string-value="138," calcext:value-type="string">
            <text:p>138,</text:p>
          </table:table-cell>
          <table:table-cell table:style-name="ce19" table:formula="of:=ADDCOMMA([Blad1.AL23];0)" office:value-type="string" office:string-value="137," calcext:value-type="string">
            <text:p>137,</text:p>
          </table:table-cell>
          <table:table-cell table:style-name="ce19" table:formula="of:=ADDCOMMA([Blad1.AM23];0)" office:value-type="string" office:string-value="137," calcext:value-type="string">
            <text:p>137,</text:p>
          </table:table-cell>
          <table:table-cell table:style-name="ce19" table:formula="of:=ADDCOMMA([Blad1.AN23];0)" office:value-type="string" office:string-value="136," calcext:value-type="string">
            <text:p>136,</text:p>
          </table:table-cell>
          <table:table-cell table:style-name="ce19" table:formula="of:=ADDCOMMA([Blad1.AO23];0)" office:value-type="string" office:string-value="135," calcext:value-type="string">
            <text:p>135,</text:p>
          </table:table-cell>
          <table:table-cell table:style-name="ce19" table:formula="of:=ADDCOMMA([Blad1.AP23];0)" office:value-type="string" office:string-value="134," calcext:value-type="string">
            <text:p>134,</text:p>
          </table:table-cell>
          <table:table-cell table:style-name="ce19" table:formula="of:=ADDCOMMA([Blad1.AQ23];0)" office:value-type="string" office:string-value="133," calcext:value-type="string">
            <text:p>133,</text:p>
          </table:table-cell>
          <table:table-cell table:style-name="ce19" table:formula="of:=ADDCOMMA([Blad1.AR23];0)" office:value-type="string" office:string-value="132," calcext:value-type="string">
            <text:p>132,</text:p>
          </table:table-cell>
          <table:table-cell table:style-name="ce19" table:formula="of:=ADDCOMMA([Blad1.AS23];0)" office:value-type="string" office:string-value="131," calcext:value-type="string">
            <text:p>131,</text:p>
          </table:table-cell>
          <table:table-cell table:style-name="ce19" table:formula="of:=ADDCOMMA([Blad1.AT23];0)" office:value-type="string" office:string-value="130," calcext:value-type="string">
            <text:p>130,</text:p>
          </table:table-cell>
          <table:table-cell table:style-name="ce19" table:formula="of:=ADDCOMMA([Blad1.AU23];0)" office:value-type="string" office:string-value="129," calcext:value-type="string">
            <text:p>129,</text:p>
          </table:table-cell>
          <table:table-cell table:style-name="ce19" table:formula="of:=ADDCOMMA([Blad1.AV23];0)" office:value-type="string" office:string-value="128," calcext:value-type="string">
            <text:p>128,</text:p>
          </table:table-cell>
          <table:table-cell/>
        </table:table-row>
        <table:table-row table:style-name="ro4">
          <table:table-cell table:style-name="ce19" table:formula="of:=ADDCOMMA([Blad1.AC24];0)" office:value-type="string" office:string-value="127," calcext:value-type="string">
            <text:p>127,</text:p>
          </table:table-cell>
          <table:table-cell table:style-name="ce19" table:formula="of:=ADDCOMMA([Blad1.AD24];0)" office:value-type="string" office:string-value="126," calcext:value-type="string">
            <text:p>126,</text:p>
          </table:table-cell>
          <table:table-cell table:style-name="ce19" table:formula="of:=ADDCOMMA([Blad1.AE24];0)" office:value-type="string" office:string-value="125," calcext:value-type="string">
            <text:p>125,</text:p>
          </table:table-cell>
          <table:table-cell table:style-name="ce19" table:formula="of:=ADDCOMMA([Blad1.AF24];0)" office:value-type="string" office:string-value="124," calcext:value-type="string">
            <text:p>124,</text:p>
          </table:table-cell>
          <table:table-cell table:style-name="ce19" table:formula="of:=ADDCOMMA([Blad1.AG24];0)" office:value-type="string" office:string-value="123," calcext:value-type="string">
            <text:p>123,</text:p>
          </table:table-cell>
          <table:table-cell table:style-name="ce19" table:formula="of:=ADDCOMMA([Blad1.AH24];0)" office:value-type="string" office:string-value="123," calcext:value-type="string">
            <text:p>123,</text:p>
          </table:table-cell>
          <table:table-cell table:style-name="ce19" table:formula="of:=ADDCOMMA([Blad1.AI24];0)" office:value-type="string" office:string-value="122," calcext:value-type="string">
            <text:p>122,</text:p>
          </table:table-cell>
          <table:table-cell table:style-name="ce19" table:formula="of:=ADDCOMMA([Blad1.AJ24];0)" office:value-type="string" office:string-value="121," calcext:value-type="string">
            <text:p>121,</text:p>
          </table:table-cell>
          <table:table-cell table:style-name="ce19" table:formula="of:=ADDCOMMA([Blad1.AK24];0)" office:value-type="string" office:string-value="120," calcext:value-type="string">
            <text:p>120,</text:p>
          </table:table-cell>
          <table:table-cell table:style-name="ce19" table:formula="of:=ADDCOMMA([Blad1.AL24];0)" office:value-type="string" office:string-value="119," calcext:value-type="string">
            <text:p>119,</text:p>
          </table:table-cell>
          <table:table-cell table:style-name="ce19" table:formula="of:=ADDCOMMA([Blad1.AM24];0)" office:value-type="string" office:string-value="118," calcext:value-type="string">
            <text:p>118,</text:p>
          </table:table-cell>
          <table:table-cell table:style-name="ce19" table:formula="of:=ADDCOMMA([Blad1.AN24];0)" office:value-type="string" office:string-value="117," calcext:value-type="string">
            <text:p>117,</text:p>
          </table:table-cell>
          <table:table-cell table:style-name="ce19" table:formula="of:=ADDCOMMA([Blad1.AO24];0)" office:value-type="string" office:string-value="116," calcext:value-type="string">
            <text:p>116,</text:p>
          </table:table-cell>
          <table:table-cell table:style-name="ce19" table:formula="of:=ADDCOMMA([Blad1.AP24];0)" office:value-type="string" office:string-value="115," calcext:value-type="string">
            <text:p>115,</text:p>
          </table:table-cell>
          <table:table-cell table:style-name="ce19" table:formula="of:=ADDCOMMA([Blad1.AQ24];0)" office:value-type="string" office:string-value="114," calcext:value-type="string">
            <text:p>114,</text:p>
          </table:table-cell>
          <table:table-cell table:style-name="ce19" table:formula="of:=ADDCOMMA([Blad1.AR24];0)" office:value-type="string" office:string-value="114," calcext:value-type="string">
            <text:p>114,</text:p>
          </table:table-cell>
          <table:table-cell table:style-name="ce19" table:formula="of:=ADDCOMMA([Blad1.AS24];0)" office:value-type="string" office:string-value="113," calcext:value-type="string">
            <text:p>113,</text:p>
          </table:table-cell>
          <table:table-cell table:style-name="ce19" table:formula="of:=ADDCOMMA([Blad1.AT24];0)" office:value-type="string" office:string-value="112," calcext:value-type="string">
            <text:p>112,</text:p>
          </table:table-cell>
          <table:table-cell table:style-name="ce19" table:formula="of:=ADDCOMMA([Blad1.AU24];0)" office:value-type="string" office:string-value="111," calcext:value-type="string">
            <text:p>111,</text:p>
          </table:table-cell>
          <table:table-cell table:style-name="ce19" table:formula="of:=ADDCOMMA([Blad1.AV24];0)" office:value-type="string" office:string-value="110," calcext:value-type="string">
            <text:p>110,</text:p>
          </table:table-cell>
          <table:table-cell/>
        </table:table-row>
        <table:table-row table:style-name="ro4">
          <table:table-cell table:style-name="ce19" table:formula="of:=ADDCOMMA([Blad1.AC25];0)" office:value-type="string" office:string-value="109," calcext:value-type="string">
            <text:p>109,</text:p>
          </table:table-cell>
          <table:table-cell table:style-name="ce19" table:formula="of:=ADDCOMMA([Blad1.AD25];0)" office:value-type="string" office:string-value="108," calcext:value-type="string">
            <text:p>108,</text:p>
          </table:table-cell>
          <table:table-cell table:style-name="ce19" table:formula="of:=ADDCOMMA([Blad1.AE25];0)" office:value-type="string" office:string-value="107," calcext:value-type="string">
            <text:p>107,</text:p>
          </table:table-cell>
          <table:table-cell table:style-name="ce19" table:formula="of:=ADDCOMMA([Blad1.AF25];0)" office:value-type="string" office:string-value="106," calcext:value-type="string">
            <text:p>106,</text:p>
          </table:table-cell>
          <table:table-cell table:style-name="ce19" table:formula="of:=ADDCOMMA([Blad1.AG25];0)" office:value-type="string" office:string-value="105," calcext:value-type="string">
            <text:p>105,</text:p>
          </table:table-cell>
          <table:table-cell table:style-name="ce19" table:formula="of:=ADDCOMMA([Blad1.AH25];0)" office:value-type="string" office:string-value="104," calcext:value-type="string">
            <text:p>104,</text:p>
          </table:table-cell>
          <table:table-cell table:style-name="ce19" table:formula="of:=ADDCOMMA([Blad1.AI25];0)" office:value-type="string" office:string-value="103," calcext:value-type="string">
            <text:p>103,</text:p>
          </table:table-cell>
          <table:table-cell table:style-name="ce19" table:formula="of:=ADDCOMMA([Blad1.AJ25];0)" office:value-type="string" office:string-value="102," calcext:value-type="string">
            <text:p>102,</text:p>
          </table:table-cell>
          <table:table-cell table:style-name="ce19" table:formula="of:=ADDCOMMA([Blad1.AK25];0)" office:value-type="string" office:string-value="101," calcext:value-type="string">
            <text:p>101,</text:p>
          </table:table-cell>
          <table:table-cell table:style-name="ce19" table:formula="of:=ADDCOMMA([Blad1.AL25];0)" office:value-type="string" office:string-value="100," calcext:value-type="string">
            <text:p>100,</text:p>
          </table:table-cell>
          <table:table-cell table:style-name="ce19" table:formula="of:=ADDCOMMA([Blad1.AM25];0)" office:value-type="string" office:string-value="99," calcext:value-type="string">
            <text:p>99,</text:p>
          </table:table-cell>
          <table:table-cell table:style-name="ce19" table:formula="of:=ADDCOMMA([Blad1.AN25];0)" office:value-type="string" office:string-value="98," calcext:value-type="string">
            <text:p>98,</text:p>
          </table:table-cell>
          <table:table-cell table:style-name="ce19" table:formula="of:=ADDCOMMA([Blad1.AO25];0)" office:value-type="string" office:string-value="97," calcext:value-type="string">
            <text:p>97,</text:p>
          </table:table-cell>
          <table:table-cell table:style-name="ce19" table:formula="of:=ADDCOMMA([Blad1.AP25];0)" office:value-type="string" office:string-value="96," calcext:value-type="string">
            <text:p>96,</text:p>
          </table:table-cell>
          <table:table-cell table:style-name="ce19" table:formula="of:=ADDCOMMA([Blad1.AQ25];0)" office:value-type="string" office:string-value="95," calcext:value-type="string">
            <text:p>95,</text:p>
          </table:table-cell>
          <table:table-cell table:style-name="ce19" table:formula="of:=ADDCOMMA([Blad1.AR25];0)" office:value-type="string" office:string-value="95," calcext:value-type="string">
            <text:p>95,</text:p>
          </table:table-cell>
          <table:table-cell table:style-name="ce19" table:formula="of:=ADDCOMMA([Blad1.AS25];0)" office:value-type="string" office:string-value="94," calcext:value-type="string">
            <text:p>94,</text:p>
          </table:table-cell>
          <table:table-cell table:style-name="ce19" table:formula="of:=ADDCOMMA([Blad1.AT25];0)" office:value-type="string" office:string-value="93," calcext:value-type="string">
            <text:p>93,</text:p>
          </table:table-cell>
          <table:table-cell table:style-name="ce19" table:formula="of:=ADDCOMMA([Blad1.AU25];0)" office:value-type="string" office:string-value="92," calcext:value-type="string">
            <text:p>92,</text:p>
          </table:table-cell>
          <table:table-cell table:style-name="ce19" table:formula="of:=ADDCOMMA([Blad1.AV25];0)" office:value-type="string" office:string-value="91," calcext:value-type="string">
            <text:p>91,</text:p>
          </table:table-cell>
          <table:table-cell/>
        </table:table-row>
        <table:table-row table:style-name="ro4">
          <table:table-cell table:style-name="ce19" table:formula="of:=ADDCOMMA([Blad1.AC26];0)" office:value-type="string" office:string-value="90," calcext:value-type="string">
            <text:p>90,</text:p>
          </table:table-cell>
          <table:table-cell table:style-name="ce19" table:formula="of:=ADDCOMMA([Blad1.AD26];0)" office:value-type="string" office:string-value="89," calcext:value-type="string">
            <text:p>89,</text:p>
          </table:table-cell>
          <table:table-cell table:style-name="ce19" table:formula="of:=ADDCOMMA([Blad1.AE26];0)" office:value-type="string" office:string-value="88," calcext:value-type="string">
            <text:p>88,</text:p>
          </table:table-cell>
          <table:table-cell table:style-name="ce19" table:formula="of:=ADDCOMMA([Blad1.AF26];0)" office:value-type="string" office:string-value="87," calcext:value-type="string">
            <text:p>87,</text:p>
          </table:table-cell>
          <table:table-cell table:style-name="ce19" table:formula="of:=ADDCOMMA([Blad1.AG26];0)" office:value-type="string" office:string-value="86," calcext:value-type="string">
            <text:p>86,</text:p>
          </table:table-cell>
          <table:table-cell table:style-name="ce19" table:formula="of:=ADDCOMMA([Blad1.AH26];0)" office:value-type="string" office:string-value="85," calcext:value-type="string">
            <text:p>85,</text:p>
          </table:table-cell>
          <table:table-cell table:style-name="ce19" table:formula="of:=ADDCOMMA([Blad1.AI26];0)" office:value-type="string" office:string-value="84," calcext:value-type="string">
            <text:p>84,</text:p>
          </table:table-cell>
          <table:table-cell table:style-name="ce19" table:formula="of:=ADDCOMMA([Blad1.AJ26];0)" office:value-type="string" office:string-value="83," calcext:value-type="string">
            <text:p>83,</text:p>
          </table:table-cell>
          <table:table-cell table:style-name="ce19" table:formula="of:=ADDCOMMA([Blad1.AK26];0)" office:value-type="string" office:string-value="82," calcext:value-type="string">
            <text:p>82,</text:p>
          </table:table-cell>
          <table:table-cell table:style-name="ce19" table:formula="of:=ADDCOMMA([Blad1.AL26];0)" office:value-type="string" office:string-value="81," calcext:value-type="string">
            <text:p>81,</text:p>
          </table:table-cell>
          <table:table-cell table:style-name="ce19" table:formula="of:=ADDCOMMA([Blad1.AM26];0)" office:value-type="string" office:string-value="80," calcext:value-type="string">
            <text:p>80,</text:p>
          </table:table-cell>
          <table:table-cell table:style-name="ce19" table:formula="of:=ADDCOMMA([Blad1.AN26];0)" office:value-type="string" office:string-value="79," calcext:value-type="string">
            <text:p>79,</text:p>
          </table:table-cell>
          <table:table-cell table:style-name="ce19" table:formula="of:=ADDCOMMA([Blad1.AO26];0)" office:value-type="string" office:string-value="78," calcext:value-type="string">
            <text:p>78,</text:p>
          </table:table-cell>
          <table:table-cell table:style-name="ce19" table:formula="of:=ADDCOMMA([Blad1.AP26];0)" office:value-type="string" office:string-value="77," calcext:value-type="string">
            <text:p>77,</text:p>
          </table:table-cell>
          <table:table-cell table:style-name="ce19" table:formula="of:=ADDCOMMA([Blad1.AQ26];0)" office:value-type="string" office:string-value="76," calcext:value-type="string">
            <text:p>76,</text:p>
          </table:table-cell>
          <table:table-cell table:style-name="ce19" table:formula="of:=ADDCOMMA([Blad1.AR26];0)" office:value-type="string" office:string-value="75," calcext:value-type="string">
            <text:p>75,</text:p>
          </table:table-cell>
          <table:table-cell table:style-name="ce19" table:formula="of:=ADDCOMMA([Blad1.AS26];0)" office:value-type="string" office:string-value="74," calcext:value-type="string">
            <text:p>74,</text:p>
          </table:table-cell>
          <table:table-cell table:style-name="ce19" table:formula="of:=ADDCOMMA([Blad1.AT26];0)" office:value-type="string" office:string-value="73," calcext:value-type="string">
            <text:p>73,</text:p>
          </table:table-cell>
          <table:table-cell table:style-name="ce19" table:formula="of:=ADDCOMMA([Blad1.AU26];0)" office:value-type="string" office:string-value="72," calcext:value-type="string">
            <text:p>72,</text:p>
          </table:table-cell>
          <table:table-cell table:style-name="ce19" table:formula="of:=ADDCOMMA([Blad1.AV26];0)" office:value-type="string" office:string-value="71," calcext:value-type="string">
            <text:p>71,</text:p>
          </table:table-cell>
          <table:table-cell/>
        </table:table-row>
        <table:table-row table:style-name="ro4">
          <table:table-cell table:style-name="ce19" table:formula="of:=ADDCOMMA([Blad1.AC27];0)" office:value-type="string" office:string-value="70," calcext:value-type="string">
            <text:p>70,</text:p>
          </table:table-cell>
          <table:table-cell table:style-name="ce19" table:formula="of:=ADDCOMMA([Blad1.AD27];0)" office:value-type="string" office:string-value="69," calcext:value-type="string">
            <text:p>69,</text:p>
          </table:table-cell>
          <table:table-cell table:style-name="ce19" table:formula="of:=ADDCOMMA([Blad1.AE27];0)" office:value-type="string" office:string-value="69," calcext:value-type="string">
            <text:p>69,</text:p>
          </table:table-cell>
          <table:table-cell table:style-name="ce19" table:formula="of:=ADDCOMMA([Blad1.AF27];0)" office:value-type="string" office:string-value="68," calcext:value-type="string">
            <text:p>68,</text:p>
          </table:table-cell>
          <table:table-cell table:style-name="ce19" table:formula="of:=ADDCOMMA([Blad1.AG27];0)" office:value-type="string" office:string-value="67," calcext:value-type="string">
            <text:p>67,</text:p>
          </table:table-cell>
          <table:table-cell table:style-name="ce19" table:formula="of:=ADDCOMMA([Blad1.AH27];0)" office:value-type="string" office:string-value="66," calcext:value-type="string">
            <text:p>66,</text:p>
          </table:table-cell>
          <table:table-cell table:style-name="ce19" table:formula="of:=ADDCOMMA([Blad1.AI27];0)" office:value-type="string" office:string-value="65," calcext:value-type="string">
            <text:p>65,</text:p>
          </table:table-cell>
          <table:table-cell table:style-name="ce19" table:formula="of:=ADDCOMMA([Blad1.AJ27];0)" office:value-type="string" office:string-value="64," calcext:value-type="string">
            <text:p>64,</text:p>
          </table:table-cell>
          <table:table-cell table:style-name="ce19" table:formula="of:=ADDCOMMA([Blad1.AK27];0)" office:value-type="string" office:string-value="63," calcext:value-type="string">
            <text:p>63,</text:p>
          </table:table-cell>
          <table:table-cell table:style-name="ce19" table:formula="of:=ADDCOMMA([Blad1.AL27];0)" office:value-type="string" office:string-value="62," calcext:value-type="string">
            <text:p>62,</text:p>
          </table:table-cell>
          <table:table-cell table:style-name="ce19" table:formula="of:=ADDCOMMA([Blad1.AM27];0)" office:value-type="string" office:string-value="61," calcext:value-type="string">
            <text:p>61,</text:p>
          </table:table-cell>
          <table:table-cell table:style-name="ce19" table:formula="of:=ADDCOMMA([Blad1.AN27];0)" office:value-type="string" office:string-value="60," calcext:value-type="string">
            <text:p>60,</text:p>
          </table:table-cell>
          <table:table-cell table:style-name="ce19" table:formula="of:=ADDCOMMA([Blad1.AO27];0)" office:value-type="string" office:string-value="59," calcext:value-type="string">
            <text:p>59,</text:p>
          </table:table-cell>
          <table:table-cell table:style-name="ce19" table:formula="of:=ADDCOMMA([Blad1.AP27];0)" office:value-type="string" office:string-value="58," calcext:value-type="string">
            <text:p>58,</text:p>
          </table:table-cell>
          <table:table-cell table:style-name="ce19" table:formula="of:=ADDCOMMA([Blad1.AQ27];0)" office:value-type="string" office:string-value="58," calcext:value-type="string">
            <text:p>58,</text:p>
          </table:table-cell>
          <table:table-cell table:style-name="ce19" table:formula="of:=ADDCOMMA([Blad1.AR27];0)" office:value-type="string" office:string-value="57," calcext:value-type="string">
            <text:p>57,</text:p>
          </table:table-cell>
          <table:table-cell table:style-name="ce19" table:formula="of:=ADDCOMMA([Blad1.AS27];0)" office:value-type="string" office:string-value="56," calcext:value-type="string">
            <text:p>56,</text:p>
          </table:table-cell>
          <table:table-cell table:style-name="ce19" table:formula="of:=ADDCOMMA([Blad1.AT27];0)" office:value-type="string" office:string-value="55," calcext:value-type="string">
            <text:p>55,</text:p>
          </table:table-cell>
          <table:table-cell table:style-name="ce19" table:formula="of:=ADDCOMMA([Blad1.AU27];0)" office:value-type="string" office:string-value="54," calcext:value-type="string">
            <text:p>54,</text:p>
          </table:table-cell>
          <table:table-cell table:style-name="ce19" table:formula="of:=ADDCOMMA([Blad1.AV27];0)" office:value-type="string" office:string-value="53," calcext:value-type="string">
            <text:p>53,</text:p>
          </table:table-cell>
          <table:table-cell/>
        </table:table-row>
        <table:table-row table:style-name="ro4">
          <table:table-cell table:style-name="ce19" table:formula="of:=ADDCOMMA([Blad1.AC28];0)" office:value-type="string" office:string-value="52," calcext:value-type="string">
            <text:p>52,</text:p>
          </table:table-cell>
          <table:table-cell table:style-name="ce19" table:formula="of:=ADDCOMMA([Blad1.AD28];0)" office:value-type="string" office:string-value="52," calcext:value-type="string">
            <text:p>52,</text:p>
          </table:table-cell>
          <table:table-cell table:style-name="ce19" table:formula="of:=ADDCOMMA([Blad1.AE28];0)" office:value-type="string" office:string-value="51," calcext:value-type="string">
            <text:p>51,</text:p>
          </table:table-cell>
          <table:table-cell table:style-name="ce19" table:formula="of:=ADDCOMMA([Blad1.AF28];0)" office:value-type="string" office:string-value="50," calcext:value-type="string">
            <text:p>50,</text:p>
          </table:table-cell>
          <table:table-cell table:style-name="ce19" table:formula="of:=ADDCOMMA([Blad1.AG28];0)" office:value-type="string" office:string-value="49," calcext:value-type="string">
            <text:p>49,</text:p>
          </table:table-cell>
          <table:table-cell table:style-name="ce19" table:formula="of:=ADDCOMMA([Blad1.AH28];0)" office:value-type="string" office:string-value="48," calcext:value-type="string">
            <text:p>48,</text:p>
          </table:table-cell>
          <table:table-cell table:style-name="ce19" table:formula="of:=ADDCOMMA([Blad1.AI28];0)" office:value-type="string" office:string-value="47," calcext:value-type="string">
            <text:p>47,</text:p>
          </table:table-cell>
          <table:table-cell table:style-name="ce19" table:formula="of:=ADDCOMMA([Blad1.AJ28];0)" office:value-type="string" office:string-value="46," calcext:value-type="string">
            <text:p>46,</text:p>
          </table:table-cell>
          <table:table-cell table:style-name="ce19" table:formula="of:=ADDCOMMA([Blad1.AK28];0)" office:value-type="string" office:string-value="45," calcext:value-type="string">
            <text:p>45,</text:p>
          </table:table-cell>
          <table:table-cell table:style-name="ce19" table:formula="of:=ADDCOMMA([Blad1.AL28];0)" office:value-type="string" office:string-value="44," calcext:value-type="string">
            <text:p>44,</text:p>
          </table:table-cell>
          <table:table-cell table:style-name="ce19" table:formula="of:=ADDCOMMA([Blad1.AM28];0)" office:value-type="string" office:string-value="43," calcext:value-type="string">
            <text:p>43,</text:p>
          </table:table-cell>
          <table:table-cell table:style-name="ce19" table:formula="of:=ADDCOMMA([Blad1.AN28];0)" office:value-type="string" office:string-value="42," calcext:value-type="string">
            <text:p>42,</text:p>
          </table:table-cell>
          <table:table-cell table:style-name="ce19" table:formula="of:=ADDCOMMA([Blad1.AO28];0)" office:value-type="string" office:string-value="41," calcext:value-type="string">
            <text:p>41,</text:p>
          </table:table-cell>
          <table:table-cell table:style-name="ce19" table:formula="of:=ADDCOMMA([Blad1.AP28];0)" office:value-type="string" office:string-value="40," calcext:value-type="string">
            <text:p>40,</text:p>
          </table:table-cell>
          <table:table-cell table:style-name="ce19" table:formula="of:=ADDCOMMA([Blad1.AQ28];0)" office:value-type="string" office:string-value="40," calcext:value-type="string">
            <text:p>40,</text:p>
          </table:table-cell>
          <table:table-cell table:style-name="ce19" table:formula="of:=ADDCOMMA([Blad1.AR28];0)" office:value-type="string" office:string-value="39," calcext:value-type="string">
            <text:p>39,</text:p>
          </table:table-cell>
          <table:table-cell table:style-name="ce19" table:formula="of:=ADDCOMMA([Blad1.AS28];0)" office:value-type="string" office:string-value="38," calcext:value-type="string">
            <text:p>38,</text:p>
          </table:table-cell>
          <table:table-cell table:style-name="ce19" table:formula="of:=ADDCOMMA([Blad1.AT28];0)" office:value-type="string" office:string-value="38," calcext:value-type="string">
            <text:p>38,</text:p>
          </table:table-cell>
          <table:table-cell table:style-name="ce19" table:formula="of:=ADDCOMMA([Blad1.AU28];0)" office:value-type="string" office:string-value="37," calcext:value-type="string">
            <text:p>37,</text:p>
          </table:table-cell>
          <table:table-cell table:style-name="ce19" table:formula="of:=ADDCOMMA([Blad1.AV28];0)" office:value-type="string" office:string-value="36," calcext:value-type="string">
            <text:p>36,</text:p>
          </table:table-cell>
          <table:table-cell/>
        </table:table-row>
        <table:table-row table:style-name="ro4">
          <table:table-cell table:style-name="ce19" table:formula="of:=ADDCOMMA([Blad1.AC29];0)" office:value-type="string" office:string-value="35," calcext:value-type="string">
            <text:p>35,</text:p>
          </table:table-cell>
          <table:table-cell table:style-name="ce19" table:formula="of:=ADDCOMMA([Blad1.AD29];0)" office:value-type="string" office:string-value="34," calcext:value-type="string">
            <text:p>34,</text:p>
          </table:table-cell>
          <table:table-cell table:style-name="ce19" table:formula="of:=ADDCOMMA([Blad1.AE29];0)" office:value-type="string" office:string-value="33," calcext:value-type="string">
            <text:p>33,</text:p>
          </table:table-cell>
          <table:table-cell table:style-name="ce19" table:formula="of:=ADDCOMMA([Blad1.AF29];0)" office:value-type="string" office:string-value="32," calcext:value-type="string">
            <text:p>32,</text:p>
          </table:table-cell>
          <table:table-cell table:style-name="ce19" table:formula="of:=ADDCOMMA([Blad1.AG29];0)" office:value-type="string" office:string-value="31," calcext:value-type="string">
            <text:p>31,</text:p>
          </table:table-cell>
          <table:table-cell table:style-name="ce19" table:formula="of:=ADDCOMMA([Blad1.AH29];0)" office:value-type="string" office:string-value="30," calcext:value-type="string">
            <text:p>30,</text:p>
          </table:table-cell>
          <table:table-cell table:style-name="ce19" table:formula="of:=ADDCOMMA([Blad1.AI29];0)" office:value-type="string" office:string-value="29," calcext:value-type="string">
            <text:p>29,</text:p>
          </table:table-cell>
          <table:table-cell table:style-name="ce19" table:formula="of:=ADDCOMMA([Blad1.AJ29];0)" office:value-type="string" office:string-value="28," calcext:value-type="string">
            <text:p>28,</text:p>
          </table:table-cell>
          <table:table-cell table:style-name="ce19" table:formula="of:=ADDCOMMA([Blad1.AK29];0)" office:value-type="string" office:string-value="27," calcext:value-type="string">
            <text:p>27,</text:p>
          </table:table-cell>
          <table:table-cell table:style-name="ce19" table:formula="of:=ADDCOMMA([Blad1.AL29];0)" office:value-type="string" office:string-value="27," calcext:value-type="string">
            <text:p>27,</text:p>
          </table:table-cell>
          <table:table-cell table:style-name="ce19" table:formula="of:=ADDCOMMA([Blad1.AM29];0)" office:value-type="string" office:string-value="26," calcext:value-type="string">
            <text:p>26,</text:p>
          </table:table-cell>
          <table:table-cell table:style-name="ce19" table:formula="of:=ADDCOMMA([Blad1.AN29];0)" office:value-type="string" office:string-value="25," calcext:value-type="string">
            <text:p>25,</text:p>
          </table:table-cell>
          <table:table-cell table:style-name="ce19" table:formula="of:=ADDCOMMA([Blad1.AO29];0)" office:value-type="string" office:string-value="24," calcext:value-type="string">
            <text:p>24,</text:p>
          </table:table-cell>
          <table:table-cell table:style-name="ce19" table:formula="of:=ADDCOMMA([Blad1.AP29];0)" office:value-type="string" office:string-value="23," calcext:value-type="string">
            <text:p>23,</text:p>
          </table:table-cell>
          <table:table-cell table:style-name="ce19" table:formula="of:=ADDCOMMA([Blad1.AQ29];0)" office:value-type="string" office:string-value="22," calcext:value-type="string">
            <text:p>22,</text:p>
          </table:table-cell>
          <table:table-cell table:style-name="ce19" table:formula="of:=ADDCOMMA([Blad1.AR29];0)" office:value-type="string" office:string-value="21," calcext:value-type="string">
            <text:p>21,</text:p>
          </table:table-cell>
          <table:table-cell table:style-name="ce19" table:formula="of:=ADDCOMMA([Blad1.AS29];0)" office:value-type="string" office:string-value="20," calcext:value-type="string">
            <text:p>20,</text:p>
          </table:table-cell>
          <table:table-cell table:style-name="ce19" table:formula="of:=ADDCOMMA([Blad1.AT29];0)" office:value-type="string" office:string-value="20," calcext:value-type="string">
            <text:p>20,</text:p>
          </table:table-cell>
          <table:table-cell table:style-name="ce19" table:formula="of:=ADDCOMMA([Blad1.AU29];0)" office:value-type="string" office:string-value="19," calcext:value-type="string">
            <text:p>19,</text:p>
          </table:table-cell>
          <table:table-cell table:style-name="ce19" table:formula="of:=ADDCOMMA([Blad1.AV29];0)" office:value-type="string" office:string-value="18," calcext:value-type="string">
            <text:p>18,</text:p>
          </table:table-cell>
          <table:table-cell/>
        </table:table-row>
        <table:table-row table:style-name="ro4">
          <table:table-cell table:style-name="ce19" table:formula="of:=ADDCOMMA([Blad1.AC30];0)" office:value-type="string" office:string-value="17," calcext:value-type="string">
            <text:p>17,</text:p>
          </table:table-cell>
          <table:table-cell table:style-name="ce19" table:formula="of:=ADDCOMMA([Blad1.AD30];0)" office:value-type="string" office:string-value="16," calcext:value-type="string">
            <text:p>16,</text:p>
          </table:table-cell>
          <table:table-cell table:style-name="ce19" table:formula="of:=ADDCOMMA([Blad1.AE30];0)" office:value-type="string" office:string-value="15," calcext:value-type="string">
            <text:p>15,</text:p>
          </table:table-cell>
          <table:table-cell table:style-name="ce19" table:formula="of:=ADDCOMMA([Blad1.AF30];0)" office:value-type="string" office:string-value="14," calcext:value-type="string">
            <text:p>14,</text:p>
          </table:table-cell>
          <table:table-cell table:style-name="ce19" table:formula="of:=ADDCOMMA([Blad1.AG30];0)" office:value-type="string" office:string-value="13," calcext:value-type="string">
            <text:p>13,</text:p>
          </table:table-cell>
          <table:table-cell table:style-name="ce19" table:formula="of:=ADDCOMMA([Blad1.AH30];0)" office:value-type="string" office:string-value="13," calcext:value-type="string">
            <text:p>13,</text:p>
          </table:table-cell>
          <table:table-cell table:style-name="ce19" table:formula="of:=ADDCOMMA([Blad1.AI30];0)" office:value-type="string" office:string-value="12," calcext:value-type="string">
            <text:p>12,</text:p>
          </table:table-cell>
          <table:table-cell table:style-name="ce19" table:formula="of:=ADDCOMMA([Blad1.AJ30];0)" office:value-type="string" office:string-value="11," calcext:value-type="string">
            <text:p>11,</text:p>
          </table:table-cell>
          <table:table-cell table:style-name="ce19" table:formula="of:=ADDCOMMA([Blad1.AK30];0)" office:value-type="string" office:string-value="10," calcext:value-type="string">
            <text:p>10,</text:p>
          </table:table-cell>
          <table:table-cell table:style-name="ce19" table:formula="of:=ADDCOMMA([Blad1.AL30];0)" office:value-type="string" office:string-value="9," calcext:value-type="string">
            <text:p>9,</text:p>
          </table:table-cell>
          <table:table-cell table:style-name="ce19" table:formula="of:=ADDCOMMA([Blad1.AM30];0)" office:value-type="string" office:string-value="8," calcext:value-type="string">
            <text:p>8,</text:p>
          </table:table-cell>
          <table:table-cell table:style-name="ce19" table:formula="of:=ADDCOMMA([Blad1.AN30];0)" office:value-type="string" office:string-value="7," calcext:value-type="string">
            <text:p>7,</text:p>
          </table:table-cell>
          <table:table-cell table:style-name="ce19" table:formula="of:=ADDCOMMA([Blad1.AO30];0)" office:value-type="string" office:string-value="6," calcext:value-type="string">
            <text:p>6,</text:p>
          </table:table-cell>
          <table:table-cell table:style-name="ce19" table:formula="of:=ADDCOMMA([Blad1.AP30];0)" office:value-type="string" office:string-value="6," calcext:value-type="string">
            <text:p>6,</text:p>
          </table:table-cell>
          <table:table-cell table:style-name="ce19" table:formula="of:=ADDCOMMA([Blad1.AQ30];0)" office:value-type="string" office:string-value="5," calcext:value-type="string">
            <text:p>5,</text:p>
          </table:table-cell>
          <table:table-cell table:style-name="ce19" table:formula="of:=ADDCOMMA([Blad1.AR30];0)" office:value-type="string" office:string-value="4," calcext:value-type="string">
            <text:p>4,</text:p>
          </table:table-cell>
          <table:table-cell table:style-name="ce19" table:formula="of:=ADDCOMMA([Blad1.AS30];0)" office:value-type="string" office:string-value="3," calcext:value-type="string">
            <text:p>3,</text:p>
          </table:table-cell>
          <table:table-cell table:style-name="ce19" table:formula="of:=ADDCOMMA([Blad1.AT30];0)" office:value-type="string" office:string-value="2," calcext:value-type="string">
            <text:p>2,</text:p>
          </table:table-cell>
          <table:table-cell table:style-name="ce19" table:formula="of:=ADDCOMMA([Blad1.AU30];0)" office:value-type="string" office:string-value="1," calcext:value-type="string">
            <text:p>1,</text:p>
          </table:table-cell>
          <table:table-cell table:style-name="ce19" table:formula="of:=ADDCOMMA([Blad1.AV30];0)" office:value-type="string" office:string-value="0," calcext:value-type="string">
            <text:p>0,</text:p>
          </table:table-cell>
          <table:table-cell/>
        </table:table-row>
        <table:table-row table:style-name="ro4">
          <table:table-cell table:style-name="ce19" table:formula="of:=ADDCOMMA([Blad1.AC31];0)" office:value-type="string" office:string-value="255," calcext:value-type="string">
            <text:p>255,</text:p>
          </table:table-cell>
          <table:table-cell table:style-name="ce19" table:formula="of:=ADDCOMMA([Blad1.AD31];0)" office:value-type="string" office:string-value="254," calcext:value-type="string">
            <text:p>254,</text:p>
          </table:table-cell>
          <table:table-cell table:style-name="ce19" table:formula="of:=ADDCOMMA([Blad1.AE31];0)" office:value-type="string" office:string-value="253," calcext:value-type="string">
            <text:p>253,</text:p>
          </table:table-cell>
          <table:table-cell table:style-name="ce19" table:formula="of:=ADDCOMMA([Blad1.AF31];0)" office:value-type="string" office:string-value="252," calcext:value-type="string">
            <text:p>252,</text:p>
          </table:table-cell>
          <table:table-cell table:style-name="ce19" table:formula="of:=ADDCOMMA([Blad1.AG31];0)" office:value-type="string" office:string-value="251," calcext:value-type="string">
            <text:p>251,</text:p>
          </table:table-cell>
          <table:table-cell table:style-name="ce19" table:formula="of:=ADDCOMMA([Blad1.AH31];0)" office:value-type="string" office:string-value="250," calcext:value-type="string">
            <text:p>250,</text:p>
          </table:table-cell>
          <table:table-cell table:style-name="ce19" table:formula="of:=ADDCOMMA([Blad1.AI31];0)" office:value-type="string" office:string-value="249," calcext:value-type="string">
            <text:p>249,</text:p>
          </table:table-cell>
          <table:table-cell table:style-name="ce19" table:formula="of:=ADDCOMMA([Blad1.AJ31];0)" office:value-type="string" office:string-value="248," calcext:value-type="string">
            <text:p>248,</text:p>
          </table:table-cell>
          <table:table-cell table:style-name="ce19" table:formula="of:=ADDCOMMA([Blad1.AK31];0)" office:value-type="string" office:string-value="247," calcext:value-type="string">
            <text:p>247,</text:p>
          </table:table-cell>
          <table:table-cell table:style-name="ce19" table:formula="of:=ADDCOMMA([Blad1.AL31];0)" office:value-type="string" office:string-value="247," calcext:value-type="string">
            <text:p>247,</text:p>
          </table:table-cell>
          <table:table-cell table:style-name="ce19" table:formula="of:=ADDCOMMA([Blad1.AM31];0)" office:value-type="string" office:string-value="246," calcext:value-type="string">
            <text:p>246,</text:p>
          </table:table-cell>
          <table:table-cell table:style-name="ce19" table:formula="of:=ADDCOMMA([Blad1.AN31];0)" office:value-type="string" office:string-value="245," calcext:value-type="string">
            <text:p>245,</text:p>
          </table:table-cell>
          <table:table-cell table:style-name="ce19" table:formula="of:=ADDCOMMA([Blad1.AO31];0)" office:value-type="string" office:string-value="244," calcext:value-type="string">
            <text:p>244,</text:p>
          </table:table-cell>
          <table:table-cell table:style-name="ce19" table:formula="of:=ADDCOMMA([Blad1.AP31];0)" office:value-type="string" office:string-value="243," calcext:value-type="string">
            <text:p>243,</text:p>
          </table:table-cell>
          <table:table-cell table:style-name="ce19" table:formula="of:=ADDCOMMA([Blad1.AQ31];0)" office:value-type="string" office:string-value="242," calcext:value-type="string">
            <text:p>242,</text:p>
          </table:table-cell>
          <table:table-cell table:style-name="ce19" table:formula="of:=ADDCOMMA([Blad1.AR31];0)" office:value-type="string" office:string-value="241," calcext:value-type="string">
            <text:p>241,</text:p>
          </table:table-cell>
          <table:table-cell table:style-name="ce19" table:formula="of:=ADDCOMMA([Blad1.AS31];0)" office:value-type="string" office:string-value="240," calcext:value-type="string">
            <text:p>240,</text:p>
          </table:table-cell>
          <table:table-cell table:style-name="ce19" table:formula="of:=ADDCOMMA([Blad1.AT31];0)" office:value-type="string" office:string-value="239," calcext:value-type="string">
            <text:p>239,</text:p>
          </table:table-cell>
          <table:table-cell table:style-name="ce19" table:formula="of:=ADDCOMMA([Blad1.AU31];0)" office:value-type="string" office:string-value="239," calcext:value-type="string">
            <text:p>239,</text:p>
          </table:table-cell>
          <table:table-cell table:style-name="ce19" table:formula="of:=ADDCOMMA([Blad1.AV31];0)" office:value-type="string" office:string-value="238," calcext:value-type="string">
            <text:p>238,</text:p>
          </table:table-cell>
          <table:table-cell/>
        </table:table-row>
        <table:table-row table:style-name="ro4">
          <table:table-cell table:style-name="ce19" table:formula="of:=ADDCOMMA([Blad1.AC32];0)" office:value-type="string" office:string-value="237," calcext:value-type="string">
            <text:p>237,</text:p>
          </table:table-cell>
          <table:table-cell table:style-name="ce19" table:formula="of:=ADDCOMMA([Blad1.AD32];0)" office:value-type="string" office:string-value="236," calcext:value-type="string">
            <text:p>236,</text:p>
          </table:table-cell>
          <table:table-cell table:style-name="ce19" table:formula="of:=ADDCOMMA([Blad1.AE32];0)" office:value-type="string" office:string-value="235," calcext:value-type="string">
            <text:p>235,</text:p>
          </table:table-cell>
          <table:table-cell table:style-name="ce19" table:formula="of:=ADDCOMMA([Blad1.AF32];0)" office:value-type="string" office:string-value="234," calcext:value-type="string">
            <text:p>234,</text:p>
          </table:table-cell>
          <table:table-cell table:style-name="ce19" table:formula="of:=ADDCOMMA([Blad1.AG32];0)" office:value-type="string" office:string-value="233," calcext:value-type="string">
            <text:p>233,</text:p>
          </table:table-cell>
          <table:table-cell table:style-name="ce19" table:formula="of:=ADDCOMMA([Blad1.AH32];0)" office:value-type="string" office:string-value="232," calcext:value-type="string">
            <text:p>232,</text:p>
          </table:table-cell>
          <table:table-cell table:style-name="ce19" table:formula="of:=ADDCOMMA([Blad1.AI32];0)" office:value-type="string" office:string-value="231," calcext:value-type="string">
            <text:p>231,</text:p>
          </table:table-cell>
          <table:table-cell table:style-name="ce19" table:formula="of:=ADDCOMMA([Blad1.AJ32];0)" office:value-type="string" office:string-value="231," calcext:value-type="string">
            <text:p>231,</text:p>
          </table:table-cell>
          <table:table-cell table:style-name="ce19" table:formula="of:=ADDCOMMA([Blad1.AK32];0)" office:value-type="string" office:string-value="230," calcext:value-type="string">
            <text:p>230,</text:p>
          </table:table-cell>
          <table:table-cell table:style-name="ce19" table:formula="of:=ADDCOMMA([Blad1.AL32];0)" office:value-type="string" office:string-value="229," calcext:value-type="string">
            <text:p>229,</text:p>
          </table:table-cell>
          <table:table-cell table:style-name="ce19" table:formula="of:=ADDCOMMA([Blad1.AM32];0)" office:value-type="string" office:string-value="228," calcext:value-type="string">
            <text:p>228,</text:p>
          </table:table-cell>
          <table:table-cell table:style-name="ce19" table:formula="of:=ADDCOMMA([Blad1.AN32];0)" office:value-type="string" office:string-value="227," calcext:value-type="string">
            <text:p>227,</text:p>
          </table:table-cell>
          <table:table-cell table:style-name="ce19" table:formula="of:=ADDCOMMA([Blad1.AO32];0)" office:value-type="string" office:string-value="226," calcext:value-type="string">
            <text:p>226,</text:p>
          </table:table-cell>
          <table:table-cell table:style-name="ce19" table:formula="of:=ADDCOMMA([Blad1.AP32];0)" office:value-type="string" office:string-value="225," calcext:value-type="string">
            <text:p>225,</text:p>
          </table:table-cell>
          <table:table-cell table:style-name="ce19" table:formula="of:=ADDCOMMA([Blad1.AQ32];0)" office:value-type="string" office:string-value="224," calcext:value-type="string">
            <text:p>224,</text:p>
          </table:table-cell>
          <table:table-cell table:style-name="ce19" table:formula="of:=ADDCOMMA([Blad1.AR32];0)" office:value-type="string" office:string-value="223," calcext:value-type="string">
            <text:p>223,</text:p>
          </table:table-cell>
          <table:table-cell table:style-name="ce19" table:formula="of:=ADDCOMMA([Blad1.AS32];0)" office:value-type="string" office:string-value="222," calcext:value-type="string">
            <text:p>222,</text:p>
          </table:table-cell>
          <table:table-cell table:style-name="ce19" table:formula="of:=ADDCOMMA([Blad1.AT32];0)" office:value-type="string" office:string-value="221," calcext:value-type="string">
            <text:p>221,</text:p>
          </table:table-cell>
          <table:table-cell table:style-name="ce19" table:formula="of:=ADDCOMMA([Blad1.AU32];0)" office:value-type="string" office:string-value="220," calcext:value-type="string">
            <text:p>220,</text:p>
          </table:table-cell>
          <table:table-cell table:style-name="ce19" table:formula="of:=ADDCOMMA([Blad1.AV32];0)" office:value-type="string" office:string-value="219," calcext:value-type="string">
            <text:p>219,</text:p>
          </table:table-cell>
          <table:table-cell/>
        </table:table-row>
        <table:table-row table:style-name="ro4">
          <table:table-cell table:style-name="ce19" table:formula="of:=ADDCOMMA([Blad1.AC33];0)" office:value-type="string" office:string-value="218," calcext:value-type="string">
            <text:p>218,</text:p>
          </table:table-cell>
          <table:table-cell table:style-name="ce19" table:formula="of:=ADDCOMMA([Blad1.AD33];0)" office:value-type="string" office:string-value="217," calcext:value-type="string">
            <text:p>217,</text:p>
          </table:table-cell>
          <table:table-cell table:style-name="ce19" table:formula="of:=ADDCOMMA([Blad1.AE33];0)" office:value-type="string" office:string-value="216," calcext:value-type="string">
            <text:p>216,</text:p>
          </table:table-cell>
          <table:table-cell table:style-name="ce19" table:formula="of:=ADDCOMMA([Blad1.AF33];0)" office:value-type="string" office:string-value="215," calcext:value-type="string">
            <text:p>215,</text:p>
          </table:table-cell>
          <table:table-cell table:style-name="ce19" table:formula="of:=ADDCOMMA([Blad1.AG33];0)" office:value-type="string" office:string-value="214," calcext:value-type="string">
            <text:p>214,</text:p>
          </table:table-cell>
          <table:table-cell table:style-name="ce19" table:formula="of:=ADDCOMMA([Blad1.AH33];0)" office:value-type="string" office:string-value="213," calcext:value-type="string">
            <text:p>213,</text:p>
          </table:table-cell>
          <table:table-cell table:style-name="ce19" table:formula="of:=ADDCOMMA([Blad1.AI33];0)" office:value-type="string" office:string-value="213," calcext:value-type="string">
            <text:p>213,</text:p>
          </table:table-cell>
          <table:table-cell table:style-name="ce19" table:formula="of:=ADDCOMMA([Blad1.AJ33];0)" office:value-type="string" office:string-value="212," calcext:value-type="string">
            <text:p>212,</text:p>
          </table:table-cell>
          <table:table-cell table:style-name="ce19" table:formula="of:=ADDCOMMA([Blad1.AK33];0)" office:value-type="string" office:string-value="211," calcext:value-type="string">
            <text:p>211,</text:p>
          </table:table-cell>
          <table:table-cell table:style-name="ce19" table:formula="of:=ADDCOMMA([Blad1.AL33];0)" office:value-type="string" office:string-value="210," calcext:value-type="string">
            <text:p>210,</text:p>
          </table:table-cell>
          <table:table-cell table:style-name="ce19" table:formula="of:=ADDCOMMA([Blad1.AM33];0)" office:value-type="string" office:string-value="209," calcext:value-type="string">
            <text:p>209,</text:p>
          </table:table-cell>
          <table:table-cell table:style-name="ce19" table:formula="of:=ADDCOMMA([Blad1.AN33];0)" office:value-type="string" office:string-value="208," calcext:value-type="string">
            <text:p>208,</text:p>
          </table:table-cell>
          <table:table-cell table:style-name="ce19" table:formula="of:=ADDCOMMA([Blad1.AO33];0)" office:value-type="string" office:string-value="207," calcext:value-type="string">
            <text:p>207,</text:p>
          </table:table-cell>
          <table:table-cell table:style-name="ce19" table:formula="of:=ADDCOMMA([Blad1.AP33];0)" office:value-type="string" office:string-value="206," calcext:value-type="string">
            <text:p>206,</text:p>
          </table:table-cell>
          <table:table-cell table:style-name="ce19" table:formula="of:=ADDCOMMA([Blad1.AQ33];0)" office:value-type="string" office:string-value="205," calcext:value-type="string">
            <text:p>205,</text:p>
          </table:table-cell>
          <table:table-cell table:style-name="ce19" table:formula="of:=ADDCOMMA([Blad1.AR33];0)" office:value-type="string" office:string-value="205," calcext:value-type="string">
            <text:p>205,</text:p>
          </table:table-cell>
          <table:table-cell table:style-name="ce19" table:formula="of:=ADDCOMMA([Blad1.AS33];0)" office:value-type="string" office:string-value="204," calcext:value-type="string">
            <text:p>204,</text:p>
          </table:table-cell>
          <table:table-cell table:style-name="ce19" table:formula="of:=ADDCOMMA([Blad1.AT33];0)" office:value-type="string" office:string-value="203," calcext:value-type="string">
            <text:p>203,</text:p>
          </table:table-cell>
          <table:table-cell table:style-name="ce19" table:formula="of:=ADDCOMMA([Blad1.AU33];0)" office:value-type="string" office:string-value="202," calcext:value-type="string">
            <text:p>202,</text:p>
          </table:table-cell>
          <table:table-cell table:style-name="ce19" table:formula="of:=ADDCOMMA([Blad1.AV33];0)" office:value-type="string" office:string-value="202," calcext:value-type="string">
            <text:p>202,</text:p>
          </table:table-cell>
          <table:table-cell/>
        </table:table-row>
        <table:table-row table:style-name="ro4">
          <table:table-cell table:style-name="ce19" table:formula="of:=ADDCOMMA([Blad1.AC34];0)" office:value-type="string" office:string-value="201," calcext:value-type="string">
            <text:p>201,</text:p>
          </table:table-cell>
          <table:table-cell table:style-name="ce19" table:formula="of:=ADDCOMMA([Blad1.AD34];0)" office:value-type="string" office:string-value="200," calcext:value-type="string">
            <text:p>200,</text:p>
          </table:table-cell>
          <table:table-cell table:style-name="ce19" table:formula="of:=ADDCOMMA([Blad1.AE34];0)" office:value-type="string" office:string-value="199," calcext:value-type="string">
            <text:p>199,</text:p>
          </table:table-cell>
          <table:table-cell table:style-name="ce19" table:formula="of:=ADDCOMMA([Blad1.AF34];0)" office:value-type="string" office:string-value="198," calcext:value-type="string">
            <text:p>198,</text:p>
          </table:table-cell>
          <table:table-cell table:style-name="ce19" table:formula="of:=ADDCOMMA([Blad1.AG34];0)" office:value-type="string" office:string-value="198," calcext:value-type="string">
            <text:p>198,</text:p>
          </table:table-cell>
          <table:table-cell table:style-name="ce19" table:formula="of:=ADDCOMMA([Blad1.AH34];0)" office:value-type="string" office:string-value="197," calcext:value-type="string">
            <text:p>197,</text:p>
          </table:table-cell>
          <table:table-cell table:style-name="ce19" table:formula="of:=ADDCOMMA([Blad1.AI34];0)" office:value-type="string" office:string-value="196," calcext:value-type="string">
            <text:p>196,</text:p>
          </table:table-cell>
          <table:table-cell table:style-name="ce19" table:formula="of:=ADDCOMMA([Blad1.AJ34];0)" office:value-type="string" office:string-value="195," calcext:value-type="string">
            <text:p>195,</text:p>
          </table:table-cell>
          <table:table-cell table:style-name="ce19" table:formula="of:=ADDCOMMA([Blad1.AK34];0)" office:value-type="string" office:string-value="195," calcext:value-type="string">
            <text:p>195,</text:p>
          </table:table-cell>
          <table:table-cell table:style-name="ce19" table:formula="of:=ADDCOMMA([Blad1.AL34];0)" office:value-type="string" office:string-value="194," calcext:value-type="string">
            <text:p>194,</text:p>
          </table:table-cell>
          <table:table-cell table:style-name="ce19" table:formula="of:=ADDCOMMA([Blad1.AM34];0)" office:value-type="string" office:string-value="193," calcext:value-type="string">
            <text:p>193,</text:p>
          </table:table-cell>
          <table:table-cell table:style-name="ce19" table:formula="of:=ADDCOMMA([Blad1.AN34];0)" office:value-type="string" office:string-value="192," calcext:value-type="string">
            <text:p>192,</text:p>
          </table:table-cell>
          <table:table-cell table:style-name="ce19" table:formula="of:=ADDCOMMA([Blad1.AO34];0)" office:value-type="string" office:string-value="191," calcext:value-type="string">
            <text:p>191,</text:p>
          </table:table-cell>
          <table:table-cell table:style-name="ce19" table:formula="of:=ADDCOMMA([Blad1.AP34];0)" office:value-type="string" office:string-value="191," calcext:value-type="string">
            <text:p>191,</text:p>
          </table:table-cell>
          <table:table-cell table:style-name="ce19" table:formula="of:=ADDCOMMA([Blad1.AQ34];0)" office:value-type="string" office:string-value="190," calcext:value-type="string">
            <text:p>190,</text:p>
          </table:table-cell>
          <table:table-cell table:style-name="ce19" table:formula="of:=ADDCOMMA([Blad1.AR34];0)" office:value-type="string" office:string-value="189," calcext:value-type="string">
            <text:p>189,</text:p>
          </table:table-cell>
          <table:table-cell table:style-name="ce19" table:formula="of:=ADDCOMMA([Blad1.AS34];0)" office:value-type="string" office:string-value="188," calcext:value-type="string">
            <text:p>188,</text:p>
          </table:table-cell>
          <table:table-cell table:style-name="ce19" table:formula="of:=ADDCOMMA([Blad1.AT34];0)" office:value-type="string" office:string-value="188," calcext:value-type="string">
            <text:p>188,</text:p>
          </table:table-cell>
          <table:table-cell table:style-name="ce19" table:formula="of:=ADDCOMMA([Blad1.AU34];0)" office:value-type="string" office:string-value="187," calcext:value-type="string">
            <text:p>187,</text:p>
          </table:table-cell>
          <table:table-cell table:style-name="ce19" table:formula="of:=ADDCOMMA([Blad1.AV34];0)" office:value-type="string" office:string-value="186," calcext:value-type="string">
            <text:p>186,</text:p>
          </table:table-cell>
          <table:table-cell/>
        </table:table-row>
        <table:table-row table:style-name="ro4">
          <table:table-cell table:style-name="ce19" table:formula="of:=ADDCOMMA([Blad1.AC35];0)" office:value-type="string" office:string-value="185," calcext:value-type="string">
            <text:p>185,</text:p>
          </table:table-cell>
          <table:table-cell table:style-name="ce19" table:formula="of:=ADDCOMMA([Blad1.AD35];0)" office:value-type="string" office:string-value="184," calcext:value-type="string">
            <text:p>184,</text:p>
          </table:table-cell>
          <table:table-cell table:style-name="ce19" table:formula="of:=ADDCOMMA([Blad1.AE35];0)" office:value-type="string" office:string-value="184," calcext:value-type="string">
            <text:p>184,</text:p>
          </table:table-cell>
          <table:table-cell table:style-name="ce19" table:formula="of:=ADDCOMMA([Blad1.AF35];0)" office:value-type="string" office:string-value="183," calcext:value-type="string">
            <text:p>183,</text:p>
          </table:table-cell>
          <table:table-cell table:style-name="ce19" table:formula="of:=ADDCOMMA([Blad1.AG35];0)" office:value-type="string" office:string-value="182," calcext:value-type="string">
            <text:p>182,</text:p>
          </table:table-cell>
          <table:table-cell table:style-name="ce19" table:formula="of:=ADDCOMMA([Blad1.AH35];0)" office:value-type="string" office:string-value="181," calcext:value-type="string">
            <text:p>181,</text:p>
          </table:table-cell>
          <table:table-cell table:style-name="ce19" table:formula="of:=ADDCOMMA([Blad1.AI35];0)" office:value-type="string" office:string-value="180," calcext:value-type="string">
            <text:p>180,</text:p>
          </table:table-cell>
          <table:table-cell table:style-name="ce19" table:formula="of:=ADDCOMMA([Blad1.AJ35];0)" office:value-type="string" office:string-value="180," calcext:value-type="string">
            <text:p>180,</text:p>
          </table:table-cell>
          <table:table-cell table:style-name="ce19" table:formula="of:=ADDCOMMA([Blad1.AK35];0)" office:value-type="string" office:string-value="179," calcext:value-type="string">
            <text:p>179,</text:p>
          </table:table-cell>
          <table:table-cell table:style-name="ce19" table:formula="of:=ADDCOMMA([Blad1.AL35];0)" office:value-type="string" office:string-value="178," calcext:value-type="string">
            <text:p>178,</text:p>
          </table:table-cell>
          <table:table-cell table:style-name="ce19" table:formula="of:=ADDCOMMA([Blad1.AM35];0)" office:value-type="string" office:string-value="177," calcext:value-type="string">
            <text:p>177,</text:p>
          </table:table-cell>
          <table:table-cell table:style-name="ce19" table:formula="of:=ADDCOMMA([Blad1.AN35];0)" office:value-type="string" office:string-value="177," calcext:value-type="string">
            <text:p>177,</text:p>
          </table:table-cell>
          <table:table-cell table:style-name="ce19" table:formula="of:=ADDCOMMA([Blad1.AO35];0)" office:value-type="string" office:string-value="176," calcext:value-type="string">
            <text:p>176,</text:p>
          </table:table-cell>
          <table:table-cell table:style-name="ce19" table:formula="of:=ADDCOMMA([Blad1.AP35];0)" office:value-type="string" office:string-value="175," calcext:value-type="string">
            <text:p>175,</text:p>
          </table:table-cell>
          <table:table-cell table:style-name="ce19" table:formula="of:=ADDCOMMA([Blad1.AQ35];0)" office:value-type="string" office:string-value="174," calcext:value-type="string">
            <text:p>174,</text:p>
          </table:table-cell>
          <table:table-cell table:style-name="ce19" table:formula="of:=ADDCOMMA([Blad1.AR35];0)" office:value-type="string" office:string-value="173," calcext:value-type="string">
            <text:p>173,</text:p>
          </table:table-cell>
          <table:table-cell table:style-name="ce19" table:formula="of:=ADDCOMMA([Blad1.AS35];0)" office:value-type="string" office:string-value="172," calcext:value-type="string">
            <text:p>172,</text:p>
          </table:table-cell>
          <table:table-cell table:style-name="ce19" table:formula="of:=ADDCOMMA([Blad1.AT35];0)" office:value-type="string" office:string-value="172," calcext:value-type="string">
            <text:p>172,</text:p>
          </table:table-cell>
          <table:table-cell table:style-name="ce19" table:formula="of:=ADDCOMMA([Blad1.AU35];0)" office:value-type="string" office:string-value="171," calcext:value-type="string">
            <text:p>171,</text:p>
          </table:table-cell>
          <table:table-cell table:style-name="ce19" table:formula="of:=ADDCOMMA([Blad1.AV35];0)" office:value-type="string" office:string-value="170," calcext:value-type="string">
            <text:p>170,</text:p>
          </table:table-cell>
          <table:table-cell/>
        </table:table-row>
        <table:table-row table:style-name="ro4">
          <table:table-cell table:style-name="ce19" table:formula="of:=ADDCOMMA([Blad1.AC36];0)" office:value-type="string" office:string-value="169," calcext:value-type="string">
            <text:p>169,</text:p>
          </table:table-cell>
          <table:table-cell table:style-name="ce19" table:formula="of:=ADDCOMMA([Blad1.AD36];0)" office:value-type="string" office:string-value="169," calcext:value-type="string">
            <text:p>169,</text:p>
          </table:table-cell>
          <table:table-cell table:style-name="ce19" table:formula="of:=ADDCOMMA([Blad1.AE36];0)" office:value-type="string" office:string-value="168," calcext:value-type="string">
            <text:p>168,</text:p>
          </table:table-cell>
          <table:table-cell table:style-name="ce19" table:formula="of:=ADDCOMMA([Blad1.AF36];0)" office:value-type="string" office:string-value="167," calcext:value-type="string">
            <text:p>167,</text:p>
          </table:table-cell>
          <table:table-cell table:style-name="ce19" table:formula="of:=ADDCOMMA([Blad1.AG36];0)" office:value-type="string" office:string-value="166," calcext:value-type="string">
            <text:p>166,</text:p>
          </table:table-cell>
          <table:table-cell table:style-name="ce19" table:formula="of:=ADDCOMMA([Blad1.AH36];0)" office:value-type="string" office:string-value="166," calcext:value-type="string">
            <text:p>166,</text:p>
          </table:table-cell>
          <table:table-cell table:style-name="ce19" table:formula="of:=ADDCOMMA([Blad1.AI36];0)" office:value-type="string" office:string-value="165," calcext:value-type="string">
            <text:p>165,</text:p>
          </table:table-cell>
          <table:table-cell table:style-name="ce19" table:formula="of:=ADDCOMMA([Blad1.AJ36];0)" office:value-type="string" office:string-value="164," calcext:value-type="string">
            <text:p>164,</text:p>
          </table:table-cell>
          <table:table-cell table:style-name="ce19" table:formula="of:=ADDCOMMA([Blad1.AK36];0)" office:value-type="string" office:string-value="164," calcext:value-type="string">
            <text:p>164,</text:p>
          </table:table-cell>
          <table:table-cell table:style-name="ce19" table:formula="of:=ADDCOMMA([Blad1.AL36];0)" office:value-type="string" office:string-value="163," calcext:value-type="string">
            <text:p>163,</text:p>
          </table:table-cell>
          <table:table-cell table:style-name="ce19" table:formula="of:=ADDCOMMA([Blad1.AM36];0)" office:value-type="string" office:string-value="162," calcext:value-type="string">
            <text:p>162,</text:p>
          </table:table-cell>
          <table:table-cell table:style-name="ce19" table:formula="of:=ADDCOMMA([Blad1.AN36];0)" office:value-type="string" office:string-value="162," calcext:value-type="string">
            <text:p>162,</text:p>
          </table:table-cell>
          <table:table-cell table:style-name="ce19" table:formula="of:=ADDCOMMA([Blad1.AO36];0)" office:value-type="string" office:string-value="161," calcext:value-type="string">
            <text:p>161,</text:p>
          </table:table-cell>
          <table:table-cell table:style-name="ce19" table:formula="of:=ADDCOMMA([Blad1.AP36];0)" office:value-type="string" office:string-value="161," calcext:value-type="string">
            <text:p>161,</text:p>
          </table:table-cell>
          <table:table-cell table:style-name="ce19" table:formula="of:=ADDCOMMA([Blad1.AQ36];0)" office:value-type="string" office:string-value="160," calcext:value-type="string">
            <text:p>160,</text:p>
          </table:table-cell>
          <table:table-cell table:style-name="ce19" table:formula="of:=ADDCOMMA([Blad1.AR36];0)" office:value-type="string" office:string-value="159," calcext:value-type="string">
            <text:p>159,</text:p>
          </table:table-cell>
          <table:table-cell table:style-name="ce19" table:formula="of:=ADDCOMMA([Blad1.AS36];0)" office:value-type="string" office:string-value="159," calcext:value-type="string">
            <text:p>159,</text:p>
          </table:table-cell>
          <table:table-cell table:style-name="ce19" table:formula="of:=ADDCOMMA([Blad1.AT36];0)" office:value-type="string" office:string-value="158," calcext:value-type="string">
            <text:p>158,</text:p>
          </table:table-cell>
          <table:table-cell table:style-name="ce19" table:formula="of:=ADDCOMMA([Blad1.AU36];0)" office:value-type="string" office:string-value="158," calcext:value-type="string">
            <text:p>158,</text:p>
          </table:table-cell>
          <table:table-cell table:style-name="ce19" table:formula="of:=ADDCOMMA([Blad1.AV36];0)" office:value-type="string" office:string-value="157," calcext:value-type="string">
            <text:p>157,</text:p>
          </table:table-cell>
          <table:table-cell/>
        </table:table-row>
        <table:table-row table:style-name="ro4">
          <table:table-cell table:style-name="ce19" table:formula="of:=ADDCOMMA([Blad1.AC37];0)" office:value-type="string" office:string-value="156," calcext:value-type="string">
            <text:p>156,</text:p>
          </table:table-cell>
          <table:table-cell table:style-name="ce19" table:formula="of:=ADDCOMMA([Blad1.AD37];0)" office:value-type="string" office:string-value="155," calcext:value-type="string">
            <text:p>155,</text:p>
          </table:table-cell>
          <table:table-cell table:style-name="ce19" table:formula="of:=ADDCOMMA([Blad1.AE37];0)" office:value-type="string" office:string-value="155," calcext:value-type="string">
            <text:p>155,</text:p>
          </table:table-cell>
          <table:table-cell table:style-name="ce19" table:formula="of:=ADDCOMMA([Blad1.AF37];0)" office:value-type="string" office:string-value="154," calcext:value-type="string">
            <text:p>154,</text:p>
          </table:table-cell>
          <table:table-cell table:style-name="ce19" table:formula="of:=ADDCOMMA([Blad1.AG37];0)" office:value-type="string" office:string-value="153," calcext:value-type="string">
            <text:p>153,</text:p>
          </table:table-cell>
          <table:table-cell table:style-name="ce19" table:formula="of:=ADDCOMMA([Blad1.AH37];0)" office:value-type="string" office:string-value="153," calcext:value-type="string">
            <text:p>153,</text:p>
          </table:table-cell>
          <table:table-cell table:style-name="ce19" table:formula="of:=ADDCOMMA([Blad1.AI37];0)" office:value-type="string" office:string-value="152," calcext:value-type="string">
            <text:p>152,</text:p>
          </table:table-cell>
          <table:table-cell table:style-name="ce19" table:formula="of:=ADDCOMMA([Blad1.AJ37];0)" office:value-type="string" office:string-value="151," calcext:value-type="string">
            <text:p>151,</text:p>
          </table:table-cell>
          <table:table-cell table:style-name="ce19" table:formula="of:=ADDCOMMA([Blad1.AK37];0)" office:value-type="string" office:string-value="150," calcext:value-type="string">
            <text:p>150,</text:p>
          </table:table-cell>
          <table:table-cell table:style-name="ce19" table:formula="of:=ADDCOMMA([Blad1.AL37];0)" office:value-type="string" office:string-value="150," calcext:value-type="string">
            <text:p>150,</text:p>
          </table:table-cell>
          <table:table-cell table:style-name="ce19" table:formula="of:=ADDCOMMA([Blad1.AM37];0)" office:value-type="string" office:string-value="149," calcext:value-type="string">
            <text:p>149,</text:p>
          </table:table-cell>
          <table:table-cell table:style-name="ce19" table:formula="of:=ADDCOMMA([Blad1.AN37];0)" office:value-type="string" office:string-value="148," calcext:value-type="string">
            <text:p>148,</text:p>
          </table:table-cell>
          <table:table-cell table:style-name="ce19" table:formula="of:=ADDCOMMA([Blad1.AO37];0)" office:value-type="string" office:string-value="148," calcext:value-type="string">
            <text:p>148,</text:p>
          </table:table-cell>
          <table:table-cell table:style-name="ce19" table:formula="of:=ADDCOMMA([Blad1.AP37];0)" office:value-type="string" office:string-value="147," calcext:value-type="string">
            <text:p>147,</text:p>
          </table:table-cell>
          <table:table-cell table:style-name="ce19" table:formula="of:=ADDCOMMA([Blad1.AQ37];0)" office:value-type="string" office:string-value="146," calcext:value-type="string">
            <text:p>146,</text:p>
          </table:table-cell>
          <table:table-cell table:style-name="ce19" table:formula="of:=ADDCOMMA([Blad1.AR37];0)" office:value-type="string" office:string-value="146," calcext:value-type="string">
            <text:p>146,</text:p>
          </table:table-cell>
          <table:table-cell table:style-name="ce19" table:formula="of:=ADDCOMMA([Blad1.AS37];0)" office:value-type="string" office:string-value="145," calcext:value-type="string">
            <text:p>145,</text:p>
          </table:table-cell>
          <table:table-cell table:style-name="ce19" table:formula="of:=ADDCOMMA([Blad1.AT37];0)" office:value-type="string" office:string-value="144," calcext:value-type="string">
            <text:p>144,</text:p>
          </table:table-cell>
          <table:table-cell table:style-name="ce19" table:formula="of:=ADDCOMMA([Blad1.AU37];0)" office:value-type="string" office:string-value="143," calcext:value-type="string">
            <text:p>143,</text:p>
          </table:table-cell>
          <table:table-cell table:style-name="ce19" table:formula="of:=ADDCOMMA([Blad1.AV37];0)" office:value-type="string" office:string-value="143," calcext:value-type="string">
            <text:p>143,</text:p>
          </table:table-cell>
          <table:table-cell/>
        </table:table-row>
        <table:table-row table:style-name="ro4">
          <table:table-cell table:style-name="ce19" table:formula="of:=ADDCOMMA([Blad1.AC38];0)" office:value-type="string" office:string-value="142," calcext:value-type="string">
            <text:p>142,</text:p>
          </table:table-cell>
          <table:table-cell table:style-name="ce19" table:formula="of:=ADDCOMMA([Blad1.AD38];0)" office:value-type="string" office:string-value="141," calcext:value-type="string">
            <text:p>141,</text:p>
          </table:table-cell>
          <table:table-cell table:style-name="ce19" table:formula="of:=ADDCOMMA([Blad1.AE38];0)" office:value-type="string" office:string-value="141," calcext:value-type="string">
            <text:p>141,</text:p>
          </table:table-cell>
          <table:table-cell table:style-name="ce19" table:formula="of:=ADDCOMMA([Blad1.AF38];0)" office:value-type="string" office:string-value="140," calcext:value-type="string">
            <text:p>140,</text:p>
          </table:table-cell>
          <table:table-cell table:style-name="ce19" table:formula="of:=ADDCOMMA([Blad1.AG38];0)" office:value-type="string" office:string-value="139," calcext:value-type="string">
            <text:p>139,</text:p>
          </table:table-cell>
          <table:table-cell table:style-name="ce19" table:formula="of:=ADDCOMMA([Blad1.AH38];0)" office:value-type="string" office:string-value="138," calcext:value-type="string">
            <text:p>138,</text:p>
          </table:table-cell>
          <table:table-cell table:style-name="ce19" table:formula="of:=ADDCOMMA([Blad1.AI38];0)" office:value-type="string" office:string-value="138," calcext:value-type="string">
            <text:p>138,</text:p>
          </table:table-cell>
          <table:table-cell table:style-name="ce19" table:formula="of:=ADDCOMMA([Blad1.AJ38];0)" office:value-type="string" office:string-value="137," calcext:value-type="string">
            <text:p>137,</text:p>
          </table:table-cell>
          <table:table-cell table:style-name="ce19" table:formula="of:=ADDCOMMA([Blad1.AK38];0)" office:value-type="string" office:string-value="136," calcext:value-type="string">
            <text:p>136,</text:p>
          </table:table-cell>
          <table:table-cell table:style-name="ce19" table:formula="of:=ADDCOMMA([Blad1.AL38];0)" office:value-type="string" office:string-value="136," calcext:value-type="string">
            <text:p>136,</text:p>
          </table:table-cell>
          <table:table-cell table:style-name="ce19" table:formula="of:=ADDCOMMA([Blad1.AM38];0)" office:value-type="string" office:string-value="135," calcext:value-type="string">
            <text:p>135,</text:p>
          </table:table-cell>
          <table:table-cell table:style-name="ce19" table:formula="of:=ADDCOMMA([Blad1.AN38];0)" office:value-type="string" office:string-value="134," calcext:value-type="string">
            <text:p>134,</text:p>
          </table:table-cell>
          <table:table-cell table:style-name="ce19" table:formula="of:=ADDCOMMA([Blad1.AO38];0)" office:value-type="string" office:string-value="134," calcext:value-type="string">
            <text:p>134,</text:p>
          </table:table-cell>
          <table:table-cell table:style-name="ce19" table:formula="of:=ADDCOMMA([Blad1.AP38];0)" office:value-type="string" office:string-value="133," calcext:value-type="string">
            <text:p>133,</text:p>
          </table:table-cell>
          <table:table-cell table:style-name="ce19" table:formula="of:=ADDCOMMA([Blad1.AQ38];0)" office:value-type="string" office:string-value="132," calcext:value-type="string">
            <text:p>132,</text:p>
          </table:table-cell>
          <table:table-cell table:style-name="ce19" table:formula="of:=ADDCOMMA([Blad1.AR38];0)" office:value-type="string" office:string-value="132," calcext:value-type="string">
            <text:p>132,</text:p>
          </table:table-cell>
          <table:table-cell table:style-name="ce19" table:formula="of:=ADDCOMMA([Blad1.AS38];0)" office:value-type="string" office:string-value="131," calcext:value-type="string">
            <text:p>131,</text:p>
          </table:table-cell>
          <table:table-cell table:style-name="ce19" table:formula="of:=ADDCOMMA([Blad1.AT38];0)" office:value-type="string" office:string-value="131," calcext:value-type="string">
            <text:p>131,</text:p>
          </table:table-cell>
          <table:table-cell table:style-name="ce19" table:formula="of:=ADDCOMMA([Blad1.AU38];0)" office:value-type="string" office:string-value="130," calcext:value-type="string">
            <text:p>130,</text:p>
          </table:table-cell>
          <table:table-cell table:style-name="ce19" table:formula="of:=ADDCOMMA([Blad1.AV38];0)" office:value-type="string" office:string-value="129," calcext:value-type="string">
            <text:p>129,</text:p>
          </table:table-cell>
          <table:table-cell/>
        </table:table-row>
        <table:table-row table:style-name="ro4">
          <table:table-cell table:style-name="ce19" table:formula="of:=ADDCOMMA([Blad1.AC39];0)" office:value-type="string" office:string-value="129," calcext:value-type="string">
            <text:p>129,</text:p>
          </table:table-cell>
          <table:table-cell table:style-name="ce19" table:formula="of:=ADDCOMMA([Blad1.AD39];0)" office:value-type="string" office:string-value="128," calcext:value-type="string">
            <text:p>128,</text:p>
          </table:table-cell>
          <table:table-cell table:style-name="ce19" table:formula="of:=ADDCOMMA([Blad1.AE39];0)" office:value-type="string" office:string-value="128," calcext:value-type="string">
            <text:p>128,</text:p>
          </table:table-cell>
          <table:table-cell table:style-name="ce19" table:formula="of:=ADDCOMMA([Blad1.AF39];0)" office:value-type="string" office:string-value="127," calcext:value-type="string">
            <text:p>127,</text:p>
          </table:table-cell>
          <table:table-cell table:style-name="ce19" table:formula="of:=ADDCOMMA([Blad1.AG39];0)" office:value-type="string" office:string-value="126," calcext:value-type="string">
            <text:p>126,</text:p>
          </table:table-cell>
          <table:table-cell table:style-name="ce19" table:formula="of:=ADDCOMMA([Blad1.AH39];0)" office:value-type="string" office:string-value="126," calcext:value-type="string">
            <text:p>126,</text:p>
          </table:table-cell>
          <table:table-cell table:style-name="ce19" table:formula="of:=ADDCOMMA([Blad1.AI39];0)" office:value-type="string" office:string-value="125," calcext:value-type="string">
            <text:p>125,</text:p>
          </table:table-cell>
          <table:table-cell table:style-name="ce19" table:formula="of:=ADDCOMMA([Blad1.AJ39];0)" office:value-type="string" office:string-value="124," calcext:value-type="string">
            <text:p>124,</text:p>
          </table:table-cell>
          <table:table-cell table:style-name="ce19" table:formula="of:=ADDCOMMA([Blad1.AK39];0)" office:value-type="string" office:string-value="124," calcext:value-type="string">
            <text:p>124,</text:p>
          </table:table-cell>
          <table:table-cell table:style-name="ce19" table:formula="of:=ADDCOMMA([Blad1.AL39];0)" office:value-type="string" office:string-value="123," calcext:value-type="string">
            <text:p>123,</text:p>
          </table:table-cell>
          <table:table-cell table:style-name="ce19" table:formula="of:=ADDCOMMA([Blad1.AM39];0)" office:value-type="string" office:string-value="122," calcext:value-type="string">
            <text:p>122,</text:p>
          </table:table-cell>
          <table:table-cell table:style-name="ce19" table:formula="of:=ADDCOMMA([Blad1.AN39];0)" office:value-type="string" office:string-value="121," calcext:value-type="string">
            <text:p>121,</text:p>
          </table:table-cell>
          <table:table-cell table:style-name="ce19" table:formula="of:=ADDCOMMA([Blad1.AO39];0)" office:value-type="string" office:string-value="121," calcext:value-type="string">
            <text:p>121,</text:p>
          </table:table-cell>
          <table:table-cell table:style-name="ce19" table:formula="of:=ADDCOMMA([Blad1.AP39];0)" office:value-type="string" office:string-value="120," calcext:value-type="string">
            <text:p>120,</text:p>
          </table:table-cell>
          <table:table-cell table:style-name="ce19" table:formula="of:=ADDCOMMA([Blad1.AQ39];0)" office:value-type="string" office:string-value="119," calcext:value-type="string">
            <text:p>119,</text:p>
          </table:table-cell>
          <table:table-cell table:style-name="ce19" table:formula="of:=ADDCOMMA([Blad1.AR39];0)" office:value-type="string" office:string-value="119," calcext:value-type="string">
            <text:p>119,</text:p>
          </table:table-cell>
          <table:table-cell table:style-name="ce19" table:formula="of:=ADDCOMMA([Blad1.AS39];0)" office:value-type="string" office:string-value="118," calcext:value-type="string">
            <text:p>118,</text:p>
          </table:table-cell>
          <table:table-cell table:style-name="ce19" table:formula="of:=ADDCOMMA([Blad1.AT39];0)" office:value-type="string" office:string-value="117," calcext:value-type="string">
            <text:p>117,</text:p>
          </table:table-cell>
          <table:table-cell table:style-name="ce19" table:formula="of:=ADDCOMMA([Blad1.AU39];0)" office:value-type="string" office:string-value="116," calcext:value-type="string">
            <text:p>116,</text:p>
          </table:table-cell>
          <table:table-cell table:style-name="ce19" table:formula="of:=ADDCOMMA([Blad1.AV39];0)" office:value-type="string" office:string-value="116," calcext:value-type="string">
            <text:p>116,</text:p>
          </table:table-cell>
          <table:table-cell/>
        </table:table-row>
        <table:table-row table:style-name="ro4">
          <table:table-cell table:style-name="ce19" table:formula="of:=ADDCOMMA([Blad1.AC40];0)" office:value-type="string" office:string-value="115," calcext:value-type="string">
            <text:p>115,</text:p>
          </table:table-cell>
          <table:table-cell table:style-name="ce19" table:formula="of:=ADDCOMMA([Blad1.AD40];0)" office:value-type="string" office:string-value="114," calcext:value-type="string">
            <text:p>114,</text:p>
          </table:table-cell>
          <table:table-cell table:style-name="ce19" table:formula="of:=ADDCOMMA([Blad1.AE40];0)" office:value-type="string" office:string-value="114," calcext:value-type="string">
            <text:p>114,</text:p>
          </table:table-cell>
          <table:table-cell table:style-name="ce19" table:formula="of:=ADDCOMMA([Blad1.AF40];0)" office:value-type="string" office:string-value="113," calcext:value-type="string">
            <text:p>113,</text:p>
          </table:table-cell>
          <table:table-cell table:style-name="ce19" table:formula="of:=ADDCOMMA([Blad1.AG40];0)" office:value-type="string" office:string-value="112," calcext:value-type="string">
            <text:p>112,</text:p>
          </table:table-cell>
          <table:table-cell table:style-name="ce19" table:formula="of:=ADDCOMMA([Blad1.AH40];0)" office:value-type="string" office:string-value="111," calcext:value-type="string">
            <text:p>111,</text:p>
          </table:table-cell>
          <table:table-cell table:style-name="ce19" table:formula="of:=ADDCOMMA([Blad1.AI40];0)" office:value-type="string" office:string-value="111," calcext:value-type="string">
            <text:p>111,</text:p>
          </table:table-cell>
          <table:table-cell table:style-name="ce19" table:formula="of:=ADDCOMMA([Blad1.AJ40];0)" office:value-type="string" office:string-value="110," calcext:value-type="string">
            <text:p>110,</text:p>
          </table:table-cell>
          <table:table-cell table:style-name="ce19" table:formula="of:=ADDCOMMA([Blad1.AK40];0)" office:value-type="string" office:string-value="109," calcext:value-type="string">
            <text:p>109,</text:p>
          </table:table-cell>
          <table:table-cell table:style-name="ce19" table:formula="of:=ADDCOMMA([Blad1.AL40];0)" office:value-type="string" office:string-value="109," calcext:value-type="string">
            <text:p>109,</text:p>
          </table:table-cell>
          <table:table-cell table:style-name="ce19" table:formula="of:=ADDCOMMA([Blad1.AM40];0)" office:value-type="string" office:string-value="108," calcext:value-type="string">
            <text:p>108,</text:p>
          </table:table-cell>
          <table:table-cell table:style-name="ce19" table:formula="of:=ADDCOMMA([Blad1.AN40];0)" office:value-type="string" office:string-value="107," calcext:value-type="string">
            <text:p>107,</text:p>
          </table:table-cell>
          <table:table-cell table:style-name="ce19" table:formula="of:=ADDCOMMA([Blad1.AO40];0)" office:value-type="string" office:string-value="107," calcext:value-type="string">
            <text:p>107,</text:p>
          </table:table-cell>
          <table:table-cell table:style-name="ce19" table:formula="of:=ADDCOMMA([Blad1.AP40];0)" office:value-type="string" office:string-value="106," calcext:value-type="string">
            <text:p>106,</text:p>
          </table:table-cell>
          <table:table-cell table:style-name="ce19" table:formula="of:=ADDCOMMA([Blad1.AQ40];0)" office:value-type="string" office:string-value="105," calcext:value-type="string">
            <text:p>105,</text:p>
          </table:table-cell>
          <table:table-cell table:style-name="ce19" table:formula="of:=ADDCOMMA([Blad1.AR40];0)" office:value-type="string" office:string-value="105," calcext:value-type="string">
            <text:p>105,</text:p>
          </table:table-cell>
          <table:table-cell table:style-name="ce19" table:formula="of:=ADDCOMMA([Blad1.AS40];0)" office:value-type="string" office:string-value="104," calcext:value-type="string">
            <text:p>104,</text:p>
          </table:table-cell>
          <table:table-cell table:style-name="ce19" table:formula="of:=ADDCOMMA([Blad1.AT40];0)" office:value-type="string" office:string-value="103," calcext:value-type="string">
            <text:p>103,</text:p>
          </table:table-cell>
          <table:table-cell table:style-name="ce19" table:formula="of:=ADDCOMMA([Blad1.AU40];0)" office:value-type="string" office:string-value="103," calcext:value-type="string">
            <text:p>103,</text:p>
          </table:table-cell>
          <table:table-cell table:style-name="ce19" table:formula="of:=ADDCOMMA([Blad1.AV40];0)" office:value-type="string" office:string-value="102," calcext:value-type="string">
            <text:p>102,</text:p>
          </table:table-cell>
          <table:table-cell/>
        </table:table-row>
        <table:table-row table:style-name="ro4">
          <table:table-cell table:style-name="ce19" table:formula="of:=ADDCOMMA([Blad1.AC41];0)" office:value-type="string" office:string-value="101," calcext:value-type="string">
            <text:p>101,</text:p>
          </table:table-cell>
          <table:table-cell table:style-name="ce19" table:formula="of:=ADDCOMMA([Blad1.AD41];0)" office:value-type="string" office:string-value="101," calcext:value-type="string">
            <text:p>101,</text:p>
          </table:table-cell>
          <table:table-cell table:style-name="ce19" table:formula="of:=ADDCOMMA([Blad1.AE41];0)" office:value-type="string" office:string-value="100," calcext:value-type="string">
            <text:p>100,</text:p>
          </table:table-cell>
          <table:table-cell table:style-name="ce19" table:formula="of:=ADDCOMMA([Blad1.AF41];0)" office:value-type="string" office:string-value="99," calcext:value-type="string">
            <text:p>99,</text:p>
          </table:table-cell>
          <table:table-cell table:style-name="ce19" table:formula="of:=ADDCOMMA([Blad1.AG41];0)" office:value-type="string" office:string-value="98," calcext:value-type="string">
            <text:p>98,</text:p>
          </table:table-cell>
          <table:table-cell table:style-name="ce19" table:formula="of:=ADDCOMMA([Blad1.AH41];0)" office:value-type="string" office:string-value="97," calcext:value-type="string">
            <text:p>97,</text:p>
          </table:table-cell>
          <table:table-cell table:style-name="ce19" table:formula="of:=ADDCOMMA([Blad1.AI41];0)" office:value-type="string" office:string-value="97," calcext:value-type="string">
            <text:p>97,</text:p>
          </table:table-cell>
          <table:table-cell table:style-name="ce19" table:formula="of:=ADDCOMMA([Blad1.AJ41];0)" office:value-type="string" office:string-value="96," calcext:value-type="string">
            <text:p>96,</text:p>
          </table:table-cell>
          <table:table-cell table:style-name="ce19" table:formula="of:=ADDCOMMA([Blad1.AK41];0)" office:value-type="string" office:string-value="95," calcext:value-type="string">
            <text:p>95,</text:p>
          </table:table-cell>
          <table:table-cell table:style-name="ce19" table:formula="of:=ADDCOMMA([Blad1.AL41];0)" office:value-type="string" office:string-value="94," calcext:value-type="string">
            <text:p>94,</text:p>
          </table:table-cell>
          <table:table-cell table:style-name="ce19" table:formula="of:=ADDCOMMA([Blad1.AM41];0)" office:value-type="string" office:string-value="94," calcext:value-type="string">
            <text:p>94,</text:p>
          </table:table-cell>
          <table:table-cell table:style-name="ce19" table:formula="of:=ADDCOMMA([Blad1.AN41];0)" office:value-type="string" office:string-value="93," calcext:value-type="string">
            <text:p>93,</text:p>
          </table:table-cell>
          <table:table-cell table:style-name="ce19" table:formula="of:=ADDCOMMA([Blad1.AO41];0)" office:value-type="string" office:string-value="92," calcext:value-type="string">
            <text:p>92,</text:p>
          </table:table-cell>
          <table:table-cell table:style-name="ce19" table:formula="of:=ADDCOMMA([Blad1.AP41];0)" office:value-type="string" office:string-value="92," calcext:value-type="string">
            <text:p>92,</text:p>
          </table:table-cell>
          <table:table-cell table:style-name="ce19" table:formula="of:=ADDCOMMA([Blad1.AQ41];0)" office:value-type="string" office:string-value="91," calcext:value-type="string">
            <text:p>91,</text:p>
          </table:table-cell>
          <table:table-cell table:style-name="ce19" table:formula="of:=ADDCOMMA([Blad1.AR41];0)" office:value-type="string" office:string-value="90," calcext:value-type="string">
            <text:p>90,</text:p>
          </table:table-cell>
          <table:table-cell table:style-name="ce19" table:formula="of:=ADDCOMMA([Blad1.AS41];0)" office:value-type="string" office:string-value="90," calcext:value-type="string">
            <text:p>90,</text:p>
          </table:table-cell>
          <table:table-cell table:style-name="ce19" table:formula="of:=ADDCOMMA([Blad1.AT41];0)" office:value-type="string" office:string-value="89," calcext:value-type="string">
            <text:p>89,</text:p>
          </table:table-cell>
          <table:table-cell table:style-name="ce19" table:formula="of:=ADDCOMMA([Blad1.AU41];0)" office:value-type="string" office:string-value="89," calcext:value-type="string">
            <text:p>89,</text:p>
          </table:table-cell>
          <table:table-cell table:style-name="ce19" table:formula="of:=ADDCOMMA([Blad1.AV41];0)" office:value-type="string" office:string-value="88," calcext:value-type="string">
            <text:p>88,</text:p>
          </table:table-cell>
          <table:table-cell/>
        </table:table-row>
        <table:table-row table:style-name="ro4">
          <table:table-cell table:style-name="ce19" table:formula="of:=ADDCOMMA([Blad1.AC42];0)" office:value-type="string" office:string-value="87," calcext:value-type="string">
            <text:p>87,</text:p>
          </table:table-cell>
          <table:table-cell table:style-name="ce19" table:formula="of:=ADDCOMMA([Blad1.AD42];0)" office:value-type="string" office:string-value="87," calcext:value-type="string">
            <text:p>87,</text:p>
          </table:table-cell>
          <table:table-cell table:style-name="ce19" table:formula="of:=ADDCOMMA([Blad1.AE42];0)" office:value-type="string" office:string-value="86," calcext:value-type="string">
            <text:p>86,</text:p>
          </table:table-cell>
          <table:table-cell table:style-name="ce19" table:formula="of:=ADDCOMMA([Blad1.AF42];0)" office:value-type="string" office:string-value="85," calcext:value-type="string">
            <text:p>85,</text:p>
          </table:table-cell>
          <table:table-cell table:style-name="ce19" table:formula="of:=ADDCOMMA([Blad1.AG42];0)" office:value-type="string" office:string-value="85," calcext:value-type="string">
            <text:p>85,</text:p>
          </table:table-cell>
          <table:table-cell table:style-name="ce19" table:formula="of:=ADDCOMMA([Blad1.AH42];0)" office:value-type="string" office:string-value="84," calcext:value-type="string">
            <text:p>84,</text:p>
          </table:table-cell>
          <table:table-cell table:style-name="ce19" table:formula="of:=ADDCOMMA([Blad1.AI42];0)" office:value-type="string" office:string-value="84," calcext:value-type="string">
            <text:p>84,</text:p>
          </table:table-cell>
          <table:table-cell table:style-name="ce19" table:formula="of:=ADDCOMMA([Blad1.AJ42];0)" office:value-type="string" office:string-value="83," calcext:value-type="string">
            <text:p>83,</text:p>
          </table:table-cell>
          <table:table-cell table:style-name="ce19" table:formula="of:=ADDCOMMA([Blad1.AK42];0)" office:value-type="string" office:string-value="82," calcext:value-type="string">
            <text:p>82,</text:p>
          </table:table-cell>
          <table:table-cell table:style-name="ce19" table:formula="of:=ADDCOMMA([Blad1.AL42];0)" office:value-type="string" office:string-value="82," calcext:value-type="string">
            <text:p>82,</text:p>
          </table:table-cell>
          <table:table-cell table:style-name="ce19" table:formula="of:=ADDCOMMA([Blad1.AM42];0)" office:value-type="string" office:string-value="81," calcext:value-type="string">
            <text:p>81,</text:p>
          </table:table-cell>
          <table:table-cell table:style-name="ce19" table:formula="of:=ADDCOMMA([Blad1.AN42];0)" office:value-type="string" office:string-value="80," calcext:value-type="string">
            <text:p>80,</text:p>
          </table:table-cell>
          <table:table-cell table:style-name="ce19" table:formula="of:=ADDCOMMA([Blad1.AO42];0)" office:value-type="string" office:string-value="80," calcext:value-type="string">
            <text:p>80,</text:p>
          </table:table-cell>
          <table:table-cell table:style-name="ce19" table:formula="of:=ADDCOMMA([Blad1.AP42];0)" office:value-type="string" office:string-value="79," calcext:value-type="string">
            <text:p>79,</text:p>
          </table:table-cell>
          <table:table-cell table:style-name="ce19" table:formula="of:=ADDCOMMA([Blad1.AQ42];0)" office:value-type="string" office:string-value="78," calcext:value-type="string">
            <text:p>78,</text:p>
          </table:table-cell>
          <table:table-cell table:style-name="ce19" table:formula="of:=ADDCOMMA([Blad1.AR42];0)" office:value-type="string" office:string-value="78," calcext:value-type="string">
            <text:p>78,</text:p>
          </table:table-cell>
          <table:table-cell table:style-name="ce19" table:formula="of:=ADDCOMMA([Blad1.AS42];0)" office:value-type="string" office:string-value="77," calcext:value-type="string">
            <text:p>77,</text:p>
          </table:table-cell>
          <table:table-cell table:style-name="ce19" table:formula="of:=ADDCOMMA([Blad1.AT42];0)" office:value-type="string" office:string-value="76," calcext:value-type="string">
            <text:p>76,</text:p>
          </table:table-cell>
          <table:table-cell table:style-name="ce19" table:formula="of:=ADDCOMMA([Blad1.AU42];0)" office:value-type="string" office:string-value="76," calcext:value-type="string">
            <text:p>76,</text:p>
          </table:table-cell>
          <table:table-cell table:style-name="ce19" table:formula="of:=ADDCOMMA([Blad1.AV42];0)" office:value-type="string" office:string-value="75," calcext:value-type="string">
            <text:p>75,</text:p>
          </table:table-cell>
          <table:table-cell/>
        </table:table-row>
        <table:table-row table:style-name="ro4">
          <table:table-cell table:style-name="ce19" table:formula="of:=ADDCOMMA([Blad1.AC43];0)" office:value-type="string" office:string-value="74," calcext:value-type="string">
            <text:p>74,</text:p>
          </table:table-cell>
          <table:table-cell table:style-name="ce19" table:formula="of:=ADDCOMMA([Blad1.AD43];0)" office:value-type="string" office:string-value="74," calcext:value-type="string">
            <text:p>74,</text:p>
          </table:table-cell>
          <table:table-cell table:style-name="ce19" table:formula="of:=ADDCOMMA([Blad1.AE43];0)" office:value-type="string" office:string-value="73," calcext:value-type="string">
            <text:p>73,</text:p>
          </table:table-cell>
          <table:table-cell table:style-name="ce19" table:formula="of:=ADDCOMMA([Blad1.AF43];0)" office:value-type="string" office:string-value="73," calcext:value-type="string">
            <text:p>73,</text:p>
          </table:table-cell>
          <table:table-cell table:style-name="ce19" table:formula="of:=ADDCOMMA([Blad1.AG43];0)" office:value-type="string" office:string-value="72," calcext:value-type="string">
            <text:p>72,</text:p>
          </table:table-cell>
          <table:table-cell table:style-name="ce19" table:formula="of:=ADDCOMMA([Blad1.AH43];0)" office:value-type="string" office:string-value="71," calcext:value-type="string">
            <text:p>71,</text:p>
          </table:table-cell>
          <table:table-cell table:style-name="ce19" table:formula="of:=ADDCOMMA([Blad1.AI43];0)" office:value-type="string" office:string-value="71," calcext:value-type="string">
            <text:p>71,</text:p>
          </table:table-cell>
          <table:table-cell table:style-name="ce19" table:formula="of:=ADDCOMMA([Blad1.AJ43];0)" office:value-type="string" office:string-value="70," calcext:value-type="string">
            <text:p>70,</text:p>
          </table:table-cell>
          <table:table-cell table:style-name="ce19" table:formula="of:=ADDCOMMA([Blad1.AK43];0)" office:value-type="string" office:string-value="70," calcext:value-type="string">
            <text:p>70,</text:p>
          </table:table-cell>
          <table:table-cell table:style-name="ce19" table:formula="of:=ADDCOMMA([Blad1.AL43];0)" office:value-type="string" office:string-value="69," calcext:value-type="string">
            <text:p>69,</text:p>
          </table:table-cell>
          <table:table-cell table:style-name="ce19" table:formula="of:=ADDCOMMA([Blad1.AM43];0)" office:value-type="string" office:string-value="68," calcext:value-type="string">
            <text:p>68,</text:p>
          </table:table-cell>
          <table:table-cell table:style-name="ce19" table:formula="of:=ADDCOMMA([Blad1.AN43];0)" office:value-type="string" office:string-value="68," calcext:value-type="string">
            <text:p>68,</text:p>
          </table:table-cell>
          <table:table-cell table:style-name="ce19" table:formula="of:=ADDCOMMA([Blad1.AO43];0)" office:value-type="string" office:string-value="67," calcext:value-type="string">
            <text:p>67,</text:p>
          </table:table-cell>
          <table:table-cell table:style-name="ce19" table:formula="of:=ADDCOMMA([Blad1.AP43];0)" office:value-type="string" office:string-value="67," calcext:value-type="string">
            <text:p>67,</text:p>
          </table:table-cell>
          <table:table-cell table:style-name="ce19" table:formula="of:=ADDCOMMA([Blad1.AQ43];0)" office:value-type="string" office:string-value="66," calcext:value-type="string">
            <text:p>66,</text:p>
          </table:table-cell>
          <table:table-cell table:style-name="ce19" table:formula="of:=ADDCOMMA([Blad1.AR43];0)" office:value-type="string" office:string-value="65," calcext:value-type="string">
            <text:p>65,</text:p>
          </table:table-cell>
          <table:table-cell table:style-name="ce19" table:formula="of:=ADDCOMMA([Blad1.AS43];0)" office:value-type="string" office:string-value="65," calcext:value-type="string">
            <text:p>65,</text:p>
          </table:table-cell>
          <table:table-cell table:style-name="ce19" table:formula="of:=ADDCOMMA([Blad1.AT43];0)" office:value-type="string" office:string-value="64," calcext:value-type="string">
            <text:p>64,</text:p>
          </table:table-cell>
          <table:table-cell table:style-name="ce19" table:formula="of:=ADDCOMMA([Blad1.AU43];0)" office:value-type="string" office:string-value="64," calcext:value-type="string">
            <text:p>64,</text:p>
          </table:table-cell>
          <table:table-cell table:style-name="ce19" table:formula="of:=ADDCOMMA([Blad1.AV43];0)" office:value-type="string" office:string-value="63," calcext:value-type="string">
            <text:p>63,</text:p>
          </table:table-cell>
          <table:table-cell/>
        </table:table-row>
        <table:table-row table:style-name="ro4">
          <table:table-cell table:style-name="ce19" table:formula="of:=ADDCOMMA([Blad1.AC44];0)" office:value-type="string" office:string-value="62," calcext:value-type="string">
            <text:p>62,</text:p>
          </table:table-cell>
          <table:table-cell table:style-name="ce19" table:formula="of:=ADDCOMMA([Blad1.AD44];0)" office:value-type="string" office:string-value="62," calcext:value-type="string">
            <text:p>62,</text:p>
          </table:table-cell>
          <table:table-cell table:style-name="ce19" table:formula="of:=ADDCOMMA([Blad1.AE44];0)" office:value-type="string" office:string-value="61," calcext:value-type="string">
            <text:p>61,</text:p>
          </table:table-cell>
          <table:table-cell table:style-name="ce19" table:formula="of:=ADDCOMMA([Blad1.AF44];0)" office:value-type="string" office:string-value="60," calcext:value-type="string">
            <text:p>60,</text:p>
          </table:table-cell>
          <table:table-cell table:style-name="ce19" table:formula="of:=ADDCOMMA([Blad1.AG44];0)" office:value-type="string" office:string-value="60," calcext:value-type="string">
            <text:p>60,</text:p>
          </table:table-cell>
          <table:table-cell table:style-name="ce19" table:formula="of:=ADDCOMMA([Blad1.AH44];0)" office:value-type="string" office:string-value="59," calcext:value-type="string">
            <text:p>59,</text:p>
          </table:table-cell>
          <table:table-cell table:style-name="ce19" table:formula="of:=ADDCOMMA([Blad1.AI44];0)" office:value-type="string" office:string-value="58," calcext:value-type="string">
            <text:p>58,</text:p>
          </table:table-cell>
          <table:table-cell table:style-name="ce19" table:formula="of:=ADDCOMMA([Blad1.AJ44];0)" office:value-type="string" office:string-value="58," calcext:value-type="string">
            <text:p>58,</text:p>
          </table:table-cell>
          <table:table-cell table:style-name="ce19" table:formula="of:=ADDCOMMA([Blad1.AK44];0)" office:value-type="string" office:string-value="57," calcext:value-type="string">
            <text:p>57,</text:p>
          </table:table-cell>
          <table:table-cell table:style-name="ce19" table:formula="of:=ADDCOMMA([Blad1.AL44];0)" office:value-type="string" office:string-value="56," calcext:value-type="string">
            <text:p>56,</text:p>
          </table:table-cell>
          <table:table-cell table:style-name="ce19" table:formula="of:=ADDCOMMA([Blad1.AM44];0)" office:value-type="string" office:string-value="56," calcext:value-type="string">
            <text:p>56,</text:p>
          </table:table-cell>
          <table:table-cell table:style-name="ce19" table:formula="of:=ADDCOMMA([Blad1.AN44];0)" office:value-type="string" office:string-value="55," calcext:value-type="string">
            <text:p>55,</text:p>
          </table:table-cell>
          <table:table-cell table:style-name="ce19" table:formula="of:=ADDCOMMA([Blad1.AO44];0)" office:value-type="string" office:string-value="55," calcext:value-type="string">
            <text:p>55,</text:p>
          </table:table-cell>
          <table:table-cell table:style-name="ce19" table:formula="of:=ADDCOMMA([Blad1.AP44];0)" office:value-type="string" office:string-value="54," calcext:value-type="string">
            <text:p>54,</text:p>
          </table:table-cell>
          <table:table-cell table:style-name="ce19" table:formula="of:=ADDCOMMA([Blad1.AQ44];0)" office:value-type="string" office:string-value="53," calcext:value-type="string">
            <text:p>53,</text:p>
          </table:table-cell>
          <table:table-cell table:style-name="ce19" table:formula="of:=ADDCOMMA([Blad1.AR44];0)" office:value-type="string" office:string-value="52," calcext:value-type="string">
            <text:p>52,</text:p>
          </table:table-cell>
          <table:table-cell table:style-name="ce19" table:formula="of:=ADDCOMMA([Blad1.AS44];0)" office:value-type="string" office:string-value="52," calcext:value-type="string">
            <text:p>52,</text:p>
          </table:table-cell>
          <table:table-cell table:style-name="ce19" table:formula="of:=ADDCOMMA([Blad1.AT44];0)" office:value-type="string" office:string-value="51," calcext:value-type="string">
            <text:p>51,</text:p>
          </table:table-cell>
          <table:table-cell table:style-name="ce19" table:formula="of:=ADDCOMMA([Blad1.AU44];0)" office:value-type="string" office:string-value="50," calcext:value-type="string">
            <text:p>50,</text:p>
          </table:table-cell>
          <table:table-cell table:style-name="ce19" table:formula="of:=ADDCOMMA([Blad1.AV44];0)" office:value-type="string" office:string-value="49," calcext:value-type="string">
            <text:p>49,</text:p>
          </table:table-cell>
          <table:table-cell/>
        </table:table-row>
        <table:table-row table:style-name="ro4">
          <table:table-cell table:style-name="ce19" table:formula="of:=ADDCOMMA([Blad1.AC45];0)" office:value-type="string" office:string-value="49," calcext:value-type="string">
            <text:p>49,</text:p>
          </table:table-cell>
          <table:table-cell table:style-name="ce19" table:formula="of:=ADDCOMMA([Blad1.AD45];0)" office:value-type="string" office:string-value="48," calcext:value-type="string">
            <text:p>48,</text:p>
          </table:table-cell>
          <table:table-cell table:style-name="ce19" table:formula="of:=ADDCOMMA([Blad1.AE45];0)" office:value-type="string" office:string-value="47," calcext:value-type="string">
            <text:p>47,</text:p>
          </table:table-cell>
          <table:table-cell table:style-name="ce19" table:formula="of:=ADDCOMMA([Blad1.AF45];0)" office:value-type="string" office:string-value="47," calcext:value-type="string">
            <text:p>47,</text:p>
          </table:table-cell>
          <table:table-cell table:style-name="ce19" table:formula="of:=ADDCOMMA([Blad1.AG45];0)" office:value-type="string" office:string-value="46," calcext:value-type="string">
            <text:p>46,</text:p>
          </table:table-cell>
          <table:table-cell table:style-name="ce19" table:formula="of:=ADDCOMMA([Blad1.AH45];0)" office:value-type="string" office:string-value="45," calcext:value-type="string">
            <text:p>45,</text:p>
          </table:table-cell>
          <table:table-cell table:style-name="ce19" table:formula="of:=ADDCOMMA([Blad1.AI45];0)" office:value-type="string" office:string-value="45," calcext:value-type="string">
            <text:p>45,</text:p>
          </table:table-cell>
          <table:table-cell table:style-name="ce19" table:formula="of:=ADDCOMMA([Blad1.AJ45];0)" office:value-type="string" office:string-value="44," calcext:value-type="string">
            <text:p>44,</text:p>
          </table:table-cell>
          <table:table-cell table:style-name="ce19" table:formula="of:=ADDCOMMA([Blad1.AK45];0)" office:value-type="string" office:string-value="43," calcext:value-type="string">
            <text:p>43,</text:p>
          </table:table-cell>
          <table:table-cell table:style-name="ce19" table:formula="of:=ADDCOMMA([Blad1.AL45];0)" office:value-type="string" office:string-value="43," calcext:value-type="string">
            <text:p>43,</text:p>
          </table:table-cell>
          <table:table-cell table:style-name="ce19" table:formula="of:=ADDCOMMA([Blad1.AM45];0)" office:value-type="string" office:string-value="42," calcext:value-type="string">
            <text:p>42,</text:p>
          </table:table-cell>
          <table:table-cell table:style-name="ce19" table:formula="of:=ADDCOMMA([Blad1.AN45];0)" office:value-type="string" office:string-value="41," calcext:value-type="string">
            <text:p>41,</text:p>
          </table:table-cell>
          <table:table-cell table:style-name="ce19" table:formula="of:=ADDCOMMA([Blad1.AO45];0)" office:value-type="string" office:string-value="41," calcext:value-type="string">
            <text:p>41,</text:p>
          </table:table-cell>
          <table:table-cell table:style-name="ce19" table:formula="of:=ADDCOMMA([Blad1.AP45];0)" office:value-type="string" office:string-value="40," calcext:value-type="string">
            <text:p>40,</text:p>
          </table:table-cell>
          <table:table-cell table:style-name="ce19" table:formula="of:=ADDCOMMA([Blad1.AQ45];0)" office:value-type="string" office:string-value="40," calcext:value-type="string">
            <text:p>40,</text:p>
          </table:table-cell>
          <table:table-cell table:style-name="ce19" table:formula="of:=ADDCOMMA([Blad1.AR45];0)" office:value-type="string" office:string-value="39," calcext:value-type="string">
            <text:p>39,</text:p>
          </table:table-cell>
          <table:table-cell table:style-name="ce19" table:formula="of:=ADDCOMMA([Blad1.AS45];0)" office:value-type="string" office:string-value="38," calcext:value-type="string">
            <text:p>38,</text:p>
          </table:table-cell>
          <table:table-cell table:style-name="ce19" table:formula="of:=ADDCOMMA([Blad1.AT45];0)" office:value-type="string" office:string-value="38," calcext:value-type="string">
            <text:p>38,</text:p>
          </table:table-cell>
          <table:table-cell table:style-name="ce19" table:formula="of:=ADDCOMMA([Blad1.AU45];0)" office:value-type="string" office:string-value="37," calcext:value-type="string">
            <text:p>37,</text:p>
          </table:table-cell>
          <table:table-cell table:style-name="ce19" table:formula="of:=ADDCOMMA([Blad1.AV45];0)" office:value-type="string" office:string-value="36," calcext:value-type="string">
            <text:p>36,</text:p>
          </table:table-cell>
          <table:table-cell/>
        </table:table-row>
        <table:table-row table:style-name="ro4">
          <table:table-cell table:style-name="ce19" table:formula="of:=ADDCOMMA([Blad1.AC46];0)" office:value-type="string" office:string-value="36," calcext:value-type="string">
            <text:p>36,</text:p>
          </table:table-cell>
          <table:table-cell table:style-name="ce19" table:formula="of:=ADDCOMMA([Blad1.AD46];0)" office:value-type="string" office:string-value="35," calcext:value-type="string">
            <text:p>35,</text:p>
          </table:table-cell>
          <table:table-cell table:style-name="ce19" table:formula="of:=ADDCOMMA([Blad1.AE46];0)" office:value-type="string" office:string-value="34," calcext:value-type="string">
            <text:p>34,</text:p>
          </table:table-cell>
          <table:table-cell table:style-name="ce19" table:formula="of:=ADDCOMMA([Blad1.AF46];0)" office:value-type="string" office:string-value="34," calcext:value-type="string">
            <text:p>34,</text:p>
          </table:table-cell>
          <table:table-cell table:style-name="ce19" table:formula="of:=ADDCOMMA([Blad1.AG46];0)" office:value-type="string" office:string-value="33," calcext:value-type="string">
            <text:p>33,</text:p>
          </table:table-cell>
          <table:table-cell table:style-name="ce19" table:formula="of:=ADDCOMMA([Blad1.AH46];0)" office:value-type="string" office:string-value="32," calcext:value-type="string">
            <text:p>32,</text:p>
          </table:table-cell>
          <table:table-cell table:style-name="ce19" table:formula="of:=ADDCOMMA([Blad1.AI46];0)" office:value-type="string" office:string-value="32," calcext:value-type="string">
            <text:p>32,</text:p>
          </table:table-cell>
          <table:table-cell table:style-name="ce19" table:formula="of:=ADDCOMMA([Blad1.AJ46];0)" office:value-type="string" office:string-value="31," calcext:value-type="string">
            <text:p>31,</text:p>
          </table:table-cell>
          <table:table-cell table:style-name="ce19" table:formula="of:=ADDCOMMA([Blad1.AK46];0)" office:value-type="string" office:string-value="30," calcext:value-type="string">
            <text:p>30,</text:p>
          </table:table-cell>
          <table:table-cell table:style-name="ce19" table:formula="of:=ADDCOMMA([Blad1.AL46];0)" office:value-type="string" office:string-value="30," calcext:value-type="string">
            <text:p>30,</text:p>
          </table:table-cell>
          <table:table-cell table:style-name="ce19" table:formula="of:=ADDCOMMA([Blad1.AM46];0)" office:value-type="string" office:string-value="29," calcext:value-type="string">
            <text:p>29,</text:p>
          </table:table-cell>
          <table:table-cell table:style-name="ce19" table:formula="of:=ADDCOMMA([Blad1.AN46];0)" office:value-type="string" office:string-value="28," calcext:value-type="string">
            <text:p>28,</text:p>
          </table:table-cell>
          <table:table-cell table:style-name="ce19" table:formula="of:=ADDCOMMA([Blad1.AO46];0)" office:value-type="string" office:string-value="28," calcext:value-type="string">
            <text:p>28,</text:p>
          </table:table-cell>
          <table:table-cell table:style-name="ce19" table:formula="of:=ADDCOMMA([Blad1.AP46];0)" office:value-type="string" office:string-value="27," calcext:value-type="string">
            <text:p>27,</text:p>
          </table:table-cell>
          <table:table-cell table:style-name="ce19" table:formula="of:=ADDCOMMA([Blad1.AQ46];0)" office:value-type="string" office:string-value="26," calcext:value-type="string">
            <text:p>26,</text:p>
          </table:table-cell>
          <table:table-cell table:style-name="ce19" table:formula="of:=ADDCOMMA([Blad1.AR46];0)" office:value-type="string" office:string-value="26," calcext:value-type="string">
            <text:p>26,</text:p>
          </table:table-cell>
          <table:table-cell table:style-name="ce19" table:formula="of:=ADDCOMMA([Blad1.AS46];0)" office:value-type="string" office:string-value="25," calcext:value-type="string">
            <text:p>25,</text:p>
          </table:table-cell>
          <table:table-cell table:style-name="ce19" table:formula="of:=ADDCOMMA([Blad1.AT46];0)" office:value-type="string" office:string-value="24," calcext:value-type="string">
            <text:p>24,</text:p>
          </table:table-cell>
          <table:table-cell table:style-name="ce19" table:formula="of:=ADDCOMMA([Blad1.AU46];0)" office:value-type="string" office:string-value="24," calcext:value-type="string">
            <text:p>24,</text:p>
          </table:table-cell>
          <table:table-cell table:style-name="ce19" table:formula="of:=ADDCOMMA([Blad1.AV46];0)" office:value-type="string" office:string-value="23," calcext:value-type="string">
            <text:p>23,</text:p>
          </table:table-cell>
          <table:table-cell/>
        </table:table-row>
        <table:table-row table:style-name="ro4">
          <table:table-cell table:style-name="ce19" table:formula="of:=ADDCOMMA([Blad1.AC47];0)" office:value-type="string" office:string-value="22," calcext:value-type="string">
            <text:p>22,</text:p>
          </table:table-cell>
          <table:table-cell table:style-name="ce19" table:formula="of:=ADDCOMMA([Blad1.AD47];0)" office:value-type="string" office:string-value="21," calcext:value-type="string">
            <text:p>21,</text:p>
          </table:table-cell>
          <table:table-cell table:style-name="ce19" table:formula="of:=ADDCOMMA([Blad1.AE47];0)" office:value-type="string" office:string-value="21," calcext:value-type="string">
            <text:p>21,</text:p>
          </table:table-cell>
          <table:table-cell table:style-name="ce19" table:formula="of:=ADDCOMMA([Blad1.AF47];0)" office:value-type="string" office:string-value="20," calcext:value-type="string">
            <text:p>20,</text:p>
          </table:table-cell>
          <table:table-cell table:style-name="ce19" table:formula="of:=ADDCOMMA([Blad1.AG47];0)" office:value-type="string" office:string-value="19," calcext:value-type="string">
            <text:p>19,</text:p>
          </table:table-cell>
          <table:table-cell table:style-name="ce19" table:formula="of:=ADDCOMMA([Blad1.AH47];0)" office:value-type="string" office:string-value="18," calcext:value-type="string">
            <text:p>18,</text:p>
          </table:table-cell>
          <table:table-cell table:style-name="ce19" table:formula="of:=ADDCOMMA([Blad1.AI47];0)" office:value-type="string" office:string-value="18," calcext:value-type="string">
            <text:p>18,</text:p>
          </table:table-cell>
          <table:table-cell table:style-name="ce19" table:formula="of:=ADDCOMMA([Blad1.AJ47];0)" office:value-type="string" office:string-value="17," calcext:value-type="string">
            <text:p>17,</text:p>
          </table:table-cell>
          <table:table-cell table:style-name="ce19" table:formula="of:=ADDCOMMA([Blad1.AK47];0)" office:value-type="string" office:string-value="16," calcext:value-type="string">
            <text:p>16,</text:p>
          </table:table-cell>
          <table:table-cell table:style-name="ce19" table:formula="of:=ADDCOMMA([Blad1.AL47];0)" office:value-type="string" office:string-value="16," calcext:value-type="string">
            <text:p>16,</text:p>
          </table:table-cell>
          <table:table-cell table:style-name="ce19" table:formula="of:=ADDCOMMA([Blad1.AM47];0)" office:value-type="string" office:string-value="15," calcext:value-type="string">
            <text:p>15,</text:p>
          </table:table-cell>
          <table:table-cell table:style-name="ce19" table:formula="of:=ADDCOMMA([Blad1.AN47];0)" office:value-type="string" office:string-value="14," calcext:value-type="string">
            <text:p>14,</text:p>
          </table:table-cell>
          <table:table-cell table:style-name="ce19" table:formula="of:=ADDCOMMA([Blad1.AO47];0)" office:value-type="string" office:string-value="14," calcext:value-type="string">
            <text:p>14,</text:p>
          </table:table-cell>
          <table:table-cell table:style-name="ce19" table:formula="of:=ADDCOMMA([Blad1.AP47];0)" office:value-type="string" office:string-value="13," calcext:value-type="string">
            <text:p>13,</text:p>
          </table:table-cell>
          <table:table-cell table:style-name="ce19" table:formula="of:=ADDCOMMA([Blad1.AQ47];0)" office:value-type="string" office:string-value="13," calcext:value-type="string">
            <text:p>13,</text:p>
          </table:table-cell>
          <table:table-cell table:style-name="ce19" table:formula="of:=ADDCOMMA([Blad1.AR47];0)" office:value-type="string" office:string-value="12," calcext:value-type="string">
            <text:p>12,</text:p>
          </table:table-cell>
          <table:table-cell table:style-name="ce19" table:formula="of:=ADDCOMMA([Blad1.AS47];0)" office:value-type="string" office:string-value="12," calcext:value-type="string">
            <text:p>12,</text:p>
          </table:table-cell>
          <table:table-cell table:style-name="ce19" table:formula="of:=ADDCOMMA([Blad1.AT47];0)" office:value-type="string" office:string-value="12," calcext:value-type="string">
            <text:p>12,</text:p>
          </table:table-cell>
          <table:table-cell table:style-name="ce19" table:formula="of:=ADDCOMMA([Blad1.AU47];0)" office:value-type="string" office:string-value="11," calcext:value-type="string">
            <text:p>11,</text:p>
          </table:table-cell>
          <table:table-cell table:style-name="ce19" table:formula="of:=ADDCOMMA([Blad1.AV47];0)" office:value-type="string" office:string-value="11," calcext:value-type="string">
            <text:p>11,</text:p>
          </table:table-cell>
          <table:table-cell/>
        </table:table-row>
        <table:table-row table:style-name="ro4">
          <table:table-cell table:style-name="ce19" table:formula="of:=ADDCOMMA([Blad1.AC48];0)" office:value-type="string" office:string-value="11," calcext:value-type="string">
            <text:p>11,</text:p>
          </table:table-cell>
          <table:table-cell table:style-name="ce19" table:formula="of:=ADDCOMMA([Blad1.AD48];0)" office:value-type="string" office:string-value="11," calcext:value-type="string">
            <text:p>11,</text:p>
          </table:table-cell>
          <table:table-cell table:style-name="ce19" table:formula="of:=ADDCOMMA([Blad1.AE48];0)" office:value-type="string" office:string-value="10," calcext:value-type="string">
            <text:p>10,</text:p>
          </table:table-cell>
          <table:table-cell table:style-name="ce19" table:formula="of:=ADDCOMMA([Blad1.AF48];0)" office:value-type="string" office:string-value="10," calcext:value-type="string">
            <text:p>10,</text:p>
          </table:table-cell>
          <table:table-cell table:style-name="ce19" table:formula="of:=ADDCOMMA([Blad1.AG48];0)" office:value-type="string" office:string-value="10," calcext:value-type="string">
            <text:p>10,</text:p>
          </table:table-cell>
          <table:table-cell table:style-name="ce19" table:formula="of:=ADDCOMMA([Blad1.AH48];0)" office:value-type="string" office:string-value="10," calcext:value-type="string">
            <text:p>10,</text:p>
          </table:table-cell>
          <table:table-cell table:style-name="ce19" table:formula="of:=ADDCOMMA([Blad1.AI48];0)" office:value-type="string" office:string-value="9," calcext:value-type="string">
            <text:p>9,</text:p>
          </table:table-cell>
          <table:table-cell table:style-name="ce19" table:formula="of:=ADDCOMMA([Blad1.AJ48];0)" office:value-type="string" office:string-value="9," calcext:value-type="string">
            <text:p>9,</text:p>
          </table:table-cell>
          <table:table-cell table:style-name="ce19" table:formula="of:=ADDCOMMA([Blad1.AK48];0)" office:value-type="string" office:string-value="9," calcext:value-type="string">
            <text:p>9,</text:p>
          </table:table-cell>
          <table:table-cell table:style-name="ce19" table:formula="of:=ADDCOMMA([Blad1.AL48];0)" office:value-type="string" office:string-value="9," calcext:value-type="string">
            <text:p>9,</text:p>
          </table:table-cell>
          <table:table-cell table:style-name="ce19" table:formula="of:=ADDCOMMA([Blad1.AM48];0)" office:value-type="string" office:string-value="8," calcext:value-type="string">
            <text:p>8,</text:p>
          </table:table-cell>
          <table:table-cell table:style-name="ce19" table:formula="of:=ADDCOMMA([Blad1.AN48];0)" office:value-type="string" office:string-value="8," calcext:value-type="string">
            <text:p>8,</text:p>
          </table:table-cell>
          <table:table-cell table:style-name="ce19" table:formula="of:=ADDCOMMA([Blad1.AO48];0)" office:value-type="string" office:string-value="8," calcext:value-type="string">
            <text:p>8,</text:p>
          </table:table-cell>
          <table:table-cell table:style-name="ce19" table:formula="of:=ADDCOMMA([Blad1.AP48];0)" office:value-type="string" office:string-value="8," calcext:value-type="string">
            <text:p>8,</text:p>
          </table:table-cell>
          <table:table-cell table:style-name="ce19" table:formula="of:=ADDCOMMA([Blad1.AQ48];0)" office:value-type="string" office:string-value="8," calcext:value-type="string">
            <text:p>8,</text:p>
          </table:table-cell>
          <table:table-cell table:style-name="ce19" table:formula="of:=ADDCOMMA([Blad1.AR48];0)" office:value-type="string" office:string-value="8," calcext:value-type="string">
            <text:p>8,</text:p>
          </table:table-cell>
          <table:table-cell table:style-name="ce19" table:formula="of:=ADDCOMMA([Blad1.AS48];0)" office:value-type="string" office:string-value="8," calcext:value-type="string">
            <text:p>8,</text:p>
          </table:table-cell>
          <table:table-cell table:style-name="ce19" table:formula="of:=ADDCOMMA([Blad1.AT48];0)" office:value-type="string" office:string-value="8," calcext:value-type="string">
            <text:p>8,</text:p>
          </table:table-cell>
          <table:table-cell table:style-name="ce19" table:formula="of:=ADDCOMMA([Blad1.AU48];0)" office:value-type="string" office:string-value="7," calcext:value-type="string">
            <text:p>7,</text:p>
          </table:table-cell>
          <table:table-cell table:style-name="ce19" table:formula="of:=ADDCOMMA([Blad1.AV48];0)" office:value-type="string" office:string-value="7," calcext:value-type="string">
            <text:p>7,</text:p>
          </table:table-cell>
          <table:table-cell/>
        </table:table-row>
        <table:table-row table:style-name="ro4">
          <table:table-cell table:style-name="ce19" table:formula="of:=ADDCOMMA([Blad1.AC49];0)" office:value-type="string" office:string-value="7," calcext:value-type="string">
            <text:p>7,</text:p>
          </table:table-cell>
          <table:table-cell table:style-name="ce19" table:formula="of:=ADDCOMMA([Blad1.AD49];0)" office:value-type="string" office:string-value="7," calcext:value-type="string">
            <text:p>7,</text:p>
          </table:table-cell>
          <table:table-cell table:style-name="ce19" table:formula="of:=ADDCOMMA([Blad1.AE49];0)" office:value-type="string" office:string-value="7," calcext:value-type="string">
            <text:p>7,</text:p>
          </table:table-cell>
          <table:table-cell table:style-name="ce19" table:formula="of:=ADDCOMMA([Blad1.AF49];0)" office:value-type="string" office:string-value="7," calcext:value-type="string">
            <text:p>7,</text:p>
          </table:table-cell>
          <table:table-cell table:style-name="ce19" table:formula="of:=ADDCOMMA([Blad1.AG49];0)" office:value-type="string" office:string-value="7," calcext:value-type="string">
            <text:p>7,</text:p>
          </table:table-cell>
          <table:table-cell table:style-name="ce19" table:formula="of:=ADDCOMMA([Blad1.AH49];0)" office:value-type="string" office:string-value="7," calcext:value-type="string">
            <text:p>7,</text:p>
          </table:table-cell>
          <table:table-cell table:style-name="ce19" table:formula="of:=ADDCOMMA([Blad1.AI49];0)" office:value-type="string" office:string-value="7," calcext:value-type="string">
            <text:p>7,</text:p>
          </table:table-cell>
          <table:table-cell table:style-name="ce19" table:formula="of:=ADDCOMMA([Blad1.AJ49];0)" office:value-type="string" office:string-value="6," calcext:value-type="string">
            <text:p>6,</text:p>
          </table:table-cell>
          <table:table-cell table:style-name="ce19" table:formula="of:=ADDCOMMA([Blad1.AK49];0)" office:value-type="string" office:string-value="6," calcext:value-type="string">
            <text:p>6,</text:p>
          </table:table-cell>
          <table:table-cell table:style-name="ce19" table:formula="of:=ADDCOMMA([Blad1.AL49];0)" office:value-type="string" office:string-value="6," calcext:value-type="string">
            <text:p>6,</text:p>
          </table:table-cell>
          <table:table-cell table:style-name="ce19" table:formula="of:=ADDCOMMA([Blad1.AM49];0)" office:value-type="string" office:string-value="6," calcext:value-type="string">
            <text:p>6,</text:p>
          </table:table-cell>
          <table:table-cell table:style-name="ce19" table:formula="of:=ADDCOMMA([Blad1.AN49];0)" office:value-type="string" office:string-value="6," calcext:value-type="string">
            <text:p>6,</text:p>
          </table:table-cell>
          <table:table-cell table:style-name="ce19" table:formula="of:=ADDCOMMA([Blad1.AO49];0)" office:value-type="string" office:string-value="5," calcext:value-type="string">
            <text:p>5,</text:p>
          </table:table-cell>
          <table:table-cell table:style-name="ce19" table:formula="of:=ADDCOMMA([Blad1.AP49];0)" office:value-type="string" office:string-value="5," calcext:value-type="string">
            <text:p>5,</text:p>
          </table:table-cell>
          <table:table-cell table:style-name="ce19" table:formula="of:=ADDCOMMA([Blad1.AQ49];0)" office:value-type="string" office:string-value="5," calcext:value-type="string">
            <text:p>5,</text:p>
          </table:table-cell>
          <table:table-cell table:style-name="ce19" table:formula="of:=ADDCOMMA([Blad1.AR49];0)" office:value-type="string" office:string-value="5," calcext:value-type="string">
            <text:p>5,</text:p>
          </table:table-cell>
          <table:table-cell table:style-name="ce19" table:formula="of:=ADDCOMMA([Blad1.AS49];0)" office:value-type="string" office:string-value="5," calcext:value-type="string">
            <text:p>5,</text:p>
          </table:table-cell>
          <table:table-cell table:style-name="ce19" table:formula="of:=ADDCOMMA([Blad1.AT49];0)" office:value-type="string" office:string-value="4," calcext:value-type="string">
            <text:p>4,</text:p>
          </table:table-cell>
          <table:table-cell table:style-name="ce19" table:formula="of:=ADDCOMMA([Blad1.AU49];0)" office:value-type="string" office:string-value="4," calcext:value-type="string">
            <text:p>4,</text:p>
          </table:table-cell>
          <table:table-cell table:style-name="ce19" table:formula="of:=ADDCOMMA([Blad1.AV49];0)" office:value-type="string" office:string-value="4," calcext:value-type="string">
            <text:p>4,</text:p>
          </table:table-cell>
          <table:table-cell/>
        </table:table-row>
        <table:table-row table:style-name="ro4">
          <table:table-cell table:style-name="ce19" table:formula="of:=ADDCOMMA([Blad1.AC50];0)" office:value-type="string" office:string-value="4," calcext:value-type="string">
            <text:p>4,</text:p>
          </table:table-cell>
          <table:table-cell table:style-name="ce19" table:formula="of:=ADDCOMMA([Blad1.AD50];0)" office:value-type="string" office:string-value="4," calcext:value-type="string">
            <text:p>4,</text:p>
          </table:table-cell>
          <table:table-cell table:style-name="ce19" table:formula="of:=ADDCOMMA([Blad1.AE50];0)" office:value-type="string" office:string-value="4," calcext:value-type="string">
            <text:p>4,</text:p>
          </table:table-cell>
          <table:table-cell table:style-name="ce19" table:formula="of:=ADDCOMMA([Blad1.AF50];0)" office:value-type="string" office:string-value="3," calcext:value-type="string">
            <text:p>3,</text:p>
          </table:table-cell>
          <table:table-cell table:style-name="ce19" table:formula="of:=ADDCOMMA([Blad1.AG50];0)" office:value-type="string" office:string-value="3," calcext:value-type="string">
            <text:p>3,</text:p>
          </table:table-cell>
          <table:table-cell table:style-name="ce19" table:formula="of:=ADDCOMMA([Blad1.AH50];0)" office:value-type="string" office:string-value="3," calcext:value-type="string">
            <text:p>3,</text:p>
          </table:table-cell>
          <table:table-cell table:style-name="ce19" table:formula="of:=ADDCOMMA([Blad1.AI50];0)" office:value-type="string" office:string-value="3," calcext:value-type="string">
            <text:p>3,</text:p>
          </table:table-cell>
          <table:table-cell table:style-name="ce19" table:formula="of:=ADDCOMMA([Blad1.AJ50];0)" office:value-type="string" office:string-value="3," calcext:value-type="string">
            <text:p>3,</text:p>
          </table:table-cell>
          <table:table-cell table:style-name="ce19" table:formula="of:=ADDCOMMA([Blad1.AK50];0)" office:value-type="string" office:string-value="2," calcext:value-type="string">
            <text:p>2,</text:p>
          </table:table-cell>
          <table:table-cell table:style-name="ce19" table:formula="of:=ADDCOMMA([Blad1.AL50];0)" office:value-type="string" office:string-value="2," calcext:value-type="string">
            <text:p>2,</text:p>
          </table:table-cell>
          <table:table-cell table:style-name="ce19" table:formula="of:=ADDCOMMA([Blad1.AM50];0)" office:value-type="string" office:string-value="2," calcext:value-type="string">
            <text:p>2,</text:p>
          </table:table-cell>
          <table:table-cell table:style-name="ce19" table:formula="of:=ADDCOMMA([Blad1.AN50];0)" office:value-type="string" office:string-value="2," calcext:value-type="string">
            <text:p>2,</text:p>
          </table:table-cell>
          <table:table-cell table:style-name="ce19" table:formula="of:=ADDCOMMA([Blad1.AO50];0)" office:value-type="string" office:string-value="2," calcext:value-type="string">
            <text:p>2,</text:p>
          </table:table-cell>
          <table:table-cell table:style-name="ce19" table:formula="of:=ADDCOMMA([Blad1.AP50];0)" office:value-type="string" office:string-value="1," calcext:value-type="string">
            <text:p>1,</text:p>
          </table:table-cell>
          <table:table-cell table:style-name="ce19" table:formula="of:=ADDCOMMA([Blad1.AQ50];0)" office:value-type="string" office:string-value="1," calcext:value-type="string">
            <text:p>1,</text:p>
          </table:table-cell>
          <table:table-cell table:style-name="ce19" table:formula="of:=ADDCOMMA([Blad1.AR50];0)" office:value-type="string" office:string-value="1," calcext:value-type="string">
            <text:p>1,</text:p>
          </table:table-cell>
          <table:table-cell table:style-name="ce19" table:formula="of:=ADDCOMMA([Blad1.AS50];0)" office:value-type="string" office:string-value="1," calcext:value-type="string">
            <text:p>1,</text:p>
          </table:table-cell>
          <table:table-cell table:style-name="ce19" table:formula="of:=ADDCOMMA([Blad1.AT50];0)" office:value-type="string" office:string-value="1," calcext:value-type="string">
            <text:p>1,</text:p>
          </table:table-cell>
          <table:table-cell table:style-name="ce19" table:formula="of:=ADDCOMMA([Blad1.AU50];0)" office:value-type="string" office:string-value="0," calcext:value-type="string">
            <text:p>0,</text:p>
          </table:table-cell>
          <table:table-cell table:style-name="ce19" table:formula="of:=ADDCOMMA([Blad1.AV50];0)" office:value-type="string" office:string-value="0," calcext:value-type="string">
            <text:p>0,</text:p>
          </table:table-cell>
          <table:table-cell/>
        </table:table-row>
        <table:table-row table:style-name="ro4">
          <table:table-cell table:style-name="ce19" table:formula="of:=ADDCOMMA([Blad1.AC51];0)" office:value-type="string" office:string-value="0," calcext:value-type="string">
            <text:p>0,</text:p>
          </table:table-cell>
          <table:table-cell table:style-name="ce19" table:formula="of:=ADDCOMMA([Blad1.AD51];0)" office:value-type="string" office:string-value="0," calcext:value-type="string">
            <text:p>0,</text:p>
          </table:table-cell>
          <table:table-cell table:style-name="ce19" table:formula="of:=ADDCOMMA([Blad1.AE51];0)" office:value-type="string" office:string-value="0," calcext:value-type="string">
            <text:p>0,</text:p>
          </table:table-cell>
          <table:table-cell table:style-name="ce19" table:formula="of:=ADDCOMMA([Blad1.AF51];0)" office:value-type="string" office:string-value="255," calcext:value-type="string">
            <text:p>255,</text:p>
          </table:table-cell>
          <table:table-cell table:style-name="ce19" table:formula="of:=ADDCOMMA([Blad1.AG51];0)" office:value-type="string" office:string-value="255," calcext:value-type="string">
            <text:p>255,</text:p>
          </table:table-cell>
          <table:table-cell table:style-name="ce19" table:formula="of:=ADDCOMMA([Blad1.AH51];0)" office:value-type="string" office:string-value="255," calcext:value-type="string">
            <text:p>255,</text:p>
          </table:table-cell>
          <table:table-cell table:style-name="ce19" table:formula="of:=ADDCOMMA([Blad1.AI51];0)" office:value-type="string" office:string-value="255," calcext:value-type="string">
            <text:p>255,</text:p>
          </table:table-cell>
          <table:table-cell table:style-name="ce19" table:formula="of:=ADDCOMMA([Blad1.AJ51];0)" office:value-type="string" office:string-value="255," calcext:value-type="string">
            <text:p>255,</text:p>
          </table:table-cell>
          <table:table-cell table:style-name="ce19" table:formula="of:=ADDCOMMA([Blad1.AK51];0)" office:value-type="string" office:string-value="255," calcext:value-type="string">
            <text:p>255,</text:p>
          </table:table-cell>
          <table:table-cell table:style-name="ce19" table:formula="of:=ADDCOMMA([Blad1.AL51];0)" office:value-type="string" office:string-value="254," calcext:value-type="string">
            <text:p>254,</text:p>
          </table:table-cell>
          <table:table-cell table:style-name="ce19" table:formula="of:=ADDCOMMA([Blad1.AM51];0)" office:value-type="string" office:string-value="254," calcext:value-type="string">
            <text:p>254,</text:p>
          </table:table-cell>
          <table:table-cell table:style-name="ce19" table:formula="of:=ADDCOMMA([Blad1.AN51];0)" office:value-type="string" office:string-value="254," calcext:value-type="string">
            <text:p>254,</text:p>
          </table:table-cell>
          <table:table-cell table:style-name="ce19" table:formula="of:=ADDCOMMA([Blad1.AO51];0)" office:value-type="string" office:string-value="254," calcext:value-type="string">
            <text:p>254,</text:p>
          </table:table-cell>
          <table:table-cell table:style-name="ce19" table:formula="of:=ADDCOMMA([Blad1.AP51];0)" office:value-type="string" office:string-value="254," calcext:value-type="string">
            <text:p>254,</text:p>
          </table:table-cell>
          <table:table-cell table:style-name="ce19" table:formula="of:=ADDCOMMA([Blad1.AQ51];0)" office:value-type="string" office:string-value="253," calcext:value-type="string">
            <text:p>253,</text:p>
          </table:table-cell>
          <table:table-cell table:style-name="ce19" table:formula="of:=ADDCOMMA([Blad1.AR51];0)" office:value-type="string" office:string-value="253," calcext:value-type="string">
            <text:p>253,</text:p>
          </table:table-cell>
          <table:table-cell table:style-name="ce19" table:formula="of:=ADDCOMMA([Blad1.AS51];0)" office:value-type="string" office:string-value="253," calcext:value-type="string">
            <text:p>253,</text:p>
          </table:table-cell>
          <table:table-cell table:style-name="ce19" table:formula="of:=ADDCOMMA([Blad1.AT51];0)" office:value-type="string" office:string-value="253," calcext:value-type="string">
            <text:p>253,</text:p>
          </table:table-cell>
          <table:table-cell table:style-name="ce19" table:formula="of:=ADDCOMMA([Blad1.AU51];0)" office:value-type="string" office:string-value="253," calcext:value-type="string">
            <text:p>253,</text:p>
          </table:table-cell>
          <table:table-cell table:style-name="ce19" table:formula="of:=ADDCOMMA([Blad1.AV51];0)" office:value-type="string" office:string-value="252," calcext:value-type="string">
            <text:p>252,</text:p>
          </table:table-cell>
          <table:table-cell/>
        </table:table-row>
        <table:table-row table:style-name="ro4">
          <table:table-cell table:style-name="ce19" table:formula="of:=ADDCOMMA([Blad1.AC52];0)" office:value-type="string" office:string-value="252," calcext:value-type="string">
            <text:p>252,</text:p>
          </table:table-cell>
          <table:table-cell table:style-name="ce19" table:formula="of:=ADDCOMMA([Blad1.AD52];0)" office:value-type="string" office:string-value="252," calcext:value-type="string">
            <text:p>252,</text:p>
          </table:table-cell>
          <table:table-cell table:style-name="ce19" table:formula="of:=ADDCOMMA([Blad1.AE52];0)" office:value-type="string" office:string-value="252," calcext:value-type="string">
            <text:p>252,</text:p>
          </table:table-cell>
          <table:table-cell table:style-name="ce19" table:formula="of:=ADDCOMMA([Blad1.AF52];0)" office:value-type="string" office:string-value="252," calcext:value-type="string">
            <text:p>252,</text:p>
          </table:table-cell>
          <table:table-cell table:style-name="ce19" table:formula="of:=ADDCOMMA([Blad1.AG52];0)" office:value-type="string" office:string-value="251," calcext:value-type="string">
            <text:p>251,</text:p>
          </table:table-cell>
          <table:table-cell table:style-name="ce19" table:formula="of:=ADDCOMMA([Blad1.AH52];0)" office:value-type="string" office:string-value="251," calcext:value-type="string">
            <text:p>251,</text:p>
          </table:table-cell>
          <table:table-cell table:style-name="ce19" table:formula="of:=ADDCOMMA([Blad1.AI52];0)" office:value-type="string" office:string-value="251," calcext:value-type="string">
            <text:p>251,</text:p>
          </table:table-cell>
          <table:table-cell table:style-name="ce19" table:formula="of:=ADDCOMMA([Blad1.AJ52];0)" office:value-type="string" office:string-value="251," calcext:value-type="string">
            <text:p>251,</text:p>
          </table:table-cell>
          <table:table-cell table:style-name="ce19" table:formula="of:=ADDCOMMA([Blad1.AK52];0)" office:value-type="string" office:string-value="251," calcext:value-type="string">
            <text:p>251,</text:p>
          </table:table-cell>
          <table:table-cell table:style-name="ce19" table:formula="of:=ADDCOMMA([Blad1.AL52];0)" office:value-type="string" office:string-value="251," calcext:value-type="string">
            <text:p>251,</text:p>
          </table:table-cell>
          <table:table-cell table:style-name="ce19" table:formula="of:=ADDCOMMA([Blad1.AM52];0)" office:value-type="string" office:string-value="251," calcext:value-type="string">
            <text:p>251,</text:p>
          </table:table-cell>
          <table:table-cell table:style-name="ce19" table:formula="of:=ADDCOMMA([Blad1.AN52];0)" office:value-type="string" office:string-value="250," calcext:value-type="string">
            <text:p>250,</text:p>
          </table:table-cell>
          <table:table-cell table:style-name="ce19" table:formula="of:=ADDCOMMA([Blad1.AO52];0)" office:value-type="string" office:string-value="250," calcext:value-type="string">
            <text:p>250,</text:p>
          </table:table-cell>
          <table:table-cell table:style-name="ce19" table:formula="of:=ADDCOMMA([Blad1.AP52];0)" office:value-type="string" office:string-value="250," calcext:value-type="string">
            <text:p>250,</text:p>
          </table:table-cell>
          <table:table-cell table:style-name="ce19" table:formula="of:=ADDCOMMA([Blad1.AQ52];0)" office:value-type="string" office:string-value="250," calcext:value-type="string">
            <text:p>250,</text:p>
          </table:table-cell>
          <table:table-cell table:style-name="ce19" table:formula="of:=ADDCOMMA([Blad1.AR52];0)" office:value-type="string" office:string-value="250," calcext:value-type="string">
            <text:p>250,</text:p>
          </table:table-cell>
          <table:table-cell table:style-name="ce19" table:formula="of:=ADDCOMMA([Blad1.AS52];0)" office:value-type="string" office:string-value="250," calcext:value-type="string">
            <text:p>250,</text:p>
          </table:table-cell>
          <table:table-cell table:style-name="ce19" table:formula="of:=ADDCOMMA([Blad1.AT52];0)" office:value-type="string" office:string-value="249," calcext:value-type="string">
            <text:p>249,</text:p>
          </table:table-cell>
          <table:table-cell table:style-name="ce19" table:formula="of:=ADDCOMMA([Blad1.AU52];0)" office:value-type="string" office:string-value="249," calcext:value-type="string">
            <text:p>249,</text:p>
          </table:table-cell>
          <table:table-cell table:style-name="ce19" table:formula="of:=ADDCOMMA([Blad1.AV52];0)" office:value-type="string" office:string-value="249," calcext:value-type="string">
            <text:p>249,</text:p>
          </table:table-cell>
          <table:table-cell/>
        </table:table-row>
        <table:table-row table:style-name="ro4">
          <table:table-cell table:style-name="ce19" table:formula="of:=ADDCOMMA([Blad1.AC53];0)" office:value-type="string" office:string-value="249," calcext:value-type="string">
            <text:p>249,</text:p>
          </table:table-cell>
          <table:table-cell table:style-name="ce19" table:formula="of:=ADDCOMMA([Blad1.AD53];0)" office:value-type="string" office:string-value="249," calcext:value-type="string">
            <text:p>249,</text:p>
          </table:table-cell>
          <table:table-cell table:style-name="ce19" table:formula="of:=ADDCOMMA([Blad1.AE53];0)" office:value-type="string" office:string-value="248," calcext:value-type="string">
            <text:p>248,</text:p>
          </table:table-cell>
          <table:table-cell table:style-name="ce19" table:formula="of:=ADDCOMMA([Blad1.AF53];0)" office:value-type="string" office:string-value="248," calcext:value-type="string">
            <text:p>248,</text:p>
          </table:table-cell>
          <table:table-cell table:style-name="ce19" table:formula="of:=ADDCOMMA([Blad1.AG53];0)" office:value-type="string" office:string-value="248," calcext:value-type="string">
            <text:p>248,</text:p>
          </table:table-cell>
          <table:table-cell table:style-name="ce19" table:formula="of:=ADDCOMMA([Blad1.AH53];0)" office:value-type="string" office:string-value="248," calcext:value-type="string">
            <text:p>248,</text:p>
          </table:table-cell>
          <table:table-cell table:style-name="ce19" table:formula="of:=ADDCOMMA([Blad1.AI53];0)" office:value-type="string" office:string-value="247," calcext:value-type="string">
            <text:p>247,</text:p>
          </table:table-cell>
          <table:table-cell table:style-name="ce19" table:formula="of:=ADDCOMMA([Blad1.AJ53];0)" office:value-type="string" office:string-value="247," calcext:value-type="string">
            <text:p>247,</text:p>
          </table:table-cell>
          <table:table-cell table:style-name="ce19" table:formula="of:=ADDCOMMA([Blad1.AK53];0)" office:value-type="string" office:string-value="247," calcext:value-type="string">
            <text:p>247,</text:p>
          </table:table-cell>
          <table:table-cell table:style-name="ce19" table:formula="of:=ADDCOMMA([Blad1.AL53];0)" office:value-type="string" office:string-value="247," calcext:value-type="string">
            <text:p>247,</text:p>
          </table:table-cell>
          <table:table-cell table:style-name="ce19" table:formula="of:=ADDCOMMA([Blad1.AM53];0)" office:value-type="string" office:string-value="247," calcext:value-type="string">
            <text:p>247,</text:p>
          </table:table-cell>
          <table:table-cell table:style-name="ce19" table:formula="of:=ADDCOMMA([Blad1.AN53];0)" office:value-type="string" office:string-value="246," calcext:value-type="string">
            <text:p>246,</text:p>
          </table:table-cell>
          <table:table-cell table:style-name="ce19" table:formula="of:=ADDCOMMA([Blad1.AO53];0)" office:value-type="string" office:string-value="246," calcext:value-type="string">
            <text:p>246,</text:p>
          </table:table-cell>
          <table:table-cell table:style-name="ce19" table:formula="of:=ADDCOMMA([Blad1.AP53];0)" office:value-type="string" office:string-value="246," calcext:value-type="string">
            <text:p>246,</text:p>
          </table:table-cell>
          <table:table-cell table:style-name="ce19" table:formula="of:=ADDCOMMA([Blad1.AQ53];0)" office:value-type="string" office:string-value="246," calcext:value-type="string">
            <text:p>246,</text:p>
          </table:table-cell>
          <table:table-cell table:style-name="ce19" table:formula="of:=ADDCOMMA([Blad1.AR53];0)" office:value-type="string" office:string-value="245," calcext:value-type="string">
            <text:p>245,</text:p>
          </table:table-cell>
          <table:table-cell table:style-name="ce19" table:formula="of:=ADDCOMMA([Blad1.AS53];0)" office:value-type="string" office:string-value="245," calcext:value-type="string">
            <text:p>245,</text:p>
          </table:table-cell>
          <table:table-cell table:style-name="ce19" table:formula="of:=ADDCOMMA([Blad1.AT53];0)" office:value-type="string" office:string-value="244," calcext:value-type="string">
            <text:p>244,</text:p>
          </table:table-cell>
          <table:table-cell table:style-name="ce19" table:formula="of:=ADDCOMMA([Blad1.AU53];0)" office:value-type="string" office:string-value="244," calcext:value-type="string">
            <text:p>244,</text:p>
          </table:table-cell>
          <table:table-cell table:style-name="ce19" table:formula="of:=ADDCOMMA([Blad1.AV53];0)" office:value-type="string" office:string-value="244," calcext:value-type="string">
            <text:p>244,</text:p>
          </table:table-cell>
          <table:table-cell/>
        </table:table-row>
        <table:table-row table:style-name="ro4">
          <table:table-cell table:style-name="ce19" table:formula="of:=ADDCOMMA([Blad1.AC54];0)" office:value-type="string" office:string-value="243," calcext:value-type="string">
            <text:p>243,</text:p>
          </table:table-cell>
          <table:table-cell table:style-name="ce19" table:formula="of:=ADDCOMMA([Blad1.AD54];0)" office:value-type="string" office:string-value="243," calcext:value-type="string">
            <text:p>243,</text:p>
          </table:table-cell>
          <table:table-cell table:style-name="ce19" table:formula="of:=ADDCOMMA([Blad1.AE54];0)" office:value-type="string" office:string-value="242," calcext:value-type="string">
            <text:p>242,</text:p>
          </table:table-cell>
          <table:table-cell table:style-name="ce19" table:formula="of:=ADDCOMMA([Blad1.AF54];0)" office:value-type="string" office:string-value="242," calcext:value-type="string">
            <text:p>242,</text:p>
          </table:table-cell>
          <table:table-cell table:style-name="ce19" table:formula="of:=ADDCOMMA([Blad1.AG54];0)" office:value-type="string" office:string-value="242," calcext:value-type="string">
            <text:p>242,</text:p>
          </table:table-cell>
          <table:table-cell table:style-name="ce19" table:formula="of:=ADDCOMMA([Blad1.AH54];0)" office:value-type="string" office:string-value="241," calcext:value-type="string">
            <text:p>241,</text:p>
          </table:table-cell>
          <table:table-cell table:style-name="ce19" table:formula="of:=ADDCOMMA([Blad1.AI54];0)" office:value-type="string" office:string-value="241," calcext:value-type="string">
            <text:p>241,</text:p>
          </table:table-cell>
          <table:table-cell table:style-name="ce19" table:formula="of:=ADDCOMMA([Blad1.AJ54];0)" office:value-type="string" office:string-value="240," calcext:value-type="string">
            <text:p>240,</text:p>
          </table:table-cell>
          <table:table-cell table:style-name="ce19" table:formula="of:=ADDCOMMA([Blad1.AK54];0)" office:value-type="string" office:string-value="240," calcext:value-type="string">
            <text:p>240,</text:p>
          </table:table-cell>
          <table:table-cell table:style-name="ce19" table:formula="of:=ADDCOMMA([Blad1.AL54];0)" office:value-type="string" office:string-value="240," calcext:value-type="string">
            <text:p>240,</text:p>
          </table:table-cell>
          <table:table-cell table:style-name="ce19" table:formula="of:=ADDCOMMA([Blad1.AM54];0)" office:value-type="string" office:string-value="239," calcext:value-type="string">
            <text:p>239,</text:p>
          </table:table-cell>
          <table:table-cell table:style-name="ce19" table:formula="of:=ADDCOMMA([Blad1.AN54];0)" office:value-type="string" office:string-value="239," calcext:value-type="string">
            <text:p>239,</text:p>
          </table:table-cell>
          <table:table-cell table:style-name="ce19" table:formula="of:=ADDCOMMA([Blad1.AO54];0)" office:value-type="string" office:string-value="238," calcext:value-type="string">
            <text:p>238,</text:p>
          </table:table-cell>
          <table:table-cell table:style-name="ce19" table:formula="of:=ADDCOMMA([Blad1.AP54];0)" office:value-type="string" office:string-value="238," calcext:value-type="string">
            <text:p>238,</text:p>
          </table:table-cell>
          <table:table-cell table:style-name="ce19" table:formula="of:=ADDCOMMA([Blad1.AQ54];0)" office:value-type="string" office:string-value="238," calcext:value-type="string">
            <text:p>238,</text:p>
          </table:table-cell>
          <table:table-cell table:style-name="ce19" table:formula="of:=ADDCOMMA([Blad1.AR54];0)" office:value-type="string" office:string-value="237," calcext:value-type="string">
            <text:p>237,</text:p>
          </table:table-cell>
          <table:table-cell table:style-name="ce19" table:formula="of:=ADDCOMMA([Blad1.AS54];0)" office:value-type="string" office:string-value="237," calcext:value-type="string">
            <text:p>237,</text:p>
          </table:table-cell>
          <table:table-cell table:style-name="ce19" table:formula="of:=ADDCOMMA([Blad1.AT54];0)" office:value-type="string" office:string-value="236," calcext:value-type="string">
            <text:p>236,</text:p>
          </table:table-cell>
          <table:table-cell table:style-name="ce19" table:formula="of:=ADDCOMMA([Blad1.AU54];0)" office:value-type="string" office:string-value="236," calcext:value-type="string">
            <text:p>236,</text:p>
          </table:table-cell>
          <table:table-cell table:style-name="ce19" table:formula="of:=ADDCOMMA([Blad1.AV54];0)" office:value-type="string" office:string-value="236," calcext:value-type="string">
            <text:p>236,</text:p>
          </table:table-cell>
          <table:table-cell/>
        </table:table-row>
        <table:table-row table:style-name="ro4">
          <table:table-cell table:style-name="ce19" table:formula="of:=ADDCOMMA([Blad1.AC55];0)" office:value-type="string" office:string-value="235," calcext:value-type="string">
            <text:p>235,</text:p>
          </table:table-cell>
          <table:table-cell table:style-name="ce19" table:formula="of:=ADDCOMMA([Blad1.AD55];0)" office:value-type="string" office:string-value="235," calcext:value-type="string">
            <text:p>235,</text:p>
          </table:table-cell>
          <table:table-cell table:style-name="ce19" table:formula="of:=ADDCOMMA([Blad1.AE55];0)" office:value-type="string" office:string-value="234," calcext:value-type="string">
            <text:p>234,</text:p>
          </table:table-cell>
          <table:table-cell table:style-name="ce19" table:formula="of:=ADDCOMMA([Blad1.AF55];0)" office:value-type="string" office:string-value="234," calcext:value-type="string">
            <text:p>234,</text:p>
          </table:table-cell>
          <table:table-cell table:style-name="ce19" table:formula="of:=ADDCOMMA([Blad1.AG55];0)" office:value-type="string" office:string-value="234," calcext:value-type="string">
            <text:p>234,</text:p>
          </table:table-cell>
          <table:table-cell table:style-name="ce19" table:formula="of:=ADDCOMMA([Blad1.AH55];0)" office:value-type="string" office:string-value="233," calcext:value-type="string">
            <text:p>233,</text:p>
          </table:table-cell>
          <table:table-cell table:style-name="ce19" table:formula="of:=ADDCOMMA([Blad1.AI55];0)" office:value-type="string" office:string-value="233," calcext:value-type="string">
            <text:p>233,</text:p>
          </table:table-cell>
          <table:table-cell table:style-name="ce19" table:formula="of:=ADDCOMMA([Blad1.AJ55];0)" office:value-type="string" office:string-value="232," calcext:value-type="string">
            <text:p>232,</text:p>
          </table:table-cell>
          <table:table-cell table:style-name="ce19" table:formula="of:=ADDCOMMA([Blad1.AK55];0)" office:value-type="string" office:string-value="232," calcext:value-type="string">
            <text:p>232,</text:p>
          </table:table-cell>
          <table:table-cell table:style-name="ce19" table:formula="of:=ADDCOMMA([Blad1.AL55];0)" office:value-type="string" office:string-value="232," calcext:value-type="string">
            <text:p>232,</text:p>
          </table:table-cell>
          <table:table-cell table:style-name="ce19" table:formula="of:=ADDCOMMA([Blad1.AM55];0)" office:value-type="string" office:string-value="231," calcext:value-type="string">
            <text:p>231,</text:p>
          </table:table-cell>
          <table:table-cell table:style-name="ce19" table:formula="of:=ADDCOMMA([Blad1.AN55];0)" office:value-type="string" office:string-value="231," calcext:value-type="string">
            <text:p>231,</text:p>
          </table:table-cell>
          <table:table-cell table:style-name="ce19" table:formula="of:=ADDCOMMA([Blad1.AO55];0)" office:value-type="string" office:string-value="230," calcext:value-type="string">
            <text:p>230,</text:p>
          </table:table-cell>
          <table:table-cell table:style-name="ce19" table:formula="of:=ADDCOMMA([Blad1.AP55];0)" office:value-type="string" office:string-value="230," calcext:value-type="string">
            <text:p>230,</text:p>
          </table:table-cell>
          <table:table-cell table:style-name="ce19" table:formula="of:=ADDCOMMA([Blad1.AQ55];0)" office:value-type="string" office:string-value="230," calcext:value-type="string">
            <text:p>230,</text:p>
          </table:table-cell>
          <table:table-cell table:style-name="ce19" table:formula="of:=ADDCOMMA([Blad1.AR55];0)" office:value-type="string" office:string-value="229," calcext:value-type="string">
            <text:p>229,</text:p>
          </table:table-cell>
          <table:table-cell table:style-name="ce19" table:formula="of:=ADDCOMMA([Blad1.AS55];0)" office:value-type="string" office:string-value="229," calcext:value-type="string">
            <text:p>229,</text:p>
          </table:table-cell>
          <table:table-cell table:style-name="ce19" table:formula="of:=ADDCOMMA([Blad1.AT55];0)" office:value-type="string" office:string-value="228," calcext:value-type="string">
            <text:p>228,</text:p>
          </table:table-cell>
          <table:table-cell table:style-name="ce19" table:formula="of:=ADDCOMMA([Blad1.AU55];0)" office:value-type="string" office:string-value="228," calcext:value-type="string">
            <text:p>228,</text:p>
          </table:table-cell>
          <table:table-cell table:style-name="ce19" table:formula="of:=ADDCOMMA([Blad1.AV55];0)" office:value-type="string" office:string-value="228," calcext:value-type="string">
            <text:p>228,</text:p>
          </table:table-cell>
          <table:table-cell/>
        </table:table-row>
        <table:table-row table:style-name="ro4">
          <table:table-cell table:style-name="ce19" table:formula="of:=ADDCOMMA([Blad1.AC56];0)" office:value-type="string" office:string-value="227," calcext:value-type="string">
            <text:p>227,</text:p>
          </table:table-cell>
          <table:table-cell table:style-name="ce19" table:formula="of:=ADDCOMMA([Blad1.AD56];0)" office:value-type="string" office:string-value="227," calcext:value-type="string">
            <text:p>227,</text:p>
          </table:table-cell>
          <table:table-cell table:style-name="ce19" table:formula="of:=ADDCOMMA([Blad1.AE56];0)" office:value-type="string" office:string-value="226," calcext:value-type="string">
            <text:p>226,</text:p>
          </table:table-cell>
          <table:table-cell table:style-name="ce19" table:formula="of:=ADDCOMMA([Blad1.AF56];0)" office:value-type="string" office:string-value="226," calcext:value-type="string">
            <text:p>226,</text:p>
          </table:table-cell>
          <table:table-cell table:style-name="ce19" table:formula="of:=ADDCOMMA([Blad1.AG56];0)" office:value-type="string" office:string-value="225," calcext:value-type="string">
            <text:p>225,</text:p>
          </table:table-cell>
          <table:table-cell table:style-name="ce19" table:formula="of:=ADDCOMMA([Blad1.AH56];0)" office:value-type="string" office:string-value="225," calcext:value-type="string">
            <text:p>225,</text:p>
          </table:table-cell>
          <table:table-cell table:style-name="ce19" table:formula="of:=ADDCOMMA([Blad1.AI56];0)" office:value-type="string" office:string-value="225," calcext:value-type="string">
            <text:p>225,</text:p>
          </table:table-cell>
          <table:table-cell table:style-name="ce19" table:formula="of:=ADDCOMMA([Blad1.AJ56];0)" office:value-type="string" office:string-value="224," calcext:value-type="string">
            <text:p>224,</text:p>
          </table:table-cell>
          <table:table-cell table:style-name="ce19" table:formula="of:=ADDCOMMA([Blad1.AK56];0)" office:value-type="string" office:string-value="224," calcext:value-type="string">
            <text:p>224,</text:p>
          </table:table-cell>
          <table:table-cell table:style-name="ce19" table:formula="of:=ADDCOMMA([Blad1.AL56];0)" office:value-type="string" office:string-value="223," calcext:value-type="string">
            <text:p>223,</text:p>
          </table:table-cell>
          <table:table-cell table:style-name="ce19" table:formula="of:=ADDCOMMA([Blad1.AM56];0)" office:value-type="string" office:string-value="223," calcext:value-type="string">
            <text:p>223,</text:p>
          </table:table-cell>
          <table:table-cell table:style-name="ce19" table:formula="of:=ADDCOMMA([Blad1.AN56];0)" office:value-type="string" office:string-value="223," calcext:value-type="string">
            <text:p>223,</text:p>
          </table:table-cell>
          <table:table-cell table:style-name="ce19" table:formula="of:=ADDCOMMA([Blad1.AO56];0)" office:value-type="string" office:string-value="222," calcext:value-type="string">
            <text:p>222,</text:p>
          </table:table-cell>
          <table:table-cell table:style-name="ce19" table:formula="of:=ADDCOMMA([Blad1.AP56];0)" office:value-type="string" office:string-value="222," calcext:value-type="string">
            <text:p>222,</text:p>
          </table:table-cell>
          <table:table-cell table:style-name="ce19" table:formula="of:=ADDCOMMA([Blad1.AQ56];0)" office:value-type="string" office:string-value="222," calcext:value-type="string">
            <text:p>222,</text:p>
          </table:table-cell>
          <table:table-cell table:style-name="ce19" table:formula="of:=ADDCOMMA([Blad1.AR56];0)" office:value-type="string" office:string-value="221," calcext:value-type="string">
            <text:p>221,</text:p>
          </table:table-cell>
          <table:table-cell table:style-name="ce19" table:formula="of:=ADDCOMMA([Blad1.AS56];0)" office:value-type="string" office:string-value="221," calcext:value-type="string">
            <text:p>221,</text:p>
          </table:table-cell>
          <table:table-cell table:style-name="ce19" table:formula="of:=ADDCOMMA([Blad1.AT56];0)" office:value-type="string" office:string-value="220," calcext:value-type="string">
            <text:p>220,</text:p>
          </table:table-cell>
          <table:table-cell table:style-name="ce19" table:formula="of:=ADDCOMMA([Blad1.AU56];0)" office:value-type="string" office:string-value="220," calcext:value-type="string">
            <text:p>220,</text:p>
          </table:table-cell>
          <table:table-cell table:style-name="ce19" table:formula="of:=ADDCOMMA([Blad1.AV56];0)" office:value-type="string" office:string-value="220," calcext:value-type="string">
            <text:p>220,</text:p>
          </table:table-cell>
          <table:table-cell/>
        </table:table-row>
        <table:table-row table:style-name="ro4">
          <table:table-cell table:style-name="ce19" table:formula="of:=ADDCOMMA([Blad1.AC57];0)" office:value-type="string" office:string-value="219," calcext:value-type="string">
            <text:p>219,</text:p>
          </table:table-cell>
          <table:table-cell table:style-name="ce19" table:formula="of:=ADDCOMMA([Blad1.AD57];0)" office:value-type="string" office:string-value="219," calcext:value-type="string">
            <text:p>219,</text:p>
          </table:table-cell>
          <table:table-cell table:style-name="ce19" table:formula="of:=ADDCOMMA([Blad1.AE57];0)" office:value-type="string" office:string-value="219," calcext:value-type="string">
            <text:p>219,</text:p>
          </table:table-cell>
          <table:table-cell table:style-name="ce19" table:formula="of:=ADDCOMMA([Blad1.AF57];0)" office:value-type="string" office:string-value="219," calcext:value-type="string">
            <text:p>219,</text:p>
          </table:table-cell>
          <table:table-cell table:style-name="ce19" table:formula="of:=ADDCOMMA([Blad1.AG57];0)" office:value-type="string" office:string-value="218," calcext:value-type="string">
            <text:p>218,</text:p>
          </table:table-cell>
          <table:table-cell table:style-name="ce19" table:formula="of:=ADDCOMMA([Blad1.AH57];0)" office:value-type="string" office:string-value="218," calcext:value-type="string">
            <text:p>218,</text:p>
          </table:table-cell>
          <table:table-cell table:style-name="ce19" table:formula="of:=ADDCOMMA([Blad1.AI57];0)" office:value-type="string" office:string-value="218," calcext:value-type="string">
            <text:p>218,</text:p>
          </table:table-cell>
          <table:table-cell table:style-name="ce19" table:formula="of:=ADDCOMMA([Blad1.AJ57];0)" office:value-type="string" office:string-value="217," calcext:value-type="string">
            <text:p>217,</text:p>
          </table:table-cell>
          <table:table-cell table:style-name="ce19" table:formula="of:=ADDCOMMA([Blad1.AK57];0)" office:value-type="string" office:string-value="217," calcext:value-type="string">
            <text:p>217,</text:p>
          </table:table-cell>
          <table:table-cell table:style-name="ce19" table:formula="of:=ADDCOMMA([Blad1.AL57];0)" office:value-type="string" office:string-value="217," calcext:value-type="string">
            <text:p>217,</text:p>
          </table:table-cell>
          <table:table-cell table:style-name="ce19" table:formula="of:=ADDCOMMA([Blad1.AM57];0)" office:value-type="string" office:string-value="216," calcext:value-type="string">
            <text:p>216,</text:p>
          </table:table-cell>
          <table:table-cell table:style-name="ce19" table:formula="of:=ADDCOMMA([Blad1.AN57];0)" office:value-type="string" office:string-value="216," calcext:value-type="string">
            <text:p>216,</text:p>
          </table:table-cell>
          <table:table-cell table:style-name="ce19" table:formula="of:=ADDCOMMA([Blad1.AO57];0)" office:value-type="string" office:string-value="216," calcext:value-type="string">
            <text:p>216,</text:p>
          </table:table-cell>
          <table:table-cell table:style-name="ce19" table:formula="of:=ADDCOMMA([Blad1.AP57];0)" office:value-type="string" office:string-value="216," calcext:value-type="string">
            <text:p>216,</text:p>
          </table:table-cell>
          <table:table-cell table:style-name="ce19" table:formula="of:=ADDCOMMA([Blad1.AQ57];0)" office:value-type="string" office:string-value="215," calcext:value-type="string">
            <text:p>215,</text:p>
          </table:table-cell>
          <table:table-cell table:style-name="ce19" table:formula="of:=ADDCOMMA([Blad1.AR57];0)" office:value-type="string" office:string-value="215," calcext:value-type="string">
            <text:p>215,</text:p>
          </table:table-cell>
          <table:table-cell table:style-name="ce19" table:formula="of:=ADDCOMMA([Blad1.AS57];0)" office:value-type="string" office:string-value="215," calcext:value-type="string">
            <text:p>215,</text:p>
          </table:table-cell>
          <table:table-cell table:style-name="ce19" table:formula="of:=ADDCOMMA([Blad1.AT57];0)" office:value-type="string" office:string-value="214," calcext:value-type="string">
            <text:p>214,</text:p>
          </table:table-cell>
          <table:table-cell table:style-name="ce19" table:formula="of:=ADDCOMMA([Blad1.AU57];0)" office:value-type="string" office:string-value="214," calcext:value-type="string">
            <text:p>214,</text:p>
          </table:table-cell>
          <table:table-cell table:style-name="ce19" table:formula="of:=ADDCOMMA([Blad1.AV57];0)" office:value-type="string" office:string-value="214," calcext:value-type="string">
            <text:p>214,</text:p>
          </table:table-cell>
          <table:table-cell/>
        </table:table-row>
        <table:table-row table:style-name="ro4">
          <table:table-cell table:style-name="ce19" table:formula="of:=ADDCOMMA([Blad1.AC58];0)" office:value-type="string" office:string-value="213," calcext:value-type="string">
            <text:p>213,</text:p>
          </table:table-cell>
          <table:table-cell table:style-name="ce19" table:formula="of:=ADDCOMMA([Blad1.AD58];0)" office:value-type="string" office:string-value="213," calcext:value-type="string">
            <text:p>213,</text:p>
          </table:table-cell>
          <table:table-cell table:style-name="ce19" table:formula="of:=ADDCOMMA([Blad1.AE58];0)" office:value-type="string" office:string-value="213," calcext:value-type="string">
            <text:p>213,</text:p>
          </table:table-cell>
          <table:table-cell table:style-name="ce19" table:formula="of:=ADDCOMMA([Blad1.AF58];0)" office:value-type="string" office:string-value="213," calcext:value-type="string">
            <text:p>213,</text:p>
          </table:table-cell>
          <table:table-cell table:style-name="ce19" table:formula="of:=ADDCOMMA([Blad1.AG58];0)" office:value-type="string" office:string-value="212," calcext:value-type="string">
            <text:p>212,</text:p>
          </table:table-cell>
          <table:table-cell table:style-name="ce19" table:formula="of:=ADDCOMMA([Blad1.AH58];0)" office:value-type="string" office:string-value="212," calcext:value-type="string">
            <text:p>212,</text:p>
          </table:table-cell>
          <table:table-cell table:style-name="ce19" table:formula="of:=ADDCOMMA([Blad1.AI58];0)" office:value-type="string" office:string-value="212," calcext:value-type="string">
            <text:p>212,</text:p>
          </table:table-cell>
          <table:table-cell table:style-name="ce19" table:formula="of:=ADDCOMMA([Blad1.AJ58];0)" office:value-type="string" office:string-value="211," calcext:value-type="string">
            <text:p>211,</text:p>
          </table:table-cell>
          <table:table-cell table:style-name="ce19" table:formula="of:=ADDCOMMA([Blad1.AK58];0)" office:value-type="string" office:string-value="211," calcext:value-type="string">
            <text:p>211,</text:p>
          </table:table-cell>
          <table:table-cell table:style-name="ce19" table:formula="of:=ADDCOMMA([Blad1.AL58];0)" office:value-type="string" office:string-value="211," calcext:value-type="string">
            <text:p>211,</text:p>
          </table:table-cell>
          <table:table-cell table:style-name="ce19" table:formula="of:=ADDCOMMA([Blad1.AM58];0)" office:value-type="string" office:string-value="211," calcext:value-type="string">
            <text:p>211,</text:p>
          </table:table-cell>
          <table:table-cell table:style-name="ce19" table:formula="of:=ADDCOMMA([Blad1.AN58];0)" office:value-type="string" office:string-value="210," calcext:value-type="string">
            <text:p>210,</text:p>
          </table:table-cell>
          <table:table-cell table:style-name="ce19" table:formula="of:=ADDCOMMA([Blad1.AO58];0)" office:value-type="string" office:string-value="210," calcext:value-type="string">
            <text:p>210,</text:p>
          </table:table-cell>
          <table:table-cell table:style-name="ce19" table:formula="of:=ADDCOMMA([Blad1.AP58];0)" office:value-type="string" office:string-value="210," calcext:value-type="string">
            <text:p>210,</text:p>
          </table:table-cell>
          <table:table-cell table:style-name="ce19" table:formula="of:=ADDCOMMA([Blad1.AQ58];0)" office:value-type="string" office:string-value="210," calcext:value-type="string">
            <text:p>210,</text:p>
          </table:table-cell>
          <table:table-cell table:style-name="ce19" table:formula="of:=ADDCOMMA([Blad1.AR58];0)" office:value-type="string" office:string-value="209," calcext:value-type="string">
            <text:p>209,</text:p>
          </table:table-cell>
          <table:table-cell table:style-name="ce19" table:formula="of:=ADDCOMMA([Blad1.AS58];0)" office:value-type="string" office:string-value="209," calcext:value-type="string">
            <text:p>209,</text:p>
          </table:table-cell>
          <table:table-cell table:style-name="ce19" table:formula="of:=ADDCOMMA([Blad1.AT58];0)" office:value-type="string" office:string-value="209," calcext:value-type="string">
            <text:p>209,</text:p>
          </table:table-cell>
          <table:table-cell table:style-name="ce19" table:formula="of:=ADDCOMMA([Blad1.AU58];0)" office:value-type="string" office:string-value="208," calcext:value-type="string">
            <text:p>208,</text:p>
          </table:table-cell>
          <table:table-cell table:style-name="ce19" table:formula="of:=ADDCOMMA([Blad1.AV58];0)" office:value-type="string" office:string-value="208," calcext:value-type="string">
            <text:p>208,</text:p>
          </table:table-cell>
          <table:table-cell/>
        </table:table-row>
        <table:table-row table:style-name="ro4">
          <table:table-cell table:style-name="ce19" table:formula="of:=ADDCOMMA([Blad1.AC59];0)" office:value-type="string" office:string-value="208," calcext:value-type="string">
            <text:p>208,</text:p>
          </table:table-cell>
          <table:table-cell table:style-name="ce19" table:formula="of:=ADDCOMMA([Blad1.AD59];0)" office:value-type="string" office:string-value="207," calcext:value-type="string">
            <text:p>207,</text:p>
          </table:table-cell>
          <table:table-cell table:style-name="ce19" table:formula="of:=ADDCOMMA([Blad1.AE59];0)" office:value-type="string" office:string-value="207," calcext:value-type="string">
            <text:p>207,</text:p>
          </table:table-cell>
          <table:table-cell table:style-name="ce19" table:formula="of:=ADDCOMMA([Blad1.AF59];0)" office:value-type="string" office:string-value="207," calcext:value-type="string">
            <text:p>207,</text:p>
          </table:table-cell>
          <table:table-cell table:style-name="ce19" table:formula="of:=ADDCOMMA([Blad1.AG59];0)" office:value-type="string" office:string-value="207," calcext:value-type="string">
            <text:p>207,</text:p>
          </table:table-cell>
          <table:table-cell table:style-name="ce19" table:formula="of:=ADDCOMMA([Blad1.AH59];0)" office:value-type="string" office:string-value="206," calcext:value-type="string">
            <text:p>206,</text:p>
          </table:table-cell>
          <table:table-cell table:style-name="ce19" table:formula="of:=ADDCOMMA([Blad1.AI59];0)" office:value-type="string" office:string-value="206," calcext:value-type="string">
            <text:p>206,</text:p>
          </table:table-cell>
          <table:table-cell table:style-name="ce19" table:formula="of:=ADDCOMMA([Blad1.AJ59];0)" office:value-type="string" office:string-value="206," calcext:value-type="string">
            <text:p>206,</text:p>
          </table:table-cell>
          <table:table-cell table:style-name="ce19" table:formula="of:=ADDCOMMA([Blad1.AK59];0)" office:value-type="string" office:string-value="205," calcext:value-type="string">
            <text:p>205,</text:p>
          </table:table-cell>
          <table:table-cell table:style-name="ce19" table:formula="of:=ADDCOMMA([Blad1.AL59];0)" office:value-type="string" office:string-value="205," calcext:value-type="string">
            <text:p>205,</text:p>
          </table:table-cell>
          <table:table-cell table:style-name="ce19" table:formula="of:=ADDCOMMA([Blad1.AM59];0)" office:value-type="string" office:string-value="205," calcext:value-type="string">
            <text:p>205,</text:p>
          </table:table-cell>
          <table:table-cell table:style-name="ce19" table:formula="of:=ADDCOMMA([Blad1.AN59];0)" office:value-type="string" office:string-value="204," calcext:value-type="string">
            <text:p>204,</text:p>
          </table:table-cell>
          <table:table-cell table:style-name="ce19" table:formula="of:=ADDCOMMA([Blad1.AO59];0)" office:value-type="string" office:string-value="204," calcext:value-type="string">
            <text:p>204,</text:p>
          </table:table-cell>
          <table:table-cell table:style-name="ce19" table:formula="of:=ADDCOMMA([Blad1.AP59];0)" office:value-type="string" office:string-value="204," calcext:value-type="string">
            <text:p>204,</text:p>
          </table:table-cell>
          <table:table-cell table:style-name="ce19" table:formula="of:=ADDCOMMA([Blad1.AQ59];0)" office:value-type="string" office:string-value="204," calcext:value-type="string">
            <text:p>204,</text:p>
          </table:table-cell>
          <table:table-cell table:style-name="ce19" table:formula="of:=ADDCOMMA([Blad1.AR59];0)" office:value-type="string" office:string-value="203," calcext:value-type="string">
            <text:p>203,</text:p>
          </table:table-cell>
          <table:table-cell table:style-name="ce19" table:formula="of:=ADDCOMMA([Blad1.AS59];0)" office:value-type="string" office:string-value="203," calcext:value-type="string">
            <text:p>203,</text:p>
          </table:table-cell>
          <table:table-cell table:style-name="ce19" table:formula="of:=ADDCOMMA([Blad1.AT59];0)" office:value-type="string" office:string-value="203," calcext:value-type="string">
            <text:p>203,</text:p>
          </table:table-cell>
          <table:table-cell table:style-name="ce19" table:formula="of:=ADDCOMMA([Blad1.AU59];0)" office:value-type="string" office:string-value="202," calcext:value-type="string">
            <text:p>202,</text:p>
          </table:table-cell>
          <table:table-cell table:style-name="ce19" table:formula="of:=ADDCOMMA([Blad1.AV59];0)" office:value-type="string" office:string-value="202," calcext:value-type="string">
            <text:p>202,</text:p>
          </table:table-cell>
          <table:table-cell/>
        </table:table-row>
        <table:table-row table:style-name="ro4">
          <table:table-cell table:style-name="ce19" table:formula="of:=ADDCOMMA([Blad1.AC60];0)" office:value-type="string" office:string-value="202," calcext:value-type="string">
            <text:p>202,</text:p>
          </table:table-cell>
          <table:table-cell table:style-name="ce19" table:formula="of:=ADDCOMMA([Blad1.AD60];0)" office:value-type="string" office:string-value="201," calcext:value-type="string">
            <text:p>201,</text:p>
          </table:table-cell>
          <table:table-cell table:style-name="ce19" table:formula="of:=ADDCOMMA([Blad1.AE60];0)" office:value-type="string" office:string-value="201," calcext:value-type="string">
            <text:p>201,</text:p>
          </table:table-cell>
          <table:table-cell table:style-name="ce19" table:formula="of:=ADDCOMMA([Blad1.AF60];0)" office:value-type="string" office:string-value="201," calcext:value-type="string">
            <text:p>201,</text:p>
          </table:table-cell>
          <table:table-cell table:style-name="ce19" table:formula="of:=ADDCOMMA([Blad1.AG60];0)" office:value-type="string" office:string-value="200," calcext:value-type="string">
            <text:p>200,</text:p>
          </table:table-cell>
          <table:table-cell table:style-name="ce19" table:formula="of:=ADDCOMMA([Blad1.AH60];0)" office:value-type="string" office:string-value="200," calcext:value-type="string">
            <text:p>200,</text:p>
          </table:table-cell>
          <table:table-cell table:style-name="ce19" table:formula="of:=ADDCOMMA([Blad1.AI60];0)" office:value-type="string" office:string-value="200," calcext:value-type="string">
            <text:p>200,</text:p>
          </table:table-cell>
          <table:table-cell table:style-name="ce19" table:formula="of:=ADDCOMMA([Blad1.AJ60];0)" office:value-type="string" office:string-value="200," calcext:value-type="string">
            <text:p>200,</text:p>
          </table:table-cell>
          <table:table-cell table:style-name="ce19" table:formula="of:=ADDCOMMA([Blad1.AK60];0)" office:value-type="string" office:string-value="199," calcext:value-type="string">
            <text:p>199,</text:p>
          </table:table-cell>
          <table:table-cell table:style-name="ce19" table:formula="of:=ADDCOMMA([Blad1.AL60];0)" office:value-type="string" office:string-value="199," calcext:value-type="string">
            <text:p>199,</text:p>
          </table:table-cell>
          <table:table-cell table:style-name="ce19" table:formula="of:=ADDCOMMA([Blad1.AM60];0)" office:value-type="string" office:string-value="199," calcext:value-type="string">
            <text:p>199,</text:p>
          </table:table-cell>
          <table:table-cell table:style-name="ce19" table:formula="of:=ADDCOMMA([Blad1.AN60];0)" office:value-type="string" office:string-value="198," calcext:value-type="string">
            <text:p>198,</text:p>
          </table:table-cell>
          <table:table-cell table:style-name="ce19" table:formula="of:=ADDCOMMA([Blad1.AO60];0)" office:value-type="string" office:string-value="198," calcext:value-type="string">
            <text:p>198,</text:p>
          </table:table-cell>
          <table:table-cell table:style-name="ce19" table:formula="of:=ADDCOMMA([Blad1.AP60];0)" office:value-type="string" office:string-value="198," calcext:value-type="string">
            <text:p>198,</text:p>
          </table:table-cell>
          <table:table-cell table:style-name="ce19" table:formula="of:=ADDCOMMA([Blad1.AQ60];0)" office:value-type="string" office:string-value="197," calcext:value-type="string">
            <text:p>197,</text:p>
          </table:table-cell>
          <table:table-cell table:style-name="ce19" table:formula="of:=ADDCOMMA([Blad1.AR60];0)" office:value-type="string" office:string-value="197," calcext:value-type="string">
            <text:p>197,</text:p>
          </table:table-cell>
          <table:table-cell table:style-name="ce19" table:formula="of:=ADDCOMMA([Blad1.AS60];0)" office:value-type="string" office:string-value="197," calcext:value-type="string">
            <text:p>197,</text:p>
          </table:table-cell>
          <table:table-cell table:style-name="ce19" table:formula="of:=ADDCOMMA([Blad1.AT60];0)" office:value-type="string" office:string-value="197," calcext:value-type="string">
            <text:p>197,</text:p>
          </table:table-cell>
          <table:table-cell table:style-name="ce19" table:formula="of:=ADDCOMMA([Blad1.AU60];0)" office:value-type="string" office:string-value="196," calcext:value-type="string">
            <text:p>196,</text:p>
          </table:table-cell>
          <table:table-cell table:style-name="ce19" table:formula="of:=ADDCOMMA([Blad1.AV60];0)" office:value-type="string" office:string-value="196," calcext:value-type="string">
            <text:p>196,</text:p>
          </table:table-cell>
          <table:table-cell/>
        </table:table-row>
        <table:table-row table:style-name="ro4">
          <table:table-cell table:style-name="ce19" table:formula="of:=ADDCOMMA([Blad1.AC61];0)" office:value-type="string" office:string-value="196," calcext:value-type="string">
            <text:p>196,</text:p>
          </table:table-cell>
          <table:table-cell table:style-name="ce19" table:formula="of:=ADDCOMMA([Blad1.AD61];0)" office:value-type="string" office:string-value="195," calcext:value-type="string">
            <text:p>195,</text:p>
          </table:table-cell>
          <table:table-cell table:style-name="ce19" table:formula="of:=ADDCOMMA([Blad1.AE61];0)" office:value-type="string" office:string-value="195," calcext:value-type="string">
            <text:p>195,</text:p>
          </table:table-cell>
          <table:table-cell table:style-name="ce19" table:formula="of:=ADDCOMMA([Blad1.AF61];0)" office:value-type="string" office:string-value="195," calcext:value-type="string">
            <text:p>195,</text:p>
          </table:table-cell>
          <table:table-cell table:style-name="ce19" table:formula="of:=ADDCOMMA([Blad1.AG61];0)" office:value-type="string" office:string-value="195," calcext:value-type="string">
            <text:p>195,</text:p>
          </table:table-cell>
          <table:table-cell table:style-name="ce19" table:formula="of:=ADDCOMMA([Blad1.AH61];0)" office:value-type="string" office:string-value="194," calcext:value-type="string">
            <text:p>194,</text:p>
          </table:table-cell>
          <table:table-cell table:style-name="ce19" table:formula="of:=ADDCOMMA([Blad1.AI61];0)" office:value-type="string" office:string-value="194," calcext:value-type="string">
            <text:p>194,</text:p>
          </table:table-cell>
          <table:table-cell table:style-name="ce19" table:formula="of:=ADDCOMMA([Blad1.AJ61];0)" office:value-type="string" office:string-value="194," calcext:value-type="string">
            <text:p>194,</text:p>
          </table:table-cell>
          <table:table-cell table:style-name="ce19" table:formula="of:=ADDCOMMA([Blad1.AK61];0)" office:value-type="string" office:string-value="194," calcext:value-type="string">
            <text:p>194,</text:p>
          </table:table-cell>
          <table:table-cell table:style-name="ce19" table:formula="of:=ADDCOMMA([Blad1.AL61];0)" office:value-type="string" office:string-value="193," calcext:value-type="string">
            <text:p>193,</text:p>
          </table:table-cell>
          <table:table-cell table:style-name="ce19" table:formula="of:=ADDCOMMA([Blad1.AM61];0)" office:value-type="string" office:string-value="193," calcext:value-type="string">
            <text:p>193,</text:p>
          </table:table-cell>
          <table:table-cell table:style-name="ce19" table:formula="of:=ADDCOMMA([Blad1.AN61];0)" office:value-type="string" office:string-value="193," calcext:value-type="string">
            <text:p>193,</text:p>
          </table:table-cell>
          <table:table-cell table:style-name="ce19" table:formula="of:=ADDCOMMA([Blad1.AO61];0)" office:value-type="string" office:string-value="192," calcext:value-type="string">
            <text:p>192,</text:p>
          </table:table-cell>
          <table:table-cell table:style-name="ce19" table:formula="of:=ADDCOMMA([Blad1.AP61];0)" office:value-type="string" office:string-value="192," calcext:value-type="string">
            <text:p>192,</text:p>
          </table:table-cell>
          <table:table-cell table:style-name="ce19" table:formula="of:=ADDCOMMA([Blad1.AQ61];0)" office:value-type="string" office:string-value="192," calcext:value-type="string">
            <text:p>192,</text:p>
          </table:table-cell>
          <table:table-cell table:style-name="ce19" table:formula="of:=ADDCOMMA([Blad1.AR61];0)" office:value-type="string" office:string-value="192," calcext:value-type="string">
            <text:p>192,</text:p>
          </table:table-cell>
          <table:table-cell table:style-name="ce19" table:formula="of:=ADDCOMMA([Blad1.AS61];0)" office:value-type="string" office:string-value="191," calcext:value-type="string">
            <text:p>191,</text:p>
          </table:table-cell>
          <table:table-cell table:style-name="ce19" table:formula="of:=ADDCOMMA([Blad1.AT61];0)" office:value-type="string" office:string-value="191," calcext:value-type="string">
            <text:p>191,</text:p>
          </table:table-cell>
          <table:table-cell table:style-name="ce19" table:formula="of:=ADDCOMMA([Blad1.AU61];0)" office:value-type="string" office:string-value="191," calcext:value-type="string">
            <text:p>191,</text:p>
          </table:table-cell>
          <table:table-cell table:style-name="ce19" table:formula="of:=ADDCOMMA([Blad1.AV61];0)" office:value-type="string" office:string-value="191," calcext:value-type="string">
            <text:p>191,</text:p>
          </table:table-cell>
          <table:table-cell/>
        </table:table-row>
        <table:table-row table:style-name="ro4">
          <table:table-cell table:style-name="ce19" table:formula="of:=ADDCOMMA([Blad1.AC62];0)" office:value-type="string" office:string-value="190," calcext:value-type="string">
            <text:p>190,</text:p>
          </table:table-cell>
          <table:table-cell table:style-name="ce19" table:formula="of:=ADDCOMMA([Blad1.AD62];0)" office:value-type="string" office:string-value="190," calcext:value-type="string">
            <text:p>190,</text:p>
          </table:table-cell>
          <table:table-cell table:style-name="ce19" table:formula="of:=ADDCOMMA([Blad1.AE62];0)" office:value-type="string" office:string-value="190," calcext:value-type="string">
            <text:p>190,</text:p>
          </table:table-cell>
          <table:table-cell table:style-name="ce19" table:formula="of:=ADDCOMMA([Blad1.AF62];0)" office:value-type="string" office:string-value="190," calcext:value-type="string">
            <text:p>190,</text:p>
          </table:table-cell>
          <table:table-cell table:style-name="ce19" table:formula="of:=ADDCOMMA([Blad1.AG62];0)" office:value-type="string" office:string-value="189," calcext:value-type="string">
            <text:p>189,</text:p>
          </table:table-cell>
          <table:table-cell table:style-name="ce19" table:formula="of:=ADDCOMMA([Blad1.AH62];0)" office:value-type="string" office:string-value="189," calcext:value-type="string">
            <text:p>189,</text:p>
          </table:table-cell>
          <table:table-cell table:style-name="ce19" table:formula="of:=ADDCOMMA([Blad1.AI62];0)" office:value-type="string" office:string-value="189," calcext:value-type="string">
            <text:p>189,</text:p>
          </table:table-cell>
          <table:table-cell table:style-name="ce19" table:formula="of:=ADDCOMMA([Blad1.AJ62];0)" office:value-type="string" office:string-value="188," calcext:value-type="string">
            <text:p>188,</text:p>
          </table:table-cell>
          <table:table-cell table:style-name="ce19" table:formula="of:=ADDCOMMA([Blad1.AK62];0)" office:value-type="string" office:string-value="188," calcext:value-type="string">
            <text:p>188,</text:p>
          </table:table-cell>
          <table:table-cell table:style-name="ce19" table:formula="of:=ADDCOMMA([Blad1.AL62];0)" office:value-type="string" office:string-value="188," calcext:value-type="string">
            <text:p>188,</text:p>
          </table:table-cell>
          <table:table-cell table:style-name="ce19" table:formula="of:=ADDCOMMA([Blad1.AM62];0)" office:value-type="string" office:string-value="188," calcext:value-type="string">
            <text:p>188,</text:p>
          </table:table-cell>
          <table:table-cell table:style-name="ce19" table:formula="of:=ADDCOMMA([Blad1.AN62];0)" office:value-type="string" office:string-value="187," calcext:value-type="string">
            <text:p>187,</text:p>
          </table:table-cell>
          <table:table-cell table:style-name="ce19" table:formula="of:=ADDCOMMA([Blad1.AO62];0)" office:value-type="string" office:string-value="187," calcext:value-type="string">
            <text:p>187,</text:p>
          </table:table-cell>
          <table:table-cell table:style-name="ce19" table:formula="of:=ADDCOMMA([Blad1.AP62];0)" office:value-type="string" office:string-value="187," calcext:value-type="string">
            <text:p>187,</text:p>
          </table:table-cell>
          <table:table-cell table:style-name="ce19" table:formula="of:=ADDCOMMA([Blad1.AQ62];0)" office:value-type="string" office:string-value="187," calcext:value-type="string">
            <text:p>187,</text:p>
          </table:table-cell>
          <table:table-cell table:style-name="ce19" table:formula="of:=ADDCOMMA([Blad1.AR62];0)" office:value-type="string" office:string-value="186," calcext:value-type="string">
            <text:p>186,</text:p>
          </table:table-cell>
          <table:table-cell table:style-name="ce19" table:formula="of:=ADDCOMMA([Blad1.AS62];0)" office:value-type="string" office:string-value="186," calcext:value-type="string">
            <text:p>186,</text:p>
          </table:table-cell>
          <table:table-cell table:style-name="ce19" table:formula="of:=ADDCOMMA([Blad1.AT62];0)" office:value-type="string" office:string-value="186," calcext:value-type="string">
            <text:p>186,</text:p>
          </table:table-cell>
          <table:table-cell table:style-name="ce19" table:formula="of:=ADDCOMMA([Blad1.AU62];0)" office:value-type="string" office:string-value="185," calcext:value-type="string">
            <text:p>185,</text:p>
          </table:table-cell>
          <table:table-cell table:style-name="ce19" table:formula="of:=ADDCOMMA([Blad1.AV62];0)" office:value-type="string" office:string-value="185," calcext:value-type="string">
            <text:p>185,</text:p>
          </table:table-cell>
          <table:table-cell/>
        </table:table-row>
        <table:table-row table:style-name="ro4">
          <table:table-cell table:style-name="ce19" table:formula="of:=ADDCOMMA([Blad1.AC63];0)" office:value-type="string" office:string-value="185," calcext:value-type="string">
            <text:p>185,</text:p>
          </table:table-cell>
          <table:table-cell table:style-name="ce19" table:formula="of:=ADDCOMMA([Blad1.AD63];0)" office:value-type="string" office:string-value="184," calcext:value-type="string">
            <text:p>184,</text:p>
          </table:table-cell>
          <table:table-cell table:style-name="ce19" table:formula="of:=ADDCOMMA([Blad1.AE63];0)" office:value-type="string" office:string-value="184," calcext:value-type="string">
            <text:p>184,</text:p>
          </table:table-cell>
          <table:table-cell table:style-name="ce19" table:formula="of:=ADDCOMMA([Blad1.AF63];0)" office:value-type="string" office:string-value="184," calcext:value-type="string">
            <text:p>184,</text:p>
          </table:table-cell>
          <table:table-cell table:style-name="ce19" table:formula="of:=ADDCOMMA([Blad1.AG63];0)" office:value-type="string" office:string-value="184," calcext:value-type="string">
            <text:p>184,</text:p>
          </table:table-cell>
          <table:table-cell table:style-name="ce19" table:formula="of:=ADDCOMMA([Blad1.AH63];0)" office:value-type="string" office:string-value="183," calcext:value-type="string">
            <text:p>183,</text:p>
          </table:table-cell>
          <table:table-cell table:style-name="ce19" table:formula="of:=ADDCOMMA([Blad1.AI63];0)" office:value-type="string" office:string-value="183," calcext:value-type="string">
            <text:p>183,</text:p>
          </table:table-cell>
          <table:table-cell table:style-name="ce19" table:formula="of:=ADDCOMMA([Blad1.AJ63];0)" office:value-type="string" office:string-value="183," calcext:value-type="string">
            <text:p>183,</text:p>
          </table:table-cell>
          <table:table-cell table:style-name="ce19" table:formula="of:=ADDCOMMA([Blad1.AK63];0)" office:value-type="string" office:string-value="182," calcext:value-type="string">
            <text:p>182,</text:p>
          </table:table-cell>
          <table:table-cell table:style-name="ce19" table:formula="of:=ADDCOMMA([Blad1.AL63];0)" office:value-type="string" office:string-value="182," calcext:value-type="string">
            <text:p>182,</text:p>
          </table:table-cell>
          <table:table-cell table:style-name="ce19" table:formula="of:=ADDCOMMA([Blad1.AM63];0)" office:value-type="string" office:string-value="182," calcext:value-type="string">
            <text:p>182,</text:p>
          </table:table-cell>
          <table:table-cell table:style-name="ce19" table:formula="of:=ADDCOMMA([Blad1.AN63];0)" office:value-type="string" office:string-value="181," calcext:value-type="string">
            <text:p>181,</text:p>
          </table:table-cell>
          <table:table-cell table:style-name="ce19" table:formula="of:=ADDCOMMA([Blad1.AO63];0)" office:value-type="string" office:string-value="181," calcext:value-type="string">
            <text:p>181,</text:p>
          </table:table-cell>
          <table:table-cell table:style-name="ce19" table:formula="of:=ADDCOMMA([Blad1.AP63];0)" office:value-type="string" office:string-value="181," calcext:value-type="string">
            <text:p>181,</text:p>
          </table:table-cell>
          <table:table-cell table:style-name="ce19" table:formula="of:=ADDCOMMA([Blad1.AQ63];0)" office:value-type="string" office:string-value="180," calcext:value-type="string">
            <text:p>180,</text:p>
          </table:table-cell>
          <table:table-cell table:style-name="ce19" table:formula="of:=ADDCOMMA([Blad1.AR63];0)" office:value-type="string" office:string-value="180," calcext:value-type="string">
            <text:p>180,</text:p>
          </table:table-cell>
          <table:table-cell table:style-name="ce19" table:formula="of:=ADDCOMMA([Blad1.AS63];0)" office:value-type="string" office:string-value="180," calcext:value-type="string">
            <text:p>180,</text:p>
          </table:table-cell>
          <table:table-cell table:style-name="ce19" table:formula="of:=ADDCOMMA([Blad1.AT63];0)" office:value-type="string" office:string-value="180," calcext:value-type="string">
            <text:p>180,</text:p>
          </table:table-cell>
          <table:table-cell table:style-name="ce19" table:formula="of:=ADDCOMMA([Blad1.AU63];0)" office:value-type="string" office:string-value="179," calcext:value-type="string">
            <text:p>179,</text:p>
          </table:table-cell>
          <table:table-cell table:style-name="ce19" table:formula="of:=ADDCOMMA([Blad1.AV63];0)" office:value-type="string" office:string-value="179," calcext:value-type="string">
            <text:p>179,</text:p>
          </table:table-cell>
          <table:table-cell/>
        </table:table-row>
        <table:table-row table:style-name="ro4">
          <table:table-cell table:style-name="ce19" table:formula="of:=ADDCOMMA([Blad1.AC64];0)" office:value-type="string" office:string-value="179," calcext:value-type="string">
            <text:p>179,</text:p>
          </table:table-cell>
          <table:table-cell table:style-name="ce19" table:formula="of:=ADDCOMMA([Blad1.AD64];0)" office:value-type="string" office:string-value="178," calcext:value-type="string">
            <text:p>178,</text:p>
          </table:table-cell>
          <table:table-cell table:style-name="ce19" table:formula="of:=ADDCOMMA([Blad1.AE64];0)" office:value-type="string" office:string-value="178," calcext:value-type="string">
            <text:p>178,</text:p>
          </table:table-cell>
          <table:table-cell table:style-name="ce19" table:formula="of:=ADDCOMMA([Blad1.AF64];0)" office:value-type="string" office:string-value="178," calcext:value-type="string">
            <text:p>178,</text:p>
          </table:table-cell>
          <table:table-cell table:style-name="ce19" table:formula="of:=ADDCOMMA([Blad1.AG64];0)" office:value-type="string" office:string-value="177," calcext:value-type="string">
            <text:p>177,</text:p>
          </table:table-cell>
          <table:table-cell table:style-name="ce19" table:formula="of:=ADDCOMMA([Blad1.AH64];0)" office:value-type="string" office:string-value="177," calcext:value-type="string">
            <text:p>177,</text:p>
          </table:table-cell>
          <table:table-cell table:style-name="ce19" table:formula="of:=ADDCOMMA([Blad1.AI64];0)" office:value-type="string" office:string-value="177," calcext:value-type="string">
            <text:p>177,</text:p>
          </table:table-cell>
          <table:table-cell table:style-name="ce19" table:formula="of:=ADDCOMMA([Blad1.AJ64];0)" office:value-type="string" office:string-value="176," calcext:value-type="string">
            <text:p>176,</text:p>
          </table:table-cell>
          <table:table-cell table:style-name="ce19" table:formula="of:=ADDCOMMA([Blad1.AK64];0)" office:value-type="string" office:string-value="176," calcext:value-type="string">
            <text:p>176,</text:p>
          </table:table-cell>
          <table:table-cell table:style-name="ce19" table:formula="of:=ADDCOMMA([Blad1.AL64];0)" office:value-type="string" office:string-value="176," calcext:value-type="string">
            <text:p>176,</text:p>
          </table:table-cell>
          <table:table-cell table:style-name="ce19" table:formula="of:=ADDCOMMA([Blad1.AM64];0)" office:value-type="string" office:string-value="176," calcext:value-type="string">
            <text:p>176,</text:p>
          </table:table-cell>
          <table:table-cell table:style-name="ce19" table:formula="of:=ADDCOMMA([Blad1.AN64];0)" office:value-type="string" office:string-value="175," calcext:value-type="string">
            <text:p>175,</text:p>
          </table:table-cell>
          <table:table-cell table:style-name="ce19" table:formula="of:=ADDCOMMA([Blad1.AO64];0)" office:value-type="string" office:string-value="175," calcext:value-type="string">
            <text:p>175,</text:p>
          </table:table-cell>
          <table:table-cell table:style-name="ce19" table:formula="of:=ADDCOMMA([Blad1.AP64];0)" office:value-type="string" office:string-value="175," calcext:value-type="string">
            <text:p>175,</text:p>
          </table:table-cell>
          <table:table-cell table:style-name="ce19" table:formula="of:=ADDCOMMA([Blad1.AQ64];0)" office:value-type="string" office:string-value="174," calcext:value-type="string">
            <text:p>174,</text:p>
          </table:table-cell>
          <table:table-cell table:style-name="ce19" table:formula="of:=ADDCOMMA([Blad1.AR64];0)" office:value-type="string" office:string-value="174," calcext:value-type="string">
            <text:p>174,</text:p>
          </table:table-cell>
          <table:table-cell table:style-name="ce19" table:formula="of:=ADDCOMMA([Blad1.AS64];0)" office:value-type="string" office:string-value="174," calcext:value-type="string">
            <text:p>174,</text:p>
          </table:table-cell>
          <table:table-cell table:style-name="ce19" table:formula="of:=ADDCOMMA([Blad1.AT64];0)" office:value-type="string" office:string-value="173," calcext:value-type="string">
            <text:p>173,</text:p>
          </table:table-cell>
          <table:table-cell table:style-name="ce19" table:formula="of:=ADDCOMMA([Blad1.AU64];0)" office:value-type="string" office:string-value="173," calcext:value-type="string">
            <text:p>173,</text:p>
          </table:table-cell>
          <table:table-cell table:style-name="ce19" table:formula="of:=ADDCOMMA([Blad1.AV64];0)" office:value-type="string" office:string-value="173," calcext:value-type="string">
            <text:p>173,</text:p>
          </table:table-cell>
          <table:table-cell/>
        </table:table-row>
        <table:table-row table:style-name="ro4">
          <table:table-cell table:style-name="ce19" table:formula="of:=ADDCOMMA([Blad1.AC65];0)" office:value-type="string" office:string-value="173," calcext:value-type="string">
            <text:p>173,</text:p>
          </table:table-cell>
          <table:table-cell table:style-name="ce19" table:formula="of:=ADDCOMMA([Blad1.AD65];0)" office:value-type="string" office:string-value="172," calcext:value-type="string">
            <text:p>172,</text:p>
          </table:table-cell>
          <table:table-cell table:style-name="ce19" table:formula="of:=ADDCOMMA([Blad1.AE65];0)" office:value-type="string" office:string-value="172," calcext:value-type="string">
            <text:p>172,</text:p>
          </table:table-cell>
          <table:table-cell table:style-name="ce19" table:formula="of:=ADDCOMMA([Blad1.AF65];0)" office:value-type="string" office:string-value="172," calcext:value-type="string">
            <text:p>172,</text:p>
          </table:table-cell>
          <table:table-cell table:style-name="ce19" table:formula="of:=ADDCOMMA([Blad1.AG65];0)" office:value-type="string" office:string-value="172," calcext:value-type="string">
            <text:p>172,</text:p>
          </table:table-cell>
          <table:table-cell table:style-name="ce19" table:formula="of:=ADDCOMMA([Blad1.AH65];0)" office:value-type="string" office:string-value="171," calcext:value-type="string">
            <text:p>171,</text:p>
          </table:table-cell>
          <table:table-cell table:style-name="ce19" table:formula="of:=ADDCOMMA([Blad1.AI65];0)" office:value-type="string" office:string-value="171," calcext:value-type="string">
            <text:p>171,</text:p>
          </table:table-cell>
          <table:table-cell table:style-name="ce19" table:formula="of:=ADDCOMMA([Blad1.AJ65];0)" office:value-type="string" office:string-value="171," calcext:value-type="string">
            <text:p>171,</text:p>
          </table:table-cell>
          <table:table-cell table:style-name="ce19" table:formula="of:=ADDCOMMA([Blad1.AK65];0)" office:value-type="string" office:string-value="170," calcext:value-type="string">
            <text:p>170,</text:p>
          </table:table-cell>
          <table:table-cell table:style-name="ce19" table:formula="of:=ADDCOMMA([Blad1.AL65];0)" office:value-type="string" office:string-value="170," calcext:value-type="string">
            <text:p>170,</text:p>
          </table:table-cell>
          <table:table-cell table:style-name="ce19" table:formula="of:=ADDCOMMA([Blad1.AM65];0)" office:value-type="string" office:string-value="170," calcext:value-type="string">
            <text:p>170,</text:p>
          </table:table-cell>
          <table:table-cell table:style-name="ce19" table:formula="of:=ADDCOMMA([Blad1.AN65];0)" office:value-type="string" office:string-value="170," calcext:value-type="string">
            <text:p>170,</text:p>
          </table:table-cell>
          <table:table-cell table:style-name="ce19" table:formula="of:=ADDCOMMA([Blad1.AO65];0)" office:value-type="string" office:string-value="169," calcext:value-type="string">
            <text:p>169,</text:p>
          </table:table-cell>
          <table:table-cell table:style-name="ce19" table:formula="of:=ADDCOMMA([Blad1.AP65];0)" office:value-type="string" office:string-value="169," calcext:value-type="string">
            <text:p>169,</text:p>
          </table:table-cell>
          <table:table-cell table:style-name="ce19" table:formula="of:=ADDCOMMA([Blad1.AQ65];0)" office:value-type="string" office:string-value="169," calcext:value-type="string">
            <text:p>169,</text:p>
          </table:table-cell>
          <table:table-cell table:style-name="ce19" table:formula="of:=ADDCOMMA([Blad1.AR65];0)" office:value-type="string" office:string-value="169," calcext:value-type="string">
            <text:p>169,</text:p>
          </table:table-cell>
          <table:table-cell table:style-name="ce19" table:formula="of:=ADDCOMMA([Blad1.AS65];0)" office:value-type="string" office:string-value="168," calcext:value-type="string">
            <text:p>168,</text:p>
          </table:table-cell>
          <table:table-cell table:style-name="ce19" table:formula="of:=ADDCOMMA([Blad1.AT65];0)" office:value-type="string" office:string-value="168," calcext:value-type="string">
            <text:p>168,</text:p>
          </table:table-cell>
          <table:table-cell table:style-name="ce19" table:formula="of:=ADDCOMMA([Blad1.AU65];0)" office:value-type="string" office:string-value="168," calcext:value-type="string">
            <text:p>168,</text:p>
          </table:table-cell>
          <table:table-cell table:style-name="ce19" table:formula="of:=ADDCOMMA([Blad1.AV65];0)" office:value-type="string" office:string-value="168," calcext:value-type="string">
            <text:p>168,</text:p>
          </table:table-cell>
          <table:table-cell/>
        </table:table-row>
        <table:table-row table:style-name="ro4">
          <table:table-cell table:style-name="ce19" table:formula="of:=ADDCOMMA([Blad1.AC66];0)" office:value-type="string" office:string-value="167," calcext:value-type="string">
            <text:p>167,</text:p>
          </table:table-cell>
          <table:table-cell table:style-name="ce19" table:formula="of:=ADDCOMMA([Blad1.AD66];0)" office:value-type="string" office:string-value="167," calcext:value-type="string">
            <text:p>167,</text:p>
          </table:table-cell>
          <table:table-cell table:style-name="ce19" table:formula="of:=ADDCOMMA([Blad1.AE66];0)" office:value-type="string" office:string-value="167," calcext:value-type="string">
            <text:p>167,</text:p>
          </table:table-cell>
          <table:table-cell table:style-name="ce19" table:formula="of:=ADDCOMMA([Blad1.AF66];0)" office:value-type="string" office:string-value="167," calcext:value-type="string">
            <text:p>167,</text:p>
          </table:table-cell>
          <table:table-cell table:style-name="ce19" table:formula="of:=ADDCOMMA([Blad1.AG66];0)" office:value-type="string" office:string-value="166," calcext:value-type="string">
            <text:p>166,</text:p>
          </table:table-cell>
          <table:table-cell table:style-name="ce19" table:formula="of:=ADDCOMMA([Blad1.AH66];0)" office:value-type="string" office:string-value="166," calcext:value-type="string">
            <text:p>166,</text:p>
          </table:table-cell>
          <table:table-cell table:style-name="ce19" table:formula="of:=ADDCOMMA([Blad1.AI66];0)" office:value-type="string" office:string-value="166," calcext:value-type="string">
            <text:p>166,</text:p>
          </table:table-cell>
          <table:table-cell table:style-name="ce19" table:formula="of:=ADDCOMMA([Blad1.AJ66];0)" office:value-type="string" office:string-value="165," calcext:value-type="string">
            <text:p>165,</text:p>
          </table:table-cell>
          <table:table-cell table:style-name="ce19" table:formula="of:=ADDCOMMA([Blad1.AK66];0)" office:value-type="string" office:string-value="165," calcext:value-type="string">
            <text:p>165,</text:p>
          </table:table-cell>
          <table:table-cell table:style-name="ce19" table:formula="of:=ADDCOMMA([Blad1.AL66];0)" office:value-type="string" office:string-value="165," calcext:value-type="string">
            <text:p>165,</text:p>
          </table:table-cell>
          <table:table-cell table:style-name="ce19" table:formula="of:=ADDCOMMA([Blad1.AM66];0)" office:value-type="string" office:string-value="165," calcext:value-type="string">
            <text:p>165,</text:p>
          </table:table-cell>
          <table:table-cell table:style-name="ce19" table:formula="of:=ADDCOMMA([Blad1.AN66];0)" office:value-type="string" office:string-value="164," calcext:value-type="string">
            <text:p>164,</text:p>
          </table:table-cell>
          <table:table-cell table:style-name="ce19" table:formula="of:=ADDCOMMA([Blad1.AO66];0)" office:value-type="string" office:string-value="164," calcext:value-type="string">
            <text:p>164,</text:p>
          </table:table-cell>
          <table:table-cell table:style-name="ce19" table:formula="of:=ADDCOMMA([Blad1.AP66];0)" office:value-type="string" office:string-value="164," calcext:value-type="string">
            <text:p>164,</text:p>
          </table:table-cell>
          <table:table-cell table:style-name="ce19" table:formula="of:=ADDCOMMA([Blad1.AQ66];0)" office:value-type="string" office:string-value="164," calcext:value-type="string">
            <text:p>164,</text:p>
          </table:table-cell>
          <table:table-cell table:style-name="ce19" table:formula="of:=ADDCOMMA([Blad1.AR66];0)" office:value-type="string" office:string-value="163," calcext:value-type="string">
            <text:p>163,</text:p>
          </table:table-cell>
          <table:table-cell table:style-name="ce19" table:formula="of:=ADDCOMMA([Blad1.AS66];0)" office:value-type="string" office:string-value="163," calcext:value-type="string">
            <text:p>163,</text:p>
          </table:table-cell>
          <table:table-cell table:style-name="ce19" table:formula="of:=ADDCOMMA([Blad1.AT66];0)" office:value-type="string" office:string-value="163," calcext:value-type="string">
            <text:p>163,</text:p>
          </table:table-cell>
          <table:table-cell table:style-name="ce19" table:formula="of:=ADDCOMMA([Blad1.AU66];0)" office:value-type="string" office:string-value="163," calcext:value-type="string">
            <text:p>163,</text:p>
          </table:table-cell>
          <table:table-cell table:style-name="ce19" table:formula="of:=ADDCOMMA([Blad1.AV66];0)" office:value-type="string" office:string-value="162," calcext:value-type="string">
            <text:p>162,</text:p>
          </table:table-cell>
          <table:table-cell/>
        </table:table-row>
        <table:table-row table:style-name="ro4">
          <table:table-cell table:style-name="ce19" table:formula="of:=ADDCOMMA([Blad1.AC67];0)" office:value-type="string" office:string-value="162," calcext:value-type="string">
            <text:p>162,</text:p>
          </table:table-cell>
          <table:table-cell table:style-name="ce19" table:formula="of:=ADDCOMMA([Blad1.AD67];0)" office:value-type="string" office:string-value="162," calcext:value-type="string">
            <text:p>162,</text:p>
          </table:table-cell>
          <table:table-cell table:style-name="ce19" table:formula="of:=ADDCOMMA([Blad1.AE67];0)" office:value-type="string" office:string-value="162," calcext:value-type="string">
            <text:p>162,</text:p>
          </table:table-cell>
          <table:table-cell table:style-name="ce19" table:formula="of:=ADDCOMMA([Blad1.AF67];0)" office:value-type="string" office:string-value="161," calcext:value-type="string">
            <text:p>161,</text:p>
          </table:table-cell>
          <table:table-cell table:style-name="ce19" table:formula="of:=ADDCOMMA([Blad1.AG67];0)" office:value-type="string" office:string-value="161," calcext:value-type="string">
            <text:p>161,</text:p>
          </table:table-cell>
          <table:table-cell table:style-name="ce19" table:formula="of:=ADDCOMMA([Blad1.AH67];0)" office:value-type="string" office:string-value="161," calcext:value-type="string">
            <text:p>161,</text:p>
          </table:table-cell>
          <table:table-cell table:style-name="ce19" table:formula="of:=ADDCOMMA([Blad1.AI67];0)" office:value-type="string" office:string-value="161," calcext:value-type="string">
            <text:p>161,</text:p>
          </table:table-cell>
          <table:table-cell table:style-name="ce19" table:formula="of:=ADDCOMMA([Blad1.AJ67];0)" office:value-type="string" office:string-value="160," calcext:value-type="string">
            <text:p>160,</text:p>
          </table:table-cell>
          <table:table-cell table:style-name="ce19" table:formula="of:=ADDCOMMA([Blad1.AK67];0)" office:value-type="string" office:string-value="160," calcext:value-type="string">
            <text:p>160,</text:p>
          </table:table-cell>
          <table:table-cell table:style-name="ce19" table:formula="of:=ADDCOMMA([Blad1.AL67];0)" office:value-type="string" office:string-value="160," calcext:value-type="string">
            <text:p>160,</text:p>
          </table:table-cell>
          <table:table-cell table:style-name="ce19" table:formula="of:=ADDCOMMA([Blad1.AM67];0)" office:value-type="string" office:string-value="160," calcext:value-type="string">
            <text:p>160,</text:p>
          </table:table-cell>
          <table:table-cell table:style-name="ce19" table:formula="of:=ADDCOMMA([Blad1.AN67];0)" office:value-type="string" office:string-value="159," calcext:value-type="string">
            <text:p>159,</text:p>
          </table:table-cell>
          <table:table-cell table:style-name="ce19" table:formula="of:=ADDCOMMA([Blad1.AO67];0)" office:value-type="string" office:string-value="159," calcext:value-type="string">
            <text:p>159,</text:p>
          </table:table-cell>
          <table:table-cell table:style-name="ce19" table:formula="of:=ADDCOMMA([Blad1.AP67];0)" office:value-type="string" office:string-value="159," calcext:value-type="string">
            <text:p>159,</text:p>
          </table:table-cell>
          <table:table-cell table:style-name="ce19" table:formula="of:=ADDCOMMA([Blad1.AQ67];0)" office:value-type="string" office:string-value="159," calcext:value-type="string">
            <text:p>159,</text:p>
          </table:table-cell>
          <table:table-cell table:style-name="ce19" table:formula="of:=ADDCOMMA([Blad1.AR67];0)" office:value-type="string" office:string-value="159," calcext:value-type="string">
            <text:p>159,</text:p>
          </table:table-cell>
          <table:table-cell table:style-name="ce19" table:formula="of:=ADDCOMMA([Blad1.AS67];0)" office:value-type="string" office:string-value="158," calcext:value-type="string">
            <text:p>158,</text:p>
          </table:table-cell>
          <table:table-cell table:style-name="ce19" table:formula="of:=ADDCOMMA([Blad1.AT67];0)" office:value-type="string" office:string-value="158," calcext:value-type="string">
            <text:p>158,</text:p>
          </table:table-cell>
          <table:table-cell table:style-name="ce19" table:formula="of:=ADDCOMMA([Blad1.AU67];0)" office:value-type="string" office:string-value="158," calcext:value-type="string">
            <text:p>158,</text:p>
          </table:table-cell>
          <table:table-cell table:style-name="ce19" table:formula="of:=ADDCOMMA([Blad1.AV67];0)" office:value-type="string" office:string-value="158," calcext:value-type="string">
            <text:p>158,</text:p>
          </table:table-cell>
          <table:table-cell/>
        </table:table-row>
        <table:table-row table:style-name="ro4">
          <table:table-cell table:style-name="ce19" table:formula="of:=ADDCOMMA([Blad1.AC68];0)" office:value-type="string" office:string-value="158," calcext:value-type="string">
            <text:p>158,</text:p>
          </table:table-cell>
          <table:table-cell table:style-name="ce19" table:formula="of:=ADDCOMMA([Blad1.AD68];0)" office:value-type="string" office:string-value="157," calcext:value-type="string">
            <text:p>157,</text:p>
          </table:table-cell>
          <table:table-cell table:style-name="ce19" table:formula="of:=ADDCOMMA([Blad1.AE68];0)" office:value-type="string" office:string-value="157," calcext:value-type="string">
            <text:p>157,</text:p>
          </table:table-cell>
          <table:table-cell table:style-name="ce19" table:formula="of:=ADDCOMMA([Blad1.AF68];0)" office:value-type="string" office:string-value="157," calcext:value-type="string">
            <text:p>157,</text:p>
          </table:table-cell>
          <table:table-cell table:style-name="ce19" table:formula="of:=ADDCOMMA([Blad1.AG68];0)" office:value-type="string" office:string-value="157," calcext:value-type="string">
            <text:p>157,</text:p>
          </table:table-cell>
          <table:table-cell table:style-name="ce19" table:formula="of:=ADDCOMMA([Blad1.AH68];0)" office:value-type="string" office:string-value="156," calcext:value-type="string">
            <text:p>156,</text:p>
          </table:table-cell>
          <table:table-cell table:style-name="ce19" table:formula="of:=ADDCOMMA([Blad1.AI68];0)" office:value-type="string" office:string-value="156," calcext:value-type="string">
            <text:p>156,</text:p>
          </table:table-cell>
          <table:table-cell table:style-name="ce19" table:formula="of:=ADDCOMMA([Blad1.AJ68];0)" office:value-type="string" office:string-value="156," calcext:value-type="string">
            <text:p>156,</text:p>
          </table:table-cell>
          <table:table-cell table:style-name="ce19" table:formula="of:=ADDCOMMA([Blad1.AK68];0)" office:value-type="string" office:string-value="156," calcext:value-type="string">
            <text:p>156,</text:p>
          </table:table-cell>
          <table:table-cell table:style-name="ce19" table:formula="of:=ADDCOMMA([Blad1.AL68];0)" office:value-type="string" office:string-value="156," calcext:value-type="string">
            <text:p>156,</text:p>
          </table:table-cell>
          <table:table-cell table:style-name="ce19" table:formula="of:=ADDCOMMA([Blad1.AM68];0)" office:value-type="string" office:string-value="155," calcext:value-type="string">
            <text:p>155,</text:p>
          </table:table-cell>
          <table:table-cell table:style-name="ce19" table:formula="of:=ADDCOMMA([Blad1.AN68];0)" office:value-type="string" office:string-value="155," calcext:value-type="string">
            <text:p>155,</text:p>
          </table:table-cell>
          <table:table-cell table:style-name="ce19" table:formula="of:=ADDCOMMA([Blad1.AO68];0)" office:value-type="string" office:string-value="155," calcext:value-type="string">
            <text:p>155,</text:p>
          </table:table-cell>
          <table:table-cell table:style-name="ce19" table:formula="of:=ADDCOMMA([Blad1.AP68];0)" office:value-type="string" office:string-value="155," calcext:value-type="string">
            <text:p>155,</text:p>
          </table:table-cell>
          <table:table-cell table:style-name="ce19" table:formula="of:=ADDCOMMA([Blad1.AQ68];0)" office:value-type="string" office:string-value="154," calcext:value-type="string">
            <text:p>154,</text:p>
          </table:table-cell>
          <table:table-cell table:style-name="ce19" table:formula="of:=ADDCOMMA([Blad1.AR68];0)" office:value-type="string" office:string-value="154," calcext:value-type="string">
            <text:p>154,</text:p>
          </table:table-cell>
          <table:table-cell table:style-name="ce19" table:formula="of:=ADDCOMMA([Blad1.AS68];0)" office:value-type="string" office:string-value="154," calcext:value-type="string">
            <text:p>154,</text:p>
          </table:table-cell>
          <table:table-cell table:style-name="ce19" table:formula="of:=ADDCOMMA([Blad1.AT68];0)" office:value-type="string" office:string-value="154," calcext:value-type="string">
            <text:p>154,</text:p>
          </table:table-cell>
          <table:table-cell table:style-name="ce19" table:formula="of:=ADDCOMMA([Blad1.AU68];0)" office:value-type="string" office:string-value="153," calcext:value-type="string">
            <text:p>153,</text:p>
          </table:table-cell>
          <table:table-cell table:style-name="ce19" table:formula="of:=ADDCOMMA([Blad1.AV68];0)" office:value-type="string" office:string-value="153," calcext:value-type="string">
            <text:p>153,</text:p>
          </table:table-cell>
          <table:table-cell/>
        </table:table-row>
        <table:table-row table:style-name="ro4">
          <table:table-cell table:style-name="ce19" table:formula="of:=ADDCOMMA([Blad1.AC69];0)" office:value-type="string" office:string-value="153," calcext:value-type="string">
            <text:p>153,</text:p>
          </table:table-cell>
          <table:table-cell table:style-name="ce19" table:formula="of:=ADDCOMMA([Blad1.AD69];0)" office:value-type="string" office:string-value="153," calcext:value-type="string">
            <text:p>153,</text:p>
          </table:table-cell>
          <table:table-cell table:style-name="ce19" table:formula="of:=ADDCOMMA([Blad1.AE69];0)" office:value-type="string" office:string-value="152," calcext:value-type="string">
            <text:p>152,</text:p>
          </table:table-cell>
          <table:table-cell table:style-name="ce19" table:formula="of:=ADDCOMMA([Blad1.AF69];0)" office:value-type="string" office:string-value="152," calcext:value-type="string">
            <text:p>152,</text:p>
          </table:table-cell>
          <table:table-cell table:style-name="ce19" table:formula="of:=ADDCOMMA([Blad1.AG69];0)" office:value-type="string" office:string-value="152," calcext:value-type="string">
            <text:p>152,</text:p>
          </table:table-cell>
          <table:table-cell table:style-name="ce19" table:formula="of:=ADDCOMMA([Blad1.AH69];0)" office:value-type="string" office:string-value="152," calcext:value-type="string">
            <text:p>152,</text:p>
          </table:table-cell>
          <table:table-cell table:style-name="ce19" table:formula="of:=ADDCOMMA([Blad1.AI69];0)" office:value-type="string" office:string-value="151," calcext:value-type="string">
            <text:p>151,</text:p>
          </table:table-cell>
          <table:table-cell table:style-name="ce19" table:formula="of:=ADDCOMMA([Blad1.AJ69];0)" office:value-type="string" office:string-value="151," calcext:value-type="string">
            <text:p>151,</text:p>
          </table:table-cell>
          <table:table-cell table:style-name="ce19" table:formula="of:=ADDCOMMA([Blad1.AK69];0)" office:value-type="string" office:string-value="151," calcext:value-type="string">
            <text:p>151,</text:p>
          </table:table-cell>
          <table:table-cell table:style-name="ce19" table:formula="of:=ADDCOMMA([Blad1.AL69];0)" office:value-type="string" office:string-value="151," calcext:value-type="string">
            <text:p>151,</text:p>
          </table:table-cell>
          <table:table-cell table:style-name="ce19" table:formula="of:=ADDCOMMA([Blad1.AM69];0)" office:value-type="string" office:string-value="150," calcext:value-type="string">
            <text:p>150,</text:p>
          </table:table-cell>
          <table:table-cell table:style-name="ce19" table:formula="of:=ADDCOMMA([Blad1.AN69];0)" office:value-type="string" office:string-value="150," calcext:value-type="string">
            <text:p>150,</text:p>
          </table:table-cell>
          <table:table-cell table:style-name="ce19" table:formula="of:=ADDCOMMA([Blad1.AO69];0)" office:value-type="string" office:string-value="150," calcext:value-type="string">
            <text:p>150,</text:p>
          </table:table-cell>
          <table:table-cell table:style-name="ce19" table:formula="of:=ADDCOMMA([Blad1.AP69];0)" office:value-type="string" office:string-value="150," calcext:value-type="string">
            <text:p>150,</text:p>
          </table:table-cell>
          <table:table-cell table:style-name="ce19" table:formula="of:=ADDCOMMA([Blad1.AQ69];0)" office:value-type="string" office:string-value="149," calcext:value-type="string">
            <text:p>149,</text:p>
          </table:table-cell>
          <table:table-cell table:style-name="ce19" table:formula="of:=ADDCOMMA([Blad1.AR69];0)" office:value-type="string" office:string-value="149," calcext:value-type="string">
            <text:p>149,</text:p>
          </table:table-cell>
          <table:table-cell table:style-name="ce19" table:formula="of:=ADDCOMMA([Blad1.AS69];0)" office:value-type="string" office:string-value="149," calcext:value-type="string">
            <text:p>149,</text:p>
          </table:table-cell>
          <table:table-cell table:style-name="ce19" table:formula="of:=ADDCOMMA([Blad1.AT69];0)" office:value-type="string" office:string-value="149," calcext:value-type="string">
            <text:p>149,</text:p>
          </table:table-cell>
          <table:table-cell table:style-name="ce19" table:formula="of:=ADDCOMMA([Blad1.AU69];0)" office:value-type="string" office:string-value="148," calcext:value-type="string">
            <text:p>148,</text:p>
          </table:table-cell>
          <table:table-cell table:style-name="ce19" table:formula="of:=ADDCOMMA([Blad1.AV69];0)" office:value-type="string" office:string-value="148," calcext:value-type="string">
            <text:p>148,</text:p>
          </table:table-cell>
          <table:table-cell/>
        </table:table-row>
        <table:table-row table:style-name="ro4">
          <table:table-cell table:style-name="ce19" table:formula="of:=ADDCOMMA([Blad1.AC70];0)" office:value-type="string" office:string-value="148," calcext:value-type="string">
            <text:p>148,</text:p>
          </table:table-cell>
          <table:table-cell table:style-name="ce19" table:formula="of:=ADDCOMMA([Blad1.AD70];0)" office:value-type="string" office:string-value="148," calcext:value-type="string">
            <text:p>148,</text:p>
          </table:table-cell>
          <table:table-cell table:style-name="ce19" table:formula="of:=ADDCOMMA([Blad1.AE70];0)" office:value-type="string" office:string-value="148," calcext:value-type="string">
            <text:p>148,</text:p>
          </table:table-cell>
          <table:table-cell table:style-name="ce19" table:formula="of:=ADDCOMMA([Blad1.AF70];0)" office:value-type="string" office:string-value="147," calcext:value-type="string">
            <text:p>147,</text:p>
          </table:table-cell>
          <table:table-cell table:style-name="ce19" table:formula="of:=ADDCOMMA([Blad1.AG70];0)" office:value-type="string" office:string-value="147," calcext:value-type="string">
            <text:p>147,</text:p>
          </table:table-cell>
          <table:table-cell table:style-name="ce19" table:formula="of:=ADDCOMMA([Blad1.AH70];0)" office:value-type="string" office:string-value="147," calcext:value-type="string">
            <text:p>147,</text:p>
          </table:table-cell>
          <table:table-cell table:style-name="ce19" table:formula="of:=ADDCOMMA([Blad1.AI70];0)" office:value-type="string" office:string-value="147," calcext:value-type="string">
            <text:p>147,</text:p>
          </table:table-cell>
          <table:table-cell table:style-name="ce19" table:formula="of:=ADDCOMMA([Blad1.AJ70];0)" office:value-type="string" office:string-value="147," calcext:value-type="string">
            <text:p>147,</text:p>
          </table:table-cell>
          <table:table-cell table:style-name="ce19" table:formula="of:=ADDCOMMA([Blad1.AK70];0)" office:value-type="string" office:string-value="146," calcext:value-type="string">
            <text:p>146,</text:p>
          </table:table-cell>
          <table:table-cell table:style-name="ce19" table:formula="of:=ADDCOMMA([Blad1.AL70];0)" office:value-type="string" office:string-value="146," calcext:value-type="string">
            <text:p>146,</text:p>
          </table:table-cell>
          <table:table-cell table:style-name="ce19" table:formula="of:=ADDCOMMA([Blad1.AM70];0)" office:value-type="string" office:string-value="146," calcext:value-type="string">
            <text:p>146,</text:p>
          </table:table-cell>
          <table:table-cell table:style-name="ce19" table:formula="of:=ADDCOMMA([Blad1.AN70];0)" office:value-type="string" office:string-value="146," calcext:value-type="string">
            <text:p>146,</text:p>
          </table:table-cell>
          <table:table-cell table:style-name="ce19" table:formula="of:=ADDCOMMA([Blad1.AO70];0)" office:value-type="string" office:string-value="146," calcext:value-type="string">
            <text:p>146,</text:p>
          </table:table-cell>
          <table:table-cell table:style-name="ce19" table:formula="of:=ADDCOMMA([Blad1.AP70];0)" office:value-type="string" office:string-value="145," calcext:value-type="string">
            <text:p>145,</text:p>
          </table:table-cell>
          <table:table-cell table:style-name="ce19" table:formula="of:=ADDCOMMA([Blad1.AQ70];0)" office:value-type="string" office:string-value="145," calcext:value-type="string">
            <text:p>145,</text:p>
          </table:table-cell>
          <table:table-cell table:style-name="ce19" table:formula="of:=ADDCOMMA([Blad1.AR70];0)" office:value-type="string" office:string-value="145," calcext:value-type="string">
            <text:p>145,</text:p>
          </table:table-cell>
          <table:table-cell table:style-name="ce19" table:formula="of:=ADDCOMMA([Blad1.AS70];0)" office:value-type="string" office:string-value="145," calcext:value-type="string">
            <text:p>145,</text:p>
          </table:table-cell>
          <table:table-cell table:style-name="ce19" table:formula="of:=ADDCOMMA([Blad1.AT70];0)" office:value-type="string" office:string-value="145," calcext:value-type="string">
            <text:p>145,</text:p>
          </table:table-cell>
          <table:table-cell table:style-name="ce19" table:formula="of:=ADDCOMMA([Blad1.AU70];0)" office:value-type="string" office:string-value="144," calcext:value-type="string">
            <text:p>144,</text:p>
          </table:table-cell>
          <table:table-cell table:style-name="ce19" table:formula="of:=ADDCOMMA([Blad1.AV70];0)" office:value-type="string" office:string-value="144," calcext:value-type="string">
            <text:p>144,</text:p>
          </table:table-cell>
          <table:table-cell/>
        </table:table-row>
        <table:table-row table:style-name="ro4">
          <table:table-cell table:style-name="ce19" table:formula="of:=ADDCOMMA([Blad1.AC71];0)" office:value-type="string" office:string-value="144," calcext:value-type="string">
            <text:p>144,</text:p>
          </table:table-cell>
          <table:table-cell table:style-name="ce19" table:formula="of:=ADDCOMMA([Blad1.AD71];0)" office:value-type="string" office:string-value="144," calcext:value-type="string">
            <text:p>144,</text:p>
          </table:table-cell>
          <table:table-cell table:style-name="ce19" table:formula="of:=ADDCOMMA([Blad1.AE71];0)" office:value-type="string" office:string-value="144," calcext:value-type="string">
            <text:p>144,</text:p>
          </table:table-cell>
          <table:table-cell table:style-name="ce19" table:formula="of:=ADDCOMMA([Blad1.AF71];0)" office:value-type="string" office:string-value="143," calcext:value-type="string">
            <text:p>143,</text:p>
          </table:table-cell>
          <table:table-cell table:style-name="ce19" table:formula="of:=ADDCOMMA([Blad1.AG71];0)" office:value-type="string" office:string-value="143," calcext:value-type="string">
            <text:p>143,</text:p>
          </table:table-cell>
          <table:table-cell table:style-name="ce19" table:formula="of:=ADDCOMMA([Blad1.AH71];0)" office:value-type="string" office:string-value="143," calcext:value-type="string">
            <text:p>143,</text:p>
          </table:table-cell>
          <table:table-cell table:style-name="ce19" table:formula="of:=ADDCOMMA([Blad1.AI71];0)" office:value-type="string" office:string-value="143," calcext:value-type="string">
            <text:p>143,</text:p>
          </table:table-cell>
          <table:table-cell table:style-name="ce19" table:formula="of:=ADDCOMMA([Blad1.AJ71];0)" office:value-type="string" office:string-value="143," calcext:value-type="string">
            <text:p>143,</text:p>
          </table:table-cell>
          <table:table-cell table:style-name="ce19" table:formula="of:=ADDCOMMA([Blad1.AK71];0)" office:value-type="string" office:string-value="142," calcext:value-type="string">
            <text:p>142,</text:p>
          </table:table-cell>
          <table:table-cell table:style-name="ce19" table:formula="of:=ADDCOMMA([Blad1.AL71];0)" office:value-type="string" office:string-value="142," calcext:value-type="string">
            <text:p>142,</text:p>
          </table:table-cell>
          <table:table-cell table:style-name="ce19" table:formula="of:=ADDCOMMA([Blad1.AM71];0)" office:value-type="string" office:string-value="142," calcext:value-type="string">
            <text:p>142,</text:p>
          </table:table-cell>
          <table:table-cell table:style-name="ce19" table:formula="of:=ADDCOMMA([Blad1.AN71];0)" office:value-type="string" office:string-value="142," calcext:value-type="string">
            <text:p>142,</text:p>
          </table:table-cell>
          <table:table-cell table:style-name="ce19" table:formula="of:=ADDCOMMA([Blad1.AO71];0)" office:value-type="string" office:string-value="141," calcext:value-type="string">
            <text:p>141,</text:p>
          </table:table-cell>
          <table:table-cell table:style-name="ce19" table:formula="of:=ADDCOMMA([Blad1.AP71];0)" office:value-type="string" office:string-value="141," calcext:value-type="string">
            <text:p>141,</text:p>
          </table:table-cell>
          <table:table-cell table:style-name="ce19" table:formula="of:=ADDCOMMA([Blad1.AQ71];0)" office:value-type="string" office:string-value="141," calcext:value-type="string">
            <text:p>141,</text:p>
          </table:table-cell>
          <table:table-cell table:style-name="ce19" table:formula="of:=ADDCOMMA([Blad1.AR71];0)" office:value-type="string" office:string-value="141," calcext:value-type="string">
            <text:p>141,</text:p>
          </table:table-cell>
          <table:table-cell table:style-name="ce19" table:formula="of:=ADDCOMMA([Blad1.AS71];0)" office:value-type="string" office:string-value="141," calcext:value-type="string">
            <text:p>141,</text:p>
          </table:table-cell>
          <table:table-cell table:style-name="ce19" table:formula="of:=ADDCOMMA([Blad1.AT71];0)" office:value-type="string" office:string-value="140," calcext:value-type="string">
            <text:p>140,</text:p>
          </table:table-cell>
          <table:table-cell table:style-name="ce19" table:formula="of:=ADDCOMMA([Blad1.AU71];0)" office:value-type="string" office:string-value="140," calcext:value-type="string">
            <text:p>140,</text:p>
          </table:table-cell>
          <table:table-cell table:style-name="ce19" table:formula="of:=ADDCOMMA([Blad1.AV71];0)" office:value-type="string" office:string-value="140," calcext:value-type="string">
            <text:p>140,</text:p>
          </table:table-cell>
          <table:table-cell/>
        </table:table-row>
        <table:table-row table:style-name="ro4">
          <table:table-cell table:style-name="ce19" table:formula="of:=ADDCOMMA([Blad1.AC72];0)" office:value-type="string" office:string-value="140," calcext:value-type="string">
            <text:p>140,</text:p>
          </table:table-cell>
          <table:table-cell table:style-name="ce19" table:formula="of:=ADDCOMMA([Blad1.AD72];0)" office:value-type="string" office:string-value="139," calcext:value-type="string">
            <text:p>139,</text:p>
          </table:table-cell>
          <table:table-cell table:style-name="ce19" table:formula="of:=ADDCOMMA([Blad1.AE72];0)" office:value-type="string" office:string-value="139," calcext:value-type="string">
            <text:p>139,</text:p>
          </table:table-cell>
          <table:table-cell table:style-name="ce19" table:formula="of:=ADDCOMMA([Blad1.AF72];0)" office:value-type="string" office:string-value="139," calcext:value-type="string">
            <text:p>139,</text:p>
          </table:table-cell>
          <table:table-cell table:style-name="ce19" table:formula="of:=ADDCOMMA([Blad1.AG72];0)" office:value-type="string" office:string-value="139," calcext:value-type="string">
            <text:p>139,</text:p>
          </table:table-cell>
          <table:table-cell table:style-name="ce19" table:formula="of:=ADDCOMMA([Blad1.AH72];0)" office:value-type="string" office:string-value="139," calcext:value-type="string">
            <text:p>139,</text:p>
          </table:table-cell>
          <table:table-cell table:style-name="ce19" table:formula="of:=ADDCOMMA([Blad1.AI72];0)" office:value-type="string" office:string-value="138," calcext:value-type="string">
            <text:p>138,</text:p>
          </table:table-cell>
          <table:table-cell table:style-name="ce19" table:formula="of:=ADDCOMMA([Blad1.AJ72];0)" office:value-type="string" office:string-value="138," calcext:value-type="string">
            <text:p>138,</text:p>
          </table:table-cell>
          <table:table-cell table:style-name="ce19" table:formula="of:=ADDCOMMA([Blad1.AK72];0)" office:value-type="string" office:string-value="138," calcext:value-type="string">
            <text:p>138,</text:p>
          </table:table-cell>
          <table:table-cell table:style-name="ce19" table:formula="of:=ADDCOMMA([Blad1.AL72];0)" office:value-type="string" office:string-value="138," calcext:value-type="string">
            <text:p>138,</text:p>
          </table:table-cell>
          <table:table-cell table:style-name="ce19" table:formula="of:=ADDCOMMA([Blad1.AM72];0)" office:value-type="string" office:string-value="137," calcext:value-type="string">
            <text:p>137,</text:p>
          </table:table-cell>
          <table:table-cell table:style-name="ce19" table:formula="of:=ADDCOMMA([Blad1.AN72];0)" office:value-type="string" office:string-value="137," calcext:value-type="string">
            <text:p>137,</text:p>
          </table:table-cell>
          <table:table-cell table:style-name="ce19" table:formula="of:=ADDCOMMA([Blad1.AO72];0)" office:value-type="string" office:string-value="137," calcext:value-type="string">
            <text:p>137,</text:p>
          </table:table-cell>
          <table:table-cell table:style-name="ce19" table:formula="of:=ADDCOMMA([Blad1.AP72];0)" office:value-type="string" office:string-value="137," calcext:value-type="string">
            <text:p>137,</text:p>
          </table:table-cell>
          <table:table-cell table:style-name="ce19" table:formula="of:=ADDCOMMA([Blad1.AQ72];0)" office:value-type="string" office:string-value="137," calcext:value-type="string">
            <text:p>137,</text:p>
          </table:table-cell>
          <table:table-cell table:style-name="ce19" table:formula="of:=ADDCOMMA([Blad1.AR72];0)" office:value-type="string" office:string-value="136," calcext:value-type="string">
            <text:p>136,</text:p>
          </table:table-cell>
          <table:table-cell table:style-name="ce19" table:formula="of:=ADDCOMMA([Blad1.AS72];0)" office:value-type="string" office:string-value="136," calcext:value-type="string">
            <text:p>136,</text:p>
          </table:table-cell>
          <table:table-cell table:style-name="ce19" table:formula="of:=ADDCOMMA([Blad1.AT72];0)" office:value-type="string" office:string-value="136," calcext:value-type="string">
            <text:p>136,</text:p>
          </table:table-cell>
          <table:table-cell table:style-name="ce19" table:formula="of:=ADDCOMMA([Blad1.AU72];0)" office:value-type="string" office:string-value="136," calcext:value-type="string">
            <text:p>136,</text:p>
          </table:table-cell>
          <table:table-cell table:style-name="ce19" table:formula="of:=ADDCOMMA([Blad1.AV72];0)" office:value-type="string" office:string-value="136," calcext:value-type="string">
            <text:p>136,</text:p>
          </table:table-cell>
          <table:table-cell/>
        </table:table-row>
        <table:table-row table:style-name="ro4">
          <table:table-cell table:style-name="ce19" table:formula="of:=ADDCOMMA([Blad1.AC73];0)" office:value-type="string" office:string-value="135," calcext:value-type="string">
            <text:p>135,</text:p>
          </table:table-cell>
          <table:table-cell table:style-name="ce19" table:formula="of:=ADDCOMMA([Blad1.AD73];0)" office:value-type="string" office:string-value="135," calcext:value-type="string">
            <text:p>135,</text:p>
          </table:table-cell>
          <table:table-cell table:style-name="ce19" table:formula="of:=ADDCOMMA([Blad1.AE73];0)" office:value-type="string" office:string-value="135," calcext:value-type="string">
            <text:p>135,</text:p>
          </table:table-cell>
          <table:table-cell table:style-name="ce19" table:formula="of:=ADDCOMMA([Blad1.AF73];0)" office:value-type="string" office:string-value="135," calcext:value-type="string">
            <text:p>135,</text:p>
          </table:table-cell>
          <table:table-cell table:style-name="ce19" table:formula="of:=ADDCOMMA([Blad1.AG73];0)" office:value-type="string" office:string-value="135," calcext:value-type="string">
            <text:p>135,</text:p>
          </table:table-cell>
          <table:table-cell table:style-name="ce19" table:formula="of:=ADDCOMMA([Blad1.AH73];0)" office:value-type="string" office:string-value="135," calcext:value-type="string">
            <text:p>135,</text:p>
          </table:table-cell>
          <table:table-cell table:style-name="ce19" table:formula="of:=ADDCOMMA([Blad1.AI73];0)" office:value-type="string" office:string-value="134," calcext:value-type="string">
            <text:p>134,</text:p>
          </table:table-cell>
          <table:table-cell table:style-name="ce19" table:formula="of:=ADDCOMMA([Blad1.AJ73];0)" office:value-type="string" office:string-value="134," calcext:value-type="string">
            <text:p>134,</text:p>
          </table:table-cell>
          <table:table-cell table:style-name="ce19" table:formula="of:=ADDCOMMA([Blad1.AK73];0)" office:value-type="string" office:string-value="134," calcext:value-type="string">
            <text:p>134,</text:p>
          </table:table-cell>
          <table:table-cell table:style-name="ce19" table:formula="of:=ADDCOMMA([Blad1.AL73];0)" office:value-type="string" office:string-value="134," calcext:value-type="string">
            <text:p>134,</text:p>
          </table:table-cell>
          <table:table-cell table:style-name="ce19" table:formula="of:=ADDCOMMA([Blad1.AM73];0)" office:value-type="string" office:string-value="134," calcext:value-type="string">
            <text:p>134,</text:p>
          </table:table-cell>
          <table:table-cell table:style-name="ce19" table:formula="of:=ADDCOMMA([Blad1.AN73];0)" office:value-type="string" office:string-value="133," calcext:value-type="string">
            <text:p>133,</text:p>
          </table:table-cell>
          <table:table-cell table:style-name="ce19" table:formula="of:=ADDCOMMA([Blad1.AO73];0)" office:value-type="string" office:string-value="133," calcext:value-type="string">
            <text:p>133,</text:p>
          </table:table-cell>
          <table:table-cell table:style-name="ce19" table:formula="of:=ADDCOMMA([Blad1.AP73];0)" office:value-type="string" office:string-value="133," calcext:value-type="string">
            <text:p>133,</text:p>
          </table:table-cell>
          <table:table-cell table:style-name="ce19" table:formula="of:=ADDCOMMA([Blad1.AQ73];0)" office:value-type="string" office:string-value="133," calcext:value-type="string">
            <text:p>133,</text:p>
          </table:table-cell>
          <table:table-cell table:style-name="ce19" table:formula="of:=ADDCOMMA([Blad1.AR73];0)" office:value-type="string" office:string-value="133," calcext:value-type="string">
            <text:p>133,</text:p>
          </table:table-cell>
          <table:table-cell table:style-name="ce19" table:formula="of:=ADDCOMMA([Blad1.AS73];0)" office:value-type="string" office:string-value="133," calcext:value-type="string">
            <text:p>133,</text:p>
          </table:table-cell>
          <table:table-cell table:style-name="ce19" table:formula="of:=ADDCOMMA([Blad1.AT73];0)" office:value-type="string" office:string-value="132," calcext:value-type="string">
            <text:p>132,</text:p>
          </table:table-cell>
          <table:table-cell table:style-name="ce19" table:formula="of:=ADDCOMMA([Blad1.AU73];0)" office:value-type="string" office:string-value="132," calcext:value-type="string">
            <text:p>132,</text:p>
          </table:table-cell>
          <table:table-cell table:style-name="ce19" table:formula="of:=ADDCOMMA([Blad1.AV73];0)" office:value-type="string" office:string-value="132," calcext:value-type="string">
            <text:p>132,</text:p>
          </table:table-cell>
          <table:table-cell/>
        </table:table-row>
        <table:table-row table:style-name="ro4">
          <table:table-cell table:style-name="ce19" table:formula="of:=ADDCOMMA([Blad1.AC74];0)" office:value-type="string" office:string-value="132," calcext:value-type="string">
            <text:p>132,</text:p>
          </table:table-cell>
          <table:table-cell table:style-name="ce19" table:formula="of:=ADDCOMMA([Blad1.AD74];0)" office:value-type="string" office:string-value="132," calcext:value-type="string">
            <text:p>132,</text:p>
          </table:table-cell>
          <table:table-cell table:style-name="ce19" table:formula="of:=ADDCOMMA([Blad1.AE74];0)" office:value-type="string" office:string-value="132," calcext:value-type="string">
            <text:p>132,</text:p>
          </table:table-cell>
          <table:table-cell table:style-name="ce19" table:formula="of:=ADDCOMMA([Blad1.AF74];0)" office:value-type="string" office:string-value="131," calcext:value-type="string">
            <text:p>131,</text:p>
          </table:table-cell>
          <table:table-cell table:style-name="ce19" table:formula="of:=ADDCOMMA([Blad1.AG74];0)" office:value-type="string" office:string-value="131," calcext:value-type="string">
            <text:p>131,</text:p>
          </table:table-cell>
          <table:table-cell table:style-name="ce19" table:formula="of:=ADDCOMMA([Blad1.AH74];0)" office:value-type="string" office:string-value="131," calcext:value-type="string">
            <text:p>131,</text:p>
          </table:table-cell>
          <table:table-cell table:style-name="ce19" table:formula="of:=ADDCOMMA([Blad1.AI74];0)" office:value-type="string" office:string-value="131," calcext:value-type="string">
            <text:p>131,</text:p>
          </table:table-cell>
          <table:table-cell table:style-name="ce19" table:formula="of:=ADDCOMMA([Blad1.AJ74];0)" office:value-type="string" office:string-value="131," calcext:value-type="string">
            <text:p>131,</text:p>
          </table:table-cell>
          <table:table-cell table:style-name="ce19" table:formula="of:=ADDCOMMA([Blad1.AK74];0)" office:value-type="string" office:string-value="131," calcext:value-type="string">
            <text:p>131,</text:p>
          </table:table-cell>
          <table:table-cell table:style-name="ce19" table:formula="of:=ADDCOMMA([Blad1.AL74];0)" office:value-type="string" office:string-value="130," calcext:value-type="string">
            <text:p>130,</text:p>
          </table:table-cell>
          <table:table-cell table:style-name="ce19" table:formula="of:=ADDCOMMA([Blad1.AM74];0)" office:value-type="string" office:string-value="130," calcext:value-type="string">
            <text:p>130,</text:p>
          </table:table-cell>
          <table:table-cell table:style-name="ce19" table:formula="of:=ADDCOMMA([Blad1.AN74];0)" office:value-type="string" office:string-value="130," calcext:value-type="string">
            <text:p>130,</text:p>
          </table:table-cell>
          <table:table-cell table:style-name="ce19" table:formula="of:=ADDCOMMA([Blad1.AO74];0)" office:value-type="string" office:string-value="130," calcext:value-type="string">
            <text:p>130,</text:p>
          </table:table-cell>
          <table:table-cell table:style-name="ce19" table:formula="of:=ADDCOMMA([Blad1.AP74];0)" office:value-type="string" office:string-value="130," calcext:value-type="string">
            <text:p>130,</text:p>
          </table:table-cell>
          <table:table-cell table:style-name="ce19" table:formula="of:=ADDCOMMA([Blad1.AQ74];0)" office:value-type="string" office:string-value="129," calcext:value-type="string">
            <text:p>129,</text:p>
          </table:table-cell>
          <table:table-cell table:style-name="ce19" table:formula="of:=ADDCOMMA([Blad1.AR74];0)" office:value-type="string" office:string-value="129," calcext:value-type="string">
            <text:p>129,</text:p>
          </table:table-cell>
          <table:table-cell table:style-name="ce19" table:formula="of:=ADDCOMMA([Blad1.AS74];0)" office:value-type="string" office:string-value="129," calcext:value-type="string">
            <text:p>129,</text:p>
          </table:table-cell>
          <table:table-cell table:style-name="ce19" table:formula="of:=ADDCOMMA([Blad1.AT74];0)" office:value-type="string" office:string-value="129," calcext:value-type="string">
            <text:p>129,</text:p>
          </table:table-cell>
          <table:table-cell table:style-name="ce19" table:formula="of:=ADDCOMMA([Blad1.AU74];0)" office:value-type="string" office:string-value="129," calcext:value-type="string">
            <text:p>129,</text:p>
          </table:table-cell>
          <table:table-cell table:style-name="ce19" table:formula="of:=ADDCOMMA([Blad1.AV74];0)" office:value-type="string" office:string-value="129," calcext:value-type="string">
            <text:p>129,</text:p>
          </table:table-cell>
          <table:table-cell/>
        </table:table-row>
        <table:table-row table:style-name="ro4">
          <table:table-cell table:style-name="ce19" table:formula="of:=ADDCOMMA([Blad1.AC75];0)" office:value-type="string" office:string-value="128," calcext:value-type="string">
            <text:p>128,</text:p>
          </table:table-cell>
          <table:table-cell table:style-name="ce19" table:formula="of:=ADDCOMMA([Blad1.AD75];0)" office:value-type="string" office:string-value="128," calcext:value-type="string">
            <text:p>128,</text:p>
          </table:table-cell>
          <table:table-cell table:style-name="ce19" table:formula="of:=ADDCOMMA([Blad1.AE75];0)" office:value-type="string" office:string-value="128," calcext:value-type="string">
            <text:p>128,</text:p>
          </table:table-cell>
          <table:table-cell table:style-name="ce19" table:formula="of:=ADDCOMMA([Blad1.AF75];0)" office:value-type="string" office:string-value="128," calcext:value-type="string">
            <text:p>128,</text:p>
          </table:table-cell>
          <table:table-cell table:style-name="ce19" table:formula="of:=ADDCOMMA([Blad1.AG75];0)" office:value-type="string" office:string-value="128," calcext:value-type="string">
            <text:p>128,</text:p>
          </table:table-cell>
          <table:table-cell table:style-name="ce19" table:formula="of:=ADDCOMMA([Blad1.AH75];0)" office:value-type="string" office:string-value="128," calcext:value-type="string">
            <text:p>128,</text:p>
          </table:table-cell>
          <table:table-cell table:style-name="ce19" table:formula="of:=ADDCOMMA([Blad1.AI75];0)" office:value-type="string" office:string-value="127," calcext:value-type="string">
            <text:p>127,</text:p>
          </table:table-cell>
          <table:table-cell table:style-name="ce19" table:formula="of:=ADDCOMMA([Blad1.AJ75];0)" office:value-type="string" office:string-value="127," calcext:value-type="string">
            <text:p>127,</text:p>
          </table:table-cell>
          <table:table-cell table:style-name="ce19" table:formula="of:=ADDCOMMA([Blad1.AK75];0)" office:value-type="string" office:string-value="127," calcext:value-type="string">
            <text:p>127,</text:p>
          </table:table-cell>
          <table:table-cell table:style-name="ce19" table:formula="of:=ADDCOMMA([Blad1.AL75];0)" office:value-type="string" office:string-value="127," calcext:value-type="string">
            <text:p>127,</text:p>
          </table:table-cell>
          <table:table-cell table:style-name="ce19" table:formula="of:=ADDCOMMA([Blad1.AM75];0)" office:value-type="string" office:string-value="127," calcext:value-type="string">
            <text:p>127,</text:p>
          </table:table-cell>
          <table:table-cell table:style-name="ce19" table:formula="of:=ADDCOMMA([Blad1.AN75];0)" office:value-type="string" office:string-value="126," calcext:value-type="string">
            <text:p>126,</text:p>
          </table:table-cell>
          <table:table-cell table:style-name="ce19" table:formula="of:=ADDCOMMA([Blad1.AO75];0)" office:value-type="string" office:string-value="126," calcext:value-type="string">
            <text:p>126,</text:p>
          </table:table-cell>
          <table:table-cell table:style-name="ce19" table:formula="of:=ADDCOMMA([Blad1.AP75];0)" office:value-type="string" office:string-value="126," calcext:value-type="string">
            <text:p>126,</text:p>
          </table:table-cell>
          <table:table-cell table:style-name="ce19" table:formula="of:=ADDCOMMA([Blad1.AQ75];0)" office:value-type="string" office:string-value="126," calcext:value-type="string">
            <text:p>126,</text:p>
          </table:table-cell>
          <table:table-cell table:style-name="ce19" table:formula="of:=ADDCOMMA([Blad1.AR75];0)" office:value-type="string" office:string-value="126," calcext:value-type="string">
            <text:p>126,</text:p>
          </table:table-cell>
          <table:table-cell table:style-name="ce19" table:formula="of:=ADDCOMMA([Blad1.AS75];0)" office:value-type="string" office:string-value="126," calcext:value-type="string">
            <text:p>126,</text:p>
          </table:table-cell>
          <table:table-cell table:style-name="ce19" table:formula="of:=ADDCOMMA([Blad1.AT75];0)" office:value-type="string" office:string-value="125," calcext:value-type="string">
            <text:p>125,</text:p>
          </table:table-cell>
          <table:table-cell table:style-name="ce19" table:formula="of:=ADDCOMMA([Blad1.AU75];0)" office:value-type="string" office:string-value="125," calcext:value-type="string">
            <text:p>125,</text:p>
          </table:table-cell>
          <table:table-cell table:style-name="ce19" table:formula="of:=ADDCOMMA([Blad1.AV75];0)" office:value-type="string" office:string-value="125," calcext:value-type="string">
            <text:p>125,</text:p>
          </table:table-cell>
          <table:table-cell/>
        </table:table-row>
        <table:table-row table:style-name="ro4">
          <table:table-cell table:style-name="ce19" table:formula="of:=ADDCOMMA([Blad1.AC76];0)" office:value-type="string" office:string-value="125," calcext:value-type="string">
            <text:p>125,</text:p>
          </table:table-cell>
          <table:table-cell table:style-name="ce19" table:formula="of:=ADDCOMMA([Blad1.AD76];0)" office:value-type="string" office:string-value="125," calcext:value-type="string">
            <text:p>125,</text:p>
          </table:table-cell>
          <table:table-cell table:style-name="ce19" table:formula="of:=ADDCOMMA([Blad1.AE76];0)" office:value-type="string" office:string-value="124," calcext:value-type="string">
            <text:p>124,</text:p>
          </table:table-cell>
          <table:table-cell table:style-name="ce19" table:formula="of:=ADDCOMMA([Blad1.AF76];0)" office:value-type="string" office:string-value="124," calcext:value-type="string">
            <text:p>124,</text:p>
          </table:table-cell>
          <table:table-cell table:style-name="ce19" table:formula="of:=ADDCOMMA([Blad1.AG76];0)" office:value-type="string" office:string-value="124," calcext:value-type="string">
            <text:p>124,</text:p>
          </table:table-cell>
          <table:table-cell table:style-name="ce19" table:formula="of:=ADDCOMMA([Blad1.AH76];0)" office:value-type="string" office:string-value="124," calcext:value-type="string">
            <text:p>124,</text:p>
          </table:table-cell>
          <table:table-cell table:style-name="ce19" table:formula="of:=ADDCOMMA([Blad1.AI76];0)" office:value-type="string" office:string-value="124," calcext:value-type="string">
            <text:p>124,</text:p>
          </table:table-cell>
          <table:table-cell table:style-name="ce19" table:formula="of:=ADDCOMMA([Blad1.AJ76];0)" office:value-type="string" office:string-value="123," calcext:value-type="string">
            <text:p>123,</text:p>
          </table:table-cell>
          <table:table-cell table:style-name="ce19" table:formula="of:=ADDCOMMA([Blad1.AK76];0)" office:value-type="string" office:string-value="123," calcext:value-type="string">
            <text:p>123,</text:p>
          </table:table-cell>
          <table:table-cell table:style-name="ce19" table:formula="of:=ADDCOMMA([Blad1.AL76];0)" office:value-type="string" office:string-value="123," calcext:value-type="string">
            <text:p>123,</text:p>
          </table:table-cell>
          <table:table-cell table:style-name="ce19" table:formula="of:=ADDCOMMA([Blad1.AM76];0)" office:value-type="string" office:string-value="123," calcext:value-type="string">
            <text:p>123,</text:p>
          </table:table-cell>
          <table:table-cell table:style-name="ce19" table:formula="of:=ADDCOMMA([Blad1.AN76];0)" office:value-type="string" office:string-value="123," calcext:value-type="string">
            <text:p>123,</text:p>
          </table:table-cell>
          <table:table-cell table:style-name="ce19" table:formula="of:=ADDCOMMA([Blad1.AO76];0)" office:value-type="string" office:string-value="122," calcext:value-type="string">
            <text:p>122,</text:p>
          </table:table-cell>
          <table:table-cell table:style-name="ce19" table:formula="of:=ADDCOMMA([Blad1.AP76];0)" office:value-type="string" office:string-value="122," calcext:value-type="string">
            <text:p>122,</text:p>
          </table:table-cell>
          <table:table-cell table:style-name="ce19" table:formula="of:=ADDCOMMA([Blad1.AQ76];0)" office:value-type="string" office:string-value="122," calcext:value-type="string">
            <text:p>122,</text:p>
          </table:table-cell>
          <table:table-cell table:style-name="ce19" table:formula="of:=ADDCOMMA([Blad1.AR76];0)" office:value-type="string" office:string-value="122," calcext:value-type="string">
            <text:p>122,</text:p>
          </table:table-cell>
          <table:table-cell table:style-name="ce19" table:formula="of:=ADDCOMMA([Blad1.AS76];0)" office:value-type="string" office:string-value="122," calcext:value-type="string">
            <text:p>122,</text:p>
          </table:table-cell>
          <table:table-cell table:style-name="ce19" table:formula="of:=ADDCOMMA([Blad1.AT76];0)" office:value-type="string" office:string-value="121," calcext:value-type="string">
            <text:p>121,</text:p>
          </table:table-cell>
          <table:table-cell table:style-name="ce19" table:formula="of:=ADDCOMMA([Blad1.AU76];0)" office:value-type="string" office:string-value="121," calcext:value-type="string">
            <text:p>121,</text:p>
          </table:table-cell>
          <table:table-cell table:style-name="ce19" table:formula="of:=ADDCOMMA([Blad1.AV76];0)" office:value-type="string" office:string-value="121," calcext:value-type="string">
            <text:p>121,</text:p>
          </table:table-cell>
          <table:table-cell/>
        </table:table-row>
        <table:table-row table:style-name="ro4">
          <table:table-cell table:style-name="ce19" table:formula="of:=ADDCOMMA([Blad1.AC77];0)" office:value-type="string" office:string-value="121," calcext:value-type="string">
            <text:p>121,</text:p>
          </table:table-cell>
          <table:table-cell table:style-name="ce19" table:formula="of:=ADDCOMMA([Blad1.AD77];0)" office:value-type="string" office:string-value="120," calcext:value-type="string">
            <text:p>120,</text:p>
          </table:table-cell>
          <table:table-cell table:style-name="ce19" table:formula="of:=ADDCOMMA([Blad1.AE77];0)" office:value-type="string" office:string-value="120," calcext:value-type="string">
            <text:p>120,</text:p>
          </table:table-cell>
          <table:table-cell table:style-name="ce19" table:formula="of:=ADDCOMMA([Blad1.AF77];0)" office:value-type="string" office:string-value="120," calcext:value-type="string">
            <text:p>120,</text:p>
          </table:table-cell>
          <table:table-cell table:style-name="ce19" table:formula="of:=ADDCOMMA([Blad1.AG77];0)" office:value-type="string" office:string-value="120," calcext:value-type="string">
            <text:p>120,</text:p>
          </table:table-cell>
          <table:table-cell table:style-name="ce19" table:formula="of:=ADDCOMMA([Blad1.AH77];0)" office:value-type="string" office:string-value="120," calcext:value-type="string">
            <text:p>120,</text:p>
          </table:table-cell>
          <table:table-cell table:style-name="ce19" table:formula="of:=ADDCOMMA([Blad1.AI77];0)" office:value-type="string" office:string-value="119," calcext:value-type="string">
            <text:p>119,</text:p>
          </table:table-cell>
          <table:table-cell table:style-name="ce19" table:formula="of:=ADDCOMMA([Blad1.AJ77];0)" office:value-type="string" office:string-value="119," calcext:value-type="string">
            <text:p>119,</text:p>
          </table:table-cell>
          <table:table-cell table:style-name="ce19" table:formula="of:=ADDCOMMA([Blad1.AK77];0)" office:value-type="string" office:string-value="119," calcext:value-type="string">
            <text:p>119,</text:p>
          </table:table-cell>
          <table:table-cell table:style-name="ce19" table:formula="of:=ADDCOMMA([Blad1.AL77];0)" office:value-type="string" office:string-value="119," calcext:value-type="string">
            <text:p>119,</text:p>
          </table:table-cell>
          <table:table-cell table:style-name="ce19" table:formula="of:=ADDCOMMA([Blad1.AM77];0)" office:value-type="string" office:string-value="119," calcext:value-type="string">
            <text:p>119,</text:p>
          </table:table-cell>
          <table:table-cell table:style-name="ce19" table:formula="of:=ADDCOMMA([Blad1.AN77];0)" office:value-type="string" office:string-value="118," calcext:value-type="string">
            <text:p>118,</text:p>
          </table:table-cell>
          <table:table-cell table:style-name="ce19" table:formula="of:=ADDCOMMA([Blad1.AO77];0)" office:value-type="string" office:string-value="118," calcext:value-type="string">
            <text:p>118,</text:p>
          </table:table-cell>
          <table:table-cell table:style-name="ce19" table:formula="of:=ADDCOMMA([Blad1.AP77];0)" office:value-type="string" office:string-value="118," calcext:value-type="string">
            <text:p>118,</text:p>
          </table:table-cell>
          <table:table-cell table:style-name="ce19" table:formula="of:=ADDCOMMA([Blad1.AQ77];0)" office:value-type="string" office:string-value="118," calcext:value-type="string">
            <text:p>118,</text:p>
          </table:table-cell>
          <table:table-cell table:style-name="ce19" table:formula="of:=ADDCOMMA([Blad1.AR77];0)" office:value-type="string" office:string-value="118," calcext:value-type="string">
            <text:p>118,</text:p>
          </table:table-cell>
          <table:table-cell table:style-name="ce19" table:formula="of:=ADDCOMMA([Blad1.AS77];0)" office:value-type="string" office:string-value="117," calcext:value-type="string">
            <text:p>117,</text:p>
          </table:table-cell>
          <table:table-cell table:style-name="ce19" table:formula="of:=ADDCOMMA([Blad1.AT77];0)" office:value-type="string" office:string-value="117," calcext:value-type="string">
            <text:p>117,</text:p>
          </table:table-cell>
          <table:table-cell table:style-name="ce19" table:formula="of:=ADDCOMMA([Blad1.AU77];0)" office:value-type="string" office:string-value="117," calcext:value-type="string">
            <text:p>117,</text:p>
          </table:table-cell>
          <table:table-cell table:style-name="ce19" table:formula="of:=ADDCOMMA([Blad1.AV77];0)" office:value-type="string" office:string-value="117," calcext:value-type="string">
            <text:p>117,</text:p>
          </table:table-cell>
          <table:table-cell/>
        </table:table-row>
        <table:table-row table:style-name="ro4">
          <table:table-cell table:style-name="ce19" table:formula="of:=ADDCOMMA([Blad1.AC78];0)" office:value-type="string" office:string-value="117," calcext:value-type="string">
            <text:p>117,</text:p>
          </table:table-cell>
          <table:table-cell table:style-name="ce19" table:formula="of:=ADDCOMMA([Blad1.AD78];0)" office:value-type="string" office:string-value="116," calcext:value-type="string">
            <text:p>116,</text:p>
          </table:table-cell>
          <table:table-cell table:style-name="ce19" table:formula="of:=ADDCOMMA([Blad1.AE78];0)" office:value-type="string" office:string-value="116," calcext:value-type="string">
            <text:p>116,</text:p>
          </table:table-cell>
          <table:table-cell table:style-name="ce19" table:formula="of:=ADDCOMMA([Blad1.AF78];0)" office:value-type="string" office:string-value="116," calcext:value-type="string">
            <text:p>116,</text:p>
          </table:table-cell>
          <table:table-cell table:style-name="ce19" table:formula="of:=ADDCOMMA([Blad1.AG78];0)" office:value-type="string" office:string-value="116," calcext:value-type="string">
            <text:p>116,</text:p>
          </table:table-cell>
          <table:table-cell table:style-name="ce19" table:formula="of:=ADDCOMMA([Blad1.AH78];0)" office:value-type="string" office:string-value="116," calcext:value-type="string">
            <text:p>116,</text:p>
          </table:table-cell>
          <table:table-cell table:style-name="ce19" table:formula="of:=ADDCOMMA([Blad1.AI78];0)" office:value-type="string" office:string-value="115," calcext:value-type="string">
            <text:p>115,</text:p>
          </table:table-cell>
          <table:table-cell table:style-name="ce19" table:formula="of:=ADDCOMMA([Blad1.AJ78];0)" office:value-type="string" office:string-value="115," calcext:value-type="string">
            <text:p>115,</text:p>
          </table:table-cell>
          <table:table-cell table:style-name="ce19" table:formula="of:=ADDCOMMA([Blad1.AK78];0)" office:value-type="string" office:string-value="115," calcext:value-type="string">
            <text:p>115,</text:p>
          </table:table-cell>
          <table:table-cell table:style-name="ce19" table:formula="of:=ADDCOMMA([Blad1.AL78];0)" office:value-type="string" office:string-value="115," calcext:value-type="string">
            <text:p>115,</text:p>
          </table:table-cell>
          <table:table-cell table:style-name="ce19" table:formula="of:=ADDCOMMA([Blad1.AM78];0)" office:value-type="string" office:string-value="115," calcext:value-type="string">
            <text:p>115,</text:p>
          </table:table-cell>
          <table:table-cell table:style-name="ce19" table:formula="of:=ADDCOMMA([Blad1.AN78];0)" office:value-type="string" office:string-value="115," calcext:value-type="string">
            <text:p>115,</text:p>
          </table:table-cell>
          <table:table-cell table:style-name="ce19" table:formula="of:=ADDCOMMA([Blad1.AO78];0)" office:value-type="string" office:string-value="114," calcext:value-type="string">
            <text:p>114,</text:p>
          </table:table-cell>
          <table:table-cell table:style-name="ce19" table:formula="of:=ADDCOMMA([Blad1.AP78];0)" office:value-type="string" office:string-value="114," calcext:value-type="string">
            <text:p>114,</text:p>
          </table:table-cell>
          <table:table-cell table:style-name="ce19" table:formula="of:=ADDCOMMA([Blad1.AQ78];0)" office:value-type="string" office:string-value="114," calcext:value-type="string">
            <text:p>114,</text:p>
          </table:table-cell>
          <table:table-cell table:style-name="ce19" table:formula="of:=ADDCOMMA([Blad1.AR78];0)" office:value-type="string" office:string-value="114," calcext:value-type="string">
            <text:p>114,</text:p>
          </table:table-cell>
          <table:table-cell table:style-name="ce19" table:formula="of:=ADDCOMMA([Blad1.AS78];0)" office:value-type="string" office:string-value="114," calcext:value-type="string">
            <text:p>114,</text:p>
          </table:table-cell>
          <table:table-cell table:style-name="ce19" table:formula="of:=ADDCOMMA([Blad1.AT78];0)" office:value-type="string" office:string-value="113," calcext:value-type="string">
            <text:p>113,</text:p>
          </table:table-cell>
          <table:table-cell table:style-name="ce19" table:formula="of:=ADDCOMMA([Blad1.AU78];0)" office:value-type="string" office:string-value="113," calcext:value-type="string">
            <text:p>113,</text:p>
          </table:table-cell>
          <table:table-cell table:style-name="ce19" table:formula="of:=ADDCOMMA([Blad1.AV78];0)" office:value-type="string" office:string-value="113," calcext:value-type="string">
            <text:p>113,</text:p>
          </table:table-cell>
          <table:table-cell/>
        </table:table-row>
        <table:table-row table:style-name="ro4">
          <table:table-cell table:style-name="ce19" table:formula="of:=ADDCOMMA([Blad1.AC79];0)" office:value-type="string" office:string-value="113," calcext:value-type="string">
            <text:p>113,</text:p>
          </table:table-cell>
          <table:table-cell table:style-name="ce19" table:formula="of:=ADDCOMMA([Blad1.AD79];0)" office:value-type="string" office:string-value="113," calcext:value-type="string">
            <text:p>113,</text:p>
          </table:table-cell>
          <table:table-cell table:style-name="ce19" table:formula="of:=ADDCOMMA([Blad1.AE79];0)" office:value-type="string" office:string-value="112," calcext:value-type="string">
            <text:p>112,</text:p>
          </table:table-cell>
          <table:table-cell table:style-name="ce19" table:formula="of:=ADDCOMMA([Blad1.AF79];0)" office:value-type="string" office:string-value="112," calcext:value-type="string">
            <text:p>112,</text:p>
          </table:table-cell>
          <table:table-cell table:style-name="ce19" table:formula="of:=ADDCOMMA([Blad1.AG79];0)" office:value-type="string" office:string-value="112," calcext:value-type="string">
            <text:p>112,</text:p>
          </table:table-cell>
          <table:table-cell table:style-name="ce19" table:formula="of:=ADDCOMMA([Blad1.AH79];0)" office:value-type="string" office:string-value="112," calcext:value-type="string">
            <text:p>112,</text:p>
          </table:table-cell>
          <table:table-cell table:style-name="ce19" table:formula="of:=ADDCOMMA([Blad1.AI79];0)" office:value-type="string" office:string-value="112," calcext:value-type="string">
            <text:p>112,</text:p>
          </table:table-cell>
          <table:table-cell table:style-name="ce19" table:formula="of:=ADDCOMMA([Blad1.AJ79];0)" office:value-type="string" office:string-value="112," calcext:value-type="string">
            <text:p>112,</text:p>
          </table:table-cell>
          <table:table-cell table:style-name="ce19" table:formula="of:=ADDCOMMA([Blad1.AK79];0)" office:value-type="string" office:string-value="111," calcext:value-type="string">
            <text:p>111,</text:p>
          </table:table-cell>
          <table:table-cell table:style-name="ce19" table:formula="of:=ADDCOMMA([Blad1.AL79];0)" office:value-type="string" office:string-value="111," calcext:value-type="string">
            <text:p>111,</text:p>
          </table:table-cell>
          <table:table-cell table:style-name="ce19" table:formula="of:=ADDCOMMA([Blad1.AM79];0)" office:value-type="string" office:string-value="111," calcext:value-type="string">
            <text:p>111,</text:p>
          </table:table-cell>
          <table:table-cell table:style-name="ce19" table:formula="of:=ADDCOMMA([Blad1.AN79];0)" office:value-type="string" office:string-value="111," calcext:value-type="string">
            <text:p>111,</text:p>
          </table:table-cell>
          <table:table-cell table:style-name="ce19" table:formula="of:=ADDCOMMA([Blad1.AO79];0)" office:value-type="string" office:string-value="111," calcext:value-type="string">
            <text:p>111,</text:p>
          </table:table-cell>
          <table:table-cell table:style-name="ce19" table:formula="of:=ADDCOMMA([Blad1.AP79];0)" office:value-type="string" office:string-value="111," calcext:value-type="string">
            <text:p>111,</text:p>
          </table:table-cell>
          <table:table-cell table:style-name="ce19" table:formula="of:=ADDCOMMA([Blad1.AQ79];0)" office:value-type="string" office:string-value="110," calcext:value-type="string">
            <text:p>110,</text:p>
          </table:table-cell>
          <table:table-cell table:style-name="ce19" table:formula="of:=ADDCOMMA([Blad1.AR79];0)" office:value-type="string" office:string-value="110," calcext:value-type="string">
            <text:p>110,</text:p>
          </table:table-cell>
          <table:table-cell table:style-name="ce19" table:formula="of:=ADDCOMMA([Blad1.AS79];0)" office:value-type="string" office:string-value="110," calcext:value-type="string">
            <text:p>110,</text:p>
          </table:table-cell>
          <table:table-cell table:style-name="ce19" table:formula="of:=ADDCOMMA([Blad1.AT79];0)" office:value-type="string" office:string-value="110," calcext:value-type="string">
            <text:p>110,</text:p>
          </table:table-cell>
          <table:table-cell table:style-name="ce19" table:formula="of:=ADDCOMMA([Blad1.AU79];0)" office:value-type="string" office:string-value="110," calcext:value-type="string">
            <text:p>110,</text:p>
          </table:table-cell>
          <table:table-cell table:style-name="ce19" table:formula="of:=ADDCOMMA([Blad1.AV79];0)" office:value-type="string" office:string-value="110," calcext:value-type="string">
            <text:p>110,</text:p>
          </table:table-cell>
          <table:table-cell/>
        </table:table-row>
        <table:table-row table:style-name="ro4">
          <table:table-cell table:style-name="ce19" table:formula="of:=ADDCOMMA([Blad1.AC80];0)" office:value-type="string" office:string-value="109," calcext:value-type="string">
            <text:p>109,</text:p>
          </table:table-cell>
          <table:table-cell table:style-name="ce19" table:formula="of:=ADDCOMMA([Blad1.AD80];0)" office:value-type="string" office:string-value="109," calcext:value-type="string">
            <text:p>109,</text:p>
          </table:table-cell>
          <table:table-cell table:style-name="ce19" table:formula="of:=ADDCOMMA([Blad1.AE80];0)" office:value-type="string" office:string-value="109," calcext:value-type="string">
            <text:p>109,</text:p>
          </table:table-cell>
          <table:table-cell table:style-name="ce19" table:formula="of:=ADDCOMMA([Blad1.AF80];0)" office:value-type="string" office:string-value="109," calcext:value-type="string">
            <text:p>109,</text:p>
          </table:table-cell>
          <table:table-cell table:style-name="ce19" table:formula="of:=ADDCOMMA([Blad1.AG80];0)" office:value-type="string" office:string-value="109," calcext:value-type="string">
            <text:p>109,</text:p>
          </table:table-cell>
          <table:table-cell table:style-name="ce19" table:formula="of:=ADDCOMMA([Blad1.AH80];0)" office:value-type="string" office:string-value="109," calcext:value-type="string">
            <text:p>109,</text:p>
          </table:table-cell>
          <table:table-cell table:style-name="ce19" table:formula="of:=ADDCOMMA([Blad1.AI80];0)" office:value-type="string" office:string-value="108," calcext:value-type="string">
            <text:p>108,</text:p>
          </table:table-cell>
          <table:table-cell table:style-name="ce19" table:formula="of:=ADDCOMMA([Blad1.AJ80];0)" office:value-type="string" office:string-value="108," calcext:value-type="string">
            <text:p>108,</text:p>
          </table:table-cell>
          <table:table-cell table:style-name="ce19" table:formula="of:=ADDCOMMA([Blad1.AK80];0)" office:value-type="string" office:string-value="108," calcext:value-type="string">
            <text:p>108,</text:p>
          </table:table-cell>
          <table:table-cell table:style-name="ce19" table:formula="of:=ADDCOMMA([Blad1.AL80];0)" office:value-type="string" office:string-value="108," calcext:value-type="string">
            <text:p>108,</text:p>
          </table:table-cell>
          <table:table-cell table:style-name="ce19" table:formula="of:=ADDCOMMA([Blad1.AM80];0)" office:value-type="string" office:string-value="108," calcext:value-type="string">
            <text:p>108,</text:p>
          </table:table-cell>
          <table:table-cell table:style-name="ce19" table:formula="of:=ADDCOMMA([Blad1.AN80];0)" office:value-type="string" office:string-value="108," calcext:value-type="string">
            <text:p>108,</text:p>
          </table:table-cell>
          <table:table-cell table:style-name="ce19" table:formula="of:=ADDCOMMA([Blad1.AO80];0)" office:value-type="string" office:string-value="107," calcext:value-type="string">
            <text:p>107,</text:p>
          </table:table-cell>
          <table:table-cell table:style-name="ce19" table:formula="of:=ADDCOMMA([Blad1.AP80];0)" office:value-type="string" office:string-value="107," calcext:value-type="string">
            <text:p>107,</text:p>
          </table:table-cell>
          <table:table-cell table:style-name="ce19" table:formula="of:=ADDCOMMA([Blad1.AQ80];0)" office:value-type="string" office:string-value="107," calcext:value-type="string">
            <text:p>107,</text:p>
          </table:table-cell>
          <table:table-cell table:style-name="ce19" table:formula="of:=ADDCOMMA([Blad1.AR80];0)" office:value-type="string" office:string-value="107," calcext:value-type="string">
            <text:p>107,</text:p>
          </table:table-cell>
          <table:table-cell table:style-name="ce19" table:formula="of:=ADDCOMMA([Blad1.AS80];0)" office:value-type="string" office:string-value="107," calcext:value-type="string">
            <text:p>107,</text:p>
          </table:table-cell>
          <table:table-cell table:style-name="ce19" table:formula="of:=ADDCOMMA([Blad1.AT80];0)" office:value-type="string" office:string-value="107," calcext:value-type="string">
            <text:p>107,</text:p>
          </table:table-cell>
          <table:table-cell table:style-name="ce19" table:formula="of:=ADDCOMMA([Blad1.AU80];0)" office:value-type="string" office:string-value="106," calcext:value-type="string">
            <text:p>106,</text:p>
          </table:table-cell>
          <table:table-cell table:style-name="ce19" table:formula="of:=ADDCOMMA([Blad1.AV80];0)" office:value-type="string" office:string-value="106," calcext:value-type="string">
            <text:p>106,</text:p>
          </table:table-cell>
          <table:table-cell/>
        </table:table-row>
        <table:table-row table:style-name="ro4">
          <table:table-cell table:style-name="ce19" table:formula="of:=ADDCOMMA([Blad1.AC81];0)" office:value-type="string" office:string-value="106," calcext:value-type="string">
            <text:p>106,</text:p>
          </table:table-cell>
          <table:table-cell table:style-name="ce19" table:formula="of:=ADDCOMMA([Blad1.AD81];0)" office:value-type="string" office:string-value="106," calcext:value-type="string">
            <text:p>106,</text:p>
          </table:table-cell>
          <table:table-cell table:style-name="ce19" table:formula="of:=ADDCOMMA([Blad1.AE81];0)" office:value-type="string" office:string-value="106," calcext:value-type="string">
            <text:p>106,</text:p>
          </table:table-cell>
          <table:table-cell table:style-name="ce19" table:formula="of:=ADDCOMMA([Blad1.AF81];0)" office:value-type="string" office:string-value="105," calcext:value-type="string">
            <text:p>105,</text:p>
          </table:table-cell>
          <table:table-cell table:style-name="ce19" table:formula="of:=ADDCOMMA([Blad1.AG81];0)" office:value-type="string" office:string-value="105," calcext:value-type="string">
            <text:p>105,</text:p>
          </table:table-cell>
          <table:table-cell table:style-name="ce19" table:formula="of:=ADDCOMMA([Blad1.AH81];0)" office:value-type="string" office:string-value="105," calcext:value-type="string">
            <text:p>105,</text:p>
          </table:table-cell>
          <table:table-cell table:style-name="ce19" table:formula="of:=ADDCOMMA([Blad1.AI81];0)" office:value-type="string" office:string-value="105," calcext:value-type="string">
            <text:p>105,</text:p>
          </table:table-cell>
          <table:table-cell table:style-name="ce19" table:formula="of:=ADDCOMMA([Blad1.AJ81];0)" office:value-type="string" office:string-value="105," calcext:value-type="string">
            <text:p>105,</text:p>
          </table:table-cell>
          <table:table-cell table:style-name="ce19" table:formula="of:=ADDCOMMA([Blad1.AK81];0)" office:value-type="string" office:string-value="105," calcext:value-type="string">
            <text:p>105,</text:p>
          </table:table-cell>
          <table:table-cell table:style-name="ce19" table:formula="of:=ADDCOMMA([Blad1.AL81];0)" office:value-type="string" office:string-value="104," calcext:value-type="string">
            <text:p>104,</text:p>
          </table:table-cell>
          <table:table-cell table:style-name="ce19" table:formula="of:=ADDCOMMA([Blad1.AM81];0)" office:value-type="string" office:string-value="104," calcext:value-type="string">
            <text:p>104,</text:p>
          </table:table-cell>
          <table:table-cell table:style-name="ce19" table:formula="of:=ADDCOMMA([Blad1.AN81];0)" office:value-type="string" office:string-value="104," calcext:value-type="string">
            <text:p>104,</text:p>
          </table:table-cell>
          <table:table-cell table:style-name="ce19" table:formula="of:=ADDCOMMA([Blad1.AO81];0)" office:value-type="string" office:string-value="104," calcext:value-type="string">
            <text:p>104,</text:p>
          </table:table-cell>
          <table:table-cell table:style-name="ce19" table:formula="of:=ADDCOMMA([Blad1.AP81];0)" office:value-type="string" office:string-value="104," calcext:value-type="string">
            <text:p>104,</text:p>
          </table:table-cell>
          <table:table-cell table:style-name="ce19" table:formula="of:=ADDCOMMA([Blad1.AQ81];0)" office:value-type="string" office:string-value="103," calcext:value-type="string">
            <text:p>103,</text:p>
          </table:table-cell>
          <table:table-cell table:style-name="ce19" table:formula="of:=ADDCOMMA([Blad1.AR81];0)" office:value-type="string" office:string-value="103," calcext:value-type="string">
            <text:p>103,</text:p>
          </table:table-cell>
          <table:table-cell table:style-name="ce19" table:formula="of:=ADDCOMMA([Blad1.AS81];0)" office:value-type="string" office:string-value="103," calcext:value-type="string">
            <text:p>103,</text:p>
          </table:table-cell>
          <table:table-cell table:style-name="ce19" table:formula="of:=ADDCOMMA([Blad1.AT81];0)" office:value-type="string" office:string-value="103," calcext:value-type="string">
            <text:p>103,</text:p>
          </table:table-cell>
          <table:table-cell table:style-name="ce19" table:formula="of:=ADDCOMMA([Blad1.AU81];0)" office:value-type="string" office:string-value="103," calcext:value-type="string">
            <text:p>103,</text:p>
          </table:table-cell>
          <table:table-cell table:style-name="ce19" table:formula="of:=ADDCOMMA([Blad1.AV81];0)" office:value-type="string" office:string-value="102," calcext:value-type="string">
            <text:p>102,</text:p>
          </table:table-cell>
          <table:table-cell/>
        </table:table-row>
        <table:table-row table:style-name="ro4">
          <table:table-cell table:style-name="ce19" table:formula="of:=ADDCOMMA([Blad1.AC82];0)" office:value-type="string" office:string-value="102," calcext:value-type="string">
            <text:p>102,</text:p>
          </table:table-cell>
          <table:table-cell table:style-name="ce19" table:formula="of:=ADDCOMMA([Blad1.AD82];0)" office:value-type="string" office:string-value="102," calcext:value-type="string">
            <text:p>102,</text:p>
          </table:table-cell>
          <table:table-cell table:style-name="ce19" table:formula="of:=ADDCOMMA([Blad1.AE82];0)" office:value-type="string" office:string-value="102," calcext:value-type="string">
            <text:p>102,</text:p>
          </table:table-cell>
          <table:table-cell table:style-name="ce19" table:formula="of:=ADDCOMMA([Blad1.AF82];0)" office:value-type="string" office:string-value="102," calcext:value-type="string">
            <text:p>102,</text:p>
          </table:table-cell>
          <table:table-cell table:style-name="ce19" table:formula="of:=ADDCOMMA([Blad1.AG82];0)" office:value-type="string" office:string-value="101," calcext:value-type="string">
            <text:p>101,</text:p>
          </table:table-cell>
          <table:table-cell table:style-name="ce19" table:formula="of:=ADDCOMMA([Blad1.AH82];0)" office:value-type="string" office:string-value="101," calcext:value-type="string">
            <text:p>101,</text:p>
          </table:table-cell>
          <table:table-cell table:style-name="ce19" table:formula="of:=ADDCOMMA([Blad1.AI82];0)" office:value-type="string" office:string-value="101," calcext:value-type="string">
            <text:p>101,</text:p>
          </table:table-cell>
          <table:table-cell table:style-name="ce19" table:formula="of:=ADDCOMMA([Blad1.AJ82];0)" office:value-type="string" office:string-value="101," calcext:value-type="string">
            <text:p>101,</text:p>
          </table:table-cell>
          <table:table-cell table:style-name="ce19" table:formula="of:=ADDCOMMA([Blad1.AK82];0)" office:value-type="string" office:string-value="101," calcext:value-type="string">
            <text:p>101,</text:p>
          </table:table-cell>
          <table:table-cell table:style-name="ce19" table:formula="of:=ADDCOMMA([Blad1.AL82];0)" office:value-type="string" office:string-value="100," calcext:value-type="string">
            <text:p>100,</text:p>
          </table:table-cell>
          <table:table-cell table:style-name="ce19" table:formula="of:=ADDCOMMA([Blad1.AM82];0)" office:value-type="string" office:string-value="100," calcext:value-type="string">
            <text:p>100,</text:p>
          </table:table-cell>
          <table:table-cell table:style-name="ce19" table:formula="of:=ADDCOMMA([Blad1.AN82];0)" office:value-type="string" office:string-value="100," calcext:value-type="string">
            <text:p>100,</text:p>
          </table:table-cell>
          <table:table-cell table:style-name="ce19" table:formula="of:=ADDCOMMA([Blad1.AO82];0)" office:value-type="string" office:string-value="100," calcext:value-type="string">
            <text:p>100,</text:p>
          </table:table-cell>
          <table:table-cell table:style-name="ce19" table:formula="of:=ADDCOMMA([Blad1.AP82];0)" office:value-type="string" office:string-value="100," calcext:value-type="string">
            <text:p>100,</text:p>
          </table:table-cell>
          <table:table-cell table:style-name="ce19" table:formula="of:=ADDCOMMA([Blad1.AQ82];0)" office:value-type="string" office:string-value="99," calcext:value-type="string">
            <text:p>99,</text:p>
          </table:table-cell>
          <table:table-cell table:style-name="ce19" table:formula="of:=ADDCOMMA([Blad1.AR82];0)" office:value-type="string" office:string-value="99," calcext:value-type="string">
            <text:p>99,</text:p>
          </table:table-cell>
          <table:table-cell table:style-name="ce19" table:formula="of:=ADDCOMMA([Blad1.AS82];0)" office:value-type="string" office:string-value="99," calcext:value-type="string">
            <text:p>99,</text:p>
          </table:table-cell>
          <table:table-cell table:style-name="ce19" table:formula="of:=ADDCOMMA([Blad1.AT82];0)" office:value-type="string" office:string-value="99," calcext:value-type="string">
            <text:p>99,</text:p>
          </table:table-cell>
          <table:table-cell table:style-name="ce19" table:formula="of:=ADDCOMMA([Blad1.AU82];0)" office:value-type="string" office:string-value="99," calcext:value-type="string">
            <text:p>99,</text:p>
          </table:table-cell>
          <table:table-cell table:style-name="ce19" table:formula="of:=ADDCOMMA([Blad1.AV82];0)" office:value-type="string" office:string-value="98," calcext:value-type="string">
            <text:p>98,</text:p>
          </table:table-cell>
          <table:table-cell/>
        </table:table-row>
        <table:table-row table:style-name="ro4">
          <table:table-cell table:style-name="ce19" table:formula="of:=ADDCOMMA([Blad1.AC83];0)" office:value-type="string" office:string-value="98," calcext:value-type="string">
            <text:p>98,</text:p>
          </table:table-cell>
          <table:table-cell table:style-name="ce19" table:formula="of:=ADDCOMMA([Blad1.AD83];0)" office:value-type="string" office:string-value="98," calcext:value-type="string">
            <text:p>98,</text:p>
          </table:table-cell>
          <table:table-cell table:style-name="ce19" table:formula="of:=ADDCOMMA([Blad1.AE83];0)" office:value-type="string" office:string-value="98," calcext:value-type="string">
            <text:p>98,</text:p>
          </table:table-cell>
          <table:table-cell table:style-name="ce19" table:formula="of:=ADDCOMMA([Blad1.AF83];0)" office:value-type="string" office:string-value="98," calcext:value-type="string">
            <text:p>98,</text:p>
          </table:table-cell>
          <table:table-cell table:style-name="ce19" table:formula="of:=ADDCOMMA([Blad1.AG83];0)" office:value-type="string" office:string-value="97," calcext:value-type="string">
            <text:p>97,</text:p>
          </table:table-cell>
          <table:table-cell table:style-name="ce19" table:formula="of:=ADDCOMMA([Blad1.AH83];0)" office:value-type="string" office:string-value="97," calcext:value-type="string">
            <text:p>97,</text:p>
          </table:table-cell>
          <table:table-cell table:style-name="ce19" table:formula="of:=ADDCOMMA([Blad1.AI83];0)" office:value-type="string" office:string-value="97," calcext:value-type="string">
            <text:p>97,</text:p>
          </table:table-cell>
          <table:table-cell table:style-name="ce19" table:formula="of:=ADDCOMMA([Blad1.AJ83];0)" office:value-type="string" office:string-value="97," calcext:value-type="string">
            <text:p>97,</text:p>
          </table:table-cell>
          <table:table-cell table:style-name="ce19" table:formula="of:=ADDCOMMA([Blad1.AK83];0)" office:value-type="string" office:string-value="96," calcext:value-type="string">
            <text:p>96,</text:p>
          </table:table-cell>
          <table:table-cell table:style-name="ce19" table:formula="of:=ADDCOMMA([Blad1.AL83];0)" office:value-type="string" office:string-value="96," calcext:value-type="string">
            <text:p>96,</text:p>
          </table:table-cell>
          <table:table-cell table:style-name="ce19" table:formula="of:=ADDCOMMA([Blad1.AM83];0)" office:value-type="string" office:string-value="96," calcext:value-type="string">
            <text:p>96,</text:p>
          </table:table-cell>
          <table:table-cell table:style-name="ce19" table:formula="of:=ADDCOMMA([Blad1.AN83];0)" office:value-type="string" office:string-value="96," calcext:value-type="string">
            <text:p>96,</text:p>
          </table:table-cell>
          <table:table-cell table:style-name="ce19" table:formula="of:=ADDCOMMA([Blad1.AO83];0)" office:value-type="string" office:string-value="96," calcext:value-type="string">
            <text:p>96,</text:p>
          </table:table-cell>
          <table:table-cell table:style-name="ce19" table:formula="of:=ADDCOMMA([Blad1.AP83];0)" office:value-type="string" office:string-value="95," calcext:value-type="string">
            <text:p>95,</text:p>
          </table:table-cell>
          <table:table-cell table:style-name="ce19" table:formula="of:=ADDCOMMA([Blad1.AQ83];0)" office:value-type="string" office:string-value="95," calcext:value-type="string">
            <text:p>95,</text:p>
          </table:table-cell>
          <table:table-cell table:style-name="ce19" table:formula="of:=ADDCOMMA([Blad1.AR83];0)" office:value-type="string" office:string-value="95," calcext:value-type="string">
            <text:p>95,</text:p>
          </table:table-cell>
          <table:table-cell table:style-name="ce19" table:formula="of:=ADDCOMMA([Blad1.AS83];0)" office:value-type="string" office:string-value="95," calcext:value-type="string">
            <text:p>95,</text:p>
          </table:table-cell>
          <table:table-cell table:style-name="ce19" table:formula="of:=ADDCOMMA([Blad1.AT83];0)" office:value-type="string" office:string-value="95," calcext:value-type="string">
            <text:p>95,</text:p>
          </table:table-cell>
          <table:table-cell table:style-name="ce19" table:formula="of:=ADDCOMMA([Blad1.AU83];0)" office:value-type="string" office:string-value="94," calcext:value-type="string">
            <text:p>94,</text:p>
          </table:table-cell>
          <table:table-cell table:style-name="ce19" table:formula="of:=ADDCOMMA([Blad1.AV83];0)" office:value-type="string" office:string-value="94," calcext:value-type="string">
            <text:p>94,</text:p>
          </table:table-cell>
          <table:table-cell/>
        </table:table-row>
        <table:table-row table:style-name="ro4">
          <table:table-cell table:style-name="ce19" table:formula="of:=ADDCOMMA([Blad1.AC84];0)" office:value-type="string" office:string-value="94," calcext:value-type="string">
            <text:p>94,</text:p>
          </table:table-cell>
          <table:table-cell table:style-name="ce19" table:formula="of:=ADDCOMMA([Blad1.AD84];0)" office:value-type="string" office:string-value="94," calcext:value-type="string">
            <text:p>94,</text:p>
          </table:table-cell>
          <table:table-cell table:style-name="ce19" table:formula="of:=ADDCOMMA([Blad1.AE84];0)" office:value-type="string" office:string-value="94," calcext:value-type="string">
            <text:p>94,</text:p>
          </table:table-cell>
          <table:table-cell table:style-name="ce19" table:formula="of:=ADDCOMMA([Blad1.AF84];0)" office:value-type="string" office:string-value="93," calcext:value-type="string">
            <text:p>93,</text:p>
          </table:table-cell>
          <table:table-cell table:style-name="ce19" table:formula="of:=ADDCOMMA([Blad1.AG84];0)" office:value-type="string" office:string-value="93," calcext:value-type="string">
            <text:p>93,</text:p>
          </table:table-cell>
          <table:table-cell table:style-name="ce19" table:formula="of:=ADDCOMMA([Blad1.AH84];0)" office:value-type="string" office:string-value="93," calcext:value-type="string">
            <text:p>93,</text:p>
          </table:table-cell>
          <table:table-cell table:style-name="ce19" table:formula="of:=ADDCOMMA([Blad1.AI84];0)" office:value-type="string" office:string-value="93," calcext:value-type="string">
            <text:p>93,</text:p>
          </table:table-cell>
          <table:table-cell table:style-name="ce19" table:formula="of:=ADDCOMMA([Blad1.AJ84];0)" office:value-type="string" office:string-value="93," calcext:value-type="string">
            <text:p>93,</text:p>
          </table:table-cell>
          <table:table-cell table:style-name="ce19" table:formula="of:=ADDCOMMA([Blad1.AK84];0)" office:value-type="string" office:string-value="92," calcext:value-type="string">
            <text:p>92,</text:p>
          </table:table-cell>
          <table:table-cell table:style-name="ce19" table:formula="of:=ADDCOMMA([Blad1.AL84];0)" office:value-type="string" office:string-value="92," calcext:value-type="string">
            <text:p>92,</text:p>
          </table:table-cell>
          <table:table-cell table:style-name="ce19" table:formula="of:=ADDCOMMA([Blad1.AM84];0)" office:value-type="string" office:string-value="92," calcext:value-type="string">
            <text:p>92,</text:p>
          </table:table-cell>
          <table:table-cell table:style-name="ce19" table:formula="of:=ADDCOMMA([Blad1.AN84];0)" office:value-type="string" office:string-value="92," calcext:value-type="string">
            <text:p>92,</text:p>
          </table:table-cell>
          <table:table-cell table:style-name="ce19" table:formula="of:=ADDCOMMA([Blad1.AO84];0)" office:value-type="string" office:string-value="92," calcext:value-type="string">
            <text:p>92,</text:p>
          </table:table-cell>
          <table:table-cell table:style-name="ce19" table:formula="of:=ADDCOMMA([Blad1.AP84];0)" office:value-type="string" office:string-value="91," calcext:value-type="string">
            <text:p>91,</text:p>
          </table:table-cell>
          <table:table-cell table:style-name="ce19" table:formula="of:=ADDCOMMA([Blad1.AQ84];0)" office:value-type="string" office:string-value="91," calcext:value-type="string">
            <text:p>91,</text:p>
          </table:table-cell>
          <table:table-cell table:style-name="ce19" table:formula="of:=ADDCOMMA([Blad1.AR84];0)" office:value-type="string" office:string-value="91," calcext:value-type="string">
            <text:p>91,</text:p>
          </table:table-cell>
          <table:table-cell table:style-name="ce19" table:formula="of:=ADDCOMMA([Blad1.AS84];0)" office:value-type="string" office:string-value="91," calcext:value-type="string">
            <text:p>91,</text:p>
          </table:table-cell>
          <table:table-cell table:style-name="ce19" table:formula="of:=ADDCOMMA([Blad1.AT84];0)" office:value-type="string" office:string-value="91," calcext:value-type="string">
            <text:p>91,</text:p>
          </table:table-cell>
          <table:table-cell table:style-name="ce19" table:formula="of:=ADDCOMMA([Blad1.AU84];0)" office:value-type="string" office:string-value="91," calcext:value-type="string">
            <text:p>91,</text:p>
          </table:table-cell>
          <table:table-cell table:style-name="ce19" table:formula="of:=ADDCOMMA([Blad1.AV84];0)" office:value-type="string" office:string-value="90," calcext:value-type="string">
            <text:p>90,</text:p>
          </table:table-cell>
          <table:table-cell/>
        </table:table-row>
        <table:table-row table:style-name="ro4">
          <table:table-cell table:style-name="ce19" table:formula="of:=ADDCOMMA([Blad1.AC85];0)" office:value-type="string" office:string-value="90," calcext:value-type="string">
            <text:p>90,</text:p>
          </table:table-cell>
          <table:table-cell table:style-name="ce19" table:formula="of:=ADDCOMMA([Blad1.AD85];0)" office:value-type="string" office:string-value="90," calcext:value-type="string">
            <text:p>90,</text:p>
          </table:table-cell>
          <table:table-cell table:style-name="ce19" table:formula="of:=ADDCOMMA([Blad1.AE85];0)" office:value-type="string" office:string-value="90," calcext:value-type="string">
            <text:p>90,</text:p>
          </table:table-cell>
          <table:table-cell table:style-name="ce19" table:formula="of:=ADDCOMMA([Blad1.AF85];0)" office:value-type="string" office:string-value="90," calcext:value-type="string">
            <text:p>90,</text:p>
          </table:table-cell>
          <table:table-cell table:style-name="ce19" table:formula="of:=ADDCOMMA([Blad1.AG85];0)" office:value-type="string" office:string-value="89," calcext:value-type="string">
            <text:p>89,</text:p>
          </table:table-cell>
          <table:table-cell table:style-name="ce19" table:formula="of:=ADDCOMMA([Blad1.AH85];0)" office:value-type="string" office:string-value="89," calcext:value-type="string">
            <text:p>89,</text:p>
          </table:table-cell>
          <table:table-cell table:style-name="ce19" table:formula="of:=ADDCOMMA([Blad1.AI85];0)" office:value-type="string" office:string-value="89," calcext:value-type="string">
            <text:p>89,</text:p>
          </table:table-cell>
          <table:table-cell table:style-name="ce19" table:formula="of:=ADDCOMMA([Blad1.AJ85];0)" office:value-type="string" office:string-value="89," calcext:value-type="string">
            <text:p>89,</text:p>
          </table:table-cell>
          <table:table-cell table:style-name="ce19" table:formula="of:=ADDCOMMA([Blad1.AK85];0)" office:value-type="string" office:string-value="89," calcext:value-type="string">
            <text:p>89,</text:p>
          </table:table-cell>
          <table:table-cell table:style-name="ce19" table:formula="of:=ADDCOMMA([Blad1.AL85];0)" office:value-type="string" office:string-value="89," calcext:value-type="string">
            <text:p>89,</text:p>
          </table:table-cell>
          <table:table-cell table:style-name="ce19" table:formula="of:=ADDCOMMA([Blad1.AM85];0)" office:value-type="string" office:string-value="88," calcext:value-type="string">
            <text:p>88,</text:p>
          </table:table-cell>
          <table:table-cell table:style-name="ce19" table:formula="of:=ADDCOMMA([Blad1.AN85];0)" office:value-type="string" office:string-value="88," calcext:value-type="string">
            <text:p>88,</text:p>
          </table:table-cell>
          <table:table-cell table:style-name="ce19" table:formula="of:=ADDCOMMA([Blad1.AO85];0)" office:value-type="string" office:string-value="88," calcext:value-type="string">
            <text:p>88,</text:p>
          </table:table-cell>
          <table:table-cell table:style-name="ce19" table:formula="of:=ADDCOMMA([Blad1.AP85];0)" office:value-type="string" office:string-value="88," calcext:value-type="string">
            <text:p>88,</text:p>
          </table:table-cell>
          <table:table-cell table:style-name="ce19" table:formula="of:=ADDCOMMA([Blad1.AQ85];0)" office:value-type="string" office:string-value="88," calcext:value-type="string">
            <text:p>88,</text:p>
          </table:table-cell>
          <table:table-cell table:style-name="ce19" table:formula="of:=ADDCOMMA([Blad1.AR85];0)" office:value-type="string" office:string-value="88," calcext:value-type="string">
            <text:p>88,</text:p>
          </table:table-cell>
          <table:table-cell table:style-name="ce19" table:formula="of:=ADDCOMMA([Blad1.AS85];0)" office:value-type="string" office:string-value="87," calcext:value-type="string">
            <text:p>87,</text:p>
          </table:table-cell>
          <table:table-cell table:style-name="ce19" table:formula="of:=ADDCOMMA([Blad1.AT85];0)" office:value-type="string" office:string-value="87," calcext:value-type="string">
            <text:p>87,</text:p>
          </table:table-cell>
          <table:table-cell table:style-name="ce19" table:formula="of:=ADDCOMMA([Blad1.AU85];0)" office:value-type="string" office:string-value="87," calcext:value-type="string">
            <text:p>87,</text:p>
          </table:table-cell>
          <table:table-cell table:style-name="ce19" table:formula="of:=ADDCOMMA([Blad1.AV85];0)" office:value-type="string" office:string-value="87," calcext:value-type="string">
            <text:p>87,</text:p>
          </table:table-cell>
          <table:table-cell/>
        </table:table-row>
        <table:table-row table:style-name="ro4">
          <table:table-cell table:style-name="ce19" table:formula="of:=ADDCOMMA([Blad1.AC86];0)" office:value-type="string" office:string-value="87," calcext:value-type="string">
            <text:p>87,</text:p>
          </table:table-cell>
          <table:table-cell table:style-name="ce19" table:formula="of:=ADDCOMMA([Blad1.AD86];0)" office:value-type="string" office:string-value="86," calcext:value-type="string">
            <text:p>86,</text:p>
          </table:table-cell>
          <table:table-cell table:style-name="ce19" table:formula="of:=ADDCOMMA([Blad1.AE86];0)" office:value-type="string" office:string-value="86," calcext:value-type="string">
            <text:p>86,</text:p>
          </table:table-cell>
          <table:table-cell table:style-name="ce19" table:formula="of:=ADDCOMMA([Blad1.AF86];0)" office:value-type="string" office:string-value="86," calcext:value-type="string">
            <text:p>86,</text:p>
          </table:table-cell>
          <table:table-cell table:style-name="ce19" table:formula="of:=ADDCOMMA([Blad1.AG86];0)" office:value-type="string" office:string-value="86," calcext:value-type="string">
            <text:p>86,</text:p>
          </table:table-cell>
          <table:table-cell table:style-name="ce19" table:formula="of:=ADDCOMMA([Blad1.AH86];0)" office:value-type="string" office:string-value="86," calcext:value-type="string">
            <text:p>86,</text:p>
          </table:table-cell>
          <table:table-cell table:style-name="ce19" table:formula="of:=ADDCOMMA([Blad1.AI86];0)" office:value-type="string" office:string-value="86," calcext:value-type="string">
            <text:p>86,</text:p>
          </table:table-cell>
          <table:table-cell table:style-name="ce19" table:formula="of:=ADDCOMMA([Blad1.AJ86];0)" office:value-type="string" office:string-value="85," calcext:value-type="string">
            <text:p>85,</text:p>
          </table:table-cell>
          <table:table-cell table:style-name="ce19" table:formula="of:=ADDCOMMA([Blad1.AK86];0)" office:value-type="string" office:string-value="85," calcext:value-type="string">
            <text:p>85,</text:p>
          </table:table-cell>
          <table:table-cell table:style-name="ce19" table:formula="of:=ADDCOMMA([Blad1.AL86];0)" office:value-type="string" office:string-value="85," calcext:value-type="string">
            <text:p>85,</text:p>
          </table:table-cell>
          <table:table-cell table:style-name="ce19" table:formula="of:=ADDCOMMA([Blad1.AM86];0)" office:value-type="string" office:string-value="85," calcext:value-type="string">
            <text:p>85,</text:p>
          </table:table-cell>
          <table:table-cell table:style-name="ce19" table:formula="of:=ADDCOMMA([Blad1.AN86];0)" office:value-type="string" office:string-value="85," calcext:value-type="string">
            <text:p>85,</text:p>
          </table:table-cell>
          <table:table-cell table:style-name="ce19" table:formula="of:=ADDCOMMA([Blad1.AO86];0)" office:value-type="string" office:string-value="85," calcext:value-type="string">
            <text:p>85,</text:p>
          </table:table-cell>
          <table:table-cell table:style-name="ce19" table:formula="of:=ADDCOMMA([Blad1.AP86];0)" office:value-type="string" office:string-value="84," calcext:value-type="string">
            <text:p>84,</text:p>
          </table:table-cell>
          <table:table-cell table:style-name="ce19" table:formula="of:=ADDCOMMA([Blad1.AQ86];0)" office:value-type="string" office:string-value="84," calcext:value-type="string">
            <text:p>84,</text:p>
          </table:table-cell>
          <table:table-cell table:style-name="ce19" table:formula="of:=ADDCOMMA([Blad1.AR86];0)" office:value-type="string" office:string-value="84," calcext:value-type="string">
            <text:p>84,</text:p>
          </table:table-cell>
          <table:table-cell table:style-name="ce19" table:formula="of:=ADDCOMMA([Blad1.AS86];0)" office:value-type="string" office:string-value="84," calcext:value-type="string">
            <text:p>84,</text:p>
          </table:table-cell>
          <table:table-cell table:style-name="ce19" table:formula="of:=ADDCOMMA([Blad1.AT86];0)" office:value-type="string" office:string-value="84," calcext:value-type="string">
            <text:p>84,</text:p>
          </table:table-cell>
          <table:table-cell table:style-name="ce19" table:formula="of:=ADDCOMMA([Blad1.AU86];0)" office:value-type="string" office:string-value="84," calcext:value-type="string">
            <text:p>84,</text:p>
          </table:table-cell>
          <table:table-cell table:style-name="ce19" table:formula="of:=ADDCOMMA([Blad1.AV86];0)" office:value-type="string" office:string-value="83," calcext:value-type="string">
            <text:p>83,</text:p>
          </table:table-cell>
          <table:table-cell/>
        </table:table-row>
        <table:table-row table:style-name="ro4">
          <table:table-cell table:style-name="ce19" table:formula="of:=ADDCOMMA([Blad1.AC87];0)" office:value-type="string" office:string-value="83," calcext:value-type="string">
            <text:p>83,</text:p>
          </table:table-cell>
          <table:table-cell table:style-name="ce19" table:formula="of:=ADDCOMMA([Blad1.AD87];0)" office:value-type="string" office:string-value="83," calcext:value-type="string">
            <text:p>83,</text:p>
          </table:table-cell>
          <table:table-cell table:style-name="ce19" table:formula="of:=ADDCOMMA([Blad1.AE87];0)" office:value-type="string" office:string-value="83," calcext:value-type="string">
            <text:p>83,</text:p>
          </table:table-cell>
          <table:table-cell table:style-name="ce19" table:formula="of:=ADDCOMMA([Blad1.AF87];0)" office:value-type="string" office:string-value="83," calcext:value-type="string">
            <text:p>83,</text:p>
          </table:table-cell>
          <table:table-cell table:style-name="ce19" table:formula="of:=ADDCOMMA([Blad1.AG87];0)" office:value-type="string" office:string-value="83," calcext:value-type="string">
            <text:p>83,</text:p>
          </table:table-cell>
          <table:table-cell table:style-name="ce19" table:formula="of:=ADDCOMMA([Blad1.AH87];0)" office:value-type="string" office:string-value="82," calcext:value-type="string">
            <text:p>82,</text:p>
          </table:table-cell>
          <table:table-cell table:style-name="ce19" table:formula="of:=ADDCOMMA([Blad1.AI87];0)" office:value-type="string" office:string-value="82," calcext:value-type="string">
            <text:p>82,</text:p>
          </table:table-cell>
          <table:table-cell table:style-name="ce19" table:formula="of:=ADDCOMMA([Blad1.AJ87];0)" office:value-type="string" office:string-value="82," calcext:value-type="string">
            <text:p>82,</text:p>
          </table:table-cell>
          <table:table-cell table:style-name="ce19" table:formula="of:=ADDCOMMA([Blad1.AK87];0)" office:value-type="string" office:string-value="82," calcext:value-type="string">
            <text:p>82,</text:p>
          </table:table-cell>
          <table:table-cell table:style-name="ce19" table:formula="of:=ADDCOMMA([Blad1.AL87];0)" office:value-type="string" office:string-value="82," calcext:value-type="string">
            <text:p>82,</text:p>
          </table:table-cell>
          <table:table-cell table:style-name="ce19" table:formula="of:=ADDCOMMA([Blad1.AM87];0)" office:value-type="string" office:string-value="82," calcext:value-type="string">
            <text:p>82,</text:p>
          </table:table-cell>
          <table:table-cell table:style-name="ce19" table:formula="of:=ADDCOMMA([Blad1.AN87];0)" office:value-type="string" office:string-value="81," calcext:value-type="string">
            <text:p>81,</text:p>
          </table:table-cell>
          <table:table-cell table:style-name="ce19" table:formula="of:=ADDCOMMA([Blad1.AO87];0)" office:value-type="string" office:string-value="81," calcext:value-type="string">
            <text:p>81,</text:p>
          </table:table-cell>
          <table:table-cell table:style-name="ce19" table:formula="of:=ADDCOMMA([Blad1.AP87];0)" office:value-type="string" office:string-value="81," calcext:value-type="string">
            <text:p>81,</text:p>
          </table:table-cell>
          <table:table-cell table:style-name="ce19" table:formula="of:=ADDCOMMA([Blad1.AQ87];0)" office:value-type="string" office:string-value="81," calcext:value-type="string">
            <text:p>81,</text:p>
          </table:table-cell>
          <table:table-cell table:style-name="ce19" table:formula="of:=ADDCOMMA([Blad1.AR87];0)" office:value-type="string" office:string-value="81," calcext:value-type="string">
            <text:p>81,</text:p>
          </table:table-cell>
          <table:table-cell table:style-name="ce19" table:formula="of:=ADDCOMMA([Blad1.AS87];0)" office:value-type="string" office:string-value="81," calcext:value-type="string">
            <text:p>81,</text:p>
          </table:table-cell>
          <table:table-cell table:style-name="ce19" table:formula="of:=ADDCOMMA([Blad1.AT87];0)" office:value-type="string" office:string-value="81," calcext:value-type="string">
            <text:p>81,</text:p>
          </table:table-cell>
          <table:table-cell table:style-name="ce19" table:formula="of:=ADDCOMMA([Blad1.AU87];0)" office:value-type="string" office:string-value="81," calcext:value-type="string">
            <text:p>81,</text:p>
          </table:table-cell>
          <table:table-cell table:style-name="ce19" table:formula="of:=ADDCOMMA([Blad1.AV87];0)" office:value-type="string" office:string-value="80," calcext:value-type="string">
            <text:p>80,</text:p>
          </table:table-cell>
          <table:table-cell/>
        </table:table-row>
        <table:table-row table:style-name="ro4">
          <table:table-cell table:style-name="ce19" table:formula="of:=ADDCOMMA([Blad1.AC88];0)" office:value-type="string" office:string-value="80," calcext:value-type="string">
            <text:p>80,</text:p>
          </table:table-cell>
          <table:table-cell table:style-name="ce19" table:formula="of:=ADDCOMMA([Blad1.AD88];0)" office:value-type="string" office:string-value="80," calcext:value-type="string">
            <text:p>80,</text:p>
          </table:table-cell>
          <table:table-cell table:style-name="ce19" table:formula="of:=ADDCOMMA([Blad1.AE88];0)" office:value-type="string" office:string-value="80," calcext:value-type="string">
            <text:p>80,</text:p>
          </table:table-cell>
          <table:table-cell table:style-name="ce19" table:formula="of:=ADDCOMMA([Blad1.AF88];0)" office:value-type="string" office:string-value="80," calcext:value-type="string">
            <text:p>80,</text:p>
          </table:table-cell>
          <table:table-cell table:style-name="ce19" table:formula="of:=ADDCOMMA([Blad1.AG88];0)" office:value-type="string" office:string-value="80," calcext:value-type="string">
            <text:p>80,</text:p>
          </table:table-cell>
          <table:table-cell table:style-name="ce19" table:formula="of:=ADDCOMMA([Blad1.AH88];0)" office:value-type="string" office:string-value="80," calcext:value-type="string">
            <text:p>80,</text:p>
          </table:table-cell>
          <table:table-cell table:style-name="ce19" table:formula="of:=ADDCOMMA([Blad1.AI88];0)" office:value-type="string" office:string-value="80," calcext:value-type="string">
            <text:p>80,</text:p>
          </table:table-cell>
          <table:table-cell table:style-name="ce19" table:formula="of:=ADDCOMMA([Blad1.AJ88];0)" office:value-type="string" office:string-value="79," calcext:value-type="string">
            <text:p>79,</text:p>
          </table:table-cell>
          <table:table-cell table:style-name="ce19" table:formula="of:=ADDCOMMA([Blad1.AK88];0)" office:value-type="string" office:string-value="79," calcext:value-type="string">
            <text:p>79,</text:p>
          </table:table-cell>
          <table:table-cell table:style-name="ce19" table:formula="of:=ADDCOMMA([Blad1.AL88];0)" office:value-type="string" office:string-value="79," calcext:value-type="string">
            <text:p>79,</text:p>
          </table:table-cell>
          <table:table-cell table:style-name="ce19" table:formula="of:=ADDCOMMA([Blad1.AM88];0)" office:value-type="string" office:string-value="79," calcext:value-type="string">
            <text:p>79,</text:p>
          </table:table-cell>
          <table:table-cell table:style-name="ce19" table:formula="of:=ADDCOMMA([Blad1.AN88];0)" office:value-type="string" office:string-value="79," calcext:value-type="string">
            <text:p>79,</text:p>
          </table:table-cell>
          <table:table-cell table:style-name="ce19" table:formula="of:=ADDCOMMA([Blad1.AO88];0)" office:value-type="string" office:string-value="79," calcext:value-type="string">
            <text:p>79,</text:p>
          </table:table-cell>
          <table:table-cell table:style-name="ce19" table:formula="of:=ADDCOMMA([Blad1.AP88];0)" office:value-type="string" office:string-value="79," calcext:value-type="string">
            <text:p>79,</text:p>
          </table:table-cell>
          <table:table-cell table:style-name="ce19" table:formula="of:=ADDCOMMA([Blad1.AQ88];0)" office:value-type="string" office:string-value="79," calcext:value-type="string">
            <text:p>79,</text:p>
          </table:table-cell>
          <table:table-cell table:style-name="ce19" table:formula="of:=ADDCOMMA([Blad1.AR88];0)" office:value-type="string" office:string-value="78," calcext:value-type="string">
            <text:p>78,</text:p>
          </table:table-cell>
          <table:table-cell table:style-name="ce19" table:formula="of:=ADDCOMMA([Blad1.AS88];0)" office:value-type="string" office:string-value="78," calcext:value-type="string">
            <text:p>78,</text:p>
          </table:table-cell>
          <table:table-cell table:style-name="ce19" table:formula="of:=ADDCOMMA([Blad1.AT88];0)" office:value-type="string" office:string-value="78," calcext:value-type="string">
            <text:p>78,</text:p>
          </table:table-cell>
          <table:table-cell table:style-name="ce19" table:formula="of:=ADDCOMMA([Blad1.AU88];0)" office:value-type="string" office:string-value="78," calcext:value-type="string">
            <text:p>78,</text:p>
          </table:table-cell>
          <table:table-cell table:style-name="ce19" table:formula="of:=ADDCOMMA([Blad1.AV88];0)" office:value-type="string" office:string-value="78," calcext:value-type="string">
            <text:p>78,</text:p>
          </table:table-cell>
          <table:table-cell/>
        </table:table-row>
        <table:table-row table:style-name="ro4">
          <table:table-cell table:style-name="ce19" table:formula="of:=ADDCOMMA([Blad1.AC89];0)" office:value-type="string" office:string-value="78," calcext:value-type="string">
            <text:p>78,</text:p>
          </table:table-cell>
          <table:table-cell table:style-name="ce19" table:formula="of:=ADDCOMMA([Blad1.AD89];0)" office:value-type="string" office:string-value="78," calcext:value-type="string">
            <text:p>78,</text:p>
          </table:table-cell>
          <table:table-cell table:style-name="ce19" table:formula="of:=ADDCOMMA([Blad1.AE89];0)" office:value-type="string" office:string-value="77," calcext:value-type="string">
            <text:p>77,</text:p>
          </table:table-cell>
          <table:table-cell table:style-name="ce19" table:formula="of:=ADDCOMMA([Blad1.AF89];0)" office:value-type="string" office:string-value="77," calcext:value-type="string">
            <text:p>77,</text:p>
          </table:table-cell>
          <table:table-cell table:style-name="ce19" table:formula="of:=ADDCOMMA([Blad1.AG89];0)" office:value-type="string" office:string-value="77," calcext:value-type="string">
            <text:p>77,</text:p>
          </table:table-cell>
          <table:table-cell table:style-name="ce19" table:formula="of:=ADDCOMMA([Blad1.AH89];0)" office:value-type="string" office:string-value="77," calcext:value-type="string">
            <text:p>77,</text:p>
          </table:table-cell>
          <table:table-cell table:style-name="ce19" table:formula="of:=ADDCOMMA([Blad1.AI89];0)" office:value-type="string" office:string-value="77," calcext:value-type="string">
            <text:p>77,</text:p>
          </table:table-cell>
          <table:table-cell table:style-name="ce19" table:formula="of:=ADDCOMMA([Blad1.AJ89];0)" office:value-type="string" office:string-value="77," calcext:value-type="string">
            <text:p>77,</text:p>
          </table:table-cell>
          <table:table-cell table:style-name="ce19" table:formula="of:=ADDCOMMA([Blad1.AK89];0)" office:value-type="string" office:string-value="77," calcext:value-type="string">
            <text:p>77,</text:p>
          </table:table-cell>
          <table:table-cell table:style-name="ce19" table:formula="of:=ADDCOMMA([Blad1.AL89];0)" office:value-type="string" office:string-value="76," calcext:value-type="string">
            <text:p>76,</text:p>
          </table:table-cell>
          <table:table-cell table:style-name="ce19" table:formula="of:=ADDCOMMA([Blad1.AM89];0)" office:value-type="string" office:string-value="76," calcext:value-type="string">
            <text:p>76,</text:p>
          </table:table-cell>
          <table:table-cell table:style-name="ce19" table:formula="of:=ADDCOMMA([Blad1.AN89];0)" office:value-type="string" office:string-value="76," calcext:value-type="string">
            <text:p>76,</text:p>
          </table:table-cell>
          <table:table-cell table:style-name="ce19" table:formula="of:=ADDCOMMA([Blad1.AO89];0)" office:value-type="string" office:string-value="76," calcext:value-type="string">
            <text:p>76,</text:p>
          </table:table-cell>
          <table:table-cell table:style-name="ce19" table:formula="of:=ADDCOMMA([Blad1.AP89];0)" office:value-type="string" office:string-value="76," calcext:value-type="string">
            <text:p>76,</text:p>
          </table:table-cell>
          <table:table-cell table:style-name="ce19" table:formula="of:=ADDCOMMA([Blad1.AQ89];0)" office:value-type="string" office:string-value="76," calcext:value-type="string">
            <text:p>76,</text:p>
          </table:table-cell>
          <table:table-cell table:style-name="ce19" table:formula="of:=ADDCOMMA([Blad1.AR89];0)" office:value-type="string" office:string-value="76," calcext:value-type="string">
            <text:p>76,</text:p>
          </table:table-cell>
          <table:table-cell table:style-name="ce19" table:formula="of:=ADDCOMMA([Blad1.AS89];0)" office:value-type="string" office:string-value="75," calcext:value-type="string">
            <text:p>75,</text:p>
          </table:table-cell>
          <table:table-cell table:style-name="ce19" table:formula="of:=ADDCOMMA([Blad1.AT89];0)" office:value-type="string" office:string-value="75," calcext:value-type="string">
            <text:p>75,</text:p>
          </table:table-cell>
          <table:table-cell table:style-name="ce19" table:formula="of:=ADDCOMMA([Blad1.AU89];0)" office:value-type="string" office:string-value="75," calcext:value-type="string">
            <text:p>75,</text:p>
          </table:table-cell>
          <table:table-cell table:style-name="ce19" table:formula="of:=ADDCOMMA([Blad1.AV89];0)" office:value-type="string" office:string-value="75," calcext:value-type="string">
            <text:p>75,</text:p>
          </table:table-cell>
          <table:table-cell/>
        </table:table-row>
        <table:table-row table:style-name="ro4">
          <table:table-cell table:style-name="ce19" table:formula="of:=ADDCOMMA([Blad1.AC90];0)" office:value-type="string" office:string-value="75," calcext:value-type="string">
            <text:p>75,</text:p>
          </table:table-cell>
          <table:table-cell table:style-name="ce19" table:formula="of:=ADDCOMMA([Blad1.AD90];0)" office:value-type="string" office:string-value="74," calcext:value-type="string">
            <text:p>74,</text:p>
          </table:table-cell>
          <table:table-cell table:style-name="ce19" table:formula="of:=ADDCOMMA([Blad1.AE90];0)" office:value-type="string" office:string-value="74," calcext:value-type="string">
            <text:p>74,</text:p>
          </table:table-cell>
          <table:table-cell table:style-name="ce19" table:formula="of:=ADDCOMMA([Blad1.AF90];0)" office:value-type="string" office:string-value="74," calcext:value-type="string">
            <text:p>74,</text:p>
          </table:table-cell>
          <table:table-cell table:style-name="ce19" table:formula="of:=ADDCOMMA([Blad1.AG90];0)" office:value-type="string" office:string-value="74," calcext:value-type="string">
            <text:p>74,</text:p>
          </table:table-cell>
          <table:table-cell table:style-name="ce19" table:formula="of:=ADDCOMMA([Blad1.AH90];0)" office:value-type="string" office:string-value="74," calcext:value-type="string">
            <text:p>74,</text:p>
          </table:table-cell>
          <table:table-cell table:style-name="ce19" table:formula="of:=ADDCOMMA([Blad1.AI90];0)" office:value-type="string" office:string-value="73," calcext:value-type="string">
            <text:p>73,</text:p>
          </table:table-cell>
          <table:table-cell table:style-name="ce19" table:formula="of:=ADDCOMMA([Blad1.AJ90];0)" office:value-type="string" office:string-value="73," calcext:value-type="string">
            <text:p>73,</text:p>
          </table:table-cell>
          <table:table-cell table:style-name="ce19" table:formula="of:=ADDCOMMA([Blad1.AK90];0)" office:value-type="string" office:string-value="73," calcext:value-type="string">
            <text:p>73,</text:p>
          </table:table-cell>
          <table:table-cell table:style-name="ce19" table:formula="of:=ADDCOMMA([Blad1.AL90];0)" office:value-type="string" office:string-value="73," calcext:value-type="string">
            <text:p>73,</text:p>
          </table:table-cell>
          <table:table-cell table:style-name="ce19" table:formula="of:=ADDCOMMA([Blad1.AM90];0)" office:value-type="string" office:string-value="72," calcext:value-type="string">
            <text:p>72,</text:p>
          </table:table-cell>
          <table:table-cell table:style-name="ce19" table:formula="of:=ADDCOMMA([Blad1.AN90];0)" office:value-type="string" office:string-value="72," calcext:value-type="string">
            <text:p>72,</text:p>
          </table:table-cell>
          <table:table-cell table:style-name="ce19" table:formula="of:=ADDCOMMA([Blad1.AO90];0)" office:value-type="string" office:string-value="72," calcext:value-type="string">
            <text:p>72,</text:p>
          </table:table-cell>
          <table:table-cell table:style-name="ce19" table:formula="of:=ADDCOMMA([Blad1.AP90];0)" office:value-type="string" office:string-value="72," calcext:value-type="string">
            <text:p>72,</text:p>
          </table:table-cell>
          <table:table-cell table:style-name="ce19" table:formula="of:=ADDCOMMA([Blad1.AQ90];0)" office:value-type="string" office:string-value="72," calcext:value-type="string">
            <text:p>72,</text:p>
          </table:table-cell>
          <table:table-cell table:style-name="ce19" table:formula="of:=ADDCOMMA([Blad1.AR90];0)" office:value-type="string" office:string-value="71," calcext:value-type="string">
            <text:p>71,</text:p>
          </table:table-cell>
          <table:table-cell table:style-name="ce19" table:formula="of:=ADDCOMMA([Blad1.AS90];0)" office:value-type="string" office:string-value="71," calcext:value-type="string">
            <text:p>71,</text:p>
          </table:table-cell>
          <table:table-cell table:style-name="ce19" table:formula="of:=ADDCOMMA([Blad1.AT90];0)" office:value-type="string" office:string-value="71," calcext:value-type="string">
            <text:p>71,</text:p>
          </table:table-cell>
          <table:table-cell table:style-name="ce19" table:formula="of:=ADDCOMMA([Blad1.AU90];0)" office:value-type="string" office:string-value="71," calcext:value-type="string">
            <text:p>71,</text:p>
          </table:table-cell>
          <table:table-cell table:style-name="ce19" table:formula="of:=ADDCOMMA([Blad1.AV90];0)" office:value-type="string" office:string-value="70," calcext:value-type="string">
            <text:p>70,</text:p>
          </table:table-cell>
          <table:table-cell/>
        </table:table-row>
        <table:table-row table:style-name="ro4">
          <table:table-cell table:style-name="ce19" table:formula="of:=ADDCOMMA([Blad1.AC91];0)" office:value-type="string" office:string-value="70," calcext:value-type="string">
            <text:p>70,</text:p>
          </table:table-cell>
          <table:table-cell table:style-name="ce19" table:formula="of:=ADDCOMMA([Blad1.AD91];0)" office:value-type="string" office:string-value="70," calcext:value-type="string">
            <text:p>70,</text:p>
          </table:table-cell>
          <table:table-cell table:style-name="ce19" table:formula="of:=ADDCOMMA([Blad1.AE91];0)" office:value-type="string" office:string-value="70," calcext:value-type="string">
            <text:p>70,</text:p>
          </table:table-cell>
          <table:table-cell table:style-name="ce19" table:formula="of:=ADDCOMMA([Blad1.AF91];0)" office:value-type="string" office:string-value="70," calcext:value-type="string">
            <text:p>70,</text:p>
          </table:table-cell>
          <table:table-cell table:style-name="ce19" table:formula="of:=ADDCOMMA([Blad1.AG91];0)" office:value-type="string" office:string-value="69," calcext:value-type="string">
            <text:p>69,</text:p>
          </table:table-cell>
          <table:table-cell table:style-name="ce19" table:formula="of:=ADDCOMMA([Blad1.AH91];0)" office:value-type="string" office:string-value="69," calcext:value-type="string">
            <text:p>69,</text:p>
          </table:table-cell>
          <table:table-cell table:style-name="ce19" table:formula="of:=ADDCOMMA([Blad1.AI91];0)" office:value-type="string" office:string-value="69," calcext:value-type="string">
            <text:p>69,</text:p>
          </table:table-cell>
          <table:table-cell table:style-name="ce19" table:formula="of:=ADDCOMMA([Blad1.AJ91];0)" office:value-type="string" office:string-value="69," calcext:value-type="string">
            <text:p>69,</text:p>
          </table:table-cell>
          <table:table-cell table:style-name="ce19" table:formula="of:=ADDCOMMA([Blad1.AK91];0)" office:value-type="string" office:string-value="69," calcext:value-type="string">
            <text:p>69,</text:p>
          </table:table-cell>
          <table:table-cell table:style-name="ce19" table:formula="of:=ADDCOMMA([Blad1.AL91];0)" office:value-type="string" office:string-value="68," calcext:value-type="string">
            <text:p>68,</text:p>
          </table:table-cell>
          <table:table-cell table:style-name="ce19" table:formula="of:=ADDCOMMA([Blad1.AM91];0)" office:value-type="string" office:string-value="68," calcext:value-type="string">
            <text:p>68,</text:p>
          </table:table-cell>
          <table:table-cell table:style-name="ce19" table:formula="of:=ADDCOMMA([Blad1.AN91];0)" office:value-type="string" office:string-value="68," calcext:value-type="string">
            <text:p>68,</text:p>
          </table:table-cell>
          <table:table-cell table:style-name="ce19" table:formula="of:=ADDCOMMA([Blad1.AO91];0)" office:value-type="string" office:string-value="68," calcext:value-type="string">
            <text:p>68,</text:p>
          </table:table-cell>
          <table:table-cell table:style-name="ce19" table:formula="of:=ADDCOMMA([Blad1.AP91];0)" office:value-type="string" office:string-value="68," calcext:value-type="string">
            <text:p>68,</text:p>
          </table:table-cell>
          <table:table-cell table:style-name="ce19" table:formula="of:=ADDCOMMA([Blad1.AQ91];0)" office:value-type="string" office:string-value="67," calcext:value-type="string">
            <text:p>67,</text:p>
          </table:table-cell>
          <table:table-cell table:style-name="ce19" table:formula="of:=ADDCOMMA([Blad1.AR91];0)" office:value-type="string" office:string-value="67," calcext:value-type="string">
            <text:p>67,</text:p>
          </table:table-cell>
          <table:table-cell table:style-name="ce19" table:formula="of:=ADDCOMMA([Blad1.AS91];0)" office:value-type="string" office:string-value="67," calcext:value-type="string">
            <text:p>67,</text:p>
          </table:table-cell>
          <table:table-cell table:style-name="ce19" table:formula="of:=ADDCOMMA([Blad1.AT91];0)" office:value-type="string" office:string-value="67," calcext:value-type="string">
            <text:p>67,</text:p>
          </table:table-cell>
          <table:table-cell table:style-name="ce19" table:formula="of:=ADDCOMMA([Blad1.AU91];0)" office:value-type="string" office:string-value="67," calcext:value-type="string">
            <text:p>67,</text:p>
          </table:table-cell>
          <table:table-cell table:style-name="ce19" table:formula="of:=ADDCOMMA([Blad1.AV91];0)" office:value-type="string" office:string-value="67," calcext:value-type="string">
            <text:p>67,</text:p>
          </table:table-cell>
          <table:table-cell/>
        </table:table-row>
        <table:table-row table:style-name="ro4">
          <table:table-cell table:style-name="ce19" table:formula="of:=ADDCOMMA([Blad1.AC92];0)" office:value-type="string" office:string-value="66," calcext:value-type="string">
            <text:p>66,</text:p>
          </table:table-cell>
          <table:table-cell table:style-name="ce19" table:formula="of:=ADDCOMMA([Blad1.AD92];0)" office:value-type="string" office:string-value="66," calcext:value-type="string">
            <text:p>66,</text:p>
          </table:table-cell>
          <table:table-cell table:style-name="ce19" table:formula="of:=ADDCOMMA([Blad1.AE92];0)" office:value-type="string" office:string-value="66," calcext:value-type="string">
            <text:p>66,</text:p>
          </table:table-cell>
          <table:table-cell table:style-name="ce19" table:formula="of:=ADDCOMMA([Blad1.AF92];0)" office:value-type="string" office:string-value="66," calcext:value-type="string">
            <text:p>66,</text:p>
          </table:table-cell>
          <table:table-cell table:style-name="ce19" table:formula="of:=ADDCOMMA([Blad1.AG92];0)" office:value-type="string" office:string-value="66," calcext:value-type="string">
            <text:p>66,</text:p>
          </table:table-cell>
          <table:table-cell table:style-name="ce19" table:formula="of:=ADDCOMMA([Blad1.AH92];0)" office:value-type="string" office:string-value="66," calcext:value-type="string">
            <text:p>66,</text:p>
          </table:table-cell>
          <table:table-cell table:style-name="ce19" table:formula="of:=ADDCOMMA([Blad1.AI92];0)" office:value-type="string" office:string-value="65," calcext:value-type="string">
            <text:p>65,</text:p>
          </table:table-cell>
          <table:table-cell table:style-name="ce19" table:formula="of:=ADDCOMMA([Blad1.AJ92];0)" office:value-type="string" office:string-value="65," calcext:value-type="string">
            <text:p>65,</text:p>
          </table:table-cell>
          <table:table-cell table:style-name="ce19" table:formula="of:=ADDCOMMA([Blad1.AK92];0)" office:value-type="string" office:string-value="65," calcext:value-type="string">
            <text:p>65,</text:p>
          </table:table-cell>
          <table:table-cell table:style-name="ce19" table:formula="of:=ADDCOMMA([Blad1.AL92];0)" office:value-type="string" office:string-value="65," calcext:value-type="string">
            <text:p>65,</text:p>
          </table:table-cell>
          <table:table-cell table:style-name="ce19" table:formula="of:=ADDCOMMA([Blad1.AM92];0)" office:value-type="string" office:string-value="65," calcext:value-type="string">
            <text:p>65,</text:p>
          </table:table-cell>
          <table:table-cell table:style-name="ce19" table:formula="of:=ADDCOMMA([Blad1.AN92];0)" office:value-type="string" office:string-value="65," calcext:value-type="string">
            <text:p>65,</text:p>
          </table:table-cell>
          <table:table-cell table:style-name="ce19" table:formula="of:=ADDCOMMA([Blad1.AO92];0)" office:value-type="string" office:string-value="64," calcext:value-type="string">
            <text:p>64,</text:p>
          </table:table-cell>
          <table:table-cell table:style-name="ce19" table:formula="of:=ADDCOMMA([Blad1.AP92];0)" office:value-type="string" office:string-value="64," calcext:value-type="string">
            <text:p>64,</text:p>
          </table:table-cell>
          <table:table-cell table:style-name="ce19" table:formula="of:=ADDCOMMA([Blad1.AQ92];0)" office:value-type="string" office:string-value="64," calcext:value-type="string">
            <text:p>64,</text:p>
          </table:table-cell>
          <table:table-cell table:style-name="ce19" table:formula="of:=ADDCOMMA([Blad1.AR92];0)" office:value-type="string" office:string-value="64," calcext:value-type="string">
            <text:p>64,</text:p>
          </table:table-cell>
          <table:table-cell table:style-name="ce19" table:formula="of:=ADDCOMMA([Blad1.AS92];0)" office:value-type="string" office:string-value="64," calcext:value-type="string">
            <text:p>64,</text:p>
          </table:table-cell>
          <table:table-cell table:style-name="ce19" table:formula="of:=ADDCOMMA([Blad1.AT92];0)" office:value-type="string" office:string-value="64," calcext:value-type="string">
            <text:p>64,</text:p>
          </table:table-cell>
          <table:table-cell table:style-name="ce19" table:formula="of:=ADDCOMMA([Blad1.AU92];0)" office:value-type="string" office:string-value="63," calcext:value-type="string">
            <text:p>63,</text:p>
          </table:table-cell>
          <table:table-cell table:style-name="ce19" table:formula="of:=ADDCOMMA([Blad1.AV92];0)" office:value-type="string" office:string-value="63," calcext:value-type="string">
            <text:p>63,</text:p>
          </table:table-cell>
          <table:table-cell/>
        </table:table-row>
        <table:table-row table:style-name="ro4">
          <table:table-cell table:style-name="ce19" table:formula="of:=ADDCOMMA([Blad1.AC93];0)" office:value-type="string" office:string-value="63," calcext:value-type="string">
            <text:p>63,</text:p>
          </table:table-cell>
          <table:table-cell table:style-name="ce19" table:formula="of:=ADDCOMMA([Blad1.AD93];0)" office:value-type="string" office:string-value="63," calcext:value-type="string">
            <text:p>63,</text:p>
          </table:table-cell>
          <table:table-cell table:style-name="ce19" table:formula="of:=ADDCOMMA([Blad1.AE93];0)" office:value-type="string" office:string-value="63," calcext:value-type="string">
            <text:p>63,</text:p>
          </table:table-cell>
          <table:table-cell table:style-name="ce19" table:formula="of:=ADDCOMMA([Blad1.AF93];0)" office:value-type="string" office:string-value="63," calcext:value-type="string">
            <text:p>63,</text:p>
          </table:table-cell>
          <table:table-cell table:style-name="ce19" table:formula="of:=ADDCOMMA([Blad1.AG93];0)" office:value-type="string" office:string-value="63," calcext:value-type="string">
            <text:p>63,</text:p>
          </table:table-cell>
          <table:table-cell table:style-name="ce19" table:formula="of:=ADDCOMMA([Blad1.AH93];0)" office:value-type="string" office:string-value="62," calcext:value-type="string">
            <text:p>62,</text:p>
          </table:table-cell>
          <table:table-cell table:style-name="ce19" table:formula="of:=ADDCOMMA([Blad1.AI93];0)" office:value-type="string" office:string-value="62," calcext:value-type="string">
            <text:p>62,</text:p>
          </table:table-cell>
          <table:table-cell table:style-name="ce19" table:formula="of:=ADDCOMMA([Blad1.AJ93];0)" office:value-type="string" office:string-value="62," calcext:value-type="string">
            <text:p>62,</text:p>
          </table:table-cell>
          <table:table-cell table:style-name="ce19" table:formula="of:=ADDCOMMA([Blad1.AK93];0)" office:value-type="string" office:string-value="62," calcext:value-type="string">
            <text:p>62,</text:p>
          </table:table-cell>
          <table:table-cell table:style-name="ce19" table:formula="of:=ADDCOMMA([Blad1.AL93];0)" office:value-type="string" office:string-value="62," calcext:value-type="string">
            <text:p>62,</text:p>
          </table:table-cell>
          <table:table-cell table:style-name="ce19" table:formula="of:=ADDCOMMA([Blad1.AM93];0)" office:value-type="string" office:string-value="62," calcext:value-type="string">
            <text:p>62,</text:p>
          </table:table-cell>
          <table:table-cell table:style-name="ce19" table:formula="of:=ADDCOMMA([Blad1.AN93];0)" office:value-type="string" office:string-value="62," calcext:value-type="string">
            <text:p>62,</text:p>
          </table:table-cell>
          <table:table-cell table:style-name="ce19" table:formula="of:=ADDCOMMA([Blad1.AO93];0)" office:value-type="string" office:string-value="61," calcext:value-type="string">
            <text:p>61,</text:p>
          </table:table-cell>
          <table:table-cell table:style-name="ce19" table:formula="of:=ADDCOMMA([Blad1.AP93];0)" office:value-type="string" office:string-value="61," calcext:value-type="string">
            <text:p>61,</text:p>
          </table:table-cell>
          <table:table-cell table:style-name="ce19" table:formula="of:=ADDCOMMA([Blad1.AQ93];0)" office:value-type="string" office:string-value="61," calcext:value-type="string">
            <text:p>61,</text:p>
          </table:table-cell>
          <table:table-cell table:style-name="ce19" table:formula="of:=ADDCOMMA([Blad1.AR93];0)" office:value-type="string" office:string-value="61," calcext:value-type="string">
            <text:p>61,</text:p>
          </table:table-cell>
          <table:table-cell table:style-name="ce19" table:formula="of:=ADDCOMMA([Blad1.AS93];0)" office:value-type="string" office:string-value="61," calcext:value-type="string">
            <text:p>61,</text:p>
          </table:table-cell>
          <table:table-cell table:style-name="ce19" table:formula="of:=ADDCOMMA([Blad1.AT93];0)" office:value-type="string" office:string-value="61," calcext:value-type="string">
            <text:p>61,</text:p>
          </table:table-cell>
          <table:table-cell table:style-name="ce19" table:formula="of:=ADDCOMMA([Blad1.AU93];0)" office:value-type="string" office:string-value="61," calcext:value-type="string">
            <text:p>61,</text:p>
          </table:table-cell>
          <table:table-cell table:style-name="ce19" table:formula="of:=ADDCOMMA([Blad1.AV93];0)" office:value-type="string" office:string-value="60," calcext:value-type="string">
            <text:p>60,</text:p>
          </table:table-cell>
          <table:table-cell/>
        </table:table-row>
        <table:table-row table:style-name="ro4">
          <table:table-cell table:style-name="ce19" table:formula="of:=ADDCOMMA([Blad1.AC94];0)" office:value-type="string" office:string-value="60," calcext:value-type="string">
            <text:p>60,</text:p>
          </table:table-cell>
          <table:table-cell table:style-name="ce19" table:formula="of:=ADDCOMMA([Blad1.AD94];0)" office:value-type="string" office:string-value="60," calcext:value-type="string">
            <text:p>60,</text:p>
          </table:table-cell>
          <table:table-cell table:style-name="ce19" table:formula="of:=ADDCOMMA([Blad1.AE94];0)" office:value-type="string" office:string-value="60," calcext:value-type="string">
            <text:p>60,</text:p>
          </table:table-cell>
          <table:table-cell table:style-name="ce19" table:formula="of:=ADDCOMMA([Blad1.AF94];0)" office:value-type="string" office:string-value="60," calcext:value-type="string">
            <text:p>60,</text:p>
          </table:table-cell>
          <table:table-cell table:style-name="ce19" table:formula="of:=ADDCOMMA([Blad1.AG94];0)" office:value-type="string" office:string-value="60," calcext:value-type="string">
            <text:p>60,</text:p>
          </table:table-cell>
          <table:table-cell table:style-name="ce19" table:formula="of:=ADDCOMMA([Blad1.AH94];0)" office:value-type="string" office:string-value="59," calcext:value-type="string">
            <text:p>59,</text:p>
          </table:table-cell>
          <table:table-cell table:style-name="ce19" table:formula="of:=ADDCOMMA([Blad1.AI94];0)" office:value-type="string" office:string-value="59," calcext:value-type="string">
            <text:p>59,</text:p>
          </table:table-cell>
          <table:table-cell table:style-name="ce19" table:formula="of:=ADDCOMMA([Blad1.AJ94];0)" office:value-type="string" office:string-value="59," calcext:value-type="string">
            <text:p>59,</text:p>
          </table:table-cell>
          <table:table-cell table:style-name="ce19" table:formula="of:=ADDCOMMA([Blad1.AK94];0)" office:value-type="string" office:string-value="59," calcext:value-type="string">
            <text:p>59,</text:p>
          </table:table-cell>
          <table:table-cell table:style-name="ce19" table:formula="of:=ADDCOMMA([Blad1.AL94];0)" office:value-type="string" office:string-value="59," calcext:value-type="string">
            <text:p>59,</text:p>
          </table:table-cell>
          <table:table-cell table:style-name="ce19" table:formula="of:=ADDCOMMA([Blad1.AM94];0)" office:value-type="string" office:string-value="59," calcext:value-type="string">
            <text:p>59,</text:p>
          </table:table-cell>
          <table:table-cell table:style-name="ce19" table:formula="of:=ADDCOMMA([Blad1.AN94];0)" office:value-type="string" office:string-value="59," calcext:value-type="string">
            <text:p>59,</text:p>
          </table:table-cell>
          <table:table-cell table:style-name="ce19" table:formula="of:=ADDCOMMA([Blad1.AO94];0)" office:value-type="string" office:string-value="58," calcext:value-type="string">
            <text:p>58,</text:p>
          </table:table-cell>
          <table:table-cell table:style-name="ce19" table:formula="of:=ADDCOMMA([Blad1.AP94];0)" office:value-type="string" office:string-value="58," calcext:value-type="string">
            <text:p>58,</text:p>
          </table:table-cell>
          <table:table-cell table:style-name="ce19" table:formula="of:=ADDCOMMA([Blad1.AQ94];0)" office:value-type="string" office:string-value="58," calcext:value-type="string">
            <text:p>58,</text:p>
          </table:table-cell>
          <table:table-cell table:style-name="ce19" table:formula="of:=ADDCOMMA([Blad1.AR94];0)" office:value-type="string" office:string-value="58," calcext:value-type="string">
            <text:p>58,</text:p>
          </table:table-cell>
          <table:table-cell table:style-name="ce19" table:formula="of:=ADDCOMMA([Blad1.AS94];0)" office:value-type="string" office:string-value="58," calcext:value-type="string">
            <text:p>58,</text:p>
          </table:table-cell>
          <table:table-cell table:style-name="ce19" table:formula="of:=ADDCOMMA([Blad1.AT94];0)" office:value-type="string" office:string-value="58," calcext:value-type="string">
            <text:p>58,</text:p>
          </table:table-cell>
          <table:table-cell table:style-name="ce19" table:formula="of:=ADDCOMMA([Blad1.AU94];0)" office:value-type="string" office:string-value="58," calcext:value-type="string">
            <text:p>58,</text:p>
          </table:table-cell>
          <table:table-cell table:style-name="ce19" table:formula="of:=ADDCOMMA([Blad1.AV94];0)" office:value-type="string" office:string-value="57," calcext:value-type="string">
            <text:p>57,</text:p>
          </table:table-cell>
          <table:table-cell/>
        </table:table-row>
        <table:table-row table:style-name="ro4">
          <table:table-cell table:style-name="ce19" table:formula="of:=ADDCOMMA([Blad1.AC95];0)" office:value-type="string" office:string-value="57," calcext:value-type="string">
            <text:p>57,</text:p>
          </table:table-cell>
          <table:table-cell table:style-name="ce19" table:formula="of:=ADDCOMMA([Blad1.AD95];0)" office:value-type="string" office:string-value="57," calcext:value-type="string">
            <text:p>57,</text:p>
          </table:table-cell>
          <table:table-cell table:style-name="ce19" table:formula="of:=ADDCOMMA([Blad1.AE95];0)" office:value-type="string" office:string-value="57," calcext:value-type="string">
            <text:p>57,</text:p>
          </table:table-cell>
          <table:table-cell table:style-name="ce19" table:formula="of:=ADDCOMMA([Blad1.AF95];0)" office:value-type="string" office:string-value="57," calcext:value-type="string">
            <text:p>57,</text:p>
          </table:table-cell>
          <table:table-cell table:style-name="ce19" table:formula="of:=ADDCOMMA([Blad1.AG95];0)" office:value-type="string" office:string-value="57," calcext:value-type="string">
            <text:p>57,</text:p>
          </table:table-cell>
          <table:table-cell table:style-name="ce19" table:formula="of:=ADDCOMMA([Blad1.AH95];0)" office:value-type="string" office:string-value="57," calcext:value-type="string">
            <text:p>57,</text:p>
          </table:table-cell>
          <table:table-cell table:style-name="ce19" table:formula="of:=ADDCOMMA([Blad1.AI95];0)" office:value-type="string" office:string-value="56," calcext:value-type="string">
            <text:p>56,</text:p>
          </table:table-cell>
          <table:table-cell table:style-name="ce19" table:formula="of:=ADDCOMMA([Blad1.AJ95];0)" office:value-type="string" office:string-value="56," calcext:value-type="string">
            <text:p>56,</text:p>
          </table:table-cell>
          <table:table-cell table:style-name="ce19" table:formula="of:=ADDCOMMA([Blad1.AK95];0)" office:value-type="string" office:string-value="56," calcext:value-type="string">
            <text:p>56,</text:p>
          </table:table-cell>
          <table:table-cell table:style-name="ce19" table:formula="of:=ADDCOMMA([Blad1.AL95];0)" office:value-type="string" office:string-value="56," calcext:value-type="string">
            <text:p>56,</text:p>
          </table:table-cell>
          <table:table-cell table:style-name="ce19" table:formula="of:=ADDCOMMA([Blad1.AM95];0)" office:value-type="string" office:string-value="56," calcext:value-type="string">
            <text:p>56,</text:p>
          </table:table-cell>
          <table:table-cell table:style-name="ce19" table:formula="of:=ADDCOMMA([Blad1.AN95];0)" office:value-type="string" office:string-value="55," calcext:value-type="string">
            <text:p>55,</text:p>
          </table:table-cell>
          <table:table-cell table:style-name="ce19" table:formula="of:=ADDCOMMA([Blad1.AO95];0)" office:value-type="string" office:string-value="55," calcext:value-type="string">
            <text:p>55,</text:p>
          </table:table-cell>
          <table:table-cell table:style-name="ce19" table:formula="of:=ADDCOMMA([Blad1.AP95];0)" office:value-type="string" office:string-value="55," calcext:value-type="string">
            <text:p>55,</text:p>
          </table:table-cell>
          <table:table-cell table:style-name="ce19" table:formula="of:=ADDCOMMA([Blad1.AQ95];0)" office:value-type="string" office:string-value="55," calcext:value-type="string">
            <text:p>55,</text:p>
          </table:table-cell>
          <table:table-cell table:style-name="ce19" table:formula="of:=ADDCOMMA([Blad1.AR95];0)" office:value-type="string" office:string-value="55," calcext:value-type="string">
            <text:p>55,</text:p>
          </table:table-cell>
          <table:table-cell table:style-name="ce19" table:formula="of:=ADDCOMMA([Blad1.AS95];0)" office:value-type="string" office:string-value="55," calcext:value-type="string">
            <text:p>55,</text:p>
          </table:table-cell>
          <table:table-cell table:style-name="ce19" table:formula="of:=ADDCOMMA([Blad1.AT95];0)" office:value-type="string" office:string-value="54," calcext:value-type="string">
            <text:p>54,</text:p>
          </table:table-cell>
          <table:table-cell table:style-name="ce19" table:formula="of:=ADDCOMMA([Blad1.AU95];0)" office:value-type="string" office:string-value="54," calcext:value-type="string">
            <text:p>54,</text:p>
          </table:table-cell>
          <table:table-cell table:style-name="ce19" table:formula="of:=ADDCOMMA([Blad1.AV95];0)" office:value-type="string" office:string-value="54," calcext:value-type="string">
            <text:p>54,</text:p>
          </table:table-cell>
          <table:table-cell/>
        </table:table-row>
        <table:table-row table:style-name="ro4">
          <table:table-cell table:style-name="ce19" table:formula="of:=ADDCOMMA([Blad1.AC96];0)" office:value-type="string" office:string-value="54," calcext:value-type="string">
            <text:p>54,</text:p>
          </table:table-cell>
          <table:table-cell table:style-name="ce19" table:formula="of:=ADDCOMMA([Blad1.AD96];0)" office:value-type="string" office:string-value="54," calcext:value-type="string">
            <text:p>54,</text:p>
          </table:table-cell>
          <table:table-cell table:style-name="ce19" table:formula="of:=ADDCOMMA([Blad1.AE96];0)" office:value-type="string" office:string-value="54," calcext:value-type="string">
            <text:p>54,</text:p>
          </table:table-cell>
          <table:table-cell table:style-name="ce19" table:formula="of:=ADDCOMMA([Blad1.AF96];0)" office:value-type="string" office:string-value="53," calcext:value-type="string">
            <text:p>53,</text:p>
          </table:table-cell>
          <table:table-cell table:style-name="ce19" table:formula="of:=ADDCOMMA([Blad1.AG96];0)" office:value-type="string" office:string-value="53," calcext:value-type="string">
            <text:p>53,</text:p>
          </table:table-cell>
          <table:table-cell table:style-name="ce19" table:formula="of:=ADDCOMMA([Blad1.AH96];0)" office:value-type="string" office:string-value="53," calcext:value-type="string">
            <text:p>53,</text:p>
          </table:table-cell>
          <table:table-cell table:style-name="ce19" table:formula="of:=ADDCOMMA([Blad1.AI96];0)" office:value-type="string" office:string-value="53," calcext:value-type="string">
            <text:p>53,</text:p>
          </table:table-cell>
          <table:table-cell table:style-name="ce19" table:formula="of:=ADDCOMMA([Blad1.AJ96];0)" office:value-type="string" office:string-value="53," calcext:value-type="string">
            <text:p>53,</text:p>
          </table:table-cell>
          <table:table-cell table:style-name="ce19" table:formula="of:=ADDCOMMA([Blad1.AK96];0)" office:value-type="string" office:string-value="53," calcext:value-type="string">
            <text:p>53,</text:p>
          </table:table-cell>
          <table:table-cell table:style-name="ce19" table:formula="of:=ADDCOMMA([Blad1.AL96];0)" office:value-type="string" office:string-value="52," calcext:value-type="string">
            <text:p>52,</text:p>
          </table:table-cell>
          <table:table-cell table:style-name="ce19" table:formula="of:=ADDCOMMA([Blad1.AM96];0)" office:value-type="string" office:string-value="52," calcext:value-type="string">
            <text:p>52,</text:p>
          </table:table-cell>
          <table:table-cell table:style-name="ce19" table:formula="of:=ADDCOMMA([Blad1.AN96];0)" office:value-type="string" office:string-value="52," calcext:value-type="string">
            <text:p>52,</text:p>
          </table:table-cell>
          <table:table-cell table:style-name="ce19" table:formula="of:=ADDCOMMA([Blad1.AO96];0)" office:value-type="string" office:string-value="52," calcext:value-type="string">
            <text:p>52,</text:p>
          </table:table-cell>
          <table:table-cell table:style-name="ce19" table:formula="of:=ADDCOMMA([Blad1.AP96];0)" office:value-type="string" office:string-value="52," calcext:value-type="string">
            <text:p>52,</text:p>
          </table:table-cell>
          <table:table-cell table:style-name="ce19" table:formula="of:=ADDCOMMA([Blad1.AQ96];0)" office:value-type="string" office:string-value="52," calcext:value-type="string">
            <text:p>52,</text:p>
          </table:table-cell>
          <table:table-cell table:style-name="ce19" table:formula="of:=ADDCOMMA([Blad1.AR96];0)" office:value-type="string" office:string-value="51," calcext:value-type="string">
            <text:p>51,</text:p>
          </table:table-cell>
          <table:table-cell table:style-name="ce19" table:formula="of:=ADDCOMMA([Blad1.AS96];0)" office:value-type="string" office:string-value="51," calcext:value-type="string">
            <text:p>51,</text:p>
          </table:table-cell>
          <table:table-cell table:style-name="ce19" table:formula="of:=ADDCOMMA([Blad1.AT96];0)" office:value-type="string" office:string-value="51," calcext:value-type="string">
            <text:p>51,</text:p>
          </table:table-cell>
          <table:table-cell table:style-name="ce19" table:formula="of:=ADDCOMMA([Blad1.AU96];0)" office:value-type="string" office:string-value="51," calcext:value-type="string">
            <text:p>51,</text:p>
          </table:table-cell>
          <table:table-cell table:style-name="ce19" table:formula="of:=ADDCOMMA([Blad1.AV96];0)" office:value-type="string" office:string-value="51," calcext:value-type="string">
            <text:p>51,</text:p>
          </table:table-cell>
          <table:table-cell/>
        </table:table-row>
        <table:table-row table:style-name="ro4">
          <table:table-cell table:style-name="ce19" table:formula="of:=ADDCOMMA([Blad1.AC97];0)" office:value-type="string" office:string-value="51," calcext:value-type="string">
            <text:p>51,</text:p>
          </table:table-cell>
          <table:table-cell table:style-name="ce19" table:formula="of:=ADDCOMMA([Blad1.AD97];0)" office:value-type="string" office:string-value="50," calcext:value-type="string">
            <text:p>50,</text:p>
          </table:table-cell>
          <table:table-cell table:style-name="ce19" table:formula="of:=ADDCOMMA([Blad1.AE97];0)" office:value-type="string" office:string-value="50," calcext:value-type="string">
            <text:p>50,</text:p>
          </table:table-cell>
          <table:table-cell table:style-name="ce19" table:formula="of:=ADDCOMMA([Blad1.AF97];0)" office:value-type="string" office:string-value="50," calcext:value-type="string">
            <text:p>50,</text:p>
          </table:table-cell>
          <table:table-cell table:style-name="ce19" table:formula="of:=ADDCOMMA([Blad1.AG97];0)" office:value-type="string" office:string-value="50," calcext:value-type="string">
            <text:p>50,</text:p>
          </table:table-cell>
          <table:table-cell table:style-name="ce19" table:formula="of:=ADDCOMMA([Blad1.AH97];0)" office:value-type="string" office:string-value="50," calcext:value-type="string">
            <text:p>50,</text:p>
          </table:table-cell>
          <table:table-cell table:style-name="ce19" table:formula="of:=ADDCOMMA([Blad1.AI97];0)" office:value-type="string" office:string-value="50," calcext:value-type="string">
            <text:p>50,</text:p>
          </table:table-cell>
          <table:table-cell table:style-name="ce19" table:formula="of:=ADDCOMMA([Blad1.AJ97];0)" office:value-type="string" office:string-value="50," calcext:value-type="string">
            <text:p>50,</text:p>
          </table:table-cell>
          <table:table-cell table:style-name="ce19" table:formula="of:=ADDCOMMA([Blad1.AK97];0)" office:value-type="string" office:string-value="49," calcext:value-type="string">
            <text:p>49,</text:p>
          </table:table-cell>
          <table:table-cell table:style-name="ce19" table:formula="of:=ADDCOMMA([Blad1.AL97];0)" office:value-type="string" office:string-value="49," calcext:value-type="string">
            <text:p>49,</text:p>
          </table:table-cell>
          <table:table-cell table:style-name="ce19" table:formula="of:=ADDCOMMA([Blad1.AM97];0)" office:value-type="string" office:string-value="49," calcext:value-type="string">
            <text:p>49,</text:p>
          </table:table-cell>
          <table:table-cell table:style-name="ce19" table:formula="of:=ADDCOMMA([Blad1.AN97];0)" office:value-type="string" office:string-value="49," calcext:value-type="string">
            <text:p>49,</text:p>
          </table:table-cell>
          <table:table-cell table:style-name="ce19" table:formula="of:=ADDCOMMA([Blad1.AO97];0)" office:value-type="string" office:string-value="49," calcext:value-type="string">
            <text:p>49,</text:p>
          </table:table-cell>
          <table:table-cell table:style-name="ce19" table:formula="of:=ADDCOMMA([Blad1.AP97];0)" office:value-type="string" office:string-value="49," calcext:value-type="string">
            <text:p>49,</text:p>
          </table:table-cell>
          <table:table-cell table:style-name="ce19" table:formula="of:=ADDCOMMA([Blad1.AQ97];0)" office:value-type="string" office:string-value="49," calcext:value-type="string">
            <text:p>49,</text:p>
          </table:table-cell>
          <table:table-cell table:style-name="ce19" table:formula="of:=ADDCOMMA([Blad1.AR97];0)" office:value-type="string" office:string-value="49," calcext:value-type="string">
            <text:p>49,</text:p>
          </table:table-cell>
          <table:table-cell table:style-name="ce19" table:formula="of:=ADDCOMMA([Blad1.AS97];0)" office:value-type="string" office:string-value="48," calcext:value-type="string">
            <text:p>48,</text:p>
          </table:table-cell>
          <table:table-cell table:style-name="ce19" table:formula="of:=ADDCOMMA([Blad1.AT97];0)" office:value-type="string" office:string-value="48," calcext:value-type="string">
            <text:p>48,</text:p>
          </table:table-cell>
          <table:table-cell table:style-name="ce19" table:formula="of:=ADDCOMMA([Blad1.AU97];0)" office:value-type="string" office:string-value="48," calcext:value-type="string">
            <text:p>48,</text:p>
          </table:table-cell>
          <table:table-cell table:style-name="ce19" table:formula="of:=ADDCOMMA([Blad1.AV97];0)" office:value-type="string" office:string-value="48," calcext:value-type="string">
            <text:p>48,</text:p>
          </table:table-cell>
          <table:table-cell/>
        </table:table-row>
        <table:table-row table:style-name="ro4">
          <table:table-cell table:style-name="ce19" table:formula="of:=ADDCOMMA([Blad1.AC98];0)" office:value-type="string" office:string-value="48," calcext:value-type="string">
            <text:p>48,</text:p>
          </table:table-cell>
          <table:table-cell table:style-name="ce19" table:formula="of:=ADDCOMMA([Blad1.AD98];0)" office:value-type="string" office:string-value="48," calcext:value-type="string">
            <text:p>48,</text:p>
          </table:table-cell>
          <table:table-cell table:style-name="ce19" table:formula="of:=ADDCOMMA([Blad1.AE98];0)" office:value-type="string" office:string-value="48," calcext:value-type="string">
            <text:p>48,</text:p>
          </table:table-cell>
          <table:table-cell table:style-name="ce19" table:formula="of:=ADDCOMMA([Blad1.AF98];0)" office:value-type="string" office:string-value="48," calcext:value-type="string">
            <text:p>48,</text:p>
          </table:table-cell>
          <table:table-cell table:style-name="ce19" table:formula="of:=ADDCOMMA([Blad1.AG98];0)" office:value-type="string" office:string-value="48," calcext:value-type="string">
            <text:p>48,</text:p>
          </table:table-cell>
          <table:table-cell table:style-name="ce19" table:formula="of:=ADDCOMMA([Blad1.AH98];0)" office:value-type="string" office:string-value="47," calcext:value-type="string">
            <text:p>47,</text:p>
          </table:table-cell>
          <table:table-cell table:style-name="ce19" table:formula="of:=ADDCOMMA([Blad1.AI98];0)" office:value-type="string" office:string-value="47," calcext:value-type="string">
            <text:p>47,</text:p>
          </table:table-cell>
          <table:table-cell table:style-name="ce19" table:formula="of:=ADDCOMMA([Blad1.AJ98];0)" office:value-type="string" office:string-value="47," calcext:value-type="string">
            <text:p>47,</text:p>
          </table:table-cell>
          <table:table-cell table:style-name="ce19" table:formula="of:=ADDCOMMA([Blad1.AK98];0)" office:value-type="string" office:string-value="47," calcext:value-type="string">
            <text:p>47,</text:p>
          </table:table-cell>
          <table:table-cell table:style-name="ce19" table:formula="of:=ADDCOMMA([Blad1.AL98];0)" office:value-type="string" office:string-value="47," calcext:value-type="string">
            <text:p>47,</text:p>
          </table:table-cell>
          <table:table-cell table:style-name="ce19" table:formula="of:=ADDCOMMA([Blad1.AM98];0)" office:value-type="string" office:string-value="47," calcext:value-type="string">
            <text:p>47,</text:p>
          </table:table-cell>
          <table:table-cell table:style-name="ce19" table:formula="of:=ADDCOMMA([Blad1.AN98];0)" office:value-type="string" office:string-value="47," calcext:value-type="string">
            <text:p>47,</text:p>
          </table:table-cell>
          <table:table-cell table:style-name="ce19" table:formula="of:=ADDCOMMA([Blad1.AO98];0)" office:value-type="string" office:string-value="47," calcext:value-type="string">
            <text:p>47,</text:p>
          </table:table-cell>
          <table:table-cell table:style-name="ce19" table:formula="of:=ADDCOMMA([Blad1.AP98];0)" office:value-type="string" office:string-value="47," calcext:value-type="string">
            <text:p>47,</text:p>
          </table:table-cell>
          <table:table-cell table:style-name="ce19" table:formula="of:=ADDCOMMA([Blad1.AQ98];0)" office:value-type="string" office:string-value="46," calcext:value-type="string">
            <text:p>46,</text:p>
          </table:table-cell>
          <table:table-cell table:style-name="ce19" table:formula="of:=ADDCOMMA([Blad1.AR98];0)" office:value-type="string" office:string-value="46," calcext:value-type="string">
            <text:p>46,</text:p>
          </table:table-cell>
          <table:table-cell table:style-name="ce19" table:formula="of:=ADDCOMMA([Blad1.AS98];0)" office:value-type="string" office:string-value="46," calcext:value-type="string">
            <text:p>46,</text:p>
          </table:table-cell>
          <table:table-cell table:style-name="ce19" table:formula="of:=ADDCOMMA([Blad1.AT98];0)" office:value-type="string" office:string-value="46," calcext:value-type="string">
            <text:p>46,</text:p>
          </table:table-cell>
          <table:table-cell table:style-name="ce19" table:formula="of:=ADDCOMMA([Blad1.AU98];0)" office:value-type="string" office:string-value="46," calcext:value-type="string">
            <text:p>46,</text:p>
          </table:table-cell>
          <table:table-cell table:style-name="ce19" table:formula="of:=ADDCOMMA([Blad1.AV98];0)" office:value-type="string" office:string-value="46," calcext:value-type="string">
            <text:p>46,</text:p>
          </table:table-cell>
          <table:table-cell/>
        </table:table-row>
        <table:table-row table:style-name="ro4">
          <table:table-cell table:style-name="ce19" table:formula="of:=ADDCOMMA([Blad1.AC99];0)" office:value-type="string" office:string-value="46," calcext:value-type="string">
            <text:p>46,</text:p>
          </table:table-cell>
          <table:table-cell table:style-name="ce19" table:formula="of:=ADDCOMMA([Blad1.AD99];0)" office:value-type="string" office:string-value="46," calcext:value-type="string">
            <text:p>46,</text:p>
          </table:table-cell>
          <table:table-cell table:style-name="ce19" table:formula="of:=ADDCOMMA([Blad1.AE99];0)" office:value-type="string" office:string-value="46," calcext:value-type="string">
            <text:p>46,</text:p>
          </table:table-cell>
          <table:table-cell table:style-name="ce19" table:formula="of:=ADDCOMMA([Blad1.AF99];0)" office:value-type="string" office:string-value="45," calcext:value-type="string">
            <text:p>45,</text:p>
          </table:table-cell>
          <table:table-cell table:style-name="ce19" table:formula="of:=ADDCOMMA([Blad1.AG99];0)" office:value-type="string" office:string-value="45," calcext:value-type="string">
            <text:p>45,</text:p>
          </table:table-cell>
          <table:table-cell table:style-name="ce19" table:formula="of:=ADDCOMMA([Blad1.AH99];0)" office:value-type="string" office:string-value="45," calcext:value-type="string">
            <text:p>45,</text:p>
          </table:table-cell>
          <table:table-cell table:style-name="ce19" table:formula="of:=ADDCOMMA([Blad1.AI99];0)" office:value-type="string" office:string-value="45," calcext:value-type="string">
            <text:p>45,</text:p>
          </table:table-cell>
          <table:table-cell table:style-name="ce19" table:formula="of:=ADDCOMMA([Blad1.AJ99];0)" office:value-type="string" office:string-value="45," calcext:value-type="string">
            <text:p>45,</text:p>
          </table:table-cell>
          <table:table-cell table:style-name="ce19" table:formula="of:=ADDCOMMA([Blad1.AK99];0)" office:value-type="string" office:string-value="45," calcext:value-type="string">
            <text:p>45,</text:p>
          </table:table-cell>
          <table:table-cell table:style-name="ce19" table:formula="of:=ADDCOMMA([Blad1.AL99];0)" office:value-type="string" office:string-value="45," calcext:value-type="string">
            <text:p>45,</text:p>
          </table:table-cell>
          <table:table-cell table:style-name="ce19" table:formula="of:=ADDCOMMA([Blad1.AM99];0)" office:value-type="string" office:string-value="45," calcext:value-type="string">
            <text:p>45,</text:p>
          </table:table-cell>
          <table:table-cell table:style-name="ce19" table:formula="of:=ADDCOMMA([Blad1.AN99];0)" office:value-type="string" office:string-value="45," calcext:value-type="string">
            <text:p>45,</text:p>
          </table:table-cell>
          <table:table-cell table:style-name="ce19" table:formula="of:=ADDCOMMA([Blad1.AO99];0)" office:value-type="string" office:string-value="45," calcext:value-type="string">
            <text:p>45,</text:p>
          </table:table-cell>
          <table:table-cell table:style-name="ce19" table:formula="of:=ADDCOMMA([Blad1.AP99];0)" office:value-type="string" office:string-value="44," calcext:value-type="string">
            <text:p>44,</text:p>
          </table:table-cell>
          <table:table-cell table:style-name="ce19" table:formula="of:=ADDCOMMA([Blad1.AQ99];0)" office:value-type="string" office:string-value="44," calcext:value-type="string">
            <text:p>44,</text:p>
          </table:table-cell>
          <table:table-cell table:style-name="ce19" table:formula="of:=ADDCOMMA([Blad1.AR99];0)" office:value-type="string" office:string-value="44," calcext:value-type="string">
            <text:p>44,</text:p>
          </table:table-cell>
          <table:table-cell table:style-name="ce19" table:formula="of:=ADDCOMMA([Blad1.AS99];0)" office:value-type="string" office:string-value="44," calcext:value-type="string">
            <text:p>44,</text:p>
          </table:table-cell>
          <table:table-cell table:style-name="ce19" table:formula="of:=ADDCOMMA([Blad1.AT99];0)" office:value-type="string" office:string-value="44," calcext:value-type="string">
            <text:p>44,</text:p>
          </table:table-cell>
          <table:table-cell table:style-name="ce19" table:formula="of:=ADDCOMMA([Blad1.AU99];0)" office:value-type="string" office:string-value="44," calcext:value-type="string">
            <text:p>44,</text:p>
          </table:table-cell>
          <table:table-cell table:style-name="ce19" table:formula="of:=ADDCOMMA([Blad1.AV99];0)" office:value-type="string" office:string-value="44," calcext:value-type="string">
            <text:p>44,</text:p>
          </table:table-cell>
          <table:table-cell/>
        </table:table-row>
        <table:table-row table:style-name="ro4">
          <table:table-cell table:style-name="ce19" table:formula="of:=ADDCOMMA([Blad1.AC100];0)" office:value-type="string" office:string-value="44," calcext:value-type="string">
            <text:p>44,</text:p>
          </table:table-cell>
          <table:table-cell table:style-name="ce19" table:formula="of:=ADDCOMMA([Blad1.AD100];0)" office:value-type="string" office:string-value="44," calcext:value-type="string">
            <text:p>44,</text:p>
          </table:table-cell>
          <table:table-cell table:style-name="ce19" table:formula="of:=ADDCOMMA([Blad1.AE100];0)" office:value-type="string" office:string-value="44," calcext:value-type="string">
            <text:p>44,</text:p>
          </table:table-cell>
          <table:table-cell table:style-name="ce19" table:formula="of:=ADDCOMMA([Blad1.AF100];0)" office:value-type="string" office:string-value="44," calcext:value-type="string">
            <text:p>44,</text:p>
          </table:table-cell>
          <table:table-cell table:style-name="ce19" table:formula="of:=ADDCOMMA([Blad1.AG100];0)" office:value-type="string" office:string-value="43," calcext:value-type="string">
            <text:p>43,</text:p>
          </table:table-cell>
          <table:table-cell table:style-name="ce19" table:formula="of:=ADDCOMMA([Blad1.AH100];0)" office:value-type="string" office:string-value="43," calcext:value-type="string">
            <text:p>43,</text:p>
          </table:table-cell>
          <table:table-cell table:style-name="ce19" table:formula="of:=ADDCOMMA([Blad1.AI100];0)" office:value-type="string" office:string-value="43," calcext:value-type="string">
            <text:p>43,</text:p>
          </table:table-cell>
          <table:table-cell table:style-name="ce19" table:formula="of:=ADDCOMMA([Blad1.AJ100];0)" office:value-type="string" office:string-value="43," calcext:value-type="string">
            <text:p>43,</text:p>
          </table:table-cell>
          <table:table-cell table:style-name="ce19" table:formula="of:=ADDCOMMA([Blad1.AK100];0)" office:value-type="string" office:string-value="43," calcext:value-type="string">
            <text:p>43,</text:p>
          </table:table-cell>
          <table:table-cell table:style-name="ce19" table:formula="of:=ADDCOMMA([Blad1.AL100];0)" office:value-type="string" office:string-value="43," calcext:value-type="string">
            <text:p>43,</text:p>
          </table:table-cell>
          <table:table-cell table:style-name="ce19" table:formula="of:=ADDCOMMA([Blad1.AM100];0)" office:value-type="string" office:string-value="43," calcext:value-type="string">
            <text:p>43,</text:p>
          </table:table-cell>
          <table:table-cell table:style-name="ce19" table:formula="of:=ADDCOMMA([Blad1.AN100];0)" office:value-type="string" office:string-value="43," calcext:value-type="string">
            <text:p>43,</text:p>
          </table:table-cell>
          <table:table-cell table:style-name="ce19" table:formula="of:=ADDCOMMA([Blad1.AO100];0)" office:value-type="string" office:string-value="43," calcext:value-type="string">
            <text:p>43,</text:p>
          </table:table-cell>
          <table:table-cell table:style-name="ce19" table:formula="of:=ADDCOMMA([Blad1.AP100];0)" office:value-type="string" office:string-value="42," calcext:value-type="string">
            <text:p>42,</text:p>
          </table:table-cell>
          <table:table-cell table:style-name="ce19" table:formula="of:=ADDCOMMA([Blad1.AQ100];0)" office:value-type="string" office:string-value="42," calcext:value-type="string">
            <text:p>42,</text:p>
          </table:table-cell>
          <table:table-cell table:style-name="ce19" table:formula="of:=ADDCOMMA([Blad1.AR100];0)" office:value-type="string" office:string-value="42," calcext:value-type="string">
            <text:p>42,</text:p>
          </table:table-cell>
          <table:table-cell table:style-name="ce19" table:formula="of:=ADDCOMMA([Blad1.AS100];0)" office:value-type="string" office:string-value="42," calcext:value-type="string">
            <text:p>42,</text:p>
          </table:table-cell>
          <table:table-cell table:style-name="ce19" table:formula="of:=ADDCOMMA([Blad1.AT100];0)" office:value-type="string" office:string-value="42," calcext:value-type="string">
            <text:p>42,</text:p>
          </table:table-cell>
          <table:table-cell table:style-name="ce19" table:formula="of:=ADDCOMMA([Blad1.AU100];0)" office:value-type="string" office:string-value="42," calcext:value-type="string">
            <text:p>42,</text:p>
          </table:table-cell>
          <table:table-cell table:style-name="ce19" table:formula="of:=ADDCOMMA([Blad1.AV100];0)" office:value-type="string" office:string-value="42," calcext:value-type="string">
            <text:p>42,</text:p>
          </table:table-cell>
          <table:table-cell/>
        </table:table-row>
        <table:table-row table:style-name="ro4">
          <table:table-cell table:style-name="ce19" table:formula="of:=ADDCOMMA([Blad1.AC101];0)" office:value-type="string" office:string-value="42," calcext:value-type="string">
            <text:p>42,</text:p>
          </table:table-cell>
          <table:table-cell table:style-name="ce19" table:formula="of:=ADDCOMMA([Blad1.AD101];0)" office:value-type="string" office:string-value="42," calcext:value-type="string">
            <text:p>42,</text:p>
          </table:table-cell>
          <table:table-cell table:style-name="ce19" table:formula="of:=ADDCOMMA([Blad1.AE101];0)" office:value-type="string" office:string-value="41," calcext:value-type="string">
            <text:p>41,</text:p>
          </table:table-cell>
          <table:table-cell table:style-name="ce19" table:formula="of:=ADDCOMMA([Blad1.AF101];0)" office:value-type="string" office:string-value="41," calcext:value-type="string">
            <text:p>41,</text:p>
          </table:table-cell>
          <table:table-cell table:style-name="ce19" table:formula="of:=ADDCOMMA([Blad1.AG101];0)" office:value-type="string" office:string-value="41," calcext:value-type="string">
            <text:p>41,</text:p>
          </table:table-cell>
          <table:table-cell table:style-name="ce19" table:formula="of:=ADDCOMMA([Blad1.AH101];0)" office:value-type="string" office:string-value="41," calcext:value-type="string">
            <text:p>41,</text:p>
          </table:table-cell>
          <table:table-cell table:style-name="ce19" table:formula="of:=ADDCOMMA([Blad1.AI101];0)" office:value-type="string" office:string-value="41," calcext:value-type="string">
            <text:p>41,</text:p>
          </table:table-cell>
          <table:table-cell table:style-name="ce19" table:formula="of:=ADDCOMMA([Blad1.AJ101];0)" office:value-type="string" office:string-value="41," calcext:value-type="string">
            <text:p>41,</text:p>
          </table:table-cell>
          <table:table-cell table:style-name="ce19" table:formula="of:=ADDCOMMA([Blad1.AK101];0)" office:value-type="string" office:string-value="41," calcext:value-type="string">
            <text:p>41,</text:p>
          </table:table-cell>
          <table:table-cell table:style-name="ce19" table:formula="of:=ADDCOMMA([Blad1.AL101];0)" office:value-type="string" office:string-value="41," calcext:value-type="string">
            <text:p>41,</text:p>
          </table:table-cell>
          <table:table-cell table:style-name="ce19" table:formula="of:=ADDCOMMA([Blad1.AM101];0)" office:value-type="string" office:string-value="41," calcext:value-type="string">
            <text:p>41,</text:p>
          </table:table-cell>
          <table:table-cell table:style-name="ce19" table:formula="of:=ADDCOMMA([Blad1.AN101];0)" office:value-type="string" office:string-value="40," calcext:value-type="string">
            <text:p>40,</text:p>
          </table:table-cell>
          <table:table-cell table:style-name="ce19" table:formula="of:=ADDCOMMA([Blad1.AO101];0)" office:value-type="string" office:string-value="40," calcext:value-type="string">
            <text:p>40,</text:p>
          </table:table-cell>
          <table:table-cell table:style-name="ce19" table:formula="of:=ADDCOMMA([Blad1.AP101];0)" office:value-type="string" office:string-value="40," calcext:value-type="string">
            <text:p>40,</text:p>
          </table:table-cell>
          <table:table-cell table:style-name="ce19" table:formula="of:=ADDCOMMA([Blad1.AQ101];0)" office:value-type="string" office:string-value="40," calcext:value-type="string">
            <text:p>40,</text:p>
          </table:table-cell>
          <table:table-cell table:style-name="ce19" table:formula="of:=ADDCOMMA([Blad1.AR101];0)" office:value-type="string" office:string-value="40," calcext:value-type="string">
            <text:p>40,</text:p>
          </table:table-cell>
          <table:table-cell table:style-name="ce19" table:formula="of:=ADDCOMMA([Blad1.AS101];0)" office:value-type="string" office:string-value="40," calcext:value-type="string">
            <text:p>40,</text:p>
          </table:table-cell>
          <table:table-cell table:style-name="ce19" table:formula="of:=ADDCOMMA([Blad1.AT101];0)" office:value-type="string" office:string-value="40," calcext:value-type="string">
            <text:p>40,</text:p>
          </table:table-cell>
          <table:table-cell table:style-name="ce19" table:formula="of:=ADDCOMMA([Blad1.AU101];0)" office:value-type="string" office:string-value="40," calcext:value-type="string">
            <text:p>40,</text:p>
          </table:table-cell>
          <table:table-cell table:style-name="ce19" table:formula="of:=ADDCOMMA([Blad1.AV101];0)" office:value-type="string" office:string-value="40," calcext:value-type="string">
            <text:p>40,</text:p>
          </table:table-cell>
          <table:table-cell/>
        </table:table-row>
        <table:table-row table:style-name="ro4">
          <table:table-cell table:style-name="ce19" table:formula="of:=ADDCOMMA([Blad1.AC102];0)" office:value-type="string" office:string-value="39," calcext:value-type="string">
            <text:p>39,</text:p>
          </table:table-cell>
          <table:table-cell table:style-name="ce19" table:formula="of:=ADDCOMMA([Blad1.AD102];0)" office:value-type="string" office:string-value="39," calcext:value-type="string">
            <text:p>39,</text:p>
          </table:table-cell>
          <table:table-cell table:style-name="ce19" table:formula="of:=ADDCOMMA([Blad1.AE102];0)" office:value-type="string" office:string-value="39," calcext:value-type="string">
            <text:p>39,</text:p>
          </table:table-cell>
          <table:table-cell table:style-name="ce19" table:formula="of:=ADDCOMMA([Blad1.AF102];0)" office:value-type="string" office:string-value="39," calcext:value-type="string">
            <text:p>39,</text:p>
          </table:table-cell>
          <table:table-cell table:style-name="ce19" table:formula="of:=ADDCOMMA([Blad1.AG102];0)" office:value-type="string" office:string-value="39," calcext:value-type="string">
            <text:p>39,</text:p>
          </table:table-cell>
          <table:table-cell table:style-name="ce19" table:formula="of:=ADDCOMMA([Blad1.AH102];0)" office:value-type="string" office:string-value="39," calcext:value-type="string">
            <text:p>39,</text:p>
          </table:table-cell>
          <table:table-cell table:style-name="ce19" table:formula="of:=ADDCOMMA([Blad1.AI102];0)" office:value-type="string" office:string-value="39," calcext:value-type="string">
            <text:p>39,</text:p>
          </table:table-cell>
          <table:table-cell table:style-name="ce19" table:formula="of:=ADDCOMMA([Blad1.AJ102];0)" office:value-type="string" office:string-value="39," calcext:value-type="string">
            <text:p>39,</text:p>
          </table:table-cell>
          <table:table-cell table:style-name="ce19" table:formula="of:=ADDCOMMA([Blad1.AK102];0)" office:value-type="string" office:string-value="38," calcext:value-type="string">
            <text:p>38,</text:p>
          </table:table-cell>
          <table:table-cell table:style-name="ce19" table:formula="of:=ADDCOMMA([Blad1.AL102];0)" office:value-type="string" office:string-value="38," calcext:value-type="string">
            <text:p>38,</text:p>
          </table:table-cell>
          <table:table-cell table:style-name="ce19" table:formula="of:=ADDCOMMA([Blad1.AM102];0)" office:value-type="string" office:string-value="38," calcext:value-type="string">
            <text:p>38,</text:p>
          </table:table-cell>
          <table:table-cell table:style-name="ce19" table:formula="of:=ADDCOMMA([Blad1.AN102];0)" office:value-type="string" office:string-value="38," calcext:value-type="string">
            <text:p>38,</text:p>
          </table:table-cell>
          <table:table-cell table:style-name="ce19" table:formula="of:=ADDCOMMA([Blad1.AO102];0)" office:value-type="string" office:string-value="38," calcext:value-type="string">
            <text:p>38,</text:p>
          </table:table-cell>
          <table:table-cell table:style-name="ce19" table:formula="of:=ADDCOMMA([Blad1.AP102];0)" office:value-type="string" office:string-value="38," calcext:value-type="string">
            <text:p>38,</text:p>
          </table:table-cell>
          <table:table-cell table:style-name="ce19" table:formula="of:=ADDCOMMA([Blad1.AQ102];0)" office:value-type="string" office:string-value="38," calcext:value-type="string">
            <text:p>38,</text:p>
          </table:table-cell>
          <table:table-cell table:style-name="ce19" table:formula="of:=ADDCOMMA([Blad1.AR102];0)" office:value-type="string" office:string-value="37," calcext:value-type="string">
            <text:p>37,</text:p>
          </table:table-cell>
          <table:table-cell table:style-name="ce19" table:formula="of:=ADDCOMMA([Blad1.AS102];0)" office:value-type="string" office:string-value="37," calcext:value-type="string">
            <text:p>37,</text:p>
          </table:table-cell>
          <table:table-cell table:style-name="ce19" table:formula="of:=ADDCOMMA([Blad1.AT102];0)" office:value-type="string" office:string-value="37," calcext:value-type="string">
            <text:p>37,</text:p>
          </table:table-cell>
          <table:table-cell table:style-name="ce19" table:formula="of:=ADDCOMMA([Blad1.AU102];0)" office:value-type="string" office:string-value="37," calcext:value-type="string">
            <text:p>37,</text:p>
          </table:table-cell>
          <table:table-cell table:style-name="ce19" table:formula="of:=ADDCOMMA([Blad1.AV102];0)" office:value-type="string" office:string-value="37," calcext:value-type="string">
            <text:p>37,</text:p>
          </table:table-cell>
          <table:table-cell/>
        </table:table-row>
        <table:table-row table:style-name="ro4">
          <table:table-cell table:style-name="ce19" table:formula="of:=ADDCOMMA([Blad1.AC103];0)" office:value-type="string" office:string-value="37," calcext:value-type="string">
            <text:p>37,</text:p>
          </table:table-cell>
          <table:table-cell table:style-name="ce19" table:formula="of:=ADDCOMMA([Blad1.AD103];0)" office:value-type="string" office:string-value="37," calcext:value-type="string">
            <text:p>37,</text:p>
          </table:table-cell>
          <table:table-cell table:style-name="ce19" table:formula="of:=ADDCOMMA([Blad1.AE103];0)" office:value-type="string" office:string-value="36," calcext:value-type="string">
            <text:p>36,</text:p>
          </table:table-cell>
          <table:table-cell table:style-name="ce19" table:formula="of:=ADDCOMMA([Blad1.AF103];0)" office:value-type="string" office:string-value="36," calcext:value-type="string">
            <text:p>36,</text:p>
          </table:table-cell>
          <table:table-cell table:style-name="ce19" table:formula="of:=ADDCOMMA([Blad1.AG103];0)" office:value-type="string" office:string-value="36," calcext:value-type="string">
            <text:p>36,</text:p>
          </table:table-cell>
          <table:table-cell table:style-name="ce19" table:formula="of:=ADDCOMMA([Blad1.AH103];0)" office:value-type="string" office:string-value="36," calcext:value-type="string">
            <text:p>36,</text:p>
          </table:table-cell>
          <table:table-cell table:style-name="ce19" table:formula="of:=ADDCOMMA([Blad1.AI103];0)" office:value-type="string" office:string-value="36," calcext:value-type="string">
            <text:p>36,</text:p>
          </table:table-cell>
          <table:table-cell table:style-name="ce19" table:formula="of:=ADDCOMMA([Blad1.AJ103];0)" office:value-type="string" office:string-value="36," calcext:value-type="string">
            <text:p>36,</text:p>
          </table:table-cell>
          <table:table-cell table:style-name="ce19" table:formula="of:=ADDCOMMA([Blad1.AK103];0)" office:value-type="string" office:string-value="35," calcext:value-type="string">
            <text:p>35,</text:p>
          </table:table-cell>
          <table:table-cell table:style-name="ce19" table:formula="of:=ADDCOMMA([Blad1.AL103];0)" office:value-type="string" office:string-value="35," calcext:value-type="string">
            <text:p>35,</text:p>
          </table:table-cell>
          <table:table-cell table:style-name="ce19" table:formula="of:=ADDCOMMA([Blad1.AM103];0)" office:value-type="string" office:string-value="35," calcext:value-type="string">
            <text:p>35,</text:p>
          </table:table-cell>
          <table:table-cell table:style-name="ce19" table:formula="of:=ADDCOMMA([Blad1.AN103];0)" office:value-type="string" office:string-value="35," calcext:value-type="string">
            <text:p>35,</text:p>
          </table:table-cell>
          <table:table-cell table:style-name="ce19" table:formula="of:=ADDCOMMA([Blad1.AO103];0)" office:value-type="string" office:string-value="35," calcext:value-type="string">
            <text:p>35,</text:p>
          </table:table-cell>
          <table:table-cell table:style-name="ce19" table:formula="of:=ADDCOMMA([Blad1.AP103];0)" office:value-type="string" office:string-value="35," calcext:value-type="string">
            <text:p>35,</text:p>
          </table:table-cell>
          <table:table-cell table:style-name="ce19" table:formula="of:=ADDCOMMA([Blad1.AQ103];0)" office:value-type="string" office:string-value="34," calcext:value-type="string">
            <text:p>34,</text:p>
          </table:table-cell>
          <table:table-cell table:style-name="ce19" table:formula="of:=ADDCOMMA([Blad1.AR103];0)" office:value-type="string" office:string-value="34," calcext:value-type="string">
            <text:p>34,</text:p>
          </table:table-cell>
          <table:table-cell table:style-name="ce19" table:formula="of:=ADDCOMMA([Blad1.AS103];0)" office:value-type="string" office:string-value="34," calcext:value-type="string">
            <text:p>34,</text:p>
          </table:table-cell>
          <table:table-cell table:style-name="ce19" table:formula="of:=ADDCOMMA([Blad1.AT103];0)" office:value-type="string" office:string-value="34," calcext:value-type="string">
            <text:p>34,</text:p>
          </table:table-cell>
          <table:table-cell table:style-name="ce19" table:formula="of:=ADDCOMMA([Blad1.AU103];0)" office:value-type="string" office:string-value="34," calcext:value-type="string">
            <text:p>34,</text:p>
          </table:table-cell>
          <table:table-cell table:style-name="ce19" table:formula="of:=ADDCOMMA([Blad1.AV103];0)" office:value-type="string" office:string-value="34," calcext:value-type="string">
            <text:p>34,</text:p>
          </table:table-cell>
          <table:table-cell/>
        </table:table-row>
        <table:table-row table:style-name="ro4">
          <table:table-cell table:style-name="ce19" table:formula="of:=ADDCOMMA([Blad1.AC104];0)" office:value-type="string" office:string-value="33," calcext:value-type="string">
            <text:p>33,</text:p>
          </table:table-cell>
          <table:table-cell table:style-name="ce19" table:formula="of:=ADDCOMMA([Blad1.AD104];0)" office:value-type="string" office:string-value="33," calcext:value-type="string">
            <text:p>33,</text:p>
          </table:table-cell>
          <table:table-cell table:style-name="ce19" table:formula="of:=ADDCOMMA([Blad1.AE104];0)" office:value-type="string" office:string-value="33," calcext:value-type="string">
            <text:p>33,</text:p>
          </table:table-cell>
          <table:table-cell table:style-name="ce19" table:formula="of:=ADDCOMMA([Blad1.AF104];0)" office:value-type="string" office:string-value="33," calcext:value-type="string">
            <text:p>33,</text:p>
          </table:table-cell>
          <table:table-cell table:style-name="ce19" table:formula="of:=ADDCOMMA([Blad1.AG104];0)" office:value-type="string" office:string-value="33," calcext:value-type="string">
            <text:p>33,</text:p>
          </table:table-cell>
          <table:table-cell table:style-name="ce19" table:formula="of:=ADDCOMMA([Blad1.AH104];0)" office:value-type="string" office:string-value="33," calcext:value-type="string">
            <text:p>33,</text:p>
          </table:table-cell>
          <table:table-cell table:style-name="ce19" table:formula="of:=ADDCOMMA([Blad1.AI104];0)" office:value-type="string" office:string-value="32," calcext:value-type="string">
            <text:p>32,</text:p>
          </table:table-cell>
          <table:table-cell table:style-name="ce19" table:formula="of:=ADDCOMMA([Blad1.AJ104];0)" office:value-type="string" office:string-value="32," calcext:value-type="string">
            <text:p>32,</text:p>
          </table:table-cell>
          <table:table-cell table:style-name="ce19" table:formula="of:=ADDCOMMA([Blad1.AK104];0)" office:value-type="string" office:string-value="32," calcext:value-type="string">
            <text:p>32,</text:p>
          </table:table-cell>
          <table:table-cell table:style-name="ce19" table:formula="of:=ADDCOMMA([Blad1.AL104];0)" office:value-type="string" office:string-value="32," calcext:value-type="string">
            <text:p>32,</text:p>
          </table:table-cell>
          <table:table-cell table:style-name="ce19" table:formula="of:=ADDCOMMA([Blad1.AM104];0)" office:value-type="string" office:string-value="32," calcext:value-type="string">
            <text:p>32,</text:p>
          </table:table-cell>
          <table:table-cell table:style-name="ce19" table:formula="of:=ADDCOMMA([Blad1.AN104];0)" office:value-type="string" office:string-value="32," calcext:value-type="string">
            <text:p>32,</text:p>
          </table:table-cell>
          <table:table-cell table:style-name="ce19" table:formula="of:=ADDCOMMA([Blad1.AO104];0)" office:value-type="string" office:string-value="32," calcext:value-type="string">
            <text:p>32,</text:p>
          </table:table-cell>
          <table:table-cell table:style-name="ce19" table:formula="of:=ADDCOMMA([Blad1.AP104];0)" office:value-type="string" office:string-value="31," calcext:value-type="string">
            <text:p>31,</text:p>
          </table:table-cell>
          <table:table-cell table:style-name="ce19" table:formula="of:=ADDCOMMA([Blad1.AQ104];0)" office:value-type="string" office:string-value="31," calcext:value-type="string">
            <text:p>31,</text:p>
          </table:table-cell>
          <table:table-cell table:style-name="ce19" table:formula="of:=ADDCOMMA([Blad1.AR104];0)" office:value-type="string" office:string-value="31," calcext:value-type="string">
            <text:p>31,</text:p>
          </table:table-cell>
          <table:table-cell table:style-name="ce19" table:formula="of:=ADDCOMMA([Blad1.AS104];0)" office:value-type="string" office:string-value="31," calcext:value-type="string">
            <text:p>31,</text:p>
          </table:table-cell>
          <table:table-cell table:style-name="ce19" table:formula="of:=ADDCOMMA([Blad1.AT104];0)" office:value-type="string" office:string-value="31," calcext:value-type="string">
            <text:p>31,</text:p>
          </table:table-cell>
          <table:table-cell table:style-name="ce19" table:formula="of:=ADDCOMMA([Blad1.AU104];0)" office:value-type="string" office:string-value="31," calcext:value-type="string">
            <text:p>31,</text:p>
          </table:table-cell>
          <table:table-cell table:style-name="ce19" table:formula="of:=ADDCOMMA([Blad1.AV104];0)" office:value-type="string" office:string-value="31," calcext:value-type="string">
            <text:p>31,</text:p>
          </table:table-cell>
          <table:table-cell/>
        </table:table-row>
        <table:table-row table:style-name="ro4">
          <table:table-cell table:style-name="ce19" table:formula="of:=ADDCOMMA([Blad1.AC105];0)" office:value-type="string" office:string-value="31," calcext:value-type="string">
            <text:p>31,</text:p>
          </table:table-cell>
          <table:table-cell table:style-name="ce19" table:formula="of:=ADDCOMMA([Blad1.AD105];0)" office:value-type="string" office:string-value="30," calcext:value-type="string">
            <text:p>30,</text:p>
          </table:table-cell>
          <table:table-cell table:style-name="ce19" table:formula="of:=ADDCOMMA([Blad1.AE105];0)" office:value-type="string" office:string-value="30," calcext:value-type="string">
            <text:p>30,</text:p>
          </table:table-cell>
          <table:table-cell table:style-name="ce19" table:formula="of:=ADDCOMMA([Blad1.AF105];0)" office:value-type="string" office:string-value="30," calcext:value-type="string">
            <text:p>30,</text:p>
          </table:table-cell>
          <table:table-cell table:style-name="ce19" table:formula="of:=ADDCOMMA([Blad1.AG105];0)" office:value-type="string" office:string-value="30," calcext:value-type="string">
            <text:p>30,</text:p>
          </table:table-cell>
          <table:table-cell table:style-name="ce19" table:formula="of:=ADDCOMMA([Blad1.AH105];0)" office:value-type="string" office:string-value="30," calcext:value-type="string">
            <text:p>30,</text:p>
          </table:table-cell>
          <table:table-cell table:style-name="ce19" table:formula="of:=ADDCOMMA([Blad1.AI105];0)" office:value-type="string" office:string-value="30," calcext:value-type="string">
            <text:p>30,</text:p>
          </table:table-cell>
          <table:table-cell table:style-name="ce19" table:formula="of:=ADDCOMMA([Blad1.AJ105];0)" office:value-type="string" office:string-value="30," calcext:value-type="string">
            <text:p>30,</text:p>
          </table:table-cell>
          <table:table-cell table:style-name="ce19" table:formula="of:=ADDCOMMA([Blad1.AK105];0)" office:value-type="string" office:string-value="30," calcext:value-type="string">
            <text:p>30,</text:p>
          </table:table-cell>
          <table:table-cell table:style-name="ce19" table:formula="of:=ADDCOMMA([Blad1.AL105];0)" office:value-type="string" office:string-value="29," calcext:value-type="string">
            <text:p>29,</text:p>
          </table:table-cell>
          <table:table-cell table:style-name="ce19" table:formula="of:=ADDCOMMA([Blad1.AM105];0)" office:value-type="string" office:string-value="29," calcext:value-type="string">
            <text:p>29,</text:p>
          </table:table-cell>
          <table:table-cell table:style-name="ce19" table:formula="of:=ADDCOMMA([Blad1.AN105];0)" office:value-type="string" office:string-value="29," calcext:value-type="string">
            <text:p>29,</text:p>
          </table:table-cell>
          <table:table-cell table:style-name="ce19" table:formula="of:=ADDCOMMA([Blad1.AO105];0)" office:value-type="string" office:string-value="29," calcext:value-type="string">
            <text:p>29,</text:p>
          </table:table-cell>
          <table:table-cell table:style-name="ce19" table:formula="of:=ADDCOMMA([Blad1.AP105];0)" office:value-type="string" office:string-value="29," calcext:value-type="string">
            <text:p>29,</text:p>
          </table:table-cell>
          <table:table-cell table:style-name="ce19" table:formula="of:=ADDCOMMA([Blad1.AQ105];0)" office:value-type="string" office:string-value="29," calcext:value-type="string">
            <text:p>29,</text:p>
          </table:table-cell>
          <table:table-cell table:style-name="ce19" table:formula="of:=ADDCOMMA([Blad1.AR105];0)" office:value-type="string" office:string-value="29," calcext:value-type="string">
            <text:p>29,</text:p>
          </table:table-cell>
          <table:table-cell table:style-name="ce19" table:formula="of:=ADDCOMMA([Blad1.AS105];0)" office:value-type="string" office:string-value="29," calcext:value-type="string">
            <text:p>29,</text:p>
          </table:table-cell>
          <table:table-cell table:style-name="ce19" table:formula="of:=ADDCOMMA([Blad1.AT105];0)" office:value-type="string" office:string-value="28," calcext:value-type="string">
            <text:p>28,</text:p>
          </table:table-cell>
          <table:table-cell table:style-name="ce19" table:formula="of:=ADDCOMMA([Blad1.AU105];0)" office:value-type="string" office:string-value="28," calcext:value-type="string">
            <text:p>28,</text:p>
          </table:table-cell>
          <table:table-cell table:style-name="ce19" table:formula="of:=ADDCOMMA([Blad1.AV105];0)" office:value-type="string" office:string-value="28," calcext:value-type="string">
            <text:p>28,</text:p>
          </table:table-cell>
          <table:table-cell/>
        </table:table-row>
        <table:table-row table:style-name="ro4">
          <table:table-cell table:style-name="ce19" table:formula="of:=ADDCOMMA([Blad1.AC106];0)" office:value-type="string" office:string-value="28," calcext:value-type="string">
            <text:p>28,</text:p>
          </table:table-cell>
          <table:table-cell table:style-name="ce19" table:formula="of:=ADDCOMMA([Blad1.AD106];0)" office:value-type="string" office:string-value="28," calcext:value-type="string">
            <text:p>28,</text:p>
          </table:table-cell>
          <table:table-cell table:style-name="ce19" table:formula="of:=ADDCOMMA([Blad1.AE106];0)" office:value-type="string" office:string-value="28," calcext:value-type="string">
            <text:p>28,</text:p>
          </table:table-cell>
          <table:table-cell table:style-name="ce19" table:formula="of:=ADDCOMMA([Blad1.AF106];0)" office:value-type="string" office:string-value="28," calcext:value-type="string">
            <text:p>28,</text:p>
          </table:table-cell>
          <table:table-cell table:style-name="ce19" table:formula="of:=ADDCOMMA([Blad1.AG106];0)" office:value-type="string" office:string-value="28," calcext:value-type="string">
            <text:p>28,</text:p>
          </table:table-cell>
          <table:table-cell table:style-name="ce19" table:formula="of:=ADDCOMMA([Blad1.AH106];0)" office:value-type="string" office:string-value="28," calcext:value-type="string">
            <text:p>28,</text:p>
          </table:table-cell>
          <table:table-cell table:style-name="ce19" table:formula="of:=ADDCOMMA([Blad1.AI106];0)" office:value-type="string" office:string-value="27," calcext:value-type="string">
            <text:p>27,</text:p>
          </table:table-cell>
          <table:table-cell table:style-name="ce19" table:formula="of:=ADDCOMMA([Blad1.AJ106];0)" office:value-type="string" office:string-value="27," calcext:value-type="string">
            <text:p>27,</text:p>
          </table:table-cell>
          <table:table-cell table:style-name="ce19" table:formula="of:=ADDCOMMA([Blad1.AK106];0)" office:value-type="string" office:string-value="27," calcext:value-type="string">
            <text:p>27,</text:p>
          </table:table-cell>
          <table:table-cell table:style-name="ce19" table:formula="of:=ADDCOMMA([Blad1.AL106];0)" office:value-type="string" office:string-value="27," calcext:value-type="string">
            <text:p>27,</text:p>
          </table:table-cell>
          <table:table-cell table:style-name="ce19" table:formula="of:=ADDCOMMA([Blad1.AM106];0)" office:value-type="string" office:string-value="27," calcext:value-type="string">
            <text:p>27,</text:p>
          </table:table-cell>
          <table:table-cell table:style-name="ce19" table:formula="of:=ADDCOMMA([Blad1.AN106];0)" office:value-type="string" office:string-value="27," calcext:value-type="string">
            <text:p>27,</text:p>
          </table:table-cell>
          <table:table-cell table:style-name="ce19" table:formula="of:=ADDCOMMA([Blad1.AO106];0)" office:value-type="string" office:string-value="27," calcext:value-type="string">
            <text:p>27,</text:p>
          </table:table-cell>
          <table:table-cell table:style-name="ce19" table:formula="of:=ADDCOMMA([Blad1.AP106];0)" office:value-type="string" office:string-value="27," calcext:value-type="string">
            <text:p>27,</text:p>
          </table:table-cell>
          <table:table-cell table:style-name="ce19" table:formula="of:=ADDCOMMA([Blad1.AQ106];0)" office:value-type="string" office:string-value="27," calcext:value-type="string">
            <text:p>27,</text:p>
          </table:table-cell>
          <table:table-cell table:style-name="ce19" table:formula="of:=ADDCOMMA([Blad1.AR106];0)" office:value-type="string" office:string-value="26," calcext:value-type="string">
            <text:p>26,</text:p>
          </table:table-cell>
          <table:table-cell table:style-name="ce19" table:formula="of:=ADDCOMMA([Blad1.AS106];0)" office:value-type="string" office:string-value="26," calcext:value-type="string">
            <text:p>26,</text:p>
          </table:table-cell>
          <table:table-cell table:style-name="ce19" table:formula="of:=ADDCOMMA([Blad1.AT106];0)" office:value-type="string" office:string-value="26," calcext:value-type="string">
            <text:p>26,</text:p>
          </table:table-cell>
          <table:table-cell table:style-name="ce19" table:formula="of:=ADDCOMMA([Blad1.AU106];0)" office:value-type="string" office:string-value="26," calcext:value-type="string">
            <text:p>26,</text:p>
          </table:table-cell>
          <table:table-cell table:style-name="ce19" table:formula="of:=ADDCOMMA([Blad1.AV106];0)" office:value-type="string" office:string-value="26," calcext:value-type="string">
            <text:p>26,</text:p>
          </table:table-cell>
          <table:table-cell/>
        </table:table-row>
        <table:table-row table:style-name="ro4">
          <table:table-cell table:style-name="ce19" table:formula="of:=ADDCOMMA([Blad1.AC107];0)" office:value-type="string" office:string-value="26," calcext:value-type="string">
            <text:p>26,</text:p>
          </table:table-cell>
          <table:table-cell table:style-name="ce19" table:formula="of:=ADDCOMMA([Blad1.AD107];0)" office:value-type="string" office:string-value="26," calcext:value-type="string">
            <text:p>26,</text:p>
          </table:table-cell>
          <table:table-cell table:style-name="ce19" table:formula="of:=ADDCOMMA([Blad1.AE107];0)" office:value-type="string" office:string-value="26," calcext:value-type="string">
            <text:p>26,</text:p>
          </table:table-cell>
          <table:table-cell table:style-name="ce19" table:formula="of:=ADDCOMMA([Blad1.AF107];0)" office:value-type="string" office:string-value="26," calcext:value-type="string">
            <text:p>26,</text:p>
          </table:table-cell>
          <table:table-cell table:style-name="ce19" table:formula="of:=ADDCOMMA([Blad1.AG107];0)" office:value-type="string" office:string-value="26," calcext:value-type="string">
            <text:p>26,</text:p>
          </table:table-cell>
          <table:table-cell table:style-name="ce19" table:formula="of:=ADDCOMMA([Blad1.AH107];0)" office:value-type="string" office:string-value="25," calcext:value-type="string">
            <text:p>25,</text:p>
          </table:table-cell>
          <table:table-cell table:style-name="ce19" table:formula="of:=ADDCOMMA([Blad1.AI107];0)" office:value-type="string" office:string-value="25," calcext:value-type="string">
            <text:p>25,</text:p>
          </table:table-cell>
          <table:table-cell table:style-name="ce19" table:formula="of:=ADDCOMMA([Blad1.AJ107];0)" office:value-type="string" office:string-value="25," calcext:value-type="string">
            <text:p>25,</text:p>
          </table:table-cell>
          <table:table-cell table:style-name="ce19" table:formula="of:=ADDCOMMA([Blad1.AK107];0)" office:value-type="string" office:string-value="25," calcext:value-type="string">
            <text:p>25,</text:p>
          </table:table-cell>
          <table:table-cell table:style-name="ce19" table:formula="of:=ADDCOMMA([Blad1.AL107];0)" office:value-type="string" office:string-value="25," calcext:value-type="string">
            <text:p>25,</text:p>
          </table:table-cell>
          <table:table-cell table:style-name="ce19" table:formula="of:=ADDCOMMA([Blad1.AM107];0)" office:value-type="string" office:string-value="25," calcext:value-type="string">
            <text:p>25,</text:p>
          </table:table-cell>
          <table:table-cell table:style-name="ce19" table:formula="of:=ADDCOMMA([Blad1.AN107];0)" office:value-type="string" office:string-value="25," calcext:value-type="string">
            <text:p>25,</text:p>
          </table:table-cell>
          <table:table-cell table:style-name="ce19" table:formula="of:=ADDCOMMA([Blad1.AO107];0)" office:value-type="string" office:string-value="25," calcext:value-type="string">
            <text:p>25,</text:p>
          </table:table-cell>
          <table:table-cell table:style-name="ce19" table:formula="of:=ADDCOMMA([Blad1.AP107];0)" office:value-type="string" office:string-value="25," calcext:value-type="string">
            <text:p>25,</text:p>
          </table:table-cell>
          <table:table-cell table:style-name="ce19" table:formula="of:=ADDCOMMA([Blad1.AQ107];0)" office:value-type="string" office:string-value="24," calcext:value-type="string">
            <text:p>24,</text:p>
          </table:table-cell>
          <table:table-cell table:style-name="ce19" table:formula="of:=ADDCOMMA([Blad1.AR107];0)" office:value-type="string" office:string-value="24," calcext:value-type="string">
            <text:p>24,</text:p>
          </table:table-cell>
          <table:table-cell table:style-name="ce19" table:formula="of:=ADDCOMMA([Blad1.AS107];0)" office:value-type="string" office:string-value="24," calcext:value-type="string">
            <text:p>24,</text:p>
          </table:table-cell>
          <table:table-cell table:style-name="ce19" table:formula="of:=ADDCOMMA([Blad1.AT107];0)" office:value-type="string" office:string-value="24," calcext:value-type="string">
            <text:p>24,</text:p>
          </table:table-cell>
          <table:table-cell table:style-name="ce19" table:formula="of:=ADDCOMMA([Blad1.AU107];0)" office:value-type="string" office:string-value="24," calcext:value-type="string">
            <text:p>24,</text:p>
          </table:table-cell>
          <table:table-cell table:style-name="ce19" table:formula="of:=ADDCOMMA([Blad1.AV107];0)" office:value-type="string" office:string-value="24," calcext:value-type="string">
            <text:p>24,</text:p>
          </table:table-cell>
          <table:table-cell/>
        </table:table-row>
        <table:table-row table:style-name="ro4">
          <table:table-cell table:style-name="ce19" table:formula="of:=ADDCOMMA([Blad1.AC108];0)" office:value-type="string" office:string-value="24," calcext:value-type="string">
            <text:p>24,</text:p>
          </table:table-cell>
          <table:table-cell table:style-name="ce19" table:formula="of:=ADDCOMMA([Blad1.AD108];0)" office:value-type="string" office:string-value="24," calcext:value-type="string">
            <text:p>24,</text:p>
          </table:table-cell>
          <table:table-cell table:style-name="ce19" table:formula="of:=ADDCOMMA([Blad1.AE108];0)" office:value-type="string" office:string-value="23," calcext:value-type="string">
            <text:p>23,</text:p>
          </table:table-cell>
          <table:table-cell table:style-name="ce19" table:formula="of:=ADDCOMMA([Blad1.AF108];0)" office:value-type="string" office:string-value="23," calcext:value-type="string">
            <text:p>23,</text:p>
          </table:table-cell>
          <table:table-cell table:style-name="ce19" table:formula="of:=ADDCOMMA([Blad1.AG108];0)" office:value-type="string" office:string-value="23," calcext:value-type="string">
            <text:p>23,</text:p>
          </table:table-cell>
          <table:table-cell table:style-name="ce19" table:formula="of:=ADDCOMMA([Blad1.AH108];0)" office:value-type="string" office:string-value="23," calcext:value-type="string">
            <text:p>23,</text:p>
          </table:table-cell>
          <table:table-cell table:style-name="ce19" table:formula="of:=ADDCOMMA([Blad1.AI108];0)" office:value-type="string" office:string-value="23," calcext:value-type="string">
            <text:p>23,</text:p>
          </table:table-cell>
          <table:table-cell table:style-name="ce19" table:formula="of:=ADDCOMMA([Blad1.AJ108];0)" office:value-type="string" office:string-value="23," calcext:value-type="string">
            <text:p>23,</text:p>
          </table:table-cell>
          <table:table-cell table:style-name="ce19" table:formula="of:=ADDCOMMA([Blad1.AK108];0)" office:value-type="string" office:string-value="23," calcext:value-type="string">
            <text:p>23,</text:p>
          </table:table-cell>
          <table:table-cell table:style-name="ce19" table:formula="of:=ADDCOMMA([Blad1.AL108];0)" office:value-type="string" office:string-value="23," calcext:value-type="string">
            <text:p>23,</text:p>
          </table:table-cell>
          <table:table-cell table:style-name="ce19" table:formula="of:=ADDCOMMA([Blad1.AM108];0)" office:value-type="string" office:string-value="22," calcext:value-type="string">
            <text:p>22,</text:p>
          </table:table-cell>
          <table:table-cell table:style-name="ce19" table:formula="of:=ADDCOMMA([Blad1.AN108];0)" office:value-type="string" office:string-value="22," calcext:value-type="string">
            <text:p>22,</text:p>
          </table:table-cell>
          <table:table-cell table:style-name="ce19" table:formula="of:=ADDCOMMA([Blad1.AO108];0)" office:value-type="string" office:string-value="22," calcext:value-type="string">
            <text:p>22,</text:p>
          </table:table-cell>
          <table:table-cell table:style-name="ce19" table:formula="of:=ADDCOMMA([Blad1.AP108];0)" office:value-type="string" office:string-value="22," calcext:value-type="string">
            <text:p>22,</text:p>
          </table:table-cell>
          <table:table-cell table:style-name="ce19" table:formula="of:=ADDCOMMA([Blad1.AQ108];0)" office:value-type="string" office:string-value="22," calcext:value-type="string">
            <text:p>22,</text:p>
          </table:table-cell>
          <table:table-cell table:style-name="ce19" table:formula="of:=ADDCOMMA([Blad1.AR108];0)" office:value-type="string" office:string-value="22," calcext:value-type="string">
            <text:p>22,</text:p>
          </table:table-cell>
          <table:table-cell table:style-name="ce19" table:formula="of:=ADDCOMMA([Blad1.AS108];0)" office:value-type="string" office:string-value="22," calcext:value-type="string">
            <text:p>22,</text:p>
          </table:table-cell>
          <table:table-cell table:style-name="ce19" table:formula="of:=ADDCOMMA([Blad1.AT108];0)" office:value-type="string" office:string-value="22," calcext:value-type="string">
            <text:p>22,</text:p>
          </table:table-cell>
          <table:table-cell table:style-name="ce19" table:formula="of:=ADDCOMMA([Blad1.AU108];0)" office:value-type="string" office:string-value="21," calcext:value-type="string">
            <text:p>21,</text:p>
          </table:table-cell>
          <table:table-cell table:style-name="ce19" table:formula="of:=ADDCOMMA([Blad1.AV108];0)" office:value-type="string" office:string-value="21," calcext:value-type="string">
            <text:p>21,</text:p>
          </table:table-cell>
          <table:table-cell/>
        </table:table-row>
        <table:table-row table:style-name="ro4">
          <table:table-cell table:style-name="ce19" table:formula="of:=ADDCOMMA([Blad1.AC109];0)" office:value-type="string" office:string-value="21," calcext:value-type="string">
            <text:p>21,</text:p>
          </table:table-cell>
          <table:table-cell table:style-name="ce19" table:formula="of:=ADDCOMMA([Blad1.AD109];0)" office:value-type="string" office:string-value="21," calcext:value-type="string">
            <text:p>21,</text:p>
          </table:table-cell>
          <table:table-cell table:style-name="ce19" table:formula="of:=ADDCOMMA([Blad1.AE109];0)" office:value-type="string" office:string-value="21," calcext:value-type="string">
            <text:p>21,</text:p>
          </table:table-cell>
          <table:table-cell table:style-name="ce19" table:formula="of:=ADDCOMMA([Blad1.AF109];0)" office:value-type="string" office:string-value="21," calcext:value-type="string">
            <text:p>21,</text:p>
          </table:table-cell>
          <table:table-cell table:style-name="ce19" table:formula="of:=ADDCOMMA([Blad1.AG109];0)" office:value-type="string" office:string-value="21," calcext:value-type="string">
            <text:p>21,</text:p>
          </table:table-cell>
          <table:table-cell table:style-name="ce19" table:formula="of:=ADDCOMMA([Blad1.AH109];0)" office:value-type="string" office:string-value="21," calcext:value-type="string">
            <text:p>21,</text:p>
          </table:table-cell>
          <table:table-cell table:style-name="ce19" table:formula="of:=ADDCOMMA([Blad1.AI109];0)" office:value-type="string" office:string-value="20," calcext:value-type="string">
            <text:p>20,</text:p>
          </table:table-cell>
          <table:table-cell table:style-name="ce19" table:formula="of:=ADDCOMMA([Blad1.AJ109];0)" office:value-type="string" office:string-value="20," calcext:value-type="string">
            <text:p>20,</text:p>
          </table:table-cell>
          <table:table-cell table:style-name="ce19" table:formula="of:=ADDCOMMA([Blad1.AK109];0)" office:value-type="string" office:string-value="20," calcext:value-type="string">
            <text:p>20,</text:p>
          </table:table-cell>
          <table:table-cell table:style-name="ce19" table:formula="of:=ADDCOMMA([Blad1.AL109];0)" office:value-type="string" office:string-value="20," calcext:value-type="string">
            <text:p>20,</text:p>
          </table:table-cell>
          <table:table-cell table:style-name="ce19" table:formula="of:=ADDCOMMA([Blad1.AM109];0)" office:value-type="string" office:string-value="20," calcext:value-type="string">
            <text:p>20,</text:p>
          </table:table-cell>
          <table:table-cell table:style-name="ce19" table:formula="of:=ADDCOMMA([Blad1.AN109];0)" office:value-type="string" office:string-value="20," calcext:value-type="string">
            <text:p>20,</text:p>
          </table:table-cell>
          <table:table-cell table:style-name="ce19" table:formula="of:=ADDCOMMA([Blad1.AO109];0)" office:value-type="string" office:string-value="20," calcext:value-type="string">
            <text:p>20,</text:p>
          </table:table-cell>
          <table:table-cell table:style-name="ce19" table:formula="of:=ADDCOMMA([Blad1.AP109];0)" office:value-type="string" office:string-value="19," calcext:value-type="string">
            <text:p>19,</text:p>
          </table:table-cell>
          <table:table-cell table:style-name="ce19" table:formula="of:=ADDCOMMA([Blad1.AQ109];0)" office:value-type="string" office:string-value="19," calcext:value-type="string">
            <text:p>19,</text:p>
          </table:table-cell>
          <table:table-cell table:style-name="ce19" table:formula="of:=ADDCOMMA([Blad1.AR109];0)" office:value-type="string" office:string-value="19," calcext:value-type="string">
            <text:p>19,</text:p>
          </table:table-cell>
          <table:table-cell table:style-name="ce19" table:formula="of:=ADDCOMMA([Blad1.AS109];0)" office:value-type="string" office:string-value="19," calcext:value-type="string">
            <text:p>19,</text:p>
          </table:table-cell>
          <table:table-cell table:style-name="ce19" table:formula="of:=ADDCOMMA([Blad1.AT109];0)" office:value-type="string" office:string-value="19," calcext:value-type="string">
            <text:p>19,</text:p>
          </table:table-cell>
          <table:table-cell table:style-name="ce19" table:formula="of:=ADDCOMMA([Blad1.AU109];0)" office:value-type="string" office:string-value="19," calcext:value-type="string">
            <text:p>19,</text:p>
          </table:table-cell>
          <table:table-cell table:style-name="ce19" table:formula="of:=ADDCOMMA([Blad1.AV109];0)" office:value-type="string" office:string-value="19," calcext:value-type="string">
            <text:p>19,</text:p>
          </table:table-cell>
          <table:table-cell/>
        </table:table-row>
        <table:table-row table:style-name="ro4">
          <table:table-cell table:style-name="ce19" table:formula="of:=ADDCOMMA([Blad1.AC110];0)" office:value-type="string" office:string-value="18," calcext:value-type="string">
            <text:p>18,</text:p>
          </table:table-cell>
          <table:table-cell table:style-name="ce19" table:formula="of:=ADDCOMMA([Blad1.AD110];0)" office:value-type="string" office:string-value="18," calcext:value-type="string">
            <text:p>18,</text:p>
          </table:table-cell>
          <table:table-cell table:style-name="ce19" table:formula="of:=ADDCOMMA([Blad1.AE110];0)" office:value-type="string" office:string-value="18," calcext:value-type="string">
            <text:p>18,</text:p>
          </table:table-cell>
          <table:table-cell table:style-name="ce19" table:formula="of:=ADDCOMMA([Blad1.AF110];0)" office:value-type="string" office:string-value="18," calcext:value-type="string">
            <text:p>18,</text:p>
          </table:table-cell>
          <table:table-cell table:style-name="ce19" table:formula="of:=ADDCOMMA([Blad1.AG110];0)" office:value-type="string" office:string-value="18," calcext:value-type="string">
            <text:p>18,</text:p>
          </table:table-cell>
          <table:table-cell table:style-name="ce19" table:formula="of:=ADDCOMMA([Blad1.AH110];0)" office:value-type="string" office:string-value="18," calcext:value-type="string">
            <text:p>18,</text:p>
          </table:table-cell>
          <table:table-cell table:style-name="ce19" table:formula="of:=ADDCOMMA([Blad1.AI110];0)" office:value-type="string" office:string-value="17," calcext:value-type="string">
            <text:p>17,</text:p>
          </table:table-cell>
          <table:table-cell table:style-name="ce19" table:formula="of:=ADDCOMMA([Blad1.AJ110];0)" office:value-type="string" office:string-value="17," calcext:value-type="string">
            <text:p>17,</text:p>
          </table:table-cell>
          <table:table-cell table:style-name="ce19" table:formula="of:=ADDCOMMA([Blad1.AK110];0)" office:value-type="string" office:string-value="17," calcext:value-type="string">
            <text:p>17,</text:p>
          </table:table-cell>
          <table:table-cell table:style-name="ce19" table:formula="of:=ADDCOMMA([Blad1.AL110];0)" office:value-type="string" office:string-value="17," calcext:value-type="string">
            <text:p>17,</text:p>
          </table:table-cell>
          <table:table-cell table:style-name="ce19" table:formula="of:=ADDCOMMA([Blad1.AM110];0)" office:value-type="string" office:string-value="17," calcext:value-type="string">
            <text:p>17,</text:p>
          </table:table-cell>
          <table:table-cell table:style-name="ce19" table:formula="of:=ADDCOMMA([Blad1.AN110];0)" office:value-type="string" office:string-value="17," calcext:value-type="string">
            <text:p>17,</text:p>
          </table:table-cell>
          <table:table-cell table:style-name="ce19" table:formula="of:=ADDCOMMA([Blad1.AO110];0)" office:value-type="string" office:string-value="16," calcext:value-type="string">
            <text:p>16,</text:p>
          </table:table-cell>
          <table:table-cell table:style-name="ce19" table:formula="of:=ADDCOMMA([Blad1.AP110];0)" office:value-type="string" office:string-value="16," calcext:value-type="string">
            <text:p>16,</text:p>
          </table:table-cell>
          <table:table-cell table:style-name="ce19" table:formula="of:=ADDCOMMA([Blad1.AQ110];0)" office:value-type="string" office:string-value="16," calcext:value-type="string">
            <text:p>16,</text:p>
          </table:table-cell>
          <table:table-cell table:style-name="ce19" table:formula="of:=ADDCOMMA([Blad1.AR110];0)" office:value-type="string" office:string-value="16," calcext:value-type="string">
            <text:p>16,</text:p>
          </table:table-cell>
          <table:table-cell table:style-name="ce19" table:formula="of:=ADDCOMMA([Blad1.AS110];0)" office:value-type="string" office:string-value="16," calcext:value-type="string">
            <text:p>16,</text:p>
          </table:table-cell>
          <table:table-cell table:style-name="ce19" table:formula="of:=ADDCOMMA([Blad1.AT110];0)" office:value-type="string" office:string-value="16," calcext:value-type="string">
            <text:p>16,</text:p>
          </table:table-cell>
          <table:table-cell table:style-name="ce19" table:formula="of:=ADDCOMMA([Blad1.AU110];0)" office:value-type="string" office:string-value="16," calcext:value-type="string">
            <text:p>16,</text:p>
          </table:table-cell>
          <table:table-cell table:style-name="ce19" table:formula="of:=ADDCOMMA([Blad1.AV110];0)" office:value-type="string" office:string-value="15," calcext:value-type="string">
            <text:p>15,</text:p>
          </table:table-cell>
          <table:table-cell/>
        </table:table-row>
        <table:table-row table:style-name="ro4">
          <table:table-cell table:style-name="ce19" table:formula="of:=ADDCOMMA([Blad1.AC111];0)" office:value-type="string" office:string-value="15," calcext:value-type="string">
            <text:p>15,</text:p>
          </table:table-cell>
          <table:table-cell table:style-name="ce19" table:formula="of:=ADDCOMMA([Blad1.AD111];0)" office:value-type="string" office:string-value="15," calcext:value-type="string">
            <text:p>15,</text:p>
          </table:table-cell>
          <table:table-cell table:style-name="ce19" table:formula="of:=ADDCOMMA([Blad1.AE111];0)" office:value-type="string" office:string-value="15," calcext:value-type="string">
            <text:p>15,</text:p>
          </table:table-cell>
          <table:table-cell table:style-name="ce19" table:formula="of:=ADDCOMMA([Blad1.AF111];0)" office:value-type="string" office:string-value="15," calcext:value-type="string">
            <text:p>15,</text:p>
          </table:table-cell>
          <table:table-cell table:style-name="ce19" table:formula="of:=ADDCOMMA([Blad1.AG111];0)" office:value-type="string" office:string-value="15," calcext:value-type="string">
            <text:p>15,</text:p>
          </table:table-cell>
          <table:table-cell table:style-name="ce19" table:formula="of:=ADDCOMMA([Blad1.AH111];0)" office:value-type="string" office:string-value="14," calcext:value-type="string">
            <text:p>14,</text:p>
          </table:table-cell>
          <table:table-cell table:style-name="ce19" table:formula="of:=ADDCOMMA([Blad1.AI111];0)" office:value-type="string" office:string-value="14," calcext:value-type="string">
            <text:p>14,</text:p>
          </table:table-cell>
          <table:table-cell table:style-name="ce19" table:formula="of:=ADDCOMMA([Blad1.AJ111];0)" office:value-type="string" office:string-value="14," calcext:value-type="string">
            <text:p>14,</text:p>
          </table:table-cell>
          <table:table-cell table:style-name="ce19" table:formula="of:=ADDCOMMA([Blad1.AK111];0)" office:value-type="string" office:string-value="14," calcext:value-type="string">
            <text:p>14,</text:p>
          </table:table-cell>
          <table:table-cell table:style-name="ce19" table:formula="of:=ADDCOMMA([Blad1.AL111];0)" office:value-type="string" office:string-value="14," calcext:value-type="string">
            <text:p>14,</text:p>
          </table:table-cell>
          <table:table-cell table:style-name="ce19" table:formula="of:=ADDCOMMA([Blad1.AM111];0)" office:value-type="string" office:string-value="14," calcext:value-type="string">
            <text:p>14,</text:p>
          </table:table-cell>
          <table:table-cell table:style-name="ce19" table:formula="of:=ADDCOMMA([Blad1.AN111];0)" office:value-type="string" office:string-value="14," calcext:value-type="string">
            <text:p>14,</text:p>
          </table:table-cell>
          <table:table-cell table:style-name="ce19" table:formula="of:=ADDCOMMA([Blad1.AO111];0)" office:value-type="string" office:string-value="13," calcext:value-type="string">
            <text:p>13,</text:p>
          </table:table-cell>
          <table:table-cell table:style-name="ce19" table:formula="of:=ADDCOMMA([Blad1.AP111];0)" office:value-type="string" office:string-value="13," calcext:value-type="string">
            <text:p>13,</text:p>
          </table:table-cell>
          <table:table-cell table:style-name="ce19" table:formula="of:=ADDCOMMA([Blad1.AQ111];0)" office:value-type="string" office:string-value="13," calcext:value-type="string">
            <text:p>13,</text:p>
          </table:table-cell>
          <table:table-cell table:style-name="ce19" table:formula="of:=ADDCOMMA([Blad1.AR111];0)" office:value-type="string" office:string-value="13," calcext:value-type="string">
            <text:p>13,</text:p>
          </table:table-cell>
          <table:table-cell table:style-name="ce19" table:formula="of:=ADDCOMMA([Blad1.AS111];0)" office:value-type="string" office:string-value="13," calcext:value-type="string">
            <text:p>13,</text:p>
          </table:table-cell>
          <table:table-cell table:style-name="ce19" table:formula="of:=ADDCOMMA([Blad1.AT111];0)" office:value-type="string" office:string-value="13," calcext:value-type="string">
            <text:p>13,</text:p>
          </table:table-cell>
          <table:table-cell table:style-name="ce19" table:formula="of:=ADDCOMMA([Blad1.AU111];0)" office:value-type="string" office:string-value="12," calcext:value-type="string">
            <text:p>12,</text:p>
          </table:table-cell>
          <table:table-cell table:style-name="ce19" table:formula="of:=ADDCOMMA([Blad1.AV111];0)" office:value-type="string" office:string-value="12," calcext:value-type="string">
            <text:p>12,</text:p>
          </table:table-cell>
          <table:table-cell/>
        </table:table-row>
        <table:table-row table:style-name="ro4">
          <table:table-cell table:style-name="ce19" table:formula="of:=ADDCOMMA([Blad1.AC112];0)" office:value-type="string" office:string-value="12," calcext:value-type="string">
            <text:p>12,</text:p>
          </table:table-cell>
          <table:table-cell table:style-name="ce19" table:formula="of:=ADDCOMMA([Blad1.AD112];0)" office:value-type="string" office:string-value="12," calcext:value-type="string">
            <text:p>12,</text:p>
          </table:table-cell>
          <table:table-cell table:style-name="ce19" table:formula="of:=ADDCOMMA([Blad1.AE112];0)" office:value-type="string" office:string-value="12," calcext:value-type="string">
            <text:p>12,</text:p>
          </table:table-cell>
          <table:table-cell table:style-name="ce19" table:formula="of:=ADDCOMMA([Blad1.AF112];0)" office:value-type="string" office:string-value="12," calcext:value-type="string">
            <text:p>12,</text:p>
          </table:table-cell>
          <table:table-cell table:style-name="ce19" table:formula="of:=ADDCOMMA([Blad1.AG112];0)" office:value-type="string" office:string-value="12," calcext:value-type="string">
            <text:p>12,</text:p>
          </table:table-cell>
          <table:table-cell table:style-name="ce19" table:formula="of:=ADDCOMMA([Blad1.AH112];0)" office:value-type="string" office:string-value="12," calcext:value-type="string">
            <text:p>12,</text:p>
          </table:table-cell>
          <table:table-cell table:style-name="ce19" table:formula="of:=ADDCOMMA([Blad1.AI112];0)" office:value-type="string" office:string-value="11," calcext:value-type="string">
            <text:p>11,</text:p>
          </table:table-cell>
          <table:table-cell table:style-name="ce19" table:formula="of:=ADDCOMMA([Blad1.AJ112];0)" office:value-type="string" office:string-value="11," calcext:value-type="string">
            <text:p>11,</text:p>
          </table:table-cell>
          <table:table-cell table:style-name="ce19" table:formula="of:=ADDCOMMA([Blad1.AK112];0)" office:value-type="string" office:string-value="11," calcext:value-type="string">
            <text:p>11,</text:p>
          </table:table-cell>
          <table:table-cell table:style-name="ce19" table:formula="of:=ADDCOMMA([Blad1.AL112];0)" office:value-type="string" office:string-value="11," calcext:value-type="string">
            <text:p>11,</text:p>
          </table:table-cell>
          <table:table-cell table:style-name="ce19" table:formula="of:=ADDCOMMA([Blad1.AM112];0)" office:value-type="string" office:string-value="11," calcext:value-type="string">
            <text:p>11,</text:p>
          </table:table-cell>
          <table:table-cell table:style-name="ce19" table:formula="of:=ADDCOMMA([Blad1.AN112];0)" office:value-type="string" office:string-value="11," calcext:value-type="string">
            <text:p>11,</text:p>
          </table:table-cell>
          <table:table-cell table:style-name="ce19" table:formula="of:=ADDCOMMA([Blad1.AO112];0)" office:value-type="string" office:string-value="11," calcext:value-type="string">
            <text:p>11,</text:p>
          </table:table-cell>
          <table:table-cell table:style-name="ce19" table:formula="of:=ADDCOMMA([Blad1.AP112];0)" office:value-type="string" office:string-value="11," calcext:value-type="string">
            <text:p>11,</text:p>
          </table:table-cell>
          <table:table-cell table:style-name="ce19" table:formula="of:=ADDCOMMA([Blad1.AQ112];0)" office:value-type="string" office:string-value="11," calcext:value-type="string">
            <text:p>11,</text:p>
          </table:table-cell>
          <table:table-cell table:style-name="ce19" table:formula="of:=ADDCOMMA([Blad1.AR112];0)" office:value-type="string" office:string-value="10," calcext:value-type="string">
            <text:p>10,</text:p>
          </table:table-cell>
          <table:table-cell table:style-name="ce19" table:formula="of:=ADDCOMMA([Blad1.AS112];0)" office:value-type="string" office:string-value="10," calcext:value-type="string">
            <text:p>10,</text:p>
          </table:table-cell>
          <table:table-cell table:style-name="ce19" table:formula="of:=ADDCOMMA([Blad1.AT112];0)" office:value-type="string" office:string-value="10," calcext:value-type="string">
            <text:p>10,</text:p>
          </table:table-cell>
          <table:table-cell table:style-name="ce19" table:formula="of:=ADDCOMMA([Blad1.AU112];0)" office:value-type="string" office:string-value="10," calcext:value-type="string">
            <text:p>10,</text:p>
          </table:table-cell>
          <table:table-cell table:style-name="ce19" table:formula="of:=ADDCOMMA([Blad1.AV112];0)" office:value-type="string" office:string-value="10," calcext:value-type="string">
            <text:p>10,</text:p>
          </table:table-cell>
          <table:table-cell/>
        </table:table-row>
        <table:table-row table:style-name="ro4">
          <table:table-cell table:style-name="ce19" table:formula="of:=ADDCOMMA([Blad1.AC113];0)" office:value-type="string" office:string-value="10," calcext:value-type="string">
            <text:p>10,</text:p>
          </table:table-cell>
          <table:table-cell table:style-name="ce19" table:formula="of:=ADDCOMMA([Blad1.AD113];0)" office:value-type="string" office:string-value="10," calcext:value-type="string">
            <text:p>10,</text:p>
          </table:table-cell>
          <table:table-cell table:style-name="ce19" table:formula="of:=ADDCOMMA([Blad1.AE113];0)" office:value-type="string" office:string-value="10," calcext:value-type="string">
            <text:p>10,</text:p>
          </table:table-cell>
          <table:table-cell table:style-name="ce19" table:formula="of:=ADDCOMMA([Blad1.AF113];0)" office:value-type="string" office:string-value="10," calcext:value-type="string">
            <text:p>10,</text:p>
          </table:table-cell>
          <table:table-cell table:style-name="ce19" table:formula="of:=ADDCOMMA([Blad1.AG113];0)" office:value-type="string" office:string-value="9," calcext:value-type="string">
            <text:p>9,</text:p>
          </table:table-cell>
          <table:table-cell table:style-name="ce19" table:formula="of:=ADDCOMMA([Blad1.AH113];0)" office:value-type="string" office:string-value="9," calcext:value-type="string">
            <text:p>9,</text:p>
          </table:table-cell>
          <table:table-cell table:style-name="ce19" table:formula="of:=ADDCOMMA([Blad1.AI113];0)" office:value-type="string" office:string-value="9," calcext:value-type="string">
            <text:p>9,</text:p>
          </table:table-cell>
          <table:table-cell table:style-name="ce19" table:formula="of:=ADDCOMMA([Blad1.AJ113];0)" office:value-type="string" office:string-value="9," calcext:value-type="string">
            <text:p>9,</text:p>
          </table:table-cell>
          <table:table-cell table:style-name="ce19" table:formula="of:=ADDCOMMA([Blad1.AK113];0)" office:value-type="string" office:string-value="9," calcext:value-type="string">
            <text:p>9,</text:p>
          </table:table-cell>
          <table:table-cell table:style-name="ce19" table:formula="of:=ADDCOMMA([Blad1.AL113];0)" office:value-type="string" office:string-value="9," calcext:value-type="string">
            <text:p>9,</text:p>
          </table:table-cell>
          <table:table-cell table:style-name="ce19" table:formula="of:=ADDCOMMA([Blad1.AM113];0)" office:value-type="string" office:string-value="9," calcext:value-type="string">
            <text:p>9,</text:p>
          </table:table-cell>
          <table:table-cell table:style-name="ce19" table:formula="of:=ADDCOMMA([Blad1.AN113];0)" office:value-type="string" office:string-value="9," calcext:value-type="string">
            <text:p>9,</text:p>
          </table:table-cell>
          <table:table-cell table:style-name="ce19" table:formula="of:=ADDCOMMA([Blad1.AO113];0)" office:value-type="string" office:string-value="9," calcext:value-type="string">
            <text:p>9,</text:p>
          </table:table-cell>
          <table:table-cell table:style-name="ce19" table:formula="of:=ADDCOMMA([Blad1.AP113];0)" office:value-type="string" office:string-value="9," calcext:value-type="string">
            <text:p>9,</text:p>
          </table:table-cell>
          <table:table-cell table:style-name="ce19" table:formula="of:=ADDCOMMA([Blad1.AQ113];0)" office:value-type="string" office:string-value="9," calcext:value-type="string">
            <text:p>9,</text:p>
          </table:table-cell>
          <table:table-cell table:style-name="ce19" table:formula="of:=ADDCOMMA([Blad1.AR113];0)" office:value-type="string" office:string-value="8," calcext:value-type="string">
            <text:p>8,</text:p>
          </table:table-cell>
          <table:table-cell table:style-name="ce19" table:formula="of:=ADDCOMMA([Blad1.AS113];0)" office:value-type="string" office:string-value="8," calcext:value-type="string">
            <text:p>8,</text:p>
          </table:table-cell>
          <table:table-cell table:style-name="ce19" table:formula="of:=ADDCOMMA([Blad1.AT113];0)" office:value-type="string" office:string-value="8," calcext:value-type="string">
            <text:p>8,</text:p>
          </table:table-cell>
          <table:table-cell table:style-name="ce19" table:formula="of:=ADDCOMMA([Blad1.AU113];0)" office:value-type="string" office:string-value="8," calcext:value-type="string">
            <text:p>8,</text:p>
          </table:table-cell>
          <table:table-cell table:style-name="ce19" table:formula="of:=ADDCOMMA([Blad1.AV113];0)" office:value-type="string" office:string-value="8," calcext:value-type="string">
            <text:p>8,</text:p>
          </table:table-cell>
          <table:table-cell/>
        </table:table-row>
        <table:table-row table:style-name="ro4">
          <table:table-cell table:style-name="ce19" table:formula="of:=ADDCOMMA([Blad1.AC114];0)" office:value-type="string" office:string-value="8," calcext:value-type="string">
            <text:p>8,</text:p>
          </table:table-cell>
          <table:table-cell table:style-name="ce19" table:formula="of:=ADDCOMMA([Blad1.AD114];0)" office:value-type="string" office:string-value="8," calcext:value-type="string">
            <text:p>8,</text:p>
          </table:table-cell>
          <table:table-cell table:style-name="ce19" table:formula="of:=ADDCOMMA([Blad1.AE114];0)" office:value-type="string" office:string-value="8," calcext:value-type="string">
            <text:p>8,</text:p>
          </table:table-cell>
          <table:table-cell table:style-name="ce19" table:formula="of:=ADDCOMMA([Blad1.AF114];0)" office:value-type="string" office:string-value="8," calcext:value-type="string">
            <text:p>8,</text:p>
          </table:table-cell>
          <table:table-cell table:style-name="ce19" table:formula="of:=ADDCOMMA([Blad1.AG114];0)" office:value-type="string" office:string-value="8," calcext:value-type="string">
            <text:p>8,</text:p>
          </table:table-cell>
          <table:table-cell table:style-name="ce19" table:formula="of:=ADDCOMMA([Blad1.AH114];0)" office:value-type="string" office:string-value="8," calcext:value-type="string">
            <text:p>8,</text:p>
          </table:table-cell>
          <table:table-cell table:style-name="ce19" table:formula="of:=ADDCOMMA([Blad1.AI114];0)" office:value-type="string" office:string-value="8," calcext:value-type="string">
            <text:p>8,</text:p>
          </table:table-cell>
          <table:table-cell table:style-name="ce19" table:formula="of:=ADDCOMMA([Blad1.AJ114];0)" office:value-type="string" office:string-value="8," calcext:value-type="string">
            <text:p>8,</text:p>
          </table:table-cell>
          <table:table-cell table:style-name="ce19" table:formula="of:=ADDCOMMA([Blad1.AK114];0)" office:value-type="string" office:string-value="7," calcext:value-type="string">
            <text:p>7,</text:p>
          </table:table-cell>
          <table:table-cell table:style-name="ce19" table:formula="of:=ADDCOMMA([Blad1.AL114];0)" office:value-type="string" office:string-value="7," calcext:value-type="string">
            <text:p>7,</text:p>
          </table:table-cell>
          <table:table-cell table:style-name="ce19" table:formula="of:=ADDCOMMA([Blad1.AM114];0)" office:value-type="string" office:string-value="7," calcext:value-type="string">
            <text:p>7,</text:p>
          </table:table-cell>
          <table:table-cell table:style-name="ce19" table:formula="of:=ADDCOMMA([Blad1.AN114];0)" office:value-type="string" office:string-value="7," calcext:value-type="string">
            <text:p>7,</text:p>
          </table:table-cell>
          <table:table-cell table:style-name="ce19" table:formula="of:=ADDCOMMA([Blad1.AO114];0)" office:value-type="string" office:string-value="7," calcext:value-type="string">
            <text:p>7,</text:p>
          </table:table-cell>
          <table:table-cell table:style-name="ce19" table:formula="of:=ADDCOMMA([Blad1.AP114];0)" office:value-type="string" office:string-value="7," calcext:value-type="string">
            <text:p>7,</text:p>
          </table:table-cell>
          <table:table-cell table:style-name="ce19" table:formula="of:=ADDCOMMA([Blad1.AQ114];0)" office:value-type="string" office:string-value="7," calcext:value-type="string">
            <text:p>7,</text:p>
          </table:table-cell>
          <table:table-cell table:style-name="ce19" table:formula="of:=ADDCOMMA([Blad1.AR114];0)" office:value-type="string" office:string-value="7," calcext:value-type="string">
            <text:p>7,</text:p>
          </table:table-cell>
          <table:table-cell table:style-name="ce19" table:formula="of:=ADDCOMMA([Blad1.AS114];0)" office:value-type="string" office:string-value="7," calcext:value-type="string">
            <text:p>7,</text:p>
          </table:table-cell>
          <table:table-cell table:style-name="ce19" table:formula="of:=ADDCOMMA([Blad1.AT114];0)" office:value-type="string" office:string-value="7," calcext:value-type="string">
            <text:p>7,</text:p>
          </table:table-cell>
          <table:table-cell table:style-name="ce19" table:formula="of:=ADDCOMMA([Blad1.AU114];0)" office:value-type="string" office:string-value="7," calcext:value-type="string">
            <text:p>7,</text:p>
          </table:table-cell>
          <table:table-cell table:style-name="ce19" table:formula="of:=ADDCOMMA([Blad1.AV114];0)" office:value-type="string" office:string-value="7," calcext:value-type="string">
            <text:p>7,</text:p>
          </table:table-cell>
          <table:table-cell/>
        </table:table-row>
        <table:table-row table:style-name="ro4">
          <table:table-cell table:style-name="ce19" table:formula="of:=ADDCOMMA([Blad1.AC115];0)" office:value-type="string" office:string-value="7," calcext:value-type="string">
            <text:p>7,</text:p>
          </table:table-cell>
          <table:table-cell table:style-name="ce19" table:formula="of:=ADDCOMMA([Blad1.AD115];0)" office:value-type="string" office:string-value="7," calcext:value-type="string">
            <text:p>7,</text:p>
          </table:table-cell>
          <table:table-cell table:style-name="ce19" table:formula="of:=ADDCOMMA([Blad1.AE115];0)" office:value-type="string" office:string-value="7," calcext:value-type="string">
            <text:p>7,</text:p>
          </table:table-cell>
          <table:table-cell table:style-name="ce19" table:formula="of:=ADDCOMMA([Blad1.AF115];0)" office:value-type="string" office:string-value="7," calcext:value-type="string">
            <text:p>7,</text:p>
          </table:table-cell>
          <table:table-cell table:style-name="ce19" table:formula="of:=ADDCOMMA([Blad1.AG115];0)" office:value-type="string" office:string-value="7," calcext:value-type="string">
            <text:p>7,</text:p>
          </table:table-cell>
          <table:table-cell table:style-name="ce19" table:formula="of:=ADDCOMMA([Blad1.AH115];0)" office:value-type="string" office:string-value="6," calcext:value-type="string">
            <text:p>6,</text:p>
          </table:table-cell>
          <table:table-cell table:style-name="ce19" table:formula="of:=ADDCOMMA([Blad1.AI115];0)" office:value-type="string" office:string-value="6," calcext:value-type="string">
            <text:p>6,</text:p>
          </table:table-cell>
          <table:table-cell table:style-name="ce19" table:formula="of:=ADDCOMMA([Blad1.AJ115];0)" office:value-type="string" office:string-value="6," calcext:value-type="string">
            <text:p>6,</text:p>
          </table:table-cell>
          <table:table-cell table:style-name="ce19" table:formula="of:=ADDCOMMA([Blad1.AK115];0)" office:value-type="string" office:string-value="6," calcext:value-type="string">
            <text:p>6,</text:p>
          </table:table-cell>
          <table:table-cell table:style-name="ce19" table:formula="of:=ADDCOMMA([Blad1.AL115];0)" office:value-type="string" office:string-value="6," calcext:value-type="string">
            <text:p>6,</text:p>
          </table:table-cell>
          <table:table-cell table:style-name="ce19" table:formula="of:=ADDCOMMA([Blad1.AM115];0)" office:value-type="string" office:string-value="6," calcext:value-type="string">
            <text:p>6,</text:p>
          </table:table-cell>
          <table:table-cell table:style-name="ce19" table:formula="of:=ADDCOMMA([Blad1.AN115];0)" office:value-type="string" office:string-value="6," calcext:value-type="string">
            <text:p>6,</text:p>
          </table:table-cell>
          <table:table-cell table:style-name="ce19" table:formula="of:=ADDCOMMA([Blad1.AO115];0)" office:value-type="string" office:string-value="6," calcext:value-type="string">
            <text:p>6,</text:p>
          </table:table-cell>
          <table:table-cell table:style-name="ce19" table:formula="of:=ADDCOMMA([Blad1.AP115];0)" office:value-type="string" office:string-value="6," calcext:value-type="string">
            <text:p>6,</text:p>
          </table:table-cell>
          <table:table-cell table:style-name="ce19" table:formula="of:=ADDCOMMA([Blad1.AQ115];0)" office:value-type="string" office:string-value="6," calcext:value-type="string">
            <text:p>6,</text:p>
          </table:table-cell>
          <table:table-cell table:style-name="ce19" table:formula="of:=ADDCOMMA([Blad1.AR115];0)" office:value-type="string" office:string-value="6," calcext:value-type="string">
            <text:p>6,</text:p>
          </table:table-cell>
          <table:table-cell table:style-name="ce19" table:formula="of:=ADDCOMMA([Blad1.AS115];0)" office:value-type="string" office:string-value="6," calcext:value-type="string">
            <text:p>6,</text:p>
          </table:table-cell>
          <table:table-cell table:style-name="ce19" table:formula="of:=ADDCOMMA([Blad1.AT115];0)" office:value-type="string" office:string-value="6," calcext:value-type="string">
            <text:p>6,</text:p>
          </table:table-cell>
          <table:table-cell table:style-name="ce19" table:formula="of:=ADDCOMMA([Blad1.AU115];0)" office:value-type="string" office:string-value="6," calcext:value-type="string">
            <text:p>6,</text:p>
          </table:table-cell>
          <table:table-cell table:style-name="ce19" table:formula="of:=ADDCOMMA([Blad1.AV115];0)" office:value-type="string" office:string-value="6," calcext:value-type="string">
            <text:p>6,</text:p>
          </table:table-cell>
          <table:table-cell/>
        </table:table-row>
        <table:table-row table:style-name="ro4">
          <table:table-cell table:style-name="ce19" table:formula="of:=ADDCOMMA([Blad1.AC116];0)" office:value-type="string" office:string-value="6," calcext:value-type="string">
            <text:p>6,</text:p>
          </table:table-cell>
          <table:table-cell table:style-name="ce19" table:formula="of:=ADDCOMMA([Blad1.AD116];0)" office:value-type="string" office:string-value="5," calcext:value-type="string">
            <text:p>5,</text:p>
          </table:table-cell>
          <table:table-cell table:style-name="ce19" table:formula="of:=ADDCOMMA([Blad1.AE116];0)" office:value-type="string" office:string-value="5," calcext:value-type="string">
            <text:p>5,</text:p>
          </table:table-cell>
          <table:table-cell table:style-name="ce19" table:formula="of:=ADDCOMMA([Blad1.AF116];0)" office:value-type="string" office:string-value="5," calcext:value-type="string">
            <text:p>5,</text:p>
          </table:table-cell>
          <table:table-cell table:style-name="ce19" table:formula="of:=ADDCOMMA([Blad1.AG116];0)" office:value-type="string" office:string-value="5," calcext:value-type="string">
            <text:p>5,</text:p>
          </table:table-cell>
          <table:table-cell table:style-name="ce19" table:formula="of:=ADDCOMMA([Blad1.AH116];0)" office:value-type="string" office:string-value="5," calcext:value-type="string">
            <text:p>5,</text:p>
          </table:table-cell>
          <table:table-cell table:style-name="ce19" table:formula="of:=ADDCOMMA([Blad1.AI116];0)" office:value-type="string" office:string-value="4," calcext:value-type="string">
            <text:p>4,</text:p>
          </table:table-cell>
          <table:table-cell table:style-name="ce19" table:formula="of:=ADDCOMMA([Blad1.AJ116];0)" office:value-type="string" office:string-value="4," calcext:value-type="string">
            <text:p>4,</text:p>
          </table:table-cell>
          <table:table-cell table:style-name="ce19" table:formula="of:=ADDCOMMA([Blad1.AK116];0)" office:value-type="string" office:string-value="4," calcext:value-type="string">
            <text:p>4,</text:p>
          </table:table-cell>
          <table:table-cell table:style-name="ce19" table:formula="of:=ADDCOMMA([Blad1.AL116];0)" office:value-type="string" office:string-value="4," calcext:value-type="string">
            <text:p>4,</text:p>
          </table:table-cell>
          <table:table-cell table:style-name="ce19" table:formula="of:=ADDCOMMA([Blad1.AM116];0)" office:value-type="string" office:string-value="3," calcext:value-type="string">
            <text:p>3,</text:p>
          </table:table-cell>
          <table:table-cell table:style-name="ce19" table:formula="of:=ADDCOMMA([Blad1.AN116];0)" office:value-type="string" office:string-value="3," calcext:value-type="string">
            <text:p>3,</text:p>
          </table:table-cell>
          <table:table-cell table:style-name="ce19" table:formula="of:=ADDCOMMA([Blad1.AO116];0)" office:value-type="string" office:string-value="3," calcext:value-type="string">
            <text:p>3,</text:p>
          </table:table-cell>
          <table:table-cell table:style-name="ce19" table:formula="of:=ADDCOMMA([Blad1.AP116];0)" office:value-type="string" office:string-value="3," calcext:value-type="string">
            <text:p>3,</text:p>
          </table:table-cell>
          <table:table-cell table:style-name="ce19" table:formula="of:=ADDCOMMA([Blad1.AQ116];0)" office:value-type="string" office:string-value="2," calcext:value-type="string">
            <text:p>2,</text:p>
          </table:table-cell>
          <table:table-cell table:style-name="ce19" table:formula="of:=ADDCOMMA([Blad1.AR116];0)" office:value-type="string" office:string-value="2," calcext:value-type="string">
            <text:p>2,</text:p>
          </table:table-cell>
          <table:table-cell table:style-name="ce19" table:formula="of:=ADDCOMMA([Blad1.AS116];0)" office:value-type="string" office:string-value="2," calcext:value-type="string">
            <text:p>2,</text:p>
          </table:table-cell>
          <table:table-cell table:style-name="ce19" table:formula="of:=ADDCOMMA([Blad1.AT116];0)" office:value-type="string" office:string-value="2," calcext:value-type="string">
            <text:p>2,</text:p>
          </table:table-cell>
          <table:table-cell table:style-name="ce19" table:formula="of:=ADDCOMMA([Blad1.AU116];0)" office:value-type="string" office:string-value="1," calcext:value-type="string">
            <text:p>1,</text:p>
          </table:table-cell>
          <table:table-cell table:style-name="ce19" table:formula="of:=ADDCOMMA([Blad1.AV116];0)" office:value-type="string" office:string-value="1," calcext:value-type="string">
            <text:p>1,</text:p>
          </table:table-cell>
          <table:table-cell/>
        </table:table-row>
        <table:table-row table:style-name="ro4">
          <table:table-cell table:style-name="ce19" table:formula="of:=ADDCOMMA([Blad1.AC117];0)" office:value-type="string" office:string-value="1," calcext:value-type="string">
            <text:p>1,</text:p>
          </table:table-cell>
          <table:table-cell table:style-name="ce19" table:formula="of:=ADDCOMMA([Blad1.AD117];0)" office:value-type="string" office:string-value="1," calcext:value-type="string">
            <text:p>1,</text:p>
          </table:table-cell>
          <table:table-cell table:style-name="ce19" table:formula="of:=ADDCOMMA([Blad1.AE117];0)" office:value-type="string" office:string-value="0," calcext:value-type="string">
            <text:p>0,</text:p>
          </table:table-cell>
          <table:table-cell table:style-name="ce19" table:number-columns-repeated="17"/>
          <table:table-cell/>
        </table:table-row>
        <table:table-row table:style-name="ro4" table:number-rows-repeated="2">
          <table:table-cell table:style-name="ce19" table:number-columns-repeated="19"/>
          <table:table-cell table:style-name="ce15"/>
          <table:table-cell/>
        </table:table-row>
        <table:table-row table:style-name="ro4" table:number-rows-repeated="1048463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Vapor Array" table:style-name="ta1">
        <table:table-column table:style-name="co8" table:default-cell-style-name="ce20"/>
        <table:table-column table:style-name="co7" table:number-columns-repeated="19" table:default-cell-style-name="ce20"/>
        <table:table-row table:style-name="ro4">
          <table:table-cell table:formula="of:=ADDCOMMA([Blad1.BV8])" office:value-type="string" office:string-value="199," calcext:value-type="string">
            <text:p>199,</text:p>
          </table:table-cell>
          <table:table-cell table:formula="of:=ADDCOMMA([Blad1.BW8])" office:value-type="string" office:string-value="196," calcext:value-type="string">
            <text:p>196,</text:p>
          </table:table-cell>
          <table:table-cell table:formula="of:=ADDCOMMA([Blad1.BX8])" office:value-type="string" office:string-value="193," calcext:value-type="string">
            <text:p>193,</text:p>
          </table:table-cell>
          <table:table-cell table:formula="of:=ADDCOMMA([Blad1.BY8])" office:value-type="string" office:string-value="192," calcext:value-type="string">
            <text:p>192,</text:p>
          </table:table-cell>
          <table:table-cell table:formula="of:=ADDCOMMA([Blad1.BZ8])" office:value-type="string" office:string-value="190," calcext:value-type="string">
            <text:p>190,</text:p>
          </table:table-cell>
          <table:table-cell table:formula="of:=ADDCOMMA([Blad1.CA8])" office:value-type="string" office:string-value="188," calcext:value-type="string">
            <text:p>188,</text:p>
          </table:table-cell>
          <table:table-cell table:formula="of:=ADDCOMMA([Blad1.CB8])" office:value-type="string" office:string-value="186," calcext:value-type="string">
            <text:p>186,</text:p>
          </table:table-cell>
          <table:table-cell table:formula="of:=ADDCOMMA([Blad1.CC8])" office:value-type="string" office:string-value="185," calcext:value-type="string">
            <text:p>185,</text:p>
          </table:table-cell>
          <table:table-cell table:formula="of:=ADDCOMMA([Blad1.CD8])" office:value-type="string" office:string-value="183," calcext:value-type="string">
            <text:p>183,</text:p>
          </table:table-cell>
          <table:table-cell table:formula="of:=ADDCOMMA([Blad1.CE8])" office:value-type="string" office:string-value="178," calcext:value-type="string">
            <text:p>178,</text:p>
          </table:table-cell>
          <table:table-cell table:formula="of:=ADDCOMMA([Blad1.CF8])" office:value-type="string" office:string-value="176," calcext:value-type="string">
            <text:p>176,</text:p>
          </table:table-cell>
          <table:table-cell table:formula="of:=ADDCOMMA([Blad1.CG8])" office:value-type="string" office:string-value="176," calcext:value-type="string">
            <text:p>176,</text:p>
          </table:table-cell>
          <table:table-cell table:formula="of:=ADDCOMMA([Blad1.CH8])" office:value-type="string" office:string-value="176," calcext:value-type="string">
            <text:p>176,</text:p>
          </table:table-cell>
          <table:table-cell table:formula="of:=ADDCOMMA([Blad1.CI8])" office:value-type="string" office:string-value="175," calcext:value-type="string">
            <text:p>175,</text:p>
          </table:table-cell>
          <table:table-cell table:formula="of:=ADDCOMMA([Blad1.CJ8])" office:value-type="string" office:string-value="174," calcext:value-type="string">
            <text:p>174,</text:p>
          </table:table-cell>
          <table:table-cell table:formula="of:=ADDCOMMA([Blad1.CK8])" office:value-type="string" office:string-value="173," calcext:value-type="string">
            <text:p>173,</text:p>
          </table:table-cell>
          <table:table-cell table:formula="of:=ADDCOMMA([Blad1.CL8])" office:value-type="string" office:string-value="172," calcext:value-type="string">
            <text:p>172,</text:p>
          </table:table-cell>
          <table:table-cell table:formula="of:=ADDCOMMA([Blad1.CM8])" office:value-type="string" office:string-value="171," calcext:value-type="string">
            <text:p>171,</text:p>
          </table:table-cell>
          <table:table-cell table:formula="of:=ADDCOMMA([Blad1.CN8])" office:value-type="string" office:string-value="171," calcext:value-type="string">
            <text:p>171,</text:p>
          </table:table-cell>
          <table:table-cell table:formula="of:=ADDCOMMA([Blad1.CO8])" office:value-type="string" office:string-value="170," calcext:value-type="string">
            <text:p>170,</text:p>
          </table:table-cell>
        </table:table-row>
        <table:table-row table:style-name="ro4">
          <table:table-cell table:formula="of:=ADDCOMMA([Blad1.BV9])" office:value-type="string" office:string-value="169," calcext:value-type="string">
            <text:p>169,</text:p>
          </table:table-cell>
          <table:table-cell table:formula="of:=ADDCOMMA([Blad1.BW9])" office:value-type="string" office:string-value="169," calcext:value-type="string">
            <text:p>169,</text:p>
          </table:table-cell>
          <table:table-cell table:formula="of:=ADDCOMMA([Blad1.BX9])" office:value-type="string" office:string-value="168," calcext:value-type="string">
            <text:p>168,</text:p>
          </table:table-cell>
          <table:table-cell table:formula="of:=ADDCOMMA([Blad1.BY9])" office:value-type="string" office:string-value="167," calcext:value-type="string">
            <text:p>167,</text:p>
          </table:table-cell>
          <table:table-cell table:formula="of:=ADDCOMMA([Blad1.BZ9])" office:value-type="string" office:string-value="166," calcext:value-type="string">
            <text:p>166,</text:p>
          </table:table-cell>
          <table:table-cell table:formula="of:=ADDCOMMA([Blad1.CA9])" office:value-type="string" office:string-value="166," calcext:value-type="string">
            <text:p>166,</text:p>
          </table:table-cell>
          <table:table-cell table:formula="of:=ADDCOMMA([Blad1.CB9])" office:value-type="string" office:string-value="165," calcext:value-type="string">
            <text:p>165,</text:p>
          </table:table-cell>
          <table:table-cell table:formula="of:=ADDCOMMA([Blad1.CC9])" office:value-type="string" office:string-value="164," calcext:value-type="string">
            <text:p>164,</text:p>
          </table:table-cell>
          <table:table-cell table:formula="of:=ADDCOMMA([Blad1.CD9])" office:value-type="string" office:string-value="164," calcext:value-type="string">
            <text:p>164,</text:p>
          </table:table-cell>
          <table:table-cell table:formula="of:=ADDCOMMA([Blad1.CE9])" office:value-type="string" office:string-value="163," calcext:value-type="string">
            <text:p>163,</text:p>
          </table:table-cell>
          <table:table-cell table:formula="of:=ADDCOMMA([Blad1.CF9])" office:value-type="string" office:string-value="162," calcext:value-type="string">
            <text:p>162,</text:p>
          </table:table-cell>
          <table:table-cell table:formula="of:=ADDCOMMA([Blad1.CG9])" office:value-type="string" office:string-value="162," calcext:value-type="string">
            <text:p>162,</text:p>
          </table:table-cell>
          <table:table-cell table:formula="of:=ADDCOMMA([Blad1.CH9])" office:value-type="string" office:string-value="162," calcext:value-type="string">
            <text:p>162,</text:p>
          </table:table-cell>
          <table:table-cell table:formula="of:=ADDCOMMA([Blad1.CI9])" office:value-type="string" office:string-value="162," calcext:value-type="string">
            <text:p>162,</text:p>
          </table:table-cell>
          <table:table-cell table:formula="of:=ADDCOMMA([Blad1.CJ9])" office:value-type="string" office:string-value="161," calcext:value-type="string">
            <text:p>161,</text:p>
          </table:table-cell>
          <table:table-cell table:formula="of:=ADDCOMMA([Blad1.CK9])" office:value-type="string" office:string-value="160," calcext:value-type="string">
            <text:p>160,</text:p>
          </table:table-cell>
          <table:table-cell table:formula="of:=ADDCOMMA([Blad1.CL9])" office:value-type="string" office:string-value="159," calcext:value-type="string">
            <text:p>159,</text:p>
          </table:table-cell>
          <table:table-cell table:formula="of:=ADDCOMMA([Blad1.CM9])" office:value-type="string" office:string-value="157," calcext:value-type="string">
            <text:p>157,</text:p>
          </table:table-cell>
          <table:table-cell table:formula="of:=ADDCOMMA([Blad1.CN9])" office:value-type="string" office:string-value="157," calcext:value-type="string">
            <text:p>157,</text:p>
          </table:table-cell>
          <table:table-cell table:formula="of:=ADDCOMMA([Blad1.CO9])" office:value-type="string" office:string-value="156," calcext:value-type="string">
            <text:p>156,</text:p>
          </table:table-cell>
        </table:table-row>
        <table:table-row table:style-name="ro4">
          <table:table-cell table:formula="of:=ADDCOMMA([Blad1.BV10])" office:value-type="string" office:string-value="156," calcext:value-type="string">
            <text:p>156,</text:p>
          </table:table-cell>
          <table:table-cell table:formula="of:=ADDCOMMA([Blad1.BW10])" office:value-type="string" office:string-value="155," calcext:value-type="string">
            <text:p>155,</text:p>
          </table:table-cell>
          <table:table-cell table:formula="of:=ADDCOMMA([Blad1.BX10])" office:value-type="string" office:string-value="154," calcext:value-type="string">
            <text:p>154,</text:p>
          </table:table-cell>
          <table:table-cell table:formula="of:=ADDCOMMA([Blad1.BY10])" office:value-type="string" office:string-value="154," calcext:value-type="string">
            <text:p>154,</text:p>
          </table:table-cell>
          <table:table-cell table:formula="of:=ADDCOMMA([Blad1.BZ10])" office:value-type="string" office:string-value="153," calcext:value-type="string">
            <text:p>153,</text:p>
          </table:table-cell>
          <table:table-cell table:formula="of:=ADDCOMMA([Blad1.CA10])" office:value-type="string" office:string-value="152," calcext:value-type="string">
            <text:p>152,</text:p>
          </table:table-cell>
          <table:table-cell table:formula="of:=ADDCOMMA([Blad1.CB10])" office:value-type="string" office:string-value="152," calcext:value-type="string">
            <text:p>152,</text:p>
          </table:table-cell>
          <table:table-cell table:formula="of:=ADDCOMMA([Blad1.CC10])" office:value-type="string" office:string-value="151," calcext:value-type="string">
            <text:p>151,</text:p>
          </table:table-cell>
          <table:table-cell table:formula="of:=ADDCOMMA([Blad1.CD10])" office:value-type="string" office:string-value="151," calcext:value-type="string">
            <text:p>151,</text:p>
          </table:table-cell>
          <table:table-cell table:formula="of:=ADDCOMMA([Blad1.CE10])" office:value-type="string" office:string-value="150," calcext:value-type="string">
            <text:p>150,</text:p>
          </table:table-cell>
          <table:table-cell table:formula="of:=ADDCOMMA([Blad1.CF10])" office:value-type="string" office:string-value="150," calcext:value-type="string">
            <text:p>150,</text:p>
          </table:table-cell>
          <table:table-cell table:formula="of:=ADDCOMMA([Blad1.CG10])" office:value-type="string" office:string-value="150," calcext:value-type="string">
            <text:p>150,</text:p>
          </table:table-cell>
          <table:table-cell table:formula="of:=ADDCOMMA([Blad1.CH10])" office:value-type="string" office:string-value="149," calcext:value-type="string">
            <text:p>149,</text:p>
          </table:table-cell>
          <table:table-cell table:formula="of:=ADDCOMMA([Blad1.CI10])" office:value-type="string" office:string-value="148," calcext:value-type="string">
            <text:p>148,</text:p>
          </table:table-cell>
          <table:table-cell table:formula="of:=ADDCOMMA([Blad1.CJ10])" office:value-type="string" office:string-value="148," calcext:value-type="string">
            <text:p>148,</text:p>
          </table:table-cell>
          <table:table-cell table:formula="of:=ADDCOMMA([Blad1.CK10])" office:value-type="string" office:string-value="147," calcext:value-type="string">
            <text:p>147,</text:p>
          </table:table-cell>
          <table:table-cell table:formula="of:=ADDCOMMA([Blad1.CL10])" office:value-type="string" office:string-value="147," calcext:value-type="string">
            <text:p>147,</text:p>
          </table:table-cell>
          <table:table-cell table:formula="of:=ADDCOMMA([Blad1.CM10])" office:value-type="string" office:string-value="147," calcext:value-type="string">
            <text:p>147,</text:p>
          </table:table-cell>
          <table:table-cell table:formula="of:=ADDCOMMA([Blad1.CN10])" office:value-type="string" office:string-value="146," calcext:value-type="string">
            <text:p>146,</text:p>
          </table:table-cell>
          <table:table-cell table:formula="of:=ADDCOMMA([Blad1.CO10])" office:value-type="string" office:string-value="146," calcext:value-type="string">
            <text:p>146,</text:p>
          </table:table-cell>
        </table:table-row>
        <table:table-row table:style-name="ro4">
          <table:table-cell table:formula="of:=ADDCOMMA([Blad1.BV11])" office:value-type="string" office:string-value="145," calcext:value-type="string">
            <text:p>145,</text:p>
          </table:table-cell>
          <table:table-cell table:formula="of:=ADDCOMMA([Blad1.BW11])" office:value-type="string" office:string-value="145," calcext:value-type="string">
            <text:p>145,</text:p>
          </table:table-cell>
          <table:table-cell table:formula="of:=ADDCOMMA([Blad1.BX11])" office:value-type="string" office:string-value="144," calcext:value-type="string">
            <text:p>144,</text:p>
          </table:table-cell>
          <table:table-cell table:formula="of:=ADDCOMMA([Blad1.BY11])" office:value-type="string" office:string-value="144," calcext:value-type="string">
            <text:p>144,</text:p>
          </table:table-cell>
          <table:table-cell table:formula="of:=ADDCOMMA([Blad1.BZ11])" office:value-type="string" office:string-value="143," calcext:value-type="string">
            <text:p>143,</text:p>
          </table:table-cell>
          <table:table-cell table:formula="of:=ADDCOMMA([Blad1.CA11])" office:value-type="string" office:string-value="143," calcext:value-type="string">
            <text:p>143,</text:p>
          </table:table-cell>
          <table:table-cell table:formula="of:=ADDCOMMA([Blad1.CB11])" office:value-type="string" office:string-value="142," calcext:value-type="string">
            <text:p>142,</text:p>
          </table:table-cell>
          <table:table-cell table:formula="of:=ADDCOMMA([Blad1.CC11])" office:value-type="string" office:string-value="142," calcext:value-type="string">
            <text:p>142,</text:p>
          </table:table-cell>
          <table:table-cell table:formula="of:=ADDCOMMA([Blad1.CD11])" office:value-type="string" office:string-value="142," calcext:value-type="string">
            <text:p>142,</text:p>
          </table:table-cell>
          <table:table-cell table:formula="of:=ADDCOMMA([Blad1.CE11])" office:value-type="string" office:string-value="141," calcext:value-type="string">
            <text:p>141,</text:p>
          </table:table-cell>
          <table:table-cell table:formula="of:=ADDCOMMA([Blad1.CF11])" office:value-type="string" office:string-value="141," calcext:value-type="string">
            <text:p>141,</text:p>
          </table:table-cell>
          <table:table-cell table:formula="of:=ADDCOMMA([Blad1.CG11])" office:value-type="string" office:string-value="140," calcext:value-type="string">
            <text:p>140,</text:p>
          </table:table-cell>
          <table:table-cell table:formula="of:=ADDCOMMA([Blad1.CH11])" office:value-type="string" office:string-value="140," calcext:value-type="string">
            <text:p>140,</text:p>
          </table:table-cell>
          <table:table-cell table:formula="of:=ADDCOMMA([Blad1.CI11])" office:value-type="string" office:string-value="139," calcext:value-type="string">
            <text:p>139,</text:p>
          </table:table-cell>
          <table:table-cell table:formula="of:=ADDCOMMA([Blad1.CJ11])" office:value-type="string" office:string-value="139," calcext:value-type="string">
            <text:p>139,</text:p>
          </table:table-cell>
          <table:table-cell table:formula="of:=ADDCOMMA([Blad1.CK11])" office:value-type="string" office:string-value="138," calcext:value-type="string">
            <text:p>138,</text:p>
          </table:table-cell>
          <table:table-cell table:formula="of:=ADDCOMMA([Blad1.CL11])" office:value-type="string" office:string-value="138," calcext:value-type="string">
            <text:p>138,</text:p>
          </table:table-cell>
          <table:table-cell table:formula="of:=ADDCOMMA([Blad1.CM11])" office:value-type="string" office:string-value="137," calcext:value-type="string">
            <text:p>137,</text:p>
          </table:table-cell>
          <table:table-cell table:formula="of:=ADDCOMMA([Blad1.CN11])" office:value-type="string" office:string-value="137," calcext:value-type="string">
            <text:p>137,</text:p>
          </table:table-cell>
          <table:table-cell table:formula="of:=ADDCOMMA([Blad1.CO11])" office:value-type="string" office:string-value="137," calcext:value-type="string">
            <text:p>137,</text:p>
          </table:table-cell>
        </table:table-row>
        <table:table-row table:style-name="ro4">
          <table:table-cell table:formula="of:=ADDCOMMA([Blad1.BV12])" office:value-type="string" office:string-value="136," calcext:value-type="string">
            <text:p>136,</text:p>
          </table:table-cell>
          <table:table-cell table:formula="of:=ADDCOMMA([Blad1.BW12])" office:value-type="string" office:string-value="136," calcext:value-type="string">
            <text:p>136,</text:p>
          </table:table-cell>
          <table:table-cell table:formula="of:=ADDCOMMA([Blad1.BX12])" office:value-type="string" office:string-value="136," calcext:value-type="string">
            <text:p>136,</text:p>
          </table:table-cell>
          <table:table-cell table:formula="of:=ADDCOMMA([Blad1.BY12])" office:value-type="string" office:string-value="135," calcext:value-type="string">
            <text:p>135,</text:p>
          </table:table-cell>
          <table:table-cell table:formula="of:=ADDCOMMA([Blad1.BZ12])" office:value-type="string" office:string-value="135," calcext:value-type="string">
            <text:p>135,</text:p>
          </table:table-cell>
          <table:table-cell table:formula="of:=ADDCOMMA([Blad1.CA12])" office:value-type="string" office:string-value="134," calcext:value-type="string">
            <text:p>134,</text:p>
          </table:table-cell>
          <table:table-cell table:formula="of:=ADDCOMMA([Blad1.CB12])" office:value-type="string" office:string-value="134," calcext:value-type="string">
            <text:p>134,</text:p>
          </table:table-cell>
          <table:table-cell table:formula="of:=ADDCOMMA([Blad1.CC12])" office:value-type="string" office:string-value="133," calcext:value-type="string">
            <text:p>133,</text:p>
          </table:table-cell>
          <table:table-cell table:formula="of:=ADDCOMMA([Blad1.CD12])" office:value-type="string" office:string-value="133," calcext:value-type="string">
            <text:p>133,</text:p>
          </table:table-cell>
          <table:table-cell table:formula="of:=ADDCOMMA([Blad1.CE12])" office:value-type="string" office:string-value="132," calcext:value-type="string">
            <text:p>132,</text:p>
          </table:table-cell>
          <table:table-cell table:formula="of:=ADDCOMMA([Blad1.CF12])" office:value-type="string" office:string-value="132," calcext:value-type="string">
            <text:p>132,</text:p>
          </table:table-cell>
          <table:table-cell table:formula="of:=ADDCOMMA([Blad1.CG12])" office:value-type="string" office:string-value="132," calcext:value-type="string">
            <text:p>132,</text:p>
          </table:table-cell>
          <table:table-cell table:formula="of:=ADDCOMMA([Blad1.CH12])" office:value-type="string" office:string-value="131," calcext:value-type="string">
            <text:p>131,</text:p>
          </table:table-cell>
          <table:table-cell table:formula="of:=ADDCOMMA([Blad1.CI12])" office:value-type="string" office:string-value="131," calcext:value-type="string">
            <text:p>131,</text:p>
          </table:table-cell>
          <table:table-cell table:formula="of:=ADDCOMMA([Blad1.CJ12])" office:value-type="string" office:string-value="130," calcext:value-type="string">
            <text:p>130,</text:p>
          </table:table-cell>
          <table:table-cell table:formula="of:=ADDCOMMA([Blad1.CK12])" office:value-type="string" office:string-value="130," calcext:value-type="string">
            <text:p>130,</text:p>
          </table:table-cell>
          <table:table-cell table:formula="of:=ADDCOMMA([Blad1.CL12])" office:value-type="string" office:string-value="130," calcext:value-type="string">
            <text:p>130,</text:p>
          </table:table-cell>
          <table:table-cell table:formula="of:=ADDCOMMA([Blad1.CM12])" office:value-type="string" office:string-value="129," calcext:value-type="string">
            <text:p>129,</text:p>
          </table:table-cell>
          <table:table-cell table:formula="of:=ADDCOMMA([Blad1.CN12])" office:value-type="string" office:string-value="129," calcext:value-type="string">
            <text:p>129,</text:p>
          </table:table-cell>
          <table:table-cell table:formula="of:=ADDCOMMA([Blad1.CO12])" office:value-type="string" office:string-value="129," calcext:value-type="string">
            <text:p>129,</text:p>
          </table:table-cell>
        </table:table-row>
        <table:table-row table:style-name="ro4">
          <table:table-cell table:formula="of:=ADDCOMMA([Blad1.BV13])" office:value-type="string" office:string-value="128," calcext:value-type="string">
            <text:p>128,</text:p>
          </table:table-cell>
          <table:table-cell table:formula="of:=ADDCOMMA([Blad1.BW13])" office:value-type="string" office:string-value="128," calcext:value-type="string">
            <text:p>128,</text:p>
          </table:table-cell>
          <table:table-cell table:formula="of:=ADDCOMMA([Blad1.BX13])" office:value-type="string" office:string-value="128," calcext:value-type="string">
            <text:p>128,</text:p>
          </table:table-cell>
          <table:table-cell table:formula="of:=ADDCOMMA([Blad1.BY13])" office:value-type="string" office:string-value="128," calcext:value-type="string">
            <text:p>128,</text:p>
          </table:table-cell>
          <table:table-cell table:formula="of:=ADDCOMMA([Blad1.BZ13])" office:value-type="string" office:string-value="128," calcext:value-type="string">
            <text:p>128,</text:p>
          </table:table-cell>
          <table:table-cell table:formula="of:=ADDCOMMA([Blad1.CA13])" office:value-type="string" office:string-value="128," calcext:value-type="string">
            <text:p>128,</text:p>
          </table:table-cell>
          <table:table-cell table:formula="of:=ADDCOMMA([Blad1.CB13])" office:value-type="string" office:string-value="127," calcext:value-type="string">
            <text:p>127,</text:p>
          </table:table-cell>
          <table:table-cell table:formula="of:=ADDCOMMA([Blad1.CC13])" office:value-type="string" office:string-value="127," calcext:value-type="string">
            <text:p>127,</text:p>
          </table:table-cell>
          <table:table-cell table:formula="of:=ADDCOMMA([Blad1.CD13])" office:value-type="string" office:string-value="126," calcext:value-type="string">
            <text:p>126,</text:p>
          </table:table-cell>
          <table:table-cell table:formula="of:=ADDCOMMA([Blad1.CE13])" office:value-type="string" office:string-value="126," calcext:value-type="string">
            <text:p>126,</text:p>
          </table:table-cell>
          <table:table-cell table:formula="of:=ADDCOMMA([Blad1.CF13])" office:value-type="string" office:string-value="126," calcext:value-type="string">
            <text:p>126,</text:p>
          </table:table-cell>
          <table:table-cell table:formula="of:=ADDCOMMA([Blad1.CG13])" office:value-type="string" office:string-value="125," calcext:value-type="string">
            <text:p>125,</text:p>
          </table:table-cell>
          <table:table-cell table:formula="of:=ADDCOMMA([Blad1.CH13])" office:value-type="string" office:string-value="125," calcext:value-type="string">
            <text:p>125,</text:p>
          </table:table-cell>
          <table:table-cell table:formula="of:=ADDCOMMA([Blad1.CI13])" office:value-type="string" office:string-value="125," calcext:value-type="string">
            <text:p>125,</text:p>
          </table:table-cell>
          <table:table-cell table:formula="of:=ADDCOMMA([Blad1.CJ13])" office:value-type="string" office:string-value="124," calcext:value-type="string">
            <text:p>124,</text:p>
          </table:table-cell>
          <table:table-cell table:formula="of:=ADDCOMMA([Blad1.CK13])" office:value-type="string" office:string-value="124," calcext:value-type="string">
            <text:p>124,</text:p>
          </table:table-cell>
          <table:table-cell table:formula="of:=ADDCOMMA([Blad1.CL13])" office:value-type="string" office:string-value="124," calcext:value-type="string">
            <text:p>124,</text:p>
          </table:table-cell>
          <table:table-cell table:formula="of:=ADDCOMMA([Blad1.CM13])" office:value-type="string" office:string-value="123," calcext:value-type="string">
            <text:p>123,</text:p>
          </table:table-cell>
          <table:table-cell table:formula="of:=ADDCOMMA([Blad1.CN13])" office:value-type="string" office:string-value="123," calcext:value-type="string">
            <text:p>123,</text:p>
          </table:table-cell>
          <table:table-cell table:formula="of:=ADDCOMMA([Blad1.CO13])" office:value-type="string" office:string-value="123," calcext:value-type="string">
            <text:p>123,</text:p>
          </table:table-cell>
        </table:table-row>
        <table:table-row table:style-name="ro4">
          <table:table-cell table:formula="of:=ADDCOMMA([Blad1.BV14])" office:value-type="string" office:string-value="122," calcext:value-type="string">
            <text:p>122,</text:p>
          </table:table-cell>
          <table:table-cell table:formula="of:=ADDCOMMA([Blad1.BW14])" office:value-type="string" office:string-value="122," calcext:value-type="string">
            <text:p>122,</text:p>
          </table:table-cell>
          <table:table-cell table:formula="of:=ADDCOMMA([Blad1.BX14])" office:value-type="string" office:string-value="121," calcext:value-type="string">
            <text:p>121,</text:p>
          </table:table-cell>
          <table:table-cell table:formula="of:=ADDCOMMA([Blad1.BY14])" office:value-type="string" office:string-value="121," calcext:value-type="string">
            <text:p>121,</text:p>
          </table:table-cell>
          <table:table-cell table:formula="of:=ADDCOMMA([Blad1.BZ14])" office:value-type="string" office:string-value="121," calcext:value-type="string">
            <text:p>121,</text:p>
          </table:table-cell>
          <table:table-cell table:formula="of:=ADDCOMMA([Blad1.CA14])" office:value-type="string" office:string-value="120," calcext:value-type="string">
            <text:p>120,</text:p>
          </table:table-cell>
          <table:table-cell table:formula="of:=ADDCOMMA([Blad1.CB14])" office:value-type="string" office:string-value="120," calcext:value-type="string">
            <text:p>120,</text:p>
          </table:table-cell>
          <table:table-cell table:formula="of:=ADDCOMMA([Blad1.CC14])" office:value-type="string" office:string-value="120," calcext:value-type="string">
            <text:p>120,</text:p>
          </table:table-cell>
          <table:table-cell table:formula="of:=ADDCOMMA([Blad1.CD14])" office:value-type="string" office:string-value="120," calcext:value-type="string">
            <text:p>120,</text:p>
          </table:table-cell>
          <table:table-cell table:formula="of:=ADDCOMMA([Blad1.CE14])" office:value-type="string" office:string-value="120," calcext:value-type="string">
            <text:p>120,</text:p>
          </table:table-cell>
          <table:table-cell table:formula="of:=ADDCOMMA([Blad1.CF14])" office:value-type="string" office:string-value="119," calcext:value-type="string">
            <text:p>119,</text:p>
          </table:table-cell>
          <table:table-cell table:formula="of:=ADDCOMMA([Blad1.CG14])" office:value-type="string" office:string-value="119," calcext:value-type="string">
            <text:p>119,</text:p>
          </table:table-cell>
          <table:table-cell table:formula="of:=ADDCOMMA([Blad1.CH14])" office:value-type="string" office:string-value="119," calcext:value-type="string">
            <text:p>119,</text:p>
          </table:table-cell>
          <table:table-cell table:formula="of:=ADDCOMMA([Blad1.CI14])" office:value-type="string" office:string-value="119," calcext:value-type="string">
            <text:p>119,</text:p>
          </table:table-cell>
          <table:table-cell table:formula="of:=ADDCOMMA([Blad1.CJ14])" office:value-type="string" office:string-value="118," calcext:value-type="string">
            <text:p>118,</text:p>
          </table:table-cell>
          <table:table-cell table:formula="of:=ADDCOMMA([Blad1.CK14])" office:value-type="string" office:string-value="118," calcext:value-type="string">
            <text:p>118,</text:p>
          </table:table-cell>
          <table:table-cell table:formula="of:=ADDCOMMA([Blad1.CL14])" office:value-type="string" office:string-value="117," calcext:value-type="string">
            <text:p>117,</text:p>
          </table:table-cell>
          <table:table-cell table:formula="of:=ADDCOMMA([Blad1.CM14])" office:value-type="string" office:string-value="117," calcext:value-type="string">
            <text:p>117,</text:p>
          </table:table-cell>
          <table:table-cell table:formula="of:=ADDCOMMA([Blad1.CN14])" office:value-type="string" office:string-value="117," calcext:value-type="string">
            <text:p>117,</text:p>
          </table:table-cell>
          <table:table-cell table:formula="of:=ADDCOMMA([Blad1.CO14])" office:value-type="string" office:string-value="116," calcext:value-type="string">
            <text:p>116,</text:p>
          </table:table-cell>
        </table:table-row>
        <table:table-row table:style-name="ro4">
          <table:table-cell table:formula="of:=ADDCOMMA([Blad1.BV15])" office:value-type="string" office:string-value="116," calcext:value-type="string">
            <text:p>116,</text:p>
          </table:table-cell>
          <table:table-cell table:formula="of:=ADDCOMMA([Blad1.BW15])" office:value-type="string" office:string-value="116," calcext:value-type="string">
            <text:p>116,</text:p>
          </table:table-cell>
          <table:table-cell table:formula="of:=ADDCOMMA([Blad1.BX15])" office:value-type="string" office:string-value="115," calcext:value-type="string">
            <text:p>115,</text:p>
          </table:table-cell>
          <table:table-cell table:formula="of:=ADDCOMMA([Blad1.BY15])" office:value-type="string" office:string-value="115," calcext:value-type="string">
            <text:p>115,</text:p>
          </table:table-cell>
          <table:table-cell table:formula="of:=ADDCOMMA([Blad1.BZ15])" office:value-type="string" office:string-value="115," calcext:value-type="string">
            <text:p>115,</text:p>
          </table:table-cell>
          <table:table-cell table:formula="of:=ADDCOMMA([Blad1.CA15])" office:value-type="string" office:string-value="114," calcext:value-type="string">
            <text:p>114,</text:p>
          </table:table-cell>
          <table:table-cell table:formula="of:=ADDCOMMA([Blad1.CB15])" office:value-type="string" office:string-value="114," calcext:value-type="string">
            <text:p>114,</text:p>
          </table:table-cell>
          <table:table-cell table:formula="of:=ADDCOMMA([Blad1.CC15])" office:value-type="string" office:string-value="114," calcext:value-type="string">
            <text:p>114,</text:p>
          </table:table-cell>
          <table:table-cell table:formula="of:=ADDCOMMA([Blad1.CD15])" office:value-type="string" office:string-value="114," calcext:value-type="string">
            <text:p>114,</text:p>
          </table:table-cell>
          <table:table-cell table:formula="of:=ADDCOMMA([Blad1.CE15])" office:value-type="string" office:string-value="114," calcext:value-type="string">
            <text:p>114,</text:p>
          </table:table-cell>
          <table:table-cell table:formula="of:=ADDCOMMA([Blad1.CF15])" office:value-type="string" office:string-value="113," calcext:value-type="string">
            <text:p>113,</text:p>
          </table:table-cell>
          <table:table-cell table:formula="of:=ADDCOMMA([Blad1.CG15])" office:value-type="string" office:string-value="113," calcext:value-type="string">
            <text:p>113,</text:p>
          </table:table-cell>
          <table:table-cell table:formula="of:=ADDCOMMA([Blad1.CH15])" office:value-type="string" office:string-value="113," calcext:value-type="string">
            <text:p>113,</text:p>
          </table:table-cell>
          <table:table-cell table:formula="of:=ADDCOMMA([Blad1.CI15])" office:value-type="string" office:string-value="112," calcext:value-type="string">
            <text:p>112,</text:p>
          </table:table-cell>
          <table:table-cell table:formula="of:=ADDCOMMA([Blad1.CJ15])" office:value-type="string" office:string-value="112," calcext:value-type="string">
            <text:p>112,</text:p>
          </table:table-cell>
          <table:table-cell table:formula="of:=ADDCOMMA([Blad1.CK15])" office:value-type="string" office:string-value="111," calcext:value-type="string">
            <text:p>111,</text:p>
          </table:table-cell>
          <table:table-cell table:formula="of:=ADDCOMMA([Blad1.CL15])" office:value-type="string" office:string-value="111," calcext:value-type="string">
            <text:p>111,</text:p>
          </table:table-cell>
          <table:table-cell table:formula="of:=ADDCOMMA([Blad1.CM15])" office:value-type="string" office:string-value="111," calcext:value-type="string">
            <text:p>111,</text:p>
          </table:table-cell>
          <table:table-cell table:formula="of:=ADDCOMMA([Blad1.CN15])" office:value-type="string" office:string-value="110," calcext:value-type="string">
            <text:p>110,</text:p>
          </table:table-cell>
          <table:table-cell table:formula="of:=ADDCOMMA([Blad1.CO15])" office:value-type="string" office:string-value="110," calcext:value-type="string">
            <text:p>110,</text:p>
          </table:table-cell>
        </table:table-row>
        <table:table-row table:style-name="ro4">
          <table:table-cell table:formula="of:=ADDCOMMA([Blad1.BV16])" office:value-type="string" office:string-value="110," calcext:value-type="string">
            <text:p>110,</text:p>
          </table:table-cell>
          <table:table-cell table:formula="of:=ADDCOMMA([Blad1.BW16])" office:value-type="string" office:string-value="109," calcext:value-type="string">
            <text:p>109,</text:p>
          </table:table-cell>
          <table:table-cell table:formula="of:=ADDCOMMA([Blad1.BX16])" office:value-type="string" office:string-value="109," calcext:value-type="string">
            <text:p>109,</text:p>
          </table:table-cell>
          <table:table-cell table:formula="of:=ADDCOMMA([Blad1.BY16])" office:value-type="string" office:string-value="109," calcext:value-type="string">
            <text:p>109,</text:p>
          </table:table-cell>
          <table:table-cell table:formula="of:=ADDCOMMA([Blad1.BZ16])" office:value-type="string" office:string-value="109," calcext:value-type="string">
            <text:p>109,</text:p>
          </table:table-cell>
          <table:table-cell table:formula="of:=ADDCOMMA([Blad1.CA16])" office:value-type="string" office:string-value="108," calcext:value-type="string">
            <text:p>108,</text:p>
          </table:table-cell>
          <table:table-cell table:formula="of:=ADDCOMMA([Blad1.CB16])" office:value-type="string" office:string-value="108," calcext:value-type="string">
            <text:p>108,</text:p>
          </table:table-cell>
          <table:table-cell table:formula="of:=ADDCOMMA([Blad1.CC16])" office:value-type="string" office:string-value="108," calcext:value-type="string">
            <text:p>108,</text:p>
          </table:table-cell>
          <table:table-cell table:formula="of:=ADDCOMMA([Blad1.CD16])" office:value-type="string" office:string-value="108," calcext:value-type="string">
            <text:p>108,</text:p>
          </table:table-cell>
          <table:table-cell table:formula="of:=ADDCOMMA([Blad1.CE16])" office:value-type="string" office:string-value="108," calcext:value-type="string">
            <text:p>108,</text:p>
          </table:table-cell>
          <table:table-cell table:formula="of:=ADDCOMMA([Blad1.CF16])" office:value-type="string" office:string-value="107," calcext:value-type="string">
            <text:p>107,</text:p>
          </table:table-cell>
          <table:table-cell table:formula="of:=ADDCOMMA([Blad1.CG16])" office:value-type="string" office:string-value="107," calcext:value-type="string">
            <text:p>107,</text:p>
          </table:table-cell>
          <table:table-cell table:formula="of:=ADDCOMMA([Blad1.CH16])" office:value-type="string" office:string-value="106," calcext:value-type="string">
            <text:p>106,</text:p>
          </table:table-cell>
          <table:table-cell table:formula="of:=ADDCOMMA([Blad1.CI16])" office:value-type="string" office:string-value="106," calcext:value-type="string">
            <text:p>106,</text:p>
          </table:table-cell>
          <table:table-cell table:formula="of:=ADDCOMMA([Blad1.CJ16])" office:value-type="string" office:string-value="106," calcext:value-type="string">
            <text:p>106,</text:p>
          </table:table-cell>
          <table:table-cell table:formula="of:=ADDCOMMA([Blad1.CK16])" office:value-type="string" office:string-value="105," calcext:value-type="string">
            <text:p>105,</text:p>
          </table:table-cell>
          <table:table-cell table:formula="of:=ADDCOMMA([Blad1.CL16])" office:value-type="string" office:string-value="105," calcext:value-type="string">
            <text:p>105,</text:p>
          </table:table-cell>
          <table:table-cell table:formula="of:=ADDCOMMA([Blad1.CM16])" office:value-type="string" office:string-value="105," calcext:value-type="string">
            <text:p>105,</text:p>
          </table:table-cell>
          <table:table-cell table:formula="of:=ADDCOMMA([Blad1.CN16])" office:value-type="string" office:string-value="105," calcext:value-type="string">
            <text:p>105,</text:p>
          </table:table-cell>
          <table:table-cell table:formula="of:=ADDCOMMA([Blad1.CO16])" office:value-type="string" office:string-value="104," calcext:value-type="string">
            <text:p>104,</text:p>
          </table:table-cell>
        </table:table-row>
        <table:table-row table:style-name="ro4">
          <table:table-cell table:formula="of:=ADDCOMMA([Blad1.BV17])" office:value-type="string" office:string-value="104," calcext:value-type="string">
            <text:p>104,</text:p>
          </table:table-cell>
          <table:table-cell table:formula="of:=ADDCOMMA([Blad1.BW17])" office:value-type="string" office:string-value="104," calcext:value-type="string">
            <text:p>104,</text:p>
          </table:table-cell>
          <table:table-cell table:formula="of:=ADDCOMMA([Blad1.BX17])" office:value-type="string" office:string-value="104," calcext:value-type="string">
            <text:p>104,</text:p>
          </table:table-cell>
          <table:table-cell table:formula="of:=ADDCOMMA([Blad1.BY17])" office:value-type="string" office:string-value="103," calcext:value-type="string">
            <text:p>103,</text:p>
          </table:table-cell>
          <table:table-cell table:formula="of:=ADDCOMMA([Blad1.BZ17])" office:value-type="string" office:string-value="103," calcext:value-type="string">
            <text:p>103,</text:p>
          </table:table-cell>
          <table:table-cell table:formula="of:=ADDCOMMA([Blad1.CA17])" office:value-type="string" office:string-value="103," calcext:value-type="string">
            <text:p>103,</text:p>
          </table:table-cell>
          <table:table-cell table:formula="of:=ADDCOMMA([Blad1.CB17])" office:value-type="string" office:string-value="102," calcext:value-type="string">
            <text:p>102,</text:p>
          </table:table-cell>
          <table:table-cell table:formula="of:=ADDCOMMA([Blad1.CC17])" office:value-type="string" office:string-value="102," calcext:value-type="string">
            <text:p>102,</text:p>
          </table:table-cell>
          <table:table-cell table:formula="of:=ADDCOMMA([Blad1.CD17])" office:value-type="string" office:string-value="102," calcext:value-type="string">
            <text:p>102,</text:p>
          </table:table-cell>
          <table:table-cell table:formula="of:=ADDCOMMA([Blad1.CE17])" office:value-type="string" office:string-value="102," calcext:value-type="string">
            <text:p>102,</text:p>
          </table:table-cell>
          <table:table-cell table:formula="of:=ADDCOMMA([Blad1.CF17])" office:value-type="string" office:string-value="102," calcext:value-type="string">
            <text:p>102,</text:p>
          </table:table-cell>
          <table:table-cell table:formula="of:=ADDCOMMA([Blad1.CG17])" office:value-type="string" office:string-value="101," calcext:value-type="string">
            <text:p>101,</text:p>
          </table:table-cell>
          <table:table-cell table:formula="of:=ADDCOMMA([Blad1.CH17])" office:value-type="string" office:string-value="101," calcext:value-type="string">
            <text:p>101,</text:p>
          </table:table-cell>
          <table:table-cell table:formula="of:=ADDCOMMA([Blad1.CI17])" office:value-type="string" office:string-value="101," calcext:value-type="string">
            <text:p>101,</text:p>
          </table:table-cell>
          <table:table-cell table:formula="of:=ADDCOMMA([Blad1.CJ17])" office:value-type="string" office:string-value="101," calcext:value-type="string">
            <text:p>101,</text:p>
          </table:table-cell>
          <table:table-cell table:formula="of:=ADDCOMMA([Blad1.CK17])" office:value-type="string" office:string-value="101," calcext:value-type="string">
            <text:p>101,</text:p>
          </table:table-cell>
          <table:table-cell table:formula="of:=ADDCOMMA([Blad1.CL17])" office:value-type="string" office:string-value="101," calcext:value-type="string">
            <text:p>101,</text:p>
          </table:table-cell>
          <table:table-cell table:formula="of:=ADDCOMMA([Blad1.CM17])" office:value-type="string" office:string-value="100," calcext:value-type="string">
            <text:p>100,</text:p>
          </table:table-cell>
          <table:table-cell table:formula="of:=ADDCOMMA([Blad1.CN17])" office:value-type="string" office:string-value="100," calcext:value-type="string">
            <text:p>100,</text:p>
          </table:table-cell>
          <table:table-cell table:formula="of:=ADDCOMMA([Blad1.CO17])" office:value-type="string" office:string-value="100," calcext:value-type="string">
            <text:p>100,</text:p>
          </table:table-cell>
        </table:table-row>
        <table:table-row table:style-name="ro4">
          <table:table-cell table:formula="of:=ADDCOMMA([Blad1.BV18])" office:value-type="string" office:string-value="99," calcext:value-type="string">
            <text:p>99,</text:p>
          </table:table-cell>
          <table:table-cell table:formula="of:=ADDCOMMA([Blad1.BW18])" office:value-type="string" office:string-value="99," calcext:value-type="string">
            <text:p>99,</text:p>
          </table:table-cell>
          <table:table-cell table:formula="of:=ADDCOMMA([Blad1.BX18])" office:value-type="string" office:string-value="99," calcext:value-type="string">
            <text:p>99,</text:p>
          </table:table-cell>
          <table:table-cell table:formula="of:=ADDCOMMA([Blad1.BY18])" office:value-type="string" office:string-value="99," calcext:value-type="string">
            <text:p>99,</text:p>
          </table:table-cell>
          <table:table-cell table:formula="of:=ADDCOMMA([Blad1.BZ18])" office:value-type="string" office:string-value="98," calcext:value-type="string">
            <text:p>98,</text:p>
          </table:table-cell>
          <table:table-cell table:formula="of:=ADDCOMMA([Blad1.CA18])" office:value-type="string" office:string-value="98," calcext:value-type="string">
            <text:p>98,</text:p>
          </table:table-cell>
          <table:table-cell table:formula="of:=ADDCOMMA([Blad1.CB18])" office:value-type="string" office:string-value="98," calcext:value-type="string">
            <text:p>98,</text:p>
          </table:table-cell>
          <table:table-cell table:formula="of:=ADDCOMMA([Blad1.CC18])" office:value-type="string" office:string-value="98," calcext:value-type="string">
            <text:p>98,</text:p>
          </table:table-cell>
          <table:table-cell table:formula="of:=ADDCOMMA([Blad1.CD18])" office:value-type="string" office:string-value="98," calcext:value-type="string">
            <text:p>98,</text:p>
          </table:table-cell>
          <table:table-cell table:formula="of:=ADDCOMMA([Blad1.CE18])" office:value-type="string" office:string-value="97," calcext:value-type="string">
            <text:p>97,</text:p>
          </table:table-cell>
          <table:table-cell table:formula="of:=ADDCOMMA([Blad1.CF18])" office:value-type="string" office:string-value="97," calcext:value-type="string">
            <text:p>97,</text:p>
          </table:table-cell>
          <table:table-cell table:formula="of:=ADDCOMMA([Blad1.CG18])" office:value-type="string" office:string-value="97," calcext:value-type="string">
            <text:p>97,</text:p>
          </table:table-cell>
          <table:table-cell table:formula="of:=ADDCOMMA([Blad1.CH18])" office:value-type="string" office:string-value="96," calcext:value-type="string">
            <text:p>96,</text:p>
          </table:table-cell>
          <table:table-cell table:formula="of:=ADDCOMMA([Blad1.CI18])" office:value-type="string" office:string-value="96," calcext:value-type="string">
            <text:p>96,</text:p>
          </table:table-cell>
          <table:table-cell table:formula="of:=ADDCOMMA([Blad1.CJ18])" office:value-type="string" office:string-value="96," calcext:value-type="string">
            <text:p>96,</text:p>
          </table:table-cell>
          <table:table-cell table:formula="of:=ADDCOMMA([Blad1.CK18])" office:value-type="string" office:string-value="96," calcext:value-type="string">
            <text:p>96,</text:p>
          </table:table-cell>
          <table:table-cell table:formula="of:=ADDCOMMA([Blad1.CL18])" office:value-type="string" office:string-value="96," calcext:value-type="string">
            <text:p>96,</text:p>
          </table:table-cell>
          <table:table-cell table:formula="of:=ADDCOMMA([Blad1.CM18])" office:value-type="string" office:string-value="96," calcext:value-type="string">
            <text:p>96,</text:p>
          </table:table-cell>
          <table:table-cell table:formula="of:=ADDCOMMA([Blad1.CN18])" office:value-type="string" office:string-value="95," calcext:value-type="string">
            <text:p>95,</text:p>
          </table:table-cell>
          <table:table-cell table:formula="of:=ADDCOMMA([Blad1.CO18])" office:value-type="string" office:string-value="95," calcext:value-type="string">
            <text:p>95,</text:p>
          </table:table-cell>
        </table:table-row>
        <table:table-row table:style-name="ro4">
          <table:table-cell table:formula="of:=ADDCOMMA([Blad1.BV19])" office:value-type="string" office:string-value="95," calcext:value-type="string">
            <text:p>95,</text:p>
          </table:table-cell>
          <table:table-cell table:formula="of:=ADDCOMMA([Blad1.BW19])" office:value-type="string" office:string-value="94," calcext:value-type="string">
            <text:p>94,</text:p>
          </table:table-cell>
          <table:table-cell table:formula="of:=ADDCOMMA([Blad1.BX19])" office:value-type="string" office:string-value="94," calcext:value-type="string">
            <text:p>94,</text:p>
          </table:table-cell>
          <table:table-cell table:formula="of:=ADDCOMMA([Blad1.BY19])" office:value-type="string" office:string-value="94," calcext:value-type="string">
            <text:p>94,</text:p>
          </table:table-cell>
          <table:table-cell table:formula="of:=ADDCOMMA([Blad1.BZ19])" office:value-type="string" office:string-value="94," calcext:value-type="string">
            <text:p>94,</text:p>
          </table:table-cell>
          <table:table-cell table:formula="of:=ADDCOMMA([Blad1.CA19])" office:value-type="string" office:string-value="93," calcext:value-type="string">
            <text:p>93,</text:p>
          </table:table-cell>
          <table:table-cell table:formula="of:=ADDCOMMA([Blad1.CB19])" office:value-type="string" office:string-value="93," calcext:value-type="string">
            <text:p>93,</text:p>
          </table:table-cell>
          <table:table-cell table:formula="of:=ADDCOMMA([Blad1.CC19])" office:value-type="string" office:string-value="93," calcext:value-type="string">
            <text:p>93,</text:p>
          </table:table-cell>
          <table:table-cell table:formula="of:=ADDCOMMA([Blad1.CD19])" office:value-type="string" office:string-value="93," calcext:value-type="string">
            <text:p>93,</text:p>
          </table:table-cell>
          <table:table-cell table:formula="of:=ADDCOMMA([Blad1.CE19])" office:value-type="string" office:string-value="92," calcext:value-type="string">
            <text:p>92,</text:p>
          </table:table-cell>
          <table:table-cell table:formula="of:=ADDCOMMA([Blad1.CF19])" office:value-type="string" office:string-value="92," calcext:value-type="string">
            <text:p>92,</text:p>
          </table:table-cell>
          <table:table-cell table:formula="of:=ADDCOMMA([Blad1.CG19])" office:value-type="string" office:string-value="92," calcext:value-type="string">
            <text:p>92,</text:p>
          </table:table-cell>
          <table:table-cell table:formula="of:=ADDCOMMA([Blad1.CH19])" office:value-type="string" office:string-value="92," calcext:value-type="string">
            <text:p>92,</text:p>
          </table:table-cell>
          <table:table-cell table:formula="of:=ADDCOMMA([Blad1.CI19])" office:value-type="string" office:string-value="91," calcext:value-type="string">
            <text:p>91,</text:p>
          </table:table-cell>
          <table:table-cell table:formula="of:=ADDCOMMA([Blad1.CJ19])" office:value-type="string" office:string-value="91," calcext:value-type="string">
            <text:p>91,</text:p>
          </table:table-cell>
          <table:table-cell table:formula="of:=ADDCOMMA([Blad1.CK19])" office:value-type="string" office:string-value="91," calcext:value-type="string">
            <text:p>91,</text:p>
          </table:table-cell>
          <table:table-cell table:formula="of:=ADDCOMMA([Blad1.CL19])" office:value-type="string" office:string-value="91," calcext:value-type="string">
            <text:p>91,</text:p>
          </table:table-cell>
          <table:table-cell table:formula="of:=ADDCOMMA([Blad1.CM19])" office:value-type="string" office:string-value="91," calcext:value-type="string">
            <text:p>91,</text:p>
          </table:table-cell>
          <table:table-cell table:formula="of:=ADDCOMMA([Blad1.CN19])" office:value-type="string" office:string-value="91," calcext:value-type="string">
            <text:p>91,</text:p>
          </table:table-cell>
          <table:table-cell table:formula="of:=ADDCOMMA([Blad1.CO19])" office:value-type="string" office:string-value="90," calcext:value-type="string">
            <text:p>90,</text:p>
          </table:table-cell>
        </table:table-row>
        <table:table-row table:style-name="ro4">
          <table:table-cell table:formula="of:=ADDCOMMA([Blad1.BV20])" office:value-type="string" office:string-value="90," calcext:value-type="string">
            <text:p>90,</text:p>
          </table:table-cell>
          <table:table-cell table:formula="of:=ADDCOMMA([Blad1.BW20])" office:value-type="string" office:string-value="90," calcext:value-type="string">
            <text:p>90,</text:p>
          </table:table-cell>
          <table:table-cell table:formula="of:=ADDCOMMA([Blad1.BX20])" office:value-type="string" office:string-value="90," calcext:value-type="string">
            <text:p>90,</text:p>
          </table:table-cell>
          <table:table-cell table:formula="of:=ADDCOMMA([Blad1.BY20])" office:value-type="string" office:string-value="90," calcext:value-type="string">
            <text:p>90,</text:p>
          </table:table-cell>
          <table:table-cell table:formula="of:=ADDCOMMA([Blad1.BZ20])" office:value-type="string" office:string-value="90," calcext:value-type="string">
            <text:p>90,</text:p>
          </table:table-cell>
          <table:table-cell table:formula="of:=ADDCOMMA([Blad1.CA20])" office:value-type="string" office:string-value="89," calcext:value-type="string">
            <text:p>89,</text:p>
          </table:table-cell>
          <table:table-cell table:formula="of:=ADDCOMMA([Blad1.CB20])" office:value-type="string" office:string-value="89," calcext:value-type="string">
            <text:p>89,</text:p>
          </table:table-cell>
          <table:table-cell table:formula="of:=ADDCOMMA([Blad1.CC20])" office:value-type="string" office:string-value="89," calcext:value-type="string">
            <text:p>89,</text:p>
          </table:table-cell>
          <table:table-cell table:formula="of:=ADDCOMMA([Blad1.CD20])" office:value-type="string" office:string-value="89," calcext:value-type="string">
            <text:p>89,</text:p>
          </table:table-cell>
          <table:table-cell table:formula="of:=ADDCOMMA([Blad1.CE20])" office:value-type="string" office:string-value="89," calcext:value-type="string">
            <text:p>89,</text:p>
          </table:table-cell>
          <table:table-cell table:formula="of:=ADDCOMMA([Blad1.CF20])" office:value-type="string" office:string-value="89," calcext:value-type="string">
            <text:p>89,</text:p>
          </table:table-cell>
          <table:table-cell table:formula="of:=ADDCOMMA([Blad1.CG20])" office:value-type="string" office:string-value="89," calcext:value-type="string">
            <text:p>89,</text:p>
          </table:table-cell>
          <table:table-cell table:formula="of:=ADDCOMMA([Blad1.CH20])" office:value-type="string" office:string-value="88," calcext:value-type="string">
            <text:p>88,</text:p>
          </table:table-cell>
          <table:table-cell table:formula="of:=ADDCOMMA([Blad1.CI20])" office:value-type="string" office:string-value="88," calcext:value-type="string">
            <text:p>88,</text:p>
          </table:table-cell>
          <table:table-cell table:formula="of:=ADDCOMMA([Blad1.CJ20])" office:value-type="string" office:string-value="88," calcext:value-type="string">
            <text:p>88,</text:p>
          </table:table-cell>
          <table:table-cell table:formula="of:=ADDCOMMA([Blad1.CK20])" office:value-type="string" office:string-value="88," calcext:value-type="string">
            <text:p>88,</text:p>
          </table:table-cell>
          <table:table-cell table:formula="of:=ADDCOMMA([Blad1.CL20])" office:value-type="string" office:string-value="88," calcext:value-type="string">
            <text:p>88,</text:p>
          </table:table-cell>
          <table:table-cell table:formula="of:=ADDCOMMA([Blad1.CM20])" office:value-type="string" office:string-value="87," calcext:value-type="string">
            <text:p>87,</text:p>
          </table:table-cell>
          <table:table-cell table:formula="of:=ADDCOMMA([Blad1.CN20])" office:value-type="string" office:string-value="87," calcext:value-type="string">
            <text:p>87,</text:p>
          </table:table-cell>
          <table:table-cell table:formula="of:=ADDCOMMA([Blad1.CO20])" office:value-type="string" office:string-value="87," calcext:value-type="string">
            <text:p>87,</text:p>
          </table:table-cell>
        </table:table-row>
        <table:table-row table:style-name="ro4">
          <table:table-cell table:formula="of:=ADDCOMMA([Blad1.BV21])" office:value-type="string" office:string-value="87," calcext:value-type="string">
            <text:p>87,</text:p>
          </table:table-cell>
          <table:table-cell table:formula="of:=ADDCOMMA([Blad1.BW21])" office:value-type="string" office:string-value="86," calcext:value-type="string">
            <text:p>86,</text:p>
          </table:table-cell>
          <table:table-cell table:formula="of:=ADDCOMMA([Blad1.BX21])" office:value-type="string" office:string-value="86," calcext:value-type="string">
            <text:p>86,</text:p>
          </table:table-cell>
          <table:table-cell table:formula="of:=ADDCOMMA([Blad1.BY21])" office:value-type="string" office:string-value="86," calcext:value-type="string">
            <text:p>86,</text:p>
          </table:table-cell>
          <table:table-cell table:formula="of:=ADDCOMMA([Blad1.BZ21])" office:value-type="string" office:string-value="86," calcext:value-type="string">
            <text:p>86,</text:p>
          </table:table-cell>
          <table:table-cell table:formula="of:=ADDCOMMA([Blad1.CA21])" office:value-type="string" office:string-value="86," calcext:value-type="string">
            <text:p>86,</text:p>
          </table:table-cell>
          <table:table-cell table:formula="of:=ADDCOMMA([Blad1.CB21])" office:value-type="string" office:string-value="85," calcext:value-type="string">
            <text:p>85,</text:p>
          </table:table-cell>
          <table:table-cell table:formula="of:=ADDCOMMA([Blad1.CC21])" office:value-type="string" office:string-value="85," calcext:value-type="string">
            <text:p>85,</text:p>
          </table:table-cell>
          <table:table-cell table:formula="of:=ADDCOMMA([Blad1.CD21])" office:value-type="string" office:string-value="85," calcext:value-type="string">
            <text:p>85,</text:p>
          </table:table-cell>
          <table:table-cell table:formula="of:=ADDCOMMA([Blad1.CE21])" office:value-type="string" office:string-value="85," calcext:value-type="string">
            <text:p>85,</text:p>
          </table:table-cell>
          <table:table-cell table:formula="of:=ADDCOMMA([Blad1.CF21])" office:value-type="string" office:string-value="85," calcext:value-type="string">
            <text:p>85,</text:p>
          </table:table-cell>
          <table:table-cell table:formula="of:=ADDCOMMA([Blad1.CG21])" office:value-type="string" office:string-value="85," calcext:value-type="string">
            <text:p>85,</text:p>
          </table:table-cell>
          <table:table-cell table:formula="of:=ADDCOMMA([Blad1.CH21])" office:value-type="string" office:string-value="85," calcext:value-type="string">
            <text:p>85,</text:p>
          </table:table-cell>
          <table:table-cell table:formula="of:=ADDCOMMA([Blad1.CI21])" office:value-type="string" office:string-value="84," calcext:value-type="string">
            <text:p>84,</text:p>
          </table:table-cell>
          <table:table-cell table:formula="of:=ADDCOMMA([Blad1.CJ21])" office:value-type="string" office:string-value="84," calcext:value-type="string">
            <text:p>84,</text:p>
          </table:table-cell>
          <table:table-cell table:formula="of:=ADDCOMMA([Blad1.CK21])" office:value-type="string" office:string-value="84," calcext:value-type="string">
            <text:p>84,</text:p>
          </table:table-cell>
          <table:table-cell table:formula="of:=ADDCOMMA([Blad1.CL21])" office:value-type="string" office:string-value="84," calcext:value-type="string">
            <text:p>84,</text:p>
          </table:table-cell>
          <table:table-cell table:formula="of:=ADDCOMMA([Blad1.CM21])" office:value-type="string" office:string-value="84," calcext:value-type="string">
            <text:p>84,</text:p>
          </table:table-cell>
          <table:table-cell table:formula="of:=ADDCOMMA([Blad1.CN21])" office:value-type="string" office:string-value="84," calcext:value-type="string">
            <text:p>84,</text:p>
          </table:table-cell>
          <table:table-cell table:formula="of:=ADDCOMMA([Blad1.CO21])" office:value-type="string" office:string-value="83," calcext:value-type="string">
            <text:p>83,</text:p>
          </table:table-cell>
        </table:table-row>
        <table:table-row table:style-name="ro4">
          <table:table-cell table:formula="of:=ADDCOMMA([Blad1.BV22])" office:value-type="string" office:string-value="83," calcext:value-type="string">
            <text:p>83,</text:p>
          </table:table-cell>
          <table:table-cell table:formula="of:=ADDCOMMA([Blad1.BW22])" office:value-type="string" office:string-value="82," calcext:value-type="string">
            <text:p>82,</text:p>
          </table:table-cell>
          <table:table-cell table:formula="of:=ADDCOMMA([Blad1.BX22])" office:value-type="string" office:string-value="82," calcext:value-type="string">
            <text:p>82,</text:p>
          </table:table-cell>
          <table:table-cell table:formula="of:=ADDCOMMA([Blad1.BY22])" office:value-type="string" office:string-value="82," calcext:value-type="string">
            <text:p>82,</text:p>
          </table:table-cell>
          <table:table-cell table:formula="of:=ADDCOMMA([Blad1.BZ22])" office:value-type="string" office:string-value="81," calcext:value-type="string">
            <text:p>81,</text:p>
          </table:table-cell>
          <table:table-cell table:formula="of:=ADDCOMMA([Blad1.CA22])" office:value-type="string" office:string-value="81," calcext:value-type="string">
            <text:p>81,</text:p>
          </table:table-cell>
          <table:table-cell table:formula="of:=ADDCOMMA([Blad1.CB22])" office:value-type="string" office:string-value="81," calcext:value-type="string">
            <text:p>81,</text:p>
          </table:table-cell>
          <table:table-cell table:formula="of:=ADDCOMMA([Blad1.CC22])" office:value-type="string" office:string-value="81," calcext:value-type="string">
            <text:p>81,</text:p>
          </table:table-cell>
          <table:table-cell table:formula="of:=ADDCOMMA([Blad1.CD22])" office:value-type="string" office:string-value="81," calcext:value-type="string">
            <text:p>81,</text:p>
          </table:table-cell>
          <table:table-cell table:formula="of:=ADDCOMMA([Blad1.CE22])" office:value-type="string" office:string-value="80," calcext:value-type="string">
            <text:p>80,</text:p>
          </table:table-cell>
          <table:table-cell table:formula="of:=ADDCOMMA([Blad1.CF22])" office:value-type="string" office:string-value="80," calcext:value-type="string">
            <text:p>80,</text:p>
          </table:table-cell>
          <table:table-cell table:formula="of:=ADDCOMMA([Blad1.CG22])" office:value-type="string" office:string-value="80," calcext:value-type="string">
            <text:p>80,</text:p>
          </table:table-cell>
          <table:table-cell table:formula="of:=ADDCOMMA([Blad1.CH22])" office:value-type="string" office:string-value="80," calcext:value-type="string">
            <text:p>80,</text:p>
          </table:table-cell>
          <table:table-cell table:formula="of:=ADDCOMMA([Blad1.CI22])" office:value-type="string" office:string-value="80," calcext:value-type="string">
            <text:p>80,</text:p>
          </table:table-cell>
          <table:table-cell table:formula="of:=ADDCOMMA([Blad1.CJ22])" office:value-type="string" office:string-value="80," calcext:value-type="string">
            <text:p>80,</text:p>
          </table:table-cell>
          <table:table-cell table:formula="of:=ADDCOMMA([Blad1.CK22])" office:value-type="string" office:string-value="79," calcext:value-type="string">
            <text:p>79,</text:p>
          </table:table-cell>
          <table:table-cell table:formula="of:=ADDCOMMA([Blad1.CL22])" office:value-type="string" office:string-value="79," calcext:value-type="string">
            <text:p>79,</text:p>
          </table:table-cell>
          <table:table-cell table:formula="of:=ADDCOMMA([Blad1.CM22])" office:value-type="string" office:string-value="79," calcext:value-type="string">
            <text:p>79,</text:p>
          </table:table-cell>
          <table:table-cell table:formula="of:=ADDCOMMA([Blad1.CN22])" office:value-type="string" office:string-value="78," calcext:value-type="string">
            <text:p>78,</text:p>
          </table:table-cell>
          <table:table-cell table:formula="of:=ADDCOMMA([Blad1.CO22])" office:value-type="string" office:string-value="78," calcext:value-type="string">
            <text:p>78,</text:p>
          </table:table-cell>
        </table:table-row>
        <table:table-row table:style-name="ro4">
          <table:table-cell table:formula="of:=ADDCOMMA([Blad1.BV23])" office:value-type="string" office:string-value="78," calcext:value-type="string">
            <text:p>78,</text:p>
          </table:table-cell>
          <table:table-cell table:formula="of:=ADDCOMMA([Blad1.BW23])" office:value-type="string" office:string-value="78," calcext:value-type="string">
            <text:p>78,</text:p>
          </table:table-cell>
          <table:table-cell table:formula="of:=ADDCOMMA([Blad1.BX23])" office:value-type="string" office:string-value="77," calcext:value-type="string">
            <text:p>77,</text:p>
          </table:table-cell>
          <table:table-cell table:formula="of:=ADDCOMMA([Blad1.BY23])" office:value-type="string" office:string-value="77," calcext:value-type="string">
            <text:p>77,</text:p>
          </table:table-cell>
          <table:table-cell table:formula="of:=ADDCOMMA([Blad1.BZ23])" office:value-type="string" office:string-value="77," calcext:value-type="string">
            <text:p>77,</text:p>
          </table:table-cell>
          <table:table-cell table:formula="of:=ADDCOMMA([Blad1.CA23])" office:value-type="string" office:string-value="77," calcext:value-type="string">
            <text:p>77,</text:p>
          </table:table-cell>
          <table:table-cell table:formula="of:=ADDCOMMA([Blad1.CB23])" office:value-type="string" office:string-value="77," calcext:value-type="string">
            <text:p>77,</text:p>
          </table:table-cell>
          <table:table-cell table:formula="of:=ADDCOMMA([Blad1.CC23])" office:value-type="string" office:string-value="77," calcext:value-type="string">
            <text:p>77,</text:p>
          </table:table-cell>
          <table:table-cell table:formula="of:=ADDCOMMA([Blad1.CD23])" office:value-type="string" office:string-value="77," calcext:value-type="string">
            <text:p>77,</text:p>
          </table:table-cell>
          <table:table-cell table:formula="of:=ADDCOMMA([Blad1.CE23])" office:value-type="string" office:string-value="76," calcext:value-type="string">
            <text:p>76,</text:p>
          </table:table-cell>
          <table:table-cell table:formula="of:=ADDCOMMA([Blad1.CF23])" office:value-type="string" office:string-value="76," calcext:value-type="string">
            <text:p>76,</text:p>
          </table:table-cell>
          <table:table-cell table:formula="of:=ADDCOMMA([Blad1.CG23])" office:value-type="string" office:string-value="76," calcext:value-type="string">
            <text:p>76,</text:p>
          </table:table-cell>
          <table:table-cell table:formula="of:=ADDCOMMA([Blad1.CH23])" office:value-type="string" office:string-value="76," calcext:value-type="string">
            <text:p>76,</text:p>
          </table:table-cell>
          <table:table-cell table:formula="of:=ADDCOMMA([Blad1.CI23])" office:value-type="string" office:string-value="76," calcext:value-type="string">
            <text:p>76,</text:p>
          </table:table-cell>
          <table:table-cell table:formula="of:=ADDCOMMA([Blad1.CJ23])" office:value-type="string" office:string-value="76," calcext:value-type="string">
            <text:p>76,</text:p>
          </table:table-cell>
          <table:table-cell table:formula="of:=ADDCOMMA([Blad1.CK23])" office:value-type="string" office:string-value="75," calcext:value-type="string">
            <text:p>75,</text:p>
          </table:table-cell>
          <table:table-cell table:formula="of:=ADDCOMMA([Blad1.CL23])" office:value-type="string" office:string-value="75," calcext:value-type="string">
            <text:p>75,</text:p>
          </table:table-cell>
          <table:table-cell table:formula="of:=ADDCOMMA([Blad1.CM23])" office:value-type="string" office:string-value="75," calcext:value-type="string">
            <text:p>75,</text:p>
          </table:table-cell>
          <table:table-cell table:formula="of:=ADDCOMMA([Blad1.CN23])" office:value-type="string" office:string-value="74," calcext:value-type="string">
            <text:p>74,</text:p>
          </table:table-cell>
          <table:table-cell table:formula="of:=ADDCOMMA([Blad1.CO23])" office:value-type="string" office:string-value="74," calcext:value-type="string">
            <text:p>74,</text:p>
          </table:table-cell>
        </table:table-row>
        <table:table-row table:style-name="ro4">
          <table:table-cell table:formula="of:=ADDCOMMA([Blad1.BV24])" office:value-type="string" office:string-value="74," calcext:value-type="string">
            <text:p>74,</text:p>
          </table:table-cell>
          <table:table-cell table:formula="of:=ADDCOMMA([Blad1.BW24])" office:value-type="string" office:string-value="74," calcext:value-type="string">
            <text:p>74,</text:p>
          </table:table-cell>
          <table:table-cell table:formula="of:=ADDCOMMA([Blad1.BX24])" office:value-type="string" office:string-value="73," calcext:value-type="string">
            <text:p>73,</text:p>
          </table:table-cell>
          <table:table-cell table:formula="of:=ADDCOMMA([Blad1.BY24])" office:value-type="string" office:string-value="73," calcext:value-type="string">
            <text:p>73,</text:p>
          </table:table-cell>
          <table:table-cell table:formula="of:=ADDCOMMA([Blad1.BZ24])" office:value-type="string" office:string-value="73," calcext:value-type="string">
            <text:p>73,</text:p>
          </table:table-cell>
          <table:table-cell table:formula="of:=ADDCOMMA([Blad1.CA24])" office:value-type="string" office:string-value="73," calcext:value-type="string">
            <text:p>73,</text:p>
          </table:table-cell>
          <table:table-cell table:formula="of:=ADDCOMMA([Blad1.CB24])" office:value-type="string" office:string-value="73," calcext:value-type="string">
            <text:p>73,</text:p>
          </table:table-cell>
          <table:table-cell table:formula="of:=ADDCOMMA([Blad1.CC24])" office:value-type="string" office:string-value="73," calcext:value-type="string">
            <text:p>73,</text:p>
          </table:table-cell>
          <table:table-cell table:formula="of:=ADDCOMMA([Blad1.CD24])" office:value-type="string" office:string-value="72," calcext:value-type="string">
            <text:p>72,</text:p>
          </table:table-cell>
          <table:table-cell table:formula="of:=ADDCOMMA([Blad1.CE24])" office:value-type="string" office:string-value="72," calcext:value-type="string">
            <text:p>72,</text:p>
          </table:table-cell>
          <table:table-cell table:formula="of:=ADDCOMMA([Blad1.CF24])" office:value-type="string" office:string-value="72," calcext:value-type="string">
            <text:p>72,</text:p>
          </table:table-cell>
          <table:table-cell table:formula="of:=ADDCOMMA([Blad1.CG24])" office:value-type="string" office:string-value="72," calcext:value-type="string">
            <text:p>72,</text:p>
          </table:table-cell>
          <table:table-cell table:formula="of:=ADDCOMMA([Blad1.CH24])" office:value-type="string" office:string-value="72," calcext:value-type="string">
            <text:p>72,</text:p>
          </table:table-cell>
          <table:table-cell table:formula="of:=ADDCOMMA([Blad1.CI24])" office:value-type="string" office:string-value="72," calcext:value-type="string">
            <text:p>72,</text:p>
          </table:table-cell>
          <table:table-cell table:formula="of:=ADDCOMMA([Blad1.CJ24])" office:value-type="string" office:string-value="72," calcext:value-type="string">
            <text:p>72,</text:p>
          </table:table-cell>
          <table:table-cell table:formula="of:=ADDCOMMA([Blad1.CK24])" office:value-type="string" office:string-value="71," calcext:value-type="string">
            <text:p>71,</text:p>
          </table:table-cell>
          <table:table-cell table:formula="of:=ADDCOMMA([Blad1.CL24])" office:value-type="string" office:string-value="71," calcext:value-type="string">
            <text:p>71,</text:p>
          </table:table-cell>
          <table:table-cell table:formula="of:=ADDCOMMA([Blad1.CM24])" office:value-type="string" office:string-value="71," calcext:value-type="string">
            <text:p>71,</text:p>
          </table:table-cell>
          <table:table-cell table:formula="of:=ADDCOMMA([Blad1.CN24])" office:value-type="string" office:string-value="71," calcext:value-type="string">
            <text:p>71,</text:p>
          </table:table-cell>
          <table:table-cell table:formula="of:=ADDCOMMA([Blad1.CO24])" office:value-type="string" office:string-value="71," calcext:value-type="string">
            <text:p>71,</text:p>
          </table:table-cell>
        </table:table-row>
        <table:table-row table:style-name="ro4">
          <table:table-cell table:formula="of:=ADDCOMMA([Blad1.BV25])" office:value-type="string" office:string-value="71," calcext:value-type="string">
            <text:p>71,</text:p>
          </table:table-cell>
          <table:table-cell table:formula="of:=ADDCOMMA([Blad1.BW25])" office:value-type="string" office:string-value="70," calcext:value-type="string">
            <text:p>70,</text:p>
          </table:table-cell>
          <table:table-cell table:formula="of:=ADDCOMMA([Blad1.BX25])" office:value-type="string" office:string-value="70," calcext:value-type="string">
            <text:p>70,</text:p>
          </table:table-cell>
          <table:table-cell table:formula="of:=ADDCOMMA([Blad1.BY25])" office:value-type="string" office:string-value="70," calcext:value-type="string">
            <text:p>70,</text:p>
          </table:table-cell>
          <table:table-cell table:formula="of:=ADDCOMMA([Blad1.BZ25])" office:value-type="string" office:string-value="70," calcext:value-type="string">
            <text:p>70,</text:p>
          </table:table-cell>
          <table:table-cell table:formula="of:=ADDCOMMA([Blad1.CA25])" office:value-type="string" office:string-value="70," calcext:value-type="string">
            <text:p>70,</text:p>
          </table:table-cell>
          <table:table-cell table:formula="of:=ADDCOMMA([Blad1.CB25])" office:value-type="string" office:string-value="70," calcext:value-type="string">
            <text:p>70,</text:p>
          </table:table-cell>
          <table:table-cell table:formula="of:=ADDCOMMA([Blad1.CC25])" office:value-type="string" office:string-value="70," calcext:value-type="string">
            <text:p>70,</text:p>
          </table:table-cell>
          <table:table-cell table:formula="of:=ADDCOMMA([Blad1.CD25])" office:value-type="string" office:string-value="69," calcext:value-type="string">
            <text:p>69,</text:p>
          </table:table-cell>
          <table:table-cell table:formula="of:=ADDCOMMA([Blad1.CE25])" office:value-type="string" office:string-value="69," calcext:value-type="string">
            <text:p>69,</text:p>
          </table:table-cell>
          <table:table-cell table:formula="of:=ADDCOMMA([Blad1.CF25])" office:value-type="string" office:string-value="69," calcext:value-type="string">
            <text:p>69,</text:p>
          </table:table-cell>
          <table:table-cell table:formula="of:=ADDCOMMA([Blad1.CG25])" office:value-type="string" office:string-value="69," calcext:value-type="string">
            <text:p>69,</text:p>
          </table:table-cell>
          <table:table-cell table:formula="of:=ADDCOMMA([Blad1.CH25])" office:value-type="string" office:string-value="69," calcext:value-type="string">
            <text:p>69,</text:p>
          </table:table-cell>
          <table:table-cell table:formula="of:=ADDCOMMA([Blad1.CI25])" office:value-type="string" office:string-value="69," calcext:value-type="string">
            <text:p>69,</text:p>
          </table:table-cell>
          <table:table-cell table:formula="of:=ADDCOMMA([Blad1.CJ25])" office:value-type="string" office:string-value="68," calcext:value-type="string">
            <text:p>68,</text:p>
          </table:table-cell>
          <table:table-cell table:formula="of:=ADDCOMMA([Blad1.CK25])" office:value-type="string" office:string-value="68," calcext:value-type="string">
            <text:p>68,</text:p>
          </table:table-cell>
          <table:table-cell table:formula="of:=ADDCOMMA([Blad1.CL25])" office:value-type="string" office:string-value="68," calcext:value-type="string">
            <text:p>68,</text:p>
          </table:table-cell>
          <table:table-cell table:formula="of:=ADDCOMMA([Blad1.CM25])" office:value-type="string" office:string-value="68," calcext:value-type="string">
            <text:p>68,</text:p>
          </table:table-cell>
          <table:table-cell table:formula="of:=ADDCOMMA([Blad1.CN25])" office:value-type="string" office:string-value="68," calcext:value-type="string">
            <text:p>68,</text:p>
          </table:table-cell>
          <table:table-cell table:formula="of:=ADDCOMMA([Blad1.CO25])" office:value-type="string" office:string-value="67," calcext:value-type="string">
            <text:p>67,</text:p>
          </table:table-cell>
        </table:table-row>
        <table:table-row table:style-name="ro4">
          <table:table-cell table:formula="of:=ADDCOMMA([Blad1.BV26])" office:value-type="string" office:string-value="67," calcext:value-type="string">
            <text:p>67,</text:p>
          </table:table-cell>
          <table:table-cell table:formula="of:=ADDCOMMA([Blad1.BW26])" office:value-type="string" office:string-value="67," calcext:value-type="string">
            <text:p>67,</text:p>
          </table:table-cell>
          <table:table-cell table:formula="of:=ADDCOMMA([Blad1.BX26])" office:value-type="string" office:string-value="67," calcext:value-type="string">
            <text:p>67,</text:p>
          </table:table-cell>
          <table:table-cell table:formula="of:=ADDCOMMA([Blad1.BY26])" office:value-type="string" office:string-value="66," calcext:value-type="string">
            <text:p>66,</text:p>
          </table:table-cell>
          <table:table-cell table:formula="of:=ADDCOMMA([Blad1.BZ26])" office:value-type="string" office:string-value="66," calcext:value-type="string">
            <text:p>66,</text:p>
          </table:table-cell>
          <table:table-cell table:formula="of:=ADDCOMMA([Blad1.CA26])" office:value-type="string" office:string-value="66," calcext:value-type="string">
            <text:p>66,</text:p>
          </table:table-cell>
          <table:table-cell table:formula="of:=ADDCOMMA([Blad1.CB26])" office:value-type="string" office:string-value="66," calcext:value-type="string">
            <text:p>66,</text:p>
          </table:table-cell>
          <table:table-cell table:formula="of:=ADDCOMMA([Blad1.CC26])" office:value-type="string" office:string-value="65," calcext:value-type="string">
            <text:p>65,</text:p>
          </table:table-cell>
          <table:table-cell table:formula="of:=ADDCOMMA([Blad1.CD26])" office:value-type="string" office:string-value="65," calcext:value-type="string">
            <text:p>65,</text:p>
          </table:table-cell>
          <table:table-cell table:formula="of:=ADDCOMMA([Blad1.CE26])" office:value-type="string" office:string-value="65," calcext:value-type="string">
            <text:p>65,</text:p>
          </table:table-cell>
          <table:table-cell table:formula="of:=ADDCOMMA([Blad1.CF26])" office:value-type="string" office:string-value="65," calcext:value-type="string">
            <text:p>65,</text:p>
          </table:table-cell>
          <table:table-cell table:formula="of:=ADDCOMMA([Blad1.CG26])" office:value-type="string" office:string-value="65," calcext:value-type="string">
            <text:p>65,</text:p>
          </table:table-cell>
          <table:table-cell table:formula="of:=ADDCOMMA([Blad1.CH26])" office:value-type="string" office:string-value="65," calcext:value-type="string">
            <text:p>65,</text:p>
          </table:table-cell>
          <table:table-cell table:formula="of:=ADDCOMMA([Blad1.CI26])" office:value-type="string" office:string-value="65," calcext:value-type="string">
            <text:p>65,</text:p>
          </table:table-cell>
          <table:table-cell table:formula="of:=ADDCOMMA([Blad1.CJ26])" office:value-type="string" office:string-value="64," calcext:value-type="string">
            <text:p>64,</text:p>
          </table:table-cell>
          <table:table-cell table:formula="of:=ADDCOMMA([Blad1.CK26])" office:value-type="string" office:string-value="64," calcext:value-type="string">
            <text:p>64,</text:p>
          </table:table-cell>
          <table:table-cell table:formula="of:=ADDCOMMA([Blad1.CL26])" office:value-type="string" office:string-value="64," calcext:value-type="string">
            <text:p>64,</text:p>
          </table:table-cell>
          <table:table-cell table:formula="of:=ADDCOMMA([Blad1.CM26])" office:value-type="string" office:string-value="64," calcext:value-type="string">
            <text:p>64,</text:p>
          </table:table-cell>
          <table:table-cell table:formula="of:=ADDCOMMA([Blad1.CN26])" office:value-type="string" office:string-value="64," calcext:value-type="string">
            <text:p>64,</text:p>
          </table:table-cell>
          <table:table-cell table:formula="of:=ADDCOMMA([Blad1.CO26])" office:value-type="string" office:string-value="63," calcext:value-type="string">
            <text:p>63,</text:p>
          </table:table-cell>
        </table:table-row>
        <table:table-row table:style-name="ro4">
          <table:table-cell table:formula="of:=ADDCOMMA([Blad1.BV27])" office:value-type="string" office:string-value="63," calcext:value-type="string">
            <text:p>63,</text:p>
          </table:table-cell>
          <table:table-cell table:formula="of:=ADDCOMMA([Blad1.BW27])" office:value-type="string" office:string-value="63," calcext:value-type="string">
            <text:p>63,</text:p>
          </table:table-cell>
          <table:table-cell table:formula="of:=ADDCOMMA([Blad1.BX27])" office:value-type="string" office:string-value="63," calcext:value-type="string">
            <text:p>63,</text:p>
          </table:table-cell>
          <table:table-cell table:formula="of:=ADDCOMMA([Blad1.BY27])" office:value-type="string" office:string-value="63," calcext:value-type="string">
            <text:p>63,</text:p>
          </table:table-cell>
          <table:table-cell table:formula="of:=ADDCOMMA([Blad1.BZ27])" office:value-type="string" office:string-value="63," calcext:value-type="string">
            <text:p>63,</text:p>
          </table:table-cell>
          <table:table-cell table:formula="of:=ADDCOMMA([Blad1.CA27])" office:value-type="string" office:string-value="63," calcext:value-type="string">
            <text:p>63,</text:p>
          </table:table-cell>
          <table:table-cell table:formula="of:=ADDCOMMA([Blad1.CB27])" office:value-type="string" office:string-value="62," calcext:value-type="string">
            <text:p>62,</text:p>
          </table:table-cell>
          <table:table-cell table:formula="of:=ADDCOMMA([Blad1.CC27])" office:value-type="string" office:string-value="62," calcext:value-type="string">
            <text:p>62,</text:p>
          </table:table-cell>
          <table:table-cell table:formula="of:=ADDCOMMA([Blad1.CD27])" office:value-type="string" office:string-value="62," calcext:value-type="string">
            <text:p>62,</text:p>
          </table:table-cell>
          <table:table-cell table:formula="of:=ADDCOMMA([Blad1.CE27])" office:value-type="string" office:string-value="62," calcext:value-type="string">
            <text:p>62,</text:p>
          </table:table-cell>
          <table:table-cell table:formula="of:=ADDCOMMA([Blad1.CF27])" office:value-type="string" office:string-value="62," calcext:value-type="string">
            <text:p>62,</text:p>
          </table:table-cell>
          <table:table-cell table:formula="of:=ADDCOMMA([Blad1.CG27])" office:value-type="string" office:string-value="62," calcext:value-type="string">
            <text:p>62,</text:p>
          </table:table-cell>
          <table:table-cell table:formula="of:=ADDCOMMA([Blad1.CH27])" office:value-type="string" office:string-value="61," calcext:value-type="string">
            <text:p>61,</text:p>
          </table:table-cell>
          <table:table-cell table:formula="of:=ADDCOMMA([Blad1.CI27])" office:value-type="string" office:string-value="61," calcext:value-type="string">
            <text:p>61,</text:p>
          </table:table-cell>
          <table:table-cell table:formula="of:=ADDCOMMA([Blad1.CJ27])" office:value-type="string" office:string-value="61," calcext:value-type="string">
            <text:p>61,</text:p>
          </table:table-cell>
          <table:table-cell table:formula="of:=ADDCOMMA([Blad1.CK27])" office:value-type="string" office:string-value="61," calcext:value-type="string">
            <text:p>61,</text:p>
          </table:table-cell>
          <table:table-cell table:formula="of:=ADDCOMMA([Blad1.CL27])" office:value-type="string" office:string-value="61," calcext:value-type="string">
            <text:p>61,</text:p>
          </table:table-cell>
          <table:table-cell table:formula="of:=ADDCOMMA([Blad1.CM27])" office:value-type="string" office:string-value="61," calcext:value-type="string">
            <text:p>61,</text:p>
          </table:table-cell>
          <table:table-cell table:formula="of:=ADDCOMMA([Blad1.CN27])" office:value-type="string" office:string-value="61," calcext:value-type="string">
            <text:p>61,</text:p>
          </table:table-cell>
          <table:table-cell table:formula="of:=ADDCOMMA([Blad1.CO27])" office:value-type="string" office:string-value="61," calcext:value-type="string">
            <text:p>61,</text:p>
          </table:table-cell>
        </table:table-row>
        <table:table-row table:style-name="ro4">
          <table:table-cell table:formula="of:=ADDCOMMA([Blad1.BV28])" office:value-type="string" office:string-value="60," calcext:value-type="string">
            <text:p>60,</text:p>
          </table:table-cell>
          <table:table-cell table:formula="of:=ADDCOMMA([Blad1.BW28])" office:value-type="string" office:string-value="60," calcext:value-type="string">
            <text:p>60,</text:p>
          </table:table-cell>
          <table:table-cell table:formula="of:=ADDCOMMA([Blad1.BX28])" office:value-type="string" office:string-value="60," calcext:value-type="string">
            <text:p>60,</text:p>
          </table:table-cell>
          <table:table-cell table:formula="of:=ADDCOMMA([Blad1.BY28])" office:value-type="string" office:string-value="60," calcext:value-type="string">
            <text:p>60,</text:p>
          </table:table-cell>
          <table:table-cell table:formula="of:=ADDCOMMA([Blad1.BZ28])" office:value-type="string" office:string-value="59," calcext:value-type="string">
            <text:p>59,</text:p>
          </table:table-cell>
          <table:table-cell table:formula="of:=ADDCOMMA([Blad1.CA28])" office:value-type="string" office:string-value="59," calcext:value-type="string">
            <text:p>59,</text:p>
          </table:table-cell>
          <table:table-cell table:formula="of:=ADDCOMMA([Blad1.CB28])" office:value-type="string" office:string-value="59," calcext:value-type="string">
            <text:p>59,</text:p>
          </table:table-cell>
          <table:table-cell table:formula="of:=ADDCOMMA([Blad1.CC28])" office:value-type="string" office:string-value="59," calcext:value-type="string">
            <text:p>59,</text:p>
          </table:table-cell>
          <table:table-cell table:formula="of:=ADDCOMMA([Blad1.CD28])" office:value-type="string" office:string-value="58," calcext:value-type="string">
            <text:p>58,</text:p>
          </table:table-cell>
          <table:table-cell table:formula="of:=ADDCOMMA([Blad1.CE28])" office:value-type="string" office:string-value="58," calcext:value-type="string">
            <text:p>58,</text:p>
          </table:table-cell>
          <table:table-cell table:formula="of:=ADDCOMMA([Blad1.CF28])" office:value-type="string" office:string-value="58," calcext:value-type="string">
            <text:p>58,</text:p>
          </table:table-cell>
          <table:table-cell table:formula="of:=ADDCOMMA([Blad1.CG28])" office:value-type="string" office:string-value="58," calcext:value-type="string">
            <text:p>58,</text:p>
          </table:table-cell>
          <table:table-cell table:formula="of:=ADDCOMMA([Blad1.CH28])" office:value-type="string" office:string-value="58," calcext:value-type="string">
            <text:p>58,</text:p>
          </table:table-cell>
          <table:table-cell table:formula="of:=ADDCOMMA([Blad1.CI28])" office:value-type="string" office:string-value="58," calcext:value-type="string">
            <text:p>58,</text:p>
          </table:table-cell>
          <table:table-cell table:formula="of:=ADDCOMMA([Blad1.CJ28])" office:value-type="string" office:string-value="58," calcext:value-type="string">
            <text:p>58,</text:p>
          </table:table-cell>
          <table:table-cell table:formula="of:=ADDCOMMA([Blad1.CK28])" office:value-type="string" office:string-value="58," calcext:value-type="string">
            <text:p>58,</text:p>
          </table:table-cell>
          <table:table-cell table:formula="of:=ADDCOMMA([Blad1.CL28])" office:value-type="string" office:string-value="57," calcext:value-type="string">
            <text:p>57,</text:p>
          </table:table-cell>
          <table:table-cell table:formula="of:=ADDCOMMA([Blad1.CM28])" office:value-type="string" office:string-value="57," calcext:value-type="string">
            <text:p>57,</text:p>
          </table:table-cell>
          <table:table-cell table:formula="of:=ADDCOMMA([Blad1.CN28])" office:value-type="string" office:string-value="57," calcext:value-type="string">
            <text:p>57,</text:p>
          </table:table-cell>
          <table:table-cell table:formula="of:=ADDCOMMA([Blad1.CO28])" office:value-type="string" office:string-value="57," calcext:value-type="string">
            <text:p>57,</text:p>
          </table:table-cell>
        </table:table-row>
        <table:table-row table:style-name="ro4">
          <table:table-cell table:formula="of:=ADDCOMMA([Blad1.BV29])" office:value-type="string" office:string-value="57," calcext:value-type="string">
            <text:p>57,</text:p>
          </table:table-cell>
          <table:table-cell table:formula="of:=ADDCOMMA([Blad1.BW29])" office:value-type="string" office:string-value="56," calcext:value-type="string">
            <text:p>56,</text:p>
          </table:table-cell>
          <table:table-cell table:formula="of:=ADDCOMMA([Blad1.BX29])" office:value-type="string" office:string-value="56," calcext:value-type="string">
            <text:p>56,</text:p>
          </table:table-cell>
          <table:table-cell table:formula="of:=ADDCOMMA([Blad1.BY29])" office:value-type="string" office:string-value="56," calcext:value-type="string">
            <text:p>56,</text:p>
          </table:table-cell>
          <table:table-cell table:formula="of:=ADDCOMMA([Blad1.BZ29])" office:value-type="string" office:string-value="55," calcext:value-type="string">
            <text:p>55,</text:p>
          </table:table-cell>
          <table:table-cell table:formula="of:=ADDCOMMA([Blad1.CA29])" office:value-type="string" office:string-value="55," calcext:value-type="string">
            <text:p>55,</text:p>
          </table:table-cell>
          <table:table-cell table:formula="of:=ADDCOMMA([Blad1.CB29])" office:value-type="string" office:string-value="55," calcext:value-type="string">
            <text:p>55,</text:p>
          </table:table-cell>
          <table:table-cell table:formula="of:=ADDCOMMA([Blad1.CC29])" office:value-type="string" office:string-value="55," calcext:value-type="string">
            <text:p>55,</text:p>
          </table:table-cell>
          <table:table-cell table:formula="of:=ADDCOMMA([Blad1.CD29])" office:value-type="string" office:string-value="55," calcext:value-type="string">
            <text:p>55,</text:p>
          </table:table-cell>
          <table:table-cell table:formula="of:=ADDCOMMA([Blad1.CE29])" office:value-type="string" office:string-value="54," calcext:value-type="string">
            <text:p>54,</text:p>
          </table:table-cell>
          <table:table-cell table:formula="of:=ADDCOMMA([Blad1.CF29])" office:value-type="string" office:string-value="54," calcext:value-type="string">
            <text:p>54,</text:p>
          </table:table-cell>
          <table:table-cell table:formula="of:=ADDCOMMA([Blad1.CG29])" office:value-type="string" office:string-value="54," calcext:value-type="string">
            <text:p>54,</text:p>
          </table:table-cell>
          <table:table-cell table:formula="of:=ADDCOMMA([Blad1.CH29])" office:value-type="string" office:string-value="54," calcext:value-type="string">
            <text:p>54,</text:p>
          </table:table-cell>
          <table:table-cell table:formula="of:=ADDCOMMA([Blad1.CI29])" office:value-type="string" office:string-value="54," calcext:value-type="string">
            <text:p>54,</text:p>
          </table:table-cell>
          <table:table-cell table:formula="of:=ADDCOMMA([Blad1.CJ29])" office:value-type="string" office:string-value="54," calcext:value-type="string">
            <text:p>54,</text:p>
          </table:table-cell>
          <table:table-cell table:formula="of:=ADDCOMMA([Blad1.CK29])" office:value-type="string" office:string-value="54," calcext:value-type="string">
            <text:p>54,</text:p>
          </table:table-cell>
          <table:table-cell table:formula="of:=ADDCOMMA([Blad1.CL29])" office:value-type="string" office:string-value="54," calcext:value-type="string">
            <text:p>54,</text:p>
          </table:table-cell>
          <table:table-cell table:formula="of:=ADDCOMMA([Blad1.CM29])" office:value-type="string" office:string-value="53," calcext:value-type="string">
            <text:p>53,</text:p>
          </table:table-cell>
          <table:table-cell table:formula="of:=ADDCOMMA([Blad1.CN29])" office:value-type="string" office:string-value="53," calcext:value-type="string">
            <text:p>53,</text:p>
          </table:table-cell>
          <table:table-cell table:formula="of:=ADDCOMMA([Blad1.CO29])" office:value-type="string" office:string-value="53," calcext:value-type="string">
            <text:p>53,</text:p>
          </table:table-cell>
        </table:table-row>
        <table:table-row table:style-name="ro4">
          <table:table-cell table:formula="of:=ADDCOMMA([Blad1.BV30])" office:value-type="string" office:string-value="53," calcext:value-type="string">
            <text:p>53,</text:p>
          </table:table-cell>
          <table:table-cell table:formula="of:=ADDCOMMA([Blad1.BW30])" office:value-type="string" office:string-value="53," calcext:value-type="string">
            <text:p>53,</text:p>
          </table:table-cell>
          <table:table-cell table:formula="of:=ADDCOMMA([Blad1.BX30])" office:value-type="string" office:string-value="53," calcext:value-type="string">
            <text:p>53,</text:p>
          </table:table-cell>
          <table:table-cell table:formula="of:=ADDCOMMA([Blad1.BY30])" office:value-type="string" office:string-value="52," calcext:value-type="string">
            <text:p>52,</text:p>
          </table:table-cell>
          <table:table-cell table:formula="of:=ADDCOMMA([Blad1.BZ30])" office:value-type="string" office:string-value="52," calcext:value-type="string">
            <text:p>52,</text:p>
          </table:table-cell>
          <table:table-cell table:formula="of:=ADDCOMMA([Blad1.CA30])" office:value-type="string" office:string-value="52," calcext:value-type="string">
            <text:p>52,</text:p>
          </table:table-cell>
          <table:table-cell table:formula="of:=ADDCOMMA([Blad1.CB30])" office:value-type="string" office:string-value="51," calcext:value-type="string">
            <text:p>51,</text:p>
          </table:table-cell>
          <table:table-cell table:formula="of:=ADDCOMMA([Blad1.CC30])" office:value-type="string" office:string-value="51," calcext:value-type="string">
            <text:p>51,</text:p>
          </table:table-cell>
          <table:table-cell table:formula="of:=ADDCOMMA([Blad1.CD30])" office:value-type="string" office:string-value="51," calcext:value-type="string">
            <text:p>51,</text:p>
          </table:table-cell>
          <table:table-cell table:formula="of:=ADDCOMMA([Blad1.CE30])" office:value-type="string" office:string-value="51," calcext:value-type="string">
            <text:p>51,</text:p>
          </table:table-cell>
          <table:table-cell table:formula="of:=ADDCOMMA([Blad1.CF30])" office:value-type="string" office:string-value="51," calcext:value-type="string">
            <text:p>51,</text:p>
          </table:table-cell>
          <table:table-cell table:formula="of:=ADDCOMMA([Blad1.CG30])" office:value-type="string" office:string-value="50," calcext:value-type="string">
            <text:p>50,</text:p>
          </table:table-cell>
          <table:table-cell table:formula="of:=ADDCOMMA([Blad1.CH30])" office:value-type="string" office:string-value="50," calcext:value-type="string">
            <text:p>50,</text:p>
          </table:table-cell>
          <table:table-cell table:formula="of:=ADDCOMMA([Blad1.CI30])" office:value-type="string" office:string-value="50," calcext:value-type="string">
            <text:p>50,</text:p>
          </table:table-cell>
          <table:table-cell table:formula="of:=ADDCOMMA([Blad1.CJ30])" office:value-type="string" office:string-value="50," calcext:value-type="string">
            <text:p>50,</text:p>
          </table:table-cell>
          <table:table-cell table:formula="of:=ADDCOMMA([Blad1.CK30])" office:value-type="string" office:string-value="50," calcext:value-type="string">
            <text:p>50,</text:p>
          </table:table-cell>
          <table:table-cell table:formula="of:=ADDCOMMA([Blad1.CL30])" office:value-type="string" office:string-value="50," calcext:value-type="string">
            <text:p>50,</text:p>
          </table:table-cell>
          <table:table-cell table:formula="of:=ADDCOMMA([Blad1.CM30])" office:value-type="string" office:string-value="50," calcext:value-type="string">
            <text:p>50,</text:p>
          </table:table-cell>
          <table:table-cell table:formula="of:=ADDCOMMA([Blad1.CN30])" office:value-type="string" office:string-value="50," calcext:value-type="string">
            <text:p>50,</text:p>
          </table:table-cell>
          <table:table-cell table:formula="of:=ADDCOMMA([Blad1.CO30])" office:value-type="string" office:string-value="50," calcext:value-type="string">
            <text:p>50,</text:p>
          </table:table-cell>
        </table:table-row>
        <table:table-row table:style-name="ro4">
          <table:table-cell table:formula="of:=ADDCOMMA([Blad1.BV31])" office:value-type="string" office:string-value="50," calcext:value-type="string">
            <text:p>50,</text:p>
          </table:table-cell>
          <table:table-cell table:formula="of:=ADDCOMMA([Blad1.BW31])" office:value-type="string" office:string-value="50," calcext:value-type="string">
            <text:p>50,</text:p>
          </table:table-cell>
          <table:table-cell table:formula="of:=ADDCOMMA([Blad1.BX31])" office:value-type="string" office:string-value="49," calcext:value-type="string">
            <text:p>49,</text:p>
          </table:table-cell>
          <table:table-cell table:formula="of:=ADDCOMMA([Blad1.BY31])" office:value-type="string" office:string-value="49," calcext:value-type="string">
            <text:p>49,</text:p>
          </table:table-cell>
          <table:table-cell table:formula="of:=ADDCOMMA([Blad1.BZ31])" office:value-type="string" office:string-value="49," calcext:value-type="string">
            <text:p>49,</text:p>
          </table:table-cell>
          <table:table-cell table:formula="of:=ADDCOMMA([Blad1.CA31])" office:value-type="string" office:string-value="48," calcext:value-type="string">
            <text:p>48,</text:p>
          </table:table-cell>
          <table:table-cell table:formula="of:=ADDCOMMA([Blad1.CB31])" office:value-type="string" office:string-value="48," calcext:value-type="string">
            <text:p>48,</text:p>
          </table:table-cell>
          <table:table-cell table:formula="of:=ADDCOMMA([Blad1.CC31])" office:value-type="string" office:string-value="48," calcext:value-type="string">
            <text:p>48,</text:p>
          </table:table-cell>
          <table:table-cell table:formula="of:=ADDCOMMA([Blad1.CD31])" office:value-type="string" office:string-value="48," calcext:value-type="string">
            <text:p>48,</text:p>
          </table:table-cell>
          <table:table-cell table:formula="of:=ADDCOMMA([Blad1.CE31])" office:value-type="string" office:string-value="47," calcext:value-type="string">
            <text:p>47,</text:p>
          </table:table-cell>
          <table:table-cell table:formula="of:=ADDCOMMA([Blad1.CF31])" office:value-type="string" office:string-value="47," calcext:value-type="string">
            <text:p>47,</text:p>
          </table:table-cell>
          <table:table-cell table:formula="of:=ADDCOMMA([Blad1.CG31])" office:value-type="string" office:string-value="47," calcext:value-type="string">
            <text:p>47,</text:p>
          </table:table-cell>
          <table:table-cell table:formula="of:=ADDCOMMA([Blad1.CH31])" office:value-type="string" office:string-value="47," calcext:value-type="string">
            <text:p>47,</text:p>
          </table:table-cell>
          <table:table-cell table:formula="of:=ADDCOMMA([Blad1.CI31])" office:value-type="string" office:string-value="46," calcext:value-type="string">
            <text:p>46,</text:p>
          </table:table-cell>
          <table:table-cell table:formula="of:=ADDCOMMA([Blad1.CJ31])" office:value-type="string" office:string-value="46," calcext:value-type="string">
            <text:p>46,</text:p>
          </table:table-cell>
          <table:table-cell table:formula="of:=ADDCOMMA([Blad1.CK31])" office:value-type="string" office:string-value="46," calcext:value-type="string">
            <text:p>46,</text:p>
          </table:table-cell>
          <table:table-cell table:formula="of:=ADDCOMMA([Blad1.CL31])" office:value-type="string" office:string-value="46," calcext:value-type="string">
            <text:p>46,</text:p>
          </table:table-cell>
          <table:table-cell table:formula="of:=ADDCOMMA([Blad1.CM31])" office:value-type="string" office:string-value="46," calcext:value-type="string">
            <text:p>46,</text:p>
          </table:table-cell>
          <table:table-cell table:formula="of:=ADDCOMMA([Blad1.CN31])" office:value-type="string" office:string-value="46," calcext:value-type="string">
            <text:p>46,</text:p>
          </table:table-cell>
          <table:table-cell table:formula="of:=ADDCOMMA([Blad1.CO31])" office:value-type="string" office:string-value="46," calcext:value-type="string">
            <text:p>46,</text:p>
          </table:table-cell>
        </table:table-row>
        <table:table-row table:style-name="ro4">
          <table:table-cell table:formula="of:=ADDCOMMA([Blad1.BV32])" office:value-type="string" office:string-value="45," calcext:value-type="string">
            <text:p>45,</text:p>
          </table:table-cell>
          <table:table-cell table:formula="of:=ADDCOMMA([Blad1.BW32])" office:value-type="string" office:string-value="45," calcext:value-type="string">
            <text:p>45,</text:p>
          </table:table-cell>
          <table:table-cell table:formula="of:=ADDCOMMA([Blad1.BX32])" office:value-type="string" office:string-value="45," calcext:value-type="string">
            <text:p>45,</text:p>
          </table:table-cell>
          <table:table-cell table:formula="of:=ADDCOMMA([Blad1.BY32])" office:value-type="string" office:string-value="45," calcext:value-type="string">
            <text:p>45,</text:p>
          </table:table-cell>
          <table:table-cell table:formula="of:=ADDCOMMA([Blad1.BZ32])" office:value-type="string" office:string-value="45," calcext:value-type="string">
            <text:p>45,</text:p>
          </table:table-cell>
          <table:table-cell table:formula="of:=ADDCOMMA([Blad1.CA32])" office:value-type="string" office:string-value="44," calcext:value-type="string">
            <text:p>44,</text:p>
          </table:table-cell>
          <table:table-cell table:formula="of:=ADDCOMMA([Blad1.CB32])" office:value-type="string" office:string-value="44," calcext:value-type="string">
            <text:p>44,</text:p>
          </table:table-cell>
          <table:table-cell table:formula="of:=ADDCOMMA([Blad1.CC32])" office:value-type="string" office:string-value="44," calcext:value-type="string">
            <text:p>44,</text:p>
          </table:table-cell>
          <table:table-cell table:formula="of:=ADDCOMMA([Blad1.CD32])" office:value-type="string" office:string-value="44," calcext:value-type="string">
            <text:p>44,</text:p>
          </table:table-cell>
          <table:table-cell table:formula="of:=ADDCOMMA([Blad1.CE32])" office:value-type="string" office:string-value="43," calcext:value-type="string">
            <text:p>43,</text:p>
          </table:table-cell>
          <table:table-cell table:formula="of:=ADDCOMMA([Blad1.CF32])" office:value-type="string" office:string-value="43," calcext:value-type="string">
            <text:p>43,</text:p>
          </table:table-cell>
          <table:table-cell table:formula="of:=ADDCOMMA([Blad1.CG32])" office:value-type="string" office:string-value="43," calcext:value-type="string">
            <text:p>43,</text:p>
          </table:table-cell>
          <table:table-cell table:formula="of:=ADDCOMMA([Blad1.CH32])" office:value-type="string" office:string-value="43," calcext:value-type="string">
            <text:p>43,</text:p>
          </table:table-cell>
          <table:table-cell table:formula="of:=ADDCOMMA([Blad1.CI32])" office:value-type="string" office:string-value="43," calcext:value-type="string">
            <text:p>43,</text:p>
          </table:table-cell>
          <table:table-cell table:formula="of:=ADDCOMMA([Blad1.CJ32])" office:value-type="string" office:string-value="43," calcext:value-type="string">
            <text:p>43,</text:p>
          </table:table-cell>
          <table:table-cell table:formula="of:=ADDCOMMA([Blad1.CK32])" office:value-type="string" office:string-value="42," calcext:value-type="string">
            <text:p>42,</text:p>
          </table:table-cell>
          <table:table-cell table:formula="of:=ADDCOMMA([Blad1.CL32])" office:value-type="string" office:string-value="42," calcext:value-type="string">
            <text:p>42,</text:p>
          </table:table-cell>
          <table:table-cell table:formula="of:=ADDCOMMA([Blad1.CM32])" office:value-type="string" office:string-value="42," calcext:value-type="string">
            <text:p>42,</text:p>
          </table:table-cell>
          <table:table-cell table:formula="of:=ADDCOMMA([Blad1.CN32])" office:value-type="string" office:string-value="42," calcext:value-type="string">
            <text:p>42,</text:p>
          </table:table-cell>
          <table:table-cell table:formula="of:=ADDCOMMA([Blad1.CO32])" office:value-type="string" office:string-value="42," calcext:value-type="string">
            <text:p>42,</text:p>
          </table:table-cell>
        </table:table-row>
        <table:table-row table:style-name="ro4">
          <table:table-cell table:formula="of:=ADDCOMMA([Blad1.BV33])" office:value-type="string" office:string-value="42," calcext:value-type="string">
            <text:p>42,</text:p>
          </table:table-cell>
          <table:table-cell table:formula="of:=ADDCOMMA([Blad1.BW33])" office:value-type="string" office:string-value="41," calcext:value-type="string">
            <text:p>41,</text:p>
          </table:table-cell>
          <table:table-cell table:formula="of:=ADDCOMMA([Blad1.BX33])" office:value-type="string" office:string-value="41," calcext:value-type="string">
            <text:p>41,</text:p>
          </table:table-cell>
          <table:table-cell table:formula="of:=ADDCOMMA([Blad1.BY33])" office:value-type="string" office:string-value="41," calcext:value-type="string">
            <text:p>41,</text:p>
          </table:table-cell>
          <table:table-cell table:formula="of:=ADDCOMMA([Blad1.BZ33])" office:value-type="string" office:string-value="41," calcext:value-type="string">
            <text:p>41,</text:p>
          </table:table-cell>
          <table:table-cell table:formula="of:=ADDCOMMA([Blad1.CA33])" office:value-type="string" office:string-value="41," calcext:value-type="string">
            <text:p>41,</text:p>
          </table:table-cell>
          <table:table-cell table:formula="of:=ADDCOMMA([Blad1.CB33])" office:value-type="string" office:string-value="41," calcext:value-type="string">
            <text:p>41,</text:p>
          </table:table-cell>
          <table:table-cell table:formula="of:=ADDCOMMA([Blad1.CC33])" office:value-type="string" office:string-value="40," calcext:value-type="string">
            <text:p>40,</text:p>
          </table:table-cell>
          <table:table-cell table:formula="of:=ADDCOMMA([Blad1.CD33])" office:value-type="string" office:string-value="40," calcext:value-type="string">
            <text:p>40,</text:p>
          </table:table-cell>
          <table:table-cell table:formula="of:=ADDCOMMA([Blad1.CE33])" office:value-type="string" office:string-value="40," calcext:value-type="string">
            <text:p>40,</text:p>
          </table:table-cell>
          <table:table-cell table:formula="of:=ADDCOMMA([Blad1.CF33])" office:value-type="string" office:string-value="40," calcext:value-type="string">
            <text:p>40,</text:p>
          </table:table-cell>
          <table:table-cell table:formula="of:=ADDCOMMA([Blad1.CG33])" office:value-type="string" office:string-value="39," calcext:value-type="string">
            <text:p>39,</text:p>
          </table:table-cell>
          <table:table-cell table:formula="of:=ADDCOMMA([Blad1.CH33])" office:value-type="string" office:string-value="39," calcext:value-type="string">
            <text:p>39,</text:p>
          </table:table-cell>
          <table:table-cell table:formula="of:=ADDCOMMA([Blad1.CI33])" office:value-type="string" office:string-value="39," calcext:value-type="string">
            <text:p>39,</text:p>
          </table:table-cell>
          <table:table-cell table:formula="of:=ADDCOMMA([Blad1.CJ33])" office:value-type="string" office:string-value="39," calcext:value-type="string">
            <text:p>39,</text:p>
          </table:table-cell>
          <table:table-cell table:formula="of:=ADDCOMMA([Blad1.CK33])" office:value-type="string" office:string-value="39," calcext:value-type="string">
            <text:p>39,</text:p>
          </table:table-cell>
          <table:table-cell table:formula="of:=ADDCOMMA([Blad1.CL33])" office:value-type="string" office:string-value="39," calcext:value-type="string">
            <text:p>39,</text:p>
          </table:table-cell>
          <table:table-cell table:formula="of:=ADDCOMMA([Blad1.CM33])" office:value-type="string" office:string-value="38," calcext:value-type="string">
            <text:p>38,</text:p>
          </table:table-cell>
          <table:table-cell table:formula="of:=ADDCOMMA([Blad1.CN33])" office:value-type="string" office:string-value="38," calcext:value-type="string">
            <text:p>38,</text:p>
          </table:table-cell>
          <table:table-cell table:formula="of:=ADDCOMMA([Blad1.CO33])" office:value-type="string" office:string-value="38," calcext:value-type="string">
            <text:p>38,</text:p>
          </table:table-cell>
        </table:table-row>
        <table:table-row table:style-name="ro4">
          <table:table-cell table:formula="of:=ADDCOMMA([Blad1.BV34])" office:value-type="string" office:string-value="38," calcext:value-type="string">
            <text:p>38,</text:p>
          </table:table-cell>
          <table:table-cell table:formula="of:=ADDCOMMA([Blad1.BW34])" office:value-type="string" office:string-value="38," calcext:value-type="string">
            <text:p>38,</text:p>
          </table:table-cell>
          <table:table-cell table:formula="of:=ADDCOMMA([Blad1.BX34])" office:value-type="string" office:string-value="37," calcext:value-type="string">
            <text:p>37,</text:p>
          </table:table-cell>
          <table:table-cell table:formula="of:=ADDCOMMA([Blad1.BY34])" office:value-type="string" office:string-value="37," calcext:value-type="string">
            <text:p>37,</text:p>
          </table:table-cell>
          <table:table-cell table:formula="of:=ADDCOMMA([Blad1.BZ34])" office:value-type="string" office:string-value="37," calcext:value-type="string">
            <text:p>37,</text:p>
          </table:table-cell>
          <table:table-cell table:formula="of:=ADDCOMMA([Blad1.CA34])" office:value-type="string" office:string-value="37," calcext:value-type="string">
            <text:p>37,</text:p>
          </table:table-cell>
          <table:table-cell table:formula="of:=ADDCOMMA([Blad1.CB34])" office:value-type="string" office:string-value="36," calcext:value-type="string">
            <text:p>36,</text:p>
          </table:table-cell>
          <table:table-cell table:formula="of:=ADDCOMMA([Blad1.CC34])" office:value-type="string" office:string-value="36," calcext:value-type="string">
            <text:p>36,</text:p>
          </table:table-cell>
          <table:table-cell table:formula="of:=ADDCOMMA([Blad1.CD34])" office:value-type="string" office:string-value="36," calcext:value-type="string">
            <text:p>36,</text:p>
          </table:table-cell>
          <table:table-cell table:formula="of:=ADDCOMMA([Blad1.CE34])" office:value-type="string" office:string-value="36," calcext:value-type="string">
            <text:p>36,</text:p>
          </table:table-cell>
          <table:table-cell table:formula="of:=ADDCOMMA([Blad1.CF34])" office:value-type="string" office:string-value="35," calcext:value-type="string">
            <text:p>35,</text:p>
          </table:table-cell>
          <table:table-cell table:formula="of:=ADDCOMMA([Blad1.CG34])" office:value-type="string" office:string-value="35," calcext:value-type="string">
            <text:p>35,</text:p>
          </table:table-cell>
          <table:table-cell table:formula="of:=ADDCOMMA([Blad1.CH34])" office:value-type="string" office:string-value="35," calcext:value-type="string">
            <text:p>35,</text:p>
          </table:table-cell>
          <table:table-cell table:formula="of:=ADDCOMMA([Blad1.CI34])" office:value-type="string" office:string-value="35," calcext:value-type="string">
            <text:p>35,</text:p>
          </table:table-cell>
          <table:table-cell table:formula="of:=ADDCOMMA([Blad1.CJ34])" office:value-type="string" office:string-value="35," calcext:value-type="string">
            <text:p>35,</text:p>
          </table:table-cell>
          <table:table-cell table:formula="of:=ADDCOMMA([Blad1.CK34])" office:value-type="string" office:string-value="34," calcext:value-type="string">
            <text:p>34,</text:p>
          </table:table-cell>
          <table:table-cell table:formula="of:=ADDCOMMA([Blad1.CL34])" office:value-type="string" office:string-value="34," calcext:value-type="string">
            <text:p>34,</text:p>
          </table:table-cell>
          <table:table-cell table:formula="of:=ADDCOMMA([Blad1.CM34])" office:value-type="string" office:string-value="34," calcext:value-type="string">
            <text:p>34,</text:p>
          </table:table-cell>
          <table:table-cell table:formula="of:=ADDCOMMA([Blad1.CN34])" office:value-type="string" office:string-value="34," calcext:value-type="string">
            <text:p>34,</text:p>
          </table:table-cell>
          <table:table-cell table:formula="of:=ADDCOMMA([Blad1.CO34])" office:value-type="string" office:string-value="34," calcext:value-type="string">
            <text:p>34,</text:p>
          </table:table-cell>
        </table:table-row>
        <table:table-row table:style-name="ro4">
          <table:table-cell table:formula="of:=ADDCOMMA([Blad1.BV35])" office:value-type="string" office:string-value="34," calcext:value-type="string">
            <text:p>34,</text:p>
          </table:table-cell>
          <table:table-cell table:formula="of:=ADDCOMMA([Blad1.BW35])" office:value-type="string" office:string-value="34," calcext:value-type="string">
            <text:p>34,</text:p>
          </table:table-cell>
          <table:table-cell table:formula="of:=ADDCOMMA([Blad1.BX35])" office:value-type="string" office:string-value="34," calcext:value-type="string">
            <text:p>34,</text:p>
          </table:table-cell>
          <table:table-cell table:formula="of:=ADDCOMMA([Blad1.BY35])" office:value-type="string" office:string-value="34," calcext:value-type="string">
            <text:p>34,</text:p>
          </table:table-cell>
          <table:table-cell table:formula="of:=ADDCOMMA([Blad1.BZ35])" office:value-type="string" office:string-value="33," calcext:value-type="string">
            <text:p>33,</text:p>
          </table:table-cell>
          <table:table-cell table:formula="of:=ADDCOMMA([Blad1.CA35])" office:value-type="string" office:string-value="33," calcext:value-type="string">
            <text:p>33,</text:p>
          </table:table-cell>
          <table:table-cell table:formula="of:=ADDCOMMA([Blad1.CB35])" office:value-type="string" office:string-value="33," calcext:value-type="string">
            <text:p>33,</text:p>
          </table:table-cell>
          <table:table-cell table:formula="of:=ADDCOMMA([Blad1.CC35])" office:value-type="string" office:string-value="33," calcext:value-type="string">
            <text:p>33,</text:p>
          </table:table-cell>
          <table:table-cell table:formula="of:=ADDCOMMA([Blad1.CD35])" office:value-type="string" office:string-value="33," calcext:value-type="string">
            <text:p>33,</text:p>
          </table:table-cell>
          <table:table-cell table:formula="of:=ADDCOMMA([Blad1.CE35])" office:value-type="string" office:string-value="33," calcext:value-type="string">
            <text:p>33,</text:p>
          </table:table-cell>
          <table:table-cell table:formula="of:=ADDCOMMA([Blad1.CF35])" office:value-type="string" office:string-value="32," calcext:value-type="string">
            <text:p>32,</text:p>
          </table:table-cell>
          <table:table-cell table:formula="of:=ADDCOMMA([Blad1.CG35])" office:value-type="string" office:string-value="32," calcext:value-type="string">
            <text:p>32,</text:p>
          </table:table-cell>
          <table:table-cell table:formula="of:=ADDCOMMA([Blad1.CH35])" office:value-type="string" office:string-value="32," calcext:value-type="string">
            <text:p>32,</text:p>
          </table:table-cell>
          <table:table-cell table:formula="of:=ADDCOMMA([Blad1.CI35])" office:value-type="string" office:string-value="31," calcext:value-type="string">
            <text:p>31,</text:p>
          </table:table-cell>
          <table:table-cell table:formula="of:=ADDCOMMA([Blad1.CJ35])" office:value-type="string" office:string-value="31," calcext:value-type="string">
            <text:p>31,</text:p>
          </table:table-cell>
          <table:table-cell table:formula="of:=ADDCOMMA([Blad1.CK35])" office:value-type="string" office:string-value="31," calcext:value-type="string">
            <text:p>31,</text:p>
          </table:table-cell>
          <table:table-cell table:formula="of:=ADDCOMMA([Blad1.CL35])" office:value-type="string" office:string-value="31," calcext:value-type="string">
            <text:p>31,</text:p>
          </table:table-cell>
          <table:table-cell table:formula="of:=ADDCOMMA([Blad1.CM35])" office:value-type="string" office:string-value="30," calcext:value-type="string">
            <text:p>30,</text:p>
          </table:table-cell>
          <table:table-cell table:formula="of:=ADDCOMMA([Blad1.CN35])" office:value-type="string" office:string-value="30," calcext:value-type="string">
            <text:p>30,</text:p>
          </table:table-cell>
          <table:table-cell table:formula="of:=ADDCOMMA([Blad1.CO35])" office:value-type="string" office:string-value="30," calcext:value-type="string">
            <text:p>30,</text:p>
          </table:table-cell>
        </table:table-row>
        <table:table-row table:style-name="ro4">
          <table:table-cell table:formula="of:=ADDCOMMA([Blad1.BV36])" office:value-type="string" office:string-value="30," calcext:value-type="string">
            <text:p>30,</text:p>
          </table:table-cell>
          <table:table-cell table:formula="of:=ADDCOMMA([Blad1.BW36])" office:value-type="string" office:string-value="30," calcext:value-type="string">
            <text:p>30,</text:p>
          </table:table-cell>
          <table:table-cell table:formula="of:=ADDCOMMA([Blad1.BX36])" office:value-type="string" office:string-value="29," calcext:value-type="string">
            <text:p>29,</text:p>
          </table:table-cell>
          <table:table-cell table:formula="of:=ADDCOMMA([Blad1.BY36])" office:value-type="string" office:string-value="29," calcext:value-type="string">
            <text:p>29,</text:p>
          </table:table-cell>
          <table:table-cell table:formula="of:=ADDCOMMA([Blad1.BZ36])" office:value-type="string" office:string-value="29," calcext:value-type="string">
            <text:p>29,</text:p>
          </table:table-cell>
          <table:table-cell table:formula="of:=ADDCOMMA([Blad1.CA36])" office:value-type="string" office:string-value="29," calcext:value-type="string">
            <text:p>29,</text:p>
          </table:table-cell>
          <table:table-cell table:formula="of:=ADDCOMMA([Blad1.CB36])" office:value-type="string" office:string-value="29," calcext:value-type="string">
            <text:p>29,</text:p>
          </table:table-cell>
          <table:table-cell table:formula="of:=ADDCOMMA([Blad1.CC36])" office:value-type="string" office:string-value="29," calcext:value-type="string">
            <text:p>29,</text:p>
          </table:table-cell>
          <table:table-cell table:formula="of:=ADDCOMMA([Blad1.CD36])" office:value-type="string" office:string-value="29," calcext:value-type="string">
            <text:p>29,</text:p>
          </table:table-cell>
          <table:table-cell table:formula="of:=ADDCOMMA([Blad1.CE36])" office:value-type="string" office:string-value="29," calcext:value-type="string">
            <text:p>29,</text:p>
          </table:table-cell>
          <table:table-cell table:formula="of:=ADDCOMMA([Blad1.CF36])" office:value-type="string" office:string-value="28," calcext:value-type="string">
            <text:p>28,</text:p>
          </table:table-cell>
          <table:table-cell table:formula="of:=ADDCOMMA([Blad1.CG36])" office:value-type="string" office:string-value="28," calcext:value-type="string">
            <text:p>28,</text:p>
          </table:table-cell>
          <table:table-cell table:formula="of:=ADDCOMMA([Blad1.CH36])" office:value-type="string" office:string-value="28," calcext:value-type="string">
            <text:p>28,</text:p>
          </table:table-cell>
          <table:table-cell table:formula="of:=ADDCOMMA([Blad1.CI36])" office:value-type="string" office:string-value="28," calcext:value-type="string">
            <text:p>28,</text:p>
          </table:table-cell>
          <table:table-cell table:formula="of:=ADDCOMMA([Blad1.CJ36])" office:value-type="string" office:string-value="28," calcext:value-type="string">
            <text:p>28,</text:p>
          </table:table-cell>
          <table:table-cell table:formula="of:=ADDCOMMA([Blad1.CK36])" office:value-type="string" office:string-value="27," calcext:value-type="string">
            <text:p>27,</text:p>
          </table:table-cell>
          <table:table-cell table:formula="of:=ADDCOMMA([Blad1.CL36])" office:value-type="string" office:string-value="27," calcext:value-type="string">
            <text:p>27,</text:p>
          </table:table-cell>
          <table:table-cell table:formula="of:=ADDCOMMA([Blad1.CM36])" office:value-type="string" office:string-value="27," calcext:value-type="string">
            <text:p>27,</text:p>
          </table:table-cell>
          <table:table-cell table:formula="of:=ADDCOMMA([Blad1.CN36])" office:value-type="string" office:string-value="27," calcext:value-type="string">
            <text:p>27,</text:p>
          </table:table-cell>
          <table:table-cell table:formula="of:=ADDCOMMA([Blad1.CO36])" office:value-type="string" office:string-value="27," calcext:value-type="string">
            <text:p>27,</text:p>
          </table:table-cell>
        </table:table-row>
        <table:table-row table:style-name="ro4">
          <table:table-cell table:formula="of:=ADDCOMMA([Blad1.BV37])" office:value-type="string" office:string-value="27," calcext:value-type="string">
            <text:p>27,</text:p>
          </table:table-cell>
          <table:table-cell table:formula="of:=ADDCOMMA([Blad1.BW37])" office:value-type="string" office:string-value="27," calcext:value-type="string">
            <text:p>27,</text:p>
          </table:table-cell>
          <table:table-cell table:formula="of:=ADDCOMMA([Blad1.BX37])" office:value-type="string" office:string-value="26," calcext:value-type="string">
            <text:p>26,</text:p>
          </table:table-cell>
          <table:table-cell table:formula="of:=ADDCOMMA([Blad1.BY37])" office:value-type="string" office:string-value="26," calcext:value-type="string">
            <text:p>26,</text:p>
          </table:table-cell>
          <table:table-cell table:formula="of:=ADDCOMMA([Blad1.BZ37])" office:value-type="string" office:string-value="26," calcext:value-type="string">
            <text:p>26,</text:p>
          </table:table-cell>
          <table:table-cell table:formula="of:=ADDCOMMA([Blad1.CA37])" office:value-type="string" office:string-value="26," calcext:value-type="string">
            <text:p>26,</text:p>
          </table:table-cell>
          <table:table-cell table:formula="of:=ADDCOMMA([Blad1.CB37])" office:value-type="string" office:string-value="26," calcext:value-type="string">
            <text:p>26,</text:p>
          </table:table-cell>
          <table:table-cell table:formula="of:=ADDCOMMA([Blad1.CC37])" office:value-type="string" office:string-value="26," calcext:value-type="string">
            <text:p>26,</text:p>
          </table:table-cell>
          <table:table-cell table:formula="of:=ADDCOMMA([Blad1.CD37])" office:value-type="string" office:string-value="26," calcext:value-type="string">
            <text:p>26,</text:p>
          </table:table-cell>
          <table:table-cell table:formula="of:=ADDCOMMA([Blad1.CE37])" office:value-type="string" office:string-value="26," calcext:value-type="string">
            <text:p>26,</text:p>
          </table:table-cell>
          <table:table-cell table:formula="of:=ADDCOMMA([Blad1.CF37])" office:value-type="string" office:string-value="25," calcext:value-type="string">
            <text:p>25,</text:p>
          </table:table-cell>
          <table:table-cell table:formula="of:=ADDCOMMA([Blad1.CG37])" office:value-type="string" office:string-value="25," calcext:value-type="string">
            <text:p>25,</text:p>
          </table:table-cell>
          <table:table-cell table:formula="of:=ADDCOMMA([Blad1.CH37])" office:value-type="string" office:string-value="25," calcext:value-type="string">
            <text:p>25,</text:p>
          </table:table-cell>
          <table:table-cell table:formula="of:=ADDCOMMA([Blad1.CI37])" office:value-type="string" office:string-value="25," calcext:value-type="string">
            <text:p>25,</text:p>
          </table:table-cell>
          <table:table-cell table:formula="of:=ADDCOMMA([Blad1.CJ37])" office:value-type="string" office:string-value="25," calcext:value-type="string">
            <text:p>25,</text:p>
          </table:table-cell>
          <table:table-cell table:formula="of:=ADDCOMMA([Blad1.CK37])" office:value-type="string" office:string-value="25," calcext:value-type="string">
            <text:p>25,</text:p>
          </table:table-cell>
          <table:table-cell table:formula="of:=ADDCOMMA([Blad1.CL37])" office:value-type="string" office:string-value="24," calcext:value-type="string">
            <text:p>24,</text:p>
          </table:table-cell>
          <table:table-cell table:formula="of:=ADDCOMMA([Blad1.CM37])" office:value-type="string" office:string-value="24," calcext:value-type="string">
            <text:p>24,</text:p>
          </table:table-cell>
          <table:table-cell table:formula="of:=ADDCOMMA([Blad1.CN37])" office:value-type="string" office:string-value="24," calcext:value-type="string">
            <text:p>24,</text:p>
          </table:table-cell>
          <table:table-cell table:formula="of:=ADDCOMMA([Blad1.CO37])" office:value-type="string" office:string-value="23," calcext:value-type="string">
            <text:p>23,</text:p>
          </table:table-cell>
        </table:table-row>
        <table:table-row table:style-name="ro4">
          <table:table-cell table:formula="of:=ADDCOMMA([Blad1.BV38])" office:value-type="string" office:string-value="23," calcext:value-type="string">
            <text:p>23,</text:p>
          </table:table-cell>
          <table:table-cell table:formula="of:=ADDCOMMA([Blad1.BW38])" office:value-type="string" office:string-value="23," calcext:value-type="string">
            <text:p>23,</text:p>
          </table:table-cell>
          <table:table-cell table:formula="of:=ADDCOMMA([Blad1.BX38])" office:value-type="string" office:string-value="23," calcext:value-type="string">
            <text:p>23,</text:p>
          </table:table-cell>
          <table:table-cell table:formula="of:=ADDCOMMA([Blad1.BY38])" office:value-type="string" office:string-value="22," calcext:value-type="string">
            <text:p>22,</text:p>
          </table:table-cell>
          <table:table-cell table:formula="of:=ADDCOMMA([Blad1.BZ38])" office:value-type="string" office:string-value="22," calcext:value-type="string">
            <text:p>22,</text:p>
          </table:table-cell>
          <table:table-cell table:formula="of:=ADDCOMMA([Blad1.CA38])" office:value-type="string" office:string-value="22," calcext:value-type="string">
            <text:p>22,</text:p>
          </table:table-cell>
          <table:table-cell table:formula="of:=ADDCOMMA([Blad1.CB38])" office:value-type="string" office:string-value="22," calcext:value-type="string">
            <text:p>22,</text:p>
          </table:table-cell>
          <table:table-cell table:formula="of:=ADDCOMMA([Blad1.CC38])" office:value-type="string" office:string-value="21," calcext:value-type="string">
            <text:p>21,</text:p>
          </table:table-cell>
          <table:table-cell table:formula="of:=ADDCOMMA([Blad1.CD38])" office:value-type="string" office:string-value="21," calcext:value-type="string">
            <text:p>21,</text:p>
          </table:table-cell>
          <table:table-cell table:formula="of:=ADDCOMMA([Blad1.CE38])" office:value-type="string" office:string-value="21," calcext:value-type="string">
            <text:p>21,</text:p>
          </table:table-cell>
          <table:table-cell table:formula="of:=ADDCOMMA([Blad1.CF38])" office:value-type="string" office:string-value="21," calcext:value-type="string">
            <text:p>21,</text:p>
          </table:table-cell>
          <table:table-cell table:formula="of:=ADDCOMMA([Blad1.CG38])" office:value-type="string" office:string-value="21," calcext:value-type="string">
            <text:p>21,</text:p>
          </table:table-cell>
          <table:table-cell table:formula="of:=ADDCOMMA([Blad1.CH38])" office:value-type="string" office:string-value="20," calcext:value-type="string">
            <text:p>20,</text:p>
          </table:table-cell>
          <table:table-cell table:formula="of:=ADDCOMMA([Blad1.CI38])" office:value-type="string" office:string-value="20," calcext:value-type="string">
            <text:p>20,</text:p>
          </table:table-cell>
          <table:table-cell table:formula="of:=ADDCOMMA([Blad1.CJ38])" office:value-type="string" office:string-value="20," calcext:value-type="string">
            <text:p>20,</text:p>
          </table:table-cell>
          <table:table-cell table:formula="of:=ADDCOMMA([Blad1.CK38])" office:value-type="string" office:string-value="20," calcext:value-type="string">
            <text:p>20,</text:p>
          </table:table-cell>
          <table:table-cell table:formula="of:=ADDCOMMA([Blad1.CL38])" office:value-type="string" office:string-value="20," calcext:value-type="string">
            <text:p>20,</text:p>
          </table:table-cell>
          <table:table-cell table:formula="of:=ADDCOMMA([Blad1.CM38])" office:value-type="string" office:string-value="19," calcext:value-type="string">
            <text:p>19,</text:p>
          </table:table-cell>
          <table:table-cell table:formula="of:=ADDCOMMA([Blad1.CN38])" office:value-type="string" office:string-value="19," calcext:value-type="string">
            <text:p>19,</text:p>
          </table:table-cell>
          <table:table-cell table:formula="of:=ADDCOMMA([Blad1.CO38])" office:value-type="string" office:string-value="19," calcext:value-type="string">
            <text:p>19,</text:p>
          </table:table-cell>
        </table:table-row>
        <table:table-row table:style-name="ro4">
          <table:table-cell table:formula="of:=ADDCOMMA([Blad1.BV39])" office:value-type="string" office:string-value="19," calcext:value-type="string">
            <text:p>19,</text:p>
          </table:table-cell>
          <table:table-cell table:formula="of:=ADDCOMMA([Blad1.BW39])" office:value-type="string" office:string-value="19," calcext:value-type="string">
            <text:p>19,</text:p>
          </table:table-cell>
          <table:table-cell table:formula="of:=ADDCOMMA([Blad1.BX39])" office:value-type="string" office:string-value="19," calcext:value-type="string">
            <text:p>19,</text:p>
          </table:table-cell>
          <table:table-cell table:formula="of:=ADDCOMMA([Blad1.BY39])" office:value-type="string" office:string-value="19," calcext:value-type="string">
            <text:p>19,</text:p>
          </table:table-cell>
          <table:table-cell table:formula="of:=ADDCOMMA([Blad1.BZ39])" office:value-type="string" office:string-value="19," calcext:value-type="string">
            <text:p>19,</text:p>
          </table:table-cell>
          <table:table-cell table:formula="of:=ADDCOMMA([Blad1.CA39])" office:value-type="string" office:string-value="19," calcext:value-type="string">
            <text:p>19,</text:p>
          </table:table-cell>
          <table:table-cell table:formula="of:=ADDCOMMA([Blad1.CB39])" office:value-type="string" office:string-value="18," calcext:value-type="string">
            <text:p>18,</text:p>
          </table:table-cell>
          <table:table-cell table:formula="of:=ADDCOMMA([Blad1.CC39])" office:value-type="string" office:string-value="18," calcext:value-type="string">
            <text:p>18,</text:p>
          </table:table-cell>
          <table:table-cell table:formula="of:=ADDCOMMA([Blad1.CD39])" office:value-type="string" office:string-value="18," calcext:value-type="string">
            <text:p>18,</text:p>
          </table:table-cell>
          <table:table-cell table:formula="of:=ADDCOMMA([Blad1.CE39])" office:value-type="string" office:string-value="18," calcext:value-type="string">
            <text:p>18,</text:p>
          </table:table-cell>
          <table:table-cell table:formula="of:=ADDCOMMA([Blad1.CF39])" office:value-type="string" office:string-value="18," calcext:value-type="string">
            <text:p>18,</text:p>
          </table:table-cell>
          <table:table-cell table:formula="of:=ADDCOMMA([Blad1.CG39])" office:value-type="string" office:string-value="18," calcext:value-type="string">
            <text:p>18,</text:p>
          </table:table-cell>
          <table:table-cell table:formula="of:=ADDCOMMA([Blad1.CH39])" office:value-type="string" office:string-value="17," calcext:value-type="string">
            <text:p>17,</text:p>
          </table:table-cell>
          <table:table-cell table:formula="of:=ADDCOMMA([Blad1.CI39])" office:value-type="string" office:string-value="17," calcext:value-type="string">
            <text:p>17,</text:p>
          </table:table-cell>
          <table:table-cell table:formula="of:=ADDCOMMA([Blad1.CJ39])" office:value-type="string" office:string-value="17," calcext:value-type="string">
            <text:p>17,</text:p>
          </table:table-cell>
          <table:table-cell table:formula="of:=ADDCOMMA([Blad1.CK39])" office:value-type="string" office:string-value="17," calcext:value-type="string">
            <text:p>17,</text:p>
          </table:table-cell>
          <table:table-cell table:formula="of:=ADDCOMMA([Blad1.CL39])" office:value-type="string" office:string-value="16," calcext:value-type="string">
            <text:p>16,</text:p>
          </table:table-cell>
          <table:table-cell table:formula="of:=ADDCOMMA([Blad1.CM39])" office:value-type="string" office:string-value="16," calcext:value-type="string">
            <text:p>16,</text:p>
          </table:table-cell>
          <table:table-cell table:formula="of:=ADDCOMMA([Blad1.CN39])" office:value-type="string" office:string-value="16," calcext:value-type="string">
            <text:p>16,</text:p>
          </table:table-cell>
          <table:table-cell table:formula="of:=ADDCOMMA([Blad1.CO39])" office:value-type="string" office:string-value="16," calcext:value-type="string">
            <text:p>16,</text:p>
          </table:table-cell>
        </table:table-row>
        <table:table-row table:style-name="ro4">
          <table:table-cell table:formula="of:=ADDCOMMA([Blad1.BV40])" office:value-type="string" office:string-value="15," calcext:value-type="string">
            <text:p>15,</text:p>
          </table:table-cell>
          <table:table-cell table:formula="of:=ADDCOMMA([Blad1.BW40])" office:value-type="string" office:string-value="15," calcext:value-type="string">
            <text:p>15,</text:p>
          </table:table-cell>
          <table:table-cell table:formula="of:=ADDCOMMA([Blad1.BX40])" office:value-type="string" office:string-value="15," calcext:value-type="string">
            <text:p>15,</text:p>
          </table:table-cell>
          <table:table-cell table:formula="of:=ADDCOMMA([Blad1.BY40])" office:value-type="string" office:string-value="15," calcext:value-type="string">
            <text:p>15,</text:p>
          </table:table-cell>
          <table:table-cell table:formula="of:=ADDCOMMA([Blad1.BZ40])" office:value-type="string" office:string-value="15," calcext:value-type="string">
            <text:p>15,</text:p>
          </table:table-cell>
          <table:table-cell table:formula="of:=ADDCOMMA([Blad1.CA40])" office:value-type="string" office:string-value="14," calcext:value-type="string">
            <text:p>14,</text:p>
          </table:table-cell>
          <table:table-cell table:formula="of:=ADDCOMMA([Blad1.CB40])" office:value-type="string" office:string-value="14," calcext:value-type="string">
            <text:p>14,</text:p>
          </table:table-cell>
          <table:table-cell table:formula="of:=ADDCOMMA([Blad1.CC40])" office:value-type="string" office:string-value="14," calcext:value-type="string">
            <text:p>14,</text:p>
          </table:table-cell>
          <table:table-cell table:formula="of:=ADDCOMMA([Blad1.CD40])" office:value-type="string" office:string-value="14," calcext:value-type="string">
            <text:p>14,</text:p>
          </table:table-cell>
          <table:table-cell table:formula="of:=ADDCOMMA([Blad1.CE40])" office:value-type="string" office:string-value="14," calcext:value-type="string">
            <text:p>14,</text:p>
          </table:table-cell>
          <table:table-cell table:formula="of:=ADDCOMMA([Blad1.CF40])" office:value-type="string" office:string-value="13," calcext:value-type="string">
            <text:p>13,</text:p>
          </table:table-cell>
          <table:table-cell table:formula="of:=ADDCOMMA([Blad1.CG40])" office:value-type="string" office:string-value="13," calcext:value-type="string">
            <text:p>13,</text:p>
          </table:table-cell>
          <table:table-cell table:formula="of:=ADDCOMMA([Blad1.CH40])" office:value-type="string" office:string-value="13," calcext:value-type="string">
            <text:p>13,</text:p>
          </table:table-cell>
          <table:table-cell table:formula="of:=ADDCOMMA([Blad1.CI40])" office:value-type="string" office:string-value="13," calcext:value-type="string">
            <text:p>13,</text:p>
          </table:table-cell>
          <table:table-cell table:formula="of:=ADDCOMMA([Blad1.CJ40])" office:value-type="string" office:string-value="13," calcext:value-type="string">
            <text:p>13,</text:p>
          </table:table-cell>
          <table:table-cell table:formula="of:=ADDCOMMA([Blad1.CK40])" office:value-type="string" office:string-value="12," calcext:value-type="string">
            <text:p>12,</text:p>
          </table:table-cell>
          <table:table-cell table:formula="of:=ADDCOMMA([Blad1.CL40])" office:value-type="string" office:string-value="12," calcext:value-type="string">
            <text:p>12,</text:p>
          </table:table-cell>
          <table:table-cell table:formula="of:=ADDCOMMA([Blad1.CM40])" office:value-type="string" office:string-value="12," calcext:value-type="string">
            <text:p>12,</text:p>
          </table:table-cell>
          <table:table-cell table:formula="of:=ADDCOMMA([Blad1.CN40])" office:value-type="string" office:string-value="12," calcext:value-type="string">
            <text:p>12,</text:p>
          </table:table-cell>
          <table:table-cell table:formula="of:=ADDCOMMA([Blad1.CO40])" office:value-type="string" office:string-value="12," calcext:value-type="string">
            <text:p>12,</text:p>
          </table:table-cell>
        </table:table-row>
        <table:table-row table:style-name="ro4">
          <table:table-cell table:formula="of:=ADDCOMMA([Blad1.BV41])" office:value-type="string" office:string-value="11," calcext:value-type="string">
            <text:p>11,</text:p>
          </table:table-cell>
          <table:table-cell table:formula="of:=ADDCOMMA([Blad1.BW41])" office:value-type="string" office:string-value="11," calcext:value-type="string">
            <text:p>11,</text:p>
          </table:table-cell>
          <table:table-cell table:formula="of:=ADDCOMMA([Blad1.BX41])" office:value-type="string" office:string-value="11," calcext:value-type="string">
            <text:p>11,</text:p>
          </table:table-cell>
          <table:table-cell table:formula="of:=ADDCOMMA([Blad1.BY41])" office:value-type="string" office:string-value="11," calcext:value-type="string">
            <text:p>11,</text:p>
          </table:table-cell>
          <table:table-cell table:formula="of:=ADDCOMMA([Blad1.BZ41])" office:value-type="string" office:string-value="10," calcext:value-type="string">
            <text:p>10,</text:p>
          </table:table-cell>
          <table:table-cell table:formula="of:=ADDCOMMA([Blad1.CA41])" office:value-type="string" office:string-value="10," calcext:value-type="string">
            <text:p>10,</text:p>
          </table:table-cell>
          <table:table-cell table:formula="of:=ADDCOMMA([Blad1.CB41])" office:value-type="string" office:string-value="10," calcext:value-type="string">
            <text:p>10,</text:p>
          </table:table-cell>
          <table:table-cell table:formula="of:=ADDCOMMA([Blad1.CC41])" office:value-type="string" office:string-value="10," calcext:value-type="string">
            <text:p>10,</text:p>
          </table:table-cell>
          <table:table-cell table:formula="of:=ADDCOMMA([Blad1.CD41])" office:value-type="string" office:string-value="9," calcext:value-type="string">
            <text:p>9,</text:p>
          </table:table-cell>
          <table:table-cell table:formula="of:=ADDCOMMA([Blad1.CE41])" office:value-type="string" office:string-value="9," calcext:value-type="string">
            <text:p>9,</text:p>
          </table:table-cell>
          <table:table-cell table:formula="of:=ADDCOMMA([Blad1.CF41])" office:value-type="string" office:string-value="9," calcext:value-type="string">
            <text:p>9,</text:p>
          </table:table-cell>
          <table:table-cell table:formula="of:=ADDCOMMA([Blad1.CG41])" office:value-type="string" office:string-value="9," calcext:value-type="string">
            <text:p>9,</text:p>
          </table:table-cell>
          <table:table-cell table:formula="of:=ADDCOMMA([Blad1.CH41])" office:value-type="string" office:string-value="9," calcext:value-type="string">
            <text:p>9,</text:p>
          </table:table-cell>
          <table:table-cell table:formula="of:=ADDCOMMA([Blad1.CI41])" office:value-type="string" office:string-value="8," calcext:value-type="string">
            <text:p>8,</text:p>
          </table:table-cell>
          <table:table-cell table:formula="of:=ADDCOMMA([Blad1.CJ41])" office:value-type="string" office:string-value="8," calcext:value-type="string">
            <text:p>8,</text:p>
          </table:table-cell>
          <table:table-cell table:formula="of:=ADDCOMMA([Blad1.CK41])" office:value-type="string" office:string-value="8," calcext:value-type="string">
            <text:p>8,</text:p>
          </table:table-cell>
          <table:table-cell table:formula="of:=ADDCOMMA([Blad1.CL41])" office:value-type="string" office:string-value="8," calcext:value-type="string">
            <text:p>8,</text:p>
          </table:table-cell>
          <table:table-cell table:formula="of:=ADDCOMMA([Blad1.CM41])" office:value-type="string" office:string-value="8," calcext:value-type="string">
            <text:p>8,</text:p>
          </table:table-cell>
          <table:table-cell table:formula="of:=ADDCOMMA([Blad1.CN41])" office:value-type="string" office:string-value="7," calcext:value-type="string">
            <text:p>7,</text:p>
          </table:table-cell>
          <table:table-cell table:formula="of:=ADDCOMMA([Blad1.CO41])" office:value-type="string" office:string-value="7," calcext:value-type="string">
            <text:p>7,</text:p>
          </table:table-cell>
        </table:table-row>
        <table:table-row table:style-name="ro4">
          <table:table-cell table:formula="of:=ADDCOMMA([Blad1.BV42])" office:value-type="string" office:string-value="7," calcext:value-type="string">
            <text:p>7,</text:p>
          </table:table-cell>
          <table:table-cell table:formula="of:=ADDCOMMA([Blad1.BW42])" office:value-type="string" office:string-value="6," calcext:value-type="string">
            <text:p>6,</text:p>
          </table:table-cell>
          <table:table-cell table:formula="of:=ADDCOMMA([Blad1.BX42])" office:value-type="string" office:string-value="6," calcext:value-type="string">
            <text:p>6,</text:p>
          </table:table-cell>
          <table:table-cell table:formula="of:=ADDCOMMA([Blad1.BY42])" office:value-type="string" office:string-value="6," calcext:value-type="string">
            <text:p>6,</text:p>
          </table:table-cell>
          <table:table-cell table:formula="of:=ADDCOMMA([Blad1.BZ42])" office:value-type="string" office:string-value="6," calcext:value-type="string">
            <text:p>6,</text:p>
          </table:table-cell>
          <table:table-cell table:formula="of:=ADDCOMMA([Blad1.CA42])" office:value-type="string" office:string-value="5," calcext:value-type="string">
            <text:p>5,</text:p>
          </table:table-cell>
          <table:table-cell table:formula="of:=ADDCOMMA([Blad1.CB42])" office:value-type="string" office:string-value="5," calcext:value-type="string">
            <text:p>5,</text:p>
          </table:table-cell>
          <table:table-cell table:formula="of:=ADDCOMMA([Blad1.CC42])" office:value-type="string" office:string-value="5," calcext:value-type="string">
            <text:p>5,</text:p>
          </table:table-cell>
          <table:table-cell table:formula="of:=ADDCOMMA([Blad1.CD42])" office:value-type="string" office:string-value="5," calcext:value-type="string">
            <text:p>5,</text:p>
          </table:table-cell>
          <table:table-cell table:formula="of:=ADDCOMMA([Blad1.CE42])" office:value-type="string" office:string-value="4," calcext:value-type="string">
            <text:p>4,</text:p>
          </table:table-cell>
          <table:table-cell table:formula="of:=ADDCOMMA([Blad1.CF42])" office:value-type="string" office:string-value="4," calcext:value-type="string">
            <text:p>4,</text:p>
          </table:table-cell>
          <table:table-cell table:formula="of:=ADDCOMMA([Blad1.CG42])" office:value-type="string" office:string-value="4," calcext:value-type="string">
            <text:p>4,</text:p>
          </table:table-cell>
          <table:table-cell table:formula="of:=ADDCOMMA([Blad1.CH42])" office:value-type="string" office:string-value="4," calcext:value-type="string">
            <text:p>4,</text:p>
          </table:table-cell>
          <table:table-cell table:formula="of:=ADDCOMMA([Blad1.CI42])" office:value-type="string" office:string-value="4," calcext:value-type="string">
            <text:p>4,</text:p>
          </table:table-cell>
          <table:table-cell table:formula="of:=ADDCOMMA([Blad1.CJ42])" office:value-type="string" office:string-value="3," calcext:value-type="string">
            <text:p>3,</text:p>
          </table:table-cell>
          <table:table-cell table:formula="of:=ADDCOMMA([Blad1.CK42])" office:value-type="string" office:string-value="3," calcext:value-type="string">
            <text:p>3,</text:p>
          </table:table-cell>
          <table:table-cell table:formula="of:=ADDCOMMA([Blad1.CL42])" office:value-type="string" office:string-value="3," calcext:value-type="string">
            <text:p>3,</text:p>
          </table:table-cell>
          <table:table-cell table:formula="of:=ADDCOMMA([Blad1.CM42])" office:value-type="string" office:string-value="3," calcext:value-type="string">
            <text:p>3,</text:p>
          </table:table-cell>
          <table:table-cell table:formula="of:=ADDCOMMA([Blad1.CN42])" office:value-type="string" office:string-value="3," calcext:value-type="string">
            <text:p>3,</text:p>
          </table:table-cell>
          <table:table-cell table:formula="of:=ADDCOMMA([Blad1.CO42])" office:value-type="string" office:string-value="2," calcext:value-type="string">
            <text:p>2,</text:p>
          </table:table-cell>
        </table:table-row>
        <table:table-row table:style-name="ro4">
          <table:table-cell table:formula="of:=ADDCOMMA([Blad1.BV43])" office:value-type="string" office:string-value="2," calcext:value-type="string">
            <text:p>2,</text:p>
          </table:table-cell>
          <table:table-cell table:formula="of:=ADDCOMMA([Blad1.BW43])" office:value-type="string" office:string-value="2," calcext:value-type="string">
            <text:p>2,</text:p>
          </table:table-cell>
          <table:table-cell table:formula="of:=ADDCOMMA([Blad1.BX43])" office:value-type="string" office:string-value="2," calcext:value-type="string">
            <text:p>2,</text:p>
          </table:table-cell>
          <table:table-cell table:formula="of:=ADDCOMMA([Blad1.BY43])" office:value-type="string" office:string-value="2," calcext:value-type="string">
            <text:p>2,</text:p>
          </table:table-cell>
          <table:table-cell table:formula="of:=ADDCOMMA([Blad1.BZ43])" office:value-type="string" office:string-value="1," calcext:value-type="string">
            <text:p>1,</text:p>
          </table:table-cell>
          <table:table-cell table:formula="of:=ADDCOMMA([Blad1.CA43])" office:value-type="string" office:string-value="1," calcext:value-type="string">
            <text:p>1,</text:p>
          </table:table-cell>
          <table:table-cell table:formula="of:=ADDCOMMA([Blad1.CB43])" office:value-type="string" office:string-value="1," calcext:value-type="string">
            <text:p>1,</text:p>
          </table:table-cell>
          <table:table-cell table:formula="of:=ADDCOMMA([Blad1.CC43])" office:value-type="string" office:string-value="1," calcext:value-type="string">
            <text:p>1,</text:p>
          </table:table-cell>
          <table:table-cell table:formula="of:=ADDCOMMA([Blad1.CD43])" office:value-type="string" office:string-value="0," calcext:value-type="string">
            <text:p>0,</text:p>
          </table:table-cell>
          <table:table-cell table:formula="of:=ADDCOMMA([Blad1.CE43])" office:value-type="string" office:string-value="0," calcext:value-type="string">
            <text:p>0,</text:p>
          </table:table-cell>
          <table:table-cell table:formula="of:=ADDCOMMA([Blad1.CF43])" office:value-type="string" office:string-value="0," calcext:value-type="string">
            <text:p>0,</text:p>
          </table:table-cell>
          <table:table-cell table:formula="of:=ADDCOMMA([Blad1.CG43])" office:value-type="string" office:string-value="0," calcext:value-type="string">
            <text:p>0,</text:p>
          </table:table-cell>
          <table:table-cell table:formula="of:=ADDCOMMA([Blad1.CH43])" office:value-type="string" office:string-value="255," calcext:value-type="string">
            <text:p>255,</text:p>
          </table:table-cell>
          <table:table-cell table:formula="of:=ADDCOMMA([Blad1.CI43])" office:value-type="string" office:string-value="255," calcext:value-type="string">
            <text:p>255,</text:p>
          </table:table-cell>
          <table:table-cell table:formula="of:=ADDCOMMA([Blad1.CJ43])" office:value-type="string" office:string-value="255," calcext:value-type="string">
            <text:p>255,</text:p>
          </table:table-cell>
          <table:table-cell table:formula="of:=ADDCOMMA([Blad1.CK43])" office:value-type="string" office:string-value="254," calcext:value-type="string">
            <text:p>254,</text:p>
          </table:table-cell>
          <table:table-cell table:formula="of:=ADDCOMMA([Blad1.CL43])" office:value-type="string" office:string-value="254," calcext:value-type="string">
            <text:p>254,</text:p>
          </table:table-cell>
          <table:table-cell table:formula="of:=ADDCOMMA([Blad1.CM43])" office:value-type="string" office:string-value="254," calcext:value-type="string">
            <text:p>254,</text:p>
          </table:table-cell>
          <table:table-cell table:formula="of:=ADDCOMMA([Blad1.CN43])" office:value-type="string" office:string-value="254," calcext:value-type="string">
            <text:p>254,</text:p>
          </table:table-cell>
          <table:table-cell table:formula="of:=ADDCOMMA([Blad1.CO43])" office:value-type="string" office:string-value="253," calcext:value-type="string">
            <text:p>253,</text:p>
          </table:table-cell>
        </table:table-row>
        <table:table-row table:style-name="ro4">
          <table:table-cell table:formula="of:=ADDCOMMA([Blad1.BV44])" office:value-type="string" office:string-value="253," calcext:value-type="string">
            <text:p>253,</text:p>
          </table:table-cell>
          <table:table-cell table:formula="of:=ADDCOMMA([Blad1.BW44])" office:value-type="string" office:string-value="253," calcext:value-type="string">
            <text:p>253,</text:p>
          </table:table-cell>
          <table:table-cell table:formula="of:=ADDCOMMA([Blad1.BX44])" office:value-type="string" office:string-value="252," calcext:value-type="string">
            <text:p>252,</text:p>
          </table:table-cell>
          <table:table-cell table:formula="of:=ADDCOMMA([Blad1.BY44])" office:value-type="string" office:string-value="252," calcext:value-type="string">
            <text:p>252,</text:p>
          </table:table-cell>
          <table:table-cell table:formula="of:=ADDCOMMA([Blad1.BZ44])" office:value-type="string" office:string-value="252," calcext:value-type="string">
            <text:p>252,</text:p>
          </table:table-cell>
          <table:table-cell table:formula="of:=ADDCOMMA([Blad1.CA44])" office:value-type="string" office:string-value="252," calcext:value-type="string">
            <text:p>252,</text:p>
          </table:table-cell>
          <table:table-cell table:formula="of:=ADDCOMMA([Blad1.CB44])" office:value-type="string" office:string-value="252," calcext:value-type="string">
            <text:p>252,</text:p>
          </table:table-cell>
          <table:table-cell table:formula="of:=ADDCOMMA([Blad1.CC44])" office:value-type="string" office:string-value="251," calcext:value-type="string">
            <text:p>251,</text:p>
          </table:table-cell>
          <table:table-cell table:formula="of:=ADDCOMMA([Blad1.CD44])" office:value-type="string" office:string-value="251," calcext:value-type="string">
            <text:p>251,</text:p>
          </table:table-cell>
          <table:table-cell table:formula="of:=ADDCOMMA([Blad1.CE44])" office:value-type="string" office:string-value="251," calcext:value-type="string">
            <text:p>251,</text:p>
          </table:table-cell>
          <table:table-cell table:formula="of:=ADDCOMMA([Blad1.CF44])" office:value-type="string" office:string-value="251," calcext:value-type="string">
            <text:p>251,</text:p>
          </table:table-cell>
          <table:table-cell table:formula="of:=ADDCOMMA([Blad1.CG44])" office:value-type="string" office:string-value="251," calcext:value-type="string">
            <text:p>251,</text:p>
          </table:table-cell>
          <table:table-cell table:formula="of:=ADDCOMMA([Blad1.CH44])" office:value-type="string" office:string-value="250," calcext:value-type="string">
            <text:p>250,</text:p>
          </table:table-cell>
          <table:table-cell table:formula="of:=ADDCOMMA([Blad1.CI44])" office:value-type="string" office:string-value="250," calcext:value-type="string">
            <text:p>250,</text:p>
          </table:table-cell>
          <table:table-cell table:formula="of:=ADDCOMMA([Blad1.CJ44])" office:value-type="string" office:string-value="250," calcext:value-type="string">
            <text:p>250,</text:p>
          </table:table-cell>
          <table:table-cell table:formula="of:=ADDCOMMA([Blad1.CK44])" office:value-type="string" office:string-value="249," calcext:value-type="string">
            <text:p>249,</text:p>
          </table:table-cell>
          <table:table-cell table:formula="of:=ADDCOMMA([Blad1.CL44])" office:value-type="string" office:string-value="249," calcext:value-type="string">
            <text:p>249,</text:p>
          </table:table-cell>
          <table:table-cell table:formula="of:=ADDCOMMA([Blad1.CM44])" office:value-type="string" office:string-value="249," calcext:value-type="string">
            <text:p>249,</text:p>
          </table:table-cell>
          <table:table-cell table:formula="of:=ADDCOMMA([Blad1.CN44])" office:value-type="string" office:string-value="248," calcext:value-type="string">
            <text:p>248,</text:p>
          </table:table-cell>
          <table:table-cell table:formula="of:=ADDCOMMA([Blad1.CO44])" office:value-type="string" office:string-value="248," calcext:value-type="string">
            <text:p>248,</text:p>
          </table:table-cell>
        </table:table-row>
        <table:table-row table:style-name="ro4">
          <table:table-cell table:formula="of:=ADDCOMMA([Blad1.BV45])" office:value-type="string" office:string-value="248," calcext:value-type="string">
            <text:p>248,</text:p>
          </table:table-cell>
          <table:table-cell table:formula="of:=ADDCOMMA([Blad1.BW45])" office:value-type="string" office:string-value="247," calcext:value-type="string">
            <text:p>247,</text:p>
          </table:table-cell>
          <table:table-cell table:formula="of:=ADDCOMMA([Blad1.BX45])" office:value-type="string" office:string-value="247," calcext:value-type="string">
            <text:p>247,</text:p>
          </table:table-cell>
          <table:table-cell table:formula="of:=ADDCOMMA([Blad1.BY45])" office:value-type="string" office:string-value="247," calcext:value-type="string">
            <text:p>247,</text:p>
          </table:table-cell>
          <table:table-cell table:formula="of:=ADDCOMMA([Blad1.BZ45])" office:value-type="string" office:string-value="247," calcext:value-type="string">
            <text:p>247,</text:p>
          </table:table-cell>
          <table:table-cell table:formula="of:=ADDCOMMA([Blad1.CA45])" office:value-type="string" office:string-value="247," calcext:value-type="string">
            <text:p>247,</text:p>
          </table:table-cell>
          <table:table-cell table:formula="of:=ADDCOMMA([Blad1.CB45])" office:value-type="string" office:string-value="246," calcext:value-type="string">
            <text:p>246,</text:p>
          </table:table-cell>
          <table:table-cell table:formula="of:=ADDCOMMA([Blad1.CC45])" office:value-type="string" office:string-value="246," calcext:value-type="string">
            <text:p>246,</text:p>
          </table:table-cell>
          <table:table-cell table:formula="of:=ADDCOMMA([Blad1.CD45])" office:value-type="string" office:string-value="246," calcext:value-type="string">
            <text:p>246,</text:p>
          </table:table-cell>
          <table:table-cell table:formula="of:=ADDCOMMA([Blad1.CE45])" office:value-type="string" office:string-value="246," calcext:value-type="string">
            <text:p>246,</text:p>
          </table:table-cell>
          <table:table-cell table:formula="of:=ADDCOMMA([Blad1.CF45])" office:value-type="string" office:string-value="246," calcext:value-type="string">
            <text:p>246,</text:p>
          </table:table-cell>
          <table:table-cell table:formula="of:=ADDCOMMA([Blad1.CG45])" office:value-type="string" office:string-value="245," calcext:value-type="string">
            <text:p>245,</text:p>
          </table:table-cell>
          <table:table-cell table:formula="of:=ADDCOMMA([Blad1.CH45])" office:value-type="string" office:string-value="245," calcext:value-type="string">
            <text:p>245,</text:p>
          </table:table-cell>
          <table:table-cell table:formula="of:=ADDCOMMA([Blad1.CI45])" office:value-type="string" office:string-value="245," calcext:value-type="string">
            <text:p>245,</text:p>
          </table:table-cell>
          <table:table-cell table:formula="of:=ADDCOMMA([Blad1.CJ45])" office:value-type="string" office:string-value="244," calcext:value-type="string">
            <text:p>244,</text:p>
          </table:table-cell>
          <table:table-cell table:formula="of:=ADDCOMMA([Blad1.CK45])" office:value-type="string" office:string-value="244," calcext:value-type="string">
            <text:p>244,</text:p>
          </table:table-cell>
          <table:table-cell table:formula="of:=ADDCOMMA([Blad1.CL45])" office:value-type="string" office:string-value="244," calcext:value-type="string">
            <text:p>244,</text:p>
          </table:table-cell>
          <table:table-cell table:formula="of:=ADDCOMMA([Blad1.CM45])" office:value-type="string" office:string-value="244," calcext:value-type="string">
            <text:p>244,</text:p>
          </table:table-cell>
          <table:table-cell table:formula="of:=ADDCOMMA([Blad1.CN45])" office:value-type="string" office:string-value="243," calcext:value-type="string">
            <text:p>243,</text:p>
          </table:table-cell>
          <table:table-cell table:formula="of:=ADDCOMMA([Blad1.CO45])" office:value-type="string" office:string-value="243," calcext:value-type="string">
            <text:p>243,</text:p>
          </table:table-cell>
        </table:table-row>
        <table:table-row table:style-name="ro4">
          <table:table-cell table:formula="of:=ADDCOMMA([Blad1.BV46])" office:value-type="string" office:string-value="243," calcext:value-type="string">
            <text:p>243,</text:p>
          </table:table-cell>
          <table:table-cell table:formula="of:=ADDCOMMA([Blad1.BW46])" office:value-type="string" office:string-value="242," calcext:value-type="string">
            <text:p>242,</text:p>
          </table:table-cell>
          <table:table-cell table:formula="of:=ADDCOMMA([Blad1.BX46])" office:value-type="string" office:string-value="242," calcext:value-type="string">
            <text:p>242,</text:p>
          </table:table-cell>
          <table:table-cell table:formula="of:=ADDCOMMA([Blad1.BY46])" office:value-type="string" office:string-value="242," calcext:value-type="string">
            <text:p>242,</text:p>
          </table:table-cell>
          <table:table-cell table:formula="of:=ADDCOMMA([Blad1.BZ46])" office:value-type="string" office:string-value="241," calcext:value-type="string">
            <text:p>241,</text:p>
          </table:table-cell>
          <table:table-cell table:formula="of:=ADDCOMMA([Blad1.CA46])" office:value-type="string" office:string-value="241," calcext:value-type="string">
            <text:p>241,</text:p>
          </table:table-cell>
          <table:table-cell table:formula="of:=ADDCOMMA([Blad1.CB46])" office:value-type="string" office:string-value="241," calcext:value-type="string">
            <text:p>241,</text:p>
          </table:table-cell>
          <table:table-cell table:formula="of:=ADDCOMMA([Blad1.CC46])" office:value-type="string" office:string-value="240," calcext:value-type="string">
            <text:p>240,</text:p>
          </table:table-cell>
          <table:table-cell table:formula="of:=ADDCOMMA([Blad1.CD46])" office:value-type="string" office:string-value="240," calcext:value-type="string">
            <text:p>240,</text:p>
          </table:table-cell>
          <table:table-cell table:formula="of:=ADDCOMMA([Blad1.CE46])" office:value-type="string" office:string-value="240," calcext:value-type="string">
            <text:p>240,</text:p>
          </table:table-cell>
          <table:table-cell table:formula="of:=ADDCOMMA([Blad1.CF46])" office:value-type="string" office:string-value="240," calcext:value-type="string">
            <text:p>240,</text:p>
          </table:table-cell>
          <table:table-cell table:formula="of:=ADDCOMMA([Blad1.CG46])" office:value-type="string" office:string-value="239," calcext:value-type="string">
            <text:p>239,</text:p>
          </table:table-cell>
          <table:table-cell table:formula="of:=ADDCOMMA([Blad1.CH46])" office:value-type="string" office:string-value="239," calcext:value-type="string">
            <text:p>239,</text:p>
          </table:table-cell>
          <table:table-cell table:formula="of:=ADDCOMMA([Blad1.CI46])" office:value-type="string" office:string-value="239," calcext:value-type="string">
            <text:p>239,</text:p>
          </table:table-cell>
          <table:table-cell table:formula="of:=ADDCOMMA([Blad1.CJ46])" office:value-type="string" office:string-value="238," calcext:value-type="string">
            <text:p>238,</text:p>
          </table:table-cell>
          <table:table-cell table:formula="of:=ADDCOMMA([Blad1.CK46])" office:value-type="string" office:string-value="238," calcext:value-type="string">
            <text:p>238,</text:p>
          </table:table-cell>
          <table:table-cell table:formula="of:=ADDCOMMA([Blad1.CL46])" office:value-type="string" office:string-value="238," calcext:value-type="string">
            <text:p>238,</text:p>
          </table:table-cell>
          <table:table-cell table:formula="of:=ADDCOMMA([Blad1.CM46])" office:value-type="string" office:string-value="237," calcext:value-type="string">
            <text:p>237,</text:p>
          </table:table-cell>
          <table:table-cell table:formula="of:=ADDCOMMA([Blad1.CN46])" office:value-type="string" office:string-value="237," calcext:value-type="string">
            <text:p>237,</text:p>
          </table:table-cell>
          <table:table-cell table:formula="of:=ADDCOMMA([Blad1.CO46])" office:value-type="string" office:string-value="237," calcext:value-type="string">
            <text:p>237,</text:p>
          </table:table-cell>
        </table:table-row>
        <table:table-row table:style-name="ro4">
          <table:table-cell table:formula="of:=ADDCOMMA([Blad1.BV47])" office:value-type="string" office:string-value="236," calcext:value-type="string">
            <text:p>236,</text:p>
          </table:table-cell>
          <table:table-cell table:formula="of:=ADDCOMMA([Blad1.BW47])" office:value-type="string" office:string-value="236," calcext:value-type="string">
            <text:p>236,</text:p>
          </table:table-cell>
          <table:table-cell table:formula="of:=ADDCOMMA([Blad1.BX47])" office:value-type="string" office:string-value="236," calcext:value-type="string">
            <text:p>236,</text:p>
          </table:table-cell>
          <table:table-cell table:formula="of:=ADDCOMMA([Blad1.BY47])" office:value-type="string" office:string-value="235," calcext:value-type="string">
            <text:p>235,</text:p>
          </table:table-cell>
          <table:table-cell table:formula="of:=ADDCOMMA([Blad1.BZ47])" office:value-type="string" office:string-value="235," calcext:value-type="string">
            <text:p>235,</text:p>
          </table:table-cell>
          <table:table-cell table:formula="of:=ADDCOMMA([Blad1.CA47])" office:value-type="string" office:string-value="235," calcext:value-type="string">
            <text:p>235,</text:p>
          </table:table-cell>
          <table:table-cell table:formula="of:=ADDCOMMA([Blad1.CB47])" office:value-type="string" office:string-value="234," calcext:value-type="string">
            <text:p>234,</text:p>
          </table:table-cell>
          <table:table-cell table:formula="of:=ADDCOMMA([Blad1.CC47])" office:value-type="string" office:string-value="234," calcext:value-type="string">
            <text:p>234,</text:p>
          </table:table-cell>
          <table:table-cell table:formula="of:=ADDCOMMA([Blad1.CD47])" office:value-type="string" office:string-value="234," calcext:value-type="string">
            <text:p>234,</text:p>
          </table:table-cell>
          <table:table-cell table:formula="of:=ADDCOMMA([Blad1.CE47])" office:value-type="string" office:string-value="234," calcext:value-type="string">
            <text:p>234,</text:p>
          </table:table-cell>
          <table:table-cell table:formula="of:=ADDCOMMA([Blad1.CF47])" office:value-type="string" office:string-value="233," calcext:value-type="string">
            <text:p>233,</text:p>
          </table:table-cell>
          <table:table-cell table:formula="of:=ADDCOMMA([Blad1.CG47])" office:value-type="string" office:string-value="233," calcext:value-type="string">
            <text:p>233,</text:p>
          </table:table-cell>
          <table:table-cell table:formula="of:=ADDCOMMA([Blad1.CH47])" office:value-type="string" office:string-value="233," calcext:value-type="string">
            <text:p>233,</text:p>
          </table:table-cell>
          <table:table-cell table:formula="of:=ADDCOMMA([Blad1.CI47])" office:value-type="string" office:string-value="232," calcext:value-type="string">
            <text:p>232,</text:p>
          </table:table-cell>
          <table:table-cell table:formula="of:=ADDCOMMA([Blad1.CJ47])" office:value-type="string" office:string-value="232," calcext:value-type="string">
            <text:p>232,</text:p>
          </table:table-cell>
          <table:table-cell table:formula="of:=ADDCOMMA([Blad1.CK47])" office:value-type="string" office:string-value="232," calcext:value-type="string">
            <text:p>232,</text:p>
          </table:table-cell>
          <table:table-cell table:formula="of:=ADDCOMMA([Blad1.CL47])" office:value-type="string" office:string-value="232," calcext:value-type="string">
            <text:p>232,</text:p>
          </table:table-cell>
          <table:table-cell table:formula="of:=ADDCOMMA([Blad1.CM47])" office:value-type="string" office:string-value="232," calcext:value-type="string">
            <text:p>232,</text:p>
          </table:table-cell>
          <table:table-cell table:formula="of:=ADDCOMMA([Blad1.CN47])" office:value-type="string" office:string-value="231," calcext:value-type="string">
            <text:p>231,</text:p>
          </table:table-cell>
          <table:table-cell table:formula="of:=ADDCOMMA([Blad1.CO47])" office:value-type="string" office:string-value="231," calcext:value-type="string">
            <text:p>231,</text:p>
          </table:table-cell>
        </table:table-row>
        <table:table-row table:style-name="ro4">
          <table:table-cell table:formula="of:=ADDCOMMA([Blad1.BV48])" office:value-type="string" office:string-value="231," calcext:value-type="string">
            <text:p>231,</text:p>
          </table:table-cell>
          <table:table-cell table:formula="of:=ADDCOMMA([Blad1.BW48])" office:value-type="string" office:string-value="231," calcext:value-type="string">
            <text:p>231,</text:p>
          </table:table-cell>
          <table:table-cell table:formula="of:=ADDCOMMA([Blad1.BX48])" office:value-type="string" office:string-value="231," calcext:value-type="string">
            <text:p>231,</text:p>
          </table:table-cell>
          <table:table-cell table:formula="of:=ADDCOMMA([Blad1.BY48])" office:value-type="string" office:string-value="231," calcext:value-type="string">
            <text:p>231,</text:p>
          </table:table-cell>
          <table:table-cell table:formula="of:=ADDCOMMA([Blad1.BZ48])" office:value-type="string" office:string-value="231," calcext:value-type="string">
            <text:p>231,</text:p>
          </table:table-cell>
          <table:table-cell table:formula="of:=ADDCOMMA([Blad1.CA48])" office:value-type="string" office:string-value="230," calcext:value-type="string">
            <text:p>230,</text:p>
          </table:table-cell>
          <table:table-cell table:formula="of:=ADDCOMMA([Blad1.CB48])" office:value-type="string" office:string-value="230," calcext:value-type="string">
            <text:p>230,</text:p>
          </table:table-cell>
          <table:table-cell table:formula="of:=ADDCOMMA([Blad1.CC48])" office:value-type="string" office:string-value="230," calcext:value-type="string">
            <text:p>230,</text:p>
          </table:table-cell>
          <table:table-cell table:formula="of:=ADDCOMMA([Blad1.CD48])" office:value-type="string" office:string-value="230," calcext:value-type="string">
            <text:p>230,</text:p>
          </table:table-cell>
          <table:table-cell table:formula="of:=ADDCOMMA([Blad1.CE48])" office:value-type="string" office:string-value="230," calcext:value-type="string">
            <text:p>230,</text:p>
          </table:table-cell>
          <table:table-cell table:formula="of:=ADDCOMMA([Blad1.CF48])" office:value-type="string" office:string-value="230," calcext:value-type="string">
            <text:p>230,</text:p>
          </table:table-cell>
          <table:table-cell table:formula="of:=ADDCOMMA([Blad1.CG48])" office:value-type="string" office:string-value="230," calcext:value-type="string">
            <text:p>230,</text:p>
          </table:table-cell>
          <table:table-cell table:formula="of:=ADDCOMMA([Blad1.CH48])" office:value-type="string" office:string-value="230," calcext:value-type="string">
            <text:p>230,</text:p>
          </table:table-cell>
          <table:table-cell table:formula="of:=ADDCOMMA([Blad1.CI48])" office:value-type="string" office:string-value="229," calcext:value-type="string">
            <text:p>229,</text:p>
          </table:table-cell>
          <table:table-cell table:formula="of:=ADDCOMMA([Blad1.CJ48])" office:value-type="string" office:string-value="229," calcext:value-type="string">
            <text:p>229,</text:p>
          </table:table-cell>
          <table:table-cell table:formula="of:=ADDCOMMA([Blad1.CK48])" office:value-type="string" office:string-value="229," calcext:value-type="string">
            <text:p>229,</text:p>
          </table:table-cell>
          <table:table-cell table:formula="of:=ADDCOMMA([Blad1.CL48])" office:value-type="string" office:string-value="229," calcext:value-type="string">
            <text:p>229,</text:p>
          </table:table-cell>
          <table:table-cell table:formula="of:=ADDCOMMA([Blad1.CM48])" office:value-type="string" office:string-value="229," calcext:value-type="string">
            <text:p>229,</text:p>
          </table:table-cell>
          <table:table-cell table:formula="of:=ADDCOMMA([Blad1.CN48])" office:value-type="string" office:string-value="229," calcext:value-type="string">
            <text:p>229,</text:p>
          </table:table-cell>
          <table:table-cell table:formula="of:=ADDCOMMA([Blad1.CO48])" office:value-type="string" office:string-value="229," calcext:value-type="string">
            <text:p>229,</text:p>
          </table:table-cell>
        </table:table-row>
        <table:table-row table:style-name="ro4">
          <table:table-cell table:formula="of:=ADDCOMMA([Blad1.BV49])" office:value-type="string" office:string-value="229," calcext:value-type="string">
            <text:p>229,</text:p>
          </table:table-cell>
          <table:table-cell table:formula="of:=ADDCOMMA([Blad1.BW49])" office:value-type="string" office:string-value="229," calcext:value-type="string">
            <text:p>229,</text:p>
          </table:table-cell>
          <table:table-cell table:formula="of:=ADDCOMMA([Blad1.BX49])" office:value-type="string" office:string-value="229," calcext:value-type="string">
            <text:p>229,</text:p>
          </table:table-cell>
          <table:table-cell table:formula="of:=ADDCOMMA([Blad1.BY49])" office:value-type="string" office:string-value="229," calcext:value-type="string">
            <text:p>229,</text:p>
          </table:table-cell>
          <table:table-cell table:formula="of:=ADDCOMMA([Blad1.BZ49])" office:value-type="string" office:string-value="229," calcext:value-type="string">
            <text:p>229,</text:p>
          </table:table-cell>
          <table:table-cell table:formula="of:=ADDCOMMA([Blad1.CA49])" office:value-type="string" office:string-value="228," calcext:value-type="string">
            <text:p>228,</text:p>
          </table:table-cell>
          <table:table-cell table:formula="of:=ADDCOMMA([Blad1.CB49])" office:value-type="string" office:string-value="228," calcext:value-type="string">
            <text:p>228,</text:p>
          </table:table-cell>
          <table:table-cell table:formula="of:=ADDCOMMA([Blad1.CC49])" office:value-type="string" office:string-value="228," calcext:value-type="string">
            <text:p>228,</text:p>
          </table:table-cell>
          <table:table-cell table:formula="of:=ADDCOMMA([Blad1.CD49])" office:value-type="string" office:string-value="228," calcext:value-type="string">
            <text:p>228,</text:p>
          </table:table-cell>
          <table:table-cell table:formula="of:=ADDCOMMA([Blad1.CE49])" office:value-type="string" office:string-value="228," calcext:value-type="string">
            <text:p>228,</text:p>
          </table:table-cell>
          <table:table-cell table:formula="of:=ADDCOMMA([Blad1.CF49])" office:value-type="string" office:string-value="228," calcext:value-type="string">
            <text:p>228,</text:p>
          </table:table-cell>
          <table:table-cell table:formula="of:=ADDCOMMA([Blad1.CG49])" office:value-type="string" office:string-value="228," calcext:value-type="string">
            <text:p>228,</text:p>
          </table:table-cell>
          <table:table-cell table:formula="of:=ADDCOMMA([Blad1.CH49])" office:value-type="string" office:string-value="228," calcext:value-type="string">
            <text:p>228,</text:p>
          </table:table-cell>
          <table:table-cell table:formula="of:=ADDCOMMA([Blad1.CI49])" office:value-type="string" office:string-value="227," calcext:value-type="string">
            <text:p>227,</text:p>
          </table:table-cell>
          <table:table-cell table:formula="of:=ADDCOMMA([Blad1.CJ49])" office:value-type="string" office:string-value="227," calcext:value-type="string">
            <text:p>227,</text:p>
          </table:table-cell>
          <table:table-cell table:formula="of:=ADDCOMMA([Blad1.CK49])" office:value-type="string" office:string-value="227," calcext:value-type="string">
            <text:p>227,</text:p>
          </table:table-cell>
          <table:table-cell table:formula="of:=ADDCOMMA([Blad1.CL49])" office:value-type="string" office:string-value="227," calcext:value-type="string">
            <text:p>227,</text:p>
          </table:table-cell>
          <table:table-cell table:formula="of:=ADDCOMMA([Blad1.CM49])" office:value-type="string" office:string-value="227," calcext:value-type="string">
            <text:p>227,</text:p>
          </table:table-cell>
          <table:table-cell table:formula="of:=ADDCOMMA([Blad1.CN49])" office:value-type="string" office:string-value="227," calcext:value-type="string">
            <text:p>227,</text:p>
          </table:table-cell>
          <table:table-cell table:formula="of:=ADDCOMMA([Blad1.CO49])" office:value-type="string" office:string-value="227," calcext:value-type="string">
            <text:p>227,</text:p>
          </table:table-cell>
        </table:table-row>
        <table:table-row table:style-name="ro4">
          <table:table-cell table:formula="of:=ADDCOMMA([Blad1.BV50])" office:value-type="string" office:string-value="227," calcext:value-type="string">
            <text:p>227,</text:p>
          </table:table-cell>
          <table:table-cell table:formula="of:=ADDCOMMA([Blad1.BW50])" office:value-type="string" office:string-value="227," calcext:value-type="string">
            <text:p>227,</text:p>
          </table:table-cell>
          <table:table-cell table:formula="of:=ADDCOMMA([Blad1.BX50])" office:value-type="string" office:string-value="226," calcext:value-type="string">
            <text:p>226,</text:p>
          </table:table-cell>
          <table:table-cell table:formula="of:=ADDCOMMA([Blad1.BY50])" office:value-type="string" office:string-value="226," calcext:value-type="string">
            <text:p>226,</text:p>
          </table:table-cell>
          <table:table-cell table:formula="of:=ADDCOMMA([Blad1.BZ50])" office:value-type="string" office:string-value="226," calcext:value-type="string">
            <text:p>226,</text:p>
          </table:table-cell>
          <table:table-cell table:formula="of:=ADDCOMMA([Blad1.CA50])" office:value-type="string" office:string-value="226," calcext:value-type="string">
            <text:p>226,</text:p>
          </table:table-cell>
          <table:table-cell table:formula="of:=ADDCOMMA([Blad1.CB50])" office:value-type="string" office:string-value="226," calcext:value-type="string">
            <text:p>226,</text:p>
          </table:table-cell>
          <table:table-cell table:formula="of:=ADDCOMMA([Blad1.CC50])" office:value-type="string" office:string-value="226," calcext:value-type="string">
            <text:p>226,</text:p>
          </table:table-cell>
          <table:table-cell table:formula="of:=ADDCOMMA([Blad1.CD50])" office:value-type="string" office:string-value="226," calcext:value-type="string">
            <text:p>226,</text:p>
          </table:table-cell>
          <table:table-cell table:formula="of:=ADDCOMMA([Blad1.CE50])" office:value-type="string" office:string-value="226," calcext:value-type="string">
            <text:p>226,</text:p>
          </table:table-cell>
          <table:table-cell table:formula="of:=ADDCOMMA([Blad1.CF50])" office:value-type="string" office:string-value="225," calcext:value-type="string">
            <text:p>225,</text:p>
          </table:table-cell>
          <table:table-cell table:formula="of:=ADDCOMMA([Blad1.CG50])" office:value-type="string" office:string-value="225," calcext:value-type="string">
            <text:p>225,</text:p>
          </table:table-cell>
          <table:table-cell table:formula="of:=ADDCOMMA([Blad1.CH50])" office:value-type="string" office:string-value="225," calcext:value-type="string">
            <text:p>225,</text:p>
          </table:table-cell>
          <table:table-cell table:formula="of:=ADDCOMMA([Blad1.CI50])" office:value-type="string" office:string-value="225," calcext:value-type="string">
            <text:p>225,</text:p>
          </table:table-cell>
          <table:table-cell table:formula="of:=ADDCOMMA([Blad1.CJ50])" office:value-type="string" office:string-value="225," calcext:value-type="string">
            <text:p>225,</text:p>
          </table:table-cell>
          <table:table-cell table:formula="of:=ADDCOMMA([Blad1.CK50])" office:value-type="string" office:string-value="225," calcext:value-type="string">
            <text:p>225,</text:p>
          </table:table-cell>
          <table:table-cell table:formula="of:=ADDCOMMA([Blad1.CL50])" office:value-type="string" office:string-value="225," calcext:value-type="string">
            <text:p>225,</text:p>
          </table:table-cell>
          <table:table-cell table:formula="of:=ADDCOMMA([Blad1.CM50])" office:value-type="string" office:string-value="225," calcext:value-type="string">
            <text:p>225,</text:p>
          </table:table-cell>
          <table:table-cell table:formula="of:=ADDCOMMA([Blad1.CN50])" office:value-type="string" office:string-value="225," calcext:value-type="string">
            <text:p>225,</text:p>
          </table:table-cell>
          <table:table-cell table:formula="of:=ADDCOMMA([Blad1.CO50])" office:value-type="string" office:string-value="224," calcext:value-type="string">
            <text:p>224,</text:p>
          </table:table-cell>
        </table:table-row>
        <table:table-row table:style-name="ro4">
          <table:table-cell table:formula="of:=ADDCOMMA([Blad1.BV51])" office:value-type="string" office:string-value="224," calcext:value-type="string">
            <text:p>224,</text:p>
          </table:table-cell>
          <table:table-cell table:formula="of:=ADDCOMMA([Blad1.BW51])" office:value-type="string" office:string-value="224," calcext:value-type="string">
            <text:p>224,</text:p>
          </table:table-cell>
          <table:table-cell table:formula="of:=ADDCOMMA([Blad1.BX51])" office:value-type="string" office:string-value="224," calcext:value-type="string">
            <text:p>224,</text:p>
          </table:table-cell>
          <table:table-cell table:formula="of:=ADDCOMMA([Blad1.BY51])" office:value-type="string" office:string-value="224," calcext:value-type="string">
            <text:p>224,</text:p>
          </table:table-cell>
          <table:table-cell table:formula="of:=ADDCOMMA([Blad1.BZ51])" office:value-type="string" office:string-value="224," calcext:value-type="string">
            <text:p>224,</text:p>
          </table:table-cell>
          <table:table-cell table:formula="of:=ADDCOMMA([Blad1.CA51])" office:value-type="string" office:string-value="224," calcext:value-type="string">
            <text:p>224,</text:p>
          </table:table-cell>
          <table:table-cell table:formula="of:=ADDCOMMA([Blad1.CB51])" office:value-type="string" office:string-value="224," calcext:value-type="string">
            <text:p>224,</text:p>
          </table:table-cell>
          <table:table-cell table:formula="of:=ADDCOMMA([Blad1.CC51])" office:value-type="string" office:string-value="223," calcext:value-type="string">
            <text:p>223,</text:p>
          </table:table-cell>
          <table:table-cell table:formula="of:=ADDCOMMA([Blad1.CD51])" office:value-type="string" office:string-value="223," calcext:value-type="string">
            <text:p>223,</text:p>
          </table:table-cell>
          <table:table-cell table:formula="of:=ADDCOMMA([Blad1.CE51])" office:value-type="string" office:string-value="223," calcext:value-type="string">
            <text:p>223,</text:p>
          </table:table-cell>
          <table:table-cell table:formula="of:=ADDCOMMA([Blad1.CF51])" office:value-type="string" office:string-value="223," calcext:value-type="string">
            <text:p>223,</text:p>
          </table:table-cell>
          <table:table-cell table:formula="of:=ADDCOMMA([Blad1.CG51])" office:value-type="string" office:string-value="223," calcext:value-type="string">
            <text:p>223,</text:p>
          </table:table-cell>
          <table:table-cell table:formula="of:=ADDCOMMA([Blad1.CH51])" office:value-type="string" office:string-value="223," calcext:value-type="string">
            <text:p>223,</text:p>
          </table:table-cell>
          <table:table-cell table:formula="of:=ADDCOMMA([Blad1.CI51])" office:value-type="string" office:string-value="223," calcext:value-type="string">
            <text:p>223,</text:p>
          </table:table-cell>
          <table:table-cell table:formula="of:=ADDCOMMA([Blad1.CJ51])" office:value-type="string" office:string-value="223," calcext:value-type="string">
            <text:p>223,</text:p>
          </table:table-cell>
          <table:table-cell table:formula="of:=ADDCOMMA([Blad1.CK51])" office:value-type="string" office:string-value="222," calcext:value-type="string">
            <text:p>222,</text:p>
          </table:table-cell>
          <table:table-cell table:formula="of:=ADDCOMMA([Blad1.CL51])" office:value-type="string" office:string-value="222," calcext:value-type="string">
            <text:p>222,</text:p>
          </table:table-cell>
          <table:table-cell table:formula="of:=ADDCOMMA([Blad1.CM51])" office:value-type="string" office:string-value="222," calcext:value-type="string">
            <text:p>222,</text:p>
          </table:table-cell>
          <table:table-cell table:formula="of:=ADDCOMMA([Blad1.CN51])" office:value-type="string" office:string-value="222," calcext:value-type="string">
            <text:p>222,</text:p>
          </table:table-cell>
          <table:table-cell table:formula="of:=ADDCOMMA([Blad1.CO51])" office:value-type="string" office:string-value="222," calcext:value-type="string">
            <text:p>222,</text:p>
          </table:table-cell>
        </table:table-row>
        <table:table-row table:style-name="ro4">
          <table:table-cell table:formula="of:=ADDCOMMA([Blad1.BV52])" office:value-type="string" office:string-value="222," calcext:value-type="string">
            <text:p>222,</text:p>
          </table:table-cell>
          <table:table-cell table:formula="of:=ADDCOMMA([Blad1.BW52])" office:value-type="string" office:string-value="222," calcext:value-type="string">
            <text:p>222,</text:p>
          </table:table-cell>
          <table:table-cell table:formula="of:=ADDCOMMA([Blad1.BX52])" office:value-type="string" office:string-value="222," calcext:value-type="string">
            <text:p>222,</text:p>
          </table:table-cell>
          <table:table-cell table:formula="of:=ADDCOMMA([Blad1.BY52])" office:value-type="string" office:string-value="222," calcext:value-type="string">
            <text:p>222,</text:p>
          </table:table-cell>
          <table:table-cell table:formula="of:=ADDCOMMA([Blad1.BZ52])" office:value-type="string" office:string-value="221," calcext:value-type="string">
            <text:p>221,</text:p>
          </table:table-cell>
          <table:table-cell table:formula="of:=ADDCOMMA([Blad1.CA52])" office:value-type="string" office:string-value="221," calcext:value-type="string">
            <text:p>221,</text:p>
          </table:table-cell>
          <table:table-cell table:formula="of:=ADDCOMMA([Blad1.CB52])" office:value-type="string" office:string-value="221," calcext:value-type="string">
            <text:p>221,</text:p>
          </table:table-cell>
          <table:table-cell table:formula="of:=ADDCOMMA([Blad1.CC52])" office:value-type="string" office:string-value="221," calcext:value-type="string">
            <text:p>221,</text:p>
          </table:table-cell>
          <table:table-cell table:formula="of:=ADDCOMMA([Blad1.CD52])" office:value-type="string" office:string-value="221," calcext:value-type="string">
            <text:p>221,</text:p>
          </table:table-cell>
          <table:table-cell table:formula="of:=ADDCOMMA([Blad1.CE52])" office:value-type="string" office:string-value="221," calcext:value-type="string">
            <text:p>221,</text:p>
          </table:table-cell>
          <table:table-cell table:formula="of:=ADDCOMMA([Blad1.CF52])" office:value-type="string" office:string-value="221," calcext:value-type="string">
            <text:p>221,</text:p>
          </table:table-cell>
          <table:table-cell table:formula="of:=ADDCOMMA([Blad1.CG52])" office:value-type="string" office:string-value="221," calcext:value-type="string">
            <text:p>221,</text:p>
          </table:table-cell>
          <table:table-cell table:formula="of:=ADDCOMMA([Blad1.CH52])" office:value-type="string" office:string-value="221," calcext:value-type="string">
            <text:p>221,</text:p>
          </table:table-cell>
          <table:table-cell table:formula="of:=ADDCOMMA([Blad1.CI52])" office:value-type="string" office:string-value="221," calcext:value-type="string">
            <text:p>221,</text:p>
          </table:table-cell>
          <table:table-cell table:formula="of:=ADDCOMMA([Blad1.CJ52])" office:value-type="string" office:string-value="220," calcext:value-type="string">
            <text:p>220,</text:p>
          </table:table-cell>
          <table:table-cell table:formula="of:=ADDCOMMA([Blad1.CK52])" office:value-type="string" office:string-value="220," calcext:value-type="string">
            <text:p>220,</text:p>
          </table:table-cell>
          <table:table-cell table:formula="of:=ADDCOMMA([Blad1.CL52])" office:value-type="string" office:string-value="220," calcext:value-type="string">
            <text:p>220,</text:p>
          </table:table-cell>
          <table:table-cell table:formula="of:=ADDCOMMA([Blad1.CM52])" office:value-type="string" office:string-value="220," calcext:value-type="string">
            <text:p>220,</text:p>
          </table:table-cell>
          <table:table-cell table:formula="of:=ADDCOMMA([Blad1.CN52])" office:value-type="string" office:string-value="220," calcext:value-type="string">
            <text:p>220,</text:p>
          </table:table-cell>
          <table:table-cell table:formula="of:=ADDCOMMA([Blad1.CO52])" office:value-type="string" office:string-value="220," calcext:value-type="string">
            <text:p>220,</text:p>
          </table:table-cell>
        </table:table-row>
        <table:table-row table:style-name="ro4">
          <table:table-cell table:formula="of:=ADDCOMMA([Blad1.BV53])" office:value-type="string" office:string-value="220," calcext:value-type="string">
            <text:p>220,</text:p>
          </table:table-cell>
          <table:table-cell table:formula="of:=ADDCOMMA([Blad1.BW53])" office:value-type="string" office:string-value="220," calcext:value-type="string">
            <text:p>220,</text:p>
          </table:table-cell>
          <table:table-cell table:formula="of:=ADDCOMMA([Blad1.BX53])" office:value-type="string" office:string-value="219," calcext:value-type="string">
            <text:p>219,</text:p>
          </table:table-cell>
          <table:table-cell table:formula="of:=ADDCOMMA([Blad1.BY53])" office:value-type="string" office:string-value="219," calcext:value-type="string">
            <text:p>219,</text:p>
          </table:table-cell>
          <table:table-cell table:formula="of:=ADDCOMMA([Blad1.BZ53])" office:value-type="string" office:string-value="219," calcext:value-type="string">
            <text:p>219,</text:p>
          </table:table-cell>
          <table:table-cell table:formula="of:=ADDCOMMA([Blad1.CA53])" office:value-type="string" office:string-value="219," calcext:value-type="string">
            <text:p>219,</text:p>
          </table:table-cell>
          <table:table-cell table:formula="of:=ADDCOMMA([Blad1.CB53])" office:value-type="string" office:string-value="219," calcext:value-type="string">
            <text:p>219,</text:p>
          </table:table-cell>
          <table:table-cell table:formula="of:=ADDCOMMA([Blad1.CC53])" office:value-type="string" office:string-value="219," calcext:value-type="string">
            <text:p>219,</text:p>
          </table:table-cell>
          <table:table-cell table:formula="of:=ADDCOMMA([Blad1.CD53])" office:value-type="string" office:string-value="219," calcext:value-type="string">
            <text:p>219,</text:p>
          </table:table-cell>
          <table:table-cell table:formula="of:=ADDCOMMA([Blad1.CE53])" office:value-type="string" office:string-value="218," calcext:value-type="string">
            <text:p>218,</text:p>
          </table:table-cell>
          <table:table-cell table:formula="of:=ADDCOMMA([Blad1.CF53])" office:value-type="string" office:string-value="218," calcext:value-type="string">
            <text:p>218,</text:p>
          </table:table-cell>
          <table:table-cell table:formula="of:=ADDCOMMA([Blad1.CG53])" office:value-type="string" office:string-value="218," calcext:value-type="string">
            <text:p>218,</text:p>
          </table:table-cell>
          <table:table-cell table:formula="of:=ADDCOMMA([Blad1.CH53])" office:value-type="string" office:string-value="218," calcext:value-type="string">
            <text:p>218,</text:p>
          </table:table-cell>
          <table:table-cell table:formula="of:=ADDCOMMA([Blad1.CI53])" office:value-type="string" office:string-value="218," calcext:value-type="string">
            <text:p>218,</text:p>
          </table:table-cell>
          <table:table-cell table:formula="of:=ADDCOMMA([Blad1.CJ53])" office:value-type="string" office:string-value="218," calcext:value-type="string">
            <text:p>218,</text:p>
          </table:table-cell>
          <table:table-cell table:formula="of:=ADDCOMMA([Blad1.CK53])" office:value-type="string" office:string-value="217," calcext:value-type="string">
            <text:p>217,</text:p>
          </table:table-cell>
          <table:table-cell table:formula="of:=ADDCOMMA([Blad1.CL53])" office:value-type="string" office:string-value="217," calcext:value-type="string">
            <text:p>217,</text:p>
          </table:table-cell>
          <table:table-cell table:formula="of:=ADDCOMMA([Blad1.CM53])" office:value-type="string" office:string-value="217," calcext:value-type="string">
            <text:p>217,</text:p>
          </table:table-cell>
          <table:table-cell table:formula="of:=ADDCOMMA([Blad1.CN53])" office:value-type="string" office:string-value="217," calcext:value-type="string">
            <text:p>217,</text:p>
          </table:table-cell>
          <table:table-cell table:formula="of:=ADDCOMMA([Blad1.CO53])" office:value-type="string" office:string-value="217," calcext:value-type="string">
            <text:p>217,</text:p>
          </table:table-cell>
        </table:table-row>
        <table:table-row table:style-name="ro4">
          <table:table-cell table:formula="of:=ADDCOMMA([Blad1.BV54])" office:value-type="string" office:string-value="216," calcext:value-type="string">
            <text:p>216,</text:p>
          </table:table-cell>
          <table:table-cell table:formula="of:=ADDCOMMA([Blad1.BW54])" office:value-type="string" office:string-value="216," calcext:value-type="string">
            <text:p>216,</text:p>
          </table:table-cell>
          <table:table-cell table:formula="of:=ADDCOMMA([Blad1.BX54])" office:value-type="string" office:string-value="216," calcext:value-type="string">
            <text:p>216,</text:p>
          </table:table-cell>
          <table:table-cell table:formula="of:=ADDCOMMA([Blad1.BY54])" office:value-type="string" office:string-value="216," calcext:value-type="string">
            <text:p>216,</text:p>
          </table:table-cell>
          <table:table-cell table:formula="of:=ADDCOMMA([Blad1.BZ54])" office:value-type="string" office:string-value="215," calcext:value-type="string">
            <text:p>215,</text:p>
          </table:table-cell>
          <table:table-cell table:formula="of:=ADDCOMMA([Blad1.CA54])" office:value-type="string" office:string-value="215," calcext:value-type="string">
            <text:p>215,</text:p>
          </table:table-cell>
          <table:table-cell table:formula="of:=ADDCOMMA([Blad1.CB54])" office:value-type="string" office:string-value="215," calcext:value-type="string">
            <text:p>215,</text:p>
          </table:table-cell>
          <table:table-cell table:formula="of:=ADDCOMMA([Blad1.CC54])" office:value-type="string" office:string-value="215," calcext:value-type="string">
            <text:p>215,</text:p>
          </table:table-cell>
          <table:table-cell table:formula="of:=ADDCOMMA([Blad1.CD54])" office:value-type="string" office:string-value="214," calcext:value-type="string">
            <text:p>214,</text:p>
          </table:table-cell>
          <table:table-cell table:formula="of:=ADDCOMMA([Blad1.CE54])" office:value-type="string" office:string-value="214," calcext:value-type="string">
            <text:p>214,</text:p>
          </table:table-cell>
          <table:table-cell table:formula="of:=ADDCOMMA([Blad1.CF54])" office:value-type="string" office:string-value="214," calcext:value-type="string">
            <text:p>214,</text:p>
          </table:table-cell>
          <table:table-cell table:formula="of:=ADDCOMMA([Blad1.CG54])" office:value-type="string" office:string-value="214," calcext:value-type="string">
            <text:p>214,</text:p>
          </table:table-cell>
          <table:table-cell table:formula="of:=ADDCOMMA([Blad1.CH54])" office:value-type="string" office:string-value="213," calcext:value-type="string">
            <text:p>213,</text:p>
          </table:table-cell>
          <table:table-cell table:formula="of:=ADDCOMMA([Blad1.CI54])" office:value-type="string" office:string-value="213," calcext:value-type="string">
            <text:p>213,</text:p>
          </table:table-cell>
          <table:table-cell table:formula="of:=ADDCOMMA([Blad1.CJ54])" office:value-type="string" office:string-value="213," calcext:value-type="string">
            <text:p>213,</text:p>
          </table:table-cell>
          <table:table-cell table:formula="of:=ADDCOMMA([Blad1.CK54])" office:value-type="string" office:string-value="213," calcext:value-type="string">
            <text:p>213,</text:p>
          </table:table-cell>
          <table:table-cell table:formula="of:=ADDCOMMA([Blad1.CL54])" office:value-type="string" office:string-value="212," calcext:value-type="string">
            <text:p>212,</text:p>
          </table:table-cell>
          <table:table-cell table:formula="of:=ADDCOMMA([Blad1.CM54])" office:value-type="string" office:string-value="212," calcext:value-type="string">
            <text:p>212,</text:p>
          </table:table-cell>
          <table:table-cell table:formula="of:=ADDCOMMA([Blad1.CN54])" office:value-type="string" office:string-value="212," calcext:value-type="string">
            <text:p>212,</text:p>
          </table:table-cell>
          <table:table-cell table:formula="of:=ADDCOMMA([Blad1.CO54])" office:value-type="string" office:string-value="212," calcext:value-type="string">
            <text:p>212,</text:p>
          </table:table-cell>
        </table:table-row>
        <table:table-row table:style-name="ro4">
          <table:table-cell table:formula="of:=ADDCOMMA([Blad1.BV55])" office:value-type="string" office:string-value="211," calcext:value-type="string">
            <text:p>211,</text:p>
          </table:table-cell>
          <table:table-cell table:formula="of:=ADDCOMMA([Blad1.BW55])" office:value-type="string" office:string-value="211," calcext:value-type="string">
            <text:p>211,</text:p>
          </table:table-cell>
          <table:table-cell table:formula="of:=ADDCOMMA([Blad1.BX55])" office:value-type="string" office:string-value="211," calcext:value-type="string">
            <text:p>211,</text:p>
          </table:table-cell>
          <table:table-cell table:formula="of:=ADDCOMMA([Blad1.BY55])" office:value-type="string" office:string-value="211," calcext:value-type="string">
            <text:p>211,</text:p>
          </table:table-cell>
          <table:table-cell table:formula="of:=ADDCOMMA([Blad1.BZ55])" office:value-type="string" office:string-value="210," calcext:value-type="string">
            <text:p>210,</text:p>
          </table:table-cell>
          <table:table-cell table:formula="of:=ADDCOMMA([Blad1.CA55])" office:value-type="string" office:string-value="210," calcext:value-type="string">
            <text:p>210,</text:p>
          </table:table-cell>
          <table:table-cell table:formula="of:=ADDCOMMA([Blad1.CB55])" office:value-type="string" office:string-value="210," calcext:value-type="string">
            <text:p>210,</text:p>
          </table:table-cell>
          <table:table-cell table:formula="of:=ADDCOMMA([Blad1.CC55])" office:value-type="string" office:string-value="209," calcext:value-type="string">
            <text:p>209,</text:p>
          </table:table-cell>
          <table:table-cell table:formula="of:=ADDCOMMA([Blad1.CD55])" office:value-type="string" office:string-value="209," calcext:value-type="string">
            <text:p>209,</text:p>
          </table:table-cell>
          <table:table-cell table:formula="of:=ADDCOMMA([Blad1.CE55])" office:value-type="string" office:string-value="209," calcext:value-type="string">
            <text:p>209,</text:p>
          </table:table-cell>
          <table:table-cell table:formula="of:=ADDCOMMA([Blad1.CF55])" office:value-type="string" office:string-value="208," calcext:value-type="string">
            <text:p>208,</text:p>
          </table:table-cell>
          <table:table-cell table:formula="of:=ADDCOMMA([Blad1.CG55])" office:value-type="string" office:string-value="208," calcext:value-type="string">
            <text:p>208,</text:p>
          </table:table-cell>
          <table:table-cell table:formula="of:=ADDCOMMA([Blad1.CH55])" office:value-type="string" office:string-value="208," calcext:value-type="string">
            <text:p>208,</text:p>
          </table:table-cell>
          <table:table-cell table:formula="of:=ADDCOMMA([Blad1.CI55])" office:value-type="string" office:string-value="208," calcext:value-type="string">
            <text:p>208,</text:p>
          </table:table-cell>
          <table:table-cell table:formula="of:=ADDCOMMA([Blad1.CJ55])" office:value-type="string" office:string-value="207," calcext:value-type="string">
            <text:p>207,</text:p>
          </table:table-cell>
          <table:table-cell table:formula="of:=ADDCOMMA([Blad1.CK55])" office:value-type="string" office:string-value="207," calcext:value-type="string">
            <text:p>207,</text:p>
          </table:table-cell>
          <table:table-cell table:formula="of:=ADDCOMMA([Blad1.CL55])" office:value-type="string" office:string-value="207," calcext:value-type="string">
            <text:p>207,</text:p>
          </table:table-cell>
          <table:table-cell table:formula="of:=ADDCOMMA([Blad1.CM55])" office:value-type="string" office:string-value="206," calcext:value-type="string">
            <text:p>206,</text:p>
          </table:table-cell>
          <table:table-cell table:formula="of:=ADDCOMMA([Blad1.CN55])" office:value-type="string" office:string-value="206," calcext:value-type="string">
            <text:p>206,</text:p>
          </table:table-cell>
          <table:table-cell table:formula="of:=ADDCOMMA([Blad1.CO55])" office:value-type="string" office:string-value="206," calcext:value-type="string">
            <text:p>206,</text:p>
          </table:table-cell>
        </table:table-row>
        <table:table-row table:style-name="ro4">
          <table:table-cell table:formula="of:=ADDCOMMA([Blad1.BV56])" office:value-type="string" office:string-value="206," calcext:value-type="string">
            <text:p>206,</text:p>
          </table:table-cell>
          <table:table-cell table:formula="of:=ADDCOMMA([Blad1.BW56])" office:value-type="string" office:string-value="205," calcext:value-type="string">
            <text:p>205,</text:p>
          </table:table-cell>
          <table:table-cell table:formula="of:=ADDCOMMA([Blad1.BX56])" office:value-type="string" office:string-value="205," calcext:value-type="string">
            <text:p>205,</text:p>
          </table:table-cell>
          <table:table-cell table:formula="of:=ADDCOMMA([Blad1.BY56])" office:value-type="string" office:string-value="205," calcext:value-type="string">
            <text:p>205,</text:p>
          </table:table-cell>
          <table:table-cell table:formula="of:=ADDCOMMA([Blad1.BZ56])" office:value-type="string" office:string-value="205," calcext:value-type="string">
            <text:p>205,</text:p>
          </table:table-cell>
          <table:table-cell table:formula="of:=ADDCOMMA([Blad1.CA56])" office:value-type="string" office:string-value="204," calcext:value-type="string">
            <text:p>204,</text:p>
          </table:table-cell>
          <table:table-cell table:formula="of:=ADDCOMMA([Blad1.CB56])" office:value-type="string" office:string-value="204," calcext:value-type="string">
            <text:p>204,</text:p>
          </table:table-cell>
          <table:table-cell table:formula="of:=ADDCOMMA([Blad1.CC56])" office:value-type="string" office:string-value="204," calcext:value-type="string">
            <text:p>204,</text:p>
          </table:table-cell>
          <table:table-cell table:formula="of:=ADDCOMMA([Blad1.CD56])" office:value-type="string" office:string-value="204," calcext:value-type="string">
            <text:p>204,</text:p>
          </table:table-cell>
          <table:table-cell table:formula="of:=ADDCOMMA([Blad1.CE56])" office:value-type="string" office:string-value="203," calcext:value-type="string">
            <text:p>203,</text:p>
          </table:table-cell>
          <table:table-cell table:formula="of:=ADDCOMMA([Blad1.CF56])" office:value-type="string" office:string-value="203," calcext:value-type="string">
            <text:p>203,</text:p>
          </table:table-cell>
          <table:table-cell table:formula="of:=ADDCOMMA([Blad1.CG56])" office:value-type="string" office:string-value="203," calcext:value-type="string">
            <text:p>203,</text:p>
          </table:table-cell>
          <table:table-cell table:formula="of:=ADDCOMMA([Blad1.CH56])" office:value-type="string" office:string-value="203," calcext:value-type="string">
            <text:p>203,</text:p>
          </table:table-cell>
          <table:table-cell table:formula="of:=ADDCOMMA([Blad1.CI56])" office:value-type="string" office:string-value="202," calcext:value-type="string">
            <text:p>202,</text:p>
          </table:table-cell>
          <table:table-cell table:formula="of:=ADDCOMMA([Blad1.CJ56])" office:value-type="string" office:string-value="202," calcext:value-type="string">
            <text:p>202,</text:p>
          </table:table-cell>
          <table:table-cell table:formula="of:=ADDCOMMA([Blad1.CK56])" office:value-type="string" office:string-value="202," calcext:value-type="string">
            <text:p>202,</text:p>
          </table:table-cell>
          <table:table-cell table:formula="of:=ADDCOMMA([Blad1.CL56])" office:value-type="string" office:string-value="202," calcext:value-type="string">
            <text:p>202,</text:p>
          </table:table-cell>
          <table:table-cell table:formula="of:=ADDCOMMA([Blad1.CM56])" office:value-type="string" office:string-value="201," calcext:value-type="string">
            <text:p>201,</text:p>
          </table:table-cell>
          <table:table-cell table:formula="of:=ADDCOMMA([Blad1.CN56])" office:value-type="string" office:string-value="201," calcext:value-type="string">
            <text:p>201,</text:p>
          </table:table-cell>
          <table:table-cell table:formula="of:=ADDCOMMA([Blad1.CO56])" office:value-type="string" office:string-value="201," calcext:value-type="string">
            <text:p>201,</text:p>
          </table:table-cell>
        </table:table-row>
        <table:table-row table:style-name="ro4">
          <table:table-cell table:formula="of:=ADDCOMMA([Blad1.BV57])" office:value-type="string" office:string-value="201," calcext:value-type="string">
            <text:p>201,</text:p>
          </table:table-cell>
          <table:table-cell table:formula="of:=ADDCOMMA([Blad1.BW57])" office:value-type="string" office:string-value="200," calcext:value-type="string">
            <text:p>200,</text:p>
          </table:table-cell>
          <table:table-cell table:formula="of:=ADDCOMMA([Blad1.BX57])" office:value-type="string" office:string-value="200," calcext:value-type="string">
            <text:p>200,</text:p>
          </table:table-cell>
          <table:table-cell table:formula="of:=ADDCOMMA([Blad1.BY57])" office:value-type="string" office:string-value="200," calcext:value-type="string">
            <text:p>200,</text:p>
          </table:table-cell>
          <table:table-cell table:formula="of:=ADDCOMMA([Blad1.BZ57])" office:value-type="string" office:string-value="200," calcext:value-type="string">
            <text:p>200,</text:p>
          </table:table-cell>
          <table:table-cell table:formula="of:=ADDCOMMA([Blad1.CA57])" office:value-type="string" office:string-value="199," calcext:value-type="string">
            <text:p>199,</text:p>
          </table:table-cell>
          <table:table-cell table:formula="of:=ADDCOMMA([Blad1.CB57])" office:value-type="string" office:string-value="199," calcext:value-type="string">
            <text:p>199,</text:p>
          </table:table-cell>
          <table:table-cell table:formula="of:=ADDCOMMA([Blad1.CC57])" office:value-type="string" office:string-value="199," calcext:value-type="string">
            <text:p>199,</text:p>
          </table:table-cell>
          <table:table-cell table:formula="of:=ADDCOMMA([Blad1.CD57])" office:value-type="string" office:string-value="199," calcext:value-type="string">
            <text:p>199,</text:p>
          </table:table-cell>
          <table:table-cell table:formula="of:=ADDCOMMA([Blad1.CE57])" office:value-type="string" office:string-value="198," calcext:value-type="string">
            <text:p>198,</text:p>
          </table:table-cell>
          <table:table-cell table:formula="of:=ADDCOMMA([Blad1.CF57])" office:value-type="string" office:string-value="198," calcext:value-type="string">
            <text:p>198,</text:p>
          </table:table-cell>
          <table:table-cell table:formula="of:=ADDCOMMA([Blad1.CG57])" office:value-type="string" office:string-value="198," calcext:value-type="string">
            <text:p>198,</text:p>
          </table:table-cell>
          <table:table-cell table:formula="of:=ADDCOMMA([Blad1.CH57])" office:value-type="string" office:string-value="198," calcext:value-type="string">
            <text:p>198,</text:p>
          </table:table-cell>
          <table:table-cell table:formula="of:=ADDCOMMA([Blad1.CI57])" office:value-type="string" office:string-value="197," calcext:value-type="string">
            <text:p>197,</text:p>
          </table:table-cell>
          <table:table-cell table:formula="of:=ADDCOMMA([Blad1.CJ57])" office:value-type="string" office:string-value="197," calcext:value-type="string">
            <text:p>197,</text:p>
          </table:table-cell>
          <table:table-cell table:formula="of:=ADDCOMMA([Blad1.CK57])" office:value-type="string" office:string-value="197," calcext:value-type="string">
            <text:p>197,</text:p>
          </table:table-cell>
          <table:table-cell table:formula="of:=ADDCOMMA([Blad1.CL57])" office:value-type="string" office:string-value="197," calcext:value-type="string">
            <text:p>197,</text:p>
          </table:table-cell>
          <table:table-cell table:formula="of:=ADDCOMMA([Blad1.CM57])" office:value-type="string" office:string-value="197," calcext:value-type="string">
            <text:p>197,</text:p>
          </table:table-cell>
          <table:table-cell table:formula="of:=ADDCOMMA([Blad1.CN57])" office:value-type="string" office:string-value="196," calcext:value-type="string">
            <text:p>196,</text:p>
          </table:table-cell>
          <table:table-cell table:formula="of:=ADDCOMMA([Blad1.CO57])" office:value-type="string" office:string-value="196," calcext:value-type="string">
            <text:p>196,</text:p>
          </table:table-cell>
        </table:table-row>
        <table:table-row table:style-name="ro4">
          <table:table-cell table:formula="of:=ADDCOMMA([Blad1.BV58])" office:value-type="string" office:string-value="196," calcext:value-type="string">
            <text:p>196,</text:p>
          </table:table-cell>
          <table:table-cell table:formula="of:=ADDCOMMA([Blad1.BW58])" office:value-type="string" office:string-value="196," calcext:value-type="string">
            <text:p>196,</text:p>
          </table:table-cell>
          <table:table-cell table:formula="of:=ADDCOMMA([Blad1.BX58])" office:value-type="string" office:string-value="195," calcext:value-type="string">
            <text:p>195,</text:p>
          </table:table-cell>
          <table:table-cell table:formula="of:=ADDCOMMA([Blad1.BY58])" office:value-type="string" office:string-value="195," calcext:value-type="string">
            <text:p>195,</text:p>
          </table:table-cell>
          <table:table-cell table:formula="of:=ADDCOMMA([Blad1.BZ58])" office:value-type="string" office:string-value="195," calcext:value-type="string">
            <text:p>195,</text:p>
          </table:table-cell>
          <table:table-cell table:formula="of:=ADDCOMMA([Blad1.CA58])" office:value-type="string" office:string-value="195," calcext:value-type="string">
            <text:p>195,</text:p>
          </table:table-cell>
          <table:table-cell table:formula="of:=ADDCOMMA([Blad1.CB58])" office:value-type="string" office:string-value="195," calcext:value-type="string">
            <text:p>195,</text:p>
          </table:table-cell>
          <table:table-cell table:formula="of:=ADDCOMMA([Blad1.CC58])" office:value-type="string" office:string-value="194," calcext:value-type="string">
            <text:p>194,</text:p>
          </table:table-cell>
          <table:table-cell table:formula="of:=ADDCOMMA([Blad1.CD58])" office:value-type="string" office:string-value="194," calcext:value-type="string">
            <text:p>194,</text:p>
          </table:table-cell>
          <table:table-cell table:formula="of:=ADDCOMMA([Blad1.CE58])" office:value-type="string" office:string-value="194," calcext:value-type="string">
            <text:p>194,</text:p>
          </table:table-cell>
          <table:table-cell table:formula="of:=ADDCOMMA([Blad1.CF58])" office:value-type="string" office:string-value="194," calcext:value-type="string">
            <text:p>194,</text:p>
          </table:table-cell>
          <table:table-cell table:formula="of:=ADDCOMMA([Blad1.CG58])" office:value-type="string" office:string-value="193," calcext:value-type="string">
            <text:p>193,</text:p>
          </table:table-cell>
          <table:table-cell table:formula="of:=ADDCOMMA([Blad1.CH58])" office:value-type="string" office:string-value="193," calcext:value-type="string">
            <text:p>193,</text:p>
          </table:table-cell>
          <table:table-cell table:formula="of:=ADDCOMMA([Blad1.CI58])" office:value-type="string" office:string-value="193," calcext:value-type="string">
            <text:p>193,</text:p>
          </table:table-cell>
          <table:table-cell table:formula="of:=ADDCOMMA([Blad1.CJ58])" office:value-type="string" office:string-value="193," calcext:value-type="string">
            <text:p>193,</text:p>
          </table:table-cell>
          <table:table-cell table:formula="of:=ADDCOMMA([Blad1.CK58])" office:value-type="string" office:string-value="193," calcext:value-type="string">
            <text:p>193,</text:p>
          </table:table-cell>
          <table:table-cell table:formula="of:=ADDCOMMA([Blad1.CL58])" office:value-type="string" office:string-value="192," calcext:value-type="string">
            <text:p>192,</text:p>
          </table:table-cell>
          <table:table-cell table:formula="of:=ADDCOMMA([Blad1.CM58])" office:value-type="string" office:string-value="192," calcext:value-type="string">
            <text:p>192,</text:p>
          </table:table-cell>
          <table:table-cell table:formula="of:=ADDCOMMA([Blad1.CN58])" office:value-type="string" office:string-value="192," calcext:value-type="string">
            <text:p>192,</text:p>
          </table:table-cell>
          <table:table-cell table:formula="of:=ADDCOMMA([Blad1.CO58])" office:value-type="string" office:string-value="192," calcext:value-type="string">
            <text:p>192,</text:p>
          </table:table-cell>
        </table:table-row>
        <table:table-row table:style-name="ro4">
          <table:table-cell table:formula="of:=ADDCOMMA([Blad1.BV59])" office:value-type="string" office:string-value="191," calcext:value-type="string">
            <text:p>191,</text:p>
          </table:table-cell>
          <table:table-cell table:formula="of:=ADDCOMMA([Blad1.BW59])" office:value-type="string" office:string-value="191," calcext:value-type="string">
            <text:p>191,</text:p>
          </table:table-cell>
          <table:table-cell table:formula="of:=ADDCOMMA([Blad1.BX59])" office:value-type="string" office:string-value="191," calcext:value-type="string">
            <text:p>191,</text:p>
          </table:table-cell>
          <table:table-cell table:formula="of:=ADDCOMMA([Blad1.BY59])" office:value-type="string" office:string-value="191," calcext:value-type="string">
            <text:p>191,</text:p>
          </table:table-cell>
          <table:table-cell table:formula="of:=ADDCOMMA([Blad1.BZ59])" office:value-type="string" office:string-value="190," calcext:value-type="string">
            <text:p>190,</text:p>
          </table:table-cell>
          <table:table-cell table:formula="of:=ADDCOMMA([Blad1.CA59])" office:value-type="string" office:string-value="190," calcext:value-type="string">
            <text:p>190,</text:p>
          </table:table-cell>
          <table:table-cell table:formula="of:=ADDCOMMA([Blad1.CB59])" office:value-type="string" office:string-value="190," calcext:value-type="string">
            <text:p>190,</text:p>
          </table:table-cell>
          <table:table-cell table:formula="of:=ADDCOMMA([Blad1.CC59])" office:value-type="string" office:string-value="190," calcext:value-type="string">
            <text:p>190,</text:p>
          </table:table-cell>
          <table:table-cell table:formula="of:=ADDCOMMA([Blad1.CD59])" office:value-type="string" office:string-value="190," calcext:value-type="string">
            <text:p>190,</text:p>
          </table:table-cell>
          <table:table-cell table:formula="of:=ADDCOMMA([Blad1.CE59])" office:value-type="string" office:string-value="189," calcext:value-type="string">
            <text:p>189,</text:p>
          </table:table-cell>
          <table:table-cell table:formula="of:=ADDCOMMA([Blad1.CF59])" office:value-type="string" office:string-value="189," calcext:value-type="string">
            <text:p>189,</text:p>
          </table:table-cell>
          <table:table-cell table:formula="of:=ADDCOMMA([Blad1.CG59])" office:value-type="string" office:string-value="189," calcext:value-type="string">
            <text:p>189,</text:p>
          </table:table-cell>
          <table:table-cell table:formula="of:=ADDCOMMA([Blad1.CH59])" office:value-type="string" office:string-value="189," calcext:value-type="string">
            <text:p>189,</text:p>
          </table:table-cell>
          <table:table-cell table:formula="of:=ADDCOMMA([Blad1.CI59])" office:value-type="string" office:string-value="188," calcext:value-type="string">
            <text:p>188,</text:p>
          </table:table-cell>
          <table:table-cell table:formula="of:=ADDCOMMA([Blad1.CJ59])" office:value-type="string" office:string-value="188," calcext:value-type="string">
            <text:p>188,</text:p>
          </table:table-cell>
          <table:table-cell table:formula="of:=ADDCOMMA([Blad1.CK59])" office:value-type="string" office:string-value="188," calcext:value-type="string">
            <text:p>188,</text:p>
          </table:table-cell>
          <table:table-cell table:formula="of:=ADDCOMMA([Blad1.CL59])" office:value-type="string" office:string-value="188," calcext:value-type="string">
            <text:p>188,</text:p>
          </table:table-cell>
          <table:table-cell table:formula="of:=ADDCOMMA([Blad1.CM59])" office:value-type="string" office:string-value="187," calcext:value-type="string">
            <text:p>187,</text:p>
          </table:table-cell>
          <table:table-cell table:formula="of:=ADDCOMMA([Blad1.CN59])" office:value-type="string" office:string-value="187," calcext:value-type="string">
            <text:p>187,</text:p>
          </table:table-cell>
          <table:table-cell table:formula="of:=ADDCOMMA([Blad1.CO59])" office:value-type="string" office:string-value="187," calcext:value-type="string">
            <text:p>187,</text:p>
          </table:table-cell>
        </table:table-row>
        <table:table-row table:style-name="ro4">
          <table:table-cell table:formula="of:=ADDCOMMA([Blad1.BV60])" office:value-type="string" office:string-value="187," calcext:value-type="string">
            <text:p>187,</text:p>
          </table:table-cell>
          <table:table-cell table:formula="of:=ADDCOMMA([Blad1.BW60])" office:value-type="string" office:string-value="186," calcext:value-type="string">
            <text:p>186,</text:p>
          </table:table-cell>
          <table:table-cell table:formula="of:=ADDCOMMA([Blad1.BX60])" office:value-type="string" office:string-value="186," calcext:value-type="string">
            <text:p>186,</text:p>
          </table:table-cell>
          <table:table-cell table:formula="of:=ADDCOMMA([Blad1.BY60])" office:value-type="string" office:string-value="186," calcext:value-type="string">
            <text:p>186,</text:p>
          </table:table-cell>
          <table:table-cell table:formula="of:=ADDCOMMA([Blad1.BZ60])" office:value-type="string" office:string-value="186," calcext:value-type="string">
            <text:p>186,</text:p>
          </table:table-cell>
          <table:table-cell table:formula="of:=ADDCOMMA([Blad1.CA60])" office:value-type="string" office:string-value="185," calcext:value-type="string">
            <text:p>185,</text:p>
          </table:table-cell>
          <table:table-cell table:formula="of:=ADDCOMMA([Blad1.CB60])" office:value-type="string" office:string-value="185," calcext:value-type="string">
            <text:p>185,</text:p>
          </table:table-cell>
          <table:table-cell table:formula="of:=ADDCOMMA([Blad1.CC60])" office:value-type="string" office:string-value="185," calcext:value-type="string">
            <text:p>185,</text:p>
          </table:table-cell>
          <table:table-cell table:formula="of:=ADDCOMMA([Blad1.CD60])" office:value-type="string" office:string-value="185," calcext:value-type="string">
            <text:p>185,</text:p>
          </table:table-cell>
          <table:table-cell table:formula="of:=ADDCOMMA([Blad1.CE60])" office:value-type="string" office:string-value="185," calcext:value-type="string">
            <text:p>185,</text:p>
          </table:table-cell>
          <table:table-cell table:formula="of:=ADDCOMMA([Blad1.CF60])" office:value-type="string" office:string-value="184," calcext:value-type="string">
            <text:p>184,</text:p>
          </table:table-cell>
          <table:table-cell table:formula="of:=ADDCOMMA([Blad1.CG60])" office:value-type="string" office:string-value="184," calcext:value-type="string">
            <text:p>184,</text:p>
          </table:table-cell>
          <table:table-cell table:formula="of:=ADDCOMMA([Blad1.CH60])" office:value-type="string" office:string-value="184," calcext:value-type="string">
            <text:p>184,</text:p>
          </table:table-cell>
          <table:table-cell table:formula="of:=ADDCOMMA([Blad1.CI60])" office:value-type="string" office:string-value="184," calcext:value-type="string">
            <text:p>184,</text:p>
          </table:table-cell>
          <table:table-cell table:formula="of:=ADDCOMMA([Blad1.CJ60])" office:value-type="string" office:string-value="183," calcext:value-type="string">
            <text:p>183,</text:p>
          </table:table-cell>
          <table:table-cell table:formula="of:=ADDCOMMA([Blad1.CK60])" office:value-type="string" office:string-value="183," calcext:value-type="string">
            <text:p>183,</text:p>
          </table:table-cell>
          <table:table-cell table:formula="of:=ADDCOMMA([Blad1.CL60])" office:value-type="string" office:string-value="183," calcext:value-type="string">
            <text:p>183,</text:p>
          </table:table-cell>
          <table:table-cell table:formula="of:=ADDCOMMA([Blad1.CM60])" office:value-type="string" office:string-value="183," calcext:value-type="string">
            <text:p>183,</text:p>
          </table:table-cell>
          <table:table-cell table:formula="of:=ADDCOMMA([Blad1.CN60])" office:value-type="string" office:string-value="182," calcext:value-type="string">
            <text:p>182,</text:p>
          </table:table-cell>
          <table:table-cell table:formula="of:=ADDCOMMA([Blad1.CO60])" office:value-type="string" office:string-value="182," calcext:value-type="string">
            <text:p>182,</text:p>
          </table:table-cell>
        </table:table-row>
        <table:table-row table:style-name="ro4">
          <table:table-cell table:formula="of:=ADDCOMMA([Blad1.BV61])" office:value-type="string" office:string-value="182," calcext:value-type="string">
            <text:p>182,</text:p>
          </table:table-cell>
          <table:table-cell table:formula="of:=ADDCOMMA([Blad1.BW61])" office:value-type="string" office:string-value="182," calcext:value-type="string">
            <text:p>182,</text:p>
          </table:table-cell>
          <table:table-cell table:formula="of:=ADDCOMMA([Blad1.BX61])" office:value-type="string" office:string-value="181," calcext:value-type="string">
            <text:p>181,</text:p>
          </table:table-cell>
          <table:table-cell table:formula="of:=ADDCOMMA([Blad1.BY61])" office:value-type="string" office:string-value="181," calcext:value-type="string">
            <text:p>181,</text:p>
          </table:table-cell>
          <table:table-cell table:formula="of:=ADDCOMMA([Blad1.BZ61])" office:value-type="string" office:string-value="181," calcext:value-type="string">
            <text:p>181,</text:p>
          </table:table-cell>
          <table:table-cell table:formula="of:=ADDCOMMA([Blad1.CA61])" office:value-type="string" office:string-value="181," calcext:value-type="string">
            <text:p>181,</text:p>
          </table:table-cell>
          <table:table-cell table:formula="of:=ADDCOMMA([Blad1.CB61])" office:value-type="string" office:string-value="180," calcext:value-type="string">
            <text:p>180,</text:p>
          </table:table-cell>
          <table:table-cell table:formula="of:=ADDCOMMA([Blad1.CC61])" office:value-type="string" office:string-value="180," calcext:value-type="string">
            <text:p>180,</text:p>
          </table:table-cell>
          <table:table-cell table:formula="of:=ADDCOMMA([Blad1.CD61])" office:value-type="string" office:string-value="180," calcext:value-type="string">
            <text:p>180,</text:p>
          </table:table-cell>
          <table:table-cell table:formula="of:=ADDCOMMA([Blad1.CE61])" office:value-type="string" office:string-value="180," calcext:value-type="string">
            <text:p>180,</text:p>
          </table:table-cell>
          <table:table-cell table:formula="of:=ADDCOMMA([Blad1.CF61])" office:value-type="string" office:string-value="179," calcext:value-type="string">
            <text:p>179,</text:p>
          </table:table-cell>
          <table:table-cell table:formula="of:=ADDCOMMA([Blad1.CG61])" office:value-type="string" office:string-value="179," calcext:value-type="string">
            <text:p>179,</text:p>
          </table:table-cell>
          <table:table-cell table:formula="of:=ADDCOMMA([Blad1.CH61])" office:value-type="string" office:string-value="179," calcext:value-type="string">
            <text:p>179,</text:p>
          </table:table-cell>
          <table:table-cell table:formula="of:=ADDCOMMA([Blad1.CI61])" office:value-type="string" office:string-value="178," calcext:value-type="string">
            <text:p>178,</text:p>
          </table:table-cell>
          <table:table-cell table:formula="of:=ADDCOMMA([Blad1.CJ61])" office:value-type="string" office:string-value="178," calcext:value-type="string">
            <text:p>178,</text:p>
          </table:table-cell>
          <table:table-cell table:formula="of:=ADDCOMMA([Blad1.CK61])" office:value-type="string" office:string-value="178," calcext:value-type="string">
            <text:p>178,</text:p>
          </table:table-cell>
          <table:table-cell table:formula="of:=ADDCOMMA([Blad1.CL61])" office:value-type="string" office:string-value="178," calcext:value-type="string">
            <text:p>178,</text:p>
          </table:table-cell>
          <table:table-cell table:formula="of:=ADDCOMMA([Blad1.CM61])" office:value-type="string" office:string-value="177," calcext:value-type="string">
            <text:p>177,</text:p>
          </table:table-cell>
          <table:table-cell table:formula="of:=ADDCOMMA([Blad1.CN61])" office:value-type="string" office:string-value="177," calcext:value-type="string">
            <text:p>177,</text:p>
          </table:table-cell>
          <table:table-cell table:formula="of:=ADDCOMMA([Blad1.CO61])" office:value-type="string" office:string-value="177," calcext:value-type="string">
            <text:p>177,</text:p>
          </table:table-cell>
        </table:table-row>
        <table:table-row table:style-name="ro4">
          <table:table-cell table:formula="of:=ADDCOMMA([Blad1.BV62])" office:value-type="string" office:string-value="177," calcext:value-type="string">
            <text:p>177,</text:p>
          </table:table-cell>
          <table:table-cell table:formula="of:=ADDCOMMA([Blad1.BW62])" office:value-type="string" office:string-value="176," calcext:value-type="string">
            <text:p>176,</text:p>
          </table:table-cell>
          <table:table-cell table:formula="of:=ADDCOMMA([Blad1.BX62])" office:value-type="string" office:string-value="176," calcext:value-type="string">
            <text:p>176,</text:p>
          </table:table-cell>
          <table:table-cell table:formula="of:=ADDCOMMA([Blad1.BY62])" office:value-type="string" office:string-value="176," calcext:value-type="string">
            <text:p>176,</text:p>
          </table:table-cell>
          <table:table-cell table:formula="of:=ADDCOMMA([Blad1.BZ62])" office:value-type="string" office:string-value="176," calcext:value-type="string">
            <text:p>176,</text:p>
          </table:table-cell>
          <table:table-cell table:formula="of:=ADDCOMMA([Blad1.CA62])" office:value-type="string" office:string-value="175," calcext:value-type="string">
            <text:p>175,</text:p>
          </table:table-cell>
          <table:table-cell table:formula="of:=ADDCOMMA([Blad1.CB62])" office:value-type="string" office:string-value="175," calcext:value-type="string">
            <text:p>175,</text:p>
          </table:table-cell>
          <table:table-cell table:formula="of:=ADDCOMMA([Blad1.CC62])" office:value-type="string" office:string-value="175," calcext:value-type="string">
            <text:p>175,</text:p>
          </table:table-cell>
          <table:table-cell table:formula="of:=ADDCOMMA([Blad1.CD62])" office:value-type="string" office:string-value="175," calcext:value-type="string">
            <text:p>175,</text:p>
          </table:table-cell>
          <table:table-cell table:formula="of:=ADDCOMMA([Blad1.CE62])" office:value-type="string" office:string-value="174," calcext:value-type="string">
            <text:p>174,</text:p>
          </table:table-cell>
          <table:table-cell table:formula="of:=ADDCOMMA([Blad1.CF62])" office:value-type="string" office:string-value="174," calcext:value-type="string">
            <text:p>174,</text:p>
          </table:table-cell>
          <table:table-cell table:formula="of:=ADDCOMMA([Blad1.CG62])" office:value-type="string" office:string-value="174," calcext:value-type="string">
            <text:p>174,</text:p>
          </table:table-cell>
          <table:table-cell table:formula="of:=ADDCOMMA([Blad1.CH62])" office:value-type="string" office:string-value="174," calcext:value-type="string">
            <text:p>174,</text:p>
          </table:table-cell>
          <table:table-cell table:formula="of:=ADDCOMMA([Blad1.CI62])" office:value-type="string" office:string-value="173," calcext:value-type="string">
            <text:p>173,</text:p>
          </table:table-cell>
          <table:table-cell table:formula="of:=ADDCOMMA([Blad1.CJ62])" office:value-type="string" office:string-value="173," calcext:value-type="string">
            <text:p>173,</text:p>
          </table:table-cell>
          <table:table-cell table:formula="of:=ADDCOMMA([Blad1.CK62])" office:value-type="string" office:string-value="173," calcext:value-type="string">
            <text:p>173,</text:p>
          </table:table-cell>
          <table:table-cell table:formula="of:=ADDCOMMA([Blad1.CL62])" office:value-type="string" office:string-value="173," calcext:value-type="string">
            <text:p>173,</text:p>
          </table:table-cell>
          <table:table-cell table:formula="of:=ADDCOMMA([Blad1.CM62])" office:value-type="string" office:string-value="172," calcext:value-type="string">
            <text:p>172,</text:p>
          </table:table-cell>
          <table:table-cell table:formula="of:=ADDCOMMA([Blad1.CN62])" office:value-type="string" office:string-value="172," calcext:value-type="string">
            <text:p>172,</text:p>
          </table:table-cell>
          <table:table-cell table:formula="of:=ADDCOMMA([Blad1.CO62])" office:value-type="string" office:string-value="172," calcext:value-type="string">
            <text:p>172,</text:p>
          </table:table-cell>
        </table:table-row>
        <table:table-row table:style-name="ro4">
          <table:table-cell table:formula="of:=ADDCOMMA([Blad1.BV63])" office:value-type="string" office:string-value="171," calcext:value-type="string">
            <text:p>171,</text:p>
          </table:table-cell>
          <table:table-cell table:formula="of:=ADDCOMMA([Blad1.BW63])" office:value-type="string" office:string-value="171," calcext:value-type="string">
            <text:p>171,</text:p>
          </table:table-cell>
          <table:table-cell table:formula="of:=ADDCOMMA([Blad1.BX63])" office:value-type="string" office:string-value="171," calcext:value-type="string">
            <text:p>171,</text:p>
          </table:table-cell>
          <table:table-cell table:formula="of:=ADDCOMMA([Blad1.BY63])" office:value-type="string" office:string-value="171," calcext:value-type="string">
            <text:p>171,</text:p>
          </table:table-cell>
          <table:table-cell table:formula="of:=ADDCOMMA([Blad1.BZ63])" office:value-type="string" office:string-value="170," calcext:value-type="string">
            <text:p>170,</text:p>
          </table:table-cell>
          <table:table-cell table:formula="of:=ADDCOMMA([Blad1.CA63])" office:value-type="string" office:string-value="170," calcext:value-type="string">
            <text:p>170,</text:p>
          </table:table-cell>
          <table:table-cell table:formula="of:=ADDCOMMA([Blad1.CB63])" office:value-type="string" office:string-value="170," calcext:value-type="string">
            <text:p>170,</text:p>
          </table:table-cell>
          <table:table-cell table:formula="of:=ADDCOMMA([Blad1.CC63])" office:value-type="string" office:string-value="169," calcext:value-type="string">
            <text:p>169,</text:p>
          </table:table-cell>
          <table:table-cell table:formula="of:=ADDCOMMA([Blad1.CD63])" office:value-type="string" office:string-value="169," calcext:value-type="string">
            <text:p>169,</text:p>
          </table:table-cell>
          <table:table-cell table:formula="of:=ADDCOMMA([Blad1.CE63])" office:value-type="string" office:string-value="169," calcext:value-type="string">
            <text:p>169,</text:p>
          </table:table-cell>
          <table:table-cell table:formula="of:=ADDCOMMA([Blad1.CF63])" office:value-type="string" office:string-value="169," calcext:value-type="string">
            <text:p>169,</text:p>
          </table:table-cell>
          <table:table-cell table:formula="of:=ADDCOMMA([Blad1.CG63])" office:value-type="string" office:string-value="168," calcext:value-type="string">
            <text:p>168,</text:p>
          </table:table-cell>
          <table:table-cell table:formula="of:=ADDCOMMA([Blad1.CH63])" office:value-type="string" office:string-value="168," calcext:value-type="string">
            <text:p>168,</text:p>
          </table:table-cell>
          <table:table-cell table:formula="of:=ADDCOMMA([Blad1.CI63])" office:value-type="string" office:string-value="168," calcext:value-type="string">
            <text:p>168,</text:p>
          </table:table-cell>
          <table:table-cell table:formula="of:=ADDCOMMA([Blad1.CJ63])" office:value-type="string" office:string-value="167," calcext:value-type="string">
            <text:p>167,</text:p>
          </table:table-cell>
          <table:table-cell table:formula="of:=ADDCOMMA([Blad1.CK63])" office:value-type="string" office:string-value="167," calcext:value-type="string">
            <text:p>167,</text:p>
          </table:table-cell>
          <table:table-cell table:formula="of:=ADDCOMMA([Blad1.CL63])" office:value-type="string" office:string-value="167," calcext:value-type="string">
            <text:p>167,</text:p>
          </table:table-cell>
          <table:table-cell table:formula="of:=ADDCOMMA([Blad1.CM63])" office:value-type="string" office:string-value="167," calcext:value-type="string">
            <text:p>167,</text:p>
          </table:table-cell>
          <table:table-cell table:formula="of:=ADDCOMMA([Blad1.CN63])" office:value-type="string" office:string-value="166," calcext:value-type="string">
            <text:p>166,</text:p>
          </table:table-cell>
          <table:table-cell table:formula="of:=ADDCOMMA([Blad1.CO63])" office:value-type="string" office:string-value="166," calcext:value-type="string">
            <text:p>166,</text:p>
          </table:table-cell>
        </table:table-row>
        <table:table-row table:style-name="ro4">
          <table:table-cell table:formula="of:=ADDCOMMA([Blad1.BV64])" office:value-type="string" office:string-value="166," calcext:value-type="string">
            <text:p>166,</text:p>
          </table:table-cell>
          <table:table-cell table:formula="of:=ADDCOMMA([Blad1.BW64])" office:value-type="string" office:string-value="165," calcext:value-type="string">
            <text:p>165,</text:p>
          </table:table-cell>
          <table:table-cell table:formula="of:=ADDCOMMA([Blad1.BX64])" office:value-type="string" office:string-value="165," calcext:value-type="string">
            <text:p>165,</text:p>
          </table:table-cell>
          <table:table-cell table:formula="of:=ADDCOMMA([Blad1.BY64])" office:value-type="string" office:string-value="165," calcext:value-type="string">
            <text:p>165,</text:p>
          </table:table-cell>
          <table:table-cell table:formula="of:=ADDCOMMA([Blad1.BZ64])" office:value-type="string" office:string-value="165," calcext:value-type="string">
            <text:p>165,</text:p>
          </table:table-cell>
          <table:table-cell table:formula="of:=ADDCOMMA([Blad1.CA64])" office:value-type="string" office:string-value="164," calcext:value-type="string">
            <text:p>164,</text:p>
          </table:table-cell>
          <table:table-cell table:formula="of:=ADDCOMMA([Blad1.CB64])" office:value-type="string" office:string-value="164," calcext:value-type="string">
            <text:p>164,</text:p>
          </table:table-cell>
          <table:table-cell table:formula="of:=ADDCOMMA([Blad1.CC64])" office:value-type="string" office:string-value="164," calcext:value-type="string">
            <text:p>164,</text:p>
          </table:table-cell>
          <table:table-cell table:formula="of:=ADDCOMMA([Blad1.CD64])" office:value-type="string" office:string-value="163," calcext:value-type="string">
            <text:p>163,</text:p>
          </table:table-cell>
          <table:table-cell table:formula="of:=ADDCOMMA([Blad1.CE64])" office:value-type="string" office:string-value="163," calcext:value-type="string">
            <text:p>163,</text:p>
          </table:table-cell>
          <table:table-cell table:formula="of:=ADDCOMMA([Blad1.CF64])" office:value-type="string" office:string-value="163," calcext:value-type="string">
            <text:p>163,</text:p>
          </table:table-cell>
          <table:table-cell table:formula="of:=ADDCOMMA([Blad1.CG64])" office:value-type="string" office:string-value="163," calcext:value-type="string">
            <text:p>163,</text:p>
          </table:table-cell>
          <table:table-cell table:formula="of:=ADDCOMMA([Blad1.CH64])" office:value-type="string" office:string-value="162," calcext:value-type="string">
            <text:p>162,</text:p>
          </table:table-cell>
          <table:table-cell table:formula="of:=ADDCOMMA([Blad1.CI64])" office:value-type="string" office:string-value="162," calcext:value-type="string">
            <text:p>162,</text:p>
          </table:table-cell>
          <table:table-cell table:formula="of:=ADDCOMMA([Blad1.CJ64])" office:value-type="string" office:string-value="162," calcext:value-type="string">
            <text:p>162,</text:p>
          </table:table-cell>
          <table:table-cell table:formula="of:=ADDCOMMA([Blad1.CK64])" office:value-type="string" office:string-value="161," calcext:value-type="string">
            <text:p>161,</text:p>
          </table:table-cell>
          <table:table-cell table:formula="of:=ADDCOMMA([Blad1.CL64])" office:value-type="string" office:string-value="161," calcext:value-type="string">
            <text:p>161,</text:p>
          </table:table-cell>
          <table:table-cell table:formula="of:=ADDCOMMA([Blad1.CM64])" office:value-type="string" office:string-value="161," calcext:value-type="string">
            <text:p>161,</text:p>
          </table:table-cell>
          <table:table-cell table:formula="of:=ADDCOMMA([Blad1.CN64])" office:value-type="string" office:string-value="161," calcext:value-type="string">
            <text:p>161,</text:p>
          </table:table-cell>
          <table:table-cell table:formula="of:=ADDCOMMA([Blad1.CO64])" office:value-type="string" office:string-value="160," calcext:value-type="string">
            <text:p>160,</text:p>
          </table:table-cell>
        </table:table-row>
        <table:table-row table:style-name="ro4">
          <table:table-cell table:formula="of:=ADDCOMMA([Blad1.BV65])" office:value-type="string" office:string-value="160," calcext:value-type="string">
            <text:p>160,</text:p>
          </table:table-cell>
          <table:table-cell table:formula="of:=ADDCOMMA([Blad1.BW65])" office:value-type="string" office:string-value="160," calcext:value-type="string">
            <text:p>160,</text:p>
          </table:table-cell>
          <table:table-cell table:formula="of:=ADDCOMMA([Blad1.BX65])" office:value-type="string" office:string-value="159," calcext:value-type="string">
            <text:p>159,</text:p>
          </table:table-cell>
          <table:table-cell table:formula="of:=ADDCOMMA([Blad1.BY65])" office:value-type="string" office:string-value="159," calcext:value-type="string">
            <text:p>159,</text:p>
          </table:table-cell>
          <table:table-cell table:formula="of:=ADDCOMMA([Blad1.BZ65])" office:value-type="string" office:string-value="159," calcext:value-type="string">
            <text:p>159,</text:p>
          </table:table-cell>
          <table:table-cell table:formula="of:=ADDCOMMA([Blad1.CA65])" office:value-type="string" office:string-value="159," calcext:value-type="string">
            <text:p>159,</text:p>
          </table:table-cell>
          <table:table-cell table:formula="of:=ADDCOMMA([Blad1.CB65])" office:value-type="string" office:string-value="158," calcext:value-type="string">
            <text:p>158,</text:p>
          </table:table-cell>
          <table:table-cell table:formula="of:=ADDCOMMA([Blad1.CC65])" office:value-type="string" office:string-value="158," calcext:value-type="string">
            <text:p>158,</text:p>
          </table:table-cell>
          <table:table-cell table:formula="of:=ADDCOMMA([Blad1.CD65])" office:value-type="string" office:string-value="158," calcext:value-type="string">
            <text:p>158,</text:p>
          </table:table-cell>
          <table:table-cell table:formula="of:=ADDCOMMA([Blad1.CE65])" office:value-type="string" office:string-value="157," calcext:value-type="string">
            <text:p>157,</text:p>
          </table:table-cell>
          <table:table-cell table:formula="of:=ADDCOMMA([Blad1.CF65])" office:value-type="string" office:string-value="157," calcext:value-type="string">
            <text:p>157,</text:p>
          </table:table-cell>
          <table:table-cell table:formula="of:=ADDCOMMA([Blad1.CG65])" office:value-type="string" office:string-value="157," calcext:value-type="string">
            <text:p>157,</text:p>
          </table:table-cell>
          <table:table-cell table:formula="of:=ADDCOMMA([Blad1.CH65])" office:value-type="string" office:string-value="157," calcext:value-type="string">
            <text:p>157,</text:p>
          </table:table-cell>
          <table:table-cell table:formula="of:=ADDCOMMA([Blad1.CI65])" office:value-type="string" office:string-value="156," calcext:value-type="string">
            <text:p>156,</text:p>
          </table:table-cell>
          <table:table-cell table:formula="of:=ADDCOMMA([Blad1.CJ65])" office:value-type="string" office:string-value="156," calcext:value-type="string">
            <text:p>156,</text:p>
          </table:table-cell>
          <table:table-cell table:formula="of:=ADDCOMMA([Blad1.CK65])" office:value-type="string" office:string-value="156," calcext:value-type="string">
            <text:p>156,</text:p>
          </table:table-cell>
          <table:table-cell table:formula="of:=ADDCOMMA([Blad1.CL65])" office:value-type="string" office:string-value="155," calcext:value-type="string">
            <text:p>155,</text:p>
          </table:table-cell>
          <table:table-cell table:formula="of:=ADDCOMMA([Blad1.CM65])" office:value-type="string" office:string-value="155," calcext:value-type="string">
            <text:p>155,</text:p>
          </table:table-cell>
          <table:table-cell table:formula="of:=ADDCOMMA([Blad1.CN65])" office:value-type="string" office:string-value="155," calcext:value-type="string">
            <text:p>155,</text:p>
          </table:table-cell>
          <table:table-cell table:formula="of:=ADDCOMMA([Blad1.CO65])" office:value-type="string" office:string-value="154," calcext:value-type="string">
            <text:p>154,</text:p>
          </table:table-cell>
        </table:table-row>
        <table:table-row table:style-name="ro4">
          <table:table-cell table:formula="of:=ADDCOMMA([Blad1.BV66])" office:value-type="string" office:string-value="154," calcext:value-type="string">
            <text:p>154,</text:p>
          </table:table-cell>
          <table:table-cell table:formula="of:=ADDCOMMA([Blad1.BW66])" office:value-type="string" office:string-value="154," calcext:value-type="string">
            <text:p>154,</text:p>
          </table:table-cell>
          <table:table-cell table:formula="of:=ADDCOMMA([Blad1.BX66])" office:value-type="string" office:string-value="154," calcext:value-type="string">
            <text:p>154,</text:p>
          </table:table-cell>
          <table:table-cell table:formula="of:=ADDCOMMA([Blad1.BY66])" office:value-type="string" office:string-value="153," calcext:value-type="string">
            <text:p>153,</text:p>
          </table:table-cell>
          <table:table-cell table:formula="of:=ADDCOMMA([Blad1.BZ66])" office:value-type="string" office:string-value="153," calcext:value-type="string">
            <text:p>153,</text:p>
          </table:table-cell>
          <table:table-cell table:formula="of:=ADDCOMMA([Blad1.CA66])" office:value-type="string" office:string-value="153," calcext:value-type="string">
            <text:p>153,</text:p>
          </table:table-cell>
          <table:table-cell table:formula="of:=ADDCOMMA([Blad1.CB66])" office:value-type="string" office:string-value="152," calcext:value-type="string">
            <text:p>152,</text:p>
          </table:table-cell>
          <table:table-cell table:formula="of:=ADDCOMMA([Blad1.CC66])" office:value-type="string" office:string-value="152," calcext:value-type="string">
            <text:p>152,</text:p>
          </table:table-cell>
          <table:table-cell table:formula="of:=ADDCOMMA([Blad1.CD66])" office:value-type="string" office:string-value="152," calcext:value-type="string">
            <text:p>152,</text:p>
          </table:table-cell>
          <table:table-cell table:formula="of:=ADDCOMMA([Blad1.CE66])" office:value-type="string" office:string-value="152," calcext:value-type="string">
            <text:p>152,</text:p>
          </table:table-cell>
          <table:table-cell table:formula="of:=ADDCOMMA([Blad1.CF66])" office:value-type="string" office:string-value="151," calcext:value-type="string">
            <text:p>151,</text:p>
          </table:table-cell>
          <table:table-cell table:formula="of:=ADDCOMMA([Blad1.CG66])" office:value-type="string" office:string-value="151," calcext:value-type="string">
            <text:p>151,</text:p>
          </table:table-cell>
          <table:table-cell table:formula="of:=ADDCOMMA([Blad1.CH66])" office:value-type="string" office:string-value="151," calcext:value-type="string">
            <text:p>151,</text:p>
          </table:table-cell>
          <table:table-cell table:formula="of:=ADDCOMMA([Blad1.CI66])" office:value-type="string" office:string-value="150," calcext:value-type="string">
            <text:p>150,</text:p>
          </table:table-cell>
          <table:table-cell table:formula="of:=ADDCOMMA([Blad1.CJ66])" office:value-type="string" office:string-value="150," calcext:value-type="string">
            <text:p>150,</text:p>
          </table:table-cell>
          <table:table-cell table:formula="of:=ADDCOMMA([Blad1.CK66])" office:value-type="string" office:string-value="150," calcext:value-type="string">
            <text:p>150,</text:p>
          </table:table-cell>
          <table:table-cell table:formula="of:=ADDCOMMA([Blad1.CL66])" office:value-type="string" office:string-value="149," calcext:value-type="string">
            <text:p>149,</text:p>
          </table:table-cell>
          <table:table-cell table:formula="of:=ADDCOMMA([Blad1.CM66])" office:value-type="string" office:string-value="149," calcext:value-type="string">
            <text:p>149,</text:p>
          </table:table-cell>
          <table:table-cell table:formula="of:=ADDCOMMA([Blad1.CN66])" office:value-type="string" office:string-value="149," calcext:value-type="string">
            <text:p>149,</text:p>
          </table:table-cell>
          <table:table-cell table:formula="of:=ADDCOMMA([Blad1.CO66])" office:value-type="string" office:string-value="149," calcext:value-type="string">
            <text:p>149,</text:p>
          </table:table-cell>
        </table:table-row>
        <table:table-row table:style-name="ro4">
          <table:table-cell table:formula="of:=ADDCOMMA([Blad1.BV67])" office:value-type="string" office:string-value="148," calcext:value-type="string">
            <text:p>148,</text:p>
          </table:table-cell>
          <table:table-cell table:formula="of:=ADDCOMMA([Blad1.BW67])" office:value-type="string" office:string-value="148," calcext:value-type="string">
            <text:p>148,</text:p>
          </table:table-cell>
          <table:table-cell table:formula="of:=ADDCOMMA([Blad1.BX67])" office:value-type="string" office:string-value="148," calcext:value-type="string">
            <text:p>148,</text:p>
          </table:table-cell>
          <table:table-cell table:formula="of:=ADDCOMMA([Blad1.BY67])" office:value-type="string" office:string-value="147," calcext:value-type="string">
            <text:p>147,</text:p>
          </table:table-cell>
          <table:table-cell table:formula="of:=ADDCOMMA([Blad1.BZ67])" office:value-type="string" office:string-value="147," calcext:value-type="string">
            <text:p>147,</text:p>
          </table:table-cell>
          <table:table-cell table:formula="of:=ADDCOMMA([Blad1.CA67])" office:value-type="string" office:string-value="147," calcext:value-type="string">
            <text:p>147,</text:p>
          </table:table-cell>
          <table:table-cell table:formula="of:=ADDCOMMA([Blad1.CB67])" office:value-type="string" office:string-value="147," calcext:value-type="string">
            <text:p>147,</text:p>
          </table:table-cell>
          <table:table-cell table:formula="of:=ADDCOMMA([Blad1.CC67])" office:value-type="string" office:string-value="146," calcext:value-type="string">
            <text:p>146,</text:p>
          </table:table-cell>
          <table:table-cell table:formula="of:=ADDCOMMA([Blad1.CD67])" office:value-type="string" office:string-value="146," calcext:value-type="string">
            <text:p>146,</text:p>
          </table:table-cell>
          <table:table-cell table:formula="of:=ADDCOMMA([Blad1.CE67])" office:value-type="string" office:string-value="146," calcext:value-type="string">
            <text:p>146,</text:p>
          </table:table-cell>
          <table:table-cell table:formula="of:=ADDCOMMA([Blad1.CF67])" office:value-type="string" office:string-value="145," calcext:value-type="string">
            <text:p>145,</text:p>
          </table:table-cell>
          <table:table-cell table:formula="of:=ADDCOMMA([Blad1.CG67])" office:value-type="string" office:string-value="145," calcext:value-type="string">
            <text:p>145,</text:p>
          </table:table-cell>
          <table:table-cell table:formula="of:=ADDCOMMA([Blad1.CH67])" office:value-type="string" office:string-value="145," calcext:value-type="string">
            <text:p>145,</text:p>
          </table:table-cell>
          <table:table-cell table:formula="of:=ADDCOMMA([Blad1.CI67])" office:value-type="string" office:string-value="145," calcext:value-type="string">
            <text:p>145,</text:p>
          </table:table-cell>
          <table:table-cell table:formula="of:=ADDCOMMA([Blad1.CJ67])" office:value-type="string" office:string-value="144," calcext:value-type="string">
            <text:p>144,</text:p>
          </table:table-cell>
          <table:table-cell table:formula="of:=ADDCOMMA([Blad1.CK67])" office:value-type="string" office:string-value="144," calcext:value-type="string">
            <text:p>144,</text:p>
          </table:table-cell>
          <table:table-cell table:formula="of:=ADDCOMMA([Blad1.CL67])" office:value-type="string" office:string-value="144," calcext:value-type="string">
            <text:p>144,</text:p>
          </table:table-cell>
          <table:table-cell table:formula="of:=ADDCOMMA([Blad1.CM67])" office:value-type="string" office:string-value="144," calcext:value-type="string">
            <text:p>144,</text:p>
          </table:table-cell>
          <table:table-cell table:formula="of:=ADDCOMMA([Blad1.CN67])" office:value-type="string" office:string-value="143," calcext:value-type="string">
            <text:p>143,</text:p>
          </table:table-cell>
          <table:table-cell table:formula="of:=ADDCOMMA([Blad1.CO67])" office:value-type="string" office:string-value="143," calcext:value-type="string">
            <text:p>143,</text:p>
          </table:table-cell>
        </table:table-row>
        <table:table-row table:style-name="ro4">
          <table:table-cell table:formula="of:=ADDCOMMA([Blad1.BV68])" office:value-type="string" office:string-value="143," calcext:value-type="string">
            <text:p>143,</text:p>
          </table:table-cell>
          <table:table-cell table:formula="of:=ADDCOMMA([Blad1.BW68])" office:value-type="string" office:string-value="142," calcext:value-type="string">
            <text:p>142,</text:p>
          </table:table-cell>
          <table:table-cell table:formula="of:=ADDCOMMA([Blad1.BX68])" office:value-type="string" office:string-value="142," calcext:value-type="string">
            <text:p>142,</text:p>
          </table:table-cell>
          <table:table-cell table:formula="of:=ADDCOMMA([Blad1.BY68])" office:value-type="string" office:string-value="142," calcext:value-type="string">
            <text:p>142,</text:p>
          </table:table-cell>
          <table:table-cell table:formula="of:=ADDCOMMA([Blad1.BZ68])" office:value-type="string" office:string-value="142," calcext:value-type="string">
            <text:p>142,</text:p>
          </table:table-cell>
          <table:table-cell table:formula="of:=ADDCOMMA([Blad1.CA68])" office:value-type="string" office:string-value="141," calcext:value-type="string">
            <text:p>141,</text:p>
          </table:table-cell>
          <table:table-cell table:formula="of:=ADDCOMMA([Blad1.CB68])" office:value-type="string" office:string-value="141," calcext:value-type="string">
            <text:p>141,</text:p>
          </table:table-cell>
          <table:table-cell table:formula="of:=ADDCOMMA([Blad1.CC68])" office:value-type="string" office:string-value="141," calcext:value-type="string">
            <text:p>141,</text:p>
          </table:table-cell>
          <table:table-cell table:formula="of:=ADDCOMMA([Blad1.CD68])" office:value-type="string" office:string-value="141," calcext:value-type="string">
            <text:p>141,</text:p>
          </table:table-cell>
          <table:table-cell table:formula="of:=ADDCOMMA([Blad1.CE68])" office:value-type="string" office:string-value="140," calcext:value-type="string">
            <text:p>140,</text:p>
          </table:table-cell>
          <table:table-cell table:formula="of:=ADDCOMMA([Blad1.CF68])" office:value-type="string" office:string-value="140," calcext:value-type="string">
            <text:p>140,</text:p>
          </table:table-cell>
          <table:table-cell table:formula="of:=ADDCOMMA([Blad1.CG68])" office:value-type="string" office:string-value="140," calcext:value-type="string">
            <text:p>140,</text:p>
          </table:table-cell>
          <table:table-cell table:formula="of:=ADDCOMMA([Blad1.CH68])" office:value-type="string" office:string-value="139," calcext:value-type="string">
            <text:p>139,</text:p>
          </table:table-cell>
          <table:table-cell table:formula="of:=ADDCOMMA([Blad1.CI68])" office:value-type="string" office:string-value="139," calcext:value-type="string">
            <text:p>139,</text:p>
          </table:table-cell>
          <table:table-cell table:formula="of:=ADDCOMMA([Blad1.CJ68])" office:value-type="string" office:string-value="139," calcext:value-type="string">
            <text:p>139,</text:p>
          </table:table-cell>
          <table:table-cell table:formula="of:=ADDCOMMA([Blad1.CK68])" office:value-type="string" office:string-value="138," calcext:value-type="string">
            <text:p>138,</text:p>
          </table:table-cell>
          <table:table-cell table:formula="of:=ADDCOMMA([Blad1.CL68])" office:value-type="string" office:string-value="138," calcext:value-type="string">
            <text:p>138,</text:p>
          </table:table-cell>
          <table:table-cell table:formula="of:=ADDCOMMA([Blad1.CM68])" office:value-type="string" office:string-value="138," calcext:value-type="string">
            <text:p>138,</text:p>
          </table:table-cell>
          <table:table-cell table:formula="of:=ADDCOMMA([Blad1.CN68])" office:value-type="string" office:string-value="137," calcext:value-type="string">
            <text:p>137,</text:p>
          </table:table-cell>
          <table:table-cell table:formula="of:=ADDCOMMA([Blad1.CO68])" office:value-type="string" office:string-value="137," calcext:value-type="string">
            <text:p>137,</text:p>
          </table:table-cell>
        </table:table-row>
        <table:table-row table:style-name="ro4">
          <table:table-cell table:formula="of:=ADDCOMMA([Blad1.BV69])" office:value-type="string" office:string-value="137," calcext:value-type="string">
            <text:p>137,</text:p>
          </table:table-cell>
          <table:table-cell table:formula="of:=ADDCOMMA([Blad1.BW69])" office:value-type="string" office:string-value="137," calcext:value-type="string">
            <text:p>137,</text:p>
          </table:table-cell>
          <table:table-cell table:formula="of:=ADDCOMMA([Blad1.BX69])" office:value-type="string" office:string-value="136," calcext:value-type="string">
            <text:p>136,</text:p>
          </table:table-cell>
          <table:table-cell table:formula="of:=ADDCOMMA([Blad1.BY69])" office:value-type="string" office:string-value="136," calcext:value-type="string">
            <text:p>136,</text:p>
          </table:table-cell>
          <table:table-cell table:formula="of:=ADDCOMMA([Blad1.BZ69])" office:value-type="string" office:string-value="136," calcext:value-type="string">
            <text:p>136,</text:p>
          </table:table-cell>
          <table:table-cell table:formula="of:=ADDCOMMA([Blad1.CA69])" office:value-type="string" office:string-value="135," calcext:value-type="string">
            <text:p>135,</text:p>
          </table:table-cell>
          <table:table-cell table:formula="of:=ADDCOMMA([Blad1.CB69])" office:value-type="string" office:string-value="135," calcext:value-type="string">
            <text:p>135,</text:p>
          </table:table-cell>
          <table:table-cell table:formula="of:=ADDCOMMA([Blad1.CC69])" office:value-type="string" office:string-value="135," calcext:value-type="string">
            <text:p>135,</text:p>
          </table:table-cell>
          <table:table-cell table:formula="of:=ADDCOMMA([Blad1.CD69])" office:value-type="string" office:string-value="134," calcext:value-type="string">
            <text:p>134,</text:p>
          </table:table-cell>
          <table:table-cell table:formula="of:=ADDCOMMA([Blad1.CE69])" office:value-type="string" office:string-value="134," calcext:value-type="string">
            <text:p>134,</text:p>
          </table:table-cell>
          <table:table-cell table:formula="of:=ADDCOMMA([Blad1.CF69])" office:value-type="string" office:string-value="134," calcext:value-type="string">
            <text:p>134,</text:p>
          </table:table-cell>
          <table:table-cell table:formula="of:=ADDCOMMA([Blad1.CG69])" office:value-type="string" office:string-value="133," calcext:value-type="string">
            <text:p>133,</text:p>
          </table:table-cell>
          <table:table-cell table:formula="of:=ADDCOMMA([Blad1.CH69])" office:value-type="string" office:string-value="133," calcext:value-type="string">
            <text:p>133,</text:p>
          </table:table-cell>
          <table:table-cell table:formula="of:=ADDCOMMA([Blad1.CI69])" office:value-type="string" office:string-value="133," calcext:value-type="string">
            <text:p>133,</text:p>
          </table:table-cell>
          <table:table-cell table:formula="of:=ADDCOMMA([Blad1.CJ69])" office:value-type="string" office:string-value="132," calcext:value-type="string">
            <text:p>132,</text:p>
          </table:table-cell>
          <table:table-cell table:formula="of:=ADDCOMMA([Blad1.CK69])" office:value-type="string" office:string-value="132," calcext:value-type="string">
            <text:p>132,</text:p>
          </table:table-cell>
          <table:table-cell table:formula="of:=ADDCOMMA([Blad1.CL69])" office:value-type="string" office:string-value="132," calcext:value-type="string">
            <text:p>132,</text:p>
          </table:table-cell>
          <table:table-cell table:formula="of:=ADDCOMMA([Blad1.CM69])" office:value-type="string" office:string-value="131," calcext:value-type="string">
            <text:p>131,</text:p>
          </table:table-cell>
          <table:table-cell table:formula="of:=ADDCOMMA([Blad1.CN69])" office:value-type="string" office:string-value="131," calcext:value-type="string">
            <text:p>131,</text:p>
          </table:table-cell>
          <table:table-cell table:formula="of:=ADDCOMMA([Blad1.CO69])" office:value-type="string" office:string-value="131," calcext:value-type="string">
            <text:p>131,</text:p>
          </table:table-cell>
        </table:table-row>
        <table:table-row table:style-name="ro4">
          <table:table-cell table:formula="of:=ADDCOMMA([Blad1.BV70])" office:value-type="string" office:string-value="130," calcext:value-type="string">
            <text:p>130,</text:p>
          </table:table-cell>
          <table:table-cell table:formula="of:=ADDCOMMA([Blad1.BW70])" office:value-type="string" office:string-value="130," calcext:value-type="string">
            <text:p>130,</text:p>
          </table:table-cell>
          <table:table-cell table:formula="of:=ADDCOMMA([Blad1.BX70])" office:value-type="string" office:string-value="130," calcext:value-type="string">
            <text:p>130,</text:p>
          </table:table-cell>
          <table:table-cell table:formula="of:=ADDCOMMA([Blad1.BY70])" office:value-type="string" office:string-value="130," calcext:value-type="string">
            <text:p>130,</text:p>
          </table:table-cell>
          <table:table-cell table:formula="of:=ADDCOMMA([Blad1.BZ70])" office:value-type="string" office:string-value="129," calcext:value-type="string">
            <text:p>129,</text:p>
          </table:table-cell>
          <table:table-cell table:formula="of:=ADDCOMMA([Blad1.CA70])" office:value-type="string" office:string-value="129," calcext:value-type="string">
            <text:p>129,</text:p>
          </table:table-cell>
          <table:table-cell table:formula="of:=ADDCOMMA([Blad1.CB70])" office:value-type="string" office:string-value="129," calcext:value-type="string">
            <text:p>129,</text:p>
          </table:table-cell>
          <table:table-cell table:formula="of:=ADDCOMMA([Blad1.CC70])" office:value-type="string" office:string-value="128," calcext:value-type="string">
            <text:p>128,</text:p>
          </table:table-cell>
          <table:table-cell table:formula="of:=ADDCOMMA([Blad1.CD70])" office:value-type="string" office:string-value="128," calcext:value-type="string">
            <text:p>128,</text:p>
          </table:table-cell>
          <table:table-cell table:formula="of:=ADDCOMMA([Blad1.CE70])" office:value-type="string" office:string-value="128," calcext:value-type="string">
            <text:p>128,</text:p>
          </table:table-cell>
          <table:table-cell table:formula="of:=ADDCOMMA([Blad1.CF70])" office:value-type="string" office:string-value="128," calcext:value-type="string">
            <text:p>128,</text:p>
          </table:table-cell>
          <table:table-cell table:formula="of:=ADDCOMMA([Blad1.CG70])" office:value-type="string" office:string-value="127," calcext:value-type="string">
            <text:p>127,</text:p>
          </table:table-cell>
          <table:table-cell table:formula="of:=ADDCOMMA([Blad1.CH70])" office:value-type="string" office:string-value="127," calcext:value-type="string">
            <text:p>127,</text:p>
          </table:table-cell>
          <table:table-cell table:formula="of:=ADDCOMMA([Blad1.CI70])" office:value-type="string" office:string-value="127," calcext:value-type="string">
            <text:p>127,</text:p>
          </table:table-cell>
          <table:table-cell table:formula="of:=ADDCOMMA([Blad1.CJ70])" office:value-type="string" office:string-value="126," calcext:value-type="string">
            <text:p>126,</text:p>
          </table:table-cell>
          <table:table-cell table:formula="of:=ADDCOMMA([Blad1.CK70])" office:value-type="string" office:string-value="126," calcext:value-type="string">
            <text:p>126,</text:p>
          </table:table-cell>
          <table:table-cell table:formula="of:=ADDCOMMA([Blad1.CL70])" office:value-type="string" office:string-value="126," calcext:value-type="string">
            <text:p>126,</text:p>
          </table:table-cell>
          <table:table-cell table:formula="of:=ADDCOMMA([Blad1.CM70])" office:value-type="string" office:string-value="125," calcext:value-type="string">
            <text:p>125,</text:p>
          </table:table-cell>
          <table:table-cell table:formula="of:=ADDCOMMA([Blad1.CN70])" office:value-type="string" office:string-value="125," calcext:value-type="string">
            <text:p>125,</text:p>
          </table:table-cell>
          <table:table-cell table:formula="of:=ADDCOMMA([Blad1.CO70])" office:value-type="string" office:string-value="125," calcext:value-type="string">
            <text:p>125,</text:p>
          </table:table-cell>
        </table:table-row>
        <table:table-row table:style-name="ro4">
          <table:table-cell table:formula="of:=ADDCOMMA([Blad1.BV71])" office:value-type="string" office:string-value="125," calcext:value-type="string">
            <text:p>125,</text:p>
          </table:table-cell>
          <table:table-cell table:formula="of:=ADDCOMMA([Blad1.BW71])" office:value-type="string" office:string-value="124," calcext:value-type="string">
            <text:p>124,</text:p>
          </table:table-cell>
          <table:table-cell table:formula="of:=ADDCOMMA([Blad1.BX71])" office:value-type="string" office:string-value="124," calcext:value-type="string">
            <text:p>124,</text:p>
          </table:table-cell>
          <table:table-cell table:formula="of:=ADDCOMMA([Blad1.BY71])" office:value-type="string" office:string-value="124," calcext:value-type="string">
            <text:p>124,</text:p>
          </table:table-cell>
          <table:table-cell table:formula="of:=ADDCOMMA([Blad1.BZ71])" office:value-type="string" office:string-value="123," calcext:value-type="string">
            <text:p>123,</text:p>
          </table:table-cell>
          <table:table-cell table:formula="of:=ADDCOMMA([Blad1.CA71])" office:value-type="string" office:string-value="123," calcext:value-type="string">
            <text:p>123,</text:p>
          </table:table-cell>
          <table:table-cell table:formula="of:=ADDCOMMA([Blad1.CB71])" office:value-type="string" office:string-value="123," calcext:value-type="string">
            <text:p>123,</text:p>
          </table:table-cell>
          <table:table-cell table:formula="of:=ADDCOMMA([Blad1.CC71])" office:value-type="string" office:string-value="122," calcext:value-type="string">
            <text:p>122,</text:p>
          </table:table-cell>
          <table:table-cell table:formula="of:=ADDCOMMA([Blad1.CD71])" office:value-type="string" office:string-value="122," calcext:value-type="string">
            <text:p>122,</text:p>
          </table:table-cell>
          <table:table-cell table:formula="of:=ADDCOMMA([Blad1.CE71])" office:value-type="string" office:string-value="122," calcext:value-type="string">
            <text:p>122,</text:p>
          </table:table-cell>
          <table:table-cell table:formula="of:=ADDCOMMA([Blad1.CF71])" office:value-type="string" office:string-value="121," calcext:value-type="string">
            <text:p>121,</text:p>
          </table:table-cell>
          <table:table-cell table:formula="of:=ADDCOMMA([Blad1.CG71])" office:value-type="string" office:string-value="121," calcext:value-type="string">
            <text:p>121,</text:p>
          </table:table-cell>
          <table:table-cell table:formula="of:=ADDCOMMA([Blad1.CH71])" office:value-type="string" office:string-value="121," calcext:value-type="string">
            <text:p>121,</text:p>
          </table:table-cell>
          <table:table-cell table:formula="of:=ADDCOMMA([Blad1.CI71])" office:value-type="string" office:string-value="120," calcext:value-type="string">
            <text:p>120,</text:p>
          </table:table-cell>
          <table:table-cell table:formula="of:=ADDCOMMA([Blad1.CJ71])" office:value-type="string" office:string-value="120," calcext:value-type="string">
            <text:p>120,</text:p>
          </table:table-cell>
          <table:table-cell table:formula="of:=ADDCOMMA([Blad1.CK71])" office:value-type="string" office:string-value="120," calcext:value-type="string">
            <text:p>120,</text:p>
          </table:table-cell>
          <table:table-cell table:formula="of:=ADDCOMMA([Blad1.CL71])" office:value-type="string" office:string-value="119," calcext:value-type="string">
            <text:p>119,</text:p>
          </table:table-cell>
          <table:table-cell table:formula="of:=ADDCOMMA([Blad1.CM71])" office:value-type="string" office:string-value="119," calcext:value-type="string">
            <text:p>119,</text:p>
          </table:table-cell>
          <table:table-cell table:formula="of:=ADDCOMMA([Blad1.CN71])" office:value-type="string" office:string-value="119," calcext:value-type="string">
            <text:p>119,</text:p>
          </table:table-cell>
          <table:table-cell table:formula="of:=ADDCOMMA([Blad1.CO71])" office:value-type="string" office:string-value="118," calcext:value-type="string">
            <text:p>118,</text:p>
          </table:table-cell>
        </table:table-row>
        <table:table-row table:style-name="ro4">
          <table:table-cell table:formula="of:=ADDCOMMA([Blad1.BV72])" office:value-type="string" office:string-value="118," calcext:value-type="string">
            <text:p>118,</text:p>
          </table:table-cell>
          <table:table-cell table:formula="of:=ADDCOMMA([Blad1.BW72])" office:value-type="string" office:string-value="118," calcext:value-type="string">
            <text:p>118,</text:p>
          </table:table-cell>
          <table:table-cell table:formula="of:=ADDCOMMA([Blad1.BX72])" office:value-type="string" office:string-value="117," calcext:value-type="string">
            <text:p>117,</text:p>
          </table:table-cell>
          <table:table-cell table:formula="of:=ADDCOMMA([Blad1.BY72])" office:value-type="string" office:string-value="117," calcext:value-type="string">
            <text:p>117,</text:p>
          </table:table-cell>
          <table:table-cell table:formula="of:=ADDCOMMA([Blad1.BZ72])" office:value-type="string" office:string-value="117," calcext:value-type="string">
            <text:p>117,</text:p>
          </table:table-cell>
          <table:table-cell table:formula="of:=ADDCOMMA([Blad1.CA72])" office:value-type="string" office:string-value="116," calcext:value-type="string">
            <text:p>116,</text:p>
          </table:table-cell>
          <table:table-cell table:formula="of:=ADDCOMMA([Blad1.CB72])" office:value-type="string" office:string-value="116," calcext:value-type="string">
            <text:p>116,</text:p>
          </table:table-cell>
          <table:table-cell table:formula="of:=ADDCOMMA([Blad1.CC72])" office:value-type="string" office:string-value="115," calcext:value-type="string">
            <text:p>115,</text:p>
          </table:table-cell>
          <table:table-cell table:formula="of:=ADDCOMMA([Blad1.CD72])" office:value-type="string" office:string-value="115," calcext:value-type="string">
            <text:p>115,</text:p>
          </table:table-cell>
          <table:table-cell table:formula="of:=ADDCOMMA([Blad1.CE72])" office:value-type="string" office:string-value="115," calcext:value-type="string">
            <text:p>115,</text:p>
          </table:table-cell>
          <table:table-cell table:formula="of:=ADDCOMMA([Blad1.CF72])" office:value-type="string" office:string-value="114," calcext:value-type="string">
            <text:p>114,</text:p>
          </table:table-cell>
          <table:table-cell table:formula="of:=ADDCOMMA([Blad1.CG72])" office:value-type="string" office:string-value="114," calcext:value-type="string">
            <text:p>114,</text:p>
          </table:table-cell>
          <table:table-cell table:formula="of:=ADDCOMMA([Blad1.CH72])" office:value-type="string" office:string-value="114," calcext:value-type="string">
            <text:p>114,</text:p>
          </table:table-cell>
          <table:table-cell table:formula="of:=ADDCOMMA([Blad1.CI72])" office:value-type="string" office:string-value="113," calcext:value-type="string">
            <text:p>113,</text:p>
          </table:table-cell>
          <table:table-cell table:formula="of:=ADDCOMMA([Blad1.CJ72])" office:value-type="string" office:string-value="113," calcext:value-type="string">
            <text:p>113,</text:p>
          </table:table-cell>
          <table:table-cell table:formula="of:=ADDCOMMA([Blad1.CK72])" office:value-type="string" office:string-value="113," calcext:value-type="string">
            <text:p>113,</text:p>
          </table:table-cell>
          <table:table-cell table:formula="of:=ADDCOMMA([Blad1.CL72])" office:value-type="string" office:string-value="112," calcext:value-type="string">
            <text:p>112,</text:p>
          </table:table-cell>
          <table:table-cell table:formula="of:=ADDCOMMA([Blad1.CM72])" office:value-type="string" office:string-value="112," calcext:value-type="string">
            <text:p>112,</text:p>
          </table:table-cell>
          <table:table-cell table:formula="of:=ADDCOMMA([Blad1.CN72])" office:value-type="string" office:string-value="112," calcext:value-type="string">
            <text:p>112,</text:p>
          </table:table-cell>
          <table:table-cell table:formula="of:=ADDCOMMA([Blad1.CO72])" office:value-type="string" office:string-value="111," calcext:value-type="string">
            <text:p>111,</text:p>
          </table:table-cell>
        </table:table-row>
        <table:table-row table:style-name="ro4">
          <table:table-cell table:formula="of:=ADDCOMMA([Blad1.BV73])" office:value-type="string" office:string-value="111," calcext:value-type="string">
            <text:p>111,</text:p>
          </table:table-cell>
          <table:table-cell table:formula="of:=ADDCOMMA([Blad1.BW73])" office:value-type="string" office:string-value="111," calcext:value-type="string">
            <text:p>111,</text:p>
          </table:table-cell>
          <table:table-cell table:formula="of:=ADDCOMMA([Blad1.BX73])" office:value-type="string" office:string-value="111," calcext:value-type="string">
            <text:p>111,</text:p>
          </table:table-cell>
          <table:table-cell table:formula="of:=ADDCOMMA([Blad1.BY73])" office:value-type="string" office:string-value="110," calcext:value-type="string">
            <text:p>110,</text:p>
          </table:table-cell>
          <table:table-cell table:formula="of:=ADDCOMMA([Blad1.BZ73])" office:value-type="string" office:string-value="110," calcext:value-type="string">
            <text:p>110,</text:p>
          </table:table-cell>
          <table:table-cell table:formula="of:=ADDCOMMA([Blad1.CA73])" office:value-type="string" office:string-value="110," calcext:value-type="string">
            <text:p>110,</text:p>
          </table:table-cell>
          <table:table-cell table:formula="of:=ADDCOMMA([Blad1.CB73])" office:value-type="string" office:string-value="109," calcext:value-type="string">
            <text:p>109,</text:p>
          </table:table-cell>
          <table:table-cell table:formula="of:=ADDCOMMA([Blad1.CC73])" office:value-type="string" office:string-value="109," calcext:value-type="string">
            <text:p>109,</text:p>
          </table:table-cell>
          <table:table-cell table:formula="of:=ADDCOMMA([Blad1.CD73])" office:value-type="string" office:string-value="109," calcext:value-type="string">
            <text:p>109,</text:p>
          </table:table-cell>
          <table:table-cell table:formula="of:=ADDCOMMA([Blad1.CE73])" office:value-type="string" office:string-value="108," calcext:value-type="string">
            <text:p>108,</text:p>
          </table:table-cell>
          <table:table-cell table:formula="of:=ADDCOMMA([Blad1.CF73])" office:value-type="string" office:string-value="108," calcext:value-type="string">
            <text:p>108,</text:p>
          </table:table-cell>
          <table:table-cell table:formula="of:=ADDCOMMA([Blad1.CG73])" office:value-type="string" office:string-value="108," calcext:value-type="string">
            <text:p>108,</text:p>
          </table:table-cell>
          <table:table-cell table:formula="of:=ADDCOMMA([Blad1.CH73])" office:value-type="string" office:string-value="108," calcext:value-type="string">
            <text:p>108,</text:p>
          </table:table-cell>
          <table:table-cell table:formula="of:=ADDCOMMA([Blad1.CI73])" office:value-type="string" office:string-value="107," calcext:value-type="string">
            <text:p>107,</text:p>
          </table:table-cell>
          <table:table-cell table:formula="of:=ADDCOMMA([Blad1.CJ73])" office:value-type="string" office:string-value="107," calcext:value-type="string">
            <text:p>107,</text:p>
          </table:table-cell>
          <table:table-cell table:formula="of:=ADDCOMMA([Blad1.CK73])" office:value-type="string" office:string-value="107," calcext:value-type="string">
            <text:p>107,</text:p>
          </table:table-cell>
          <table:table-cell table:formula="of:=ADDCOMMA([Blad1.CL73])" office:value-type="string" office:string-value="106," calcext:value-type="string">
            <text:p>106,</text:p>
          </table:table-cell>
          <table:table-cell table:formula="of:=ADDCOMMA([Blad1.CM73])" office:value-type="string" office:string-value="106," calcext:value-type="string">
            <text:p>106,</text:p>
          </table:table-cell>
          <table:table-cell table:formula="of:=ADDCOMMA([Blad1.CN73])" office:value-type="string" office:string-value="106," calcext:value-type="string">
            <text:p>106,</text:p>
          </table:table-cell>
          <table:table-cell table:formula="of:=ADDCOMMA([Blad1.CO73])" office:value-type="string" office:string-value="105," calcext:value-type="string">
            <text:p>105,</text:p>
          </table:table-cell>
        </table:table-row>
        <table:table-row table:style-name="ro4">
          <table:table-cell table:formula="of:=ADDCOMMA([Blad1.BV74])" office:value-type="string" office:string-value="105," calcext:value-type="string">
            <text:p>105,</text:p>
          </table:table-cell>
          <table:table-cell table:formula="of:=ADDCOMMA([Blad1.BW74])" office:value-type="string" office:string-value="105," calcext:value-type="string">
            <text:p>105,</text:p>
          </table:table-cell>
          <table:table-cell table:formula="of:=ADDCOMMA([Blad1.BX74])" office:value-type="string" office:string-value="105," calcext:value-type="string">
            <text:p>105,</text:p>
          </table:table-cell>
          <table:table-cell table:formula="of:=ADDCOMMA([Blad1.BY74])" office:value-type="string" office:string-value="104," calcext:value-type="string">
            <text:p>104,</text:p>
          </table:table-cell>
          <table:table-cell table:formula="of:=ADDCOMMA([Blad1.BZ74])" office:value-type="string" office:string-value="104," calcext:value-type="string">
            <text:p>104,</text:p>
          </table:table-cell>
          <table:table-cell table:formula="of:=ADDCOMMA([Blad1.CA74])" office:value-type="string" office:string-value="104," calcext:value-type="string">
            <text:p>104,</text:p>
          </table:table-cell>
          <table:table-cell table:formula="of:=ADDCOMMA([Blad1.CB74])" office:value-type="string" office:string-value="104," calcext:value-type="string">
            <text:p>104,</text:p>
          </table:table-cell>
          <table:table-cell table:formula="of:=ADDCOMMA([Blad1.CC74])" office:value-type="string" office:string-value="103," calcext:value-type="string">
            <text:p>103,</text:p>
          </table:table-cell>
          <table:table-cell table:formula="of:=ADDCOMMA([Blad1.CD74])" office:value-type="string" office:string-value="103," calcext:value-type="string">
            <text:p>103,</text:p>
          </table:table-cell>
          <table:table-cell table:formula="of:=ADDCOMMA([Blad1.CE74])" office:value-type="string" office:string-value="103," calcext:value-type="string">
            <text:p>103,</text:p>
          </table:table-cell>
          <table:table-cell table:formula="of:=ADDCOMMA([Blad1.CF74])" office:value-type="string" office:string-value="103," calcext:value-type="string">
            <text:p>103,</text:p>
          </table:table-cell>
          <table:table-cell table:formula="of:=ADDCOMMA([Blad1.CG74])" office:value-type="string" office:string-value="102," calcext:value-type="string">
            <text:p>102,</text:p>
          </table:table-cell>
          <table:table-cell table:formula="of:=ADDCOMMA([Blad1.CH74])" office:value-type="string" office:string-value="102," calcext:value-type="string">
            <text:p>102,</text:p>
          </table:table-cell>
          <table:table-cell table:formula="of:=ADDCOMMA([Blad1.CI74])" office:value-type="string" office:string-value="102," calcext:value-type="string">
            <text:p>102,</text:p>
          </table:table-cell>
          <table:table-cell table:formula="of:=ADDCOMMA([Blad1.CJ74])" office:value-type="string" office:string-value="102," calcext:value-type="string">
            <text:p>102,</text:p>
          </table:table-cell>
          <table:table-cell table:formula="of:=ADDCOMMA([Blad1.CK74])" office:value-type="string" office:string-value="101," calcext:value-type="string">
            <text:p>101,</text:p>
          </table:table-cell>
          <table:table-cell table:formula="of:=ADDCOMMA([Blad1.CL74])" office:value-type="string" office:string-value="101," calcext:value-type="string">
            <text:p>101,</text:p>
          </table:table-cell>
          <table:table-cell table:formula="of:=ADDCOMMA([Blad1.CM74])" office:value-type="string" office:string-value="101," calcext:value-type="string">
            <text:p>101,</text:p>
          </table:table-cell>
          <table:table-cell table:formula="of:=ADDCOMMA([Blad1.CN74])" office:value-type="string" office:string-value="101," calcext:value-type="string">
            <text:p>101,</text:p>
          </table:table-cell>
          <table:table-cell table:formula="of:=ADDCOMMA([Blad1.CO74])" office:value-type="string" office:string-value="100," calcext:value-type="string">
            <text:p>100,</text:p>
          </table:table-cell>
        </table:table-row>
        <table:table-row table:style-name="ro4">
          <table:table-cell table:formula="of:=ADDCOMMA([Blad1.BV75])" office:value-type="string" office:string-value="100," calcext:value-type="string">
            <text:p>100,</text:p>
          </table:table-cell>
          <table:table-cell table:formula="of:=ADDCOMMA([Blad1.BW75])" office:value-type="string" office:string-value="100," calcext:value-type="string">
            <text:p>100,</text:p>
          </table:table-cell>
          <table:table-cell table:formula="of:=ADDCOMMA([Blad1.BX75])" office:value-type="string" office:string-value="100," calcext:value-type="string">
            <text:p>100,</text:p>
          </table:table-cell>
          <table:table-cell table:formula="of:=ADDCOMMA([Blad1.BY75])" office:value-type="string" office:string-value="99," calcext:value-type="string">
            <text:p>99,</text:p>
          </table:table-cell>
          <table:table-cell table:formula="of:=ADDCOMMA([Blad1.BZ75])" office:value-type="string" office:string-value="99," calcext:value-type="string">
            <text:p>99,</text:p>
          </table:table-cell>
          <table:table-cell table:formula="of:=ADDCOMMA([Blad1.CA75])" office:value-type="string" office:string-value="99," calcext:value-type="string">
            <text:p>99,</text:p>
          </table:table-cell>
          <table:table-cell table:formula="of:=ADDCOMMA([Blad1.CB75])" office:value-type="string" office:string-value="98," calcext:value-type="string">
            <text:p>98,</text:p>
          </table:table-cell>
          <table:table-cell table:formula="of:=ADDCOMMA([Blad1.CC75])" office:value-type="string" office:string-value="98," calcext:value-type="string">
            <text:p>98,</text:p>
          </table:table-cell>
          <table:table-cell table:formula="of:=ADDCOMMA([Blad1.CD75])" office:value-type="string" office:string-value="98," calcext:value-type="string">
            <text:p>98,</text:p>
          </table:table-cell>
          <table:table-cell table:formula="of:=ADDCOMMA([Blad1.CE75])" office:value-type="string" office:string-value="98," calcext:value-type="string">
            <text:p>98,</text:p>
          </table:table-cell>
          <table:table-cell table:formula="of:=ADDCOMMA([Blad1.CF75])" office:value-type="string" office:string-value="97," calcext:value-type="string">
            <text:p>97,</text:p>
          </table:table-cell>
          <table:table-cell table:formula="of:=ADDCOMMA([Blad1.CG75])" office:value-type="string" office:string-value="97," calcext:value-type="string">
            <text:p>97,</text:p>
          </table:table-cell>
          <table:table-cell table:formula="of:=ADDCOMMA([Blad1.CH75])" office:value-type="string" office:string-value="97," calcext:value-type="string">
            <text:p>97,</text:p>
          </table:table-cell>
          <table:table-cell table:formula="of:=ADDCOMMA([Blad1.CI75])" office:value-type="string" office:string-value="97," calcext:value-type="string">
            <text:p>97,</text:p>
          </table:table-cell>
          <table:table-cell table:formula="of:=ADDCOMMA([Blad1.CJ75])" office:value-type="string" office:string-value="96," calcext:value-type="string">
            <text:p>96,</text:p>
          </table:table-cell>
          <table:table-cell table:formula="of:=ADDCOMMA([Blad1.CK75])" office:value-type="string" office:string-value="96," calcext:value-type="string">
            <text:p>96,</text:p>
          </table:table-cell>
          <table:table-cell table:formula="of:=ADDCOMMA([Blad1.CL75])" office:value-type="string" office:string-value="96," calcext:value-type="string">
            <text:p>96,</text:p>
          </table:table-cell>
          <table:table-cell table:formula="of:=ADDCOMMA([Blad1.CM75])" office:value-type="string" office:string-value="95," calcext:value-type="string">
            <text:p>95,</text:p>
          </table:table-cell>
          <table:table-cell table:formula="of:=ADDCOMMA([Blad1.CN75])" office:value-type="string" office:string-value="95," calcext:value-type="string">
            <text:p>95,</text:p>
          </table:table-cell>
          <table:table-cell table:formula="of:=ADDCOMMA([Blad1.CO75])" office:value-type="string" office:string-value="95," calcext:value-type="string">
            <text:p>95,</text:p>
          </table:table-cell>
        </table:table-row>
        <table:table-row table:style-name="ro4">
          <table:table-cell table:formula="of:=ADDCOMMA([Blad1.BV76])" office:value-type="string" office:string-value="95," calcext:value-type="string">
            <text:p>95,</text:p>
          </table:table-cell>
          <table:table-cell table:formula="of:=ADDCOMMA([Blad1.BW76])" office:value-type="string" office:string-value="94," calcext:value-type="string">
            <text:p>94,</text:p>
          </table:table-cell>
          <table:table-cell table:formula="of:=ADDCOMMA([Blad1.BX76])" office:value-type="string" office:string-value="94," calcext:value-type="string">
            <text:p>94,</text:p>
          </table:table-cell>
          <table:table-cell table:formula="of:=ADDCOMMA([Blad1.BY76])" office:value-type="string" office:string-value="94," calcext:value-type="string">
            <text:p>94,</text:p>
          </table:table-cell>
          <table:table-cell table:formula="of:=ADDCOMMA([Blad1.BZ76])" office:value-type="string" office:string-value="93," calcext:value-type="string">
            <text:p>93,</text:p>
          </table:table-cell>
          <table:table-cell table:formula="of:=ADDCOMMA([Blad1.CA76])" office:value-type="string" office:string-value="93," calcext:value-type="string">
            <text:p>93,</text:p>
          </table:table-cell>
          <table:table-cell table:formula="of:=ADDCOMMA([Blad1.CB76])" office:value-type="string" office:string-value="93," calcext:value-type="string">
            <text:p>93,</text:p>
          </table:table-cell>
          <table:table-cell table:formula="of:=ADDCOMMA([Blad1.CC76])" office:value-type="string" office:string-value="92," calcext:value-type="string">
            <text:p>92,</text:p>
          </table:table-cell>
          <table:table-cell table:formula="of:=ADDCOMMA([Blad1.CD76])" office:value-type="string" office:string-value="92," calcext:value-type="string">
            <text:p>92,</text:p>
          </table:table-cell>
          <table:table-cell table:formula="of:=ADDCOMMA([Blad1.CE76])" office:value-type="string" office:string-value="92," calcext:value-type="string">
            <text:p>92,</text:p>
          </table:table-cell>
          <table:table-cell table:formula="of:=ADDCOMMA([Blad1.CF76])" office:value-type="string" office:string-value="91," calcext:value-type="string">
            <text:p>91,</text:p>
          </table:table-cell>
          <table:table-cell table:formula="of:=ADDCOMMA([Blad1.CG76])" office:value-type="string" office:string-value="91," calcext:value-type="string">
            <text:p>91,</text:p>
          </table:table-cell>
          <table:table-cell table:formula="of:=ADDCOMMA([Blad1.CH76])" office:value-type="string" office:string-value="91," calcext:value-type="string">
            <text:p>91,</text:p>
          </table:table-cell>
          <table:table-cell table:formula="of:=ADDCOMMA([Blad1.CI76])" office:value-type="string" office:string-value="90," calcext:value-type="string">
            <text:p>90,</text:p>
          </table:table-cell>
          <table:table-cell table:formula="of:=ADDCOMMA([Blad1.CJ76])" office:value-type="string" office:string-value="90," calcext:value-type="string">
            <text:p>90,</text:p>
          </table:table-cell>
          <table:table-cell table:formula="of:=ADDCOMMA([Blad1.CK76])" office:value-type="string" office:string-value="89," calcext:value-type="string">
            <text:p>89,</text:p>
          </table:table-cell>
          <table:table-cell table:formula="of:=ADDCOMMA([Blad1.CL76])" office:value-type="string" office:string-value="89," calcext:value-type="string">
            <text:p>89,</text:p>
          </table:table-cell>
          <table:table-cell table:formula="of:=ADDCOMMA([Blad1.CM76])" office:value-type="string" office:string-value="89," calcext:value-type="string">
            <text:p>89,</text:p>
          </table:table-cell>
          <table:table-cell table:formula="of:=ADDCOMMA([Blad1.CN76])" office:value-type="string" office:string-value="88," calcext:value-type="string">
            <text:p>88,</text:p>
          </table:table-cell>
          <table:table-cell table:formula="of:=ADDCOMMA([Blad1.CO76])" office:value-type="string" office:string-value="88," calcext:value-type="string">
            <text:p>88,</text:p>
          </table:table-cell>
        </table:table-row>
        <table:table-row table:style-name="ro4">
          <table:table-cell table:formula="of:=ADDCOMMA([Blad1.BV77])" office:value-type="string" office:string-value="88," calcext:value-type="string">
            <text:p>88,</text:p>
          </table:table-cell>
          <table:table-cell table:formula="of:=ADDCOMMA([Blad1.BW77])" office:value-type="string" office:string-value="87," calcext:value-type="string">
            <text:p>87,</text:p>
          </table:table-cell>
          <table:table-cell table:formula="of:=ADDCOMMA([Blad1.BX77])" office:value-type="string" office:string-value="87," calcext:value-type="string">
            <text:p>87,</text:p>
          </table:table-cell>
          <table:table-cell table:formula="of:=ADDCOMMA([Blad1.BY77])" office:value-type="string" office:string-value="86," calcext:value-type="string">
            <text:p>86,</text:p>
          </table:table-cell>
          <table:table-cell table:formula="of:=ADDCOMMA([Blad1.BZ77])" office:value-type="string" office:string-value="86," calcext:value-type="string">
            <text:p>86,</text:p>
          </table:table-cell>
          <table:table-cell table:formula="of:=ADDCOMMA([Blad1.CA77])" office:value-type="string" office:string-value="86," calcext:value-type="string">
            <text:p>86,</text:p>
          </table:table-cell>
          <table:table-cell table:formula="of:=ADDCOMMA([Blad1.CB77])" office:value-type="string" office:string-value="85," calcext:value-type="string">
            <text:p>85,</text:p>
          </table:table-cell>
          <table:table-cell table:formula="of:=ADDCOMMA([Blad1.CC77])" office:value-type="string" office:string-value="85," calcext:value-type="string">
            <text:p>85,</text:p>
          </table:table-cell>
          <table:table-cell table:formula="of:=ADDCOMMA([Blad1.CD77])" office:value-type="string" office:string-value="85," calcext:value-type="string">
            <text:p>85,</text:p>
          </table:table-cell>
          <table:table-cell table:formula="of:=ADDCOMMA([Blad1.CE77])" office:value-type="string" office:string-value="84," calcext:value-type="string">
            <text:p>84,</text:p>
          </table:table-cell>
          <table:table-cell table:formula="of:=ADDCOMMA([Blad1.CF77])" office:value-type="string" office:string-value="84," calcext:value-type="string">
            <text:p>84,</text:p>
          </table:table-cell>
          <table:table-cell table:formula="of:=ADDCOMMA([Blad1.CG77])" office:value-type="string" office:string-value="83," calcext:value-type="string">
            <text:p>83,</text:p>
          </table:table-cell>
          <table:table-cell table:formula="of:=ADDCOMMA([Blad1.CH77])" office:value-type="string" office:string-value="83," calcext:value-type="string">
            <text:p>83,</text:p>
          </table:table-cell>
          <table:table-cell table:formula="of:=ADDCOMMA([Blad1.CI77])" office:value-type="string" office:string-value="83," calcext:value-type="string">
            <text:p>83,</text:p>
          </table:table-cell>
          <table:table-cell table:formula="of:=ADDCOMMA([Blad1.CJ77])" office:value-type="string" office:string-value="82," calcext:value-type="string">
            <text:p>82,</text:p>
          </table:table-cell>
          <table:table-cell table:formula="of:=ADDCOMMA([Blad1.CK77])" office:value-type="string" office:string-value="82," calcext:value-type="string">
            <text:p>82,</text:p>
          </table:table-cell>
          <table:table-cell table:formula="of:=ADDCOMMA([Blad1.CL77])" office:value-type="string" office:string-value="82," calcext:value-type="string">
            <text:p>82,</text:p>
          </table:table-cell>
          <table:table-cell table:formula="of:=ADDCOMMA([Blad1.CM77])" office:value-type="string" office:string-value="81," calcext:value-type="string">
            <text:p>81,</text:p>
          </table:table-cell>
          <table:table-cell table:formula="of:=ADDCOMMA([Blad1.CN77])" office:value-type="string" office:string-value="81," calcext:value-type="string">
            <text:p>81,</text:p>
          </table:table-cell>
          <table:table-cell table:formula="of:=ADDCOMMA([Blad1.CO77])" office:value-type="string" office:string-value="81," calcext:value-type="string">
            <text:p>81,</text:p>
          </table:table-cell>
        </table:table-row>
        <table:table-row table:style-name="ro4">
          <table:table-cell table:formula="of:=ADDCOMMA([Blad1.BV78])" office:value-type="string" office:string-value="80," calcext:value-type="string">
            <text:p>80,</text:p>
          </table:table-cell>
          <table:table-cell table:formula="of:=ADDCOMMA([Blad1.BW78])" office:value-type="string" office:string-value="80," calcext:value-type="string">
            <text:p>80,</text:p>
          </table:table-cell>
          <table:table-cell table:formula="of:=ADDCOMMA([Blad1.BX78])" office:value-type="string" office:string-value="79," calcext:value-type="string">
            <text:p>79,</text:p>
          </table:table-cell>
          <table:table-cell table:formula="of:=ADDCOMMA([Blad1.BY78])" office:value-type="string" office:string-value="79," calcext:value-type="string">
            <text:p>79,</text:p>
          </table:table-cell>
          <table:table-cell table:formula="of:=ADDCOMMA([Blad1.BZ78])" office:value-type="string" office:string-value="79," calcext:value-type="string">
            <text:p>79,</text:p>
          </table:table-cell>
          <table:table-cell table:formula="of:=ADDCOMMA([Blad1.CA78])" office:value-type="string" office:string-value="78," calcext:value-type="string">
            <text:p>78,</text:p>
          </table:table-cell>
          <table:table-cell table:formula="of:=ADDCOMMA([Blad1.CB78])" office:value-type="string" office:string-value="78," calcext:value-type="string">
            <text:p>78,</text:p>
          </table:table-cell>
          <table:table-cell table:formula="of:=ADDCOMMA([Blad1.CC78])" office:value-type="string" office:string-value="78," calcext:value-type="string">
            <text:p>78,</text:p>
          </table:table-cell>
          <table:table-cell table:formula="of:=ADDCOMMA([Blad1.CD78])" office:value-type="string" office:string-value="77," calcext:value-type="string">
            <text:p>77,</text:p>
          </table:table-cell>
          <table:table-cell table:formula="of:=ADDCOMMA([Blad1.CE78])" office:value-type="string" office:string-value="77," calcext:value-type="string">
            <text:p>77,</text:p>
          </table:table-cell>
          <table:table-cell table:formula="of:=ADDCOMMA([Blad1.CF78])" office:value-type="string" office:string-value="77," calcext:value-type="string">
            <text:p>77,</text:p>
          </table:table-cell>
          <table:table-cell table:formula="of:=ADDCOMMA([Blad1.CG78])" office:value-type="string" office:string-value="76," calcext:value-type="string">
            <text:p>76,</text:p>
          </table:table-cell>
          <table:table-cell table:formula="of:=ADDCOMMA([Blad1.CH78])" office:value-type="string" office:string-value="76," calcext:value-type="string">
            <text:p>76,</text:p>
          </table:table-cell>
          <table:table-cell table:formula="of:=ADDCOMMA([Blad1.CI78])" office:value-type="string" office:string-value="76," calcext:value-type="string">
            <text:p>76,</text:p>
          </table:table-cell>
          <table:table-cell table:formula="of:=ADDCOMMA([Blad1.CJ78])" office:value-type="string" office:string-value="75," calcext:value-type="string">
            <text:p>75,</text:p>
          </table:table-cell>
          <table:table-cell table:formula="of:=ADDCOMMA([Blad1.CK78])" office:value-type="string" office:string-value="75," calcext:value-type="string">
            <text:p>75,</text:p>
          </table:table-cell>
          <table:table-cell table:formula="of:=ADDCOMMA([Blad1.CL78])" office:value-type="string" office:string-value="75," calcext:value-type="string">
            <text:p>75,</text:p>
          </table:table-cell>
          <table:table-cell table:formula="of:=ADDCOMMA([Blad1.CM78])" office:value-type="string" office:string-value="74," calcext:value-type="string">
            <text:p>74,</text:p>
          </table:table-cell>
          <table:table-cell table:formula="of:=ADDCOMMA([Blad1.CN78])" office:value-type="string" office:string-value="74," calcext:value-type="string">
            <text:p>74,</text:p>
          </table:table-cell>
          <table:table-cell table:formula="of:=ADDCOMMA([Blad1.CO78])" office:value-type="string" office:string-value="74," calcext:value-type="string">
            <text:p>74,</text:p>
          </table:table-cell>
        </table:table-row>
        <table:table-row table:style-name="ro4">
          <table:table-cell table:formula="of:=ADDCOMMA([Blad1.BV79])" office:value-type="string" office:string-value="73," calcext:value-type="string">
            <text:p>73,</text:p>
          </table:table-cell>
          <table:table-cell table:formula="of:=ADDCOMMA([Blad1.BW79])" office:value-type="string" office:string-value="73," calcext:value-type="string">
            <text:p>73,</text:p>
          </table:table-cell>
          <table:table-cell table:formula="of:=ADDCOMMA([Blad1.BX79])" office:value-type="string" office:string-value="73," calcext:value-type="string">
            <text:p>73,</text:p>
          </table:table-cell>
          <table:table-cell table:formula="of:=ADDCOMMA([Blad1.BY79])" office:value-type="string" office:string-value="72," calcext:value-type="string">
            <text:p>72,</text:p>
          </table:table-cell>
          <table:table-cell table:formula="of:=ADDCOMMA([Blad1.BZ79])" office:value-type="string" office:string-value="72," calcext:value-type="string">
            <text:p>72,</text:p>
          </table:table-cell>
          <table:table-cell table:formula="of:=ADDCOMMA([Blad1.CA79])" office:value-type="string" office:string-value="72," calcext:value-type="string">
            <text:p>72,</text:p>
          </table:table-cell>
          <table:table-cell table:formula="of:=ADDCOMMA([Blad1.CB79])" office:value-type="string" office:string-value="71," calcext:value-type="string">
            <text:p>71,</text:p>
          </table:table-cell>
          <table:table-cell table:formula="of:=ADDCOMMA([Blad1.CC79])" office:value-type="string" office:string-value="71," calcext:value-type="string">
            <text:p>71,</text:p>
          </table:table-cell>
          <table:table-cell table:formula="of:=ADDCOMMA([Blad1.CD79])" office:value-type="string" office:string-value="71," calcext:value-type="string">
            <text:p>71,</text:p>
          </table:table-cell>
          <table:table-cell table:formula="of:=ADDCOMMA([Blad1.CE79])" office:value-type="string" office:string-value="70," calcext:value-type="string">
            <text:p>70,</text:p>
          </table:table-cell>
          <table:table-cell table:formula="of:=ADDCOMMA([Blad1.CF79])" office:value-type="string" office:string-value="70," calcext:value-type="string">
            <text:p>70,</text:p>
          </table:table-cell>
          <table:table-cell table:formula="of:=ADDCOMMA([Blad1.CG79])" office:value-type="string" office:string-value="70," calcext:value-type="string">
            <text:p>70,</text:p>
          </table:table-cell>
          <table:table-cell table:formula="of:=ADDCOMMA([Blad1.CH79])" office:value-type="string" office:string-value="69," calcext:value-type="string">
            <text:p>69,</text:p>
          </table:table-cell>
          <table:table-cell table:formula="of:=ADDCOMMA([Blad1.CI79])" office:value-type="string" office:string-value="69," calcext:value-type="string">
            <text:p>69,</text:p>
          </table:table-cell>
          <table:table-cell table:formula="of:=ADDCOMMA([Blad1.CJ79])" office:value-type="string" office:string-value="69," calcext:value-type="string">
            <text:p>69,</text:p>
          </table:table-cell>
          <table:table-cell table:formula="of:=ADDCOMMA([Blad1.CK79])" office:value-type="string" office:string-value="68," calcext:value-type="string">
            <text:p>68,</text:p>
          </table:table-cell>
          <table:table-cell table:formula="of:=ADDCOMMA([Blad1.CL79])" office:value-type="string" office:string-value="68," calcext:value-type="string">
            <text:p>68,</text:p>
          </table:table-cell>
          <table:table-cell table:formula="of:=ADDCOMMA([Blad1.CM79])" office:value-type="string" office:string-value="68," calcext:value-type="string">
            <text:p>68,</text:p>
          </table:table-cell>
          <table:table-cell table:formula="of:=ADDCOMMA([Blad1.CN79])" office:value-type="string" office:string-value="67," calcext:value-type="string">
            <text:p>67,</text:p>
          </table:table-cell>
          <table:table-cell table:formula="of:=ADDCOMMA([Blad1.CO79])" office:value-type="string" office:string-value="67," calcext:value-type="string">
            <text:p>67,</text:p>
          </table:table-cell>
        </table:table-row>
        <table:table-row table:style-name="ro4">
          <table:table-cell table:formula="of:=ADDCOMMA([Blad1.BV80])" office:value-type="string" office:string-value="67," calcext:value-type="string">
            <text:p>67,</text:p>
          </table:table-cell>
          <table:table-cell table:formula="of:=ADDCOMMA([Blad1.BW80])" office:value-type="string" office:string-value="66," calcext:value-type="string">
            <text:p>66,</text:p>
          </table:table-cell>
          <table:table-cell table:formula="of:=ADDCOMMA([Blad1.BX80])" office:value-type="string" office:string-value="66," calcext:value-type="string">
            <text:p>66,</text:p>
          </table:table-cell>
          <table:table-cell table:formula="of:=ADDCOMMA([Blad1.BY80])" office:value-type="string" office:string-value="66," calcext:value-type="string">
            <text:p>66,</text:p>
          </table:table-cell>
          <table:table-cell table:formula="of:=ADDCOMMA([Blad1.BZ80])" office:value-type="string" office:string-value="65," calcext:value-type="string">
            <text:p>65,</text:p>
          </table:table-cell>
          <table:table-cell table:formula="of:=ADDCOMMA([Blad1.CA80])" office:value-type="string" office:string-value="65," calcext:value-type="string">
            <text:p>65,</text:p>
          </table:table-cell>
          <table:table-cell table:formula="of:=ADDCOMMA([Blad1.CB80])" office:value-type="string" office:string-value="65," calcext:value-type="string">
            <text:p>65,</text:p>
          </table:table-cell>
          <table:table-cell table:formula="of:=ADDCOMMA([Blad1.CC80])" office:value-type="string" office:string-value="64," calcext:value-type="string">
            <text:p>64,</text:p>
          </table:table-cell>
          <table:table-cell table:formula="of:=ADDCOMMA([Blad1.CD80])" office:value-type="string" office:string-value="64," calcext:value-type="string">
            <text:p>64,</text:p>
          </table:table-cell>
          <table:table-cell table:formula="of:=ADDCOMMA([Blad1.CE80])" office:value-type="string" office:string-value="64," calcext:value-type="string">
            <text:p>64,</text:p>
          </table:table-cell>
          <table:table-cell table:formula="of:=ADDCOMMA([Blad1.CF80])" office:value-type="string" office:string-value="63," calcext:value-type="string">
            <text:p>63,</text:p>
          </table:table-cell>
          <table:table-cell table:formula="of:=ADDCOMMA([Blad1.CG80])" office:value-type="string" office:string-value="63," calcext:value-type="string">
            <text:p>63,</text:p>
          </table:table-cell>
          <table:table-cell table:formula="of:=ADDCOMMA([Blad1.CH80])" office:value-type="string" office:string-value="62," calcext:value-type="string">
            <text:p>62,</text:p>
          </table:table-cell>
          <table:table-cell table:formula="of:=ADDCOMMA([Blad1.CI80])" office:value-type="string" office:string-value="62," calcext:value-type="string">
            <text:p>62,</text:p>
          </table:table-cell>
          <table:table-cell table:formula="of:=ADDCOMMA([Blad1.CJ80])" office:value-type="string" office:string-value="62," calcext:value-type="string">
            <text:p>62,</text:p>
          </table:table-cell>
          <table:table-cell table:formula="of:=ADDCOMMA([Blad1.CK80])" office:value-type="string" office:string-value="61," calcext:value-type="string">
            <text:p>61,</text:p>
          </table:table-cell>
          <table:table-cell table:formula="of:=ADDCOMMA([Blad1.CL80])" office:value-type="string" office:string-value="61," calcext:value-type="string">
            <text:p>61,</text:p>
          </table:table-cell>
          <table:table-cell table:formula="of:=ADDCOMMA([Blad1.CM80])" office:value-type="string" office:string-value="61," calcext:value-type="string">
            <text:p>61,</text:p>
          </table:table-cell>
          <table:table-cell table:formula="of:=ADDCOMMA([Blad1.CN80])" office:value-type="string" office:string-value="60," calcext:value-type="string">
            <text:p>60,</text:p>
          </table:table-cell>
          <table:table-cell table:formula="of:=ADDCOMMA([Blad1.CO80])" office:value-type="string" office:string-value="60," calcext:value-type="string">
            <text:p>60,</text:p>
          </table:table-cell>
        </table:table-row>
        <table:table-row table:style-name="ro4">
          <table:table-cell table:formula="of:=ADDCOMMA([Blad1.BV81])" office:value-type="string" office:string-value="60," calcext:value-type="string">
            <text:p>60,</text:p>
          </table:table-cell>
          <table:table-cell table:formula="of:=ADDCOMMA([Blad1.BW81])" office:value-type="string" office:string-value="59," calcext:value-type="string">
            <text:p>59,</text:p>
          </table:table-cell>
          <table:table-cell table:formula="of:=ADDCOMMA([Blad1.BX81])" office:value-type="string" office:string-value="59," calcext:value-type="string">
            <text:p>59,</text:p>
          </table:table-cell>
          <table:table-cell table:formula="of:=ADDCOMMA([Blad1.BY81])" office:value-type="string" office:string-value="59," calcext:value-type="string">
            <text:p>59,</text:p>
          </table:table-cell>
          <table:table-cell table:formula="of:=ADDCOMMA([Blad1.BZ81])" office:value-type="string" office:string-value="58," calcext:value-type="string">
            <text:p>58,</text:p>
          </table:table-cell>
          <table:table-cell table:formula="of:=ADDCOMMA([Blad1.CA81])" office:value-type="string" office:string-value="58," calcext:value-type="string">
            <text:p>58,</text:p>
          </table:table-cell>
          <table:table-cell table:formula="of:=ADDCOMMA([Blad1.CB81])" office:value-type="string" office:string-value="58," calcext:value-type="string">
            <text:p>58,</text:p>
          </table:table-cell>
          <table:table-cell table:formula="of:=ADDCOMMA([Blad1.CC81])" office:value-type="string" office:string-value="57," calcext:value-type="string">
            <text:p>57,</text:p>
          </table:table-cell>
          <table:table-cell table:formula="of:=ADDCOMMA([Blad1.CD81])" office:value-type="string" office:string-value="57," calcext:value-type="string">
            <text:p>57,</text:p>
          </table:table-cell>
          <table:table-cell table:formula="of:=ADDCOMMA([Blad1.CE81])" office:value-type="string" office:string-value="56," calcext:value-type="string">
            <text:p>56,</text:p>
          </table:table-cell>
          <table:table-cell table:formula="of:=ADDCOMMA([Blad1.CF81])" office:value-type="string" office:string-value="56," calcext:value-type="string">
            <text:p>56,</text:p>
          </table:table-cell>
          <table:table-cell table:formula="of:=ADDCOMMA([Blad1.CG81])" office:value-type="string" office:string-value="56," calcext:value-type="string">
            <text:p>56,</text:p>
          </table:table-cell>
          <table:table-cell table:formula="of:=ADDCOMMA([Blad1.CH81])" office:value-type="string" office:string-value="55," calcext:value-type="string">
            <text:p>55,</text:p>
          </table:table-cell>
          <table:table-cell table:formula="of:=ADDCOMMA([Blad1.CI81])" office:value-type="string" office:string-value="55," calcext:value-type="string">
            <text:p>55,</text:p>
          </table:table-cell>
          <table:table-cell table:formula="of:=ADDCOMMA([Blad1.CJ81])" office:value-type="string" office:string-value="55," calcext:value-type="string">
            <text:p>55,</text:p>
          </table:table-cell>
          <table:table-cell table:formula="of:=ADDCOMMA([Blad1.CK81])" office:value-type="string" office:string-value="54," calcext:value-type="string">
            <text:p>54,</text:p>
          </table:table-cell>
          <table:table-cell table:formula="of:=ADDCOMMA([Blad1.CL81])" office:value-type="string" office:string-value="54," calcext:value-type="string">
            <text:p>54,</text:p>
          </table:table-cell>
          <table:table-cell table:formula="of:=ADDCOMMA([Blad1.CM81])" office:value-type="string" office:string-value="53," calcext:value-type="string">
            <text:p>53,</text:p>
          </table:table-cell>
          <table:table-cell table:formula="of:=ADDCOMMA([Blad1.CN81])" office:value-type="string" office:string-value="53," calcext:value-type="string">
            <text:p>53,</text:p>
          </table:table-cell>
          <table:table-cell table:formula="of:=ADDCOMMA([Blad1.CO81])" office:value-type="string" office:string-value="53," calcext:value-type="string">
            <text:p>53,</text:p>
          </table:table-cell>
        </table:table-row>
        <table:table-row table:style-name="ro4">
          <table:table-cell table:formula="of:=ADDCOMMA([Blad1.BV82])" office:value-type="string" office:string-value="52," calcext:value-type="string">
            <text:p>52,</text:p>
          </table:table-cell>
          <table:table-cell table:formula="of:=ADDCOMMA([Blad1.BW82])" office:value-type="string" office:string-value="52," calcext:value-type="string">
            <text:p>52,</text:p>
          </table:table-cell>
          <table:table-cell table:formula="of:=ADDCOMMA([Blad1.BX82])" office:value-type="string" office:string-value="51," calcext:value-type="string">
            <text:p>51,</text:p>
          </table:table-cell>
          <table:table-cell table:formula="of:=ADDCOMMA([Blad1.BY82])" office:value-type="string" office:string-value="51," calcext:value-type="string">
            <text:p>51,</text:p>
          </table:table-cell>
          <table:table-cell table:formula="of:=ADDCOMMA([Blad1.BZ82])" office:value-type="string" office:string-value="51," calcext:value-type="string">
            <text:p>51,</text:p>
          </table:table-cell>
          <table:table-cell table:formula="of:=ADDCOMMA([Blad1.CA82])" office:value-type="string" office:string-value="50," calcext:value-type="string">
            <text:p>50,</text:p>
          </table:table-cell>
          <table:table-cell table:formula="of:=ADDCOMMA([Blad1.CB82])" office:value-type="string" office:string-value="50," calcext:value-type="string">
            <text:p>50,</text:p>
          </table:table-cell>
          <table:table-cell table:formula="of:=ADDCOMMA([Blad1.CC82])" office:value-type="string" office:string-value="49," calcext:value-type="string">
            <text:p>49,</text:p>
          </table:table-cell>
          <table:table-cell table:formula="of:=ADDCOMMA([Blad1.CD82])" office:value-type="string" office:string-value="49," calcext:value-type="string">
            <text:p>49,</text:p>
          </table:table-cell>
          <table:table-cell table:formula="of:=ADDCOMMA([Blad1.CE82])" office:value-type="string" office:string-value="49," calcext:value-type="string">
            <text:p>49,</text:p>
          </table:table-cell>
          <table:table-cell table:formula="of:=ADDCOMMA([Blad1.CF82])" office:value-type="string" office:string-value="48," calcext:value-type="string">
            <text:p>48,</text:p>
          </table:table-cell>
          <table:table-cell table:formula="of:=ADDCOMMA([Blad1.CG82])" office:value-type="string" office:string-value="48," calcext:value-type="string">
            <text:p>48,</text:p>
          </table:table-cell>
          <table:table-cell table:formula="of:=ADDCOMMA([Blad1.CH82])" office:value-type="string" office:string-value="47," calcext:value-type="string">
            <text:p>47,</text:p>
          </table:table-cell>
          <table:table-cell table:formula="of:=ADDCOMMA([Blad1.CI82])" office:value-type="string" office:string-value="47," calcext:value-type="string">
            <text:p>47,</text:p>
          </table:table-cell>
          <table:table-cell table:formula="of:=ADDCOMMA([Blad1.CJ82])" office:value-type="string" office:string-value="46," calcext:value-type="string">
            <text:p>46,</text:p>
          </table:table-cell>
          <table:table-cell table:formula="of:=ADDCOMMA([Blad1.CK82])" office:value-type="string" office:string-value="46," calcext:value-type="string">
            <text:p>46,</text:p>
          </table:table-cell>
          <table:table-cell table:formula="of:=ADDCOMMA([Blad1.CL82])" office:value-type="string" office:string-value="46," calcext:value-type="string">
            <text:p>46,</text:p>
          </table:table-cell>
          <table:table-cell table:formula="of:=ADDCOMMA([Blad1.CM82])" office:value-type="string" office:string-value="45," calcext:value-type="string">
            <text:p>45,</text:p>
          </table:table-cell>
          <table:table-cell table:formula="of:=ADDCOMMA([Blad1.CN82])" office:value-type="string" office:string-value="45," calcext:value-type="string">
            <text:p>45,</text:p>
          </table:table-cell>
          <table:table-cell table:formula="of:=ADDCOMMA([Blad1.CO82])" office:value-type="string" office:string-value="44," calcext:value-type="string">
            <text:p>44,</text:p>
          </table:table-cell>
        </table:table-row>
        <table:table-row table:style-name="ro4">
          <table:table-cell table:formula="of:=ADDCOMMA([Blad1.BV83])" office:value-type="string" office:string-value="44," calcext:value-type="string">
            <text:p>44,</text:p>
          </table:table-cell>
          <table:table-cell table:formula="of:=ADDCOMMA([Blad1.BW83])" office:value-type="string" office:string-value="43," calcext:value-type="string">
            <text:p>43,</text:p>
          </table:table-cell>
          <table:table-cell table:formula="of:=ADDCOMMA([Blad1.BX83])" office:value-type="string" office:string-value="43," calcext:value-type="string">
            <text:p>43,</text:p>
          </table:table-cell>
          <table:table-cell table:formula="of:=ADDCOMMA([Blad1.BY83])" office:value-type="string" office:string-value="42," calcext:value-type="string">
            <text:p>42,</text:p>
          </table:table-cell>
          <table:table-cell table:formula="of:=ADDCOMMA([Blad1.BZ83])" office:value-type="string" office:string-value="42," calcext:value-type="string">
            <text:p>42,</text:p>
          </table:table-cell>
          <table:table-cell table:formula="of:=ADDCOMMA([Blad1.CA83])" office:value-type="string" office:string-value="41," calcext:value-type="string">
            <text:p>41,</text:p>
          </table:table-cell>
          <table:table-cell table:formula="of:=ADDCOMMA([Blad1.CB83])" office:value-type="string" office:string-value="41," calcext:value-type="string">
            <text:p>41,</text:p>
          </table:table-cell>
          <table:table-cell table:formula="of:=ADDCOMMA([Blad1.CC83])" office:value-type="string" office:string-value="40," calcext:value-type="string">
            <text:p>40,</text:p>
          </table:table-cell>
          <table:table-cell table:formula="of:=ADDCOMMA([Blad1.CD83])" office:value-type="string" office:string-value="40," calcext:value-type="string">
            <text:p>40,</text:p>
          </table:table-cell>
          <table:table-cell table:formula="of:=ADDCOMMA([Blad1.CE83])" office:value-type="string" office:string-value="39," calcext:value-type="string">
            <text:p>39,</text:p>
          </table:table-cell>
          <table:table-cell table:formula="of:=ADDCOMMA([Blad1.CF83])" office:value-type="string" office:string-value="39," calcext:value-type="string">
            <text:p>39,</text:p>
          </table:table-cell>
          <table:table-cell table:formula="of:=ADDCOMMA([Blad1.CG83])" office:value-type="string" office:string-value="38," calcext:value-type="string">
            <text:p>38,</text:p>
          </table:table-cell>
          <table:table-cell table:formula="of:=ADDCOMMA([Blad1.CH83])" office:value-type="string" office:string-value="38," calcext:value-type="string">
            <text:p>38,</text:p>
          </table:table-cell>
          <table:table-cell table:formula="of:=ADDCOMMA([Blad1.CI83])" office:value-type="string" office:string-value="37," calcext:value-type="string">
            <text:p>37,</text:p>
          </table:table-cell>
          <table:table-cell table:formula="of:=ADDCOMMA([Blad1.CJ83])" office:value-type="string" office:string-value="37," calcext:value-type="string">
            <text:p>37,</text:p>
          </table:table-cell>
          <table:table-cell table:formula="of:=ADDCOMMA([Blad1.CK83])" office:value-type="string" office:string-value="36," calcext:value-type="string">
            <text:p>36,</text:p>
          </table:table-cell>
          <table:table-cell table:formula="of:=ADDCOMMA([Blad1.CL83])" office:value-type="string" office:string-value="36," calcext:value-type="string">
            <text:p>36,</text:p>
          </table:table-cell>
          <table:table-cell table:formula="of:=ADDCOMMA([Blad1.CM83])" office:value-type="string" office:string-value="35," calcext:value-type="string">
            <text:p>35,</text:p>
          </table:table-cell>
          <table:table-cell table:formula="of:=ADDCOMMA([Blad1.CN83])" office:value-type="string" office:string-value="35," calcext:value-type="string">
            <text:p>35,</text:p>
          </table:table-cell>
          <table:table-cell table:formula="of:=ADDCOMMA([Blad1.CO83])" office:value-type="string" office:string-value="34," calcext:value-type="string">
            <text:p>34,</text:p>
          </table:table-cell>
        </table:table-row>
        <table:table-row table:style-name="ro4">
          <table:table-cell table:formula="of:=ADDCOMMA([Blad1.BV84])" office:value-type="string" office:string-value="34," calcext:value-type="string">
            <text:p>34,</text:p>
          </table:table-cell>
          <table:table-cell table:formula="of:=ADDCOMMA([Blad1.BW84])" office:value-type="string" office:string-value="33," calcext:value-type="string">
            <text:p>33,</text:p>
          </table:table-cell>
          <table:table-cell table:formula="of:=ADDCOMMA([Blad1.BX84])" office:value-type="string" office:string-value="33," calcext:value-type="string">
            <text:p>33,</text:p>
          </table:table-cell>
          <table:table-cell table:formula="of:=ADDCOMMA([Blad1.BY84])" office:value-type="string" office:string-value="32," calcext:value-type="string">
            <text:p>32,</text:p>
          </table:table-cell>
          <table:table-cell table:formula="of:=ADDCOMMA([Blad1.BZ84])" office:value-type="string" office:string-value="32," calcext:value-type="string">
            <text:p>32,</text:p>
          </table:table-cell>
          <table:table-cell table:formula="of:=ADDCOMMA([Blad1.CA84])" office:value-type="string" office:string-value="32," calcext:value-type="string">
            <text:p>32,</text:p>
          </table:table-cell>
          <table:table-cell table:formula="of:=ADDCOMMA([Blad1.CB84])" office:value-type="string" office:string-value="31," calcext:value-type="string">
            <text:p>31,</text:p>
          </table:table-cell>
          <table:table-cell table:formula="of:=ADDCOMMA([Blad1.CC84])" office:value-type="string" office:string-value="31," calcext:value-type="string">
            <text:p>31,</text:p>
          </table:table-cell>
          <table:table-cell table:formula="of:=ADDCOMMA([Blad1.CD84])" office:value-type="string" office:string-value="30," calcext:value-type="string">
            <text:p>30,</text:p>
          </table:table-cell>
          <table:table-cell table:formula="of:=ADDCOMMA([Blad1.CE84])" office:value-type="string" office:string-value="30," calcext:value-type="string">
            <text:p>30,</text:p>
          </table:table-cell>
          <table:table-cell table:formula="of:=ADDCOMMA([Blad1.CF84])" office:value-type="string" office:string-value="29," calcext:value-type="string">
            <text:p>29,</text:p>
          </table:table-cell>
          <table:table-cell table:formula="of:=ADDCOMMA([Blad1.CG84])" office:value-type="string" office:string-value="29," calcext:value-type="string">
            <text:p>29,</text:p>
          </table:table-cell>
          <table:table-cell table:formula="of:=ADDCOMMA([Blad1.CH84])" office:value-type="string" office:string-value="28," calcext:value-type="string">
            <text:p>28,</text:p>
          </table:table-cell>
          <table:table-cell table:formula="of:=ADDCOMMA([Blad1.CI84])" office:value-type="string" office:string-value="28," calcext:value-type="string">
            <text:p>28,</text:p>
          </table:table-cell>
          <table:table-cell table:formula="of:=ADDCOMMA([Blad1.CJ84])" office:value-type="string" office:string-value="28," calcext:value-type="string">
            <text:p>28,</text:p>
          </table:table-cell>
          <table:table-cell table:formula="of:=ADDCOMMA([Blad1.CK84])" office:value-type="string" office:string-value="27," calcext:value-type="string">
            <text:p>27,</text:p>
          </table:table-cell>
          <table:table-cell table:formula="of:=ADDCOMMA([Blad1.CL84])" office:value-type="string" office:string-value="27," calcext:value-type="string">
            <text:p>27,</text:p>
          </table:table-cell>
          <table:table-cell table:formula="of:=ADDCOMMA([Blad1.CM84])" office:value-type="string" office:string-value="26," calcext:value-type="string">
            <text:p>26,</text:p>
          </table:table-cell>
          <table:table-cell table:formula="of:=ADDCOMMA([Blad1.CN84])" office:value-type="string" office:string-value="26," calcext:value-type="string">
            <text:p>26,</text:p>
          </table:table-cell>
          <table:table-cell table:formula="of:=ADDCOMMA([Blad1.CO84])" office:value-type="string" office:string-value="25," calcext:value-type="string">
            <text:p>25,</text:p>
          </table:table-cell>
        </table:table-row>
        <table:table-row table:style-name="ro4">
          <table:table-cell table:formula="of:=ADDCOMMA([Blad1.BV85])" office:value-type="string" office:string-value="25," calcext:value-type="string">
            <text:p>25,</text:p>
          </table:table-cell>
          <table:table-cell table:formula="of:=ADDCOMMA([Blad1.BW85])" office:value-type="string" office:string-value="24," calcext:value-type="string">
            <text:p>24,</text:p>
          </table:table-cell>
          <table:table-cell table:formula="of:=ADDCOMMA([Blad1.BX85])" office:value-type="string" office:string-value="24," calcext:value-type="string">
            <text:p>24,</text:p>
          </table:table-cell>
          <table:table-cell table:formula="of:=ADDCOMMA([Blad1.BY85])" office:value-type="string" office:string-value="24," calcext:value-type="string">
            <text:p>24,</text:p>
          </table:table-cell>
          <table:table-cell table:formula="of:=ADDCOMMA([Blad1.BZ85])" office:value-type="string" office:string-value="23," calcext:value-type="string">
            <text:p>23,</text:p>
          </table:table-cell>
          <table:table-cell table:formula="of:=ADDCOMMA([Blad1.CA85])" office:value-type="string" office:string-value="23," calcext:value-type="string">
            <text:p>23,</text:p>
          </table:table-cell>
          <table:table-cell table:formula="of:=ADDCOMMA([Blad1.CB85])" office:value-type="string" office:string-value="22," calcext:value-type="string">
            <text:p>22,</text:p>
          </table:table-cell>
          <table:table-cell table:formula="of:=ADDCOMMA([Blad1.CC85])" office:value-type="string" office:string-value="22," calcext:value-type="string">
            <text:p>22,</text:p>
          </table:table-cell>
          <table:table-cell table:formula="of:=ADDCOMMA([Blad1.CD85])" office:value-type="string" office:string-value="21," calcext:value-type="string">
            <text:p>21,</text:p>
          </table:table-cell>
          <table:table-cell table:formula="of:=ADDCOMMA([Blad1.CE85])" office:value-type="string" office:string-value="21," calcext:value-type="string">
            <text:p>21,</text:p>
          </table:table-cell>
          <table:table-cell table:formula="of:=ADDCOMMA([Blad1.CF85])" office:value-type="string" office:string-value="21," calcext:value-type="string">
            <text:p>21,</text:p>
          </table:table-cell>
          <table:table-cell table:formula="of:=ADDCOMMA([Blad1.CG85])" office:value-type="string" office:string-value="20," calcext:value-type="string">
            <text:p>20,</text:p>
          </table:table-cell>
          <table:table-cell table:formula="of:=ADDCOMMA([Blad1.CH85])" office:value-type="string" office:string-value="20," calcext:value-type="string">
            <text:p>20,</text:p>
          </table:table-cell>
          <table:table-cell table:formula="of:=ADDCOMMA([Blad1.CI85])" office:value-type="string" office:string-value="19," calcext:value-type="string">
            <text:p>19,</text:p>
          </table:table-cell>
          <table:table-cell table:formula="of:=ADDCOMMA([Blad1.CJ85])" office:value-type="string" office:string-value="19," calcext:value-type="string">
            <text:p>19,</text:p>
          </table:table-cell>
          <table:table-cell table:formula="of:=ADDCOMMA([Blad1.CK85])" office:value-type="string" office:string-value="18," calcext:value-type="string">
            <text:p>18,</text:p>
          </table:table-cell>
          <table:table-cell table:formula="of:=ADDCOMMA([Blad1.CL85])" office:value-type="string" office:string-value="18," calcext:value-type="string">
            <text:p>18,</text:p>
          </table:table-cell>
          <table:table-cell table:formula="of:=ADDCOMMA([Blad1.CM85])" office:value-type="string" office:string-value="17," calcext:value-type="string">
            <text:p>17,</text:p>
          </table:table-cell>
          <table:table-cell table:formula="of:=ADDCOMMA([Blad1.CN85])" office:value-type="string" office:string-value="17," calcext:value-type="string">
            <text:p>17,</text:p>
          </table:table-cell>
          <table:table-cell table:formula="of:=ADDCOMMA([Blad1.CO85])" office:value-type="string" office:string-value="17," calcext:value-type="string">
            <text:p>17,</text:p>
          </table:table-cell>
        </table:table-row>
        <table:table-row table:style-name="ro4">
          <table:table-cell table:formula="of:=ADDCOMMA([Blad1.BV86])" office:value-type="string" office:string-value="16," calcext:value-type="string">
            <text:p>16,</text:p>
          </table:table-cell>
          <table:table-cell table:formula="of:=ADDCOMMA([Blad1.BW86])" office:value-type="string" office:string-value="16," calcext:value-type="string">
            <text:p>16,</text:p>
          </table:table-cell>
          <table:table-cell table:formula="of:=ADDCOMMA([Blad1.BX86])" office:value-type="string" office:string-value="15," calcext:value-type="string">
            <text:p>15,</text:p>
          </table:table-cell>
          <table:table-cell table:formula="of:=ADDCOMMA([Blad1.BY86])" office:value-type="string" office:string-value="15," calcext:value-type="string">
            <text:p>15,</text:p>
          </table:table-cell>
          <table:table-cell table:formula="of:=ADDCOMMA([Blad1.BZ86])" office:value-type="string" office:string-value="14," calcext:value-type="string">
            <text:p>14,</text:p>
          </table:table-cell>
          <table:table-cell table:formula="of:=ADDCOMMA([Blad1.CA86])" office:value-type="string" office:string-value="14," calcext:value-type="string">
            <text:p>14,</text:p>
          </table:table-cell>
          <table:table-cell table:formula="of:=ADDCOMMA([Blad1.CB86])" office:value-type="string" office:string-value="13," calcext:value-type="string">
            <text:p>13,</text:p>
          </table:table-cell>
          <table:table-cell table:formula="of:=ADDCOMMA([Blad1.CC86])" office:value-type="string" office:string-value="13," calcext:value-type="string">
            <text:p>13,</text:p>
          </table:table-cell>
          <table:table-cell table:formula="of:=ADDCOMMA([Blad1.CD86])" office:value-type="string" office:string-value="12," calcext:value-type="string">
            <text:p>12,</text:p>
          </table:table-cell>
          <table:table-cell table:formula="of:=ADDCOMMA([Blad1.CE86])" office:value-type="string" office:string-value="12," calcext:value-type="string">
            <text:p>12,</text:p>
          </table:table-cell>
          <table:table-cell table:formula="of:=ADDCOMMA([Blad1.CF86])" office:value-type="string" office:string-value="12," calcext:value-type="string">
            <text:p>12,</text:p>
          </table:table-cell>
          <table:table-cell table:formula="of:=ADDCOMMA([Blad1.CG86])" office:value-type="string" office:string-value="11," calcext:value-type="string">
            <text:p>11,</text:p>
          </table:table-cell>
          <table:table-cell table:formula="of:=ADDCOMMA([Blad1.CH86])" office:value-type="string" office:string-value="11," calcext:value-type="string">
            <text:p>11,</text:p>
          </table:table-cell>
          <table:table-cell table:formula="of:=ADDCOMMA([Blad1.CI86])" office:value-type="string" office:string-value="10," calcext:value-type="string">
            <text:p>10,</text:p>
          </table:table-cell>
          <table:table-cell table:formula="of:=ADDCOMMA([Blad1.CJ86])" office:value-type="string" office:string-value="10," calcext:value-type="string">
            <text:p>10,</text:p>
          </table:table-cell>
          <table:table-cell table:formula="of:=ADDCOMMA([Blad1.CK86])" office:value-type="string" office:string-value="9," calcext:value-type="string">
            <text:p>9,</text:p>
          </table:table-cell>
          <table:table-cell table:formula="of:=ADDCOMMA([Blad1.CL86])" office:value-type="string" office:string-value="9," calcext:value-type="string">
            <text:p>9,</text:p>
          </table:table-cell>
          <table:table-cell table:formula="of:=ADDCOMMA([Blad1.CM86])" office:value-type="string" office:string-value="8," calcext:value-type="string">
            <text:p>8,</text:p>
          </table:table-cell>
          <table:table-cell table:formula="of:=ADDCOMMA([Blad1.CN86])" office:value-type="string" office:string-value="8," calcext:value-type="string">
            <text:p>8,</text:p>
          </table:table-cell>
          <table:table-cell table:formula="of:=ADDCOMMA([Blad1.CO86])" office:value-type="string" office:string-value="7," calcext:value-type="string">
            <text:p>7,</text:p>
          </table:table-cell>
        </table:table-row>
        <table:table-row table:style-name="ro4">
          <table:table-cell table:formula="of:=ADDCOMMA([Blad1.BV87])" office:value-type="string" office:string-value="7," calcext:value-type="string">
            <text:p>7,</text:p>
          </table:table-cell>
          <table:table-cell table:formula="of:=ADDCOMMA([Blad1.BW87])" office:value-type="string" office:string-value="6," calcext:value-type="string">
            <text:p>6,</text:p>
          </table:table-cell>
          <table:table-cell table:formula="of:=ADDCOMMA([Blad1.BX87])" office:value-type="string" office:string-value="6," calcext:value-type="string">
            <text:p>6,</text:p>
          </table:table-cell>
          <table:table-cell table:formula="of:=ADDCOMMA([Blad1.BY87])" office:value-type="string" office:string-value="6," calcext:value-type="string">
            <text:p>6,</text:p>
          </table:table-cell>
          <table:table-cell table:formula="of:=ADDCOMMA([Blad1.BZ87])" office:value-type="string" office:string-value="5," calcext:value-type="string">
            <text:p>5,</text:p>
          </table:table-cell>
          <table:table-cell table:formula="of:=ADDCOMMA([Blad1.CA87])" office:value-type="string" office:string-value="5," calcext:value-type="string">
            <text:p>5,</text:p>
          </table:table-cell>
          <table:table-cell table:formula="of:=ADDCOMMA([Blad1.CB87])" office:value-type="string" office:string-value="4," calcext:value-type="string">
            <text:p>4,</text:p>
          </table:table-cell>
          <table:table-cell table:formula="of:=ADDCOMMA([Blad1.CC87])" office:value-type="string" office:string-value="4," calcext:value-type="string">
            <text:p>4,</text:p>
          </table:table-cell>
          <table:table-cell table:formula="of:=ADDCOMMA([Blad1.CD87])" office:value-type="string" office:string-value="3," calcext:value-type="string">
            <text:p>3,</text:p>
          </table:table-cell>
          <table:table-cell table:formula="of:=ADDCOMMA([Blad1.CE87])" office:value-type="string" office:string-value="3," calcext:value-type="string">
            <text:p>3,</text:p>
          </table:table-cell>
          <table:table-cell table:formula="of:=ADDCOMMA([Blad1.CF87])" office:value-type="string" office:string-value="2," calcext:value-type="string">
            <text:p>2,</text:p>
          </table:table-cell>
          <table:table-cell table:formula="of:=ADDCOMMA([Blad1.CG87])" office:value-type="string" office:string-value="2," calcext:value-type="string">
            <text:p>2,</text:p>
          </table:table-cell>
          <table:table-cell table:formula="of:=ADDCOMMA([Blad1.CH87])" office:value-type="string" office:string-value="2," calcext:value-type="string">
            <text:p>2,</text:p>
          </table:table-cell>
          <table:table-cell table:formula="of:=ADDCOMMA([Blad1.CI87])" office:value-type="string" office:string-value="1," calcext:value-type="string">
            <text:p>1,</text:p>
          </table:table-cell>
          <table:table-cell table:formula="of:=ADDCOMMA([Blad1.CJ87])" office:value-type="string" office:string-value="1," calcext:value-type="string">
            <text:p>1,</text:p>
          </table:table-cell>
          <table:table-cell table:formula="of:=ADDCOMMA([Blad1.CK87])" office:value-type="string" office:string-value="0," calcext:value-type="string">
            <text:p>0,</text:p>
          </table:table-cell>
          <table:table-cell table:formula="of:=ADDCOMMA([Blad1.CL87])" office:value-type="string" office:string-value="0," calcext:value-type="string">
            <text:p>0,</text:p>
          </table:table-cell>
          <table:table-cell table:formula="of:=ADDCOMMA([Blad1.CM87])" office:value-type="string" office:string-value="0," calcext:value-type="string">
            <text:p>0,</text:p>
          </table:table-cell>
          <table:table-cell table:formula="of:=ADDCOMMA([Blad1.CN87])" office:value-type="string" office:string-value="255," calcext:value-type="string">
            <text:p>255,</text:p>
          </table:table-cell>
          <table:table-cell table:formula="of:=ADDCOMMA([Blad1.CO87])" office:value-type="string" office:string-value="255," calcext:value-type="string">
            <text:p>255,</text:p>
          </table:table-cell>
        </table:table-row>
        <table:table-row table:style-name="ro4">
          <table:table-cell table:formula="of:=ADDCOMMA([Blad1.BV88])" office:value-type="string" office:string-value="255," calcext:value-type="string">
            <text:p>255,</text:p>
          </table:table-cell>
          <table:table-cell table:formula="of:=ADDCOMMA([Blad1.BW88])" office:value-type="string" office:string-value="254," calcext:value-type="string">
            <text:p>254,</text:p>
          </table:table-cell>
          <table:table-cell table:formula="of:=ADDCOMMA([Blad1.BX88])" office:value-type="string" office:string-value="254," calcext:value-type="string">
            <text:p>254,</text:p>
          </table:table-cell>
          <table:table-cell table:formula="of:=ADDCOMMA([Blad1.BY88])" office:value-type="string" office:string-value="254," calcext:value-type="string">
            <text:p>254,</text:p>
          </table:table-cell>
          <table:table-cell table:formula="of:=ADDCOMMA([Blad1.BZ88])" office:value-type="string" office:string-value="253," calcext:value-type="string">
            <text:p>253,</text:p>
          </table:table-cell>
          <table:table-cell table:formula="of:=ADDCOMMA([Blad1.CA88])" office:value-type="string" office:string-value="253," calcext:value-type="string">
            <text:p>253,</text:p>
          </table:table-cell>
          <table:table-cell table:formula="of:=ADDCOMMA([Blad1.CB88])" office:value-type="string" office:string-value="252," calcext:value-type="string">
            <text:p>252,</text:p>
          </table:table-cell>
          <table:table-cell table:formula="of:=ADDCOMMA([Blad1.CC88])" office:value-type="string" office:string-value="252," calcext:value-type="string">
            <text:p>252,</text:p>
          </table:table-cell>
          <table:table-cell table:formula="of:=ADDCOMMA([Blad1.CD88])" office:value-type="string" office:string-value="252," calcext:value-type="string">
            <text:p>252,</text:p>
          </table:table-cell>
          <table:table-cell table:formula="of:=ADDCOMMA([Blad1.CE88])" office:value-type="string" office:string-value="251," calcext:value-type="string">
            <text:p>251,</text:p>
          </table:table-cell>
          <table:table-cell table:formula="of:=ADDCOMMA([Blad1.CF88])" office:value-type="string" office:string-value="251," calcext:value-type="string">
            <text:p>251,</text:p>
          </table:table-cell>
          <table:table-cell table:formula="of:=ADDCOMMA([Blad1.CG88])" office:value-type="string" office:string-value="250," calcext:value-type="string">
            <text:p>250,</text:p>
          </table:table-cell>
          <table:table-cell table:formula="of:=ADDCOMMA([Blad1.CH88])" office:value-type="string" office:string-value="250," calcext:value-type="string">
            <text:p>250,</text:p>
          </table:table-cell>
          <table:table-cell table:formula="of:=ADDCOMMA([Blad1.CI88])" office:value-type="string" office:string-value="250," calcext:value-type="string">
            <text:p>250,</text:p>
          </table:table-cell>
          <table:table-cell table:formula="of:=ADDCOMMA([Blad1.CJ88])" office:value-type="string" office:string-value="249," calcext:value-type="string">
            <text:p>249,</text:p>
          </table:table-cell>
          <table:table-cell table:formula="of:=ADDCOMMA([Blad1.CK88])" office:value-type="string" office:string-value="249," calcext:value-type="string">
            <text:p>249,</text:p>
          </table:table-cell>
          <table:table-cell table:formula="of:=ADDCOMMA([Blad1.CL88])" office:value-type="string" office:string-value="248," calcext:value-type="string">
            <text:p>248,</text:p>
          </table:table-cell>
          <table:table-cell table:formula="of:=ADDCOMMA([Blad1.CM88])" office:value-type="string" office:string-value="248," calcext:value-type="string">
            <text:p>248,</text:p>
          </table:table-cell>
          <table:table-cell table:formula="of:=ADDCOMMA([Blad1.CN88])" office:value-type="string" office:string-value="248," calcext:value-type="string">
            <text:p>248,</text:p>
          </table:table-cell>
          <table:table-cell table:formula="of:=ADDCOMMA([Blad1.CO88])" office:value-type="string" office:string-value="247," calcext:value-type="string">
            <text:p>247,</text:p>
          </table:table-cell>
        </table:table-row>
        <table:table-row table:style-name="ro4">
          <table:table-cell table:formula="of:=ADDCOMMA([Blad1.BV89])" office:value-type="string" office:string-value="247," calcext:value-type="string">
            <text:p>247,</text:p>
          </table:table-cell>
          <table:table-cell table:formula="of:=ADDCOMMA([Blad1.BW89])" office:value-type="string" office:string-value="246," calcext:value-type="string">
            <text:p>246,</text:p>
          </table:table-cell>
          <table:table-cell table:formula="of:=ADDCOMMA([Blad1.BX89])" office:value-type="string" office:string-value="246," calcext:value-type="string">
            <text:p>246,</text:p>
          </table:table-cell>
          <table:table-cell table:formula="of:=ADDCOMMA([Blad1.BY89])" office:value-type="string" office:string-value="245," calcext:value-type="string">
            <text:p>245,</text:p>
          </table:table-cell>
          <table:table-cell table:formula="of:=ADDCOMMA([Blad1.BZ89])" office:value-type="string" office:string-value="245," calcext:value-type="string">
            <text:p>245,</text:p>
          </table:table-cell>
          <table:table-cell table:formula="of:=ADDCOMMA([Blad1.CA89])" office:value-type="string" office:string-value="244," calcext:value-type="string">
            <text:p>244,</text:p>
          </table:table-cell>
          <table:table-cell table:formula="of:=ADDCOMMA([Blad1.CB89])" office:value-type="string" office:string-value="244," calcext:value-type="string">
            <text:p>244,</text:p>
          </table:table-cell>
          <table:table-cell table:formula="of:=ADDCOMMA([Blad1.CC89])" office:value-type="string" office:string-value="244," calcext:value-type="string">
            <text:p>244,</text:p>
          </table:table-cell>
          <table:table-cell table:formula="of:=ADDCOMMA([Blad1.CD89])" office:value-type="string" office:string-value="243," calcext:value-type="string">
            <text:p>243,</text:p>
          </table:table-cell>
          <table:table-cell table:formula="of:=ADDCOMMA([Blad1.CE89])" office:value-type="string" office:string-value="243," calcext:value-type="string">
            <text:p>243,</text:p>
          </table:table-cell>
          <table:table-cell table:formula="of:=ADDCOMMA([Blad1.CF89])" office:value-type="string" office:string-value="242," calcext:value-type="string">
            <text:p>242,</text:p>
          </table:table-cell>
          <table:table-cell table:formula="of:=ADDCOMMA([Blad1.CG89])" office:value-type="string" office:string-value="242," calcext:value-type="string">
            <text:p>242,</text:p>
          </table:table-cell>
          <table:table-cell table:formula="of:=ADDCOMMA([Blad1.CH89])" office:value-type="string" office:string-value="241," calcext:value-type="string">
            <text:p>241,</text:p>
          </table:table-cell>
          <table:table-cell table:formula="of:=ADDCOMMA([Blad1.CI89])" office:value-type="string" office:string-value="241," calcext:value-type="string">
            <text:p>241,</text:p>
          </table:table-cell>
          <table:table-cell table:formula="of:=ADDCOMMA([Blad1.CJ89])" office:value-type="string" office:string-value="240," calcext:value-type="string">
            <text:p>240,</text:p>
          </table:table-cell>
          <table:table-cell table:formula="of:=ADDCOMMA([Blad1.CK89])" office:value-type="string" office:string-value="240," calcext:value-type="string">
            <text:p>240,</text:p>
          </table:table-cell>
          <table:table-cell table:formula="of:=ADDCOMMA([Blad1.CL89])" office:value-type="string" office:string-value="239," calcext:value-type="string">
            <text:p>239,</text:p>
          </table:table-cell>
          <table:table-cell table:formula="of:=ADDCOMMA([Blad1.CM89])" office:value-type="string" office:string-value="239," calcext:value-type="string">
            <text:p>239,</text:p>
          </table:table-cell>
          <table:table-cell table:formula="of:=ADDCOMMA([Blad1.CN89])" office:value-type="string" office:string-value="238," calcext:value-type="string">
            <text:p>238,</text:p>
          </table:table-cell>
          <table:table-cell table:formula="of:=ADDCOMMA([Blad1.CO89])" office:value-type="string" office:string-value="238," calcext:value-type="string">
            <text:p>238,</text:p>
          </table:table-cell>
        </table:table-row>
        <table:table-row table:style-name="ro4">
          <table:table-cell table:formula="of:=ADDCOMMA([Blad1.BV90])" office:value-type="string" office:string-value="237," calcext:value-type="string">
            <text:p>237,</text:p>
          </table:table-cell>
          <table:table-cell table:formula="of:=ADDCOMMA([Blad1.BW90])" office:value-type="string" office:string-value="236," calcext:value-type="string">
            <text:p>236,</text:p>
          </table:table-cell>
          <table:table-cell table:formula="of:=ADDCOMMA([Blad1.BX90])" office:value-type="string" office:string-value="235," calcext:value-type="string">
            <text:p>235,</text:p>
          </table:table-cell>
          <table:table-cell table:formula="of:=ADDCOMMA([Blad1.BY90])" office:value-type="string" office:string-value="235," calcext:value-type="string">
            <text:p>235,</text:p>
          </table:table-cell>
          <table:table-cell table:formula="of:=ADDCOMMA([Blad1.BZ90])" office:value-type="string" office:string-value="234," calcext:value-type="string">
            <text:p>234,</text:p>
          </table:table-cell>
          <table:table-cell table:formula="of:=ADDCOMMA([Blad1.CA90])" office:value-type="string" office:string-value="233," calcext:value-type="string">
            <text:p>233,</text:p>
          </table:table-cell>
          <table:table-cell table:formula="of:=ADDCOMMA([Blad1.CB90])" office:value-type="string" office:string-value="233," calcext:value-type="string">
            <text:p>233,</text:p>
          </table:table-cell>
          <table:table-cell table:formula="of:=ADDCOMMA([Blad1.CC90])" office:value-type="string" office:string-value="232," calcext:value-type="string">
            <text:p>232,</text:p>
          </table:table-cell>
          <table:table-cell table:formula="of:=ADDCOMMA([Blad1.CD90])" office:value-type="string" office:string-value="231," calcext:value-type="string">
            <text:p>231,</text:p>
          </table:table-cell>
          <table:table-cell table:formula="of:=ADDCOMMA([Blad1.CE90])" office:value-type="string" office:string-value="231," calcext:value-type="string">
            <text:p>231,</text:p>
          </table:table-cell>
          <table:table-cell table:formula="of:=ADDCOMMA([Blad1.CF90])" office:value-type="string" office:string-value="230," calcext:value-type="string">
            <text:p>230,</text:p>
          </table:table-cell>
          <table:table-cell table:formula="of:=ADDCOMMA([Blad1.CG90])" office:value-type="string" office:string-value="229," calcext:value-type="string">
            <text:p>229,</text:p>
          </table:table-cell>
          <table:table-cell table:formula="of:=ADDCOMMA([Blad1.CH90])" office:value-type="string" office:string-value="228," calcext:value-type="string">
            <text:p>228,</text:p>
          </table:table-cell>
          <table:table-cell table:formula="of:=ADDCOMMA([Blad1.CI90])" office:value-type="string" office:string-value="228," calcext:value-type="string">
            <text:p>228,</text:p>
          </table:table-cell>
          <table:table-cell table:formula="of:=ADDCOMMA([Blad1.CJ90])" office:value-type="string" office:string-value="227," calcext:value-type="string">
            <text:p>227,</text:p>
          </table:table-cell>
          <table:table-cell table:formula="of:=ADDCOMMA([Blad1.CK90])" office:value-type="string" office:string-value="226," calcext:value-type="string">
            <text:p>226,</text:p>
          </table:table-cell>
          <table:table-cell table:formula="of:=ADDCOMMA([Blad1.CL90])" office:value-type="string" office:string-value="226," calcext:value-type="string">
            <text:p>226,</text:p>
          </table:table-cell>
          <table:table-cell table:formula="of:=ADDCOMMA([Blad1.CM90])" office:value-type="string" office:string-value="225," calcext:value-type="string">
            <text:p>225,</text:p>
          </table:table-cell>
          <table:table-cell table:formula="of:=ADDCOMMA([Blad1.CN90])" office:value-type="string" office:string-value="224," calcext:value-type="string">
            <text:p>224,</text:p>
          </table:table-cell>
          <table:table-cell table:formula="of:=ADDCOMMA([Blad1.CO90])" office:value-type="string" office:string-value="223," calcext:value-type="string">
            <text:p>223,</text:p>
          </table:table-cell>
        </table:table-row>
        <table:table-row table:style-name="ro4">
          <table:table-cell table:formula="of:=ADDCOMMA([Blad1.BV91])" office:value-type="string" office:string-value="223," calcext:value-type="string">
            <text:p>223,</text:p>
          </table:table-cell>
          <table:table-cell table:formula="of:=ADDCOMMA([Blad1.BW91])" office:value-type="string" office:string-value="222," calcext:value-type="string">
            <text:p>222,</text:p>
          </table:table-cell>
          <table:table-cell table:formula="of:=ADDCOMMA([Blad1.BX91])" office:value-type="string" office:string-value="221," calcext:value-type="string">
            <text:p>221,</text:p>
          </table:table-cell>
          <table:table-cell table:formula="of:=ADDCOMMA([Blad1.BY91])" office:value-type="string" office:string-value="220," calcext:value-type="string">
            <text:p>220,</text:p>
          </table:table-cell>
          <table:table-cell table:formula="of:=ADDCOMMA([Blad1.BZ91])" office:value-type="string" office:string-value="219," calcext:value-type="string">
            <text:p>219,</text:p>
          </table:table-cell>
          <table:table-cell table:formula="of:=ADDCOMMA([Blad1.CA91])" office:value-type="string" office:string-value="219," calcext:value-type="string">
            <text:p>219,</text:p>
          </table:table-cell>
          <table:table-cell table:formula="of:=ADDCOMMA([Blad1.CB91])" office:value-type="string" office:string-value="218," calcext:value-type="string">
            <text:p>218,</text:p>
          </table:table-cell>
          <table:table-cell table:formula="of:=ADDCOMMA([Blad1.CC91])" office:value-type="string" office:string-value="217," calcext:value-type="string">
            <text:p>217,</text:p>
          </table:table-cell>
          <table:table-cell table:formula="of:=ADDCOMMA([Blad1.CD91])" office:value-type="string" office:string-value="216," calcext:value-type="string">
            <text:p>216,</text:p>
          </table:table-cell>
          <table:table-cell table:formula="of:=ADDCOMMA([Blad1.CE91])" office:value-type="string" office:string-value="216," calcext:value-type="string">
            <text:p>216,</text:p>
          </table:table-cell>
          <table:table-cell table:formula="of:=ADDCOMMA([Blad1.CF91])" office:value-type="string" office:string-value="215," calcext:value-type="string">
            <text:p>215,</text:p>
          </table:table-cell>
          <table:table-cell table:formula="of:=ADDCOMMA([Blad1.CG91])" office:value-type="string" office:string-value="214," calcext:value-type="string">
            <text:p>214,</text:p>
          </table:table-cell>
          <table:table-cell table:formula="of:=ADDCOMMA([Blad1.CH91])" office:value-type="string" office:string-value="213," calcext:value-type="string">
            <text:p>213,</text:p>
          </table:table-cell>
          <table:table-cell table:formula="of:=ADDCOMMA([Blad1.CI91])" office:value-type="string" office:string-value="213," calcext:value-type="string">
            <text:p>213,</text:p>
          </table:table-cell>
          <table:table-cell table:formula="of:=ADDCOMMA([Blad1.CJ91])" office:value-type="string" office:string-value="212," calcext:value-type="string">
            <text:p>212,</text:p>
          </table:table-cell>
          <table:table-cell table:formula="of:=ADDCOMMA([Blad1.CK91])" office:value-type="string" office:string-value="211," calcext:value-type="string">
            <text:p>211,</text:p>
          </table:table-cell>
          <table:table-cell table:formula="of:=ADDCOMMA([Blad1.CL91])" office:value-type="string" office:string-value="210," calcext:value-type="string">
            <text:p>210,</text:p>
          </table:table-cell>
          <table:table-cell table:formula="of:=ADDCOMMA([Blad1.CM91])" office:value-type="string" office:string-value="210," calcext:value-type="string">
            <text:p>210,</text:p>
          </table:table-cell>
          <table:table-cell table:formula="of:=ADDCOMMA([Blad1.CN91])" office:value-type="string" office:string-value="209," calcext:value-type="string">
            <text:p>209,</text:p>
          </table:table-cell>
          <table:table-cell table:formula="of:=ADDCOMMA([Blad1.CO91])" office:value-type="string" office:string-value="208," calcext:value-type="string">
            <text:p>208,</text:p>
          </table:table-cell>
        </table:table-row>
        <table:table-row table:style-name="ro4">
          <table:table-cell table:formula="of:=ADDCOMMA([Blad1.BV92])" office:value-type="string" office:string-value="208," calcext:value-type="string">
            <text:p>208,</text:p>
          </table:table-cell>
          <table:table-cell table:formula="of:=ADDCOMMA([Blad1.BW92])" office:value-type="string" office:string-value="207," calcext:value-type="string">
            <text:p>207,</text:p>
          </table:table-cell>
          <table:table-cell table:formula="of:=ADDCOMMA([Blad1.BX92])" office:value-type="string" office:string-value="206," calcext:value-type="string">
            <text:p>206,</text:p>
          </table:table-cell>
          <table:table-cell table:formula="of:=ADDCOMMA([Blad1.BY92])" office:value-type="string" office:string-value="205," calcext:value-type="string">
            <text:p>205,</text:p>
          </table:table-cell>
          <table:table-cell table:formula="of:=ADDCOMMA([Blad1.BZ92])" office:value-type="string" office:string-value="205," calcext:value-type="string">
            <text:p>205,</text:p>
          </table:table-cell>
          <table:table-cell table:formula="of:=ADDCOMMA([Blad1.CA92])" office:value-type="string" office:string-value="204," calcext:value-type="string">
            <text:p>204,</text:p>
          </table:table-cell>
          <table:table-cell table:formula="of:=ADDCOMMA([Blad1.CB92])" office:value-type="string" office:string-value="203," calcext:value-type="string">
            <text:p>203,</text:p>
          </table:table-cell>
          <table:table-cell table:formula="of:=ADDCOMMA([Blad1.CC92])" office:value-type="string" office:string-value="203," calcext:value-type="string">
            <text:p>203,</text:p>
          </table:table-cell>
          <table:table-cell table:formula="of:=ADDCOMMA([Blad1.CD92])" office:value-type="string" office:string-value="202," calcext:value-type="string">
            <text:p>202,</text:p>
          </table:table-cell>
          <table:table-cell table:formula="of:=ADDCOMMA([Blad1.CE92])" office:value-type="string" office:string-value="201," calcext:value-type="string">
            <text:p>201,</text:p>
          </table:table-cell>
          <table:table-cell table:formula="of:=ADDCOMMA([Blad1.CF92])" office:value-type="string" office:string-value="200," calcext:value-type="string">
            <text:p>200,</text:p>
          </table:table-cell>
          <table:table-cell table:formula="of:=ADDCOMMA([Blad1.CG92])" office:value-type="string" office:string-value="200," calcext:value-type="string">
            <text:p>200,</text:p>
          </table:table-cell>
          <table:table-cell table:formula="of:=ADDCOMMA([Blad1.CH92])" office:value-type="string" office:string-value="199," calcext:value-type="string">
            <text:p>199,</text:p>
          </table:table-cell>
          <table:table-cell table:formula="of:=ADDCOMMA([Blad1.CI92])" office:value-type="string" office:string-value="198," calcext:value-type="string">
            <text:p>198,</text:p>
          </table:table-cell>
          <table:table-cell table:formula="of:=ADDCOMMA([Blad1.CJ92])" office:value-type="string" office:string-value="198," calcext:value-type="string">
            <text:p>198,</text:p>
          </table:table-cell>
          <table:table-cell table:formula="of:=ADDCOMMA([Blad1.CK92])" office:value-type="string" office:string-value="197," calcext:value-type="string">
            <text:p>197,</text:p>
          </table:table-cell>
          <table:table-cell table:formula="of:=ADDCOMMA([Blad1.CL92])" office:value-type="string" office:string-value="196," calcext:value-type="string">
            <text:p>196,</text:p>
          </table:table-cell>
          <table:table-cell table:formula="of:=ADDCOMMA([Blad1.CM92])" office:value-type="string" office:string-value="195," calcext:value-type="string">
            <text:p>195,</text:p>
          </table:table-cell>
          <table:table-cell table:formula="of:=ADDCOMMA([Blad1.CN92])" office:value-type="string" office:string-value="195," calcext:value-type="string">
            <text:p>195,</text:p>
          </table:table-cell>
          <table:table-cell table:formula="of:=ADDCOMMA([Blad1.CO92])" office:value-type="string" office:string-value="194," calcext:value-type="string">
            <text:p>194,</text:p>
          </table:table-cell>
        </table:table-row>
        <table:table-row table:style-name="ro4">
          <table:table-cell table:formula="of:=ADDCOMMA([Blad1.BV93])" office:value-type="string" office:string-value="193," calcext:value-type="string">
            <text:p>193,</text:p>
          </table:table-cell>
          <table:table-cell table:formula="of:=ADDCOMMA([Blad1.BW93])" office:value-type="string" office:string-value="193," calcext:value-type="string">
            <text:p>193,</text:p>
          </table:table-cell>
          <table:table-cell table:formula="of:=ADDCOMMA([Blad1.BX93])" office:value-type="string" office:string-value="192," calcext:value-type="string">
            <text:p>192,</text:p>
          </table:table-cell>
          <table:table-cell table:formula="of:=ADDCOMMA([Blad1.BY93])" office:value-type="string" office:string-value="191," calcext:value-type="string">
            <text:p>191,</text:p>
          </table:table-cell>
          <table:table-cell table:formula="of:=ADDCOMMA([Blad1.BZ93])" office:value-type="string" office:string-value="191," calcext:value-type="string">
            <text:p>191,</text:p>
          </table:table-cell>
          <table:table-cell table:formula="of:=ADDCOMMA([Blad1.CA93])" office:value-type="string" office:string-value="190," calcext:value-type="string">
            <text:p>190,</text:p>
          </table:table-cell>
          <table:table-cell table:formula="of:=ADDCOMMA([Blad1.CB93])" office:value-type="string" office:string-value="190," calcext:value-type="string">
            <text:p>190,</text:p>
          </table:table-cell>
          <table:table-cell table:formula="of:=ADDCOMMA([Blad1.CC93])" office:value-type="string" office:string-value="189," calcext:value-type="string">
            <text:p>189,</text:p>
          </table:table-cell>
          <table:table-cell table:formula="of:=ADDCOMMA([Blad1.CD93])" office:value-type="string" office:string-value="189," calcext:value-type="string">
            <text:p>189,</text:p>
          </table:table-cell>
          <table:table-cell table:formula="of:=ADDCOMMA([Blad1.CE93])" office:value-type="string" office:string-value="188," calcext:value-type="string">
            <text:p>188,</text:p>
          </table:table-cell>
          <table:table-cell table:formula="of:=ADDCOMMA([Blad1.CF93])" office:value-type="string" office:string-value="188," calcext:value-type="string">
            <text:p>188,</text:p>
          </table:table-cell>
          <table:table-cell table:formula="of:=ADDCOMMA([Blad1.CG93])" office:value-type="string" office:string-value="187," calcext:value-type="string">
            <text:p>187,</text:p>
          </table:table-cell>
          <table:table-cell table:formula="of:=ADDCOMMA([Blad1.CH93])" office:value-type="string" office:string-value="186," calcext:value-type="string">
            <text:p>186,</text:p>
          </table:table-cell>
          <table:table-cell table:formula="of:=ADDCOMMA([Blad1.CI93])" office:value-type="string" office:string-value="186," calcext:value-type="string">
            <text:p>186,</text:p>
          </table:table-cell>
          <table:table-cell table:formula="of:=ADDCOMMA([Blad1.CJ93])" office:value-type="string" office:string-value="185," calcext:value-type="string">
            <text:p>185,</text:p>
          </table:table-cell>
          <table:table-cell table:formula="of:=ADDCOMMA([Blad1.CK93])" office:value-type="string" office:string-value="185," calcext:value-type="string">
            <text:p>185,</text:p>
          </table:table-cell>
          <table:table-cell table:formula="of:=ADDCOMMA([Blad1.CL93])" office:value-type="string" office:string-value="184," calcext:value-type="string">
            <text:p>184,</text:p>
          </table:table-cell>
          <table:table-cell table:formula="of:=ADDCOMMA([Blad1.CM93])" office:value-type="string" office:string-value="184," calcext:value-type="string">
            <text:p>184,</text:p>
          </table:table-cell>
          <table:table-cell table:formula="of:=ADDCOMMA([Blad1.CN93])" office:value-type="string" office:string-value="183," calcext:value-type="string">
            <text:p>183,</text:p>
          </table:table-cell>
          <table:table-cell table:formula="of:=ADDCOMMA([Blad1.CO93])" office:value-type="string" office:string-value="183," calcext:value-type="string">
            <text:p>183,</text:p>
          </table:table-cell>
        </table:table-row>
        <table:table-row table:style-name="ro4">
          <table:table-cell table:formula="of:=ADDCOMMA([Blad1.BV94])" office:value-type="string" office:string-value="182," calcext:value-type="string">
            <text:p>182,</text:p>
          </table:table-cell>
          <table:table-cell table:formula="of:=ADDCOMMA([Blad1.BW94])" office:value-type="string" office:string-value="182," calcext:value-type="string">
            <text:p>182,</text:p>
          </table:table-cell>
          <table:table-cell table:formula="of:=ADDCOMMA([Blad1.BX94])" office:value-type="string" office:string-value="181," calcext:value-type="string">
            <text:p>181,</text:p>
          </table:table-cell>
          <table:table-cell table:formula="of:=ADDCOMMA([Blad1.BY94])" office:value-type="string" office:string-value="180," calcext:value-type="string">
            <text:p>180,</text:p>
          </table:table-cell>
          <table:table-cell table:formula="of:=ADDCOMMA([Blad1.BZ94])" office:value-type="string" office:string-value="180," calcext:value-type="string">
            <text:p>180,</text:p>
          </table:table-cell>
          <table:table-cell table:formula="of:=ADDCOMMA([Blad1.CA94])" office:value-type="string" office:string-value="179," calcext:value-type="string">
            <text:p>179,</text:p>
          </table:table-cell>
          <table:table-cell table:formula="of:=ADDCOMMA([Blad1.CB94])" office:value-type="string" office:string-value="179," calcext:value-type="string">
            <text:p>179,</text:p>
          </table:table-cell>
          <table:table-cell table:formula="of:=ADDCOMMA([Blad1.CC94])" office:value-type="string" office:string-value="178," calcext:value-type="string">
            <text:p>178,</text:p>
          </table:table-cell>
          <table:table-cell table:formula="of:=ADDCOMMA([Blad1.CD94])" office:value-type="string" office:string-value="178," calcext:value-type="string">
            <text:p>178,</text:p>
          </table:table-cell>
          <table:table-cell table:formula="of:=ADDCOMMA([Blad1.CE94])" office:value-type="string" office:string-value="177," calcext:value-type="string">
            <text:p>177,</text:p>
          </table:table-cell>
          <table:table-cell table:formula="of:=ADDCOMMA([Blad1.CF94])" office:value-type="string" office:string-value="176," calcext:value-type="string">
            <text:p>176,</text:p>
          </table:table-cell>
          <table:table-cell table:formula="of:=ADDCOMMA([Blad1.CG94])" office:value-type="string" office:string-value="176," calcext:value-type="string">
            <text:p>176,</text:p>
          </table:table-cell>
          <table:table-cell table:formula="of:=ADDCOMMA([Blad1.CH94])" office:value-type="string" office:string-value="175," calcext:value-type="string">
            <text:p>175,</text:p>
          </table:table-cell>
          <table:table-cell table:formula="of:=ADDCOMMA([Blad1.CI94])" office:value-type="string" office:string-value="175," calcext:value-type="string">
            <text:p>175,</text:p>
          </table:table-cell>
          <table:table-cell table:formula="of:=ADDCOMMA([Blad1.CJ94])" office:value-type="string" office:string-value="174," calcext:value-type="string">
            <text:p>174,</text:p>
          </table:table-cell>
          <table:table-cell table:formula="of:=ADDCOMMA([Blad1.CK94])" office:value-type="string" office:string-value="173," calcext:value-type="string">
            <text:p>173,</text:p>
          </table:table-cell>
          <table:table-cell table:formula="of:=ADDCOMMA([Blad1.CL94])" office:value-type="string" office:string-value="173," calcext:value-type="string">
            <text:p>173,</text:p>
          </table:table-cell>
          <table:table-cell table:formula="of:=ADDCOMMA([Blad1.CM94])" office:value-type="string" office:string-value="172," calcext:value-type="string">
            <text:p>172,</text:p>
          </table:table-cell>
          <table:table-cell table:formula="of:=ADDCOMMA([Blad1.CN94])" office:value-type="string" office:string-value="172," calcext:value-type="string">
            <text:p>172,</text:p>
          </table:table-cell>
          <table:table-cell table:formula="of:=ADDCOMMA([Blad1.CO94])" office:value-type="string" office:string-value="171," calcext:value-type="string">
            <text:p>171,</text:p>
          </table:table-cell>
        </table:table-row>
        <table:table-row table:style-name="ro4">
          <table:table-cell table:formula="of:=ADDCOMMA([Blad1.BV95])" office:value-type="string" office:string-value="171," calcext:value-type="string">
            <text:p>171,</text:p>
          </table:table-cell>
          <table:table-cell table:formula="of:=ADDCOMMA([Blad1.BW95])" office:value-type="string" office:string-value="170," calcext:value-type="string">
            <text:p>170,</text:p>
          </table:table-cell>
          <table:table-cell table:formula="of:=ADDCOMMA([Blad1.BX95])" office:value-type="string" office:string-value="169," calcext:value-type="string">
            <text:p>169,</text:p>
          </table:table-cell>
          <table:table-cell table:formula="of:=ADDCOMMA([Blad1.BY95])" office:value-type="string" office:string-value="169," calcext:value-type="string">
            <text:p>169,</text:p>
          </table:table-cell>
          <table:table-cell table:formula="of:=ADDCOMMA([Blad1.BZ95])" office:value-type="string" office:string-value="168," calcext:value-type="string">
            <text:p>168,</text:p>
          </table:table-cell>
          <table:table-cell table:formula="of:=ADDCOMMA([Blad1.CA95])" office:value-type="string" office:string-value="168," calcext:value-type="string">
            <text:p>168,</text:p>
          </table:table-cell>
          <table:table-cell table:formula="of:=ADDCOMMA([Blad1.CB95])" office:value-type="string" office:string-value="167," calcext:value-type="string">
            <text:p>167,</text:p>
          </table:table-cell>
          <table:table-cell table:formula="of:=ADDCOMMA([Blad1.CC95])" office:value-type="string" office:string-value="166," calcext:value-type="string">
            <text:p>166,</text:p>
          </table:table-cell>
          <table:table-cell table:formula="of:=ADDCOMMA([Blad1.CD95])" office:value-type="string" office:string-value="165," calcext:value-type="string">
            <text:p>165,</text:p>
          </table:table-cell>
          <table:table-cell table:formula="of:=ADDCOMMA([Blad1.CE95])" office:value-type="string" office:string-value="164," calcext:value-type="string">
            <text:p>164,</text:p>
          </table:table-cell>
          <table:table-cell table:formula="of:=ADDCOMMA([Blad1.CF95])" office:value-type="string" office:string-value="163," calcext:value-type="string">
            <text:p>163,</text:p>
          </table:table-cell>
          <table:table-cell table:formula="of:=ADDCOMMA([Blad1.CG95])" office:value-type="string" office:string-value="162," calcext:value-type="string">
            <text:p>162,</text:p>
          </table:table-cell>
          <table:table-cell table:formula="of:=ADDCOMMA([Blad1.CH95])" office:value-type="string" office:string-value="161," calcext:value-type="string">
            <text:p>161,</text:p>
          </table:table-cell>
          <table:table-cell table:formula="of:=ADDCOMMA([Blad1.CI95])" office:value-type="string" office:string-value="160," calcext:value-type="string">
            <text:p>160,</text:p>
          </table:table-cell>
          <table:table-cell table:formula="of:=ADDCOMMA([Blad1.CJ95])" office:value-type="string" office:string-value="160," calcext:value-type="string">
            <text:p>160,</text:p>
          </table:table-cell>
          <table:table-cell table:formula="of:=ADDCOMMA([Blad1.CK95])" office:value-type="string" office:string-value="159," calcext:value-type="string">
            <text:p>159,</text:p>
          </table:table-cell>
          <table:table-cell table:formula="of:=ADDCOMMA([Blad1.CL95])" office:value-type="string" office:string-value="158," calcext:value-type="string">
            <text:p>158,</text:p>
          </table:table-cell>
          <table:table-cell table:formula="of:=ADDCOMMA([Blad1.CM95])" office:value-type="string" office:string-value="157," calcext:value-type="string">
            <text:p>157,</text:p>
          </table:table-cell>
          <table:table-cell table:formula="of:=ADDCOMMA([Blad1.CN95])" office:value-type="string" office:string-value="156," calcext:value-type="string">
            <text:p>156,</text:p>
          </table:table-cell>
          <table:table-cell table:formula="of:=ADDCOMMA([Blad1.CO95])" office:value-type="string" office:string-value="155," calcext:value-type="string">
            <text:p>155,</text:p>
          </table:table-cell>
        </table:table-row>
        <table:table-row table:style-name="ro4">
          <table:table-cell table:formula="of:=ADDCOMMA([Blad1.BV96])" office:value-type="string" office:string-value="154," calcext:value-type="string">
            <text:p>154,</text:p>
          </table:table-cell>
          <table:table-cell table:formula="of:=ADDCOMMA([Blad1.BW96])" office:value-type="string" office:string-value="153," calcext:value-type="string">
            <text:p>153,</text:p>
          </table:table-cell>
          <table:table-cell table:formula="of:=ADDCOMMA([Blad1.BX96])" office:value-type="string" office:string-value="153," calcext:value-type="string">
            <text:p>153,</text:p>
          </table:table-cell>
          <table:table-cell table:formula="of:=ADDCOMMA([Blad1.BY96])" office:value-type="string" office:string-value="152," calcext:value-type="string">
            <text:p>152,</text:p>
          </table:table-cell>
          <table:table-cell table:formula="of:=ADDCOMMA([Blad1.BZ96])" office:value-type="string" office:string-value="151," calcext:value-type="string">
            <text:p>151,</text:p>
          </table:table-cell>
          <table:table-cell table:formula="of:=ADDCOMMA([Blad1.CA96])" office:value-type="string" office:string-value="150," calcext:value-type="string">
            <text:p>150,</text:p>
          </table:table-cell>
          <table:table-cell table:formula="of:=ADDCOMMA([Blad1.CB96])" office:value-type="string" office:string-value="149," calcext:value-type="string">
            <text:p>149,</text:p>
          </table:table-cell>
          <table:table-cell table:formula="of:=ADDCOMMA([Blad1.CC96])" office:value-type="string" office:string-value="148," calcext:value-type="string">
            <text:p>148,</text:p>
          </table:table-cell>
          <table:table-cell table:formula="of:=ADDCOMMA([Blad1.CD96])" office:value-type="string" office:string-value="147," calcext:value-type="string">
            <text:p>147,</text:p>
          </table:table-cell>
          <table:table-cell table:formula="of:=ADDCOMMA([Blad1.CE96])" office:value-type="string" office:string-value="146," calcext:value-type="string">
            <text:p>146,</text:p>
          </table:table-cell>
          <table:table-cell table:formula="of:=ADDCOMMA([Blad1.CF96])" office:value-type="string" office:string-value="146," calcext:value-type="string">
            <text:p>146,</text:p>
          </table:table-cell>
          <table:table-cell table:formula="of:=ADDCOMMA([Blad1.CG96])" office:value-type="string" office:string-value="145," calcext:value-type="string">
            <text:p>145,</text:p>
          </table:table-cell>
          <table:table-cell table:formula="of:=ADDCOMMA([Blad1.CH96])" office:value-type="string" office:string-value="144," calcext:value-type="string">
            <text:p>144,</text:p>
          </table:table-cell>
          <table:table-cell table:formula="of:=ADDCOMMA([Blad1.CI96])" office:value-type="string" office:string-value="143," calcext:value-type="string">
            <text:p>143,</text:p>
          </table:table-cell>
          <table:table-cell table:formula="of:=ADDCOMMA([Blad1.CJ96])" office:value-type="string" office:string-value="142," calcext:value-type="string">
            <text:p>142,</text:p>
          </table:table-cell>
          <table:table-cell table:formula="of:=ADDCOMMA([Blad1.CK96])" office:value-type="string" office:string-value="141," calcext:value-type="string">
            <text:p>141,</text:p>
          </table:table-cell>
          <table:table-cell table:formula="of:=ADDCOMMA([Blad1.CL96])" office:value-type="string" office:string-value="140," calcext:value-type="string">
            <text:p>140,</text:p>
          </table:table-cell>
          <table:table-cell table:formula="of:=ADDCOMMA([Blad1.CM96])" office:value-type="string" office:string-value="139," calcext:value-type="string">
            <text:p>139,</text:p>
          </table:table-cell>
          <table:table-cell table:formula="of:=ADDCOMMA([Blad1.CN96])" office:value-type="string" office:string-value="138," calcext:value-type="string">
            <text:p>138,</text:p>
          </table:table-cell>
          <table:table-cell table:formula="of:=ADDCOMMA([Blad1.CO96])" office:value-type="string" office:string-value="138," calcext:value-type="string">
            <text:p>138,</text:p>
          </table:table-cell>
        </table:table-row>
        <table:table-row table:style-name="ro4">
          <table:table-cell table:formula="of:=ADDCOMMA([Blad1.BV97])" office:value-type="string" office:string-value="137," calcext:value-type="string">
            <text:p>137,</text:p>
          </table:table-cell>
          <table:table-cell table:formula="of:=ADDCOMMA([Blad1.BW97])" office:value-type="string" office:string-value="136," calcext:value-type="string">
            <text:p>136,</text:p>
          </table:table-cell>
          <table:table-cell table:formula="of:=ADDCOMMA([Blad1.BX97])" office:value-type="string" office:string-value="135," calcext:value-type="string">
            <text:p>135,</text:p>
          </table:table-cell>
          <table:table-cell table:formula="of:=ADDCOMMA([Blad1.BY97])" office:value-type="string" office:string-value="134," calcext:value-type="string">
            <text:p>134,</text:p>
          </table:table-cell>
          <table:table-cell table:formula="of:=ADDCOMMA([Blad1.BZ97])" office:value-type="string" office:string-value="134," calcext:value-type="string">
            <text:p>134,</text:p>
          </table:table-cell>
          <table:table-cell table:formula="of:=ADDCOMMA([Blad1.CA97])" office:value-type="string" office:string-value="133," calcext:value-type="string">
            <text:p>133,</text:p>
          </table:table-cell>
          <table:table-cell table:formula="of:=ADDCOMMA([Blad1.CB97])" office:value-type="string" office:string-value="133," calcext:value-type="string">
            <text:p>133,</text:p>
          </table:table-cell>
          <table:table-cell table:formula="of:=ADDCOMMA([Blad1.CC97])" office:value-type="string" office:string-value="132," calcext:value-type="string">
            <text:p>132,</text:p>
          </table:table-cell>
          <table:table-cell table:formula="of:=ADDCOMMA([Blad1.CD97])" office:value-type="string" office:string-value="131," calcext:value-type="string">
            <text:p>131,</text:p>
          </table:table-cell>
          <table:table-cell table:formula="of:=ADDCOMMA([Blad1.CE97])" office:value-type="string" office:string-value="131," calcext:value-type="string">
            <text:p>131,</text:p>
          </table:table-cell>
          <table:table-cell table:formula="of:=ADDCOMMA([Blad1.CF97])" office:value-type="string" office:string-value="130," calcext:value-type="string">
            <text:p>130,</text:p>
          </table:table-cell>
          <table:table-cell table:formula="of:=ADDCOMMA([Blad1.CG97])" office:value-type="string" office:string-value="130," calcext:value-type="string">
            <text:p>130,</text:p>
          </table:table-cell>
          <table:table-cell table:formula="of:=ADDCOMMA([Blad1.CH97])" office:value-type="string" office:string-value="129," calcext:value-type="string">
            <text:p>129,</text:p>
          </table:table-cell>
          <table:table-cell table:formula="of:=ADDCOMMA([Blad1.CI97])" office:value-type="string" office:string-value="129," calcext:value-type="string">
            <text:p>129,</text:p>
          </table:table-cell>
          <table:table-cell table:formula="of:=ADDCOMMA([Blad1.CJ97])" office:value-type="string" office:string-value="128," calcext:value-type="string">
            <text:p>128,</text:p>
          </table:table-cell>
          <table:table-cell table:formula="of:=ADDCOMMA([Blad1.CK97])" office:value-type="string" office:string-value="128," calcext:value-type="string">
            <text:p>128,</text:p>
          </table:table-cell>
          <table:table-cell table:formula="of:=ADDCOMMA([Blad1.CL97])" office:value-type="string" office:string-value="127," calcext:value-type="string">
            <text:p>127,</text:p>
          </table:table-cell>
          <table:table-cell table:formula="of:=ADDCOMMA([Blad1.CM97])" office:value-type="string" office:string-value="126," calcext:value-type="string">
            <text:p>126,</text:p>
          </table:table-cell>
          <table:table-cell table:formula="of:=ADDCOMMA([Blad1.CN97])" office:value-type="string" office:string-value="126," calcext:value-type="string">
            <text:p>126,</text:p>
          </table:table-cell>
          <table:table-cell table:formula="of:=ADDCOMMA([Blad1.CO97])" office:value-type="string" office:string-value="125," calcext:value-type="string">
            <text:p>125,</text:p>
          </table:table-cell>
        </table:table-row>
        <table:table-row table:style-name="ro4">
          <table:table-cell table:formula="of:=ADDCOMMA([Blad1.BV98])" office:value-type="string" office:string-value="125," calcext:value-type="string">
            <text:p>125,</text:p>
          </table:table-cell>
          <table:table-cell table:formula="of:=ADDCOMMA([Blad1.BW98])" office:value-type="string" office:string-value="124," calcext:value-type="string">
            <text:p>124,</text:p>
          </table:table-cell>
          <table:table-cell table:formula="of:=ADDCOMMA([Blad1.BX98])" office:value-type="string" office:string-value="124," calcext:value-type="string">
            <text:p>124,</text:p>
          </table:table-cell>
          <table:table-cell table:formula="of:=ADDCOMMA([Blad1.BY98])" office:value-type="string" office:string-value="123," calcext:value-type="string">
            <text:p>123,</text:p>
          </table:table-cell>
          <table:table-cell table:formula="of:=ADDCOMMA([Blad1.BZ98])" office:value-type="string" office:string-value="123," calcext:value-type="string">
            <text:p>123,</text:p>
          </table:table-cell>
          <table:table-cell table:formula="of:=ADDCOMMA([Blad1.CA98])" office:value-type="string" office:string-value="122," calcext:value-type="string">
            <text:p>122,</text:p>
          </table:table-cell>
          <table:table-cell table:formula="of:=ADDCOMMA([Blad1.CB98])" office:value-type="string" office:string-value="122," calcext:value-type="string">
            <text:p>122,</text:p>
          </table:table-cell>
          <table:table-cell table:formula="of:=ADDCOMMA([Blad1.CC98])" office:value-type="string" office:string-value="121," calcext:value-type="string">
            <text:p>121,</text:p>
          </table:table-cell>
          <table:table-cell table:formula="of:=ADDCOMMA([Blad1.CD98])" office:value-type="string" office:string-value="121," calcext:value-type="string">
            <text:p>121,</text:p>
          </table:table-cell>
          <table:table-cell table:formula="of:=ADDCOMMA([Blad1.CE98])" office:value-type="string" office:string-value="120," calcext:value-type="string">
            <text:p>120,</text:p>
          </table:table-cell>
          <table:table-cell table:formula="of:=ADDCOMMA([Blad1.CF98])" office:value-type="string" office:string-value="119," calcext:value-type="string">
            <text:p>119,</text:p>
          </table:table-cell>
          <table:table-cell table:formula="of:=ADDCOMMA([Blad1.CG98])" office:value-type="string" office:string-value="119," calcext:value-type="string">
            <text:p>119,</text:p>
          </table:table-cell>
          <table:table-cell table:formula="of:=ADDCOMMA([Blad1.CH98])" office:value-type="string" office:string-value="118," calcext:value-type="string">
            <text:p>118,</text:p>
          </table:table-cell>
          <table:table-cell table:formula="of:=ADDCOMMA([Blad1.CI98])" office:value-type="string" office:string-value="118," calcext:value-type="string">
            <text:p>118,</text:p>
          </table:table-cell>
          <table:table-cell table:formula="of:=ADDCOMMA([Blad1.CJ98])" office:value-type="string" office:string-value="117," calcext:value-type="string">
            <text:p>117,</text:p>
          </table:table-cell>
          <table:table-cell table:formula="of:=ADDCOMMA([Blad1.CK98])" office:value-type="string" office:string-value="117," calcext:value-type="string">
            <text:p>117,</text:p>
          </table:table-cell>
          <table:table-cell table:formula="of:=ADDCOMMA([Blad1.CL98])" office:value-type="string" office:string-value="116," calcext:value-type="string">
            <text:p>116,</text:p>
          </table:table-cell>
          <table:table-cell table:formula="of:=ADDCOMMA([Blad1.CM98])" office:value-type="string" office:string-value="116," calcext:value-type="string">
            <text:p>116,</text:p>
          </table:table-cell>
          <table:table-cell table:formula="of:=ADDCOMMA([Blad1.CN98])" office:value-type="string" office:string-value="115," calcext:value-type="string">
            <text:p>115,</text:p>
          </table:table-cell>
          <table:table-cell table:formula="of:=ADDCOMMA([Blad1.CO98])" office:value-type="string" office:string-value="115," calcext:value-type="string">
            <text:p>115,</text:p>
          </table:table-cell>
        </table:table-row>
        <table:table-row table:style-name="ro4">
          <table:table-cell table:formula="of:=ADDCOMMA([Blad1.BV99])" office:value-type="string" office:string-value="114," calcext:value-type="string">
            <text:p>114,</text:p>
          </table:table-cell>
          <table:table-cell table:formula="of:=ADDCOMMA([Blad1.BW99])" office:value-type="string" office:string-value="114," calcext:value-type="string">
            <text:p>114,</text:p>
          </table:table-cell>
          <table:table-cell table:formula="of:=ADDCOMMA([Blad1.BX99])" office:value-type="string" office:string-value="113," calcext:value-type="string">
            <text:p>113,</text:p>
          </table:table-cell>
          <table:table-cell table:formula="of:=ADDCOMMA([Blad1.BY99])" office:value-type="string" office:string-value="113," calcext:value-type="string">
            <text:p>113,</text:p>
          </table:table-cell>
          <table:table-cell table:formula="of:=ADDCOMMA([Blad1.BZ99])" office:value-type="string" office:string-value="112," calcext:value-type="string">
            <text:p>112,</text:p>
          </table:table-cell>
          <table:table-cell table:formula="of:=ADDCOMMA([Blad1.CA99])" office:value-type="string" office:string-value="112," calcext:value-type="string">
            <text:p>112,</text:p>
          </table:table-cell>
          <table:table-cell table:formula="of:=ADDCOMMA([Blad1.CB99])" office:value-type="string" office:string-value="111," calcext:value-type="string">
            <text:p>111,</text:p>
          </table:table-cell>
          <table:table-cell table:formula="of:=ADDCOMMA([Blad1.CC99])" office:value-type="string" office:string-value="111," calcext:value-type="string">
            <text:p>111,</text:p>
          </table:table-cell>
          <table:table-cell table:formula="of:=ADDCOMMA([Blad1.CD99])" office:value-type="string" office:string-value="110," calcext:value-type="string">
            <text:p>110,</text:p>
          </table:table-cell>
          <table:table-cell table:formula="of:=ADDCOMMA([Blad1.CE99])" office:value-type="string" office:string-value="110," calcext:value-type="string">
            <text:p>110,</text:p>
          </table:table-cell>
          <table:table-cell table:formula="of:=ADDCOMMA([Blad1.CF99])" office:value-type="string" office:string-value="109," calcext:value-type="string">
            <text:p>109,</text:p>
          </table:table-cell>
          <table:table-cell table:formula="of:=ADDCOMMA([Blad1.CG99])" office:value-type="string" office:string-value="109," calcext:value-type="string">
            <text:p>109,</text:p>
          </table:table-cell>
          <table:table-cell table:formula="of:=ADDCOMMA([Blad1.CH99])" office:value-type="string" office:string-value="108," calcext:value-type="string">
            <text:p>108,</text:p>
          </table:table-cell>
          <table:table-cell table:formula="of:=ADDCOMMA([Blad1.CI99])" office:value-type="string" office:string-value="108," calcext:value-type="string">
            <text:p>108,</text:p>
          </table:table-cell>
          <table:table-cell table:formula="of:=ADDCOMMA([Blad1.CJ99])" office:value-type="string" office:string-value="107," calcext:value-type="string">
            <text:p>107,</text:p>
          </table:table-cell>
          <table:table-cell table:formula="of:=ADDCOMMA([Blad1.CK99])" office:value-type="string" office:string-value="107," calcext:value-type="string">
            <text:p>107,</text:p>
          </table:table-cell>
          <table:table-cell table:formula="of:=ADDCOMMA([Blad1.CL99])" office:value-type="string" office:string-value="106," calcext:value-type="string">
            <text:p>106,</text:p>
          </table:table-cell>
          <table:table-cell table:formula="of:=ADDCOMMA([Blad1.CM99])" office:value-type="string" office:string-value="106," calcext:value-type="string">
            <text:p>106,</text:p>
          </table:table-cell>
          <table:table-cell table:formula="of:=ADDCOMMA([Blad1.CN99])" office:value-type="string" office:string-value="105," calcext:value-type="string">
            <text:p>105,</text:p>
          </table:table-cell>
          <table:table-cell table:formula="of:=ADDCOMMA([Blad1.CO99])" office:value-type="string" office:string-value="105," calcext:value-type="string">
            <text:p>105,</text:p>
          </table:table-cell>
        </table:table-row>
        <table:table-row table:style-name="ro4">
          <table:table-cell table:formula="of:=ADDCOMMA([Blad1.BV100])" office:value-type="string" office:string-value="104," calcext:value-type="string">
            <text:p>104,</text:p>
          </table:table-cell>
          <table:table-cell table:formula="of:=ADDCOMMA([Blad1.BW100])" office:value-type="string" office:string-value="104," calcext:value-type="string">
            <text:p>104,</text:p>
          </table:table-cell>
          <table:table-cell table:formula="of:=ADDCOMMA([Blad1.BX100])" office:value-type="string" office:string-value="103," calcext:value-type="string">
            <text:p>103,</text:p>
          </table:table-cell>
          <table:table-cell table:formula="of:=ADDCOMMA([Blad1.BY100])" office:value-type="string" office:string-value="102," calcext:value-type="string">
            <text:p>102,</text:p>
          </table:table-cell>
          <table:table-cell table:formula="of:=ADDCOMMA([Blad1.BZ100])" office:value-type="string" office:string-value="102," calcext:value-type="string">
            <text:p>102,</text:p>
          </table:table-cell>
          <table:table-cell table:formula="of:=ADDCOMMA([Blad1.CA100])" office:value-type="string" office:string-value="101," calcext:value-type="string">
            <text:p>101,</text:p>
          </table:table-cell>
          <table:table-cell table:formula="of:=ADDCOMMA([Blad1.CB100])" office:value-type="string" office:string-value="100," calcext:value-type="string">
            <text:p>100,</text:p>
          </table:table-cell>
          <table:table-cell table:formula="of:=ADDCOMMA([Blad1.CC100])" office:value-type="string" office:string-value="100," calcext:value-type="string">
            <text:p>100,</text:p>
          </table:table-cell>
          <table:table-cell table:formula="of:=ADDCOMMA([Blad1.CD100])" office:value-type="string" office:string-value="99," calcext:value-type="string">
            <text:p>99,</text:p>
          </table:table-cell>
          <table:table-cell table:formula="of:=ADDCOMMA([Blad1.CE100])" office:value-type="string" office:string-value="98," calcext:value-type="string">
            <text:p>98,</text:p>
          </table:table-cell>
          <table:table-cell table:formula="of:=ADDCOMMA([Blad1.CF100])" office:value-type="string" office:string-value="98," calcext:value-type="string">
            <text:p>98,</text:p>
          </table:table-cell>
          <table:table-cell table:formula="of:=ADDCOMMA([Blad1.CG100])" office:value-type="string" office:string-value="97," calcext:value-type="string">
            <text:p>97,</text:p>
          </table:table-cell>
          <table:table-cell table:formula="of:=ADDCOMMA([Blad1.CH100])" office:value-type="string" office:string-value="96," calcext:value-type="string">
            <text:p>96,</text:p>
          </table:table-cell>
          <table:table-cell table:formula="of:=ADDCOMMA([Blad1.CI100])" office:value-type="string" office:string-value="96," calcext:value-type="string">
            <text:p>96,</text:p>
          </table:table-cell>
          <table:table-cell table:formula="of:=ADDCOMMA([Blad1.CJ100])" office:value-type="string" office:string-value="95," calcext:value-type="string">
            <text:p>95,</text:p>
          </table:table-cell>
          <table:table-cell table:formula="of:=ADDCOMMA([Blad1.CK100])" office:value-type="string" office:string-value="94," calcext:value-type="string">
            <text:p>94,</text:p>
          </table:table-cell>
          <table:table-cell table:formula="of:=ADDCOMMA([Blad1.CL100])" office:value-type="string" office:string-value="93," calcext:value-type="string">
            <text:p>93,</text:p>
          </table:table-cell>
          <table:table-cell table:formula="of:=ADDCOMMA([Blad1.CM100])" office:value-type="string" office:string-value="93," calcext:value-type="string">
            <text:p>93,</text:p>
          </table:table-cell>
          <table:table-cell table:formula="of:=ADDCOMMA([Blad1.CN100])" office:value-type="string" office:string-value="92," calcext:value-type="string">
            <text:p>92,</text:p>
          </table:table-cell>
          <table:table-cell table:formula="of:=ADDCOMMA([Blad1.CO100])" office:value-type="string" office:string-value="91," calcext:value-type="string">
            <text:p>91,</text:p>
          </table:table-cell>
        </table:table-row>
        <table:table-row table:style-name="ro4">
          <table:table-cell table:formula="of:=ADDCOMMA([Blad1.BV101])" office:value-type="string" office:string-value="91," calcext:value-type="string">
            <text:p>91,</text:p>
          </table:table-cell>
          <table:table-cell table:formula="of:=ADDCOMMA([Blad1.BW101])" office:value-type="string" office:string-value="90," calcext:value-type="string">
            <text:p>90,</text:p>
          </table:table-cell>
          <table:table-cell table:formula="of:=ADDCOMMA([Blad1.BX101])" office:value-type="string" office:string-value="89," calcext:value-type="string">
            <text:p>89,</text:p>
          </table:table-cell>
          <table:table-cell table:formula="of:=ADDCOMMA([Blad1.BY101])" office:value-type="string" office:string-value="88," calcext:value-type="string">
            <text:p>88,</text:p>
          </table:table-cell>
          <table:table-cell table:formula="of:=ADDCOMMA([Blad1.BZ101])" office:value-type="string" office:string-value="88," calcext:value-type="string">
            <text:p>88,</text:p>
          </table:table-cell>
          <table:table-cell table:formula="of:=ADDCOMMA([Blad1.CA101])" office:value-type="string" office:string-value="87," calcext:value-type="string">
            <text:p>87,</text:p>
          </table:table-cell>
          <table:table-cell table:formula="of:=ADDCOMMA([Blad1.CB101])" office:value-type="string" office:string-value="86," calcext:value-type="string">
            <text:p>86,</text:p>
          </table:table-cell>
          <table:table-cell table:formula="of:=ADDCOMMA([Blad1.CC101])" office:value-type="string" office:string-value="85," calcext:value-type="string">
            <text:p>85,</text:p>
          </table:table-cell>
          <table:table-cell table:formula="of:=ADDCOMMA([Blad1.CD101])" office:value-type="string" office:string-value="85," calcext:value-type="string">
            <text:p>85,</text:p>
          </table:table-cell>
          <table:table-cell table:formula="of:=ADDCOMMA([Blad1.CE101])" office:value-type="string" office:string-value="84," calcext:value-type="string">
            <text:p>84,</text:p>
          </table:table-cell>
          <table:table-cell table:formula="of:=ADDCOMMA([Blad1.CF101])" office:value-type="string" office:string-value="83," calcext:value-type="string">
            <text:p>83,</text:p>
          </table:table-cell>
          <table:table-cell table:formula="of:=ADDCOMMA([Blad1.CG101])" office:value-type="string" office:string-value="82," calcext:value-type="string">
            <text:p>82,</text:p>
          </table:table-cell>
          <table:table-cell table:formula="of:=ADDCOMMA([Blad1.CH101])" office:value-type="string" office:string-value="81," calcext:value-type="string">
            <text:p>81,</text:p>
          </table:table-cell>
          <table:table-cell table:formula="of:=ADDCOMMA([Blad1.CI101])" office:value-type="string" office:string-value="81," calcext:value-type="string">
            <text:p>81,</text:p>
          </table:table-cell>
          <table:table-cell table:formula="of:=ADDCOMMA([Blad1.CJ101])" office:value-type="string" office:string-value="80," calcext:value-type="string">
            <text:p>80,</text:p>
          </table:table-cell>
          <table:table-cell table:formula="of:=ADDCOMMA([Blad1.CK101])" office:value-type="string" office:string-value="79," calcext:value-type="string">
            <text:p>79,</text:p>
          </table:table-cell>
          <table:table-cell table:formula="of:=ADDCOMMA([Blad1.CL101])" office:value-type="string" office:string-value="78," calcext:value-type="string">
            <text:p>78,</text:p>
          </table:table-cell>
          <table:table-cell table:formula="of:=ADDCOMMA([Blad1.CM101])" office:value-type="string" office:string-value="77," calcext:value-type="string">
            <text:p>77,</text:p>
          </table:table-cell>
          <table:table-cell table:formula="of:=ADDCOMMA([Blad1.CN101])" office:value-type="string" office:string-value="77," calcext:value-type="string">
            <text:p>77,</text:p>
          </table:table-cell>
          <table:table-cell table:formula="of:=ADDCOMMA([Blad1.CO101])" office:value-type="string" office:string-value="76," calcext:value-type="string">
            <text:p>76,</text:p>
          </table:table-cell>
        </table:table-row>
        <table:table-row table:style-name="ro4">
          <table:table-cell table:formula="of:=ADDCOMMA([Blad1.BV102])" office:value-type="string" office:string-value="75," calcext:value-type="string">
            <text:p>75,</text:p>
          </table:table-cell>
          <table:table-cell table:formula="of:=ADDCOMMA([Blad1.BW102])" office:value-type="string" office:string-value="74," calcext:value-type="string">
            <text:p>74,</text:p>
          </table:table-cell>
          <table:table-cell table:formula="of:=ADDCOMMA([Blad1.BX102])" office:value-type="string" office:string-value="73," calcext:value-type="string">
            <text:p>73,</text:p>
          </table:table-cell>
          <table:table-cell table:formula="of:=ADDCOMMA([Blad1.BY102])" office:value-type="string" office:string-value="72," calcext:value-type="string">
            <text:p>72,</text:p>
          </table:table-cell>
          <table:table-cell table:formula="of:=ADDCOMMA([Blad1.BZ102])" office:value-type="string" office:string-value="72," calcext:value-type="string">
            <text:p>72,</text:p>
          </table:table-cell>
          <table:table-cell table:formula="of:=ADDCOMMA([Blad1.CA102])" office:value-type="string" office:string-value="71," calcext:value-type="string">
            <text:p>71,</text:p>
          </table:table-cell>
          <table:table-cell table:formula="of:=ADDCOMMA([Blad1.CB102])" office:value-type="string" office:string-value="70," calcext:value-type="string">
            <text:p>70,</text:p>
          </table:table-cell>
          <table:table-cell table:formula="of:=ADDCOMMA([Blad1.CC102])" office:value-type="string" office:string-value="69," calcext:value-type="string">
            <text:p>69,</text:p>
          </table:table-cell>
          <table:table-cell table:formula="of:=ADDCOMMA([Blad1.CD102])" office:value-type="string" office:string-value="68," calcext:value-type="string">
            <text:p>68,</text:p>
          </table:table-cell>
          <table:table-cell table:formula="of:=ADDCOMMA([Blad1.CE102])" office:value-type="string" office:string-value="67," calcext:value-type="string">
            <text:p>67,</text:p>
          </table:table-cell>
          <table:table-cell table:formula="of:=ADDCOMMA([Blad1.CF102])" office:value-type="string" office:string-value="66," calcext:value-type="string">
            <text:p>66,</text:p>
          </table:table-cell>
          <table:table-cell table:formula="of:=ADDCOMMA([Blad1.CG102])" office:value-type="string" office:string-value="66," calcext:value-type="string">
            <text:p>66,</text:p>
          </table:table-cell>
          <table:table-cell table:formula="of:=ADDCOMMA([Blad1.CH102])" office:value-type="string" office:string-value="65," calcext:value-type="string">
            <text:p>65,</text:p>
          </table:table-cell>
          <table:table-cell table:formula="of:=ADDCOMMA([Blad1.CI102])" office:value-type="string" office:string-value="64," calcext:value-type="string">
            <text:p>64,</text:p>
          </table:table-cell>
          <table:table-cell table:formula="of:=ADDCOMMA([Blad1.CJ102])" office:value-type="string" office:string-value="63," calcext:value-type="string">
            <text:p>63,</text:p>
          </table:table-cell>
          <table:table-cell table:formula="of:=ADDCOMMA([Blad1.CK102])" office:value-type="string" office:string-value="62," calcext:value-type="string">
            <text:p>62,</text:p>
          </table:table-cell>
          <table:table-cell table:formula="of:=ADDCOMMA([Blad1.CL102])" office:value-type="string" office:string-value="61," calcext:value-type="string">
            <text:p>61,</text:p>
          </table:table-cell>
          <table:table-cell table:formula="of:=ADDCOMMA([Blad1.CM102])" office:value-type="string" office:string-value="60," calcext:value-type="string">
            <text:p>60,</text:p>
          </table:table-cell>
          <table:table-cell table:formula="of:=ADDCOMMA([Blad1.CN102])" office:value-type="string" office:string-value="59," calcext:value-type="string">
            <text:p>59,</text:p>
          </table:table-cell>
          <table:table-cell table:formula="of:=ADDCOMMA([Blad1.CO102])" office:value-type="string" office:string-value="58," calcext:value-type="string">
            <text:p>58,</text:p>
          </table:table-cell>
        </table:table-row>
        <table:table-row table:style-name="ro4">
          <table:table-cell table:formula="of:=ADDCOMMA([Blad1.BV103])" office:value-type="string" office:string-value="57," calcext:value-type="string">
            <text:p>57,</text:p>
          </table:table-cell>
          <table:table-cell table:formula="of:=ADDCOMMA([Blad1.BW103])" office:value-type="string" office:string-value="56," calcext:value-type="string">
            <text:p>56,</text:p>
          </table:table-cell>
          <table:table-cell table:formula="of:=ADDCOMMA([Blad1.BX103])" office:value-type="string" office:string-value="55," calcext:value-type="string">
            <text:p>55,</text:p>
          </table:table-cell>
          <table:table-cell table:formula="of:=ADDCOMMA([Blad1.BY103])" office:value-type="string" office:string-value="54," calcext:value-type="string">
            <text:p>54,</text:p>
          </table:table-cell>
          <table:table-cell table:formula="of:=ADDCOMMA([Blad1.BZ103])" office:value-type="string" office:string-value="53," calcext:value-type="string">
            <text:p>53,</text:p>
          </table:table-cell>
          <table:table-cell table:formula="of:=ADDCOMMA([Blad1.CA103])" office:value-type="string" office:string-value="52," calcext:value-type="string">
            <text:p>52,</text:p>
          </table:table-cell>
          <table:table-cell table:formula="of:=ADDCOMMA([Blad1.CB103])" office:value-type="string" office:string-value="51," calcext:value-type="string">
            <text:p>51,</text:p>
          </table:table-cell>
          <table:table-cell table:formula="of:=ADDCOMMA([Blad1.CC103])" office:value-type="string" office:string-value="50," calcext:value-type="string">
            <text:p>50,</text:p>
          </table:table-cell>
          <table:table-cell table:formula="of:=ADDCOMMA([Blad1.CD103])" office:value-type="string" office:string-value="49," calcext:value-type="string">
            <text:p>49,</text:p>
          </table:table-cell>
          <table:table-cell table:formula="of:=ADDCOMMA([Blad1.CE103])" office:value-type="string" office:string-value="48," calcext:value-type="string">
            <text:p>48,</text:p>
          </table:table-cell>
          <table:table-cell table:formula="of:=ADDCOMMA([Blad1.CF103])" office:value-type="string" office:string-value="46," calcext:value-type="string">
            <text:p>46,</text:p>
          </table:table-cell>
          <table:table-cell table:formula="of:=ADDCOMMA([Blad1.CG103])" office:value-type="string" office:string-value="45," calcext:value-type="string">
            <text:p>45,</text:p>
          </table:table-cell>
          <table:table-cell table:formula="of:=ADDCOMMA([Blad1.CH103])" office:value-type="string" office:string-value="44," calcext:value-type="string">
            <text:p>44,</text:p>
          </table:table-cell>
          <table:table-cell table:formula="of:=ADDCOMMA([Blad1.CI103])" office:value-type="string" office:string-value="43," calcext:value-type="string">
            <text:p>43,</text:p>
          </table:table-cell>
          <table:table-cell table:formula="of:=ADDCOMMA([Blad1.CJ103])" office:value-type="string" office:string-value="42," calcext:value-type="string">
            <text:p>42,</text:p>
          </table:table-cell>
          <table:table-cell table:formula="of:=ADDCOMMA([Blad1.CK103])" office:value-type="string" office:string-value="41," calcext:value-type="string">
            <text:p>41,</text:p>
          </table:table-cell>
          <table:table-cell table:formula="of:=ADDCOMMA([Blad1.CL103])" office:value-type="string" office:string-value="40," calcext:value-type="string">
            <text:p>40,</text:p>
          </table:table-cell>
          <table:table-cell table:formula="of:=ADDCOMMA([Blad1.CM103])" office:value-type="string" office:string-value="39," calcext:value-type="string">
            <text:p>39,</text:p>
          </table:table-cell>
          <table:table-cell table:formula="of:=ADDCOMMA([Blad1.CN103])" office:value-type="string" office:string-value="38," calcext:value-type="string">
            <text:p>38,</text:p>
          </table:table-cell>
          <table:table-cell table:formula="of:=ADDCOMMA([Blad1.CO103])" office:value-type="string" office:string-value="37," calcext:value-type="string">
            <text:p>37,</text:p>
          </table:table-cell>
        </table:table-row>
        <table:table-row table:style-name="ro4">
          <table:table-cell table:formula="of:=ADDCOMMA([Blad1.BV104])" office:value-type="string" office:string-value="36," calcext:value-type="string">
            <text:p>36,</text:p>
          </table:table-cell>
          <table:table-cell table:formula="of:=ADDCOMMA([Blad1.BW104])" office:value-type="string" office:string-value="35," calcext:value-type="string">
            <text:p>35,</text:p>
          </table:table-cell>
          <table:table-cell table:formula="of:=ADDCOMMA([Blad1.BX104])" office:value-type="string" office:string-value="34," calcext:value-type="string">
            <text:p>34,</text:p>
          </table:table-cell>
          <table:table-cell table:formula="of:=ADDCOMMA([Blad1.BY104])" office:value-type="string" office:string-value="33," calcext:value-type="string">
            <text:p>33,</text:p>
          </table:table-cell>
          <table:table-cell table:formula="of:=ADDCOMMA([Blad1.BZ104])" office:value-type="string" office:string-value="32," calcext:value-type="string">
            <text:p>32,</text:p>
          </table:table-cell>
          <table:table-cell table:formula="of:=ADDCOMMA([Blad1.CA104])" office:value-type="string" office:string-value="31," calcext:value-type="string">
            <text:p>31,</text:p>
          </table:table-cell>
          <table:table-cell table:formula="of:=ADDCOMMA([Blad1.CB104])" office:value-type="string" office:string-value="30," calcext:value-type="string">
            <text:p>30,</text:p>
          </table:table-cell>
          <table:table-cell table:formula="of:=ADDCOMMA([Blad1.CC104])" office:value-type="string" office:string-value="29," calcext:value-type="string">
            <text:p>29,</text:p>
          </table:table-cell>
          <table:table-cell table:formula="of:=ADDCOMMA([Blad1.CD104])" office:value-type="string" office:string-value="28," calcext:value-type="string">
            <text:p>28,</text:p>
          </table:table-cell>
          <table:table-cell table:formula="of:=ADDCOMMA([Blad1.CE104])" office:value-type="string" office:string-value="27," calcext:value-type="string">
            <text:p>27,</text:p>
          </table:table-cell>
          <table:table-cell table:formula="of:=ADDCOMMA([Blad1.CF104])" office:value-type="string" office:string-value="26," calcext:value-type="string">
            <text:p>26,</text:p>
          </table:table-cell>
          <table:table-cell table:formula="of:=ADDCOMMA([Blad1.CG104])" office:value-type="string" office:string-value="25," calcext:value-type="string">
            <text:p>25,</text:p>
          </table:table-cell>
          <table:table-cell table:formula="of:=ADDCOMMA([Blad1.CH104])" office:value-type="string" office:string-value="24," calcext:value-type="string">
            <text:p>24,</text:p>
          </table:table-cell>
          <table:table-cell table:formula="of:=ADDCOMMA([Blad1.CI104])" office:value-type="string" office:string-value="23," calcext:value-type="string">
            <text:p>23,</text:p>
          </table:table-cell>
          <table:table-cell table:formula="of:=ADDCOMMA([Blad1.CJ104])" office:value-type="string" office:string-value="22," calcext:value-type="string">
            <text:p>22,</text:p>
          </table:table-cell>
          <table:table-cell table:formula="of:=ADDCOMMA([Blad1.CK104])" office:value-type="string" office:string-value="22," calcext:value-type="string">
            <text:p>22,</text:p>
          </table:table-cell>
          <table:table-cell table:formula="of:=ADDCOMMA([Blad1.CL104])" office:value-type="string" office:string-value="21," calcext:value-type="string">
            <text:p>21,</text:p>
          </table:table-cell>
          <table:table-cell table:formula="of:=ADDCOMMA([Blad1.CM104])" office:value-type="string" office:string-value="20," calcext:value-type="string">
            <text:p>20,</text:p>
          </table:table-cell>
          <table:table-cell table:formula="of:=ADDCOMMA([Blad1.CN104])" office:value-type="string" office:string-value="19," calcext:value-type="string">
            <text:p>19,</text:p>
          </table:table-cell>
          <table:table-cell table:formula="of:=ADDCOMMA([Blad1.CO104])" office:value-type="string" office:string-value="18," calcext:value-type="string">
            <text:p>18,</text:p>
          </table:table-cell>
        </table:table-row>
        <table:table-row table:style-name="ro4">
          <table:table-cell table:formula="of:=ADDCOMMA([Blad1.BV105])" office:value-type="string" office:string-value="18," calcext:value-type="string">
            <text:p>18,</text:p>
          </table:table-cell>
          <table:table-cell table:formula="of:=ADDCOMMA([Blad1.BW105])" office:value-type="string" office:string-value="17," calcext:value-type="string">
            <text:p>17,</text:p>
          </table:table-cell>
          <table:table-cell table:formula="of:=ADDCOMMA([Blad1.BX105])" office:value-type="string" office:string-value="16," calcext:value-type="string">
            <text:p>16,</text:p>
          </table:table-cell>
          <table:table-cell table:formula="of:=ADDCOMMA([Blad1.BY105])" office:value-type="string" office:string-value="15," calcext:value-type="string">
            <text:p>15,</text:p>
          </table:table-cell>
          <table:table-cell table:formula="of:=ADDCOMMA([Blad1.BZ105])" office:value-type="string" office:string-value="15," calcext:value-type="string">
            <text:p>15,</text:p>
          </table:table-cell>
          <table:table-cell table:formula="of:=ADDCOMMA([Blad1.CA105])" office:value-type="string" office:string-value="14," calcext:value-type="string">
            <text:p>14,</text:p>
          </table:table-cell>
          <table:table-cell table:formula="of:=ADDCOMMA([Blad1.CB105])" office:value-type="string" office:string-value="13," calcext:value-type="string">
            <text:p>13,</text:p>
          </table:table-cell>
          <table:table-cell table:formula="of:=ADDCOMMA([Blad1.CC105])" office:value-type="string" office:string-value="12," calcext:value-type="string">
            <text:p>12,</text:p>
          </table:table-cell>
          <table:table-cell table:formula="of:=ADDCOMMA([Blad1.CD105])" office:value-type="string" office:string-value="11," calcext:value-type="string">
            <text:p>11,</text:p>
          </table:table-cell>
          <table:table-cell table:formula="of:=ADDCOMMA([Blad1.CE105])" office:value-type="string" office:string-value="11," calcext:value-type="string">
            <text:p>11,</text:p>
          </table:table-cell>
          <table:table-cell table:formula="of:=ADDCOMMA([Blad1.CF105])" office:value-type="string" office:string-value="10," calcext:value-type="string">
            <text:p>10,</text:p>
          </table:table-cell>
          <table:table-cell table:formula="of:=ADDCOMMA([Blad1.CG105])" office:value-type="string" office:string-value="9," calcext:value-type="string">
            <text:p>9,</text:p>
          </table:table-cell>
          <table:table-cell table:formula="of:=ADDCOMMA([Blad1.CH105])" office:value-type="string" office:string-value="8," calcext:value-type="string">
            <text:p>8,</text:p>
          </table:table-cell>
          <table:table-cell table:formula="of:=ADDCOMMA([Blad1.CI105])" office:value-type="string" office:string-value="7," calcext:value-type="string">
            <text:p>7,</text:p>
          </table:table-cell>
          <table:table-cell table:formula="of:=ADDCOMMA([Blad1.CJ105])" office:value-type="string" office:string-value="7," calcext:value-type="string">
            <text:p>7,</text:p>
          </table:table-cell>
          <table:table-cell table:formula="of:=ADDCOMMA([Blad1.CK105])" office:value-type="string" office:string-value="6," calcext:value-type="string">
            <text:p>6,</text:p>
          </table:table-cell>
          <table:table-cell table:formula="of:=ADDCOMMA([Blad1.CL105])" office:value-type="string" office:string-value="5," calcext:value-type="string">
            <text:p>5,</text:p>
          </table:table-cell>
          <table:table-cell table:formula="of:=ADDCOMMA([Blad1.CM105])" office:value-type="string" office:string-value="4," calcext:value-type="string">
            <text:p>4,</text:p>
          </table:table-cell>
          <table:table-cell table:formula="of:=ADDCOMMA([Blad1.CN105])" office:value-type="string" office:string-value="3," calcext:value-type="string">
            <text:p>3,</text:p>
          </table:table-cell>
          <table:table-cell table:formula="of:=ADDCOMMA([Blad1.CO105])" office:value-type="string" office:string-value="3," calcext:value-type="string">
            <text:p>3,</text:p>
          </table:table-cell>
        </table:table-row>
        <table:table-row table:style-name="ro4">
          <table:table-cell table:formula="of:=ADDCOMMA([Blad1.BV106])" office:value-type="string" office:string-value="2," calcext:value-type="string">
            <text:p>2,</text:p>
          </table:table-cell>
          <table:table-cell table:formula="of:=ADDCOMMA([Blad1.BW106])" office:value-type="string" office:string-value="1," calcext:value-type="string">
            <text:p>1,</text:p>
          </table:table-cell>
          <table:table-cell table:formula="of:=ADDCOMMA([Blad1.BX106])" office:value-type="string" office:string-value="0," calcext:value-type="string">
            <text:p>0,</text:p>
          </table:table-cell>
          <table:table-cell table:formula="of:=ADDCOMMA([Blad1.BY106])" office:value-type="string" office:string-value="255," calcext:value-type="string">
            <text:p>255,</text:p>
          </table:table-cell>
          <table:table-cell table:formula="of:=ADDCOMMA([Blad1.BZ106])" office:value-type="string" office:string-value="255," calcext:value-type="string">
            <text:p>255,</text:p>
          </table:table-cell>
          <table:table-cell table:formula="of:=ADDCOMMA([Blad1.CA106])" office:value-type="string" office:string-value="254," calcext:value-type="string">
            <text:p>254,</text:p>
          </table:table-cell>
          <table:table-cell table:formula="of:=ADDCOMMA([Blad1.CB106])" office:value-type="string" office:string-value="253," calcext:value-type="string">
            <text:p>253,</text:p>
          </table:table-cell>
          <table:table-cell table:formula="of:=ADDCOMMA([Blad1.CC106])" office:value-type="string" office:string-value="252," calcext:value-type="string">
            <text:p>252,</text:p>
          </table:table-cell>
          <table:table-cell table:formula="of:=ADDCOMMA([Blad1.CD106])" office:value-type="string" office:string-value="251," calcext:value-type="string">
            <text:p>251,</text:p>
          </table:table-cell>
          <table:table-cell table:formula="of:=ADDCOMMA([Blad1.CE106])" office:value-type="string" office:string-value="251," calcext:value-type="string">
            <text:p>251,</text:p>
          </table:table-cell>
          <table:table-cell table:formula="of:=ADDCOMMA([Blad1.CF106])" office:value-type="string" office:string-value="250," calcext:value-type="string">
            <text:p>250,</text:p>
          </table:table-cell>
          <table:table-cell table:formula="of:=ADDCOMMA([Blad1.CG106])" office:value-type="string" office:string-value="249," calcext:value-type="string">
            <text:p>249,</text:p>
          </table:table-cell>
          <table:table-cell table:formula="of:=ADDCOMMA([Blad1.CH106])" office:value-type="string" office:string-value="248," calcext:value-type="string">
            <text:p>248,</text:p>
          </table:table-cell>
          <table:table-cell table:formula="of:=ADDCOMMA([Blad1.CI106])" office:value-type="string" office:string-value="247," calcext:value-type="string">
            <text:p>247,</text:p>
          </table:table-cell>
          <table:table-cell table:formula="of:=ADDCOMMA([Blad1.CJ106])" office:value-type="string" office:string-value="247," calcext:value-type="string">
            <text:p>247,</text:p>
          </table:table-cell>
          <table:table-cell table:formula="of:=ADDCOMMA([Blad1.CK106])" office:value-type="string" office:string-value="246," calcext:value-type="string">
            <text:p>246,</text:p>
          </table:table-cell>
          <table:table-cell table:formula="of:=ADDCOMMA([Blad1.CL106])" office:value-type="string" office:string-value="245," calcext:value-type="string">
            <text:p>245,</text:p>
          </table:table-cell>
          <table:table-cell table:formula="of:=ADDCOMMA([Blad1.CM106])" office:value-type="string" office:string-value="244," calcext:value-type="string">
            <text:p>244,</text:p>
          </table:table-cell>
          <table:table-cell table:formula="of:=ADDCOMMA([Blad1.CN106])" office:value-type="string" office:string-value="243," calcext:value-type="string">
            <text:p>243,</text:p>
          </table:table-cell>
          <table:table-cell table:formula="of:=ADDCOMMA([Blad1.CO106])" office:value-type="string" office:string-value="242," calcext:value-type="string">
            <text:p>242,</text:p>
          </table:table-cell>
        </table:table-row>
        <table:table-row table:style-name="ro4">
          <table:table-cell table:formula="of:=ADDCOMMA([Blad1.BV107])" office:value-type="string" office:string-value="242," calcext:value-type="string">
            <text:p>242,</text:p>
          </table:table-cell>
          <table:table-cell table:formula="of:=ADDCOMMA([Blad1.BW107])" office:value-type="string" office:string-value="241," calcext:value-type="string">
            <text:p>241,</text:p>
          </table:table-cell>
          <table:table-cell table:formula="of:=ADDCOMMA([Blad1.BX107])" office:value-type="string" office:string-value="240," calcext:value-type="string">
            <text:p>240,</text:p>
          </table:table-cell>
          <table:table-cell table:formula="of:=ADDCOMMA([Blad1.BY107])" office:value-type="string" office:string-value="239," calcext:value-type="string">
            <text:p>239,</text:p>
          </table:table-cell>
          <table:table-cell table:formula="of:=ADDCOMMA([Blad1.BZ107])" office:value-type="string" office:string-value="238," calcext:value-type="string">
            <text:p>238,</text:p>
          </table:table-cell>
          <table:table-cell table:formula="of:=ADDCOMMA([Blad1.CA107])" office:value-type="string" office:string-value="238," calcext:value-type="string">
            <text:p>238,</text:p>
          </table:table-cell>
          <table:table-cell table:formula="of:=ADDCOMMA([Blad1.CB107])" office:value-type="string" office:string-value="237," calcext:value-type="string">
            <text:p>237,</text:p>
          </table:table-cell>
          <table:table-cell table:formula="of:=ADDCOMMA([Blad1.CC107])" office:value-type="string" office:string-value="236," calcext:value-type="string">
            <text:p>236,</text:p>
          </table:table-cell>
          <table:table-cell table:formula="of:=ADDCOMMA([Blad1.CD107])" office:value-type="string" office:string-value="235," calcext:value-type="string">
            <text:p>235,</text:p>
          </table:table-cell>
          <table:table-cell table:formula="of:=ADDCOMMA([Blad1.CE107])" office:value-type="string" office:string-value="234," calcext:value-type="string">
            <text:p>234,</text:p>
          </table:table-cell>
          <table:table-cell table:formula="of:=ADDCOMMA([Blad1.CF107])" office:value-type="string" office:string-value="233," calcext:value-type="string">
            <text:p>233,</text:p>
          </table:table-cell>
          <table:table-cell table:formula="of:=ADDCOMMA([Blad1.CG107])" office:value-type="string" office:string-value="232," calcext:value-type="string">
            <text:p>232,</text:p>
          </table:table-cell>
          <table:table-cell table:formula="of:=ADDCOMMA([Blad1.CH107])" office:value-type="string" office:string-value="231," calcext:value-type="string">
            <text:p>231,</text:p>
          </table:table-cell>
          <table:table-cell table:formula="of:=ADDCOMMA([Blad1.CI107])" office:value-type="string" office:string-value="230," calcext:value-type="string">
            <text:p>230,</text:p>
          </table:table-cell>
          <table:table-cell table:formula="of:=ADDCOMMA([Blad1.CJ107])" office:value-type="string" office:string-value="228," calcext:value-type="string">
            <text:p>228,</text:p>
          </table:table-cell>
          <table:table-cell table:formula="of:=ADDCOMMA([Blad1.CK107])" office:value-type="string" office:string-value="227," calcext:value-type="string">
            <text:p>227,</text:p>
          </table:table-cell>
          <table:table-cell table:formula="of:=ADDCOMMA([Blad1.CL107])" office:value-type="string" office:string-value="226," calcext:value-type="string">
            <text:p>226,</text:p>
          </table:table-cell>
          <table:table-cell table:formula="of:=ADDCOMMA([Blad1.CM107])" office:value-type="string" office:string-value="225," calcext:value-type="string">
            <text:p>225,</text:p>
          </table:table-cell>
          <table:table-cell table:formula="of:=ADDCOMMA([Blad1.CN107])" office:value-type="string" office:string-value="224," calcext:value-type="string">
            <text:p>224,</text:p>
          </table:table-cell>
          <table:table-cell table:formula="of:=ADDCOMMA([Blad1.CO107])" office:value-type="string" office:string-value="223," calcext:value-type="string">
            <text:p>223,</text:p>
          </table:table-cell>
        </table:table-row>
        <table:table-row table:style-name="ro4">
          <table:table-cell table:formula="of:=ADDCOMMA([Blad1.BV108])" office:value-type="string" office:string-value="222," calcext:value-type="string">
            <text:p>222,</text:p>
          </table:table-cell>
          <table:table-cell table:formula="of:=ADDCOMMA([Blad1.BW108])" office:value-type="string" office:string-value="221," calcext:value-type="string">
            <text:p>221,</text:p>
          </table:table-cell>
          <table:table-cell table:formula="of:=ADDCOMMA([Blad1.BX108])" office:value-type="string" office:string-value="220," calcext:value-type="string">
            <text:p>220,</text:p>
          </table:table-cell>
          <table:table-cell table:formula="of:=ADDCOMMA([Blad1.BY108])" office:value-type="string" office:string-value="219," calcext:value-type="string">
            <text:p>219,</text:p>
          </table:table-cell>
          <table:table-cell table:formula="of:=ADDCOMMA([Blad1.BZ108])" office:value-type="string" office:string-value="217," calcext:value-type="string">
            <text:p>217,</text:p>
          </table:table-cell>
          <table:table-cell table:formula="of:=ADDCOMMA([Blad1.CA108])" office:value-type="string" office:string-value="216," calcext:value-type="string">
            <text:p>216,</text:p>
          </table:table-cell>
          <table:table-cell table:formula="of:=ADDCOMMA([Blad1.CB108])" office:value-type="string" office:string-value="215," calcext:value-type="string">
            <text:p>215,</text:p>
          </table:table-cell>
          <table:table-cell table:formula="of:=ADDCOMMA([Blad1.CC108])" office:value-type="string" office:string-value="214," calcext:value-type="string">
            <text:p>214,</text:p>
          </table:table-cell>
          <table:table-cell table:formula="of:=ADDCOMMA([Blad1.CD108])" office:value-type="string" office:string-value="213," calcext:value-type="string">
            <text:p>213,</text:p>
          </table:table-cell>
          <table:table-cell table:formula="of:=ADDCOMMA([Blad1.CE108])" office:value-type="string" office:string-value="212," calcext:value-type="string">
            <text:p>212,</text:p>
          </table:table-cell>
          <table:table-cell table:formula="of:=ADDCOMMA([Blad1.CF108])" office:value-type="string" office:string-value="211," calcext:value-type="string">
            <text:p>211,</text:p>
          </table:table-cell>
          <table:table-cell table:formula="of:=ADDCOMMA([Blad1.CG108])" office:value-type="string" office:string-value="209," calcext:value-type="string">
            <text:p>209,</text:p>
          </table:table-cell>
          <table:table-cell table:formula="of:=ADDCOMMA([Blad1.CH108])" office:value-type="string" office:string-value="208," calcext:value-type="string">
            <text:p>208,</text:p>
          </table:table-cell>
          <table:table-cell table:formula="of:=ADDCOMMA([Blad1.CI108])" office:value-type="string" office:string-value="207," calcext:value-type="string">
            <text:p>207,</text:p>
          </table:table-cell>
          <table:table-cell table:formula="of:=ADDCOMMA([Blad1.CJ108])" office:value-type="string" office:string-value="206," calcext:value-type="string">
            <text:p>206,</text:p>
          </table:table-cell>
          <table:table-cell table:formula="of:=ADDCOMMA([Blad1.CK108])" office:value-type="string" office:string-value="205," calcext:value-type="string">
            <text:p>205,</text:p>
          </table:table-cell>
          <table:table-cell table:formula="of:=ADDCOMMA([Blad1.CL108])" office:value-type="string" office:string-value="204," calcext:value-type="string">
            <text:p>204,</text:p>
          </table:table-cell>
          <table:table-cell table:formula="of:=ADDCOMMA([Blad1.CM108])" office:value-type="string" office:string-value="202," calcext:value-type="string">
            <text:p>202,</text:p>
          </table:table-cell>
          <table:table-cell table:formula="of:=ADDCOMMA([Blad1.CN108])" office:value-type="string" office:string-value="201," calcext:value-type="string">
            <text:p>201,</text:p>
          </table:table-cell>
          <table:table-cell table:formula="of:=ADDCOMMA([Blad1.CO108])" office:value-type="string" office:string-value="200," calcext:value-type="string">
            <text:p>200,</text:p>
          </table:table-cell>
        </table:table-row>
        <table:table-row table:style-name="ro4">
          <table:table-cell table:formula="of:=ADDCOMMA([Blad1.BV109])" office:value-type="string" office:string-value="199," calcext:value-type="string">
            <text:p>199,</text:p>
          </table:table-cell>
          <table:table-cell table:formula="of:=ADDCOMMA([Blad1.BW109])" office:value-type="string" office:string-value="198," calcext:value-type="string">
            <text:p>198,</text:p>
          </table:table-cell>
          <table:table-cell table:formula="of:=ADDCOMMA([Blad1.BX109])" office:value-type="string" office:string-value="197," calcext:value-type="string">
            <text:p>197,</text:p>
          </table:table-cell>
          <table:table-cell table:formula="of:=ADDCOMMA([Blad1.BY109])" office:value-type="string" office:string-value="195," calcext:value-type="string">
            <text:p>195,</text:p>
          </table:table-cell>
          <table:table-cell table:formula="of:=ADDCOMMA([Blad1.BZ109])" office:value-type="string" office:string-value="194," calcext:value-type="string">
            <text:p>194,</text:p>
          </table:table-cell>
          <table:table-cell table:formula="of:=ADDCOMMA([Blad1.CA109])" office:value-type="string" office:string-value="193," calcext:value-type="string">
            <text:p>193,</text:p>
          </table:table-cell>
          <table:table-cell table:formula="of:=ADDCOMMA([Blad1.CB109])" office:value-type="string" office:string-value="192," calcext:value-type="string">
            <text:p>192,</text:p>
          </table:table-cell>
          <table:table-cell table:formula="of:=ADDCOMMA([Blad1.CC109])" office:value-type="string" office:string-value="190," calcext:value-type="string">
            <text:p>190,</text:p>
          </table:table-cell>
          <table:table-cell table:formula="of:=ADDCOMMA([Blad1.CD109])" office:value-type="string" office:string-value="189," calcext:value-type="string">
            <text:p>189,</text:p>
          </table:table-cell>
          <table:table-cell table:formula="of:=ADDCOMMA([Blad1.CE109])" office:value-type="string" office:string-value="188," calcext:value-type="string">
            <text:p>188,</text:p>
          </table:table-cell>
          <table:table-cell table:formula="of:=ADDCOMMA([Blad1.CF109])" office:value-type="string" office:string-value="187," calcext:value-type="string">
            <text:p>187,</text:p>
          </table:table-cell>
          <table:table-cell table:formula="of:=ADDCOMMA([Blad1.CG109])" office:value-type="string" office:string-value="186," calcext:value-type="string">
            <text:p>186,</text:p>
          </table:table-cell>
          <table:table-cell table:formula="of:=ADDCOMMA([Blad1.CH109])" office:value-type="string" office:string-value="184," calcext:value-type="string">
            <text:p>184,</text:p>
          </table:table-cell>
          <table:table-cell table:formula="of:=ADDCOMMA([Blad1.CI109])" office:value-type="string" office:string-value="183," calcext:value-type="string">
            <text:p>183,</text:p>
          </table:table-cell>
          <table:table-cell table:formula="of:=ADDCOMMA([Blad1.CJ109])" office:value-type="string" office:string-value="182," calcext:value-type="string">
            <text:p>182,</text:p>
          </table:table-cell>
          <table:table-cell table:formula="of:=ADDCOMMA([Blad1.CK109])" office:value-type="string" office:string-value="181," calcext:value-type="string">
            <text:p>181,</text:p>
          </table:table-cell>
          <table:table-cell table:formula="of:=ADDCOMMA([Blad1.CL109])" office:value-type="string" office:string-value="179," calcext:value-type="string">
            <text:p>179,</text:p>
          </table:table-cell>
          <table:table-cell table:formula="of:=ADDCOMMA([Blad1.CM109])" office:value-type="string" office:string-value="178," calcext:value-type="string">
            <text:p>178,</text:p>
          </table:table-cell>
          <table:table-cell table:formula="of:=ADDCOMMA([Blad1.CN109])" office:value-type="string" office:string-value="177," calcext:value-type="string">
            <text:p>177,</text:p>
          </table:table-cell>
          <table:table-cell table:formula="of:=ADDCOMMA([Blad1.CO109])" office:value-type="string" office:string-value="175," calcext:value-type="string">
            <text:p>175,</text:p>
          </table:table-cell>
        </table:table-row>
        <table:table-row table:style-name="ro4">
          <table:table-cell table:formula="of:=ADDCOMMA([Blad1.BV110])" office:value-type="string" office:string-value="174," calcext:value-type="string">
            <text:p>174,</text:p>
          </table:table-cell>
          <table:table-cell table:formula="of:=ADDCOMMA([Blad1.BW110])" office:value-type="string" office:string-value="173," calcext:value-type="string">
            <text:p>173,</text:p>
          </table:table-cell>
          <table:table-cell table:formula="of:=ADDCOMMA([Blad1.BX110])" office:value-type="string" office:string-value="172," calcext:value-type="string">
            <text:p>172,</text:p>
          </table:table-cell>
          <table:table-cell table:formula="of:=ADDCOMMA([Blad1.BY110])" office:value-type="string" office:string-value="170," calcext:value-type="string">
            <text:p>170,</text:p>
          </table:table-cell>
          <table:table-cell table:formula="of:=ADDCOMMA([Blad1.BZ110])" office:value-type="string" office:string-value="169," calcext:value-type="string">
            <text:p>169,</text:p>
          </table:table-cell>
          <table:table-cell table:formula="of:=ADDCOMMA([Blad1.CA110])" office:value-type="string" office:string-value="168," calcext:value-type="string">
            <text:p>168,</text:p>
          </table:table-cell>
          <table:table-cell table:formula="of:=ADDCOMMA([Blad1.CB110])" office:value-type="string" office:string-value="166," calcext:value-type="string">
            <text:p>166,</text:p>
          </table:table-cell>
          <table:table-cell table:formula="of:=ADDCOMMA([Blad1.CC110])" office:value-type="string" office:string-value="165," calcext:value-type="string">
            <text:p>165,</text:p>
          </table:table-cell>
          <table:table-cell table:formula="of:=ADDCOMMA([Blad1.CD110])" office:value-type="string" office:string-value="164," calcext:value-type="string">
            <text:p>164,</text:p>
          </table:table-cell>
          <table:table-cell table:formula="of:=ADDCOMMA([Blad1.CE110])" office:value-type="string" office:string-value="163," calcext:value-type="string">
            <text:p>163,</text:p>
          </table:table-cell>
          <table:table-cell table:formula="of:=ADDCOMMA([Blad1.CF110])" office:value-type="string" office:string-value="161," calcext:value-type="string">
            <text:p>161,</text:p>
          </table:table-cell>
          <table:table-cell table:formula="of:=ADDCOMMA([Blad1.CG110])" office:value-type="string" office:string-value="160," calcext:value-type="string">
            <text:p>160,</text:p>
          </table:table-cell>
          <table:table-cell table:formula="of:=ADDCOMMA([Blad1.CH110])" office:value-type="string" office:string-value="159," calcext:value-type="string">
            <text:p>159,</text:p>
          </table:table-cell>
          <table:table-cell table:formula="of:=ADDCOMMA([Blad1.CI110])" office:value-type="string" office:string-value="158," calcext:value-type="string">
            <text:p>158,</text:p>
          </table:table-cell>
          <table:table-cell table:formula="of:=ADDCOMMA([Blad1.CJ110])" office:value-type="string" office:string-value="156," calcext:value-type="string">
            <text:p>156,</text:p>
          </table:table-cell>
          <table:table-cell table:formula="of:=ADDCOMMA([Blad1.CK110])" office:value-type="string" office:string-value="155," calcext:value-type="string">
            <text:p>155,</text:p>
          </table:table-cell>
          <table:table-cell table:formula="of:=ADDCOMMA([Blad1.CL110])" office:value-type="string" office:string-value="154," calcext:value-type="string">
            <text:p>154,</text:p>
          </table:table-cell>
          <table:table-cell table:formula="of:=ADDCOMMA([Blad1.CM110])" office:value-type="string" office:string-value="153," calcext:value-type="string">
            <text:p>153,</text:p>
          </table:table-cell>
          <table:table-cell table:formula="of:=ADDCOMMA([Blad1.CN110])" office:value-type="string" office:string-value="151," calcext:value-type="string">
            <text:p>151,</text:p>
          </table:table-cell>
          <table:table-cell table:formula="of:=ADDCOMMA([Blad1.CO110])" office:value-type="string" office:string-value="150," calcext:value-type="string">
            <text:p>150,</text:p>
          </table:table-cell>
        </table:table-row>
        <table:table-row table:style-name="ro4">
          <table:table-cell table:formula="of:=ADDCOMMA([Blad1.BV111])" office:value-type="string" office:string-value="149," calcext:value-type="string">
            <text:p>149,</text:p>
          </table:table-cell>
          <table:table-cell table:formula="of:=ADDCOMMA([Blad1.BW111])" office:value-type="string" office:string-value="148," calcext:value-type="string">
            <text:p>148,</text:p>
          </table:table-cell>
          <table:table-cell table:formula="of:=ADDCOMMA([Blad1.BX111])" office:value-type="string" office:string-value="146," calcext:value-type="string">
            <text:p>146,</text:p>
          </table:table-cell>
          <table:table-cell table:formula="of:=ADDCOMMA([Blad1.BY111])" office:value-type="string" office:string-value="145," calcext:value-type="string">
            <text:p>145,</text:p>
          </table:table-cell>
          <table:table-cell table:formula="of:=ADDCOMMA([Blad1.BZ111])" office:value-type="string" office:string-value="144," calcext:value-type="string">
            <text:p>144,</text:p>
          </table:table-cell>
          <table:table-cell table:formula="of:=ADDCOMMA([Blad1.CA111])" office:value-type="string" office:string-value="143," calcext:value-type="string">
            <text:p>143,</text:p>
          </table:table-cell>
          <table:table-cell table:formula="of:=ADDCOMMA([Blad1.CB111])" office:value-type="string" office:string-value="141," calcext:value-type="string">
            <text:p>141,</text:p>
          </table:table-cell>
          <table:table-cell table:formula="of:=ADDCOMMA([Blad1.CC111])" office:value-type="string" office:string-value="140," calcext:value-type="string">
            <text:p>140,</text:p>
          </table:table-cell>
          <table:table-cell table:formula="of:=ADDCOMMA([Blad1.CD111])" office:value-type="string" office:string-value="139," calcext:value-type="string">
            <text:p>139,</text:p>
          </table:table-cell>
          <table:table-cell table:formula="of:=ADDCOMMA([Blad1.CE111])" office:value-type="string" office:string-value="138," calcext:value-type="string">
            <text:p>138,</text:p>
          </table:table-cell>
          <table:table-cell table:formula="of:=ADDCOMMA([Blad1.CF111])" office:value-type="string" office:string-value="137," calcext:value-type="string">
            <text:p>137,</text:p>
          </table:table-cell>
          <table:table-cell table:formula="of:=ADDCOMMA([Blad1.CG111])" office:value-type="string" office:string-value="135," calcext:value-type="string">
            <text:p>135,</text:p>
          </table:table-cell>
          <table:table-cell table:formula="of:=ADDCOMMA([Blad1.CH111])" office:value-type="string" office:string-value="134," calcext:value-type="string">
            <text:p>134,</text:p>
          </table:table-cell>
          <table:table-cell table:formula="of:=ADDCOMMA([Blad1.CI111])" office:value-type="string" office:string-value="133," calcext:value-type="string">
            <text:p>133,</text:p>
          </table:table-cell>
          <table:table-cell table:formula="of:=ADDCOMMA([Blad1.CJ111])" office:value-type="string" office:string-value="132," calcext:value-type="string">
            <text:p>132,</text:p>
          </table:table-cell>
          <table:table-cell table:formula="of:=ADDCOMMA([Blad1.CK111])" office:value-type="string" office:string-value="131," calcext:value-type="string">
            <text:p>131,</text:p>
          </table:table-cell>
          <table:table-cell table:formula="of:=ADDCOMMA([Blad1.CL111])" office:value-type="string" office:string-value="129," calcext:value-type="string">
            <text:p>129,</text:p>
          </table:table-cell>
          <table:table-cell table:formula="of:=ADDCOMMA([Blad1.CM111])" office:value-type="string" office:string-value="128," calcext:value-type="string">
            <text:p>128,</text:p>
          </table:table-cell>
          <table:table-cell table:formula="of:=ADDCOMMA([Blad1.CN111])" office:value-type="string" office:string-value="127," calcext:value-type="string">
            <text:p>127,</text:p>
          </table:table-cell>
          <table:table-cell table:formula="of:=ADDCOMMA([Blad1.CO111])" office:value-type="string" office:string-value="126," calcext:value-type="string">
            <text:p>126,</text:p>
          </table:table-cell>
        </table:table-row>
        <table:table-row table:style-name="ro4">
          <table:table-cell table:formula="of:=ADDCOMMA([Blad1.BV112])" office:value-type="string" office:string-value="125," calcext:value-type="string">
            <text:p>125,</text:p>
          </table:table-cell>
          <table:table-cell table:formula="of:=ADDCOMMA([Blad1.BW112])" office:value-type="string" office:string-value="124," calcext:value-type="string">
            <text:p>124,</text:p>
          </table:table-cell>
          <table:table-cell table:formula="of:=ADDCOMMA([Blad1.BX112])" office:value-type="string" office:string-value="123," calcext:value-type="string">
            <text:p>123,</text:p>
          </table:table-cell>
          <table:table-cell table:formula="of:=ADDCOMMA([Blad1.BY112])" office:value-type="string" office:string-value="122," calcext:value-type="string">
            <text:p>122,</text:p>
          </table:table-cell>
          <table:table-cell table:formula="of:=ADDCOMMA([Blad1.BZ112])" office:value-type="string" office:string-value="120," calcext:value-type="string">
            <text:p>120,</text:p>
          </table:table-cell>
          <table:table-cell table:formula="of:=ADDCOMMA([Blad1.CA112])" office:value-type="string" office:string-value="119," calcext:value-type="string">
            <text:p>119,</text:p>
          </table:table-cell>
          <table:table-cell table:formula="of:=ADDCOMMA([Blad1.CB112])" office:value-type="string" office:string-value="118," calcext:value-type="string">
            <text:p>118,</text:p>
          </table:table-cell>
          <table:table-cell table:formula="of:=ADDCOMMA([Blad1.CC112])" office:value-type="string" office:string-value="117," calcext:value-type="string">
            <text:p>117,</text:p>
          </table:table-cell>
          <table:table-cell table:formula="of:=ADDCOMMA([Blad1.CD112])" office:value-type="string" office:string-value="116," calcext:value-type="string">
            <text:p>116,</text:p>
          </table:table-cell>
          <table:table-cell table:formula="of:=ADDCOMMA([Blad1.CE112])" office:value-type="string" office:string-value="115," calcext:value-type="string">
            <text:p>115,</text:p>
          </table:table-cell>
          <table:table-cell table:formula="of:=ADDCOMMA([Blad1.CF112])" office:value-type="string" office:string-value="114," calcext:value-type="string">
            <text:p>114,</text:p>
          </table:table-cell>
          <table:table-cell table:formula="of:=ADDCOMMA([Blad1.CG112])" office:value-type="string" office:string-value="113," calcext:value-type="string">
            <text:p>113,</text:p>
          </table:table-cell>
          <table:table-cell table:formula="of:=ADDCOMMA([Blad1.CH112])" office:value-type="string" office:string-value="112," calcext:value-type="string">
            <text:p>112,</text:p>
          </table:table-cell>
          <table:table-cell table:formula="of:=ADDCOMMA([Blad1.CI112])" office:value-type="string" office:string-value="111," calcext:value-type="string">
            <text:p>111,</text:p>
          </table:table-cell>
          <table:table-cell table:formula="of:=ADDCOMMA([Blad1.CJ112])" office:value-type="string" office:string-value="110," calcext:value-type="string">
            <text:p>110,</text:p>
          </table:table-cell>
          <table:table-cell table:formula="of:=ADDCOMMA([Blad1.CK112])" office:value-type="string" office:string-value="109," calcext:value-type="string">
            <text:p>109,</text:p>
          </table:table-cell>
          <table:table-cell table:formula="of:=ADDCOMMA([Blad1.CL112])" office:value-type="string" office:string-value="108," calcext:value-type="string">
            <text:p>108,</text:p>
          </table:table-cell>
          <table:table-cell table:formula="of:=ADDCOMMA([Blad1.CM112])" office:value-type="string" office:string-value="107," calcext:value-type="string">
            <text:p>107,</text:p>
          </table:table-cell>
          <table:table-cell table:formula="of:=ADDCOMMA([Blad1.CN112])" office:value-type="string" office:string-value="106," calcext:value-type="string">
            <text:p>106,</text:p>
          </table:table-cell>
          <table:table-cell table:formula="of:=ADDCOMMA([Blad1.CO112])" office:value-type="string" office:string-value="105," calcext:value-type="string">
            <text:p>105,</text:p>
          </table:table-cell>
        </table:table-row>
        <table:table-row table:style-name="ro4">
          <table:table-cell table:formula="of:=ADDCOMMA([Blad1.BV113])" office:value-type="string" office:string-value="104," calcext:value-type="string">
            <text:p>104,</text:p>
          </table:table-cell>
          <table:table-cell table:formula="of:=ADDCOMMA([Blad1.BW113])" office:value-type="string" office:string-value="103," calcext:value-type="string">
            <text:p>103,</text:p>
          </table:table-cell>
          <table:table-cell table:formula="of:=ADDCOMMA([Blad1.BX113])" office:value-type="string" office:string-value="102," calcext:value-type="string">
            <text:p>102,</text:p>
          </table:table-cell>
          <table:table-cell table:formula="of:=ADDCOMMA([Blad1.BY113])" office:value-type="string" office:string-value="101," calcext:value-type="string">
            <text:p>101,</text:p>
          </table:table-cell>
          <table:table-cell table:formula="of:=ADDCOMMA([Blad1.BZ113])" office:value-type="string" office:string-value="100," calcext:value-type="string">
            <text:p>100,</text:p>
          </table:table-cell>
          <table:table-cell table:formula="of:=ADDCOMMA([Blad1.CA113])" office:value-type="string" office:string-value="100," calcext:value-type="string">
            <text:p>100,</text:p>
          </table:table-cell>
          <table:table-cell table:formula="of:=ADDCOMMA([Blad1.CB113])" office:value-type="string" office:string-value="99," calcext:value-type="string">
            <text:p>99,</text:p>
          </table:table-cell>
          <table:table-cell table:formula="of:=ADDCOMMA([Blad1.CC113])" office:value-type="string" office:string-value="98," calcext:value-type="string">
            <text:p>98,</text:p>
          </table:table-cell>
          <table:table-cell table:formula="of:=ADDCOMMA([Blad1.CD113])" office:value-type="string" office:string-value="97," calcext:value-type="string">
            <text:p>97,</text:p>
          </table:table-cell>
          <table:table-cell table:formula="of:=ADDCOMMA([Blad1.CE113])" office:value-type="string" office:string-value="96," calcext:value-type="string">
            <text:p>96,</text:p>
          </table:table-cell>
          <table:table-cell table:formula="of:=ADDCOMMA([Blad1.CF113])" office:value-type="string" office:string-value="95," calcext:value-type="string">
            <text:p>95,</text:p>
          </table:table-cell>
          <table:table-cell table:formula="of:=ADDCOMMA([Blad1.CG113])" office:value-type="string" office:string-value="94," calcext:value-type="string">
            <text:p>94,</text:p>
          </table:table-cell>
          <table:table-cell table:formula="of:=ADDCOMMA([Blad1.CH113])" office:value-type="string" office:string-value="93," calcext:value-type="string">
            <text:p>93,</text:p>
          </table:table-cell>
          <table:table-cell table:formula="of:=ADDCOMMA([Blad1.CI113])" office:value-type="string" office:string-value="92," calcext:value-type="string">
            <text:p>92,</text:p>
          </table:table-cell>
          <table:table-cell table:formula="of:=ADDCOMMA([Blad1.CJ113])" office:value-type="string" office:string-value="91," calcext:value-type="string">
            <text:p>91,</text:p>
          </table:table-cell>
          <table:table-cell table:formula="of:=ADDCOMMA([Blad1.CK113])" office:value-type="string" office:string-value="91," calcext:value-type="string">
            <text:p>91,</text:p>
          </table:table-cell>
          <table:table-cell table:formula="of:=ADDCOMMA([Blad1.CL113])" office:value-type="string" office:string-value="90," calcext:value-type="string">
            <text:p>90,</text:p>
          </table:table-cell>
          <table:table-cell table:formula="of:=ADDCOMMA([Blad1.CM113])" office:value-type="string" office:string-value="89," calcext:value-type="string">
            <text:p>89,</text:p>
          </table:table-cell>
          <table:table-cell table:formula="of:=ADDCOMMA([Blad1.CN113])" office:value-type="string" office:string-value="88," calcext:value-type="string">
            <text:p>88,</text:p>
          </table:table-cell>
          <table:table-cell table:formula="of:=ADDCOMMA([Blad1.CO113])" office:value-type="string" office:string-value="87," calcext:value-type="string">
            <text:p>87,</text:p>
          </table:table-cell>
        </table:table-row>
        <table:table-row table:style-name="ro4">
          <table:table-cell table:formula="of:=ADDCOMMA([Blad1.BV114])" office:value-type="string" office:string-value="86," calcext:value-type="string">
            <text:p>86,</text:p>
          </table:table-cell>
          <table:table-cell table:formula="of:=ADDCOMMA([Blad1.BW114])" office:value-type="string" office:string-value="86," calcext:value-type="string">
            <text:p>86,</text:p>
          </table:table-cell>
          <table:table-cell table:formula="of:=ADDCOMMA([Blad1.BX114])" office:value-type="string" office:string-value="85," calcext:value-type="string">
            <text:p>85,</text:p>
          </table:table-cell>
          <table:table-cell table:formula="of:=ADDCOMMA([Blad1.BY114])" office:value-type="string" office:string-value="84," calcext:value-type="string">
            <text:p>84,</text:p>
          </table:table-cell>
          <table:table-cell table:formula="of:=ADDCOMMA([Blad1.BZ114])" office:value-type="string" office:string-value="83," calcext:value-type="string">
            <text:p>83,</text:p>
          </table:table-cell>
          <table:table-cell table:formula="of:=ADDCOMMA([Blad1.CA114])" office:value-type="string" office:string-value="82," calcext:value-type="string">
            <text:p>82,</text:p>
          </table:table-cell>
          <table:table-cell table:formula="of:=ADDCOMMA([Blad1.CB114])" office:value-type="string" office:string-value="81," calcext:value-type="string">
            <text:p>81,</text:p>
          </table:table-cell>
          <table:table-cell table:formula="of:=ADDCOMMA([Blad1.CC114])" office:value-type="string" office:string-value="81," calcext:value-type="string">
            <text:p>81,</text:p>
          </table:table-cell>
          <table:table-cell table:formula="of:=ADDCOMMA([Blad1.CD114])" office:value-type="string" office:string-value="80," calcext:value-type="string">
            <text:p>80,</text:p>
          </table:table-cell>
          <table:table-cell table:formula="of:=ADDCOMMA([Blad1.CE114])" office:value-type="string" office:string-value="79," calcext:value-type="string">
            <text:p>79,</text:p>
          </table:table-cell>
          <table:table-cell table:formula="of:=ADDCOMMA([Blad1.CF114])" office:value-type="string" office:string-value="78," calcext:value-type="string">
            <text:p>78,</text:p>
          </table:table-cell>
          <table:table-cell table:formula="of:=ADDCOMMA([Blad1.CG114])" office:value-type="string" office:string-value="78," calcext:value-type="string">
            <text:p>78,</text:p>
          </table:table-cell>
          <table:table-cell table:formula="of:=ADDCOMMA([Blad1.CH114])" office:value-type="string" office:string-value="77," calcext:value-type="string">
            <text:p>77,</text:p>
          </table:table-cell>
          <table:table-cell table:formula="of:=ADDCOMMA([Blad1.CI114])" office:value-type="string" office:string-value="76," calcext:value-type="string">
            <text:p>76,</text:p>
          </table:table-cell>
          <table:table-cell table:formula="of:=ADDCOMMA([Blad1.CJ114])" office:value-type="string" office:string-value="75," calcext:value-type="string">
            <text:p>75,</text:p>
          </table:table-cell>
          <table:table-cell table:formula="of:=ADDCOMMA([Blad1.CK114])" office:value-type="string" office:string-value="75," calcext:value-type="string">
            <text:p>75,</text:p>
          </table:table-cell>
          <table:table-cell table:formula="of:=ADDCOMMA([Blad1.CL114])" office:value-type="string" office:string-value="74," calcext:value-type="string">
            <text:p>74,</text:p>
          </table:table-cell>
          <table:table-cell table:formula="of:=ADDCOMMA([Blad1.CM114])" office:value-type="string" office:string-value="73," calcext:value-type="string">
            <text:p>73,</text:p>
          </table:table-cell>
          <table:table-cell table:formula="of:=ADDCOMMA([Blad1.CN114])" office:value-type="string" office:string-value="73," calcext:value-type="string">
            <text:p>73,</text:p>
          </table:table-cell>
          <table:table-cell table:formula="of:=ADDCOMMA([Blad1.CO114])" office:value-type="string" office:string-value="72," calcext:value-type="string">
            <text:p>72,</text:p>
          </table:table-cell>
        </table:table-row>
        <table:table-row table:style-name="ro4">
          <table:table-cell table:formula="of:=ADDCOMMA([Blad1.BV115])" office:value-type="string" office:string-value="71," calcext:value-type="string">
            <text:p>71,</text:p>
          </table:table-cell>
          <table:table-cell table:formula="of:=ADDCOMMA([Blad1.BW115])" office:value-type="string" office:string-value="70," calcext:value-type="string">
            <text:p>70,</text:p>
          </table:table-cell>
          <table:table-cell table:formula="of:=ADDCOMMA([Blad1.BX115])" office:value-type="string" office:string-value="70," calcext:value-type="string">
            <text:p>70,</text:p>
          </table:table-cell>
          <table:table-cell table:formula="of:=ADDCOMMA([Blad1.BY115])" office:value-type="string" office:string-value="69," calcext:value-type="string">
            <text:p>69,</text:p>
          </table:table-cell>
          <table:table-cell table:formula="of:=ADDCOMMA([Blad1.BZ115])" office:value-type="string" office:string-value="68," calcext:value-type="string">
            <text:p>68,</text:p>
          </table:table-cell>
          <table:table-cell table:formula="of:=ADDCOMMA([Blad1.CA115])" office:value-type="string" office:string-value="68," calcext:value-type="string">
            <text:p>68,</text:p>
          </table:table-cell>
          <table:table-cell table:formula="of:=ADDCOMMA([Blad1.CB115])" office:value-type="string" office:string-value="67," calcext:value-type="string">
            <text:p>67,</text:p>
          </table:table-cell>
          <table:table-cell table:formula="of:=ADDCOMMA([Blad1.CC115])" office:value-type="string" office:string-value="66," calcext:value-type="string">
            <text:p>66,</text:p>
          </table:table-cell>
          <table:table-cell table:formula="of:=ADDCOMMA([Blad1.CD115])" office:value-type="string" office:string-value="66," calcext:value-type="string">
            <text:p>66,</text:p>
          </table:table-cell>
          <table:table-cell table:formula="of:=ADDCOMMA([Blad1.CE115])" office:value-type="string" office:string-value="65," calcext:value-type="string">
            <text:p>65,</text:p>
          </table:table-cell>
          <table:table-cell table:formula="of:=ADDCOMMA([Blad1.CF115])" office:value-type="string" office:string-value="64," calcext:value-type="string">
            <text:p>64,</text:p>
          </table:table-cell>
          <table:table-cell table:formula="of:=ADDCOMMA([Blad1.CG115])" office:value-type="string" office:string-value="64," calcext:value-type="string">
            <text:p>64,</text:p>
          </table:table-cell>
          <table:table-cell table:formula="of:=ADDCOMMA([Blad1.CH115])" office:value-type="string" office:string-value="63," calcext:value-type="string">
            <text:p>63,</text:p>
          </table:table-cell>
          <table:table-cell table:formula="of:=ADDCOMMA([Blad1.CI115])" office:value-type="string" office:string-value="63," calcext:value-type="string">
            <text:p>63,</text:p>
          </table:table-cell>
          <table:table-cell table:formula="of:=ADDCOMMA([Blad1.CJ115])" office:value-type="string" office:string-value="62," calcext:value-type="string">
            <text:p>62,</text:p>
          </table:table-cell>
          <table:table-cell table:formula="of:=ADDCOMMA([Blad1.CK115])" office:value-type="string" office:string-value="61," calcext:value-type="string">
            <text:p>61,</text:p>
          </table:table-cell>
          <table:table-cell table:formula="of:=ADDCOMMA([Blad1.CL115])" office:value-type="string" office:string-value="61," calcext:value-type="string">
            <text:p>61,</text:p>
          </table:table-cell>
          <table:table-cell table:formula="of:=ADDCOMMA([Blad1.CM115])" office:value-type="string" office:string-value="60," calcext:value-type="string">
            <text:p>60,</text:p>
          </table:table-cell>
          <table:table-cell table:formula="of:=ADDCOMMA([Blad1.CN115])" office:value-type="string" office:string-value="60," calcext:value-type="string">
            <text:p>60,</text:p>
          </table:table-cell>
          <table:table-cell table:formula="of:=ADDCOMMA([Blad1.CO115])" office:value-type="string" office:string-value="59," calcext:value-type="string">
            <text:p>59,</text:p>
          </table:table-cell>
        </table:table-row>
        <table:table-row table:style-name="ro4">
          <table:table-cell table:formula="of:=ADDCOMMA([Blad1.BV116])" office:value-type="string" office:string-value="59," calcext:value-type="string">
            <text:p>59,</text:p>
          </table:table-cell>
          <table:table-cell table:formula="of:=ADDCOMMA([Blad1.BW116])" office:value-type="string" office:string-value="56," calcext:value-type="string">
            <text:p>56,</text:p>
          </table:table-cell>
          <table:table-cell table:formula="of:=ADDCOMMA([Blad1.BX116])" office:value-type="string" office:string-value="53," calcext:value-type="string">
            <text:p>53,</text:p>
          </table:table-cell>
          <table:table-cell table:formula="of:=ADDCOMMA([Blad1.BY116])" office:value-type="string" office:string-value="50," calcext:value-type="string">
            <text:p>50,</text:p>
          </table:table-cell>
          <table:table-cell table:formula="of:=ADDCOMMA([Blad1.BZ116])" office:value-type="string" office:string-value="47," calcext:value-type="string">
            <text:p>47,</text:p>
          </table:table-cell>
          <table:table-cell table:formula="of:=ADDCOMMA([Blad1.CA116])" office:value-type="string" office:string-value="43," calcext:value-type="string">
            <text:p>43,</text:p>
          </table:table-cell>
          <table:table-cell table:formula="of:=ADDCOMMA([Blad1.CB116])" office:value-type="string" office:string-value="40," calcext:value-type="string">
            <text:p>40,</text:p>
          </table:table-cell>
          <table:table-cell table:formula="of:=ADDCOMMA([Blad1.CC116])" office:value-type="string" office:string-value="38," calcext:value-type="string">
            <text:p>38,</text:p>
          </table:table-cell>
          <table:table-cell table:formula="of:=ADDCOMMA([Blad1.CD116])" office:value-type="string" office:string-value="36," calcext:value-type="string">
            <text:p>36,</text:p>
          </table:table-cell>
          <table:table-cell table:formula="of:=ADDCOMMA([Blad1.CE116])" office:value-type="string" office:string-value="33," calcext:value-type="string">
            <text:p>33,</text:p>
          </table:table-cell>
          <table:table-cell table:formula="of:=ADDCOMMA([Blad1.CF116])" office:value-type="string" office:string-value="30," calcext:value-type="string">
            <text:p>30,</text:p>
          </table:table-cell>
          <table:table-cell table:formula="of:=ADDCOMMA([Blad1.CG116])" office:value-type="string" office:string-value="27," calcext:value-type="string">
            <text:p>27,</text:p>
          </table:table-cell>
          <table:table-cell table:formula="of:=ADDCOMMA([Blad1.CH116])" office:value-type="string" office:string-value="25," calcext:value-type="string">
            <text:p>25,</text:p>
          </table:table-cell>
          <table:table-cell table:formula="of:=ADDCOMMA([Blad1.CI116])" office:value-type="string" office:string-value="22," calcext:value-type="string">
            <text:p>22,</text:p>
          </table:table-cell>
          <table:table-cell table:formula="of:=ADDCOMMA([Blad1.CJ116])" office:value-type="string" office:string-value="20," calcext:value-type="string">
            <text:p>20,</text:p>
          </table:table-cell>
          <table:table-cell table:formula="of:=ADDCOMMA([Blad1.CK116])" office:value-type="string" office:string-value="18," calcext:value-type="string">
            <text:p>18,</text:p>
          </table:table-cell>
          <table:table-cell table:formula="of:=ADDCOMMA([Blad1.CL116])" office:value-type="string" office:string-value="16," calcext:value-type="string">
            <text:p>16,</text:p>
          </table:table-cell>
          <table:table-cell table:formula="of:=ADDCOMMA([Blad1.CM116])" office:value-type="string" office:string-value="13," calcext:value-type="string">
            <text:p>13,</text:p>
          </table:table-cell>
          <table:table-cell table:formula="of:=ADDCOMMA([Blad1.CN116])" office:value-type="string" office:string-value="10," calcext:value-type="string">
            <text:p>10,</text:p>
          </table:table-cell>
          <table:table-cell table:formula="of:=ADDCOMMA([Blad1.CO116])" office:value-type="string" office:string-value="8," calcext:value-type="string">
            <text:p>8,</text:p>
          </table:table-cell>
        </table:table-row>
        <table:table-row table:style-name="ro4">
          <table:table-cell table:formula="of:=ADDCOMMA([Blad1.BV117])" office:value-type="string" office:string-value="6," calcext:value-type="string">
            <text:p>6,</text:p>
          </table:table-cell>
          <table:table-cell table:formula="of:=ADDCOMMA([Blad1.BW117])" office:value-type="string" office:string-value="3," calcext:value-type="string">
            <text:p>3,</text:p>
          </table:table-cell>
          <table:table-cell table:formula="of:=ADDCOMMA([Blad1.BX117])" office:value-type="string" office:string-value="0," calcext:value-type="string">
            <text:p>0,</text:p>
          </table:table-cell>
          <table:table-cell table:number-columns-repeated="17"/>
        </table:table-row>
        <table:table-row table:style-name="ro4" table:number-rows-repeated="1048465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  <table:database-ranges>
        <table:database-range table:name="__Anonymous_Sheet_DB__0" table:target-range-address="Blad1.F347:Blad1.J35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number:number-style style:name="N120">
      <number:number number:decimal-places="4" loext:min-decimal-places="4" number:min-integer-digits="1"/>
    </number:number-style>
    <number:percentage-style style:name="N121">
      <number:number number:decimal-places="4" loext:min-decimal-places="4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-00-0000</text:date>, <text:time style:data-style-name="N2" text:time-value="18:30:13.14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0:13:28.922000000</meta:creation-date>
    <dc:date>2016-02-04T18:39:47.291000000</dc:date>
    <meta:editing-duration>PT2H55M21S</meta:editing-duration>
    <meta:editing-cycles>25</meta:editing-cycles>
    <meta:generator>LibreOffice/5.0.4.2$Windows_x86 LibreOffice_project/2b9802c1994aa0b7dc6079e128979269cf95bc78</meta:generator>
    <meta:document-statistic meta:table-count="3" meta:cell-count="1423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    Function PINTERP(xtab, ytab, x, Optional Linear)
    '
    ' PINTERP Version 1.0.0
    '
    ' OpenOffice.org Calc BASIC Spreadsheet Interpolation Macro
    '
    ' Copyright (C) 2010  Eric J. Geyer
    '
    ' This PINTERP function is free software: you can redistribute it
    ' and/or modify it under the terms of the GNU Lesser General Public
    ' License as published by the Free Software Foundation, either
    ' version 3 of the License, or (at your option) any later version.
    '
    ' This program is distributed in the hope that it will be useful,
    ' but WITHOUT ANY WARRANTY; without even the implied warranty of
    ' MERCHANTABILITY or FITNESS FOR A PARTICULAR PURPOSE.  See the
    ' GNU Lesser General Public License for more details.
    '
    ' You should have received a copy of the GNU Lesser General Public License
    ' along with this program.  If not, see &lt;http://www.gnu.org/licenses/&gt;.
    '
    ' Eric J. Geyer
    ' geyerej@gmail.com
    ' 405 Lippershey Ct.
    ' Cary, NC 27513
    '
    ' Input:
    '   xtab:  array of n x values
    '   ytab:  array of n y values
    '      x:  interpolant
    ' Linear:  optional boolean; forces linear interpolation if &gt;0
    '
    ' Output:
    '      y:  interpolated y at x
    '
    ' Interpolation method:
    '     n=2: linear
    '     n=3: quadratic
    '     n&gt;3: average of two possible quadratics through nearest 4 local points
    '  Linear: linear if optional Linear argument is true
    '
    ' Cubic spline not used due to spreadsheet macro run time issues.
    ' Calculation time is prohibitive if calls to such a macro were copied to a
    ' very large number of spreadsheet cells with potential for different table
    ' input on each call, because this would require solving the spline matrix
    ' for every call.  A simple average of the two possible quadratics through
    ' the nearest 4 local points (excepting single quadratic for end intervals)
    ' is nearly as good (i.e., cubic for equal spaced interior points), without
    ' this run time penalty.
    '
    Dim coltables, descending As Boolean
    Dim nx, lo, hi, mid, nquad As Long
    Dim quad, b1, b2 As Double
    Dim delhilo, dellolo1, delhilo1, delhi1hi,delhi1lo As Double
    '
    ' Default is more accurate quadratic interpolation
    ' Linear interpolation is for exceptional cases only
    '
    If IsMissing(Linear) Then Linear=0
    '
    ' Determine if input tables are in columns or rows
    '
    coltables=(UBound(xtab,1)&gt; UBound(xtab,2))
    '
    If (coltables) Then
    '
    ' Data tables are arranged in columns
    '
    ' Check Input Data
    ' Avoid loop counting data as it is inefficient for large tables
    '
      nx=UBound(xtab,1)
      If (nx&lt;2) Then
        PINTERP="Error: nX&lt;2"
        Exit Function
      End If
    '
      If (nx&lt;&gt;UBound(ytab,1)) Then
        PINTERP="Error: nX&lt;&gt;nY"
        Exit Function
      End If
    '
    ' Allow limited extrapolation
    '
      If (((xtab(1,1)-x(1,1))/(xtab(2,1)-xtab(1,1))) &gt;0.20 or _
      ((x(1,1)-xtab(nx,1))/(xtab(nx,1)-xtab(nx-1,1)))&gt;0.20) Then
        PINTERP="Error: &gt;20% extrapolation"
        Exit Function
      End If
    '
    ' Locate interval containing x with bisection
    ' Run time is very important for huge spreadsheet tables:
    '  a) Do not test for table order(via descending Xor...) inside Loop
    '  b) Do not check equality inside Loop
    ' Run time is not important at all for small tables:
    '  a) Accept 1 extra iteration to avoid equality check in loop
    '
      descending=(xtab(1,1)&gt;xtab(nx,1))
      lo=1
      hi=nX
      If (descending) Then
        Do While (lo&lt;hi)
          'do not use average to avoid addition overflow; note backslash integer divide
          mid=lo+(hi-lo)\2
          If (x(1,1)&lt;xtab(mid,1)) Then
            lo=mid+1
          Else
            hi=mid
          End If
        Loop
      Else
        Do While (lo&lt;hi)
          'note no averaging to prevent addition overflow; and backslash integer divide
          mid=lo+(hi-lo)\2
          If (x(1,1)&gt;xtab(mid,1)) Then
            lo=mid+1
          Else
            hi=mid
          End If
        Loop
      End If
      If (descending Xor (x(1,1)&gt;xtab(1,1))) Then
        lo=hi-1
      Else
        hi=lo+1
      End If
    '
    ' Check for divide by zero and save result for re-use.
    '
      delhilo=(xtab(hi,1)-xtab(lo,1))
      If (delhilo=0) Then
        PINTERP="Error: Equal X values"
        Exit Function
      End If
    '
    ' Linear for 2 points
    '
      If nx&lt;3 or Linear Then
        PINTERP=ytab(lo,1)+(x(1,1)-xtab(lo,1))/delhilo*(ytab(hi,1)-ytab(lo,1))
        Exit Function
      End IF
    '
    ' Compute possible Newton quadratic polynomials
    '
      nquad=0
      quad=0
      If lo&gt;1 Then
    '
        dellolo1=(xtab(lo,1)-xtab(lo-1,1))
        If (dellolo1=0) Then
          PINTERP="Error: Equal X values"
          Exit Function
        End If
    '
        delhilo1=(xtab(hi,1)-xtab(lo-1,1))
        If (delhilo1=0) Then
          PINTERP="Error: Equal X values"
          Exit Function
        End If
    '
        b1=(ytab(lo,1)-ytab(lo-1,1))/dellolo1
        b2=((ytab(hi,1)-ytab(lo,1))/delhilo-b1)/delhilo1
        quad=ytab(lo-1,1)+b1*(x(1,1)-xtab(lo-1,1))+b2*(x(1,1)-xtab(lo-1,1))*(x(1,1)-xtab(lo,1))
        nquad=nquad+1
      End If
      If hi&lt;nx Then
    '
        delhi1hi=(xtab(hi+1,1)-xtab(hi,1))
        If (delhi1hi=0) Then
          PINTERP="Error: Equal X values"
          Exit Function
        End If
    '
        delhi1lo=(xtab(hi+1,1)-xtab(lo,1))
        If (delhi1lo=0) Then
          PINTERP="Error: Equal X values"
          Exit Function
        End If
    ' 
        b1=(ytab(hi,1)-ytab(lo,1))/delhilo
        b2=((ytab(hi+1,1)-ytab(hi,1))/delhi1hi-b1)/delhi1lo
        quad=quad+ytab(lo,1)+b1*(x(1,1)-xtab(lo,1))+b2*(x(1,1)-xtab(lo,1))*(x(1,1)-xtab(hi,1))
        nquad=nquad+1
      End If
    '
      PINTERP=quad/nquad
    Else
    '
    ' Data tables are arranged in rows
    '
    ' Check Input Data
    ' Avoid loop counting data as it is inefficient for large tables
    '
      nx=UBound(xtab,2)
      If (nx&lt;2) Then
        PINTERP="Error: nX&lt;2"
        Exit Function
      End If
    '
      If (nx&lt;&gt;UBound(ytab,2)) Then
        PINTERP="Error: nX&lt;&gt;nY"
        Exit Function
      End If
    '
    ' Allow limited extrapolation
    '
      If (((xtab(1,1)-x(1,1))/(xtab(1,2)-xtab(1,1))) &gt;0.20 or _
      ((x(1,1)-xtab(1,nx))/(xtab(1,nx)-xtab(1,nx-1)))&gt;0.20) Then
        PINTERP="Error: &gt;20% extrapolation"
        Exit Function
      End If
    '
    ' Locate interval containing x with bisection
    ' Run time is very important for huge spreadsheet tables:
    '  a) Do not test for table order(via descending Xor...) inside Loop
    '  b) Do not check equality inside Loop
    ' Run time is not important at all for small tables:
    '  a) Accept 1 extra iteration to avoid equality check in loop
    '
      descending=(xtab(1,1)&gt;xtab(1,nx))
      lo=1
      hi=nX
      If (descending) Then
        Do While (lo&lt;hi)
          'do not use average to avoid addition overflow; note backslash integer divide
          mid=lo+(hi-lo)\2
          If (x(1,1)&lt;xtab(1,mid)) Then
            lo=mid+1
          Else
            hi=mid
          End If
        Loop
      Else
        Do While (lo&lt;hi)
          'note no averaging to prevent addition overflow; and backslash integer divide
          mid=lo+(hi-lo)\2
          If (x(1,1)&gt;xtab(1,mid)) Then
            lo=mid+1
          Else
            hi=mid
          End If
        Loop
      End If
      If (descending Xor (x(1,1)&gt;xtab(1,1))) Then
        lo=hi-1
      Else
        hi=lo+1
      End If
    '
    ' Check for divide by zero and save result for re-use.
    '
      delhilo=(xtab(1,hi)-xtab(1,lo))
      If (delhilo=0) Then
        PINTERP="Error: Equal X values"
        Exit Function
      End If
    '
    ' Linear for 2 points
    '
      If nx&lt;3 or Linear Then
        PINTERP=ytab(1,lo)+(x(1,1)-xtab(1,lo))/delhilo*(ytab(1,hi)-ytab(1,lo))
        Exit Function
      End IF
    '
    ' Compute possible Newton quadratic polynomials
    '
      nquad=0
      quad=0
      If lo&gt;1 Then
    '
        dellolo1=(xtab(1,lo)-xtab(1,lo-1))
        If (dellolo1=0) Then
          PINTERP="Error: Equal X values"
          Exit Function
        End If
    '
        delhilo1=(xtab(1,hi)-xtab(1,lo-1))
        If (delhilo1=0) Then
          PINTERP="Error: Equal X values"
          Exit Function
        End If
    '
        b1=(ytab(1,lo)-ytab(1,lo-1))/dellolo1
        b2=((ytab(1,hi)-ytab(1,lo))/delhilo-b1)/delhilo1
        quad=ytab(1,lo-1)+b1*(x(1,1)-xtab(1,lo-1))+b2*(x(1,1)-xtab(1,lo-1))*(x(1,1)-xtab(1,lo))
        nquad=nquad+1
      End If
      If hi&lt;nx Then
    '
        delhi1hi=(xtab(1,hi+1)-xtab(1,hi))
        If (delhi1hi=0) Then
          PINTERP="Error: Equal X values"
          Exit Function
        End If
    '
        delhi1lo=(xtab(1,hi+1)-xtab(1,lo))
        If (delhi1lo=0) Then
          PINTERP="Error: Equal X values"
          Exit Function
        End If
    ' 
        b1=(ytab(1,hi)-ytab(1,lo))/delhilo
        b2=((ytab(1,hi+1)-ytab(1,hi))/delhi1hi-b1)/delhi1lo
        quad=quad+ytab(1,lo)+b1*(x(1,1)-xtab(1,lo))+b2*(x(1,1)-xtab(1,lo))*(x(1,1)-xtab(1,hi))
        nquad=nquad+1
      End If
    '
      PINTERP=quad/nquad
    End If
    End Function
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
End Sub

Public Function AddComma(n)

AddComma = Format(n, "##0") + ","

End Function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